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fr" fo:country="CH"/>
    </style:style>
    <style:style style:name="P3" style:family="paragraph" style:parent-style-name="Standard">
      <style:text-properties fo:language="en" fo:country="US"/>
    </style:style>
    <style:style style:name="P4" style:family="paragraph" style:parent-style-name="Heading_20_1">
      <style:text-properties fo:language="en" fo:country="US"/>
    </style:style>
    <style:style style:name="P5" style:family="paragraph" style:parent-style-name="Standard" style:master-page-name="Standard">
      <style:paragraph-properties style:page-number="auto"/>
      <style:text-properties fo:font-size="16pt" fo:language="en" fo:country="GB" style:text-underline-style="solid" style:text-underline-width="auto" style:text-underline-color="font-color" officeooo:rsid="000b2b91" style:font-size-asian="16pt" style:font-size-complex="16pt"/>
    </style:style>
    <style:style style:name="P6" style:family="paragraph" style:parent-style-name="Standard">
      <style:text-properties fo:font-size="12pt" fo:language="en" fo:country="GB" style:text-underline-style="none" style:font-size-asian="12pt" style:font-size-complex="12pt"/>
    </style:style>
    <style:style style:name="P7" style:family="paragraph" style:parent-style-name="Standard">
      <style:text-properties fo:font-size="12pt" fo:language="en" fo:country="GB" style:text-underline-style="none" officeooo:rsid="000b2b91" officeooo:paragraph-rsid="000b2b91" style:font-size-asian="12pt" style:font-size-complex="12pt"/>
    </style:style>
    <style:style style:name="P8" style:family="paragraph" style:parent-style-name="Standard">
      <style:text-properties fo:font-size="16pt" fo:language="en" fo:country="GB" style:text-underline-style="solid" style:text-underline-width="auto" style:text-underline-color="font-color" style:font-size-asian="16pt" style:font-size-complex="16pt"/>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10" style:family="paragraph" style:parent-style-name="Standard">
      <style:text-properties fo:language="en" fo:country="GB"/>
    </style:style>
    <style:style style:name="P11" style:family="paragraph" style:parent-style-name="Standard">
      <style:text-properties fo:language="en" fo:country="GB" fo:font-style="italic" style:font-style-asian="italic" style:font-style-complex="italic"/>
    </style:style>
    <style:style style:name="P12" style:family="paragraph" style:parent-style-name="Standard">
      <style:text-properties fo:language="fr" fo:country="CH"/>
    </style:style>
    <style:style style:name="P13" style:family="paragraph" style:parent-style-name="Standard">
      <style:text-properties fo:font-size="18pt" fo:language="en" fo:country="GB" style:text-underline-style="solid" style:text-underline-width="auto" style:text-underline-color="font-color" fo:font-weight="bold" style:font-size-asian="18pt" style:font-weight-asian="bold" style:font-size-complex="18pt"/>
    </style:style>
    <style:style style:name="P14" style:family="paragraph" style:parent-style-name="Standard">
      <style:text-properties fo:font-size="20pt" fo:language="en" fo:country="GB" style:text-underline-style="solid" style:text-underline-width="auto" style:text-underline-color="font-color" fo:font-weight="bold" style:font-size-asian="20pt" style:font-weight-asian="bold" style:font-size-complex="20pt"/>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language="en" fo:country="US"/>
    </style:style>
    <style:style style:name="P17" style:family="paragraph" style:parent-style-name="Standard">
      <style:text-properties fo:language="en" fo:country="US" fo:font-style="italic" style:font-style-asian="italic" style:font-style-complex="italic"/>
    </style:style>
    <style:style style:name="P18" style:family="paragraph" style:parent-style-name="Standard">
      <style:text-properties fo:font-size="14pt" fo:language="en" fo:country="GB" fo:font-weight="bold" style:font-size-asian="14pt" style:font-weight-asian="bold" style:font-weight-complex="bold"/>
    </style:style>
    <style:style style:name="P19" style:family="paragraph" style:parent-style-name="Standard">
      <style:text-properties fo:font-size="14pt" fo:font-weight="bold" style:font-size-asian="14pt" style:font-weight-asian="bold" style:font-weight-complex="bold"/>
    </style:style>
    <style:style style:name="P20" style:family="paragraph" style:parent-style-name="Standard">
      <style:text-properties fo:font-size="14pt" fo:language="en" fo:country="US" fo:font-weight="bold" style:font-size-asian="14pt" style:font-weight-asian="bold" style:font-weight-complex="bold"/>
    </style:style>
    <style:style style:name="P21" style:family="paragraph" style:parent-style-name="Standard">
      <style:text-properties fo:language="fr" fo:country="FR"/>
    </style:style>
    <style:style style:name="P22" style:family="paragraph" style:parent-style-name="Standard">
      <style:text-properties fo:language="it" fo:country="IT"/>
    </style:style>
    <style:style style:name="P23" style:family="paragraph" style:parent-style-name="Heading_20_1">
      <style:text-properties fo:language="en" fo:country="GB"/>
    </style:style>
    <style:style style:name="P24" style:family="paragraph" style:parent-style-name="Heading_20_1">
      <style:text-properties fo:language="de" fo:country="CH"/>
    </style:style>
    <style:style style:name="P25" style:family="paragraph" style:parent-style-name="Heading_20_1">
      <style:text-properties fo:language="en" fo:country="US"/>
    </style:style>
    <style:style style:name="P26" style:family="paragraph" style:parent-style-name="Heading_20_2">
      <style:text-properties fo:language="en" fo:country="US"/>
    </style:style>
    <style:style style:name="P27" style:family="paragraph" style:parent-style-name="Heading_20_2">
      <style:text-properties fo:language="de" fo:country="CH"/>
    </style:style>
    <style:style style:name="P28" style:family="paragraph" style:parent-style-name="Heading_20_2">
      <style:text-properties fo:language="en" fo:country="GB"/>
    </style:style>
    <style:style style:name="T1" style:family="text">
      <style:text-properties fo:language="en" fo:country="GB"/>
    </style:style>
    <style:style style:name="T2" style:family="text">
      <style:text-properties fo:language="fr" fo:country="CH"/>
    </style:style>
    <style:style style:name="T3" style:family="text">
      <style:text-properties fo:language="en" fo:country="US"/>
    </style:style>
    <style:style style:name="T4" style:family="text">
      <style:text-properties fo:language="fr" fo:country="FR"/>
    </style:style>
    <style:style style:name="T5" style:family="text">
      <style:text-properties fo:language="it" fo:country="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ummary</text:p>
      <text:p text:style-name="P7">This file contains the code of most of the files of this folder. It is just uses by me to look for nice code samples. Because it has over 750 pages, it might take a while to open it, especially over the internet. </text:p>
      <text:p text:style-name="P6"/>
      <text:p text:style-name="P8">File: CompilationOfMacros_V2-1</text:p>
      <text:p text:style-name="P1"/>
      <text:p text:style-name="P1">Sub Start_ReportPreparation()</text:p>
      <text:p text:style-name="P1">'Author: Roland Benz, Project Management Excellence</text:p>
      <text:p text:style-name="P1">'Date: 26.9.2011</text:p>
      <text:p text:style-name="P1">'Input: "ExpectedLayout", "PIsEAC" , "ActivityEAC", "ResourceReport"</text:p>
      <text:p text:style-name="P1">'Output:</text:p>
      <text:p text:style-name="P1"><text:s text:c="4"/>'"PIsEAC_FV" , "ActivityEAC_FV", "ResourceReport_FV"</text:p>
      <text:p text:style-name="P1"><text:s text:c="4"/>'"RD_MasterDataSet"</text:p>
      <text:p text:style-name="P1">'Objective:</text:p>
      <text:p text:style-name="P1"><text:s text:c="4"/>'This Sub contains and starts all procedures necessary to postprocess</text:p>
      <text:p text:style-name="P1"><text:s text:c="4"/>'the input and to prepare the output dataset "RD_MasterDataSet".</text:p>
      <text:p text:style-name="P1">'Main tasks:</text:p>
      <text:p text:style-name="P1"><text:s text:c="4"/>'*** <text:s/>****</text:p>
      <text:p text:style-name="P1">'Duration on my laptop:</text:p>
      <text:p text:style-name="P1">'Remarks:</text:p>
      <text:p text:style-name="P1">'Program:</text:p>
      <text:p text:style-name="P1"/>
      <text:p text:style-name="P1">'***********************************************************************************************************************************************************</text:p>
      <text:p text:style-name="P1">'0. Preparation (Code in Module2)</text:p>
      <text:p text:style-name="P1">'***********************************************************************************************************************************************************</text:p>
      <text:p text:style-name="P1"/>
      <text:p text:style-name="P1">'Set the workbook path</text:p>
      <text:p text:style-name="P1">Dim WBName As String, WBPath As String, Wb As Workbook</text:p>
      <text:p text:style-name="P1">WBName = "RD.xlsb"</text:p>
      <text:p text:style-name="P1">WBPath = "C:\Users\t740698\Desktop\"</text:p>
      <text:p text:style-name="P1">Call z_OpenAndActivateWb(WBName, WBPath, Wb)</text:p>
      <text:p text:style-name="P1"/>
      <text:p text:style-name="P1">'Create a flat value copy of the input files</text:p>
      <text:p text:style-name="P1">'Copy, Paste, Rename "PIsEAC" as "PIsEAC_FV"</text:p>
      <text:p text:style-name="P1">'Copy, Paste, Rename "ActivityEAC" as "ActivityEAC_FV"</text:p>
      <text:p text:style-name="P1">'Copy, Paste, Rename "ResourceReport" as "ResourceReport_FV"</text:p>
      <text:p text:style-name="P1">If 0 Then</text:p>
      <text:p text:style-name="P1"><text:s text:c="4"/>Call z_ShNewFlatValueCopy("PIsEAC", "PIsEAC_FV", "End")</text:p>
      <text:p text:style-name="P1"><text:s text:c="4"/>With ActiveWorkbook.Sheets(Sh_Source).Tab</text:p>
      <text:p text:style-name="P1"><text:s text:c="8"/>.Color = RGB(0, 255, 255)</text:p>
      <text:p text:style-name="P1"><text:s text:c="8"/>.TintAndShade = 0</text:p>
      <text:p text:style-name="P1"><text:s text:c="4"/>End With</text:p>
      <text:p text:style-name="P1"><text:s text:c="4"/>Call z_ShNewFlatValueCopy("ActivityEAC", "ActivityEAC_FV", "End")</text:p>
      <text:p text:style-name="P1"><text:s text:c="4"/>With ActiveWorkbook.Sheets(Sh_Source).Tab</text:p>
      <text:p text:style-name="P1"><text:s text:c="8"/>.Color = RGB(0, 255, 255)</text:p>
      <text:p text:style-name="P1"><text:s text:c="8"/>.TintAndShade = 0</text:p>
      <text:p text:style-name="P1"><text:s text:c="4"/>End With</text:p>
      <text:p text:style-name="P1"><text:s text:c="4"/>Call z_ShNewFlatValueCopy("ResourceReport", "ResourceReport_FV", "End")</text:p>
      <text:p text:style-name="P1"><text:soft-page-break/><text:s text:c="4"/>With ActiveWorkbook.Sheets(Sh_Source).Tab</text:p>
      <text:p text:style-name="P1"><text:s text:c="8"/>.Color = RGB(0, 255, 255)</text:p>
      <text:p text:style-name="P1"><text:s text:c="8"/>.TintAndShade = 0</text:p>
      <text:p text:style-name="P1"><text:s text:c="4"/>End With</text:p>
      <text:p text:style-name="P1">End If</text:p>
      <text:p text:style-name="P1"/>
      <text:p text:style-name="P1">'Delete "PIsEAC", "ActivityEAC", "ResourceReport" spreadsheets</text:p>
      <text:p text:style-name="P1">If 0 Then</text:p>
      <text:p text:style-name="P1"><text:s text:c="4"/>Call z_ShDelete("PIsEAC", "ActivityEAC", "ResourceReport")</text:p>
      <text:p text:style-name="P1">End If</text:p>
      <text:p text:style-name="P1"/>
      <text:p text:style-name="P1">'Check the column names and positions</text:p>
      <text:p text:style-name="P1">If 0 Then '(no longer needed!)</text:p>
      <text:p text:style-name="P1"><text:s text:c="4"/>'Call LayoutCheck</text:p>
      <text:p text:style-name="P1">End If</text:p>
      <text:p text:style-name="P1"/>
      <text:p text:style-name="P1">'***********************************************************************************************************************************************************</text:p>
      <text:p text:style-name="P1">'1. Copy columns (Code in Module2)</text:p>
      <text:p text:style-name="P1">'***********************************************************************************************************************************************************</text:p>
      <text:p text:style-name="P1"/>
      <text:p text:style-name="P1">'Create the new spreadsheet "RD_MasterDataSet"</text:p>
      <text:p text:style-name="P1">If 0 Then</text:p>
      <text:p text:style-name="P1"><text:s text:c="4"/>Call z_ShNew("RD_MasterDataSet1", "Begin")</text:p>
      <text:p text:style-name="P1">End If</text:p>
      <text:p text:style-name="P1"/>
      <text:p text:style-name="P1">'Define the column names for the spreadsheet</text:p>
      <text:p text:style-name="P1">Dim ShMaster_ColNames As Variant</text:p>
      <text:p text:style-name="P1">ShMaster_ColNames = Array( _</text:p>
      <text:p text:style-name="P1">"PiIdentifier", "ActivityIdentifier", "SyngentaPortfolioLevel1", "SyngentaPortfolioLevel2", "PIPortfolioLevel3", "SyngentaPortfolio", "SyngentaProgram", "IsConfidential", "PiStatus", "PortfolioType", "PiSubType", "PiTitle", "PiManager", "PiSponsor", "PiResponsibility", "PiLabel", "PiStage", "LastGatePassed", "PiScope", "PiCustomer", "PiInvestmentCategory", "PiMarketSegment", "PiIndicatorSchedule", "PiIndicatorBudget", "PiIndicatorScope", "PiIndicatorQuality", "ReasonForDeviationScope", "ReasonForDeviationSchedule", "ReasonForDeviationQuality", _</text:p>
      <text:p text:style-name="P1">"ReasonForDeviationBudget", "PiLeadAi", "ListOfPiGrouping", "PiListOfActiveIngredients", "PiListOfCrops", "PiListOfCropsGroup", "PiListOfRegions", "PiListOfCountries", "PiGeography", "PiListOfProductFunctions", "PiPurchaseOrder", "PlanningItemName", "ActivityDescription", "ActivityType", "TaskTitle", "ListOfTaskCustomers", "Customer %", "TaskLocation", "TaskStatus", "WbsElement", "TaskContact", "ActivityComment", "LegacyTaskIdentifier", "Duration", "ExpectedFinishExport", "PlannedStart", "PlannedFinishExport", "ActualStart", "ActualFinishExport", "StartNoEarlierThan", _</text:p>
      <text:p text:style-name="P1">"FinishNoLaterThanExport", "AssignedResourcesWithLoad", "AssignedResourcesWithRate", "ResourceGroupDescription", "ResourceDescription", "RoleDescrioption", "TotalNpv", "SalesPeak", "BcRequired", "EtcTrialsFullCosts2010", "EtcTrialsFullCosts2011", "EtcTrialsFullCosts2012", "EtcTrialsFullCosts2013", "EtcTrialsFullCosts2014", "EtcTrialsFullCosts", "EtcSdFullCosts2010", "EtcSdFullCosts2011", "EtcSdFullCosts2012", "EtcSdFullCosts2013", "EtcSdFullCosts2014", "EtcSdFullCosts", "EtcOther2010", "EtcOther2011", "EtcOther2012", "EtcOther2013", "EtcOther2014", "EtcOther", "EtcFullCosts2010", "EtcFullCosts2011", "EtcFullCosts2012", _</text:p>
      <text:p text:style-name="Standard"><text:span text:style-name="T1">"EtcFullCosts2013", "EtcFullCosts2014", "EtcFullCosts", "EtcExt2010", "EtcExt2011", "EtcExt2012", "EtcExt2013", "EtcExt2014", "EtcExt", "EtcTrials2010", "EtcTrials2011", "EtcTrials2012", "EtcTrials2013", "EtcTrials2014", "EtcTrials", "EtcSd2010", "EtcSd2011", "EtcSd2012", "EtcSd2013", </text:span><text:soft-page-break/><text:span text:style-name="T1">"EtcSd2014", "EtcSd", "EacTrialsFullCosts2010", "EacTrialsFullCosts2011", "EacTrialsFullCosts2012", "EacTrialsFullCosts2013", "EacTrialsFullCosts2014", "EacTrialsFullCosts", "EacSdFullCosts2010", "EacSdFullCosts2011", "EacSdFullCosts2012", _</text:span></text:p>
      <text:p text:style-name="P1">"EacSdFullCosts2013", "EacSdFullCosts2014", "EacSdFullCosts", "EacOther2010", "EacOther2011", "EacOther2012", "EacOther2013", "EacOther2014", "EacOther", "EacFullCosts2010", "EacFullCosts2011", "EacFullCosts2012", "EacFullCosts2013", "EacFullCosts2014", "EacFullCosts", "EacExt2010", "EacExt2011", "EacExt2012", "EacExt2013", "EacExt2014", "EacExt", "EacTrials2010", "EacTrials2011", "EacTrials2012", "EacTrials2013", "EacTrials2014", "EacTrials", "EacSd2010", "EacSd2011", "EacSd2012", _</text:p>
      <text:p text:style-name="P1">"EacSd2013", "EacSd2014", "EacSd", "AcTrialsFullCosts2010", "AcTrialsFullCosts2011", "AcTrialsFullCosts2012", "AcTrialsFullCosts2013", "AcTrialsFullCosts2014", "AcTrialsFullCosts", "AcSdFullCosts2010", "AcSdFullCosts2011", "AcSdFullCosts2012", "AcSdFullCosts2013", "AcSdFullCosts2014", "AcSdFullCosts", "AcOther2010", "AcOther2011", "AcOther2012", "AcOther2013", "AcOther2014", "AcOther", "AcFullCosts2010", "AcFullCosts2011", "AcFullCosts2012", "AcFullCosts2013", "AcFullCosts2014", "AcFullCosts", "AcExt2010", "AcExt2011", "AcExt2012", _</text:p>
      <text:p text:style-name="P1">"AcExt2013", "AcExt2014", "AcExt", "AcTrials2010", "AcTrials2011", "AcTrials2012", "AcTrials2013", "AcTrials2014", "AcTrials", "AcSd2010", "AcSd2011", "AcSd2012", "AcSd2013", "AcSd2014", "AcSd")</text:p>
      <text:p text:style-name="P1"/>
      <text:p text:style-name="P1">'Add the column names to the spreadsheet</text:p>
      <text:p text:style-name="P1">If 0 Then</text:p>
      <text:p text:style-name="P1"><text:s text:c="4"/>Call z_AddColNames(ShMaster_ColNames, "RD_MasterDataSet1", 1, Wb)</text:p>
      <text:p text:style-name="P1">End If</text:p>
      <text:p text:style-name="P1"/>
      <text:p text:style-name="P1">'***********************************************************************************************************************************************************</text:p>
      <text:p text:style-name="P1">'2. Copy columns (Code in Module3)</text:p>
      <text:p text:style-name="P1">'***********************************************************************************************************************************************************</text:p>
      <text:p text:style-name="P1"/>
      <text:p text:style-name="P1">'Create the new spreadsheet "Log_CopyColActivityEAC"</text:p>
      <text:p text:style-name="P1">If 0 Then</text:p>
      <text:p text:style-name="P1"><text:s text:c="4"/>Call z_ShNew("Log_CopyColActivityEAC", "Begin")</text:p>
      <text:p text:style-name="P1">End If</text:p>
      <text:p text:style-name="P1"/>
      <text:p text:style-name="P1">'Create the new spreadsheet "RD_MasterDataSet1"</text:p>
      <text:p text:style-name="P1">If 0 Then</text:p>
      <text:p text:style-name="P1"><text:s text:c="4"/>Call z_ShNewFlatValueCopy("RD_MasterDataSet1", "RD_MasterDataSet2", "Begin")</text:p>
      <text:p text:style-name="P1">End If</text:p>
      <text:p text:style-name="P1"/>
      <text:p text:style-name="P1">'Copy the columns from the spreadsheet "ActivityEAC_FV"</text:p>
      <text:p text:style-name="P1">If 0 Then</text:p>
      <text:p text:style-name="P1"><text:s text:c="4"/>Call z_ShCopyColumns(ShMaster_ColNames, "ActivityEAC_FV", "RD_MasterDataSet2", "Log_CopyColActivityEAC")</text:p>
      <text:p text:style-name="P1">End If</text:p>
      <text:p text:style-name="P1"/>
      <text:p text:style-name="P1">'***********************************************************************************************************************************************************</text:p>
      <text:p text:style-name="P1">'3. Map columns and some format and entry changes (Code in Module3)</text:p>
      <text:p text:style-name="P1">'***********************************************************************************************************************************************************</text:p>
      <text:p text:style-name="P1"><text:s text:c="8"/></text:p>
      <text:p text:style-name="P1">'Create the new spreadsheet "Log_MapColPIsEAC"</text:p>
      <text:p text:style-name="P1"><text:soft-page-break/>If 0 Then</text:p>
      <text:p text:style-name="P1"><text:s text:c="4"/>Call z_ShNew("Log_MapColPIsEAC", "Begin")</text:p>
      <text:p text:style-name="P1">End If</text:p>
      <text:p text:style-name="P1">'Create the new spreadsheet "RD_MasterDataSet"</text:p>
      <text:p text:style-name="P1">If 0 Then</text:p>
      <text:p text:style-name="P1"><text:s text:c="4"/>Call z_ShNewFlatValueCopy("RD_MasterDataSet2", "RD_MasterDataSet3", "Begin")</text:p>
      <text:p text:style-name="P1">End If</text:p>
      <text:p text:style-name="P1"/>
      <text:p text:style-name="P1">'Define the column names to map (these names must be on both the source and the target spreadsheets)</text:p>
      <text:p text:style-name="P1">Dim ShPisEAC_ColNamesToMap As Variant</text:p>
      <text:p text:style-name="P1">ShPisEAC_ColNamesToMap = Array( _</text:p>
      <text:p text:style-name="P1">"PIPortfolioLevel3", "SyngentaProgram", "PiStatus", "PortfolioType", "PiSubType", "PiTitle", "PiManager", "PiSponsor", "PiResponsibility", "PiLabel", _</text:p>
      <text:p text:style-name="P1">"PiStage", "LastGatePassed", "PiScope", "PiCustomer", "PiInvestmentCategory", "PiMarketSegment", "PiIndicatorSchedule", "PiIndicatorBudget", "PiIndicatorScope", "PiIndicatorQuality", _</text:p>
      <text:p text:style-name="P1">"ReasonForDeviationScope", "ReasonForDeviationSchedule", "ReasonForDeviationQuality", "ReasonForDeviationBudget", "PiLeadAi", _</text:p>
      <text:p text:style-name="P1">"ListOfPiGrouping", "PiListOfActiveIngredients", "PiListOfCrops", "PiListOfCropsGroup", "PiListOfRegions", "PiListOfCountries", "PiGeography", "PiListOfProductFunctions", "PiPurchaseOrder", _</text:p>
      <text:p text:style-name="P1">"TotalNpv", "SalesPeak", "BcRequired")</text:p>
      <text:p text:style-name="P1"/>
      <text:p text:style-name="P1">'Map the columns from the spreadsheet "PisEAC_FV"</text:p>
      <text:p text:style-name="P1">If 0 Then</text:p>
      <text:p text:style-name="P1"><text:s text:c="4"/>Call z_ShMapColumns(ShPisEAC_ColNamesToMap, ShMaster_ColNames, "PIsEAC_FV", "RD_MasterDataSet3", "Log_MapColPIsEAC")</text:p>
      <text:p text:style-name="P1">End If</text:p>
      <text:p text:style-name="P1"/>
      <text:p text:style-name="P1">'***not found PIs in Logfile_MapPIsEAC mapped from online report</text:p>
      <text:p text:style-name="P1">Dim SmCExtract1_ColNamesToMap As Variant</text:p>
      <text:p text:style-name="P1">SmCExtract1_ColNamesToMap = ShPisEAC_ColNamesToMap</text:p>
      <text:p text:style-name="P1">If 0 Then '!!!!!!!!!!!Todo and to test</text:p>
      <text:p text:style-name="P1"><text:s text:c="4"/>Call z_ShMapColumns(SmCExtract1_ColNamesToMap, ShMaster_ColNames, "SmcExtract1", "RD_MasterDataSet3", "Log_MapColPIsEAC")</text:p>
      <text:p text:style-name="P1">End If</text:p>
      <text:p text:style-name="P1"/>
      <text:p text:style-name="P1">'***map in column J PiType (Project/NonProject) from online report (PiType &lt;&gt; PortfolioType)</text:p>
      <text:p text:style-name="P1"><text:s text:c="4"/>'change the layout arrays accordingly</text:p>
      <text:p text:style-name="P1">If 0 Then '!!!!!!!!!!!Todo and to test</text:p>
      <text:p text:style-name="P1"><text:s text:c="4"/>Dim SmCExtract2_ColNameToMap1 As Variant</text:p>
      <text:p text:style-name="P1"><text:s text:c="4"/>SmCExtract2_ColNameToMap = Array("PiType")</text:p>
      <text:p text:style-name="P1"><text:s text:c="3"/>Call z_ShMapColumns(SmCExtract2_ColNameToMap, ShMaster_ColNames, "SmCExtract2", "RD_MasterDataSet3", "Log_MapColSmCExtract")</text:p>
      <text:p text:style-name="P1">End If</text:p>
      <text:p text:style-name="P1"/>
      <text:p text:style-name="P1">'***map in column BA with online extract (since not readable format in Infosys Report)</text:p>
      <text:p text:style-name="P1">If 0 Then '!!!!!!!!!!!Todo and to test</text:p>
      <text:p text:style-name="P1"><text:s text:c="4"/>Dim SmCExtract3_ColNameToMap1 As Variant</text:p>
      <text:p text:style-name="P1"><text:s text:c="4"/>SmCExtract3_ColNameToMap = Array("Duration")</text:p>
      <text:p text:style-name="P1"><text:s text:c="4"/>Call z_ShMapColumns(SmCExtract3_ColNameToMap, ShMaster_ColNames, "SmCExtract3", "RD_MasterDataSet3", "Log_MapColSmCExtract")</text:p>
      <text:p text:style-name="P1">End If</text:p>
      <text:p text:style-name="P1"><text:soft-page-break/></text:p>
      <text:p text:style-name="P1">'***Change the Format of the date colums BA to BH. Remove for Columns BE to BH with left(,10)</text:p>
      <text:p text:style-name="P1">If 0 Then</text:p>
      <text:p text:style-name="P1">Dim Date_Array As Variant</text:p>
      <text:p text:style-name="P1">Date_Array = Array("Duration", "ExpectedFinishExport", "PlannedStart", "PlannedFinishExport", _</text:p>
      <text:p text:style-name="P1">"ActualStart", "ActualFinishExport", "StartNoEarlierThan", "FinishNoLaterThanExport")</text:p>
      <text:p text:style-name="P1"><text:s text:c="4"/>Call z_ChgDateFormat("RD_MasterDataSet3", Date_Array, 0)</text:p>
      <text:p text:style-name="P1">Date_Array = Array("ActualStart", "ActualFinishExport", "StartNoEarlierThan", "FinishNoLaterThanExport")</text:p>
      <text:p text:style-name="P1"><text:s text:c="4"/>Call z_ChgDateFormat("RD_MasterDataSet3", Date_Array, 1)</text:p>
      <text:p text:style-name="P1">End If</text:p>
      <text:p text:style-name="P1"/>
      <text:p text:style-name="P1">'***BP Yes/No instead of True/False</text:p>
      <text:p text:style-name="P1">Dim Val_old As Boolean</text:p>
      <text:p text:style-name="P1">Dim Val_new As String</text:p>
      <text:p text:style-name="P1">If 0 Then</text:p>
      <text:p text:style-name="P1"><text:s text:c="4"/>Val_old = False</text:p>
      <text:p text:style-name="P1"><text:s text:c="4"/>Val_new = "No"</text:p>
      <text:p text:style-name="P1"><text:s text:c="4"/>Call z_ChgAttrValue("RD_MasterDataSet3", "BcRequired", Val_old, Val_new)</text:p>
      <text:p text:style-name="P1"><text:s text:c="4"/>Val_old = True</text:p>
      <text:p text:style-name="P1"><text:s text:c="4"/>Val_new = "Yes"</text:p>
      <text:p text:style-name="P1"><text:s text:c="4"/>Call z_ChgAttrValue("RD_MasterDataSet3", "BcRequired", Val_old, Val_new)</text:p>
      <text:p text:style-name="P1">End If</text:p>
      <text:p text:style-name="P1"/>
      <text:p text:style-name="P1">'Rename the (partly misused SmC) attribute from "PI Purchase Order" to "Grower Need"</text:p>
      <text:p text:style-name="P1">If 0 Then</text:p>
      <text:p text:style-name="P1"><text:s text:c="4"/>ErrFlg = z_RenameCol("PiPurchaseOrder", "GrowerNeed", "RD_MasterDataSet4")</text:p>
      <text:p text:style-name="Standard">If ErrFlg = 0 Then</text:p>
      <text:p text:style-name="Standard"><text:s text:c="4"/>Stop 'Umbenennung fehlgeschlagen und Name noch nicht existent</text:p>
      <text:p text:style-name="P1">End If</text:p>
      <text:p text:style-name="P1">End If</text:p>
      <text:p text:style-name="P1"/>
      <text:p text:style-name="P1">'***Write in logfie those with PiStatus on WS and TK level with no entry</text:p>
      <text:p text:style-name="P1">If 0 Then</text:p>
      <text:p text:style-name="P1"/>
      <text:p text:style-name="P1">End If</text:p>
      <text:p text:style-name="P1"/>
      <text:p text:style-name="P1">'***********************************************************************************************************************************************************</text:p>
      <text:p text:style-name="P1">'4. ListOfPiCustomer, find and correct errors, split, cost reduction, rename (Code in Module4)</text:p>
      <text:p text:style-name="P1">'***********************************************************************************************************************************************************</text:p>
      <text:p text:style-name="P1">'Create the new spreadsheet "Log_CustomerChk"</text:p>
      <text:p text:style-name="P1">If 0 Then</text:p>
      <text:p text:style-name="P1"><text:s text:c="4"/>Call z_ShNew("Log_CustomerChk", "Begin")</text:p>
      <text:p text:style-name="P1">End If</text:p>
      <text:p text:style-name="P1"/>
      <text:p text:style-name="P1">'Create the new spreadsheet "RD_MasterDataSet"</text:p>
      <text:p text:style-name="P1">If 0 Then</text:p>
      <text:p text:style-name="P1"><text:s text:c="4"/>Call z_ShNewFlatValueCopy("RD_MasterDataSet3", "RD_MasterDataSet4", "Begin")</text:p>
      <text:p text:style-name="P1">End If</text:p>
      <text:p text:style-name="P1"/>
      <text:p text:style-name="P1">'Convert numbers in text format to real number format</text:p>
      <text:p text:style-name="P1"><text:soft-page-break/>If 0 Then</text:p>
      <text:p text:style-name="P1"><text:s text:c="4"/>Call z_ChgFmt_CostCols("RD_MasterDataSet4", 69, 194)</text:p>
      <text:p text:style-name="P1">End If</text:p>
      <text:p text:style-name="P1"/>
      <text:p text:style-name="P1">'Write into the logfile a list of all different entries in the ListOfTaskCustomers</text:p>
      <text:p text:style-name="P1">If 0 Then</text:p>
      <text:p text:style-name="P1"><text:s text:c="4"/>Call z_ListOfSortedAttributeEntries("ListOfTaskCustomers", "RD_MasterDataSet4", 1, 1, "Log_CustomerChk")</text:p>
      <text:p text:style-name="P1">End If</text:p>
      <text:p text:style-name="P1"/>
      <text:p text:style-name="P1">'Split the string in the logfile</text:p>
      <text:p text:style-name="P1">Dim DelimiterList As Variant</text:p>
      <text:p text:style-name="P1">Dim ReplacementList As Variant</text:p>
      <text:p text:style-name="P1">Dim StringSplit_Dim2 As Variant</text:p>
      <text:p text:style-name="P1">Dim RowSize As Long</text:p>
      <text:p text:style-name="P1">DelimiterList = Array("(", "%", ",", ")")</text:p>
      <text:p text:style-name="P1">ReplacementList = Array("@", "@", "@", "@")</text:p>
      <text:p text:style-name="P1">RowSize = z_RowSize(2, "Log_CustomerChk")</text:p>
      <text:p text:style-name="P1">Sheets("Log_CustomerChk").Cells(1, 3).Value = "z_StringSplit"</text:p>
      <text:p text:style-name="P1">If 0 Then</text:p>
      <text:p text:style-name="P1"><text:s text:c="4"/>StringSplit_Dim2 = z_StringSplit(DelimiterList, ReplacementList, 2, RowSize, 2, "Log_CustomerChk", 2, 3, "Log_CustomerChk")</text:p>
      <text:p text:style-name="P1">End If</text:p>
      <text:p text:style-name="P1"/>
      <text:p text:style-name="P1">'find errors and correct them in the logfile, make a list for PMs to make corrections in SmC</text:p>
      <text:p text:style-name="P1">If 0 Then</text:p>
      <text:p text:style-name="P1"><text:s text:c="3"/>Call z_ListOfTaskCustomerError1(StringSplit_Dim2, "Log_CustomerChk")</text:p>
      <text:p text:style-name="P1">End If</text:p>
      <text:p text:style-name="P1"/>
      <text:p text:style-name="P1">If 0 Then</text:p>
      <text:p text:style-name="P1"><text:s text:c="3"/>Call z_ListOfTaskCustomerError2(StringSplit_Dim2, "Log_CustomerChk")</text:p>
      <text:p text:style-name="P1">End If</text:p>
      <text:p text:style-name="P1"/>
      <text:p text:style-name="P1">If 0 Then</text:p>
      <text:p text:style-name="P1"><text:s text:c="4"/>Call z_ListOfTaskCustomerError3(StringSplit_Dim2, "Log_CustomerChk")</text:p>
      <text:p text:style-name="P1">End If</text:p>
      <text:p text:style-name="P1"/>
      <text:p text:style-name="P1">'build the corrected strings in the logfile</text:p>
      <text:p text:style-name="P1">Dim Rng_From As Range</text:p>
      <text:p text:style-name="P1">Dim Rng_To As Range</text:p>
      <text:p text:style-name="P1">'To set a range the sheet must be activated!</text:p>
      <text:p text:style-name="P1">Sheets("Log_CustomerChk").Select</text:p>
      <text:p text:style-name="P1">Set Rng_From = Sheets("Log_CustomerChk").Range(Cells(3, 4), Cells(47, 7))</text:p>
      <text:p text:style-name="P1">Set Rng_To = Sheets("Log_CustomerChk").Range(Cells(3, 9), Cells(47, 9))</text:p>
      <text:p text:style-name="P1">Sheets("Log_CustomerChk").Cells(1, 9) = "z_BuildSting"</text:p>
      <text:p text:style-name="P1">If 0 Then</text:p>
      <text:p text:style-name="P1"><text:s text:c="4"/>Call z_BuildSting(Rng_From, "Log_CustomerChk", Rng_To, "Log_CustomerChk")</text:p>
      <text:p text:style-name="P1">End If</text:p>
      <text:p text:style-name="P1"/>
      <text:p text:style-name="P1">'replace the corrected strings in the RD_MasterDataSet</text:p>
      <text:p text:style-name="P1">Dim Rng_What As Range</text:p>
      <text:p text:style-name="P1">Dim Rng_Repl As Range</text:p>
      <text:p text:style-name="P1">Dim Rng_To2 As Range</text:p>
      <text:p text:style-name="P1"><text:soft-page-break/>'To set a range the sheet must be activated!</text:p>
      <text:p text:style-name="P1">Sheets("Log_CustomerChk").Select</text:p>
      <text:p text:style-name="P1">Set Rng_What = Sheets("Log_CustomerChk").Range(Cells(3, 2), Cells(47, 2))</text:p>
      <text:p text:style-name="P1">Set Rng_Repl = Sheets("Log_CustomerChk").Range(Cells(3, 9), Cells(47, 9))</text:p>
      <text:p text:style-name="P1">'To set a range the sheet must be activated!</text:p>
      <text:p text:style-name="P1">Sheets("RD_MasterDataSet4").Select</text:p>
      <text:p text:style-name="P1">RowSize = z_RowSize(1, "RD_MasterDataSet4")</text:p>
      <text:p text:style-name="P1">Set Rng_To2 = Sheets("RD_MasterDataSet4").Range(Cells(2, 45), Cells(RowSize, 45))</text:p>
      <text:p text:style-name="P1">If 0 Then</text:p>
      <text:p text:style-name="P1"><text:s text:c="4"/>Call z_ReplaceWrongAttributEntries("Log_CustomerChk", Rng_What, Rng_Repl, "RD_MasterDataSet4", Rng_To2)</text:p>
      <text:p text:style-name="P1">End If</text:p>
      <text:p text:style-name="P1"/>
      <text:p text:style-name="P1">'Split concatenated string in Attribute "ListOfTaskCustomers" and store it in "CustomerName" and "Customer%"</text:p>
      <text:p text:style-name="P1">'Reduce all cost fields by the value in the column "Customer%"</text:p>
      <text:p text:style-name="P1"/>
      <text:p text:style-name="P1">If 0 Then</text:p>
      <text:p text:style-name="P1"><text:s text:c="4"/>'since a row is copied this should be done at the very end of this macro!</text:p>
      <text:p text:style-name="P1"><text:s text:c="4"/>Call z_Split_Concatenated_ListOfTastCustomers("RD_MasterDataSet4", "ListOfTaskCustomers")</text:p>
      <text:p text:style-name="P1">End If</text:p>
      <text:p text:style-name="P1"/>
      <text:p text:style-name="P1">If 0 Then</text:p>
      <text:p text:style-name="P1"><text:s text:c="4"/>Call z_CostReduction_ListOfTastCustomers("RD_MasterDataSet4", "Customer %", "EtcTrialsFullCosts2010")</text:p>
      <text:p text:style-name="P1">End If</text:p>
      <text:p text:style-name="P1"/>
      <text:p text:style-name="P1">'Rename the attribute "ListOfTaskCustomers" to "CustomerName"</text:p>
      <text:p text:style-name="P1">If 0 Then</text:p>
      <text:p text:style-name="P1">ErrFlg = z_RenameCol("ListOfTaskCustomers", "CustomerName", "RD_MasterDataSet4")</text:p>
      <text:p text:style-name="Standard"><text:span text:style-name="T1"><text:s text:c="4"/></text:span>If ErrFlg = 0 Then</text:p>
      <text:p text:style-name="Standard"><text:s text:c="8"/>Stop 'Umbenennung fehlgeschlagen und Name noch nicht existent</text:p>
      <text:p text:style-name="Standard"><text:s text:c="4"/><text:span text:style-name="T1">End If</text:span></text:p>
      <text:p text:style-name="P1">End If</text:p>
      <text:p text:style-name="P1"/>
      <text:p text:style-name="P1">'***********************************************************************************************************************************************************</text:p>
      <text:p text:style-name="P1">'5. Remove whole projects with PiStatus = Evaluation on PiLevel(Code in Module5)</text:p>
      <text:p text:style-name="P1">'***********************************************************************************************************************************************************</text:p>
      <text:p text:style-name="P1"/>
      <text:p text:style-name="P1">'Create the new spreadsheet "Log_RemPiStatus_Eval"</text:p>
      <text:p text:style-name="P1">If 0 Then</text:p>
      <text:p text:style-name="P1"><text:s text:c="4"/>Call z_ShNew("Log_RemPiStatus_Eval", "Begin")</text:p>
      <text:p text:style-name="P1">End If</text:p>
      <text:p text:style-name="P1"/>
      <text:p text:style-name="P1">'Create the new spreadsheet "RD_MasterDataSet"</text:p>
      <text:p text:style-name="P1">If 0 Then</text:p>
      <text:p text:style-name="P1"><text:s text:c="4"/>Call z_ShNewFlatValueCopy("RD_MasterDataSet4", "RD_MasterDataSet5", "Begin")</text:p>
      <text:p text:style-name="P1">End If</text:p>
      <text:p text:style-name="P1"/>
      <text:p text:style-name="P1">'Remove those with PiStatus = evaluation</text:p>
      <text:p text:style-name="P1">If 0 Then</text:p>
      <text:p text:style-name="P1"><text:soft-page-break/><text:s text:c="4"/>Call z_RemWholeProject_WithAttrEntryOnPiLev("RD_MasterDataSet5", "Log_RemPiStatus_Eval", _</text:p>
      <text:p text:style-name="P1"><text:s text:c="12"/>"PiIdentifier", "PiStatus", "Evaluation", 0)</text:p>
      <text:p text:style-name="P1">End If</text:p>
      <text:p text:style-name="P1"/>
      <text:p text:style-name="P1">'***********************************************************************************************************************************************************</text:p>
      <text:p text:style-name="P1">'6. Remove rows with ActivityIdentifier="MS" (Code in Module5)</text:p>
      <text:p text:style-name="P1">'***********************************************************************************************************************************************************</text:p>
      <text:p text:style-name="P1"/>
      <text:p text:style-name="P1">'Create the new spreadsheet "Log_RemActId_MS"</text:p>
      <text:p text:style-name="P1">If 0 Then</text:p>
      <text:p text:style-name="P1"><text:s text:c="4"/>Call z_ShNew("Log_RemActId_MS", "Begin")</text:p>
      <text:p text:style-name="P1">End If</text:p>
      <text:p text:style-name="P1"/>
      <text:p text:style-name="P1">'Create the new spreadsheet "RD_MasterDataSet"</text:p>
      <text:p text:style-name="P1">If 0 Then</text:p>
      <text:p text:style-name="P1"><text:s text:c="4"/>Call z_ShNewFlatValueCopy("RD_MasterDataSet5", "RD_MasterDataSet6", "Begin")</text:p>
      <text:p text:style-name="P1">End If</text:p>
      <text:p text:style-name="P1"/>
      <text:p text:style-name="P1">'Remove those with ActivityIdentifier="MS"</text:p>
      <text:p text:style-name="P1">If 0 Then</text:p>
      <text:p text:style-name="P1"><text:s text:c="4"/>Call z_RemRow_WithAttrEntry("RD_MasterDataSet6", "Log_RemActId_MS", _</text:p>
      <text:p text:style-name="P1"><text:s text:c="12"/>"PiIdentifier", "ActivityIdentifier", "MS", 1)</text:p>
      <text:p text:style-name="P1">End If</text:p>
      <text:p text:style-name="P1"/>
      <text:p text:style-name="P1"/>
      <text:p text:style-name="P1">'***********************************************************************************************************************************************************</text:p>
      <text:p text:style-name="P1">'7. Recalculation of EAC Residuals on Pi and WS level(Code in Module6)</text:p>
      <text:p text:style-name="P1">'***********************************************************************************************************************************************************</text:p>
      <text:p text:style-name="P1">'Create the new spreadsheet "Log_EACRecalc"</text:p>
      <text:p text:style-name="P1">If 0 Then</text:p>
      <text:p text:style-name="P1"><text:s text:c="4"/>Call z_ShNew("Log_EACRecalc", "Begin")</text:p>
      <text:p text:style-name="P1">End If</text:p>
      <text:p text:style-name="P1"/>
      <text:p text:style-name="P1">'Create the new spreadsheet "RD_MasterDataSet"</text:p>
      <text:p text:style-name="P1">If 0 Then</text:p>
      <text:p text:style-name="P1"><text:s text:c="4"/>Call z_ShNewFlatValueCopy("RD_MasterDataSet6", "RD_MasterDataSet7", "Begin")</text:p>
      <text:p text:style-name="P1">End If</text:p>
      <text:p text:style-name="P1"/>
      <text:p text:style-name="P1">'Recalculate the residual EAC costs on the PI and WS levels.</text:p>
      <text:p text:style-name="P1">If 0 Then</text:p>
      <text:p text:style-name="P1"><text:s text:c="4"/>Call z_EACRecalc("RD_MasterDataSet7", "Log_EACRecalc")</text:p>
      <text:p text:style-name="P1">End If</text:p>
      <text:p text:style-name="P1"/>
      <text:p text:style-name="P1">'Create the new spreadsheet "Log_EACRecalc"</text:p>
      <text:p text:style-name="P1">If 0 Then</text:p>
      <text:p text:style-name="P1"><text:s text:c="4"/>Call z_ShNew("Log_ComparisonOnPiLevel", "Begin")</text:p>
      <text:p text:style-name="P1">End If</text:p>
      <text:p text:style-name="P1">'Check the results of the Macro "z_EACRecalc()"</text:p>
      <text:p text:style-name="P1"><text:s text:c="4"/>'by adding the costs from the Sheet Sh_BeforeRecalc</text:p>
      <text:p text:style-name="P1"><text:soft-page-break/><text:s text:c="4"/>'by adding the costs from the Sheet Sh_AfterRecalc</text:p>
      <text:p text:style-name="P1">If 0 Then</text:p>
      <text:p text:style-name="P1"><text:s text:c="4"/>Call z_ComparisonOnPILevel("RD_MasterDataSet6", "RD_MasterDataSet7", "Log_ComparisonOnPiLevel")</text:p>
      <text:p text:style-name="P1">End If</text:p>
      <text:p text:style-name="P1"/>
      <text:p text:style-name="P1">If 0 Then</text:p>
      <text:p text:style-name="P1"><text:s text:c="4"/>Call z_ShNew("Log_CostTest", "Begin")</text:p>
      <text:p text:style-name="P1">End If</text:p>
      <text:p text:style-name="P1">'Test the cost columns (Works only on the defined Layout)</text:p>
      <text:p text:style-name="P1">If 0 Then</text:p>
      <text:p text:style-name="P1">Dim Row_To As Long</text:p>
      <text:p text:style-name="P1">Dim Row_From As Long</text:p>
      <text:p text:style-name="P1">Dim NrOfRows As Long</text:p>
      <text:p text:style-name="P1">'Do some formatting</text:p>
      <text:p text:style-name="P1">NrOfRows = 4</text:p>
      <text:p text:style-name="P1"><text:s text:c="4"/>Call z_CostTestFormating("RD_MasterDataSet7", "Log_CostTest", Row_From, NrOfRows)</text:p>
      <text:p text:style-name="P1">'two tests</text:p>
      <text:p text:style-name="P1">Row_From = 2</text:p>
      <text:p text:style-name="P1">Row_To = 2 + 6 * 0</text:p>
      <text:p text:style-name="P1"><text:s text:c="4"/>Call z_CostsTest("RD_MasterDataSet7", "Log_CostTest", Row_From, Row_To)</text:p>
      <text:p text:style-name="P1">Row_From = 3</text:p>
      <text:p text:style-name="P1">Row_To = 2 + 6 * 1</text:p>
      <text:p text:style-name="P1"><text:s text:c="4"/>Call z_CostsTest("RD_MasterDataSet7", "Log_CostTest", Row_From, Row_To)</text:p>
      <text:p text:style-name="P1">End If</text:p>
      <text:p text:style-name="P1"/>
      <text:p text:style-name="P1">'Compare the calculated costs with those of a SmC extract</text:p>
      <text:p text:style-name="P1">If 0 Then</text:p>
      <text:p text:style-name="P1"><text:s text:c="4"/>Call z_CostComparison_GenerateSmCExtract</text:p>
      <text:p text:style-name="P1">End If</text:p>
      <text:p text:style-name="P1">If 0 Then</text:p>
      <text:p text:style-name="P1"><text:s text:c="4"/>Call z_CostComparisonWithSmCExtract</text:p>
      <text:p text:style-name="P1">End If</text:p>
      <text:p text:style-name="P1">'***********************************************************************************************************************************************************</text:p>
      <text:p text:style-name="P1">'8. Make the Crop Split(Module7)</text:p>
      <text:p text:style-name="P1">'***********************************************************************************************************************************************************</text:p>
      <text:p text:style-name="P1">'Create the new spreadsheet "Log_CropSplit"</text:p>
      <text:p text:style-name="P1">If 0 Then</text:p>
      <text:p text:style-name="P1"><text:s text:c="4"/>Call z_ShNew("Log_CropSplit", "Begin")</text:p>
      <text:p text:style-name="P1">End If</text:p>
      <text:p text:style-name="P1"/>
      <text:p text:style-name="P1">'Create the new spreadsheet "RD_MasterDataSet"</text:p>
      <text:p text:style-name="P1">If 0 Then</text:p>
      <text:p text:style-name="P1"><text:s text:c="4"/>Call z_ShNewFlatValueCopy("RD_MasterDataSet7", "RD_MasterDataSet8", "Begin")</text:p>
      <text:p text:style-name="P1">End If</text:p>
      <text:p text:style-name="P1">'***1. Crop Split</text:p>
      <text:p text:style-name="P1">If 0 Then</text:p>
      <text:p text:style-name="P1"><text:s text:c="4"/>Call z_SmCExtractMap_CropProtectionToCropSplit("NEW_2011_PI Split by Crop", "RD_MasterDataSet8", "Log_CropSplit")</text:p>
      <text:p text:style-name="P1">End If</text:p>
      <text:p text:style-name="P1"/>
      <text:p text:style-name="P1"><text:soft-page-break/>'***********************************************************************************************************************************************************</text:p>
      <text:p text:style-name="P1">'9. Make checks on the data (Code in Module8)</text:p>
      <text:p text:style-name="P1">'***********************************************************************************************************************************************************</text:p>
      <text:p text:style-name="P1">'Create the new spreadsheet "Log_DataCks"</text:p>
      <text:p text:style-name="P1">If 1 Then</text:p>
      <text:p text:style-name="P1"><text:s text:c="4"/>Call z_ShNew("Log_DataCks", "Begin")</text:p>
      <text:p text:style-name="P1">End If</text:p>
      <text:p text:style-name="P1"/>
      <text:p text:style-name="P1">'Create the new spreadsheet "RD_MasterDataSet"</text:p>
      <text:p text:style-name="P1">If 1 Then</text:p>
      <text:p text:style-name="P1"><text:s text:c="4"/>Call z_ShNewFlatValueCopy("RD_MasterDataSet8", "RD_MasterDataSet9", "Begin")</text:p>
      <text:p text:style-name="P1">End If</text:p>
      <text:p text:style-name="P1">'***1. Check whether the values of the attributes make sense</text:p>
      <text:p text:style-name="P1">If 0 Then</text:p>
      <text:p text:style-name="P1">Call DataCheckForErrorsAndViolatedPreconditions</text:p>
      <text:p text:style-name="P1">End If</text:p>
      <text:p text:style-name="P1"/>
      <text:p text:style-name="P1">'***********************************************************************************************************************************************************</text:p>
      <text:p text:style-name="P1">'10. Auxiliary function are in Module 9 (Code in Module9)</text:p>
      <text:p text:style-name="P1">'***********************************************************************************************************************************************************</text:p>
      <text:p text:style-name="P1">End Sub</text:p>
      <text:p text:style-name="P1"/>
      <text:p text:style-name="P1"/>
      <text:p text:style-name="P1">Public Function z_OpenAndActivateWb(WBName As String, WBPath As String, ByRef Wb As Workbook)</text:p>
      <text:p text:style-name="P1">'Macro generated by Roland.Benz@Syngenta.com (PMEC, Project Management Excellence)</text:p>
      <text:p text:style-name="P1">'Date: 26.9.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Set Wb = Workbooks.Open(WBPath &amp; WBName)</text:p>
      <text:p text:style-name="P1"><text:s text:c="8"/>Wb.Activate</text:p>
      <text:p text:style-name="P1"><text:s text:c="4"/>End If</text:p>
      <text:p text:style-name="P1">End Function</text:p>
      <text:p text:style-name="P1"/>
      <text:p text:style-name="P1">Sub z_ShNewFlatValueCopy(Sh As String, Sh_new As String, Optional Where As String, Optional ByRef Sh_Ref As Worksheet)</text:p>
      <text:p text:style-name="P1">'Macro generated by Roland.Benz@Syngenta.com (PMEC, Project Management Excellence)</text:p>
      <text:p text:style-name="P1">'Date: 26.9.2011</text:p>
      <text:p text:style-name="P1">'Input: Name of the Sh to copy, Name of the new Sh_new, where to place the new Sh_new,</text:p>
      <text:p text:style-name="P1"><text:soft-page-break/>' before or after some Sh_Ref, at the begin or the end</text:p>
      <text:p text:style-name="P1"><text:s text:c="4"/>Call z_ShAdd(Where, Sh_Ref)</text:p>
      <text:p text:style-name="P1"><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 text:c="8"/>Sheets(Sh_new).Cells.ClearContents</text:p>
      <text:p text:style-name="P1"><text:s text:c="4"/>End If</text:p>
      <text:p text:style-name="P1"><text:s text:c="4"/>On Error GoTo 0</text:p>
      <text:p text:style-name="P1"><text:s text:c="4"/>Sheets(Sh).Cells.Copy</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Sub</text:p>
      <text:p text:style-name="P1"/>
      <text:p text:style-name="P1">Sub z_ShDelete(Sh1 As String, Sh2 As String, Sh3 As String)</text:p>
      <text:p text:style-name="P1">'Macro generated by Roland.Benz@Syngenta.com (PMEC, Project Management Excellence)</text:p>
      <text:p text:style-name="P1">'Date: 26.9.2011</text:p>
      <text:p text:style-name="P1">'Input: "PIsEAC" , "ActivityEAC", "ResourceReport"</text:p>
      <text:p text:style-name="P1">Application.DisplayAlerts = False</text:p>
      <text:p text:style-name="P1">Sheets(Sh1).Delete</text:p>
      <text:p text:style-name="P1">Sheets(Sh2).Delete</text:p>
      <text:p text:style-name="P1">Sheets(Sh3).Delete</text:p>
      <text:p text:style-name="P1">Application.DisplayAlerts = True</text:p>
      <text:p text:style-name="P1">End Sub</text:p>
      <text:p text:style-name="P1"/>
      <text:p text:style-name="P1">Function z_ShNew(Sh As String, Optional Where As String, Optional ByRef Sh_Ref As Worksheet, Optional ByRef Wb As Workbook)</text:p>
      <text:p text:style-name="P1">'Macro generated by Roland.Benz@Syngenta.com (PMEC, Project Management Excellence)</text:p>
      <text:p text:style-name="P1">'Date: 26.9.2011</text:p>
      <text:p text:style-name="P1">'Input: Name of the new Sh, where to place the new Sh, before or after some Sh_Ref, at the begin or the end</text:p>
      <text:p text:style-name="P1">On Error Resume Next</text:p>
      <text:p text:style-name="P1">WorksheetExists = (Sheets(Sh).Name &lt;&gt; "")</text:p>
      <text:p text:style-name="P1">On Error GoTo 0</text:p>
      <text:p text:style-name="P1">If WorksheetExists = False Then</text:p>
      <text:p text:style-name="P1"><text:s text:c="4"/>Call z_ShAdd(Where, Sh_Ref)</text:p>
      <text:p text:style-name="P1"><text:s text:c="4"/>ActiveSheet.Name = Sh 'Worksheets.Add(Before:=Worksheets(1)).Name = Sh</text:p>
      <text:p text:style-name="P1">End If</text:p>
      <text:p text:style-name="P1">'Clear contents</text:p>
      <text:p text:style-name="P1">Sheets(Sh).Activate</text:p>
      <text:p text:style-name="P1">ActiveSheet.Cells.Select</text:p>
      <text:p text:style-name="P1">Selection.ClearContents</text:p>
      <text:p text:style-name="P1">'Format</text:p>
      <text:p text:style-name="P1">Sheets(Sh).Columns.ColumnWidth = 20</text:p>
      <text:p text:style-name="P1">Sheets(Sh).Rows.RowHeight = 15</text:p>
      <text:p text:style-name="P1">End Function</text:p>
      <text:p text:style-name="P1"/>
      <text:p text:style-name="P1">Function z_ShAdd(Optional Where As String, Optional ByRef Sh_Ref As Worksheet)</text:p>
      <text:p text:style-name="P1">'Macro generated by Roland.Benz@Syngenta.com (PMEC, Project Management Excellence)</text:p>
      <text:p text:style-name="P1"><text:soft-page-break/>'Date: 26.9.2011</text:p>
      <text:p text:style-name="P1">'Input: where to place the added Sh, before or after some Sh_Ref, at the begin or the end</text:p>
      <text:p text:style-name="P1">If Not Sh_Ref Is Nothing Then</text:p>
      <text:p text:style-name="P1"><text:s text:c="4"/>If Where = ("Before:=") Then</text:p>
      <text:p text:style-name="P1"><text:s text:c="8"/>Sheets.Add Sh_Ref</text:p>
      <text:p text:style-name="P1"><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 text:c="4"/>Else</text:p>
      <text:p text:style-name="P1"><text:s text:c="8"/>Sheets.Add Before:=Sheets(1)</text:p>
      <text:p text:style-name="P1"><text:s text:c="4"/>End If</text:p>
      <text:p text:style-name="P1">End If</text:p>
      <text:p text:style-name="P1">End Function</text:p>
      <text:p text:style-name="P1"/>
      <text:p text:style-name="P1">Function z_AddColNames(ByRef ColNames As Variant, Optional Sh As String, Optional Row As Integer = 1, Optional ByRef Wb As Workbook)</text:p>
      <text:p text:style-name="P1">'Macro generated by Roland.Benz@Syngenta.com (PMEC, Project Management Excellence)</text:p>
      <text:p text:style-name="P1">Size_ColNames = UBound(ColNames)</text:p>
      <text:p text:style-name="P1">For j = 0 To Size_ColNames</text:p>
      <text:p text:style-name="P1"><text:s text:c="4"/>Cells(Row, j + 1) = ColNames(j)</text:p>
      <text:p text:style-name="P1">Next j</text:p>
      <text:p text:style-name="P1">'Selection.EntireColumn.AutoFit</text:p>
      <text:p text:style-name="P1">End Function</text:p>
      <text:p text:style-name="P1"/>
      <text:p text:style-name="P1"/>
      <text:p text:style-name="P1"/>
      <text:p text:style-name="P1"/>
      <text:p text:style-name="P1"/>
      <text:p text:style-name="P1"/>
      <text:p text:style-name="P1"/>
      <text:p text:style-name="P1">Sub LayoutCheck(Sh As String)</text:p>
      <text:p text:style-name="P1">'Author: Roland Benz, Project Management Excellence</text:p>
      <text:p text:style-name="P1">'Date: 19.9.2011</text:p>
      <text:p text:style-name="P1">'Input: "ActivityEAC_FV", "PIsEAC_FV", "ResourceReport_FV"</text:p>
      <text:p text:style-name="P1">'Output: Filled file "Logfile_LayoutCheck"</text:p>
      <text:p text:style-name="P1">'Objective: To check whether the input files have the defined structure (column names and position)</text:p>
      <text:p text:style-name="P1">'Main tasks:</text:p>
      <text:p text:style-name="P1"><text:s text:c="4"/>'***1. Check the spreadsheet "ActivityEAC_FV"</text:p>
      <text:p text:style-name="P1"><text:s text:c="4"/>'***2. Check the spreadsheet "PIsEAC_FV"</text:p>
      <text:p text:style-name="P1"><text:s text:c="4"/>'***3. Check the spreadsheet "ResourceReport_FV"</text:p>
      <text:p text:style-name="P1">'Duration on my laptop:</text:p>
      <text:p text:style-name="P1">'Remarks:</text:p>
      <text:p text:style-name="P1"/>
      <text:p text:style-name="P1">'Program:</text:p>
      <text:p text:style-name="P1"/>
      <text:p text:style-name="P1">'Create the new spreadsheet "Logfile_LayoutCheck"</text:p>
      <text:p text:style-name="P1"><text:soft-page-break/>If 1 Then 'flag: 1=on, 0=off</text:p>
      <text:p text:style-name="P1">On Error Resume Next</text:p>
      <text:p text:style-name="P1">WorksheetExists1 = (Sheets("Logfile_LayoutCheck").Name &lt;&gt; "")</text:p>
      <text:p text:style-name="P1">On Error GoTo 0</text:p>
      <text:p text:style-name="P1">If WorksheetExists1 = False Then</text:p>
      <text:p text:style-name="P1"><text:s text:c="4"/>Worksheets.Add(Before:=Worksheets(1)).Name = "Logfile_LayoutCheck"</text:p>
      <text:p text:style-name="P1">End If</text:p>
      <text:p text:style-name="P1">'Logfile clear contents</text:p>
      <text:p text:style-name="P1">Sheets("Logfile_LayoutCheck").Activate</text:p>
      <text:p text:style-name="P1">ActiveSheet.Cells.Select</text:p>
      <text:p text:style-name="P1">Selection.ClearContents</text:p>
      <text:p text:style-name="P1">'logfile add column names</text:p>
      <text:p text:style-name="P1">Sheets("Logfile_LayoutCheck").Activate</text:p>
      <text:p text:style-name="P1">Dim ilog As Integer</text:p>
      <text:p text:style-name="P1">ilog = 1</text:p>
      <text:p text:style-name="P1">Cells(ilog, 2) = "ColumnNameExp": Cells(ilog, 3) = "ColumnExp": Cells(ilog, 4) = "Flag"</text:p>
      <text:p text:style-name="P1">ilog = ilog + 1</text:p>
      <text:p text:style-name="P1">Selection.EntireColumn.AutoFit</text:p>
      <text:p text:style-name="P1">End If 'flag: 1=on, 0=off</text:p>
      <text:p text:style-name="P1"/>
      <text:p text:style-name="P1">'***1. Check the spreadsheet "ActivityEAC_FV"</text:p>
      <text:p text:style-name="P1">Sheets("ActivityEAC_FV").Activate</text:p>
      <text:p text:style-name="P1"/>
      <text:p text:style-name="P1">'List of defined columns (expected column names and positions)</text:p>
      <text:p text:style-name="P1">Dim LayoutExp As Variant</text:p>
      <text:p text:style-name="P1"/>
      <text:p text:style-name="P1">LayoutExp = Array( _</text:p>
      <text:p text:style-name="P1">"PiIdentifier", A_, "IsConfidential", B_, "ProjectFilter", C_, "Task_list", D_, "ActivityIdentifier", E_, "SyngentaPortfolioLevel1", F_, "SyngentaPortfolioLevel2", G_, "SyngentaPortfolio", H_, "PlanningItemName", I_, "ActivityDescription", J_, "ActivityType", K_, "TaskTitle", L_, "Duration", M_, "ExpectedFinishExport", N_, "PlannedStart", O_, _</text:p>
      <text:p text:style-name="P1">"PlannedFinishExport", P_, "ActualStart", Q_, "ActualFinishExport", R_, "StartNoEarlierThan", S_, "FinishNoLaterThanExport", T_, "ListOfTaskCustomers", U_, "ListOfTaskCustomers", U_, "AssignedResourcesWithLoad", V_, "AssignedResourcesWithRate", W_, "ResourceGroupDescription", W_, "ResourceDescription", W_, "RoleDescription", W_, "EtcTrialsFullCosts2014", X_, "EtcTrialsFullCosts2013", Y_, "EtcTrialsFullCosts2012", z_, _</text:p>
      <text:p text:style-name="P1">"EtcTrialsFullCosts2011", AA_, "EtcTrialsFullCosts2010", AB_, "EtcTrialsFullCosts", AC_, "EtcSdFullCosts2014", AD_, "EtcSdFullCosts2013", AE_, "EtcSdFullCosts2012", AF_, "EtcSdFullCosts2011", AG_, "EtcSdFullCosts2010", AH_, "EtcSdFullCosts", AI_, "EtcOther2014", AJ_, "EtcOther2013", AK_, "EtcOther2012", AL_, "EtcOther2011", AM_, "EtcOther2010", AN_, "EtcOther", AO_, _</text:p>
      <text:p text:style-name="P1">"EtcFullCosts2014", AP_, "EtcFullCosts2013", AQ_, "EtcFullCosts2012", AR_, "EtcFullCosts2011", AS_, "EtcFullCosts2010", AT_, "EtcFullCosts", AU_, "EtcExt2014", AV_, "EtcExt2013", AW_, "EtcExt2012", AX_, "EtcExt2011", AY_, "EtcExt2010", AZ_, "EtcExt", BA_, "EtcTrials2014", BB_, "EtcTrials2013", BC_, "EtcTrials2012", BD_, _</text:p>
      <text:p text:style-name="P1">"EtcTrials2011", BE_, "EtcTrials2010", BF_, "EtcTrials", BG_, "EtcSd2014", BH_, "EtcSd2013", BI_, "EtcSd2012", BJ_, "EtcSd2011", BK_, "EtcSd2010", BL_, "EtcSd", BM_, "EacTrialsFullCosts2014", BN_, "EacTrialsFullCosts2013", BO_, "EacTrialsFullCosts2012", BP_, "EacTrialsFullCosts2011", BQ_, "EacTrialsFullCosts2010", BR_, "EacTrialsFullCosts", BS_, _</text:p>
      <text:p text:style-name="P1">"EacSdFullCosts2014", BT_, "EacSdFullCosts2013", BU_, "EacSdFullCosts2012", BV_, "EacSdFullCosts2011", BW_, "EacSdFullCosts2010", BX_, "EacSdFullCosts", BY_, "EacOther2014", BZ_, "EacOther2013", CA_, "EacOther2012", CB_, "EacOther2011", CC_, "EacOther", CD_, "EacOther2010", CE_, "EacFullCosts2014", CF_, "EacFullCosts2013", CG_, "EacFullCosts2011", CH_, _</text:p>
      <text:p text:style-name="P1"><text:soft-page-break/>"EacFullCosts2012", CI_, "EacFullCosts2010", CJ_, "EacFullCosts", CK_, "EacExt2014", CL_, "EacExt2013", CM_, "EacExt2012", CN_, "EacExt2011", CO_, "EacExt2010", CP_, "EacExt", CQ_, "EacTrials2014", CR_, "EacTrials2013", CS_, "EacTrials2012", CT_, "EacTrials2011", CU_, "EacTrials2010", CV_, "EacTrials", CW_, _</text:p>
      <text:p text:style-name="P1">"EacSd2014", CX_, "EacSd2013", CY_, "EacSd2012", CZ_, "EacSd2011", DA_, "EacSd2010", DB_, "EacSd", DC_, "AcTrialsFullCosts2014", DD_, "AcTrialsFullCosts2013", DE_, "AcTrialsFullCosts2012", DF_, "AcTrialsFullCosts2010", DG_, "AcTrialsFullCosts2011", DH_, "AcTrialsFullCosts", DI_, "AcSdFullCosts2014", DJ_, "AcSdFullCosts2013", DK_, "AcSdFullCosts2012", DL_, _</text:p>
      <text:p text:style-name="P1">"AcSdFullCosts2011", DM_, "AcSdFullCosts2010", DN_, "AcSdFullCosts", DO_, "AcOther2014", DP_, "AcOther2013", DQ_, "AcOther2012", DR_, "AcOther2011", DS_, "AcOther2010", DT_, "AcOther", DU_, "AcFullCosts2014", DV_, "AcFullCosts2013", DW_, "AcFullCosts2012", DX_, "AcFullCosts2011", DY_, "AcFullCosts2010", DZ_, "AcFullCosts", EA_, _</text:p>
      <text:p text:style-name="P1">"AcExt2014", EB_, "AcExt2013", EC_, "AcExt2012", ED_, "AcExt2011", EE_, "AcExt2010", EF_, "AcExt", EG_, "AcTrials2014", EH_, "AcTrials2013", EI_, "AcTrials2012", EJ_, "AcTrials2011", EK_, "AcTrials2010", EL_, "AcTrials", EM_, "AcSd2014", EN_, "AcSd2013", EO_, "AcSd2012", EP_, _</text:p>
      <text:p text:style-name="P2">"AcSd2011", EQ_, "AcSd2010", ER_, "AcSd", ES_, "TaskLocation", ET_, "TaskStatus", EU_)</text:p>
      <text:p text:style-name="P2"/>
      <text:p text:style-name="P1">'Find Column numbers of Column names</text:p>
      <text:p text:style-name="P1">If 1 Then 'flag: 1=on, 0=off</text:p>
      <text:p text:style-name="P1">'Actual</text:p>
      <text:p text:style-name="P1">Dim CellIndexStrAct As String</text:p>
      <text:p text:style-name="P1">Dim CellIndexArrAct() As String</text:p>
      <text:p text:style-name="P1">Dim ColIndexAct As String</text:p>
      <text:p text:style-name="P1">'Expected</text:p>
      <text:p text:style-name="P1">Dim ColNameExp_i As String</text:p>
      <text:p text:style-name="P1">Dim ColIndexExp_i As String</text:p>
      <text:p text:style-name="P1">Dim EnumColIndexExp_i As Enum_Col</text:p>
      <text:p text:style-name="P1"/>
      <text:p text:style-name="P1">'iterate through the expected values of the array</text:p>
      <text:p text:style-name="P1">For i = LBound(LayoutExp) To UBound(LayoutExp) Step 2</text:p>
      <text:p text:style-name="P1"><text:s text:c="4"/>'read from the array</text:p>
      <text:p text:style-name="P1"><text:s text:c="4"/>ColNameExp_i = LayoutExp(i)</text:p>
      <text:p text:style-name="P1"><text:s text:c="4"/>ColIndexExp_i = LayoutExp(i + 1)</text:p>
      <text:p text:style-name="P1"><text:s text:c="4"/>EnumColIndexExp_i = ColIndexExp_i</text:p>
      <text:p text:style-name="P1"><text:s text:c="4"/>'find column name</text:p>
      <text:p text:style-name="P1"><text:s text:c="4"/>On Error GoTo NameExpectedNotExistent:</text:p>
      <text:p text:style-name="P1"><text:s text:c="4"/>Sheets("ActivityEAC_FV").Activate</text:p>
      <text:p text:style-name="P1"><text:s text:c="4"/>Rows("1:1").Find(What:=CStr(ColNameExp_i), LookAt:=xlWhole).Select</text:p>
      <text:p text:style-name="P1"><text:s text:c="4"/>'find column index</text:p>
      <text:p text:style-name="P1"><text:s text:c="4"/>CellIndexStrAct = ActiveCell.Address(ReferenceStyle:=xlR1C1)</text:p>
      <text:p text:style-name="P1"><text:s text:c="4"/>CellIndexArrAct = Split(CellIndexStrAct, "C")</text:p>
      <text:p text:style-name="P1"><text:s text:c="4"/>ColIndexAct = CInt(CellIndexArrAct(1))</text:p>
      <text:p text:style-name="P1"><text:s text:c="4"/>'write out into the logfile</text:p>
      <text:p text:style-name="P1"><text:s text:c="4"/>Sheets("Logfile_LayoutCheck").Cells(ilog, 1) = "ActivityEAC_FV"</text:p>
      <text:p text:style-name="P1"><text:s text:c="4"/>Sheets("Logfile_LayoutCheck").Cells(ilog, 2) = ColNameExp_i</text:p>
      <text:p text:style-name="P1"><text:s text:c="4"/>Sheets("Logfile_LayoutCheck").Cells(ilog, 3) = ColIndexExp_i</text:p>
      <text:p text:style-name="P1"><text:s text:c="4"/>If EnumColIndexExp_i = CInt(ColIndexAct) Then</text:p>
      <text:p text:style-name="P1"><text:s text:c="8"/>Sheets("Logfile_LayoutCheck").Cells(ilog, 4) = "OK: attribute name and position as expected"</text:p>
      <text:p text:style-name="P1"><text:s text:c="4"/>ElseIf EnumColIndexExp_i = 0 Then</text:p>
      <text:p text:style-name="P1"><text:s text:c="8"/>Sheets("Logfile_LayoutCheck").Cells(ilog, 4) = "wrong: attribute name not as expected"</text:p>
      <text:p text:style-name="P1"><text:s text:c="4"/>Else</text:p>
      <text:p text:style-name="P1"><text:s text:c="8"/>Sheets("Logfile_LayoutCheck").Cells(ilog, 4) = "wrong: attribute position not as expected"</text:p>
      <text:p text:style-name="P1"><text:s text:c="4"/>End If</text:p>
      <text:p text:style-name="P1"><text:soft-page-break/><text:s text:c="4"/>ilog = ilog + 1</text:p>
      <text:p text:style-name="P1">Next i</text:p>
      <text:p text:style-name="P1">End If 'flag: 1=on, 0=off</text:p>
      <text:p text:style-name="P1"/>
      <text:p text:style-name="P1">'***2. Check the spreadsheet "PIsEAC_FV"</text:p>
      <text:p text:style-name="P1">Sheets("PIsEAC_FV").Activate</text:p>
      <text:p text:style-name="P1"/>
      <text:p text:style-name="P1">'List of defined columns (expected column names and positions)</text:p>
      <text:p text:style-name="P1">LayoutExp = Array( _</text:p>
      <text:p text:style-name="P1">"PIPortfolioLevel1", A_, "PIPortfolioLevel2", B_, "PIPortfolioLevel3", C_, "SyngentaPortfolio", E_, "SyngentaProgram", D_, "PiIdentifier", F_, "PiStatus", G_, "PortfolioType", H_, "IsConfidential", I_, "ProjectFilter", J_, "PiSubType", K_, "PiTitle", L_, "PiResponsibility", M_, "PiLabel", N_, "PiStage", O_, _</text:p>
      <text:p text:style-name="P1">"LastGatePassed", P_, "PiManager", Q_, "PiSponsor", R_, "PiScope", S_, "StartDate", T_, "PiCustomer", U_, "PiEndDate", V_, "PiInvestmentCategory", W_, "PiMarketSegment", X_, "PiIndicatorSchedule", Y_, "PiIndicatorBudget", z_, "PiIndicatorScope", AA_, "PiIndicatorQuality", AB_, "ReasonForDeviationScope", AC_, "ReasonForDeviationSchedule", AD_, _</text:p>
      <text:p text:style-name="P1">"ReasonForDeviationQuality", AE_, "ReasonForDeviationBudget", AF_, "PiLeadAi", AG_, "PiPurchaseOrder", AH_, "ListOfPiGrouping", AI_, "PiListOfActiveIngredients", AJ_, "PiListOfCrops", AK_, "PiListOfCropsGroup", AL_, "PiListOfRegions", AM_, "PiListOfCountries", AN_, "PiGeography", AO_, "PiListOfProductFunctions", AP_, "EtcTrialsFullCosts2014", AQ_, "EtcTrialsFullCosts2013", AR_, "EtcTrialsFullCosts2012", AS_, _</text:p>
      <text:p text:style-name="P1">"EtcTrialsFullCosts2011", AT_, "EtcTrialsFullCosts2010", AU_, "EtcTrialsFullCosts", AV_, "EtcSdFullCosts2014", AW_, "EtcSdFullCosts2013", AX_, "EtcSdFullCosts2011", AY_, "EtcSdFullCosts2012", AZ_, "EtcSdFullCosts2010", BA_, "EtcSdFullCosts", BB_, "EtcOther2013", BC_, "EtcOther2014", BD_, "EtcOther2012", BE_, "EtcOther2011", BF_, "EtcOther2010", BG_, "EtcOther", BH_, _</text:p>
      <text:p text:style-name="P1">"EtcFullCosts2014", BI_, "EtcFullCosts2013", BJ_, "EtcFullCosts2012", BK_, "EtcFullCosts2011", BL_, "EtcFullCosts2010", BM_, "EtcFullCosts", BN_, "EtcExt2014", BO_, "EtcExt2013", BP_, "EtcExt2012", BQ_, "EtcExt2011", BR_, "EtcExt2010", BS_, "EtcExt", BT_, "EtcTrials2014", BU_, "EtcTrials2013", BV_, "EtcTrials2012", BW_, _</text:p>
      <text:p text:style-name="P1">"EtcTrials2011", BX_, "EtcTrials2010", BY_, "EtcTrials", BZ_, "EtcSd2014", CA_, "EtcSd2012", CB_, "EtcSd2013", CC_, "EtcSd2011", CD_, "EtcSd2010", CE_, "EtcSd", CF_, "EacTrialsFullCosts2014", CG_, "EacTrialsFullCosts2013", CH_, "EacTrialsFullCosts2012", CI_, "EacTrialsFullCosts2011", CJ_, "EacTrialsFullCosts2010", CK_, "EacTrialsFullCosts", CL_, _</text:p>
      <text:p text:style-name="P1">"EacSdFullCosts2014", CM_, "EacSdFullCosts2012", CN_, "EacSdFullCosts2013", CO_, "EacSdFullCosts2011", CP_, "EacSdFullCosts2010", CQ_, "EacSdFullCosts", CR_, "EacOther2014", CS_, "EacOther2013", CT_, "EacOther2012", CU_, "EacOther2011", CV_, "EacOther2010", CW_, "EacOther", CX_, "EacFullCosts2014", CY_, "EacFullCosts2013", CZ_, "EacFullCosts2012", DA_, _</text:p>
      <text:p text:style-name="P1">"EacFullCosts2011", DB_, "EacFullCosts2010", DC_, "EacFullCosts", DD_, "EacExt2014", DE_, "EacExt2013", DF_, "EacExt2012", DG_, "EacExt2011", DH_, "EacExt2010", DI_, "EacExt", DJ_, "EacTrials2014", DK_, "EacTrials2013", DL_, "EacTrials2012", DM_, "EacTrials2011", DN_, "EacTrials2010", DO_, "EacTrials", DP_, _</text:p>
      <text:p text:style-name="P1">"EacSd2014", DQ_, "EacSd2013", DR_, "EacSd2012", DS_, "EacSd2011", DT_, "EacSd2010", DU_, "EacSd", DV_, "AcTrialsFullCosts2014", DW_, "AcTrialsFullCosts2013", DX_, "AcTrialsFullCosts2012", DY_, "AcTrialsFullCosts2011", DZ_, "AcTrialsFullCosts2010", EA_, "AcTrialsFullCosts", EB_, "AcSdFullCosts2014", EC_, "AcSdFullCosts2013", ED_, "AcSdFullCosts2012", EE_, _</text:p>
      <text:p text:style-name="P1">"AcSdFullCosts2011", EF_, "AcSdFullCosts2010", EG_, "AcSdFullCosts", EH_, "AcOther2014", EI_, "AcOther2013", EJ_, "AcOther2011", EK_, "AcOther2012", EL_, "AcOther2010", EM_, "AcOther", EN_, "AcFullCosts2013", EO_, "AcFullCosts2014", EP_, "AcFullCosts2011", EQ_, "AcFullCosts2012", ER_, "AcFullCosts2010", ES_, "AcFullCosts", ET_, _</text:p>
      <text:p text:style-name="P1"><text:soft-page-break/>"AcExt2014", EU_, "AcExt2013", EV_, "AcExt2011", EW_, "AcExt2012", EX_, "AcExt2010", EY_, "AcExt", EZ_, "AcTrials2014", FA_, "AcTrials2013", FB_, "AcTrials2012", FC_, "AcTrials2011", FD_, "AcTrials2010", FE_, "AcTrials", FF_, "AcSd2014", FG_, "AcSd2013", FH_, "AcSd2012", FI_, _</text:p>
      <text:p text:style-name="P1">"AcSd2011", FJ_, "AcSd2010", FK_, "AcSd", FL_, "PiIdentifier2", FM_)</text:p>
      <text:p text:style-name="P1"/>
      <text:p text:style-name="P1">'Find Column numbers of Column names</text:p>
      <text:p text:style-name="P1">If 1 Then 'flag: 1=on, 0=off</text:p>
      <text:p text:style-name="P1">'iterate through the expected values of the array</text:p>
      <text:p text:style-name="P1">For i = LBound(LayoutExp) To UBound(LayoutExp) Step 2</text:p>
      <text:p text:style-name="P1"><text:s text:c="4"/>'read from the array</text:p>
      <text:p text:style-name="P1"><text:s text:c="4"/>ColNameExp_i = LayoutExp(i)</text:p>
      <text:p text:style-name="P1"><text:s text:c="4"/>ColIndexExp_i = LayoutExp(i + 1)</text:p>
      <text:p text:style-name="P1"><text:s text:c="4"/>EnumColIndexExp_i = ColIndexExp_i</text:p>
      <text:p text:style-name="P1"><text:s text:c="4"/>'find column name</text:p>
      <text:p text:style-name="P1"><text:s text:c="4"/>On Error GoTo NameExpectedNotExistent:</text:p>
      <text:p text:style-name="P1"><text:s text:c="4"/>Sheets("PIsEAC_FV").Activate</text:p>
      <text:p text:style-name="P1"><text:s text:c="4"/>Rows("1:1").Find(What:=CStr(ColNameExp_i), LookAt:=xlWhole).Select</text:p>
      <text:p text:style-name="P1"><text:s text:c="4"/>'find column index</text:p>
      <text:p text:style-name="P1"><text:s text:c="4"/>CellIndexStrAct = ActiveCell.Address(ReferenceStyle:=xlR1C1)</text:p>
      <text:p text:style-name="P1"><text:s text:c="4"/>CellIndexArrAct = Split(CellIndexStrAct, "C")</text:p>
      <text:p text:style-name="P1"><text:s text:c="4"/>ColIndexAct = CInt(CellIndexArrAct(1))</text:p>
      <text:p text:style-name="P1"><text:s text:c="4"/>'write out into the logfile</text:p>
      <text:p text:style-name="P1"><text:s text:c="4"/>Sheets("Logfile_LayoutCheck").Cells(ilog, 1) = "PIsEAC_FV"</text:p>
      <text:p text:style-name="P1"><text:s text:c="4"/>Sheets("Logfile_LayoutCheck").Cells(ilog, 2) = ColNameExp_i</text:p>
      <text:p text:style-name="P1"><text:s text:c="4"/>Sheets("Logfile_LayoutCheck").Cells(ilog, 3) = ColIndexExp_i</text:p>
      <text:p text:style-name="P1"><text:s text:c="4"/>If EnumColIndexExp_i = CInt(ColIndexAct) Then</text:p>
      <text:p text:style-name="P1"><text:s text:c="8"/>Sheets("Logfile_LayoutCheck").Cells(ilog, 4) = "OK: attribute name and position as expected"</text:p>
      <text:p text:style-name="P1"><text:s text:c="4"/>ElseIf EnumColIndexExp_i = 0 Then</text:p>
      <text:p text:style-name="P1"><text:s text:c="8"/>Sheets("Logfile_LayoutCheck").Cells(ilog, 4) = "wrong: attribute name not as expected"</text:p>
      <text:p text:style-name="P1"><text:s text:c="4"/>Else</text:p>
      <text:p text:style-name="P1"><text:s text:c="8"/>Sheets("Logfile_LayoutCheck").Cells(ilog, 4) = "wrong: attribute position not as expected"</text:p>
      <text:p text:style-name="P1"><text:s text:c="4"/>End If</text:p>
      <text:p text:style-name="P1"><text:s text:c="4"/>ilog = ilog + 1</text:p>
      <text:p text:style-name="P1">Next i</text:p>
      <text:p text:style-name="P1">End If 'flag: 1=on, 0=off</text:p>
      <text:p text:style-name="P1"/>
      <text:p text:style-name="P1">'***3. Check the spreadsheet "ResourceReport_FV"</text:p>
      <text:p text:style-name="P1">Sheets("ResourceReport_FV").Activate</text:p>
      <text:p text:style-name="P1">'List of defined columns (expected column names and positions)</text:p>
      <text:p text:style-name="P1">LayoutExp = Array( _</text:p>
      <text:p text:style-name="P1">"PIIdentifier", A_, "PIPortfolioLevel1", B_, "PIPortfolioLevel2", C_, "PIPortfolioLevel3", D_, "PIPortfolioLevel4", E_, "PIPortfolioLevel5", F_, "TaskIdentifier", G_, "ResourceIdentifier", H_, "Year", I_, "ResourceGroupDescription", J_, "ResourceDescription", K_, "RoleDescription", L_, "CostUnit", M_, "PlannedAmountOfCostUnit", N_)</text:p>
      <text:p text:style-name="P1"/>
      <text:p text:style-name="P1">'Find Column numbers of Column names</text:p>
      <text:p text:style-name="P1">If 1 Then 'flag: 1=on, 0=off</text:p>
      <text:p text:style-name="P1">'iterate through the expected values of the array</text:p>
      <text:p text:style-name="P1">For i = LBound(LayoutExp) To UBound(LayoutExp) Step 2</text:p>
      <text:p text:style-name="P1"><text:s text:c="4"/>'read from the array</text:p>
      <text:p text:style-name="P1"><text:s text:c="4"/>ColNameExp_i = LayoutExp(i)</text:p>
      <text:p text:style-name="P1"><text:s text:c="4"/>ColIndexExp_i = LayoutExp(i + 1)</text:p>
      <text:p text:style-name="P1"><text:s text:c="4"/>EnumColIndexExp_i = ColIndexExp_i</text:p>
      <text:p text:style-name="P1"><text:soft-page-break/><text:s text:c="4"/>'find column name</text:p>
      <text:p text:style-name="P1"><text:s text:c="4"/>On Error GoTo NameExpectedNotExistent:</text:p>
      <text:p text:style-name="P1"><text:s text:c="4"/>Sheets("ResourceReport_FV").Activate</text:p>
      <text:p text:style-name="P1"><text:s text:c="4"/>Rows("1:1").Find(What:=CStr(ColNameExp_i), LookAt:=xlWhole).Select</text:p>
      <text:p text:style-name="P1"><text:s text:c="4"/>'find column index</text:p>
      <text:p text:style-name="P1"><text:s text:c="4"/>CellIndexStrAct = ActiveCell.Address(ReferenceStyle:=xlR1C1)</text:p>
      <text:p text:style-name="P1"><text:s text:c="4"/>CellIndexArrAct = Split(CellIndexStrAct, "C")</text:p>
      <text:p text:style-name="P1"><text:s text:c="4"/>ColIndexAct = CInt(CellIndexArrAct(1))</text:p>
      <text:p text:style-name="P1"><text:s text:c="4"/>'write out into the logfile</text:p>
      <text:p text:style-name="P1"><text:s text:c="4"/>Sheets("Logfile_LayoutCheck").Cells(ilog, 1) = "ResourceReport_FV"</text:p>
      <text:p text:style-name="P1"><text:s text:c="4"/>Sheets("Logfile_LayoutCheck").Cells(ilog, 2) = ColNameExp_i</text:p>
      <text:p text:style-name="P1"><text:s text:c="4"/>Sheets("Logfile_LayoutCheck").Cells(ilog, 3) = ColIndexExp_i</text:p>
      <text:p text:style-name="P1"><text:s text:c="4"/>If EnumColIndexExp_i = CInt(ColIndexAct) Then</text:p>
      <text:p text:style-name="P1"><text:s text:c="8"/>Sheets("Logfile_LayoutCheck").Cells(ilog, 4) = "OK: attribute name and position as expected"</text:p>
      <text:p text:style-name="P1"><text:s text:c="4"/>ElseIf EnumColIndexExp_i = 0 Then</text:p>
      <text:p text:style-name="P1"><text:s text:c="8"/>Sheets("Logfile_LayoutCheck").Cells(ilog, 4) = "wrong: attribute name not as expected"</text:p>
      <text:p text:style-name="P1"><text:s text:c="4"/>Else</text:p>
      <text:p text:style-name="P1"><text:s text:c="8"/>Sheets("Logfile_LayoutCheck").Cells(ilog, 4) = "wrong: attribute position not as expected"</text:p>
      <text:p text:style-name="P1"><text:s text:c="4"/>End If</text:p>
      <text:p text:style-name="P1"><text:s text:c="4"/>ilog = ilog + 1</text:p>
      <text:p text:style-name="P1">Next i</text:p>
      <text:p text:style-name="P1">End If 'flag: 1=on, 0=off</text:p>
      <text:p text:style-name="P1"/>
      <text:p text:style-name="P1">'On error goto</text:p>
      <text:p text:style-name="P1">NameExpectedNotExistent:</text:p>
      <text:p text:style-name="P1"><text:s/>EnumColIndexExp_i = 0</text:p>
      <text:p text:style-name="P1"><text:s/>Resume Next</text:p>
      <text:p text:style-name="P1"/>
      <text:p text:style-name="P1">'Activate the logfile and the filter</text:p>
      <text:p text:style-name="P1">Sheets("Logfile_LayoutCheck").Select</text:p>
      <text:p text:style-name="P1">RowSize = IIf(IsEmpty(Range("B1048576")), Range("B1048576").End(xlUp).Row, 1048576)</text:p>
      <text:p text:style-name="P1">ColSize = 10</text:p>
      <text:p text:style-name="P1">If ActiveSheet.AutoFilterMode = False Then</text:p>
      <text:p text:style-name="P1"><text:s text:c="4"/>Rows("1:1").AutoFilter 'Data&gt;Filter</text:p>
      <text:p text:style-name="P1">End If</text:p>
      <text:p text:style-name="P1">'Filter the wrong entries</text:p>
      <text:p text:style-name="P1">ActiveSheet.Range(Cells(2, 1), Cells(RowSize, ColSize)).AutoFilter Field:=4, Criteria1:="wrong*"</text:p>
      <text:p text:style-name="P1">End Sub</text:p>
      <text:p text:style-name="P1"/>
      <text:p text:style-name="P1"/>
      <text:p text:style-name="P1">Function z_ShCopyColumns(ByRef Arr_ColNames As Variant, Sh As String, Sh_new As String, Sh_log As String)</text:p>
      <text:p text:style-name="P1">'Macro generated by Roland.Benz@Syngenta.com (PMEC, Project Management Excellence)</text:p>
      <text:p text:style-name="P1">'iterate through the ColNames array</text:p>
      <text:p text:style-name="P1">Dim ColName_i As String</text:p>
      <text:p text:style-name="P1">For i = LBound(Arr_ColNames) To UBound(Arr_ColNames) Step 1</text:p>
      <text:p text:style-name="P1"><text:s text:c="4"/>'find column index</text:p>
      <text:p text:style-name="P1"><text:s text:c="4"/>ColName_i = CStr(Arr_ColNames(i))</text:p>
      <text:p text:style-name="P1"><text:s text:c="4"/>Sh_ColIndex_i = z_GetColumnIndex(ColName_i, 1, Sh)</text:p>
      <text:p text:style-name="P1"><text:s text:c="4"/>If Sh_ColIndex_i &lt;&gt; 0 Then</text:p>
      <text:p text:style-name="P1"><text:s text:c="8"/>'find row size</text:p>
      <text:p text:style-name="P1"><text:s text:c="8"/>RowSize = z_RowSize(1, Sh)</text:p>
      <text:p text:style-name="P1"><text:s text:c="8"/>'copy/paste</text:p>
      <text:p text:style-name="P1"><text:soft-page-break/><text:s text:c="8"/>Sheets(Sh).Range(Cells(1, Sh_ColIndex_i), Cells(RowSize, Sh_ColIndex_i)).Copy Destination:=Sheets(Sh_new).Cells(1, i + 1)</text:p>
      <text:p text:style-name="P1"><text:s text:c="8"/>Sheets(Sh_new).Cells(1, i + 1).Font.Color = RGB(0, 0, 255)</text:p>
      <text:p text:style-name="P1"><text:s text:c="4"/>Else</text:p>
      <text:p text:style-name="P1"><text:s text:c="8"/>'write into the Sh_new</text:p>
      <text:p text:style-name="P1"><text:s text:c="8"/>Sheets(Sh_new).Cells(1, i + 1).Font.Color = RGB(255, 0, 0)</text:p>
      <text:p text:style-name="P1"><text:s text:c="8"/>'write into the Sh_log</text:p>
      <text:p text:style-name="P1"><text:s text:c="8"/>ilog = ilog + 1</text:p>
      <text:p text:style-name="P1"><text:s text:c="8"/>Sheets(Sh_log).Cells(ilog, 2) = ColName_i</text:p>
      <text:p text:style-name="P1"><text:s text:c="8"/>Sheets(Sh_log).Cells(ilog, 3) = "not found": ilog = ilog + 1</text:p>
      <text:p text:style-name="P1"><text:s text:c="4"/>End If</text:p>
      <text:p text:style-name="P1">Next i</text:p>
      <text:p text:style-name="P1">'column width</text:p>
      <text:p text:style-name="P1">Sheets(Sh_new).Activate</text:p>
      <text:p text:style-name="P1">ActiveSheet.Cells.Select</text:p>
      <text:p text:style-name="P1">Selection.ColumnWidth = 20</text:p>
      <text:p text:style-name="P1">End Function</text:p>
      <text:p text:style-name="P1"/>
      <text:p text:style-name="P1">Function z_ShMapColumns(ByRef Arr_ColNames As Variant, ByRef Arr_ColNames_new As Variant, Sh As String, Sh_new As String, Sh_log As String, Optional ByRef Wb As Workbook)</text:p>
      <text:p text:style-name="P1">'Macro generated by Roland.Benz@Syngenta.com (PMEC, Project Management Excellence)</text:p>
      <text:p text:style-name="P1">Application.ScreenUpdating = False</text:p>
      <text:p text:style-name="P1">Dim Start As Date: Dim Duration As Date</text:p>
      <text:p text:style-name="P1">Start = Now() 'to measure the duration of the code</text:p>
      <text:p text:style-name="P1">Dim ilog As Integer</text:p>
      <text:p text:style-name="P1">ilog = 2</text:p>
      <text:p text:style-name="P1"/>
      <text:p text:style-name="P1">'Determine the column indizes in Sh and Sh_new,</text:p>
      <text:p text:style-name="P1">Dim ColName_i As String</text:p>
      <text:p text:style-name="P1">ReDim ColIndices(0 To UBound(Arr_ColNames), 0 To 2) As Variant</text:p>
      <text:p text:style-name="P1"/>
      <text:p text:style-name="P1">For i = LBound(Arr_ColNames) To UBound(Arr_ColNames) Step 1</text:p>
      <text:p text:style-name="P1"><text:s text:c="4"/>ColName_i = CStr(Arr_ColNames(i))</text:p>
      <text:p text:style-name="P1"><text:s text:c="4"/>ColIndices(i, 0) = ColName_i</text:p>
      <text:p text:style-name="P1"><text:s text:c="4"/>ColIndices(i, 1) = z_GetColumnIndex(ColName_i, 1, Sh)</text:p>
      <text:p text:style-name="P1"><text:s text:c="4"/>ColIndices(i, 2) = z_GetColumnIndex(ColName_i, 1, Sh_new)</text:p>
      <text:p text:style-name="P1"><text:s text:c="4"/>Debug.Print ColIndices(i, 0)</text:p>
      <text:p text:style-name="P1"><text:s text:c="4"/>Debug.Print ColIndices(i, 1)</text:p>
      <text:p text:style-name="P1"><text:s text:c="4"/>Debug.Print ColIndices(i, 2)</text:p>
      <text:p text:style-name="P1"><text:s text:c="4"/>If ColIndices(i, 1) = 0 Then</text:p>
      <text:p text:style-name="P1"><text:s text:c="8"/>'write errors into the logfile</text:p>
      <text:p text:style-name="P1"><text:s text:c="8"/>Sheets(Sh_log).Cells(ilog, 2) = "ColNames"</text:p>
      <text:p text:style-name="P1"><text:s text:c="8"/>Sheets(Sh_log).Cells(ilog, 3) = i</text:p>
      <text:p text:style-name="P1"><text:s text:c="8"/>Sheets(Sh_log).Cells(ilog, 4) = "not found in Sh"</text:p>
      <text:p text:style-name="P1"><text:s text:c="8"/>ilog = ilog + 1</text:p>
      <text:p text:style-name="P1"><text:s text:c="8"/>Stop 'make sure you find all!!!!!!!</text:p>
      <text:p text:style-name="P1"><text:s text:c="4"/>ElseIf ColIndices(i, 2) = 0 Then</text:p>
      <text:p text:style-name="P1"><text:s text:c="8"/>'write errors into the logfile</text:p>
      <text:p text:style-name="P1"><text:s text:c="8"/>Sheets(Sh_log).Cells(ilog, 2) = "ColNames"</text:p>
      <text:p text:style-name="P1"><text:s text:c="8"/>Sheets(Sh_log).Cells(ilog, 3) = i</text:p>
      <text:p text:style-name="P1"><text:s text:c="8"/>Sheets(Sh_log).Cells(ilog, 4) = "not found in Sh_new"</text:p>
      <text:p text:style-name="P1"><text:s text:c="8"/>ilog = ilog + 1</text:p>
      <text:p text:style-name="P1"><text:s text:c="8"/>Stop 'make sure you find all!!!!!!!</text:p>
      <text:p text:style-name="P1"><text:soft-page-break/><text:s text:c="4"/>End If</text:p>
      <text:p text:style-name="P1">Next i</text:p>
      <text:p text:style-name="P1"/>
      <text:p text:style-name="P1">'Determine the row size in Sh_new</text:p>
      <text:p text:style-name="P1">Sheets(Sh_new).Activate</text:p>
      <text:p text:style-name="P1">RowSize_new = z_RowSize(1, Sh_new)</text:p>
      <text:p text:style-name="P1"/>
      <text:p text:style-name="P1">'Check whether column F is the "PiIdentifier" and "Sh_new"</text:p>
      <text:p text:style-name="P1">If PiIdentifierCheck(Sh, 1, 6) = False Then</text:p>
      <text:p text:style-name="P1"><text:s text:c="4"/>Stop</text:p>
      <text:p text:style-name="P1">End If</text:p>
      <text:p text:style-name="P1">'Check whether column A is the "PiIdentifier" and select Column A "PiIdentifier" in "Sh_new"</text:p>
      <text:p text:style-name="P1">If PiIdentifierCheck(Sh_new, 1, 1) = False Then</text:p>
      <text:p text:style-name="P1"><text:s text:c="4"/>Stop</text:p>
      <text:p text:style-name="P1">Else</text:p>
      <text:p text:style-name="P1"><text:s text:c="4"/>Range(Cells(2, 1), Cells(RowSize_new, 1)).Select</text:p>
      <text:p text:style-name="P1">End If</text:p>
      <text:p text:style-name="P1"/>
      <text:p text:style-name="P1">'Iterate throught the rows with "rcheck" = PiIdentifier</text:p>
      <text:p text:style-name="P1">For Each rcheck In Selection.Cells</text:p>
      <text:p text:style-name="P1"><text:s text:c="4"/>'if rcheck is found in Sh then perform the mapping</text:p>
      <text:p text:style-name="P1"><text:s text:c="4"/>If Not Sheets(Sh).Columns("F:F").Find(What:=rcheck, LookAt:=xlWhole) Is Nothing Then</text:p>
      <text:p text:style-name="P1"><text:s text:c="8"/>'iterate through the columns</text:p>
      <text:p text:style-name="P1"><text:s text:c="8"/>For j = LBound(ColIndices) To UBound(ColIndices) Step 1</text:p>
      <text:p text:style-name="P1"><text:s text:c="12"/>'read the indices</text:p>
      <text:p text:style-name="P1"><text:s text:c="12"/>ColIndex_j = ColIndices(j, 1)</text:p>
      <text:p text:style-name="P1"><text:s text:c="12"/>ColIndex_new_j = ColIndices(j, 2)</text:p>
      <text:p text:style-name="P1"><text:s text:c="12"/>'map</text:p>
      <text:p text:style-name="P1"><text:s text:c="12"/>rcheck.Offset(0, (ColIndex_new_j) - 1).Value = _</text:p>
      <text:p text:style-name="P1"><text:s text:c="20"/>Sheets(Sh).Columns("F:F").Find(What:=rcheck, LookAt:=xlWhole).Offset(0, (ColIndex_j) - 6)</text:p>
      <text:p text:style-name="P1"><text:s text:c="8"/>Next j</text:p>
      <text:p text:style-name="P1"><text:s text:c="4"/>Else</text:p>
      <text:p text:style-name="P1"><text:s text:c="8"/>'write errors into the logfile</text:p>
      <text:p text:style-name="P1"><text:s text:c="8"/>Sheets(Sh_log).Cells(ilog, 2) = rcheck 'writes out PiIdentifier</text:p>
      <text:p text:style-name="P1"><text:s text:c="8"/>Sheets(Sh_log).Cells(ilog, 4) = "not found"</text:p>
      <text:p text:style-name="P1"><text:s text:c="4"/>End If</text:p>
      <text:p text:style-name="P1">Next</text:p>
      <text:p text:style-name="P1">Sheets(Sh_new).Rows.RowHeight = 15</text:p>
      <text:p text:style-name="P1">'Write the durations into the logfile</text:p>
      <text:p text:style-name="P1">Duration = Now() - Start</text:p>
      <text:p text:style-name="P1">Sheets(Sh_log).Cells(ilog + 2, 1) = "Duration" &amp; CStr(Duration): ilog = ilog + 1</text:p>
      <text:p text:style-name="P1"/>
      <text:p text:style-name="P1">Application.ScreenUpdating = True</text:p>
      <text:p text:style-name="P1">Exit Function</text:p>
      <text:p text:style-name="P1">NameExpectedNotExistent:</text:p>
      <text:p text:style-name="P1"><text:s text:c="4"/>'write into the RD_MasterDataSet_1</text:p>
      <text:p text:style-name="P1"><text:s text:c="4"/>Sheets("RD_MasterDataSet_1").Cells(1, EnumColIndexExp_i) = ColNameExp_i</text:p>
      <text:p text:style-name="P1"><text:s text:c="4"/>Sheets("RD_MasterDataSet_1").Cells(1, EnumColIndexExp_i).Font.Color = RGB(255, 255, 0)</text:p>
      <text:p text:style-name="P1"><text:s text:c="4"/>'write into the logfile</text:p>
      <text:p text:style-name="P1"><text:s text:c="4"/>ilog = ilog + 1</text:p>
      <text:p text:style-name="P1"><text:s text:c="4"/>Sheets("Logfile_MapPIsEAC").Cells(ilog, 2) = ColNameExp_i</text:p>
      <text:p text:style-name="P1"><text:s text:c="4"/>Sheets("Logfile_MapPIsEAC").Cells(ilog, 3) = "not found": ilog = ilog + 1</text:p>
      <text:p text:style-name="P1"><text:soft-page-break/><text:s text:c="4"/>NotfoundFlag = 0</text:p>
      <text:p text:style-name="P1"><text:s text:c="4"/>Resume Next</text:p>
      <text:p text:style-name="P1">End Function</text:p>
      <text:p text:style-name="P1"/>
      <text:p text:style-name="P1">Function PiIdentifierCheck(Sh As String, Sh_row As Long, Sh_col As Long) As Boolean</text:p>
      <text:p text:style-name="P1">'Macro generated by Roland.Benz@Syngenta.com (PMEC, Project Management Excellence)</text:p>
      <text:p text:style-name="P1">If Sheets(Sh).Cells(Sh_row, Sh_col) = "PiIdentifier" Then</text:p>
      <text:p text:style-name="P1"><text:s text:c="4"/>PiIdentifierCheck = True</text:p>
      <text:p text:style-name="P1">Else</text:p>
      <text:p text:style-name="P1"><text:s text:c="4"/>PiIdentifierCheck = False</text:p>
      <text:p text:style-name="P1">End If</text:p>
      <text:p text:style-name="P1">End Function</text:p>
      <text:p text:style-name="P1"/>
      <text:p text:style-name="P1">Function z_ChgAttrValue(Sh As String, Attr As String, Val_old As Variant, Val_new As Variant)</text:p>
      <text:p text:style-name="P1">Sheets(Sh).Activate</text:p>
      <text:p text:style-name="P1">Col_Attr = z_GetColumnIndex(Attr, 1, Sh)</text:p>
      <text:p text:style-name="P1">RowSize = z_RowSize(1, Sh)</text:p>
      <text:p text:style-name="P1">Dim Attr_Value As Variant</text:p>
      <text:p text:style-name="P1">For Row = 2 To RowSize</text:p>
      <text:p text:style-name="P1"><text:s text:c="4"/>Attr_Value = Cells(Row, Col_Attr)</text:p>
      <text:p text:style-name="P1"><text:s text:c="4"/>If Attr_Value = Val_old Then</text:p>
      <text:p text:style-name="P1"><text:s text:c="8"/>Cells(Row, Col_Attr).Value = Val_new</text:p>
      <text:p text:style-name="P1"><text:s text:c="4"/>End If</text:p>
      <text:p text:style-name="P1"><text:s text:c="4"/>If (Row Mod 100) = 0 Then</text:p>
      <text:p text:style-name="P1"><text:s text:c="8"/>Debug.Print Row</text:p>
      <text:p text:style-name="P1"><text:s text:c="4"/>End If</text:p>
      <text:p text:style-name="P1">Next Row</text:p>
      <text:p text:style-name="P1">End Function</text:p>
      <text:p text:style-name="P1"/>
      <text:p text:style-name="P1">Function z_ChgDateFormat(Sh As String, ByRef Attr As Variant, Optional Fkt As Integer)</text:p>
      <text:p text:style-name="P1">Sheets(Sh).Activate</text:p>
      <text:p text:style-name="P1">RowSize = z_RowSize(1, Sh)</text:p>
      <text:p text:style-name="P1">ReDim Col_Attr(0 To UBound(Attr)) As Variant</text:p>
      <text:p text:style-name="P1">Dim SearchString As String</text:p>
      <text:p text:style-name="P1">For iAttr = 0 To UBound(Attr)</text:p>
      <text:p text:style-name="P1"><text:s text:c="4"/>SearchString = Attr(iAttr)</text:p>
      <text:p text:style-name="P1"><text:s text:c="4"/>Col_Attr(iAttr) = z_GetColumnIndex(SearchString, 1, Sh)</text:p>
      <text:p text:style-name="P1">Next iAttr</text:p>
      <text:p text:style-name="P1">For iCol_Attr = 0 To UBound(Col_Attr)</text:p>
      <text:p text:style-name="P1"><text:s text:c="4"/>Cells(2, Col_Attr(iCol_Attr)).EntireColumn.Select</text:p>
      <text:p text:style-name="P1"><text:s text:c="4"/>'change the date format</text:p>
      <text:p text:style-name="P1"><text:s text:c="4"/>Selection.NumberFormat = "dd-mmm-yyyy"</text:p>
      <text:p text:style-name="P1"><text:s text:c="4"/>'Selection.AutoFill Destination:=Range(Cells(2, Col_Attr(iCol_Attr)), Cells(RowSize, Col_Attr(iCol_Attr))), Type:=xlFillDefault</text:p>
      <text:p text:style-name="P1"><text:s text:c="4"/>'perform a function (do not change them but add new ones)</text:p>
      <text:p text:style-name="P1"><text:s text:c="4"/>If Fkt = 1 Then</text:p>
      <text:p text:style-name="P1"><text:s text:c="8"/>For Row = 2 To RowSize</text:p>
      <text:p text:style-name="P1"><text:s text:c="12"/>Cells(Row, Col_Attr(iCol_Attr)) = Left(Cells(Row, Col_Attr(iCol_Attr)), 10)</text:p>
      <text:p text:style-name="P1"><text:s text:c="12"/>If (Row Mod 100) = 0 Then</text:p>
      <text:p text:style-name="P1"><text:s text:c="16"/>Debug.Print iCol_Attr &amp; " <text:s/>" &amp; Row</text:p>
      <text:p text:style-name="P1"><text:s text:c="12"/>End If</text:p>
      <text:p text:style-name="P1"><text:s text:c="8"/>Next Row</text:p>
      <text:p text:style-name="P1"><text:s text:c="4"/>End If</text:p>
      <text:p text:style-name="P1"><text:soft-page-break/>Next iCol_Attr</text:p>
      <text:p text:style-name="P1">End Function</text:p>
      <text:p text:style-name="P1"/>
      <text:p text:style-name="P1"/>
      <text:p text:style-name="P1">Function z_RenameCol(ColName_Old As String, ColName_New As String, Sh As String, Optional Row As Long) As Integer</text:p>
      <text:p text:style-name="P1">'Macro generated by Roland.Benz@Syngenta.com (PMEC, Project Management Excellence)</text:p>
      <text:p text:style-name="P1">Sheets(Sh).Activate</text:p>
      <text:p text:style-name="P1">If Row = Empty Then</text:p>
      <text:p text:style-name="P1"><text:s text:c="4"/>Row = 1</text:p>
      <text:p text:style-name="P1">End If</text:p>
      <text:p text:style-name="P1">On Error GoTo ColName_Old_NotFound</text:p>
      <text:p text:style-name="P1">Rows(Row).Find(What:=CStr(ColName_Old), LookAt:=xlWhole).Select</text:p>
      <text:p text:style-name="P1">On Error GoTo 0</text:p>
      <text:p text:style-name="P1">ActiveCell.Value = ColName_New</text:p>
      <text:p text:style-name="P1">z_RenameCol = True</text:p>
      <text:p text:style-name="P1">Exit Function</text:p>
      <text:p text:style-name="P1">ColName_Old_NotFound:</text:p>
      <text:p text:style-name="P1"><text:s text:c="4"/>If z_ColExistent(ColName_New, Row, Sh) = True Then</text:p>
      <text:p text:style-name="P1"><text:s text:c="8"/>z_RenameCol = -1</text:p>
      <text:p text:style-name="P1"><text:s text:c="4"/>Else</text:p>
      <text:p text:style-name="P1"><text:s text:c="8"/>z_RenameCol = 0</text:p>
      <text:p text:style-name="P1"><text:s text:c="4"/>End If</text:p>
      <text:p text:style-name="P1">End Function</text:p>
      <text:p text:style-name="P1"/>
      <text:p text:style-name="P1">Function z_ColExistent(ColName, Row, Sh) As Boolean</text:p>
      <text:p text:style-name="P1">'Macro generated by Roland.Benz@Syngenta.com (PMEC, Project Management Excellence)</text:p>
      <text:p text:style-name="P1">On Error GoTo ColName_Old_NotFound</text:p>
      <text:p text:style-name="P1"><text:s text:c="4"/>Rows(Row).Find(What:=CStr(ColName), LookAt:=xlWhole).Select</text:p>
      <text:p text:style-name="P1"><text:s text:c="4"/>z_ColExistent = True</text:p>
      <text:p text:style-name="P1">On Error GoTo 0</text:p>
      <text:p text:style-name="P1">Exit Function</text:p>
      <text:p text:style-name="P1">ColName_Old_NotFound:</text:p>
      <text:p text:style-name="P1"><text:s text:c="4"/>z_ColExistent = False</text:p>
      <text:p text:style-name="P1">End Function</text:p>
      <text:p text:style-name="P1"/>
      <text:p text:style-name="P1">Sub z_ChgFmt_CostCols(Sh As String, FromCol As Long, ToCol As Long)</text:p>
      <text:p text:style-name="P1">'Macro generated by Roland.Benz@Syngenta.com (PMEC, Project Management Excellence)</text:p>
      <text:p text:style-name="P1">'Date: 27.9.2011</text:p>
      <text:p text:style-name="P1">Sheets(Sh).Select</text:p>
      <text:p text:style-name="P1">RowSize = z_RowSize(1, Sh)</text:p>
      <text:p text:style-name="P1">Range(Cells(2, FromCol), Cells(RowSize, ToCol)).Select</text:p>
      <text:p text:style-name="P1">'Rows("1:1").Find(What:="EtcTrialsFullCosts2010", LookAt:=xlWhole).Select</text:p>
      <text:p text:style-name="P1">'Range(ActiveCell.End(xlToRight).Offset(1, -2), ActiveCell.End(xlDown)).Select 'offset?</text:p>
      <text:p text:style-name="P1">'Range(ActiveCell.End(xlToRight), ActiveCell.End(xlDown)).Select</text:p>
      <text:p text:style-name="P1"><text:s text:c="4"/>Selection.NumberFormat = "#,##0"</text:p>
      <text:p text:style-name="P1"><text:s text:c="4"/>Selection.Replace What:=".", Replacement:=".", LookAt:=xlPart, _</text:p>
      <text:p text:style-name="P1"><text:s text:c="8"/>SearchOrder:=xlByRows, MatchCase:=False, SearchFormat:=False, _</text:p>
      <text:p text:style-name="P1"><text:s text:c="8"/>ReplaceFormat:=False</text:p>
      <text:p text:style-name="P1"><text:s text:c="4"/>Selection.ColumnWidth = 25</text:p>
      <text:p text:style-name="P1">End Sub</text:p>
      <text:p text:style-name="P1"/>
      <text:p text:style-name="P1"><text:soft-page-break/>Function z_ListOfSortedAttributeEntries(ColName As String, Sh_from As String, Row_To As Long, Col_To As Long, Sh_to As String)</text:p>
      <text:p text:style-name="P1">'Author: Franz Schuermann, Project Management Excellence</text:p>
      <text:p text:style-name="P1"><text:s text:c="8"/>'Roland Benz, Project Management Excellence</text:p>
      <text:p text:style-name="P1">'Date: 27.9.2011</text:p>
      <text:p text:style-name="P1">'Input: "RD_MasterDataSet"</text:p>
      <text:p text:style-name="P1">'Output: "RD_MasterDataSet", "Logfile_CustomerCheck"</text:p>
      <text:p text:style-name="P1">'Objective:</text:p>
      <text:p text:style-name="P1"><text:s text:c="4"/>'Create a logfile with all unique entries in the attribute "ListOfTaskCustomers"</text:p>
      <text:p text:style-name="P1"><text:s text:c="4"/>'Correct the wrong entries in the column "ListOfTaskCustomers" (user interaction)</text:p>
      <text:p text:style-name="P1"><text:s text:c="4"/>'Create a logfile of tasks with wrong entries in the attribute "ListOfTaskCustomers"</text:p>
      <text:p text:style-name="P1"><text:s text:c="4"/>'Give the list to the PIMs (user interaction)</text:p>
      <text:p text:style-name="P1">Dim ColIndex As Long</text:p>
      <text:p text:style-name="P1">Dim RowSize As Long</text:p>
      <text:p text:style-name="P1">ColIndex = z_GetColumnIndex(ColName, 1, Sh_from)</text:p>
      <text:p text:style-name="P1">RowSize = z_RowSize(1, Sh_from)</text:p>
      <text:p text:style-name="P1">Call z_CopyInsertRange(1, ColIndex, RowSize, ColIndex, Sh_from, 1, 1, Sh_to)</text:p>
      <text:p text:style-name="P1"/>
      <text:p text:style-name="P1">'set the filter and write out in column B all different entries in column A</text:p>
      <text:p text:style-name="P1">'Range(Cells(1, 1), Cells(RowSize, 1)).AdvancedFilter Action:=xlFilterCopy, CopyToRange:=Range( _</text:p>
      <text:p text:style-name="P1"><text:s text:c="8"/>"B1"), Unique:=True</text:p>
      <text:p text:style-name="P1">Sheets(Sh_to).Range(Cells(Row_To, Col_To), Cells(RowSize, Col_To)).AdvancedFilter _</text:p>
      <text:p text:style-name="P1"><text:s text:c="4"/>Action:=xlFilterCopy, CopyToRange:=Cells(Row_To, Col_To + 1), Unique:=True</text:p>
      <text:p text:style-name="P1"><text:s text:c="8"/></text:p>
      <text:p text:style-name="P1">'define the sort range</text:p>
      <text:p text:style-name="P1">'ActiveWorkbook.Worksheets(Sh_To).Sort.SortFields.Add Key:=Range("B2:B100"), _</text:p>
      <text:p text:style-name="P1"><text:s text:c="4"/>SortOn:=xlSortOnValues, Order:=xlAscending, DataOption:= _</text:p>
      <text:p text:style-name="P1"><text:s text:c="4"/>xlSortNormal</text:p>
      <text:p text:style-name="P1">Dim RowSize_To As Long</text:p>
      <text:p text:style-name="P1">RowSize_To = z_RowSize(Col_To + 1, Sh_to)</text:p>
      <text:p text:style-name="P1"><text:s/>ActiveWorkbook.Worksheets("Log_CustomerChk").Sort.SortFields.Clear</text:p>
      <text:p text:style-name="P1">ActiveWorkbook.Worksheets(Sh_to).Sort.SortFields.Add Key:=Range(Cells(Row_To + 1, Col_To + 1), Cells(RowSize_To, Col_To + 1)), _</text:p>
      <text:p text:style-name="P1"><text:s text:c="4"/>SortOn:=xlSortOnValues, Order:=xlAscending, DataOption:= _</text:p>
      <text:p text:style-name="P1"><text:s text:c="4"/>xlSortNormal</text:p>
      <text:p text:style-name="P1">'apply the sort within the sort range</text:p>
      <text:p text:style-name="P1">With ActiveWorkbook.Worksheets(Sh_to).Sort</text:p>
      <text:p text:style-name="P1"><text:s text:c="4"/>.SetRange Range(Cells(Row_To + 1, Col_To + 1), Cells(RowSize_To, Col_To + 1))</text:p>
      <text:p text:style-name="P1"><text:s text:c="4"/>.Header = xlYes</text:p>
      <text:p text:style-name="P1"><text:s text:c="4"/>.MatchCase = False</text:p>
      <text:p text:style-name="P1"><text:s text:c="4"/>.Orientation = xlTopToBottom</text:p>
      <text:p text:style-name="P1"><text:s text:c="4"/>.SortMethod = xlPinYin</text:p>
      <text:p text:style-name="P1"><text:s text:c="4"/>.Apply</text:p>
      <text:p text:style-name="P1">End With</text:p>
      <text:p text:style-name="P1">Cells(1, 2).Value = "z_ListOfSortedAttributeEntries: " &amp; Cells(1, 2).Value</text:p>
      <text:p text:style-name="P1">Range("B1").EntireColumn.AutoFit</text:p>
      <text:p text:style-name="P1">End Function</text:p>
      <text:p text:style-name="P1"/>
      <text:p text:style-name="P1">Function z_StringSplit(DltrLst As Variant, RplLst As Variant, RowU_From As Long, RowD_From As Long, _</text:p>
      <text:p text:style-name="P1"><text:s text:c="4"/>Col_From As Long, Sh_from As String, RowU_To As Long, Col_To As Long, Sh_to As String, _</text:p>
      <text:p text:style-name="P1"><text:s text:c="4"/>Optional ByVal Wb As Workbook) As Variant</text:p>
      <text:p text:style-name="P1">'Macro generated by Roland.Benz@Syngenta.com (PMEC, Project Management Excellence)</text:p>
      <text:p text:style-name="P1"><text:soft-page-break/>Sheets(Sh_from).Select</text:p>
      <text:p text:style-name="P1">Call z_CopyPasteRange(RowU_From, Col_From, RowD_From, Col_From, Sh_from, RowU_To, Col_To, Sh_to)</text:p>
      <text:p text:style-name="P1">Sheets(Sh_to).Select</text:p>
      <text:p text:style-name="P1">Dim Rng As Range</text:p>
      <text:p text:style-name="P1">Set Rng = Range(Cells(RowU_To, Col_To), Cells(RowD_From, Col_To))</text:p>
      <text:p text:style-name="Standard">Rng.Select</text:p>
      <text:p text:style-name="Standard">'Die Zelle kopieren, und jeden String mit einem Zeichen trennen : leerezeichen,@ <text:s/>etc</text:p>
      <text:p text:style-name="Standard"><text:s text:c="4"/><text:span text:style-name="T1">'Columns("B:B").Select</text:span></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 text:c="4"/>End If</text:p>
      <text:p text:style-name="P1"><text:s text:c="4"/>Selection.Replace What:=DltrLst(k), Replacement:=RplLst(l), LookAt:=xlPart, _</text:p>
      <text:p text:style-name="P1"><text:s text:c="4"/>SearchOrder:=xlByRows, MatchCase:=False, SearchFormat:=False, _</text:p>
      <text:p text:style-name="P1"><text:s text:c="4"/>ReplaceFormat:=False</text:p>
      <text:p text:style-name="P1">Next k</text:p>
      <text:p text:style-name="P1"/>
      <text:p text:style-name="P1">Dim StringSplit_Dim1 As Variant</text:p>
      <text:p text:style-name="P1">Dim NofCustomers As Integer</text:p>
      <text:p text:style-name="P1">NofCustomers = z_NofCustomers(Rng, "@@@", Sh_to)</text:p>
      <text:p text:style-name="P1">ReDim StringSplit_Dim2(RowU_From To RowD_From, Col_To + 1 To Col_To + 1 + (NofCustomers * 2)) As Variant</text:p>
      <text:p text:style-name="P1">For i = RowU_To To RowD_From</text:p>
      <text:p text:style-name="P1"><text:s text:c="4"/>StringSplit_Dim1 = Split(Cells(i, Col_To), "@")</text:p>
      <text:p text:style-name="P1"><text:s text:c="4"/>p = 0</text:p>
      <text:p text:style-name="P1"><text:s text:c="4"/>For m = LBound(StringSplit_Dim1) To UBound(StringSplit_Dim1)</text:p>
      <text:p text:style-name="P1"><text:s text:c="8"/>If StringSplit_Dim1(m) &lt;&gt; Empty Then</text:p>
      <text:p text:style-name="P1"><text:s text:c="12"/>Cells(i, Col_To + p + 1) = StringSplit_Dim1(m)</text:p>
      <text:p text:style-name="P1"><text:s text:c="12"/>StringSplit_Dim2(i, Col_To + p + 1) = StringSplit_Dim1(m)</text:p>
      <text:p text:style-name="P1"><text:s text:c="13"/>p = p + 1</text:p>
      <text:p text:style-name="P1"><text:s text:c="8"/>End If</text:p>
      <text:p text:style-name="P1"><text:s text:c="4"/>Next m</text:p>
      <text:p text:style-name="P1">Next i</text:p>
      <text:p text:style-name="P1"/>
      <text:p text:style-name="P1">z_StringSplit = StringSplit_Dim2</text:p>
      <text:p text:style-name="P1">End Function</text:p>
      <text:p text:style-name="P1">Function z_NofCustomers(Rng As Range, sLookupName As String, Sh As String) As Integer</text:p>
      <text:p text:style-name="P1">'Macro generated by Roland.Benz@Syngenta.com (PMEC, Project Management Excellence)</text:p>
      <text:p text:style-name="P1">'Dim Str As String, a</text:p>
      <text:p text:style-name="P1">'Str = " andy,andy,tom,amy,andy"</text:p>
      <text:p text:style-name="P1">'a = "andy"</text:p>
      <text:p text:style-name="P1">'MsgBox UBound(Split(Str, a))</text:p>
      <text:p text:style-name="P1">Dim sNames As String</text:p>
      <text:p text:style-name="P1">Dim RngSize As Variant</text:p>
      <text:p text:style-name="P1">RngSize = z_RangeSize(Rng, Sh)</text:p>
      <text:p text:style-name="P1">ReDim scount(RngSize(1)) As Variant</text:p>
      <text:p text:style-name="P1">For Row = 1 To RngSize(1) Step 1</text:p>
      <text:p text:style-name="P1"><text:s text:c="4"/>For Col = 1 To RngSize(2) Step 1</text:p>
      <text:p text:style-name="P1"><text:s text:c="8"/>sNames = Rng.Cells(Row, Col)</text:p>
      <text:p text:style-name="P1"><text:s text:c="8"/>scount(Row) = (Len(sNames) - Len(Replace(sNames, sLookupName, ""))) / Len(sLookupName)</text:p>
      <text:p text:style-name="P1"><text:soft-page-break/><text:s text:c="4"/>Next Col</text:p>
      <text:p text:style-name="P1">Next Row</text:p>
      <text:p text:style-name="P1">z_NofCustomers = Application.WorksheetFunction.Max(scount) + 1</text:p>
      <text:p text:style-name="P1">End Function</text:p>
      <text:p text:style-name="P1">Function z_RangeSize(Rng As Range, Sh As String) As Variant</text:p>
      <text:p text:style-name="P1">Sheets(Sh).Select</text:p>
      <text:p text:style-name="P1">Rng.Select</text:p>
      <text:p text:style-name="P1">Dim RangeSize(1 To 4) As Long</text:p>
      <text:p text:style-name="P1">RangeSize(1) = Rng.Rows.Count</text:p>
      <text:p text:style-name="P1">RangeSize(2) = Rng.Columns.Count</text:p>
      <text:p text:style-name="P1">RangeSize(3) = Rng.End(xlDown).Row</text:p>
      <text:p text:style-name="P1">RangeSize(4) = Rng.End(xlToRight).Column</text:p>
      <text:p text:style-name="P1">z_RangeSize = RangeSize</text:p>
      <text:p text:style-name="P1">End Function</text:p>
      <text:p text:style-name="P1">Function z_ListOfTaskCustomerError1(StringSplit_Dim2 As Variant, Optional Sh_log As String)</text:p>
      <text:p text:style-name="P1">'Macro generated by Roland.Benz@Syngenta.com (PMEC, Project Management Excellence)</text:p>
      <text:p text:style-name="P1">'filter the column "ListOfTaskCustomers" with values that make no sense (sum&lt;&gt;100%) and replace them with 100%, replace unnecessary entries</text:p>
      <text:p text:style-name="P1">'todo</text:p>
      <text:p text:style-name="P1">'MsgBox ("Please clean the Customer list from ilogical values and then resume the macro")</text:p>
      <text:p text:style-name="P1">'Rows("1:1").Find(What:="ListOfTaskCustomers", LookAt:=xlWhole).Select</text:p>
      <text:p text:style-name="P1">For Row = LBound(StringSplit_Dim2, 1) To UBound(StringSplit_Dim2, 1) Step 1</text:p>
      <text:p text:style-name="P1"><text:s text:c="4"/>For Col = LBound(StringSplit_Dim2, 2) To UBound(StringSplit_Dim2, 2) Step 1</text:p>
      <text:p text:style-name="P1"><text:s text:c="8"/>'IsNr = Application.WorksheetFunction.IsNumber(StringSplit_Dim2(row, col))</text:p>
      <text:p text:style-name="P1"><text:s text:c="8"/>IsNr = Application.WorksheetFunction.IsNumber(Cells(Row, Col))</text:p>
      <text:p text:style-name="P1"><text:s text:c="8"/>If IsNr &lt;&gt; False Then</text:p>
      <text:p text:style-name="P1"><text:s text:c="12"/>If Cells(Row, Col) &lt; 0 Or Cells(Row, Col) &gt; 100 Then</text:p>
      <text:p text:style-name="P1"><text:s text:c="16"/>Cells(Row, Col) = 100</text:p>
      <text:p text:style-name="P1"><text:s text:c="16"/>Cells(Row, Col).Font.Color = RGB(255, 0, 0)</text:p>
      <text:p text:style-name="P1"><text:s text:c="16"/>z_ListOfTaskCustomerError1 = False</text:p>
      <text:p text:style-name="P1"><text:s text:c="12"/>Else</text:p>
      <text:p text:style-name="P1"><text:s text:c="16"/>z_ListOfTaskCustomerError1 = True</text:p>
      <text:p text:style-name="P1"><text:s text:c="12"/>End If</text:p>
      <text:p text:style-name="P1"><text:s text:c="8"/>End If</text:p>
      <text:p text:style-name="P1"><text:s text:c="4"/>Next Col</text:p>
      <text:p text:style-name="P1">Next Row</text:p>
      <text:p text:style-name="P1">End Function</text:p>
      <text:p text:style-name="P1">Function z_ListOfTaskCustomerError2(StringSplit_Dim2 As Variant, Sh_log As String)</text:p>
      <text:p text:style-name="P1">'Macro generated by Roland.Benz@Syngenta.com (PMEC, Project Management Excellence)</text:p>
      <text:p text:style-name="P1">'find double entries</text:p>
      <text:p text:style-name="P1">Dim OneCustomer1 As String</text:p>
      <text:p text:style-name="P1">Dim OneCustomer2 As String</text:p>
      <text:p text:style-name="P1">For Row = LBound(StringSplit_Dim2, 1) To UBound(StringSplit_Dim2, 1) Step 1</text:p>
      <text:p text:style-name="P1"><text:s text:c="4"/>For Col = LBound(StringSplit_Dim2, 2) To UBound(StringSplit_Dim2, 2) Step 2</text:p>
      <text:p text:style-name="P1"><text:s text:c="7"/>'IsNrFlag = Application.WorksheetFunction.IsNumber(Cells(row, col))</text:p>
      <text:p text:style-name="P1"><text:s text:c="8"/>'OneCustomer1 = StringSplit_Dim2(row, col) &amp; StringSplit_Dim2(row, col + 1)</text:p>
      <text:p text:style-name="P1"><text:s text:c="8"/>OneCustomer1 = Cells(Row, Col) &amp; Cells(Row, Col + 1)</text:p>
      <text:p text:style-name="P1"><text:s text:c="8"/>For k = Col To UBound(StringSplit_Dim2, 2) - 2 Step 2</text:p>
      <text:p text:style-name="P1"><text:s text:c="12"/>If Cells(Row, k + 2) &lt;&gt; Empty Then</text:p>
      <text:p text:style-name="P1"><text:s text:c="16"/>OneCustomer2 = Cells(Row, k + 2) &amp; Cells(Row, k + 3)</text:p>
      <text:p text:style-name="P1"><text:s text:c="16"/>If OneCustomer1 = OneCustomer2 Then</text:p>
      <text:p text:style-name="P1"><text:s text:c="20"/>Stop</text:p>
      <text:p text:style-name="P1"><text:s text:c="20"/>Cells(Row, k + 2).Delete Shift:=xlToLeft</text:p>
      <text:p text:style-name="P1"><text:soft-page-break/><text:s text:c="20"/>k = k - 1</text:p>
      <text:p text:style-name="P1"><text:s text:c="20"/>Cells(Row, k + 3).Delete Shift:=xlToLeft</text:p>
      <text:p text:style-name="P1"><text:s text:c="20"/>k = k - 1</text:p>
      <text:p text:style-name="P1"><text:s text:c="16"/>End If</text:p>
      <text:p text:style-name="P1"><text:s text:c="12"/>End If</text:p>
      <text:p text:style-name="P1"><text:s text:c="8"/>Next k</text:p>
      <text:p text:style-name="P1"><text:s text:c="4"/>Next Col</text:p>
      <text:p text:style-name="P1">Next Row</text:p>
      <text:p text:style-name="P1">End Function</text:p>
      <text:p text:style-name="P1">Function z_ListOfTaskCustomerError3(StringSplit_Dim2 As Variant, Sh_log As String)</text:p>
      <text:p text:style-name="P1">'Macro generated by Roland.Benz@Syngenta.com (PMEC, Project Management Excellence)</text:p>
      <text:p text:style-name="P1">'find strings that do not sum up to 100% and write these into a logfile for the PIMs</text:p>
      <text:p text:style-name="P1">'todo</text:p>
      <text:p text:style-name="P1">Dim Sh_dim As Variant</text:p>
      <text:p text:style-name="P1">Sh_dim2 = z_LastWrittenRowAndCol(Sh_log, 500)</text:p>
      <text:p text:style-name="P1">Sheets(Sh_log).Cells(1, Sh_dim2(1) + 1).Value = "z_ListOfTaskCustomerError3:Sum&lt;&gt;100or0"</text:p>
      <text:p text:style-name="P1">Dim Sum As Double</text:p>
      <text:p text:style-name="P1">For Row = LBound(StringSplit_Dim2, 1) + 1 To UBound(StringSplit_Dim2, 1) Step 1</text:p>
      <text:p text:style-name="P1"><text:s text:c="4"/>Sum = 0</text:p>
      <text:p text:style-name="P1"><text:s text:c="4"/>For Col = LBound(StringSplit_Dim2, 2) To UBound(StringSplit_Dim2, 2) Step 1</text:p>
      <text:p text:style-name="P1"><text:s text:c="8"/>'IsNr = Application.WorksheetFunction.IsNumber(StringSplit_Dim2(row, col))</text:p>
      <text:p text:style-name="P1"><text:s text:c="8"/>IsNr = Application.WorksheetFunction.IsNumber(Cells(Row, Col))</text:p>
      <text:p text:style-name="P1"><text:s text:c="8"/>If IsNr &lt;&gt; False Then</text:p>
      <text:p text:style-name="P1"><text:s text:c="12"/>Sum = Sum + Cells(Row, Col)</text:p>
      <text:p text:style-name="P1"><text:s text:c="8"/>End If</text:p>
      <text:p text:style-name="P1"><text:s text:c="4"/>Next Col</text:p>
      <text:p text:style-name="P1"><text:s text:c="4"/>If (Sum &lt; 100.01 And Sum &gt; 99.99) Or (Sum &lt; 0.01 Or Sum &gt; -0.01) Or Sum = Empty Then</text:p>
      <text:p text:style-name="P1"><text:s text:c="8"/>Sheets(Sh_log).Cells(Row, Sh_dim2(1) + 1).Value = Sum</text:p>
      <text:p text:style-name="P1"><text:s text:c="8"/></text:p>
      <text:p text:style-name="P1"><text:s text:c="4"/>Else</text:p>
      <text:p text:style-name="P1"><text:s text:c="7"/>Sheets(Sh_log).Cells(Row, Sh_dim2(1) + 1).Value = "False"</text:p>
      <text:p text:style-name="P1">End If</text:p>
      <text:p text:style-name="P1">Next Row</text:p>
      <text:p text:style-name="P1">End Function</text:p>
      <text:p text:style-name="P1"/>
      <text:p text:style-name="P1">Function z_BuildSting(ByRef Rng_From As Range, Sh_from As String, ByRef Rng_To As Range, Sh_to As String)</text:p>
      <text:p text:style-name="P1">Sheets(Sh_from).Select</text:p>
      <text:p text:style-name="P1">Dim Rng_Address As Variant</text:p>
      <text:p text:style-name="P1">Rng_Address = z_RangeAddressAsArray(Rng_From)</text:p>
      <text:p text:style-name="P1">RowU = Rng_Address(1)</text:p>
      <text:p text:style-name="P1">RowD = Rng_Address(3)</text:p>
      <text:p text:style-name="P1">ColL = Rng_Address(2)</text:p>
      <text:p text:style-name="P1">ColR = Rng_Address(4)</text:p>
      <text:p text:style-name="P1">For Row = 1 To (RowD - RowU + 1)</text:p>
      <text:p text:style-name="P1"><text:s text:c="4"/>If Rng_From(Row, 3) = Empty Then</text:p>
      <text:p text:style-name="P1"><text:s text:c="8"/>Rng_To(Row, 1) = Rng_From(Row, 1) &amp; "(" &amp; Rng_From(Row, 2) &amp; ".0%)"</text:p>
      <text:p text:style-name="P1"><text:s text:c="4"/>Else</text:p>
      <text:p text:style-name="P1"><text:s text:c="8"/>Rng_To(Row, 1) = Rng_From(Row, 1) &amp; "(" &amp; Rng_From(Row, 2) &amp; ".0%)," &amp; Rng_From(Row, 3) &amp; "(" &amp; Rng_From(Row, 4) &amp; ".0%)"</text:p>
      <text:p text:style-name="P1"><text:s text:c="4"/>End If</text:p>
      <text:p text:style-name="P1">Next Row</text:p>
      <text:p text:style-name="P1">End Function</text:p>
      <text:p text:style-name="P1"><text:soft-page-break/></text:p>
      <text:p text:style-name="P1">Function z_ReplaceWrongAttributEntries(Sh_from As String, ByRef Rng_What As Range, ByRef Rng_Repl As Range, _</text:p>
      <text:p text:style-name="P1"><text:s text:c="16"/>Sh_to As String, ByRef Rng_To As Range)</text:p>
      <text:p text:style-name="P1">'Macro generated by Roland.Benz@Syngenta.com (PMEC, Project Management Excellence)</text:p>
      <text:p text:style-name="P1">'Date: 27.9.2011</text:p>
      <text:p text:style-name="P1">Dim Rng_Address As Variant</text:p>
      <text:p text:style-name="P1">Rng_Address = z_RangeAddressAsArray(Rng_What)</text:p>
      <text:p text:style-name="P1">RowU = Rng_Address(1)</text:p>
      <text:p text:style-name="P1">RowD = Rng_Address(3)</text:p>
      <text:p text:style-name="P1">ColL = Rng_Address(2)</text:p>
      <text:p text:style-name="P1">ColR = Rng_Address(4)</text:p>
      <text:p text:style-name="P1">For i = RowU To RowD</text:p>
      <text:p text:style-name="P1"><text:s text:c="4"/>Rng_What_i = Rng_What(i, 1)</text:p>
      <text:p text:style-name="P1"><text:s text:c="4"/>Rng_Repl_i = Rng_Repl(i, 1)</text:p>
      <text:p text:style-name="P1"><text:s text:c="4"/>If Rng_What_i &lt;&gt; Rng_Repl_i Then</text:p>
      <text:p text:style-name="P1"><text:s text:c="8"/>Sheets(Sh_to).Select</text:p>
      <text:p text:style-name="P1"><text:s text:c="8"/>Rng_To.Select</text:p>
      <text:p text:style-name="P1"><text:s text:c="8"/>Selection.Replace What:=Rng_What_i, Replacement:=Rng_Repl_i, LookAt:=xlPart, _</text:p>
      <text:p text:style-name="P1"><text:s text:c="12"/>SearchOrder:=xlByRows, MatchCase:=False, SearchFormat:=False, _</text:p>
      <text:p text:style-name="P1"><text:s text:c="12"/>ReplaceFormat:=False</text:p>
      <text:p text:style-name="P1"><text:s text:c="4"/>End If</text:p>
      <text:p text:style-name="P1">Next i</text:p>
      <text:p text:style-name="P1">Selection.ColumnWidth = 25</text:p>
      <text:p text:style-name="P1">End Function</text:p>
      <text:p text:style-name="P1"/>
      <text:p text:style-name="P1">Sub t12()</text:p>
      <text:p text:style-name="P1">Dim Rng_From As Range</text:p>
      <text:p text:style-name="P1">Dim Rng_To As Range</text:p>
      <text:p text:style-name="P1">'To set a range the sheet must be activated!</text:p>
      <text:p text:style-name="P1">Sheets("Log_CustomerChk").Select</text:p>
      <text:p text:style-name="P1">Set Rng_From = Sheets("Log_CustomerChk").Range(Cells(3, 4), Cells(47, 7))</text:p>
      <text:p text:style-name="P1">Set Rng_To = Sheets("Log_CustomerChk").Range(Cells(3, 9), Cells(47, 9))</text:p>
      <text:p text:style-name="P1">Sheets("Log_CustomerChk").Cells(1, 9) = "z_BuildSting"</text:p>
      <text:p text:style-name="P1">Call z_BuildSting(Rng_From, "Log_CustomerChk", Rng_To, "Log_CustomerChk")</text:p>
      <text:p text:style-name="P1"/>
      <text:p text:style-name="P1">Dim Rng_What As Range</text:p>
      <text:p text:style-name="P1">Dim Rng_Repl As Range</text:p>
      <text:p text:style-name="P1">Dim Rng_To2 As Range</text:p>
      <text:p text:style-name="P1">'To set a range the sheet must be activated!</text:p>
      <text:p text:style-name="P1">Sheets("Log_CustomerChk").Select</text:p>
      <text:p text:style-name="P1">Set Rng_What = Sheets("Log_CustomerChk").Range(Cells(3, 2), Cells(47, 2))</text:p>
      <text:p text:style-name="P1">Set Rng_Repl = Sheets("Log_CustomerChk").Range(Cells(3, 9), Cells(47, 9))</text:p>
      <text:p text:style-name="P1">'To set a range the sheet must be activated!</text:p>
      <text:p text:style-name="P1">Sheets("RD_MasterDataSet4").Select</text:p>
      <text:p text:style-name="P1">Set Rng_To2 = Sheets("RD_MasterDataSet4").Range(Cells(2, 45), Cells(74427, 45))</text:p>
      <text:p text:style-name="P1">Call z_ReplaceWrongAttributEntries("Log_CustomerChk", Rng_What, Rng_Repl, "RD_MasterDataSet4", Rng_To2)</text:p>
      <text:p text:style-name="P1">End Sub</text:p>
      <text:p text:style-name="P1"/>
      <text:p text:style-name="P1">Function z_Split_Concatenated_ListOfTastCustomers(Sh As String, ColName As String)</text:p>
      <text:p text:style-name="P1">'Macro generated by Franz.Schuermann@Syngenta.com and</text:p>
      <text:p text:style-name="P1">'Roland.Benz@Syngenta.com (PMEC, Project Management Excellence)</text:p>
      <text:p text:style-name="P1"><text:soft-page-break/>'Date: 27.9.2011</text:p>
      <text:p text:style-name="P1">'Input: "RD_MasterDataSet"</text:p>
      <text:p text:style-name="P1">'Output: "RD_MasterDataSet"</text:p>
      <text:p text:style-name="P1">'Objective: Split concatenated string in Attribute "ListOfTaskCustomers" and store it in "CustomerName" and "Customer%"</text:p>
      <text:p text:style-name="P1"/>
      <text:p text:style-name="P1">'Ignore Task Customer lines for calculation with the following conditions:</text:p>
      <text:p text:style-name="P1">' <text:s text:c="2"/>- 100%</text:p>
      <text:p text:style-name="P1">' <text:s text:c="2"/>- 0%</text:p>
      <text:p text:style-name="P1">' <text:s text:c="2"/>- Customer with a prefix XXX_</text:p>
      <text:p text:style-name="P1">'But at the same time remove the percentages and additional possible customers if:</text:p>
      <text:p text:style-name="P1">' <text:s text:c="2"/>- Second customer has 0% or additional 100%</text:p>
      <text:p text:style-name="P1">' <text:s text:c="2"/>- Customer with a prefix XXX_</text:p>
      <text:p text:style-name="P1"/>
      <text:p text:style-name="P1">'Activate sheet and find column ColName</text:p>
      <text:p text:style-name="P1">Sheets(Sh).Activate</text:p>
      <text:p text:style-name="P1">Rows("1:1").Find(What:=ColName, LookAt:=xlWhole).Select</text:p>
      <text:p text:style-name="P1">'change the format of the column "Customer%"</text:p>
      <text:p text:style-name="P1">ActiveCell(1, 2).EntireColumn.NumberFormat = "#,##0"</text:p>
      <text:p text:style-name="P1"/>
      <text:p text:style-name="P1">'select range of column ColName</text:p>
      <text:p text:style-name="P1">Range(ActiveCell(2, 1), ActiveCell.Offset(0, -44).End(xlDown).Offset(0, 44)).Select</text:p>
      <text:p text:style-name="P1"/>
      <text:p text:style-name="P1">'take each entry rCustomer of the column ColName</text:p>
      <text:p text:style-name="P1">For Each rCustomer In Selection.Cells</text:p>
      <text:p text:style-name="P1"><text:s text:c="4"/>If Not rCustomer.Value = "" Then</text:p>
      <text:p text:style-name="P1"><text:s text:c="8"/>'remove all entries that start with XXX</text:p>
      <text:p text:style-name="P1"><text:s text:c="8"/>If Left(rCustomer, 4) = "XXX_" Then</text:p>
      <text:p text:style-name="P1"><text:s text:c="12"/>rCustomer.Value = ""</text:p>
      <text:p text:style-name="P1"><text:s text:c="8"/>End If</text:p>
      <text:p text:style-name="P1"><text:s text:c="8"/></text:p>
      <text:p text:style-name="P1"><text:s text:c="8"/>'if 100.0% is found write 100 into the left column same row</text:p>
      <text:p text:style-name="P1"><text:s text:c="8"/>' <text:s text:c="2"/>split fkt with flag -1 cuts away everything left of " ("</text:p>
      <text:p text:style-name="P1"><text:s text:c="8"/>If Not rCustomer.Find(What:="100.0%", LookAt:=xlPart) Is Nothing Then</text:p>
      <text:p text:style-name="P1"><text:s text:c="12"/>rCustomer.Offset(0, 1).Value = "100"</text:p>
      <text:p text:style-name="P1"><text:s text:c="12"/>rCustomer.Value = Split(rCustomer, " (", -1) '!!!!!</text:p>
      <text:p text:style-name="P1"><text:s text:c="12"/>'rCustomer.Value = InStr(1, rCustomer, Chr(40))</text:p>
      <text:p text:style-name="P1"><text:s text:c="8"/>End If</text:p>
      <text:p text:style-name="P1"><text:s text:c="8"/></text:p>
      <text:p text:style-name="P1"><text:s text:c="8"/>'if no comma "," is found</text:p>
      <text:p text:style-name="P1"><text:s text:c="8"/>' <text:s text:c="2"/>if 0.0% is found write 0 into the left column same row</text:p>
      <text:p text:style-name="P1"><text:s text:c="8"/>' <text:s text:c="2"/>split fkt with flag -1 cuts away everything left of " ("</text:p>
      <text:p text:style-name="P1"><text:s text:c="8"/>If rCustomer.Find(What:=",", LookAt:=xlPart) Is Nothing Then</text:p>
      <text:p text:style-name="P1"><text:s text:c="12"/>If Not rCustomer.Find(What:="(0.0%)", LookAt:=xlPart) Is Nothing Then</text:p>
      <text:p text:style-name="P1"><text:s text:c="16"/>rCustomer.Offset(0, 1).Value = "0"</text:p>
      <text:p text:style-name="P1"><text:s text:c="16"/>rCustomer.Value = Split(rCustomer, " (", -1)</text:p>
      <text:p text:style-name="P1"><text:s text:c="12"/>End If</text:p>
      <text:p text:style-name="P1"><text:s text:c="8"/>End If</text:p>
      <text:p text:style-name="P1"><text:s text:c="8"/>'if a comma "," is found</text:p>
      <text:p text:style-name="P1"><text:s text:c="8"/>' <text:s text:c="2"/>if 0.0% is found write 0 into the left column same row</text:p>
      <text:p text:style-name="P1"><text:s text:c="8"/></text:p>
      <text:p text:style-name="P1"><text:s text:c="8"/></text:p>
      <text:p text:style-name="P1"><text:s text:c="8"/>' <text:s text:c="2"/>split fkt with flag -1 cuts away everything left of " ("</text:p>
      <text:p text:style-name="P1"><text:soft-page-break/><text:s text:c="8"/>If Not rCustomer.Find(What:=",", LookAt:=xlPart) Is Nothing Then</text:p>
      <text:p text:style-name="P1"><text:s text:c="12"/>If rCustomer.Find(What:="(0.0%)", LookAt:=xlPart) Is Nothing Then</text:p>
      <text:p text:style-name="P1"><text:s text:c="16"/>'insert a row</text:p>
      <text:p text:style-name="P1"><text:s text:c="16"/>rCustomer.Offset(1, 0).EntireRow.Insert</text:p>
      <text:p text:style-name="P1"><text:s text:c="16"/>'copy the values above</text:p>
      <text:p text:style-name="P1"><text:s text:c="16"/>rCustomer.EntireRow.Copy</text:p>
      <text:p text:style-name="P1"><text:s text:c="16"/>'paste the copied row values into the new row and!</text:p>
      <text:p text:style-name="P1"><text:s text:c="16"/>'split the string at the comma "'" leave the left side in rCustomer</text:p>
      <text:p text:style-name="P1"><text:s text:c="16"/>'and paste the right side into the left column same row</text:p>
      <text:p text:style-name="P1"><text:s text:c="16"/>rCustomer.Offset(1, 0).EntireRow.PasteSpecial Paste:=xlPasteValues</text:p>
      <text:p text:style-name="P1"><text:s text:c="20"/>rCustomer.TextToColumns Destination:=rCustomer, DataType:=xlDelimited, _</text:p>
      <text:p text:style-name="P1"><text:s text:c="20"/>ConsecutiveDelimiter:=False, Other:=True, OtherChar:=","</text:p>
      <text:p text:style-name="P1"><text:s text:c="16"/>'copy the value of the left column same row to the row below rcustomer</text:p>
      <text:p text:style-name="P1"><text:s text:c="16"/>rCustomer.Offset(1, 0).Value = rCustomer.Offset(0, 1).Value</text:p>
      <text:p text:style-name="P1"><text:s text:c="16"/>'left column same row leave the number and cut away the rest</text:p>
      <text:p text:style-name="P1"><text:s text:c="16"/>rCustomer.Offset(0, 1).Value = Mid(rCustomer.Value, InStr(1, rCustomer, "(") + 1, 3)</text:p>
      <text:p text:style-name="P1"><text:s text:c="16"/>'left column row below leave the number and cut away the rest</text:p>
      <text:p text:style-name="P1"><text:s text:c="16"/>rCustomer.Offset(1, 1).Value = Mid(rCustomer.Offset(1, 0).Value, InStr(1, rCustomer.Offset(1, 0), "(") + 1, 3)</text:p>
      <text:p text:style-name="P1"><text:s text:c="16"/>'rcustomer cut away everything left of the " ("</text:p>
      <text:p text:style-name="P1"><text:s text:c="16"/>rCustomer.Value = Split(rCustomer, " (", -1)</text:p>
      <text:p text:style-name="P1"><text:s text:c="16"/>'row below rcustomer cut away everything left of the " ("</text:p>
      <text:p text:style-name="P1"><text:s text:c="16"/>rCustomer.Offset(1, 0).Value = Split(rCustomer.Offset(1, 0), " (", -1)</text:p>
      <text:p text:style-name="P1"><text:s text:c="12"/>End If</text:p>
      <text:p text:style-name="P1"><text:s text:c="8"/>End If</text:p>
      <text:p text:style-name="P1"><text:s text:c="4"/>End If</text:p>
      <text:p text:style-name="P1">Next</text:p>
      <text:p text:style-name="P1">End Function</text:p>
      <text:p text:style-name="P1"/>
      <text:p text:style-name="P1">Function z_CostReduction_ListOfTastCustomers(Sh As String, ColName_Weight As String, ColName_Start As String)</text:p>
      <text:p text:style-name="P1">'Macro generated by Franz.Schuermann@Syngenta.com (PMEC, Project Management Excellence)</text:p>
      <text:p text:style-name="P1"/>
      <text:p text:style-name="P1">'Activate sheet and find column indices</text:p>
      <text:p text:style-name="P1">Sheets(Sh).Activate</text:p>
      <text:p text:style-name="P1">Dim Index_Weight As Long</text:p>
      <text:p text:style-name="P1">Dim Index_Start As Long</text:p>
      <text:p text:style-name="P1">Dim Index_offset As Long</text:p>
      <text:p text:style-name="P1">Index_Weight = z_GetColumnIndex(ColName_Weight, 1, Sh)</text:p>
      <text:p text:style-name="P1">Index_Start = z_GetColumnIndex(ColName_Start, 1, Sh)</text:p>
      <text:p text:style-name="P1">Index_offset = Index_Start - Index_Weight</text:p>
      <text:p text:style-name="P1">'select column ColName and then select range of column ColName</text:p>
      <text:p text:style-name="P1">Rows("1:1").Find(What:=ColName_Weight, LookAt:=xlWhole).Select</text:p>
      <text:p text:style-name="P1">Range(ActiveCell(2, 1), ActiveCell.Offset(0, -45).End(xlDown).Offset(0, 45)).Select</text:p>
      <text:p text:style-name="P1"/>
      <text:p text:style-name="P1">For Each rPercentage In Selection.Cells</text:p>
      <text:p text:style-name="P1"><text:s text:c="4"/>'If the value in the row ColName is between between 0 and 100 (not 0 and not 100)</text:p>
      <text:p text:style-name="P1"><text:s text:c="4"/>If rPercentage.Value &gt; 0 Then</text:p>
      <text:p text:style-name="P1"><text:s text:c="8"/>If rPercentage.Value &lt; 100 Then</text:p>
      <text:p text:style-name="P1"><text:s text:c="12"/>'Select the range with the costs and calculate the weighted costs</text:p>
      <text:p text:style-name="P1"><text:s text:c="12"/>Range(rPercentage.Offset(0, Index_offset), rPercentage.Offset(0, Index_offset + 125)).Select</text:p>
      <text:p text:style-name="P1"><text:s text:c="12"/>For Each rFigure In Selection.Cells</text:p>
      <text:p text:style-name="P1"><text:s text:c="16"/>rFigure.Value = rPercentage.Value / 100 * rFigure.Value</text:p>
      <text:p text:style-name="P1"><text:soft-page-break/><text:s text:c="12"/>Next</text:p>
      <text:p text:style-name="P1"><text:s text:c="8"/>End If</text:p>
      <text:p text:style-name="P1"><text:s text:c="4"/>End If</text:p>
      <text:p text:style-name="P1">Next</text:p>
      <text:p text:style-name="P1"/>
      <text:p text:style-name="P1">End Function</text:p>
      <text:p text:style-name="P1"/>
      <text:p text:style-name="P1"/>
      <text:p text:style-name="P1"/>
      <text:p text:style-name="P1">Function z_RemWholeProject_WithAttrEntryOnPiLev(Sh As String, Sh_log As String, RefColName As String, _</text:p>
      <text:p text:style-name="P1"><text:s text:c="12"/>AttrColName As String, SearchAttrValue As String, Optional fkt_flag As Integer)</text:p>
      <text:p text:style-name="P1">'Macro generated by Roland.Benz@Syngenta.com (PMEC, Project Management Excellence)</text:p>
      <text:p text:style-name="P1">'Date: 12.10.2011</text:p>
      <text:p text:style-name="P1">'Activate sheet and find column indices</text:p>
      <text:p text:style-name="P1">Sheets(Sh).Activate</text:p>
      <text:p text:style-name="P1">Dim Index_Ref As Long</text:p>
      <text:p text:style-name="P1">Dim Index_Attr As Long</text:p>
      <text:p text:style-name="P1">Index_Ref = z_GetColumnIndex(RefColName, 1, Sh)</text:p>
      <text:p text:style-name="P1">Index_Attr = z_GetColumnIndex(AttrColName, 1, Sh)</text:p>
      <text:p text:style-name="P1">'Look for the AttrValue and delete the entire project. Write out the row into Sh_log</text:p>
      <text:p text:style-name="P1">Dim Row As Long: Row = 2</text:p>
      <text:p text:style-name="P1">Dim ilog As Long: ilog = 2</text:p>
      <text:p text:style-name="P1">Do Until Cells(Row, Index_Ref) = ""</text:p>
      <text:p text:style-name="P1"><text:s text:c="4"/>If fkt_flag = 0 Then</text:p>
      <text:p text:style-name="P1"><text:s text:c="8"/>AttrValue = Cells(Row, Index_Attr)</text:p>
      <text:p text:style-name="P1"><text:s text:c="4"/>End If</text:p>
      <text:p text:style-name="P1"><text:s text:c="4"/>'do not change the string function inside the UDF if necessary, but add new ones with new flags</text:p>
      <text:p text:style-name="P1"><text:s text:c="4"/>If fkt_flag = 1 Then</text:p>
      <text:p text:style-name="P1"><text:s text:c="8"/>AttrValue = Left(Cells(Row, Index_Attr), 2) 'change the function if necessary or add others with new flag</text:p>
      <text:p text:style-name="P1"><text:s text:c="4"/>End If</text:p>
      <text:p text:style-name="P1"><text:s text:c="4"/>'Delete the whole project if the condition on Pi Level is fulfilled</text:p>
      <text:p text:style-name="P1"><text:s text:c="4"/>' <text:s text:c="6"/>attribute value on levels below Pi are not checked!</text:p>
      <text:p text:style-name="P1"><text:s text:c="4"/>If AttrValue = SearchAttrValue Then</text:p>
      <text:p text:style-name="P1"><text:s text:c="8"/>Do Until Cells(Row, Index_Ref) &lt;&gt; Cells(Row + 1, Index_Ref)</text:p>
      <text:p text:style-name="P1"><text:s text:c="12"/>If 1 Then</text:p>
      <text:p text:style-name="P1"><text:s text:c="16"/>'Write out into the logfile</text:p>
      <text:p text:style-name="P1"><text:s text:c="16"/>Cells(Row, Index_Ref).EntireRow.Copy _</text:p>
      <text:p text:style-name="P1"><text:s text:c="20"/>Destination:=Sheets(Sh_log).Cells(ilog, 1).EntireRow: ilog = ilog + 1</text:p>
      <text:p text:style-name="P1"><text:s text:c="12"/>End If</text:p>
      <text:p text:style-name="P1"><text:s text:c="12"/>'Delete the entire row</text:p>
      <text:p text:style-name="P1"><text:s text:c="12"/>Cells(Row, Index_Ref).EntireRow.Delete Shift:=xlUp</text:p>
      <text:p text:style-name="P1"><text:s text:c="12"/>'Row = Row - 1</text:p>
      <text:p text:style-name="P1"><text:s text:c="8"/>Loop</text:p>
      <text:p text:style-name="P1"><text:s text:c="12"/>If 1 Then</text:p>
      <text:p text:style-name="P1"><text:s text:c="16"/>'Write out into the logfile</text:p>
      <text:p text:style-name="P1"><text:s text:c="16"/>Cells(Row, Index_Ref).EntireRow.Copy _</text:p>
      <text:p text:style-name="P1"><text:s text:c="20"/>Destination:=Sheets(Sh_log).Cells(ilog, 1).EntireRow: ilog = ilog + 1</text:p>
      <text:p text:style-name="P1"><text:s text:c="12"/>End If</text:p>
      <text:p text:style-name="P1"><text:s text:c="12"/>'Delete the entire row</text:p>
      <text:p text:style-name="P1"><text:s text:c="12"/>Cells(Row, Index_Ref).EntireRow.Delete Shift:=xlUp</text:p>
      <text:p text:style-name="P1"><text:s text:c="12"/>'Row = Row - 1</text:p>
      <text:p text:style-name="P1"><text:soft-page-break/><text:s text:c="4"/>Else</text:p>
      <text:p text:style-name="P1"><text:s text:c="8"/>Do Until Cells(Row, Index_Ref) &lt;&gt; Cells(Row + 1, Index_Ref)</text:p>
      <text:p text:style-name="P1"><text:s text:c="12"/>Row = Row + 1</text:p>
      <text:p text:style-name="P1"><text:s text:c="8"/>Loop</text:p>
      <text:p text:style-name="P1"><text:s text:c="8"/>Row = Row + 1</text:p>
      <text:p text:style-name="P1"><text:s text:c="4"/>End If</text:p>
      <text:p text:style-name="P1">Loop</text:p>
      <text:p text:style-name="P1">Sheets(Sh_log).Cells(1, 1) = "z_RemRow_WithAttrEntry"</text:p>
      <text:p text:style-name="P1"/>
      <text:p text:style-name="P1">End Function</text:p>
      <text:p text:style-name="P1"/>
      <text:p text:style-name="P1">Sub test9()</text:p>
      <text:p text:style-name="P1">'do not change the string function inside the UDF if necessary, but add new ones with new flags</text:p>
      <text:p text:style-name="P1">Call z_RemWholeProject_WithAttrEntryOnPiLev("Sheet1", "Sheet2", _</text:p>
      <text:p text:style-name="P1"><text:s text:c="12"/>"PiIdentifier", "SyngentaPortfolioLevel1", "SEEDS")</text:p>
      <text:p text:style-name="P1">Call z_RemRow_WithAttrEntry("Sheet1", "Sheet2", _</text:p>
      <text:p text:style-name="P1"><text:s text:c="12"/>"PiIdentifier", "ActivityIdentifier", "TK", 1)</text:p>
      <text:p text:style-name="P1">End Sub</text:p>
      <text:p text:style-name="P1"/>
      <text:p text:style-name="P1">Function z_RemRow_WithAttrEntry(Sh As String, Sh_log As String, RefColName As String, _</text:p>
      <text:p text:style-name="P1"><text:s text:c="12"/>AttrColName As String, SearchAttrValue As String, Optional fkt_flag As Integer)</text:p>
      <text:p text:style-name="P1">'Macro generated by Roland.Benz@Syngenta.com (PMEC, Project Management Excellence)</text:p>
      <text:p text:style-name="P1">'Date: 12.10.2011</text:p>
      <text:p text:style-name="P1">'Activate sheet and find column indices</text:p>
      <text:p text:style-name="P1">Sheets(Sh).Activate</text:p>
      <text:p text:style-name="P1">Dim Index_Ref As Long</text:p>
      <text:p text:style-name="P1">Dim Index_Attr As Long</text:p>
      <text:p text:style-name="P1">Index_Ref = z_GetColumnIndex(RefColName, 1, Sh)</text:p>
      <text:p text:style-name="P1">Index_Attr = z_GetColumnIndex(AttrColName, 1, Sh)</text:p>
      <text:p text:style-name="P1">'Look for the AttrValue and delete the entire row. Write out the row into Sh_log</text:p>
      <text:p text:style-name="P1">Dim AttrValue As Variant</text:p>
      <text:p text:style-name="P1">Dim Row As Long: Row = 2</text:p>
      <text:p text:style-name="P1">Dim ilog As Long: ilog = 2</text:p>
      <text:p text:style-name="P1">Do Until Cells(Row, Index_Ref) = ""</text:p>
      <text:p text:style-name="P1"><text:s text:c="4"/>If fkt_flag = 0 Then</text:p>
      <text:p text:style-name="P1"><text:s text:c="8"/>AttrValue = Cells(Row, Index_Attr)</text:p>
      <text:p text:style-name="P1"><text:s text:c="4"/>End If</text:p>
      <text:p text:style-name="P1"><text:s text:c="4"/>'do not change the string function inside the UDF if necessary, but add new ones with new flags</text:p>
      <text:p text:style-name="P1"><text:s text:c="4"/>If fkt_flag = 1 Then</text:p>
      <text:p text:style-name="P1"><text:s text:c="8"/>AttrValue = Left(Cells(Row, Index_Attr), 2)</text:p>
      <text:p text:style-name="P1"><text:s text:c="4"/>End If</text:p>
      <text:p text:style-name="P1"><text:s text:c="4"/>If AttrValue = SearchAttrValue Then</text:p>
      <text:p text:style-name="P1"><text:s text:c="8"/>If 1 Then</text:p>
      <text:p text:style-name="P1"><text:s text:c="12"/>'Write out into the logfile</text:p>
      <text:p text:style-name="P1"><text:s text:c="12"/>Cells(Row, Index_Ref).EntireRow.Copy _</text:p>
      <text:p text:style-name="P1"><text:s text:c="16"/>Destination:=Sheets(Sh_log).Cells(ilog, 1).EntireRow: ilog = ilog + 1</text:p>
      <text:p text:style-name="P1"><text:s text:c="8"/>End If</text:p>
      <text:p text:style-name="P1"><text:s text:c="8"/>'Delete the entire row</text:p>
      <text:p text:style-name="P1"><text:s text:c="8"/>Cells(Row, Index_Ref).EntireRow.Delete Shift:=xlUp</text:p>
      <text:p text:style-name="P1"><text:s text:c="8"/>Row = Row - 1</text:p>
      <text:p text:style-name="P1"><text:s text:c="4"/>End If</text:p>
      <text:p text:style-name="P1"><text:s text:c="4"/>Row = Row + 1</text:p>
      <text:p text:style-name="P1">Loop</text:p>
      <text:p text:style-name="P1"><text:soft-page-break/>Sheets(Sh_log).Cells(1, 1) = "z_RemRow_WithAttrEntry"</text:p>
      <text:p text:style-name="P1">End Function</text:p>
      <text:p text:style-name="P1"/>
      <text:p text:style-name="P1">Function z_CpyAttrEntryOnPiLev_ToLevsBelow(Sh As String, PiId As String, ActId As String, _</text:p>
      <text:p text:style-name="P1"><text:s text:c="12"/>AttrColName As String)</text:p>
      <text:p text:style-name="P1"/>
      <text:p text:style-name="P1"/>
      <text:p text:style-name="P1">End Function</text:p>
      <text:p text:style-name="P1"/>
      <text:p text:style-name="P1"/>
      <text:p text:style-name="P1">Sub test()</text:p>
      <text:p text:style-name="P1">Dim ArrayCost1(5000, 600) As Double</text:p>
      <text:p text:style-name="P1">Dim ArrayLevel1(5000, 600) As String</text:p>
      <text:p text:style-name="P1">Dim ArrayRow1(5000, 600) As Long</text:p>
      <text:p text:style-name="P1">Call FillArrayCosts_PiNr_ActNr("RD_MasterDataSet7", 134, ArrayCost1)</text:p>
      <text:p text:style-name="P1">Call FillArrayPiLevel_PiNr_ActNr("RD_MasterDataSet7", 2, ArrayLevel1)</text:p>
      <text:p text:style-name="P1">Call FillArrayRow_PiNr_ActNr("RD_MasterDataSet7", ArrayRow1)</text:p>
      <text:p text:style-name="P1">Stop</text:p>
      <text:p text:style-name="P1">End Sub</text:p>
      <text:p text:style-name="P1"/>
      <text:p text:style-name="P1"/>
      <text:p text:style-name="P1">Function z_FillArrayCosts_PiNr_ActNr(Sh As String, Col As Long, ByRef ArrayCost() As Double)</text:p>
      <text:p text:style-name="P1">Dim PiNr As Long</text:p>
      <text:p text:style-name="P1">Dim ActNr As Integer</text:p>
      <text:p text:style-name="P1">PiNr = 0 'one index nr for each projects</text:p>
      <text:p text:style-name="P1">ActNr = 0 'one index for each position of a project PiNr</text:p>
      <text:p text:style-name="P1">Sheets(Sh).Activate</text:p>
      <text:p text:style-name="P1">RowSize = IIf(IsEmpty(Range("A1048576")), Range("A1048576").End(xlUp).Row, 1048576)</text:p>
      <text:p text:style-name="P1"><text:s text:c="4"/>For Row = 2 To RowSize</text:p>
      <text:p text:style-name="P1"><text:s text:c="12"/>'Start of a new project</text:p>
      <text:p text:style-name="P1"><text:s text:c="12"/>ArrayCost(PiNr, ActNr) = Cells(Row, Col)</text:p>
      <text:p text:style-name="P1"><text:s text:c="12"/>'if still the same project</text:p>
      <text:p text:style-name="P1"><text:s text:c="12"/>If Cells(Row, 1) = Cells(Row + 1, 1) Then</text:p>
      <text:p text:style-name="P1"><text:s text:c="16"/>ActNr = ActNr + 1</text:p>
      <text:p text:style-name="P1"><text:s text:c="16"/>ArrayCost(PiNr, ActNr) = Cells(Row, Col)</text:p>
      <text:p text:style-name="P1"><text:s text:c="12"/>Else</text:p>
      <text:p text:style-name="P1"><text:s text:c="16"/>ActNr = 0</text:p>
      <text:p text:style-name="P1"><text:s text:c="16"/>PiNr = PiNr + 1</text:p>
      <text:p text:style-name="P1"><text:s text:c="12"/>End If</text:p>
      <text:p text:style-name="P1"><text:s text:c="8"/>Next Row</text:p>
      <text:p text:style-name="P1">End Function</text:p>
      <text:p text:style-name="P1">Function z_FillArrayPiLevel_PiNr_ActNr(Sh As String, Col_ActId As Long, ByRef ArrayLevel() As String)</text:p>
      <text:p text:style-name="P1">Dim PiNr As Long</text:p>
      <text:p text:style-name="P1">Dim ActNr As Integer</text:p>
      <text:p text:style-name="P1">PiNr = 0 'one index nr for each projects</text:p>
      <text:p text:style-name="P1">ActNr = 0 'one index for each position of a project PiNr</text:p>
      <text:p text:style-name="P1">Sheets(Sh).Activate</text:p>
      <text:p text:style-name="P1">RowSize = IIf(IsEmpty(Range("A1048576")), Range("A1048576").End(xlUp).Row, 1048576)</text:p>
      <text:p text:style-name="P1"><text:s text:c="4"/>For Row = 2 To RowSize</text:p>
      <text:p text:style-name="P1"><text:s text:c="12"/>'Start of a new project</text:p>
      <text:p text:style-name="P1"><text:s text:c="12"/>ArrayLevel(PiNr, ActNr) = Left(Cells(Row, Col_ActId), 2)</text:p>
      <text:p text:style-name="P1"><text:s text:c="12"/>'if still the same project</text:p>
      <text:p text:style-name="P1"><text:s text:c="12"/>If Cells(Row, 1) = Cells(Row + 1, 1) Then</text:p>
      <text:p text:style-name="P1"><text:soft-page-break/><text:s text:c="16"/>ActNr = ActNr + 1</text:p>
      <text:p text:style-name="P1"><text:s text:c="16"/>ArrayLevel(PiNr, ActNr) = Left(Cells(Row, Col_ActId), 2)</text:p>
      <text:p text:style-name="P1"><text:s text:c="12"/>Else</text:p>
      <text:p text:style-name="P1"><text:s text:c="16"/>ActNr = 0</text:p>
      <text:p text:style-name="P1"><text:s text:c="16"/>PiNr = PiNr + 1</text:p>
      <text:p text:style-name="P1"><text:s text:c="12"/>End If</text:p>
      <text:p text:style-name="P1"><text:s text:c="8"/>Next Row</text:p>
      <text:p text:style-name="P1">End Function</text:p>
      <text:p text:style-name="P1">Function z_FillArrayRow_PiNr_ActNr(Sh As String, ByRef ArrayRow() As Long)</text:p>
      <text:p text:style-name="P1">Dim PiNr As Long</text:p>
      <text:p text:style-name="P1">Dim ActNr As Integer</text:p>
      <text:p text:style-name="P1">PiNr = 0 'one index nr for each projects</text:p>
      <text:p text:style-name="P1">ActNr = 0 'one index for each position of a project PiNr</text:p>
      <text:p text:style-name="P1">Sheets(Sh).Activate</text:p>
      <text:p text:style-name="P1">RowSize = IIf(IsEmpty(Range("A1048576")), Range("A1048576").End(xlUp).Row, 1048576)</text:p>
      <text:p text:style-name="P1"><text:s text:c="4"/>For Row = 2 To RowSize</text:p>
      <text:p text:style-name="P1"><text:s text:c="12"/>'Start of a new project</text:p>
      <text:p text:style-name="P1"><text:s text:c="12"/>ArrayRow(PiNr, ActNr) = Row</text:p>
      <text:p text:style-name="P1"><text:s text:c="12"/>'if still the same project</text:p>
      <text:p text:style-name="P1"><text:s text:c="12"/>If Cells(Row, 1) = Cells(Row + 1, 1) Then</text:p>
      <text:p text:style-name="P1"><text:s text:c="16"/>ActNr = ActNr + 1</text:p>
      <text:p text:style-name="P1"><text:s text:c="16"/>ArrayRow(PiNr, ActNr) = Row</text:p>
      <text:p text:style-name="P1"><text:s text:c="12"/>Else</text:p>
      <text:p text:style-name="P1"><text:s text:c="16"/>ActNr = 0</text:p>
      <text:p text:style-name="P1"><text:s text:c="16"/>PiNr = PiNr + 1</text:p>
      <text:p text:style-name="P1"><text:s text:c="12"/>End If</text:p>
      <text:p text:style-name="P1"><text:s text:c="4"/>Next Row</text:p>
      <text:p text:style-name="P1">End Function</text:p>
      <text:p text:style-name="P1"/>
      <text:p text:style-name="P1">Function z_FillArrayActNr_PiNr(Sh As String, ByRef ArrayRow() As Long, ByRef ArrayActNr() As Long)</text:p>
      <text:p text:style-name="P1">'Find the ActNr for each PiNr</text:p>
      <text:p text:style-name="P1"><text:s text:c="8"/>PiNr = 0</text:p>
      <text:p text:style-name="P1"><text:s text:c="8"/>ActNr = 0</text:p>
      <text:p text:style-name="P1"><text:s text:c="8"/>Do Until ArrayRow(PiNr, 0) = 0</text:p>
      <text:p text:style-name="P1"><text:s text:c="12"/>Do Until ArrayRow(PiNr, ActNr) = 0</text:p>
      <text:p text:style-name="P1"><text:s text:c="16"/>ArrayActNr(PiNr) = ActNr 'Used to speed up the program</text:p>
      <text:p text:style-name="P1"><text:s text:c="16"/>ActNr = ActNr + 1</text:p>
      <text:p text:style-name="P1"><text:s text:c="12"/>Loop</text:p>
      <text:p text:style-name="P1"><text:s text:c="12"/>ActNr = 0</text:p>
      <text:p text:style-name="P1"><text:s text:c="8"/>PiNr = PiNr + 1</text:p>
      <text:p text:style-name="P1"><text:s text:c="8"/>Loop</text:p>
      <text:p text:style-name="P1">End Function</text:p>
      <text:p text:style-name="P1"/>
      <text:p text:style-name="P1">Function z_FindArraySizes(Sh As String, ByRef ArrayRow() As Long) As Variant</text:p>
      <text:p text:style-name="P1">'Find the last PiNr and the highest ActNr</text:p>
      <text:p text:style-name="P1"><text:s/>Dim out(0 To 1) As Long</text:p>
      <text:p text:style-name="P1"><text:s text:c="8"/>PiNr = 0</text:p>
      <text:p text:style-name="P1"><text:s text:c="8"/>ActNr = 0</text:p>
      <text:p text:style-name="P1"><text:s text:c="8"/>ActNrMax = 0</text:p>
      <text:p text:style-name="P1"><text:s text:c="8"/>Do Until ArrayRow(PiNr, 0) = 0</text:p>
      <text:p text:style-name="P1"><text:s text:c="12"/>Do Until ArrayRow(PiNr, ActNr) = 0</text:p>
      <text:p text:style-name="P1"><text:s text:c="16"/>If ActNr &gt; ActNrMax Then</text:p>
      <text:p text:style-name="P1"><text:s text:c="20"/>ActNrMax = ActNr 'used to check whether the dimensions of the arrays are big enough</text:p>
      <text:p text:style-name="P1"><text:soft-page-break/><text:s text:c="20"/>'Poskmax = PiNr</text:p>
      <text:p text:style-name="P1"><text:s text:c="16"/>End If</text:p>
      <text:p text:style-name="P1"><text:s text:c="12"/>ActNr = ActNr + 1</text:p>
      <text:p text:style-name="P1"><text:s text:c="12"/>Loop</text:p>
      <text:p text:style-name="P1"><text:s text:c="8"/>PiNr = PiNr + 1</text:p>
      <text:p text:style-name="P1"><text:s text:c="8"/>Loop</text:p>
      <text:p text:style-name="P1"><text:s text:c="8"/>PiNrMax = PiNr 'used to speed up the program and used to check whether the dimensions of the arrays are big enough</text:p>
      <text:p text:style-name="P1"><text:s text:c="8"/>out(0) = PiNrMax</text:p>
      <text:p text:style-name="P1"><text:s text:c="8"/>out(1) = ActNrMax</text:p>
      <text:p text:style-name="P1">z_FindArraySizes = out</text:p>
      <text:p text:style-name="P1">End Function</text:p>
      <text:p text:style-name="P1"/>
      <text:p text:style-name="P1">Function z_RedimArrays(Sh As String, ByRef ArrayRow() As Long, ByRef ArrayActNr() As Long, ByRef ArrayCost() As Double, _</text:p>
      <text:p text:style-name="P1"><text:s text:c="12"/>ByRef ArrayCostF() As Double, ByRef ArrayLevel() As String)</text:p>
      <text:p text:style-name="P1">'if arrays are written to their limit try to redim</text:p>
      <text:p text:style-name="P1"><text:s text:c="8"/>Sheets(Sh).Activate</text:p>
      <text:p text:style-name="P1"><text:s text:c="8"/>Dim SomeMorePi As Integer</text:p>
      <text:p text:style-name="P1"><text:s text:c="8"/>Dim SomeMoreAct</text:p>
      <text:p text:style-name="P1"><text:s text:c="8"/>SomeMorePi = 0</text:p>
      <text:p text:style-name="P1"><text:s text:c="8"/>SomeMoreAct = 0</text:p>
      <text:p text:style-name="P1"><text:s text:c="8"/>ArraySizes = z_FindArraySizes(Sh, ArrayRow)</text:p>
      <text:p text:style-name="P1"><text:s text:c="8"/>Do Until UBound(ArrayRow, 1) &gt; (ArraySizes(0) + 10)</text:p>
      <text:p text:style-name="P1"><text:s text:c="12"/>'more PIs</text:p>
      <text:p text:style-name="P1"><text:s text:c="12"/>ReDim ArrayRow(0 To 5000 + SomeMorePi, 0 To 600) As Long</text:p>
      <text:p text:style-name="P1"><text:s text:c="12"/>ReDim ArrayActNr(0 To 5000 + SomeMorePi) As Long</text:p>
      <text:p text:style-name="P1"><text:s text:c="12"/>ReDim ArrayCost(0 To 5000 + SomeMorePi, 0 To 600) As Double</text:p>
      <text:p text:style-name="P1"><text:s text:c="12"/>ReDim ArrayCostF(0 To 5000 + SomeMorePi, 0 To 600) As Double</text:p>
      <text:p text:style-name="P1"><text:s text:c="12"/>ReDim ArrayLevel(0 To 5000 + SomeMorePi, 0 To 600) As String</text:p>
      <text:p text:style-name="P1"><text:s text:c="12"/>Call z_FillArrayRow_PiNr_ActNr("RD_MasterDataSet7", ArrayRow)</text:p>
      <text:p text:style-name="P1"><text:s text:c="12"/>ArraySizes = z_FindArraySizes(Sh, ArrayRow)</text:p>
      <text:p text:style-name="P1"><text:s text:c="12"/>SomeMorePi = SomeMorePi + 20</text:p>
      <text:p text:style-name="P1"><text:s text:c="8"/>Loop</text:p>
      <text:p text:style-name="P1"><text:s text:c="8"/>SomeMoreAct = 0</text:p>
      <text:p text:style-name="P1"><text:s text:c="8"/>Do Until UBound(ArrayRow, 2) &gt; (ArraySizes(1) + 10)</text:p>
      <text:p text:style-name="P1"><text:s text:c="12"/>'more Activities</text:p>
      <text:p text:style-name="P1"><text:s text:c="12"/>ReDim ArrayRow(0 To 5000 + SomeMorePi, 0 To 600 + SomeMoreAct) As Long</text:p>
      <text:p text:style-name="P1"><text:s text:c="12"/>ReDim ArrayActNr(0 To 5000 + SomeMorePi) As Long</text:p>
      <text:p text:style-name="P1"><text:s text:c="12"/>ReDim ArrayCost(0 To 5000 + SomeMorePi, 0 To 600 + SomeMoreAct) As Double</text:p>
      <text:p text:style-name="P1"><text:s text:c="12"/>ReDim ArrayCostF(0 To 5000 + SomeMorePi, 0 To 600 + SomeMoreAct) As Double</text:p>
      <text:p text:style-name="P1"><text:s text:c="12"/>ReDim ArrayLevel(0 To 5000 + SomeMorePi, 0 To 600 + SomeMoreAct) As String</text:p>
      <text:p text:style-name="P1"><text:s text:c="12"/>Call z_FillArrayRow_PiNr_ActNr("RD_MasterDataSet7", ArrayRow)</text:p>
      <text:p text:style-name="P1"><text:s text:c="12"/>ArraySizes = z_FindArraySizes(Sh, ArrayRow)</text:p>
      <text:p text:style-name="P1"><text:s text:c="12"/>SomeMoreAct = SomeMoreAct + 20</text:p>
      <text:p text:style-name="P1"><text:s text:c="8"/>Loop</text:p>
      <text:p text:style-name="P1">End Function</text:p>
      <text:p text:style-name="P1"/>
      <text:p text:style-name="P1">Sub test13()</text:p>
      <text:p text:style-name="P1">Call EACRecalc("RD_MasterDataSet7", "Log_EACRecalc")</text:p>
      <text:p text:style-name="P1">End Sub</text:p>
      <text:p text:style-name="P1"/>
      <text:p text:style-name="P1">Function z_EACRecalc(Sh As String, Sh_log As String)</text:p>
      <text:p text:style-name="P1"><text:soft-page-break/>'Macro generated by Roland.Benz@Syngenta.com (PMEC, Project Management Excellence)</text:p>
      <text:p text:style-name="P1">'Date: 11.9.2011</text:p>
      <text:p text:style-name="P1"><text:s text:c="3"/></text:p>
      <text:p text:style-name="P1">'Program:</text:p>
      <text:p text:style-name="P1">'logfile add column names</text:p>
      <text:p text:style-name="P1">Sheets(Sh_log).Activate</text:p>
      <text:p text:style-name="P1">Dim ilog As Long: ilog = 1</text:p>
      <text:p text:style-name="P1"/>
      <text:p text:style-name="P1">'***0. Set the flag for Testmode. 1=on, 0=off****</text:p>
      <text:p text:style-name="P1">Dim test As Integer</text:p>
      <text:p text:style-name="P1">test = 0 'flag for test purposes: 1=on, 0=off</text:p>
      <text:p text:style-name="P1"/>
      <text:p text:style-name="P1">'***1. Declaration and Initialisation***</text:p>
      <text:p text:style-name="P1">'Static arrays: Dynamic arrays and initialisation with ReDim causes memory problems at my laptop</text:p>
      <text:p text:style-name="P1">ReDim ArrayRow(0 To 5000, 0 To 600) As Long</text:p>
      <text:p text:style-name="P1">ReDim ArrayActNr(0 To 5000) As Long</text:p>
      <text:p text:style-name="P1">ReDim ArrayCost(0 To 5000, 0 To 600) As Double</text:p>
      <text:p text:style-name="P1">ReDim ArrayCostF(0 To 5000, 0 To 600) As Double 'data type double removes the 1.00d-2 problem from SmartChoice where the value is overwritten (all in test=1 mode)</text:p>
      <text:p text:style-name="P1">ReDim ArrayLevel(0 To 5000, 0 To 600) As String <text:s/>'variant</text:p>
      <text:p text:style-name="P1">Dim ArraySizes As Variant</text:p>
      <text:p text:style-name="P1"/>
      <text:p text:style-name="P1">'Screen updating no</text:p>
      <text:p text:style-name="P1">Application.ScreenUpdating = False</text:p>
      <text:p text:style-name="P1"/>
      <text:p text:style-name="P1">'Column ActivityIdentifier</text:p>
      <text:p text:style-name="P1">'Activate sheet and find column indices</text:p>
      <text:p text:style-name="P1">Sheets(Sh).Activate</text:p>
      <text:p text:style-name="P1">Dim Col_ActId As Long</text:p>
      <text:p text:style-name="P1">Col_ActId = z_GetColumnIndex("ActivityIdentifier", 1, Sh) 'column used to extract the project level PI,MS,TK</text:p>
      <text:p text:style-name="P1"/>
      <text:p text:style-name="P1">'To measure the duration of the code: separate declaration of each variable. Otherwise it will not work out</text:p>
      <text:p text:style-name="P1">Dim Start As Date: Dim StartDel As Date: Dim StartRecalcFull As Date: Dim StartRecalc20XX As Date: Dim StartRemovingErrors As Date</text:p>
      <text:p text:style-name="P1">Dim Duration As Date: Dim DurationDel As Date: Dim DurationRecalcFull As Date: Dim DurationRecalc20XX As Date: Dim DurationRemovingErrors As Date</text:p>
      <text:p text:style-name="P1">Start = Now() 'to measure the duration of the code</text:p>
      <text:p text:style-name="P1"/>
      <text:p text:style-name="P1"/>
      <text:p text:style-name="P1">'***3. Recalculate the MS and PI cost residuals***</text:p>
      <text:p text:style-name="P1">If 1 Then 'flag: 1=on, 0=off</text:p>
      <text:p text:style-name="P1"><text:s text:c="4"/>'Activate sheet and find column indices</text:p>
      <text:p text:style-name="P1"><text:s text:c="4"/>Sheets(Sh).Activate</text:p>
      <text:p text:style-name="P1"><text:s text:c="4"/>Dim Col_TotalFullCosts As Long</text:p>
      <text:p text:style-name="P1"><text:s text:c="4"/>Col_TotalFullCosts = z_GetColumnIndex("EacFullCosts", 1, Sh)</text:p>
      <text:p text:style-name="P1"><text:s text:c="4"/>Dim Col As Long</text:p>
      <text:p text:style-name="P1"><text:s text:c="4"/>Dim ColOut As Long</text:p>
      <text:p text:style-name="P1"><text:s text:c="4"/>For Col = Col_TotalFullCosts To (Col_TotalFullCosts - 5) Step -1 'packs of six columns</text:p>
      <text:p text:style-name="P1"><text:s text:c="8"/>If test Then</text:p>
      <text:p text:style-name="P1"><text:s text:c="12"/>ColOut = Col + 200 'write at the end of the spreadsheet</text:p>
      <text:p text:style-name="P1"><text:s text:c="8"/>Else</text:p>
      <text:p text:style-name="P1"><text:soft-page-break/><text:s text:c="12"/>ColOut = Col 'overwrite the columns</text:p>
      <text:p text:style-name="P1"><text:s text:c="8"/>End If</text:p>
      <text:p text:style-name="P1"><text:s text:c="8"/>'fill an ArrayRow(PiNr, ActNr) with the index Row,</text:p>
      <text:p text:style-name="P1"><text:s text:c="8"/>'and an array ArrayLevel(PiNr, ActNr) with the project level info (PI,WS,TK)</text:p>
      <text:p text:style-name="P1"><text:s text:c="8"/>PiNr = 0 'one index nr for each projects</text:p>
      <text:p text:style-name="P1"><text:s text:c="8"/>ActNr = 0 'one index for each position of a project PiNr</text:p>
      <text:p text:style-name="P1"><text:s text:c="8"/>RowSize = IIf(IsEmpty(Range("A1048576")), Range("A1048576").End(xlUp).Row, 1048576)</text:p>
      <text:p text:style-name="P1"><text:s text:c="4"/></text:p>
      <text:p text:style-name="P1"><text:s text:c="8"/>'Fill the arrays</text:p>
      <text:p text:style-name="P1"><text:s text:c="8"/>If Col = Col_TotalFullCosts Then 'EACFullCosts (Separate calculation of EACFullCosts to speed up the program)</text:p>
      <text:p text:style-name="P1"><text:s text:c="12"/>StartRecalcFull = Now() 'to measure the duration of the code</text:p>
      <text:p text:style-name="P1"><text:s text:c="8"/></text:p>
      <text:p text:style-name="P1"><text:s text:c="12"/>'Initialize the EACFullCost Array with empty values (just in case there are any others)</text:p>
      <text:p text:style-name="P1"><text:s text:c="12"/>'Watch out when the dimensions are no longer big enough:</text:p>
      <text:p text:style-name="P1"><text:s text:c="12"/>' more than 5000 PI or more than 600 WS and TK per one PI</text:p>
      <text:p text:style-name="P1"><text:s text:c="12"/>Call z_FillArrayRow_PiNr_ActNr(Sh, ArrayRow)</text:p>
      <text:p text:style-name="P1"><text:s text:c="8"/></text:p>
      <text:p text:style-name="P1"><text:s text:c="12"/>'Check whether a redim is necessary and if so enhance the array sizes</text:p>
      <text:p text:style-name="P1"><text:s text:c="12"/>Call z_RedimArrays(Sh, ArrayRow, ArrayActNr, ArrayCost, ArrayCostF, ArrayLevel)</text:p>
      <text:p text:style-name="P1"><text:s text:c="8"/></text:p>
      <text:p text:style-name="P1"><text:s text:c="12"/>'fill the array</text:p>
      <text:p text:style-name="P1"><text:s text:c="12"/>Call z_FillArrayActNr_PiNr(Sh, ArrayRow, ArrayActNr)</text:p>
      <text:p text:style-name="P1"><text:s text:c="12"/>Call z_FillArrayCosts_PiNr_ActNr(Sh, Col_TotalFullCosts, ArrayCostF)</text:p>
      <text:p text:style-name="P1"><text:s text:c="12"/>Call z_FillArrayPiLevel_PiNr_ActNr(Sh, Col_ActId, ArrayLevel)</text:p>
      <text:p text:style-name="P1"><text:s text:c="8"/></text:p>
      <text:p text:style-name="P1"><text:s text:c="12"/>'determine the RiNrMax</text:p>
      <text:p text:style-name="P1"><text:s text:c="12"/>Dim PiNrMax As Long</text:p>
      <text:p text:style-name="P1"><text:s text:c="12"/>Dim ActNrMax As Long</text:p>
      <text:p text:style-name="P1"><text:s text:c="12"/>Dim MaxIter As Variant</text:p>
      <text:p text:style-name="P1"><text:s text:c="12"/>MaxIter = z_FindArraySizes(Sh, ArrayRow)</text:p>
      <text:p text:style-name="P1"><text:s text:c="12"/>PiNrMax = MaxIter(0)</text:p>
      <text:p text:style-name="P1"><text:s text:c="12"/>ActNrMax = MaxIter(1)</text:p>
      <text:p text:style-name="P1"><text:s text:c="8"/></text:p>
      <text:p text:style-name="P1"><text:s text:c="12"/>'Calculate the residuals of the PI and WS levels</text:p>
      <text:p text:style-name="P1"><text:s text:c="12"/>For PiNr = 0 To PiNrMax</text:p>
      <text:p text:style-name="P1"><text:s text:c="16"/>If ArrayCost(PiNr, 0) &lt;&gt; 0 Or ArrayCostF(PiNr, 0) &lt;&gt; 0 Then 'Costs on PI level zero</text:p>
      <text:p text:style-name="P1"><text:s text:c="20"/>WSTK = 0 'sums all TKs of one WS</text:p>
      <text:p text:style-name="P1"><text:s text:c="20"/>PITK = 0 'sums all TKs of one PI</text:p>
      <text:p text:style-name="P1"><text:s text:c="20"/>PIWSres = 0 'sums all residual WSs of one PI</text:p>
      <text:p text:style-name="P1"><text:s text:c="20"/>WSres = 0 'residual of one WS</text:p>
      <text:p text:style-name="P1"><text:s text:c="20"/>PIres = 0 'residual of the PI</text:p>
      <text:p text:style-name="P1"><text:s text:c="20"/>For ActNr = ArrayActNr(PiNr) To 0 Step -1</text:p>
      <text:p text:style-name="P1"><text:s text:c="24"/>If ArrayCostF(PiNr, ActNr) &lt;&gt; 0 Then 'Cost on any level</text:p>
      <text:p text:style-name="P1"><text:s text:c="28"/>If ArrayLevel(PiNr, ActNr) = "" Then</text:p>
      <text:p text:style-name="P1"><text:s text:c="32"/>'do nothing and count down</text:p>
      <text:p text:style-name="P1"><text:s text:c="28"/>Else</text:p>
      <text:p text:style-name="P1"><text:s text:c="32"/>If ArrayLevel(PiNr, ActNr) = "TK" Then</text:p>
      <text:p text:style-name="P1"><text:s text:c="36"/>If test Then</text:p>
      <text:p text:style-name="P1"><text:s text:c="40"/>'Write nothing if test=0</text:p>
      <text:p text:style-name="P1"><text:s text:c="40"/>Cells(ArrayRow(PiNr, ActNr), ColOut) = ArrayCostF(PiNr, ActNr) 'for test purposes!!!</text:p>
      <text:p text:style-name="P1"><text:s text:c="36"/>End If</text:p>
      <text:p text:style-name="P1"><text:soft-page-break/><text:s text:c="36"/>WSTK = WSTK + ArrayCostF(PiNr, ActNr) 'WSTK = WSTK + Cells(ArrayRow(PiNr, ActNr), Col)</text:p>
      <text:p text:style-name="P1"><text:s text:c="36"/>PITK = PITK + ArrayCostF(PiNr, ActNr) 'PITK = PITK + Cells(ArrayRow(PiNr, ActNr), Col)</text:p>
      <text:p text:style-name="P1"><text:s text:c="32"/>ElseIf ArrayLevel(PiNr, ActNr) = "WS" Then</text:p>
      <text:p text:style-name="P1"><text:s text:c="36"/>If WSTK = 0 Then</text:p>
      <text:p text:style-name="P1"><text:s text:c="40"/>If test Then</text:p>
      <text:p text:style-name="P1"><text:s text:c="44"/>'Write nothing if test=0</text:p>
      <text:p text:style-name="P1"><text:s text:c="44"/>Cells(ArrayRow(PiNr, ActNr), ColOut) = ArrayCostF(PiNr, ActNr) 'for test purposes!!!</text:p>
      <text:p text:style-name="P1"><text:s text:c="40"/>End If</text:p>
      <text:p text:style-name="P1"><text:s text:c="40"/>PIWSres = PIWSres + ArrayCostF(PiNr, ActNr) 'PIWSres = PIWSres + Cells(ArrayRow(PiNr, ActNr), Col)</text:p>
      <text:p text:style-name="P1"><text:s text:c="40"/>WSTK = 0</text:p>
      <text:p text:style-name="P1"><text:s text:c="36"/>Else</text:p>
      <text:p text:style-name="P1"><text:s text:c="40"/>'Overwrite</text:p>
      <text:p text:style-name="P1"><text:s text:c="40"/>WSres = ArrayCostF(PiNr, ActNr) - WSTK</text:p>
      <text:p text:style-name="P1"><text:s text:c="40"/>If WSres &gt; -0.001 And WSres &lt; 0.001 Then 'to remove thousands of rounding errors from SmartChoice</text:p>
      <text:p text:style-name="P1"><text:s text:c="44"/>Cells(ArrayRow(PiNr, ActNr), ColOut) = 0</text:p>
      <text:p text:style-name="P1"><text:s text:c="40"/>Else</text:p>
      <text:p text:style-name="P1"><text:s text:c="44"/>Cells(ArrayRow(PiNr, ActNr), ColOut) = WSres</text:p>
      <text:p text:style-name="P1"><text:s text:c="40"/>End If</text:p>
      <text:p text:style-name="P1"><text:s text:c="40"/>PIWSres = PIWSres + ArrayCostF(PiNr, ActNr) - WSTK 'PIWSres = PIWSres + Cells(ArrayRow(PiNr, ActNr), Col) - WSTK</text:p>
      <text:p text:style-name="P1"><text:s text:c="40"/>WSTK = 0</text:p>
      <text:p text:style-name="P1"><text:s text:c="36"/>End If</text:p>
      <text:p text:style-name="P1"><text:s text:c="32"/>ElseIf ArrayLevel(PiNr, ActNr) = "PI" Then</text:p>
      <text:p text:style-name="P1"><text:s text:c="36"/>'Overwrite</text:p>
      <text:p text:style-name="P1"><text:s text:c="36"/>PIres = ArrayCostF(PiNr, ActNr) - PIWSres - PITK</text:p>
      <text:p text:style-name="P1"><text:s text:c="36"/>If PIres &gt; -0.001 And PIres &lt; 0.001 Then 'to remove thousands of rounding errors from SmartChoice</text:p>
      <text:p text:style-name="P1"><text:s text:c="40"/>Cells(ArrayRow(PiNr, ActNr), ColOut) = 0</text:p>
      <text:p text:style-name="P1"><text:s text:c="36"/>Else</text:p>
      <text:p text:style-name="P1"><text:s text:c="40"/>Cells(ArrayRow(PiNr, ActNr), ColOut) = PIres</text:p>
      <text:p text:style-name="P1"><text:s text:c="36"/>End If</text:p>
      <text:p text:style-name="P1"><text:s text:c="32"/>Else</text:p>
      <text:p text:style-name="P1"><text:s text:c="36"/>Stop 'Wrong level, other than "PI","WS","TK"</text:p>
      <text:p text:style-name="P1"><text:s text:c="32"/>End If</text:p>
      <text:p text:style-name="P1"><text:s text:c="28"/>End If</text:p>
      <text:p text:style-name="P1"><text:s text:c="24"/>End If</text:p>
      <text:p text:style-name="P1"><text:s text:c="20"/>Next ActNr</text:p>
      <text:p text:style-name="P1"><text:s text:c="16"/>End If</text:p>
      <text:p text:style-name="P1"><text:s text:c="12"/>Next PiNr</text:p>
      <text:p text:style-name="P1"><text:s text:c="8"/>DurationRecalcFull = Now() - StartRecalcFull 'to measure the duration of the code</text:p>
      <text:p text:style-name="P1"><text:s text:c="4"/></text:p>
      <text:p text:style-name="P1"><text:s text:c="8"/>Else 'EACCosts20XX</text:p>
      <text:p text:style-name="P1"><text:s text:c="8"/>If Col = (Col_TotalFullCosts - 1) Then</text:p>
      <text:p text:style-name="P1"><text:s text:c="12"/>StartRecalc20XX = Now() 'to measure the duration of the code</text:p>
      <text:p text:style-name="P1"><text:s text:c="8"/>End If</text:p>
      <text:p text:style-name="P1"><text:s text:c="8"/></text:p>
      <text:p text:style-name="P1"><text:s text:c="12"/>'fill the cost array</text:p>
      <text:p text:style-name="P1"><text:s text:c="12"/>Call z_FillArrayCosts_PiNr_ActNr(Sh, Col, ArrayCost)</text:p>
      <text:p text:style-name="P1"><text:soft-page-break/><text:s text:c="8"/></text:p>
      <text:p text:style-name="P1"><text:s text:c="12"/>'Calculate the residualsof the PI and WS levels</text:p>
      <text:p text:style-name="P1"><text:s text:c="12"/>For PiNr = 0 To PiNrMax</text:p>
      <text:p text:style-name="P1"><text:s text:c="16"/>If ArrayCost(PiNr, 0) &lt;&gt; 0 Or ArrayCostF(PiNr, 0) &lt;&gt; 0 Then 'Costs on PI level is zero</text:p>
      <text:p text:style-name="P1"><text:s text:c="20"/>WSTK = 0 'sums all TKs of one WS</text:p>
      <text:p text:style-name="P1"><text:s text:c="20"/>PITK = 0 'sums all TKs of one PI</text:p>
      <text:p text:style-name="P1"><text:s text:c="20"/>PIWSres = 0 'sums all residual WSs of one PI</text:p>
      <text:p text:style-name="P1"><text:s text:c="20"/>WSres = 0 'residual of one WS</text:p>
      <text:p text:style-name="P1"><text:s text:c="20"/>PIres = 0 'residual of the PI</text:p>
      <text:p text:style-name="P1"><text:s text:c="20"/>For ActNr = ArrayActNr(PiNr) To 0 Step -1</text:p>
      <text:p text:style-name="P1"><text:s text:c="24"/>If ArrayCost(PiNr, ActNr) &lt;&gt; 0 Or ArrayCostF(PiNr, ActNr) &lt;&gt; 0 Then 'Cost on any level is zero</text:p>
      <text:p text:style-name="P1"><text:s text:c="28"/>If ArrayLevel(PiNr, ActNr) = "" Then</text:p>
      <text:p text:style-name="P1"><text:s text:c="32"/>'do nothing and count down</text:p>
      <text:p text:style-name="P1"><text:s text:c="28"/>Else</text:p>
      <text:p text:style-name="P1"><text:s text:c="32"/>If ArrayLevel(PiNr, ActNr) = "TK" Then</text:p>
      <text:p text:style-name="P1"><text:s text:c="36"/>If test Then</text:p>
      <text:p text:style-name="P1"><text:s text:c="40"/>'Write nothing if test=0</text:p>
      <text:p text:style-name="P1"><text:s text:c="40"/>Cells(ArrayRow(PiNr, ActNr), ColOut) = ArrayCost(PiNr, ActNr) 'for test purposes!!!</text:p>
      <text:p text:style-name="P1"><text:s text:c="36"/>End If</text:p>
      <text:p text:style-name="P1"><text:s text:c="36"/>WSTK = WSTK + ArrayCost(PiNr, ActNr) 'WSTK = WSTK + Cells(ArrayRow(PiNr, ActNr), Col)</text:p>
      <text:p text:style-name="P1"><text:s text:c="36"/>PITK = PITK + ArrayCost(PiNr, ActNr) 'PITK = PITK + Cells(ArrayRow(PiNr, ActNr), Col)</text:p>
      <text:p text:style-name="P1"><text:s text:c="32"/>ElseIf ArrayLevel(PiNr, ActNr) = "WS" Then</text:p>
      <text:p text:style-name="P1"><text:s text:c="36"/>If WSTK = 0 Then</text:p>
      <text:p text:style-name="P1"><text:s text:c="40"/>If test Then</text:p>
      <text:p text:style-name="P1"><text:s text:c="44"/>'Write nothing if test=0</text:p>
      <text:p text:style-name="P1"><text:s text:c="44"/>Cells(ArrayRow(PiNr, ActNr), ColOut) = ArrayCost(PiNr, ActNr) 'for test purposes!!!</text:p>
      <text:p text:style-name="P1"><text:s text:c="40"/>End If</text:p>
      <text:p text:style-name="P1"><text:s text:c="40"/>PIWSres = PIWSres + ArrayCost(PiNr, ActNr) <text:s/>'PIWSres = PIWSres + Cells(ArrayRow(PiNr, ActNr), Col)</text:p>
      <text:p text:style-name="P1"><text:s text:c="40"/>WSTK = 0</text:p>
      <text:p text:style-name="P1"><text:s text:c="36"/>Else</text:p>
      <text:p text:style-name="P1"><text:s text:c="36"/>'Overwrite</text:p>
      <text:p text:style-name="P1"><text:s text:c="40"/>WSres = ArrayCost(PiNr, ActNr) - WSTK</text:p>
      <text:p text:style-name="P1"><text:s text:c="40"/>If WSres &gt; -0.001 And WSres &lt; 0.001 Then 'to remove thousands of rounding errors from SmartChoice</text:p>
      <text:p text:style-name="P1"><text:s text:c="44"/>Cells(ArrayRow(PiNr, ActNr), ColOut) = 0</text:p>
      <text:p text:style-name="P1"><text:s text:c="40"/>Else</text:p>
      <text:p text:style-name="P1"><text:s text:c="44"/>Cells(ArrayRow(PiNr, ActNr), ColOut) = WSres</text:p>
      <text:p text:style-name="P1"><text:s text:c="40"/>End If</text:p>
      <text:p text:style-name="P1"><text:s text:c="40"/>PIWSres = PIWSres + ArrayCost(PiNr, ActNr) - WSTK 'PIWSres = PIWSres + Cells(ArrayRow(PiNr, ActNr), Col) - WSTK</text:p>
      <text:p text:style-name="P1"><text:s text:c="40"/>WSTK = 0</text:p>
      <text:p text:style-name="P1"><text:s text:c="36"/>End If</text:p>
      <text:p text:style-name="P1"><text:s text:c="32"/>ElseIf ArrayLevel(PiNr, ActNr) = "PI" Then</text:p>
      <text:p text:style-name="P1"><text:s text:c="36"/>'Overwrite</text:p>
      <text:p text:style-name="P1"><text:s text:c="36"/>PIres = ArrayCost(PiNr, ActNr) - PIWSres - PITK</text:p>
      <text:p text:style-name="P1"><text:s text:c="36"/>If PIres &gt; -0.001 And PIres &lt; 0.001 Then 'to remove thousands of rounding errors from SmartChoice</text:p>
      <text:p text:style-name="P1"><text:soft-page-break/><text:s text:c="40"/>Cells(ArrayRow(PiNr, ActNr), ColOut) = 0</text:p>
      <text:p text:style-name="P1"><text:s text:c="36"/>Else</text:p>
      <text:p text:style-name="P1"><text:s text:c="40"/>Cells(ArrayRow(PiNr, ActNr), ColOut) = PIres</text:p>
      <text:p text:style-name="P1"><text:s text:c="36"/>End If</text:p>
      <text:p text:style-name="P1"><text:s text:c="32"/>Else</text:p>
      <text:p text:style-name="P1"><text:s text:c="36"/>Stop 'Wrong level, other than "PI","WS","TK"</text:p>
      <text:p text:style-name="P1"><text:s text:c="32"/>End If</text:p>
      <text:p text:style-name="P1"><text:s text:c="28"/>End If</text:p>
      <text:p text:style-name="P1"><text:s text:c="24"/>End If</text:p>
      <text:p text:style-name="P1"><text:s text:c="20"/>Next ActNr</text:p>
      <text:p text:style-name="P1"><text:s text:c="16"/>End If</text:p>
      <text:p text:style-name="P1"><text:s text:c="12"/>Next PiNr</text:p>
      <text:p text:style-name="P1"><text:s text:c="8"/>End If</text:p>
      <text:p text:style-name="P1"><text:s text:c="4"/>Next Col</text:p>
      <text:p text:style-name="P1"><text:s text:c="4"/>DurationRecalc20XX = Now() - StartRecalc20XX 'to measure the duration of the code</text:p>
      <text:p text:style-name="P1">End If 'flag: 1=on, 0=off</text:p>
      <text:p text:style-name="P1"/>
      <text:p text:style-name="P1">'***4. Find errors and known problems. Correct them where possible. Write them into the logfile. Write the durations of each part into the logfile***</text:p>
      <text:p text:style-name="P1">If 1 Then 'flag: 1=on, 0=off</text:p>
      <text:p text:style-name="P1"><text:s text:c="4"/>Sheets(Sh).Activate</text:p>
      <text:p text:style-name="P1"><text:s text:c="4"/>StartRemovingErrors = Now() 'to measure the duration of the code</text:p>
      <text:p text:style-name="P1"><text:s text:c="4"/>ilogStart = ilog + 1: ilog = ilog + 2</text:p>
      <text:p text:style-name="P1"/>
      <text:p text:style-name="P1"><text:s text:c="4"/>For Col = Col_TotalFullCosts To (Col_TotalFullCosts - 5) Step -1</text:p>
      <text:p text:style-name="P1"><text:s text:c="8"/>If test Then</text:p>
      <text:p text:style-name="P1"><text:s text:c="12"/>ColOut = Col + 200</text:p>
      <text:p text:style-name="P1"><text:s text:c="8"/>Else</text:p>
      <text:p text:style-name="P1"><text:s text:c="12"/>ColOut = Col</text:p>
      <text:p text:style-name="P1"><text:s text:c="8"/>End If</text:p>
      <text:p text:style-name="P1"><text:s text:c="8"/>Call z_ReplNearZeroWithZero(Sh, Sh_log, ColOut, ilog) 'this task is now already performed above</text:p>
      <text:p text:style-name="P1"><text:s text:c="8"/>Call z_ReplIsTextWithZero(Sh, Sh_log, ColOut, ilog)</text:p>
      <text:p text:style-name="P1"><text:s text:c="8"/>Call FindNeativeValues(Sh, Sh_log, ColOut, ilog)</text:p>
      <text:p text:style-name="P1"><text:s text:c="4"/>Next Col</text:p>
      <text:p text:style-name="P1"/>
      <text:p text:style-name="P1"><text:s text:c="4"/>DurationRemovingErrors = Now() - StartRemovingErrors 'to measure the duration of the code</text:p>
      <text:p text:style-name="P1"><text:s text:c="4"/>Sheets(Sh_log).Cells(ilogStart, 1) = "Errors and Corrections" &amp; CStr(DurationRemovingErrors)</text:p>
      <text:p text:style-name="P1">End If 'flag: 1=on, 0=off</text:p>
      <text:p text:style-name="P1"/>
      <text:p text:style-name="P1">'Screen updating Yes</text:p>
      <text:p text:style-name="P1">Application.ScreenUpdating = True</text:p>
      <text:p text:style-name="P1"/>
      <text:p text:style-name="P1">'Write the durations into the logfile</text:p>
      <text:p text:style-name="P1">Duration = Now() - Start</text:p>
      <text:p text:style-name="P1">Sheets(Sh_log).Cells(ilog + 2, 1) = "Duration" &amp; CStr(Duration): ilog = ilog + 1</text:p>
      <text:p text:style-name="P1">Sheets(Sh_log).Cells(ilog, 1) = "DurationDel" &amp; CStr(DurationDel): ilog = ilog + 1</text:p>
      <text:p text:style-name="P1">Sheets(Sh_log).Cells(ilog, 1) = "DurationRecalcFull" &amp; CStr(DurationRecalcFull): ilog = ilog + 1</text:p>
      <text:p text:style-name="P1">Sheets(Sh_log).Cells(ilog, 1) = "DurationRecalc20XX" &amp; CStr(DurationRecalc20XX): ilog = ilog + 1</text:p>
      <text:p text:style-name="P1">Sheets(Sh_log).Cells(ilog, 1) = "DurationRemovingErrors" &amp; CStr(DurationRemovingErrors): ilog = ilog + 1</text:p>
      <text:p text:style-name="P2">'MsgBox ("Duration=" &amp; Duration &amp; Chr(10) &amp; "ActNrMax(&lt;600)=" &amp; ActNrMax &amp; Chr(10) &amp; "PiNrMax(&lt;5000)=" &amp; PiNrMax)</text:p>
      <text:p text:style-name="P1">'Stop 'for test purposes (to scrutinize the final values of the variables)</text:p>
      <text:p text:style-name="P1"><text:soft-page-break/>End Function</text:p>
      <text:p text:style-name="P1"/>
      <text:p text:style-name="P1">Function z_ReplNearZeroWithZero(Sh As String, Sh_log As String, ColOut As Long, ilog As Long)</text:p>
      <text:p text:style-name="P1">Row = 2</text:p>
      <text:p text:style-name="P1">Do Until Cells(Row, 1) = ""</text:p>
      <text:p text:style-name="P1"><text:s text:c="4"/>If Cells(Row, ColOut) &lt;&gt; "" And Cells(Row, ColOut) &lt;&gt; 0 Then</text:p>
      <text:p text:style-name="P1"><text:s text:c="8"/>'replace positive values near zero with zero</text:p>
      <text:p text:style-name="P1"><text:s text:c="8"/>If Cells(Row, ColOut) &gt; -0.001 And Cells(Row, ColOut) &lt; 0.001 Then</text:p>
      <text:p text:style-name="P1"><text:s text:c="12"/>'Write out into the logfile</text:p>
      <text:p text:style-name="P1"><text:s text:c="12"/>Cells(Row, ColOut).EntireRow.Copy Destination:=Sheets(Sh_log).Cells(ilog, 1).EntireRow</text:p>
      <text:p text:style-name="P1"><text:s text:c="12"/>Sheets(Sh_log).Cells(ilog, 160) = "1: costs near zero": ilog = ilog + 1</text:p>
      <text:p text:style-name="P1"><text:s text:c="12"/>'Correction</text:p>
      <text:p text:style-name="P1"><text:s text:c="12"/>Cells(Row, ColOut) = 0</text:p>
      <text:p text:style-name="P1"><text:s text:c="12"/>End If</text:p>
      <text:p text:style-name="P1"><text:s text:c="8"/>End If</text:p>
      <text:p text:style-name="P1"><text:s text:c="4"/>Row = Row + 1</text:p>
      <text:p text:style-name="P1"><text:s text:c="4"/>Loop</text:p>
      <text:p text:style-name="P1">End Function</text:p>
      <text:p text:style-name="P1"/>
      <text:p text:style-name="P1">Function z_ReplIsTextWithZero(Sh As String, Sh_log As String, ColOut As Long, ilog As Long)</text:p>
      <text:p text:style-name="P1">Row = 2</text:p>
      <text:p text:style-name="P1">Do Until Cells(Row, 1) = ""</text:p>
      <text:p text:style-name="P1"><text:s text:c="4"/>If Cells(Row, ColOut) &lt;&gt; "" And Cells(Row, ColOut) &lt;&gt; 0 Then</text:p>
      <text:p text:style-name="P1"><text:s text:c="8"/>'replace 1.00d-2 with zero</text:p>
      <text:p text:style-name="P1"><text:s text:c="8"/>If WorksheetFunction.IsText(Cells(Row, ColOut)) Then</text:p>
      <text:p text:style-name="P1"><text:s text:c="12"/>'Write out into the logfile</text:p>
      <text:p text:style-name="P1"><text:s text:c="12"/>Cells(Row, ColOut).EntireRow.Copy Destination:=Sheets(Sh_log).Cells(ilog, 1).EntireRow</text:p>
      <text:p text:style-name="P1"><text:s text:c="12"/>Sheets(Sh_log).Cells(ilog, 160) = "2: costs IsText": ilog = ilog + 1</text:p>
      <text:p text:style-name="P1"><text:s text:c="12"/>'Correction</text:p>
      <text:p text:style-name="P1"><text:s text:c="12"/>Cells(Row, ColOut) = 0</text:p>
      <text:p text:style-name="P1"><text:s text:c="8"/>End If</text:p>
      <text:p text:style-name="P1"><text:s text:c="4"/>End If</text:p>
      <text:p text:style-name="P1">Row = Row + 1</text:p>
      <text:p text:style-name="P1">Loop</text:p>
      <text:p text:style-name="P1">End Function</text:p>
      <text:p text:style-name="P1"/>
      <text:p text:style-name="P1">Function FindNeativeValues(Sh As String, Sh_log As String, ColOut As Long, ilog As Long)</text:p>
      <text:p text:style-name="P1">Row = 2</text:p>
      <text:p text:style-name="P1">Do Until Cells(Row, 1) = ""</text:p>
      <text:p text:style-name="P1"><text:s text:c="4"/>If Cells(Row, ColOut) &lt;&gt; "" And Cells(Row, ColOut) &lt;&gt; 0 Then</text:p>
      <text:p text:style-name="P1"><text:s text:c="8"/>'look for negative values</text:p>
      <text:p text:style-name="P1"><text:s text:c="8"/>If Cells(Row, ColOut) &lt; -0.001 Then</text:p>
      <text:p text:style-name="P1"><text:s text:c="12"/>'Write out into the logfile</text:p>
      <text:p text:style-name="P1"><text:s text:c="12"/>Cells(Row, ColOut).EntireRow.Copy Destination:=Sheets(Sh_log).Cells(ilog, 1).EntireRow</text:p>
      <text:p text:style-name="P1"><text:s text:c="12"/>Sheets(Sh_log).Cells(ilog, 160) = "3: costs negative": ilog = ilog + 1</text:p>
      <text:p text:style-name="P1"><text:s text:c="12"/>'Correction: go into the logfile and</text:p>
      <text:p text:style-name="P1"><text:s text:c="8"/>End If</text:p>
      <text:p text:style-name="P1"><text:s text:c="4"/>End If</text:p>
      <text:p text:style-name="P1">Row = Row + 1</text:p>
      <text:p text:style-name="P1">Loop</text:p>
      <text:p text:style-name="P1">End Function</text:p>
      <text:p text:style-name="P1"/>
      <text:p text:style-name="P1">Sub z_ComparisonOnPILevel(Sh_BeforeRecalc As String, Sh_AfterRecalc As String, Sh_log As String)</text:p>
      <text:p text:style-name="P1"><text:soft-page-break/>'Author: Roland Benz, Project Management &amp; Excellence</text:p>
      <text:p text:style-name="P1">'Date: 13.9.2011</text:p>
      <text:p text:style-name="P1">'Input:</text:p>
      <text:p text:style-name="P1">'Output: Sh_log</text:p>
      <text:p text:style-name="P1">'Objective:</text:p>
      <text:p text:style-name="P1"><text:s text:c="4"/>'Check the results of the Macro "z_EACRecalc()"</text:p>
      <text:p text:style-name="P1"><text:s text:c="4"/>'by adding the costs from the Sheet Sh_BeforeRecalc</text:p>
      <text:p text:style-name="P1"><text:s text:c="4"/>'by adding the costs from the Sheet Sh_AfterRecalc</text:p>
      <text:p text:style-name="P1">'Main tasks:</text:p>
      <text:p text:style-name="P1"><text:s text:c="4"/>'***1.Write out all PIs, and build a sum over all PI cost</text:p>
      <text:p text:style-name="P1"><text:s text:c="4"/>'***2.Sum up the from the recalculated costs for each project, write the PIs out and build a sum over all PI costs</text:p>
      <text:p text:style-name="P1"/>
      <text:p text:style-name="P1">Dim Start1 As Date: Dim Duration1 As Date</text:p>
      <text:p text:style-name="P1">Dim Start2 As Date: Dim Duration2 As Date</text:p>
      <text:p text:style-name="P1"/>
      <text:p text:style-name="P1">'Screen updating no</text:p>
      <text:p text:style-name="P1">Application.ScreenUpdating = False</text:p>
      <text:p text:style-name="P1"/>
      <text:p text:style-name="P1">'Write/label the columns with names</text:p>
      <text:p text:style-name="P1">If 1 Then</text:p>
      <text:p text:style-name="P1">Sheets(Sh_log).Activate</text:p>
      <text:p text:style-name="P1">Sheets(Sh_log).Cells(1, 1) = "PIIdentifier"</text:p>
      <text:p text:style-name="P1">Sheets(Sh_log).Cells(1, 2) = "ActivityIdentifier"</text:p>
      <text:p text:style-name="P1">Sheets(Sh_log).Cells(1, 3) = "EacFullCosts2010"</text:p>
      <text:p text:style-name="P1">Sheets(Sh_log).Cells(1, 4) = "EacFullCosts2011"</text:p>
      <text:p text:style-name="P1">Sheets(Sh_log).Cells(1, 5) = "EacFullCosts2012"</text:p>
      <text:p text:style-name="P1">Sheets(Sh_log).Cells(1, 6) = "EacFullCosts2013"</text:p>
      <text:p text:style-name="P1">Sheets(Sh_log).Cells(1, 7) = "EacFullCosts2014"</text:p>
      <text:p text:style-name="P1">Sheets(Sh_log).Cells(1, 8) = "EacFullCosts"</text:p>
      <text:p text:style-name="P1"/>
      <text:p text:style-name="P1">Sheets(Sh_log).Cells(1, 10) = "PIIdentifier_2"</text:p>
      <text:p text:style-name="P1">Sheets(Sh_log).Cells(1, 11) = "ActivityIdentifier_2"</text:p>
      <text:p text:style-name="P1">Sheets(Sh_log).Cells(1, 12) = "EacFullCosts2010_2"</text:p>
      <text:p text:style-name="P1">Sheets(Sh_log).Cells(1, 13) = "EacFullCosts2011_2"</text:p>
      <text:p text:style-name="P1">Sheets(Sh_log).Cells(1, 14) = "EacFullCosts2012_2"</text:p>
      <text:p text:style-name="P1">Sheets(Sh_log).Cells(1, 15) = "EacFullCosts2013_2"</text:p>
      <text:p text:style-name="P1">Sheets(Sh_log).Cells(1, 16) = "EacFullCosts2014_2"</text:p>
      <text:p text:style-name="P1">Sheets(Sh_log).Cells(1, 17) = "EacFullCosts_2"</text:p>
      <text:p text:style-name="P1">Rows(1).Select</text:p>
      <text:p text:style-name="P1">Selection.EntireColumn.AutoFit</text:p>
      <text:p text:style-name="P1">End If</text:p>
      <text:p text:style-name="P1"/>
      <text:p text:style-name="P1">'***1.Write out all PIs, and build a sum over all PI costs</text:p>
      <text:p text:style-name="P1">If 1 Then</text:p>
      <text:p text:style-name="P1">Start1 = Now()</text:p>
      <text:p text:style-name="P1">Dim Col_ActId As Long</text:p>
      <text:p text:style-name="P1">Col_ActId = z_GetColumnIndex("ActivityIdentifier", 1, Sh_BeforeRecalc) 'ActivityIdentifier column</text:p>
      <text:p text:style-name="P1">'Activate sheet and find column indices</text:p>
      <text:p text:style-name="P1">Sheets(Sh_BeforeRecalc).Activate</text:p>
      <text:p text:style-name="P1">Dim Col_TotalFullCosts As Long</text:p>
      <text:p text:style-name="P1">Col_TotalFullCosts = z_GetColumnIndex("EacFullCosts", 1, Sh_BeforeRecalc)</text:p>
      <text:p text:style-name="P1">Col_FirstFullCost = Col_TotalFullCosts - 5 'first EAC column</text:p>
      <text:p text:style-name="P1"><text:soft-page-break/>Row = 2 'run down the rows</text:p>
      <text:p text:style-name="P1">'logfile iterator</text:p>
      <text:p text:style-name="P1">ilog = 2 'used to increment after a new line was written into the logfile</text:p>
      <text:p text:style-name="P1">Do Until Cells(Row, Col_ActId) = ""</text:p>
      <text:p text:style-name="P1"><text:s text:c="4"/>PILev = Left(Cells(Row, Col_ActId), 2)</text:p>
      <text:p text:style-name="P1"><text:s text:c="4"/>If PILev = "PI" Then</text:p>
      <text:p text:style-name="P1"><text:s text:c="8"/>If 1 Then</text:p>
      <text:p text:style-name="P1"><text:s text:c="12"/>'Write out into the logfile</text:p>
      <text:p text:style-name="P1"><text:s text:c="12"/>Sheets(Sh_log).Cells(ilog, 1) = Cells(Row, 1)</text:p>
      <text:p text:style-name="P1"><text:s text:c="12"/>Sheets(Sh_log).Cells(ilog, 2) = Cells(Row, Col_ActId)</text:p>
      <text:p text:style-name="P1"><text:s text:c="12"/>Range(Cells(Row, Col_FirstFullCost), Cells(Row, Col_FirstFullCost + 5)).Copy</text:p>
      <text:p text:style-name="P1"><text:s text:c="12"/>Application.Sheets(Sh_log).Cells(ilog, 3).PasteSpecial xlPasteValues</text:p>
      <text:p text:style-name="P1"><text:s text:c="12"/>ilog = ilog + 1</text:p>
      <text:p text:style-name="P1"><text:s text:c="8"/>End If</text:p>
      <text:p text:style-name="P1"><text:s text:c="4"/>End If</text:p>
      <text:p text:style-name="P1">Row = Row + 1</text:p>
      <text:p text:style-name="P1">Loop</text:p>
      <text:p text:style-name="P1">Duration1 = Now() - Start1 'to measure the duration of the code</text:p>
      <text:p text:style-name="P1"/>
      <text:p text:style-name="P1">'make a sum of all PIs</text:p>
      <text:p text:style-name="P1">Sheets(Sh_log).Activate</text:p>
      <text:p text:style-name="P1">RowSize = IIf(IsEmpty(Range("A1048576")), Range("A1048576").End(xlUp).Row, 1048576)</text:p>
      <text:p text:style-name="P1">For Col = 3 To 8</text:p>
      <text:p text:style-name="P1"><text:s text:c="4"/>Cells(RowSize + 2, Col) = Application.Sum(Range(Cells(2, Col), Cells(RowSize, Col)))</text:p>
      <text:p text:style-name="P1">Next Col</text:p>
      <text:p text:style-name="P1">End If</text:p>
      <text:p text:style-name="P1"/>
      <text:p text:style-name="P1"/>
      <text:p text:style-name="P1">'***2.Sum up the from the recalculated costs for each project, write the PIs out and build a sum over all PI costs</text:p>
      <text:p text:style-name="P1">If 1 Then</text:p>
      <text:p text:style-name="P1">Sheets(Sh_AfterRecalc).Activate</text:p>
      <text:p text:style-name="P1">Start2 = Now()</text:p>
      <text:p text:style-name="P1">'Sum up from the recalculated costs for each project</text:p>
      <text:p text:style-name="P1">Col_ActId = z_GetColumnIndex("ActivityIdentifier", 1, Sh_AfterRecalc) 'ActivityIdentifier column</text:p>
      <text:p text:style-name="P1">'Activate sheet and find column indices</text:p>
      <text:p text:style-name="P1">Col_TotalFullCosts = z_GetColumnIndex("EacFullCosts", 1, Sh_AfterRecalc)</text:p>
      <text:p text:style-name="P1">Col_FirstFullCost = Col_TotalFullCosts - 5 'first EAC column</text:p>
      <text:p text:style-name="P1">Row = 2 'run down the rows</text:p>
      <text:p text:style-name="P1">'logfile iterator</text:p>
      <text:p text:style-name="P1">ilog = 2 'used to increment after a new line was written into the logfile</text:p>
      <text:p text:style-name="P1">Do Until Cells(Row, Col_ActId) = ""</text:p>
      <text:p text:style-name="P1"><text:s text:c="4"/>ifirst = Row</text:p>
      <text:p text:style-name="P1"><text:s text:c="4"/>EAC10 = Cells(Row, Col_FirstFullCost)</text:p>
      <text:p text:style-name="P1"><text:s text:c="4"/>EAC11 = Cells(Row, Col_FirstFullCost + 1)</text:p>
      <text:p text:style-name="P1"><text:s text:c="4"/>EAC12 = Cells(Row, Col_FirstFullCost + 2)</text:p>
      <text:p text:style-name="P1"><text:s text:c="4"/>EAC13 = Cells(Row, Col_FirstFullCost + 3)</text:p>
      <text:p text:style-name="P1"><text:s text:c="4"/>EAC14 = Cells(Row, Col_FirstFullCost + 4)</text:p>
      <text:p text:style-name="P1"><text:s text:c="4"/>EACFull = Cells(Row, Col_FirstFullCost + 5)</text:p>
      <text:p text:style-name="P1"><text:s text:c="4"/>Do Until Cells(Row, 1) &lt;&gt; Cells(Row + 1, 1)</text:p>
      <text:p text:style-name="P1"><text:s text:c="8"/>'Sum up</text:p>
      <text:p text:style-name="P1"><text:s text:c="8"/>EAC10 = EAC10 + Cells(Row + 1, Col_FirstFullCost)</text:p>
      <text:p text:style-name="P1"><text:s text:c="8"/>EAC11 = EAC11 + Cells(Row + 1, Col_FirstFullCost + 1)</text:p>
      <text:p text:style-name="P1"><text:soft-page-break/><text:s text:c="8"/>EAC12 = EAC12 + Cells(Row + 1, Col_FirstFullCost + 2)</text:p>
      <text:p text:style-name="P1"><text:s text:c="8"/>EAC13 = EAC13 + Cells(Row + 1, Col_FirstFullCost + 3)</text:p>
      <text:p text:style-name="P1"><text:s text:c="8"/>EAC14 = EAC14 + Cells(Row + 1, Col_FirstFullCost + 4)</text:p>
      <text:p text:style-name="P1"><text:s text:c="8"/>EACFull = EACFull + Cells(Row + 1, Col_FirstFullCost + 5)</text:p>
      <text:p text:style-name="P1"><text:s text:c="8"/>Row = Row + 1</text:p>
      <text:p text:style-name="P1"><text:s text:c="4"/>Loop</text:p>
      <text:p text:style-name="P1"><text:s text:c="4"/>'Write out</text:p>
      <text:p text:style-name="P1"><text:s text:c="4"/>Sheets(Sh_log).Cells(ilog, 10) = Cells(ifirst, 1)</text:p>
      <text:p text:style-name="P1"><text:s text:c="4"/>Sheets(Sh_log).Cells(ilog, 11) = Cells(ifirst, Col_ActId)</text:p>
      <text:p text:style-name="P1"><text:s text:c="4"/>Sheets(Sh_log).Cells(ilog, 12) = EAC10</text:p>
      <text:p text:style-name="P1"><text:s text:c="4"/>Sheets(Sh_log).Cells(ilog, 13) = EAC11</text:p>
      <text:p text:style-name="P1"><text:s text:c="4"/>Sheets(Sh_log).Cells(ilog, 14) = EAC12</text:p>
      <text:p text:style-name="P1"><text:s text:c="4"/>Sheets(Sh_log).Cells(ilog, 15) = EAC13</text:p>
      <text:p text:style-name="P1"><text:s text:c="4"/>Sheets(Sh_log).Cells(ilog, 16) = EAC14</text:p>
      <text:p text:style-name="P1"><text:s text:c="4"/>Sheets(Sh_log).Cells(ilog, 17) = EACFull</text:p>
      <text:p text:style-name="P1"><text:s text:c="4"/>ilog = ilog + 1</text:p>
      <text:p text:style-name="P1">Row = Row + 1</text:p>
      <text:p text:style-name="P1">Loop</text:p>
      <text:p text:style-name="P1">Duration2 = Now() - Start2 'to measure the duration of the code</text:p>
      <text:p text:style-name="P1"/>
      <text:p text:style-name="P1">'make a sum of all PIs</text:p>
      <text:p text:style-name="P1">Sheets(Sh_log).Activate</text:p>
      <text:p text:style-name="P1">RowSize = IIf(IsEmpty(Range("J1048576")), Range("J1048576").End(xlUp).Row, 1048576)</text:p>
      <text:p text:style-name="P1">For q = 12 To 17</text:p>
      <text:p text:style-name="P1"><text:s text:c="4"/>Cells(RowSize + 2, q) = Application.Sum(Range(Cells(2, q), Cells(RowSize, q)))</text:p>
      <text:p text:style-name="P1">Next q</text:p>
      <text:p text:style-name="P1">End If</text:p>
      <text:p text:style-name="P1"/>
      <text:p text:style-name="P1">'adds some additional info and some format changes</text:p>
      <text:p text:style-name="P1"/>
      <text:p text:style-name="P1"><text:s text:c="4"/>'Formats</text:p>
      <text:p text:style-name="P1"><text:s text:c="4"/>Cells.Select</text:p>
      <text:p text:style-name="P1"><text:s text:c="4"/>Selection.NumberFormat = "#,##0"</text:p>
      <text:p text:style-name="P1"><text:s text:c="4"/>Columns(9).ColumnWidth = 3</text:p>
      <text:p text:style-name="P1"><text:s text:c="4"/></text:p>
      <text:p text:style-name="P1"><text:s text:c="4"/>'Fill in formulas to calculate differences</text:p>
      <text:p text:style-name="P1"><text:s text:c="4"/>Range("S2").Select</text:p>
      <text:p text:style-name="P1"><text:s text:c="4"/>Application.CutCopyMode = False</text:p>
      <text:p text:style-name="P1"><text:s text:c="4"/>ActiveCell.FormulaR1C1 = "=RC[-16]-RC[-7]"</text:p>
      <text:p text:style-name="P1"><text:s text:c="4"/>Selection.AutoFill Destination:=Range("S2:X2"), Type:=xlFillDefault</text:p>
      <text:p text:style-name="P1"><text:s text:c="4"/>Range("S2:X2").Select</text:p>
      <text:p text:style-name="P1"><text:s text:c="4"/>Selection.Copy</text:p>
      <text:p text:style-name="P1"><text:s text:c="4"/>RowSize = z_RowSize(1, Sh_log)</text:p>
      <text:p text:style-name="P1"><text:s text:c="4"/>Range("S2:X" &amp; RowSize).Select</text:p>
      <text:p text:style-name="P1"><text:s text:c="4"/>ActiveSheet.Paste</text:p>
      <text:p text:style-name="P1"><text:s text:c="3"/></text:p>
      <text:p text:style-name="P1"><text:s text:c="4"/>'Copy the Col Names</text:p>
      <text:p text:style-name="P1"><text:s text:c="4"/>Range("L1:Q1").Select</text:p>
      <text:p text:style-name="P1"><text:s text:c="4"/>Selection.Copy</text:p>
      <text:p text:style-name="P1"><text:s text:c="4"/>Range("S1").Select</text:p>
      <text:p text:style-name="P1"><text:s text:c="4"/>ActiveSheet.Paste</text:p>
      <text:p text:style-name="P1"><text:s text:c="4"/></text:p>
      <text:p text:style-name="P1"><text:s text:c="4"/>'Select the filter</text:p>
      <text:p text:style-name="P1"><text:soft-page-break/><text:s text:c="4"/>Rows("1:1").Select</text:p>
      <text:p text:style-name="P1"><text:s text:c="4"/>Range("M1").Activate</text:p>
      <text:p text:style-name="P1"><text:s text:c="4"/>Application.CutCopyMode = False</text:p>
      <text:p text:style-name="P1"><text:s text:c="4"/>Selection.AutoFilter</text:p>
      <text:p text:style-name="P1"><text:s text:c="3"/></text:p>
      <text:p text:style-name="P1"><text:s text:c="3"/>'Freeze panel</text:p>
      <text:p text:style-name="P1"><text:s text:c="4"/>Range("C2").Select</text:p>
      <text:p text:style-name="P1"><text:s text:c="4"/>ActiveWindow.FreezePanes = True</text:p>
      <text:p text:style-name="P1"><text:s text:c="4"/></text:p>
      <text:p text:style-name="P1">'Screen updating Yes</text:p>
      <text:p text:style-name="P1">Application.ScreenUpdating = True</text:p>
      <text:p text:style-name="P1"/>
      <text:p text:style-name="P1">'Write the durations into the logfile</text:p>
      <text:p text:style-name="P1">Sheets(Sh_log).Cells(ilog + 2, 1) = "Duration" &amp; CStr(Duration1): ilog = ilog + 1</text:p>
      <text:p text:style-name="P1">Sheets(Sh_log).Cells(ilog, 1) = "DurationDel" &amp; CStr(Duration2): ilog = ilog + 1</text:p>
      <text:p text:style-name="Standard">End Sub</text:p>
      <text:p text:style-name="Standard"/>
      <text:p text:style-name="Standard"/>
      <text:p text:style-name="Standard">'Mit online report auf Projektebene vergleichen (Von Franz S. erzeugt)</text:p>
      <text:p text:style-name="P1">Sub z_CostComparison_GenerateSmCExtract()</text:p>
      <text:p text:style-name="P1"/>
      <text:p text:style-name="P1">End Sub</text:p>
      <text:p text:style-name="P1"/>
      <text:p text:style-name="P1">Sub z_CostComparisonWithSmCExtract()</text:p>
      <text:p text:style-name="P1"/>
      <text:p text:style-name="P1">End Sub</text:p>
      <text:p text:style-name="P1"/>
      <text:p text:style-name="P1">Sub z_CostsTest(Sh_from As String, Sh_to As String, Row_From As Long, Row_To As Long)</text:p>
      <text:p text:style-name="P1"/>
      <text:p text:style-name="P1"><text:s text:c="4"/>'copy the costs column</text:p>
      <text:p text:style-name="P1"><text:s text:c="4"/>Sheets(Sh_from).Select</text:p>
      <text:p text:style-name="P1"><text:s text:c="4"/>Range("BQ" &amp; CStr(Row_From) &amp; ":" &amp; "GL" &amp; CStr(Row_From)).Select</text:p>
      <text:p text:style-name="P1"><text:s text:c="4"/>Selection.Copy</text:p>
      <text:p text:style-name="P1"><text:s text:c="4"/>'paste them</text:p>
      <text:p text:style-name="P1"><text:s text:c="4"/>Sheets(Sh_to).Select</text:p>
      <text:p text:style-name="P1"><text:s text:c="4"/>Cells(Row_To, 1).Select</text:p>
      <text:p text:style-name="P1"><text:s text:c="4"/>Selection.PasteSpecial Paste:=xlPasteAll, Operation:=xlNone, SkipBlanks:= _</text:p>
      <text:p text:style-name="P1"><text:s text:c="8"/>False, Transpose:=True</text:p>
      <text:p text:style-name="P1"><text:s text:c="4"/>'write them at the right position: make six packs</text:p>
      <text:p text:style-name="P1"><text:s text:c="4"/>RowSize = z_RowSize(1, Sh_to)</text:p>
      <text:p text:style-name="P1"><text:s text:c="4"/>Col = 5</text:p>
      <text:p text:style-name="P1"><text:s text:c="4"/>For Row = Row_To To RowSize Step 6</text:p>
      <text:p text:style-name="P1"><text:s text:c="8"/>Range(Cells(Row, 1), Cells(Row + 5, 1)).Select</text:p>
      <text:p text:style-name="P1"><text:s text:c="8"/>Selection.Cut</text:p>
      <text:p text:style-name="P1"><text:s text:c="8"/>Cells(Row_To, Col).Select</text:p>
      <text:p text:style-name="P1"><text:s text:c="8"/>ActiveSheet.Paste</text:p>
      <text:p text:style-name="P1"><text:s text:c="8"/>Col = Col + 1</text:p>
      <text:p text:style-name="P1"><text:s text:c="4"/>Next Row</text:p>
      <text:p text:style-name="P1"><text:s text:c="4"/>'Add the PI Info</text:p>
      <text:p text:style-name="P1"><text:s text:c="4"/>'copy the costs column</text:p>
      <text:p text:style-name="P1"><text:s text:c="4"/>Sheets(Sh_from).Select</text:p>
      <text:p text:style-name="P1"><text:s text:c="4"/>Range("A" &amp; CStr(Row_From) &amp; ":" &amp; "B" &amp; CStr(Row_From)).Select</text:p>
      <text:p text:style-name="P1"><text:s text:c="4"/>Selection.Copy Destination:=Sheets(Sh_to).Range("B" &amp; CStr(Row_To) &amp; ":" &amp; "C" &amp; CStr(Row_To))</text:p>
      <text:p text:style-name="P1"><text:soft-page-break/><text:s text:c="4"/>Sheets(Sh_to).Select</text:p>
      <text:p text:style-name="P1"><text:s text:c="4"/>Cells(1, 1).Select</text:p>
      <text:p text:style-name="P1">End Sub</text:p>
      <text:p text:style-name="P1"/>
      <text:p text:style-name="P1">Function z_CostTestFormating(Sh_from As String, Sh_to As String, Row_From As Long, NrOfRows As Long)</text:p>
      <text:p text:style-name="P1"><text:s text:c="4"/>'Clear All</text:p>
      <text:p text:style-name="P1"><text:s text:c="4"/>Sheets(Sh_to).Select</text:p>
      <text:p text:style-name="P1"><text:s text:c="4"/>Cells.Select</text:p>
      <text:p text:style-name="P1"><text:s text:c="4"/>Selection.Clear</text:p>
      <text:p text:style-name="P1"><text:s text:c="4"/>'Add the Axis names</text:p>
      <text:p text:style-name="P1"><text:s text:c="4"/>'copy the costs column names</text:p>
      <text:p text:style-name="P1"><text:s text:c="4"/>Sheets(Sh_from).Select</text:p>
      <text:p text:style-name="P1"><text:s text:c="4"/>Range("BQ" &amp; CStr(1) &amp; ":" &amp; "GL" &amp; CStr(1)).Select</text:p>
      <text:p text:style-name="P1"><text:s text:c="4"/>Selection.Copy</text:p>
      <text:p text:style-name="P1"><text:s text:c="4"/>'paste them</text:p>
      <text:p text:style-name="P1"><text:s text:c="4"/>Sheets(Sh_to).Select</text:p>
      <text:p text:style-name="P1"><text:s text:c="4"/>Cells(1, 1).Select</text:p>
      <text:p text:style-name="P1"><text:s text:c="4"/>Selection.PasteSpecial Paste:=xlPasteAll, Operation:=xlNone, SkipBlanks:= _</text:p>
      <text:p text:style-name="P1"><text:s text:c="8"/>False, Transpose:=True</text:p>
      <text:p text:style-name="P1"><text:s text:c="4"/>'write them at the right position</text:p>
      <text:p text:style-name="P1"><text:s text:c="4"/>RowSize = z_RowSize(1, Sh_to)</text:p>
      <text:p text:style-name="P1"><text:s text:c="4"/>Col = 2</text:p>
      <text:p text:style-name="P1"><text:s text:c="4"/>For Row = 1 To RowSize Step 6</text:p>
      <text:p text:style-name="P1"><text:s text:c="8"/>Cells(Row + 5, 1).Select</text:p>
      <text:p text:style-name="P1"><text:s text:c="8"/>Selection.Cut</text:p>
      <text:p text:style-name="P1"><text:s text:c="8"/>Cells(1, Col).Select</text:p>
      <text:p text:style-name="P1"><text:s text:c="8"/>ActiveSheet.Paste</text:p>
      <text:p text:style-name="P1"><text:s text:c="8"/>Col = Col + 1</text:p>
      <text:p text:style-name="P1"><text:s text:c="4"/>Next Row</text:p>
      <text:p text:style-name="P1"><text:s text:c="4"/>Columns(1).Select</text:p>
      <text:p text:style-name="P1"><text:s text:c="4"/>Selection.ClearContents</text:p>
      <text:p text:style-name="P1"><text:s text:c="4"/>'Add row names</text:p>
      <text:p text:style-name="P1"><text:s text:c="4"/>Dim Yr As Integer</text:p>
      <text:p text:style-name="P1"><text:s text:c="4"/>Yr = 10</text:p>
      <text:p text:style-name="P1"><text:s text:c="4"/>For iRow = 0 To NrOfRows</text:p>
      <text:p text:style-name="P1"><text:s text:c="8"/>For Row = 2 + 6 * iRow To 7 + 6 * iRow</text:p>
      <text:p text:style-name="P1"><text:s text:c="12"/>Cells(Row, 1).Value = "20" &amp; CStr(Yr)</text:p>
      <text:p text:style-name="P1"><text:s text:c="12"/>Yr = Yr + 1</text:p>
      <text:p text:style-name="P1"><text:s text:c="8"/>Next Row</text:p>
      <text:p text:style-name="P1"><text:s text:c="8"/>Cells(2 + 5, 1).Value = "Total"</text:p>
      <text:p text:style-name="P1"><text:s text:c="4"/>Next iRow</text:p>
      <text:p text:style-name="P1"><text:s text:c="4"/>'Add additional columns</text:p>
      <text:p text:style-name="P1"><text:s text:c="4"/>Columns("A:A").Select</text:p>
      <text:p text:style-name="P1"><text:s text:c="4"/>Selection.Insert Shift:=xlToRight, CopyOrigin:=xlFormatFromLeftOrAbove</text:p>
      <text:p text:style-name="P1"><text:s text:c="4"/>Columns("A:A").Select</text:p>
      <text:p text:style-name="P1"><text:s text:c="4"/>Selection.Insert Shift:=xlToRight, CopyOrigin:=xlFormatFromLeftOrAbove</text:p>
      <text:p text:style-name="P1"><text:s text:c="4"/>Range("A1") = "PiIdentifier"</text:p>
      <text:p text:style-name="P1"><text:s text:c="4"/>Range("B1") = "ActivityIdentifier"</text:p>
      <text:p text:style-name="P1"><text:s text:c="4"/>Range("C1") = "Year"</text:p>
      <text:p text:style-name="P1"><text:s text:c="4"/>'Format col 1</text:p>
      <text:p text:style-name="P1"><text:s text:c="4"/>Cells.Select</text:p>
      <text:p text:style-name="P1"><text:s text:c="4"/>Selection.HorizontalAlignment = xlCenter</text:p>
      <text:p text:style-name="P1"><text:soft-page-break/><text:s text:c="4"/>Selection.ColumnWidth = 10</text:p>
      <text:p text:style-name="P1"><text:s text:c="4"/>'**Format row 1</text:p>
      <text:p text:style-name="P1"><text:s text:c="4"/>'--------------</text:p>
      <text:p text:style-name="P1"><text:s text:c="4"/>Range("A1:X1").Select</text:p>
      <text:p text:style-name="P1"><text:s text:c="4"/>Rows("1:1").RowHeight = 100</text:p>
      <text:p text:style-name="P1"><text:s text:c="4"/>'change orientation</text:p>
      <text:p text:style-name="P1"><text:s text:c="4"/>With Selection</text:p>
      <text:p text:style-name="P1"><text:s text:c="8"/>.HorizontalAlignment = xlCenter</text:p>
      <text:p text:style-name="P1"><text:s text:c="8"/>.VerticalAlignment = xlBottom</text:p>
      <text:p text:style-name="P1"><text:s text:c="8"/>.WrapText = True</text:p>
      <text:p text:style-name="P1"><text:s text:c="8"/>.Orientation = 45</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change the color</text:p>
      <text:p text:style-name="P1"><text:s text:c="4"/>Range("D1:J1").Select</text:p>
      <text:p text:style-name="P1"><text:s text:c="4"/>With Selection.Interior</text:p>
      <text:p text:style-name="P1"><text:s text:c="8"/>.Pattern = xlSolid</text:p>
      <text:p text:style-name="P1"><text:s text:c="8"/>.PatternColorIndex = xlAutomatic</text:p>
      <text:p text:style-name="P1"><text:s text:c="8"/>.ThemeColor = xlThemeColorAccent3</text:p>
      <text:p text:style-name="P1"><text:s text:c="8"/>.TintAndShade = 0.599993896298105</text:p>
      <text:p text:style-name="P1"><text:s text:c="8"/>.PatternTintAndShade = 0</text:p>
      <text:p text:style-name="P1"><text:s text:c="4"/>End With</text:p>
      <text:p text:style-name="P1"><text:s text:c="4"/>'change the color</text:p>
      <text:p text:style-name="P1"><text:s text:c="4"/>Range("K1:Q1").Select</text:p>
      <text:p text:style-name="P1"><text:s text:c="4"/>With Selection.Interior</text:p>
      <text:p text:style-name="P1"><text:s text:c="8"/>.Pattern = xlSolid</text:p>
      <text:p text:style-name="P1"><text:s text:c="8"/>.PatternColorIndex = xlAutomatic</text:p>
      <text:p text:style-name="P1"><text:s text:c="8"/>.ThemeColor = xlThemeColorLight2</text:p>
      <text:p text:style-name="P1"><text:s text:c="8"/>.TintAndShade = 0.599993896298105</text:p>
      <text:p text:style-name="P1"><text:s text:c="8"/>.PatternTintAndShade = 0</text:p>
      <text:p text:style-name="P1"><text:s text:c="4"/>End With</text:p>
      <text:p text:style-name="P1"><text:s text:c="4"/>'change the color</text:p>
      <text:p text:style-name="P1"><text:s text:c="4"/>Range("R1:X1").Select</text:p>
      <text:p text:style-name="P1"><text:s text:c="4"/>With Selection.Interior</text:p>
      <text:p text:style-name="P1"><text:s text:c="8"/>.Pattern = xlSolid</text:p>
      <text:p text:style-name="P1"><text:s text:c="8"/>.PatternColorIndex = xlAutomatic</text:p>
      <text:p text:style-name="P1"><text:s text:c="8"/>.ThemeColor = xlThemeColorAccent6</text:p>
      <text:p text:style-name="P1"><text:s text:c="8"/>.TintAndShade = 0.399975585192419</text:p>
      <text:p text:style-name="P1"><text:s text:c="8"/>.PatternTintAndShade = 0</text:p>
      <text:p text:style-name="P1"><text:s text:c="4"/>End With</text:p>
      <text:p text:style-name="P1"><text:s text:c="4"/>Columns("A:A").Select</text:p>
      <text:p text:style-name="P1"><text:s text:c="4"/>Selection.Insert Shift:=xlToRight, CopyOrigin:=xlFormatFromLeftOrAbove</text:p>
      <text:p text:style-name="P1">End Function</text:p>
      <text:p text:style-name="P1">Sub test14()</text:p>
      <text:p text:style-name="P1">'Create the new spreadsheet "Log_CostTest"</text:p>
      <text:p text:style-name="P1">If 1 Then</text:p>
      <text:p text:style-name="P1"><text:s text:c="4"/>Call z_ShNew("Log_CostTest", "Begin")</text:p>
      <text:p text:style-name="P1">End If</text:p>
      <text:p text:style-name="P1">'Test the cost columns (Works only on the defined Layout)</text:p>
      <text:p text:style-name="P1"><text:soft-page-break/>If 1 Then</text:p>
      <text:p text:style-name="P1">Dim Row_To As Long</text:p>
      <text:p text:style-name="P1">Dim Row_From As Long</text:p>
      <text:p text:style-name="P1">Dim NrOfRows As Long</text:p>
      <text:p text:style-name="P1">'Do some formatting</text:p>
      <text:p text:style-name="P1">NrOfRows = 4</text:p>
      <text:p text:style-name="P1"><text:s text:c="4"/>Call z_CostTestFormating("RD_MasterDataSet7", "Log_CostTest", Row_From, NrOfRows)</text:p>
      <text:p text:style-name="P1">Row_From = 2</text:p>
      <text:p text:style-name="P1">Row_To = 2 + 6 * 0</text:p>
      <text:p text:style-name="P1"><text:s text:c="4"/>Call z_CostsTest("RD_MasterDataSet7", "Log_CostTest", Row_From, Row_To)</text:p>
      <text:p text:style-name="P1">Row_From = 3</text:p>
      <text:p text:style-name="P1">Row_To = 2 + 6 * 1</text:p>
      <text:p text:style-name="P1"><text:s text:c="4"/>Call z_CostsTest("RD_MasterDataSet7", "Log_CostTest", Row_From, Row_To)</text:p>
      <text:p text:style-name="P1">End If</text:p>
      <text:p text:style-name="P1">End Sub</text:p>
      <text:p text:style-name="P1"/>
      <text:p text:style-name="P1"/>
      <text:p text:style-name="P1">Sub z_SmCExtractMap_CropProtectionToCropSplit(Sh_from As String, Sh_to As String, Sh_log As String)</text:p>
      <text:p text:style-name="P1">'Make the spreadsheet Flat Value active</text:p>
      <text:p text:style-name="P1">'Place the spreadsheet NEW_2011_PI Split by Crop into the same workbook</text:p>
      <text:p text:style-name="P1">'Duration 56:00 with ScreenUpdating=True</text:p>
      <text:p text:style-name="P1"/>
      <text:p text:style-name="P1">'Start the clock</text:p>
      <text:p text:style-name="P1">Dim Start, Duration As Date</text:p>
      <text:p text:style-name="P1">Start = Now()</text:p>
      <text:p text:style-name="P1"/>
      <text:p text:style-name="P1">'Remove the blanks " " from the spreadsheet Sh_From</text:p>
      <text:p text:style-name="P1">Sheets(Sh_from).Activate</text:p>
      <text:p text:style-name="P1">Columns("AB:AJ").Select</text:p>
      <text:p text:style-name="P1">ActiveCell.Replace What:=" ", Replacement:="", LookAt:=xlWhole, _</text:p>
      <text:p text:style-name="P1"><text:s text:c="8"/>SearchOrder:=xlByRows, MatchCase:=False, SearchFormat:=False, _</text:p>
      <text:p text:style-name="P1"><text:s text:c="8"/>ReplaceFormat:=False</text:p>
      <text:p text:style-name="P1"><text:s text:c="8"/></text:p>
      <text:p text:style-name="P1">'Enter new columns into the spreadsheet Sh_To</text:p>
      <text:p text:style-name="P1">If 1 Then</text:p>
      <text:p text:style-name="P1">Sheets(Sh_to).Activate</text:p>
      <text:p text:style-name="P1">Rows("1:1").Find(What:="EacFullCosts", LookAt:=xlWhole).Offset(0, 1).Select</text:p>
      <text:p text:style-name="P1">Range(ActiveCell, ActiveCell(1, 18)).EntireColumn.Insert</text:p>
      <text:p text:style-name="P1">ActiveCell(1, 1).Value = "EAC Full Cost Cereals"</text:p>
      <text:p text:style-name="P1">ActiveCell(1, 2).Value = "EAC Full Cost Corn"</text:p>
      <text:p text:style-name="P1">ActiveCell(1, 3).Value = "EAC Full Cost DFC"</text:p>
      <text:p text:style-name="P1">ActiveCell(1, 4).Value = "EAC Full Cost Rice"</text:p>
      <text:p text:style-name="P1">ActiveCell(1, 5).Value = "EAC Full Cost Soybean"</text:p>
      <text:p text:style-name="P1">ActiveCell(1, 6).Value = "EAC Full Cost Speciality"</text:p>
      <text:p text:style-name="P1">ActiveCell(1, 7).Value = "EAC Full Cost Sugarcane"</text:p>
      <text:p text:style-name="P1">ActiveCell(1, 8).Value = "EAC Full Cost Vegetables"</text:p>
      <text:p text:style-name="P1">ActiveCell(1, 9).Value = "EAC Full Cost non-Crop"</text:p>
      <text:p text:style-name="P1">ActiveCell(1, 10).Value = "EAC Full Cost 2012 Cereals"</text:p>
      <text:p text:style-name="P1">ActiveCell(1, 11).Value = "EAC Full Cost 2012 Corn"</text:p>
      <text:p text:style-name="P1">ActiveCell(1, 12).Value = "EAC Full Cost 2012 DFC"</text:p>
      <text:p text:style-name="P1">ActiveCell(1, 13).Value = "EAC Full Cost 2012 Rice"</text:p>
      <text:p text:style-name="P1">ActiveCell(1, 14).Value = "EAC Full Cost 2012 Soybean"</text:p>
      <text:p text:style-name="P1"><text:soft-page-break/>ActiveCell(1, 15).Value = "EAC Full Cost 2012 Speciality"</text:p>
      <text:p text:style-name="P1">ActiveCell(1, 16).Value = "EAC Full Cost 2012 Sugarcane"</text:p>
      <text:p text:style-name="P1">ActiveCell(1, 17).Value = "EAC Full Cost 2012 Vegetables"</text:p>
      <text:p text:style-name="P1">ActiveCell(1, 18).Value = "EAC Full Cost 2012 non-Crop"</text:p>
      <text:p text:style-name="P1">End If</text:p>
      <text:p text:style-name="P1"/>
      <text:p text:style-name="P1">'Perform the calculations</text:p>
      <text:p text:style-name="P1">Application.ScreenUpdating = False</text:p>
      <text:p text:style-name="P1">Dim rPIID</text:p>
      <text:p text:style-name="P1">Dim ilog As Long: ilog = 2</text:p>
      <text:p text:style-name="P1">'Find column indices</text:p>
      <text:p text:style-name="P1">Dim Col_TotalFullCosts As Integer</text:p>
      <text:p text:style-name="P1">Dim RowSize As Long</text:p>
      <text:p text:style-name="P1">Dim Col_PiLevel1 As Integer</text:p>
      <text:p text:style-name="P1">Dim Offset_TotalFullCosts_PiLevel1 As Integer</text:p>
      <text:p text:style-name="P1">Dim Offset_TotalFullCosts_PiId As Integer</text:p>
      <text:p text:style-name="P1">Col_PiLevel1 = z_GetColumnIndex("SyngentaPortfolioLevel1", 1, Sh_to)</text:p>
      <text:p text:style-name="P1">Col_TotalFullCosts = z_GetColumnIndex("EacFullCosts", 1, Sh_to)</text:p>
      <text:p text:style-name="P1">Col_PiId = z_GetColumnIndex("PiIdentifier", 1, Sh_to)</text:p>
      <text:p text:style-name="P1">Offset_TotalFullCosts_PiLevel1 = Col_TotalFullCosts - Col_PiLevel1</text:p>
      <text:p text:style-name="P1">Offset_TotalFullCosts_PiId = Col_TotalFullCosts - Col_PiId</text:p>
      <text:p text:style-name="P1"/>
      <text:p text:style-name="P1">'Activate sheet and select range (Look out: some functions like z_GetColumnIndex reselect. Call them above the cell selection)</text:p>
      <text:p text:style-name="P1">'old version: Range(ActiveCell.Offset(0, -24).End(xlDown).Offset(0, 24), ActiveCell(2, 1)).Select</text:p>
      <text:p text:style-name="P1">RowSize = z_RowSize(1, Sh_to)</text:p>
      <text:p text:style-name="P1">Cells(1, Col_TotalFullCosts).Select</text:p>
      <text:p text:style-name="P1">Range(Cells(2, Col_TotalFullCosts), Cells(RowSize, Col_TotalFullCosts)).Select</text:p>
      <text:p text:style-name="P1"/>
      <text:p text:style-name="P1">'rCropSp: Values of the EACFullCosts column in Sh_To</text:p>
      <text:p text:style-name="P1">'rPIID: Values of the PiIdentifier column in Sh_To</text:p>
      <text:p text:style-name="P1">Dim i As Long: i = 1</text:p>
      <text:p text:style-name="P1">For Each rCropSp In Selection.Cells</text:p>
      <text:p text:style-name="P1"><text:s text:c="4"/>rPIID = rCropSp.Offset(0, -Offset_TotalFullCosts_PiId).Value 'Column</text:p>
      <text:p text:style-name="P1"><text:s text:c="4"/>i = i + 1</text:p>
      <text:p text:style-name="P1"><text:s text:c="4"/>If (i Mod 100) = 0 Then</text:p>
      <text:p text:style-name="P1"><text:s text:c="8"/>Debug.Print i</text:p>
      <text:p text:style-name="P1"><text:s text:c="4"/>End If</text:p>
      <text:p text:style-name="P1"><text:s text:c="4"/>'only take those PIs with PortfolioLevel1="CROP_PROTECTION"</text:p>
      <text:p text:style-name="P1"><text:s text:c="4"/>If rCropSp.Offset(0, -Offset_TotalFullCosts_PiLevel1).Value = "CROP_PROTECTION" Then</text:p>
      <text:p text:style-name="P1"><text:s text:c="4"/></text:p>
      <text:p text:style-name="P1"><text:s text:c="8"/>'remove rounding errors to speed up the macro</text:p>
      <text:p text:style-name="P1"><text:s text:c="8"/>rCropSp_flag = "NotNull"</text:p>
      <text:p text:style-name="P1"><text:s text:c="8"/>If rCropSp &gt; -0.001 And rCropSp &lt; 0.001 Then</text:p>
      <text:p text:style-name="P1"><text:s text:c="12"/>rCropSp_flag = "Null"</text:p>
      <text:p text:style-name="P1"><text:s text:c="8"/>End If</text:p>
      <text:p text:style-name="P1"><text:s text:c="8"/>'take only those with costs</text:p>
      <text:p text:style-name="P1"><text:s text:c="8"/>If Not rCropSp_flag = "Null" Then</text:p>
      <text:p text:style-name="P1"><text:s text:c="12"/>rPIID = rCropSp.Offset(0, -Offset_TotalFullCosts_PiId).Value 'Column A</text:p>
      <text:p text:style-name="P1"><text:s text:c="12"/>If Not Sheets(Sh_from).Columns(Col_PiId).Find(What:=rPIID, LookAt:=xlWhole) Is Nothing Then</text:p>
      <text:p text:style-name="P1"><text:s text:c="16"/>rCropSp.Offset(0, 1).Value = Sheets(Sh_from).Columns(Col_PiId).Find(What:=rPIID, LookAt:=xlWhole).Offset(0, 27).Value * rCropSp.Value</text:p>
      <text:p text:style-name="P1"><text:soft-page-break/><text:s text:c="16"/>rCropSp.Offset(0, 2).Value = Sheets(Sh_from).Columns(Col_PiId).Find(What:=rPIID, LookAt:=xlWhole).Offset(0, 28).Value * rCropSp.Value</text:p>
      <text:p text:style-name="P1"><text:s text:c="16"/>rCropSp.Offset(0, 3).Value = Sheets(Sh_from).Columns(Col_PiId).Find(What:=rPIID, LookAt:=xlWhole).Offset(0, 29).Value * rCropSp.Value</text:p>
      <text:p text:style-name="P1"><text:s text:c="16"/>rCropSp.Offset(0, 4).Value = Sheets(Sh_from).Columns(Col_PiId).Find(What:=rPIID, LookAt:=xlWhole).Offset(0, 30).Value * rCropSp.Value</text:p>
      <text:p text:style-name="P1"><text:s text:c="16"/>rCropSp.Offset(0, 5).Value = Sheets(Sh_from).Columns(Col_PiId).Find(What:=rPIID, LookAt:=xlWhole).Offset(0, 31).Value * rCropSp.Value</text:p>
      <text:p text:style-name="P1"><text:s text:c="16"/>rCropSp.Offset(0, 6).Value = Sheets(Sh_from).Columns(Col_PiId).Find(What:=rPIID, LookAt:=xlWhole).Offset(0, 32).Value * rCropSp.Value</text:p>
      <text:p text:style-name="P1"><text:s text:c="16"/>rCropSp.Offset(0, 7).Value = Sheets(Sh_from).Columns(Col_PiId).Find(What:=rPIID, LookAt:=xlWhole).Offset(0, 33).Value * rCropSp.Value</text:p>
      <text:p text:style-name="P1"><text:s text:c="16"/>rCropSp.Offset(0, 8).Value = Sheets(Sh_from).Columns(Col_PiId).Find(What:=rPIID, LookAt:=xlWhole).Offset(0, 34).Value * rCropSp.Value</text:p>
      <text:p text:style-name="P1"><text:s text:c="16"/>rCropSp.Offset(0, 9).Value = Sheets(Sh_from).Columns(Col_PiId).Find(What:=rPIID, LookAt:=xlWhole).Offset(0, 35).Value * rCropSp.Value</text:p>
      <text:p text:style-name="P1"><text:s text:c="16"/>'Application.ScreenUpdating = False</text:p>
      <text:p text:style-name="P1"><text:s text:c="16"/>rCropSp.Offset(0, 10).Value = Sheets(Sh_from).Columns(Col_PiId).Find(What:=rPIID, LookAt:=xlWhole).Offset(0, 27).Value * rCropSp.Offset(0, -2).Value</text:p>
      <text:p text:style-name="P1"><text:s text:c="16"/>rCropSp.Offset(0, 11).Value = Sheets(Sh_from).Columns(Col_PiId).Find(What:=rPIID, LookAt:=xlWhole).Offset(0, 28).Value * rCropSp.Offset(0, -2).Value</text:p>
      <text:p text:style-name="P1"><text:s text:c="16"/>rCropSp.Offset(0, 12).Value = Sheets(Sh_from).Columns(Col_PiId).Find(What:=rPIID, LookAt:=xlWhole).Offset(0, 29).Value * rCropSp.Offset(0, -2).Value</text:p>
      <text:p text:style-name="P1"><text:s text:c="16"/>rCropSp.Offset(0, 13).Value = Sheets(Sh_from).Columns(Col_PiId).Find(What:=rPIID, LookAt:=xlWhole).Offset(0, 30).Value * rCropSp.Offset(0, -2).Value</text:p>
      <text:p text:style-name="P1"><text:s text:c="16"/>rCropSp.Offset(0, 14).Value = Sheets(Sh_from).Columns(Col_PiId).Find(What:=rPIID, LookAt:=xlWhole).Offset(0, 31).Value * rCropSp.Offset(0, -2).Value</text:p>
      <text:p text:style-name="P1"><text:s text:c="16"/>rCropSp.Offset(0, 15).Value = Sheets(Sh_from).Columns(Col_PiId).Find(What:=rPIID, LookAt:=xlWhole).Offset(0, 32).Value * rCropSp.Offset(0, -2).Value</text:p>
      <text:p text:style-name="P1"><text:s text:c="16"/>rCropSp.Offset(0, 16).Value = Sheets(Sh_from).Columns(Col_PiId).Find(What:=rPIID, LookAt:=xlWhole).Offset(0, 33).Value * rCropSp.Offset(0, -2).Value</text:p>
      <text:p text:style-name="P1"><text:s text:c="16"/>rCropSp.Offset(0, 17).Value = Sheets(Sh_from).Columns(Col_PiId).Find(What:=rPIID, LookAt:=xlWhole).Offset(0, 34).Value * rCropSp.Offset(0, -2).Value</text:p>
      <text:p text:style-name="P1"><text:s text:c="16"/>rCropSp.Offset(0, 18).Value = Sheets(Sh_from).Columns(Col_PiId).Find(What:=rPIID, LookAt:=xlWhole).Offset(0, 35).Value * rCropSp.Offset(0, -2).Value</text:p>
      <text:p text:style-name="P1"><text:s text:c="12"/>Else</text:p>
      <text:p text:style-name="P1"><text:s text:c="16"/>Sheets(Sh_log).Cells(ilog, 1) = "N/A_in_Sh_From"</text:p>
      <text:p text:style-name="P1"><text:s text:c="16"/>Sheets(Sh_log).Cells(ilog, 2) = rCropSp.Offset(0, -Offset_TotalFullCosts_PiId).Value <text:s text:c="2"/>'Column A</text:p>
      <text:p text:style-name="P1"><text:s text:c="16"/>Sheets(Sh_log).Cells(ilog, 3) = rCropSp.Offset(0, -Offset_TotalFullCosts_PiId + 1).Value 'Column B</text:p>
      <text:p text:style-name="P1"><text:s text:c="16"/>Sheets(Sh_log).Cells(ilog, 4) = rCropSp.Offset(0, -Offset_TotalFullCosts_PiId + 2).Value 'Column C</text:p>
      <text:p text:style-name="P1"><text:s text:c="16"/>Sheets(Sh_log).Cells(ilog, 5) = rCropSp</text:p>
      <text:p text:style-name="P1"><text:s text:c="16"/>ilog = ilog + 1</text:p>
      <text:p text:style-name="P1"><text:s text:c="12"/>End If</text:p>
      <text:p text:style-name="P1"><text:s text:c="8"/>Else</text:p>
      <text:p text:style-name="P1"><text:s text:c="12"/>Sheets(Sh_log).Cells(ilog, 1) = "EACFullCosts = 0"</text:p>
      <text:p text:style-name="P1"><text:s text:c="12"/>Sheets(Sh_log).Cells(ilog, 2) = rCropSp.Offset(0, -Offset_TotalFullCosts_PiId).Value 'Column A</text:p>
      <text:p text:style-name="P1"><text:s text:c="12"/>Sheets(Sh_log).Cells(ilog, 3) = rCropSp.Offset(0, -Offset_TotalFullCosts_PiId + 1).Value 'Column B</text:p>
      <text:p text:style-name="P1"><text:s text:c="12"/>Sheets(Sh_log).Cells(ilog, 4) = rCropSp.Offset(0, -Offset_TotalFullCosts_PiId + 2).Value 'Column C</text:p>
      <text:p text:style-name="P1"><text:soft-page-break/><text:s text:c="12"/>Sheets(Sh_log).Cells(ilog, 5) = rCropSp</text:p>
      <text:p text:style-name="P1"><text:s text:c="12"/>ilog = ilog + 1</text:p>
      <text:p text:style-name="P1"><text:s text:c="8"/>End If</text:p>
      <text:p text:style-name="P1"><text:s text:c="4"/>Else</text:p>
      <text:p text:style-name="P1"><text:s text:c="8"/>Sheets(Sh_log).Cells(ilog, 1) = "PortfolioLevel1 &lt;&gt; CP"</text:p>
      <text:p text:style-name="P1"><text:s text:c="8"/>Sheets(Sh_log).Cells(ilog, 2) = rCropSp.Offset(0, -Offset_TotalFullCosts_PiId).Value 'Column A</text:p>
      <text:p text:style-name="P1"><text:s text:c="8"/>Sheets(Sh_log).Cells(ilog, 3) = rCropSp.Offset(0, -Offset_TotalFullCosts_PiId + 1).Value 'Column B</text:p>
      <text:p text:style-name="P1"><text:s text:c="8"/>Sheets(Sh_log).Cells(ilog, 4) = rCropSp.Offset(0, -Offset_TotalFullCosts_PiId + 2).Value 'Column C</text:p>
      <text:p text:style-name="P1"><text:s text:c="8"/>Sheets(Sh_log).Cells(ilog, 5) = rCropSp</text:p>
      <text:p text:style-name="P1"><text:s text:c="8"/>ilog = ilog + 1</text:p>
      <text:p text:style-name="P1"><text:s text:c="4"/>End If</text:p>
      <text:p text:style-name="P1">Next</text:p>
      <text:p text:style-name="P1">Application.ScreenUpdating = True</text:p>
      <text:p text:style-name="P1"/>
      <text:p text:style-name="P1">'Sh_log</text:p>
      <text:p text:style-name="P1">Sheets(Sh_log).Activate</text:p>
      <text:p text:style-name="P1">Range("A1") = "SkippedBecause"</text:p>
      <text:p text:style-name="P1">Range("B1") = "PiIdentifier"</text:p>
      <text:p text:style-name="P1">Range("C1") = "ActivityIdentifier"</text:p>
      <text:p text:style-name="P1">Range("D1") = "PortfolioLevel1"</text:p>
      <text:p text:style-name="P1">Range("E1") = "EACFullCosts"</text:p>
      <text:p text:style-name="P1"/>
      <text:p text:style-name="P1">'Stop the clock</text:p>
      <text:p text:style-name="P1">Duration = Now() - Start</text:p>
      <text:p text:style-name="P1">Sheets(Sh_log).Cells(ilog, 1) = Duration</text:p>
      <text:p text:style-name="P1"/>
      <text:p text:style-name="P1">End Sub</text:p>
      <text:p text:style-name="P1"/>
      <text:p text:style-name="P1">Sub test()</text:p>
      <text:p text:style-name="P1"><text:s text:c="4"/>Call z_SmCMergeExtractWithCropSplitInfo("NEW_2011_PI Split by Crop", "RD_MasterDataSet8")</text:p>
      <text:p text:style-name="P1">End Sub</text:p>
      <text:p text:style-name="P1"/>
      <text:p text:style-name="P1"/>
      <text:p text:style-name="P1"/>
      <text:p text:style-name="P1"/>
      <text:p text:style-name="P1">Sub DataCheckForErrorsAndViolatedPreconditions()</text:p>
      <text:p text:style-name="P1">'Checks the data source for errors and whether preconditions of other programs are violated</text:p>
      <text:p text:style-name="P1">'before those are run.</text:p>
      <text:p text:style-name="P1">'Positions with Criterions/conditions that are not satisfied are:</text:p>
      <text:p text:style-name="P1">' <text:s text:c="2"/>written in a separate spreadsheet called ErrorsAndViolatedPreconditions.</text:p>
      <text:p text:style-name="P1">' <text:s text:c="2"/>corrected in the source file</text:p>
      <text:p text:style-name="P1"/>
      <text:p text:style-name="P1">'Variables</text:p>
      <text:p text:style-name="P1">Dim SourceSheet As String: SourceSheet = "Flat Values"</text:p>
      <text:p text:style-name="P1">ActiveWorkbook.Worksheets(SourceSheet).Cells(1, 1).Activate</text:p>
      <text:p text:style-name="P1"/>
      <text:p text:style-name="P1">Dim RowSize As Variant: RowSize = IIf(IsEmpty(Range("A1048576")), Range("A1048576").End(xlUp).Row, 1048576)</text:p>
      <text:p text:style-name="P1"/>
      <text:p text:style-name="P1">'Check whether all colums are those expected</text:p>
      <text:p text:style-name="P1"/>
      <text:p text:style-name="P1">'Check Deleted PIs:</text:p>
      <text:p text:style-name="P1">'ReDim ProjLevel(RowSize) As String</text:p>
      <text:p text:style-name="P1"><text:soft-page-break/>'Dim i As Integer: i = 0</text:p>
      <text:p text:style-name="P1">'ProjLevelDeleted(i) = Left(Cells(i, 2), 2)</text:p>
      <text:p text:style-name="P1"/>
      <text:p text:style-name="P1">'Check Customer Allocation: must be 100 or 0</text:p>
      <text:p text:style-name="P1"/>
      <text:p text:style-name="P1"/>
      <text:p text:style-name="P1">'Check Portfolio level 1 to 3: compare with online extract</text:p>
      <text:p text:style-name="P1"/>
      <text:p text:style-name="P1"/>
      <text:p text:style-name="P1">'Check Confidential PIs: If yes is set in column Confidential PIs</text:p>
      <text:p text:style-name="P1">'than write Confidential&amp;Right(Identifier,5) in colums PITitle and PILabel</text:p>
      <text:p text:style-name="P1">'(and? in PIComment, PIScope, SyngentaProgram)</text:p>
      <text:p text:style-name="P1"/>
      <text:p text:style-name="P1">'</text:p>
      <text:p text:style-name="P1"/>
      <text:p text:style-name="P1"/>
      <text:p text:style-name="P1"/>
      <text:p text:style-name="P1"/>
      <text:p text:style-name="P1">'If it does not exist create a separate file for each test</text:p>
      <text:p text:style-name="P1">'For i = 1 To Sheets.Count</text:p>
      <text:p text:style-name="P1">' <text:s text:c="3"/>Sheets(i).Name</text:p>
      <text:p text:style-name="P1">'Next</text:p>
      <text:p text:style-name="P1"/>
      <text:p text:style-name="P1">End Function</text:p>
      <text:p text:style-name="P1"/>
      <text:p text:style-name="P1"/>
      <text:p text:style-name="P1"/>
      <text:p text:style-name="P1">Sub AnzeigeMappenNamen()</text:p>
      <text:p text:style-name="P1"/>
      <text:p text:style-name="P1"><text:s text:c="3"/>Dim Wb As Workbook</text:p>
      <text:p text:style-name="P1"><text:s text:c="4"/></text:p>
      <text:p text:style-name="P1"><text:s text:c="3"/>For Each Wb In Application.Workbooks</text:p>
      <text:p text:style-name="P1"><text:s text:c="7"/>MsgBox Wb.Name</text:p>
      <text:p text:style-name="P1"><text:s text:c="3"/>Next</text:p>
      <text:p text:style-name="P1">End Sub</text:p>
      <text:p text:style-name="P1"/>
      <text:p text:style-name="P1">Sub AnzeigePfad()</text:p>
      <text:p text:style-name="P1">Dim Wb As Workbook</text:p>
      <text:p text:style-name="P1">Workbooks(1).Activate</text:p>
      <text:p text:style-name="P1">MsgBox ActiveWorkbook.Name</text:p>
      <text:p text:style-name="P1">Set Wb = GetObject("C:\Users\t740698\Desktop\RD.xlsb")</text:p>
      <text:p text:style-name="P1">Wb.Activate</text:p>
      <text:p text:style-name="P1">MsgBox ActiveWorkbook.Name</text:p>
      <text:p text:style-name="P1">End Sub</text:p>
      <text:p text:style-name="P1"/>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oft-page-break/><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Function z_ColSize(SearchRow As Long, Optional Sh As String, Optional ByRef 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Cells(SearchRow, 16384)), Cells(SearchRow, 16384).End(xlToLeft).Column, 16384)</text:p>
      <text:p text:style-name="P1">End Function</text:p>
      <text:p text:style-name="P1"/>
      <text:p text:style-name="P1">Function z_LastWrittenRowAndCol(Optional Sh As String, Optional StopAtRow As Long, Optional StopAtCol As Long, Optional ByRef Wb As Workbook) As Variant</text:p>
      <text:p text:style-name="P1">'Macro generated by Roland.Benz@Syngenta.com (PMEC, Project Management Excellence)</text:p>
      <text:p text:style-name="P1">'Date: 11.10.2011</text:p>
      <text:p text:style-name="P1">'Input:(sh,StopAtRow) or (sh,StopAtRow,0)</text:p>
      <text:p text:style-name="P1"><text:s text:c="4"/>'find ColSize_max from 1 to StopAtRow</text:p>
      <text:p text:style-name="P1"><text:s text:c="4"/>'find RowSize_max from 1 to ColSize_max</text:p>
      <text:p text:style-name="P1">'Input:(sh, ,StopAtCol) or (sh,0,StopAtRow)</text:p>
      <text:p text:style-name="P1"><text:s text:c="4"/>'find RowSize_max from 1 to StopAtCol</text:p>
      <text:p text:style-name="P1"><text:s text:c="4"/>'find ColSize_max from 1 to RowSize_max</text:p>
      <text:p text:style-name="P1">'Input:(sh) or (sh,0,0)</text:p>
      <text:p text:style-name="P1"><text:s text:c="4"/>'find RowSize_max from 1 to 16384</text:p>
      <text:p text:style-name="P1"><text:s text:c="4"/>'find ColSize_max from 1 to RowSize_max</text:p>
      <text:p text:style-name="P1"/>
      <text:p text:style-name="P1">Dim ColSize_max As Long: ColSize_max = 0</text:p>
      <text:p text:style-name="P1">Dim ColSize_row As Long: ColSize_row = 0</text:p>
      <text:p text:style-name="P1">Dim Row As Long</text:p>
      <text:p text:style-name="P1">'Optional input</text:p>
      <text:p text:style-name="P1">Dim StopAtRow_tmp As Long: StopAtRow_tmp = StopAtRow</text:p>
      <text:p text:style-name="P1">If StopAtRow = 0 Then</text:p>
      <text:p text:style-name="P1"><text:s text:c="4"/>StopAtRow = z_LastWrittenRow(Sh, StopAtCol)</text:p>
      <text:p text:style-name="P1">End If</text:p>
      <text:p text:style-name="P1">For Row = 1 To StopAtRow</text:p>
      <text:p text:style-name="P1"><text:s text:c="4"/>ColSize_row = z_ColSize(Row, Sh)</text:p>
      <text:p text:style-name="P1"><text:s text:c="4"/>If ColSize_row &gt; ColSize_max Then</text:p>
      <text:p text:style-name="P1"><text:s text:c="8"/>ColSize_max = ColSize_row</text:p>
      <text:p text:style-name="P1"><text:s text:c="4"/>End If</text:p>
      <text:p text:style-name="P1">Next Row</text:p>
      <text:p text:style-name="P1">If StopAtRow_tmp &lt;&gt; 0 Then</text:p>
      <text:p text:style-name="P1"><text:s text:c="4"/>RowSize_max = z_LastWrittenRow(Sh, ColSize_max)</text:p>
      <text:p text:style-name="P1">End If</text:p>
      <text:p text:style-name="P1">Dim out(0 To 1) As Variant</text:p>
      <text:p text:style-name="P1">out(0) = RowSize_max 'The Last written row if StopAtCol is the last written column</text:p>
      <text:p text:style-name="P1">out(1) = ColSize_max 'The last written col if StopAtRow is the last written row</text:p>
      <text:p text:style-name="P1"><text:soft-page-break/>z_LastWrittenRowAndCol = out</text:p>
      <text:p text:style-name="P1">End Function</text:p>
      <text:p text:style-name="P1"/>
      <text:p text:style-name="P1">Function z_LastWrittenRow(Optional Sh As String, Optional StopAtCol As Long, Optional ByRef Wb As Workbook) As Long</text:p>
      <text:p text:style-name="P1">'Macro generated by Roland.Benz@Syngenta.com (PMEC, Project Management Excellence)</text:p>
      <text:p text:style-name="P1">'Date: 11.10.2011</text:p>
      <text:p text:style-name="P1">'Input: All Columns, Output: last written column</text:p>
      <text:p text:style-name="P1">'FirstEmptyCol = z_FirstEmptyCol()</text:p>
      <text:p text:style-name="P1">Dim RowSize_max As Long: RowSize_max = 0</text:p>
      <text:p text:style-name="P1">Dim RowSize_col As Long: RowSize_col = 0</text:p>
      <text:p text:style-name="P1">Dim AllCols As Long: AllCols = 16384</text:p>
      <text:p text:style-name="P1">Dim Col As Long</text:p>
      <text:p text:style-name="P1">'Optional input</text:p>
      <text:p text:style-name="P1">If StopAtCol = 0 Then</text:p>
      <text:p text:style-name="P1"><text:s text:c="4"/>StopAtCol = AllCols</text:p>
      <text:p text:style-name="P1">End If</text:p>
      <text:p text:style-name="P1">For Col = 1 To StopAtCol</text:p>
      <text:p text:style-name="P1"><text:s text:c="4"/>RowSize_col = z_RowSize(Col, Sh)</text:p>
      <text:p text:style-name="P1"><text:s text:c="4"/>If RowSize_col &gt; RowSize_max Then</text:p>
      <text:p text:style-name="P1"><text:s text:c="8"/>RowSize_max = RowSize_col</text:p>
      <text:p text:style-name="P1"><text:s text:c="4"/>End If</text:p>
      <text:p text:style-name="P1">Next Col</text:p>
      <text:p text:style-name="P1">z_LastWrittenRow = RowSize_max</text:p>
      <text:p text:style-name="P1">End Function</text:p>
      <text:p text:style-name="P1"/>
      <text:p text:style-name="P1">Sub test()</text:p>
      <text:p text:style-name="P1"><text:s/>Dim t As Variant</text:p>
      <text:p text:style-name="P1"><text:s/>t = z_LastWrittenRowAndCol("Log_CustomerChk", 500)</text:p>
      <text:p text:style-name="P1"><text:s/>Stop</text:p>
      <text:p text:style-name="P1">End Sub</text:p>
      <text:p text:style-name="P1"/>
      <text:p text:style-name="P1">Public Function z_GetCellIndices(Sh As String, SearchRow As Integer, SearchString As String, Optional ByRef Wb As Workbook) As Variant</text:p>
      <text:p text:style-name="P1">'Macro generated by Roland.Benz@Syngenta.com (PMEC, Project Management Excellence)</text:p>
      <text:p text:style-name="P1">Dim CellIndexStr As String 'In R1C1 Format</text:p>
      <text:p text:style-name="P1">Dim CellIndexArr() As String 'Splited R1C1 Format</text:p>
      <text:p text:style-name="P1"/>
      <text:p text:style-name="P1">Dim ColIndex As Integer</text:p>
      <text:p text:style-name="P1">Dim RowIndex As Integer</text:p>
      <text:p text:style-name="P1">Dim CellIndices(0 To 1) As Integer</text:p>
      <text:p text:style-name="P1"/>
      <text:p text:style-name="P1">'Activate the right Wb and Sh</text:p>
      <text:p text:style-name="P1">On Error GoTo OptionalArgument:</text:p>
      <text:p text:style-name="P1">Wb.Activate</text:p>
      <text:p text:style-name="P1">On Error GoTo 0</text:p>
      <text:p text:style-name="P1">Sheets(Sh).Activate</text:p>
      <text:p text:style-name="P1"/>
      <text:p text:style-name="P1">'find column name</text:p>
      <text:p text:style-name="P1">On Error GoTo NameExpectedNotExistent:</text:p>
      <text:p text:style-name="P1">Rows(SearchRow).Find(What:=CStr(SearchString), LookAt:=xlWhole).Select</text:p>
      <text:p text:style-name="P1">'Rows(SearchRow).Find(What:=SearchString, LookAt:=xlWhole).Select</text:p>
      <text:p text:style-name="P1">On Error GoTo 0</text:p>
      <text:p text:style-name="P1"><text:soft-page-break/>'find column index</text:p>
      <text:p text:style-name="P1">CellIndexStr = ActiveCell.Address(ReferenceStyle:=xlR1C1)</text:p>
      <text:p text:style-name="P1">CellIndexArr = Split(CellIndexStr, "C")</text:p>
      <text:p text:style-name="P1">ColIndex = CInt(CellIndexArr(1))</text:p>
      <text:p text:style-name="P1">CellIndexArr = Split(CellIndexArr(0), "R")</text:p>
      <text:p text:style-name="P1">RowIndex = CInt(CellIndexArr(1))</text:p>
      <text:p text:style-name="P1">CellIndices(0) = RowIndex</text:p>
      <text:p text:style-name="P1">CellIndices(1) = ColIndex</text:p>
      <text:p text:style-name="P1">'0utput</text:p>
      <text:p text:style-name="P1">z_GetCellIndices = CellIndices</text:p>
      <text:p text:style-name="P1">Exit Function</text:p>
      <text:p text:style-name="P1"/>
      <text:p text:style-name="P1">OptionalArgument:</text:p>
      <text:p text:style-name="P1">Resume Next</text:p>
      <text:p text:style-name="P1"/>
      <text:p text:style-name="P1">NameExpectedNotExistent:</text:p>
      <text:p text:style-name="P1"><text:s text:c="4"/>CellIndices(0) = 0</text:p>
      <text:p text:style-name="P1"><text:s text:c="4"/>CellIndices(1) = 0</text:p>
      <text:p text:style-name="P1"><text:s text:c="4"/>z_GetCellIndices = CellIndices</text:p>
      <text:p text:style-name="P1">End Function</text:p>
      <text:p text:style-name="P1"/>
      <text:p text:style-name="P1">Public Function z_GetColumnIndex(ByRef SearchString As String, SearchRow As Integer, _</text:p>
      <text:p text:style-name="P1"><text:s text:c="8"/>Optional Sh As String, Optional ByRef Wb As Workbook) As Long</text:p>
      <text:p text:style-name="P1">'Macro generated by Roland.Benz@Syngenta.com (PMEC, Project Management Excellence)</text:p>
      <text:p text:style-name="P1">'Output datatype change from Variant</text:p>
      <text:p text:style-name="P1"/>
      <text:p text:style-name="P1">Dim CellIndexStr As String 'In R1C1 Format</text:p>
      <text:p text:style-name="P1">Dim CellIndexArr() As String 'Splited R1C1 Format</text:p>
      <text:p text:style-name="P1">Dim ColIndex As Integer</text:p>
      <text:p text:style-name="P1"/>
      <text:p text:style-name="P1">'Activate the right Wb and Sh</text:p>
      <text:p text:style-name="P1">On Error GoTo OptionalArgument:</text:p>
      <text:p text:style-name="P1">Wb.Activate</text:p>
      <text:p text:style-name="P1">On Error GoTo 0</text:p>
      <text:p text:style-name="P1">Sheets(Sh).Activate</text:p>
      <text:p text:style-name="P1"/>
      <text:p text:style-name="P1">'find column name</text:p>
      <text:p text:style-name="P1">On Error GoTo NameExpectedNotExistent:</text:p>
      <text:p text:style-name="P1">Rows(SearchRow).Find(What:=SearchString, LookAt:=xlWhole).Select</text:p>
      <text:p text:style-name="P1">On Error GoTo 0</text:p>
      <text:p text:style-name="P1">'find column index</text:p>
      <text:p text:style-name="P1">CellIndexStr = ActiveCell.Address(ReferenceStyle:=xlR1C1)</text:p>
      <text:p text:style-name="P1">CellIndexArr = Split(CellIndexStr, "C")</text:p>
      <text:p text:style-name="P1">ColIndex = CInt(CellIndexArr(1))</text:p>
      <text:p text:style-name="P1">'0utput</text:p>
      <text:p text:style-name="P1">z_GetColumnIndex = ColIndex</text:p>
      <text:p text:style-name="P1">Exit Function</text:p>
      <text:p text:style-name="P1"/>
      <text:p text:style-name="P1">OptionalArgument:</text:p>
      <text:p text:style-name="P1">Resume Next</text:p>
      <text:p text:style-name="P1"/>
      <text:p text:style-name="P1">NameExpectedNotExistent:</text:p>
      <text:p text:style-name="P1"><text:s text:c="4"/>ColIndex = 0</text:p>
      <text:p text:style-name="P1"><text:soft-page-break/><text:s text:c="4"/>z_GetColumnIndex = ColIndex</text:p>
      <text:p text:style-name="P1"><text:s text:c="4"/></text:p>
      <text:p text:style-name="P1">End Function</text:p>
      <text:p text:style-name="P1"/>
      <text:p text:style-name="P1">Function z_CopyInsertRange2(Range_From As Range, Range_To As Range, Sh_from As String, Sh_to As String)</text:p>
      <text:p text:style-name="P1">'Macro generated by Roland.Benz@Syngenta.com (PMEC, Project Management Excellence)</text:p>
      <text:p text:style-name="P1">Sheets(Sh_from).Select</text:p>
      <text:p text:style-name="P1">Range_From.Copy</text:p>
      <text:p text:style-name="P1">Sheets(Sh_to).Select</text:p>
      <text:p text:style-name="P1">Range_To.Insert</text:p>
      <text:p text:style-name="P1">End Function</text:p>
      <text:p text:style-name="P1"/>
      <text:p text:style-name="P1">Function z_CopyInsertRange(RowLU_From As Long, ColLU_From As Long, RowRD_From As Long, ColRD_From As Long, Sh_from As String, _</text:p>
      <text:p text:style-name="P1"><text:s text:c="26"/>RowLU_To As Long, ColLU_To As Long, Sh_to As String)</text:p>
      <text:p text:style-name="P1">'Macro generated by Roland.Benz@Syngenta.com (PMEC, Project Management Excellence)</text:p>
      <text:p text:style-name="P1">Sheets(Sh_from).Select</text:p>
      <text:p text:style-name="P1">Range(Cells(RowLU_From, ColLU_From), Cells(RowRD_From, ColRD_From)).Select</text:p>
      <text:p text:style-name="P1">Selection.Copy</text:p>
      <text:p text:style-name="P1">Sheets(Sh_to).Select</text:p>
      <text:p text:style-name="P1">Cells(RowLU_To, ColLU_To).Insert 'moves the other columns to the right</text:p>
      <text:p text:style-name="P1">End Function</text:p>
      <text:p text:style-name="P1"/>
      <text:p text:style-name="P1">Function z_CopyPasteRange2(Range_From As Range, Range_To As Range, Sh_from As String, Sh_to As String)</text:p>
      <text:p text:style-name="P1">'Macro generated by Roland.Benz@Syngenta.com (PMEC, Project Management Excellence)</text:p>
      <text:p text:style-name="P1">Sheets(Sh_from).Range_From.Copy Destination:=Sheets(Sh_to).Range_To</text:p>
      <text:p text:style-name="P1">End Function</text:p>
      <text:p text:style-name="P1"/>
      <text:p text:style-name="P1">Function z_CopyPasteRange(RowLU_From As Long, ColLU_From As Long, RowRD_From As Long, ColRD_From As Long, Sh_from As String, _</text:p>
      <text:p text:style-name="P1"><text:s text:c="26"/>RowLU_To As Long, ColLU_To As Long, Sh_to As String)</text:p>
      <text:p text:style-name="P1">'Macro generated by Roland.Benz@Syngenta.com (PMEC, Project Management Excellence)</text:p>
      <text:p text:style-name="P1">Sheets(Sh_from).Select</text:p>
      <text:p text:style-name="P1">Range(Cells(RowLU_From, ColLU_From), Cells(RowRD_From, ColRD_From)).Copy _</text:p>
      <text:p text:style-name="P1">Destination:=Sheets(Sh_to).Cells(RowLU_To, ColLU_To)</text:p>
      <text:p text:style-name="P1">End Function</text:p>
      <text:p text:style-name="P1"/>
      <text:p text:style-name="P1">Function z_RangeAddressAsArray(Rng As Range) As Variant</text:p>
      <text:p text:style-name="P1">'Macro generated by Roland.Benz@Syngenta.com (PMEC, Project Management Excellence)</text:p>
      <text:p text:style-name="P1">'Date: 26.9.2011</text:p>
      <text:p text:style-name="P1">'Input: Range(Cells(a,b),Cells(c,d)), Output: Array(a,b,c,d)</text:p>
      <text:p text:style-name="P1">sRngAddress = Rng.Address(ReferenceStyle:=xlR1C1)</text:p>
      <text:p text:style-name="P1">DltrLst = Array("$", "R", "C", ":")</text:p>
      <text:p text:style-name="P1">RplLst = Array("@", "@", "@", "@")</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 text:c="4"/>End If</text:p>
      <text:p text:style-name="P1"><text:s text:c="4"/>sRngAddress = Replace(sRngAddress, DltrLst(k), RplLst(l))</text:p>
      <text:p text:style-name="P1"><text:soft-page-break/>Next k</text:p>
      <text:p text:style-name="P1">sRngAddress = Replace(sRngAddress, RplLst(0) &amp; RplLst(0), RplLst(l))</text:p>
      <text:p text:style-name="P1">Dim RngAddress As Variant</text:p>
      <text:p text:style-name="P1">RngAddress = Split(sRngAddress, RplLst(0))</text:p>
      <text:p text:style-name="P1">For i = 1 To 4 Step 1</text:p>
      <text:p text:style-name="P1"><text:s text:c="4"/>RngAddress(i - 1) = RngAddress(i)</text:p>
      <text:p text:style-name="P1">Next i</text:p>
      <text:p text:style-name="P1">ReDim Preserve RngAddress(1 To 4)</text:p>
      <text:p text:style-name="P1">z_RangeAddressAsArray = RngAddress</text:p>
      <text:p text:style-name="P1">End Function</text:p>
      <text:p text:style-name="P1"/>
      <text:p text:style-name="P1">Function z_GeneratePivotTable(Piv_ULCell As Range, Source_Rng As Range, _</text:p>
      <text:p text:style-name="P1"><text:s text:c="28"/>Sh_Source As String, Sh_Pivot As String, Piv_F_R_C_V As Variant) As String</text:p>
      <text:p text:style-name="P1">'Macro generated by Roland.Benz@Syngenta.com (PMEC, Project Management Excellence)</text:p>
      <text:p text:style-name="P1">'Date: 26.9.2011</text:p>
      <text:p text:style-name="P1">'Input parameters (arguments) for the z_GeneratePivotTable function and its call</text:p>
      <text:p text:style-name="P1"><text:s text:c="8"/>'Name of the pivot sheet</text:p>
      <text:p text:style-name="P1"><text:s text:c="12"/>'Sh_Pivot = "TimeToDateByTask"</text:p>
      <text:p text:style-name="P1"><text:s text:c="8"/>'Name of the source sheet</text:p>
      <text:p text:style-name="P1"><text:s text:c="12"/>'Sh_Source = "ActualsByWeek"</text:p>
      <text:p text:style-name="P1"><text:s text:c="8"/>'Determine the range of Sh_Source and create a range object</text:p>
      <text:p text:style-name="P1"><text:s text:c="12"/>'RowU = 1: ColL = 1</text:p>
      <text:p text:style-name="P1"><text:s text:c="12"/>'RowD = z_RowSize(1, Sh_Source): ColR = z_ColSize(1, Sh_Source)</text:p>
      <text:p text:style-name="P1"><text:s text:c="12"/>'Set Source_Rng = Sheets(Sh_Source).Range(Cells(RowU, ColL), Cells(RowD, ColR))</text:p>
      <text:p text:style-name="P1"><text:s text:c="8"/>'Create a range object for the upper left corner of the pivot</text:p>
      <text:p text:style-name="P1"><text:s text:c="12"/>'Piv_sULCell = "B9"</text:p>
      <text:p text:style-name="P1"><text:s text:c="12"/>'Set Piv_ULCell = Sheets(Sh_Pivot).Range(Piv_sULCell)</text:p>
      <text:p text:style-name="P1"><text:s text:c="8"/>'Determine the pivot fields</text:p>
      <text:p text:style-name="P1"><text:s text:c="12"/>'Piv_F_R_C_V(0) = Array(13, 9, 11, 7, 12, 10) 'filter</text:p>
      <text:p text:style-name="P1"><text:s text:c="12"/>'Piv_F_R_C_V(1) = Array(17, 5) 'row labels</text:p>
      <text:p text:style-name="P1"><text:s text:c="12"/>'Piv_F_R_C_V(2) = Array() 'column labels</text:p>
      <text:p text:style-name="P1"><text:s text:c="12"/>'Piv_F_R_C_V(3) = Array(16) 'values</text:p>
      <text:p text:style-name="P1"><text:s text:c="4"/></text:p>
      <text:p text:style-name="P1"><text:s text:c="4"/>'Creat the strings for the function ActiveWorkbook.PivotCaches.Create() further below</text:p>
      <text:p text:style-name="P1"><text:s text:c="4"/>Dim sSource_Rng As String</text:p>
      <text:p text:style-name="P1"><text:s text:c="4"/>sSource_Rng = Sh_Source &amp; "!" &amp; Source_Rng.Address(ReferenceStyle:=xlR1C1)</text:p>
      <text:p text:style-name="P1"><text:s text:c="4"/>Dim sPivot_Rng As String</text:p>
      <text:p text:style-name="P1"><text:s text:c="4"/>sPivot_Rng = Sh_Pivot &amp; "!" &amp; Piv_ULCell.Address(ReferenceStyle:=xlR1C1)</text:p>
      <text:p text:style-name="P1"><text:s text:c="4"/></text:p>
      <text:p text:style-name="P1"><text:s text:c="4"/>'Store the range.address information into an array</text:p>
      <text:p text:style-name="P1"><text:s text:c="4"/>Dim RngAddress As Variant</text:p>
      <text:p text:style-name="P1"><text:s text:c="4"/>RngAddress = z_RangeAddressAsArray(Source_Rng)</text:p>
      <text:p text:style-name="P1"><text:s text:c="4"/></text:p>
      <text:p text:style-name="P1"><text:s text:c="4"/>'Store the Column names into an array</text:p>
      <text:p text:style-name="P1"><text:s text:c="4"/>ReDim PivChosenField(RngAddress(2) To RngAddress(4)) As String</text:p>
      <text:p text:style-name="P1"><text:s text:c="4"/>For i = RngAddress(2) To RngAddress(4)</text:p>
      <text:p text:style-name="P1"><text:s text:c="8"/>PivChosenField(i) = Source_Rng.Cells(1, i)</text:p>
      <text:p text:style-name="P1"><text:s text:c="4"/>Next i</text:p>
      <text:p text:style-name="P1"><text:s text:c="4"/></text:p>
      <text:p text:style-name="P1"><text:s text:c="4"/>'Store the column names of the ReportFilter, RowLabel, ColLabel and Value into arrays</text:p>
      <text:p text:style-name="P1"><text:s text:c="4"/>ReDim PivReportFilter(RngAddress(2) - 1 To RngAddress(4) - 1) As String</text:p>
      <text:p text:style-name="P1"><text:s text:c="4"/>ReDim PivRowLabel(RngAddress(2) - 1 To RngAddress(4) - 1) As String</text:p>
      <text:p text:style-name="P1"><text:s text:c="4"/>ReDim PivColLabel(RngAddress(2) - 1 To RngAddress(4) - 1) As String</text:p>
      <text:p text:style-name="P1"><text:soft-page-break/><text:s text:c="4"/>ReDim PivValue(RngAddress(2) - 1 To RngAddress(4) - 1) As String</text:p>
      <text:p text:style-name="P1"><text:s text:c="4"/>For i = RngAddress(2) - 1 To RngAddress(4) - 1</text:p>
      <text:p text:style-name="P1"><text:s text:c="8"/>On Error Resume Next</text:p>
      <text:p text:style-name="P1"><text:s text:c="8"/>PivReportFilter(i) = PivChosenField(Piv_F_R_C_V(0)(i))</text:p>
      <text:p text:style-name="P1"><text:s text:c="8"/>On Error GoTo 0</text:p>
      <text:p text:style-name="P1"><text:s text:c="8"/>On Error Resume Next</text:p>
      <text:p text:style-name="P1"><text:s text:c="8"/>PivRowLabel(i) = PivChosenField(Piv_F_R_C_V(1)(i))</text:p>
      <text:p text:style-name="P1"><text:s text:c="8"/>On Error GoTo 0</text:p>
      <text:p text:style-name="P1"><text:s text:c="8"/>On Error Resume Next</text:p>
      <text:p text:style-name="P1"><text:s text:c="8"/>PivColLabel(i) = PivChosenField(Piv_F_R_C_V(2)(i))</text:p>
      <text:p text:style-name="P1"><text:s text:c="8"/>On Error GoTo 0</text:p>
      <text:p text:style-name="P1"><text:s text:c="8"/>On Error Resume Next</text:p>
      <text:p text:style-name="P1"><text:s text:c="8"/>PivValue(i) = PivChosenField(Piv_F_R_C_V(3)(i))</text:p>
      <text:p text:style-name="P1"><text:s text:c="8"/>On Error GoTo 0</text:p>
      <text:p text:style-name="P1"><text:s text:c="4"/>Next i</text:p>
      <text:p text:style-name="P1"/>
      <text:p text:style-name="P1"><text:s text:c="4"/>'generate Pivot</text:p>
      <text:p text:style-name="P1"><text:s text:c="4"/>Sheets(Sh_Pivot).Select</text:p>
      <text:p text:style-name="P1"><text:s text:c="4"/>Piv_ULCell.Select</text:p>
      <text:p text:style-name="P1"><text:s text:c="4"/>ActiveWorkbook.PivotCaches.Create( _</text:p>
      <text:p text:style-name="P1"><text:s text:c="8"/>SourceType:=xlDatabase, _</text:p>
      <text:p text:style-name="P1"><text:s text:c="8"/>SourceData:=sSource_Rng, _</text:p>
      <text:p text:style-name="P1"><text:s text:c="8"/>Version:=xlPivotTableVersion12).CreatePivotTable _</text:p>
      <text:p text:style-name="P1"><text:s text:c="8"/>TableDestination:=sPivot_Rng, _</text:p>
      <text:p text:style-name="P1"><text:s text:c="8"/>TableName:=Piv_Name, _</text:p>
      <text:p text:style-name="P1"><text:s text:c="8"/>DefaultVersion:=xlPivotTableVersion12</text:p>
      <text:p text:style-name="P1"><text:s text:c="4"/></text:p>
      <text:p text:style-name="P1"><text:s text:c="4"/>'get Pivot table name</text:p>
      <text:p text:style-name="P1"><text:s text:c="4"/>'if PivName = "PivotTable" is used more than once an iteger is added to the name</text:p>
      <text:p text:style-name="P1"><text:s text:c="4"/>PivName = ActiveSheet.PivotTables(1).Name</text:p>
      <text:p text:style-name="P1"><text:s text:c="4"/></text:p>
      <text:p text:style-name="P1"><text:s text:c="4"/>For i = RngAddress(2) - 1 To RngAddress(4) - 1</text:p>
      <text:p text:style-name="P1"><text:s text:c="8"/>'Define row labels</text:p>
      <text:p text:style-name="P1"><text:s text:c="8"/>On Error Resume Next</text:p>
      <text:p text:style-name="P1"><text:s text:c="8"/>With ActiveSheet.PivotTables(PivName).PivotFields(PivRowLabel(i))</text:p>
      <text:p text:style-name="P1"><text:s text:c="12"/>.Orientation = xlRowField</text:p>
      <text:p text:style-name="P1"><text:s text:c="12"/>.Position = 1</text:p>
      <text:p text:style-name="P1"><text:s text:c="8"/>End With</text:p>
      <text:p text:style-name="P1"><text:s text:c="8"/>On Error GoTo 0</text:p>
      <text:p text:style-name="P1"><text:s text:c="8"/>'Define column labels</text:p>
      <text:p text:style-name="P1"><text:s text:c="8"/>On Error Resume Next</text:p>
      <text:p text:style-name="P1"><text:s text:c="8"/>With ActiveSheet.PivotTables(PivName).PivotFields(PivColLabel(i))</text:p>
      <text:p text:style-name="P1"><text:s text:c="12"/>.Orientation = xlColumnField</text:p>
      <text:p text:style-name="P1"><text:s text:c="12"/>.Position = 1</text:p>
      <text:p text:style-name="P1"><text:s text:c="8"/>End With</text:p>
      <text:p text:style-name="P1"><text:s text:c="8"/>On Error GoTo 0</text:p>
      <text:p text:style-name="P1"><text:s text:c="8"/>'Define values</text:p>
      <text:p text:style-name="P1"><text:s text:c="8"/>On Error Resume Next</text:p>
      <text:p text:style-name="P1"><text:s text:c="8"/>ActiveSheet.PivotTables(PivName).AddDataField ActiveSheet.PivotTables( _</text:p>
      <text:p text:style-name="P1"><text:s text:c="8"/>PivName).PivotFields(PivValue(i)), "Sum of STAFF_DAYS", xlSum</text:p>
      <text:p text:style-name="P1"><text:s text:c="8"/>On Error GoTo 0</text:p>
      <text:p text:style-name="P1"><text:s text:c="8"/>'Define report filters</text:p>
      <text:p text:style-name="P1"><text:s text:c="8"/>On Error Resume Next</text:p>
      <text:p text:style-name="P1"><text:soft-page-break/><text:s text:c="8"/>With ActiveSheet.PivotTables(PivName).PivotFields(PivReportFilter(i))</text:p>
      <text:p text:style-name="P1"><text:s text:c="12"/>.Orientation = xlPageField</text:p>
      <text:p text:style-name="P1"><text:s text:c="12"/>.Position = 1</text:p>
      <text:p text:style-name="P1"><text:s text:c="8"/>End With</text:p>
      <text:p text:style-name="P1"><text:s text:c="8"/>On Error GoTo 0</text:p>
      <text:p text:style-name="P1"><text:s text:c="4"/>Next i</text:p>
      <text:p text:style-name="P1"><text:s text:c="4"/></text:p>
      <text:p text:style-name="P1"><text:s text:c="4"/>'Change the layout</text:p>
      <text:p text:style-name="P1"><text:s text:c="4"/>With ActiveSheet.PivotTables(PivName)</text:p>
      <text:p text:style-name="P1"><text:s text:c="8"/>.InGridDropZones = True</text:p>
      <text:p text:style-name="P1"><text:s text:c="8"/>.RowAxisLayout xlTabularRow</text:p>
      <text:p text:style-name="P1"><text:s text:c="4"/>End With</text:p>
      <text:p text:style-name="P1"><text:s text:c="4"/></text:p>
      <text:p text:style-name="P1"><text:s text:c="4"/>'Define all colums from : Choose fields to add to report</text:p>
      <text:p text:style-name="P1"><text:s text:c="4"/>For i = RngAddress(2) To RngAddress(4)</text:p>
      <text:p text:style-name="P1"><text:s text:c="8"/>ActiveSheet.PivotTables(PivName).PivotFields(PivChosenField(i)).Subtotals = _</text:p>
      <text:p text:style-name="P1"><text:s text:c="8"/>Array(False, False, False, False, False, False, False, False, False, False, False, False)</text:p>
      <text:p text:style-name="P1"><text:s text:c="4"/>Next i</text:p>
      <text:p text:style-name="P1"><text:s text:c="4"/></text:p>
      <text:p text:style-name="P1">'output</text:p>
      <text:p text:style-name="P1">z_GeneratePivotTable = PivName</text:p>
      <text:p text:style-name="P1"><text:s text:c="4"/></text:p>
      <text:p text:style-name="P1">End Function</text:p>
      <text:p text:style-name="P1"/>
      <text:p text:style-name="P1"/>
      <text:p text:style-name="P1">Function z_ThisYear(dDate As Date) As Variant</text:p>
      <text:p text:style-name="P1">Dim Yr As Variant</text:p>
      <text:p text:style-name="P1">Yr = Year(dDate)</text:p>
      <text:p text:style-name="P1">z_ThisYear = Yr</text:p>
      <text:p text:style-name="P1">End Function</text:p>
      <text:p text:style-name="P1"/>
      <text:p text:style-name="P1">Sub test16()</text:p>
      <text:p text:style-name="P1">Dim dDate As Date</text:p>
      <text:p text:style-name="P1">Dim sOut As String</text:p>
      <text:p text:style-name="P1">Dim iOut As Integer</text:p>
      <text:p text:style-name="P1">dDate = Date</text:p>
      <text:p text:style-name="P1">sOut = z_ThisYear(dDate)</text:p>
      <text:p text:style-name="P1">iOut = z_ThisYear(dDate)</text:p>
      <text:p text:style-name="P1">End Sub</text:p>
      <text:p text:style-name="P1"/>
      <text:p text:style-name="P1"/>
      <text:p text:style-name="P1"/>
      <text:p text:style-name="P1">'Option Explicit</text:p>
      <text:p text:style-name="P1">Public Enum Enum_Col</text:p>
      <text:p text:style-name="P1">A_ = 1: B_ = 2: C_ = 3: D_ = 4: E_ = 5: F_ = 6: G_ = 7: H_ = 8: I_ = 9: J_ = 10: K_ = 11: L_ = 12: M_ = 13: N_ = 14: O_ = 15: P_ = 16: Q_ = 17: R_ = 18: S_ = 19: T_ = 20: U_ = 21: V_ = 22: W_ = 23: X_ = 24: Y_ = 25: z_ = 26</text:p>
      <text:p text:style-name="P1">AA_ = 27: AB_ = 28: AC_ = 29: AD_ = 30: AE_ = 31: AF_ = 32: AG_ = 33: AH_ = 34: AI_ = 35: AJ_ = 36: AK_ = 37: AL_ = 38: AM_ = 39: AN_ = 40: AO_ = 41: AP_ = 42: AQ_ = 43: AR_ = 44: AS_ = 45: AT_ = 46: AU_ = 47: AV_ = 48: AW_ = 49: AX_ = 50: AY_ = 51: AZ_ = 52</text:p>
      <text:p text:style-name="P1">BA_ = 53: BB_ = 54: BC_ = 55: BD_ = 56: BE_ = 57: BF_ = 58: BG_ = 59: BH_ = 60: BI_ = 61: BJ_ = 62: BK_ = 63: BL_ = 64: BM_ = 65: BN_ = 66: BO_ = 67: BP_ = 68: BQ_ = 69: BR_ = 70: BS_ = 71: BT_ = 72: BU_ = 73: BV_ = 74: BW_ = 75: BX_ = 76: BY_ = 77: BZ_ = 78</text:p>
      <text:p text:style-name="P1"><text:soft-page-break/>CA_ = 79: CB_ = 80: CC_ = 81: CD_ = 82: CE_ = 83: CF_ = 84: CG_ = 85: CH_ = 86: CI_ = 87: CJ_ = 88: CK_ = 89: CL_ = 90: CM_ = 91: CN_ = 92: CO_ = 93: CP_ = 94: CQ_ = 95: CR_ = 96: CS_ = 97: CT_ = 98: CU_ = 99: CV_ = 100: CW_ = 101: CX_ = 102: CY_ = 103: CZ_ = 104</text:p>
      <text:p text:style-name="P1">DA_ = 105: DB_ = 106: DC_ = 107: DD_ = 108: DE_ = 109: DF_ = 110: DG_ = 111: DH_ = 112: DI_ = 113: DJ_ = 114: DK_ = 115: DL_ = 116: DM_ = 117: DN_ = 118: DO_ = 119: DP_ = 120: DQ_ = 121: DR_ = 122: DS_ = 123: DT_ = 124: DU_ = 125: DV_ = 126: DW_ = 127: DX_ = 128: DY_ = 129: DZ_ = 130</text:p>
      <text:p text:style-name="P1">EA_ = 131: EB_ = 132: EC_ = 133: ED_ = 134: EE_ = 135: EF_ = 136: EG_ = 137: EH_ = 138: EI_ = 139: EJ_ = 140: EK_ = 141: EL_ = 142: EM_ = 143: EN_ = 144: EO_ = 145: EP_ = 146: EQ_ = 147: ER_ = 148: ES_ = 149: ET_ = 150: EU_ = 151: EV_ = 152: EW_ = 153: EX_ = 154: EY_ = 155: EZ_ = 156</text:p>
      <text:p text:style-name="P1">FA_ = 157: FB_ = 158: FC_ = 159: FD_ = 160: FE_ = 161: FF_ = 162: FG_ = 163: FH_ = 164: FI_ = 165: FJ_ = 166: FK_ = 167: FL_ = 168: FM_ = 169: FN_ = 170: FO_ = 171: FP_ = 172: FQ_ = 173: FR_ = 174: FS_ = 175: FT_ = 176: FU_ = 177: FV_ = 178: FW_ = 179: FX_ = 180: FY_ = 181: FZ_ = 182</text:p>
      <text:p text:style-name="P1">GA_ = 183: GB_ = 184: GC_ = 185: GD_ = 186: GE_ = 187: GF_ = 188: GG_ = 189: GH_ = 190: GI_ = 191: GJ_ = 192: GK_ = 193: GL_ = 194</text:p>
      <text:p text:style-name="P1">End Enum</text:p>
      <text:p text:style-name="P1"/>
      <text:p text:style-name="P1"/>
      <text:p text:style-name="P1">Sub PrepareTheStringsForTheArrays_ForTheLayoutCheck()</text:p>
      <text:p text:style-name="P1">'Author: Roland Benz, Project Management Excellence</text:p>
      <text:p text:style-name="P1">'Date: 19.9.2011</text:p>
      <text:p text:style-name="P1">'Input: "ExpectedLayout"</text:p>
      <text:p text:style-name="P1">'Output: "ExpectedLayoutToCopyIntoVBA"</text:p>
      <text:p text:style-name="P1">'Objective:</text:p>
      <text:p text:style-name="P1"><text:s text:c="4"/>'Prepare the input into the array "LayoutExp" in the macro "LayoutCheck" below.</text:p>
      <text:p text:style-name="P1"><text:s text:c="4"/>'The output of this macro stored in the sheet "ExpectedLayoutToCopyIntoVBA" must</text:p>
      <text:p text:style-name="P1"><text:s text:c="4"/>'be copied into the macro "LayoutCheck" by the user!(user interaction needed)</text:p>
      <text:p text:style-name="P1">'Create a new spreadsheet</text:p>
      <text:p text:style-name="P1">If 1 Then 'flag: 1=on, 0=off</text:p>
      <text:p text:style-name="P1">On Error Resume Next</text:p>
      <text:p text:style-name="P1">WorksheetExists1 = (Sheets("ExpectedLayoutToCopyIntoVBA").Name &lt;&gt; "")</text:p>
      <text:p text:style-name="P1">On Error GoTo 0</text:p>
      <text:p text:style-name="P1">If WorksheetExists1 = False Then</text:p>
      <text:p text:style-name="P1"><text:s text:c="4"/>Worksheets.Add(After:=Worksheets(Worksheets.Count)).Name = "ExpectedLayoutToCopyIntoVBA"</text:p>
      <text:p text:style-name="P1">End If</text:p>
      <text:p text:style-name="P1">End If 'flag: 1=on, 0=off</text:p>
      <text:p text:style-name="P1"/>
      <text:p text:style-name="P1">'ActivityEAC_FV</text:p>
      <text:p text:style-name="P1">If 1 Then</text:p>
      <text:p text:style-name="P1">i = 1</text:p>
      <text:p text:style-name="P1">j = 1</text:p>
      <text:p text:style-name="P1">For k = 3 To 180</text:p>
      <text:p text:style-name="P1"><text:s text:c="4"/>For l = 1 To 2</text:p>
      <text:p text:style-name="P1"><text:s text:c="8"/>Sheets("ExpectedLayoutToCopyIntoVBA").Cells(i, j) = Sheets("ExpectedLayout").Cells(k, l)</text:p>
      <text:p text:style-name="P1"><text:s text:c="8"/>j = j + 1</text:p>
      <text:p text:style-name="P1"><text:s text:c="8"/>If j Mod 31 = 0 Then</text:p>
      <text:p text:style-name="P1"><text:s text:c="12"/>j = 1</text:p>
      <text:p text:style-name="P1"><text:s text:c="12"/>i = i + 1</text:p>
      <text:p text:style-name="P1"><text:s text:c="8"/>End If</text:p>
      <text:p text:style-name="P1"><text:s text:c="4"/>Next l</text:p>
      <text:p text:style-name="P1">Next k</text:p>
      <text:p text:style-name="P1">End If</text:p>
      <text:p text:style-name="P1">'PIsEAC_FV</text:p>
      <text:p text:style-name="P1"><text:soft-page-break/>If 1 Then</text:p>
      <text:p text:style-name="P1">i = i + 2</text:p>
      <text:p text:style-name="P1">j = 1</text:p>
      <text:p text:style-name="P1">For k = 3 To 180</text:p>
      <text:p text:style-name="P1"><text:s text:c="4"/>For l = 3 To 4</text:p>
      <text:p text:style-name="P1"><text:s text:c="8"/>Sheets("ExpectedLayoutToCopyIntoVBA").Cells(i, j) = Sheets("ExpectedLayout").Cells(k, l)</text:p>
      <text:p text:style-name="P1"><text:s text:c="8"/>j = j + 1</text:p>
      <text:p text:style-name="P1"><text:s text:c="8"/>If j Mod 31 = 0 Then</text:p>
      <text:p text:style-name="P1"><text:s text:c="12"/>j = 1</text:p>
      <text:p text:style-name="P1"><text:s text:c="12"/>i = i + 1</text:p>
      <text:p text:style-name="P1"><text:s text:c="8"/>End If</text:p>
      <text:p text:style-name="P1"><text:s text:c="4"/>Next l</text:p>
      <text:p text:style-name="P1">Next k</text:p>
      <text:p text:style-name="P1">End If</text:p>
      <text:p text:style-name="P1">'ResourceReport_FV</text:p>
      <text:p text:style-name="P1">If 1 Then</text:p>
      <text:p text:style-name="P1">i = i + 2</text:p>
      <text:p text:style-name="P1">j = 1</text:p>
      <text:p text:style-name="P1">For k = 3 To 180</text:p>
      <text:p text:style-name="P1"><text:s text:c="4"/>For l = 5 To 6</text:p>
      <text:p text:style-name="P1"><text:s text:c="8"/>Sheets("ExpectedLayoutToCopyIntoVBA").Cells(i, j) = Sheets("ExpectedLayout").Cells(k, l)</text:p>
      <text:p text:style-name="P1"><text:s text:c="8"/>j = j + 1</text:p>
      <text:p text:style-name="P1"><text:s text:c="8"/>If j Mod 31 = 0 Then</text:p>
      <text:p text:style-name="P1"><text:s text:c="12"/>j = 1</text:p>
      <text:p text:style-name="P1"><text:s text:c="12"/>i = i + 1</text:p>
      <text:p text:style-name="P1"><text:s text:c="8"/>End If</text:p>
      <text:p text:style-name="P1"><text:s text:c="4"/>Next l</text:p>
      <text:p text:style-name="P1">Next k</text:p>
      <text:p text:style-name="P1">End If</text:p>
      <text:p text:style-name="P1"/>
      <text:p text:style-name="P1">'Change the content of the cells</text:p>
      <text:p text:style-name="P1">If 1 Then</text:p>
      <text:p text:style-name="P1">For i = 1 To 40</text:p>
      <text:p text:style-name="P1"><text:s text:c="4"/>For j = 1 To 29 Step 2</text:p>
      <text:p text:style-name="P1"><text:s text:c="8"/>Sheets("ExpectedLayoutToCopyIntoVBA").Cells(i, j) = Chr(34) &amp; CStr(Cells(i, j)) &amp; Chr(34) &amp; Chr(44) 'Chr(34)=" Chr(44)=,</text:p>
      <text:p text:style-name="P1"><text:s text:c="4"/>Next j</text:p>
      <text:p text:style-name="P1">Next i</text:p>
      <text:p text:style-name="P1">For i = 1 To 40</text:p>
      <text:p text:style-name="P1"><text:s text:c="4"/>For j = 2 To 30 Step 2</text:p>
      <text:p text:style-name="P1"><text:s text:c="8"/>If j = 30 Then</text:p>
      <text:p text:style-name="P1"><text:s text:c="12"/>Sheets("ExpectedLayoutToCopyIntoVBA").Cells(i, j) = CStr(Cells(i, j)) &amp; Chr(95) &amp; Chr(44) &amp; Chr(32) &amp; Chr(95) <text:s/>'Chr(44)=, Chr(32)=Space, Chr(95)=_</text:p>
      <text:p text:style-name="P1"><text:s text:c="8"/>Else</text:p>
      <text:p text:style-name="P1"><text:s text:c="12"/>Sheets("ExpectedLayoutToCopyIntoVBA").Cells(i, j) = CStr(Cells(i, j)) &amp; Chr(95) &amp; Chr(44) <text:s/>'Chr(34)=" Chr(44)=,</text:p>
      <text:p text:style-name="P1"><text:s text:c="8"/>End If</text:p>
      <text:p text:style-name="P1"><text:s text:c="4"/>Next j</text:p>
      <text:p text:style-name="P1">Next i</text:p>
      <text:p text:style-name="P1">End If</text:p>
      <text:p text:style-name="P1"/>
      <text:p text:style-name="P1">End Sub</text:p>
      <text:p text:style-name="P1"/>
      <text:p text:style-name="P1"><text:soft-page-break/></text:p>
      <text:p text:style-name="P1"/>
      <text:p text:style-name="P1">Sub PrepareTheStringsForTheArrays_ForTheLayoutCheck2()</text:p>
      <text:p text:style-name="P1">'Author: Roland Benz, Project Management Excellence</text:p>
      <text:p text:style-name="P1">'Date: 19.9.2011</text:p>
      <text:p text:style-name="P1">'Input: "MasterLayout" in the workbook CompilationOfMacros!!</text:p>
      <text:p text:style-name="P1">'Output: "MasterLayoutToCopyIntoVBA" in the workbook CompilationOfMacros!!</text:p>
      <text:p text:style-name="P1">'Objective:</text:p>
      <text:p text:style-name="P1"><text:s text:c="4"/>'Prepare the input into the array "LayoutExp" in the macro "CreateSheetWithWishedLayout" below.</text:p>
      <text:p text:style-name="P1"><text:s text:c="4"/>'The output of this macro stored in the sheet "MasterLayoutToCopyIntoVBA" must</text:p>
      <text:p text:style-name="P1"><text:s text:c="4"/>'be copied into the macro "CreateSheetWithWishedLayout" by the user!(user interaction needed)</text:p>
      <text:p text:style-name="P1">'Create a new spreadsheet</text:p>
      <text:p text:style-name="P1">If 1 Then 'flag: 1=on, 0=off</text:p>
      <text:p text:style-name="P1">On Error Resume Next</text:p>
      <text:p text:style-name="P1">WorksheetExists1 = (Sheets("MasterLayoutToCopyIntoVBA").Name &lt;&gt; "")</text:p>
      <text:p text:style-name="P1">On Error GoTo 0</text:p>
      <text:p text:style-name="P1">If WorksheetExists1 = False Then</text:p>
      <text:p text:style-name="P1"><text:s text:c="4"/>Worksheets.Add(After:=Worksheets(Worksheets.Count)).Name = "MasterLayoutToCopyIntoVBA"</text:p>
      <text:p text:style-name="P1">End If</text:p>
      <text:p text:style-name="P1">End If 'flag: 1=on, 0=off</text:p>
      <text:p text:style-name="P1"/>
      <text:p text:style-name="P1">'RD_MasterDataSet</text:p>
      <text:p text:style-name="P1">If 1 Then</text:p>
      <text:p text:style-name="P1">i = 1</text:p>
      <text:p text:style-name="P1">j = 1</text:p>
      <text:p text:style-name="P1">For k = 3 To 200</text:p>
      <text:p text:style-name="P1"><text:s text:c="4"/>For l = 1 To 2</text:p>
      <text:p text:style-name="P1"><text:s text:c="8"/>Sheets("MasterLayoutToCopyIntoVBA").Cells(i, j) = Sheets("MasterLayout").Cells(k, l)</text:p>
      <text:p text:style-name="P1"><text:s text:c="8"/>j = j + 1</text:p>
      <text:p text:style-name="P1"><text:s text:c="8"/>If j Mod 31 = 0 Then</text:p>
      <text:p text:style-name="P1"><text:s text:c="12"/>j = 1</text:p>
      <text:p text:style-name="P1"><text:s text:c="12"/>i = i + 1</text:p>
      <text:p text:style-name="P1"><text:s text:c="8"/>End If</text:p>
      <text:p text:style-name="P1"><text:s text:c="4"/>Next l</text:p>
      <text:p text:style-name="P1">Next k</text:p>
      <text:p text:style-name="P1">End If</text:p>
      <text:p text:style-name="P1">'Change the content of the cells</text:p>
      <text:p text:style-name="P1">If 1 Then</text:p>
      <text:p text:style-name="P1">For i = 1 To 40</text:p>
      <text:p text:style-name="P1"><text:s text:c="4"/>For j = 1 To 29 Step 2</text:p>
      <text:p text:style-name="P1"><text:s text:c="8"/>Sheets("MasterLayoutToCopyIntoVBA").Cells(i, j) = Chr(34) &amp; CStr(Cells(i, j)) &amp; Chr(34) &amp; Chr(44) 'Chr(34)=" Chr(44)=,</text:p>
      <text:p text:style-name="P1"><text:s text:c="4"/>Next j</text:p>
      <text:p text:style-name="P1">Next i</text:p>
      <text:p text:style-name="P1">For i = 1 To 40</text:p>
      <text:p text:style-name="P1"><text:s text:c="4"/>For j = 2 To 30 Step 2</text:p>
      <text:p text:style-name="P1"><text:s text:c="8"/>If j = 30 Then</text:p>
      <text:p text:style-name="P1"><text:s text:c="12"/>Sheets("MasterLayoutToCopyIntoVBA").Cells(i, j) = CStr(Cells(i, j)) &amp; Chr(95) &amp; Chr(44) &amp; Chr(32) &amp; Chr(95) <text:s/>'Chr(44)=, Chr(32)=Space, Chr(95)=_</text:p>
      <text:p text:style-name="P1"><text:s text:c="8"/>Else</text:p>
      <text:p text:style-name="P1"><text:s text:c="12"/>Sheets("MasterLayoutToCopyIntoVBA").Cells(i, j) = CStr(Cells(i, j)) &amp; Chr(95) &amp; Chr(44) <text:s/>'Chr(34)=" Chr(44)=,</text:p>
      <text:p text:style-name="P1"><text:soft-page-break/><text:s text:c="8"/>End If</text:p>
      <text:p text:style-name="P1"><text:s text:c="4"/>Next j</text:p>
      <text:p text:style-name="P1">Next i</text:p>
      <text:p text:style-name="P1">End If</text:p>
      <text:p text:style-name="P1">End Sub</text:p>
      <text:p text:style-name="P1"/>
      <text:p text:style-name="P1">Function z_ChkColExistence(Sh As String, ByRef ColNames(), Sh_log As String) As Boolean</text:p>
      <text:p text:style-name="P1"><text:s text:c="4"/>'The column existence check is assumed to find all column names at the beginning</text:p>
      <text:p text:style-name="P1"><text:s text:c="4"/>z_ChkColExistence = True</text:p>
      <text:p text:style-name="P1"><text:s text:c="4"/>'Determine the column indizes of the ColNames array in Sh</text:p>
      <text:p text:style-name="P1"><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2"/>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4"/>Next i</text:p>
      <text:p text:style-name="P1">End Function</text:p>
      <text:p text:style-name="P1"/>
      <text:p text:style-name="P1">Function MakeMatrix_Shfrom_ColNameColIndex_Shto_ColNameColIndex(Sh_from As String, ByRef ColNames_from() As Variant, _</text:p>
      <text:p text:style-name="P1"><text:s text:c="16"/>Sh_to As String, ByRef ColNames_to() As Variant)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text:s text:c="4"/></text:p>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s_from_i, 1, Sh_from)</text:p>
      <text:p text:style-name="P1"><text:s text:c="8"/>ColName_to_i = CStr(ColNames_to(i))</text:p>
      <text:p text:style-name="P1"><text:s text:c="8"/>Matrix_ColName1Index1_ColName2Index2(i, 2) = ColName_to_i</text:p>
      <text:p text:style-name="P1"><text:s text:c="8"/>Matrix_ColName1Index1_ColName2Index2(i, 3) = z_GetColumnIndex(ColNames_from_i, 1,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oft-page-break/><text:s text:c="4"/>MakeMatrix_Shfrom_ColNameColIndex_Shto_ColNameColIndex = Matrix_ColName1Index1_ColName2Index2</text:p>
      <text:p text:style-name="P1">End Function</text:p>
      <text:p text:style-name="P1"/>
      <text:p text:style-name="P1">Function z_ShMapColumns(Sh_from As String, ColName_Key_from As String, ByRef ColNames_from() As Variant, _</text:p>
      <text:p text:style-name="P1"><text:s text:c="16"/>Sh_to As String, ColName_Key_to As String, ByRef ColNames_to() As Variant, _</text:p>
      <text:p text:style-name="P1"><text:s text:c="16"/>Sh_log As String, Optional ByRef Wb As Workbook)</text:p>
      <text:p text:style-name="P1">'Macro generated by Roland.Benz@Syngenta.com (PMEC, Project Management Excellence)</text:p>
      <text:p text:style-name="P1">Application.ScreenUpdating = False</text:p>
      <text:p text:style-name="P1">'Start time measuring</text:p>
      <text:p text:style-name="P1">Dim Start As Date: Dim Duration As Date</text:p>
      <text:p text:style-name="P1">Start = Now()</text:p>
      <text:p text:style-name="P1"/>
      <text:p text:style-name="P1">'create a matrix with column names and indexes</text:p>
      <text:p text:style-name="P1">MapMatrix = MakeMatrix_Shfrom_ColNameColIndex_Shto_ColNameColIndex(Sh_from, ColNames_from, Sh_to, ColNames_to)</text:p>
      <text:p text:style-name="P1"/>
      <text:p text:style-name="P1">'Determine the row size in Sh_to</text:p>
      <text:p text:style-name="P1">Sheets(Sh_to).Activate</text:p>
      <text:p text:style-name="P1">RowSize_To = z_RowSize(1, Sh_to)</text:p>
      <text:p text:style-name="P1"/>
      <text:p text:style-name="P1">'Find the column index of the KeyName in "Sh_from"</text:p>
      <text:p text:style-name="P1">ColIndex_Key_from = z_GetColumnIndex(ColName_Key_from, 1, Sh_from)</text:p>
      <text:p text:style-name="P1"/>
      <text:p text:style-name="P1">'Find the column index of the KeyName in "Sh_to"</text:p>
      <text:p text:style-name="P1">ColIndex_Key_to = z_GetColumnIndex(ColName_Key_to, 1, Sh_to)</text:p>
      <text:p text:style-name="P1"/>
      <text:p text:style-name="P1">'Select the range in the column Key_to</text:p>
      <text:p text:style-name="P1">Range(Cells(2, ColIndex_Key_to), Cells(RowSize_new, ColIndex_Key_to)).Select</text:p>
      <text:p text:style-name="P1"/>
      <text:p text:style-name="P1">'Iterate throught the rows with "rcheck" = PiIdentifier</text:p>
      <text:p text:style-name="P1">For Each ValueInCol_Key_to In Selection.Cells</text:p>
      <text:p text:style-name="P1"><text:s text:c="4"/>'if ValueInCol_Key_to is found in Sh_from then perform the mapping</text:p>
      <text:p text:style-name="P1"><text:s text:c="4"/>If Not Sheets(Sh_from).Columns(ColIndex_Key_from).Find(What:=ValueInCol_Key_to, LookAt:=xlWhole) Is Nothing Then</text:p>
      <text:p text:style-name="P1"><text:s text:c="8"/>'iterate through the columns with the help of the MapMatrix</text:p>
      <text:p text:style-name="P1"><text:s text:c="8"/>For j = LBound(MapMatrix) To UBound(MapMatrix) Step 1</text:p>
      <text:p text:style-name="P1"><text:s text:c="12"/>'read the indices</text:p>
      <text:p text:style-name="P1"><text:s text:c="12"/>ColIndex_from_j = MapMatrix(j, 1)</text:p>
      <text:p text:style-name="P1"><text:s text:c="12"/>ColIndex_to_j = MapMatrix(j, 3)</text:p>
      <text:p text:style-name="P1"><text:s text:c="12"/>'map</text:p>
      <text:p text:style-name="P1"><text:s text:c="12"/>ValueInCol_Key_to.Offset(0, (ColIndex_to_j) - ColIndex_Key_to).Value = _</text:p>
      <text:p text:style-name="P1"><text:s text:c="20"/>Sheets(Sh_from).Columns(ColIndex_Key_from).Find(What:=ValueInCol_Key_to, _</text:p>
      <text:p text:style-name="P1"><text:s text:c="20"/>LookAt:=xlWhole).Offset(0, (ColIndex_from_j) - ColIndex_Key_from)</text:p>
      <text:p text:style-name="P1"><text:s text:c="8"/>Next j</text:p>
      <text:p text:style-name="P1"><text:s text:c="4"/>Else</text:p>
      <text:p text:style-name="P1"><text:s text:c="8"/>'write not found ValueInCol_Key_to in Sh_from into Sh_log</text:p>
      <text:p text:style-name="P1"><text:s text:c="8"/>Sheets(Sh_log).Cells(ilog, 2) = ValueInCol_Key_to</text:p>
      <text:p text:style-name="P1"><text:s text:c="8"/>Sheets(Sh_log).Cells(ilog, 4) = " not found, map them from another source file Sh_from"</text:p>
      <text:p text:style-name="P1"><text:s text:c="8"/>ilog = ilog + 1</text:p>
      <text:p text:style-name="P1"><text:s text:c="4"/>End If</text:p>
      <text:p text:style-name="P1">Next</text:p>
      <text:p text:style-name="P1"><text:soft-page-break/></text:p>
      <text:p text:style-name="P1">'In case the mapping has changed the row height</text:p>
      <text:p text:style-name="P1">Sheets(Sh_new).Rows.RowHeight = 15</text:p>
      <text:p text:style-name="P1">Application.ScreenUpdating = True</text:p>
      <text:p text:style-name="P1">'Write the durations into the logfile</text:p>
      <text:p text:style-name="P1">Duration = Now() - Start</text:p>
      <text:p text:style-name="P1">Sheets(Sh_log).Cells(ilog + 2, 1) = "Duration" &amp; CStr(Duration): ilog = ilog + 1</text:p>
      <text:p text:style-name="P1">End Function</text:p>
      <text:p text:style-name="P1"/>
      <text:p text:style-name="P1">Sub test()</text:p>
      <text:p text:style-name="P1"><text:s text:c="4"/>Dim MyCell As Range</text:p>
      <text:p text:style-name="P1"><text:s text:c="4"/>Set MyCell = Cells(45, 78)</text:p>
      <text:p text:style-name="P1"><text:s text:c="4"/>Dim CellIndices() As Long</text:p>
      <text:p text:style-name="P1"><text:s text:c="4"/>CellIndices = z_CellToIndex(MyCell)</text:p>
      <text:p text:style-name="P1"><text:s text:c="4"/>Dim MyRange As Range</text:p>
      <text:p text:style-name="P1"><text:s text:c="4"/>Set MyRange = Range(Cells(2, 3), Cells(45, 78))</text:p>
      <text:p text:style-name="P1"><text:s text:c="4"/>Dim RangeIndices() As Long</text:p>
      <text:p text:style-name="P1"><text:s text:c="4"/>RangeIndices = z_RangeToIndices(MyRange)</text:p>
      <text:p text:style-name="P1">End Sub</text:p>
      <text:p text:style-name="P1"/>
      <text:p text:style-name="P1">Sub test55()</text:p>
      <text:p text:style-name="P1"><text:s text:c="4"/>Dim MyRange As Range</text:p>
      <text:p text:style-name="P1"><text:s text:c="4"/>Dim T1 As Boolean</text:p>
      <text:p text:style-name="P1"><text:s text:c="4"/>Dim T2 As Boolean</text:p>
      <text:p text:style-name="P1"><text:s text:c="4"/>Set MyRange = Sheets("Sheet2").Range(Cells(1, 2), Cells(10, 6))</text:p>
      <text:p text:style-name="P1"><text:s text:c="4"/>'Set MyRange = Sheets("Sheet2").Range(Cells(1, 2), Cells(10, 2))</text:p>
      <text:p text:style-name="P1"><text:s text:c="4"/>'Set MyRange = Sheets("Sheet2").Cells(1, 2)</text:p>
      <text:p text:style-name="P1"><text:s text:c="4"/>MyRange.Value = " <text:s text:c="3"/>"</text:p>
      <text:p text:style-name="P1"><text:s text:c="4"/>T1 = z_IsRangeEmpty("Sheet2", MyRange)</text:p>
      <text:p text:style-name="P1"><text:s text:c="4"/>Call z_TrimCells("Sheet2", MyRange)</text:p>
      <text:p text:style-name="P1"><text:s text:c="4"/>T2 = z_IsRangeEmpty("Sheet2", MyRange)</text:p>
      <text:p text:style-name="P1"><text:s text:c="4"/>Stop</text:p>
      <text:p text:style-name="P1">End Sub</text:p>
      <text:p text:style-name="P1"/>
      <text:p text:style-name="P1">Function z_CellToIndex(ByRef Cell_in As Range) As Variant</text:p>
      <text:p text:style-name="P1"><text:s text:c="4"/>'Macro generated by Roland.Benz@Syngenta.com (PMEC, Project Management Excellence)</text:p>
      <text:p text:style-name="P1"><text:s text:c="4"/>Dim CellIndexStr As String 'In R1C1 Format</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Str = Cell_in.Address(ReferenceStyle:=xlR1C1)</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CellToIndex = CellIndices</text:p>
      <text:p text:style-name="P1">End Function</text:p>
      <text:p text:style-name="P1"/>
      <text:p text:style-name="P1"><text:soft-page-break/>Function z_sCellToIndex(ByRef CellIndexStr As String) As Variant</text:p>
      <text:p text:style-name="P1"><text:s text:c="4"/>'Macro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
      <text:p text:style-name="P1">Function z_RangeToIndices(ByRef Rng As Range) As Variant</text:p>
      <text:p text:style-name="P1"><text:s text:c="4"/>Dim RangeIndices(0 To 3) As Long</text:p>
      <text:p text:style-name="P1"><text:s text:c="4"/></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text:p>
      <text:p text:style-name="P1"><text:s text:c="4"/>Dim CellIndicesUL() As Long</text:p>
      <text:p text:style-name="P1"><text:s text:c="4"/>CellIndicesUL = z_sCellToIndex(CellsArray(0))</text:p>
      <text:p text:style-name="P1"><text:s text:c="4"/></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text:p>
      <text:p text:style-name="Standard"><text:span text:style-name="T1"><text:s text:c="4"/></text:span><text:span text:style-name="T2">RangeIndices(0) = CellIndicesUL(0)</text:span></text:p>
      <text:p text:style-name="P2"><text:s text:c="4"/>RangeIndices(1) = CellIndicesUL(1)</text:p>
      <text:p text:style-name="P2"><text:s text:c="4"/>RangeIndices(2) = CellIndicesLR(0)</text:p>
      <text:p text:style-name="P2"><text:s text:c="4"/>RangeIndices(3) = CellIndicesLR(1)</text:p>
      <text:p text:style-name="P2"><text:s text:c="4"/></text:p>
      <text:p text:style-name="P2"><text:s text:c="4"/>z_RangeToIndices = RangeIndices</text:p>
      <text:p text:style-name="P1">Exit Function</text:p>
      <text:p text:style-name="P1">RangeIsCell:</text:p>
      <text:p text:style-name="P1">CellIndicesLR = z_sCellToIndex(CellsArray(0))</text:p>
      <text:p text:style-name="P1">Resume Next</text:p>
      <text:p text:style-name="P1">End Function</text:p>
      <text:p text:style-name="P1"/>
      <text:p text:style-name="P1">Function z_IndicesToRange(RowUL As Long, ColUL As Long, RowDR As Long, ColDR As Long) As Range</text:p>
      <text:p text:style-name="P1"><text:s text:c="4"/>Dim Rng As Range</text:p>
      <text:p text:style-name="P1"><text:s text:c="4"/>Rng = Range(Cells(RowUL, ColUL), Cells(RowDR, ColDR))</text:p>
      <text:p text:style-name="P1">End Function</text:p>
      <text:p text:style-name="P1"/>
      <text:p text:style-name="P1">Function z_TrimCells(Sh As String, Optional ByRef Rng As Range)</text:p>
      <text:p text:style-name="P1"><text:s text:c="4"/>Sheets(Sh).Activate</text:p>
      <text:p text:style-name="P1"><text:s text:c="4"/>If Rng Is Nothing Then</text:p>
      <text:p text:style-name="P1"><text:soft-page-break/><text:s text:c="8"/>Cells.Select</text:p>
      <text:p text:style-name="P1"><text:s text:c="4"/>Else</text:p>
      <text:p text:style-name="P1"><text:s text:c="8"/>Dim MyRngIndices() As Long</text:p>
      <text:p text:style-name="P1"><text:s text:c="8"/>MyRngIndices = z_RangeToIndices(Rng)</text:p>
      <text:p text:style-name="P1"><text:s text:c="8"/>For Row = MyRngIndices(0) To MyRngIndices(2)</text:p>
      <text:p text:style-name="P1"><text:s text:c="12"/>For Col = MyRngIndices(1) To MyRngIndices(3)</text:p>
      <text:p text:style-name="P1"><text:s text:c="16"/>With Excel.WorksheetFunction</text:p>
      <text:p text:style-name="P1"><text:s text:c="20"/>Cells(Row, Col) = .Trim(.Clean(Cells(Row, Col)))</text:p>
      <text:p text:style-name="P1"><text:s text:c="16"/>End With</text:p>
      <text:p text:style-name="P1"><text:s text:c="12"/>Next Col</text:p>
      <text:p text:style-name="P1"><text:s text:c="8"/>Next Row</text:p>
      <text:p text:style-name="P1"><text:s text:c="4"/>End If</text:p>
      <text:p text:style-name="P1">End Function</text:p>
      <text:p text:style-name="P1"/>
      <text:p text:style-name="P1">Function z_IsRangeEmpty(Sh As String, ByRef Rng As Range) As Boolean</text:p>
      <text:p text:style-name="P1"><text:s text:c="4"/>Sheets(Sh).Activate</text:p>
      <text:p text:style-name="P1"><text:s text:c="4"/>Dim MyIsEmpty As Boolean</text:p>
      <text:p text:style-name="P1"><text:s text:c="4"/>Dim MyRngIndices() As Long</text:p>
      <text:p text:style-name="P1"><text:s text:c="4"/>Dim CellValue_ij As Variant</text:p>
      <text:p text:style-name="P1"><text:s text:c="4"/>MyRngIndices = z_RangeToIndices(Rng)</text:p>
      <text:p text:style-name="P1"><text:s text:c="4"/>For Row = MyRngIndices(0) To MyRngIndices(2)</text:p>
      <text:p text:style-name="P1"><text:s text:c="8"/>For Col = MyRngIndices(1) To MyRngIndices(3)</text:p>
      <text:p text:style-name="P1"><text:s text:c="12"/>CellValue_ij = Cells(Row, Col).Value</text:p>
      <text:p text:style-name="P1"><text:s text:c="12"/>MyIsEmpty = VBA.IsEmpty(CellValue_ij)</text:p>
      <text:p text:style-name="P1"><text:s text:c="8"/>Next Col</text:p>
      <text:p text:style-name="P1"><text:s text:c="4"/>Next Row</text:p>
      <text:p text:style-name="P1"><text:s text:c="4"/>z_IsRangeEmpty = MyIsEmpty</text:p>
      <text:p text:style-name="P1">End Function</text:p>
      <text:p text:style-name="P1"/>
      <text:p text:style-name="P1"/>
      <text:p text:style-name="P9">File: Makros Zusammenstellung</text:p>
      <text:p text:style-name="Standard"/>
      <text:p text:style-name="Standard"/>
      <text:p text:style-name="Standard">Sub test()</text:p>
      <text:p text:style-name="P1">With Worksheets("Tabelle1")</text:p>
      <text:p text:style-name="P1"><text:s text:c="4"/>.Rows(1).Font.Bold = True</text:p>
      <text:p text:style-name="P1"><text:s text:c="4"/>.Range("a1:d1").Value = _</text:p>
      <text:p text:style-name="P1"><text:s text:c="8"/>Array("Name", "Full Name", "Title", "Installed")</text:p>
      <text:p text:style-name="P1"><text:s text:c="4"/>For i = 1 To AddIns.Count</text:p>
      <text:p text:style-name="P1"><text:s text:c="8"/>.Cells(i + 1, 1) = AddIns(i).Name</text:p>
      <text:p text:style-name="P1"><text:s text:c="8"/>.Cells(i + 1, 2) = AddIns(i).FullName</text:p>
      <text:p text:style-name="P1"><text:s text:c="8"/>.Cells(i + 1, 3) = AddIns(i).Title</text:p>
      <text:p text:style-name="P1"><text:s text:c="8"/>.Cells(i + 1, 4) = AddIns(i).Installed</text:p>
      <text:p text:style-name="P1"><text:s text:c="4"/>Next</text:p>
      <text:p text:style-name="P1"><text:s text:c="4"/>.Range("a1").CurrentRegion.Columns.AutoFit</text:p>
      <text:p text:style-name="P1">End With</text:p>
      <text:p text:style-name="P1">End Sub</text:p>
      <text:p text:style-name="P1"/>
      <text:p text:style-name="P1">Sub FormatiereBereich()</text:p>
      <text:p text:style-name="P1"><text:s text:c="4"/>With Worksheets("Tabelle1").Range("F1:H10")</text:p>
      <text:p text:style-name="P1"><text:s text:c="8"/>.Value = 30</text:p>
      <text:p text:style-name="P1"><text:s text:c="8"/>.Font.Bold = True</text:p>
      <text:p text:style-name="P1"><text:soft-page-break/><text:s text:c="8"/>.Interior.Color = RGB(255, 255, 0)</text:p>
      <text:p text:style-name="P1"><text:s text:c="4"/>End With</text:p>
      <text:p text:style-name="P1">End Sub</text:p>
      <text:p text:style-name="P1"/>
      <text:p text:style-name="P1">Sub MeineEingabe()</text:p>
      <text:p text:style-name="P1"><text:s text:c="4"/>With Workbooks("Mappe1").Worksheets("Tabelle1").Cells(1, 10)</text:p>
      <text:p text:style-name="P1"><text:s text:c="8"/>.Formula = "=SQRT(50)"</text:p>
      <text:p text:style-name="P1"><text:s text:c="8"/>With .Font</text:p>
      <text:p text:style-name="P1"><text:s text:c="12"/>.Name = "Arial"</text:p>
      <text:p text:style-name="P1"><text:s text:c="12"/>.Bold = True</text:p>
      <text:p text:style-name="P1"><text:s text:c="12"/>.Size = 8</text:p>
      <text:p text:style-name="P1"><text:s text:c="8"/>End With</text:p>
      <text:p text:style-name="P1"><text:s text:c="4"/>End With</text:p>
      <text:p text:style-name="P1">End Sub</text:p>
      <text:p text:style-name="P1"/>
      <text:p text:style-name="P1">Sub speichern()</text:p>
      <text:p text:style-name="P1">ActiveWorkbook.SaveAs Filename:="E:\Documents and Settings\Roli\Desktop\myfile"</text:p>
      <text:p text:style-name="P1">End Sub</text:p>
      <text:p text:style-name="P1"/>
      <text:p text:style-name="P1">Sub ShowFolderList(folderspec)</text:p>
      <text:p text:style-name="P1"><text:s text:c="4"/>Dim fs, f, f1, fc, s</text:p>
      <text:p text:style-name="P1"><text:s text:c="4"/>Set fs = CreateObject("Scripting.FileSystemObject")</text:p>
      <text:p text:style-name="P1"><text:s text:c="4"/>Set f = fs.GetFolder(folderspec)</text:p>
      <text:p text:style-name="P1"><text:s text:c="4"/>Set fc = f.Files</text:p>
      <text:p text:style-name="P1"><text:s text:c="4"/>For Each f1 In fc</text:p>
      <text:p text:style-name="P1"><text:s text:c="8"/>s = s &amp; f1.Name</text:p>
      <text:p text:style-name="P1"><text:s text:c="8"/>s = s &amp; vbCrLf</text:p>
      <text:p text:style-name="P1"><text:s text:c="4"/>Next</text:p>
      <text:p text:style-name="P1"><text:s text:c="4"/>MsgBox s</text:p>
      <text:p text:style-name="P1">End Sub</text:p>
      <text:p text:style-name="P1"/>
      <text:p text:style-name="P1">Sub ShowDriveList()</text:p>
      <text:p text:style-name="P1"><text:s text:c="4"/>Dim fs, d, dc, s, n</text:p>
      <text:p text:style-name="P1"><text:s text:c="4"/>Set fs = CreateObject("Scripting.FileSystemObject")</text:p>
      <text:p text:style-name="P1"><text:s text:c="4"/>Set dc = fs.Drives</text:p>
      <text:p text:style-name="P1"><text:s text:c="4"/>For Each d In dc</text:p>
      <text:p text:style-name="P1"><text:s text:c="8"/>s = s &amp; d.DriveLetter &amp; " - "</text:p>
      <text:p text:style-name="P1"><text:s text:c="8"/>If d.DriveType = Remote Then</text:p>
      <text:p text:style-name="P1"><text:s text:c="12"/>n = d.ShareName</text:p>
      <text:p text:style-name="P1"><text:s text:c="8"/>Else</text:p>
      <text:p text:style-name="P1"><text:s text:c="12"/>n = d.VolumeName</text:p>
      <text:p text:style-name="P1"><text:s text:c="8"/>End If</text:p>
      <text:p text:style-name="P1"><text:s text:c="8"/>s = s &amp; n &amp; vbCrLf</text:p>
      <text:p text:style-name="P1"><text:s text:c="4"/>Next</text:p>
      <text:p text:style-name="P1"><text:s text:c="4"/>MsgBox s</text:p>
      <text:p text:style-name="P1">End Sub</text:p>
      <text:p text:style-name="P1"/>
      <text:p text:style-name="P1">Sub selectPrinter()</text:p>
      <text:p text:style-name="P1">Set bln = Assistant.NewBalloon</text:p>
      <text:p text:style-name="P1">With bln</text:p>
      <text:p text:style-name="P1"><text:s text:c="4"/>.Heading = "Select a Printer."</text:p>
      <text:p text:style-name="P1"><text:s text:c="4"/>.Labels(1).Text = "Network Printer"</text:p>
      <text:p text:style-name="P1"><text:s text:c="4"/>.Labels(2).Text = "Local Printer"</text:p>
      <text:p text:style-name="P1"><text:soft-page-break/><text:s text:c="4"/>.Labels(3).Text = "Local Color Printer"</text:p>
      <text:p text:style-name="P1"><text:s text:c="4"/>.BalloonType = msoBalloonTypeButtons</text:p>
      <text:p text:style-name="P1"><text:s text:c="4"/>.Mode = msoModeModeless</text:p>
      <text:p text:style-name="P1"><text:s text:c="4"/>.Callback = "ProcessPrinter"</text:p>
      <text:p text:style-name="P1"><text:s text:c="4"/>.Show</text:p>
      <text:p text:style-name="P1">End With</text:p>
      <text:p text:style-name="P1">End Sub</text:p>
      <text:p text:style-name="P1"/>
      <text:p text:style-name="P1">Sub ProcessPrinter(bln As Balloon, lbtn As Long, _</text:p>
      <text:p text:style-name="P1"><text:s/>lPriv As Long)</text:p>
      <text:p text:style-name="P1"><text:s text:c="4"/>Assistant.Animation = msoAnimationPrinting</text:p>
      <text:p text:style-name="P1"><text:s text:c="4"/>Select Case lbtn</text:p>
      <text:p text:style-name="P1"><text:s text:c="4"/>Case -1</text:p>
      <text:p text:style-name="P1"><text:s text:c="8"/>' Insert network printer-specific code.</text:p>
      <text:p text:style-name="P1"><text:s text:c="4"/>Case -2</text:p>
      <text:p text:style-name="P1"><text:s text:c="8"/>' Insert local printer-specific code.</text:p>
      <text:p text:style-name="P1"><text:s text:c="4"/>Case -3</text:p>
      <text:p text:style-name="P1"><text:s text:c="8"/>' Insert color printer-specific code.</text:p>
      <text:p text:style-name="P1"><text:s text:c="4"/>End Select</text:p>
      <text:p text:style-name="P1"><text:s text:c="4"/>bln.Close</text:p>
      <text:p text:style-name="P1">End Sub</text:p>
      <text:p text:style-name="P1"/>
      <text:p text:style-name="P1"/>
      <text:p text:style-name="P1">Sub Myballoon1()</text:p>
      <text:p text:style-name="P1">With Assistant.NewBalloon</text:p>
      <text:p text:style-name="P1"><text:s text:c="4"/>.Heading = "Regional Sales Data"</text:p>
      <text:p text:style-name="P1"><text:s text:c="4"/>.Text = "Select your region"</text:p>
      <text:p text:style-name="P1"><text:s text:c="4"/>For i = 1 To 3</text:p>
      <text:p text:style-name="P1"><text:s text:c="8"/>.CheckBoxes(i).Text = "Region " &amp; i</text:p>
      <text:p text:style-name="P1"><text:s text:c="4"/>Next</text:p>
      <text:p text:style-name="P1"><text:s text:c="4"/>.Button = msoButtonSetOkCancel</text:p>
      <text:p text:style-name="P1"><text:s text:c="4"/>.Show</text:p>
      <text:p text:style-name="P1"><text:s text:c="4"/>If .CheckBoxes(1).Checked Then</text:p>
      <text:p text:style-name="P1"><text:s text:c="8"/>'runregion1</text:p>
      <text:p text:style-name="P1"><text:s text:c="4"/>End If</text:p>
      <text:p text:style-name="P1"><text:s text:c="4"/>If .CheckBoxes(2).Checked Then</text:p>
      <text:p text:style-name="P1"><text:s text:c="8"/>'runregion2</text:p>
      <text:p text:style-name="P1"><text:s text:c="4"/>End If</text:p>
      <text:p text:style-name="P1"><text:s text:c="4"/>If .CheckBoxes(3).Checked Then</text:p>
      <text:p text:style-name="P1"><text:s text:c="8"/>'runregion3</text:p>
      <text:p text:style-name="P1"><text:s text:c="4"/>End If</text:p>
      <text:p text:style-name="P1">End With</text:p>
      <text:p text:style-name="P1"/>
      <text:p text:style-name="P1">End Sub</text:p>
      <text:p text:style-name="P1"/>
      <text:p text:style-name="P1">Sub test1()</text:p>
      <text:p text:style-name="P1">Set mc = Worksheets("B-S").Cells(1, 1)</text:p>
      <text:p text:style-name="P1">a = mc.Address() <text:s text:c="28"/>' $A$1</text:p>
      <text:p text:style-name="P1">B = mc.Address(RowAbsolute:=False) <text:s text:c="10"/>' $A1</text:p>
      <text:p text:style-name="P1">c = mc.Address(ReferenceStyle:=xlR1C1) <text:s text:c="6"/>' R1C1</text:p>
      <text:p text:style-name="P1">d = mc.Address(ReferenceStyle:=xlR1C1, _</text:p>
      <text:p text:style-name="P1"><text:s text:c="4"/>RowAbsolute:=False, _</text:p>
      <text:p text:style-name="P1"><text:s text:c="4"/>ColumnAbsolute:=False, _</text:p>
      <text:p text:style-name="P1"><text:soft-page-break/><text:s text:c="4"/>RelativeTo:=Worksheets(1).Cells(3, 3))</text:p>
      <text:p text:style-name="P1">End Sub</text:p>
      <text:p text:style-name="P1"/>
      <text:p text:style-name="P1">Sub test2()</text:p>
      <text:p text:style-name="P1">a = "H4:C14"</text:p>
      <text:p text:style-name="P1">B = Strings.Split(a, ":")</text:p>
      <text:p text:style-name="P1">c = B(0)</text:p>
      <text:p text:style-name="P1">d = Strings.StrReverse(B(1))</text:p>
      <text:p text:style-name="P1">E = Conversion.Val(d)</text:p>
      <text:p text:style-name="P1">f = Strings.StrReverse(E)</text:p>
      <text:p text:style-name="P1">g = WorksheetFunction.IsNumber(f)</text:p>
      <text:p text:style-name="P1">h = Interaction.IIf(g = False, 1, 2)</text:p>
      <text:p text:style-name="P1">End Sub</text:p>
      <text:p text:style-name="P1"/>
      <text:p text:style-name="P1"/>
      <text:p text:style-name="P13">File: Worksheet in RDPIC_ Phase1_Identify New Components_Guidance on next steps_20120419</text:p>
      <text:p text:style-name="P1"/>
      <text:p text:style-name="P1">Sub m_BubbleChart_Add()</text:p>
      <text:p text:style-name="P1"><text:s text:c="4"/>Call z_BubbleChart_Generate("Input", "Chart")</text:p>
      <text:p text:style-name="P1">End Sub</text:p>
      <text:p text:style-name="P1"/>
      <text:p text:style-name="P1">Function z_BubbleChart_Generate(Sh_Data As String, Sh_Chart As String)</text:p>
      <text:p text:style-name="P1"><text:s text:c="4"/>Sheets(Sh_Chart).Activate</text:p>
      <text:p text:style-name="P1"><text:s text:c="4"/>Cells(1, 1).Activate</text:p>
      <text:p text:style-name="P1"><text:s text:c="4"/>Dim myChartObject As Excel.ChartObject</text:p>
      <text:p text:style-name="P1"><text:s text:c="4"/>Dim myChart As Excel.Chart</text:p>
      <text:p text:style-name="P1"><text:s text:c="4"/>Dim mySeriesCollection As Excel.SeriesCollection</text:p>
      <text:p text:style-name="P1"><text:s text:c="4"/>Dim mySeries As Excel.Series</text:p>
      <text:p text:style-name="P1"><text:s text:c="4"/>Dim myPoints As Excel.Points</text:p>
      <text:p text:style-name="P1"><text:s text:c="4"/>Dim myPoint As Excel.Point</text:p>
      <text:p text:style-name="P1"><text:s text:c="4"/>Dim myChartObjectName As String</text:p>
      <text:p text:style-name="P1"><text:s text:c="4"/></text:p>
      <text:p text:style-name="P1"><text:s text:c="4"/>'delete all existing charts in sh_chart</text:p>
      <text:p text:style-name="P1"><text:s text:c="4"/>Call z_Chart_Delete(Sh_Chart)</text:p>
      <text:p text:style-name="P1"><text:s text:c="4"/></text:p>
      <text:p text:style-name="P1"><text:s text:c="4"/>'add a chart object in sh_chart</text:p>
      <text:p text:style-name="P1"><text:s text:c="4"/>Set myChartObject = z_Chart_New(Sh_Chart, xlBubble3DEffect)</text:p>
      <text:p text:style-name="P1"><text:s text:c="4"/>Set myChart = myChartObject.Chart</text:p>
      <text:p text:style-name="P1"><text:s text:c="4"/>myChartObjectName = myChartObject.Name</text:p>
      <text:p text:style-name="P1"><text:s text:c="4"/></text:p>
      <text:p text:style-name="P1"><text:s text:c="4"/>'resize and reposition the shape</text:p>
      <text:p text:style-name="P1"><text:s text:c="4"/>Call z_ChartObject_SizeAndPosition(Sh_Chart, myChartObjectName, 15, 15, 550, 920)</text:p>
      <text:p text:style-name="P1"><text:s text:c="4"/></text:p>
      <text:p text:style-name="P1"><text:s text:c="4"/>'set source data range</text:p>
      <text:p text:style-name="P1"><text:s text:c="4"/>Dim nofSeries As Integer</text:p>
      <text:p text:style-name="P1"><text:s text:c="4"/>Dim iter_Series As Integer</text:p>
      <text:p text:style-name="P1"><text:s text:c="4"/>Dim RngAdd As String</text:p>
      <text:p text:style-name="P1"><text:s text:c="4"/>Set mySeriesCollection = myChart.SeriesCollection</text:p>
      <text:p text:style-name="P1"><text:s text:c="4"/>FirstRow = 11</text:p>
      <text:p text:style-name="P1"><text:s text:c="4"/>LastRow = z_RowSize(2, Sh_Data)</text:p>
      <text:p text:style-name="P1"><text:soft-page-break/><text:s text:c="4"/>RngAdd = "C" &amp; CStr(FirstRow) &amp; ":" &amp; "G" &amp; CStr(LastRow)</text:p>
      <text:p text:style-name="P1"><text:s text:c="4"/>myChart.SetSourceData Source:=Sheets(Sh_Data).Range(RngAdd)</text:p>
      <text:p text:style-name="P1"><text:s text:c="4"/>nofSeries = mySeriesCollection.Count</text:p>
      <text:p text:style-name="P1"><text:s text:c="4"/>For iter_Series = 1 To nofSeries</text:p>
      <text:p text:style-name="P1"><text:s text:c="8"/>If iter_Series = 1 Then</text:p>
      <text:p text:style-name="P1"><text:s text:c="12"/>Set mySeries = mySeriesCollection.Item(iter_Series)</text:p>
      <text:p text:style-name="P1"><text:s text:c="12"/>mySeries.XValues = "='" &amp; Sh_Data &amp; "'!E" &amp; CStr(FirstRow) &amp; ":" &amp; "E" &amp; CStr(LastRow)</text:p>
      <text:p text:style-name="P1"><text:s text:c="12"/>mySeries.Values = "='" &amp; Sh_Data &amp; "'!C" &amp; CStr(FirstRow) &amp; ":" &amp; "C" &amp; CStr(LastRow)</text:p>
      <text:p text:style-name="P1"><text:s text:c="12"/>mySeries.BubbleSizes = "='" &amp; Sh_Data &amp; "'!G" &amp; CStr(FirstRow) &amp; ":" &amp; "G" &amp; CStr(LastRow)</text:p>
      <text:p text:style-name="P1"><text:s text:c="8"/>Else</text:p>
      <text:p text:style-name="P1"><text:s text:c="12"/>Set mySeries = mySeriesCollection.Item(iter_Series)</text:p>
      <text:p text:style-name="P1"><text:s text:c="12"/>mySeries.Delete</text:p>
      <text:p text:style-name="P1"><text:s text:c="8"/>End If</text:p>
      <text:p text:style-name="P1"><text:s text:c="4"/>Next</text:p>
      <text:p text:style-name="P1"><text:s text:c="4"/></text:p>
      <text:p text:style-name="P1"><text:s text:c="4"/>'chart title</text:p>
      <text:p text:style-name="P1"><text:s text:c="4"/>Call z_Chart_ChartTitle_TextAndFormatAndPosition(Sh_Chart, myChartObjectName, _</text:p>
      <text:p text:style-name="P1"><text:s text:c="20"/>"Visualization of ideas for new portfolio components", 10, 180)</text:p>
      <text:p text:style-name="P1"><text:s text:c="4"/></text:p>
      <text:p text:style-name="P1"><text:s text:c="4"/>'Set x and y axis</text:p>
      <text:p text:style-name="P1"><text:s text:c="4"/>Dim MinScale_EIBV As Integer</text:p>
      <text:p text:style-name="P1"><text:s text:c="4"/>Dim MajUnit_EIBV As Integer</text:p>
      <text:p text:style-name="P1"><text:s text:c="4"/>Dim MaxScale_EIBV As Integer</text:p>
      <text:p text:style-name="P1"><text:s text:c="4"/>Dim MinScale_Prob As Integer</text:p>
      <text:p text:style-name="P1"><text:s text:c="4"/>Dim MajUnit_Prob As Integer</text:p>
      <text:p text:style-name="P1"><text:s text:c="4"/>Dim MaxScale_Prob As Integer</text:p>
      <text:p text:style-name="P1"><text:s text:c="4"/>MinScale_EIBV = Sheets(Sh_Data).Cells(5, 6)</text:p>
      <text:p text:style-name="P1"><text:s text:c="4"/>MajUnit_EIBV = Sheets(Sh_Data).Cells(6, 6)</text:p>
      <text:p text:style-name="P1"><text:s text:c="4"/>MaxScale_EIBV = Sheets(Sh_Data).Cells(7, 6)</text:p>
      <text:p text:style-name="P1"><text:s text:c="4"/>MinScale_Prob = Sheets(Sh_Data).Cells(5, 4)</text:p>
      <text:p text:style-name="P1"><text:s text:c="4"/>MajUnit_Prob = Sheets(Sh_Data).Cells(6, 4)</text:p>
      <text:p text:style-name="P1"><text:s text:c="4"/>MaxScale_Prob = Sheets(Sh_Data).Cells(7, 4)</text:p>
      <text:p text:style-name="P1"/>
      <text:p text:style-name="P1"><text:s text:c="4"/>Call z_Chart_Axes_Layouts(Sh_Chart, myChartObjectName, _</text:p>
      <text:p text:style-name="P1"><text:s text:c="8"/>"Expected incremental Business Value ($M)", "Probability of technical success (%)", _</text:p>
      <text:p text:style-name="P1"><text:s text:c="8"/>MinScale_EIBV, MaxScale_EIBV, MajUnit_EIBV, _</text:p>
      <text:p text:style-name="P1"><text:s text:c="8"/>MinScale_Prob, MaxScale_Prob, MajUnit_Prob)</text:p>
      <text:p text:style-name="P1"><text:s text:c="7"/></text:p>
      <text:p text:style-name="P1"><text:s text:c="4"/>'reset the plot area size and position (Make chart and axis title visible first)</text:p>
      <text:p text:style-name="P1"><text:s text:c="4"/>Call z_Chart_PlotArea_SizeAndPosition(Sh_Chart, myChartObjectName, 50, 50, 450, 650)</text:p>
      <text:p text:style-name="P1"><text:s text:c="7"/></text:p>
      <text:p text:style-name="P1"><text:s text:c="4"/>'remove legend</text:p>
      <text:p text:style-name="P1"><text:s text:c="4"/>myChart.SetElement (msoElementLegendNone)</text:p>
      <text:p text:style-name="P1"><text:s text:c="4"/></text:p>
      <text:p text:style-name="P1"><text:s text:c="4"/>'delete and add new data label of bubbles</text:p>
      <text:p text:style-name="P1"><text:s text:c="4"/>Call z_Chart_Points_DeleteLabels(Sh_Chart, myChartObjectName) 'not necessary here</text:p>
      <text:p text:style-name="P1"><text:s text:c="4"/>Dim LabelRange As Range</text:p>
      <text:p text:style-name="P1"><text:s text:c="4"/>Sheets(Sh_Data).Activate</text:p>
      <text:p text:style-name="P1"><text:s text:c="4"/>Set LabelRange = Sheets(Sh_Data).Range(Cells(FirstRow, 2), Cells(LastRow, 2))</text:p>
      <text:p text:style-name="P1"><text:s text:c="4"/>Call z_Chart_Points_AddLabels(Sh_Data, Sh_Chart, LabelRange, "Center")</text:p>
      <text:p text:style-name="P1"><text:s text:c="4"/></text:p>
      <text:p text:style-name="P1"><text:s text:c="4"/>'Point formatting</text:p>
      <text:p text:style-name="P1"><text:s text:c="4"/>Dim AttributeRange As Range</text:p>
      <text:p text:style-name="P1"><text:soft-page-break/><text:s text:c="4"/>Sheets(Sh_Data).Activate</text:p>
      <text:p text:style-name="P1"><text:s text:c="4"/>Dim DropDownList As Range</text:p>
      <text:p text:style-name="P1"><text:s text:c="4"/>Set DropDownList = Range(Cells(5, 9), Cells(10, 9))</text:p>
      <text:p text:style-name="P1"><text:s text:c="4"/>Set AttributeRange = Sheets(Sh_Data).Range(Cells(FirstRow, 9), Cells(LastRow, 9))</text:p>
      <text:p text:style-name="P1"><text:s text:c="4"/>Call z_Chart_Point_Format(Sh_Data, Sh_Chart, myChartObjectName, DropDownList, AttributeRange, "IsArea")</text:p>
      <text:p text:style-name="P1"><text:s text:c="4"/>'chart style of bubbles</text:p>
      <text:p text:style-name="P1"><text:s text:c="4"/>myChart.ChartStyle = 31</text:p>
      <text:p text:style-name="P1"><text:s text:c="4"/></text:p>
      <text:p text:style-name="P1"><text:s text:c="4"/>'Add textboxes</text:p>
      <text:p text:style-name="P1"><text:s text:c="4"/>Call z_Chart_Textboxes_Add(Sh_Data, Sh_Chart, myChartObjectName, _</text:p>
      <text:p text:style-name="Standard"><text:span text:style-name="T1"><text:s text:c="8"/></text:span><text:span text:style-name="T2">MinScale_EIBV, MaxScale_EIBV, _</text:span></text:p>
      <text:p text:style-name="P2"><text:s text:c="8"/>MinScale_Prob, MaxScale_Prob)</text:p>
      <text:p text:style-name="P2"><text:s text:c="3"/></text:p>
      <text:p text:style-name="P1">End Function</text:p>
      <text:p text:style-name="P1"/>
      <text:p text:style-name="P1">Private Sub m_Chart_Delete()</text:p>
      <text:p text:style-name="P1"><text:s text:c="4"/>Call z_Chart_Delete("Chart2")</text:p>
      <text:p text:style-name="P1">End Sub</text:p>
      <text:p text:style-name="P1"/>
      <text:p text:style-name="P1">Private Sub m_Chart_New()</text:p>
      <text:p text:style-name="P1"><text:s text:c="4"/>Dim myChartObject As Excel.ChartObject</text:p>
      <text:p text:style-name="P1"><text:s text:c="4"/>Set myChartObject = z_Chart_New("Chart2", xlBubble3DEffect)</text:p>
      <text:p text:style-name="P1">End Sub</text:p>
      <text:p text:style-name="P1"/>
      <text:p text:style-name="P1">Private Sub m_ChartObject_SizeAndPosition()</text:p>
      <text:p text:style-name="P1"><text:s text:c="4"/>Call z_ChartObject_SizeAndPosition("Chart", "Chart 1", 15, 15, 550, 900)</text:p>
      <text:p text:style-name="P1"><text:s text:c="4"/>'Call z_ChartObject_SizeAndPosition("Chart", "Chart 1", 15, 15, 350, 900)</text:p>
      <text:p text:style-name="P1">End Sub</text:p>
      <text:p text:style-name="P1"/>
      <text:p text:style-name="P1">Private Sub m_Chart_PlotArea_SizeAndPosition()</text:p>
      <text:p text:style-name="P1"><text:s text:c="4"/>Call z_Chart_PlotArea_SizeAndPosition("Chart", "Chart 1", 50, 50, 450, 600)</text:p>
      <text:p text:style-name="P1">End Sub</text:p>
      <text:p text:style-name="P1"/>
      <text:p text:style-name="P1">Private Sub m_Chart_ChartTitle_TextAndFormatAndPosition()</text:p>
      <text:p text:style-name="P1"><text:s text:c="4"/>Call z_Chart_ChartTitle_TextAndFormatAndPosition("Chart", "Chart 1", "Visualization of ideas for new portfolio components", 5, 133.5)</text:p>
      <text:p text:style-name="P1">End Sub</text:p>
      <text:p text:style-name="P1"/>
      <text:p text:style-name="P1">Private Sub m_Chart_Axes_Layouts()</text:p>
      <text:p text:style-name="P1"><text:s text:c="4"/>Call z_Chart_Axes_Layouts("Chart", "Chart 1", _</text:p>
      <text:p text:style-name="P1"><text:s text:c="8"/>"Expected incremental Business Value ($M)", "Probability of technical success (%)", _</text:p>
      <text:p text:style-name="P1"><text:s text:c="8"/>0, 250, 50, 0, 100, 20)</text:p>
      <text:p text:style-name="P1">End Sub</text:p>
      <text:p text:style-name="P1"/>
      <text:p text:style-name="P1">Private Sub m_Chart_Points_DeleteLabels()</text:p>
      <text:p text:style-name="P1"><text:s text:c="4"/>Call z_Chart_Points_DeleteLabels("Chart", "Chart 1")</text:p>
      <text:p text:style-name="P1">End Sub</text:p>
      <text:p text:style-name="P1"/>
      <text:p text:style-name="P1">Private Sub m_Chart_Points_AddLabels()</text:p>
      <text:p text:style-name="P1"><text:s text:c="4"/>Dim LabelRange As Range</text:p>
      <text:p text:style-name="P1"><text:s text:c="4"/>Sheets("Input").Activate</text:p>
      <text:p text:style-name="P1"><text:s text:c="4"/>Set LabelRange = Sheets("Input").Range(Cells(11, 2), Cells(30, 2))</text:p>
      <text:p text:style-name="P1"><text:soft-page-break/><text:s text:c="4"/>Call z_Chart_Points_AddLabels("Input", "Chart", LabelRange, "Center")</text:p>
      <text:p text:style-name="P1">End Sub</text:p>
      <text:p text:style-name="P1"/>
      <text:p text:style-name="P1">Private Sub m_Chart_Point_Format()</text:p>
      <text:p text:style-name="P1"><text:s text:c="4"/>Dim AttributeRange As Range</text:p>
      <text:p text:style-name="P1"><text:s text:c="4"/>Sheets("Input").Activate</text:p>
      <text:p text:style-name="P1"><text:s text:c="4"/>Dim DropDownList As Range</text:p>
      <text:p text:style-name="P1"><text:s text:c="4"/>Set DropDownList = Range(Cells(5, 9), Cells(10, 9))</text:p>
      <text:p text:style-name="P1"><text:s text:c="4"/>Set AttributeRange = Sheets("Input").Range(Cells(11, 9), Cells(30, 9))</text:p>
      <text:p text:style-name="P1"><text:s text:c="4"/>Call z_Chart_Point_Format("Input", "Chart", "Chart 1", DropDownList, AttributeRange, "IsArea")</text:p>
      <text:p text:style-name="P1">End Sub</text:p>
      <text:p text:style-name="P1"/>
      <text:p text:style-name="P1">Private Sub m_Chart_Textboxes_Add()</text:p>
      <text:p text:style-name="P1"><text:s text:c="4"/>Call z_Chart_Textboxes_Add("Input", "Chart2", "Chart 2")</text:p>
      <text:p text:style-name="P1">End Sub</text:p>
      <text:p text:style-name="P1"/>
      <text:p text:style-name="P1">Private Sub m_ChartObjects_GetNames()</text:p>
      <text:p text:style-name="P1"><text:s text:c="4"/>Dim ChartName As Variant</text:p>
      <text:p text:style-name="P1"><text:s text:c="4"/>ChartName = z_ChartObjects_GetNames("Chart2")</text:p>
      <text:p text:style-name="P1"><text:s text:c="4"/>ChartName = z_ChartObjects_GetNames("Chart2", "Chart Title 3")</text:p>
      <text:p text:style-name="P1"><text:s text:c="4"/>a = UBound(ChartName) - LBound(ChartName)</text:p>
      <text:p text:style-name="P1">End Sub</text:p>
      <text:p text:style-name="P1"/>
      <text:p text:style-name="P1">Private Sub m_ChartObject_Visibility()</text:p>
      <text:p text:style-name="P1"><text:s text:c="4"/>Sh_Chart = "Chart2"</text:p>
      <text:p text:style-name="P1"><text:s text:c="4"/>Call z_ChartObject_Visibility(Sheets(Sh_Chart).ChartObjects(1), "front")</text:p>
      <text:p text:style-name="P1"><text:s text:c="4"/>Call z_ChartObject_Visibility(Sheets(Sh_Chart).ChartObjects(1), "visible")</text:p>
      <text:p text:style-name="P1">End Sub</text:p>
      <text:p text:style-name="P1"/>
      <text:p text:style-name="P1"/>
      <text:p text:style-name="P1"/>
      <text:p text:style-name="P1">Function z_Chart_Delete(Sh_Chart As String, Optional ChartObjectName As String)</text:p>
      <text:p text:style-name="P1"><text:s text:c="4"/>Sheets(Sh_Chart).Activate</text:p>
      <text:p text:style-name="P1"><text:s text:c="4"/>Cells(1, 1).Activate</text:p>
      <text:p text:style-name="P1"><text:s text:c="4"/>Dim myChartObject As Excel.ChartObject</text:p>
      <text:p text:style-name="P1"><text:s text:c="4"/>Dim myChart As Excel.Chart</text:p>
      <text:p text:style-name="P1"><text:s text:c="4"/>Dim nofCharts As Integer</text:p>
      <text:p text:style-name="P1"><text:s text:c="4"/>nofCharts = Sheets(Sh_Chart).ChartObjects.Count</text:p>
      <text:p text:style-name="P1"><text:s text:c="4"/>Dim iter As Integer</text:p>
      <text:p text:style-name="P1"><text:s text:c="4"/>'delete all</text:p>
      <text:p text:style-name="P1"><text:s text:c="4"/>If ChartObjectName = Empty Then</text:p>
      <text:p text:style-name="P1"><text:s text:c="8"/>For iter = 1 To nofCharts</text:p>
      <text:p text:style-name="P1"><text:s text:c="12"/>'always delete the first (last becomes the first after a while)</text:p>
      <text:p text:style-name="P1"><text:s text:c="12"/>If Sheets(Sh_Chart).ChartObjects(1).Visible = False Then</text:p>
      <text:p text:style-name="P1"><text:s text:c="16"/>Sheets(Sh_Chart).ChartObjects(1).Visible = True</text:p>
      <text:p text:style-name="P1"><text:s text:c="16"/>Set myChartObject = Sheets(Sh_Chart).ChartObjects(1)</text:p>
      <text:p text:style-name="P1"><text:s text:c="16"/>Set myChart = myChartObject.Chart</text:p>
      <text:p text:style-name="P1"><text:s text:c="16"/>myChartObject.Activate</text:p>
      <text:p text:style-name="P1"><text:s text:c="16"/>myChartObject.Delete</text:p>
      <text:p text:style-name="P1"><text:s text:c="16"/>'myChart.Delete</text:p>
      <text:p text:style-name="P1"><text:s text:c="12"/>Else</text:p>
      <text:p text:style-name="P1"><text:s text:c="16"/>Set myChartObject = Sheets(Sh_Chart).ChartObjects(1)</text:p>
      <text:p text:style-name="P1"><text:s text:c="16"/>Set myChart = myChartObject.Chart</text:p>
      <text:p text:style-name="P1"><text:soft-page-break/><text:s text:c="16"/>myChartObject.Activate</text:p>
      <text:p text:style-name="P1"><text:s text:c="16"/>myChartObject.Delete</text:p>
      <text:p text:style-name="P1"><text:s text:c="16"/>'myChart.Delete</text:p>
      <text:p text:style-name="P1"><text:s text:c="12"/>End If</text:p>
      <text:p text:style-name="P1"><text:s text:c="8"/>Next</text:p>
      <text:p text:style-name="P1"><text:s text:c="4"/>'delete ChartObjectName</text:p>
      <text:p text:style-name="P1"><text:s text:c="4"/>Else</text:p>
      <text:p text:style-name="P1"><text:s text:c="8"/>For iter = 1 To nofCharts</text:p>
      <text:p text:style-name="P1"><text:s text:c="12"/>If Sheets(Sh_Chart).ChartObjects(iter).Visible = False Then</text:p>
      <text:p text:style-name="P1"><text:s text:c="16"/>Sheets(Sh_Chart).ChartObjects(iter).Visible = True</text:p>
      <text:p text:style-name="P1"><text:s text:c="16"/>Set myChartObject = Sheets(Sh_Chart).ChartObjects(iter)</text:p>
      <text:p text:style-name="P1"><text:s text:c="16"/>Set myChart = myChartObject.Chart</text:p>
      <text:p text:style-name="P1"><text:s text:c="16"/>If myChartObject.Name = ChartObjectName Then</text:p>
      <text:p text:style-name="P1"><text:s text:c="20"/>myChartObject.Activate</text:p>
      <text:p text:style-name="P1"><text:s text:c="20"/>myChartObject.Delete</text:p>
      <text:p text:style-name="P1"><text:s text:c="20"/>'myChart.Delete</text:p>
      <text:p text:style-name="P1"><text:s text:c="20"/>Exit For</text:p>
      <text:p text:style-name="P1"><text:s text:c="16"/>End If</text:p>
      <text:p text:style-name="P1"><text:s text:c="12"/>Else</text:p>
      <text:p text:style-name="P1"><text:s text:c="16"/>Set myChartObject = Sheets(Sh_Chart).ChartObjects(iter)</text:p>
      <text:p text:style-name="P1"><text:s text:c="16"/>Set myChart = myChartObject.Chart</text:p>
      <text:p text:style-name="P1"><text:s text:c="16"/>If myChartObject.Name = ChartObjectName Then</text:p>
      <text:p text:style-name="P1"><text:s text:c="20"/>myChartObject.Activate</text:p>
      <text:p text:style-name="P1"><text:s text:c="20"/>myChartObject.Delete</text:p>
      <text:p text:style-name="P1"><text:s text:c="20"/>'myChart.Delete</text:p>
      <text:p text:style-name="P1"><text:s text:c="20"/>Exit For</text:p>
      <text:p text:style-name="P1"><text:s text:c="16"/>End If</text:p>
      <text:p text:style-name="P1"><text:s text:c="12"/>End If</text:p>
      <text:p text:style-name="P1"><text:s text:c="8"/>Next</text:p>
      <text:p text:style-name="P1"><text:s text:c="4"/>End If</text:p>
      <text:p text:style-name="P1">End Function</text:p>
      <text:p text:style-name="P1"/>
      <text:p text:style-name="P1">Function z_Chart_New(Sh_Chart As String, ChartType As Integer) As Excel.ChartObject</text:p>
      <text:p text:style-name="P1"><text:s text:c="4"/>Dim myChartObject As Excel.ChartObject</text:p>
      <text:p text:style-name="P1"><text:s text:c="4"/>Dim myChart As Excel.Chart</text:p>
      <text:p text:style-name="P1"><text:s text:c="4"/>Sheets(Sh_Chart).Activate</text:p>
      <text:p text:style-name="P1"><text:s text:c="4"/>ActiveSheet.Shapes.AddChart.Select</text:p>
      <text:p text:style-name="P1"><text:s text:c="4"/>Set myChart = ActiveChart</text:p>
      <text:p text:style-name="P1"><text:s text:c="4"/>myChart.ChartType = ChartType</text:p>
      <text:p text:style-name="P1"><text:s text:c="4"/>Set myChartObject = myChart.Parent</text:p>
      <text:p text:style-name="P1"><text:s text:c="4"/>Set z_Chart_New = myChartObject</text:p>
      <text:p text:style-name="P1">End Function</text:p>
      <text:p text:style-name="P1"/>
      <text:p text:style-name="P1">Function z_ChartObject_SizeAndPosition(Sh_Chart As String, ChartObjectName As String, _</text:p>
      <text:p text:style-name="P1"><text:s text:c="8"/>T_ As Integer, L_ As Integer, H_ As Integer, W_ As Integer)</text:p>
      <text:p text:style-name="P1"><text:s text:c="4"/>Sheets(Sh_Chart).Activate</text:p>
      <text:p text:style-name="P1"><text:s text:c="4"/>Cells(1, 1).Activate</text:p>
      <text:p text:style-name="P1"><text:s text:c="4"/>Dim myChartObject As Excel.ChartObject</text:p>
      <text:p text:style-name="P1"><text:s text:c="4"/>Set myChartObject = Sheets(Sh_Chart).ChartObjects(ChartObjectName)</text:p>
      <text:p text:style-name="P1"><text:s text:c="4"/>With myChartObject</text:p>
      <text:p text:style-name="P1"><text:s text:c="8"/>.Top = T_ ' reposition</text:p>
      <text:p text:style-name="P1"><text:s text:c="8"/>.Left = L_ ' reposition</text:p>
      <text:p text:style-name="P1"><text:s text:c="8"/>.Height = H_ ' resize</text:p>
      <text:p text:style-name="P1"><text:soft-page-break/><text:s text:c="8"/>.Width = W_ ' resize</text:p>
      <text:p text:style-name="P1"><text:s text:c="4"/>End With</text:p>
      <text:p text:style-name="P1">End Function</text:p>
      <text:p text:style-name="P1"/>
      <text:p text:style-name="P1">Function z_Chart_PlotArea_SizeAndPosition(Sh_Chart As String, ChartObjectName As String, _</text:p>
      <text:p text:style-name="P1"><text:s text:c="8"/>Optional T_ As Integer, Optional L_ As Integer, Optional H_ As Integer, Optional W_ As Integer)</text:p>
      <text:p text:style-name="P1"><text:s text:c="4"/>Sheets(Sh_Chart).Activate</text:p>
      <text:p text:style-name="P1"><text:s text:c="4"/>Cells(1, 1).Activate</text:p>
      <text:p text:style-name="P1"><text:s text:c="4"/>Dim myChart As Excel.Chart</text:p>
      <text:p text:style-name="P1"><text:s text:c="4"/>Set myChart = Sheets(Sh_Chart).ChartObjects(ChartObjectName).Chart</text:p>
      <text:p text:style-name="P1"><text:s text:c="4"/>myChart.SetElement msoElementPlotAreaShow</text:p>
      <text:p text:style-name="P1"><text:s text:c="4"/>myChart.PlotArea.Position = xlChartElementPositionAutomatic</text:p>
      <text:p text:style-name="P1"><text:s text:c="4"/>'reset the chart size and position</text:p>
      <text:p text:style-name="P1"><text:s text:c="4"/>If T_ &lt;&gt; Empty Then</text:p>
      <text:p text:style-name="P1"><text:s text:c="8"/>myChart.PlotArea.Top = T_</text:p>
      <text:p text:style-name="P1"><text:s text:c="4"/>End If</text:p>
      <text:p text:style-name="P1"><text:s text:c="4"/>If L_ &lt;&gt; Empty Then</text:p>
      <text:p text:style-name="P1"><text:s text:c="8"/>myChart.PlotArea.Left = L_</text:p>
      <text:p text:style-name="P1"><text:s text:c="4"/>End If</text:p>
      <text:p text:style-name="P1"><text:s text:c="4"/>If H_ &lt;&gt; Empty Then</text:p>
      <text:p text:style-name="P1"><text:s text:c="8"/>myChart.PlotArea.Height = H_</text:p>
      <text:p text:style-name="P1"><text:s text:c="4"/>End If</text:p>
      <text:p text:style-name="P1"><text:s text:c="4"/>If W_ &lt;&gt; Empty Then</text:p>
      <text:p text:style-name="P1"><text:s text:c="8"/>myChart.PlotArea.Width = W_</text:p>
      <text:p text:style-name="P1"><text:s text:c="4"/>End If</text:p>
      <text:p text:style-name="P1">End Function</text:p>
      <text:p text:style-name="P1"/>
      <text:p text:style-name="P1">Function z_Chart_ChartTitle_TextAndFormatAndPosition(Sh_Chart As String, ChartObjectName As String, _</text:p>
      <text:p text:style-name="P1"><text:s text:c="8"/>TitleText As String, Optional T_ As Integer, Optional L_ As Integer)</text:p>
      <text:p text:style-name="P1"><text:s text:c="4"/>Sheets(Sh_Chart).Activate</text:p>
      <text:p text:style-name="P1"><text:s text:c="4"/>Cells(1, 1).Activate</text:p>
      <text:p text:style-name="P1"><text:s text:c="4"/>Dim myChart As Excel.Chart</text:p>
      <text:p text:style-name="P1"><text:s text:c="4"/>Set myChart = Sheets(Sh_Chart).ChartObjects(ChartObjectName).Chart</text:p>
      <text:p text:style-name="P1"><text:s text:c="4"/>myChart.HasTitle = True</text:p>
      <text:p text:style-name="P1"><text:s text:c="4"/>myChart.ChartTitle.Text = TitleText</text:p>
      <text:p text:style-name="P1"><text:s text:c="4"/>myChart.ChartTitle.Characters.Font.FontStyle = "Calibri"</text:p>
      <text:p text:style-name="P1"><text:s text:c="4"/>myChart.ChartTitle.Characters.Font.Size = 18</text:p>
      <text:p text:style-name="P1"><text:s text:c="4"/>myChart.ChartTitle.Characters.Font.Bold = True</text:p>
      <text:p text:style-name="P1"><text:s text:c="4"/>myChart.ChartTitle.Characters.Font.Color = RGB(0, 0, 0)</text:p>
      <text:p text:style-name="P1"><text:s text:c="4"/>myChart.ChartTitle.Characters.Font.Underline = True</text:p>
      <text:p text:style-name="P1"><text:s text:c="4"/>myChart.SetElement (msoElementChartTitleAboveChart)</text:p>
      <text:p text:style-name="P1"><text:s text:c="4"/>myChart.ChartTitle.Position = xlChartElementPositionAutomatic</text:p>
      <text:p text:style-name="P1"><text:s text:c="4"/>If T_ &lt;&gt; Empty Then</text:p>
      <text:p text:style-name="P1"><text:s text:c="8"/>myChart.ChartTitle.Top = T_</text:p>
      <text:p text:style-name="P1"><text:s text:c="4"/>End If</text:p>
      <text:p text:style-name="P1"><text:s text:c="4"/>If L_ &lt;&gt; Empty Then</text:p>
      <text:p text:style-name="P1"><text:s text:c="8"/>myChart.ChartTitle.Left = L_</text:p>
      <text:p text:style-name="P1"><text:s text:c="4"/>End If</text:p>
      <text:p text:style-name="P1">End Function</text:p>
      <text:p text:style-name="P1"/>
      <text:p text:style-name="P1">Function z_Chart_Axes_Layouts(Sh_Chart As String, ChartObjectName As String, _</text:p>
      <text:p text:style-name="P1"><text:s text:c="8"/>xAxisName As String, yAxisName As String, _</text:p>
      <text:p text:style-name="P1"><text:soft-page-break/><text:s text:c="8"/>Optional xMin As Integer, Optional xMax As Integer, Optional xMaj As Integer, _</text:p>
      <text:p text:style-name="P1"><text:s text:c="8"/>Optional yMin As Integer, Optional yMax As Integer, Optional yMaj As Integer, _</text:p>
      <text:p text:style-name="P1"><text:s text:c="8"/>Optional xCross As Integer, Optional yCross As Integer)</text:p>
      <text:p text:style-name="P1"><text:s text:c="4"/>Sheets(Sh_Chart).Activate</text:p>
      <text:p text:style-name="P1"><text:s text:c="4"/>Cells(1, 1).Activate</text:p>
      <text:p text:style-name="P1"><text:s text:c="4"/>Dim myChart As Excel.Chart</text:p>
      <text:p text:style-name="P1"><text:s text:c="4"/>Set myChart = Sheets(Sh_Chart).ChartObjects(ChartObjectName).Chart</text:p>
      <text:p text:style-name="P1"><text:s text:c="4"/>myChart.Parent.Activate</text:p>
      <text:p text:style-name="P1"/>
      <text:p text:style-name="P1"><text:s text:c="4"/>'x axis scale</text:p>
      <text:p text:style-name="P1"><text:s text:c="4"/>Dim myXaxis As Excel.Axis</text:p>
      <text:p text:style-name="P1"><text:s text:c="4"/>myChart.HasAxis(xlCategory) = True</text:p>
      <text:p text:style-name="P1"><text:s text:c="4"/>Set myXaxis = myChart.Axes(xlCategory)</text:p>
      <text:p text:style-name="P1"><text:s text:c="4"/>myXaxis.Select</text:p>
      <text:p text:style-name="P1"><text:s text:c="4"/>myXaxis.MinimumScale = xMin</text:p>
      <text:p text:style-name="P1"><text:s text:c="4"/>myXaxis.MaximumScale = xMax</text:p>
      <text:p text:style-name="P1"><text:s text:c="4"/>myXaxis.MajorUnit = xMaj</text:p>
      <text:p text:style-name="P1"><text:s text:c="4"/>myXaxis.Format.Line.Weight = 2.5</text:p>
      <text:p text:style-name="P1"><text:s text:c="4"/></text:p>
      <text:p text:style-name="Standard"><text:span text:style-name="T1"><text:s text:c="4"/></text:span><text:span text:style-name="T2">'y axis scale</text:span></text:p>
      <text:p text:style-name="P2"><text:s text:c="5"/>Dim myYaxis As Excel.Axis</text:p>
      <text:p text:style-name="Standard"><text:span text:style-name="T2"><text:s text:c="4"/></text:span><text:span text:style-name="T1">myChart.HasAxis(xlValue) = True</text:span></text:p>
      <text:p text:style-name="P1"><text:s text:c="4"/>Set myYaxis = myChart.Axes(xlValue)</text:p>
      <text:p text:style-name="P1"><text:s text:c="4"/>myYaxis.Select</text:p>
      <text:p text:style-name="P1"><text:s text:c="4"/>myYaxis.MinimumScale = yMin</text:p>
      <text:p text:style-name="P1"><text:s text:c="4"/>myYaxis.MaximumScale = yMax</text:p>
      <text:p text:style-name="P1"><text:s text:c="4"/>myYaxis.MajorUnit = yMaj</text:p>
      <text:p text:style-name="P1"><text:s text:c="4"/>myYaxis.Format.Line.Weight = 2.5</text:p>
      <text:p text:style-name="P1"><text:s text:c="5"/></text:p>
      <text:p text:style-name="P1"><text:s text:c="4"/>'y axis crosses x axis at</text:p>
      <text:p text:style-name="P1"><text:s text:c="4"/>If xCross &lt;&gt; Empty Then</text:p>
      <text:p text:style-name="P1"><text:s text:c="8"/>myXaxis.CrossesAt = xCross</text:p>
      <text:p text:style-name="P1"><text:s text:c="4"/>Else</text:p>
      <text:p text:style-name="P1"><text:s text:c="8"/>myXaxis.CrossesAt = (xMax - xMin) / 2</text:p>
      <text:p text:style-name="P1"><text:s text:c="4"/>End If</text:p>
      <text:p text:style-name="P1"><text:s text:c="4"/></text:p>
      <text:p text:style-name="P1"><text:s text:c="4"/>'x axis crosses y axis at</text:p>
      <text:p text:style-name="P1"><text:s text:c="4"/>If yCross &lt;&gt; Empty Then</text:p>
      <text:p text:style-name="P1"><text:s text:c="8"/>myYaxis.CrossesAt = yCross</text:p>
      <text:p text:style-name="P1"><text:s text:c="4"/>Else</text:p>
      <text:p text:style-name="P1"><text:s text:c="8"/>myYaxis.CrossesAt = (yMax - yMin) / 2</text:p>
      <text:p text:style-name="P1"><text:s text:c="4"/>End If</text:p>
      <text:p text:style-name="P1"><text:s text:c="4"/></text:p>
      <text:p text:style-name="P1"><text:s text:c="4"/>'add x axis title</text:p>
      <text:p text:style-name="P1"><text:s text:c="4"/>myChart.HasAxis(xlCategory, xlPrimary) = True</text:p>
      <text:p text:style-name="P1"><text:s text:c="4"/>myChart.SetElement (msoElementPrimaryCategoryAxisTitleAdjacentToAxis)</text:p>
      <text:p text:style-name="P1"><text:s text:c="4"/>myXaxis.AxisTitle.Select</text:p>
      <text:p text:style-name="P1"><text:s text:c="4"/>myXaxis.AxisTitle.Text = xAxisName</text:p>
      <text:p text:style-name="P1"><text:s text:c="4"/>myXaxis.AxisTitle.Characters.Font.FontStyle = "Calibri"</text:p>
      <text:p text:style-name="P1"><text:s text:c="4"/>myXaxis.AxisTitle.Characters.Font.Size = 16</text:p>
      <text:p text:style-name="P1"><text:s text:c="4"/>myXaxis.AxisTitle.Characters.Font.Bold = True</text:p>
      <text:p text:style-name="P1"><text:s text:c="4"/>myXaxis.AxisTitle.Characters.Font.Color = RGB(0, 0, 0)</text:p>
      <text:p text:style-name="P1"><text:s text:c="4"/></text:p>
      <text:p text:style-name="P1"><text:soft-page-break/><text:s text:c="4"/>'add y axis title</text:p>
      <text:p text:style-name="P1"><text:s text:c="4"/>myChart.HasAxis(xlValue, xlPrimary) = True = True</text:p>
      <text:p text:style-name="P1"><text:s text:c="4"/>myChart.SetElement (msoElementPrimaryValueAxisTitleRotated)</text:p>
      <text:p text:style-name="P1"><text:s text:c="4"/>myYaxis.AxisTitle.Select</text:p>
      <text:p text:style-name="P1"><text:s text:c="4"/>myYaxis.AxisTitle.Text = yAxisName</text:p>
      <text:p text:style-name="P1"><text:s text:c="4"/>myYaxis.AxisTitle.Characters.Font.FontStyle = "Calibri"</text:p>
      <text:p text:style-name="P1"><text:s text:c="4"/>myYaxis.AxisTitle.Characters.Font.Size = 16</text:p>
      <text:p text:style-name="P1"><text:s text:c="4"/>myYaxis.AxisTitle.Characters.Font.Bold = True</text:p>
      <text:p text:style-name="P1"><text:s text:c="4"/>myYaxis.AxisTitle.Characters.Font.Color = RGB(0, 0, 0)</text:p>
      <text:p text:style-name="P1"><text:s text:c="4"/></text:p>
      <text:p text:style-name="P1"><text:s text:c="4"/>'grid on</text:p>
      <text:p text:style-name="P1"><text:s text:c="4"/>ActiveChart.SetElement (msoElementPrimaryCategoryGridLinesMajor)</text:p>
      <text:p text:style-name="P1"><text:s text:c="4"/>ActiveChart.SetElement (msoElementPrimaryValueGridLinesMajor)</text:p>
      <text:p text:style-name="P1">End Function</text:p>
      <text:p text:style-name="P1"/>
      <text:p text:style-name="P1">Sub z_Chart_Points_AddLabels(Sh_Sorce As String, Sh_Chart As String, _</text:p>
      <text:p text:style-name="P1"><text:s text:c="12"/>LabelRange As Range, CenterOrBelowOrBestFit As String)</text:p>
      <text:p text:style-name="P1"><text:s text:c="4"/>Sheets(Sh_Chart).Activate</text:p>
      <text:p text:style-name="P1"><text:s text:c="4"/>Cells(1, 1).Activate</text:p>
      <text:p text:style-name="P1"><text:s text:c="4"/>Dim myChartObject As Excel.ChartObject</text:p>
      <text:p text:style-name="P1"><text:s text:c="4"/>Dim myChart As Excel.Chart</text:p>
      <text:p text:style-name="P1"><text:s text:c="4"/>Dim mySeriesCollection As Excel.SeriesCollection</text:p>
      <text:p text:style-name="P1"><text:s text:c="4"/>Dim mySeries As Excel.Series</text:p>
      <text:p text:style-name="P1"><text:s text:c="4"/>Dim myPoints As Excel.Points</text:p>
      <text:p text:style-name="P1"><text:s text:c="4"/>Dim myPoint As Excel.Point</text:p>
      <text:p text:style-name="P1"><text:s text:c="4"/>Dim Iter_Chart As Integer</text:p>
      <text:p text:style-name="P1"><text:s text:c="4"/>Dim iter_Series As Integer</text:p>
      <text:p text:style-name="P1"><text:s text:c="4"/>Dim iter_Point As Integer</text:p>
      <text:p text:style-name="P1"><text:s text:c="4"/>'iterate through all chartsObjects(and its chart and seriesCollection) in Sh_chart</text:p>
      <text:p text:style-name="P1"><text:s text:c="4"/>Dim nofCharts As Integer</text:p>
      <text:p text:style-name="P1"><text:s text:c="4"/>nofCharts = Sheets(Sh_Chart).ChartObjects.Count</text:p>
      <text:p text:style-name="P1"><text:s text:c="4"/>For Iter_Chart = 1 To nofCharts</text:p>
      <text:p text:style-name="P1"><text:s text:c="8"/>Set myChartObject = Sheets(Sh_Chart).ChartObjects(Iter_Chart)</text:p>
      <text:p text:style-name="P1"><text:s text:c="8"/>Set myChart = Sheets(Sh_Chart).ChartObjects(Iter_Chart).Chart</text:p>
      <text:p text:style-name="P1"><text:s text:c="8"/>Set mySeriesCollection = Sheets(Sh_Chart).ChartObjects(Iter_Chart).Chart.SeriesCollection</text:p>
      <text:p text:style-name="P1"><text:s text:c="8"/>'itererate through all series and change the properties of all points (bubbles) of each series</text:p>
      <text:p text:style-name="P1"><text:s text:c="8"/>Dim nofSeries As Integer</text:p>
      <text:p text:style-name="P1"><text:s text:c="8"/>nofSeries = myChart.SeriesCollection.Count</text:p>
      <text:p text:style-name="P1"><text:s text:c="8"/>For iter_Series = 1 To nofSeries</text:p>
      <text:p text:style-name="P1"><text:s text:c="12"/>Set mySeries = Sheets(Sh_Chart).ChartObjects(Iter_Chart).Chart.SeriesCollection(iter_Series)</text:p>
      <text:p text:style-name="P1"><text:s text:c="12"/>mySeries.ApplyDataLabels</text:p>
      <text:p text:style-name="P1"><text:s text:c="12"/>mySeries.DataLabels.ShowValue = True</text:p>
      <text:p text:style-name="P1"><text:s text:c="12"/>'mySeries.DataLabels.Position = xlLabelPositionInsideBase</text:p>
      <text:p text:style-name="P1"><text:s text:c="12"/>mySeries.DataLabels.Font.Name = "Calibri"</text:p>
      <text:p text:style-name="P1"><text:s text:c="12"/>mySeries.DataLabels.Font.Size = 9</text:p>
      <text:p text:style-name="P1"><text:s text:c="12"/>mySeries.DataLabels.Font.Color = RGB(0, 0, 0)</text:p>
      <text:p text:style-name="P1"><text:s text:c="12"/>'iterate through all points (bubbles) of a series and change the properties of the points</text:p>
      <text:p text:style-name="P1"><text:s text:c="12"/>Set myPoints = Sheets(Sh_Chart).ChartObjects(Iter_Chart).Chart.SeriesCollection(iter_Series).Points</text:p>
      <text:p text:style-name="P1"><text:s text:c="12"/>nofPoints = myPoints.Count</text:p>
      <text:p text:style-name="P1"><text:s text:c="12"/>For iter_Point = 1 To nofPoints</text:p>
      <text:p text:style-name="P1"><text:s text:c="16"/>Set myPoint = Sheets(Sh_Chart).ChartObjects(Iter_Chart).Chart.SeriesCollection(iter_Series).Points(iter_Point)</text:p>
      <text:p text:style-name="P1"><text:soft-page-break/><text:s text:c="16"/>myPoint.Select</text:p>
      <text:p text:style-name="P1"><text:s text:c="16"/>On Error Resume Next</text:p>
      <text:p text:style-name="P1"><text:s text:c="16"/>myPoints(iter_Point).HasDataLabel = True</text:p>
      <text:p text:style-name="P1"><text:s text:c="16"/>If CenterOrBelowOrBestFit = "Center" Then</text:p>
      <text:p text:style-name="P1"><text:s text:c="20"/>myPoints(iter_Point).DataLabel.Position = xlLabelPositionCenter</text:p>
      <text:p text:style-name="P1"><text:s text:c="16"/>ElseIf CenterOrBelowOrBestFit = "Below" Then</text:p>
      <text:p text:style-name="P1"><text:s text:c="20"/>myPoints(iter_Point).DataLabel.Position = xlLabelPositionBelow</text:p>
      <text:p text:style-name="P1"><text:s text:c="16"/>ElseIf CenterOrBelowOrBestFit = "BestFit" Then</text:p>
      <text:p text:style-name="P1"><text:s text:c="20"/>myPoints(iter_Point).DataLabel.Position = xlLabelPositionBestFit</text:p>
      <text:p text:style-name="P1"><text:s text:c="16"/>Else</text:p>
      <text:p text:style-name="P1"><text:s text:c="20"/>myPoints(iter_Point).DataLabel.Position = xlLabelPositionBestFit</text:p>
      <text:p text:style-name="P1"><text:s text:c="16"/>End If</text:p>
      <text:p text:style-name="P1"><text:s text:c="16"/>myPoints(iter_Point).DataLabel.Text = LabelRange(iter_Point, 1)</text:p>
      <text:p text:style-name="P1"><text:s text:c="16"/>On Error GoTo 0</text:p>
      <text:p text:style-name="P1"><text:s text:c="12"/>Next</text:p>
      <text:p text:style-name="P1"><text:s text:c="8"/>Next</text:p>
      <text:p text:style-name="P1"><text:s text:c="4"/>Next</text:p>
      <text:p text:style-name="P1">End Sub</text:p>
      <text:p text:style-name="P1"/>
      <text:p text:style-name="P1">Function z_Chart_Point_Format(Sh_Sorce As String, Sh_Chart As String, ChartObjectName As String, _</text:p>
      <text:p text:style-name="P1"><text:s text:c="12"/>Optional DropDownList As Range, Optional AttributeRange As Range, _</text:p>
      <text:p text:style-name="P1"><text:s text:c="12"/>Optional IsWidthOrIsArea As String)</text:p>
      <text:p text:style-name="P1"><text:s text:c="4"/>Sheets(Sh_Chart).Activate</text:p>
      <text:p text:style-name="P1"><text:s text:c="4"/>Cells(1, 1).Activate</text:p>
      <text:p text:style-name="P1"><text:s text:c="4"/>Dim myChartObject As Excel.ChartObject</text:p>
      <text:p text:style-name="P1"><text:s text:c="4"/>Dim myChart As Excel.Chart</text:p>
      <text:p text:style-name="P1"><text:s text:c="4"/>Dim mySeriesCollection As Excel.SeriesCollection</text:p>
      <text:p text:style-name="P1"><text:s text:c="4"/>Dim mySeries As Excel.Series</text:p>
      <text:p text:style-name="P1"><text:s text:c="4"/>Dim myPoints As Excel.Points</text:p>
      <text:p text:style-name="P1"><text:s text:c="4"/>Dim myPoint As Excel.Point</text:p>
      <text:p text:style-name="P1"><text:s text:c="4"/>Dim Iter_Chart As Integer</text:p>
      <text:p text:style-name="P1"><text:s text:c="4"/>Dim Iter_ChartGroup As Integer</text:p>
      <text:p text:style-name="P1"><text:s text:c="4"/>Dim iter_Series As Integer</text:p>
      <text:p text:style-name="P1"><text:s text:c="4"/>Dim iter_Point As Integer</text:p>
      <text:p text:style-name="P1"><text:s text:c="4"/>'iterate through all chartsObjects(and its chart and seriesCollection) in Sh_chart</text:p>
      <text:p text:style-name="P1"><text:s text:c="4"/>Dim nofCharts As Integer</text:p>
      <text:p text:style-name="P1"><text:s text:c="4"/>nofCharts = Sheets(Sh_Chart).ChartObjects.Count</text:p>
      <text:p text:style-name="P1"><text:s text:c="4"/>For Iter_Chart = 1 To nofCharts</text:p>
      <text:p text:style-name="P1"><text:s text:c="8"/>Set myChartObject = Sheets(Sh_Chart).ChartObjects(Iter_Chart)</text:p>
      <text:p text:style-name="P1"><text:s text:c="8"/>Set myChart = Sheets(Sh_Chart).ChartObjects(Iter_Chart).Chart</text:p>
      <text:p text:style-name="P1"><text:s text:c="8"/>Set mySeriesCollection = Sheets(Sh_Chart).ChartObjects(Iter_Chart).Chart.SeriesCollection</text:p>
      <text:p text:style-name="P1"><text:s text:c="8"/>If myChartObject.Name = ChartObjectName Then</text:p>
      <text:p text:style-name="P1"><text:s text:c="12"/>Dim nofChartGroups As Integer</text:p>
      <text:p text:style-name="P1"><text:s text:c="12"/>nofChartGroups = myChart.ChartGroups.Count</text:p>
      <text:p text:style-name="P1"><text:s text:c="12"/>For Iter_ChartGroup = 1 To nofChartGroups</text:p>
      <text:p text:style-name="P1"><text:s text:c="16"/>If IsWidthOrIsArea = "IsWidth" Then</text:p>
      <text:p text:style-name="P1"><text:s text:c="20"/>myChart.ChartGroups(Iter_ChartGroup).SizeRepresents = xlSizeIsWidth</text:p>
      <text:p text:style-name="P1"><text:s text:c="16"/>ElseIf IsWidthOrIsArea = "IsArea" Then</text:p>
      <text:p text:style-name="P1"><text:s text:c="20"/>myChart.ChartGroups(Iter_ChartGroup).SizeRepresents = xlSizeIsArea</text:p>
      <text:p text:style-name="P1"><text:s text:c="16"/>Else</text:p>
      <text:p text:style-name="P1"><text:s text:c="20"/>myChart.ChartGroups(Iter_ChartGroup).SizeRepresents = xlSizeIsArea</text:p>
      <text:p text:style-name="P1"><text:s text:c="16"/>End If</text:p>
      <text:p text:style-name="P1"><text:soft-page-break/><text:s text:c="12"/>Next</text:p>
      <text:p text:style-name="P1"><text:s text:c="12"/>'itererate through all series and change the properties of all points (bubbles) of each series</text:p>
      <text:p text:style-name="P1"><text:s text:c="12"/>Dim nofSeries As Integer</text:p>
      <text:p text:style-name="P1"><text:s text:c="12"/>nofSeries = myChart.SeriesCollection.Count</text:p>
      <text:p text:style-name="P1"><text:s text:c="12"/>For iter_Series = 1 To nofSeries</text:p>
      <text:p text:style-name="P1"><text:s text:c="16"/>Set mySeries = Sheets(Sh_Chart).ChartObjects(Iter_Chart).Chart.SeriesCollection(iter_Series)</text:p>
      <text:p text:style-name="P1"><text:s text:c="16"/>'iterate through all points (bubbles) of a series and change the properties of the points</text:p>
      <text:p text:style-name="P1"><text:s text:c="16"/>Set myPoints = Sheets(Sh_Chart).ChartObjects(Iter_Chart).Chart.SeriesCollection(iter_Series).Points</text:p>
      <text:p text:style-name="P1"><text:s text:c="16"/>nofPoints = myPoints.Count</text:p>
      <text:p text:style-name="P1"><text:s text:c="16"/>For iter_Point = 1 To nofPoints</text:p>
      <text:p text:style-name="P1"><text:s text:c="20"/>Set myPoint = Sheets(Sh_Chart).ChartObjects(Iter_Chart).Chart.SeriesCollection(iter_Series).Points(iter_Point)</text:p>
      <text:p text:style-name="P1"><text:s text:c="20"/>myPoint.Select</text:p>
      <text:p text:style-name="P1"><text:s text:c="20"/>On Error Resume Next</text:p>
      <text:p text:style-name="P1"><text:s text:c="20"/>If AttributeRange Is Nothing Then</text:p>
      <text:p text:style-name="P1"><text:s text:c="24"/>'chart style of bubbles</text:p>
      <text:p text:style-name="P1"><text:s text:c="24"/>myChart.ChartStyle = 31</text:p>
      <text:p text:style-name="P1"><text:s text:c="20"/>Else</text:p>
      <text:p text:style-name="P1"><text:s text:c="24"/>'mypoint.ClearFormats</text:p>
      <text:p text:style-name="P1"><text:s text:c="24"/>Dim AttributeValue As String</text:p>
      <text:p text:style-name="P1"><text:s text:c="24"/>AttributeValue = AttributeRange(iter_Point, 1).Value</text:p>
      <text:p text:style-name="P1"><text:s text:c="24"/>If AttributeValue = DropDownList(1, 1) Then</text:p>
      <text:p text:style-name="P1"><text:s text:c="28"/>myPoint.Format.Fill.ForeColor.RGB = RGB(255, 0, 0) 'red</text:p>
      <text:p text:style-name="P1"><text:s text:c="24"/>ElseIf AttributeValue = DropDownList(2, 1) Then</text:p>
      <text:p text:style-name="P1"><text:s text:c="28"/>myPoint.Format.Fill.ForeColor.RGB = RGB(0, 255, 0) 'green</text:p>
      <text:p text:style-name="P1"><text:s text:c="24"/>ElseIf AttributeValue = DropDownList(3, 1) Then</text:p>
      <text:p text:style-name="P1"><text:s text:c="28"/>myPoint.Format.Fill.ForeColor.RGB = RGB(0, 0, 255) 'blue</text:p>
      <text:p text:style-name="P1"><text:s text:c="24"/>ElseIf AttributeValue = DropDownList(4, 1) Then</text:p>
      <text:p text:style-name="P1"><text:s text:c="28"/>myPoint.Format.Fill.ForeColor.RGB = RGB(255, 153, 0) 'orange</text:p>
      <text:p text:style-name="P1"><text:s text:c="24"/>ElseIf AttributeValue = DropDownList(5, 1) Then</text:p>
      <text:p text:style-name="P1"><text:s text:c="28"/>myPoint.Format.Fill.ForeColor.RGB = RGB(204, 0, 255) 'violett</text:p>
      <text:p text:style-name="P1"><text:s text:c="24"/>ElseIf AttributeValue = DropDownList(6, 1) Then</text:p>
      <text:p text:style-name="P1"><text:s text:c="28"/>myPoint.Format.Fill.ForeColor.RGB = RGB(148, 138, 84) 'tan</text:p>
      <text:p text:style-name="P1"><text:s text:c="24"/>Else</text:p>
      <text:p text:style-name="P1"><text:s text:c="28"/>'Stop</text:p>
      <text:p text:style-name="P1"><text:s text:c="24"/>End If</text:p>
      <text:p text:style-name="P1"><text:s text:c="20"/>End If</text:p>
      <text:p text:style-name="P1"><text:s text:c="20"/>myPoint.Format.Fill.Transparency = 0.6</text:p>
      <text:p text:style-name="P1"><text:s text:c="20"/>On Error GoTo 0</text:p>
      <text:p text:style-name="P1"><text:s text:c="16"/>Next</text:p>
      <text:p text:style-name="P1"><text:s text:c="12"/>Next</text:p>
      <text:p text:style-name="P1"><text:s text:c="8"/>Else</text:p>
      <text:p text:style-name="P1"><text:s text:c="12"/>Stop</text:p>
      <text:p text:style-name="P1"><text:s text:c="8"/>End If</text:p>
      <text:p text:style-name="P1"><text:s text:c="4"/>Next</text:p>
      <text:p text:style-name="P1">End Function</text:p>
      <text:p text:style-name="P1"/>
      <text:p text:style-name="P1">Function z_Chart_Textboxes_Add(Sh_Data As String, Sh_Chart As String, ChartObjectName As String, _</text:p>
      <text:p text:style-name="P1"><text:s text:c="12"/>Optional xMin As Integer, Optional xMax As Integer, _</text:p>
      <text:p text:style-name="P1"><text:s text:c="12"/>Optional yMin As Integer, Optional yMax As Integer)</text:p>
      <text:p text:style-name="P1"><text:s text:c="4"/>Sheets(Sh_Chart).Activate</text:p>
      <text:p text:style-name="P1"><text:soft-page-break/><text:s text:c="4"/>Cells(1, 1).Activate</text:p>
      <text:p text:style-name="P1"><text:s text:c="4"/>Dim WSh_Data As Worksheet</text:p>
      <text:p text:style-name="P1"><text:s text:c="4"/>Dim WSh_Chart As Worksheet</text:p>
      <text:p text:style-name="P1"><text:s text:c="4"/>Dim myChartObject As Excel.ChartObject</text:p>
      <text:p text:style-name="P1"><text:s text:c="4"/>Dim myChart As Excel.Chart</text:p>
      <text:p text:style-name="P1"><text:s text:c="4"/>Dim myShape1 As Shape</text:p>
      <text:p text:style-name="P1"><text:s text:c="4"/>Dim myText1 As String</text:p>
      <text:p text:style-name="P1"><text:s text:c="4"/>Dim myShape2 As Shape</text:p>
      <text:p text:style-name="P1"><text:s text:c="4"/>Dim myText2 As String</text:p>
      <text:p text:style-name="P1"><text:s text:c="4"/></text:p>
      <text:p text:style-name="P1"><text:s text:c="4"/>Set WSh_Data = Sheets(Sh_Data)</text:p>
      <text:p text:style-name="P1"><text:s text:c="4"/>Set WSh_Chart = Sheets(Sh_Chart)</text:p>
      <text:p text:style-name="P1"><text:s text:c="4"/>Set myChartObject = Sheets(Sh_Chart).ChartObjects(ChartObjectName)</text:p>
      <text:p text:style-name="P1"><text:s text:c="4"/>Set myChart = myChartObject.Chart</text:p>
      <text:p text:style-name="P1"><text:s text:c="4"/></text:p>
      <text:p text:style-name="P1"><text:s text:c="4"/>'Delete all textboxes</text:p>
      <text:p text:style-name="P1"><text:s text:c="4"/>Shapes_count = myChart.Shapes.Count</text:p>
      <text:p text:style-name="P1"><text:s text:c="4"/>myChart.Shapes.SelectAll</text:p>
      <text:p text:style-name="P1"><text:s text:c="4"/>For iter_Shapes = Shapes_count To 1 Step -1</text:p>
      <text:p text:style-name="P1"><text:s text:c="8"/>If myChart.Shapes(iter_Shapes).Type = msoTextBox Then</text:p>
      <text:p text:style-name="P1"><text:s text:c="12"/>myChart.Shapes(iter_Shapes).Delete</text:p>
      <text:p text:style-name="P1"><text:s text:c="8"/>End If</text:p>
      <text:p text:style-name="P1"><text:s text:c="4"/>Next</text:p>
      <text:p text:style-name="P1"><text:s text:c="4"/></text:p>
      <text:p text:style-name="P1"><text:s text:c="4"/>'add new textboxes</text:p>
      <text:p text:style-name="P1"><text:s text:c="4"/>Dim Idea_h As String</text:p>
      <text:p text:style-name="P1"><text:s text:c="4"/>Dim Idea_l As String</text:p>
      <text:p text:style-name="P1"><text:s text:c="4"/>Dim Cost_h As Double</text:p>
      <text:p text:style-name="P1"><text:s text:c="4"/>Dim Cost_l As Double</text:p>
      <text:p text:style-name="P1"><text:s text:c="4"/>Dim FirstRow As Integer</text:p>
      <text:p text:style-name="P1"><text:s text:c="4"/>Dim LastRow As Integer</text:p>
      <text:p text:style-name="P1"><text:s text:c="4"/>FirstRow = 11</text:p>
      <text:p text:style-name="P1"><text:s text:c="4"/>LastRow = z_RowSize(2, Sh_Data)</text:p>
      <text:p text:style-name="P1"><text:s text:c="4"/></text:p>
      <text:p text:style-name="P1"><text:s text:c="4"/>'Determine the lowest and highest costs</text:p>
      <text:p text:style-name="P1"><text:s text:c="4"/>'Worksheet must be activated for range object</text:p>
      <text:p text:style-name="P1"><text:s text:c="4"/>WSh_Data.Activate</text:p>
      <text:p text:style-name="P1"><text:s text:c="4"/>'unconditional</text:p>
      <text:p text:style-name="P1"><text:s text:c="4"/>Cost_h = WorksheetFunction.Max(WSh_Data.Range(Cells(FirstRow, 7), Cells(LastRow, 7)))</text:p>
      <text:p text:style-name="P1"><text:s text:c="4"/>Cost_l = WorksheetFunction.Min(WSh_Data.Range(Cells(FirstRow, 7), Cells(LastRow, 7)))</text:p>
      <text:p text:style-name="P1"><text:s text:c="4"/>'conditional i.e. in the range of xMin, xMax and yMin, yMax</text:p>
      <text:p text:style-name="P1"><text:s text:c="4"/>Dim iter As Integer</text:p>
      <text:p text:style-name="P1"><text:s text:c="4"/>Dim ValX As Double</text:p>
      <text:p text:style-name="P1"><text:s text:c="4"/>Dim ValY As Double</text:p>
      <text:p text:style-name="P1"><text:s text:c="4"/>Dim Cost As Double</text:p>
      <text:p text:style-name="P1"><text:s text:c="4"/>Dim Cost_h_cond As Double</text:p>
      <text:p text:style-name="P1"><text:s text:c="4"/>Dim Cost_l_cond As Double</text:p>
      <text:p text:style-name="P1"><text:s text:c="4"/>Cost_h_cond = Cost_l</text:p>
      <text:p text:style-name="P1"><text:s text:c="4"/>Cost_l_cond = Cost_h</text:p>
      <text:p text:style-name="P1"><text:s text:c="4"/>For iter = 1 To LastRow - FirstRow + 1</text:p>
      <text:p text:style-name="P1"><text:s text:c="8"/>ValY = WSh_Data.Range(Cells(FirstRow, 3), Cells(LastRow, 3))(iter, 1)</text:p>
      <text:p text:style-name="P1"><text:s text:c="8"/>ValX = WSh_Data.Range(Cells(FirstRow, 5), Cells(LastRow, 5))(iter, 1)</text:p>
      <text:p text:style-name="P1"><text:s text:c="8"/>Cost = WSh_Data.Range(Cells(FirstRow, 7), Cells(LastRow, 7))(iter, 1)</text:p>
      <text:p text:style-name="P1"><text:soft-page-break/><text:s text:c="8"/>If ValX &gt;= xMin And ValX &lt;= xMax And ValY &gt;= yMin And ValY &lt;= yMax Then</text:p>
      <text:p text:style-name="P1"><text:s text:c="12"/>If Cost &gt; Cost_h_cond Then</text:p>
      <text:p text:style-name="P1"><text:s text:c="16"/>Cost_h_cond = Cost</text:p>
      <text:p text:style-name="P1"><text:s text:c="12"/>End If</text:p>
      <text:p text:style-name="P1"><text:s text:c="12"/>If Cost &lt; Cost_l_cond Then</text:p>
      <text:p text:style-name="P1"><text:s text:c="16"/>Cost_l_cond = Cost</text:p>
      <text:p text:style-name="P1"><text:s text:c="12"/>End If</text:p>
      <text:p text:style-name="P1"><text:s text:c="8"/>End If</text:p>
      <text:p text:style-name="P1"><text:s text:c="4"/>Next</text:p>
      <text:p text:style-name="P1"><text:s text:c="4"/>Cost_h = Cost_h_cond</text:p>
      <text:p text:style-name="P1"><text:s text:c="4"/>Cost_l = Cost_l_cond</text:p>
      <text:p text:style-name="P1"><text:s text:c="4"/></text:p>
      <text:p text:style-name="P1"><text:s text:c="4"/>'because of merged cells find method only returns a value if the range goes over columns 7 and 8</text:p>
      <text:p text:style-name="P1"><text:s text:c="4"/>On Error Resume Next</text:p>
      <text:p text:style-name="P1"><text:s text:c="4"/>Idea_h = Cells(WSh_Data.Range(Cells(FirstRow, 7), Cells(LastRow, 8)).Find(What:=Cost_h, LookAt:=xlWhole).Row, 2).Value</text:p>
      <text:p text:style-name="P1"><text:s text:c="4"/>Idea_l = Cells(WSh_Data.Range(Cells(FirstRow, 7), Cells(LastRow, 8)).Find(What:=Cost_l, LookAt:=xlWhole).Row, 2).Value</text:p>
      <text:p text:style-name="P1"><text:s text:c="4"/>On Error GoTo 0</text:p>
      <text:p text:style-name="P1"><text:s text:c="4"/></text:p>
      <text:p text:style-name="P1"><text:s text:c="4"/>WSh_Chart.Activate</text:p>
      <text:p text:style-name="P1"><text:s text:c="4"/>Set myShape1 = myChart.Shapes.AddTextbox(msoTextOrientationHorizontal, _</text:p>
      <text:p text:style-name="P1"><text:s text:c="20"/>700, 55, 180, 140)</text:p>
      <text:p text:style-name="P1"><text:s text:c="4"/>myShape1.Fill.BackColor.RGB = RGB(250, 250, 250)</text:p>
      <text:p text:style-name="P1"><text:s text:c="4"/>myText1 = "Bubble Size:" &amp; Chr(13) &amp; "Estimated Total Cost ($M)" &amp; Chr(13) &amp; Chr(13) &amp; _</text:p>
      <text:p text:style-name="P1"><text:s text:c="12"/>Idea_h &amp; Chr(13) &amp; "has the highest costs : " &amp; CStr(Cost_h) &amp; Chr(13) &amp; Chr(13) &amp; _</text:p>
      <text:p text:style-name="P1"><text:s text:c="12"/>Idea_l &amp; Chr(13) &amp; "has the lowest costs : " &amp; CStr(Cost_l) &amp; Chr(13)</text:p>
      <text:p text:style-name="P1"><text:s text:c="4"/>myShape1.TextFrame.Characters.Text = myText1</text:p>
      <text:p text:style-name="P1"><text:s text:c="4"/>myShape1.TextFrame.Characters.Font.FontStyle = "Calibri"</text:p>
      <text:p text:style-name="P1"><text:s text:c="4"/>myShape1.TextFrame.Characters.Font.Size = 11</text:p>
      <text:p text:style-name="P1"><text:s text:c="4"/>myShape1.TextFrame.Characters(1, 39).Font.Size = 12</text:p>
      <text:p text:style-name="P1"><text:s text:c="4"/>myShape1.TextFrame.Characters(1, 39).Font.Bold = True</text:p>
      <text:p text:style-name="P1"><text:s text:c="4"/>myShape1.TextFrame.Characters(1, 39).Font.Color = RGB(0, 0, 0)</text:p>
      <text:p text:style-name="P1"><text:s text:c="4"/>myShape1.TextFrame.Characters(40, 100).Font.Bold = False</text:p>
      <text:p text:style-name="P1"><text:s text:c="4"/>myShape1.TextFrame.Characters(40, 100).Font.Color = RGB(0, 0, 0)</text:p>
      <text:p text:style-name="P1"/>
      <text:p text:style-name="P1"><text:s text:c="4"/>Set myShape2 = myChart.Shapes.AddTextbox(msoTextOrientationHorizontal, _</text:p>
      <text:p text:style-name="P1"><text:s text:c="20"/>700, 220, 180, 200)</text:p>
      <text:p text:style-name="P1"><text:s text:c="4"/>myShape2.Fill.BackColor.RGB = RGB(250, 250, 250)</text:p>
      <text:p text:style-name="P1"><text:s text:c="4"/>myText2 = "Bubble Color:" &amp; Chr(13) &amp; "Portfolio Component Category" &amp; Chr(13) &amp; Chr(13) &amp; _</text:p>
      <text:p text:style-name="P1"><text:s text:c="12"/>"Integrated Crop Solutions" &amp; Chr(13) &amp; Chr(13) &amp; "New Formulations" &amp; Chr(13) &amp; Chr(13) &amp; _</text:p>
      <text:p text:style-name="P1"><text:s text:c="12"/>"Non-Product Customer Offers" &amp; Chr(13) &amp; Chr(13) &amp; "Performance Enhancement Research" &amp; Chr(13) &amp; Chr(13) &amp; _</text:p>
      <text:p text:style-name="P1"><text:s text:c="12"/>"Product &amp; Solution Extensions" &amp; Chr(13) &amp; Chr(13) &amp; "Other" &amp; Chr(13)</text:p>
      <text:p text:style-name="P1"><text:s text:c="4"/>myShape2.TextFrame.Characters.Text = myText2</text:p>
      <text:p text:style-name="P1"><text:s text:c="4"/>myShape2.TextFrame.Characters.Font.FontStyle = "Calibri"</text:p>
      <text:p text:style-name="P1"><text:s text:c="4"/>myShape2.TextFrame.Characters.Font.Size = 11</text:p>
      <text:p text:style-name="P1"><text:s text:c="4"/>myShape2.TextFrame.Characters(1, 43).Font.Size = 12</text:p>
      <text:p text:style-name="P1"><text:s text:c="4"/>myShape2.TextFrame.Characters(1, 43).Font.Bold = True</text:p>
      <text:p text:style-name="P1"><text:s text:c="4"/>myShape2.TextFrame.Characters(1, 43).Font.Color = RGB(0, 0, 0)</text:p>
      <text:p text:style-name="P1"><text:s text:c="4"/>myShape2.TextFrame.Characters(44, 26).Font.Color = RGB(255, 0, 0) 'red</text:p>
      <text:p text:style-name="P1"><text:s text:c="4"/>myShape2.TextFrame.Characters(71, 18).Font.Color = RGB(0, 255, 0) 'green</text:p>
      <text:p text:style-name="P1"><text:soft-page-break/><text:s text:c="4"/>myShape2.TextFrame.Characters(89, 30).Font.Color = RGB(0, 0, 255) 'blue</text:p>
      <text:p text:style-name="P1"><text:s text:c="4"/>myShape2.TextFrame.Characters(119, 32).Font.Color = RGB(255, 153, 0) 'orange</text:p>
      <text:p text:style-name="P1"><text:s text:c="4"/>myShape2.TextFrame.Characters(152, 30).Font.Color = RGB(204, 0, 255) 'violett</text:p>
      <text:p text:style-name="P1"><text:s text:c="4"/>myShape2.TextFrame.Characters(182, 8).Font.Color = RGB(148, 138, 84) 'tan</text:p>
      <text:p text:style-name="P1"><text:s text:c="3"/></text:p>
      <text:p text:style-name="P1"><text:s text:c="4"/>'myPoint.Format.Fill.Transparency = 60</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text:s text:c="4"/>z_RowSize = IIf(IsEmpty(Sheets(Sh).Cells(1048576, SearchCol)), Sheets(Sh).Cells(1048576, SearchCol).End(xlUp).Row, 1048576)</text:p>
      <text:p text:style-name="P1">End Function</text:p>
      <text:p text:style-name="P1"/>
      <text:p text:style-name="P1"/>
      <text:p text:style-name="P1">Function z_ChartObjects_GetNames(Sh_Chart As String, Optional ChartTitle As String) As Variant</text:p>
      <text:p text:style-name="P1"><text:s text:c="4"/>Sheets(Sh_Chart).Activate</text:p>
      <text:p text:style-name="P1"><text:s text:c="4"/>Cells(1, 1).Activate</text:p>
      <text:p text:style-name="P1"><text:s text:c="4"/>Dim myChartObject As Excel.ChartObject</text:p>
      <text:p text:style-name="P1"><text:s text:c="4"/>Dim myChart As Excel.Chart</text:p>
      <text:p text:style-name="P1"><text:s text:c="4"/>Dim nofCharts As Integer</text:p>
      <text:p text:style-name="P1"><text:s text:c="4"/>nofCharts = Sheets(Sh_Chart).ChartObjects.Count</text:p>
      <text:p text:style-name="P1"><text:s text:c="4"/>ReDim ChartObjectNames(0 To nofCharts - 1) As String</text:p>
      <text:p text:style-name="P1"><text:s text:c="4"/>Dim iter As Integer</text:p>
      <text:p text:style-name="P1"><text:s text:c="4"/>'chart title input empty</text:p>
      <text:p text:style-name="P1"><text:s text:c="4"/>If ChartTitle = Empty Then</text:p>
      <text:p text:style-name="P1"><text:s text:c="8"/>'iterate though all chartobjects in the sheet</text:p>
      <text:p text:style-name="P1"><text:s text:c="8"/>'For Each Chart_ In ActiveSheet.ChartObjects</text:p>
      <text:p text:style-name="P1"><text:s text:c="8"/>' <text:s text:c="3"/>Chart_.Activate</text:p>
      <text:p text:style-name="P1"><text:s text:c="12"/>'ChartName = Split(Chart_.Name, " ")</text:p>
      <text:p text:style-name="P1"><text:s text:c="12"/>'ChartName = ChartName(1) &amp; " " &amp; ChartName(2)</text:p>
      <text:p text:style-name="P1"><text:s text:c="12"/>'ChartObjectName = Chart_.Partent.Name</text:p>
      <text:p text:style-name="P1"><text:s text:c="8"/>'Next</text:p>
      <text:p text:style-name="P1"><text:s text:c="8"/>For iter = 1 To nofCharts</text:p>
      <text:p text:style-name="P1"><text:s text:c="12"/>If Sheets(Sh_Chart).ChartObjects(iter).Visible = False Then</text:p>
      <text:p text:style-name="P1"><text:s text:c="16"/>Sheets(Sh_Chart).ChartObjects(iter).Visible = True</text:p>
      <text:p text:style-name="P1"><text:s text:c="16"/>Set myChartObject = Sheets(Sh_Chart).ChartObjects(iter)</text:p>
      <text:p text:style-name="P1"><text:s text:c="16"/>Set myChart = myChartObject.Chart</text:p>
      <text:p text:style-name="P1"><text:s text:c="16"/>If myChart.HasTitle = False Then</text:p>
      <text:p text:style-name="P1"><text:s text:c="20"/>myChart.HasTitle = True</text:p>
      <text:p text:style-name="P1"><text:s text:c="20"/>ChartObjectNames(iter - 1) = myChartObject.Name</text:p>
      <text:p text:style-name="P1"><text:s text:c="20"/>myChart.HasTitle = False</text:p>
      <text:p text:style-name="P1"><text:s text:c="16"/>Else</text:p>
      <text:p text:style-name="P1"><text:s text:c="20"/>ChartObjectNames(iter - 1) = myChartObject.Name</text:p>
      <text:p text:style-name="P1"><text:s text:c="16"/>End If</text:p>
      <text:p text:style-name="P1"><text:s text:c="16"/>myChartObject.Visible = False</text:p>
      <text:p text:style-name="P1"><text:s text:c="12"/>Else</text:p>
      <text:p text:style-name="P1"><text:s text:c="16"/>Set myChartObject = Sheets(Sh_Chart).ChartObjects(iter)</text:p>
      <text:p text:style-name="P1"><text:s text:c="16"/>Set myChart = myChartObject.Chart</text:p>
      <text:p text:style-name="P1"><text:s text:c="16"/>myChartObject.Activate</text:p>
      <text:p text:style-name="P1"><text:s text:c="16"/>If myChart.HasTitle = False Then</text:p>
      <text:p text:style-name="P1"><text:soft-page-break/><text:s text:c="20"/>myChart.HasTitle = True</text:p>
      <text:p text:style-name="P1"><text:s text:c="20"/>ChartObjectNames(iter - 1) = myChartObject.Name</text:p>
      <text:p text:style-name="P1"><text:s text:c="20"/>myChart.HasTitle = False</text:p>
      <text:p text:style-name="P1"><text:s text:c="16"/>Else</text:p>
      <text:p text:style-name="P1"><text:s text:c="20"/>ChartObjectNames(iter - 1) = myChartObject.Name</text:p>
      <text:p text:style-name="P1"><text:s text:c="16"/>End If</text:p>
      <text:p text:style-name="P1"><text:s text:c="12"/>End If</text:p>
      <text:p text:style-name="P1"><text:s text:c="8"/>Next</text:p>
      <text:p text:style-name="P1"><text:s text:c="4"/>'chart title input not empty</text:p>
      <text:p text:style-name="P1"><text:s text:c="4"/>Else</text:p>
      <text:p text:style-name="P1"><text:s text:c="8"/>For iter = 1 To nofCharts</text:p>
      <text:p text:style-name="P1"><text:s text:c="12"/>If Sheets(Sh_Chart).ChartObjects(iter).Visible = False Then</text:p>
      <text:p text:style-name="P1"><text:s text:c="16"/>Sheets(Sh_Chart).ChartObjects(iter).Visible = True</text:p>
      <text:p text:style-name="P1"><text:s text:c="16"/>Set myChartObject = Sheets(Sh_Chart).ChartObjects(iter)</text:p>
      <text:p text:style-name="P1"><text:s text:c="16"/>Set myChart = myChartObject.Chart</text:p>
      <text:p text:style-name="P1"><text:s text:c="16"/>If myChart.HasTitle = False Then</text:p>
      <text:p text:style-name="P1"><text:s text:c="20"/>myChart.HasTitle = True</text:p>
      <text:p text:style-name="P1"><text:s text:c="20"/>If myChart.ChartTitle.Text = ChartTitle Then</text:p>
      <text:p text:style-name="P1"><text:s text:c="24"/>ChartObjectNames(0) = myChartObject.Name</text:p>
      <text:p text:style-name="P1"><text:s text:c="24"/>Exit For</text:p>
      <text:p text:style-name="P1"><text:s text:c="20"/>End If</text:p>
      <text:p text:style-name="P1"><text:s text:c="20"/>myChart.HasTitle = False</text:p>
      <text:p text:style-name="P1"><text:s text:c="16"/>Else</text:p>
      <text:p text:style-name="P1"><text:s text:c="20"/>If myChart.ChartTitle.Text = ChartTitle Then</text:p>
      <text:p text:style-name="P1"><text:s text:c="24"/>ChartObjectNames(0) = myChartObject.Name</text:p>
      <text:p text:style-name="P1"><text:s text:c="24"/>Exit For</text:p>
      <text:p text:style-name="P1"><text:s text:c="20"/>End If</text:p>
      <text:p text:style-name="P1"><text:s text:c="16"/>End If</text:p>
      <text:p text:style-name="P1"><text:s text:c="16"/>myChartObject.Visible = False</text:p>
      <text:p text:style-name="P1"><text:s text:c="12"/>Else</text:p>
      <text:p text:style-name="P1"><text:s text:c="16"/>Set myChartObject = Sheets(Sh_Chart).ChartObjects(iter)</text:p>
      <text:p text:style-name="P1"><text:s text:c="16"/>Set myChart = myChartObject.Chart</text:p>
      <text:p text:style-name="P1"><text:s text:c="16"/>myChartObject.Activate</text:p>
      <text:p text:style-name="P1"><text:s text:c="16"/>If myChart.HasTitle = False Then</text:p>
      <text:p text:style-name="P1"><text:s text:c="20"/>myChart.HasTitle = True</text:p>
      <text:p text:style-name="P1"><text:s text:c="20"/>If myChart.ChartTitle.Text = ChartTitle Then</text:p>
      <text:p text:style-name="P1"><text:s text:c="24"/>ChartObjectNames(0) = myChartObject.Name</text:p>
      <text:p text:style-name="P1"><text:s text:c="24"/>Exit For</text:p>
      <text:p text:style-name="P1"><text:s text:c="20"/>End If</text:p>
      <text:p text:style-name="P1"><text:s text:c="20"/>myChart.HasTitle = False</text:p>
      <text:p text:style-name="P1"><text:s text:c="16"/>Else</text:p>
      <text:p text:style-name="P1"><text:s text:c="20"/>If myChart.ChartTitle.Text = ChartTitle Then</text:p>
      <text:p text:style-name="P1"><text:s text:c="24"/>ChartObjectNames(0) = myChartObject.Name</text:p>
      <text:p text:style-name="P1"><text:s text:c="24"/>Exit For</text:p>
      <text:p text:style-name="P1"><text:s text:c="20"/>End If</text:p>
      <text:p text:style-name="P1"><text:s text:c="16"/>End If</text:p>
      <text:p text:style-name="P1"><text:s text:c="12"/>End If</text:p>
      <text:p text:style-name="P1"><text:s text:c="8"/>Next</text:p>
      <text:p text:style-name="P1"><text:s text:c="4"/>End If</text:p>
      <text:p text:style-name="P1"><text:s text:c="4"/>z_ChartObjects_GetNames = ChartObjectNames</text:p>
      <text:p text:style-name="P1">End Function</text:p>
      <text:p text:style-name="P1"/>
      <text:p text:style-name="P1">Function z_ChartObject_Visibility(myChartObject As Excel.ChartObject, Visibility As String)</text:p>
      <text:p text:style-name="P1"><text:soft-page-break/><text:s text:c="4"/>'invisible</text:p>
      <text:p text:style-name="P1"><text:s text:c="4"/>If Visibility = "invisible" Then</text:p>
      <text:p text:style-name="P1"><text:s text:c="8"/>myChartObject.Visible = False</text:p>
      <text:p text:style-name="P1"><text:s text:c="4"/>'visible</text:p>
      <text:p text:style-name="P1"><text:s text:c="4"/>ElseIf Visibility = "visible" Then</text:p>
      <text:p text:style-name="P1"><text:s text:c="8"/>myChartObject.Visible = True</text:p>
      <text:p text:style-name="P1"><text:s text:c="4"/>'front</text:p>
      <text:p text:style-name="P1"><text:s text:c="4"/>ElseIf Visibility = "front" Then</text:p>
      <text:p text:style-name="P1"><text:s text:c="8"/>myChartObject.BringToFront</text:p>
      <text:p text:style-name="P1"><text:s text:c="4"/>'back</text:p>
      <text:p text:style-name="P1"><text:s text:c="4"/>ElseIf Visibility = "back" Then</text:p>
      <text:p text:style-name="P1"><text:s text:c="8"/>myChartObject.SendToBack</text:p>
      <text:p text:style-name="P1"><text:s text:c="4"/>Else</text:p>
      <text:p text:style-name="P1"><text:s text:c="8"/>Stop</text:p>
      <text:p text:style-name="P1"><text:s text:c="4"/>End If</text:p>
      <text:p text:style-name="P1">End Function</text:p>
      <text:p text:style-name="P1"/>
      <text:p text:style-name="P1">Function z_Chart_Points_DeleteLabels(Sh_Chart As String, ChartObjectName As String)</text:p>
      <text:p text:style-name="P1"><text:s text:c="4"/>Sheets(Sh_Chart).Activate</text:p>
      <text:p text:style-name="P1"><text:s text:c="4"/>Dim nofCharts As Integer</text:p>
      <text:p text:style-name="P1"><text:s text:c="4"/>nofCharts = Sheets(Sh_Chart).ChartObjects.Count</text:p>
      <text:p text:style-name="P1"><text:s text:c="4"/>For Iter_Chart = 1 To nofCharts</text:p>
      <text:p text:style-name="P1"><text:s text:c="8"/>Set myChartObject = Sheets(Sh_Chart).ChartObjects(Iter_Chart)</text:p>
      <text:p text:style-name="P1"><text:s text:c="8"/>Set myChart = Sheets(Sh_Chart).ChartObjects(Iter_Chart).Chart</text:p>
      <text:p text:style-name="P1"><text:s text:c="8"/>Set mySeriesCollection = Sheets(Sh_Chart).ChartObjects(Iter_Chart).Chart.SeriesCollection</text:p>
      <text:p text:style-name="P1"><text:s text:c="8"/>If myChartObject.Name = ChartObjectName Then</text:p>
      <text:p text:style-name="P1"><text:s text:c="12"/>'itererate through all series and change the properties of all points (bubbles) of each series</text:p>
      <text:p text:style-name="P1"><text:s text:c="12"/>Dim nofSeries As Integer</text:p>
      <text:p text:style-name="P1"><text:s text:c="12"/>nofSeries = myChart.SeriesCollection.Count</text:p>
      <text:p text:style-name="P1"><text:s text:c="12"/>For iter_Series = 1 To nofSeries</text:p>
      <text:p text:style-name="P1"><text:s text:c="16"/>Set mySeries = Sheets(Sh_Chart).ChartObjects(Iter_Chart).Chart.SeriesCollection(iter_Series)</text:p>
      <text:p text:style-name="P1"><text:s text:c="16"/>On Error Resume Next</text:p>
      <text:p text:style-name="P1"><text:s text:c="20"/>mySeries.DataLabels.Delete</text:p>
      <text:p text:style-name="P1"><text:s text:c="16"/>On Error GoTo 0</text:p>
      <text:p text:style-name="P1"><text:s text:c="12"/>Next</text:p>
      <text:p text:style-name="P1"><text:s text:c="8"/>End If</text:p>
      <text:p text:style-name="P1"><text:s text:c="4"/>Next</text:p>
      <text:p text:style-name="P1">End Function</text:p>
      <text:p text:style-name="P1"/>
      <text:p text:style-name="P1"/>
      <text:p text:style-name="P1">Option Explicit</text:p>
      <text:p text:style-name="P1"/>
      <text:p text:style-name="P1">Private Sub m_AddBubbleChart()</text:p>
      <text:p text:style-name="P1"><text:s text:c="4"/>Call z_Add_BubbleChart("Input", "Chart2")</text:p>
      <text:p text:style-name="P1">End Sub</text:p>
      <text:p text:style-name="P1">Private Function z_AddBubbleChart(Sh_Data As String, Sh_Chart As String)</text:p>
      <text:p text:style-name="P1"><text:s text:c="4"/>'delet all existing charts in sh_chart</text:p>
      <text:p text:style-name="P1"><text:s text:c="4"/></text:p>
      <text:p text:style-name="P1"><text:s text:c="4"/>'add chart object</text:p>
      <text:p text:style-name="P1"><text:s text:c="4"/>Sheets(Sh_Chart).Activate</text:p>
      <text:p text:style-name="P1"><text:s text:c="4"/>ActiveSheet.Shapes.AddChart.Select</text:p>
      <text:p text:style-name="P1"><text:s text:c="4"/>'set chart object</text:p>
      <text:p text:style-name="P1"><text:s text:c="4"/>Dim myChart As Excel.Chart</text:p>
      <text:p text:style-name="P1"><text:soft-page-break/><text:s text:c="4"/>Set myChart = ActiveChart</text:p>
      <text:p text:style-name="P1"><text:s text:c="4"/>'resize and reposition the shape</text:p>
      <text:p text:style-name="P1"><text:s text:c="4"/>With myChart.Parent</text:p>
      <text:p text:style-name="P1"><text:s text:c="8"/>.Height = 550 ' resize</text:p>
      <text:p text:style-name="P1"><text:s text:c="8"/>.Width = 900 ' resize</text:p>
      <text:p text:style-name="P1"><text:s text:c="8"/>.Top = 15 ' reposition</text:p>
      <text:p text:style-name="P1"><text:s text:c="8"/>.Left = 15 ' reposition</text:p>
      <text:p text:style-name="P1"><text:s text:c="4"/>End With</text:p>
      <text:p text:style-name="P1"><text:s text:c="4"/>'change chart type</text:p>
      <text:p text:style-name="P1"><text:s text:c="4"/>myChart.ChartType = xlBubble3DEffect</text:p>
      <text:p text:style-name="P1"><text:s text:c="4"/>'set source data range</text:p>
      <text:p text:style-name="P1"><text:s text:c="4"/>myChart.SetSourceData Source:=Sheets(Sh_Data).Range("C8:G19")</text:p>
      <text:p text:style-name="P1"><text:s text:c="4"/>'change the preset assignement of the data to the series 1</text:p>
      <text:p text:style-name="P1"><text:s text:c="4"/>myChart.SeriesCollection(1).XValues = "='Input'!$E$8:$E$19"</text:p>
      <text:p text:style-name="P1"><text:s text:c="4"/>myChart.SeriesCollection(1).Values = "='Input'!$C$8:$C$19"</text:p>
      <text:p text:style-name="P1"><text:s text:c="4"/>'reset the chart size and position</text:p>
      <text:p text:style-name="P1"><text:s text:c="4"/>myChart.PlotArea.Height = 500</text:p>
      <text:p text:style-name="P1"><text:s text:c="4"/>myChart.PlotArea.Width = 800</text:p>
      <text:p text:style-name="P1"><text:s text:c="4"/>myChart.PlotArea.Top = 10</text:p>
      <text:p text:style-name="P1"><text:s text:c="4"/>myChart.PlotArea.Left = 80</text:p>
      <text:p text:style-name="P1"><text:s text:c="4"/>'x axis scale</text:p>
      <text:p text:style-name="P1"><text:s text:c="4"/>myChart.HasAxis(xlValue) = True</text:p>
      <text:p text:style-name="P1"><text:s text:c="4"/>myChart.Axes(xlCategory).Select</text:p>
      <text:p text:style-name="P1"><text:s text:c="4"/>myChart.Axes(xlCategory).MinimumScale = 0</text:p>
      <text:p text:style-name="P1"><text:s text:c="4"/>myChart.Axes(xlCategory).MaximumScale = 250</text:p>
      <text:p text:style-name="P1"><text:s text:c="4"/>myChart.Axes(xlCategory).MajorUnit = 50</text:p>
      <text:p text:style-name="P1"><text:s text:c="4"/>'chart name</text:p>
      <text:p text:style-name="P1"><text:s text:c="4"/>myChart.HasAxis(xlValue) = True</text:p>
      <text:p text:style-name="P1"><text:s text:c="4"/>ChartName = Split(myChart.Name, " ")</text:p>
      <text:p text:style-name="P1"><text:s text:c="4"/>ChartName = ChartName(1) &amp; " " &amp; ChartName(2)</text:p>
      <text:p text:style-name="P1"><text:s text:c="4"/>'y axis scale</text:p>
      <text:p text:style-name="P1"><text:s text:c="4"/>ActiveSheet.ChartObjects(ChartName).Activate</text:p>
      <text:p text:style-name="P1"><text:s text:c="4"/>myChart.Axes(xlValue).Select</text:p>
      <text:p text:style-name="P1"><text:s text:c="4"/>myChart.Axes(xlValue).MinimumScale = 0</text:p>
      <text:p text:style-name="P1"><text:s text:c="4"/>myChart.Axes(xlValue).MaximumScale = 100</text:p>
      <text:p text:style-name="P1"><text:s text:c="4"/>'y axis crosses x axis at</text:p>
      <text:p text:style-name="P1"><text:s text:c="4"/>myChart.HasAxis(xlValue) = True</text:p>
      <text:p text:style-name="P1"><text:s text:c="4"/>ActiveSheet.ChartObjects(ChartName).Activate</text:p>
      <text:p text:style-name="P1"><text:s text:c="4"/>myChart.Axes(xlCategory).Select</text:p>
      <text:p text:style-name="P1"><text:s text:c="4"/>myChart.Axes(xlCategory).CrossesAt = 125</text:p>
      <text:p text:style-name="P1"><text:s text:c="4"/>'remove legend</text:p>
      <text:p text:style-name="P1"><text:s text:c="4"/>myChart.HasAxis(xlValue) = True</text:p>
      <text:p text:style-name="P1"><text:s text:c="4"/>ActiveSheet.ChartObjects(ChartName).Activate</text:p>
      <text:p text:style-name="P1"><text:s text:c="4"/>myChart.Axes(xlValue).Select</text:p>
      <text:p text:style-name="P1"><text:s text:c="4"/>myChart.SetElement (msoElementLegendNone)</text:p>
      <text:p text:style-name="P1"><text:s text:c="4"/>'add data label of bubbles</text:p>
      <text:p text:style-name="P1"><text:s text:c="4"/>myChart.SetElement (msoElementDataLabelCenter)</text:p>
      <text:p text:style-name="P1"><text:s text:c="4"/>'add x axis title</text:p>
      <text:p text:style-name="P1"><text:s text:c="4"/>myChart.SetElement (msoElementPrimaryCategoryAxisTitleAdjacentToAxis)</text:p>
      <text:p text:style-name="P1"><text:s text:c="4"/>myChart.Axes(xlCategory, xlPrimary).AxisTitle.Select</text:p>
      <text:p text:style-name="P1"><text:s text:c="4"/>myChart.Axes(xlCategory, xlPrimary).AxisTitle.Text = "Horizontal Title"</text:p>
      <text:p text:style-name="P1"><text:s text:c="4"/>'add y axis title</text:p>
      <text:p text:style-name="P1"><text:s text:c="4"/>myChart.SetElement (msoElementPrimaryValueAxisTitleRotated)</text:p>
      <text:p text:style-name="P1"><text:soft-page-break/><text:s text:c="4"/>myChart.Axes(xlValue, xlPrimary).AxisTitle.Select</text:p>
      <text:p text:style-name="P1"><text:s text:c="4"/>myChart.Axes(xlValue, xlPrimary).AxisTitle.Text = "Vertical Title"</text:p>
      <text:p text:style-name="P1"><text:s text:c="4"/>'select plot area</text:p>
      <text:p text:style-name="P1"><text:s text:c="4"/>myChart.PlotArea.Select</text:p>
      <text:p text:style-name="P1"><text:s text:c="4"/>'select all data label</text:p>
      <text:p text:style-name="P1"><text:s text:c="4"/>myChart.SeriesCollection(1).DataLabels.Select</text:p>
      <text:p text:style-name="P1"><text:s text:c="4"/>'select all bubbles</text:p>
      <text:p text:style-name="P1"><text:s text:c="4"/>myChart.SeriesCollection(1).Select</text:p>
      <text:p text:style-name="P1"><text:s text:c="4"/>'size is witdh or area</text:p>
      <text:p text:style-name="P1"><text:s text:c="4"/>myChart.ChartGroups(1).SizeRepresents = xlSizeIsWidth</text:p>
      <text:p text:style-name="P1"><text:s text:c="4"/>myChart.ChartGroups(1).SizeRepresents = xlSizeIsArea</text:p>
      <text:p text:style-name="P1"><text:s text:c="4"/>'select all data label and position below</text:p>
      <text:p text:style-name="P1"><text:s text:c="4"/>myChart.SeriesCollection(1).DataLabels.Select</text:p>
      <text:p text:style-name="P1"><text:s text:c="4"/>Selection.Position = xlLabelPositionBelow</text:p>
      <text:p text:style-name="P1"><text:s text:c="4"/>'select data label of bubble 9</text:p>
      <text:p text:style-name="P1"><text:s text:c="4"/>myChart.SeriesCollection(1).Points(9).DataLabel.Select</text:p>
      <text:p text:style-name="P1"><text:s text:c="4"/>'add title above chart</text:p>
      <text:p text:style-name="P1"><text:s text:c="4"/>myChart.SetElement (msoElementChartTitleAboveChart)</text:p>
      <text:p text:style-name="P1"><text:s text:c="4"/>'chart style of bubbles</text:p>
      <text:p text:style-name="P1"><text:s text:c="4"/>myChart.ChartStyle = 31</text:p>
      <text:p text:style-name="P1">End Function</text:p>
      <text:p text:style-name="P1"/>
      <text:p text:style-name="P1"/>
      <text:p text:style-name="P1">Private Sub test()</text:p>
      <text:p text:style-name="P1"><text:s text:c="4"/></text:p>
      <text:p text:style-name="P1"><text:s text:c="4"/>Sheets("Input").Activate</text:p>
      <text:p text:style-name="P1"><text:s text:c="4"/>Dim Rng As Range</text:p>
      <text:p text:style-name="P1"><text:s text:c="4"/>Sheets("Input").Activate</text:p>
      <text:p text:style-name="P1"><text:s text:c="4"/>Set Rng = Sheets("Input").Range(Cells(8, 3), Cells(10, 5))</text:p>
      <text:p text:style-name="P1"><text:s text:c="4"/></text:p>
      <text:p text:style-name="P1"><text:s text:c="4"/>Dim myChart As Excel.Chart</text:p>
      <text:p text:style-name="P1"><text:s text:c="4"/>'Set mychart = Excel.Application.Charts.Add</text:p>
      <text:p text:style-name="P1"><text:s text:c="4"/>Sheets("Chart13").Activate</text:p>
      <text:p text:style-name="P1"><text:s text:c="4"/>Set myChart = Excel.Application.Charts(1)</text:p>
      <text:p text:style-name="P1"><text:s text:c="4"/>myChart.ChartType = Excel.XlChartType.xlBubble3DEffect</text:p>
      <text:p text:style-name="P1"><text:s text:c="4"/></text:p>
      <text:p text:style-name="P1"><text:s text:c="4"/>Dim mySeriesCollection As Excel.SeriesCollection</text:p>
      <text:p text:style-name="P1"><text:s text:c="4"/>Set mySeriesCollection = myChart.SeriesCollection</text:p>
      <text:p text:style-name="P1"><text:s text:c="4"/>Dim mySeries As Excel.Series</text:p>
      <text:p text:style-name="P1"><text:s text:c="5"/></text:p>
      <text:p text:style-name="P1"><text:s text:c="4"/>myChart.PlotArea.Width = 560</text:p>
      <text:p text:style-name="P1"><text:s text:c="4"/>myChart.PlotArea.Height = 400</text:p>
      <text:p text:style-name="P1"><text:s text:c="4"/>myChart.PlotArea.Top = 10</text:p>
      <text:p text:style-name="P1"><text:s text:c="4"/>myChart.PlotArea.Left = 80</text:p>
      <text:p text:style-name="P1"><text:s text:c="4"/></text:p>
      <text:p text:style-name="P1"><text:s text:c="4"/>For Each mySeries In mySeriesCollection</text:p>
      <text:p text:style-name="P1"><text:s text:c="8"/>mySeriesCollection.Item(1).Delete</text:p>
      <text:p text:style-name="P1"><text:s text:c="4"/>Next</text:p>
      <text:p text:style-name="P1"><text:s text:c="4"/></text:p>
      <text:p text:style-name="P1"><text:s text:c="4"/>'mySeriesCollection.Add Source:=Rng</text:p>
      <text:p text:style-name="P1"><text:s text:c="4"/>Sheets("Input").Activate</text:p>
      <text:p text:style-name="P1"><text:s text:c="4"/>Charts("Chart13").SeriesCollection.Extend _</text:p>
      <text:p text:style-name="P1"><text:s text:c="4"/>Source:=Sheets("Input").Range("B8:B19")</text:p>
      <text:p text:style-name="P1"><text:soft-page-break/></text:p>
      <text:p text:style-name="P1"><text:s text:c="4"/>Charts("Chart13").SeriesCollection.Add _</text:p>
      <text:p text:style-name="P1"><text:s text:c="4"/>Source:=ActiveWorkbook.Worksheets("Input").Range("B8:D19")</text:p>
      <text:p text:style-name="P1"><text:s/></text:p>
      <text:p text:style-name="P1"/>
      <text:p text:style-name="P1"/>
      <text:p text:style-name="P1"/>
      <text:p text:style-name="P1"><text:s text:c="4"/>'MySeries.Border.LineStyle = Excel.XlLineStyle.xlContinuous</text:p>
      <text:p text:style-name="P1"><text:s text:c="4"/>Sheets("Chart13").myChart.SeriesCollection.Extend Rng</text:p>
      <text:p text:style-name="P1"/>
      <text:p text:style-name="P1"><text:s text:c="4"/></text:p>
      <text:p text:style-name="P1"><text:s text:c="4"/>mySeries.XValues = "=Sheet1!R2C1:R201C1"</text:p>
      <text:p text:style-name="P1"><text:s text:c="4"/>mySeries.Values = "=Sheet1!R2C2:R201C2"</text:p>
      <text:p text:style-name="P1"><text:s text:c="4"/>mySeries.Name = "=""Name"""</text:p>
      <text:p text:style-name="P1"><text:s text:c="4"/></text:p>
      <text:p text:style-name="P1"><text:s text:c="4"/>myChart.Legend.Top = 340</text:p>
      <text:p text:style-name="P1"><text:s text:c="4"/>myChart.Legend.Left = 490</text:p>
      <text:p text:style-name="P1"><text:s text:c="4"/>myChart.Location Where:=Excel.XlChartLocation.xlLocationAsNewSheet, Name:=""</text:p>
      <text:p text:style-name="P1"><text:s text:c="4"/>Excel.Application.ActiveWindow.Zoom = 100</text:p>
      <text:p text:style-name="P1"><text:s text:c="4"/>'Excel.Application.Name = "Name"</text:p>
      <text:p text:style-name="P1"><text:s text:c="4"/></text:p>
      <text:p text:style-name="P1">' <text:s text:c="3"/>MySeries.Trendlines.Add Type:=Excel.XlTrendlineType.xlPolynomial, Order:=jieshu</text:p>
      <text:p text:style-name="P1">' <text:s text:c="7"/>, Forward:=0, Backward:=0, DisplayEquation:=True, DisplayRSquared:= _</text:p>
      <text:p text:style-name="P1">' <text:s text:c="7"/>True</text:p>
      <text:p text:style-name="P1"><text:s text:c="4"/>mySeries.Trendlines(1).DataLabel.Top = 20</text:p>
      <text:p text:style-name="P1"><text:s text:c="4"/>mySeries.Trendlines(1).DataLabel.Left = 250</text:p>
      <text:p text:style-name="P1"/>
      <text:p text:style-name="P1"/>
      <text:p text:style-name="P1">End Sub</text:p>
      <text:p text:style-name="P1">Private Sub sdjklds()</text:p>
      <text:p text:style-name="P1">Dim Mycount As String</text:p>
      <text:p text:style-name="P1">Dim myChtObj As ChartObject</text:p>
      <text:p text:style-name="P1">Dim srsNew As SeriesCollection</text:p>
      <text:p text:style-name="P1">Dim myChart As Chart</text:p>
      <text:p text:style-name="P1">Dim shp As Shape</text:p>
      <text:p text:style-name="P1">Range("A:A").Select</text:p>
      <text:p text:style-name="P1">Mycount = ActiveSheet.UsedRange.Rows.Count</text:p>
      <text:p text:style-name="P1"/>
      <text:p text:style-name="P1"/>
      <text:p text:style-name="P1"/>
      <text:p text:style-name="P1"/>
      <text:p text:style-name="P1">'THIS DELETES ALL CHARTS FROM THE ACTIVE WORKSHEET</text:p>
      <text:p text:style-name="P1">'With Worksheets(1)</text:p>
      <text:p text:style-name="P1">With ActiveSheet</text:p>
      <text:p text:style-name="P1"><text:s text:c="4"/>For Each shp In .Shapes</text:p>
      <text:p text:style-name="P1"/>
      <text:p text:style-name="P1"><text:s text:c="8"/>If shp.Type = msoChart Then shp.Delete</text:p>
      <text:p text:style-name="P1"/>
      <text:p text:style-name="P1"><text:s text:c="4"/>Next shp</text:p>
      <text:p text:style-name="P1"/>
      <text:p text:style-name="P1">End With</text:p>
      <text:p text:style-name="P1"/>
      <text:p text:style-name="P1"/>
      <text:p text:style-name="P1"><text:soft-page-break/></text:p>
      <text:p text:style-name="P1"/>
      <text:p text:style-name="P1"/>
      <text:p text:style-name="P1"/>
      <text:p text:style-name="P1"><text:s text:c="16"/>'THIS IS FOR CHART 1 ACTUAL SVL</text:p>
      <text:p text:style-name="P1"/>
      <text:p text:style-name="P1"><text:s text:c="4"/>Set myChtObj = ActiveSheet.ChartObjects.Add(Left:=1300, Width:=800, Top:=0, Height:=425)</text:p>
      <text:p text:style-name="P1"><text:s text:c="4"/></text:p>
      <text:p text:style-name="P1"/>
      <text:p text:style-name="P1"><text:s text:c="4"/>myChtObj.Name = "mychart"</text:p>
      <text:p text:style-name="P1"><text:s text:c="4"/></text:p>
      <text:p text:style-name="P1"><text:s text:c="2"/>' <text:s/>myChtObj.Chart.ChartType = xlLineMarkers</text:p>
      <text:p text:style-name="P1"><text:s text:c="4"/></text:p>
      <text:p text:style-name="P1"/>
      <text:p text:style-name="P1"><text:s text:c="4"/></text:p>
      <text:p text:style-name="P1">'SVL Forecast</text:p>
      <text:p text:style-name="P1"><text:s text:c="4"/>With myChtObj</text:p>
      <text:p text:style-name="P1"><text:s text:c="3"/></text:p>
      <text:p text:style-name="P1"><text:s text:c="8"/>.Chart.SetSourceData Source:=Range("q2:" &amp; "q" &amp; Mycount)</text:p>
      <text:p text:style-name="P1"><text:s text:c="8"/>.Chart.SeriesCollection(1).XValues = Range("d2:" &amp; "e" &amp; Mycount)</text:p>
      <text:p text:style-name="P1"><text:s text:c="8"/></text:p>
      <text:p text:style-name="P1"><text:s text:c="12"/>'ActiveSheet.ChartObjects(1).Activate</text:p>
      <text:p text:style-name="P1"><text:s text:c="12"/>'ActiveChart.Axes(xlCategory).Select</text:p>
      <text:p text:style-name="P1"><text:s text:c="12"/></text:p>
      <text:p text:style-name="P1"><text:s text:c="12"/>With .Chart.Axes(xlCategory).TickLabels</text:p>
      <text:p text:style-name="P1"><text:s text:c="16"/>.Alignment = xlCenter</text:p>
      <text:p text:style-name="P1"><text:s text:c="16"/>.Offset = 100</text:p>
      <text:p text:style-name="P1"><text:s text:c="16"/>.ReadingOrder = xlContext</text:p>
      <text:p text:style-name="P1"><text:s text:c="16"/>.Orientation = 90</text:p>
      <text:p text:style-name="P1"><text:s text:c="12"/>End With</text:p>
      <text:p text:style-name="P1"><text:s text:c="8"/>.Chart.SeriesCollection(1).Name = "SVL Forecast"</text:p>
      <text:p text:style-name="P1"><text:s text:c="8"/>.Chart.SeriesCollection(1).ChartType = xlColumnClustered</text:p>
      <text:p text:style-name="P1"><text:s text:c="7"/>.Chart.ChartTitle.Text = "Comparing SVL Forecast VsActual"</text:p>
      <text:p text:style-name="P1"><text:s text:c="7"/></text:p>
      <text:p text:style-name="P1"><text:s text:c="7"/>With .Chart.ChartTitle.Characters.Font</text:p>
      <text:p text:style-name="P1"><text:s text:c="8"/>.Name = "Arial"</text:p>
      <text:p text:style-name="P1"><text:s text:c="8"/>.FontStyle = "Bold"</text:p>
      <text:p text:style-name="P1"><text:s text:c="8"/>.Size = 19</text:p>
      <text:p text:style-name="P1"><text:s text:c="12"/></text:p>
      <text:p text:style-name="P1"><text:s text:c="7"/>End With</text:p>
      <text:p text:style-name="P1"/>
      <text:p text:style-name="P1"><text:s text:c="8"/></text:p>
      <text:p text:style-name="P1"><text:s text:c="4"/>End With</text:p>
      <text:p text:style-name="P1"><text:s text:c="9"/></text:p>
      <text:p text:style-name="P1"><text:s text:c="4"/></text:p>
      <text:p text:style-name="P1"><text:s text:c="4"/></text:p>
      <text:p text:style-name="P1"><text:s text:c="4"/>'SVL Actual</text:p>
      <text:p text:style-name="P1"><text:s text:c="4"/>With myChtObj</text:p>
      <text:p text:style-name="P1"><text:s text:c="3"/></text:p>
      <text:p text:style-name="P1"><text:s text:c="8"/></text:p>
      <text:p text:style-name="P1"><text:s text:c="8"/>.Chart.SeriesCollection.Add _</text:p>
      <text:p text:style-name="P1"><text:s text:c="8"/>Source:=Range("p2:" &amp; "p" &amp; Mycount)</text:p>
      <text:p text:style-name="P1"><text:s text:c="8"/>.Chart.SeriesCollection(2).Name = "SVL Actual"</text:p>
      <text:p text:style-name="P1"><text:soft-page-break/><text:s text:c="8"/>.Chart.SeriesCollection(1).ChartType = xlLineMarkers</text:p>
      <text:p text:style-name="P1"><text:s text:c="4"/>End With</text:p>
      <text:p text:style-name="P1"/>
      <text:p text:style-name="P1">End Sub</text:p>
      <text:p text:style-name="P1"/>
      <text:p text:style-name="P1"/>
      <text:p text:style-name="P1"/>
      <text:p text:style-name="P1"/>
      <text:p text:style-name="P1">Private Sub ChangeSeries1Color()</text:p>
      <text:p text:style-name="P1"><text:s text:c="4"/>Dim myChartObject As ChartObject</text:p>
      <text:p text:style-name="P1"><text:s text:c="4"/>Dim myChart As Chart</text:p>
      <text:p text:style-name="P1"><text:s text:c="4"/>Dim mySeries As Series</text:p>
      <text:p text:style-name="P1"><text:s text:c="4"/>Dim MyChartFormat As ChartFormat</text:p>
      <text:p text:style-name="P1"><text:s text:c="4"/>'Dim MyFillFormat As Line</text:p>
      <text:p text:style-name="P1"><text:s text:c="4"/>'Dim MyColorFormat As ColorFormat</text:p>
      <text:p text:style-name="P1"><text:s text:c="4"/>' Create the objects</text:p>
      <text:p text:style-name="P1"><text:s text:c="4"/>Set myChartObject = ActiveSheet.ChartObjects(1)</text:p>
      <text:p text:style-name="P1"><text:s text:c="4"/>Set myChart = myChartObject.Chart</text:p>
      <text:p text:style-name="P1"><text:s text:c="4"/>Set mySeries = myChart.SeriesCollection(1)</text:p>
      <text:p text:style-name="P1"><text:s text:c="4"/>Set MyChartFormat = mySeries.Format</text:p>
      <text:p text:style-name="P1"><text:s text:c="4"/>'Set MyFillFormat = MyChartFormat.Line</text:p>
      <text:p text:style-name="P1"><text:s text:c="4"/>'Set MyColorFormat = MyFillFormat.ForeColor</text:p>
      <text:p text:style-name="P1"><text:s text:c="4"/>' Change the color</text:p>
      <text:p text:style-name="P1"><text:s text:c="4"/>MyChartFormat.Line.ForeColor.RGB = vbGreen</text:p>
      <text:p text:style-name="P1">End Sub</text:p>
      <text:p text:style-name="P1"/>
      <text:p text:style-name="Standard">Sub charts2()</text:p>
      <text:p text:style-name="Standard">'So erstelle ich derzeit die einzelnen Charts im VBA:</text:p>
      <text:p text:style-name="P1">Charts.Add</text:p>
      <text:p text:style-name="P1">ActiveChart.ChartType = xlColumnClustered</text:p>
      <text:p text:style-name="P1">ActiveChart.SetSourceData Source:=Rng, PlotBy:=xlColumns</text:p>
      <text:p text:style-name="P1">ActiveChart.SeriesCollection(1).XValues = "=" &amp; ChartSheet &amp; "!R3C" &amp; colnum + 1 &amp; ":R" &amp; Bins + 2 &amp; "C" &amp; colnum + 1</text:p>
      <text:p text:style-name="P1">ActiveChart.SeriesCollection(1).Name = "Probability"</text:p>
      <text:p text:style-name="P1">ActiveChart.Location Where:=xlLocationAsObject, Name:=ChartSheet</text:p>
      <text:p text:style-name="P1">ActiveChart.HasTitle = False</text:p>
      <text:p text:style-name="P1">ActiveChart.Axes(xlCategory, xlPrimary).HasTitle = False</text:p>
      <text:p text:style-name="P1">ActiveChart.Axes(xlValue, xlPrimary).HasTitle = True</text:p>
      <text:p text:style-name="P1">ActiveChart.Axes(xlValue, xlPrimary).AxisTitle.Characters.Text = "Probability"</text:p>
      <text:p text:style-name="P1">ActiveChart.Axes(xlValue, xlPrimary).TickLabels.NumberFormat = "0.000"</text:p>
      <text:p text:style-name="P1">ActiveChart.HasLegend = False</text:p>
      <text:p text:style-name="P1">With ActiveChart</text:p>
      <text:p text:style-name="P1"><text:s text:c="4"/>Set srsNew = .SeriesCollection.NewSeries</text:p>
      <text:p text:style-name="P1"><text:s text:c="4"/></text:p>
      <text:p text:style-name="P1"><text:s text:c="4"/>With srsNew</text:p>
      <text:p text:style-name="P1"><text:s text:c="4"/>.Name = "Frequency"</text:p>
      <text:p text:style-name="P1"><text:s text:c="4"/>.Values = "=" &amp; ChartSheet &amp; "!R407C" &amp; colnum + 1 &amp; ":R" &amp; Bins + 406 &amp; "C" &amp; colnum + 1</text:p>
      <text:p text:style-name="P1"><text:s text:c="4"/>If ChartSheet = "ChartsAssum" Then</text:p>
      <text:p text:style-name="P1"><text:s text:c="4"/>.Interior.Color = assumcol</text:p>
      <text:p text:style-name="P1"><text:s text:c="4"/>Else</text:p>
      <text:p text:style-name="P1"><text:s text:c="4"/>.Interior.Color = forecol</text:p>
      <text:p text:style-name="P1"><text:s text:c="4"/>End If</text:p>
      <text:p text:style-name="P1"><text:s text:c="4"/>.Interior.Pattern = xlSolid</text:p>
      <text:p text:style-name="P1"><text:soft-page-break/><text:s text:c="4"/>.AxisGroup = 2</text:p>
      <text:p text:style-name="P1"><text:s text:c="4"/>End With</text:p>
      <text:p text:style-name="P1"><text:s text:c="4"/></text:p>
      <text:p text:style-name="P1"><text:s text:c="4"/>With .ChartGroups(2)</text:p>
      <text:p text:style-name="P1"><text:s text:c="4"/>.Overlap = 100</text:p>
      <text:p text:style-name="P1"><text:s text:c="4"/>.GapWidth = 0</text:p>
      <text:p text:style-name="P1"><text:s text:c="4"/>.HasSeriesLines = False</text:p>
      <text:p text:style-name="P1"><text:s text:c="4"/>.VaryByCategories = False</text:p>
      <text:p text:style-name="P1"><text:s text:c="4"/>End With</text:p>
      <text:p text:style-name="P1"><text:s text:c="4"/></text:p>
      <text:p text:style-name="P1"><text:s text:c="4"/>With .ChartArea</text:p>
      <text:p text:style-name="P1"><text:s text:c="4"/>.Interior.ColorIndex = xlNone</text:p>
      <text:p text:style-name="P1"><text:s text:c="4"/>.Border.Weight = xlThin</text:p>
      <text:p text:style-name="P1"><text:s text:c="4"/>.Border.LineStyle = xlNone</text:p>
      <text:p text:style-name="P1"><text:s text:c="4"/>End With</text:p>
      <text:p text:style-name="P1"><text:s text:c="4"/></text:p>
      <text:p text:style-name="P1"><text:s text:c="4"/>With .Axes(xlCategory)</text:p>
      <text:p text:style-name="P1"><text:s text:c="4"/>.CrossesAt = 1</text:p>
      <text:p text:style-name="P1"><text:s text:c="4"/>.TickLabelSpacing = Int(Bins / 25) + 1</text:p>
      <text:p text:style-name="P1"><text:s text:c="4"/>.TickMarkSpacing = 1</text:p>
      <text:p text:style-name="P1"><text:s text:c="4"/>.AxisBetweenCategories = True</text:p>
      <text:p text:style-name="P1"><text:s text:c="4"/>.ReversePlotOrder = False</text:p>
      <text:p text:style-name="P1"><text:s text:c="8"/>With .TickLabels</text:p>
      <text:p text:style-name="P1"><text:s text:c="8"/>.Alignment = xlCenter</text:p>
      <text:p text:style-name="P1"><text:s text:c="8"/>.Offset = 0</text:p>
      <text:p text:style-name="P1"><text:s text:c="8"/>.ReadingOrder = xlContext</text:p>
      <text:p text:style-name="P1"><text:s text:c="8"/>.Orientation = xlUpward</text:p>
      <text:p text:style-name="P1"><text:s text:c="8"/>If ((arrcharts(11, instance) &gt; 1000) Or (arrcharts(10, instance) &lt; -1000)) Then</text:p>
      <text:p text:style-name="P1"><text:s text:c="8"/>.NumberFormat = "# ##0"</text:p>
      <text:p text:style-name="P1"><text:s text:c="8"/>End If</text:p>
      <text:p text:style-name="P1"><text:s text:c="8"/>End With</text:p>
      <text:p text:style-name="P1"><text:s text:c="4"/>End With</text:p>
      <text:p text:style-name="P1"><text:s text:c="4"/></text:p>
      <text:p text:style-name="P1"><text:s text:c="4"/>With .Axes(xlValue, xlSecondary)</text:p>
      <text:p text:style-name="P1"><text:s text:c="4"/>.HasTitle = True</text:p>
      <text:p text:style-name="P1"><text:s text:c="4"/>.AxisTitle.Characters.Text = "Frequency"</text:p>
      <text:p text:style-name="P1"><text:s text:c="4"/>.Crosses = xlAutomatic</text:p>
      <text:p text:style-name="P1"><text:s text:c="4"/>.ReversePlotOrder = False</text:p>
      <text:p text:style-name="P1"><text:s text:c="4"/>.ScaleType = xlLinear</text:p>
      <text:p text:style-name="P1"><text:s text:c="4"/>.DisplayUnit = xlNone</text:p>
      <text:p text:style-name="P1"><text:s text:c="4"/>End With</text:p>
      <text:p text:style-name="P1"><text:s text:c="4"/></text:p>
      <text:p text:style-name="P1"><text:s text:c="4"/>.PlotArea.Interior.ColorIndex = 2</text:p>
      <text:p text:style-name="P1"/>
      <text:p text:style-name="P1">Set srsNew = .SeriesCollection.NewSeries</text:p>
      <text:p text:style-name="P1"/>
      <text:p text:style-name="P1"><text:s text:c="4"/>With srsNew</text:p>
      <text:p text:style-name="P1"><text:s text:c="8"/>.Name = "=""Left Wing"""</text:p>
      <text:p text:style-name="P1"><text:s text:c="8"/>.Values = "=" &amp; ChartSheet &amp; "!R306C" &amp; colnum + 1 &amp; ":R" &amp; Bins + 305 &amp; "C" &amp; colnum + 1</text:p>
      <text:p text:style-name="P1"><text:s text:c="8"/>.AxisGroup = 2</text:p>
      <text:p text:style-name="P1"><text:s text:c="8"/>.Shadow = False</text:p>
      <text:p text:style-name="P1"><text:s text:c="8"/>.InvertIfNegative = False</text:p>
      <text:p text:style-name="P1"><text:s text:c="8"/></text:p>
      <text:p text:style-name="P1"><text:soft-page-break/><text:s text:c="8"/>With .Interior</text:p>
      <text:p text:style-name="P1"><text:s text:c="8"/>If ChartSheet = "ChartsAssum" Then</text:p>
      <text:p text:style-name="P1"><text:s text:c="8"/>.Color = assumleftcol</text:p>
      <text:p text:style-name="P1"><text:s text:c="8"/>Else</text:p>
      <text:p text:style-name="P1"><text:s text:c="8"/>.Color = foreleftcol</text:p>
      <text:p text:style-name="P1"><text:s text:c="8"/>End If</text:p>
      <text:p text:style-name="P1"><text:s text:c="8"/>.Pattern = xlSolid</text:p>
      <text:p text:style-name="P1"><text:s text:c="8"/>End With</text:p>
      <text:p text:style-name="P1"><text:s text:c="8"/></text:p>
      <text:p text:style-name="P1"><text:s text:c="8"/>With .Border</text:p>
      <text:p text:style-name="P1"><text:s text:c="8"/>.Weight = xlThin</text:p>
      <text:p text:style-name="P1"><text:s text:c="8"/>.LineStyle = xlAutomatic</text:p>
      <text:p text:style-name="P1"><text:s text:c="8"/>End With</text:p>
      <text:p text:style-name="P1"><text:s text:c="8"/></text:p>
      <text:p text:style-name="P1"><text:s text:c="4"/>End With</text:p>
      <text:p text:style-name="P1"/>
      <text:p text:style-name="P1"><text:s text:c="4"/>Set srsNew = .SeriesCollection.NewSeries</text:p>
      <text:p text:style-name="P1"><text:s text:c="4"/></text:p>
      <text:p text:style-name="P1"><text:s text:c="4"/>With srsNew</text:p>
      <text:p text:style-name="P1"><text:s text:c="4"/>.Name = "=""Right Wing"""</text:p>
      <text:p text:style-name="P1"><text:s text:c="4"/>.Values = "=" &amp; ChartSheet &amp; "!R508C" &amp; colnum + 1 &amp; ":R" &amp; Bins + 507 &amp; "C" &amp; colnum + 1</text:p>
      <text:p text:style-name="P1"><text:s text:c="4"/>.AxisGroup = 2</text:p>
      <text:p text:style-name="P1"><text:s text:c="4"/>.Shadow = False</text:p>
      <text:p text:style-name="P1"><text:s text:c="4"/>.InvertIfNegative = False</text:p>
      <text:p text:style-name="P1"><text:s text:c="4"/></text:p>
      <text:p text:style-name="P1"><text:s text:c="8"/>With .Interior</text:p>
      <text:p text:style-name="P1"><text:s text:c="8"/>If ChartSheet = "ChartsAssum" Then</text:p>
      <text:p text:style-name="P1"><text:s text:c="8"/>.Color = assumrightcol</text:p>
      <text:p text:style-name="P1"><text:s text:c="8"/>Else</text:p>
      <text:p text:style-name="P1"><text:s text:c="8"/>.Color = forerightcol</text:p>
      <text:p text:style-name="P1"><text:s text:c="8"/>End If</text:p>
      <text:p text:style-name="P1"><text:s text:c="8"/>.Pattern = xlSolid</text:p>
      <text:p text:style-name="P1"><text:s text:c="8"/>End With</text:p>
      <text:p text:style-name="P1"><text:s text:c="8"/></text:p>
      <text:p text:style-name="P1"><text:s text:c="8"/>With .Border</text:p>
      <text:p text:style-name="P1"><text:s text:c="8"/>.Weight = xlThin</text:p>
      <text:p text:style-name="P1"><text:s text:c="8"/>.LineStyle = xlAutomatic</text:p>
      <text:p text:style-name="P1"><text:s text:c="8"/>End With</text:p>
      <text:p text:style-name="P1"><text:s text:c="4"/></text:p>
      <text:p text:style-name="P1"><text:s text:c="4"/>End With</text:p>
      <text:p text:style-name="P1"><text:s text:c="4"/></text:p>
      <text:p text:style-name="P1"><text:s text:c="4"/>.Axes(xlValue, xlPrimary).MinorUnit = .Axes(xlValue, xlSecondary).MinorUnit / TrialRun</text:p>
      <text:p text:style-name="P1"><text:s text:c="4"/>'.Axes(xlValue, xlPrimary).MajorUnit = .Axes(xlValue, xlSecondary).MajorUnit / TrialRun</text:p>
      <text:p text:style-name="P1"><text:s text:c="4"/>.Axes(xlValue, xlSecondary).MajorUnitIsAuto = False</text:p>
      <text:p text:style-name="P1"><text:s text:c="4"/>.Axes(xlValue, xlSecondary).MinorUnitIsAuto = False</text:p>
      <text:p text:style-name="P1"><text:s text:c="4"/>.Axes(xlValue, xlPrimary).MinimumScaleIsAuto = False</text:p>
      <text:p text:style-name="P1"><text:s text:c="4"/>.Axes(xlValue, xlPrimary).MaximumScaleIsAuto = False</text:p>
      <text:p text:style-name="P1"><text:s text:c="4"/>.Axes(xlValue, xlSecondary).MinimumScaleIsAuto = False</text:p>
      <text:p text:style-name="P1"><text:s text:c="4"/>.Axes(xlValue, xlPrimary).MinimumScale = 0</text:p>
      <text:p text:style-name="P1"><text:s text:c="4"/>.Axes(xlValue, xlSecondary).MinimumScale = 0</text:p>
      <text:p text:style-name="P1"><text:s text:c="4"/>ValueMax = .Axes(xlValue, xlSecondary).MaximumScale</text:p>
      <text:p text:style-name="P1"><text:s text:c="4"/>.Axes(xlValue, xlPrimary).MaximumScale = ValueMax / TrialRun</text:p>
      <text:p text:style-name="Standard">End With</text:p>
      <text:p text:style-name="Standard"><text:soft-page-break/></text:p>
      <text:p text:style-name="Standard">'wobei das Problem mit dem Stapelspeicher erst auftritt wenn ich in jedes der Charts noch folgende Serie hinzufüge (davon gibt es 2).</text:p>
      <text:p text:style-name="P1">With Workbooks(chbk).Worksheets(chsh).ChartObjects("Chart " &amp; charnum).Chart</text:p>
      <text:p text:style-name="P1"><text:s text:c="4"/>Set srsNew = .SeriesCollection.NewSeries</text:p>
      <text:p text:style-name="P1"><text:s text:c="4"/></text:p>
      <text:p text:style-name="P1"><text:s text:c="4"/>With srsNew</text:p>
      <text:p text:style-name="P1"><text:s text:c="8"/>.Name = "=""Mean"""</text:p>
      <text:p text:style-name="P1"><text:s text:c="8"/>.ChartType = xlXYScatter</text:p>
      <text:p text:style-name="P1"><text:s text:c="8"/>.MarkerBackgroundColorIndex = xlAutomatic</text:p>
      <text:p text:style-name="P1"><text:s text:c="8"/>.MarkerForegroundColorIndex = xlAutomatic</text:p>
      <text:p text:style-name="P1"><text:s text:c="8"/>.MarkerStyle = xlNone</text:p>
      <text:p text:style-name="P1"><text:s text:c="8"/>.Smooth = False</text:p>
      <text:p text:style-name="P1"><text:s text:c="8"/>.MarkerSize = 5</text:p>
      <text:p text:style-name="P1"><text:s text:c="8"/>.Shadow = False</text:p>
      <text:p text:style-name="P1"><text:s text:c="8"/>.ErrorBar Direction:=xlY, Include:=xlMinusValues, Type:=xlPercent, Amount:=100</text:p>
      <text:p text:style-name="P1"><text:s text:c="8"/>.ApplyDataLabels AutoText:=True, LegendKey:= _</text:p>
      <text:p text:style-name="P1"><text:s text:c="8"/>False, ShowSeriesName:=True, ShowCategoryName:=False, ShowValue:=False, _</text:p>
      <text:p text:style-name="P1"><text:s text:c="8"/>ShowPercentage:=False, ShowBubbleSize:=False, Separator:="" &amp; Chr(10) &amp; ""</text:p>
      <text:p text:style-name="P1"><text:s text:c="8"/></text:p>
      <text:p text:style-name="P1"><text:s text:c="8"/>With .ErrorBars.Border</text:p>
      <text:p text:style-name="P1"><text:s text:c="8"/>.LineStyle = xlContinuous</text:p>
      <text:p text:style-name="P1"><text:s text:c="8"/>.ColorIndex = Color</text:p>
      <text:p text:style-name="P1"><text:s text:c="8"/>.Weight = xlMedium</text:p>
      <text:p text:style-name="P1"><text:s text:c="8"/>End With</text:p>
      <text:p text:style-name="P1"><text:s text:c="8"/></text:p>
      <text:p text:style-name="P1"><text:s text:c="8"/>.ErrorBars.EndStyle = xlNoCap</text:p>
      <text:p text:style-name="P1"><text:s text:c="8"/>.XValues = MeanPos</text:p>
      <text:p text:style-name="P1"><text:s text:c="8"/>.Values = Workbooks(chbk).Worksheets(chsh).ChartObjects("Chart " &amp; charnum).Chart.Axes(xlValue, xlPrimary).MaximumScale</text:p>
      <text:p text:style-name="P1"><text:s text:c="8"/></text:p>
      <text:p text:style-name="P1"><text:s text:c="8"/>With .DataLabels</text:p>
      <text:p text:style-name="P1"><text:s text:c="12"/>.AutoScaleFont = True</text:p>
      <text:p text:style-name="P1"><text:s text:c="12"/></text:p>
      <text:p text:style-name="P1"><text:s text:c="12"/>With .Font</text:p>
      <text:p text:style-name="P1"><text:s text:c="12"/>.Name = "Arial"</text:p>
      <text:p text:style-name="P1"><text:s text:c="12"/>.FontStyle = "Fett"</text:p>
      <text:p text:style-name="P1"><text:s text:c="12"/>.Size = 8.5</text:p>
      <text:p text:style-name="P1"><text:s text:c="12"/>.Strikethrough = False</text:p>
      <text:p text:style-name="P1"><text:s text:c="12"/>.Superscript = False</text:p>
      <text:p text:style-name="P1"><text:s text:c="12"/>.Subscript = False</text:p>
      <text:p text:style-name="P1"><text:s text:c="12"/>.OutlineFont = False</text:p>
      <text:p text:style-name="P1"><text:s text:c="12"/>.Shadow = False</text:p>
      <text:p text:style-name="P1"><text:s text:c="12"/>.Underline = xlUnderlineStyleNone</text:p>
      <text:p text:style-name="P1"><text:s text:c="12"/>.ColorIndex = Color</text:p>
      <text:p text:style-name="P1"><text:s text:c="12"/>.Background = xlAutomatic</text:p>
      <text:p text:style-name="P1"><text:s text:c="12"/>End With</text:p>
      <text:p text:style-name="P1"><text:s text:c="12"/></text:p>
      <text:p text:style-name="P1"><text:s text:c="12"/>With .Interior</text:p>
      <text:p text:style-name="P1"><text:s text:c="12"/>.ColorIndex = 2</text:p>
      <text:p text:style-name="P1"><text:s text:c="12"/>.PatternColorIndex = 2</text:p>
      <text:p text:style-name="P1"><text:s text:c="12"/>.Pattern = xlSolid</text:p>
      <text:p text:style-name="P1"><text:s text:c="12"/>End With</text:p>
      <text:p text:style-name="P1"><text:soft-page-break/><text:s text:c="12"/></text:p>
      <text:p text:style-name="P1"><text:s text:c="12"/>With .Border</text:p>
      <text:p text:style-name="P1"><text:s text:c="12"/>.Weight = xlThin</text:p>
      <text:p text:style-name="P1"><text:s text:c="12"/>.LineStyle = xlSolid</text:p>
      <text:p text:style-name="P1"><text:s text:c="12"/>End With</text:p>
      <text:p text:style-name="P1"><text:s text:c="12"/></text:p>
      <text:p text:style-name="P1"><text:s text:c="12"/>.HorizontalAlignment = xlCenter</text:p>
      <text:p text:style-name="P1"><text:s text:c="12"/>.VerticalAlignment = xlCenter</text:p>
      <text:p text:style-name="P1"><text:s text:c="12"/>.ReadingOrder = xlContext</text:p>
      <text:p text:style-name="P1"><text:s text:c="12"/>.Position = LabelPos</text:p>
      <text:p text:style-name="P1"><text:s text:c="12"/>.Orientation = xlHorizontal</text:p>
      <text:p text:style-name="P1"><text:s text:c="12"/></text:p>
      <text:p text:style-name="P1"><text:s text:c="8"/>End With</text:p>
      <text:p text:style-name="P1"><text:s text:c="4"/>End With</text:p>
      <text:p text:style-name="P1">End With</text:p>
      <text:p text:style-name="P1"/>
      <text:p text:style-name="P1"/>
      <text:p text:style-name="P1">End Sub</text:p>
      <text:p text:style-name="P1"/>
      <text:p text:style-name="P1"/>
      <text:p text:style-name="P1"/>
      <text:p text:style-name="P1">'With ActiveSheet.ChartObjects(1).Chart</text:p>
      <text:p text:style-name="P1">' <text:s/>Do</text:p>
      <text:p text:style-name="P1">' <text:s text:c="3"/>.SeriesCollection.NewSeries</text:p>
      <text:p text:style-name="P1">' <text:s text:c="3"/>.SeriesCollection(I).Name = sh.Range(sh.Cells(Z, 1), sh.Cells(Z, 1))</text:p>
      <text:p text:style-name="P1">' <text:s text:c="3"/>.SeriesCollection(I).XValues = sh.Range(sh.Cells(Z, 1), sh.Cells(Z, 1))</text:p>
      <text:p text:style-name="P1">' <text:s text:c="3"/>.SeriesCollection(I).Values = sh.Range(sh.Cells(Z, 2), sh.Cells(Z, 2))</text:p>
      <text:p text:style-name="P1">' <text:s text:c="3"/>.SeriesCollection(I).BubbleSizes = "=Tabelle1!R" &amp; Z &amp; "C3" &amp; ":R" &amp; Z &amp; "C3"</text:p>
      <text:p text:style-name="P1">' <text:s text:c="3"/>.SeriesCollection(I).ChartType = xlBubble3DEffect</text:p>
      <text:p text:style-name="P1">' <text:s text:c="3"/>Z = Z + 1</text:p>
      <text:p text:style-name="P1">' <text:s text:c="3"/>I = I + 1</text:p>
      <text:p text:style-name="P1">' <text:s/>Loop Until sh.Cells(Z, 1) = ""</text:p>
      <text:p text:style-name="P1">'End With</text:p>
      <text:p text:style-name="P1"/>
      <text:p text:style-name="P1"/>
      <text:p text:style-name="P1">'Sub BubbleChart()</text:p>
      <text:p text:style-name="P1">' <text:s text:c="5"/>'define variables for workbook, chart, and chart series</text:p>
      <text:p text:style-name="P1">' <text:s text:c="5"/>MyBook = ActiveWorkbook.Name</text:p>
      <text:p text:style-name="P1">' <text:s text:c="5"/>myChart = ActiveChart.Name</text:p>
      <text:p text:style-name="P1">' <text:s text:c="5"/>MySeries = ActiveChart.SeriesCollection(1).Formula</text:p>
      <text:p text:style-name="P1">'</text:p>
      <text:p text:style-name="P1">' <text:s text:c="5"/>'define variables for worksheet and chart series reference</text:p>
      <text:p text:style-name="P1">' <text:s text:c="5"/>StartVal = InStr(InStr(1, MySeries, "(") + 1, MySeries, ",") + 1</text:p>
      <text:p text:style-name="P1">' <text:s text:c="5"/>EndSheetVal = InStr(StartVal, MySeries, "!")</text:p>
      <text:p text:style-name="P1">' <text:s text:c="5"/>mysheet = Mid(MySeries, StartVal, EndSheetVal - StartVal)</text:p>
      <text:p text:style-name="P1">' <text:s text:c="5"/>EndVal = InStr(StartVal, MySeries, ",")</text:p>
      <text:p text:style-name="P1">' <text:s text:c="5"/>mysource = Mid(MySeries, StartVal, EndVal - StartVal)</text:p>
      <text:p text:style-name="P1">'</text:p>
      <text:p text:style-name="P1">' <text:s text:c="5"/>If InStr(mysheet, "'") Then <text:s text:c="19"/>'strip out apostrophe</text:p>
      <text:p text:style-name="P1">' <text:s text:c="8"/>mysheet = Mid(mysheet, 2, Len(mysheet) - 2) 'if sheet name has a</text:p>
      <text:p text:style-name="P1">' <text:s text:c="5"/>End If <text:s text:c="40"/>'space</text:p>
      <text:p text:style-name="P1">'</text:p>
      <text:p text:style-name="P1">' <text:s text:c="5"/>'begin loop to add data labels to chart</text:p>
      <text:p text:style-name="P1"><text:soft-page-break/>' <text:s text:c="5"/>Counter = 1</text:p>
      <text:p text:style-name="P1">' <text:s text:c="5"/>For Each xItem In Range(mysource)</text:p>
      <text:p text:style-name="P1">' <text:s text:c="8"/>xLabel = xItem.Offset(0, -1).Value</text:p>
      <text:p text:style-name="P1">' <text:s text:c="8"/>ActiveChart.SeriesCollection(1).Points(Counter).HasDataLabel _</text:p>
      <text:p text:style-name="P1">' <text:s text:c="11"/>= True</text:p>
      <text:p text:style-name="P1">' <text:s text:c="8"/>ActiveChart.SeriesCollection(1).Points(Counter).DataLabel.Text _</text:p>
      <text:p text:style-name="P1">' <text:s text:c="11"/>= xLabel</text:p>
      <text:p text:style-name="P1">' <text:s text:c="8"/>Counter = Counter + 1</text:p>
      <text:p text:style-name="P1">' <text:s text:c="5"/>Next xItem</text:p>
      <text:p text:style-name="P1">'</text:p>
      <text:p text:style-name="P1">' <text:s text:c="5"/>'create oval on worksheet (used for chart bubbles)</text:p>
      <text:p text:style-name="P1">' <text:s text:c="5"/>Workbooks(MyBook).Sheets(mysheet).Activate</text:p>
      <text:p text:style-name="P1">' <text:s text:c="5"/>ActiveSheet.Ovals.Add(335.25, 12.75, 52.5, 52.5).Select</text:p>
      <text:p text:style-name="P1">' <text:s text:c="5"/>Application.ScreenUpdating = False</text:p>
      <text:p text:style-name="P1">' <text:s text:c="5"/>MyOval = ActiveSheet.DrawingObjects.Name</text:p>
      <text:p text:style-name="P1">'</text:p>
      <text:p text:style-name="P1">' <text:s text:c="5"/>'get values from worksheet to compute bubble sizes</text:p>
      <text:p text:style-name="P1">' <text:s text:c="5"/>Set MyBubbleRange = Range(mysource).Offset(0, 3)</text:p>
      <text:p text:style-name="P1">'</text:p>
      <text:p text:style-name="P1">' <text:s text:c="5"/>'begin loop to compute bubble size and add to chart data point</text:p>
      <text:p text:style-name="P1">' <text:s text:c="5"/>For Counter = 1 To MyBubbleRange.Count</text:p>
      <text:p text:style-name="P1">' <text:s text:c="8"/>BubbleValue = MyBubbleRange(Counter) * 50</text:p>
      <text:p text:style-name="P1">' <text:s text:c="8"/>ActiveSheet.DrawingObjects(MyOval).Select</text:p>
      <text:p text:style-name="P1">' <text:s text:c="8"/>With Selection</text:p>
      <text:p text:style-name="P1">' <text:s text:c="11"/>.Width = BubbleValue</text:p>
      <text:p text:style-name="P1">' <text:s text:c="11"/>.Height = BubbleValue</text:p>
      <text:p text:style-name="P1">' <text:s text:c="8"/>End With</text:p>
      <text:p text:style-name="P1">' <text:s text:c="8"/>Selection.Copy</text:p>
      <text:p text:style-name="P1">' <text:s text:c="8"/>Workbooks(MyBook).Sheets(myChart).Activate</text:p>
      <text:p text:style-name="P1">' <text:s text:c="8"/>ActiveChart.SeriesCollection(1).Points(Counter).Select</text:p>
      <text:p text:style-name="P1">' <text:s text:c="8"/>Selection.Paste</text:p>
      <text:p text:style-name="P1">'</text:p>
      <text:p text:style-name="P1">' <text:s text:c="8"/>'select worksheet</text:p>
      <text:p text:style-name="P1">' <text:s text:c="8"/>MyBubbleRange.Parent.Activate</text:p>
      <text:p text:style-name="P1">' <text:s text:c="5"/>Next Counter</text:p>
      <text:p text:style-name="P1">'</text:p>
      <text:p text:style-name="P1">' <text:s text:c="5"/>'activate chartsheet</text:p>
      <text:p text:style-name="P1">' <text:s text:c="5"/>ActiveWorkbook.Sheets(myChart).Activate</text:p>
      <text:p text:style-name="P1">'</text:p>
      <text:p text:style-name="P1">' <text:s text:c="5"/>'remove oval from worksheet</text:p>
      <text:p text:style-name="P1">' <text:s text:c="5"/>ActiveWorkbook.Sheets(mysheet).DrawingObjects(MyOval).Delete</text:p>
      <text:p text:style-name="P1">' <text:s text:c="2"/>End Sub</text:p>
      <text:p text:style-name="P1"><text:s text:c="3"/></text:p>
      <text:p text:style-name="P1">'1.In a new worksheet in Microsoft Excel, enter the following values:</text:p>
      <text:p text:style-name="P1">' <text:s text:c="5"/>A1: <text:s text:c="7"/>B1: Gross Revenues <text:s/>C1: Net Income <text:s/>D1: # of Plants</text:p>
      <text:p text:style-name="P1">' <text:s text:c="5"/>A2: East <text:s text:c="2"/>B2: 831191 <text:s text:c="9"/>C2: 35427 <text:s text:c="6"/>D2: 26</text:p>
      <text:p text:style-name="P1">' <text:s text:c="5"/>A3: West <text:s text:c="2"/>B3: 622199 <text:s text:c="9"/>C3: 54263 <text:s text:c="6"/>D3: 13</text:p>
      <text:p text:style-name="P1">' <text:s text:c="5"/>A4: North <text:s/>B4: 153794 <text:s text:c="9"/>C4: 80881 <text:s text:c="6"/>D4: 40</text:p>
      <text:p text:style-name="P1">' <text:s text:c="5"/>A5: South <text:s/>B5: 711327 <text:s text:c="9"/>C5: 33872 <text:s text:c="6"/>D5: 35</text:p>
      <text:p text:style-name="P1">' <text:s text:c="23"/>2.Select the range B1:C5. From the Insert menu, choose Chart, As New Sheet. In the chart wizard choose the following:</text:p>
      <text:p text:style-name="P1">'</text:p>
      <text:p text:style-name="P1">'</text:p>
      <text:p text:style-name="P1"><text:soft-page-break/>'•Step 2: Choose XY(Scatter)</text:p>
      <text:p text:style-name="P1">'•Step 3: choose Type 1</text:p>
      <text:p text:style-name="P1">'•Step 4: choose Data Series in Columns; Use first 1 column(s) for X data; Use first 1 row(s) for legend text.</text:p>
      <text:p text:style-name="P1">'•Step 5: choose No for Add a legend; enter titles is optional.</text:p>
      <text:p text:style-name="P1">'3.Activate the worksheet and type the following formula in cell E2:</text:p>
      <text:p text:style-name="P1">'=D2/MAX($D$2:$D$5) 4.Select cells E2:E5 and click Fill Down on the Edit menu. This formula calculates the number of plants for each region relative to the total number of plants in all four regions.</text:p>
      <text:p text:style-name="P1">'5.Select the chart sheet and run the macro. Click Macro on the Tools menu, click BubbleChart, and click Run.</text:p>
      <text:p text:style-name="P1"/>
      <text:p text:style-name="P1">'Option Explicit</text:p>
      <text:p text:style-name="P1">'</text:p>
      <text:p text:style-name="P1">'Public Sub Blasendiagramm()</text:p>
      <text:p text:style-name="P1">'Dim s%, i%, sh As Worksheet</text:p>
      <text:p text:style-name="P1">'Set sh = Sheets("erg")</text:p>
      <text:p text:style-name="P1">'s = 1: i = 1</text:p>
      <text:p text:style-name="P1">'</text:p>
      <text:p text:style-name="P1">'Application.ScreenUpdating = False</text:p>
      <text:p text:style-name="P1">'Charts.Add</text:p>
      <text:p text:style-name="P1">'ActiveChart.Location Where:=xlLocationAsObject, Name:="erg"</text:p>
      <text:p text:style-name="P1">'</text:p>
      <text:p text:style-name="P1">'With ActiveSheet.ChartObjects(1).Chart</text:p>
      <text:p text:style-name="P1">' <text:s/>Do</text:p>
      <text:p text:style-name="P1">' <text:s text:c="3"/>.SeriesCollection.NewSeries</text:p>
      <text:p text:style-name="P1">' <text:s text:c="3"/>.SeriesCollection(i).Name = sh.Range(sh.Cells(3, s), sh.Cells(3, s))</text:p>
      <text:p text:style-name="P1">' <text:s text:c="3"/>.SeriesCollection(i).XValues = sh.Range(sh.Cells(18, s), sh.Cells(20, s))</text:p>
      <text:p text:style-name="P1">' <text:s text:c="3"/>.SeriesCollection(i).Values = sh.Range(sh.Cells(4, 2), sh.Cells(6, 2))</text:p>
      <text:p text:style-name="P1">' <text:s text:c="3"/>.SeriesCollection(i).BubbleSizes = "=erg!R4C" &amp; s &amp; ":R6C" &amp; s</text:p>
      <text:p text:style-name="P1">' <text:s text:c="3"/>If i &gt; 1 Then .SeriesCollection(i).ChartType = xlBubble3DEffect</text:p>
      <text:p text:style-name="P1">' <text:s text:c="3"/>s = s + 1</text:p>
      <text:p text:style-name="P1">' <text:s text:c="3"/>i = i + 1</text:p>
      <text:p text:style-name="P1">' <text:s/>Loop Until sh.Cells(3, s) = ""</text:p>
      <text:p text:style-name="P1">'</text:p>
      <text:p text:style-name="P1">' <text:s text:c="3"/>.ChartArea.Interior.ColorIndex = 15</text:p>
      <text:p text:style-name="P1">' <text:s text:c="3"/>.PlotArea.Interior.ColorIndex = 2</text:p>
      <text:p text:style-name="P1">' <text:s text:c="3"/>.SeriesCollection(5).Interior.ColorIndex = 43</text:p>
      <text:p text:style-name="P1">' <text:s text:c="3"/>.SeriesCollection(9).Interior.ColorIndex = 33</text:p>
      <text:p text:style-name="P1">'</text:p>
      <text:p text:style-name="P1">' <text:s text:c="3"/>With .Legend.LegendEntries(1).LegendKey</text:p>
      <text:p text:style-name="P1">' <text:s text:c="6"/>.Delete</text:p>
      <text:p text:style-name="P1">' <text:s text:c="6"/>.Delete</text:p>
      <text:p text:style-name="P1">' <text:s text:c="3"/>End With</text:p>
      <text:p text:style-name="P1">' <text:s text:c="3"/>.Axes(xlCategory).MinimumScale = 0</text:p>
      <text:p text:style-name="P1">' <text:s text:c="3"/>.Axes(xlValue).MinimumScale = 0</text:p>
      <text:p text:style-name="P1">'End With</text:p>
      <text:p text:style-name="P1">'</text:p>
      <text:p text:style-name="P1">'ActiveSheet.[b4:l15].Copy ActiveSheet.[b4]</text:p>
      <text:p text:style-name="P1">'With Application</text:p>
      <text:p text:style-name="P1">' <text:s/>.SendKeys "{esc}"</text:p>
      <text:p text:style-name="P1">' <text:s/>.ScreenUpdating = True</text:p>
      <text:p text:style-name="P1">'End With</text:p>
      <text:p text:style-name="P1"><text:soft-page-break/>'</text:p>
      <text:p text:style-name="P1">'End Sub</text:p>
      <text:p text:style-name="P1"/>
      <text:p text:style-name="P1">'Function z_GetChartName(Sh_chart As String, Optional ChartTitle As String)</text:p>
      <text:p text:style-name="P1">' <text:s text:c="3"/>Sheets(Sh_chart).Activate</text:p>
      <text:p text:style-name="P1">' <text:s text:c="3"/>Cells(1, 1).Activate</text:p>
      <text:p text:style-name="P1">' <text:s text:c="3"/>Dim myChart As Excel.Chart</text:p>
      <text:p text:style-name="P1">' <text:s text:c="3"/>Dim N As Integer: N = 1</text:p>
      <text:p text:style-name="P1">' <text:s text:c="3"/>Dim nofCharts As Integer</text:p>
      <text:p text:style-name="P1">' <text:s text:c="3"/>nofCharts = Sheets(Sh_chart).ChartObjects.Count</text:p>
      <text:p text:style-name="P1">' <text:s text:c="3"/>If nofCharts = 1 Then</text:p>
      <text:p text:style-name="P1">' <text:s text:c="7"/>Sheets(Sh_chart).ChartObjects(N).Activate</text:p>
      <text:p text:style-name="P1">' <text:s text:c="7"/>Set myChart = ActiveChart</text:p>
      <text:p text:style-name="P1">' <text:s text:c="7"/>ChartName = Split(myChart.Name, " ")</text:p>
      <text:p text:style-name="P1">' <text:s text:c="7"/>ChartName = ChartName(1) &amp; " " &amp; ChartName(2)</text:p>
      <text:p text:style-name="P1">' <text:s text:c="7"/>ChartObjectName = Sheets(Sh_chart).ChartObjects(N).Name</text:p>
      <text:p text:style-name="P1">' <text:s text:c="3"/>Else</text:p>
      <text:p text:style-name="P1">' <text:s text:c="7"/>For N = 1 To nofCharts</text:p>
      <text:p text:style-name="P1">' <text:s text:c="11"/>Sheets(Sh_chart).ChartObjects(N).Visible = True</text:p>
      <text:p text:style-name="P1">' <text:s text:c="11"/>Sheets(Sh_chart).ChartObjects(N).Activate</text:p>
      <text:p text:style-name="P1">' <text:s text:c="11"/>If ActiveChart.HasTitle = True And ChartTitle &lt;&gt; Empty Then</text:p>
      <text:p text:style-name="P1">' <text:s text:c="15"/>If ActiveChart.ChartTitle.Text = ChartTitle Then</text:p>
      <text:p text:style-name="P1">' <text:s text:c="19"/>Set myChart = ActiveChart</text:p>
      <text:p text:style-name="P1">' <text:s text:c="19"/>ChartName = Split(myChart.Name, " ")</text:p>
      <text:p text:style-name="P1">' <text:s text:c="19"/>ChartName = ChartName(1) &amp; " " &amp; ChartName(2)</text:p>
      <text:p text:style-name="P1">' <text:s text:c="19"/>ChartObjectName = Sheets(Sh_chart).ChartObjects(N).Name</text:p>
      <text:p text:style-name="P1">' <text:s text:c="15"/>End If</text:p>
      <text:p text:style-name="P1">' <text:s text:c="11"/>ElseIf ActiveChart.HasTitle = False And ChartTitle &lt;&gt; Empty Then</text:p>
      <text:p text:style-name="P1">' <text:s text:c="15"/>ActiveChart.HasTitle = True</text:p>
      <text:p text:style-name="P1">' <text:s text:c="15"/>If ActiveChart.ChartTitle.Text = ChartTitle Then</text:p>
      <text:p text:style-name="P1">' <text:s text:c="19"/>Set myChart = ActiveChart</text:p>
      <text:p text:style-name="P1">' <text:s text:c="19"/>ChartName = Split(myChart.Name, " ")</text:p>
      <text:p text:style-name="P1">' <text:s text:c="19"/>ChartName = ChartName(1) &amp; " " &amp; ChartName(2)</text:p>
      <text:p text:style-name="P1">' <text:s text:c="19"/>ChartObjectName = Sheets(Sh_chart).ChartObjects(N).Name</text:p>
      <text:p text:style-name="P1">' <text:s text:c="15"/>End If</text:p>
      <text:p text:style-name="P1">' <text:s text:c="15"/>ActiveChart.HasTitle = False</text:p>
      <text:p text:style-name="P1">' <text:s text:c="11"/>ElseIf ActiveChart.HasTitle = True And ChartTitle = Empty Then</text:p>
      <text:p text:style-name="P1">' <text:s text:c="15"/>Set myChart = ActiveChart</text:p>
      <text:p text:style-name="P1">' <text:s text:c="15"/>Dim myChartObject As ChartObject</text:p>
      <text:p text:style-name="P1">' <text:s text:c="15"/>Set myChartObject = myChart.Parent</text:p>
      <text:p text:style-name="P1">' <text:s text:c="15"/>ChartName = Split(myChart.Name, " ")</text:p>
      <text:p text:style-name="P1">' <text:s text:c="15"/>ChartName = ChartName(1) &amp; " " &amp; ChartName(2)</text:p>
      <text:p text:style-name="P1">' <text:s text:c="15"/>ChartObjectName = myChartObject.Name</text:p>
      <text:p text:style-name="P1">' <text:s text:c="11"/>ElseIf ActiveChart.HasTitle = False And ChartTitle = Empty Then</text:p>
      <text:p text:style-name="P1">'</text:p>
      <text:p text:style-name="P1">' <text:s text:c="11"/>Else</text:p>
      <text:p text:style-name="P1">'</text:p>
      <text:p text:style-name="P1">' <text:s text:c="11"/>End If</text:p>
      <text:p text:style-name="P1">' <text:s text:c="7"/>Next</text:p>
      <text:p text:style-name="P1">'' <text:s text:c="7"/>For Each Chart_ In ActiveSheet.ChartObjects</text:p>
      <text:p text:style-name="P1">'' <text:s text:c="11"/>Chart_.Activate</text:p>
      <text:p text:style-name="P1">'' <text:s text:c="11"/>If ActiveChart.HasTitle = True And ChartTitle &lt;&gt; Empty Then</text:p>
      <text:p text:style-name="P1">'' <text:s text:c="15"/>If ActiveChart.ChartTitle.Text = ChartTitle Then</text:p>
      <text:p text:style-name="P1"><text:soft-page-break/>'' <text:s text:c="19"/>Set myChart = ActiveChart</text:p>
      <text:p text:style-name="P1">'' <text:s text:c="15"/>End If</text:p>
      <text:p text:style-name="P1">'' <text:s text:c="11"/>ElseIf ActiveChart.HasTitle = False And ChartTitle &lt;&gt; Empty Then</text:p>
      <text:p text:style-name="P1">'' <text:s text:c="15"/>ActiveChart.HasTitle = True</text:p>
      <text:p text:style-name="P1">'' <text:s text:c="15"/>If ActiveChart.ChartTitle.Text = ChartTitle Then</text:p>
      <text:p text:style-name="P1">'' <text:s text:c="19"/>Set myChart = ActiveChart</text:p>
      <text:p text:style-name="P1">'' <text:s text:c="15"/>End If</text:p>
      <text:p text:style-name="P1">'' <text:s text:c="15"/>ActiveChart.HasTitle = False</text:p>
      <text:p text:style-name="P1">'' <text:s text:c="11"/>Else</text:p>
      <text:p text:style-name="P1">'' <text:s text:c="11"/>End If</text:p>
      <text:p text:style-name="P1">'' <text:s text:c="7"/>Next</text:p>
      <text:p text:style-name="P1">' <text:s text:c="3"/>End If</text:p>
      <text:p text:style-name="P1"/>
      <text:p text:style-name="P1"/>
      <text:p text:style-name="P1">Private Sub m_GetChartValues()</text:p>
      <text:p text:style-name="P1"/>
      <text:p text:style-name="P1">End Sub</text:p>
      <text:p text:style-name="P1"/>
      <text:p text:style-name="P1">Private Function z_GetChartValues()</text:p>
      <text:p text:style-name="P1"/>
      <text:p text:style-name="P1">'This macro will retrieve the source data from a chart in excel</text:p>
      <text:p text:style-name="P1">'This works for charts where the source data has been lost or</text:p>
      <text:p text:style-name="P1">'damaged.</text:p>
      <text:p text:style-name="P1">'Simply select the chart and run the macro - make sure to create a</text:p>
      <text:p text:style-name="P1">'separate worksheet titled "ChartData" first though.</text:p>
      <text:p text:style-name="P1">'</text:p>
      <text:p text:style-name="P1"><text:s text:c="3"/>Dim NumberOfRows As Integer</text:p>
      <text:p text:style-name="P1"><text:s text:c="3"/>Dim X As Object</text:p>
      <text:p text:style-name="P1"><text:s text:c="3"/>Counter = 2</text:p>
      <text:p text:style-name="P1"><text:s text:c="3"/>NumberOfRows = UBound(ActiveChart.SeriesCollection(1).Values)</text:p>
      <text:p text:style-name="P1"><text:s text:c="3"/>Worksheets("ChartData").Cells(1, 1) = "X Values"</text:p>
      <text:p text:style-name="P1"><text:s text:c="3"/>With Worksheets("ChartData")</text:p>
      <text:p text:style-name="P1"><text:s text:c="6"/>.Range(.Cells(2, 1), _</text:p>
      <text:p text:style-name="P1"><text:s text:c="6"/>.Cells(NumberOfRows + 1, 1)) = _</text:p>
      <text:p text:style-name="P1"><text:s text:c="6"/>Application.Transpose(ActiveChart.SeriesCollection(1).XValues)</text:p>
      <text:p text:style-name="P1"><text:s text:c="3"/>End With</text:p>
      <text:p text:style-name="P1"><text:s text:c="3"/>For Each X In ActiveChart.SeriesCollection</text:p>
      <text:p text:style-name="P1"><text:s text:c="6"/>Worksheets("ChartData").Cells(1, Counter) = X.Name</text:p>
      <text:p text:style-name="P1"><text:s text:c="6"/>With Worksheets("ChartData")</text:p>
      <text:p text:style-name="P1"><text:s text:c="9"/>.Range(.Cells(2, Counter), _</text:p>
      <text:p text:style-name="P1"><text:s text:c="9"/>.Cells(NumberOfRows + 1, Counter)) = _</text:p>
      <text:p text:style-name="P1"><text:s text:c="9"/>Application.Transpose(X.Values)</text:p>
      <text:p text:style-name="P1"><text:s text:c="6"/>End With</text:p>
      <text:p text:style-name="P1"><text:s text:c="6"/>Counter = Counter + 1</text:p>
      <text:p text:style-name="P1"><text:s text:c="3"/>Next</text:p>
      <text:p text:style-name="P1">End Function</text:p>
      <text:p text:style-name="P1"/>
      <text:p text:style-name="P1">Private Sub m_Chart_DeleteFormatting()</text:p>
      <text:p text:style-name="P1"><text:s text:c="4"/>Worksheets("Sheet1").ChartObjects(1).Chart.ChartArea.ClearFormats</text:p>
      <text:p text:style-name="P1">End Sub</text:p>
      <text:p text:style-name="P1"/>
      <text:p text:style-name="P1">Private Sub m_Chart_AddFormats()</text:p>
      <text:p text:style-name="P1"><text:s text:c="4"/>Dim LabelRange As Range</text:p>
      <text:p text:style-name="P1"><text:soft-page-break/><text:s text:c="4"/>Sheets("Input").Select</text:p>
      <text:p text:style-name="P1"><text:s text:c="4"/>Set LabelRange = Sheets("Input").Range(Cells(11, 2), Cells(30, 2))</text:p>
      <text:p text:style-name="P1"><text:s text:c="4"/>Call z_Chart_AddFormats("Input", "Chart", LabelRange)</text:p>
      <text:p text:style-name="P1">End Sub</text:p>
      <text:p text:style-name="P1"/>
      <text:p text:style-name="P1">Private Sub z_Chart_AddFormats(Sh_Sorce As String, Sh_Chart As String, LabelRange As Range)</text:p>
      <text:p text:style-name="P1"><text:s text:c="4"/>Sheets(Sh_Chart).Activate</text:p>
      <text:p text:style-name="P1"><text:s text:c="4"/>Cells(1, 1).Activate</text:p>
      <text:p text:style-name="P1"><text:s text:c="4"/>Dim myChartObject As Excel.ChartObject</text:p>
      <text:p text:style-name="P1"><text:s text:c="4"/>Dim myChart As Excel.Chart</text:p>
      <text:p text:style-name="P1"><text:s text:c="4"/>Dim mySeriesCollection As Excel.SeriesCollection</text:p>
      <text:p text:style-name="P1"><text:s text:c="4"/>Dim mySeries As Excel.Series</text:p>
      <text:p text:style-name="P1"><text:s text:c="4"/>Dim myPoints As Excel.Points</text:p>
      <text:p text:style-name="P1"><text:s text:c="4"/>Dim myPoint As Excel.Point</text:p>
      <text:p text:style-name="P1"><text:s text:c="4"/>Dim Iter_Chart As Integer</text:p>
      <text:p text:style-name="P1"><text:s text:c="4"/>Dim iter_Series As Integer</text:p>
      <text:p text:style-name="P1"><text:s text:c="4"/>Dim iter_Point As Integer</text:p>
      <text:p text:style-name="P1"><text:s text:c="4"/>'iterate through all chartsObjects(and its chart and seriesCollection) in Sh_chart</text:p>
      <text:p text:style-name="P1"><text:s text:c="4"/>Dim nofCharts As Integer</text:p>
      <text:p text:style-name="P1"><text:s text:c="4"/>nofCharts = Sheets(Sh_Chart).ChartObjects.Count</text:p>
      <text:p text:style-name="P1"><text:s text:c="4"/>For Iter_Chart = 1 To nofCharts</text:p>
      <text:p text:style-name="P1"><text:s text:c="8"/>Set myChartObject = Sheets(Sh_Chart).ChartObjects(Iter_Chart)</text:p>
      <text:p text:style-name="P1"><text:s text:c="8"/>Set myChart = Sheets(Sh_Chart).ChartObjects(Iter_Chart).Chart</text:p>
      <text:p text:style-name="P1"><text:s text:c="8"/>Set mySeriesCollection = Sheets(Sh_Chart).ChartObjects(Iter_Chart).Chart.SeriesCollection</text:p>
      <text:p text:style-name="P1"><text:s text:c="8"/>'itererate through all series and change the properties of all points (bubbles) of each series</text:p>
      <text:p text:style-name="P1"><text:s text:c="8"/>Dim nofSeries As Integer</text:p>
      <text:p text:style-name="P1"><text:s text:c="8"/>nofSeries = myChart.SeriesCollection.Count</text:p>
      <text:p text:style-name="P1"><text:s text:c="8"/>For iter_Series = 1 To nofSeries</text:p>
      <text:p text:style-name="P1"><text:s text:c="12"/>Set mySeries = Sheets(Sh_Chart).ChartObjects(Iter_Chart).Chart.SeriesCollection(iter_Series)</text:p>
      <text:p text:style-name="P1"><text:s text:c="12"/>mySeries.Interior.Color = RGB(75, 50, 50)</text:p>
      <text:p text:style-name="P1"><text:s text:c="12"/>mySeries.Axes(xlCategory).MinimumScale = 0</text:p>
      <text:p text:style-name="P1"><text:s text:c="12"/>mySeries.Axes(xlValue).MinimumScale = 0</text:p>
      <text:p text:style-name="P1"><text:s text:c="12"/>'iterate through all points (bubbles) of a series and change the properties of the points</text:p>
      <text:p text:style-name="P1"><text:s text:c="12"/>Set myPoints = Sheets(Sh_Chart).ChartObjects(Iter_Chart).Chart.SeriesCollection(iter_Series).Points</text:p>
      <text:p text:style-name="P1"><text:s text:c="12"/>nofPoints = myPoints.Count</text:p>
      <text:p text:style-name="P1"><text:s text:c="12"/>For iter_Point = 1 To nofPoints</text:p>
      <text:p text:style-name="P1"><text:s text:c="16"/>Set myPoint = Sheets(Sh_Chart).ChartObjects(Iter_Chart).Chart.SeriesCollection(iter_Series).Points(iter_Point)</text:p>
      <text:p text:style-name="P1"><text:s text:c="16"/>On Error Resume Next</text:p>
      <text:p text:style-name="P1"><text:s text:c="16"/>myPoints(iter_Point).ClearFormats</text:p>
      <text:p text:style-name="P1"><text:s text:c="16"/>'myPoints(iter_Point).MarkerBackgroundColor</text:p>
      <text:p text:style-name="P1"><text:s text:c="16"/>'myPoints(iter_Point).MarkerForegroundColor</text:p>
      <text:p text:style-name="P1"><text:s text:c="16"/>On Error GoTo 0</text:p>
      <text:p text:style-name="P1"><text:s text:c="12"/>Next</text:p>
      <text:p text:style-name="P1"><text:s text:c="8"/>Next</text:p>
      <text:p text:style-name="P1"><text:s text:c="4"/>Next</text:p>
      <text:p text:style-name="P1">End Sub</text:p>
      <text:p text:style-name="P1"/>
      <text:p text:style-name="P1">Private Sub m_ProtectChartObject()</text:p>
      <text:p text:style-name="P1"><text:s text:c="4"/>'Protect chart object size and position</text:p>
      <text:p text:style-name="P1"><text:s text:c="4"/>Sheets(Sh_Chart).ChartObjects(N).ProtectChartObject = False</text:p>
      <text:p text:style-name="P1"><text:s text:c="4"/>a = Sheets(Sh_Chart).ChartObjects(N).ProtectChartObject</text:p>
      <text:p text:style-name="P1"><text:soft-page-break/><text:s text:c="4"/>'dont move or size with cell</text:p>
      <text:p text:style-name="P1"><text:s text:c="4"/></text:p>
      <text:p text:style-name="P1"><text:s text:c="4"/>'lock (takes only effect if sheet is protected)</text:p>
      <text:p text:style-name="P1"><text:s text:c="4"/>Sheets(Sh_Chart).ChartObjects(N).Protect</text:p>
      <text:p text:style-name="P1">End Sub</text:p>
      <text:p text:style-name="P1"/>
      <text:p text:style-name="P1"/>
      <text:p text:style-name="P13">File: Fit Supply to Demand 2012</text:p>
      <text:p text:style-name="P1"/>
      <text:p text:style-name="P1">'To do:</text:p>
      <text:p text:style-name="P1">'******</text:p>
      <text:p text:style-name="P1">'A. Make the changes in the source tables (or pivots) so that for each ratio there is only 1 line in the pivots:</text:p>
      <text:p text:style-name="P1">'---------------------------------------------------------------------------------------------------------------</text:p>
      <text:p text:style-name="P1">'1. corn: Barley and Wheat and probably others; CostDriver-Demand inconsistent; change DEMAND source (or pivot) to Barley and Wheat</text:p>
      <text:p text:style-name="P1">'2. facility: CostDriver-Demand; GH passive and GH active; change BOTH sources (or pivots) to GH</text:p>
      <text:p text:style-name="P1">'3. facility: CostDriver-Demand inconsistent; for nurseries - inbreds change in BOTH SOURCES the facility to "not used"</text:p>
      <text:p text:style-name="P1">'4. facility: Hughes-Demand inconsistent; for yield trial and nurseries-observation change in DEMAND SOURCE the facility to "not used"</text:p>
      <text:p text:style-name="P1">'5. all attributes: fill the (Blanks) with values in the DEMAND SOURCE</text:p>
      <text:p text:style-name="P1">'Before starting:</text:p>
      <text:p text:style-name="P1">'----------------</text:p>
      <text:p text:style-name="P1">'1. year: set filter in Hughes pivot</text:p>
      <text:p text:style-name="P1">'2. all attributes: remove all auto filters in the pivots</text:p>
      <text:p text:style-name="P1">'3. set the flags to true or false in Main_Fitting under "2. Invoke Fitting Algorithms (VBA Outputs)"</text:p>
      <text:p text:style-name="P1">'4. set the parameters accordingly for layout changes in Main_Fitting under "1. Define the layout parameters"</text:p>
      <text:p text:style-name="P1">'*******</text:p>
      <text:p text:style-name="P1"/>
      <text:p text:style-name="P1">Sub Main_Fitting()</text:p>
      <text:p text:style-name="P1"><text:s text:c="4"/></text:p>
      <text:p text:style-name="P1"><text:s text:c="4"/>'1. Define the layout parameters</text:p>
      <text:p text:style-name="P1"><text:s text:c="4"/>'*******************************</text:p>
      <text:p text:style-name="P1"><text:s text:c="4"/></text:p>
      <text:p text:style-name="P1"><text:s text:c="4"/>'1.1 Layout Demand (FT input for Hughes input)</text:p>
      <text:p text:style-name="P1"><text:s text:c="4"/>'---------------------------------------------</text:p>
      <text:p text:style-name="P1"><text:s text:c="4"/>Dim Sh_DemandPivot_ForHughesInput As Worksheet</text:p>
      <text:p text:style-name="P1"><text:s text:c="4"/>Set Sh_DemandPivot_ForHughesInput = Sheets("demand pivot ex FP temp - H")</text:p>
      <text:p text:style-name="P1"><text:s text:c="4"/>Dim Col_DemandPivot_ForHughesInput_A_Country As Long</text:p>
      <text:p text:style-name="P1"><text:s text:c="8"/>Col_DemandPivot_ForHughesInput_A_Country = z_GetColumnIndex("country", 4, Sh_DemandPivot_ForHughesInput.Name)</text:p>
      <text:p text:style-name="P1"><text:s text:c="4"/>Dim Col_DemandPivot_ForHughesInput_C_Crop As Long</text:p>
      <text:p text:style-name="P1"><text:s text:c="8"/>Col_DemandPivot_ForHughesInput_C_Crop = z_GetColumnIndex("crop", 4, Sh_DemandPivot_ForHughesInput.Name)</text:p>
      <text:p text:style-name="P1"><text:s text:c="4"/>Dim Col_DemandPivot_ForHughesInput_D_Activity As Long</text:p>
      <text:p text:style-name="P1"><text:s text:c="8"/>Col_DemandPivot_ForHughesInput_D_Activity = z_GetColumnIndex("activity / trial type", 4, Sh_DemandPivot_ForHughesInput.Name)</text:p>
      <text:p text:style-name="P1"><text:s text:c="4"/>Dim Col_DemandPivot_ForHughesInput_E_Facility As Long</text:p>
      <text:p text:style-name="P1"><text:s text:c="8"/>Col_DemandPivot_ForHughesInput_E_Facility = z_GetColumnIndex("facility adjusted", 4, Sh_DemandPivot_ForHughesInput.Name)</text:p>
      <text:p text:style-name="P1"><text:soft-page-break/><text:s text:c="4"/>Dim Col_DemandPivot_ForHughesInput_F_SumOfTotalNoPlots As Long</text:p>
      <text:p text:style-name="P1"><text:s text:c="8"/>Col_DemandPivot_ForHughesInput_F_SumOfTotalNoPlots = z_GetColumnIndex("Sum of total no. plots (or no. detailed facility ex column S)", 4, Sh_DemandPivot_ForHughesInput.Name)</text:p>
      <text:p text:style-name="P1"><text:s text:c="4"/>Dim Col_DemandPivot_ForHughesInput_G_SumOfTotalNoPlants As Long</text:p>
      <text:p text:style-name="P1"><text:s text:c="8"/>Col_DemandPivot_ForHughesInput_G_SumOfTotalNoPlants = z_GetColumnIndex("Sum of total no. plants (calculated)", 4, Sh_DemandPivot_ForHughesInput.Name)</text:p>
      <text:p text:style-name="P1"><text:s text:c="4"/>Dim Row_DemandPivot_ForHughesInput_From As Long</text:p>
      <text:p text:style-name="P1"><text:s text:c="8"/>Row_DemandPivot_ForHughesInput_From = 5</text:p>
      <text:p text:style-name="P1"><text:s text:c="4"/>Dim Row_DemandPivot_ForHughesInput_To As Long</text:p>
      <text:p text:style-name="P1"><text:s text:c="8"/>Row_DemandPivot_ForHughesInput_To = z_RowSize(1, Sh_DemandPivot_ForHughesInput.Name)</text:p>
      <text:p text:style-name="P1"><text:s text:c="4"/>'Layout DemandPivot compression</text:p>
      <text:p text:style-name="P1"><text:s text:c="4"/>'------------------------------</text:p>
      <text:p text:style-name="P1"><text:s text:c="4"/>Dim Layout_DemandPivot_ForHughesInput(1 To 8) As Variant</text:p>
      <text:p text:style-name="P1"><text:s text:c="8"/>Layout_DemandPivot_ForHughesInput(1) = Col_DemandPivot_ForHughesInput_A_Country</text:p>
      <text:p text:style-name="P1"><text:s text:c="8"/>Layout_DemandPivot_ForHughesInput(2) = Col_DemandPivot_ForHughesInput_C_Crop</text:p>
      <text:p text:style-name="P1"><text:s text:c="8"/>Layout_DemandPivot_ForHughesInput(3) = Col_DemandPivot_ForHughesInput_D_Activity</text:p>
      <text:p text:style-name="P1"><text:s text:c="8"/>Layout_DemandPivot_ForHughesInput(4) = Col_DemandPivot_ForHughesInput_E_Facility</text:p>
      <text:p text:style-name="P1"><text:s text:c="8"/>Layout_DemandPivot_ForHughesInput(5) = Col_DemandPivot_ForHughesInput_F_SumOfTotalNoPlots</text:p>
      <text:p text:style-name="P1"><text:s text:c="8"/>Layout_DemandPivot_ForHughesInput(6) = Col_DemandPivot_ForHughesInput_G_SumOfTotalNoPlants</text:p>
      <text:p text:style-name="P1"><text:s text:c="8"/>Layout_DemandPivot_ForHughesInput(7) = Row_DemandPivot_ForHughesInput_From</text:p>
      <text:p text:style-name="P1"><text:s text:c="8"/>Layout_DemandPivot_ForHughesInput(8) = Row_DemandPivot_ForHughesInput_To</text:p>
      <text:p text:style-name="P1"><text:s text:c="4"/></text:p>
      <text:p text:style-name="P1"><text:s text:c="4"/>'1.2 Layout Demand (FT input for CostDriver input)</text:p>
      <text:p text:style-name="P1"><text:s text:c="4"/>'-------------------------------------------------</text:p>
      <text:p text:style-name="P1"><text:s text:c="4"/>Dim Sh_DemandPivot_ForCostDriverInput As Worksheet</text:p>
      <text:p text:style-name="P1"><text:s text:c="4"/>Set Sh_DemandPivot_ForCostDriverInput = Sheets("demand pivot ex FP temp - CD")</text:p>
      <text:p text:style-name="P1"><text:s text:c="4"/>Dim Col_DemandPivot_ForCostDriverInput_A_Country As Long</text:p>
      <text:p text:style-name="P1"><text:s text:c="8"/>Col_DemandPivot_ForCostDriverInput_A_Country = z_GetColumnIndex("country", 4, Sh_DemandPivot_ForCostDriverInput.Name)</text:p>
      <text:p text:style-name="P1"><text:s text:c="4"/>Dim Col_DemandPivot_ForCostDriverInput_C_Crop As Long</text:p>
      <text:p text:style-name="P1"><text:s text:c="8"/>Col_DemandPivot_ForCostDriverInput_C_Crop = z_GetColumnIndex("crop adjusted", 4, Sh_DemandPivot_ForCostDriverInput.Name)</text:p>
      <text:p text:style-name="P1"><text:s text:c="4"/>Dim Col_DemandPivot_ForCostDriverInput_D_Activity As Long</text:p>
      <text:p text:style-name="P1"><text:s text:c="8"/>Col_DemandPivot_ForCostDriverInput_D_Activity = z_GetColumnIndex("activity / trial type", 4, Sh_DemandPivot_ForCostDriverInput.Name)</text:p>
      <text:p text:style-name="P1"><text:s text:c="4"/>Dim Col_DemandPivot_ForCostDriverInput_E_Facility As Long</text:p>
      <text:p text:style-name="P1"><text:s text:c="8"/>Col_DemandPivot_ForCostDriverInput_E_Facility = z_GetColumnIndex("facility adjusted", 4, Sh_DemandPivot_ForCostDriverInput.Name)</text:p>
      <text:p text:style-name="P1"><text:s text:c="4"/>Dim Col_DemandPivot_ForCostDriverInput_F_SumOfTotalNoPlots As Long</text:p>
      <text:p text:style-name="P1"><text:s text:c="8"/>Col_DemandPivot_ForCostDriverInput_F_SumOfTotalNoPlots = z_GetColumnIndex("Sum of total no. plots (or no. detailed facility ex column S)", 4, Sh_DemandPivot_ForCostDriverInput.Name)</text:p>
      <text:p text:style-name="P1"><text:s text:c="4"/>Dim Col_DemandPivot_ForCostDriverInput_G_SumOfTotalNoPlants As Long</text:p>
      <text:p text:style-name="P1"><text:s text:c="8"/>Col_DemandPivot_ForCostDriverInput_G_SumOfTotalNoPlants = z_GetColumnIndex("Sum of total no. plants (calculated)", 4, Sh_DemandPivot_ForCostDriverInput.Name)</text:p>
      <text:p text:style-name="P1"><text:s text:c="4"/>Dim Row_DemandPivot_ForCostDriverInput_From As Long</text:p>
      <text:p text:style-name="P1"><text:s text:c="8"/>Row_DemandPivot_ForCostDriverInput_From = 5</text:p>
      <text:p text:style-name="P1"><text:s text:c="4"/>Dim Row_DemandPivot_ForCostDriverInput_To As Long</text:p>
      <text:p text:style-name="P1"><text:s text:c="8"/>Row_DemandPivot_ForCostDriverInput_To = z_RowSize(1, Sh_DemandPivot_ForCostDriverInput.Name)</text:p>
      <text:p text:style-name="P1"><text:s text:c="4"/>'Layout DemandPivot compression</text:p>
      <text:p text:style-name="P1"><text:soft-page-break/><text:s text:c="4"/>'------------------------------</text:p>
      <text:p text:style-name="P1"><text:s text:c="4"/>Dim Layout_DemandPivot_ForCostDriverInput(1 To 8) As Variant</text:p>
      <text:p text:style-name="P1"><text:s text:c="8"/>Layout_DemandPivot_ForCostDriverInput(1) = Col_DemandPivot_ForCostDriverInput_A_Country</text:p>
      <text:p text:style-name="P1"><text:s text:c="8"/>Layout_DemandPivot_ForCostDriverInput(2) = Col_DemandPivot_ForCostDriverInput_C_Crop</text:p>
      <text:p text:style-name="P1"><text:s text:c="8"/>Layout_DemandPivot_ForCostDriverInput(3) = Col_DemandPivot_ForCostDriverInput_D_Activity</text:p>
      <text:p text:style-name="P1"><text:s text:c="8"/>Layout_DemandPivot_ForCostDriverInput(4) = Col_DemandPivot_ForCostDriverInput_E_Facility</text:p>
      <text:p text:style-name="P1"><text:s text:c="8"/>Layout_DemandPivot_ForCostDriverInput(5) = Col_DemandPivot_ForCostDriverInput_F_SumOfTotalNoPlots</text:p>
      <text:p text:style-name="P1"><text:s text:c="8"/>Layout_DemandPivot_ForCostDriverInput(6) = Col_DemandPivot_ForCostDriverInput_G_SumOfTotalNoPlants</text:p>
      <text:p text:style-name="P1"><text:s text:c="8"/>Layout_DemandPivot_ForCostDriverInput(7) = Row_DemandPivot_ForCostDriverInput_From</text:p>
      <text:p text:style-name="P1"><text:s text:c="8"/>Layout_DemandPivot_ForCostDriverInput(8) = Row_DemandPivot_ForCostDriverInput_To</text:p>
      <text:p text:style-name="P1"><text:s text:c="4"/></text:p>
      <text:p text:style-name="P1"><text:s text:c="4"/>'1.3 Layout Supply (Hughes input)</text:p>
      <text:p text:style-name="P1"><text:s text:c="4"/>'--------------------------------</text:p>
      <text:p text:style-name="P1"><text:s text:c="4"/>Dim Sh_SupplyHughesPivot As Worksheet</text:p>
      <text:p text:style-name="P1"><text:s text:c="4"/>Set Sh_SupplyHughesPivot = Sheets("Hughes' pivot")</text:p>
      <text:p text:style-name="P1"><text:s text:c="4"/>Dim Col_SupplyHughesPivot_A_Country As Long</text:p>
      <text:p text:style-name="P1"><text:s text:c="8"/>Col_SupplyHughesPivot_A_Country = z_GetColumnIndex("Country of trial achievment", 3, Sh_SupplyHughesPivot.Name)</text:p>
      <text:p text:style-name="P1"><text:s text:c="4"/>Dim Col_SupplyHughesPivot_C_Crop As Long</text:p>
      <text:p text:style-name="P1"><text:s text:c="8"/>Col_SupplyHughesPivot_C_Crop = z_GetColumnIndex("Crop type2 (detailled)", 3, Sh_SupplyHughesPivot.Name)</text:p>
      <text:p text:style-name="P1"><text:s text:c="4"/>Dim Col_SupplyHughesPivot_D_Activity As Long</text:p>
      <text:p text:style-name="P1"><text:s text:c="8"/>Col_SupplyHughesPivot_D_Activity = z_GetColumnIndex("Type of Field activity", 3, Sh_SupplyHughesPivot.Name)</text:p>
      <text:p text:style-name="P1"><text:s text:c="4"/>Dim Col_SupplyHughesPivot_E_SumOfTotalNoPlots As Long</text:p>
      <text:p text:style-name="P1"><text:s text:c="8"/>Col_SupplyHughesPivot_E_SumOfTotalNoPlots = z_GetColumnIndex("Sum of Nb Real plots", 3, Sh_SupplyHughesPivot.Name)</text:p>
      <text:p text:style-name="P1"><text:s text:c="4"/>Dim Row_SupplyHughesPivot_From As Long</text:p>
      <text:p text:style-name="P1"><text:s text:c="8"/>Row_SupplyHughesPivot_From = 5</text:p>
      <text:p text:style-name="P1"><text:s text:c="4"/>Dim Row_SupplyHughesPivot_To As Long</text:p>
      <text:p text:style-name="P1"><text:s text:c="8"/>Row_SupplyHughesPivot_To = z_RowSize(1, Sh_SupplyHughesPivot.Name)</text:p>
      <text:p text:style-name="P1"><text:s text:c="4"/>'Layout SupplyHugesPivot compression</text:p>
      <text:p text:style-name="P1"><text:s text:c="4"/>'-----------------------------------</text:p>
      <text:p text:style-name="P1"><text:s text:c="4"/>Dim Layout_SupplyHughesPivot(1 To 6) As Variant</text:p>
      <text:p text:style-name="P1"><text:s text:c="8"/>Layout_SupplyHughesPivot(1) = Col_SupplyHughesPivot_A_Country</text:p>
      <text:p text:style-name="P1"><text:s text:c="8"/>Layout_SupplyHughesPivot(2) = Col_SupplyHughesPivot_C_Crop</text:p>
      <text:p text:style-name="P1"><text:s text:c="8"/>Layout_SupplyHughesPivot(3) = Col_SupplyHughesPivot_D_Activity</text:p>
      <text:p text:style-name="P1"><text:s text:c="8"/>Layout_SupplyHughesPivot(4) = Col_SupplyHughesPivot_E_SumOfTotalNoPlots</text:p>
      <text:p text:style-name="P1"><text:s text:c="8"/>Layout_SupplyHughesPivot(5) = Row_SupplyHughesPivot_From</text:p>
      <text:p text:style-name="P1"><text:s text:c="8"/>Layout_SupplyHughesPivot(6) = Row_SupplyHughesPivot_To</text:p>
      <text:p text:style-name="P1"><text:s text:c="4"/></text:p>
      <text:p text:style-name="P1"><text:s text:c="4"/>'1.4 Layout Supply (CostDriver input)</text:p>
      <text:p text:style-name="P1"><text:s text:c="4"/>'------------------------------------</text:p>
      <text:p text:style-name="P1"><text:s text:c="4"/>Dim Sh_SupplyCostDriverPivot As Worksheet</text:p>
      <text:p text:style-name="P1"><text:s text:c="4"/>Set Sh_SupplyCostDriverPivot = Sheets("Cost Driver pivot")</text:p>
      <text:p text:style-name="P1"><text:s text:c="4"/>Dim Col_SupplyCostDriverPivot_A_Country As Long</text:p>
      <text:p text:style-name="P1"><text:s text:c="8"/>Col_SupplyCostDriverPivot_A_Country = z_GetColumnIndex("country", 3, Sh_SupplyCostDriverPivot.Name)</text:p>
      <text:p text:style-name="P1"><text:s text:c="4"/>Dim Col_SupplyCostDriverPivot_C_Crop As Long</text:p>
      <text:p text:style-name="P1"><text:soft-page-break/><text:s text:c="8"/>Col_SupplyCostDriverPivot_C_Crop = z_GetColumnIndex("crop adjusted", 3, Sh_SupplyCostDriverPivot.Name)</text:p>
      <text:p text:style-name="P1"><text:s text:c="4"/>Dim Col_SupplyCostDriverPivot_D_Activity As Long</text:p>
      <text:p text:style-name="P1"><text:s text:c="8"/>Col_SupplyCostDriverPivot_D_Activity = z_GetColumnIndex("cost driver", 3, Sh_SupplyCostDriverPivot.Name)</text:p>
      <text:p text:style-name="P1"><text:s text:c="4"/>Dim Col_SupplyCostDriverPivot_E_Facility As Long</text:p>
      <text:p text:style-name="P1"><text:s text:c="8"/>Col_SupplyCostDriverPivot_E_Facility = z_GetColumnIndex("facility adjusted", 3, Sh_SupplyCostDriverPivot.Name)</text:p>
      <text:p text:style-name="P1"><text:s text:c="4"/>Dim Col_SupplyCostDriverPivot_F_Units As Long</text:p>
      <text:p text:style-name="P1"><text:s text:c="8"/>Col_SupplyCostDriverPivot_F_Units = z_GetColumnIndex("unit for all regions", 3, Sh_SupplyCostDriverPivot.Name)</text:p>
      <text:p text:style-name="P1"><text:s text:c="4"/>Dim Col_SupplyCostDriverPivot_G_SumOfTotalNoUnits As Long</text:p>
      <text:p text:style-name="P1"><text:s text:c="8"/>Col_SupplyCostDriverPivot_G_SumOfTotalNoUnits = z_GetColumnIndex("Sum of no. of units supplied", 3, Sh_SupplyCostDriverPivot.Name)</text:p>
      <text:p text:style-name="P1"><text:s text:c="4"/>Dim Row_SupplyCostDriverPivot_From As Long</text:p>
      <text:p text:style-name="P1"><text:s text:c="8"/>Row_SupplyCostDriverPivot_From = 5</text:p>
      <text:p text:style-name="P1"><text:s text:c="4"/>Dim Row_SupplyCostDriverPivot_To As Long</text:p>
      <text:p text:style-name="P1"><text:s text:c="8"/>Row_SupplyCostDriverPivot_To = z_RowSize(1, Sh_SupplyCostDriverPivot.Name)</text:p>
      <text:p text:style-name="P1"><text:s text:c="4"/>'Layout SupplyCostDriverPivot compression</text:p>
      <text:p text:style-name="P1"><text:s text:c="4"/>'----------------------------------------</text:p>
      <text:p text:style-name="P1"><text:s text:c="4"/>Dim Layout_SupplyCostDriverPivot(1 To 8) As Variant</text:p>
      <text:p text:style-name="P1"><text:s text:c="8"/>Layout_SupplyCostDriverPivot(1) = Col_SupplyCostDriverPivot_A_Country</text:p>
      <text:p text:style-name="P1"><text:s text:c="8"/>Layout_SupplyCostDriverPivot(2) = Col_SupplyCostDriverPivot_C_Crop</text:p>
      <text:p text:style-name="P1"><text:s text:c="8"/>Layout_SupplyCostDriverPivot(3) = Col_SupplyCostDriverPivot_D_Activity</text:p>
      <text:p text:style-name="P1"><text:s text:c="8"/>Layout_SupplyCostDriverPivot(4) = Col_SupplyCostDriverPivot_E_Facility</text:p>
      <text:p text:style-name="P1"><text:s text:c="8"/>Layout_SupplyCostDriverPivot(5) = Col_SupplyCostDriverPivot_F_Units</text:p>
      <text:p text:style-name="P1"><text:s text:c="8"/>Layout_SupplyCostDriverPivot(6) = Col_SupplyCostDriverPivot_G_SumOfTotalNoUnits</text:p>
      <text:p text:style-name="P1"><text:s text:c="8"/>Layout_SupplyCostDriverPivot(7) = Row_SupplyCostDriverPivot_From</text:p>
      <text:p text:style-name="P1"><text:s text:c="8"/>Layout_SupplyCostDriverPivot(8) = Row_SupplyCostDriverPivot_To</text:p>
      <text:p text:style-name="P1"><text:s text:c="4"/></text:p>
      <text:p text:style-name="P1"><text:s text:c="4"/>'1.4 Layout Fitting (VBA Output)</text:p>
      <text:p text:style-name="P1"><text:s text:c="4"/>'-------------------------------</text:p>
      <text:p text:style-name="P1"><text:s text:c="4"/>Dim Col_Fitting_B_Country As Long</text:p>
      <text:p text:style-name="P1"><text:s text:c="8"/>Col_Fitting_B_Country = 2</text:p>
      <text:p text:style-name="P1"><text:s text:c="4"/>Dim Row_Fitting_6_Crop As Long</text:p>
      <text:p text:style-name="P1"><text:s text:c="8"/>Row_Fitting_6_Crop = 6</text:p>
      <text:p text:style-name="P1"><text:s text:c="4"/>Dim Row_Fitting_From As Long</text:p>
      <text:p text:style-name="P1"><text:s text:c="8"/>Row_Fitting_From = 8</text:p>
      <text:p text:style-name="P1"><text:s text:c="4"/>Dim Row_Fitting_To As Long</text:p>
      <text:p text:style-name="P1"><text:s text:c="8"/>Row_Fitting_To = 55</text:p>
      <text:p text:style-name="P1"><text:s text:c="4"/>Dim Col_Fitting_From As Long</text:p>
      <text:p text:style-name="P1"><text:s text:c="8"/>Col_Fitting_From = 3</text:p>
      <text:p text:style-name="P1"><text:s text:c="4"/>Dim Col_Fitting_To As Long</text:p>
      <text:p text:style-name="P1"><text:s text:c="8"/>Col_Fitting_To = 41</text:p>
      <text:p text:style-name="P1"><text:s text:c="4"/>'Layout Fitting compression</text:p>
      <text:p text:style-name="P1"><text:s text:c="4"/>'--------------------------</text:p>
      <text:p text:style-name="P1"><text:s text:c="4"/>Dim Layout_Fitting(1 To 6) As Variant</text:p>
      <text:p text:style-name="P1"><text:s text:c="8"/>Layout_Fitting(1) = Col_Fitting_B_Country</text:p>
      <text:p text:style-name="P1"><text:s text:c="8"/>Layout_Fitting(2) = Row_Fitting_6_Crop</text:p>
      <text:p text:style-name="P1"><text:s text:c="8"/>Layout_Fitting(3) = Row_Fitting_From</text:p>
      <text:p text:style-name="P1"><text:s text:c="8"/>Layout_Fitting(4) = Row_Fitting_To</text:p>
      <text:p text:style-name="P1"><text:s text:c="8"/>Layout_Fitting(5) = Col_Fitting_From</text:p>
      <text:p text:style-name="P1"><text:s text:c="8"/>Layout_Fitting(6) = Col_Fitting_To</text:p>
      <text:p text:style-name="P1"><text:soft-page-break/><text:s text:c="8"/></text:p>
      <text:p text:style-name="P1"><text:s text:c="4"/>'2. Invoke Fitting Algorithms (VBA Outputs)</text:p>
      <text:p text:style-name="P1"><text:s text:c="4"/>'******************************************</text:p>
      <text:p text:style-name="P1"><text:s text:c="4"/>Dim Flag_YieldTrials As Boolean</text:p>
      <text:p text:style-name="P1"><text:s text:c="8"/>Flag_YieldTrials = True</text:p>
      <text:p text:style-name="P1"><text:s text:c="4"/>Dim Flag_NurseriesObservation As Boolean</text:p>
      <text:p text:style-name="P1"><text:s text:c="8"/>Flag_NurseriesObservation = True</text:p>
      <text:p text:style-name="P1"><text:s text:c="4"/>Dim Flag_NurseriesCrossesField As Boolean</text:p>
      <text:p text:style-name="P1"><text:s text:c="8"/>Flag_NurseriesCrossesField = True</text:p>
      <text:p text:style-name="P1"><text:s text:c="4"/>Dim Flag_NurseriesCrossesGreenHouses As Boolean</text:p>
      <text:p text:style-name="P1"><text:s text:c="8"/>Flag_NurseriesCrossesGreenHouses = True</text:p>
      <text:p text:style-name="P1"><text:s text:c="4"/>Dim Flag_NurseriesInbreds As Boolean</text:p>
      <text:p text:style-name="P1"><text:s text:c="8"/>Flag_NurseriesInbreds = True</text:p>
      <text:p text:style-name="P1"><text:s text:c="8"/></text:p>
      <text:p text:style-name="P1"><text:s text:c="4"/>'Demand (FT input)</text:p>
      <text:p text:style-name="P1"><text:s text:c="4"/>'Supply (Hughes input)</text:p>
      <text:p text:style-name="P1"><text:s text:c="4"/>'---------------------</text:p>
      <text:p text:style-name="P1">' <text:s text:c="3"/>'2.1.1 fitting yield trials</text:p>
      <text:p text:style-name="P1">' <text:s text:c="3"/>'--------------------------</text:p>
      <text:p text:style-name="P1">' <text:s text:c="3"/>Dim Sh_Fitting_YieldTrials As Worksheet</text:p>
      <text:p text:style-name="P1">' <text:s text:c="3"/>Set Sh_Fitting_YieldTrials = Sheets("fitting yield trials")</text:p>
      <text:p text:style-name="P1">' <text:s text:c="3"/>'!Layout_Fitting(0) = Sh_Fitting_YieldTrials</text:p>
      <text:p text:style-name="P1">' <text:s text:c="7"/>'activity search string</text:p>
      <text:p text:style-name="P1">' <text:s text:c="7"/>'----------------------</text:p>
      <text:p text:style-name="P1">' <text:s text:c="7"/>Dim Value_DemandPivot_YieldTrials_D_Activity As String</text:p>
      <text:p text:style-name="P1">' <text:s text:c="11"/>Value_DemandPivot_YieldTrials_D_Activity = "yield trial"</text:p>
      <text:p text:style-name="P1">' <text:s text:c="7"/>Dim Value_SupplyHughesPivot_YieldTrials_D_Activity As String</text:p>
      <text:p text:style-name="P1">' <text:s text:c="11"/>Value_SupplyHughesPivot_YieldTrials_D_Activity = "yield trial"</text:p>
      <text:p text:style-name="P1">' <text:s text:c="7"/>'facility search string</text:p>
      <text:p text:style-name="P1">' <text:s text:c="7"/>'----------------------</text:p>
      <text:p text:style-name="P1">' <text:s text:c="7"/>Dim Value_DemandPivot_YieldTrials_E_Facility As Variant</text:p>
      <text:p text:style-name="P1">' <text:s text:c="11"/>Value_DemandPivot_YieldTrials_E_Facility = "not used"</text:p>
      <text:p text:style-name="P1">' <text:s text:c="7"/>Dim Value_SupplyHughesPivot_YieldTrials_E_Facility As Variant</text:p>
      <text:p text:style-name="P1">' <text:s text:c="11"/>Value_SupplyHughesPivot_YieldTrials_E_Facility = Empty</text:p>
      <text:p text:style-name="P1">' <text:s text:c="7"/>'invoke fitting algorithm</text:p>
      <text:p text:style-name="P1">' <text:s text:c="7"/>'------------------------</text:p>
      <text:p text:style-name="P1">' <text:s text:c="7"/>Dim Unit As String</text:p>
      <text:p text:style-name="P1">' <text:s text:c="11"/>Unit = "plot"</text:p>
      <text:p text:style-name="P1">' <text:s text:c="7"/>Dim Supply As String</text:p>
      <text:p text:style-name="P1">' <text:s text:c="11"/>Supply = "Hughes Pivot"</text:p>
      <text:p text:style-name="P1">' <text:s text:c="7"/>If Flag_YieldTrials Then</text:p>
      <text:p text:style-name="P1">' <text:s text:c="11"/>Call z_Fitting_Clear(Sh_Fitting_YieldTrials, Layout_Fitting)</text:p>
      <text:p text:style-name="P1">' <text:s text:c="11"/>Call z_Fitting(Sh_Fitting_YieldTrials, _</text:p>
      <text:p text:style-name="P1">' <text:s text:c="23"/>Sh_DemandPivot_ForHughesInput, _</text:p>
      <text:p text:style-name="P1">' <text:s text:c="23"/>Sh_SupplyHughesPivot, _</text:p>
      <text:p text:style-name="P1">' <text:s text:c="23"/>Sh_SupplyCostDriverPivot, _</text:p>
      <text:p text:style-name="P1">' <text:s text:c="23"/>Layout_Fitting, _</text:p>
      <text:p text:style-name="P1">' <text:s text:c="23"/>Layout_DemandPivot_ForHughesInput, _</text:p>
      <text:p text:style-name="P1">' <text:s text:c="23"/>Layout_SupplyHughesPivot, _</text:p>
      <text:p text:style-name="P1">' <text:s text:c="23"/>Layout_SupplyCostDriverPivot, _</text:p>
      <text:p text:style-name="P1">' <text:s text:c="23"/>Unit, _</text:p>
      <text:p text:style-name="P1">' <text:s text:c="23"/>Supply, _</text:p>
      <text:p text:style-name="P1">' <text:s text:c="23"/>Value_DemandPivot_YieldTrials_D_Activity, _</text:p>
      <text:p text:style-name="P1"><text:soft-page-break/>' <text:s text:c="23"/>Value_SupplyHughesPivot_YieldTrials_D_Activity, _</text:p>
      <text:p text:style-name="P1">' <text:s text:c="23"/>Value_DemandPivot_YieldTrials_E_Facility, _</text:p>
      <text:p text:style-name="P1">' <text:s text:c="23"/>Value_SupplyHughesPivot_YieldTrials_E_Facility)</text:p>
      <text:p text:style-name="P1">' <text:s text:c="7"/>End If</text:p>
      <text:p text:style-name="P1"><text:s text:c="4"/></text:p>
      <text:p text:style-name="P1">' <text:s text:c="3"/>'2.1.2 fitting nurseries-observation</text:p>
      <text:p text:style-name="P1">' <text:s text:c="3"/>'-----------------------------------</text:p>
      <text:p text:style-name="P1">' <text:s text:c="3"/>Dim Sh_Fitting_NurseriesObservation As Worksheet</text:p>
      <text:p text:style-name="P1">' <text:s text:c="3"/>Set Sh_Fitting_NurseriesObservation = Sheets("fitting nurseries-observation")</text:p>
      <text:p text:style-name="P1">' <text:s text:c="3"/>'!Layout_Fitting(0) = Sh_Fitting_NurseriesObservation</text:p>
      <text:p text:style-name="P1">' <text:s text:c="7"/>'activity search string</text:p>
      <text:p text:style-name="P1">' <text:s text:c="7"/>'----------------------</text:p>
      <text:p text:style-name="P1">' <text:s text:c="7"/>Dim Value_DemandPivot_NurseriesObservation_D_Activity As String</text:p>
      <text:p text:style-name="P1">' <text:s text:c="11"/>Value_DemandPivot_NurseriesObservation_D_Activity = "nurseries - observation"</text:p>
      <text:p text:style-name="P1">' <text:s text:c="7"/>Dim Value_SupplyHughesPivot_NurseriesObservation_D_Activity As String</text:p>
      <text:p text:style-name="P1">' <text:s text:c="11"/>Value_SupplyHughesPivot_NurseriesObservation_D_Activity = "observation"</text:p>
      <text:p text:style-name="P1">' <text:s text:c="7"/>'facility search string</text:p>
      <text:p text:style-name="P1">' <text:s text:c="7"/>'----------------------</text:p>
      <text:p text:style-name="P1">' <text:s text:c="7"/>Dim Value_DemandPivot_NurseriesObservation_E_Facility As Variant</text:p>
      <text:p text:style-name="P1">' <text:s text:c="11"/>Value_DemandPivot_NurseriesObservation_E_Facility = "not used"</text:p>
      <text:p text:style-name="P1">' <text:s text:c="7"/>Dim Value_SupplyHughesPivot_NurseriesObservation_E_Facility As Variant</text:p>
      <text:p text:style-name="P1">' <text:s text:c="11"/>Value_SupplyHughesPivot_NurseriesObservation_E_Facility = Empty</text:p>
      <text:p text:style-name="P1">' <text:s text:c="7"/>'invoke fitting algorithm</text:p>
      <text:p text:style-name="P1">' <text:s text:c="7"/>'------------------------</text:p>
      <text:p text:style-name="P1">' <text:s text:c="11"/>Unit = "plot"</text:p>
      <text:p text:style-name="P1">' <text:s text:c="11"/>Supply = "Hughes Pivot"</text:p>
      <text:p text:style-name="P1">' <text:s text:c="7"/>If Flag_NurseriesObservation Then</text:p>
      <text:p text:style-name="P1">' <text:s text:c="11"/>Call z_Fitting_Clear(Sh_Fitting_NurseriesObservation, Layout_Fitting)</text:p>
      <text:p text:style-name="P1">' <text:s text:c="11"/>Call z_Fitting(Sh_Fitting_NurseriesObservation, _</text:p>
      <text:p text:style-name="P1">' <text:s text:c="23"/>Sh_DemandPivot_ForHughesInput, _</text:p>
      <text:p text:style-name="P1">' <text:s text:c="23"/>Sh_SupplyHughesPivot, _</text:p>
      <text:p text:style-name="P1">' <text:s text:c="23"/>Sh_SupplyCostDriverPivot, _</text:p>
      <text:p text:style-name="P1">' <text:s text:c="23"/>Layout_Fitting, _</text:p>
      <text:p text:style-name="P1">' <text:s text:c="23"/>Layout_DemandPivot_ForHughesInput, _</text:p>
      <text:p text:style-name="P1">' <text:s text:c="23"/>Layout_SupplyHughesPivot, _</text:p>
      <text:p text:style-name="P1">' <text:s text:c="23"/>Layout_SupplyCostDriverPivot, _</text:p>
      <text:p text:style-name="P1">' <text:s text:c="23"/>Unit, _</text:p>
      <text:p text:style-name="P1">' <text:s text:c="23"/>Supply, _</text:p>
      <text:p text:style-name="P1">' <text:s text:c="23"/>Value_DemandPivot_NurseriesObservation_D_Activity, _</text:p>
      <text:p text:style-name="P1">' <text:s text:c="23"/>Value_SupplyHughesPivot_NurseriesObservation_D_Activity, _</text:p>
      <text:p text:style-name="P1">' <text:s text:c="23"/>Value_DemandPivot_NurseriesObservation_E_Facility, _</text:p>
      <text:p text:style-name="P1">' <text:s text:c="23"/>Value_SupplyHughesPivot_NurseriesObservation_E_Facility)</text:p>
      <text:p text:style-name="P1">' <text:s text:c="7"/>End If</text:p>
      <text:p text:style-name="P1"><text:s text:c="4"/></text:p>
      <text:p text:style-name="P1"><text:s text:c="4"/>'Demand (FT input)</text:p>
      <text:p text:style-name="P1"><text:s text:c="4"/>'Supply (CostDriver input)</text:p>
      <text:p text:style-name="P1"><text:s text:c="4"/>'-------------------------</text:p>
      <text:p text:style-name="P1"><text:s text:c="4"/>'2.2.1 fitting nurseries-crosses field</text:p>
      <text:p text:style-name="P1"><text:s text:c="4"/>'-------------------------------------</text:p>
      <text:p text:style-name="P1"><text:s text:c="4"/>Dim Sh_Fitting_NurseriesCrossesField As Worksheet</text:p>
      <text:p text:style-name="P1"><text:s text:c="4"/>Set Sh_Fitting_NurseriesCrossesField = Sheets("fitting nurseries-crosses field")</text:p>
      <text:p text:style-name="P1"><text:s text:c="4"/>'!Layout_Fitting(0) = Sh_Fitting_NurseriesCrossesField</text:p>
      <text:p text:style-name="P1"><text:s text:c="8"/>'activity search string</text:p>
      <text:p text:style-name="P1"><text:soft-page-break/><text:s text:c="8"/>'----------------------</text:p>
      <text:p text:style-name="P1"><text:s text:c="8"/>Dim Value_DemandPivot_NurseriesCrossesField_D_Activity As String</text:p>
      <text:p text:style-name="P1"><text:s text:c="12"/>Value_DemandPivot_NurseriesCrossesField_D_Activity = "nurseries - crosses"</text:p>
      <text:p text:style-name="P1"><text:s text:c="8"/>Dim Value_SupplyCostDriverPivot_NurseriesCrossesField_D_Activity As String</text:p>
      <text:p text:style-name="P1"><text:s text:c="12"/>Value_SupplyCostDriverPivot_NurseriesCrossesField_D_Activity = "nurseries - crosses"</text:p>
      <text:p text:style-name="P1"><text:s text:c="8"/>'facility search string</text:p>
      <text:p text:style-name="P1"><text:s text:c="8"/>'----------------------</text:p>
      <text:p text:style-name="P1"><text:s text:c="8"/>Dim Value_DemandPivot_NurseriesCrossesField_E_Facility As Variant</text:p>
      <text:p text:style-name="P1"><text:s text:c="12"/>Value_DemandPivot_NurseriesCrossesField_E_Facility = "open field"</text:p>
      <text:p text:style-name="P1"><text:s text:c="8"/>Dim Value_SupplyCostDriverPivot_NurseriesCrossesField_E_Facility As Variant</text:p>
      <text:p text:style-name="P1"><text:s text:c="12"/>Value_SupplyCostDriverPivot_NurseriesCrossesField_E_Facility = "open field"</text:p>
      <text:p text:style-name="P1"><text:s text:c="8"/>'invoke fitting algorithm</text:p>
      <text:p text:style-name="P1"><text:s text:c="8"/>'------------------------</text:p>
      <text:p text:style-name="P1"><text:s text:c="12"/>Dim Unit As String</text:p>
      <text:p text:style-name="P1"><text:s text:c="12"/>Dim Supply As String</text:p>
      <text:p text:style-name="P1"><text:s text:c="12"/>Unit = "row"</text:p>
      <text:p text:style-name="P1"><text:s text:c="12"/>Supply = "Cost Driver Pivot"</text:p>
      <text:p text:style-name="P1"><text:s text:c="8"/>If Flag_NurseriesCrossesField Then</text:p>
      <text:p text:style-name="P1"><text:s text:c="12"/>Call z_Fitting_Clear(Sh_Fitting_NurseriesCrossesField, Layout_Fitting)</text:p>
      <text:p text:style-name="P1"><text:s text:c="12"/>Call z_Fitting(Sh_Fitting_NurseriesCrossesField,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CrossesField_D_Activity, _</text:p>
      <text:p text:style-name="P1"><text:s text:c="24"/>Value_SupplyCostDriverPivot_NurseriesCrossesField_D_Activity, _</text:p>
      <text:p text:style-name="P1"><text:s text:c="24"/>Value_DemandPivot_NurseriesCrossesField_E_Facility, _</text:p>
      <text:p text:style-name="P1"><text:s text:c="24"/>Value_SupplyCostDriverPivot_NurseriesCrossesField_E_Facility)</text:p>
      <text:p text:style-name="P1"><text:s text:c="8"/>End If</text:p>
      <text:p text:style-name="P1"><text:s text:c="8"/></text:p>
      <text:p text:style-name="P1"><text:s text:c="4"/>'2.2.2 fitting nurseries-crosses GH</text:p>
      <text:p text:style-name="P1"><text:s text:c="4"/>'----------------------------------</text:p>
      <text:p text:style-name="P1"><text:s text:c="4"/>Dim Sh_Fitting_NurseriesCrossesGreenHouses As Worksheet</text:p>
      <text:p text:style-name="P1"><text:s text:c="4"/>Set Sh_Fitting_NurseriesCrossesGreenHouses = Sheets("fitting nurseries-crosses GH")</text:p>
      <text:p text:style-name="P1"><text:s text:c="4"/>'!Layout_Fitting(0) = Sh_Fitting_NurseriesCrossesGreenHouses</text:p>
      <text:p text:style-name="P1"><text:s text:c="8"/>'activity search string</text:p>
      <text:p text:style-name="P1"><text:s text:c="8"/>'----------------------</text:p>
      <text:p text:style-name="P1"><text:s text:c="8"/>Dim Value_DemandPivot_NurseriesCrossesGreenHouses_D_Activity As String</text:p>
      <text:p text:style-name="P1"><text:s text:c="12"/>Value_DemandPivot_NurseriesCrossesGreenHouses_D_Activity = "nurseries - crosses"</text:p>
      <text:p text:style-name="P1"><text:s text:c="8"/>Dim Value_SupplyCostDriverPivot_NurseriesCrossesGreenHouses_D_Activity As String</text:p>
      <text:p text:style-name="P1"><text:s text:c="12"/>Value_SupplyCostDriverPivot_NurseriesCrossesGreenHouses_D_Activity = "nurseries - crosses"</text:p>
      <text:p text:style-name="P1"><text:s text:c="8"/>'facility search string</text:p>
      <text:p text:style-name="P1"><text:s text:c="8"/>'----------------------</text:p>
      <text:p text:style-name="P1"><text:s text:c="8"/>Dim Value_DemandPivot_NurseriesCrossesGreenHouses_E_Facility As Variant</text:p>
      <text:p text:style-name="P1"><text:s text:c="12"/>Value_DemandPivot_NurseriesCrossesGreenHouses_E_Facility = "GH" ' "GH Passive" and "GH active"</text:p>
      <text:p text:style-name="P1"><text:s text:c="8"/>Dim Value_SupplyCostDriverPivot_NurseriesCrossesGreenHouses_E_Facility As Variant</text:p>
      <text:p text:style-name="P1"><text:soft-page-break/><text:s text:c="12"/>Value_SupplyCostDriverPivot_NurseriesCrossesGreenHouses_E_Facility = "GH" ' "GH Passive" and "GH active"</text:p>
      <text:p text:style-name="P1"><text:s text:c="8"/>'invoke fitting algorithm</text:p>
      <text:p text:style-name="P1"><text:s text:c="8"/>'------------------------</text:p>
      <text:p text:style-name="P1"><text:s text:c="12"/>Unit = "cross"</text:p>
      <text:p text:style-name="P1"><text:s text:c="12"/>Supply = "Cost Driver Pivot"</text:p>
      <text:p text:style-name="P1"><text:s text:c="8"/>If Flag_NurseriesCrossesGreenHouses Then</text:p>
      <text:p text:style-name="P1"><text:s text:c="12"/>Call z_Fitting_Clear(Sh_Fitting_NurseriesCrossesGreenHouses, Layout_Fitting)</text:p>
      <text:p text:style-name="P1"><text:s text:c="12"/>Call z_Fitting(Sh_Fitting_NurseriesCrossesGreenHouses,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CrossesGreenHouses_D_Activity, _</text:p>
      <text:p text:style-name="P1"><text:s text:c="24"/>Value_SupplyCostDriverPivot_NurseriesCrossesGreenHouses_D_Activity, _</text:p>
      <text:p text:style-name="P1"><text:s text:c="24"/>Value_DemandPivot_NurseriesCrossesGreenHouses_E_Facility, _</text:p>
      <text:p text:style-name="P1"><text:s text:c="24"/>Value_SupplyCostDriverPivot_NurseriesCrossesGreenHouses_E_Facility)</text:p>
      <text:p text:style-name="P1"><text:s text:c="8"/>End If</text:p>
      <text:p text:style-name="P1"><text:s text:c="7"/></text:p>
      <text:p text:style-name="P1"><text:s text:c="4"/>'2.2.3.fitting nurseries-inbreds</text:p>
      <text:p text:style-name="P1"><text:s text:c="4"/>'-------------------------------</text:p>
      <text:p text:style-name="P1"><text:s text:c="4"/>Dim Sh_Fitting_NurseriesInbreds As Worksheet</text:p>
      <text:p text:style-name="P1"><text:s text:c="4"/>Set Sh_Fitting_NurseriesInbreds = Sheets("fitting nurseries-inbreds")</text:p>
      <text:p text:style-name="P1"><text:s text:c="4"/>'!Layout_Fitting(0) = Sh_Fitting_NurseriesInbreds</text:p>
      <text:p text:style-name="P1"><text:s text:c="8"/>'activity search string</text:p>
      <text:p text:style-name="P1"><text:s text:c="8"/>'----------------------</text:p>
      <text:p text:style-name="P1"><text:s text:c="8"/>Dim Value_DemandPivot_NurseriesInbreds_D_Activity As String</text:p>
      <text:p text:style-name="P1"><text:s text:c="12"/>Value_DemandPivot_NurseriesInbreds_D_Activity = "nurseries - inbreds"</text:p>
      <text:p text:style-name="P1"><text:s text:c="8"/>Dim Value_SupplyCostDriverPivot_NurseriesInbreds_D_Activity As String</text:p>
      <text:p text:style-name="P1"><text:s text:c="12"/>Value_SupplyCostDriverPivot_NurseriesInbreds_D_Activity = "nurseries - inbreds"</text:p>
      <text:p text:style-name="P1"><text:s text:c="8"/>'facility search string</text:p>
      <text:p text:style-name="P1"><text:s text:c="8"/>'----------------------</text:p>
      <text:p text:style-name="P1"><text:s text:c="8"/>Dim Value_DemandPivot_NurseriesInbreds_E_Facility As Variant</text:p>
      <text:p text:style-name="P1"><text:s text:c="12"/>Value_DemandPivot_NurseriesInbreds_E_Facility = "not used"</text:p>
      <text:p text:style-name="P1"><text:s text:c="8"/>Dim Value_SupplyCostDriverPivot_NurseriesInbreds_E_Facility As Variant</text:p>
      <text:p text:style-name="P1"><text:s text:c="12"/>Value_SupplyCostDriverPivot_NurseriesInbreds_E_Facility = "not used"</text:p>
      <text:p text:style-name="P1"><text:s text:c="8"/>'invoke fitting algorithm</text:p>
      <text:p text:style-name="P1"><text:s text:c="8"/>'------------------------</text:p>
      <text:p text:style-name="P1"><text:s text:c="12"/>Unit = "plant"</text:p>
      <text:p text:style-name="P1"><text:s text:c="12"/>Supply = "Cost Driver Pivot"</text:p>
      <text:p text:style-name="P1"><text:s text:c="8"/>If Flag_NurseriesInbreds Then</text:p>
      <text:p text:style-name="P1"><text:s text:c="12"/>Call z_Fitting_Clear(Sh_Fitting_NurseriesInbreds, Layout_Fitting)</text:p>
      <text:p text:style-name="P1"><text:s text:c="12"/>Call z_Fitting(Sh_Fitting_NurseriesInbreds,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oft-page-break/><text:s text:c="24"/>Layout_SupplyHughesPivot, _</text:p>
      <text:p text:style-name="P1"><text:s text:c="24"/>Layout_SupplyCostDriverPivot, _</text:p>
      <text:p text:style-name="P1"><text:s text:c="24"/>Unit, _</text:p>
      <text:p text:style-name="P1"><text:s text:c="24"/>Supply, _</text:p>
      <text:p text:style-name="P1"><text:s text:c="24"/>Value_DemandPivot_NurseriesInbreds_D_Activity, _</text:p>
      <text:p text:style-name="P1"><text:s text:c="24"/>Value_SupplyCostDriverPivot_NurseriesInbreds_D_Activity, _</text:p>
      <text:p text:style-name="P1"><text:s text:c="24"/>Value_DemandPivot_NurseriesInbreds_E_Facility, _</text:p>
      <text:p text:style-name="P1"><text:s text:c="24"/>Value_SupplyCostDriverPivot_NurseriesInbreds_E_Facility)</text:p>
      <text:p text:style-name="P1"><text:s text:c="8"/>End If</text:p>
      <text:p text:style-name="P1"/>
      <text:p text:style-name="P1"/>
      <text:p text:style-name="P1"><text:s text:c="4"/>'2.2.4 fitting nurseries-observation</text:p>
      <text:p text:style-name="P1"><text:s text:c="4"/>'-----------------------------------</text:p>
      <text:p text:style-name="P1"><text:s text:c="4"/>Dim Sh_Fitting_NurseriesObservation As Worksheet</text:p>
      <text:p text:style-name="P1"><text:s text:c="4"/>Set Sh_Fitting_NurseriesObservation = Sheets("fitting nurseries-observation")</text:p>
      <text:p text:style-name="P1"><text:s text:c="4"/>'!Layout_Fitting(0) = Sh_Fitting_NurseriesObservation</text:p>
      <text:p text:style-name="P1"><text:s text:c="8"/>'activity search string</text:p>
      <text:p text:style-name="P1"><text:s text:c="8"/>'----------------------</text:p>
      <text:p text:style-name="P1"><text:s text:c="8"/>Dim Value_DemandPivot_NurseriesObservation_D_Activity As String</text:p>
      <text:p text:style-name="P1"><text:s text:c="12"/>Value_DemandPivot_NurseriesObservation_D_Activity = "nurseries - observation"</text:p>
      <text:p text:style-name="P1"><text:s text:c="8"/>Dim Value_SupplyCostDriverPivot_NurseriesObservation_D_Activity As String</text:p>
      <text:p text:style-name="P1"><text:s text:c="12"/>Value_SupplyCostDriverPivot_NurseriesObservation_D_Activity = "nurseries - observation"</text:p>
      <text:p text:style-name="P1"><text:s text:c="8"/>'facility search string</text:p>
      <text:p text:style-name="P1"><text:s text:c="8"/>'----------------------</text:p>
      <text:p text:style-name="P1"><text:s text:c="8"/>Dim Value_DemandPivot_NurseriesObservation_E_Facility As Variant</text:p>
      <text:p text:style-name="P1"><text:s text:c="12"/>Value_DemandPivot_NurseriesObservation_E_Facility = "not used"</text:p>
      <text:p text:style-name="P1"><text:s text:c="8"/>Dim Value_SupplyCostDriverPivot_NurseriesObservation_E_Facility As Variant</text:p>
      <text:p text:style-name="P1"><text:s text:c="12"/>Value_SupplyCostDriverPivot_NurseriesObservation_E_Facility = "not used"</text:p>
      <text:p text:style-name="P1"><text:s text:c="8"/>'invoke fitting algorithm</text:p>
      <text:p text:style-name="P1"><text:s text:c="8"/>'------------------------</text:p>
      <text:p text:style-name="P1"><text:s text:c="12"/>Unit = "plot"</text:p>
      <text:p text:style-name="P1"><text:s text:c="12"/>Supply = "Cost Driver Pivot"</text:p>
      <text:p text:style-name="P1"><text:s text:c="8"/>If Flag_NurseriesObservation Then</text:p>
      <text:p text:style-name="P1"><text:s text:c="12"/>Call z_Fitting_Clear(Sh_Fitting_NurseriesObservation, Layout_Fitting)</text:p>
      <text:p text:style-name="P1"><text:s text:c="12"/>Call z_Fitting(Sh_Fitting_NurseriesObservation,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Observation_D_Activity, _</text:p>
      <text:p text:style-name="P1"><text:s text:c="24"/>Value_SupplyCostDriverPivot_NurseriesObservation_D_Activity, _</text:p>
      <text:p text:style-name="P1"><text:s text:c="24"/>Value_DemandPivot_NurseriesObservation_E_Facility, _</text:p>
      <text:p text:style-name="P1"><text:s text:c="24"/>Value_SupplyCostDriverPivot_NurseriesObservation_E_Facility)</text:p>
      <text:p text:style-name="P1"><text:s text:c="8"/>End If</text:p>
      <text:p text:style-name="P1"/>
      <text:p text:style-name="P1"><text:s text:c="4"/>'2.2.5 fitting yield trials</text:p>
      <text:p text:style-name="P1"><text:s text:c="4"/>'--------------------------</text:p>
      <text:p text:style-name="P1"><text:s text:c="4"/>Dim Sh_Fitting_YieldTrials As Worksheet</text:p>
      <text:p text:style-name="P1"><text:soft-page-break/><text:s text:c="4"/>Set Sh_Fitting_YieldTrials = Sheets("fitting yield trials")</text:p>
      <text:p text:style-name="P1"><text:s text:c="4"/>'!Layout_Fitting(0) = Sh_Fitting_YieldTrials</text:p>
      <text:p text:style-name="P1"><text:s text:c="8"/>'activity search string</text:p>
      <text:p text:style-name="P1"><text:s text:c="8"/>'----------------------</text:p>
      <text:p text:style-name="P1"><text:s text:c="8"/>Dim Value_DemandPivot_YieldTrials_D_Activity As String</text:p>
      <text:p text:style-name="P1"><text:s text:c="12"/>Value_DemandPivot_YieldTrials_D_Activity = "yield trial"</text:p>
      <text:p text:style-name="P1"><text:s text:c="8"/>Dim Value_SupplyHughesPivot_YieldTrials_D_Activity As String</text:p>
      <text:p text:style-name="P1"><text:s text:c="12"/>Value_SupplyHughesPivot_YieldTrials_D_Activity = "yield trial"</text:p>
      <text:p text:style-name="P1"><text:s text:c="8"/>'facility search string</text:p>
      <text:p text:style-name="P1"><text:s text:c="8"/>'----------------------</text:p>
      <text:p text:style-name="P1"><text:s text:c="8"/>Dim Value_DemandPivot_YieldTrials_E_Facility As Variant</text:p>
      <text:p text:style-name="P1"><text:s text:c="12"/>Value_DemandPivot_YieldTrials_E_Facility = "not used"</text:p>
      <text:p text:style-name="P1"><text:s text:c="8"/>Dim Value_SupplyHughesPivot_YieldTrials_E_Facility As Variant</text:p>
      <text:p text:style-name="P1"><text:s text:c="12"/>Value_SupplyHughesPivot_YieldTrials_E_Facility = "not used"</text:p>
      <text:p text:style-name="P1"><text:s text:c="8"/>'invoke fitting algorithm</text:p>
      <text:p text:style-name="P1"><text:s text:c="8"/>'------------------------</text:p>
      <text:p text:style-name="P1"><text:s text:c="12"/>Unit = "plot"</text:p>
      <text:p text:style-name="P1"><text:s text:c="12"/>Supply = "Cost Driver Pivot"</text:p>
      <text:p text:style-name="P1"><text:s text:c="8"/>If Flag_YieldTrials Then</text:p>
      <text:p text:style-name="P1"><text:s text:c="12"/>Call z_Fitting_Clear(Sh_Fitting_YieldTrials, Layout_Fitting)</text:p>
      <text:p text:style-name="P1"><text:s text:c="12"/>Call z_Fitting(Sh_Fitting_YieldTrials,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YieldTrials_D_Activity, _</text:p>
      <text:p text:style-name="P1"><text:s text:c="24"/>Value_SupplyHughesPivot_YieldTrials_D_Activity, _</text:p>
      <text:p text:style-name="P1"><text:s text:c="24"/>Value_DemandPivot_YieldTrials_E_Facility, _</text:p>
      <text:p text:style-name="P1"><text:s text:c="24"/>Value_SupplyHughesPivot_YieldTrials_E_Facility)</text:p>
      <text:p text:style-name="P1"><text:s text:c="8"/>End If</text:p>
      <text:p text:style-name="P1">End Sub</text:p>
      <text:p text:style-name="P1"/>
      <text:p text:style-name="P1">Public Function z_GetColumnIndex(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 text:c="4"/>On Error GoTo 0</text:p>
      <text:p text:style-name="P1"><text:s text:c="4"/>'Sheets(Sh).Activate</text:p>
      <text:p text:style-name="P1"><text:s text:c="4"/>Dim Sht As Worksheet</text:p>
      <text:p text:style-name="P1"><text:s text:c="4"/>Set Sht = Sheets(Sh)</text:p>
      <text:p text:style-name="P1"><text:s text:c="4"/>'find column name</text:p>
      <text:p text:style-name="P1"><text:s text:c="4"/>Dim Cl As Range</text:p>
      <text:p text:style-name="P1"><text:soft-page-break/><text:s text:c="4"/>'Set Cl = Rows(SearchRow).Find(What:=SearchString, LookAt:=xlWhole)</text:p>
      <text:p text:style-name="P1"><text:s text:c="4"/>Set Cl = Sht.Rows(SearchRow).Find(What:=SearchString, LookAt:=xlWhole)</text:p>
      <text:p text:style-name="P1"><text:s text:c="4"/>If Cl Is Nothing Then GoTo NameExpectedNotExistent</text:p>
      <text:p text:style-name="P1"><text:s text:c="4"/>'find column index</text:p>
      <text:p text:style-name="P1"><text:s text:c="4"/>'CellIndexStr = ActiveCell.Address(ReferenceStyle:=xlR1C1)</text:p>
      <text:p text:style-name="P1"><text:s text:c="4"/>CellIndexStr = Cl.Address(ReferenceStyle:=xlR1C1)</text:p>
      <text:p text:style-name="P1"><text:s text:c="4"/>CellIndexArr = Split(CellIndexStr, "C")</text:p>
      <text:p text:style-name="P1"><text:s text:c="4"/>ColIndex = CInt(CellIndexArr(1))</text:p>
      <text:p text:style-name="P1"><text:s text:c="4"/>'0utput</text:p>
      <text:p text:style-name="P1"><text:s text:c="4"/>z_GetColumnIndex = ColIndex</text:p>
      <text:p text:style-name="P1"><text:s text:c="4"/>Exit Function</text:p>
      <text:p text:style-name="P1">OptionalArgument:</text:p>
      <text:p text:style-name="P1"><text:s text:c="4"/>Resume Next</text:p>
      <text:p text:style-name="P1">NameExpectedNotExistent:</text:p>
      <text:p text:style-name="P1"><text:s text:c="4"/>ColIndex = 0</text:p>
      <text:p text:style-name="P1"><text:s text:c="4"/>Stop 'only in test mode</text:p>
      <text:p text:style-name="P1"><text:s text:c="4"/>z_GetColumnIndex = ColIndex</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Sheets(Sh).Cells(1048576, SearchCol)), Sheets(Sh).Cells(1048576, SearchCol).End(xlUp).Row, 1048576)</text:p>
      <text:p text:style-name="P1">End Function</text:p>
      <text:p text:style-name="P1"/>
      <text:p text:style-name="P1">Function z_ColSize(SearchRow As Long, Optional Sh As String, Optional ByRef 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Sheets(Sh).Cells(SearchRow, 16384)), Sheets(Sh).Cells(SearchRow, 16384).End(xlToLeft).Column, 16384)</text:p>
      <text:p text:style-name="P1">End Function</text:p>
      <text:p text:style-name="P1"/>
      <text:p text:style-name="P1">Sub m_TrimCells_FP()</text:p>
      <text:p text:style-name="P1"><text:s text:c="16"/>Call z_TrimCells(ActiveSheet.Name, Range(Cells(1, 1), Cells(5000, 40)))</text:p>
      <text:p text:style-name="P1">End Sub</text:p>
      <text:p text:style-name="P1">Sub m_TrimCells_CD()</text:p>
      <text:p text:style-name="P1"><text:s text:c="16"/>Call z_TrimCells(ActiveSheet.Name, Range(Cells(1, 1), Cells(500, 10)))</text:p>
      <text:p text:style-name="P1">End Sub</text:p>
      <text:p text:style-name="P1"/>
      <text:p text:style-name="P1">Private Function z_TrimCells(Sh As String, Optional ByRef Rng As Range)</text:p>
      <text:p text:style-name="P1"><text:soft-page-break/><text:s text:c="4"/>'Sheets("Sheet1").Activate</text:p>
      <text:p text:style-name="P1"><text:s text:c="4"/>'Call z_TrimCells("Sheet1", Range(Cells(3, 1), Cells(3, 5)))</text:p>
      <text:p text:style-name="P1"/>
      <text:p text:style-name="P1"><text:s text:c="4"/>Sheets(Sh).Activate</text:p>
      <text:p text:style-name="P1"><text:s text:c="4"/>If Rng Is Nothing Then</text:p>
      <text:p text:style-name="P1"><text:s text:c="8"/>'select all</text:p>
      <text:p text:style-name="P1"><text:s text:c="8"/>Cells.Select</text:p>
      <text:p text:style-name="P1"><text:s text:c="8"/>Set Rng = Selection.Cells</text:p>
      <text:p text:style-name="P1"><text:s text:c="4"/>Else</text:p>
      <text:p text:style-name="P1"><text:s text:c="8"/>'take the input range</text:p>
      <text:p text:style-name="P1"><text:s text:c="4"/>End If</text:p>
      <text:p text:style-name="P1"/>
      <text:p text:style-name="P1"><text:s text:c="4"/>Dim MyRngIndices() As Long</text:p>
      <text:p text:style-name="P1"><text:s text:c="4"/>MyRngIndices = z_RangeToIndices(Rng)</text:p>
      <text:p text:style-name="P1"><text:s text:c="4"/></text:p>
      <text:p text:style-name="P1"><text:s text:c="4"/>On Error Resume Next</text:p>
      <text:p text:style-name="P1"><text:s text:c="4"/>For Row = MyRngIndices(0) To MyRngIndices(2)</text:p>
      <text:p text:style-name="P1"><text:s text:c="8"/>For Col = MyRngIndices(1) To MyRngIndices(3)</text:p>
      <text:p text:style-name="P1"><text:s text:c="12"/>With Excel.WorksheetFunction</text:p>
      <text:p text:style-name="P1"><text:s text:c="16"/>Cells(Row, Col) = .Trim(.Clean(Cells(Row, Col)))</text:p>
      <text:p text:style-name="P1"><text:s text:c="12"/>End With</text:p>
      <text:p text:style-name="P1"><text:s text:c="8"/>Next Col</text:p>
      <text:p text:style-name="P1"><text:s text:c="4"/>Next Row</text:p>
      <text:p text:style-name="P1"><text:s text:c="4"/>On Error GoTo 0</text:p>
      <text:p text:style-name="P1"><text:s text:c="4"/></text:p>
      <text:p text:style-name="P1">End Function</text:p>
      <text:p text:style-name="P1">'***********Get Range Indices</text:p>
      <text:p text:style-name="P1">Private Function z_RangeToIndices(ByRef Rng As Range) As Variant</text:p>
      <text:p text:style-name="P1">'Procedure generated by Roland.Benz@Syngenta.com (PMEC, Project Management Excellence)</text:p>
      <text:p text:style-name="P1"><text:s text:c="4"/>Dim RangeIndices(0 To 3) As Long</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Dim CellIndicesUL() As Long</text:p>
      <text:p text:style-name="P1"><text:s text:c="4"/>On Error GoTo RangeIsColumnOrRow</text:p>
      <text:p text:style-name="P1"><text:s text:c="4"/>CellIndicesUL = z_sCellToIndex(CellsArray(0))</text:p>
      <text:p text:style-name="P1"><text:s text:c="4"/>On Error GoTo 0</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RangeIndices(0) = CellIndicesUL(0)</text:p>
      <text:p text:style-name="Standard"><text:span text:style-name="T1"><text:s text:c="4"/></text:span><text:span text:style-name="T2">RangeIndices(1) = CellIndicesUL(1)</text:span></text:p>
      <text:p text:style-name="P2"><text:s text:c="4"/>RangeIndices(2) = CellIndicesLR(0)</text:p>
      <text:p text:style-name="P2"><text:s text:c="4"/>RangeIndices(3) = CellIndicesLR(1)</text:p>
      <text:p text:style-name="P2"><text:s text:c="4"/>z_RangeToIndices = RangeIndices</text:p>
      <text:p text:style-name="P1">Exit Function</text:p>
      <text:p text:style-name="P1">RangeIsCell:</text:p>
      <text:p text:style-name="P1">CellIndicesLR = z_sCellToIndex(CellsArray(0))</text:p>
      <text:p text:style-name="P1">Resume Next</text:p>
      <text:p text:style-name="P1">RangeIsColumnOrRow:</text:p>
      <text:p text:style-name="P1">Dim RorC As String</text:p>
      <text:p text:style-name="P1"><text:soft-page-break/>RorC = Left(sAddr, 1)</text:p>
      <text:p text:style-name="P1">OneOrMore = InStr(1, sAddr, ":", vbTextCompare)</text:p>
      <text:p text:style-name="P1">'only one row or column</text:p>
      <text:p text:style-name="P1">If OneOrMore = 0 Then</text:p>
      <text:p text:style-name="P1"><text:s text:c="4"/>If RorC = "C" Then</text:p>
      <text:p text:style-name="Standard"><text:span text:style-name="T1"><text:s text:c="8"/></text:span><text:span text:style-name="T2">RangeIndices(0) = 1</text:span></text:p>
      <text:p text:style-name="P2"><text:s text:c="8"/>RangeIndices(1) = z_sColumnToIndex(CellsArray(0))</text:p>
      <text:p text:style-name="Standard"><text:span text:style-name="T2"><text:s text:c="8"/></text:span><text:span text:style-name="T1">RangeIndices(2) = 1048534</text:span></text:p>
      <text:p text:style-name="P1"><text:s text:c="8"/>RangeIndices(3) = RangeIndices(0)</text:p>
      <text:p text:style-name="P1"><text:s text:c="4"/>ElseIf RorC = "R" Then</text:p>
      <text:p text:style-name="P1"><text:s text:c="8"/>RangeIndices(0) = z_sRowToIndex(CellsArray(0))</text:p>
      <text:p text:style-name="P1"><text:s text:c="8"/>RangeIndices(1) = 1</text:p>
      <text:p text:style-name="P1"><text:s text:c="8"/>RangeIndices(2) = RangeIndices(0)</text:p>
      <text:p text:style-name="P1"><text:s text:c="8"/>RangeIndices(3) = 16383</text:p>
      <text:p text:style-name="P1"><text:s text:c="4"/>Else</text:p>
      <text:p text:style-name="P1"><text:s text:c="8"/>Stop</text:p>
      <text:p text:style-name="P1"><text:s text:c="4"/>End If</text:p>
      <text:p text:style-name="P1">'more than one row or column</text:p>
      <text:p text:style-name="P1">Else</text:p>
      <text:p text:style-name="P1"><text:s text:c="4"/>If RorC = "C" Then</text:p>
      <text:p text:style-name="P1"><text:s text:c="8"/>RangeIndices(0) = 1</text:p>
      <text:p text:style-name="P1"><text:s text:c="8"/>RangeIndices(1) = z_sColumnToIndex(CellsArray(0))</text:p>
      <text:p text:style-name="P1"><text:s text:c="8"/>RangeIndices(2) = 1048534</text:p>
      <text:p text:style-name="P1"><text:s text:c="8"/>RangeIndices(3) = z_sColumnToIndex(CellsArray(1))</text:p>
      <text:p text:style-name="P1"><text:s text:c="4"/>ElseIf RorC = "R" Then</text:p>
      <text:p text:style-name="P1"><text:s text:c="8"/>RangeIndices(0) = z_sRowToIndex(CellsArray(0))</text:p>
      <text:p text:style-name="Standard"><text:span text:style-name="T1"><text:s text:c="8"/></text:span><text:span text:style-name="T2">RangeIndices(1) = 1</text:span></text:p>
      <text:p text:style-name="P2"><text:s text:c="8"/>RangeIndices(2) = z_sRowToIndex(CellsArray(1))</text:p>
      <text:p text:style-name="Standard"><text:span text:style-name="T2"><text:s text:c="8"/></text:span><text:span text:style-name="T1">RangeIndices(3) = 16383</text:span></text:p>
      <text:p text:style-name="P1"><text:s text:c="4"/>Else</text:p>
      <text:p text:style-name="P1"><text:s text:c="8"/>Stop</text:p>
      <text:p text:style-name="P1"><text:s text:c="4"/>End If</text:p>
      <text:p text:style-name="P1">End If</text:p>
      <text:p text:style-name="P1">z_RangeToIndices = RangeIndices</text:p>
      <text:p text:style-name="P1">End Function</text:p>
      <text:p text:style-name="P1"/>
      <text:p text:style-name="P1">Private Function z_sCellToIndex(ByRef CellIndexStr As String) As Variant</text:p>
      <text:p text:style-name="P1">'Procedure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
      <text:p text:style-name="P1"><text:soft-page-break/>Private Function z_sColumnToIndex(ByRef ColIndexStrLeft As String) As Variant</text:p>
      <text:p text:style-name="P1">'Procedure generated by Roland.Benz@Syngenta.com (PMEC, Project Management Excellence)</text:p>
      <text:p text:style-name="P1"><text:s text:c="4"/>Dim ColArray() As String</text:p>
      <text:p text:style-name="P1"><text:s text:c="4"/>ColArray = Split(ColIndexStrLeft, "C")</text:p>
      <text:p text:style-name="P1"><text:s text:c="4"/>z_sColumnToIndex = ColArray(1)</text:p>
      <text:p text:style-name="P1">End Function</text:p>
      <text:p text:style-name="P1"/>
      <text:p text:style-name="P1">Private Function z_sRowToIndex(ByRef RowIndexStrUp As String) As Variant</text:p>
      <text:p text:style-name="P1">'Procedure generated by Roland.Benz@Syngenta.com (PMEC, Project Management Excellence)</text:p>
      <text:p text:style-name="P1"><text:s text:c="4"/>Dim RowArray() As String</text:p>
      <text:p text:style-name="P1"><text:s text:c="4"/>RowArray = Split(RowIndexStrUp, "R")</text:p>
      <text:p text:style-name="P1"><text:s text:c="4"/>z_sRowToIndex = RowArray(1)</text:p>
      <text:p text:style-name="P1">End Function</text:p>
      <text:p text:style-name="P1">'***********Get Range Indices</text:p>
      <text:p text:style-name="P1"/>
      <text:p text:style-name="P1">Function z_Fitting(Sh_Fitting As Worksheet, _</text:p>
      <text:p text:style-name="P1"><text:s text:c="20"/>Sh_DemandPivot As Worksheet, _</text:p>
      <text:p text:style-name="P1"><text:s text:c="20"/>Sh_SupplyHughesPivot As Worksheet, _</text:p>
      <text:p text:style-name="P1"><text:s text:c="20"/>Sh_SupplyCostDriverPivot As Worksheet, _</text:p>
      <text:p text:style-name="P1"><text:s text:c="20"/>Layout_Fitting As Variant, _</text:p>
      <text:p text:style-name="P1"><text:s text:c="20"/>Layout_DemandPivot As Variant, _</text:p>
      <text:p text:style-name="P1"><text:s text:c="20"/>Layout_SupplyHughesPivot As Variant, _</text:p>
      <text:p text:style-name="P1"><text:s text:c="20"/>Layout_SupplyCostDriverPivot As Variant, _</text:p>
      <text:p text:style-name="P1"><text:s text:c="20"/>Unit As String, _</text:p>
      <text:p text:style-name="P1"><text:s text:c="20"/>Supply As String, _</text:p>
      <text:p text:style-name="P1"><text:s text:c="20"/>Value_DemandPivot_D_Activity As String, _</text:p>
      <text:p text:style-name="P1"><text:s text:c="20"/>Value_SupplyPivot_D_Activity As String, _</text:p>
      <text:p text:style-name="P1"><text:s text:c="20"/>Value_DemandPivot_E_Facility As Variant, _</text:p>
      <text:p text:style-name="P1"><text:s text:c="20"/>Value_SupplyPivot_E_Facility As Variant)</text:p>
      <text:p text:style-name="P1"><text:s text:c="4"/></text:p>
      <text:p text:style-name="P1"><text:s text:c="4"/>'Layout_Fitting decompression</text:p>
      <text:p text:style-name="P1"><text:s text:c="4"/>'----------------------------</text:p>
      <text:p text:style-name="P1"><text:s text:c="4"/>'!Dim Sh_Fitting As Worksheet</text:p>
      <text:p text:style-name="P1"><text:s text:c="4"/>'! <text:s text:c="3"/>Sh_Fitting = Layout_Fitting(0)</text:p>
      <text:p text:style-name="P1"><text:s text:c="4"/>Dim Col_Fitting_B_Country As Long</text:p>
      <text:p text:style-name="P1"><text:s text:c="8"/>Col_Fitting_B_Country = Layout_Fitting(1)</text:p>
      <text:p text:style-name="P1"><text:s text:c="4"/>Dim Row_Fitting_6_Crop As Long</text:p>
      <text:p text:style-name="P1"><text:s text:c="8"/>Row_Fitting_6_Crop = Layout_Fitting(2)</text:p>
      <text:p text:style-name="P1"><text:s text:c="4"/>Dim Row_Fitting_From As Long</text:p>
      <text:p text:style-name="P1"><text:s text:c="8"/>Row_Fitting_From = Layout_Fitting(3)</text:p>
      <text:p text:style-name="P1"><text:s text:c="4"/>Dim Row_Fitting_To As Long</text:p>
      <text:p text:style-name="P1"><text:s text:c="8"/>Row_Fitting_To = Layout_Fitting(4)</text:p>
      <text:p text:style-name="P1"><text:s text:c="4"/>Dim Col_Fitting_From As Long</text:p>
      <text:p text:style-name="P1"><text:s text:c="8"/>Col_Fitting_From = Layout_Fitting(5)</text:p>
      <text:p text:style-name="P1"><text:s text:c="4"/>Dim Col_Fitting_To As Long</text:p>
      <text:p text:style-name="P1"><text:s text:c="8"/>Col_Fitting_To = Layout_Fitting(6)</text:p>
      <text:p text:style-name="P1"><text:s text:c="15"/></text:p>
      <text:p text:style-name="P1"><text:s text:c="4"/>'Iterate through all rows of the Fitting Matrix</text:p>
      <text:p text:style-name="P1"><text:s text:c="4"/>'-----------------------------------------------</text:p>
      <text:p text:style-name="P1"><text:s text:c="4"/>Dim Row_Fitting_iter As Long</text:p>
      <text:p text:style-name="P1"><text:s text:c="4"/>For Row_Fitting_iter = Row_Fitting_From To Row_Fitting_To Step 1</text:p>
      <text:p text:style-name="P1"><text:s text:c="8"/></text:p>
      <text:p text:style-name="P1"><text:s text:c="8"/>'Iterate through all columns of the Fitting Matrix</text:p>
      <text:p text:style-name="P1"><text:soft-page-break/><text:s text:c="8"/>'-------------------------------------------------</text:p>
      <text:p text:style-name="P1"><text:s text:c="8"/>Dim Col_Fitting_iter As Long</text:p>
      <text:p text:style-name="P1"><text:s text:c="8"/>For Col_Fitting_iter = Col_Fitting_From To Col_Fitting_To Step 1</text:p>
      <text:p text:style-name="P1"><text:s text:c="8"/></text:p>
      <text:p text:style-name="P1"><text:s text:c="12"/>'Search Sting (Matrix Dimensions of the Fitting Table)</text:p>
      <text:p text:style-name="P1"><text:s text:c="12"/>Dim SearchString_Fitting(0 To 1) As Variant</text:p>
      <text:p text:style-name="P1"><text:s text:c="12"/>SearchString_Fitting(0) = LCase(Sh_Fitting.Cells(Row_Fitting_iter, Col_Fitting_B_Country))</text:p>
      <text:p text:style-name="P1"><text:s text:c="12"/>SearchString_Fitting(1) = LCase(Sh_Fitting.Cells(Row_Fitting_6_Crop, Col_Fitting_iter))</text:p>
      <text:p text:style-name="P1"><text:s text:c="12"/>'for debug purposes</text:p>
      <text:p text:style-name="P1"><text:s text:c="12"/>If LCase(SearchString_Fitting(0)) = "france" And LCase(SearchString_Fitting(1)) = "sunflower" Then</text:p>
      <text:p text:style-name="P1"><text:s text:c="16"/>'Stop 'for debug purposes</text:p>
      <text:p text:style-name="P1"><text:s text:c="12"/>End If</text:p>
      <text:p text:style-name="P1"><text:s text:c="12"/></text:p>
      <text:p text:style-name="P1"><text:s text:c="12"/>'search in Demand (FT input)</text:p>
      <text:p text:style-name="P1"><text:s text:c="12"/>'---------------------------</text:p>
      <text:p text:style-name="P1"><text:s text:c="12"/>Dim Cell_DemandPivot_SumOfTotalNo As Range</text:p>
      <text:p text:style-name="P1"><text:s text:c="12"/>Set Cell_DemandPivot_SumOfTotalNo = z_SearchIn_DemandPivot( _</text:p>
      <text:p text:style-name="P1"><text:s text:c="40"/>Sh_DemandPivot, _</text:p>
      <text:p text:style-name="P1"><text:s text:c="40"/>Layout_DemandPivot, _</text:p>
      <text:p text:style-name="P1"><text:s text:c="40"/>SearchString_Fitting, _</text:p>
      <text:p text:style-name="P1"><text:s text:c="40"/>Unit, _</text:p>
      <text:p text:style-name="P1"><text:s text:c="40"/>Value_DemandPivot_D_Activity, _</text:p>
      <text:p text:style-name="P1"><text:s text:c="40"/>Value_DemandPivot_E_Facility)</text:p>
      <text:p text:style-name="P1"><text:s text:c="12"/></text:p>
      <text:p text:style-name="P1"><text:s text:c="12"/></text:p>
      <text:p text:style-name="P1"><text:s text:c="12"/>'search in Supply (Hughes input)</text:p>
      <text:p text:style-name="P1"><text:s text:c="12"/>'-------------------------------</text:p>
      <text:p text:style-name="P1"><text:s text:c="12"/>If Supply = "Hughes Pivot" Then</text:p>
      <text:p text:style-name="P1"><text:s text:c="16"/>Dim Cell_SupplyPivot_SumOfTotalNo As Range</text:p>
      <text:p text:style-name="P1"><text:s text:c="16"/>Set Cell_SupplyPivot_SumOfTotalNo = z_SearchIn_Supply_HughesPivot( _</text:p>
      <text:p text:style-name="P1"><text:s text:c="52"/>Sh_SupplyHughesPivot, _</text:p>
      <text:p text:style-name="P1"><text:s text:c="52"/>Layout_SupplyHughesPivot, _</text:p>
      <text:p text:style-name="P1"><text:s text:c="52"/>SearchString_Fitting, _</text:p>
      <text:p text:style-name="P1"><text:s text:c="52"/>Unit, _</text:p>
      <text:p text:style-name="P1"><text:s text:c="52"/>Value_SupplyPivot_D_Activity, _</text:p>
      <text:p text:style-name="P1"><text:s text:c="52"/>Value_SupplyPivot_E_Facility)</text:p>
      <text:p text:style-name="P1"><text:s text:c="48"/></text:p>
      <text:p text:style-name="P1"><text:s text:c="12"/>'search in Supply (CostDriver input)</text:p>
      <text:p text:style-name="P1"><text:s text:c="12"/>'-----------------------------------</text:p>
      <text:p text:style-name="P1"><text:s text:c="12"/>ElseIf Supply = "Cost Driver Pivot" Then</text:p>
      <text:p text:style-name="P1"><text:s text:c="16"/>Set Cell_SupplyPivot_SumOfTotalNo = z_SearchIn_Supply_CostDriverPivot( _</text:p>
      <text:p text:style-name="P1"><text:s text:c="56"/>Sh_SupplyCostDriverPivot, _</text:p>
      <text:p text:style-name="P1"><text:s text:c="56"/>Layout_SupplyCostDriverPivot, _</text:p>
      <text:p text:style-name="P1"><text:s text:c="56"/>SearchString_Fitting, _</text:p>
      <text:p text:style-name="P1"><text:s text:c="56"/>Unit, _</text:p>
      <text:p text:style-name="P1"><text:s text:c="56"/>Value_SupplyPivot_D_Activity, _</text:p>
      <text:p text:style-name="P1"><text:s text:c="56"/>Value_SupplyPivot_E_Facility)</text:p>
      <text:p text:style-name="P1"><text:s text:c="12"/>Else</text:p>
      <text:p text:style-name="P1"><text:s text:c="16"/>Stop</text:p>
      <text:p text:style-name="P1"><text:s text:c="12"/>End If</text:p>
      <text:p text:style-name="P1"><text:s text:c="12"/></text:p>
      <text:p text:style-name="P1"><text:s text:c="12"/>'calculate the ratio demand/supply and write it into the fitting sheet</text:p>
      <text:p text:style-name="P1"><text:soft-page-break/><text:s text:c="12"/>'white=2 no demand ,red=3 demand but no supply</text:p>
      <text:p text:style-name="P1"><text:s text:c="12"/>'---------------------------------------------------------------------</text:p>
      <text:p text:style-name="P1"><text:s text:c="12"/>Call z_Calculation(Sh_Fitting, Row_Fitting_iter, Col_Fitting_iter, _</text:p>
      <text:p text:style-name="P1"><text:s text:c="28"/>Cell_DemandPivot_SumOfTotalNo, Cell_SupplyPivot_SumOfTotalNo)</text:p>
      <text:p text:style-name="P1"><text:s text:c="12"/></text:p>
      <text:p text:style-name="P1"><text:s text:c="12"/>'Set the objects to nothing</text:p>
      <text:p text:style-name="P1"><text:s text:c="12"/>'--------------------------</text:p>
      <text:p text:style-name="P1"><text:s text:c="12"/>Set Cell_DemandPivot_SumOfTotalNo = Nothing</text:p>
      <text:p text:style-name="P1"><text:s text:c="12"/>Set Cell_SupplyPivot_SumOfTotalNo = Nothing</text:p>
      <text:p text:style-name="P1"><text:s text:c="4"/></text:p>
      <text:p text:style-name="P1"><text:s text:c="8"/>Next Col_Fitting_iter</text:p>
      <text:p text:style-name="P1"><text:s text:c="4"/>Next Row_Fitting_iter</text:p>
      <text:p text:style-name="P1">End Function</text:p>
      <text:p text:style-name="P1"/>
      <text:p text:style-name="P1">Function z_SearchIn_DemandPivot(Sh_DemandPivot As Worksheet, _</text:p>
      <text:p text:style-name="P1"><text:s text:c="28"/>Layout_DemandPivot As Variant, _</text:p>
      <text:p text:style-name="P1"><text:s text:c="28"/>SearchString_Fitting As Variant, _</text:p>
      <text:p text:style-name="P1"><text:s text:c="28"/>Unit As String, _</text:p>
      <text:p text:style-name="P1"><text:s text:c="28"/>Value_DemandPivot_D_Activity As String, _</text:p>
      <text:p text:style-name="P1"><text:s text:c="28"/>Value_DemandPivot_E_Facility As Variant) As Range</text:p>
      <text:p text:style-name="P1"><text:s text:c="4"/></text:p>
      <text:p text:style-name="P1"><text:s text:c="4"/>'Layout_Demand decompression</text:p>
      <text:p text:style-name="P1"><text:s text:c="4"/>'----------------------------</text:p>
      <text:p text:style-name="P1"><text:s text:c="4"/>'!Dim Sh_DemandPivot As Worksheet</text:p>
      <text:p text:style-name="P1"><text:s text:c="4"/>'!Set Sh_DemandPivot = Layout_DemandPivot(0)</text:p>
      <text:p text:style-name="P1"><text:s text:c="4"/>Dim Col_DemandPivot_A_Country As Long</text:p>
      <text:p text:style-name="P1"><text:s text:c="8"/>Col_DemandPivot_A_Country = Layout_DemandPivot(1)</text:p>
      <text:p text:style-name="P1"><text:s text:c="4"/>Dim Col_DemandPivot_C_Crop As Long</text:p>
      <text:p text:style-name="P1"><text:s text:c="8"/>Col_DemandPivot_C_Crop = Layout_DemandPivot(2)</text:p>
      <text:p text:style-name="P1"><text:s text:c="4"/>Dim Col_DemandPivot_D_Activity As Long</text:p>
      <text:p text:style-name="P1"><text:s text:c="8"/>Col_DemandPivot_D_Activity = Layout_DemandPivot(3)</text:p>
      <text:p text:style-name="P1"><text:s text:c="4"/>Dim Col_DemandPivot_E_Facility As Long</text:p>
      <text:p text:style-name="P1"><text:s text:c="8"/>Col_DemandPivot_E_Facility = Layout_DemandPivot(4)</text:p>
      <text:p text:style-name="P1"><text:s text:c="4"/>Dim Col_DemandPivot_F_SumOfTotalNoUnits As Long</text:p>
      <text:p text:style-name="P1"><text:s text:c="8"/>Col_DemandPivot_F_SumOfTotalNoUnits = Layout_DemandPivot(5)</text:p>
      <text:p text:style-name="P1"><text:s text:c="4"/>Dim Col_DemandPivot_G_SumOfTotalNoPlants As Long</text:p>
      <text:p text:style-name="P1"><text:s text:c="8"/>Col_DemandPivot_G_SumOfTotalNoPlants = Layout_DemandPivot(6)</text:p>
      <text:p text:style-name="P1"><text:s text:c="4"/>Dim Row_DemandPivot_From As Long</text:p>
      <text:p text:style-name="P1"><text:s text:c="8"/>Row_DemandPivot_From = Layout_DemandPivot(7)</text:p>
      <text:p text:style-name="P1"><text:s text:c="4"/>Dim Row_DemandPivot_To As Long</text:p>
      <text:p text:style-name="P1"><text:s text:c="8"/>Row_DemandPivot_To = Layout_DemandPivot(8)</text:p>
      <text:p text:style-name="P1"><text:s text:c="4"/></text:p>
      <text:p text:style-name="P1"><text:s text:c="4"/>'Iterate through all rows starting at the bottom of the pivot table</text:p>
      <text:p text:style-name="P1"><text:s text:c="4"/>'------------------------------------------------------------------</text:p>
      <text:p text:style-name="P1"><text:s text:c="4"/>Dim Row_DemandPivot</text:p>
      <text:p text:style-name="P1"><text:s text:c="4"/>For Row_DemandPivot = Row_DemandPivot_To To Row_DemandPivot_From Step -1</text:p>
      <text:p text:style-name="P1"><text:s text:c="8"/></text:p>
      <text:p text:style-name="P1"><text:s text:c="8"/>'Check the last column of the pivot table</text:p>
      <text:p text:style-name="P1"><text:s text:c="8"/>'----------------------------------------</text:p>
      <text:p text:style-name="P1"><text:s text:c="8"/>Dim Cell_DemandPivot_E_Facility As Range</text:p>
      <text:p text:style-name="P1"><text:s text:c="8"/>Set Cell_DemandPivot_E_Facility = Sh_DemandPivot.Cells(Row_DemandPivot, Col_DemandPivot_E_Facility)</text:p>
      <text:p text:style-name="P1"><text:s text:c="8"/>If LCase(Cell_DemandPivot_E_Facility.Value) = LCase(Value_DemandPivot_E_Facility) Then</text:p>
      <text:p text:style-name="P1"><text:soft-page-break/><text:s text:c="8"/></text:p>
      <text:p text:style-name="P1"><text:s text:c="12"/>'Check the second before last column of the pivot table</text:p>
      <text:p text:style-name="P1"><text:s text:c="12"/>'------------------------------------------------------</text:p>
      <text:p text:style-name="P1"><text:s text:c="12"/>Dim Cell_DemandPivot_D_Activity As Range</text:p>
      <text:p text:style-name="P1"><text:s text:c="12"/>Set Cell_DemandPivot_D_Activity = Sh_DemandPivot.Cells(Row_DemandPivot, Col_DemandPivot_D_Activity)</text:p>
      <text:p text:style-name="P1"><text:s text:c="12"/>'have not found the row therefore go one row up</text:p>
      <text:p text:style-name="P1"><text:s text:c="12"/>If LCase(Cell_DemandPivot_D_Activity.Value) = Empty Then</text:p>
      <text:p text:style-name="P1"><text:s text:c="16"/>Do Until LCase(Cell_DemandPivot_D_Activity.Value) &lt;&gt; Empty</text:p>
      <text:p text:style-name="P1"><text:s text:c="20"/>Set Cell_DemandPivot_D_Activity = Cell_DemandPivot_D_Activity.Offset(-1, 0)</text:p>
      <text:p text:style-name="P1"><text:s text:c="16"/>Loop</text:p>
      <text:p text:style-name="P1"><text:s text:c="12"/>End If</text:p>
      <text:p text:style-name="P1"><text:s text:c="12"/>'have found the row therefore step in to check the next column</text:p>
      <text:p text:style-name="P1"><text:s text:c="12"/>If LCase(Cell_DemandPivot_D_Activity.Value) = LCase(Value_DemandPivot_D_Activity) Then</text:p>
      <text:p text:style-name="P1"><text:s text:c="16"/></text:p>
      <text:p text:style-name="P1"><text:s text:c="16"/>'Check the third before last column of the pivot table</text:p>
      <text:p text:style-name="P1"><text:s text:c="16"/>'-----------------------------------------------------</text:p>
      <text:p text:style-name="P1"><text:s text:c="16"/>Dim Cell_DemandPivot_C_Crop As Range</text:p>
      <text:p text:style-name="P1"><text:s text:c="16"/>Set Cell_DemandPivot_C_Crop = Sh_DemandPivot.Cells(Row_DemandPivot, Col_DemandPivot_C_Crop)</text:p>
      <text:p text:style-name="P1"><text:s text:c="16"/>'have not found the row therefore go one row up</text:p>
      <text:p text:style-name="P1"><text:s text:c="16"/>If LCase(Cell_DemandPivot_C_Crop.Value) = Empty Then</text:p>
      <text:p text:style-name="P1"><text:s text:c="20"/>Do Until LCase(Cell_DemandPivot_C_Crop.Value) &lt;&gt; Empty</text:p>
      <text:p text:style-name="P1"><text:s text:c="24"/>Set Cell_DemandPivot_C_Crop = Cell_DemandPivot_C_Crop.Offset(-1, 0)</text:p>
      <text:p text:style-name="P1"><text:s text:c="20"/>Loop</text:p>
      <text:p text:style-name="P1"><text:s text:c="16"/>End If</text:p>
      <text:p text:style-name="P1"><text:s text:c="16"/>'have found the row therefore step in to check the next column</text:p>
      <text:p text:style-name="P1"><text:s text:c="16"/>If LCase(Cell_DemandPivot_C_Crop.Value) = LCase(SearchString_Fitting(1)) Then</text:p>
      <text:p text:style-name="P1"><text:s text:c="20"/></text:p>
      <text:p text:style-name="P1"><text:s text:c="20"/>'Check the fourth before last column of the pivot table</text:p>
      <text:p text:style-name="P1"><text:s text:c="20"/>'------------------------------------------------------</text:p>
      <text:p text:style-name="P1"><text:s text:c="20"/>Dim Cell_DemandPivot_A_Country As Range</text:p>
      <text:p text:style-name="P1"><text:s text:c="20"/>Set Cell_DemandPivot_A_Country = Sh_DemandPivot.Cells(Row_DemandPivot, Col_DemandPivot_A_Country)</text:p>
      <text:p text:style-name="P1"><text:s text:c="20"/>'have not found the row therefore go one row up</text:p>
      <text:p text:style-name="P1"><text:s text:c="20"/>If LCase(Cell_DemandPivot_A_Country.Value) = Empty Then</text:p>
      <text:p text:style-name="P1"><text:s text:c="24"/>Do Until LCase(Cell_DemandPivot_A_Country.Value) &lt;&gt; Empty</text:p>
      <text:p text:style-name="P1"><text:s text:c="28"/>Set Cell_DemandPivot_A_Country = Cell_DemandPivot_A_Country.Offset(-1, 0)</text:p>
      <text:p text:style-name="P1"><text:s text:c="24"/>Loop</text:p>
      <text:p text:style-name="P1"><text:s text:c="20"/>End If</text:p>
      <text:p text:style-name="P1"><text:s text:c="20"/>'have found the row therefore step in to get the needed value</text:p>
      <text:p text:style-name="P1"><text:s text:c="20"/>If LCase(Cell_DemandPivot_A_Country.Value) = LCase(SearchString_Fitting(0)) Then</text:p>
      <text:p text:style-name="P1"><text:s text:c="24"/></text:p>
      <text:p text:style-name="P1"><text:s text:c="24"/>'Output and exit</text:p>
      <text:p text:style-name="P1"><text:s text:c="24"/>'---------------</text:p>
      <text:p text:style-name="P1"><text:s text:c="24"/>If LCase(Unit) = "plot" Or LCase(Unit) = "row" Or LCase(Unit) = "cross" Then</text:p>
      <text:p text:style-name="P1"><text:s text:c="28"/>Dim Cell_DemandPivot_F_SumOfTotalNoUnits As Range</text:p>
      <text:p text:style-name="P1"><text:s text:c="28"/>Set Cell_DemandPivot_F_SumOfTotalNoUnits = Sh_DemandPivot.Cells(Row_DemandPivot, Col_DemandPivot_F_SumOfTotalNoUnits)</text:p>
      <text:p text:style-name="P1"><text:s text:c="28"/>Set z_SearchIn_DemandPivot = Cell_DemandPivot_F_SumOfTotalNoUnits</text:p>
      <text:p text:style-name="P1"><text:s text:c="24"/>ElseIf LCase(Unit) = "plant" Then</text:p>
      <text:p text:style-name="P1"><text:s text:c="28"/>Dim Cell_DemandPivot_G_SumOfTotalNoPlants As Range</text:p>
      <text:p text:style-name="P1"><text:soft-page-break/><text:s text:c="28"/>Set Cell_DemandPivot_G_SumOfTotalNoPlants = Sh_DemandPivot.Cells(Row_DemandPivot, Col_DemandPivot_G_SumOfTotalNoPlants)</text:p>
      <text:p text:style-name="P1"><text:s text:c="28"/>Set z_SearchIn_DemandPivot = Cell_DemandPivot_G_SumOfTotalNoPlants</text:p>
      <text:p text:style-name="P1"><text:s text:c="24"/>Else</text:p>
      <text:p text:style-name="P1"><text:s text:c="28"/>Stop</text:p>
      <text:p text:style-name="P1"><text:s text:c="24"/>End If</text:p>
      <text:p text:style-name="P1"><text:s text:c="24"/>Exit For</text:p>
      <text:p text:style-name="P1"><text:s text:c="24"/></text:p>
      <text:p text:style-name="P1"><text:s text:c="20"/>End If</text:p>
      <text:p text:style-name="P1"><text:s text:c="16"/>End If</text:p>
      <text:p text:style-name="P1"><text:s text:c="12"/>End If</text:p>
      <text:p text:style-name="P1"><text:s text:c="8"/>End If</text:p>
      <text:p text:style-name="P1"><text:s text:c="4"/>Next Row_DemandPivot</text:p>
      <text:p text:style-name="P1">End Function</text:p>
      <text:p text:style-name="P1"/>
      <text:p text:style-name="P1">Function z_SearchIn_Supply_HughesPivot(Sh_SupplyHughesPivot As Worksheet, _</text:p>
      <text:p text:style-name="P1"><text:s text:c="36"/>Layout_SupplyHughesPivot As Variant, _</text:p>
      <text:p text:style-name="P1"><text:s text:c="36"/>SearchString_Fitting As Variant, _</text:p>
      <text:p text:style-name="P1"><text:s text:c="36"/>Unit As String, _</text:p>
      <text:p text:style-name="P1"><text:s text:c="36"/>Value_SupplyHughesPivot_D_Activity As String, _</text:p>
      <text:p text:style-name="P1"><text:s text:c="36"/>Value_SupplyHughesPivot_E_Facility As Variant) As Range</text:p>
      <text:p text:style-name="P1"><text:s text:c="4"/></text:p>
      <text:p text:style-name="P1"><text:s text:c="4"/>'Layout_SupplyHughes decompression</text:p>
      <text:p text:style-name="P1"><text:s text:c="4"/>'---------------------------------</text:p>
      <text:p text:style-name="P1"><text:s text:c="4"/>'!Dim Sh_SupplyHughesPivot As Worksheet</text:p>
      <text:p text:style-name="P1"><text:s text:c="4"/>'! <text:s text:c="3"/>Sh_SupplyHughesPivot = Layout_SupplyHughesPivot(0)</text:p>
      <text:p text:style-name="P1"><text:s text:c="4"/>Dim Col_SupplyHughesPivot_A_Country As Long</text:p>
      <text:p text:style-name="P1"><text:s text:c="8"/>Col_SupplyHughesPivot_A_Country = Layout_SupplyHughesPivot(1)</text:p>
      <text:p text:style-name="P1"><text:s text:c="4"/>Dim Col_SupplyHughesPivot_C_Crop As Long</text:p>
      <text:p text:style-name="P1"><text:s text:c="8"/>Col_SupplyHughesPivot_C_Crop = Layout_SupplyHughesPivot(2)</text:p>
      <text:p text:style-name="P1"><text:s text:c="4"/>Dim Col_SupplyHughesPivot_D_Activity As Long</text:p>
      <text:p text:style-name="P1"><text:s text:c="8"/>Col_SupplyHughesPivot_D_Activity = Layout_SupplyHughesPivot(3)</text:p>
      <text:p text:style-name="P1"><text:s text:c="4"/>Dim Col_SupplyHughesPivot_E_SumOfTotalNoPlots As Long</text:p>
      <text:p text:style-name="P1"><text:s text:c="8"/>Col_SupplyHughesPivot_E_SumOfTotalNoPlots = Layout_SupplyHughesPivot(4)</text:p>
      <text:p text:style-name="P1"><text:s text:c="4"/>Dim Row_SupplyHughesPivot_From As Long</text:p>
      <text:p text:style-name="P1"><text:s text:c="8"/>Row_SupplyHughesPivot_From = Layout_SupplyHughesPivot(5)</text:p>
      <text:p text:style-name="P1"><text:s text:c="4"/>Dim Row_SupplyHughesPivot_To As Long</text:p>
      <text:p text:style-name="P1"><text:s text:c="8"/>Row_SupplyHughesPivot_To = Layout_SupplyHughesPivot(6)</text:p>
      <text:p text:style-name="P1"><text:s text:c="4"/></text:p>
      <text:p text:style-name="P1"><text:s text:c="4"/>'Iterate through all rows starting at the bottom of the pivot table</text:p>
      <text:p text:style-name="P1"><text:s text:c="4"/>'------------------------------------------------------------------</text:p>
      <text:p text:style-name="P1"><text:s text:c="4"/>Dim Row_SupplyHughesPivot As Long</text:p>
      <text:p text:style-name="P1"><text:s text:c="4"/>For Row_SupplyHughesPivot = Row_SupplyHughesPivot_To To Row_SupplyHughesPivot_From Step -1</text:p>
      <text:p text:style-name="P1"><text:s text:c="8"/></text:p>
      <text:p text:style-name="P1"><text:s text:c="8"/>'Check the last column of the pivot table</text:p>
      <text:p text:style-name="P1"><text:s text:c="8"/>'----------------------------------------</text:p>
      <text:p text:style-name="P1"><text:s text:c="8"/>Dim Cell_SupplyHughesPivot_D_Activity As Range</text:p>
      <text:p text:style-name="P1"><text:s text:c="8"/>Set Cell_SupplyHughesPivot_D_Activity = Sh_SupplyHughesPivot.Cells(Row_SupplyHughesPivot, Col_SupplyHughesPivot_D_Activity)</text:p>
      <text:p text:style-name="P1"><text:s text:c="8"/>If LCase(Cell_SupplyHughesPivot_D_Activity.Value) = LCase(Value_SupplyHughesPivot_D_Activity) Then</text:p>
      <text:p text:style-name="P1"><text:s text:c="12"/></text:p>
      <text:p text:style-name="P1"><text:soft-page-break/><text:s text:c="12"/>'Check the second before last column of the pivot table</text:p>
      <text:p text:style-name="P1"><text:s text:c="12"/>'------------------------------------------------------</text:p>
      <text:p text:style-name="P1"><text:s text:c="12"/>Dim Cell_SupplyHughesPivot_C_Crop As Range</text:p>
      <text:p text:style-name="P1"><text:s text:c="12"/>Set Cell_SupplyHughesPivot_C_Crop = Sh_SupplyHughesPivot.Cells(Row_SupplyHughesPivot, Col_SupplyHughesPivot_C_Crop)</text:p>
      <text:p text:style-name="P1"><text:s text:c="12"/>'have not found the row therefore go one row up</text:p>
      <text:p text:style-name="P1"><text:s text:c="12"/>If LCase(Cell_SupplyHughesPivot_C_Crop.Value) = Empty Then</text:p>
      <text:p text:style-name="P1"><text:s text:c="16"/>Do Until LCase(Cell_SupplyHughesPivot_C_Crop.Value) &lt;&gt; Empty</text:p>
      <text:p text:style-name="P1"><text:s text:c="20"/>Set Cell_SupplyHughesPivot_C_Crop = Cell_SupplyHughesPivot_C_Crop.Offset(-1, 0)</text:p>
      <text:p text:style-name="P1"><text:s text:c="16"/>Loop</text:p>
      <text:p text:style-name="P1"><text:s text:c="12"/>End If</text:p>
      <text:p text:style-name="P1"><text:s text:c="12"/>'have found the row therefore step in to check the next column</text:p>
      <text:p text:style-name="P1"><text:s text:c="12"/>If LCase(Cell_SupplyHughesPivot_C_Crop.Value) = LCase(SearchString_Fitting(1)) Then</text:p>
      <text:p text:style-name="P1"><text:s text:c="8"/></text:p>
      <text:p text:style-name="P1"><text:s text:c="16"/>'Check the third before last column of the pivot table</text:p>
      <text:p text:style-name="P1"><text:s text:c="16"/>'-----------------------------------------------------</text:p>
      <text:p text:style-name="P1"><text:s text:c="16"/>Dim Cell_SupplyHughesPivot_A_Country As Range</text:p>
      <text:p text:style-name="P1"><text:s text:c="16"/>Set Cell_SupplyHughesPivot_A_Country = Sh_SupplyHughesPivot.Cells(Row_SupplyHughesPivot, Col_SupplyHughesPivot_A_Country)</text:p>
      <text:p text:style-name="P1"><text:s text:c="16"/>'have not found the row therefore go one row up</text:p>
      <text:p text:style-name="P1"><text:s text:c="16"/>If LCase(Cell_SupplyHughesPivot_A_Country.Value) = Empty Then</text:p>
      <text:p text:style-name="P1"><text:s text:c="20"/>Do Until LCase(Cell_SupplyHughesPivot_A_Country.Value) &lt;&gt; Empty</text:p>
      <text:p text:style-name="P1"><text:s text:c="24"/>Set Cell_SupplyHughesPivot_A_Country = Cell_SupplyHughesPivot_A_Country.Offset(-1, 0)</text:p>
      <text:p text:style-name="P1"><text:s text:c="20"/>Loop</text:p>
      <text:p text:style-name="P1"><text:s text:c="16"/>End If</text:p>
      <text:p text:style-name="P1"><text:s text:c="16"/>'have found the row therefore step in to get the needed value</text:p>
      <text:p text:style-name="P1"><text:s text:c="16"/>If LCase(Cell_SupplyHughesPivot_A_Country.Value) = LCase(SearchString_Fitting(0)) Then</text:p>
      <text:p text:style-name="P1"><text:s text:c="20"/></text:p>
      <text:p text:style-name="P1"><text:s text:c="20"/>'Output and exit</text:p>
      <text:p text:style-name="P1"><text:s text:c="20"/>'---------------</text:p>
      <text:p text:style-name="P1"><text:s text:c="20"/>Dim Cell_SupplyHughesPivot_E_SumOfTotalNoPlots As Range</text:p>
      <text:p text:style-name="P1"><text:s text:c="20"/>Set Cell_SupplyHughesPivot_E_SumOfTotalNoPlots = Sh_SupplyHughesPivot.Cells(Row_SupplyHughesPivot, Col_SupplyHughesPivot_E_SumOfTotalNoPlots)</text:p>
      <text:p text:style-name="P1"><text:s text:c="20"/>Set z_SearchIn_Supply_HughesPivot = Cell_SupplyHughesPivot_E_SumOfTotalNoPlots</text:p>
      <text:p text:style-name="P1"><text:s text:c="20"/>Exit For</text:p>
      <text:p text:style-name="P1"><text:s text:c="20"/></text:p>
      <text:p text:style-name="P1"><text:s text:c="16"/>End If</text:p>
      <text:p text:style-name="P1"><text:s text:c="12"/>End If</text:p>
      <text:p text:style-name="P1"><text:s text:c="8"/>End If</text:p>
      <text:p text:style-name="P1"><text:s text:c="4"/>Next Row_SupplyHughesPivot</text:p>
      <text:p text:style-name="P1">End Function</text:p>
      <text:p text:style-name="P1"/>
      <text:p text:style-name="P1">Function z_SearchIn_Supply_CostDriverPivot(Sh_SupplyCostDriverPivot As Worksheet, _</text:p>
      <text:p text:style-name="P1"><text:s text:c="48"/>Layout_SupplyCostDriverPivot As Variant, _</text:p>
      <text:p text:style-name="P1"><text:s text:c="48"/>SearchString_Fitting As Variant, _</text:p>
      <text:p text:style-name="P1"><text:s text:c="48"/>Unit As String, _</text:p>
      <text:p text:style-name="P1"><text:s text:c="48"/>Value_SupplyCostDriverPivot_D_Activity As String, _</text:p>
      <text:p text:style-name="P1"><text:s text:c="48"/>Value_SupplyCostDriverPivot_E_Facility As Variant) As Range</text:p>
      <text:p text:style-name="P1"><text:s text:c="4"/></text:p>
      <text:p text:style-name="P1"><text:s text:c="4"/>'Layout_SupplyCostDriver decompression</text:p>
      <text:p text:style-name="P1"><text:s text:c="4"/>'-------------------------------------</text:p>
      <text:p text:style-name="P1"><text:soft-page-break/><text:s text:c="4"/>'!Dim Sh_SupplyCostDriverPivot As Worksheet</text:p>
      <text:p text:style-name="P1"><text:s text:c="4"/>'! <text:s text:c="3"/>Sh_SupplyCostDriverPivot = Layout_SupplyCostDriverPivot(0)</text:p>
      <text:p text:style-name="P1"><text:s text:c="4"/>Dim Col_SupplyCostDriverPivot_A_Country As Long</text:p>
      <text:p text:style-name="P1"><text:s text:c="8"/>Col_SupplyCostDriverPivot_A_Country = Layout_SupplyCostDriverPivot(1)</text:p>
      <text:p text:style-name="P1"><text:s text:c="4"/>Dim Col_SupplyCostDriverPivot_C_Crop As Long</text:p>
      <text:p text:style-name="P1"><text:s text:c="8"/>Col_SupplyCostDriverPivot_C_Crop = Layout_SupplyCostDriverPivot(2)</text:p>
      <text:p text:style-name="P1"><text:s text:c="4"/>Dim Col_SupplyCostDriverPivot_D_Activity As Long</text:p>
      <text:p text:style-name="P1"><text:s text:c="8"/>Col_SupplyCostDriverPivot_D_Activity = Layout_SupplyCostDriverPivot(3)</text:p>
      <text:p text:style-name="P1"><text:s text:c="4"/>Dim Col_SupplyCostDriverPivot_E_Facility As Long</text:p>
      <text:p text:style-name="P1"><text:s text:c="8"/>Col_SupplyCostDriverPivot_E_Facility = Layout_SupplyCostDriverPivot(4)</text:p>
      <text:p text:style-name="P1"><text:s text:c="4"/>Dim Col_SupplyCostDriverPivot_F_Units As Long</text:p>
      <text:p text:style-name="P1"><text:s text:c="8"/>Col_SupplyCostDriverPivot_F_Units = Layout_SupplyCostDriverPivot(5)</text:p>
      <text:p text:style-name="P1"><text:s text:c="4"/>Dim Col_SupplyCostDriverPivot_G_SumOfTotalNoUnits As Long</text:p>
      <text:p text:style-name="P1"><text:s text:c="8"/>Col_SupplyCostDriverPivot_G_SumOfTotalNoUnits = Layout_SupplyCostDriverPivot(6)</text:p>
      <text:p text:style-name="P1"><text:s text:c="4"/>Dim Row_SupplyCostDriverPivot_From As Long</text:p>
      <text:p text:style-name="P1"><text:s text:c="8"/>Row_SupplyCostDriverPivot_From = Layout_SupplyCostDriverPivot(7)</text:p>
      <text:p text:style-name="P1"><text:s text:c="4"/>Dim Row_SupplyCostDriverPivot_To As Long</text:p>
      <text:p text:style-name="P1"><text:s text:c="8"/>Row_SupplyCostDriverPivot_To = Layout_SupplyCostDriverPivot(8)</text:p>
      <text:p text:style-name="P1"><text:s text:c="4"/></text:p>
      <text:p text:style-name="P1"><text:s text:c="4"/>'Iterate through all rows starting at the bottom of the pivot table</text:p>
      <text:p text:style-name="P1"><text:s text:c="4"/>'------------------------------------------------------------------</text:p>
      <text:p text:style-name="P1"><text:s text:c="4"/>Dim Row_SupplyCostDriverPivot As Long</text:p>
      <text:p text:style-name="P1"><text:s text:c="4"/>For Row_SupplyCostDriverPivot = Row_SupplyCostDriverPivot_To To Row_SupplyCostDriverPivot_From Step -1</text:p>
      <text:p text:style-name="P1"><text:s text:c="8"/></text:p>
      <text:p text:style-name="P1"><text:s text:c="8"/>'Check the last column of the pivot table</text:p>
      <text:p text:style-name="P1"><text:s text:c="8"/>'----------------------------------------</text:p>
      <text:p text:style-name="P1"><text:s text:c="8"/>Dim Cell_SupplyCostDriverPivot_E_Facility As Range</text:p>
      <text:p text:style-name="P1"><text:s text:c="8"/>Set Cell_SupplyCostDriverPivot_E_Facility = Sh_SupplyCostDriverPivot.Cells(Row_SupplyCostDriverPivot, Col_SupplyCostDriverPivot_E_Facility)</text:p>
      <text:p text:style-name="P1"><text:s text:c="8"/>If LCase(Cell_SupplyCostDriverPivot_E_Facility.Value) = LCase(Value_SupplyCostDriverPivot_E_Facility) Then</text:p>
      <text:p text:style-name="P1"><text:s text:c="8"/></text:p>
      <text:p text:style-name="P1"><text:s text:c="12"/>'Check the second before last column of the pivot table</text:p>
      <text:p text:style-name="P1"><text:s text:c="12"/>'-------------------------------------------------</text:p>
      <text:p text:style-name="P1"><text:s text:c="12"/>Dim Cell_SupplyCostDriverPivot_D_Activity As Range</text:p>
      <text:p text:style-name="P1"><text:s text:c="12"/>Set Cell_SupplyCostDriverPivot_D_Activity = Sh_SupplyCostDriverPivot.Cells(Row_SupplyCostDriverPivot, Col_SupplyCostDriverPivot_D_Activity)</text:p>
      <text:p text:style-name="P1"><text:s text:c="12"/>'have not found the row therefore go one row up</text:p>
      <text:p text:style-name="P1"><text:s text:c="12"/>If LCase(Cell_SupplyCostDriverPivot_D_Activity.Value) = Empty Then</text:p>
      <text:p text:style-name="P1"><text:s text:c="16"/>Do Until LCase(Cell_SupplyCostDriverPivot_D_Activity.Value) &lt;&gt; Empty</text:p>
      <text:p text:style-name="P1"><text:s text:c="20"/>Set Cell_SupplyCostDriverPivot_D_Activity = Cell_SupplyCostDriverPivot_D_Activity.Offset(-1, 0)</text:p>
      <text:p text:style-name="P1"><text:s text:c="16"/>Loop</text:p>
      <text:p text:style-name="P1"><text:s text:c="12"/>End If</text:p>
      <text:p text:style-name="P1"><text:s text:c="12"/>'have found the row therefore step in to check the next column</text:p>
      <text:p text:style-name="P1"><text:s text:c="12"/>If LCase(Cell_SupplyCostDriverPivot_D_Activity.Value) = LCase(Value_SupplyCostDriverPivot_D_Activity) Then</text:p>
      <text:p text:style-name="P1"><text:s text:c="16"/></text:p>
      <text:p text:style-name="P1"><text:s text:c="16"/>'Check the third before last column of the pivot table</text:p>
      <text:p text:style-name="P1"><text:s text:c="16"/>'-----------------------------------------------------</text:p>
      <text:p text:style-name="P1"><text:s text:c="16"/>Dim Cell_SupplyCostDriverPivot_C_Crop As Range</text:p>
      <text:p text:style-name="P1"><text:soft-page-break/><text:s text:c="16"/>Set Cell_SupplyCostDriverPivot_C_Crop = Sh_SupplyCostDriverPivot.Cells(Row_SupplyCostDriverPivot, Col_SupplyCostDriverPivot_C_Crop)</text:p>
      <text:p text:style-name="P1"><text:s text:c="16"/>'have not found the row therefore go one row up</text:p>
      <text:p text:style-name="P1"><text:s text:c="16"/>If LCase(Cell_SupplyCostDriverPivot_C_Crop.Value) = Empty Then</text:p>
      <text:p text:style-name="P1"><text:s text:c="20"/>Do Until LCase(Cell_SupplyCostDriverPivot_C_Crop.Value) &lt;&gt; Empty</text:p>
      <text:p text:style-name="P1"><text:s text:c="24"/>Set Cell_SupplyCostDriverPivot_C_Crop = Cell_SupplyCostDriverPivot_C_Crop.Offset(-1, 0)</text:p>
      <text:p text:style-name="P1"><text:s text:c="20"/>Loop</text:p>
      <text:p text:style-name="P1"><text:s text:c="16"/>End If</text:p>
      <text:p text:style-name="P1"><text:s text:c="16"/>'have found the row therefore step in to check the next column</text:p>
      <text:p text:style-name="P1"><text:s text:c="16"/>If LCase(Cell_SupplyCostDriverPivot_C_Crop.Value) = LCase(SearchString_Fitting(1)) Then</text:p>
      <text:p text:style-name="P1"><text:s text:c="12"/></text:p>
      <text:p text:style-name="P1"><text:s text:c="20"/>'Check the fourth before last column of the pivot table</text:p>
      <text:p text:style-name="P1"><text:s text:c="20"/>'------------------------------------------------------</text:p>
      <text:p text:style-name="P1"><text:s text:c="20"/>Dim Cell_SupplyCostDriverPivot_A_Country As Range</text:p>
      <text:p text:style-name="P1"><text:s text:c="20"/>Set Cell_SupplyCostDriverPivot_A_Country = Sh_SupplyCostDriverPivot.Cells(Row_SupplyCostDriverPivot, Col_SupplyCostDriverPivot_A_Country)</text:p>
      <text:p text:style-name="P1"><text:s text:c="20"/>'have not found the row therefore go one row up</text:p>
      <text:p text:style-name="P1"><text:s text:c="20"/>If LCase(Cell_SupplyCostDriverPivot_A_Country.Value) = Empty Then</text:p>
      <text:p text:style-name="P1"><text:s text:c="24"/>Do Until LCase(Cell_SupplyCostDriverPivot_A_Country.Value) &lt;&gt; Empty</text:p>
      <text:p text:style-name="P1"><text:s text:c="28"/>Set Cell_SupplyCostDriverPivot_A_Country = Cell_SupplyCostDriverPivot_A_Country.Offset(-1, 0)</text:p>
      <text:p text:style-name="P1"><text:s text:c="24"/>Loop</text:p>
      <text:p text:style-name="P1"><text:s text:c="20"/>End If</text:p>
      <text:p text:style-name="P1"><text:s text:c="20"/>'have found the row therefore step in to get the needed value</text:p>
      <text:p text:style-name="P1"><text:s text:c="20"/>If LCase(Cell_SupplyCostDriverPivot_A_Country) = LCase(SearchString_Fitting(0)) Then</text:p>
      <text:p text:style-name="P1"><text:s text:c="24"/></text:p>
      <text:p text:style-name="P1"><text:s text:c="24"/>'Output and exit</text:p>
      <text:p text:style-name="P1"><text:s text:c="24"/>'---------------</text:p>
      <text:p text:style-name="P1"><text:s text:c="24"/>Dim Cell_SupplyCostDriverPivot_F_Units As Range</text:p>
      <text:p text:style-name="P1"><text:s text:c="24"/>Set Cell_SupplyCostDriverPivot_F_Units = Sh_SupplyCostDriverPivot.Cells(Row_SupplyCostDriverPivot, Col_SupplyCostDriverPivot_F_Units)</text:p>
      <text:p text:style-name="P1"><text:s text:c="24"/>If LCase(Unit) = LCase(Cell_SupplyCostDriverPivot_F_Units.Value) Then</text:p>
      <text:p text:style-name="P1"><text:s text:c="28"/>Dim Cell_SupplyCostDriverPivot_G_SumOfTotalNoUnits As Range</text:p>
      <text:p text:style-name="P1"><text:s text:c="28"/>Set Cell_SupplyCostDriverPivot_G_SumOfTotalNoUnits = Sh_SupplyCostDriverPivot.Cells(Row_SupplyCostDriverPivot, Col_SupplyCostDriverPivot_G_SumOfTotalNoUnits)</text:p>
      <text:p text:style-name="P1"><text:s text:c="28"/>Set z_SearchIn_Supply_CostDriverPivot = Cell_SupplyCostDriverPivot_G_SumOfTotalNoUnits</text:p>
      <text:p text:style-name="P1"><text:s text:c="28"/>Exit For</text:p>
      <text:p text:style-name="P1"><text:s text:c="24"/>Else</text:p>
      <text:p text:style-name="P1"><text:s text:c="28"/>Stop 'error: wrong unit in pivot table</text:p>
      <text:p text:style-name="P1"><text:s text:c="24"/>End If</text:p>
      <text:p text:style-name="P1"><text:s text:c="20"/>End If</text:p>
      <text:p text:style-name="P1"><text:s text:c="16"/>End If</text:p>
      <text:p text:style-name="P1"><text:s text:c="12"/>End If</text:p>
      <text:p text:style-name="P1"><text:s text:c="8"/>End If</text:p>
      <text:p text:style-name="P1"><text:s text:c="4"/>Next Row_SupplyCostDriverPivot</text:p>
      <text:p text:style-name="P1">End Function</text:p>
      <text:p text:style-name="P1"/>
      <text:p text:style-name="P1">Function z_Calculation(Sh_Fitting As Worksheet, Row_Fitting_iter As Long, Col_Fitting_iter As Long, _</text:p>
      <text:p text:style-name="P1"><text:s text:c="24"/>Cell_DemandPivot_SumOfTotalNo As Range, Cell_SupplyPivot_SumOfTotalNo As Range)</text:p>
      <text:p text:style-name="P1"><text:soft-page-break/><text:s text:c="4"/></text:p>
      <text:p text:style-name="P1"><text:s text:c="4"/>'calculate the ratio demand/supply and write it into the fitting sheet</text:p>
      <text:p text:style-name="P1"><text:s text:c="4"/>'black=1,white=2,red=3,green=4,blue=5,yellow=6,brown=53</text:p>
      <text:p text:style-name="P1"><text:s text:c="4"/>'---------------------------------------------------------------------</text:p>
      <text:p text:style-name="P1"><text:s text:c="4"/></text:p>
      <text:p text:style-name="P1"><text:s text:c="4"/>'Demand found</text:p>
      <text:p text:style-name="P1"><text:s text:c="4"/>If Not Cell_DemandPivot_SumOfTotalNo Is Nothing Then</text:p>
      <text:p text:style-name="P1"><text:s text:c="8"/>'Supply found</text:p>
      <text:p text:style-name="P1"><text:s text:c="8"/>If Not Cell_SupplyPivot_SumOfTotalNo Is Nothing Then</text:p>
      <text:p text:style-name="P1"><text:s text:c="12"/>Sh_Fitting.Cells(Row_Fitting_iter, Col_Fitting_iter) = _</text:p>
      <text:p text:style-name="P1"><text:s text:c="12"/>Cell_DemandPivot_SumOfTotalNo.Value / Cell_SupplyPivot_SumOfTotalNo.Value * 100</text:p>
      <text:p text:style-name="P1"><text:s text:c="12"/>Sh_Fitting.Cells(Row_Fitting_iter, Col_Fitting_iter).Interior.ColorIndex = 2</text:p>
      <text:p text:style-name="P1"><text:s text:c="8"/>'Supply not found</text:p>
      <text:p text:style-name="P1"><text:s text:c="8"/>Else</text:p>
      <text:p text:style-name="P1"><text:s text:c="12"/>'Sh_Fitting.Cells(Row_Fitting_iter, Col_Fitting_iter).Value = "S-NA"</text:p>
      <text:p text:style-name="P1"><text:s text:c="12"/>Sh_Fitting.Cells(Row_Fitting_iter, Col_Fitting_iter).Interior.ColorIndex = 5</text:p>
      <text:p text:style-name="P1"><text:s text:c="8"/>End If</text:p>
      <text:p text:style-name="P1"><text:s text:c="4"/>'Demand not found</text:p>
      <text:p text:style-name="P1"><text:s text:c="4"/>Else</text:p>
      <text:p text:style-name="P1"><text:s text:c="8"/>'Supply found</text:p>
      <text:p text:style-name="P1"><text:s text:c="8"/>If Not Cell_SupplyPivot_SumOfTotalNo Is Nothing Then</text:p>
      <text:p text:style-name="P1"><text:s text:c="12"/>'Sh_Fitting.Cells(Row_Fitting_iter, Col_Fitting_iter).Value = "D-NA"</text:p>
      <text:p text:style-name="P1"><text:s text:c="12"/>Sh_Fitting.Cells(Row_Fitting_iter, Col_Fitting_iter).Interior.ColorIndex = 53</text:p>
      <text:p text:style-name="P1"><text:s text:c="8"/>'Supply not found</text:p>
      <text:p text:style-name="P1"><text:s text:c="8"/>Else</text:p>
      <text:p text:style-name="P1"><text:s text:c="12"/>'Sh_Fitting.Cells(Row_Fitting_iter, Col_Fitting_iter).Value = "S&amp;D-NA"</text:p>
      <text:p text:style-name="P1"><text:s text:c="12"/>Sh_Fitting.Cells(Row_Fitting_iter, Col_Fitting_iter).Interior.ColorIndex = 2</text:p>
      <text:p text:style-name="P1"><text:s text:c="8"/>End If</text:p>
      <text:p text:style-name="P1"><text:s text:c="4"/>End If</text:p>
      <text:p text:style-name="P1">End Function</text:p>
      <text:p text:style-name="P1"/>
      <text:p text:style-name="P1"/>
      <text:p text:style-name="P13">File: FP template 0000 GENERAL VERSION</text:p>
      <text:p text:style-name="P1"/>
      <text:p text:style-name="P1">Private Sub Workbook_Open()</text:p>
      <text:p text:style-name="P1"><text:s text:c="4"/>On Error GoTo UnexpectedError:</text:p>
      <text:p text:style-name="P1"><text:s text:c="4"/>Debug.Print "Workbook_Open_b " &amp; Now() &amp; " " &amp; LastTime &amp; " " &amp; LastInteraction &amp; " " &amp; LastOnTime &amp; " " &amp; NextOnTime</text:p>
      <text:p text:style-name="P1"><text:s text:c="4"/></text:p>
      <text:p text:style-name="P1"><text:s text:c="4"/>'MsgBox ("")</text:p>
      <text:p text:style-name="P1"><text:s text:c="4"/>'Stop</text:p>
      <text:p text:style-name="P1"><text:s text:c="4"/>'initialisation</text:p>
      <text:p text:style-name="P1"><text:s text:c="4"/>AbortEvent_Workbook_BeforeClose = False</text:p>
      <text:p text:style-name="P1"><text:s text:c="4"/>count_CloseAttempts = 0 'if AbortEvent_Workbook_BeforeClose is True and the WS still open</text:p>
      <text:p text:style-name="P1"><text:s text:c="4"/>AbortEvent_Worksheet_Change = False</text:p>
      <text:p text:style-name="P1"><text:s text:c="4"/>Flag_WhenOpendNotCheckedOut = False</text:p>
      <text:p text:style-name="P1"><text:s text:c="4"/>Flag_HideSheets = False ' will be set below after unhiding, copying and hiding the sheets</text:p>
      <text:p text:style-name="P1"><text:s text:c="4"/>AbortMandatoryCells_InEvent_Workbook_BeforeClose = False</text:p>
      <text:p text:style-name="P1"><text:s text:c="4"/></text:p>
      <text:p text:style-name="P1"><text:s text:c="4"/>'check out the workbook from the teamspace (set the check out flag)</text:p>
      <text:p text:style-name="P1"><text:s text:c="4"/>'Wbk_teamspacePathAndName =?</text:p>
      <text:p text:style-name="P1"><text:s text:c="4"/>Wbk_teamspacePathAndName = ThisWorkbook.FullName</text:p>
      <text:p text:style-name="P1"><text:soft-page-break/><text:s text:c="4"/>'This version has been already checked out manually and is connected</text:p>
      <text:p text:style-name="P1"><text:s text:c="4"/>If Workbooks(ThisWorkbook.Name).CanCheckIn = True Then</text:p>
      <text:p text:style-name="P1"><text:s text:c="8"/>'do nothing</text:p>
      <text:p text:style-name="P1"><text:s text:c="4"/>'This version is not checked out or not connected</text:p>
      <text:p text:style-name="P1"><text:s text:c="4"/>Else</text:p>
      <text:p text:style-name="P1"><text:s text:c="8"/>answer = MsgBox("Would you like to check out the document from teamspace?", vbQuestion + vbYesNo, "VBA Message")</text:p>
      <text:p text:style-name="P1"><text:s text:c="8"/>'Do not try to check out</text:p>
      <text:p text:style-name="P1"><text:s text:c="8"/>If answer = vbNo Then</text:p>
      <text:p text:style-name="P1"><text:s text:c="12"/>'do nothing</text:p>
      <text:p text:style-name="P1"><text:s text:c="12"/>Flag_WhenOpendNotCheckedOut = True</text:p>
      <text:p text:style-name="P1"><text:s text:c="8"/>'Try to check out</text:p>
      <text:p text:style-name="P1"><text:s text:c="8"/>ElseIf answer = vbYes Then</text:p>
      <text:p text:style-name="P1"><text:s text:c="12"/>Call z_CheckOut</text:p>
      <text:p text:style-name="P1"><text:s text:c="8"/>End If</text:p>
      <text:p text:style-name="P1"><text:s text:c="4"/>End If</text:p>
      <text:p text:style-name="P1"><text:s text:c="4"/></text:p>
      <text:p text:style-name="P1"><text:s text:c="4"/>'unprotect all worksheets and vba</text:p>
      <text:p text:style-name="P1"><text:s text:c="4"/>Sheets("FP template").Activate</text:p>
      <text:p text:style-name="P1"><text:s text:c="4"/>ActiveSheet.Unprotect Password:="fpsheets"</text:p>
      <text:p text:style-name="P1"><text:s text:c="4"/>Sheets("DataSetBackup").Activate</text:p>
      <text:p text:style-name="P1"><text:s text:c="4"/>ActiveSheet.Unprotect Password:="fpsheets"</text:p>
      <text:p text:style-name="P1"><text:s text:c="4"/>Sheets("Dropdown Lists").Activate</text:p>
      <text:p text:style-name="P1"><text:s text:c="4"/>ActiveSheet.Unprotect Password:="fpsheets"</text:p>
      <text:p text:style-name="P1"><text:s text:c="4"/></text:p>
      <text:p text:style-name="P1"><text:s text:c="4"/>'clear autofilter</text:p>
      <text:p text:style-name="P1"><text:s text:c="4"/>Sheets("FP template").Activate</text:p>
      <text:p text:style-name="P1"><text:s text:c="4"/>On Error Resume Next</text:p>
      <text:p text:style-name="P1"><text:s text:c="4"/>Sheets("FP template").ShowAllData</text:p>
      <text:p text:style-name="P1"><text:s text:c="4"/>On Error GoTo UnexpectedError:</text:p>
      <text:p text:style-name="P1"><text:s text:c="4"/></text:p>
      <text:p text:style-name="P1"><text:s text:c="4"/>'--</text:p>
      <text:p text:style-name="P1"><text:s text:c="4"/>Dim ColSize As Long</text:p>
      <text:p text:style-name="P1"><text:s text:c="4"/>ColSize = z_ColSize(1, "FP template")</text:p>
      <text:p text:style-name="P1"><text:s text:c="4"/>'--</text:p>
      <text:p text:style-name="P1"><text:s text:c="4"/></text:p>
      <text:p text:style-name="P1"><text:s text:c="4"/>'restore the cell formats</text:p>
      <text:p text:style-name="P1"><text:s text:c="4"/>'Stop</text:p>
      <text:p text:style-name="P1"><text:s text:c="4"/>'Column 7 and 22 may be prefilled---&gt; not prefilled!!!</text:p>
      <text:p text:style-name="P1"><text:s text:c="4"/>Dim NextEmptyRow As Long</text:p>
      <text:p text:style-name="P1"><text:s text:c="4"/>Dim NextEmptyRow1 As Long</text:p>
      <text:p text:style-name="P1"><text:s text:c="4"/>Dim NextEmptyRow2 As Long</text:p>
      <text:p text:style-name="P1"><text:s text:c="4"/>Dim NextEmptyRow3 As Long</text:p>
      <text:p text:style-name="P1"><text:s text:c="4"/>'--</text:p>
      <text:p text:style-name="P1"><text:s text:c="4"/>NextEmptyRow1 = z_LastWrittenRow("DataSetBackup", 2, ColSize, 10000) + 1 'z_LastWrittenRow("DataSetBackup", 2, 6, 10000) + 1</text:p>
      <text:p text:style-name="P1"><text:s text:c="4"/>NextEmptyRow2 = z_LastWrittenRow("DataSetBackup", 2, ColSize, 10000) + 1 'z_LastWrittenRow("DataSetBackup", 8, 21, 10000) + 1</text:p>
      <text:p text:style-name="P1"><text:s text:c="4"/>NextEmptyRow3 = z_LastWrittenRow("DataSetBackup", 2, ColSize, 10000) + 1 'z_LastWrittenRow("DataSetBackup", 23, ColSize, 10000) + 1</text:p>
      <text:p text:style-name="P1"><text:s text:c="4"/>'--</text:p>
      <text:p text:style-name="P1"><text:s text:c="4"/>NextEmptyRow = NextEmptyRow1</text:p>
      <text:p text:style-name="P1"><text:s text:c="4"/>If NextEmptyRow1 &gt;= NextEmptyRow2 Then</text:p>
      <text:p text:style-name="P1"><text:soft-page-break/><text:s text:c="8"/>If NextEmptyRow1 &gt;= NextEmptyRow3 Then</text:p>
      <text:p text:style-name="P1"><text:s text:c="12"/>NextEmptyRow = NextEmptyRow1</text:p>
      <text:p text:style-name="P1"><text:s text:c="8"/>Else</text:p>
      <text:p text:style-name="P1"><text:s text:c="12"/>NextEmptyRow = NextEmptyRow3</text:p>
      <text:p text:style-name="P1"><text:s text:c="8"/>End If</text:p>
      <text:p text:style-name="P1"><text:s text:c="4"/>Else</text:p>
      <text:p text:style-name="P1"><text:s text:c="8"/>If NextEmptyRow2 &gt;= NextEmptyRow3 Then</text:p>
      <text:p text:style-name="P1"><text:s text:c="12"/>NextEmptyRow = NextEmptyRow2</text:p>
      <text:p text:style-name="P1"><text:s text:c="8"/>Else</text:p>
      <text:p text:style-name="P1"><text:s text:c="12"/>NextEmptyRow = NextEmptyRow3</text:p>
      <text:p text:style-name="P1"><text:s text:c="8"/>End If</text:p>
      <text:p text:style-name="P1"><text:s text:c="4"/>End If</text:p>
      <text:p text:style-name="P1"><text:s text:c="4"/>'number/text/date</text:p>
      <text:p text:style-name="P1"><text:s text:c="4"/>Call z_FormatCellNumbers("FP template", NextEmptyRow)</text:p>
      <text:p text:style-name="P1"><text:s text:c="4"/>'colors, borders etc. from DataSetBackup</text:p>
      <text:p text:style-name="P1"><text:s text:c="4"/>Sheets("DataSetBackup").Activate</text:p>
      <text:p text:style-name="P1"><text:s text:c="4"/>'--</text:p>
      <text:p text:style-name="P1"><text:s text:c="4"/>Call z_CopyRange("Formats", "DataSetBackup", Sheets("DataSetBackup").Range(Sheets("DataSetBackup").Cells(1, 1), Sheets("DataSetBackup").Cells(10000, ColSize)), _</text:p>
      <text:p text:style-name="P1"><text:s text:c="16"/>"FP template", Sheets("FP template").Cells(1, 1))</text:p>
      <text:p text:style-name="P1"><text:s text:c="4"/>'Column width and row hight</text:p>
      <text:p text:style-name="P1">' <text:s text:c="3"/>Call z_ChangeColWidth(16, "FP template", 1, 14) 'normalbreite</text:p>
      <text:p text:style-name="P1">' <text:s text:c="3"/>Call z_ChangeColWidth(28, "FP template", 15, 15) 'Spezialbreite für "activity / trial type"</text:p>
      <text:p text:style-name="P1">' <text:s text:c="3"/>Call z_ChangeColWidth(41, "FP template", 16, 16) 'Spezialbreite für "activity / trial type (detailed)"</text:p>
      <text:p text:style-name="P1">' <text:s text:c="3"/>Call z_ChangeColWidth(37, "FP template", 17, 17) 'Spezialbreite für "facility"</text:p>
      <text:p text:style-name="P1">' <text:s text:c="3"/>Call z_ChangeColWidth(16, "FP template", 18, ColSize) 'normalbreite</text:p>
      <text:p text:style-name="P1"><text:s text:c="4"/>Dim Col As Long</text:p>
      <text:p text:style-name="P1"><text:s text:c="4"/>For Col = 1 To ColSize</text:p>
      <text:p text:style-name="P1"><text:s text:c="8"/>Dim String_in As String</text:p>
      <text:p text:style-name="P1"><text:s text:c="8"/>Dim String_out As String</text:p>
      <text:p text:style-name="P1"><text:s text:c="8"/>Dim String_arr As Variant</text:p>
      <text:p text:style-name="P1"><text:s text:c="8"/>Dim Width_ As Double</text:p>
      <text:p text:style-name="P1"><text:s text:c="8"/>String_in = Right(Cells(3, Col), 15)</text:p>
      <text:p text:style-name="P1"><text:s text:c="8"/>String_out = z_FindAndReplaceInString(String_in, _</text:p>
      <text:p text:style-name="P1"><text:s text:c="20"/>Array("[", "]"), Array("@", "@"))</text:p>
      <text:p text:style-name="P1"><text:s text:c="8"/>String_arr = Split(String_out, "@")</text:p>
      <text:p text:style-name="P1"><text:s text:c="8"/>If UBound(String_arr) &gt; 1 Then</text:p>
      <text:p text:style-name="P1"><text:s text:c="12"/>Width_ = String_arr(UBound(String_arr) - 1)</text:p>
      <text:p text:style-name="P1"><text:s text:c="12"/>Call z_ChangeColWidth(Width_, "FP template", Col, Col)</text:p>
      <text:p text:style-name="P1"><text:s text:c="8"/>End If</text:p>
      <text:p text:style-name="P1"><text:s text:c="4"/>Next</text:p>
      <text:p text:style-name="P1"><text:s text:c="4"/>'--</text:p>
      <text:p text:style-name="P1"><text:s text:c="4"/>Call z_ChangeRowHeight(60, "FP template", 1, 1)</text:p>
      <text:p text:style-name="P1"><text:s text:c="4"/>Call z_ChangeRowHeight(64.5, "FP template", 2, 2)</text:p>
      <text:p text:style-name="P1"><text:s text:c="4"/>Call z_ChangeRowHeight(30, "FP template", 3, 3)</text:p>
      <text:p text:style-name="P1"><text:s text:c="4"/>Call z_ChangeRowHeight(36, "FP template", 4, 4)</text:p>
      <text:p text:style-name="P1"><text:s text:c="4"/>Call z_ChangeRowHeight(15, "FP template", 5, 10000)</text:p>
      <text:p text:style-name="P1"><text:s text:c="4"/>'restore the formulas (too slow: improve the function)</text:p>
      <text:p text:style-name="P1"><text:s text:c="4"/>'******</text:p>
      <text:p text:style-name="P1"><text:s text:c="4"/>'Call z_Insert_ProductFormula("U", "T", "W", "X", "V", 23, 25, _</text:p>
      <text:p text:style-name="P1"><text:s text:c="40"/>"unique identifier", 1, "FP template")</text:p>
      <text:p text:style-name="P1"><text:s text:c="4"/>'******</text:p>
      <text:p text:style-name="P1"><text:soft-page-break/><text:s text:c="4"/></text:p>
      <text:p text:style-name="P1"><text:s text:c="4"/>'unprotect the workbook (necessary to unhide sheets)</text:p>
      <text:p text:style-name="P1"><text:s text:c="4"/>ThisWorkbook.Unprotect ("fpsheets") 'will be protected again below after unhiding and copying and hiding sheets</text:p>
      <text:p text:style-name="P1"><text:s text:c="4"/></text:p>
      <text:p text:style-name="P1"><text:s text:c="4"/>'unhide worksheets</text:p>
      <text:p text:style-name="P1"><text:s text:c="4"/>Sheets("FP template").Visible = True</text:p>
      <text:p text:style-name="P1"><text:s text:c="4"/>Sheets("Dropdown Lists").Visible = True</text:p>
      <text:p text:style-name="P1"><text:s text:c="4"/>Sheets("DataSetBackup").Visible = True 'will be unhidden again below after copying</text:p>
      <text:p text:style-name="P1"><text:s text:c="4"/>Sheets("UserNames").Visible = True 'will be unhidden again below after copying</text:p>
      <text:p text:style-name="P1"><text:s text:c="4"/>Sheets("DataSetCheckOutVersion").Visible = True 'will be unhidden again below after copying</text:p>
      <text:p text:style-name="P1"><text:s text:c="4"/></text:p>
      <text:p text:style-name="P1"><text:s text:c="4"/>'flat value copy</text:p>
      <text:p text:style-name="P1"><text:s text:c="4"/>Call z_CopySheet("FP template", "DataSetCheckOutVersion")</text:p>
      <text:p text:style-name="P1"><text:s text:c="4"/>'copy</text:p>
      <text:p text:style-name="P1"><text:s text:c="4"/>Sheets("FP template").Activate</text:p>
      <text:p text:style-name="P1"><text:s text:c="4"/>'--</text:p>
      <text:p text:style-name="P1"><text:s text:c="4"/>If ColSize &gt; 2 Then</text:p>
      <text:p text:style-name="P1"><text:s text:c="8"/>Call z_CopyRange("Values", "FP template", Sheets("FP template").Range(Cells(6, 2), Cells(10000, ColSize)), _</text:p>
      <text:p text:style-name="P1"><text:s text:c="16"/>"DataSetBackup", Sheets("DataSetBackup").Cells(6, 2))</text:p>
      <text:p text:style-name="P1"><text:s text:c="4"/>End If</text:p>
      <text:p text:style-name="P1"><text:s text:c="4"/>'--</text:p>
      <text:p text:style-name="P1"><text:s text:c="4"/>'clear</text:p>
      <text:p text:style-name="P1"><text:s text:c="4"/>Sheets("UserNames").Activate</text:p>
      <text:p text:style-name="P1"><text:s text:c="4"/>Sheets("UserNames").Range(Cells(5, 2), Cells(10000, 16384)).ClearContents</text:p>
      <text:p text:style-name="P1"><text:s text:c="4"/></text:p>
      <text:p text:style-name="P1"><text:s text:c="4"/>'protect all worksheets and vba</text:p>
      <text:p text:style-name="P1"><text:s text:c="4"/>Sheets("FP template").Activate</text:p>
      <text:p text:style-name="P1"><text:s text:c="4"/>Cells.Select</text:p>
      <text:p text:style-name="P1"><text:s text:c="4"/>Selection.Locked = True</text:p>
      <text:p text:style-name="P1"><text:s text:c="4"/>ActiveSheet.Protect Password:="fpsheets", DrawingObjects:=True, Contents:=True, Scenarios:=True, _</text:p>
      <text:p text:style-name="P1"><text:s text:c="8"/>AllowFormattingCells:=True, AllowFormattingColumns:=True, _</text:p>
      <text:p text:style-name="P1"><text:s text:c="8"/>AllowFormattingRows:=True, AllowSorting:=True, AllowFiltering:=True, _</text:p>
      <text:p text:style-name="P1"><text:s text:c="8"/>AllowUsingPivotTables:=True</text:p>
      <text:p text:style-name="P1"><text:s text:c="4"/>Sheets("DataSetBackup").Activate</text:p>
      <text:p text:style-name="P1"><text:s text:c="4"/>ActiveSheet.Protect Password:="fpsheets", DrawingObjects:=True, Contents:=True, Scenarios:=True, _</text:p>
      <text:p text:style-name="P1"><text:s text:c="8"/>AllowFormattingCells:=True, AllowFormattingColumns:=True, _</text:p>
      <text:p text:style-name="P1"><text:s text:c="8"/>AllowFormattingRows:=True, AllowSorting:=True, AllowFiltering:=True, _</text:p>
      <text:p text:style-name="P1"><text:s text:c="8"/>AllowUsingPivotTables:=True</text:p>
      <text:p text:style-name="P1"><text:s text:c="4"/>Sheets("Dropdown Lists").Activate</text:p>
      <text:p text:style-name="P1"><text:s text:c="4"/>Cells.Select</text:p>
      <text:p text:style-name="P1"><text:s text:c="4"/>Selection.Locked = True</text:p>
      <text:p text:style-name="P1"><text:s text:c="4"/>ActiveSheet.Protect Password:="fpsheets", DrawingObjects:=True, Contents:=True, Scenarios:=True, _</text:p>
      <text:p text:style-name="P1"><text:s text:c="8"/>AllowFormattingCells:=True, AllowFormattingColumns:=True, _</text:p>
      <text:p text:style-name="P1"><text:s text:c="8"/>AllowFormattingRows:=True, AllowSorting:=True, AllowFiltering:=True, _</text:p>
      <text:p text:style-name="P1"><text:s text:c="8"/>AllowUsingPivotTables:=True</text:p>
      <text:p text:style-name="P1"><text:s text:c="4"/>ActiveSheet.Cells(1, 1).Select</text:p>
      <text:p text:style-name="P1"><text:s text:c="4"/></text:p>
      <text:p text:style-name="P1"><text:s text:c="4"/>'hide worksheets again</text:p>
      <text:p text:style-name="P1"><text:soft-page-break/><text:s text:c="4"/>Sheets("DataSetCheckOutVersion").Visible = False</text:p>
      <text:p text:style-name="P1"><text:s text:c="4"/>Sheets("DataSetBackup").Visible = False</text:p>
      <text:p text:style-name="P1"><text:s text:c="4"/>Sheets("UserNames").Visible = False</text:p>
      <text:p text:style-name="P1"><text:s text:c="4"/></text:p>
      <text:p text:style-name="P1"><text:s text:c="4"/>'set the hide flag again</text:p>
      <text:p text:style-name="P1"><text:s text:c="4"/>Flag_HideSheets = True</text:p>
      <text:p text:style-name="P1"><text:s text:c="4"/></text:p>
      <text:p text:style-name="P1"><text:s text:c="4"/>'protect workbook again</text:p>
      <text:p text:style-name="P1"><text:s text:c="4"/>ThisWorkbook.Protect Password:="fpsheets", Structure:=True, Windows:=False</text:p>
      <text:p text:style-name="P1"><text:s text:c="5"/></text:p>
      <text:p text:style-name="P1"><text:s text:c="4"/>'initialisation</text:p>
      <text:p text:style-name="P1"><text:s text:c="4"/>GoodBy_Flag = False</text:p>
      <text:p text:style-name="P1"><text:s text:c="4"/>Dim InitialTime As Date</text:p>
      <text:p text:style-name="P1"><text:s text:c="4"/>InitialTime = Now()</text:p>
      <text:p text:style-name="P1"><text:s text:c="4"/>LastTime = InitialTime</text:p>
      <text:p text:style-name="P1"><text:s text:c="4"/>LastInteraction = InitialTime</text:p>
      <text:p text:style-name="P1"><text:s text:c="4"/>LastOnTime = InitialTime</text:p>
      <text:p text:style-name="P1"><text:s text:c="4"/>NextOnTime = InitialTime + AcceptedDuration</text:p>
      <text:p text:style-name="P1"><text:s text:c="4"/></text:p>
      <text:p text:style-name="P1"><text:s text:c="4"/>'set the first OnTime</text:p>
      <text:p text:style-name="P1"><text:s text:c="4"/>Dim Macro As String</text:p>
      <text:p text:style-name="P1"><text:s text:c="4"/>Dim NextOnTime_ As Date</text:p>
      <text:p text:style-name="P1"><text:s text:c="4"/>Macro = "z_CheckWhetherToSetANewTime"</text:p>
      <text:p text:style-name="P1"><text:s text:c="4"/>NextOnTime_ = NextOnTime</text:p>
      <text:p text:style-name="P1"><text:s text:c="4"/>'******</text:p>
      <text:p text:style-name="P1"><text:s text:c="4"/>'Call z_SetNewOnTime(NextOnTime_, Macro)</text:p>
      <text:p text:style-name="P1"><text:s text:c="4"/>'******</text:p>
      <text:p text:style-name="P1"><text:s text:c="5"/></text:p>
      <text:p text:style-name="P1"><text:s text:c="4"/>'select the sheet</text:p>
      <text:p text:style-name="P1"><text:s text:c="4"/>Sheets("Dropdown Lists").Activate</text:p>
      <text:p text:style-name="P1"><text:s text:c="4"/></text:p>
      <text:p text:style-name="P1"><text:s text:c="4"/>'show and position the userform with the intro</text:p>
      <text:p text:style-name="P1"><text:s text:c="4"/>UserForm1.Show (vbModeless)</text:p>
      <text:p text:style-name="P1"><text:s text:c="4"/></text:p>
      <text:p text:style-name="P1"><text:s text:c="4"/>'refresh (remove the copy ranges) and set the cursor</text:p>
      <text:p text:style-name="P1"><text:s text:c="4"/>'Stop</text:p>
      <text:p text:style-name="P1"><text:s text:c="4"/>ActiveWorkbook.RefreshAll</text:p>
      <text:p text:style-name="P1"><text:s text:c="4"/>'Call z_SetCursor("FP template", 2, ColSize, 10000, 2)</text:p>
      <text:p text:style-name="P1"><text:s text:c="4"/>Sheets("FP template").Activate</text:p>
      <text:p text:style-name="P1"><text:s text:c="4"/>Sheets("FP template").Cells(NextEmptyRow, 2).Select</text:p>
      <text:p text:style-name="P1"><text:s text:c="4"/></text:p>
      <text:p text:style-name="P1"><text:s text:c="4"/>Debug.Print "Workbook_Open_e " &amp; Now() &amp; " " &amp; LastTime &amp; " " &amp; LastInteraction &amp; " " &amp; LastOnTime &amp; " " &amp; NextOnTime</text:p>
      <text:p text:style-name="P1">Exit Sub</text:p>
      <text:p text:style-name="P1">UnexpectedError:</text:p>
      <text:p text:style-name="P1"><text:s text:c="4"/>ThisWorkbook.Close True</text:p>
      <text:p text:style-name="P1">End Sub</text:p>
      <text:p text:style-name="P1"/>
      <text:p text:style-name="P1"/>
      <text:p text:style-name="P1">Private Sub Workbook_Activate()</text:p>
      <text:p text:style-name="P1"><text:s text:c="4"/>On Error GoTo UnexpectedError:</text:p>
      <text:p text:style-name="P1"><text:s text:c="3"/>'someone is working</text:p>
      <text:p text:style-name="P1"><text:soft-page-break/><text:s text:c="4"/>Debug.Print "Workbook_Activate_b " &amp; Now() &amp; " " &amp; LastTime &amp; " " &amp; LastInteraction &amp; " " &amp; LastOnTime &amp; " " &amp; NextOnTime</text:p>
      <text:p text:style-name="P1"><text:s text:c="4"/>LastInteraction = Now()</text:p>
      <text:p text:style-name="P1"><text:s text:c="4"/>Debug.Print "Workbook_Activate_e " &amp; Now() &amp; " " &amp; LastTime &amp; " " &amp; LastInteraction &amp; " " &amp; LastOnTime &amp; " " &amp; NextOnTime</text:p>
      <text:p text:style-name="P1">Exit Sub</text:p>
      <text:p text:style-name="P1">UnexpectedError:</text:p>
      <text:p text:style-name="P1"><text:s text:c="4"/>ThisWorkbook.Close True</text:p>
      <text:p text:style-name="P1">End Sub</text:p>
      <text:p text:style-name="P1"/>
      <text:p text:style-name="P1">Private Sub Workbook_Deactivate()</text:p>
      <text:p text:style-name="P1"><text:s text:c="4"/>On Error GoTo UnexpectedError:</text:p>
      <text:p text:style-name="P1"><text:s text:c="3"/>'someone is working</text:p>
      <text:p text:style-name="P1"><text:s text:c="4"/>Debug.Print "Workbook_Deactivate_b " &amp; Now() &amp; " " &amp; LastTime &amp; " " &amp; LastInteraction &amp; " " &amp; LastOnTime &amp; " " &amp; NextOnTime</text:p>
      <text:p text:style-name="P1"><text:s text:c="4"/>LastInteraction = Now()</text:p>
      <text:p text:style-name="P1"><text:s text:c="4"/>Debug.Print "Workbook_Deactivate_e " &amp; Now() &amp; " " &amp; LastTime &amp; " " &amp; LastInteraction &amp; " " &amp; LastOnTime &amp; " " &amp; NextOnTime</text:p>
      <text:p text:style-name="P1">Exit Sub</text:p>
      <text:p text:style-name="P1">UnexpectedError:</text:p>
      <text:p text:style-name="P1"><text:s text:c="4"/>ThisWorkbook.Close True</text:p>
      <text:p text:style-name="P1">End Sub</text:p>
      <text:p text:style-name="P1">Private Sub Workbook_SheetChange(ByVal Sh As Object, ByVal Target As Range)</text:p>
      <text:p text:style-name="P1"><text:s text:c="4"/>On Error GoTo UnexpectedError:</text:p>
      <text:p text:style-name="P1"><text:s text:c="4"/>'someone is working</text:p>
      <text:p text:style-name="P1"><text:s text:c="4"/>Debug.Print "Workbook_SheetChange_b " &amp; Now() &amp; " " &amp; LastTime &amp; " " &amp; LastInteraction &amp; " " &amp; LastOnTime &amp; " " &amp; NextOnTime</text:p>
      <text:p text:style-name="P1"><text:s text:c="4"/>LastInteraction = Now()</text:p>
      <text:p text:style-name="P1"><text:s text:c="4"/>Debug.Print "Workbook_SheetChange_e " &amp; Now() &amp; " " &amp; LastTime &amp; " " &amp; LastInteraction &amp; " " &amp; LastOnTime &amp; " " &amp; NextOnTime</text:p>
      <text:p text:style-name="P1">Exit Sub</text:p>
      <text:p text:style-name="P1">UnexpectedError:</text:p>
      <text:p text:style-name="P1"><text:s text:c="4"/>ThisWorkbook.Close True</text:p>
      <text:p text:style-name="P1">End Sub</text:p>
      <text:p text:style-name="P1">Private Sub Workbook_SheetSelectionChange(ByVal Sh As Object, ByVal Target As Range)</text:p>
      <text:p text:style-name="P1"><text:s text:c="4"/>On Error GoTo UnexpectedError:</text:p>
      <text:p text:style-name="P1"><text:s text:c="4"/>'someone is working</text:p>
      <text:p text:style-name="P1"><text:s text:c="4"/>Debug.Print "Workbook_SheetSelectionChange_b " &amp; Now() &amp; " " &amp; LastTime &amp; " " &amp; LastInteraction &amp; " " &amp; LastOnTime &amp; " " &amp; NextOnTime</text:p>
      <text:p text:style-name="P1"><text:s text:c="4"/>LastInteraction = Now()</text:p>
      <text:p text:style-name="P1"><text:s text:c="4"/>Debug.Print "Workbook_SheetSelectionChange_e " &amp; Now() &amp; " " &amp; LastTime &amp; " " &amp; LastInteraction &amp; " " &amp; LastOnTime &amp; " " &amp; NextOnTime</text:p>
      <text:p text:style-name="P1">Exit Sub</text:p>
      <text:p text:style-name="P1">UnexpectedError:</text:p>
      <text:p text:style-name="P1"><text:s text:c="4"/>ThisWorkbook.Close True</text:p>
      <text:p text:style-name="P1">End Sub</text:p>
      <text:p text:style-name="P1">Private Sub Workbook_BeforeClose(Cancel As Boolean)</text:p>
      <text:p text:style-name="P1"><text:s text:c="4"/>On Error Resume Next:</text:p>
      <text:p text:style-name="P1"><text:s text:c="4"/>'Abort Event</text:p>
      <text:p text:style-name="P1"><text:s text:c="4"/>'Stop</text:p>
      <text:p text:style-name="P1"><text:s text:c="4"/>If AbortEvent_Workbook_BeforeClose = True Then</text:p>
      <text:p text:style-name="P1"><text:s text:c="8"/>count_CloseAttempts = count_CloseAttempts + 1</text:p>
      <text:p text:style-name="P1"><text:s text:c="8"/>If count_CloseAttempts &gt;= 3 Then</text:p>
      <text:p text:style-name="P1"><text:soft-page-break/><text:s text:c="12"/>'do not exit sub</text:p>
      <text:p text:style-name="P1"><text:s text:c="8"/>Else</text:p>
      <text:p text:style-name="P1"><text:s text:c="12"/>'do exit sub</text:p>
      <text:p text:style-name="P1"><text:s text:c="12"/>Cancel = True</text:p>
      <text:p text:style-name="P1"><text:s text:c="12"/>Exit Sub</text:p>
      <text:p text:style-name="P1"><text:s text:c="8"/>End If</text:p>
      <text:p text:style-name="P1"><text:s text:c="4"/>End If</text:p>
      <text:p text:style-name="P1"><text:s text:c="4"/></text:p>
      <text:p text:style-name="P1"><text:s text:c="4"/>If AbortMandatoryCells_InEvent_Workbook_BeforeClose = False Then</text:p>
      <text:p text:style-name="P1"><text:s text:c="8"/>'mandatory cells</text:p>
      <text:p text:style-name="P1"><text:s text:c="8"/>Dim MandatoryCells_OK As Boolean</text:p>
      <text:p text:style-name="P1"><text:s text:c="8"/>MandatoryCells_OK = True</text:p>
      <text:p text:style-name="P1"><text:s text:c="8"/>MandatoryCells_OK = z_InteriorColor_MandatoryData</text:p>
      <text:p text:style-name="P1"><text:s text:c="8"/>If MandatoryCells_OK = False Then</text:p>
      <text:p text:style-name="P1"><text:s text:c="12"/>Dim Response As Integer</text:p>
      <text:p text:style-name="P1"><text:s text:c="12"/>Response = MsgBox( _</text:p>
      <text:p text:style-name="P1"><text:s text:c="12"/>"Your rows entered contain empty mandatory cells." &amp; Chr(13) &amp; Chr(13) &amp; _</text:p>
      <text:p text:style-name="P1"><text:s text:c="12"/>"Would you like to enter values into the highlighted mandatory cells?" &amp; Chr(13) &amp; _</text:p>
      <text:p text:style-name="P1"><text:s text:c="12"/>" ", vbYesNo)</text:p>
      <text:p text:style-name="P1"><text:s text:c="12"/>DoEvents</text:p>
      <text:p text:style-name="P1"><text:s text:c="12"/>If Response = vbYes Then</text:p>
      <text:p text:style-name="P1"><text:s text:c="16"/>Cancel = True</text:p>
      <text:p text:style-name="P1"><text:s text:c="16"/>Exit Sub</text:p>
      <text:p text:style-name="P1"><text:s text:c="12"/>End If</text:p>
      <text:p text:style-name="P1"><text:s text:c="8"/>End If</text:p>
      <text:p text:style-name="P1"><text:s text:c="4"/>End If</text:p>
      <text:p text:style-name="P1"><text:s text:c="4"/></text:p>
      <text:p text:style-name="P1"><text:s text:c="4"/>'hide worksheets</text:p>
      <text:p text:style-name="P1"><text:s text:c="4"/>ThisWorkbook.Unprotect ("fpsheets")</text:p>
      <text:p text:style-name="P1"><text:s text:c="4"/>Sheets("FP template").Visible = False</text:p>
      <text:p text:style-name="P1"><text:s text:c="4"/>'Sheets("Dropdown Lists").Visible = False</text:p>
      <text:p text:style-name="P1"><text:s text:c="4"/>ThisWorkbook.Protect Password:="fpsheets", Structure:=True, Windows:=False</text:p>
      <text:p text:style-name="P1"/>
      <text:p text:style-name="P1"><text:s text:c="4"/>'cancel the open ontime instance</text:p>
      <text:p text:style-name="P1"><text:s text:c="4"/>Dim Macro As String</text:p>
      <text:p text:style-name="P1"><text:s text:c="4"/>Dim NextOnTime_ As Date</text:p>
      <text:p text:style-name="P1"><text:s text:c="4"/>Macro = "z_CheckWhetherToSetANewTime"</text:p>
      <text:p text:style-name="P1"><text:s text:c="4"/>NextOnTime_ = NextOnTime</text:p>
      <text:p text:style-name="P1"><text:s text:c="4"/>'******</text:p>
      <text:p text:style-name="P1"><text:s text:c="4"/>'Call z_CancelNewOnTime(NextOnTime_, Macro)</text:p>
      <text:p text:style-name="P1"><text:s text:c="4"/>'******</text:p>
      <text:p text:style-name="P1"><text:s text:c="4"/></text:p>
      <text:p text:style-name="P1"><text:s text:c="4"/>On Error GoTo UnexpectedError</text:p>
      <text:p text:style-name="P1"><text:s text:c="4"/>'check in</text:p>
      <text:p text:style-name="P1"><text:s text:c="4"/>AbortEvent_Workbook_BeforeClose = True</text:p>
      <text:p text:style-name="P1"><text:s text:c="4"/>'******</text:p>
      <text:p text:style-name="P1"><text:s text:c="4"/>'Call z_CheckIn("BeforeCloseCheckIn")</text:p>
      <text:p text:style-name="P1"><text:s text:c="4"/>'******</text:p>
      <text:p text:style-name="P1"><text:s text:c="4"/></text:p>
      <text:p text:style-name="P1"><text:s text:c="4"/>'if workbook not saved ask what to do</text:p>
      <text:p text:style-name="P1"><text:s text:c="4"/>If ThisWorkbook.Saved = False Then</text:p>
      <text:p text:style-name="P1"><text:s text:c="8"/>'replacement of the Excel Msgbox after closing of non saved workbooks</text:p>
      <text:p text:style-name="P1"><text:soft-page-break/><text:s text:c="8"/>Select Case MsgBox("Would you like to save the changes in the document.", vbQuestion + vbYesNoCancel, "VBA Message")</text:p>
      <text:p text:style-name="P1"><text:s text:c="12"/>'Do not close the workbook</text:p>
      <text:p text:style-name="P1"><text:s text:c="12"/>Case vbCancel 'vbcancel=2</text:p>
      <text:p text:style-name="Standard"><text:span text:style-name="T1"><text:s text:c="16"/></text:span>Cancel = True 'Excel Msgbox erscheint nicht</text:p>
      <text:p text:style-name="Standard"><text:s text:c="16"/><text:span text:style-name="T1">AbortEvent_Workbook_BeforeClose = False</text:span></text:p>
      <text:p text:style-name="P1"><text:s text:c="16"/>'NotUsed = MsgBox("Document not saved.", vbOKOnly, "VBA Message")</text:p>
      <text:p text:style-name="P1"><text:s text:c="16"/>'unhide worksheets</text:p>
      <text:p text:style-name="P1"><text:s text:c="16"/>ThisWorkbook.Unprotect ("fpsheets")</text:p>
      <text:p text:style-name="P1"><text:s text:c="16"/>Sheets("FP template").Visible = True</text:p>
      <text:p text:style-name="P1"><text:s text:c="16"/>'Sheets("Dropdown Lists").Visible = True</text:p>
      <text:p text:style-name="P1"><text:s text:c="16"/>ThisWorkbook.Protect Password:="fpsheets", Structure:=True, Windows:=False</text:p>
      <text:p text:style-name="P1"><text:s text:c="16"/>Exit Sub</text:p>
      <text:p text:style-name="P1"><text:s text:c="12"/>'Save and close the workbook</text:p>
      <text:p text:style-name="P1"><text:s text:c="12"/>Case vbYes: ThisWorkbook.Save 'vbyes=6 save and close</text:p>
      <text:p text:style-name="P1"><text:s text:c="12"/>'Close the workbook without saving (set the saved property to true)</text:p>
      <text:p text:style-name="P1"><text:s text:c="12"/>Case vbNo: ThisWorkbook.Saved = True 'vbno=7 not save just close</text:p>
      <text:p text:style-name="P1"><text:s text:c="8"/>End Select</text:p>
      <text:p text:style-name="P1"><text:s text:c="4"/>End If</text:p>
      <text:p text:style-name="P1"><text:s text:c="4"/></text:p>
      <text:p text:style-name="P1"><text:s text:c="4"/>On Error GoTo UnexpectedError</text:p>
      <text:p text:style-name="P1"><text:s text:c="4"/>'check in</text:p>
      <text:p text:style-name="P1"><text:s text:c="4"/>AbortEvent_Workbook_BeforeClose = True</text:p>
      <text:p text:style-name="P1"><text:s text:c="4"/>'******</text:p>
      <text:p text:style-name="P1"><text:s text:c="4"/>Call z_CheckIn("BeforeCloseCheckIn")</text:p>
      <text:p text:style-name="P1"><text:s text:c="4"/>'******</text:p>
      <text:p text:style-name="P1"><text:s text:c="4"/></text:p>
      <text:p text:style-name="P1"><text:s text:c="4"/>On Error Resume Next</text:p>
      <text:p text:style-name="P1"><text:s text:c="4"/>'Excel MsgBox should not occur (set the saved property to true)</text:p>
      <text:p text:style-name="P1"><text:s text:c="4"/>If ThisWorkbook.Saved = False Then</text:p>
      <text:p text:style-name="P1"><text:s text:c="7"/>ThisWorkbook.Saved = True</text:p>
      <text:p text:style-name="P1"><text:s text:c="4"/>End If</text:p>
      <text:p text:style-name="P1">Exit Sub</text:p>
      <text:p text:style-name="P1">UnexpectedError:</text:p>
      <text:p text:style-name="P1"><text:s text:c="4"/>ThisWorkbook.Close True</text:p>
      <text:p text:style-name="P1"><text:s text:c="4"/>Exit Sub</text:p>
      <text:p text:style-name="P1">End Sub</text:p>
      <text:p text:style-name="P1"/>
      <text:p text:style-name="P1">Private Sub Workbook_BeforeSave(ByVal SaveAsUI As Boolean, Cancel As Boolean)</text:p>
      <text:p text:style-name="P1"><text:s text:c="4"/>On Error GoTo UnexpectedError</text:p>
      <text:p text:style-name="P1"><text:s text:c="4"/>If SaveAsUI = True Then</text:p>
      <text:p text:style-name="P1"><text:s text:c="8"/>'info</text:p>
      <text:p text:style-name="P1"><text:s text:c="8"/>NotUsed = MsgBox("Please do not save this workbook locally." &amp; Chr(13) &amp; _</text:p>
      <text:p text:style-name="P1"><text:s text:c="8"/>"In order to <text:s/>make a local copy you need to select the required cells" &amp; Chr(13) &amp; _</text:p>
      <text:p text:style-name="P1"><text:s text:c="8"/>"and then copy and paste them into a sheet within a new workbook." _</text:p>
      <text:p text:style-name="P1"><text:s text:c="8"/>, vbInformation + vbOKOnly, "VBA Message")</text:p>
      <text:p text:style-name="P1"><text:s text:c="8"/>'do not save</text:p>
      <text:p text:style-name="P1"><text:s text:c="8"/>Cancel = True</text:p>
      <text:p text:style-name="P1"><text:s text:c="4"/>End If</text:p>
      <text:p text:style-name="P1">Exit Sub</text:p>
      <text:p text:style-name="P1">UnexpectedError:</text:p>
      <text:p text:style-name="P1"><text:s text:c="4"/>ThisWorkbook.Close True</text:p>
      <text:p text:style-name="P1"><text:s text:c="4"/>Exit Sub</text:p>
      <text:p text:style-name="P1"><text:soft-page-break/>End Sub</text:p>
      <text:p text:style-name="P1"/>
      <text:p text:style-name="P1"/>
      <text:p text:style-name="P1"/>
      <text:p text:style-name="P1">Function z_CheckWhetherToSetANewTime()</text:p>
      <text:p text:style-name="P1"><text:s text:c="4"/>On Error GoTo UnexpectedError</text:p>
      <text:p text:style-name="P1"><text:s text:c="4"/>Debug.Print "z_CheckWhetherToSetANewTime_b " &amp; Now() &amp; " " &amp; LastTime &amp; " " &amp; LastInteraction &amp; " " &amp; LastOnTime &amp; " " &amp; NextOnTime</text:p>
      <text:p text:style-name="P1"><text:s text:c="4"/>Dim Macro As String</text:p>
      <text:p text:style-name="P1"><text:s text:c="4"/>Dim NextOnTime_ As Date</text:p>
      <text:p text:style-name="P1"><text:s text:c="4"/></text:p>
      <text:p text:style-name="P1"><text:s text:c="4"/>'workbook/laptop is connected to SP and not checked out automatically but manually after opening or _</text:p>
      <text:p text:style-name="P1"><text:s text:c="8"/>'workbook/laptop is connected to SP and checked out automatically after opening</text:p>
      <text:p text:style-name="P1"><text:s text:c="4"/>If Workbooks(ThisWorkbook.Name).CanCheckIn = True And Flag_WhenOpendNotCheckedOut = True Or _</text:p>
      <text:p text:style-name="P1"><text:s text:c="8"/>Workbooks(ThisWorkbook.Name).CanCheckIn = True And Flag_WhenOpendNotCheckedOut = False Then</text:p>
      <text:p text:style-name="P1"><text:s text:c="8"/>'there was an interaction: set a new ontime</text:p>
      <text:p text:style-name="P1"><text:s text:c="8"/>If LastInteraction &gt; LastTime Then</text:p>
      <text:p text:style-name="P1"><text:s text:c="12"/>Debug.Print "z_CheckWhetherToSetANewTime_b LastInteraction&gt;LastTime "</text:p>
      <text:p text:style-name="P1"><text:s text:c="12"/>'reset</text:p>
      <text:p text:style-name="P1"><text:s text:c="12"/>GoodBy_Flag = False</text:p>
      <text:p text:style-name="P1"><text:s text:c="12"/>LastTime = LastOnTime</text:p>
      <text:p text:style-name="P1"><text:s text:c="12"/>LastOnTime = NextOnTime</text:p>
      <text:p text:style-name="P1"><text:s text:c="12"/>NextOnTime = NextOnTime + AcceptedDuration</text:p>
      <text:p text:style-name="P1"><text:s text:c="12"/>Macro = "z_CheckWhetherToSetANewTime"</text:p>
      <text:p text:style-name="P1"><text:s text:c="12"/>NextOnTime_ = NextOnTime</text:p>
      <text:p text:style-name="P1"><text:s text:c="12"/>Call z_SetNewOnTime(NextOnTime_, Macro)</text:p>
      <text:p text:style-name="P1"><text:s text:c="8"/>'there was no interaction: timeout</text:p>
      <text:p text:style-name="P1"><text:s text:c="8"/>Else</text:p>
      <text:p text:style-name="P1"><text:s text:c="12"/>'GoodBy_Flag still set false (after AcceptedDuration)</text:p>
      <text:p text:style-name="P1"><text:s text:c="12"/>If GoodBy_Flag = False Then</text:p>
      <text:p text:style-name="P1"><text:s text:c="16"/>Debug.Print "z_CheckWhetherToSetANewTime_b GoodByFlag=False "</text:p>
      <text:p text:style-name="P1"><text:s text:c="16"/>'reset</text:p>
      <text:p text:style-name="P1"><text:s text:c="16"/>GoodBy_Flag = True</text:p>
      <text:p text:style-name="P1"><text:s text:c="16"/>LastTime = LastOnTime</text:p>
      <text:p text:style-name="P1"><text:s text:c="16"/>LastOnTime = NextOnTime</text:p>
      <text:p text:style-name="P1"><text:s text:c="16"/>NextOnTime = NextOnTime + TimeOutDuration</text:p>
      <text:p text:style-name="P1"><text:s text:c="16"/>Macro = "z_CheckWhetherToSetANewTime"</text:p>
      <text:p text:style-name="P1"><text:s text:c="16"/>NextOnTime_ = NextOnTime</text:p>
      <text:p text:style-name="P1"><text:s text:c="16"/>Call z_SetNewOnTime(NextOnTime_, Macro)</text:p>
      <text:p text:style-name="P1"><text:s text:c="16"/>Call z_TimeOut</text:p>
      <text:p text:style-name="P1"><text:s text:c="12"/>'GoodBy_Flag set true (after TimeOutDuration)</text:p>
      <text:p text:style-name="P1"><text:s text:c="12"/>Else</text:p>
      <text:p text:style-name="P1"><text:s text:c="16"/>Debug.Print "z_CheckWhetherToSetANewTime_b GoodByFlag=True "</text:p>
      <text:p text:style-name="P1"><text:s text:c="16"/>'check in</text:p>
      <text:p text:style-name="P1"><text:s text:c="16"/>'******</text:p>
      <text:p text:style-name="P1"><text:s text:c="16"/>'Call z_CheckIn("ForcedCheckIn")</text:p>
      <text:p text:style-name="P1"><text:s text:c="16"/>'******</text:p>
      <text:p text:style-name="P1"><text:s text:c="12"/>End If</text:p>
      <text:p text:style-name="P1"><text:s text:c="8"/>End If</text:p>
      <text:p text:style-name="P1"><text:s text:c="4"/>'workbook/laptop is not connected to SP and not checked out automatically after opening</text:p>
      <text:p text:style-name="P1"><text:soft-page-break/><text:s text:c="4"/>ElseIf Workbooks(ThisWorkbook.Name).CanCheckIn = False And Flag_WhenOpendNotCheckedOut = True Then</text:p>
      <text:p text:style-name="P1"><text:s text:c="8"/>'there was an interaction: set a new ontime</text:p>
      <text:p text:style-name="P1"><text:s text:c="8"/>If LastInteraction &gt; LastTime Then</text:p>
      <text:p text:style-name="P1"><text:s text:c="12"/>Debug.Print "z_CheckWhetherToSetANewTime_b LastInteraction&gt;LastTime "</text:p>
      <text:p text:style-name="P1"><text:s text:c="12"/>'reset</text:p>
      <text:p text:style-name="P1"><text:s text:c="12"/>GoodBy_Flag = False</text:p>
      <text:p text:style-name="P1"><text:s text:c="12"/>LastTime = LastOnTime</text:p>
      <text:p text:style-name="P1"><text:s text:c="12"/>LastOnTime = NextOnTime</text:p>
      <text:p text:style-name="P1"><text:s text:c="12"/>NextOnTime = NextOnTime + AcceptedDuration</text:p>
      <text:p text:style-name="P1"><text:s text:c="12"/>Macro = "z_CheckWhetherToSetANewTime"</text:p>
      <text:p text:style-name="P1"><text:s text:c="12"/>NextOnTime_ = NextOnTime</text:p>
      <text:p text:style-name="P1"><text:s text:c="12"/>Call z_SetNewOnTime(NextOnTime_, Macro)</text:p>
      <text:p text:style-name="P1"><text:s text:c="12"/>Debug.Print Now() &amp; " interaction"</text:p>
      <text:p text:style-name="P1"><text:s text:c="8"/>'there was no interaction: set a new ontime and bring no message box</text:p>
      <text:p text:style-name="P1"><text:s text:c="8"/>Else</text:p>
      <text:p text:style-name="P1"><text:s text:c="12"/>Debug.Print "z_CheckWhetherToSetANewTime_b LastInteraction&gt;LastTime "</text:p>
      <text:p text:style-name="P1"><text:s text:c="12"/>'reset</text:p>
      <text:p text:style-name="P1"><text:s text:c="12"/>GoodBy_Flag = False</text:p>
      <text:p text:style-name="P1"><text:s text:c="12"/>LastTime = LastOnTime</text:p>
      <text:p text:style-name="P1"><text:s text:c="12"/>LastOnTime = NextOnTime</text:p>
      <text:p text:style-name="P1"><text:s text:c="12"/>NextOnTime = NextOnTime + AcceptedDuration</text:p>
      <text:p text:style-name="P1"><text:s text:c="12"/>Macro = "z_CheckWhetherToSetANewTime"</text:p>
      <text:p text:style-name="P1"><text:s text:c="12"/>NextOnTime_ = NextOnTime</text:p>
      <text:p text:style-name="P1"><text:s text:c="12"/>Call z_SetNewOnTime(NextOnTime_, Macro)</text:p>
      <text:p text:style-name="P1"><text:s text:c="12"/>Debug.Print Now() &amp; " no interaction"</text:p>
      <text:p text:style-name="P1"><text:s text:c="8"/>End If</text:p>
      <text:p text:style-name="P1"><text:s text:c="4"/>'workbook/laptop is not connected to SP and checked out automatically after opening</text:p>
      <text:p text:style-name="P1"><text:s text:c="4"/>ElseIf Workbooks(ThisWorkbook.Name).CanCheckIn = False And Flag_WhenOpendNotCheckedOut = False Then</text:p>
      <text:p text:style-name="P1"><text:s text:c="8"/>'there was an interaction: set a new ontime</text:p>
      <text:p text:style-name="P1"><text:s text:c="8"/>If LastInteraction &gt; LastTime Then</text:p>
      <text:p text:style-name="P1"><text:s text:c="12"/>Debug.Print "z_CheckWhetherToSetANewTime_b LastInteraction&gt;LastTime "</text:p>
      <text:p text:style-name="P1"><text:s text:c="12"/>'reset</text:p>
      <text:p text:style-name="P1"><text:s text:c="12"/>GoodBy_Flag = False</text:p>
      <text:p text:style-name="P1"><text:s text:c="12"/>LastTime = LastOnTime</text:p>
      <text:p text:style-name="P1"><text:s text:c="12"/>LastOnTime = NextOnTime</text:p>
      <text:p text:style-name="P1"><text:s text:c="12"/>NextOnTime = NextOnTime + AcceptedDuration</text:p>
      <text:p text:style-name="P1"><text:s text:c="12"/>Macro = "z_CheckWhetherToSetANewTime"</text:p>
      <text:p text:style-name="P1"><text:s text:c="12"/>NextOnTime_ = NextOnTime</text:p>
      <text:p text:style-name="P1"><text:s text:c="12"/>Call z_SetNewOnTime(NextOnTime_, Macro)</text:p>
      <text:p text:style-name="P1"><text:s text:c="8"/>'there was no interaction: set a new ontime and bring a message box</text:p>
      <text:p text:style-name="P1"><text:s text:c="8"/>Else</text:p>
      <text:p text:style-name="P1"><text:s text:c="12"/>Debug.Print "z_CheckWhetherToSetANewTime_b LastInteraction&gt;LastTime "</text:p>
      <text:p text:style-name="P1"><text:s text:c="12"/>'reset</text:p>
      <text:p text:style-name="P1"><text:s text:c="12"/>GoodBy_Flag = False</text:p>
      <text:p text:style-name="P1"><text:s text:c="12"/>LastTime = LastOnTime</text:p>
      <text:p text:style-name="P1"><text:s text:c="12"/>LastOnTime = NextOnTime</text:p>
      <text:p text:style-name="P1"><text:s text:c="12"/>NextOnTime = NextOnTime + AcceptedDuration</text:p>
      <text:p text:style-name="P1"><text:s text:c="12"/>Macro = "z_CheckWhetherToSetANewTime"</text:p>
      <text:p text:style-name="P1"><text:s text:c="12"/>NextOnTime_ = NextOnTime</text:p>
      <text:p text:style-name="P1"><text:s text:c="12"/>Call z_SetNewOnTime(NextOnTime_, Macro)</text:p>
      <text:p text:style-name="P1"><text:s text:c="12"/>'show info</text:p>
      <text:p text:style-name="P1"><text:soft-page-break/><text:s text:c="12"/>UserForm6.Show (vbModeless)</text:p>
      <text:p text:style-name="P1"><text:s text:c="12"/>DoEvents</text:p>
      <text:p text:style-name="P1"><text:s text:c="12"/>Application.Wait (Now() + TimeValue("00:00:05"))</text:p>
      <text:p text:style-name="P1"><text:s text:c="12"/>UserForm6.Hide</text:p>
      <text:p text:style-name="P1"><text:s text:c="8"/>End If</text:p>
      <text:p text:style-name="P1"><text:s text:c="4"/>End If</text:p>
      <text:p text:style-name="P1"><text:s text:c="3"/></text:p>
      <text:p text:style-name="P1"><text:s text:c="4"/>Debug.Print "z_CheckWhetherToSetANewTime_e " &amp; Now() &amp; " " &amp; LastTime &amp; " " &amp; LastInteraction &amp; " " &amp; LastOnTime &amp; " " &amp; NextOnTime</text:p>
      <text:p text:style-name="P1">Exit Function</text:p>
      <text:p text:style-name="P1">UnexpectedError:</text:p>
      <text:p text:style-name="P1"><text:s text:c="4"/>ThisWorkbook.Close True</text:p>
      <text:p text:style-name="P1">End Function</text:p>
      <text:p text:style-name="P1">Function z_SetNewOnTime(NextOnTime_ As Date, Macro As String)</text:p>
      <text:p text:style-name="P1"><text:s text:c="4"/>Debug.Print "z_SetNewOnTime_b " &amp; Now() &amp; " " &amp; LastTime &amp; " " &amp; LastInteraction &amp; " " &amp; LastOnTime &amp; " " &amp; NextOnTime</text:p>
      <text:p text:style-name="P1"><text:s text:c="4"/>'Set a new NextOnTime value and start a new OnTime instance</text:p>
      <text:p text:style-name="P1"><text:s text:c="4"/>Application.OnTime NextOnTime_, Macro, , True</text:p>
      <text:p text:style-name="P1">End Function</text:p>
      <text:p text:style-name="P1">Function z_CancelNewOnTime(NextOnTime_ As Date, Macro As String)</text:p>
      <text:p text:style-name="P1"><text:s text:c="4"/>Debug.Print "z_CancelNewOnTime_b " &amp; Now() &amp; " " &amp; LastTime &amp; " " &amp; LastInteraction &amp; " " &amp; LastOnTime &amp; " " &amp; NextOnTime</text:p>
      <text:p text:style-name="P1"><text:s text:c="4"/>'Cancel the new OnTime instance</text:p>
      <text:p text:style-name="P1"><text:s text:c="4"/>Application.OnTime NextOnTime_, Macro, , False</text:p>
      <text:p text:style-name="P1">End Function</text:p>
      <text:p text:style-name="P1">Function z_TimeOut()</text:p>
      <text:p text:style-name="P1"><text:s text:c="4"/>Debug.Print "z_TimeOut_b " &amp; Now() &amp; " " &amp; LastTime &amp; " " &amp; LastInteraction &amp; " " &amp; LastOnTime &amp; " " &amp; NextOnTime</text:p>
      <text:p text:style-name="P1"><text:s text:c="4"/>On Error Resume Next</text:p>
      <text:p text:style-name="P1"><text:s text:c="4"/>UserForm1.Hide</text:p>
      <text:p text:style-name="P1"><text:s text:c="4"/>On Error GoTo 0</text:p>
      <text:p text:style-name="P1"><text:s text:c="4"/>UserForm2.Show (vbModeless)</text:p>
      <text:p text:style-name="P1">End Function</text:p>
      <text:p text:style-name="P1">Function z_CheckIn(Reason As String)</text:p>
      <text:p text:style-name="P1">Debug.Print "z_CheckIn_b " &amp; Now() &amp; " " &amp; LastTime &amp; " " &amp; LastInteraction &amp; " " &amp; LastOnTime &amp; " " &amp; NextOnTime</text:p>
      <text:p text:style-name="P1"><text:s text:c="4"/>'Stop</text:p>
      <text:p text:style-name="P1"><text:s text:c="4"/></text:p>
      <text:p text:style-name="P1"><text:s text:c="4"/>'hide user forms</text:p>
      <text:p text:style-name="P1"><text:s text:c="4"/>On Error Resume Next</text:p>
      <text:p text:style-name="P1"><text:s text:c="8"/>UserForm1.Hide</text:p>
      <text:p text:style-name="P1"><text:s text:c="8"/>UserForm2.Hide</text:p>
      <text:p text:style-name="P1"><text:s text:c="8"/>UserForm3.Hide</text:p>
      <text:p text:style-name="P1"><text:s text:c="8"/>UserForm4.Hide</text:p>
      <text:p text:style-name="P1"><text:s text:c="8"/>UserForm5.Hide</text:p>
      <text:p text:style-name="P1"><text:s text:c="8"/>UserForm6.Hide</text:p>
      <text:p text:style-name="P1"><text:s text:c="4"/>On Error GoTo 0</text:p>
      <text:p text:style-name="P1"><text:s text:c="4"/></text:p>
      <text:p text:style-name="P1"><text:s text:c="4"/>'get the user name</text:p>
      <text:p text:style-name="P1"><text:s text:c="4"/>Dim User As String</text:p>
      <text:p text:style-name="P1"><text:s text:c="4"/>Dim UserMail As String</text:p>
      <text:p text:style-name="P1"><text:s text:c="4"/>Set Olk = CreateObject("Outlook.Application")</text:p>
      <text:p text:style-name="P1"><text:s text:c="4"/>On Error GoTo error_label:</text:p>
      <text:p text:style-name="P1"><text:soft-page-break/><text:s text:c="8"/>UserMail = Olk.Session.CurrentUser.AddressEntry.GetExchangeUser.PrimarySmtpAddress</text:p>
      <text:p text:style-name="P1"><text:s text:c="8"/>Set Olk = Nothing</text:p>
      <text:p text:style-name="P1"><text:s text:c="4"/>On Error GoTo 0</text:p>
      <text:p text:style-name="P1"><text:s text:c="4"/>User = getUserName1</text:p>
      <text:p text:style-name="P1"><text:s text:c="4"/></text:p>
      <text:p text:style-name="P1"><text:s text:c="4"/>'workbook/laptop is connected to SP</text:p>
      <text:p text:style-name="P1"><text:s text:c="4"/>If Workbooks(ThisWorkbook.Name).CanCheckIn = True Then</text:p>
      <text:p text:style-name="P1"><text:s text:c="8"/>'show info</text:p>
      <text:p text:style-name="P1"><text:s text:c="8"/>UserForm3.Show (vbModeless)</text:p>
      <text:p text:style-name="P1"><text:s text:c="8"/>DoEvents</text:p>
      <text:p text:style-name="P1"><text:s text:c="8"/>Application.Wait (Now() + TimeValue("00:00:05"))</text:p>
      <text:p text:style-name="P1"><text:s text:c="8"/>UserForm3.Hide</text:p>
      <text:p text:style-name="P1"><text:s text:c="8"/>'suppress the Before_Close event (and Before_Save)</text:p>
      <text:p text:style-name="P1"><text:s text:c="8"/>AbortEvent_Workbook_BeforeClose = True</text:p>
      <text:p text:style-name="P1"><text:s text:c="8"/>'save, check in and close workbook (saves only if WB.saved not set to true?)</text:p>
      <text:p text:style-name="P1"><text:s text:c="8"/>Workbooks(ThisWorkbook.Name).CheckIn True, User &amp; ", " &amp; UserMail, True</text:p>
      <text:p text:style-name="P1"><text:s text:c="4"/>'workbook/laptop is not connected to SP</text:p>
      <text:p text:style-name="P1"><text:s text:c="4"/>Else</text:p>
      <text:p text:style-name="P1"><text:s text:c="8"/>'test whether this path is still possible!!!</text:p>
      <text:p text:style-name="P1"><text:s text:c="8"/>If Reason = "ForcedCheckIn" Then</text:p>
      <text:p text:style-name="P1"><text:s text:c="12"/>'not connected to the internet, set a NextOnTime</text:p>
      <text:p text:style-name="P1"><text:s text:c="12"/>'simulate a new interaction</text:p>
      <text:p text:style-name="P1"><text:s text:c="12"/>LastInteraction = Now()</text:p>
      <text:p text:style-name="P1"><text:s text:c="12"/>'reset</text:p>
      <text:p text:style-name="P1"><text:s text:c="12"/>Dim Macro As String</text:p>
      <text:p text:style-name="P1"><text:s text:c="12"/>Dim NextOnTime_ As Date</text:p>
      <text:p text:style-name="P1"><text:s text:c="12"/>GoodBy_Flag = False</text:p>
      <text:p text:style-name="P1"><text:s text:c="12"/>LastTime = LastOnTime</text:p>
      <text:p text:style-name="P1"><text:s text:c="12"/>LastOnTime = NextOnTime</text:p>
      <text:p text:style-name="P1"><text:s text:c="12"/>NextOnTime = NextOnTime + AcceptedDuration</text:p>
      <text:p text:style-name="P1"><text:s text:c="12"/>Macro = "z_CheckWhetherToSetANewTime"</text:p>
      <text:p text:style-name="P1"><text:s text:c="12"/>NextOnTime_ = NextOnTime</text:p>
      <text:p text:style-name="P1"><text:s text:c="12"/>Call z_SetNewOnTime(NextOnTime_, Macro)</text:p>
      <text:p text:style-name="P1"><text:s text:c="8"/>'not connected to the internet and the workbook that is checked out</text:p>
      <text:p text:style-name="P1"><text:s text:c="8"/>ElseIf Reason = "BeforeCloseCheckIn" And Flag_WhenOpendNotCheckedOut = False Then</text:p>
      <text:p text:style-name="P1"><text:s text:c="12"/>'UserForm4.Show (vbModeless)</text:p>
      <text:p text:style-name="P1"><text:s text:c="12"/>'DoEvents</text:p>
      <text:p text:style-name="P1"><text:s text:c="12"/>'Application.Wait (Now() + TimeValue("00:00:10"))</text:p>
      <text:p text:style-name="P1"><text:s text:c="12"/>'UserForm4.Hide</text:p>
      <text:p text:style-name="P1"><text:s text:c="12"/>UserForm4.Show (vbModal)</text:p>
      <text:p text:style-name="P1"><text:s text:c="12"/>DoEvents</text:p>
      <text:p text:style-name="P1"><text:s text:c="8"/>'not connected to the internet and not the workbook that is checked out</text:p>
      <text:p text:style-name="P1"><text:s text:c="8"/>ElseIf Reason = "BeforeCloseCheckIn" And Flag_WhenOpendNotCheckedOut = True Then</text:p>
      <text:p text:style-name="P1"><text:s text:c="12"/>'UserForm5.Show (vbModeless)</text:p>
      <text:p text:style-name="P1"><text:s text:c="12"/>'DoEvents</text:p>
      <text:p text:style-name="P1"><text:s text:c="12"/>'Application.Wait (Now() + TimeValue("00:00:07"))</text:p>
      <text:p text:style-name="P1"><text:s text:c="12"/>'UserForm5.Hide</text:p>
      <text:p text:style-name="P1"><text:s text:c="12"/>UserForm5.Show (vbModal)</text:p>
      <text:p text:style-name="P1"><text:s text:c="12"/>DoEvents</text:p>
      <text:p text:style-name="P1"><text:s text:c="8"/>End If</text:p>
      <text:p text:style-name="P1"><text:s text:c="4"/>End If</text:p>
      <text:p text:style-name="P1">Debug.Print "z_CheckIn_e !!!!!!!!!!this should be the last debug.print line!!!!!!!!!!! "</text:p>
      <text:p text:style-name="P1">Exit Function</text:p>
      <text:p text:style-name="P1"><text:soft-page-break/>error_label:</text:p>
      <text:p text:style-name="P1"><text:s text:c="4"/>UserMail = "Infos N/A"</text:p>
      <text:p text:style-name="P1"><text:s text:c="4"/>Resume Next</text:p>
      <text:p text:style-name="P1">End Function</text:p>
      <text:p text:style-name="P1"/>
      <text:p text:style-name="P1"/>
      <text:p text:style-name="P1"/>
      <text:p text:style-name="P1">Sub SwitchOff_EnableEvents()</text:p>
      <text:p text:style-name="P1"><text:s text:c="4"/>Application.EnableEvents = False</text:p>
      <text:p text:style-name="P1">End Sub</text:p>
      <text:p text:style-name="P1"/>
      <text:p text:style-name="P1">Sub SwitchOn_EnableEvents()</text:p>
      <text:p text:style-name="P1"><text:s text:c="4"/>Application.EnableEvents = True</text:p>
      <text:p text:style-name="P1">End Sub</text:p>
      <text:p text:style-name="P1"/>
      <text:p text:style-name="P1"/>
      <text:p text:style-name="P1"/>
      <text:p text:style-name="P1">Sub GenerateTemplate()</text:p>
      <text:p text:style-name="P1"><text:s text:c="4"/>Call SwitchOff_EnableEvents</text:p>
      <text:p text:style-name="P1"><text:s text:c="4"/>Call UnprotectWorkbook</text:p>
      <text:p text:style-name="P1"><text:s text:c="4"/>Call UnhideSheets</text:p>
      <text:p text:style-name="P1"><text:s text:c="4"/>Call UnprotectSheets</text:p>
      <text:p text:style-name="P1"><text:s text:c="4"/>'---</text:p>
      <text:p text:style-name="P1"><text:s text:c="4"/>Call prepareSheetWithInputDropDownLists</text:p>
      <text:p text:style-name="P1"><text:s text:c="4"/>Call CopyPasteSheetWithInputDropdownLists</text:p>
      <text:p text:style-name="P1"><text:s text:c="4"/>Call RowHeightAndColumnWidth</text:p>
      <text:p text:style-name="P1"><text:s text:c="4"/>Call formatTemplate</text:p>
      <text:p text:style-name="P1"><text:s text:c="4"/>Call SetNumberFormats_DropdownList</text:p>
      <text:p text:style-name="P1"><text:s text:c="4"/>Call AddFormula_LinkToDropdownList</text:p>
      <text:p text:style-name="P1"><text:s text:c="4"/>Call SetNumberFormats_Template</text:p>
      <text:p text:style-name="P1"><text:s text:c="4"/>Call DataValidation_List</text:p>
      <text:p text:style-name="P1"><text:s text:c="4"/>Call addUniqueIdentifier</text:p>
      <text:p text:style-name="P1"><text:s text:c="4"/>Call ChangeErrorRules</text:p>
      <text:p text:style-name="P1"><text:s text:c="4"/>Call addAutofilter</text:p>
      <text:p text:style-name="P1"><text:s text:c="4"/>Call freezePane</text:p>
      <text:p text:style-name="P1"><text:s text:c="4"/>Call ManualSteps</text:p>
      <text:p text:style-name="P1"><text:s text:c="4"/>Call addEditableRange_ForTemplate_And_DataSetBackup</text:p>
      <text:p text:style-name="P1"><text:s text:c="4"/>Call Create_DataSetBackup_And_DataSetCheckOutVersion</text:p>
      <text:p text:style-name="P1"><text:s text:c="4"/>'---</text:p>
      <text:p text:style-name="P1"><text:s text:c="4"/>Call ProtectSheets</text:p>
      <text:p text:style-name="P1"><text:s text:c="4"/>Call ProtectWorkbook</text:p>
      <text:p text:style-name="P1"><text:s text:c="4"/>Call SwitchOn_EnableEvents</text:p>
      <text:p text:style-name="P1">End Sub</text:p>
      <text:p text:style-name="P1">Private Sub SwitchOff_EnableEvents()</text:p>
      <text:p text:style-name="P1"><text:s text:c="4"/>Application.EnableEvents = False</text:p>
      <text:p text:style-name="P1">End Sub</text:p>
      <text:p text:style-name="P1"/>
      <text:p text:style-name="P1">Private Sub UnprotectWorkbook()</text:p>
      <text:p text:style-name="P1"><text:s text:c="4"/>'unprotect the workbook (necessary to unhide sheets)</text:p>
      <text:p text:style-name="P1"><text:s text:c="4"/>ThisWorkbook.Unprotect ("fpsheets")</text:p>
      <text:p text:style-name="P1">End Sub</text:p>
      <text:p text:style-name="P1"/>
      <text:p text:style-name="P1">Private Sub UnhideSheets()</text:p>
      <text:p text:style-name="P1"><text:soft-page-break/><text:s text:c="4"/>'unhide worksheets</text:p>
      <text:p text:style-name="P1"><text:s text:c="4"/>Sheets("FP template").Visible = True</text:p>
      <text:p text:style-name="P1"><text:s text:c="4"/>Sheets("Dropdown Lists").Visible = True</text:p>
      <text:p text:style-name="P1"><text:s text:c="4"/>Sheets("DataSetBackup").Visible = True 'will be unhidden again below after copying</text:p>
      <text:p text:style-name="P1"><text:s text:c="4"/>Sheets("UserNames").Visible = True 'will be unhidden again below after copying</text:p>
      <text:p text:style-name="P1"><text:s text:c="4"/>Sheets("DataSetCheckOutVersion").Visible = True 'will be unhidden again below after copying</text:p>
      <text:p text:style-name="P1">End Sub</text:p>
      <text:p text:style-name="P1"/>
      <text:p text:style-name="P1">Private Sub UnprotectSheets()</text:p>
      <text:p text:style-name="P1"><text:s text:c="4"/>'unprotect all worksheets and vba</text:p>
      <text:p text:style-name="P1"><text:s text:c="4"/>Sheets("FP template").Activate</text:p>
      <text:p text:style-name="P1"><text:s text:c="4"/>ActiveSheet.Unprotect Password:="fpsheets"</text:p>
      <text:p text:style-name="P1"><text:s text:c="4"/>Sheets("DataSetBackup").Activate</text:p>
      <text:p text:style-name="P1"><text:s text:c="4"/>ActiveSheet.Unprotect Password:="fpsheets"</text:p>
      <text:p text:style-name="P1"><text:s text:c="4"/>Sheets("Dropdown Lists").Activate</text:p>
      <text:p text:style-name="P1"><text:s text:c="4"/>ActiveSheet.Unprotect Password:="fpsheets"</text:p>
      <text:p text:style-name="P1">End Sub</text:p>
      <text:p text:style-name="P1"/>
      <text:p text:style-name="P1">Private Sub prepareSheetWithInputDropDownLists()</text:p>
      <text:p text:style-name="P1"><text:s text:c="4"/>answer = InputBox("Click OK and open the other workbook and activate dropdown template sheet", , "OK", 13500, 12500)</text:p>
      <text:p text:style-name="P1"><text:s text:c="4"/>answer = InputBox("The dropdown template sheet should have a consistent formatting: some wrong formats are inherited to the backup file and from there to the template", , "OK", 13500, 12500)</text:p>
      <text:p text:style-name="P1"><text:s text:c="4"/>Stop</text:p>
      <text:p text:style-name="P1"><text:s text:c="4"/>Rows("5:1099").Select</text:p>
      <text:p text:style-name="P1"><text:s text:c="4"/>'height</text:p>
      <text:p text:style-name="P1"><text:s text:c="4"/>Selection.RowHeight = 15</text:p>
      <text:p text:style-name="P1"><text:s text:c="4"/>'no font color</text:p>
      <text:p text:style-name="P1"><text:s text:c="4"/>With Selection.Font</text:p>
      <text:p text:style-name="P1"><text:s text:c="8"/>.ColorIndex = xlAutomatic</text:p>
      <text:p text:style-name="P1"><text:s text:c="8"/>.TintAndShade = 0</text:p>
      <text:p text:style-name="P1"><text:s text:c="4"/>End With</text:p>
      <text:p text:style-name="P1"><text:s text:c="4"/>'no interior color</text:p>
      <text:p text:style-name="P1"><text:s text:c="4"/>With Selection.Interior</text:p>
      <text:p text:style-name="P1"><text:s text:c="8"/>.Pattern = xlNone</text:p>
      <text:p text:style-name="P1"><text:s text:c="8"/>.TintAndShade = 0</text:p>
      <text:p text:style-name="P1"><text:s text:c="8"/>.PatternTintAndShade = 0</text:p>
      <text:p text:style-name="P1"><text:s text:c="4"/>End With</text:p>
      <text:p text:style-name="P1"><text:s text:c="4"/>'no bold</text:p>
      <text:p text:style-name="P1"><text:s text:c="4"/>Selection.Font.Bold = True</text:p>
      <text:p text:style-name="P1"><text:s text:c="4"/>Selection.Font.Bold = False</text:p>
      <text:p text:style-name="P1"><text:s text:c="4"/>'alignement vertical</text:p>
      <text:p text:style-name="P1"><text:s text:c="4"/>With Selection</text:p>
      <text:p text:style-name="P1"><text:s text:c="8"/>.VerticalAlignment = xlTop</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With Selection</text:p>
      <text:p text:style-name="P1"><text:soft-page-break/><text:s text:c="8"/>.VerticalAlignment = xlBottom</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alignement horizontal</text:p>
      <text:p text:style-name="P1"><text:s text:c="4"/>With Selection</text:p>
      <text:p text:style-name="P1"><text:s text:c="8"/>.HorizontalAlignment = xlRight</text:p>
      <text:p text:style-name="P1"><text:s text:c="8"/>.VerticalAlignment = xlBottom</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With Selection</text:p>
      <text:p text:style-name="P1"><text:s text:c="8"/>.HorizontalAlignment = xlLeft</text:p>
      <text:p text:style-name="P1"><text:s text:c="8"/>.VerticalAlignment = xlBottom</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no wrap</text:p>
      <text:p text:style-name="P1"><text:s text:c="4"/>With Selection</text:p>
      <text:p text:style-name="P1"><text:s text:c="8"/>.HorizontalAlignment = xlLeft</text:p>
      <text:p text:style-name="P1"><text:s text:c="8"/>.VerticalAlignment = xlBottom</text:p>
      <text:p text:style-name="P1"><text:s text:c="8"/>.WrapText = True</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With Selection</text:p>
      <text:p text:style-name="P1"><text:s text:c="8"/>.HorizontalAlignment = xlLeft</text:p>
      <text:p text:style-name="P1"><text:s text:c="8"/>.VerticalAlignment = xlBottom</text:p>
      <text:p text:style-name="P1"><text:s text:c="8"/>.WrapText = False</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no italic</text:p>
      <text:p text:style-name="P1"><text:soft-page-break/><text:s text:c="4"/>Selection.Font.Italic = True</text:p>
      <text:p text:style-name="P1"><text:s text:c="4"/>Selection.Font.Italic = False</text:p>
      <text:p text:style-name="P1"><text:s text:c="4"/>'no underline</text:p>
      <text:p text:style-name="P1"><text:s text:c="4"/>Selection.Font.Underline = xlUnderlineStyleSingle</text:p>
      <text:p text:style-name="P1"><text:s text:c="4"/>Selection.Font.Underline = xlUnderlineStyleNone</text:p>
      <text:p text:style-name="P1"><text:s text:c="4"/>'activate this workbook again</text:p>
      <text:p text:style-name="P1"><text:s text:c="4"/>ThisWorkbook.Activate</text:p>
      <text:p text:style-name="P1">End Sub</text:p>
      <text:p text:style-name="P1">Private Sub CopyPasteSheetWithInputDropdownLists()</text:p>
      <text:p text:style-name="P1"><text:s text:c="4"/>'to</text:p>
      <text:p text:style-name="P1"><text:s text:c="4"/>Dim wb_to As Workbook</text:p>
      <text:p text:style-name="P1"><text:s text:c="4"/>Set wb_to = ThisWorkbook</text:p>
      <text:p text:style-name="P1"><text:s text:c="4"/>'to 1</text:p>
      <text:p text:style-name="P1"><text:s text:c="4"/>Dim Sh_to1 As String</text:p>
      <text:p text:style-name="P1"><text:s text:c="4"/>Sh_to1 = "Dropdown Lists"</text:p>
      <text:p text:style-name="P1"><text:s text:c="4"/>Dim Cell_to1 As Range</text:p>
      <text:p text:style-name="P1"><text:s text:c="4"/>Set Cell_to1 = Sheets(Sh_to1).Cells(1, 1)</text:p>
      <text:p text:style-name="P1"><text:s text:c="4"/>'to 2</text:p>
      <text:p text:style-name="P1"><text:s text:c="4"/>Dim Sh_to2 As String</text:p>
      <text:p text:style-name="P1"><text:s text:c="4"/>Sh_to2 = "FP template"</text:p>
      <text:p text:style-name="P1"><text:s text:c="4"/>Dim Cell_to2 As Range</text:p>
      <text:p text:style-name="P1"><text:s text:c="4"/>Set Cell_to2 = Sheets(Sh_to2).Cells(20000, 1)</text:p>
      <text:p text:style-name="P1"><text:s text:c="4"/>'to 3</text:p>
      <text:p text:style-name="P1"><text:s text:c="4"/>Dim Sh_to3 As String</text:p>
      <text:p text:style-name="P1"><text:s text:c="4"/>Sh_to3 = "FP template"</text:p>
      <text:p text:style-name="P1"><text:s text:c="4"/>Dim Cell_to3 As Range</text:p>
      <text:p text:style-name="P1"><text:s text:c="4"/>Set Cell_to3 = Sheets(Sh_to3).Cells(1, 1)</text:p>
      <text:p text:style-name="P1"><text:s text:c="4"/>'from</text:p>
      <text:p text:style-name="P1"><text:s text:c="4"/>answer = InputBox("Click OK and open the other workbook and activate dropdown template sheet", , "OK", 13500, 12500)</text:p>
      <text:p text:style-name="P1"><text:s text:c="4"/>Stop</text:p>
      <text:p text:style-name="P1"><text:s text:c="4"/>Dim Sh_from As String</text:p>
      <text:p text:style-name="P1"><text:s text:c="4"/>Dim wb_from As Workbook</text:p>
      <text:p text:style-name="P1"><text:s text:c="4"/>Set wb_from = ActiveWorkbook</text:p>
      <text:p text:style-name="P1"><text:s text:c="4"/>Sh_from = ActiveSheet.Name</text:p>
      <text:p text:style-name="P1"><text:s text:c="4"/>'range</text:p>
      <text:p text:style-name="P1"><text:s text:c="4"/>Dim Rng_Cpy As Range</text:p>
      <text:p text:style-name="P1"><text:s text:c="4"/>Dim ColSize As Long</text:p>
      <text:p text:style-name="P1"><text:s text:c="4"/>ColSize = z_ColSize(1, Sh_from)</text:p>
      <text:p text:style-name="P1"><text:s text:c="4"/>Set Rng_Cpy = Sheets(Sh_from).Range(Sheets(Sh_from).Cells(1, 1), Sheets(Sh_from).Cells(1000, ColSize))</text:p>
      <text:p text:style-name="P1"><text:s text:c="4"/>'paste 1</text:p>
      <text:p text:style-name="P1"><text:s text:c="4"/>Call z_CopyRange3("All", Sh_from, Rng_Cpy, Sh_to1, Cell_to1, wb_from, wb_to)</text:p>
      <text:p text:style-name="P1"><text:s text:c="4"/>'paste 2</text:p>
      <text:p text:style-name="P1"><text:s text:c="4"/>Call z_CopyRange3("All", Sh_from, Rng_Cpy, Sh_to2, Cell_to2, wb_from, wb_to)</text:p>
      <text:p text:style-name="P1"><text:s text:c="4"/>'paste 3</text:p>
      <text:p text:style-name="P1"><text:s text:c="4"/>Call z_CopyRange3("All", Sh_from, Rng_Cpy, Sh_to3, Cell_to3, wb_from, wb_to)</text:p>
      <text:p text:style-name="P1">End Sub</text:p>
      <text:p text:style-name="P1"/>
      <text:p text:style-name="P1">Private Sub RowHeightAndColumnWidth()</text:p>
      <text:p text:style-name="P1"><text:s text:c="4"/>Dim Sh_template As String</text:p>
      <text:p text:style-name="P1"><text:s text:c="4"/>Dim Sh_Dd As String</text:p>
      <text:p text:style-name="P1"><text:s text:c="4"/>Sh_template = "FP template"</text:p>
      <text:p text:style-name="P1"><text:soft-page-break/><text:s text:c="4"/>Sheets(Sh_template).Activate</text:p>
      <text:p text:style-name="P1"><text:s text:c="4"/>ColSize = z_ColSize(1, Sh_template)</text:p>
      <text:p text:style-name="P1"><text:s text:c="4"/>Sh_Dd = "Dropdown Lists"</text:p>
      <text:p text:style-name="P1"><text:s text:c="4"/>'Width Template and Dropdown</text:p>
      <text:p text:style-name="P1"><text:s text:c="4"/>Dim Col As Long</text:p>
      <text:p text:style-name="P1"><text:s text:c="4"/>For Col = 1 To ColSize</text:p>
      <text:p text:style-name="P1"><text:s text:c="8"/>Dim String_in As String</text:p>
      <text:p text:style-name="P1"><text:s text:c="8"/>Dim String_out As String</text:p>
      <text:p text:style-name="P1"><text:s text:c="8"/>Dim String_arr As Variant</text:p>
      <text:p text:style-name="P1"><text:s text:c="8"/>Dim Width_ As Double</text:p>
      <text:p text:style-name="P1"><text:s text:c="8"/>String_in = Right(Cells(3, Col), 15)</text:p>
      <text:p text:style-name="P1"><text:s text:c="8"/>String_out = z_FindAndReplaceInString(String_in, _</text:p>
      <text:p text:style-name="P1"><text:s text:c="20"/>Array("[", "]"), Array("@", "@"))</text:p>
      <text:p text:style-name="P1"><text:s text:c="8"/>String_arr = Split(String_out, "@")</text:p>
      <text:p text:style-name="P1"><text:s text:c="8"/>If UBound(String_arr) &gt; 1 Then</text:p>
      <text:p text:style-name="P1"><text:s text:c="12"/>Width_ = String_arr(UBound(String_arr) - 1)</text:p>
      <text:p text:style-name="P1"><text:s text:c="12"/>Call z_ChangeColWidth(Width_, Sh_template, Col, Col)</text:p>
      <text:p text:style-name="P1"><text:s text:c="12"/>Call z_ChangeColWidth(Width_, Sh_Dd, Col, Col)</text:p>
      <text:p text:style-name="P1"><text:s text:c="8"/>End If</text:p>
      <text:p text:style-name="P1"><text:s text:c="4"/>Next</text:p>
      <text:p text:style-name="P1"><text:s text:c="4"/>'Height Template</text:p>
      <text:p text:style-name="P1"><text:s text:c="4"/>Call z_ChangeRowHeight(60, Sh_template, 1, 1)</text:p>
      <text:p text:style-name="P1"><text:s text:c="4"/>Call z_ChangeRowHeight(64.5, Sh_template, 2, 2)</text:p>
      <text:p text:style-name="P1"><text:s text:c="4"/>Call z_ChangeRowHeight(30, Sh_template, 3, 3)</text:p>
      <text:p text:style-name="P1"><text:s text:c="4"/>Call z_ChangeRowHeight(36, Sh_template, 4, 4)</text:p>
      <text:p text:style-name="P1"><text:s text:c="4"/>Call z_ChangeRowHeight(15, Sh_template, 5, 10000)</text:p>
      <text:p text:style-name="P1"><text:s text:c="4"/>'Height Dropdown</text:p>
      <text:p text:style-name="P1"><text:s text:c="4"/>Call z_ChangeRowHeight(60, Sh_Dd, 1, 1)</text:p>
      <text:p text:style-name="P1"><text:s text:c="4"/>Call z_ChangeRowHeight(64.5, Sh_Dd, 2, 2)</text:p>
      <text:p text:style-name="P1"><text:s text:c="4"/>Call z_ChangeRowHeight(42, Sh_Dd, 3, 3)</text:p>
      <text:p text:style-name="P1"><text:s text:c="4"/>Call z_ChangeRowHeight(36, Sh_Dd, 4, 4)</text:p>
      <text:p text:style-name="P1"><text:s text:c="4"/></text:p>
      <text:p text:style-name="P1">End Sub</text:p>
      <text:p text:style-name="P1"/>
      <text:p text:style-name="P1">Private Sub formatTemplate()</text:p>
      <text:p text:style-name="P1"><text:s text:c="4"/>Dim Sh As String</text:p>
      <text:p text:style-name="P1"><text:s text:c="4"/>Sh = "FP template"</text:p>
      <text:p text:style-name="P1"><text:s text:c="4"/>Sheets(Sh).Activate</text:p>
      <text:p text:style-name="P1"><text:s text:c="4"/>ColSize = z_ColSize(1, Sh)</text:p>
      <text:p text:style-name="P1"><text:s text:c="8"/></text:p>
      <text:p text:style-name="P1"><text:s text:c="4"/>'Clear</text:p>
      <text:p text:style-name="P1"><text:s text:c="4"/>Range(Cells(5, 1), Cells(10000, ColSize)).Select</text:p>
      <text:p text:style-name="P1"><text:s text:c="4"/>Selection.ClearContents</text:p>
      <text:p text:style-name="P1"><text:s text:c="4"/>'Border</text:p>
      <text:p text:style-name="P1"><text:s text:c="4"/>Dim Rng As Range</text:p>
      <text:p text:style-name="P1"><text:s text:c="4"/>Set Rng = Union(Range(Cells(5, 1), Cells(10000, ColSize)), Range(Cells(20004, 1), Cells(21099, ColSize)))</text:p>
      <text:p text:style-name="P1"><text:s text:c="4"/>Rng.Select</text:p>
      <text:p text:style-name="P1"><text:s text:c="4"/>Selection.Borders(xlDiagonalDown).LineStyle = xlNone</text:p>
      <text:p text:style-name="P1"><text:s text:c="4"/>Selection.Borders(xlDiagonalUp).LineStyle = xlNone</text:p>
      <text:p text:style-name="P1"><text:s text:c="4"/>With Selection.Borders(xlEdgeLeft)</text:p>
      <text:p text:style-name="P1"><text:s text:c="8"/>.LineStyle = xlContinuous</text:p>
      <text:p text:style-name="P1"><text:s text:c="8"/>.ColorIndex = 0</text:p>
      <text:p text:style-name="P1"><text:soft-page-break/><text:s text:c="8"/>.TintAndShade = 0</text:p>
      <text:p text:style-name="P1"><text:s text:c="8"/>.Weight = xlThin</text:p>
      <text:p text:style-name="P1"><text:s text:c="4"/>End With</text:p>
      <text:p text:style-name="P1"><text:s text:c="4"/>With Selection.Borders(xlEdgeTop)</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EdgeBottom)</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EdgeRight)</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InsideVertical)</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InsideHorizontal)</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End Sub</text:p>
      <text:p text:style-name="P1"/>
      <text:p text:style-name="P1">Private Sub SetNumberFormats_DropdownList()</text:p>
      <text:p text:style-name="P1"><text:s text:c="4"/>Dim Sh As String</text:p>
      <text:p text:style-name="P1"><text:s text:c="4"/>Sh = "Dropdown Lists"</text:p>
      <text:p text:style-name="P1"><text:s text:c="4"/>Sheets(Sh).Activate</text:p>
      <text:p text:style-name="P1"><text:s text:c="4"/>ColSize = z_ColSize(1, Sh)</text:p>
      <text:p text:style-name="P1"><text:s text:c="4"/></text:p>
      <text:p text:style-name="P1"><text:s text:c="4"/>ColStart = 1</text:p>
      <text:p text:style-name="P1"><text:s text:c="4"/></text:p>
      <text:p text:style-name="P1"><text:s text:c="4"/>For Col = ColStart To ColSize</text:p>
      <text:p text:style-name="P1"><text:s text:c="8"/>Dim String_in As String</text:p>
      <text:p text:style-name="P1"><text:s text:c="8"/>Dim String_out As String</text:p>
      <text:p text:style-name="P1"><text:s text:c="8"/>Dim String_arr As Variant</text:p>
      <text:p text:style-name="P1"><text:s text:c="8"/>Dim Format_ As String</text:p>
      <text:p text:style-name="P1"><text:s text:c="8"/>String_in = Right(Cells(3, Col), 10)</text:p>
      <text:p text:style-name="P1"><text:s text:c="8"/>String_out = z_FindAndReplaceInString(String_in, _</text:p>
      <text:p text:style-name="P1"><text:s text:c="20"/>Array("(", ")"), Array("@", "@"))</text:p>
      <text:p text:style-name="P1"><text:s text:c="8"/>String_arr = Split(String_out, "@")</text:p>
      <text:p text:style-name="P1"><text:s text:c="8"/>Format_ = String_arr(UBound(String_arr) - 1)</text:p>
      <text:p text:style-name="P1"><text:soft-page-break/><text:s text:c="8"/>Cells(3, Col).Select</text:p>
      <text:p text:style-name="P1"><text:s text:c="8"/>'Dim answer As String</text:p>
      <text:p text:style-name="P1"><text:s text:c="8"/>'answer = InputBox("Column " &amp; CStr(Col) &amp; " has Number-, Date- or Text-format", , Format_, 13500, 12500)</text:p>
      <text:p text:style-name="P1"><text:s text:c="8"/>If LCase(Format_) = "number" Then</text:p>
      <text:p text:style-name="P1"><text:s text:c="12"/>Range(Cells(5, Col), Cells(10000, Col)).Select</text:p>
      <text:p text:style-name="P1"><text:s text:c="12"/>Selection.NumberFormat = "#,##0"</text:p>
      <text:p text:style-name="P1"><text:s text:c="8"/>ElseIf LCase(Format_) = "date" Then</text:p>
      <text:p text:style-name="P1"><text:s text:c="12"/>Range(Cells(5, Col), Cells(10000, Col)).Select</text:p>
      <text:p text:style-name="P1"><text:s text:c="12"/>Selection.NumberFormat = "dd/mm/yyyy;@"</text:p>
      <text:p text:style-name="P1"><text:s text:c="8"/>ElseIf LCase(Format_) = "text" Then</text:p>
      <text:p text:style-name="P1"><text:s text:c="12"/>Range(Cells(5, Col), Cells(10000, Col)).Select</text:p>
      <text:p text:style-name="P1"><text:s text:c="12"/>Selection.NumberFormat = "@"</text:p>
      <text:p text:style-name="P1"><text:s text:c="8"/>Else</text:p>
      <text:p text:style-name="P1"><text:s text:c="12"/>Stop</text:p>
      <text:p text:style-name="P1"><text:s text:c="12"/>Range(Cells(5, Col), Cells(10000, Col)).Select</text:p>
      <text:p text:style-name="P1"><text:s text:c="12"/>Selection.NumberFormat = "General"</text:p>
      <text:p text:style-name="P1"><text:s text:c="8"/>End If</text:p>
      <text:p text:style-name="P1"><text:s text:c="4"/>Next</text:p>
      <text:p text:style-name="P1">End Sub</text:p>
      <text:p text:style-name="P1"/>
      <text:p text:style-name="P1">Private Sub AddFormula_LinkToDropdownList()</text:p>
      <text:p text:style-name="P1"><text:s text:c="4"/>Dim Sh As String</text:p>
      <text:p text:style-name="P1"><text:s text:c="4"/>Dim Sh_from As String</text:p>
      <text:p text:style-name="P1"><text:s text:c="4"/>Sh = "FP template"</text:p>
      <text:p text:style-name="P1"><text:s text:c="4"/>Sheets(Sh).Activate</text:p>
      <text:p text:style-name="P1"><text:s text:c="4"/>ColSize = z_ColSize(1, Sh)</text:p>
      <text:p text:style-name="P1"><text:s text:c="4"/>Sh_from = "Dropdown Lists"</text:p>
      <text:p text:style-name="P1"><text:s text:c="4"/></text:p>
      <text:p text:style-name="P1"><text:s text:c="4"/>Delta = 19999</text:p>
      <text:p text:style-name="P1"><text:s text:c="4"/>For Row = 20004 To 21099</text:p>
      <text:p text:style-name="P1"><text:s text:c="8"/>For Col = 1 To ColSize</text:p>
      <text:p text:style-name="P1"><text:s text:c="12"/>Dim Address_R1C1 As String</text:p>
      <text:p text:style-name="P1"><text:s text:c="12"/>Address_R1C1 = "R" &amp; Row - Delta &amp; "C" &amp; Col</text:p>
      <text:p text:style-name="P1"><text:s text:c="12"/>Address_A1 = z_Converter_R1C1vsA1(Address_R1C1, "xlA1", Cells(1, 1))</text:p>
      <text:p text:style-name="P1"><text:s text:c="12"/>'Cells(Row, Col).Value = "='Dropdown Lists'!" &amp; Address_A1</text:p>
      <text:p text:style-name="P1"><text:s text:c="12"/>Cells(Row, Col).NumberFormat = "General"</text:p>
      <text:p text:style-name="P1"><text:s text:c="12"/>Cells(Row, Col).Formula = "='" &amp; Sh_from &amp; "'!" &amp; Address_A1</text:p>
      <text:p text:style-name="P1"><text:s text:c="8"/>Next</text:p>
      <text:p text:style-name="P1"><text:s text:c="4"/>Next</text:p>
      <text:p text:style-name="P1">End Sub</text:p>
      <text:p text:style-name="P1"/>
      <text:p text:style-name="P1">Private Sub SetNumberFormats_Template()</text:p>
      <text:p text:style-name="P1"><text:s text:c="4"/>Dim Sh As String</text:p>
      <text:p text:style-name="P1"><text:s text:c="4"/>Sh = "FP template"</text:p>
      <text:p text:style-name="P1"><text:s text:c="4"/>Sheets(Sh).Activate</text:p>
      <text:p text:style-name="P1"><text:s text:c="4"/>ColSize = z_ColSize(1, Sh)</text:p>
      <text:p text:style-name="P1"><text:s text:c="4"/></text:p>
      <text:p text:style-name="P1"><text:s text:c="4"/>ColStart = 1</text:p>
      <text:p text:style-name="P1"><text:s text:c="4"/></text:p>
      <text:p text:style-name="P1"><text:s text:c="4"/>For Col = ColStart To ColSize</text:p>
      <text:p text:style-name="P1"><text:s text:c="8"/>Dim String_in As String</text:p>
      <text:p text:style-name="P1"><text:s text:c="8"/>Dim String_out As String</text:p>
      <text:p text:style-name="P1"><text:soft-page-break/><text:s text:c="8"/>Dim String_arr As Variant</text:p>
      <text:p text:style-name="P1"><text:s text:c="8"/>Dim Format_ As String</text:p>
      <text:p text:style-name="P1"><text:s text:c="8"/>String_in = Right(Cells(3, Col), 10)</text:p>
      <text:p text:style-name="P1"><text:s text:c="8"/>String_out = z_FindAndReplaceInString(String_in, _</text:p>
      <text:p text:style-name="P1"><text:s text:c="20"/>Array("(", ")"), Array("@", "@"))</text:p>
      <text:p text:style-name="P1"><text:s text:c="8"/>String_arr = Split(String_out, "@")</text:p>
      <text:p text:style-name="P1"><text:s text:c="8"/>Format_ = String_arr(UBound(String_arr) - 1)</text:p>
      <text:p text:style-name="P1"><text:s text:c="8"/>Cells(3, Col).Select</text:p>
      <text:p text:style-name="P1"><text:s text:c="8"/>'Dim answer As String</text:p>
      <text:p text:style-name="P1"><text:s text:c="8"/>'answer = InputBox("Column " &amp; CStr(Col) &amp; " has Number-, Date- or Text-format", , Format_, 13500, 12500)</text:p>
      <text:p text:style-name="P1"><text:s text:c="8"/>If LCase(Format_) = "number" Then</text:p>
      <text:p text:style-name="P1"><text:s text:c="12"/>Range(Cells(6, Col), Cells(10000, Col)).Select</text:p>
      <text:p text:style-name="P1"><text:s text:c="12"/>Selection.NumberFormat = "#,##0"</text:p>
      <text:p text:style-name="P1"><text:s text:c="12"/>Range(Cells(20004, Col), Cells(21100, Col)).Select</text:p>
      <text:p text:style-name="P1"><text:s text:c="12"/>Selection.NumberFormat = "#,##0"</text:p>
      <text:p text:style-name="P1"><text:s text:c="8"/>ElseIf LCase(Format_) = "date" Then</text:p>
      <text:p text:style-name="P1"><text:s text:c="12"/>Range(Cells(6, Col), Cells(10000, Col)).Select</text:p>
      <text:p text:style-name="P1"><text:s text:c="12"/>Selection.NumberFormat = "dd/mm/yyyy;@"</text:p>
      <text:p text:style-name="P1"><text:s text:c="12"/>Range(Cells(20004, Col), Cells(21100, Col)).Select</text:p>
      <text:p text:style-name="P1"><text:s text:c="12"/>Selection.NumberFormat = "dd/mm/yyyy;@"</text:p>
      <text:p text:style-name="P1"><text:s text:c="8"/>ElseIf LCase(Format_) = "text" Then</text:p>
      <text:p text:style-name="P1"><text:s text:c="12"/>Range(Cells(6, Col), Cells(10000, Col)).Select</text:p>
      <text:p text:style-name="P1"><text:s text:c="12"/>Selection.NumberFormat = "@"</text:p>
      <text:p text:style-name="P1"><text:s text:c="12"/>Range(Cells(20004, Col), Cells(21100, Col)).Select</text:p>
      <text:p text:style-name="P1"><text:s text:c="12"/>Selection.NumberFormat = "@"</text:p>
      <text:p text:style-name="P1"><text:s text:c="8"/>Else</text:p>
      <text:p text:style-name="P1"><text:s text:c="12"/>Stop</text:p>
      <text:p text:style-name="P1"><text:s text:c="12"/>Range(Cells(6, Col), Cells(10000, Col)).Select</text:p>
      <text:p text:style-name="P1"><text:s text:c="12"/>Selection.NumberFormat = "General"</text:p>
      <text:p text:style-name="P1"><text:s text:c="12"/>Range(Cells(20004, Col), Cells(21100, Col)).Select</text:p>
      <text:p text:style-name="P1"><text:s text:c="12"/>Selection.NumberFormat = "General"</text:p>
      <text:p text:style-name="P1"><text:s text:c="8"/>End If</text:p>
      <text:p text:style-name="P1"><text:s text:c="4"/>Next</text:p>
      <text:p text:style-name="P1">End Sub</text:p>
      <text:p text:style-name="P1"/>
      <text:p text:style-name="P1">Private Sub DataValidation_List()</text:p>
      <text:p text:style-name="P1"><text:s text:c="4"/>Dim Sh As String</text:p>
      <text:p text:style-name="P1"><text:s text:c="4"/>Sh = "FP template"</text:p>
      <text:p text:style-name="P1"><text:s text:c="4"/>Sheets(Sh).Activate</text:p>
      <text:p text:style-name="P1"><text:s text:c="4"/>ColSize = z_ColSize(1, Sh)</text:p>
      <text:p text:style-name="P1"><text:s text:c="4"/>ColStart = 2</text:p>
      <text:p text:style-name="P1"><text:s text:c="4"/>Dim Col As Long</text:p>
      <text:p text:style-name="P1"><text:s text:c="4"/>For Col = ColStart To ColSize</text:p>
      <text:p text:style-name="P1"><text:s text:c="8"/>If Cells(4, Col).Value Like "*drop down*" Then</text:p>
      <text:p text:style-name="P1"><text:s text:c="12"/>RowSize = z_RowSize(Col, Sh)</text:p>
      <text:p text:style-name="P1"><text:s text:c="12"/>For Row = RowSize To 20004 Step -1</text:p>
      <text:p text:style-name="P1"><text:s text:c="16"/>If Cells(Row, Col) &lt;&gt; Empty Then</text:p>
      <text:p text:style-name="P1"><text:s text:c="20"/>LastRow = Row</text:p>
      <text:p text:style-name="P1"><text:s text:c="20"/>Exit For</text:p>
      <text:p text:style-name="P1"><text:s text:c="16"/>End If</text:p>
      <text:p text:style-name="P1"><text:s text:c="12"/>Next</text:p>
      <text:p text:style-name="P1"><text:s text:c="12"/>Dim AddressFirst As String</text:p>
      <text:p text:style-name="P1"><text:soft-page-break/><text:s text:c="12"/>Dim AddressLast As String</text:p>
      <text:p text:style-name="P1"><text:s text:c="12"/>Dim DropdownAddress As String</text:p>
      <text:p text:style-name="P1"><text:s text:c="12"/>AddressFirst = Cells(20004, Col).Address</text:p>
      <text:p text:style-name="P1"><text:s text:c="12"/>AddressLast = Cells(LastRow, Col).Address</text:p>
      <text:p text:style-name="P1"><text:s text:c="12"/>DropdownAddress = "=" &amp; AddressFirst &amp; ":" &amp; AddressLast</text:p>
      <text:p text:style-name="P1"><text:s text:c="12"/>Range(Cells(6, Col), Cells(10000, Col)).Select</text:p>
      <text:p text:style-name="P1"><text:s text:c="12"/>'answer = InputBox("Dropdownlist " &amp; DropdownAddress, , "OK", 13500, 12500)</text:p>
      <text:p text:style-name="P1"><text:s text:c="12"/>'If answer &lt;&gt; "OK" Then</text:p>
      <text:p text:style-name="P1"><text:s text:c="12"/>' <text:s text:c="3"/>Stop</text:p>
      <text:p text:style-name="P1"><text:s text:c="12"/>'End If</text:p>
      <text:p text:style-name="P1"><text:s text:c="12"/>With Selection.Validation</text:p>
      <text:p text:style-name="P1"><text:s text:c="16"/>.Delete</text:p>
      <text:p text:style-name="P1"><text:s text:c="16"/>.Add Type:=xlValidateList, AlertStyle:=xlValidAlertStop, Operator:= _</text:p>
      <text:p text:style-name="P1"><text:s text:c="24"/>xlBetween, Formula1:=DropdownAddress</text:p>
      <text:p text:style-name="P1"><text:s text:c="16"/>.IgnoreBlank = True</text:p>
      <text:p text:style-name="P1"><text:s text:c="16"/>.InCellDropdown = True</text:p>
      <text:p text:style-name="P1"><text:s text:c="16"/>.InputTitle = ""</text:p>
      <text:p text:style-name="P1"><text:s text:c="16"/>.ErrorTitle = ""</text:p>
      <text:p text:style-name="P1"><text:s text:c="16"/>.InputMessage = ""</text:p>
      <text:p text:style-name="P1"><text:s text:c="16"/>.ErrorMessage = ""</text:p>
      <text:p text:style-name="P1"><text:s text:c="16"/>.ShowInput = True</text:p>
      <text:p text:style-name="P1"><text:s text:c="16"/>.ShowError = True</text:p>
      <text:p text:style-name="P1"><text:s text:c="12"/>End With</text:p>
      <text:p text:style-name="P1"><text:s text:c="8"/>End If</text:p>
      <text:p text:style-name="P1"><text:s text:c="4"/>Next</text:p>
      <text:p text:style-name="P1">End Sub</text:p>
      <text:p text:style-name="P1"/>
      <text:p text:style-name="P1">Private Sub addUniqueIdentifier()</text:p>
      <text:p text:style-name="P1"><text:s text:c="4"/>Dim Sh As String</text:p>
      <text:p text:style-name="P1"><text:s text:c="4"/>Sh = "FP template"</text:p>
      <text:p text:style-name="P1"><text:s text:c="4"/>Sheets(Sh).Activate</text:p>
      <text:p text:style-name="P1"><text:s text:c="4"/>answer = InputBox("Enter the first digit of the identifier", , 1, 13500, 12500)</text:p>
      <text:p text:style-name="P1"><text:s text:c="4"/>For Row = 6 To 10000</text:p>
      <text:p text:style-name="P1"><text:s text:c="8"/>Cells(Row, 1).Value = "'" &amp; CStr(answer) &amp; CStr(Right("00000" &amp; CStr(Row - 5), 4))</text:p>
      <text:p text:style-name="P1"><text:s text:c="4"/>Next</text:p>
      <text:p text:style-name="P1"><text:s text:c="4"/>Range(Cells(5, 1), Cells(10000, 1)).Select</text:p>
      <text:p text:style-name="P1"><text:s text:c="4"/>With Selection</text:p>
      <text:p text:style-name="P1"><text:s text:c="8"/>.HorizontalAlignment = xlCenter</text:p>
      <text:p text:style-name="P1"><text:s text:c="8"/>.VerticalAlignment = xlBottom</text:p>
      <text:p text:style-name="P1"><text:s text:c="8"/>.WrapText = False</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Selection.Interior.Color = RGB(218, 238, 243)</text:p>
      <text:p text:style-name="P1">End Sub</text:p>
      <text:p text:style-name="P1"/>
      <text:p text:style-name="P1">Private Sub ChangeErrorRules()</text:p>
      <text:p text:style-name="P1"><text:s text:c="4"/>Dim Sh As String</text:p>
      <text:p text:style-name="P1"><text:s text:c="4"/>Sh = "FP template"</text:p>
      <text:p text:style-name="P1"><text:soft-page-break/><text:s text:c="4"/>Sheets(Sh).Activate</text:p>
      <text:p text:style-name="P1"><text:s text:c="4"/>With Application.ErrorCheckingOptions</text:p>
      <text:p text:style-name="P1"><text:s text:c="8"/>.BackgroundChecking = True</text:p>
      <text:p text:style-name="P1"><text:s text:c="8"/>.EvaluateToError = True</text:p>
      <text:p text:style-name="P1"><text:s text:c="8"/>.InconsistentFormula = True</text:p>
      <text:p text:style-name="P1"><text:s text:c="8"/>.NumberAsText = False</text:p>
      <text:p text:style-name="P1"><text:s text:c="4"/>End With</text:p>
      <text:p text:style-name="P1">End Sub</text:p>
      <text:p text:style-name="P1"/>
      <text:p text:style-name="P1">Private Sub addAutofilter()</text:p>
      <text:p text:style-name="P1"><text:s text:c="4"/>Dim Sh As String</text:p>
      <text:p text:style-name="P1"><text:s text:c="4"/>Sh = "FP template"</text:p>
      <text:p text:style-name="P1"><text:s text:c="4"/>Sheets(Sh).Activate</text:p>
      <text:p text:style-name="P1"><text:s text:c="4"/>'off</text:p>
      <text:p text:style-name="P1"><text:s text:c="4"/>If Sheets(Sh).AutoFilterMode = True Then</text:p>
      <text:p text:style-name="P1"><text:s text:c="8"/>Selection.AutoFilter</text:p>
      <text:p text:style-name="P1"><text:s text:c="4"/>End If</text:p>
      <text:p text:style-name="P1"><text:s text:c="4"/>'on</text:p>
      <text:p text:style-name="P1"><text:s text:c="4"/>Range("A4:AH4").Select</text:p>
      <text:p text:style-name="P1"><text:s text:c="4"/>Selection.AutoFilter</text:p>
      <text:p text:style-name="P1">End Sub</text:p>
      <text:p text:style-name="P1"/>
      <text:p text:style-name="P1">Private Sub freezePane()</text:p>
      <text:p text:style-name="P1"><text:s text:c="4"/>Dim Sh As String</text:p>
      <text:p text:style-name="P1"><text:s text:c="4"/>Sh = "FP template"</text:p>
      <text:p text:style-name="P1"><text:s text:c="4"/>Sheets(Sh).Activate</text:p>
      <text:p text:style-name="P1"><text:s text:c="4"/>'unfreeze</text:p>
      <text:p text:style-name="P1"><text:s text:c="4"/>ActiveWindow.SplitColumn = 0</text:p>
      <text:p text:style-name="P1"><text:s text:c="4"/>ActiveWindow.SplitRow = 0</text:p>
      <text:p text:style-name="P1"><text:s text:c="4"/>'freeze</text:p>
      <text:p text:style-name="P1"><text:s text:c="4"/>Range("D5").Select</text:p>
      <text:p text:style-name="P1"><text:s text:c="4"/>ActiveWindow.FreezePanes = True</text:p>
      <text:p text:style-name="P1">End Sub</text:p>
      <text:p text:style-name="P1"/>
      <text:p text:style-name="P1">Private Sub ManualSteps()</text:p>
      <text:p text:style-name="P1"><text:s text:c="4"/>MsgBox ("Beispielszeile in row 5")</text:p>
      <text:p text:style-name="P1"><text:s text:c="4"/>Stop</text:p>
      <text:p text:style-name="P1">End Sub</text:p>
      <text:p text:style-name="P1"/>
      <text:p text:style-name="P1">Private Sub addEditableRange_ForTemplate_And_DataSetBackup()</text:p>
      <text:p text:style-name="P1"><text:s text:c="4"/>Dim Sh_template As String</text:p>
      <text:p text:style-name="P1"><text:s text:c="4"/>Dim Sh_bkup As String</text:p>
      <text:p text:style-name="P1"><text:s text:c="4"/>Sh_template = "FP template"</text:p>
      <text:p text:style-name="P1"><text:s text:c="4"/>Sh_bkup = "DataSetBackup"</text:p>
      <text:p text:style-name="P1"><text:s text:c="4"/></text:p>
      <text:p text:style-name="P1"><text:s text:c="4"/>Dim ColSize As Long</text:p>
      <text:p text:style-name="P1"><text:s text:c="4"/>Sheets(Sh_template).Activate</text:p>
      <text:p text:style-name="P1"><text:s text:c="4"/>ColSize = z_ColSize(1, Sh_template)</text:p>
      <text:p text:style-name="P1"><text:s text:c="4"/>'EditRange1</text:p>
      <text:p text:style-name="P1"><text:s text:c="4"/>Sheets(Sh_template).Protection.AllowEditRanges.Add Title:="Range1_template", Range:=Range(Cells(6, 2), Cells(10000, ColSize))</text:p>
      <text:p text:style-name="P1"><text:s text:c="4"/>'Edit Range2</text:p>
      <text:p text:style-name="P1"><text:soft-page-break/><text:s text:c="4"/>Sheets(Sh_bkup).Protection.AllowEditRanges.Add Title:="Range1_bkup", Range:=Range(Cells(6, 2), Cells(10000, ColSize))</text:p>
      <text:p text:style-name="P1">End Sub</text:p>
      <text:p text:style-name="P1"/>
      <text:p text:style-name="P1">Private Sub Create_DataSetBackup_And_DataSetCheckOutVersion()</text:p>
      <text:p text:style-name="P1"><text:s text:c="4"/>Dim Sh As String</text:p>
      <text:p text:style-name="P1"><text:s text:c="4"/>Dim Sh_bkup As String</text:p>
      <text:p text:style-name="P1"><text:s text:c="4"/>Dim Sh_chkout As String</text:p>
      <text:p text:style-name="P1"><text:s text:c="4"/>Sh = "FP template"</text:p>
      <text:p text:style-name="P1"><text:s text:c="4"/>Sh_bkup = "DataSetBackup"</text:p>
      <text:p text:style-name="P1"><text:s text:c="4"/>Sh_chkout = "DataSetCheckOutVersion"</text:p>
      <text:p text:style-name="P1"><text:s text:c="4"/></text:p>
      <text:p text:style-name="P1"><text:s text:c="4"/>Sheets(Sh).Activate</text:p>
      <text:p text:style-name="P1"><text:s text:c="4"/>ColSize = z_ColSize(1, Sh)</text:p>
      <text:p text:style-name="P1"/>
      <text:p text:style-name="P1"><text:s text:c="4"/>Dim Rng_Cpy As Range</text:p>
      <text:p text:style-name="P1"><text:s text:c="4"/>Set Rng_Cpy = Sheets(Sh).Range(Sheets(Sh).Cells(1, 1), Sheets(Sh).Cells(10000, ColSize))</text:p>
      <text:p text:style-name="P1"><text:s text:c="4"/>Dim Cell_to As Range</text:p>
      <text:p text:style-name="P1"><text:s text:c="4"/>'paste1</text:p>
      <text:p text:style-name="P1"><text:s text:c="4"/>Set Cell_to = Sheets(Sh_bkup).Cells(1, 1)</text:p>
      <text:p text:style-name="P1"><text:s text:c="4"/>Call z_CopyRange("All", Sh, Rng_Cpy, Sh_bkup, Cell_to)</text:p>
      <text:p text:style-name="P1"><text:s text:c="4"/>'paste2</text:p>
      <text:p text:style-name="P1"><text:s text:c="4"/>Set Cell_to = Sheets(Sh_chkout).Cells(1, 1)</text:p>
      <text:p text:style-name="P1"><text:s text:c="4"/>Call z_CopyRange("All", Sh, Rng_Cpy, Sh_chkout, Cell_to)</text:p>
      <text:p text:style-name="P1">End Sub</text:p>
      <text:p text:style-name="P1"/>
      <text:p text:style-name="P1">Private Sub ProtectSheets()</text:p>
      <text:p text:style-name="P1"><text:s text:c="4"/>'protect all worksheets and vba</text:p>
      <text:p text:style-name="P1"><text:s text:c="4"/>Sheets("FP template").Activate</text:p>
      <text:p text:style-name="P1"><text:s text:c="4"/>Cells.Select</text:p>
      <text:p text:style-name="P1"><text:s text:c="4"/>Selection.Locked = True</text:p>
      <text:p text:style-name="P1"><text:s text:c="4"/>ActiveSheet.Protect Password:="fpsheets", DrawingObjects:=True, Contents:=True, Scenarios:=True, _</text:p>
      <text:p text:style-name="P1"><text:s text:c="8"/>AllowFormattingCells:=True, AllowFormattingColumns:=True, _</text:p>
      <text:p text:style-name="P1"><text:s text:c="8"/>AllowFormattingRows:=True, AllowSorting:=True, AllowFiltering:=True, _</text:p>
      <text:p text:style-name="P1"><text:s text:c="8"/>AllowUsingPivotTables:=True</text:p>
      <text:p text:style-name="P1"><text:s text:c="4"/>Sheets("DataSetBackup").Activate</text:p>
      <text:p text:style-name="P1"><text:s text:c="4"/>ActiveSheet.Protect Password:="fpsheets", DrawingObjects:=True, Contents:=True, Scenarios:=True, _</text:p>
      <text:p text:style-name="P1"><text:s text:c="8"/>AllowFormattingCells:=True, AllowFormattingColumns:=True, _</text:p>
      <text:p text:style-name="P1"><text:s text:c="8"/>AllowFormattingRows:=True, AllowSorting:=True, AllowFiltering:=True, _</text:p>
      <text:p text:style-name="P1"><text:s text:c="8"/>AllowUsingPivotTables:=True</text:p>
      <text:p text:style-name="P1"><text:s text:c="4"/>Sheets("Dropdown Lists").Activate</text:p>
      <text:p text:style-name="P1"><text:s text:c="4"/>Cells.Select</text:p>
      <text:p text:style-name="P1"><text:s text:c="4"/>Selection.Locked = True</text:p>
      <text:p text:style-name="P1"><text:s text:c="4"/>ActiveSheet.Protect Password:="fpsheets", DrawingObjects:=True, Contents:=True, Scenarios:=True, _</text:p>
      <text:p text:style-name="P1"><text:s text:c="8"/>AllowFormattingCells:=True, AllowFormattingColumns:=True, _</text:p>
      <text:p text:style-name="P1"><text:s text:c="8"/>AllowFormattingRows:=True, AllowSorting:=True, AllowFiltering:=True, _</text:p>
      <text:p text:style-name="P1"><text:s text:c="8"/>AllowUsingPivotTables:=True</text:p>
      <text:p text:style-name="P1"><text:s text:c="4"/>ActiveSheet.Cells(1, 1).Select</text:p>
      <text:p text:style-name="P1">End Sub</text:p>
      <text:p text:style-name="P1"/>
      <text:p text:style-name="P1"><text:soft-page-break/>Private Sub ProtectWorkbook()</text:p>
      <text:p text:style-name="P1"><text:s text:c="4"/>'protect workbook again</text:p>
      <text:p text:style-name="P1"><text:s text:c="4"/>ThisWorkbook.Protect Password:="fpsheets", Structure:=True, Windows:=False</text:p>
      <text:p text:style-name="P1">End Sub</text:p>
      <text:p text:style-name="P1"/>
      <text:p text:style-name="P1">Sub SwitchOn_EnableEvents()</text:p>
      <text:p text:style-name="P1"><text:s text:c="4"/>Application.EnableEvents = True</text:p>
      <text:p text:style-name="P1">End Sub</text:p>
      <text:p text:style-name="P1"/>
      <text:p text:style-name="P1"/>
      <text:p text:style-name="P1"/>
      <text:p text:style-name="P1"/>
      <text:p text:style-name="P1">Public Wbk_teamspacePathAndName As String</text:p>
      <text:p text:style-name="P1">Public GoodBy_Flag As Boolean</text:p>
      <text:p text:style-name="P1">Public LastTime As Date</text:p>
      <text:p text:style-name="P1">Public LastOnTime As Date</text:p>
      <text:p text:style-name="P1">Public NextOnTime As Date</text:p>
      <text:p text:style-name="P1">Public LastInteraction As Date</text:p>
      <text:p text:style-name="P1">Public Const AcceptedDuration <text:s/>As String = "20:20:30" '"00:10:00"</text:p>
      <text:p text:style-name="P1">Public Const TimeOutDuration <text:s/>As String = "00:01:15" '"00:02:00"</text:p>
      <text:p text:style-name="P1">Public AbortEvent_Workbook_BeforeClose As Boolean</text:p>
      <text:p text:style-name="P1">Public Flag_WhenOpendNotCheckedOut As Boolean</text:p>
      <text:p text:style-name="P1">Public Flag_HideSheets As Boolean</text:p>
      <text:p text:style-name="P1">Public AbortEvent_Worksheet_Change As Boolean</text:p>
      <text:p text:style-name="P1">Public count_CloseAttempts As Integer</text:p>
      <text:p text:style-name="P1">Public AbortMandatoryCells_InEvent_Workbook_BeforeClose As Boolean</text:p>
      <text:p text:style-name="P1"/>
      <text:p text:style-name="P1"/>
      <text:p text:style-name="P1"/>
      <text:p text:style-name="P1">Function z_InteriorColor_MandatoryData() As Boolean</text:p>
      <text:p text:style-name="P1"><text:s text:c="4"/>'flag</text:p>
      <text:p text:style-name="P1"><text:s text:c="4"/>Dim MandatoryCells_OK As Boolean</text:p>
      <text:p text:style-name="P1"><text:s text:c="4"/>MandatoryCells_OK = True</text:p>
      <text:p text:style-name="P1"><text:s text:c="4"/></text:p>
      <text:p text:style-name="P1"><text:s text:c="4"/>'--</text:p>
      <text:p text:style-name="P1"><text:s text:c="4"/>Dim ColSize As Long</text:p>
      <text:p text:style-name="P1"><text:s text:c="4"/>ColSize = z_ColSize(1, "FP template")</text:p>
      <text:p text:style-name="P1"><text:s text:c="4"/>'--</text:p>
      <text:p text:style-name="P1"><text:s text:c="4"/></text:p>
      <text:p text:style-name="P1"><text:s text:c="4"/>'when opened</text:p>
      <text:p text:style-name="P1"><text:s text:c="4"/>Dim LastWrittenRow_Open As Long</text:p>
      <text:p text:style-name="P1"><text:s text:c="4"/>LastWrittenRow_Open = z_LastWrittenRow("DataSetCheckOutVersion", 2, ColSize, 10000)</text:p>
      <text:p text:style-name="P1"><text:s text:c="4"/>'before close</text:p>
      <text:p text:style-name="P1"><text:s text:c="4"/>Dim LastWrittenRow_Close As Long</text:p>
      <text:p text:style-name="P1"><text:s text:c="4"/>LastWrittenRow_Close = z_LastWrittenRow("FP template", 2, ColSize, 10000)</text:p>
      <text:p text:style-name="P1"><text:s text:c="4"/>If LastWrittenRow_Close &gt; LastWrittenRow_Open Then</text:p>
      <text:p text:style-name="P1"><text:s text:c="8"/>'Range</text:p>
      <text:p text:style-name="P1"><text:s text:c="8"/>Dim Rng As Range</text:p>
      <text:p text:style-name="P1"><text:s text:c="8"/>Sheets("FP template").Activate</text:p>
      <text:p text:style-name="P1"><text:s text:c="8"/>Set Rng = Sheets("FP template"). _</text:p>
      <text:p text:style-name="P1"><text:s text:c="28"/>Range(Cells(LastWrittenRow_Open + 1, 2), Cells(LastWrittenRow_Close, ColSize))</text:p>
      <text:p text:style-name="P1"><text:s text:c="8"/>For Each cell In Rng</text:p>
      <text:p text:style-name="P1"><text:s text:c="12"/>'Mandatory columns</text:p>
      <text:p text:style-name="P1"><text:soft-page-break/>' <text:s text:c="11"/>If Cell.Column = 7 Or Cell.Column = 8 Or Cell.Column = 9 Or Cell.Column = 10 Or Cell.Column = 11 Or _</text:p>
      <text:p text:style-name="P1">' <text:s text:c="15"/>Cell.Column = 12 Or Cell.Column = 15 Or Cell.Column = 16 Or Cell.Column = 17 Or Cell.Column = 20 Or _</text:p>
      <text:p text:style-name="P1">' <text:s text:c="15"/>Cell.Column = 21 Or Cell.Column = 24 Or Cell.Column = 25 Or Cell.Column = 26 Or Cell.Column = 29 Or _</text:p>
      <text:p text:style-name="P1">' <text:s text:c="15"/>Cell.Column = 30 Then</text:p>
      <text:p text:style-name="P1"><text:s text:c="12"/>'--</text:p>
      <text:p text:style-name="P1"><text:s text:c="12"/>If LCase(Cells(3, cell.Column)) Like "*mandatory*" Then</text:p>
      <text:p text:style-name="P1"><text:s text:c="12"/>'--</text:p>
      <text:p text:style-name="P1"><text:s text:c="16"/>'No entry</text:p>
      <text:p text:style-name="P1"><text:s text:c="16"/>If cell = Empty Then</text:p>
      <text:p text:style-name="P1"><text:s text:c="20"/>cell.Interior.Color = 2600000</text:p>
      <text:p text:style-name="P1"><text:s text:c="20"/>MandatoryCells_OK = False</text:p>
      <text:p text:style-name="P1"><text:s text:c="16"/>End If</text:p>
      <text:p text:style-name="P1"><text:s text:c="12"/>End If</text:p>
      <text:p text:style-name="P1"><text:s text:c="8"/>Next cell</text:p>
      <text:p text:style-name="P1"><text:s text:c="4"/>End If</text:p>
      <text:p text:style-name="P1"><text:s text:c="4"/>z_InteriorColor_MandatoryData = MandatoryCells_OK</text:p>
      <text:p text:style-name="P1">End Function</text:p>
      <text:p text:style-name="P1"/>
      <text:p text:style-name="P1">Sub m_Unhide_HiddenSheets()</text:p>
      <text:p text:style-name="P1"><text:s text:c="4"/>'unprotect workbook</text:p>
      <text:p text:style-name="P1"><text:s text:c="4"/>ThisWorkbook.Unprotect ("fpsheets")</text:p>
      <text:p text:style-name="P1"><text:s text:c="4"/>'unhide</text:p>
      <text:p text:style-name="P1"><text:s text:c="4"/>Flag_HideSheets = False</text:p>
      <text:p text:style-name="P1"><text:s text:c="4"/>Sheets("DataSetBackup").Visible = True</text:p>
      <text:p text:style-name="P1"><text:s text:c="4"/>Sheets("UserNames").Visible = True</text:p>
      <text:p text:style-name="P1"><text:s text:c="4"/>Sheets("DataSetCheckOutVersion").Visible = True</text:p>
      <text:p text:style-name="P1"><text:s text:c="4"/>'protect workbook</text:p>
      <text:p text:style-name="P1"><text:s text:c="4"/>ThisWorkbook.Protect Password:="fpsheets", Structure:=True, Windows:=False</text:p>
      <text:p text:style-name="P1">End Sub</text:p>
      <text:p text:style-name="P1"/>
      <text:p text:style-name="P1">Sub m_Hide_UnhiddenSheets()</text:p>
      <text:p text:style-name="P1"><text:s text:c="4"/>'unprotect workbook</text:p>
      <text:p text:style-name="P1"><text:s text:c="4"/>ThisWorkbook.Unprotect ("fpsheets")</text:p>
      <text:p text:style-name="P1"><text:s text:c="4"/>'unhide</text:p>
      <text:p text:style-name="P1"><text:s text:c="4"/>Flag_HideSheets = False</text:p>
      <text:p text:style-name="P1"><text:s text:c="4"/>Sheets("DataSetBackup").Visible = False</text:p>
      <text:p text:style-name="P1"><text:s text:c="4"/>Sheets("UserNames").Visible = False</text:p>
      <text:p text:style-name="P1"><text:s text:c="4"/>Sheets("DataSetCheckOutVersion").Visible = False</text:p>
      <text:p text:style-name="P1"><text:s text:c="4"/>Flag_HideSheets = True</text:p>
      <text:p text:style-name="P1"><text:s text:c="4"/>'protect workbook</text:p>
      <text:p text:style-name="P1"><text:s text:c="4"/>ThisWorkbook.Protect Password:="fpsheets", Structure:=True, Windows:=False</text:p>
      <text:p text:style-name="P1">End Sub</text:p>
      <text:p text:style-name="P1"/>
      <text:p text:style-name="P1">Sub m_RemoveEmptyRows()</text:p>
      <text:p text:style-name="P1"><text:s text:c="4"/>'unprotect workbook</text:p>
      <text:p text:style-name="P1"><text:s text:c="4"/>ThisWorkbook.Unprotect ("fpsheets")</text:p>
      <text:p text:style-name="P1"><text:s text:c="4"/>'unhide</text:p>
      <text:p text:style-name="P1"><text:s text:c="4"/>Flag_HideSheets = False</text:p>
      <text:p text:style-name="P1"><text:s text:c="4"/>Sheets("DataSetBackup").Visible = True</text:p>
      <text:p text:style-name="P1"><text:s text:c="4"/>'unprotect sheets (they will be protected again when opened next time</text:p>
      <text:p text:style-name="P1"><text:soft-page-break/><text:s text:c="4"/>Sheets("DataSetBackup").Activate</text:p>
      <text:p text:style-name="P1"><text:s text:c="4"/>ActiveSheet.Unprotect ("fpsheets")</text:p>
      <text:p text:style-name="P1"><text:s text:c="4"/>Sheets("FP template").Activate</text:p>
      <text:p text:style-name="P1"><text:s text:c="4"/>ActiveSheet.Unprotect ("fpsheets")</text:p>
      <text:p text:style-name="P1"><text:s text:c="4"/>'switch off enable events</text:p>
      <text:p text:style-name="P1"><text:s text:c="4"/>Call z_SwitchOff_EnableEvents</text:p>
      <text:p text:style-name="P1"><text:s text:c="4"/>'trim the whole range and remove empty rows</text:p>
      <text:p text:style-name="P1"><text:s text:c="4"/>Call z_RemoveEmptyRows("FP template")</text:p>
      <text:p text:style-name="P1"><text:s text:c="4"/></text:p>
      <text:p text:style-name="P1"><text:s text:c="4"/>'--</text:p>
      <text:p text:style-name="P1"><text:s text:c="4"/>Dim ColSize As Long</text:p>
      <text:p text:style-name="P1"><text:s text:c="4"/>ColSize = z_ColSize(1, "FP template")</text:p>
      <text:p text:style-name="P1"><text:s text:c="4"/>'--</text:p>
      <text:p text:style-name="P1"><text:s text:c="4"/></text:p>
      <text:p text:style-name="P1"><text:s text:c="4"/>'copy/paste into DataSetBackup</text:p>
      <text:p text:style-name="P1"><text:s text:c="4"/>Sheets("FP template").Activate</text:p>
      <text:p text:style-name="P1"><text:s text:c="4"/>Call z_CopyRange("Values", "FP template", Sheets("FP template").Range(Cells(1, 1), Cells(10000, ColSize)), _</text:p>
      <text:p text:style-name="P1"><text:s text:c="16"/>"DataSetBackup", Sheets("DataSetBackup").Cells(1, 1))</text:p>
      <text:p text:style-name="P1"><text:s text:c="4"/>'hide</text:p>
      <text:p text:style-name="P1"><text:s text:c="4"/>Flag_HideSheets = True</text:p>
      <text:p text:style-name="P1"><text:s text:c="4"/>Sheets("DataSetBackup").Visible = False</text:p>
      <text:p text:style-name="P1"><text:s text:c="4"/>'save</text:p>
      <text:p text:style-name="P1"><text:s text:c="4"/>ThisWorkbook.Save</text:p>
      <text:p text:style-name="P1"><text:s text:c="4"/>'switch on enable events</text:p>
      <text:p text:style-name="P1"><text:s text:c="4"/>Call z_SwitchOn_EnableEvents</text:p>
      <text:p text:style-name="P1"><text:s text:c="4"/>'close workbook</text:p>
      <text:p text:style-name="P1"><text:s text:c="4"/>ThisWorkbook.Close False</text:p>
      <text:p text:style-name="P1">End Sub</text:p>
      <text:p text:style-name="P1"/>
      <text:p text:style-name="P1">Sub m_CopyTemplateIntoNewWorkbook()</text:p>
      <text:p text:style-name="P1"><text:s text:c="4"/>Dim Wb_template As Workbook</text:p>
      <text:p text:style-name="P1"><text:s text:c="4"/>Dim Wb_new As Workbook</text:p>
      <text:p text:style-name="P1"><text:s text:c="4"/>Set Wb_template = ThisWorkbook</text:p>
      <text:p text:style-name="P1"><text:s text:c="4"/>Set Wb_new = Workbooks.Add</text:p>
      <text:p text:style-name="P1"><text:s text:c="4"/>Wb_template.Activate</text:p>
      <text:p text:style-name="P1"><text:s text:c="4"/>Sheets("FP template").Activate</text:p>
      <text:p text:style-name="P1"><text:s text:c="4"/>Cells.Select</text:p>
      <text:p text:style-name="P1"><text:s text:c="4"/>Selection.Copy</text:p>
      <text:p text:style-name="P1"><text:s text:c="4"/>Wb_new.Activate</text:p>
      <text:p text:style-name="P1"><text:s text:c="4"/>Sheets(1).Select</text:p>
      <text:p text:style-name="P1"><text:s text:c="4"/>Cells.Select</text:p>
      <text:p text:style-name="P1"><text:s text:c="4"/>Selection.PasteSpecial Paste:=xlPasteAll, Operation:=xlNone, SkipBlanks _</text:p>
      <text:p text:style-name="P1"><text:s text:c="8"/>:=False, Transpose:=False</text:p>
      <text:p text:style-name="P1"><text:s text:c="4"/>Range("A1").Select</text:p>
      <text:p text:style-name="P1"><text:s text:c="4"/>Sheets(1).Rows(1).RowHeight = 60</text:p>
      <text:p text:style-name="P1"><text:s text:c="4"/>Sheets(1).Rows(2).RowHeight = 64.5</text:p>
      <text:p text:style-name="P1"><text:s text:c="4"/>Sheets(1).Rows(3).RowHeight = 30</text:p>
      <text:p text:style-name="P1"><text:s text:c="4"/>Sheets(1).Rows(4).RowHeight = 36</text:p>
      <text:p text:style-name="P1">End Sub</text:p>
      <text:p text:style-name="P1"/>
      <text:p text:style-name="P1">Function z_SwitchOff_EnableEvents()</text:p>
      <text:p text:style-name="P1"><text:s text:c="4"/>Application.EnableEvents = False</text:p>
      <text:p text:style-name="P1"><text:soft-page-break/>End Function</text:p>
      <text:p text:style-name="P1"/>
      <text:p text:style-name="P1">Function z_SwitchOn_EnableEvents()</text:p>
      <text:p text:style-name="P1"><text:s text:c="4"/>Application.EnableEvents = True</text:p>
      <text:p text:style-name="P1">End Function</text:p>
      <text:p text:style-name="P1"/>
      <text:p text:style-name="P1">Function z_RemoveEmptyRows(Sh As String)</text:p>
      <text:p text:style-name="P1"><text:s text:c="4"/>Dim CheckRow As Long</text:p>
      <text:p text:style-name="P1"><text:s text:c="4"/>CheckRow = 6</text:p>
      <text:p text:style-name="P1"><text:s text:c="4"/></text:p>
      <text:p text:style-name="P1"><text:s text:c="4"/>'--</text:p>
      <text:p text:style-name="P1"><text:s text:c="4"/>Dim ColSize As Long</text:p>
      <text:p text:style-name="P1"><text:s text:c="4"/>ColSize = z_ColSize(1, Sh)</text:p>
      <text:p text:style-name="P1"><text:s text:c="4"/>'--</text:p>
      <text:p text:style-name="P1"><text:s text:c="4"/></text:p>
      <text:p text:style-name="P1"><text:s text:c="4"/>Dim LastWrittenRow As Long</text:p>
      <text:p text:style-name="P1"><text:s text:c="4"/>LastWrittenRow = z_LastWrittenRow(Sh, 2, ColSize, 10000)</text:p>
      <text:p text:style-name="P1"><text:s text:c="4"/>For Iter = 6 To LastWrittenRow</text:p>
      <text:p text:style-name="P1"><text:s text:c="8"/>Call z_TrimRow(Sh, 2, ColSize, CheckRow)</text:p>
      <text:p text:style-name="P1"><text:s text:c="8"/>Dim IsEmptyRow As Boolean</text:p>
      <text:p text:style-name="P1"><text:s text:c="8"/>IsEmptyRow = z_FindEmptyRow(Sh, 2, ColSize, CheckRow)</text:p>
      <text:p text:style-name="P1"><text:s text:c="8"/>If IsEmptyRow = True Then</text:p>
      <text:p text:style-name="P1"><text:s text:c="12"/>'Delete Cells between Col_From and Col_To</text:p>
      <text:p text:style-name="P1"><text:s text:c="12"/>Call z_DeleteAndInsertRowRange("Sheet1", CheckRow, 15000, 2, ColSize)</text:p>
      <text:p text:style-name="P1"><text:s text:c="12"/>'one row back to remain on the same row after the next statement</text:p>
      <text:p text:style-name="P1"><text:s text:c="12"/>CheckRow = CheckRow - 1</text:p>
      <text:p text:style-name="P1"><text:s text:c="8"/>End If</text:p>
      <text:p text:style-name="P1"><text:s text:c="8"/>CheckRow = CheckRow + 1</text:p>
      <text:p text:style-name="P1"><text:s text:c="4"/>Next Iter</text:p>
      <text:p text:style-name="P1"><text:s text:c="4"/>'format</text:p>
      <text:p text:style-name="P1"><text:s text:c="4"/>Call z_formats(Sh, 6, 2, LastWrittenRow, ColSize, False)</text:p>
      <text:p text:style-name="P1">End Function</text:p>
      <text:p text:style-name="P1"/>
      <text:p text:style-name="P1">Function z_DeleteAndInsertRowRange(Sh As String, RowDel As Long, RowIns As Long, _</text:p>
      <text:p text:style-name="P1"><text:s text:c="32"/>Col_From As Long, Col_To As Long)</text:p>
      <text:p text:style-name="P1"><text:s text:c="4"/>'Delete Row Range and shift up</text:p>
      <text:p text:style-name="P1"><text:s text:c="4"/>Range(Cells(RowDel, Col_From), Cells(RowDel, Col_To)).Select</text:p>
      <text:p text:style-name="P1"><text:s text:c="4"/>Selection.Delete Shift:=xlUp</text:p>
      <text:p text:style-name="P1"><text:s text:c="4"/>'Insert Row Range and shift down</text:p>
      <text:p text:style-name="P1"><text:s text:c="4"/>Range(Cells(RowIns, Col_From), Cells(RowIns, Col_To)).Select</text:p>
      <text:p text:style-name="P1"><text:s text:c="4"/>Selection.Insert Shift:=xlDown, CopyOrigin:=xlFormatFromLeftOrAbove</text:p>
      <text:p text:style-name="P1">End Function</text:p>
      <text:p text:style-name="P1"/>
      <text:p text:style-name="P1">Function z_TrimRow(Sh As String, Col_From As Long, Col_To As Long, Optional CheckRow As Long)</text:p>
      <text:p text:style-name="P1"><text:s text:c="4"/>Sheets(Sh).Activate</text:p>
      <text:p text:style-name="P1"><text:s text:c="4"/>Dim Rng As Range</text:p>
      <text:p text:style-name="P1"><text:s text:c="4"/>If CheckRow = 0 Then</text:p>
      <text:p text:style-name="P1"><text:s text:c="8"/>Cells.Select</text:p>
      <text:p text:style-name="P1"><text:s text:c="8"/>Set Rng = Selection.Cells</text:p>
      <text:p text:style-name="P1"><text:s text:c="4"/>Else</text:p>
      <text:p text:style-name="P1"><text:s text:c="8"/>Set Rng = Range(Cells(CheckRow, Col_From), Cells(CheckRow, Col_To))</text:p>
      <text:p text:style-name="P1"><text:s text:c="4"/>End If</text:p>
      <text:p text:style-name="P1"><text:s text:c="4"/></text:p>
      <text:p text:style-name="P1"><text:soft-page-break/><text:s text:c="4"/>For Each cell In Rng</text:p>
      <text:p text:style-name="P1"><text:s text:c="8"/>cell.Value = Excel.WorksheetFunction.Trim(WorksheetFunction.Clean(cell))</text:p>
      <text:p text:style-name="P1"><text:s text:c="4"/>Next cell</text:p>
      <text:p text:style-name="P1">End Function</text:p>
      <text:p text:style-name="P1"/>
      <text:p text:style-name="P1">Function z_FindEmptyRow(Sh As String, Col_From As Long, Col_To As Long, CheckRow As Long) As Boolean</text:p>
      <text:p text:style-name="P1"><text:s text:c="4"/>Sheets(Sh).Activate</text:p>
      <text:p text:style-name="P1"><text:s text:c="4"/>Dim Flag_IsEmpty As Boolean</text:p>
      <text:p text:style-name="P1"><text:s text:c="4"/>Dim Rng As Range</text:p>
      <text:p text:style-name="P1"><text:s text:c="4"/>Set Rng = Range(Cells(CheckRow, Col_From), Cells(CheckRow, Col_To))</text:p>
      <text:p text:style-name="P1"><text:s text:c="4"/>For Each cell In Rng</text:p>
      <text:p text:style-name="P1"><text:s text:c="8"/>If cell.Value = Empty Then</text:p>
      <text:p text:style-name="P1"><text:s text:c="12"/>Flag_IsEmpty = True</text:p>
      <text:p text:style-name="P1"><text:s text:c="8"/>Else</text:p>
      <text:p text:style-name="P1"><text:s text:c="12"/>Flag_IsEmpty = False</text:p>
      <text:p text:style-name="P1"><text:s text:c="12"/>z_FindEmptyRow = Flag_IsEmpty</text:p>
      <text:p text:style-name="P1"><text:s text:c="12"/>Exit Function</text:p>
      <text:p text:style-name="P1"><text:s text:c="8"/>End If</text:p>
      <text:p text:style-name="P1"><text:s text:c="4"/>Next cell</text:p>
      <text:p text:style-name="P1"><text:s text:c="4"/>z_FindEmptyRow = Flag_IsEmpty</text:p>
      <text:p text:style-name="P1">End Function</text:p>
      <text:p text:style-name="P1"/>
      <text:p text:style-name="P1"/>
      <text:p text:style-name="P1"/>
      <text:p text:style-name="P1">Function z_FormatCellNumbers(Sh As String, NextEmptyRow As Long)</text:p>
      <text:p text:style-name="P1"><text:s text:c="4"/>On Error GoTo UnexpectedError</text:p>
      <text:p text:style-name="P1"><text:s text:c="4"/>'Switch off worksheet change event</text:p>
      <text:p text:style-name="P1"><text:s text:c="4"/>AbortEvent_Worksheet_Change = True</text:p>
      <text:p text:style-name="P1"><text:s text:c="4"/></text:p>
      <text:p text:style-name="P1"><text:s text:c="4"/>'--</text:p>
      <text:p text:style-name="P1"><text:s text:c="4"/>'do the format change</text:p>
      <text:p text:style-name="P1"><text:s text:c="4"/>Sheets(Sh).Activate</text:p>
      <text:p text:style-name="P1"><text:s text:c="4"/>ColSize = z_ColSize(1, Sh)</text:p>
      <text:p text:style-name="P1"><text:s text:c="4"/>ColStart = 1</text:p>
      <text:p text:style-name="P1"><text:s text:c="4"/>For Col = ColStart To ColSize</text:p>
      <text:p text:style-name="P1"><text:s text:c="8"/>'get the format from template row 3</text:p>
      <text:p text:style-name="P1"><text:s text:c="8"/>Dim String_in As String</text:p>
      <text:p text:style-name="P1"><text:s text:c="8"/>Dim String_out As String</text:p>
      <text:p text:style-name="P1"><text:s text:c="8"/>Dim String_arr As Variant</text:p>
      <text:p text:style-name="P1"><text:s text:c="8"/>Dim Format_ As String</text:p>
      <text:p text:style-name="P1"><text:s text:c="8"/>String_in = Right(Cells(3, Col), 10)</text:p>
      <text:p text:style-name="P1"><text:s text:c="8"/>String_out = z_FindAndReplaceInString(String_in, _</text:p>
      <text:p text:style-name="P1"><text:s text:c="20"/>Array("(", ")"), Array("@", "@"))</text:p>
      <text:p text:style-name="P1"><text:s text:c="8"/>String_arr = Split(String_out, "@")</text:p>
      <text:p text:style-name="P1"><text:s text:c="8"/>If UBound(String_arr) &gt; 1 Then</text:p>
      <text:p text:style-name="P1"><text:s text:c="12"/>Format_ = String_arr(UBound(String_arr) - 1)</text:p>
      <text:p text:style-name="P1"><text:s text:c="12"/>'change the format in the range</text:p>
      <text:p text:style-name="P1"><text:s text:c="12"/>If LCase(Format_) = "number" Then</text:p>
      <text:p text:style-name="P1"><text:s text:c="16"/>Range(Cells(6, Col), Cells(NextEmptyRow, Col)).Select</text:p>
      <text:p text:style-name="P1"><text:s text:c="16"/>Selection.NumberFormat = "#,##0"</text:p>
      <text:p text:style-name="P1"><text:s text:c="12"/>ElseIf LCase(Format_) = "date" Then</text:p>
      <text:p text:style-name="P1"><text:s text:c="16"/>Range(Cells(6, Col), Cells(NextEmptyRow, Col)).Select</text:p>
      <text:p text:style-name="P1"><text:soft-page-break/><text:s text:c="16"/>Selection.NumberFormat = "dd/mm/yyyy;@"</text:p>
      <text:p text:style-name="P1"><text:s text:c="12"/>ElseIf LCase(Format_) = "text" Then</text:p>
      <text:p text:style-name="P1"><text:s text:c="16"/>Range(Cells(6, Col), Cells(NextEmptyRow, Col)).Select</text:p>
      <text:p text:style-name="P1"><text:s text:c="16"/>Selection.NumberFormat = "@"</text:p>
      <text:p text:style-name="P1"><text:s text:c="12"/>Else</text:p>
      <text:p text:style-name="P1"><text:s text:c="16"/>Stop</text:p>
      <text:p text:style-name="P1"><text:s text:c="16"/>Range(Cells(6, Col), Cells(NextEmptyRow, Col)).Select</text:p>
      <text:p text:style-name="P1"><text:s text:c="16"/>Selection.NumberFormat = "General"</text:p>
      <text:p text:style-name="P1"><text:s text:c="12"/>End If</text:p>
      <text:p text:style-name="P1"><text:s text:c="8"/>End If</text:p>
      <text:p text:style-name="P1"><text:s text:c="4"/>Next</text:p>
      <text:p text:style-name="P1"><text:s text:c="4"/>'--</text:p>
      <text:p text:style-name="P1"><text:s text:c="4"/></text:p>
      <text:p text:style-name="P1"><text:s text:c="4"/>'Switch on worksheet change event</text:p>
      <text:p text:style-name="P1"><text:s text:c="4"/>AbortEvent_Worksheet_Change = False</text:p>
      <text:p text:style-name="P1">Exit Function</text:p>
      <text:p text:style-name="P1">UnexpectedError:</text:p>
      <text:p text:style-name="P1"><text:s text:c="4"/>AbortEvent_Worksheet_Change = False</text:p>
      <text:p text:style-name="P1"><text:s text:c="4"/>ThisWorkbook.Close True</text:p>
      <text:p text:style-name="P1">End Function</text:p>
      <text:p text:style-name="P1"/>
      <text:p text:style-name="P1">Function z_FormatCellNumbers_online(Sh_DataSet As Worksheet, Cell_DataSet As Range)</text:p>
      <text:p text:style-name="P1"><text:s text:c="4"/>On Error GoTo UnexpectedError</text:p>
      <text:p text:style-name="P1"><text:s text:c="4"/>'Switch off worksheet change event</text:p>
      <text:p text:style-name="P1"><text:s text:c="4"/>AbortEvent_Worksheet_Change = True</text:p>
      <text:p text:style-name="P1"><text:s text:c="4"/></text:p>
      <text:p text:style-name="P1"><text:s text:c="4"/>'--</text:p>
      <text:p text:style-name="P1"><text:s text:c="4"/>'get the format from template row 3</text:p>
      <text:p text:style-name="P1"><text:s text:c="4"/>Dim String_in As String</text:p>
      <text:p text:style-name="P1"><text:s text:c="4"/>Dim String_out As String</text:p>
      <text:p text:style-name="P1"><text:s text:c="4"/>Dim Col As Long</text:p>
      <text:p text:style-name="P1"><text:s text:c="4"/>Dim String_arr As Variant</text:p>
      <text:p text:style-name="P1"><text:s text:c="4"/>Dim Format_ As String</text:p>
      <text:p text:style-name="P1"><text:s text:c="4"/>Col = Cell_DataSet.Column</text:p>
      <text:p text:style-name="P1"><text:s text:c="4"/>String_in = Right(Cells(3, Col), 10)</text:p>
      <text:p text:style-name="P1"><text:s text:c="4"/>String_out = z_FindAndReplaceInString(String_in, _</text:p>
      <text:p text:style-name="P1"><text:s text:c="16"/>Array("(", ")"), Array("@", "@"))</text:p>
      <text:p text:style-name="P1"><text:s text:c="4"/>String_arr = Split(String_out, "@")</text:p>
      <text:p text:style-name="P1"><text:s text:c="4"/>Format_ = String_arr(UBound(String_arr) - 1)</text:p>
      <text:p text:style-name="P1"><text:s text:c="4"/>'change the format in the range</text:p>
      <text:p text:style-name="P1"><text:s text:c="4"/>If LCase(Format_) = "number" Then</text:p>
      <text:p text:style-name="P1"><text:s text:c="8"/>Cell_DataSet.NumberFormat = "#,##0"</text:p>
      <text:p text:style-name="P1"><text:s text:c="4"/>ElseIf LCase(Format_) = "date" Then</text:p>
      <text:p text:style-name="P1"><text:s text:c="8"/>Cell_DataSet.NumberFormat = "dd/mm/yyyy;@"</text:p>
      <text:p text:style-name="P1"><text:s text:c="4"/>ElseIf LCase(Format_) = "text" Then</text:p>
      <text:p text:style-name="P1"><text:s text:c="8"/>Cell_DataSet.NumberFormat = "@"</text:p>
      <text:p text:style-name="P1"><text:s text:c="4"/>Else</text:p>
      <text:p text:style-name="P1"><text:s text:c="8"/>Stop</text:p>
      <text:p text:style-name="P1"><text:s text:c="8"/>Cell_DataSet.NumberFormat = "General"</text:p>
      <text:p text:style-name="P1"><text:s text:c="4"/>End If</text:p>
      <text:p text:style-name="P1"><text:s text:c="4"/>'--</text:p>
      <text:p text:style-name="P1"><text:s text:c="4"/></text:p>
      <text:p text:style-name="P1"><text:s text:c="4"/>'Switch on worksheet change event</text:p>
      <text:p text:style-name="P1"><text:soft-page-break/><text:s text:c="4"/>AbortEvent_Worksheet_Change = False</text:p>
      <text:p text:style-name="P1">Exit Function</text:p>
      <text:p text:style-name="P1">UnexpectedError:</text:p>
      <text:p text:style-name="P1"><text:s text:c="4"/>AbortEvent_Worksheet_Change = False</text:p>
      <text:p text:style-name="P1"><text:s text:c="4"/>ThisWorkbook.Close True</text:p>
      <text:p text:style-name="P1">End Function</text:p>
      <text:p text:style-name="P1"/>
      <text:p text:style-name="P1"/>
      <text:p text:style-name="P1">'Function z_FormatCellNumbers(Sh As String, NextEmptyRow As Long)</text:p>
      <text:p text:style-name="P1">' <text:s text:c="3"/>On Error GoTo UnexpectedError</text:p>
      <text:p text:style-name="P1">' <text:s text:c="3"/>'Switch off worksheet change event</text:p>
      <text:p text:style-name="P1">' <text:s text:c="3"/>AbortEvent_Worksheet_Change = True</text:p>
      <text:p text:style-name="P1">' <text:s text:c="3"/>'Change format to text: SPIRIT trial ID - customer</text:p>
      <text:p text:style-name="P1">' <text:s text:c="3"/>Range(Cells(6, 2), Cells(NextEmptyRow, 8)).NumberFormat = "@"</text:p>
      <text:p text:style-name="P1">' <text:s text:c="3"/>'Change format to text: PLC / stage - PLC / stage</text:p>
      <text:p text:style-name="P1">' <text:s text:c="3"/>Range(Cells(6, 9), Cells(NextEmptyRow, 9)).NumberFormat = "#,##0" '"" for general/standard</text:p>
      <text:p text:style-name="P1">' <text:s text:c="3"/>'Change format to text: requestor - unit of detailed facility</text:p>
      <text:p text:style-name="P1">' <text:s text:c="3"/>Range(Cells(6, 10), Cells(NextEmptyRow, 19)).NumberFormat = "@"</text:p>
      <text:p text:style-name="P1">' <text:s text:c="3"/>'Change format to numbers: total no. plots (or no. detailed facility ex column S) - total sqm (calculated)</text:p>
      <text:p text:style-name="P1">' <text:s text:c="3"/>Range(Cells(6, 20), Cells(NextEmptyRow, 22)).NumberFormat = "#,##0"</text:p>
      <text:p text:style-name="P1">' <text:s text:c="3"/>'Change format to text: trial design - starting year (YYYY)</text:p>
      <text:p text:style-name="P1">' <text:s text:c="3"/>Range(Cells(6, 23), Cells(NextEmptyRow, 24)).NumberFormat = "@"</text:p>
      <text:p text:style-name="P1">' <text:s text:c="3"/>'Change format to date: sowing time (from DD.MM.YYYY) - end of trial <text:s text:c="3"/>(to DD.MM.YYYY)</text:p>
      <text:p text:style-name="P1">' <text:s text:c="3"/>Range(Cells(6, 25), Cells(NextEmptyRow, 30)).NumberFormat = "dd/mm/yyyy;@"</text:p>
      <text:p text:style-name="P1">' <text:s text:c="3"/>'Change format to numbers: total fee to farmer (EUR) - total fee to other 3rd party (EUR)</text:p>
      <text:p text:style-name="P1">' <text:s text:c="3"/>Range(Cells(6, 31), Cells(NextEmptyRow, 32)).NumberFormat = "#,##0"</text:p>
      <text:p text:style-name="P1">' <text:s text:c="3"/>'Change format to text: remarks - remarks</text:p>
      <text:p text:style-name="P1">' <text:s text:c="3"/>Range(Cells(6, 33), Cells(NextEmptyRow, 33)).NumberFormat = "@"</text:p>
      <text:p text:style-name="P1">' <text:s text:c="3"/>'Switch on worksheet change event</text:p>
      <text:p text:style-name="P1">' <text:s text:c="3"/>AbortEvent_Worksheet_Change = False</text:p>
      <text:p text:style-name="P1">'Exit Function</text:p>
      <text:p text:style-name="P1">'UnexpectedError:</text:p>
      <text:p text:style-name="P1">' <text:s text:c="3"/>AbortEvent_Worksheet_Change = False</text:p>
      <text:p text:style-name="P1">' <text:s text:c="3"/>ThisWorkbook.Close True</text:p>
      <text:p text:style-name="P1">'End Function</text:p>
      <text:p text:style-name="P1">'</text:p>
      <text:p text:style-name="P1">'Function z_FormatCellNumbers_online(Sh_DataSet As Worksheet, Cell_DataSet As Range)</text:p>
      <text:p text:style-name="P1">' <text:s text:c="3"/>On Error GoTo UnexpectedError</text:p>
      <text:p text:style-name="P1">' <text:s text:c="3"/>'Switch off worksheet change event</text:p>
      <text:p text:style-name="P1">' <text:s text:c="3"/>AbortEvent_Worksheet_Change = True</text:p>
      <text:p text:style-name="P1">' <text:s text:c="3"/>'Change format to text: SPIRIT trial ID - customer</text:p>
      <text:p text:style-name="P1">' <text:s text:c="3"/>If Not Application.Intersect(Cell_DataSet, Range(Cells(Cell_DataSet.Row, 2), Cells(Cell_DataSet.Row, 8))) Is Nothing Then</text:p>
      <text:p text:style-name="P1">' <text:s text:c="7"/>Cell_DataSet.NumberFormat = "@"</text:p>
      <text:p text:style-name="P1">' <text:s text:c="3"/>'Change format to text: PLC / stage - PLC / stage</text:p>
      <text:p text:style-name="P1">' <text:s text:c="3"/>ElseIf Not Application.Intersect(Cell_DataSet, Range(Cells(Cell_DataSet.Row, 9), Cells(Cell_DataSet.Row, 9))) Is Nothing Then</text:p>
      <text:p text:style-name="P1">' <text:s text:c="7"/>Cell_DataSet.NumberFormat = "#,##0" '"" for general/standard</text:p>
      <text:p text:style-name="P1">' <text:s text:c="3"/>'Change format to text: requestor - unit of detailed facility</text:p>
      <text:p text:style-name="P1">' <text:s text:c="3"/>ElseIf Not Application.Intersect(Cell_DataSet, Range(Cells(Cell_DataSet.Row, 10), Cells(Cell_DataSet.Row, 19))) Is Nothing Then</text:p>
      <text:p text:style-name="P1">' <text:s text:c="7"/>Cell_DataSet.NumberFormat = "@"</text:p>
      <text:p text:style-name="P1"><text:soft-page-break/>' <text:s text:c="3"/>'Change format to numbers: total no. plots (or no. detailed facility ex column S) - total sqm (calculated)</text:p>
      <text:p text:style-name="P1">' <text:s text:c="3"/>ElseIf Not Application.Intersect(Cell_DataSet, Range(Cells(Cell_DataSet.Row, 20), Cells(Cell_DataSet.Row, 22))) Is Nothing Then</text:p>
      <text:p text:style-name="P1">' <text:s text:c="7"/>Cell_DataSet.NumberFormat = "#,##0"</text:p>
      <text:p text:style-name="P1">' <text:s text:c="3"/>'Change format to text: trial design - starting year (YYYY)</text:p>
      <text:p text:style-name="P1">' <text:s text:c="3"/>ElseIf Not Application.Intersect(Cell_DataSet, Range(Cells(Cell_DataSet.Row, 23), Cells(Cell_DataSet.Row, 24))) Is Nothing Then</text:p>
      <text:p text:style-name="P1">' <text:s text:c="7"/>Cell_DataSet.NumberFormat = "@"</text:p>
      <text:p text:style-name="P1">' <text:s text:c="3"/>'Change format to date: sowing time (from DD.MM.YYYY) - end of trial <text:s text:c="3"/>(to DD.MM.YYYY)</text:p>
      <text:p text:style-name="P1">' <text:s text:c="3"/>ElseIf Not Application.Intersect(Cell_DataSet, Range(Cells(Cell_DataSet.Row, 25), Cells(Cell_DataSet.Row, 30))) Is Nothing Then</text:p>
      <text:p text:style-name="P1">' <text:s text:c="7"/>Cell_DataSet.NumberFormat = "dd/mm/yyyy;@"</text:p>
      <text:p text:style-name="P1">' <text:s text:c="3"/>'Change format to numbers: total fee to farmer (EUR) - total fee to other 3rd party (EUR)</text:p>
      <text:p text:style-name="P1">' <text:s text:c="3"/>ElseIf Not Application.Intersect(Cell_DataSet, Range(Cells(Cell_DataSet.Row, 31), Cells(Cell_DataSet.Row, 32))) Is Nothing Then</text:p>
      <text:p text:style-name="P1">' <text:s text:c="7"/>Cell_DataSet.NumberFormat = "#,##0"</text:p>
      <text:p text:style-name="P1">' <text:s text:c="3"/>'Change format to text: remarks - remarks</text:p>
      <text:p text:style-name="P1">' <text:s text:c="3"/>ElseIf Not Application.Intersect(Cell_DataSet, Range(Cells(Cell_DataSet.Row, 33), Cells(Cell_DataSet.Row, 33))) Is Nothing Then</text:p>
      <text:p text:style-name="P1">' <text:s text:c="7"/>Cell_DataSet.NumberFormat = "@"</text:p>
      <text:p text:style-name="P1">' <text:s text:c="3"/>End If</text:p>
      <text:p text:style-name="P1">' <text:s text:c="3"/>'Switch on worksheet change event</text:p>
      <text:p text:style-name="P1">' <text:s text:c="3"/>AbortEvent_Worksheet_Change = False</text:p>
      <text:p text:style-name="P1">'Exit Function</text:p>
      <text:p text:style-name="P1">'UnexpectedError:</text:p>
      <text:p text:style-name="P1">' <text:s text:c="3"/>AbortEvent_Worksheet_Change = False</text:p>
      <text:p text:style-name="P1">' <text:s text:c="3"/>ThisWorkbook.Close True</text:p>
      <text:p text:style-name="P1">'End Function</text:p>
      <text:p text:style-name="P1"/>
      <text:p text:style-name="P1"/>
      <text:p text:style-name="P1">'formats</text:p>
      <text:p text:style-name="P1">Function z_formats(Sh As String, Row_Rng_DataSet_first As Long, Col_Rng_DataSet_first As Long, _</text:p>
      <text:p text:style-name="P1"><text:s text:c="12"/>Row_Rng_DataSet_last As Long, Col_Rng_DataSet_last As Long, Flag_ChangeColor As Boolean)</text:p>
      <text:p text:style-name="P1"><text:s text:c="4"/>On Error GoTo UnexpectedError:</text:p>
      <text:p text:style-name="P1"><text:s text:c="4"/>Dim Rng_DataSet As Range</text:p>
      <text:p text:style-name="P1"><text:s text:c="4"/>Sheets(Sh).Activate</text:p>
      <text:p text:style-name="P1"><text:s text:c="4"/>Set Rng_DataSet = Sheets(Sh).Range(Cells(Row_Rng_DataSet_first, Col_Rng_DataSet_first), _</text:p>
      <text:p text:style-name="P1"><text:s text:c="16"/>Cells(Row_Rng_DataSet_last, Col_Rng_DataSet_last))</text:p>
      <text:p text:style-name="P1"><text:s text:c="16"/></text:p>
      <text:p text:style-name="P1"><text:s text:c="4"/>'If Row or column size has been changed</text:p>
      <text:p text:style-name="P1"><text:s text:c="4"/>'Rng_DataSet.RowHeight = 15</text:p>
      <text:p text:style-name="P1"><text:s text:c="4"/>'Rng_DataSet.ColumnWidth = 16</text:p>
      <text:p text:style-name="P1"/>
      <text:p text:style-name="P1"><text:s text:c="4"/>Rng_DataSet.Select</text:p>
      <text:p text:style-name="P1"><text:s text:c="4"/>Selection.Borders(xlDiagonalDown).LineStyle = xlNone</text:p>
      <text:p text:style-name="P1"><text:s text:c="4"/>Selection.Borders(xlDiagonalUp).LineStyle = xlNone</text:p>
      <text:p text:style-name="P1"><text:s text:c="4"/>With Selection.Borders(xlEdgeLeft)</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oft-page-break/><text:s text:c="4"/>With Selection.Borders(xlEdgeTop)</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EdgeBottom)</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EdgeRight)</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InsideVertical)</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With Selection.Borders(xlInsideHorizontal)</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If Flag_ChangeColor = True Then</text:p>
      <text:p text:style-name="P1"><text:s text:c="8"/>With Selection.Interior</text:p>
      <text:p text:style-name="P1"><text:s text:c="12"/>.Pattern = xlSolid</text:p>
      <text:p text:style-name="P1"><text:s text:c="12"/>.PatternColorIndex = xlAutomatic</text:p>
      <text:p text:style-name="P1"><text:s text:c="12"/>.Color = 16316664</text:p>
      <text:p text:style-name="P1"><text:s text:c="12"/>.TintAndShade = 0</text:p>
      <text:p text:style-name="P1"><text:s text:c="12"/>.PatternTintAndShade = 0</text:p>
      <text:p text:style-name="P1"><text:s text:c="8"/>End With</text:p>
      <text:p text:style-name="P1"><text:s text:c="4"/>End If</text:p>
      <text:p text:style-name="P1"><text:s text:c="4"/>With Selection.Font</text:p>
      <text:p text:style-name="P1"><text:s text:c="8"/>.ThemeColor = xlThemeColorLight1</text:p>
      <text:p text:style-name="P1"><text:s text:c="8"/>.TintAndShade = 0</text:p>
      <text:p text:style-name="P1"><text:s text:c="4"/>End With</text:p>
      <text:p text:style-name="P1">Exit Function</text:p>
      <text:p text:style-name="P1">UnexpectedError:</text:p>
      <text:p text:style-name="P1"><text:s text:c="4"/>ThisWorkbook.Close True</text:p>
      <text:p text:style-name="P1">End Function</text:p>
      <text:p text:style-name="P1"/>
      <text:p text:style-name="P1">Declare Function getUserName Lib "advapi32.dll" Alias "GetUserNameA" (ByVal lpBuffer As String, nSize As Long) As Long</text:p>
      <text:p text:style-name="P1"/>
      <text:p text:style-name="P1">Function z_SetCursor(Sh As String, StartAtCol As Long, StopAtCol As Long, StartAtRow As Long, SetCursorAtCol As Long)</text:p>
      <text:p text:style-name="P1"><text:soft-page-break/><text:s text:c="4"/>Dim SetCursorAtRow As Long</text:p>
      <text:p text:style-name="P1"><text:s text:c="4"/>SetCursorAtRow = z_LastWrittenRow(Sh, StartAtCol, StopAtCol, StartAtRow)</text:p>
      <text:p text:style-name="P1"><text:s text:c="4"/>Sheets(Sh).Activate</text:p>
      <text:p text:style-name="P1"><text:s text:c="4"/>Sheets(Sh).Cells(SetCursorAtRow + 1, SetCursorAtCol).Select</text:p>
      <text:p text:style-name="P1">End Function</text:p>
      <text:p text:style-name="P1"/>
      <text:p text:style-name="P1">Function z_LastWrittenRow(Optional Sh As String, Optional StartAtCol As Long, _</text:p>
      <text:p text:style-name="P1"><text:s text:c="24"/>Optional StopAtCol As Long, Optional StartAtRow As Long, Optional ByRef Wb As Workbook) As Long</text:p>
      <text:p text:style-name="P1"><text:s text:c="4"/>'Macro generated by Roland.Benz@Syngenta.com (PMEC, Project Management Excellence)</text:p>
      <text:p text:style-name="P1"><text:s text:c="4"/>'Date: 11.10.2011</text:p>
      <text:p text:style-name="P1"><text:s text:c="4"/>'Input: All Columns, Output: last written row</text:p>
      <text:p text:style-name="P1"><text:s text:c="4"/>'FirstEmptyCol = z_FirstEmptyCol()</text:p>
      <text:p text:style-name="P1"><text:s text:c="4"/>Dim RowSize_max As Long: RowSize_max = 0</text:p>
      <text:p text:style-name="P1"><text:s text:c="4"/>Dim RowSize_col As Long: RowSize_col = 0</text:p>
      <text:p text:style-name="P1"><text:s text:c="4"/>Dim AllCols As Long: AllCols = 16384</text:p>
      <text:p text:style-name="P1"><text:s text:c="4"/>Dim Col As Long</text:p>
      <text:p text:style-name="P1"><text:s text:c="4"/>'Optional input</text:p>
      <text:p text:style-name="P1"><text:s text:c="4"/>If StartAtCol = 0 Then</text:p>
      <text:p text:style-name="P1"><text:s text:c="8"/>StartAtCol = 1</text:p>
      <text:p text:style-name="P1"><text:s text:c="4"/>End If</text:p>
      <text:p text:style-name="P1"><text:s text:c="4"/>If StopAtCol = 0 Then</text:p>
      <text:p text:style-name="P1"><text:s text:c="8"/>StopAtCol = AllCols</text:p>
      <text:p text:style-name="P1"><text:s text:c="4"/>End If</text:p>
      <text:p text:style-name="P1"><text:s text:c="4"/>If StartAtRow = 0 Then</text:p>
      <text:p text:style-name="P1"><text:s text:c="8"/>StartAtRow = 1048576</text:p>
      <text:p text:style-name="P1"><text:s text:c="4"/>End If</text:p>
      <text:p text:style-name="P1"><text:s text:c="4"/>For Col = StartAtCol To StopAtCol</text:p>
      <text:p text:style-name="P1"><text:s text:c="8"/>RowSize_col = z_RowSize2(Col, Sh, StartAtRow)</text:p>
      <text:p text:style-name="P1"><text:s text:c="8"/>If RowSize_col &gt; RowSize_max Then</text:p>
      <text:p text:style-name="P1"><text:s text:c="12"/>RowSize_max = RowSize_col</text:p>
      <text:p text:style-name="P1"><text:s text:c="8"/>End If</text:p>
      <text:p text:style-name="P1"><text:s text:c="4"/>Next Col</text:p>
      <text:p text:style-name="P1"><text:s text:c="4"/>z_LastWrittenRow = RowSize_max</text:p>
      <text:p text:style-name="P1">End Function</text:p>
      <text:p text:style-name="P1"/>
      <text:p text:style-name="P1">Function z_RowSize2(SearchCol As Long, Optional Sh As String, Optional StartAtRow As Long, Optional ByRef Wb As Workbook) As Long</text:p>
      <text:p text:style-name="P1">'Macro generated by Roland.Benz@Syngenta.com (PMEC, Project Management Excellence)</text:p>
      <text:p text:style-name="P1"><text:s text:c="4"/>If StartAtRow = 0 Then</text:p>
      <text:p text:style-name="P1"><text:s text:c="8"/>StartAtRow = 1048576</text:p>
      <text:p text:style-name="P1"><text:s text:c="4"/>End If</text:p>
      <text:p text:style-name="P1"><text:s text:c="4"/>z_RowSize2 = IIf(IsEmpty(Sheets(Sh).Cells(StartAtRow, SearchCol)), Sheets(Sh).Cells(StartAtRow, SearchCol).End(xlUp).Row, StartAtRow)</text:p>
      <text:p text:style-name="P1">End Function</text:p>
      <text:p text:style-name="P1">Function getDesktopFolder() As String</text:p>
      <text:p text:style-name="P1"><text:s text:c="3"/>Dim s As String</text:p>
      <text:p text:style-name="P1"><text:s text:c="3"/>s = CreateObject("WScript.Shell").Specialfolders("Desktop")</text:p>
      <text:p text:style-name="P1"><text:s text:c="3"/>getDesktopFolder = s</text:p>
      <text:p text:style-name="P1">End Function</text:p>
      <text:p text:style-name="P1"/>
      <text:p text:style-name="P1">Function getUserName2() As String</text:p>
      <text:p text:style-name="P1"><text:s text:c="3"/>Dim s As String</text:p>
      <text:p text:style-name="P1"><text:soft-page-break/><text:s text:c="3"/>Dim x As Variant</text:p>
      <text:p text:style-name="P1"><text:s text:c="3"/>Dim User As String</text:p>
      <text:p text:style-name="P1"><text:s text:c="3"/>s = CreateObject("WScript.Shell").Specialfolders("Desktop")</text:p>
      <text:p text:style-name="P1"><text:s text:c="3"/>x = Split(s, "\")</text:p>
      <text:p text:style-name="P1"><text:s text:c="3"/>User = x(UBound(x) - 1)</text:p>
      <text:p text:style-name="P1"><text:s text:c="3"/>getUserName2 = User</text:p>
      <text:p text:style-name="P1">End Function</text:p>
      <text:p text:style-name="P1"/>
      <text:p text:style-name="P1">Function z_CopyRange(PasteAllOrValuesOrFormats As String, Sh_from As String, Range_from As Range, _</text:p>
      <text:p text:style-name="P1"><text:s text:c="24"/>Sh_to As String, Cell_to As Range)</text:p>
      <text:p text:style-name="P1"><text:s text:c="4"/>'newer version z_CopyRange2</text:p>
      <text:p text:style-name="P1"><text:s text:c="4"/>'only works out if you invoke this function after this line!:Sheets(Sh_from).Activate</text:p>
      <text:p text:style-name="P1"><text:s text:c="4"/>'otherwise VBA cannot set the Range_From</text:p>
      <text:p text:style-name="P1"><text:s text:c="4"/>'set Cell_to as follows: Cell_to=Sheets(Sh_to).Range("A1")</text:p>
      <text:p text:style-name="P1"><text:s text:c="4"/></text:p>
      <text:p text:style-name="P1"><text:s text:c="4"/>Dim first As Long</text:p>
      <text:p text:style-name="P1"><text:s text:c="4"/>Dim last As Long</text:p>
      <text:p text:style-name="P1"><text:s text:c="4"/>If PasteAllOrValuesOrFormats = "All" Then</text:p>
      <text:p text:style-name="P1"><text:s text:c="8"/>Sheets(Sh_from).Activate</text:p>
      <text:p text:style-name="P1"><text:s text:c="8"/>first = z_Rng_firstCol(Range_from) 'Range_From.Columns.End(xlToLeft).Column</text:p>
      <text:p text:style-name="P1"><text:s text:c="8"/>last = z_Rng_lastCol(Range_from) 'Range_From.Columns.End(xlToRight).Column</text:p>
      <text:p text:style-name="P1"><text:s text:c="8"/>Call z_Copy_ColWidth(Sh_from, Sh_to, first, last)</text:p>
      <text:p text:style-name="P1"><text:s text:c="8"/>Sheets(Sh_from).Activate</text:p>
      <text:p text:style-name="P1"><text:s text:c="8"/>Range_from.Select</text:p>
      <text:p text:style-name="P1"><text:s text:c="8"/>Selection.Copy</text:p>
      <text:p text:style-name="P1"><text:s text:c="8"/>Sheets(Sh_to).Activate</text:p>
      <text:p text:style-name="P1"><text:s text:c="8"/>Cell_to.Select</text:p>
      <text:p text:style-name="P1"><text:s text:c="8"/>Selection.PasteSpecial Paste:=xlPasteAll, Operation:=xlNone, SkipBlanks _</text:p>
      <text:p text:style-name="P1"><text:s text:c="8"/>:=False, Transpose:=False</text:p>
      <text:p text:style-name="P1"><text:s text:c="4"/>ElseIf PasteAllOrValuesOrFormats = "Values" Then</text:p>
      <text:p text:style-name="P1"><text:s text:c="8"/>Sheets(Sh_from).Activate</text:p>
      <text:p text:style-name="P1"><text:s text:c="8"/>Range_from.Select</text:p>
      <text:p text:style-name="P1"><text:s text:c="8"/>Selection.Copy</text:p>
      <text:p text:style-name="P1"><text:s text:c="8"/>Sheets(Sh_to).Activate</text:p>
      <text:p text:style-name="P1"><text:s text:c="8"/>Cell_to.Select</text:p>
      <text:p text:style-name="P1"><text:s text:c="8"/>Selection.PasteSpecial Paste:=xlPasteValues, Operation:=xlNone, SkipBlanks _</text:p>
      <text:p text:style-name="P1"><text:s text:c="8"/>:=False, Transpose:=False</text:p>
      <text:p text:style-name="P1"><text:s text:c="4"/>ElseIf PasteAllOrValuesOrFormats = "Formats" Then</text:p>
      <text:p text:style-name="P1"><text:s text:c="8"/>Sheets(Sh_from).Activate</text:p>
      <text:p text:style-name="P1"><text:s text:c="8"/>Range_from.Select</text:p>
      <text:p text:style-name="P1"><text:s text:c="8"/>Selection.Copy</text:p>
      <text:p text:style-name="P1"><text:s text:c="8"/>Sheets(Sh_to).Activate</text:p>
      <text:p text:style-name="P1"><text:s text:c="8"/>Cell_to.Select</text:p>
      <text:p text:style-name="P1"><text:s text:c="8"/>Selection.PasteSpecial Paste:=xlPasteFormats, Operation:=xlNone, _</text:p>
      <text:p text:style-name="P1"><text:s text:c="8"/>SkipBlanks:=False, Transpose:=False</text:p>
      <text:p text:style-name="P1"><text:s text:c="4"/>End If</text:p>
      <text:p text:style-name="P1"><text:s text:c="4"/>'Cells.Select</text:p>
      <text:p text:style-name="P1"><text:s text:c="4"/>'Selection.RowHeight = 15</text:p>
      <text:p text:style-name="P1">End Function</text:p>
      <text:p text:style-name="P1"/>
      <text:p text:style-name="P1">Function z_CopyRange3(PasteAllOrValuesOrFormats As String, Sh_from As String, Range_from As Range, _</text:p>
      <text:p text:style-name="P1"><text:soft-page-break/><text:s text:c="24"/>Sh_to As String, Cell_to As Range, wb_from As Workbook, wb_to As Workbook)</text:p>
      <text:p text:style-name="P1"><text:s text:c="4"/>'newer version z_CopyRange2</text:p>
      <text:p text:style-name="P1"><text:s text:c="4"/>'only works out if you invoke this function after this line!:Sheets(Sh_from).Activate</text:p>
      <text:p text:style-name="P1"><text:s text:c="4"/>'otherwise VBA cannot set the Range_From</text:p>
      <text:p text:style-name="P1"><text:s text:c="4"/>'set Cell_to as follows: Cell_to=Sheets(Sh_to).Range("A1")</text:p>
      <text:p text:style-name="P1"><text:s text:c="4"/></text:p>
      <text:p text:style-name="P1"><text:s text:c="4"/>Dim first As Long</text:p>
      <text:p text:style-name="P1"><text:s text:c="4"/>Dim last As Long</text:p>
      <text:p text:style-name="P1"><text:s text:c="4"/>If PasteAllOrValuesOrFormats = "All" Then</text:p>
      <text:p text:style-name="P1"><text:s text:c="8"/>'copy</text:p>
      <text:p text:style-name="P1"><text:s text:c="8"/>wb_from.Activate</text:p>
      <text:p text:style-name="P1"><text:s text:c="8"/>Sheets(Sh_from).Activate</text:p>
      <text:p text:style-name="P1"><text:s text:c="8"/>first = z_Rng_firstCol(Range_from) 'Range_From.Columns.End(xlToLeft).Column</text:p>
      <text:p text:style-name="P1"><text:s text:c="8"/>last = z_Rng_lastCol(Range_from) 'Range_From.Columns.End(xlToRight).Column</text:p>
      <text:p text:style-name="P1"><text:s text:c="8"/>Call z_Copy_ColWidth(Sh_from, Sh_to, first, last, wb_from, wb_to)</text:p>
      <text:p text:style-name="P1"><text:s text:c="8"/>Sheets(Sh_from).Activate</text:p>
      <text:p text:style-name="P1"><text:s text:c="8"/>Range_from.Select</text:p>
      <text:p text:style-name="P1"><text:s text:c="8"/>Selection.Copy</text:p>
      <text:p text:style-name="P1"><text:s text:c="8"/>'paste</text:p>
      <text:p text:style-name="P1"><text:s text:c="8"/>wb_to.Activate</text:p>
      <text:p text:style-name="P1"><text:s text:c="8"/>Sheets(Sh_to).Activate</text:p>
      <text:p text:style-name="P1"><text:s text:c="8"/>Cell_to.Select</text:p>
      <text:p text:style-name="P1"><text:s text:c="8"/>Selection.PasteSpecial Paste:=xlPasteAll, Operation:=xlNone, SkipBlanks _</text:p>
      <text:p text:style-name="P1"><text:s text:c="8"/>:=False, Transpose:=False</text:p>
      <text:p text:style-name="P1"><text:s text:c="4"/>ElseIf PasteAllOrValuesOrFormats = "Values" Then</text:p>
      <text:p text:style-name="P1"><text:s text:c="8"/>'copy</text:p>
      <text:p text:style-name="P1"><text:s text:c="8"/>wb_from.Activate</text:p>
      <text:p text:style-name="P1"><text:s text:c="8"/>Sheets(Sh_from).Activate</text:p>
      <text:p text:style-name="P1"><text:s text:c="8"/>Range_from.Select</text:p>
      <text:p text:style-name="P1"><text:s text:c="8"/>Selection.Copy</text:p>
      <text:p text:style-name="P1"><text:s text:c="8"/>'paste</text:p>
      <text:p text:style-name="P1"><text:s text:c="8"/>wb_to.Activate</text:p>
      <text:p text:style-name="P1"><text:s text:c="8"/>Sheets(Sh_to).Activate</text:p>
      <text:p text:style-name="P1"><text:s text:c="8"/>Cell_to.Select</text:p>
      <text:p text:style-name="P1"><text:s text:c="8"/>Selection.PasteSpecial Paste:=xlPasteValues, Operation:=xlNone, SkipBlanks _</text:p>
      <text:p text:style-name="P1"><text:s text:c="8"/>:=False, Transpose:=False</text:p>
      <text:p text:style-name="P1"><text:s text:c="4"/>ElseIf PasteAllOrValuesOrFormats = "Formats" Then</text:p>
      <text:p text:style-name="P1"><text:s text:c="8"/>'copy</text:p>
      <text:p text:style-name="P1"><text:s text:c="8"/>wb_from.Activate</text:p>
      <text:p text:style-name="P1"><text:s text:c="8"/>Sheets(Sh_from).Activate</text:p>
      <text:p text:style-name="P1"><text:s text:c="8"/>Range_from.Select</text:p>
      <text:p text:style-name="P1"><text:s text:c="8"/>Selection.Copy</text:p>
      <text:p text:style-name="P1"><text:s text:c="8"/>'paste</text:p>
      <text:p text:style-name="P1"><text:s text:c="8"/>wb_to.Activate</text:p>
      <text:p text:style-name="P1"><text:s text:c="8"/>Sheets(Sh_to).Activate</text:p>
      <text:p text:style-name="P1"><text:s text:c="8"/>Cell_to.Select</text:p>
      <text:p text:style-name="P1"><text:s text:c="8"/>Selection.PasteSpecial Paste:=xlPasteFormats, Operation:=xlNone, _</text:p>
      <text:p text:style-name="P1"><text:s text:c="8"/>SkipBlanks:=False, Transpose:=False</text:p>
      <text:p text:style-name="P1"><text:s text:c="4"/>End If</text:p>
      <text:p text:style-name="P1"><text:s text:c="4"/>'Cells.Select</text:p>
      <text:p text:style-name="P1"><text:s text:c="4"/>'Selection.RowHeight = 15</text:p>
      <text:p text:style-name="P1">End Function</text:p>
      <text:p text:style-name="P1"/>
      <text:p text:style-name="P1"><text:soft-page-break/>Function z_Rng_firstCol(ByRef Rng As Range) As Long</text:p>
      <text:p text:style-name="P1"><text:s text:c="4"/>z_Rng_firstCol = Rng(1, 1).Column</text:p>
      <text:p text:style-name="P1">End Function</text:p>
      <text:p text:style-name="P1">Function z_Rng_lastCol(ByRef Rng As Range) As Long</text:p>
      <text:p text:style-name="P1"><text:s text:c="4"/>Dim Rng_firstCol As Long</text:p>
      <text:p text:style-name="P1"><text:s text:c="4"/>Rng_firstCol = Rng(1, 1).Column</text:p>
      <text:p text:style-name="P1"><text:s text:c="4"/>z_Rng_lastCol = Rng_firstCol + Rng.Columns.Count - 1</text:p>
      <text:p text:style-name="P1">End Function</text:p>
      <text:p text:style-name="P1"/>
      <text:p text:style-name="P1">Function z_Copy_ColWidth(Sh_from As String, Sh_to As String, Col_From As Long, Col_To As Long, Optional wb_from As Workbook, Optional wb_to As Workbook)</text:p>
      <text:p text:style-name="P1"><text:s text:c="4"/>If wb_from Is Nothing And wb_to Is Nothing Then</text:p>
      <text:p text:style-name="P1"><text:s text:c="8"/>For Col = Col_From To Col_To</text:p>
      <text:p text:style-name="P1"><text:s text:c="12"/>Sheets(Sh_to).Columns(Col).ColumnWidth = Sheets(Sh_from).Columns(Col).ColumnWidth</text:p>
      <text:p text:style-name="P1"><text:s text:c="8"/>Next Col</text:p>
      <text:p text:style-name="P1"><text:s text:c="4"/>Else</text:p>
      <text:p text:style-name="P1"><text:s text:c="8"/>For Col = Col_From To Col_To</text:p>
      <text:p text:style-name="P1"><text:s text:c="12"/>wb_to.Sheets(Sh_to).Columns(Col).ColumnWidth = wb_from.Sheets(Sh_from).Columns(Col).ColumnWidth</text:p>
      <text:p text:style-name="P1"><text:s text:c="8"/>Next Col</text:p>
      <text:p text:style-name="P1"><text:s text:c="4"/>End If</text:p>
      <text:p text:style-name="P1">End Function</text:p>
      <text:p text:style-name="P1"/>
      <text:p text:style-name="P1">Function z_ChangeColWidth(ColWidth As Double, Sh As String, Optional Col_From As Long, Optional Col_To As Long)</text:p>
      <text:p text:style-name="P1"><text:s text:c="4"/>If Col_From = 0 Then</text:p>
      <text:p text:style-name="P1"><text:s text:c="8"/>Col_From = 1</text:p>
      <text:p text:style-name="P1"><text:s text:c="4"/>End If</text:p>
      <text:p text:style-name="P1"><text:s text:c="4"/>If Col_To = 0 Then</text:p>
      <text:p text:style-name="P1"><text:s text:c="8"/>Col_To = 16384</text:p>
      <text:p text:style-name="P1"><text:s text:c="4"/>End If</text:p>
      <text:p text:style-name="P1"><text:s text:c="4"/>For Col = Col_From To Col_To</text:p>
      <text:p text:style-name="P1"><text:s text:c="8"/>If Sheets(Sh).Columns(Col).ColumnWidth &lt;&gt; ColWidth Then</text:p>
      <text:p text:style-name="P1"><text:s text:c="12"/>Sheets(Sh).Columns(Col).ColumnWidth = ColWidth</text:p>
      <text:p text:style-name="P1"><text:s text:c="8"/>End If</text:p>
      <text:p text:style-name="P1"><text:s text:c="4"/>Next Col</text:p>
      <text:p text:style-name="P1">End Function</text:p>
      <text:p text:style-name="P1"/>
      <text:p text:style-name="P1">Function z_ChangeRowHeight(RowHeight As Double, Sh As String, Optional Row_From As Long, Optional Row_To As Long)</text:p>
      <text:p text:style-name="P1"><text:s text:c="4"/>If Row_From = 0 Then</text:p>
      <text:p text:style-name="P1"><text:s text:c="8"/>Row_From = 1</text:p>
      <text:p text:style-name="P1"><text:s text:c="4"/>End If</text:p>
      <text:p text:style-name="P1"><text:s text:c="4"/>If Row_To = 0 Then</text:p>
      <text:p text:style-name="P1"><text:s text:c="8"/>Row_To = 1048576</text:p>
      <text:p text:style-name="P1"><text:s text:c="4"/>End If</text:p>
      <text:p text:style-name="P1"><text:s text:c="4"/>For Row = Row_From To Row_To</text:p>
      <text:p text:style-name="P1"><text:s text:c="8"/>If Sheets(Sh).Rows(Row).RowHeight &lt;&gt; RowHeight Then</text:p>
      <text:p text:style-name="P1"><text:s text:c="12"/>Sheets(Sh).Rows(Row).RowHeight = RowHeight</text:p>
      <text:p text:style-name="P1"><text:s text:c="8"/>End If</text:p>
      <text:p text:style-name="P1"><text:s text:c="4"/>Next Row</text:p>
      <text:p text:style-name="P1">End Function</text:p>
      <text:p text:style-name="P1"/>
      <text:p text:style-name="P1"><text:soft-page-break/></text:p>
      <text:p text:style-name="P1">Sub z_CopySheet(Sh_from As String, Sh_to As String)</text:p>
      <text:p text:style-name="P1"><text:s text:c="4"/>Sheets(Sh_from).Select</text:p>
      <text:p text:style-name="P1"><text:s text:c="4"/>Cells.Select</text:p>
      <text:p text:style-name="P1"><text:s text:c="4"/>Application.CutCopyMode = False</text:p>
      <text:p text:style-name="P1"><text:s text:c="4"/>Selection.Copy</text:p>
      <text:p text:style-name="P1"><text:s text:c="4"/>Sheets(Sh_to).Select</text:p>
      <text:p text:style-name="P1"><text:s text:c="4"/>Range("A1").Select</text:p>
      <text:p text:style-name="P1"><text:s text:c="4"/>Selection.PasteSpecial Paste:=xlPasteAll, Operation:=xlNone, SkipBlanks:= _</text:p>
      <text:p text:style-name="P1"><text:s text:c="8"/>False, Transpose:=False</text:p>
      <text:p text:style-name="P1"><text:s text:c="4"/>Range("A1").Select</text:p>
      <text:p text:style-name="P1"><text:s text:c="4"/>Sheets(Sh_from).Select</text:p>
      <text:p text:style-name="P1"><text:s text:c="4"/>Range("A1").Select</text:p>
      <text:p text:style-name="P1">End Sub</text:p>
      <text:p text:style-name="P1">Function getUserName1() As String</text:p>
      <text:p text:style-name="P1"><text:s text:c="4"/>Dim Puffer As String * 256</text:p>
      <text:p text:style-name="P1"><text:s text:c="4"/>Dim User As String</text:p>
      <text:p text:style-name="P1"><text:s text:c="4"/>Dim Ret As Long</text:p>
      <text:p text:style-name="P1"><text:s text:c="4"/>Ret = getUserName(Puffer, Len(Puffer))</text:p>
      <text:p text:style-name="P1"><text:s text:c="4"/>If Ret &lt;&gt; 0 Then</text:p>
      <text:p text:style-name="P1"><text:s text:c="8"/>User = Left$(Puffer, InStr(1, Puffer, vbNullChar) - 1)</text:p>
      <text:p text:style-name="P1"><text:s text:c="8"/>getUserName1 = User</text:p>
      <text:p text:style-name="P1"><text:s text:c="4"/>End If</text:p>
      <text:p text:style-name="P1">End Function</text:p>
      <text:p text:style-name="P1"/>
      <text:p text:style-name="P1">Function z_ShNewFlatValueCopy(Sh As String, Sh_new As String, Optional Where As String, Optional ByRef Sh_Ref As Worksheet)</text:p>
      <text:p text:style-name="P1">'Procedure generated by Roland.Benz@Syngenta.com (PMEC, Project Management Excellence)</text:p>
      <text:p text:style-name="P1">'Date: 26.9.2011</text:p>
      <text:p text:style-name="P1">'Input: Name of the Sh to copy, Name of the new Sh_new, where to place the new Sh_new,</text:p>
      <text:p text:style-name="P1">' before or after some Sh_Ref, at the begin or the end</text:p>
      <text:p text:style-name="P1"><text:s text:c="4"/>Call z_ShAdd(Where, Sh_Ref)</text:p>
      <text:p text:style-name="P1"><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 text:c="8"/>Sheets(Sh_new).Cells.ClearContents</text:p>
      <text:p text:style-name="P1"><text:s text:c="4"/>End If</text:p>
      <text:p text:style-name="P1"><text:s text:c="4"/>On Error GoTo 0</text:p>
      <text:p text:style-name="P1"><text:s text:c="4"/>Sheets(Sh).Cells.Copy</text:p>
      <text:p text:style-name="P1"><text:s text:c="4"/>Dim WSh_new As Worksheet</text:p>
      <text:p text:style-name="P1"><text:s text:c="4"/>Set WSh_new = Sheets(Sh_new)</text:p>
      <text:p text:style-name="P1"><text:s text:c="4"/>WSh_new.Range("A1").PasteSpecial Paste:=xlPasteValues, Operation:=xlNone, SkipBlanks _</text:p>
      <text:p text:style-name="P1"><text:s text:c="8"/>:=False, Transpose:=False</text:p>
      <text:p text:style-name="P1"><text:s text:c="4"/>WSh_new.Columns("A:ZZ").ColumnWidth = 20</text:p>
      <text:p text:style-name="P1"><text:s text:c="4"/>'Sheets(Sh_new).Select</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Function</text:p>
      <text:p text:style-name="P1"><text:soft-page-break/></text:p>
      <text:p text:style-name="P1">Function z_ShAdd(Optional Where As String, Optional ByRef Sh_Ref As Worksheet)</text:p>
      <text:p text:style-name="P1">'Macro generated by Roland.Benz@Syngenta.com (PMEC, Project Management Excellence)</text:p>
      <text:p text:style-name="P1">'Date: 26.9.2011</text:p>
      <text:p text:style-name="P1">'Input: where to place the added Sh, before or after some Sh_Ref, at the begin or the end</text:p>
      <text:p text:style-name="P1">If Not Sh_Ref Is Nothing Then</text:p>
      <text:p text:style-name="P1"><text:s text:c="4"/>If Where = ("Before:=") Then</text:p>
      <text:p text:style-name="P1"><text:s text:c="8"/>Sheets.Add Sh_Ref</text:p>
      <text:p text:style-name="P1"><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 text:c="4"/>Else</text:p>
      <text:p text:style-name="P1"><text:s text:c="8"/>Sheets.Add Before:=Sheets(1)</text:p>
      <text:p text:style-name="P1"><text:s text:c="4"/>End If</text:p>
      <text:p text:style-name="P1">End If</text:p>
      <text:p text:style-name="P1">End Function</text:p>
      <text:p text:style-name="P1"/>
      <text:p text:style-name="P1">Function z_LogUserName(Sh_UserNames As Worksheet, Cell_DataSet As Range)</text:p>
      <text:p text:style-name="P1"><text:s text:c="4"/>Dim Olk As Object</text:p>
      <text:p text:style-name="P1"><text:s text:c="4"/>Set Olk = CreateObject("Outlook.Application")</text:p>
      <text:p text:style-name="P1"><text:s text:c="4"/>Col = z_ColSize(Cell_DataSet.Row, Sh_UserNames.Name) + 1</text:p>
      <text:p text:style-name="P1"><text:s text:c="4"/>On Error GoTo label_error</text:p>
      <text:p text:style-name="P1"><text:s text:c="4"/>Sh_UserNames.Cells(Cell_DataSet.Row, Col) = _</text:p>
      <text:p text:style-name="P1"><text:s text:c="8"/>Olk.Session.CurrentUser.AddressEntry.GetExchangeUser.Name &amp; ";" &amp; _</text:p>
      <text:p text:style-name="P1"><text:s text:c="8"/>Olk.Session.CurrentUser.AddressEntry.GetExchangeUser.PrimarySmtpAddress &amp; ";" &amp; _</text:p>
      <text:p text:style-name="P1"><text:s text:c="8"/>Olk.Session.CurrentUser.AddressEntry.GetExchangeUser.Department &amp; "; Time: " &amp; _</text:p>
      <text:p text:style-name="P1"><text:s text:c="8"/>Now() &amp; "; Column: " &amp; _</text:p>
      <text:p text:style-name="P1"><text:s text:c="8"/>Cell_DataSet.Column &amp; "; Value: " &amp; _</text:p>
      <text:p text:style-name="P1"><text:s text:c="8"/>Cell_DataSet.Value</text:p>
      <text:p text:style-name="P1"><text:s text:c="4"/>Set Olk = Nothing</text:p>
      <text:p text:style-name="P1">Exit Function</text:p>
      <text:p text:style-name="P1">'if outlook is closed no user information can be determined</text:p>
      <text:p text:style-name="P1">label_error:</text:p>
      <text:p text:style-name="P1"><text:s text:c="4"/>Dim User As String</text:p>
      <text:p text:style-name="P1"><text:s text:c="4"/>User = getUserName1</text:p>
      <text:p text:style-name="P1"><text:s text:c="4"/>Sh_UserNames.Cells(Cell_DataSet.Row, Col) = _</text:p>
      <text:p text:style-name="P1"><text:s text:c="8"/>User &amp; _</text:p>
      <text:p text:style-name="P1"><text:s text:c="8"/>"Infos N/A" &amp; "; Time: " &amp; _</text:p>
      <text:p text:style-name="P1"><text:s text:c="8"/>Now() &amp; "; Column: " &amp; _</text:p>
      <text:p text:style-name="P1"><text:s text:c="8"/>Cell_DataSet.Column &amp; "; Value: " &amp; _</text:p>
      <text:p text:style-name="P1"><text:s text:c="8"/>Cell_DataSet.Value</text:p>
      <text:p text:style-name="P1">End Function</text:p>
      <text:p text:style-name="P1"/>
      <text:p text:style-name="P1">Function z_CheckOut()</text:p>
      <text:p text:style-name="P1">'Stop</text:p>
      <text:p text:style-name="P1"><text:s text:c="4"/>On Error GoTo Failed:</text:p>
      <text:p text:style-name="P1"><text:soft-page-break/><text:s text:c="8"/>'Workbook already open (since opened with clicking on the SP link) now check out without opening</text:p>
      <text:p text:style-name="P1"><text:s text:c="8"/>Workbooks.CheckOut Wbk_teamspacePathAndName</text:p>
      <text:p text:style-name="P1"><text:s text:c="8"/>Flag_WhenOpendNotCheckedOut = False</text:p>
      <text:p text:style-name="P1"><text:s text:c="8"/>NotUsed = MsgBox(ThisWorkbook.Name &amp; " has now been checked out automatically.", vbOKOnly + vbInformation, "VBA Message")</text:p>
      <text:p text:style-name="P1"><text:s text:c="4"/>On Error GoTo 0</text:p>
      <text:p text:style-name="P1">Exit Function</text:p>
      <text:p text:style-name="P1">Failed:</text:p>
      <text:p text:style-name="P1"><text:s text:c="4"/>'this version is checked out</text:p>
      <text:p text:style-name="P1"><text:s text:c="4"/>If Workbooks(ThisWorkbook.Name).CanCheckIn = True Then</text:p>
      <text:p text:style-name="P1"><text:s text:c="8"/>NotUsed = MsgBox("This document has already been checked out manually.", vbOKOnly + vbInformation, "VBA Message")</text:p>
      <text:p text:style-name="P1"><text:s text:c="4"/>'another version is checked out</text:p>
      <text:p text:style-name="P1"><text:s text:c="4"/>Else</text:p>
      <text:p text:style-name="P1"><text:s text:c="8"/>answer = MsgBox("Unable to check out this document at this time as likely checked out to other user." &amp; Chr(13) &amp; _</text:p>
      <text:p text:style-name="P1"><text:s text:c="12"/>Chr(13) &amp; _</text:p>
      <text:p text:style-name="P1"><text:s text:c="12"/>"Click Yes if you want to work offline." &amp; Chr(13) &amp; _</text:p>
      <text:p text:style-name="P1"><text:s text:c="12"/>"Click No if you want to close the document.", vbYesNo + vbQuestion, "VBA Message")</text:p>
      <text:p text:style-name="P1"><text:s text:c="8"/>If answer = vbYes Then</text:p>
      <text:p text:style-name="P1"><text:s text:c="12"/>'user may check in later manually??</text:p>
      <text:p text:style-name="P1"><text:s text:c="12"/>'set flag</text:p>
      <text:p text:style-name="P1"><text:s text:c="12"/>Flag_WhenOpendNotCheckedOut = True</text:p>
      <text:p text:style-name="P1"><text:s text:c="12"/>'disable events</text:p>
      <text:p text:style-name="P1"><text:s text:c="12"/></text:p>
      <text:p text:style-name="P1"><text:s text:c="12"/>'not disable events</text:p>
      <text:p text:style-name="P1"><text:s text:c="12"/></text:p>
      <text:p text:style-name="P1"><text:s text:c="8"/>ElseIf answer = vbNo Then</text:p>
      <text:p text:style-name="P1"><text:s text:c="12"/>'disable close event??? thats wrong</text:p>
      <text:p text:style-name="P1"><text:s text:c="12"/>'AbortEvent_Workbook_BeforeClose = True</text:p>
      <text:p text:style-name="P1"><text:s text:c="12"/>'enable close event</text:p>
      <text:p text:style-name="P1"><text:s text:c="12"/>AbortEvent_Workbook_BeforeClose = False</text:p>
      <text:p text:style-name="P1"><text:s text:c="12"/>AbortMandatoryCells_InEvent_Workbook_BeforeClose = True</text:p>
      <text:p text:style-name="P1"><text:s text:c="12"/>ThisWorkbook.Close (False)</text:p>
      <text:p text:style-name="P1"><text:s text:c="8"/>End If</text:p>
      <text:p text:style-name="P1"><text:s text:c="4"/>End If</text:p>
      <text:p text:style-name="P1">End Function</text:p>
      <text:p text:style-name="P1"/>
      <text:p text:style-name="P1">'Sub test809()</text:p>
      <text:p text:style-name="P1">' <text:s text:c="3"/>Call z_FormatCellNumbers("FP template")</text:p>
      <text:p text:style-name="P1">' <text:s text:c="3"/>Call z_Insert_ProductFormula("U", "T", "W", "X", "V", 23, 25, _</text:p>
      <text:p text:style-name="P1">' <text:s text:c="39"/>"unique identifier", 1, "FP template")</text:p>
      <text:p text:style-name="P1">'End Sub</text:p>
      <text:p text:style-name="P1"/>
      <text:p text:style-name="P1"/>
      <text:p text:style-name="P1">Function z_Insert_ProductFormula(Col1 As String, Col2 As String, _</text:p>
      <text:p text:style-name="P1"><text:s text:c="28"/>Col3 As String, Col4 As String, Col5 As String, _</text:p>
      <text:p text:style-name="P1"><text:s text:c="28"/>ProdCol1 As Long, ProdCol2 As Long, _</text:p>
      <text:p text:style-name="P1"><text:s text:c="28"/>SearchColName As String, SearchRow As Integer, Sh As String)</text:p>
      <text:p text:style-name="P1"><text:s text:c="4"/>'call z_Insert_ProductFormula("U", "T", "W", "X", "V", 23, 25, _</text:p>
      <text:p text:style-name="P1"><text:s text:c="36"/>"unique identifier", 1, "FP template")</text:p>
      <text:p text:style-name="P1"><text:s text:c="4"/>'SearchColName=unique identifier</text:p>
      <text:p text:style-name="P1"><text:soft-page-break/><text:s text:c="4"/>'ProdCol=23 total no. plants (calculated):=U6*T6</text:p>
      <text:p text:style-name="P1"><text:s text:c="4"/>'ProdCol=25 total sqm (calculated):=IF(W6=0;T6*X6;IF(W6="";T6*X6;W6/V6))</text:p>
      <text:p text:style-name="P1"><text:s text:c="4"/>'other possibility to enter the formula U6*T6 in W6 is:</text:p>
      <text:p text:style-name="P1"><text:s text:c="8"/>'ActiveCell.FormulaR1C1 = "=RC[-2]*RC[-3]"</text:p>
      <text:p text:style-name="P1"><text:s text:c="4"/>On Error GoTo UnexpectedError</text:p>
      <text:p text:style-name="P1"><text:s text:c="4"/>Dim SearchCol As Long</text:p>
      <text:p text:style-name="P1"><text:s text:c="4"/>Dim RowSize As Long</text:p>
      <text:p text:style-name="P1"><text:s text:c="4"/>Dim myformula1 As String</text:p>
      <text:p text:style-name="P1"><text:s text:c="4"/>Dim myformula2 As String</text:p>
      <text:p text:style-name="P1"><text:s text:c="4"/>Dim i As Long</text:p>
      <text:p text:style-name="P1"><text:s text:c="4"/>Sheets(Sh).Select</text:p>
      <text:p text:style-name="P1"><text:s text:c="4"/>SearchCol = z_GetColumnIndex(SearchColName, SearchRow, Sh)</text:p>
      <text:p text:style-name="P1"><text:s text:c="4"/>RowSize = z_RowSize(SearchCol, Sh)</text:p>
      <text:p text:style-name="P1"><text:s text:c="4"/></text:p>
      <text:p text:style-name="P1"><text:s text:c="4"/>'Switch off worksheet change event</text:p>
      <text:p text:style-name="P1"><text:s text:c="4"/>AbortEvent_Worksheet_Change = True</text:p>
      <text:p text:style-name="P1"><text:s text:c="4"/>Application.EnableEvents = False</text:p>
      <text:p text:style-name="P1"><text:s text:c="4"/></text:p>
      <text:p text:style-name="P1"><text:s text:c="4"/>For i = 6 To RowSize</text:p>
      <text:p text:style-name="P1"><text:s text:c="8"/>'formula for ProdCol=23</text:p>
      <text:p text:style-name="P1"><text:s text:c="8"/>On Error GoTo ErrorInFormula</text:p>
      <text:p text:style-name="P1"><text:s text:c="8"/>If Cells(i, ProdCol1) = "" Then</text:p>
      <text:p text:style-name="P1"><text:s text:c="12"/>myformula1 = "=" &amp; Col1 &amp; CStr(i) &amp; "*" &amp; Col2 &amp; CStr(i)</text:p>
      <text:p text:style-name="P1"><text:s text:c="12"/>'Cells(i, ProdCol1).ClearContents</text:p>
      <text:p text:style-name="P1"><text:s text:c="12"/>Cells(i, ProdCol1).Formula = myformula1</text:p>
      <text:p text:style-name="P1"><text:s text:c="8"/>End If</text:p>
      <text:p text:style-name="P1"><text:s text:c="8"/></text:p>
      <text:p text:style-name="P1"><text:s text:c="8"/>On Error GoTo UnexpectedError</text:p>
      <text:p text:style-name="P1"><text:s text:c="8"/>'formula for ProdCol=25</text:p>
      <text:p text:style-name="P1"><text:s text:c="8"/>myformula2 = "=IF(" &amp; Col3 &amp; CStr(i) &amp; "=0," &amp; Col3 &amp; CStr(i) &amp; "*" &amp; Col1 &amp; CStr(i) &amp; ",IF(" &amp; Col3 &amp; CStr(i) &amp; "=" &amp; Chr(34) &amp; Chr(34) &amp; "," &amp; Col2 &amp; CStr(i) &amp; "*" &amp; Col4 &amp; CStr(i) &amp; "," &amp; Col3 &amp; CStr(i) &amp; "/" &amp; Col5 &amp; CStr(i) &amp; "))"</text:p>
      <text:p text:style-name="P1"><text:s text:c="8"/>'Cells(i, ProdCol2).ClearContents</text:p>
      <text:p text:style-name="P1"><text:s text:c="8"/>Cells(i, ProdCol2).Formula = myformula2</text:p>
      <text:p text:style-name="P1"><text:s text:c="4"/>Next i</text:p>
      <text:p text:style-name="P1"><text:s text:c="4"/></text:p>
      <text:p text:style-name="P1"><text:s text:c="4"/>'Switch on worksheet change event</text:p>
      <text:p text:style-name="P1"><text:s text:c="4"/>AbortEvent_Worksheet_Change = False</text:p>
      <text:p text:style-name="P1"><text:s text:c="4"/>Application.EnableEvents = True</text:p>
      <text:p text:style-name="P1"><text:s text:c="4"/></text:p>
      <text:p text:style-name="P1">Exit Function</text:p>
      <text:p text:style-name="P1">ErrorInFormula:</text:p>
      <text:p text:style-name="P1"><text:s text:c="4"/>'msgbox: not a number in columns U and T</text:p>
      <text:p text:style-name="P1"><text:s text:c="4"/>Resume Next</text:p>
      <text:p text:style-name="P1">UnexpectedError:</text:p>
      <text:p text:style-name="P1"><text:s text:c="4"/>AbortEvent_Worksheet_Change = False</text:p>
      <text:p text:style-name="P1"><text:s text:c="4"/>Application.EnableEvents = True</text:p>
      <text:p text:style-name="P1"><text:s text:c="4"/>ThisWorkbook.Close True</text:p>
      <text:p text:style-name="P1">End Function</text:p>
      <text:p text:style-name="P1"/>
      <text:p text:style-name="P1">Public Function z_GetColumnIndex(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oft-page-break/><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 text:c="4"/>On Error GoTo 0</text:p>
      <text:p text:style-name="P1"><text:s text:c="4"/>'Sheets(Sh).Activate</text:p>
      <text:p text:style-name="P1"><text:s text:c="4"/>Dim Sht As Worksheet</text:p>
      <text:p text:style-name="P1"><text:s text:c="4"/>Set Sht = Sheets(Sh)</text:p>
      <text:p text:style-name="P1"><text:s text:c="4"/>'find column name</text:p>
      <text:p text:style-name="P1"><text:s text:c="4"/>Dim Cl As Range</text:p>
      <text:p text:style-name="P1"><text:s text:c="4"/>'Set Cl = Rows(SearchRow).Find(What:=SearchString, LookAt:=xlWhole)</text:p>
      <text:p text:style-name="P1"><text:s text:c="4"/>Set Cl = Sht.Rows(SearchRow).Find(What:=SearchString, LookAt:=xlWhole)</text:p>
      <text:p text:style-name="P1"><text:s text:c="4"/>If Cl Is Nothing Then GoTo NameExpectedNotExistent</text:p>
      <text:p text:style-name="P1"><text:s text:c="4"/>'find column index</text:p>
      <text:p text:style-name="P1"><text:s text:c="4"/>'CellIndexStr = ActiveCell.Address(ReferenceStyle:=xlR1C1)</text:p>
      <text:p text:style-name="P1"><text:s text:c="4"/>CellIndexStr = Cl.Address(ReferenceStyle:=xlR1C1)</text:p>
      <text:p text:style-name="P1"><text:s text:c="4"/>CellIndexArr = Split(CellIndexStr, "C")</text:p>
      <text:p text:style-name="P1"><text:s text:c="4"/>ColIndex = CInt(CellIndexArr(1))</text:p>
      <text:p text:style-name="P1"><text:s text:c="4"/>'0utput</text:p>
      <text:p text:style-name="P1"><text:s text:c="4"/>z_GetColumnIndex = ColIndex</text:p>
      <text:p text:style-name="P1"><text:s text:c="4"/>Exit Function</text:p>
      <text:p text:style-name="P1">OptionalArgument:</text:p>
      <text:p text:style-name="P1"><text:s text:c="4"/>Resume Next</text:p>
      <text:p text:style-name="P1">NameExpectedNotExistent:</text:p>
      <text:p text:style-name="P1"><text:s text:c="4"/>ColIndex = 0</text:p>
      <text:p text:style-name="P1"><text:s text:c="4"/>Stop 'only in test mode</text:p>
      <text:p text:style-name="P1"><text:s text:c="4"/>z_GetColumnIndex = ColIndex</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Sheets(Sh).Cells(1048576, SearchCol)), Sheets(Sh).Cells(1048576, SearchCol).End(xlUp).Row, 1048576)</text:p>
      <text:p text:style-name="P1">End Function</text:p>
      <text:p text:style-name="P1">Function z_ColSize(SearchRow As Long, Optional Sh As String, Optional ByRef 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oft-page-break/><text:s text:c="4"/>z_ColSize = IIf(IsEmpty(Sheets(Sh).Cells(SearchRow, 16384)), Sheets(Sh).Cells(SearchRow, 16384).End(xlToLeft).Column, 16384)</text:p>
      <text:p text:style-name="P1">End Function</text:p>
      <text:p text:style-name="P1"/>
      <text:p text:style-name="P1">'Sub test6876()</text:p>
      <text:p text:style-name="P1">'</text:p>
      <text:p text:style-name="P1">' <text:s text:c="2"/>out = z_Converter_R1C1vsA1("A5", "xlR1C1", Cells(1, 1))</text:p>
      <text:p text:style-name="P1">' <text:s text:c="2"/>out = z_Converter_R1C1vsA1("R40C20", "xl$A$1", Cells(1, 1))</text:p>
      <text:p text:style-name="P1">' <text:s text:c="2"/>out = z_Converter_R1C1vsA1("R40C20", "xlA1", Cells(1, 1))</text:p>
      <text:p text:style-name="P1">'</text:p>
      <text:p text:style-name="P1">'End Sub</text:p>
      <text:p text:style-name="P1"/>
      <text:p text:style-name="P1">Function z_Converter_R1C1vsA1(Address As String, Optional ConversionType As String, Optional RefCell As Range) As String</text:p>
      <text:p text:style-name="P1"><text:s text:c="5"/></text:p>
      <text:p text:style-name="P1"><text:s text:c="4"/>Dim x As Variant</text:p>
      <text:p text:style-name="P1"><text:s text:c="4"/>If RefCell Is Nothing Then Set RefCell = ActiveCell</text:p>
      <text:p text:style-name="P1"><text:s text:c="4"/>If ConversionType = "xlR1C1" Then</text:p>
      <text:p text:style-name="P1"><text:s text:c="8"/>x = Application.ConvertFormula(Address, xlA1, xlR1C1, , RefCell) 'Convert A1 to R1C1</text:p>
      <text:p text:style-name="P1"><text:s text:c="4"/>Else</text:p>
      <text:p text:style-name="P1"><text:s text:c="8"/>x = Application.ConvertFormula(Address, xlR1C1, xlA1, , RefCell) 'Convert R1C1 to A1</text:p>
      <text:p text:style-name="P1"><text:s text:c="8"/>If ConversionType = "xlA1" Then</text:p>
      <text:p text:style-name="P1"><text:s text:c="12"/>x = Replace(x, "$", "")</text:p>
      <text:p text:style-name="P1"><text:s text:c="8"/>End If</text:p>
      <text:p text:style-name="P1"><text:s text:c="4"/>End If</text:p>
      <text:p text:style-name="P1"><text:s text:c="4"/>If IsError(x) Then</text:p>
      <text:p text:style-name="P1"><text:s text:c="8"/>z_Converter_R1C1vsA1 = Address</text:p>
      <text:p text:style-name="P1"><text:s text:c="4"/>Else</text:p>
      <text:p text:style-name="P1"><text:s text:c="9"/></text:p>
      <text:p text:style-name="P1"><text:s text:c="9"/>'If input address is A1 reference and A1 is requested output, then Application.ConvertFormula</text:p>
      <text:p text:style-name="P1"><text:s text:c="9"/>'surrounds the address in single quotes.</text:p>
      <text:p text:style-name="P1"><text:s text:c="8"/>If Right(x, 1) = "'" Then</text:p>
      <text:p text:style-name="P1"><text:s text:c="12"/>z_Converter_R1C1vsA1 = Mid(x, 2, Len(x) - 2)</text:p>
      <text:p text:style-name="P1"><text:s text:c="8"/>Else</text:p>
      <text:p text:style-name="P1"><text:s text:c="12"/>z_Converter_R1C1vsA1 = x</text:p>
      <text:p text:style-name="P1"><text:s text:c="8"/>End If</text:p>
      <text:p text:style-name="P1"><text:s text:c="4"/>End If</text:p>
      <text:p text:style-name="P1">End Function</text:p>
      <text:p text:style-name="P1"/>
      <text:p text:style-name="P1">Function z_FindAndReplaceInString(String_ As String, What_ As Variant, Replacement_ As Variant, _</text:p>
      <text:p text:style-name="P1"><text:s text:c="16"/>Optional Start_ As Integer) As String</text:p>
      <text:p text:style-name="P1"><text:s text:c="4"/>Dim String_tmp As String</text:p>
      <text:p text:style-name="P1"><text:s text:c="4"/>String_tmp = String_</text:p>
      <text:p text:style-name="P1"><text:s text:c="4"/>If Start_ = Empty Then</text:p>
      <text:p text:style-name="P1"><text:s text:c="8"/>Dim What_i As String</text:p>
      <text:p text:style-name="P1"><text:s text:c="8"/>For i = LBound(What_) To UBound(What_)</text:p>
      <text:p text:style-name="P1"><text:s text:c="12"/>What_i = What_(i)</text:p>
      <text:p text:style-name="P1"><text:s text:c="12"/>Replacement_i = Replacement_(i)</text:p>
      <text:p text:style-name="P1"><text:s text:c="12"/>String_tmp = Replace(String_tmp, What_i, Replacement_i)</text:p>
      <text:p text:style-name="P1"><text:s text:c="8"/>Next</text:p>
      <text:p text:style-name="P1"><text:s text:c="4"/>Else</text:p>
      <text:p text:style-name="P1"><text:s text:c="8"/>For i = LBound(What_) To UBound(What_)</text:p>
      <text:p text:style-name="P1"><text:s text:c="12"/>What_i = What_(i)</text:p>
      <text:p text:style-name="P1"><text:soft-page-break/><text:s text:c="12"/>Replacement_i = Replacement_(i)</text:p>
      <text:p text:style-name="P1"><text:s text:c="12"/>String_tmp = Left(String_tmp, Start_ - 1) &amp; Replace(String_tmp, What_i, Replacement_i, Start_)</text:p>
      <text:p text:style-name="P1"><text:s text:c="8"/>Next</text:p>
      <text:p text:style-name="P1"><text:s text:c="4"/>End If</text:p>
      <text:p text:style-name="P1"><text:s text:c="4"/>z_FindAndReplaceInString = String_tmp</text:p>
      <text:p text:style-name="P1">End Function</text:p>
      <text:p text:style-name="P1"/>
      <text:p text:style-name="P1">'***********Get Range Indices</text:p>
      <text:p text:style-name="P1">Function z_RangeToIndices(ByRef Rng As Range) As Variant</text:p>
      <text:p text:style-name="P1">'Procedure generated by Roland.Benz@Syngenta.com (PMEC, Project Management Excellence)</text:p>
      <text:p text:style-name="P1"><text:s text:c="4"/>Dim RangeIndices(0 To 3) As Long</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Dim CellIndicesUL() As Long</text:p>
      <text:p text:style-name="P1"><text:s text:c="4"/>On Error GoTo RangeIsColumnOrRow</text:p>
      <text:p text:style-name="P1"><text:s text:c="4"/>CellIndicesUL = z_sCellToIndex(CellsArray(0))</text:p>
      <text:p text:style-name="P1"><text:s text:c="4"/>On Error GoTo 0</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RangeIndices(0) = CellIndicesUL(0)</text:p>
      <text:p text:style-name="Standard"><text:span text:style-name="T1"><text:s text:c="4"/></text:span><text:span text:style-name="T2">RangeIndices(1) = CellIndicesUL(1)</text:span></text:p>
      <text:p text:style-name="P2"><text:s text:c="4"/>RangeIndices(2) = CellIndicesLR(0)</text:p>
      <text:p text:style-name="P2"><text:s text:c="4"/>RangeIndices(3) = CellIndicesLR(1)</text:p>
      <text:p text:style-name="P2"><text:s text:c="4"/>z_RangeToIndices = RangeIndices</text:p>
      <text:p text:style-name="P1">Exit Function</text:p>
      <text:p text:style-name="P1">RangeIsCell:</text:p>
      <text:p text:style-name="P1">CellIndicesLR = z_sCellToIndex(CellsArray(0))</text:p>
      <text:p text:style-name="P1">Resume Next</text:p>
      <text:p text:style-name="P1">RangeIsColumnOrRow:</text:p>
      <text:p text:style-name="P1">Dim RorC As String</text:p>
      <text:p text:style-name="P1">RorC = Left(sAddr, 1)</text:p>
      <text:p text:style-name="P1">OneOrMore = InStr(1, sAddr, ":", vbTextCompare)</text:p>
      <text:p text:style-name="P1">'only one row or column</text:p>
      <text:p text:style-name="P1">If OneOrMore = 0 Then</text:p>
      <text:p text:style-name="P1"><text:s text:c="4"/>If RorC = "C" Then</text:p>
      <text:p text:style-name="Standard"><text:span text:style-name="T1"><text:s text:c="8"/></text:span><text:span text:style-name="T2">RangeIndices(0) = 1</text:span></text:p>
      <text:p text:style-name="P2"><text:s text:c="8"/>RangeIndices(1) = z_sColumnToIndex(CellsArray(0))</text:p>
      <text:p text:style-name="Standard"><text:span text:style-name="T2"><text:s text:c="8"/></text:span><text:span text:style-name="T1">RangeIndices(2) = 1048534</text:span></text:p>
      <text:p text:style-name="P1"><text:s text:c="8"/>RangeIndices(3) = RangeIndices(0)</text:p>
      <text:p text:style-name="P1"><text:s text:c="4"/>ElseIf RorC = "R" Then</text:p>
      <text:p text:style-name="P1"><text:s text:c="8"/>RangeIndices(0) = z_sRowToIndex(CellsArray(0))</text:p>
      <text:p text:style-name="P1"><text:s text:c="8"/>RangeIndices(1) = 1</text:p>
      <text:p text:style-name="P1"><text:s text:c="8"/>RangeIndices(2) = RangeIndices(0)</text:p>
      <text:p text:style-name="P1"><text:s text:c="8"/>RangeIndices(3) = 16383</text:p>
      <text:p text:style-name="P1"><text:s text:c="4"/>Else</text:p>
      <text:p text:style-name="P1"><text:s text:c="8"/>Stop</text:p>
      <text:p text:style-name="P1"><text:s text:c="4"/>End If</text:p>
      <text:p text:style-name="P1">'more than one row or column</text:p>
      <text:p text:style-name="P1"><text:soft-page-break/>Else</text:p>
      <text:p text:style-name="P1"><text:s text:c="4"/>If RorC = "C" Then</text:p>
      <text:p text:style-name="P1"><text:s text:c="8"/>RangeIndices(0) = 1</text:p>
      <text:p text:style-name="P1"><text:s text:c="8"/>RangeIndices(1) = z_sColumnToIndex(CellsArray(0))</text:p>
      <text:p text:style-name="P1"><text:s text:c="8"/>RangeIndices(2) = 1048534</text:p>
      <text:p text:style-name="P1"><text:s text:c="8"/>RangeIndices(3) = z_sColumnToIndex(CellsArray(1))</text:p>
      <text:p text:style-name="P1"><text:s text:c="4"/>ElseIf RorC = "R" Then</text:p>
      <text:p text:style-name="P1"><text:s text:c="8"/>RangeIndices(0) = z_sRowToIndex(CellsArray(0))</text:p>
      <text:p text:style-name="Standard"><text:span text:style-name="T1"><text:s text:c="8"/></text:span><text:span text:style-name="T2">RangeIndices(1) = 1</text:span></text:p>
      <text:p text:style-name="P2"><text:s text:c="8"/>RangeIndices(2) = z_sRowToIndex(CellsArray(1))</text:p>
      <text:p text:style-name="Standard"><text:span text:style-name="T2"><text:s text:c="8"/></text:span><text:span text:style-name="T1">RangeIndices(3) = 16383</text:span></text:p>
      <text:p text:style-name="P1"><text:s text:c="4"/>Else</text:p>
      <text:p text:style-name="P1"><text:s text:c="8"/>Stop</text:p>
      <text:p text:style-name="P1"><text:s text:c="4"/>End If</text:p>
      <text:p text:style-name="P1">End If</text:p>
      <text:p text:style-name="P1">z_RangeToIndices = RangeIndices</text:p>
      <text:p text:style-name="P1">End Function</text:p>
      <text:p text:style-name="P1">Function z_sCellToIndex(ByRef CellIndexStr As String) As Variant</text:p>
      <text:p text:style-name="P1">'Procedure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Function z_sColumnToIndex(ByRef ColIndexStrLeft As String) As Variant</text:p>
      <text:p text:style-name="P1">'Procedure generated by Roland.Benz@Syngenta.com (PMEC, Project Management Excellence)</text:p>
      <text:p text:style-name="P1"><text:s text:c="4"/>Dim ColArray() As String</text:p>
      <text:p text:style-name="P1"><text:s text:c="4"/>ColArray = Split(ColIndexStrLeft, "C")</text:p>
      <text:p text:style-name="P1"><text:s text:c="4"/>z_sColumnToIndex = ColArray(1)</text:p>
      <text:p text:style-name="P1">End Function</text:p>
      <text:p text:style-name="P1">Function z_sRowToIndex(ByRef RowIndexStrUp As String) As Variant</text:p>
      <text:p text:style-name="P1">'Procedure generated by Roland.Benz@Syngenta.com (PMEC, Project Management Excellence)</text:p>
      <text:p text:style-name="P1"><text:s text:c="4"/>Dim RowArray() As String</text:p>
      <text:p text:style-name="P1"><text:s text:c="4"/>RowArray = Split(RowIndexStrUp, "R")</text:p>
      <text:p text:style-name="P1"><text:s text:c="4"/>z_sRowToIndex = RowArray(1)</text:p>
      <text:p text:style-name="P1">End Function</text:p>
      <text:p text:style-name="P1">'***********Get Range Indices</text:p>
      <text:p text:style-name="P1"/>
      <text:p text:style-name="P1"/>
      <text:p text:style-name="P13">File: Innovation Workbook Slide.pptm</text:p>
      <text:p text:style-name="P1"/>
      <text:p text:style-name="P1">Sub m_ReNameAllShapesOfActiveSlide()</text:p>
      <text:p text:style-name="P1"><text:s text:c="4"/>Dim ap As presentation</text:p>
      <text:p text:style-name="P1"><text:soft-page-break/><text:s text:c="4"/>Dim sl As Slide</text:p>
      <text:p text:style-name="P1"><text:s text:c="4"/>Set ap = ActivePresentation</text:p>
      <text:p text:style-name="P1"><text:s text:c="4"/>Dim WhichSlide As Integer</text:p>
      <text:p text:style-name="P1"><text:s text:c="4"/>WhichSlide = InputBox("Which Slide? - Enter the slide number", , , 13500, 12500)</text:p>
      <text:p text:style-name="P1"><text:s text:c="4"/>Set sl = ap.Slides(WhichSlide)</text:p>
      <text:p text:style-name="P1"><text:s text:c="4"/>sl.Select</text:p>
      <text:p text:style-name="P1"><text:s text:c="4"/>sl.Shapes.SelectAll</text:p>
      <text:p text:style-name="P1"><text:s text:c="4"/>Dim sr As ShapeRange</text:p>
      <text:p text:style-name="P1"><text:s text:c="4"/>Set sr = ap.Windows(1).Selection.ShapeRange</text:p>
      <text:p text:style-name="P1"><text:s text:c="4"/>Dim s As Shape</text:p>
      <text:p text:style-name="P1"><text:s text:c="4"/>For Each s In sr</text:p>
      <text:p text:style-name="P1"><text:s text:c="8"/>s.Select</text:p>
      <text:p text:style-name="P1"><text:s text:c="8"/>Name$ = s.Name</text:p>
      <text:p text:style-name="P1"><text:s text:c="8"/></text:p>
      <text:p text:style-name="P1"><text:s text:c="8"/>Name$ = InputBox$("Give this shape a name. To stop enter: x", "Shape Name", Name$, 13500, 12500)</text:p>
      <text:p text:style-name="P1"><text:s text:c="8"/></text:p>
      <text:p text:style-name="P1"><text:s text:c="8"/>If Name$ = "x" Or Name$ = "X" Then</text:p>
      <text:p text:style-name="P1"><text:s text:c="12"/>Exit Sub</text:p>
      <text:p text:style-name="P1"><text:s text:c="8"/>End If</text:p>
      <text:p text:style-name="P1"><text:s text:c="8"/></text:p>
      <text:p text:style-name="P1"><text:s text:c="8"/>If Name$ &lt;&gt; "" Then</text:p>
      <text:p text:style-name="P1"><text:s text:c="12"/>ActiveWindow.Selection.ShapeRange(1).Name = Name$</text:p>
      <text:p text:style-name="P1"><text:s text:c="8"/>End If</text:p>
      <text:p text:style-name="P1"/>
      <text:p text:style-name="P1"><text:s text:c="4"/>Next</text:p>
      <text:p text:style-name="P1"/>
      <text:p text:style-name="P1">End Sub</text:p>
      <text:p text:style-name="P1"/>
      <text:p text:style-name="P1">Sub m_imbedExcelTable()</text:p>
      <text:p text:style-name="P1"><text:s text:c="4"/>'do that via ribbon: insert object as icon (not linked)</text:p>
      <text:p text:style-name="P1">End Sub</text:p>
      <text:p text:style-name="P1"/>
      <text:p text:style-name="P1"/>
      <text:p text:style-name="P1">Sub m_AddTextFromExcelSheet()</text:p>
      <text:p text:style-name="P1"><text:s text:c="4"/>Dim PPPres As PowerPoint.presentation</text:p>
      <text:p text:style-name="P1"><text:s text:c="4"/>Dim PPShp As PowerPoint.Shape</text:p>
      <text:p text:style-name="P1"><text:s text:c="4"/>Dim PPSld As PowerPoint.Slide</text:p>
      <text:p text:style-name="P1"><text:s text:c="4"/></text:p>
      <text:p text:style-name="P1"><text:s text:c="4"/>Dim SlideNum As Integer</text:p>
      <text:p text:style-name="P1"><text:s text:c="4"/>Dim ShapeName As String</text:p>
      <text:p text:style-name="P1"><text:s text:c="4"/>Dim ShapeNum As Integer</text:p>
      <text:p text:style-name="P1"><text:s text:c="4"/></text:p>
      <text:p text:style-name="P1"><text:s text:c="4"/>'set presentation</text:p>
      <text:p text:style-name="P1"><text:s text:c="4"/>Set PPPres = ActivePresentation</text:p>
      <text:p text:style-name="P1"><text:s text:c="4"/></text:p>
      <text:p text:style-name="P1"><text:s text:c="4"/>'set embedded Excel data source (in: PPSld; out: PPShp and PPWb)</text:p>
      <text:p text:style-name="P1"><text:s text:c="4"/>Dim PPSld_Wb As PowerPoint.Slide</text:p>
      <text:p text:style-name="P1"><text:s text:c="4"/>Dim PPShp_Wb As PowerPoint.Shape</text:p>
      <text:p text:style-name="P1"><text:s text:c="4"/>Dim PPWb As Excel.Workbook</text:p>
      <text:p text:style-name="P1"><text:s text:c="4"/>Set PPSld_Wb = PPPres.Slides(1)</text:p>
      <text:p text:style-name="P1"><text:s text:c="4"/>Call z_PPSld_PPShpAsOleFormatObject_Find(PPShp_Wb, PPWb, PPSld_Wb)</text:p>
      <text:p text:style-name="P1"><text:s text:c="4"/>Dim WSh_1 As Worksheet</text:p>
      <text:p text:style-name="P1"><text:soft-page-break/><text:s text:c="4"/>Dim WSh_2 As Worksheet</text:p>
      <text:p text:style-name="P1"><text:s text:c="4"/>Dim WSh_3 As Worksheet</text:p>
      <text:p text:style-name="P1"><text:s text:c="4"/>Dim WSh_4 As Worksheet</text:p>
      <text:p text:style-name="P1"><text:s text:c="4"/>Set WSh_1 = PPWb.Worksheets("PIData")</text:p>
      <text:p text:style-name="P1"><text:s text:c="4"/>Set WSh_2 = PPWb.Worksheets("MilestonesData")</text:p>
      <text:p text:style-name="P1"><text:s text:c="4"/>Set WSh_3 = PPWb.Worksheets("StageMapping")</text:p>
      <text:p text:style-name="P1"><text:s text:c="4"/>Set WSh_4 = PPWb.Worksheets("InvestmentSegMapping")</text:p>
      <text:p text:style-name="P1"><text:s text:c="4"/>Set WSh_5 = PPWb.Worksheets("TechnologyColor")</text:p>
      <text:p text:style-name="P1"><text:s text:c="4"/>'Stop</text:p>
      <text:p text:style-name="P1"><text:s text:c="4"/></text:p>
      <text:p text:style-name="P1"><text:s text:c="4"/>'loop through the slides</text:p>
      <text:p text:style-name="P1"><text:s text:c="4"/>Dim FirstSlideToWriteInto As Long</text:p>
      <text:p text:style-name="P1"><text:s text:c="4"/>FirstSlideToWriteInto = 6</text:p>
      <text:p text:style-name="P1"><text:s text:c="4"/>For SlideNum = FirstSlideToWriteInto To PPPres.Slides.Count</text:p>
      <text:p text:style-name="P1"><text:s text:c="8"/>If SlideNum = 86 Then</text:p>
      <text:p text:style-name="P1"><text:s text:c="12"/>'Stop</text:p>
      <text:p text:style-name="P1"><text:s text:c="8"/>End If</text:p>
      <text:p text:style-name="P1"><text:s text:c="8"/>Debug.Print SlideNum</text:p>
      <text:p text:style-name="P1"><text:s text:c="8"/>'************************************</text:p>
      <text:p text:style-name="P1"><text:s text:c="8"/>'Set the Row in function of the slidenum</text:p>
      <text:p text:style-name="P1"><text:s text:c="8"/>Row = SlideNum - 4</text:p>
      <text:p text:style-name="P1"><text:s text:c="8"/></text:p>
      <text:p text:style-name="P1"><text:s text:c="8"/>'Tb1: Confetti Color</text:p>
      <text:p text:style-name="P1"><text:s text:c="8"/>ShapeName = "Tb1"</text:p>
      <text:p text:style-name="P1"><text:s text:c="8"/>Technology = WSh_1.Cells(Row, 4)</text:p>
      <text:p text:style-name="P1"><text:s text:c="8"/>If Mid(Technology, 3) = "Genetics" Then</text:p>
      <text:p text:style-name="P1"><text:s text:c="12"/>PPPres.Slides(SlideNum).Shapes(ShapeName).Fill.ForeColor.RGB = RGB(170, 180, 0)</text:p>
      <text:p text:style-name="P1"><text:s text:c="8"/>ElseIf Mid(Technology, 3) = "New &amp; Integrated Technology" Then</text:p>
      <text:p text:style-name="P1"><text:s text:c="12"/>PPPres.Slides(SlideNum).Shapes(ShapeName).Fill.ForeColor.RGB = RGB(235, 130, 0)</text:p>
      <text:p text:style-name="P1"><text:s text:c="8"/>ElseIf Mid(Technology, 3) = "Chemicals" Then</text:p>
      <text:p text:style-name="P1"><text:s text:c="12"/>PPPres.Slides(SlideNum).Shapes(ShapeName).Fill.ForeColor.RGB = RGB(0, 160, 190)</text:p>
      <text:p text:style-name="P1"><text:s text:c="8"/>ElseIf Mid(Technology, 3) = "Global Functions &amp; Capabilities" Then</text:p>
      <text:p text:style-name="P1"><text:s text:c="12"/>PPPres.Slides(SlideNum).Shapes(ShapeName).Fill.ForeColor.RGB = RGB(112, 48, 160)</text:p>
      <text:p text:style-name="P1"><text:s text:c="8"/>Else</text:p>
      <text:p text:style-name="P1"><text:s text:c="12"/>Stop</text:p>
      <text:p text:style-name="P1"><text:s text:c="8"/>End If</text:p>
      <text:p text:style-name="P1"><text:s text:c="8"/></text:p>
      <text:p text:style-name="P1"><text:s text:c="8"/>'Tb1a: Technology</text:p>
      <text:p text:style-name="P1"><text:s text:c="8"/>ShapeName = "Tb1a"</text:p>
      <text:p text:style-name="P1"><text:s text:c="8"/>Technology = WSh_1.Cells(Row, 4)</text:p>
      <text:p text:style-name="P1"><text:s text:c="8"/>If Technology = "2.New &amp; Integrated Technology" Then</text:p>
      <text:p text:style-name="P1"><text:s text:c="12"/>Technology_ = "2.New &amp; Int Tech"</text:p>
      <text:p text:style-name="P1"><text:s text:c="8"/>ElseIf Technology = "4.Global Functions &amp; Capabilities" Then</text:p>
      <text:p text:style-name="P1"><text:s text:c="12"/>Technology_ = "2.Gl Func &amp; Cap"</text:p>
      <text:p text:style-name="P1"><text:s text:c="8"/>Else</text:p>
      <text:p text:style-name="P1"><text:s text:c="12"/>Technology_ = Technology</text:p>
      <text:p text:style-name="P1"><text:s text:c="8"/>End If</text:p>
      <text:p text:style-name="P1"><text:s text:c="8"/>PPPres.Slides(SlideNum).Shapes(ShapeName). _</text:p>
      <text:p text:style-name="P1"><text:s text:c="16"/>TextFrame.TextRange.Text = Mid(Technology_, 3)</text:p>
      <text:p text:style-name="P1"><text:s text:c="8"/>'Tb1b: PI SubType, Investment Segment</text:p>
      <text:p text:style-name="P1"><text:s text:c="8"/>ShapeName = "Tb1b"</text:p>
      <text:p text:style-name="P1"><text:s text:c="8"/>PI_SubType = WSh_1.Cells(Row, 5)</text:p>
      <text:p text:style-name="P1"><text:s text:c="8"/>If PI_SubType = "AI New" Then</text:p>
      <text:p text:style-name="P1"><text:soft-page-break/><text:s text:c="12"/>PI_SubType = "New AI"</text:p>
      <text:p text:style-name="P1"><text:s text:c="8"/>ElseIf PI_SubType = "Capability &amp; Technology Development" Then</text:p>
      <text:p text:style-name="P1"><text:s text:c="12"/>PI_SubType = "Capability &amp; Tech Dev"</text:p>
      <text:p text:style-name="P1"><text:s text:c="8"/>ElseIf PI_SubType = "Formulation Extension" Then</text:p>
      <text:p text:style-name="P1"><text:s text:c="12"/>PI_SubType = "Form Ext"</text:p>
      <text:p text:style-name="P1"><text:s text:c="8"/>ElseIf PI_SubType = "Formulation New" Then</text:p>
      <text:p text:style-name="P1"><text:s text:c="12"/>PI_SubType = "Form New"</text:p>
      <text:p text:style-name="P1"><text:s text:c="8"/>ElseIf PI_SubType = "GM Trait Stack Extension" Then</text:p>
      <text:p text:style-name="P1"><text:s text:c="12"/>PI_SubType = "GM Trait Stack Ext"</text:p>
      <text:p text:style-name="P1"><text:s text:c="8"/>ElseIf PI_SubType = "Idea Evaluation" Then</text:p>
      <text:p text:style-name="P1"><text:s text:c="12"/>PI_SubType = "Idea Eval"</text:p>
      <text:p text:style-name="P1"><text:s text:c="8"/>ElseIf PI_SubType = "Label Extension" Then</text:p>
      <text:p text:style-name="P1"><text:s text:c="12"/>PI_SubType = "Label Ext"</text:p>
      <text:p text:style-name="P1"><text:s text:c="8"/>ElseIf PI_SubType = "Non-Product Customer Offer" Then</text:p>
      <text:p text:style-name="P1"><text:s text:c="12"/>PI_SubType = "Non-Product Cust Offer"</text:p>
      <text:p text:style-name="P1"><text:s text:c="8"/>Else</text:p>
      <text:p text:style-name="P1"><text:s text:c="12"/>'only the long ones to trunctate are listed above.</text:p>
      <text:p text:style-name="P1"><text:s text:c="8"/>End If</text:p>
      <text:p text:style-name="P1"><text:s text:c="8"/>PPPres.Slides(SlideNum).Shapes(ShapeName). _</text:p>
      <text:p text:style-name="P1"><text:s text:c="16"/>TextFrame.TextRange.Text = PI_SubType</text:p>
      <text:p text:style-name="P1"><text:s text:c="8"/>'Tb1c: Investment Segment</text:p>
      <text:p text:style-name="P1"><text:s text:c="8"/>ShapeName = "Tb1c"</text:p>
      <text:p text:style-name="P1"><text:s text:c="8"/>InvestmentSegment = WSh_1.Cells(Row, 6)</text:p>
      <text:p text:style-name="P1"><text:s text:c="8"/>If Mid(InvestmentSegment, 5) = "Breeding" Then</text:p>
      <text:p text:style-name="P1"><text:s text:c="12"/>InvestmentSegment = "Breeding"</text:p>
      <text:p text:style-name="P1"><text:s text:c="8"/>ElseIf Mid(InvestmentSegment, 5) = "Integrated Solutions" Then</text:p>
      <text:p text:style-name="P1"><text:s text:c="12"/>InvestmentSegment = "Int Soln"</text:p>
      <text:p text:style-name="P1"><text:s text:c="8"/>ElseIf Mid(InvestmentSegment, 5) = "Genetic Modification Trait" Then</text:p>
      <text:p text:style-name="P1"><text:s text:c="12"/>InvestmentSegment = "GM Trait"</text:p>
      <text:p text:style-name="P1"><text:s text:c="8"/>ElseIf Mid(InvestmentSegment, 5) = "Native Traits" Then</text:p>
      <text:p text:style-name="P1"><text:s text:c="12"/>InvestmentSegment = "NT"</text:p>
      <text:p text:style-name="P1"><text:s text:c="8"/>ElseIf Mid(InvestmentSegment, 5) = "Herbicides" Then</text:p>
      <text:p text:style-name="P1"><text:s text:c="12"/>InvestmentSegment = "H"</text:p>
      <text:p text:style-name="P1"><text:s text:c="8"/>ElseIf Mid(InvestmentSegment, 5) = "Fungicides" Then</text:p>
      <text:p text:style-name="P1"><text:s text:c="12"/>InvestmentSegment = "F"</text:p>
      <text:p text:style-name="P1"><text:s text:c="8"/>ElseIf Mid(InvestmentSegment, 5) = "Crop Enhancement" Then</text:p>
      <text:p text:style-name="P1"><text:s text:c="12"/>InvestmentSegment = "CE"</text:p>
      <text:p text:style-name="P1"><text:s text:c="8"/>ElseIf Mid(InvestmentSegment, 5) = "Seed Care" Then</text:p>
      <text:p text:style-name="P1"><text:s text:c="12"/>InvestmentSegment = "SC"</text:p>
      <text:p text:style-name="P1"><text:s text:c="8"/>ElseIf Mid(InvestmentSegment, 5) = "Insecticides" Then</text:p>
      <text:p text:style-name="P1"><text:s text:c="12"/>InvestmentSegment = "I"</text:p>
      <text:p text:style-name="P1"><text:s text:c="8"/>ElseIf Mid(InvestmentSegment, 5) = "Adjacent Technology" Then</text:p>
      <text:p text:style-name="P1"><text:s text:c="12"/>InvestmentSegment = "Adj Tech"</text:p>
      <text:p text:style-name="P1"><text:s text:c="8"/>ElseIf Mid(InvestmentSegment, 5) = "Bio Controls" Then</text:p>
      <text:p text:style-name="P1"><text:s text:c="12"/>InvestmentSegment = "Bio Controls"</text:p>
      <text:p text:style-name="P1"><text:s text:c="8"/>Else</text:p>
      <text:p text:style-name="P1"><text:s text:c="12"/>'Stop</text:p>
      <text:p text:style-name="P1"><text:s text:c="8"/>End If</text:p>
      <text:p text:style-name="P1"><text:s text:c="8"/>If Mid(Technology, 3) = "Genetics" Then</text:p>
      <text:p text:style-name="P1"><text:s text:c="12"/>PPPres.Slides(SlideNum).Shapes(ShapeName).TextFrame.TextRange.Text = ""</text:p>
      <text:p text:style-name="P1"><text:s text:c="8"/>ElseIf Mid(Technology, 3) = "New &amp; Integrated Technology" Then</text:p>
      <text:p text:style-name="P1"><text:s text:c="12"/>PPPres.Slides(SlideNum).Shapes(ShapeName). _</text:p>
      <text:p text:style-name="P1"><text:s text:c="16"/>TextFrame.TextRange.Text = InvestmentSegment</text:p>
      <text:p text:style-name="P1"><text:soft-page-break/><text:s text:c="8"/>ElseIf Mid(Technology, 3) = "Chemicals" Then</text:p>
      <text:p text:style-name="P1"><text:s text:c="12"/>PPPres.Slides(SlideNum).Shapes(ShapeName). _</text:p>
      <text:p text:style-name="P1"><text:s text:c="16"/>TextFrame.TextRange.Text = InvestmentSegment</text:p>
      <text:p text:style-name="P1"><text:s text:c="8"/>ElseIf Mid(Technology, 3) = "Global Functions &amp; Capabilities" Then</text:p>
      <text:p text:style-name="P1"><text:s text:c="12"/>PPPres.Slides(SlideNum).Shapes(ShapeName).TextFrame.TextRange.Text = ""</text:p>
      <text:p text:style-name="P1"><text:s text:c="8"/>Else</text:p>
      <text:p text:style-name="P1"><text:s text:c="12"/>Stop</text:p>
      <text:p text:style-name="P1"><text:s text:c="8"/>End If</text:p>
      <text:p text:style-name="P1"><text:s text:c="8"/>'Tb2: PI Title</text:p>
      <text:p text:style-name="P1"><text:s text:c="8"/>ShapeName = "Tb2"</text:p>
      <text:p text:style-name="P1"><text:s text:c="8"/>PITitle = WSh_1.Cells(Row, 2)</text:p>
      <text:p text:style-name="P1"><text:s text:c="8"/>PPPres.Slides(SlideNum).Shapes(ShapeName). _</text:p>
      <text:p text:style-name="P1"><text:s text:c="16"/>TextFrame.TextRange.Text = PITitle 'Mid(PITitle, 1, 48)</text:p>
      <text:p text:style-name="P1"><text:s text:c="8"/>'Tb3: PI Identifier</text:p>
      <text:p text:style-name="P1"><text:s text:c="8"/>ShapeName = "Tb3"</text:p>
      <text:p text:style-name="P1"><text:s text:c="8"/>PIId = WSh_1.Cells(Row, 1)</text:p>
      <text:p text:style-name="P1"><text:s text:c="8"/>PPPres.Slides(SlideNum).Shapes(ShapeName). _</text:p>
      <text:p text:style-name="P1"><text:s text:c="16"/>TextFrame.TextRange.Text = PIId</text:p>
      <text:p text:style-name="P1"><text:s text:c="8"/>'Tb4: PI Manager</text:p>
      <text:p text:style-name="P1"><text:s text:c="8"/>ShapeName = "Tb4"</text:p>
      <text:p text:style-name="P1"><text:s text:c="8"/>PIManager = WSh_1.Cells(Row, 3)</text:p>
      <text:p text:style-name="P1"><text:s text:c="8"/>PIManager_lastName = ""</text:p>
      <text:p text:style-name="P1"><text:s text:c="8"/>PIManager_firstName = ""</text:p>
      <text:p text:style-name="P1"><text:s text:c="8"/>PIManager_arr = Split(PIManager, " ")</text:p>
      <text:p text:style-name="P1"><text:s text:c="8"/>PIManager_lastName = PIManager_arr(LBound(PIManager_arr))</text:p>
      <text:p text:style-name="P1"><text:s text:c="8"/>For iter = LBound(PIManager_arr) + 1 To UBound(PIManager_arr)</text:p>
      <text:p text:style-name="P1"><text:s text:c="12"/>PIManager_firstName = PIManager_firstName &amp; " " &amp; PIManager_arr(iter)</text:p>
      <text:p text:style-name="P1"><text:s text:c="8"/>Next</text:p>
      <text:p text:style-name="P1"><text:s text:c="8"/>PPPres.Slides(SlideNum).Shapes(ShapeName). _</text:p>
      <text:p text:style-name="P1"><text:s text:c="16"/>TextFrame.TextRange.Text = Mid(PIManager_firstName, 2) &amp; " " &amp; PIManager_lastName</text:p>
      <text:p text:style-name="P1">' <text:s text:c="7"/>ShapeName = "Test2"</text:p>
      <text:p text:style-name="P1">' <text:s text:c="7"/>PPPres.Slides(SlideNum).Shapes(ShapeName).TextFrame.TextRange.Text = "Test: " &amp; PIManager</text:p>
      <text:p text:style-name="P1"><text:s text:c="8"/>'Tb5: PI Planned Start</text:p>
      <text:p text:style-name="P1"><text:s text:c="8"/>ShapeName = "Tb5"</text:p>
      <text:p text:style-name="P1"><text:s text:c="8"/>PIPlannedStart = WSh_1.Cells(Row, 7)</text:p>
      <text:p text:style-name="P1"><text:s text:c="8"/>PPPres.Slides(SlideNum).Shapes(ShapeName). _</text:p>
      <text:p text:style-name="P1"><text:s text:c="16"/>TextFrame.TextRange.Text = Year(PIPlannedStart)</text:p>
      <text:p text:style-name="P1"><text:s text:c="8"/>'Tb6: BC First Year of Sales</text:p>
      <text:p text:style-name="P1"><text:s text:c="8"/>ShapeName = "Tb6"</text:p>
      <text:p text:style-name="P1"><text:s text:c="8"/>PILaunchYear = WSh_1.Cells(Row, 8)</text:p>
      <text:p text:style-name="P1"><text:s text:c="8"/>If PILaunchYear &lt;&gt; Empty Then</text:p>
      <text:p text:style-name="P1"><text:s text:c="12"/>PPPres.Slides(SlideNum).Shapes(ShapeName). _</text:p>
      <text:p text:style-name="P1"><text:s text:c="16"/>TextFrame.TextRange.Text = Year(PILaunchYear)</text:p>
      <text:p text:style-name="P1"><text:s text:c="8"/>End If</text:p>
      <text:p text:style-name="P1"><text:s text:c="8"/>'Tb7: PI Scope</text:p>
      <text:p text:style-name="P1"><text:s text:c="8"/>ShapeName = "Tb7"</text:p>
      <text:p text:style-name="P1"><text:s text:c="8"/>PIScope = WSh_1.Cells(Row, 9)</text:p>
      <text:p text:style-name="P1"><text:s text:c="12"/>'remove Chr(10)</text:p>
      <text:p text:style-name="P1"><text:s text:c="12"/>Find = Chr(10)</text:p>
      <text:p text:style-name="P1"><text:s text:c="12"/>Replacement = Chr(32)</text:p>
      <text:p text:style-name="P1"><text:s text:c="12"/>PIScope = Replace(PIScope, Find, Replacement)</text:p>
      <text:p text:style-name="P1"><text:s text:c="12"/>'remove Chr(13)</text:p>
      <text:p text:style-name="P1"><text:s text:c="12"/>Find = Chr(13)</text:p>
      <text:p text:style-name="P1"><text:soft-page-break/><text:s text:c="12"/>Replacement = Chr(32)</text:p>
      <text:p text:style-name="P1"><text:s text:c="12"/>PIScope = Replace(PIScope, Find, Replacement)</text:p>
      <text:p text:style-name="P1"><text:s text:c="12"/>'remove Chr(9)</text:p>
      <text:p text:style-name="P1"><text:s text:c="12"/>Find = Chr(9)</text:p>
      <text:p text:style-name="P1"><text:s text:c="12"/>Replacement = Chr(32)</text:p>
      <text:p text:style-name="P1"><text:s text:c="12"/>PIScope = Replace(PIScope, Find, Replacement)</text:p>
      <text:p text:style-name="P1"><text:s text:c="8"/>PPPres.Slides(SlideNum).Shapes(ShapeName). _</text:p>
      <text:p text:style-name="P1"><text:s text:c="16"/>TextFrame.TextRange.Text = Mid(PIScope, 1, 300)</text:p>
      <text:p text:style-name="P1"><text:s text:c="8"/>'Tb8: PI Business Rational and Benefits</text:p>
      <text:p text:style-name="P1"><text:s text:c="8"/>ShapeName = "Tb8"</text:p>
      <text:p text:style-name="P1"><text:s text:c="8"/>PIBusinessRational = WSh_1.Cells(Row, 10)</text:p>
      <text:p text:style-name="P1"><text:s text:c="12"/>'remove Chr(10)</text:p>
      <text:p text:style-name="P1"><text:s text:c="12"/>Find = Chr(10)</text:p>
      <text:p text:style-name="P1"><text:s text:c="12"/>Replacement = Chr(32)</text:p>
      <text:p text:style-name="P1"><text:s text:c="12"/>PIBusinessRational = Replace(PIBusinessRational, Find, Replacement)</text:p>
      <text:p text:style-name="P1"><text:s text:c="12"/>'remove Chr(13)</text:p>
      <text:p text:style-name="P1"><text:s text:c="12"/>Find = Chr(13)</text:p>
      <text:p text:style-name="P1"><text:s text:c="12"/>Replacement = Chr(32)</text:p>
      <text:p text:style-name="P1"><text:s text:c="12"/>PIBusinessRational = Replace(PIBusinessRational, Find, Replacement)</text:p>
      <text:p text:style-name="P1"><text:s text:c="12"/>'remove Chr(9)</text:p>
      <text:p text:style-name="P1"><text:s text:c="12"/>Find = Chr(9)</text:p>
      <text:p text:style-name="P1"><text:s text:c="12"/>Replacement = Chr(32)</text:p>
      <text:p text:style-name="P1"><text:s text:c="12"/>PIBusinessRational = Replace(PIBusinessRational, Find, Replacement)</text:p>
      <text:p text:style-name="P1"><text:s text:c="8"/>PPPres.Slides(SlideNum).Shapes(ShapeName). _</text:p>
      <text:p text:style-name="P1"><text:s text:c="16"/>TextFrame.TextRange.Text = Mid(PIBusinessRational, 1, 360)</text:p>
      <text:p text:style-name="P1"><text:s text:c="8"/>'Tb9: PI Main Risks</text:p>
      <text:p text:style-name="P1"><text:s text:c="8"/>ShapeName = "Tb9"</text:p>
      <text:p text:style-name="P1"><text:s text:c="8"/>PIRisks = WSh_1.Cells(Row, 11)</text:p>
      <text:p text:style-name="P1"><text:s text:c="12"/>'remove Chr(10)</text:p>
      <text:p text:style-name="P1"><text:s text:c="12"/>Find = Chr(10)</text:p>
      <text:p text:style-name="P1"><text:s text:c="12"/>Replacement = Chr(32)</text:p>
      <text:p text:style-name="P1"><text:s text:c="12"/>PIRisks = Replace(PIRisks, Find, Replacement)</text:p>
      <text:p text:style-name="P1"><text:s text:c="12"/>'remove Chr(13)</text:p>
      <text:p text:style-name="P1"><text:s text:c="12"/>Find = Chr(13)</text:p>
      <text:p text:style-name="P1"><text:s text:c="12"/>Replacement = Chr(32)</text:p>
      <text:p text:style-name="P1"><text:s text:c="12"/>PIRisks = Replace(PIRisks, Find, Replacement)</text:p>
      <text:p text:style-name="P1"><text:s text:c="12"/>'remove Chr(9)</text:p>
      <text:p text:style-name="P1"><text:s text:c="12"/>Find = Chr(9)</text:p>
      <text:p text:style-name="P1"><text:s text:c="12"/>Replacement = Chr(32)</text:p>
      <text:p text:style-name="P1"><text:s text:c="12"/>PIRisks = Replace(PIRisks, Find, Replacement)</text:p>
      <text:p text:style-name="P1"><text:s text:c="8"/>PPPres.Slides(SlideNum).Shapes(ShapeName). _</text:p>
      <text:p text:style-name="P1"><text:s text:c="16"/>TextFrame.TextRange.Text = Mid(PIRisks, 1, 360)</text:p>
      <text:p text:style-name="P1"><text:s text:c="8"/>'************************************</text:p>
      <text:p text:style-name="P1"><text:s text:c="8"/>'T1-2.2: PI Lead Strategic Crop</text:p>
      <text:p text:style-name="P1"><text:s text:c="8"/>ShapeName = "T1"</text:p>
      <text:p text:style-name="P1"><text:s text:c="8"/>PILeadStrategicCrop = WSh_1.Cells(Row, 13)</text:p>
      <text:p text:style-name="P1"><text:s text:c="8"/>PPPres.Slides(SlideNum).Shapes(ShapeName). _</text:p>
      <text:p text:style-name="P1"><text:s text:c="16"/>Table.Cell(2, 2).Shape.TextFrame.TextRange.Text = PILeadStrategicCrop</text:p>
      <text:p text:style-name="P1"><text:s text:c="8"/>'T1-3.2: PI Customer Need</text:p>
      <text:p text:style-name="P1"><text:s text:c="8"/>ShapeName = "T1"</text:p>
      <text:p text:style-name="P1"><text:s text:c="8"/>PICustomerNeed = WSh_1.Cells(Row, 14)</text:p>
      <text:p text:style-name="P1"><text:s text:c="8"/>PPPres.Slides(SlideNum).Shapes(ShapeName). _</text:p>
      <text:p text:style-name="P1"><text:s text:c="16"/>Table.Cell(3, 2).Shape.TextFrame.TextRange.Text = PICustomerNeed</text:p>
      <text:p text:style-name="P1"><text:soft-page-break/><text:s text:c="8"/>'T1-4.2: PI Responsibility</text:p>
      <text:p text:style-name="P1"><text:s text:c="8"/>ShapeName = "T1"</text:p>
      <text:p text:style-name="P1"><text:s text:c="8"/>PIResponsibility = WSh_1.Cells(Row, 15)</text:p>
      <text:p text:style-name="P1"><text:s text:c="8"/>PIResponsibility_arr = Split(PIResponsibility, " ")</text:p>
      <text:p text:style-name="P1"><text:s text:c="8"/>PPPres.Slides(SlideNum).Shapes(ShapeName). _</text:p>
      <text:p text:style-name="P1"><text:s text:c="16"/>Table.Cell(4, 2).Shape.TextFrame.TextRange.Text = PIResponsibility_arr(0)</text:p>
      <text:p text:style-name="P1"><text:s text:c="8"/>'T1-5.2: PI Ext Competitor Dyn</text:p>
      <text:p text:style-name="P1"><text:s text:c="8"/>ShapeName = "T1"</text:p>
      <text:p text:style-name="P1"><text:s text:c="8"/>PIExtCompetitorDyn = WSh_1.Cells(Row, 11)</text:p>
      <text:p text:style-name="P1"><text:s text:c="12"/>'remove Chr(10)</text:p>
      <text:p text:style-name="P1"><text:s text:c="12"/>Find = Chr(10)</text:p>
      <text:p text:style-name="P1"><text:s text:c="12"/>Replacement = Chr(32)</text:p>
      <text:p text:style-name="P1"><text:s text:c="12"/>PIExtCompetitorDyn = Replace(PIExtCompetitorDyn, Find, Replacement)</text:p>
      <text:p text:style-name="P1"><text:s text:c="12"/>'remove Chr(13)</text:p>
      <text:p text:style-name="P1"><text:s text:c="12"/>Find = Chr(13)</text:p>
      <text:p text:style-name="P1"><text:s text:c="12"/>Replacement = Chr(32)</text:p>
      <text:p text:style-name="P1"><text:s text:c="12"/>PIExtCompetitorDyn = Replace(PIExtCompetitorDyn, Find, Replacement)</text:p>
      <text:p text:style-name="P1"><text:s text:c="12"/>'remove Chr(9)</text:p>
      <text:p text:style-name="P1"><text:s text:c="12"/>Find = Chr(9)</text:p>
      <text:p text:style-name="P1"><text:s text:c="12"/>Replacement = Chr(32)</text:p>
      <text:p text:style-name="P1"><text:s text:c="12"/>PIExtCompetitorDyn = Replace(PIExtCompetitorDyn, Find, Replacement)</text:p>
      <text:p text:style-name="P1"><text:s text:c="8"/>PPPres.Slides(SlideNum).Shapes(ShapeName). _</text:p>
      <text:p text:style-name="P1"><text:s text:c="16"/>Table.Cell(5, 2).Shape.TextFrame.TextRange.Text = Mid(PIExtCompetitorDyn, 1, 50)</text:p>
      <text:p text:style-name="P1"><text:s text:c="8"/></text:p>
      <text:p text:style-name="P1"><text:s text:c="8"/>'************************************</text:p>
      <text:p text:style-name="P1"><text:s text:c="8"/>'T2-2.2: Incremental Peak Sales</text:p>
      <text:p text:style-name="P1"><text:s text:c="8"/>ShapeName = "T2"</text:p>
      <text:p text:style-name="P1"><text:s text:c="8"/>PIPeakSales = WSh_1.Cells(Row, 16)</text:p>
      <text:p text:style-name="P1"><text:s text:c="8"/>If PIPeakSales = Empty Then</text:p>
      <text:p text:style-name="P1"><text:s text:c="12"/>PPPres.Slides(SlideNum).Shapes(ShapeName). _</text:p>
      <text:p text:style-name="P1"><text:s text:c="16"/>Table.Cell(2, 2).Shape.TextFrame.TextRange.Text = "na"</text:p>
      <text:p text:style-name="P1"><text:s text:c="8"/>Else</text:p>
      <text:p text:style-name="P1"><text:s text:c="12"/>PPPres.Slides(SlideNum).Shapes(ShapeName). _</text:p>
      <text:p text:style-name="P1"><text:s text:c="16"/>Table.Cell(2, 2).Shape.TextFrame.TextRange.Text = Format(PIPeakSales / 1000000, "$#,##0.0") &amp; "m"</text:p>
      <text:p text:style-name="P1"><text:s text:c="8"/>End If</text:p>
      <text:p text:style-name="P1"><text:s text:c="8"/>'T2-3.2: EAC Full Costs 2013</text:p>
      <text:p text:style-name="P1"><text:s text:c="8"/>ShapeName = "T2"</text:p>
      <text:p text:style-name="P1"><text:s text:c="8"/>EACFullCost2013 = WSh_1.Cells(Row, 17)</text:p>
      <text:p text:style-name="P1"><text:s text:c="8"/>PPPres.Slides(SlideNum).Shapes(ShapeName). _</text:p>
      <text:p text:style-name="P1"><text:s text:c="16"/>Table.Cell(3, 2).Shape.TextFrame.TextRange.Text = Format(EACFullCost2013 / 1000000, "$#,##0.0") &amp; "m"</text:p>
      <text:p text:style-name="P1"><text:s text:c="8"/>'T2-4.2: BC NPV</text:p>
      <text:p text:style-name="P1"><text:s text:c="8"/>ShapeName = "T2"</text:p>
      <text:p text:style-name="P1"><text:s text:c="8"/>BCNPV = WSh_1.Cells(Row, 18)</text:p>
      <text:p text:style-name="P1"><text:s text:c="8"/>If BCNPV = Empty Then</text:p>
      <text:p text:style-name="P1"><text:s text:c="12"/>PPPres.Slides(SlideNum).Shapes(ShapeName). _</text:p>
      <text:p text:style-name="P1"><text:s text:c="16"/>Table.Cell(4, 2).Shape.TextFrame.TextRange.Text = "na"</text:p>
      <text:p text:style-name="P1"><text:s text:c="8"/>Else</text:p>
      <text:p text:style-name="P1"><text:s text:c="12"/>PPPres.Slides(SlideNum).Shapes(ShapeName). _</text:p>
      <text:p text:style-name="P1"><text:s text:c="16"/>Table.Cell(4, 2).Shape.TextFrame.TextRange.Text = Format(BCNPV / 1000000, "$#,##0.0") &amp; "m"</text:p>
      <text:p text:style-name="P1"><text:s text:c="8"/>End If</text:p>
      <text:p text:style-name="P1"><text:soft-page-break/><text:s text:c="8"/>'************************************</text:p>
      <text:p text:style-name="P1"><text:s text:c="8"/>'Loop through Milestones</text:p>
      <text:p text:style-name="P1"><text:s text:c="8"/>PiMs = 2</text:p>
      <text:p text:style-name="P1"><text:s text:c="8"/>RowSize = z_RowSize(1, WSh_2.Name, PPWb)</text:p>
      <text:p text:style-name="P1"><text:s text:c="8"/>If Not WSh_2.Range(WSh_2.Cells(2, 1), WSh_2.Cells(RowSize, 1)).Find(PIId, , , xlWhole) Is Nothing Then</text:p>
      <text:p text:style-name="P1"><text:s text:c="12"/>For RowPiMs = 2 To RowSize</text:p>
      <text:p text:style-name="P1"><text:s text:c="16"/>If WSh_2.Cells(RowPiMs, 1) = PIId Then</text:p>
      <text:p text:style-name="P1"><text:s text:c="20"/>'T3-PiMs.1: MS1 Activity Title</text:p>
      <text:p text:style-name="P1"><text:s text:c="20"/>ShapeName = "T3"</text:p>
      <text:p text:style-name="P1"><text:s text:c="20"/>ActivityTitle = WSh_2.Cells(RowPiMs, 3)</text:p>
      <text:p text:style-name="P1"><text:s text:c="20"/>On Error GoTo AddTableRow:</text:p>
      <text:p text:style-name="P1"><text:s text:c="20"/>PPPres.Slides(SlideNum).Shapes(ShapeName). _</text:p>
      <text:p text:style-name="P1"><text:s text:c="28"/>Table.Cell(PiMs, 1).Shape.TextFrame.TextRange.Text = ActivityTitle</text:p>
      <text:p text:style-name="P1"><text:s text:c="20"/>On Error GoTo 0</text:p>
      <text:p text:style-name="P1"><text:s text:c="20"/>'T3-PiMs.2: MS1 Activity Date</text:p>
      <text:p text:style-name="P1"><text:s text:c="20"/>ShapeName = "T3"</text:p>
      <text:p text:style-name="P1"><text:s text:c="20"/>ActivityDate = WSh_2.Cells(RowPiMs, 4)</text:p>
      <text:p text:style-name="P1"><text:s text:c="20"/>mm = Month(ActivityDate)</text:p>
      <text:p text:style-name="P1"><text:s text:c="20"/>If mm &lt; 10 Then</text:p>
      <text:p text:style-name="P1"><text:s text:c="24"/>mm = "0" &amp; mm</text:p>
      <text:p text:style-name="P1"><text:s text:c="20"/>End If</text:p>
      <text:p text:style-name="P1"><text:s text:c="20"/>yyyy = Year(ActivityDate)</text:p>
      <text:p text:style-name="P1"><text:s text:c="20"/>PPPres.Slides(SlideNum).Shapes(ShapeName). _</text:p>
      <text:p text:style-name="P1"><text:s text:c="28"/>Table.Cell(PiMs, 2).Shape.TextFrame.TextRange.Text = mm &amp; " / " &amp; yyyy 'Format(ActivityDate, "mm <text:s/>- <text:s/>yyyy")</text:p>
      <text:p text:style-name="P1"><text:s text:c="20"/>'iterate</text:p>
      <text:p text:style-name="P1"><text:s text:c="20"/>PiMs = PiMs + 1</text:p>
      <text:p text:style-name="P1"><text:s text:c="16"/>End If</text:p>
      <text:p text:style-name="P1"><text:s text:c="12"/>Next</text:p>
      <text:p text:style-name="P1"><text:s text:c="8"/>End If</text:p>
      <text:p text:style-name="P1"><text:s text:c="8"/>'************************************</text:p>
      <text:p text:style-name="P1"><text:s text:c="8"/>'Stage</text:p>
      <text:p text:style-name="P1"><text:s text:c="8"/>PIStage = WSh_1.Cells(Row, 19)</text:p>
      <text:p text:style-name="P1"><text:s text:c="8"/>ShapeName = "R2"</text:p>
      <text:p text:style-name="P1"><text:s text:c="8"/>PPPres.Slides(SlideNum).Shapes(ShapeName).LockAspectRatio = msoFalse</text:p>
      <text:p text:style-name="P1"><text:s text:c="8"/>PPPres.Slides(SlideNum).Shapes(ShapeName).Width = 41</text:p>
      <text:p text:style-name="P1"><text:s text:c="8"/>If PIStage = "Seeds-Discovery" Then</text:p>
      <text:p text:style-name="P1"><text:s text:c="12"/>Call PPPres.Slides(SlideNum).Shapes(ShapeName).ScaleWidth(0 + 1 / 8, msoFalse)</text:p>
      <text:p text:style-name="P1"><text:s text:c="8"/>ElseIf PIStage = "Seeds-Proof of Concept" Then</text:p>
      <text:p text:style-name="P1"><text:s text:c="12"/>Call PPPres.Slides(SlideNum).Shapes(ShapeName).ScaleWidth(0 + 1 / 4, msoFalse)</text:p>
      <text:p text:style-name="P1"><text:s text:c="8"/>ElseIf PIStage = "Seeds-1" Then</text:p>
      <text:p text:style-name="P1"><text:s text:c="12"/>Call PPPres.Slides(SlideNum).Shapes(ShapeName).ScaleWidth(0 + 1 / 2, msoFalse)</text:p>
      <text:p text:style-name="P1"><text:s text:c="8"/>ElseIf PIStage = "Seeds-2" Then</text:p>
      <text:p text:style-name="P1"><text:s text:c="12"/>Call PPPres.Slides(SlideNum).Shapes(ShapeName).ScaleWidth(0 + 3 / 4, msoFalse)</text:p>
      <text:p text:style-name="P1"><text:s text:c="8"/>ElseIf PIStage = "Seeds-3" Then</text:p>
      <text:p text:style-name="P1"><text:s text:c="12"/>Call PPPres.Slides(SlideNum).Shapes(ShapeName).ScaleWidth(2 + 1 / 2, msoFalse)</text:p>
      <text:p text:style-name="P1"><text:s text:c="8"/>ElseIf PIStage = "Seeds-4" Then</text:p>
      <text:p text:style-name="P1"><text:s text:c="12"/>Call PPPres.Slides(SlideNum).Shapes(ShapeName).ScaleWidth(3 + 1 / 4, msoFalse)</text:p>
      <text:p text:style-name="P1"><text:s text:c="8"/>ElseIf PIStage = "Seeds-5" Then</text:p>
      <text:p text:style-name="P1"><text:s text:c="12"/>Call PPPres.Slides(SlideNum).Shapes(ShapeName).ScaleWidth(3 + 1 / 2, msoFalse)</text:p>
      <text:p text:style-name="P1"><text:s text:c="8"/>ElseIf PIStage = "Seeds-6" Then</text:p>
      <text:p text:style-name="P1"><text:s text:c="12"/>Call PPPres.Slides(SlideNum).Shapes(ShapeName).ScaleWidth(4 + 1 / 2, msoFalse)</text:p>
      <text:p text:style-name="P1"><text:soft-page-break/><text:s text:c="8"/>ElseIf PIStage = "Seeds-7" Then</text:p>
      <text:p text:style-name="P1"><text:s text:c="12"/>Call PPPres.Slides(SlideNum).Shapes(ShapeName).ScaleWidth(5 + 1 / 8, msoFalse)</text:p>
      <text:p text:style-name="P1"><text:s text:c="8"/>ElseIf PIStage = "Seeds-8" Then</text:p>
      <text:p text:style-name="P1"><text:s text:c="12"/>Call PPPres.Slides(SlideNum).Shapes(ShapeName).ScaleWidth(5 + 1 / 4, msoFalse)</text:p>
      <text:p text:style-name="P1"><text:s text:c="8"/>ElseIf PIStage = "Seeds-9" Then</text:p>
      <text:p text:style-name="P1"><text:s text:c="12"/>Call PPPres.Slides(SlideNum).Shapes(ShapeName).ScaleWidth(5 + 1 / 2, msoFalse)</text:p>
      <text:p text:style-name="P1"><text:s text:c="8"/>ElseIf PIStage = "Seeds-10" Then</text:p>
      <text:p text:style-name="P1"><text:s text:c="12"/>Call PPPres.Slides(SlideNum).Shapes(ShapeName).ScaleWidth(5 + 3 / 4, msoFalse)</text:p>
      <text:p text:style-name="P1"><text:s text:c="8"/>ElseIf PIStage = "Seeds-11" Then</text:p>
      <text:p text:style-name="P1"><text:s text:c="12"/>Call PPPres.Slides(SlideNum).Shapes(ShapeName).ScaleWidth(5 + 3 / 4, msoFalse)</text:p>
      <text:p text:style-name="P1"><text:s text:c="8"/>ElseIf PIStage = "Seeds-Discontinue" Then</text:p>
      <text:p text:style-name="P1"><text:s text:c="12"/>Call PPPres.Slides(SlideNum).Shapes(ShapeName).ScaleWidth(6, msoFalse)</text:p>
      <text:p text:style-name="P1"><text:s text:c="8"/>ElseIf PIStage = "Seeds-Early Development" Then</text:p>
      <text:p text:style-name="P1"><text:s text:c="12"/>Call PPPres.Slides(SlideNum).Shapes(ShapeName).ScaleWidth(2 + 1 / 2, msoFalse)</text:p>
      <text:p text:style-name="P1"><text:s text:c="8"/>ElseIf PIStage = "Seeds-Late Development" Then</text:p>
      <text:p text:style-name="P1"><text:s text:c="12"/>Call PPPres.Slides(SlideNum).Shapes(ShapeName).ScaleWidth(3 + 1 / 2, msoFalse)</text:p>
      <text:p text:style-name="P1"><text:s text:c="8"/>ElseIf PIStage = "Seeds-Pre-Commercial" Then</text:p>
      <text:p text:style-name="P1"><text:s text:c="12"/>Call PPPres.Slides(SlideNum).Shapes(ShapeName).ScaleWidth(4 + 1 / 2, msoFalse)</text:p>
      <text:p text:style-name="P1"><text:s text:c="8"/>ElseIf PIStage = "Seeds-Commercial" Then</text:p>
      <text:p text:style-name="P1"><text:s text:c="12"/>Call PPPres.Slides(SlideNum).Shapes(ShapeName).ScaleWidth(5 + 1 / 2, msoFalse)</text:p>
      <text:p text:style-name="P1"><text:s text:c="8"/>ElseIf PIStage = "CP-1-Research" Then</text:p>
      <text:p text:style-name="P1"><text:s text:c="12"/>Call PPPres.Slides(SlideNum).Shapes(ShapeName).ScaleWidth(1 + 1 / 2, msoFalse)</text:p>
      <text:p text:style-name="P1"><text:s text:c="8"/>ElseIf PIStage = "CP-2-Evaluation" Then</text:p>
      <text:p text:style-name="P1"><text:s text:c="12"/>Call PPPres.Slides(SlideNum).Shapes(ShapeName).ScaleWidth(2 + 1 / 2, msoFalse)</text:p>
      <text:p text:style-name="P1"><text:s text:c="8"/>ElseIf PIStage = "CP-3-Development" Then</text:p>
      <text:p text:style-name="P1"><text:s text:c="12"/>Call PPPres.Slides(SlideNum).Shapes(ShapeName).ScaleWidth(3 + 1 / 2, msoFalse)</text:p>
      <text:p text:style-name="P1"><text:s text:c="8"/>ElseIf PIStage = "CP-4-Life Cycle Mgmt" Then</text:p>
      <text:p text:style-name="P1"><text:s text:c="12"/>Call PPPres.Slides(SlideNum).Shapes(ShapeName).ScaleWidth(4, msoFalse)</text:p>
      <text:p text:style-name="P1"><text:s text:c="8"/>ElseIf PIStage = "CP-A-Feasibility" Then</text:p>
      <text:p text:style-name="P1"><text:s text:c="12"/>Call PPPres.Slides(SlideNum).Shapes(ShapeName).ScaleWidth(3 + 1 / 8, msoFalse)</text:p>
      <text:p text:style-name="P1"><text:s text:c="8"/>ElseIf PIStage = "CP-B-Evaluation" Then</text:p>
      <text:p text:style-name="P1"><text:s text:c="12"/>Call PPPres.Slides(SlideNum).Shapes(ShapeName).ScaleWidth(3 + 1 / 4, msoFalse)</text:p>
      <text:p text:style-name="P1"><text:s text:c="8"/>ElseIf PIStage = "CP-C-Development" Then</text:p>
      <text:p text:style-name="P1"><text:s text:c="12"/>Call PPPres.Slides(SlideNum).Shapes(ShapeName).ScaleWidth(3 + 1 / 2, msoFalse)</text:p>
      <text:p text:style-name="P1"><text:s text:c="8"/>ElseIf PIStage = "CP-D-Sales" Then</text:p>
      <text:p text:style-name="P1"><text:s text:c="12"/>Call PPPres.Slides(SlideNum).Shapes(ShapeName).ScaleWidth(4, msoFalse)</text:p>
      <text:p text:style-name="P1"><text:s text:c="8"/>ElseIf PIStage = "CP-Not Applicable" Then</text:p>
      <text:p text:style-name="P1"><text:s text:c="12"/>Call PPPres.Slides(SlideNum).Shapes(ShapeName).ScaleWidth(1 / 100, msoFalse)</text:p>
      <text:p text:style-name="P1"><text:s text:c="8"/>Else</text:p>
      <text:p text:style-name="P1"><text:s text:c="12"/>'Stop</text:p>
      <text:p text:style-name="P1"><text:s text:c="12"/>Call PPPres.Slides(SlideNum).Shapes(ShapeName).ScaleWidth(1 / 100, msoFalse)</text:p>
      <text:p text:style-name="P1"><text:s text:c="8"/>End If</text:p>
      <text:p text:style-name="P1">' <text:s text:c="7"/>'for debugging purposes</text:p>
      <text:p text:style-name="P1">' <text:s text:c="7"/>ShapeName = "Test1"</text:p>
      <text:p text:style-name="P1">' <text:s text:c="7"/>PPPres.Slides(SlideNum).Shapes(ShapeName).TextFrame.TextRange.Text = "Test: " &amp; PIStage</text:p>
      <text:p text:style-name="P1"><text:s text:c="12"/></text:p>
      <text:p text:style-name="P1"><text:s text:c="4"/>Next</text:p>
      <text:p text:style-name="P1">Exit Sub</text:p>
      <text:p text:style-name="P1">AddTableRow:</text:p>
      <text:p text:style-name="P1"><text:s text:c="4"/>'Stop</text:p>
      <text:p text:style-name="P1"><text:s text:c="4"/>PPPres.Slides(SlideNum).Shapes(ShapeName). _</text:p>
      <text:p text:style-name="P1"><text:s text:c="24"/>Table.Rows.Add</text:p>
      <text:p text:style-name="P1">Resume</text:p>
      <text:p text:style-name="P1"><text:soft-page-break/>End Sub</text:p>
      <text:p text:style-name="P1"/>
      <text:p text:style-name="P1"/>
      <text:p text:style-name="P1"/>
      <text:p text:style-name="P1">Function z_PPSld_PPShpAsOleFormatObject_Find( _</text:p>
      <text:p text:style-name="P1"><text:s text:c="12"/>Optional ByRef PPShp_out As PowerPoint.Shape, Optional ByRef Wb_out As Excel.Workbook, _</text:p>
      <text:p text:style-name="P1"><text:s text:c="12"/>Optional ByRef PPSld As PowerPoint.Slide, Optional ByRef PPPres As PowerPoint.presentation, _</text:p>
      <text:p text:style-name="P1"><text:s text:c="12"/>Optional Index_ As Integer, Optional SlideId_ As String)</text:p>
      <text:p text:style-name="P1"><text:s text:c="4"/>'Call z_PPSld_PPShpAsOleFormatObject_Find(PPShp, PPWb, PPSld)</text:p>
      <text:p text:style-name="P1"><text:s text:c="4"/>'Call z_PPSld_PPShpAsOleFormatObject_Find(PPShp, PPWb, ,PPPres, 1)</text:p>
      <text:p text:style-name="P1"><text:s text:c="4"/>'find slide</text:p>
      <text:p text:style-name="P1"><text:s text:c="4"/>If PPSld Is Nothing Then</text:p>
      <text:p text:style-name="P1"><text:s text:c="8"/>If Index_ &lt;&gt; Empty Then</text:p>
      <text:p text:style-name="P1"><text:s text:c="12"/>Set PPSld = PPPres.Slides(Index_)</text:p>
      <text:p text:style-name="P1"><text:s text:c="8"/>ElseIf SlideId_ &lt;&gt; Empty Then</text:p>
      <text:p text:style-name="P1"><text:s text:c="12"/>For iter = 2 To PPPres.Slides.Count</text:p>
      <text:p text:style-name="P1"><text:s text:c="16"/>If PPPres.Slides(iter).SlideID = SlideId_ Then</text:p>
      <text:p text:style-name="P1"><text:s text:c="20"/>Set PPSld = PPPres.Slides(iter)</text:p>
      <text:p text:style-name="P1"><text:s text:c="20"/>Exit For</text:p>
      <text:p text:style-name="P1"><text:s text:c="16"/>End If</text:p>
      <text:p text:style-name="P1"><text:s text:c="12"/>Next</text:p>
      <text:p text:style-name="P1"><text:s text:c="8"/>Else</text:p>
      <text:p text:style-name="P1"><text:s text:c="12"/>Stop</text:p>
      <text:p text:style-name="P1"><text:s text:c="8"/>End If</text:p>
      <text:p text:style-name="P1"><text:s text:c="4"/>End If</text:p>
      <text:p text:style-name="P1"><text:s text:c="4"/>'find shape</text:p>
      <text:p text:style-name="P1"><text:s text:c="4"/>For Each PPShp_iter In PPSld.Shapes</text:p>
      <text:p text:style-name="P1"><text:s text:c="8"/>If PPShp_iter.Type = msoEmbeddedOLEObject Then</text:p>
      <text:p text:style-name="P1"><text:s text:c="12"/>Set PPShp_out = PPShp_iter</text:p>
      <text:p text:style-name="P1"><text:s text:c="12"/>Exit For</text:p>
      <text:p text:style-name="P1"><text:s text:c="8"/>End If</text:p>
      <text:p text:style-name="P1"><text:s text:c="4"/>Next</text:p>
      <text:p text:style-name="P1"><text:s text:c="4"/>'find Wb</text:p>
      <text:p text:style-name="P1"><text:s text:c="4"/>Set Wb_out = PPShp_out.OLEFormat.Object</text:p>
      <text:p text:style-name="P1">End Function</text:p>
      <text:p text:style-name="P1"/>
      <text:p text:style-name="P1"/>
      <text:p text:style-name="P1">Function z_RowSize(SearchCol As Long, Sh As String, ByRef wb As Workbook) As Long</text:p>
      <text:p text:style-name="P1">'Macro generated by Roland.Benz@Syngenta.com (PMEC, Project Management Excellence)</text:p>
      <text:p text:style-name="P1">'Version without selection of worksheets!</text:p>
      <text:p text:style-name="P1"><text:s text:c="4"/>z_RowSize = IIf(IsEmpty(wb.Sheets(Sh).Cells(1048576, SearchCol)), wb.Sheets(Sh).Cells(1048576, SearchCol).End(xlUp).Row, 1048576)</text:p>
      <text:p text:style-name="P1">End Function</text:p>
      <text:p text:style-name="P1"/>
      <text:p text:style-name="P14">File: TimeCardActualsByWeek_V2</text:p>
      <text:p text:style-name="P1"/>
      <text:p text:style-name="P1">Sub SmC_CleanRBS_Extract()</text:p>
      <text:p text:style-name="P1">'A user of this macro needs to provide an extract of the SmartChoice RBS which is limited to 4 levels.</text:p>
      <text:p text:style-name="P1">'Otherwise the macro will stop and ask the user to first generate such an extract.</text:p>
      <text:p text:style-name="P1"/>
      <text:p text:style-name="P1"><text:soft-page-break/>Dim IntRBSValue As String, IntRBSValue2 As String</text:p>
      <text:p text:style-name="P1"/>
      <text:p text:style-name="P1">'Column TimeCardManager must exist and must be blank for all rows. Level 1-4 is reserved for RBS</text:p>
      <text:p text:style-name="P1">'Level 5-.. can be (mis-)used for other tasks</text:p>
      <text:p text:style-name="P1">If Not WorksheetFunction.CountBlank(Range(Rows("1:1").Find(What:="TimeCard Manager", LookAt:=xlWhole).Offset(1, 0), Rows("1:1").Find(What:="TimeCard Manager", LookAt:=xlWhole).Offset(1000, 0))) = Range(Rows("1:1").Find(What:="TimeCard Manager", LookAt:=xlWhole).Offset(1, 0), Rows("1:1").Find(What:="TimeCard Manager", LookAt:=xlWhole).Offset(1000, 0)).Count Then</text:p>
      <text:p text:style-name="P1"><text:s text:c="4"/>MsgBox ("Please generate first a SmC RBS extract which is limited to level 4 before running this macro")</text:p>
      <text:p text:style-name="P1"><text:s text:c="4"/>Exit Sub</text:p>
      <text:p text:style-name="P1">End If</text:p>
      <text:p text:style-name="P1"/>
      <text:p text:style-name="P1">'MsgBox to activate the right sheet, &amp;vbcrlf &amp;</text:p>
      <text:p text:style-name="P1">If 1 Then</text:p>
      <text:p text:style-name="P1"><text:s text:c="4"/>Response = MsgBox( _</text:p>
      <text:p text:style-name="P1"><text:s text:c="4"/>"Please select the Excel sheet you want the macro to be applied to!" &amp; Chr(13) &amp; _</text:p>
      <text:p text:style-name="P1"><text:s text:c="4"/>" <text:s text:c="2"/>" &amp; Chr(13) &amp; _</text:p>
      <text:p text:style-name="P1"><text:s text:c="4"/>"Click Yes: if the right sheet is already selected" &amp; Chr(13) &amp; _</text:p>
      <text:p text:style-name="P1"><text:s text:c="4"/>" <text:s text:c="16"/>Otherwise" &amp; Chr(13) &amp; _</text:p>
      <text:p text:style-name="P1"><text:s text:c="4"/>"Click No: and select the Excel sheet by clicking on its tab at the" &amp; Chr(13) &amp; _</text:p>
      <text:p text:style-name="P1"><text:s text:c="4"/>" <text:s text:c="16"/>bottom and then restart the macro", _</text:p>
      <text:p text:style-name="P1"><text:s text:c="4"/>vbYesNo)</text:p>
      <text:p text:style-name="P1">End If</text:p>
      <text:p text:style-name="P1"/>
      <text:p text:style-name="P1">If Response = vbYes Then</text:p>
      <text:p text:style-name="P1"/>
      <text:p text:style-name="P1"><text:s text:c="4"/>'The active sheet will be renamed and a new sheet RBS Table will be created</text:p>
      <text:p text:style-name="P1"><text:s text:c="4"/>ActiveSheet.Name = "RBS Extract"</text:p>
      <text:p text:style-name="P1"><text:s text:c="4"/>Sheets("RBS Extract").Copy Before:=Sheets("RBS Extract")</text:p>
      <text:p text:style-name="P1"><text:s text:c="4"/>ActiveSheet.Name = "RBS Table"</text:p>
      <text:p text:style-name="P1"/>
      <text:p text:style-name="P1"><text:s text:c="4"/>' <text:s text:c="3"/>Rows("2:2").Select</text:p>
      <text:p text:style-name="P1"><text:s text:c="4"/>' <text:s text:c="3"/>ActiveWindow.FreezePanes = True</text:p>
      <text:p text:style-name="P1"/>
      <text:p text:style-name="P1"><text:s text:c="4"/>'Generally "unmerge" merged cells</text:p>
      <text:p text:style-name="P1"><text:s text:c="4"/>Cells.Select</text:p>
      <text:p text:style-name="P1"><text:s text:c="4"/>Selection.MergeCells = False</text:p>
      <text:p text:style-name="P1"/>
      <text:p text:style-name="P1"><text:s text:c="4"/>'Remove the ALL level</text:p>
      <text:p text:style-name="P1"><text:s text:c="4"/>If Cells(2, 7).Value = "ALL" Then</text:p>
      <text:p text:style-name="P1"><text:s text:c="8"/>Cells(2, 7).EntireRow.Delete</text:p>
      <text:p text:style-name="P1"><text:s text:c="4"/>End If</text:p>
      <text:p text:style-name="P1"/>
      <text:p text:style-name="P1"><text:s text:c="4"/>'Remove not used columns</text:p>
      <text:p text:style-name="P1"><text:s text:c="4"/>'Columns("A:B").EntireColumn.Delete</text:p>
      <text:p text:style-name="P1"><text:s text:c="4"/>Columns("E:E").EntireColumn.Delete</text:p>
      <text:p text:style-name="P1"><text:s text:c="4"/>'Columns("A:A").EntireColumn.Delete</text:p>
      <text:p text:style-name="P1"/>
      <text:p text:style-name="P1"><text:s text:c="4"/>'Add headers for the columns</text:p>
      <text:p text:style-name="P1"><text:s text:c="4"/>Range("A:H").ColumnWidth = 20</text:p>
      <text:p text:style-name="P1"><text:s text:c="4"/>Cells(1, 1).Value = "RBS Level 1 Name"</text:p>
      <text:p text:style-name="P1"><text:soft-page-break/><text:s text:c="4"/>Cells(1, 3).Value = "RBS Level 2 Name"</text:p>
      <text:p text:style-name="P1"><text:s text:c="4"/>Cells(1, 5).Value = "RBS Level 3 Name"</text:p>
      <text:p text:style-name="P1"><text:s text:c="4"/>Cells(1, 2).Value = "RBS Level 1 Description"</text:p>
      <text:p text:style-name="P1"><text:s text:c="4"/>Cells(1, 4).Value = "RBS Level 2 Description"</text:p>
      <text:p text:style-name="P1"><text:s text:c="4"/>Cells(1, 6).Value = "RBS Level 3 Description"</text:p>
      <text:p text:style-name="P1"/>
      <text:p text:style-name="P1"><text:s text:c="4"/>'Assign RBS level 1, 2 and 3 values to the cells on the left of each entry</text:p>
      <text:p text:style-name="P1"><text:s text:c="8"/>'RBS level 1</text:p>
      <text:p text:style-name="P1"><text:s text:c="4"/>Cells(2, 5).Select</text:p>
      <text:p text:style-name="P1"><text:s text:c="4"/>Do While Not ActiveCell.Value = ""</text:p>
      <text:p text:style-name="P1"><text:s text:c="8"/>If Not ActiveCell(1, -2).Borders(xlEdgeRight).LineStyle = xlContinuous Then</text:p>
      <text:p text:style-name="P1"><text:s text:c="12"/>IntRBSValue = ActiveCell.Value</text:p>
      <text:p text:style-name="P1"><text:s text:c="12"/>IntRBSValue2 = ActiveCell(1, 2).Value</text:p>
      <text:p text:style-name="P1"><text:s text:c="12"/>ActiveCell.EntireRow.Delete</text:p>
      <text:p text:style-name="P1"><text:s text:c="12"/>Do While ActiveCell(1, -2).Borders(xlEdgeRight).LineStyle = xlContinuous</text:p>
      <text:p text:style-name="P1"><text:s text:c="16"/>ActiveCell(1, -3).Value = IntRBSValue</text:p>
      <text:p text:style-name="P1"><text:s text:c="16"/>ActiveCell(1, -2).Value = IntRBSValue2</text:p>
      <text:p text:style-name="P1"><text:s text:c="16"/>ActiveCell(2, 1).Select</text:p>
      <text:p text:style-name="P1"><text:s text:c="12"/>Loop</text:p>
      <text:p text:style-name="P1"><text:s text:c="8"/>End If</text:p>
      <text:p text:style-name="P1"><text:s text:c="4"/>Loop</text:p>
      <text:p text:style-name="P1"/>
      <text:p text:style-name="P1"><text:s text:c="4"/>'RBS level 2</text:p>
      <text:p text:style-name="P1"><text:s text:c="4"/>Cells(2, 5).Select</text:p>
      <text:p text:style-name="P1"><text:s text:c="4"/>Do While Not ActiveCell.Value = ""</text:p>
      <text:p text:style-name="P1"><text:s text:c="8"/>If Not ActiveCell(1, -1).Borders(xlEdgeRight).LineStyle = xlContinuous Then</text:p>
      <text:p text:style-name="P1"><text:s text:c="12"/>IntRBSValue = ActiveCell.Value</text:p>
      <text:p text:style-name="P1"><text:s text:c="12"/>IntRBSValue2 = ActiveCell(1, 2).Value</text:p>
      <text:p text:style-name="P1"><text:s text:c="12"/>ActiveCell.EntireRow.Delete</text:p>
      <text:p text:style-name="P1"><text:s text:c="12"/>Do While ActiveCell(1, -1).Borders(xlEdgeRight).LineStyle = xlContinuous</text:p>
      <text:p text:style-name="P1"><text:s text:c="16"/>ActiveCell(1, -1).Value = IntRBSValue</text:p>
      <text:p text:style-name="P1"><text:s text:c="16"/>ActiveCell(1, 0).Value = IntRBSValue2</text:p>
      <text:p text:style-name="P1"><text:s text:c="16"/>ActiveCell(2, 1).Select</text:p>
      <text:p text:style-name="P1"><text:s text:c="12"/>Loop</text:p>
      <text:p text:style-name="P1"><text:s text:c="8"/>End If</text:p>
      <text:p text:style-name="P1"><text:s text:c="4"/>Loop</text:p>
      <text:p text:style-name="P1"/>
      <text:p text:style-name="P1"><text:s text:c="4"/>'Remove outdated no more used RBS entries prefixed with "XXX_"</text:p>
      <text:p text:style-name="P1"><text:s text:c="4"/>Cells(2, 5).Select</text:p>
      <text:p text:style-name="P1"><text:s text:c="4"/>Do While Not ActiveCell.Value = ""</text:p>
      <text:p text:style-name="P1"><text:s text:c="8"/>If Left(ActiveCell, 4) = "XXX_" Then</text:p>
      <text:p text:style-name="P1"><text:s text:c="12"/>ActiveCell.EntireRow.Delete</text:p>
      <text:p text:style-name="P1"><text:s text:c="8"/>Else: ActiveCell(2, 1).Select</text:p>
      <text:p text:style-name="P1"><text:s text:c="8"/>End If</text:p>
      <text:p text:style-name="P1"><text:s text:c="4"/>Loop</text:p>
      <text:p text:style-name="P1"><text:s text:c="4"/>'Remove not used columns</text:p>
      <text:p text:style-name="P1"><text:s text:c="4"/>Columns("G:G").EntireColumn.Delete</text:p>
      <text:p text:style-name="P1"><text:s text:c="4"/>Columns("H:P").EntireColumn.Delete</text:p>
      <text:p text:style-name="P1"><text:s text:c="4"/>Cells(1, 1).Select</text:p>
      <text:p text:style-name="P1"/>
      <text:p text:style-name="P1"><text:s text:c="4"/>Else</text:p>
      <text:p text:style-name="P1"><text:s text:c="8"/>Exit Sub</text:p>
      <text:p text:style-name="P1"><text:s text:c="4"/>End If</text:p>
      <text:p text:style-name="P1"><text:soft-page-break/></text:p>
      <text:p text:style-name="P1">End Sub</text:p>
      <text:p text:style-name="P1"/>
      <text:p text:style-name="P1">Sub SmC_TimeCardActuals()</text:p>
      <text:p text:style-name="P1">'Macro generated by Roland.Benz@Syngenta.com and franz.schuermann@syngenta.com (PMEC, Project Management Excellence)</text:p>
      <text:p text:style-name="P1">'Date: 26.9.2011</text:p>
      <text:p text:style-name="P1">'Macro for Lee Hubbard</text:p>
      <text:p text:style-name="P1">Dim Start As Date: Dim Duration As Date</text:p>
      <text:p text:style-name="P1">Start = Now()</text:p>
      <text:p text:style-name="P1"/>
      <text:p text:style-name="P1">'MsgBox to activate the right sheet, &amp;vbcrlf &amp;</text:p>
      <text:p text:style-name="P1">If 1 Then</text:p>
      <text:p text:style-name="P1"><text:s text:c="4"/>Response = MsgBox( _</text:p>
      <text:p text:style-name="P1"><text:s text:c="4"/>"Please select the Excel sheet you want the macro to be applied to!" &amp; Chr(13) &amp; _</text:p>
      <text:p text:style-name="P1"><text:s text:c="4"/>" <text:s text:c="2"/>" &amp; Chr(13) &amp; _</text:p>
      <text:p text:style-name="P1"><text:s text:c="4"/>"Click Yes: if the right sheet is already selected" &amp; Chr(13) &amp; _</text:p>
      <text:p text:style-name="P1"><text:s text:c="4"/>" <text:s text:c="16"/>Otherwise" &amp; Chr(13) &amp; _</text:p>
      <text:p text:style-name="P1"><text:s text:c="4"/>"Click No: and select the Excel sheet by clicking on its tab at the" &amp; Chr(13) &amp; _</text:p>
      <text:p text:style-name="P1"><text:s text:c="4"/>" <text:s text:c="16"/>bottom and then restart the macro", _</text:p>
      <text:p text:style-name="P1"><text:s text:c="4"/>vbYesNo)</text:p>
      <text:p text:style-name="P1">End If</text:p>
      <text:p text:style-name="P1"/>
      <text:p text:style-name="P1">'Execute the tasks</text:p>
      <text:p text:style-name="P1">'Copy the input file ActiveSheet.Name in a new file Sh_Source and make changes</text:p>
      <text:p text:style-name="P1">'Make new sheets Sh_Pivot and make the pivots</text:p>
      <text:p text:style-name="P1">If Response = vbYes Then</text:p>
      <text:p text:style-name="P1"/>
      <text:p text:style-name="P1"><text:s text:c="4"/>'Make a copy of the input sheet, change the sheet tab color and then make some some changes</text:p>
      <text:p text:style-name="P1"><text:s text:c="4"/>Dim Sh As String</text:p>
      <text:p text:style-name="P1"><text:s text:c="4"/>Sh = ActiveSheet.Name ' msgbox asks to make the right sheet active</text:p>
      <text:p text:style-name="P1"><text:s text:c="4"/>Dim Sh_Source As String</text:p>
      <text:p text:style-name="P1"><text:s text:c="4"/>Sh_Source = "ActualsByWeek"</text:p>
      <text:p text:style-name="P1"><text:s text:c="4"/>Dim Sh_Source2 As String</text:p>
      <text:p text:style-name="P1"><text:s text:c="4"/>Sh_Source2 = "RBS Table"</text:p>
      <text:p text:style-name="P1"><text:s text:c="4"/></text:p>
      <text:p text:style-name="P1"><text:s text:c="4"/>If 1 Then</text:p>
      <text:p text:style-name="P1"><text:s text:c="8"/>Call z_ShNewFlatValueCopy(Sh, Sh_Source, "End")</text:p>
      <text:p text:style-name="P1"><text:s text:c="8"/>'change the colour of the sheet name on the tab</text:p>
      <text:p text:style-name="P1"><text:s text:c="8"/>With ActiveWorkbook.Sheets(Sh_Source).Tab</text:p>
      <text:p text:style-name="P1"><text:s text:c="8"/>.Color = RGB(0, 32, 90)</text:p>
      <text:p text:style-name="P1"><text:s text:c="8"/>.TintAndShade = 0</text:p>
      <text:p text:style-name="P1"><text:s text:c="4"/>End With</text:p>
      <text:p text:style-name="P1"><text:s text:c="4"/>End If</text:p>
      <text:p text:style-name="P1"><text:s text:c="4"/>If 1 Then</text:p>
      <text:p text:style-name="P1"><text:s text:c="8"/>'Add a column for person site information</text:p>
      <text:p text:style-name="P1"><text:s text:c="8"/>Sheets(Sh_Source).Select</text:p>
      <text:p text:style-name="P1"><text:s text:c="8"/>Rows("1:1").Find(What:="EMPLOYEE_NAME", LookAt:=xlWhole).Select</text:p>
      <text:p text:style-name="P1"><text:s text:c="8"/>ActiveCell.Offset(0, 1).EntireColumn.Insert</text:p>
      <text:p text:style-name="P1"><text:s text:c="8"/>ActiveCell(1, 2).Value = "SITE"</text:p>
      <text:p text:style-name="P1"><text:s text:c="8"/>'Fill the new column with person site info</text:p>
      <text:p text:style-name="P1"><text:s text:c="8"/>Range(ActiveCell(2, 1), ActiveCell(2, 1).End(xlDown)).Select</text:p>
      <text:p text:style-name="P1"><text:s text:c="8"/>For Each rSite In Selection.Cells</text:p>
      <text:p text:style-name="P1"><text:soft-page-break/><text:s text:c="12"/>rSite.Offset(0, 1).Value = Right(rSite.Value, 4)</text:p>
      <text:p text:style-name="P1"><text:s text:c="8"/>Next</text:p>
      <text:p text:style-name="P1"><text:s text:c="4"/>End If</text:p>
      <text:p text:style-name="P1"><text:s text:c="4"/>If 1 Then</text:p>
      <text:p text:style-name="P1"><text:s text:c="8"/>'Add a column for a concatenated string of PI ID and Task ID</text:p>
      <text:p text:style-name="P1"><text:s text:c="8"/>Sheets(Sh_Source).Select</text:p>
      <text:p text:style-name="P1"><text:s text:c="8"/>Rows("1:1").Find(What:="STAFF_DAYS", LookAt:=xlWhole).Select</text:p>
      <text:p text:style-name="P1"><text:s text:c="8"/>ActiveCell.Offset(0, 1).EntireColumn.Insert</text:p>
      <text:p text:style-name="P1"><text:s text:c="8"/>ActiveCell(1, 2).Value = "IDENTIFICATION"</text:p>
      <text:p text:style-name="P1"><text:s text:c="8"/>Range(ActiveCell(2, 2), ActiveCell(2, 1).End(xlDown).Offset(0, 1)).Select</text:p>
      <text:p text:style-name="P1"><text:s text:c="8"/>For Each rSite In Selection.Cells</text:p>
      <text:p text:style-name="P1"><text:s text:c="12"/>rSite.Value = rSite.Offset(0, -16).Value &amp; "-" &amp; rSite.Offset(0, -12).Value</text:p>
      <text:p text:style-name="P1"><text:s text:c="8"/>Next</text:p>
      <text:p text:style-name="P1"><text:s text:c="8"/>Range("A1").Select</text:p>
      <text:p text:style-name="P1"><text:s text:c="4"/>End If</text:p>
      <text:p text:style-name="P1"><text:s text:c="4"/>If 1 Then</text:p>
      <text:p text:style-name="P1"><text:s text:c="8"/>'Add a column for Budget Group and map the Budget group values from Sh_Source2 to Sh_Source</text:p>
      <text:p text:style-name="P1"><text:s text:c="8"/>'SmcSigma: <text:s text:c="3"/>SmCExtract: <text:s/>PMEC Term: <text:s text:c="5"/>Lee's term:</text:p>
      <text:p text:style-name="P1"><text:s text:c="8"/>'SmC Level 2-&gt;RBS Level 1-&gt;Resource Group-&gt;Budget Group</text:p>
      <text:p text:style-name="P1"><text:s text:c="8"/>'SmC Level 3-&gt;RBS Level 2-&gt;Resource</text:p>
      <text:p text:style-name="P1"><text:s text:c="8"/>'SmC Level 4-&gt;RBS Level 3-&gt;Resource Role -&gt; Budget Center</text:p>
      <text:p text:style-name="P1"><text:s text:c="8"/>Sheets(Sh_Source).Select</text:p>
      <text:p text:style-name="P1"><text:s text:c="8"/>Rows("1:1").Find(What:="TIMECARD_COMMENT", LookAt:=xlWhole).Select</text:p>
      <text:p text:style-name="P1"><text:s text:c="8"/>ActiveCell.Offset(0, 1).EntireColumn.Insert</text:p>
      <text:p text:style-name="P1"><text:s text:c="8"/>ActiveCell(1, 2).Value = "BUDGET_GROUP"</text:p>
      <text:p text:style-name="P1"><text:s text:c="8"/>Call z_ShMapColumns(Sh_Source2, "RBS Level 3 Description", Array("RBS Level 1 Description"), Sh_Source, "BUDGET_CENTER", Array("BUDGET_GROUP"), "Log_1")</text:p>
      <text:p text:style-name="P1"><text:s text:c="4"/>End If</text:p>
      <text:p text:style-name="P1"><text:s text:c="4"/></text:p>
      <text:p text:style-name="P1"><text:s text:c="4"/>'Make new sheets and the pivots from Sh_Source</text:p>
      <text:p text:style-name="P1"><text:s text:c="4"/>Dim Sh_Pivot As String</text:p>
      <text:p text:style-name="P1"><text:s text:c="3"/>Dim RowU, ColL, RowD, ColR As Long</text:p>
      <text:p text:style-name="P1"><text:s text:c="4"/>Dim Piv_RowD As Long</text:p>
      <text:p text:style-name="P1"><text:s text:c="4"/>Dim Source_Rng As Range</text:p>
      <text:p text:style-name="P1"><text:s text:c="4"/>Dim Piv_sULCell As String</text:p>
      <text:p text:style-name="P1"><text:s text:c="4"/>Dim Piv_ULCell As Range</text:p>
      <text:p text:style-name="P1"><text:s text:c="4"/>Dim Piv_F_R_C_V(0 To 3) As Variant</text:p>
      <text:p text:style-name="P1"><text:s text:c="4"/>Dim PivName(0 To 2) As String</text:p>
      <text:p text:style-name="P1"><text:s text:c="4"/></text:p>
      <text:p text:style-name="P1"><text:s text:c="4"/>'Make a new sheet and add a pivot</text:p>
      <text:p text:style-name="P1"><text:s text:c="4"/>'Name of the sheet</text:p>
      <text:p text:style-name="P1"><text:s text:c="4"/>Sh_Pivot = "TimeToDateByTask"</text:p>
      <text:p text:style-name="P1"><text:s text:c="4"/>If 1 Then</text:p>
      <text:p text:style-name="P1"><text:s text:c="8"/>Call z_ShNew(Sh_Pivot, "End")</text:p>
      <text:p text:style-name="P1"><text:s text:c="8"/>'change the colour of the sheet name on the tab</text:p>
      <text:p text:style-name="P1"><text:s text:c="8"/>With ActiveWorkbook.Sheets(Sh_Pivot).Tab</text:p>
      <text:p text:style-name="P1"><text:s text:c="8"/>.Color = RGB(255, 255, 0)</text:p>
      <text:p text:style-name="P1"><text:s text:c="8"/>.TintAndShade = 0</text:p>
      <text:p text:style-name="P1"><text:s text:c="4"/>End With</text:p>
      <text:p text:style-name="P1"><text:s text:c="4"/>End If</text:p>
      <text:p text:style-name="P1"><text:s text:c="4"/>If 1 Then</text:p>
      <text:p text:style-name="P1"><text:s text:c="8"/>'Parameters for the z_GeneratePivotTable function and its call</text:p>
      <text:p text:style-name="P1"><text:soft-page-break/><text:s text:c="8"/>'Name of the pivot sheet</text:p>
      <text:p text:style-name="P1"><text:s text:c="12"/>'Sh_Pivot = "Time-to-Date-By-Task-RB"</text:p>
      <text:p text:style-name="P1"><text:s text:c="8"/>'Name of the source sheet</text:p>
      <text:p text:style-name="P1"><text:s text:c="12"/>'Sh_Source = "ActualsByWeek-RB"</text:p>
      <text:p text:style-name="P1"><text:s text:c="8"/>'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sULCell = "B9"</text:p>
      <text:p text:style-name="P1"><text:s text:c="8"/>Set Piv_ULCell = Sheets(Sh_Pivot).Range(Piv_sULCell)</text:p>
      <text:p text:style-name="P1"><text:s text:c="8"/>'Determine the pivot fields</text:p>
      <text:p text:style-name="P1"><text:s text:c="8"/>Piv_F_R_C_V(0) = Array(13, 9, 11, 7, 12, 10) 'filter</text:p>
      <text:p text:style-name="P1"><text:s text:c="8"/>Piv_F_R_C_V(1) = Array(17, 5) 'row labels</text:p>
      <text:p text:style-name="P1"><text:s text:c="8"/>Piv_F_R_C_V(2) = Array() 'column labels</text:p>
      <text:p text:style-name="P1"><text:s text:c="8"/>Piv_F_R_C_V(3) = Array(16) 'values</text:p>
      <text:p text:style-name="P1"><text:s text:c="8"/>'Call the function that creates the pivot</text:p>
      <text:p text:style-name="P1"><text:s text:c="8"/>PivName(0) = z_GeneratePivotTable(Piv_ULCell, Source_Rng, Sh_Source, Sh_Pivot, Piv_F_R_C_V)</text:p>
      <text:p text:style-name="P1"><text:s text:c="4"/>End If</text:p>
      <text:p text:style-name="P1"><text:s text:c="4"/>If 1 Then</text:p>
      <text:p text:style-name="P1"><text:s text:c="8"/>'Pivot PivName(0)</text:p>
      <text:p text:style-name="P1"><text:s text:c="8"/>'set the filters</text:p>
      <text:p text:style-name="P1"><text:s text:c="8"/>Dim CurrentYear As String</text:p>
      <text:p text:style-name="P1"><text:s text:c="8"/>CurrentYear = Year(Date)</text:p>
      <text:p text:style-name="P1"><text:s text:c="8"/>ActiveSheet.PivotTables(PivName(0)).PivotFields("RESOURCE_YEAR").ClearAllFilters</text:p>
      <text:p text:style-name="P1"><text:s text:c="8"/>ActiveSheet.PivotTables(PivName(0)).PivotFields("RESOURCE_YEAR").CurrentPage = CurrentYear</text:p>
      <text:p text:style-name="P1"><text:s text:c="8"/>'change the colum with of col A</text:p>
      <text:p text:style-name="P1"><text:s text:c="8"/>Columns("A:A").ColumnWidth = 5</text:p>
      <text:p text:style-name="P1"><text:s text:c="8"/>'insert formula into the Sh_Pivot</text:p>
      <text:p text:style-name="P1"><text:s text:c="8"/>Sheets(Sh_Pivot).Select</text:p>
      <text:p text:style-name="P1"><text:s text:c="8"/>Range("D7").Select</text:p>
      <text:p text:style-name="P1"><text:s text:c="8"/>Selection.Formula = "=GETPIVOTDATA(""STAFF_DAYS"",$B$9)"</text:p>
      <text:p text:style-name="P1"><text:s text:c="8"/>'format columns in Sh_Pivot</text:p>
      <text:p text:style-name="P1"><text:s text:c="8"/>Range("D2:D7").Select</text:p>
      <text:p text:style-name="P1"><text:s text:c="8"/>With Selection.Interior</text:p>
      <text:p text:style-name="P1"><text:s text:c="12"/>.Pattern = xlSolid</text:p>
      <text:p text:style-name="P1"><text:s text:c="12"/>.PatternColorIndex = xlAutomatic</text:p>
      <text:p text:style-name="P1"><text:s text:c="12"/>.ThemeColor = xlThemeColorAccent3</text:p>
      <text:p text:style-name="P1"><text:s text:c="12"/>.TintAndShade = 0.599993896298105</text:p>
      <text:p text:style-name="P1"><text:s text:c="12"/>.PatternTintAndShade = 0</text:p>
      <text:p text:style-name="P1"><text:s text:c="8"/>End With</text:p>
      <text:p text:style-name="P1"><text:s text:c="8"/>Columns("A:A").ColumnWidth = 3</text:p>
      <text:p text:style-name="P1"><text:s text:c="8"/>Columns("D:D").Select</text:p>
      <text:p text:style-name="P1"><text:s text:c="8"/>Selection.NumberFormat = "#,##0.0"</text:p>
      <text:p text:style-name="P1"><text:s text:c="8"/>ActiveWorkbook.Save</text:p>
      <text:p text:style-name="P1"><text:s text:c="8"/>Range("B9").Select</text:p>
      <text:p text:style-name="P1"><text:s text:c="4"/>End If</text:p>
      <text:p text:style-name="P1"><text:s text:c="4"/></text:p>
      <text:p text:style-name="P1"><text:s text:c="4"/>'Make a new sheet and add two pivots</text:p>
      <text:p text:style-name="P1"><text:s text:c="4"/>'Name of the sheet</text:p>
      <text:p text:style-name="P1"><text:s text:c="4"/>Sh_Pivot = "DataQualityLocation"</text:p>
      <text:p text:style-name="P1"><text:s text:c="4"/>If 1 Then</text:p>
      <text:p text:style-name="P1"><text:s text:c="8"/>Call z_ShNew(Sh_Pivot, "End")</text:p>
      <text:p text:style-name="P1"><text:soft-page-break/><text:s text:c="8"/>'change the colour of the sheet name on the tab</text:p>
      <text:p text:style-name="P1"><text:s text:c="8"/>With ActiveWorkbook.Sheets(Sh_Pivot).Tab</text:p>
      <text:p text:style-name="P1"><text:s text:c="8"/>.Color = RGB(243, 130, 37)</text:p>
      <text:p text:style-name="P1"><text:s text:c="8"/>.TintAndShade = 0</text:p>
      <text:p text:style-name="P1"><text:s text:c="4"/>End With</text:p>
      <text:p text:style-name="P1"><text:s text:c="4"/>End If</text:p>
      <text:p text:style-name="P1"><text:s text:c="4"/>If 1 Then</text:p>
      <text:p text:style-name="P1"><text:s text:c="8"/>'Parameters for the z_GeneratePivotTable function and its call</text:p>
      <text:p text:style-name="P1"><text:s text:c="8"/>'Name of the pivot sheet</text:p>
      <text:p text:style-name="P1"><text:s text:c="12"/>'Sh_Pivot = "DataQualityLocation-RB"</text:p>
      <text:p text:style-name="P1"><text:s text:c="8"/>'Name of the source sheet</text:p>
      <text:p text:style-name="P1"><text:s text:c="12"/>'Sh_Source = "ActualsByWeek-RB"</text:p>
      <text:p text:style-name="P1"><text:s text:c="8"/>'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sULCell = "B7"</text:p>
      <text:p text:style-name="P1"><text:s text:c="8"/>Set Piv_ULCell = Sheets(Sh_Pivot).Range(Piv_sULCell)</text:p>
      <text:p text:style-name="P1"><text:s text:c="8"/>'Determine the pivot fields</text:p>
      <text:p text:style-name="P1"><text:s text:c="8"/>Piv_F_R_C_V(0) = Array(13, 9) 'filter (enter numbers in proper order)</text:p>
      <text:p text:style-name="P1"><text:s text:c="8"/>Piv_F_R_C_V(1) = Array(12, 19) 'row labels (enter numbers in reverse order)</text:p>
      <text:p text:style-name="P1"><text:s text:c="8"/>Piv_F_R_C_V(2) = Array(7) 'column labels</text:p>
      <text:p text:style-name="P1"><text:s text:c="8"/>Piv_F_R_C_V(3) = Array(16) 'values</text:p>
      <text:p text:style-name="P1"><text:s text:c="8"/>'Call the function that creates the pivot</text:p>
      <text:p text:style-name="P1"><text:s text:c="8"/>PivName(1) = z_GeneratePivotTable(Piv_ULCell, Source_Rng, Sh_Source, Sh_Pivot, Piv_F_R_C_V)</text:p>
      <text:p text:style-name="P1"><text:s text:c="4"/>End If</text:p>
      <text:p text:style-name="P1"><text:s text:c="4"/>If 1 Then</text:p>
      <text:p text:style-name="P1"><text:s text:c="8"/>'Parameters for the z_GeneratePivotTable function and its call</text:p>
      <text:p text:style-name="P1"><text:s text:c="8"/>'Name of the sheet</text:p>
      <text:p text:style-name="P1"><text:s text:c="12"/>'Sh_Pivot = "DataQualityLocation-RB"</text:p>
      <text:p text:style-name="P1"><text:s text:c="7"/>'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RowD = z_RowSize(2, Sh_Pivot)</text:p>
      <text:p text:style-name="P1"><text:s text:c="8"/>Piv_sULCell = "B" &amp; Piv_RowD + 8 'place the second pivot under the first pivot</text:p>
      <text:p text:style-name="P1"><text:s text:c="8"/>Set Piv_ULCell = Sheets(Sh_Pivot).Range(Piv_sULCell)</text:p>
      <text:p text:style-name="P1"><text:s text:c="8"/>'Determine the pivot fields</text:p>
      <text:p text:style-name="P1"><text:s text:c="8"/>Piv_F_R_C_V(0) = Array(13, 9) 'filter (enter numbers in proper order)</text:p>
      <text:p text:style-name="P1"><text:s text:c="8"/>Piv_F_R_C_V(1) = Array(17, 11, 19) 'row labels (enter numbers in reverse order)</text:p>
      <text:p text:style-name="P1"><text:s text:c="8"/>Piv_F_R_C_V(2) = Array(7) 'column labels</text:p>
      <text:p text:style-name="P1"><text:s text:c="8"/>Piv_F_R_C_V(3) = Array(16) 'values</text:p>
      <text:p text:style-name="P1"><text:s text:c="8"/>'Call the function that creates the pivot</text:p>
      <text:p text:style-name="P1"><text:s text:c="8"/>PivName(2) = z_GeneratePivotTable(Piv_ULCell, Source_Rng, Sh_Source, Sh_Pivot, Piv_F_R_C_V)</text:p>
      <text:p text:style-name="P1"><text:s text:c="4"/>End If</text:p>
      <text:p text:style-name="P1"><text:s text:c="4"/>'Add some formats and texts</text:p>
      <text:p text:style-name="P1"><text:s text:c="4"/>If 1 Then</text:p>
      <text:p text:style-name="P1"><text:s text:c="8"/>'Pivot PivName(1)</text:p>
      <text:p text:style-name="P1"><text:s text:c="8"/>'set the filters</text:p>
      <text:p text:style-name="P1"><text:s text:c="8"/>ActiveSheet.PivotTables(PivName(1)).PivotFields("RESOURCE_YEAR").ClearAllFilters</text:p>
      <text:p text:style-name="P1"><text:s text:c="8"/>ActiveSheet.PivotTables(PivName(1)).PivotFields("RESOURCE_YEAR").CurrentPage = CurrentYear</text:p>
      <text:p text:style-name="P1"><text:soft-page-break/><text:s text:c="8"/>ActiveSheet.PivotTables(PivName(1)).PivotFields("TASK_LOCATION").ClearAllFilters</text:p>
      <text:p text:style-name="P1"><text:s text:c="8"/>ActiveSheet.PivotTables(PivName(1)).PivotFields("TASK_LOCATION").CurrentPage = "(blank)"</text:p>
      <text:p text:style-name="P1"><text:s text:c="8"/>'change the colum with of col A</text:p>
      <text:p text:style-name="P1"><text:s text:c="8"/>Columns("A:A").ColumnWidth = 5</text:p>
      <text:p text:style-name="P1"><text:s text:c="8"/>'add some text</text:p>
      <text:p text:style-name="P1"><text:s text:c="8"/>Range("B2").Select</text:p>
      <text:p text:style-name="P1"><text:s text:c="8"/>ActiveCell.Value = "Number of Tasks with recorded staff-days, Task Location =0"</text:p>
      <text:p text:style-name="P1"><text:s text:c="8"/>Range("E2").Select</text:p>
      <text:p text:style-name="P1"><text:s text:c="8"/>ActiveCell.Value = "241"</text:p>
      <text:p text:style-name="P1"><text:s text:c="8"/>'alignement</text:p>
      <text:p text:style-name="P1"><text:s text:c="8"/>Range("B2:D2").Select</text:p>
      <text:p text:style-name="P1"><text:s text:c="8"/>With Selection</text:p>
      <text:p text:style-name="P1"><text:s text:c="12"/>.HorizontalAlignment = xlLeft</text:p>
      <text:p text:style-name="P1"><text:s text:c="12"/>.VerticalAlignment = xlBottom</text:p>
      <text:p text:style-name="P1"><text:s text:c="12"/>.WrapText = False</text:p>
      <text:p text:style-name="P1"><text:s text:c="12"/>.Orientation = 0</text:p>
      <text:p text:style-name="P1"><text:s text:c="12"/>.AddIndent = False</text:p>
      <text:p text:style-name="P1"><text:s text:c="12"/>.IndentLevel = 0</text:p>
      <text:p text:style-name="P1"><text:s text:c="12"/>.ShrinkToFit = False</text:p>
      <text:p text:style-name="P1"><text:s text:c="12"/>.ReadingOrder = xlContext</text:p>
      <text:p text:style-name="P1"><text:s text:c="12"/>.MergeCells = False</text:p>
      <text:p text:style-name="P1"><text:s text:c="8"/>End With</text:p>
      <text:p text:style-name="P1"><text:s text:c="8"/>'merge cells</text:p>
      <text:p text:style-name="P1"><text:s text:c="8"/>Range("B2:D2").Select</text:p>
      <text:p text:style-name="P1"><text:s text:c="8"/>Selection.Merge</text:p>
      <text:p text:style-name="P1"><text:s text:c="8"/>'change the font</text:p>
      <text:p text:style-name="P1"><text:s text:c="8"/>Range("B2:E2").Select</text:p>
      <text:p text:style-name="P1"><text:s text:c="8"/>Selection.Font.Bold = True</text:p>
      <text:p text:style-name="P1"><text:s text:c="8"/>'add borders</text:p>
      <text:p text:style-name="P1"><text:s text:c="8"/>Range("B2:E2").Select</text:p>
      <text:p text:style-name="P1"><text:s text:c="8"/>Selection.Borders(xlDiagonalDown).LineStyle = xlNone</text:p>
      <text:p text:style-name="P1"><text:s text:c="8"/>Selection.Borders(xlDiagonalUp).LineStyle = xlNone</text:p>
      <text:p text:style-name="P1"><text:s text:c="8"/>With Selection.Borders(xlEdgeLeft)</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Top)</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Bottom)</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Right)</text:p>
      <text:p text:style-name="P1"><text:s text:c="12"/>.LineStyle = xlContinuous</text:p>
      <text:p text:style-name="P1"><text:s text:c="12"/>.ColorIndex = 0</text:p>
      <text:p text:style-name="P1"><text:soft-page-break/><text:s text:c="12"/>.TintAndShade = 0</text:p>
      <text:p text:style-name="P1"><text:s text:c="12"/>.Weight = xlThick</text:p>
      <text:p text:style-name="P1"><text:s text:c="8"/>End With</text:p>
      <text:p text:style-name="P1"><text:s text:c="8"/>With Selection.Borders(xlInsideVertical)</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InsideHorizontal)</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freeze panes</text:p>
      <text:p text:style-name="P1"><text:s text:c="8"/>Rows("9:9").Select</text:p>
      <text:p text:style-name="P1"><text:s text:c="8"/>ActiveWindow.FreezePanes = True</text:p>
      <text:p text:style-name="P1"><text:s text:c="8"/>'Pivot PivName(2)</text:p>
      <text:p text:style-name="P1"><text:s text:c="8"/>'copy/paste some text</text:p>
      <text:p text:style-name="P1"><text:s text:c="8"/>Range("B2:E2").Select</text:p>
      <text:p text:style-name="P1"><text:s text:c="8"/>Selection.Copy</text:p>
      <text:p text:style-name="P1"><text:s text:c="8"/>Range("B" &amp; Piv_RowD + 3).Select</text:p>
      <text:p text:style-name="P1"><text:s text:c="8"/>ActiveSheet.Paste</text:p>
      <text:p text:style-name="P1"><text:s text:c="8"/>'add filters</text:p>
      <text:p text:style-name="P1"><text:s text:c="8"/>ActiveSheet.PivotTables(PivName(2)).PivotFields("RESOURCE_YEAR").ClearAllFilters</text:p>
      <text:p text:style-name="P1"><text:s text:c="8"/>ActiveSheet.PivotTables(PivName(2)).PivotFields("RESOURCE_YEAR").CurrentPage = CurrentYear</text:p>
      <text:p text:style-name="P1"><text:s text:c="8"/>ActiveSheet.PivotTables(PivName(2)).PivotFields("TASK_LOCATION").ClearAllFilters</text:p>
      <text:p text:style-name="P1"><text:s text:c="8"/>ActiveSheet.PivotTables(PivName(2)).PivotFields("TASK_LOCATION").CurrentPage = "(blank)"</text:p>
      <text:p text:style-name="P1"><text:s text:c="8"/>Range("B7").Select</text:p>
      <text:p text:style-name="P1"><text:s text:c="4"/>End If</text:p>
      <text:p text:style-name="P1">Else</text:p>
      <text:p text:style-name="P1"><text:s text:c="4"/>Exit Sub</text:p>
      <text:p text:style-name="P1">End If</text:p>
      <text:p text:style-name="P1"/>
      <text:p text:style-name="P1">'save the workbook</text:p>
      <text:p text:style-name="P1">'ActiveWorkbook.Save</text:p>
      <text:p text:style-name="P1">Duration = Now() - Start</text:p>
      <text:p text:style-name="P1">Debug.Print Duration</text:p>
      <text:p text:style-name="P1">End Sub</text:p>
      <text:p text:style-name="P1"/>
      <text:p text:style-name="P1">Private Function z_ShMapColumns(Sh_from As String, ColName_Key_from As String, ByRef ColNames_from As Variant, _</text:p>
      <text:p text:style-name="P1"><text:s text:c="16"/>Sh_to As String, ColName_Key_to As String, ByRef ColNames_to As Variant, _</text:p>
      <text:p text:style-name="P1"><text:s text:c="16"/>Optional Sh_log As String, Optional ByRef Wb As Workbook)</text:p>
      <text:p text:style-name="P1"><text:s text:c="4"/>'Macro generated by Roland.Benz@Syngenta.com (PMEC, Project Management Excellence)</text:p>
      <text:p text:style-name="P1"><text:s text:c="4"/>Application.ScreenUpdating = False</text:p>
      <text:p text:style-name="P1"><text:s text:c="4"/>'Start time measuring</text:p>
      <text:p text:style-name="P1"><text:s text:c="4"/>Dim Start As Date: Dim Duration As Date</text:p>
      <text:p text:style-name="P1"><text:s text:c="4"/>Start = Now()</text:p>
      <text:p text:style-name="P1"><text:s text:c="4"/></text:p>
      <text:p text:style-name="P1"><text:s text:c="4"/>'create a matrix with column names and indexes</text:p>
      <text:p text:style-name="P1"><text:soft-page-break/><text:s text:c="4"/>MapMatrix = MakeMatrix_Shfrom_ColNameColIndex_Shto_ColNameColIndex(Sh_from, ColNames_from, Sh_to, ColNames_to)</text:p>
      <text:p text:style-name="P1"/>
      <text:p text:style-name="P1"><text:s text:c="4"/>'Find the column index of the KeyName in "Sh_from"</text:p>
      <text:p text:style-name="P1"><text:s text:c="4"/>Dim ColIndex_Key_from As Long</text:p>
      <text:p text:style-name="P1"><text:s text:c="4"/>ColIndex_Key_from = z_GetColumnIndex(ColName_Key_from, 1, Sh_from)</text:p>
      <text:p text:style-name="P1"/>
      <text:p text:style-name="P1"><text:s text:c="4"/>'Find the column index of the KeyName in "Sh_to"</text:p>
      <text:p text:style-name="P1"><text:s text:c="4"/>Dim ColIndex_Key_to As Long</text:p>
      <text:p text:style-name="P1"><text:s text:c="4"/>ColIndex_Key_to = z_GetColumnIndex(ColName_Key_to, 1, Sh_to)</text:p>
      <text:p text:style-name="P1"><text:s text:c="4"/></text:p>
      <text:p text:style-name="P1"><text:s text:c="4"/>'Determine the row size in Sh_to</text:p>
      <text:p text:style-name="P1"><text:s text:c="4"/>Sheets(Sh_to).Activate</text:p>
      <text:p text:style-name="P1"><text:s text:c="4"/>RowSize_to = z_RowSize(ColIndex_Key_to, Sh_to)</text:p>
      <text:p text:style-name="P1"/>
      <text:p text:style-name="P1"><text:s text:c="4"/>'Select the range in the column Key_to</text:p>
      <text:p text:style-name="P1"><text:s text:c="4"/>Sheets(Sh_to).Activate</text:p>
      <text:p text:style-name="P1"><text:s text:c="4"/>Range(Cells(2, ColIndex_Key_to), Cells(RowSize_to, ColIndex_Key_to)).Select</text:p>
      <text:p text:style-name="P1"/>
      <text:p text:style-name="P1"><text:s text:c="4"/>'Iterate throught the rows with "rcheck" = PiIdentifier</text:p>
      <text:p text:style-name="P1"><text:s text:c="4"/>Dim ilog As Long</text:p>
      <text:p text:style-name="P1"><text:s text:c="4"/>ilog = 2</text:p>
      <text:p text:style-name="P1"><text:s text:c="4"/>For Each ValueInCol_Key_to In Selection.Cells</text:p>
      <text:p text:style-name="P1"><text:s text:c="8"/>'if ValueInCol_Key_to is found in Sh_from then perform the mapping</text:p>
      <text:p text:style-name="P1"><text:s text:c="8"/>If Not Sheets(Sh_from).Columns(ColIndex_Key_from).Find(What:=ValueInCol_Key_to, LookAt:=xlWhole) Is Nothing Then</text:p>
      <text:p text:style-name="P1"><text:s text:c="8"/>'iterate through the columns with the help of the MapMatrix</text:p>
      <text:p text:style-name="P1"><text:s text:c="12"/>For j = LBound(MapMatrix) To UBound(MapMatrix) Step 1</text:p>
      <text:p text:style-name="P1"><text:s text:c="16"/>'read the indices</text:p>
      <text:p text:style-name="P1"><text:s text:c="16"/>ColIndex_from_j = MapMatrix(j, 1)</text:p>
      <text:p text:style-name="P1"><text:s text:c="16"/>ColIndex_to_j = MapMatrix(j, 3)</text:p>
      <text:p text:style-name="P1"><text:s text:c="16"/>'map</text:p>
      <text:p text:style-name="P1"><text:s text:c="16"/>ValueInCol_Key_to.Offset(0, (ColIndex_to_j) - ColIndex_Key_to).Value = _</text:p>
      <text:p text:style-name="P1"><text:s text:c="24"/>Sheets(Sh_from).Columns(ColIndex_Key_from).Find(What:=ValueInCol_Key_to, _</text:p>
      <text:p text:style-name="P1"><text:s text:c="24"/>LookAt:=xlWhole).Offset(0, (ColIndex_from_j) - ColIndex_Key_from)</text:p>
      <text:p text:style-name="P1"><text:s text:c="12"/>Next j</text:p>
      <text:p text:style-name="P1"><text:s text:c="8"/>Else</text:p>
      <text:p text:style-name="P1"><text:s text:c="12"/>'write not found ValueInCol_Key_to in Sh_from into Sh_log</text:p>
      <text:p text:style-name="P1"><text:s text:c="12"/>On Error Resume Next</text:p>
      <text:p text:style-name="P1"><text:s text:c="12"/>Sheets(Sh_log).Cells(ilog, 2) = ValueInCol_Key_to</text:p>
      <text:p text:style-name="P1"><text:s text:c="12"/>Sheets(Sh_log).Cells(ilog, 4) = " not found, map them from another source file Sh_from"</text:p>
      <text:p text:style-name="P1"><text:s text:c="12"/>ilog = ilog + 1</text:p>
      <text:p text:style-name="P1"><text:s text:c="12"/>On Error GoTo 0</text:p>
      <text:p text:style-name="P1"><text:s text:c="8"/>End If</text:p>
      <text:p text:style-name="P1"><text:s text:c="4"/>Next</text:p>
      <text:p text:style-name="P1"/>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Write the durations into the logfile</text:p>
      <text:p text:style-name="P1"><text:s text:c="4"/>On Error Resume Next</text:p>
      <text:p text:style-name="P1"><text:soft-page-break/><text:s text:c="4"/>Duration = Now() - Start</text:p>
      <text:p text:style-name="P1"><text:s text:c="4"/>Sheets(Sh_log).Cells(ilog + 2, 1) = "Duration" &amp; CStr(Duration)</text:p>
      <text:p text:style-name="P1"><text:s text:c="4"/>On Error GoTo 0</text:p>
      <text:p text:style-name="P1">End Function</text:p>
      <text:p text:style-name="P1"/>
      <text:p text:style-name="P1">Private Function z_ChkColExistence(Sh As String, ByRef ColNames As Variant, Sh_log As String) As Boolean</text:p>
      <text:p text:style-name="P1"><text:s text:c="4"/>'The column existence check is assumed to find all column names at the beginning</text:p>
      <text:p text:style-name="P1"><text:s text:c="4"/>z_ChkColExistence = True</text:p>
      <text:p text:style-name="P1"><text:s text:c="4"/>'Determine the column indizes of the ColNames array in Sh</text:p>
      <text:p text:style-name="P1"><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1"/>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4"/>Next i</text:p>
      <text:p text:style-name="P1">End Function</text:p>
      <text:p text:style-name="P1"/>
      <text:p text:style-name="P1">Private Function MakeMatrix_Shfrom_ColNameColIndex_Shto_ColNameColIndex(Sh_from As String, ByRef ColNames_from As Variant, _</text:p>
      <text:p text:style-name="P1"><text:s text:c="16"/>Sh_to As String, ByRef ColNames_to As Variant)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text:s text:c="4"/></text:p>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_from_i, 1, Sh_from)</text:p>
      <text:p text:style-name="P1"><text:s text:c="8"/>ColName_to_i = CStr(ColNames_to(i))</text:p>
      <text:p text:style-name="P1"><text:s text:c="8"/>Matrix_ColName1Index1_ColName2Index2(i, 2) = ColName_to_i</text:p>
      <text:p text:style-name="P1"><text:s text:c="8"/>Matrix_ColName1Index1_ColName2Index2(i, 3) = z_GetColumnIndex(ColName_to_i, 1,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 text:c="4"/>MakeMatrix_Shfrom_ColNameColIndex_Shto_ColNameColIndex = Matrix_ColName1Index1_ColName2Index2</text:p>
      <text:p text:style-name="P1"><text:soft-page-break/>End Function</text:p>
      <text:p text:style-name="P1"/>
      <text:p text:style-name="P1">Private Function z_ShNewFlatValueCopy(Sh As String, Sh_new As String, Optional Where As String, Optional ByRef Sh_Ref As Worksheet)</text:p>
      <text:p text:style-name="P1">'Macro generated by Roland.Benz@Syngenta.com (PMEC, Project Management Excellence)</text:p>
      <text:p text:style-name="P1">'Date: 26.9.2011</text:p>
      <text:p text:style-name="P1">'Input: Name of the Sh to copy, Name of the new Sh_new, where to place the new Sh_new,</text:p>
      <text:p text:style-name="P1">' before or after some Sh_Ref, at the begin or the end</text:p>
      <text:p text:style-name="P1"><text:s text:c="4"/>Call z_ShAdd(Where, Sh_Ref)</text:p>
      <text:p text:style-name="P1"><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 text:c="8"/>Sheets(Sh_new).Cells.ClearContents</text:p>
      <text:p text:style-name="P1"><text:s text:c="4"/>End If</text:p>
      <text:p text:style-name="P1"><text:s text:c="4"/>On Error GoTo 0</text:p>
      <text:p text:style-name="P1"><text:s text:c="4"/>Sheets(Sh).Cells.Copy</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Function</text:p>
      <text:p text:style-name="P1"/>
      <text:p text:style-name="P1">Private Function z_ShNew(Sh As String, Optional Where As String, Optional ByRef Sh_Ref As Worksheet, Optional ByRef Wb As Workbook)</text:p>
      <text:p text:style-name="P1">'Macro generated by Roland.Benz@Syngenta.com (PMEC, Project Management Excellence)</text:p>
      <text:p text:style-name="P1">'Date: 26.9.2011</text:p>
      <text:p text:style-name="P1">'Input: Name of the new Sh, where to place the new Sh, before or after some Sh_Ref, at the begin or the end</text:p>
      <text:p text:style-name="P1">On Error Resume Next</text:p>
      <text:p text:style-name="P1">WorksheetExists = (Sheets(Sh).Name &lt;&gt; "")</text:p>
      <text:p text:style-name="P1">On Error GoTo 0</text:p>
      <text:p text:style-name="P1">If WorksheetExists = False Then</text:p>
      <text:p text:style-name="P1"><text:s text:c="4"/>Call z_ShAdd(Where, Sh_Ref)</text:p>
      <text:p text:style-name="P1"><text:s text:c="4"/>ActiveSheet.Name = Sh 'Worksheets.Add(Before:=Worksheets(1)).Name = Sh</text:p>
      <text:p text:style-name="P1">End If</text:p>
      <text:p text:style-name="P1">'Clear contents</text:p>
      <text:p text:style-name="P1">Sheets(Sh).Activate</text:p>
      <text:p text:style-name="P1">ActiveSheet.Cells.Select</text:p>
      <text:p text:style-name="P1">Selection.ClearContents</text:p>
      <text:p text:style-name="P1">'Format</text:p>
      <text:p text:style-name="P1">Sheets(Sh).Columns.ColumnWidth = 20</text:p>
      <text:p text:style-name="P1">Sheets(Sh).Rows.RowHeight = 15</text:p>
      <text:p text:style-name="P1">End Function</text:p>
      <text:p text:style-name="P1"/>
      <text:p text:style-name="P1">Private Function z_ShAdd(Optional Where As String, Optional ByRef Sh_Ref As Worksheet)</text:p>
      <text:p text:style-name="P1">'Macro generated by Roland.Benz@Syngenta.com (PMEC, Project Management Excellence)</text:p>
      <text:p text:style-name="P1">'Date: 26.9.2011</text:p>
      <text:p text:style-name="P1">'Input: where to place the added Sh, before or after some Sh_Ref, at the begin or the end</text:p>
      <text:p text:style-name="P1">If Not Sh_Ref Is Nothing Then</text:p>
      <text:p text:style-name="P1"><text:s text:c="4"/>If Where = ("Before:=") Then</text:p>
      <text:p text:style-name="P1"><text:soft-page-break/><text:s text:c="8"/>Sheets.Add Sh_Ref</text:p>
      <text:p text:style-name="P1"><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 text:c="4"/>Else</text:p>
      <text:p text:style-name="P1"><text:s text:c="8"/>Sheets.Add Before:=Sheets(1)</text:p>
      <text:p text:style-name="P1"><text:s text:c="4"/>End If</text:p>
      <text:p text:style-name="P1">End If</text:p>
      <text:p text:style-name="P1">End Function</text:p>
      <text:p text:style-name="P1"/>
      <text:p text:style-name="P1">Private Function z_RowSize(SearchCol As Long, Optional Sh As String, Optional ByRef My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Private Function z_ColSize(SearchRow As Long, Optional Sh As String, Optional ByRef My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Cells(SearchRow, 16384)), Cells(SearchRow, 16384).End(xlToLeft).Column, 16384)</text:p>
      <text:p text:style-name="P1">End Function</text:p>
      <text:p text:style-name="P1"/>
      <text:p text:style-name="P1">Private Function z_GeneratePivotTable(Piv_ULCell As Range, Source_Rng As Range, _</text:p>
      <text:p text:style-name="P1"><text:s text:c="28"/>Sh_Source As String, Sh_Pivot As String, Piv_F_R_C_V As Variant) As String</text:p>
      <text:p text:style-name="P1">'Macro generated by Roland.Benz@Syngenta.com (PMEC, Project Management Excellence)</text:p>
      <text:p text:style-name="P1">'Date: 26.9.2011</text:p>
      <text:p text:style-name="P1">'Input parameters (arguments) for the z_GeneratePivotTable function and its call</text:p>
      <text:p text:style-name="P1"><text:s text:c="8"/>'Name of the pivot sheet</text:p>
      <text:p text:style-name="P1"><text:s text:c="12"/>'Sh_Pivot = "TimeToDateByTask"</text:p>
      <text:p text:style-name="P1"><text:s text:c="8"/>'Name of the source sheet</text:p>
      <text:p text:style-name="P1"><text:s text:c="12"/>'Sh_Source = "ActualsByWeek"</text:p>
      <text:p text:style-name="P1"><text:s text:c="8"/>'Determine the range of Sh_Source and create a range object</text:p>
      <text:p text:style-name="P1"><text:soft-page-break/><text:s text:c="12"/>'RowU = 1: ColL = 1</text:p>
      <text:p text:style-name="P1"><text:s text:c="12"/>'RowD = z_RowSize(1, Sh_Source): ColR = z_ColSize(1, Sh_Source)</text:p>
      <text:p text:style-name="P1"><text:s text:c="12"/>'Set Source_Rng = Sheets(Sh_Source).Range(Cells(RowU, ColL), Cells(RowD, ColR))</text:p>
      <text:p text:style-name="P1"><text:s text:c="8"/>'Create a range object for the upper left corner of the pivot</text:p>
      <text:p text:style-name="P1"><text:s text:c="12"/>'Piv_sULCell = "B9"</text:p>
      <text:p text:style-name="P1"><text:s text:c="12"/>'Set Piv_ULCell = Sheets(Sh_Pivot).Range(Piv_sULCell)</text:p>
      <text:p text:style-name="P1"><text:s text:c="8"/>'Determine the pivot fields</text:p>
      <text:p text:style-name="P1"><text:s text:c="12"/>'Piv_F_R_C_V(0) = Array(13, 9, 11, 7, 12, 10) 'filter</text:p>
      <text:p text:style-name="P1"><text:s text:c="12"/>'Piv_F_R_C_V(1) = Array(17, 5) 'row labels</text:p>
      <text:p text:style-name="P1"><text:s text:c="12"/>'Piv_F_R_C_V(2) = Array() 'column labels</text:p>
      <text:p text:style-name="P1"><text:s text:c="12"/>'Piv_F_R_C_V(3) = Array(16) 'values</text:p>
      <text:p text:style-name="P1"><text:s text:c="4"/></text:p>
      <text:p text:style-name="P1"><text:s text:c="4"/>'Creat the strings for the function ActiveWorkbook.PivotCaches.Create() further below</text:p>
      <text:p text:style-name="P1"><text:s text:c="4"/>Dim sSource_Rng As String</text:p>
      <text:p text:style-name="P1"><text:s text:c="4"/>sSource_Rng = Sh_Source &amp; "!" &amp; Source_Rng.Address(ReferenceStyle:=xlR1C1)</text:p>
      <text:p text:style-name="P1"><text:s text:c="4"/>Dim sPivot_Rng As String</text:p>
      <text:p text:style-name="P1"><text:s text:c="4"/>sPivot_Rng = Sh_Pivot &amp; "!" &amp; Piv_ULCell.Address(ReferenceStyle:=xlR1C1)</text:p>
      <text:p text:style-name="P1"><text:s text:c="4"/></text:p>
      <text:p text:style-name="P1"><text:s text:c="4"/>'Store the range.address information into an array</text:p>
      <text:p text:style-name="P1"><text:s text:c="4"/>Dim RngAddress As Variant</text:p>
      <text:p text:style-name="P1"><text:s text:c="4"/>RngAddress = z_RangeAddressAsArray(Source_Rng)</text:p>
      <text:p text:style-name="P1"><text:s text:c="4"/></text:p>
      <text:p text:style-name="P1"><text:s text:c="4"/>'Store the Column names into an array</text:p>
      <text:p text:style-name="P1"><text:s text:c="4"/>ReDim PivChosenField(RngAddress(2) To RngAddress(4)) As String</text:p>
      <text:p text:style-name="P1"><text:s text:c="4"/>For i = RngAddress(2) To RngAddress(4)</text:p>
      <text:p text:style-name="P1"><text:s text:c="8"/>PivChosenField(i) = Source_Rng.Cells(1, i)</text:p>
      <text:p text:style-name="P1"><text:s text:c="4"/>Next i</text:p>
      <text:p text:style-name="P1"><text:s text:c="4"/></text:p>
      <text:p text:style-name="P1"><text:s text:c="4"/>'Store the column names of the ReportFilter, RowLabel, ColLabel and Value into arrays</text:p>
      <text:p text:style-name="P1"><text:s text:c="4"/>ReDim PivReportFilter(RngAddress(2) - 1 To RngAddress(4) - 1) As String</text:p>
      <text:p text:style-name="P1"><text:s text:c="4"/>ReDim PivRowLabel(RngAddress(2) - 1 To RngAddress(4) - 1) As String</text:p>
      <text:p text:style-name="P1"><text:s text:c="4"/>ReDim PivColLabel(RngAddress(2) - 1 To RngAddress(4) - 1) As String</text:p>
      <text:p text:style-name="P1"><text:s text:c="4"/>ReDim PivValue(RngAddress(2) - 1 To RngAddress(4) - 1) As String</text:p>
      <text:p text:style-name="P1"><text:s text:c="4"/>For i = RngAddress(2) - 1 To RngAddress(4) - 1</text:p>
      <text:p text:style-name="P1"><text:s text:c="8"/>On Error Resume Next</text:p>
      <text:p text:style-name="P1"><text:s text:c="8"/>PivReportFilter(i) = PivChosenField(Piv_F_R_C_V(0)(i))</text:p>
      <text:p text:style-name="P1"><text:s text:c="8"/>On Error GoTo 0</text:p>
      <text:p text:style-name="P1"><text:s text:c="8"/>On Error Resume Next</text:p>
      <text:p text:style-name="P1"><text:s text:c="8"/>PivRowLabel(i) = PivChosenField(Piv_F_R_C_V(1)(i))</text:p>
      <text:p text:style-name="P1"><text:s text:c="7"/>On Error GoTo 0</text:p>
      <text:p text:style-name="P1"><text:s text:c="8"/>On Error Resume Next</text:p>
      <text:p text:style-name="P1"><text:s text:c="8"/>PivColLabel(i) = PivChosenField(Piv_F_R_C_V(2)(i))</text:p>
      <text:p text:style-name="P1"><text:s text:c="8"/>On Error GoTo 0</text:p>
      <text:p text:style-name="P1"><text:s text:c="8"/>On Error Resume Next</text:p>
      <text:p text:style-name="P1"><text:s text:c="8"/>PivValue(i) = PivChosenField(Piv_F_R_C_V(3)(i))</text:p>
      <text:p text:style-name="P1"><text:s text:c="8"/>On Error GoTo 0</text:p>
      <text:p text:style-name="P1"><text:s text:c="4"/>Next i</text:p>
      <text:p text:style-name="P1"/>
      <text:p text:style-name="P1"><text:s text:c="4"/>'generate Pivot</text:p>
      <text:p text:style-name="P1"><text:s text:c="4"/>Sheets(Sh_Pivot).Select</text:p>
      <text:p text:style-name="P1"><text:s text:c="4"/>Piv_ULCell.Select</text:p>
      <text:p text:style-name="P1"><text:s text:c="4"/>ActiveWorkbook.PivotCaches.Create( _</text:p>
      <text:p text:style-name="P1"><text:s text:c="8"/>SourceType:=xlDatabase, _</text:p>
      <text:p text:style-name="P1"><text:soft-page-break/><text:s text:c="8"/>SourceData:=sSource_Rng, _</text:p>
      <text:p text:style-name="P1"><text:s text:c="8"/>Version:=xlPivotTableVersion12).CreatePivotTable _</text:p>
      <text:p text:style-name="P1"><text:s text:c="8"/>TableDestination:=sPivot_Rng, _</text:p>
      <text:p text:style-name="P1"><text:s text:c="8"/>TableName:=Piv_Name, _</text:p>
      <text:p text:style-name="P1"><text:s text:c="8"/>DefaultVersion:=xlPivotTableVersion12</text:p>
      <text:p text:style-name="P1"><text:s text:c="4"/></text:p>
      <text:p text:style-name="P1"><text:s text:c="4"/>'get Pivot table name</text:p>
      <text:p text:style-name="P1"><text:s text:c="4"/>'if PivName = "PivotTable" is used more than once an iteger is added to the name</text:p>
      <text:p text:style-name="P1"><text:s text:c="4"/>PivName = ActiveSheet.PivotTables(1).Name</text:p>
      <text:p text:style-name="P1"><text:s text:c="4"/></text:p>
      <text:p text:style-name="P1"><text:s text:c="4"/>For i = RngAddress(2) - 1 To RngAddress(4) - 1</text:p>
      <text:p text:style-name="P1"><text:s text:c="8"/>'Define row labels</text:p>
      <text:p text:style-name="P1"><text:s text:c="8"/>On Error Resume Next</text:p>
      <text:p text:style-name="P1"><text:s text:c="8"/>With ActiveSheet.PivotTables(PivName).PivotFields(PivRowLabel(i))</text:p>
      <text:p text:style-name="P1"><text:s text:c="12"/>.Orientation = xlRowField</text:p>
      <text:p text:style-name="P1"><text:s text:c="12"/>.Position = 1</text:p>
      <text:p text:style-name="P1"><text:s text:c="8"/>End With</text:p>
      <text:p text:style-name="P1"><text:s text:c="8"/>On Error GoTo 0</text:p>
      <text:p text:style-name="P1"><text:s text:c="8"/>'Define column labels</text:p>
      <text:p text:style-name="P1"><text:s text:c="8"/>On Error Resume Next</text:p>
      <text:p text:style-name="P1"><text:s text:c="8"/>With ActiveSheet.PivotTables(PivName).PivotFields(PivColLabel(i))</text:p>
      <text:p text:style-name="P1"><text:s text:c="12"/>.Orientation = xlColumnField</text:p>
      <text:p text:style-name="P1"><text:s text:c="11"/>.Position = 1</text:p>
      <text:p text:style-name="P1"><text:s text:c="8"/>End With</text:p>
      <text:p text:style-name="P1"><text:s text:c="8"/>On Error GoTo 0</text:p>
      <text:p text:style-name="P1"><text:s text:c="8"/>'Define values</text:p>
      <text:p text:style-name="P1"><text:s text:c="8"/>On Error Resume Next</text:p>
      <text:p text:style-name="P1"><text:s text:c="8"/>ActiveSheet.PivotTables(PivName).AddDataField ActiveSheet.PivotTables( _</text:p>
      <text:p text:style-name="P1"><text:s text:c="8"/>PivName).PivotFields(PivValue(i)), "Sum of STAFF_DAYS", xlSum</text:p>
      <text:p text:style-name="P1"><text:s text:c="8"/>On Error GoTo 0</text:p>
      <text:p text:style-name="P1"><text:s text:c="8"/>'Define report filters</text:p>
      <text:p text:style-name="P1"><text:s text:c="8"/>On Error Resume Next</text:p>
      <text:p text:style-name="P1"><text:s text:c="8"/>With ActiveSheet.PivotTables(PivName).PivotFields(PivReportFilter(i))</text:p>
      <text:p text:style-name="P1"><text:s text:c="12"/>.Orientation = xlPageField</text:p>
      <text:p text:style-name="P1"><text:s text:c="12"/>.Position = 1</text:p>
      <text:p text:style-name="P1"><text:s text:c="8"/>End With</text:p>
      <text:p text:style-name="P1"><text:s text:c="8"/>On Error GoTo 0</text:p>
      <text:p text:style-name="P1"><text:s text:c="4"/>Next i</text:p>
      <text:p text:style-name="P1"><text:s text:c="4"/></text:p>
      <text:p text:style-name="P1"><text:s text:c="4"/>'Change the layout</text:p>
      <text:p text:style-name="P1"><text:s text:c="4"/>With ActiveSheet.PivotTables(PivName)</text:p>
      <text:p text:style-name="P1"><text:s text:c="8"/>.InGridDropZones = True</text:p>
      <text:p text:style-name="P1"><text:s text:c="8"/>.RowAxisLayout xlTabularRow</text:p>
      <text:p text:style-name="P1"><text:s text:c="4"/>End With</text:p>
      <text:p text:style-name="P1"><text:s text:c="4"/></text:p>
      <text:p text:style-name="P1"><text:s text:c="4"/>'Define all colums from : Choose fields to add to report</text:p>
      <text:p text:style-name="P1"><text:s text:c="4"/>For i = RngAddress(2) To RngAddress(4)</text:p>
      <text:p text:style-name="P1"><text:s text:c="8"/>ActiveSheet.PivotTables(PivName).PivotFields(PivChosenField(i)).Subtotals = _</text:p>
      <text:p text:style-name="P1"><text:s text:c="8"/>Array(False, False, False, False, False, False, False, False, False, False, False, False)</text:p>
      <text:p text:style-name="P1"><text:s text:c="4"/>Next i</text:p>
      <text:p text:style-name="P1"><text:s text:c="4"/></text:p>
      <text:p text:style-name="P1">'output</text:p>
      <text:p text:style-name="P1">z_GeneratePivotTable = PivName</text:p>
      <text:p text:style-name="P1"><text:soft-page-break/><text:s text:c="4"/></text:p>
      <text:p text:style-name="P1">End Function</text:p>
      <text:p text:style-name="P1"/>
      <text:p text:style-name="P1">Private Function z_RangeAddressAsArray(Rng As Range) As Variant</text:p>
      <text:p text:style-name="P1">'Macro generated by Roland.Benz@Syngenta.com (PMEC, Project Management Excellence)</text:p>
      <text:p text:style-name="P1">'Date: 26.9.2011</text:p>
      <text:p text:style-name="P1">'Input: Range(Cells(a,b),Cells(c,d)), Output: Array(a,b,c,d)</text:p>
      <text:p text:style-name="P1">sRngAddress = Rng.Address(ReferenceStyle:=xlR1C1)</text:p>
      <text:p text:style-name="P1">DltrLst = Array("$", "R", "C", ":")</text:p>
      <text:p text:style-name="P1">RplLst = Array("@", "@", "@", "@")</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 text:c="4"/>End If</text:p>
      <text:p text:style-name="P1"><text:s text:c="4"/>sRngAddress = Replace(sRngAddress, DltrLst(k), RplLst(l))</text:p>
      <text:p text:style-name="P1">Next k</text:p>
      <text:p text:style-name="P1">sRngAddress = Replace(sRngAddress, RplLst(0) &amp; RplLst(0), RplLst(l))</text:p>
      <text:p text:style-name="P1">Dim RngAddress As Variant</text:p>
      <text:p text:style-name="P1">RngAddress = Split(sRngAddress, RplLst(0))</text:p>
      <text:p text:style-name="P1">For i = 1 To 4 Step 1</text:p>
      <text:p text:style-name="P1"><text:s text:c="4"/>RngAddress(i - 1) = RngAddress(i)</text:p>
      <text:p text:style-name="P1">Next i</text:p>
      <text:p text:style-name="P1">ReDim Preserve RngAddress(1 To 4)</text:p>
      <text:p text:style-name="P1">z_RangeAddressAsArray = RngAddress</text:p>
      <text:p text:style-name="P1"/>
      <text:p text:style-name="P1">End Function</text:p>
      <text:p text:style-name="P1"/>
      <text:p text:style-name="P1"/>
      <text:p text:style-name="P1">Private Function z_GetColumnIndex(ByRef SearchString As String, SearchRow As Integer, Optional Sh As String, Optional ByRef Wb As Workbook) As Long</text:p>
      <text:p text:style-name="P1">'Macro generated by Roland.Benz@Syngenta.com (PMEC, Project Management Excellence)</text:p>
      <text:p text:style-name="P1">'Output datatype change from Variant</text:p>
      <text:p text:style-name="P1"/>
      <text:p text:style-name="P1">Dim CellIndexStr As String 'In R1C1 Format</text:p>
      <text:p text:style-name="P1">Dim CellIndexArr() As String 'Splited R1C1 Format</text:p>
      <text:p text:style-name="P1">Dim ColIndex As Integer</text:p>
      <text:p text:style-name="P1"/>
      <text:p text:style-name="P1">'Activate the right Wb and Sh</text:p>
      <text:p text:style-name="P1">On Error GoTo OptionalArgument:</text:p>
      <text:p text:style-name="P1">Wb.Activate</text:p>
      <text:p text:style-name="P1">On Error GoTo 0</text:p>
      <text:p text:style-name="P1">Sheets(Sh).Activate</text:p>
      <text:p text:style-name="P1"/>
      <text:p text:style-name="P1">'find column name</text:p>
      <text:p text:style-name="P1">On Error GoTo NameExpectedNotExistent:</text:p>
      <text:p text:style-name="P1">Rows(SearchRow).Find(What:=SearchString, LookAt:=xlWhole).Select</text:p>
      <text:p text:style-name="P1">On Error GoTo 0</text:p>
      <text:p text:style-name="P1">'find column index</text:p>
      <text:p text:style-name="P1">CellIndexStr = ActiveCell.Address(ReferenceStyle:=xlR1C1)</text:p>
      <text:p text:style-name="P1">CellIndexArr = Split(CellIndexStr, "C")</text:p>
      <text:p text:style-name="P1">ColIndex = CInt(CellIndexArr(1))</text:p>
      <text:p text:style-name="P1"><text:soft-page-break/>'0utput</text:p>
      <text:p text:style-name="P1">z_GetColumnIndex = ColIndex</text:p>
      <text:p text:style-name="P1">Exit Function</text:p>
      <text:p text:style-name="P1"/>
      <text:p text:style-name="P1">OptionalArgument:</text:p>
      <text:p text:style-name="P1">Resume Next</text:p>
      <text:p text:style-name="P1"/>
      <text:p text:style-name="P1">NameExpectedNotExistent:</text:p>
      <text:p text:style-name="P1"><text:s text:c="4"/>ColIndex = 0</text:p>
      <text:p text:style-name="P1"><text:s text:c="4"/>z_GetColumnIndex = ColIndex</text:p>
      <text:p text:style-name="P1"><text:s text:c="4"/></text:p>
      <text:p text:style-name="P1">End Function</text:p>
      <text:p text:style-name="P1"/>
      <text:p text:style-name="P1"/>
      <text:p text:style-name="P14">File SmC_PMEC_VBA_OneLinePerResourceReport_v84</text:p>
      <text:p text:style-name="P1"/>
      <text:p text:style-name="P1">Sub m_start_Mains()</text:p>
      <text:p text:style-name="P1"><text:s text:c="4"/>Dim wbdate As String</text:p>
      <text:p text:style-name="P1"><text:s text:c="4"/>Dim OnlyPIs As Integer</text:p>
      <text:p text:style-name="P1"><text:s text:c="4"/></text:p>
      <text:p text:style-name="P1"><text:s text:c="4"/>OnlyPIs = 0 '0=All;1=OnlyPIs</text:p>
      <text:p text:style-name="P1"><text:s text:c="4"/>wbdate = "2012_10_16"</text:p>
      <text:p text:style-name="P1"><text:s text:c="4"/></text:p>
      <text:p text:style-name="P1"><text:s text:c="4"/>'*****************************</text:p>
      <text:p text:style-name="P1"><text:s text:c="4"/>'Call m_Main_DownloadReport_2010Export(OnlyPIs)</text:p>
      <text:p text:style-name="P1"><text:s text:c="4"/></text:p>
      <text:p text:style-name="P1"><text:s text:c="4"/>'Call m_Main_GenerateReport</text:p>
      <text:p text:style-name="P1"><text:s text:c="4"/></text:p>
      <text:p text:style-name="P1"><text:s text:c="4"/>'Call m_Main_RedFlags(wbdate)</text:p>
      <text:p text:style-name="P1"><text:s text:c="4"/></text:p>
      <text:p text:style-name="P1"><text:s text:c="4"/>'Call m_Main_PivotFlat_PiAndTK_CustomizedDataSet_FunctionalReporting(wbdate)</text:p>
      <text:p text:style-name="P1"><text:s text:c="4"/>'Call m_Main_PivotFlat_PiAndTK_CustomizedForPortfolioReporting(wbdate)</text:p>
      <text:p text:style-name="P1"><text:s text:c="4"/>'Call m_Main_PivotFlat_PiAndTK_CustomizedDataSet_OneLinePerId(wbdate)</text:p>
      <text:p text:style-name="P1"><text:s text:c="4"/>'Call m_Main_PivotFlat_Rs_CustomizedDataSet_OneLinePerId(wbdate)</text:p>
      <text:p text:style-name="P1"><text:s text:c="4"/></text:p>
      <text:p text:style-name="P1"><text:s text:c="4"/>'Call m_CheckAttributeEntries_PILevel_MappingAndColoring(wbdate)</text:p>
      <text:p text:style-name="P1"><text:s text:c="4"/>'Call m_CheckAttributeEntries_TKLevel_MappingAndColoring(wbdate)</text:p>
      <text:p text:style-name="P1"><text:s text:c="4"/>'runs through if no colored cell exists otherwise a msgbox pops up</text:p>
      <text:p text:style-name="P1"><text:s text:c="4"/>'Call m_ShowTheErrors("Pi")</text:p>
      <text:p text:style-name="P1"><text:s text:c="4"/>'Call m_ShowTheErrors("Tk")</text:p>
      <text:p text:style-name="P1"><text:s text:c="4"/></text:p>
      <text:p text:style-name="P1"><text:s text:c="4"/>Call m_Main_ApplyFilteringRules_RemoveFutureCosts_ForPortfolioReporting(wbdate)</text:p>
      <text:p text:style-name="P1"><text:s text:c="4"/>Call m_Main_CurrentDatasetAndBaseline(wbdate)</text:p>
      <text:p text:style-name="P1"><text:s text:c="4"/></text:p>
      <text:p text:style-name="P1"><text:s text:c="4"/>Call m_Main_GenerateMilestoneDataSet(wbdate)</text:p>
      <text:p text:style-name="P1"><text:s text:c="4"/></text:p>
      <text:p text:style-name="P1"><text:s text:c="4"/>Call m_Main_AllIds_FindRemovedOnes(wbdate)</text:p>
      <text:p text:style-name="P1"><text:s text:c="4"/></text:p>
      <text:p text:style-name="P1"><text:s text:c="4"/>Call m_Main_CheckBusinessRules(wbdate)</text:p>
      <text:p text:style-name="P1"><text:s text:c="4"/></text:p>
      <text:p text:style-name="P1"><text:s text:c="4"/>Call m_Main_QualCheckGenerateInput(wbdate)</text:p>
      <text:p text:style-name="P1"><text:s text:c="4"/></text:p>
      <text:p text:style-name="P1"><text:soft-page-break/><text:s text:c="4"/>Call m_Main_GenerateTheRecipientAttachement(wbdate)</text:p>
      <text:p text:style-name="P1"><text:s text:c="4"/></text:p>
      <text:p text:style-name="P1"><text:s text:c="4"/>Call m_Main_GenerateRecipientEmailList(wbdate)</text:p>
      <text:p text:style-name="P1"><text:s text:c="4"/></text:p>
      <text:p text:style-name="P1"><text:s text:c="4"/>'Call m_Main_WorkbooksForTeamspace(wbdate)</text:p>
      <text:p text:style-name="P1"><text:s text:c="4"/></text:p>
      <text:p text:style-name="P1">End Sub</text:p>
      <text:p text:style-name="P1"/>
      <text:p text:style-name="P1">'************************</text:p>
      <text:p text:style-name="P1">'Replaced by the Word VBA</text:p>
      <text:p text:style-name="P1">'************************</text:p>
      <text:p text:style-name="P1"/>
      <text:p text:style-name="P1"/>
      <text:p text:style-name="P1">''Manual tasks/settings before starting the macro.</text:p>
      <text:p text:style-name="P1">' <text:s text:c="3"/>'Goto:(*Preparations before running the macro</text:p>
      <text:p text:style-name="P1">''Tools&gt;References</text:p>
      <text:p text:style-name="P1">' <text:s text:c="3"/>'Visual Basic For Applications</text:p>
      <text:p text:style-name="P1">' <text:s text:c="3"/>'Microsoft Excel 12.0 Object Library</text:p>
      <text:p text:style-name="P1">' <text:s text:c="3"/>'OLE Automation</text:p>
      <text:p text:style-name="P1">' <text:s text:c="3"/>'Microsoft Office 12.0 Object Library</text:p>
      <text:p text:style-name="P1">' <text:s text:c="3"/>'Microsoft Forms 2.0 Object Library</text:p>
      <text:p text:style-name="P1">' <text:s text:c="3"/>'Microsoft Visual Basic for Applications Extensibility 5.3c:/Program Files (x86)/Common Files/Microsoft Shared/VBA/VBA6/VBE6EXT.OLB</text:p>
      <text:p text:style-name="P1">' <text:s text:c="3"/>'Microsoft IMAPI2 Base Functionality-c:/Windows/system32/imapi2.dll</text:p>
      <text:p text:style-name="P1">' <text:s text:c="3"/>'Microsoft Internet Controls-c:/Windows/SysWOW64/ieframe.dll</text:p>
      <text:p text:style-name="P1">'</text:p>
      <text:p text:style-name="P1">''(*Constant initialisation</text:p>
      <text:p text:style-name="P1">' <text:s text:c="3"/>Public Const SW_RESTORE = 9</text:p>
      <text:p text:style-name="P1">' <text:s text:c="3"/>Public Const SW_SHOW = 5</text:p>
      <text:p text:style-name="P1">' <text:s text:c="3"/>Public Const SW_MINIMIZE = 6</text:p>
      <text:p text:style-name="P1">'')*Constant initialisation</text:p>
      <text:p text:style-name="P1">'</text:p>
      <text:p text:style-name="P1">'Private Sub m_Start_Main_DownloadReport_HTML_Export()</text:p>
      <text:p text:style-name="P1">' <text:s text:c="3"/>'Activity exported with 1997/2000 Export via HTML</text:p>
      <text:p text:style-name="P1">' <text:s text:c="3"/>'PIs exported with 2007/2010 Export via HTML</text:p>
      <text:p text:style-name="P1">' <text:s text:c="3"/>Dim OnlyPIs As Integer</text:p>
      <text:p text:style-name="P1">' <text:s text:c="3"/>Dim myPageURL As String</text:p>
      <text:p text:style-name="P1">' <text:s text:c="3"/>Dim answer As String</text:p>
      <text:p text:style-name="P1">' <text:s text:c="3"/>'*********************************</text:p>
      <text:p text:style-name="P1">' <text:s text:c="3"/>answer = InputBox("stg or pro", , "pro", 13500, 12500)</text:p>
      <text:p text:style-name="P1">' <text:s text:c="3"/>If answer = "stg" Then</text:p>
      <text:p text:style-name="P1">' <text:s text:c="7"/>myPageURL = "smartchoice.stg.intra"</text:p>
      <text:p text:style-name="P1">' <text:s text:c="3"/>ElseIf answer = "pro" Then</text:p>
      <text:p text:style-name="P1">' <text:s text:c="7"/>myPageURL = "smartchoice.pro.intra"</text:p>
      <text:p text:style-name="P1">' <text:s text:c="3"/>Else</text:p>
      <text:p text:style-name="P1">' <text:s text:c="7"/>Stop</text:p>
      <text:p text:style-name="P1">' <text:s text:c="3"/>End If</text:p>
      <text:p text:style-name="P1">' <text:s text:c="3"/>answer = InputBox("ActivitiesAndPIs = Yes; OnlyPIs = No", , "Yes", 13500, 12500)</text:p>
      <text:p text:style-name="P1">' <text:s text:c="3"/>If answer = "Yes" Then</text:p>
      <text:p text:style-name="P1">' <text:s text:c="7"/>OnlyPIs = 0 '1=Only PIs, 0=All</text:p>
      <text:p text:style-name="P1">' <text:s text:c="3"/>ElseIf answer = "No" Then</text:p>
      <text:p text:style-name="P1">' <text:s text:c="7"/>OnlyPIs = 1 '1=Only PIs, 0=All</text:p>
      <text:p text:style-name="P1">' <text:s text:c="3"/>Else</text:p>
      <text:p text:style-name="P1"><text:soft-page-break/>' <text:s text:c="7"/>Stop</text:p>
      <text:p text:style-name="P1">' <text:s text:c="3"/>End If</text:p>
      <text:p text:style-name="P1">' <text:s text:c="3"/>Application.Wait (Now + TimeValue("0:00:02"))</text:p>
      <text:p text:style-name="P1">' <text:s text:c="3"/>Call m_Main_DownloadReport_HTML_Export(OnlyPIs, myPageURL)</text:p>
      <text:p text:style-name="P1">'End Sub</text:p>
      <text:p text:style-name="P1">'</text:p>
      <text:p text:style-name="P1">'Private Sub m_Start_Main_DownloadPlannedSales_HTML_Export()</text:p>
      <text:p text:style-name="P1">' <text:s text:c="3"/>'Activity exported with 1997/2000 Export via HTML</text:p>
      <text:p text:style-name="P1">' <text:s text:c="3"/>'PIs exported with 2007/2010 Export via HTML</text:p>
      <text:p text:style-name="P1">' <text:s text:c="3"/>Dim OnlyPIs As Integer</text:p>
      <text:p text:style-name="P1">' <text:s text:c="3"/>Dim myPageURL As String</text:p>
      <text:p text:style-name="P1">' <text:s text:c="3"/>Dim answer As String</text:p>
      <text:p text:style-name="P1">' <text:s text:c="3"/>'*********************************</text:p>
      <text:p text:style-name="P1">' <text:s text:c="3"/>answer = InputBox("stg or pro", , "pro", 13500, 12500)</text:p>
      <text:p text:style-name="P1">' <text:s text:c="3"/>If answer = "stg" Then</text:p>
      <text:p text:style-name="P1">' <text:s text:c="7"/>myPageURL = "smartchoice.stg.intra"</text:p>
      <text:p text:style-name="P1">' <text:s text:c="3"/>ElseIf answer = "pro" Then</text:p>
      <text:p text:style-name="P1">' <text:s text:c="7"/>myPageURL = "smartchoice.pro.intra"</text:p>
      <text:p text:style-name="P1">' <text:s text:c="3"/>Else</text:p>
      <text:p text:style-name="P1">' <text:s text:c="7"/>Stop</text:p>
      <text:p text:style-name="P1">' <text:s text:c="3"/>End If</text:p>
      <text:p text:style-name="P1">'</text:p>
      <text:p text:style-name="P1">' <text:s text:c="3"/>OnlyPIs = 0 '1=Only PIs, 0=All</text:p>
      <text:p text:style-name="P1">'</text:p>
      <text:p text:style-name="P1">' <text:s text:c="3"/>Application.Wait (Now + TimeValue("0:00:02"))</text:p>
      <text:p text:style-name="P1">' <text:s text:c="3"/>Call m_Main_DownloadPlannedSales_HTML_Export(OnlyPIs, myPageURL)</text:p>
      <text:p text:style-name="P1">'End Sub</text:p>
      <text:p text:style-name="P1">'</text:p>
      <text:p text:style-name="P1">'Private Sub m_Main_DownloadReport_HTML_Export(OnlyPIs As Integer, myPageURL As String)</text:p>
      <text:p text:style-name="P1">' <text:s text:c="3"/>Call z_TrackTime("C:\Users\t740698\Desktop\TimeTracking.txt", _</text:p>
      <text:p text:style-name="P1">' <text:s text:c="15"/>Array("Main_DownloadReport", "Begin", "task: ", CStr(Now()), ""))</text:p>
      <text:p text:style-name="P1">''(*Variable declaration</text:p>
      <text:p text:style-name="P1">' <text:s text:c="3"/>'(*Preparations before running the macro</text:p>
      <text:p text:style-name="P1">' <text:s text:c="3"/>'Dim OnlyPIs As Integer</text:p>
      <text:p text:style-name="P1">' <text:s text:c="3"/>Dim Sh_log As String</text:p>
      <text:p text:style-name="P1">' <text:s text:c="3"/>Dim delta1 As Integer</text:p>
      <text:p text:style-name="P1">' <text:s text:c="3"/>Dim delta2 As Integer</text:p>
      <text:p text:style-name="P1">' <text:s text:c="3"/>Dim mywb As Workbook</text:p>
      <text:p text:style-name="P1">' <text:s text:c="3"/>Dim WbPath As String</text:p>
      <text:p text:style-name="P1">' <text:s text:c="3"/>Dim wbdate As String</text:p>
      <text:p text:style-name="P1">' <text:s text:c="3"/>Dim WbName As String</text:p>
      <text:p text:style-name="P1">' <text:s text:c="3"/>'(*Create a new Excel Workbook</text:p>
      <text:p text:style-name="P1">' <text:s text:c="3"/>'(*prepare the SmC window in an IE object</text:p>
      <text:p text:style-name="P1">' <text:s text:c="3"/>Dim myIE As SHDocVw.InternetExplorer</text:p>
      <text:p text:style-name="P1">' <text:s text:c="3"/>Dim myPageTitle As String</text:p>
      <text:p text:style-name="P1">' <text:s text:c="3"/>'Dim myPageURL As String</text:p>
      <text:p text:style-name="P1">' <text:s text:c="3"/>Dim strWindowTitle As String 'used several times for different names</text:p>
      <text:p text:style-name="P1">' <text:s text:c="3"/>Dim My_IE_hWnd As Long</text:p>
      <text:p text:style-name="P1">' <text:s text:c="3"/>'(*Open the SmC Project-Module</text:p>
      <text:p text:style-name="P1">' <text:s text:c="3"/>Dim Target_X0 As Long</text:p>
      <text:p text:style-name="P1">' <text:s text:c="3"/>Dim Target_Y0 As Long</text:p>
      <text:p text:style-name="P1">' <text:s text:c="3"/>Dim BySyngentaPortfolio As Boolean</text:p>
      <text:p text:style-name="P1">' <text:s text:c="3"/>'(*'ResetButton</text:p>
      <text:p text:style-name="P1"><text:soft-page-break/>' <text:s text:c="3"/>Dim ResetButtonYes As Integer</text:p>
      <text:p text:style-name="P1">' <text:s text:c="3"/>'(*Resource Report</text:p>
      <text:p text:style-name="P1">' <text:s text:c="3"/>Dim VP_DropdownSecondPos As Long</text:p>
      <text:p text:style-name="P1">' <text:s text:c="3"/>Dim VP_Start As Integer</text:p>
      <text:p text:style-name="P1">' <text:s text:c="3"/>Dim TotalVPs As Integer</text:p>
      <text:p text:style-name="P1">' <text:s text:c="3"/>Dim FailedDownloads_iter As Integer</text:p>
      <text:p text:style-name="P1">' <text:s text:c="3"/>Dim VP_iter As Integer</text:p>
      <text:p text:style-name="P1">' <text:s text:c="3"/>'(**Open the OneLinePerResource Report</text:p>
      <text:p text:style-name="P1">' <text:s text:c="3"/>Dim ResourceStyle As Long</text:p>
      <text:p text:style-name="P1">' <text:s text:c="3"/>Dim ResourceStyleDelta As Long</text:p>
      <text:p text:style-name="P1">' <text:s text:c="3"/>'(**Workaround for the selection problem: clicks on the scroll bar</text:p>
      <text:p text:style-name="P1">' <text:s text:c="3"/>Dim ScrollClicks_Iter As Integer</text:p>
      <text:p text:style-name="P1">' <text:s text:c="3"/>Dim ScrollClicks_Iter_Max As Integer</text:p>
      <text:p text:style-name="P1">' <text:s text:c="3"/>'(**Excel Download</text:p>
      <text:p text:style-name="P1">' <text:s text:c="3"/>Dim sec As Integer</text:p>
      <text:p text:style-name="P1">' <text:s text:c="3"/>Dim DurationSinceDownloadClick As Integer</text:p>
      <text:p text:style-name="P1">' <text:s text:c="3"/>Dim secMax_PI As Integer</text:p>
      <text:p text:style-name="P1">' <text:s text:c="3"/>Dim My_IE_XL_hWnd As Long</text:p>
      <text:p text:style-name="P1">' <text:s text:c="3"/>Dim My_IE_XL_Child_hWnd As Long</text:p>
      <text:p text:style-name="P1">' <text:s text:c="3"/>Dim MyChildName As String</text:p>
      <text:p text:style-name="P1">' <text:s text:c="3"/>Dim WindowName As String</text:p>
      <text:p text:style-name="P1">' <text:s text:c="3"/>Dim WorkbooksEntry1 As String</text:p>
      <text:p text:style-name="P1">' <text:s text:c="3"/>Dim WorkbooksEntry2 As String</text:p>
      <text:p text:style-name="P1">' <text:s text:c="3"/>'(*PiReport</text:p>
      <text:p text:style-name="P1">' <text:s text:c="3"/>Dim VP_iter_Pi As Integer</text:p>
      <text:p text:style-name="P1">' <text:s text:c="3"/>Dim VP_Start_Pi As Integer</text:p>
      <text:p text:style-name="P1">' <text:s text:c="3"/>Dim TotalVPs_Pi As Integer</text:p>
      <text:p text:style-name="P1">' <text:s text:c="3"/>Dim PiStyle As Long</text:p>
      <text:p text:style-name="P1">' <text:s text:c="3"/>Dim PiStyleDelta As Long</text:p>
      <text:p text:style-name="P1">' <text:s text:c="3"/>Dim secMax_Activity As Integer</text:p>
      <text:p text:style-name="P1">'')*Variable declaration</text:p>
      <text:p text:style-name="P1">'</text:p>
      <text:p text:style-name="P1">''(*Preparations before running the macro</text:p>
      <text:p text:style-name="P1">' <text:s text:c="3"/>'Manual tasks/settings before starting the macro</text:p>
      <text:p text:style-name="P1">' <text:s text:c="3"/>'1. With IE 7 make sure you have only one tab open (the one with SmC)!!!</text:p>
      <text:p text:style-name="P1">' <text:s text:c="3"/>'2. Module&gt;Projects Style:Main R&amp;D PI Export_3</text:p>
      <text:p text:style-name="P1">' <text:s text:c="3"/>'3. Module&gt;Projects&gt;Open Style: R&amp;D Reporting Master Data Set_5</text:p>
      <text:p text:style-name="P1">' <text:s text:c="3"/>'4. Module&gt;Projects&gt;Open Scheduling&gt;Hours&amp;expenditures&gt;One line per resource</text:p>
      <text:p text:style-name="P1">' <text:s text:c="3"/>'5. choose only Pi download yes=1 (PiReport) or no=0 (ResourceReport)</text:p>
      <text:p text:style-name="P1">' <text:s text:c="7"/>'default value is 0 (ResourceReport),</text:p>
      <text:p text:style-name="P1">' <text:s text:c="7"/>'if set to 1, then choose the SmC virutual portfolio just before the first PI virtual portfolio</text:p>
      <text:p text:style-name="P1">' <text:s text:c="7"/>'if you set BySyngentaPorfolio=True then you have 15 seconds to set the right VP</text:p>
      <text:p text:style-name="P1">' <text:s text:c="7"/>'OnlyPIs = 0 'default=0,</text:p>
      <text:p text:style-name="P1">' <text:s text:c="3"/>'6. choose Smc user rights with and without read only</text:p>
      <text:p text:style-name="P1">' <text:s text:c="7"/>delta1 = 0 'read only: 0, all rights: 17</text:p>
      <text:p text:style-name="P1">' <text:s text:c="7"/>delta2 = 0 'read only: 0, all rights: 56</text:p>
      <text:p text:style-name="P1">' <text:s text:c="3"/>'7. Calibrate the mouse click on the Open-Module button</text:p>
      <text:p text:style-name="P1">' <text:s text:c="7"/>Target_X0 = 21 '(calibrate here)</text:p>
      <text:p text:style-name="P1">' <text:s text:c="7"/>Target_Y0 = 137 '(calibrate here)</text:p>
      <text:p text:style-name="P1">' <text:s text:c="3"/>'8. set the path and the name of the workbook that is created (or opened/activated if it already exists)</text:p>
      <text:p text:style-name="Standard">' <text:s text:c="7"/>WbPath = "C:\Users\t740698\Desktop\"</text:p>
      <text:p text:style-name="P1">' <text:s text:c="7"/>wbdate = z_wbdate(, Now())</text:p>
      <text:p text:style-name="P1"><text:soft-page-break/>' <text:s text:c="7"/>WbName = "CONFIDENTIAL_SmC_Download" &amp; "_" &amp; wbdate &amp; "_V1-0" &amp; ".xlsb"</text:p>
      <text:p text:style-name="P1">' <text:s text:c="7"/>'wbname = "SmC_Download.xlsb"</text:p>
      <text:p text:style-name="P1">' <text:s text:c="3"/>'9. Click on the BySyngentaPortfolio-Tab</text:p>
      <text:p text:style-name="P1">' <text:s text:c="7"/>'default value is true (Click)</text:p>
      <text:p text:style-name="P1">' <text:s text:c="7"/>'if set to false, then make sure that the tab in SmC is set to BySyngentaPortfolio</text:p>
      <text:p text:style-name="P1">' <text:s text:c="7"/>BySyngentaPortfolio = True 'NoClick=False,Click=True</text:p>
      <text:p text:style-name="P1">' <text:s text:c="3"/>'10.Set the Reset-Button for the Resource report</text:p>
      <text:p text:style-name="P1">' <text:s text:c="7"/>'default value is 1</text:p>
      <text:p text:style-name="P1">' <text:s text:c="7"/>'only used in combination with OnlyPis=0 (ResourceReport), no reset with OnlyPis=1 (PiReport)</text:p>
      <text:p text:style-name="P1">' <text:s text:c="7"/>ResetButtonYes = 1 'Yes=1, No=0 (does not influence PiReport)</text:p>
      <text:p text:style-name="P1">' <text:s text:c="3"/>'11.Resource Report: Number of virtual portfolios</text:p>
      <text:p text:style-name="P1">' <text:s text:c="7"/>TotalVPs = 64 '64 if there are 65 (because it starts with 0)</text:p>
      <text:p text:style-name="P1">' <text:s text:c="3"/>'12.Resource Style</text:p>
      <text:p text:style-name="P1">' <text:s text:c="7"/>'default=0 (manually set under point 3, no clicking)</text:p>
      <text:p text:style-name="P1">' <text:s text:c="7"/>ResourceStyle = 0</text:p>
      <text:p text:style-name="P1">' <text:s text:c="7"/>ResourceStyleDelta = 300 'determine the right value</text:p>
      <text:p text:style-name="P1">' <text:s text:c="3"/>'13.Max waiting time for the download IE Window</text:p>
      <text:p text:style-name="P1">' <text:s text:c="7"/>'default=35 seconds</text:p>
      <text:p text:style-name="P1">' <text:s text:c="7"/>secMax_Activity = 60 '38</text:p>
      <text:p text:style-name="P1">' <text:s text:c="7"/>secMax_PI = 220</text:p>
      <text:p text:style-name="P1">' <text:s text:c="3"/>'14.After a new SmC release check all positions of buttons that are clicked by the program</text:p>
      <text:p text:style-name="P1">' <text:s text:c="7"/>'find: (new position and mouse click)</text:p>
      <text:p text:style-name="P1">' <text:s text:c="3"/>'15.Check from time to time whether the waiting times before new clicks are enough</text:p>
      <text:p text:style-name="P1">' <text:s text:c="3"/>'16.Pi Style</text:p>
      <text:p text:style-name="P1">' <text:s text:c="7"/>'default=0 (manually set under point 2, no clicking)</text:p>
      <text:p text:style-name="P1">' <text:s text:c="7"/>PiStyle = 0</text:p>
      <text:p text:style-name="P1">' <text:s text:c="7"/>PiStyleDelta = 300 'determine the right value</text:p>
      <text:p text:style-name="P1">' <text:s text:c="3"/>'17.PiReport: Number of virtual portfolios</text:p>
      <text:p text:style-name="P1">' <text:s text:c="7"/>TotalVPs_Pi = 10 '10 if there are 11 Pi virtual portfolios(because it starts with 0)</text:p>
      <text:p text:style-name="P1">' <text:s text:c="3"/>'18.IE Zoom must be set to 100% (IE cell in the lower left corner)</text:p>
      <text:p text:style-name="P1">' <text:s text:c="3"/>'19.Selection problem workaround</text:p>
      <text:p text:style-name="P1">' <text:s text:c="7"/>'number of clicks on the scroll bar to have all PIs selected</text:p>
      <text:p text:style-name="P1">' <text:s text:c="7"/>ScrollClicks_Iter_Max_Big = 9</text:p>
      <text:p text:style-name="P1">' <text:s text:c="7"/>ScrollClicks_Iter_Max_Medium = 7</text:p>
      <text:p text:style-name="P1">' <text:s text:c="7"/>ScrollClicks_Iter_Max_Small = 5</text:p>
      <text:p text:style-name="P1">' <text:s text:c="7"/>ScrollClicks_Iter_Max_VerySmall = 3</text:p>
      <text:p text:style-name="P1">' <text:s text:c="3"/>'20.Check that in the one line per resource report all Attributes are visible</text:p>
      <text:p text:style-name="P1">' <text:s text:c="3"/>'21.Set the resource report</text:p>
      <text:p text:style-name="P1">' <text:s text:c="7"/>'none=0, OneLinePerResource=1, Gant=2</text:p>
      <text:p text:style-name="P1">' <text:s text:c="7"/>'default=2 since OneLinePerResource sets back the borderline between table and graph</text:p>
      <text:p text:style-name="P1">' <text:s text:c="7"/>ResourceReportFlag = 2</text:p>
      <text:p text:style-name="P1">' <text:s text:c="3"/>'22.Make sure Outlook Meeting request reminder does not pop up</text:p>
      <text:p text:style-name="P1">'</text:p>
      <text:p text:style-name="P1">'')*Preparations before running the macro</text:p>
      <text:p text:style-name="P1">'</text:p>
      <text:p text:style-name="P1">''(*Create a new Excel Workbook</text:p>
      <text:p text:style-name="P1">' <text:s text:c="3"/>'show the desktop (minimize all windows)</text:p>
      <text:p text:style-name="P1">' <text:s text:c="3"/>Call z_ShowDesktop</text:p>
      <text:p text:style-name="P1">' <text:s text:c="3"/>Application.Wait (Now + TimeValue("0:00:01"))</text:p>
      <text:p text:style-name="P1">' <text:s text:c="3"/>'add, open or activate an Excel workbook (and session)</text:p>
      <text:p text:style-name="P1">' <text:s text:c="3"/>Call z_WorkbookNewOrOpenOrActivate(WbName, WbPath, mywb)</text:p>
      <text:p text:style-name="P1">' <text:s text:c="3"/>Application.Wait (Now + TimeValue("0:00:03"))</text:p>
      <text:p text:style-name="P1">' <text:s text:c="3"/>'move and resize excel session</text:p>
      <text:p text:style-name="P1"><text:soft-page-break/>' <text:s text:c="3"/>Call z_ExcelSessionWindowNormal(mywb)</text:p>
      <text:p text:style-name="P1">' <text:s text:c="3"/>Call z_ExcelSessionWindowMoveAndResize(mywb, "400", "0", "700", "340")</text:p>
      <text:p text:style-name="P1">' <text:s text:c="3"/>Application.Wait (Now + TimeValue("0:00:03"))</text:p>
      <text:p text:style-name="P1">' <text:s text:c="3"/>'minimize all Excel workbooks within the Excel session except mywb</text:p>
      <text:p text:style-name="P1">' <text:s text:c="3"/>Call z_ExcelWorkbookWindowMinimizeAll(mywb)</text:p>
      <text:p text:style-name="P1">' <text:s text:c="3"/>Call z_ExcelWorkbookWindowNormal(mywb)</text:p>
      <text:p text:style-name="P1">' <text:s text:c="3"/>'do some renaming, deleting and saving</text:p>
      <text:p text:style-name="P1">' <text:s text:c="3"/>'open or activate mywb</text:p>
      <text:p text:style-name="P1">' <text:s text:c="3"/>Call z_WorkbookNewOrOpenOrActivate(WbName, WbPath, mywb)</text:p>
      <text:p text:style-name="P1">' <text:s text:c="3"/>'bring the Excel session into xlnormal</text:p>
      <text:p text:style-name="P1">' <text:s text:c="3"/>Call z_ExcelSessionWindowNormal(mywb)</text:p>
      <text:p text:style-name="P1">' <text:s text:c="3"/>Call z_ExcelWorkbookWindowMaximized(mywb)</text:p>
      <text:p text:style-name="P1">' <text:s text:c="3"/>'do the next steps only if they are not already done</text:p>
      <text:p text:style-name="P1">' <text:s text:c="3"/>On Error Resume Next</text:p>
      <text:p text:style-name="P1">' <text:s text:c="3"/>'rename logfile</text:p>
      <text:p text:style-name="P1">' <text:s text:c="3"/>mywb.Sheets("Sheet1").Select</text:p>
      <text:p text:style-name="P1">' <text:s text:c="3"/>Sh_log = "Logfile"</text:p>
      <text:p text:style-name="P1">' <text:s text:c="3"/>mywb.Sheets("Sheet1").name = Sh_log</text:p>
      <text:p text:style-name="P1">' <text:s text:c="3"/>'delete empty sheets</text:p>
      <text:p text:style-name="P1">' <text:s text:c="3"/>Call z_DeleteWbSheet(mywb, "Sheet2")</text:p>
      <text:p text:style-name="P1">' <text:s text:c="3"/>Call z_DeleteWbSheet(mywb, "Sheet3")</text:p>
      <text:p text:style-name="P1">' <text:s text:c="3"/>On Error GoTo 0</text:p>
      <text:p text:style-name="P1">' <text:s text:c="3"/>'save workbook</text:p>
      <text:p text:style-name="P1">' <text:s text:c="3"/>mywb.Save</text:p>
      <text:p text:style-name="P1">'')*Create a new Excel Workbook</text:p>
      <text:p text:style-name="P1">'</text:p>
      <text:p text:style-name="P1">''(*prepare the SmC window in an IE object</text:p>
      <text:p text:style-name="P1">' <text:s text:c="3"/>'With IE 7 make sure you have only one tab open (the one with SmC)!!!</text:p>
      <text:p text:style-name="P1">' <text:s text:c="3"/>'or find a solution to toggle between the tabs (send key Ctrl+Tab) until you found the SmC</text:p>
      <text:p text:style-name="P1">' <text:s text:c="3"/>'IE object instantiation</text:p>
      <text:p text:style-name="P1">' <text:s text:c="3"/>'myPageURL = "smartchoice.pro.intra" 'myPageURL = "smartchoice.stg.intra"</text:p>
      <text:p text:style-name="P1">' <text:s text:c="3"/>'Only if not already Open IE: Open IE, Resize, Reposition, Start SmC, Wait 30secs</text:p>
      <text:p text:style-name="P1">' <text:s text:c="3"/>myPageTitle = "SmartChoice"</text:p>
      <text:p text:style-name="P1">' <text:s text:c="3"/>Set myIE = IE_Preparation(myPageTitle, myPageURL)</text:p>
      <text:p text:style-name="P1">' <text:s text:c="3"/>Application.Wait (Now + TimeValue("0:00:01"))</text:p>
      <text:p text:style-name="P1">' <text:s text:c="3"/>'get the IE handle</text:p>
      <text:p text:style-name="P1">' <text:s text:c="3"/>My_IE_hWnd = myIE.hwnd</text:p>
      <text:p text:style-name="P1">' <text:s text:c="3"/>'show or restore IE depending on its current state (iconic = minimized)</text:p>
      <text:p text:style-name="P1">' <text:s text:c="3"/>If IsIconic(My_IE_hWnd) Then</text:p>
      <text:p text:style-name="P1">' <text:s text:c="7"/>Call ShowWindow(My_IE_hWnd, SW_RESTORE)</text:p>
      <text:p text:style-name="P1">' <text:s text:c="3"/>Else</text:p>
      <text:p text:style-name="P1">' <text:s text:c="7"/>Call ShowWindow(My_IE_hWnd, SW_SHOW)</text:p>
      <text:p text:style-name="P1">' <text:s text:c="3"/>End If</text:p>
      <text:p text:style-name="P1">' <text:s text:c="3"/>'bring SmC IE to the foreground</text:p>
      <text:p text:style-name="P1">' <text:s text:c="3"/>SetForegroundWindow My_IE_hWnd</text:p>
      <text:p text:style-name="P1">'')*prepare the SmC window in an IE object</text:p>
      <text:p text:style-name="P1">'</text:p>
      <text:p text:style-name="P1">' <text:s text:c="3"/>If OnlyPIs = 0 Then</text:p>
      <text:p text:style-name="P1">' <text:s text:c="7"/>Call z_ExcelSessionWindowMinimized(mywb)</text:p>
      <text:p text:style-name="P1">' <text:s text:c="7"/>Call z_ExcelSessionWindowNormal(mywb)</text:p>
      <text:p text:style-name="P1">' <text:s text:c="7"/>notused = InputBox("set the export to 1997-2000", , "no entry", 13500, 12500)</text:p>
      <text:p text:style-name="P1">' <text:s text:c="7"/>If notused &lt;&gt; "no entry" Then</text:p>
      <text:p text:style-name="P1">' <text:s text:c="11"/>Stop</text:p>
      <text:p text:style-name="P1"><text:soft-page-break/>' <text:s text:c="11"/>Application.Wait (Now + TimeValue("0:00:02"))</text:p>
      <text:p text:style-name="P1">' <text:s text:c="7"/>End If</text:p>
      <text:p text:style-name="P1">' <text:s text:c="7"/>Application.Wait (Now + TimeValue("0:00:02"))</text:p>
      <text:p text:style-name="P1">' <text:s text:c="7"/>Call SetForegroundWindow(My_IE_hWnd)</text:p>
      <text:p text:style-name="P1">' <text:s text:c="3"/>End If</text:p>
      <text:p text:style-name="P1">'</text:p>
      <text:p text:style-name="P1">''(*Open the SmC Project-Module</text:p>
      <text:p text:style-name="P1">' <text:s text:c="3"/>Application.Wait (Now + TimeValue("0:00:02"))</text:p>
      <text:p text:style-name="P1">' <text:s text:c="3"/>'Open-Module-Button(new position and mouse click)</text:p>
      <text:p text:style-name="P1">' <text:s text:c="3"/>Call z_SetMousePosAndLeftClick(Target_X0, Target_Y0, 0, 0)</text:p>
      <text:p text:style-name="P1">' <text:s text:c="3"/>Application.Wait (Now + TimeValue("0:00:01"))</text:p>
      <text:p text:style-name="P1">' <text:s text:c="3"/>'Project-Module(new position and mouse click)</text:p>
      <text:p text:style-name="P1">' <text:s text:c="3"/>Call z_SetMousePosAndLeftClick(Target_X0, Target_Y0, 0, 57)</text:p>
      <text:p text:style-name="P1">' <text:s text:c="3"/>Application.Wait (Now + TimeValue("0:00:15"))</text:p>
      <text:p text:style-name="P1">' <text:s text:c="3"/>'BySyngentaPortfolio-Tab(new position and mouse click)</text:p>
      <text:p text:style-name="P1">' <text:s text:c="3"/>If BySyngentaPortfolio Then</text:p>
      <text:p text:style-name="P1">' <text:s text:c="7"/>'new position and mouse click</text:p>
      <text:p text:style-name="P1">' <text:s text:c="7"/>Call z_SetMousePosAndLeftClick(Target_X0, Target_Y0, 144, 123)</text:p>
      <text:p text:style-name="P1">' <text:s text:c="7"/>Application.Wait (Now + TimeValue("0:00:15"))</text:p>
      <text:p text:style-name="P1">' <text:s text:c="3"/>Else</text:p>
      <text:p text:style-name="P1">' <text:s text:c="7"/>Application.Wait (Now + TimeValue("0:00:01"))</text:p>
      <text:p text:style-name="P1">' <text:s text:c="3"/>End If</text:p>
      <text:p text:style-name="P1">'')*Open the SmC Project-Module</text:p>
      <text:p text:style-name="P1">'</text:p>
      <text:p text:style-name="P1">''(*'ResetButton</text:p>
      <text:p text:style-name="P1">' <text:s text:c="3"/>If OnlyPIs = 0 Then</text:p>
      <text:p text:style-name="P1">' <text:s text:c="7"/>If ResetButtonYes Then</text:p>
      <text:p text:style-name="P1">' <text:s text:c="11"/>'VirtualPortfolioAdmin-Button(new position and mouse click)</text:p>
      <text:p text:style-name="P1">' <text:s text:c="11"/>Call z_SetMousePosAndLeftClick(Target_X0, Target_Y0, 238 + delta1, 63)</text:p>
      <text:p text:style-name="P1">' <text:s text:c="11"/>Application.Wait (Now + TimeValue("0:00:01"))</text:p>
      <text:p text:style-name="P1">' <text:s text:c="11"/>'Reset-Button(new position and mouse click)</text:p>
      <text:p text:style-name="P1">' <text:s text:c="11"/>Call z_SetMousePosAndLeftClick(Target_X0, Target_Y0, 238 + delta1, 148)</text:p>
      <text:p text:style-name="P1">' <text:s text:c="11"/>Application.Wait (Now + TimeValue("0:00:15"))</text:p>
      <text:p text:style-name="P1">' <text:s text:c="7"/>Else</text:p>
      <text:p text:style-name="P1">' <text:s text:c="11"/>Application.Wait (Now + TimeValue("0:00:01"))</text:p>
      <text:p text:style-name="P1">' <text:s text:c="7"/>End If</text:p>
      <text:p text:style-name="P1">' <text:s text:c="3"/>Else</text:p>
      <text:p text:style-name="P1">' <text:s text:c="3"/>'Select the last activity virtual portfolio, so that the programm starts with</text:p>
      <text:p text:style-name="P1">' <text:s text:c="3"/>'selecting the next virtual portfolio which is the first Pi virtual portfolio</text:p>
      <text:p text:style-name="P1">' <text:s text:c="3"/>End If</text:p>
      <text:p text:style-name="P1">'')*'ResetButton</text:p>
      <text:p text:style-name="P1">'</text:p>
      <text:p text:style-name="P1">' <text:s text:c="3"/>If OnlyPIs = 0 Then</text:p>
      <text:p text:style-name="P1">' <text:s text:c="7"/>Call z_ExcelSessionWindowMinimized(mywb)</text:p>
      <text:p text:style-name="P1">' <text:s text:c="7"/>Call z_ExcelSessionWindowNormal(mywb)</text:p>
      <text:p text:style-name="P1">' <text:s text:c="7"/>notused = InputBox("set the style to: return to default style on PI report (faster selection)",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text:p>
      <text:p text:style-name="P1"><text:soft-page-break/>' <text:s text:c="3"/>End If</text:p>
      <text:p text:style-name="P1">'</text:p>
      <text:p text:style-name="P1">''(*Resource Report</text:p>
      <text:p text:style-name="P1">' <text:s text:c="3"/>Application.Wait (Now + TimeValue("0:00:02"))</text:p>
      <text:p text:style-name="P1">' <text:s text:c="3"/>If OnlyPIs = 0 Then</text:p>
      <text:p text:style-name="P1">' <text:s text:c="7"/>FailedDownloads_iter = 1</text:p>
      <text:p text:style-name="P1">' <text:s text:c="7"/>VP_Start = 0 '0</text:p>
      <text:p text:style-name="P1">' <text:s text:c="7"/>'loop over the resource VPs</text:p>
      <text:p text:style-name="P1">' <text:s text:c="7"/>For VP_iter = VP_Start To TotalVPs</text:p>
      <text:p text:style-name="P1">'</text:p>
      <text:p text:style-name="P1">' <text:s text:c="7"/>'(**Bring IE to the forecround</text:p>
      <text:p text:style-name="P1">' <text:s text:c="11"/>'show or restore IE depending on its current state</text:p>
      <text:p text:style-name="P1">' <text:s text:c="11"/>If IsIconic(My_IE_hWnd) Then</text:p>
      <text:p text:style-name="P1">' <text:s text:c="15"/>Call ShowWindow(My_IE_hWnd, SW_RESTORE)</text:p>
      <text:p text:style-name="P1">' <text:s text:c="11"/>Else</text:p>
      <text:p text:style-name="P1">' <text:s text:c="15"/>Call ShowWindow(My_IE_hWnd, SW_SHOW)</text:p>
      <text:p text:style-name="P1">' <text:s text:c="11"/>End If</text:p>
      <text:p text:style-name="P1">' <text:s text:c="11"/>'bring SmC IE to the foreground</text:p>
      <text:p text:style-name="P1">' <text:s text:c="11"/>Call SetForegroundWindow(My_IE_hWnd)</text:p>
      <text:p text:style-name="P1">' <text:s text:c="11"/>'To be sure SmC is in an idle state before going back to the portfolio module</text:p>
      <text:p text:style-name="P1">' <text:s text:c="11"/>Application.Wait (Now + TimeValue("0:00:03"))</text:p>
      <text:p text:style-name="P1">' <text:s text:c="7"/>')**Bring IE to the forecround</text:p>
      <text:p text:style-name="P1">'</text:p>
      <text:p text:style-name="P1">' <text:s text:c="7"/>'(**close the activities or not and bring SmC IE back to the modul "project"</text:p>
      <text:p text:style-name="P1">' <text:s text:c="11"/>If VP_iter &lt;&gt; 0 Then</text:p>
      <text:p text:style-name="P1">' <text:s text:c="15"/>'Open-Module-Button(new position and mouse click)</text:p>
      <text:p text:style-name="P1">' <text:s text:c="15"/>Call z_SetMousePosAndLeftClick(Target_X0, Target_Y0, 0, 0)</text:p>
      <text:p text:style-name="P1">' <text:s text:c="15"/>Application.Wait (Now + TimeValue("0:00:03"))</text:p>
      <text:p text:style-name="P1">' <text:s text:c="15"/>'Project-Module(new position and mouse click)</text:p>
      <text:p text:style-name="P1">' <text:s text:c="15"/>Call z_SetMousePosAndLeftClick(Target_X0, Target_Y0, 0, 57)</text:p>
      <text:p text:style-name="P1">' <text:s text:c="15"/>Application.Wait (Now + TimeValue("0:00:15"))</text:p>
      <text:p text:style-name="P1">' <text:s text:c="11"/>End If</text:p>
      <text:p text:style-name="P1">' <text:s text:c="7"/>')**close the activities or not and bring SmC IE back to the modul "project"</text:p>
      <text:p text:style-name="P1">'</text:p>
      <text:p text:style-name="P1">' <text:s text:c="7"/>'(**Choose a new Virtual Portfolio</text:p>
      <text:p text:style-name="P1">' <text:s text:c="11"/>'VirtualPortfolioChoice-DropDown(new position and mouse click)</text:p>
      <text:p text:style-name="P1">' <text:s text:c="11"/>Call z_SetMousePosAndLeftClick(Target_X0, Target_Y0, 533 + delta1, 63)</text:p>
      <text:p text:style-name="P1">' <text:s text:c="11"/>Application.Wait (Now + TimeValue("0:00:05"))</text:p>
      <text:p text:style-name="P1">' <text:s text:c="11"/>'VirtualPortfolioChoice(new position and mouse click)</text:p>
      <text:p text:style-name="P1">' <text:s text:c="11"/>VP_DropdownSecondPos = 97 'Delta Y0 to click on the second VP</text:p>
      <text:p text:style-name="P1">' <text:s text:c="11"/>Call z_SetMousePosAndLeftClick(Target_X0, Target_Y0, 338 + delta1, VP_DropdownSecondPos)</text:p>
      <text:p text:style-name="P1">' <text:s text:c="11"/>Application.Wait (Now + TimeValue("0:00:15"))</text:p>
      <text:p text:style-name="P1">' <text:s text:c="7"/>')**Choose a new Virtual Portfolio</text:p>
      <text:p text:style-name="P1">'</text:p>
      <text:p text:style-name="P1">' <text:s text:c="7"/>'(**Workaround for the selection problem: clicks on the scroll bar</text:p>
      <text:p text:style-name="P1">' <text:s text:c="11"/>'0 means VP 0+1</text:p>
      <text:p text:style-name="P1">' <text:s text:c="11"/>'1 means VP 1+1</text:p>
      <text:p text:style-name="P1">' <text:s text:c="11"/>'2 means VP 2+1</text:p>
      <text:p text:style-name="P1">' <text:s text:c="11"/>'Nof PIs from 140-200 as well as the last one: VP_Iter = 58 (move it to the right place if it becomes the second before last)</text:p>
      <text:p text:style-name="P1">' <text:s text:c="11"/>If VP_iter = 19 - 1 Or _</text:p>
      <text:p text:style-name="P1">' <text:s text:c="15"/>VP_iter = 34 - 1 Or _</text:p>
      <text:p text:style-name="P1"><text:soft-page-break/>' <text:s text:c="15"/>VP_iter = 36 - 1 Or _</text:p>
      <text:p text:style-name="P1">' <text:s text:c="15"/>VP_iter = 39 - 1 Or _</text:p>
      <text:p text:style-name="P1">' <text:s text:c="15"/>VP_iter = 54 - 1 Or _</text:p>
      <text:p text:style-name="P1">' <text:s text:c="15"/>VP_iter = 63 - 1 Then</text:p>
      <text:p text:style-name="P1">' <text:s text:c="15"/>'SelectAll-Button(new position and mouse click)</text:p>
      <text:p text:style-name="P1">' <text:s text:c="15"/>Call z_SetMousePosAndLeftClick(Target_X0, Target_Y0, 0, 142)</text:p>
      <text:p text:style-name="P1">' <text:s text:c="15"/>Application.Wait (Now + TimeValue("0:00:01"))</text:p>
      <text:p text:style-name="P1">' <text:s text:c="15"/>For ScrollClicks_Iter = 1 To ScrollClicks_Iter_Max_Big</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0"/>'Nof PIs from 100-139</text:p>
      <text:p text:style-name="P1">' <text:s text:c="11"/>ElseIf VP_iter = 4 - 1 Or _</text:p>
      <text:p text:style-name="P1">' <text:s text:c="15"/>VP_iter = 18 - 1 Or _</text:p>
      <text:p text:style-name="P1">' <text:s text:c="15"/>VP_iter = 20 - 1 Or _</text:p>
      <text:p text:style-name="P1">' <text:s text:c="15"/>VP_iter = 21 - 1 Or _</text:p>
      <text:p text:style-name="P1">' <text:s text:c="15"/>VP_iter = 37 - 1 Or _</text:p>
      <text:p text:style-name="P1">' <text:s text:c="15"/>VP_iter = 38 - 1 Or _</text:p>
      <text:p text:style-name="P1">' <text:s text:c="15"/>VP_iter = 40 - 1 Or _</text:p>
      <text:p text:style-name="P1">' <text:s text:c="15"/>VP_iter = 42 - 1 Or _</text:p>
      <text:p text:style-name="P1">' <text:s text:c="15"/>VP_iter = 43 - 1 Or _</text:p>
      <text:p text:style-name="P1">' <text:s text:c="15"/>VP_iter = 44 - 1 Or _</text:p>
      <text:p text:style-name="P1">' <text:s text:c="15"/>VP_iter = 45 - 1 Or _</text:p>
      <text:p text:style-name="P1">' <text:s text:c="15"/>VP_iter = 47 - 1 Or _</text:p>
      <text:p text:style-name="P1">' <text:s text:c="15"/>VP_iter = 49 - 1 Or _</text:p>
      <text:p text:style-name="P1">' <text:s text:c="15"/>VP_iter = 53 - 1 Or _</text:p>
      <text:p text:style-name="P1">' <text:s text:c="15"/>VP_iter = 56 - 1 Or _</text:p>
      <text:p text:style-name="P1">' <text:s text:c="15"/>VP_iter = 58 - 1 Or _</text:p>
      <text:p text:style-name="P1">' <text:s text:c="15"/>VP_iter = 61 - 1 Or _</text:p>
      <text:p text:style-name="P1">' <text:s text:c="15"/>VP_iter = 62 - 1 Then</text:p>
      <text:p text:style-name="P1">' <text:s text:c="15"/>'SelectAll-Button(new position and mouse click)</text:p>
      <text:p text:style-name="P1">' <text:s text:c="15"/>Call z_SetMousePosAndLeftClick(Target_X0, Target_Y0, 0, 142)</text:p>
      <text:p text:style-name="P1">' <text:s text:c="15"/>Application.Wait (Now + TimeValue("0:00:01"))</text:p>
      <text:p text:style-name="P1">' <text:s text:c="15"/>For ScrollClicks_Iter = 1 To ScrollClicks_Iter_Max_Medium</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1"/>'Nof PIs from 60-99</text:p>
      <text:p text:style-name="P1">' <text:s text:c="11"/>ElseIf VP_iter = 2 - 1 Or _</text:p>
      <text:p text:style-name="P1">' <text:s text:c="15"/>VP_iter = 3 - 1 Or _</text:p>
      <text:p text:style-name="P1">' <text:s text:c="15"/>VP_iter = 6 - 1 Or _</text:p>
      <text:p text:style-name="P1"><text:soft-page-break/>' <text:s text:c="15"/>VP_iter = 22 - 1 Or _</text:p>
      <text:p text:style-name="P1">' <text:s text:c="15"/>VP_iter = 23 - 1 Or _</text:p>
      <text:p text:style-name="P1">' <text:s text:c="15"/>VP_iter = 29 - 1 Or _</text:p>
      <text:p text:style-name="P1">' <text:s text:c="15"/>VP_iter = 32 - 1 Or _</text:p>
      <text:p text:style-name="P1">' <text:s text:c="15"/>VP_iter = 33 - 1 Or _</text:p>
      <text:p text:style-name="P1">' <text:s text:c="15"/>VP_iter = 41 - 1 Or _</text:p>
      <text:p text:style-name="P1">' <text:s text:c="15"/>VP_iter = 46 - 1 Or _</text:p>
      <text:p text:style-name="P1">' <text:s text:c="15"/>VP_iter = 48 - 1 Or _</text:p>
      <text:p text:style-name="P1">' <text:s text:c="15"/>VP_iter = 50 - 1 Or _</text:p>
      <text:p text:style-name="P1">' <text:s text:c="15"/>VP_iter = 51 - 1 Or _</text:p>
      <text:p text:style-name="P1">' <text:s text:c="15"/>VP_iter = 55 - 1 Or _</text:p>
      <text:p text:style-name="P1">' <text:s text:c="15"/>VP_iter = 59 - 1 Or _</text:p>
      <text:p text:style-name="P1">' <text:s text:c="15"/>VP_iter = 60 - 1 Then</text:p>
      <text:p text:style-name="P1">' <text:s text:c="15"/>'SelectAll-Button(new position and mouse click)</text:p>
      <text:p text:style-name="P1">' <text:s text:c="15"/>Call z_SetMousePosAndLeftClick(Target_X0, Target_Y0, 0, 142)</text:p>
      <text:p text:style-name="P1">' <text:s text:c="15"/>Application.Wait (Now + TimeValue("0:00:01"))</text:p>
      <text:p text:style-name="P1">' <text:s text:c="15"/>For ScrollClicks_Iter = 1 To ScrollClicks_Iter_Max_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1"/>'Nof PIs from 1-59</text:p>
      <text:p text:style-name="P1">' <text:s text:c="11"/>Else</text:p>
      <text:p text:style-name="P1">' <text:s text:c="15"/>For ScrollClicks_Iter = 1 To ScrollClicks_Iter_Max_Very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1"/>End If</text:p>
      <text:p text:style-name="P1">' <text:s text:c="7"/>')**Workaround for the selection problem: clicks on the scroll bar</text:p>
      <text:p text:style-name="P1">'</text:p>
      <text:p text:style-name="P1">' <text:s text:c="7"/>'(**Open the OneLinePerResource or Gant Report</text:p>
      <text:p text:style-name="P1">' <text:s text:c="11"/>'SelectAll-Button(new position and mouse click)</text:p>
      <text:p text:style-name="P1">' <text:s text:c="11"/>Call z_SetMousePosAndLeftClick(Target_X0, Target_Y0, 0, 142)</text:p>
      <text:p text:style-name="P1">' <text:s text:c="11"/>Application.Wait (Now + TimeValue("0:00:05"))</text:p>
      <text:p text:style-name="P1">' <text:s text:c="11"/>'Open-Button(new position and mouse click)</text:p>
      <text:p text:style-name="P1">' <text:s text:c="11"/>Call z_SetMousePosAndLeftClick(Target_X0, Target_Y0, 120 + delta2, 64)</text:p>
      <text:p text:style-name="P1">' <text:s text:c="11"/>Application.Wait (Now + TimeValue("0:00:01"))</text:p>
      <text:p text:style-name="P1">' <text:s text:c="11"/>'OpenSelectedProjects-Button(new position and mouse click)</text:p>
      <text:p text:style-name="P1">' <text:s text:c="11"/>Call z_SetMousePosAndLeftClick(Target_X0, Target_Y0, 131 + delta2, 91)</text:p>
      <text:p text:style-name="P1">' <text:s text:c="11"/>Application.Wait (Now + TimeValue("0:00:15"))</text:p>
      <text:p text:style-name="P1">' <text:s text:c="11"/>'Choose the one line per resource report or the gant report in the first loop</text:p>
      <text:p text:style-name="P1">' <text:s text:c="11"/>If VP_iter = 0 Then</text:p>
      <text:p text:style-name="P1"><text:soft-page-break/>' <text:s text:c="15"/>If ResourceReportFlag = 1 Then</text:p>
      <text:p text:style-name="P1">' <text:s text:c="19"/>'Scheduling-Button(new position and mouse click)</text:p>
      <text:p text:style-name="P1">' <text:s text:c="19"/>Call z_SetMousePosAndLeftClick(Target_X0, Target_Y0, 29, 30)</text:p>
      <text:p text:style-name="P1">' <text:s text:c="19"/>Application.Wait (Now + TimeValue("0:00:03"))</text:p>
      <text:p text:style-name="P1">' <text:s text:c="19"/>'Hours&amp;Expenditures-DropDownEntry(new position no click!)</text:p>
      <text:p text:style-name="P1">' <text:s text:c="19"/>Call z_SetMousePos(Target_X0, Target_Y0, 29, 163)</text:p>
      <text:p text:style-name="P1">' <text:s text:c="19"/>Application.Wait (Now + TimeValue("0:00:03"))</text:p>
      <text:p text:style-name="P1">' <text:s text:c="19"/>'OneLinePerResource-DropDownEntry(new position and mouse click)</text:p>
      <text:p text:style-name="P1">' <text:s text:c="19"/>Call z_SetMousePosAndLeftClick(Target_X0, Target_Y0, 239, 163)</text:p>
      <text:p text:style-name="P1">' <text:s text:c="19"/>Application.Wait (Now + TimeValue("0:00:10"))</text:p>
      <text:p text:style-name="P1">' <text:s text:c="15"/>ElseIf ResourceReportFlag = 2 Then</text:p>
      <text:p text:style-name="P1">' <text:s text:c="19"/>'Scheduling-Button(new position and mouse click)</text:p>
      <text:p text:style-name="P1">' <text:s text:c="19"/>Call z_SetMousePosAndLeftClick(Target_X0, Target_Y0, 29, 30)</text:p>
      <text:p text:style-name="P1">' <text:s text:c="19"/>Application.Wait (Now + TimeValue("0:00:03"))</text:p>
      <text:p text:style-name="P1">' <text:s text:c="19"/>'Gant-DropDownEntry(new position and mouse click)</text:p>
      <text:p text:style-name="P1">' <text:s text:c="19"/>Call z_SetMousePosAndLeftClick(Target_X0, Target_Y0, 29, 63)</text:p>
      <text:p text:style-name="P1">' <text:s text:c="19"/>Application.Wait (Now + TimeValue("0:00:10"))</text:p>
      <text:p text:style-name="P1">' <text:s text:c="15"/>End If</text:p>
      <text:p text:style-name="P1">' <text:s text:c="11"/>End If</text:p>
      <text:p text:style-name="P1">' <text:s text:c="11"/>'select the "R&amp;D Reporting Master Data Set" style</text:p>
      <text:p text:style-name="P1">' <text:s text:c="11"/>If ResourceStyle Then</text:p>
      <text:p text:style-name="P1">' <text:s text:c="15"/>'Style-Button(new position and mouse click)</text:p>
      <text:p text:style-name="P1">' <text:s text:c="15"/>Call z_SetMousePosAndLeftClick(Target_X0, Target_Y0, 676, 135)</text:p>
      <text:p text:style-name="P1">' <text:s text:c="15"/>Application.Wait (Now + TimeValue("0:00:03"))</text:p>
      <text:p text:style-name="P1">' <text:s text:c="15"/>'Style-Choice(new position and mouse click)</text:p>
      <text:p text:style-name="P1">' <text:s text:c="15"/>Call z_SetMousePosAndLeftClick(Target_X0, Target_Y0, 580, ResourceStyleDelta)</text:p>
      <text:p text:style-name="P1">' <text:s text:c="15"/>Application.Wait (Now + TimeValue("0:00:15"))</text:p>
      <text:p text:style-name="P1">' <text:s text:c="11"/>End If</text:p>
      <text:p text:style-name="P1">' <text:s text:c="7"/>')**Open the OneLinePerResource or Gant Report</text:p>
      <text:p text:style-name="P1">'</text:p>
      <text:p text:style-name="P1">' <text:s text:c="7"/>If VP_iter = 0 Then</text:p>
      <text:p text:style-name="P1">' <text:s text:c="11"/>Call z_ExcelSessionWindowMinimized(mywb)</text:p>
      <text:p text:style-name="P1">' <text:s text:c="11"/>Call z_ExcelSessionWindowNormal(mywb)</text:p>
      <text:p text:style-name="P1">' <text:s text:c="11"/>notused = InputBox("set the style to: R&amp;D Reporting Master DataSet_6 for the Activity download", , "no entry", 13500, 12500)</text:p>
      <text:p text:style-name="P1">' <text:s text:c="11"/>If notused &lt;&gt; "no entry" Then</text:p>
      <text:p text:style-name="P1">' <text:s text:c="15"/>Stop</text:p>
      <text:p text:style-name="P1">' <text:s text:c="15"/>Application.Wait (Now + TimeValue("0:00:02"))</text:p>
      <text:p text:style-name="P1">' <text:s text:c="11"/>End If</text:p>
      <text:p text:style-name="P1">' <text:s text:c="11"/>Application.Wait (Now + TimeValue("0:00:02"))</text:p>
      <text:p text:style-name="P1">' <text:s text:c="11"/>Call SetForegroundWindow(My_IE_hWnd)</text:p>
      <text:p text:style-name="P1">' <text:s text:c="7"/>End If</text:p>
      <text:p text:style-name="P1">'</text:p>
      <text:p text:style-name="P1">' <text:s text:c="7"/>'(**Excel Download</text:p>
      <text:p text:style-name="P1">' <text:s text:c="11"/>'***Excel-Download-Button(new position and mouse click)</text:p>
      <text:p text:style-name="P1">' <text:s text:c="15"/>Call z_SetMousePosAndLeftClick(Target_X0, Target_Y0, 1025, 0)</text:p>
      <text:p text:style-name="P1">' <text:s text:c="15"/>Application.Wait (Now + TimeValue("0:00:02"))</text:p>
      <text:p text:style-name="P1">' <text:s text:c="11"/>'***Minimize SmC IE</text:p>
      <text:p text:style-name="P1">' <text:s text:c="15"/>Call ShowWindow(My_IE_hWnd, SW_MINIMIZE)</text:p>
      <text:p text:style-name="P1">' <text:s text:c="15"/>DoEvents</text:p>
      <text:p text:style-name="P1">' <text:s text:c="15"/>Application.Wait (Now + TimeValue("0:00:01"))</text:p>
      <text:p text:style-name="P1">' <text:s text:c="11"/>'***make excel active</text:p>
      <text:p text:style-name="P1">' <text:s text:c="15"/>Call z_ExcelSessionWindowNormal(mywb)</text:p>
      <text:p text:style-name="P1"><text:soft-page-break/>' <text:s text:c="15"/>Call z_ExcelWorkbookWindowNormal(mywb)</text:p>
      <text:p text:style-name="P1">' <text:s text:c="15"/>DoEvents</text:p>
      <text:p text:style-name="P1">' <text:s text:c="15"/>Application.Wait (Now + TimeValue("0:00:01"))</text:p>
      <text:p text:style-name="P1">' <text:s text:c="11"/>'***Determine when the Download IE appears</text:p>
      <text:p text:style-name="P1">' <text:s text:c="15"/>'if the time secMax is not exceeded, the download should work out</text:p>
      <text:p text:style-name="P1">' <text:s text:c="15"/>'if the time secMax is exceeded, the download is about to fail, wait an try to close the IE window</text:p>
      <text:p text:style-name="P1">' <text:s text:c="15"/>'that appears after secMax. After some time this window gets the name HTTP 500 ...</text:p>
      <text:p text:style-name="P1">' <text:s text:c="15"/>strWindowTitle = "Windows Internet Explorer provided by Syngenta"</text:p>
      <text:p text:style-name="P1">' <text:s text:c="15"/>sec = z_IE_WaitUntilNewWindowExists_HTML_Export(strWindowTitle, secMax_Activity)</text:p>
      <text:p text:style-name="P1">' <text:s text:c="15"/>DoEvents</text:p>
      <text:p text:style-name="P1">' <text:s text:c="11"/>'***If IE download fails (HTTP 500 ...), wait and close IE</text:p>
      <text:p text:style-name="P1">' <text:s text:c="15"/>'to be sure SmC is in an idle state before going back to the portfolio module</text:p>
      <text:p text:style-name="P1">' <text:s text:c="15"/>If sec &gt; secMax_Activity Or sec = secMax_Activity Then</text:p>
      <text:p text:style-name="P1">' <text:s text:c="19"/>'wait until SmC is in an idle state</text:p>
      <text:p text:style-name="P1">' <text:s text:c="19"/>Application.Wait (Now + TimeValue("0:02:00")) 'maybe enhance to 10 minutes</text:p>
      <text:p text:style-name="P1">' <text:s text:c="19"/>'try to close the IE window</text:p>
      <text:p text:style-name="P1">' <text:s text:c="19"/>strWindowTitle = "HTTP 500 Internal Server Error - Windows Internet Explorer provided by Syngenta"</text:p>
      <text:p text:style-name="P1">' <text:s text:c="19"/>Call z_CloseIE3(strWindowTitle, Sh_log, VP_iter, FailedDownloads_iter)</text:p>
      <text:p text:style-name="P1">' <text:s text:c="15"/>End If</text:p>
      <text:p text:style-name="P1">' <text:s text:c="11"/>'***minimize IE that prepares the download and wait until the IE download is exported into Excel</text:p>
      <text:p text:style-name="P1">' <text:s text:c="15"/>strWindowTitle = "Windows Internet Explorer provided by Syngenta"</text:p>
      <text:p text:style-name="P1">' <text:s text:c="15"/>My_IE_XL_hWnd = z_FindWindowHandle(strWindowTitle)</text:p>
      <text:p text:style-name="P1">' <text:s text:c="15"/>If My_IE_XL_hWnd &lt;&gt; 0 Then</text:p>
      <text:p text:style-name="P1">' <text:s text:c="19"/>'minimize IE</text:p>
      <text:p text:style-name="P1">' <text:s text:c="19"/>Call ShowWindow(My_IE_XL_hWnd, SW_MINIMIZE)</text:p>
      <text:p text:style-name="P1">' <text:s text:c="19"/>'give some waiting time until the IE download is exported into Excel</text:p>
      <text:p text:style-name="P1">' <text:s text:c="19"/>DoEvents</text:p>
      <text:p text:style-name="P1">' <text:s text:c="19"/>Application.Wait (Now + TimeValue("0:00:10"))</text:p>
      <text:p text:style-name="P1">' <text:s text:c="15"/>End If</text:p>
      <text:p text:style-name="P1">' <text:s text:c="11"/>'***write out the window name</text:p>
      <text:p text:style-name="P1">' <text:s text:c="15"/>WindowName = Workbooks(Workbooks.count).name</text:p>
      <text:p text:style-name="P1">' <text:s text:c="15"/>WorkbooksEntry1 = Workbooks(Workbooks.count).Sheets(1).Cells(2, 5)</text:p>
      <text:p text:style-name="P1">' <text:s text:c="15"/>WorkbooksEntry2 = Workbooks(Workbooks.count).Sheets(1).Cells(2, 6)</text:p>
      <text:p text:style-name="P1">' <text:s text:c="15"/>mywb.Worksheets(Sh_log).Cells(VP_iter + 2, 5) = VP_iter + 1</text:p>
      <text:p text:style-name="P1">' <text:s text:c="15"/>mywb.Worksheets(Sh_log).Cells(VP_iter + 2, 6) = sec</text:p>
      <text:p text:style-name="P1">' <text:s text:c="15"/>mywb.Worksheets(Sh_log).Cells(VP_iter + 2, 7) = WindowName</text:p>
      <text:p text:style-name="P1">' <text:s text:c="15"/>mywb.Worksheets(Sh_log).Cells(VP_iter + 2, 8) = WorkbooksEntry1</text:p>
      <text:p text:style-name="P1">' <text:s text:c="15"/>mywb.Worksheets(Sh_log).Cells(VP_iter + 2, 9) = WorkbooksEntry2</text:p>
      <text:p text:style-name="P1">' <text:s text:c="11"/>'***Move the newly created download Wb into the SmC_Download file</text:p>
      <text:p text:style-name="P1">' <text:s text:c="15"/>Call z_MoveWbSheetsIntoAnotherWb_V2(mywb, "SmC_A_VP_", VP_iter + 1)</text:p>
      <text:p text:style-name="P1">' <text:s text:c="15"/>Application.Wait (Now + TimeValue("0:00:01"))</text:p>
      <text:p text:style-name="P1">' <text:s text:c="11"/>'***minimize all Excel workbooks within the Excel session</text:p>
      <text:p text:style-name="P1">' <text:s text:c="15"/>Call z_ExcelWorkbookWindowMinimizeAll(mywb)</text:p>
      <text:p text:style-name="P1">' <text:s text:c="15"/>DoEvents</text:p>
      <text:p text:style-name="P1">' <text:s text:c="15"/>Application.Wait (Now + TimeValue("0:00:01"))</text:p>
      <text:p text:style-name="P1">' <text:s text:c="11"/>'***If IE fails, or IE failed to close before, so try to close the window now</text:p>
      <text:p text:style-name="P1">' <text:s text:c="15"/>strWindowTitle = "Internet Explorer cannot display the webpage - Windows Internet Explorer provided by Syngenta"</text:p>
      <text:p text:style-name="P1">' <text:s text:c="15"/>Call z_CloseIE3(strWindowTitle, Sh_log, VP_iter, FailedDownloads_iter)</text:p>
      <text:p text:style-name="P1">' <text:s text:c="15"/>Application.Wait (Now + TimeValue("0:00:01"))</text:p>
      <text:p text:style-name="P1"><text:soft-page-break/>' <text:s text:c="15"/>strWindowTitle = "Verify - Windows Internet Explorer provided by Syngenta"</text:p>
      <text:p text:style-name="P1">' <text:s text:c="15"/>Call z_CloseIE3(strWindowTitle, Sh_log, VP_iter, FailedDownloads_iter)</text:p>
      <text:p text:style-name="P1">' <text:s text:c="15"/>Application.Wait (Now + TimeValue("0:00:01"))</text:p>
      <text:p text:style-name="P1">' <text:s text:c="15"/>strWindowTitle = "HTTP 500 Internal Server Error - Windows Internet Explorer provided by Syngenta"</text:p>
      <text:p text:style-name="P1">' <text:s text:c="15"/>Call z_CloseIE3(strWindowTitle, Sh_log, VP_iter, FailedDownloads_iter)</text:p>
      <text:p text:style-name="P1">' <text:s text:c="15"/>Application.Wait (Now + TimeValue("0:00:01"))</text:p>
      <text:p text:style-name="P1">' <text:s text:c="7"/>')**Excel Download</text:p>
      <text:p text:style-name="P1">' <text:s text:c="7"/>Next VP_iter</text:p>
      <text:p text:style-name="P1">' <text:s text:c="7"/>'save workbook</text:p>
      <text:p text:style-name="P1">' <text:s text:c="7"/>mywb.Save</text:p>
      <text:p text:style-name="P1">' <text:s text:c="7"/>DoEvents</text:p>
      <text:p text:style-name="P1">' <text:s text:c="7"/>Application.Wait (Now + TimeValue("0:00:10"))</text:p>
      <text:p text:style-name="P1">' <text:s text:c="3"/>End If</text:p>
      <text:p text:style-name="P1">'')*Resource Report</text:p>
      <text:p text:style-name="P1">'</text:p>
      <text:p text:style-name="P1">'</text:p>
      <text:p text:style-name="P1">''(*PiReport</text:p>
      <text:p text:style-name="P1">' <text:s text:c="3"/>'(**close the activities or not and bring SmC IE back to the modul "project"</text:p>
      <text:p text:style-name="P1">' <text:s text:c="7"/>If OnlyPIs = 0 Then</text:p>
      <text:p text:style-name="P1">' <text:s text:c="11"/>'Open-Module-Button(new position and mouse click)</text:p>
      <text:p text:style-name="P1">' <text:s text:c="11"/>Call z_SetMousePosAndLeftClick(Target_X0, Target_Y0, 0, 0)</text:p>
      <text:p text:style-name="P1">' <text:s text:c="11"/>Application.Wait (Now + TimeValue("0:00:03"))</text:p>
      <text:p text:style-name="P1">' <text:s text:c="11"/>'Project-Module(new position and mouse click)</text:p>
      <text:p text:style-name="P1">' <text:s text:c="11"/>Call z_SetMousePosAndLeftClick(Target_X0, Target_Y0, 0, 57)</text:p>
      <text:p text:style-name="P1">' <text:s text:c="11"/>Application.Wait (Now + TimeValue("0:00:14"))</text:p>
      <text:p text:style-name="P1">' <text:s text:c="7"/>End If</text:p>
      <text:p text:style-name="P1">' <text:s text:c="3"/>')**close the activities or not and bring SmC IE back to the modul "project"</text:p>
      <text:p text:style-name="P1">'</text:p>
      <text:p text:style-name="P1">' <text:s text:c="3"/>If OnlyPIs = 0 Or OnlyPIs = 1 Then</text:p>
      <text:p text:style-name="P1">' <text:s text:c="7"/>Call z_ExcelSessionWindowMinimized(mywb)</text:p>
      <text:p text:style-name="P1">' <text:s text:c="7"/>Call z_ExcelSessionWindowNormal(mywb)</text:p>
      <text:p text:style-name="P1">' <text:s text:c="7"/>notused = InputBox("set the export to 2007-2010 for the PI download",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notused = InputBox("set the style to Main R&amp;D PI Export_5 for the PI download",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notused = InputBox("set the VP before the first PI VP",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text:p>
      <text:p text:style-name="P1">' <text:s text:c="3"/>End If</text:p>
      <text:p text:style-name="P1">'</text:p>
      <text:p text:style-name="P1"><text:soft-page-break/>' <text:s text:c="3"/>If OnlyPIs = 0 Or OnlyPIs = 1 Then</text:p>
      <text:p text:style-name="P1">' <text:s text:c="7"/>'loop over all Pi virtual portfolios</text:p>
      <text:p text:style-name="P1">' <text:s text:c="7"/>VP_Start_Pi = 0</text:p>
      <text:p text:style-name="P1">' <text:s text:c="7"/>For VP_iter_Pi = VP_Start_Pi To TotalVPs_Pi</text:p>
      <text:p text:style-name="P1">'</text:p>
      <text:p text:style-name="P1">' <text:s text:c="7"/>'(**Bring IE to the forecround</text:p>
      <text:p text:style-name="P1">' <text:s text:c="11"/>'show or restore IE depending on its current state</text:p>
      <text:p text:style-name="P1">' <text:s text:c="11"/>If IsIconic(My_IE_hWnd) Then</text:p>
      <text:p text:style-name="P1">' <text:s text:c="15"/>Call ShowWindow(My_IE_hWnd, SW_RESTORE)</text:p>
      <text:p text:style-name="P1">' <text:s text:c="11"/>Else</text:p>
      <text:p text:style-name="P1">' <text:s text:c="15"/>Call ShowWindow(My_IE_hWnd, SW_SHOW)</text:p>
      <text:p text:style-name="P1">' <text:s text:c="11"/>End If</text:p>
      <text:p text:style-name="P1">' <text:s text:c="11"/>'bring SmC IE to the foreground</text:p>
      <text:p text:style-name="P1">' <text:s text:c="11"/>Call SetForegroundWindow(My_IE_hWnd)</text:p>
      <text:p text:style-name="P1">' <text:s text:c="11"/>'To be sure SmC is in an idle state before going back to the portfolio module</text:p>
      <text:p text:style-name="P1">' <text:s text:c="11"/>Application.Wait (Now + TimeValue("0:00:05"))</text:p>
      <text:p text:style-name="P1">' <text:s text:c="7"/>')**Bring IE to the forecround</text:p>
      <text:p text:style-name="P1">'</text:p>
      <text:p text:style-name="P1">'' <text:s text:c="7"/>'(**close the activities or not and bring SmC IE back to the modul "project"</text:p>
      <text:p text:style-name="P1">'' <text:s text:c="11"/>If VP_iter_Pi = VP_Start_Pi Then</text:p>
      <text:p text:style-name="P1">'' <text:s text:c="15"/>'Open-Module-Button(new position and mouse click)</text:p>
      <text:p text:style-name="P1">'' <text:s text:c="15"/>Call z_SetMousePosAndLeftClick(Target_X0, Target_Y0, 0, 0)</text:p>
      <text:p text:style-name="P1">'' <text:s text:c="15"/>Application.Wait (Now + TimeValue("0:00:01"))</text:p>
      <text:p text:style-name="P1">'' <text:s text:c="15"/>'Project-Module(new position and mouse click)</text:p>
      <text:p text:style-name="P1">'' <text:s text:c="15"/>Call z_SetMousePosAndLeftClick(Target_X0, Target_Y0, 0, 57)</text:p>
      <text:p text:style-name="P1">'' <text:s text:c="15"/>Application.Wait (Now + TimeValue("0:00:14"))</text:p>
      <text:p text:style-name="P1">'' <text:s text:c="11"/>End If</text:p>
      <text:p text:style-name="P1">'' <text:s text:c="7"/>')**close the activities or not and bring SmC IE back to the modul "project"</text:p>
      <text:p text:style-name="P1">'</text:p>
      <text:p text:style-name="P1">' <text:s text:c="7"/>'(**select the "Main R&amp;D PI Report" style</text:p>
      <text:p text:style-name="P1">' <text:s text:c="7"/>If PiStyle Then</text:p>
      <text:p text:style-name="P1">' <text:s text:c="11"/>'Style-Button(new position and mouse click)</text:p>
      <text:p text:style-name="P1">' <text:s text:c="11"/>Call z_SetMousePosAndLeftClick(Target_X0, Target_Y0, 1157, 141)</text:p>
      <text:p text:style-name="P1">' <text:s text:c="11"/>Application.Wait (Now + TimeValue("0:00:03"))</text:p>
      <text:p text:style-name="P1">' <text:s text:c="11"/>'Style-Choice(new position and mouse click)</text:p>
      <text:p text:style-name="P1">' <text:s text:c="11"/>Call z_SetMousePosAndLeftClick(Target_X0, Target_Y0, 1096, PiStyleDelta)</text:p>
      <text:p text:style-name="P1">' <text:s text:c="11"/>Application.Wait (Now + TimeValue("0:00:10"))</text:p>
      <text:p text:style-name="P1">' <text:s text:c="7"/>End If</text:p>
      <text:p text:style-name="P1">' <text:s text:c="7"/>')**select the "Main R&amp;D PI Report" style</text:p>
      <text:p text:style-name="P1">'</text:p>
      <text:p text:style-name="P1">' <text:s text:c="7"/>'(**Choose a new Virtual Portfolio</text:p>
      <text:p text:style-name="P1">' <text:s text:c="11"/>'VirtualPortfolioChoice-DropDown(new position and mouse click)</text:p>
      <text:p text:style-name="P1">' <text:s text:c="11"/>Call z_SetMousePosAndLeftClick(Target_X0, Target_Y0, 533 + delta1, 63)</text:p>
      <text:p text:style-name="P1">' <text:s text:c="11"/>Application.Wait (Now + TimeValue("0:00:05"))</text:p>
      <text:p text:style-name="P1">' <text:s text:c="11"/>'VirtualPortfolioChoice(new position and mouse click)</text:p>
      <text:p text:style-name="P1">' <text:s text:c="11"/>VP_DropdownSecondPos = 97 'Delta Y0 to click on the second VP</text:p>
      <text:p text:style-name="P1">' <text:s text:c="11"/>Call z_SetMousePosAndLeftClick(Target_X0, Target_Y0, 338 + delta1, VP_DropdownSecondPos)</text:p>
      <text:p text:style-name="P1">' <text:s text:c="11"/>Application.Wait (Now + TimeValue("0:00:15"))</text:p>
      <text:p text:style-name="P1">' <text:s text:c="7"/>')**Choose a new Virtual Portfolio</text:p>
      <text:p text:style-name="P1">'</text:p>
      <text:p text:style-name="P1">' <text:s text:c="7"/>'(**Excel Download</text:p>
      <text:p text:style-name="P1">' <text:s text:c="11"/>'***Excel-Download-Button(new position and mouse click)</text:p>
      <text:p text:style-name="P1"><text:soft-page-break/>' <text:s text:c="15"/>Call z_SetMousePosAndLeftClick(Target_X0, Target_Y0, 1025, 0)</text:p>
      <text:p text:style-name="P1">' <text:s text:c="15"/>Application.Wait (Now + TimeValue("0:00:02"))</text:p>
      <text:p text:style-name="P1">' <text:s text:c="11"/>'***Minimize SmC IE</text:p>
      <text:p text:style-name="P1">' <text:s text:c="15"/>Call ShowWindow(My_IE_hWnd, SW_MINIMIZE)</text:p>
      <text:p text:style-name="P1">' <text:s text:c="15"/>DoEvents</text:p>
      <text:p text:style-name="P1">' <text:s text:c="15"/>Application.Wait (Now + TimeValue("0:00:01"))</text:p>
      <text:p text:style-name="P1">' <text:s text:c="11"/>'***make excel active</text:p>
      <text:p text:style-name="P1">' <text:s text:c="15"/>Call z_ExcelSessionWindowNormal(mywb)</text:p>
      <text:p text:style-name="P1">' <text:s text:c="15"/>Call z_ExcelWorkbookWindowNormal(mywb)</text:p>
      <text:p text:style-name="P1">' <text:s text:c="15"/>DoEvents</text:p>
      <text:p text:style-name="P1">' <text:s text:c="15"/>Application.Wait (Now + TimeValue("0:00:01"))</text:p>
      <text:p text:style-name="P1">' <text:s text:c="11"/>'***Determine when the Download IE appears</text:p>
      <text:p text:style-name="P1">' <text:s text:c="15"/>'if the time secMax is not exceeded, the download should work out</text:p>
      <text:p text:style-name="P1">' <text:s text:c="15"/>'if the time secMax is exceeded, the download is about to fail, wait an try to close the IE window</text:p>
      <text:p text:style-name="P1">' <text:s text:c="15"/>'that appears after secMax. After some time this window gets the name HTTP 500 ...</text:p>
      <text:p text:style-name="P1">' <text:s text:c="15"/>DurationSinceDownloadClick = 4</text:p>
      <text:p text:style-name="P1">' <text:s text:c="15"/>strWindowTitle = "Windows Internet Explorer provided by Syngenta"</text:p>
      <text:p text:style-name="P1">' <text:s text:c="15"/>sec = z_IE_WaitUntilNewWindowExists_HTML_Export(strWindowTitle, secMax_PI - DurationSinceDownloadClick)</text:p>
      <text:p text:style-name="P1">' <text:s text:c="15"/>sec = sec + DurationSinceDownloadClick</text:p>
      <text:p text:style-name="P1">' <text:s text:c="15"/>DoEvents</text:p>
      <text:p text:style-name="P1">'</text:p>
      <text:p text:style-name="P1">' <text:s text:c="11"/>'***If IE download fails (HTTP 500 ...), wait and close IE</text:p>
      <text:p text:style-name="P1">' <text:s text:c="15"/>'to be sure SmC is in an idle state before going back to the portfolio module</text:p>
      <text:p text:style-name="P1">' <text:s text:c="15"/>If sec &gt; secMax_PI Or sec = secMax_PI Then</text:p>
      <text:p text:style-name="P1">' <text:s text:c="19"/>'wait until SmC is in an idle state</text:p>
      <text:p text:style-name="P1">' <text:s text:c="19"/>Application.Wait (Now + TimeValue("0:02:00")) 'maybe enhance to 10 minutes</text:p>
      <text:p text:style-name="P1">' <text:s text:c="19"/>'try to close the IE window</text:p>
      <text:p text:style-name="P1">' <text:s text:c="19"/>strWindowTitle = "HTTP 500 Internal Server Error - Windows Internet Explorer provided by Syngenta"</text:p>
      <text:p text:style-name="P1">' <text:s text:c="19"/>Call z_CloseIE3(strWindowTitle, Sh_log, VP_iter_Pi, FailedDownloads_iter)</text:p>
      <text:p text:style-name="P1">' <text:s text:c="15"/>End If</text:p>
      <text:p text:style-name="P1">' <text:s text:c="11"/>'***minimize IE that prepares the download and wait until the IE download is exported into Excel</text:p>
      <text:p text:style-name="P1">' <text:s text:c="15"/>strWindowTitle = "Windows Internet Explorer provided by Syngenta"</text:p>
      <text:p text:style-name="P1">' <text:s text:c="15"/>My_IE_XL_hWnd = z_FindWindowHandle(strWindowTitle)</text:p>
      <text:p text:style-name="P1">' <text:s text:c="15"/>If My_IE_XL_hWnd &lt;&gt; 0 Then</text:p>
      <text:p text:style-name="P1">' <text:s text:c="19"/>'minimize IE</text:p>
      <text:p text:style-name="P1">' <text:s text:c="19"/>Call ShowWindow(My_IE_XL_hWnd, SW_MINIMIZE)</text:p>
      <text:p text:style-name="P1">' <text:s text:c="19"/>'give some waiting time until the IE download is exported into Excel</text:p>
      <text:p text:style-name="P1">' <text:s text:c="19"/>DoEvents</text:p>
      <text:p text:style-name="P1">' <text:s text:c="19"/>Application.Wait (Now + TimeValue("0:00:10"))</text:p>
      <text:p text:style-name="P1">' <text:s text:c="15"/>End If</text:p>
      <text:p text:style-name="P1">' <text:s text:c="11"/>'***write out the window name</text:p>
      <text:p text:style-name="P1">' <text:s text:c="15"/>WindowName = Workbooks(Workbooks.count).name</text:p>
      <text:p text:style-name="P1">' <text:s text:c="15"/>WorkbooksEntry1 = Workbooks(Workbooks.count).Sheets(1).Cells(2, 5)</text:p>
      <text:p text:style-name="P1">' <text:s text:c="15"/>WorkbooksEntry2 = Workbooks(Workbooks.count).Sheets(1).Cells(2, 6)</text:p>
      <text:p text:style-name="P1">' <text:s text:c="15"/>mywb.Worksheets(Sh_log).Cells(VP_iter_Pi + 2, 5) = VP_iter_Pi + 1</text:p>
      <text:p text:style-name="P1">' <text:s text:c="15"/>mywb.Worksheets(Sh_log).Cells(VP_iter_Pi + 2, 6) = sec</text:p>
      <text:p text:style-name="P1">' <text:s text:c="15"/>mywb.Worksheets(Sh_log).Cells(VP_iter_Pi + 2, 7) = WindowName</text:p>
      <text:p text:style-name="P1">' <text:s text:c="15"/>mywb.Worksheets(Sh_log).Cells(VP_iter_Pi + 2, 8) = WorkbooksEntry1</text:p>
      <text:p text:style-name="P1">' <text:s text:c="15"/>mywb.Worksheets(Sh_log).Cells(VP_iter_Pi + 2, 9) = WorkbooksEntry2</text:p>
      <text:p text:style-name="P1"><text:soft-page-break/>' <text:s text:c="11"/>'***Save the export workbook</text:p>
      <text:p text:style-name="P1">' <text:s text:c="15"/>Application.DisplayAlerts = False</text:p>
      <text:p text:style-name="P1">' <text:s text:c="15"/>Call z_WorkbookSave(ActiveWorkbook)</text:p>
      <text:p text:style-name="P1">' <text:s text:c="15"/>Application.DisplayAlerts = True</text:p>
      <text:p text:style-name="P1">' <text:s text:c="11"/>'***Move newly created download Wb into the SmC_Download file</text:p>
      <text:p text:style-name="P1">' <text:s text:c="15"/>Call z_MoveWbSheetsIntoAnotherWb_V2(mywb, "SmC_P_VP_", VP_iter_Pi + 1)</text:p>
      <text:p text:style-name="P1">' <text:s text:c="15"/>Application.Wait (Now + TimeValue("0:00:01"))</text:p>
      <text:p text:style-name="P1">' <text:s text:c="11"/>'***Save the download workbook</text:p>
      <text:p text:style-name="P1">' <text:s text:c="15"/>Call z_WorkbookSave(mywb)</text:p>
      <text:p text:style-name="P1">' <text:s text:c="11"/>'***minimize all Excel workbooks within the Excel session</text:p>
      <text:p text:style-name="P1">' <text:s text:c="15"/>Call z_ExcelWorkbookWindowMinimizeAll(mywb)</text:p>
      <text:p text:style-name="P1">' <text:s text:c="15"/>DoEvents</text:p>
      <text:p text:style-name="P1">' <text:s text:c="15"/>Application.Wait (Now + TimeValue("0:00:01"))</text:p>
      <text:p text:style-name="P1">' <text:s text:c="11"/>'***If IE fails, or IE failed to close before, so try to close the window now</text:p>
      <text:p text:style-name="P1">' <text:s text:c="15"/>strWindowTitle = "Internet Explorer cannot display the webpage - Windows Internet Explorer provided by Syngenta"</text:p>
      <text:p text:style-name="P1">' <text:s text:c="15"/>Call z_CloseIE3(strWindowTitle, Sh_log, VP_iter_Pi, FailedDownloads_iter)</text:p>
      <text:p text:style-name="P1">' <text:s text:c="15"/>Application.Wait (Now + TimeValue("0:00:01"))</text:p>
      <text:p text:style-name="P1">' <text:s text:c="15"/>strWindowTitle = "HTTP 500 Internal Server Error - Windows Internet Explorer provided by Syngenta"</text:p>
      <text:p text:style-name="P1">' <text:s text:c="15"/>Call z_CloseIE3(strWindowTitle, Sh_log, VP_iter_Pi, FailedDownloads_iter)</text:p>
      <text:p text:style-name="P1">' <text:s text:c="15"/>Application.Wait (Now + TimeValue("0:00:01"))</text:p>
      <text:p text:style-name="P1">' <text:s text:c="7"/>'(**Excel Download</text:p>
      <text:p text:style-name="P1">' <text:s text:c="7"/>Next VP_iter_Pi</text:p>
      <text:p text:style-name="P1">' <text:s text:c="7"/>'save workbook</text:p>
      <text:p text:style-name="P1">' <text:s text:c="7"/>mywb.Save</text:p>
      <text:p text:style-name="P1">' <text:s text:c="3"/>End If</text:p>
      <text:p text:style-name="P1">''(*PiReport</text:p>
      <text:p text:style-name="P1">' <text:s text:c="3"/>notused = InputBox("Download has been finished", , "no entry", 13500, 12500)</text:p>
      <text:p text:style-name="P1">' <text:s text:c="3"/>Call z_TrackTime("C:\Users\t740698\Desktop\TimeTracking.txt", _</text:p>
      <text:p text:style-name="P1">' <text:s text:c="15"/>Array("Main_DownloadReport", "End", "task: ", CStr(Now()), ""))</text:p>
      <text:p text:style-name="P1">'End Sub</text:p>
      <text:p text:style-name="P1">'</text:p>
      <text:p text:style-name="P1">'</text:p>
      <text:p text:style-name="P1">'</text:p>
      <text:p text:style-name="P1">'Private Sub m_Main_DownloadPlannedSales_HTML_Export(OnlyPIs As Integer, myPageURL As String)</text:p>
      <text:p text:style-name="P1">' <text:s text:c="3"/>Call z_TrackTime("C:\Users\t740698\Desktop\TimeTracking.txt", _</text:p>
      <text:p text:style-name="P1">' <text:s text:c="15"/>Array("Main_DownloadReport", "Begin", "task: ", CStr(Now()), ""))</text:p>
      <text:p text:style-name="P1">''(*Variable declaration</text:p>
      <text:p text:style-name="P1">' <text:s text:c="3"/>'(*Preparations before running the macro</text:p>
      <text:p text:style-name="P1">' <text:s text:c="3"/>'Dim OnlyPIs As Integer</text:p>
      <text:p text:style-name="P1">' <text:s text:c="3"/>Dim Sh_log As String</text:p>
      <text:p text:style-name="P1">' <text:s text:c="3"/>Dim delta1 As Integer</text:p>
      <text:p text:style-name="P1">' <text:s text:c="3"/>Dim delta2 As Integer</text:p>
      <text:p text:style-name="P1">' <text:s text:c="3"/>Dim mywb As Workbook</text:p>
      <text:p text:style-name="P1">' <text:s text:c="3"/>Dim WbPath As String</text:p>
      <text:p text:style-name="P1">' <text:s text:c="3"/>Dim wbdate As String</text:p>
      <text:p text:style-name="P1">' <text:s text:c="3"/>Dim WbName As String</text:p>
      <text:p text:style-name="P1">' <text:s text:c="3"/>'(*Create a new Excel Workbook</text:p>
      <text:p text:style-name="P1">' <text:s text:c="3"/>'(*prepare the SmC window in an IE object</text:p>
      <text:p text:style-name="P1">' <text:s text:c="3"/>Dim myIE As SHDocVw.InternetExplorer</text:p>
      <text:p text:style-name="P1">' <text:s text:c="3"/>Dim myPageTitle As String</text:p>
      <text:p text:style-name="P1"><text:soft-page-break/>' <text:s text:c="3"/>'Dim myPageURL As String</text:p>
      <text:p text:style-name="P1">' <text:s text:c="3"/>Dim strWindowTitle As String 'used several times for different names</text:p>
      <text:p text:style-name="P1">' <text:s text:c="3"/>Dim My_IE_hWnd As Long</text:p>
      <text:p text:style-name="P1">' <text:s text:c="3"/>'(*Open the SmC Project-Module</text:p>
      <text:p text:style-name="P1">' <text:s text:c="3"/>Dim Target_X0 As Long</text:p>
      <text:p text:style-name="P1">' <text:s text:c="3"/>Dim Target_Y0 As Long</text:p>
      <text:p text:style-name="P1">' <text:s text:c="3"/>Dim BySyngentaPortfolio As Boolean</text:p>
      <text:p text:style-name="P1">' <text:s text:c="3"/>'(*'ResetButton</text:p>
      <text:p text:style-name="P1">' <text:s text:c="3"/>Dim ResetButtonYes As Integer</text:p>
      <text:p text:style-name="P1">' <text:s text:c="3"/>'(*Resource Report</text:p>
      <text:p text:style-name="P1">' <text:s text:c="3"/>Dim VP_DropdownSecondPos As Long</text:p>
      <text:p text:style-name="P1">' <text:s text:c="3"/>Dim VP_Start As Integer</text:p>
      <text:p text:style-name="P1">' <text:s text:c="3"/>Dim TotalVPs As Integer</text:p>
      <text:p text:style-name="P1">' <text:s text:c="3"/>Dim FailedDownloads_iter As Integer</text:p>
      <text:p text:style-name="P1">' <text:s text:c="3"/>Dim VP_iter As Integer</text:p>
      <text:p text:style-name="P1">' <text:s text:c="3"/>'(**Open the OneLinePerResource Report</text:p>
      <text:p text:style-name="P1">' <text:s text:c="3"/>Dim ResourceStyle As Long</text:p>
      <text:p text:style-name="P1">' <text:s text:c="3"/>Dim ResourceStyleDelta As Long</text:p>
      <text:p text:style-name="P1">' <text:s text:c="3"/>'(**Workaround for the selection problem: clicks on the scroll bar</text:p>
      <text:p text:style-name="P1">' <text:s text:c="3"/>Dim ScrollClicks_Iter As Integer</text:p>
      <text:p text:style-name="P1">' <text:s text:c="3"/>Dim ScrollClicks_Iter_Max As Integer</text:p>
      <text:p text:style-name="P1">' <text:s text:c="3"/>'(**Excel Download</text:p>
      <text:p text:style-name="P1">' <text:s text:c="3"/>Dim sec As Integer</text:p>
      <text:p text:style-name="P1">' <text:s text:c="3"/>Dim DurationSinceDownloadClick As Integer</text:p>
      <text:p text:style-name="P1">' <text:s text:c="3"/>Dim secMax_PI As Integer</text:p>
      <text:p text:style-name="P1">' <text:s text:c="3"/>Dim My_IE_XL_hWnd As Long</text:p>
      <text:p text:style-name="P1">' <text:s text:c="3"/>Dim My_IE_XL_Child_hWnd As Long</text:p>
      <text:p text:style-name="P1">' <text:s text:c="3"/>Dim MyChildName As String</text:p>
      <text:p text:style-name="P1">' <text:s text:c="3"/>Dim WindowName As String</text:p>
      <text:p text:style-name="P1">' <text:s text:c="3"/>Dim WorkbooksEntry1 As String</text:p>
      <text:p text:style-name="P1">' <text:s text:c="3"/>Dim WorkbooksEntry2 As String</text:p>
      <text:p text:style-name="P1">' <text:s text:c="3"/>'(*PiReport</text:p>
      <text:p text:style-name="P1">' <text:s text:c="3"/>Dim VP_iter_Pi As Integer</text:p>
      <text:p text:style-name="P1">' <text:s text:c="3"/>Dim VP_Start_Pi As Integer</text:p>
      <text:p text:style-name="P1">' <text:s text:c="3"/>Dim TotalVPs_Pi As Integer</text:p>
      <text:p text:style-name="P1">' <text:s text:c="3"/>Dim PiStyle As Long</text:p>
      <text:p text:style-name="P1">' <text:s text:c="3"/>Dim PiStyleDelta As Long</text:p>
      <text:p text:style-name="P1">' <text:s text:c="3"/>Dim secMax_Activity As Integer</text:p>
      <text:p text:style-name="P1">'')*Variable declaration</text:p>
      <text:p text:style-name="P1">'</text:p>
      <text:p text:style-name="P1">''(*Preparations before running the macro</text:p>
      <text:p text:style-name="P1">' <text:s text:c="3"/>'Manual tasks/settings before starting the macro</text:p>
      <text:p text:style-name="P1">' <text:s text:c="3"/>'1. With IE 7 make sure you have only one tab open (the one with SmC)!!!</text:p>
      <text:p text:style-name="P1">' <text:s text:c="3"/>'2. Module&gt;Projects Style:Main R&amp;D PI Export_3</text:p>
      <text:p text:style-name="P1">' <text:s text:c="3"/>'3. Module&gt;Projects&gt;Open Style: R&amp;D Reporting Master Data Set_5</text:p>
      <text:p text:style-name="P1">' <text:s text:c="3"/>'4. Module&gt;Projects&gt;Open Scheduling&gt;Hours&amp;expenditures&gt;One line per resource</text:p>
      <text:p text:style-name="P1">' <text:s text:c="3"/>'5. choose only Pi download yes=1 (PiReport) or no=0 (ResourceReport)</text:p>
      <text:p text:style-name="P1">' <text:s text:c="7"/>'default value is 0 (ResourceReport),</text:p>
      <text:p text:style-name="P1">' <text:s text:c="7"/>'if set to 1, then choose the SmC virutual portfolio just before the first PI virtual portfolio</text:p>
      <text:p text:style-name="P1">' <text:s text:c="7"/>'if you set BySyngentaPorfolio=True then you have 15 seconds to set the right VP</text:p>
      <text:p text:style-name="P1">' <text:s text:c="7"/>'OnlyPIs = 0 'default=0,</text:p>
      <text:p text:style-name="P1">' <text:s text:c="3"/>'6. choose Smc user rights with and without read only</text:p>
      <text:p text:style-name="P1">' <text:s text:c="7"/>delta1 = 0 'read only: 0, all rights: 17</text:p>
      <text:p text:style-name="P1"><text:soft-page-break/>' <text:s text:c="7"/>delta2 = 0 'read only: 0, all rights: 56</text:p>
      <text:p text:style-name="P1">' <text:s text:c="3"/>'7. Calibrate the mouse click on the Open-Module button</text:p>
      <text:p text:style-name="P1">' <text:s text:c="7"/>Target_X0 = 21 '(calibrate here)</text:p>
      <text:p text:style-name="P1">' <text:s text:c="7"/>Target_Y0 = 137 '(calibrate here)</text:p>
      <text:p text:style-name="P1">' <text:s text:c="3"/>'8. set the path and the name of the workbook that is created (or opened/activated if it already exists)</text:p>
      <text:p text:style-name="Standard">' <text:s text:c="7"/>WbPath = "C:\Users\t740698\Desktop\"</text:p>
      <text:p text:style-name="P1">' <text:s text:c="7"/>wbdate = z_wbdate(, Now())</text:p>
      <text:p text:style-name="P1">' <text:s text:c="7"/>WbName = "CONFIDENTIAL_SmC_DownloadPlannedSales" &amp; "_" &amp; wbdate &amp; "_V1-0" &amp; ".xlsb"</text:p>
      <text:p text:style-name="P1">' <text:s text:c="7"/>'wbname = "SmC_Download.xlsb"</text:p>
      <text:p text:style-name="P1">' <text:s text:c="3"/>'9. Click on the BySyngentaPortfolio-Tab</text:p>
      <text:p text:style-name="P1">' <text:s text:c="7"/>'default value is true (Click)</text:p>
      <text:p text:style-name="P1">' <text:s text:c="7"/>'if set to false, then make sure that the tab in SmC is set to BySyngentaPortfolio</text:p>
      <text:p text:style-name="P1">' <text:s text:c="7"/>BySyngentaPortfolio = True 'NoClick=False,Click=True</text:p>
      <text:p text:style-name="P1">' <text:s text:c="3"/>'10.Set the Reset-Button for the Resource report</text:p>
      <text:p text:style-name="P1">' <text:s text:c="7"/>'default value is 1</text:p>
      <text:p text:style-name="P1">' <text:s text:c="7"/>'only used in combination with OnlyPis=0 (ResourceReport), no reset with OnlyPis=1 (PiReport)</text:p>
      <text:p text:style-name="P1">' <text:s text:c="7"/>ResetButtonYes = 1 'Yes=1, No=0 (does not influence PiReport)</text:p>
      <text:p text:style-name="P1">' <text:s text:c="3"/>'11.Resource Report: Number of virtual portfolios</text:p>
      <text:p text:style-name="P1">' <text:s text:c="7"/>TotalVPs = 57 '57 if there are 58 (because it starts with 0)</text:p>
      <text:p text:style-name="P1">' <text:s text:c="3"/>'12.Resource Style</text:p>
      <text:p text:style-name="P1">' <text:s text:c="7"/>'default=0 (manually set under point 3, no clicking)</text:p>
      <text:p text:style-name="P1">' <text:s text:c="7"/>ResourceStyle = 0</text:p>
      <text:p text:style-name="P1">' <text:s text:c="7"/>ResourceStyleDelta = 300 'determine the right value</text:p>
      <text:p text:style-name="P1">' <text:s text:c="3"/>'13.Max waiting time for the download IE Window</text:p>
      <text:p text:style-name="P1">' <text:s text:c="7"/>'default=35 seconds</text:p>
      <text:p text:style-name="P1">' <text:s text:c="7"/>secMax_Activity = 60 '38</text:p>
      <text:p text:style-name="P1">' <text:s text:c="7"/>secMax_PI = 220</text:p>
      <text:p text:style-name="P1">' <text:s text:c="3"/>'14.After a new SmC release check all positions of buttons that are clicked by the program</text:p>
      <text:p text:style-name="P1">' <text:s text:c="7"/>'find: (new position and mouse click)</text:p>
      <text:p text:style-name="P1">' <text:s text:c="3"/>'15.Check from time to time whether the waiting times before new clicks are enough</text:p>
      <text:p text:style-name="P1">' <text:s text:c="3"/>'16.Pi Style</text:p>
      <text:p text:style-name="P1">' <text:s text:c="7"/>'default=0 (manually set under point 2, no clicking)</text:p>
      <text:p text:style-name="P1">' <text:s text:c="7"/>PiStyle = 0</text:p>
      <text:p text:style-name="P1">' <text:s text:c="7"/>PiStyleDelta = 300 'determine the right value</text:p>
      <text:p text:style-name="P1">' <text:s text:c="3"/>'17.PiReport: Number of virtual portfolios</text:p>
      <text:p text:style-name="P1">' <text:s text:c="7"/>TotalVPs_Pi = 9 '9 if there are 10 Pi virtual portfolios(because it starts with 0)</text:p>
      <text:p text:style-name="P1">' <text:s text:c="3"/>'18.IE Zoom must be set to 100% (IE cell in the lower left corner)</text:p>
      <text:p text:style-name="P1">' <text:s text:c="3"/>'19.Selection problem workaround</text:p>
      <text:p text:style-name="P1">' <text:s text:c="7"/>'number of clicks on the scroll bar to have all PIs selected</text:p>
      <text:p text:style-name="P1">' <text:s text:c="7"/>ScrollClicks_Iter_Max_Big = 9</text:p>
      <text:p text:style-name="P1">' <text:s text:c="7"/>ScrollClicks_Iter_Max_Medium = 7</text:p>
      <text:p text:style-name="P1">' <text:s text:c="7"/>ScrollClicks_Iter_Max_Small = 5</text:p>
      <text:p text:style-name="P1">' <text:s text:c="7"/>ScrollClicks_Iter_Max_VerySmall = 3</text:p>
      <text:p text:style-name="P1">' <text:s text:c="3"/>'20.Check that in the one line per resource report all Attributes are visible</text:p>
      <text:p text:style-name="P1">' <text:s text:c="3"/>'21.Set the resource report</text:p>
      <text:p text:style-name="P1">' <text:s text:c="7"/>'none=0, OneLinePerResource=1, Gant=2</text:p>
      <text:p text:style-name="P1">' <text:s text:c="7"/>'default=2 since OneLinePerResource sets back the borderline between table and graph</text:p>
      <text:p text:style-name="P1">' <text:s text:c="7"/>ResourceReportFlag = 3</text:p>
      <text:p text:style-name="P1">' <text:s text:c="3"/>'22.Make sure Outlook Meeting request reminder does not pop up</text:p>
      <text:p text:style-name="P1">'</text:p>
      <text:p text:style-name="P1">'')*Preparations before running the macro</text:p>
      <text:p text:style-name="P1">'</text:p>
      <text:p text:style-name="P1"><text:soft-page-break/>''(*Create a new Excel Workbook</text:p>
      <text:p text:style-name="P1">' <text:s text:c="3"/>'show the desktop (minimize all windows)</text:p>
      <text:p text:style-name="P1">' <text:s text:c="3"/>Call z_ShowDesktop</text:p>
      <text:p text:style-name="P1">' <text:s text:c="3"/>Application.Wait (Now + TimeValue("0:00:01"))</text:p>
      <text:p text:style-name="P1">' <text:s text:c="3"/>'add, open or activate an Excel workbook (and session)</text:p>
      <text:p text:style-name="P1">' <text:s text:c="3"/>Call z_WorkbookNewOrOpenOrActivate(WbName, WbPath, mywb)</text:p>
      <text:p text:style-name="P1">' <text:s text:c="3"/>Application.Wait (Now + TimeValue("0:00:03"))</text:p>
      <text:p text:style-name="P1">' <text:s text:c="3"/>'move and resize excel session</text:p>
      <text:p text:style-name="P1">' <text:s text:c="3"/>Call z_ExcelSessionWindowNormal(mywb)</text:p>
      <text:p text:style-name="P1">' <text:s text:c="3"/>Call z_ExcelSessionWindowMoveAndResize(mywb, "400", "0", "700", "340")</text:p>
      <text:p text:style-name="P1">' <text:s text:c="3"/>Application.Wait (Now + TimeValue("0:00:03"))</text:p>
      <text:p text:style-name="P1">' <text:s text:c="3"/>'minimize all Excel workbooks within the Excel session except mywb</text:p>
      <text:p text:style-name="P1">' <text:s text:c="3"/>Call z_ExcelWorkbookWindowMinimizeAll(mywb)</text:p>
      <text:p text:style-name="P1">' <text:s text:c="3"/>Call z_ExcelWorkbookWindowNormal(mywb)</text:p>
      <text:p text:style-name="P1">' <text:s text:c="3"/>'do some renaming, deleting and saving</text:p>
      <text:p text:style-name="P1">' <text:s text:c="3"/>'open or activate mywb</text:p>
      <text:p text:style-name="P1">' <text:s text:c="3"/>Call z_WorkbookNewOrOpenOrActivate(WbName, WbPath, mywb)</text:p>
      <text:p text:style-name="P1">' <text:s text:c="3"/>'bring the Excel session into xlnormal</text:p>
      <text:p text:style-name="P1">' <text:s text:c="3"/>Call z_ExcelSessionWindowNormal(mywb)</text:p>
      <text:p text:style-name="P1">' <text:s text:c="3"/>Call z_ExcelWorkbookWindowMaximized(mywb)</text:p>
      <text:p text:style-name="P1">' <text:s text:c="3"/>'do the next steps only if they are not already done</text:p>
      <text:p text:style-name="P1">' <text:s text:c="3"/>On Error Resume Next</text:p>
      <text:p text:style-name="P1">' <text:s text:c="3"/>'rename logfile</text:p>
      <text:p text:style-name="P1">' <text:s text:c="3"/>mywb.Sheets("Sheet1").Select</text:p>
      <text:p text:style-name="P1">' <text:s text:c="3"/>Sh_log = "Logfile"</text:p>
      <text:p text:style-name="P1">' <text:s text:c="3"/>mywb.Sheets("Sheet1").name = Sh_log</text:p>
      <text:p text:style-name="P1">' <text:s text:c="3"/>'delete empty sheets</text:p>
      <text:p text:style-name="P1">' <text:s text:c="3"/>Call z_DeleteWbSheet(mywb, "Sheet2")</text:p>
      <text:p text:style-name="P1">' <text:s text:c="3"/>Call z_DeleteWbSheet(mywb, "Sheet3")</text:p>
      <text:p text:style-name="P1">' <text:s text:c="3"/>On Error GoTo 0</text:p>
      <text:p text:style-name="P1">' <text:s text:c="3"/>'save workbook</text:p>
      <text:p text:style-name="P1">' <text:s text:c="3"/>mywb.Save</text:p>
      <text:p text:style-name="P1">'')*Create a new Excel Workbook</text:p>
      <text:p text:style-name="P1">'</text:p>
      <text:p text:style-name="P1">''(*prepare the SmC window in an IE object</text:p>
      <text:p text:style-name="P1">' <text:s text:c="3"/>'With IE 7 make sure you have only one tab open (the one with SmC)!!!</text:p>
      <text:p text:style-name="P1">' <text:s text:c="3"/>'or find a solution to toggle between the tabs (send key Ctrl+Tab) until you found the SmC</text:p>
      <text:p text:style-name="P1">' <text:s text:c="3"/>'IE object instantiation</text:p>
      <text:p text:style-name="P1">' <text:s text:c="3"/>'myPageURL = "smartchoice.pro.intra" 'myPageURL = "smartchoice.stg.intra"</text:p>
      <text:p text:style-name="P1">' <text:s text:c="3"/>'Only if not already Open IE: Open IE, Resize, Reposition, Start SmC, Wait 30secs</text:p>
      <text:p text:style-name="P1">' <text:s text:c="3"/>myPageTitle = "SmartChoice"</text:p>
      <text:p text:style-name="P1">' <text:s text:c="3"/>Set myIE = IE_Preparation(myPageTitle, myPageURL)</text:p>
      <text:p text:style-name="P1">' <text:s text:c="3"/>Application.Wait (Now + TimeValue("0:00:01"))</text:p>
      <text:p text:style-name="P1">' <text:s text:c="3"/>'get the IE handle</text:p>
      <text:p text:style-name="P1">' <text:s text:c="3"/>My_IE_hWnd = myIE.hwnd</text:p>
      <text:p text:style-name="P1">' <text:s text:c="3"/>'show or restore IE depending on its current state (iconic = minimized)</text:p>
      <text:p text:style-name="P1">' <text:s text:c="3"/>If IsIconic(My_IE_hWnd) Then</text:p>
      <text:p text:style-name="P1">' <text:s text:c="7"/>Call ShowWindow(My_IE_hWnd, SW_RESTORE)</text:p>
      <text:p text:style-name="P1">' <text:s text:c="3"/>Else</text:p>
      <text:p text:style-name="P1">' <text:s text:c="7"/>Call ShowWindow(My_IE_hWnd, SW_SHOW)</text:p>
      <text:p text:style-name="P1">' <text:s text:c="3"/>End If</text:p>
      <text:p text:style-name="P1">' <text:s text:c="3"/>'bring SmC IE to the foreground</text:p>
      <text:p text:style-name="P1">' <text:s text:c="3"/>SetForegroundWindow My_IE_hWnd</text:p>
      <text:p text:style-name="P1"><text:soft-page-break/>'')*prepare the SmC window in an IE object</text:p>
      <text:p text:style-name="P1">'</text:p>
      <text:p text:style-name="P1">' <text:s text:c="3"/>If OnlyPIs = 0 Then</text:p>
      <text:p text:style-name="P1">' <text:s text:c="7"/>Call z_ExcelSessionWindowMinimized(mywb)</text:p>
      <text:p text:style-name="P1">' <text:s text:c="7"/>Call z_ExcelSessionWindowNormal(mywb)</text:p>
      <text:p text:style-name="P1">' <text:s text:c="7"/>notused = InputBox("set the export to 1997-2000",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text:p>
      <text:p text:style-name="P1">' <text:s text:c="3"/>End If</text:p>
      <text:p text:style-name="P1">'</text:p>
      <text:p text:style-name="P1">''(*Open the SmC Project-Module</text:p>
      <text:p text:style-name="P1">' <text:s text:c="3"/>Application.Wait (Now + TimeValue("0:00:02"))</text:p>
      <text:p text:style-name="P1">' <text:s text:c="3"/>'Open-Module-Button(new position and mouse click)</text:p>
      <text:p text:style-name="P1">' <text:s text:c="3"/>Call z_SetMousePosAndLeftClick(Target_X0, Target_Y0, 0, 0)</text:p>
      <text:p text:style-name="P1">' <text:s text:c="3"/>Application.Wait (Now + TimeValue("0:00:01"))</text:p>
      <text:p text:style-name="P1">' <text:s text:c="3"/>'Project-Module(new position and mouse click)</text:p>
      <text:p text:style-name="P1">' <text:s text:c="3"/>Call z_SetMousePosAndLeftClick(Target_X0, Target_Y0, 0, 57)</text:p>
      <text:p text:style-name="P1">' <text:s text:c="3"/>Application.Wait (Now + TimeValue("0:00:15"))</text:p>
      <text:p text:style-name="P1">' <text:s text:c="3"/>'BySyngentaPortfolio-Tab(new position and mouse click)</text:p>
      <text:p text:style-name="P1">' <text:s text:c="3"/>If BySyngentaPortfolio Then</text:p>
      <text:p text:style-name="P1">' <text:s text:c="7"/>'new position and mouse click</text:p>
      <text:p text:style-name="P1">' <text:s text:c="7"/>Call z_SetMousePosAndLeftClick(Target_X0, Target_Y0, 144, 123)</text:p>
      <text:p text:style-name="P1">' <text:s text:c="7"/>Application.Wait (Now + TimeValue("0:00:15"))</text:p>
      <text:p text:style-name="P1">' <text:s text:c="3"/>Else</text:p>
      <text:p text:style-name="P1">' <text:s text:c="7"/>Application.Wait (Now + TimeValue("0:00:01"))</text:p>
      <text:p text:style-name="P1">' <text:s text:c="3"/>End If</text:p>
      <text:p text:style-name="P1">'')*Open the SmC Project-Module</text:p>
      <text:p text:style-name="P1">'</text:p>
      <text:p text:style-name="P1">''(*'ResetButton</text:p>
      <text:p text:style-name="P1">' <text:s text:c="3"/>If OnlyPIs = 0 Then</text:p>
      <text:p text:style-name="P1">' <text:s text:c="7"/>If ResetButtonYes Then</text:p>
      <text:p text:style-name="P1">' <text:s text:c="11"/>'VirtualPortfolioAdmin-Button(new position and mouse click)</text:p>
      <text:p text:style-name="P1">' <text:s text:c="11"/>Call z_SetMousePosAndLeftClick(Target_X0, Target_Y0, 238 + delta1, 63)</text:p>
      <text:p text:style-name="P1">' <text:s text:c="11"/>Application.Wait (Now + TimeValue("0:00:01"))</text:p>
      <text:p text:style-name="P1">' <text:s text:c="11"/>'Reset-Button(new position and mouse click)</text:p>
      <text:p text:style-name="P1">' <text:s text:c="11"/>Call z_SetMousePosAndLeftClick(Target_X0, Target_Y0, 238 + delta1, 148)</text:p>
      <text:p text:style-name="P1">' <text:s text:c="11"/>Application.Wait (Now + TimeValue("0:00:15"))</text:p>
      <text:p text:style-name="P1">' <text:s text:c="7"/>Else</text:p>
      <text:p text:style-name="P1">' <text:s text:c="11"/>Application.Wait (Now + TimeValue("0:00:01"))</text:p>
      <text:p text:style-name="P1">' <text:s text:c="7"/>End If</text:p>
      <text:p text:style-name="P1">' <text:s text:c="3"/>Else</text:p>
      <text:p text:style-name="P1">' <text:s text:c="3"/>'Select the last activity virtual portfolio, so that the programm starts with</text:p>
      <text:p text:style-name="P1">' <text:s text:c="3"/>'selecting the next virtual portfolio which is the first Pi virtual portfolio</text:p>
      <text:p text:style-name="P1">' <text:s text:c="3"/>End If</text:p>
      <text:p text:style-name="P1">'')*'ResetButton</text:p>
      <text:p text:style-name="P1">'</text:p>
      <text:p text:style-name="P1">' <text:s text:c="3"/>If OnlyPIs = 0 Then</text:p>
      <text:p text:style-name="P1">' <text:s text:c="7"/>Call z_ExcelSessionWindowMinimized(mywb)</text:p>
      <text:p text:style-name="P1">' <text:s text:c="7"/>Call z_ExcelSessionWindowNormal(mywb)</text:p>
      <text:p text:style-name="P1"><text:soft-page-break/>' <text:s text:c="7"/>notused = InputBox("set the style to: return to default style on PI report (faster selection)",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text:p>
      <text:p text:style-name="P1">' <text:s text:c="3"/>End If</text:p>
      <text:p text:style-name="P1">'</text:p>
      <text:p text:style-name="P1">''(*Resource Report</text:p>
      <text:p text:style-name="P1">' <text:s text:c="3"/>Application.Wait (Now + TimeValue("0:00:02"))</text:p>
      <text:p text:style-name="P1">' <text:s text:c="3"/>If OnlyPIs = 0 Then</text:p>
      <text:p text:style-name="P1">' <text:s text:c="7"/>FailedDownloads_iter = 1</text:p>
      <text:p text:style-name="P1">' <text:s text:c="7"/>VP_Start = 0 '0</text:p>
      <text:p text:style-name="P1">' <text:s text:c="7"/>'loop over the resource VPs</text:p>
      <text:p text:style-name="P1">' <text:s text:c="7"/>For VP_iter = VP_Start To TotalVPs</text:p>
      <text:p text:style-name="P1">'</text:p>
      <text:p text:style-name="P1">' <text:s text:c="7"/>'(**Bring IE to the forecround</text:p>
      <text:p text:style-name="P1">' <text:s text:c="11"/>'show or restore IE depending on its current state</text:p>
      <text:p text:style-name="P1">' <text:s text:c="11"/>If IsIconic(My_IE_hWnd) Then</text:p>
      <text:p text:style-name="P1">' <text:s text:c="15"/>Call ShowWindow(My_IE_hWnd, SW_RESTORE)</text:p>
      <text:p text:style-name="P1">' <text:s text:c="11"/>Else</text:p>
      <text:p text:style-name="P1">' <text:s text:c="15"/>Call ShowWindow(My_IE_hWnd, SW_SHOW)</text:p>
      <text:p text:style-name="P1">' <text:s text:c="11"/>End If</text:p>
      <text:p text:style-name="P1">' <text:s text:c="11"/>'bring SmC IE to the foreground</text:p>
      <text:p text:style-name="P1">' <text:s text:c="11"/>Call SetForegroundWindow(My_IE_hWnd)</text:p>
      <text:p text:style-name="P1">' <text:s text:c="11"/>'To be sure SmC is in an idle state before going back to the portfolio module</text:p>
      <text:p text:style-name="P1">' <text:s text:c="11"/>Application.Wait (Now + TimeValue("0:00:03"))</text:p>
      <text:p text:style-name="P1">' <text:s text:c="7"/>')**Bring IE to the forecround</text:p>
      <text:p text:style-name="P1">'</text:p>
      <text:p text:style-name="P1">' <text:s text:c="7"/>'(**close the activities or not and bring SmC IE back to the modul "project"</text:p>
      <text:p text:style-name="P1">' <text:s text:c="11"/>If VP_iter &lt;&gt; 0 Then</text:p>
      <text:p text:style-name="P1">' <text:s text:c="15"/>'Open-Module-Button(new position and mouse click)</text:p>
      <text:p text:style-name="P1">' <text:s text:c="15"/>Call z_SetMousePosAndLeftClick(Target_X0, Target_Y0, 0, 0)</text:p>
      <text:p text:style-name="P1">' <text:s text:c="15"/>Application.Wait (Now + TimeValue("0:00:03"))</text:p>
      <text:p text:style-name="P1">' <text:s text:c="15"/>'Project-Module(new position and mouse click)</text:p>
      <text:p text:style-name="P1">' <text:s text:c="15"/>Call z_SetMousePosAndLeftClick(Target_X0, Target_Y0, 0, 57)</text:p>
      <text:p text:style-name="P1">' <text:s text:c="15"/>Application.Wait (Now + TimeValue("0:00:15"))</text:p>
      <text:p text:style-name="P1">' <text:s text:c="11"/>End If</text:p>
      <text:p text:style-name="P1">' <text:s text:c="7"/>')**close the activities or not and bring SmC IE back to the modul "project"</text:p>
      <text:p text:style-name="P1">'</text:p>
      <text:p text:style-name="P1">' <text:s text:c="7"/>'(**Choose a new Virtual Portfolio</text:p>
      <text:p text:style-name="P1">' <text:s text:c="11"/>'VirtualPortfolioChoice-DropDown(new position and mouse click)</text:p>
      <text:p text:style-name="P1">' <text:s text:c="11"/>Call z_SetMousePosAndLeftClick(Target_X0, Target_Y0, 533 + delta1, 63)</text:p>
      <text:p text:style-name="P1">' <text:s text:c="11"/>Application.Wait (Now + TimeValue("0:00:05"))</text:p>
      <text:p text:style-name="P1">' <text:s text:c="11"/>'VirtualPortfolioChoice(new position and mouse click)</text:p>
      <text:p text:style-name="P1">' <text:s text:c="11"/>VP_DropdownSecondPos = 97 'Delta Y0 to click on the second VP</text:p>
      <text:p text:style-name="P1">' <text:s text:c="11"/>Call z_SetMousePosAndLeftClick(Target_X0, Target_Y0, 338 + delta1, VP_DropdownSecondPos)</text:p>
      <text:p text:style-name="P1">' <text:s text:c="11"/>Application.Wait (Now + TimeValue("0:00:15"))</text:p>
      <text:p text:style-name="P1">' <text:s text:c="7"/>')**Choose a new Virtual Portfolio</text:p>
      <text:p text:style-name="P1">'</text:p>
      <text:p text:style-name="P1"><text:soft-page-break/>' <text:s text:c="7"/>'(**Workaround for the selection problem: clicks on the scroll bar</text:p>
      <text:p text:style-name="P1">' <text:s text:c="11"/>'0 means VP 0+1</text:p>
      <text:p text:style-name="P1">' <text:s text:c="11"/>'1 means VP 1+1</text:p>
      <text:p text:style-name="P1">' <text:s text:c="11"/>'2 means VP 2+1</text:p>
      <text:p text:style-name="P1">' <text:s text:c="11"/>'Nof PIs from 140-200 as well as the last one: VP_Iter = 58 (move it to the right place if it becomes the second before last)</text:p>
      <text:p text:style-name="P1">' <text:s text:c="11"/>If VP_iter = 19 - 1 Or _</text:p>
      <text:p text:style-name="P1">' <text:s text:c="15"/>VP_iter = 34 - 1 Or _</text:p>
      <text:p text:style-name="P1">' <text:s text:c="15"/>VP_iter = 36 - 1 Or _</text:p>
      <text:p text:style-name="P1">' <text:s text:c="15"/>VP_iter = 39 - 1 Or _</text:p>
      <text:p text:style-name="P1">' <text:s text:c="15"/>VP_iter = 54 - 1 Or _</text:p>
      <text:p text:style-name="P1">' <text:s text:c="15"/>VP_iter = 63 - 1 Then</text:p>
      <text:p text:style-name="P1">' <text:s text:c="15"/>'SelectAll-Button(new position and mouse click)</text:p>
      <text:p text:style-name="P1">' <text:s text:c="15"/>Call z_SetMousePosAndLeftClick(Target_X0, Target_Y0, 0, 142)</text:p>
      <text:p text:style-name="P1">' <text:s text:c="15"/>Application.Wait (Now + TimeValue("0:00:01"))</text:p>
      <text:p text:style-name="P1">' <text:s text:c="15"/>For ScrollClicks_Iter = 1 To ScrollClicks_Iter_Max_Big</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0"/>'Nof PIs from 100-139</text:p>
      <text:p text:style-name="P1">' <text:s text:c="11"/>ElseIf VP_iter = 4 - 1 Or _</text:p>
      <text:p text:style-name="P1">' <text:s text:c="15"/>VP_iter = 18 - 1 Or _</text:p>
      <text:p text:style-name="P1">' <text:s text:c="15"/>VP_iter = 20 - 1 Or _</text:p>
      <text:p text:style-name="P1">' <text:s text:c="15"/>VP_iter = 21 - 1 Or _</text:p>
      <text:p text:style-name="P1">' <text:s text:c="15"/>VP_iter = 37 - 1 Or _</text:p>
      <text:p text:style-name="P1">' <text:s text:c="15"/>VP_iter = 38 - 1 Or _</text:p>
      <text:p text:style-name="P1">' <text:s text:c="15"/>VP_iter = 40 - 1 Or _</text:p>
      <text:p text:style-name="P1">' <text:s text:c="15"/>VP_iter = 42 - 1 Or _</text:p>
      <text:p text:style-name="P1">' <text:s text:c="15"/>VP_iter = 43 - 1 Or _</text:p>
      <text:p text:style-name="P1">' <text:s text:c="15"/>VP_iter = 44 - 1 Or _</text:p>
      <text:p text:style-name="P1">' <text:s text:c="15"/>VP_iter = 45 - 1 Or _</text:p>
      <text:p text:style-name="P1">' <text:s text:c="15"/>VP_iter = 47 - 1 Or _</text:p>
      <text:p text:style-name="P1">' <text:s text:c="15"/>VP_iter = 49 - 1 Or _</text:p>
      <text:p text:style-name="P1">' <text:s text:c="15"/>VP_iter = 53 - 1 Or _</text:p>
      <text:p text:style-name="P1">' <text:s text:c="15"/>VP_iter = 56 - 1 Or _</text:p>
      <text:p text:style-name="P1">' <text:s text:c="15"/>VP_iter = 58 - 1 Or _</text:p>
      <text:p text:style-name="P1">' <text:s text:c="15"/>VP_iter = 61 - 1 Or _</text:p>
      <text:p text:style-name="P1">' <text:s text:c="15"/>VP_iter = 62 - 1 Then</text:p>
      <text:p text:style-name="P1">' <text:s text:c="15"/>'SelectAll-Button(new position and mouse click)</text:p>
      <text:p text:style-name="P1">' <text:s text:c="15"/>Call z_SetMousePosAndLeftClick(Target_X0, Target_Y0, 0, 142)</text:p>
      <text:p text:style-name="P1">' <text:s text:c="15"/>Application.Wait (Now + TimeValue("0:00:01"))</text:p>
      <text:p text:style-name="P1">' <text:s text:c="15"/>For ScrollClicks_Iter = 1 To ScrollClicks_Iter_Max_Medium</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text:soft-page-break/>'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1"/>'Nof PIs from 60-99</text:p>
      <text:p text:style-name="P1">' <text:s text:c="11"/>ElseIf VP_iter = 2 - 1 Or _</text:p>
      <text:p text:style-name="P1">' <text:s text:c="15"/>VP_iter = 3 - 1 Or _</text:p>
      <text:p text:style-name="P1">' <text:s text:c="15"/>VP_iter = 6 - 1 Or _</text:p>
      <text:p text:style-name="P1">' <text:s text:c="15"/>VP_iter = 22 - 1 Or _</text:p>
      <text:p text:style-name="P1">' <text:s text:c="15"/>VP_iter = 23 - 1 Or _</text:p>
      <text:p text:style-name="P1">' <text:s text:c="15"/>VP_iter = 29 - 1 Or _</text:p>
      <text:p text:style-name="P1">' <text:s text:c="15"/>VP_iter = 32 - 1 Or _</text:p>
      <text:p text:style-name="P1">' <text:s text:c="15"/>VP_iter = 33 - 1 Or _</text:p>
      <text:p text:style-name="P1">' <text:s text:c="15"/>VP_iter = 41 - 1 Or _</text:p>
      <text:p text:style-name="P1">' <text:s text:c="15"/>VP_iter = 46 - 1 Or _</text:p>
      <text:p text:style-name="P1">' <text:s text:c="15"/>VP_iter = 48 - 1 Or _</text:p>
      <text:p text:style-name="P1">' <text:s text:c="15"/>VP_iter = 50 - 1 Or _</text:p>
      <text:p text:style-name="P1">' <text:s text:c="15"/>VP_iter = 51 - 1 Or _</text:p>
      <text:p text:style-name="P1">' <text:s text:c="15"/>VP_iter = 55 - 1 Or _</text:p>
      <text:p text:style-name="P1">' <text:s text:c="15"/>VP_iter = 59 - 1 Or _</text:p>
      <text:p text:style-name="P1">' <text:s text:c="15"/>VP_iter = 60 - 1 Then</text:p>
      <text:p text:style-name="P1">' <text:s text:c="15"/>'SelectAll-Button(new position and mouse click)</text:p>
      <text:p text:style-name="P1">' <text:s text:c="15"/>Call z_SetMousePosAndLeftClick(Target_X0, Target_Y0, 0, 142)</text:p>
      <text:p text:style-name="P1">' <text:s text:c="15"/>Application.Wait (Now + TimeValue("0:00:01"))</text:p>
      <text:p text:style-name="P1">' <text:s text:c="15"/>For ScrollClicks_Iter = 1 To ScrollClicks_Iter_Max_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1"/>'Nof PIs from 1-59</text:p>
      <text:p text:style-name="P1">' <text:s text:c="11"/>Else</text:p>
      <text:p text:style-name="P1">' <text:s text:c="15"/>For ScrollClicks_Iter = 1 To ScrollClicks_Iter_Max_Very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19"/>Application.Wait (Now + TimeValue("0:00:02"))</text:p>
      <text:p text:style-name="P1">' <text:s text:c="19"/>'SelectAll-Button(new position and mouse click)</text:p>
      <text:p text:style-name="P1">' <text:s text:c="19"/>Call z_SetMousePosAndLeftClick(Target_X0, Target_Y0, 0, 142)</text:p>
      <text:p text:style-name="P1">' <text:s text:c="19"/>Application.Wait (Now + TimeValue("0:00:01"))</text:p>
      <text:p text:style-name="P1">' <text:s text:c="15"/>Next</text:p>
      <text:p text:style-name="P1">' <text:s text:c="11"/>End If</text:p>
      <text:p text:style-name="P1">' <text:s text:c="7"/>')**Workaround for the selection problem: clicks on the scroll bar</text:p>
      <text:p text:style-name="P1">'</text:p>
      <text:p text:style-name="P1">' <text:s text:c="7"/>'(**Open the OneLinePerResource or Gant Report</text:p>
      <text:p text:style-name="P1">' <text:s text:c="11"/>'SelectAll-Button(new position and mouse click)</text:p>
      <text:p text:style-name="P1">' <text:s text:c="11"/>Call z_SetMousePosAndLeftClick(Target_X0, Target_Y0, 0, 142)</text:p>
      <text:p text:style-name="P1">' <text:s text:c="11"/>Application.Wait (Now + TimeValue("0:00:05"))</text:p>
      <text:p text:style-name="P1"><text:soft-page-break/>' <text:s text:c="11"/>'Open-Button(new position and mouse click)</text:p>
      <text:p text:style-name="P1">' <text:s text:c="11"/>Call z_SetMousePosAndLeftClick(Target_X0, Target_Y0, 120 + delta2, 64)</text:p>
      <text:p text:style-name="P1">' <text:s text:c="11"/>Application.Wait (Now + TimeValue("0:00:01"))</text:p>
      <text:p text:style-name="P1">' <text:s text:c="11"/>'OpenSelectedProjects-Button(new position and mouse click)</text:p>
      <text:p text:style-name="P1">' <text:s text:c="11"/>Call z_SetMousePosAndLeftClick(Target_X0, Target_Y0, 131 + delta2, 91)</text:p>
      <text:p text:style-name="P1">' <text:s text:c="11"/>Application.Wait (Now + TimeValue("0:00:15"))</text:p>
      <text:p text:style-name="P1">' <text:s text:c="11"/>'Choose the one line per resource report or the gant report in the first loop</text:p>
      <text:p text:style-name="P1">' <text:s text:c="11"/>If VP_iter = 0 Then</text:p>
      <text:p text:style-name="P1">' <text:s text:c="15"/>If ResourceReportFlag = 1 Then</text:p>
      <text:p text:style-name="P1">' <text:s text:c="19"/>'Scheduling-Button(new position and mouse click)</text:p>
      <text:p text:style-name="P1">' <text:s text:c="19"/>Call z_SetMousePosAndLeftClick(Target_X0, Target_Y0, 29, 30)</text:p>
      <text:p text:style-name="P1">' <text:s text:c="19"/>Application.Wait (Now + TimeValue("0:00:03"))</text:p>
      <text:p text:style-name="P1">' <text:s text:c="19"/>'Hours&amp;Expenditures-DropDownEntry(new position no click!)</text:p>
      <text:p text:style-name="P1">' <text:s text:c="19"/>Call z_SetMousePos(Target_X0, Target_Y0, 29, 163)</text:p>
      <text:p text:style-name="P1">' <text:s text:c="19"/>Application.Wait (Now + TimeValue("0:00:03"))</text:p>
      <text:p text:style-name="P1">' <text:s text:c="19"/>'OneLinePerResource-DropDownEntry(new position and mouse click)</text:p>
      <text:p text:style-name="P1">' <text:s text:c="19"/>Call z_SetMousePosAndLeftClick(Target_X0, Target_Y0, 239, 163)</text:p>
      <text:p text:style-name="P1">' <text:s text:c="19"/>Application.Wait (Now + TimeValue("0:00:10"))</text:p>
      <text:p text:style-name="P1">' <text:s text:c="15"/>ElseIf ResourceReportFlag = 2 Then</text:p>
      <text:p text:style-name="P1">' <text:s text:c="19"/>'Scheduling-Button(new position and mouse click)</text:p>
      <text:p text:style-name="P1">' <text:s text:c="19"/>Call z_SetMousePosAndLeftClick(Target_X0, Target_Y0, 29, 30)</text:p>
      <text:p text:style-name="P1">' <text:s text:c="19"/>Application.Wait (Now + TimeValue("0:00:03"))</text:p>
      <text:p text:style-name="P1">' <text:s text:c="19"/>'Gant-DropDownEntry(new position and mouse click)</text:p>
      <text:p text:style-name="P1">' <text:s text:c="19"/>Call z_SetMousePosAndLeftClick(Target_X0, Target_Y0, 29, 63)</text:p>
      <text:p text:style-name="P1">' <text:s text:c="19"/>Application.Wait (Now + TimeValue("0:00:10"))</text:p>
      <text:p text:style-name="P1">' <text:s text:c="15"/>ElseIf ResourceReportFlag = 3 Then</text:p>
      <text:p text:style-name="P1">' <text:s text:c="19"/>'Tracking-Button(new position and mouse click)</text:p>
      <text:p text:style-name="P1">' <text:s text:c="19"/>Call z_SetMousePosAndLeftClick(Target_X0, Target_Y0, 180, 30)</text:p>
      <text:p text:style-name="P1">' <text:s text:c="19"/>Application.Wait (Now + TimeValue("0:00:03"))</text:p>
      <text:p text:style-name="P1">' <text:s text:c="19"/>'ViewDetailedCosts-DropDownEntry(new position and mouse click)</text:p>
      <text:p text:style-name="P1">' <text:s text:c="19"/>Call z_SetMousePos(Target_X0, Target_Y0, 180, 85)</text:p>
      <text:p text:style-name="P1">' <text:s text:c="19"/>Call z_SetMousePosAndLeftClick(Target_X0, Target_Y0, 350, 85)</text:p>
      <text:p text:style-name="P1">' <text:s text:c="19"/>Application.Wait (Now + TimeValue("0:00:10"))</text:p>
      <text:p text:style-name="P1">' <text:s text:c="15"/>End If</text:p>
      <text:p text:style-name="P1">' <text:s text:c="11"/>End If</text:p>
      <text:p text:style-name="P1">' <text:s text:c="11"/>'select the "R&amp;D Reporting Master Data Set" style</text:p>
      <text:p text:style-name="P1">' <text:s text:c="11"/>If ResourceStyle Then</text:p>
      <text:p text:style-name="P1">' <text:s text:c="15"/>'Style-Button(new position and mouse click)</text:p>
      <text:p text:style-name="P1">' <text:s text:c="15"/>Call z_SetMousePosAndLeftClick(Target_X0, Target_Y0, 676, 135)</text:p>
      <text:p text:style-name="P1">' <text:s text:c="15"/>Application.Wait (Now + TimeValue("0:00:03"))</text:p>
      <text:p text:style-name="P1">' <text:s text:c="15"/>'Style-Choice(new position and mouse click)</text:p>
      <text:p text:style-name="P1">' <text:s text:c="15"/>Call z_SetMousePosAndLeftClick(Target_X0, Target_Y0, 580, ResourceStyleDelta)</text:p>
      <text:p text:style-name="P1">' <text:s text:c="15"/>Application.Wait (Now + TimeValue("0:00:15"))</text:p>
      <text:p text:style-name="P1">' <text:s text:c="11"/>End If</text:p>
      <text:p text:style-name="P1">' <text:s text:c="7"/>')**Open the OneLinePerResource or Gant Report</text:p>
      <text:p text:style-name="P1">'</text:p>
      <text:p text:style-name="P1">' <text:s text:c="7"/>If VP_iter = 0 Then</text:p>
      <text:p text:style-name="P1">' <text:s text:c="11"/>Call z_ExcelSessionWindowMinimized(mywb)</text:p>
      <text:p text:style-name="P1">' <text:s text:c="11"/>Call z_ExcelSessionWindowNormal(mywb)</text:p>
      <text:p text:style-name="P1">' <text:s text:c="11"/>notused = InputBox("set the style to: BC Report for the Planned Expenditures", , "no entry", 13500, 12500)</text:p>
      <text:p text:style-name="P1">' <text:s text:c="11"/>If notused &lt;&gt; "no entry" Then</text:p>
      <text:p text:style-name="P1">' <text:s text:c="15"/>Stop</text:p>
      <text:p text:style-name="P1"><text:soft-page-break/>' <text:s text:c="15"/>Application.Wait (Now + TimeValue("0:00:02"))</text:p>
      <text:p text:style-name="P1">' <text:s text:c="11"/>End If</text:p>
      <text:p text:style-name="P1">' <text:s text:c="11"/>Application.Wait (Now + TimeValue("0:00:02"))</text:p>
      <text:p text:style-name="P1">' <text:s text:c="11"/>Call SetForegroundWindow(My_IE_hWnd)</text:p>
      <text:p text:style-name="P1">' <text:s text:c="7"/>End If</text:p>
      <text:p text:style-name="P1">'</text:p>
      <text:p text:style-name="P1">' <text:s text:c="7"/>'(**Excel Download</text:p>
      <text:p text:style-name="P1">' <text:s text:c="11"/>'***Excel-Download-Button(new position and mouse click)</text:p>
      <text:p text:style-name="P1">' <text:s text:c="15"/>Call z_SetMousePosAndLeftClick(Target_X0, Target_Y0, 1025, 0)</text:p>
      <text:p text:style-name="P1">' <text:s text:c="15"/>Application.Wait (Now + TimeValue("0:00:00"))</text:p>
      <text:p text:style-name="P1">' <text:s text:c="11"/>'***Minimize SmC IE</text:p>
      <text:p text:style-name="P1">' <text:s text:c="15"/>Call ShowWindow(My_IE_hWnd, SW_MINIMIZE)</text:p>
      <text:p text:style-name="P1">' <text:s text:c="15"/>DoEvents</text:p>
      <text:p text:style-name="P1">' <text:s text:c="15"/>Application.Wait (Now + TimeValue("0:00:00"))</text:p>
      <text:p text:style-name="P1">' <text:s text:c="11"/>'***make excel active</text:p>
      <text:p text:style-name="P1">' <text:s text:c="15"/>Call z_ExcelSessionWindowNormal(mywb)</text:p>
      <text:p text:style-name="P1">' <text:s text:c="15"/>Call z_ExcelWorkbookWindowNormal(mywb)</text:p>
      <text:p text:style-name="P1">' <text:s text:c="15"/>DoEvents</text:p>
      <text:p text:style-name="P1">' <text:s text:c="15"/>Application.Wait (Now + TimeValue("0:00:00"))</text:p>
      <text:p text:style-name="P1">' <text:s text:c="11"/>'***Determine when the Download IE appears</text:p>
      <text:p text:style-name="P1">' <text:s text:c="15"/>'if the time secMax is not exceeded, the download should work out</text:p>
      <text:p text:style-name="P1">' <text:s text:c="15"/>'if the time secMax is exceeded, the download is about to fail, wait an try to close the IE window</text:p>
      <text:p text:style-name="P1">' <text:s text:c="15"/>'that appears after secMax. After some time this window gets the name HTTP 500 ...</text:p>
      <text:p text:style-name="P1">' <text:s text:c="15"/>strWindowTitle = "Windows Internet Explorer provided by Syngenta"</text:p>
      <text:p text:style-name="P1">' <text:s text:c="15"/>sec = z_IE_WaitUntilNewWindowExists_HTML_Export(strWindowTitle, secMax_Activity)</text:p>
      <text:p text:style-name="P1">' <text:s text:c="15"/>DoEvents</text:p>
      <text:p text:style-name="P1">' <text:s text:c="11"/>'***If IE download fails (HTTP 500 ...), wait and close IE</text:p>
      <text:p text:style-name="P1">' <text:s text:c="15"/>'to be sure SmC is in an idle state before going back to the portfolio module</text:p>
      <text:p text:style-name="P1">' <text:s text:c="15"/>If sec &gt; secMax_Activity Or sec = secMax_Activity Then</text:p>
      <text:p text:style-name="P1">' <text:s text:c="19"/>'wait until SmC is in an idle state</text:p>
      <text:p text:style-name="P1">' <text:s text:c="19"/>Application.Wait (Now + TimeValue("0:02:00")) 'maybe enhance to 10 minutes</text:p>
      <text:p text:style-name="P1">' <text:s text:c="19"/>'try to close the IE window</text:p>
      <text:p text:style-name="P1">' <text:s text:c="19"/>strWindowTitle = "HTTP 500 Internal Server Error - Windows Internet Explorer provided by Syngenta"</text:p>
      <text:p text:style-name="P1">' <text:s text:c="19"/>Call z_CloseIE3(strWindowTitle, Sh_log, VP_iter, FailedDownloads_iter)</text:p>
      <text:p text:style-name="P1">' <text:s text:c="15"/>End If</text:p>
      <text:p text:style-name="P1">' <text:s text:c="11"/>'***minimize IE that prepares the download and wait until the IE download is exported into Excel</text:p>
      <text:p text:style-name="P1">' <text:s text:c="15"/>strWindowTitle = "Windows Internet Explorer provided by Syngenta"</text:p>
      <text:p text:style-name="P1">' <text:s text:c="15"/>My_IE_XL_hWnd = z_FindWindowHandle(strWindowTitle)</text:p>
      <text:p text:style-name="P1">' <text:s text:c="15"/>If My_IE_XL_hWnd &lt;&gt; 0 Then</text:p>
      <text:p text:style-name="P1">' <text:s text:c="19"/>'minimize IE</text:p>
      <text:p text:style-name="P1">' <text:s text:c="19"/>Call ShowWindow(My_IE_XL_hWnd, SW_MINIMIZE)</text:p>
      <text:p text:style-name="P1">' <text:s text:c="19"/>'give some waiting time until the IE download is exported into Excel</text:p>
      <text:p text:style-name="P1">' <text:s text:c="19"/>DoEvents</text:p>
      <text:p text:style-name="P1">' <text:s text:c="19"/>Application.Wait (Now + TimeValue("0:00:10"))</text:p>
      <text:p text:style-name="P1">' <text:s text:c="15"/>End If</text:p>
      <text:p text:style-name="P1">' <text:s text:c="11"/>'***write out the window name</text:p>
      <text:p text:style-name="P1">' <text:s text:c="15"/>WindowName = Workbooks(Workbooks.count).name</text:p>
      <text:p text:style-name="P1">' <text:s text:c="15"/>WorkbooksEntry1 = Workbooks(Workbooks.count).Sheets(1).Cells(2, 5)</text:p>
      <text:p text:style-name="P1">' <text:s text:c="15"/>WorkbooksEntry2 = Workbooks(Workbooks.count).Sheets(1).Cells(2, 6)</text:p>
      <text:p text:style-name="P1">' <text:s text:c="15"/>mywb.Worksheets(Sh_log).Cells(VP_iter + 2, 5) = VP_iter + 1</text:p>
      <text:p text:style-name="P1"><text:soft-page-break/>' <text:s text:c="15"/>mywb.Worksheets(Sh_log).Cells(VP_iter + 2, 6) = sec</text:p>
      <text:p text:style-name="P1">' <text:s text:c="15"/>mywb.Worksheets(Sh_log).Cells(VP_iter + 2, 7) = WindowName</text:p>
      <text:p text:style-name="P1">' <text:s text:c="15"/>mywb.Worksheets(Sh_log).Cells(VP_iter + 2, 8) = WorkbooksEntry1</text:p>
      <text:p text:style-name="P1">' <text:s text:c="15"/>mywb.Worksheets(Sh_log).Cells(VP_iter + 2, 9) = WorkbooksEntry2</text:p>
      <text:p text:style-name="P1">' <text:s text:c="11"/>'***Move the newly created download Wb into the SmC_Download file</text:p>
      <text:p text:style-name="P1">' <text:s text:c="15"/>Call z_MoveWbSheetsIntoAnotherWb_V2(mywb, "SmC_A_VP_", VP_iter + 1)</text:p>
      <text:p text:style-name="P1">' <text:s text:c="15"/>Application.Wait (Now + TimeValue("0:00:01"))</text:p>
      <text:p text:style-name="P1">' <text:s text:c="11"/>'***minimize all Excel workbooks within the Excel session</text:p>
      <text:p text:style-name="P1">' <text:s text:c="15"/>Call z_ExcelWorkbookWindowMinimizeAll(mywb)</text:p>
      <text:p text:style-name="P1">' <text:s text:c="15"/>DoEvents</text:p>
      <text:p text:style-name="P1">' <text:s text:c="15"/>Application.Wait (Now + TimeValue("0:00:01"))</text:p>
      <text:p text:style-name="P1">' <text:s text:c="11"/>'***If IE fails, or IE failed to close before, so try to close the window now</text:p>
      <text:p text:style-name="P1">' <text:s text:c="15"/>strWindowTitle = "Internet Explorer cannot display the webpage - Windows Internet Explorer provided by Syngenta"</text:p>
      <text:p text:style-name="P1">' <text:s text:c="15"/>Call z_CloseIE3(strWindowTitle, Sh_log, VP_iter, FailedDownloads_iter)</text:p>
      <text:p text:style-name="P1">' <text:s text:c="15"/>Application.Wait (Now + TimeValue("0:00:01"))</text:p>
      <text:p text:style-name="P1">' <text:s text:c="15"/>strWindowTitle = "Verify - Windows Internet Explorer provided by Syngenta"</text:p>
      <text:p text:style-name="P1">' <text:s text:c="15"/>Call z_CloseIE3(strWindowTitle, Sh_log, VP_iter, FailedDownloads_iter)</text:p>
      <text:p text:style-name="P1">' <text:s text:c="15"/>Application.Wait (Now + TimeValue("0:00:01"))</text:p>
      <text:p text:style-name="P1">' <text:s text:c="15"/>strWindowTitle = "HTTP 500 Internal Server Error - Windows Internet Explorer provided by Syngenta"</text:p>
      <text:p text:style-name="P1">' <text:s text:c="15"/>Call z_CloseIE3(strWindowTitle, Sh_log, VP_iter, FailedDownloads_iter)</text:p>
      <text:p text:style-name="P1">' <text:s text:c="15"/>Application.Wait (Now + TimeValue("0:00:01"))</text:p>
      <text:p text:style-name="P1">' <text:s text:c="7"/>')**Excel Download</text:p>
      <text:p text:style-name="P1">' <text:s text:c="7"/>Next VP_iter</text:p>
      <text:p text:style-name="P1">' <text:s text:c="7"/>'save workbook</text:p>
      <text:p text:style-name="P1">' <text:s text:c="7"/>mywb.Save</text:p>
      <text:p text:style-name="P1">' <text:s text:c="7"/>DoEvents</text:p>
      <text:p text:style-name="P1">' <text:s text:c="7"/>Application.Wait (Now + TimeValue("0:00:10"))</text:p>
      <text:p text:style-name="P1">' <text:s text:c="3"/>End If</text:p>
      <text:p text:style-name="P1">'')*Resource Report</text:p>
      <text:p text:style-name="P1">'</text:p>
      <text:p text:style-name="P1">' <text:s text:c="3"/>notused = InputBox("Download has been finished", , "no entry", 13500, 12500)</text:p>
      <text:p text:style-name="P1">' <text:s text:c="3"/>Call z_TrackTime("C:\Users\t740698\Desktop\TimeTracking.txt", _</text:p>
      <text:p text:style-name="P1">' <text:s text:c="15"/>Array("Main_DownloadReport", "End", "task: ", CStr(Now()), ""))</text:p>
      <text:p text:style-name="P1">'End Sub</text:p>
      <text:p text:style-name="P1">'</text:p>
      <text:p text:style-name="P1">'</text:p>
      <text:p text:style-name="P1">'</text:p>
      <text:p text:style-name="P1"/>
      <text:p text:style-name="P1">'****************************</text:p>
      <text:p text:style-name="P1">'NOT Replaced by the Word VBA</text:p>
      <text:p text:style-name="P1">'****************************</text:p>
      <text:p text:style-name="P1"/>
      <text:p text:style-name="P1"/>
      <text:p text:style-name="P1">''Manual tasks/settings before starting the macro.</text:p>
      <text:p text:style-name="P1">' <text:s text:c="3"/>'Goto:(*Preparations before running the macro</text:p>
      <text:p text:style-name="P1">''Tools&gt;References</text:p>
      <text:p text:style-name="P1">' <text:s text:c="3"/>'Visual Basic For Applications</text:p>
      <text:p text:style-name="P1">' <text:s text:c="3"/>'Microsoft Excel 12.0 Object Library</text:p>
      <text:p text:style-name="P1">' <text:s text:c="3"/>'OLE Automation</text:p>
      <text:p text:style-name="P1">' <text:s text:c="3"/>'Microsoft Office 12.0 Object Library</text:p>
      <text:p text:style-name="P1">' <text:s text:c="3"/>'Microsoft Forms 2.0 Object Library</text:p>
      <text:p text:style-name="P1"><text:soft-page-break/>' <text:s text:c="3"/>'Microsoft Visual Basic for Applications Extensibility 5.3c:/Program Files (x86)/Common Files/Microsoft Shared/VBA/VBA6/VBE6EXT.OLB</text:p>
      <text:p text:style-name="P1">' <text:s text:c="3"/>'Microsoft IMAPI2 Base Functionality-c:/Windows/system32/imapi2.dll</text:p>
      <text:p text:style-name="P1">' <text:s text:c="3"/>'Microsoft Internet Controls-c:/Windows/SysWOW64/ieframe.dll</text:p>
      <text:p text:style-name="P1">'</text:p>
      <text:p text:style-name="P1">''(*Global variables</text:p>
      <text:p text:style-name="P1">' <text:s text:c="3"/>'(*Preparations before running the macro</text:p>
      <text:p text:style-name="P1">' <text:s text:c="3"/>Private Sh_log_GV As String</text:p>
      <text:p text:style-name="P1">' <text:s text:c="3"/>Private delta1_GV As Integer</text:p>
      <text:p text:style-name="P1">' <text:s text:c="3"/>Private mywb_GV As Workbook</text:p>
      <text:p text:style-name="P1">' <text:s text:c="3"/>'(*Create a new Excel Workbook</text:p>
      <text:p text:style-name="P1">' <text:s text:c="3"/>'(*prepare the SmC window in an IE object</text:p>
      <text:p text:style-name="P1">' <text:s text:c="3"/>Private My_IE_hWnd_GV As Long</text:p>
      <text:p text:style-name="P1">' <text:s text:c="3"/>'(*Open the SmC Project-Module</text:p>
      <text:p text:style-name="P1">' <text:s text:c="3"/>Private Target_X0_GV As Long</text:p>
      <text:p text:style-name="P1">' <text:s text:c="3"/>Private Target_Y0_GV As Long</text:p>
      <text:p text:style-name="P1">' <text:s text:c="3"/>'(*Resource Report</text:p>
      <text:p text:style-name="P1">' <text:s text:c="3"/>Private VP_DropdownSecondPos_GV As Long</text:p>
      <text:p text:style-name="P1">' <text:s text:c="3"/>'(*PiReport</text:p>
      <text:p text:style-name="P1">' <text:s text:c="3"/>Private VP_iter_GV As Integer</text:p>
      <text:p text:style-name="P1">' <text:s text:c="3"/>Private TotalVPs_Pi_GV As Integer</text:p>
      <text:p text:style-name="P1">' <text:s text:c="3"/>Private PiStyle_GV As Long</text:p>
      <text:p text:style-name="P1">' <text:s text:c="3"/>Private PiStyleDelta_GV As Long</text:p>
      <text:p text:style-name="P1">' <text:s text:c="3"/>Private SetOnTime_Iter_GV As Integer</text:p>
      <text:p text:style-name="P1">'')*Global variables</text:p>
      <text:p text:style-name="P1">'</text:p>
      <text:p text:style-name="P1">''(*Constant initialisation</text:p>
      <text:p text:style-name="P1">' <text:s text:c="3"/>Public Const SW_RESTORE = 9</text:p>
      <text:p text:style-name="P1">' <text:s text:c="3"/>Public Const SW_SHOW = 5</text:p>
      <text:p text:style-name="P1">' <text:s text:c="3"/>Public Const SW_MINIMIZE = 6</text:p>
      <text:p text:style-name="P1">'')*Constant initialisation</text:p>
      <text:p text:style-name="P1">'</text:p>
      <text:p text:style-name="P1">'Private Sub m_Start_Main_DownloadReport_HTMLandXL_Export()</text:p>
      <text:p text:style-name="P1">' <text:s text:c="3"/>'Activity exported with 1997/2000 Export via HTML</text:p>
      <text:p text:style-name="P1">' <text:s text:c="3"/>'PIs exported with 2007/2010 Export via XL (eXceL)</text:p>
      <text:p text:style-name="P1">' <text:s text:c="3"/>Dim OnlyPIs As Integer</text:p>
      <text:p text:style-name="P1">' <text:s text:c="3"/>Dim myPageURL As String</text:p>
      <text:p text:style-name="P1">' <text:s text:c="3"/>Dim answer As String</text:p>
      <text:p text:style-name="P1">' <text:s text:c="3"/>'*********************************</text:p>
      <text:p text:style-name="P1">' <text:s text:c="3"/>answer = InputBox("stg or pro", , "pro", 13500, 12500)</text:p>
      <text:p text:style-name="P1">' <text:s text:c="3"/>If answer = "stg" Then</text:p>
      <text:p text:style-name="P1">' <text:s text:c="7"/>myPageURL = "smartchoice.stg.intra"</text:p>
      <text:p text:style-name="P1">' <text:s text:c="3"/>ElseIf answer = "pro" Then</text:p>
      <text:p text:style-name="P1">' <text:s text:c="7"/>myPageURL = "smartchoice.pro.intra"</text:p>
      <text:p text:style-name="P1">' <text:s text:c="3"/>Else</text:p>
      <text:p text:style-name="P1">' <text:s text:c="7"/>Stop</text:p>
      <text:p text:style-name="P1">' <text:s text:c="3"/>End If</text:p>
      <text:p text:style-name="P1">' <text:s text:c="3"/>answer = InputBox("ActivitiesAndPIs = Yes; OnlyPIs = No", , "Yes", 13500, 12500)</text:p>
      <text:p text:style-name="P1">' <text:s text:c="3"/>If answer = "Yes" Then</text:p>
      <text:p text:style-name="P1">' <text:s text:c="7"/>OnlyPIs = 0 '1=Only PIs, 0=All</text:p>
      <text:p text:style-name="P1">' <text:s text:c="3"/>ElseIf answer = "No" Then</text:p>
      <text:p text:style-name="P1">' <text:s text:c="7"/>OnlyPIs = 1 '1=Only PIs, 0=All</text:p>
      <text:p text:style-name="P1">' <text:s text:c="3"/>Else</text:p>
      <text:p text:style-name="P1"><text:soft-page-break/>' <text:s text:c="7"/>Stop</text:p>
      <text:p text:style-name="P1">' <text:s text:c="3"/>End If</text:p>
      <text:p text:style-name="P1">' <text:s text:c="3"/>Application.Wait (Now + TimeValue("0:00:02"))</text:p>
      <text:p text:style-name="P1">' <text:s text:c="3"/>Call m_Main_DownloadReport_HTMLandXL_Export(OnlyPIs, myPageURL)</text:p>
      <text:p text:style-name="P1">'End Sub</text:p>
      <text:p text:style-name="P1">'</text:p>
      <text:p text:style-name="P1">'Private Sub m_Main_DownloadReport_HTMLandXL_Export(OnlyPIs As Integer, myPageURL As String)</text:p>
      <text:p text:style-name="P1">''(*Variable declaration</text:p>
      <text:p text:style-name="P1">' <text:s text:c="3"/>'(*Preparations before running the macro</text:p>
      <text:p text:style-name="P1">' <text:s text:c="3"/>'Dim OnlyPIs As Integer</text:p>
      <text:p text:style-name="P1">' <text:s text:c="3"/>Dim delta2 As Integer</text:p>
      <text:p text:style-name="P1">' <text:s text:c="3"/>Dim WbPath As String</text:p>
      <text:p text:style-name="P1">' <text:s text:c="3"/>Dim wbdate As String</text:p>
      <text:p text:style-name="P1">' <text:s text:c="3"/>Dim WbName As String</text:p>
      <text:p text:style-name="P1">' <text:s text:c="3"/>'(*Create a new Excel Workbook</text:p>
      <text:p text:style-name="P1">' <text:s text:c="3"/>'(*prepare the SmC window in an IE object</text:p>
      <text:p text:style-name="P1">' <text:s text:c="3"/>Dim myIE As SHDocVw.InternetExplorer</text:p>
      <text:p text:style-name="P1">' <text:s text:c="3"/>Dim myPageTitle As String</text:p>
      <text:p text:style-name="P1">' <text:s text:c="3"/>'Dim myPageURL As String</text:p>
      <text:p text:style-name="P1">' <text:s text:c="3"/>Dim strWindowTitle As String 'used several times for different names</text:p>
      <text:p text:style-name="P1">' <text:s text:c="3"/>'(*Open the SmC Project-Module</text:p>
      <text:p text:style-name="P1">' <text:s text:c="3"/>Dim notused As String</text:p>
      <text:p text:style-name="P1">' <text:s text:c="3"/>Dim BySyngentaPortfolio As Boolean</text:p>
      <text:p text:style-name="P1">' <text:s text:c="3"/>'(*'ResetButton</text:p>
      <text:p text:style-name="P1">' <text:s text:c="3"/>Dim ResetButtonYes As Integer</text:p>
      <text:p text:style-name="P1">' <text:s text:c="3"/>'(*Resource Report</text:p>
      <text:p text:style-name="P1">' <text:s text:c="3"/>Dim VP_Start As Integer</text:p>
      <text:p text:style-name="P1">' <text:s text:c="3"/>Dim TotalVPs As Integer</text:p>
      <text:p text:style-name="P1">' <text:s text:c="3"/>Dim FailedDownloads_iter As Integer</text:p>
      <text:p text:style-name="P1">' <text:s text:c="3"/>Dim VP_iter As Integer</text:p>
      <text:p text:style-name="P1">' <text:s text:c="3"/>'(**Open the OneLinePerResource Report</text:p>
      <text:p text:style-name="P1">' <text:s text:c="3"/>Dim ResourceStyle As Long</text:p>
      <text:p text:style-name="P1">' <text:s text:c="3"/>Dim ResourceStyleDelta As Long</text:p>
      <text:p text:style-name="P1">' <text:s text:c="3"/>'(**Workaround for the selection problem: clicks on the scroll bar</text:p>
      <text:p text:style-name="P1">' <text:s text:c="3"/>Dim ScrollClicks_Iter As Integer</text:p>
      <text:p text:style-name="P1">' <text:s text:c="3"/>Dim ScrollClicks_Iter_Max As Integer</text:p>
      <text:p text:style-name="P1">' <text:s text:c="3"/>'(**Excel Download</text:p>
      <text:p text:style-name="P1">' <text:s text:c="3"/>Dim sec As Integer</text:p>
      <text:p text:style-name="P1">' <text:s text:c="3"/>Dim DurationSinceDownloadClick As Integer</text:p>
      <text:p text:style-name="P1">' <text:s text:c="3"/>Dim secMax_Activity As Integer</text:p>
      <text:p text:style-name="P1">' <text:s text:c="3"/>Dim secMax_PI As Integer</text:p>
      <text:p text:style-name="P1">' <text:s text:c="3"/>Dim My_IE_XL_hWnd As Long</text:p>
      <text:p text:style-name="P1">' <text:s text:c="3"/>Dim My_IE_XL_Child_hWnd As Long</text:p>
      <text:p text:style-name="P1">' <text:s text:c="3"/>Dim MyChildName As String</text:p>
      <text:p text:style-name="P1">' <text:s text:c="3"/>Dim WindowName As String</text:p>
      <text:p text:style-name="P1">' <text:s text:c="3"/>Dim WorkbooksEntry1 As String</text:p>
      <text:p text:style-name="P1">' <text:s text:c="3"/>Dim WorkbooksEntry2 As String</text:p>
      <text:p text:style-name="P1">'')*Variable declaration</text:p>
      <text:p text:style-name="P1">'</text:p>
      <text:p text:style-name="P1">''(*Preparations before running the macro</text:p>
      <text:p text:style-name="P1">' <text:s text:c="3"/>'Manual tasks/settings before starting the macro</text:p>
      <text:p text:style-name="P1">' <text:s text:c="3"/>'0. Reset all global variables</text:p>
      <text:p text:style-name="P1"><text:soft-page-break/>' <text:s text:c="7"/>Call z_ResetGlobalVariables</text:p>
      <text:p text:style-name="P1">' <text:s text:c="3"/>'1. With IE 7 make sure you have only one tab open (the one with SmC)!!!</text:p>
      <text:p text:style-name="P1">' <text:s text:c="3"/>'2. Module&gt;Projects Style:Main R&amp;D PI Export_3</text:p>
      <text:p text:style-name="P1">' <text:s text:c="3"/>'3. Module&gt;Projects&gt;Open Style: R&amp;D Reporting Master Data Set_5</text:p>
      <text:p text:style-name="P1">' <text:s text:c="3"/>'4. Module&gt;Projects&gt;Open Scheduling&gt;Hours&amp;expenditures&gt;One line per resource</text:p>
      <text:p text:style-name="P1">' <text:s text:c="3"/>'5. choose only Pi download yes=1 (PiReport) or no=0 (ResourceReport)</text:p>
      <text:p text:style-name="P1">' <text:s text:c="7"/>'default value is 0 (ResourceReport),</text:p>
      <text:p text:style-name="P1">' <text:s text:c="7"/>'if set to 1, then choose the SmC virutual portfolio just before the first PI virtual portfolio</text:p>
      <text:p text:style-name="P1">' <text:s text:c="7"/>'if you set BySyngentaPorfolio=True then you have 15 seconds to set the right VP</text:p>
      <text:p text:style-name="P1">' <text:s text:c="7"/>'OnlyPIs = 1 'default=0,</text:p>
      <text:p text:style-name="P1">' <text:s text:c="3"/>'6. choose Smc user rights with and without read only</text:p>
      <text:p text:style-name="P1">' <text:s text:c="7"/>delta1_GV = 0 'read only: 0, all rights: 17</text:p>
      <text:p text:style-name="P1">' <text:s text:c="7"/>delta2 = 0 'read only: 0, all rights: 56</text:p>
      <text:p text:style-name="P1">' <text:s text:c="3"/>'7. Calibrate the mouse click on the Open-Module button</text:p>
      <text:p text:style-name="P1">' <text:s text:c="7"/>Target_X0_GV = 21 '(calibrate here)</text:p>
      <text:p text:style-name="P1">' <text:s text:c="7"/>Target_Y0_GV = 137 '(calibrate here)</text:p>
      <text:p text:style-name="P1">' <text:s text:c="3"/>'8. set the path and the name of the workbook that is created (or opened/activated if it already exists)</text:p>
      <text:p text:style-name="Standard">' <text:s text:c="7"/>WbPath = "C:\Users\t740698\Desktop\"</text:p>
      <text:p text:style-name="P1">' <text:s text:c="7"/>wbdate = z_wbdate(, Now())</text:p>
      <text:p text:style-name="P1">' <text:s text:c="7"/>WbName = "CONFIDENTIAL_SmC_Download" &amp; "_" &amp; wbdate &amp; "_V1-0" &amp; ".xlsb"</text:p>
      <text:p text:style-name="P1">' <text:s text:c="7"/>'wbname = "SmC_Download.xlsb"</text:p>
      <text:p text:style-name="P1">' <text:s text:c="3"/>'9. Click on the BySyngentaPortfolio-Tab</text:p>
      <text:p text:style-name="P1">' <text:s text:c="7"/>'default value is true (Click)</text:p>
      <text:p text:style-name="P1">' <text:s text:c="7"/>'if set to false, then make sure that the tab in SmC is set to BySyngentaPortfolio</text:p>
      <text:p text:style-name="P1">' <text:s text:c="7"/>BySyngentaPortfolio = False 'NoClick=False,Click=True</text:p>
      <text:p text:style-name="P1">' <text:s text:c="3"/>'10.Set the Reset-Button for the Resource report</text:p>
      <text:p text:style-name="P1">' <text:s text:c="7"/>'default value is 1</text:p>
      <text:p text:style-name="P1">' <text:s text:c="7"/>'only used in combination with OnlyPis=0 (ResourceReport), no reset with OnlyPis=1 (PiReport)</text:p>
      <text:p text:style-name="P1">' <text:s text:c="7"/>ResetButtonYes = 1 'Yes=1, No=0 (does not influence PiReport)</text:p>
      <text:p text:style-name="P1">' <text:s text:c="3"/>'11.Resource Report: Number of virtual portfolios</text:p>
      <text:p text:style-name="P1">' <text:s text:c="7"/>TotalVPs = 59 '59 if there are 60 (because it starts with 0)</text:p>
      <text:p text:style-name="P1">' <text:s text:c="3"/>'12.Resource Style</text:p>
      <text:p text:style-name="P1">' <text:s text:c="7"/>'default=0 (manually set under point 3, no clicking)</text:p>
      <text:p text:style-name="P1">' <text:s text:c="7"/>ResourceStyle = 0</text:p>
      <text:p text:style-name="P1">' <text:s text:c="7"/>ResourceStyleDelta = 300 'determine the right value</text:p>
      <text:p text:style-name="P1">' <text:s text:c="3"/>'13.Max waiting time for the download IE Window</text:p>
      <text:p text:style-name="P1">' <text:s text:c="7"/>'default=35 seconds</text:p>
      <text:p text:style-name="P1">' <text:s text:c="7"/>secMax_Activity = 60 '38</text:p>
      <text:p text:style-name="P1">' <text:s text:c="7"/>secMax_PI = 220</text:p>
      <text:p text:style-name="P1">' <text:s text:c="3"/>'14.After a new SmC release check all positions of buttons that are clicked by the program</text:p>
      <text:p text:style-name="P1">' <text:s text:c="7"/>'find: (new position and mouse click)</text:p>
      <text:p text:style-name="P1">' <text:s text:c="3"/>'15.Check from time to time whether the waiting times before new clicks are enough</text:p>
      <text:p text:style-name="P1">' <text:s text:c="3"/>'16.Pi Style</text:p>
      <text:p text:style-name="P1">' <text:s text:c="7"/>'default=0 (manually set under point 2, no clicking)</text:p>
      <text:p text:style-name="P1">' <text:s text:c="7"/>PiStyle_GV = 0</text:p>
      <text:p text:style-name="P1">' <text:s text:c="7"/>PiStyleDelta_GV = 300 'determine the right value</text:p>
      <text:p text:style-name="P1">' <text:s text:c="3"/>'17.PiReport: Number of virtual portfolios</text:p>
      <text:p text:style-name="P1">' <text:s text:c="7"/>TotalVPs_Pi_GV = 10 '10 if there are 11 Pi virtual portfolios(because it starts with 0)</text:p>
      <text:p text:style-name="P1">' <text:s text:c="3"/>'18.IE Zoom must be set to 100% (IE cell in the lower left corner)</text:p>
      <text:p text:style-name="P1">' <text:s text:c="3"/>'19.Selection problem workaround</text:p>
      <text:p text:style-name="P1">' <text:s text:c="7"/>'number of clicks on the scroll bar to have all PIs selected</text:p>
      <text:p text:style-name="P1">' <text:s text:c="7"/>ScrollClicks_Iter_Max_Big = 9</text:p>
      <text:p text:style-name="P1"><text:soft-page-break/>' <text:s text:c="7"/>ScrollClicks_Iter_Max_Medium = 7</text:p>
      <text:p text:style-name="P1">' <text:s text:c="7"/>ScrollClicks_Iter_Max_Small = 5</text:p>
      <text:p text:style-name="P1">' <text:s text:c="7"/>ScrollClicks_Iter_Max_VerySmall = 3</text:p>
      <text:p text:style-name="P1">' <text:s text:c="3"/>'20.Check that in the one line per resource report all Attributes are visible</text:p>
      <text:p text:style-name="P1">' <text:s text:c="3"/>'21.Set the resource report</text:p>
      <text:p text:style-name="P1">' <text:s text:c="7"/>'none=0, OneLinePerResource=1, Gant=2</text:p>
      <text:p text:style-name="P1">' <text:s text:c="7"/>'default=2 since OneLinePerResource sets back the borderline between table and graph</text:p>
      <text:p text:style-name="P1">' <text:s text:c="7"/>ResourceReportFlag = 2</text:p>
      <text:p text:style-name="P1">' <text:s text:c="3"/>'22.Make sure Outlook Meeting request reminder does not pop up</text:p>
      <text:p text:style-name="P1">'</text:p>
      <text:p text:style-name="P1">'')*Preparations before running the macro</text:p>
      <text:p text:style-name="P1">'</text:p>
      <text:p text:style-name="P1">''(*Create a new Excel Workbook</text:p>
      <text:p text:style-name="P1">' <text:s text:c="3"/>'show the desktop (minimize all windows)</text:p>
      <text:p text:style-name="P1">' <text:s text:c="3"/>Call z_ShowDesktop</text:p>
      <text:p text:style-name="P1">' <text:s text:c="3"/>Application.Wait (Now + TimeValue("0:00:01"))</text:p>
      <text:p text:style-name="P1">' <text:s text:c="3"/>'add, open or activate an Excel workbook (and session)</text:p>
      <text:p text:style-name="P1">' <text:s text:c="3"/>Call z_WorkbookNewOrOpenOrActivate(WbName, WbPath, mywb_GV)</text:p>
      <text:p text:style-name="P1">' <text:s text:c="3"/>Application.Wait (Now + TimeValue("0:00:03"))</text:p>
      <text:p text:style-name="P1">' <text:s text:c="3"/>'move and resize excel session</text:p>
      <text:p text:style-name="P1">' <text:s text:c="3"/>Call z_ExcelSessionWindowNormal(mywb_GV)</text:p>
      <text:p text:style-name="P1">' <text:s text:c="3"/>Call z_ExcelSessionWindowMoveAndResize(mywb_GV, "400", "0", "700", "340")</text:p>
      <text:p text:style-name="P1">' <text:s text:c="3"/>Application.Wait (Now + TimeValue("0:00:03"))</text:p>
      <text:p text:style-name="P1">' <text:s text:c="3"/>'minimize all Excel workbooks within the Excel session except mywb_GV</text:p>
      <text:p text:style-name="P1">' <text:s text:c="3"/>Call z_ExcelWorkbookWindowMinimizeAll(mywb_GV)</text:p>
      <text:p text:style-name="P1">' <text:s text:c="3"/>Call z_ExcelWorkbookWindowNormal(mywb_GV)</text:p>
      <text:p text:style-name="P1">' <text:s text:c="3"/>'do some renaming, deleting and saving</text:p>
      <text:p text:style-name="P1">' <text:s text:c="3"/>'open or activate mywb_GV</text:p>
      <text:p text:style-name="P1">' <text:s text:c="3"/>Call z_WorkbookNewOrOpenOrActivate(WbName, WbPath, mywb_GV)</text:p>
      <text:p text:style-name="P1">' <text:s text:c="3"/>'bring the Excel session into xlnormal</text:p>
      <text:p text:style-name="P1">' <text:s text:c="3"/>Call z_ExcelSessionWindowNormal(mywb_GV)</text:p>
      <text:p text:style-name="P1">' <text:s text:c="3"/>Call z_ExcelWorkbookWindowMaximized(mywb_GV)</text:p>
      <text:p text:style-name="P1">' <text:s text:c="3"/>'do the next steps only if they are not already done</text:p>
      <text:p text:style-name="P1">' <text:s text:c="3"/>On Error Resume Next</text:p>
      <text:p text:style-name="P1">' <text:s text:c="3"/>'rename logfile</text:p>
      <text:p text:style-name="P1">' <text:s text:c="3"/>mywb_GV.Sheets("Sheet1").Select</text:p>
      <text:p text:style-name="P1">' <text:s text:c="3"/>Sh_log_GV = "Logfile"</text:p>
      <text:p text:style-name="P1">' <text:s text:c="3"/>mywb_GV.Sheets("Sheet1").name = Sh_log_GV</text:p>
      <text:p text:style-name="P1">' <text:s text:c="3"/>'delete empty sheets</text:p>
      <text:p text:style-name="P1">' <text:s text:c="3"/>Call z_DeleteWbSheet(mywb_GV, "Sheet2")</text:p>
      <text:p text:style-name="P1">' <text:s text:c="3"/>Call z_DeleteWbSheet(mywb_GV, "Sheet3")</text:p>
      <text:p text:style-name="P1">' <text:s text:c="3"/>On Error GoTo 0</text:p>
      <text:p text:style-name="P1">' <text:s text:c="3"/>'save workbook</text:p>
      <text:p text:style-name="P1">' <text:s text:c="3"/>mywb_GV.Save</text:p>
      <text:p text:style-name="P1">'')*Create a new Excel Workbook</text:p>
      <text:p text:style-name="P1">'</text:p>
      <text:p text:style-name="P1">''(*prepare the SmC window in an IE object</text:p>
      <text:p text:style-name="P1">' <text:s text:c="3"/>'With IE 7 make sure you have only one tab open (the one with SmC)!!!</text:p>
      <text:p text:style-name="P1">' <text:s text:c="3"/>'or find a solution to toggle between the tabs (send key Ctrl+Tab) until you found the SmC</text:p>
      <text:p text:style-name="P1">' <text:s text:c="3"/>'IE object instantiation</text:p>
      <text:p text:style-name="P1">' <text:s text:c="3"/>'myPageURL = "smartchoice.stg.intra" 'myPageURL = "smartchoice.stg.intra"</text:p>
      <text:p text:style-name="P1">' <text:s text:c="3"/>'Only if not already Open IE: Open IE, Resize, Reposition, Start SmC, Wait 30secs</text:p>
      <text:p text:style-name="P1">' <text:s text:c="3"/>myPageTitle = "SmartChoice"</text:p>
      <text:p text:style-name="P1"><text:soft-page-break/>' <text:s text:c="3"/>Set myIE = IE_Preparation(myPageTitle, myPageURL)</text:p>
      <text:p text:style-name="P1">' <text:s text:c="3"/>Application.Wait (Now + TimeValue("0:00:01"))</text:p>
      <text:p text:style-name="P1">' <text:s text:c="3"/>'get the IE handle</text:p>
      <text:p text:style-name="P1">' <text:s text:c="3"/>My_IE_hWnd_GV = myIE.hwnd</text:p>
      <text:p text:style-name="P1">' <text:s text:c="3"/>'show or restore IE depending on its current state (iconic = minimized)</text:p>
      <text:p text:style-name="P1">' <text:s text:c="3"/>If IsIconic(My_IE_hWnd_GV) Then</text:p>
      <text:p text:style-name="P1">' <text:s text:c="7"/>Call ShowWindow(My_IE_hWnd_GV, SW_RESTORE)</text:p>
      <text:p text:style-name="P1">' <text:s text:c="3"/>Else</text:p>
      <text:p text:style-name="P1">' <text:s text:c="7"/>Call ShowWindow(My_IE_hWnd_GV, SW_SHOW)</text:p>
      <text:p text:style-name="P1">' <text:s text:c="3"/>End If</text:p>
      <text:p text:style-name="P1">' <text:s text:c="3"/>'bring SmC IE to the foreground</text:p>
      <text:p text:style-name="P1">' <text:s text:c="3"/>SetForegroundWindow My_IE_hWnd_GV</text:p>
      <text:p text:style-name="P1">'')*prepare the SmC window in an IE object</text:p>
      <text:p text:style-name="P1">'</text:p>
      <text:p text:style-name="P1">' <text:s text:c="3"/>If OnlyPIs = 0 Then</text:p>
      <text:p text:style-name="P1">' <text:s text:c="7"/>Call z_ExcelSessionWindowMinimized(mywb_GV)</text:p>
      <text:p text:style-name="P1">' <text:s text:c="7"/>Call z_ExcelSessionWindowNormal(mywb_GV)</text:p>
      <text:p text:style-name="P1">' <text:s text:c="7"/>notused = InputBox("set the export to 1997-2000",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_GV)</text:p>
      <text:p text:style-name="P1">' <text:s text:c="3"/>End If</text:p>
      <text:p text:style-name="P1">'</text:p>
      <text:p text:style-name="P1">''(*Open the SmC Project-Module</text:p>
      <text:p text:style-name="P1">' <text:s text:c="3"/>Application.Wait (Now + TimeValue("0:00:02"))</text:p>
      <text:p text:style-name="P1">' <text:s text:c="3"/>'Open-Module-Button(new position and mouse click)</text:p>
      <text:p text:style-name="P1">' <text:s text:c="3"/>Call z_SetMousePosAndLeftClick(Target_X0_GV, Target_Y0_GV, 0, 0)</text:p>
      <text:p text:style-name="P1">' <text:s text:c="3"/>Application.Wait (Now + TimeValue("0:00:01"))</text:p>
      <text:p text:style-name="P1">' <text:s text:c="3"/>'Project-Module(new position and mouse click)</text:p>
      <text:p text:style-name="P1">' <text:s text:c="3"/>Call z_SetMousePosAndLeftClick(Target_X0_GV, Target_Y0_GV, 0, 57)</text:p>
      <text:p text:style-name="P1">' <text:s text:c="3"/>Application.Wait (Now + TimeValue("0:00:15"))</text:p>
      <text:p text:style-name="P1">' <text:s text:c="3"/>'BySyngentaPortfolio-Tab(new position and mouse click)</text:p>
      <text:p text:style-name="P1">' <text:s text:c="3"/>If BySyngentaPortfolio Then</text:p>
      <text:p text:style-name="P1">' <text:s text:c="7"/>'new position and mouse click</text:p>
      <text:p text:style-name="P1">' <text:s text:c="7"/>Call z_SetMousePosAndLeftClick(Target_X0_GV, Target_Y0_GV, 144, 123)</text:p>
      <text:p text:style-name="P1">' <text:s text:c="7"/>Application.Wait (Now + TimeValue("0:00:15"))</text:p>
      <text:p text:style-name="P1">' <text:s text:c="3"/>Else</text:p>
      <text:p text:style-name="P1">' <text:s text:c="7"/>Application.Wait (Now + TimeValue("0:00:01"))</text:p>
      <text:p text:style-name="P1">' <text:s text:c="3"/>End If</text:p>
      <text:p text:style-name="P1">'')*Open the SmC Project-Module</text:p>
      <text:p text:style-name="P1">'</text:p>
      <text:p text:style-name="P1">''(*'ResetButton</text:p>
      <text:p text:style-name="P1">' <text:s text:c="3"/>If OnlyPIs = 0 Then</text:p>
      <text:p text:style-name="P1">' <text:s text:c="7"/>If ResetButtonYes Then</text:p>
      <text:p text:style-name="P1">' <text:s text:c="11"/>'VirtualPortfolioAdmin-Button(new position and mouse click)</text:p>
      <text:p text:style-name="P1">' <text:s text:c="11"/>Call z_SetMousePosAndLeftClick(Target_X0_GV, Target_Y0_GV, 238 + delta1_GV, 63)</text:p>
      <text:p text:style-name="P1">' <text:s text:c="11"/>Application.Wait (Now + TimeValue("0:00:01"))</text:p>
      <text:p text:style-name="P1">' <text:s text:c="11"/>'Reset-Button(new position and mouse click)</text:p>
      <text:p text:style-name="P1">' <text:s text:c="11"/>Call z_SetMousePosAndLeftClick(Target_X0_GV, Target_Y0_GV, 238 + delta1_GV, 148)</text:p>
      <text:p text:style-name="P1">' <text:s text:c="11"/>Application.Wait (Now + TimeValue("0:00:15"))</text:p>
      <text:p text:style-name="P1"><text:soft-page-break/>' <text:s text:c="7"/>Else</text:p>
      <text:p text:style-name="P1">' <text:s text:c="11"/>Application.Wait (Now + TimeValue("0:00:01"))</text:p>
      <text:p text:style-name="P1">' <text:s text:c="7"/>End If</text:p>
      <text:p text:style-name="P1">' <text:s text:c="3"/>Else</text:p>
      <text:p text:style-name="P1">' <text:s text:c="3"/>'Select the last activity virtual portfolio, so that the programm starts with</text:p>
      <text:p text:style-name="P1">' <text:s text:c="3"/>'selecting the next virtual portfolio which is the first Pi virtual portfolio</text:p>
      <text:p text:style-name="P1">' <text:s text:c="3"/>End If</text:p>
      <text:p text:style-name="P1">'')*'ResetButton</text:p>
      <text:p text:style-name="P1">'</text:p>
      <text:p text:style-name="P1">' <text:s text:c="3"/>If OnlyPIs = 0 Then</text:p>
      <text:p text:style-name="P1">' <text:s text:c="7"/>Call z_ExcelSessionWindowMinimized(mywb_GV)</text:p>
      <text:p text:style-name="P1">' <text:s text:c="7"/>Call z_ExcelSessionWindowNormal(mywb_GV)</text:p>
      <text:p text:style-name="P1">' <text:s text:c="7"/>notused = InputBox("set the style to: return to default style on PI report (faster selection)",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_GV)</text:p>
      <text:p text:style-name="P1">' <text:s text:c="3"/>End If</text:p>
      <text:p text:style-name="P1">'</text:p>
      <text:p text:style-name="P1">''(*Resource Report</text:p>
      <text:p text:style-name="P1">' <text:s text:c="3"/>Application.Wait (Now + TimeValue("0:00:02"))</text:p>
      <text:p text:style-name="P1">' <text:s text:c="3"/>If OnlyPIs = 0 Then</text:p>
      <text:p text:style-name="P1">' <text:s text:c="7"/>FailedDownloads_iter = 1</text:p>
      <text:p text:style-name="P1">' <text:s text:c="7"/>VP_Start = 0 '0</text:p>
      <text:p text:style-name="P1">' <text:s text:c="7"/>'loop over the resource VPs</text:p>
      <text:p text:style-name="P1">' <text:s text:c="7"/>For VP_iter = VP_Start To TotalVPs</text:p>
      <text:p text:style-name="P1">'</text:p>
      <text:p text:style-name="P1">' <text:s text:c="7"/>'(**Bring IE to the forecround</text:p>
      <text:p text:style-name="P1">' <text:s text:c="11"/>'show or restore IE depending on its current state</text:p>
      <text:p text:style-name="P1">' <text:s text:c="11"/>If IsIconic(My_IE_hWnd_GV) Then</text:p>
      <text:p text:style-name="P1">' <text:s text:c="15"/>Call ShowWindow(My_IE_hWnd_GV, SW_RESTORE)</text:p>
      <text:p text:style-name="P1">' <text:s text:c="11"/>Else</text:p>
      <text:p text:style-name="P1">' <text:s text:c="15"/>Call ShowWindow(My_IE_hWnd_GV, SW_SHOW)</text:p>
      <text:p text:style-name="P1">' <text:s text:c="11"/>End If</text:p>
      <text:p text:style-name="P1">' <text:s text:c="11"/>'bring SmC IE to the foreground</text:p>
      <text:p text:style-name="P1">' <text:s text:c="11"/>Call SetForegroundWindow(My_IE_hWnd_GV)</text:p>
      <text:p text:style-name="P1">' <text:s text:c="11"/>'To be sure SmC is in an idle state before going back to the portfolio module</text:p>
      <text:p text:style-name="P1">' <text:s text:c="11"/>Application.Wait (Now + TimeValue("0:00:03"))</text:p>
      <text:p text:style-name="P1">' <text:s text:c="7"/>')**Bring IE to the forecround</text:p>
      <text:p text:style-name="P1">'</text:p>
      <text:p text:style-name="P1">' <text:s text:c="7"/>'(**close the activities or not and bring SmC IE back to the modul "project"</text:p>
      <text:p text:style-name="P1">' <text:s text:c="11"/>If VP_iter &lt;&gt; 0 Then</text:p>
      <text:p text:style-name="P1">' <text:s text:c="15"/>'Open-Module-Button(new position and mouse click)</text:p>
      <text:p text:style-name="P1">' <text:s text:c="15"/>Call z_SetMousePosAndLeftClick(Target_X0_GV, Target_Y0_GV, 0, 0)</text:p>
      <text:p text:style-name="P1">' <text:s text:c="15"/>Application.Wait (Now + TimeValue("0:00:03"))</text:p>
      <text:p text:style-name="P1">' <text:s text:c="15"/>'Project-Module(new position and mouse click)</text:p>
      <text:p text:style-name="P1">' <text:s text:c="15"/>Call z_SetMousePosAndLeftClick(Target_X0_GV, Target_Y0_GV, 0, 57)</text:p>
      <text:p text:style-name="P1">' <text:s text:c="15"/>Application.Wait (Now + TimeValue("0:00:15"))</text:p>
      <text:p text:style-name="P1">' <text:s text:c="11"/>End If</text:p>
      <text:p text:style-name="P1">' <text:s text:c="7"/>')**close the activities or not and bring SmC IE back to the modul "project"</text:p>
      <text:p text:style-name="P1"><text:soft-page-break/>'</text:p>
      <text:p text:style-name="P1">' <text:s text:c="7"/>'(**Choose a new Virtual Portfolio</text:p>
      <text:p text:style-name="P1">' <text:s text:c="11"/>'VirtualPortfolioChoice-DropDown(new position and mouse click)</text:p>
      <text:p text:style-name="P1">' <text:s text:c="11"/>Call z_SetMousePosAndLeftClick(Target_X0_GV, Target_Y0_GV, 533 + delta1_GV, 63)</text:p>
      <text:p text:style-name="P1">' <text:s text:c="11"/>Application.Wait (Now + TimeValue("0:00:05"))</text:p>
      <text:p text:style-name="P1">' <text:s text:c="11"/>'VirtualPortfolioChoice(new position and mouse click)</text:p>
      <text:p text:style-name="P1">' <text:s text:c="11"/>VP_DropdownSecondPos_GV = 97 'Delta Y0 to click on the second VP</text:p>
      <text:p text:style-name="P1">' <text:s text:c="11"/>Call z_SetMousePosAndLeftClick(Target_X0_GV, Target_Y0_GV, 338 + delta1_GV, VP_DropdownSecondPos_GV)</text:p>
      <text:p text:style-name="P1">' <text:s text:c="11"/>Application.Wait (Now + TimeValue("0:00:15"))</text:p>
      <text:p text:style-name="P1">' <text:s text:c="7"/>')**Choose a new Virtual Portfolio</text:p>
      <text:p text:style-name="P1">'</text:p>
      <text:p text:style-name="P1">' <text:s text:c="7"/>'(**Workaround for the selection problem: clicks on the scroll bar</text:p>
      <text:p text:style-name="P1">' <text:s text:c="11"/>'0 means VP 0+1</text:p>
      <text:p text:style-name="P1">' <text:s text:c="11"/>'1 means VP 1+1</text:p>
      <text:p text:style-name="P1">' <text:s text:c="11"/>'2 means VP 2+1</text:p>
      <text:p text:style-name="P1">' <text:s text:c="11"/>'Nof PIs from 140-200 as well as the last one: VP_Iter = 58 (move it to the right place if it becomes the second before last)</text:p>
      <text:p text:style-name="P1">' <text:s text:c="11"/>If VP_iter = 19 - 1 Or _</text:p>
      <text:p text:style-name="P1">' <text:s text:c="15"/>VP_iter = 34 - 1 Or _</text:p>
      <text:p text:style-name="P1">' <text:s text:c="15"/>VP_iter = 36 - 1 Or _</text:p>
      <text:p text:style-name="P1">' <text:s text:c="15"/>VP_iter = 39 - 1 Or _</text:p>
      <text:p text:style-name="P1">' <text:s text:c="15"/>VP_iter = 54 - 1 Or _</text:p>
      <text:p text:style-name="P1">' <text:s text:c="15"/>VP_iter = 63 - 1 Then</text:p>
      <text:p text:style-name="P1">' <text:s text:c="15"/>For ScrollClicks_Iter = 1 To ScrollClicks_Iter_Max_Big</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_GV, Target_Y0_GV, 1158, 691)</text:p>
      <text:p text:style-name="P1">' <text:s text:c="19"/>Application.Wait (Now + TimeValue("0:00:02"))</text:p>
      <text:p text:style-name="P1">' <text:s text:c="19"/>'SelectAll-Button(new position and mouse click)</text:p>
      <text:p text:style-name="P1">' <text:s text:c="19"/>Call z_SetMousePosAndLeftClick(Target_X0_GV, Target_Y0_GV, 0, 142)</text:p>
      <text:p text:style-name="P1">' <text:s text:c="19"/>Application.Wait (Now + TimeValue("0:00:01"))</text:p>
      <text:p text:style-name="P1">' <text:s text:c="15"/>Next</text:p>
      <text:p text:style-name="P1">' <text:s text:c="11"/>'Nof PIs from 100-139</text:p>
      <text:p text:style-name="P1">' <text:s text:c="10"/>ElseIf VP_iter = 4 - 1 Or _</text:p>
      <text:p text:style-name="P1">' <text:s text:c="15"/>VP_iter = 18 - 1 Or _</text:p>
      <text:p text:style-name="P1">' <text:s text:c="15"/>VP_iter = 20 - 1 Or _</text:p>
      <text:p text:style-name="P1">' <text:s text:c="15"/>VP_iter = 21 - 1 Or _</text:p>
      <text:p text:style-name="P1">' <text:s text:c="15"/>VP_iter = 37 - 1 Or _</text:p>
      <text:p text:style-name="P1">' <text:s text:c="15"/>VP_iter = 38 - 1 Or _</text:p>
      <text:p text:style-name="P1">' <text:s text:c="15"/>VP_iter = 40 - 1 Or _</text:p>
      <text:p text:style-name="P1">' <text:s text:c="15"/>VP_iter = 42 - 1 Or _</text:p>
      <text:p text:style-name="P1">' <text:s text:c="15"/>VP_iter = 43 - 1 Or _</text:p>
      <text:p text:style-name="P1">' <text:s text:c="15"/>VP_iter = 44 - 1 Or _</text:p>
      <text:p text:style-name="P1">' <text:s text:c="15"/>VP_iter = 45 - 1 Or _</text:p>
      <text:p text:style-name="P1">' <text:s text:c="15"/>VP_iter = 47 - 1 Or _</text:p>
      <text:p text:style-name="P1">' <text:s text:c="15"/>VP_iter = 49 - 1 Or _</text:p>
      <text:p text:style-name="P1">' <text:s text:c="15"/>VP_iter = 53 - 1 Or _</text:p>
      <text:p text:style-name="P1">' <text:s text:c="15"/>VP_iter = 56 - 1 Or _</text:p>
      <text:p text:style-name="P1">' <text:s text:c="15"/>VP_iter = 58 - 1 Or _</text:p>
      <text:p text:style-name="P1">' <text:s text:c="15"/>VP_iter = 61 - 1 Or _</text:p>
      <text:p text:style-name="P1">' <text:s text:c="15"/>VP_iter = 62 - 1 Then</text:p>
      <text:p text:style-name="P1"><text:soft-page-break/>' <text:s text:c="15"/>For ScrollClicks_Iter = 1 To ScrollClicks_Iter_Max_Medium</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_GV, Target_Y0_GV, 1158, 691)</text:p>
      <text:p text:style-name="P1">' <text:s text:c="19"/>Application.Wait (Now + TimeValue("0:00:02"))</text:p>
      <text:p text:style-name="P1">' <text:s text:c="19"/>'SelectAll-Button(new position and mouse click)</text:p>
      <text:p text:style-name="P1">' <text:s text:c="19"/>Call z_SetMousePosAndLeftClick(Target_X0_GV, Target_Y0_GV, 0, 142)</text:p>
      <text:p text:style-name="P1">' <text:s text:c="19"/>Application.Wait (Now + TimeValue("0:00:01"))</text:p>
      <text:p text:style-name="P1">' <text:s text:c="15"/>Next</text:p>
      <text:p text:style-name="P1">' <text:s text:c="11"/>'Nof PIs from 60-99</text:p>
      <text:p text:style-name="P1">' <text:s text:c="11"/>ElseIf VP_iter = 2 - 1 Or _</text:p>
      <text:p text:style-name="P1">' <text:s text:c="15"/>VP_iter = 3 - 1 Or _</text:p>
      <text:p text:style-name="P1">' <text:s text:c="15"/>VP_iter = 6 - 1 Or _</text:p>
      <text:p text:style-name="P1">' <text:s text:c="15"/>VP_iter = 22 - 1 Or _</text:p>
      <text:p text:style-name="P1">' <text:s text:c="15"/>VP_iter = 23 - 1 Or _</text:p>
      <text:p text:style-name="P1">' <text:s text:c="15"/>VP_iter = 29 - 1 Or _</text:p>
      <text:p text:style-name="P1">' <text:s text:c="15"/>VP_iter = 32 - 1 Or _</text:p>
      <text:p text:style-name="P1">' <text:s text:c="15"/>VP_iter = 33 - 1 Or _</text:p>
      <text:p text:style-name="P1">' <text:s text:c="15"/>VP_iter = 41 - 1 Or _</text:p>
      <text:p text:style-name="P1">' <text:s text:c="15"/>VP_iter = 46 - 1 Or _</text:p>
      <text:p text:style-name="P1">' <text:s text:c="15"/>VP_iter = 48 - 1 Or _</text:p>
      <text:p text:style-name="P1">' <text:s text:c="15"/>VP_iter = 50 - 1 Or _</text:p>
      <text:p text:style-name="P1">' <text:s text:c="15"/>VP_iter = 51 - 1 Or _</text:p>
      <text:p text:style-name="P1">' <text:s text:c="15"/>VP_iter = 55 - 1 Or _</text:p>
      <text:p text:style-name="P1">' <text:s text:c="15"/>VP_iter = 59 - 1 Or _</text:p>
      <text:p text:style-name="P1">' <text:s text:c="15"/>VP_iter = 60 - 1 Then</text:p>
      <text:p text:style-name="P1">' <text:s text:c="15"/>For ScrollClicks_Iter = 1 To ScrollClicks_Iter_Max_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_GV, Target_Y0_GV, 1158, 691)</text:p>
      <text:p text:style-name="P1">' <text:s text:c="19"/>Application.Wait (Now + TimeValue("0:00:02"))</text:p>
      <text:p text:style-name="P1">' <text:s text:c="19"/>'SelectAll-Button(new position and mouse click)</text:p>
      <text:p text:style-name="P1">' <text:s text:c="19"/>Call z_SetMousePosAndLeftClick(Target_X0_GV, Target_Y0_GV, 0, 142)</text:p>
      <text:p text:style-name="P1">' <text:s text:c="19"/>Application.Wait (Now + TimeValue("0:00:01"))</text:p>
      <text:p text:style-name="P1">' <text:s text:c="15"/>Next</text:p>
      <text:p text:style-name="P1">' <text:s text:c="11"/>'Nof PIs from 1-59</text:p>
      <text:p text:style-name="P1">' <text:s text:c="11"/>Else</text:p>
      <text:p text:style-name="P1">' <text:s text:c="15"/>For ScrollClicks_Iter = 1 To ScrollClicks_Iter_Max_Very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_GV, Target_Y0_GV, 1158, 691)</text:p>
      <text:p text:style-name="P1">' <text:s text:c="19"/>Application.Wait (Now + TimeValue("0:00:02"))</text:p>
      <text:p text:style-name="P1">' <text:s text:c="19"/>'SelectAll-Button(new position and mouse click)</text:p>
      <text:p text:style-name="P1">' <text:s text:c="19"/>Call z_SetMousePosAndLeftClick(Target_X0_GV, Target_Y0_GV, 0, 142)</text:p>
      <text:p text:style-name="P1">' <text:s text:c="19"/>Application.Wait (Now + TimeValue("0:00:01"))</text:p>
      <text:p text:style-name="P1">' <text:s text:c="15"/>Next</text:p>
      <text:p text:style-name="P1">' <text:s text:c="11"/>End If</text:p>
      <text:p text:style-name="P1">' <text:s text:c="7"/>')**Workaround for the selection problem: clicks on the scroll bar</text:p>
      <text:p text:style-name="P1">'</text:p>
      <text:p text:style-name="P1">' <text:s text:c="7"/>'(**Open the OneLinePerResource or Gant Report</text:p>
      <text:p text:style-name="P1"><text:soft-page-break/>' <text:s text:c="11"/>'SelectAll-Button(new position and mouse click)</text:p>
      <text:p text:style-name="P1">' <text:s text:c="11"/>Call z_SetMousePosAndLeftClick(Target_X0_GV, Target_Y0_GV, 0, 142)</text:p>
      <text:p text:style-name="P1">' <text:s text:c="11"/>Application.Wait (Now + TimeValue("0:00:05"))</text:p>
      <text:p text:style-name="P1">' <text:s text:c="11"/>'Open-Button(new position and mouse click)</text:p>
      <text:p text:style-name="P1">' <text:s text:c="11"/>Call z_SetMousePosAndLeftClick(Target_X0_GV, Target_Y0_GV, 120 + delta2, 64)</text:p>
      <text:p text:style-name="P1">' <text:s text:c="11"/>Application.Wait (Now + TimeValue("0:00:03"))</text:p>
      <text:p text:style-name="P1">' <text:s text:c="11"/>'OpenSelectedProjects-Button(new position and mouse click)</text:p>
      <text:p text:style-name="P1">' <text:s text:c="11"/>Call z_SetMousePosAndLeftClick(Target_X0_GV, Target_Y0_GV, 131 + delta2, 91)</text:p>
      <text:p text:style-name="P1">' <text:s text:c="11"/>Application.Wait (Now + TimeValue("0:00:15"))</text:p>
      <text:p text:style-name="P1">' <text:s text:c="11"/>'Choose the one line per resource report or the gant report in the first loop</text:p>
      <text:p text:style-name="P1">' <text:s text:c="11"/>If VP_iter = 0 Then</text:p>
      <text:p text:style-name="P1">' <text:s text:c="15"/>If ResourceReportFlag = 1 Then</text:p>
      <text:p text:style-name="P1">' <text:s text:c="19"/>'Scheduling-Button(new position and mouse click)</text:p>
      <text:p text:style-name="P1">' <text:s text:c="19"/>Call z_SetMousePosAndLeftClick(Target_X0_GV, Target_Y0_GV, 29, 30)</text:p>
      <text:p text:style-name="P1">' <text:s text:c="19"/>Application.Wait (Now + TimeValue("0:00:03"))</text:p>
      <text:p text:style-name="P1">' <text:s text:c="19"/>'Hours&amp;Expenditures-DropDownEntry(new position no click!)</text:p>
      <text:p text:style-name="P1">' <text:s text:c="19"/>Call z_SetMousePos(Target_X0_GV, Target_Y0_GV, 29, 163)</text:p>
      <text:p text:style-name="P1">' <text:s text:c="19"/>Application.Wait (Now + TimeValue("0:00:03"))</text:p>
      <text:p text:style-name="P1">' <text:s text:c="19"/>'OneLinePerResource-DropDownEntry(new position and mouse click)</text:p>
      <text:p text:style-name="P1">' <text:s text:c="19"/>Call z_SetMousePosAndLeftClick(Target_X0_GV, Target_Y0_GV, 239, 163)</text:p>
      <text:p text:style-name="P1">' <text:s text:c="19"/>Application.Wait (Now + TimeValue("0:00:10"))</text:p>
      <text:p text:style-name="P1">' <text:s text:c="15"/>ElseIf ResourceReportFlag = 2 Then</text:p>
      <text:p text:style-name="P1">' <text:s text:c="19"/>'Scheduling-Button(new position and mouse click)</text:p>
      <text:p text:style-name="P1">' <text:s text:c="19"/>Call z_SetMousePosAndLeftClick(Target_X0_GV, Target_Y0_GV, 29, 30)</text:p>
      <text:p text:style-name="P1">' <text:s text:c="19"/>Application.Wait (Now + TimeValue("0:00:03"))</text:p>
      <text:p text:style-name="P1">' <text:s text:c="19"/>'Gant-DropDownEntry(new position and mouse click)</text:p>
      <text:p text:style-name="P1">' <text:s text:c="19"/>Call z_SetMousePosAndLeftClick(Target_X0_GV, Target_Y0_GV, 29, 63)</text:p>
      <text:p text:style-name="P1">' <text:s text:c="19"/>Application.Wait (Now + TimeValue("0:00:10"))</text:p>
      <text:p text:style-name="P1">' <text:s text:c="15"/>End If</text:p>
      <text:p text:style-name="P1">' <text:s text:c="11"/>End If</text:p>
      <text:p text:style-name="P1">' <text:s text:c="11"/>'select the "R&amp;D Reporting Master Data Set" style</text:p>
      <text:p text:style-name="P1">' <text:s text:c="11"/>If ResourceStyle Then</text:p>
      <text:p text:style-name="P1">' <text:s text:c="15"/>'Style-Button(new position and mouse click)</text:p>
      <text:p text:style-name="P1">' <text:s text:c="15"/>Call z_SetMousePosAndLeftClick(Target_X0_GV, Target_Y0_GV, 676, 135)</text:p>
      <text:p text:style-name="P1">' <text:s text:c="15"/>Application.Wait (Now + TimeValue("0:00:03"))</text:p>
      <text:p text:style-name="P1">' <text:s text:c="15"/>'Style-Choice(new position and mouse click)</text:p>
      <text:p text:style-name="P1">' <text:s text:c="15"/>Call z_SetMousePosAndLeftClick(Target_X0_GV, Target_Y0_GV, 580, ResourceStyleDelta)</text:p>
      <text:p text:style-name="P1">' <text:s text:c="15"/>Application.Wait (Now + TimeValue("0:00:15"))</text:p>
      <text:p text:style-name="P1">' <text:s text:c="11"/>End If</text:p>
      <text:p text:style-name="P1">' <text:s text:c="7"/>')**Open the OneLinePerResource or Gant Report</text:p>
      <text:p text:style-name="P1">'</text:p>
      <text:p text:style-name="P1">' <text:s text:c="7"/>If VP_iter = 0 Then</text:p>
      <text:p text:style-name="P1">' <text:s text:c="11"/>Call z_ExcelSessionWindowMinimized(mywb_GV)</text:p>
      <text:p text:style-name="P1">' <text:s text:c="11"/>Call z_ExcelSessionWindowNormal(mywb_GV)</text:p>
      <text:p text:style-name="P1">' <text:s text:c="11"/>notused = InputBox("set the style to: R&amp;D Reporting Master DataSet_6 for the Activity download", , "no entry", 13500, 12500)</text:p>
      <text:p text:style-name="P1">' <text:s text:c="11"/>If notused &lt;&gt; "no entry" Then</text:p>
      <text:p text:style-name="P1">' <text:s text:c="15"/>Stop</text:p>
      <text:p text:style-name="P1">' <text:s text:c="15"/>Application.Wait (Now + TimeValue("0:00:02"))</text:p>
      <text:p text:style-name="P1">' <text:s text:c="11"/>End If</text:p>
      <text:p text:style-name="P1">' <text:s text:c="11"/>Application.Wait (Now + TimeValue("0:00:02"))</text:p>
      <text:p text:style-name="P1">' <text:s text:c="11"/>Call SetForegroundWindow(My_IE_hWnd_GV)</text:p>
      <text:p text:style-name="P1">' <text:s text:c="7"/>End If</text:p>
      <text:p text:style-name="P1"><text:soft-page-break/>'</text:p>
      <text:p text:style-name="P1">' <text:s text:c="7"/>'(**Excel Download</text:p>
      <text:p text:style-name="P1">' <text:s text:c="11"/>'***Excel-Download-Button(new position and mouse click)</text:p>
      <text:p text:style-name="P1">' <text:s text:c="15"/>Call z_SetMousePosAndLeftClick(Target_X0_GV, Target_Y0_GV, 1025, 0)</text:p>
      <text:p text:style-name="P1">' <text:s text:c="15"/>Application.Wait (Now + TimeValue("0:00:02"))</text:p>
      <text:p text:style-name="P1">' <text:s text:c="11"/>'***Minimize SmC IE</text:p>
      <text:p text:style-name="P1">' <text:s text:c="15"/>Call ShowWindow(My_IE_hWnd_GV, SW_MINIMIZE)</text:p>
      <text:p text:style-name="P1">' <text:s text:c="15"/>DoEvents</text:p>
      <text:p text:style-name="P1">' <text:s text:c="15"/>Application.Wait (Now + TimeValue("0:00:01"))</text:p>
      <text:p text:style-name="P1">' <text:s text:c="11"/>'***make excel active</text:p>
      <text:p text:style-name="P1">' <text:s text:c="15"/>Call z_ExcelSessionWindowNormal(mywb_GV)</text:p>
      <text:p text:style-name="P1">' <text:s text:c="15"/>Call z_ExcelWorkbookWindowNormal(mywb_GV)</text:p>
      <text:p text:style-name="P1">' <text:s text:c="15"/>DoEvents</text:p>
      <text:p text:style-name="P1">' <text:s text:c="15"/>Application.Wait (Now + TimeValue("0:00:01"))</text:p>
      <text:p text:style-name="P1">' <text:s text:c="11"/>'***Determine when the Download IE appears</text:p>
      <text:p text:style-name="P1">' <text:s text:c="15"/>'if the time secMax is not exceeded, the download should work out</text:p>
      <text:p text:style-name="P1">' <text:s text:c="15"/>'if the time secMax is exceeded, the download is about to fail, wait an try to close the IE window</text:p>
      <text:p text:style-name="P1">' <text:s text:c="15"/>'that appears after secMax. After some time this window gets the name HTTP 500 ...</text:p>
      <text:p text:style-name="P1">' <text:s text:c="15"/>strWindowTitle = "Windows Internet Explorer provided by Syngenta"</text:p>
      <text:p text:style-name="P1">' <text:s text:c="15"/>sec = z_IE_WaitUntilNewWindowExists_HTML_Export(strWindowTitle, secMax_Activity)</text:p>
      <text:p text:style-name="P1">' <text:s text:c="15"/>DoEvents</text:p>
      <text:p text:style-name="P1">' <text:s text:c="11"/>'***If IE download fails (HTTP 500 ...), wait and close IE</text:p>
      <text:p text:style-name="P1">' <text:s text:c="15"/>'to be sure SmC is in an idle state before going back to the portfolio module</text:p>
      <text:p text:style-name="P1">' <text:s text:c="15"/>If sec &gt; secMax_Activity Or sec = secMax_Activity Then</text:p>
      <text:p text:style-name="P1">' <text:s text:c="19"/>'wait until SmC is in an idle state</text:p>
      <text:p text:style-name="P1">' <text:s text:c="19"/>Application.Wait (Now + TimeValue("0:02:00")) 'maybe enhance to 10 minutes</text:p>
      <text:p text:style-name="P1">' <text:s text:c="19"/>'try to close the IE window</text:p>
      <text:p text:style-name="P1">' <text:s text:c="19"/>strWindowTitle = "HTTP 500 Internal Server Error - Windows Internet Explorer provided by Syngenta"</text:p>
      <text:p text:style-name="P1">' <text:s text:c="19"/>Call z_CloseIE3(strWindowTitle, Sh_log_GV, VP_iter, FailedDownloads_iter)</text:p>
      <text:p text:style-name="P1">' <text:s text:c="15"/>End If</text:p>
      <text:p text:style-name="P1">' <text:s text:c="11"/>'***minimize IE that prepares the download and wait until the IE download is exported into Excel</text:p>
      <text:p text:style-name="P1">' <text:s text:c="15"/>strWindowTitle = "Windows Internet Explorer provided by Syngenta"</text:p>
      <text:p text:style-name="P1">' <text:s text:c="15"/>My_IE_XL_hWnd = z_FindWindowHandle(strWindowTitle)</text:p>
      <text:p text:style-name="P1">' <text:s text:c="15"/>If My_IE_XL_hWnd &lt;&gt; 0 Then</text:p>
      <text:p text:style-name="P1">' <text:s text:c="19"/>'minimize IE</text:p>
      <text:p text:style-name="P1">' <text:s text:c="19"/>Call ShowWindow(My_IE_XL_hWnd, SW_MINIMIZE)</text:p>
      <text:p text:style-name="P1">' <text:s text:c="19"/>'give some waiting time until the IE download is exported into Excel</text:p>
      <text:p text:style-name="P1">' <text:s text:c="19"/>DoEvents</text:p>
      <text:p text:style-name="P1">' <text:s text:c="19"/>Application.Wait (Now + TimeValue("0:00:10"))</text:p>
      <text:p text:style-name="P1">' <text:s text:c="15"/>End If</text:p>
      <text:p text:style-name="P1">' <text:s text:c="11"/>'***write out the window name</text:p>
      <text:p text:style-name="P1">' <text:s text:c="15"/>WindowName = Workbooks(Workbooks.count).name</text:p>
      <text:p text:style-name="P1">' <text:s text:c="15"/>WorkbooksEntry1 = Workbooks(Workbooks.count).Sheets(1).Cells(2, 5)</text:p>
      <text:p text:style-name="P1">' <text:s text:c="15"/>WorkbooksEntry2 = Workbooks(Workbooks.count).Sheets(1).Cells(2, 6)</text:p>
      <text:p text:style-name="P1">' <text:s text:c="15"/>mywb_GV.Worksheets(Sh_log_GV).Cells(VP_iter + 2, 5) = VP_iter + 1</text:p>
      <text:p text:style-name="P1">' <text:s text:c="15"/>mywb_GV.Worksheets(Sh_log_GV).Cells(VP_iter + 2, 6) = sec</text:p>
      <text:p text:style-name="P1">' <text:s text:c="15"/>mywb_GV.Worksheets(Sh_log_GV).Cells(VP_iter + 2, 7) = WindowName</text:p>
      <text:p text:style-name="P1">' <text:s text:c="15"/>mywb_GV.Worksheets(Sh_log_GV).Cells(VP_iter + 2, 8) = WorkbooksEntry1</text:p>
      <text:p text:style-name="P1">' <text:s text:c="15"/>mywb_GV.Worksheets(Sh_log_GV).Cells(VP_iter + 2, 9) = WorkbooksEntry2</text:p>
      <text:p text:style-name="P1">' <text:s text:c="11"/>'***Move the newly created download Wb into the SmC_Download file</text:p>
      <text:p text:style-name="P1"><text:soft-page-break/>' <text:s text:c="15"/>Call z_MoveWbSheetsIntoAnotherWb_V2(mywb_GV, "SmC_A_VP_", VP_iter + 1)</text:p>
      <text:p text:style-name="P1">' <text:s text:c="15"/>Application.Wait (Now + TimeValue("0:00:01"))</text:p>
      <text:p text:style-name="P1">' <text:s text:c="11"/>'***minimize all Excel workbooks within the Excel session</text:p>
      <text:p text:style-name="P1">' <text:s text:c="15"/>Call z_ExcelWorkbookWindowMinimizeAll(mywb_GV)</text:p>
      <text:p text:style-name="P1">' <text:s text:c="15"/>DoEvents</text:p>
      <text:p text:style-name="P1">' <text:s text:c="15"/>Application.Wait (Now + TimeValue("0:00:01"))</text:p>
      <text:p text:style-name="P1">' <text:s text:c="11"/>'***If IE fails, or IE failed to close before, so try to close the window now</text:p>
      <text:p text:style-name="P1">' <text:s text:c="15"/>strWindowTitle = "Internet Explorer cannot display the webpage - Windows Internet Explorer provided by Syngenta"</text:p>
      <text:p text:style-name="P1">' <text:s text:c="15"/>Call z_CloseIE3(strWindowTitle, Sh_log_GV, VP_iter, FailedDownloads_iter)</text:p>
      <text:p text:style-name="P1">' <text:s text:c="15"/>Application.Wait (Now + TimeValue("0:00:01"))</text:p>
      <text:p text:style-name="P1">' <text:s text:c="15"/>strWindowTitle = "Verify - Windows Internet Explorer provided by Syngenta"</text:p>
      <text:p text:style-name="P1">' <text:s text:c="15"/>Call z_CloseIE3(strWindowTitle, Sh_log_GV, VP_iter, FailedDownloads_iter)</text:p>
      <text:p text:style-name="P1">' <text:s text:c="15"/>Application.Wait (Now + TimeValue("0:00:01"))</text:p>
      <text:p text:style-name="P1">' <text:s text:c="15"/>strWindowTitle = "HTTP 500 Internal Server Error - Windows Internet Explorer provided by Syngenta"</text:p>
      <text:p text:style-name="P1">' <text:s text:c="15"/>Call z_CloseIE3(strWindowTitle, Sh_log_GV, VP_iter, FailedDownloads_iter)</text:p>
      <text:p text:style-name="P1">' <text:s text:c="15"/>Application.Wait (Now + TimeValue("0:00:01"))</text:p>
      <text:p text:style-name="P1">' <text:s text:c="7"/>')**Excel Download</text:p>
      <text:p text:style-name="P1">' <text:s text:c="7"/>Next VP_iter</text:p>
      <text:p text:style-name="P1">' <text:s text:c="7"/>'save workbook</text:p>
      <text:p text:style-name="P1">' <text:s text:c="7"/>mywb_GV.Save</text:p>
      <text:p text:style-name="P1">' <text:s text:c="7"/>DoEvents</text:p>
      <text:p text:style-name="P1">' <text:s text:c="7"/>Application.Wait (Now + TimeValue("0:00:10"))</text:p>
      <text:p text:style-name="P1">' <text:s text:c="3"/>End If</text:p>
      <text:p text:style-name="P1">'')*Resource Report</text:p>
      <text:p text:style-name="P1">'</text:p>
      <text:p text:style-name="P1">''(*PiReport</text:p>
      <text:p text:style-name="P1">' <text:s text:c="3"/>'(**close the activities or not and bring SmC IE back to the modul "project"</text:p>
      <text:p text:style-name="P1">' <text:s text:c="7"/>If OnlyPIs = 0 Then</text:p>
      <text:p text:style-name="P1">' <text:s text:c="11"/>'Open-Module-Button(new position and mouse click)</text:p>
      <text:p text:style-name="P1">' <text:s text:c="11"/>Call z_SetMousePosAndLeftClick(Target_X0_GV, Target_Y0_GV, 0, 0)</text:p>
      <text:p text:style-name="P1">' <text:s text:c="11"/>Application.Wait (Now + TimeValue("0:00:03"))</text:p>
      <text:p text:style-name="P1">' <text:s text:c="11"/>'Project-Module(new position and mouse click)</text:p>
      <text:p text:style-name="P1">' <text:s text:c="11"/>Call z_SetMousePosAndLeftClick(Target_X0_GV, Target_Y0_GV, 0, 57)</text:p>
      <text:p text:style-name="P1">' <text:s text:c="11"/>Application.Wait (Now + TimeValue("0:00:14"))</text:p>
      <text:p text:style-name="P1">' <text:s text:c="7"/>End If</text:p>
      <text:p text:style-name="P1">' <text:s text:c="3"/>')**close the activities or not and bring SmC IE back to the modul "project"</text:p>
      <text:p text:style-name="P1">'</text:p>
      <text:p text:style-name="P1">' <text:s text:c="3"/>If OnlyPIs = 0 Or OnlyPIs = 1 Then</text:p>
      <text:p text:style-name="P1">' <text:s text:c="7"/>Call z_ExcelSessionWindowMinimized(mywb_GV)</text:p>
      <text:p text:style-name="P1">' <text:s text:c="7"/>Call z_ExcelSessionWindowNormal(mywb_GV)</text:p>
      <text:p text:style-name="P1">' <text:s text:c="7"/>notused = InputBox("set the export to 2007-2010 for the PI download",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notused = InputBox("set the style to Main R&amp;D PI Export_4 for the PI download", , "no entry", 13500, 12500)</text:p>
      <text:p text:style-name="P1">' <text:s text:c="7"/>If notused &lt;&gt; "no entry" Then</text:p>
      <text:p text:style-name="P1">' <text:s text:c="11"/>Stop</text:p>
      <text:p text:style-name="P1">' <text:s text:c="11"/>Application.Wait (Now + TimeValue("0:00:02"))</text:p>
      <text:p text:style-name="P1"><text:soft-page-break/>' <text:s text:c="7"/>End If</text:p>
      <text:p text:style-name="P1">' <text:s text:c="7"/>notused = InputBox("set the VP before the first PI VP", , "no entry", 13500, 12500)</text:p>
      <text:p text:style-name="P1">' <text:s text:c="7"/>If notused &lt;&gt; "no entry" Then</text:p>
      <text:p text:style-name="P1">' <text:s text:c="11"/>Stop</text:p>
      <text:p text:style-name="P1">' <text:s text:c="11"/>Application.Wait (Now + TimeValue("0:00:02"))</text:p>
      <text:p text:style-name="P1">' <text:s text:c="7"/>End If</text:p>
      <text:p text:style-name="P1">' <text:s text:c="7"/>Application.Wait (Now + TimeValue("0:00:02"))</text:p>
      <text:p text:style-name="P1">' <text:s text:c="7"/>Call SetForegroundWindow(My_IE_hWnd_GV)</text:p>
      <text:p text:style-name="P1">' <text:s text:c="3"/>End If</text:p>
      <text:p text:style-name="P1">'</text:p>
      <text:p text:style-name="P1">' <text:s text:c="3"/>'(**start the loop</text:p>
      <text:p text:style-name="P1">' <text:s text:c="7"/>Application.Wait (Now + TimeValue("0:00:02"))</text:p>
      <text:p text:style-name="P1">' <text:s text:c="7"/>If OnlyPIs = 0 Or OnlyPIs = 1 Then</text:p>
      <text:p text:style-name="P1">' <text:s text:c="11"/>'call export PI function which loops over all VPs</text:p>
      <text:p text:style-name="P1">' <text:s text:c="11"/>VP_iter_GV = 0</text:p>
      <text:p text:style-name="P1">' <text:s text:c="11"/>Call z_Export_PiReport_Part1</text:p>
      <text:p text:style-name="P1">' <text:s text:c="7"/>End If</text:p>
      <text:p text:style-name="P1">' <text:s text:c="3"/>')**start the loop</text:p>
      <text:p text:style-name="P1">''(*PiReport</text:p>
      <text:p text:style-name="P1">' <text:s text:c="3"/>notused = InputBox("Download has been finished", , "no entry", 13500, 12500)</text:p>
      <text:p text:style-name="P1">' <text:s text:c="3"/>Call z_TrackTime("C:\Users\t740698\Desktop\TimeTracking.txt", _</text:p>
      <text:p text:style-name="P1">' <text:s text:c="15"/>Array("Main_DownloadReport", "End", "task: ", CStr(Now()), ""))</text:p>
      <text:p text:style-name="P1">'End Sub</text:p>
      <text:p text:style-name="P1">'</text:p>
      <text:p text:style-name="P1">'Private Function z_Export_PiReport_Part1()</text:p>
      <text:p text:style-name="P1">' <text:s text:c="3"/>'(**Bring IE to the forecround</text:p>
      <text:p text:style-name="P1">' <text:s text:c="7"/>'show or restore IE depending on its current state</text:p>
      <text:p text:style-name="P1">' <text:s text:c="7"/>If IsIconic(My_IE_hWnd_GV) Then</text:p>
      <text:p text:style-name="P1">' <text:s text:c="11"/>Call ShowWindow(My_IE_hWnd_GV, SW_RESTORE)</text:p>
      <text:p text:style-name="P1">' <text:s text:c="7"/>Else</text:p>
      <text:p text:style-name="P1">' <text:s text:c="11"/>Call ShowWindow(My_IE_hWnd_GV, SW_SHOW)</text:p>
      <text:p text:style-name="P1">' <text:s text:c="7"/>End If</text:p>
      <text:p text:style-name="P1">' <text:s text:c="7"/>'bring SmC IE to the foreground</text:p>
      <text:p text:style-name="P1">' <text:s text:c="7"/>Call SetForegroundWindow(My_IE_hWnd_GV)</text:p>
      <text:p text:style-name="P1">' <text:s text:c="7"/>'To be sure SmC is in an idle state before going back to the portfolio module</text:p>
      <text:p text:style-name="P1">' <text:s text:c="7"/>Application.Wait (Now + TimeValue("0:00:05"))</text:p>
      <text:p text:style-name="P1">' <text:s text:c="3"/>')**Bring IE to the forecround</text:p>
      <text:p text:style-name="P1">'</text:p>
      <text:p text:style-name="P1">'' <text:s text:c="3"/>'(**close the activities or not and bring SmC IE back to the modul "project"</text:p>
      <text:p text:style-name="P1">'' <text:s text:c="7"/>If VP_iter_GV = 0 Then</text:p>
      <text:p text:style-name="P1">'' <text:s text:c="11"/>'Open-Module-Button(new position and mouse click)</text:p>
      <text:p text:style-name="P1">'' <text:s text:c="11"/>Call z_SetMousePosAndLeftClick(Target_X0_GV, Target_Y0_GV, 0, 0)</text:p>
      <text:p text:style-name="P1">'' <text:s text:c="11"/>Application.Wait (Now + TimeValue("0:00:03"))</text:p>
      <text:p text:style-name="P1">'' <text:s text:c="11"/>'Project-Module(new position and mouse click)</text:p>
      <text:p text:style-name="P1">'' <text:s text:c="11"/>Call z_SetMousePosAndLeftClick(Target_X0_GV, Target_Y0_GV, 0, 57)</text:p>
      <text:p text:style-name="P1">'' <text:s text:c="11"/>Application.Wait (Now + TimeValue("0:00:14"))</text:p>
      <text:p text:style-name="P1">'' <text:s text:c="7"/>End If</text:p>
      <text:p text:style-name="P1">'' <text:s text:c="3"/>')**close the activities or not and bring SmC IE back to the modul "project"</text:p>
      <text:p text:style-name="P1">'</text:p>
      <text:p text:style-name="P1">' <text:s text:c="3"/>'(**select the "Main R&amp;D PI Report" style</text:p>
      <text:p text:style-name="P1">' <text:s text:c="3"/>If PiStyle_GV Then</text:p>
      <text:p text:style-name="P1">' <text:s text:c="7"/>'Style-Button(new position and mouse click)</text:p>
      <text:p text:style-name="P1">' <text:s text:c="7"/>Call z_SetMousePosAndLeftClick(Target_X0_GV, Target_Y0_GV, 1157, 141)</text:p>
      <text:p text:style-name="P1"><text:soft-page-break/>' <text:s text:c="7"/>Application.Wait (Now + TimeValue("0:00:03"))</text:p>
      <text:p text:style-name="P1">' <text:s text:c="7"/>'Style-Choice(new position and mouse click)</text:p>
      <text:p text:style-name="P1">' <text:s text:c="7"/>Call z_SetMousePosAndLeftClick(Target_X0_GV, Target_Y0_GV, 1096, PiStyleDelta_GV)</text:p>
      <text:p text:style-name="P1">' <text:s text:c="7"/>Application.Wait (Now + TimeValue("0:00:10"))</text:p>
      <text:p text:style-name="P1">' <text:s text:c="3"/>End If</text:p>
      <text:p text:style-name="P1">' <text:s text:c="3"/>')**select the "Main R&amp;D PI Report" style</text:p>
      <text:p text:style-name="P1">'</text:p>
      <text:p text:style-name="P1">' <text:s text:c="3"/>'(**Choose a new Virtual Portfolio</text:p>
      <text:p text:style-name="P1">' <text:s text:c="7"/>'VirtualPortfolioChoice-DropDown(new position and mouse click)</text:p>
      <text:p text:style-name="P1">' <text:s text:c="7"/>Call z_SetMousePosAndLeftClick(Target_X0_GV, Target_Y0_GV, 533 + delta1_GV, 63)</text:p>
      <text:p text:style-name="P1">' <text:s text:c="7"/>Application.Wait (Now + TimeValue("0:00:05"))</text:p>
      <text:p text:style-name="P1">' <text:s text:c="7"/>'VirtualPortfolioChoice(new position and mouse click)</text:p>
      <text:p text:style-name="P1">' <text:s text:c="7"/>VP_DropdownSecondPos_GV = 97 'Delta Y0 to click on the second VP</text:p>
      <text:p text:style-name="P1">' <text:s text:c="7"/>Call z_SetMousePosAndLeftClick(Target_X0_GV, Target_Y0_GV, 338 + delta1_GV, VP_DropdownSecondPos_GV)</text:p>
      <text:p text:style-name="P1">' <text:s text:c="7"/>Application.Wait (Now + TimeValue("0:00:15"))</text:p>
      <text:p text:style-name="P1">' <text:s text:c="3"/>')**Choose a new Virtual Portfolio</text:p>
      <text:p text:style-name="P1">'</text:p>
      <text:p text:style-name="P1">' <text:s text:c="3"/>'(**Excel Download</text:p>
      <text:p text:style-name="P1">' <text:s text:c="7"/>'***Excel-Download-Button(new position and mouse click)</text:p>
      <text:p text:style-name="P1">' <text:s text:c="11"/>Call z_SetMousePosAndLeftClick(Target_X0_GV, Target_Y0_GV, 1025, 0)</text:p>
      <text:p text:style-name="P1">' <text:s text:c="11"/>Application.Wait (Now + TimeValue("0:00:02"))</text:p>
      <text:p text:style-name="P1">' <text:s text:c="7"/>'***Minimize SmC IE</text:p>
      <text:p text:style-name="P1">' <text:s text:c="11"/>Call ShowWindow(My_IE_hWnd_GV, SW_MINIMIZE)</text:p>
      <text:p text:style-name="P1">' <text:s text:c="11"/>DoEvents</text:p>
      <text:p text:style-name="P1">' <text:s text:c="11"/>Application.Wait (Now + TimeValue("0:00:01"))</text:p>
      <text:p text:style-name="P1">' <text:s text:c="7"/>'***make excel active</text:p>
      <text:p text:style-name="P1">' <text:s text:c="11"/>Call z_ExcelSessionWindowNormal(mywb_GV)</text:p>
      <text:p text:style-name="P1">' <text:s text:c="11"/>Call z_ExcelWorkbookWindowNormal(mywb_GV)</text:p>
      <text:p text:style-name="P1">' <text:s text:c="11"/>DoEvents</text:p>
      <text:p text:style-name="P1">' <text:s text:c="11"/>Application.Wait (Now + TimeValue("0:00:01"))</text:p>
      <text:p text:style-name="P1">' <text:s text:c="3"/>'(**Excel Download</text:p>
      <text:p text:style-name="P1">'</text:p>
      <text:p text:style-name="P1">' <text:s text:c="3"/>'call on time to resume with z_SearchWindow</text:p>
      <text:p text:style-name="P1">' <text:s text:c="3"/>SetOnTime_Iter_GV = 0</text:p>
      <text:p text:style-name="P1">' <text:s text:c="3"/>Call z_SetOnTime("00:00:05", "z_SearchWindow")</text:p>
      <text:p text:style-name="P1">'</text:p>
      <text:p text:style-name="P1">'End Function</text:p>
      <text:p text:style-name="P1">'</text:p>
      <text:p text:style-name="P1">'Private Function z_SetOnTime(Wait_Sec As Variant, SubName As String)</text:p>
      <text:p text:style-name="P1">' <text:s text:c="3"/>'if something goes wrong stop SetOnTime loop after 60 times</text:p>
      <text:p text:style-name="P1">' <text:s text:c="3"/>Static count As Integer</text:p>
      <text:p text:style-name="P1">' <text:s text:c="3"/>If count &gt; 60 Then</text:p>
      <text:p text:style-name="P1">' <text:s text:c="7"/>Exit Function</text:p>
      <text:p text:style-name="P1">' <text:s text:c="3"/>End If</text:p>
      <text:p text:style-name="P1">' <text:s text:c="3"/>count = count + 1</text:p>
      <text:p text:style-name="P1">' <text:s text:c="3"/>'input:Call z_SetOnTime("00:00:05", "z_SearchWindow")</text:p>
      <text:p text:style-name="P1">' <text:s text:c="3"/>'call SearchWindow with ontime</text:p>
      <text:p text:style-name="P1">' <text:s text:c="3"/>Dim TimerSet_i As Variant</text:p>
      <text:p text:style-name="P1">' <text:s text:c="3"/>TimerSet_i = Now() + TimeValue(Wait_Sec)</text:p>
      <text:p text:style-name="P1">' <text:s text:c="3"/>Application.ontime EarliestTime:=TimerSet_i, Procedure:=SubName, Schedule:=True</text:p>
      <text:p text:style-name="P1">' <text:s text:c="3"/>'now VBA is not running and waiting for the download window to pop up</text:p>
      <text:p text:style-name="P1">'End Function</text:p>
      <text:p text:style-name="P1"><text:soft-page-break/>'</text:p>
      <text:p text:style-name="P1">'Private Sub z_SearchWindow()</text:p>
      <text:p text:style-name="P1">' <text:s text:c="3"/>'search the window</text:p>
      <text:p text:style-name="P1">' <text:s text:c="3"/>Dim strWindowTitle As String</text:p>
      <text:p text:style-name="P1">' <text:s text:c="3"/>Dim MyAppHWnd As Long</text:p>
      <text:p text:style-name="P1">' <text:s text:c="3"/>strWindowTitle = "Microsoft Excel - export-t740698-*"</text:p>
      <text:p text:style-name="P1">' <text:s text:c="3"/>MyAppHWnd = z_FindWindowLike(strWindowTitle)</text:p>
      <text:p text:style-name="P1">' <text:s text:c="3"/>'if found: call download_PI</text:p>
      <text:p text:style-name="P1">' <text:s text:c="3"/>If MyAppHWnd &lt;&gt; 0 Then</text:p>
      <text:p text:style-name="P1">' <text:s text:c="7"/>Call z_Export_PiReport_Part2</text:p>
      <text:p text:style-name="P1">' <text:s text:c="3"/>'if not found: call ontime</text:p>
      <text:p text:style-name="P1">' <text:s text:c="3"/>Else</text:p>
      <text:p text:style-name="P1">' <text:s text:c="7"/>SetOnTime_Iter_GV = SetOnTime_Iter_GV + 1</text:p>
      <text:p text:style-name="P1">' <text:s text:c="7"/>Call z_SetOnTime("00:00:05", "z_SearchWindow")</text:p>
      <text:p text:style-name="P1">' <text:s text:c="3"/>End If</text:p>
      <text:p text:style-name="P1">'' <text:s text:c="3"/>'search the window</text:p>
      <text:p text:style-name="P1">'' <text:s text:c="3"/>If Workbooks(Workbooks.Count).Worksheets(1).Name = "Projects" Then</text:p>
      <text:p text:style-name="P1">'' <text:s text:c="7"/>Workbooks(Workbooks.Count).Worksheets(1).Name = "Projects_"</text:p>
      <text:p text:style-name="P1">'' <text:s text:c="7"/>Call z_Export_PiReport_Part2</text:p>
      <text:p text:style-name="P1">'' <text:s text:c="3"/>Else</text:p>
      <text:p text:style-name="P1">'' <text:s text:c="7"/>SetOnTime_Iter_GV = SetOnTime_Iter_GV + 1</text:p>
      <text:p text:style-name="P1">'' <text:s text:c="7"/>Call z_SetOnTime("00:00:05", "z_SearchWindow")</text:p>
      <text:p text:style-name="P1">'' <text:s text:c="3"/>End If</text:p>
      <text:p text:style-name="P1">'End Sub</text:p>
      <text:p text:style-name="P1">'Private Sub z_SearchWindow2()</text:p>
      <text:p text:style-name="P1">' <text:s text:c="3"/>'function not used</text:p>
      <text:p text:style-name="P1">'</text:p>
      <text:p text:style-name="P1">'' <text:s text:c="3"/>'search the window</text:p>
      <text:p text:style-name="P1">'' <text:s text:c="3"/>Dim strWindowTitle As String</text:p>
      <text:p text:style-name="P1">'' <text:s text:c="3"/>Dim MyAppHWnd As Long</text:p>
      <text:p text:style-name="P1">'' <text:s text:c="3"/>strWindowTitle = "Microsoft Excel - export-t740698-*"</text:p>
      <text:p text:style-name="P1">'' <text:s text:c="3"/>MyAppHWnd = z_FindWindowLike(strWindowTitle)</text:p>
      <text:p text:style-name="P1">'' <text:s text:c="3"/>'if found: call download_PI</text:p>
      <text:p text:style-name="P1">'' <text:s text:c="3"/>If MyAppHWnd &lt;&gt; 0 Then</text:p>
      <text:p text:style-name="P1">'' <text:s text:c="7"/>Call z_Export_PiReport_Part2</text:p>
      <text:p text:style-name="P1">'' <text:s text:c="3"/>'if not found: call ontime</text:p>
      <text:p text:style-name="P1">'' <text:s text:c="3"/>Else</text:p>
      <text:p text:style-name="P1">'' <text:s text:c="7"/>SetOnTime_Iter_GV = SetOnTime_Iter_GV + 1</text:p>
      <text:p text:style-name="P1">'' <text:s text:c="7"/>Call z_SetOnTime("00:00:05", "z_SearchWindow")</text:p>
      <text:p text:style-name="P1">'' <text:s text:c="3"/>End If</text:p>
      <text:p text:style-name="P1">' <text:s text:c="3"/>'search the window</text:p>
      <text:p text:style-name="P1">' <text:s text:c="3"/>If Workbooks(Workbooks.count).Worksheets(1).name = "Projects" Then</text:p>
      <text:p text:style-name="P1">' <text:s text:c="7"/>Workbooks(Workbooks.count).Worksheets(1).name = "Projects_"</text:p>
      <text:p text:style-name="P1">' <text:s text:c="7"/>Call z_Export_PiReport_Part2</text:p>
      <text:p text:style-name="P1">' <text:s text:c="3"/>Else</text:p>
      <text:p text:style-name="P1">' <text:s text:c="7"/>SetOnTime_Iter_GV = SetOnTime_Iter_GV + 1</text:p>
      <text:p text:style-name="P1">' <text:s text:c="7"/>Call z_SetOnTime("00:00:05", "z_SearchWindow")</text:p>
      <text:p text:style-name="P1">' <text:s text:c="3"/>End If</text:p>
      <text:p text:style-name="P1">'End Sub</text:p>
      <text:p text:style-name="P1">'Private Sub z_Export_PiReport_Part2()</text:p>
      <text:p text:style-name="P1">' <text:s text:c="3"/>'(**move the export into the download workbook</text:p>
      <text:p text:style-name="P1">' <text:s text:c="7"/>'***write out the window name</text:p>
      <text:p text:style-name="P1">' <text:s text:c="11"/>Dim WindowName As String</text:p>
      <text:p text:style-name="P1"><text:soft-page-break/>' <text:s text:c="11"/>Dim WorkbooksEntry1 As String</text:p>
      <text:p text:style-name="P1">' <text:s text:c="11"/>Dim WorkbooksEntry2 As String</text:p>
      <text:p text:style-name="P1">' <text:s text:c="11"/>Dim sec As String</text:p>
      <text:p text:style-name="P1">' <text:s text:c="11"/>sec = (SetOnTime_Iter_GV + 1) * 5</text:p>
      <text:p text:style-name="P1">' <text:s text:c="11"/>WindowName = Workbooks(Workbooks.count).name</text:p>
      <text:p text:style-name="P1">' <text:s text:c="11"/>WorkbooksEntry1 = Workbooks(Workbooks.count).Sheets(1).Cells(2, 5)</text:p>
      <text:p text:style-name="P1">' <text:s text:c="11"/>WorkbooksEntry2 = Workbooks(Workbooks.count).Sheets(1).Cells(2, 6)</text:p>
      <text:p text:style-name="P1">' <text:s text:c="11"/>mywb_GV.Worksheets(Sh_log_GV).Cells(VP_iter_GV + 2, 5) = VP_iter_GV + 1</text:p>
      <text:p text:style-name="P1">' <text:s text:c="11"/>mywb_GV.Worksheets(Sh_log_GV).Cells(VP_iter_GV + 2, 6) = sec</text:p>
      <text:p text:style-name="P1">' <text:s text:c="11"/>mywb_GV.Worksheets(Sh_log_GV).Cells(VP_iter_GV + 2, 7) = WindowName</text:p>
      <text:p text:style-name="P1">' <text:s text:c="11"/>mywb_GV.Worksheets(Sh_log_GV).Cells(VP_iter_GV + 2, 8) = WorkbooksEntry1</text:p>
      <text:p text:style-name="P1">' <text:s text:c="11"/>mywb_GV.Worksheets(Sh_log_GV).Cells(VP_iter_GV + 2, 9) = WorkbooksEntry2</text:p>
      <text:p text:style-name="P1">' <text:s text:c="7"/>'***Save the export workbook</text:p>
      <text:p text:style-name="P1">' <text:s text:c="11"/>Application.DisplayAlerts = False</text:p>
      <text:p text:style-name="P1">' <text:s text:c="11"/>Call z_WorkbookSave(ActiveWorkbook)</text:p>
      <text:p text:style-name="P1">' <text:s text:c="11"/>Application.DisplayAlerts = True</text:p>
      <text:p text:style-name="P1">' <text:s text:c="7"/>'***Move newly created download Wb into the SmC_Download file</text:p>
      <text:p text:style-name="P1">' <text:s text:c="11"/>Call z_MoveWbSheetsIntoAnotherWb_V2(mywb_GV, "SmC_P_VP_", VP_iter_GV + 1)</text:p>
      <text:p text:style-name="P1">' <text:s text:c="11"/>Application.Wait (Now + TimeValue("0:00:01"))</text:p>
      <text:p text:style-name="P1">' <text:s text:c="7"/>'***Save the download workbook</text:p>
      <text:p text:style-name="P1">' <text:s text:c="11"/>Call z_WorkbookSave(mywb_GV)</text:p>
      <text:p text:style-name="P1">' <text:s text:c="3"/>')**move the export into the download workbook</text:p>
      <text:p text:style-name="P1">'</text:p>
      <text:p text:style-name="P1">' <text:s text:c="3"/>'iterate the global variable VP_Iter_GV</text:p>
      <text:p text:style-name="Standard">' <text:s text:c="3"/>VP_iter_GV = VP_iter_GV + 1</text:p>
      <text:p text:style-name="P1">' <text:s text:c="3"/>If VP_iter_GV &lt; TotalVPs_Pi_GV Or VP_iter_GV = TotalVPs_Pi_GV Then</text:p>
      <text:p text:style-name="P1">' <text:s text:c="7"/>'next export</text:p>
      <text:p text:style-name="P1">' <text:s text:c="7"/>Call z_Export_PiReport_Part1</text:p>
      <text:p text:style-name="P1">' <text:s text:c="3"/>Else</text:p>
      <text:p text:style-name="P1">' <text:s text:c="7"/>'download complete</text:p>
      <text:p text:style-name="P1">' <text:s text:c="3"/>End If</text:p>
      <text:p text:style-name="P1">'End Sub</text:p>
      <text:p text:style-name="P1">'</text:p>
      <text:p text:style-name="P1">'Private Function z_ResetGlobalVariables()</text:p>
      <text:p text:style-name="P1">''(*Global variables</text:p>
      <text:p text:style-name="P1">' <text:s text:c="3"/>'(*Preparations before running the macro</text:p>
      <text:p text:style-name="Standard">' <text:s text:c="3"/>Sh_log_GV = ""</text:p>
      <text:p text:style-name="Standard">' <text:s text:c="3"/>delta1_GV = 0</text:p>
      <text:p text:style-name="P1">' <text:s text:c="3"/>Set mywb_GV = Nothing</text:p>
      <text:p text:style-name="P1">' <text:s text:c="3"/>'(*Create a new Excel Workbook</text:p>
      <text:p text:style-name="P1">' <text:s text:c="3"/>'(*prepare the SmC window in an IE object</text:p>
      <text:p text:style-name="P1">' <text:s text:c="3"/>My_IE_hWnd_GV = 0</text:p>
      <text:p text:style-name="P1">' <text:s text:c="3"/>'(*Open the SmC Project-Module</text:p>
      <text:p text:style-name="P1">' <text:s text:c="3"/>Target_X0_GV = 0</text:p>
      <text:p text:style-name="P1">' <text:s text:c="3"/>Target_Y0_GV = 0</text:p>
      <text:p text:style-name="P1">' <text:s text:c="3"/>'(*Resource Report</text:p>
      <text:p text:style-name="P1">' <text:s text:c="3"/>VP_DropdownSecondPos_GV = 0</text:p>
      <text:p text:style-name="P1">' <text:s text:c="3"/>'(*PiReport</text:p>
      <text:p text:style-name="P1">' <text:s text:c="3"/>VP_iter_GV = 0</text:p>
      <text:p text:style-name="P1">' <text:s text:c="3"/>TotalVPs_Pi_GV = 0</text:p>
      <text:p text:style-name="P1">' <text:s text:c="3"/>PiStyle_GV = 0</text:p>
      <text:p text:style-name="P1">' <text:s text:c="3"/>PiStyleDelta_GV = 0</text:p>
      <text:p text:style-name="P1">' <text:s text:c="3"/>SetOnTime_Iter_GV = 0</text:p>
      <text:p text:style-name="P1"><text:soft-page-break/>'')*Global variables</text:p>
      <text:p text:style-name="P1">'End Function</text:p>
      <text:p text:style-name="P1">'</text:p>
      <text:p text:style-name="P1"/>
      <text:p text:style-name="P1"/>
      <text:p text:style-name="P1">Sub m_Start_Main_GenerateReport()</text:p>
      <text:p text:style-name="P1"><text:s text:c="4"/>Dim flag As Integer</text:p>
      <text:p text:style-name="P1"><text:s text:c="4"/>Dim PI_Export As String</text:p>
      <text:p text:style-name="P1"><text:s text:c="4"/>'1 to run the report, 0 to reopen and/or rerun a report</text:p>
      <text:p text:style-name="P1"><text:s text:c="4"/>flag = 1</text:p>
      <text:p text:style-name="P1"><text:s text:c="4"/>'**********************************</text:p>
      <text:p text:style-name="P1"><text:s text:c="4"/>PI_Export = "2010" '"1997"</text:p>
      <text:p text:style-name="P1"><text:s text:c="4"/>'**********************************</text:p>
      <text:p text:style-name="P1"><text:s text:c="4"/>Call m_Main_GenerateReport(flag, PI_Export)</text:p>
      <text:p text:style-name="P1">End Sub</text:p>
      <text:p text:style-name="P1"/>
      <text:p text:style-name="P1">Sub m_ReStart_Main_GenerateReport()</text:p>
      <text:p text:style-name="P1"><text:s text:c="4"/>Dim flag As Integer</text:p>
      <text:p text:style-name="P1"><text:s text:c="4"/>Dim PI_Export As String</text:p>
      <text:p text:style-name="P1"><text:s text:c="4"/>Dim flag_rerun_Generation_Part1To4 As Integer</text:p>
      <text:p text:style-name="P1"><text:s text:c="4"/>Dim flag_rerun_Generation_Part2To4 As Integer</text:p>
      <text:p text:style-name="P1"><text:s text:c="4"/>Dim flag_rerun_Generation_Part3To4 As Integer</text:p>
      <text:p text:style-name="P1"><text:s text:c="4"/>Dim flag_rerun_Generation_Part4To4 As Integer</text:p>
      <text:p text:style-name="P1"><text:s text:c="4"/>Dim wbdate As String</text:p>
      <text:p text:style-name="P1"><text:s text:c="4"/>'1 to run the report, 0 to reopen and/or rerun a report</text:p>
      <text:p text:style-name="Standard"><text:span text:style-name="T1"><text:s text:c="4"/></text:span>flag = 0</text:p>
      <text:p text:style-name="Standard"><text:s text:c="4"/>'**********************************</text:p>
      <text:p text:style-name="Standard"><text:s text:c="4"/>PI_Export = "2010" '"1997"</text:p>
      <text:p text:style-name="Standard"><text:s text:c="4"/>wbdate = "2012_10_16"</text:p>
      <text:p text:style-name="Standard"><text:s text:c="4"/></text:p>
      <text:p text:style-name="Standard"><text:s text:c="4"/><text:span text:style-name="T1">'Only used if flag=0</text:span></text:p>
      <text:p text:style-name="P1"><text:s text:c="4"/>'1: to rerun from the code from Creating Sheet Generation_Part1.</text:p>
      <text:p text:style-name="P1"><text:s text:c="4"/>flag_rerun_Generation_Part1To4 = 0</text:p>
      <text:p text:style-name="P1"><text:s text:c="4"/>'1: to rerun from the code from Creating Sheet Generation_Part2.</text:p>
      <text:p text:style-name="P1"><text:s text:c="4"/>flag_rerun_Generation_Part2To4 = 0</text:p>
      <text:p text:style-name="P1"><text:s text:c="4"/>'1: to rerun from the code from Creating Sheet Generation_Part3.</text:p>
      <text:p text:style-name="P1"><text:s text:c="4"/>flag_rerun_Generation_Part3To4 = 0</text:p>
      <text:p text:style-name="P1"><text:s text:c="4"/>'1: to rerun from the code from Creating Sheet Generation_Part4.</text:p>
      <text:p text:style-name="P1"><text:s text:c="4"/>flag_rerun_Generation_Part4To4 = 1</text:p>
      <text:p text:style-name="P1"><text:s text:c="4"/>'**********************************</text:p>
      <text:p text:style-name="P1"><text:s text:c="4"/>Call m_Main_GenerateReport(flag, PI_Export, wbdate, _</text:p>
      <text:p text:style-name="P1"><text:s text:c="20"/>flag_rerun_Generation_Part1To4, flag_rerun_Generation_Part2To4, flag_rerun_Generation_Part3To4, flag_rerun_Generation_Part4To4)</text:p>
      <text:p text:style-name="P1">End Sub</text:p>
      <text:p text:style-name="P1"/>
      <text:p text:style-name="P1">Sub m_Main_GenerateReport(flag As Integer, PI_Export As String, Optional wbdate As String, _</text:p>
      <text:p text:style-name="P1"><text:s text:c="12"/>Optional flag_rerun_Generation_Part1To4 As Integer, _</text:p>
      <text:p text:style-name="P1"><text:s text:c="12"/>Optional flag_rerun_Generation_Part2To4 As Integer, _</text:p>
      <text:p text:style-name="P1"><text:s text:c="12"/>Optional flag_rerun_Generation_Part3To4 As Integer, _</text:p>
      <text:p text:style-name="P1"><text:s text:c="12"/>Optional flag_rerun_Generation_Part4To4 As Integer)</text:p>
      <text:p text:style-name="P1"><text:s text:c="4"/>Call z_TrackTime("C:\Users\t740698\Desktop\TimeTracking.txt", _</text:p>
      <text:p text:style-name="P1"><text:s text:c="12"/>Array("Main_CreateReport", "Begin", "task:", "file:", CStr(Now()), ""))</text:p>
      <text:p text:style-name="P1"><text:s text:c="4"/>'***************************************</text:p>
      <text:p text:style-name="P1"><text:soft-page-break/><text:s text:c="4"/>'Dim flag As Integer</text:p>
      <text:p text:style-name="P1"><text:s text:c="4"/>Dim flag_reopen_wb As Integer</text:p>
      <text:p text:style-name="P1"><text:s text:c="4"/>'Dim flag_rerun_Generation_Part1To3 As Integer</text:p>
      <text:p text:style-name="P1"><text:s text:c="4"/>'Dim flag_rerun_Generation_Part2To3 As Integer</text:p>
      <text:p text:style-name="P1"><text:s text:c="4"/>'Dim wbdate As String</text:p>
      <text:p text:style-name="P1"><text:s text:c="4"/>Dim downloadversion As String</text:p>
      <text:p text:style-name="P1"><text:s text:c="4"/>Dim reportversion As String</text:p>
      <text:p text:style-name="P1"><text:s text:c="4"/>'Dim PI_Export As String</text:p>
      <text:p text:style-name="P1"><text:s text:c="4"/>'***************************************</text:p>
      <text:p text:style-name="P1"><text:s text:c="4"/>'input</text:p>
      <text:p text:style-name="P1"><text:s text:c="4"/>downloadversion = "_V1-0" 'output of the a01_Main_DownloadReport</text:p>
      <text:p text:style-name="P1"><text:s text:c="4"/>'flag = 1 '1 to run the report, 0 to reopen and/or rerun a report</text:p>
      <text:p text:style-name="P1"><text:s text:c="4"/>'PI_Export = "2010" '"1997"</text:p>
      <text:p text:style-name="P1">If flag Then</text:p>
      <text:p text:style-name="P1"><text:s text:c="4"/>'run</text:p>
      <text:p text:style-name="P1"><text:s text:c="4"/>wbdate = z_wbdate(, Now())</text:p>
      <text:p text:style-name="P1"><text:s text:c="4"/>reportversion = "_V1-0" 'output of a02_Main_GenerateReport</text:p>
      <text:p text:style-name="P1"><text:s text:c="4"/>folderdescription = ""</text:p>
      <text:p text:style-name="P1">Else</text:p>
      <text:p text:style-name="P1"><text:s text:c="4"/>'reopen</text:p>
      <text:p text:style-name="P1"><text:s text:c="4"/>flag_reopen_wb = 1 '1 to open/close and set existing wb's. Only used if flag=0</text:p>
      <text:p text:style-name="P1"><text:s text:c="4"/>'flag_rerun_Generation_Part1To4 = 0 'to rerun from the code from Creating Sheet Generation_Part1.Only used if flag=0</text:p>
      <text:p text:style-name="P1"><text:s text:c="4"/>'flag_rerun_Generation_Part2To4 = 1 'to rerun from the code from Creating Sheet Generation_Part2.Only used if flag=0</text:p>
      <text:p text:style-name="P1"><text:s text:c="4"/>reportversion = "_V1-0"</text:p>
      <text:p text:style-name="P1"><text:s text:c="4"/>folderdescription = ""</text:p>
      <text:p text:style-name="P1">End If</text:p>
      <text:p text:style-name="P1"><text:s text:c="4"/>'***************************************</text:p>
      <text:p text:style-name="P1"><text:s text:c="4"/>'Open and activate an Excel workbook (and session)</text:p>
      <text:p text:style-name="P1"><text:s text:c="4"/>Dim Wb_Download As Workbook</text:p>
      <text:p text:style-name="P1"><text:s text:c="4"/>Dim WbPath As String</text:p>
      <text:p text:style-name="P1"><text:s text:c="4"/>Dim WbName As String</text:p>
      <text:p text:style-name="P1">If flag Then</text:p>
      <text:p text:style-name="P1"><text:s text:c="4"/>WbPath = "C:\Users\t740698\Desktop\PMEC_VBA_Master-DataSet\" &amp; wbdate &amp; reportversion &amp; folderdescription &amp; "\"</text:p>
      <text:p text:style-name="P1"><text:s text:c="4"/>WbName = "CONFIDENTIAL_SmC_Download" &amp; "_" &amp; wbdate &amp; downloadversion &amp; ".xlsb"</text:p>
      <text:p text:style-name="P1">Else</text:p>
      <text:p text:style-name="P1"><text:s text:c="4"/>WbPath = "C:\Users\t740698\Desktop\PMEC_VBA_Master-DataSet\" &amp; wbdate &amp; reportversion &amp; folderdescription &amp; "\"</text:p>
      <text:p text:style-name="P1"><text:s text:c="4"/>WbName = "CONFIDENTIAL_SmC_Download" &amp; "_" &amp; wbdate &amp; downloadversion &amp; ".xlsb"</text:p>
      <text:p text:style-name="P1"><text:s text:c="4"/>If flag_rerun_Generation_Part1To4 = 1 Then 'If flag_reopen_wb Then</text:p>
      <text:p text:style-name="P1"><text:s text:c="8"/>On Error Resume Next</text:p>
      <text:p text:style-name="P1"><text:s text:c="8"/>Call z_OpenAndActivateWb(WbName, WbPath, Wb_Download)</text:p>
      <text:p text:style-name="P1"><text:s text:c="8"/>On Error GoTo 0</text:p>
      <text:p text:style-name="P1"><text:s text:c="4"/>End If</text:p>
      <text:p text:style-name="P1">End If</text:p>
      <text:p text:style-name="P1">If flag Then</text:p>
      <text:p text:style-name="P1"><text:s text:c="4"/>Call z_OpenAndActivateWb(WbName, WbPath, Wb_Download)</text:p>
      <text:p text:style-name="P1">End If</text:p>
      <text:p text:style-name="P1">If flag Then</text:p>
      <text:p text:style-name="P1"><text:s text:c="4"/>'***************************************</text:p>
      <text:p text:style-name="P1"><text:s text:c="4"/>'move and resize the Excel session</text:p>
      <text:p text:style-name="P1"><text:soft-page-break/><text:s text:c="4"/>Call z_ExcelSessionWindowNormal(Wb_Download)</text:p>
      <text:p text:style-name="P1"><text:s text:c="4"/>Call z_ExcelSessionWindowMoveAndResize(Wb_Download, "0", "0", "700", "600")</text:p>
      <text:p text:style-name="P1">End If</text:p>
      <text:p text:style-name="P1"><text:s text:c="4"/>'***************************************</text:p>
      <text:p text:style-name="P1"><text:s text:c="4"/>'***************************************</text:p>
      <text:p text:style-name="P1"><text:s text:c="4"/>'Produce the numbers to make tests on the input (SmC download)</text:p>
      <text:p text:style-name="P1"><text:s text:c="4"/>Dim Wb_ExpNofVPs As Workbook</text:p>
      <text:p text:style-name="P1"><text:s text:c="4"/>WbPath = "C:\Users\t740698\Desktop\PMEC_VBA_Master-DataSet\ZZZ_Inputs_MainGenerateReport\"</text:p>
      <text:p text:style-name="P1"><text:s text:c="4"/>WbName = "Expected_Nof_VirtualPortfolios.xlsb"</text:p>
      <text:p text:style-name="P1"><text:s text:c="4"/>'***************************************</text:p>
      <text:p text:style-name="P1"><text:s text:c="4"/>'***************************************</text:p>
      <text:p text:style-name="P1"><text:s text:c="4"/>'open the VP check</text:p>
      <text:p text:style-name="P1">If flag Then</text:p>
      <text:p text:style-name="P1"><text:s text:c="4"/>Call z_ShNew("Log_0", "Begin")</text:p>
      <text:p text:style-name="P1">End If</text:p>
      <text:p text:style-name="P1">If flag Then</text:p>
      <text:p text:style-name="P1"><text:s text:c="4"/>Call z_OpenAndActivateWb(WbName, WbPath, Wb_ExpNofVPs)</text:p>
      <text:p text:style-name="P1">End If</text:p>
      <text:p text:style-name="P1"><text:s text:c="4"/>'move the VP check into Wb_Download</text:p>
      <text:p text:style-name="P1">If flag Then</text:p>
      <text:p text:style-name="P1"><text:s text:c="4"/>Call z_CopySheetFromWb1ToWb2("ExpectedNofVPs", Wb_ExpNofVPs, Wb_Download, "Begin")</text:p>
      <text:p text:style-name="P1">End If</text:p>
      <text:p text:style-name="P1">If flag Then</text:p>
      <text:p text:style-name="P1"><text:s text:c="4"/>'close Wb_VPCheck, closes the active workbook and saves any changes</text:p>
      <text:p text:style-name="P1"><text:s text:c="4"/>Wb_ExpNofVPs.Close True</text:p>
      <text:p text:style-name="P1">End If</text:p>
      <text:p text:style-name="P1">If flag Then</text:p>
      <text:p text:style-name="P1"><text:s text:c="4"/>MsgBox ("Start the renaming of the sheets according to sheet ExpectedNofVPs")</text:p>
      <text:p text:style-name="P1"><text:s text:c="4"/>Stop</text:p>
      <text:p text:style-name="P1"><text:s text:c="4"/>Call z_CorrectTheSheetNames("ExpectedNofVPs", Wb_Download)</text:p>
      <text:p text:style-name="P1"><text:s text:c="4"/>Stop</text:p>
      <text:p text:style-name="P1">End If</text:p>
      <text:p text:style-name="P1"><text:s text:c="4"/>'***************************************</text:p>
      <text:p text:style-name="P1"><text:s text:c="4"/>'flattening of the Pi level worksheets Smc_P</text:p>
      <text:p text:style-name="P1">If flag Then</text:p>
      <text:p text:style-name="P1"><text:s text:c="4"/>Call z_TrackTime("C:\Users\t740698\Desktop\TimeTracking.txt", _</text:p>
      <text:p text:style-name="P1"><text:s text:c="12"/>Array("Main_CreateReport", "Begin", "task: Flattening PI downloads", "file: All SmC_P -&gt; SmC_P..._c", CStr(Now()), ""))</text:p>
      <text:p text:style-name="P1"><text:s text:c="4"/>Dim Sh_from As Worksheet</text:p>
      <text:p text:style-name="P1"><text:s text:c="4"/>Dim Sh_to As String</text:p>
      <text:p text:style-name="P1"><text:s text:c="4"/>'loop over all worksheets</text:p>
      <text:p text:style-name="P1"><text:s text:c="4"/>For Each Sh_from In Wb_Download.Sheets</text:p>
      <text:p text:style-name="P1"><text:s text:c="8"/>If Sh_from.name &lt;&gt; "PMEC_VBA_MasterDataSet_1" And Sh_from.name &lt;&gt; "Log_1" And Sh_from.name &lt;&gt; "Logfile" Then</text:p>
      <text:p text:style-name="P1"><text:s text:c="12"/>If left(Sh_from.name, 5) = "SmC_P" Then</text:p>
      <text:p text:style-name="P1"><text:s text:c="16"/>Sh_to = Sh_from.name &amp; "_c"</text:p>
      <text:p text:style-name="P1"><text:s text:c="16"/>If PI_Export = "2010" Then</text:p>
      <text:p text:style-name="P1"><text:s text:c="20"/>Dim Sh_New As String</text:p>
      <text:p text:style-name="P1"><text:s text:c="20"/>Sh_New = Sh_from.name &amp; "_tmp"</text:p>
      <text:p text:style-name="P1"><text:s text:c="20"/>Call z_CopySheet2(Sh_from.name, Sh_New, "Begin")</text:p>
      <text:p text:style-name="P1"><text:s text:c="20"/>Call z_SmC_CleanProjectReportPortfolioStructure_2010Export(Sh_New, Sh_to)</text:p>
      <text:p text:style-name="P1"><text:s text:c="20"/></text:p>
      <text:p text:style-name="P1"><text:soft-page-break/><text:s text:c="16"/>ElseIf PI_Export = "1997" Then</text:p>
      <text:p text:style-name="P1"><text:s text:c="20"/>Call z_SmC_CleanProjectReportPortfolioStructure_1997Export(Sh_from.name, Sh_to)</text:p>
      <text:p text:style-name="P1"><text:s text:c="16"/>Else</text:p>
      <text:p text:style-name="P1"><text:s text:c="20"/>Stop</text:p>
      <text:p text:style-name="P1"><text:s text:c="16"/>End If</text:p>
      <text:p text:style-name="P1"><text:s text:c="12"/>End If</text:p>
      <text:p text:style-name="P1"><text:s text:c="8"/>End If</text:p>
      <text:p text:style-name="P1"><text:s text:c="4"/>Next Sh_from</text:p>
      <text:p text:style-name="P1"><text:s text:c="4"/>Call z_TrackTime("C:\Users\t740698\Desktop\TimeTracking.txt", _</text:p>
      <text:p text:style-name="P1"><text:s text:c="12"/>Array("Main_CreateReport", "End", "task: Flattening PI downloads", "file: All SmC_P -&gt; SmC_P..._c", CStr(Now()), ""))</text:p>
      <text:p text:style-name="P1">End If</text:p>
      <text:p text:style-name="P1"><text:s text:c="4"/>'***************************************</text:p>
      <text:p text:style-name="P1">If flag Then</text:p>
      <text:p text:style-name="P1"><text:s text:c="4"/>'***************************************</text:p>
      <text:p text:style-name="P1"><text:s text:c="4"/>Call z_CreateSh_VPCheck("ExpectedNofVPs", "Log_0")</text:p>
      <text:p text:style-name="P1"><text:s text:c="4"/>'***************************************</text:p>
      <text:p text:style-name="P1">End If</text:p>
      <text:p text:style-name="P1">If flag Then</text:p>
      <text:p text:style-name="P1"><text:s text:c="4"/>'in Log_0 add Column Names</text:p>
      <text:p text:style-name="P1"><text:s text:c="4"/>Call z_AddColNames(Array("Sheet Name", "Nof Pis Actual", "Nof Pis Plan", "Difference", "Remarks"), "Log_0", 1, 2)</text:p>
      <text:p text:style-name="P1"><text:s text:c="4"/>'map numbers from VP_Check into Log_0</text:p>
      <text:p text:style-name="P1"><text:s text:c="4"/>'do not use the FastVersion (because of the sort function included)!</text:p>
      <text:p text:style-name="P1"><text:s text:c="4"/>Call z_ShMapColumns("ExpectedNofVPs", "Sheet Name", Array("Nof Pis"), "Log_0", "Sheet Name", Array("Nof Pis Plan"))</text:p>
      <text:p text:style-name="P1">End If</text:p>
      <text:p text:style-name="P1">If flag Then</text:p>
      <text:p text:style-name="P1"><text:s text:c="4"/>'Add the differences</text:p>
      <text:p text:style-name="P1"><text:s text:c="4"/>Call z_Insert_DifferenceFormula("C", "D", 5, "Sheet Name", 1, "Log_0")</text:p>
      <text:p text:style-name="P1">End If</text:p>
      <text:p text:style-name="P1"><text:s text:c="4"/>'Copy the sheet into the summary workbook</text:p>
      <text:p text:style-name="P1"><text:s text:c="4"/>Dim Wb_InputChkOnVP As Workbook</text:p>
      <text:p text:style-name="P1"><text:s text:c="4"/>WbPath = "C:\Users\t740698\Desktop\PMEC_VBA_Master-DataSet\ZZZ_Outputs_MainGenerateReport\"</text:p>
      <text:p text:style-name="P1"><text:s text:c="4"/>WbName = "InputCheckOn_VirtualPortfolios.xlsb"</text:p>
      <text:p text:style-name="P1"><text:s text:c="4"/>'***************************************</text:p>
      <text:p text:style-name="P1"><text:s text:c="4"/>'***************************************</text:p>
      <text:p text:style-name="P1">If flag Then</text:p>
      <text:p text:style-name="P1"><text:s text:c="4"/>MsgBox ("Check the nof VPs on the sheet Log_0")</text:p>
      <text:p text:style-name="P1"><text:s text:c="4"/>Stop</text:p>
      <text:p text:style-name="P1">End If</text:p>
      <text:p text:style-name="P1"><text:s text:c="4"/>'open</text:p>
      <text:p text:style-name="P1">If flag Then</text:p>
      <text:p text:style-name="P1"><text:s text:c="4"/>Call z_OpenAndActivateWb(WbName, WbPath, Wb_InputChkOnVP)</text:p>
      <text:p text:style-name="P1">End If</text:p>
      <text:p text:style-name="P1"><text:s text:c="4"/>'move</text:p>
      <text:p text:style-name="P1">If flag Then</text:p>
      <text:p text:style-name="P1"><text:s text:c="4"/>Call z_CopySheetFromWb1ToWb2("Log_0", Wb_Download, Wb_InputChkOnVP, "Begin")</text:p>
      <text:p text:style-name="P1">End If</text:p>
      <text:p text:style-name="P1"><text:s text:c="4"/>'rename</text:p>
      <text:p text:style-name="P1">If flag Then</text:p>
      <text:p text:style-name="P1"><text:s text:c="4"/>Wb_InputChkOnVP.Sheets("Log_0").name = wbdate</text:p>
      <text:p text:style-name="P1"><text:soft-page-break/>End If</text:p>
      <text:p text:style-name="P1">If flag Then</text:p>
      <text:p text:style-name="P1"><text:s text:c="4"/>'close Wb_RBS, closes the active workbook and saves any changes</text:p>
      <text:p text:style-name="P1"><text:s text:c="4"/>Wb_InputChkOnVP.Close True</text:p>
      <text:p text:style-name="P1">End If</text:p>
      <text:p text:style-name="P1"><text:s text:c="4"/>'***************************************</text:p>
      <text:p text:style-name="P1"><text:s text:c="4"/>'loop over all worksheets and copy the content of the activity level SmC_A sheets</text:p>
      <text:p text:style-name="P1"><text:s text:c="4"/>'into the MasterDataSet</text:p>
      <text:p text:style-name="P1">If flag Then</text:p>
      <text:p text:style-name="P1"><text:s text:c="4"/>Call z_TrackTime("C:\Users\t740698\Desktop\TimeTracking.txt", _</text:p>
      <text:p text:style-name="P1"><text:s text:c="12"/>Array("Main_CreateReport", "Begin", "task: Copy/Paste SmC_A sheets into", "file: MasterDataSheet_1", CStr(Now()), ""))</text:p>
      <text:p text:style-name="P1"><text:s text:c="4"/>Call z_ShNew("Log_1", "Begin")</text:p>
      <text:p text:style-name="P1"><text:s text:c="4"/>Call z_ShNew("PMEC_VBA_MasterDataSet_1", "Begin")</text:p>
      <text:p text:style-name="P1"><text:s text:c="4"/>Call z_ShNew("PMEC_VBA_PiDataSet_1", "Begin")</text:p>
      <text:p text:style-name="P1"><text:s text:c="4"/>For Each Sh_from In Wb_Download.Sheets</text:p>
      <text:p text:style-name="P1"><text:s text:c="8"/>'write the data from Sh_from into the MasterDataSet</text:p>
      <text:p text:style-name="P1"><text:s text:c="8"/>If Sh_from.name &lt;&gt; "PMEC_VBA_MasterDataSet_1" And Sh_from.name &lt;&gt; "Log_1" And Sh_from.name &lt;&gt; "Logfile" Then</text:p>
      <text:p text:style-name="P1"><text:s text:c="12"/>If left(Sh_from.name, 5) = "SmC_A" Then</text:p>
      <text:p text:style-name="P1"><text:s text:c="16"/>Call z_CopySh1ToSh2_GivenColLastRow(Sh_from.name, "Activity Identifier", "PMEC_VBA_MasterDataSet_1")</text:p>
      <text:p text:style-name="P1"><text:s text:c="12"/>End If</text:p>
      <text:p text:style-name="P1"><text:s text:c="8"/>End If</text:p>
      <text:p text:style-name="P1"><text:s text:c="4"/>Next Sh_from</text:p>
      <text:p text:style-name="P1">End If</text:p>
      <text:p text:style-name="P1"><text:s text:c="4"/>'loop over all worksheets and copy the content of the Pi level SmC_P sheets</text:p>
      <text:p text:style-name="P1"><text:s text:c="4"/>'into the PiDataSet</text:p>
      <text:p text:style-name="P1">If flag Then</text:p>
      <text:p text:style-name="P1"><text:s text:c="4"/>Call z_TrackTime("C:\Users\t740698\Desktop\TimeTracking.txt", _</text:p>
      <text:p text:style-name="P1"><text:s text:c="12"/>Array("Main_CreateReport", "Begin", "task: Copy/Paste SmC_P sheets into", "file: PMEC_VBA_PiDataSet_1", CStr(Now()), ""))</text:p>
      <text:p text:style-name="P1"><text:s text:c="4"/>For Each Sh_from In Wb_Download.Sheets</text:p>
      <text:p text:style-name="P1"><text:s text:c="8"/>'write the data from Sh_from into the MasterDataSet</text:p>
      <text:p text:style-name="P1"><text:s text:c="8"/>If Sh_from.name &lt;&gt; "PMEC_VBA_MasterDataSet_1" And Sh_from.name &lt;&gt; "Log_1" And Sh_from.name &lt;&gt; "Logfile" Then</text:p>
      <text:p text:style-name="P1"><text:s text:c="12"/>If Right(Sh_from.name, 2) = "_c" Then</text:p>
      <text:p text:style-name="P1"><text:s text:c="16"/>Call z_CopySh1ToSh2_GivenColLastRow(Sh_from.name, "Portfolio Level 1", "PMEC_VBA_PiDataSet_1")</text:p>
      <text:p text:style-name="P1"><text:s text:c="12"/>End If</text:p>
      <text:p text:style-name="P1"><text:s text:c="8"/>End If</text:p>
      <text:p text:style-name="P1"><text:s text:c="4"/>Next Sh_from</text:p>
      <text:p text:style-name="P1">End If</text:p>
      <text:p text:style-name="P1"><text:s text:c="4"/>'***************************************</text:p>
      <text:p text:style-name="P1"><text:s text:c="4"/>'***************************************</text:p>
      <text:p text:style-name="P1"><text:s text:c="4"/>'Adds the new workbook RD_MasterDataSet</text:p>
      <text:p text:style-name="P1"><text:s text:c="4"/>'***************************************</text:p>
      <text:p text:style-name="P1"><text:s text:c="4"/>'***************************************</text:p>
      <text:p text:style-name="P1"><text:s text:c="4"/>'Rerun the code from here</text:p>
      <text:p text:style-name="P1">If flag = 0 Then</text:p>
      <text:p text:style-name="P1"><text:s text:c="4"/>If flag_rerun_Generation_Part1To4 = 1 Then</text:p>
      <text:p text:style-name="P1"><text:s text:c="8"/>flag = 1</text:p>
      <text:p text:style-name="P1"><text:s text:c="4"/>End If</text:p>
      <text:p text:style-name="P1"><text:soft-page-break/>End If</text:p>
      <text:p text:style-name="P1"><text:s text:c="4"/>'Add a new workbook and move the MasterDataSet and the PiDataSet into it</text:p>
      <text:p text:style-name="P1"><text:s text:c="4"/>Dim Wb_GenPart1 As Workbook</text:p>
      <text:p text:style-name="P1">If flag Then</text:p>
      <text:p text:style-name="P1"><text:s text:c="4"/>WbPath = "C:\Users\t740698\Desktop\PMEC_VBA_Master-DataSet\" &amp; wbdate &amp; reportversion &amp; folderdescription &amp; "\"</text:p>
      <text:p text:style-name="P1"><text:s text:c="4"/>WbName = "CONFIDENTIAL_SmC_PMEC_VBA_MasterDataSet_Generation_Part1_" &amp; wbdate &amp; reportversion &amp; ".xlsb"</text:p>
      <text:p text:style-name="P1">Else</text:p>
      <text:p text:style-name="P1"><text:s text:c="4"/>WbPath = "C:\Users\t740698\Desktop\PMEC_VBA_Master-DataSet\" &amp; wbdate &amp; reportversion &amp; folderdescription &amp; "\"</text:p>
      <text:p text:style-name="P1"><text:s text:c="4"/>WbName = "CONFIDENTIAL_SmC_PMEC_VBA_MasterDataSet_Generation_Part1_" &amp; wbdate &amp; reportversion &amp; ".xlsb"</text:p>
      <text:p text:style-name="P1"><text:s text:c="4"/>If flag_rerun_Generation_Part2To4 = 1 Then 'If flag_reopen_wb Then</text:p>
      <text:p text:style-name="P1"><text:s text:c="8"/>Call z_OpenAndActivateWb(WbName, WbPath, Wb_GenPart1)</text:p>
      <text:p text:style-name="P1"><text:s text:c="4"/>End If</text:p>
      <text:p text:style-name="P1">End If</text:p>
      <text:p text:style-name="P1">If flag Then</text:p>
      <text:p text:style-name="P1"><text:s text:c="4"/>Call z_WorkbookNewOrOpenOrActivate(WbName, WbPath, Wb_GenPart1)</text:p>
      <text:p text:style-name="P1">End If</text:p>
      <text:p text:style-name="P1">If flag Then</text:p>
      <text:p text:style-name="P1"><text:s text:c="4"/>Call z_CopySheetFromWb1ToWb2("Log_1", Wb_Download, Wb_GenPart1, "Begin")</text:p>
      <text:p text:style-name="P1"><text:s text:c="4"/>Call z_CopySheetFromWb1ToWb2("PMEC_VBA_PiDataSet_1", Wb_Download, Wb_GenPart1, "Begin")</text:p>
      <text:p text:style-name="P1"><text:s text:c="4"/>Call z_CopySheetFromWb1ToWb2("PMEC_VBA_MasterDataSet_1", Wb_Download, Wb_GenPart1, "Begin")</text:p>
      <text:p text:style-name="P1"><text:s text:c="4"/>'in case they have already been deleted in a previous run</text:p>
      <text:p text:style-name="P1"><text:s text:c="4"/>On Error Resume Next</text:p>
      <text:p text:style-name="P1"><text:s text:c="8"/>Call z_ShDelete("Sheet1", Wb_GenPart1)</text:p>
      <text:p text:style-name="P1"><text:s text:c="8"/>Call z_ShDelete("Sheet2", Wb_GenPart1)</text:p>
      <text:p text:style-name="P1"><text:s text:c="8"/>Call z_ShDelete("Sheet3", Wb_GenPart1)</text:p>
      <text:p text:style-name="P1"><text:s text:c="4"/>On Error GoTo 0</text:p>
      <text:p text:style-name="P1"><text:s text:c="4"/>Call z_WorkbookSave(Wb_GenPart1)</text:p>
      <text:p text:style-name="P1">End If</text:p>
      <text:p text:style-name="P1">If flag Then</text:p>
      <text:p text:style-name="P1"><text:s text:c="4"/>'close Wb_Download, closes the active workbook and saves any changes</text:p>
      <text:p text:style-name="P1"><text:s text:c="4"/>Wb_Download.Close True</text:p>
      <text:p text:style-name="P1">Else</text:p>
      <text:p text:style-name="P1"><text:s text:c="4"/>'Wb_Download.Close False</text:p>
      <text:p text:style-name="P1">End If</text:p>
      <text:p text:style-name="P1"><text:s text:c="4"/>'***************************************</text:p>
      <text:p text:style-name="P1"><text:s text:c="4"/>'move and resize the Excel session</text:p>
      <text:p text:style-name="P1">If flag Then</text:p>
      <text:p text:style-name="P1"><text:s text:c="4"/>Call z_ExcelSessionWindowNormal(Wb_GenPart1)</text:p>
      <text:p text:style-name="P1"><text:s text:c="4"/>Call z_ExcelSessionWindowMoveAndResize(Wb_GenPart1, "0", "0", "900", "700")</text:p>
      <text:p text:style-name="P1">End If</text:p>
      <text:p text:style-name="P1"><text:s text:c="4"/>'***************************************</text:p>
      <text:p text:style-name="P1"><text:s text:c="4"/>'***************************************</text:p>
      <text:p text:style-name="P1"><text:s text:c="4"/>'Processing of the RD_MasterDataSet</text:p>
      <text:p text:style-name="P1"><text:s text:c="4"/>'***************************************</text:p>
      <text:p text:style-name="P1"><text:s text:c="4"/>'***************************************</text:p>
      <text:p text:style-name="P1"><text:s text:c="4"/>'remove the first empty row and the column names in between the PiDataSet</text:p>
      <text:p text:style-name="P1">If flag Then</text:p>
      <text:p text:style-name="P1"><text:soft-page-break/><text:s text:c="4"/>Call z_TrackTime("C:\Users\t740698\Desktop\TimeTracking.txt", _</text:p>
      <text:p text:style-name="P1"><text:s text:c="12"/>Array("Main_CreateReport", "Begin", "task:Remove rows and cols", "file: PMEC_VBA_PiDataSet_2", CStr(Now()), ""))</text:p>
      <text:p text:style-name="P1"><text:s text:c="4"/>Call z_ShNew("Log_2", "Begin")</text:p>
      <text:p text:style-name="P1"><text:s text:c="4"/>Call z_ShNewFlatValueCopy("PMEC_VBA_PiDataSet_1", "PMEC_VBA_PiDataSet_2", "Begin")</text:p>
      <text:p text:style-name="P1"><text:s text:c="4"/>Call z_DeleteRows("PMEC_VBA_PiDataSet_2", 1, 1)</text:p>
      <text:p text:style-name="P1"><text:s text:c="4"/>Call z_RemoveColNames("PMEC_VBA_PiDataSet_2", "Log_2", 1, "Portfolio Level 1")</text:p>
      <text:p text:style-name="P1">End If</text:p>
      <text:p text:style-name="P1"><text:s text:c="4"/>'***************************************</text:p>
      <text:p text:style-name="P1"><text:s text:c="4"/>'Write to each row of the MasterDataSet the Ids (PiId, WsId, TkId, ActId, ResId, SortId)</text:p>
      <text:p text:style-name="P1"><text:s text:c="4"/>'1.add col A, col B, col C and col D</text:p>
      <text:p text:style-name="P1"><text:s text:c="4"/>'2.go through Col_from (PiId, ActId, ResId)</text:p>
      <text:p text:style-name="P1"><text:s text:c="4"/>'2.1(if (left(Col_from,2))= PI then) write PiId into col A</text:p>
      <text:p text:style-name="P1"><text:s text:c="4"/>'2.2 col B</text:p>
      <text:p text:style-name="P1"><text:s text:c="4"/>'2.3 col C</text:p>
      <text:p text:style-name="P1"><text:s text:c="4"/>'2.4(if (left(Col_from,2))= PI,WS,TK,MS) write ActId into col D</text:p>
      <text:p text:style-name="P1"><text:s text:c="4"/>'2.5(if (left(Col_from,2))= empty) write MyResId into col E</text:p>
      <text:p text:style-name="P1"><text:s text:c="4"/>'2.6(if (left(Col_from,2))= PI then) write MySortId=1..PiRows.Count into col F</text:p>
      <text:p text:style-name="P1">If flag Then</text:p>
      <text:p text:style-name="P1"><text:s text:c="4"/>Call z_TrackTime("C:\Users\t740698\Desktop\TimeTracking.txt", _</text:p>
      <text:p text:style-name="P1"><text:s text:c="12"/>Array("Main_CreateReport", "Begin", "task:Add and Fill 6 ID cols", "file: PMEC_VBA_MasterDataSet_2", CStr(Now()), ""))</text:p>
      <text:p text:style-name="P1"><text:s text:c="4"/>Call z_ShNew("Log_3", "Begin")</text:p>
      <text:p text:style-name="P1"><text:s text:c="4"/>Call z_ShNewFlatValueCopy("PMEC_VBA_MasterDataSet_1", "PMEC_VBA_MasterDataSet_2", "Begin")</text:p>
      <text:p text:style-name="P1"><text:s text:c="4"/>Call z_InsertEmptyCols("PMEC_VBA_MasterDataSet_2", 6, 1)</text:p>
      <text:p text:style-name="P1"><text:s text:c="4"/>Call z_DeleteRows("PMEC_VBA_MasterDataSet_2", 1, 1)</text:p>
      <text:p text:style-name="P1"><text:s text:c="4"/>Call z_AddColNames(Array("PiIdentifier", "WsIdentifier", "TkIdentifier", "ActivityIdentifier", "MyResourceId", "MySortId"), "PMEC_VBA_MasterDataSet_2", 1)</text:p>
      <text:p text:style-name="P1"><text:s text:c="4"/>Dim Col_First As Long</text:p>
      <text:p text:style-name="P1"><text:s text:c="4"/>Col_First = z_GetColumnIndex("Activity Identifier", 1, "PMEC_VBA_MasterDataSet_2")</text:p>
      <text:p text:style-name="P1"><text:s text:c="4"/>Call z_RemoveColNames("PMEC_VBA_MasterDataSet_2", "Log_3", Col_First, "Activity Identifier")</text:p>
      <text:p text:style-name="P1"><text:s text:c="4"/>Call z_AddWBSPiId("PMEC_VBA_MasterDataSet_2", "Activity Identifier", "PiIdentifier")</text:p>
      <text:p text:style-name="P1"><text:s text:c="4"/>Call z_AddWBSWsId("PMEC_VBA_MasterDataSet_2", "Activity Identifier", "WsIdentifier")</text:p>
      <text:p text:style-name="P1"><text:s text:c="4"/>Call z_AddWBSTkId("PMEC_VBA_MasterDataSet_2", "Activity Identifier", "TkIdentifier")</text:p>
      <text:p text:style-name="P1"><text:s text:c="4"/>Call z_AddWBSActivityId("PMEC_VBA_MasterDataSet_2", "Activity Identifier", "ActivityIdentifier")</text:p>
      <text:p text:style-name="P1"><text:s text:c="4"/>Call z_AddMyResourceId("PMEC_VBA_MasterDataSet_2", "Activity Identifier", "MyResourceId")</text:p>
      <text:p text:style-name="P1"><text:s text:c="4"/>Call z_AddMySortId("PMEC_VBA_MasterDataSet_2", "ActivityIdentifier", "MySortId", "WithoutMS")</text:p>
      <text:p text:style-name="P1"><text:s text:c="4"/>Call z_WorkbookSave(Wb_GenPart1)</text:p>
      <text:p text:style-name="P1">End If</text:p>
      <text:p text:style-name="P1"><text:s text:c="4"/>'***************************************</text:p>
      <text:p text:style-name="P1"><text:s text:c="4"/>'Copy the values of the summary lines into the lines below</text:p>
      <text:p text:style-name="P1">If flag Then</text:p>
      <text:p text:style-name="P1"><text:s text:c="4"/>Call z_TrackTime("C:\Users\t740698\Desktop\TimeTracking.txt", _</text:p>
      <text:p text:style-name="P1"><text:s text:c="12"/>Array("Main_CreateReport", "Begin", "task: Copy 14 attributes from Activity into Resource lines", "file: PMEC_VBA_MasterDataSet_3", CStr(Now()), ""))</text:p>
      <text:p text:style-name="P1"><text:s text:c="4"/>Call z_ShNew("Log_4", "Begin")</text:p>
      <text:p text:style-name="P1"><text:s text:c="4"/>Call z_ShNewFlatValueCopy("PMEC_VBA_MasterDataSet_2", "PMEC_VBA_MasterDataSet_3", "Begin")</text:p>
      <text:p text:style-name="P1"><text:s text:c="4"/>Dim ColName_Array() As Variant</text:p>
      <text:p text:style-name="P1"><text:s text:c="4"/>Dim ColName As String</text:p>
      <text:p text:style-name="P1"><text:s text:c="4"/>Dim col As Long</text:p>
      <text:p text:style-name="P1"><text:soft-page-break/>' <text:s text:c="3"/>ColName_Array = Array("Task Title", "Description", "Activity Comment", "Activity type", _</text:p>
      <text:p text:style-name="P1">' <text:s text:c="15"/>"Task Customer", "Task Contact", "Task Location", _</text:p>
      <text:p text:style-name="P1">' <text:s text:c="15"/>"Task Status", "Duration", "Planned start", "Expected finish export", "Actual start", "Actual Finish export") '"Planned start"</text:p>
      <text:p text:style-name="P1"/>
      <text:p text:style-name="P1"><text:s text:c="4"/>Dim Wb_from As Workbook</text:p>
      <text:p text:style-name="P1"><text:s text:c="4"/>Dim Rng As Range</text:p>
      <text:p text:style-name="P1"><text:s text:c="4"/>Set Rng = z_RangeOfWb_AttributeNamesFromSheetToArray("GenerateReport", 2, Wb_from)</text:p>
      <text:p text:style-name="P1"><text:s text:c="4"/>ColName_Array = z_ReadAttributeNames_FromSheet_ToArray("GenerateReport", Rng, "ReadACol", Wb_from)</text:p>
      <text:p text:style-name="P1"/>
      <text:p text:style-name="P1"><text:s text:c="4"/>For iter = LBound(ColName_Array) To UBound(ColName_Array)</text:p>
      <text:p text:style-name="P1"><text:s text:c="8"/>ColName = ColName_Array(iter)</text:p>
      <text:p text:style-name="P1"><text:s text:c="8"/>Call z_CopyWBSAttributeEntriesIntoResources_overwrite("PMEC_VBA_MasterDataSet_3", "ActivityIdentifier", ColName)</text:p>
      <text:p text:style-name="P1"><text:s text:c="4"/>Next iter</text:p>
      <text:p text:style-name="P1"><text:s text:c="4"/>'Remark: SyngentaPortfolio=PI Syngenta Portfolio, Syngenta Portfolio=Activity Syngenta Portfolio</text:p>
      <text:p text:style-name="P1"><text:s text:c="4"/>ColName = "Syngenta Portfolio"</text:p>
      <text:p text:style-name="P1"><text:s text:c="4"/>Call z_CopyWBSAttributeEntriesIntoResources_not_overwrite("PMEC_VBA_MasterDataSet_3", "PiIdentifier", ColName)</text:p>
      <text:p text:style-name="P1"><text:s text:c="4"/>'Call z_CopyWBSAttributeEntriesIntoResources_overwrite("PMEC_VBA_MasterDataSet_3", "PiIdentifier", ColName)</text:p>
      <text:p text:style-name="P1"><text:s text:c="4"/>Call z_WorkbookSave(Wb_GenPart1)</text:p>
      <text:p text:style-name="P1">End If</text:p>
      <text:p text:style-name="P1"><text:s text:c="4"/>'***************************************</text:p>
      <text:p text:style-name="P1"><text:s text:c="4"/>'Add empty columns and write into the first row the column names</text:p>
      <text:p text:style-name="P1"><text:s text:c="4"/>Dim FirstYr As Integer</text:p>
      <text:p text:style-name="P1"><text:s text:c="4"/>FirstYr = VBA.DateTime.year(Now()) - 1</text:p>
      <text:p text:style-name="P1"><text:s text:c="4"/>Dim Col_to As Long</text:p>
      <text:p text:style-name="P1"><text:s text:c="4"/>'Full costs</text:p>
      <text:p text:style-name="P1">If flag Then</text:p>
      <text:p text:style-name="P1"><text:s text:c="4"/>Call z_ShNew("Log_5", "Begin")</text:p>
      <text:p text:style-name="P1"><text:s text:c="4"/>Call z_ShNewFlatValueCopy("PMEC_VBA_MasterDataSet_3", "PMEC_VBA_MasterDataSet_4", "Begin")</text:p>
      <text:p text:style-name="P1"><text:s text:c="4"/>'add EAC Full Cost columns</text:p>
      <text:p text:style-name="P1"><text:s text:c="4"/>Col_to = z_GetColumnIndex("ETC Full Costs", 1, "PMEC_VBA_MasterDataSet_4") + 1</text:p>
      <text:p text:style-name="P1"><text:s text:c="4"/>Call z_InsertEmptyCols("PMEC_VBA_MasterDataSet_4", 6, Col_to)</text:p>
      <text:p text:style-name="P1"><text:s text:c="4"/>Call z_AddColNames(Array("EAC Full Costs " &amp; CStr(FirstYr) &amp; "_c", "EAC Full Costs " &amp; CStr(FirstYr + 1) &amp; "_c", _</text:p>
      <text:p text:style-name="P1"><text:s text:c="16"/>"EAC Full Costs " &amp; CStr(FirstYr + 2) &amp; "_c", "EAC Full Costs " &amp; CStr(FirstYr + 3) &amp; "_c", _</text:p>
      <text:p text:style-name="P1"><text:s text:c="16"/>"EAC Full Costs " &amp; CStr(FirstYr + 4) &amp; "_c", "EAC Full Costs" &amp; "_c"), "PMEC_VBA_MasterDataSet_4", 1, Col_to)</text:p>
      <text:p text:style-name="P1"><text:s text:c="4"/>'add EAC SD Full Costs columns</text:p>
      <text:p text:style-name="P1"><text:s text:c="4"/>Col_to = z_GetColumnIndex("EAC Full Costs" &amp; "_c", 1, "PMEC_VBA_MasterDataSet_4") + 1</text:p>
      <text:p text:style-name="P1"><text:s text:c="4"/>Call z_InsertEmptyCols("PMEC_VBA_MasterDataSet_4", 6, Col_to)</text:p>
      <text:p text:style-name="P1"><text:s text:c="4"/>Call z_AddColNames(Array("EAC SD Full Costs " &amp; CStr(FirstYr) &amp; "_c", "EAC SD Full Costs " &amp; CStr(FirstYr + 1) &amp; "_c", _</text:p>
      <text:p text:style-name="P1"><text:s text:c="16"/>"EAC SD Full Costs " &amp; CStr(FirstYr + 2) &amp; "_c", "EAC SD Full Costs " &amp; CStr(FirstYr + 3) &amp; "_c", _</text:p>
      <text:p text:style-name="P1"><text:s text:c="16"/>"EAC SD Full Costs " &amp; CStr(FirstYr + 4) &amp; "_c", "EAC SD Full Costs" &amp; "_c"), "PMEC_VBA_MasterDataSet_4", 1, Col_to)</text:p>
      <text:p text:style-name="P1"><text:s text:c="4"/>'add EAC Trials Full Cost columns</text:p>
      <text:p text:style-name="P1"><text:s text:c="4"/>Col_to = z_GetColumnIndex("EAC SD Full Costs" &amp; "_c", 1, "PMEC_VBA_MasterDataSet_4") + 1</text:p>
      <text:p text:style-name="P1"><text:soft-page-break/><text:s text:c="4"/>Call z_InsertEmptyCols("PMEC_VBA_MasterDataSet_4", 6, Col_to)</text:p>
      <text:p text:style-name="P1"><text:s text:c="4"/>Call z_AddColNames(Array("EAC Trials Full Costs " &amp; CStr(FirstYr) &amp; "_c", "EAC Trials Full Costs " &amp; CStr(FirstYr + 1) &amp; "_c", _</text:p>
      <text:p text:style-name="P1"><text:s text:c="16"/>"EAC Trials Full Costs " &amp; CStr(FirstYr + 2) &amp; "_c", "EAC Trials Full Costs " &amp; CStr(FirstYr + 3) &amp; "_c", _</text:p>
      <text:p text:style-name="P1"><text:s text:c="16"/>"EAC Trials Full Costs " &amp; CStr(FirstYr + 4) &amp; "_c", "EAC Trials Full Costs" &amp; "_c"), "PMEC_VBA_MasterDataSet_4", 1, Col_to)</text:p>
      <text:p text:style-name="P1"><text:s text:c="4"/>'add EACOther$ columns</text:p>
      <text:p text:style-name="P1"><text:s text:c="4"/>Col_to = z_GetColumnIndex("EAC Trials Full Costs" &amp; "_c", 1, "PMEC_VBA_MasterDataSet_4") + 1</text:p>
      <text:p text:style-name="P1"><text:s text:c="4"/>Call z_InsertEmptyCols("PMEC_VBA_MasterDataSet_4", 6, Col_to)</text:p>
      <text:p text:style-name="P1"><text:s text:c="4"/>Call z_AddColNames(Array("EAC Other $ " &amp; CStr(FirstYr) &amp; "_c", "EAC Other $ " &amp; CStr(FirstYr + 1) &amp; "_c", _</text:p>
      <text:p text:style-name="P1"><text:s text:c="16"/>"EAC Other $ " &amp; CStr(FirstYr + 2) &amp; "_c", "EAC Other $ " &amp; CStr(FirstYr + 3) &amp; "_c", _</text:p>
      <text:p text:style-name="P1"><text:s text:c="16"/>"EAC Other $ " &amp; CStr(FirstYr + 4) &amp; "_c", "EAC Other $" &amp; "_c"), "PMEC_VBA_MasterDataSet_4", 1, Col_to)</text:p>
      <text:p text:style-name="P1"><text:s text:c="4"/>'add EACExt$ columns</text:p>
      <text:p text:style-name="P1"><text:s text:c="4"/>Col_to = z_GetColumnIndex("EAC Other $" &amp; "_c", 1, "PMEC_VBA_MasterDataSet_4") + 1</text:p>
      <text:p text:style-name="P1"><text:s text:c="4"/>Call z_InsertEmptyCols("PMEC_VBA_MasterDataSet_4", 6, Col_to)</text:p>
      <text:p text:style-name="P1"><text:s text:c="4"/>Call z_AddColNames(Array("EAC Ext $ " &amp; CStr(FirstYr) &amp; "_c", "EAC Ext $ " &amp; CStr(FirstYr + 1) &amp; "_c", _</text:p>
      <text:p text:style-name="P1"><text:s text:c="16"/>"EAC Ext $ " &amp; CStr(FirstYr + 2) &amp; "_c", "EAC Ext $ " &amp; CStr(FirstYr + 3) &amp; "_c", _</text:p>
      <text:p text:style-name="P1"><text:s text:c="16"/>"EAC Ext $ " &amp; CStr(FirstYr + 4) &amp; "_c", "EAC Ext $" &amp; "_c"), "PMEC_VBA_MasterDataSet_4", 1, Col_to)</text:p>
      <text:p text:style-name="P1">End If</text:p>
      <text:p text:style-name="P1"><text:s text:c="4"/>'Direct costs</text:p>
      <text:p text:style-name="P1">If flag Then</text:p>
      <text:p text:style-name="P1"><text:s text:c="4"/>'add EAC Direct Cost columns</text:p>
      <text:p text:style-name="P1"><text:s text:c="4"/>Col_to = z_GetColumnIndex("ETC Direct Costs", 1, "PMEC_VBA_MasterDataSet_4") + 1</text:p>
      <text:p text:style-name="P1"><text:s text:c="4"/>Call z_InsertEmptyCols("PMEC_VBA_MasterDataSet_4", 6, Col_to)</text:p>
      <text:p text:style-name="P1"><text:s text:c="4"/>Call z_AddColNames(Array("EAC Direct Costs " &amp; CStr(FirstYr) &amp; "_c", "EAC Direct Costs " &amp; CStr(FirstYr + 1) &amp; "_c", _</text:p>
      <text:p text:style-name="P1"><text:s text:c="16"/>"EAC Direct Costs " &amp; CStr(FirstYr + 2) &amp; "_c", "EAC Direct Costs " &amp; CStr(FirstYr + 3) &amp; "_c", _</text:p>
      <text:p text:style-name="P1"><text:s text:c="16"/>"EAC Direct Costs " &amp; CStr(FirstYr + 4) &amp; "_c", "EAC Direct Costs" &amp; "_c"), "PMEC_VBA_MasterDataSet_4", 1, Col_to)</text:p>
      <text:p text:style-name="P1"><text:s text:c="4"/>'add EAC SD Direct Costs columns</text:p>
      <text:p text:style-name="P1"><text:s text:c="4"/>Col_to = z_GetColumnIndex("EAC Direct Costs" &amp; "_c", 1, "PMEC_VBA_MasterDataSet_4") + 1</text:p>
      <text:p text:style-name="P1"><text:s text:c="4"/>Call z_InsertEmptyCols("PMEC_VBA_MasterDataSet_4", 6, Col_to)</text:p>
      <text:p text:style-name="P1"><text:s text:c="4"/>Call z_AddColNames(Array("EAC SD Direct Costs " &amp; CStr(FirstYr) &amp; "_c", "EAC SD Direct Costs " &amp; CStr(FirstYr + 1) &amp; "_c", _</text:p>
      <text:p text:style-name="P1"><text:s text:c="16"/>"EAC SD Direct Costs " &amp; CStr(FirstYr + 2) &amp; "_c", "EAC SD Direct Costs " &amp; CStr(FirstYr + 3) &amp; "_c", _</text:p>
      <text:p text:style-name="P1"><text:s text:c="16"/>"EAC SD Direct Costs " &amp; CStr(FirstYr + 4) &amp; "_c", "EAC SD Direct Costs" &amp; "_c"), "PMEC_VBA_MasterDataSet_4", 1, Col_to)</text:p>
      <text:p text:style-name="P1"><text:s text:c="4"/>'add EAC Trials Direct Cost columns</text:p>
      <text:p text:style-name="P1"><text:s text:c="4"/>Col_to = z_GetColumnIndex("EAC SD Direct Costs" &amp; "_c", 1, "PMEC_VBA_MasterDataSet_4") + 1</text:p>
      <text:p text:style-name="P1"><text:s text:c="4"/>Call z_InsertEmptyCols("PMEC_VBA_MasterDataSet_4", 6, Col_to)</text:p>
      <text:p text:style-name="P1"><text:s text:c="4"/>Call z_AddColNames(Array("EAC Trials Direct Costs " &amp; CStr(FirstYr) &amp; "_c", "EAC Trials Direct Costs " &amp; CStr(FirstYr + 1) &amp; "_c", _</text:p>
      <text:p text:style-name="P1"><text:s text:c="16"/>"EAC Trials Direct Costs " &amp; CStr(FirstYr + 2) &amp; "_c", "EAC Trials Direct Costs " &amp; CStr(FirstYr + 3) &amp; "_c", _</text:p>
      <text:p text:style-name="P1"><text:s text:c="16"/>"EAC Trials Direct Costs " &amp; CStr(FirstYr + 4) &amp; "_c", "EAC Trials Direct Costs" &amp; "_c"), "PMEC_VBA_MasterDataSet_4", 1, Col_to)</text:p>
      <text:p text:style-name="P1"><text:s text:c="4"/>'add EACOther$ columns</text:p>
      <text:p text:style-name="P1"><text:soft-page-break/><text:s text:c="4"/>Col_to = z_GetColumnIndex("EAC Trials Direct Costs" &amp; "_c", 1, "PMEC_VBA_MasterDataSet_4") + 1</text:p>
      <text:p text:style-name="P1"><text:s text:c="4"/>Call z_InsertEmptyCols("PMEC_VBA_MasterDataSet_4", 6, Col_to)</text:p>
      <text:p text:style-name="P1"><text:s text:c="4"/>Call z_AddColNames(Array("EAC Other $ Direct Costs " &amp; CStr(FirstYr) &amp; "_c", "EAC Other $ Direct Costs " &amp; CStr(FirstYr + 1) &amp; "_c", _</text:p>
      <text:p text:style-name="P1"><text:s text:c="16"/>"EAC Other $ Direct Costs " &amp; CStr(FirstYr + 2) &amp; "_c", "EAC Other $ Direct Costs " &amp; CStr(FirstYr + 3) &amp; "_c", _</text:p>
      <text:p text:style-name="P1"><text:s text:c="16"/>"EAC Other $ Direct Costs " &amp; CStr(FirstYr + 4) &amp; "_c", "EAC Other $ Direct Costs" &amp; "_c"), "PMEC_VBA_MasterDataSet_4", 1, Col_to)</text:p>
      <text:p text:style-name="P1"><text:s text:c="4"/>'add EACExt$ columns</text:p>
      <text:p text:style-name="P1"><text:s text:c="4"/>Col_to = z_GetColumnIndex("EAC Other $ Direct Costs" &amp; "_c", 1, "PMEC_VBA_MasterDataSet_4") + 1</text:p>
      <text:p text:style-name="P1"><text:s text:c="4"/>Call z_InsertEmptyCols("PMEC_VBA_MasterDataSet_4", 6, Col_to)</text:p>
      <text:p text:style-name="P1"><text:s text:c="4"/>Call z_AddColNames(Array("EAC Ext $ Direct Costs " &amp; CStr(FirstYr) &amp; "_c", "EAC Ext $ Direct Costs " &amp; CStr(FirstYr + 1) &amp; "_c", _</text:p>
      <text:p text:style-name="P1"><text:s text:c="16"/>"EAC Ext $ Direct Costs " &amp; CStr(FirstYr + 2) &amp; "_c", "EAC Ext $ Direct Costs " &amp; CStr(FirstYr + 3) &amp; "_c", _</text:p>
      <text:p text:style-name="P1"><text:s text:c="16"/>"EAC Ext $ Direct Costs " &amp; CStr(FirstYr + 4) &amp; "_c", "EAC Ext $ Direct Costs" &amp; "_c"), "PMEC_VBA_MasterDataSet_4", 1, Col_to)</text:p>
      <text:p text:style-name="P1">End If</text:p>
      <text:p text:style-name="P1"><text:s text:c="4"/>'Number of SD and Trials</text:p>
      <text:p text:style-name="P1">If flag Then</text:p>
      <text:p text:style-name="P1"><text:s text:c="4"/>'add EAC # SD Direct Costs columns</text:p>
      <text:p text:style-name="P1"><text:s text:c="4"/>Col_to = z_GetColumnIndex("ETC # SD", 1, "PMEC_VBA_MasterDataSet_4") + 1</text:p>
      <text:p text:style-name="P1"><text:s text:c="4"/>Call z_InsertEmptyCols("PMEC_VBA_MasterDataSet_4", 6, Col_to)</text:p>
      <text:p text:style-name="P1"><text:s text:c="4"/>Call z_AddColNames(Array("EAC # SD " &amp; CStr(FirstYr) &amp; "_c", "EAC # SD " &amp; CStr(FirstYr + 1) &amp; "_c", _</text:p>
      <text:p text:style-name="P1"><text:s text:c="16"/>"EAC # SD " &amp; CStr(FirstYr + 2) &amp; "_c", "EAC # SD " &amp; CStr(FirstYr + 3) &amp; "_c", _</text:p>
      <text:p text:style-name="P1"><text:s text:c="16"/>"EAC # SD " &amp; CStr(FirstYr + 4) &amp; "_c", "EAC # SD" &amp; "_c"), "PMEC_VBA_MasterDataSet_4", 1, Col_to)</text:p>
      <text:p text:style-name="P1"><text:s text:c="4"/>'add EAC # Trials Direct Cost columns</text:p>
      <text:p text:style-name="P1"><text:s text:c="4"/>Col_to = z_GetColumnIndex("EAC # SD" &amp; "_c", 1, "PMEC_VBA_MasterDataSet_4") + 1</text:p>
      <text:p text:style-name="P1"><text:s text:c="4"/>Call z_InsertEmptyCols("PMEC_VBA_MasterDataSet_4", 6, Col_to)</text:p>
      <text:p text:style-name="P1"><text:s text:c="4"/>Call z_AddColNames(Array("EAC # Trials " &amp; CStr(FirstYr) &amp; "_c", "EAC # Trials " &amp; CStr(FirstYr + 1) &amp; "_c", _</text:p>
      <text:p text:style-name="P1"><text:s text:c="16"/>"EAC # Trials " &amp; CStr(FirstYr + 2) &amp; "_c", "EAC # Trials " &amp; CStr(FirstYr + 3) &amp; "_c", _</text:p>
      <text:p text:style-name="P1"><text:s text:c="16"/>"EAC # Trials " &amp; CStr(FirstYr + 4) &amp; "_c", "EAC # Trials" &amp; "_c"), "PMEC_VBA_MasterDataSet_4", 1, Col_to)</text:p>
      <text:p text:style-name="P1">End If</text:p>
      <text:p text:style-name="P1"/>
      <text:p text:style-name="P1"><text:s text:c="4"/>'***************************************</text:p>
      <text:p text:style-name="P1"><text:s text:c="4"/>'sort the dataset using col 3 to keep the resources (or col 4 to only remove the MS but keep the summary lines)</text:p>
      <text:p text:style-name="P1">If flag Then</text:p>
      <text:p text:style-name="P1"><text:s text:c="4"/>Call z_ShNew("Log_6_2", "Begin")</text:p>
      <text:p text:style-name="P1"><text:s text:c="4"/>Call z_ShNewFlatValueCopy("PMEC_VBA_MasterDataSet_4", "PMEC_VBA_MasterDataSet_5", "Begin")</text:p>
      <text:p text:style-name="P1"><text:s text:c="4"/>Col_to = z_GetColumnIndex("MyResourceId", 1, "PMEC_VBA_MasterDataSet_5")</text:p>
      <text:p text:style-name="P1"><text:s text:c="4"/>Call z_Sort("PMEC_VBA_MasterDataSet_5", Col_to, Col_to)</text:p>
      <text:p text:style-name="P1"><text:s text:c="4"/>Call z_DeleteNotResourceRows("PMEC_VBA_MasterDataSet_5", "MyResourceId")</text:p>
      <text:p text:style-name="P1"><text:s text:c="4"/>Call z_WorkbookSave(Wb_GenPart1)</text:p>
      <text:p text:style-name="P1">End If</text:p>
      <text:p text:style-name="P1">If flag Then</text:p>
      <text:p text:style-name="P1"><text:soft-page-break/><text:s text:c="4"/>'=======================================</text:p>
      <text:p text:style-name="P1"><text:s text:c="4"/>'=======================================</text:p>
      <text:p text:style-name="P1"><text:s text:c="4"/>'-open new process</text:p>
      <text:p text:style-name="P1"><text:s text:c="4"/>'-open this workbook in the new process (read only)</text:p>
      <text:p text:style-name="P1"><text:s text:c="4"/>'-set on time to run this workbook in the new process</text:p>
      <text:p text:style-name="P1"><text:s text:c="4"/>'-close this workbook (read/write)</text:p>
      <text:p text:style-name="P1"><text:s text:c="4"/>'-close this process</text:p>
      <text:p text:style-name="P1"><text:s text:c="4"/>'-wait until on time starts the procedure resume</text:p>
      <text:p text:style-name="P1"><text:s text:c="4"/>'-resume sets this workbook in the new process to read/write</text:p>
      <text:p text:style-name="P1"><text:s text:c="4"/>'-resume calls the sub m_ReStart_Main_GenerateReport</text:p>
      <text:p text:style-name="P1"><text:s text:c="4"/>'-the flag_rerun_Generation_Part2To4 set to 1 resumes the code here</text:p>
      <text:p text:style-name="P1"><text:s text:c="4"/>Call m_Main_MemoryLeakWorkaround_1</text:p>
      <text:p text:style-name="P1"><text:s text:c="4"/>'=======================================</text:p>
      <text:p text:style-name="P1"><text:s text:c="4"/>'=======================================</text:p>
      <text:p text:style-name="P1">End If</text:p>
      <text:p text:style-name="P1"><text:s text:c="4"/>'***************************************</text:p>
      <text:p text:style-name="P1"><text:s text:c="4"/>'***************************************</text:p>
      <text:p text:style-name="P1"><text:s text:c="4"/>'Adds a new workbook RD_MasterDataSet because of memory problems</text:p>
      <text:p text:style-name="P1"><text:s text:c="4"/>'***************************************</text:p>
      <text:p text:style-name="P1"><text:s text:c="4"/>'***************************************</text:p>
      <text:p text:style-name="P1"><text:s text:c="4"/>'Rerun the code from here</text:p>
      <text:p text:style-name="P1">If flag = 0 Then</text:p>
      <text:p text:style-name="P1"><text:s text:c="4"/>If flag_rerun_Generation_Part2To4 = 1 Then</text:p>
      <text:p text:style-name="P1"><text:s text:c="8"/>flag = 1</text:p>
      <text:p text:style-name="P1"><text:s text:c="4"/>End If</text:p>
      <text:p text:style-name="P1">End If</text:p>
      <text:p text:style-name="P1"><text:s text:c="4"/>'Add a new workbook and move the MasterDataSet and the PiDataSet into it</text:p>
      <text:p text:style-name="P1"><text:s text:c="4"/>Dim Wb_GenPart2 As Workbook</text:p>
      <text:p text:style-name="P1">If flag Then</text:p>
      <text:p text:style-name="P1">Else</text:p>
      <text:p text:style-name="P1"><text:s text:c="4"/>If flag_rerun_Generation_Part2To4 = 1 Then 'If flag_reopen_wb Then</text:p>
      <text:p text:style-name="P1"><text:s text:c="8"/>Wb_GenPart1.Close False</text:p>
      <text:p text:style-name="P1"><text:s text:c="4"/>End If</text:p>
      <text:p text:style-name="P1">End If</text:p>
      <text:p text:style-name="P1">If flag Then</text:p>
      <text:p text:style-name="P1"><text:s text:c="4"/>WbPath = "C:\Users\t740698\Desktop\PMEC_VBA_Master-DataSet\" &amp; wbdate &amp; reportversion &amp; folderdescription &amp; "\"</text:p>
      <text:p text:style-name="P1"><text:s text:c="4"/>WbName = "CONFIDENTIAL_SmC_PMEC_VBA_MasterDataSet_Generation_Part2_" &amp; wbdate &amp; reportversion &amp; ".xlsb"</text:p>
      <text:p text:style-name="P1">Else</text:p>
      <text:p text:style-name="P1"><text:s text:c="4"/>WbPath = "C:\Users\t740698\Desktop\PMEC_VBA_Master-DataSet\" &amp; wbdate &amp; reportversion &amp; folderdescription &amp; "\"</text:p>
      <text:p text:style-name="P1"><text:s text:c="4"/>WbName = "CONFIDENTIAL_SmC_PMEC_VBA_MasterDataSet_Generation_Part2_" &amp; wbdate &amp; reportversion &amp; ".xlsb"</text:p>
      <text:p text:style-name="P1"><text:s text:c="4"/>If flag_rerun_Generation_Part3To4 = 1 Then 'If flag_reopen_wb Then</text:p>
      <text:p text:style-name="P1"><text:s text:c="8"/>Call z_OpenAndActivateWb(WbName, WbPath, Wb_GenPart2)</text:p>
      <text:p text:style-name="P1"><text:s text:c="4"/>End If</text:p>
      <text:p text:style-name="P1">End If</text:p>
      <text:p text:style-name="P1">If flag Then</text:p>
      <text:p text:style-name="P1"><text:s text:c="4"/>Call z_WorkbookNewOrOpenOrActivate(WbName, WbPath, Wb_GenPart2)</text:p>
      <text:p text:style-name="P1">End If</text:p>
      <text:p text:style-name="P1">If flag Then</text:p>
      <text:p text:style-name="P1"><text:s text:c="4"/>'copy the last datasheet into the new workbook</text:p>
      <text:p text:style-name="P1"><text:soft-page-break/><text:s text:c="4"/>On Error Resume Next</text:p>
      <text:p text:style-name="P1"><text:s text:c="4"/>Sheets("PMEC_VBA_MasterDataSet_5").Activate</text:p>
      <text:p text:style-name="P1"><text:s text:c="4"/>If Err.Number &lt;&gt; 0 Then</text:p>
      <text:p text:style-name="P1"><text:s text:c="8"/>Call z_CopySheetFromWb1ToWb2("PMEC_VBA_MasterDataSet_5", Wb_GenPart1, Wb_GenPart2, "Begin")</text:p>
      <text:p text:style-name="P1"><text:s text:c="8"/>Call z_CopySheetFromWb1ToWb2("PMEC_VBA_PiDataSet_2", Wb_GenPart1, Wb_GenPart2, "Begin")</text:p>
      <text:p text:style-name="P1"><text:s text:c="4"/>End If</text:p>
      <text:p text:style-name="P1"><text:s text:c="4"/>On Error GoTo 0</text:p>
      <text:p text:style-name="P1"><text:s text:c="4"/>'in case they have already been deleted in a previous run</text:p>
      <text:p text:style-name="P1"><text:s text:c="4"/>On Error Resume Next</text:p>
      <text:p text:style-name="P1"><text:s text:c="8"/>Call z_ShDelete("Sheet1", Wb_GenPart2)</text:p>
      <text:p text:style-name="P1"><text:s text:c="8"/>Call z_ShDelete("Sheet2", Wb_GenPart2)</text:p>
      <text:p text:style-name="P1"><text:s text:c="8"/>Call z_ShDelete("Sheet3", Wb_GenPart2)</text:p>
      <text:p text:style-name="P1"><text:s text:c="4"/>On Error GoTo 0</text:p>
      <text:p text:style-name="P1"><text:s text:c="4"/>Call z_WorkbookSave(Wb_GenPart2)</text:p>
      <text:p text:style-name="P1">End If</text:p>
      <text:p text:style-name="P1">If flag Then</text:p>
      <text:p text:style-name="P1"><text:s text:c="4"/>'close Wb_GenPart1, closes the active workbook and saves any changes</text:p>
      <text:p text:style-name="P1"><text:s text:c="4"/>Wb_GenPart1.Close True</text:p>
      <text:p text:style-name="P1">End If</text:p>
      <text:p text:style-name="P1"><text:s text:c="4"/>'***************************************</text:p>
      <text:p text:style-name="P1"><text:s text:c="4"/>'change the format and start the cost calculation</text:p>
      <text:p text:style-name="P1">If flag Then</text:p>
      <text:p text:style-name="P1"><text:s text:c="4"/>Call z_TrackTime("C:\Users\t740698\Desktop\TimeTracking.txt", _</text:p>
      <text:p text:style-name="P1"><text:s text:c="12"/>Array("Main_CreateReport", "Begin", "task: Calculate 72 Cost Cols", "file: PMEC_VBA_MasterDataSet_6", CStr(Now()), ""))</text:p>
      <text:p text:style-name="P1"><text:s text:c="4"/>Call z_ShNew("Log_7-1", "Begin")</text:p>
      <text:p text:style-name="P1"><text:s text:c="4"/>Call z_ShNew("Log_7-2", "Begin")</text:p>
      <text:p text:style-name="P1"><text:s text:c="4"/>Call z_ShNew("Log_7-3", "Begin")</text:p>
      <text:p text:style-name="P1"><text:s text:c="4"/>Call z_ShNewFlatValueCopy("PMEC_VBA_MasterDataSet_5", "PMEC_VBA_MasterDataSet_6", "Begin")</text:p>
      <text:p text:style-name="P1"><text:s text:c="4"/>Dim FromCol As Long</text:p>
      <text:p text:style-name="P1"><text:s text:c="4"/>Dim ToCol As Long</text:p>
      <text:p text:style-name="P1"><text:s text:c="4"/>'FromCol = first cost column</text:p>
      <text:p text:style-name="P1"><text:s text:c="4"/>FromCol = z_GetColumnIndex("AC # Trials " &amp; CStr(FirstYr), 1, "PMEC_VBA_MasterDataSet_6")</text:p>
      <text:p text:style-name="P1"><text:s text:c="4"/>'ToCol = last cost column</text:p>
      <text:p text:style-name="P1"><text:s text:c="4"/>ToCol = z_GetColumnIndex("EAC Ext $ Direct Costs" &amp; "_c", 1, "PMEC_VBA_MasterDataSet_6")</text:p>
      <text:p text:style-name="P1"><text:s text:c="4"/>Call z_ChgFmt_CostCols("PMEC_VBA_MasterDataSet_6", FromCol, ToCol)</text:p>
      <text:p text:style-name="P1"><text:s text:c="4"/></text:p>
      <text:p text:style-name="P1"><text:s text:c="4"/>'Input the AC and ETC numbers, calculate and output the EAC numbers</text:p>
      <text:p text:style-name="P1"><text:s text:c="4"/>'Full Costs</text:p>
      <text:p text:style-name="P1"><text:s text:c="4"/>Call FullCostCalc("PMEC_VBA_MasterDataSet_6", "PiIdentifier", FirstYr, "AC Full Costs", "ETC Full Costs", "Unit", _</text:p>
      <text:p text:style-name="P1"><text:s text:c="20"/>"EAC SD Full Costs", "EAC Trials Full Costs", "EAC Other $", "EAC Ext $", "EAC Full Costs", "Log_7-1")</text:p>
      <text:p text:style-name="P1"><text:s text:c="4"/>'Direct Costs</text:p>
      <text:p text:style-name="P1"><text:s text:c="4"/>Call DirectCostCalc("PMEC_VBA_MasterDataSet_6", "PiIdentifier", FirstYr, "AC Direct Costs", "ETC Direct Costs", "Unit", _</text:p>
      <text:p text:style-name="P1"><text:s text:c="20"/>"EAC SD Direct Costs", "EAC Trials Direct Costs", "EAC Other $ Direct Costs", "EAC Ext $ Direct Costs", _</text:p>
      <text:p text:style-name="P1"><text:s text:c="20"/>"EAC Direct Costs", "Log_7-2")</text:p>
      <text:p text:style-name="P1"><text:s text:c="4"/>'Number of Trials and SD</text:p>
      <text:p text:style-name="Standard"><text:soft-page-break/><text:span text:style-name="T1"><text:s text:c="4"/></text:span>'MsgBox ("Number calc einbauen ---- testen")</text:p>
      <text:p text:style-name="Standard"><text:s text:c="4"/><text:span text:style-name="T1">'Stop</text:span></text:p>
      <text:p text:style-name="P1"><text:s text:c="4"/>Call NumbersCalc("PMEC_VBA_MasterDataSet_6", "PiIdentifier", FirstYr, _</text:p>
      <text:p text:style-name="Standard"><text:span text:style-name="T1"><text:s text:c="20"/></text:span><text:span text:style-name="T2">"AC # Trials", "ETC # Trials", "AC # SD", "ETC # SD", "Unit", _</text:span></text:p>
      <text:p text:style-name="Standard"><text:span text:style-name="T2"><text:s text:c="20"/></text:span><text:span text:style-name="T1">"EAC # SD", "EAC # Trials", "Log_7-3") '!!!!!!!!Testen</text:span></text:p>
      <text:p text:style-name="P1"><text:s text:c="4"/></text:p>
      <text:p text:style-name="P1"><text:s text:c="4"/>Call z_WorkbookSave(Wb_GenPart2)</text:p>
      <text:p text:style-name="P1">End If</text:p>
      <text:p text:style-name="P1">If flag Then</text:p>
      <text:p text:style-name="P1"><text:s text:c="4"/>'remove the resources with EAC Full Costs==0</text:p>
      <text:p text:style-name="P1"><text:s text:c="4"/>'MsgBox "check the nof rows and the nof rows with EAC Full Costs_c == 0"</text:p>
      <text:p text:style-name="P1"><text:s text:c="4"/>'Stop</text:p>
      <text:p text:style-name="P1"><text:s text:c="4"/>Dim Col_EacFullCosts As Long</text:p>
      <text:p text:style-name="P1"><text:s text:c="4"/>Col_EacFullCosts = z_GetColumnIndex("EAC Full Costs_c", 1, "PMEC_VBA_MasterDataSet_6")</text:p>
      <text:p text:style-name="P1"><text:s text:c="4"/>Call z_DeleteRowsOfEmptyCells("PMEC_VBA_MasterDataSet_6", Col_EacFullCosts, 2)</text:p>
      <text:p text:style-name="P1"><text:s text:c="4"/>'MsgBox "check the nof rows after"</text:p>
      <text:p text:style-name="P1"><text:s text:c="4"/>'Stop</text:p>
      <text:p text:style-name="P1"><text:s text:c="4"/>Call z_WorkbookSave(Wb_GenPart2)</text:p>
      <text:p text:style-name="P1">End If</text:p>
      <text:p text:style-name="P1"><text:s text:c="4"/>'***************************************</text:p>
      <text:p text:style-name="P1"><text:s text:c="4"/>'Map colums from PI sheet to MasterDataSheet</text:p>
      <text:p text:style-name="P1">If flag Then</text:p>
      <text:p text:style-name="P1"><text:s text:c="4"/>Call z_ShNew("Log_8", "Begin")</text:p>
      <text:p text:style-name="P1"><text:s text:c="4"/>Call z_ShNewFlatValueCopy("PMEC_VBA_MasterDataSet_6", "PMEC_VBA_MasterDataSet_7", "Begin")</text:p>
      <text:p text:style-name="P1">End If</text:p>
      <text:p text:style-name="P1"><text:s text:c="4"/>Call z_TrackTime("C:\Users\t740698\Desktop\TimeTracking.txt", _</text:p>
      <text:p text:style-name="P1"><text:s text:c="12"/>Array("Main_CreateReport", "Begin", "task: Map 33 attribute", "file: PMEC_VBA_PiDataSet_2 -&gt; PMEC_VBA_MasterDataSet_7", CStr(Now()), ""))</text:p>
      <text:p text:style-name="P1"><text:s text:c="4"/>'Define the attribute names to map into the Sh_to</text:p>
      <text:p text:style-name="P1"><text:s text:c="4"/>'Remark: SyngentaPortfolio=PI Syngenta Portfolio, Syngenta Portfolio=Activity Syngenta Portfolio</text:p>
      <text:p text:style-name="P1"><text:s text:c="4"/>Dim ColNames_to As Variant</text:p>
      <text:p text:style-name="P1">' <text:s text:c="3"/>ColNames_to = Array( _</text:p>
      <text:p text:style-name="P1">' <text:s text:c="7"/>"Portfolio Level 1", "Portfolio Level 2", "Portfolio Level 3", "SyngentaPortfolio", "PI Identifier", _</text:p>
      <text:p text:style-name="P1">' <text:s text:c="7"/>"PI Title", "PI Status", "PI Label", "PI Comment", "PI Manager", _</text:p>
      <text:p text:style-name="P1">' <text:s text:c="7"/>"PI Sponsor", "PI Syngenta Program", "PI Stage", "PI Scope", "PI Type", _</text:p>
      <text:p text:style-name="P1">' <text:s text:c="7"/>"PI Sub Type", "PI Investment Category", "PI Customer", "PI Responsibility", "PI Geography", "PI List of Regions", "PI List of Countries", _</text:p>
      <text:p text:style-name="P1">' <text:s text:c="7"/>"PI list of Crops Group", "PI list of Crops", "PI Purchase Order", "PI Lead AI", "PI List of Active Ingredients", _</text:p>
      <text:p text:style-name="P1">' <text:s text:c="7"/>"PI Last Gate Passed", "PI Product Concept", "BC Total NPV", "BC Terminal Value NPV (10% decline)", "BC First year of sales", "BC Sales Peak", "BC Required", "BC Business Case Author", "PI Planned start", _</text:p>
      <text:p text:style-name="P1">' <text:s text:c="7"/>"PI Planned finish", "PI Is confidential ?")</text:p>
      <text:p text:style-name="P1">If flag Then</text:p>
      <text:p text:style-name="P1"><text:s text:c="4"/>'read attribute names</text:p>
      <text:p text:style-name="P1"><text:s text:c="4"/>Set Rng = z_RangeOfWb_AttributeNamesFromSheetToArray("GenerateReport", 4, Wb_from)</text:p>
      <text:p text:style-name="P1"><text:s text:c="4"/>ColNames_to = z_ReadAttributeNames_FromSheet_ToArray("GenerateReport", Rng, "ReadACol", Wb_from)</text:p>
      <text:p text:style-name="P1">End If</text:p>
      <text:p text:style-name="P1"><text:s text:c="4"/>'Write the attribute names to the first empty column in Sh_to</text:p>
      <text:p text:style-name="P1">If flag Then</text:p>
      <text:p text:style-name="P1"><text:s text:c="4"/>Dim ColStart As Long</text:p>
      <text:p text:style-name="P1"><text:soft-page-break/><text:s text:c="4"/>ColStart = z_ColSize(1, "PMEC_VBA_MasterDataSet_7") + 1</text:p>
      <text:p text:style-name="P1"><text:s text:c="4"/>Call z_AddColNames(ColNames_to, "PMEC_VBA_MasterDataSet_7", 1, ColStart)</text:p>
      <text:p text:style-name="P1">End If</text:p>
      <text:p text:style-name="P1">If flag Then</text:p>
      <text:p text:style-name="P1"><text:s text:c="4"/>'Define the attribute names in Sh_from</text:p>
      <text:p text:style-name="P1"><text:s text:c="4"/>'Even though the attribute names in Sh_from and Sh_to may be called differently they must</text:p>
      <text:p text:style-name="P1"><text:s text:c="4"/>'refer to the same attribute and they have to be in the same order in both arrays!!!!</text:p>
      <text:p text:style-name="P1"><text:s text:c="4"/>'Dim ColNames_from As Variant</text:p>
      <text:p text:style-name="P1">' <text:s text:c="3"/>ColNames_from = Array( _</text:p>
      <text:p text:style-name="P1">' <text:s text:c="7"/>"Portfolio Level 1", "Portfolio Level 2", "Portfolio Level 3", "Syngenta Portfolio", "PI Identifier", _</text:p>
      <text:p text:style-name="P1">' <text:s text:c="7"/>"PI Title", "PI Status", "PI Label", "PI Comment", "PI Manager", _</text:p>
      <text:p text:style-name="P1">' <text:s text:c="7"/>"PI Sponsor", "Syngenta Program", "PI Stage", "PI Scope", "PI Type", _</text:p>
      <text:p text:style-name="P1">' <text:s text:c="7"/>"PI Sub Type", "PI Investment Category", "PI Customer", "PI Responsibility", "PI Geography", "PI List of Regions", "PI List of Countries", _</text:p>
      <text:p text:style-name="P1">' <text:s text:c="7"/>"PI list of Crops Group", "PI list of Crops", "PI Purchase Order", "PI Lead AI", "List of Active Ingredients", _</text:p>
      <text:p text:style-name="P1">' <text:s text:c="7"/>"Last Gate Passed", "PI Product Concept", "Total NPV", "Terminal Value NPV (10% decline)", "First year of sales", "Sales Peak", "BC Required", "PI Business Case Author", "Planned start", _</text:p>
      <text:p text:style-name="P1">' <text:s text:c="7"/>"Planned finish", "Is confidential ?")</text:p>
      <text:p text:style-name="P1"><text:s text:c="4"/>Set Rng = z_RangeOfWb_AttributeNamesFromSheetToArray("GenerateReport", 3, Wb_from)</text:p>
      <text:p text:style-name="P1"><text:s text:c="4"/>ColNames_from = z_ReadAttributeNames_FromSheet_ToArray("GenerateReport", Rng, "ReadACol", Wb_from)</text:p>
      <text:p text:style-name="P1"><text:s text:c="4"/></text:p>
      <text:p text:style-name="P1"><text:s text:c="4"/>'check whether the column names exist in Sh_from</text:p>
      <text:p text:style-name="P1"><text:s text:c="4"/>Dim sSh_from As String</text:p>
      <text:p text:style-name="P1"><text:s text:c="4"/>sSh_from = "PMEC_VBA_PiDataSet_2"</text:p>
      <text:p text:style-name="P1"><text:s text:c="4"/>'Call z_ColNamesExist(ColNames_from, sSh_from) '!!!!!!!!!!!!!!!!!!!!!!look into shmapcolumns(()</text:p>
      <text:p text:style-name="P1"><text:s text:c="4"/>'call the map function</text:p>
      <text:p text:style-name="P1"><text:s text:c="4"/>'Call z_ShMapColumns(sSh_from, "PI Identifier", ColNames_from, "PMEC_VBA_MasterDataSet_7", "PiIdentifier", ColNames_to, "Log_8")</text:p>
      <text:p text:style-name="P1"><text:s text:c="4"/>Call z_ShMapColumns_FastVersion(sSh_from, "PI Identifier", ColNames_from, "PMEC_VBA_MasterDataSet_7", _</text:p>
      <text:p text:style-name="P1"><text:s text:c="16"/>"PiIdentifier", ColNames_to, "Log_8")</text:p>
      <text:p text:style-name="P1"><text:s text:c="4"/>Call z_WorkbookSave(Wb_GenPart2)</text:p>
      <text:p text:style-name="P1">End If</text:p>
      <text:p text:style-name="P1"><text:s text:c="4"/>'***************************************</text:p>
      <text:p text:style-name="P1"><text:s text:c="4"/>'PI Grouping</text:p>
      <text:p text:style-name="P1"><text:s text:c="4"/>'add new sheets</text:p>
      <text:p text:style-name="P1">If flag Then</text:p>
      <text:p text:style-name="P1"><text:s text:c="4"/>Call z_ShNewFlatValueCopy("PMEC_VBA_MasterDataSet_7", "PMEC_VBA_MasterDataSet_8", "Begin")</text:p>
      <text:p text:style-name="P1">End If</text:p>
      <text:p text:style-name="P1">If flag Then</text:p>
      <text:p text:style-name="P1"><text:s text:c="4"/>Call z_Correct_ListOfPiGrouping("PMEC_VBA_MasterDataSet_8", "PiIdentifier", "PI List of PI Grouping")</text:p>
      <text:p text:style-name="P1"><text:s text:c="4"/>'MsgBox ("check pi grouping")</text:p>
      <text:p text:style-name="P1"><text:s text:c="4"/>'Stop</text:p>
      <text:p text:style-name="P1"><text:s text:c="4"/>'***************************************</text:p>
      <text:p text:style-name="P1"><text:s text:c="4"/>'***************************************</text:p>
      <text:p text:style-name="P1"><text:s text:c="4"/>'Crop Split for CPD and new also CPR</text:p>
      <text:p text:style-name="P1"><text:s text:c="4"/>'add new sheets</text:p>
      <text:p text:style-name="P1">End If</text:p>
      <text:p text:style-name="P1">If flag Then</text:p>
      <text:p text:style-name="P1"><text:soft-page-break/><text:s text:c="4"/>Call z_TrackTime("C:\Users\t740698\Desktop\TimeTracking.txt", _</text:p>
      <text:p text:style-name="P1"><text:s text:c="12"/>Array("Main_CreateReport", "Begin", "task: Map 9 cols for Crop Split", "file: PMEC_VBA_MasterDataSet_9", CStr(Now()), ""))</text:p>
      <text:p text:style-name="P1"><text:s text:c="4"/>Call z_ShNew("Log_10_1", "Begin")</text:p>
      <text:p text:style-name="P1"><text:s text:c="4"/>Call z_ShNew("Log_10_2", "Begin")</text:p>
      <text:p text:style-name="P1"><text:s text:c="4"/>Call z_ShNewFlatValueCopy("PMEC_VBA_MasterDataSet_8", "PMEC_VBA_MasterDataSet_9", "Begin")</text:p>
      <text:p text:style-name="P1"><text:s text:c="4"/>Call z_WorkbookSave(Wb_GenPart2)</text:p>
      <text:p text:style-name="P1">End If</text:p>
      <text:p text:style-name="P1"><text:s text:c="4"/>'add empty columns for the crop split and give column names (strategic crop, strategic_crop_flag and those of the input sheet)</text:p>
      <text:p text:style-name="P1">If flag Then</text:p>
      <text:p text:style-name="P1"><text:s text:c="4"/>Col_to = z_ColSize(1, "PMEC_VBA_MasterDataSet_9")</text:p>
      <text:p text:style-name="P1"><text:s text:c="4"/>'Dim ColNames_to As Variant</text:p>
      <text:p text:style-name="P1"><text:s text:c="4"/>ColNames_to = Array("PI Strategic Crop", "PI Strategic Crop flag", _</text:p>
      <text:p text:style-name="P1"><text:s text:c="12"/>"%Cereals", "%Corn", "%DFC", "%Rice", "%Soybean", "%Speciality", _</text:p>
      <text:p text:style-name="Standard"><text:span text:style-name="T1"><text:s text:c="12"/></text:span><text:span text:style-name="T2">"%Sugarcane", "%Vegetables", "%Lawn &amp; Garden", "%Non-Crop")</text:span></text:p>
      <text:p text:style-name="P1">End If</text:p>
      <text:p text:style-name="P1">If flag Then</text:p>
      <text:p text:style-name="P1"><text:s text:c="4"/>Call z_AddColNames(ColNames_to, "PMEC_VBA_MasterDataSet_9", 1, Col_to + 1)</text:p>
      <text:p text:style-name="P1">End If</text:p>
      <text:p text:style-name="P1"><text:s text:c="4"/>'***************************************</text:p>
      <text:p text:style-name="P1"><text:s text:c="4"/>'***************************************</text:p>
      <text:p text:style-name="P1"><text:s text:c="4"/>'make sure you have a sheet with the new corp split CPD</text:p>
      <text:p text:style-name="P1"><text:s text:c="4"/>Dim Wb_TemplateCropSplit As Workbook</text:p>
      <text:p text:style-name="P1"><text:s text:c="4"/>WbPath = "C:\Users\t740698\Desktop\PMEC_VBA_Master-DataSet\ZZZ_Inputs_MainGenerateReport\"</text:p>
      <text:p text:style-name="P1"><text:s text:c="4"/>WbName = "Template_CropSplit.xlsb"</text:p>
      <text:p text:style-name="P1"><text:s text:c="4"/>Dim sSh_from_2 As String</text:p>
      <text:p text:style-name="P1"><text:s text:c="4"/>sSh_from_2 = "CropSplit"</text:p>
      <text:p text:style-name="P1"><text:s text:c="4"/>'***************************************</text:p>
      <text:p text:style-name="P1"><text:s text:c="4"/>'***************************************</text:p>
      <text:p text:style-name="P1"><text:s text:c="4"/>'open the CropSplit wb</text:p>
      <text:p text:style-name="P1">If flag Then</text:p>
      <text:p text:style-name="P1"><text:s text:c="4"/>Call z_OpenAndActivateWb(WbName, WbPath, Wb_TemplateCropSplit)</text:p>
      <text:p text:style-name="P1">End If</text:p>
      <text:p text:style-name="P1"><text:s text:c="4"/>'move the Crop split sheet into the Wb_GenPart2</text:p>
      <text:p text:style-name="P1">If flag Then</text:p>
      <text:p text:style-name="P1"><text:s text:c="4"/>Call z_CopySheetFromWb1ToWb2(sSh_from_2, Wb_TemplateCropSplit, Wb_GenPart2, "Begin")</text:p>
      <text:p text:style-name="P1"><text:s text:c="4"/>'Call z_CopySheetFromWb1ToWb2("OLD Crop Split CP", Wb_TemplateCropSplit, Wb_GenPart2, "Begin")</text:p>
      <text:p text:style-name="P1">End If</text:p>
      <text:p text:style-name="P1">If flag Then</text:p>
      <text:p text:style-name="P1"><text:s text:c="4"/>'close Wb_CropSplitCPD, closes the active workbook and saves any changes</text:p>
      <text:p text:style-name="P1"><text:s text:c="4"/>Wb_TemplateCropSplit.Close False</text:p>
      <text:p text:style-name="P1">End If</text:p>
      <text:p text:style-name="P1"><text:s text:c="4"/>'fill the crop split template</text:p>
      <text:p text:style-name="P1">If flag Then</text:p>
      <text:p text:style-name="P1"><text:s text:c="4"/>Dim NameArrayCropPercent_template As Variant</text:p>
      <text:p text:style-name="P1"><text:s text:c="4"/>NameArrayCropPercent_template = Array("%Cereals", "%Corn", "%DFC", "%Rice", "%Soybean", "%Speciality", _</text:p>
      <text:p text:style-name="Standard"><text:span text:style-name="T1"><text:s text:c="12"/></text:span><text:span text:style-name="T2">"%Sugarcane", "%Vegetables", "%Lawn &amp; Garden", "%Non-Crop")</text:span></text:p>
      <text:p text:style-name="Standard"><text:soft-page-break/><text:span text:style-name="T2"><text:s text:c="4"/></text:span><text:span text:style-name="T1">Call z_fillCropSplitTemplate(sSh_from_2, "PI Identifier", NameArrayCropPercent_template, "%Total", _</text:span></text:p>
      <text:p text:style-name="P1"><text:s text:c="12"/>"PMEC_VBA_MasterDataSet_9", "PiIdentifier", "PI List of Strategic Crops", "PI Strategic Crop Coefficient")</text:p>
      <text:p text:style-name="P1">End If</text:p>
      <text:p text:style-name="P1">If flag Then</text:p>
      <text:p text:style-name="P1"><text:s text:c="4"/>Call z_ExcelSessionWindowMinimized(Wb_GenPart2)</text:p>
      <text:p text:style-name="P1"><text:s text:c="4"/>Call z_ExcelSessionWindowNormal(Wb_GenPart2)</text:p>
      <text:p text:style-name="P1"><text:s text:c="4"/>MsgBox ("delete the lines without 100%")</text:p>
      <text:p text:style-name="P1"><text:s text:c="4"/>Stop</text:p>
      <text:p text:style-name="P1"><text:s text:c="4"/>Call z_RemoveLinesWithStrategicCropCoefficientNot100Percent("CropSplit", "PI Identifier", "%Total", "Log_10_2")</text:p>
      <text:p text:style-name="P1"><text:s text:c="4"/>Stop</text:p>
      <text:p text:style-name="P1">End If</text:p>
      <text:p text:style-name="P1"><text:s text:c="4"/>'map the crop split % columns from sSh_from_2 into the MasterDataSet</text:p>
      <text:p text:style-name="P1">If flag Then</text:p>
      <text:p text:style-name="P1"><text:s text:c="4"/>Call z_ShMapColumns_FastVersion(sSh_from_2, "PI Identifier", NameArrayCropPercent_template, _</text:p>
      <text:p text:style-name="P1"><text:s text:c="16"/>"PMEC_VBA_MasterDataSet_9", "PiIdentifier", NameArrayCropPercent_template, "Log_10_1", , 1, 1)</text:p>
      <text:p text:style-name="P1">End If</text:p>
      <text:p text:style-name="P1"><text:s text:c="4"/>'***************************************</text:p>
      <text:p text:style-name="P1"><text:s text:c="4"/>'Perform the crop split</text:p>
      <text:p text:style-name="P1">If flag Then</text:p>
      <text:p text:style-name="P1"><text:s text:c="4"/>'Define the input parameters for the crop split function</text:p>
      <text:p text:style-name="P1"><text:s text:c="4"/>Dim PiId_Col As Long</text:p>
      <text:p text:style-name="P1"><text:s text:c="4"/>Dim CostCol_from_1 As Long</text:p>
      <text:p text:style-name="P1"><text:s text:c="4"/>Dim CostCol_to_1 As Long</text:p>
      <text:p text:style-name="P1"><text:s text:c="4"/>Dim CostCol_from_2 As Long</text:p>
      <text:p text:style-name="P1"><text:s text:c="4"/>Dim CostCol_to_2 As Long</text:p>
      <text:p text:style-name="P1"><text:s text:c="4"/>Dim StrategicCrop_Col As Long</text:p>
      <text:p text:style-name="P1"><text:s text:c="4"/>Dim StrategicCropFlag_col As Long</text:p>
      <text:p text:style-name="P1"><text:s text:c="4"/>Dim Crop_Col_from As Long</text:p>
      <text:p text:style-name="P1"><text:s text:c="4"/>Dim Crop_Col_to As Long</text:p>
      <text:p text:style-name="P1"><text:s text:c="4"/>Dim PL1_Col As Long</text:p>
      <text:p text:style-name="P1"><text:s text:c="4"/>Dim PL2_Col As Long</text:p>
      <text:p text:style-name="P1"><text:s text:c="4"/>Dim PL3_Col As Long</text:p>
      <text:p text:style-name="P1"><text:s text:c="4"/>'CostCol_from_1 = z_GetColumnIndex("EAC SD Full Costs 2010", 1, "PMEC_VBA_MasterDataSet_9")</text:p>
      <text:p text:style-name="P1"><text:s text:c="4"/>CostCol_from_1 = z_GetColumnIndex("AC # Trials " &amp; FirstYr, 1, "PMEC_VBA_MasterDataSet_9")</text:p>
      <text:p text:style-name="P1"><text:s text:c="4"/>CostCol_to_1 = z_GetColumnIndex("EAC # Trials_c", 1, "PMEC_VBA_MasterDataSet_9")</text:p>
      <text:p text:style-name="P1"><text:s text:c="4"/>CostCol_from_2 = z_GetColumnIndex("AC Full Costs " &amp; FirstYr, 1, "PMEC_VBA_MasterDataSet_9")</text:p>
      <text:p text:style-name="P1"><text:s text:c="4"/>CostCol_to_2 = z_GetColumnIndex("EAC Ext $ Direct Costs_c", 1, "PMEC_VBA_MasterDataSet_9")</text:p>
      <text:p text:style-name="P1"><text:s text:c="4"/>StrategicCrop_Col = z_GetColumnIndex("PI Strategic Crop", 1, "PMEC_VBA_MasterDataSet_9")</text:p>
      <text:p text:style-name="P1"><text:s text:c="4"/>StrategicCropFlag_col = z_GetColumnIndex("PI Strategic Crop flag", 1, "PMEC_VBA_MasterDataSet_9")</text:p>
      <text:p text:style-name="P1"><text:s text:c="4"/>Crop_Col_from = z_GetColumnIndex("%Cereals", 1, "PMEC_VBA_MasterDataSet_9")</text:p>
      <text:p text:style-name="P1"><text:s text:c="4"/>Crop_Col_to = z_GetColumnIndex("%Non-Crop", 1, "PMEC_VBA_MasterDataSet_9")</text:p>
      <text:p text:style-name="P1"><text:s text:c="4"/>PiId_Col = z_GetColumnIndex("PiIdentifier", 1, "PMEC_VBA_MasterDataSet_9")</text:p>
      <text:p text:style-name="P1"><text:s text:c="4"/>PL1_Col = z_GetColumnIndex("Portfolio Level 1", 1, "PMEC_VBA_MasterDataSet_9")</text:p>
      <text:p text:style-name="P1"><text:s text:c="4"/>PL2_Col = z_GetColumnIndex("Portfolio Level 2", 1, "PMEC_VBA_MasterDataSet_9")</text:p>
      <text:p text:style-name="P1"><text:s text:c="4"/>'check whether all columns have been found</text:p>
      <text:p text:style-name="P1"><text:soft-page-break/><text:s text:c="4"/>If CostCol_from_1 = 0 Or CostCol_to_1 = 0 Or CostCol_from_2 = 0 Or CostCol_to_2 = 0 Or StrategicCrop_Col = 0 _</text:p>
      <text:p text:style-name="P1"><text:s text:c="8"/>Or StrategicCropFlag_col = 0 Or Crop_Col_from = 0 Or Crop_Col_to = 0 Or PiId_Col = 0 Or PL1_Col = 0 _</text:p>
      <text:p text:style-name="P1"><text:s text:c="8"/>Or PL2_Col = 0 Then</text:p>
      <text:p text:style-name="P1"><text:s text:c="12"/>Stop</text:p>
      <text:p text:style-name="P1"><text:s text:c="4"/>End If</text:p>
      <text:p text:style-name="P1"><text:s text:c="4"/>'change the format</text:p>
      <text:p text:style-name="P1"><text:s text:c="4"/>Call z_TrackTime("C:\Users\t740698\Desktop\TimeTracking.txt", _</text:p>
      <text:p text:style-name="P1"><text:s text:c="12"/>Array("Main_CreateReport", "Begin", "task: Crop Split", "file: PMEC_VBA_MasterDataSet_9", CStr(Now()), ""))</text:p>
      <text:p text:style-name="P1"><text:s text:c="4"/>Dim CropSplitRange As Range</text:p>
      <text:p text:style-name="P1"><text:s text:c="4"/>RowSize = z_RowSize(PiId_Col, "PMEC_VBA_MasterDataSet_9")</text:p>
      <text:p text:style-name="P1"><text:s text:c="4"/>Set CropSplitRange = Range(Cells(2, Crop_Col_from), Cells(RowSize, Crop_Col_to))</text:p>
      <text:p text:style-name="P1"><text:s text:c="4"/>CropSplitRange.Select</text:p>
      <text:p text:style-name="P1"><text:s text:c="4"/>Call z_TrimCells("PMEC_VBA_MasterDataSet_9", CropSplitRange)</text:p>
      <text:p text:style-name="P1"><text:s text:c="4"/>CropSplitRange.Select</text:p>
      <text:p text:style-name="P1"><text:s text:c="4"/>Selection.NumberFormat = "0.00"</text:p>
      <text:p text:style-name="P1"><text:s text:c="4"/>'Perform the crop split</text:p>
      <text:p text:style-name="P1"><text:s text:c="4"/>Application.ScreenUpdating = False</text:p>
      <text:p text:style-name="P1"><text:s text:c="4"/>Call z_CropSplit("PMEC_VBA_MasterDataSet_9", "Log_10_1", CostCol_from_1, CostCol_to_1, CostCol_from_2, CostCol_to_2, _</text:p>
      <text:p text:style-name="P1"><text:s text:c="12"/>StrategicCrop_Col, StrategicCropFlag_col, Crop_Col_from, Crop_Col_to, PiId_Col, PL1_Col, PL2_Col)</text:p>
      <text:p text:style-name="P1"><text:s text:c="5"/>Application.ScreenUpdating = True</text:p>
      <text:p text:style-name="P1"><text:s text:c="4"/>Call z_WorkbookSave(Wb_GenPart2)</text:p>
      <text:p text:style-name="P1">End If</text:p>
      <text:p text:style-name="P1"><text:s text:c="4"/>'make changes to the column strategic crop (those with flag=3)</text:p>
      <text:p text:style-name="P1">If flag Then</text:p>
      <text:p text:style-name="P1"><text:s text:c="4"/>Call z_TrackTime("C:\Users\t740698\Desktop\TimeTracking.txt", _</text:p>
      <text:p text:style-name="P1"><text:s text:c="12"/>Array("Main_CreateReport", "Begin", "task: Strategic Crop for Seeds and BusinessDev", "file: PMEC_VBA_MasterDataSet_9", CStr(Now()), ""))</text:p>
      <text:p text:style-name="P1"><text:s text:c="4"/>PiId_Col = z_GetColumnIndex("PiIdentifier", 1, "PMEC_VBA_MasterDataSet_9")</text:p>
      <text:p text:style-name="P1"><text:s text:c="4"/>StrategicCrop_Col = z_GetColumnIndex("PI Strategic Crop", 1, "PMEC_VBA_MasterDataSet_9")</text:p>
      <text:p text:style-name="P1"><text:s text:c="4"/>'Call z_InsertColumn("PMEC_VBA_MasterDataSet_9", StrategicCrop_Col, "PMEC_VBA_MasterDataSet_9", StrategicCrop_Col)</text:p>
      <text:p text:style-name="P1"><text:s text:c="4"/>'Cells(1, StrategicCrop_Col + 1) = "Strategic Crop 2"</text:p>
      <text:p text:style-name="P1"><text:s text:c="4"/>PL1_Col = z_GetColumnIndex("Portfolio Level 1", 1, "PMEC_VBA_MasterDataSet_9")</text:p>
      <text:p text:style-name="P1"><text:s text:c="4"/>PL2_Col = z_GetColumnIndex("Portfolio Level 2", 1, "PMEC_VBA_MasterDataSet_9")</text:p>
      <text:p text:style-name="P1"><text:s text:c="4"/>PL3_Col = z_GetColumnIndex("Portfolio Level 3", 1, "PMEC_VBA_MasterDataSet_9")</text:p>
      <text:p text:style-name="P1"><text:s text:c="4"/>StrategicCropCoeff_Col = z_GetColumnIndex("PI Strategic Crop Coefficient", 1, "PMEC_VBA_MasterDataSet_9")</text:p>
      <text:p text:style-name="P1"><text:s text:c="4"/>Call z_StrategicCrop_ChangeEntriesForSEEDS("PMEC_VBA_MasterDataSet_9", PiId_Col, StrategicCrop_Col, PL1_Col, PL2_Col, PL3_Col)</text:p>
      <text:p text:style-name="P1"><text:s text:c="4"/>Call z_StrategicCrop_ChangeEntriesForBUSINESSDEV("PMEC_VBA_MasterDataSet_9", PiId_Col, StrategicCrop_Col, PL1_Col, PL2_Col, PL3_Col)</text:p>
      <text:p text:style-name="P1"><text:s text:c="4"/>'save the wb</text:p>
      <text:p text:style-name="P1"><text:s text:c="4"/>Call z_WorkbookSave(Wb_GenPart2)</text:p>
      <text:p text:style-name="P1">End If</text:p>
      <text:p text:style-name="P1">If flag Then</text:p>
      <text:p text:style-name="P1"><text:s text:c="4"/>'=======================================</text:p>
      <text:p text:style-name="P1"><text:s text:c="4"/>'=======================================</text:p>
      <text:p text:style-name="P1"><text:s text:c="4"/>'-open new process</text:p>
      <text:p text:style-name="P1"><text:soft-page-break/><text:s text:c="4"/>'-open this workbook in the new process (read only)</text:p>
      <text:p text:style-name="P1"><text:s text:c="4"/>'-set on time to run this workbook in the new process</text:p>
      <text:p text:style-name="P1"><text:s text:c="4"/>'-close this workbook (read/write)</text:p>
      <text:p text:style-name="P1"><text:s text:c="4"/>'-close this process</text:p>
      <text:p text:style-name="P1"><text:s text:c="4"/>'-wait until on time starts the procedure resume</text:p>
      <text:p text:style-name="P1"><text:s text:c="4"/>'-resume sets this workbook in the new process to read/write</text:p>
      <text:p text:style-name="P1"><text:s text:c="4"/>'-resume calls the sub m_ReStart_Main_GenerateReport</text:p>
      <text:p text:style-name="P1"><text:s text:c="4"/>'-the flag_rerun_Generation_Part2To4 set to 1 resumes the code here</text:p>
      <text:p text:style-name="P1"><text:s text:c="4"/>Call m_Main_MemoryLeakWorkaround_2</text:p>
      <text:p text:style-name="P1"><text:s text:c="4"/>'=======================================</text:p>
      <text:p text:style-name="P1"><text:s text:c="4"/>'=======================================</text:p>
      <text:p text:style-name="P1">End If</text:p>
      <text:p text:style-name="P1"><text:s text:c="4"/>'***************************************</text:p>
      <text:p text:style-name="P1"><text:s text:c="4"/>'***************************************</text:p>
      <text:p text:style-name="P1"><text:s text:c="4"/>'Adds a new workbook RD_MasterDataSet because of memory problems</text:p>
      <text:p text:style-name="P1"><text:s text:c="4"/>'***************************************</text:p>
      <text:p text:style-name="P1"><text:s text:c="4"/>'***************************************</text:p>
      <text:p text:style-name="P1"><text:s text:c="4"/>'Add a new workbook and move the MasterDataSet and the PiDataSet into it</text:p>
      <text:p text:style-name="P1"><text:s text:c="4"/>Dim Wb_GenPart3 As Workbook</text:p>
      <text:p text:style-name="P1">If flag = 0 Then</text:p>
      <text:p text:style-name="P1"><text:s text:c="4"/>If flag_rerun_Generation_Part3To4 = 1 Then</text:p>
      <text:p text:style-name="P1"><text:s text:c="8"/>flag = 1</text:p>
      <text:p text:style-name="P1"><text:s text:c="4"/>End If</text:p>
      <text:p text:style-name="P1">End If</text:p>
      <text:p text:style-name="P1">If flag Then</text:p>
      <text:p text:style-name="P1"><text:s text:c="4"/>WbPath = "C:\Users\t740698\Desktop\PMEC_VBA_Master-DataSet\" &amp; wbdate &amp; reportversion &amp; folderdescription &amp; "\"</text:p>
      <text:p text:style-name="P1"><text:s text:c="4"/>WbName = "CONFIDENTIAL_SmC_PMEC_VBA_MasterDataSet_Generation_Part3_" &amp; wbdate &amp; reportversion &amp; ".xlsb"</text:p>
      <text:p text:style-name="P1">Else</text:p>
      <text:p text:style-name="P1"><text:s text:c="4"/>WbPath = "C:\Users\t740698\Desktop\PMEC_VBA_Master-DataSet\" &amp; wbdate &amp; reportversion &amp; folderdescription &amp; "\"</text:p>
      <text:p text:style-name="P1"><text:s text:c="4"/>WbName = "CONFIDENTIAL_SmC_PMEC_VBA_MasterDataSet_Generation_Part3_" &amp; wbdate &amp; reportversion &amp; ".xlsb"</text:p>
      <text:p text:style-name="P1"><text:s text:c="4"/>If flag_rerun_Generation_Part4To4 = 1 Then <text:s/>'If flag_reopen_wb Then</text:p>
      <text:p text:style-name="P1"><text:s text:c="8"/>Call z_OpenAndActivateWb(WbName, WbPath, Wb_GenPart3)</text:p>
      <text:p text:style-name="P1"><text:s text:c="4"/>End If</text:p>
      <text:p text:style-name="P1">End If</text:p>
      <text:p text:style-name="P1">If flag Then</text:p>
      <text:p text:style-name="P1"><text:s text:c="4"/>Call z_WorkbookNewOrOpenOrActivate(WbName, WbPath, Wb_GenPart3)</text:p>
      <text:p text:style-name="P1">End If</text:p>
      <text:p text:style-name="P1">If flag Then</text:p>
      <text:p text:style-name="P1"><text:s text:c="4"/>'copy the last datasheet into the new workbook</text:p>
      <text:p text:style-name="P1"><text:s text:c="4"/>'Call z_MoveSheetFromWb1ToWb2("PMEC_VBA_MasterDataSet_13", Wb_GenPart2, Wb_GenPart3, "Begin")</text:p>
      <text:p text:style-name="P1"><text:s text:c="4"/>Call z_CopySheetFromWb1ToWb2("PMEC_VBA_MasterDataSet_9", Wb_GenPart2, Wb_GenPart3, "Begin")</text:p>
      <text:p text:style-name="P1"><text:s text:c="4"/>'in case they have already been deleted in a previous run</text:p>
      <text:p text:style-name="P1"><text:s text:c="4"/>On Error Resume Next</text:p>
      <text:p text:style-name="P1"><text:s text:c="8"/>Call z_ShDelete("Sheet1", Wb_GenPart3)</text:p>
      <text:p text:style-name="P1"><text:s text:c="8"/>Call z_ShDelete("Sheet2", Wb_GenPart3)</text:p>
      <text:p text:style-name="P1"><text:s text:c="8"/>Call z_ShDelete("Sheet3", Wb_GenPart3)</text:p>
      <text:p text:style-name="P1"><text:s text:c="4"/>On Error GoTo 0</text:p>
      <text:p text:style-name="P1"><text:soft-page-break/><text:s text:c="4"/>Call z_WorkbookSave(Wb_GenPart3)</text:p>
      <text:p text:style-name="P1">End If</text:p>
      <text:p text:style-name="P1">If flag Then</text:p>
      <text:p text:style-name="P1"><text:s text:c="4"/>'close Wb_GenPart2, closes the active workbook and saves any changes</text:p>
      <text:p text:style-name="P1"><text:s text:c="4"/>Wb_GenPart2.Close True</text:p>
      <text:p text:style-name="P1">End If</text:p>
      <text:p text:style-name="P1"><text:s text:c="4"/>'***************************************</text:p>
      <text:p text:style-name="P1"><text:s text:c="4"/>'add the concatenated string PiId&amp;PiTitle and ActivityId&amp;TaskTitle</text:p>
      <text:p text:style-name="P1"><text:s text:c="4"/>'add new sheets</text:p>
      <text:p text:style-name="P1">If flag Then</text:p>
      <text:p text:style-name="P1"><text:s text:c="4"/>Call z_TrackTime("C:\Users\t740698\Desktop\TimeTracking.txt", _</text:p>
      <text:p text:style-name="P1"><text:s text:c="12"/>Array("Main_CreateReport", "Begin", "task: Make concatenated string PiId+Title, TkId+Title", "file: PMEC_VBA_MasterDataSet_10", CStr(Now()), ""))</text:p>
      <text:p text:style-name="P1"><text:s text:c="4"/>Call z_ShNew("Log_11", "Begin")</text:p>
      <text:p text:style-name="P1"><text:s text:c="4"/>Call z_ShNewFlatValueCopy("PMEC_VBA_MasterDataSet_9", "PMEC_VBA_MasterDataSet_10", "Begin")</text:p>
      <text:p text:style-name="P1">End If</text:p>
      <text:p text:style-name="P1">If flag Then</text:p>
      <text:p text:style-name="P1"><text:s text:c="4"/>'add two columns</text:p>
      <text:p text:style-name="P1"><text:s text:c="4"/>Col_to = z_ColSize(1, "PMEC_VBA_MasterDataSet_10") + 1</text:p>
      <text:p text:style-name="P1"><text:s text:c="4"/>Call z_InsertEmptyCols("PMEC_VBA_MasterDataSet_10", 2, Col_to) 'not necessary</text:p>
      <text:p text:style-name="P1"><text:s text:c="4"/>Call z_AddColNames(Array("PiIdentifier&amp;PiTitle", "ActivityIdentifier&amp;TaskTitle"), "PMEC_VBA_MasterDataSet_10", 1, Col_to)</text:p>
      <text:p text:style-name="P1">End If</text:p>
      <text:p text:style-name="P1"><text:s text:c="4"/>'PiId&amp;PiTitle</text:p>
      <text:p text:style-name="P1">If flag Then</text:p>
      <text:p text:style-name="P1"><text:s text:c="4"/>Dim PiTitle_Col As Long</text:p>
      <text:p text:style-name="P1"><text:s text:c="4"/>PiId_Col = z_GetColumnIndex("PiIdentifier", 1, "PMEC_VBA_MasterDataSet_10")</text:p>
      <text:p text:style-name="P1"><text:s text:c="4"/>PiTitle_Col = z_GetColumnIndex("PI Title", 1, "PMEC_VBA_MasterDataSet_10")</text:p>
      <text:p text:style-name="P1"><text:s text:c="4"/>'ActivityId&amp;TaskTitle</text:p>
      <text:p text:style-name="P1"><text:s text:c="4"/>Dim TaskId_Col As Long</text:p>
      <text:p text:style-name="P1"><text:s text:c="4"/>Dim TaskTitle_Col As Long</text:p>
      <text:p text:style-name="P1"><text:s text:c="4"/>TaskId_Col = z_GetColumnIndex("ActivityIdentifier", 1, "PMEC_VBA_MasterDataSet_10")</text:p>
      <text:p text:style-name="P1"><text:s text:c="4"/>TaskTitle_Col = z_GetColumnIndex("Task Title", 1, "PMEC_VBA_MasterDataSet_10") 'check the name!!!</text:p>
      <text:p text:style-name="P1">End If</text:p>
      <text:p text:style-name="P1"><text:s text:c="4"/>'fill the columns</text:p>
      <text:p text:style-name="P1">If flag Then</text:p>
      <text:p text:style-name="P1"><text:s text:c="4"/>RowSize = z_RowSize(PiId_Col, "PMEC_VBA_MasterDataSet_10")</text:p>
      <text:p text:style-name="P1"><text:s text:c="4"/>Cells(1, Col_to).Select</text:p>
      <text:p text:style-name="P1"><text:s text:c="4"/>For Row = 2 To RowSize</text:p>
      <text:p text:style-name="P1"><text:s text:c="8"/>Cells(Row, Col_to) = Cells(Row, PiId_Col) &amp; " : " &amp; Cells(Row, PiTitle_Col)</text:p>
      <text:p text:style-name="P1"><text:s text:c="8"/>Cells(Row, Col_to + 1) = Cells(Row, TaskId_Col) &amp; " : " &amp; Cells(Row, TaskTitle_Col)</text:p>
      <text:p text:style-name="P1"><text:s text:c="4"/>Next Row</text:p>
      <text:p text:style-name="P1">End If</text:p>
      <text:p text:style-name="P1"><text:s text:c="4"/>'***************************************</text:p>
      <text:p text:style-name="P1"><text:s text:c="4"/>'add the RBS</text:p>
      <text:p text:style-name="P1">If flag Then</text:p>
      <text:p text:style-name="P1"><text:s text:c="4"/>Call z_TrackTime("C:\Users\t740698\Desktop\TimeTracking.txt", _</text:p>
      <text:p text:style-name="P1"><text:s text:c="12"/>Array("Main_CreateReport", "Begin", "task: Add RBS into 5 cols", "file: PMEC_VBA_MasterDataSet_11", CStr(Now()), ""))</text:p>
      <text:p text:style-name="P1"><text:s text:c="4"/>Call z_ShNew("Log_12", "Begin")</text:p>
      <text:p text:style-name="P1"><text:soft-page-break/><text:s text:c="4"/>Call z_ShNewFlatValueCopy("PMEC_VBA_MasterDataSet_10", "PMEC_VBA_MasterDataSet_11", "Begin")</text:p>
      <text:p text:style-name="P1">End If</text:p>
      <text:p text:style-name="P1"><text:s text:c="4"/>'***************************************</text:p>
      <text:p text:style-name="P1"><text:s text:c="4"/>'***************************************</text:p>
      <text:p text:style-name="P1"><text:s text:c="4"/>'make sure you have an RBS extract available</text:p>
      <text:p text:style-name="P1"><text:s text:c="4"/>Dim Wb_RBS As Workbook</text:p>
      <text:p text:style-name="P1"><text:s text:c="4"/>WbPath = "C:\Users\t740698\Desktop\PMEC_VBA_Master-DataSet\ZZZ_Inputs_MainGenerateReport\"</text:p>
      <text:p text:style-name="P1"><text:s text:c="4"/>WbName = "RBSTable.xlsb"</text:p>
      <text:p text:style-name="P1"><text:s text:c="4"/>Dim sSh_from_3 As String</text:p>
      <text:p text:style-name="P1"><text:s text:c="4"/>sSh_from_3 = "RBS Table"</text:p>
      <text:p text:style-name="P1"><text:s text:c="4"/>'***************************************</text:p>
      <text:p text:style-name="P1"><text:s text:c="4"/>'***************************************</text:p>
      <text:p text:style-name="P1"><text:s text:c="4"/>'open the RBS extract</text:p>
      <text:p text:style-name="P1">If flag Then</text:p>
      <text:p text:style-name="P1"><text:s text:c="4"/>Call z_OpenAndActivateWb(WbName, WbPath, Wb_RBS)</text:p>
      <text:p text:style-name="P1">End If</text:p>
      <text:p text:style-name="P1"><text:s text:c="4"/>'move the RBS extract into the Wb_GenPart2</text:p>
      <text:p text:style-name="P1">If flag Then</text:p>
      <text:p text:style-name="P1"><text:s text:c="4"/>Call z_CopySheetFromWb1ToWb2(sSh_from_3, Wb_RBS, Wb_GenPart3, "Begin")</text:p>
      <text:p text:style-name="P1">End If</text:p>
      <text:p text:style-name="P1">If flag Then</text:p>
      <text:p text:style-name="P1"><text:s text:c="4"/>'close Wb_RBS, closes the active workbook and saves any changes</text:p>
      <text:p text:style-name="P1"><text:s text:c="4"/>Wb_RBS.Close True</text:p>
      <text:p text:style-name="P1">End If</text:p>
      <text:p text:style-name="P1"><text:s text:c="4"/>'add five columns</text:p>
      <text:p text:style-name="P1">If flag Then</text:p>
      <text:p text:style-name="P1"><text:s text:c="4"/>Dim Resource_Col As Long</text:p>
      <text:p text:style-name="P1"><text:s text:c="4"/>Dim Unit_Col As Long</text:p>
      <text:p text:style-name="P1"><text:s text:c="4"/>Resource_Col = z_GetColumnIndex("Resource", 1, "PMEC_VBA_MasterDataSet_11")</text:p>
      <text:p text:style-name="P1"><text:s text:c="4"/>Unit_Col = z_GetColumnIndex("Unit", 1, "PMEC_VBA_MasterDataSet_11")</text:p>
      <text:p text:style-name="P1"><text:s text:c="4"/>Col_to = z_ColSize(1, "PMEC_VBA_MasterDataSet_11") + 1</text:p>
      <text:p text:style-name="P1">End If</text:p>
      <text:p text:style-name="P1">If flag Then</text:p>
      <text:p text:style-name="P1"><text:s text:c="4"/>Call z_InsertEmptyCols("PMEC_VBA_MasterDataSet_11", 5, Col_to)</text:p>
      <text:p text:style-name="P1"><text:s text:c="4"/>Call z_AddColNames(Array("RBS Level 1", "RBS Level 2", "RBS Level 3", "Cost Unit", "Resource Name"), _</text:p>
      <text:p text:style-name="P1"><text:s text:c="12"/>"PMEC_VBA_MasterDataSet_11", 1, Col_to)</text:p>
      <text:p text:style-name="P1">End If</text:p>
      <text:p text:style-name="P1">If flag Then</text:p>
      <text:p text:style-name="P1"><text:s text:c="4"/>Dim RBS1_Col As Long</text:p>
      <text:p text:style-name="P1"><text:s text:c="4"/>Dim RBS2_Col As Long</text:p>
      <text:p text:style-name="P1"><text:s text:c="4"/>Dim RBS3_Col As Long</text:p>
      <text:p text:style-name="P1"><text:s text:c="4"/>Dim CostUnit_col As Long</text:p>
      <text:p text:style-name="P1"><text:s text:c="4"/>Dim ResourceName_col As Long</text:p>
      <text:p text:style-name="P1"><text:s text:c="4"/>RBS1_Col = z_GetColumnIndex("RBS Level 1", 1, "PMEC_VBA_MasterDataSet_11")</text:p>
      <text:p text:style-name="P1"><text:s text:c="4"/>RBS2_Col = z_GetColumnIndex("RBS Level 2", 1, "PMEC_VBA_MasterDataSet_11")</text:p>
      <text:p text:style-name="P1"><text:s text:c="4"/>RBS3_Col = z_GetColumnIndex("RBS Level 3", 1, "PMEC_VBA_MasterDataSet_11")</text:p>
      <text:p text:style-name="P1"><text:s text:c="4"/>CostUnit_col = z_GetColumnIndex("Cost Unit", 1, "PMEC_VBA_MasterDataSet_11")</text:p>
      <text:p text:style-name="P1"><text:s text:c="4"/>ResourceName_col = z_GetColumnIndex("Resource Name", 1, "PMEC_VBA_MasterDataSet_11")</text:p>
      <text:p text:style-name="P1"><text:s text:c="4"/>Resource_Col = z_GetColumnIndex("Resource", 1, "PMEC_VBA_MasterDataSet_11")</text:p>
      <text:p text:style-name="P1">End If</text:p>
      <text:p text:style-name="P1"><text:soft-page-break/><text:s text:c="4"/>'add the Cost Unit and Resource Name</text:p>
      <text:p text:style-name="P1">If flag Then</text:p>
      <text:p text:style-name="P1"><text:s text:c="4"/>RowSize = z_RowSize(PiId_Col, "PMEC_VBA_MasterDataSet_11")</text:p>
      <text:p text:style-name="P1"><text:s text:c="4"/>Range(Cells(2, Unit_Col), Cells(RowSize, Unit_Col)).Select</text:p>
      <text:p text:style-name="P1"><text:s text:c="4"/>'MsgBox ("correct the function")</text:p>
      <text:p text:style-name="P1"><text:s text:c="4"/>'Stop</text:p>
      <text:p text:style-name="P1"><text:s text:c="4"/>Dim Unit_Resource As Variant</text:p>
      <text:p text:style-name="P1"><text:s text:c="4"/>For Each Unit In Selection.Cells</text:p>
      <text:p text:style-name="P1"><text:s text:c="8"/>Unit_Resource = Split(Unit, "__", -1)</text:p>
      <text:p text:style-name="P1"><text:s text:c="8"/>If UBound(Unit_Resource) &gt; 0 Then</text:p>
      <text:p text:style-name="P1"><text:s text:c="12"/>Range(Unit.Offset(0, CostUnit_col - Unit_Col), Unit.Offset(0, ResourceName_col - Unit_Col)) _</text:p>
      <text:p text:style-name="P1"><text:s text:c="19"/>= Unit_Resource</text:p>
      <text:p text:style-name="P1"><text:s text:c="8"/>Else</text:p>
      <text:p text:style-name="P1"><text:s text:c="12"/>rw = Unit.Row</text:p>
      <text:p text:style-name="P1"><text:s text:c="12"/>Unit.Offset(0, CostUnit_col - Unit_Col) = Unit_Resource(0)</text:p>
      <text:p text:style-name="P1"><text:s text:c="12"/>Unit.Offset(0, ResourceName_col - Unit_Col) = Unit.Offset(0, Resource_Col - Unit_Col)</text:p>
      <text:p text:style-name="P1"><text:s text:c="8"/>End If</text:p>
      <text:p text:style-name="P1"><text:s text:c="4"/>Next</text:p>
      <text:p text:style-name="P1">End If</text:p>
      <text:p text:style-name="P1"><text:s text:c="4"/>'map the RBS level 1 to 3, Key_to=ResourceName_col</text:p>
      <text:p text:style-name="P1">If flag Then</text:p>
      <text:p text:style-name="P1"><text:s text:c="4"/>Call z_AddRBSLevels(sSh_from_3, "PMEC_VBA_MasterDataSet_11", PiId_Col, ResourceName_col, RBS1_Col, RBS2_Col, RBS3_Col)</text:p>
      <text:p text:style-name="P1">End If</text:p>
      <text:p text:style-name="P1"><text:s text:c="4"/>'map the RBS level 1 to 3, Key_to=Resource_col</text:p>
      <text:p text:style-name="P1">If flag Then</text:p>
      <text:p text:style-name="P1"><text:s text:c="4"/>'MsgBox ("check whether still used")</text:p>
      <text:p text:style-name="P1"><text:s text:c="4"/>'Stop</text:p>
      <text:p text:style-name="P1"><text:s text:c="4"/>Call z_AddRBSLevels(sSh_from_3, "PMEC_VBA_MasterDataSet_11", PiId_Col, Resource_Col, RBS1_Col, RBS2_Col, RBS3_Col)</text:p>
      <text:p text:style-name="P1">End If</text:p>
      <text:p text:style-name="P1"><text:s text:c="4"/>'***************************************</text:p>
      <text:p text:style-name="P1"><text:s text:c="4"/>'for projects with confidential=Yes replace the Text from the following attributes</text:p>
      <text:p text:style-name="P1">If flag Then</text:p>
      <text:p text:style-name="P1"><text:s text:c="4"/>Call z_TrackTime("C:\Users\t740698\Desktop\TimeTracking.txt", _</text:p>
      <text:p text:style-name="P1"><text:s text:c="12"/>Array("Main_CreateReport", "Begin", "task: Overwrite 11 cols of Confidential Pis", "file: PMEC_VBA_MasterDataSet_12", CStr(Now()), ""))</text:p>
      <text:p text:style-name="P1"><text:s text:c="4"/>Call z_ShNew("Log_13", "Begin")</text:p>
      <text:p text:style-name="P1"><text:s text:c="4"/>Call z_ShNewFlatValueCopy("PMEC_VBA_MasterDataSet_11", "PMEC_VBA_MasterDataSet_12", "Begin")</text:p>
      <text:p text:style-name="P1">End If</text:p>
      <text:p text:style-name="P1">If flag Then</text:p>
      <text:p text:style-name="P1"><text:s text:c="4"/>'define the attributes whose values must be deleted for confidential projects</text:p>
      <text:p text:style-name="P1"><text:s text:c="4"/>Dim ColNameConfidential_Arr As Variant</text:p>
      <text:p text:style-name="P1">' <text:s text:c="3"/>ColNameConfidential_Arr = Array("PI Title", "PiIdentifier&amp;PiTitle", "PI Label", "PI Comment", "PI Scope", _</text:p>
      <text:p text:style-name="P1">' <text:s text:c="11"/>"PI Lead AI", "Description", "Activity Comment", "PI List of Active Ingredients", "Task Title", "ActivityIdentifier&amp;TaskTitle")</text:p>
      <text:p text:style-name="P1">'</text:p>
      <text:p text:style-name="P1"><text:s text:c="4"/>Set Rng = z_RangeOfWb_AttributeNamesFromSheetToArray("GenerateReport", 5, Wb_from)</text:p>
      <text:p text:style-name="P1"><text:s text:c="4"/>ColNameConfidential_Arr = z_ReadAttributeNames_FromSheet_ToArray("GenerateReport", Rng, "ReadACol", Wb_from)</text:p>
      <text:p text:style-name="P1"><text:s text:c="4"/></text:p>
      <text:p text:style-name="P1"><text:soft-page-break/><text:s text:c="4"/>'fill the array PiIdConfidential_Arr with all confidential PiIds</text:p>
      <text:p text:style-name="P1"><text:s text:c="4"/>'Dim PiIdConfidential_Arr As Variant</text:p>
      <text:p text:style-name="P1"><text:s text:c="4"/>ReDim PiIdConfidential_Arr(0 To 1000) As Variant</text:p>
      <text:p text:style-name="P1"><text:s text:c="4"/>Dim IsConfidential_Col As Long</text:p>
      <text:p text:style-name="P1"><text:s text:c="4"/>IsConfidential_Col = z_GetColumnIndex("PI Is confidential ?", 1, "PMEC_VBA_MasterDataSet_12")</text:p>
      <text:p text:style-name="P1"><text:s text:c="4"/>PiId_Col = z_GetColumnIndex("PiIdentifier", 1, "PMEC_VBA_MasterDataSet_12")</text:p>
      <text:p text:style-name="P1"><text:s text:c="4"/>RowSize = z_RowSize(PiId_Col, "PMEC_VBA_MasterDataSet_12")</text:p>
      <text:p text:style-name="P1"><text:s text:c="4"/>iter = 0</text:p>
      <text:p text:style-name="P1"><text:s text:c="4"/>For Row = 2 To RowSize</text:p>
      <text:p text:style-name="P1"><text:s text:c="8"/>If Cells(Row, IsConfidential_Col) = True Or Cells(Row, IsConfidential_Col) = "YES" Then</text:p>
      <text:p text:style-name="P1"><text:s text:c="12"/>If iter = 0 Then</text:p>
      <text:p text:style-name="P1"><text:s text:c="16"/>PiIdConfidential_Arr(iter) = Cells(Row, PiId_Col)</text:p>
      <text:p text:style-name="P1"><text:s text:c="16"/>iter = iter + 1</text:p>
      <text:p text:style-name="P1"><text:s text:c="12"/>ElseIf PiIdConfidential_Arr(iter - 1) &lt;&gt; Cells(Row, 1) Then</text:p>
      <text:p text:style-name="P1"><text:s text:c="16"/>PiIdConfidential_Arr(iter) = Cells(Row, PiId_Col)</text:p>
      <text:p text:style-name="P1"><text:s text:c="16"/>iter = iter + 1</text:p>
      <text:p text:style-name="P1"><text:s text:c="12"/>End If</text:p>
      <text:p text:style-name="P1"><text:s text:c="8"/>End If</text:p>
      <text:p text:style-name="P1"><text:s text:c="4"/>Next Row</text:p>
      <text:p text:style-name="P1"><text:s text:c="4"/>'Redim the array, remove the empty indexes</text:p>
      <text:p text:style-name="P1"><text:s text:c="4"/>For iter = 1 To UBound(PiIdConfidential_Arr)</text:p>
      <text:p text:style-name="P1"><text:s text:c="8"/>If PiIdConfidential_Arr(iter) = Empty Then</text:p>
      <text:p text:style-name="P1"><text:s text:c="12"/>ReDim Preserve PiIdConfidential_Arr(0 To iter - 1)</text:p>
      <text:p text:style-name="P1"><text:s text:c="12"/>Exit For</text:p>
      <text:p text:style-name="P1"><text:s text:c="8"/>End If</text:p>
      <text:p text:style-name="P1"><text:s text:c="4"/>Next iter</text:p>
      <text:p text:style-name="P1"><text:s text:c="4"/>'delete in all confidential projects the confidential information</text:p>
      <text:p text:style-name="P1"><text:s text:c="4"/>For PiIter = LBound(PiIdConfidential_Arr) To UBound(PiIdConfidential_Arr)</text:p>
      <text:p text:style-name="P1"><text:s text:c="8"/>Dim Pi_i As String</text:p>
      <text:p text:style-name="P1"><text:s text:c="8"/>Pi_i = PiIdConfidential_Arr(PiIter)</text:p>
      <text:p text:style-name="P1"><text:s text:c="8"/>'select all the rows for which the value in the column PiId_Col equals Pi_i</text:p>
      <text:p text:style-name="P1"><text:s text:c="8"/>Call z_SelectMultiple("PMEC_VBA_MasterDataSet_12", PiId_Col, Pi_i)</text:p>
      <text:p text:style-name="P1"><text:s text:c="8"/>'replace the value in the columns</text:p>
      <text:p text:style-name="P1"><text:s text:c="8"/>For ColIter = LBound(ColNameConfidential_Arr) To UBound(ColNameConfidential_Arr)</text:p>
      <text:p text:style-name="P1"><text:s text:c="12"/>Dim ColName_i As String</text:p>
      <text:p text:style-name="P1"><text:s text:c="12"/>Dim Col_i As Long</text:p>
      <text:p text:style-name="P1"><text:s text:c="12"/>ColName_i = ColNameConfidential_Arr(ColIter)</text:p>
      <text:p text:style-name="P1"><text:s text:c="12"/>Col_i = z_GetColumnIndex(ColName_i, 1, "PMEC_VBA_MasterDataSet_12")</text:p>
      <text:p text:style-name="P1"><text:s text:c="12"/>If ColName_i = "PiIdentifier&amp;PiTitle" Then</text:p>
      <text:p text:style-name="P1"><text:s text:c="16"/>'change the value in the cells in ColIter</text:p>
      <text:p text:style-name="P1"><text:s text:c="16"/>Selection.Columns(Col_i) = Pi_i &amp; " - " &amp; "Confidential" &amp; " : " &amp; Pi_i 'Empty</text:p>
      <text:p text:style-name="P1"><text:s text:c="12"/>Else</text:p>
      <text:p text:style-name="P1"><text:s text:c="16"/>'change the value in the cells in ColIter</text:p>
      <text:p text:style-name="P1"><text:s text:c="16"/>Selection.Columns(Col_i) = "Confidential" &amp; " : " &amp; Pi_i 'Empty</text:p>
      <text:p text:style-name="P1"><text:s text:c="12"/>End If</text:p>
      <text:p text:style-name="P1"><text:s text:c="8"/>Next ColIter</text:p>
      <text:p text:style-name="P1"><text:s text:c="4"/>Next PiIter</text:p>
      <text:p text:style-name="P1">End If</text:p>
      <text:p text:style-name="P1"><text:s text:c="4"/>'Map the building blocks and strategic pillars</text:p>
      <text:p text:style-name="P1"><text:s text:c="4"/>'***************************************</text:p>
      <text:p text:style-name="P1">If flag Then</text:p>
      <text:p text:style-name="P1"><text:s text:c="4"/>Call z_ExcelSessionWindowMinimized(Wb_GenPart3)</text:p>
      <text:p text:style-name="P1"><text:s text:c="4"/>Call z_ExcelSessionWindowNormal(Wb_GenPart3)</text:p>
      <text:p text:style-name="P1"><text:soft-page-break/><text:s text:c="4"/>MsgBox ("move the sheet_From into this Wb check the names and map building blocks and strategic pillars")</text:p>
      <text:p text:style-name="P1"><text:s text:c="4"/>Stop</text:p>
      <text:p text:style-name="P1"><text:s text:c="4"/>'***************************************</text:p>
      <text:p text:style-name="P1"><text:s text:c="4"/>'***************************************</text:p>
      <text:p text:style-name="P1"><text:s text:c="4"/>'make sure you have the wb available</text:p>
      <text:p text:style-name="P1"><text:s text:c="4"/>Dim Wb_SPandBB As Workbook</text:p>
      <text:p text:style-name="P1"><text:s text:c="4"/>WbPath = "C:\Users\t740698\Desktop\PMEC_VBA_Master-DataSet\ZZZ_Inputs_MainGenerateReport\"</text:p>
      <text:p text:style-name="P1"><text:s text:c="4"/>WbName = "SPandBB.xlsb"</text:p>
      <text:p text:style-name="P1"><text:s text:c="4"/>Dim sSh_from_4 As String</text:p>
      <text:p text:style-name="P1"><text:s text:c="4"/>sSh_from_4 = "SPandBB"</text:p>
      <text:p text:style-name="P1"><text:s text:c="4"/>'***************************************</text:p>
      <text:p text:style-name="P1"><text:s text:c="4"/>'***************************************</text:p>
      <text:p text:style-name="P1">End If</text:p>
      <text:p text:style-name="P1">If flag Then</text:p>
      <text:p text:style-name="P1"><text:s text:c="4"/>Call z_OpenAndActivateWb(WbName, WbPath, Wb_SPandBB)</text:p>
      <text:p text:style-name="P1">End If</text:p>
      <text:p text:style-name="P1"><text:s text:c="4"/>'move</text:p>
      <text:p text:style-name="P1">If flag Then</text:p>
      <text:p text:style-name="P1"><text:s text:c="4"/>Call z_CopySheetFromWb1ToWb2(sSh_from_4, Wb_SPandBB, Wb_GenPart3, "Begin")</text:p>
      <text:p text:style-name="P1">End If</text:p>
      <text:p text:style-name="P1">If flag Then</text:p>
      <text:p text:style-name="P1"><text:s text:c="4"/>'close</text:p>
      <text:p text:style-name="P1"><text:s text:c="4"/>Wb_SPandBB.Close True</text:p>
      <text:p text:style-name="P1">End If</text:p>
      <text:p text:style-name="P1">If flag Then</text:p>
      <text:p text:style-name="P1"><text:s text:c="4"/>'make</text:p>
      <text:p text:style-name="P1"><text:s text:c="4"/>Col_to = z_ColSize(1, "PMEC_VBA_MasterDataSet_12") + 1</text:p>
      <text:p text:style-name="P1"><text:s text:c="4"/>Call z_AddColNames(Array("PiIdentifier &amp; PI Strategic Crop", "PI Building Blocks", "PI Strategic Pillar"), "PMEC_VBA_MasterDataSet_12", 1, Col_to)</text:p>
      <text:p text:style-name="P1"><text:s text:c="4"/>'fill the colum</text:p>
      <text:p text:style-name="P1"><text:s text:c="4"/>Dim Col_PiIdStrCrop As Long</text:p>
      <text:p text:style-name="P1"><text:s text:c="4"/>Dim Col_StrCrop As Long</text:p>
      <text:p text:style-name="P1"><text:s text:c="4"/>Col_PiIdStrCrop = z_GetColumnIndex("PiIdentifier &amp; PI Strategic Crop", 1, "PMEC_VBA_MasterDataSet_12")</text:p>
      <text:p text:style-name="P1"><text:s text:c="4"/>Col_StrCrop = z_GetColumnIndex("PI Strategic Crop", 1, "PMEC_VBA_MasterDataSet_12")</text:p>
      <text:p text:style-name="P1"><text:s text:c="4"/>PiId_Col = z_GetColumnIndex("PiIdentifier", 1, "PMEC_VBA_MasterDataSet_12")</text:p>
      <text:p text:style-name="P1"><text:s text:c="4"/>RowSize = z_RowSize(PiId_Col, "PMEC_VBA_MasterDataSet_12")</text:p>
      <text:p text:style-name="P1"><text:s text:c="4"/>Cells(1, Col_PiIdStrCrop).Select</text:p>
      <text:p text:style-name="P1"><text:s text:c="4"/>For Row = 2 To RowSize</text:p>
      <text:p text:style-name="P1"><text:s text:c="8"/>Cells(Row, Col_PiIdStrCrop) = Cells(Row, PiId_Col) &amp; "@" &amp; Cells(Row, Col_StrCrop)</text:p>
      <text:p text:style-name="P1"><text:s text:c="4"/>Next Row</text:p>
      <text:p text:style-name="P1">End If</text:p>
      <text:p text:style-name="P1">If flag Then</text:p>
      <text:p text:style-name="P1"><text:s text:c="4"/>'map</text:p>
      <text:p text:style-name="P1"><text:s text:c="4"/>ColNames_from = Array("PI Building Blocks", "PI Strategic Pillar")</text:p>
      <text:p text:style-name="P1"><text:s text:c="4"/>ColNames_to = ColNames_from</text:p>
      <text:p text:style-name="P1"><text:s text:c="4"/>sSh_from = "SPandBB"</text:p>
      <text:p text:style-name="P1"><text:s text:c="4"/>Call z_ShMapColumns_FastVersion(sSh_from, "PiIdentifier &amp; PI Strategic Crop", ColNames_from, "PMEC_VBA_MasterDataSet_12", "PiIdentifier &amp; PI Strategic Crop", ColNames_to)</text:p>
      <text:p text:style-name="P1"><text:s text:c="4"/>Call z_WorkbookSave(Wb_GenPart3)</text:p>
      <text:p text:style-name="P1">End If</text:p>
      <text:p text:style-name="P1"><text:soft-page-break/><text:s text:c="4"/>'map Syngenta Program = ICS (Yes/No)</text:p>
      <text:p text:style-name="P1"><text:s text:c="4"/>Dim Wb_SynPrograms As Workbook</text:p>
      <text:p text:style-name="P1"><text:s text:c="4"/>WbPath = "C:\Users\t740698\Desktop\PMEC_VBA_Master-DataSet\ZZZ_Inputs_MainGenerateReport\"</text:p>
      <text:p text:style-name="P1"><text:s text:c="4"/>WbName = "SyngentaProgrammes.xlsx"</text:p>
      <text:p text:style-name="P1"><text:s text:c="4"/>Dim sSh_from_5 As String</text:p>
      <text:p text:style-name="P1"><text:s text:c="4"/>sSh_from_5 = "ICS_Programmes"</text:p>
      <text:p text:style-name="P1"><text:s text:c="4"/>'***************************************</text:p>
      <text:p text:style-name="P1"><text:s text:c="4"/>'***************************************</text:p>
      <text:p text:style-name="P1">If flag Then</text:p>
      <text:p text:style-name="P1"><text:s text:c="4"/>Call z_OpenAndActivateWb(WbName, WbPath, Wb_SynPrograms)</text:p>
      <text:p text:style-name="P1">End If</text:p>
      <text:p text:style-name="P1"><text:s text:c="4"/>'move</text:p>
      <text:p text:style-name="P1">If flag Then</text:p>
      <text:p text:style-name="P1"><text:s text:c="4"/>Call z_CopySheetFromWb1ToWb2(sSh_from_5, Wb_SynPrograms, Wb_GenPart3, "Begin")</text:p>
      <text:p text:style-name="P1">End If</text:p>
      <text:p text:style-name="P1">If flag Then</text:p>
      <text:p text:style-name="P1"><text:s text:c="4"/>'close</text:p>
      <text:p text:style-name="P1"><text:s text:c="4"/>Wb_SynPrograms.Close True</text:p>
      <text:p text:style-name="P1">End If</text:p>
      <text:p text:style-name="P1">If flag Then</text:p>
      <text:p text:style-name="P1"><text:s text:c="4"/>MsgBox ("ICS? : Methodology with Titel and Program is turned off. Map ICS_PIs.xlsb at the end of this procedure")</text:p>
      <text:p text:style-name="P1"><text:s text:c="4"/>Stop</text:p>
      <text:p text:style-name="P1"><text:s text:c="4"/>Col_to = z_ColSize(1, "PMEC_VBA_MasterDataSet_12") + 1</text:p>
      <text:p text:style-name="P1"><text:s text:c="4"/>Call z_AddColNames(Array("ICS?"), "PMEC_VBA_MasterDataSet_12", 1, Col_to)</text:p>
      <text:p text:style-name="P1"><text:s text:c="4"/>Col_IsICS_to = z_GetColumnIndex("ICS?", 1, "PMEC_VBA_MasterDataSet_12")</text:p>
      <text:p text:style-name="P1"><text:s text:c="4"/>Col_SynProg_to = z_GetColumnIndex("PI Syngenta Program", 1, "PMEC_VBA_MasterDataSet_12")</text:p>
      <text:p text:style-name="P1"><text:s text:c="4"/>Dim PiId_Col_to As Long</text:p>
      <text:p text:style-name="P1"><text:s text:c="4"/>PiId_Col_to = z_GetColumnIndex("PiIdentifier", 1, "PMEC_VBA_MasterDataSet_12")</text:p>
      <text:p text:style-name="P1"><text:s text:c="4"/>RowSize_to = z_RowSize(PiId_Col_to, "PMEC_VBA_MasterDataSet_12")</text:p>
      <text:p text:style-name="P1"><text:s text:c="4"/></text:p>
      <text:p text:style-name="P1"><text:s text:c="4"/>Col_SynProg_from = z_GetColumnIndex("Syngenta Program", 1, sSh_from_5)</text:p>
      <text:p text:style-name="P1"><text:s text:c="4"/>Col_SynProgTitle_from = z_GetColumnIndex("Program Title", 1, sSh_from_5)</text:p>
      <text:p text:style-name="P1"><text:s text:c="4"/>Dim ProgramId_Col_from As Long</text:p>
      <text:p text:style-name="P1"><text:s text:c="4"/>ProgramId_Col_from = z_GetColumnIndex("Program Identifier", 1, sSh_from_5)</text:p>
      <text:p text:style-name="P1"><text:s text:c="4"/>RowSize_from = z_RowSize(ProgramId_Col_from, sSh_from_5)</text:p>
      <text:p text:style-name="P1"><text:s text:c="4"/></text:p>
      <text:p text:style-name="P1"><text:s text:c="4"/>Dim Col_PiTitle As Long</text:p>
      <text:p text:style-name="P1"><text:s text:c="4"/>Col_PiTitle = z_GetColumnIndex("PI Title", 1, "PMEC_VBA_MasterDataSet_12")</text:p>
      <text:p text:style-name="P1"><text:s text:c="4"/></text:p>
      <text:p text:style-name="P1"><text:s text:c="4"/>Dim Row2_to As Long</text:p>
      <text:p text:style-name="P1">' <text:s text:c="3"/>For Row2_to = 2 To RowSize_to</text:p>
      <text:p text:style-name="P1">' <text:s text:c="7"/>flag_ICS = False</text:p>
      <text:p text:style-name="P1">' <text:s text:c="7"/>'check extract</text:p>
      <text:p text:style-name="P1">' <text:s text:c="7"/>If Sheets("PMEC_VBA_MasterDataSet_12").Cells(Row2_to, Col_SynProg_to) &lt;&gt; Empty Then</text:p>
      <text:p text:style-name="P1">' <text:s text:c="11"/>For Row_from = 2 To RowSize_from</text:p>
      <text:p text:style-name="P1">' <text:s text:c="15"/>If Sheets("PMEC_VBA_MasterDataSet_12").Cells(Row2_to, Col_SynProg_to) = Sheets(sSh_from_5).Cells(Row_from, Col_SynProgTitle_from) Then</text:p>
      <text:p text:style-name="P1">' <text:s text:c="19"/>Sheets("PMEC_VBA_MasterDataSet_12").Cells(Row2_to, Col_IsICS_to) = "YES"</text:p>
      <text:p text:style-name="P1">' <text:s text:c="19"/>flag_ICS = True</text:p>
      <text:p text:style-name="P1">' <text:s text:c="19"/>Exit For</text:p>
      <text:p text:style-name="P1">' <text:s text:c="15"/>End If</text:p>
      <text:p text:style-name="P1"><text:soft-page-break/>' <text:s text:c="11"/>Next</text:p>
      <text:p text:style-name="P1">' <text:s text:c="7"/>End If</text:p>
      <text:p text:style-name="P1">' <text:s text:c="7"/>'check pi title</text:p>
      <text:p text:style-name="P1">' <text:s text:c="7"/>If Sheets("PMEC_VBA_MasterDataSet_12").Cells(Row2_to, Col_PiTitle) Like "ICS*" Then</text:p>
      <text:p text:style-name="P1">' <text:s text:c="11"/>Sheets("PMEC_VBA_MasterDataSet_12").Cells(Row2_to, Col_PiTitle).Activate</text:p>
      <text:p text:style-name="P1">' <text:s text:c="11"/>Sheets("PMEC_VBA_MasterDataSet_12").Cells(Row2_to, Col_IsICS_to).Activate</text:p>
      <text:p text:style-name="P1">' <text:s text:c="11"/>Sheets("PMEC_VBA_MasterDataSet_12").Cells(Row2_to, Col_IsICS_to) = "YES"</text:p>
      <text:p text:style-name="P1">' <text:s text:c="11"/>flag_ICS = True</text:p>
      <text:p text:style-name="P1">' <text:s text:c="7"/>End If</text:p>
      <text:p text:style-name="P1">' <text:s text:c="7"/>'if not yes set to no</text:p>
      <text:p text:style-name="P1">' <text:s text:c="7"/>If flag_ICS = False Then</text:p>
      <text:p text:style-name="P1">' <text:s text:c="11"/>Sheets("PMEC_VBA_MasterDataSet_12").Cells(Row2_to, Col_IsICS_to) = "NO"</text:p>
      <text:p text:style-name="P1">' <text:s text:c="7"/>End If</text:p>
      <text:p text:style-name="P1">' <text:s text:c="3"/>Next</text:p>
      <text:p text:style-name="P1"><text:s text:c="4"/>Call z_WorkbookSave(Wb_GenPart3)</text:p>
      <text:p text:style-name="P1">End If</text:p>
      <text:p text:style-name="P1"/>
      <text:p text:style-name="P1">If flag Then</text:p>
      <text:p text:style-name="P1"><text:s text:c="4"/>MsgBox ("Some coding to do here and add in the Attribute Sheet at position Set Rng = z_RangeOfWb_AttributeNamesFromSheetToArray(GenerateReport, 6, Wb_from)")</text:p>
      <text:p text:style-name="P1"><text:s text:c="4"/>'"ICS?" &lt;- From Jaspers spreadsheet</text:p>
      <text:p text:style-name="P1"><text:s text:c="4"/>'"BIO-CONTROLS?" &lt;- PI List of PI Grouping</text:p>
      <text:p text:style-name="P1"><text:s text:c="4"/>'"CE?" &lt;- PI List of PI Grouping</text:p>
      <text:p text:style-name="P1"><text:s text:c="4"/>'"PER?" &lt;- PI List of PI Grouping</text:p>
      <text:p text:style-name="P1"><text:s text:c="4"/>'"Adjacent Technology?" &lt;- From Franz Lanters spreadsheet</text:p>
      <text:p text:style-name="P1">End If</text:p>
      <text:p text:style-name="P1"/>
      <text:p text:style-name="P1">If flag Then</text:p>
      <text:p text:style-name="P1"><text:s text:c="4"/>'=======================================</text:p>
      <text:p text:style-name="P1"><text:s text:c="4"/>'=======================================</text:p>
      <text:p text:style-name="P1"><text:s text:c="4"/>'-open new process</text:p>
      <text:p text:style-name="P1"><text:s text:c="4"/>'-open this workbook in the new process (read only)</text:p>
      <text:p text:style-name="P1"><text:s text:c="4"/>'-set on time to run this workbook in the new process</text:p>
      <text:p text:style-name="P1"><text:s text:c="4"/>'-close this workbook (read/write)</text:p>
      <text:p text:style-name="P1"><text:s text:c="4"/>'-close this process</text:p>
      <text:p text:style-name="P1"><text:s text:c="4"/>'-wait until on time starts the procedure resume</text:p>
      <text:p text:style-name="P1"><text:s text:c="4"/>'-resume sets this workbook in the new process to read/write</text:p>
      <text:p text:style-name="P1"><text:s text:c="4"/>'-resume calls the sub m_ReStart_Main_GenerateReport</text:p>
      <text:p text:style-name="P1"><text:s text:c="4"/>'-the flag_rerun_Generation_Part2To4 set to 1 resumes the code here</text:p>
      <text:p text:style-name="P1"><text:s text:c="4"/>Call m_Main_MemoryLeakWorkaround_3</text:p>
      <text:p text:style-name="P1"><text:s text:c="4"/>'=======================================</text:p>
      <text:p text:style-name="P1"><text:s text:c="4"/>'=======================================</text:p>
      <text:p text:style-name="P1">End If</text:p>
      <text:p text:style-name="P1"><text:s text:c="4"/>'***************************************</text:p>
      <text:p text:style-name="P1"><text:s text:c="4"/>'***************************************</text:p>
      <text:p text:style-name="P1"><text:s text:c="4"/>'Adds a new workbook RD_MasterDataSet because of memory problems</text:p>
      <text:p text:style-name="P1"><text:s text:c="4"/>'***************************************</text:p>
      <text:p text:style-name="P1"><text:s text:c="4"/>'***************************************</text:p>
      <text:p text:style-name="P1"><text:s text:c="4"/>'Add a new workbook and move the MasterDataSet and the PiDataSet into it</text:p>
      <text:p text:style-name="P1"><text:s text:c="4"/>Dim Wb_GenPart4 As Workbook</text:p>
      <text:p text:style-name="P1">If flag = 0 Then</text:p>
      <text:p text:style-name="P1"><text:s text:c="4"/>If flag_rerun_Generation_Part4To4 = 1 Then</text:p>
      <text:p text:style-name="P1"><text:s text:c="8"/>flag = 1</text:p>
      <text:p text:style-name="P1"><text:soft-page-break/><text:s text:c="4"/>End If</text:p>
      <text:p text:style-name="P1">End If</text:p>
      <text:p text:style-name="P1">If flag Then</text:p>
      <text:p text:style-name="P1">Else</text:p>
      <text:p text:style-name="P1"><text:s text:c="4"/>If flag_reopen_wb Then</text:p>
      <text:p text:style-name="P1"><text:s text:c="8"/>Wb_GenPart3.Close False</text:p>
      <text:p text:style-name="P1"><text:s text:c="4"/>End If</text:p>
      <text:p text:style-name="P1">End If</text:p>
      <text:p text:style-name="P1">If flag Then</text:p>
      <text:p text:style-name="P1"><text:s text:c="4"/>WbPath = "C:\Users\t740698\Desktop\PMEC_VBA_Master-DataSet\" &amp; wbdate &amp; reportversion &amp; folderdescription &amp; "\"</text:p>
      <text:p text:style-name="P1"><text:s text:c="4"/>WbName = "CONFIDENTIAL_SmC_PMEC_VBA_MasterDataSet_Generation_Part4_" &amp; wbdate &amp; reportversion &amp; ".xlsb"</text:p>
      <text:p text:style-name="P1">Else</text:p>
      <text:p text:style-name="P1"><text:s text:c="4"/>WbPath = "C:\Users\t740698\Desktop\PMEC_VBA_Master-DataSet\" &amp; wbdate &amp; reportversion &amp; folderdescription &amp; "\"</text:p>
      <text:p text:style-name="P1"><text:s text:c="4"/>WbName = "CONFIDENTIAL_SmC_PMEC_VBA_MasterDataSet_Generation_Part4_" &amp; wbdate &amp; reportversion &amp; ".xlsb"</text:p>
      <text:p text:style-name="P1"><text:s text:c="4"/>If flag_reopen_wb Then</text:p>
      <text:p text:style-name="P1"><text:s text:c="8"/>Call z_OpenAndActivateWb(WbName, WbPath, Wb_GenPart4)</text:p>
      <text:p text:style-name="P1"><text:s text:c="4"/>End If</text:p>
      <text:p text:style-name="P1">End If</text:p>
      <text:p text:style-name="P1">If flag Then</text:p>
      <text:p text:style-name="P1"><text:s text:c="4"/>Call z_WorkbookNewOrOpenOrActivate(WbName, WbPath, Wb_GenPart4)</text:p>
      <text:p text:style-name="P1">End If</text:p>
      <text:p text:style-name="P1">If flag Then</text:p>
      <text:p text:style-name="P1"><text:s text:c="4"/>'copy the last datasheet into the new workbook</text:p>
      <text:p text:style-name="P1"><text:s text:c="4"/>Call z_CopySheetFromWb1ToWb2("PMEC_VBA_MasterDataSet_12", Wb_GenPart3, Wb_GenPart4, "Begin")</text:p>
      <text:p text:style-name="P1"><text:s text:c="4"/>'in case they have already been deleted in a previous run</text:p>
      <text:p text:style-name="P1"><text:s text:c="4"/>On Error Resume Next</text:p>
      <text:p text:style-name="P1"><text:s text:c="8"/>Call z_ShDelete("Sheet1", Wb_GenPart4)</text:p>
      <text:p text:style-name="P1"><text:s text:c="8"/>Call z_ShDelete("Sheet2", Wb_GenPart4)</text:p>
      <text:p text:style-name="P1"><text:s text:c="8"/>Call z_ShDelete("Sheet3", Wb_GenPart4)</text:p>
      <text:p text:style-name="P1"><text:s text:c="4"/>On Error GoTo 0</text:p>
      <text:p text:style-name="P1"><text:s text:c="4"/>Call z_WorkbookSave(Wb_GenPart4)</text:p>
      <text:p text:style-name="P1">End If</text:p>
      <text:p text:style-name="P1">If flag Then</text:p>
      <text:p text:style-name="P1"><text:s text:c="4"/>'close Wb_GenPart2, closes the active workbook and saves any changes</text:p>
      <text:p text:style-name="P1"><text:s text:c="4"/>Wb_GenPart3.Close True</text:p>
      <text:p text:style-name="P1">End If</text:p>
      <text:p text:style-name="P1"><text:s text:c="4"/></text:p>
      <text:p text:style-name="P1"><text:s text:c="4"/>'***************************************</text:p>
      <text:p text:style-name="P1"><text:s text:c="4"/>'copy only the needed colums into a new sheet</text:p>
      <text:p text:style-name="P1"><text:s text:c="4"/>'the array determines the order of the columns</text:p>
      <text:p text:style-name="P1">If flag Then</text:p>
      <text:p text:style-name="P1"><text:s text:c="4"/>Call z_TrackTime("C:\Users\t740698\Desktop\TimeTracking.txt", _</text:p>
      <text:p text:style-name="P1"><text:s text:c="12"/>Array("Main_CreateReport", "Begin", "task: Copy 130 cols", "file: PMEC_VBA_MasterDataSet_13", CStr(Now()), ""))</text:p>
      <text:p text:style-name="P1"><text:s text:c="4"/>Call z_ShNew("Log_14", "Begin")</text:p>
      <text:p text:style-name="P1"><text:s text:c="4"/>Call z_ShNew("PMEC_VBA_MasterDataSet_13", "Begin")</text:p>
      <text:p text:style-name="P1"><text:s text:c="4"/>'create the ColName_Arr with the function z_CreateArrayInput_AttributeNames</text:p>
      <text:p text:style-name="P1"><text:s text:c="4"/>'Call z_CreateArrayInput_AttributeNames</text:p>
      <text:p text:style-name="P1"><text:soft-page-break/><text:s text:c="4"/>'Remark: SyngentaPortfolio=PI Syngenta Portfolio, Syngenta Portfolio=Activity Syngenta Portfolio</text:p>
      <text:p text:style-name="P1"><text:s text:c="4"/>Dim ColName_Arr As Variant</text:p>
      <text:p text:style-name="P1"/>
      <text:p text:style-name="P1"><text:s text:c="4"/>Set Rng = z_RangeOfWb_AttributeNamesFromSheetToArray("GenerateReport", 6, Wb_from)</text:p>
      <text:p text:style-name="P1"><text:s text:c="4"/>ColName_Arr = z_ReadAttributeNames_FromSheet_ToArray("GenerateReport", Rng, "ReadACol", Wb_from)</text:p>
      <text:p text:style-name="P1"><text:s text:c="4"/></text:p>
      <text:p text:style-name="P1"><text:s text:c="4"/>For iter = LBound(ColName_Arr) To UBound(ColName_Arr)</text:p>
      <text:p text:style-name="P1"><text:s text:c="8"/>Dim Col_to_i As Long</text:p>
      <text:p text:style-name="P1"><text:s text:c="8"/>Dim Col_from_i As Long</text:p>
      <text:p text:style-name="P1"><text:s text:c="8"/>'Dim ColName_i As String</text:p>
      <text:p text:style-name="P1"><text:s text:c="8"/>Col_to_i = iter + 1</text:p>
      <text:p text:style-name="P1"><text:s text:c="8"/>ColName_i = ColName_Arr(iter)</text:p>
      <text:p text:style-name="P1"><text:s text:c="8"/>Col_from_i = z_GetColumnIndex(ColName_i, 1, "PMEC_VBA_MasterDataSet_12") 'PiIdentifier&amp;PiTitle</text:p>
      <text:p text:style-name="P1"><text:s text:c="8"/>Call z_CopyColumn("PMEC_VBA_MasterDataSet_12", Col_from_i, "PMEC_VBA_MasterDataSet_13", Col_to_i)</text:p>
      <text:p text:style-name="P1"><text:s text:c="4"/>Next iter</text:p>
      <text:p text:style-name="P1"><text:s text:c="4"/>Call z_WorkbookSave(Wb_GenPart4)</text:p>
      <text:p text:style-name="P1">End If</text:p>
      <text:p text:style-name="P1"><text:s text:c="4"/>'***************************************</text:p>
      <text:p text:style-name="P1"><text:s text:c="4"/>'Date corrections</text:p>
      <text:p text:style-name="P1">If flag Then</text:p>
      <text:p text:style-name="P1"><text:s text:c="4"/>Call z_TrackTime("C:\Users\t740698\Desktop\TimeTracking.txt", _</text:p>
      <text:p text:style-name="P1"><text:s text:c="12"/>Array("Main_CreateReport", "Begin", "task: Date correction, renaming ...", "file: PMEC_VBA_MasterDataSet_13", CStr(Now()), ""))</text:p>
      <text:p text:style-name="P1"><text:s text:c="4"/>'change the date format</text:p>
      <text:p text:style-name="P1"><text:s text:c="4"/>Dim date_Arr As Variant</text:p>
      <text:p text:style-name="P1"><text:s text:c="4"/>'date_arr = Array("Duration", "Planned start", "Expected finish export", "Actual start", "Actual Finish export", "PI Planned start", "PI Planned finish")</text:p>
      <text:p text:style-name="P1"><text:s text:c="4"/>Set Rng = z_RangeOfWb_AttributeNamesFromSheetToArray("GenerateReport", 7, Wb_from)</text:p>
      <text:p text:style-name="P1"><text:s text:c="4"/>date_Arr = z_ReadAttributeNames_FromSheet_ToArray("GenerateReport", Rng, "ReadACol", Wb_from)</text:p>
      <text:p text:style-name="P1"><text:s text:c="4"/></text:p>
      <text:p text:style-name="P1"><text:s text:c="4"/>Call z_ChgDateFormat("PMEC_VBA_MasterDataSet_13", date_Arr, 0)</text:p>
      <text:p text:style-name="P1"><text:s text:c="4"/>'make date object where not already</text:p>
      <text:p text:style-name="P1"><text:s text:c="4"/>'Dim Rng As Range</text:p>
      <text:p text:style-name="P1"><text:s text:c="4"/>Dim Date_ColNames As Variant</text:p>
      <text:p text:style-name="P1"><text:s text:c="4"/>'Dim Date_Col_i As Long</text:p>
      <text:p text:style-name="P1"><text:s text:c="4"/>Dim Date_ColName_i As String</text:p>
      <text:p text:style-name="P1"><text:s text:c="4"/>PiId_Col = z_GetColumnIndex("PiIdentifier", 1, "PMEC_VBA_MasterDataSet_13")</text:p>
      <text:p text:style-name="P1"><text:s text:c="4"/>RowSize = z_RowSize(PiId_Col, "PMEC_VBA_MasterDataSet_13")</text:p>
      <text:p text:style-name="P1"><text:s text:c="4"/>'Date_ColNames = Array("PI Planned start", "PI Planned finish", "Planned start", "Expected finish export", "Actual start", "Actual Finish export")</text:p>
      <text:p text:style-name="P1"><text:s text:c="4"/>Set Rng = z_RangeOfWb_AttributeNamesFromSheetToArray("GenerateReport", 8, Wb_from)</text:p>
      <text:p text:style-name="P1"><text:s text:c="4"/>Date_ColNames = z_ReadAttributeNames_FromSheet_ToArray("GenerateReport", Rng, "ReadACol", Wb_from)</text:p>
      <text:p text:style-name="P1"><text:s text:c="4"/></text:p>
      <text:p text:style-name="P1"><text:s text:c="4"/>For iter = LBound(Date_ColNames) To UBound(Date_ColNames)</text:p>
      <text:p text:style-name="P1"><text:s text:c="8"/>Date_ColName_i = Date_ColNames(iter)</text:p>
      <text:p text:style-name="P1"><text:s text:c="8"/>Date_Col_i = z_GetColumnIndex(Date_ColName_i, 1, "PMEC_VBA_MasterDataSet_13")</text:p>
      <text:p text:style-name="P1"><text:s text:c="8"/>Set Rng = Range(Cells(1, Date_Col_i), Cells(RowSize, Date_Col_i))</text:p>
      <text:p text:style-name="P1"><text:s text:c="8"/>Call z_DateCorrection(Rng)</text:p>
      <text:p text:style-name="P1"><text:soft-page-break/><text:s text:c="4"/>Next iter</text:p>
      <text:p text:style-name="P1"><text:s text:c="4"/>'Date_Arr = Array("ActualStart", "ActualFinishExport", "StartNoEarlierThan", "FinishNoLaterThanExport")</text:p>
      <text:p text:style-name="P1"><text:s text:c="4"/>'Call z_ChgDateFormat("PMEC_VBA_MasterDataSet_9", Date_Arr, 1)</text:p>
      <text:p text:style-name="P1"><text:s text:c="4"/>Call z_WorkbookSave(Wb_GenPart4)</text:p>
      <text:p text:style-name="P1">End If</text:p>
      <text:p text:style-name="P1"><text:s text:c="4"/>'for value attributes:replace all blanks with "0"</text:p>
      <text:p text:style-name="P1"><text:s text:c="4"/>'for non value attributes: replace all blanks with "(blank)"</text:p>
      <text:p text:style-name="P1"><text:s text:c="4"/>'***********************************************************</text:p>
      <text:p text:style-name="P1">If flag Then</text:p>
      <text:p text:style-name="P1"><text:s text:c="4"/>Call z_replaceEmptyCellsWithZero("PMEC_VBA_MasterDataSet_13", "Like", "EAC*")</text:p>
      <text:p text:style-name="P1"><text:s text:c="4"/>Call z_replaceEmptyCellsWithBLANK("PMEC_VBA_MasterDataSet_13", "NotLike", "EAC*")</text:p>
      <text:p text:style-name="P1"><text:s text:c="4"/>Call z_WorkbookSave(Wb_GenPart4)</text:p>
      <text:p text:style-name="P1">End If</text:p>
      <text:p text:style-name="P1"><text:s text:c="4"/></text:p>
      <text:p text:style-name="P1"><text:s text:c="4"/>'***************************************</text:p>
      <text:p text:style-name="P1"><text:s text:c="4"/>'rename some attributes (remove export)</text:p>
      <text:p text:style-name="P1"><text:s text:c="4"/>'Remark: SyngentaPortfolio=PI Syngenta Portfolio, Syngenta Portfolio=Activity Syngenta Portfolio</text:p>
      <text:p text:style-name="P1">If flag Then</text:p>
      <text:p text:style-name="P1"><text:s text:c="4"/>'Call z_RenameAttribute("PMEC_VBA_MasterDataSet_13", 1, "Terminal Value NPV (10% decline)", "BC Terminal Value (10% decline)")</text:p>
      <text:p text:style-name="P1"><text:s text:c="4"/>Call z_RenameAttribute("PMEC_VBA_MasterDataSet_13", 1, "MyResourceId", "RsIdentifier")</text:p>
      <text:p text:style-name="P1"><text:s text:c="4"/>Call z_RenameAttribute("PMEC_VBA_MasterDataSet_13", 1, "SyngentaPortfolio", "PI Syngenta Portfolio")</text:p>
      <text:p text:style-name="P1"><text:s text:c="4"/>Call z_RenameAttribute("PMEC_VBA_MasterDataSet_13", 1, "Expected finish export", "Activity Expected Finish")</text:p>
      <text:p text:style-name="P1"><text:s text:c="4"/>Call z_RenameAttribute("PMEC_VBA_MasterDataSet_13", 1, "Actual Finish export", "Activity Actual Finish")</text:p>
      <text:p text:style-name="P1"><text:s text:c="4"/>Call z_RenameAttribute("PMEC_VBA_MasterDataSet_13", 1, "Task Title", "TK Task Title")</text:p>
      <text:p text:style-name="P1"><text:s text:c="4"/>Call z_RenameAttribute("PMEC_VBA_MasterDataSet_13", 1, "Description", "Activity Description")</text:p>
      <text:p text:style-name="P1"><text:s text:c="4"/>Call z_RenameAttribute("PMEC_VBA_MasterDataSet_13", 1, "Task Contact", "TK Task Contact")</text:p>
      <text:p text:style-name="P1"><text:s text:c="4"/>Call z_RenameAttribute("PMEC_VBA_MasterDataSet_13", 1, "Task Location", "TK Task Location")</text:p>
      <text:p text:style-name="P1"><text:s text:c="4"/>Call z_RenameAttribute("PMEC_VBA_MasterDataSet_13", 1, "Task Status", "TK Task Status")</text:p>
      <text:p text:style-name="P1"><text:s text:c="4"/>Call z_RenameAttribute("PMEC_VBA_MasterDataSet_13", 1, "Task Customer", "TK Task Customer")</text:p>
      <text:p text:style-name="P1"><text:s text:c="4"/>Call z_RenameAttribute("PMEC_VBA_MasterDataSet_13", 1, "Duration", "Activity Duration")</text:p>
      <text:p text:style-name="P1"><text:s text:c="4"/>Call z_RenameAttribute("PMEC_VBA_MasterDataSet_13", 1, "Activity type", "Activity Type")</text:p>
      <text:p text:style-name="P1"><text:s text:c="4"/>Call z_RenameAttribute("PMEC_VBA_MasterDataSet_13", 1, "Planned Start", "Activity Planned Start")</text:p>
      <text:p text:style-name="P1"><text:s text:c="4"/>Call z_RenameAttribute("PMEC_VBA_MasterDataSet_13", 1, "Actual Start", "Activity Actual Start")</text:p>
      <text:p text:style-name="P1">End If</text:p>
      <text:p text:style-name="P1"><text:s text:c="4"/>'***************************************</text:p>
      <text:p text:style-name="P1">If flag Then</text:p>
      <text:p text:style-name="P1"><text:s text:c="4"/>Call z_WorkbookSave(Wb_GenPart4)</text:p>
      <text:p text:style-name="P1">End If</text:p>
      <text:p text:style-name="P1">If flag Then</text:p>
      <text:p text:style-name="P1"><text:s text:c="4"/>'close Wb_GenPart3, closes the active workbook and saves any changes</text:p>
      <text:p text:style-name="P1"><text:s text:c="4"/>Wb_GenPart4.Close True</text:p>
      <text:p text:style-name="P1">Else</text:p>
      <text:p text:style-name="P1"><text:s text:c="4"/>If flag_reopen_wb Then</text:p>
      <text:p text:style-name="P1"><text:s text:c="8"/>Wb_GenPart4.Close False</text:p>
      <text:p text:style-name="P1"><text:s text:c="4"/>End If</text:p>
      <text:p text:style-name="P1">End If</text:p>
      <text:p text:style-name="P1"><text:soft-page-break/><text:s text:c="4"/>Call z_TrackTime("C:\Users\t740698\Desktop\TimeTracking.txt", _</text:p>
      <text:p text:style-name="P1"><text:s text:c="16"/>Array("Main_CreateReport", "End", "task: ", CStr(Now()), ""))</text:p>
      <text:p text:style-name="P1">End Sub</text:p>
      <text:p text:style-name="P1"/>
      <text:p text:style-name="P1"/>
      <text:p text:style-name="P1"/>
      <text:p text:style-name="P1"/>
      <text:p text:style-name="P1">Sub m_GenerateReport_PlannedSales()</text:p>
      <text:p text:style-name="P1"><text:s text:c="4"/>Dim Wb As Workbook</text:p>
      <text:p text:style-name="P1"><text:s text:c="4"/>Dim Sh_from As Worksheet</text:p>
      <text:p text:style-name="P1"><text:s text:c="4"/>Dim Row_from As Long</text:p>
      <text:p text:style-name="P1"><text:s text:c="4"/>Dim col_PiId_from As Long</text:p>
      <text:p text:style-name="P1"><text:s text:c="4"/>Dim Col_Unit_from As Long</text:p>
      <text:p text:style-name="P1"><text:s text:c="4"/>Dim Col_StartDate_from As Long</text:p>
      <text:p text:style-name="P1"><text:s text:c="4"/>Dim Col_Quantity_from As Long</text:p>
      <text:p text:style-name="P1"><text:s text:c="4"/>Dim Sh_to As Worksheet</text:p>
      <text:p text:style-name="P1"><text:s text:c="4"/>Dim Row_to As Long</text:p>
      <text:p text:style-name="P1"><text:s text:c="4"/>Dim Col_PiId_to As Long</text:p>
      <text:p text:style-name="P1"><text:s text:c="4"/>Dim Col_PlannedSales_to As Long</text:p>
      <text:p text:style-name="P1"><text:s text:c="4"/>Dim PiId_val As String</text:p>
      <text:p text:style-name="P1"><text:s text:c="4"/>Dim PiId_next_val As String</text:p>
      <text:p text:style-name="P1"><text:s text:c="4"/>Dim Unit_from_val As String</text:p>
      <text:p text:style-name="P1"><text:s text:c="4"/>Dim Year_from_val As String</text:p>
      <text:p text:style-name="P1"><text:s text:c="4"/>Dim Quantity_from_val As String</text:p>
      <text:p text:style-name="P1"><text:s text:c="4"/>Dim PlannedSales_to As String</text:p>
      <text:p text:style-name="P1"><text:s text:c="4"/></text:p>
      <text:p text:style-name="P1"><text:s text:c="4"/>MsgBox ("open the download workbook")</text:p>
      <text:p text:style-name="P1"><text:s text:c="4"/>Stop</text:p>
      <text:p text:style-name="P1"><text:s text:c="4"/>Set Wb = Workbooks("CONFIDENTIAL_SmC_Download_2012_09_20_V1-0.xlsb")</text:p>
      <text:p text:style-name="P1"><text:s text:c="4"/>Wb.Activate</text:p>
      <text:p text:style-name="P1"><text:s text:c="4"/>Call z_ShNew("SmC_PlannedSales", "Begin")</text:p>
      <text:p text:style-name="P1"><text:s text:c="4"/>Set Sh_to = Wb.Sheets("SmC_PlannedSales")</text:p>
      <text:p text:style-name="P1"><text:s text:c="4"/>Sh_to.Activate</text:p>
      <text:p text:style-name="P1"><text:s text:c="4"/>Dim FirstYr As Integer</text:p>
      <text:p text:style-name="P1"><text:s text:c="4"/>FirstYr = year(Now()) - 7</text:p>
      <text:p text:style-name="P1"><text:s text:c="4"/>Dim Col_Start_to As Long</text:p>
      <text:p text:style-name="P1"><text:s text:c="4"/>Col_Start_to = 1</text:p>
      <text:p text:style-name="P1"><text:s text:c="4"/>Call z_AddColNames(Array("PiIdentifier", "Planned Sales " &amp; FirstYr &amp; " SALES_STANDALONE", "Planned Sales " &amp; FirstYr + 1 &amp; " SALES_STANDALONE", "Planned Sales " &amp; FirstYr + 2 &amp; " SALES_STANDALONE", "Planned Sales " &amp; FirstYr + 3 &amp; " SALES_STANDALONE", "Planned Sales " &amp; FirstYr + 4 &amp; " SALES_STANDALONE", _</text:p>
      <text:p text:style-name="P1"><text:s text:c="8"/>"Planned Sales " &amp; FirstYr + 5 &amp; " SALES_STANDALONE", "Planned Sales " &amp; FirstYr + 6 &amp; " SALES_STANDALONE", "Planned Sales " &amp; FirstYr + 7 &amp; " SALES_STANDALONE", "Planned Sales " &amp; FirstYr + 8 &amp; " SALES_STANDALONE", "Planned Sales " &amp; FirstYr + 9 &amp; " SALES_STANDALONE", "Planned Sales " &amp; FirstYr + 10 &amp; " SALES_STANDALONE", _</text:p>
      <text:p text:style-name="P1"><text:s text:c="8"/>"Planned Sales " &amp; FirstYr + 11 &amp; " SALES_STANDALONE", "Planned Sales " &amp; FirstYr + 12 &amp; " SALES_STANDALONE", "Planned Sales " &amp; FirstYr + 13 &amp; " SALES_STANDALONE", "Planned Sales " &amp; FirstYr + 14 &amp; " SALES_STANDALONE", "Planned Sales " &amp; FirstYr + 15 &amp; " SALES_STANDALONE", "Planned Sales " &amp; FirstYr + 16 &amp; " SALES_STANDALONE", _</text:p>
      <text:p text:style-name="P1"><text:s text:c="8"/>"Planned Sales " &amp; FirstYr + 17 &amp; " SALES_STANDALONE", "Planned Sales " &amp; FirstYr + 18 &amp; " SALES_STANDALONE", "Planned Sales " &amp; FirstYr + 19 &amp; " SALES_STANDALONE", "Planned Sales " &amp; FirstYr + 20 &amp; " SALES_STANDALONE", "Planned Sales " &amp; FirstYr + 21 &amp; " SALES_STANDALONE", "Planned Sales " &amp; FirstYr + 22 &amp; " SALES_STANDALONE", _</text:p>
      <text:p text:style-name="P1"><text:soft-page-break/><text:s text:c="8"/>"Planned Sales " &amp; FirstYr + 23 &amp; " SALES_STANDALONE", "Planned Sales " &amp; FirstYr + 24 &amp; " SALES_STANDALONE", "Planned Sales " &amp; FirstYr + 25 &amp; " SALES_STANDALONE", "Planned Sales " &amp; FirstYr + 26 &amp; " SALES_STANDALONE", "Planned Sales " &amp; FirstYr + 27 &amp; " SALES_STANDALONE", "Planned Sales " &amp; FirstYr + 28 &amp; " SALES_STANDALONE"), _</text:p>
      <text:p text:style-name="P1"><text:s text:c="8"/>Sh_to.name, 1, Col_Start_to, , "Yes")</text:p>
      <text:p text:style-name="P1"><text:s text:c="4"/>Col_Start_to = z_ColSize(1, Sh_to.name) + 1</text:p>
      <text:p text:style-name="P1"><text:s text:c="4"/>Call z_AddColNames(Array("Planned Sales " &amp; FirstYr &amp; " SALES_CANNIBALIZATION", "Planned Sales " &amp; FirstYr + 1 &amp; " SALES_CANNIBALIZATION", "Planned Sales " &amp; FirstYr + 2 &amp; " SALES_CANNIBALIZATION", "Planned Sales " &amp; FirstYr + 3 &amp; " SALES_CANNIBALIZATION", "Planned Sales " &amp; FirstYr + 4 &amp; " SALES_CANNIBALIZATION", _</text:p>
      <text:p text:style-name="P1"><text:s text:c="8"/>"Planned Sales " &amp; FirstYr + 5 &amp; " SALES_CANNIBALIZATION", "Planned Sales " &amp; FirstYr + 6 &amp; " SALES_CANNIBALIZATION", "Planned Sales " &amp; FirstYr + 7 &amp; " SALES_CANNIBALIZATION", "Planned Sales " &amp; FirstYr + 8 &amp; " SALES_CANNIBALIZATION", "Planned Sales " &amp; FirstYr + 9 &amp; " SALES_CANNIBALIZATION", "Planned Sales " &amp; FirstYr + 10 &amp; " SALES_CANNIBALIZATION", _</text:p>
      <text:p text:style-name="P1"><text:s text:c="8"/>"Planned Sales " &amp; FirstYr + 11 &amp; " SALES_CANNIBALIZATION", "Planned Sales " &amp; FirstYr + 12 &amp; " SALES_CANNIBALIZATION", "Planned Sales " &amp; FirstYr + 13 &amp; " SALES_CANNIBALIZATION", "Planned Sales " &amp; FirstYr + 14 &amp; " SALES_CANNIBALIZATION", "Planned Sales " &amp; FirstYr + 15 &amp; " SALES_CANNIBALIZATION", "Planned Sales " &amp; FirstYr + 16 &amp; " SALES_CANNIBALIZATION", _</text:p>
      <text:p text:style-name="P1"><text:s text:c="8"/>"Planned Sales " &amp; FirstYr + 17 &amp; " SALES_CANNIBALIZATION", "Planned Sales " &amp; FirstYr + 18 &amp; " SALES_CANNIBALIZATION", "Planned Sales " &amp; FirstYr + 19 &amp; " SALES_CANNIBALIZATION", "Planned Sales " &amp; FirstYr + 20 &amp; " SALES_CANNIBALIZATION", "Planned Sales " &amp; FirstYr + 21 &amp; " SALES_CANNIBALIZATION", "Planned Sales " &amp; FirstYr + 22 &amp; " SALES_CANNIBALIZATION", _</text:p>
      <text:p text:style-name="P1"><text:s text:c="8"/>"Planned Sales " &amp; FirstYr + 23 &amp; " SALES_CANNIBALIZATION", "Planned Sales " &amp; FirstYr + 24 &amp; " SALES_CANNIBALIZATION", "Planned Sales " &amp; FirstYr + 25 &amp; " SALES_CANNIBALIZATION", "Planned Sales " &amp; FirstYr + 26 &amp; " SALES_CANNIBALIZATION", "Planned Sales " &amp; FirstYr + 27 &amp; " SALES_CANNIBALIZATION", "Planned Sales " &amp; FirstYr + 28 &amp; " SALES_CANNIBALIZATION"), _</text:p>
      <text:p text:style-name="P1"><text:s text:c="8"/>Sh_to.name, 1, Col_Start_to, , "Yes")</text:p>
      <text:p text:style-name="P1"><text:s text:c="4"/>Col_Start_to = z_ColSize(1, Sh_to.name) + 1</text:p>
      <text:p text:style-name="P1"><text:s text:c="4"/>Call z_AddColNames(Array("Planned Sales " &amp; FirstYr &amp; " SALES_INCREMENTAL", "Planned Sales " &amp; FirstYr + 1 &amp; " SALES_INCREMENTAL", "Planned Sales " &amp; FirstYr + 2 &amp; " SALES_INCREMENTAL", "Planned Sales " &amp; FirstYr + 3 &amp; " SALES_INCREMENTAL", "Planned Sales " &amp; FirstYr + 4 &amp; " SALES_INCREMENTAL", _</text:p>
      <text:p text:style-name="P1"><text:s text:c="8"/>"Planned Sales " &amp; FirstYr + 5 &amp; " SALES_INCREMENTAL", "Planned Sales " &amp; FirstYr + 6 &amp; " SALES_INCREMENTAL", "Planned Sales " &amp; FirstYr + 7 &amp; " SALES_INCREMENTAL", "Planned Sales " &amp; FirstYr + 8 &amp; " SALES_INCREMENTAL", "Planned Sales " &amp; FirstYr + 9 &amp; " SALES_INCREMENTAL", "Planned Sales " &amp; FirstYr + 10 &amp; " SALES_INCREMENTAL", _</text:p>
      <text:p text:style-name="P1"><text:s text:c="8"/>"Planned Sales " &amp; FirstYr + 11 &amp; " SALES_INCREMENTAL", "Planned Sales " &amp; FirstYr + 12 &amp; " SALES_INCREMENTAL", "Planned Sales " &amp; FirstYr + 13 &amp; " SALES_INCREMENTAL", "Planned Sales " &amp; FirstYr + 14 &amp; " SALES_INCREMENTAL", "Planned Sales " &amp; FirstYr + 15 &amp; " SALES_INCREMENTAL", "Planned Sales " &amp; FirstYr + 16 &amp; " SALES_INCREMENTAL", _</text:p>
      <text:p text:style-name="P1"><text:s text:c="8"/>"Planned Sales " &amp; FirstYr + 17 &amp; " SALES_INCREMENTAL", "Planned Sales " &amp; FirstYr + 18 &amp; " SALES_INCREMENTAL", "Planned Sales " &amp; FirstYr + 19 &amp; " SALES_INCREMENTAL", "Planned Sales " &amp; FirstYr + 20 &amp; " SALES_INCREMENTAL", "Planned Sales " &amp; FirstYr + 21 &amp; " SALES_INCREMENTAL", "Planned Sales " &amp; FirstYr + 22 &amp; " SALES_INCREMENTAL", _</text:p>
      <text:p text:style-name="P1"><text:s text:c="8"/>"Planned Sales " &amp; FirstYr + 23 &amp; " SALES_INCREMENTAL", "Planned Sales " &amp; FirstYr + 24 &amp; " SALES_INCREMENTAL", "Planned Sales " &amp; FirstYr + 25 &amp; " SALES_INCREMENTAL", "Planned Sales " &amp; FirstYr + 26 &amp; " SALES_INCREMENTAL", "Planned Sales " &amp; FirstYr + 27 &amp; " SALES_INCREMENTAL", "Planned Sales " &amp; FirstYr + 27 &amp; " SALES_INCREMENTAL"), _</text:p>
      <text:p text:style-name="P1"><text:s text:c="8"/>Sh_to.name, 1, Col_Start_to, , "Yes")</text:p>
      <text:p text:style-name="P1"><text:s text:c="4"/>Sh_to.Rows(1).RowHeight = 40</text:p>
      <text:p text:style-name="P1"><text:s text:c="4"/>Sh_to.Rows(1).WrapText = True</text:p>
      <text:p text:style-name="P1"><text:s text:c="4"/>Sh_to.Rows(1).Interior.Color = RGB(220, 220, 220)</text:p>
      <text:p text:style-name="P1"><text:s text:c="4"/>Sh_to.Cells(2, 1).Activate</text:p>
      <text:p text:style-name="P1"><text:soft-page-break/><text:s text:c="4"/>Row_to = 2</text:p>
      <text:p text:style-name="P1"><text:s text:c="4"/>'iterate through all sheets</text:p>
      <text:p text:style-name="P1"><text:s text:c="4"/>For Each Sh_from In Wb.Worksheets</text:p>
      <text:p text:style-name="P1"><text:s text:c="8"/>If left(Sh_from.name, 5) = "SmC_A" Then</text:p>
      <text:p text:style-name="P1"><text:s text:c="12"/>'Sh_from.Activate</text:p>
      <text:p text:style-name="P1"><text:s text:c="12"/>col_PiId_from = z_GetColumnIndex("Task or WBS element", 1, Sh_from.name)</text:p>
      <text:p text:style-name="P1"><text:s text:c="12"/>Col_Unit_from = z_GetColumnIndex("Unit", 1, Sh_from.name)</text:p>
      <text:p text:style-name="P1"><text:s text:c="12"/>Col_StartDate = z_GetColumnIndex("Start date", 1, Sh_from.name)</text:p>
      <text:p text:style-name="P1"><text:s text:c="12"/>Col_Quantity_from = z_GetColumnIndex("Quantity", 1, Sh_from.name)</text:p>
      <text:p text:style-name="P1"><text:s text:c="12"/>RowSize = z_RowSize(col_PiId_from, Sh_from.name)</text:p>
      <text:p text:style-name="P1"><text:s text:c="12"/>'iterate through all rows</text:p>
      <text:p text:style-name="P1"><text:s text:c="12"/>For Row_from = 2 To RowSize</text:p>
      <text:p text:style-name="P1"><text:s text:c="16"/>'Sh_from.Activate</text:p>
      <text:p text:style-name="P1"><text:s text:c="16"/>PiId_val = Sh_from.Cells(Row_from, col_PiId_from)</text:p>
      <text:p text:style-name="P1"><text:s text:c="16"/>PiId_next_val = Sh_from.Cells(Row_from + 1, col_PiId_from)</text:p>
      <text:p text:style-name="P1"><text:s text:c="16"/>Unit_from_val = Sh_from.Cells(Row_from, Col_Unit_from)</text:p>
      <text:p text:style-name="P1"><text:s text:c="16"/>Year_from_val = Mid(Sh_from.Cells(Row_from, Col_StartDate), 7, 4)</text:p>
      <text:p text:style-name="P1"><text:s text:c="16"/>Quantity_from_val = Sh_from.Cells(Row_from, Col_Quantity_from)</text:p>
      <text:p text:style-name="P1"><text:s text:c="16"/>PlannedSales_to = "Planned Sales " &amp; Year_from_val &amp; " " &amp; Unit_from_val</text:p>
      <text:p text:style-name="P1"><text:s text:c="16"/>If Quantity_from_val &lt;&gt; Empty Then</text:p>
      <text:p text:style-name="P1"><text:s text:c="20"/>'Sh_to.Activate</text:p>
      <text:p text:style-name="P1"><text:s text:c="20"/>Col_PlannedSales_to = z_GetColumnIndex(PlannedSales_to, 1, Sh_to.name)</text:p>
      <text:p text:style-name="P1"><text:s text:c="20"/>If Col_PlannedSales_to = Empty Then</text:p>
      <text:p text:style-name="P1"><text:s text:c="24"/>Stop</text:p>
      <text:p text:style-name="P1"><text:s text:c="20"/>End If</text:p>
      <text:p text:style-name="P1"><text:s text:c="20"/>If PiId_val Like "PI*" And Unit_from_val &lt;&gt; Empty Then</text:p>
      <text:p text:style-name="P1"><text:s text:c="24"/>If PiId_val = PiId_next_val Then</text:p>
      <text:p text:style-name="P1"><text:s text:c="28"/>'write</text:p>
      <text:p text:style-name="P1"><text:s text:c="28"/>'Sh_to.Cells(Row_To, Col_PlannedSales_to).Activate</text:p>
      <text:p text:style-name="P1"><text:s text:c="28"/>Sh_to.Cells(Row_to, Col_PlannedSales_to).Value = Quantity_from_val</text:p>
      <text:p text:style-name="P1"><text:s text:c="28"/>Sh_to.Cells(Row_to, Col_PlannedSales_to).Interior.Color = RGB(216, 228, 188)</text:p>
      <text:p text:style-name="P1"><text:s text:c="24"/>Else</text:p>
      <text:p text:style-name="P1"><text:s text:c="28"/>'write and iterate</text:p>
      <text:p text:style-name="P1"><text:s text:c="28"/>'Sh_to.Cells(Row_To, Col_PlannedSales_to).Activate</text:p>
      <text:p text:style-name="P1"><text:s text:c="28"/>Sh_to.Cells(Row_to, Col_PlannedSales_to).Value = Quantity_from_val</text:p>
      <text:p text:style-name="P1"><text:s text:c="28"/>Sh_to.Cells(Row_to, Col_PlannedSales_to).Interior.Color = RGB(216, 228, 188)</text:p>
      <text:p text:style-name="P1"><text:s text:c="28"/>Col_PiId_to = z_GetColumnIndex("PiIdentifier", 1, Sh_to.name)</text:p>
      <text:p text:style-name="P1"><text:s text:c="28"/>Sh_to.Cells(Row_to, Col_PiId_to).Activate</text:p>
      <text:p text:style-name="P1"><text:s text:c="28"/>Sh_to.Cells(Row_to, Col_PiId_to).Value = PiId_val</text:p>
      <text:p text:style-name="P1"><text:s text:c="28"/>Row_to = Row_to + 1</text:p>
      <text:p text:style-name="P1"><text:s text:c="24"/>End If</text:p>
      <text:p text:style-name="P1"><text:s text:c="20"/>End If</text:p>
      <text:p text:style-name="P1"><text:s text:c="16"/>End If</text:p>
      <text:p text:style-name="P1"><text:s text:c="12"/>Next Row_from</text:p>
      <text:p text:style-name="P1"><text:s text:c="8"/>End If</text:p>
      <text:p text:style-name="P1"><text:s text:c="4"/>Next Sh_from</text:p>
      <text:p text:style-name="P1"><text:s text:c="4"/>Cells(1, 89) = "Incremental Peak Sales"</text:p>
      <text:p text:style-name="Standard"><text:span text:style-name="T1"><text:s text:c="4"/></text:span>MsgBox ("sum formel in incremental spalten manuell einfügen in BH2: =B2-AE2")</text:p>
      <text:p text:style-name="Standard"><text:s text:c="4"/>MsgBox ("Für peak sales max formel in incremental spalten manuell einfügen in CK2 : =MAX(BH2:CJ2)")</text:p>
      <text:p text:style-name="Standard"><text:s text:c="4"/>MsgBox ("BH2 bis CK2 markieren und runterkopieren bis zu letzen Zeile")</text:p>
      <text:p text:style-name="P1">End Sub</text:p>
      <text:p text:style-name="P1"/>
      <text:p text:style-name="P1"><text:soft-page-break/></text:p>
      <text:p text:style-name="P1"/>
      <text:p text:style-name="P1"/>
      <text:p text:style-name="P1"/>
      <text:p text:style-name="P1">Sub StartAll_ChangeRequests()</text:p>
      <text:p text:style-name="P1"><text:s text:c="4"/>Dim wbdate As String</text:p>
      <text:p text:style-name="P1"><text:s text:c="4"/>wbdate = "2012_10_16"</text:p>
      <text:p text:style-name="P1"><text:s text:c="4"/>Call m_Main_ChangeRequests1(wbdate)</text:p>
      <text:p text:style-name="P1"><text:s text:c="4"/>Call m_Main_ChangeRequests2(wbdate)</text:p>
      <text:p text:style-name="P1"><text:s text:c="4"/>Call m_Main_ChangeRequests3(wbdate)</text:p>
      <text:p text:style-name="P1"><text:s text:c="4"/>Call m_Main_ChangeRequests4(wbdate)</text:p>
      <text:p text:style-name="P1"><text:s text:c="4"/>Call m_Main_ChangeRequests5(wbdate)</text:p>
      <text:p text:style-name="P1">End Sub</text:p>
      <text:p text:style-name="P1"/>
      <text:p text:style-name="P1">Sub m_Main_ChangeRequests1(Optional wbdate As String)</text:p>
      <text:p text:style-name="P1"><text:s text:c="4"/>Call z_TrackTime("C:\Users\t740698\Desktop\TimeTracking.txt", _</text:p>
      <text:p text:style-name="P1"><text:s text:c="12"/>Array("Main_RedFlags", "Begin", "task: EAC comparison", "file: EAC Comparison + Template_RedFlags",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 'output of a02_Main_GenerateReport</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2 As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2_" &amp; wbdate &amp; reportversion_file &amp; ".xlsb"</text:p>
      <text:p text:style-name="P1"><text:s text:c="4"/>Call z_OpenAndActivateWb(WbName, WbPath, Wb_GenPart2)</text:p>
      <text:p text:style-name="P1">End If</text:p>
      <text:p text:style-name="P1">If flag Then</text:p>
      <text:p text:style-name="P1"><text:s text:c="4"/>Call z_CopySheetFromWb1ToWb2("PMEC_VBA_MasterDataSet_8", Wb_GenPart2, Wb_GenPart2, "Begin")</text:p>
      <text:p text:style-name="P1"><text:s text:c="4"/>Sheets("PMEC_VBA_MasterDataSet_8").name = "PMEC_VBA_MasterDataSet_8_bCR"</text:p>
      <text:p text:style-name="P1"><text:s text:c="4"/>Sheets("PMEC_VBA_MasterDataSet_8 (2)").name = "PMEC_VBA_MasterDataSet_8"</text:p>
      <text:p text:style-name="P1">End If</text:p>
      <text:p text:style-name="P1">'*****************************************************************************************************</text:p>
      <text:p text:style-name="P1"><text:soft-page-break/>Dim PiId_Col As Long</text:p>
      <text:p text:style-name="P1">'*****************************************************************************************************</text:p>
      <text:p text:style-name="P1">'change PI Customer and Task Customer = Global Supply into Production &amp; Supply</text:p>
      <text:p text:style-name="P1"><text:s text:c="4"/>'not used until november 2012 since TK Customer not migrated yet, PI Customer not important</text:p>
      <text:p text:style-name="P1"><text:s text:c="4"/>'do not forget to change the portfolio filtering rules for TK Customer!!!!!</text:p>
      <text:p text:style-name="P1">'If flag Then</text:p>
      <text:p text:style-name="P1">' <text:s text:c="3"/>MsgBox ("Customer")</text:p>
      <text:p text:style-name="P1">' <text:s text:c="3"/>Stop</text:p>
      <text:p text:style-name="P1">' <text:s text:c="3"/>Col_PiCustomer = z_GetColumnIndex("PI Customer", 1, "PMEC_VBA_MasterDataSet_8")</text:p>
      <text:p text:style-name="P1">' <text:s text:c="3"/>Col_TkCustomer = z_GetColumnIndex("Task Customer", 1, "PMEC_VBA_MasterDataSet_8")</text:p>
      <text:p text:style-name="P1">' <text:s text:c="3"/>PiId_Col = z_GetColumnIndex("PiIdentifier", 1, "PMEC_VBA_MasterDataSet_8")</text:p>
      <text:p text:style-name="P1">' <text:s text:c="3"/>RowSize = z_RowSize(PiId_Col, "PMEC_VBA_MasterDataSet_8")</text:p>
      <text:p text:style-name="P1">' <text:s text:c="3"/>For Row = 2 To RowSize</text:p>
      <text:p text:style-name="P1">' <text:s text:c="7"/>If Cells(Row, Col_PiCustomer) = "GLOBAL SUPPLY" Then</text:p>
      <text:p text:style-name="P1">' <text:s text:c="11"/>Cells(Row, Col_PiCustomer) = "PRODUCTION &amp; SUPPLY"</text:p>
      <text:p text:style-name="P1">' <text:s text:c="7"/>End If</text:p>
      <text:p text:style-name="P1">' <text:s text:c="7"/>If Cells(Row, Col_TkCustomer) = "GLOBAL SUPPLY" Then</text:p>
      <text:p text:style-name="P1">' <text:s text:c="11"/>Cells(Row, Col_TkCustomer) = "PRODUCTION &amp; SUPPLY"</text:p>
      <text:p text:style-name="P1">' <text:s text:c="7"/>End If</text:p>
      <text:p text:style-name="P1">' <text:s text:c="3"/>Next Row</text:p>
      <text:p text:style-name="P1">'End If</text:p>
      <text:p text:style-name="P1"><text:s/>'*****************************************************************************************************</text:p>
      <text:p text:style-name="P1">If flag Then</text:p>
      <text:p text:style-name="P1"><text:s text:c="4"/>MsgBox ("Status change to include or exclude PIs")</text:p>
      <text:p text:style-name="P1"><text:s text:c="4"/>Stop</text:p>
      <text:p text:style-name="P1"><text:s text:c="4"/>col_PiStatus = z_GetColumnIndex("PI Status", 1, "PMEC_VBA_MasterDataSet_8")</text:p>
      <text:p text:style-name="P1"><text:s text:c="4"/>PiId_Col = z_GetColumnIndex("PiIdentifier", 1, "PMEC_VBA_MasterDataSet_8")</text:p>
      <text:p text:style-name="P1"><text:s text:c="4"/>RowSize = z_RowSize(PiId_Col, "PMEC_VBA_MasterDataSet_8")</text:p>
      <text:p text:style-name="P1"><text:s text:c="4"/>For Row = 2 To RowSize</text:p>
      <text:p text:style-name="P1"><text:s text:c="8"/>Cells(Row, col_PiStatus).Activate</text:p>
      <text:p text:style-name="P1"><text:s text:c="8"/>If Cells(Row, PiId_Col) = "PI0010224" Then</text:p>
      <text:p text:style-name="P1"><text:s text:c="12"/>Cells(Row, col_PiStatus) = "Evaluation"</text:p>
      <text:p text:style-name="P1"><text:s text:c="12"/>Cells(Row, col_PiStatus).Font.Color = RGB(0, 255, 0)</text:p>
      <text:p text:style-name="P1"><text:s text:c="8"/>End If</text:p>
      <text:p text:style-name="P1"><text:s text:c="8"/>If Cells(Row, PiId_Col) = "PI0009266" Then</text:p>
      <text:p text:style-name="P1"><text:s text:c="12"/>Cells(Row, col_PiStatus) = "Planned"</text:p>
      <text:p text:style-name="P1"><text:s text:c="12"/>Cells(Row, col_PiStatus).Font.Color = RGB(0, 255, 0)</text:p>
      <text:p text:style-name="P1"><text:s text:c="8"/>End If</text:p>
      <text:p text:style-name="P1"><text:s text:c="8"/>If Cells(Row, PiId_Col) = "PI0009837" Then</text:p>
      <text:p text:style-name="P1"><text:s text:c="12"/>Cells(Row, col_PiStatus) = "Planned"</text:p>
      <text:p text:style-name="P1"><text:s text:c="12"/>Cells(Row, col_PiStatus).Font.Color = RGB(0, 255, 0)</text:p>
      <text:p text:style-name="P1"><text:s text:c="8"/>End If</text:p>
      <text:p text:style-name="P1"><text:s text:c="4"/>Next</text:p>
      <text:p text:style-name="P1"><text:s text:c="4"/>Call z_WorkbookSave(Wb_GenPart2)</text:p>
      <text:p text:style-name="P1">End If</text:p>
      <text:p text:style-name="P1"><text:s/>'*****************************************************************************************************</text:p>
      <text:p text:style-name="P1"><text:s text:c="4"/>'change Program names (already changed in SmC, therefore this code did nothing)</text:p>
      <text:p text:style-name="P1">If flag Then</text:p>
      <text:p text:style-name="P1"><text:soft-page-break/><text:s text:c="4"/>MsgBox ("Syngenta Program name changes")</text:p>
      <text:p text:style-name="P1"><text:s text:c="4"/>Stop</text:p>
      <text:p text:style-name="P1"><text:s text:c="4"/>Col_SynProg = z_GetColumnIndex("PI Syngenta Program", 1, "PMEC_VBA_MasterDataSet_8")</text:p>
      <text:p text:style-name="P1"><text:s text:c="4"/>PiId_Col = z_GetColumnIndex("PiIdentifier", 1, "PMEC_VBA_MasterDataSet_8")</text:p>
      <text:p text:style-name="P1"><text:s text:c="4"/>RowSize = z_RowSize(PiId_Col, "PMEC_VBA_MasterDataSet_8")</text:p>
      <text:p text:style-name="P1"><text:s text:c="4"/>For Row = 2 To RowSize</text:p>
      <text:p text:style-name="P1"><text:s text:c="8"/>If Cells(Row, Col_SynProg) = "LOW RES ICM VEG SPEC CROP" Then</text:p>
      <text:p text:style-name="P1"><text:s text:c="12"/>Cells(Row, Col_SynProg) = "SpC MS gain through ICM"</text:p>
      <text:p text:style-name="P1"><text:s text:c="12"/>Cells(Row, Col_SynProg).Font.Color = RGB(0, 255, 0)</text:p>
      <text:p text:style-name="P1"><text:s text:c="8"/>End If</text:p>
      <text:p text:style-name="P1"><text:s text:c="8"/>If Cells(Row, Col_SynProg) = "Potato Y&amp;Q CN" Then</text:p>
      <text:p text:style-name="P1"><text:s text:c="12"/>Cells(Row, Col_SynProg) = "SpC Potato Healthy Tubers"</text:p>
      <text:p text:style-name="P1"><text:s text:c="12"/>Cells(Row, Col_SynProg).Font.Color = RGB(0, 255, 0)</text:p>
      <text:p text:style-name="P1"><text:s text:c="8"/>End If</text:p>
      <text:p text:style-name="P1"><text:s text:c="4"/>Next Row</text:p>
      <text:p text:style-name="P1"><text:s text:c="4"/>Call z_WorkbookSave(Wb_GenPart2)</text:p>
      <text:p text:style-name="P1">End If</text:p>
      <text:p text:style-name="P1"/>
      <text:p text:style-name="P1">'*****************************************************************************************************</text:p>
      <text:p text:style-name="P1"><text:s text:c="4"/>'Delete Resources</text:p>
      <text:p text:style-name="P1">If flag Then</text:p>
      <text:p text:style-name="P1"><text:s text:c="4"/>MsgBox ("Delete resources")</text:p>
      <text:p text:style-name="P1"><text:s text:c="4"/>Stop</text:p>
      <text:p text:style-name="P1"><text:s text:c="4"/>'still old name in sheet 8</text:p>
      <text:p text:style-name="P1"><text:s text:c="4"/>'Col_ResourceId = z_GetColumnIndex("RsIdentifier", 1, "PMEC_VBA_MasterDataSet_8")</text:p>
      <text:p text:style-name="P1"><text:s text:c="4"/>Col_ResourceId = z_GetColumnIndex("MyResourceId", 1, "PMEC_VBA_MasterDataSet_8")</text:p>
      <text:p text:style-name="P1"><text:s text:c="4"/>PiId_Col = z_GetColumnIndex("PiIdentifier", 1, "PMEC_VBA_MasterDataSet_8")</text:p>
      <text:p text:style-name="P1"><text:s text:c="4"/>RowSize = z_RowSize(PiId_Col, "PMEC_VBA_MasterDataSet_8")</text:p>
      <text:p text:style-name="P1"><text:s text:c="4"/>ColSize = z_ColSize(1, "PMEC_VBA_MasterDataSet_8")</text:p>
      <text:p text:style-name="P1"><text:s text:c="4"/>For Row = 2 To RowSize</text:p>
      <text:p text:style-name="P1"><text:s text:c="8"/>If Cells(Row, Col_ResourceId) = "RS00090851" Then</text:p>
      <text:p text:style-name="P1"><text:s text:c="12"/>Cells(Row, Col_ResourceId).Activate</text:p>
      <text:p text:style-name="P1"><text:s text:c="12"/>For col = 2 To ColSize</text:p>
      <text:p text:style-name="P1"><text:s text:c="16"/>If Cells(1, col) Like "EAC*" Then</text:p>
      <text:p text:style-name="P1"><text:s text:c="20"/>Cells(Row, col).Activate</text:p>
      <text:p text:style-name="P1"><text:s text:c="20"/>If Cells(Row, col) &lt;&gt; 0 Then</text:p>
      <text:p text:style-name="P1"><text:s text:c="24"/>Cells(Row, col) = 0</text:p>
      <text:p text:style-name="P1"><text:s text:c="24"/>Cells(Row, col).Font.Color = RGB(0, 255, 0)</text:p>
      <text:p text:style-name="P1"><text:s text:c="20"/>End If</text:p>
      <text:p text:style-name="P1"><text:s text:c="16"/>End If</text:p>
      <text:p text:style-name="P1"><text:s text:c="12"/>Next</text:p>
      <text:p text:style-name="P1"><text:s text:c="8"/>End If</text:p>
      <text:p text:style-name="P1"><text:s text:c="4"/>Next Row</text:p>
      <text:p text:style-name="P1"><text:s text:c="4"/>Call z_WorkbookSave(Wb_GenPart2)</text:p>
      <text:p text:style-name="P1">End If</text:p>
      <text:p text:style-name="P1"/>
      <text:p text:style-name="P1">'*****************************************************************************************************</text:p>
      <text:p text:style-name="P1">'change PI Sub Type (already done, code not necessary)</text:p>
      <text:p text:style-name="P1">If flag Then</text:p>
      <text:p text:style-name="P1"><text:s text:c="4"/>MsgBox ("change pi sub type")</text:p>
      <text:p text:style-name="P1"><text:s text:c="4"/>Stop</text:p>
      <text:p text:style-name="P1"><text:soft-page-break/><text:s text:c="4"/>Col_SubType = z_GetColumnIndex("PI Sub Type", 1, "PMEC_VBA_MasterDataSet_8")</text:p>
      <text:p text:style-name="P1"><text:s text:c="4"/>PiId_Col = z_GetColumnIndex("PiIdentifier", 1, "PMEC_VBA_MasterDataSet_8")</text:p>
      <text:p text:style-name="P1"><text:s text:c="4"/>RowSize = z_RowSize(PiId_Col, "PMEC_VBA_MasterDataSet_8")</text:p>
      <text:p text:style-name="P1"><text:s text:c="4"/>For Row = 2 To RowSize</text:p>
      <text:p text:style-name="P1">' <text:s text:c="7"/>If Cells(Row, PiId_Col) = "PI0009725" Then</text:p>
      <text:p text:style-name="P1">' <text:s text:c="11"/>Cells(Row, Col_SubType) = "Non-Product Customer Offer"</text:p>
      <text:p text:style-name="P1">' <text:s text:c="11"/>Cells(Row, Col_SubType).Font.Color = RGB(0, 255, 0)</text:p>
      <text:p text:style-name="P1">' <text:s text:c="7"/>End If</text:p>
      <text:p text:style-name="P1">' <text:s text:c="7"/>If Cells(Row, PiId_Col) = "PI0010183" Then</text:p>
      <text:p text:style-name="P1">' <text:s text:c="11"/>Cells(Row, Col_SubType) = "Non-Product Customer Offer"</text:p>
      <text:p text:style-name="P1">' <text:s text:c="11"/>Cells(Row, Col_SubType).Font.Color = RGB(0, 255, 0)</text:p>
      <text:p text:style-name="P1">' <text:s text:c="7"/>End If</text:p>
      <text:p text:style-name="P1"><text:s text:c="8"/>If Cells(Row, PiId_Col) = "PI0009494" Then</text:p>
      <text:p text:style-name="P1"><text:s text:c="12"/>Cells(Row, Col_SubType).Activate</text:p>
      <text:p text:style-name="P1"><text:s text:c="12"/>Cells(Row, Col_SubType) = "Platform"</text:p>
      <text:p text:style-name="P1"><text:s text:c="12"/>Cells(Row, Col_SubType).Font.Color = RGB(0, 255, 0)</text:p>
      <text:p text:style-name="P1"><text:s text:c="8"/>End If</text:p>
      <text:p text:style-name="P1"><text:s text:c="4"/>Next Row</text:p>
      <text:p text:style-name="P1"><text:s text:c="4"/>Call z_WorkbookSave(Wb_GenPart2)</text:p>
      <text:p text:style-name="P1">End If</text:p>
      <text:p text:style-name="P1"/>
      <text:p text:style-name="P1">'*****************************************************************************************************</text:p>
      <text:p text:style-name="P1">'change List of strategic crops</text:p>
      <text:p text:style-name="P1">If flag Then</text:p>
      <text:p text:style-name="P1"><text:s text:c="4"/>MsgBox ("change list of strategic crops")</text:p>
      <text:p text:style-name="P1"><text:s text:c="4"/>Stop</text:p>
      <text:p text:style-name="P1"><text:s text:c="4"/>Col_ListOfStrategicCrops = z_GetColumnIndex("PI List of Strategic Crops", 1, "PMEC_VBA_MasterDataSet_8")</text:p>
      <text:p text:style-name="P1"><text:s text:c="4"/>PiId_Col = z_GetColumnIndex("PiIdentifier", 1, "PMEC_VBA_MasterDataSet_8")</text:p>
      <text:p text:style-name="P1"><text:s text:c="4"/>RowSize = z_RowSize(PiId_Col, "PMEC_VBA_MasterDataSet_8")</text:p>
      <text:p text:style-name="P1"><text:s text:c="4"/>For Row = 2 To RowSize</text:p>
      <text:p text:style-name="P1"><text:s text:c="8"/>If Cells(Row, PiId_Col) = "PI0002554" Then</text:p>
      <text:p text:style-name="P1"><text:s text:c="12"/>Cells(Row, Col_ListOfStrategicCrops).Activate</text:p>
      <text:p text:style-name="P1"><text:s text:c="12"/>Cells(Row, Col_ListOfStrategicCrops) = "Lawn &amp; Garden (100 %)"</text:p>
      <text:p text:style-name="P1"><text:s text:c="12"/>Cells(Row, Col_ListOfStrategicCrops).Font.Color = RGB(0, 255, 0)</text:p>
      <text:p text:style-name="P1"><text:s text:c="8"/>End If</text:p>
      <text:p text:style-name="P1"><text:s text:c="8"/>If Cells(Row, PiId_Col) = "PI0002595" Then</text:p>
      <text:p text:style-name="P1"><text:s text:c="12"/>Cells(Row, Col_ListOfStrategicCrops).Activate</text:p>
      <text:p text:style-name="P1"><text:s text:c="12"/>Cells(Row, Col_ListOfStrategicCrops) = "Lawn &amp; Garden (100 %)"</text:p>
      <text:p text:style-name="P1"><text:s text:c="12"/>Cells(Row, Col_ListOfStrategicCrops).Font.Color = RGB(0, 255, 0)</text:p>
      <text:p text:style-name="P1"><text:s text:c="8"/>End If</text:p>
      <text:p text:style-name="P1"><text:s text:c="8"/>If Cells(Row, PiId_Col) = "PI0002642" Then</text:p>
      <text:p text:style-name="P1"><text:s text:c="12"/>Cells(Row, Col_ListOfStrategicCrops).Activate</text:p>
      <text:p text:style-name="P1"><text:s text:c="12"/>Cells(Row, Col_ListOfStrategicCrops) = "Lawn &amp; Garden (100 %)"</text:p>
      <text:p text:style-name="P1"><text:s text:c="12"/>Cells(Row, Col_ListOfStrategicCrops).Font.Color = RGB(0, 255, 0)</text:p>
      <text:p text:style-name="P1"><text:s text:c="8"/>End If</text:p>
      <text:p text:style-name="P1"><text:s text:c="8"/>If Cells(Row, PiId_Col) = "PI0004182" Then</text:p>
      <text:p text:style-name="P1"><text:s text:c="12"/>Cells(Row, Col_ListOfStrategicCrops).Activate</text:p>
      <text:p text:style-name="P1"><text:s text:c="12"/>Cells(Row, Col_ListOfStrategicCrops) = "Lawn &amp; Garden (100 %)"</text:p>
      <text:p text:style-name="P1"><text:s text:c="12"/>Cells(Row, Col_ListOfStrategicCrops).Font.Color = RGB(0, 255, 0)</text:p>
      <text:p text:style-name="P1"><text:s text:c="8"/>End If</text:p>
      <text:p text:style-name="P1"><text:s text:c="8"/>If Cells(Row, PiId_Col) = "PI0009313" Then</text:p>
      <text:p text:style-name="P1"><text:soft-page-break/><text:s text:c="12"/>Cells(Row, Col_ListOfStrategicCrops).Activate</text:p>
      <text:p text:style-name="P1"><text:s text:c="12"/>Cells(Row, Col_ListOfStrategicCrops) = "Lawn &amp; Garden (100 %)"</text:p>
      <text:p text:style-name="P1"><text:s text:c="12"/>Cells(Row, Col_ListOfStrategicCrops).Font.Color = RGB(0, 255, 0)</text:p>
      <text:p text:style-name="P1"><text:s text:c="8"/>End If</text:p>
      <text:p text:style-name="P1"><text:s text:c="8"/>If Cells(Row, PiId_Col) = "PI0009314" Then</text:p>
      <text:p text:style-name="P1"><text:s text:c="12"/>Cells(Row, Col_ListOfStrategicCrops).Activate</text:p>
      <text:p text:style-name="P1"><text:s text:c="12"/>Cells(Row, Col_ListOfStrategicCrops) = "Lawn &amp; Garden (100 %)"</text:p>
      <text:p text:style-name="P1"><text:s text:c="12"/>Cells(Row, Col_ListOfStrategicCrops).Font.Color = RGB(0, 255, 0)</text:p>
      <text:p text:style-name="P1"><text:s text:c="8"/>End If</text:p>
      <text:p text:style-name="P1"><text:s text:c="4"/>Next Row</text:p>
      <text:p text:style-name="P1"><text:s text:c="4"/>Call z_WorkbookSave(Wb_GenPart2)</text:p>
      <text:p text:style-name="P1">End If</text:p>
      <text:p text:style-name="P1">'*****************************************************************************************************</text:p>
      <text:p text:style-name="P1">'change List of strategic crops</text:p>
      <text:p text:style-name="P1">If flag Then</text:p>
      <text:p text:style-name="P1"><text:s text:c="4"/>MsgBox ("change list of strategic crops: List compiled 5.9 and downloaded 7.9")</text:p>
      <text:p text:style-name="P1"><text:s text:c="4"/>Stop</text:p>
      <text:p text:style-name="P1">End If</text:p>
      <text:p text:style-name="P1"/>
      <text:p text:style-name="P1">'*****************************************************************************************************</text:p>
      <text:p text:style-name="P1">End Sub</text:p>
      <text:p text:style-name="P1"/>
      <text:p text:style-name="P1">Sub m_Main_ChangeRequests2(Optional wbdate As String)</text:p>
      <text:p text:style-name="P1"><text:s text:c="4"/>Call z_TrackTime("C:\Users\t740698\Desktop\TimeTracking.txt", _</text:p>
      <text:p text:style-name="P1"><text:s text:c="12"/>Array("Main_RedFlags", "Begin", "task: EAC comparison", "file: EAC Comparison + Template_RedFlags",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 'output of a02_Main_GenerateReport</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4 As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4_" &amp; wbdate &amp; reportversion_file &amp; ".xlsb"</text:p>
      <text:p text:style-name="P1"><text:soft-page-break/><text:s text:c="4"/>Call z_OpenAndActivateWb(WbName, WbPath, Wb_GenPart4)</text:p>
      <text:p text:style-name="P1">End If</text:p>
      <text:p text:style-name="P1">If flag Then</text:p>
      <text:p text:style-name="P1"><text:s text:c="4"/>Call z_CopySheetFromWb1ToWb2("PMEC_VBA_MasterDataSet_13", Wb_GenPart4, Wb_GenPart4, "Begin")</text:p>
      <text:p text:style-name="P1"><text:s text:c="4"/>Sheets("PMEC_VBA_MasterDataSet_13").name = "PMEC_VBA_MasterDataSet_13_bCR"</text:p>
      <text:p text:style-name="P1"><text:s text:c="4"/>Sheets("PMEC_VBA_MasterDataSet_13 (2)").name = "PMEC_VBA_MasterDataSet_13"</text:p>
      <text:p text:style-name="P1">End If</text:p>
      <text:p text:style-name="P1">'*****************************************************************************************************</text:p>
      <text:p text:style-name="P1">Dim PiId_Col As Long</text:p>
      <text:p text:style-name="P1">'*****************************************************************************************************</text:p>
      <text:p text:style-name="P1"/>
      <text:p text:style-name="P1">'*****************************************************************************************************</text:p>
      <text:p text:style-name="P1"><text:s text:c="4"/>'change for RBS1=ProductSafety TkCustomer=M&amp;S to CPD (no rbs in sheet 8 do it in sheet 13!)</text:p>
      <text:p text:style-name="P1">If flag Then</text:p>
      <text:p text:style-name="P1"><text:s text:c="4"/>MsgBox ("TkCustomer change")</text:p>
      <text:p text:style-name="P1"><text:s text:c="4"/>Stop</text:p>
      <text:p text:style-name="P1"><text:s text:c="4"/>Col_TkCustomer = z_GetColumnIndex("TK Task Customer", 1, "PMEC_VBA_MasterDataSet_13")</text:p>
      <text:p text:style-name="P1"><text:s text:c="4"/>Col_RBS1 = z_GetColumnIndex("RBS Level 1", 1, "PMEC_VBA_MasterDataSet_13")</text:p>
      <text:p text:style-name="P1"><text:s text:c="4"/>PiId_Col = z_GetColumnIndex("PiIdentifier", 1, "PMEC_VBA_MasterDataSet_13")</text:p>
      <text:p text:style-name="P1"><text:s text:c="4"/>RowSize = z_RowSize(PiId_Col, "PMEC_VBA_MasterDataSet_13")</text:p>
      <text:p text:style-name="P1"><text:s text:c="4"/>For Row = 2 To RowSize</text:p>
      <text:p text:style-name="P1"><text:s text:c="8"/>If Cells(Row, Col_RBS1) = "Product Safety" Then</text:p>
      <text:p text:style-name="P1"><text:s text:c="12"/>Cells(Row, Col_RBS1).Activate</text:p>
      <text:p text:style-name="P1"><text:s text:c="12"/>If Cells(Row, Col_TkCustomer) = "MARKETING &amp; SALES" Then</text:p>
      <text:p text:style-name="P1"><text:s text:c="16"/>Cells(Row, Col_TkCustomer).Activate</text:p>
      <text:p text:style-name="P1"><text:s text:c="16"/>Cells(Row, Col_TkCustomer) = "CP DEVELOPMENT"</text:p>
      <text:p text:style-name="P1"><text:s text:c="16"/>Cells(Row, Col_TkCustomer).Font.Color = RGB(0, 255, 0)</text:p>
      <text:p text:style-name="P1"><text:s text:c="12"/>End If</text:p>
      <text:p text:style-name="P1"><text:s text:c="8"/>End If</text:p>
      <text:p text:style-name="P1"><text:s text:c="4"/>Next Row</text:p>
      <text:p text:style-name="P1"><text:s text:c="4"/>Call z_WorkbookSave(Wb_GenPart4)</text:p>
      <text:p text:style-name="P1">End If</text:p>
      <text:p text:style-name="P1">'*****************************************************************************************************</text:p>
      <text:p text:style-name="P1"/>
      <text:p text:style-name="P1"/>
      <text:p text:style-name="P1">'*****************************************************************************************************</text:p>
      <text:p text:style-name="P1"/>
      <text:p text:style-name="P1"/>
      <text:p text:style-name="P1">'*****************************************************************************************************</text:p>
      <text:p text:style-name="P1">End Sub</text:p>
      <text:p text:style-name="P1"/>
      <text:p text:style-name="P1">Sub m_Main_ChangeRequests3(Optional wbdate As String)</text:p>
      <text:p text:style-name="P1"><text:s text:c="4"/>If flag Then</text:p>
      <text:p text:style-name="P1"><text:s text:c="8"/>MsgBox ("change ICS attribute according to Jasper's list")</text:p>
      <text:p text:style-name="P1"><text:s text:c="8"/>Stop</text:p>
      <text:p text:style-name="P1"><text:s text:c="8"/>'Set everythingthing to NO</text:p>
      <text:p text:style-name="P1"><text:soft-page-break/><text:s text:c="8"/>'set the autofilter with the PIs on the list and set YES (or map it in)</text:p>
      <text:p text:style-name="P1"><text:s text:c="4"/>End If</text:p>
      <text:p text:style-name="P1"/>
      <text:p text:style-name="P1">End Sub</text:p>
      <text:p text:style-name="P1"/>
      <text:p text:style-name="P1"/>
      <text:p text:style-name="P1">Sub start45789()</text:p>
      <text:p text:style-name="P1"><text:s text:c="4"/>Dim wbdate As String</text:p>
      <text:p text:style-name="P1"><text:s text:c="4"/>wbdate = "2012_10_16"</text:p>
      <text:p text:style-name="P1"><text:s text:c="4"/>Call m_Main_ChangeRequests4(wbdate)</text:p>
      <text:p text:style-name="P1">End Sub</text:p>
      <text:p text:style-name="P1"/>
      <text:p text:style-name="P1">Sub m_Main_ChangeRequests4(Optional wbdate As String)</text:p>
      <text:p text:style-name="P1"><text:s text:c="4"/>Call z_TrackTime("C:\Users\t740698\Desktop\TimeTracking.txt", _</text:p>
      <text:p text:style-name="P1"><text:s text:c="12"/>Array("Main_RedFlags", "Begin", "task: EAC comparison", "file: EAC Comparison + Template_RedFlags",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 'output of a02_Main_GenerateReport</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PR As Workbook</text:p>
      <text:p text:style-name="P1">If flag Then</text:p>
      <text:p text:style-name="P1"><text:s text:c="4"/>WbPath = "C:\Users\t740698\Desktop\PMEC_VBA_Master-DataSet\" &amp; wbdate &amp; reportversion_folder &amp; folderdescription &amp; "\CurrentVersionOnTeamspace_2012_09_19\"</text:p>
      <text:p text:style-name="P1"><text:s text:c="4"/>WbName = "CONFIDENTIAL_SmC_PMEC_VBA_MasterDataSet_PortfolioReporting_2012_09_03"</text:p>
      <text:p text:style-name="P1"><text:s text:c="4"/>Call z_OpenAndActivateWb(WbName, WbPath, Wb_PR)</text:p>
      <text:p text:style-name="P1">End If</text:p>
      <text:p text:style-name="P1"/>
      <text:p text:style-name="P1">'*****************************************************************************************************</text:p>
      <text:p text:style-name="P1">Dim PiId_Col As Long</text:p>
      <text:p text:style-name="P1">'*****************************************************************************************************</text:p>
      <text:p text:style-name="P1"><text:s text:c="4"/></text:p>
      <text:p text:style-name="P1"/>
      <text:p text:style-name="P1">'1. Manually added in EACFull2012,EACFull,EACOther2012,EACDirect2012,EACDirect:</text:p>
      <text:p text:style-name="P1">' <text:s text:c="2"/>PI10207GlobalSupportFunctions: $169'652'000</text:p>
      <text:p text:style-name="P1">' <text:s text:c="2"/>PI10207RD-IS: $19'000'000</text:p>
      <text:p text:style-name="P1"><text:soft-page-break/></text:p>
      <text:p text:style-name="P1">'2. change all 2012 numbers according to Ebru's table</text:p>
      <text:p text:style-name="P1"/>
      <text:p text:style-name="P1">If flag Then</text:p>
      <text:p text:style-name="P1"><text:s text:c="4"/>MsgBox ("change 2012 numbers")</text:p>
      <text:p text:style-name="P1"><text:s text:c="4"/>Stop</text:p>
      <text:p text:style-name="P1"><text:s text:c="4"/></text:p>
      <text:p text:style-name="P1"><text:s text:c="4"/>Dim WSh_from As Worksheet</text:p>
      <text:p text:style-name="P1"><text:s text:c="4"/>Dim WSh_to As Worksheet</text:p>
      <text:p text:style-name="P1"><text:s text:c="4"/>Set WSh_from = Sheets("ChangeRequest2012_Ebru")</text:p>
      <text:p text:style-name="P1"><text:s text:c="4"/>Set WSh_to = Sheets("R3 SmC_MasterDataSet")</text:p>
      <text:p text:style-name="P1"><text:s text:c="4"/></text:p>
      <text:p text:style-name="P1"><text:s text:c="4"/>Dim Col_InnovLifeCycle As Long</text:p>
      <text:p text:style-name="P1"><text:s text:c="4"/>Dim Col_InvestmentSegment As Long</text:p>
      <text:p text:style-name="P1"><text:s text:c="4"/>Dim Col_SubTypes As Long</text:p>
      <text:p text:style-name="P1"><text:s text:c="4"/>Dim Col_StrategicCrop As Long</text:p>
      <text:p text:style-name="P1"><text:s text:c="4"/>Dim Col_PL1 As Long</text:p>
      <text:p text:style-name="P1"><text:s text:c="4"/>Dim Col_EACFull2012 As Long</text:p>
      <text:p text:style-name="P1"><text:s text:c="4"/>Dim Col_EACFullTotal As Long</text:p>
      <text:p text:style-name="P1"><text:s text:c="4"/>Dim Col_PiId As Long</text:p>
      <text:p text:style-name="P1"><text:s text:c="4"/>Col_InnovLifeCycle = z_GetColumnIndex("InnovationLifeCycle", 1, WSh_to.name)</text:p>
      <text:p text:style-name="P1"><text:s text:c="4"/>Col_InvestmentSegment = z_GetColumnIndex("InvestmentSegment", 1, WSh_to.name)</text:p>
      <text:p text:style-name="P1"><text:s text:c="4"/>Col_SubTypes = z_GetColumnIndex("PI Sub Type", 1, WSh_to.name)</text:p>
      <text:p text:style-name="P1"><text:s text:c="4"/>Col_StrategicCrop = z_GetColumnIndex("2012 PI Strategic Crop", 1, WSh_to.name)</text:p>
      <text:p text:style-name="P1"><text:s text:c="4"/>Col_PL1 = z_GetColumnIndex("Portfolio Level 1", 1, WSh_to.name)</text:p>
      <text:p text:style-name="P1"><text:s text:c="4"/>'</text:p>
      <text:p text:style-name="P1"><text:s text:c="4"/>Col_EACFull2012 = z_GetColumnIndex("EAC Full Costs 2012", 1, WSh_to.name)</text:p>
      <text:p text:style-name="P1"><text:s text:c="4"/>Col_EACFullTotal = z_GetColumnIndex("EAC Full Costs", 1, WSh_to.name)</text:p>
      <text:p text:style-name="P1"><text:s text:c="4"/></text:p>
      <text:p text:style-name="P1"><text:s text:c="4"/>Col_EACSD2012 = z_GetColumnIndex("EAC SD Full Costs 2012", 1, WSh_to.name)</text:p>
      <text:p text:style-name="P1"><text:s text:c="4"/>Col_EACSDTotal = z_GetColumnIndex("EAC SD Full Costs", 1, WSh_to.name)</text:p>
      <text:p text:style-name="P1"><text:s text:c="4"/></text:p>
      <text:p text:style-name="P1"><text:s text:c="4"/>Col_EACTrial2012 = z_GetColumnIndex("EAC Trials Full Costs 2012", 1, WSh_to.name)</text:p>
      <text:p text:style-name="P1"><text:s text:c="4"/>Col_EACTrialTotal = z_GetColumnIndex("EAC Trials Full Costs", 1, WSh_to.name)</text:p>
      <text:p text:style-name="P1"><text:s text:c="4"/></text:p>
      <text:p text:style-name="P1"><text:s text:c="4"/>Col_EACOther2012 = z_GetColumnIndex("EAC Other $ 2012", 1, WSh_to.name)</text:p>
      <text:p text:style-name="P1"><text:s text:c="4"/>Col_EACOtherTotal = z_GetColumnIndex("EAC Other $", 1, WSh_to.name)</text:p>
      <text:p text:style-name="P1"><text:s text:c="4"/></text:p>
      <text:p text:style-name="P1"><text:s text:c="4"/>Col_EACExt2012 = z_GetColumnIndex("EAC Ext $ 2012", 1, WSh_to.name)</text:p>
      <text:p text:style-name="P1"><text:s text:c="4"/>Col_EACExtTotal = z_GetColumnIndex("EAC Ext $", 1, WSh_to.name)</text:p>
      <text:p text:style-name="P1"/>
      <text:p text:style-name="P1"><text:s text:c="4"/>Col_EACDirect2012 = z_GetColumnIndex("EAC Direct Costs 2012", 1, WSh_to.name)</text:p>
      <text:p text:style-name="P1"><text:s text:c="4"/>Col_EACDirectTotal = z_GetColumnIndex("EAC Direct Costs", 1, WSh_to.name)</text:p>
      <text:p text:style-name="P1"><text:s text:c="4"/>'</text:p>
      <text:p text:style-name="P1"><text:s text:c="4"/>Col_PiId = z_GetColumnIndex("PiIdentifier", 1, WSh_to.name)</text:p>
      <text:p text:style-name="P1"><text:s text:c="4"/></text:p>
      <text:p text:style-name="P1"><text:s text:c="4"/></text:p>
      <text:p text:style-name="P1"><text:s text:c="4"/>Dim Dollar As Double</text:p>
      <text:p text:style-name="P1"><text:s text:c="4"/>Dim Percent As Double</text:p>
      <text:p text:style-name="P1"><text:s text:c="4"/></text:p>
      <text:p text:style-name="P1"><text:s text:c="4"/>Dim Row_StrategicCrop_from As Long</text:p>
      <text:p text:style-name="P1"><text:s text:c="4"/>Dim Col_from As Long</text:p>
      <text:p text:style-name="P1"><text:s text:c="4"/>Dim Col_B_from As Long</text:p>
      <text:p text:style-name="P1"><text:soft-page-break/><text:s text:c="4"/>Dim Col_C_from As Long</text:p>
      <text:p text:style-name="P1"><text:s text:c="4"/>Dim Col_D_from As Long</text:p>
      <text:p text:style-name="P1"><text:s text:c="4"/>Dim Col_M_from As Long</text:p>
      <text:p text:style-name="P1"><text:s text:c="4"/>Row_StrategicCrop_from = 2</text:p>
      <text:p text:style-name="P1"><text:s text:c="4"/>Col_D_from = 4</text:p>
      <text:p text:style-name="P1"><text:s text:c="4"/>Col_M_from = 13</text:p>
      <text:p text:style-name="P1"><text:s text:c="4"/>Col_B_from = 2</text:p>
      <text:p text:style-name="P1"><text:s text:c="4"/>Col_C_from = 3</text:p>
      <text:p text:style-name="P1"><text:s text:c="4"/></text:p>
      <text:p text:style-name="P1"><text:s text:c="4"/>RowSize = z_RowSize(Col_PiId, WSh_to.name)</text:p>
      <text:p text:style-name="P1"><text:s text:c="4"/>For Row = 2 To RowSize</text:p>
      <text:p text:style-name="P1"><text:s text:c="8"/>'Read StrategicCrop</text:p>
      <text:p text:style-name="P1"><text:s text:c="8"/>If WSh_to.Cells(Row, Col_StrategicCrop) = "Cereals" Then</text:p>
      <text:p text:style-name="P1"><text:s text:c="12"/>Col_from = 4</text:p>
      <text:p text:style-name="P1"><text:s text:c="8"/>ElseIf WSh_to.Cells(Row, Col_StrategicCrop) = "Corn" Then</text:p>
      <text:p text:style-name="P1"><text:s text:c="12"/>Col_from = 5</text:p>
      <text:p text:style-name="P1"><text:s text:c="8"/>ElseIf WSh_to.Cells(Row, Col_StrategicCrop) = "DFC" Then</text:p>
      <text:p text:style-name="P1"><text:s text:c="12"/>Col_from = 6</text:p>
      <text:p text:style-name="P1"><text:s text:c="8"/>ElseIf WSh_to.Cells(Row, Col_StrategicCrop) = "Lawn &amp; Garden" Then</text:p>
      <text:p text:style-name="P1"><text:s text:c="12"/>Col_from = 7</text:p>
      <text:p text:style-name="P1"><text:s text:c="8"/>ElseIf WSh_to.Cells(Row, Col_StrategicCrop) = "Non-Crop" Then</text:p>
      <text:p text:style-name="P1"><text:s text:c="12"/>Col_from = 8</text:p>
      <text:p text:style-name="P1"><text:s text:c="8"/>ElseIf WSh_to.Cells(Row, Col_StrategicCrop) = "Rice" Then</text:p>
      <text:p text:style-name="P1"><text:s text:c="12"/>Col_from = 9</text:p>
      <text:p text:style-name="P1"><text:s text:c="8"/>ElseIf WSh_to.Cells(Row, Col_StrategicCrop) = "Soybean" Then</text:p>
      <text:p text:style-name="P1"><text:s text:c="12"/>Col_from = 10</text:p>
      <text:p text:style-name="P1"><text:s text:c="8"/>ElseIf WSh_to.Cells(Row, Col_StrategicCrop) = "Speciality" Then</text:p>
      <text:p text:style-name="P1"><text:s text:c="12"/>Col_from = 11</text:p>
      <text:p text:style-name="P1"><text:s text:c="8"/>ElseIf WSh_to.Cells(Row, Col_StrategicCrop) = "Sugarcane" Then</text:p>
      <text:p text:style-name="P1"><text:s text:c="12"/>Col_from = 12</text:p>
      <text:p text:style-name="P1"><text:s text:c="8"/>ElseIf WSh_to.Cells(Row, Col_StrategicCrop) = "Vegetables" Then</text:p>
      <text:p text:style-name="P1"><text:s text:c="12"/>Col_from = 13</text:p>
      <text:p text:style-name="P1"><text:s text:c="8"/>Else</text:p>
      <text:p text:style-name="P1"><text:s text:c="12"/>Stop</text:p>
      <text:p text:style-name="P1"><text:s text:c="8"/>End If</text:p>
      <text:p text:style-name="P1"><text:s text:c="8"/></text:p>
      <text:p text:style-name="P1"><text:s text:c="8"/>'get percent</text:p>
      <text:p text:style-name="P1"><text:s text:c="8"/>Percent = 0</text:p>
      <text:p text:style-name="P1"><text:s text:c="8"/>'If Not WSh_to.Cells(Row, Col_SubTypes) Like "Capability*" Then</text:p>
      <text:p text:style-name="P1"><text:s text:c="8"/>'Chemicals</text:p>
      <text:p text:style-name="P1"><text:s text:c="8"/>'*********</text:p>
      <text:p text:style-name="P1"><text:s text:c="8"/>If WSh_to.Cells(Row, Col_InnovLifeCycle) = "3.1.Chemicals - Research Incl. PER" Then</text:p>
      <text:p text:style-name="P1"><text:s text:c="12"/>Percent = WSh_from.Cells(3, Col_from)</text:p>
      <text:p text:style-name="P1"><text:s text:c="8"/>End If</text:p>
      <text:p text:style-name="P1"><text:s text:c="8"/>If WSh_to.Cells(Row, Col_InnovLifeCycle) = "3.2.Chemicals - New AI Development" Then</text:p>
      <text:p text:style-name="P1"><text:s text:c="12"/>Percent = WSh_from.Cells(4, Col_from)</text:p>
      <text:p text:style-name="P1"><text:s text:c="8"/>End If</text:p>
      <text:p text:style-name="P1"><text:s text:c="8"/>If WSh_to.Cells(Row, Col_InnovLifeCycle) = "3.3.Chemicals - New Products &amp; Extensions" Then</text:p>
      <text:p text:style-name="P1"><text:s text:c="12"/>Percent = WSh_from.Cells(5, Col_from)</text:p>
      <text:p text:style-name="P1"><text:s text:c="8"/>End If</text:p>
      <text:p text:style-name="P1"><text:s text:c="8"/>If WSh_to.Cells(Row, Col_InnovLifeCycle) = "3.4.Chemicals - Product Maintenance" Then</text:p>
      <text:p text:style-name="P1"><text:s text:c="12"/>Percent = WSh_from.Cells(6, Col_from)</text:p>
      <text:p text:style-name="P1"><text:s text:c="8"/>End If</text:p>
      <text:p text:style-name="P1"><text:soft-page-break/><text:s text:c="8"/>'Genetics</text:p>
      <text:p text:style-name="P1"><text:s text:c="8"/>'********</text:p>
      <text:p text:style-name="P1"><text:s text:c="8"/>If WSh_to.Cells(Row, Col_InvestmentSegment) = "1.a.Genetic Modification Trait" Then</text:p>
      <text:p text:style-name="P1"><text:s text:c="12"/>Percent = WSh_from.Cells(13, Col_from)</text:p>
      <text:p text:style-name="P1"><text:s text:c="8"/>End If</text:p>
      <text:p text:style-name="P1"><text:s text:c="8"/>If WSh_to.Cells(Row, Col_InvestmentSegment) = "1.c.Breeding" Then</text:p>
      <text:p text:style-name="P1"><text:s text:c="12"/>Percent = WSh_from.Cells(14, Col_from)</text:p>
      <text:p text:style-name="P1"><text:s text:c="8"/>End If</text:p>
      <text:p text:style-name="P1"><text:s text:c="8"/>If WSh_to.Cells(Row, Col_InvestmentSegment) = "1.b.Native Traits" Then</text:p>
      <text:p text:style-name="P1"><text:s text:c="12"/>Percent = WSh_from.Cells(15, Col_from)</text:p>
      <text:p text:style-name="P1"><text:s text:c="8"/>End If</text:p>
      <text:p text:style-name="P1"><text:s text:c="8"/>'End If</text:p>
      <text:p text:style-name="P1">' <text:s text:c="7"/>'Capability*</text:p>
      <text:p text:style-name="P1">' <text:s text:c="7"/>'***********</text:p>
      <text:p text:style-name="P1">' <text:s text:c="7"/>If WSh_to.Cells(Row, Col_SubTypes) Like "Capability*" Then</text:p>
      <text:p text:style-name="P1">' <text:s text:c="11"/>If Not WSh_to.Cells(Row, Col_PL1) = "CROP_PROTECTION" Then</text:p>
      <text:p text:style-name="P1">' <text:s text:c="15"/>Percent = WSh_from.Cells(17, Col_from)</text:p>
      <text:p text:style-name="P1">' <text:s text:c="11"/>End If</text:p>
      <text:p text:style-name="P1">' <text:s text:c="11"/>If Not WSh_to.Cells(Row, Col_PL1) = "SEEDS" Then</text:p>
      <text:p text:style-name="P1">' <text:s text:c="15"/>Percent = WSh_from.Cells(18, Col_from)</text:p>
      <text:p text:style-name="P1">' <text:s text:c="11"/>End If</text:p>
      <text:p text:style-name="P1">' <text:s text:c="7"/>End If</text:p>
      <text:p text:style-name="P1"><text:s text:c="8"/>'NewTechnology</text:p>
      <text:p text:style-name="P1"><text:s text:c="8"/>'*************</text:p>
      <text:p text:style-name="P1"><text:s text:c="8"/>If WSh_to.Cells(Row, Col_InvestmentSegment) = "2.a.Integrated Solutions" Then</text:p>
      <text:p text:style-name="P1"><text:s text:c="12"/>Percent = WSh_from.Cells(8, Col_from)</text:p>
      <text:p text:style-name="P1"><text:s text:c="8"/>End If</text:p>
      <text:p text:style-name="P1"><text:s text:c="8"/>If WSh_to.Cells(Row, Col_InvestmentSegment) = "2.c.Bio Controls" Then</text:p>
      <text:p text:style-name="P1"><text:s text:c="12"/>Percent = WSh_from.Cells(9, Col_from)</text:p>
      <text:p text:style-name="P1"><text:s text:c="8"/>End If</text:p>
      <text:p text:style-name="P1"><text:s text:c="8"/>If WSh_to.Cells(Row, Col_InvestmentSegment) = "2.d.Crop Enhancement" Then</text:p>
      <text:p text:style-name="P1"><text:s text:c="12"/>Percent = WSh_from.Cells(10, Col_from)</text:p>
      <text:p text:style-name="P1"><text:s text:c="8"/>End If</text:p>
      <text:p text:style-name="P1"><text:s text:c="8"/>If WSh_to.Cells(Row, Col_InvestmentSegment) = "2.b.Adjacent Technology" Then</text:p>
      <text:p text:style-name="P1"><text:s text:c="12"/>Percent = WSh_from.Cells(11, Col_from)</text:p>
      <text:p text:style-name="P1"><text:s text:c="8"/>End If</text:p>
      <text:p text:style-name="P1"><text:s text:c="8"/></text:p>
      <text:p text:style-name="P1">' <text:s text:c="7"/>'Platform*</text:p>
      <text:p text:style-name="P1">' <text:s text:c="7"/>'*********</text:p>
      <text:p text:style-name="P1"><text:s text:c="8"/>If WSh_to.Cells(Row, Col_InnovLifeCycle) = "4.3.Global Functions &amp; Capabilities - Crop Specific Platforms" Then</text:p>
      <text:p text:style-name="P1"><text:s text:c="12"/>If WSh_to.Cells(Row, Col_PL1) &lt;&gt; "SEEDS" Then</text:p>
      <text:p text:style-name="P1"><text:s text:c="16"/>Percent = WSh_from.Cells(20, Col_from)</text:p>
      <text:p text:style-name="P1"><text:s text:c="12"/>End If</text:p>
      <text:p text:style-name="P1"><text:s text:c="12"/>If WSh_to.Cells(Row, Col_PL1) = "SEEDS" Then</text:p>
      <text:p text:style-name="P1"><text:s text:c="16"/>Percent = WSh_from.Cells(19, Col_from)</text:p>
      <text:p text:style-name="P1"><text:s text:c="12"/>End If</text:p>
      <text:p text:style-name="P1"><text:s text:c="8"/>End If</text:p>
      <text:p text:style-name="P1"><text:s text:c="8"/>If WSh_to.Cells(Row, Col_InnovLifeCycle) = "4.4.Global Functions &amp; Capabilities - Cross Crop Platforms" Then</text:p>
      <text:p text:style-name="P1"><text:s text:c="12"/>If WSh_to.Cells(Row, Col_PL1) &lt;&gt; "SEEDS" Then</text:p>
      <text:p text:style-name="P1"><text:s text:c="16"/>Percent = WSh_from.Cells(20, Col_from)</text:p>
      <text:p text:style-name="P1"><text:s text:c="12"/>End If</text:p>
      <text:p text:style-name="P1"><text:soft-page-break/><text:s text:c="12"/>If WSh_to.Cells(Row, Col_PL1) = "SEEDS" Then</text:p>
      <text:p text:style-name="P1"><text:s text:c="16"/>Percent = WSh_from.Cells(19, Col_from)</text:p>
      <text:p text:style-name="P1"><text:s text:c="12"/>End If</text:p>
      <text:p text:style-name="P1"><text:s text:c="8"/>End If</text:p>
      <text:p text:style-name="P1"><text:s text:c="8"/></text:p>
      <text:p text:style-name="P1"><text:s text:c="8"/>If Percent &lt;&gt; 0 Then</text:p>
      <text:p text:style-name="P1"><text:s text:c="12"/>'Change EAC</text:p>
      <text:p text:style-name="P1"><text:s text:c="12"/>'**********</text:p>
      <text:p text:style-name="P1"><text:s text:c="12"/>Dollar = WSh_to.Cells(Row, Col_EACFull2012) * Percent</text:p>
      <text:p text:style-name="P1"><text:s text:c="12"/>If Dollar &lt;&gt; 0 Then</text:p>
      <text:p text:style-name="P1"><text:s text:c="16"/>WSh_to.Cells(Row, Col_EACFull2012) = WSh_to.Cells(Row, Col_EACFull2012) + Dollar</text:p>
      <text:p text:style-name="P1"><text:s text:c="16"/>WSh_to.Cells(Row, Col_EACFullTotal) = WSh_to.Cells(Row, Col_EACFullTotal) + Dollar</text:p>
      <text:p text:style-name="P1"><text:s text:c="16"/>WSh_to.Cells(Row, Col_EACFullTotal).Font.Color = RGB(255, 0, 0)</text:p>
      <text:p text:style-name="P1"><text:s text:c="16"/>'</text:p>
      <text:p text:style-name="P1"><text:s text:c="16"/>Dollar = WSh_to.Cells(Row, Col_EACSD2012) * Percent</text:p>
      <text:p text:style-name="P1"><text:s text:c="16"/>If Dollar &lt;&gt; 0 Then</text:p>
      <text:p text:style-name="P1"><text:s text:c="20"/>WSh_to.Cells(Row, Col_EACSD2012) = WSh_to.Cells(Row, Col_EACSD2012) + Dollar</text:p>
      <text:p text:style-name="P1"><text:s text:c="20"/>WSh_to.Cells(Row, Col_EACSDTotal) = WSh_to.Cells(Row, Col_EACSDTotal) + Dollar</text:p>
      <text:p text:style-name="P1"><text:s text:c="20"/>WSh_to.Cells(Row, Col_EACSDTotal).Font.Color = RGB(255, 0, 0)</text:p>
      <text:p text:style-name="P1"><text:s text:c="16"/>End If</text:p>
      <text:p text:style-name="P1"><text:s text:c="16"/>'</text:p>
      <text:p text:style-name="P1"><text:s text:c="16"/>Dollar = WSh_to.Cells(Row, Col_EACTrial2012) * Percent</text:p>
      <text:p text:style-name="P1"><text:s text:c="16"/>If Dollar &lt;&gt; 0 Then</text:p>
      <text:p text:style-name="P1"><text:s text:c="20"/>WSh_to.Cells(Row, Col_EACTrial2012) = WSh_to.Cells(Row, Col_EACTrial2012) + Dollar</text:p>
      <text:p text:style-name="P1"><text:s text:c="20"/>WSh_to.Cells(Row, Col_EACTrialTotal) = WSh_to.Cells(Row, Col_EACTrialTotal) + Dollar</text:p>
      <text:p text:style-name="P1"><text:s text:c="20"/>WSh_to.Cells(Row, Col_EACTrialTotal).Font.Color = RGB(255, 0, 0)</text:p>
      <text:p text:style-name="P1"><text:s text:c="16"/>End If</text:p>
      <text:p text:style-name="P1"><text:s text:c="16"/>'</text:p>
      <text:p text:style-name="P1"><text:s text:c="16"/>Dollar = WSh_to.Cells(Row, Col_EACOther2012) * Percent</text:p>
      <text:p text:style-name="P1"><text:s text:c="16"/>If Dollar &lt;&gt; 0 Then</text:p>
      <text:p text:style-name="P1"><text:s text:c="20"/>WSh_to.Cells(Row, Col_EACOther2012) = WSh_to.Cells(Row, Col_EACOther2012) + Dollar</text:p>
      <text:p text:style-name="P1"><text:s text:c="20"/>WSh_to.Cells(Row, Col_EACOtherTotal) = WSh_to.Cells(Row, Col_EACOtherTotal) + Dollar</text:p>
      <text:p text:style-name="P1"><text:s text:c="20"/>WSh_to.Cells(Row, Col_EACOtherTotal).Font.Color = RGB(255, 0, 0)</text:p>
      <text:p text:style-name="P1"><text:s text:c="16"/>End If</text:p>
      <text:p text:style-name="P1"><text:s text:c="16"/>'</text:p>
      <text:p text:style-name="P1"><text:s text:c="16"/>Dollar = WSh_to.Cells(Row, Col_EACExt2012) * Percent</text:p>
      <text:p text:style-name="P1"><text:s text:c="16"/>If Dollar &lt;&gt; 0 Then</text:p>
      <text:p text:style-name="P1"><text:s text:c="20"/>WSh_to.Cells(Row, Col_EACExt2012) = WSh_to.Cells(Row, Col_EACExt2012) + Dollar</text:p>
      <text:p text:style-name="P1"><text:s text:c="20"/>WSh_to.Cells(Row, Col_EACExtTotal) = WSh_to.Cells(Row, Col_EACExtTotal) + Dollar</text:p>
      <text:p text:style-name="P1"><text:s text:c="20"/>WSh_to.Cells(Row, Col_EACExtTotal).Font.Color = RGB(255, 0, 0)</text:p>
      <text:p text:style-name="P1"><text:s text:c="16"/>End If</text:p>
      <text:p text:style-name="P1"><text:s text:c="16"/>'</text:p>
      <text:p text:style-name="P1"><text:s text:c="16"/>Dollar = WSh_to.Cells(Row, Col_EACDirect2012) * Percent</text:p>
      <text:p text:style-name="P1"><text:s text:c="16"/>If Dollar &lt;&gt; 0 Then</text:p>
      <text:p text:style-name="P1"><text:s text:c="20"/>WSh_to.Cells(Row, Col_EACDirect2012) = WSh_to.Cells(Row, Col_EACDirect2012) + Dollar</text:p>
      <text:p text:style-name="P1"><text:s text:c="20"/>WSh_to.Cells(Row, Col_EACDirectTotal) = WSh_to.Cells(Row, Col_EACDirectTotal) + Dollar</text:p>
      <text:p text:style-name="P1"><text:s text:c="20"/>WSh_to.Cells(Row, Col_EACDirectTotal).Font.Color = RGB(255, 0, 0)</text:p>
      <text:p text:style-name="P1"><text:s text:c="16"/>End If</text:p>
      <text:p text:style-name="P1"><text:s text:c="12"/>End If</text:p>
      <text:p text:style-name="P1"><text:s text:c="8"/>End If</text:p>
      <text:p text:style-name="P1"/>
      <text:p text:style-name="P1"><text:s text:c="4"/>Next Row</text:p>
      <text:p text:style-name="P1"><text:s text:c="4"/></text:p>
      <text:p text:style-name="P1"><text:soft-page-break/><text:s text:c="4"/>Call z_WorkbookSave(Wb_PR)</text:p>
      <text:p text:style-name="P1">End If</text:p>
      <text:p text:style-name="P1"/>
      <text:p text:style-name="P1">'*****************************************************************************************************</text:p>
      <text:p text:style-name="P1">End Sub</text:p>
      <text:p text:style-name="P1"/>
      <text:p text:style-name="P1">Sub m_Main_ChangeRequests5(Optional wbdate As String)</text:p>
      <text:p text:style-name="P1"><text:s text:c="4"/>If flag Then</text:p>
      <text:p text:style-name="P1"><text:s text:c="8"/>MsgBox ("change in portfolio reporting data set BBandSP_changerequest_vegetables_2012_09_24")</text:p>
      <text:p text:style-name="P1"><text:s text:c="8"/>Stop</text:p>
      <text:p text:style-name="P1"><text:s text:c="4"/>End If</text:p>
      <text:p text:style-name="P1"><text:s text:c="4"/>flag = 1</text:p>
      <text:p text:style-name="P1"><text:s text:c="4"/>If flag Then</text:p>
      <text:p text:style-name="P1"><text:s text:c="8"/>MsgBox ("change portfolio reporting data set the BB terminology for Soybean")</text:p>
      <text:p text:style-name="P1"><text:s text:c="8"/>Stop</text:p>
      <text:p text:style-name="P1"><text:s text:c="8"/>Col_SC = z_GetColumnIndex("2012 PI Strategic Crop", 1, "R3 SmC_MasterDataSet")</text:p>
      <text:p text:style-name="P1"><text:s text:c="8"/>Col_BB = z_GetColumnIndex("PI Building Blocks", 1, "R3 SmC_MasterDataSet")</text:p>
      <text:p text:style-name="P1"><text:s text:c="8"/>Dim Col_PiId As Long</text:p>
      <text:p text:style-name="P1"><text:s text:c="8"/>Col_PiId = z_GetColumnIndex("PiIdentifier", 1, "R3 SmC_MasterDataSet")</text:p>
      <text:p text:style-name="P1"><text:s text:c="8"/>RowSize = z_RowSize(Col_PiId, "R3 SmC_MasterDataSet")</text:p>
      <text:p text:style-name="P1"><text:s text:c="8"/>For Row = 2 To RowSize</text:p>
      <text:p text:style-name="P1"><text:s text:c="12"/>If Cells(Row, Col_SC) = "Soybean" Then</text:p>
      <text:p text:style-name="P1"><text:s text:c="16"/>Cells(Row, Col_SC).Activate</text:p>
      <text:p text:style-name="P1"><text:s text:c="16"/>If LCase(Cells(Row, Col_BB)) = "soy - building block 1" Or LCase(Cells(Row, Col_BB)) = "soy - building block 1 " Then</text:p>
      <text:p text:style-name="P1"><text:s text:c="20"/>Cells(Row, Col_BB).Activate</text:p>
      <text:p text:style-name="P1"><text:s text:c="20"/>Cells(Row, Col_BB) = "Weed management"</text:p>
      <text:p text:style-name="P1"><text:s text:c="20"/>Cells(Row, Col_BB).Font.Color = RGB(0, 255, 0)</text:p>
      <text:p text:style-name="P1"><text:s text:c="16"/>ElseIf LCase(Cells(Row, Col_BB)) = "soy - building block 2" Then</text:p>
      <text:p text:style-name="P1"><text:s text:c="20"/>Cells(Row, Col_BB).Activate</text:p>
      <text:p text:style-name="P1"><text:s text:c="20"/>Cells(Row, Col_BB) = "Insect control"</text:p>
      <text:p text:style-name="P1"><text:s text:c="20"/>Cells(Row, Col_BB).Font.Color = RGB(0, 255, 0)</text:p>
      <text:p text:style-name="P1"><text:s text:c="16"/>ElseIf LCase(Cells(Row, Col_BB)) = "soy - building block 3" Then</text:p>
      <text:p text:style-name="P1"><text:s text:c="20"/>Cells(Row, Col_BB).Activate</text:p>
      <text:p text:style-name="P1"><text:s text:c="20"/>Cells(Row, Col_BB) = "Disease control"</text:p>
      <text:p text:style-name="P1"><text:s text:c="20"/>Cells(Row, Col_BB).Font.Color = RGB(0, 255, 0)</text:p>
      <text:p text:style-name="P1"><text:s text:c="16"/>ElseIf LCase(Cells(Row, Col_BB)) = "soy - building block 4" Then</text:p>
      <text:p text:style-name="P1"><text:s text:c="20"/>Cells(Row, Col_BB).Activate</text:p>
      <text:p text:style-name="P1"><text:s text:c="20"/>Cells(Row, Col_BB) = "Nematode control"</text:p>
      <text:p text:style-name="P1"><text:s text:c="20"/>Cells(Row, Col_BB).Font.Color = RGB(0, 255, 0)</text:p>
      <text:p text:style-name="P1"><text:s text:c="16"/>ElseIf LCase(Cells(Row, Col_BB)) = "soy - building block 5" Then</text:p>
      <text:p text:style-name="P1"><text:s text:c="20"/>Cells(Row, Col_BB).Activate</text:p>
      <text:p text:style-name="P1"><text:s text:c="20"/>Cells(Row, Col_BB) = "Increase Seeds footprint"</text:p>
      <text:p text:style-name="P1"><text:s text:c="20"/>Cells(Row, Col_BB).Font.Color = RGB(0, 255, 0)</text:p>
      <text:p text:style-name="P1"><text:s text:c="16"/>ElseIf LCase(Cells(Row, Col_BB)) = "soy - building block 6" Then</text:p>
      <text:p text:style-name="P1"><text:s text:c="20"/>Cells(Row, Col_BB).Activate</text:p>
      <text:p text:style-name="P1"><text:s text:c="20"/>Cells(Row, Col_BB) = "Yield step change"</text:p>
      <text:p text:style-name="P1"><text:s text:c="20"/>Cells(Row, Col_BB).Font.Color = RGB(0, 255, 0)</text:p>
      <text:p text:style-name="P1"><text:s text:c="16"/>ElseIf LCase(Cells(Row, Col_BB)) = "soy - building block 7" Then</text:p>
      <text:p text:style-name="P1"><text:s text:c="20"/>Cells(Row, Col_BB).Activate</text:p>
      <text:p text:style-name="P1"><text:s text:c="20"/>Cells(Row, Col_BB) = "Drought stability"</text:p>
      <text:p text:style-name="P1"><text:soft-page-break/><text:s text:c="20"/>Cells(Row, Col_BB).Font.Color = RGB(0, 255, 0)</text:p>
      <text:p text:style-name="P1"><text:s text:c="16"/>ElseIf LCase(Cells(Row, Col_BB)) = "soy - building block 8" Then</text:p>
      <text:p text:style-name="P1"><text:s text:c="20"/>Cells(Row, Col_BB).Activate</text:p>
      <text:p text:style-name="P1"><text:s text:c="20"/>Cells(Row, Col_BB) = "Land optimization"</text:p>
      <text:p text:style-name="P1"><text:s text:c="20"/>Cells(Row, Col_BB).Font.Color = RGB(0, 255, 0)</text:p>
      <text:p text:style-name="P1"><text:s text:c="16"/>ElseIf LCase(Cells(Row, Col_BB)) = "soy - building block 9" Then</text:p>
      <text:p text:style-name="P1"><text:s text:c="20"/>Cells(Row, Col_BB).Activate</text:p>
      <text:p text:style-name="P1"><text:s text:c="20"/>Cells(Row, Col_BB) = "Value chain solutions"</text:p>
      <text:p text:style-name="P1"><text:s text:c="20"/>Cells(Row, Col_BB).Font.Color = RGB(0, 255, 0)</text:p>
      <text:p text:style-name="P1"><text:s text:c="16"/>Else</text:p>
      <text:p text:style-name="P1"><text:s text:c="20"/>Stop</text:p>
      <text:p text:style-name="P1"><text:s text:c="16"/>End If</text:p>
      <text:p text:style-name="P1"><text:s text:c="12"/>End If</text:p>
      <text:p text:style-name="P1"><text:s text:c="8"/>Next Row</text:p>
      <text:p text:style-name="P1"><text:s text:c="4"/>End If</text:p>
      <text:p text:style-name="P1"/>
      <text:p text:style-name="P1">End Sub</text:p>
      <text:p text:style-name="P1"/>
      <text:p text:style-name="P1"/>
      <text:p text:style-name="P1">Sub StartAll_RedFlags()</text:p>
      <text:p text:style-name="P1"><text:s text:c="4"/>Dim wbdate As String</text:p>
      <text:p text:style-name="P1"><text:s text:c="4"/>wbdate = "2012_10_16"</text:p>
      <text:p text:style-name="P1"><text:s text:c="4"/>Call m_Main_RedFlags(wbdate)</text:p>
      <text:p text:style-name="P1">End Sub</text:p>
      <text:p text:style-name="P1"/>
      <text:p text:style-name="P1">Sub m_Main_RedFlags(Optional wbdate As String)</text:p>
      <text:p text:style-name="P1"><text:s text:c="4"/>Call z_TrackTime("C:\Users\t740698\Desktop\TimeTracking.txt", _</text:p>
      <text:p text:style-name="P1"><text:s text:c="12"/>Array("Main_RedFlags", "Begin", "task: EAC comparison", "file: EAC Comparison + Template_RedFlags",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 'output of a02_Main_GenerateReport</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1 As Workbook</text:p>
      <text:p text:style-name="P1"><text:s text:c="4"/>Dim Wb_GenPart2 As Workbook</text:p>
      <text:p text:style-name="P1"><text:s text:c="4"/>Dim Wb_GenPart4 As Workbook</text:p>
      <text:p text:style-name="P1"><text:s text:c="4"/>Dim Wb_TemplateRedFlags As Workbook</text:p>
      <text:p text:style-name="P1">If flag Then</text:p>
      <text:p text:style-name="P1"><text:soft-page-break/><text:s text:c="4"/>WbPath = "C:\Users\t740698\Desktop\PMEC_VBA_Master-DataSet\" &amp; wbdate &amp; reportversion_folder &amp; folderdescription &amp; "\"</text:p>
      <text:p text:style-name="P1"><text:s text:c="4"/>WbName = "CONFIDENTIAL_SmC_PMEC_VBA_MasterDataSet_Generation_Part4_" &amp; wbdate &amp; reportversion_file &amp; ".xlsb"</text:p>
      <text:p text:style-name="P1"><text:s text:c="4"/>Call z_OpenAndActivateWb(WbName, WbPath, Wb_GenPart4)</text:p>
      <text:p text:style-name="P1">End If</text:p>
      <text:p text:style-name="P1">If flag Then</text:p>
      <text:p text:style-name="P1"><text:s text:c="4"/>Call z_ShNew("EAC_Comparison", "Begin")</text:p>
      <text:p text:style-name="P1">End If</text:p>
      <text:p text:style-name="P1"><text:s text:c="4"/>'copy a sheet from another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1_" &amp; wbdate &amp; reportversion_file &amp; ".xlsb"</text:p>
      <text:p text:style-name="P1"><text:s text:c="4"/>'Open Workbook may fail if it needs to be repaired (remove sort from sheet6)</text:p>
      <text:p text:style-name="P1"><text:s text:c="4"/>Call z_OpenAndActivateWb(WbName, WbPath, Wb_GenPart1)</text:p>
      <text:p text:style-name="P1">End If</text:p>
      <text:p text:style-name="P1">If flag Then</text:p>
      <text:p text:style-name="P1"><text:s text:c="4"/>Call z_CopySheetFromWb1ToWb2("PMEC_VBA_PiDataSet_2", Wb_GenPart1, Wb_GenPart4, "Begin")</text:p>
      <text:p text:style-name="P1"><text:s text:c="4"/>'close Wb_GenPart1, closes the active workbook and saves any changes</text:p>
      <text:p text:style-name="P1"><text:s text:c="4"/>Wb_GenPart1.Close False</text:p>
      <text:p text:style-name="P1">End If</text:p>
      <text:p text:style-name="P1"><text:s text:c="4"/>'copy a sheet from another workbook</text:p>
      <text:p text:style-name="P1">If flag Then</text:p>
      <text:p text:style-name="P1"><text:s text:c="4"/>WbPath = "C:\Users\t740698\Desktop\PMEC_VBA_Master-DataSet\ZZZ_Inputs_MainGenerateReport\"</text:p>
      <text:p text:style-name="P1"><text:s text:c="4"/>WbName = "Template_RedFlags.xlsb"</text:p>
      <text:p text:style-name="P1"><text:s text:c="4"/>'Open Workbook</text:p>
      <text:p text:style-name="P1"><text:s text:c="4"/>Call z_OpenAndActivateWb(WbName, WbPath, Wb_TemplateRedFlags)</text:p>
      <text:p text:style-name="P1">End If</text:p>
      <text:p text:style-name="P1">If flag Then</text:p>
      <text:p text:style-name="P1"><text:s text:c="4"/>Call z_CopySheetFromWb1ToWb2("Template_RedFlags", Wb_TemplateRedFlags, Wb_GenPart4, "Begin")</text:p>
      <text:p text:style-name="P1"><text:s text:c="4"/>'close Wb_GenPart1, closes the active workbook and saves any changes</text:p>
      <text:p text:style-name="P1"><text:s text:c="4"/>Wb_TemplateRedFlags.Close False</text:p>
      <text:p text:style-name="P1">End If</text:p>
      <text:p text:style-name="P1"><text:s text:c="4"/>'***************************************</text:p>
      <text:p text:style-name="P1"><text:s text:c="4"/>'11 minutes</text:p>
      <text:p text:style-name="P1"><text:s text:c="4"/>Call z_Create_EacComparison</text:p>
      <text:p text:style-name="P1"><text:s text:c="4"/>Call z_TrackTime("C:\Users\t740698\Desktop\TimeTracking.txt", _</text:p>
      <text:p text:style-name="P1"><text:s text:c="12"/>Array("Main_RedFlags", "End", "task: EAC comparison", "file: EAC Comparison + Template_RedFlags", CStr(Now()), ""))</text:p>
      <text:p text:style-name="P1"><text:s text:c="4"/>'***************************************</text:p>
      <text:p text:style-name="P1">If flag Then</text:p>
      <text:p text:style-name="P1"><text:s text:c="4"/>Call z_WorkbookSave(Wb_GenPart4)</text:p>
      <text:p text:style-name="P1">End If</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2_" &amp; wbdate &amp; reportversion_file &amp; ".xlsb"</text:p>
      <text:p text:style-name="P1"><text:soft-page-break/><text:s text:c="4"/>'Open Workbook may fail if it needs to be repaired (remove sort from sheet6)</text:p>
      <text:p text:style-name="P1"><text:s text:c="4"/>Call z_OpenAndActivateWb(WbName, WbPath, Wb_GenPart2)</text:p>
      <text:p text:style-name="P1">End If</text:p>
      <text:p text:style-name="P1">If flag Then</text:p>
      <text:p text:style-name="P1"><text:s text:c="4"/>Call z_CopySheetFromWb1ToWb2("PMEC_VBA_MasterDataSet_9", Wb_GenPart2, Wb_GenPart4, "Begin")</text:p>
      <text:p text:style-name="P1"><text:s text:c="5"/>'Nof Rows: Crop split</text:p>
      <text:p text:style-name="P1"><text:s text:c="4"/>Sheets("Template_RedFlags").Range("B14").Value = z_RowSize(1, "PMEC_VBA_MasterDataSet_9")</text:p>
      <text:p text:style-name="P1"><text:s text:c="4"/>'remove sheet again because of memory problems</text:p>
      <text:p text:style-name="P1"><text:s text:c="4"/>Call z_ShDelete("PMEC_VBA_MasterDataSet_9", Wb_GenPart4)</text:p>
      <text:p text:style-name="P1"><text:s text:c="4"/>'close Wb_GenPart1, closes the active workbook and saves any changes</text:p>
      <text:p text:style-name="P1"><text:s text:c="4"/></text:p>
      <text:p text:style-name="P1"><text:s text:c="4"/>Call z_CopySheetFromWb1ToWb2("PMEC_VBA_MasterDataSet_7", Wb_GenPart2, Wb_GenPart4, "Begin")</text:p>
      <text:p text:style-name="P1"><text:s text:c="4"/>'Nof Rows: Resources</text:p>
      <text:p text:style-name="P1"><text:s text:c="4"/>Sheets("Template_RedFlags").Range("B12").Value = z_RowSize(1, "PMEC_VBA_MasterDataSet_7")</text:p>
      <text:p text:style-name="P1"><text:s text:c="4"/></text:p>
      <text:p text:style-name="P1"><text:s text:c="4"/>Wb_GenPart2.Close False</text:p>
      <text:p text:style-name="P1">End If</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1_" &amp; wbdate &amp; reportversion_file &amp; ".xlsb"</text:p>
      <text:p text:style-name="P1"><text:s text:c="4"/>'Open Workbook may fail if it needs to be repaired (remove sort from sheet6)</text:p>
      <text:p text:style-name="P1"><text:s text:c="4"/>Call z_OpenAndActivateWb(WbName, WbPath, Wb_GenPart1)</text:p>
      <text:p text:style-name="P1">End If</text:p>
      <text:p text:style-name="P1">If flag Then</text:p>
      <text:p text:style-name="P1"><text:s text:c="4"/>Call z_CopySheetFromWb1ToWb2("PMEC_VBA_MasterDataSet_1", Wb_GenPart1, Wb_GenPart4, "Begin")</text:p>
      <text:p text:style-name="P1"><text:s text:c="4"/>Call z_CopySheetFromWb1ToWb2("Log_3", Wb_GenPart1, Wb_GenPart4, "Begin")</text:p>
      <text:p text:style-name="P1"><text:s text:c="4"/>'close Wb_GenPart1, closes the active workbook and saves any changes</text:p>
      <text:p text:style-name="P1"><text:s text:c="4"/>Wb_GenPart1.Close False</text:p>
      <text:p text:style-name="P1">End If</text:p>
      <text:p text:style-name="P1"><text:s text:c="4"/>'Nof Rows: Downloaded lines</text:p>
      <text:p text:style-name="P1"><text:s text:c="4"/>Sheets("Template_RedFlags").Range("B10").Value = z_RowSize(1, "PMEC_VBA_MasterDataSet_1")</text:p>
      <text:p text:style-name="P1"><text:s text:c="4"/>'Nof Rows: Removed Titles</text:p>
      <text:p text:style-name="P1"><text:s text:c="4"/>Sheets("Template_RedFlags").Range("B11").Value = z_RowSize(5, "Log_3")</text:p>
      <text:p text:style-name="P1">If flag Then</text:p>
      <text:p text:style-name="P1"><text:s text:c="4"/>'remove sheet again because of memory problems</text:p>
      <text:p text:style-name="P1"><text:s text:c="4"/>Call z_ShDelete("PMEC_VBA_MasterDataSet_1", Wb_GenPart4)</text:p>
      <text:p text:style-name="P1"><text:s text:c="4"/>Call z_ShDelete("Log_3", Wb_GenPart4)</text:p>
      <text:p text:style-name="P1">End If</text:p>
      <text:p text:style-name="P1"><text:s text:c="4"/>'***************************************</text:p>
      <text:p text:style-name="P1"><text:s text:c="4"/>Call z_CalculateAndCompile_RedFlags</text:p>
      <text:p text:style-name="P1"><text:s text:c="4"/>'***************************************</text:p>
      <text:p text:style-name="P1">If flag Then</text:p>
      <text:p text:style-name="P1"><text:s text:c="4"/>'remove sheet again because of memory problems</text:p>
      <text:p text:style-name="P1"><text:s text:c="4"/>Call z_ShDelete("PMEC_VBA_MasterDataSet_7", Wb_GenPart4)</text:p>
      <text:p text:style-name="P1"><text:s text:c="4"/>Call z_ShDelete("PMEC_VBA_PiDataSet_2", Wb_GenPart4)</text:p>
      <text:p text:style-name="P1">End If</text:p>
      <text:p text:style-name="P1">If flag Then</text:p>
      <text:p text:style-name="P1"><text:s text:c="4"/>Call z_WorkbookSave(Wb_GenPart4)</text:p>
      <text:p text:style-name="P1"><text:soft-page-break/>End If</text:p>
      <text:p text:style-name="P1"><text:s text:c="4"/>'Copy the sheet into the summary workbook</text:p>
      <text:p text:style-name="P1"><text:s text:c="4"/>Dim Wb_OutputChkOnWholeReport As Workbook</text:p>
      <text:p text:style-name="P1"><text:s text:c="4"/>WbPath = "C:\Users\t740698\Desktop\PMEC_VBA_Master-DataSet\ZZZ_Outputs_MainGenerateReport\"</text:p>
      <text:p text:style-name="P1"><text:s text:c="4"/>WbName = "OutputChecksOn_WholeReports.xlsb"</text:p>
      <text:p text:style-name="P1"><text:s text:c="4"/>'***************************************</text:p>
      <text:p text:style-name="P1"><text:s text:c="4"/>'***************************************</text:p>
      <text:p text:style-name="P1">If flag Then</text:p>
      <text:p text:style-name="P1"><text:s text:c="4"/>Call z_ExcelSessionWindowMinimized(Wb_GenPart4)</text:p>
      <text:p text:style-name="P1"><text:s text:c="4"/>Call z_ExcelSessionWindowNormal(Wb_GenPart4)</text:p>
      <text:p text:style-name="P1"><text:s text:c="4"/>MsgBox ("Check the sheet RedFlags")</text:p>
      <text:p text:style-name="P1"><text:s text:c="4"/>Stop</text:p>
      <text:p text:style-name="P1">End If</text:p>
      <text:p text:style-name="P1"><text:s text:c="4"/>'open</text:p>
      <text:p text:style-name="P1">If flag Then</text:p>
      <text:p text:style-name="P1"><text:s text:c="4"/>Call z_OpenAndActivateWb(WbName, WbPath, Wb_OutputChkOnWholeReport)</text:p>
      <text:p text:style-name="P1">End If</text:p>
      <text:p text:style-name="P1"><text:s text:c="4"/>'move</text:p>
      <text:p text:style-name="P1">If flag Then</text:p>
      <text:p text:style-name="P1"><text:s text:c="4"/>Call z_CopySheetFromWb1ToWb2("Template_RedFlags", Wb_GenPart4, Wb_OutputChkOnWholeReport, "Begin")</text:p>
      <text:p text:style-name="P1">End If</text:p>
      <text:p text:style-name="P1"><text:s text:c="4"/>'rename</text:p>
      <text:p text:style-name="P1">If flag Then</text:p>
      <text:p text:style-name="P1"><text:s text:c="4"/>Wb_OutputChkOnWholeReport.Sheets("Template_RedFlags").name = wbdate</text:p>
      <text:p text:style-name="P1">End If</text:p>
      <text:p text:style-name="P1">If flag Then</text:p>
      <text:p text:style-name="P1"><text:s text:c="4"/>'close Wb_RBS, closes the active workbook and saves any changes</text:p>
      <text:p text:style-name="P1"><text:s text:c="4"/>Wb_OutputChkOnWholeReport.Close True</text:p>
      <text:p text:style-name="P1">End If</text:p>
      <text:p text:style-name="P1"><text:s text:c="4"/>'***************************************</text:p>
      <text:p text:style-name="P1"><text:s text:c="4"/>'***************************************</text:p>
      <text:p text:style-name="P1"><text:s text:c="4"/>Dim Wb_OutputTimeseriesOnEac As Workbook</text:p>
      <text:p text:style-name="P1"><text:s text:c="4"/>WbPath = "C:\Users\t740698\Desktop\PMEC_VBA_Master-DataSet\ZZZ_Outputs_MainGenerateReport\"</text:p>
      <text:p text:style-name="P1"><text:s text:c="4"/>WbName = "OutputTimeseriesOn_EacAndDeltaEac.xlsb"</text:p>
      <text:p text:style-name="P1"><text:s text:c="4"/>'***************************************</text:p>
      <text:p text:style-name="P1"><text:s text:c="4"/>'***************************************</text:p>
      <text:p text:style-name="P1"><text:s text:c="4"/>'open</text:p>
      <text:p text:style-name="P1">If flag Then</text:p>
      <text:p text:style-name="P1"><text:s text:c="4"/>Call z_OpenAndActivateWb(WbName, WbPath, Wb_OutputTimeseriesOnEac)</text:p>
      <text:p text:style-name="P1">End If</text:p>
      <text:p text:style-name="P1">If flag Then</text:p>
      <text:p text:style-name="P1"><text:s text:c="4"/>'EAC Total Full Costs</text:p>
      <text:p text:style-name="P1"><text:s text:c="4"/>Dim RowSize As Long</text:p>
      <text:p text:style-name="P1"><text:s text:c="4"/>Dim FirstYr As String</text:p>
      <text:p text:style-name="P1"><text:s text:c="4"/>Dim FirstCost As String</text:p>
      <text:p text:style-name="P1"><text:s text:c="4"/>Dim FirstCost_Col As Long</text:p>
      <text:p text:style-name="P1"><text:s text:c="4"/>Wb_GenPart4.Activate</text:p>
      <text:p text:style-name="P1"><text:s text:c="4"/>RowSize = z_RowSize(1, "PMEC_VBA_MasterDataSet_13")</text:p>
      <text:p text:style-name="P1"><text:s text:c="4"/>FirstYr = year(Now()) - 1</text:p>
      <text:p text:style-name="P1"><text:s text:c="4"/>FirstCost = "EAC # SD " &amp; FirstYr &amp; "_c"</text:p>
      <text:p text:style-name="P1"><text:soft-page-break/><text:s text:c="4"/>FirstCost_Col = z_GetColumnIndex(FirstCost, 1, "PMEC_VBA_MasterDataSet_13")</text:p>
      <text:p text:style-name="P1"><text:s text:c="4"/>LastCost_Col = FirstCost_Col + 71</text:p>
      <text:p text:style-name="P1"><text:s text:c="4"/>Dim TotalSum As Double</text:p>
      <text:p text:style-name="P1"><text:s text:c="4"/>Dim Col_to As Long</text:p>
      <text:p text:style-name="P1"><text:s text:c="4"/>Wb_OutputTimeseriesOnEac.Activate</text:p>
      <text:p text:style-name="P1"><text:s text:c="4"/>Col_to = z_ColSize(1, "Summary_EACs") + 1</text:p>
      <text:p text:style-name="P1"><text:s text:c="4"/>Dim Row_to As Long</text:p>
      <text:p text:style-name="P1"><text:s text:c="4"/>Row_to = 2</text:p>
      <text:p text:style-name="P1"><text:s text:c="4"/>For col = FirstCost_Col To LastCost_Col</text:p>
      <text:p text:style-name="P1"><text:s text:c="8"/>Wb_GenPart4.Activate</text:p>
      <text:p text:style-name="P1"><text:s text:c="8"/>Sheets("PMEC_VBA_MasterDataSet_13").Select</text:p>
      <text:p text:style-name="P1"><text:s text:c="8"/>TotalSum = WorksheetFunction.Sum(Range(Cells(2, col), Cells(RowSize, col)))</text:p>
      <text:p text:style-name="P1"><text:s text:c="8"/>Wb_OutputTimeseriesOnEac.Activate</text:p>
      <text:p text:style-name="P1"><text:s text:c="8"/>Sheets("Summary_EACs").Cells(Row_to, Col_to).Value = TotalSum</text:p>
      <text:p text:style-name="P1"><text:s text:c="8"/>Row_to = Row_to + 1</text:p>
      <text:p text:style-name="P1"><text:s text:c="4"/>Next col</text:p>
      <text:p text:style-name="P1">End If</text:p>
      <text:p text:style-name="P1">If flag Then</text:p>
      <text:p text:style-name="P1"><text:s text:c="4"/>'Add Titles</text:p>
      <text:p text:style-name="P1"><text:s text:c="4"/>Cells(1, Col_to).Value = wbdate</text:p>
      <text:p text:style-name="P1">End If</text:p>
      <text:p text:style-name="P1">If flag Then</text:p>
      <text:p text:style-name="P1"><text:s text:c="4"/>Call z_TrackTime("C:\Users\t740698\Desktop\TimeTracking.txt", _</text:p>
      <text:p text:style-name="P1"><text:s text:c="12"/>Array("Main_RedFlags", "End", "task:", "file: EAC Comparison + Template_RedFlags", CStr(Now()), ""))</text:p>
      <text:p text:style-name="P1"><text:s text:c="4"/>Call z_ExcelSessionWindowMinimized(Wb_GenPart4)</text:p>
      <text:p text:style-name="P1"><text:s text:c="4"/>Call z_ExcelSessionWindowNormal(Wb_GenPart4)</text:p>
      <text:p text:style-name="P1"><text:s text:c="4"/>MsgBox ("Check the sheet OutputTimeseriesOn_EacAndDeltaEac")</text:p>
      <text:p text:style-name="P1"><text:s text:c="4"/>Stop</text:p>
      <text:p text:style-name="P1">End If</text:p>
      <text:p text:style-name="P1">End Sub</text:p>
      <text:p text:style-name="P1"/>
      <text:p text:style-name="P1"/>
      <text:p text:style-name="P1"/>
      <text:p text:style-name="P1"/>
      <text:p text:style-name="P1"/>
      <text:p text:style-name="P1">Sub StartAll_PivotFlat()</text:p>
      <text:p text:style-name="P1"><text:s text:c="4"/>Dim wbdate As String</text:p>
      <text:p text:style-name="P1"><text:s text:c="4"/>wbdate = "2012_10_16"</text:p>
      <text:p text:style-name="P1"><text:s text:c="4"/>Call m_Main_PivotFlat_PiAndTK_CustomizedDataSet_FunctionalReporting(wbdate)</text:p>
      <text:p text:style-name="P1"><text:s text:c="4"/>Call m_Main_PivotFlat_PiAndTK_CustomizedForPortfolioReporting(wbdate)</text:p>
      <text:p text:style-name="P1"><text:s text:c="4"/>Call m_Main_MemoryLeakWorkaround_10</text:p>
      <text:p text:style-name="P1">End Sub</text:p>
      <text:p text:style-name="P1">Sub StartAll_PivotFlat2()</text:p>
      <text:p text:style-name="P1"><text:s text:c="4"/>Dim wbdate As String</text:p>
      <text:p text:style-name="P1"><text:s text:c="4"/>wbdate = "2012_10_16"</text:p>
      <text:p text:style-name="P1"><text:s text:c="4"/>Call m_Main_PivotFlat_PiAndTK_CustomizedDataSet_OneLinePerId(wbdate)</text:p>
      <text:p text:style-name="P1"><text:s text:c="4"/>Call m_Main_PivotFlat_Rs_CustomizedDataSet_OneLinePerId(wbdate)</text:p>
      <text:p text:style-name="P1">End Sub</text:p>
      <text:p text:style-name="P1"/>
      <text:p text:style-name="P1">'*************************************</text:p>
      <text:p text:style-name="P1">'Before starting these tasks:</text:p>
      <text:p text:style-name="P1"><text:s text:c="4"/>'1. Close Excel completely!</text:p>
      <text:p text:style-name="P1"><text:soft-page-break/><text:s text:c="4"/>'2. Close Outlook!</text:p>
      <text:p text:style-name="P1"><text:s text:c="4"/>'3. Restart Excel</text:p>
      <text:p text:style-name="P1">'*************************************</text:p>
      <text:p text:style-name="P1">Sub m_Main_PivotFlat_PiAndTK_CustomizedDataSet_FunctionalReporting(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flag_Tk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Tk = 0 'default=0</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4 As Workbook</text:p>
      <text:p text:style-name="P1"><text:s text:c="4"/>Dim wb_new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FunctionalReporting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4_" &amp; wbdate &amp; reportversion_file &amp; ".xlsb"</text:p>
      <text:p text:style-name="P1"><text:s text:c="4"/>Call z_OpenAndActivateWb(WbName, WbPath, Wb_GenPart4)</text:p>
      <text:p text:style-name="P1">End If</text:p>
      <text:p text:style-name="P1"><text:s text:c="4"/>'copy a sheet from another workbook</text:p>
      <text:p text:style-name="P1">If flag Then</text:p>
      <text:p text:style-name="P1"><text:soft-page-break/><text:s text:c="4"/>Call z_CopySheetFromWb1ToWb2("PMEC_VBA_MasterDataSet_13", Wb_GenPart4, wb_new, "Begin")</text:p>
      <text:p text:style-name="P1"><text:s text:c="4"/>'close Wb_GenPart1, closes the active workbook and saves any changes</text:p>
      <text:p text:style-name="P1"><text:s text:c="4"/>'rename sheet</text:p>
      <text:p text:style-name="P1"><text:s text:c="4"/>Sheets("PMEC_VBA_MasterDataSet_13").name = "SmC_MasterDataSet_ResourceLevel"</text:p>
      <text:p text:style-name="P1"><text:s text:c="4"/>Wb_GenPart4.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
      <text:p text:style-name="P1">'only keep needed columns from base data set (delete not needed columns)</text:p>
      <text:p text:style-name="P1">If flag Then</text:p>
      <text:p text:style-name="P1"><text:s text:c="4"/>Dim ColumnNames_All As Variant</text:p>
      <text:p text:style-name="P1"><text:s text:c="4"/>ColumnNames_All = z_FillArray("SmC_MasterDataSet_ResourceLevel", , 1, 1)</text:p>
      <text:p text:style-name="P1"><text:s text:c="4"/>'</text:p>
      <text:p text:style-name="P1"><text:s text:c="4"/>Dim Wb_from As Workbook</text:p>
      <text:p text:style-name="P1"><text:s text:c="4"/>Dim Rng_from As Range</text:p>
      <text:p text:style-name="P1"><text:s text:c="4"/>Dim ColumnNames_ToKeep As Variant</text:p>
      <text:p text:style-name="P1"><text:s text:c="4"/>Set Rng_from = z_RangeOfWb_AttributeNamesFromSheetToArray("PivotFlat_PI_TK_RS", 17, Wb_from)</text:p>
      <text:p text:style-name="P1"><text:s text:c="4"/>ColumnNames_ToKeep = z_ReadAttributeNames_FromSheet_ToArray("PivotFlat_PI_TK_RS", Rng_from, "ReadACol", Wb_from)</text:p>
      <text:p text:style-name="P1"><text:s text:c="4"/>'</text:p>
      <text:p text:style-name="P1"><text:s text:c="4"/>Call z_DeleteColumns3("SmC_MasterDataSet_ResourceLevel", ColumnNames_ToKeep, ColumnNames_All)</text:p>
      <text:p text:style-name="P1">End If</text:p>
      <text:p text:style-name="P1"/>
      <text:p text:style-name="P1">If flag Then</text:p>
      <text:p text:style-name="P1"><text:s text:c="4"/>'Stamp date</text:p>
      <text:p text:style-name="P1"><text:s text:c="4"/>Dim StampDate As String</text:p>
      <text:p text:style-name="P1"><text:s text:c="4"/>StampDate = z_StampDate(wbdate)</text:p>
      <text:p text:style-name="P1"><text:s text:c="4"/>Dim FirstYr As Integer</text:p>
      <text:p text:style-name="P1"><text:s text:c="4"/>FirstYr = VBA.DateTime.year(Now()) - 1</text:p>
      <text:p text:style-name="P1"><text:s text:c="4"/>Call z_AddPivotTable_LightVersion("SmC_MasterDataSet_ResourceLevel", "PivotTable_ResourceLevel", "PiIdentifier", "Pi Title", "EAC Full Costs " &amp; CStr(FirstYr + 1) &amp; "_c")</text:p>
      <text:p text:style-name="P1"><text:s text:c="4"/>Call z_AddTimeStamp("SmC_MasterDataSet_ResourceLevel", StampDate, 1, 1, 25)</text:p>
      <text:p text:style-name="P1"><text:s text:c="4"/>Call z_AddTimeStamp("PivotTable_ResourceLevel", StampDate, 1, 1, 25)</text:p>
      <text:p text:style-name="P1"><text:s text:c="4"/>Debug.Print Now()</text:p>
      <text:p text:style-name="P1">End If</text:p>
      <text:p text:style-name="P1"><text:s text:c="4"/></text:p>
      <text:p text:style-name="P1"><text:s text:c="4"/>Call z_WorkbookSave(wb_new)</text:p>
      <text:p text:style-name="P1"><text:s text:c="4"/>wb_new.Close</text:p>
      <text:p text:style-name="P1"><text:s text:c="4"/>Call z_TrackTime("C:\Users\t740698\Desktop\TimeTracking.txt", _</text:p>
      <text:p text:style-name="P1"><text:s text:c="12"/>Array("Main_CheckBusinessRules", "End", "task:", "file:", CStr(Now()), ""))</text:p>
      <text:p text:style-name="P1">End Sub</text:p>
      <text:p text:style-name="P1"/>
      <text:p text:style-name="P1"><text:soft-page-break/>Sub m_Main_PivotFlat_PiAndTK_CustomizedForPortfolioReporting(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flag_Tk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Tk = 0 'default=0</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4 As Workbook</text:p>
      <text:p text:style-name="P1"><text:s text:c="4"/>Dim wb_new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PortfolioReporting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4_" &amp; wbdate &amp; reportversion_file &amp; ".xlsb"</text:p>
      <text:p text:style-name="P1"><text:s text:c="4"/>Call z_OpenAndActivateWb(WbName, WbPath, Wb_GenPart4)</text:p>
      <text:p text:style-name="P1">End If</text:p>
      <text:p text:style-name="P1"><text:s text:c="4"/>'copy a sheet from another workbook</text:p>
      <text:p text:style-name="P1">If flag Then</text:p>
      <text:p text:style-name="P1"><text:s text:c="4"/>Call z_CopySheetFromWb1ToWb2("PMEC_VBA_MasterDataSet_13", Wb_GenPart4, wb_new, "Begin")</text:p>
      <text:p text:style-name="P1"><text:s text:c="4"/>Sheets("PMEC_VBA_MasterDataSet_13").name = "PMEC_VBA_MasterDataSet_13_PI"</text:p>
      <text:p text:style-name="P1"><text:soft-page-break/><text:s text:c="4"/>Call z_CopySheetFromWb1ToWb2("PMEC_VBA_MasterDataSet_13", Wb_GenPart4, wb_new, "Begin")</text:p>
      <text:p text:style-name="P1"><text:s text:c="4"/>Wb_GenPart4.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p>
      <text:p text:style-name="P1">'one line per PIId@PiStrategicCrop@TkStatus@TkCustomer@RBS1@RBS2@RBS3</text:p>
      <text:p text:style-name="P1">'********************************************************************</text:p>
      <text:p text:style-name="P1">'only keep needed columns from base data set (delete not needed columns)</text:p>
      <text:p text:style-name="P1">'-----------------------------------------------------------------------</text:p>
      <text:p text:style-name="P1">If flag Then</text:p>
      <text:p text:style-name="P1"><text:s text:c="4"/>Dim ColumnNames_All As Variant</text:p>
      <text:p text:style-name="P1"><text:s text:c="4"/>ColumnNames_All = z_FillArray("PMEC_VBA_MasterDataSet_13_PI", , 1, 1)</text:p>
      <text:p text:style-name="P1"><text:s text:c="4"/>'</text:p>
      <text:p text:style-name="P1"><text:s text:c="4"/>Dim Wb_from As Workbook</text:p>
      <text:p text:style-name="P1"><text:s text:c="4"/>Dim Rng_from As Range</text:p>
      <text:p text:style-name="P1"><text:s text:c="4"/>Dim ColumnNames_ToKeep As Variant</text:p>
      <text:p text:style-name="P1"><text:s text:c="4"/>Dim ColumnNames_ToKeep_1 As Variant</text:p>
      <text:p text:style-name="P1"><text:s text:c="4"/>Dim ColumnNames_ToKeep_2 As Variant</text:p>
      <text:p text:style-name="P1"><text:s text:c="4"/>Set Rng_from = z_RangeOfWb_AttributeNamesFromSheetToArray("PivotFlat_PI_TK_RS", 2, Wb_from)</text:p>
      <text:p text:style-name="P1"><text:s text:c="4"/>ColumnNames_ToKeep_1 = z_ReadAttributeNames_FromSheet_ToArray("PivotFlat_PI_TK_RS", Rng_from, "ReadACol", Wb_from)</text:p>
      <text:p text:style-name="P1"><text:s text:c="4"/>Set Rng_from = z_RangeOfWb_AttributeNamesFromSheetToArray("PivotFlat_PI_TK_RS", 3, Wb_from)</text:p>
      <text:p text:style-name="P1"><text:s text:c="4"/>ColumnNames_ToKeep_2 = z_ReadAttributeNames_FromSheet_ToArray("PivotFlat_PI_TK_RS", Rng_from, "ReadACol", Wb_from)</text:p>
      <text:p text:style-name="P1"><text:s text:c="4"/>ColumnNames_ToKeep = z_Arrays_PutTogether(ColumnNames_ToKeep_1, ColumnNames_ToKeep_2)</text:p>
      <text:p text:style-name="P1"><text:s text:c="4"/>'</text:p>
      <text:p text:style-name="P1"><text:s text:c="4"/>Call z_DeleteColumns3("PMEC_VBA_MasterDataSet_13_PI", ColumnNames_ToKeep, ColumnNames_All)</text:p>
      <text:p text:style-name="P1">End If</text:p>
      <text:p text:style-name="P1">'aggregation via Pivot</text:p>
      <text:p text:style-name="P1">'---------------------</text:p>
      <text:p text:style-name="P1">If flag Then</text:p>
      <text:p text:style-name="P1"><text:s text:c="4"/>'Stampdate</text:p>
      <text:p text:style-name="P1"><text:s text:c="4"/>Dim StampDate As String</text:p>
      <text:p text:style-name="P1"><text:s text:c="4"/>StampDate = z_StampDate(wbdate)</text:p>
      <text:p text:style-name="P1"><text:s text:c="4"/>'Generate Pivot and flat table on PI level</text:p>
      <text:p text:style-name="P1"><text:s text:c="4"/>Debug.Print Now()</text:p>
      <text:p text:style-name="P1"><text:s text:c="4"/>PivotName_PIs = z_CreatePivot_PIs_CustomisedForPortfolioReporting("PMEC_VBA_MasterDataSet_13_PI", "Pivot_PIs", "SmC_MasterDataSet_PiLevel")</text:p>
      <text:p text:style-name="P1"><text:s text:c="4"/>'remove the grand total line</text:p>
      <text:p text:style-name="P1"><text:soft-page-break/><text:s text:c="4"/>Call z_RemRow_WithAttrEntry("SmC_MasterDataSet_PiLevel", "PiIdentifier", "PiIdentifier", "Grand Total", 0)</text:p>
      <text:p text:style-name="P1">End If</text:p>
      <text:p text:style-name="P1">'remove no longer needed sheets</text:p>
      <text:p text:style-name="P1">'------------------------------</text:p>
      <text:p text:style-name="P1">If flag Then</text:p>
      <text:p text:style-name="P1"><text:s text:c="4"/>Call z_ShDelete("PMEC_VBA_MasterDataSet_13_PI", wb_new)</text:p>
      <text:p text:style-name="P1"><text:s text:c="4"/>Call z_ShDelete("Pivot_PIs", wb_new)</text:p>
      <text:p text:style-name="P1">End If</text:p>
      <text:p text:style-name="P1">'mapping</text:p>
      <text:p text:style-name="P1">'-------</text:p>
      <text:p text:style-name="P1">If flag Then</text:p>
      <text:p text:style-name="P1"><text:s text:c="4"/>'read attributes</text:p>
      <text:p text:style-name="P1"><text:s text:c="4"/>Dim ColumnNames_ToMap As Variant</text:p>
      <text:p text:style-name="P1"><text:s text:c="4"/>Set Rng_from = z_RangeOfWb_AttributeNamesFromSheetToArray("PivotFlat_PI_TK_RS", 4, Wb_from)</text:p>
      <text:p text:style-name="P1"><text:s text:c="4"/>ColumnNames_ToMap = z_ReadAttributeNames_FromSheet_ToArray("PivotFlat_PI_TK_RS", Rng_from, "ReadACol", Wb_from)</text:p>
      <text:p text:style-name="P1"><text:s text:c="4"/>'insert attributes before Name_to/col_to</text:p>
      <text:p text:style-name="P1"><text:s text:c="4"/>Dim Name_to As String</text:p>
      <text:p text:style-name="P1"><text:s text:c="4"/>Name_to = ColumnNames_ToKeep_2(0)</text:p>
      <text:p text:style-name="P1"><text:s text:c="4"/>Dim Col_to As Long</text:p>
      <text:p text:style-name="P1"><text:s text:c="4"/>Col_to = z_GetColumnIndex(Name_to, 1, "SmC_MasterDataSet_PILevel")</text:p>
      <text:p text:style-name="P1"><text:s text:c="4"/>Dim NofCols As Integer</text:p>
      <text:p text:style-name="P1"><text:s text:c="4"/>NofCols = UBound(ColumnNames_ToMap) - LBound(ColumnNames_ToMap) + 1</text:p>
      <text:p text:style-name="P1"><text:s text:c="4"/>Call z_InsertEmptyCols("SmC_MasterDataSet_PILevel", NofCols, Col_to)</text:p>
      <text:p text:style-name="P1"><text:s text:c="4"/>Call z_AddColNames(ColumnNames_ToMap, "SmC_MasterDataSet_PILevel", 1, Col_to)</text:p>
      <text:p text:style-name="P1"><text:s text:c="4"/>'add the concatenated key in Sheet to (PIId@PiStrategicCrop@TkStatus@TkCustomer@RBS1@RBS2@RBS3)</text:p>
      <text:p text:style-name="P1"><text:s text:c="4"/>Call z_InsertEmptyCols("SmC_MasterDataSet_PILevel", 1, Col_to)</text:p>
      <text:p text:style-name="P1"><text:s text:c="4"/>Call z_AddColNames(Array("PIId&amp;PiStrategicCrop&amp;TkStatus&amp;TkCustomer&amp;RBS1&amp;RBS2&amp;RBS3"), "SmC_MasterDataSet_PILevel", 1, Col_to)</text:p>
      <text:p text:style-name="P1"><text:s text:c="4"/>Col_PiId_PI = z_GetColumnIndex("PiIdentifier", 1, "SmC_MasterDataSet_PILevel")</text:p>
      <text:p text:style-name="P1"><text:s text:c="4"/>Col_PIStrategicCrop_PI = z_GetColumnIndex("PI Strategic Crop", 1, "SmC_MasterDataSet_PILevel")</text:p>
      <text:p text:style-name="P1"><text:s text:c="4"/>Col_TkStatus_PI = z_GetColumnIndex("TK Task Status", 1, "SmC_MasterDataSet_PILevel")</text:p>
      <text:p text:style-name="P1"><text:s text:c="4"/>Col_TkCustomer_PI = z_GetColumnIndex("TK Task Customer", 1, "SmC_MasterDataSet_PILevel")</text:p>
      <text:p text:style-name="P1"><text:s text:c="4"/>Col_RBS1_PI = z_GetColumnIndex("RBS Level 1", 1, "SmC_MasterDataSet_PILevel")</text:p>
      <text:p text:style-name="P1"><text:s text:c="4"/>Col_RBS2_PI = z_GetColumnIndex("RBS Level 2", 1, "SmC_MasterDataSet_PILevel")</text:p>
      <text:p text:style-name="P1"><text:s text:c="4"/>Col_RBS3_PI = z_GetColumnIndex("RBS Level 3", 1, "SmC_MasterDataSet_PILevel")</text:p>
      <text:p text:style-name="P1"><text:s text:c="4"/>RowSize_Tk = z_RowSize(1, "SmC_MasterDataSet_PILevel")</text:p>
      <text:p text:style-name="P1"><text:s text:c="4"/>For Row = 2 To RowSize_Tk</text:p>
      <text:p text:style-name="P1"><text:s text:c="8"/>Cells(Row, Col_to) = Cells(Row, Col_PiId_PI) &amp; "@" &amp; Cells(Row, Col_PIStrategicCrop_PI) &amp; "@" &amp; Cells(Row, Col_TkStatus_PI) &amp; "@" &amp; _</text:p>
      <text:p text:style-name="P1"><text:s text:c="32"/>Cells(Row, Col_TkCustomer_PI) &amp; "@" &amp; Cells(Row, Col_RBS1_PI) &amp; "@" &amp; Cells(Row, Col_RBS2_PI) &amp; "@" &amp; _</text:p>
      <text:p text:style-name="P1"><text:s text:c="32"/>Cells(Row, Col_RBS3_PI)</text:p>
      <text:p text:style-name="P1"><text:s text:c="4"/>Next</text:p>
      <text:p text:style-name="P1"><text:s text:c="4"/>'add the concatenated key in Sheet from (position not important since sheet will be deleted afterwards)</text:p>
      <text:p text:style-name="P1"><text:s text:c="4"/>Call z_InsertEmptyCols("PMEC_VBA_MasterDataSet_13", 1, Col_to)</text:p>
      <text:p text:style-name="P1"><text:s text:c="4"/>Call z_AddColNames(Array("PIId&amp;PiStrategicCrop&amp;TkStatus&amp;TkCustomer&amp;RBS1&amp;RBS2&amp;RBS3"), "PMEC_VBA_MasterDataSet_13", 1, Col_to)</text:p>
      <text:p text:style-name="P1"><text:s text:c="4"/>Col_PiId = z_GetColumnIndex("PiIdentifier", 1, "PMEC_VBA_MasterDataSet_13")</text:p>
      <text:p text:style-name="P1"><text:soft-page-break/><text:s text:c="4"/>Col_PIStrategicCrop = z_GetColumnIndex("PI Strategic Crop", 1, "PMEC_VBA_MasterDataSet_13")</text:p>
      <text:p text:style-name="P1"><text:s text:c="4"/>col_TkStatus = z_GetColumnIndex("TK Task Status", 1, "PMEC_VBA_MasterDataSet_13")</text:p>
      <text:p text:style-name="P1"><text:s text:c="4"/>Col_TkCustomer = z_GetColumnIndex("TK Task Customer", 1, "PMEC_VBA_MasterDataSet_13")</text:p>
      <text:p text:style-name="P1"><text:s text:c="4"/>Col_RBS1 = z_GetColumnIndex("RBS Level 1", 1, "PMEC_VBA_MasterDataSet_13")</text:p>
      <text:p text:style-name="P1"><text:s text:c="4"/>Col_RBS2 = z_GetColumnIndex("RBS Level 2", 1, "PMEC_VBA_MasterDataSet_13")</text:p>
      <text:p text:style-name="P1"><text:s text:c="4"/>Col_RBS3 = z_GetColumnIndex("RBS Level 3", 1, "PMEC_VBA_MasterDataSet_13")</text:p>
      <text:p text:style-name="P1"><text:s text:c="4"/>RowSize = z_RowSize(1, "PMEC_VBA_MasterDataSet_13")</text:p>
      <text:p text:style-name="P1"><text:s text:c="4"/>For Row = 2 To RowSize</text:p>
      <text:p text:style-name="P1"><text:s text:c="8"/>Cells(Row, Col_to) = Cells(Row, Col_PiId) &amp; "@" &amp; Cells(Row, Col_PIStrategicCrop) &amp; "@" &amp; Cells(Row, col_TkStatus) &amp; "@" &amp; _</text:p>
      <text:p text:style-name="P1"><text:s text:c="32"/>Cells(Row, Col_TkCustomer) &amp; "@" &amp; Cells(Row, Col_RBS1) &amp; "@" &amp; Cells(Row, Col_RBS2) &amp; "@" &amp; _</text:p>
      <text:p text:style-name="P1"><text:s text:c="32"/>Cells(Row, Col_RBS3)</text:p>
      <text:p text:style-name="P1"><text:s text:c="4"/>Next</text:p>
      <text:p text:style-name="P1"><text:s text:c="4"/>'map attributes</text:p>
      <text:p text:style-name="P1"><text:s text:c="4"/>Dim ColNames_from As Variant</text:p>
      <text:p text:style-name="P1"><text:s text:c="4"/>Dim ColNames_to As Variant</text:p>
      <text:p text:style-name="P1"><text:s text:c="4"/>Dim sSh_from As String</text:p>
      <text:p text:style-name="P1"><text:s text:c="4"/>sSh_from = "PMEC_VBA_MasterDataSet_13"</text:p>
      <text:p text:style-name="P1"><text:s text:c="4"/>ColNames_from = ColumnNames_ToMap</text:p>
      <text:p text:style-name="P1"><text:s text:c="4"/>ColNames_to = ColumnNames_ToMap</text:p>
      <text:p text:style-name="P1"><text:s text:c="4"/>'call the map function</text:p>
      <text:p text:style-name="P1"><text:s text:c="4"/>Call z_ShMapColumns_FastVersion(sSh_from, "PIId&amp;PiStrategicCrop&amp;TkStatus&amp;TkCustomer&amp;RBS1&amp;RBS2&amp;RBS3", ColNames_from, _</text:p>
      <text:p text:style-name="P1"><text:s text:c="16"/>"SmC_MasterDataSet_PiLevel", "PIId&amp;PiStrategicCrop&amp;TkStatus&amp;TkCustomer&amp;RBS1&amp;RBS2&amp;RBS3", ColNames_to)</text:p>
      <text:p text:style-name="P1">End If</text:p>
      <text:p text:style-name="P1">'add timestamp and pivot light</text:p>
      <text:p text:style-name="P1">'-----------------------------</text:p>
      <text:p text:style-name="P1">If flag Then</text:p>
      <text:p text:style-name="P1"><text:s text:c="4"/>'Date Columns</text:p>
      <text:p text:style-name="P1"><text:s text:c="4"/>date_Arr = Array("PI Planned start", "PI Planned finish", "BC First year of sales")</text:p>
      <text:p text:style-name="P1"><text:s text:c="4"/>Call z_ChgDateFormat("SmC_MasterDataSet_PiLevel", date_Arr, 0)</text:p>
      <text:p text:style-name="P1"><text:s text:c="4"/>Dim FirstYr As Integer</text:p>
      <text:p text:style-name="P1"><text:s text:c="4"/>FirstYr = VBA.DateTime.year(Now()) - 1</text:p>
      <text:p text:style-name="P1"><text:s text:c="4"/>Call z_AddPivotTable_LightVersion("SmC_MasterDataSet_PiLevel", "PivotTable_PiLevel", "PiIdentifier", "Pi Title", "EAC Full Costs " &amp; CStr(FirstYr + 1) &amp; "_c")</text:p>
      <text:p text:style-name="P1"><text:s text:c="4"/>Call z_AddTimeStamp("SmC_MasterDataSet_PiLevel", StampDate, 1, 1, 25)</text:p>
      <text:p text:style-name="P1"><text:s text:c="4"/>Call z_AddTimeStamp("PivotTable_PiLevel", StampDate, 1, 1, 25)</text:p>
      <text:p text:style-name="P1"><text:s text:c="4"/>Debug.Print Now()</text:p>
      <text:p text:style-name="P1">End If</text:p>
      <text:p text:style-name="P1">'remove no longer needed sheets</text:p>
      <text:p text:style-name="P1">'------------------------------</text:p>
      <text:p text:style-name="P1">If flag Then</text:p>
      <text:p text:style-name="P1"><text:s text:c="4"/>Call z_ShDelete("PMEC_VBA_MasterDataSet_13", wb_new)</text:p>
      <text:p text:style-name="P1">End If</text:p>
      <text:p text:style-name="P1"><text:s text:c="4"/>Call z_WorkbookSave(wb_new)</text:p>
      <text:p text:style-name="P1"><text:s text:c="4"/>wb_new.Close</text:p>
      <text:p text:style-name="P1"><text:s text:c="4"/>Call z_TrackTime("C:\Users\t740698\Desktop\TimeTracking.txt", _</text:p>
      <text:p text:style-name="P1"><text:s text:c="12"/>Array("Main_CheckBusinessRules", "End", "task:", "file:", CStr(Now()), ""))</text:p>
      <text:p text:style-name="P1">End Sub</text:p>
      <text:p text:style-name="P1"/>
      <text:p text:style-name="P1">Sub m_Main_PivotFlat_PiAndTK_CustomizedDataSet_OneLinePerId(Optional wbdate As String)</text:p>
      <text:p text:style-name="P1"><text:soft-page-break/><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flag_Tk As Integer</text:p>
      <text:p text:style-name="P1"><text:s text:c="4"/>Dim flag_Rs As Integer</text:p>
      <text:p text:style-name="P1"><text:s text:c="4"/>'Dim wbdate As String</text:p>
      <text:p text:style-name="P1"><text:s text:c="4"/>Dim reportversion_folder As String</text:p>
      <text:p text:style-name="P1"><text:s text:c="4"/>Dim reportversion_file As String</text:p>
      <text:p text:style-name="P1"><text:s text:c="4"/>'***************************************</text:p>
      <text:p text:style-name="Standard"><text:span text:style-name="T1"><text:s text:c="4"/></text:span>'reopen</text:p>
      <text:p text:style-name="Standard"><text:s text:c="4"/>flag = 1</text:p>
      <text:p text:style-name="Standard"><text:s text:c="4"/>flag_Tk = 1 'default=1</text:p>
      <text:p text:style-name="Standard"><text:s text:c="4"/><text:span text:style-name="T1">flag_Rs = 1 'default=1</text:span></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4 As Workbook</text:p>
      <text:p text:style-name="P1"><text:s text:c="4"/>Dim wb_new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OneLinePerId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4_" &amp; wbdate &amp; reportversion_file &amp; ".xlsb"</text:p>
      <text:p text:style-name="P1"><text:s text:c="4"/>Call z_OpenAndActivateWb(WbName, WbPath, Wb_GenPart4)</text:p>
      <text:p text:style-name="P1">End If</text:p>
      <text:p text:style-name="P1"><text:s text:c="4"/>'copy a sheet from another workbook</text:p>
      <text:p text:style-name="P1">If flag Then</text:p>
      <text:p text:style-name="P1"><text:s text:c="4"/>Call z_CopySheetFromWb1ToWb2("PMEC_VBA_MasterDataSet_13", Wb_GenPart4, wb_new, "Begin")</text:p>
      <text:p text:style-name="P1"><text:s text:c="4"/>Sheets("PMEC_VBA_MasterDataSet_13").name = "PMEC_VBA_MasterDataSet_13_PI"</text:p>
      <text:p text:style-name="P1"><text:soft-page-break/><text:s text:c="4"/>Call z_CopySheetFromWb1ToWb2("PMEC_VBA_MasterDataSet_13", Wb_GenPart4, wb_new, "Begin")</text:p>
      <text:p text:style-name="P1"><text:s text:c="4"/>Sheets("PMEC_VBA_MasterDataSet_13").name = "PMEC_VBA_MasterDataSet_13_TK"</text:p>
      <text:p text:style-name="P1"><text:s text:c="4"/>Call z_CopySheetFromWb1ToWb2("PMEC_VBA_MasterDataSet_13", Wb_GenPart4, wb_new, "Begin")</text:p>
      <text:p text:style-name="P1"><text:s text:c="4"/>'close Wb_GenPart1, closes the active workbook and saves any changes</text:p>
      <text:p text:style-name="P1"><text:s text:c="4"/>Wb_GenPart4.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p>
      <text:p text:style-name="P1">'one line per PI</text:p>
      <text:p text:style-name="P1">'**********************************************</text:p>
      <text:p text:style-name="P1">'only keep needed columns from base data set (delete not needed columns)</text:p>
      <text:p text:style-name="P1">'-----------------------------------------------------------------------</text:p>
      <text:p text:style-name="P1">If flag Then</text:p>
      <text:p text:style-name="P1"><text:s text:c="4"/>Dim ColumnNames_All As Variant</text:p>
      <text:p text:style-name="P1"><text:s text:c="4"/>ColumnNames_All = z_FillArray("PMEC_VBA_MasterDataSet_13_PI", , 1, 1)</text:p>
      <text:p text:style-name="P1"><text:s text:c="4"/>'</text:p>
      <text:p text:style-name="P1"><text:s text:c="4"/>Dim Wb_from As Workbook</text:p>
      <text:p text:style-name="P1"><text:s text:c="4"/>Dim Rng_from As Range</text:p>
      <text:p text:style-name="P1"><text:s text:c="4"/>Dim ColumnNames_ToKeep As Variant</text:p>
      <text:p text:style-name="P1"><text:s text:c="4"/>Dim ColumnNames_ToKeep_1 As Variant</text:p>
      <text:p text:style-name="P1"><text:s text:c="4"/>Dim ColumnNames_ToKeep_2 As Variant</text:p>
      <text:p text:style-name="P1"><text:s text:c="4"/>Set Rng_from = z_RangeOfWb_AttributeNamesFromSheetToArray("PivotFlat_PI_TK_RS", 5, Wb_from)</text:p>
      <text:p text:style-name="P1"><text:s text:c="4"/>ColumnNames_ToKeep_1 = z_ReadAttributeNames_FromSheet_ToArray("PivotFlat_PI_TK_RS", Rng_from, "ReadACol", Wb_from)</text:p>
      <text:p text:style-name="P1"><text:s text:c="4"/>Set Rng_from = z_RangeOfWb_AttributeNamesFromSheetToArray("PivotFlat_PI_TK_RS", 6, Wb_from)</text:p>
      <text:p text:style-name="P1"><text:s text:c="4"/>ColumnNames_ToKeep_2 = z_ReadAttributeNames_FromSheet_ToArray("PivotFlat_PI_TK_RS", Rng_from, "ReadACol", Wb_from)</text:p>
      <text:p text:style-name="P1"><text:s text:c="4"/>ColumnNames_ToKeep = z_Arrays_PutTogether(ColumnNames_ToKeep_1, ColumnNames_ToKeep_2)</text:p>
      <text:p text:style-name="P1"><text:s text:c="4"/>'</text:p>
      <text:p text:style-name="P1"><text:s text:c="4"/>Call z_DeleteColumns3("PMEC_VBA_MasterDataSet_13_PI", ColumnNames_ToKeep, ColumnNames_All)</text:p>
      <text:p text:style-name="P1">End If</text:p>
      <text:p text:style-name="P1">'aggregation via Pivot</text:p>
      <text:p text:style-name="P1">'---------------------</text:p>
      <text:p text:style-name="P1">If flag Then</text:p>
      <text:p text:style-name="P1"><text:s text:c="4"/>'Stampdate</text:p>
      <text:p text:style-name="P1"><text:s text:c="4"/>Dim StampDate As String</text:p>
      <text:p text:style-name="P1"><text:s text:c="4"/>StampDate = z_StampDate(wbdate)</text:p>
      <text:p text:style-name="P1"><text:s text:c="4"/>'Generate Pivot and flat table on PI level</text:p>
      <text:p text:style-name="P1"><text:s text:c="4"/>Debug.Print Now()</text:p>
      <text:p text:style-name="P1"><text:soft-page-break/><text:s text:c="4"/>PivotName_PIs = z_CreatePivot_PIs_CustomisedForOneLinePerId("PMEC_VBA_MasterDataSet_13_PI", "Pivot_PIs", "SmC_MasterDataSet_PiLevel")</text:p>
      <text:p text:style-name="P1"><text:s text:c="4"/>'remove the grand total line</text:p>
      <text:p text:style-name="P1"><text:s text:c="4"/>Call z_RemRow_WithAttrEntry("SmC_MasterDataSet_PiLevel", "PiIdentifier", "PiIdentifier", "Grand Total", 0)</text:p>
      <text:p text:style-name="P1">End If</text:p>
      <text:p text:style-name="P1">'remove no longer needed sheets</text:p>
      <text:p text:style-name="P1">'------------------------------</text:p>
      <text:p text:style-name="P1">If flag Then</text:p>
      <text:p text:style-name="P1"><text:s text:c="4"/>Call z_ShDelete("PMEC_VBA_MasterDataSet_13_PI", wb_new)</text:p>
      <text:p text:style-name="P1"><text:s text:c="4"/>Call z_ShDelete("Pivot_PIs", wb_new)</text:p>
      <text:p text:style-name="P1">End If</text:p>
      <text:p text:style-name="P1">'mapping</text:p>
      <text:p text:style-name="P1">'-------</text:p>
      <text:p text:style-name="P1">If flag Then</text:p>
      <text:p text:style-name="P1"><text:s text:c="4"/>'read attributes</text:p>
      <text:p text:style-name="P1"><text:s text:c="4"/>Dim ColumnNames_ToMap As Variant</text:p>
      <text:p text:style-name="P1"><text:s text:c="4"/>Set Rng_from = z_RangeOfWb_AttributeNamesFromSheetToArray("PivotFlat_PI_TK_RS", 7, Wb_from)</text:p>
      <text:p text:style-name="P1"><text:s text:c="4"/>ColumnNames_ToMap = z_ReadAttributeNames_FromSheet_ToArray("PivotFlat_PI_TK_RS", Rng_from, "ReadACol", Wb_from)</text:p>
      <text:p text:style-name="P1"><text:s text:c="4"/>'insert attributes before Name_to/col_to</text:p>
      <text:p text:style-name="P1"><text:s text:c="4"/>Dim Name_to As String</text:p>
      <text:p text:style-name="P1"><text:s text:c="4"/>Name_to = ColumnNames_ToKeep_2(0)</text:p>
      <text:p text:style-name="P1"><text:s text:c="4"/>Dim Col_to As Long</text:p>
      <text:p text:style-name="P1"><text:s text:c="4"/>Col_to = z_GetColumnIndex(Name_to, 1, "SmC_MasterDataSet_PiLevel")</text:p>
      <text:p text:style-name="P1"><text:s text:c="4"/>Dim NofCols As Integer</text:p>
      <text:p text:style-name="P1"><text:s text:c="4"/>NofCols = UBound(ColumnNames_ToMap) - LBound(ColumnNames_ToMap) + 1</text:p>
      <text:p text:style-name="P1"><text:s text:c="4"/>Call z_InsertEmptyCols("SmC_MasterDataSet_PiLevel", NofCols, Col_to)</text:p>
      <text:p text:style-name="P1"><text:s text:c="4"/>Call z_AddColNames(ColumnNames_ToMap, "SmC_MasterDataSet_PiLevel", 1, Col_to)</text:p>
      <text:p text:style-name="P1"><text:s text:c="4"/>'map attributes</text:p>
      <text:p text:style-name="P1"><text:s text:c="4"/>Dim ColNames_from As Variant</text:p>
      <text:p text:style-name="P1"><text:s text:c="4"/>Dim ColNames_to As Variant</text:p>
      <text:p text:style-name="P1"><text:s text:c="4"/>ColNames_from = ColumnNames_ToMap</text:p>
      <text:p text:style-name="P1"><text:s text:c="4"/>ColNames_to = ColumnNames_ToMap</text:p>
      <text:p text:style-name="P1"><text:s text:c="4"/>Dim sSh_from As String</text:p>
      <text:p text:style-name="P1"><text:s text:c="4"/>sSh_from = "PMEC_VBA_MasterDataSet_13"</text:p>
      <text:p text:style-name="P1"><text:s text:c="4"/>'call the map function</text:p>
      <text:p text:style-name="P1"><text:s text:c="4"/>Call z_ShMapColumns_FastVersion(sSh_from, "PiIdentifier", ColNames_from, "SmC_MasterDataSet_PiLevel", _</text:p>
      <text:p text:style-name="P1"><text:s text:c="16"/>"PiIdentifier", ColNames_to)</text:p>
      <text:p text:style-name="P1">End If</text:p>
      <text:p text:style-name="P1">'add timestamp and pivot light</text:p>
      <text:p text:style-name="P1">'-----------------------------</text:p>
      <text:p text:style-name="P1">If flag Then</text:p>
      <text:p text:style-name="P1"><text:s text:c="4"/>'Date Columns</text:p>
      <text:p text:style-name="P1"><text:s text:c="4"/>date_Arr = Array("PI Planned start", "PI Planned finish", "BC First year of sales")</text:p>
      <text:p text:style-name="P1"><text:s text:c="4"/>Call z_ChgDateFormat("SmC_MasterDataSet_PiLevel", date_Arr, 0)</text:p>
      <text:p text:style-name="P1"><text:s text:c="4"/></text:p>
      <text:p text:style-name="P1"><text:s text:c="4"/>Dim FirstYr As Integer</text:p>
      <text:p text:style-name="P1"><text:s text:c="4"/>FirstYr = VBA.DateTime.year(Now()) - 1</text:p>
      <text:p text:style-name="P1"><text:soft-page-break/><text:s text:c="4"/>Call z_AddPivotTable_LightVersion("SmC_MasterDataSet_PiLevel", "PivotTable_PiLevel", "PiIdentifier", "Pi Title", "EAC Full Costs " &amp; CStr(FirstYr + 1) &amp; "_c")</text:p>
      <text:p text:style-name="P1"><text:s text:c="4"/>Call z_AddTimeStamp("SmC_MasterDataSet_PiLevel", StampDate, 1, 1, 25)</text:p>
      <text:p text:style-name="P1"><text:s text:c="4"/>Call z_AddTimeStamp("PivotTable_PiLevel", StampDate, 1, 1, 25)</text:p>
      <text:p text:style-name="P1"><text:s text:c="4"/>Debug.Print Now()</text:p>
      <text:p text:style-name="P1">End If</text:p>
      <text:p text:style-name="P1">'**********************************************</text:p>
      <text:p text:style-name="P1">'one line per TK</text:p>
      <text:p text:style-name="P1">'**********************************************</text:p>
      <text:p text:style-name="P1">'only keep needed columns from base data set (delete not needed columns)</text:p>
      <text:p text:style-name="P1">'-----------------------------------------------------------------------</text:p>
      <text:p text:style-name="P1">If flag Then</text:p>
      <text:p text:style-name="P1"><text:s text:c="4"/>ColumnNames_All = z_FillArray("PMEC_VBA_MasterDataSet_13_TK", , 1, 1)</text:p>
      <text:p text:style-name="P1"><text:s text:c="4"/>'</text:p>
      <text:p text:style-name="P1"><text:s text:c="4"/>Set Rng_from = z_RangeOfWb_AttributeNamesFromSheetToArray("PivotFlat_PI_TK_RS", 11, Wb_from)</text:p>
      <text:p text:style-name="P1"><text:s text:c="4"/>ColumnNames_ToKeep_1 = z_ReadAttributeNames_FromSheet_ToArray("PivotFlat_PI_TK_RS", Rng_from, "ReadACol", Wb_from)</text:p>
      <text:p text:style-name="P1"><text:s text:c="4"/>Set Rng_from = z_RangeOfWb_AttributeNamesFromSheetToArray("PivotFlat_PI_TK_RS", 12, Wb_from)</text:p>
      <text:p text:style-name="P1"><text:s text:c="4"/>ColumnNames_ToKeep_2 = z_ReadAttributeNames_FromSheet_ToArray("PivotFlat_PI_TK_RS", Rng_from, "ReadACol", Wb_from)</text:p>
      <text:p text:style-name="P1"><text:s text:c="4"/>ColumnNames_ToKeep = z_Arrays_PutTogether(ColumnNames_ToKeep_1, ColumnNames_ToKeep_2)</text:p>
      <text:p text:style-name="P1"><text:s text:c="4"/>'</text:p>
      <text:p text:style-name="P1"><text:s text:c="4"/>Call z_DeleteColumns3("PMEC_VBA_MasterDataSet_13_TK", ColumnNames_ToKeep, ColumnNames_All)</text:p>
      <text:p text:style-name="P1">End If</text:p>
      <text:p text:style-name="P1">'aggregation via Pivot</text:p>
      <text:p text:style-name="P1">'---------------------</text:p>
      <text:p text:style-name="P1">If flag_Tk Then</text:p>
      <text:p text:style-name="P1"><text:s text:c="4"/>'Stampdate</text:p>
      <text:p text:style-name="P1"><text:s text:c="4"/>StampDate = z_StampDate(wbdate)</text:p>
      <text:p text:style-name="P1"><text:s text:c="4"/>'Generate Pivot and flat table on TK level</text:p>
      <text:p text:style-name="P1"><text:s text:c="4"/>Debug.Print Now()</text:p>
      <text:p text:style-name="P1"><text:s text:c="4"/>PivotName_TKs = z_CreatePivot_TKs_CustomisedForOneLinePerId("PMEC_VBA_MasterDataSet_13_TK", "Pivot_TKs", "SmC_MasterDataSet_TkLevel")</text:p>
      <text:p text:style-name="P1"><text:s text:c="4"/>'remove the grand total line</text:p>
      <text:p text:style-name="P1"><text:s text:c="4"/>Call z_RemRow_WithAttrEntry("SmC_MasterDataSet_TkLevel", "TkIdentifier", "TkIdentifier", "Grand Total", 0)</text:p>
      <text:p text:style-name="P1">End If</text:p>
      <text:p text:style-name="P1">'remove no longer needed sheets</text:p>
      <text:p text:style-name="P1">'------------------------------</text:p>
      <text:p text:style-name="P1">If flag Then</text:p>
      <text:p text:style-name="P1"><text:s text:c="4"/>Call z_ShDelete("PMEC_VBA_MasterDataSet_13_TK", wb_new)</text:p>
      <text:p text:style-name="P1"><text:s text:c="4"/>Call z_ShDelete("Pivot_TKs", wb_new)</text:p>
      <text:p text:style-name="P1">End If</text:p>
      <text:p text:style-name="P1">'mapping</text:p>
      <text:p text:style-name="P1">'-------</text:p>
      <text:p text:style-name="P1">If flag Then</text:p>
      <text:p text:style-name="P1"><text:s text:c="4"/>'read attributes</text:p>
      <text:p text:style-name="P1"><text:soft-page-break/><text:s text:c="4"/>Set Rng_from = z_RangeOfWb_AttributeNamesFromSheetToArray("PivotFlat_PI_TK_RS", 13, Wb_from)</text:p>
      <text:p text:style-name="P1"><text:s text:c="4"/>ColumnNames_ToMap = z_ReadAttributeNames_FromSheet_ToArray("PivotFlat_PI_TK_RS", Rng_from, "ReadACol", Wb_from)</text:p>
      <text:p text:style-name="P1"><text:s text:c="4"/>'insert attributes before Name_to/col_to</text:p>
      <text:p text:style-name="P1"><text:s text:c="4"/>Name_to = ColumnNames_ToKeep_2(0)</text:p>
      <text:p text:style-name="P1"><text:s text:c="4"/>Col_to = z_GetColumnIndex(Name_to, 1, "SmC_MasterDataSet_TkLevel")</text:p>
      <text:p text:style-name="P1"><text:s text:c="4"/>NofCols = UBound(ColumnNames_ToMap) - LBound(ColumnNames_ToMap) + 1</text:p>
      <text:p text:style-name="P1"><text:s text:c="4"/>Call z_InsertEmptyCols("SmC_MasterDataSet_TkLevel", NofCols, Col_to)</text:p>
      <text:p text:style-name="P1"><text:s text:c="4"/>Call z_AddColNames(ColumnNames_ToMap, "SmC_MasterDataSet_TkLevel", 1, Col_to)</text:p>
      <text:p text:style-name="P1"><text:s text:c="4"/>'add the concatenated key in Sheet to</text:p>
      <text:p text:style-name="P1"><text:s text:c="4"/>Call z_InsertEmptyCols("SmC_MasterDataSet_TkLevel", 1, Col_to)</text:p>
      <text:p text:style-name="P1"><text:s text:c="4"/>Call z_AddColNames(Array("TkIdentifier&amp;WsIdentifier&amp;PiIdentifier"), "SmC_MasterDataSet_TkLevel", 1, Col_to)</text:p>
      <text:p text:style-name="P1"><text:s text:c="4"/>Col_PiId_TK = z_GetColumnIndex("PiIdentifier", 1, "SmC_MasterDataSet_TkLevel")</text:p>
      <text:p text:style-name="P1"><text:s text:c="4"/>Col_TkId_TK = z_GetColumnIndex("TkIdentifier", 1, "SmC_MasterDataSet_TkLevel")</text:p>
      <text:p text:style-name="P1"><text:s text:c="4"/>Col_WsId_TK = z_GetColumnIndex("WsIdentifier", 1, "SmC_MasterDataSet_TkLevel")</text:p>
      <text:p text:style-name="P1"><text:s text:c="4"/>RowSize_Tk = z_RowSize(1, "SmC_MasterDataSet_TkLevel")</text:p>
      <text:p text:style-name="P1"><text:s text:c="4"/>For Row = 2 To RowSize_Tk</text:p>
      <text:p text:style-name="P1"><text:s text:c="8"/>Cells(Row, Col_to) = Cells(Row, Col_TkId_TK) &amp; "@" &amp; Cells(Row, Col_WsId_TK) &amp; "@" &amp; Cells(Row, Col_PiId_TK)</text:p>
      <text:p text:style-name="P1"><text:s text:c="4"/>Next</text:p>
      <text:p text:style-name="P1"><text:s text:c="4"/>'add the concatenated key in Sheet from (position not important since sheet will be deleted afterwards)</text:p>
      <text:p text:style-name="P1"><text:s text:c="4"/>Call z_InsertEmptyCols("PMEC_VBA_MasterDataSet_13", 1, Col_to)</text:p>
      <text:p text:style-name="P1"><text:s text:c="4"/>Call z_AddColNames(Array("TkIdentifier&amp;WsIdentifier&amp;PiIdentifier"), "PMEC_VBA_MasterDataSet_13", 1, Col_to)</text:p>
      <text:p text:style-name="P1"><text:s text:c="4"/>Col_PiId = z_GetColumnIndex("PiIdentifier", 1, "PMEC_VBA_MasterDataSet_13")</text:p>
      <text:p text:style-name="P1"><text:s text:c="4"/>col_TkId = z_GetColumnIndex("TkIdentifier", 1, "PMEC_VBA_MasterDataSet_13")</text:p>
      <text:p text:style-name="P1"><text:s text:c="4"/>col_WsId = z_GetColumnIndex("WsIdentifier", 1, "PMEC_VBA_MasterDataSet_13")</text:p>
      <text:p text:style-name="P1"><text:s text:c="4"/>RowSize = z_RowSize(1, "PMEC_VBA_MasterDataSet_13")</text:p>
      <text:p text:style-name="P1"><text:s text:c="4"/>For Row = 2 To RowSize</text:p>
      <text:p text:style-name="P1"><text:s text:c="8"/>Cells(Row, Col_to) = Cells(Row, col_TkId) &amp; "@" &amp; Cells(Row, col_WsId) &amp; "@" &amp; Cells(Row, Col_PiId)</text:p>
      <text:p text:style-name="P1"><text:s text:c="4"/>Next</text:p>
      <text:p text:style-name="P1"><text:s text:c="4"/>'map attributes</text:p>
      <text:p text:style-name="P1"><text:s text:c="4"/>sSh_from = "PMEC_VBA_MasterDataSet_13"</text:p>
      <text:p text:style-name="P1"><text:s text:c="4"/>ColNames_from = ColumnNames_ToMap</text:p>
      <text:p text:style-name="P1"><text:s text:c="4"/>ColNames_to = ColumnNames_ToMap</text:p>
      <text:p text:style-name="P1"><text:s text:c="4"/>'call the map function</text:p>
      <text:p text:style-name="P1"><text:s text:c="4"/>Call z_ShMapColumns_FastVersion(sSh_from, "TkIdentifier&amp;WsIdentifier&amp;PiIdentifier", ColNames_from, _</text:p>
      <text:p text:style-name="P1"><text:s text:c="16"/>"SmC_MasterDataSet_TkLevel", "TkIdentifier&amp;WsIdentifier&amp;PiIdentifier", ColNames_to)</text:p>
      <text:p text:style-name="P1">' <text:s text:c="3"/>'delete TkIdentifier=(blank)</text:p>
      <text:p text:style-name="P1">' <text:s text:c="3"/>RowSize = z_RowSize(1, "SmC_MasterDataSet_TkLevel")</text:p>
      <text:p text:style-name="P1">' <text:s text:c="3"/>For Row = 2 To 1000</text:p>
      <text:p text:style-name="P1">' <text:s text:c="7"/>If Cells(Row, 1) = "(blank)" Then</text:p>
      <text:p text:style-name="P1">' <text:s text:c="11"/>Cells(Row, 1).EntireRow.Delete</text:p>
      <text:p text:style-name="P1">' <text:s text:c="11"/>Row = Row - 1</text:p>
      <text:p text:style-name="P1">' <text:s text:c="7"/>End If</text:p>
      <text:p text:style-name="P1">' <text:s text:c="3"/>Next</text:p>
      <text:p text:style-name="P1">End If</text:p>
      <text:p text:style-name="P1">'add timestamp and pivot light</text:p>
      <text:p text:style-name="P1"><text:soft-page-break/>'-----------------------------</text:p>
      <text:p text:style-name="P1">If flag Then</text:p>
      <text:p text:style-name="P1"><text:s text:c="4"/>'Date Columns</text:p>
      <text:p text:style-name="P1"><text:s text:c="4"/>date_Arr = Array("PI Planned start", "PI Planned finish", "Activity Planned Start", "Activity Expected finish", "Activity Actual Start", "Activity Actual Finish", "BC First year of sales")</text:p>
      <text:p text:style-name="P1"><text:s text:c="4"/>Call z_ChgDateFormat("SmC_MasterDataSet_TkLevel", date_Arr, 0)</text:p>
      <text:p text:style-name="P1"><text:s text:c="4"/></text:p>
      <text:p text:style-name="P1"><text:s text:c="4"/>FirstYr = VBA.DateTime.year(Now()) - 1</text:p>
      <text:p text:style-name="P1"><text:s text:c="4"/>Call z_AddPivotTable_LightVersion("SmC_MasterDataSet_TkLevel", "PivotTable_TkLevel", "TkIdentifier", "TK Task Title", "EAC Full Costs " &amp; CStr(FirstYr + 1) &amp; "_c")</text:p>
      <text:p text:style-name="P1"><text:s text:c="4"/>Call z_AddTimeStamp("SmC_MasterDataSet_TkLevel", StampDate, 1, 1, 25)</text:p>
      <text:p text:style-name="P1"><text:s text:c="4"/>Call z_AddTimeStamp("PivotTable_TkLevel", StampDate, 1, 1, 25)</text:p>
      <text:p text:style-name="P1"><text:s text:c="4"/>Debug.Print Now()</text:p>
      <text:p text:style-name="P1">End If</text:p>
      <text:p text:style-name="P1">'remove no longer needed sheets</text:p>
      <text:p text:style-name="P1">'------------------------------</text:p>
      <text:p text:style-name="P1">If flag Then</text:p>
      <text:p text:style-name="P1"><text:s text:c="4"/>Call z_ShDelete("PMEC_VBA_MasterDataSet_13", wb_new)</text:p>
      <text:p text:style-name="P1">End If</text:p>
      <text:p text:style-name="P1"/>
      <text:p text:style-name="P1"><text:s text:c="4"/>Call z_WorkbookSave(wb_new)</text:p>
      <text:p text:style-name="P1"><text:s text:c="4"/>wb_new.Close</text:p>
      <text:p text:style-name="P1"><text:s text:c="4"/>Call z_TrackTime("C:\Users\t740698\Desktop\TimeTracking.txt", _</text:p>
      <text:p text:style-name="P1"><text:s text:c="12"/>Array("Main_CheckBusinessRules", "End", "task:", "file:", CStr(Now()), ""))</text:p>
      <text:p text:style-name="P1">End Sub</text:p>
      <text:p text:style-name="P1"/>
      <text:p text:style-name="P1">Sub m_Main_PivotFlat_Rs_CustomizedDataSet_OneLinePerId(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flag_Tk As Integer</text:p>
      <text:p text:style-name="P1"><text:s text:c="4"/>Dim flag_Rs As Integer</text:p>
      <text:p text:style-name="P1"><text:s text:c="4"/>'Dim wbdate As String</text:p>
      <text:p text:style-name="P1"><text:s text:c="4"/>Dim reportversion_folder As String</text:p>
      <text:p text:style-name="P1"><text:s text:c="4"/>Dim reportversion_file As String</text:p>
      <text:p text:style-name="P1"><text:s text:c="4"/>'***************************************</text:p>
      <text:p text:style-name="Standard"><text:span text:style-name="T1"><text:s text:c="4"/></text:span>'reopen</text:p>
      <text:p text:style-name="Standard"><text:s text:c="4"/>flag = 1</text:p>
      <text:p text:style-name="Standard"><text:s text:c="4"/>flag_Rs = 1 'default=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4 As Workbook</text:p>
      <text:p text:style-name="P1"><text:s text:c="4"/>Dim wb_new As Workbook</text:p>
      <text:p text:style-name="P1"><text:soft-page-break/><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OneLinePerId2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4_" &amp; wbdate &amp; reportversion_file &amp; ".xlsb"</text:p>
      <text:p text:style-name="P1"><text:s text:c="4"/>Call z_OpenAndActivateWb(WbName, WbPath, Wb_GenPart4)</text:p>
      <text:p text:style-name="P1">End If</text:p>
      <text:p text:style-name="P1"><text:s text:c="4"/>'copy a sheet from another workbook</text:p>
      <text:p text:style-name="P1">If flag Then</text:p>
      <text:p text:style-name="P1"><text:s text:c="4"/>Call z_CopySheetFromWb1ToWb2("PMEC_VBA_MasterDataSet_13", Wb_GenPart4, wb_new, "Begin")</text:p>
      <text:p text:style-name="P1"><text:s text:c="4"/>Sheets("PMEC_VBA_MasterDataSet_13").name = "PMEC_VBA_MasterDataSet_13_RS"</text:p>
      <text:p text:style-name="P1"><text:s text:c="4"/>Call z_CopySheetFromWb1ToWb2("PMEC_VBA_MasterDataSet_13", Wb_GenPart4, wb_new, "Begin")</text:p>
      <text:p text:style-name="P1"><text:s text:c="4"/>Wb_GenPart4.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p>
      <text:p text:style-name="P1">'one line per RS</text:p>
      <text:p text:style-name="P1">'**********************************************</text:p>
      <text:p text:style-name="P1">'only keep needed columns from base data set (delete not needed columns)</text:p>
      <text:p text:style-name="P1">'-----------------------------------------------------------------------</text:p>
      <text:p text:style-name="P1">If flag Then</text:p>
      <text:p text:style-name="P1"><text:s text:c="4"/>Dim ColumnNames_All As Variant</text:p>
      <text:p text:style-name="P1"><text:s text:c="4"/>ColumnNames_All = z_FillArray("PMEC_VBA_MasterDataSet_13_RS", , 1, 1)</text:p>
      <text:p text:style-name="P1"><text:s text:c="4"/>'</text:p>
      <text:p text:style-name="P1"><text:s text:c="4"/>Dim Wb_from As Workbook</text:p>
      <text:p text:style-name="P1"><text:s text:c="4"/>Dim Rng_from As Range</text:p>
      <text:p text:style-name="P1"><text:s text:c="4"/>Dim ColumnNames_ToKeep As Variant</text:p>
      <text:p text:style-name="P1"><text:s text:c="4"/>Dim ColumnNames_ToKeep_1 As Variant</text:p>
      <text:p text:style-name="P1"><text:s text:c="4"/>Dim ColumnNames_ToKeep_2 As Variant</text:p>
      <text:p text:style-name="P1"><text:soft-page-break/><text:s text:c="4"/>Set Rng_from = z_RangeOfWb_AttributeNamesFromSheetToArray("PivotFlat_PI_TK_RS", 14, Wb_from)</text:p>
      <text:p text:style-name="P1"><text:s text:c="4"/>ColumnNames_ToKeep_1 = z_ReadAttributeNames_FromSheet_ToArray("PivotFlat_PI_TK_RS", Rng_from, "ReadACol", Wb_from)</text:p>
      <text:p text:style-name="P1"><text:s text:c="4"/>Set Rng_from = z_RangeOfWb_AttributeNamesFromSheetToArray("PivotFlat_PI_TK_RS", 15, Wb_from)</text:p>
      <text:p text:style-name="P1"><text:s text:c="4"/>ColumnNames_ToKeep_2 = z_ReadAttributeNames_FromSheet_ToArray("PivotFlat_PI_TK_RS", Rng_from, "ReadACol", Wb_from)</text:p>
      <text:p text:style-name="P1"><text:s text:c="4"/>ColumnNames_ToKeep = z_Arrays_PutTogether(ColumnNames_ToKeep_1, ColumnNames_ToKeep_2)</text:p>
      <text:p text:style-name="P1"><text:s text:c="4"/>'</text:p>
      <text:p text:style-name="P1"><text:s text:c="4"/>Call z_DeleteColumns3("PMEC_VBA_MasterDataSet_13_RS", ColumnNames_ToKeep, ColumnNames_All)</text:p>
      <text:p text:style-name="P1">End If</text:p>
      <text:p text:style-name="P1">'aggregation via Pivot</text:p>
      <text:p text:style-name="P1">'---------------------</text:p>
      <text:p text:style-name="P1">If flag Then</text:p>
      <text:p text:style-name="P1"><text:s text:c="4"/>'Stampdate</text:p>
      <text:p text:style-name="P1"><text:s text:c="4"/>Dim StampDate As String</text:p>
      <text:p text:style-name="P1"><text:s text:c="4"/>StampDate = z_StampDate(wbdate)</text:p>
      <text:p text:style-name="P1"><text:s text:c="4"/>'Generate Pivot and flat table on TK level</text:p>
      <text:p text:style-name="P1"><text:s text:c="4"/>Debug.Print Now()</text:p>
      <text:p text:style-name="P1"><text:s text:c="4"/>PivotName_RSs = z_CreatePivot_RSs_CustomisedForOneLinePerId("PMEC_VBA_MasterDataSet_13_RS", "Pivot_RSs", "SmC_MasterDataSet_ResourceLevel")</text:p>
      <text:p text:style-name="P1"><text:s text:c="4"/>'remove the grand total line</text:p>
      <text:p text:style-name="P1"><text:s text:c="4"/>Call z_RemRow_WithAttrEntry("SmC_MasterDataSet_ResourceLevel", "RsIdentifier", "RsIdentifier", "Grand Total", 0)</text:p>
      <text:p text:style-name="P1">End If</text:p>
      <text:p text:style-name="P1">'remove no longer needed sheets</text:p>
      <text:p text:style-name="P1">'------------------------------</text:p>
      <text:p text:style-name="P1">If flag Then</text:p>
      <text:p text:style-name="P1"><text:s text:c="4"/>Call z_ShDelete("PMEC_VBA_MasterDataSet_13_RS", wb_new)</text:p>
      <text:p text:style-name="P1"><text:s text:c="4"/>Call z_ShDelete("Pivot_RSs", wb_new)</text:p>
      <text:p text:style-name="P1">End If</text:p>
      <text:p text:style-name="P1">'mapping</text:p>
      <text:p text:style-name="P1">'-------</text:p>
      <text:p text:style-name="P1">If flag Then</text:p>
      <text:p text:style-name="P1"><text:s text:c="4"/>'read attributes</text:p>
      <text:p text:style-name="P1"><text:s text:c="4"/>Dim ColumnNames_ToMap As Variant</text:p>
      <text:p text:style-name="P1"><text:s text:c="4"/>Set Rng_from = z_RangeOfWb_AttributeNamesFromSheetToArray("PivotFlat_PI_TK_RS", 16, Wb_from)</text:p>
      <text:p text:style-name="P1"><text:s text:c="4"/>ColumnNames_ToMap = z_ReadAttributeNames_FromSheet_ToArray("PivotFlat_PI_TK_RS", Rng_from, "ReadACol", Wb_from)</text:p>
      <text:p text:style-name="P1"><text:s text:c="4"/>'insert attributes before Name_to/col_to</text:p>
      <text:p text:style-name="P1"><text:s text:c="4"/>Dim Name_to As String</text:p>
      <text:p text:style-name="P1"><text:s text:c="4"/>Name_to = ColumnNames_ToKeep_2(0)</text:p>
      <text:p text:style-name="P1"><text:s text:c="4"/>Dim Col_to As Long</text:p>
      <text:p text:style-name="P1"><text:s text:c="4"/>Col_to = z_GetColumnIndex(Name_to, 1, "SmC_MasterDataSet_ResourceLevel")</text:p>
      <text:p text:style-name="P1"><text:s text:c="4"/>Dim NofCols As Integer</text:p>
      <text:p text:style-name="P1"><text:s text:c="4"/>NofCols = UBound(ColumnNames_ToMap) - LBound(ColumnNames_ToMap) + 1</text:p>
      <text:p text:style-name="P1"><text:s text:c="4"/>Call z_InsertEmptyCols("SmC_MasterDataSet_ResourceLevel", NofCols, Col_to)</text:p>
      <text:p text:style-name="P1"><text:s text:c="4"/>Call z_AddColNames(ColumnNames_ToMap, "SmC_MasterDataSet_ResourceLevel", 1, Col_to)</text:p>
      <text:p text:style-name="P1"><text:soft-page-break/><text:s text:c="4"/>'map attributes</text:p>
      <text:p text:style-name="P1"><text:s text:c="4"/>Dim ColNames_from As Variant</text:p>
      <text:p text:style-name="P1"><text:s text:c="4"/>Dim ColNames_to As Variant</text:p>
      <text:p text:style-name="P1"><text:s text:c="4"/>ColNames_from = ColumnNames_ToMap</text:p>
      <text:p text:style-name="P1"><text:s text:c="4"/>ColNames_to = ColumnNames_ToMap</text:p>
      <text:p text:style-name="P1"><text:s text:c="4"/>Dim sSh_from As String</text:p>
      <text:p text:style-name="P1"><text:s text:c="4"/>sSh_from = "PMEC_VBA_MasterDataSet_13"</text:p>
      <text:p text:style-name="P1"><text:s text:c="4"/>'call the map function</text:p>
      <text:p text:style-name="P1"><text:s text:c="4"/>Call z_ShMapColumns_FastVersion(sSh_from, "RsIdentifier", ColNames_from, "SmC_MasterDataSet_ResourceLevel", _</text:p>
      <text:p text:style-name="P1"><text:s text:c="16"/>"RsIdentifier", ColNames_to)</text:p>
      <text:p text:style-name="P1">End If</text:p>
      <text:p text:style-name="P1">'add timestamp and pivot light</text:p>
      <text:p text:style-name="P1">'-----------------------------</text:p>
      <text:p text:style-name="P1">If flag_Rs Then</text:p>
      <text:p text:style-name="P1"><text:s text:c="4"/>'Date Columns</text:p>
      <text:p text:style-name="P1"><text:s text:c="4"/>date_Arr = Array("PI Planned start", "PI Planned finish", "Activity Planned Start", "Activity Expected finish", "Activity Actual Start", "Activity Actual Finish", "BC First year of sales")</text:p>
      <text:p text:style-name="P1"><text:s text:c="4"/>Call z_ChgDateFormat("SmC_MasterDataSet_ResourceLevel", date_Arr, 0)</text:p>
      <text:p text:style-name="P1"><text:s text:c="4"/></text:p>
      <text:p text:style-name="P1"><text:s text:c="4"/>Dim FirstYr As Integer</text:p>
      <text:p text:style-name="P1"><text:s text:c="4"/>FirstYr = VBA.DateTime.year(Now()) - 1</text:p>
      <text:p text:style-name="P1"><text:s text:c="4"/>Call z_AddPivotTable_LightVersion("SmC_MasterDataSet_ResourceLevel", "PivotTable_RsLevel", "RsIdentifier", "EAC Full Costs " &amp; CStr(FirstYr + 1) &amp; "_c")</text:p>
      <text:p text:style-name="P1"><text:s text:c="4"/>Call z_AddTimeStamp("SmC_MasterDataSet_ResourceLevel", StampDate, 1, 1, 25)</text:p>
      <text:p text:style-name="P1"><text:s text:c="4"/>Call z_AddTimeStamp("PivotTable_RsLevel", StampDate, 1, 1, 25)</text:p>
      <text:p text:style-name="P1"><text:s text:c="4"/>Debug.Print Now()</text:p>
      <text:p text:style-name="P1">End If</text:p>
      <text:p text:style-name="P1">'remove no longer needed sheets</text:p>
      <text:p text:style-name="P1">'------------------------------</text:p>
      <text:p text:style-name="P1">If flag Then</text:p>
      <text:p text:style-name="P1"><text:s text:c="4"/>Call z_ShDelete("PMEC_VBA_MasterDataSet_13", wb_new)</text:p>
      <text:p text:style-name="P1">End If</text:p>
      <text:p text:style-name="P1"><text:s text:c="4"/>Call z_WorkbookSave(wb_new)</text:p>
      <text:p text:style-name="P1"><text:s text:c="4"/>wb_new.Close</text:p>
      <text:p text:style-name="P1"><text:s text:c="4"/>Call z_TrackTime("C:\Users\t740698\Desktop\TimeTracking.txt", _</text:p>
      <text:p text:style-name="P1"><text:s text:c="12"/>Array("Main_CheckBusinessRules", "End", "task:", "file:", CStr(Now()), ""))</text:p>
      <text:p text:style-name="P1">End Sub</text:p>
      <text:p text:style-name="P1"/>
      <text:p text:style-name="P1"/>
      <text:p text:style-name="P1"/>
      <text:p text:style-name="P1"/>
      <text:p text:style-name="P1">Sub StartAll_CheckAttributesEntries()</text:p>
      <text:p text:style-name="P1"><text:s text:c="4"/>Dim wbdate As String</text:p>
      <text:p text:style-name="P1"><text:s text:c="4"/>wbdate = "2012_10_16"</text:p>
      <text:p text:style-name="P1"><text:s text:c="4"/>Call m_CheckAttributeEntries_PILevel_MappingAndColoring(wbdate)</text:p>
      <text:p text:style-name="P1"><text:s text:c="4"/>Call m_CheckAttributeEntries_TKLevel_MappingAndColoring(wbdate)</text:p>
      <text:p text:style-name="P1"><text:s text:c="4"/>'runs through if no colored cell exists otherwise a msgbox pops up</text:p>
      <text:p text:style-name="P1"><text:s text:c="4"/>Call m_ShowTheErrors("Pi")</text:p>
      <text:p text:style-name="P1"><text:s text:c="4"/>Call m_ShowTheErrors("Tk")</text:p>
      <text:p text:style-name="P1">End Sub</text:p>
      <text:p text:style-name="P1">Sub StartAll_CheckAttributesEntries_ArbitraryLevel()</text:p>
      <text:p text:style-name="P1"><text:s text:c="4"/>Call m_CheckAttributeEntries_ArbitraryLevel_MappingAndColoring</text:p>
      <text:p text:style-name="P1"><text:soft-page-break/><text:s text:c="4"/>Call m_ShowTheErrors("Pi")</text:p>
      <text:p text:style-name="P1">End Sub</text:p>
      <text:p text:style-name="P1">Sub m_ShowTheErrors(Optional Flag_level As String)</text:p>
      <text:p text:style-name="P1"><text:s text:c="4"/>Dim Sh_Comparison As String</text:p>
      <text:p text:style-name="P1"><text:s text:c="4"/>Dim AttributeName As String</text:p>
      <text:p text:style-name="P1"><text:s text:c="4"/>Dim Id As String</text:p>
      <text:p text:style-name="P1"><text:s text:c="4"/>Dim Col_Id As Long</text:p>
      <text:p text:style-name="P1"><text:s text:c="4"/>Dim RowSize As Long</text:p>
      <text:p text:style-name="P1"><text:s text:c="4"/>Dim ColSize As Long</text:p>
      <text:p text:style-name="P1"><text:s text:c="4"/>Dim Rng As Range</text:p>
      <text:p text:style-name="P1"><text:s text:c="4"/>'Dim Flag_level As String</text:p>
      <text:p text:style-name="P1"><text:s text:c="4"/>Dim Loop_Steps As Integer</text:p>
      <text:p text:style-name="P1"><text:s text:c="4"/>Dim flag_NoCellsVisible As Boolean</text:p>
      <text:p text:style-name="P1"><text:s text:c="4"/>'*******************</text:p>
      <text:p text:style-name="P1"><text:s text:c="4"/>If Flag_level = Empty Then</text:p>
      <text:p text:style-name="P1"><text:s text:c="8"/>Flag_level = "Rs"</text:p>
      <text:p text:style-name="P1"><text:s text:c="4"/>End If</text:p>
      <text:p text:style-name="P1"><text:s text:c="4"/>If Flag_level = "Pi" Then</text:p>
      <text:p text:style-name="P1"><text:s text:c="8"/>Sh_Comparison = "Sh_PiLevel_Comparison"</text:p>
      <text:p text:style-name="P1"><text:s text:c="8"/>Id = "PiIdentifier"</text:p>
      <text:p text:style-name="P1"><text:s text:c="8"/>Loop_Steps = 2</text:p>
      <text:p text:style-name="P1"><text:s text:c="4"/>ElseIf Flag_level = "Tk" Then</text:p>
      <text:p text:style-name="P1"><text:s text:c="8"/>Sh_Comparison = "Sh_TkLevel_Comparison"</text:p>
      <text:p text:style-name="P1"><text:s text:c="8"/>Id = "TkIdentifier"</text:p>
      <text:p text:style-name="P1"><text:s text:c="8"/>Loop_Steps = 2</text:p>
      <text:p text:style-name="P1"><text:s text:c="4"/>ElseIf Flag_level = "Rs" Then</text:p>
      <text:p text:style-name="P1"><text:s text:c="8"/>Sh_Comparison = "SmC_MasterDataSet_ResourceLevel"</text:p>
      <text:p text:style-name="P1"><text:s text:c="8"/>Id = "RsIdentifier"</text:p>
      <text:p text:style-name="P1"><text:s text:c="8"/>Loop_Steps = 1</text:p>
      <text:p text:style-name="P1"><text:s text:c="4"/>Else</text:p>
      <text:p text:style-name="P1"><text:s text:c="8"/>Stop</text:p>
      <text:p text:style-name="P1"><text:s text:c="4"/>End If</text:p>
      <text:p text:style-name="P1"><text:s text:c="4"/>'*******************</text:p>
      <text:p text:style-name="P1"><text:s text:c="4"/>'autofilter on</text:p>
      <text:p text:style-name="P1"><text:s text:c="4"/>Call z_AutofilterOn(Sh_Comparison, 1)</text:p>
      <text:p text:style-name="P1"><text:s text:c="4"/>'set range</text:p>
      <text:p text:style-name="P1"><text:s text:c="4"/>Sheets(Sh_Comparison).Activate</text:p>
      <text:p text:style-name="P1"><text:s text:c="4"/>Col_Id = z_GetColumnIndex(Id, 1, Sh_Comparison)</text:p>
      <text:p text:style-name="P1"><text:s text:c="4"/>RowSize = z_RowSize(Col_Id, Sh_Comparison)</text:p>
      <text:p text:style-name="P1"><text:s text:c="4"/>ColSize = z_ColSize(1, Sh_Comparison)</text:p>
      <text:p text:style-name="P1"><text:s text:c="4"/>Set Rng = Range(Cells(1, 1), Cells(RowSize, ColSize))</text:p>
      <text:p text:style-name="P1"><text:s text:c="4"/></text:p>
      <text:p text:style-name="P1"><text:s text:c="4"/>'set filter</text:p>
      <text:p text:style-name="P1"><text:s text:c="4"/>For iter = 2 To ColSize Step Loop_Steps</text:p>
      <text:p text:style-name="P1"><text:s text:c="8"/>Cells(1, iter).Activate</text:p>
      <text:p text:style-name="P1"><text:s text:c="8"/>AttributeName = Cells(1, iter).Value</text:p>
      <text:p text:style-name="P1"><text:s text:c="8"/>Call z_SetFilter(Sh_Comparison, Rng, _</text:p>
      <text:p text:style-name="P1"><text:s text:c="16"/>, , , , , , , , , , , , , , _</text:p>
      <text:p text:style-name="P1"><text:s text:c="16"/>AttributeName, RGB(255, 0, 0), "xlFilterCellColor" _</text:p>
      <text:p text:style-name="P1"><text:s text:c="16"/>)</text:p>
      <text:p text:style-name="P1"><text:s text:c="8"/>Cells(1, iter).Activate</text:p>
      <text:p text:style-name="P1"><text:s text:c="8"/>Dim answer As String</text:p>
      <text:p text:style-name="P1"><text:s text:c="8"/>Dim Rng_Data As Range</text:p>
      <text:p text:style-name="P1"><text:soft-page-break/><text:s text:c="8"/>Set Rng_Data = Range(Cells(2, 1), Cells(RowSize, ColSize))</text:p>
      <text:p text:style-name="P1"><text:s text:c="8"/>On Error GoTo NoCellsVisible:</text:p>
      <text:p text:style-name="P1"><text:s text:c="12"/>flag_NoCellsVisible = False</text:p>
      <text:p text:style-name="P1"><text:s text:c="12"/>Rng_Data.SpecialCells (xlCellTypeVisible)</text:p>
      <text:p text:style-name="P1"><text:s text:c="8"/>On Error GoTo 0</text:p>
      <text:p text:style-name="P1"><text:s text:c="8"/>If flag_NoCellsVisible &lt;&gt; True Then</text:p>
      <text:p text:style-name="P1"><text:s text:c="12"/>answer = InputBox("next", , , 1000, 10000)</text:p>
      <text:p text:style-name="P1"><text:s text:c="12"/>If answer &lt;&gt; Empty Then</text:p>
      <text:p text:style-name="P1"><text:s text:c="16"/>Stop</text:p>
      <text:p text:style-name="P1"><text:s text:c="16"/>Sheets(Sh_Comparison).Activate</text:p>
      <text:p text:style-name="P1"><text:s text:c="12"/>End If</text:p>
      <text:p text:style-name="P1"><text:s text:c="8"/>End If</text:p>
      <text:p text:style-name="P1"><text:s text:c="8"/>Call z_AutofilterClear(Sh_Comparison)</text:p>
      <text:p text:style-name="P1"><text:s text:c="4"/>Next</text:p>
      <text:p text:style-name="P1">Exit Sub</text:p>
      <text:p text:style-name="P1">NoCellsVisible:</text:p>
      <text:p text:style-name="P1"><text:s text:c="4"/>flag_NoCellsVisible = True</text:p>
      <text:p text:style-name="P1"><text:s text:c="4"/>Resume Next</text:p>
      <text:p text:style-name="P1">End Sub</text:p>
      <text:p text:style-name="P1"/>
      <text:p text:style-name="P1">Sub m_CheckAttributeEntries_TwoIdenticalSheets()</text:p>
      <text:p text:style-name="P1"><text:s text:c="4"/>'------------</text:p>
      <text:p text:style-name="P1"><text:s text:c="4"/>'Use this simple version if you have two sheets with identical format, same rows and column and</text:p>
      <text:p text:style-name="P1"><text:s text:c="4"/>'the same identifier in the same row.</text:p>
      <text:p text:style-name="P1"><text:s text:c="4"/>'------------</text:p>
      <text:p text:style-name="P1"><text:s text:c="4"/>Dim Sh1 As String</text:p>
      <text:p text:style-name="P1"><text:s text:c="4"/>Dim Id_Sh1 As String</text:p>
      <text:p text:style-name="P1"><text:s text:c="4"/>Dim Id2_Sh1 As String</text:p>
      <text:p text:style-name="P1"><text:s text:c="4"/>Dim Col_Id_Sh1 As Long</text:p>
      <text:p text:style-name="P1"><text:s text:c="4"/>Dim Col_Id2_Sh1 As Long</text:p>
      <text:p text:style-name="P1"><text:s text:c="4"/>Dim RowSize_Sh1 As Long</text:p>
      <text:p text:style-name="P1"><text:s text:c="4"/>Dim ColSize_Sh1 As Long</text:p>
      <text:p text:style-name="P1"><text:s text:c="4"/>Dim Rng_Sh1 As Range</text:p>
      <text:p text:style-name="P1"><text:s text:c="4"/></text:p>
      <text:p text:style-name="P1"><text:s text:c="4"/>Dim Sh2 As String</text:p>
      <text:p text:style-name="P1"><text:s text:c="4"/>Dim Id_Sh2 As String</text:p>
      <text:p text:style-name="P1"><text:s text:c="4"/>Dim Id2_Sh2 As String</text:p>
      <text:p text:style-name="P1"><text:s text:c="4"/>Dim Col_Id_Sh2 As Long</text:p>
      <text:p text:style-name="P1"><text:s text:c="4"/>Dim Col_Id2_Sh2 As Long</text:p>
      <text:p text:style-name="P1"><text:s text:c="4"/>Dim RowSize_Sh2 As Long</text:p>
      <text:p text:style-name="P1"><text:s text:c="4"/>Dim ColSize_Sh2 As Long</text:p>
      <text:p text:style-name="P1"><text:s text:c="4"/>Dim Rng_Sh2 As Range</text:p>
      <text:p text:style-name="P1"><text:s text:c="4"/></text:p>
      <text:p text:style-name="P1"><text:s text:c="4"/>'*******************</text:p>
      <text:p text:style-name="P1"><text:s text:c="4"/>MsgBox ("Move the sheets to check manually into a workbook and adapt the sheet names")</text:p>
      <text:p text:style-name="P1"><text:s text:c="4"/>Stop</text:p>
      <text:p text:style-name="P1"><text:s text:c="4"/>'Sh1 will be colored!!</text:p>
      <text:p text:style-name="P1"><text:s text:c="4"/>'Sh1 and Sh2 will be sorted on Id and Id2</text:p>
      <text:p text:style-name="P1"><text:s text:c="4"/>Sh1 = "Sh_Result" '"SmC_MasterDataSet_ResourceLev n"</text:p>
      <text:p text:style-name="Standard"><text:span text:style-name="T1"><text:s text:c="4"/></text:span><text:span text:style-name="T2">Id_Sh1 = "UC AGI Code" '"PiIdentifier"</text:span></text:p>
      <text:p text:style-name="Standard"><text:span text:style-name="T2"><text:s text:c="4"/></text:span><text:span text:style-name="T1">Id2_Sh1 = "ActivityIdentifier"</text:span></text:p>
      <text:p text:style-name="P1"><text:s text:c="4"/>Sh2 = "Sh_Result_1" '"SmC_MasterDataSet_ResourceLev o"</text:p>
      <text:p text:style-name="Standard"><text:span text:style-name="T1"><text:s text:c="4"/></text:span><text:span text:style-name="T2">Id_Sh2 = "UC AGI Code" '"PiIdentifier"</text:span></text:p>
      <text:p text:style-name="Standard"><text:soft-page-break/><text:span text:style-name="T2"><text:s text:c="4"/></text:span><text:span text:style-name="T1">Id2_Sh2 = "ActivityIdentifier"</text:span></text:p>
      <text:p text:style-name="P1"><text:s text:c="4"/>'*******************</text:p>
      <text:p text:style-name="P1"><text:s text:c="4"/></text:p>
      <text:p text:style-name="P1"><text:s text:c="4"/>Sheets(Sh1).Activate</text:p>
      <text:p text:style-name="P1"><text:s text:c="4"/>Col_Id_Sh1 = z_GetColumnIndex(Id_Sh1, 1, Sh1)</text:p>
      <text:p text:style-name="P1"><text:s text:c="4"/>Col_Id2_Sh1 = z_GetColumnIndex(Id2_Sh1, 1, Sh1)</text:p>
      <text:p text:style-name="P1"><text:s text:c="4"/>RowSize_Sh1 = z_RowSize(Col_Id_Sh1, Sh1)</text:p>
      <text:p text:style-name="P1"><text:s text:c="4"/>ColSize_Sh1 = z_ColSize(1, Sh1)</text:p>
      <text:p text:style-name="P1"><text:s text:c="4"/>Set Rng_Sh1 = Range(Cells(1, 1), Cells(RowSize_Sh1, ColSize_Sh1))</text:p>
      <text:p text:style-name="P1"><text:s text:c="4"/></text:p>
      <text:p text:style-name="P1"><text:s text:c="4"/>Sheets(Sh2).Activate</text:p>
      <text:p text:style-name="P1"><text:s text:c="4"/>Col_Id_Sh2 = z_GetColumnIndex(Id_Sh2, 1, Sh2)</text:p>
      <text:p text:style-name="P1"><text:s text:c="4"/>Col_Id2_Sh2 = z_GetColumnIndex(Id2_Sh2, 1, Sh2)</text:p>
      <text:p text:style-name="P1"><text:s text:c="4"/>RowSize_Sh2 = z_RowSize(Col_Id_Sh2, Sh2)</text:p>
      <text:p text:style-name="P1"><text:s text:c="4"/>ColSize_Sh2 = z_ColSize(1, Sh2)</text:p>
      <text:p text:style-name="P1"><text:s text:c="4"/>Set Rng_Sh2 = Range(Cells(1, 1), Cells(RowSize_Sh2, ColSize_Sh2))</text:p>
      <text:p text:style-name="P1"><text:s text:c="4"/></text:p>
      <text:p text:style-name="P1"><text:s text:c="4"/>If RowSize_Sh1 &lt;&gt; RowSize_Sh2 Or ColSize_Sh1 &lt;&gt; ColSize_Sh2 Then</text:p>
      <text:p text:style-name="P1"><text:s text:c="8"/>'do not use it</text:p>
      <text:p text:style-name="P1"><text:s text:c="8"/>Stop</text:p>
      <text:p text:style-name="P1"><text:s text:c="4"/>End If</text:p>
      <text:p text:style-name="P1"><text:s text:c="4"/></text:p>
      <text:p text:style-name="P1"><text:s text:c="4"/>'sort both sheets PI, TK</text:p>
      <text:p text:style-name="P1"><text:s text:c="4"/>Call z_Sort(Sh1, Col_Id_Sh1, Col_Id2_Sh1, Col_Id_Sh1, 1)</text:p>
      <text:p text:style-name="P1"><text:s text:c="4"/>Call z_Sort(Sh2, Col_Id_Sh2, Col_Id2_Sh2, Col_Id_Sh2, 1)</text:p>
      <text:p text:style-name="P1"><text:s text:c="4"/></text:p>
      <text:p text:style-name="P1"><text:s text:c="4"/>'checking and coloring</text:p>
      <text:p text:style-name="P1"><text:s text:c="4"/>Dim flag_CaseInsensitive As Boolean</text:p>
      <text:p text:style-name="P1"><text:s text:c="4"/>flag_CaseInsensitive = False</text:p>
      <text:p text:style-name="P1"><text:s text:c="4"/>For Row = 2 To RowSize_Sh1</text:p>
      <text:p text:style-name="P1"><text:s text:c="8"/>For col = 1 To ColSize_Sh1</text:p>
      <text:p text:style-name="P1"><text:s text:c="12"/>'case sensitive</text:p>
      <text:p text:style-name="P1"><text:s text:c="12"/>If flag_CaseInsensitive = False Then</text:p>
      <text:p text:style-name="P1"><text:s text:c="16"/>If Rng_Sh1(Row, col).Value &lt;&gt; Rng_Sh2(Row, col).Value Then</text:p>
      <text:p text:style-name="P1"><text:s text:c="20"/>If Rng_Sh1(Row, col) = "(blank)" And Rng_Sh2(Row, col) = "" Then</text:p>
      <text:p text:style-name="P1"><text:s text:c="24"/>'ok</text:p>
      <text:p text:style-name="P1"><text:s text:c="20"/>Else</text:p>
      <text:p text:style-name="P1"><text:s text:c="24"/>'difference</text:p>
      <text:p text:style-name="P1"><text:s text:c="24"/>Rng_Sh1(Row, col).Interior.Color = 255</text:p>
      <text:p text:style-name="P1"><text:s text:c="20"/>End If</text:p>
      <text:p text:style-name="P1"><text:s text:c="16"/>End If</text:p>
      <text:p text:style-name="P1"><text:s text:c="12"/>'case insensitive</text:p>
      <text:p text:style-name="P1"><text:s text:c="12"/>Else</text:p>
      <text:p text:style-name="P1"><text:s text:c="16"/>If LCase(Rng_Sh1(Row, col).Value) &lt;&gt; LCase(Rng_Sh2(Row, col).Value) Then</text:p>
      <text:p text:style-name="P1"><text:s text:c="20"/>If Rng_Sh1(Row, col) = "(blank)" And Rng_Sh2(Row, col) = "" Then</text:p>
      <text:p text:style-name="P1"><text:s text:c="24"/>'ok</text:p>
      <text:p text:style-name="P1"><text:s text:c="20"/>Else</text:p>
      <text:p text:style-name="P1"><text:s text:c="24"/>'difference</text:p>
      <text:p text:style-name="P1"><text:s text:c="24"/>Rng_Sh1(Row, col).Interior.Color = 255</text:p>
      <text:p text:style-name="P1"><text:s text:c="20"/>End If</text:p>
      <text:p text:style-name="P1"><text:s text:c="16"/>End If</text:p>
      <text:p text:style-name="P1"><text:s text:c="12"/>End If</text:p>
      <text:p text:style-name="P1"><text:s text:c="8"/>Next</text:p>
      <text:p text:style-name="P1"><text:soft-page-break/><text:s text:c="4"/>Next</text:p>
      <text:p text:style-name="P1">End Sub</text:p>
      <text:p text:style-name="P1">Sub m_CheckAttributeEntries_ArbitraryLevel_MappingAndColoring()</text:p>
      <text:p text:style-name="P1"><text:s text:c="4"/>'------------</text:p>
      <text:p text:style-name="P1"><text:s text:c="4"/>'Use this sophisticated version if you have two sheets with different format.</text:p>
      <text:p text:style-name="P1"><text:s text:c="4"/>'------------</text:p>
      <text:p text:style-name="P1"><text:s text:c="4"/>Dim Wb_Comparison As Workbook</text:p>
      <text:p text:style-name="P1"><text:s text:c="4"/>Dim ShToCheck As String</text:p>
      <text:p text:style-name="P1"><text:s text:c="4"/>Dim ShRef As String</text:p>
      <text:p text:style-name="P1"><text:s text:c="4"/>Dim ShComparison As String</text:p>
      <text:p text:style-name="P1"><text:s text:c="4"/>Dim Key_ShToCheck As String</text:p>
      <text:p text:style-name="P1"><text:s text:c="4"/>Dim Key_ShRef As String</text:p>
      <text:p text:style-name="P1"><text:s text:c="4"/>Dim AttrArr_ShToCheck As Variant</text:p>
      <text:p text:style-name="P1"><text:s text:c="4"/>Dim AttrArr_ShRef As Variant</text:p>
      <text:p text:style-name="P1"><text:s text:c="4"/>'*******************</text:p>
      <text:p text:style-name="P1"><text:s text:c="4"/>MsgBox ("Move the sheets to check manually into a workbook and adapt the sheet names")</text:p>
      <text:p text:style-name="P1"><text:s text:c="4"/>Stop</text:p>
      <text:p text:style-name="P1"><text:s text:c="4"/>'ShComparison will be colored</text:p>
      <text:p text:style-name="P1"><text:s text:c="4"/>'ShToCheck and ShRef will be sorted and timestamp removed</text:p>
      <text:p text:style-name="P1"><text:s text:c="4"/>Set Wb_Comparison = ActiveWorkbook</text:p>
      <text:p text:style-name="P1"><text:s text:c="4"/>ShToCheck = "before"</text:p>
      <text:p text:style-name="P1"><text:s text:c="4"/>MsgBox ("Choose the right identifier: Tk or Activity if you have TkAttributes")</text:p>
      <text:p text:style-name="P1"><text:s text:c="4"/>Stop</text:p>
      <text:p text:style-name="P1"><text:s text:c="4"/>Key_ShToCheck = "TkIdentifier"</text:p>
      <text:p text:style-name="P1"><text:s text:c="4"/>ShRef = "after"</text:p>
      <text:p text:style-name="P1"><text:s text:c="4"/>Key_ShRef = Key_ShToCheck</text:p>
      <text:p text:style-name="P1"><text:s text:c="4"/>'*******************</text:p>
      <text:p text:style-name="P1"><text:s text:c="4"/>Call z_CreateArrayInput_AttributeNames(ShToCheck, "CreateArrayInput_Out", 8, Wb_Comparison, ThisWorkbook)</text:p>
      <text:p text:style-name="P1"><text:s text:c="4"/>MsgBox ("Enter the attributes to check: use h01_CreateArrayInput")</text:p>
      <text:p text:style-name="P1"><text:s text:c="4"/>Stop</text:p>
      <text:p text:style-name="P1"><text:s text:c="4"/>AttrArr_ShToCheck = Array( _</text:p>
      <text:p text:style-name="P1"><text:s text:c="12"/>"Task Customer")</text:p>
      <text:p text:style-name="P1"><text:s text:c="4"/>AttrArr_ShRef = AttrArr_ShToCheck</text:p>
      <text:p text:style-name="P1"><text:s text:c="4"/>'*******************</text:p>
      <text:p text:style-name="P1"><text:s text:c="4"/>'add a new sheet</text:p>
      <text:p text:style-name="P1"><text:s text:c="4"/>Wb_Comparison.Activate</text:p>
      <text:p text:style-name="P1"><text:s text:c="4"/>ShComparison = "Sh_Comparison"</text:p>
      <text:p text:style-name="P1"><text:s text:c="4"/>Call z_ShNew(ShComparison, "Before")</text:p>
      <text:p text:style-name="P1"><text:s text:c="4"/>'delete also the formatting, z_ShNew deletes only the content</text:p>
      <text:p text:style-name="P1"><text:s text:c="4"/>Sheets(ShComparison).Activate</text:p>
      <text:p text:style-name="P1"><text:s text:c="4"/>Cells.Select</text:p>
      <text:p text:style-name="P1"><text:s text:c="4"/>Selection.Delete</text:p>
      <text:p text:style-name="P1"><text:s text:c="4"/>'Call the attribute check and coloring functions</text:p>
      <text:p text:style-name="P1"><text:s text:c="4"/>Dim CaseInsensitive As Boolean</text:p>
      <text:p text:style-name="P1"><text:s text:c="4"/>CaseInsensitive = True</text:p>
      <text:p text:style-name="P1"><text:s text:c="4"/>Call z_CheckAttributeEntries_MappingAndColoring(ShToCheck, ShRef, ShComparison, _</text:p>
      <text:p text:style-name="P1"><text:s text:c="20"/>Key_ShToCheck, Key_ShToCheck, _</text:p>
      <text:p text:style-name="P1"><text:s text:c="20"/>AttrArr_ShToCheck, AttrArr_ShRef, CaseInsensitive)</text:p>
      <text:p text:style-name="P1">End Sub</text:p>
      <text:p text:style-name="P1">Sub m_CheckAttributeEntries_PILevel_MappingAndColoring(Optional wbdate As String)</text:p>
      <text:p text:style-name="P1"><text:s text:c="4"/>'------------</text:p>
      <text:p text:style-name="P1"><text:s text:c="4"/>'Use this sophisticated version if you have two sheets with different format.</text:p>
      <text:p text:style-name="P1"><text:soft-page-break/><text:s text:c="4"/>'------------</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FunctionalReporting As Workbook</text:p>
      <text:p text:style-name="P1"><text:s text:c="4"/>Dim Wb_OneLinePerPi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CheckAttributeEntries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PivotFlat_ForFunctionalReporting_" &amp; wbdate &amp; reportversion_file &amp; ".xlsb"</text:p>
      <text:p text:style-name="P1"><text:s text:c="4"/>Call z_OpenAndActivateWb(WbName, WbPath, Wb_FunctionalReporting)</text:p>
      <text:p text:style-name="P1">End If</text:p>
      <text:p text:style-name="P1"><text:s text:c="4"/>'copy a sheet from another workbook</text:p>
      <text:p text:style-name="P1">If flag_OpenExistingWbs Then</text:p>
      <text:p text:style-name="P1"><text:s text:c="4"/>Call z_CopySheetFromWb1ToWb2("SmC_MasterDataSet_ResourceLevel", Wb_FunctionalReporting, wb_new, "Begin")</text:p>
      <text:p text:style-name="P1"><text:s text:c="4"/>Wb_FunctionalReporting.Close False</text:p>
      <text:p text:style-name="P1">End If</text:p>
      <text:p text:style-name="P1"><text:s text:c="4"/>'Open existing workbook</text:p>
      <text:p text:style-name="P1">If flag_OpenExistingWbs Then</text:p>
      <text:p text:style-name="P1"><text:soft-page-break/><text:s text:c="4"/>WbPath = "C:\Users\t740698\Desktop\PMEC_VBA_Master-DataSet\" &amp; wbdate &amp; reportversion_folder &amp; folderdescription &amp; "\"</text:p>
      <text:p text:style-name="P1"><text:s text:c="4"/>WbName = "CONFIDENTIAL_SmC_PMEC_VBA_MasterDataSet_PivotFlat_ForOneLinePerId_" &amp; wbdate &amp; reportversion_file &amp; ".xlsb"</text:p>
      <text:p text:style-name="P1"><text:s text:c="4"/>Call z_OpenAndActivateWb(WbName, WbPath, Wb_OneLinePerPi)</text:p>
      <text:p text:style-name="P1">End If</text:p>
      <text:p text:style-name="P1"><text:s text:c="4"/>'copy a sheet from another workbook</text:p>
      <text:p text:style-name="P1">If flag_OpenExistingWbs Then</text:p>
      <text:p text:style-name="P1"><text:s text:c="4"/>Call z_CopySheetFromWb1ToWb2("SmC_MasterDataSet_PiLevel", Wb_OneLinePerPi, wb_new, "Begin")</text:p>
      <text:p text:style-name="P1"><text:s text:c="4"/>Wb_OneLinePerPi.Close False</text:p>
      <text:p text:style-name="P1">End If</text:p>
      <text:p text:style-name="P1">If flag_OpenExistingWbs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s text:c="4"/>'*******************</text:p>
      <text:p text:style-name="P1"><text:s text:c="4"/>Dim ShToCheck As String</text:p>
      <text:p text:style-name="P1"><text:s text:c="4"/>Dim ShRef As String</text:p>
      <text:p text:style-name="P1"><text:s text:c="4"/>Dim ShComparison As String</text:p>
      <text:p text:style-name="P1"><text:s text:c="4"/>Dim Key_ShToCheck As String</text:p>
      <text:p text:style-name="P1"><text:s text:c="4"/>Dim Key_ShRef As String</text:p>
      <text:p text:style-name="P1"><text:s text:c="4"/>Dim AttrArr_ShToCheck As Variant</text:p>
      <text:p text:style-name="P1"><text:s text:c="4"/>Dim AttrArr_ShRef As Variant</text:p>
      <text:p text:style-name="P1"><text:s text:c="4"/>'*******************</text:p>
      <text:p text:style-name="P1"><text:s text:c="4"/>'ShComparison will be colored</text:p>
      <text:p text:style-name="P1"><text:s text:c="4"/>'ShToCheck and ShRef will be sorted and timestamp removed</text:p>
      <text:p text:style-name="P1"><text:s text:c="4"/>ShToCheck = "SmC_MasterDataSet_PiLevel"</text:p>
      <text:p text:style-name="P1"><text:s text:c="4"/>Key_ShToCheck = "PiIdentifier"</text:p>
      <text:p text:style-name="P1"><text:s text:c="4"/>ShRef = "SmC_MasterDataSet_ResourceLevel"</text:p>
      <text:p text:style-name="P1"><text:s text:c="4"/>Key_ShRef = "PiIdentifier"</text:p>
      <text:p text:style-name="P1"><text:s text:c="4"/>'*******************</text:p>
      <text:p text:style-name="P1"><text:s text:c="5"/>'read attribute names</text:p>
      <text:p text:style-name="P1"><text:s text:c="4"/>Dim Wb_from As Workbook</text:p>
      <text:p text:style-name="P1"><text:s text:c="4"/>Dim Rng_from As Range</text:p>
      <text:p text:style-name="P1"><text:s text:c="4"/>Set Rng_from = z_RangeOfWb_AttributeNamesFromSheetToArray("Chk_AttributeEntries", 2, Wb_from)</text:p>
      <text:p text:style-name="P1"><text:s text:c="4"/>AttrArr_ShToCheck = z_ReadAttributeNames_FromSheet_ToArray("Chk_AttributeEntries", Rng_from, "ReadACol", Wb_from)</text:p>
      <text:p text:style-name="P1"><text:s text:c="4"/></text:p>
      <text:p text:style-name="P1">' <text:s text:c="3"/>AttrArr_ShToCheck = Array( _</text:p>
      <text:p text:style-name="P1">' <text:s text:c="7"/>"PiIdentifier", "PiIdentifier&amp;PiTitle", "Portfolio Level 1", "Portfolio Level 2", "Portfolio Level 3", "PI Syngenta Portfolio", "PI Syngenta Program", _</text:p>
      <text:p text:style-name="P1">' <text:s text:c="7"/>"PI Title", "PI Status", "PI Label", "PI Comment", "PI Manager", "PI Sponsor", "PI Stage", "PI Scope", "PI Type", "PI Sub Type", "PI Investment Category", "PI Customer", "PI Responsibility", _</text:p>
      <text:p text:style-name="P1">' <text:s text:c="7"/>"PI Geography", "PI List of Regions", "PI List of Countries", "PI list of Crops Group", "PI list of Crops", "PI Purchase Order", "PI Lead AI", "PI List of Active Ingredients", "PI Last Gate Passed", "PI Planned start", "PI Planned finish", "PI Product Concept", "PI Is confidential ?", _</text:p>
      <text:p text:style-name="P1"><text:soft-page-break/>' <text:s text:c="7"/>"BC Business Case Author", "BC Total NPV", "BC First year of sales", _</text:p>
      <text:p text:style-name="P1">' <text:s text:c="7"/>"BC Terminal Value NPV (10% decline)", "BC Sales Peak", "BC Required" _</text:p>
      <text:p text:style-name="P1">' <text:s text:c="7"/>)</text:p>
      <text:p text:style-name="P1"><text:s text:c="4"/>AttrArr_ShRef = AttrArr_ShToCheck</text:p>
      <text:p text:style-name="P1"><text:s text:c="4"/>'*******************</text:p>
      <text:p text:style-name="P1"><text:s text:c="4"/>'add a new sheet</text:p>
      <text:p text:style-name="P1"><text:s text:c="4"/>ShComparison = "Sh_PiLevel_Comparison"</text:p>
      <text:p text:style-name="P1"><text:s text:c="4"/>Call z_ShNew(ShComparison, "Before")</text:p>
      <text:p text:style-name="P1"><text:s text:c="4"/>'delete also the formatting, z_ShNew deletes only the content</text:p>
      <text:p text:style-name="P1"><text:s text:c="4"/>Sheets(ShComparison).Activate</text:p>
      <text:p text:style-name="P1"><text:s text:c="4"/>Cells.Select</text:p>
      <text:p text:style-name="P1"><text:s text:c="4"/>Selection.Delete</text:p>
      <text:p text:style-name="P1"><text:s text:c="4"/>'Call the attribute check and coloring functions</text:p>
      <text:p text:style-name="P1"><text:s text:c="4"/>Dim CaseInsensitive As Boolean</text:p>
      <text:p text:style-name="P1"><text:s text:c="4"/>CaseInsensitive = True</text:p>
      <text:p text:style-name="P1"><text:s text:c="4"/>Call z_CheckAttributeEntries_MappingAndColoring(ShToCheck, ShRef, ShComparison, _</text:p>
      <text:p text:style-name="P1"><text:s text:c="20"/>Key_ShToCheck, Key_ShRef, _</text:p>
      <text:p text:style-name="P1"><text:s text:c="20"/>AttrArr_ShToCheck, AttrArr_ShRef, CaseInsensitive)</text:p>
      <text:p text:style-name="P1"><text:s text:c="4"/>Call z_CheckEACTotals(ShToCheck, ShRef, ShComparison, _</text:p>
      <text:p text:style-name="P1"><text:s text:c="20"/>Key_ShToCheck, Key_ShRef, _</text:p>
      <text:p text:style-name="P1"><text:s text:c="20"/>"EAC # SD 2011_c", "EAC Ext $ Direct Costs_c")</text:p>
      <text:p text:style-name="P1">End Sub</text:p>
      <text:p text:style-name="P1">Sub m_CheckAttributeEntries_TKLevel_MappingAndColoring(Optional wbdate As String)</text:p>
      <text:p text:style-name="P1"><text:s text:c="4"/>'------------</text:p>
      <text:p text:style-name="P1"><text:s text:c="4"/>'Use this sophisticated version if you have two sheets with different format.</text:p>
      <text:p text:style-name="P1"><text:s text:c="4"/>'------------</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FunctionalReporting As Workbook</text:p>
      <text:p text:style-name="P1"><text:s text:c="4"/>Dim Wb_OneLinePerTk As Workbook</text:p>
      <text:p text:style-name="P1"><text:s text:c="4"/>'***************************************</text:p>
      <text:p text:style-name="P1"><text:s text:c="4"/>'***************************************</text:p>
      <text:p text:style-name="P1"><text:s text:c="4"/>'Adds the new workbook RD_MasterDataSet</text:p>
      <text:p text:style-name="P1"><text:s text:c="4"/>'***************************************</text:p>
      <text:p text:style-name="P1"><text:soft-page-break/><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CheckAttributeEntries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PivotFlat_ForFunctionalReporting_" &amp; wbdate &amp; reportversion_file &amp; ".xlsb"</text:p>
      <text:p text:style-name="P1"><text:s text:c="4"/>Call z_OpenAndActivateWb(WbName, WbPath, Wb_FunctionalReporting)</text:p>
      <text:p text:style-name="P1">End If</text:p>
      <text:p text:style-name="P1"><text:s text:c="4"/>'copy a sheet from another workbook</text:p>
      <text:p text:style-name="P1">If flag_OpenExistingWbs Then</text:p>
      <text:p text:style-name="P1"><text:s text:c="4"/>'check first if sheet already exists</text:p>
      <text:p text:style-name="P1"><text:s text:c="4"/>Dim flag_SheetExists As Boolean</text:p>
      <text:p text:style-name="P1"><text:s text:c="4"/>flag_SheetExists = z_CheckSheetExistence(wb_new, "SmC_MasterDataSet_ResourceLevel")</text:p>
      <text:p text:style-name="P1"><text:s text:c="4"/>If flag_SheetExists = False Then</text:p>
      <text:p text:style-name="P1"><text:s text:c="8"/>Call z_CopySheetFromWb1ToWb2("SmC_MasterDataSet_ResourceLevel", Wb_FunctionalReporting, wb_new, "Begin")</text:p>
      <text:p text:style-name="P1"><text:s text:c="4"/>End If</text:p>
      <text:p text:style-name="P1"><text:s text:c="4"/>Wb_FunctionalReporting.Close False</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PivotFlat_ForOneLinePerId_" &amp; wbdate &amp; reportversion_file &amp; ".xlsb"</text:p>
      <text:p text:style-name="P1"><text:s text:c="4"/>Call z_OpenAndActivateWb(WbName, WbPath, Wb_OneLinePerTk)</text:p>
      <text:p text:style-name="P1">End If</text:p>
      <text:p text:style-name="P1"><text:s text:c="4"/>'copy a sheet from another workbook</text:p>
      <text:p text:style-name="P1">If flag_OpenExistingWbs Then</text:p>
      <text:p text:style-name="P1"><text:s text:c="4"/>Call z_CopySheetFromWb1ToWb2("SmC_MasterDataSet_TkLevel", Wb_OneLinePerTk, wb_new, "Begin")</text:p>
      <text:p text:style-name="P1"><text:s text:c="4"/>Wb_OneLinePerTk.Close False</text:p>
      <text:p text:style-name="P1">End If</text:p>
      <text:p text:style-name="P1">If flag_OpenExistingWbs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s text:c="4"/>'*******************</text:p>
      <text:p text:style-name="P1"><text:s text:c="4"/>Dim ShToCheck As String</text:p>
      <text:p text:style-name="P1"><text:soft-page-break/><text:s text:c="4"/>Dim ShRef As String</text:p>
      <text:p text:style-name="P1"><text:s text:c="4"/>Dim ShComparison As String</text:p>
      <text:p text:style-name="P1"><text:s text:c="4"/>Dim Key_ShToCheck As String</text:p>
      <text:p text:style-name="P1"><text:s text:c="4"/>Dim Key_ShRef As String</text:p>
      <text:p text:style-name="P1"><text:s text:c="4"/>Dim AttrArr_ShToCheck As Variant</text:p>
      <text:p text:style-name="P1"><text:s text:c="4"/>Dim AttrArr_ShRef As Variant</text:p>
      <text:p text:style-name="P1"><text:s text:c="4"/>'*******************</text:p>
      <text:p text:style-name="P1"><text:s text:c="4"/>'ShComparison will be colored</text:p>
      <text:p text:style-name="P1"><text:s text:c="4"/>'ShToCheck and ShRef will be sorted and timestamp removed</text:p>
      <text:p text:style-name="P1"><text:s text:c="4"/>ShToCheck = "SmC_MasterDataSet_TkLevel"</text:p>
      <text:p text:style-name="P1"><text:s text:c="4"/>Key_ShToCheck = "TkIdentifier"</text:p>
      <text:p text:style-name="P1"><text:s text:c="4"/>ShRef = "SmC_MasterDataSet_ResourceLevel"</text:p>
      <text:p text:style-name="P1"><text:s text:c="4"/>Key_ShRef = "TkIdentifier"</text:p>
      <text:p text:style-name="P1"><text:s text:c="4"/>'*******************</text:p>
      <text:p text:style-name="P1"><text:s text:c="5"/>'read attribute names</text:p>
      <text:p text:style-name="P1"><text:s text:c="4"/>Dim Wb_from As Workbook</text:p>
      <text:p text:style-name="P1"><text:s text:c="4"/>Dim Rng_from As Range</text:p>
      <text:p text:style-name="P1"><text:s text:c="4"/>Set Rng_from = z_RangeOfWb_AttributeNamesFromSheetToArray("Chk_AttributeEntries", 3, Wb_from)</text:p>
      <text:p text:style-name="P1"><text:s text:c="4"/>AttrArr_ShToCheck = z_ReadAttributeNames_FromSheet_ToArray("Chk_AttributeEntries", Rng_from, "ReadACol", Wb_from)</text:p>
      <text:p text:style-name="P1"><text:s text:c="4"/></text:p>
      <text:p text:style-name="P1">' <text:s text:c="3"/>AttrArr_ShToCheck = Array( _</text:p>
      <text:p text:style-name="P1">' <text:s text:c="7"/>"PiIdentifier", "WsIdentifier", "TkIdentifier", "ActivityIdentifier", "PiIdentifier&amp;PiTitle", "ActivityIdentifier&amp;TaskTitle", "Portfolio Level 1", "Portfolio Level 2", "Portfolio Level 3", "PI Syngenta Portfolio", "PI Syngenta Program", _</text:p>
      <text:p text:style-name="P1">' <text:s text:c="7"/>"PI Title", "PI Status", "PI Label", "PI Comment", "PI Manager", "PI Sponsor", "PI Stage", "PI Scope", "PI Type", "PI Sub Type", "PI Investment Category", "PI Customer", "PI Responsibility", _</text:p>
      <text:p text:style-name="P1">' <text:s text:c="7"/>"PI Geography", "PI List of Regions", "PI List of Countries", "PI list of Crops Group", "PI list of Crops", "PI Purchase Order", "PI Lead AI", "PI List of Active Ingredients", "PI Last Gate Passed", "PI Planned start", "PI Planned finish", "PI Product Concept", "PI Is confidential ?", "TK Task Title", _</text:p>
      <text:p text:style-name="P1">' <text:s text:c="7"/>"TK Task Contact", "TK Task Location", "TK Task Status", "Activity Description", "Activity Comment", "Activity Type", "Activity Duration", "Activity Planned Start", "Activity Expected finish", "Activity Actual Start", "Activity Actual Finish", "BC Business Case Author", "BC Total NPV", "BC First year of sales", _</text:p>
      <text:p text:style-name="P1">' <text:s text:c="7"/>"BC Terminal Value NPV (10% decline)", "BC Sales Peak", "BC Required" _</text:p>
      <text:p text:style-name="P1">' <text:s text:c="7"/>)</text:p>
      <text:p text:style-name="P1"><text:s text:c="4"/>AttrArr_ShRef = AttrArr_ShToCheck</text:p>
      <text:p text:style-name="P1"><text:s text:c="4"/>'*******************</text:p>
      <text:p text:style-name="P1"><text:s text:c="4"/>'add a new sheet</text:p>
      <text:p text:style-name="P1"><text:s text:c="4"/>ShComparison = "Sh_TkLevel_Comparison"</text:p>
      <text:p text:style-name="P1"><text:s text:c="4"/>Call z_ShNew(ShComparison, "Before")</text:p>
      <text:p text:style-name="P1"><text:s text:c="4"/>'delete also the formatting, z_ShNew deletes only the content</text:p>
      <text:p text:style-name="P1"><text:s text:c="4"/>Sheets(ShComparison).Activate</text:p>
      <text:p text:style-name="P1"><text:s text:c="4"/>Cells.Select</text:p>
      <text:p text:style-name="P1"><text:s text:c="4"/>Selection.Delete</text:p>
      <text:p text:style-name="P1"><text:s text:c="4"/>'Call the attribute check and coloring functions</text:p>
      <text:p text:style-name="P1"><text:s text:c="4"/>Dim CaseInsensitive As Boolean</text:p>
      <text:p text:style-name="P1"><text:s text:c="4"/>CaseInsensitive = True</text:p>
      <text:p text:style-name="P1"><text:s text:c="4"/>Call z_CheckAttributeEntries_MappingAndColoring(ShToCheck, ShRef, ShComparison, _</text:p>
      <text:p text:style-name="P1"><text:s text:c="20"/>Key_ShToCheck, Key_ShRef, _</text:p>
      <text:p text:style-name="P1"><text:s text:c="20"/>AttrArr_ShToCheck, AttrArr_ShRef, CaseInsensitive)</text:p>
      <text:p text:style-name="P1"><text:s text:c="4"/>'remove all lines with TkIdentifier = (blank)</text:p>
      <text:p text:style-name="P1"><text:soft-page-break/><text:s text:c="4"/>Dim RowSize As Long</text:p>
      <text:p text:style-name="P1"><text:s text:c="4"/>Sheets(ShComparison).Activate</text:p>
      <text:p text:style-name="P1"><text:s text:c="4"/>RowSize = z_RowSize(1, ShComparison)</text:p>
      <text:p text:style-name="P1"><text:s text:c="4"/>For iter = 1 To RowSize</text:p>
      <text:p text:style-name="P1"><text:s text:c="8"/>If Cells(iter, 1).Value = "(blank)" Then</text:p>
      <text:p text:style-name="P1"><text:s text:c="12"/>Cells(iter, 1).Select</text:p>
      <text:p text:style-name="P1"><text:s text:c="12"/>Selection.EntireRow.Delete</text:p>
      <text:p text:style-name="P1"><text:s text:c="12"/>iter = iter - 1</text:p>
      <text:p text:style-name="P1"><text:s text:c="8"/>End If</text:p>
      <text:p text:style-name="P1"><text:s text:c="4"/>Next</text:p>
      <text:p text:style-name="P1"><text:s text:c="4"/>Call z_CheckEACTotals(ShToCheck, ShRef, ShComparison, _</text:p>
      <text:p text:style-name="P1"><text:s text:c="20"/>Key_ShToCheck, Key_ShRef, _</text:p>
      <text:p text:style-name="P1"><text:s text:c="20"/>"EAC # SD 2011_c", "EAC Ext $ Direct Costs_c")</text:p>
      <text:p text:style-name="P1">End Sub</text:p>
      <text:p text:style-name="P1">Function z_CheckEACTotals( _</text:p>
      <text:p text:style-name="P1"><text:s text:c="12"/>Sh_ToCheck As String, Sh_Reference As String, Sh_Comparison As String, _</text:p>
      <text:p text:style-name="P1"><text:s text:c="12"/>KeyName_ToCheck As String, KeyName_Reference As String, _</text:p>
      <text:p text:style-name="P1"><text:s text:c="12"/>firstEACName As String, lastEACName As String)</text:p>
      <text:p text:style-name="P1"><text:s text:c="4"/>'get column indices of the keys in Sh_ToCheck and Sh_Reference</text:p>
      <text:p text:style-name="P1"><text:s text:c="4"/>Dim Col_Key_Comparison As Long</text:p>
      <text:p text:style-name="P1"><text:s text:c="4"/>Dim Col_KeyNameToCheck As Long</text:p>
      <text:p text:style-name="P1"><text:s text:c="4"/>Dim Col_KeyNameReference As Long</text:p>
      <text:p text:style-name="P1"><text:s text:c="4"/>Col_Key_Comparison = 1</text:p>
      <text:p text:style-name="P1"><text:s text:c="4"/>Col_KeyNameToCheck = z_GetColumnIndex(KeyName_ToCheck, 1, Sh_ToCheck)</text:p>
      <text:p text:style-name="P1"><text:s text:c="4"/>Col_KeyNameReference = z_GetColumnIndex(KeyName_Reference, 1, Sh_Reference)</text:p>
      <text:p text:style-name="P1"><text:s text:c="4"/>'get column indices of firstEACName and lastEACName in Sh_ToCheck</text:p>
      <text:p text:style-name="P1"><text:s text:c="4"/>Dim Col_firstEACName_ShToCheck As Long</text:p>
      <text:p text:style-name="P1"><text:s text:c="4"/>Dim Col_lastEACName_ShToCheck As Long</text:p>
      <text:p text:style-name="P1"><text:s text:c="4"/>Col_firstEACName_ShToCheck = z_GetColumnIndex(firstEACName, 1, Sh_ToCheck)</text:p>
      <text:p text:style-name="P1"><text:s text:c="4"/>Col_lastEACName_ShToCheck = z_GetColumnIndex(lastEACName, 1, Sh_ToCheck)</text:p>
      <text:p text:style-name="P1"><text:s text:c="4"/>'get column indices of firstEACName and lastEACName in Sh_Reference</text:p>
      <text:p text:style-name="P1"><text:s text:c="4"/>Dim Col_firstEACName_ShRef As Long</text:p>
      <text:p text:style-name="P1"><text:s text:c="4"/>Dim Col_lastEACName_ShRef As Long</text:p>
      <text:p text:style-name="P1"><text:s text:c="4"/>Col_firstEACName_ShRef = z_GetColumnIndex(firstEACName, 1, Sh_Reference)</text:p>
      <text:p text:style-name="P1"><text:s text:c="4"/>Col_lastEACName_ShRef = z_GetColumnIndex(lastEACName, 1, Sh_Reference)</text:p>
      <text:p text:style-name="P1"><text:s text:c="4"/>'get lastwritten column in Sh_Comparison</text:p>
      <text:p text:style-name="P1"><text:s text:c="4"/>Dim Col_To_ShComparison As Long</text:p>
      <text:p text:style-name="P1"><text:s text:c="4"/>Col_To_ShComparison = z_ColSize(1, Sh_Comparison) + 1</text:p>
      <text:p text:style-name="P1"><text:s text:c="4"/>'copy/paste the column name from Sh_ToCheck into Sh_Comparison(1. row)</text:p>
      <text:p text:style-name="P1"><text:s text:c="4"/>Dim Range_from As Range</text:p>
      <text:p text:style-name="P1"><text:s text:c="4"/>Sheets(Sh_ToCheck).Activate</text:p>
      <text:p text:style-name="P1"><text:s text:c="4"/>Set Range_from = Sheets(Sh_ToCheck).Range(Cells(1, Col_firstEACName_ShToCheck), _</text:p>
      <text:p text:style-name="P1"><text:s text:c="44"/>Cells(1, Col_lastEACName_ShToCheck))</text:p>
      <text:p text:style-name="P1"><text:s text:c="4"/>'version without activating the sheet</text:p>
      <text:p text:style-name="P1"><text:s text:c="4"/>'Set Range_From = Nothing</text:p>
      <text:p text:style-name="P1"><text:s text:c="4"/>'Set Range_From = Sheets(Sh_ToCheck).Range(Sheets(Sh_ToCheck).Cells(1, Col_firstEACName_ShToCheck), _</text:p>
      <text:p text:style-name="P1"><text:s text:c="44"/>Sheets(Sh_ToCheck).Cells(1, Col_lastEACName_ShToCheck))</text:p>
      <text:p text:style-name="P1"><text:s text:c="4"/>Call z_CopyRange("All", Sh_ToCheck, Range_from, Sh_Comparison, Sheets(Sh_Comparison).Cells(1, Col_To_ShComparison))</text:p>
      <text:p text:style-name="P1"><text:s text:c="4"/>'loop through the columns in Sh_ToCheck, build the sum and write it into Sh_Comparison (2. row)</text:p>
      <text:p text:style-name="P1"><text:s text:c="4"/>Dim RowSize_ShToCheck As Long</text:p>
      <text:p text:style-name="P1"><text:s text:c="4"/>RowSize_ShToCheck = z_RowSize(Col_KeyNameToCheck, Sh_ToCheck)</text:p>
      <text:p text:style-name="P1"><text:soft-page-break/><text:s text:c="4"/>Dim Col_to As Long</text:p>
      <text:p text:style-name="P1"><text:s text:c="4"/>Col_to = Col_To_ShComparison</text:p>
      <text:p text:style-name="P1"><text:s text:c="4"/>For Col_from = Col_firstEACName_ShToCheck To Col_lastEACName_ShToCheck</text:p>
      <text:p text:style-name="P1"><text:s text:c="8"/>Sheets(Sh_ToCheck).Activate</text:p>
      <text:p text:style-name="P1"><text:s text:c="8"/>TotalSum = WorksheetFunction.Sum(Range(Cells(2, Col_from), Cells(RowSize_ShToCheck, Col_from)))</text:p>
      <text:p text:style-name="P1"><text:s text:c="8"/>Sheets(Sh_Comparison).Cells(2, Col_to).Value = TotalSum</text:p>
      <text:p text:style-name="P1"><text:s text:c="8"/>Col_to = Col_to + 1</text:p>
      <text:p text:style-name="P1"><text:s text:c="4"/>Next</text:p>
      <text:p text:style-name="P1"><text:s text:c="4"/>'loop through the columns in Sh_Reference, build the sum and write it into Sh_Comparison (3. row)</text:p>
      <text:p text:style-name="P1"><text:s text:c="4"/>Dim RowSize_Reference As Long</text:p>
      <text:p text:style-name="P1"><text:s text:c="4"/>RowSize_Reference = z_RowSize(Col_KeyNameReference, Sh_Reference)</text:p>
      <text:p text:style-name="P1"><text:s text:c="4"/>Col_to = Col_To_ShComparison</text:p>
      <text:p text:style-name="P1"><text:s text:c="4"/>For Col_from = Col_firstEACName_ShRef To Col_lastEACName_ShRef</text:p>
      <text:p text:style-name="P1"><text:s text:c="8"/>Sheets(Sh_Reference).Activate</text:p>
      <text:p text:style-name="P1"><text:s text:c="8"/>TotalSum = WorksheetFunction.Sum(Range(Cells(2, Col_from), Cells(RowSize_Reference, Col_from)))</text:p>
      <text:p text:style-name="P1"><text:s text:c="8"/>Sheets(Sh_Comparison).Cells(3, Col_to).Value = TotalSum</text:p>
      <text:p text:style-name="P1"><text:s text:c="8"/>Col_to = Col_to + 1</text:p>
      <text:p text:style-name="P1"><text:s text:c="4"/>Next</text:p>
      <text:p text:style-name="P1"><text:s text:c="4"/>'in Sh_Comparison calculate the difference in 4.row between 2.row and 3.row</text:p>
      <text:p text:style-name="P1"><text:s text:c="4"/>Col_to = Col_To_ShComparison</text:p>
      <text:p text:style-name="P1"><text:s text:c="4"/>For Col_to = Col_To_ShComparison To Col_To_ShComparison + Col_lastEACName_ShRef - Col_firstEACName_ShRef</text:p>
      <text:p text:style-name="P1"><text:s text:c="8"/>Sheets(Sh_Comparison).Activate</text:p>
      <text:p text:style-name="P1"><text:s text:c="8"/>Sheets(Sh_Comparison).Cells(4, Col_to).Value = Sheets(Sh_Comparison).Cells(3, Col_to).Value - _</text:p>
      <text:p text:style-name="P1"><text:s text:c="52"/>Sheets(Sh_Comparison).Cells(2, Col_to).Value</text:p>
      <text:p text:style-name="P1"><text:s text:c="4"/>Next</text:p>
      <text:p text:style-name="P1">End Function</text:p>
      <text:p text:style-name="P1"/>
      <text:p text:style-name="P1">Function z_CheckAttributeEntries_MappingAndColoring( _</text:p>
      <text:p text:style-name="P1"><text:s text:c="12"/>Sh_ToCheck As String, Sh_Reference As String, Sh_Comparison As String, _</text:p>
      <text:p text:style-name="P1"><text:s text:c="12"/>KeyName_ToCheck As String, KeyName_Reference As String, _</text:p>
      <text:p text:style-name="P1"><text:s text:c="12"/>AttributeArray_ToCheck As Variant, AttributeArray_Reference As Variant, _</text:p>
      <text:p text:style-name="P1"><text:s text:c="12"/>CaseInsensitive As Boolean)</text:p>
      <text:p text:style-name="P1"><text:s text:c="4"/>'Copy Key_ToCheck into Sh_Comparison</text:p>
      <text:p text:style-name="P1"><text:s text:c="4"/>Sheets(Sh_ToCheck).Activate</text:p>
      <text:p text:style-name="P1"><text:s text:c="4"/>Dim Col_Key_Comparison As Long</text:p>
      <text:p text:style-name="P1"><text:s text:c="4"/>Dim Col_KeyNameToCheck As Long</text:p>
      <text:p text:style-name="P1"><text:s text:c="4"/>Col_Key_Comparison = 1</text:p>
      <text:p text:style-name="P1"><text:s text:c="4"/>Col_KeyNameToCheck = z_GetColumnIndex(KeyName_ToCheck, 1, Sh_ToCheck)</text:p>
      <text:p text:style-name="P1"><text:s text:c="4"/>Call z_CopyColumn(Sh_ToCheck, Col_KeyNameToCheck, Sh_Comparison, Col_Key_Comparison)</text:p>
      <text:p text:style-name="P1"><text:s text:c="4"/>'Write Column names</text:p>
      <text:p text:style-name="P1"><text:s text:c="4"/>Sheets(Sh_Comparison).Activate</text:p>
      <text:p text:style-name="P1"><text:s text:c="4"/>Dim Attribute_iter As Integer</text:p>
      <text:p text:style-name="P1"><text:s text:c="4"/>For Attribute_iter = LBound(AttributeArray_ToCheck) To UBound(AttributeArray_ToCheck)</text:p>
      <text:p text:style-name="P1"><text:s text:c="8"/>'Get the next attribute</text:p>
      <text:p text:style-name="P1"><text:s text:c="8"/>Dim AttributeToCheck_i As String</text:p>
      <text:p text:style-name="P1"><text:s text:c="8"/>Dim AttributeReference_i As String</text:p>
      <text:p text:style-name="P1"><text:s text:c="8"/>AttributeToCheck_i = AttributeArray_ToCheck(Attribute_iter)</text:p>
      <text:p text:style-name="P1"><text:s text:c="8"/>AttributeReference_i = AttributeArray_Reference(Attribute_iter)</text:p>
      <text:p text:style-name="P1"><text:s text:c="8"/>Dim Col_to As Long</text:p>
      <text:p text:style-name="P1"><text:soft-page-break/><text:s text:c="8"/>Col_to = z_ColSize(1, Sh_Comparison) + 1</text:p>
      <text:p text:style-name="P1"><text:s text:c="8"/>Call z_AddColNames(Array(AttributeToCheck_i &amp; "_ToCheck", AttributeReference_i &amp; "_Ref"), Sh_Comparison, 1, Col_to)</text:p>
      <text:p text:style-name="P1"><text:s text:c="4"/>Next</text:p>
      <text:p text:style-name="P1"><text:s text:c="4"/>'Mapping</text:p>
      <text:p text:style-name="P1"><text:s text:c="4"/>'*******</text:p>
      <text:p text:style-name="P1"><text:s text:c="4"/>'sort does not work with merged timestamp therefore remove it</text:p>
      <text:p text:style-name="P1"><text:s text:c="4"/>Sheets(Sh_ToCheck).Activate</text:p>
      <text:p text:style-name="P1"><text:s text:c="4"/>If Range("A1") Like "Data as of*" Or Range("A2") Like "Data as of*" Then</text:p>
      <text:p text:style-name="P1"><text:s text:c="8"/>Range("A1").Select</text:p>
      <text:p text:style-name="P1"><text:s text:c="8"/>Selection.EntireColumn.Delete</text:p>
      <text:p text:style-name="P1"><text:s text:c="4"/>End If</text:p>
      <text:p text:style-name="P1"><text:s text:c="4"/>'sort Sh_from on the column Key_from</text:p>
      <text:p text:style-name="P1"><text:s text:c="4"/>Col_KeyNameToCheck = z_GetColumnIndex(KeyName_ToCheck, 1, Sh_ToCheck)</text:p>
      <text:p text:style-name="P1"><text:s text:c="4"/>Call z_Sort(Sh_ToCheck, Col_KeyNameToCheck, 0, Col_KeyNameToCheck, 1)</text:p>
      <text:p text:style-name="P1"><text:s text:c="4"/>'Fast Map AttributeArray_Reference_i for i = 1 to n into ShComparison</text:p>
      <text:p text:style-name="P1"><text:s text:c="4"/>Dim AttributeArray_Reference_Comparison As Variant</text:p>
      <text:p text:style-name="P1"><text:s text:c="4"/>AttributeArray_Reference_Comparison = AttributeArray_Reference</text:p>
      <text:p text:style-name="P1"><text:s text:c="4"/>For Attribute_iter = LBound(AttributeArray_Reference) To UBound(AttributeArray_Reference)</text:p>
      <text:p text:style-name="P1"><text:s text:c="8"/>AttributeArray_Reference_Comparison(Attribute_iter) = AttributeArray_Reference_Comparison(Attribute_iter) &amp; "_Ref"</text:p>
      <text:p text:style-name="P1"><text:s text:c="4"/>Next</text:p>
      <text:p text:style-name="P1"><text:s text:c="4"/>Dim KeyName_Reference_Comparison As String</text:p>
      <text:p text:style-name="P1"><text:s text:c="4"/>KeyName_Reference_Comparison = KeyName_ToCheck &amp; "_"</text:p>
      <text:p text:style-name="P1"><text:s text:c="4"/>Sheets(Sh_Comparison).Cells(1, Col_Key_Comparison).Value = KeyName_Reference_Comparison</text:p>
      <text:p text:style-name="P1"><text:s text:c="4"/>Call z_ShMapColumns_FastVersion(Sh_Reference, KeyName_Reference, AttributeArray_Reference, _</text:p>
      <text:p text:style-name="P1"><text:s text:c="8"/>Sh_Comparison, KeyName_Reference_Comparison, AttributeArray_Reference_Comparison, , , 1, 1)</text:p>
      <text:p text:style-name="P1"><text:s text:c="4"/></text:p>
      <text:p text:style-name="P1"><text:s text:c="4"/>'copy AttributeArray_ToCheck_i for i = 1 to n, and start the check of each cell</text:p>
      <text:p text:style-name="P1"><text:s text:c="4"/>For Attribute_iter = LBound(AttributeArray_ToCheck) To UBound(AttributeArray_ToCheck)</text:p>
      <text:p text:style-name="P1"><text:s text:c="8"/>'Get the next attribute</text:p>
      <text:p text:style-name="P1"><text:s text:c="8"/>Dim Col_AttributeToCheck_i As Long</text:p>
      <text:p text:style-name="P1"><text:s text:c="8"/>Dim Col_AttributeReference_i As Long</text:p>
      <text:p text:style-name="P1"><text:s text:c="8"/>AttributeToCheck_i = AttributeArray_ToCheck(Attribute_iter)</text:p>
      <text:p text:style-name="P1"><text:s text:c="8"/>AttributeReference_i = AttributeArray_Reference(Attribute_iter)</text:p>
      <text:p text:style-name="P1"><text:s text:c="8"/>Col_AttributeToCheck_i = z_GetColumnIndex(AttributeToCheck_i, 1, Sh_ToCheck)</text:p>
      <text:p text:style-name="P1"><text:s text:c="8"/>Col_AttributeReference_i = z_GetColumnIndex(AttributeReference_i, 1, Sh_Reference)</text:p>
      <text:p text:style-name="P1"><text:s text:c="8"/>'Copy AttributeArray_ToCheck_i into ShComparison</text:p>
      <text:p text:style-name="P1"><text:s text:c="8"/>Dim Col_AttributeToCheck_i_Comparison As Long</text:p>
      <text:p text:style-name="P1"><text:s text:c="8"/>Dim Col_AttributeReference_i_Comparison As Long</text:p>
      <text:p text:style-name="P1"><text:s text:c="8"/>Col_AttributeToCheck_i_Comparison = z_GetColumnIndex(AttributeToCheck_i &amp; "_ToCheck", 1, Sh_Comparison)</text:p>
      <text:p text:style-name="P1"><text:s text:c="8"/>Col_AttributeReference_i_Comparison = z_GetColumnIndex(AttributeToCheck_i &amp; "_Ref", 1, Sh_Comparison)</text:p>
      <text:p text:style-name="P1"><text:s text:c="8"/>Call z_CopyColumn(Sh_ToCheck, Col_AttributeToCheck_i, Sh_Comparison, Col_AttributeToCheck_i_Comparison)</text:p>
      <text:p text:style-name="P1"><text:s text:c="8"/>'Apply ConditionalFormatting on Attribute_ToCheck_i</text:p>
      <text:p text:style-name="P1"><text:s text:c="8"/>Call z_CheckAttributeEntries_Coloring(Sh_Comparison, Col_Key_Comparison, _</text:p>
      <text:p text:style-name="P1"><text:s text:c="20"/>Col_AttributeToCheck_i_Comparison, "NotEqual", Col_AttributeReference_i_Comparison, _</text:p>
      <text:p text:style-name="P1"><text:s text:c="20"/>CaseInsensitive)</text:p>
      <text:p text:style-name="P1"><text:soft-page-break/><text:s text:c="4"/>Next</text:p>
      <text:p text:style-name="P1"><text:s text:c="4"/></text:p>
      <text:p text:style-name="P1">End Function</text:p>
      <text:p text:style-name="P1">Function z_CheckAttributeEntries_Coloring(Sh_Comparison As String, ColKey As Long, _</text:p>
      <text:p text:style-name="P1"><text:s text:c="16"/>Col_AttributeToCheck As Long, Condition As String, Col_AttributeReference As Long, _</text:p>
      <text:p text:style-name="P1"><text:s text:c="16"/>CaseInsensitive As Boolean)</text:p>
      <text:p text:style-name="P1"><text:s text:c="4"/>'All ranges and checks are in the Sh_Comparison</text:p>
      <text:p text:style-name="P1"><text:s text:c="4"/>Dim Rng_ToCheck As Range</text:p>
      <text:p text:style-name="P1"><text:s text:c="4"/>Dim Rng_Ref As Range</text:p>
      <text:p text:style-name="P1"><text:s text:c="4"/>Sheets(Sh_Comparison).Activate</text:p>
      <text:p text:style-name="P1"><text:s text:c="4"/>RowSize = z_RowSize(ColKey, Sh_Comparison)</text:p>
      <text:p text:style-name="P1"><text:s text:c="4"/>Set Rng_ToCheck = Range(Cells(1, Col_AttributeToCheck), Cells(RowSize, Col_AttributeToCheck))</text:p>
      <text:p text:style-name="P1"><text:s text:c="4"/>Rng_ToCheck.Select</text:p>
      <text:p text:style-name="P1"><text:s text:c="4"/>Set Rng_Ref = Range(Cells(1, Col_AttributeReference), Cells(RowSize, Col_AttributeReference))</text:p>
      <text:p text:style-name="P1"><text:s text:c="4"/>Rng_Ref.Select</text:p>
      <text:p text:style-name="P1"><text:s text:c="4"/>For Row = 2 To RowSize</text:p>
      <text:p text:style-name="P1"><text:s text:c="8"/>Dim Value_ToCheck As String</text:p>
      <text:p text:style-name="P1"><text:s text:c="8"/>Dim Value_Ref As String</text:p>
      <text:p text:style-name="P1"><text:s text:c="8"/>Dim LCaseValue_ToCheck As String</text:p>
      <text:p text:style-name="P1"><text:s text:c="8"/>Dim LCaseValue_Ref As String</text:p>
      <text:p text:style-name="P1"><text:s text:c="8"/>'case sensitive</text:p>
      <text:p text:style-name="P1"><text:s text:c="8"/>If CaseInsensitive = False Then</text:p>
      <text:p text:style-name="P1"><text:s text:c="12"/>Value_ToCheck = Rng_ToCheck(Row, 1).Value</text:p>
      <text:p text:style-name="P1"><text:s text:c="12"/>Value_Ref = Rng_Ref(Row, 1).Value</text:p>
      <text:p text:style-name="P1"><text:s text:c="12"/>If Value_ToCheck &lt;&gt; Value_Ref Then</text:p>
      <text:p text:style-name="P1"><text:s text:c="16"/>If Rng_ToCheck(Row, 1).Value = (blank) And Rng_Ref(Row, 1).Value = "" Then</text:p>
      <text:p text:style-name="P1"><text:s text:c="20"/>'ok</text:p>
      <text:p text:style-name="P1"><text:s text:c="16"/>Else</text:p>
      <text:p text:style-name="P1"><text:s text:c="20"/>'difference</text:p>
      <text:p text:style-name="P1"><text:s text:c="20"/>Rng_ToCheck(Row, 1).Interior.Color = 255</text:p>
      <text:p text:style-name="P1"><text:s text:c="16"/>End If</text:p>
      <text:p text:style-name="P1"><text:s text:c="12"/>End If</text:p>
      <text:p text:style-name="P1"><text:s text:c="8"/>'case insensitive</text:p>
      <text:p text:style-name="P1"><text:s text:c="8"/>Else</text:p>
      <text:p text:style-name="P1"><text:s text:c="12"/>LCaseValue_ToCheck = LCase(Rng_ToCheck(Row, 1).Value)</text:p>
      <text:p text:style-name="P1"><text:s text:c="12"/>LCaseValue_Ref = LCase(Rng_Ref(Row, 1).Value)</text:p>
      <text:p text:style-name="P1"><text:s text:c="12"/>If LCaseValue_ToCheck &lt;&gt; LCaseValue_Ref Then</text:p>
      <text:p text:style-name="P1"><text:s text:c="16"/>If Rng_ToCheck(Row, 1).Value = (blank) And Rng_Ref(Row, 1).Value = "" Then</text:p>
      <text:p text:style-name="P1"><text:s text:c="20"/>'ok</text:p>
      <text:p text:style-name="P1"><text:s text:c="16"/>Else</text:p>
      <text:p text:style-name="P1"><text:s text:c="20"/>'difference</text:p>
      <text:p text:style-name="P1"><text:s text:c="20"/>Rng_ToCheck(Row, 1).Interior.Color = 255</text:p>
      <text:p text:style-name="P1"><text:s text:c="16"/>End If</text:p>
      <text:p text:style-name="P1"><text:s text:c="12"/>End If</text:p>
      <text:p text:style-name="P1"><text:s text:c="8"/>End If</text:p>
      <text:p text:style-name="P1"><text:s text:c="4"/>Next</text:p>
      <text:p text:style-name="P1">End Function</text:p>
      <text:p text:style-name="P1">Function z_CheckAttributeEntries_Coloring2(Sh_Comparison As String, ColKey As Long, _</text:p>
      <text:p text:style-name="P1"><text:s text:c="16"/>Col_AttributeToCheck As Long, Condition As String, Col_AttributeReference As Long, _</text:p>
      <text:p text:style-name="P1"><text:s text:c="16"/>CaseInsensitive As Boolean)</text:p>
      <text:p text:style-name="P1"><text:s text:c="4"/>'All ranges and checks are in the Sh_Comparison</text:p>
      <text:p text:style-name="P1"><text:s text:c="4"/>Dim Rng_ToCheck As Range</text:p>
      <text:p text:style-name="P1"><text:s text:c="4"/>Dim Rng_Ref As Range</text:p>
      <text:p text:style-name="P1"><text:soft-page-break/><text:s text:c="4"/>Sheets(Sh_Comparison).Activate</text:p>
      <text:p text:style-name="P1"><text:s text:c="4"/>RowSize = z_RowSize(ColKey, Sh_Comparison)</text:p>
      <text:p text:style-name="P1"><text:s text:c="4"/>Set Rng_ToCheck = Range(Cells(1, Col_AttributeToCheck), Cells(RowSize, Col_AttributeToCheck))</text:p>
      <text:p text:style-name="P1"><text:s text:c="4"/>Rng_ToCheck.Select</text:p>
      <text:p text:style-name="P1"><text:s text:c="4"/>Set Rng_Ref = Range(Cells(1, Col_AttributeReference), Cells(RowSize, Col_AttributeReference))</text:p>
      <text:p text:style-name="P1"><text:s text:c="4"/>Rng_Ref.Select</text:p>
      <text:p text:style-name="P1"><text:s text:c="4"/>For Row = 2 To RowSize</text:p>
      <text:p text:style-name="P1"><text:s text:c="8"/>Dim Value_ToCheck As String</text:p>
      <text:p text:style-name="P1"><text:s text:c="8"/>Dim Value_Ref As String</text:p>
      <text:p text:style-name="P1"><text:s text:c="8"/>Dim LCaseValue_ToCheck As String</text:p>
      <text:p text:style-name="P1"><text:s text:c="8"/>Dim LCaseValue_Ref As String</text:p>
      <text:p text:style-name="P1"><text:s text:c="8"/>'case sensitive</text:p>
      <text:p text:style-name="P1"><text:s text:c="8"/>If CaseInsensitive = False Then</text:p>
      <text:p text:style-name="P1"><text:s text:c="12"/>Value_ToCheck = Rng_ToCheck(Row, 1).Value</text:p>
      <text:p text:style-name="P1"><text:s text:c="12"/>Value_Ref = Rng_Ref(Row, 1).Value</text:p>
      <text:p text:style-name="P1"><text:s text:c="12"/>If Value_ToCheck &lt;&gt; Value_Ref Then</text:p>
      <text:p text:style-name="P1"><text:s text:c="16"/>If Rng_ToCheck(Row, 1).Value = (blank) And Rng_Ref(Row, 1).Value = "" Then</text:p>
      <text:p text:style-name="P1"><text:s text:c="20"/>'ok</text:p>
      <text:p text:style-name="P1"><text:s text:c="16"/>Else</text:p>
      <text:p text:style-name="P1"><text:s text:c="20"/>'difference</text:p>
      <text:p text:style-name="P1"><text:s text:c="20"/>Rng_ToCheck(Row, 1).Interior.Color = 255</text:p>
      <text:p text:style-name="P1"><text:s text:c="16"/>End If</text:p>
      <text:p text:style-name="P1"><text:s text:c="12"/>End If</text:p>
      <text:p text:style-name="P1"><text:s text:c="8"/>'case insensitive</text:p>
      <text:p text:style-name="P1"><text:s text:c="8"/>Else</text:p>
      <text:p text:style-name="P1"><text:s text:c="12"/>LCaseValue_ToCheck = LCase(Rng_ToCheck(Row, 1).Value)</text:p>
      <text:p text:style-name="P1"><text:s text:c="12"/>LCaseValue_Ref = LCase(Rng_Ref(Row, 1).Value)</text:p>
      <text:p text:style-name="P1"><text:s text:c="12"/></text:p>
      <text:p text:style-name="P1"><text:s text:c="12"/>If Application.WorksheetFunction.IsText(Rng_ToCheck(Row, 1).Value) Or Rng_ToCheck(Row, 1).Value = Empty Then</text:p>
      <text:p text:style-name="P1"><text:s text:c="16"/>If LCaseValue_ToCheck &lt;&gt; LCaseValue_Ref Then</text:p>
      <text:p text:style-name="P1"><text:s text:c="20"/>If Rng_ToCheck(Row, 1).Value = (blank) And Rng_Ref(Row, 1).Value = "" Then</text:p>
      <text:p text:style-name="P1"><text:s text:c="24"/>'ok</text:p>
      <text:p text:style-name="P1"><text:s text:c="20"/>Else</text:p>
      <text:p text:style-name="P1"><text:s text:c="24"/>'real difference</text:p>
      <text:p text:style-name="P1"><text:s text:c="24"/>Rng_ToCheck(Row, 1).Interior.Color = 255</text:p>
      <text:p text:style-name="P1"><text:s text:c="20"/>End If</text:p>
      <text:p text:style-name="P1"><text:s text:c="16"/>End If</text:p>
      <text:p text:style-name="P1"><text:s text:c="12"/>ElseIf Application.WorksheetFunction.IsNumber(Rng_ToCheck(Row, 1).Value) = True Then</text:p>
      <text:p text:style-name="P1"><text:s text:c="16"/>If Rng_Ref(Row, 1).Value &lt;&gt; Empty And Rng_Ref(Row, 1).Value &lt;&gt; "(blank)" Then</text:p>
      <text:p text:style-name="P1"><text:s text:c="20"/>If LCaseValue_ToCheck &gt; LCaseValue_Ref + 1 Or LCaseValue_ToCheck &lt; LCaseValue_Ref - 1 Then</text:p>
      <text:p text:style-name="P1"><text:s text:c="24"/>If Rng_ToCheck(Row, 1).Value = (blank) And Rng_Ref(Row, 1).Value = "" Then</text:p>
      <text:p text:style-name="P1"><text:s text:c="28"/>'ok</text:p>
      <text:p text:style-name="P1"><text:s text:c="24"/>Else</text:p>
      <text:p text:style-name="P1"><text:s text:c="28"/>'real difference</text:p>
      <text:p text:style-name="P1"><text:s text:c="28"/>Rng_ToCheck(Row, 1).Interior.Color = 255</text:p>
      <text:p text:style-name="P1"><text:s text:c="24"/>End If</text:p>
      <text:p text:style-name="P1"><text:s text:c="20"/>End If</text:p>
      <text:p text:style-name="P1"><text:s text:c="16"/>Else</text:p>
      <text:p text:style-name="P1"><text:s text:c="20"/>'real difference</text:p>
      <text:p text:style-name="P1"><text:s text:c="20"/>Rng_ToCheck(Row, 1).Interior.Color = 255</text:p>
      <text:p text:style-name="P1"><text:s text:c="16"/>End If</text:p>
      <text:p text:style-name="P1"><text:soft-page-break/><text:s text:c="12"/>Else</text:p>
      <text:p text:style-name="P1"><text:s text:c="16"/>'maybe a date in date format</text:p>
      <text:p text:style-name="P1"><text:s text:c="12"/>End If</text:p>
      <text:p text:style-name="P1"><text:s text:c="12"/></text:p>
      <text:p text:style-name="P1"><text:s text:c="8"/>End If</text:p>
      <text:p text:style-name="P1"><text:s text:c="4"/>Next</text:p>
      <text:p text:style-name="P1">End Function</text:p>
      <text:p text:style-name="P1"/>
      <text:p text:style-name="P1"/>
      <text:p text:style-name="P1">Sub m_CheckAttributeEntries_ConditionalFormatting()</text:p>
      <text:p text:style-name="P1"><text:s text:c="4"/>'-----------------</text:p>
      <text:p text:style-name="P1"><text:s text:c="4"/>'Not used because autofilter does not work properly on cells colored with conditional formatting</text:p>
      <text:p text:style-name="P1"><text:s text:c="4"/>'-----------------</text:p>
      <text:p text:style-name="P1"><text:s text:c="4"/>Dim AttributeArray_ToCheck As Variant</text:p>
      <text:p text:style-name="P1"><text:s text:c="4"/>Dim AttributeArray_Reference As Variant</text:p>
      <text:p text:style-name="P1"><text:s text:c="4"/>AttributeArray_ToCheck = Array( _</text:p>
      <text:p text:style-name="P1"><text:s text:c="8"/>"PiIdentifier", "WsIdentifier", "TkIdentifier", "ActivityIdentifier")</text:p>
      <text:p text:style-name="P1"><text:s text:c="4"/>AttributeArray_Reference = AttributeArray_ToCheck</text:p>
      <text:p text:style-name="P1"><text:s text:c="4"/>Call z_CheckAttributeEntries_ConditionalFormatting("Sh_ToCheck", "Sh_Reference", "Sh_Comparison", _</text:p>
      <text:p text:style-name="P1"><text:s text:c="20"/>"TkIdentifier", "TkIdentifier", _</text:p>
      <text:p text:style-name="P1"><text:s text:c="20"/>AttributeArray_ToCheck, AttributeArray_Reference, "Map")</text:p>
      <text:p text:style-name="P1">End Sub</text:p>
      <text:p text:style-name="P1"/>
      <text:p text:style-name="P1">Function z_CheckAttributeEntries_ConditionalFormatting( _</text:p>
      <text:p text:style-name="P1"><text:s text:c="12"/>Sh_ToCheck As String, Sh_Reference As String, Sh_Comparison As String, _</text:p>
      <text:p text:style-name="P1"><text:s text:c="12"/>KeyName_ToCheck As String, KeyName_Reference As String, _</text:p>
      <text:p text:style-name="P1"><text:s text:c="12"/>AttributeArray_ToCheck As Variant, AttributeArray_Reference As Variant, CopyOrMap As String)</text:p>
      <text:p text:style-name="P1"><text:s text:c="4"/>'-----------------</text:p>
      <text:p text:style-name="P1"><text:s text:c="4"/>'Not used because autofilter does not work properly on cells colored with conditional formatting</text:p>
      <text:p text:style-name="P1"><text:s text:c="4"/>'-----------------</text:p>
      <text:p text:style-name="P1"><text:s text:c="4"/>'Copy Key_ToCheck into Sh_Comparison</text:p>
      <text:p text:style-name="P1"><text:s text:c="4"/>Sheets(Sh_ToCheck).Activate</text:p>
      <text:p text:style-name="P1"><text:s text:c="4"/>Dim Col_Key_Comparison As Long</text:p>
      <text:p text:style-name="P1"><text:s text:c="4"/>Dim Col_KeyNameToCheck As Long</text:p>
      <text:p text:style-name="P1"><text:s text:c="4"/>Col_Key_Comparison = 1</text:p>
      <text:p text:style-name="P1"><text:s text:c="4"/>Col_KeyNameToCheck = z_GetColumnIndex(KeyName_ToCheck, 1, Sh_ToCheck)</text:p>
      <text:p text:style-name="P1"><text:s text:c="4"/>Call z_CopyColumn(Sh_ToCheck, Col_KeyNameToCheck, Sh_Comparison, Col_Key_Comparison)</text:p>
      <text:p text:style-name="P1"><text:s text:c="4"/>'Delete the conditional formatting</text:p>
      <text:p text:style-name="P1"><text:s text:c="4"/>Sheets(Sh_Comparison).Activate</text:p>
      <text:p text:style-name="P1"><text:s text:c="4"/>Cells.Select</text:p>
      <text:p text:style-name="P1"><text:s text:c="4"/>Selection.FormatConditions.Delete</text:p>
      <text:p text:style-name="P1"><text:s text:c="4"/>'Write Column names</text:p>
      <text:p text:style-name="P1"><text:s text:c="4"/>Sheets(Sh_Comparison).Activate</text:p>
      <text:p text:style-name="P1"><text:s text:c="4"/>Dim Attribute_iter As Integer</text:p>
      <text:p text:style-name="P1"><text:s text:c="4"/>For Attribute_iter = LBound(AttributeArray_ToCheck) To UBound(AttributeArray_ToCheck)</text:p>
      <text:p text:style-name="P1"><text:s text:c="8"/>'Get the next attribute</text:p>
      <text:p text:style-name="P1"><text:s text:c="8"/>Dim AttributeToCheck_i As String</text:p>
      <text:p text:style-name="P1"><text:s text:c="8"/>Dim AttributeReference_i As String</text:p>
      <text:p text:style-name="P1"><text:s text:c="8"/>AttributeToCheck_i = AttributeArray_ToCheck(Attribute_iter)</text:p>
      <text:p text:style-name="P1"><text:s text:c="8"/>AttributeReference_i = AttributeArray_Reference(Attribute_iter)</text:p>
      <text:p text:style-name="P1"><text:s text:c="8"/>Dim Col_to As Long</text:p>
      <text:p text:style-name="P1"><text:soft-page-break/><text:s text:c="8"/>Col_to = z_ColSize(1, Sh_Comparison) + 1</text:p>
      <text:p text:style-name="P1"><text:s text:c="8"/>Call z_AddColNames(Array(AttributeToCheck_i &amp; "_ToCheck", AttributeReference_i &amp; "_Ref"), Sh_Comparison, 1, Col_to)</text:p>
      <text:p text:style-name="P1"><text:s text:c="4"/>Next</text:p>
      <text:p text:style-name="P1"/>
      <text:p text:style-name="P1"><text:s text:c="4"/>'Map</text:p>
      <text:p text:style-name="P1"><text:s text:c="4"/>If CopyOrMap = "Map" Then</text:p>
      <text:p text:style-name="P1"><text:s text:c="8"/>'sort does not work with merged timestamp</text:p>
      <text:p text:style-name="P1"><text:s text:c="8"/>Sheets(Sh_ToCheck).Activate</text:p>
      <text:p text:style-name="P1"><text:s text:c="8"/>If Range("A1") Like "Data as of*" Or Range("A2") Like "Data as of*" Then</text:p>
      <text:p text:style-name="P1"><text:s text:c="12"/>Range("A1").Select</text:p>
      <text:p text:style-name="P1"><text:s text:c="12"/>Selection.EntireColumn.Delete</text:p>
      <text:p text:style-name="P1"><text:s text:c="8"/>End If</text:p>
      <text:p text:style-name="P1"><text:s text:c="8"/>'sort Sh_from on the column Key_from</text:p>
      <text:p text:style-name="P1"><text:s text:c="8"/>Col_KeyNameToCheck = z_GetColumnIndex(KeyName_ToCheck, 1, Sh_ToCheck)</text:p>
      <text:p text:style-name="P1"><text:s text:c="8"/>Call z_Sort(Sh_ToCheck, Col_KeyNameToCheck, 0, Col_KeyNameToCheck, 1)</text:p>
      <text:p text:style-name="P1"><text:s text:c="8"/>'Fast Map AttributeArray_Reference_i into ShComparison</text:p>
      <text:p text:style-name="P1"><text:s text:c="8"/>Dim AttributeArray_Reference_Comparison As Variant</text:p>
      <text:p text:style-name="P1"><text:s text:c="8"/>AttributeArray_Reference_Comparison = AttributeArray_Reference</text:p>
      <text:p text:style-name="P1"><text:s text:c="8"/>For Attribute_iter = LBound(AttributeArray_Reference) To UBound(AttributeArray_Reference)</text:p>
      <text:p text:style-name="P1"><text:s text:c="12"/>AttributeArray_Reference_Comparison(Attribute_iter) = AttributeArray_Reference_Comparison(Attribute_iter) &amp; "_Ref"</text:p>
      <text:p text:style-name="P1"><text:s text:c="8"/>Next</text:p>
      <text:p text:style-name="P1"><text:s text:c="8"/>Dim KeyName_Reference_Comparison As String</text:p>
      <text:p text:style-name="P1"><text:s text:c="8"/>KeyName_Reference_Comparison = KeyName_ToCheck</text:p>
      <text:p text:style-name="P1"><text:s text:c="8"/>Call z_ShMapColumns_FastVersion(Sh_Reference, KeyName_Reference, AttributeArray_Reference, _</text:p>
      <text:p text:style-name="P1"><text:s text:c="12"/>Sh_Comparison, KeyName_Reference_Comparison, AttributeArray_Reference_Comparison, , , 1, 1)</text:p>
      <text:p text:style-name="P1"><text:s text:c="4"/>ElseIf CopyOrMap = "Copy" Then</text:p>
      <text:p text:style-name="P1"><text:s text:c="4"/>Else</text:p>
      <text:p text:style-name="P1"><text:s text:c="8"/>Stop</text:p>
      <text:p text:style-name="P1"><text:s text:c="4"/>End If</text:p>
      <text:p text:style-name="P1"><text:s text:c="4"/>For Attribute_iter = LBound(AttributeArray_ToCheck) To UBound(AttributeArray_ToCheck)</text:p>
      <text:p text:style-name="P1"><text:s text:c="8"/>'Get the next attribute</text:p>
      <text:p text:style-name="P1"><text:s text:c="8"/>Dim Col_AttributeToCheck_i As Long</text:p>
      <text:p text:style-name="P1"><text:s text:c="8"/>Dim Col_AttributeReference_i As Long</text:p>
      <text:p text:style-name="P1"><text:s text:c="8"/>AttributeToCheck_i = AttributeArray_ToCheck(Attribute_iter)</text:p>
      <text:p text:style-name="P1"><text:s text:c="8"/>AttributeReference_i = AttributeArray_Reference(Attribute_iter)</text:p>
      <text:p text:style-name="P1"><text:s text:c="8"/>Col_AttributeToCheck_i = z_GetColumnIndex(AttributeToCheck_i, 1, Sh_ToCheck)</text:p>
      <text:p text:style-name="P1"><text:s text:c="8"/>Col_AttributeReference_i = z_GetColumnIndex(AttributeReference_i, 1, Sh_Reference)</text:p>
      <text:p text:style-name="P1"/>
      <text:p text:style-name="P1"><text:s text:c="8"/>If CopyOrMap = "Map" Then</text:p>
      <text:p text:style-name="P1"><text:s text:c="12"/>'Copy AttributeArray_ToCheck_i into ShComparison</text:p>
      <text:p text:style-name="P1"><text:s text:c="12"/>Dim Col_AttributeToCheck_i_Comparison As Long</text:p>
      <text:p text:style-name="P1"><text:s text:c="12"/>Dim Col_AttributeReference_i_Comparison As Long</text:p>
      <text:p text:style-name="P1"><text:s text:c="12"/>Col_AttributeToCheck_i_Comparison = z_GetColumnIndex(AttributeToCheck_i &amp; "_ToCheck", 1, Sh_Comparison)</text:p>
      <text:p text:style-name="P1"><text:s text:c="12"/>Col_AttributeReference_i_Comparison = z_GetColumnIndex(AttributeToCheck_i &amp; "_Ref", 1, Sh_Comparison)</text:p>
      <text:p text:style-name="P1"><text:s text:c="12"/>Call z_CopyColumn(Sh_ToCheck, Col_AttributeToCheck_i, Sh_Comparison, Col_AttributeToCheck_i_Comparison)</text:p>
      <text:p text:style-name="P1"><text:s text:c="8"/>ElseIf CopyOrMap = "Copy" Then</text:p>
      <text:p text:style-name="P1"><text:soft-page-break/><text:s text:c="12"/>Col_AttributeReference_i_Comparison = z_ColSize(1, Sh_Comparison) + 1</text:p>
      <text:p text:style-name="P1"><text:s text:c="12"/>Call z_CopyColumn(Sh_Reference, Col_AttributeReference_i, Sh_Comparison, Col_AttributeReference_i_Comparison)</text:p>
      <text:p text:style-name="P1"><text:s text:c="8"/>Else</text:p>
      <text:p text:style-name="P1"><text:s text:c="12"/>Stop</text:p>
      <text:p text:style-name="P1"><text:s text:c="8"/>End If</text:p>
      <text:p text:style-name="P1"><text:s text:c="8"/>'Apply ConditionalFormatting on Attribute_ToCheck_i</text:p>
      <text:p text:style-name="P1"><text:s text:c="8"/>Call z_ConditionalFormatting(Sh_Comparison, Col_Key_Comparison, _</text:p>
      <text:p text:style-name="P1"><text:s text:c="20"/>Col_AttributeToCheck_i_Comparison, "NotEqual", Col_AttributeReference_i_Comparison)</text:p>
      <text:p text:style-name="P1"><text:s text:c="4"/>Next</text:p>
      <text:p text:style-name="P1">End Function</text:p>
      <text:p text:style-name="P1">Sub m_ConditionalFormatting()</text:p>
      <text:p text:style-name="P1"><text:s text:c="4"/>'-----------------</text:p>
      <text:p text:style-name="P1"><text:s text:c="4"/>'Not used because autofilter does not work properly on cells colored with conditional formatting</text:p>
      <text:p text:style-name="P1"><text:s text:c="4"/>'-----------------</text:p>
      <text:p text:style-name="P1"><text:s text:c="4"/>'Delete the conditional formatting</text:p>
      <text:p text:style-name="P1"><text:s text:c="4"/>Sheets("Sh_Comparison").Activate</text:p>
      <text:p text:style-name="P1"><text:s text:c="4"/>Cells.Select</text:p>
      <text:p text:style-name="P1"><text:s text:c="4"/>Selection.FormatConditions.Delete</text:p>
      <text:p text:style-name="P1"><text:s text:c="4"/>Call z_ConditionalFormatting("Sh_Comparison", 2, _</text:p>
      <text:p text:style-name="P1"><text:s text:c="20"/>3, "NotEqual", 14)</text:p>
      <text:p text:style-name="P1">End Sub</text:p>
      <text:p text:style-name="P1">Function z_ConditionalFormatting(Sh As String, ColKey As Long, _</text:p>
      <text:p text:style-name="P1"><text:s text:c="16"/>Col_AttributeToCheck As Long, Condition As String, Col_AttributeReference As Long)</text:p>
      <text:p text:style-name="P1"><text:s text:c="4"/>'-----------------</text:p>
      <text:p text:style-name="P1"><text:s text:c="4"/>'Not used because autofilter does not work properly on cells colored with conditional formatting</text:p>
      <text:p text:style-name="P1"><text:s text:c="4"/>'-----------------</text:p>
      <text:p text:style-name="P1"><text:s text:c="4"/>Sheets(Sh).Select</text:p>
      <text:p text:style-name="P1"><text:s text:c="4"/>Dim Address As String</text:p>
      <text:p text:style-name="P1"><text:s text:c="4"/>Dim Address1 As Variant</text:p>
      <text:p text:style-name="P1"><text:s text:c="4"/>Dim col As String</text:p>
      <text:p text:style-name="P1"><text:s text:c="4"/>Dim Row As String</text:p>
      <text:p text:style-name="P1"><text:s text:c="4"/>If Condition = "NotEqual" Then</text:p>
      <text:p text:style-name="P1"><text:s text:c="8"/>'Determine the Address for the formula</text:p>
      <text:p text:style-name="P1"><text:s text:c="8"/>Address = Cells(2, Col_AttributeReference).Address</text:p>
      <text:p text:style-name="P1"><text:s text:c="8"/>Address1 = Split(Address, "$")</text:p>
      <text:p text:style-name="P1"><text:s text:c="8"/>col = Address1(1)</text:p>
      <text:p text:style-name="P1"><text:s text:c="8"/>Row = Address1(2)</text:p>
      <text:p text:style-name="P1"><text:s text:c="8"/>'select first cell and set the conditional formatting</text:p>
      <text:p text:style-name="P1"><text:s text:c="8"/>Cells(2, Col_AttributeToCheck).Select</text:p>
      <text:p text:style-name="P1"><text:s text:c="8"/>Selection.FormatConditions.Add Type:=xlCellValue, Operator:=xlNotEqual, _</text:p>
      <text:p text:style-name="P1"><text:s text:c="12"/>Formula1:="=" &amp; col &amp; Row</text:p>
      <text:p text:style-name="P1"><text:s text:c="8"/>Selection.FormatConditions(Selection.FormatConditions.count).SetFirstPriority</text:p>
      <text:p text:style-name="P1"><text:s text:c="8"/>With Selection.FormatConditions(1).Interior</text:p>
      <text:p text:style-name="P1"><text:s text:c="12"/>.PatternColorIndex = xlAutomatic</text:p>
      <text:p text:style-name="P1"><text:s text:c="12"/>.Color = 255</text:p>
      <text:p text:style-name="P1"><text:s text:c="12"/>.TintAndShade = 0</text:p>
      <text:p text:style-name="P1"><text:s text:c="8"/>End With</text:p>
      <text:p text:style-name="P1"><text:s text:c="8"/>Selection.FormatConditions(1).StopIfTrue = False</text:p>
      <text:p text:style-name="P1"><text:s text:c="8"/>'copy /paste the formating</text:p>
      <text:p text:style-name="P1"><text:s text:c="8"/>Cells(2, Col_AttributeToCheck).Select</text:p>
      <text:p text:style-name="P1"><text:s text:c="8"/>Selection.Copy</text:p>
      <text:p text:style-name="P1"><text:s text:c="8"/>RowSize = z_RowSize(ColKey, Sh)</text:p>
      <text:p text:style-name="P1"><text:soft-page-break/><text:s text:c="8"/>Range(Cells(3, Col_AttributeToCheck), Cells(RowSize, Col_AttributeToCheck)).Select</text:p>
      <text:p text:style-name="P1"><text:s text:c="8"/>Selection.PasteSpecial Paste:=xlPasteFormats, Operation:=xlNone, _</text:p>
      <text:p text:style-name="P1"><text:s text:c="12"/>SkipBlanks:=False, Transpose:=False</text:p>
      <text:p text:style-name="P1">' <text:s text:c="7"/>'when a condition is true add an interior color</text:p>
      <text:p text:style-name="P1">' <text:s text:c="7"/>Dim Rng As Range</text:p>
      <text:p text:style-name="P1">' <text:s text:c="7"/>Set Rng = Range(Cells(2, Col_AttributeToCheck), Cells(RowSize, Col_AttributeToCheck))</text:p>
      <text:p text:style-name="P1">' <text:s text:c="7"/>Dim Cell As Range</text:p>
      <text:p text:style-name="P1">' <text:s text:c="7"/>For Each Cell In Rng</text:p>
      <text:p text:style-name="P1">' <text:s text:c="11"/>Cell.Select</text:p>
      <text:p text:style-name="P1">' <text:s text:c="11"/>a = z_ColorOfCF(Cell, False)</text:p>
      <text:p text:style-name="P1">' <text:s text:c="11"/>If z_ColorOfCF(Cell, False) = 255 Then</text:p>
      <text:p text:style-name="P1">' <text:s text:c="15"/>'Cell.FormatConditions.Delete</text:p>
      <text:p text:style-name="P1">' <text:s text:c="15"/>Cell.Interior.Color = 235</text:p>
      <text:p text:style-name="P1">' <text:s text:c="11"/>End If</text:p>
      <text:p text:style-name="P1">' <text:s text:c="11"/>'b = Cell.Interior.Color</text:p>
      <text:p text:style-name="P1">' <text:s text:c="7"/>Next</text:p>
      <text:p text:style-name="P1">' <text:s text:c="7"/>Stop</text:p>
      <text:p text:style-name="P1">' <text:s text:c="7"/>Range(Cells(2, Col_AttributeToCheck), Cells(RowSize, Col_AttributeToCheck)).FormatConditions.Delete</text:p>
      <text:p text:style-name="P1"><text:s text:c="4"/>ElseIf Condition = "NotBetween" Then</text:p>
      <text:p text:style-name="P1"><text:s text:c="8"/>'Determine the Address for the formula</text:p>
      <text:p text:style-name="P1"><text:s text:c="8"/>Address = Cells(2, Col_AttributeReference).Address</text:p>
      <text:p text:style-name="P1"><text:s text:c="8"/>Address1 = Split(Address, "$")</text:p>
      <text:p text:style-name="P1"><text:s text:c="8"/>col = Address1(1)</text:p>
      <text:p text:style-name="P1"><text:s text:c="8"/>Row = Address1(2)</text:p>
      <text:p text:style-name="P1"><text:s text:c="8"/>'select first cell and set the conditional formatting</text:p>
      <text:p text:style-name="P1"><text:s text:c="8"/>Cells(2, Col_AttributeToCheck).Select</text:p>
      <text:p text:style-name="P1"><text:s text:c="8"/>Selection.FormatConditions.Add Type:=xlCellValue, Operator:=xlNotBetween, _</text:p>
      <text:p text:style-name="P1"><text:s text:c="8"/>Formula1:="=E2-10", Formula2:="=E2+10"</text:p>
      <text:p text:style-name="P1"><text:s text:c="8"/>Selection.FormatConditions(Selection.FormatConditions.count).SetFirstPriority</text:p>
      <text:p text:style-name="P1"><text:s text:c="8"/>With Selection.FormatConditions(1).Interior</text:p>
      <text:p text:style-name="P1"><text:s text:c="12"/>.PatternColorIndex = xlAutomatic</text:p>
      <text:p text:style-name="P1"><text:s text:c="12"/>.Color = 255</text:p>
      <text:p text:style-name="P1"><text:s text:c="12"/>.TintAndShade = 0</text:p>
      <text:p text:style-name="P1"><text:s text:c="8"/>End With</text:p>
      <text:p text:style-name="P1"><text:s text:c="8"/>Selection.FormatConditions(1).StopIfTrue = False</text:p>
      <text:p text:style-name="P1"><text:s text:c="8"/>'copy /paste the formating</text:p>
      <text:p text:style-name="P1"><text:s text:c="8"/>Cells(2, Col_AttributeToCheck).Select</text:p>
      <text:p text:style-name="P1"><text:s text:c="8"/>Selection.Copy</text:p>
      <text:p text:style-name="P1"><text:s text:c="8"/>RowSize = z_RowSize(ColKey, Sh)</text:p>
      <text:p text:style-name="P1"><text:s text:c="8"/>Range(Cells(3, Col_AttributeToCheck), Cells(RowSize, Col_AttributeToCheck)).Select</text:p>
      <text:p text:style-name="P1"><text:s text:c="8"/>Selection.PasteSpecial Paste:=xlPasteFormats, Operation:=xlNone, _</text:p>
      <text:p text:style-name="P1"><text:s text:c="12"/>SkipBlanks:=False, Transpose:=False</text:p>
      <text:p text:style-name="P1"><text:s text:c="4"/>Else</text:p>
      <text:p text:style-name="P1"><text:s text:c="8"/>Stop</text:p>
      <text:p text:style-name="P1"><text:s text:c="4"/>End If</text:p>
      <text:p text:style-name="P1">End Function</text:p>
      <text:p text:style-name="P1"/>
      <text:p text:style-name="P1"/>
      <text:p text:style-name="P1">'For the new filter rules from 03 Sept 2012</text:p>
      <text:p text:style-name="P1">'*****************************************</text:p>
      <text:p text:style-name="P1"/>
      <text:p text:style-name="P1">Private Sub StartAll_FilterOut()</text:p>
      <text:p text:style-name="P1"><text:soft-page-break/><text:s text:c="4"/>Dim wbdate As String</text:p>
      <text:p text:style-name="P1"><text:s text:c="4"/>wbdate = "2012_10_16"</text:p>
      <text:p text:style-name="P1"><text:s text:c="4"/>Call m_Main_ApplyFilteringRules_RemoveFutureCosts_ForPortfolioReporting(wbdate)</text:p>
      <text:p text:style-name="P1">End Sub</text:p>
      <text:p text:style-name="P1"/>
      <text:p text:style-name="P1">Sub m_Main_ApplyFilteringRules_RemoveFutureCosts_ForPortfolioReporting(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Filtered As Workbook</text:p>
      <text:p text:style-name="P1"><text:s text:c="4"/>Dim Wb_PivotFlat As Workbook</text:p>
      <text:p text:style-name="P1"><text:s text:c="4"/>Dim Wb_AdvancedFilters As Workbook</text:p>
      <text:p text:style-name="P1"><text:s text:c="4"/>Dim Wb_Baseline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sheet SmC_MasterDataSet_PiLevel 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ForPortfolioReportingFilterOut_" &amp; wbdate &amp; reportversion_file &amp; ".xlsb"</text:p>
      <text:p text:style-name="P1"><text:s text:c="4"/>Call z_WorkbookNewOrOpenOrActivate(WbName, WbPath, Wb_Filtered)</text:p>
      <text:p text:style-name="P1">End If</text:p>
      <text:p text:style-name="P1"><text:s text:c="4"/>'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PortfolioReporting_" &amp; wbdate &amp; reportversion_file &amp; ".xlsb"</text:p>
      <text:p text:style-name="P1"><text:s text:c="4"/>Call z_OpenAndActivateWb(WbName, WbPath, Wb_PivotFlat)</text:p>
      <text:p text:style-name="P1">End If</text:p>
      <text:p text:style-name="P1"><text:soft-page-break/><text:s text:c="4"/>'copy a sheet from another workbook</text:p>
      <text:p text:style-name="P1">If flag Then</text:p>
      <text:p text:style-name="P1"><text:s text:c="4"/>Call z_CopySheetFromWb1ToWb2("SmC_MasterDataSet_PiLevel", Wb_PivotFlat, Wb_Filtered, "Begin")</text:p>
      <text:p text:style-name="P1"><text:s text:c="4"/>'close Wb_GenPart1, closes the active workbook and saves any changes</text:p>
      <text:p text:style-name="P1"><text:s text:c="4"/>Wb_PivotFlat.Close False</text:p>
      <text:p text:style-name="P1">End If</text:p>
      <text:p text:style-name="P1">'Open existing workbook</text:p>
      <text:p text:style-name="P1">If flag Then</text:p>
      <text:p text:style-name="P1"><text:s text:c="4"/>WbPath = "C:\Users\t740698\Desktop\PMEC_VBA_Master-DataSet\ZZZ_Inputs_MainGenerateReport\"</text:p>
      <text:p text:style-name="P1"><text:s text:c="4"/>WbName = "AdvancedFilters_ForPIReporting.xlsb"</text:p>
      <text:p text:style-name="P1"><text:s text:c="4"/>Call z_OpenAndActivateWb(WbName, WbPath, Wb_AdvancedFilters)</text:p>
      <text:p text:style-name="P1">End If</text:p>
      <text:p text:style-name="P1"><text:s text:c="4"/>'copy a sheet from another workbook</text:p>
      <text:p text:style-name="P1">If flag Then</text:p>
      <text:p text:style-name="P1"><text:s text:c="4"/>Call z_CopySheetFromWb1ToWb2("AdvancedFilters", Wb_AdvancedFilters, Wb_Filtered, "Begin")</text:p>
      <text:p text:style-name="P1"><text:s text:c="4"/>'close Wb_GenPart1, closes the active workbook and saves any changes</text:p>
      <text:p text:style-name="P1"><text:s text:c="4"/>Wb_AdvancedFilters.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Filtered)</text:p>
      <text:p text:style-name="P1"><text:s text:c="8"/>Call z_ShDelete("Sheet2", Wb_Filtered)</text:p>
      <text:p text:style-name="P1"><text:s text:c="8"/>Call z_ShDelete("Sheet3", Wb_Filtered)</text:p>
      <text:p text:style-name="P1"><text:s text:c="4"/>On Error GoTo 0</text:p>
      <text:p text:style-name="P1"><text:s text:c="4"/>Call z_WorkbookSave(Wb_Filtered)</text:p>
      <text:p text:style-name="P1">End If</text:p>
      <text:p text:style-name="P1"><text:s text:c="4"/>'ApplyFilteringRules</text:p>
      <text:p text:style-name="P1"><text:s text:c="4"/>'*******************</text:p>
      <text:p text:style-name="P1"><text:s text:c="4"/>'Add sheets</text:p>
      <text:p text:style-name="P1"><text:s text:c="4"/>Call z_ShNew("Rem GlobSup&amp;MS&amp;CGM", "Begin")</text:p>
      <text:p text:style-name="P1"><text:s text:c="4"/>Call z_ShNew("CPD NEW AI_c", "Begin")</text:p>
      <text:p text:style-name="P1"><text:s text:c="4"/>Call z_ShNew("CPD NOT NEW AI_c", "Begin")</text:p>
      <text:p text:style-name="P1"><text:s text:c="4"/>Call z_ShNew("CPR CTD_c", "Begin")</text:p>
      <text:p text:style-name="P1"><text:s text:c="4"/>Call z_ShNew("CPR NOT CTD_c", "Begin")</text:p>
      <text:p text:style-name="P1"><text:s text:c="4"/>Call z_ShNew("CP highest lev_c", "Begin")</text:p>
      <text:p text:style-name="P1"><text:s text:c="4"/>Call z_ShNew("Seeds &amp; BusinessDev_c", "Begin")</text:p>
      <text:p text:style-name="P1"><text:s text:c="4"/>Call z_ShNew("SmC_MasterDataSet_PiLevel_temp", "Begin")</text:p>
      <text:p text:style-name="P1"><text:s text:c="4"/></text:p>
      <text:p text:style-name="P1"><text:s text:c="4"/>Dim Sh_Source As String</text:p>
      <text:p text:style-name="P1"><text:s text:c="4"/>Sh_Source = "SmC_MasterDataSet_PiLevel"</text:p>
      <text:p text:style-name="P1"><text:s text:c="4"/></text:p>
      <text:p text:style-name="P1"><text:s text:c="4"/>'Apply Filters</text:p>
      <text:p text:style-name="P1"><text:s text:c="4"/>Dim AdvancedFilter_Rng As String</text:p>
      <text:p text:style-name="P1"><text:s text:c="4"/></text:p>
      <text:p text:style-name="P1"><text:s text:c="4"/>'Rem GlobSup &amp; MS &amp; CGM</text:p>
      <text:p text:style-name="P1"><text:s text:c="4"/>AdvancedFilter_Rng = "E3:L4"</text:p>
      <text:p text:style-name="P1"><text:s text:c="4"/>Call z_ApplyAdvancedFilter_Copy(Sh_Source, "Rem GlobSup&amp;MS&amp;CGM", "AdvancedFilters", AdvancedFilter_Rng)</text:p>
      <text:p text:style-name="P1"><text:s text:c="4"/></text:p>
      <text:p text:style-name="P1"><text:s text:c="4"/>'CPD NEW AI</text:p>
      <text:p text:style-name="P1"><text:soft-page-break/><text:s text:c="4"/>AdvancedFilter_Rng = "E6:G10"</text:p>
      <text:p text:style-name="P1"><text:s text:c="4"/>Call z_ApplyAdvancedFilter_Copy("Rem GlobSup&amp;MS&amp;CGM", "CPD NEW AI_c", "AdvancedFilters", AdvancedFilter_Rng)</text:p>
      <text:p text:style-name="P1"><text:s text:c="4"/></text:p>
      <text:p text:style-name="P1"><text:s text:c="4"/>'CPD NOT NEW AI</text:p>
      <text:p text:style-name="P1"><text:s text:c="4"/>AdvancedFilter_Rng = "E12:G16"</text:p>
      <text:p text:style-name="P1"><text:s text:c="4"/>Call z_ApplyAdvancedFilter_Copy("Rem GlobSup&amp;MS&amp;CGM", "CPD NOT NEW AI_c", "AdvancedFilters", AdvancedFilter_Rng)</text:p>
      <text:p text:style-name="P1"><text:s text:c="4"/></text:p>
      <text:p text:style-name="P1"><text:s text:c="4"/>'CPR CTD</text:p>
      <text:p text:style-name="P1"><text:s text:c="4"/>AdvancedFilter_Rng = "E18:G22"</text:p>
      <text:p text:style-name="P1"><text:s text:c="4"/>Call z_ApplyAdvancedFilter_Copy("Rem GlobSup&amp;MS&amp;CGM", "CPR CTD_c", "AdvancedFilters", AdvancedFilter_Rng)</text:p>
      <text:p text:style-name="P1"><text:s text:c="4"/></text:p>
      <text:p text:style-name="P1"><text:s text:c="4"/>'CPR NOT CTD</text:p>
      <text:p text:style-name="P1"><text:s text:c="4"/>AdvancedFilter_Rng = "E24:G28"</text:p>
      <text:p text:style-name="P1"><text:s text:c="4"/>Call z_ApplyAdvancedFilter_Copy("Rem GlobSup&amp;MS&amp;CGM", "CPR NOT CTD_c", "AdvancedFilters", AdvancedFilter_Rng)</text:p>
      <text:p text:style-name="P1"/>
      <text:p text:style-name="P1"><text:s text:c="4"/>'CP highest level</text:p>
      <text:p text:style-name="P1"><text:s text:c="4"/>AdvancedFilter_Rng = "E30:H31"</text:p>
      <text:p text:style-name="P1"><text:s text:c="4"/>Call z_ApplyAdvancedFilter_Copy("Rem GlobSup&amp;MS&amp;CGM", "CP highest lev_c", "AdvancedFilters", AdvancedFilter_Rng)</text:p>
      <text:p text:style-name="P1"/>
      <text:p text:style-name="P1"><text:s text:c="4"/>'Seeds &amp; BusinessDev</text:p>
      <text:p text:style-name="P1"><text:s text:c="4"/>AdvancedFilter_Rng = "E33:F38"</text:p>
      <text:p text:style-name="P1"><text:s text:c="4"/>Call z_ApplyAdvancedFilter_Copy("Rem GlobSup&amp;MS&amp;CGM", "Seeds &amp; BusinessDev_c", "AdvancedFilters", AdvancedFilter_Rng)</text:p>
      <text:p text:style-name="P1"/>
      <text:p text:style-name="P1"><text:s text:c="4"/>'DataSet_PiLevel</text:p>
      <text:p text:style-name="P1"><text:s text:c="4"/>Sheets("SmC_MasterDataSet_PiLevel_temp").Select</text:p>
      <text:p text:style-name="P1"><text:s text:c="4"/>For Each Sh_from In Wb_Filtered.Sheets</text:p>
      <text:p text:style-name="P1"><text:s text:c="8"/>'write the data from the sheets into the SmC_MasterDataSet_PiLevel_temp</text:p>
      <text:p text:style-name="P1"><text:s text:c="8"/>If Sh_from.name &lt;&gt; "SmC_MasterDataSet_PiLevel_temp" And Sh_from.name &lt;&gt; "AdvancedFilters" _</text:p>
      <text:p text:style-name="P1"><text:s text:c="24"/>And Sh_from.name &lt;&gt; "SmC_MasterDataSet_PiLevel" And Sh_from.name &lt;&gt; "Rem GlobSup&amp;MS&amp;CGM" Then</text:p>
      <text:p text:style-name="P1"><text:s text:c="12"/>If Right(Sh_from.name, 2) = "_c" Then</text:p>
      <text:p text:style-name="P1"><text:s text:c="16"/>Call z_CopySh1ToSh2_GivenColLastRow(Sh_from.name, "PiIdentifier", "SmC_MasterDataSet_PiLevel_temp")</text:p>
      <text:p text:style-name="P1"><text:s text:c="12"/>End If</text:p>
      <text:p text:style-name="P1"><text:s text:c="8"/>End If</text:p>
      <text:p text:style-name="P1"><text:s text:c="4"/>Next Sh_from</text:p>
      <text:p text:style-name="P1"><text:s text:c="4"/></text:p>
      <text:p text:style-name="P1"><text:s text:c="4"/>'remove first empty row</text:p>
      <text:p text:style-name="P1"><text:s text:c="4"/>If Cells(1, 1).Value = Empty Then</text:p>
      <text:p text:style-name="P1"><text:s text:c="8"/>Cells(1, 1).EntireRow.Delete</text:p>
      <text:p text:style-name="P1"><text:s text:c="4"/>End If</text:p>
      <text:p text:style-name="P1"><text:s text:c="4"/></text:p>
      <text:p text:style-name="P1"><text:s text:c="4"/>'remove additional attribute name lines</text:p>
      <text:p text:style-name="P1"><text:s text:c="4"/>Dim RowSize As Long</text:p>
      <text:p text:style-name="P1"><text:s text:c="4"/>RowSize = z_RowSize(1, "SmC_MasterDataSet_PiLevel_temp")</text:p>
      <text:p text:style-name="P1"><text:s text:c="4"/>For Each Cell In Range(Cells(2, 1), Cells(RowSize, 1))</text:p>
      <text:p text:style-name="P1"><text:soft-page-break/><text:s text:c="8"/>If Cell.Value = "PiIdentifier" Then</text:p>
      <text:p text:style-name="P1"><text:s text:c="12"/>Cell.EntireRow.Delete</text:p>
      <text:p text:style-name="P1"><text:s text:c="8"/>End If</text:p>
      <text:p text:style-name="P1"><text:s text:c="4"/>Next Cell</text:p>
      <text:p text:style-name="P1"><text:s text:c="4"/></text:p>
      <text:p text:style-name="P1"><text:s text:c="4"/>'Fill the blanks in the PL2 and PL3 columns</text:p>
      <text:p text:style-name="P1"><text:s text:c="4"/>Call z_Level_X_portfolio("SmC_MasterDataSet_PiLevel_temp")</text:p>
      <text:p text:style-name="P1"><text:s text:c="4"/></text:p>
      <text:p text:style-name="P1"><text:s text:c="4"/>'flat value copy</text:p>
      <text:p text:style-name="P1"><text:s text:c="4"/>Call z_ShNewFlatValueCopy("SmC_MasterDataSet_PiLevel_temp", "SmC_MasterDataSet_PiLevel_fltr", "Begin")</text:p>
      <text:p text:style-name="P1"><text:s text:c="4"/></text:p>
      <text:p text:style-name="P1"><text:s text:c="4"/></text:p>
      <text:p text:style-name="P1"><text:s text:c="4"/>'4.1 and 4.2 remove future costs for all Portfolios PIStatus=Terminated and Completed (finishes this year, reported only this year)</text:p>
      <text:p text:style-name="P1"><text:s text:c="4"/>'***********************************************************************************************************</text:p>
      <text:p text:style-name="P1"><text:s text:c="4"/>'read attribute names</text:p>
      <text:p text:style-name="P1"><text:s text:c="4"/>Dim Wb_from As Workbook</text:p>
      <text:p text:style-name="P1"><text:s text:c="4"/>Dim Rng As Range</text:p>
      <text:p text:style-name="P1"><text:s text:c="4"/>Set Rng = z_RangeOfWb_AttributeNamesFromSheetToArray("PortfRep_RemCosts", 2, Wb_from)</text:p>
      <text:p text:style-name="P1"><text:s text:c="4"/>Dim AttrArr As Variant</text:p>
      <text:p text:style-name="P1"><text:s text:c="4"/>AttrArr = z_ReadAttributeNames_FromSheet_ToArray("PortfRep_RemCosts", Rng, "ReadACol", Wb_from)</text:p>
      <text:p text:style-name="P1"><text:s text:c="4"/>Call z_RemoveFutureCosts("SmC_MasterDataSet_PiLevel_fltr", AttrArr)</text:p>
      <text:p text:style-name="P1"><text:s text:c="4"/></text:p>
      <text:p text:style-name="P1"><text:s text:c="3"/></text:p>
      <text:p text:style-name="P1"><text:s text:c="4"/>'5.1 remove all but future costs for CPD PIStatus=Planned PISubType&lt;&gt;AINew (new projects, reported only next year)</text:p>
      <text:p text:style-name="P1"><text:s text:c="4"/>'*************************************************************************************************************</text:p>
      <text:p text:style-name="P1"><text:s text:c="4"/>Set Rng = z_RangeOfWb_AttributeNamesFromSheetToArray("PortfRep_RemCosts", 3, Wb_from)</text:p>
      <text:p text:style-name="P1"><text:s text:c="4"/>AttrArr = z_ReadAttributeNames_FromSheet_ToArray("PortfRep_RemCosts", Rng, "ReadACol", Wb_from)</text:p>
      <text:p text:style-name="P1"><text:s text:c="4"/>Call z_RemovePastAndCurrentCostsForCPDNew("SmC_MasterDataSet_PiLevel_fltr", AttrArr)</text:p>
      <text:p text:style-name="P1"><text:s text:c="4"/></text:p>
      <text:p text:style-name="P1"><text:s text:c="4"/></text:p>
      <text:p text:style-name="P1"><text:s text:c="4"/>'Add a pivot</text:p>
      <text:p text:style-name="P1"><text:s text:c="4"/>'Dim FirstYr As Integer</text:p>
      <text:p text:style-name="P1"><text:s text:c="4"/>FirstYr = VBA.DateTime.year(Now()) - 1</text:p>
      <text:p text:style-name="P1"><text:s text:c="4"/>Call z_AddPivotTable_LightVersion("SmC_MasterDataSet_PiLevel_fltr", "PivotTable_PiLevel_fltr", "PiIdentifier", "Pi Title", "EAC Full Costs " &amp; CStr(FirstYr + 1) &amp; "_c")</text:p>
      <text:p text:style-name="P1"><text:s text:c="4"/></text:p>
      <text:p text:style-name="P1"><text:s text:c="4"/>'add timestamps</text:p>
      <text:p text:style-name="P1"><text:s text:c="4"/>Dim StampDate As String</text:p>
      <text:p text:style-name="P1"><text:s text:c="4"/>StampDate = z_StampDate(wbdate)</text:p>
      <text:p text:style-name="P1"><text:s text:c="4"/>Call z_AddTimeStamp("SmC_MasterDataSet_PiLevel_fltr", StampDate, 1, 1, 25)</text:p>
      <text:p text:style-name="P1"><text:s text:c="4"/>Call z_AddTimeStamp("PivotTable_PiLevel_fltr", StampDate, 1, 1, 25)</text:p>
      <text:p text:style-name="P1"><text:s text:c="4"/></text:p>
      <text:p text:style-name="P1"><text:s text:c="4"/>'close</text:p>
      <text:p text:style-name="P1"><text:s text:c="4"/>Call z_WorkbookSave(Wb_Filtered)</text:p>
      <text:p text:style-name="P1"><text:soft-page-break/><text:s text:c="4"/>Wb_Filtered.Close True</text:p>
      <text:p text:style-name="P1"><text:s text:c="4"/></text:p>
      <text:p text:style-name="P1">End Sub</text:p>
      <text:p text:style-name="P1"/>
      <text:p text:style-name="P1"/>
      <text:p text:style-name="P1"/>
      <text:p text:style-name="P1"/>
      <text:p text:style-name="P1"/>
      <text:p text:style-name="P1"/>
      <text:p text:style-name="P1"/>
      <text:p text:style-name="P1"/>
      <text:p text:style-name="P1"/>
      <text:p text:style-name="P1">'with the additional comparison</text:p>
      <text:p text:style-name="P1">'******************************</text:p>
      <text:p text:style-name="P1">Private Sub StartAll_CurrentDatasetAndBaseline()</text:p>
      <text:p text:style-name="P1"><text:s text:c="4"/>Dim wbdate As String</text:p>
      <text:p text:style-name="P1"><text:s text:c="4"/>wbdate = "2012_10_16"</text:p>
      <text:p text:style-name="P1"><text:s text:c="4"/>Call m_Main_CurrentDatasetAndBaseline(wbdate)</text:p>
      <text:p text:style-name="P1">End Sub</text:p>
      <text:p text:style-name="P1"/>
      <text:p text:style-name="P1">Sub m_Main_CurrentDatasetAndBaseline(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Filtered As Workbook</text:p>
      <text:p text:style-name="P1"><text:s text:c="4"/>Dim Wb_Baseline As Workbook</text:p>
      <text:p text:style-name="P1"><text:s text:c="4"/>Dim Wb_Rz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sheet SmC_MasterDataSet_PiLevel to it</text:p>
      <text:p text:style-name="P1">If flag Then</text:p>
      <text:p text:style-name="P1"><text:soft-page-break/><text:s text:c="4"/>WbPath = "C:\Users\t740698\Desktop\PMEC_VBA_Master-DataSet\" &amp; wbdate &amp; reportversion_folder &amp; folderdescription &amp; "\"</text:p>
      <text:p text:style-name="P1"><text:s text:c="4"/>WbName = "CONFIDENTIAL_SmC_PMEC_VBA_MasterDataSet_ForPortfolioReportingAddBaseline_" &amp; wbdate &amp; reportversion_file &amp; ".xlsb"</text:p>
      <text:p text:style-name="P1"><text:s text:c="4"/>Call z_WorkbookNewOrOpenOrActivate(WbName, WbPath, wb_new)</text:p>
      <text:p text:style-name="P1">End If</text:p>
      <text:p text:style-name="P1">'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ForPortfolioReportingFilterOut_" &amp; wbdate &amp; reportversion_file &amp; ".xlsb"</text:p>
      <text:p text:style-name="P1"><text:s text:c="4"/>Call z_OpenAndActivateWb(WbName, WbPath, Wb_Filtered)</text:p>
      <text:p text:style-name="P1">End If</text:p>
      <text:p text:style-name="P1"><text:s text:c="4"/>'copy a sheet from another workbook and rename it</text:p>
      <text:p text:style-name="P1">If flag Then</text:p>
      <text:p text:style-name="P1"><text:s text:c="4"/>Call z_CopySheetFromWb1ToWb2("SmC_MasterDataset_PiLevel_fltr", Wb_Filtered, wb_new, "Begin")</text:p>
      <text:p text:style-name="P1"><text:s text:c="4"/>'close Wb_GenPart1, closes the active workbook and saves any changes</text:p>
      <text:p text:style-name="P1"><text:s text:c="4"/>Wb_Filtered.Close False</text:p>
      <text:p text:style-name="P1"><text:s text:c="4"/>'rename 'R3 at the beginning of the name does not work. Error message when adding the pivot</text:p>
      <text:p text:style-name="P1"><text:s text:c="4"/>Sheets("SmC_MasterDataset_PiLevel_fltr").name = "Current"</text:p>
      <text:p text:style-name="P1">End If</text:p>
      <text:p text:style-name="P1"/>
      <text:p text:style-name="P1"><text:s text:c="4"/>'***************************************</text:p>
      <text:p text:style-name="P1"><text:s text:c="4"/>'Rnew - R0</text:p>
      <text:p text:style-name="P1"><text:s text:c="4"/>'***************************************</text:p>
      <text:p text:style-name="P1">'Open existing workbook</text:p>
      <text:p text:style-name="P1">If flag Then</text:p>
      <text:p text:style-name="P1"><text:s text:c="4"/>Call z_ExcelSessionWindowMinimized(wb_new)</text:p>
      <text:p text:style-name="P1"><text:s text:c="4"/>Call z_ExcelSessionWindowNormal(wb_new)</text:p>
      <text:p text:style-name="P1"><text:s text:c="4"/>MsgBox ("check the teamspace path and baseline workbook")</text:p>
      <text:p text:style-name="P1"><text:s text:c="4"/>Stop</text:p>
      <text:p text:style-name="P1"><text:s text:c="4"/>WbPath = "http://teamspace/sites/RD_PMExcl/Portfolio%20Reporting/"</text:p>
      <text:p text:style-name="P1"><text:s text:c="4"/>WbName = "CONFIDENTIAL_SmC_PMEC_VBA_MasterDataSet_2012_3_5_V1-0.xlsb"</text:p>
      <text:p text:style-name="P1"><text:s text:c="4"/>Call z_OpenAndActivateWb(WbName, WbPath, Wb_Baseline)</text:p>
      <text:p text:style-name="P1">End If</text:p>
      <text:p text:style-name="P1"><text:s text:c="4"/>'copy a sheet from another workbook and rename it</text:p>
      <text:p text:style-name="P1">If flag Then</text:p>
      <text:p text:style-name="P1"><text:s text:c="4"/>Call z_CopySheetFromWb1ToWb2("R0 SmC_MasterDataSet", Wb_Baseline, wb_new, "Begin")</text:p>
      <text:p text:style-name="P1"><text:s text:c="4"/>'close Wb_GenPart1, closes the active workbook and saves any changes</text:p>
      <text:p text:style-name="P1"><text:s text:c="4"/>Application.DisplayAlerts = False</text:p>
      <text:p text:style-name="P1"><text:s text:c="4"/>Wb_Baseline.Close False</text:p>
      <text:p text:style-name="P1"><text:s text:c="4"/>Application.DisplayAlerts = True</text:p>
      <text:p text:style-name="P1"><text:s text:c="4"/>'rename 'R0 at the beginning of the name does not work. Error message when adding the pivot</text:p>
      <text:p text:style-name="P1"><text:s text:c="4"/>Sheets("R0 SmC_MasterDataset").name = "Baselin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oft-page-break/><text:s text:c="8"/>Call z_ShDelete("Sheet3", wb_new)</text:p>
      <text:p text:style-name="P1"><text:s text:c="4"/>On Error GoTo 0</text:p>
      <text:p text:style-name="P1"><text:s text:c="4"/>Call z_WorkbookSave(wb_new)</text:p>
      <text:p text:style-name="P1">End If</text:p>
      <text:p text:style-name="P1"/>
      <text:p text:style-name="P1">If flag Then</text:p>
      <text:p text:style-name="P1"><text:s text:c="4"/>Call z_OneLinePerPiComparison_ShInNew_ShInOld("Current", "Baseline", _</text:p>
      <text:p text:style-name="P1"><text:s text:c="16"/>"Comp_Current_Baseline", False, False, wbdate)</text:p>
      <text:p text:style-name="P1">End If</text:p>
      <text:p text:style-name="P1"/>
      <text:p text:style-name="P1"><text:s text:c="4"/>'***************************************</text:p>
      <text:p text:style-name="P1"><text:s text:c="4"/>'Rnew - Rold</text:p>
      <text:p text:style-name="P1"><text:s text:c="4"/>'***************************************</text:p>
      <text:p text:style-name="P1"><text:s text:c="4"/>'Open existing workbook</text:p>
      <text:p text:style-name="P1">If flag Then</text:p>
      <text:p text:style-name="P1"><text:s text:c="4"/>Call z_ExcelSessionWindowMinimized(wb_new)</text:p>
      <text:p text:style-name="P1"><text:s text:c="4"/>Call z_ExcelSessionWindowNormal(wb_new)</text:p>
      <text:p text:style-name="P1"><text:s text:c="4"/>MsgBox ("check the teamspace path and Rz workbook, choose the last Rz")</text:p>
      <text:p text:style-name="P1"><text:s text:c="4"/>Stop</text:p>
      <text:p text:style-name="P1"><text:s text:c="4"/>WbPath = "http://teamspace/sites/RD_PMExcl/Portfolio%20Reporting/"</text:p>
      <text:p text:style-name="P1"><text:s text:c="4"/>WbName = "CONFIDENTIAL_SmC_PMEC_VBA_MasterDataSet_PortfolioReporting_2012_05_31.xlsb"</text:p>
      <text:p text:style-name="P1"><text:s text:c="4"/>Call z_OpenAndActivateWb(WbName, WbPath, Wb_Rz)</text:p>
      <text:p text:style-name="P1">End If</text:p>
      <text:p text:style-name="P1"><text:s text:c="4"/>'copy a sheet from another workbook and rename it</text:p>
      <text:p text:style-name="P1">If flag Then</text:p>
      <text:p text:style-name="P1"><text:s text:c="4"/>Call z_CopySheetFromWb1ToWb2("R2 SmC_MasterDataSet", Wb_Rz, wb_new, "Begin")</text:p>
      <text:p text:style-name="P1"><text:s text:c="4"/>'close Wb_GenPart1, closes the active workbook and saves any changes</text:p>
      <text:p text:style-name="P1"><text:s text:c="4"/>Application.DisplayAlerts = False</text:p>
      <text:p text:style-name="P1"><text:s text:c="4"/>Wb_Rz.Close False</text:p>
      <text:p text:style-name="P1"><text:s text:c="4"/>Application.DisplayAlerts = True</text:p>
      <text:p text:style-name="P1"><text:s text:c="4"/>'rename 'R2 at the beginning of the name does not work. Error message when adding the pivot</text:p>
      <text:p text:style-name="P1"><text:s text:c="4"/>Sheets("R2 SmC_MasterDataset").name = "Retired"</text:p>
      <text:p text:style-name="P1">End If</text:p>
      <text:p text:style-name="P1">If flag Then</text:p>
      <text:p text:style-name="P1"><text:s text:c="4"/>Call z_WorkbookSave(wb_new)</text:p>
      <text:p text:style-name="P1">End If</text:p>
      <text:p text:style-name="P1"/>
      <text:p text:style-name="P1">If flag Then</text:p>
      <text:p text:style-name="P1"><text:s text:c="4"/>Call z_OneLinePerPiComparison_ShInNew_ShInOld("Current", "Retired", _</text:p>
      <text:p text:style-name="P1"><text:s text:c="12"/>"Comp_Current_Retired", True, False, wbdate)</text:p>
      <text:p text:style-name="P1">End If</text:p>
      <text:p text:style-name="P1"/>
      <text:p text:style-name="P1"><text:s text:c="4"/>'save and close</text:p>
      <text:p text:style-name="P1">If flag Then</text:p>
      <text:p text:style-name="P1"><text:s text:c="4"/>Call z_WorkbookSave(wb_new)</text:p>
      <text:p text:style-name="P1"><text:s text:c="4"/>wb_new.Close True</text:p>
      <text:p text:style-name="P1">End If</text:p>
      <text:p text:style-name="P1"/>
      <text:p text:style-name="P1">End Sub</text:p>
      <text:p text:style-name="P1"/>
      <text:p text:style-name="P1"/>
      <text:p text:style-name="P1">Sub StartAll_Milestones()</text:p>
      <text:p text:style-name="P1"><text:soft-page-break/><text:s text:c="4"/>Dim wbdate As String</text:p>
      <text:p text:style-name="P1"><text:s text:c="4"/>wbdate = "2012_10_16"</text:p>
      <text:p text:style-name="P1"><text:s text:c="4"/>Call m_Main_GenerateMilestoneDataSet(wbdate)</text:p>
      <text:p text:style-name="P1">End Sub</text:p>
      <text:p text:style-name="P1"/>
      <text:p text:style-name="P1">Sub m_Main_GenerateMilestoneDataSet(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GenPart1 As Workbook</text:p>
      <text:p text:style-name="P1"><text:s text:c="4"/>Dim wb_new As Workbook</text:p>
      <text:p text:style-name="P1"><text:s text:c="4"/>Dim Wb_OneLinePerPi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Milestones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Generation_Part1_" &amp; wbdate &amp; reportversion_file &amp; ".xlsb"</text:p>
      <text:p text:style-name="P1"><text:s text:c="4"/>Call z_OpenAndActivateWb(WbName, WbPath, Wb_GenPart1)</text:p>
      <text:p text:style-name="P1">End If</text:p>
      <text:p text:style-name="P1"><text:s text:c="4"/>'copy a sheet from another workbook</text:p>
      <text:p text:style-name="P1">If flag Then</text:p>
      <text:p text:style-name="P1"><text:soft-page-break/><text:s text:c="4"/>Call z_CopySheetFromWb1ToWb2("PMEC_VBA_MasterDataSet_4", Wb_GenPart1, wb_new, "Begin")</text:p>
      <text:p text:style-name="P1"><text:s text:c="4"/>'close Wb_GenPart1, closes the active workbook and saves any changes</text:p>
      <text:p text:style-name="P1"><text:s text:c="4"/>Wb_GenPart1.Close False</text:p>
      <text:p text:style-name="P1">End If</text:p>
      <text:p text:style-name="P1">'Open existing workbook</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OneLinePerId_" &amp; wbdate &amp; reportversion_file &amp; ".xlsb"</text:p>
      <text:p text:style-name="P1"><text:s text:c="4"/>Call z_OpenAndActivateWb(WbName, WbPath, Wb_OneLinePerPi)</text:p>
      <text:p text:style-name="P1">End If</text:p>
      <text:p text:style-name="P1"><text:s text:c="4"/>'copy a sheet from another workbook</text:p>
      <text:p text:style-name="P1">If flag Then</text:p>
      <text:p text:style-name="P1"><text:s text:c="4"/>Call z_CopySheetFromWb1ToWb2("SmC_MasterDataSet_PiLevel", Wb_OneLinePerPi, wb_new, "Begin")</text:p>
      <text:p text:style-name="P1"><text:s text:c="4"/>'close Wb_GenPart1, closes the active workbook and saves any changes</text:p>
      <text:p text:style-name="P1"><text:s text:c="4"/>Wb_OneLinePerPi.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s text:c="4"/>'***************************************</text:p>
      <text:p text:style-name="P1"><text:s text:c="4"/>'write the MS into a new sheet</text:p>
      <text:p text:style-name="P1"><text:s text:c="4"/>Dim FirstYr As Integer</text:p>
      <text:p text:style-name="P1"><text:s text:c="4"/>'FirstYr = 2011</text:p>
      <text:p text:style-name="P1"><text:s text:c="4"/>FirstYr = VBA.DateTime.year(Now()) - 1</text:p>
      <text:p text:style-name="P1">If flag Then</text:p>
      <text:p text:style-name="P1"><text:s text:c="4"/>Dim Col_to As Long</text:p>
      <text:p text:style-name="P1"><text:s text:c="4"/>Call z_TrackTime("C:\Users\t740698\Desktop\TimeTracking.txt", _</text:p>
      <text:p text:style-name="P1"><text:s text:c="12"/>Array("Main_CreateReport", "Begin", "task: create", "file: Milestones_1 and Milestones_2", CStr(Now()), ""))</text:p>
      <text:p text:style-name="P1"><text:s text:c="4"/>Call z_ShNewFlatValueCopy("PMEC_VBA_MasterDataSet_4", "SmC_MasterDataSet_Milestones_1", "Begin")</text:p>
      <text:p text:style-name="P1"><text:s text:c="4"/>Col_to = z_GetColumnIndex("ActivityIdentifier", 1, "SmC_MasterDataSet_Milestones_1") + 1</text:p>
      <text:p text:style-name="P1"><text:s text:c="4"/>Call z_InsertEmptyCols("SmC_MasterDataSet_Milestones_1", 1, Col_to)</text:p>
      <text:p text:style-name="P1"><text:s text:c="4"/>Call z_AddColNames(Array("MS belongs to"), "SmC_MasterDataSet_Milestones_1", 1, Col_to)</text:p>
      <text:p text:style-name="P1"><text:s text:c="4"/>Call z_MsBelongsTo("SmC_MasterDataSet_Milestones_1", "Activity Identifier", "MS belongs to")</text:p>
      <text:p text:style-name="P1"><text:s text:c="4"/>Col_to = z_GetColumnIndex("MS belongs to", 1, "SmC_MasterDataSet_Milestones_1")</text:p>
      <text:p text:style-name="P1"><text:s text:c="4"/>Call z_Sort("SmC_MasterDataSet_Milestones_1", Col_to, Col_to)</text:p>
      <text:p text:style-name="P1"><text:s text:c="4"/>Call z_DeleteNotMSRows("SmC_MasterDataSet_Milestones_1", "MS belongs to")</text:p>
      <text:p text:style-name="P1"><text:s text:c="4"/>Dim Col_from As Long</text:p>
      <text:p text:style-name="P1"><text:s text:c="4"/>Col_from = z_GetColumnIndex("MyResourceId", 1, "SmC_MasterDataSet_Milestones_1")</text:p>
      <text:p text:style-name="P1"><text:s text:c="4"/>Col_to = z_GetColumnIndex("Activity Identifier", 1, "SmC_MasterDataSet_Milestones_1")</text:p>
      <text:p text:style-name="P1"><text:s text:c="4"/>Call z_DeleteColumns("SmC_MasterDataSet_Milestones_1", Col_from, Col_to)</text:p>
      <text:p text:style-name="P1"><text:soft-page-break/><text:s text:c="4"/>Col_from = z_GetColumnIndex("AC # Trials " &amp; CStr(FirstYr), 1, "SmC_MasterDataSet_Milestones_1")</text:p>
      <text:p text:style-name="P1"><text:s text:c="4"/>Col_to = z_GetColumnIndex("Request status", 1, "SmC_MasterDataSet_Milestones_1")</text:p>
      <text:p text:style-name="P1"><text:s text:c="4"/>Call z_DeleteColumns("SmC_MasterDataSet_Milestones_1", Col_from, Col_to)</text:p>
      <text:p text:style-name="P1">End If</text:p>
      <text:p text:style-name="P1">If flag Then</text:p>
      <text:p text:style-name="P1"><text:s text:c="4"/>Call z_ShNewFlatValueCopy("SmC_MasterDataSet_Milestones_1", "SmC_MasterDataSet_Milestones_2", "Begin")</text:p>
      <text:p text:style-name="P1"><text:s text:c="4"/>Col_from = z_GetColumnIndex("Task Customer", 1, "SmC_MasterDataSet_Milestones_2")</text:p>
      <text:p text:style-name="P1"><text:s text:c="4"/>Col_to = z_GetColumnIndex("Task Contact", 1, "SmC_MasterDataSet_Milestones_2")</text:p>
      <text:p text:style-name="P1"><text:s text:c="4"/>Call z_DeleteColumns("SmC_MasterDataSet_Milestones_2", Col_from, Col_to)</text:p>
      <text:p text:style-name="P1"><text:s text:c="4"/>Col_from = z_GetColumnIndex("Task Status", 1, "SmC_MasterDataSet_Milestones_2")</text:p>
      <text:p text:style-name="P1"><text:s text:c="4"/>Col_to = z_GetColumnIndex("Duration", 1, "SmC_MasterDataSet_Milestones_2")</text:p>
      <text:p text:style-name="P1"><text:s text:c="4"/>Call z_DeleteColumns("SmC_MasterDataSet_Milestones_2", Col_from, Col_to)</text:p>
      <text:p text:style-name="P1"><text:s text:c="4"/>Col_from = z_GetColumnIndex("Expected finish export", 1, "SmC_MasterDataSet_Milestones_2")</text:p>
      <text:p text:style-name="P1"><text:s text:c="4"/>Col_to = z_GetColumnIndex("Actual finish export", 1, "SmC_MasterDataSet_Milestones_2")</text:p>
      <text:p text:style-name="P1"><text:s text:c="4"/>Call z_DeleteColumns("SmC_MasterDataSet_Milestones_2", Col_from, Col_to)</text:p>
      <text:p text:style-name="P1"><text:s text:c="4"/>Col_from = z_GetColumnIndex("TkIdentifier", 1, "SmC_MasterDataSet_Milestones_2")</text:p>
      <text:p text:style-name="P1"><text:s text:c="4"/>Call z_DeleteColumns("SmC_MasterDataSet_Milestones_2", Col_from, Col_from)</text:p>
      <text:p text:style-name="P1"><text:s text:c="4"/>Call z_WorkbookSave(wb_new)</text:p>
      <text:p text:style-name="P1">End If</text:p>
      <text:p text:style-name="P1">If flag Then</text:p>
      <text:p text:style-name="P1"><text:s text:c="4"/>'map attributes from PI report into MS sheet</text:p>
      <text:p text:style-name="P1"><text:s text:c="4"/>'read attribute names</text:p>
      <text:p text:style-name="P1"><text:s text:c="4"/>Dim Wb_from As Workbook</text:p>
      <text:p text:style-name="P1"><text:s text:c="4"/>Dim Rng_from As Range</text:p>
      <text:p text:style-name="P1"><text:s text:c="4"/>Dim ColNames_to As Variant</text:p>
      <text:p text:style-name="P1"><text:s text:c="4"/>Set Rng_from = z_RangeOfWb_AttributeNamesFromSheetToArray("Milestones", 2, Wb_from)</text:p>
      <text:p text:style-name="P1"><text:s text:c="4"/>ColNames_to = z_ReadAttributeNames_FromSheet_ToArray("Milestones", Rng_from, "ReadACol", Wb_from)</text:p>
      <text:p text:style-name="P1"><text:s text:c="4"/></text:p>
      <text:p text:style-name="P1">' <text:s text:c="3"/>ColNames_to = Array( _</text:p>
      <text:p text:style-name="P1">' <text:s text:c="7"/>"Portfolio Level 1", "Portfolio Level 2", "Portfolio Level 3", "PI Syngenta Portfolio", "PI Syngenta Program", "PI Title", "PI Status", "PI Label", "PI Comment", "PI Manager", "PI Sponsor", "PI Stage", "PI Scope", _</text:p>
      <text:p text:style-name="P1">' <text:s text:c="7"/>"PI Type", "PI Sub Type", "PI Investment Category", "PI Customer", "PI Responsibility", "PI Geography", "PI List of Regions", "PI List of Countries", "PI list of Crops Group", "PI list of Crops", "PI Purchase Order", "PI Lead AI", "PI List of Active Ingredients", "PI Last Gate Passed", "PI Planned start", _</text:p>
      <text:p text:style-name="P1">' <text:s text:c="7"/>"PI Planned finish", "PI Is confidential ?", _</text:p>
      <text:p text:style-name="P1">' <text:s text:c="7"/>"BC Business Case Author", "BC Total NPV", "BC Terminal Value NPV (10% decline)", "BC Sales Peak", "BC Required", _</text:p>
      <text:p text:style-name="P1">' <text:s text:c="7"/>"EAC # SD " &amp; CStr(FirstYr) &amp; "_c", "EAC # SD " &amp; CStr(FirstYr + 1) &amp; "_c", "EAC # SD " &amp; CStr(FirstYr + 2) &amp; "_c", _</text:p>
      <text:p text:style-name="P1">' <text:s text:c="7"/>"EAC # SD " &amp; CStr(FirstYr + 3) &amp; "_c", "EAC # SD " &amp; CStr(FirstYr + 4) &amp; "_c", "EAC # SD_c", "EAC # Trials " &amp; CStr(FirstYr) &amp; "_c", "EAC # Trials " &amp; CStr(FirstYr + 1) &amp; "_c", "EAC # Trials " &amp; CStr(FirstYr + 2) &amp; "_c", "EAC # Trials " &amp; CStr(FirstYr + 3) &amp; "_c", "EAC # Trials " &amp; CStr(FirstYr + 4) &amp; "_c", "EAC # Trials_c", "EAC Full Costs " &amp; CStr(FirstYr) &amp; "_c", "EAC Full Costs " &amp; CStr(FirstYr + 1) &amp; "_c", "EAC Full Costs " &amp; CStr(FirstYr + 2) &amp; "_c", _</text:p>
      <text:p text:style-name="Standard"><text:span text:style-name="T1">' <text:s text:c="7"/>"EAC Full Costs " &amp; CStr(FirstYr + 3) &amp; "_c", "EAC Full Costs " &amp; CStr(FirstYr + 4) &amp; "_c", "EAC Full Costs_c", "EAC SD Full Costs " &amp; CStr(FirstYr) &amp; "_c", "EAC SD Full Costs " &amp; CStr(FirstYr + 1) &amp; "_c", "EAC SD Full Costs " &amp; CStr(FirstYr + 2) &amp; "_c", "EAC SD Full Costs " &amp; CStr(FirstYr + 3) &amp; "_c", "EAC SD Full Costs " &amp; CStr(FirstYr + 4) &amp; "_c", "EAC SD Full Costs_c", "EAC Trials Full Costs " &amp; CStr(FirstYr) &amp; </text:span><text:soft-page-break/><text:span text:style-name="T1">"_c", "EAC Trials Full Costs " &amp; CStr(FirstYr + 1) &amp; "_c", "EAC Trials Full Costs " &amp; CStr(FirstYr + 2) &amp; "_c", _</text:span></text:p>
      <text:p text:style-name="P1">' <text:s text:c="7"/>"EAC Trials Full Costs " &amp; CStr(FirstYr + 3) &amp; "_c", "EAC Trials Full Costs " &amp; CStr(FirstYr + 4) &amp; "_c", "EAC Trials Full Costs_c", "EAC Other $ " &amp; CStr(FirstYr) &amp; "_c", "EAC Other $ " &amp; CStr(FirstYr + 1) &amp; "_c", "EAC Other $ " &amp; CStr(FirstYr + 2) &amp; "_c", "EAC Other $ " &amp; CStr(FirstYr + 3) &amp; "_c", "EAC Other $ " &amp; CStr(FirstYr + 4) &amp; "_c", "EAC Other $_c", "EAC Ext $ " &amp; CStr(FirstYr) &amp; "_c", "EAC Ext $ " &amp; CStr(FirstYr + 1) &amp; "_c", "EAC Ext $ " &amp; CStr(FirstYr + 2) &amp; "_c", _</text:p>
      <text:p text:style-name="P1">' <text:s text:c="7"/>"EAC Ext $ " &amp; CStr(FirstYr + 3) &amp; "_c", "EAC Ext $ " &amp; CStr(FirstYr + 4) &amp; "_c", "EAC Ext $_c", "EAC Direct Costs " &amp; CStr(FirstYr) &amp; "_c", "EAC Direct Costs " &amp; CStr(FirstYr + 1) &amp; "_c", "EAC Direct Costs " &amp; CStr(FirstYr + 2) &amp; "_c", "EAC Direct Costs " &amp; CStr(FirstYr + 3) &amp; "_c", "EAC Direct Costs " &amp; CStr(FirstYr + 4) &amp; "_c", "EAC Direct Costs_c", "EAC SD Direct Costs " &amp; CStr(FirstYr) &amp; "_c", "EAC SD Direct Costs " &amp; CStr(FirstYr + 1) &amp; "_c", "EAC SD Direct Costs " &amp; CStr(FirstYr + 2) &amp; "_c", _</text:p>
      <text:p text:style-name="P1">' <text:s text:c="7"/>"EAC SD Direct Costs " &amp; CStr(FirstYr + 3) &amp; "_c", "EAC SD Direct Costs " &amp; CStr(FirstYr + 4) &amp; "_c", "EAC SD Direct Costs_c", "EAC Trials Direct Costs " &amp; CStr(FirstYr) &amp; "_c", "EAC Trials Direct Costs " &amp; CStr(FirstYr + 1) &amp; "_c", "EAC Trials Direct Costs " &amp; CStr(FirstYr + 2) &amp; "_c", "EAC Trials Direct Costs " &amp; CStr(FirstYr + 3) &amp; "_c", "EAC Trials Direct Costs " &amp; CStr(FirstYr + 4) &amp; "_c", "EAC Trials Direct Costs_c", "EAC Other $ Direct Costs " &amp; CStr(FirstYr) &amp; "_c", "EAC Other $ Direct Costs " &amp; CStr(FirstYr + 1) &amp; "_c", "EAC Other $ Direct Costs " &amp; CStr(FirstYr + 2) &amp; "_c", _</text:p>
      <text:p text:style-name="P1">' <text:s text:c="7"/>"EAC Other $ Direct Costs " &amp; CStr(FirstYr + 3) &amp; "_c", "EAC Other $ Direct Costs " &amp; CStr(FirstYr + 4) &amp; "_c", "EAC Other $ Direct Costs_c", "EAC Ext $ Direct Costs " &amp; CStr(FirstYr) &amp; "_c", "EAC Ext $ Direct Costs " &amp; CStr(FirstYr + 1) &amp; "_c", "EAC Ext $ Direct Costs " &amp; CStr(FirstYr + 2) &amp; "_c", "EAC Ext $ Direct Costs " &amp; CStr(FirstYr + 3) &amp; "_c", "EAC Ext $ Direct Costs " &amp; CStr(FirstYr + 4) &amp; "_c", "EAC Ext $ Direct Costs_c" _</text:p>
      <text:p text:style-name="P1">' <text:s text:c="7"/>)</text:p>
      <text:p text:style-name="P1"><text:s text:c="4"/>Dim ColStart As Long</text:p>
      <text:p text:style-name="P1"><text:s text:c="4"/>ColStart = z_ColSize(1, "SmC_MasterDataSet_Milestones_2") + 1</text:p>
      <text:p text:style-name="P1"><text:s text:c="4"/>Call z_AddColNames(ColNames_to, "SmC_MasterDataSet_Milestones_2", 1, ColStart)</text:p>
      <text:p text:style-name="P1"><text:s text:c="4"/>Dim ColNames_from As Variant</text:p>
      <text:p text:style-name="P1"><text:s text:c="4"/>ColNames_from = ColNames_to</text:p>
      <text:p text:style-name="P1"><text:s text:c="4"/></text:p>
      <text:p text:style-name="P1">' <text:s text:c="3"/>ColNames_from = Array( _</text:p>
      <text:p text:style-name="P1">' <text:s text:c="6"/>"Portfolio Level 1", "Portfolio Level 2", "Portfolio Level 3", "PI Syngenta Portfolio", "PI Syngenta Program", "PI Title", "PI Status", "PI Label", "PI Comment", "PI Manager", "PI Sponsor", "PI Stage", "PI Scope", _</text:p>
      <text:p text:style-name="P1">' <text:s text:c="7"/>"PI Type", "PI Sub Type", "PI Investment Category", "PI Customer", "PI Responsibility", "PI Geography", "PI List of Regions", "PI List of Countries", "PI list of Crops Group", "PI list of Crops", "PI Purchase Order", "PI Lead AI", "PI List of Active Ingredients", "PI Last Gate Passed", "PI Planned start", _</text:p>
      <text:p text:style-name="P1">' <text:s text:c="7"/>"PI Planned finish", "PI Is confidential ?", _</text:p>
      <text:p text:style-name="P1">' <text:s text:c="7"/>"BC Business Case Author", "BC Total NPV", "BC Terminal Value NPV (10% decline)", "BC Sales Peak", "BC Required", _</text:p>
      <text:p text:style-name="P1">' <text:s text:c="7"/>"EAC # SD " &amp; CStr(FirstYr) &amp; "_c", "EAC # SD " &amp; CStr(FirstYr + 1) &amp; "_c", "EAC # SD " &amp; CStr(FirstYr + 2) &amp; "_c", _</text:p>
      <text:p text:style-name="P1">' <text:s text:c="7"/>"EAC # SD " &amp; CStr(FirstYr + 3) &amp; "_c", "EAC # SD " &amp; CStr(FirstYr + 4) &amp; "_c", "EAC # SD_c", "EAC # Trials " &amp; CStr(FirstYr) &amp; "_c", "EAC # Trials " &amp; CStr(FirstYr + 1) &amp; "_c", "EAC # Trials " &amp; CStr(FirstYr + 2) &amp; "_c", "EAC # Trials " &amp; CStr(FirstYr + 3) &amp; "_c", "EAC # Trials " &amp; CStr(FirstYr + 4) &amp; "_c", "EAC # Trials_c", "EAC Full Costs " &amp; CStr(FirstYr) &amp; "_c", "EAC Full Costs " &amp; CStr(FirstYr + 1) &amp; "_c", "EAC Full Costs " &amp; CStr(FirstYr + 2) &amp; "_c", _</text:p>
      <text:p text:style-name="Standard"><text:span text:style-name="T1">' <text:s text:c="7"/>"EAC Full Costs " &amp; CStr(FirstYr + 3) &amp; "_c", "EAC Full Costs " &amp; CStr(FirstYr + 4) &amp; "_c", "EAC Full Costs_c", "EAC SD Full Costs " &amp; CStr(FirstYr) &amp; "_c", "EAC SD Full Costs " &amp; CStr(FirstYr + 1) &amp; "_c", "EAC SD Full Costs " &amp; CStr(FirstYr + 2) &amp; "_c", "EAC SD Full Costs " &amp; CStr(FirstYr + 3) &amp; "_c", "EAC SD Full Costs " &amp; CStr(FirstYr + 4) &amp; "_c", "EAC SD Full Costs_c", "EAC Trials Full Costs " &amp; CStr(FirstYr) &amp; </text:span><text:soft-page-break/><text:span text:style-name="T1">"_c", "EAC Trials Full Costs " &amp; CStr(FirstYr + 1) &amp; "_c", "EAC Trials Full Costs " &amp; CStr(FirstYr + 2) &amp; "_c", _</text:span></text:p>
      <text:p text:style-name="P1">' <text:s text:c="7"/>"EAC Trials Full Costs " &amp; CStr(FirstYr + 3) &amp; "_c", "EAC Trials Full Costs " &amp; CStr(FirstYr + 4) &amp; "_c", "EAC Trials Full Costs_c", "EAC Other $ " &amp; CStr(FirstYr) &amp; "_c", "EAC Other $ " &amp; CStr(FirstYr + 1) &amp; "_c", "EAC Other $ " &amp; CStr(FirstYr + 2) &amp; "_c", "EAC Other $ " &amp; CStr(FirstYr + 3) &amp; "_c", "EAC Other $ " &amp; CStr(FirstYr + 4) &amp; "_c", "EAC Other $_c", "EAC Ext $ " &amp; CStr(FirstYr) &amp; "_c", "EAC Ext $ " &amp; CStr(FirstYr + 1) &amp; "_c", "EAC Ext $ " &amp; CStr(FirstYr + 2) &amp; "_c", _</text:p>
      <text:p text:style-name="P1">' <text:s text:c="7"/>"EAC Ext $ " &amp; CStr(FirstYr + 3) &amp; "_c", "EAC Ext $ " &amp; CStr(FirstYr + 4) &amp; "_c", "EAC Ext $_c", "EAC Direct Costs " &amp; CStr(FirstYr) &amp; "_c", "EAC Direct Costs " &amp; CStr(FirstYr + 1) &amp; "_c", "EAC Direct Costs " &amp; CStr(FirstYr + 2) &amp; "_c", "EAC Direct Costs " &amp; CStr(FirstYr + 3) &amp; "_c", "EAC Direct Costs " &amp; CStr(FirstYr + 4) &amp; "_c", "EAC Direct Costs_c", "EAC SD Direct Costs " &amp; CStr(FirstYr) &amp; "_c", "EAC SD Direct Costs " &amp; CStr(FirstYr + 1) &amp; "_c", "EAC SD Direct Costs " &amp; CStr(FirstYr + 2) &amp; "_c", _</text:p>
      <text:p text:style-name="P1">' <text:s text:c="7"/>"EAC SD Direct Costs " &amp; CStr(FirstYr + 3) &amp; "_c", "EAC SD Direct Costs " &amp; CStr(FirstYr + 4) &amp; "_c", "EAC SD Direct Costs_c", "EAC Trials Direct Costs " &amp; CStr(FirstYr) &amp; "_c", "EAC Trials Direct Costs " &amp; CStr(FirstYr + 1) &amp; "_c", "EAC Trials Direct Costs " &amp; CStr(FirstYr + 2) &amp; "_c", "EAC Trials Direct Costs " &amp; CStr(FirstYr + 3) &amp; "_c", "EAC Trials Direct Costs " &amp; CStr(FirstYr + 4) &amp; "_c", "EAC Trials Direct Costs_c", "EAC Other $ Direct Costs " &amp; CStr(FirstYr) &amp; "_c", "EAC Other $ Direct Costs " &amp; CStr(FirstYr + 1) &amp; "_c", "EAC Other $ Direct Costs " &amp; CStr(FirstYr + 2) &amp; "_c", _</text:p>
      <text:p text:style-name="P1">' <text:s text:c="7"/>"EAC Other $ Direct Costs " &amp; CStr(FirstYr + 3) &amp; "_c", "EAC Other $ Direct Costs " &amp; CStr(FirstYr + 4) &amp; "_c", "EAC Other $ Direct Costs_c", "EAC Ext $ Direct Costs " &amp; CStr(FirstYr) &amp; "_c", "EAC Ext $ Direct Costs " &amp; CStr(FirstYr + 1) &amp; "_c", "EAC Ext $ Direct Costs " &amp; CStr(FirstYr + 2) &amp; "_c", "EAC Ext $ Direct Costs " &amp; CStr(FirstYr + 3) &amp; "_c", "EAC Ext $ Direct Costs " &amp; CStr(FirstYr + 4) &amp; "_c", "EAC Ext $ Direct Costs_c" _</text:p>
      <text:p text:style-name="P1">' <text:s text:c="7"/>)</text:p>
      <text:p text:style-name="P1"><text:s text:c="4"/>Dim sSh_from As String</text:p>
      <text:p text:style-name="P1"><text:s text:c="4"/>sSh_from = "SmC_MasterDataSet_PiLevel"</text:p>
      <text:p text:style-name="P1"><text:s text:c="4"/>Call z_ShMapColumns_FastVersion(sSh_from, "PiIdentifier", ColNames_from, "SmC_MasterDataSet_Milestones_2", "PiIdentifier", ColNames_to)</text:p>
      <text:p text:style-name="P1"><text:s text:c="4"/>Call z_WorkbookSave(wb_new)</text:p>
      <text:p text:style-name="P1">End If</text:p>
      <text:p text:style-name="P1">If flag Then</text:p>
      <text:p text:style-name="P1"><text:s text:c="4"/>'date attribute planned start</text:p>
      <text:p text:style-name="P1"><text:s text:c="4"/>'change the date format</text:p>
      <text:p text:style-name="P1"><text:s text:c="4"/>Dim date_Arr As Variant</text:p>
      <text:p text:style-name="P1"><text:s text:c="4"/>date_Arr = Array("Planned start", "PI Planned start", "PI Planned finish")</text:p>
      <text:p text:style-name="P1"><text:s text:c="4"/>Call z_ChgDateFormat("SmC_MasterDataSet_Milestones_2", date_Arr, 0)</text:p>
      <text:p text:style-name="P1"><text:s text:c="4"/>'make date object where not already</text:p>
      <text:p text:style-name="P1"><text:s text:c="4"/>Dim Rng As Range</text:p>
      <text:p text:style-name="P1"><text:s text:c="4"/>Dim Date_ColNames As Variant</text:p>
      <text:p text:style-name="P1"><text:s text:c="4"/>Dim Date_Col_i As Long</text:p>
      <text:p text:style-name="P1"><text:s text:c="4"/>Dim Date_ColName_i As String</text:p>
      <text:p text:style-name="P1"><text:s text:c="4"/>Dim PiId_Col As Long</text:p>
      <text:p text:style-name="P1"><text:s text:c="4"/>Dim RowSize As Long</text:p>
      <text:p text:style-name="P1"><text:s text:c="4"/>PiId_Col = z_GetColumnIndex("PiIdentifier", 1, "SmC_MasterDataSet_Milestones_2")</text:p>
      <text:p text:style-name="P1"><text:s text:c="4"/>RowSize = z_RowSize(PiId_Col, "SmC_MasterDataSet_Milestones_2")</text:p>
      <text:p text:style-name="P1"><text:s text:c="4"/>Date_ColNames = Array("Planned start")</text:p>
      <text:p text:style-name="P1"><text:s text:c="4"/>For iter = LBound(Date_ColNames) To UBound(Date_ColNames)</text:p>
      <text:p text:style-name="P1"><text:s text:c="8"/>Date_ColName_i = Date_ColNames(iter)</text:p>
      <text:p text:style-name="P1"><text:s text:c="8"/>Date_Col_i = z_GetColumnIndex(Date_ColName_i, 1, "SmC_MasterDataSet_Milestones_2")</text:p>
      <text:p text:style-name="P1"><text:s text:c="8"/>Set Rng = Range(Cells(1, Date_Col_i), Cells(RowSize, Date_Col_i))</text:p>
      <text:p text:style-name="P1"><text:s text:c="8"/>Call z_DateCorrection(Rng)</text:p>
      <text:p text:style-name="P1"><text:s text:c="4"/>Next iter</text:p>
      <text:p text:style-name="P1"><text:s text:c="4"/>'rename attributes</text:p>
      <text:p text:style-name="P1"><text:soft-page-break/><text:s text:c="4"/>Call z_RenameAttribute("SmC_MasterDataSet_Milestones_2", 1, "Syngenta Portfolio", "Activity Syngenta Portfolio")</text:p>
      <text:p text:style-name="P1"><text:s text:c="4"/>Call z_RenameAttribute("SmC_MasterDataSet_Milestones_2", 1, "Task Title", "TK Task Title")</text:p>
      <text:p text:style-name="P1"><text:s text:c="4"/>Call z_RenameAttribute("SmC_MasterDataSet_Milestones_2", 1, "Description", "Activity Description")</text:p>
      <text:p text:style-name="P1"><text:s text:c="4"/>Call z_RenameAttribute("SmC_MasterDataSet_Milestones_2", 1, "Task Location", "TK Task Location")</text:p>
      <text:p text:style-name="P1"><text:s text:c="4"/>Call z_RenameAttribute("SmC_MasterDataSet_Milestones_2", 1, "Planned start", "Activity Planned Start")</text:p>
      <text:p text:style-name="P1">End If</text:p>
      <text:p text:style-name="P1"><text:s text:c="4"/></text:p>
      <text:p text:style-name="P1"><text:s text:c="4"/>'add timestamps</text:p>
      <text:p text:style-name="P1"><text:s text:c="4"/>Dim StampDate As String</text:p>
      <text:p text:style-name="P1"><text:s text:c="4"/>StampDate = z_StampDate(wbdate)</text:p>
      <text:p text:style-name="P1"><text:s text:c="4"/>Call z_AddTimeStamp("SmC_MasterDataSet_Milestones_2", StampDate, 1, 1, 25)</text:p>
      <text:p text:style-name="P1"><text:s text:c="4"/></text:p>
      <text:p text:style-name="P1"><text:s text:c="4"/>Call z_WorkbookSave(wb_new)</text:p>
      <text:p text:style-name="P1"><text:s text:c="4"/>wb_new.Close True</text:p>
      <text:p text:style-name="P1"/>
      <text:p text:style-name="P1">End Sub</text:p>
      <text:p text:style-name="P1"><text:s text:c="4"/></text:p>
      <text:p text:style-name="P1"/>
      <text:p text:style-name="P1"/>
      <text:p text:style-name="P1"/>
      <text:p text:style-name="P1">Sub StartAll_AllIds()</text:p>
      <text:p text:style-name="P1"><text:s text:c="4"/>Dim wbdate As String</text:p>
      <text:p text:style-name="P1"><text:s text:c="4"/>wbdate = "2012_10_16"</text:p>
      <text:p text:style-name="P1"><text:s text:c="4"/>Call m_Main_AllIds_FindRemovedOnes(wbdate)</text:p>
      <text:p text:style-name="P1">End Sub</text:p>
      <text:p text:style-name="P1"/>
      <text:p text:style-name="P1">Sub m_Main_AllIds_FindRemovedOnes(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oft-page-break/><text:s text:c="4"/>Dim Wb_GenPart1 As Workbook</text:p>
      <text:p text:style-name="P1"><text:s text:c="4"/>Dim wb_new As Workbook</text:p>
      <text:p text:style-name="P1"><text:s text:c="4"/>Dim Wb_OneLinePerPi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AllIds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Generation_Part1_" &amp; wbdate &amp; reportversion_file &amp; ".xlsb"</text:p>
      <text:p text:style-name="P1"><text:s text:c="4"/>Call z_OpenAndActivateWb(WbName, WbPath, Wb_GenPart1)</text:p>
      <text:p text:style-name="P1">End If</text:p>
      <text:p text:style-name="P1">'copy a sheet from another workbook</text:p>
      <text:p text:style-name="P1">If flag_OpenExistingWbs Then</text:p>
      <text:p text:style-name="P1"><text:s text:c="4"/>Call z_CopySheetFromWb1ToWb2("PMEC_VBA_MasterDataSet_4", Wb_GenPart1, wb_new, "Begin")</text:p>
      <text:p text:style-name="P1"><text:s text:c="4"/>Call z_CopySheetFromWb1ToWb2("PMEC_VBA_PiDataSet_2", Wb_GenPart1, wb_new, "Begin")</text:p>
      <text:p text:style-name="P1"><text:s text:c="4"/>'close Wb_GenPart1, closes the active workbook and saves any changes</text:p>
      <text:p text:style-name="P1"><text:s text:c="4"/>Wb_GenPart1.Close False</text:p>
      <text:p text:style-name="P1">End If</text:p>
      <text:p text:style-name="P1">'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PivotFlat_ForOneLinePerId_" &amp; wbdate &amp; reportversion_file &amp; ".xlsb"</text:p>
      <text:p text:style-name="P1"><text:s text:c="4"/>Call z_OpenAndActivateWb(WbName, WbPath, Wb_OneLinePerPi)</text:p>
      <text:p text:style-name="P1">End If</text:p>
      <text:p text:style-name="P1"><text:s text:c="4"/>'copy a sheet from another workbook</text:p>
      <text:p text:style-name="P1">If flag_OpenExistingWbs Then</text:p>
      <text:p text:style-name="P1"><text:s text:c="4"/>Call z_CopySheetFromWb1ToWb2("SmC_MasterDataSet_PiLevel", Wb_OneLinePerPi, wb_new, "Begin")</text:p>
      <text:p text:style-name="P1"><text:s text:c="4"/>Call z_CopySheetFromWb1ToWb2("SmC_MasterDataSet_TkLevel", Wb_OneLinePerPi, wb_new, "Begin")</text:p>
      <text:p text:style-name="P1"><text:s text:c="4"/>'close Wb_GenPart1, closes the active workbook and saves any changes</text:p>
      <text:p text:style-name="P1"><text:s text:c="4"/>Wb_OneLinePerPi.Close False</text:p>
      <text:p text:style-name="P1">End If</text:p>
      <text:p text:style-name="P1">If flag_OpenExistingWbs Then</text:p>
      <text:p text:style-name="P1"><text:s text:c="4"/>'in case they have already been deleted in a previous run</text:p>
      <text:p text:style-name="P1"><text:s text:c="4"/>On Error Resume Next</text:p>
      <text:p text:style-name="P1"><text:s text:c="8"/>Call z_ShDelete("Sheet1", wb_new)</text:p>
      <text:p text:style-name="P1"><text:soft-page-break/><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If flag_OpenExistingWbs Then</text:p>
      <text:p text:style-name="P1"><text:s text:c="4"/>Call z_ShNew("PMEC_VBA_AllPis", "Begin")</text:p>
      <text:p text:style-name="P1"><text:s text:c="4"/>Call z_ShNew("PMEC_VBA_AllTks", "Begin")</text:p>
      <text:p text:style-name="P1"><text:s text:c="4"/>Call z_ShNew("RemovedPis_(OneLinePrPi-Empty)", "Begin")</text:p>
      <text:p text:style-name="P1"><text:s text:c="4"/>Call z_ShNew("RemovedTks_(OneLinePrTk-Empty)", "Begin")</text:p>
      <text:p text:style-name="P1">End If</text:p>
      <text:p text:style-name="P1"><text:s text:c="4"/>'***************************************************</text:p>
      <text:p text:style-name="P1"><text:s text:c="4"/>'Make sheets "PMEC_VBA_AllPis" and "PMEC_VBA_AllTks"</text:p>
      <text:p text:style-name="P1"><text:s text:c="4"/>'Determine HasResource Yes/No</text:p>
      <text:p text:style-name="P1">If flag Then</text:p>
      <text:p text:style-name="P1"><text:s text:c="4"/>Dim col_PiId_from As Long</text:p>
      <text:p text:style-name="P1"><text:s text:c="4"/>Dim col_TkId_from As Long</text:p>
      <text:p text:style-name="P1"><text:s text:c="4"/>Dim Col_MyResId_from As Long</text:p>
      <text:p text:style-name="P1"><text:s text:c="4"/>col_PiId_from = z_GetColumnIndex("PiIdentifier", 1, "PMEC_VBA_MasterDataSet_4")</text:p>
      <text:p text:style-name="P1"><text:s text:c="4"/>col_TkId_from = z_GetColumnIndex("TkIdentifier", 1, "PMEC_VBA_MasterDataSet_4")</text:p>
      <text:p text:style-name="P1"><text:s text:c="4"/>Col_MyResId_from = z_GetColumnIndex("MyResourceId", 1, "PMEC_VBA_MasterDataSet_4")</text:p>
      <text:p text:style-name="P1"><text:s text:c="4"/>Dim Col_PiId_to As Long</text:p>
      <text:p text:style-name="P1"><text:s text:c="4"/>Dim Col_PiHasRes_to As Long</text:p>
      <text:p text:style-name="P1"><text:s text:c="4"/>Dim Col_TkId_to As Long</text:p>
      <text:p text:style-name="P1"><text:s text:c="4"/>Dim Col_TkHasRes_to As Long</text:p>
      <text:p text:style-name="P1"><text:s text:c="4"/>Dim Col_RsId_to As Long</text:p>
      <text:p text:style-name="P1"><text:s text:c="4"/>Col_PiId_to = 1</text:p>
      <text:p text:style-name="P1"><text:s text:c="4"/>Col_PiHasRes_to = 2</text:p>
      <text:p text:style-name="P1"><text:s text:c="4"/>Col_TkId_to = 3</text:p>
      <text:p text:style-name="P1"><text:s text:c="4"/>Col_TkHasRes_to = 4</text:p>
      <text:p text:style-name="P1"><text:s text:c="4"/>Col_RsId_to = 5</text:p>
      <text:p text:style-name="P1"><text:s text:c="4"/>Sheets("PMEC_VBA_AllPis").Activate</text:p>
      <text:p text:style-name="P1"><text:s text:c="4"/>Call z_AddColNames(Array("PiIdentifier", "Pi has Resource(s)"), "PMEC_VBA_AllPis", 1, 1)</text:p>
      <text:p text:style-name="P1"><text:s text:c="4"/>Sheets("PMEC_VBA_AllTks").Activate</text:p>
      <text:p text:style-name="P1"><text:s text:c="4"/>Call z_AddColNames(Array("PiIdentifier", "Pi has Resource(s)", "TkIdentifier", "Task has Resource(s)"), "PMEC_VBA_AllTks", 1, 1)</text:p>
      <text:p text:style-name="P1"><text:s text:c="4"/>Dim Cell_PiId_from As Range</text:p>
      <text:p text:style-name="P1"><text:s text:c="4"/>Dim Rng_from As Range</text:p>
      <text:p text:style-name="P1"><text:s text:c="4"/>Dim RowSize As Long</text:p>
      <text:p text:style-name="P1"><text:s text:c="4"/>Sheets("PMEC_VBA_MasterDataSet_4").Activate</text:p>
      <text:p text:style-name="P1"><text:s text:c="4"/>RowSize = z_RowSize(col_PiId_from, "PMEC_VBA_MasterDataSet_4")</text:p>
      <text:p text:style-name="P1"><text:s text:c="4"/>Set Rng_from = Range(Cells(2, col_PiId_from), Cells(RowSize, col_PiId_from))</text:p>
      <text:p text:style-name="P1"><text:s text:c="4"/>Dim Row_to As Long</text:p>
      <text:p text:style-name="P1"><text:s text:c="4"/>Dim Resource_found As Boolean</text:p>
      <text:p text:style-name="P1"><text:s text:c="4"/>'Pis</text:p>
      <text:p text:style-name="P1"><text:s text:c="4"/>Sheets("PMEC_VBA_MasterDataSet_4").Activate</text:p>
      <text:p text:style-name="P1"><text:s text:c="4"/>Resource_found = False</text:p>
      <text:p text:style-name="P1"><text:s text:c="4"/>Row_to = 2</text:p>
      <text:p text:style-name="P1"><text:s text:c="4"/>For Each Cell_PiId_from In Rng_from</text:p>
      <text:p text:style-name="P1"><text:s text:c="8"/>'go on and check</text:p>
      <text:p text:style-name="P1"><text:s text:c="8"/>If Cell_PiId_from.Value = Cell_PiId_from.Offset(1, 0).Value Then</text:p>
      <text:p text:style-name="P1"><text:s text:c="12"/>'if Resource found set flag to 1</text:p>
      <text:p text:style-name="P1"><text:s text:c="12"/>If Cells(Cell_PiId_from.Row, Col_MyResId_from) &lt;&gt; Empty Then</text:p>
      <text:p text:style-name="P1"><text:soft-page-break/><text:s text:c="16"/>Resource_found = True</text:p>
      <text:p text:style-name="P1"><text:s text:c="12"/>End If</text:p>
      <text:p text:style-name="P1"><text:s text:c="8"/>'last row of same Pi</text:p>
      <text:p text:style-name="P1"><text:s text:c="8"/>Else</text:p>
      <text:p text:style-name="P1"><text:s text:c="12"/>'if Resource found set flag to 1</text:p>
      <text:p text:style-name="P1"><text:s text:c="12"/>If Cells(Cell_PiId_from.Row, Col_MyResId_from) &lt;&gt; Empty Then</text:p>
      <text:p text:style-name="P1"><text:s text:c="16"/>Resource_found = True</text:p>
      <text:p text:style-name="P1"><text:s text:c="12"/>End If</text:p>
      <text:p text:style-name="P1"><text:s text:c="12"/>'write Pi and PiRs and set flag back to 0</text:p>
      <text:p text:style-name="P1"><text:s text:c="12"/>Sheets("PMEC_VBA_AllPis").Cells(Row_to, Col_PiId_to).Value = Cell_PiId_from.Value</text:p>
      <text:p text:style-name="P1"><text:s text:c="12"/>Sheets("PMEC_VBA_AllPis").Cells(Row_to, Col_PiHasRes_to).Value = Resource_found</text:p>
      <text:p text:style-name="P1"><text:s text:c="12"/>Resource_found = False</text:p>
      <text:p text:style-name="P1"><text:s text:c="12"/>Row_to = Row_to + 1</text:p>
      <text:p text:style-name="P1"><text:s text:c="8"/>End If</text:p>
      <text:p text:style-name="P1"><text:s text:c="4"/>Next</text:p>
      <text:p text:style-name="P1"><text:s text:c="4"/>'Tks</text:p>
      <text:p text:style-name="P1"><text:s text:c="4"/>Sheets("PMEC_VBA_MasterDataSet_4").Activate</text:p>
      <text:p text:style-name="P1"><text:s text:c="4"/>Set Rng_from = Range(Cells(2, col_TkId_from), Cells(RowSize, col_TkId_from))</text:p>
      <text:p text:style-name="P1"><text:s text:c="4"/>Resource_found = False</text:p>
      <text:p text:style-name="P1"><text:s text:c="4"/>Row_to = 2</text:p>
      <text:p text:style-name="P1"><text:s text:c="4"/>For Each Cell_TkId_from In Rng_from</text:p>
      <text:p text:style-name="P1"><text:s text:c="8"/>If Cell_TkId_from &lt;&gt; Empty Then</text:p>
      <text:p text:style-name="P1"><text:s text:c="12"/>'go on and check</text:p>
      <text:p text:style-name="P1"><text:s text:c="12"/>If Cell_TkId_from.Value = Cell_TkId_from.Offset(1, 0).Value Then</text:p>
      <text:p text:style-name="P1"><text:s text:c="16"/>'if Resource found set flag to 1</text:p>
      <text:p text:style-name="P1"><text:s text:c="16"/>If Cells(Cell_TkId_from.Row, Col_MyResId_from) &lt;&gt; Empty Then</text:p>
      <text:p text:style-name="P1"><text:s text:c="20"/>Resource_found = True</text:p>
      <text:p text:style-name="P1"><text:s text:c="16"/>End If</text:p>
      <text:p text:style-name="P1"><text:s text:c="12"/>'last row of same Pi</text:p>
      <text:p text:style-name="P1"><text:s text:c="12"/>Else</text:p>
      <text:p text:style-name="P1"><text:s text:c="16"/>'if Resource found set flag to 1</text:p>
      <text:p text:style-name="P1"><text:s text:c="16"/>If Cells(Cell_TkId_from.Row, Col_MyResId_from) &lt;&gt; Empty Then</text:p>
      <text:p text:style-name="P1"><text:s text:c="20"/>Resource_found = True</text:p>
      <text:p text:style-name="P1"><text:s text:c="16"/>End If</text:p>
      <text:p text:style-name="P1"><text:s text:c="16"/>'write Pi and PiRs and set flag back to 0</text:p>
      <text:p text:style-name="P1"><text:s text:c="16"/>Sheets("PMEC_VBA_AllTks").Cells(Row_to, Col_PiId_to).Value = Cells(Cell_TkId_from.Row, col_PiId_from)</text:p>
      <text:p text:style-name="P1"><text:s text:c="16"/>Sheets("PMEC_VBA_AllTks").Cells(Row_to, Col_TkId_to).Value = Cell_TkId_from.Value</text:p>
      <text:p text:style-name="P1"><text:s text:c="16"/>Sheets("PMEC_VBA_AllTks").Cells(Row_to, Col_TkHasRes_to).Value = Resource_found</text:p>
      <text:p text:style-name="P1"><text:s text:c="16"/>Resource_found = False</text:p>
      <text:p text:style-name="P1"><text:s text:c="16"/>Row_to = Row_to + 1</text:p>
      <text:p text:style-name="P1"><text:s text:c="12"/>End If</text:p>
      <text:p text:style-name="P1"><text:s text:c="8"/>End If</text:p>
      <text:p text:style-name="P1"><text:s text:c="4"/>Next</text:p>
      <text:p text:style-name="P1">End If</text:p>
      <text:p text:style-name="P1"><text:s text:c="4"/>'***************************************************</text:p>
      <text:p text:style-name="P1"><text:s text:c="4"/>'Make sheets "RemovedPis_(OneLinePrPi-Empty)" and "RemovedTks_(OneLinePrTk-Empty)"</text:p>
      <text:p text:style-name="P1"><text:s text:c="4"/>'those with "PiIdentifier from SmC_MasterDataSet_PiLevel" or "TkIdentifier from SmC_MasterDataSet_TkLevel" equal empty</text:p>
      <text:p text:style-name="P1">If flag Then</text:p>
      <text:p text:style-name="P1"><text:s text:c="4"/>'PI: map identifier</text:p>
      <text:p text:style-name="P1"><text:s text:c="4"/>Dim ColNames_to As Variant</text:p>
      <text:p text:style-name="P1"><text:s text:c="4"/>ColNames_to = Array( _</text:p>
      <text:p text:style-name="P1"><text:soft-page-break/><text:s text:c="8"/>"PiIdentifier from SmC_MasterDataSet_PiLevel")</text:p>
      <text:p text:style-name="P1"><text:s text:c="4"/>Dim ColStart As Long</text:p>
      <text:p text:style-name="P1"><text:s text:c="4"/>ColStart = z_ColSize(1, "PMEC_VBA_AllPis") + 1</text:p>
      <text:p text:style-name="P1"><text:s text:c="4"/>Call z_AddColNames(ColNames_to, "PMEC_VBA_AllPis", 1, ColStart)</text:p>
      <text:p text:style-name="P1"><text:s text:c="4"/>Dim ColNames_from As Variant</text:p>
      <text:p text:style-name="P1"><text:s text:c="4"/>ColNames_from = Array( _</text:p>
      <text:p text:style-name="P1"><text:s text:c="8"/>"PiIdentifier")</text:p>
      <text:p text:style-name="P1"><text:s text:c="4"/>Dim sSh_from As String</text:p>
      <text:p text:style-name="P1"><text:s text:c="4"/>sSh_from = "SmC_MasterDataSet_PiLevel"</text:p>
      <text:p text:style-name="P1"><text:s text:c="4"/>Call z_ShMapColumns_FastVersion(sSh_from, "PiIdentifier", ColNames_from, "PMEC_VBA_AllPis", "PiIdentifier", ColNames_to)</text:p>
      <text:p text:style-name="P1"><text:s text:c="4"/>Call z_WorkbookSave(wb_new)</text:p>
      <text:p text:style-name="P1"><text:s text:c="4"/>'PI: filter and copy paste</text:p>
      <text:p text:style-name="P1"><text:s text:c="4"/>Sheets("PMEC_VBA_AllPis").Activate</text:p>
      <text:p text:style-name="P1"><text:s text:c="4"/>Col_from = 1</text:p>
      <text:p text:style-name="P1"><text:s text:c="4"/>Col_to = 3</text:p>
      <text:p text:style-name="P1"><text:s text:c="4"/>col_PiId_from = 1</text:p>
      <text:p text:style-name="P1"><text:s text:c="4"/>RowSize = z_RowSize(col_PiId_from, "PMEC_VBA_AllPis")</text:p>
      <text:p text:style-name="P1"><text:s text:c="4"/>Set Rng_from = Range(Cells(2, Col_from), Cells(RowSize, Col_to))</text:p>
      <text:p text:style-name="P1"><text:s text:c="4"/>Call z_SetFilter("PMEC_VBA_AllPis", Rng_from, "PiIdentifier from SmC_MasterDataSet_PiLevel", Array("="))</text:p>
      <text:p text:style-name="P1"><text:s text:c="4"/>Call z_Copy_AutoFilterRange("PMEC_VBA_AllPis", Rng_from, "RemovedPis_(OneLinePrPi-Empty)", Sheets("RemovedPis_(OneLinePrPi-Empty)").Cells(2, 1))</text:p>
      <text:p text:style-name="P1"><text:s text:c="4"/>Call z_CopyRow("PMEC_VBA_AllPis", 1, "RemovedPis_(OneLinePrPi-Empty)", 1)</text:p>
      <text:p text:style-name="P1"><text:s text:c="4"/></text:p>
      <text:p text:style-name="P1"><text:s text:c="4"/>'TK: map identifier</text:p>
      <text:p text:style-name="P1"><text:s text:c="4"/>ColNames_to = Array( _</text:p>
      <text:p text:style-name="P1"><text:s text:c="8"/>"TkIdentifier from SmC_MasterDataSet_TkLevel")</text:p>
      <text:p text:style-name="P1"><text:s text:c="4"/>ColStart = z_ColSize(1, "PMEC_VBA_AllTks") + 1</text:p>
      <text:p text:style-name="P1"><text:s text:c="4"/>Call z_AddColNames(ColNames_to, "PMEC_VBA_AllTks", 1, ColStart)</text:p>
      <text:p text:style-name="P1"><text:s text:c="4"/>ColNames_from = Array( _</text:p>
      <text:p text:style-name="P1"><text:s text:c="8"/>"TkIdentifier")</text:p>
      <text:p text:style-name="P1"><text:s text:c="4"/>sSh_from = "SmC_MasterDataSet_TkLevel"</text:p>
      <text:p text:style-name="P1"><text:s text:c="4"/>Call z_ShMapColumns_FastVersion(sSh_from, "TkIdentifier", ColNames_from, "PMEC_VBA_AllTks", "TkIdentifier", ColNames_to)</text:p>
      <text:p text:style-name="P1"><text:s text:c="4"/>Call z_WorkbookSave(wb_new)</text:p>
      <text:p text:style-name="P1"><text:s text:c="4"/>'TK: filter and copy paste</text:p>
      <text:p text:style-name="P1"><text:s text:c="4"/>Sheets("PMEC_VBA_AllTks").Activate</text:p>
      <text:p text:style-name="P1"><text:s text:c="4"/>Col_from = 1</text:p>
      <text:p text:style-name="P1"><text:s text:c="4"/>Col_to = 5</text:p>
      <text:p text:style-name="P1"><text:s text:c="4"/>col_PiId_from = 1</text:p>
      <text:p text:style-name="P1"><text:s text:c="4"/>RowSize = z_RowSize(col_PiId_from, "PMEC_VBA_AllTks")</text:p>
      <text:p text:style-name="P1"><text:s text:c="4"/>Set Rng_from = Range(Cells(2, Col_from), Cells(RowSize, Col_to))</text:p>
      <text:p text:style-name="P1"><text:s text:c="4"/>Call z_SetFilter("PMEC_VBA_AllTks", Rng_from, "TkIdentifier from SmC_MasterDataSet_TkLevel", Array("="))</text:p>
      <text:p text:style-name="P1"><text:s text:c="4"/>Call z_Copy_AutoFilterRange("PMEC_VBA_AllTks", Rng_from, "RemovedTks_(OneLinePrTk-Empty)", Sheets("RemovedTks_(OneLinePrTk-Empty)").Cells(2, 1))</text:p>
      <text:p text:style-name="P1"><text:s text:c="4"/>Call z_CopyRow("PMEC_VBA_AllTks", 1, "RemovedTks_(OneLinePrTk-Empty)", 1)</text:p>
      <text:p text:style-name="P1">End If</text:p>
      <text:p text:style-name="P1"><text:s text:c="4"/>'***************************************************</text:p>
      <text:p text:style-name="P1"><text:s text:c="4"/>'Fill sheet "RemovedPis_(OneLinePrPi-Empty)"</text:p>
      <text:p text:style-name="P1"><text:s text:c="4"/>'map columns in ColNames_to and make some formatting</text:p>
      <text:p text:style-name="P1">If flag Then</text:p>
      <text:p text:style-name="P1"><text:soft-page-break/><text:s text:c="4"/>'Mapping only on the Ids removed from the SmC_PMEC_VBA_MasterDataSet</text:p>
      <text:p text:style-name="P1"><text:s text:c="4"/>'map attributes</text:p>
      <text:p text:style-name="P1"><text:s text:c="4"/>Dim Wb_from As Workbook</text:p>
      <text:p text:style-name="P1"><text:s text:c="4"/>'Dim Rng_from As Range</text:p>
      <text:p text:style-name="P1"><text:s text:c="4"/>Set Rng_from = z_RangeOfWb_AttributeNamesFromSheetToArray("ALL_IDs", 2, Wb_from)</text:p>
      <text:p text:style-name="P1"><text:s text:c="4"/>ColNames_to = z_ReadAttributeNames_FromSheet_ToArray("ALL_IDs", Rng_from, "ReadACol", Wb_from)</text:p>
      <text:p text:style-name="P1"/>
      <text:p text:style-name="P1"><text:s text:c="4"/>ColStart = z_ColSize(1, "RemovedPis_(OneLinePrPi-Empty)") + 1</text:p>
      <text:p text:style-name="P1"><text:s text:c="4"/>Call z_AddColNames(ColNames_to, "RemovedPis_(OneLinePrPi-Empty)", 1, ColStart)</text:p>
      <text:p text:style-name="P1"><text:s text:c="4"/></text:p>
      <text:p text:style-name="P1"><text:s text:c="4"/>Set Rng_from = z_RangeOfWb_AttributeNamesFromSheetToArray("ALL_IDs", 3, Wb_from)</text:p>
      <text:p text:style-name="P1"><text:s text:c="4"/>ColNames_from = z_ReadAttributeNames_FromSheet_ToArray("ALL_IDs", Rng_from, "ReadACol", Wb_from)</text:p>
      <text:p text:style-name="P1"/>
      <text:p text:style-name="P1"><text:s text:c="4"/>sSh_from = "PMEC_VBA_PiDataSet_2"</text:p>
      <text:p text:style-name="P1"><text:s text:c="4"/>Call z_ShMapColumns_FastVersion(sSh_from, "PI Identifier", ColNames_from, "RemovedPis_(OneLinePrPi-Empty)", "PiIdentifier", ColNames_to)</text:p>
      <text:p text:style-name="P1"><text:s text:c="4"/>'for value attributes:replace all blanks with "0"</text:p>
      <text:p text:style-name="P1"><text:s text:c="4"/>'for non value attributes: replace all blanks with "(blank)"</text:p>
      <text:p text:style-name="P1"><text:s text:c="4"/>Call z_replaceEmptyCellsWithZero("RemovedPis_(OneLinePrPi-Empty)", "Like", "EAC*")</text:p>
      <text:p text:style-name="P1"><text:s text:c="4"/>Call z_replaceEmptyCellsWithBLANK("RemovedPis_(OneLinePrPi-Empty)", "NotLike", "EAC*")</text:p>
      <text:p text:style-name="P1"><text:s text:c="4"/>'Date Columns</text:p>
      <text:p text:style-name="P1"><text:s text:c="4"/>date_Arr = Array("PI Planned start", "PI Planned finish")</text:p>
      <text:p text:style-name="P1"><text:s text:c="4"/>Call z_ChgDateFormat("RemovedPis_(OneLinePrPi-Empty)", date_Arr, 0)</text:p>
      <text:p text:style-name="P1"><text:s text:c="4"/>Call z_DateCorrection2("RemovedPis_(OneLinePrPi-Empty)", "PiIdentifier", date_Arr)</text:p>
      <text:p text:style-name="P1"><text:s text:c="4"/>Call z_WorkbookSave(wb_new)</text:p>
      <text:p text:style-name="P1">End If</text:p>
      <text:p text:style-name="P1"><text:s text:c="3"/>'***************************************************</text:p>
      <text:p text:style-name="P1"><text:s text:c="3"/>'Adapt sheet "PMEC_VBA_MasterDataSet_4"</text:p>
      <text:p text:style-name="P1"><text:s text:c="3"/>'Calculate EAC Full Cost</text:p>
      <text:p text:style-name="P1">If flag Then</text:p>
      <text:p text:style-name="P1"><text:s text:c="4"/>'calculate EAC</text:p>
      <text:p text:style-name="P1"><text:s text:c="4"/>Sheets("PMEC_VBA_MasterDataSet_4").Activate</text:p>
      <text:p text:style-name="P1"><text:s text:c="4"/>RowSize = z_RowSize(col_PiId_from, "PMEC_VBA_MasterDataSet_4")</text:p>
      <text:p text:style-name="P1"><text:s text:c="4"/>Dim Col_Activity_Id As Long</text:p>
      <text:p text:style-name="P1"><text:s text:c="4"/>Dim Col_EAC As Long</text:p>
      <text:p text:style-name="P1"><text:s text:c="4"/>Dim Col_AC As Long</text:p>
      <text:p text:style-name="P1"><text:s text:c="4"/>Dim Col_ETC As Long</text:p>
      <text:p text:style-name="P1"><text:s text:c="4"/>Col_Activity_Id = z_GetColumnIndex("Activity Identifier", 1, "PMEC_VBA_MasterDataSet_4")</text:p>
      <text:p text:style-name="P1"><text:s text:c="4"/>Col_EAC = z_GetColumnIndex("EAC Full Costs_c", 1, "PMEC_VBA_MasterDataSet_4")</text:p>
      <text:p text:style-name="P1"><text:s text:c="4"/>Col_AC = z_GetColumnIndex("AC Full Costs", 1, "PMEC_VBA_MasterDataSet_4")</text:p>
      <text:p text:style-name="P1"><text:s text:c="4"/>Col_ETC = z_GetColumnIndex("ETC Full Costs", 1, "PMEC_VBA_MasterDataSet_4")</text:p>
      <text:p text:style-name="P1"><text:s text:c="4"/>Call z_ChgFmt_CostCols("PMEC_VBA_MasterDataSet_4", 69, 69) 'Col_ETC, Col_ETC)</text:p>
      <text:p text:style-name="P1"><text:s text:c="4"/>Call z_ChgFmt_CostCols("PMEC_VBA_MasterDataSet_4", 63, 63) 'Col_AC, Col_AC)</text:p>
      <text:p text:style-name="P1"><text:s text:c="4"/>Set Rng_from = Range(Cells(2, col_PiId_from), Cells(RowSize, col_PiId_from))</text:p>
      <text:p text:style-name="P1"><text:s text:c="4"/>For Each Cell_PiId_from In Rng_from</text:p>
      <text:p text:style-name="P1"><text:s text:c="8"/>If left(Cells(Cell_PiId_from.Row, Col_Activity_Id).Value, 2) = "TK" Then</text:p>
      <text:p text:style-name="P1"><text:s text:c="12"/>Cells(Cell_PiId_from.Row, Col_EAC) = Cells(Cell_PiId_from.Row, Col_ETC) + Cells(Cell_PiId_from.Row, Col_AC)</text:p>
      <text:p text:style-name="P1"><text:s text:c="8"/>End If</text:p>
      <text:p text:style-name="P1"><text:s text:c="4"/>Next</text:p>
      <text:p text:style-name="P1">End If</text:p>
      <text:p text:style-name="P1"><text:soft-page-break/><text:s text:c="4"/>'***************************************************</text:p>
      <text:p text:style-name="P1"><text:s text:c="4"/>'Fill sheet "RemovedTks_(OneLinePrTk-Empty)"</text:p>
      <text:p text:style-name="P1"><text:s text:c="4"/>'add column names in ColNames_to to the sheet "RemovedTks_(OneLinePrTk-Empty)"</text:p>
      <text:p text:style-name="P1"><text:s text:c="4"/>'map columns in ColNames_to from "PMEC_VBA_MasterDataSet_4"</text:p>
      <text:p text:style-name="P1"><text:s text:c="4"/>'map columns in ColNames_to from "PMEC_VBA_PiDataSet_2"</text:p>
      <text:p text:style-name="P1"><text:s text:c="4"/>'and make some formatting</text:p>
      <text:p text:style-name="P1">If flag Then</text:p>
      <text:p text:style-name="P1"><text:s text:c="4"/>'add col names to the sheet "RemovedTks_(OneLinePrTk-Empty)"</text:p>
      <text:p text:style-name="P1"><text:s text:c="4"/>Set Rng_from = z_RangeOfWb_AttributeNamesFromSheetToArray("ALL_IDs", 4, Wb_from)</text:p>
      <text:p text:style-name="P1"><text:s text:c="4"/>ColNames_to = z_ReadAttributeNames_FromSheet_ToArray("ALL_IDs", Rng_from, "ReadACol", Wb_from)</text:p>
      <text:p text:style-name="P1"/>
      <text:p text:style-name="P1"><text:s text:c="4"/>ColStart = z_ColSize(1, "RemovedTks_(OneLinePrTk-Empty)") + 1</text:p>
      <text:p text:style-name="P1"><text:s text:c="4"/>Call z_AddColNames(ColNames_to, "RemovedTks_(OneLinePrTk-Empty)", 1, ColStart)</text:p>
      <text:p text:style-name="P1"><text:s text:c="4"/>'map Attributes from "PMEC_VBA_MasterDataSet_4"</text:p>
      <text:p text:style-name="P1"><text:s text:c="4"/>Set Rng_from = z_RangeOfWb_AttributeNamesFromSheetToArray("ALL_IDs", 5, Wb_from)</text:p>
      <text:p text:style-name="P1"><text:s text:c="4"/>ColNames_to = z_ReadAttributeNames_FromSheet_ToArray("ALL_IDs", Rng_from, "ReadACol", Wb_from)</text:p>
      <text:p text:style-name="P1"/>
      <text:p text:style-name="P1"><text:s text:c="4"/>Set Rng_from = z_RangeOfWb_AttributeNamesFromSheetToArray("ALL_IDs", 6, Wb_from)</text:p>
      <text:p text:style-name="P1"><text:s text:c="4"/>ColNames_from = z_ReadAttributeNames_FromSheet_ToArray("ALL_IDs", Rng_from, "ReadACol", Wb_from)</text:p>
      <text:p text:style-name="P1"/>
      <text:p text:style-name="P1"><text:s text:c="4"/>sSh_from = "PMEC_VBA_MasterDataSet_4"</text:p>
      <text:p text:style-name="P1"><text:s text:c="4"/>Call z_ShMapColumns_FastVersion(sSh_from, "Activity Identifier", ColNames_from, "RemovedTks_(OneLinePrTk-Empty)", "TkIdentifier", ColNames_to)</text:p>
      <text:p text:style-name="P1"><text:s text:c="4"/>'map Attributes from "PMEC_VBA_PiDataSet_2"</text:p>
      <text:p text:style-name="P1"><text:s text:c="4"/>Set Rng_from = z_RangeOfWb_AttributeNamesFromSheetToArray("ALL_IDs", 7, Wb_from)</text:p>
      <text:p text:style-name="P1"><text:s text:c="4"/>ColNames_to = z_ReadAttributeNames_FromSheet_ToArray("ALL_IDs", Rng_from, "ReadACol", Wb_from)</text:p>
      <text:p text:style-name="P1"/>
      <text:p text:style-name="P1"><text:s text:c="4"/>Set Rng_from = z_RangeOfWb_AttributeNamesFromSheetToArray("ALL_IDs", 8, Wb_from)</text:p>
      <text:p text:style-name="P1"><text:s text:c="4"/>ColNames_from = z_ReadAttributeNames_FromSheet_ToArray("ALL_IDs", Rng_from, "ReadACol", Wb_from)</text:p>
      <text:p text:style-name="P1"/>
      <text:p text:style-name="P1"><text:s text:c="4"/>sSh_from = "PMEC_VBA_PiDataSet_2"</text:p>
      <text:p text:style-name="P1"><text:s text:c="4"/>Call z_ShMapColumns_FastVersion(sSh_from, "PI Identifier", ColNames_from, "RemovedTks_(OneLinePrTk-Empty)", "PiIdentifier", ColNames_to)</text:p>
      <text:p text:style-name="P1"><text:s text:c="4"/>'for value attributes:replace all blanks with "0"</text:p>
      <text:p text:style-name="P1"><text:s text:c="4"/>'for non value attributes: replace all blanks with "(blank)"</text:p>
      <text:p text:style-name="P1"><text:s text:c="4"/>Call z_replaceEmptyCellsWithZero("RemovedTks_(OneLinePrTk-Empty)", "Like", "EAC*")</text:p>
      <text:p text:style-name="P1"><text:s text:c="4"/>Call z_replaceEmptyCellsWithBLANK("RemovedTks_(OneLinePrTk-Empty)", "NotLike", "EAC*")</text:p>
      <text:p text:style-name="P1"><text:s text:c="4"/>'Date Columns</text:p>
      <text:p text:style-name="P1"><text:s text:c="4"/>date_Arr = Array("PI Planned start", "PI Planned finish", "Activity Planned Start", "Activity Expected finish", "Activity Actual Start", "Activity Actual Finish")</text:p>
      <text:p text:style-name="P1"><text:s text:c="4"/>Call z_ChgDateFormat("RemovedTks_(OneLinePrTk-Empty)", date_Arr, 0)</text:p>
      <text:p text:style-name="P1"><text:s text:c="4"/>Call z_DateCorrection2("RemovedTks_(OneLinePrTk-Empty)", "PiIdentifier", date_Arr)</text:p>
      <text:p text:style-name="P1"><text:s text:c="4"/>Call z_WorkbookSave(wb_new)</text:p>
      <text:p text:style-name="P1">End If</text:p>
      <text:p text:style-name="P1"><text:s text:c="4"/>'***************************************************</text:p>
      <text:p text:style-name="P1"><text:s text:c="4"/>'make sheet "SmC_FullDataSet_PiLevel"</text:p>
      <text:p text:style-name="P1"><text:s text:c="4"/>'copy columns ColNames_SmC_MasterDataSet_PiLevel</text:p>
      <text:p text:style-name="P1"><text:s text:c="4"/>'from sheet "SmC_MasterDataSet_PiLevel" into sheet "SmC_FullDataSet_PiLevel"</text:p>
      <text:p text:style-name="P1"><text:soft-page-break/><text:s text:c="4"/>'copy columns ColNames_Removed_Pis</text:p>
      <text:p text:style-name="P1"><text:s text:c="4"/>'from sheet "RemovedPis_(OneLinePrPi-Empty)" into sheet "SmC_FullDataSet_PiLevel"</text:p>
      <text:p text:style-name="P1">If flag Then</text:p>
      <text:p text:style-name="P1"><text:s text:c="4"/>'Generate the sheet with all PIs</text:p>
      <text:p text:style-name="P1"><text:s text:c="4"/>Call z_ShNew("SmC_FullDataSet_PiLevel", "Begin")</text:p>
      <text:p text:style-name="P1"><text:s text:c="4"/>'copy columns from sheet "SmC_MasterDataSet_PiLevel"</text:p>
      <text:p text:style-name="P1"><text:s text:c="4"/>Dim ColNames_SmC_MasterDataSet_PiLevel As Variant</text:p>
      <text:p text:style-name="P1"><text:s text:c="4"/>Set Rng_from = z_RangeOfWb_AttributeNamesFromSheetToArray("ALL_IDs", 9, Wb_from)</text:p>
      <text:p text:style-name="P1"><text:s text:c="4"/>ColNames_SmC_MasterDataSet_PiLevel = z_ReadAttributeNames_FromSheet_ToArray("ALL_IDs", Rng_from, "ReadACol", Wb_from)</text:p>
      <text:p text:style-name="P1"><text:s text:c="4"/></text:p>
      <text:p text:style-name="P1"><text:s text:c="4"/>Call z_AddColNames(ColNames_SmC_MasterDataSet_PiLevel, "SmC_FullDataSet_PiLevel", 1, 1)</text:p>
      <text:p text:style-name="P1"><text:s text:c="4"/>Call z_CopyRange_FromColumnArray("SmC_MasterDataSet_PiLevel", "SmC_FullDataSet_PiLevel", ColNames_SmC_MasterDataSet_PiLevel, _</text:p>
      <text:p text:style-name="P1"><text:s text:c="12"/>"PiIdentifier", 250)</text:p>
      <text:p text:style-name="P1"><text:s text:c="4"/>'copy columns from sheet "RemovedPis_(OneLinePrPi-Empty)"</text:p>
      <text:p text:style-name="P1"><text:s text:c="4"/>Dim ColNames_Removed_Pis As Variant</text:p>
      <text:p text:style-name="P1"><text:s text:c="4"/>Set Rng_from = z_RangeOfWb_AttributeNamesFromSheetToArray("ALL_IDs", 10, Wb_from)</text:p>
      <text:p text:style-name="P1"><text:s text:c="4"/>ColNames_Removed_Pis = z_ReadAttributeNames_FromSheet_ToArray("ALL_IDs", Rng_from, "ReadACol", Wb_from)</text:p>
      <text:p text:style-name="P1"/>
      <text:p text:style-name="P1"><text:s text:c="4"/>Call z_AddColNames(Array("PiIdentifier", "Pi has Resource(s)", "PiIdentifier from SmC_MasterDataSet_PiLevel"), "SmC_FullDataSet_PiLevel", 1, 1)</text:p>
      <text:p text:style-name="P1"><text:s text:c="4"/>Call z_CopyRange_FromColumnArray("RemovedPis_(OneLinePrPi-Empty)", "SmC_FullDataSet_PiLevel", ColNames_Removed_Pis, _</text:p>
      <text:p text:style-name="P1"><text:s text:c="12"/>"PiIdentifier", 250)</text:p>
      <text:p text:style-name="P1"><text:s text:c="4"/>'for value attributes:replace all blanks with "0"</text:p>
      <text:p text:style-name="P1"><text:s text:c="4"/>'for non value attributes: replace all blanks with "(blank)"</text:p>
      <text:p text:style-name="P1"><text:s text:c="4"/>Call z_replaceEmptyCellsWithZero("SmC_FullDataSet_PiLevel", "Like", "EAC*")</text:p>
      <text:p text:style-name="P1"><text:s text:c="4"/>Call z_replaceEmptyCellsWithBLANK("SmC_FullDataSet_PiLevel", "NotLike", "EAC*")</text:p>
      <text:p text:style-name="P1"><text:s text:c="4"/>'change format for cost columns 0 -&gt; 0.00</text:p>
      <text:p text:style-name="P1"><text:s text:c="4"/>Dim FirstYr As Integer</text:p>
      <text:p text:style-name="P1"><text:s text:c="4"/>FirstYr = VBA.DateTime.year(Now()) - 1</text:p>
      <text:p text:style-name="P1"><text:s text:c="4"/>Dim FromCol As Long</text:p>
      <text:p text:style-name="P1"><text:s text:c="4"/>Dim ToCol As Long</text:p>
      <text:p text:style-name="P1"><text:s text:c="4"/>FromCol = z_GetColumnIndex("EAC # SD " &amp; CStr(FirstYr) &amp; "_c", 1, "SmC_FullDataSet_PiLevel")</text:p>
      <text:p text:style-name="P1"><text:s text:c="4"/>'ToCol = z_GetColumnIndex("EAC Ext $ Direct Costs" &amp; "_c", 1, "SmC_FullDataSet_PiLevel")</text:p>
      <text:p text:style-name="P1"><text:s text:c="4"/>ToCol = z_GetColumnIndex("EAC Direct Costs" &amp; "_c", 1, "SmC_FullDataSet_PiLevel")</text:p>
      <text:p text:style-name="P1"><text:s text:c="4"/>Call z_ChgFmt_CostCols("SmC_FullDataSet_PiLevel", FromCol, ToCol, "#,##0.00")</text:p>
      <text:p text:style-name="P1"><text:s text:c="4"/>'Date Columns</text:p>
      <text:p text:style-name="P1"><text:s text:c="4"/>date_Arr = Array("PI Planned start", "PI Planned finish", "BC First year of sales")</text:p>
      <text:p text:style-name="P1"><text:s text:c="4"/>Call z_ChgDateFormat("SmC_FullDataSet_PiLevel", date_Arr, 0)</text:p>
      <text:p text:style-name="P1"><text:s text:c="4"/>'Call z_DateCorrection2("SmC_FullDataSet_PiLevel", "PiIdentifier", date_Arr)</text:p>
      <text:p text:style-name="P1">End If</text:p>
      <text:p text:style-name="P1"><text:s text:c="4"/>'***************************************************</text:p>
      <text:p text:style-name="P1"><text:s text:c="4"/>'make sheet "SmC_FullDataSet_TkLevel"</text:p>
      <text:p text:style-name="P1"><text:s text:c="4"/>'copy columns ColNames_SmC_MasterDataSet_TkLevel</text:p>
      <text:p text:style-name="P1"><text:s text:c="4"/>'from sheet "SmC_MasterDataSet_TkLevel" into sheet "SmC_FullDataSet_TkLevel"</text:p>
      <text:p text:style-name="P1"><text:s text:c="4"/>'copy columns ColNames_Removed_Pis</text:p>
      <text:p text:style-name="P1"><text:s text:c="4"/>'from sheet "RemovedTks_(OneLinePrTk-Empty)" into sheet "SmC_FullDataSet_TkLevel"</text:p>
      <text:p text:style-name="P1"><text:s text:c="4"/>'for non value attributes and especially "TK Customer" and "List of task customer": replace all blanks with "(blank)"</text:p>
      <text:p text:style-name="P1">If flag Then</text:p>
      <text:p text:style-name="P1"><text:soft-page-break/><text:s text:c="4"/>'Generate the sheet with all TKs</text:p>
      <text:p text:style-name="P1"><text:s text:c="4"/>Call z_ShNew("SmC_FullDataSet_TkLevel", "Begin")</text:p>
      <text:p text:style-name="P1"><text:s text:c="4"/>'copy columns from sheet "SmC_MasterDataSet_TkLevel"</text:p>
      <text:p text:style-name="P1"><text:s text:c="4"/>Dim ColNames_SmC_MasterDataSet_TkLevel As Variant</text:p>
      <text:p text:style-name="P1"><text:s text:c="4"/>Set Rng_from = z_RangeOfWb_AttributeNamesFromSheetToArray("ALL_IDs", 11, Wb_from)</text:p>
      <text:p text:style-name="P1"><text:s text:c="4"/>ColNames_SmC_MasterDataSet_TkLevel = z_ReadAttributeNames_FromSheet_ToArray("ALL_IDs", Rng_from, "ReadACol", Wb_from)</text:p>
      <text:p text:style-name="P1"/>
      <text:p text:style-name="P1"><text:s text:c="4"/>Call z_CopyRange_FromColumnArray("SmC_MasterDataSet_TkLevel", "SmC_FullDataSet_TkLevel", ColNames_SmC_MasterDataSet_TkLevel, _</text:p>
      <text:p text:style-name="P1"><text:s text:c="12"/>"TkIdentifier", 250)</text:p>
      <text:p text:style-name="P1"><text:s text:c="4"/>Call z_AddColNames(ColNames_SmC_MasterDataSet_TkLevel, "SmC_FullDataSet_TkLevel", 1, 1)</text:p>
      <text:p text:style-name="P1"><text:s text:c="4"/>'copy columns from sheet "RemovedTks_(OneLinePrTk-Empty)" below</text:p>
      <text:p text:style-name="P1"><text:s text:c="4"/>Dim ColNames_Removed_Tks As Variant</text:p>
      <text:p text:style-name="P1"><text:s text:c="4"/>Set Rng_from = z_RangeOfWb_AttributeNamesFromSheetToArray("ALL_IDs", 12, Wb_from)</text:p>
      <text:p text:style-name="P1"><text:s text:c="4"/>ColNames_Removed_Tks = z_ReadAttributeNames_FromSheet_ToArray("ALL_IDs", Rng_from, "ReadACol", Wb_from)</text:p>
      <text:p text:style-name="P1"/>
      <text:p text:style-name="P1"><text:s text:c="4"/>Call z_CopyRange_FromColumnArray("RemovedTks_(OneLinePrTk-Empty)", "SmC_FullDataSet_TkLevel", ColNames_Removed_Tks, _</text:p>
      <text:p text:style-name="P1"><text:s text:c="12"/>"TkIdentifier", 250)</text:p>
      <text:p text:style-name="P1"><text:s text:c="4"/>Dim ColNames_Removed2_Tks As Variant</text:p>
      <text:p text:style-name="P1"><text:s text:c="4"/>Set Rng_from = z_RangeOfWb_AttributeNamesFromSheetToArray("ALL_IDs", 13, Wb_from)</text:p>
      <text:p text:style-name="P1"><text:s text:c="4"/>ColNames_Removed2_Tks = z_ReadAttributeNames_FromSheet_ToArray("ALL_IDs", Rng_from, "ReadACol", Wb_from)</text:p>
      <text:p text:style-name="P1"/>
      <text:p text:style-name="P1"><text:s text:c="4"/>Call z_AddColNames(ColNames_Removed2_Tks, "SmC_FullDataSet_TkLevel", 1, 1, , "No")</text:p>
      <text:p text:style-name="P1"/>
      <text:p text:style-name="P1"><text:s text:c="4"/>'for value attributes:replace all blanks with "0"</text:p>
      <text:p text:style-name="P1"><text:s text:c="4"/>'for non value attributes: replace all blanks with "(blank)"</text:p>
      <text:p text:style-name="P1"><text:s text:c="4"/>Call z_replaceEmptyCellsWithZero("SmC_FullDataSet_TkLevel", "Like", "EAC*")</text:p>
      <text:p text:style-name="P1"><text:s text:c="4"/>Call z_replaceEmptyCellsWithBLANK("SmC_FullDataSet_TkLevel", "NotLike", "EAC*")</text:p>
      <text:p text:style-name="P1"><text:s text:c="4"/>FromCol = z_GetColumnIndex("EAC # SD " &amp; CStr(FirstYr) &amp; "_c", 1, "SmC_FullDataSet_TkLevel")</text:p>
      <text:p text:style-name="P1"><text:s text:c="4"/>'ToCol = z_GetColumnIndex("EAC Ext $ Direct Costs" &amp; "_c", 1, "SmC_FullDataSet_TkLevel")</text:p>
      <text:p text:style-name="P1"><text:s text:c="4"/>ToCol = z_GetColumnIndex("EAC Direct Costs" &amp; "_c", 1, "SmC_FullDataSet_TkLevel")</text:p>
      <text:p text:style-name="P1"><text:s text:c="4"/>Call z_ChgFmt_CostCols("SmC_FullDataSet_TkLevel", FromCol, ToCol, "#,##0.00")</text:p>
      <text:p text:style-name="P1"><text:s text:c="4"/>'Date Columns</text:p>
      <text:p text:style-name="P1"><text:s text:c="4"/>date_Arr = Array("PI Planned start", "PI Planned finish", "Activity Planned Start", "Activity Expected finish", "Activity Actual Start", "Activity Actual Finish", "BC First year of sales")</text:p>
      <text:p text:style-name="P1"><text:s text:c="4"/>Call z_ChgDateFormat("SmC_FullDataSet_TkLevel", date_Arr, 0)</text:p>
      <text:p text:style-name="P1"><text:s text:c="4"/>'Call z_DateCorrection2("SmC_FullDataSet_TkLevel", "PiIdentifier", date_Arr)</text:p>
      <text:p text:style-name="P1">End If</text:p>
      <text:p text:style-name="P1"><text:s text:c="4"/>Call z_WorkbookSave(wb_new)</text:p>
      <text:p text:style-name="P1"><text:s text:c="4"/>wb_new.Close False</text:p>
      <text:p text:style-name="P1"><text:s text:c="4"/></text:p>
      <text:p text:style-name="P1">End Sub</text:p>
      <text:p text:style-name="P1"/>
      <text:p text:style-name="P1"/>
      <text:p text:style-name="P1">Sub StartAll_CheckBusinessRules()</text:p>
      <text:p text:style-name="P1"><text:s text:c="4"/>Dim wbdate As String</text:p>
      <text:p text:style-name="P1"><text:s text:c="4"/>wbdate = "2012_10_16"</text:p>
      <text:p text:style-name="P1"><text:s text:c="4"/>Call m_Main_CheckBusinessRules(wbdate)</text:p>
      <text:p text:style-name="P1">End Sub</text:p>
      <text:p text:style-name="P1"><text:soft-page-break/></text:p>
      <text:p text:style-name="P1">Sub m_Main_CheckBusinessRules(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flag_OpenWbAllIds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AllIds As Workbook</text:p>
      <text:p text:style-name="P1"><text:s text:c="4"/>Dim Wb_OneLinePerId2 As Workbook</text:p>
      <text:p text:style-name="P1"><text:s text:c="4"/>Dim wb_new As Workbook</text:p>
      <text:p text:style-name="P1"><text:s text:c="4"/>Dim Wb_MasterPlan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QualityCheckBusinessRules_" &amp; wbdate &amp; reportversion_file &amp; ".xlsb" '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AllIds_" &amp; wbdate &amp; reportversion_file &amp; ".xlsb"</text:p>
      <text:p text:style-name="P1"><text:s text:c="4"/>Call z_OpenAndActivateWb(WbName, WbPath, Wb_AllIds)</text:p>
      <text:p text:style-name="P1">End If</text:p>
      <text:p text:style-name="P1"><text:s text:c="4"/>'copy a sheet from another workbook</text:p>
      <text:p text:style-name="P1">If flag_OpenExistingWbs Then</text:p>
      <text:p text:style-name="P1"><text:s text:c="4"/>'Call z_CopySheetFromWb1ToWb2("SmC_MasterDataSet_PiLevel", Wb_AllIds, Wb_New, "Begin")</text:p>
      <text:p text:style-name="P1"><text:soft-page-break/><text:s text:c="4"/>'Call z_CopySheetFromWb1ToWb2("SmC_MasterDataSet_TkLevel", Wb_AllIds, Wb_New, "Begin")</text:p>
      <text:p text:style-name="P1"><text:s text:c="4"/>'Call z_CopySheetFromWb1ToWb2("RemovedPis_(OneLinePrPi-Empty)", Wb_AllIds, Wb_New, "Begin")</text:p>
      <text:p text:style-name="P1"><text:s text:c="4"/>'Call z_CopySheetFromWb1ToWb2("RemovedTks_(OneLinePrTk-Empty)", Wb_AllIds, Wb_New, "Begin")</text:p>
      <text:p text:style-name="P1"><text:s text:c="4"/>Call z_CopySheetFromWb1ToWb2("SmC_FullDataSet_PiLevel", Wb_AllIds, wb_new, "Begin")</text:p>
      <text:p text:style-name="P1"><text:s text:c="4"/>Call z_CopySheetFromWb1ToWb2("SmC_FullDataSet_TkLevel", Wb_AllIds, wb_new, "Begin")</text:p>
      <text:p text:style-name="P1"><text:s text:c="4"/>Wb_AllIds.Close False</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PivotFlat_ForOneLinePerId2_" &amp; wbdate &amp; reportversion_file &amp; ".xlsb"</text:p>
      <text:p text:style-name="P1"><text:s text:c="4"/>Call z_OpenAndActivateWb(WbName, WbPath, Wb_OneLinePerId2)</text:p>
      <text:p text:style-name="P1">End If</text:p>
      <text:p text:style-name="P1">'copy a sheet from another workbook</text:p>
      <text:p text:style-name="P1">If flag_OpenExistingWbs Then</text:p>
      <text:p text:style-name="P1"><text:s text:c="4"/>Call z_CopySheetFromWb1ToWb2("SmC_MasterDataSet_ResourceLevel", Wb_OneLinePerId2, wb_new, "Begin")</text:p>
      <text:p text:style-name="P1"><text:s text:c="4"/>Wb_OneLinePerId2.Close False</text:p>
      <text:p text:style-name="P1">End If</text:p>
      <text:p text:style-name="P1">'Open existing workbook from teamspace without check out</text:p>
      <text:p text:style-name="P1">If flag_OpenExistingWbs Then</text:p>
      <text:p text:style-name="P1"><text:s text:c="4"/>WbPath = "http://teamspace/sites/PMECTeam/Restricted_Documents/"</text:p>
      <text:p text:style-name="P1"><text:s text:c="4"/>WbName = "MasterPlan - SmC Data Quality Rules" &amp; ".xlsx"</text:p>
      <text:p text:style-name="P1"><text:s text:c="3"/>Call z_OpenAndActivateWb_fromSharepoint_CheckOutOrReadOnly(WbPath, WbName, "ReadOnly", Wb_MasterPlan)</text:p>
      <text:p text:style-name="P1">End If</text:p>
      <text:p text:style-name="P1">'copy a sheet from another workbook</text:p>
      <text:p text:style-name="P1">If flag_OpenExistingWbs Then</text:p>
      <text:p text:style-name="P1"><text:s text:c="4"/>Call z_CopySheetFromWb1ToWb2("Master Plan", Wb_MasterPlan, wb_new, "Begin")</text:p>
      <text:p text:style-name="P1"><text:s text:c="4"/>'close Wb_GenPart1, closes the active workbook and saves any changes</text:p>
      <text:p text:style-name="P1"><text:s text:c="4"/>Wb_MasterPlan.Close False</text:p>
      <text:p text:style-name="P1">End If</text:p>
      <text:p text:style-name="P1"/>
      <text:p text:style-name="P1">If flag_OpenExistingWbs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
      <text:p text:style-name="P1"><text:s text:c="4"/>'Input Sheets</text:p>
      <text:p text:style-name="P1">If flag Then</text:p>
      <text:p text:style-name="P1"><text:s text:c="4"/>Call z_AutofilterOn("SmC_FullDataSet_PiLevel", 1)</text:p>
      <text:p text:style-name="P1"><text:s text:c="4"/>'get the row size</text:p>
      <text:p text:style-name="P1"><text:s text:c="4"/>Dim PiId_Col As Long</text:p>
      <text:p text:style-name="P1"><text:s text:c="4"/>PiId_Col = z_GetColumnIndex("PiIdentifier", 1, "SmC_FullDataSet_PiLevel")</text:p>
      <text:p text:style-name="P1"><text:soft-page-break/><text:s text:c="4"/>Dim RowSize As Long</text:p>
      <text:p text:style-name="P1"><text:s text:c="4"/>Dim ColSize As Long</text:p>
      <text:p text:style-name="P1"><text:s text:c="4"/>RowSize = z_RowSize(PiId_Col, "SmC_FullDataSet_PiLevel")</text:p>
      <text:p text:style-name="P1"><text:s text:c="4"/>ColSize = z_ColSize(1, "SmC_FullDataSet_PiLevel")</text:p>
      <text:p text:style-name="P1"><text:s text:c="4"/>'set the range</text:p>
      <text:p text:style-name="P1"><text:s text:c="4"/>Dim Rng_PiLev As Range</text:p>
      <text:p text:style-name="P1"><text:s text:c="4"/>Sheets("SmC_FullDataSet_PiLevel").Select</text:p>
      <text:p text:style-name="P1"><text:s text:c="4"/>'check if time stamp is there</text:p>
      <text:p text:style-name="P1"><text:s text:c="4"/>If Cells(1, 1).Value Like "Data as of*" Or Cells(2, 1).Value Like "Data as of*" Then</text:p>
      <text:p text:style-name="P1"><text:s text:c="8"/>Set Rng_PiLev = Range(Cells(2, 2), Cells(RowSize, ColSize))</text:p>
      <text:p text:style-name="P1"><text:s text:c="4"/>Else</text:p>
      <text:p text:style-name="P1"><text:s text:c="8"/>Set Rng_PiLev = Range(Cells(2, 1), Cells(RowSize, ColSize))</text:p>
      <text:p text:style-name="P1"><text:s text:c="4"/>End If</text:p>
      <text:p text:style-name="P1"><text:s text:c="4"/>Rng_PiLev.Select</text:p>
      <text:p text:style-name="P1"><text:s text:c="4"/>Selection.Interior.Color = xlNone 'RGB(365, 365, 365)</text:p>
      <text:p text:style-name="P1">End If</text:p>
      <text:p text:style-name="P1">If flag_OpenExistingWbs Then</text:p>
      <text:p text:style-name="P1"><text:s text:c="4"/>Call z_AutofilterOff("SmC_FullDataSet_TkLevel", 1) 'Call z_AutofilterOn("SmC_FullDataSet_TkLevel", 1)</text:p>
      <text:p text:style-name="P1"><text:s text:c="4"/>Call z_AutofilterOff("SmC_MasterDataSet_ResourceLevel", 1) 'Call z_AutofilterOn("SmC_MasterDataSet_ResourceLevel", 1)</text:p>
      <text:p text:style-name="P1"><text:s text:c="4"/>'add column"EAC CurrentYear+n" and "EAC NextYear+n"</text:p>
      <text:p text:style-name="P1"><text:s text:c="4"/>Dim FirstYr As Integer</text:p>
      <text:p text:style-name="P1"><text:s text:c="4"/>FirstYr = VBA.DateTime.year(Now()) - 1 'FirstYr = 2011</text:p>
      <text:p text:style-name="P1"><text:s text:c="4"/>'EAC CurrentYear + n -&gt; EAC Full Costs Current Year &amp; Future Years</text:p>
      <text:p text:style-name="P1"><text:s text:c="4"/>'EAC NextYear + n -&gt; EAC Full Costs Future Years (Excl. Current Year)</text:p>
      <text:p text:style-name="P1"><text:s text:c="4"/>Call z_AddAuxiliaryAttribute_Sum("SmC_FullDataSet_TkLevel", "PiIdentifier", "EAC Full Costs Current Year &amp; Future Years", _</text:p>
      <text:p text:style-name="P1"><text:s text:c="12"/>Array("EAC Full Costs " &amp; CStr(FirstYr + 1) &amp; "_c", _</text:p>
      <text:p text:style-name="P1"><text:s text:c="12"/>"EAC Full Costs " &amp; CStr(FirstYr + 2) &amp; "_c", _</text:p>
      <text:p text:style-name="P1"><text:s text:c="12"/>"EAC Full Costs " &amp; CStr(FirstYr + 3) &amp; "_c", _</text:p>
      <text:p text:style-name="P1"><text:s text:c="12"/>"EAC Full Costs " &amp; CStr(FirstYr + 4) &amp; "_c"))</text:p>
      <text:p text:style-name="P1"><text:s text:c="4"/>Call z_AddAuxiliaryAttribute_Sum("SmC_FullDataSet_TkLevel", "PiIdentifier", "EAC Full Costs Future Years (Excl. Current Year)", _</text:p>
      <text:p text:style-name="P1"><text:s text:c="12"/>Array("EAC Full Costs " &amp; CStr(FirstYr + 2) &amp; "_c", _</text:p>
      <text:p text:style-name="P1"><text:s text:c="12"/>"EAC Full Costs " &amp; CStr(FirstYr + 3) &amp; "_c", _</text:p>
      <text:p text:style-name="P1"><text:s text:c="12"/>"EAC Full Costs " &amp; CStr(FirstYr + 4) &amp; "_c"))</text:p>
      <text:p text:style-name="P1"><text:s text:c="4"/>Call z_AddAuxiliaryAttribute_Sum("SmC_MasterDataSet_ResourceLevel", "PiIdentifier", "EAC Full Costs Current Year &amp; Future Years", _</text:p>
      <text:p text:style-name="P1"><text:s text:c="12"/>Array("EAC Full Costs " &amp; CStr(FirstYr + 1) &amp; "_c", _</text:p>
      <text:p text:style-name="P1"><text:s text:c="12"/>"EAC Full Costs " &amp; CStr(FirstYr + 2) &amp; "_c", _</text:p>
      <text:p text:style-name="P1"><text:s text:c="12"/>"EAC Full Costs " &amp; CStr(FirstYr + 3) &amp; "_c", _</text:p>
      <text:p text:style-name="P1"><text:s text:c="12"/>"EAC Full Costs " &amp; CStr(FirstYr + 4) &amp; "_c"))</text:p>
      <text:p text:style-name="P1"><text:s text:c="4"/>Call z_AddAuxiliaryAttribute_Sum("SmC_MasterDataSet_ResourceLevel", "PiIdentifier", "EAC Full Costs Future Years (Excl. Current Year)", _</text:p>
      <text:p text:style-name="P1"><text:s text:c="12"/>Array("EAC Full Costs " &amp; CStr(FirstYr + 2) &amp; "_c", _</text:p>
      <text:p text:style-name="P1"><text:s text:c="12"/>"EAC Full Costs " &amp; CStr(FirstYr + 3) &amp; "_c", _</text:p>
      <text:p text:style-name="P1"><text:s text:c="12"/>"EAC Full Costs " &amp; CStr(FirstYr + 4) &amp; "_c"))</text:p>
      <text:p text:style-name="P1">End If</text:p>
      <text:p text:style-name="P1">If flag Then</text:p>
      <text:p text:style-name="P1"><text:s text:c="4"/>'get the row size</text:p>
      <text:p text:style-name="P1"><text:s text:c="4"/>Dim TkId_Col As Long</text:p>
      <text:p text:style-name="P1"><text:s text:c="4"/>TkId_Col = z_GetColumnIndex("TkIdentifier", 1, "SmC_FullDataSet_TkLevel")</text:p>
      <text:p text:style-name="P1"><text:soft-page-break/><text:s text:c="4"/>RowSize = z_RowSize(TkId_Col, "SmC_FullDataSet_TkLevel")</text:p>
      <text:p text:style-name="P1"><text:s text:c="4"/>ColSize = z_ColSize(1, "SmC_FullDataSet_TkLevel")</text:p>
      <text:p text:style-name="P1"><text:s text:c="4"/>'set the range</text:p>
      <text:p text:style-name="P1"><text:s text:c="4"/>Dim Rng_TkLev As Range</text:p>
      <text:p text:style-name="P1"><text:s text:c="4"/>Sheets("SmC_FullDataSet_TkLevel").Select</text:p>
      <text:p text:style-name="P1"><text:s text:c="4"/>If Cells(1, 1).Value Like "Data as of*" Or Cells(2, 1).Value Like "Data as of*" Then</text:p>
      <text:p text:style-name="P1"><text:s text:c="8"/>Set Rng_TkLev = Range(Cells(2, 2), Cells(RowSize, ColSize))</text:p>
      <text:p text:style-name="P1"><text:s text:c="4"/>Else</text:p>
      <text:p text:style-name="P1"><text:s text:c="8"/>Set Rng_TkLev = Range(Cells(2, 1), Cells(RowSize, ColSize))</text:p>
      <text:p text:style-name="P1"><text:s text:c="4"/>End If</text:p>
      <text:p text:style-name="P1"><text:s text:c="4"/>Rng_TkLev.Select</text:p>
      <text:p text:style-name="P1"><text:s text:c="4"/>Selection.Interior.Color = xlNone 'RGB(365, 365, 365)</text:p>
      <text:p text:style-name="P1">End If</text:p>
      <text:p text:style-name="P1">If flag Then</text:p>
      <text:p text:style-name="P1"><text:s text:c="4"/>Call z_AutofilterOn("SmC_MasterDataSet_ResourceLevel", 1)</text:p>
      <text:p text:style-name="P1"><text:s text:c="4"/>'get the row size</text:p>
      <text:p text:style-name="P1"><text:s text:c="4"/>Dim RsId_Col As Long</text:p>
      <text:p text:style-name="P1"><text:s text:c="4"/>RsId_Col = z_GetColumnIndex("RsIdentifier", 1, "SmC_MasterDataSet_ResourceLevel")</text:p>
      <text:p text:style-name="P1"><text:s text:c="4"/>RowSize = z_RowSize(RsId_Col, "SmC_MasterDataSet_ResourceLevel")</text:p>
      <text:p text:style-name="P1"><text:s text:c="4"/>ColSize = z_ColSize(1, "SmC_MasterDataSet_ResourceLevel")</text:p>
      <text:p text:style-name="P1"><text:s text:c="4"/>'set the range</text:p>
      <text:p text:style-name="P1"><text:s text:c="4"/>Dim Rng_RsLev As Range</text:p>
      <text:p text:style-name="P1"><text:s text:c="4"/>Sheets("SmC_MasterDataSet_ResourceLevel").Select</text:p>
      <text:p text:style-name="P1"><text:s text:c="4"/>If Cells(1, 1).Value Like "Data as of*" Or Cells(2, 1).Value Like "Data as of*" Then</text:p>
      <text:p text:style-name="P1"><text:s text:c="8"/>Set Rng_RsLev = Range(Cells(2, 2), Cells(RowSize, ColSize))</text:p>
      <text:p text:style-name="P1"><text:s text:c="4"/>Else</text:p>
      <text:p text:style-name="P1"><text:s text:c="8"/>Set Rng_RsLev = Range(Cells(2, 1), Cells(RowSize, ColSize))</text:p>
      <text:p text:style-name="P1"><text:s text:c="4"/>End If</text:p>
      <text:p text:style-name="P1"><text:s text:c="4"/>Rng_RsLev.Select</text:p>
      <text:p text:style-name="P1"><text:s text:c="4"/>Selection.Interior.Color = xlNone 'RGB(365, 365, 365)</text:p>
      <text:p text:style-name="P1">End If</text:p>
      <text:p text:style-name="P1"/>
      <text:p text:style-name="P1"><text:s text:c="4"/>'Output Sheets</text:p>
      <text:p text:style-name="P1">If flag Then</text:p>
      <text:p text:style-name="P1"><text:s text:c="4"/>'add sheet</text:p>
      <text:p text:style-name="P1"><text:s text:c="4"/>Call z_ShNew("QualityChecksPI_FoundErrors", "Begin", , , "Delete")</text:p>
      <text:p text:style-name="P1"><text:s text:c="4"/>'add col names</text:p>
      <text:p text:style-name="P1"><text:s text:c="4"/>Call z_AddColNames(Array("BusinessRuleNr"), "QualityChecksPI_FoundErrors", 1, 1)</text:p>
      <text:p text:style-name="P1"><text:s text:c="4"/>Sheets("SmC_FullDataSet_PiLevel").Select</text:p>
      <text:p text:style-name="P1"><text:s text:c="4"/>ColSize = z_ColSize(1, "SmC_FullDataSet_PiLevel")</text:p>
      <text:p text:style-name="P1"><text:s text:c="4"/>Dim Rng_PiLev_ColNames As Range</text:p>
      <text:p text:style-name="P1"><text:s text:c="4"/>Sheets("SmC_FullDataSet_PiLevel").Select</text:p>
      <text:p text:style-name="P1"><text:s text:c="4"/>'check if time stamp is there</text:p>
      <text:p text:style-name="P1"><text:s text:c="4"/>If Cells(1, 1).Value Like "Data as of*" Or Cells(2, 1).Value Like "Data as of*" Then</text:p>
      <text:p text:style-name="P1"><text:s text:c="8"/>Set Rng_PiLev_ColNames = Range(Cells(1, 2), Cells(1, ColSize))</text:p>
      <text:p text:style-name="P1"><text:s text:c="4"/>Else</text:p>
      <text:p text:style-name="P1"><text:s text:c="8"/>Set Rng_PiLev_ColNames = Range(Cells(1, 1), Cells(1, ColSize))</text:p>
      <text:p text:style-name="P1"><text:s text:c="4"/>End If</text:p>
      <text:p text:style-name="P1"><text:s text:c="4"/>Call z_CopyRange("All", "SmC_FullDataSet_PiLevel", Rng_PiLev_ColNames, "QualityChecksPI_FoundErrors", Sheets("QualityChecksPI_FoundErrors").Cells(1, 2))</text:p>
      <text:p text:style-name="P1">End If</text:p>
      <text:p text:style-name="P1">If flag Then</text:p>
      <text:p text:style-name="P1"><text:s text:c="4"/>'add sheet</text:p>
      <text:p text:style-name="P1"><text:soft-page-break/><text:s text:c="4"/>Call z_ShNew("QualityChecksTK_FoundErrors", "Begin", , , "Delete")</text:p>
      <text:p text:style-name="P1"><text:s text:c="4"/>'add col names</text:p>
      <text:p text:style-name="P1"><text:s text:c="4"/>Call z_AddColNames(Array("BusinessRuleNr"), "QualityChecksTK_FoundErrors", 1, 1)</text:p>
      <text:p text:style-name="P1"><text:s text:c="4"/>Sheets("SmC_FullDataSet_TkLevel").Select</text:p>
      <text:p text:style-name="P1"><text:s text:c="4"/>ColSize = z_ColSize(1, "SmC_FullDataSet_TkLevel")</text:p>
      <text:p text:style-name="P1"><text:s text:c="4"/>Dim Rng_TkLev_ColNames As Range</text:p>
      <text:p text:style-name="P1"><text:s text:c="4"/>Sheets("SmC_FullDataSet_TkLevel").Select</text:p>
      <text:p text:style-name="P1"><text:s text:c="4"/>'check if time stamp is there</text:p>
      <text:p text:style-name="P1"><text:s text:c="4"/>If Cells(1, 1).Value Like "Data as of*" Or Cells(2, 1).Value Like "Data as of*" Then</text:p>
      <text:p text:style-name="P1"><text:s text:c="8"/>Set Rng_TkLev_ColNames = Range(Cells(1, 2), Cells(1, ColSize))</text:p>
      <text:p text:style-name="P1"><text:s text:c="4"/>Else</text:p>
      <text:p text:style-name="P1"><text:s text:c="8"/>Set Rng_TkLev_ColNames = Range(Cells(1, 1), Cells(1, ColSize))</text:p>
      <text:p text:style-name="P1"><text:s text:c="4"/>End If</text:p>
      <text:p text:style-name="P1"><text:s text:c="4"/>Call z_CopyRange("All", "SmC_FullDataSet_TkLevel", Rng_TkLev_ColNames, "QualityChecksTK_FoundErrors", Sheets("QualityChecksTK_FoundErrors").Cells(1, 2))</text:p>
      <text:p text:style-name="P1">End If</text:p>
      <text:p text:style-name="P1">If flag Then</text:p>
      <text:p text:style-name="P1"><text:s text:c="4"/>'add sheet</text:p>
      <text:p text:style-name="P1"><text:s text:c="4"/>Call z_ShNew("QualityChecksRS_FoundErrors", "Begin", , , "Delete")</text:p>
      <text:p text:style-name="P1"><text:s text:c="4"/>'add col names</text:p>
      <text:p text:style-name="P1"><text:s text:c="4"/>Call z_AddColNames(Array("BusinessRuleNr"), "QualityChecksRS_FoundErrors", 1, 1)</text:p>
      <text:p text:style-name="P1"><text:s text:c="4"/>Sheets("SmC_MasterDataSet_ResourceLevel").Select</text:p>
      <text:p text:style-name="P1"><text:s text:c="4"/>ColSize = z_ColSize(1, "SmC_MasterDataSet_ResourceLevel")</text:p>
      <text:p text:style-name="P1"><text:s text:c="4"/>Dim Rng_RsLev_ColNames As Range</text:p>
      <text:p text:style-name="P1"><text:s text:c="4"/>Sheets("SmC_MasterDataSet_ResourceLevel").Select</text:p>
      <text:p text:style-name="P1"><text:s text:c="4"/>'check if time stamp is there</text:p>
      <text:p text:style-name="P1"><text:s text:c="4"/>If Cells(1, 1).Value Like "Data as of*" Or Cells(2, 1).Value Like "Data as of*" Then</text:p>
      <text:p text:style-name="P1"><text:s text:c="8"/>Set Rng_RsLev_ColNames = Range(Cells(1, 2), Cells(1, ColSize))</text:p>
      <text:p text:style-name="P1"><text:s text:c="4"/>Else</text:p>
      <text:p text:style-name="P1"><text:s text:c="8"/>Set Rng_RsLev_ColNames = Range(Cells(1, 1), Cells(1, ColSize))</text:p>
      <text:p text:style-name="P1"><text:s text:c="4"/>End If</text:p>
      <text:p text:style-name="P1"><text:s text:c="4"/>Call z_CopyRange("All", "SmC_MasterDataSet_ResourceLevel", Rng_RsLev_ColNames, "QualityChecksRS_FoundErrors", Sheets("QualityChecksRS_FoundErrors").Cells(1, 2))</text:p>
      <text:p text:style-name="P1">End If</text:p>
      <text:p text:style-name="P1">If flag Then</text:p>
      <text:p text:style-name="P1"><text:s text:c="4"/>Call z_ExcelSessionWindowMinimized(wb_new)</text:p>
      <text:p text:style-name="P1"><text:s text:c="4"/>Call z_ExcelSessionWindowNormal(wb_new)</text:p>
      <text:p text:style-name="P1"><text:s text:c="4"/>MsgBox ("Look at the MasterPlan, check on/off and remove the filters!!")</text:p>
      <text:p text:style-name="P1"><text:s text:c="4"/>Stop</text:p>
      <text:p text:style-name="P1"><text:s text:c="4"/>Dim Array_ApplyBR() As Variant</text:p>
      <text:p text:style-name="P1"><text:s text:c="4"/>Sheets("Master Plan").Activate</text:p>
      <text:p text:style-name="P1"><text:s text:c="4"/>Dim RowSize_MasterPlan As Long</text:p>
      <text:p text:style-name="P1"><text:s text:c="4"/>Dim col_BRStatus As Long</text:p>
      <text:p text:style-name="P1"><text:s text:c="4"/>Dim col_BRNo As Long</text:p>
      <text:p text:style-name="P1"><text:s text:c="4"/>col_BRStatus = z_GetColumnIndex("Business Rule Status", 4, "Master Plan")</text:p>
      <text:p text:style-name="P1"><text:s text:c="4"/>col_BRNo = z_GetColumnIndex("RuleNo.", 4, "Master Plan")</text:p>
      <text:p text:style-name="P1"><text:s text:c="4"/>RowSize_MasterPlan = z_RowSize(col_BRNo, "Master Plan")</text:p>
      <text:p text:style-name="P1"><text:s text:c="4"/>ReDim Array_ApplyBR(0 To RowSize_MasterPlan - 4, 0 To 1) As Variant</text:p>
      <text:p text:style-name="P1"><text:s text:c="4"/>For Row_MasterPlan = 5 To RowSize_MasterPlan</text:p>
      <text:p text:style-name="P1"><text:s text:c="8"/>Array_ApplyBR(Row_MasterPlan - 5, 0) = Cells(Row_MasterPlan, col_BRNo).Value</text:p>
      <text:p text:style-name="P1"><text:s text:c="8"/>Array_ApplyBR(Row_MasterPlan - 5, 1) = Cells(Row_MasterPlan, col_BRStatus).Value</text:p>
      <text:p text:style-name="P1"><text:s text:c="4"/>Next Row_MasterPlan</text:p>
      <text:p text:style-name="P1">End If</text:p>
      <text:p text:style-name="P1"><text:soft-page-break/><text:s text:c="4"/>Call BusinessRules_Bundle1(Rng_PiLev, Rng_TkLev, Rng_RsLev, RowSize_MasterPlan, Array_ApplyBR, wbdate, FirstYr)</text:p>
      <text:p text:style-name="P1"><text:s text:c="4"/>Call BusinessRules_Bundle2(Rng_PiLev, Rng_TkLev, Rng_RsLev, RowSize_MasterPlan, Array_ApplyBR, wbdate, FirstYr)</text:p>
      <text:p text:style-name="P1"><text:s text:c="4"/></text:p>
      <text:p text:style-name="P1"><text:s text:c="4"/>Call z_WorkbookSave(wb_new)</text:p>
      <text:p text:style-name="P1"><text:s text:c="4"/>wb_new.Close</text:p>
      <text:p text:style-name="P1"><text:s text:c="4"/>Call z_TrackTime("C:\Users\t740698\Desktop\TimeTracking.txt", _</text:p>
      <text:p text:style-name="P1"><text:s text:c="12"/>Array("Main_CheckBusinessRules", "End", "task:", "file:", CStr(Now()), ""))</text:p>
      <text:p text:style-name="P1">End Sub</text:p>
      <text:p text:style-name="P1"/>
      <text:p text:style-name="P1">Function BusinessRules_Bundle1(Rng_PiLev As Range, Rng_TkLev As Range, Rng_RsLev As Range, RowSize_MasterPlan As Long, _</text:p>
      <text:p text:style-name="P1"><text:s text:c="24"/>Array_ApplyBR As Variant, wbdate As String, FirstYr As Integer)</text:p>
      <text:p text:style-name="P1"><text:s text:c="4"/>'***************************************</text:p>
      <text:p text:style-name="P1"><text:s text:c="4"/>'L&amp;G</text:p>
      <text:p text:style-name="P1"><text:s text:c="4"/>'***************************************</text:p>
      <text:p text:style-name="P1"><text:s text:c="4"/>Dim BusinessRuleNr As Integer</text:p>
      <text:p text:style-name="P1"><text:s text:c="4"/></text:p>
      <text:p text:style-name="P1"><text:s text:c="4"/>For Row_MasterPlan = 5 To RowSize_MasterPlan</text:p>
      <text:p text:style-name="P1"><text:s text:c="8"/>'PI Lead AI</text:p>
      <text:p text:style-name="P1"><text:s text:c="8"/>If Array_ApplyBR(Row_MasterPlan - 5, 0) = 1 And _</text:p>
      <text:p text:style-name="P1"><text:s text:c="16"/>Array_ApplyBR(Row_MasterPlan - 5, 1) = "On" Then</text:p>
      <text:p text:style-name="P1"><text:s text:c="12"/>BusinessRuleNr = 1</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PI Sub Type", Array("AI &amp; Product Maintenance", "AI New", "AI Re-registration", "Formulation Extension", "Formulation New", "Label Extens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Lead AI", Array("="), Array("(blank)"))</text:p>
      <text:p text:style-name="P1"><text:s text:c="12"/>'Stop</text:p>
      <text:p text:style-name="P1"><text:s text:c="8"/>'PI List of Active Ingredients</text:p>
      <text:p text:style-name="P1"><text:s text:c="8"/>ElseIf Array_ApplyBR(Row_MasterPlan - 5, 0) = 2 And _</text:p>
      <text:p text:style-name="P1"><text:s text:c="16"/>Array_ApplyBR(Row_MasterPlan - 5, 1) = "On" Then</text:p>
      <text:p text:style-name="P1"><text:s text:c="12"/>BusinessRuleNr = 2</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PI Sub Type", Array("AI &amp; Product Maintenance", "AI New", "AI Re-registration", "Formulation Extension", "Formulation New", "Label Extension") _</text:p>
      <text:p text:style-name="P1"><text:s text:c="16"/>)</text:p>
      <text:p text:style-name="P1"><text:s text:c="12"/>'Stop</text:p>
      <text:p text:style-name="P1"><text:soft-page-break/><text:s text:c="12"/>Call z_QualityCheckBusinessRule_ForAttribute("SmC_FullDataSet_PiLevel", Rng_PiLev, "QualityChecksPI_FoundErrors", _</text:p>
      <text:p text:style-name="P1"><text:s text:c="16"/>BusinessRuleNr, "PI List of Active Ingredients", Array("=", "&lt;&gt;"), Array("(blank)", "Attribute:PI Lead AI"))</text:p>
      <text:p text:style-name="P1"><text:s text:c="12"/>'Stop</text:p>
      <text:p text:style-name="P1"><text:s text:c="8"/>'BC Business Case Author</text:p>
      <text:p text:style-name="P1"><text:s text:c="8"/>ElseIf Array_ApplyBR(Row_MasterPlan - 5, 0) = 3 And _</text:p>
      <text:p text:style-name="P1"><text:s text:c="16"/>Array_ApplyBR(Row_MasterPlan - 5, 1) = "On" Then</text:p>
      <text:p text:style-name="P1"><text:s text:c="12"/>BusinessRuleNr = 3</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PI Sub Type", Array("Formulation New", "Label Extension", "Formulation Extension", "Idea Evaluation", "Non-Product Customer Offer"), _</text:p>
      <text:p text:style-name="P1"><text:s text:c="16"/>, , , , , , _</text:p>
      <text:p text:style-name="P1"><text:s text:c="16"/>"PI Syngenta Program", "&lt;&gt;PER"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BC Business Case Author", Array("="), Array("(blank)"))</text:p>
      <text:p text:style-name="P1"><text:s text:c="12"/>'Stop</text:p>
      <text:p text:style-name="P1"><text:s text:c="8"/>'?Terminal Value?</text:p>
      <text:p text:style-name="P1"><text:s text:c="8"/>ElseIf Array_ApplyBR(Row_MasterPlan - 5, 0) = 4 And _</text:p>
      <text:p text:style-name="P1"><text:s text:c="16"/>Array_ApplyBR(Row_MasterPlan - 5, 1) = "On" Then</text:p>
      <text:p text:style-name="P1"><text:s text:c="12"/>BusinessRuleNr = 4</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Planned"), _</text:p>
      <text:p text:style-name="P1"><text:s text:c="16"/>"PI Sub Type", Array("Formulation New", "Label Extension", "Formulation Extension", "Non-Product Customer Offer"), _</text:p>
      <text:p text:style-name="P1"><text:s text:c="16"/>, , , , , , _</text:p>
      <text:p text:style-name="P1"><text:s text:c="16"/>"PI Syngenta Program", "&lt;&gt;PER"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BC Terminal Value NPV (10% decline)", Array("="), Array("0"))</text:p>
      <text:p text:style-name="P1"><text:s text:c="12"/>'Stop</text:p>
      <text:p text:style-name="P1"><text:s text:c="8"/>'PI Customer Need</text:p>
      <text:p text:style-name="P1"><text:s text:c="8"/>ElseIf Array_ApplyBR(Row_MasterPlan - 5, 0) = 5 And _</text:p>
      <text:p text:style-name="P1"><text:s text:c="16"/>Array_ApplyBR(Row_MasterPlan - 5, 1) = "On" Then</text:p>
      <text:p text:style-name="P1"><text:s text:c="12"/>BusinessRuleNr = 5</text:p>
      <text:p text:style-name="P1"><text:s text:c="12"/>Call z_SetFilter("SmC_FullDataSet_PiLevel", Rng_PiLev, _</text:p>
      <text:p text:style-name="P1"><text:s text:c="16"/>"Portfolio Level 2", "LAWN_GARDEN", _</text:p>
      <text:p text:style-name="P1"><text:soft-page-break/><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PI Type", Array("Project")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Need", Array("="), Array("(blank)"))</text:p>
      <text:p text:style-name="P1"><text:s text:c="12"/>'Stop</text:p>
      <text:p text:style-name="P1"><text:s text:c="8"/>'PI Responsibility</text:p>
      <text:p text:style-name="P1"><text:s text:c="8"/>ElseIf Array_ApplyBR(Row_MasterPlan - 5, 0) = 6 And _</text:p>
      <text:p text:style-name="P1"><text:s text:c="16"/>Array_ApplyBR(Row_MasterPlan - 5, 1) = "On" Then</text:p>
      <text:p text:style-name="P1"><text:s text:c="12"/>BusinessRuleNr = 6</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Responsibility", Array("=", "="), Array("NONE SELECTED", "CPD FINANCE"))</text:p>
      <text:p text:style-name="P1"><text:s text:c="12"/>'Stop</text:p>
      <text:p text:style-name="P1"><text:s text:c="8"/>'PI Scope</text:p>
      <text:p text:style-name="P1"><text:s text:c="8"/>ElseIf Array_ApplyBR(Row_MasterPlan - 5, 0) = 7 And _</text:p>
      <text:p text:style-name="P1"><text:s text:c="16"/>Array_ApplyBR(Row_MasterPlan - 5, 1) = "On" Then</text:p>
      <text:p text:style-name="P1"><text:s text:c="12"/>BusinessRuleNr = 7</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Scope", Array("=", "&lt;"), Array("(blank)", "NofCharacters:10"))</text:p>
      <text:p text:style-name="P1"><text:s text:c="12"/>'Stop</text:p>
      <text:p text:style-name="P1"><text:s text:c="8"/>'PI Syngenta Program</text:p>
      <text:p text:style-name="P1"><text:s text:c="8"/>ElseIf Array_ApplyBR(Row_MasterPlan - 5, 0) = 8 And _</text:p>
      <text:p text:style-name="P1"><text:s text:c="16"/>Array_ApplyBR(Row_MasterPlan - 5, 1) = "On" Then</text:p>
      <text:p text:style-name="P1"><text:s text:c="12"/>BusinessRuleNr = 8</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oft-page-break/><text:s text:c="16"/>"PI Status", Array("Active", "Evaluation",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Syngenta Program", Array("="), Array("(blank)"))</text:p>
      <text:p text:style-name="P1"><text:s text:c="12"/>'Stop</text:p>
      <text:p text:style-name="P1"><text:s text:c="8"/>'PI Customer</text:p>
      <text:p text:style-name="P1"><text:s text:c="8"/>ElseIf Array_ApplyBR(Row_MasterPlan - 5, 0) = 9 And _</text:p>
      <text:p text:style-name="P1"><text:s text:c="16"/>Array_ApplyBR(Row_MasterPlan - 5, 1) = "On" Then</text:p>
      <text:p text:style-name="P1"><text:s text:c="12"/>BusinessRuleNr = 9</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PI Sub Type", Array("Idea Evaluat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Array("&lt;&gt;", "&lt;&gt;"), Array("MARKETING &amp; SALES", "LAWN &amp; GARDEN"))</text:p>
      <text:p text:style-name="P1"><text:s text:c="12"/>'Stop</text:p>
      <text:p text:style-name="P1"><text:s text:c="8"/>'PI Customer</text:p>
      <text:p text:style-name="P1"><text:s text:c="8"/>ElseIf Array_ApplyBR(Row_MasterPlan - 5, 0) = 10 And _</text:p>
      <text:p text:style-name="P1"><text:s text:c="16"/>Array_ApplyBR(Row_MasterPlan - 5, 1) = "On" Then</text:p>
      <text:p text:style-name="P1"><text:s text:c="12"/>BusinessRuleNr = 10</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PI Sub Type", Array("Formulation New", "Label Extension", "Formulation Extension", "AI New")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Array("&lt;&gt;"), Array("LAWN &amp; GARDEN"))</text:p>
      <text:p text:style-name="P1"><text:s text:c="12"/>'Stop</text:p>
      <text:p text:style-name="P1"><text:s text:c="8"/>'PI Customer</text:p>
      <text:p text:style-name="P1"><text:s text:c="8"/>ElseIf Array_ApplyBR(Row_MasterPlan - 5, 0) = 11 And _</text:p>
      <text:p text:style-name="P1"><text:s text:c="16"/>Array_ApplyBR(Row_MasterPlan - 5, 1) = "On" Then</text:p>
      <text:p text:style-name="P1"><text:s text:c="12"/>BusinessRuleNr = 11</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oft-page-break/><text:s text:c="16"/>"PI Sub Type", Array("AI &amp; Product Maintenance", "AI Re-registrat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Array("&lt;&gt;"), Array("MARKETING &amp; SALES"))</text:p>
      <text:p text:style-name="P1"><text:s text:c="12"/>'Stop</text:p>
      <text:p text:style-name="P1"><text:s text:c="8"/>'PI Customer</text:p>
      <text:p text:style-name="P1"><text:s text:c="8"/>ElseIf Array_ApplyBR(Row_MasterPlan - 5, 0) = 12 And _</text:p>
      <text:p text:style-name="P1"><text:s text:c="16"/>Array_ApplyBR(Row_MasterPlan - 5, 1) = "On" Then</text:p>
      <text:p text:style-name="P1"><text:s text:c="12"/>BusinessRuleNr = 12</text:p>
      <text:p text:style-name="P1"><text:s text:c="12"/>Call z_SetFilter("SmC_FullDataSet_PiLevel", Rng_Pi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Array("="), Array("(blank)"))</text:p>
      <text:p text:style-name="P1"><text:s text:c="12"/>'Stop</text:p>
      <text:p text:style-name="P1"><text:s text:c="8"/>'----------------------------------------</text:p>
      <text:p text:style-name="P1"><text:s text:c="8"/>'Activity Planned Start</text:p>
      <text:p text:style-name="P1"><text:s text:c="8"/>ElseIf Array_ApplyBR(Row_MasterPlan - 5, 0) = 13 And _</text:p>
      <text:p text:style-name="P1"><text:s text:c="16"/>Array_ApplyBR(Row_MasterPlan - 5, 1) = "On" Then</text:p>
      <text:p text:style-name="P1"><text:s text:c="12"/>BusinessRuleNr = 13</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_</text:p>
      <text:p text:style-name="P1"><text:s text:c="16"/>"TK Task Status", Array("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Activity Planned Start", Array("&lt;"), Array("Date:" &amp; z_Date_AsDateDoubleString(z_DateString_AsDate(wbdate) - 7)))</text:p>
      <text:p text:style-name="P1"><text:s text:c="12"/>'Stop</text:p>
      <text:p text:style-name="P1"><text:s text:c="8"/>'Activity Planned Start</text:p>
      <text:p text:style-name="P1"><text:s text:c="8"/>ElseIf Array_ApplyBR(Row_MasterPlan - 5, 0) = 14 And _</text:p>
      <text:p text:style-name="P1"><text:s text:c="16"/>Array_ApplyBR(Row_MasterPlan - 5, 1) = "On" Then</text:p>
      <text:p text:style-name="P1"><text:s text:c="12"/>BusinessRuleNr = 14</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Evaluation"), _</text:p>
      <text:p text:style-name="P1"><text:s text:c="16"/>"TK Task Status", Array("Planned") _</text:p>
      <text:p text:style-name="P1"><text:soft-page-break/><text:s text:c="16"/>)</text:p>
      <text:p text:style-name="P1"><text:s text:c="12"/>'Stop</text:p>
      <text:p text:style-name="P1"><text:s text:c="12"/>Call z_QualityCheckBusinessRule_ForAttribute("SmC_FullDataSet_TkLevel", Rng_TkLev, "QualityChecksTK_FoundErrors", _</text:p>
      <text:p text:style-name="P1"><text:s text:c="16"/>BusinessRuleNr, "Activity Planned Start", Array("&lt;"), Array("Date:" &amp; z_Date_AsDateDoubleString(z_DateString_AsDate(wbdate) - 7)))</text:p>
      <text:p text:style-name="P1"><text:s text:c="12"/>'Stop</text:p>
      <text:p text:style-name="P1"><text:s text:c="8"/>'Activity Expected finish</text:p>
      <text:p text:style-name="P1"><text:s text:c="8"/>ElseIf Array_ApplyBR(Row_MasterPlan - 5, 0) = 15 And _</text:p>
      <text:p text:style-name="P1"><text:s text:c="16"/>Array_ApplyBR(Row_MasterPlan - 5, 1) = "On" Then</text:p>
      <text:p text:style-name="P1"><text:s text:c="12"/>BusinessRuleNr = 15</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_</text:p>
      <text:p text:style-name="P1"><text:s text:c="16"/>"TK Task Status", Array("Active") _</text:p>
      <text:p text:style-name="P1"><text:s text:c="16"/>, , , , , , , _</text:p>
      <text:p text:style-name="P1"><text:s text:c="16"/>"EAC Full Costs_c", "&gt;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Activity Expected finish", Array("&lt;"), Array("Date:" &amp; z_Date_AsDateDoubleString(z_DateString_AsDate(wbdate) - 7)))</text:p>
      <text:p text:style-name="P1"><text:s text:c="12"/>'Stop</text:p>
      <text:p text:style-name="P1"><text:s text:c="8"/>'TK Task Title</text:p>
      <text:p text:style-name="P1"><text:s text:c="8"/>ElseIf Array_ApplyBR(Row_MasterPlan - 5, 0) = 16 And _</text:p>
      <text:p text:style-name="P1"><text:s text:c="16"/>Array_ApplyBR(Row_MasterPlan - 5, 1) = "On" Then</text:p>
      <text:p text:style-name="P1"><text:s text:c="12"/>BusinessRuleNr = 16</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TK Task Status", Array("Active",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Title", Array("="), Array("(blank)"))</text:p>
      <text:p text:style-name="P1"><text:s text:c="12"/>'Stop</text:p>
      <text:p text:style-name="P1"><text:s text:c="8"/>'TK Task Status</text:p>
      <text:p text:style-name="P1"><text:s text:c="8"/>ElseIf Array_ApplyBR(Row_MasterPlan - 5, 0) = 17 And _</text:p>
      <text:p text:style-name="P1"><text:s text:c="16"/>Array_ApplyBR(Row_MasterPlan - 5, 1) = "On" Then</text:p>
      <text:p text:style-name="P1"><text:s text:c="12"/>BusinessRuleNr = 17</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oft-page-break/><text:s text:c="16"/>"PI Status", Array("Active", "Evaluation",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blank)"))</text:p>
      <text:p text:style-name="P1"><text:s text:c="12"/>'Stop</text:p>
      <text:p text:style-name="P1"><text:s text:c="8"/>'TK Task Status</text:p>
      <text:p text:style-name="P1"><text:s text:c="8"/>ElseIf Array_ApplyBR(Row_MasterPlan - 5, 0) = 18 And _</text:p>
      <text:p text:style-name="P1"><text:s text:c="16"/>Array_ApplyBR(Row_MasterPlan - 5, 1) = "On" Then</text:p>
      <text:p text:style-name="P1"><text:s text:c="12"/>BusinessRuleNr = 18</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Completed", "Terminat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Active"))</text:p>
      <text:p text:style-name="P1"><text:s text:c="12"/>'Stop</text:p>
      <text:p text:style-name="P1"><text:s text:c="8"/>'TK Task Status</text:p>
      <text:p text:style-name="P1"><text:s text:c="8"/>ElseIf Array_ApplyBR(Row_MasterPlan - 5, 0) = 19 And _</text:p>
      <text:p text:style-name="P1"><text:s text:c="16"/>Array_ApplyBR(Row_MasterPlan - 5, 1) = "On" Then</text:p>
      <text:p text:style-name="P1"><text:s text:c="12"/>BusinessRuleNr = 19</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Completed", "Terminat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Planned"))</text:p>
      <text:p text:style-name="P1"><text:s text:c="12"/>'Stop</text:p>
      <text:p text:style-name="P1"><text:s text:c="8"/>'TK Task Status</text:p>
      <text:p text:style-name="P1"><text:s text:c="8"/>ElseIf Array_ApplyBR(Row_MasterPlan - 5, 0) = 20 And _</text:p>
      <text:p text:style-name="P1"><text:s text:c="16"/>Array_ApplyBR(Row_MasterPlan - 5, 1) = "On" Then</text:p>
      <text:p text:style-name="P1"><text:s text:c="12"/>BusinessRuleNr = 20</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Evaluation") _</text:p>
      <text:p text:style-name="P1"><text:s text:c="16"/>)</text:p>
      <text:p text:style-name="P1"><text:s text:c="12"/>'Stop</text:p>
      <text:p text:style-name="P1"><text:s text:c="12"/>Call z_QualityCheckBusinessRule_ForAttribute("SmC_FullDataSet_TkLevel", Rng_TkLev, "QualityChecksTK_FoundErrors", _</text:p>
      <text:p text:style-name="P1"><text:soft-page-break/><text:s text:c="16"/>BusinessRuleNr, "TK Task Status", Array("=", "="), Array("Active", "Completed"))</text:p>
      <text:p text:style-name="P1"><text:s text:c="12"/>'Stop</text:p>
      <text:p text:style-name="P1"><text:s text:c="8"/>'Sum of EAC Full Costs 2013_c - 2015_c</text:p>
      <text:p text:style-name="P1"><text:s text:c="8"/>ElseIf Array_ApplyBR(Row_MasterPlan - 5, 0) = 21 And _</text:p>
      <text:p text:style-name="P1"><text:s text:c="16"/>Array_ApplyBR(Row_MasterPlan - 5, 1) = "On" Then</text:p>
      <text:p text:style-name="P1"><text:s text:c="12"/>BusinessRuleNr = 21</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Completed", "Terminated"), _</text:p>
      <text:p text:style-name="P1"><text:s text:c="16"/>"TK Task Status", Array("Completed", "Terminated") _</text:p>
      <text:p text:style-name="P1"><text:s text:c="16"/>)</text:p>
      <text:p text:style-name="P1"><text:s text:c="12"/>'Stop</text:p>
      <text:p text:style-name="P1"><text:s text:c="12"/>Call z_QualityCheckBusinessRule_ForSeveralAttributes("SmC_FullDataSet_TkLevel", Rng_TkLev, "QualityChecksTK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 text:c="8"/>'TK Customer</text:p>
      <text:p text:style-name="P1"><text:s text:c="8"/>ElseIf Array_ApplyBR(Row_MasterPlan - 5, 0) = 22 And _</text:p>
      <text:p text:style-name="P1"><text:s text:c="16"/>Array_ApplyBR(Row_MasterPlan - 5, 1) = "On" Then</text:p>
      <text:p text:style-name="P1"><text:s text:c="12"/>BusinessRuleNr = 22</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TK Task Status", Array("Terminated"), _</text:p>
      <text:p text:style-name="P1"><text:s text:c="16"/>, , , , , , _</text:p>
      <text:p text:style-name="P1"><text:s text:c="16"/>"EAC Full Costs_c", "&gt;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Customer", Array("&lt;&gt;", "&lt;&gt;", "&lt;&gt;", "&lt;&gt;"), Array("MARKETING &amp; SALES", "CP DEVELOPMENT", "L&amp;G - PLANT HEALTH", "L&amp;G - FLOWERS")) '"Attribute:TK Customer"</text:p>
      <text:p text:style-name="P1"><text:s text:c="12"/>'Stop</text:p>
      <text:p text:style-name="P1"><text:s text:c="8"/>'TK Customer</text:p>
      <text:p text:style-name="P1"><text:s text:c="8"/>ElseIf Array_ApplyBR(Row_MasterPlan - 5, 0) = 23 And _</text:p>
      <text:p text:style-name="P1"><text:s text:c="16"/>Array_ApplyBR(Row_MasterPlan - 5, 1) = "On" Then</text:p>
      <text:p text:style-name="P1"><text:s text:c="12"/>BusinessRuleNr = 23</text:p>
      <text:p text:style-name="P1"><text:s text:c="12"/>Call z_SetFilter("SmC_FullDataSet_TkLevel", Rng_Tk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Evaluation", "Planned"), _</text:p>
      <text:p text:style-name="P1"><text:s text:c="16"/>"TK Task Status", Array("Active", "Planned", "Completed") _</text:p>
      <text:p text:style-name="P1"><text:soft-page-break/><text:s text:c="16"/>)</text:p>
      <text:p text:style-name="P1"><text:s text:c="12"/>'Stop</text:p>
      <text:p text:style-name="P1"><text:s text:c="12"/>Call z_QualityCheckBusinessRule_ForAttribute("SmC_FullDataSet_TkLevel", Rng_TkLev, "QualityChecksTK_FoundErrors", _</text:p>
      <text:p text:style-name="P1"><text:s text:c="16"/>BusinessRuleNr, "TK Task Customer", Array("&lt;&gt;", "&lt;&gt;", "&lt;&gt;", "&lt;&gt;"), Array("MARKETING &amp; SALES", "CP DEVELOPMENT", "L&amp;G - PLANT HEALTH", "L&amp;G - FLOWERS"))</text:p>
      <text:p text:style-name="P1"><text:s text:c="12"/>'Stop</text:p>
      <text:p text:style-name="P1"><text:s text:c="8"/>'Activity Actual Start</text:p>
      <text:p text:style-name="P1"><text:s text:c="8"/>ElseIf Array_ApplyBR(Row_MasterPlan - 5, 0) = 24 And _</text:p>
      <text:p text:style-name="P1"><text:s text:c="16"/>Array_ApplyBR(Row_MasterPlan - 5, 1) = "On" Then</text:p>
      <text:p text:style-name="P1"><text:s text:c="12"/>BusinessRuleNr = 24</text:p>
      <text:p text:style-name="P1"><text:s text:c="12"/>Call z_SetFilter("SmC_MasterDataSet_ResourceLevel", Rng_Rs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_</text:p>
      <text:p text:style-name="P1"><text:s text:c="16"/>"TK Task Status", Array("Active"), _</text:p>
      <text:p text:style-name="P1"><text:s text:c="16"/>"RBS Level 1", Array("Product Safety"), _</text:p>
      <text:p text:style-name="P1"><text:s text:c="16"/>, , , , _</text:p>
      <text:p text:style-name="P1"><text:s text:c="16"/>"Activity Planned Start", "&lt;" &amp; z_Date_AsDateDoubleString(z_DateString_AsDate(wbdate) - 7)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Activity Actual Start", Array("="), Array("(blank)"))</text:p>
      <text:p text:style-name="P1"><text:s text:c="12"/>'Stop</text:p>
      <text:p text:style-name="P1"><text:s text:c="8"/>'TK Task Contact</text:p>
      <text:p text:style-name="P1"><text:s text:c="8"/>ElseIf Array_ApplyBR(Row_MasterPlan - 5, 0) = 25 And _</text:p>
      <text:p text:style-name="P1"><text:s text:c="16"/>Array_ApplyBR(Row_MasterPlan - 5, 1) = "On" Then</text:p>
      <text:p text:style-name="P1"><text:s text:c="12"/>BusinessRuleNr = 25</text:p>
      <text:p text:style-name="P1"><text:s text:c="12"/>Call z_SetFilter("SmC_MasterDataSet_ResourceLevel", Rng_Rs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_</text:p>
      <text:p text:style-name="P1"><text:s text:c="16"/>"TK Task Status", Array("Active"), _</text:p>
      <text:p text:style-name="P1"><text:s text:c="16"/>"RBS Level 1", Array("Product Safety"), _</text:p>
      <text:p text:style-name="P1"><text:s text:c="16"/>, , , , _</text:p>
      <text:p text:style-name="P1"><text:s text:c="16"/>"Activity Planned Start", "&lt;" &amp; z_Date_AsDateDoubleString(z_DateString_AsDate(wbdate) - 7)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Contact", Array("="), Array("(blank)"))</text:p>
      <text:p text:style-name="P1"><text:s text:c="12"/>'Stop</text:p>
      <text:p text:style-name="P1"><text:s text:c="8"/>'TK Task Location</text:p>
      <text:p text:style-name="P1"><text:s text:c="8"/>ElseIf Array_ApplyBR(Row_MasterPlan - 5, 0) = 26 And _</text:p>
      <text:p text:style-name="P1"><text:s text:c="16"/>Array_ApplyBR(Row_MasterPlan - 5, 1) = "On" Then</text:p>
      <text:p text:style-name="P1"><text:s text:c="12"/>BusinessRuleNr = 26</text:p>
      <text:p text:style-name="P1"><text:soft-page-break/><text:s text:c="12"/>Call z_SetFilter("SmC_MasterDataSet_ResourceLevel", Rng_Rs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_</text:p>
      <text:p text:style-name="P1"><text:s text:c="16"/>"TK Task Status", Array("Active"), _</text:p>
      <text:p text:style-name="P1"><text:s text:c="16"/>"RBS Level 1", Array("Product Safety"), _</text:p>
      <text:p text:style-name="P1"><text:s text:c="16"/>, , , , _</text:p>
      <text:p text:style-name="P1"><text:s text:c="16"/>"Activity Planned Start", "&lt;" &amp; z_Date_AsDateDoubleString(z_DateString_AsDate(wbdate) - 7)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Location", Array("="), Array("(blank)"))</text:p>
      <text:p text:style-name="P1"><text:s text:c="12"/>'Stop</text:p>
      <text:p text:style-name="P1"><text:s text:c="8"/>'***************************************</text:p>
      <text:p text:style-name="P1"><text:s text:c="8"/>'CPD</text:p>
      <text:p text:style-name="P1"><text:s text:c="8"/>'***************************************</text:p>
      <text:p text:style-name="P1"><text:s text:c="8"/>'PI Lead AI</text:p>
      <text:p text:style-name="P1"><text:s text:c="8"/>ElseIf Array_ApplyBR(Row_MasterPlan - 5, 0) = 27 And _</text:p>
      <text:p text:style-name="P1"><text:s text:c="16"/>Array_ApplyBR(Row_MasterPlan - 5, 1) = "On" Then</text:p>
      <text:p text:style-name="P1"><text:s text:c="12"/>BusinessRuleNr = 27</text:p>
      <text:p text:style-name="P1"><text:s text:c="12"/>Call z_SetFilter("SmC_FullDataSet_PiLevel", Rng_PiLev, _</text:p>
      <text:p text:style-name="P1"><text:s text:c="16"/>"Portfolio Level 2", "CPD", _</text:p>
      <text:p text:style-name="P1"><text:s text:c="16"/>"PI Status", Array("Active", "Planned"), _</text:p>
      <text:p text:style-name="P1"><text:s text:c="16"/>"PI Sub Type", Array("Formulation New", "Label Extension", "Formulation Extension", "AI &amp; Product Maintenance", "AI New", "AI Re-registrat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Lead AI", Array("=", "="), Array("(blank)", "Not Applicable"))</text:p>
      <text:p text:style-name="P1"><text:s text:c="12"/>'Stop</text:p>
      <text:p text:style-name="P1"><text:s text:c="8"/>'PI List of Active Ingredients</text:p>
      <text:p text:style-name="P1"><text:s text:c="8"/>ElseIf Array_ApplyBR(Row_MasterPlan - 5, 0) = 28 And _</text:p>
      <text:p text:style-name="P1"><text:s text:c="16"/>Array_ApplyBR(Row_MasterPlan - 5, 1) = "On" Then</text:p>
      <text:p text:style-name="P1"><text:s text:c="12"/>BusinessRuleNr = 28</text:p>
      <text:p text:style-name="P1"><text:s text:c="12"/>Call z_SetFilter("SmC_FullDataSet_PiLevel", Rng_PiLev, _</text:p>
      <text:p text:style-name="P1"><text:s text:c="16"/>"Portfolio Level 2", "CPD", _</text:p>
      <text:p text:style-name="P1"><text:s text:c="16"/>"PI Status", Array("Active", "Planned"), _</text:p>
      <text:p text:style-name="P1"><text:s text:c="16"/>"PI Sub Type", Array("Formulation New", "Label Extension", "Formulation Extension", "AI &amp; Product Maintenance", "AI New", "AI Re-registrat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List of Active Ingredients", Array("=", "&lt;&gt;"), Array("(blank)", "Attribute:PI Lead AI"))</text:p>
      <text:p text:style-name="P1"><text:s text:c="12"/>'Stop</text:p>
      <text:p text:style-name="P1"><text:s text:c="8"/>'BC Business Case Author</text:p>
      <text:p text:style-name="P1"><text:s text:c="8"/>ElseIf Array_ApplyBR(Row_MasterPlan - 5, 0) = 29 And _</text:p>
      <text:p text:style-name="P1"><text:soft-page-break/><text:s text:c="16"/>Array_ApplyBR(Row_MasterPlan - 5, 1) = "On" Then</text:p>
      <text:p text:style-name="P1"><text:s text:c="12"/>BusinessRuleNr = 29</text:p>
      <text:p text:style-name="P1"><text:s text:c="12"/>Call z_SetFilter("SmC_FullDataSet_PiLevel", Rng_PiLev, _</text:p>
      <text:p text:style-name="P1"><text:s text:c="16"/>"Portfolio Level 2", "CPD", _</text:p>
      <text:p text:style-name="P1"><text:s text:c="16"/>"PI Status", Array("Active", "Planned"), _</text:p>
      <text:p text:style-name="P1"><text:s text:c="16"/>"PI Sub Type", Array("Formulation New", "Label Extension", "Formulation Extension", "Idea Evaluation", "Non-Product Customer Offer"), _</text:p>
      <text:p text:style-name="P1"><text:s text:c="16"/>, , , , , , , , _</text:p>
      <text:p text:style-name="P1"><text:s text:c="16"/>"PI Syngenta Program", "&lt;&gt;PER"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BC Business Case Author", Array("="), Array("(blank)"))</text:p>
      <text:p text:style-name="P1"><text:s text:c="12"/>'Stop</text:p>
      <text:p text:style-name="P1"><text:s text:c="8"/>'?Terminal Value?</text:p>
      <text:p text:style-name="P1"><text:s text:c="8"/>ElseIf Array_ApplyBR(Row_MasterPlan - 5, 0) = 30 And _</text:p>
      <text:p text:style-name="P1"><text:s text:c="16"/>Array_ApplyBR(Row_MasterPlan - 5, 1) = "On" Then</text:p>
      <text:p text:style-name="P1"><text:s text:c="12"/>BusinessRuleNr = 30</text:p>
      <text:p text:style-name="P1"><text:s text:c="12"/>Call z_SetFilter("SmC_FullDataSet_PiLevel", Rng_PiLev, _</text:p>
      <text:p text:style-name="P1"><text:s text:c="16"/>"Portfolio Level 2", "CPD", _</text:p>
      <text:p text:style-name="P1"><text:s text:c="16"/>"PI Status", Array("Active", "Planned"), _</text:p>
      <text:p text:style-name="P1"><text:s text:c="16"/>"PI Sub Type", Array("Formulation New", "Label Extension", "Formulation Extension", "Non-Product Customer Offer"), _</text:p>
      <text:p text:style-name="P1"><text:s text:c="16"/>, , , , , , , , _</text:p>
      <text:p text:style-name="P1"><text:s text:c="16"/>"PI Syngenta Program", "&lt;&gt;PER"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BC Terminal Value NPV (10% decline)", Array("="), Array("0"))</text:p>
      <text:p text:style-name="P1"><text:s text:c="12"/>'Stop</text:p>
      <text:p text:style-name="P1"><text:s text:c="8"/>'PI Customer Need</text:p>
      <text:p text:style-name="P1"><text:s text:c="8"/>ElseIf Array_ApplyBR(Row_MasterPlan - 5, 0) = 31 And _</text:p>
      <text:p text:style-name="P1"><text:s text:c="16"/>Array_ApplyBR(Row_MasterPlan - 5, 1) = "On" Then</text:p>
      <text:p text:style-name="P1"><text:s text:c="12"/>BusinessRuleNr = 31</text:p>
      <text:p text:style-name="P1"><text:s text:c="12"/>Call z_SetFilter("SmC_FullDataSet_PiLevel", Rng_PiLev, _</text:p>
      <text:p text:style-name="P1"><text:s text:c="16"/>"Portfolio Level 2", "CPD", _</text:p>
      <text:p text:style-name="P1"><text:s text:c="16"/>"PI Status", Array("Active", "Planned"), _</text:p>
      <text:p text:style-name="P1"><text:s text:c="16"/>"PI Type", Array("Project")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Need", Array("="), Array("(blank)"))</text:p>
      <text:p text:style-name="P1"><text:s text:c="12"/>'Stop</text:p>
      <text:p text:style-name="P1"><text:s text:c="8"/>'PI Responsibility</text:p>
      <text:p text:style-name="P1"><text:s text:c="8"/>ElseIf Array_ApplyBR(Row_MasterPlan - 5, 0) = 32 And _</text:p>
      <text:p text:style-name="P1"><text:s text:c="16"/>Array_ApplyBR(Row_MasterPlan - 5, 1) = "On" Then</text:p>
      <text:p text:style-name="P1"><text:s text:c="12"/>BusinessRuleNr = 32</text:p>
      <text:p text:style-name="P1"><text:s text:c="12"/>Call z_SetFilter("SmC_FullDataSet_PiLevel", Rng_PiLev, _</text:p>
      <text:p text:style-name="P1"><text:s text:c="16"/>"Portfolio Level 2", "CPD", _</text:p>
      <text:p text:style-name="P1"><text:s text:c="16"/>"PI Status", Array("Active", "Planned") _</text:p>
      <text:p text:style-name="P1"><text:soft-page-break/><text:s text:c="16"/>)</text:p>
      <text:p text:style-name="P1"><text:s text:c="12"/>'Stop</text:p>
      <text:p text:style-name="P1"><text:s text:c="12"/>Call z_QualityCheckBusinessRule_ForAttribute("SmC_FullDataSet_PiLevel", Rng_PiLev, "QualityChecksPI_FoundErrors", _</text:p>
      <text:p text:style-name="P1"><text:s text:c="16"/>BusinessRuleNr, "PI Responsibility", Array("=", "="), Array("NONE SELECTED", "CPD FINANCE"))</text:p>
      <text:p text:style-name="P1"><text:s text:c="12"/>'Stop</text:p>
      <text:p text:style-name="P1"><text:s text:c="8"/>'PI Scope</text:p>
      <text:p text:style-name="P1"><text:s text:c="8"/>ElseIf Array_ApplyBR(Row_MasterPlan - 5, 0) = 33 And _</text:p>
      <text:p text:style-name="P1"><text:s text:c="16"/>Array_ApplyBR(Row_MasterPlan - 5, 1) = "On" Then</text:p>
      <text:p text:style-name="P1"><text:s text:c="12"/>BusinessRuleNr = 33</text:p>
      <text:p text:style-name="P1"><text:s text:c="12"/>Call z_SetFilter("SmC_FullDataSet_PiLevel", Rng_PiLev, _</text:p>
      <text:p text:style-name="P1"><text:s text:c="16"/>"Portfolio Level 2", "CPD",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28"/>BusinessRuleNr, "PI Scope", Array("=", "&lt;"), Array("(blank)", "NofCharacters:10"))</text:p>
      <text:p text:style-name="P1"><text:s text:c="12"/>'Stop</text:p>
      <text:p text:style-name="P1"><text:s text:c="8"/>'PI Syngenta Program</text:p>
      <text:p text:style-name="P1"><text:s text:c="8"/>ElseIf Array_ApplyBR(Row_MasterPlan - 5, 0) = 34 And _</text:p>
      <text:p text:style-name="P1"><text:s text:c="16"/>Array_ApplyBR(Row_MasterPlan - 5, 1) = "On" Then</text:p>
      <text:p text:style-name="P1"><text:s text:c="12"/>BusinessRuleNr = 34</text:p>
      <text:p text:style-name="P1"><text:s text:c="12"/>Call z_SetFilter("SmC_FullDataSet_PiLevel", Rng_PiLev, _</text:p>
      <text:p text:style-name="P1"><text:s text:c="16"/>"Portfolio Level 2", "CPD",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Syngenta Program", Array("="), Array("(blank)"))</text:p>
      <text:p text:style-name="P1"><text:s text:c="12"/>'Stop</text:p>
      <text:p text:style-name="P1"><text:s text:c="8"/>'PI Customer</text:p>
      <text:p text:style-name="P1"><text:s text:c="8"/>ElseIf Array_ApplyBR(Row_MasterPlan - 5, 0) = 35 And _</text:p>
      <text:p text:style-name="P1"><text:s text:c="16"/>Array_ApplyBR(Row_MasterPlan - 5, 1) = "On" Then</text:p>
      <text:p text:style-name="P1"><text:s text:c="12"/>BusinessRuleNr = 35</text:p>
      <text:p text:style-name="P1"><text:s text:c="12"/>Call z_SetFilter("SmC_FullDataSet_PiLevel", Rng_PiLev, _</text:p>
      <text:p text:style-name="P1"><text:s text:c="16"/>"Portfolio Level 2", "CPD",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Array("&lt;&gt;", "&lt;&gt;"), Array("MARKETING &amp; SALES", "CP DEVELOPMENT"))</text:p>
      <text:p text:style-name="P1"><text:s text:c="12"/>'Stop</text:p>
      <text:p text:style-name="P1"><text:s text:c="8"/>'?PI list of Countries?</text:p>
      <text:p text:style-name="P1"><text:s text:c="8"/>ElseIf Array_ApplyBR(Row_MasterPlan - 5, 0) = 36 And _</text:p>
      <text:p text:style-name="P1"><text:s text:c="16"/>Array_ApplyBR(Row_MasterPlan - 5, 1) = "On" Then</text:p>
      <text:p text:style-name="P1"><text:s text:c="12"/>BusinessRuleNr = 36</text:p>
      <text:p text:style-name="P1"><text:s text:c="12"/>Call z_SetFilter("SmC_FullDataSet_PiLevel", Rng_PiLev, _</text:p>
      <text:p text:style-name="P1"><text:s text:c="16"/>"Portfolio Level 2", "CPD", _</text:p>
      <text:p text:style-name="P1"><text:soft-page-break/><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List of Countries (PI Geography)", Array("="), Array("(blank)"))</text:p>
      <text:p text:style-name="P1"><text:s text:c="12"/>'Stop</text:p>
      <text:p text:style-name="P1"><text:s text:c="8"/>'PI list of Crops</text:p>
      <text:p text:style-name="P1"><text:s text:c="8"/>ElseIf Array_ApplyBR(Row_MasterPlan - 5, 0) = 37 And _</text:p>
      <text:p text:style-name="P1"><text:s text:c="16"/>Array_ApplyBR(Row_MasterPlan - 5, 1) = "On" Then</text:p>
      <text:p text:style-name="P1"><text:s text:c="12"/>BusinessRuleNr = 37</text:p>
      <text:p text:style-name="P1"><text:s text:c="12"/>Call z_SetFilter("SmC_FullDataSet_PiLevel", Rng_PiLev, _</text:p>
      <text:p text:style-name="P1"><text:s text:c="16"/>"Portfolio Level 2", "CPD", _</text:p>
      <text:p text:style-name="P1"><text:s text:c="16"/>"PI Status", Array("Active", "Planned"), _</text:p>
      <text:p text:style-name="P1"><text:s text:c="16"/>"PI Sub Type", Array("Formulation New", "Label Extension", "AI New", "Formulation Extension", "AI &amp; Product Maintenance", "Idea Evaluat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list of Crops", Array("="), Array("(blank)"))</text:p>
      <text:p text:style-name="P1"><text:s text:c="12"/>'Stop</text:p>
      <text:p text:style-name="P1"><text:s text:c="8"/>'----------------------------------------</text:p>
      <text:p text:style-name="P1"/>
      <text:p text:style-name="P1"><text:s text:c="8"/>'TK Customer</text:p>
      <text:p text:style-name="P1"><text:s text:c="8"/>ElseIf Array_ApplyBR(Row_MasterPlan - 5, 0) = 38 And _</text:p>
      <text:p text:style-name="P1"><text:s text:c="16"/>Array_ApplyBR(Row_MasterPlan - 5, 1) = "On" Then</text:p>
      <text:p text:style-name="P1"><text:s text:c="12"/>BusinessRuleNr = 38</text:p>
      <text:p text:style-name="P1"><text:s text:c="12"/>Call z_SetFilter("SmC_FullDataSet_TkLevel", Rng_TkLev, _</text:p>
      <text:p text:style-name="P1"><text:s text:c="16"/>"Portfolio Level 2", "CPD", _</text:p>
      <text:p text:style-name="P1"><text:s text:c="16"/>"PI Status", Array("Active", "Planned"), _</text:p>
      <text:p text:style-name="P1"><text:s text:c="16"/>"TK Task Status", Array("Active", "Planned", "Completed", "Terminated", "(blank)"), _</text:p>
      <text:p text:style-name="P1"><text:s text:c="16"/>, , , , , , , , _</text:p>
      <text:p text:style-name="P1"><text:s text:c="16"/>"EAC Full Costs Current Year &amp; Future Years", "=0.0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Customer", Array("="), Array("(blank)"))</text:p>
      <text:p text:style-name="P1"><text:s text:c="12"/>'Stop</text:p>
      <text:p text:style-name="P1"><text:s text:c="8"/>'Activity Type</text:p>
      <text:p text:style-name="P1"><text:s text:c="8"/>ElseIf Array_ApplyBR(Row_MasterPlan - 5, 0) = 39 And _</text:p>
      <text:p text:style-name="P1"><text:s text:c="16"/>Array_ApplyBR(Row_MasterPlan - 5, 1) = "On" Then</text:p>
      <text:p text:style-name="P1"><text:s text:c="12"/>BusinessRuleNr = 39</text:p>
      <text:p text:style-name="P1"><text:s text:c="12"/>Call z_SetFilter("SmC_FullDataSet_TkLevel", Rng_TkLev, _</text:p>
      <text:p text:style-name="P1"><text:s text:c="16"/>"Portfolio Level 2", "CPD", _</text:p>
      <text:p text:style-name="P1"><text:s text:c="16"/>"PI Status", Array("Active", "Planned"), _</text:p>
      <text:p text:style-name="P1"><text:s text:c="16"/>"TK Task Status", Array("Active",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Activity Type", Array("="), Array("(blank)"))</text:p>
      <text:p text:style-name="P1"><text:soft-page-break/><text:s text:c="12"/>'Stop</text:p>
      <text:p text:style-name="P1"><text:s text:c="8"/>'TK Task Status</text:p>
      <text:p text:style-name="P1"><text:s text:c="8"/>ElseIf Array_ApplyBR(Row_MasterPlan - 5, 0) = 40 And _</text:p>
      <text:p text:style-name="P1"><text:s text:c="16"/>Array_ApplyBR(Row_MasterPlan - 5, 1) = "On" Then</text:p>
      <text:p text:style-name="P1"><text:s text:c="12"/>BusinessRuleNr = 40</text:p>
      <text:p text:style-name="P1"><text:s text:c="12"/>Call z_SetFilter("SmC_FullDataSet_TkLevel", Rng_TkLev, _</text:p>
      <text:p text:style-name="P1"><text:s text:c="16"/>"Portfolio Level 2", "CPD", _</text:p>
      <text:p text:style-name="P1"><text:s text:c="16"/>"PI Status", Array("Active",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blank)"))</text:p>
      <text:p text:style-name="P1"><text:s text:c="12"/>'Stop</text:p>
      <text:p text:style-name="P1"><text:s text:c="8"/>'TK Task Title</text:p>
      <text:p text:style-name="P1"><text:s text:c="8"/>ElseIf Array_ApplyBR(Row_MasterPlan - 5, 0) = 41 And _</text:p>
      <text:p text:style-name="P1"><text:s text:c="16"/>Array_ApplyBR(Row_MasterPlan - 5, 1) = "On" Then</text:p>
      <text:p text:style-name="P1"><text:s text:c="12"/>BusinessRuleNr = 41</text:p>
      <text:p text:style-name="P1"><text:s text:c="12"/>Call z_SetFilter("SmC_FullDataSet_TkLevel", Rng_TkLev, _</text:p>
      <text:p text:style-name="P1"><text:s text:c="16"/>"Portfolio Level 2", "CPD", _</text:p>
      <text:p text:style-name="P1"><text:s text:c="16"/>"PI Status", Array("Active", "Planned"), _</text:p>
      <text:p text:style-name="P1"><text:s text:c="16"/>"TK Task Status", Array("Active",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Title", Array("="), Array("(blank)"))</text:p>
      <text:p text:style-name="P1"><text:s text:c="12"/>'Stop</text:p>
      <text:p text:style-name="P1"><text:s text:c="8"/>'TK Task Contact</text:p>
      <text:p text:style-name="P1"><text:s text:c="8"/>ElseIf Array_ApplyBR(Row_MasterPlan - 5, 0) = 42 And _</text:p>
      <text:p text:style-name="P1"><text:s text:c="16"/>Array_ApplyBR(Row_MasterPlan - 5, 1) = "On" Then</text:p>
      <text:p text:style-name="P1"><text:s text:c="12"/>BusinessRuleNr = 42</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RBS Level 1", Array("Product Safety"),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Contact", Array("="), Array("(blank)"))</text:p>
      <text:p text:style-name="P1"><text:s text:c="12"/>'Stop</text:p>
      <text:p text:style-name="P1"><text:s text:c="8"/>'TK Task Location</text:p>
      <text:p text:style-name="P1"><text:s text:c="8"/>ElseIf Array_ApplyBR(Row_MasterPlan - 5, 0) = 43 And _</text:p>
      <text:p text:style-name="P1"><text:s text:c="16"/>Array_ApplyBR(Row_MasterPlan - 5, 1) = "On" Then</text:p>
      <text:p text:style-name="P1"><text:s text:c="12"/>BusinessRuleNr = 43</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oft-page-break/><text:s text:c="16"/>"RBS Level 1", Array("Product Safety"),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Location", Array("="), Array("(blank)"))</text:p>
      <text:p text:style-name="P1"><text:s text:c="12"/>'Stop</text:p>
      <text:p text:style-name="P1"><text:s text:c="8"/>'</text:p>
      <text:p text:style-name="P1"><text:s text:c="8"/>ElseIf Array_ApplyBR(Row_MasterPlan - 5, 0) = 44 And _</text:p>
      <text:p text:style-name="P1"><text:s text:c="16"/>Array_ApplyBR(Row_MasterPlan - 5, 1) = "On" Then</text:p>
      <text:p text:style-name="P1"><text:s text:c="12"/>BusinessRuleNr = 44</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RBS Level 1", Array("Product Safety"),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EAC Full Costs Current Year &amp; Future Years", Array("="), Array("0"), _</text:p>
      <text:p text:style-name="P1"><text:s text:c="16"/>"SmC_FullDataSet_TkLevel", Rng_TkLev, "TkIdentifier", "EAC Full Costs Current Year &amp; Future Years")</text:p>
      <text:p text:style-name="P1"><text:s text:c="12"/>'Stop</text:p>
      <text:p text:style-name="P1"><text:s text:c="8"/>'</text:p>
      <text:p text:style-name="P1"><text:s text:c="8"/>ElseIf Array_ApplyBR(Row_MasterPlan - 5, 0) = 45 And _</text:p>
      <text:p text:style-name="P1"><text:s text:c="16"/>Array_ApplyBR(Row_MasterPlan - 5, 1) = "On" Then</text:p>
      <text:p text:style-name="P1"><text:s text:c="12"/>BusinessRuleNr = 45</text:p>
      <text:p text:style-name="P1"><text:s text:c="12"/>'z_AddAuxiliaryAttribute_Sum(.."EAC Full Costs Current Year &amp; Future Years"..) calculated in 38</text:p>
      <text:p text:style-name="P1"><text:s text:c="12"/>Call z_SetFilter("SmC_FullDataSet_TkLevel", Rng_TkLev, _</text:p>
      <text:p text:style-name="P1"><text:s text:c="16"/>"Portfolio Level 2", "CPD", _</text:p>
      <text:p text:style-name="P1"><text:s text:c="16"/>"PI Status", Array("Active", "Planned", "Completed", "Terminated"), _</text:p>
      <text:p text:style-name="P1"><text:s text:c="16"/>"TK Task Status", Array("Active", "Planned", "Completed", "Terminated", "(blank)"), _</text:p>
      <text:p text:style-name="P1"><text:s text:c="16"/>, , , , , , , , _</text:p>
      <text:p text:style-name="P1"><text:s text:c="16"/>"EAC Full Costs Current Year &amp; Future Years", "&gt;0.0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Customer", Array("="), Array("(blank)"))</text:p>
      <text:p text:style-name="P1"><text:s text:c="12"/>'Stop</text:p>
      <text:p text:style-name="P1"><text:s text:c="8"/>'</text:p>
      <text:p text:style-name="P1"><text:s text:c="8"/>ElseIf Array_ApplyBR(Row_MasterPlan - 5, 0) = 46 And _</text:p>
      <text:p text:style-name="P1"><text:s text:c="16"/>Array_ApplyBR(Row_MasterPlan - 5, 1) = "On" Then</text:p>
      <text:p text:style-name="P1"><text:s text:c="12"/>BusinessRuleNr = 46</text:p>
      <text:p text:style-name="P1"><text:s text:c="12"/>'z_AddAuxiliaryAttribute_Sum(.."EAC Full Costs Current Year &amp; Future Years"..) calculated in 38</text:p>
      <text:p text:style-name="P1"><text:s text:c="12"/>Call z_SetFilter("SmC_FullDataSet_TkLevel", Rng_TkLev, _</text:p>
      <text:p text:style-name="P1"><text:s text:c="16"/>"Portfolio Level 2", "CPD", _</text:p>
      <text:p text:style-name="P1"><text:s text:c="16"/>"PI Status", Array("Completed", "Terminated"), _</text:p>
      <text:p text:style-name="P1"><text:soft-page-break/><text:s text:c="16"/>, , , , , , , , , , _</text:p>
      <text:p text:style-name="P1"><text:s text:c="16"/>"EAC Full Costs Current Year &amp; Future Years", "&gt;0.0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blank)"))</text:p>
      <text:p text:style-name="P1"><text:s text:c="12"/>'Stop</text:p>
      <text:p text:style-name="P1"><text:s text:c="8"/>'</text:p>
      <text:p text:style-name="P1"><text:s text:c="8"/>ElseIf Array_ApplyBR(Row_MasterPlan - 5, 0) = 47 And _</text:p>
      <text:p text:style-name="P1"><text:s text:c="16"/>Array_ApplyBR(Row_MasterPlan - 5, 1) = "On" Then</text:p>
      <text:p text:style-name="P1"><text:s text:c="12"/>BusinessRuleNr = 47</text:p>
      <text:p text:style-name="P1"><text:s text:c="12"/>Call z_SetFilter("SmC_MasterDataSet_ResourceLevel", Rng_RsLev, _</text:p>
      <text:p text:style-name="P1"><text:s text:c="16"/>"Portfolio Level 2", "CPD", _</text:p>
      <text:p text:style-name="P1"><text:s text:c="16"/>"PI Status", Array("Active", "Planned", "Completed", "Terminated"), _</text:p>
      <text:p text:style-name="P1"><text:s text:c="16"/>"TK Task Status", Array("Completed", "Terminated"), _</text:p>
      <text:p text:style-name="P1"><text:s text:c="16"/>"RBS Level 1", Array("Product Safety"), _</text:p>
      <text:p text:style-name="P1"><text:s text:c="16"/>, , , , , , _</text:p>
      <text:p text:style-name="P1"><text:s text:c="16"/>"Activity Actual Finish", "&lt;&gt;(blank)" _</text:p>
      <text:p text:style-name="P1"><text:s text:c="16"/>)</text:p>
      <text:p text:style-name="P1"><text:s text:c="12"/>'Stop</text:p>
      <text:p text:style-name="P1"><text:s text:c="12"/>Call z_QualityCheckBusinessRule_ForSeveralAttributes("SmC_MasterDataSet_ResourceLevel", Rng_RsLev, "QualityChecksRS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 text:c="8"/>'</text:p>
      <text:p text:style-name="P1"><text:s text:c="8"/>ElseIf Array_ApplyBR(Row_MasterPlan - 5, 0) = 48 And _</text:p>
      <text:p text:style-name="P1"><text:s text:c="16"/>Array_ApplyBR(Row_MasterPlan - 5, 1) = "On" Then</text:p>
      <text:p text:style-name="P1"><text:s text:c="12"/>BusinessRuleNr = 48</text:p>
      <text:p text:style-name="P1"><text:s text:c="12"/>Call z_SetFilter("SmC_FullDataSet_TkLevel", Rng_TkLev, _</text:p>
      <text:p text:style-name="P1"><text:s text:c="16"/>"Portfolio Level 2", "CPD", _</text:p>
      <text:p text:style-name="P1"><text:s text:c="16"/>"PI Status", Array("Completed", "Terminat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Active"))</text:p>
      <text:p text:style-name="P1"><text:s text:c="12"/>'Stop</text:p>
      <text:p text:style-name="P1"><text:s text:c="8"/>End If</text:p>
      <text:p text:style-name="P1"><text:s text:c="4"/>Next Row_MasterPlan</text:p>
      <text:p text:style-name="P1"><text:s text:c="4"/></text:p>
      <text:p text:style-name="P1"><text:s text:c="4"/></text:p>
      <text:p text:style-name="P1">End Function</text:p>
      <text:p text:style-name="P1"/>
      <text:p text:style-name="P1">Function BusinessRules_Bundle2(Rng_PiLev As Range, Rng_TkLev As Range, Rng_RsLev As Range, RowSize_MasterPlan As Long, _</text:p>
      <text:p text:style-name="P1"><text:s text:c="16"/>Array_ApplyBR As Variant, wbdate As String, FirstYr As Integer)</text:p>
      <text:p text:style-name="P1"><text:s text:c="4"/>'***************************************</text:p>
      <text:p text:style-name="P1"><text:s text:c="4"/>'L&amp;G</text:p>
      <text:p text:style-name="P1"><text:s text:c="4"/>'***************************************</text:p>
      <text:p text:style-name="P1"><text:soft-page-break/><text:s text:c="4"/>Dim BusinessRuleNr As Integer</text:p>
      <text:p text:style-name="P1"><text:s text:c="4"/></text:p>
      <text:p text:style-name="P1"><text:s text:c="4"/>For Row_MasterPlan = 5 To RowSize_MasterPlan</text:p>
      <text:p text:style-name="P1"><text:s text:c="8"/></text:p>
      <text:p text:style-name="P1"><text:s text:c="8"/>'***************************************</text:p>
      <text:p text:style-name="P1"><text:s text:c="8"/>'CPR</text:p>
      <text:p text:style-name="P1"><text:s text:c="8"/>'***************************************</text:p>
      <text:p text:style-name="P1"><text:s text:c="8"/>'</text:p>
      <text:p text:style-name="P1"><text:s text:c="8"/>If Array_ApplyBR(Row_MasterPlan - 5, 0) = 49 And _</text:p>
      <text:p text:style-name="P1"><text:s text:c="16"/>Array_ApplyBR(Row_MasterPlan - 5, 1) = "On" Then</text:p>
      <text:p text:style-name="P1"><text:s text:c="12"/>BusinessRuleNr = 49</text:p>
      <text:p text:style-name="P1"><text:s text:c="12"/>Call z_SetFilter("SmC_FullDataSet_PiLevel", Rng_PiLev, _</text:p>
      <text:p text:style-name="P1"><text:s text:c="16"/>"Portfolio Level 2", "CPR",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Scope", Array("=", "&lt;"), Array("(blank)", "NofCharacters:10"))</text:p>
      <text:p text:style-name="P1"><text:s text:c="12"/>'Stop</text:p>
      <text:p text:style-name="P1"><text:s text:c="8"/>'</text:p>
      <text:p text:style-name="P1"><text:s text:c="8"/>ElseIf Array_ApplyBR(Row_MasterPlan - 5, 0) = 50 And _</text:p>
      <text:p text:style-name="P1"><text:s text:c="16"/>Array_ApplyBR(Row_MasterPlan - 5, 1) = "On" Then</text:p>
      <text:p text:style-name="P1"><text:s text:c="12"/>BusinessRuleNr = 50</text:p>
      <text:p text:style-name="P1"><text:s text:c="12"/>Call z_SetFilter("SmC_FullDataSet_PiLevel", Rng_PiLev, _</text:p>
      <text:p text:style-name="P1"><text:s text:c="16"/>"Portfolio Level 2", "CPR",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Syngenta Program", Array("="), Array("(blank)"))</text:p>
      <text:p text:style-name="P1"><text:s text:c="12"/>'Stop</text:p>
      <text:p text:style-name="P1"><text:s text:c="8"/>'</text:p>
      <text:p text:style-name="P1"><text:s text:c="8"/>ElseIf Array_ApplyBR(Row_MasterPlan - 5, 0) = 51 And _</text:p>
      <text:p text:style-name="P1"><text:s text:c="16"/>Array_ApplyBR(Row_MasterPlan - 5, 1) = "On" Then</text:p>
      <text:p text:style-name="P1"><text:s text:c="12"/>BusinessRuleNr = 51</text:p>
      <text:p text:style-name="P1"><text:s text:c="12"/>Call z_SetFilter("SmC_FullDataSet_PiLevel", Rng_PiLev, _</text:p>
      <text:p text:style-name="P1"><text:s text:c="16"/>"Portfolio Level 2", "CPR",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Customer", Array("&lt;&gt;"), Array("CP RESEARCH"))</text:p>
      <text:p text:style-name="P1"><text:s text:c="12"/>'Stop</text:p>
      <text:p text:style-name="P1"><text:s text:c="8"/>'</text:p>
      <text:p text:style-name="P1"><text:s text:c="8"/>ElseIf Array_ApplyBR(Row_MasterPlan - 5, 0) = 52 And _</text:p>
      <text:p text:style-name="P1"><text:s text:c="16"/>Array_ApplyBR(Row_MasterPlan - 5, 1) = "On" Then</text:p>
      <text:p text:style-name="P1"><text:s text:c="12"/>BusinessRuleNr = 52</text:p>
      <text:p text:style-name="P1"><text:s text:c="12"/>Call z_SetFilter("SmC_FullDataSet_PiLevel", Rng_PiLev, _</text:p>
      <text:p text:style-name="P1"><text:s text:c="16"/>"Portfolio Level 2", Array("CPR", "CPD", "LAWN_GARDEN"), _</text:p>
      <text:p text:style-name="P1"><text:s text:c="16"/>"PI Status", Array("Active", "Planned") _</text:p>
      <text:p text:style-name="P1"><text:soft-page-break/><text:s text:c="16"/>)</text:p>
      <text:p text:style-name="P1"><text:s text:c="12"/>'Stop</text:p>
      <text:p text:style-name="P1"><text:s text:c="12"/>Call z_QualityCheckBusinessRule_ForAttribute("SmC_FullDataSet_PiLevel", Rng_PiLev, "QualityChecksPI_FoundErrors", _</text:p>
      <text:p text:style-name="P1"><text:s text:c="16"/>BusinessRuleNr, "PI Lead Strategic Crop", Array("="), Array("(blank)"))</text:p>
      <text:p text:style-name="P1"><text:s text:c="12"/>'Stop</text:p>
      <text:p text:style-name="P1"><text:s text:c="8"/>'</text:p>
      <text:p text:style-name="P1"><text:s text:c="8"/>ElseIf Array_ApplyBR(Row_MasterPlan - 5, 0) = 53 And _</text:p>
      <text:p text:style-name="P1"><text:s text:c="16"/>Array_ApplyBR(Row_MasterPlan - 5, 1) = "On" Then</text:p>
      <text:p text:style-name="P1"><text:s text:c="12"/>BusinessRuleNr = 53</text:p>
      <text:p text:style-name="P1"><text:s text:c="12"/>Call z_SetFilter("SmC_FullDataSet_PiLevel", Rng_PiLev, _</text:p>
      <text:p text:style-name="P1"><text:s text:c="16"/>"Portfolio Level 2", Array("CPR", "CPD", "LAWN_GARDEN"), _</text:p>
      <text:p text:style-name="P1"><text:s text:c="16"/>"PI Status", Array("Active", "Planned")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Strategic Crop Coefficient", Array("&lt;&gt;"), Array("1"))</text:p>
      <text:p text:style-name="P1"><text:s text:c="12"/>'Stop</text:p>
      <text:p text:style-name="P1"><text:s text:c="8"/>'</text:p>
      <text:p text:style-name="P1"><text:s text:c="8"/>ElseIf Array_ApplyBR(Row_MasterPlan - 5, 0) = 54 And _</text:p>
      <text:p text:style-name="P1"><text:s text:c="16"/>Array_ApplyBR(Row_MasterPlan - 5, 1) = "On" Then</text:p>
      <text:p text:style-name="P1"><text:s text:c="12"/>BusinessRuleNr = 54</text:p>
      <text:p text:style-name="P1"><text:s text:c="12"/>Call z_SetFilter("SmC_FullDataSet_PiLevel", Rng_PiLev, _</text:p>
      <text:p text:style-name="P1"><text:s text:c="16"/>"Portfolio Level 2", "CPR", _</text:p>
      <text:p text:style-name="P1"><text:s text:c="16"/>"PI Status", Array("Active", "Planned", "Completed", "Terminated", "Evaluation"), _</text:p>
      <text:p text:style-name="P1"><text:s text:c="16"/>"PI Last Gate Passed", Array("G1.22 - LATE LEAD EXPLORATION", "G1.3 - OPTIMIZATION")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URL", Array("="), Array("(blank)"))</text:p>
      <text:p text:style-name="P1"><text:s text:c="12"/>'Stop</text:p>
      <text:p text:style-name="P1"><text:s text:c="8"/>'----------------------------------------</text:p>
      <text:p text:style-name="P1"><text:s text:c="8"/>'</text:p>
      <text:p text:style-name="P1"><text:s text:c="8"/>ElseIf Array_ApplyBR(Row_MasterPlan - 5, 0) = 55 And _</text:p>
      <text:p text:style-name="P1"><text:s text:c="16"/>Array_ApplyBR(Row_MasterPlan - 5, 1) = "On" Then</text:p>
      <text:p text:style-name="P1"><text:s text:c="12"/>BusinessRuleNr = 55</text:p>
      <text:p text:style-name="P1"><text:s text:c="12"/>'z_AddAuxiliaryAttribute_Sum(.."EAC Full Costs Current Year &amp; Future Years"..) calculated in 38</text:p>
      <text:p text:style-name="P1"><text:s text:c="12"/>Call z_SetFilter("SmC_FullDataSet_TkLevel", Rng_TkLev, _</text:p>
      <text:p text:style-name="P1"><text:s text:c="16"/>"Portfolio Level 2", "CPR", _</text:p>
      <text:p text:style-name="P1"><text:s text:c="16"/>"PI Status", Array("Active", "Planned", "Evaluation", "Completed", "Terminated"), _</text:p>
      <text:p text:style-name="P1"><text:s text:c="16"/>"TK Task Status", Array("Active", "Planned", "Completed", "Terminated", "(blank)"), _</text:p>
      <text:p text:style-name="P1"><text:s text:c="16"/>, , , , , , , , _</text:p>
      <text:p text:style-name="P1"><text:s text:c="16"/>"EAC Full Costs Current Year &amp; Future Years", "&gt;0.0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Customer", Array("="), Array("(blank)"))</text:p>
      <text:p text:style-name="P1"><text:s text:c="12"/>'Stop</text:p>
      <text:p text:style-name="P1"><text:s text:c="8"/>'</text:p>
      <text:p text:style-name="P1"><text:s text:c="8"/>ElseIf Array_ApplyBR(Row_MasterPlan - 5, 0) = 56 And _</text:p>
      <text:p text:style-name="P1"><text:soft-page-break/><text:s text:c="16"/>Array_ApplyBR(Row_MasterPlan - 5, 1) = "On" Then</text:p>
      <text:p text:style-name="P1"><text:s text:c="12"/>BusinessRuleNr = 56</text:p>
      <text:p text:style-name="P1"><text:s text:c="12"/>Call z_SetFilter("SmC_FullDataSet_TkLevel", Rng_TkLev, _</text:p>
      <text:p text:style-name="P1"><text:s text:c="16"/>"Portfolio Level 2", "CPR", _</text:p>
      <text:p text:style-name="P1"><text:s text:c="16"/>"PI Status", Array("Active", "Planned"), _</text:p>
      <text:p text:style-name="P1"><text:s text:c="16"/>"TK Task Status", Array("Active",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Activity Type", Array("="), Array("(blank)"))</text:p>
      <text:p text:style-name="P1"><text:s text:c="12"/>'Stop</text:p>
      <text:p text:style-name="P1"><text:s text:c="8"/>'</text:p>
      <text:p text:style-name="P1"><text:s text:c="8"/>ElseIf Array_ApplyBR(Row_MasterPlan - 5, 0) = 57 And _</text:p>
      <text:p text:style-name="P1"><text:s text:c="16"/>Array_ApplyBR(Row_MasterPlan - 5, 1) = "On" Then</text:p>
      <text:p text:style-name="P1"><text:s text:c="12"/>BusinessRuleNr = 57</text:p>
      <text:p text:style-name="P1"><text:s text:c="12"/>Call z_SetFilter("SmC_FullDataSet_TkLevel", Rng_TkLev, _</text:p>
      <text:p text:style-name="P1"><text:s text:c="16"/>"Portfolio Level 2", "CPR", _</text:p>
      <text:p text:style-name="P1"><text:s text:c="16"/>"PI Status", Array("Active", "Planned")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blank)"))</text:p>
      <text:p text:style-name="P1"><text:s text:c="12"/>'Stop</text:p>
      <text:p text:style-name="P1"><text:s text:c="8"/>'</text:p>
      <text:p text:style-name="P1"><text:s text:c="8"/>ElseIf Array_ApplyBR(Row_MasterPlan - 5, 0) = 58 And _</text:p>
      <text:p text:style-name="P1"><text:s text:c="16"/>Array_ApplyBR(Row_MasterPlan - 5, 1) = "On" Then</text:p>
      <text:p text:style-name="P1"><text:s text:c="12"/>BusinessRuleNr = 58</text:p>
      <text:p text:style-name="P1"><text:s text:c="12"/>'z_AddAuxiliaryAttribute_Sum(.."EAC Full Costs Current Year &amp; Future Years"..) calculated in 38</text:p>
      <text:p text:style-name="P1"><text:s text:c="12"/>Call z_SetFilter("SmC_FullDataSet_TkLevel", Rng_TkLev, _</text:p>
      <text:p text:style-name="P1"><text:s text:c="16"/>"Portfolio Level 2", "CPR", _</text:p>
      <text:p text:style-name="P1"><text:s text:c="16"/>"PI Status", Array("Active", "Planned"), _</text:p>
      <text:p text:style-name="P1"><text:s text:c="16"/>"TK Task Status", Array("Active", "Planned"), _</text:p>
      <text:p text:style-name="P1"><text:s text:c="16"/>, , , , , , , , _</text:p>
      <text:p text:style-name="P1"><text:s text:c="16"/>"EAC Full Costs Current Year &amp; Future Years", "&gt;0.0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blank)"))</text:p>
      <text:p text:style-name="P1"><text:s text:c="12"/>'Stop</text:p>
      <text:p text:style-name="P1"><text:s text:c="8"/>'</text:p>
      <text:p text:style-name="P1"><text:s text:c="8"/>ElseIf Array_ApplyBR(Row_MasterPlan - 5, 0) = 59 And _</text:p>
      <text:p text:style-name="P1"><text:s text:c="16"/>Array_ApplyBR(Row_MasterPlan - 5, 1) = "On" Then</text:p>
      <text:p text:style-name="P1"><text:s text:c="12"/>BusinessRuleNr = 59</text:p>
      <text:p text:style-name="P1"><text:s text:c="12"/>Call z_SetFilter("SmC_FullDataSet_TkLevel", Rng_TkLev, _</text:p>
      <text:p text:style-name="P1"><text:s text:c="16"/>"Portfolio Level 2", "CPR", _</text:p>
      <text:p text:style-name="P1"><text:s text:c="16"/>"PI Status", Array("Active", "Planned"), _</text:p>
      <text:p text:style-name="P1"><text:s text:c="16"/>"TK Task Status", Array("Active", "Planned") _</text:p>
      <text:p text:style-name="P1"><text:s text:c="16"/>)</text:p>
      <text:p text:style-name="P1"><text:s text:c="12"/>'Stop</text:p>
      <text:p text:style-name="P1"><text:soft-page-break/><text:s text:c="12"/>Call z_QualityCheckBusinessRule_ForAttribute("SmC_FullDataSet_TkLevel", Rng_TkLev, "QualityChecksTK_FoundErrors", _</text:p>
      <text:p text:style-name="P1"><text:s text:c="16"/>BusinessRuleNr, "TK Task Title", Array("="), Array("(blank)"))</text:p>
      <text:p text:style-name="P1"><text:s text:c="12"/>'Stop</text:p>
      <text:p text:style-name="P1"><text:s text:c="8"/>'</text:p>
      <text:p text:style-name="P1"><text:s text:c="8"/>ElseIf Array_ApplyBR(Row_MasterPlan - 5, 0) = 60 And _</text:p>
      <text:p text:style-name="P1"><text:s text:c="16"/>Array_ApplyBR(Row_MasterPlan - 5, 1) = "On" Then</text:p>
      <text:p text:style-name="P1"><text:s text:c="12"/>BusinessRuleNr = 60</text:p>
      <text:p text:style-name="P1"><text:s text:c="12"/>Call z_SetFilter("SmC_MasterDataSet_ResourceLevel", Rng_RsLev, _</text:p>
      <text:p text:style-name="P1"><text:s text:c="16"/>"Portfolio Level 2", "CPR", _</text:p>
      <text:p text:style-name="P1"><text:s text:c="16"/>"PI Status", Array("Active"), _</text:p>
      <text:p text:style-name="P1"><text:s text:c="16"/>"TK Task Status", Array("Active"), _</text:p>
      <text:p text:style-name="P1"><text:s text:c="16"/>"RBS Level 1", Array("Product Safety")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Contact", Array("="), Array("(blank)"))</text:p>
      <text:p text:style-name="P1"><text:s text:c="12"/>'Stop</text:p>
      <text:p text:style-name="P1"><text:s text:c="8"/>'</text:p>
      <text:p text:style-name="P1"><text:s text:c="8"/>ElseIf Array_ApplyBR(Row_MasterPlan - 5, 0) = 61 And _</text:p>
      <text:p text:style-name="P1"><text:s text:c="16"/>Array_ApplyBR(Row_MasterPlan - 5, 1) = "On" Then</text:p>
      <text:p text:style-name="P1"><text:s text:c="12"/>BusinessRuleNr = 61</text:p>
      <text:p text:style-name="P1"><text:s text:c="12"/>Call z_SetFilter("SmC_MasterDataSet_ResourceLevel", Rng_RsLev, _</text:p>
      <text:p text:style-name="P1"><text:s text:c="16"/>"Portfolio Level 2", "CPR", _</text:p>
      <text:p text:style-name="P1"><text:s text:c="16"/>"PI Status", Array("Active"), _</text:p>
      <text:p text:style-name="P1"><text:s text:c="16"/>"TK Task Status", Array("Active"), _</text:p>
      <text:p text:style-name="P1"><text:s text:c="16"/>"RBS Level 1", Array("Global Supply Technology &amp; Projects")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Location", Array("="), Array("(blank)"))</text:p>
      <text:p text:style-name="P1"><text:s text:c="12"/>'Stop</text:p>
      <text:p text:style-name="P1"><text:s text:c="8"/>'</text:p>
      <text:p text:style-name="P1"><text:s text:c="8"/>ElseIf Array_ApplyBR(Row_MasterPlan - 5, 0) = 62 And _</text:p>
      <text:p text:style-name="P1"><text:s text:c="16"/>Array_ApplyBR(Row_MasterPlan - 5, 1) = "On" Then</text:p>
      <text:p text:style-name="P1"><text:s text:c="12"/>BusinessRuleNr = 62</text:p>
      <text:p text:style-name="P1"><text:s text:c="12"/>Call z_SetFilter("SmC_FullDataSet_TkLevel", Rng_TkLev, _</text:p>
      <text:p text:style-name="P1"><text:s text:c="16"/>"Portfolio Level 2", "CPR", _</text:p>
      <text:p text:style-name="P1"><text:s text:c="16"/>"PI Status", Array("Active"), _</text:p>
      <text:p text:style-name="P1"><text:s text:c="16"/>"TK Task Status", Array("Active")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EAC Full Costs Current Year &amp; Future Years", Array("="), Array("0"))</text:p>
      <text:p text:style-name="P1"><text:s text:c="12"/>'Stop</text:p>
      <text:p text:style-name="P1"><text:s text:c="8"/>'</text:p>
      <text:p text:style-name="P1"><text:s text:c="8"/>ElseIf Array_ApplyBR(Row_MasterPlan - 5, 0) = 63 And _</text:p>
      <text:p text:style-name="P1"><text:s text:c="16"/>Array_ApplyBR(Row_MasterPlan - 5, 1) = "On" Then</text:p>
      <text:p text:style-name="P1"><text:s text:c="12"/>BusinessRuleNr = 63</text:p>
      <text:p text:style-name="P1"><text:s text:c="12"/>Call z_SetFilter("SmC_FullDataSet_TkLevel", Rng_TkLev, _</text:p>
      <text:p text:style-name="P1"><text:soft-page-break/><text:s text:c="16"/>"Portfolio Level 2", "CPR", _</text:p>
      <text:p text:style-name="P1"><text:s text:c="16"/>"PI Status", Array("Active", "Planned", "Evaluation", "Completed", "Terminated", "(blank)"), _</text:p>
      <text:p text:style-name="P1"><text:s text:c="16"/>"TK Task Status", Array("Completed", "Terminated") _</text:p>
      <text:p text:style-name="P1"><text:s text:c="16"/>)</text:p>
      <text:p text:style-name="P1"><text:s text:c="12"/>'Stop</text:p>
      <text:p text:style-name="P1"><text:s text:c="12"/>Call z_QualityCheckBusinessRule_ForSeveralAttributes("SmC_FullDataSet_TkLevel", Rng_TkLev, "QualityChecksTK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 text:c="8"/>'</text:p>
      <text:p text:style-name="P1"><text:s text:c="8"/>ElseIf Array_ApplyBR(Row_MasterPlan - 5, 0) = 64 And _</text:p>
      <text:p text:style-name="P1"><text:s text:c="16"/>Array_ApplyBR(Row_MasterPlan - 5, 1) = "On" Then</text:p>
      <text:p text:style-name="P1"><text:s text:c="12"/>BusinessRuleNr = 64</text:p>
      <text:p text:style-name="P1"><text:s text:c="12"/>Call z_SetFilter("SmC_FullDataSet_TkLevel", Rng_TkLev, _</text:p>
      <text:p text:style-name="P1"><text:s text:c="16"/>"Portfolio Level 2", "CPD", _</text:p>
      <text:p text:style-name="P1"><text:s text:c="16"/>"PI Status", Array("Active", "Planned", "Completed", "Terminated"), _</text:p>
      <text:p text:style-name="P1"><text:s text:c="16"/>"TK Task Status", Array("Completed", "Terminated") _</text:p>
      <text:p text:style-name="P1"><text:s text:c="16"/>, , , , , , , , , _</text:p>
      <text:p text:style-name="P1"><text:s text:c="16"/>"Activity Actual Start", "(blank)", , , _</text:p>
      <text:p text:style-name="P1"><text:s text:c="16"/>"Activity Actual Finish", "(blank)" _</text:p>
      <text:p text:style-name="P1"><text:s text:c="16"/>)</text:p>
      <text:p text:style-name="P1"><text:s text:c="12"/>'Stop</text:p>
      <text:p text:style-name="P1"><text:s text:c="12"/>Call z_QualityCheckBusinessRule_ForSeveralAttributes("SmC_FullDataSet_TkLevel", Rng_TkLev, "QualityChecksTK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 text:c="8"/>'</text:p>
      <text:p text:style-name="P1"><text:s text:c="8"/>ElseIf Array_ApplyBR(Row_MasterPlan - 5, 0) = 65 And _</text:p>
      <text:p text:style-name="P1"><text:s text:c="16"/>Array_ApplyBR(Row_MasterPlan - 5, 1) = "On" Then</text:p>
      <text:p text:style-name="P1"><text:s text:c="12"/>BusinessRuleNr = 65</text:p>
      <text:p text:style-name="P1"><text:s text:c="12"/>Call z_SetFilter("SmC_MasterDataSet_ResourceLevel", Rng_RsLev, _</text:p>
      <text:p text:style-name="P1"><text:s text:c="16"/>"Portfolio Level 2", "CPD", _</text:p>
      <text:p text:style-name="P1"><text:s text:c="16"/>"PI Status", Array("Active", "Planned", "Completed", "Terminated"), _</text:p>
      <text:p text:style-name="P1"><text:s text:c="16"/>"TK Task Status", Array("Completed", "Terminated"), _</text:p>
      <text:p text:style-name="P1"><text:s text:c="16"/>"RBS Level 1", Array("Product Safety"),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SeveralAttributes("SmC_MasterDataSet_ResourceLevel", Rng_RsLev, "QualityChecksRS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oft-page-break/><text:s text:c="8"/>'</text:p>
      <text:p text:style-name="P1"><text:s text:c="8"/>ElseIf Array_ApplyBR(Row_MasterPlan - 5, 0) = 66 And _</text:p>
      <text:p text:style-name="P1"><text:s text:c="16"/>Array_ApplyBR(Row_MasterPlan - 5, 1) = "On" Then</text:p>
      <text:p text:style-name="P1"><text:s text:c="12"/>BusinessRuleNr = 66</text:p>
      <text:p text:style-name="P1"><text:s text:c="12"/>'z_AddAuxiliaryAttribute_Sum(.."EAC Full Costs Current Year &amp; Future Years"..) calculated in 38</text:p>
      <text:p text:style-name="P1"><text:s text:c="12"/>Call z_SetFilter("SmC_FullDataSet_TkLevel", Rng_TkLev, _</text:p>
      <text:p text:style-name="P1"><text:s text:c="16"/>"Portfolio Level 2", "LAWN_GARDEN", _</text:p>
      <text:p text:style-name="P1"><text:s text:c="16"/>"PI Status", Array("Completed", "Terminated"), _</text:p>
      <text:p text:style-name="P1"><text:s text:c="16"/>, , , , , , , , , , _</text:p>
      <text:p text:style-name="P1"><text:s text:c="16"/>"EAC Full Costs Current Year &amp; Future Years", "&gt;0.00" _</text:p>
      <text:p text:style-name="P1"><text:s text:c="16"/>)</text:p>
      <text:p text:style-name="P1"><text:s text:c="12"/>'Stop</text:p>
      <text:p text:style-name="P1"><text:s text:c="12"/>Call z_QualityCheckBusinessRule_ForAttribute("SmC_FullDataSet_TkLevel", Rng_TkLev, "QualityChecksTK_FoundErrors", _</text:p>
      <text:p text:style-name="P1"><text:s text:c="16"/>BusinessRuleNr, "TK Task Status", Array("="), Array("(blank)"))</text:p>
      <text:p text:style-name="P1"><text:s text:c="12"/>'Stop</text:p>
      <text:p text:style-name="P1"><text:s text:c="8"/>'TK Task Contact</text:p>
      <text:p text:style-name="P1"><text:s text:c="8"/>ElseIf Array_ApplyBR(Row_MasterPlan - 5, 0) = 67 And _</text:p>
      <text:p text:style-name="P1"><text:s text:c="16"/>Array_ApplyBR(Row_MasterPlan - 5, 1) = "On" Then</text:p>
      <text:p text:style-name="P1"><text:s text:c="12"/>BusinessRuleNr = 67</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RBS Level 1", Array("Global Supply Technology &amp; Projects"),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Contact", Array("="), Array("(blank)"))</text:p>
      <text:p text:style-name="P1"><text:s text:c="12"/>'Stop</text:p>
      <text:p text:style-name="P1"><text:s text:c="8"/></text:p>
      <text:p text:style-name="P1"><text:s text:c="8"/>'TK Task Location</text:p>
      <text:p text:style-name="P1"><text:s text:c="8"/>ElseIf Array_ApplyBR(Row_MasterPlan - 5, 0) = 68 And _</text:p>
      <text:p text:style-name="P1"><text:s text:c="16"/>Array_ApplyBR(Row_MasterPlan - 5, 1) = "On" Then</text:p>
      <text:p text:style-name="P1"><text:s text:c="12"/>BusinessRuleNr = 68</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RBS Level 1", Array("Global Supply Technology &amp; Projects"),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TK Task Location", Array("="), Array("(blank)"))</text:p>
      <text:p text:style-name="P1"><text:s text:c="12"/>'Stop</text:p>
      <text:p text:style-name="P1"><text:s text:c="9"/>'</text:p>
      <text:p text:style-name="P1"><text:s text:c="9"/>ElseIf Array_ApplyBR(Row_MasterPlan - 5, 0) = 69 And _</text:p>
      <text:p text:style-name="P1"><text:soft-page-break/><text:s text:c="16"/>Array_ApplyBR(Row_MasterPlan - 5, 1) = "On" Then</text:p>
      <text:p text:style-name="P1"><text:s text:c="12"/>BusinessRuleNr = 69</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RBS Level 1", Array("Global Supply Technology &amp; Projects"),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EAC Full Costs Current Year &amp; Future Years", Array("="), Array("0"), _</text:p>
      <text:p text:style-name="P1"><text:s text:c="16"/>"SmC_FullDataSet_TkLevel", Rng_TkLev, "TkIdentifier", "EAC Full Costs Current Year &amp; Future Years")</text:p>
      <text:p text:style-name="P1"><text:s text:c="12"/>'Stop</text:p>
      <text:p text:style-name="P1"><text:s text:c="8"/>ElseIf Array_ApplyBR(Row_MasterPlan - 5, 0) = 70 And _</text:p>
      <text:p text:style-name="P1"><text:s text:c="16"/>Array_ApplyBR(Row_MasterPlan - 5, 1) = "On" Then</text:p>
      <text:p text:style-name="P1"><text:s text:c="12"/>BusinessRuleNr = 70</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RBS Level 1", Array("Global Supply Technology &amp; Projects", "Product Safety"), _</text:p>
      <text:p text:style-name="P1"><text:s text:c="16"/>, , , , , , _</text:p>
      <text:p text:style-name="P1"><text:s text:c="16"/>"Activity Actual Start", "(blank)"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EAC Full Costs Current Year &amp; Future Years", Array("="), Array("0"), _</text:p>
      <text:p text:style-name="P1"><text:s text:c="16"/>"SmC_FullDataSet_TkLevel", Rng_TkLev, "TkIdentifier", "EAC Full Costs Current Year &amp; Future Years")</text:p>
      <text:p text:style-name="P1"><text:s text:c="12"/>'Stop</text:p>
      <text:p text:style-name="P1"><text:s text:c="8"/>'</text:p>
      <text:p text:style-name="P1"><text:s text:c="8"/>ElseIf Array_ApplyBR(Row_MasterPlan - 5, 0) = 71 And _</text:p>
      <text:p text:style-name="P1"><text:s text:c="16"/>Array_ApplyBR(Row_MasterPlan - 5, 1) = "On" Then</text:p>
      <text:p text:style-name="P1"><text:s text:c="12"/>BusinessRuleNr = 71</text:p>
      <text:p text:style-name="P1"><text:s text:c="12"/>Call z_SetFilter("SmC_MasterDataSet_ResourceLevel", Rng_RsLev, _</text:p>
      <text:p text:style-name="P1"><text:s text:c="16"/>"Portfolio Level 2", "CPD", _</text:p>
      <text:p text:style-name="P1"><text:s text:c="16"/>"PI Status", Array("Active"), _</text:p>
      <text:p text:style-name="P1"><text:s text:c="16"/>"TK Task Status", Array("Active"), _</text:p>
      <text:p text:style-name="P1"><text:s text:c="16"/>, , , , , , , , _</text:p>
      <text:p text:style-name="P1"><text:s text:c="16"/>"RBS Level 1", "&lt;&gt;Global Supply Technology &amp; Projects", "xlAnd", "&lt;&gt;Product Safety"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EAC Full Costs Current Year &amp; Future Years", Array("="), Array("0"), _</text:p>
      <text:p text:style-name="P1"><text:s text:c="16"/>"SmC_FullDataSet_TkLevel", Rng_TkLev, "TkIdentifier", "EAC Full Costs Current Year &amp; Future Years")</text:p>
      <text:p text:style-name="P1"><text:s text:c="12"/>'Stop</text:p>
      <text:p text:style-name="P1"><text:soft-page-break/><text:s text:c="8"/>'</text:p>
      <text:p text:style-name="P1"><text:s text:c="8"/>ElseIf Array_ApplyBR(Row_MasterPlan - 5, 0) = 72 And _</text:p>
      <text:p text:style-name="P1"><text:s text:c="16"/>Array_ApplyBR(Row_MasterPlan - 5, 1) = "On" Then</text:p>
      <text:p text:style-name="P1"><text:s text:c="12"/>BusinessRuleNr = 72</text:p>
      <text:p text:style-name="P1"><text:s text:c="12"/>Call z_SetFilter("SmC_MasterDataSet_ResourceLevel", Rng_RsLev, _</text:p>
      <text:p text:style-name="P1"><text:s text:c="16"/>"Portfolio Level 2", "CPD", _</text:p>
      <text:p text:style-name="P1"><text:s text:c="16"/>"PI Status", Array("Active", "Planned", "Completed", "Terminated"), _</text:p>
      <text:p text:style-name="P1"><text:s text:c="16"/>"TK Task Status", Array("Completed", "Terminated"), _</text:p>
      <text:p text:style-name="P1"><text:s text:c="16"/>"RBS Level 1", Array("Global Supply Technology &amp; Projects"), _</text:p>
      <text:p text:style-name="P1"><text:s text:c="16"/>"Activity Actual Start", "(blank)", _</text:p>
      <text:p text:style-name="P1"><text:s text:c="16"/>, , , , _</text:p>
      <text:p text:style-name="P1"><text:s text:c="16"/>"Activity Actual Finish", "&lt;&gt;(blank)" _</text:p>
      <text:p text:style-name="P1"><text:s text:c="16"/>)</text:p>
      <text:p text:style-name="P1"><text:s text:c="12"/>'Stop</text:p>
      <text:p text:style-name="P1"><text:s text:c="12"/>Call z_QualityCheckBusinessRule_ForSeveralAttributes("SmC_MasterDataSet_ResourceLevel", Rng_RsLev, "QualityChecksRS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 text:c="8"/>ElseIf Array_ApplyBR(Row_MasterPlan - 5, 0) = 73 And _</text:p>
      <text:p text:style-name="P1"><text:s text:c="16"/>Array_ApplyBR(Row_MasterPlan - 5, 1) = "On" Then</text:p>
      <text:p text:style-name="P1"><text:s text:c="12"/>BusinessRuleNr = 73</text:p>
      <text:p text:style-name="P1"><text:s text:c="12"/>Call z_SetFilter("SmC_MasterDataSet_ResourceLevel", Rng_RsLev, _</text:p>
      <text:p text:style-name="P1"><text:s text:c="16"/>"Portfolio Level 2", "CPD", _</text:p>
      <text:p text:style-name="P1"><text:s text:c="16"/>"PI Status", Array("Active", "Planned", "Completed", "Terminated"), _</text:p>
      <text:p text:style-name="P1"><text:s text:c="16"/>"TK Task Status", Array("Completed", "Terminated"), _</text:p>
      <text:p text:style-name="P1"><text:s text:c="16"/>"RBS Level 1", Array("Global Supply Technology &amp; Projects"), _</text:p>
      <text:p text:style-name="P1"><text:s text:c="16"/>, , , , , , _</text:p>
      <text:p text:style-name="P1"><text:s text:c="16"/>"Activity Actual Start", "&lt;&gt;(blank)" _</text:p>
      <text:p text:style-name="P1"><text:s text:c="16"/>)</text:p>
      <text:p text:style-name="P1"><text:s text:c="12"/>'Stop</text:p>
      <text:p text:style-name="P1"><text:s text:c="12"/>Call z_QualityCheckBusinessRule_ForSeveralAttributes("SmC_MasterDataSet_ResourceLevel", Rng_RsLev, "QualityChecksRS_FoundErrors", _</text:p>
      <text:p text:style-name="P1"><text:s text:c="16"/>BusinessRuleNr, Array("EAC Full Costs " &amp; CStr(FirstYr + 2) &amp; "_c", _</text:p>
      <text:p text:style-name="P1"><text:s text:c="40"/>"EAC Full Costs " &amp; CStr(FirstYr + 3) &amp; "_c", _</text:p>
      <text:p text:style-name="P1"><text:s text:c="40"/>"EAC Full Costs " &amp; CStr(FirstYr + 4) &amp; "_c"), _</text:p>
      <text:p text:style-name="P1"><text:s text:c="40"/>Array("&gt;", "&gt;", "&gt;"), Array("0", "0", "0"))</text:p>
      <text:p text:style-name="P1"><text:s text:c="12"/>'Stop</text:p>
      <text:p text:style-name="P1"><text:s text:c="8"/>'Activity Actual Start</text:p>
      <text:p text:style-name="P1"><text:s text:c="8"/>ElseIf Array_ApplyBR(Row_MasterPlan - 5, 0) = 74 And _</text:p>
      <text:p text:style-name="P1"><text:s text:c="16"/>Array_ApplyBR(Row_MasterPlan - 5, 1) = "On" Then</text:p>
      <text:p text:style-name="P1"><text:s text:c="12"/>BusinessRuleNr = 74</text:p>
      <text:p text:style-name="P1"><text:s text:c="12"/>Call z_SetFilter("SmC_MasterDataSet_ResourceLevel", Rng_RsLev, _</text:p>
      <text:p text:style-name="P1"><text:s text:c="16"/>"Portfolio Level 2", "LAWN_GARDEN", _</text:p>
      <text:p text:style-name="P1"><text:s text:c="16"/>"Portfolio Level 3", Array("GARDEN_CONTROL", "HOME_PEST_CONTROL", "MATERIALS_PROTECTION", "ORNAMENTALS", "PLANT_HEALTH", "PROF_GROW_MEDIA", "PROF_PEST_MNGT", "TURF", "VECTOR_CONTROL", "VEGETATION_MANAGEMENT"), _</text:p>
      <text:p text:style-name="P1"><text:s text:c="16"/>"PI Status", Array("Active"), _</text:p>
      <text:p text:style-name="P1"><text:s text:c="16"/>"TK Task Status", Array("Active"), _</text:p>
      <text:p text:style-name="P1"><text:s text:c="16"/>"RBS Level 1", Array("Global Supply Technology &amp; Projects"), _</text:p>
      <text:p text:style-name="P1"><text:s text:c="16"/>, , , , _</text:p>
      <text:p text:style-name="P1"><text:soft-page-break/><text:s text:c="16"/>"Activity Planned Start", "&lt;" &amp; z_Date_AsDateDoubleString(z_DateString_AsDate(wbdate) - 7) _</text:p>
      <text:p text:style-name="P1"><text:s text:c="16"/>)</text:p>
      <text:p text:style-name="P1"><text:s text:c="12"/>'Stop</text:p>
      <text:p text:style-name="P1"><text:s text:c="12"/>Call z_QualityCheckBusinessRule_ForAttribute("SmC_MasterDataSet_ResourceLevel", Rng_RsLev, "QualityChecksRS_FoundErrors", _</text:p>
      <text:p text:style-name="P1"><text:s text:c="16"/>BusinessRuleNr, "Activity Actual Start", Array("="), Array("(blank)"))</text:p>
      <text:p text:style-name="P1"><text:s text:c="12"/>'Stop</text:p>
      <text:p text:style-name="P1"><text:s text:c="8"/>'PI Lead AI</text:p>
      <text:p text:style-name="P1"><text:s text:c="8"/>ElseIf Array_ApplyBR(Row_MasterPlan - 5, 0) = 75 And _</text:p>
      <text:p text:style-name="P1"><text:s text:c="16"/>Array_ApplyBR(Row_MasterPlan - 5, 1) = "On" Then</text:p>
      <text:p text:style-name="P1"><text:s text:c="12"/>BusinessRuleNr = 75</text:p>
      <text:p text:style-name="P1"><text:s text:c="12"/>Call z_SetFilter("SmC_FullDataSet_PiLevel", Rng_PiLev, _</text:p>
      <text:p text:style-name="P1"><text:s text:c="16"/>"Portfolio Level 2", "CPD", _</text:p>
      <text:p text:style-name="P1"><text:s text:c="16"/>"PI Status", Array("Active", "Planned"), _</text:p>
      <text:p text:style-name="P1"><text:s text:c="16"/>"PI Sub Type", Array("Unplanned Resource", "Non-Product Customer Offer", "Capability &amp; Technology Development", "Pack Development", "Idea Evaluation", "Stewardship") _</text:p>
      <text:p text:style-name="P1"><text:s text:c="16"/>)</text:p>
      <text:p text:style-name="P1"><text:s text:c="12"/>'Stop</text:p>
      <text:p text:style-name="P1"><text:s text:c="12"/>Call z_QualityCheckBusinessRule_ForAttribute("SmC_FullDataSet_PiLevel", Rng_PiLev, "QualityChecksPI_FoundErrors", _</text:p>
      <text:p text:style-name="P1"><text:s text:c="16"/>BusinessRuleNr, "PI Lead AI", Array("="), Array("(blank)"))</text:p>
      <text:p text:style-name="P1"><text:s text:c="12"/>'Stop</text:p>
      <text:p text:style-name="P1"><text:s text:c="8"/>End If</text:p>
      <text:p text:style-name="P1"><text:s text:c="4"/>Next Row_MasterPlan</text:p>
      <text:p text:style-name="P1"><text:s text:c="4"/></text:p>
      <text:p text:style-name="P1">End Function</text:p>
      <text:p text:style-name="P1"/>
      <text:p text:style-name="P1"/>
      <text:p text:style-name="P1">Sub StartAll_QualCheckGenerateInput()</text:p>
      <text:p text:style-name="P1"><text:s text:c="4"/>Dim wbdate As String</text:p>
      <text:p text:style-name="P1"><text:s text:c="4"/>wbdate = "2012_10_16"</text:p>
      <text:p text:style-name="P1"><text:s text:c="4"/>Call m_Main_QualCheckGenerateInput(wbdate)</text:p>
      <text:p text:style-name="P1">End Sub</text:p>
      <text:p text:style-name="P1"/>
      <text:p text:style-name="P1">Sub m_Main_QualCheckGenerateInput(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oft-page-break/><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QualityChecksBR As Workbook</text:p>
      <text:p text:style-name="P1"><text:s text:c="4"/>Dim Wb_MasterPlan As Workbook</text:p>
      <text:p text:style-name="P1"><text:s text:c="4"/>'***************************************</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QualityCheckInput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QualityCheckBusinessRules_" &amp; wbdate &amp; reportversion_file &amp; ".xlsb"</text:p>
      <text:p text:style-name="P1"><text:s text:c="4"/>Call z_OpenAndActivateWb(WbName, WbPath, Wb_QualityChecksBR)</text:p>
      <text:p text:style-name="P1">End If</text:p>
      <text:p text:style-name="P1">'copy a sheet from another workbook</text:p>
      <text:p text:style-name="P1">If flag_OpenExistingWbs Then</text:p>
      <text:p text:style-name="P1"><text:s text:c="4"/>Call z_CopySheetFromWb1ToWb2("Master Plan", Wb_QualityChecksBR, wb_new, "Begin")</text:p>
      <text:p text:style-name="P1"><text:s text:c="4"/>Call z_CopySheetFromWb1ToWb2("QualityChecksPI_FoundErrors", Wb_QualityChecksBR, wb_new, "Begin")</text:p>
      <text:p text:style-name="P1"><text:s text:c="4"/>Call z_CopySheetFromWb1ToWb2("QualityChecksTK_FoundErrors", Wb_QualityChecksBR, wb_new, "Begin")</text:p>
      <text:p text:style-name="P1"><text:s text:c="4"/>Call z_CopySheetFromWb1ToWb2("QualityChecksRS_FoundErrors", Wb_QualityChecksBR, wb_new, "Begin")</text:p>
      <text:p text:style-name="P1"><text:s text:c="4"/>Wb_QualityChecksBR.Close False</text:p>
      <text:p text:style-name="P1">End If</text:p>
      <text:p text:style-name="P1">If flag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flat value copy of sheets (entries will be deleted in the function z_Main_QualityCheckSummarySorted)</text:p>
      <text:p text:style-name="P1">If flag_OpenExistingWbs Then</text:p>
      <text:p text:style-name="P1"><text:soft-page-break/><text:s text:c="4"/>Call z_ShNewFlatValueCopy("QualityChecksPI_FoundErrors", "QualityCheckPiRsSorted", "Begin")</text:p>
      <text:p text:style-name="P1"><text:s text:c="4"/>Call z_ShNewFlatValueCopy("QualityChecksTK_FoundErrors", "QualityCheckTkRsSorted", "Begin")</text:p>
      <text:p text:style-name="P1">End If</text:p>
      <text:p text:style-name="P1"><text:s text:c="4"/>'***************************************</text:p>
      <text:p text:style-name="P1">If flag Then</text:p>
      <text:p text:style-name="P1"><text:s text:c="4"/>'generate the sheets with the errors as one line per Id</text:p>
      <text:p text:style-name="P1"><text:s text:c="4"/>'delete rows with same Id</text:p>
      <text:p text:style-name="P1"><text:s text:c="4"/>'delete columns without errors, but do not delete those in the exception arrays (defined within the function, read from the wb AttributeNames_FromSheet_ToArray.xlsb)</text:p>
      <text:p text:style-name="P1"><text:s text:c="4"/>Call z_Main_QualityCheckSummarySorted("QualityChecksPI_FoundErrors", "QualityChecksTK_FoundErrors", "QualityChecksRS_FoundErrors", _</text:p>
      <text:p text:style-name="P1"><text:s text:c="16"/>"QualityCheckPiRsSorted", "QualityCheckTkRsSorted")</text:p>
      <text:p text:style-name="P1">End If</text:p>
      <text:p text:style-name="P1"><text:s text:c="4"/>'***************************************</text:p>
      <text:p text:style-name="P1">If flag Then</text:p>
      <text:p text:style-name="P1"><text:s text:c="4"/>'update ActionComments in Master Plan</text:p>
      <text:p text:style-name="P1"><text:s text:c="4"/>Call z_UpdateActionComments("Master Plan", 4, "Action for Recipient", "RuleNo.", False)</text:p>
      <text:p text:style-name="P1">End If</text:p>
      <text:p text:style-name="P1">If flag Then</text:p>
      <text:p text:style-name="P1"><text:s text:c="4"/>'Add ActionComments to QualityCheck files</text:p>
      <text:p text:style-name="P1"><text:s text:c="4"/>Dim Row_to As Long</text:p>
      <text:p text:style-name="P1"><text:s text:c="4"/>Call z_ShAdd_ActionCommentsAndAdditionalAttributes("Master Plan", 4, _</text:p>
      <text:p text:style-name="P1"><text:s text:c="20"/>"RuleNo.", "Attribute (DataSet)", "Action for Recipient", _</text:p>
      <text:p text:style-name="P1"><text:s text:c="20"/>"Recipient", "Deputy Recipient", "Additional Columns", _</text:p>
      <text:p text:style-name="P1"><text:s text:c="20"/>"QualityCheckPiRsSorted", "BusinessRuleNr")</text:p>
      <text:p text:style-name="P1"><text:s text:c="4"/>Call z_ShAdd_ActionCommentsAndAdditionalAttributes("Master Plan", 4, _</text:p>
      <text:p text:style-name="P1"><text:s text:c="20"/>"RuleNo.", "Attribute (DataSet)", "Action for Recipient", _</text:p>
      <text:p text:style-name="P1"><text:s text:c="20"/>"Recipient", "Deputy Recipient", "Additional Columns", _</text:p>
      <text:p text:style-name="P1"><text:s text:c="20"/>"QualityCheckTkRsSorted", "BusinessRuleNr")</text:p>
      <text:p text:style-name="P1">End If</text:p>
      <text:p text:style-name="P1"><text:s text:c="4"/>'***************************************</text:p>
      <text:p text:style-name="P1"><text:s text:c="4"/>Call z_WorkbookSave(wb_new)</text:p>
      <text:p text:style-name="P1"><text:s text:c="4"/>wb_new.Close True</text:p>
      <text:p text:style-name="P1">End Sub</text:p>
      <text:p text:style-name="P1"/>
      <text:p text:style-name="P1"/>
      <text:p text:style-name="P1"/>
      <text:p text:style-name="P1"/>
      <text:p text:style-name="P1"/>
      <text:p text:style-name="P1"/>
      <text:p text:style-name="P1">Sub m_StartAll_Main_GenerateTheRecipientAttachement()</text:p>
      <text:p text:style-name="P1"><text:s text:c="4"/>'pw for code: dqcode</text:p>
      <text:p text:style-name="P1"><text:s text:c="4"/>Dim wbdate As String</text:p>
      <text:p text:style-name="P1"><text:s text:c="4"/>wbdate = "2012_10_16"</text:p>
      <text:p text:style-name="P1"><text:s text:c="4"/>Call m_Main_GenerateTheRecipientAttachement(wbdate)</text:p>
      <text:p text:style-name="P1">End Sub</text:p>
      <text:p text:style-name="P1"/>
      <text:p text:style-name="P1">Sub m_Main_GenerateTheRecipientAttachement(Optional wbdate As String)</text:p>
      <text:p text:style-name="P1">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oft-page-break/><text:s text:c="4"/>Dim reportversion_folder As String</text:p>
      <text:p text:style-name="P1"><text:s text:c="4"/>Dim reportversion_file As String</text:p>
      <text:p text:style-name="Standard"><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QualityCheckInput As Workbook</text:p>
      <text:p text:style-name="P1"><text:s text:c="4"/>Dim Wb_DataQualityHelp As Workbook</text:p>
      <text:p text:style-name="P1"><text:s text:c="4"/>'***************************************</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DataQualityTool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QualityCheckInput_" &amp; wbdate &amp; reportversion_file &amp; ".xlsb"</text:p>
      <text:p text:style-name="P1"><text:s text:c="4"/>Call z_OpenAndActivateWb(WbName, WbPath, Wb_QualityCheckInput)</text:p>
      <text:p text:style-name="P1">End If</text:p>
      <text:p text:style-name="P1">'Open existing workbook</text:p>
      <text:p text:style-name="P1">If flag_OpenExistingWbs Then</text:p>
      <text:p text:style-name="P1"><text:s text:c="4"/>WbPath = "C:\Users\t740698\Desktop\PMEC_VBA_Master-DataSet\ZZZ_Inputs_MainGenerateReport\"</text:p>
      <text:p text:style-name="P1"><text:s text:c="4"/>WbName = "DataQualityHelp.xlsb"</text:p>
      <text:p text:style-name="P1"><text:s text:c="4"/>Call z_OpenAndActivateWb(WbName, WbPath, Wb_DataQualityHelp)</text:p>
      <text:p text:style-name="P1"><text:s text:c="4"/>'seems to help to protect an error</text:p>
      <text:p text:style-name="P1"><text:s text:c="4"/>Call z_WorkbookSave(Wb_DataQualityHelp)</text:p>
      <text:p text:style-name="P1">End If</text:p>
      <text:p text:style-name="P1">'copy a sheet from another workbook</text:p>
      <text:p text:style-name="P1">If flag_OpenExistingWbs Then</text:p>
      <text:p text:style-name="P1"><text:soft-page-break/><text:s text:c="4"/>Call z_CopySheetFromWb1ToWb2("QualityCheckPiRsSorted", Wb_QualityCheckInput, wb_new, "Begin")</text:p>
      <text:p text:style-name="P1"><text:s text:c="4"/>Call z_CopySheetFromWb1ToWb2("QualityCheckTkRsSorted", Wb_QualityCheckInput, wb_new, "Begin")</text:p>
      <text:p text:style-name="P1"><text:s text:c="4"/>Call z_CopySheetFromWb1ToWb2("Master Plan", Wb_QualityCheckInput, wb_new, "Begin")</text:p>
      <text:p text:style-name="P1"><text:s text:c="4"/>Call z_CopySheetFromWb1ToWb2("Help", Wb_DataQualityHelp, wb_new, "Begin")</text:p>
      <text:p text:style-name="P1"><text:s text:c="4"/>'read the row no of found error lines</text:p>
      <text:p text:style-name="P1"><text:s text:c="4"/>Wb_QualityCheckInput.Activate</text:p>
      <text:p text:style-name="P1"><text:s text:c="4"/>Dim NofPiErrors As Long</text:p>
      <text:p text:style-name="P1"><text:s text:c="4"/>Dim NofTkErrors As Long</text:p>
      <text:p text:style-name="P1"><text:s text:c="4"/>Dim NofRsErrors As Long</text:p>
      <text:p text:style-name="P1"><text:s text:c="4"/>NofPiErrors = z_RowSize(1, "QualityChecksPI_FoundErrors") - 1</text:p>
      <text:p text:style-name="P1"><text:s text:c="4"/>NofTkErrors = z_RowSize(1, "QualityChecksTK_FoundErrors") - 1</text:p>
      <text:p text:style-name="P1"><text:s text:c="4"/>NofRsErrors = z_RowSize(1, "QualityChecksRS_FoundErrors") - 1</text:p>
      <text:p text:style-name="P1"><text:s text:c="4"/>wb_new.Activate</text:p>
      <text:p text:style-name="P1"><text:s text:c="4"/>'close Wb_GenPart1, closes the active workbook and saves any changes</text:p>
      <text:p text:style-name="P1"><text:s text:c="4"/>Wb_QualityCheckInput.Close False</text:p>
      <text:p text:style-name="P1"><text:s text:c="4"/>Wb_DataQualityHelp.Close False</text:p>
      <text:p text:style-name="P1">End If</text:p>
      <text:p text:style-name="P1"/>
      <text:p text:style-name="P1">If flag_OpenExistingWbs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s text:c="4"/></text:p>
      <text:p text:style-name="P1">If flag Then</text:p>
      <text:p text:style-name="P1"><text:s text:c="4"/>Call z_ShNew("Output", "Begin", , , "Delete")</text:p>
      <text:p text:style-name="P1"><text:s text:c="4"/>Call z_ShNew("Input", "Begin", , , "Delete")</text:p>
      <text:p text:style-name="P1">End If</text:p>
      <text:p text:style-name="P1"><text:s text:c="4"/>'Generate sheet "Input" with dropdown list and linked button to macro</text:p>
      <text:p text:style-name="P1">If flag Then</text:p>
      <text:p text:style-name="P1"><text:s text:c="4"/>Dim Text_ As String</text:p>
      <text:p text:style-name="P1"><text:s text:c="4"/></text:p>
      <text:p text:style-name="P1"><text:s text:c="4"/>'***generate recipient list and list with all errors</text:p>
      <text:p text:style-name="P1"><text:s text:c="4"/>'create name list for dropdown list and error list and hide it</text:p>
      <text:p text:style-name="P1"><text:s text:c="4"/>Dim Rng_from As Range</text:p>
      <text:p text:style-name="P1"><text:s text:c="4"/>Sheets("Input").Columns(2).Hidden = False</text:p>
      <text:p text:style-name="P1"><text:s text:c="4"/>Sheets("Input").Columns("M:S").Hidden = False</text:p>
      <text:p text:style-name="P1"><text:s text:c="4"/>Call z_CreateListOfRecipients("Input", 2, 13, 14, 15, 16, 17, 18, 19, _</text:p>
      <text:p text:style-name="P1"><text:s text:c="16"/>"QualityCheckPiRsSorted", "QualityCheckTkRsSorted", _</text:p>
      <text:p text:style-name="P1"><text:s text:c="16"/>"PiIdentifier", "Recipient", "Deputy Recipient", "BusinessRuleNr", "Additional Columns", _</text:p>
      <text:p text:style-name="P1"><text:s text:c="16"/>"Master Plan", "RuleNo.", "Attribute (DataSet)")</text:p>
      <text:p text:style-name="P1"><text:s text:c="4"/>Dim RowSize As Long</text:p>
      <text:p text:style-name="P1"><text:s text:c="4"/>RowSize = z_RowSize(2, "Input")</text:p>
      <text:p text:style-name="P1"><text:s text:c="4"/>Set Rng_from = Sheets("Input").Range( _</text:p>
      <text:p text:style-name="P1"><text:s text:c="12"/>Sheets("Input").Cells(2, 2), _</text:p>
      <text:p text:style-name="P1"><text:s text:c="12"/>Sheets("Input").Cells(RowSize, 2))</text:p>
      <text:p text:style-name="P1"><text:s text:c="4"/></text:p>
      <text:p text:style-name="P1"><text:soft-page-break/><text:s text:c="4"/></text:p>
      <text:p text:style-name="P1"><text:s text:c="4"/>'***add some formating and text</text:p>
      <text:p text:style-name="P1"><text:s text:c="4"/>'row and column size, merge and interior color</text:p>
      <text:p text:style-name="P1"><text:s text:c="4"/>Sheets("Input").Activate</text:p>
      <text:p text:style-name="P1"><text:s text:c="4"/>Cells.Select</text:p>
      <text:p text:style-name="P1"><text:s text:c="4"/>Selection.Interior.Color = RGB(255, 255, 255)</text:p>
      <text:p text:style-name="P1"><text:s text:c="4"/>Selection.EntireColumn.ColumnWidth = 8.5</text:p>
      <text:p text:style-name="P1"><text:s text:c="4"/>Cells(1, 1).Select</text:p>
      <text:p text:style-name="P1"><text:s text:c="4"/>Cells(1, 3).EntireColumn.ColumnWidth = 4</text:p>
      <text:p text:style-name="P1"><text:s text:c="4"/>Cells(1, 4).EntireColumn.ColumnWidth = 4</text:p>
      <text:p text:style-name="P1"><text:s text:c="4"/>Cells(1, 7).EntireColumn.ColumnWidth = 17</text:p>
      <text:p text:style-name="P1"><text:s text:c="4"/>Cells(1, 10).EntireColumn.ColumnWidth = 4</text:p>
      <text:p text:style-name="P1"><text:s text:c="4"/>Cells(1, 11).EntireColumn.ColumnWidth = 4</text:p>
      <text:p text:style-name="P1"><text:s text:c="4"/>Cells(3, 1).EntireRow.RowHeight = 30</text:p>
      <text:p text:style-name="P1"><text:s text:c="4"/>Cells(4, 1).EntireRow.RowHeight = 30</text:p>
      <text:p text:style-name="P1"><text:s text:c="4"/>Cells(21, 1).EntireRow.RowHeight = 80</text:p>
      <text:p text:style-name="P1"><text:s text:c="4"/>Range(Cells(21, 5), Cells(21, 10)).Merge</text:p>
      <text:p text:style-name="P1"><text:s text:c="4"/>Range(Cells(23, 5), Cells(23, 7)).Merge</text:p>
      <text:p text:style-name="P1"><text:s text:c="4"/>Range(Cells(11, 5), Cells(12, 7)).Merge</text:p>
      <text:p text:style-name="P1"><text:s text:c="4"/>Range(Cells(2, 3), Cells(24, 11)).BorderAround Weight:=xlThick, Color:=RGB(200, 200, 200)</text:p>
      <text:p text:style-name="P1"><text:s text:c="4"/>Range(Cells(2, 3), Cells(7, 11)).Interior.Color = RGB(192, 80, 77)</text:p>
      <text:p text:style-name="P1"><text:s text:c="4"/>Range(Cells(8, 3), Cells(24, 11)).Interior.Color = RGB(230, 230, 230)</text:p>
      <text:p text:style-name="P1"><text:s text:c="4"/>Range(Cells(11, 5), Cells(12, 7)).Interior.Color = RGB(255, 255, 255)</text:p>
      <text:p text:style-name="P1"><text:s text:c="4"/>'texts</text:p>
      <text:p text:style-name="P1"><text:s text:c="4"/>Cells(3, 10).Value = "SmartChoice"</text:p>
      <text:p text:style-name="P1"><text:s text:c="4"/>Cells(3, 10).Font.name = "Calibri"</text:p>
      <text:p text:style-name="P1"><text:s text:c="4"/>Cells(3, 10).Font.Color = RGB(255, 255, 255)</text:p>
      <text:p text:style-name="P1"><text:s text:c="4"/>Cells(3, 10).Font.Size = "26"</text:p>
      <text:p text:style-name="P1"><text:s text:c="4"/>Cells(3, 10).Font.Bold = True</text:p>
      <text:p text:style-name="P1"><text:s text:c="4"/>Cells(3, 10).HorizontalAlignment = xlRight</text:p>
      <text:p text:style-name="P1"><text:s text:c="4"/>Cells(3, 10).VerticalAlignment = xlCenter</text:p>
      <text:p text:style-name="P1"><text:s text:c="4"/>'</text:p>
      <text:p text:style-name="P1"><text:s text:c="4"/>Cells(4, 10).Value = "Data Quality Report"</text:p>
      <text:p text:style-name="Standard"><text:span text:style-name="T1"><text:s text:c="4"/></text:span><text:span text:style-name="T2">Cells(4, 10).Font.name = "Calibri"</text:span></text:p>
      <text:p text:style-name="P2"><text:s text:c="4"/>Cells(4, 10).Font.Color = RGB(255, 255, 255)</text:p>
      <text:p text:style-name="Standard"><text:span text:style-name="T2"><text:s text:c="4"/></text:span><text:span text:style-name="T1">Cells(4, 10).Font.Size = "26"</text:span></text:p>
      <text:p text:style-name="P1"><text:s text:c="4"/>Cells(4, 10).Font.Bold = True</text:p>
      <text:p text:style-name="P1"><text:s text:c="4"/>Cells(4, 10).HorizontalAlignment = xlRight</text:p>
      <text:p text:style-name="P1"><text:s text:c="4"/>Cells(4, 10).VerticalAlignment = xlCenter</text:p>
      <text:p text:style-name="P1"><text:s text:c="4"/>'</text:p>
      <text:p text:style-name="P1"><text:s text:c="4"/>Cells(9, 5).Value = "Select your Name from the drop-down list"</text:p>
      <text:p text:style-name="P1"><text:s text:c="4"/>Cells(9, 5).Font.name = "Arial"</text:p>
      <text:p text:style-name="P1"><text:s text:c="4"/>Cells(9, 5).Font.Size = "12"</text:p>
      <text:p text:style-name="P1"><text:s text:c="4"/>Cells(9, 5).HorizontalAlignment = xlLeft</text:p>
      <text:p text:style-name="P1"><text:s text:c="4"/>Cells(9, 5).VerticalAlignment = xlCenter</text:p>
      <text:p text:style-name="P1"><text:s text:c="4"/>'</text:p>
      <text:p text:style-name="P1"><text:s text:c="4"/>Cells(14, 5).Value = "Click on the «Go» button"</text:p>
      <text:p text:style-name="P1"><text:s text:c="4"/>Cells(14, 5).Font.name = "Arial"</text:p>
      <text:p text:style-name="P1"><text:s text:c="4"/>Cells(14, 5).Font.Size = "12"</text:p>
      <text:p text:style-name="P1"><text:s text:c="4"/>Cells(14, 5).Characters(14, 4).Font.Bold = True</text:p>
      <text:p text:style-name="P1"><text:s text:c="4"/>Cells(14, 5).HorizontalAlignment = xlLeft</text:p>
      <text:p text:style-name="P1"><text:s text:c="4"/>Cells(14, 5).VerticalAlignment = xlCenter</text:p>
      <text:p text:style-name="P1"><text:s text:c="4"/>'</text:p>
      <text:p text:style-name="P1"><text:soft-page-break/><text:s text:c="4"/>Cells(19, 5).Value = "(Please wait, this process may take up to 2 minutes)"</text:p>
      <text:p text:style-name="P1"><text:s text:c="4"/>Cells(19, 5).Font.name = "Arial"</text:p>
      <text:p text:style-name="P1"><text:s text:c="4"/>Cells(19, 5).Font.Size = "10"</text:p>
      <text:p text:style-name="P1"><text:s text:c="4"/>Cells(19, 5).Font.Bold = False</text:p>
      <text:p text:style-name="P1"><text:s text:c="4"/>Cells(19, 5).Font.Italic = True</text:p>
      <text:p text:style-name="P1"><text:s text:c="4"/>Cells(19, 5).HorizontalAlignment = xlLeft</text:p>
      <text:p text:style-name="P1"><text:s text:c="4"/>Cells(19, 5).VerticalAlignment = xlCenter</text:p>
      <text:p text:style-name="P1"><text:s text:c="4"/>'</text:p>
      <text:p text:style-name="P1"><text:s text:c="4"/>Cells(21, 5).Value = "The <text:s/>sheet <text:s/>«Output» <text:s/>shows <text:s/>all <text:s/>projects <text:s/>and tasks that may contain one or more errors." &amp; vbLf &amp; vbLf &amp; "Please go to SmartChoice and <text:s/>correct all <text:s/>indicated errors <text:s/>by following <text:s/>the <text:s/>action in the <text:s/>comment <text:s/>box."</text:p>
      <text:p text:style-name="P1"><text:s text:c="4"/>Cells(21, 5).Font.name = "Arial"</text:p>
      <text:p text:style-name="P1"><text:s text:c="4"/>Cells(21, 5).Font.Size = "12"</text:p>
      <text:p text:style-name="P1"><text:s text:c="4"/>Cells(21, 5).Characters(13, 8).Font.Bold = True</text:p>
      <text:p text:style-name="P1"><text:s text:c="4"/>Cells(21, 5).HorizontalAlignment = xlLeft</text:p>
      <text:p text:style-name="P1"><text:s text:c="4"/>Cells(21, 5).VerticalAlignment = xlTop</text:p>
      <text:p text:style-name="P1"><text:s text:c="4"/>'</text:p>
      <text:p text:style-name="P1"><text:s text:c="4"/>Range(Cells(23, 5), Cells(23, 7)).Select</text:p>
      <text:p text:style-name="P1"><text:s text:c="4"/>ActiveSheet.Hyperlinks.Add Anchor:=Selection, Address:= _</text:p>
      <text:p text:style-name="P1"><text:s text:c="8"/>"http://smartchoice.pro.intra/", TextToDisplay:="SmartChoice Production"</text:p>
      <text:p text:style-name="P1"><text:s text:c="4"/>Cells(23, 5).Font.name = "Arial"</text:p>
      <text:p text:style-name="P1"><text:s text:c="4"/>Range(Cells(23, 5), Cells(23, 7)).Font.Size = "12"</text:p>
      <text:p text:style-name="P1"><text:s text:c="4"/>Range(Cells(23, 5), Cells(23, 7)).HorizontalAlignment = xlLeft</text:p>
      <text:p text:style-name="P1"><text:s text:c="4"/>Range(Cells(23, 5), Cells(23, 7)).VerticalAlignment = xlCenter</text:p>
      <text:p text:style-name="P1"><text:s text:c="4"/>'import the picture</text:p>
      <text:p text:style-name="P1"><text:s text:c="4"/>'Dim Pic As Picture</text:p>
      <text:p text:style-name="P1"><text:s text:c="4"/>'Cells(3, 4).Select</text:p>
      <text:p text:style-name="P1"><text:s text:c="4"/>'(will be inserted as link)</text:p>
      <text:p text:style-name="P1"><text:s text:c="4"/>'Set Pic = Sheets("Input").Pictures.Insert( _</text:p>
      <text:p text:style-name="P1"><text:s text:c="8"/>"C:\Users\t740698\Desktop\PMEC_VBA_Master-DataSet\ZZZ_Inputs_MainGenerateReport\LOGO Data Quality.png", True)</text:p>
      <text:p text:style-name="P1"><text:s text:c="4"/>'Pic.height = 3.19 * 28.5</text:p>
      <text:p text:style-name="P1"><text:s text:c="4"/>'Pic.width = 6.38 * 28.5</text:p>
      <text:p text:style-name="P1"/>
      <text:p text:style-name="P1"><text:s text:c="4"/>Dim imagePath As String</text:p>
      <text:p text:style-name="P1"><text:s text:c="4"/>imagePath = "C:\Users\t740698\Desktop\PMEC_VBA_Master-DataSet\ZZZ_Inputs_MainGenerateReport\LOGO Data Quality.png"</text:p>
      <text:p text:style-name="P1"><text:s text:c="4"/>Sheets("Input").Shapes.AddPicture Filename:=imagePath, _</text:p>
      <text:p text:style-name="P1"><text:s text:c="8"/>LinkToFile:=False, _</text:p>
      <text:p text:style-name="P1"><text:s text:c="8"/>SaveWithDocument:=True, _</text:p>
      <text:p text:style-name="P1"><text:s text:c="8"/>left:=122, _</text:p>
      <text:p text:style-name="P1"><text:s text:c="8"/>top:=30, _</text:p>
      <text:p text:style-name="P1"><text:s text:c="8"/>width:=182, _</text:p>
      <text:p text:style-name="P1"><text:s text:c="8"/>height:=91</text:p>
      <text:p text:style-name="P1"><text:s text:c="4"/></text:p>
      <text:p text:style-name="P1"><text:s text:c="4"/>'add bullets and arrow</text:p>
      <text:p text:style-name="P1"><text:s text:c="4"/>Set shp = z_AddBulletShape("Input", "1", _</text:p>
      <text:p text:style-name="P1"><text:s text:c="16"/>123, 150, 17, 17, msoShapeOval)</text:p>
      <text:p text:style-name="P1"><text:s text:c="4"/>Set shp = z_AddBulletShape("Input", "2", _</text:p>
      <text:p text:style-name="P1"><text:s text:c="16"/>123, 225, 17, 17, msoShapeOval)</text:p>
      <text:p text:style-name="P1"><text:s text:c="4"/>Set shp = z_AddBulletShape("Input", "3", _</text:p>
      <text:p text:style-name="P1"><text:s text:c="16"/>123, 330, 17, 17, msoShapeOval)</text:p>
      <text:p text:style-name="P1"><text:s text:c="4"/>Set shp = z_AddArrowShape("Input", "", _</text:p>
      <text:p text:style-name="P1"><text:soft-page-break/><text:s text:c="16"/>123, 424, 17, 17, msoShapeRightArrow)</text:p>
      <text:p text:style-name="P1"><text:s text:c="4"/></text:p>
      <text:p text:style-name="P1"><text:s text:c="4"/>'***generate dropdown list and link it to the recipient list</text:p>
      <text:p text:style-name="P1"><text:s text:c="4"/>'add dropdown list</text:p>
      <text:p text:style-name="P1"><text:s text:c="4"/>Sheets("Input").Activate</text:p>
      <text:p text:style-name="P1"><text:s text:c="4"/>Dim Cell_to As Range</text:p>
      <text:p text:style-name="P1"><text:s text:c="4"/>Set Cell_to = Sheets("Input").Range(Cells(11, 5), Cells(12, 7))</text:p>
      <text:p text:style-name="P1"><text:s text:c="4"/>Cell_to.Select</text:p>
      <text:p text:style-name="P1"><text:s text:c="4"/>Call z_deleteDropDownList("Input", Cell_to)</text:p>
      <text:p text:style-name="P1"><text:s text:c="4"/>Call z_addDropDownList("Input", Cell_to, Rng_from)</text:p>
      <text:p text:style-name="P1"><text:s text:c="4"/>'add formatting</text:p>
      <text:p text:style-name="P1"><text:s text:c="4"/>Sheets("Input").Activate</text:p>
      <text:p text:style-name="P1"><text:s text:c="4"/>Cell_to.Font.name = "Arial"</text:p>
      <text:p text:style-name="P1"><text:s text:c="4"/>Cell_to.Font.Bold = False</text:p>
      <text:p text:style-name="P1"><text:s text:c="4"/>Cell_to.Font.Size = "14"</text:p>
      <text:p text:style-name="P1"><text:s text:c="4"/>Cell_to.HorizontalAlignment = xlCenter</text:p>
      <text:p text:style-name="P1"><text:s text:c="4"/>Cell_to.VerticalAlignment = xlCenter</text:p>
      <text:p text:style-name="P1"><text:s text:c="4"/>'add input message</text:p>
      <text:p text:style-name="P1"><text:s text:c="4"/>Text_ = "Dear User, Please click on the arrow and select your name from the dropdown list."</text:p>
      <text:p text:style-name="P1"><text:s text:c="4"/>'Call z_deleteInputMessage("Input", Cell_to)</text:p>
      <text:p text:style-name="P1"><text:s text:c="4"/>'Call z_addInputMessage("Input", Cell_to, Text_)</text:p>
      <text:p text:style-name="P1"><text:s text:c="4"/>'zoom window to 120%</text:p>
      <text:p text:style-name="P1"><text:s text:c="4"/>Sheets("Input").Activate</text:p>
      <text:p text:style-name="P1"><text:s text:c="4"/>ActiveWindow.Zoom = 120</text:p>
      <text:p text:style-name="P1"><text:s text:c="4"/></text:p>
      <text:p text:style-name="P1"><text:s text:c="4"/>'***generate macro with filtering code</text:p>
      <text:p text:style-name="P1"><text:s text:c="4"/>'Stop</text:p>
      <text:p text:style-name="P1"><text:s text:c="4"/>Call z_CreateModuleAndCode(wb_new)</text:p>
      <text:p text:style-name="P1"><text:s text:c="4"/>'Stop</text:p>
      <text:p text:style-name="P1"><text:s text:c="4"/>'***generate button and link it to the macro</text:p>
      <text:p text:style-name="P1"><text:s text:c="4"/>'add shape button with procedure onAction</text:p>
      <text:p text:style-name="P1"><text:s text:c="4"/>Dim Btn As Shape</text:p>
      <text:p text:style-name="P1"><text:s text:c="4"/>Text_ = "Go"</text:p>
      <text:p text:style-name="P1"><text:s text:c="4"/>Set Btn = z_AddShapeAssignMacro("Input", Text_, "m_showRecipientsErrors", _</text:p>
      <text:p text:style-name="P1"><text:s text:c="16"/>148, 252, 70, 30, msoShapeRectangle)</text:p>
      <text:p text:style-name="P1"><text:s text:c="4"/></text:p>
      <text:p text:style-name="P1"><text:s text:c="4"/>'hide columns</text:p>
      <text:p text:style-name="P1"><text:s text:c="4"/>Sheets("Input").Columns(2).Hidden = True</text:p>
      <text:p text:style-name="P1"><text:s text:c="4"/>Sheets("Input").Columns("M:S").Hidden = True</text:p>
      <text:p text:style-name="P1"><text:s text:c="4"/></text:p>
      <text:p text:style-name="P1"><text:s text:c="4"/>'***output template</text:p>
      <text:p text:style-name="P1"><text:s text:c="4"/>'headers</text:p>
      <text:p text:style-name="P1"><text:s text:c="4"/>Sheets("Output").Cells(2, 2) = "Recipient"</text:p>
      <text:p text:style-name="P1"><text:s text:c="4"/>Sheets("Output").Cells(2, 3) = "PI Identifier"</text:p>
      <text:p text:style-name="P1"><text:s text:c="4"/>Sheets("Output").Cells(2, 4) = "PI Title"</text:p>
      <text:p text:style-name="P1"><text:s text:c="4"/>Sheets("Output").Cells(2, 5) = "PI Status"</text:p>
      <text:p text:style-name="P1"><text:s text:c="4"/>Sheets("Output").Cells(2, 6) = "Task Identifier"</text:p>
      <text:p text:style-name="P1"><text:s text:c="4"/>Sheets("Output").Cells(2, 7) = "Task Title"</text:p>
      <text:p text:style-name="P1"><text:s text:c="4"/>Sheets("Output").Cells(2, 8) = "Task Status"</text:p>
      <text:p text:style-name="P1"><text:s text:c="4"/>'formatting</text:p>
      <text:p text:style-name="P1"><text:s text:c="4"/>Sheets("Output").Activate</text:p>
      <text:p text:style-name="P1"><text:s text:c="4"/>Rows(1).RowHeight = 10</text:p>
      <text:p text:style-name="P1"><text:s text:c="4"/>Columns(1).ColumnWidth = 2</text:p>
      <text:p text:style-name="P1"><text:soft-page-break/><text:s text:c="4"/>Rows(2).RowHeight = 30</text:p>
      <text:p text:style-name="P1"><text:s text:c="4"/>Columns("B:U").ColumnWidth = 12</text:p>
      <text:p text:style-name="P1"><text:s text:c="4"/>Dim Rng_Header As Range</text:p>
      <text:p text:style-name="P1"><text:s text:c="4"/>Dim Rng_Body As Range</text:p>
      <text:p text:style-name="P1"><text:s text:c="4"/>Sheets("Output").Activate</text:p>
      <text:p text:style-name="P1"><text:s text:c="4"/>Set Rng_Header = Range("B2:K2")</text:p>
      <text:p text:style-name="P1"><text:s text:c="4"/>Set Rng_Body = Range("B3:K10")</text:p>
      <text:p text:style-name="P1"><text:s text:c="4"/>Call z_Formatting_OutputTemplate("Output", Rng_Header, Rng_Body)</text:p>
      <text:p text:style-name="P1"><text:s text:c="4"/>'select cell A1</text:p>
      <text:p text:style-name="P1"><text:s text:c="4"/>Sheets("Output").Cells(1, 1).Select</text:p>
      <text:p text:style-name="P1"><text:s text:c="4"/>'zoom to 80%</text:p>
      <text:p text:style-name="P1"><text:s text:c="4"/>Sheets("Output").Activate</text:p>
      <text:p text:style-name="P1"><text:s text:c="4"/>ActiveWindow.Zoom = 80</text:p>
      <text:p text:style-name="P1"><text:s text:c="4"/></text:p>
      <text:p text:style-name="P1"><text:s text:c="4"/>'***Workbook</text:p>
      <text:p text:style-name="P1"><text:s text:c="4"/>'hide sheets</text:p>
      <text:p text:style-name="P1"><text:s text:c="4"/>Sheets("Master Plan").Visible = False</text:p>
      <text:p text:style-name="P1"><text:s text:c="4"/>Sheets("QualityCheckTkRsSorted").Visible = False</text:p>
      <text:p text:style-name="P1"><text:s text:c="4"/>Sheets("QualityCheckPiRsSorted").Visible = False</text:p>
      <text:p text:style-name="P1"><text:s text:c="4"/>'protect code</text:p>
      <text:p text:style-name="P1"><text:s text:c="4"/>Call LockVBAProject(wb_new, "dqcode")</text:p>
      <text:p text:style-name="P1"><text:s text:c="7"/></text:p>
      <text:p text:style-name="P1"><text:s text:c="4"/>'check on the nof errors in the tool</text:p>
      <text:p text:style-name="P1"><text:s text:c="4"/>Dim NofErrors As Long</text:p>
      <text:p text:style-name="P1"><text:s text:c="4"/>NofErrors = z_RowSize(13, "Input") - 1</text:p>
      <text:p text:style-name="P1"><text:s text:c="4"/>If NofErrors &lt;&gt; NofPiErrors + NofTkErrors + NofRsErrors Then</text:p>
      <text:p text:style-name="P1"><text:s text:c="8"/>Stop</text:p>
      <text:p text:style-name="P1"><text:s text:c="4"/>End If</text:p>
      <text:p text:style-name="P1"><text:s text:c="7"/></text:p>
      <text:p text:style-name="P1"><text:s text:c="4"/>'set cursor</text:p>
      <text:p text:style-name="P1"><text:s text:c="4"/>Sheets("Input").Activate</text:p>
      <text:p text:style-name="P1"><text:s text:c="4"/>Sheets("Input").Range(Cells(11, 5), Cells(12, 7)).Select</text:p>
      <text:p text:style-name="P1"><text:s text:c="4"/></text:p>
      <text:p text:style-name="P1">End If</text:p>
      <text:p text:style-name="P1">End Sub</text:p>
      <text:p text:style-name="P1"/>
      <text:p text:style-name="P1"/>
      <text:p text:style-name="P1"/>
      <text:p text:style-name="P1">Sub m_StartAll_Main_GenerateRecipientEmailList()</text:p>
      <text:p text:style-name="P1"><text:s text:c="4"/>'pw for code: dqcode</text:p>
      <text:p text:style-name="P1"><text:s text:c="4"/>Dim wbdate As String</text:p>
      <text:p text:style-name="P1"><text:s text:c="4"/>wbdate = "2012_10_16"</text:p>
      <text:p text:style-name="P1"><text:s text:c="4"/>Call m_Main_GenerateRecipientEmailList(wbdate)</text:p>
      <text:p text:style-name="P1">End Sub</text:p>
      <text:p text:style-name="P1"/>
      <text:p text:style-name="P1">Sub m_Main_GenerateRecipientEmailList(Optional wbdate As String)</text:p>
      <text:p text:style-name="P1">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Standard"><text:soft-page-break/><text:span text:style-name="T1"><text:s text:c="4"/></text:span>'***************************************</text:p>
      <text:p text:style-name="Standard"><text:s text:c="4"/>'reopen</text:p>
      <text:p text:style-name="Standard"><text:s text:c="4"/>flag = 1</text:p>
      <text:p text:style-name="Standard"><text:s text:c="4"/>flag_OpenExistingWbs = 1</text:p>
      <text:p text:style-name="Standard"><text:s text:c="4"/><text:span text:style-name="T1">If wbdate = Empty Then</text:spa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DataQualityTool As Workbook</text:p>
      <text:p text:style-name="P1"><text:s text:c="4"/>Dim Wb_CommunicationLists As Workbook</text:p>
      <text:p text:style-name="P1"><text:s text:c="4"/>'***************************************</text:p>
      <text:p text:style-name="P1"><text:s text:c="4"/>'***************************************</text:p>
      <text:p text:style-name="P1"><text:s text:c="4"/>'***************************************</text:p>
      <text:p text:style-name="P1"><text:s text:c="4"/>'Adds the new workbook RD_MasterDataSet</text:p>
      <text:p text:style-name="P1"><text:s text:c="4"/>'***************************************</text:p>
      <text:p text:style-name="P1"><text:s text:c="4"/>'***************************************</text:p>
      <text:p text:style-name="P1"><text:s text:c="4"/>'Add a new workbook and move the MasterDataSet and the PiDataSet into it</text:p>
      <text:p text:style-name="P1">If flag Then</text:p>
      <text:p text:style-name="P1"><text:s text:c="4"/>WbPath = "C:\Users\t740698\Desktop\PMEC_VBA_Master-DataSet\" &amp; wbdate &amp; reportversion_folder &amp; folderdescription &amp; "\"</text:p>
      <text:p text:style-name="P1"><text:s text:c="4"/>WbName = "CONFIDENTIAL_SmC_PMEC_VBA_MasterDataSet_DataQualityRecipientEmailList_" &amp; wbdate &amp; reportversion_file &amp; ".xlsb" <text:s text:c="2"/>'for test purposes</text:p>
      <text:p text:style-name="P1"><text:s text:c="4"/>Call z_WorkbookNewOrOpenOrActivate(WbName, WbPath, wb_new)</text:p>
      <text:p text:style-name="P1">End If</text:p>
      <text:p text:style-name="P1"><text:s text:c="4"/>'Open existing workbook</text:p>
      <text:p text:style-name="P1">If flag_OpenExistingWbs Then</text:p>
      <text:p text:style-name="P1"><text:s text:c="4"/>WbPath = "C:\Users\t740698\Desktop\PMEC_VBA_Master-DataSet\" &amp; wbdate &amp; reportversion_folder &amp; folderdescription &amp; "\"</text:p>
      <text:p text:style-name="P1"><text:s text:c="4"/>WbName = "CONFIDENTIAL_SmC_PMEC_VBA_MasterDataSet_DataQualityTool_" &amp; wbdate &amp; reportversion_file &amp; ".xlsb"</text:p>
      <text:p text:style-name="P1"><text:s text:c="4"/>Call z_OpenAndActivateWb(WbName, WbPath, Wb_DataQualityTool)</text:p>
      <text:p text:style-name="P1"><text:s text:c="4"/>'seems to help to protect an error</text:p>
      <text:p text:style-name="P1"><text:s text:c="4"/>Call z_WorkbookSave(Wb_DataQualityTool)</text:p>
      <text:p text:style-name="P1">End If</text:p>
      <text:p text:style-name="P1">'Open existing workbook</text:p>
      <text:p text:style-name="P1">If flag_OpenExistingWbs Then</text:p>
      <text:p text:style-name="P1"><text:s text:c="4"/>WbPath = "C:\Users\t740698\Desktop\PMEC_VBA_Master-DataSet\ZZZ_Inputs_MainGenerateReport\"</text:p>
      <text:p text:style-name="P1"><text:s text:c="4"/>WbName = "CommunicationLists.xlsb"</text:p>
      <text:p text:style-name="P1"><text:s text:c="4"/>Call z_OpenAndActivateWb(WbName, WbPath, Wb_CommunicationLists)</text:p>
      <text:p text:style-name="P1"><text:s text:c="4"/>'seems to help to protect an error</text:p>
      <text:p text:style-name="P1"><text:s text:c="4"/>Call z_WorkbookSave(Wb_CommunicationLists)</text:p>
      <text:p text:style-name="P1">End If</text:p>
      <text:p text:style-name="P1">'copy a sheet from another workbook</text:p>
      <text:p text:style-name="P1">If flag_OpenExistingWbs Then</text:p>
      <text:p text:style-name="P1"><text:soft-page-break/><text:s text:c="4"/>Call z_CopySheetFromWb1ToWb2("Input", Wb_DataQualityTool, wb_new, "Begin")</text:p>
      <text:p text:style-name="P1"><text:s text:c="4"/>Call z_CopySheetFromWb1ToWb2("Outlook 2012_08_16", Wb_CommunicationLists, wb_new, "Begin")</text:p>
      <text:p text:style-name="P1"><text:s text:c="4"/>Call z_CopySheetFromWb1ToWb2("PFM, PIM, PIC", Wb_CommunicationLists, wb_new, "Begin")</text:p>
      <text:p text:style-name="P1"><text:s text:c="4"/>Call z_CopySheetFromWb1ToWb2("Recipients Data Quality Tool", Wb_CommunicationLists, wb_new, "Begin")</text:p>
      <text:p text:style-name="P1"><text:s text:c="4"/>Wb_CommunicationLists.Close False</text:p>
      <text:p text:style-name="P1"><text:s text:c="4"/>Wb_DataQualityTool.Close False</text:p>
      <text:p text:style-name="P1">End If</text:p>
      <text:p text:style-name="P1">If flag_OpenExistingWbs Then</text:p>
      <text:p text:style-name="P1"><text:s text:c="4"/>'in case they have already been deleted in a previous run</text:p>
      <text:p text:style-name="P1"><text:s text:c="4"/>On Error Resume Next</text:p>
      <text:p text:style-name="P1"><text:s text:c="8"/>Call z_ShDelete("Sheet1", wb_new)</text:p>
      <text:p text:style-name="P1"><text:s text:c="8"/>Call z_ShDelete("Sheet2", wb_new)</text:p>
      <text:p text:style-name="P1"><text:s text:c="8"/>Call z_ShDelete("Sheet3", wb_new)</text:p>
      <text:p text:style-name="P1"><text:s text:c="4"/>On Error GoTo 0</text:p>
      <text:p text:style-name="P1"><text:s text:c="4"/>Call z_WorkbookSave(wb_new)</text:p>
      <text:p text:style-name="P1">End If</text:p>
      <text:p text:style-name="P1"><text:s text:c="4"/>'fill the sheet "Recipients Data Quality Tool" with data</text:p>
      <text:p text:style-name="P1"><text:s text:c="4"/>'recipient names from sheet input column B</text:p>
      <text:p text:style-name="P1">If flag Then</text:p>
      <text:p text:style-name="P1"><text:s text:c="4"/>Sheets("Input").Activate</text:p>
      <text:p text:style-name="P1"><text:s text:c="4"/>Sheets("Input").Columns(2).Hidden = False</text:p>
      <text:p text:style-name="P1"><text:s text:c="4"/>Dim RowSize_from As Long</text:p>
      <text:p text:style-name="P1"><text:s text:c="4"/>RowSize_from = z_RowSize(2, "Input")</text:p>
      <text:p text:style-name="P1"><text:s text:c="4"/>Dim Rng_from As Range</text:p>
      <text:p text:style-name="P1"><text:s text:c="4"/>Set Rng_from = Sheets("Input").Range(Sheets("Input").Cells(2, 2), Sheets("Input").Cells(RowSize_from, 2))</text:p>
      <text:p text:style-name="P1"><text:s text:c="4"/>Rng_from.Select</text:p>
      <text:p text:style-name="P1"><text:s text:c="4"/>Call z_CopyRange("Values", "Input", Rng_from, "Recipients Data Quality Tool", Sheets("Recipients Data Quality Tool").Cells(2, 1))</text:p>
      <text:p text:style-name="P1">End If</text:p>
      <text:p text:style-name="P1"><text:s text:c="4"/>'start mapping from PMEC List</text:p>
      <text:p text:style-name="P1">If flag Then</text:p>
      <text:p text:style-name="P1"><text:s text:c="4"/>Call z_RecipientEmailAssignement_fromPMECList("Recipients Data Quality Tool", "PFM, PIM, PIC")</text:p>
      <text:p text:style-name="P1">End If</text:p>
      <text:p text:style-name="P1"><text:s text:c="4"/>'start mapping from Outlook List</text:p>
      <text:p text:style-name="P1">If flag Then</text:p>
      <text:p text:style-name="P1"><text:s text:c="4"/>Call z_RecipientEmailAssignement_FromOutlookList("Recipients Data Quality Tool", "Outlook 2012_08_16")</text:p>
      <text:p text:style-name="P1">End If</text:p>
      <text:p text:style-name="P1"><text:s text:c="4"/>'delete the sheets</text:p>
      <text:p text:style-name="P1">If flag Then</text:p>
      <text:p text:style-name="P1"><text:s text:c="4"/>Call z_ShDelete("Input", wb_new)</text:p>
      <text:p text:style-name="P1"><text:s text:c="4"/>Call z_ShDelete("Outlook 2012_08_16", wb_new)</text:p>
      <text:p text:style-name="P1"><text:s text:c="4"/>Call z_ShDelete("PFM, PIM, PIC", wb_new)</text:p>
      <text:p text:style-name="P1">End If</text:p>
      <text:p text:style-name="P1"><text:s text:c="4"/>Call z_WorkbookSave(wb_new)</text:p>
      <text:p text:style-name="P1"><text:s text:c="4"/>wb_new.Close True</text:p>
      <text:p text:style-name="P1"><text:s text:c="4"/>MsgBox ("email the list to Sebastian")</text:p>
      <text:p text:style-name="P1">End Sub</text:p>
      <text:p text:style-name="P1"/>
      <text:p text:style-name="P1"/>
      <text:p text:style-name="P1"><text:soft-page-break/>'new version with additional comparison</text:p>
      <text:p text:style-name="P1">'***************************************</text:p>
      <text:p text:style-name="P1">Sub StartAll_WorkbooksForTeamspace()</text:p>
      <text:p text:style-name="P1"><text:s text:c="4"/>Dim wbdate As String</text:p>
      <text:p text:style-name="P1"><text:s text:c="4"/>wbdate = "2012_10_16"</text:p>
      <text:p text:style-name="P1"><text:s text:c="4"/>Call m_Main_WorkbooksForTeamspace(wbdate)</text:p>
      <text:p text:style-name="P1">End Sub</text:p>
      <text:p text:style-name="P1"/>
      <text:p text:style-name="P1">Sub m_Main_WorkbooksForTeamspace(Optional wbdate As String)</text:p>
      <text:p text:style-name="P1"><text:s text:c="4"/>Call z_TrackTime("C:\Users\t740698\Desktop\TimeTracking.txt", _</text:p>
      <text:p text:style-name="P1"><text:s text:c="12"/>Array("Main_CheckBusinessRules", "Begin", "task:", "file:", CStr(Now()), ""))</text:p>
      <text:p text:style-name="P1"><text:s text:c="4"/>'***************************************</text:p>
      <text:p text:style-name="P1"><text:s text:c="4"/>Dim flag As Integer</text:p>
      <text:p text:style-name="P1"><text:s text:c="4"/>'Dim wbdate As String</text:p>
      <text:p text:style-name="P1"><text:s text:c="4"/>Dim reportversion_folder As String</text:p>
      <text:p text:style-name="P1"><text:s text:c="4"/>Dim reportversion_file As String</text:p>
      <text:p text:style-name="P1"><text:s text:c="4"/>'***************************************</text:p>
      <text:p text:style-name="P1"><text:s text:c="4"/>'reopen</text:p>
      <text:p text:style-name="P1"><text:s text:c="4"/>flag = 1</text:p>
      <text:p text:style-name="P1"><text:s text:c="4"/>If wbdate = Empty Then</text:p>
      <text:p text:style-name="P1"><text:s text:c="8"/>wbdate = "2012_10_16" 'VBA.DateTime.Year(Now()) &amp; "_" &amp; VBA.DateTime.Month(Now()) &amp; "_" &amp; VBA.DateTime.Day(Now()) '"2012_2_8"</text:p>
      <text:p text:style-name="P1"><text:s text:c="4"/>End If</text:p>
      <text:p text:style-name="P1"><text:s text:c="4"/>reportversion_folder = "_V1-0"</text:p>
      <text:p text:style-name="P1"><text:s text:c="4"/>reportversion_file = "_V1-0"</text:p>
      <text:p text:style-name="P1"><text:s text:c="4"/>folderdescription = ""</text:p>
      <text:p text:style-name="P1"><text:s text:c="4"/>'***************************************</text:p>
      <text:p text:style-name="P1"><text:s text:c="4"/>'Open and activate an Excel workbook (and session)</text:p>
      <text:p text:style-name="P1"><text:s text:c="4"/>Dim WbPath As String</text:p>
      <text:p text:style-name="P1"><text:s text:c="4"/>Dim WbName As String</text:p>
      <text:p text:style-name="P1"><text:s text:c="4"/>Dim wb_new As Workbook</text:p>
      <text:p text:style-name="P1"><text:s text:c="4"/>Dim wb_old As Workbook</text:p>
      <text:p text:style-name="P1"><text:s text:c="4"/>Dim Wb_FilterRules As Workbook</text:p>
      <text:p text:style-name="P1"><text:s text:c="4"/>Dim Wb_AllIds As Workbook</text:p>
      <text:p text:style-name="P1"><text:s text:c="4"/>Dim Wb_OnLinePerRs As Workbook</text:p>
      <text:p text:style-name="P1"><text:s text:c="4"/>Dim Wb_CurrentAndBaseline As Workbook</text:p>
      <text:p text:style-name="P1"><text:s text:c="4"/>'***************************************</text:p>
      <text:p text:style-name="P1"><text:s text:c="4"/>'***************************************</text:p>
      <text:p text:style-name="P1"><text:s text:c="4"/>'Adds the new workbook RD_MasterDataSet</text:p>
      <text:p text:style-name="P1"><text:s text:c="4"/>'***************************************</text:p>
      <text:p text:style-name="P1"><text:s text:c="4"/>'***************************************</text:p>
      <text:p text:style-name="P1"><text:s text:c="4"/>'FunctionalReporting</text:p>
      <text:p text:style-name="P1"><text:s text:c="4"/>'===================</text:p>
      <text:p text:style-name="P1"><text:s text:c="4"/>'document type: under evaluation,red flags o.k.</text:p>
      <text:p text:style-name="P1"><text:s text:c="4"/>'document type: functional reporting, quality checks below thresholds or after manual adjustments</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FunctionalReporting_" &amp; wbdate &amp; reportversion_file &amp; ".xlsb"</text:p>
      <text:p text:style-name="P1"><text:s text:c="4"/>Call z_OpenAndActivateWb(WbName, WbPath, wb_old)</text:p>
      <text:p text:style-name="P1">End If</text:p>
      <text:p text:style-name="P1">If flag Then</text:p>
      <text:p text:style-name="P1"><text:soft-page-break/><text:s text:c="4"/>WbPath = "C:\Users\t740698\Desktop\PMEC_VBA_Master-DataSet\" &amp; wbdate &amp; reportversion_folder &amp; folderdescription &amp; "\ForTeamSpace" &amp; "\"</text:p>
      <text:p text:style-name="P1"><text:s text:c="4"/>WbName = "CONFIDENTIAL_SmC_PMEC_VBA_MasterDataSet_FunctionalReporting_" &amp; wbdate &amp; ".xlsb"</text:p>
      <text:p text:style-name="P1"><text:s text:c="4"/>Call z_MkDirIfNotExistent(WbPath)</text:p>
      <text:p text:style-name="P1"><text:s text:c="4"/>Call z_WorkbookSaveAs(WbPath, WbName, wb_old, wb_new)</text:p>
      <text:p text:style-name="P1"><text:s text:c="4"/>Call z_WorkbookSave(wb_new)</text:p>
      <text:p text:style-name="P1"><text:s text:c="4"/>wb_new.Close True</text:p>
      <text:p text:style-name="P1">End If</text:p>
      <text:p text:style-name="P1"><text:s text:c="4"/>'PortfolioReporting</text:p>
      <text:p text:style-name="P1"><text:s text:c="4"/>'==================</text:p>
      <text:p text:style-name="P1"><text:s text:c="4"/>'document type: under evaluation, all unapproved and/or older versions</text:p>
      <text:p text:style-name="P1"><text:s text:c="4"/>'document type: portfolio reporting, only quarterly reports approved from Heads RD Portfolio</text:p>
      <text:p text:style-name="P1">If flag Then</text:p>
      <text:p text:style-name="P1"><text:s text:c="4"/>WbPath = "C:\Users\t740698\Desktop\PMEC_VBA_Master-DataSet\ZZZ_Inputs_MainGenerateReport\"</text:p>
      <text:p text:style-name="P1"><text:s text:c="4"/>WbName = "DataFilteringRules" &amp; ".xlsb"</text:p>
      <text:p text:style-name="P1"><text:s text:c="4"/>Call z_OpenAndActivateWb(WbName, WbPath, Wb_FilterRules)</text:p>
      <text:p text:style-name="P1">End If</text:p>
      <text:p text:style-name="P1">If flag Then</text:p>
      <text:p text:style-name="P1"><text:s text:c="4"/>WbPath = "C:\Users\t740698\Desktop\PMEC_VBA_Master-DataSet\" &amp; wbdate &amp; reportversion_folder &amp; folderdescription &amp; "\"</text:p>
      <text:p text:style-name="P1"><text:s text:c="4"/>WbName = "CONFIDENTIAL_SmC_PMEC_VBA_MasterDataSet_ForPortfolioReportingFilterOut_" &amp; wbdate &amp; reportversion_file &amp; ".xlsb"</text:p>
      <text:p text:style-name="P1"><text:s text:c="4"/>Call z_OpenAndActivateWb(WbName, WbPath, wb_old)</text:p>
      <text:p text:style-name="P1">End If</text:p>
      <text:p text:style-name="P1">If flag Then</text:p>
      <text:p text:style-name="P1"><text:s text:c="4"/>WbPath = "C:\Users\t740698\Desktop\PMEC_VBA_Master-DataSet\" &amp; wbdate &amp; reportversion_folder &amp; folderdescription &amp; "\"</text:p>
      <text:p text:style-name="P1"><text:s text:c="4"/>WbName = "CONFIDENTIAL_SmC_PMEC_VBA_MasterDataSet_ForPortfolioReportingAddBaseline_" &amp; wbdate &amp; reportversion_file &amp; ".xlsb"</text:p>
      <text:p text:style-name="P1"><text:s text:c="4"/>Call z_OpenAndActivateWb(WbName, WbPath, Wb_CurrentAndBaseline)</text:p>
      <text:p text:style-name="P1">End If</text:p>
      <text:p text:style-name="P1">If flag Then</text:p>
      <text:p text:style-name="P1"><text:s text:c="4"/>WbPath = "C:\Users\t740698\Desktop\PMEC_VBA_Master-DataSet\" &amp; wbdate &amp; reportversion_folder &amp; folderdescription &amp; "\ForTeamSpace" &amp; "\"</text:p>
      <text:p text:style-name="P1"><text:s text:c="4"/>WbName = "CONFIDENTIAL_SmC_PMEC_VBA_MasterDataSet_PortfolioReporting_" &amp; wbdate &amp; ".xlsb"</text:p>
      <text:p text:style-name="P1"><text:s text:c="4"/>Call z_MkDirIfNotExistent(WbPath)</text:p>
      <text:p text:style-name="P1"><text:s text:c="4"/>Call z_WorkbookSaveAs(WbPath, WbName, wb_old, wb_new)</text:p>
      <text:p text:style-name="P1"><text:s text:c="4"/>'delete and copy sheets</text:p>
      <text:p text:style-name="P1"><text:s text:c="4"/>On Error Resume Next</text:p>
      <text:p text:style-name="P1"><text:s text:c="4"/>Call z_ShDelete("SmC_MasterDataSet_PiLevel", wb_new)</text:p>
      <text:p text:style-name="P1"><text:s text:c="4"/>Call z_ShDelete("AdvancedFilters", wb_new)</text:p>
      <text:p text:style-name="P1"><text:s text:c="4"/>Call z_ShDelete("Rem GlobSup&amp;MS&amp;CGM", wb_new)</text:p>
      <text:p text:style-name="P1"><text:s text:c="4"/>Call z_ShDelete("CPD NEW AI_c", wb_new)</text:p>
      <text:p text:style-name="P1"><text:s text:c="4"/>Call z_ShDelete("CPD NOT NEW AI_c", wb_new)</text:p>
      <text:p text:style-name="P1"><text:s text:c="4"/>Call z_ShDelete("CPR CTD_c", wb_new)</text:p>
      <text:p text:style-name="P1"><text:s text:c="4"/>Call z_ShDelete("CPR NOT CTD_c", wb_new)</text:p>
      <text:p text:style-name="P1"><text:s text:c="4"/>Call z_ShDelete("CP highest lev_c", wb_new)</text:p>
      <text:p text:style-name="P1"><text:s text:c="4"/>Call z_ShDelete("Seeds &amp; BusinessDev_c", wb_new)</text:p>
      <text:p text:style-name="P1"><text:s text:c="4"/>Call z_ShDelete("SmC_MasterDataSet_PiLevel_temp", wb_new)</text:p>
      <text:p text:style-name="P1"><text:soft-page-break/><text:s text:c="4"/>On Error GoTo 0</text:p>
      <text:p text:style-name="P1"><text:s text:c="4"/>Call z_CopySheetFromWb1ToWb2("Approval - Business Rules", Wb_FilterRules, wb_new, "End")</text:p>
      <text:p text:style-name="P1"><text:s text:c="4"/>Call z_CopySheetFromWb1ToWb2("Comp_Current_Baseline", Wb_CurrentAndBaseline, wb_new, "End")</text:p>
      <text:p text:style-name="P1"><text:s text:c="4"/>Call z_CopySheetFromWb1ToWb2("Comp_Current_Retired", Wb_CurrentAndBaseline, wb_new, "End")</text:p>
      <text:p text:style-name="P1"><text:s text:c="4"/>Wb_FilterRules.Close False</text:p>
      <text:p text:style-name="P1"><text:s text:c="4"/>Wb_CurrentAndBaseline.Close False</text:p>
      <text:p text:style-name="P1"><text:s text:c="4"/>'find and replace attribute names</text:p>
      <text:p text:style-name="P1"><text:s text:c="4"/>Dim RZx As String</text:p>
      <text:p text:style-name="P1"><text:s text:c="4"/>'MsgBox ("Set the RZx")</text:p>
      <text:p text:style-name="P1"><text:s text:c="4"/>'Stop</text:p>
      <text:p text:style-name="P1"><text:s text:c="4"/>RZx = z_ReportVersionName(wbdate) '"R2x"</text:p>
      <text:p text:style-name="P1"><text:s text:c="4"/>Dim Rng As Range</text:p>
      <text:p text:style-name="P1"><text:s text:c="4"/>Dim ColSize As Long</text:p>
      <text:p text:style-name="P1"><text:s text:c="4"/>ColSize = z_ColSize(1, "Comp_Current_Baseline")</text:p>
      <text:p text:style-name="P1"><text:s text:c="4"/>Set Rng = Sheets("Comp_Current_Baseline").Range(Sheets("Comp_Current_Baseline").Cells(1, 1), Sheets("Comp_Current_Baseline").Cells(1, ColSize))</text:p>
      <text:p text:style-name="P1"><text:s text:c="4"/>Call z_FindAndReplace("Comp_Current_Baseline", Rng, "xlWhole", "PiIdentifier_", "PiIdentifier_" &amp; RZx &amp; "andR0")</text:p>
      <text:p text:style-name="P1"><text:s text:c="4"/>Call z_FindAndReplace("Comp_Current_Baseline", Rng, "xlPart", "_CurrentDataSet", "_" &amp; RZx)</text:p>
      <text:p text:style-name="P1"><text:s text:c="4"/>Call z_FindAndReplace("Comp_Current_Baseline", Rng, "xlPart", "_Baseline", "_R0")</text:p>
      <text:p text:style-name="P1"><text:s text:c="4"/>Call z_FindAndReplace("Comp_Current_Baseline", Rng, "xlPart", "_c_", "_")</text:p>
      <text:p text:style-name="P1"><text:s text:c="4"/>ColSize = z_ColSize(1, "SmC_MasterDataSet_PiLevel_fltr")</text:p>
      <text:p text:style-name="P1"><text:s text:c="4"/>Set Rng = Sheets("SmC_MasterDataSet_PiLevel_fltr").Range(Sheets("SmC_MasterDataSet_PiLevel_fltr").Cells(1, 1), Sheets("SmC_MasterDataSet_PiLevel_fltr").Cells(1, ColSize))</text:p>
      <text:p text:style-name="P1"><text:s text:c="4"/>Call z_FindAndReplace("SmC_MasterDataSet_PiLevel_fltr", Rng, "xlPart", "_c", "")</text:p>
      <text:p text:style-name="P1"><text:s text:c="4"/>'add pivot table</text:p>
      <text:p text:style-name="P1"><text:s text:c="4"/>Dim FirstYr As Integer</text:p>
      <text:p text:style-name="P1"><text:s text:c="4"/>FirstYr = VBA.DateTime.year(Now()) - 1</text:p>
      <text:p text:style-name="P1"><text:s text:c="4"/>Call z_AddPivotTable_LightVersion("Comp_Current_Baseline", "PivotTable_OneLinePerPI", "PiIdentifier_" &amp; RZx &amp; "andR0", , "EAC Full Costs " &amp; CStr(FirstYr + 1) &amp; "_" &amp; RZx, "EAC Full Costs " &amp; CStr(FirstYr + 1) &amp; "_R0")</text:p>
      <text:p text:style-name="P1"><text:s text:c="4"/>Dim StampDate As String</text:p>
      <text:p text:style-name="P1"><text:s text:c="4"/>StampDate = z_StampDate(wbdate)</text:p>
      <text:p text:style-name="P1"><text:s text:c="4"/>Call z_AddTimeStamp("PivotTable_OneLinePerPI", "05-Mar-2012 (R0) and " &amp; StampDate &amp; " (" &amp; RZx &amp; ")", 1, 1, 25)</text:p>
      <text:p text:style-name="P1"><text:s text:c="4"/>Call z_WorkbookSave(wb_new)</text:p>
      <text:p text:style-name="P1"><text:s text:c="4"/>'add warning to pivots</text:p>
      <text:p text:style-name="P1"><text:s text:c="4"/>Dim Text_warning As String</text:p>
      <text:p text:style-name="P1"><text:s text:c="4"/>Text_warning = "Warning: Do only use Business Case figures in the Row Labels field of the Pivot but not in the Values field"</text:p>
      <text:p text:style-name="P1"><text:s text:c="4"/>If Sheets("PivotTable_OneLinePerPI").Cells(1, 1) Like "Data as*" Then</text:p>
      <text:p text:style-name="P1"><text:s text:c="8"/>Call z_AddWarningText("PivotTable_OneLinePerPI", Text_warning, 2, 1, 25)</text:p>
      <text:p text:style-name="P1"><text:s text:c="4"/>Else</text:p>
      <text:p text:style-name="P1"><text:s text:c="8"/>Call z_AddWarningText("PivotTable_OneLinePerPI", Text_warning, 1, 1, 25)</text:p>
      <text:p text:style-name="P1"><text:s text:c="4"/>End If</text:p>
      <text:p text:style-name="P1"><text:s text:c="4"/>If Sheets("PivotTable_PiLevel_fltr").Cells(1, 1) Like "Data as*" Then</text:p>
      <text:p text:style-name="P1"><text:s text:c="8"/>Call z_AddWarningText("PivotTable_PiLevel_fltr", Text_warning, 2, 1, 25)</text:p>
      <text:p text:style-name="P1"><text:s text:c="4"/>Else</text:p>
      <text:p text:style-name="P1"><text:s text:c="8"/>Call z_AddWarningText("PivotTable_PiLevel_fltr", Text_warning, 1, 1, 25)</text:p>
      <text:p text:style-name="P1"><text:s text:c="4"/>End If</text:p>
      <text:p text:style-name="P1"><text:soft-page-break/><text:s text:c="4"/>'refresh pivots</text:p>
      <text:p text:style-name="P1"><text:s text:c="4"/>Call z_RefreshAllWorksheetPivots("PivotTable_OneLinePerPI")</text:p>
      <text:p text:style-name="P1"><text:s text:c="4"/>Call z_RefreshAllWorksheetPivots("PivotTable_PiLevel_fltr")</text:p>
      <text:p text:style-name="P1"><text:s text:c="4"/>'add EAC (by removing _c from the attribute name, the attribute was removed from the value field after refresh)</text:p>
      <text:p text:style-name="P1"><text:s text:c="4"/>Call z_Pivot_AddAttribute("PivotTable_PiLevel_fltr", "Value", "EAC Full Costs " &amp; CStr(FirstYr + 1) &amp; "*", "Like")</text:p>
      <text:p text:style-name="P1"><text:s text:c="4"/>'hide sheets</text:p>
      <text:p text:style-name="P1"><text:s text:c="4"/>Sheets("Comp_Current_Baseline").Visible = False 'xlSheetVeryHidden removes it from the list</text:p>
      <text:p text:style-name="P1"><text:s text:c="4"/>Sheets("SmC_MasterDataSet_PiLevel_fltr").Visible = False</text:p>
      <text:p text:style-name="P1"><text:s text:c="4"/>'renaming of sheets</text:p>
      <text:p text:style-name="P1"><text:s text:c="4"/>Sheets("Comp_Current_Baseline").name = "Comp " &amp; RZx &amp; " vs R0 SmCMasterDataSet"</text:p>
      <text:p text:style-name="P1"><text:s text:c="4"/>Sheets("SmC_MasterDataSet_PiLevel_fltr").name = RZx &amp; " SmC_MasterDataSet"</text:p>
      <text:p text:style-name="P1"><text:s text:c="4"/>Sheets("PivotTable_OneLinePerPI").name = "Comparison " &amp; RZx &amp; " vs R0 Pivot"</text:p>
      <text:p text:style-name="P1"><text:s text:c="4"/>Sheets("PivotTable_PiLevel_fltr").name = RZx &amp; " Pivot"</text:p>
      <text:p text:style-name="P1"><text:s text:c="4"/>'**********************</text:p>
      <text:p text:style-name="P1"><text:s text:c="4"/>ColSize = z_ColSize(1, "Comp_Current_Retired")</text:p>
      <text:p text:style-name="P1"><text:s text:c="4"/>Set Rng = Sheets("Comp_Current_Retired").Range(Sheets("Comp_Current_Retired").Cells(1, 1), Sheets("Comp_Current_Retired").Cells(1, ColSize))</text:p>
      <text:p text:style-name="P1"><text:s text:c="4"/>Call z_FindAndReplace("Comp_Current_Retired", Rng, "xlWhole", "PiIdentifier_", "PiIdentifier_" &amp; RZx &amp; "andR2")</text:p>
      <text:p text:style-name="P1"><text:s text:c="4"/>Call z_FindAndReplace("Comp_Current_Retired", Rng, "xlPart", "_CurrentDataSet", "_" &amp; RZx)</text:p>
      <text:p text:style-name="P1"><text:s text:c="4"/>Call z_FindAndReplace("Comp_Current_Retired", Rng, "xlPart", "_Baseline", "_R2")</text:p>
      <text:p text:style-name="P1"><text:s text:c="4"/>Call z_FindAndReplace("Comp_Current_Retired", Rng, "xlPart", "_c_", "_")</text:p>
      <text:p text:style-name="P1"><text:s text:c="4"/>Call z_AddPivotTable_LightVersion("Comp_Current_Retired", "PivotTable_OneLinePerPI", "PiIdentifier_" &amp; RZx &amp; "andR2", , "EAC Full Costs " &amp; CStr(FirstYr + 1) &amp; "_" &amp; RZx, "EAC Full Costs " &amp; CStr(FirstYr + 1) &amp; "_R2")</text:p>
      <text:p text:style-name="P1"><text:s text:c="4"/>StampDate = z_StampDate("2012_05_31")</text:p>
      <text:p text:style-name="P1"><text:s text:c="4"/>Call z_AddTimeStamp("PivotTable_OneLinePerPI", "31-May-2012 (R2) and " &amp; StampDate &amp; " (" &amp; RZx &amp; ")", 1, 1, 25)</text:p>
      <text:p text:style-name="P1"><text:s text:c="4"/>Call z_WorkbookSave(wb_new)</text:p>
      <text:p text:style-name="P1"><text:s text:c="4"/>If Sheets("PivotTable_OneLinePerPI").Cells(1, 1) Like "Data as*" Then</text:p>
      <text:p text:style-name="P1"><text:s text:c="8"/>Call z_AddWarningText("PivotTable_OneLinePerPI", Text_warning, 2, 1, 25)</text:p>
      <text:p text:style-name="P1"><text:s text:c="4"/>Else</text:p>
      <text:p text:style-name="P1"><text:s text:c="8"/>Call z_AddWarningText("PivotTable_OneLinePerPI", Text_warning, 1, 1, 25)</text:p>
      <text:p text:style-name="P1"><text:s text:c="4"/>End If</text:p>
      <text:p text:style-name="P1"><text:s text:c="4"/>Call z_RefreshAllWorksheetPivots("PivotTable_OneLinePerPI")</text:p>
      <text:p text:style-name="P1"><text:s text:c="4"/>Sheets("Comp_Current_Retired").Visible = False</text:p>
      <text:p text:style-name="P1"><text:s text:c="4"/>Sheets("Comp_Current_Retired").name = "Comp " &amp; RZx &amp; " vs R2 SmCMasterDataSet"</text:p>
      <text:p text:style-name="P1"><text:s text:c="4"/>Sheets("PivotTable_OneLinePerPI").name = "Comparison " &amp; RZx &amp; " vs R2 Pivot"</text:p>
      <text:p text:style-name="P1"><text:s text:c="4"/>wb_new.Close True</text:p>
      <text:p text:style-name="P1">End If</text:p>
      <text:p text:style-name="P1"><text:s text:c="4"/>'Milestone Reporting</text:p>
      <text:p text:style-name="P1"><text:s text:c="4"/>'===================</text:p>
      <text:p text:style-name="P1"><text:s text:c="4"/>'document type: milestones</text:p>
      <text:p text:style-name="P1">If flag Then</text:p>
      <text:p text:style-name="P1"><text:s text:c="4"/>WbPath = "C:\Users\t740698\Desktop\PMEC_VBA_Master-DataSet\" &amp; wbdate &amp; reportversion_folder &amp; folderdescription &amp; "\"</text:p>
      <text:p text:style-name="P1"><text:s text:c="4"/>WbName = "CONFIDENTIAL_SmC_PMEC_VBA_MasterDataSet_Milestones_" &amp; wbdate &amp; reportversion_file &amp; ".xlsb"</text:p>
      <text:p text:style-name="P1"><text:s text:c="4"/>Call z_OpenAndActivateWb(WbName, WbPath, wb_old)</text:p>
      <text:p text:style-name="P1">End If</text:p>
      <text:p text:style-name="P1">If flag Then</text:p>
      <text:p text:style-name="P1"><text:soft-page-break/><text:s text:c="4"/>WbPath = "C:\Users\t740698\Desktop\PMEC_VBA_Master-DataSet\" &amp; wbdate &amp; reportversion_folder &amp; folderdescription &amp; "\ForTeamSpace" &amp; "\"</text:p>
      <text:p text:style-name="P1"><text:s text:c="4"/>WbName = "CONFIDENTIAL_SmC_PMEC_VBA_MasterDataSet_Milestones_" &amp; wbdate &amp; ".xlsb"</text:p>
      <text:p text:style-name="P1"><text:s text:c="4"/>Call z_MkDirIfNotExistent(WbPath)</text:p>
      <text:p text:style-name="P1"><text:s text:c="4"/>Call z_WorkbookSaveAs(WbPath, WbName, wb_old, wb_new)</text:p>
      <text:p text:style-name="P1"><text:s text:c="4"/>On Error Resume Next</text:p>
      <text:p text:style-name="P1"><text:s text:c="4"/>Call z_ShDelete("PMEC_VBA_MasterDataSet_4", wb_new)</text:p>
      <text:p text:style-name="P1"><text:s text:c="4"/>Call z_ShDelete("SmC_MasterDataSet_PiLevel", wb_new)</text:p>
      <text:p text:style-name="P1"><text:s text:c="4"/>Call z_ShDelete("SmC_MasterDataSet_Milestones_1", wb_new)</text:p>
      <text:p text:style-name="P1"><text:s text:c="4"/>Sheets("SmC_MasterDataSet_Milestones_2").name = "SmC_MasterDataSet_Milestones"</text:p>
      <text:p text:style-name="P1"><text:s text:c="4"/>On Error GoTo 0</text:p>
      <text:p text:style-name="P1"><text:s text:c="4"/>Call z_WorkbookSave(wb_new)</text:p>
      <text:p text:style-name="P1"><text:s text:c="4"/>wb_new.Close True</text:p>
      <text:p text:style-name="P1">End If</text:p>
      <text:p text:style-name="P1"><text:s text:c="4"/>'Aggregated data sets</text:p>
      <text:p text:style-name="P1"><text:s text:c="4"/>'====================</text:p>
      <text:p text:style-name="P1"><text:s text:c="4"/>'document type: Aggregated Versions</text:p>
      <text:p text:style-name="P1">If flag Then</text:p>
      <text:p text:style-name="P1"><text:s text:c="4"/>WbPath = "C:\Users\t740698\Desktop\PMEC_VBA_Master-DataSet\" &amp; wbdate &amp; reportversion_folder &amp; folderdescription &amp; "\"</text:p>
      <text:p text:style-name="P1"><text:s text:c="4"/>WbName = "CONFIDENTIAL_SmC_PMEC_VBA_MasterDataSet_AllIds_" &amp; wbdate &amp; reportversion_file &amp; ".xlsb"</text:p>
      <text:p text:style-name="P1"><text:s text:c="4"/>Call z_OpenAndActivateWb(WbName, WbPath, Wb_AllIds)</text:p>
      <text:p text:style-name="P1">End If</text:p>
      <text:p text:style-name="P1">If flag Then</text:p>
      <text:p text:style-name="P1"><text:s text:c="4"/>WbPath = "C:\Users\t740698\Desktop\PMEC_VBA_Master-DataSet\" &amp; wbdate &amp; reportversion_folder &amp; folderdescription &amp; "\"</text:p>
      <text:p text:style-name="P1"><text:s text:c="4"/>WbName = "CONFIDENTIAL_SmC_PMEC_VBA_MasterDataSet_PivotFlat_ForOneLinePerId_" &amp; wbdate &amp; reportversion_file &amp; ".xlsb"</text:p>
      <text:p text:style-name="P1"><text:s text:c="4"/>Call z_OpenAndActivateWb(WbName, WbPath, wb_old)</text:p>
      <text:p text:style-name="P1">End If</text:p>
      <text:p text:style-name="P1">If flag Then</text:p>
      <text:p text:style-name="P1"><text:s text:c="4"/>WbPath = "C:\Users\t740698\Desktop\PMEC_VBA_Master-DataSet\" &amp; wbdate &amp; reportversion_folder &amp; folderdescription &amp; "\ForTeamSpace" &amp; "\"</text:p>
      <text:p text:style-name="P1"><text:s text:c="4"/>WbName = "CONFIDENTIAL_SmC_PMEC_VBA_MasterDataSet_AggregatedVersions_" &amp; wbdate &amp; ".xlsb"</text:p>
      <text:p text:style-name="P1"><text:s text:c="4"/>Call z_MkDirIfNotExistent(WbPath)</text:p>
      <text:p text:style-name="P1"><text:s text:c="4"/>Call z_WorkbookSaveAs(WbPath, WbName, wb_old, wb_new)</text:p>
      <text:p text:style-name="P1"><text:s text:c="4"/>On Error Resume Next</text:p>
      <text:p text:style-name="P1"><text:s text:c="4"/>Call z_ShDelete("PMEC_VBA_MasterDataSet_13", wb_new)</text:p>
      <text:p text:style-name="P1"><text:s text:c="4"/>Call z_ShDelete("Pivot_PIs", wb_new)</text:p>
      <text:p text:style-name="P1"><text:s text:c="4"/>Call z_ShDelete("Pivot_TKs", wb_new)</text:p>
      <text:p text:style-name="P1"><text:s text:c="4"/>Call z_ShDelete("PivotTable_PiLevel", wb_new)</text:p>
      <text:p text:style-name="P1"><text:s text:c="4"/>Call z_ShDelete("PivotTable_TkLevel", wb_new)</text:p>
      <text:p text:style-name="P1"><text:s text:c="4"/>On Error GoTo 0</text:p>
      <text:p text:style-name="P1"><text:s text:c="4"/>Call z_CopySheetFromWb1ToWb2("SmC_FullDataSet_PiLevel", Wb_AllIds, wb_new, "End")</text:p>
      <text:p text:style-name="P1"><text:s text:c="4"/>Call z_CopySheetFromWb1ToWb2("SmC_FullDataSet_TkLevel", Wb_AllIds, wb_new, "End")</text:p>
      <text:p text:style-name="P1"><text:s text:c="4"/>Wb_AllIds.Close False</text:p>
      <text:p text:style-name="P1">End If</text:p>
      <text:p text:style-name="P1">If flag Then</text:p>
      <text:p text:style-name="P1"><text:s text:c="4"/>WbPath = "C:\Users\t740698\Desktop\PMEC_VBA_Master-DataSet\" &amp; wbdate &amp; reportversion_folder &amp; folderdescription &amp; "\"</text:p>
      <text:p text:style-name="P1"><text:soft-page-break/><text:s text:c="4"/>WbName = "CONFIDENTIAL_SmC_PMEC_VBA_MasterDataSet_PivotFlat_ForOneLinePerId2_" &amp; wbdate &amp; reportversion_file &amp; ".xlsb"</text:p>
      <text:p text:style-name="P1"><text:s text:c="4"/>Call z_OpenAndActivateWb(WbName, WbPath, Wb_OnLinePerRs)</text:p>
      <text:p text:style-name="P1">End If</text:p>
      <text:p text:style-name="P1">If flag Then</text:p>
      <text:p text:style-name="P1"><text:s text:c="4"/>Call z_CopySheetFromWb1ToWb2("SmC_MasterDataSet_ResourceLevel", Wb_OnLinePerRs, wb_new, "End")</text:p>
      <text:p text:style-name="P1">End If</text:p>
      <text:p text:style-name="P1">If flag Then</text:p>
      <text:p text:style-name="P1"><text:s text:c="4"/>Wb_OnLinePerRs.Close False</text:p>
      <text:p text:style-name="P1"><text:s text:c="4"/>Call z_WorkbookSave(wb_new)</text:p>
      <text:p text:style-name="P1">End If</text:p>
      <text:p text:style-name="P1">If flag Then</text:p>
      <text:p text:style-name="P1"><text:s text:c="4"/>wb_new.Activate</text:p>
      <text:p text:style-name="P1"><text:s text:c="4"/>'move tabs</text:p>
      <text:p text:style-name="P1"><text:s text:c="4"/>Sheets("SmC_FullDataSet_TkLevel").Move Before:=Sheets(1)</text:p>
      <text:p text:style-name="P1"><text:s text:c="4"/>Sheets("SmC_FullDataSet_PiLevel").Move Before:=Sheets(2)</text:p>
      <text:p text:style-name="P1"><text:s text:c="4"/>'color tabs</text:p>
      <text:p text:style-name="P1"><text:s text:c="4"/>Sheets("SmC_FullDataSet_TkLevel").Tab.Color = 5296274</text:p>
      <text:p text:style-name="P1"><text:s text:c="4"/>Sheets("SmC_FullDataSet_PiLevel").Tab.Color = 5296274</text:p>
      <text:p text:style-name="P1"><text:s text:c="4"/>Sheets("SmC_MasterDataSet_ResourceLevel").Tab.Color = 15773696</text:p>
      <text:p text:style-name="P1"><text:s text:c="4"/>Sheets("SmC_MasterDataSet_TkLevel").Tab.Color = 15773696</text:p>
      <text:p text:style-name="P1"><text:s text:c="4"/>Sheets("SmC_MasterDataSet_PiLevel").Tab.Color = 15773696</text:p>
      <text:p text:style-name="P1"><text:s text:c="4"/>'timestamps</text:p>
      <text:p text:style-name="P1"><text:s text:c="4"/>StampDate = z_StampDate(wbdate)</text:p>
      <text:p text:style-name="P1"><text:s text:c="4"/>Call z_AddTimeStamp("SmC_FullDataSet_TkLevel", StampDate, 1, 1, 25)</text:p>
      <text:p text:style-name="P1"><text:s text:c="4"/>Call z_AddTimeStamp("SmC_FullDataSet_PiLevel", StampDate, 1, 1, 25)</text:p>
      <text:p text:style-name="P1"><text:s text:c="4"/>'SmC_FullDataSet_TkLevel</text:p>
      <text:p text:style-name="P1"><text:s text:c="4"/>Sheets("SmC_FullDataSet_TkLevel").Activate</text:p>
      <text:p text:style-name="P1"><text:s text:c="4"/>Dim col_PiHasRes As Long</text:p>
      <text:p text:style-name="P1"><text:s text:c="4"/>Dim col_MD4 As Long</text:p>
      <text:p text:style-name="P1"><text:s text:c="4"/>col_PiHasRes = z_GetColumnIndex("Pi has Resource(s)", 1, "SmC_FullDataSet_TkLevel")</text:p>
      <text:p text:style-name="P1"><text:s text:c="4"/>Call z_DeleteColumns("SmC_FullDataSet_TkLevel", col_PiHasRes, col_PiHasRes)</text:p>
      <text:p text:style-name="P1"><text:s text:c="4"/>col_MD4 = z_GetColumnIndex("TkIdentifier from PMEC_VBA_MasterDataSet_4", 1, "SmC_FullDataSet_TkLevel")</text:p>
      <text:p text:style-name="P1"><text:s text:c="4"/>Call z_DeleteColumns("SmC_FullDataSet_TkLevel", col_MD4, col_MD4)</text:p>
      <text:p text:style-name="P1"><text:s text:c="4"/></text:p>
      <text:p text:style-name="P1"><text:s text:c="4"/>Dim col_WsId As Long</text:p>
      <text:p text:style-name="P1"><text:s text:c="4"/>Dim col_ActivityId As Long</text:p>
      <text:p text:style-name="P1"><text:s text:c="4"/>Dim col_TkId As Long</text:p>
      <text:p text:style-name="P1"><text:s text:c="4"/>col_TkId = z_GetColumnIndex("TkIdentifier", 1, "SmC_FullDataSet_TkLevel")</text:p>
      <text:p text:style-name="P1"><text:s text:c="4"/>col_WsId = z_GetColumnIndex("WsIdentifier", 1, "SmC_FullDataSet_TkLevel")</text:p>
      <text:p text:style-name="P1"><text:s text:c="4"/>col_ActivityId = z_GetColumnIndex("ActivityIdentifier", 1, "SmC_FullDataSet_TkLevel")</text:p>
      <text:p text:style-name="P1"><text:s text:c="4"/>Call z_MoveColumn("SmC_FullDataSet_TkLevel", col_WsId, "SmC_FullDataSet_TkLevel", col_TkId + 1)</text:p>
      <text:p text:style-name="P1"><text:s text:c="4"/>Call z_MoveColumn("SmC_FullDataSet_TkLevel", col_ActivityId, "SmC_FullDataSet_TkLevel", col_TkId + 2)</text:p>
      <text:p text:style-name="P1"><text:s text:c="4"/></text:p>
      <text:p text:style-name="P1"><text:s text:c="4"/>Dim col_TkHasRes As Long</text:p>
      <text:p text:style-name="P1"><text:s text:c="4"/>Dim col_IncludedInMasterDS As Long</text:p>
      <text:p text:style-name="P1"><text:s text:c="4"/>col_IncludedInMasterDS = z_GetColumnIndex("TkIdentifier from SmC_MasterDataSet_TkLevel", 1, "SmC_FullDataSet_TkLevel")</text:p>
      <text:p text:style-name="P1"><text:s text:c="4"/>Cells(1, col_IncludedInMasterDS).Value = "Included in MasterDataSet"</text:p>
      <text:p text:style-name="P1"><text:soft-page-break/><text:s text:c="4"/>col_IncludedInMasterDS = z_GetColumnIndex("Included in MasterDataSet", 1, "SmC_FullDataSet_TkLevel")</text:p>
      <text:p text:style-name="P1"><text:s text:c="4"/>col_TkHasRes = z_GetColumnIndex("Task has Resource(s)", 1, "SmC_FullDataSet_TkLevel")</text:p>
      <text:p text:style-name="P1"><text:s text:c="4"/>Dim RowSize_Tk As Long</text:p>
      <text:p text:style-name="P1"><text:s text:c="4"/>RowSize_Tk = z_RowSize(col_TkId, "SmC_FullDataSet_TkLevel")</text:p>
      <text:p text:style-name="P1"><text:s text:c="4"/>For Row = 2 To RowSize_Tk</text:p>
      <text:p text:style-name="P1"><text:s text:c="8"/>If Cells(Row, col_TkId) &lt;&gt; "(blank)" Then</text:p>
      <text:p text:style-name="P1"><text:s text:c="12"/>If Cells(Row, col_TkHasRes) = "(blank)" Then</text:p>
      <text:p text:style-name="P1"><text:s text:c="16"/>Cells(Row, col_TkHasRes) = "TRUE"</text:p>
      <text:p text:style-name="P1"><text:s text:c="12"/>End If</text:p>
      <text:p text:style-name="P1"><text:s text:c="12"/></text:p>
      <text:p text:style-name="P1"><text:s text:c="12"/>If Cells(Row, col_IncludedInMasterDS) = "(blank)" Then</text:p>
      <text:p text:style-name="P1"><text:s text:c="16"/>Cells(Row, col_IncludedInMasterDS) = "FALSE"</text:p>
      <text:p text:style-name="P1"><text:s text:c="12"/>Else</text:p>
      <text:p text:style-name="P1"><text:s text:c="16"/>Cells(Row, col_IncludedInMasterDS) = "TRUE"</text:p>
      <text:p text:style-name="P1"><text:s text:c="12"/>End If</text:p>
      <text:p text:style-name="P1"><text:s text:c="8"/>End If</text:p>
      <text:p text:style-name="P1"><text:s text:c="4"/>Next</text:p>
      <text:p text:style-name="P1"><text:s text:c="4"/></text:p>
      <text:p text:style-name="P1"><text:s text:c="4"/>'SmC_FullDataSet_TkLevel</text:p>
      <text:p text:style-name="P1"><text:s text:c="4"/>Sheets("SmC_FullDataSet_PiLevel").Activate</text:p>
      <text:p text:style-name="P1"><text:s text:c="4"/>Dim RowSize_Pi As Long</text:p>
      <text:p text:style-name="P1"><text:s text:c="4"/>Dim Col_PiId As Long</text:p>
      <text:p text:style-name="P1"><text:s text:c="4"/>col_IncludedInMasterDS = z_GetColumnIndex("PiIdentifier from SmC_MasterDataSet_PiLevel", 1, "SmC_FullDataSet_PiLevel")</text:p>
      <text:p text:style-name="P1"><text:s text:c="4"/>Cells(1, col_IncludedInMasterDS).Value = "Included in MasterDataSet"</text:p>
      <text:p text:style-name="P1"><text:s text:c="4"/>col_IncludedInMasterDS = z_GetColumnIndex("Included in MasterDataSet", 1, "SmC_FullDataSet_PiLevel")</text:p>
      <text:p text:style-name="P1"><text:s text:c="4"/>Col_PiId = z_GetColumnIndex("PiIdentifier", 1, "SmC_FullDataSet_PiLevel")</text:p>
      <text:p text:style-name="P1"><text:s text:c="4"/>col_PiHasRes = z_GetColumnIndex("Pi has Resource(s)", 1, "SmC_FullDataSet_PiLevel")</text:p>
      <text:p text:style-name="P1"><text:s text:c="4"/>RowSize_Pi = z_RowSize(Col_PiId, "SmC_FullDataSet_PiLevel")</text:p>
      <text:p text:style-name="P1"><text:s text:c="4"/>For Row = 2 To RowSize_Pi</text:p>
      <text:p text:style-name="P1"><text:s text:c="8"/>If Cells(Row, col_PiHasRes) = "(blank)" Then</text:p>
      <text:p text:style-name="P1"><text:s text:c="12"/>Cells(Row, col_PiHasRes) = "TRUE"</text:p>
      <text:p text:style-name="P1"><text:s text:c="8"/>End If</text:p>
      <text:p text:style-name="P1"><text:s text:c="8"/></text:p>
      <text:p text:style-name="P1"><text:s text:c="8"/>If Cells(Row, col_IncludedInMasterDS) = "(blank)" Then</text:p>
      <text:p text:style-name="P1"><text:s text:c="12"/>Cells(Row, col_IncludedInMasterDS) = "FALSE"</text:p>
      <text:p text:style-name="P1"><text:s text:c="8"/>Else</text:p>
      <text:p text:style-name="P1"><text:s text:c="12"/>Cells(Row, col_IncludedInMasterDS) = "TRUE"</text:p>
      <text:p text:style-name="P1"><text:s text:c="8"/>End If</text:p>
      <text:p text:style-name="P1"><text:s text:c="4"/>Next</text:p>
      <text:p text:style-name="P1">End If</text:p>
      <text:p text:style-name="P1">If flag Then</text:p>
      <text:p text:style-name="P1"><text:s text:c="4"/>Call z_WorkbookSave(wb_new)</text:p>
      <text:p text:style-name="P1"><text:s text:c="4"/>wb_new.Close True</text:p>
      <text:p text:style-name="P1">End If</text:p>
      <text:p text:style-name="P1"/>
      <text:p text:style-name="P1"><text:s text:c="4"/>'Data Quality Tool</text:p>
      <text:p text:style-name="P1"><text:s text:c="4"/>'=================</text:p>
      <text:p text:style-name="P1">If flag Then</text:p>
      <text:p text:style-name="P1"><text:s text:c="4"/>WbPath = "C:\Users\t740698\Desktop\PMEC_VBA_Master-DataSet\" &amp; wbdate &amp; reportversion_folder &amp; folderdescription &amp; "\"</text:p>
      <text:p text:style-name="P1"><text:soft-page-break/><text:s text:c="4"/>WbName = "CONFIDENTIAL_SmC_PMEC_VBA_MasterDataSet_DataQualityTool_" &amp; wbdate &amp; reportversion_file &amp; ".xlsb"</text:p>
      <text:p text:style-name="P1"><text:s text:c="4"/>Call z_OpenAndActivateWb(WbName, WbPath, wb_old)</text:p>
      <text:p text:style-name="P1">End If</text:p>
      <text:p text:style-name="P1">If flag Then</text:p>
      <text:p text:style-name="P1"><text:s text:c="4"/>WbPath = "C:\Users\t740698\Desktop\PMEC_VBA_Master-DataSet\" &amp; wbdate &amp; reportversion_folder &amp; folderdescription &amp; "\ForTeamSpace" &amp; "\"</text:p>
      <text:p text:style-name="P1"><text:s text:c="4"/>WbName = "SmC_Data_Quality_Tool.xlsb"</text:p>
      <text:p text:style-name="P1"><text:s text:c="4"/>Call z_MkDirIfNotExistent(WbPath)</text:p>
      <text:p text:style-name="P1"><text:s text:c="4"/>Call z_WorkbookSaveAs(WbPath, WbName, wb_old, wb_new)</text:p>
      <text:p text:style-name="P1">End If</text:p>
      <text:p text:style-name="P1">End Sub</text:p>
      <text:p text:style-name="P1"/>
      <text:p text:style-name="P1"/>
      <text:p text:style-name="P1">Sub m_Main_Strawman()</text:p>
      <text:p text:style-name="P1"><text:s text:c="4"/>answer = InputBox("R3 SmC_MasterDataSet aktiviert?", , "YES", 13500, 12500)</text:p>
      <text:p text:style-name="P1"><text:s text:c="4"/>If answer &lt;&gt; "YES" Then</text:p>
      <text:p text:style-name="P1"><text:s text:c="8"/>Stop</text:p>
      <text:p text:style-name="P1"><text:s text:c="4"/>End If</text:p>
      <text:p text:style-name="P1"><text:s text:c="4"/>answer = InputBox("New Dimensions already added?", , "YES", 13500, 12500)</text:p>
      <text:p text:style-name="P1"><text:s text:c="4"/>If answer = "YES" Then</text:p>
      <text:p text:style-name="P1"><text:s text:c="8"/>flag = 0</text:p>
      <text:p text:style-name="P1"><text:s text:c="4"/>Else</text:p>
      <text:p text:style-name="P1"><text:s text:c="8"/>flag = 1</text:p>
      <text:p text:style-name="P1"><text:s text:c="4"/>End If</text:p>
      <text:p text:style-name="P1"><text:s text:c="4"/></text:p>
      <text:p text:style-name="P1"><text:s text:c="4"/>Dim Sh As String</text:p>
      <text:p text:style-name="P1"><text:s text:c="4"/>Sh = "R3 SmC_MasterDataSet"</text:p>
      <text:p text:style-name="P1"><text:s text:c="4"/>Sheets(Sh).Activate</text:p>
      <text:p text:style-name="P1"><text:s text:c="4"/>Dim Col_PiId As Long</text:p>
      <text:p text:style-name="P1"><text:s text:c="4"/>Dim col_PISubType As Long</text:p>
      <text:p text:style-name="P1"><text:s text:c="4"/>Dim col_PIStage As Long</text:p>
      <text:p text:style-name="P1"><text:s text:c="4"/>Dim Col_PL1 As Long</text:p>
      <text:p text:style-name="P1"><text:s text:c="4"/>Dim col_PL2 As Long</text:p>
      <text:p text:style-name="P1"><text:s text:c="4"/>Dim col_PL3 As Long</text:p>
      <text:p text:style-name="P1"><text:s text:c="4"/>Dim Col_StrategicCrop As Long</text:p>
      <text:p text:style-name="P1"><text:s text:c="4"/>Col_PiId = z_GetColumnIndex("PiIdentifier", 1, Sh)</text:p>
      <text:p text:style-name="P1"><text:s text:c="4"/>col_PISubType = z_GetColumnIndex("PI Sub Type", 1, Sh)</text:p>
      <text:p text:style-name="P1"><text:s text:c="4"/>col_PIStage = z_GetColumnIndex("PI Stage", 1, Sh)</text:p>
      <text:p text:style-name="P1"><text:s text:c="4"/>Col_PL1 = z_GetColumnIndex("Portfolio Level 1", 1, Sh)</text:p>
      <text:p text:style-name="P1"><text:s text:c="4"/>col_PL2 = z_GetColumnIndex("Portfolio Level 2", 1, Sh)</text:p>
      <text:p text:style-name="P1"><text:s text:c="4"/>col_PL3 = z_GetColumnIndex("Portfolio Level 3", 1, Sh)</text:p>
      <text:p text:style-name="P1"><text:s text:c="4"/>Col_StrategicCrop = z_GetColumnIndex("PI Strategic Crop", 1, Sh)</text:p>
      <text:p text:style-name="P1"><text:s text:c="4"/>Dim RowSize As Long</text:p>
      <text:p text:style-name="P1"><text:s text:c="4"/>RowSize = z_RowSize(Col_PiId, Sh)</text:p>
      <text:p text:style-name="P1"><text:s text:c="4"/>'add new dimensions/columns</text:p>
      <text:p text:style-name="P1">If flag Then</text:p>
      <text:p text:style-name="P1"><text:s text:c="4"/>Dim Col_Start As Long</text:p>
      <text:p text:style-name="P1"><text:s text:c="4"/>Col_Start = z_GetColumnIndex("PI Strategic Crop", 1, Sh)</text:p>
      <text:p text:style-name="P1"><text:s text:c="4"/>Call z_InsertEmptyCols(Sh, 3, Col_Start)</text:p>
      <text:p text:style-name="P1"><text:s text:c="4"/>Call z_AddColNames(Array("Technology", "InnovationLifeCycle", "InvestmentSegment"), Sh, 1, Col_Start, , "No")</text:p>
      <text:p text:style-name="P1">End If</text:p>
      <text:p text:style-name="P1"><text:soft-page-break/><text:s text:c="4"/>'fill the new dimensions/columns</text:p>
      <text:p text:style-name="P1"><text:s text:c="4"/>'*******************************</text:p>
      <text:p text:style-name="P1"><text:s text:c="4"/>Dim col_ICS As Long</text:p>
      <text:p text:style-name="P1"><text:s text:c="4"/>Dim col_BC As Long</text:p>
      <text:p text:style-name="P1"><text:s text:c="4"/>Dim col_CE As Long</text:p>
      <text:p text:style-name="P1"><text:s text:c="4"/>Dim col_PER As Long</text:p>
      <text:p text:style-name="P1"><text:s text:c="4"/>Dim col_AT As Long</text:p>
      <text:p text:style-name="P1"><text:s text:c="4"/>col_ICS = z_GetColumnIndex("ICS? YES/NO", 1, Sh)</text:p>
      <text:p text:style-name="P1"><text:s text:c="4"/>col_BC = z_GetColumnIndex("BIO-CONTROLS? YES/NO", 1, Sh)</text:p>
      <text:p text:style-name="P1"><text:s text:c="4"/>col_CE = z_GetColumnIndex("CE? YES/NO", 1, Sh)</text:p>
      <text:p text:style-name="P1"><text:s text:c="4"/>col_PER = z_GetColumnIndex("PER? YES/NO", 1, Sh)</text:p>
      <text:p text:style-name="P1"><text:s text:c="4"/>col_AT = z_GetColumnIndex("Adjacent Technology YES/NO", 1, Sh)</text:p>
      <text:p text:style-name="P1"><text:s text:c="4"/>Dim col_Technology As Long</text:p>
      <text:p text:style-name="P1"><text:s text:c="4"/>col_Technology = z_GetColumnIndex("Technology", 1, Sh)</text:p>
      <text:p text:style-name="P1"><text:s text:c="4"/>Dim col_InnovationLifeCyle As Long</text:p>
      <text:p text:style-name="P1"><text:s text:c="4"/>col_InnovationLifeCyle = z_GetColumnIndex("InnovationLifeCycle", 1, Sh)</text:p>
      <text:p text:style-name="P1"><text:s text:c="4"/>Dim Col_InvestmentSegment As Long</text:p>
      <text:p text:style-name="P1"><text:s text:c="4"/>Col_InvestmentSegment = z_GetColumnIndex("InvestmentSegment", 1, Sh)</text:p>
      <text:p text:style-name="P1"><text:s text:c="4"/></text:p>
      <text:p text:style-name="P1"/>
      <text:p text:style-name="P1"><text:s text:c="4"/>'Genetics</text:p>
      <text:p text:style-name="P1"><text:s text:c="4"/>'********</text:p>
      <text:p text:style-name="P1"><text:s text:c="3"/>flag = 1</text:p>
      <text:p text:style-name="P1">If flag Then</text:p>
      <text:p text:style-name="P1"><text:s text:c="4"/>For Row = 2 To RowSize</text:p>
      <text:p text:style-name="P1"><text:s text:c="8"/>If LCase(Cells(Row, col_ICS)) = "no" _</text:p>
      <text:p text:style-name="P1"><text:s text:c="12"/>And LCase(Cells(Row, col_AT)) = "no" _</text:p>
      <text:p text:style-name="P1"><text:s text:c="12"/>And LCase(Cells(Row, col_BC)) = "no" _</text:p>
      <text:p text:style-name="P1"><text:s text:c="12"/>And LCase(Cells(Row, col_CE)) = "no" _</text:p>
      <text:p text:style-name="P1"><text:s text:c="12"/>And LCase(Cells(Row, col_PER)) = "no" _</text:p>
      <text:p text:style-name="P1"><text:s text:c="12"/>Then</text:p>
      <text:p text:style-name="P1"><text:s text:c="12"/>If Cells(Row, col_PISubType) = "Breeding" _</text:p>
      <text:p text:style-name="P1"><text:s text:c="16"/>Or Cells(Row, col_PISubType) = "GM Trait" _</text:p>
      <text:p text:style-name="P1"><text:s text:c="16"/>Or Cells(Row, col_PISubType) = "GM Trait Discontinuation" _</text:p>
      <text:p text:style-name="P1"><text:s text:c="16"/>Or Cells(Row, col_PISubType) = "GM Trait Stack" _</text:p>
      <text:p text:style-name="P1"><text:s text:c="16"/>Or Cells(Row, col_PISubType) = "GM Trait Stack Extension" _</text:p>
      <text:p text:style-name="P1"><text:s text:c="16"/>Or Cells(Row, col_PISubType) = "Native Trait" _</text:p>
      <text:p text:style-name="P1"><text:s text:c="16"/>Or Cells(Row, col_PISubType) Like "Capability and Technology*" _</text:p>
      <text:p text:style-name="P1"><text:s text:c="16"/>Then</text:p>
      <text:p text:style-name="P1"><text:s text:c="16"/>If Cells(Row, Col_PL1) &lt;&gt; "CROP_PROTECTION" _</text:p>
      <text:p text:style-name="P1"><text:s text:c="16"/>Then</text:p>
      <text:p text:style-name="P1"><text:s text:c="16"/></text:p>
      <text:p text:style-name="P1"><text:s text:c="20"/>'Technology</text:p>
      <text:p text:style-name="P1"><text:s text:c="20"/>'**********</text:p>
      <text:p text:style-name="P1"><text:s text:c="20"/>'Cells(Row, col_Technology).Activate</text:p>
      <text:p text:style-name="P1"><text:s text:c="20"/>Cells(Row, col_Technology) = "1.Genetics"</text:p>
      <text:p text:style-name="P1"><text:s text:c="20"/></text:p>
      <text:p text:style-name="P1"><text:s text:c="20"/>'InvestmentSegment</text:p>
      <text:p text:style-name="P1"><text:s text:c="20"/>'*****************</text:p>
      <text:p text:style-name="P1"><text:s text:c="20"/>If Cells(Row, col_PISubType) = "GM Trait" _</text:p>
      <text:p text:style-name="P1"><text:s text:c="24"/>Or Cells(Row, col_PISubType) = "GM Trait Discontinuation" _</text:p>
      <text:p text:style-name="P1"><text:s text:c="24"/>Or Cells(Row, col_PISubType) = "GM Trait Stack" _</text:p>
      <text:p text:style-name="P1"><text:s text:c="24"/>Or Cells(Row, col_PISubType) = "GM Trait Stack Extension" _</text:p>
      <text:p text:style-name="P1"><text:soft-page-break/><text:s text:c="24"/>Then</text:p>
      <text:p text:style-name="P1"><text:s text:c="24"/>Cells(Row, Col_InvestmentSegment) = "1.a.Genetic Modification Trait"</text:p>
      <text:p text:style-name="P1"><text:s text:c="20"/>End If</text:p>
      <text:p text:style-name="P1"><text:s text:c="20"/>If Cells(Row, col_PISubType) = "Native Trait" Then</text:p>
      <text:p text:style-name="P1"><text:s text:c="24"/>Cells(Row, Col_InvestmentSegment) = "1.b.Native Traits"</text:p>
      <text:p text:style-name="P1"><text:s text:c="20"/>End If</text:p>
      <text:p text:style-name="P1"><text:s text:c="20"/>If Cells(Row, col_PISubType) = "Breeding" _</text:p>
      <text:p text:style-name="P1"><text:s text:c="24"/>Then</text:p>
      <text:p text:style-name="P1"><text:s text:c="24"/>Cells(Row, Col_InvestmentSegment) = "1.c.Breeding"</text:p>
      <text:p text:style-name="P1"><text:s text:c="20"/>End If</text:p>
      <text:p text:style-name="P1"><text:s text:c="20"/></text:p>
      <text:p text:style-name="P1"><text:s text:c="20"/>'this rule may be false (only implemented to get the same numbers)</text:p>
      <text:p text:style-name="P1"><text:s text:c="20"/>If Cells(Row, col_PISubType) Like "Capability and Technology*" Then</text:p>
      <text:p text:style-name="P1"><text:s text:c="24"/>If Cells(Row, col_PIStage) = "Seeds-1" _</text:p>
      <text:p text:style-name="P1"><text:s text:c="28"/>Or Cells(Row, col_PIStage) = "Seeds-2" _</text:p>
      <text:p text:style-name="P1"><text:s text:c="28"/>Or Cells(Row, col_PIStage) = "Seeds-3" _</text:p>
      <text:p text:style-name="P1"><text:s text:c="28"/>Or Cells(Row, col_PIStage) = "Seeds-4" _</text:p>
      <text:p text:style-name="P1"><text:s text:c="28"/>Or Cells(Row, col_PIStage) = "Seeds-5" _</text:p>
      <text:p text:style-name="P1"><text:s text:c="28"/>Or Cells(Row, col_PIStage) = "Seeds-6" _</text:p>
      <text:p text:style-name="P1"><text:s text:c="28"/>Or Cells(Row, col_PIStage) = "Seeds-7" _</text:p>
      <text:p text:style-name="P1"><text:s text:c="28"/>Or Cells(Row, col_PIStage) = "Seeds-8" _</text:p>
      <text:p text:style-name="P1"><text:s text:c="28"/>Or Cells(Row, col_PIStage) = "Seeds-9" _</text:p>
      <text:p text:style-name="P1"><text:s text:c="28"/>Or Cells(Row, col_PIStage) = "Seeds-10" _</text:p>
      <text:p text:style-name="P1"><text:s text:c="28"/>Or Cells(Row, col_PIStage) = "Seeds-11" _</text:p>
      <text:p text:style-name="P1"><text:s text:c="28"/>Then</text:p>
      <text:p text:style-name="P1"><text:s text:c="28"/>Cells(Row, Col_InvestmentSegment) = "1.c.Breeding"</text:p>
      <text:p text:style-name="P1"><text:s text:c="24"/>Else</text:p>
      <text:p text:style-name="P1"><text:s text:c="28"/>Cells(Row, Col_InvestmentSegment) = "1.a.Genetic Modification Trait"</text:p>
      <text:p text:style-name="P1"><text:s text:c="24"/>End If</text:p>
      <text:p text:style-name="P1"><text:s text:c="20"/>End If</text:p>
      <text:p text:style-name="P1"><text:s text:c="20"/></text:p>
      <text:p text:style-name="P1"><text:s text:c="20"/>'InnovationLifeCycle</text:p>
      <text:p text:style-name="P1"><text:s text:c="20"/>'*******************</text:p>
      <text:p text:style-name="P1"><text:s text:c="20"/>'Genetics-Research</text:p>
      <text:p text:style-name="P1"><text:s text:c="20"/>'-----------------</text:p>
      <text:p text:style-name="P1"><text:s text:c="20"/>If Cells(Row, col_PIStage) = "Seeds-1" _</text:p>
      <text:p text:style-name="P1"><text:s text:c="24"/>Or Cells(Row, col_PIStage) = "Seeds-2" _</text:p>
      <text:p text:style-name="P1"><text:s text:c="24"/>Or Cells(Row, col_PIStage) = "Seeds-3" _</text:p>
      <text:p text:style-name="P1"><text:s text:c="24"/>Or Cells(Row, col_PIStage) = "Seeds-Discovery" _</text:p>
      <text:p text:style-name="P1"><text:s text:c="24"/>Or Cells(Row, col_PIStage) = "Seeds-Proof of Concept" _</text:p>
      <text:p text:style-name="P1"><text:s text:c="24"/>Or Cells(Row, col_PIStage) = "(blank)" _</text:p>
      <text:p text:style-name="P1"><text:s text:c="24"/>Then</text:p>
      <text:p text:style-name="P1"><text:s text:c="24"/>Cells(Row, col_InnovationLifeCyle) = "1.1.Genetics - Research"</text:p>
      <text:p text:style-name="P1"><text:s text:c="20"/>End If</text:p>
      <text:p text:style-name="P1"><text:s text:c="20"/>'Genetics-NewProducts&amp;Extensions</text:p>
      <text:p text:style-name="P1"><text:s text:c="20"/>'-------------------------------</text:p>
      <text:p text:style-name="P1"><text:s text:c="20"/>If Cells(Row, col_PIStage) = "Seeds-4" _</text:p>
      <text:p text:style-name="P1"><text:s text:c="24"/>Or Cells(Row, col_PIStage) = "Seeds-5" _</text:p>
      <text:p text:style-name="P1"><text:s text:c="24"/>Or Cells(Row, col_PIStage) = "Seeds-6" _</text:p>
      <text:p text:style-name="P1"><text:s text:c="24"/>Or Cells(Row, col_PIStage) = "Seeds-Early Development" _</text:p>
      <text:p text:style-name="P1"><text:s text:c="24"/>Or Cells(Row, col_PIStage) = "Seeds-Late Development" _</text:p>
      <text:p text:style-name="P1"><text:s text:c="24"/>Or Cells(Row, col_PIStage) = "Seeds-Pre-Commercial" _</text:p>
      <text:p text:style-name="P1"><text:s text:c="24"/>Then</text:p>
      <text:p text:style-name="P1"><text:soft-page-break/><text:s text:c="24"/>Cells(Row, col_InnovationLifeCyle) = "1.2.Genetics - New Products &amp; Extensions"</text:p>
      <text:p text:style-name="P1"><text:s text:c="20"/>End If</text:p>
      <text:p text:style-name="P1"><text:s text:c="20"/>'Genetics-ProductMaintenance</text:p>
      <text:p text:style-name="P1"><text:s text:c="20"/>'---------------------------</text:p>
      <text:p text:style-name="P1"><text:s text:c="20"/>If Cells(Row, col_PIStage) = "Seeds-7" _</text:p>
      <text:p text:style-name="P1"><text:s text:c="24"/>Or Cells(Row, col_PIStage) = "Seeds-8" _</text:p>
      <text:p text:style-name="P1"><text:s text:c="24"/>Or Cells(Row, col_PIStage) = "Seeds-9" _</text:p>
      <text:p text:style-name="P1"><text:s text:c="24"/>Or Cells(Row, col_PIStage) = "Seeds-10" _</text:p>
      <text:p text:style-name="P1"><text:s text:c="24"/>Or Cells(Row, col_PIStage) = "Seeds-11" _</text:p>
      <text:p text:style-name="P1"><text:s text:c="24"/>Or Cells(Row, col_PIStage) = "Seeds-Commercial" _</text:p>
      <text:p text:style-name="P1"><text:s text:c="24"/>Or Cells(Row, col_PIStage) = "Seeds-Discontinue" _</text:p>
      <text:p text:style-name="P1"><text:s text:c="24"/>Then</text:p>
      <text:p text:style-name="P1"><text:s text:c="24"/>Cells(Row, col_InnovationLifeCyle) = "1.3.Genetics - Product Maintenance"</text:p>
      <text:p text:style-name="P1"><text:s text:c="20"/>End If</text:p>
      <text:p text:style-name="P1"><text:s text:c="16"/>End If</text:p>
      <text:p text:style-name="P1"><text:s text:c="12"/>End If</text:p>
      <text:p text:style-name="P1"><text:s text:c="8"/>End If</text:p>
      <text:p text:style-name="P1"><text:s text:c="4"/>Next</text:p>
      <text:p text:style-name="P1">End If</text:p>
      <text:p text:style-name="P1"><text:s text:c="5"/></text:p>
      <text:p text:style-name="P1"><text:s text:c="4"/>'New&amp;IntegratedTechnology</text:p>
      <text:p text:style-name="P1"><text:s text:c="4"/>'************************</text:p>
      <text:p text:style-name="P1">If flag Then</text:p>
      <text:p text:style-name="P1"><text:s text:c="4"/>For Row = 2 To RowSize</text:p>
      <text:p text:style-name="P1"><text:s text:c="8"/>If LCase(Cells(Row, col_AT)) = "yes" Then</text:p>
      <text:p text:style-name="P1"><text:s text:c="12"/>'Technology</text:p>
      <text:p text:style-name="P1"><text:s text:c="12"/>'**********</text:p>
      <text:p text:style-name="P1"><text:s text:c="12"/>'Cells(Row, col_Technology).Activate</text:p>
      <text:p text:style-name="P1"><text:s text:c="12"/>Cells(Row, col_Technology) = "2.New &amp; Integrated Technology"</text:p>
      <text:p text:style-name="P1"><text:s text:c="12"/></text:p>
      <text:p text:style-name="P1"><text:s text:c="12"/>'InvestmentSegment</text:p>
      <text:p text:style-name="P1"><text:s text:c="12"/>'*****************</text:p>
      <text:p text:style-name="P1"><text:s text:c="12"/>If LCase(Cells(Row, col_ICS)) = "yes" Then</text:p>
      <text:p text:style-name="P1"><text:s text:c="16"/>Cells(Row, Col_InvestmentSegment) = "2.a.Integrated Solutions"</text:p>
      <text:p text:style-name="P1"><text:s text:c="12"/>ElseIf LCase(Cells(Row, col_AT)) = "yes" Then</text:p>
      <text:p text:style-name="P1"><text:s text:c="16"/>Cells(Row, Col_InvestmentSegment) = "2.b.Adjacent Technology"</text:p>
      <text:p text:style-name="P1"><text:s text:c="12"/>ElseIf LCase(Cells(Row, col_BC)) = "yes" Then</text:p>
      <text:p text:style-name="P1"><text:s text:c="16"/>Cells(Row, Col_InvestmentSegment) = "2.c.Bio Controls"</text:p>
      <text:p text:style-name="P1"><text:s text:c="12"/>ElseIf LCase(Cells(Row, col_CE)) = "yes" Then</text:p>
      <text:p text:style-name="P1"><text:s text:c="16"/>Cells(Row, Col_InvestmentSegment) = "2.d.Crop Enhancement"</text:p>
      <text:p text:style-name="P1"><text:s text:c="12"/>End If</text:p>
      <text:p text:style-name="P1"><text:s text:c="8"/></text:p>
      <text:p text:style-name="P1"><text:s text:c="12"/>'InnovationLifeCycle</text:p>
      <text:p text:style-name="P1"><text:s text:c="12"/>'*******************</text:p>
      <text:p text:style-name="P1"><text:s text:c="12"/>'New&amp;IntegratedTechnology-Research</text:p>
      <text:p text:style-name="P1"><text:s text:c="12"/>'---------------------------------</text:p>
      <text:p text:style-name="P1"><text:s text:c="12"/>If Cells(Row, Col_PiId) = "PI0009812" _</text:p>
      <text:p text:style-name="P1"><text:s text:c="16"/>Or Cells(Row, Col_PiId) = "PI0009852" _</text:p>
      <text:p text:style-name="P1"><text:s text:c="16"/>Then</text:p>
      <text:p text:style-name="P1"><text:s text:c="16"/>Cells(Row, col_InnovationLifeCyle) = "2.1.New &amp; Integrated Technology - Research"</text:p>
      <text:p text:style-name="P1"><text:s text:c="12"/></text:p>
      <text:p text:style-name="P1"><text:s text:c="12"/>'New&amp;IntegratedTechnology-NewProducts&amp;Extensions</text:p>
      <text:p text:style-name="P1"><text:s text:c="12"/>'-----------------------------------------------</text:p>
      <text:p text:style-name="P1"><text:soft-page-break/><text:s text:c="12"/>Else</text:p>
      <text:p text:style-name="P1"><text:s text:c="16"/>Cells(Row, col_InnovationLifeCyle) = "2.2.New &amp; Integrated Technology - New Product &amp; Solution Development"</text:p>
      <text:p text:style-name="P1"><text:s text:c="12"/>End If</text:p>
      <text:p text:style-name="P1"><text:s text:c="8"/>End If</text:p>
      <text:p text:style-name="P1"><text:s text:c="8"/>If (LCase(Cells(Row, col_ICS)) = "yes" _</text:p>
      <text:p text:style-name="P1"><text:s text:c="12"/>Or LCase(Cells(Row, col_BC)) = "yes" _</text:p>
      <text:p text:style-name="P1"><text:s text:c="12"/>Or LCase(Cells(Row, col_CE)) = "yes") _</text:p>
      <text:p text:style-name="P1"><text:s text:c="12"/>And LCase(Cells(Row, col_AT)) = "no" _</text:p>
      <text:p text:style-name="P1"><text:s text:c="12"/>And LCase(Cells(Row, col_PER)) = "no" _</text:p>
      <text:p text:style-name="P1"><text:s text:c="12"/>Then</text:p>
      <text:p text:style-name="P1"><text:s text:c="12"/></text:p>
      <text:p text:style-name="P1"><text:s text:c="12"/>'Technology</text:p>
      <text:p text:style-name="P1"><text:s text:c="12"/>'**********</text:p>
      <text:p text:style-name="P1"><text:s text:c="12"/>'Cells(Row, col_Technology).Activate</text:p>
      <text:p text:style-name="P1"><text:s text:c="12"/>Cells(Row, col_Technology) = "2.New &amp; Integrated Technology"</text:p>
      <text:p text:style-name="P1"><text:s text:c="12"/></text:p>
      <text:p text:style-name="P1"><text:s text:c="12"/>'InvestmentSegment</text:p>
      <text:p text:style-name="P1"><text:s text:c="12"/>'*****************</text:p>
      <text:p text:style-name="P1"><text:s text:c="12"/>If LCase(Cells(Row, col_ICS)) = "yes" Then</text:p>
      <text:p text:style-name="P1"><text:s text:c="16"/>Cells(Row, Col_InvestmentSegment) = "2.a.Integrated Solutions"</text:p>
      <text:p text:style-name="P1"><text:s text:c="12"/>ElseIf LCase(Cells(Row, col_AT)) = "yes" Then</text:p>
      <text:p text:style-name="P1"><text:s text:c="16"/>Cells(Row, Col_InvestmentSegment) = "2.b.Adjacent Technology"</text:p>
      <text:p text:style-name="P1"><text:s text:c="12"/>ElseIf LCase(Cells(Row, col_BC)) = "yes" Then</text:p>
      <text:p text:style-name="P1"><text:s text:c="16"/>Cells(Row, Col_InvestmentSegment) = "2.c.Bio Controls"</text:p>
      <text:p text:style-name="P1"><text:s text:c="12"/>ElseIf LCase(Cells(Row, col_CE)) = "yes" Then</text:p>
      <text:p text:style-name="P1"><text:s text:c="16"/>Cells(Row, Col_InvestmentSegment) = "2.d.Crop Enhancement"</text:p>
      <text:p text:style-name="P1"><text:s text:c="12"/>End If</text:p>
      <text:p text:style-name="P1"><text:s text:c="12"/></text:p>
      <text:p text:style-name="P1"><text:s text:c="12"/>'InnovationLifeCycle</text:p>
      <text:p text:style-name="P1"><text:s text:c="12"/>'*******************</text:p>
      <text:p text:style-name="P1"><text:s text:c="12"/>'New&amp;IntegratedTechnology-Research</text:p>
      <text:p text:style-name="P1"><text:s text:c="12"/>'---------------------------------</text:p>
      <text:p text:style-name="P1"><text:s text:c="12"/>If Cells(Row, col_PIStage) = "Seeds-1" _</text:p>
      <text:p text:style-name="P1"><text:s text:c="16"/>Or Cells(Row, col_PIStage) = "Seeds-2" _</text:p>
      <text:p text:style-name="P1"><text:s text:c="16"/>Or Cells(Row, col_PIStage) = "Seeds-3" _</text:p>
      <text:p text:style-name="P1"><text:s text:c="16"/>Or Cells(Row, col_PIStage) = "Seeds-Discovery" _</text:p>
      <text:p text:style-name="P1"><text:s text:c="16"/>Or Cells(Row, col_PIStage) = "Seeds-Proof of Concept" _</text:p>
      <text:p text:style-name="P1"><text:s text:c="16"/>Or Cells(Row, col_PIStage) = "CP-1-Research" _</text:p>
      <text:p text:style-name="P1"><text:s text:c="16"/>Then</text:p>
      <text:p text:style-name="P1"><text:s text:c="16"/>Cells(Row, col_InnovationLifeCyle) = "2.1.New &amp; Integrated Technology - Research"</text:p>
      <text:p text:style-name="P1"><text:s text:c="12"/>End If</text:p>
      <text:p text:style-name="P1"><text:s text:c="12"/>'New&amp;IntegratedTechnology-NewProducts&amp;Extensions</text:p>
      <text:p text:style-name="P1"><text:s text:c="12"/>'-----------------------------------------------</text:p>
      <text:p text:style-name="P1"><text:s text:c="12"/>If Cells(Row, col_PIStage) = "Seeds-4" _</text:p>
      <text:p text:style-name="P1"><text:s text:c="16"/>Or Cells(Row, col_PIStage) = "Seeds-5" _</text:p>
      <text:p text:style-name="P1"><text:s text:c="16"/>Or Cells(Row, col_PIStage) = "Seeds-6" _</text:p>
      <text:p text:style-name="P1"><text:s text:c="16"/>Or Cells(Row, col_PIStage) = "Seeds-Early Development" _</text:p>
      <text:p text:style-name="P1"><text:s text:c="16"/>Or Cells(Row, col_PIStage) = "Seeds-Late Development" _</text:p>
      <text:p text:style-name="P1"><text:s text:c="16"/>Or Cells(Row, col_PIStage) = "Seeds-Pre-Commercial" _</text:p>
      <text:p text:style-name="P1"><text:s text:c="16"/>Or Cells(Row, col_PIStage) = "Seeds-7" _</text:p>
      <text:p text:style-name="P1"><text:s text:c="16"/>Or Cells(Row, col_PIStage) = "Seeds-8" _</text:p>
      <text:p text:style-name="P1"><text:s text:c="16"/>Or Cells(Row, col_PIStage) = "Seeds-9" _</text:p>
      <text:p text:style-name="P1"><text:soft-page-break/><text:s text:c="16"/>Or Cells(Row, col_PIStage) = "Seeds-10" _</text:p>
      <text:p text:style-name="P1"><text:s text:c="16"/>Or Cells(Row, col_PIStage) = "Seeds-11" _</text:p>
      <text:p text:style-name="P1"><text:s text:c="16"/>Or Cells(Row, col_PIStage) = "Seeds-Commercial" _</text:p>
      <text:p text:style-name="P1"><text:s text:c="16"/>Or Cells(Row, col_PIStage) = "Seeds-Discontinue" _</text:p>
      <text:p text:style-name="P1"><text:s text:c="16"/>Or Cells(Row, col_PIStage) = "CP-2-Evaluation" _</text:p>
      <text:p text:style-name="P1"><text:s text:c="16"/>Or Cells(Row, col_PIStage) = "CP-3-Development" _</text:p>
      <text:p text:style-name="P1"><text:s text:c="16"/>Or Cells(Row, col_PIStage) = "CP-4-Life Cycle Mgmt" _</text:p>
      <text:p text:style-name="P1"><text:s text:c="16"/>Or Cells(Row, col_PIStage) = "CP-A-Feasibility" _</text:p>
      <text:p text:style-name="P1"><text:s text:c="16"/>Or Cells(Row, col_PIStage) = "CP-B-Evaluation" _</text:p>
      <text:p text:style-name="P1"><text:s text:c="16"/>Or Cells(Row, col_PIStage) = "CP-C-Development" _</text:p>
      <text:p text:style-name="P1"><text:s text:c="16"/>Or Cells(Row, col_PIStage) = "CP-D-Sales" _</text:p>
      <text:p text:style-name="P1"><text:s text:c="16"/>Or Cells(Row, col_PIStage) = "CP-Not Applicable" _</text:p>
      <text:p text:style-name="P1"><text:s text:c="16"/>Then</text:p>
      <text:p text:style-name="P1"><text:s text:c="16"/>Cells(Row, col_InnovationLifeCyle) = "2.2.New &amp; Integrated Technology - New Product &amp; Solution Development"</text:p>
      <text:p text:style-name="P1"><text:s text:c="12"/>End If</text:p>
      <text:p text:style-name="P1"><text:s text:c="8"/>End If</text:p>
      <text:p text:style-name="P1"><text:s text:c="4"/>Next</text:p>
      <text:p text:style-name="P1">End If</text:p>
      <text:p text:style-name="P1"/>
      <text:p text:style-name="P1"><text:s text:c="4"/>'Chemicals</text:p>
      <text:p text:style-name="P1"><text:s text:c="4"/>'*********</text:p>
      <text:p text:style-name="P1">If flag Then</text:p>
      <text:p text:style-name="P1"><text:s text:c="4"/>For Row = 2 To RowSize</text:p>
      <text:p text:style-name="P1"><text:s text:c="8"/>'all PER</text:p>
      <text:p text:style-name="P1"><text:s text:c="8"/>If LCase(Cells(Row, col_PER)) = "yes" Then</text:p>
      <text:p text:style-name="P1"><text:s text:c="12"/>'Technology</text:p>
      <text:p text:style-name="P1"><text:s text:c="12"/>'**********</text:p>
      <text:p text:style-name="P1"><text:s text:c="12"/>'Cells(Row, col_Technology).Activate</text:p>
      <text:p text:style-name="P1"><text:s text:c="12"/>Cells(Row, col_Technology) = "3.Chemicals"</text:p>
      <text:p text:style-name="P1"><text:s text:c="12"/>'InvestmentSegment</text:p>
      <text:p text:style-name="P1"><text:s text:c="12"/>'*****************</text:p>
      <text:p text:style-name="P1"><text:s text:c="12"/>If Cells(Row, col_PL3) = "CPD_SEED_TREATMENT" _</text:p>
      <text:p text:style-name="P1"><text:s text:c="16"/>Or Cells(Row, col_PL3) = "CPR_SEED_TREATMENT" _</text:p>
      <text:p text:style-name="P1"><text:s text:c="16"/>Then</text:p>
      <text:p text:style-name="P1"><text:s text:c="16"/>Cells(Row, Col_InvestmentSegment) = "3.a.Seed Care"</text:p>
      <text:p text:style-name="P1"><text:s text:c="12"/>End If</text:p>
      <text:p text:style-name="P1"><text:s text:c="12"/>If Cells(Row, col_PL3) = "CPD_HERBICIDES" _</text:p>
      <text:p text:style-name="P1"><text:s text:c="16"/>Or Cells(Row, col_PL3) = "CPR_HERBICIDES" _</text:p>
      <text:p text:style-name="P1"><text:s text:c="16"/>Then</text:p>
      <text:p text:style-name="P1"><text:s text:c="16"/>Cells(Row, Col_InvestmentSegment) = "3.b.Herbicides"</text:p>
      <text:p text:style-name="P1"><text:s text:c="12"/>End If</text:p>
      <text:p text:style-name="P1"><text:s text:c="12"/>If Cells(Row, col_PL3) = "CPD_FUNGICIDES" _</text:p>
      <text:p text:style-name="P1"><text:s text:c="16"/>Or Cells(Row, col_PL3) = "CPR_FUNGICIDES" _</text:p>
      <text:p text:style-name="P1"><text:s text:c="16"/>Then</text:p>
      <text:p text:style-name="P1"><text:s text:c="16"/>Cells(Row, Col_InvestmentSegment) = "3.c.Fungicides"</text:p>
      <text:p text:style-name="P1"><text:s text:c="12"/>End If</text:p>
      <text:p text:style-name="P1"><text:s text:c="12"/>If Cells(Row, col_PL3) = "CPD_INSECTICIDES" _</text:p>
      <text:p text:style-name="P1"><text:s text:c="16"/>Or Cells(Row, col_PL3) = "CPR_INSECTICIDES" _</text:p>
      <text:p text:style-name="P1"><text:s text:c="16"/>Or Cells(Row, col_PL2) = "LAWN_GARDEN" _</text:p>
      <text:p text:style-name="P1"><text:s text:c="16"/>Then</text:p>
      <text:p text:style-name="P1"><text:s text:c="16"/>Cells(Row, Col_InvestmentSegment) = "3.d.Insecticides"</text:p>
      <text:p text:style-name="P1"><text:s text:c="12"/>End If</text:p>
      <text:p text:style-name="P1"><text:soft-page-break/><text:s text:c="12"/>'InnovationLifeCycle</text:p>
      <text:p text:style-name="P1"><text:s text:c="12"/>'*******************</text:p>
      <text:p text:style-name="P1"><text:s text:c="12"/>Cells(Row, col_InnovationLifeCyle) = "3.1.Chemicals - Research Incl. PER"</text:p>
      <text:p text:style-name="P1"><text:s text:c="8"/>End If</text:p>
      <text:p text:style-name="P1"><text:s text:c="8"/>'</text:p>
      <text:p text:style-name="P1"><text:s text:c="8"/>If LCase(Cells(Row, col_ICS)) = "no" _</text:p>
      <text:p text:style-name="P1"><text:s text:c="12"/>And LCase(Cells(Row, col_AT)) = "no" _</text:p>
      <text:p text:style-name="P1"><text:s text:c="12"/>And LCase(Cells(Row, col_BC)) = "no" _</text:p>
      <text:p text:style-name="P1"><text:s text:c="12"/>And LCase(Cells(Row, col_CE)) = "no" _</text:p>
      <text:p text:style-name="P1"><text:s text:c="12"/>And LCase(Cells(Row, col_PER)) = "no" _</text:p>
      <text:p text:style-name="P1"><text:s text:c="12"/>Then</text:p>
      <text:p text:style-name="P1"><text:s text:c="12"/>If Cells(Row, col_PISubType) = "AI New" _</text:p>
      <text:p text:style-name="P1"><text:s text:c="16"/>Or Cells(Row, col_PISubType) = "Capability &amp; Technology Development" _</text:p>
      <text:p text:style-name="P1"><text:s text:c="16"/>Or Cells(Row, col_PISubType) Like "Capability and Technology*" _</text:p>
      <text:p text:style-name="P1"><text:s text:c="16"/>Or Cells(Row, col_PISubType) = "Formulation Extension" _</text:p>
      <text:p text:style-name="P1"><text:s text:c="16"/>Or Cells(Row, col_PISubType) = "Formulation New" _</text:p>
      <text:p text:style-name="P1"><text:s text:c="16"/>Or Cells(Row, col_PISubType) = "Idea Evaluation" _</text:p>
      <text:p text:style-name="P1"><text:s text:c="16"/>Or Cells(Row, col_PISubType) = "Label Extension" _</text:p>
      <text:p text:style-name="P1"><text:s text:c="16"/>Or Cells(Row, col_PISubType) = "Non-Product Customer Offer" _</text:p>
      <text:p text:style-name="P1"><text:s text:c="16"/>Or Cells(Row, col_PISubType) = "Pack Development" _</text:p>
      <text:p text:style-name="P1"><text:s text:c="16"/>Or Cells(Row, col_PISubType) = "Unplanned Resource" _</text:p>
      <text:p text:style-name="P1"><text:s text:c="16"/>Or Cells(Row, col_PISubType) = "AI &amp; Product Maintenance" _</text:p>
      <text:p text:style-name="P1"><text:s text:c="16"/>Or Cells(Row, col_PISubType) = "AI Re-registration" _</text:p>
      <text:p text:style-name="P1"><text:s text:c="16"/>Or Cells(Row, col_PISubType) = "Stewardship" _</text:p>
      <text:p text:style-name="P1"><text:s text:c="16"/>Then</text:p>
      <text:p text:style-name="P1"><text:s text:c="16"/>If Cells(Row, col_PL2) &lt;&gt; "CROP_PROTECTION - Level 1 portfolio" _</text:p>
      <text:p text:style-name="P1"><text:s text:c="20"/>And Cells(Row, col_PL3) &lt;&gt; "CPD - Level 2 portfolio" _</text:p>
      <text:p text:style-name="P1"><text:s text:c="20"/>And Cells(Row, col_PL3) &lt;&gt; "CPR - Level 2 portfolio" _</text:p>
      <text:p text:style-name="P1"><text:s text:c="20"/>And Cells(Row, col_PL3) &lt;&gt; "CPR_EPICC" _</text:p>
      <text:p text:style-name="P1"><text:s text:c="20"/>Then</text:p>
      <text:p text:style-name="P1"><text:s text:c="20"/>If Cells(Row, Col_PL1) &lt;&gt; "SEEDS" _</text:p>
      <text:p text:style-name="P1"><text:s text:c="20"/>Then</text:p>
      <text:p text:style-name="P1"><text:s text:c="24"/>'Technology</text:p>
      <text:p text:style-name="P1"><text:s text:c="24"/>'**********</text:p>
      <text:p text:style-name="P1"><text:s text:c="24"/>'Cells(Row, col_Technology).Activate</text:p>
      <text:p text:style-name="P1"><text:s text:c="24"/>Cells(Row, col_Technology) = "3.Chemicals"</text:p>
      <text:p text:style-name="P1"><text:s text:c="24"/></text:p>
      <text:p text:style-name="P1"><text:s text:c="24"/>'InvestmentSegment</text:p>
      <text:p text:style-name="P1"><text:s text:c="24"/>'*****************</text:p>
      <text:p text:style-name="P1"><text:s text:c="24"/>If Cells(Row, col_PL3) = "CPD_SEED_TREATMENT" _</text:p>
      <text:p text:style-name="P1"><text:s text:c="28"/>Or Cells(Row, col_PL3) = "CPR_SEED_TREATMENT" _</text:p>
      <text:p text:style-name="P1"><text:s text:c="28"/>Then</text:p>
      <text:p text:style-name="P1"><text:s text:c="28"/>Cells(Row, Col_InvestmentSegment) = "3.a.Seed Care"</text:p>
      <text:p text:style-name="P1"><text:s text:c="24"/>End If</text:p>
      <text:p text:style-name="P1"><text:s text:c="24"/>If Cells(Row, col_PL3) = "CPD_HERBICIDES" _</text:p>
      <text:p text:style-name="P1"><text:s text:c="28"/>Or Cells(Row, col_PL3) = "CPR_HERBICIDES" _</text:p>
      <text:p text:style-name="P1"><text:s text:c="28"/>Then</text:p>
      <text:p text:style-name="P1"><text:s text:c="28"/>Cells(Row, Col_InvestmentSegment) = "3.b.Herbicides"</text:p>
      <text:p text:style-name="P1"><text:s text:c="24"/>End If</text:p>
      <text:p text:style-name="P1"><text:s text:c="24"/>If Cells(Row, col_PL3) = "CPD_FUNGICIDES" _</text:p>
      <text:p text:style-name="P1"><text:s text:c="28"/>Or Cells(Row, col_PL3) = "CPR_FUNGICIDES" _</text:p>
      <text:p text:style-name="P1"><text:s text:c="28"/>Then</text:p>
      <text:p text:style-name="P1"><text:s text:c="28"/>Cells(Row, Col_InvestmentSegment) = "3.c.Fungicides"</text:p>
      <text:p text:style-name="P1"><text:soft-page-break/><text:s text:c="24"/>End If</text:p>
      <text:p text:style-name="P1"><text:s text:c="24"/>If Cells(Row, col_PL3) = "CPD_INSECTICIDES" _</text:p>
      <text:p text:style-name="P1"><text:s text:c="28"/>Or Cells(Row, col_PL3) = "CPR_INSECTICIDES" _</text:p>
      <text:p text:style-name="P1"><text:s text:c="28"/>Or Cells(Row, col_PL2) = "LAWN_GARDEN" _</text:p>
      <text:p text:style-name="P1"><text:s text:c="28"/>Then</text:p>
      <text:p text:style-name="P1"><text:s text:c="28"/>Cells(Row, Col_InvestmentSegment) = "3.d.Insecticides"</text:p>
      <text:p text:style-name="P1"><text:s text:c="24"/>End If</text:p>
      <text:p text:style-name="P1"><text:s text:c="20"/></text:p>
      <text:p text:style-name="P1"><text:s text:c="24"/>'InnovationLifeCycle</text:p>
      <text:p text:style-name="P1"><text:s text:c="24"/>'*******************</text:p>
      <text:p text:style-name="P1"><text:s text:c="24"/>'Chemicals-ResearchInclPER</text:p>
      <text:p text:style-name="P1"><text:s text:c="24"/>'-------------------------</text:p>
      <text:p text:style-name="P1"><text:s text:c="24"/>If Cells(Row, col_PISubType) = "AI New" Then</text:p>
      <text:p text:style-name="P1"><text:s text:c="28"/>If Cells(Row, col_PIStage) = "CP-1-Research" _</text:p>
      <text:p text:style-name="P1"><text:s text:c="32"/>Or Cells(Row, col_PIStage) = "CP-A-Feasibility" Then</text:p>
      <text:p text:style-name="P1"><text:s text:c="32"/>Cells(Row, col_InnovationLifeCyle) = "3.1.Chemicals - Research Incl. PER"</text:p>
      <text:p text:style-name="P1"><text:s text:c="28"/>End If</text:p>
      <text:p text:style-name="P1"><text:s text:c="24"/>End If</text:p>
      <text:p text:style-name="P1"><text:s text:c="24"/></text:p>
      <text:p text:style-name="P1"><text:s text:c="24"/>'Chemicals-NewAIDevelopment</text:p>
      <text:p text:style-name="P1"><text:s text:c="24"/>'--------------------------</text:p>
      <text:p text:style-name="P1"><text:s text:c="24"/>If Cells(Row, col_PISubType) = "AI New" Then</text:p>
      <text:p text:style-name="P1"><text:s text:c="28"/>If Cells(Row, col_PIStage) = "CP-2-Evaluation" _</text:p>
      <text:p text:style-name="P1"><text:s text:c="28"/>Or Cells(Row, col_PIStage) = "CP-3-Development" _</text:p>
      <text:p text:style-name="P1"><text:s text:c="28"/>Or Cells(Row, col_PIStage) = "CP-4-Life Cycle Mgmt" _</text:p>
      <text:p text:style-name="P1"><text:s text:c="28"/>Or Cells(Row, col_PIStage) = "CP-B-Evaluation" _</text:p>
      <text:p text:style-name="P1"><text:s text:c="28"/>Or Cells(Row, col_PIStage) = "CP-C-Development" _</text:p>
      <text:p text:style-name="P1"><text:s text:c="28"/>Or Cells(Row, col_PIStage) = "CP-D-Sales" _</text:p>
      <text:p text:style-name="P1"><text:s text:c="28"/>Or Cells(Row, col_PIStage) = "CP-Not Applicable" _</text:p>
      <text:p text:style-name="P1"><text:s text:c="28"/>Then</text:p>
      <text:p text:style-name="P1"><text:s text:c="32"/>Cells(Row, col_InnovationLifeCyle) = "3.2.Chemicals - New AI Development"</text:p>
      <text:p text:style-name="P1"><text:s text:c="28"/>End If</text:p>
      <text:p text:style-name="P1"><text:s text:c="24"/>End If</text:p>
      <text:p text:style-name="P1"><text:s text:c="24"/>'Chemicals-NewProducts&amp;Extensions</text:p>
      <text:p text:style-name="P1"><text:s text:c="24"/>'--------------------------------</text:p>
      <text:p text:style-name="P1"><text:s text:c="24"/>If Cells(Row, col_PISubType) = "Capability &amp; Technology Development" _</text:p>
      <text:p text:style-name="P1"><text:s text:c="28"/>Or Cells(Row, col_PISubType) Like "Capability and Technology*" _</text:p>
      <text:p text:style-name="P1"><text:s text:c="28"/>Or Cells(Row, col_PISubType) = "Formulation Extension" _</text:p>
      <text:p text:style-name="P1"><text:s text:c="28"/>Or Cells(Row, col_PISubType) = "Formulation New" _</text:p>
      <text:p text:style-name="P1"><text:s text:c="28"/>Or Cells(Row, col_PISubType) = "Idea Evaluation" _</text:p>
      <text:p text:style-name="P1"><text:s text:c="28"/>Or Cells(Row, col_PISubType) = "Label Extension" _</text:p>
      <text:p text:style-name="P1"><text:s text:c="28"/>Or Cells(Row, col_PISubType) = "Non-Product Customer Offer" _</text:p>
      <text:p text:style-name="P1"><text:s text:c="28"/>Or Cells(Row, col_PISubType) = "Pack Development" _</text:p>
      <text:p text:style-name="P1"><text:s text:c="28"/>Or Cells(Row, col_PISubType) = "Unplanned Resource" _</text:p>
      <text:p text:style-name="P1"><text:s text:c="28"/>Then</text:p>
      <text:p text:style-name="P1"><text:s text:c="28"/>Cells(Row, col_InnovationLifeCyle) = "3.3.Chemicals - New Products &amp; Extensions"</text:p>
      <text:p text:style-name="P1"><text:s text:c="24"/>End If</text:p>
      <text:p text:style-name="P1"><text:s text:c="24"/>'Chemicals-ProductMaintenance</text:p>
      <text:p text:style-name="P1"><text:s text:c="24"/>'----------------------------</text:p>
      <text:p text:style-name="P1"><text:s text:c="24"/>If Cells(Row, col_PISubType) = "AI &amp; Product Maintenance" _</text:p>
      <text:p text:style-name="P1"><text:s text:c="28"/>Or Cells(Row, col_PISubType) = "AI Re-registration" _</text:p>
      <text:p text:style-name="P1"><text:s text:c="28"/>Or Cells(Row, col_PISubType) = "Stewardship" _</text:p>
      <text:p text:style-name="P1"><text:s text:c="28"/>Then</text:p>
      <text:p text:style-name="P1"><text:soft-page-break/><text:s text:c="28"/>Cells(Row, col_InnovationLifeCyle) = "3.4.Chemicals - Product Maintenance"</text:p>
      <text:p text:style-name="P1"><text:s text:c="24"/>End If</text:p>
      <text:p text:style-name="P1"><text:s text:c="20"/>End If</text:p>
      <text:p text:style-name="P1"><text:s text:c="16"/>End If</text:p>
      <text:p text:style-name="P1"><text:s text:c="12"/>End If</text:p>
      <text:p text:style-name="P1"><text:s text:c="8"/>End If</text:p>
      <text:p text:style-name="P1"><text:s text:c="4"/>Next</text:p>
      <text:p text:style-name="P1">End If</text:p>
      <text:p text:style-name="P1"><text:s text:c="4"/>'GlobalFunctions&amp;Platforms</text:p>
      <text:p text:style-name="P1"><text:s text:c="4"/>'*************************</text:p>
      <text:p text:style-name="P1">If flag Then</text:p>
      <text:p text:style-name="P1"><text:s text:c="4"/>For Row = 2 To RowSize</text:p>
      <text:p text:style-name="P1"><text:s text:c="8"/>If LCase(Cells(Row, col_ICS)) = "no" _</text:p>
      <text:p text:style-name="P1"><text:s text:c="12"/>And LCase(Cells(Row, col_AT)) = "no" _</text:p>
      <text:p text:style-name="P1"><text:s text:c="12"/>And LCase(Cells(Row, col_BC)) = "no" _</text:p>
      <text:p text:style-name="P1"><text:s text:c="12"/>And LCase(Cells(Row, col_CE)) = "no" _</text:p>
      <text:p text:style-name="P1"><text:s text:c="12"/>And LCase(Cells(Row, col_PER)) = "no" _</text:p>
      <text:p text:style-name="P1"><text:s text:c="12"/>Then</text:p>
      <text:p text:style-name="P1"><text:s text:c="12"/></text:p>
      <text:p text:style-name="P1"><text:s text:c="12"/>'GlobalFunctions&amp;Platforms-GlobalSupportFunctions</text:p>
      <text:p text:style-name="P1"><text:s text:c="12"/>'------------------------------------------------</text:p>
      <text:p text:style-name="P1"><text:s text:c="12"/>If Cells(Row, col_PISubType) = "Platforms | Global Functions" Then</text:p>
      <text:p text:style-name="P1"><text:s text:c="16"/>'Technology</text:p>
      <text:p text:style-name="P1"><text:s text:c="16"/>'**********</text:p>
      <text:p text:style-name="P1"><text:s text:c="16"/>'Cells(Row, col_Technology).Activate</text:p>
      <text:p text:style-name="P1"><text:s text:c="16"/>Cells(Row, col_Technology) = "4.Global Functions &amp; Capabilities"</text:p>
      <text:p text:style-name="P1"><text:s text:c="16"/>'InnovationLifeCycle</text:p>
      <text:p text:style-name="P1"><text:s text:c="16"/>'*******************</text:p>
      <text:p text:style-name="P1"><text:s text:c="16"/>Cells(Row, col_InnovationLifeCyle) = "4.1.Global Functions &amp; Capabilities - Global Support Functions"</text:p>
      <text:p text:style-name="P1"><text:s text:c="12"/>End If</text:p>
      <text:p text:style-name="P1"><text:s text:c="12"/>'GlobalFunctions&amp;Platforms-RDIS</text:p>
      <text:p text:style-name="P1"><text:s text:c="12"/>'------------------------------</text:p>
      <text:p text:style-name="P1"><text:s text:c="12"/>If Cells(Row, col_PISubType) = "Platforms | RD-IS" Then</text:p>
      <text:p text:style-name="P1"><text:s text:c="16"/>'Technology</text:p>
      <text:p text:style-name="P1"><text:s text:c="16"/>'**********</text:p>
      <text:p text:style-name="P1"><text:s text:c="16"/>'Cells(Row, col_Technology).Activate</text:p>
      <text:p text:style-name="P1"><text:s text:c="16"/>Cells(Row, col_Technology) = "4.Global Functions &amp; Capabilities"</text:p>
      <text:p text:style-name="P1"><text:s text:c="16"/>'InnovationLifeCycle</text:p>
      <text:p text:style-name="P1"><text:s text:c="16"/>'*******************</text:p>
      <text:p text:style-name="P1"><text:s text:c="16"/>Cells(Row, col_InnovationLifeCyle) = "4.2.Global Functions &amp; Capabilities - R&amp;D-IS"</text:p>
      <text:p text:style-name="P1"><text:s text:c="12"/>End If</text:p>
      <text:p text:style-name="P1"><text:s text:c="12"/>'GlobalFunctions&amp;Platforms-CropSpecificPlatforms</text:p>
      <text:p text:style-name="P1"><text:s text:c="12"/>'-----------------------------------------------</text:p>
      <text:p text:style-name="P1"><text:s text:c="12"/>If Cells(Row, col_PISubType) = "Platform" _</text:p>
      <text:p text:style-name="P1"><text:s text:c="16"/>Or Cells(Row, col_PISubType) = "Management" _</text:p>
      <text:p text:style-name="P1"><text:s text:c="16"/>Or Cells(Row, col_PISubType) = "Platforms | Management" _</text:p>
      <text:p text:style-name="P1"><text:s text:c="16"/>Or Cells(Row, col_PISubType) = "Platforms | Capability &amp; Technology Development" _</text:p>
      <text:p text:style-name="P1"><text:s text:c="16"/>Then</text:p>
      <text:p text:style-name="P1"><text:s text:c="16"/>'Technology</text:p>
      <text:p text:style-name="P1"><text:s text:c="17"/>'**********</text:p>
      <text:p text:style-name="P1"><text:s text:c="17"/>'Cells(Row, col_Technology).Activate</text:p>
      <text:p text:style-name="P1"><text:s text:c="17"/>Cells(Row, col_Technology) = "4.Global Functions &amp; Capabilities"</text:p>
      <text:p text:style-name="P1"><text:soft-page-break/><text:s text:c="17"/>'InnovationLifeCycle</text:p>
      <text:p text:style-name="P1"><text:s text:c="17"/>'*******************</text:p>
      <text:p text:style-name="P1"><text:s text:c="17"/>Cells(Row, col_InnovationLifeCyle) = "4.3.Global Functions &amp; Capabilities - Crop Specific Platforms"</text:p>
      <text:p text:style-name="P1"><text:s text:c="13"/>End If</text:p>
      <text:p text:style-name="P1"><text:s text:c="13"/>If Cells(Row, col_PISubType) = "Platforms | Platform" _</text:p>
      <text:p text:style-name="P1"><text:s text:c="17"/>And Cells(Row, Col_StrategicCrop) &lt;&gt; "Non-Crop" _</text:p>
      <text:p text:style-name="P1"><text:s text:c="17"/>Then</text:p>
      <text:p text:style-name="P1"><text:s text:c="17"/>'Technology</text:p>
      <text:p text:style-name="P1"><text:s text:c="17"/>'**********</text:p>
      <text:p text:style-name="P1"><text:s text:c="17"/>'Cells(Row, col_Technology).Activate</text:p>
      <text:p text:style-name="P1"><text:s text:c="17"/>Cells(Row, col_Technology) = "4.Global Functions &amp; Capabilities"</text:p>
      <text:p text:style-name="P1"><text:s text:c="17"/>'InnovationLifeCycle</text:p>
      <text:p text:style-name="P1"><text:s text:c="17"/>'*******************</text:p>
      <text:p text:style-name="P1"><text:s text:c="17"/>Cells(Row, col_InnovationLifeCyle) = "4.3.Global Functions &amp; Capabilities - Crop Specific Platforms"</text:p>
      <text:p text:style-name="P1"><text:s text:c="13"/>End If</text:p>
      <text:p text:style-name="P1"><text:s text:c="8"/></text:p>
      <text:p text:style-name="P1"><text:s text:c="12"/>'GlobalFunctions&amp;Platforms-CrossCropPlatforms</text:p>
      <text:p text:style-name="P1"><text:s text:c="12"/>'--------------------------------------------</text:p>
      <text:p text:style-name="P1"><text:s text:c="12"/>If (Cells(Row, col_PL2) = "CROP_PROTECTION - Level 1 portfolio" _</text:p>
      <text:p text:style-name="P1"><text:s text:c="16"/>Or Cells(Row, col_PL3) = "CPD - Level 2 portfolio" _</text:p>
      <text:p text:style-name="P1"><text:s text:c="16"/>Or Cells(Row, col_PL3) = "CPR - Level 2 portfolio" _</text:p>
      <text:p text:style-name="P1"><text:s text:c="16"/>Or Cells(Row, col_PL3) = "CPR_EPICC") _</text:p>
      <text:p text:style-name="P1"><text:s text:c="16"/>And Cells(Row, col_PISubType) &lt;&gt; "Platform" _</text:p>
      <text:p text:style-name="P1"><text:s text:c="16"/>And Cells(Row, col_PISubType) &lt;&gt; "Platforms | Platform" _</text:p>
      <text:p text:style-name="P1"><text:s text:c="16"/>And Cells(Row, col_PISubType) &lt;&gt; "Management" _</text:p>
      <text:p text:style-name="P1"><text:s text:c="16"/>And Cells(Row, col_PISubType) &lt;&gt; "Platforms | Management" _</text:p>
      <text:p text:style-name="P1"><text:s text:c="16"/>And Cells(Row, col_PISubType) &lt;&gt; "Platforms | Capability &amp; Technology Development" _</text:p>
      <text:p text:style-name="P1"><text:s text:c="16"/>Then</text:p>
      <text:p text:style-name="P1"><text:s text:c="16"/>'Technology</text:p>
      <text:p text:style-name="P1"><text:s text:c="16"/>'**********</text:p>
      <text:p text:style-name="P1"><text:s text:c="16"/>'Cells(Row, col_Technology).Activate</text:p>
      <text:p text:style-name="P1"><text:s text:c="16"/>Cells(Row, col_Technology) = "4.Global Functions &amp; Capabilities"</text:p>
      <text:p text:style-name="P1"><text:s text:c="16"/>'InnovationLifeCycle</text:p>
      <text:p text:style-name="P1"><text:s text:c="16"/>'*******************</text:p>
      <text:p text:style-name="P1"><text:s text:c="16"/>If Cells(Row, col_PISubType) = "Platforms | Capability &amp; Technology Development" Then</text:p>
      <text:p text:style-name="P1"><text:s text:c="20"/>Stop</text:p>
      <text:p text:style-name="P1"><text:s text:c="16"/>End If</text:p>
      <text:p text:style-name="P1"><text:s text:c="16"/>Cells(Row, col_InnovationLifeCyle) = "4.4.Global Functions &amp; Capabilities - Cross Crop Platforms"</text:p>
      <text:p text:style-name="P1"><text:s text:c="12"/>End If</text:p>
      <text:p text:style-name="P1"><text:s text:c="12"/>If Cells(Row, col_PISubType) = "Platforms | Platform" _</text:p>
      <text:p text:style-name="P1"><text:s text:c="16"/>And Cells(Row, Col_StrategicCrop) = "Non-Crop" _</text:p>
      <text:p text:style-name="P1"><text:s text:c="16"/>Then</text:p>
      <text:p text:style-name="P1"><text:s text:c="16"/>'Technology</text:p>
      <text:p text:style-name="P1"><text:s text:c="16"/>'**********</text:p>
      <text:p text:style-name="P1"><text:s text:c="16"/>'Cells(Row, col_Technology).Activate</text:p>
      <text:p text:style-name="P1"><text:s text:c="16"/>Cells(Row, col_Technology) = "4.Global Functions &amp; Capabilities"</text:p>
      <text:p text:style-name="P1"><text:s text:c="16"/>'InnovationLifeCycle</text:p>
      <text:p text:style-name="P1"><text:s text:c="16"/>'*******************</text:p>
      <text:p text:style-name="P1"><text:s text:c="16"/>Cells(Row, col_InnovationLifeCyle) = "4.4.Global Functions &amp; Capabilities - Cross Crop Platforms"</text:p>
      <text:p text:style-name="P1"><text:soft-page-break/><text:s text:c="12"/>End If</text:p>
      <text:p text:style-name="P1"/>
      <text:p text:style-name="P1"><text:s text:c="8"/>End If</text:p>
      <text:p text:style-name="P1"><text:s text:c="4"/>Next</text:p>
      <text:p text:style-name="P1">End If</text:p>
      <text:p text:style-name="P1"/>
      <text:p text:style-name="P1">End Sub</text:p>
      <text:p text:style-name="P1"/>
      <text:p text:style-name="P1"/>
      <text:p text:style-name="P14">File: DownloadScript_v6.docm</text:p>
      <text:p text:style-name="P1"/>
      <text:p text:style-name="P1">'Manual tasks/settings before starting the macro.</text:p>
      <text:p text:style-name="P1"><text:s text:c="4"/>'Goto:(*Preparations before running the macro</text:p>
      <text:p text:style-name="P1">'Tools&gt;References</text:p>
      <text:p text:style-name="P1"><text:s text:c="4"/>'Visual Basic For Applications</text:p>
      <text:p text:style-name="P1"><text:s text:c="4"/>'Microsoft Excel 12.0 Object Library</text:p>
      <text:p text:style-name="P1"><text:s text:c="4"/>'OLE Automation</text:p>
      <text:p text:style-name="P1"><text:s text:c="4"/>'Microsoft Office 12.0 Object Library</text:p>
      <text:p text:style-name="P1"><text:s text:c="4"/>'Microsoft Forms 2.0 Object Library</text:p>
      <text:p text:style-name="P1"><text:s text:c="4"/>'Microsoft Visual Basic for Applications Extensibility 5.3c:/Program Files (x86)/Common Files/Microsoft Shared/VBA/VBA6/VBE6EXT.OLB</text:p>
      <text:p text:style-name="P1"><text:s text:c="4"/>'Microsoft IMAPI2 Base Functionality-c:/Windows/system32/imapi2.dll</text:p>
      <text:p text:style-name="P1"><text:s text:c="4"/>'Microsoft Internet Controls-c:/Windows/SysWOW64/ieframe.dll</text:p>
      <text:p text:style-name="P1"/>
      <text:p text:style-name="P1">'(*Constant initialisation</text:p>
      <text:p text:style-name="P1"><text:s text:c="4"/>Public Const SW_RESTORE = 9</text:p>
      <text:p text:style-name="P1"><text:s text:c="4"/>Public Const SW_SHOW = 5</text:p>
      <text:p text:style-name="P1"><text:s text:c="4"/>Public Const SW_MINIMIZE = 6</text:p>
      <text:p text:style-name="P1">')*Constant initialisation</text:p>
      <text:p text:style-name="P1"/>
      <text:p text:style-name="P1"/>
      <text:p text:style-name="P1">Private Sub m_Start_Main_DownloadReport_HTML_Export()</text:p>
      <text:p text:style-name="P1"><text:s text:c="4"/>'Activity exported with 1997/2000 Export via HTML</text:p>
      <text:p text:style-name="P1"><text:s text:c="4"/>'PIs exported with 2007/2010 Export via HTML</text:p>
      <text:p text:style-name="P1"><text:s text:c="4"/>Dim xlapp As Excel.Application</text:p>
      <text:p text:style-name="P1"><text:s text:c="4"/>Set xlapp = CreateObject("Excel.Application")</text:p>
      <text:p text:style-name="P1"><text:s text:c="4"/>xlapp.Visible = True</text:p>
      <text:p text:style-name="P1"><text:s text:c="4"/>Dim PIandActivity As String</text:p>
      <text:p text:style-name="P1"><text:s text:c="4"/>Dim ResourceReportFlag As Integer</text:p>
      <text:p text:style-name="P1"><text:s text:c="4"/>Dim myPageURL As String</text:p>
      <text:p text:style-name="P1"><text:s text:c="4"/>Dim answer_1 As String</text:p>
      <text:p text:style-name="P1"><text:s text:c="4"/>Dim answer_2 As String</text:p>
      <text:p text:style-name="P1"><text:s text:c="4"/>Dim answer_3 As String</text:p>
      <text:p text:style-name="P1"><text:s text:c="4"/>'*********************************</text:p>
      <text:p text:style-name="P1"><text:s text:c="4"/>answer_1 = InputBox("stg or pro", , "pro", 13500, 12500)</text:p>
      <text:p text:style-name="P1"><text:s text:c="4"/>If answer_1 = "stg" Then</text:p>
      <text:p text:style-name="P1"><text:s text:c="8"/>myPageURL = "smartchoice.stg.intra"</text:p>
      <text:p text:style-name="P1"><text:s text:c="4"/>ElseIf answer_1 = "pro" Then</text:p>
      <text:p text:style-name="P1"><text:s text:c="8"/>myPageURL = "smartchoice.pro.intra"</text:p>
      <text:p text:style-name="P1"><text:s text:c="4"/>Else</text:p>
      <text:p text:style-name="P1"><text:s text:c="8"/>Stop</text:p>
      <text:p text:style-name="P1"><text:s text:c="4"/>End If</text:p>
      <text:p text:style-name="P1"><text:soft-page-break/><text:s text:c="4"/></text:p>
      <text:p text:style-name="P1"><text:s text:c="4"/>answer_2 = InputBox("Costs(Gant) = Yes; PlannedSales(Tracking) = No", , "Yes", 13500, 12500)</text:p>
      <text:p text:style-name="P1"><text:s text:c="4"/>If answer_2 = "Yes" Then</text:p>
      <text:p text:style-name="P1"><text:s text:c="8"/>ResourceReportFlag = 2</text:p>
      <text:p text:style-name="P1"><text:s text:c="8"/>answer_3 = InputBox("PiAndActivity = 11; OnlyPI = 10; OnlyActivity=01", , "11", 13500, 12500)</text:p>
      <text:p text:style-name="P1"><text:s text:c="8"/>If answer_3 = "11" Then</text:p>
      <text:p text:style-name="P1"><text:s text:c="12"/>PIandActivity = "11"</text:p>
      <text:p text:style-name="P1"><text:s text:c="8"/>ElseIf answer_3 = "10" Then</text:p>
      <text:p text:style-name="P1"><text:s text:c="12"/>PIandActivity = "10"</text:p>
      <text:p text:style-name="P1"><text:s text:c="8"/>ElseIf answer_3 = "01" Then</text:p>
      <text:p text:style-name="P1"><text:s text:c="12"/>PIandActivity = "01"</text:p>
      <text:p text:style-name="P1"><text:s text:c="8"/>Else</text:p>
      <text:p text:style-name="P1"><text:s text:c="12"/>Stop</text:p>
      <text:p text:style-name="P1"><text:s text:c="8"/>End If</text:p>
      <text:p text:style-name="P1"><text:s text:c="4"/>ElseIf answer_2 = "No" Then</text:p>
      <text:p text:style-name="P1"><text:s text:c="8"/>ResourceReportFlag = 3</text:p>
      <text:p text:style-name="P1"><text:s text:c="8"/>answer_3 = InputBox("PiAndActivity = 11; OnlyPI = 10; OnlyActivity=01", , "01", 13500, 12500)</text:p>
      <text:p text:style-name="P1"><text:s text:c="8"/>If answer_3 = "11" Then</text:p>
      <text:p text:style-name="P1"><text:s text:c="12"/>PIandActivity = "11"</text:p>
      <text:p text:style-name="P1"><text:s text:c="8"/>ElseIf answer_3 = "10" Then</text:p>
      <text:p text:style-name="P1"><text:s text:c="12"/>PIandActivity = "10"</text:p>
      <text:p text:style-name="P1"><text:s text:c="8"/>ElseIf answer_3 = "01" Then</text:p>
      <text:p text:style-name="P1"><text:s text:c="12"/>PIandActivity = "01"</text:p>
      <text:p text:style-name="P1"><text:s text:c="8"/>Else</text:p>
      <text:p text:style-name="P1"><text:s text:c="12"/>Stop</text:p>
      <text:p text:style-name="P1"><text:s text:c="8"/>End If</text:p>
      <text:p text:style-name="P1"><text:s text:c="4"/>Else</text:p>
      <text:p text:style-name="P1"><text:s text:c="8"/>Stop</text:p>
      <text:p text:style-name="P1"><text:s text:c="4"/>End If</text:p>
      <text:p text:style-name="P1"><text:s text:c="4"/></text:p>
      <text:p text:style-name="P1"><text:s text:c="4"/>xlapp.Wait (Now + TimeValue("0:00:02"))</text:p>
      <text:p text:style-name="P1"><text:s text:c="4"/>Call m_Main_DownloadReport_HTML_Export(xlapp, PIandActivity, myPageURL, ResourceReportFlag)</text:p>
      <text:p text:style-name="P1">End Sub</text:p>
      <text:p text:style-name="P1"/>
      <text:p text:style-name="P1">Private Sub m_Main_DownloadReport_HTML_Export(ByRef xlapp As Excel.Application, _</text:p>
      <text:p text:style-name="P1"><text:s text:c="12"/>PIandActivity As String, myPageURL As String, ResourceReportFlag As Integer)</text:p>
      <text:p text:style-name="P1"><text:s text:c="4"/>'Call z_TrackTime("C:\Users\t740698\Desktop\TimeTracking.txt", _</text:p>
      <text:p text:style-name="P1"><text:s text:c="16"/>Array("Main_DownloadReport", "Begin", "task: ", CStr(Now()), ""))</text:p>
      <text:p text:style-name="P1">'(*Variable declaration</text:p>
      <text:p text:style-name="P1"><text:s text:c="4"/>'(*Preparations before running the macro</text:p>
      <text:p text:style-name="P1"><text:s text:c="4"/>'Dim PIandActivity As Integer</text:p>
      <text:p text:style-name="P1"><text:s text:c="4"/>Dim Sh_log As String</text:p>
      <text:p text:style-name="P1"><text:s text:c="4"/>Dim delta1 As Integer</text:p>
      <text:p text:style-name="P1"><text:s text:c="4"/>Dim delta2 As Integer</text:p>
      <text:p text:style-name="P1"><text:s text:c="4"/>Dim mywb As Workbook</text:p>
      <text:p text:style-name="P1"><text:s text:c="4"/>Dim WbPath As String</text:p>
      <text:p text:style-name="P1"><text:s text:c="4"/>Dim wbdate As String</text:p>
      <text:p text:style-name="P1"><text:s text:c="4"/>Dim WbName As String</text:p>
      <text:p text:style-name="P1"><text:s text:c="4"/>'(*Create a new Excel Workbook</text:p>
      <text:p text:style-name="P1"><text:s text:c="4"/>'(*prepare the SmC window in an IE object</text:p>
      <text:p text:style-name="P1"><text:s text:c="4"/>Dim myIE As SHDocVw.InternetExplorer</text:p>
      <text:p text:style-name="P1"><text:s text:c="4"/>Dim myPageTitle As String</text:p>
      <text:p text:style-name="P1"><text:soft-page-break/><text:s text:c="4"/>'Dim myPageURL As String</text:p>
      <text:p text:style-name="P1"><text:s text:c="4"/>Dim strWindowTitle As String 'used several times for different names</text:p>
      <text:p text:style-name="P1"><text:s text:c="4"/>Dim My_IE_hWnd As Long</text:p>
      <text:p text:style-name="P1"><text:s text:c="4"/>'(*Open the SmC Project-Module</text:p>
      <text:p text:style-name="P1"><text:s text:c="4"/>Dim Target_X0 As Long</text:p>
      <text:p text:style-name="P1"><text:s text:c="4"/>Dim Target_Y0 As Long</text:p>
      <text:p text:style-name="P1"><text:s text:c="4"/>Dim BySyngentaPortfolio As Boolean</text:p>
      <text:p text:style-name="P1"><text:s text:c="4"/>'(*'ResetButton</text:p>
      <text:p text:style-name="P1"><text:s text:c="4"/>Dim ResetButtonYes As Integer</text:p>
      <text:p text:style-name="P1"><text:s text:c="4"/>'(*Resource Report</text:p>
      <text:p text:style-name="P1"><text:s text:c="4"/>Dim VP_DropdownSecondPos As Long</text:p>
      <text:p text:style-name="P1"><text:s text:c="4"/>Dim VP_Start As Integer</text:p>
      <text:p text:style-name="P1"><text:s text:c="4"/>Dim TotalVPs As Integer</text:p>
      <text:p text:style-name="P1"><text:s text:c="4"/>Dim FailedDownloads_iter As Integer</text:p>
      <text:p text:style-name="P1"><text:s text:c="4"/>Dim VP_iter As Integer</text:p>
      <text:p text:style-name="P1"><text:s text:c="4"/>'(**Open the OneLinePerResource Report</text:p>
      <text:p text:style-name="P1"><text:s text:c="4"/>Dim ResourceStyle As Long</text:p>
      <text:p text:style-name="P1"><text:s text:c="4"/>Dim ResourceStyleDelta As Long</text:p>
      <text:p text:style-name="P1"><text:s text:c="4"/>'(**Workaround for the selection problem: clicks on the scroll bar</text:p>
      <text:p text:style-name="P1"><text:s text:c="4"/>Dim ScrollClicks_Iter As Integer</text:p>
      <text:p text:style-name="P1"><text:s text:c="4"/>Dim ScrollClicks_Iter_Max As Integer</text:p>
      <text:p text:style-name="P1"><text:s text:c="4"/>'(**Excel Download</text:p>
      <text:p text:style-name="P1"><text:s text:c="4"/>Dim sec As Integer</text:p>
      <text:p text:style-name="P1"><text:s text:c="4"/>Dim DurationSinceDownloadClick As Integer</text:p>
      <text:p text:style-name="P1"><text:s text:c="4"/>Dim secMax_PI As Integer</text:p>
      <text:p text:style-name="P1"><text:s text:c="4"/>Dim My_IE_XL_hWnd As Long</text:p>
      <text:p text:style-name="P1"><text:s text:c="4"/>Dim My_IE_XL_Child_hWnd As Long</text:p>
      <text:p text:style-name="P1"><text:s text:c="4"/>Dim MyChildName As String</text:p>
      <text:p text:style-name="P1"><text:s text:c="4"/>Dim WindowName As String</text:p>
      <text:p text:style-name="P1"><text:s text:c="4"/>Dim WorkbooksEntry1 As String</text:p>
      <text:p text:style-name="P1"><text:s text:c="4"/>Dim WorkbooksEntry2 As String</text:p>
      <text:p text:style-name="P1"><text:s text:c="4"/>'(*PiReport</text:p>
      <text:p text:style-name="P1"><text:s text:c="4"/>Dim VP_iter_Pi As Integer</text:p>
      <text:p text:style-name="P1"><text:s text:c="4"/>Dim VP_Start_Pi As Integer</text:p>
      <text:p text:style-name="P1"><text:s text:c="4"/>Dim TotalVPs_Pi As Integer</text:p>
      <text:p text:style-name="P1"><text:s text:c="4"/>Dim PiStyle As Long</text:p>
      <text:p text:style-name="P1"><text:s text:c="4"/>Dim PiStyleDelta As Long</text:p>
      <text:p text:style-name="P1"><text:s text:c="4"/>Dim secMax_Activity As Integer</text:p>
      <text:p text:style-name="P1">')*Variable declaration</text:p>
      <text:p text:style-name="P1"><text:s text:c="3"/></text:p>
      <text:p text:style-name="P1">'(*Preparations before running the macro</text:p>
      <text:p text:style-name="P1"><text:s text:c="4"/>'Manual tasks/settings before starting the macro</text:p>
      <text:p text:style-name="P1"><text:s text:c="4"/>'1. With IE 7 make sure you have only one tab open (the one with SmC)!!!</text:p>
      <text:p text:style-name="P1"><text:s text:c="4"/>'2. Module&gt;Projects Style:Main R&amp;D PI Export_3</text:p>
      <text:p text:style-name="P1"><text:s text:c="4"/>'3. Module&gt;Projects&gt;Open Style: R&amp;D Reporting Master Data Set_5</text:p>
      <text:p text:style-name="P1"><text:s text:c="4"/>'4. Module&gt;Projects&gt;Open Scheduling&gt;Hours&amp;expenditures&gt;One line per resource</text:p>
      <text:p text:style-name="P1"><text:s text:c="4"/>'5. choose only Pi download yes=1 (PiReport) or no=0 (ResourceReport)</text:p>
      <text:p text:style-name="P1"><text:s text:c="8"/>'default value is 0 (ResourceReport),</text:p>
      <text:p text:style-name="P1"><text:s text:c="8"/>'if set to 1, then choose the SmC virutual portfolio just before the first PI virtual portfolio</text:p>
      <text:p text:style-name="P1"><text:s text:c="8"/>'if you set BySyngentaPorfolio=True then you have 15 seconds to set the right VP</text:p>
      <text:p text:style-name="P1"><text:s text:c="8"/>'PIandActivity = 11 'default=0,</text:p>
      <text:p text:style-name="P1"><text:s text:c="4"/>'6. choose Smc user rights with and without read only</text:p>
      <text:p text:style-name="P1"><text:s text:c="8"/>delta1 = 0 'read only: 0, all rights: 17</text:p>
      <text:p text:style-name="P1"><text:soft-page-break/><text:s text:c="8"/>delta2 = 0 'read only: 0, all rights: 56</text:p>
      <text:p text:style-name="P1"><text:s text:c="4"/>'7. Calibrate the mouse click on the Open-Module button</text:p>
      <text:p text:style-name="P1"><text:s text:c="8"/>Target_X0 = 21 '(calibrate here)</text:p>
      <text:p text:style-name="P1"><text:s text:c="8"/>Target_Y0 = 137 '(calibrate here)</text:p>
      <text:p text:style-name="P1"><text:s text:c="4"/>'8. set the path and the name of the workbook that is created (or opened/activated if it already exists)</text:p>
      <text:p text:style-name="Standard"><text:span text:style-name="T1"><text:s text:c="8"/></text:span>WbPath = "C:\Users\t740698\Desktop\"</text:p>
      <text:p text:style-name="Standard"><text:s text:c="8"/><text:span text:style-name="T1">wbdate = z_wbdate(, Now())</text:span></text:p>
      <text:p text:style-name="P1"><text:s text:c="8"/>WbName = "CONFIDENTIAL_SmC_Download" &amp; "_" &amp; wbdate &amp; "_V1-0" &amp; ".xlsb"</text:p>
      <text:p text:style-name="P1"><text:s text:c="8"/>'wbname = "SmC_Download.xlsb"</text:p>
      <text:p text:style-name="P1"><text:s text:c="4"/>'9. Click on the BySyngentaPortfolio-Tab</text:p>
      <text:p text:style-name="P1"><text:s text:c="8"/>'default value is true (Click)</text:p>
      <text:p text:style-name="P1"><text:s text:c="8"/>'if set to false, then make sure that the tab in SmC is set to BySyngentaPortfolio</text:p>
      <text:p text:style-name="P1"><text:s text:c="8"/>BySyngentaPortfolio = True 'NoClick=False,Click=True</text:p>
      <text:p text:style-name="P1"><text:s text:c="4"/>'10.Set the Reset-Button for the Resource report</text:p>
      <text:p text:style-name="P1"><text:s text:c="8"/>'default value is 1</text:p>
      <text:p text:style-name="P1"><text:s text:c="8"/>'only used in combination with PIandActivity=0 (ResourceReport), no reset with PIandActivity=1 (PiReport)</text:p>
      <text:p text:style-name="P1"><text:s text:c="8"/>ResetButtonYes = 1 'Yes=1, No=0 (does not influence PiReport)</text:p>
      <text:p text:style-name="P1"><text:s text:c="4"/>'11.Resource Report: Number of virtual portfolios</text:p>
      <text:p text:style-name="P1"><text:s text:c="8"/>TotalVPs = 65 '65 if there are 66 (because it starts with 0)</text:p>
      <text:p text:style-name="P1"><text:s text:c="4"/>'12.Resource Style</text:p>
      <text:p text:style-name="P1"><text:s text:c="8"/>'default=0 (manually set under point 3, no clicking)</text:p>
      <text:p text:style-name="P1"><text:s text:c="8"/>ResourceStyle = 0</text:p>
      <text:p text:style-name="P1"><text:s text:c="8"/>ResourceStyleDelta = 300 'determine the right value</text:p>
      <text:p text:style-name="P1"><text:s text:c="4"/>'13.Max waiting time for the download IE Window</text:p>
      <text:p text:style-name="P1"><text:s text:c="8"/>'default=35 seconds</text:p>
      <text:p text:style-name="P1"><text:s text:c="8"/>secMax_Activity = 120 '60 '38</text:p>
      <text:p text:style-name="P1"><text:s text:c="8"/>secMax_PI = 220</text:p>
      <text:p text:style-name="P1"><text:s text:c="4"/>'14.After a new SmC release check all positions of buttons that are clicked by the program</text:p>
      <text:p text:style-name="P1"><text:s text:c="8"/>'find: (new position and mouse click)</text:p>
      <text:p text:style-name="P1"><text:s text:c="4"/>'15.Check from time to time whether the waiting times before new clicks are enough</text:p>
      <text:p text:style-name="P1"><text:s text:c="4"/>'16.Pi Style</text:p>
      <text:p text:style-name="P1"><text:s text:c="8"/>'default=0 (manually set under point 2, no clicking)</text:p>
      <text:p text:style-name="P1"><text:s text:c="8"/>PiStyle = 0</text:p>
      <text:p text:style-name="P1"><text:s text:c="8"/>PiStyleDelta = 300 'determine the right value</text:p>
      <text:p text:style-name="P1"><text:s text:c="4"/>'17.PiReport: Number of virtual portfolios</text:p>
      <text:p text:style-name="P1"><text:s text:c="8"/>TotalVPs_Pi = 11 '11 if there are 12 Pi virtual portfolios(because it starts with 0)</text:p>
      <text:p text:style-name="P1"><text:s text:c="4"/>'18.IE Zoom must be set to 100% (IE cell in the lower left corner)</text:p>
      <text:p text:style-name="P1"><text:s text:c="4"/>'19.Selection problem workaround</text:p>
      <text:p text:style-name="P1"><text:s text:c="8"/>'number of clicks on the scroll bar to have all PIs selected</text:p>
      <text:p text:style-name="P1"><text:s text:c="8"/>ScrollClicks_Iter_Max_Big = 9</text:p>
      <text:p text:style-name="P1"><text:s text:c="8"/>ScrollClicks_Iter_Max_Medium = 7</text:p>
      <text:p text:style-name="P1"><text:s text:c="8"/>ScrollClicks_Iter_Max_Small = 5</text:p>
      <text:p text:style-name="P1"><text:s text:c="8"/>ScrollClicks_Iter_Max_VerySmall = 3</text:p>
      <text:p text:style-name="P1"><text:s text:c="4"/>'20.Check that in the one line per resource report all Attributes are visible</text:p>
      <text:p text:style-name="P1"><text:s text:c="4"/>'21.Set the resource report</text:p>
      <text:p text:style-name="P1"><text:s text:c="8"/>'none=0, OneLinePerResource=1, Gant=2</text:p>
      <text:p text:style-name="P1"><text:s text:c="8"/>'default=2 since OneLinePerResource sets back the borderline between table and graph</text:p>
      <text:p text:style-name="P1"><text:s text:c="8"/>'ResourceReportFlag = 2</text:p>
      <text:p text:style-name="P1"><text:s text:c="4"/>'22.Make sure Outlook Meeting request reminder does not pop up</text:p>
      <text:p text:style-name="P1"><text:s text:c="4"/></text:p>
      <text:p text:style-name="P1">')*Preparations before running the macro</text:p>
      <text:p text:style-name="P1"><text:soft-page-break/></text:p>
      <text:p text:style-name="P1">'(*Create a new Excel Workbook</text:p>
      <text:p text:style-name="P1"><text:s text:c="4"/>'show the desktop (minimize all windows)</text:p>
      <text:p text:style-name="P1"><text:s text:c="4"/>Call z_ShowDesktop</text:p>
      <text:p text:style-name="P1"><text:s text:c="5"/>Call z_Wait2(100)</text:p>
      <text:p text:style-name="P1"><text:s text:c="4"/>'add, open or activate an Excel workbook (and session)</text:p>
      <text:p text:style-name="P1"><text:s text:c="4"/>Call z_WorkbookNewOrOpenOrActivate(WbName, WbPath, mywb)</text:p>
      <text:p text:style-name="P1"><text:s text:c="5"/>Call z_Wait2(3000)</text:p>
      <text:p text:style-name="P1"><text:s text:c="4"/>'move and resize excel session</text:p>
      <text:p text:style-name="P1"><text:s text:c="4"/>Call z_ExcelSessionWindowNormal(mywb)</text:p>
      <text:p text:style-name="P1"><text:s text:c="4"/>Call z_ExcelSessionWindowMoveAndResize(mywb, "400", "0", "700", "340")</text:p>
      <text:p text:style-name="P1"><text:s text:c="4"/>xlapp.Wait (Now + TimeValue("0:00:03"))</text:p>
      <text:p text:style-name="P1"><text:s text:c="4"/>'minimize all Excel workbooks within the Excel session except mywb</text:p>
      <text:p text:style-name="P1"><text:s text:c="4"/>Call z_ExcelWorkbookWindowMinimizeAll(mywb)</text:p>
      <text:p text:style-name="P1"><text:s text:c="4"/>Call z_ExcelWorkbookWindowNormal(mywb)</text:p>
      <text:p text:style-name="P1"><text:s text:c="4"/>'do some renaming, deleting and saving</text:p>
      <text:p text:style-name="P1"><text:s text:c="4"/>'open or activate mywb</text:p>
      <text:p text:style-name="P1"><text:s text:c="4"/>Call z_WorkbookNewOrOpenOrActivate(WbName, WbPath, mywb)</text:p>
      <text:p text:style-name="P1"><text:s text:c="4"/>'bring the Excel session into xlnormal</text:p>
      <text:p text:style-name="P1"><text:s text:c="4"/>Call z_ExcelSessionWindowNormal(mywb)</text:p>
      <text:p text:style-name="P1"><text:s text:c="4"/>Call z_ExcelWorkbookWindowMaximized(mywb)</text:p>
      <text:p text:style-name="P1"><text:s text:c="4"/>'do the next steps only if they are not already done</text:p>
      <text:p text:style-name="P1"><text:s text:c="4"/>On Error Resume Next</text:p>
      <text:p text:style-name="P1"><text:s text:c="4"/>'rename logfile</text:p>
      <text:p text:style-name="P1"><text:s text:c="4"/>mywb.Sheets("Sheet1").Select</text:p>
      <text:p text:style-name="P1"><text:s text:c="4"/>Sh_log = "Logfile"</text:p>
      <text:p text:style-name="P1"><text:s text:c="4"/>mywb.Sheets("Sheet1").name = Sh_log</text:p>
      <text:p text:style-name="P1"><text:s text:c="4"/>'delete empty sheets</text:p>
      <text:p text:style-name="P1"><text:s text:c="4"/>Call z_DeleteWbSheet(mywb, "Sheet2")</text:p>
      <text:p text:style-name="P1"><text:s text:c="4"/>Call z_DeleteWbSheet(mywb, "Sheet3")</text:p>
      <text:p text:style-name="P1"><text:s text:c="4"/>On Error GoTo 0</text:p>
      <text:p text:style-name="P1"><text:s text:c="4"/>'save workbook</text:p>
      <text:p text:style-name="P1"><text:s text:c="4"/>mywb.Save</text:p>
      <text:p text:style-name="P1"><text:s text:c="4"/>'turn off the alerts!!</text:p>
      <text:p text:style-name="P1"><text:s text:c="4"/>mywb.Application.DisplayAlerts = False</text:p>
      <text:p text:style-name="P1">')*Create a new Excel Workbook</text:p>
      <text:p text:style-name="P1"/>
      <text:p text:style-name="P1">'(*prepare the SmC window in an IE object</text:p>
      <text:p text:style-name="P1"><text:s text:c="4"/>'With IE 7 make sure you have only one tab open (the one with SmC)!!!</text:p>
      <text:p text:style-name="P1"><text:s text:c="4"/>'or find a solution to toggle between the tabs (send key Ctrl+Tab) until you found the SmC</text:p>
      <text:p text:style-name="P1"><text:s text:c="4"/>'IE object instantiation</text:p>
      <text:p text:style-name="P1"><text:s text:c="4"/>'myPageURL = "smartchoice.pro.intra" 'myPageURL = "smartchoice.stg.intra"</text:p>
      <text:p text:style-name="P1"><text:s text:c="4"/>'Only if not already Open IE: Open IE, Resize, Reposition, Start SmC, Wait 30secs</text:p>
      <text:p text:style-name="P1"><text:s text:c="4"/>myPageTitle = "SmartChoice"</text:p>
      <text:p text:style-name="P1"><text:s text:c="4"/>Set myIE = IE_Preparation(myPageTitle, myPageURL)</text:p>
      <text:p text:style-name="P1"><text:s text:c="5"/>Call z_Wait2(100)</text:p>
      <text:p text:style-name="P1"><text:s text:c="4"/>'get the IE handle</text:p>
      <text:p text:style-name="P1"><text:s text:c="4"/>My_IE_hWnd = myIE.hwnd</text:p>
      <text:p text:style-name="P1"><text:s text:c="4"/>'show or restore IE depending on its current state (iconic = minimized)</text:p>
      <text:p text:style-name="P1"><text:s text:c="4"/>If IsIconic(My_IE_hWnd) Then</text:p>
      <text:p text:style-name="P1"><text:s text:c="8"/>Call ShowWindow(My_IE_hWnd, SW_RESTORE)</text:p>
      <text:p text:style-name="P1"><text:s text:c="4"/>Else</text:p>
      <text:p text:style-name="P1"><text:s text:c="8"/>Call ShowWindow(My_IE_hWnd, SW_SHOW)</text:p>
      <text:p text:style-name="P1"><text:soft-page-break/><text:s text:c="4"/>End If</text:p>
      <text:p text:style-name="P1"><text:s text:c="4"/>'bring SmC IE to the foreground</text:p>
      <text:p text:style-name="P1"><text:s text:c="4"/>SetForegroundWindow My_IE_hWnd</text:p>
      <text:p text:style-name="P1">')*prepare the SmC window in an IE object</text:p>
      <text:p text:style-name="P1"/>
      <text:p text:style-name="P1"><text:s text:c="4"/>If PIandActivity = "11" Or PIandActivity = "01" Then</text:p>
      <text:p text:style-name="P1"><text:s text:c="8"/>Call z_ExcelSessionWindowMinimized(mywb)</text:p>
      <text:p text:style-name="P1"><text:s text:c="8"/>Call z_ExcelSessionWindowNormal(mywb)</text:p>
      <text:p text:style-name="P1"><text:s text:c="8"/>notused = InputBox("set the export to 1997-2000", , "no entry", 13500, 12500)</text:p>
      <text:p text:style-name="P1"><text:s text:c="8"/>If notused &lt;&gt; "no entry" Then</text:p>
      <text:p text:style-name="P1"><text:s text:c="12"/>Stop</text:p>
      <text:p text:style-name="P1"><text:s text:c="13"/>Call z_Wait2(2000)</text:p>
      <text:p text:style-name="P1"><text:s text:c="8"/>End If</text:p>
      <text:p text:style-name="P1"><text:s text:c="9"/>Call z_Wait2(2000)</text:p>
      <text:p text:style-name="P1"><text:s text:c="8"/>Call SetForegroundWindow(My_IE_hWnd)</text:p>
      <text:p text:style-name="P1"><text:s text:c="4"/>End If</text:p>
      <text:p text:style-name="P1"><text:s text:c="8"/></text:p>
      <text:p text:style-name="P1">'(*Open the SmC Project-Module</text:p>
      <text:p text:style-name="P1"><text:s text:c="5"/>Call z_Wait2(2000)</text:p>
      <text:p text:style-name="P1"><text:s text:c="4"/>'Open-Module-Button(new position and mouse click)</text:p>
      <text:p text:style-name="P1"><text:s text:c="4"/>Call z_SetMousePosAndLeftClick(Target_X0, Target_Y0, 0, 0)</text:p>
      <text:p text:style-name="P1"><text:s text:c="5"/>Call z_Wait2(100)</text:p>
      <text:p text:style-name="P1"><text:s text:c="4"/>'Project-Module(new position and mouse click)</text:p>
      <text:p text:style-name="P1"><text:s text:c="4"/>Call z_SetMousePosAndLeftClick(Target_X0, Target_Y0, 0, 57)</text:p>
      <text:p text:style-name="P1"><text:s text:c="5"/>Call z_Wait2(15000)</text:p>
      <text:p text:style-name="P1"><text:s text:c="4"/>'BySyngentaPortfolio-Tab(new position and mouse click)</text:p>
      <text:p text:style-name="P1"><text:s text:c="4"/>If BySyngentaPortfolio Then</text:p>
      <text:p text:style-name="P1"><text:s text:c="8"/>'new position and mouse click</text:p>
      <text:p text:style-name="P1"><text:s text:c="8"/>Call z_SetMousePosAndLeftClick(Target_X0, Target_Y0, 144, 123)</text:p>
      <text:p text:style-name="P1"><text:s text:c="9"/>Call z_Wait2(15000)</text:p>
      <text:p text:style-name="P1"><text:s text:c="4"/>Else</text:p>
      <text:p text:style-name="P1"><text:s text:c="9"/>Call z_Wait2(100)</text:p>
      <text:p text:style-name="P1"><text:s text:c="4"/>End If</text:p>
      <text:p text:style-name="P1">')*Open the SmC Project-Module</text:p>
      <text:p text:style-name="P1"/>
      <text:p text:style-name="P1">'(*'ResetButton</text:p>
      <text:p text:style-name="P1"><text:s text:c="4"/>If PIandActivity = "11" Or PIandActivity = "01" Then</text:p>
      <text:p text:style-name="P1"><text:s text:c="8"/>If ResetButtonYes Then</text:p>
      <text:p text:style-name="P1"><text:s text:c="12"/>'VirtualPortfolioAdmin-Button(new position and mouse click)</text:p>
      <text:p text:style-name="P1"><text:s text:c="12"/>Call z_SetMousePosAndLeftClick(Target_X0, Target_Y0, 238 + delta1, 63)</text:p>
      <text:p text:style-name="P1"><text:s text:c="13"/>Call z_Wait2(100)</text:p>
      <text:p text:style-name="P1"><text:s text:c="12"/>'Reset-Button(new position and mouse click)</text:p>
      <text:p text:style-name="P1"><text:s text:c="12"/>Call z_SetMousePosAndLeftClick(Target_X0, Target_Y0, 238 + delta1, 148)</text:p>
      <text:p text:style-name="P1"><text:s text:c="13"/>Call z_Wait2(2000)</text:p>
      <text:p text:style-name="P1"><text:s text:c="8"/>Else</text:p>
      <text:p text:style-name="P1"><text:s text:c="13"/>Call z_Wait2(100)</text:p>
      <text:p text:style-name="P1"><text:s text:c="8"/>End If</text:p>
      <text:p text:style-name="P1"><text:s text:c="4"/>Else</text:p>
      <text:p text:style-name="P1"><text:s text:c="4"/>'Select the last activity virtual portfolio, so that the programm starts with</text:p>
      <text:p text:style-name="P1"><text:s text:c="4"/>'selecting the next virtual portfolio which is the first Pi virtual portfolio</text:p>
      <text:p text:style-name="P1"><text:s text:c="4"/>End If</text:p>
      <text:p text:style-name="P1">')*'ResetButton</text:p>
      <text:p text:style-name="P1"/>
      <text:p text:style-name="P1"><text:soft-page-break/><text:s text:c="4"/>If PIandActivity = "11" Or PIandActivity = "01" Then</text:p>
      <text:p text:style-name="P1"><text:s text:c="8"/>Call z_ExcelSessionWindowMinimized(mywb)</text:p>
      <text:p text:style-name="P1"><text:s text:c="8"/>Call z_ExcelSessionWindowNormal(mywb)</text:p>
      <text:p text:style-name="P1"><text:s text:c="8"/>notused = InputBox("set the style to: return to default style on PI report (faster selection)", , "no entry", 13500, 12500)</text:p>
      <text:p text:style-name="P1"><text:s text:c="8"/>If notused &lt;&gt; "no entry" Then</text:p>
      <text:p text:style-name="P1"><text:s text:c="12"/>Stop</text:p>
      <text:p text:style-name="P1"><text:s text:c="13"/>Call z_Wait2(2000)</text:p>
      <text:p text:style-name="P1"><text:s text:c="8"/>End If</text:p>
      <text:p text:style-name="P1"><text:s text:c="9"/>Call z_Wait2(2000)</text:p>
      <text:p text:style-name="P1"><text:s text:c="8"/>Call SetForegroundWindow(My_IE_hWnd)</text:p>
      <text:p text:style-name="P1"><text:s text:c="4"/>End If</text:p>
      <text:p text:style-name="P1"/>
      <text:p text:style-name="P1">'(*Resource Report</text:p>
      <text:p text:style-name="P1"><text:s text:c="5"/>Call z_Wait2(2000)</text:p>
      <text:p text:style-name="P1"><text:s text:c="4"/>If PIandActivity = "11" Or PIandActivity = "01" Then</text:p>
      <text:p text:style-name="P1"><text:s text:c="8"/>FailedDownloads_iter = 1</text:p>
      <text:p text:style-name="P1"><text:s text:c="8"/>VP_Start = 0 '0</text:p>
      <text:p text:style-name="P1"><text:s text:c="8"/>'loop over the resource VPs</text:p>
      <text:p text:style-name="P1"><text:s text:c="8"/>For VP_iter = VP_Start To TotalVPs</text:p>
      <text:p text:style-name="P1"><text:s text:c="12"/></text:p>
      <text:p text:style-name="P1"><text:s text:c="8"/>'(**Bring IE to the forecround</text:p>
      <text:p text:style-name="P1"><text:s text:c="12"/>'show or restore IE depending on its current state</text:p>
      <text:p text:style-name="P1"><text:s text:c="12"/>If IsIconic(My_IE_hWnd) Then</text:p>
      <text:p text:style-name="P1"><text:s text:c="16"/>Call ShowWindow(My_IE_hWnd, SW_RESTORE)</text:p>
      <text:p text:style-name="P1"><text:s text:c="12"/>Else</text:p>
      <text:p text:style-name="P1"><text:s text:c="16"/>Call ShowWindow(My_IE_hWnd, SW_SHOW)</text:p>
      <text:p text:style-name="P1"><text:s text:c="12"/>End If</text:p>
      <text:p text:style-name="P1"><text:s text:c="12"/>'bring SmC IE to the foreground</text:p>
      <text:p text:style-name="P1"><text:s text:c="12"/>Call SetForegroundWindow(My_IE_hWnd)</text:p>
      <text:p text:style-name="P1"><text:s text:c="12"/>'To be sure SmC is in an idle state before going back to the portfolio module</text:p>
      <text:p text:style-name="P1"><text:s text:c="13"/>Call z_Wait2(3000)</text:p>
      <text:p text:style-name="P1"><text:s text:c="8"/>')**Bring IE to the forecround</text:p>
      <text:p text:style-name="P1"><text:s text:c="12"/></text:p>
      <text:p text:style-name="P1"><text:s text:c="8"/>'(**close the activities or not and bring SmC IE back to the modul "project"</text:p>
      <text:p text:style-name="P1"><text:s text:c="12"/>If VP_iter &lt;&gt; 0 Then</text:p>
      <text:p text:style-name="P1"><text:s text:c="16"/>'Open-Module-Button(new position and mouse click)</text:p>
      <text:p text:style-name="P1"><text:s text:c="16"/>Call z_SetMousePosAndLeftClick(Target_X0, Target_Y0, 0, 0)</text:p>
      <text:p text:style-name="P1"><text:s text:c="17"/>Call z_Wait2(3000)</text:p>
      <text:p text:style-name="P1"><text:s text:c="16"/>'Project-Module(new position and mouse click)</text:p>
      <text:p text:style-name="P1"><text:s text:c="16"/>Call z_SetMousePosAndLeftClick(Target_X0, Target_Y0, 0, 57)</text:p>
      <text:p text:style-name="P1"><text:s text:c="17"/>Call z_Wait2(5000) '(15000)</text:p>
      <text:p text:style-name="P1"><text:s text:c="12"/>End If</text:p>
      <text:p text:style-name="P1"><text:s text:c="8"/>')**close the activities or not and bring SmC IE back to the modul "project"</text:p>
      <text:p text:style-name="P1"><text:s text:c="4"/></text:p>
      <text:p text:style-name="P1"><text:s text:c="8"/>'(**Choose a new Virtual Portfolio</text:p>
      <text:p text:style-name="P1"><text:s text:c="12"/>'VirtualPortfolioChoice-DropDown(new position and mouse click)</text:p>
      <text:p text:style-name="P1"><text:s text:c="12"/>Call z_SetMousePosAndLeftClick(Target_X0, Target_Y0, 533 + delta1, 63)</text:p>
      <text:p text:style-name="P1"><text:s text:c="13"/>Call z_Wait2(5000)</text:p>
      <text:p text:style-name="P1"><text:s text:c="12"/>'VirtualPortfolioChoice(new position and mouse click)</text:p>
      <text:p text:style-name="P1"><text:s text:c="12"/>VP_DropdownSecondPos = 97 'Delta Y0 to click on the second VP</text:p>
      <text:p text:style-name="P1"><text:s text:c="12"/>Call z_SetMousePosAndLeftClick(Target_X0, Target_Y0, 338 + delta1, VP_DropdownSecondPos)</text:p>
      <text:p text:style-name="P1"><text:soft-page-break/><text:s text:c="13"/>Call z_Wait2(8000) '(15000)</text:p>
      <text:p text:style-name="P1"><text:s text:c="8"/>')**Choose a new Virtual Portfolio</text:p>
      <text:p text:style-name="P1"><text:s text:c="4"/></text:p>
      <text:p text:style-name="P1"><text:s text:c="8"/>'(**Workaround for the selection problem: clicks on the scroll bar</text:p>
      <text:p text:style-name="P1">' <text:s text:c="11"/>'0 means VP 0+1</text:p>
      <text:p text:style-name="P1">' <text:s text:c="11"/>'1 means VP 1+1</text:p>
      <text:p text:style-name="P1">' <text:s text:c="11"/>'2 means VP 2+1</text:p>
      <text:p text:style-name="P1">' <text:s text:c="11"/>'Nof PIs from 140-200 as well as the last one: VP_Iter = 58 (move it to the right place if it becomes the second before last)</text:p>
      <text:p text:style-name="P1">' <text:s text:c="11"/>If VP_iter = 19 - 1 Or _</text:p>
      <text:p text:style-name="P1">' <text:s text:c="15"/>VP_iter = 34 - 1 Or _</text:p>
      <text:p text:style-name="P1">' <text:s text:c="15"/>VP_iter = 36 - 1 Or _</text:p>
      <text:p text:style-name="P1">' <text:s text:c="15"/>VP_iter = 39 - 1 Or _</text:p>
      <text:p text:style-name="P1">' <text:s text:c="15"/>VP_iter = 54 - 1 Or _</text:p>
      <text:p text:style-name="P1">' <text:s text:c="15"/>VP_iter = 63 - 1 Then</text:p>
      <text:p text:style-name="P1">' <text:s text:c="15"/>'SelectAll-Button(new position and mouse click)</text:p>
      <text:p text:style-name="P1">' <text:s text:c="15"/>Call z_SetMousePosAndLeftClick(Target_X0, Target_Y0, 0, 142)</text:p>
      <text:p text:style-name="P1">' <text:s text:c="16"/>call z_Wait2(100)</text:p>
      <text:p text:style-name="P1">' <text:s text:c="15"/>For ScrollClicks_Iter = 1 To ScrollClicks_Iter_Max_Big</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20"/>call z_Wait2(2000)</text:p>
      <text:p text:style-name="P1">' <text:s text:c="19"/>'SelectAll-Button(new position and mouse click)</text:p>
      <text:p text:style-name="P1">' <text:s text:c="19"/>Call z_SetMousePosAndLeftClick(Target_X0, Target_Y0, 0, 142)</text:p>
      <text:p text:style-name="P1">' <text:s text:c="20"/>call z_Wait2(100)</text:p>
      <text:p text:style-name="P1">' <text:s text:c="15"/>Next</text:p>
      <text:p text:style-name="P1">' <text:s text:c="10"/>'Nof PIs from 100-139</text:p>
      <text:p text:style-name="P1">' <text:s text:c="11"/>ElseIf VP_iter = 4 - 1 Or _</text:p>
      <text:p text:style-name="P1">' <text:s text:c="15"/>VP_iter = 18 - 1 Or _</text:p>
      <text:p text:style-name="P1">' <text:s text:c="15"/>VP_iter = 20 - 1 Or _</text:p>
      <text:p text:style-name="P1">' <text:s text:c="15"/>VP_iter = 21 - 1 Or _</text:p>
      <text:p text:style-name="P1">' <text:s text:c="15"/>VP_iter = 37 - 1 Or _</text:p>
      <text:p text:style-name="P1">' <text:s text:c="15"/>VP_iter = 38 - 1 Or _</text:p>
      <text:p text:style-name="P1">' <text:s text:c="15"/>VP_iter = 40 - 1 Or _</text:p>
      <text:p text:style-name="P1">' <text:s text:c="15"/>VP_iter = 42 - 1 Or _</text:p>
      <text:p text:style-name="P1">' <text:s text:c="15"/>VP_iter = 43 - 1 Or _</text:p>
      <text:p text:style-name="P1">' <text:s text:c="15"/>VP_iter = 44 - 1 Or _</text:p>
      <text:p text:style-name="P1">' <text:s text:c="15"/>VP_iter = 45 - 1 Or _</text:p>
      <text:p text:style-name="P1">' <text:s text:c="15"/>VP_iter = 47 - 1 Or _</text:p>
      <text:p text:style-name="P1">' <text:s text:c="15"/>VP_iter = 49 - 1 Or _</text:p>
      <text:p text:style-name="P1">' <text:s text:c="15"/>VP_iter = 53 - 1 Or _</text:p>
      <text:p text:style-name="P1">' <text:s text:c="15"/>VP_iter = 56 - 1 Or _</text:p>
      <text:p text:style-name="P1">' <text:s text:c="15"/>VP_iter = 58 - 1 Or _</text:p>
      <text:p text:style-name="P1">' <text:s text:c="15"/>VP_iter = 61 - 1 Or _</text:p>
      <text:p text:style-name="P1">' <text:s text:c="15"/>VP_iter = 62 - 1 Then</text:p>
      <text:p text:style-name="P1">' <text:s text:c="15"/>'SelectAll-Button(new position and mouse click)</text:p>
      <text:p text:style-name="P1">' <text:s text:c="15"/>Call z_SetMousePosAndLeftClick(Target_X0, Target_Y0, 0, 142)</text:p>
      <text:p text:style-name="P1">' <text:s text:c="16"/>call z_Wait2(100)</text:p>
      <text:p text:style-name="P1">' <text:s text:c="15"/>For ScrollClicks_Iter = 1 To ScrollClicks_Iter_Max_Medium</text:p>
      <text:p text:style-name="P1">' <text:s text:c="19"/>'Scroll-Bar(new position and mouse click)</text:p>
      <text:p text:style-name="P1"><text:soft-page-break/>' <text:s text:c="19"/>'707 instead of 691 if you use the PI default style because then the horizontal scrollbar disappears</text:p>
      <text:p text:style-name="P1">' <text:s text:c="19"/>Call z_SetMousePosAndLeftClick(Target_X0, Target_Y0, 1158, 691)</text:p>
      <text:p text:style-name="P1">' <text:s text:c="20"/>call z_Wait2(2000)</text:p>
      <text:p text:style-name="P1">' <text:s text:c="19"/>'SelectAll-Button(new position and mouse click)</text:p>
      <text:p text:style-name="P1">' <text:s text:c="19"/>Call z_SetMousePosAndLeftClick(Target_X0, Target_Y0, 0, 142)</text:p>
      <text:p text:style-name="P1">' <text:s text:c="20"/>call z_Wait2(100)</text:p>
      <text:p text:style-name="P1">' <text:s text:c="15"/>Next</text:p>
      <text:p text:style-name="P1">' <text:s text:c="11"/>'Nof PIs from 60-99</text:p>
      <text:p text:style-name="P1">' <text:s text:c="11"/>ElseIf VP_iter = 2 - 1 Or _</text:p>
      <text:p text:style-name="P1">' <text:s text:c="15"/>VP_iter = 3 - 1 Or _</text:p>
      <text:p text:style-name="P1">' <text:s text:c="15"/>VP_iter = 6 - 1 Or _</text:p>
      <text:p text:style-name="P1">' <text:s text:c="15"/>VP_iter = 22 - 1 Or _</text:p>
      <text:p text:style-name="P1">' <text:s text:c="15"/>VP_iter = 23 - 1 Or _</text:p>
      <text:p text:style-name="P1">' <text:s text:c="15"/>VP_iter = 29 - 1 Or _</text:p>
      <text:p text:style-name="P1">' <text:s text:c="15"/>VP_iter = 32 - 1 Or _</text:p>
      <text:p text:style-name="P1">' <text:s text:c="15"/>VP_iter = 33 - 1 Or _</text:p>
      <text:p text:style-name="P1">' <text:s text:c="15"/>VP_iter = 41 - 1 Or _</text:p>
      <text:p text:style-name="P1">' <text:s text:c="15"/>VP_iter = 46 - 1 Or _</text:p>
      <text:p text:style-name="P1">' <text:s text:c="15"/>VP_iter = 48 - 1 Or _</text:p>
      <text:p text:style-name="P1">' <text:s text:c="15"/>VP_iter = 50 - 1 Or _</text:p>
      <text:p text:style-name="P1">' <text:s text:c="15"/>VP_iter = 51 - 1 Or _</text:p>
      <text:p text:style-name="P1">' <text:s text:c="15"/>VP_iter = 55 - 1 Or _</text:p>
      <text:p text:style-name="P1">' <text:s text:c="15"/>VP_iter = 59 - 1 Or _</text:p>
      <text:p text:style-name="P1">' <text:s text:c="15"/>VP_iter = 60 - 1 Then</text:p>
      <text:p text:style-name="P1">' <text:s text:c="15"/>'SelectAll-Button(new position and mouse click)</text:p>
      <text:p text:style-name="P1">' <text:s text:c="15"/>Call z_SetMousePosAndLeftClick(Target_X0, Target_Y0, 0, 142)</text:p>
      <text:p text:style-name="P1">' <text:s text:c="16"/>call z_Wait2(100)</text:p>
      <text:p text:style-name="P1">' <text:s text:c="15"/>For ScrollClicks_Iter = 1 To ScrollClicks_Iter_Max_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20"/>call z_Wait2(2000)</text:p>
      <text:p text:style-name="P1">' <text:s text:c="19"/>'SelectAll-Button(new position and mouse click)</text:p>
      <text:p text:style-name="P1">' <text:s text:c="19"/>Call z_SetMousePosAndLeftClick(Target_X0, Target_Y0, 0, 142)</text:p>
      <text:p text:style-name="P1">' <text:s text:c="20"/>call z_Wait2(100)</text:p>
      <text:p text:style-name="P1">' <text:s text:c="15"/>Next</text:p>
      <text:p text:style-name="P1">' <text:s text:c="11"/>'Nof PIs from 1-59</text:p>
      <text:p text:style-name="P1">' <text:s text:c="11"/>Else</text:p>
      <text:p text:style-name="P1">' <text:s text:c="15"/>For ScrollClicks_Iter = 1 To ScrollClicks_Iter_Max_VerySmall</text:p>
      <text:p text:style-name="P1">' <text:s text:c="19"/>'Scroll-Bar(new position and mouse click)</text:p>
      <text:p text:style-name="P1">' <text:s text:c="19"/>'707 instead of 691 if you use the PI default style because then the horizontal scrollbar disappears</text:p>
      <text:p text:style-name="P1">' <text:s text:c="19"/>Call z_SetMousePosAndLeftClick(Target_X0, Target_Y0, 1158, 691)</text:p>
      <text:p text:style-name="P1">' <text:s text:c="20"/>call z_Wait2(2000)</text:p>
      <text:p text:style-name="P1">' <text:s text:c="19"/>'SelectAll-Button(new position and mouse click)</text:p>
      <text:p text:style-name="P1">' <text:s text:c="19"/>Call z_SetMousePosAndLeftClick(Target_X0, Target_Y0, 0, 142)</text:p>
      <text:p text:style-name="P1">' <text:s text:c="20"/>call z_Wait2(100)</text:p>
      <text:p text:style-name="P1">' <text:s text:c="15"/>Next</text:p>
      <text:p text:style-name="P1">' <text:s text:c="11"/>End If</text:p>
      <text:p text:style-name="P1"/>
      <text:p text:style-name="P1"><text:s text:c="12"/>'SelectAll-Button(new position and mouse click)</text:p>
      <text:p text:style-name="P1"><text:soft-page-break/><text:s text:c="12"/>Call z_SetMousePosAndLeftClick(Target_X0, Target_Y0, 0, 142)</text:p>
      <text:p text:style-name="P1"><text:s text:c="13"/>Call z_Wait2(100)</text:p>
      <text:p text:style-name="P1"><text:s text:c="12"/>'Click onto the scroll bar</text:p>
      <text:p text:style-name="P1"><text:s text:c="12"/>Call z_SetMousePosAndLeftClick(Target_X0, Target_Y0, 1158, 707)</text:p>
      <text:p text:style-name="P1"><text:s text:c="13"/>Call z_Wait2(2000)</text:p>
      <text:p text:style-name="P1"><text:s text:c="12"/>'SelectAll-Button(new position and mouse click)</text:p>
      <text:p text:style-name="P1"><text:s text:c="12"/>Call z_SetMousePosAndLeftClick(Target_X0, Target_Y0, 0, 142)</text:p>
      <text:p text:style-name="P1"><text:s text:c="13"/>Call z_Wait2(100)</text:p>
      <text:p text:style-name="P1"><text:s text:c="12"/>Call z_SetMousePosAndLeftClick(Target_X0, Target_Y0, 1158, 707)</text:p>
      <text:p text:style-name="P1"><text:s text:c="13"/>Call z_Wait2(2000)</text:p>
      <text:p text:style-name="P1"><text:s text:c="12"/>'SelectAll-Button(new position and mouse click)</text:p>
      <text:p text:style-name="P1"><text:s text:c="12"/>Call z_SetMousePosAndLeftClick(Target_X0, Target_Y0, 0, 142)</text:p>
      <text:p text:style-name="P1"><text:s text:c="13"/>Call z_Wait2(100)</text:p>
      <text:p text:style-name="P1"><text:s text:c="8"/>')**Workaround for the selection problem: clicks on the scroll bar</text:p>
      <text:p text:style-name="P1"><text:s text:c="8"/></text:p>
      <text:p text:style-name="P1"><text:s text:c="8"/>'(**Open the OneLinePerResource or Gant Report</text:p>
      <text:p text:style-name="P1"><text:s text:c="12"/>'SelectAll-Button(new position and mouse click)</text:p>
      <text:p text:style-name="P1"><text:s text:c="12"/>Call z_SetMousePosAndLeftClick(Target_X0, Target_Y0, 0, 142)</text:p>
      <text:p text:style-name="P1"><text:s text:c="13"/>Call z_Wait2(5000)</text:p>
      <text:p text:style-name="P1"><text:s text:c="12"/>'Open-Button(new position and mouse click)</text:p>
      <text:p text:style-name="P1"><text:s text:c="12"/>Call z_SetMousePosAndLeftClick(Target_X0, Target_Y0, 120 + delta2, 64)</text:p>
      <text:p text:style-name="P1"><text:s text:c="13"/>Call z_Wait2(100)</text:p>
      <text:p text:style-name="P1"><text:s text:c="12"/>'OpenSelectedProjects-Button(new position and mouse click)</text:p>
      <text:p text:style-name="P1"><text:s text:c="12"/>Call z_SetMousePosAndLeftClick(Target_X0, Target_Y0, 131 + delta2, 91)</text:p>
      <text:p text:style-name="P1"><text:s text:c="13"/>Call z_Wait2(8000) '(15000)</text:p>
      <text:p text:style-name="P1"><text:s text:c="12"/>'Choose the one line per resource report or the gant report in the first loop</text:p>
      <text:p text:style-name="P1"><text:s text:c="12"/>If VP_iter = 0 Then</text:p>
      <text:p text:style-name="P1"><text:s text:c="16"/>If ResourceReportFlag = 1 Then</text:p>
      <text:p text:style-name="P1"><text:s text:c="20"/>'Scheduling-Button(new position and mouse click)</text:p>
      <text:p text:style-name="P1"><text:s text:c="20"/>Call z_SetMousePosAndLeftClick(Target_X0, Target_Y0, 29, 30)</text:p>
      <text:p text:style-name="P1"><text:s text:c="21"/>Call z_Wait2(3000)</text:p>
      <text:p text:style-name="P1"><text:s text:c="20"/>'Hours&amp;Expenditures-DropDownEntry(new position no click!)</text:p>
      <text:p text:style-name="P1"><text:s text:c="20"/>Call z_SetMousePos(Target_X0, Target_Y0, 29, 163)</text:p>
      <text:p text:style-name="P1"><text:s text:c="21"/>Call z_Wait2(3000)</text:p>
      <text:p text:style-name="P1"><text:s text:c="20"/>'OneLinePerResource-DropDownEntry(new position and mouse click)</text:p>
      <text:p text:style-name="P1"><text:s text:c="20"/>Call z_SetMousePosAndLeftClick(Target_X0, Target_Y0, 239, 163)</text:p>
      <text:p text:style-name="P1"><text:s text:c="21"/>Call z_Wait2(3000)</text:p>
      <text:p text:style-name="P1"><text:s text:c="16"/>ElseIf ResourceReportFlag = 2 Then</text:p>
      <text:p text:style-name="P1"><text:s text:c="20"/>'Scheduling-Button(new position and mouse click)</text:p>
      <text:p text:style-name="P1"><text:s text:c="20"/>Call z_SetMousePosAndLeftClick(Target_X0, Target_Y0, 29, 30)</text:p>
      <text:p text:style-name="P1"><text:s text:c="21"/>Call z_Wait2(3000)</text:p>
      <text:p text:style-name="P1"><text:s text:c="20"/>'Gant-DropDownEntry(new position and mouse click)</text:p>
      <text:p text:style-name="P1"><text:s text:c="20"/>Call z_SetMousePosAndLeftClick(Target_X0, Target_Y0, 29, 63)</text:p>
      <text:p text:style-name="P1"><text:s text:c="21"/>Call z_Wait2(3000)</text:p>
      <text:p text:style-name="P1"><text:s text:c="16"/>ElseIf ResourceReportFlag = 3 Then</text:p>
      <text:p text:style-name="P1"><text:s text:c="20"/>'Tracking-Button(new position and mouse click)</text:p>
      <text:p text:style-name="P1"><text:s text:c="20"/>Call z_SetMousePosAndLeftClick(Target_X0, Target_Y0, 180, 30)</text:p>
      <text:p text:style-name="P1"><text:s text:c="21"/>Call z_Wait2(3000)</text:p>
      <text:p text:style-name="P1"><text:s text:c="20"/>'ViewDetailedCosts-DropDownEntry(new position and mouse click)</text:p>
      <text:p text:style-name="P1"><text:s text:c="20"/>Call z_SetMousePos(Target_X0, Target_Y0, 180, 85)</text:p>
      <text:p text:style-name="P1"><text:s text:c="20"/>Call z_SetMousePosAndLeftClick(Target_X0, Target_Y0, 350, 85)</text:p>
      <text:p text:style-name="P1"><text:s text:c="21"/>Call z_Wait2(10000)</text:p>
      <text:p text:style-name="P1"><text:s text:c="16"/>End If</text:p>
      <text:p text:style-name="P1"><text:soft-page-break/><text:s text:c="12"/>End If</text:p>
      <text:p text:style-name="P1"><text:s text:c="12"/>'select the "R&amp;D Reporting Master Data Set" style</text:p>
      <text:p text:style-name="P1"><text:s text:c="12"/>If ResourceStyle Then</text:p>
      <text:p text:style-name="P1"><text:s text:c="16"/>'Style-Button(new position and mouse click)</text:p>
      <text:p text:style-name="P1"><text:s text:c="16"/>Call z_SetMousePosAndLeftClick(Target_X0, Target_Y0, 676, 135)</text:p>
      <text:p text:style-name="P1"><text:s text:c="17"/>Call z_Wait2(3000)</text:p>
      <text:p text:style-name="P1"><text:s text:c="16"/>'Style-Choice(new position and mouse click)</text:p>
      <text:p text:style-name="P1"><text:s text:c="16"/>Call z_SetMousePosAndLeftClick(Target_X0, Target_Y0, 580, ResourceStyleDelta)</text:p>
      <text:p text:style-name="P1"><text:s text:c="17"/>Call z_Wait2(15000)</text:p>
      <text:p text:style-name="P1"><text:s text:c="12"/>End If</text:p>
      <text:p text:style-name="P1"><text:s text:c="8"/>')**Open the OneLinePerResource or Gant Report</text:p>
      <text:p text:style-name="P1"><text:s text:c="8"/></text:p>
      <text:p text:style-name="P1"><text:s text:c="8"/>If VP_iter = 0 Then</text:p>
      <text:p text:style-name="P1"><text:s text:c="12"/>Call z_ExcelSessionWindowMinimized(mywb)</text:p>
      <text:p text:style-name="P1"><text:s text:c="12"/>Call z_ExcelSessionWindowNormal(mywb)</text:p>
      <text:p text:style-name="P1"><text:s text:c="12"/>If ResourceReportFlag = 2 Then</text:p>
      <text:p text:style-name="P1"><text:s text:c="16"/>notused = InputBox("set the style to: R&amp;D Reporting Master DataSet_6 for the Activity download", , "no entry", 13500, 12500)</text:p>
      <text:p text:style-name="P1"><text:s text:c="12"/>ElseIf ResourceReportFlag = 3 Then</text:p>
      <text:p text:style-name="P1"><text:s text:c="16"/>notused = InputBox("set the style to: BC Report; Unit=SalesIncrem.&amp;SalesCanibal.", , "no entry", 13500, 12500)</text:p>
      <text:p text:style-name="P1"><text:s text:c="12"/>End If</text:p>
      <text:p text:style-name="P1"><text:s text:c="12"/>If notused &lt;&gt; "no entry" Then</text:p>
      <text:p text:style-name="P1"><text:s text:c="16"/>Stop</text:p>
      <text:p text:style-name="P1"><text:s text:c="17"/>Call z_Wait2(2000)</text:p>
      <text:p text:style-name="P1"><text:s text:c="12"/>End If</text:p>
      <text:p text:style-name="P1"><text:s text:c="13"/>Call z_Wait2(2000)</text:p>
      <text:p text:style-name="P1"><text:s text:c="12"/>Call SetForegroundWindow(My_IE_hWnd)</text:p>
      <text:p text:style-name="P1"><text:s text:c="8"/>End If</text:p>
      <text:p text:style-name="P1"><text:s text:c="8"/></text:p>
      <text:p text:style-name="P1"><text:s text:c="8"/>'(**Excel Download</text:p>
      <text:p text:style-name="P1">ExcelDownload_1:</text:p>
      <text:p text:style-name="P1"><text:s text:c="12"/>'***Excel-Download-Button(new position and mouse click)</text:p>
      <text:p text:style-name="P1"><text:s text:c="16"/>Call z_SetMousePosAndLeftClick(Target_X0, Target_Y0, 1025, 0)</text:p>
      <text:p text:style-name="P1"><text:s text:c="17"/>Call z_Wait2(1)</text:p>
      <text:p text:style-name="P1"><text:s text:c="12"/>'***Minimize SmC IE</text:p>
      <text:p text:style-name="P1"><text:s text:c="16"/>Call ShowWindow(My_IE_hWnd, SW_MINIMIZE)</text:p>
      <text:p text:style-name="P1"><text:s text:c="16"/>DoEvents</text:p>
      <text:p text:style-name="P1"><text:s text:c="17"/>Call z_Wait2(1)</text:p>
      <text:p text:style-name="P1"><text:s text:c="12"/>'***make excel active</text:p>
      <text:p text:style-name="P1"><text:s text:c="16"/>Call z_ExcelSessionWindowNormal(mywb)</text:p>
      <text:p text:style-name="P1"><text:s text:c="16"/>Call z_ExcelWorkbookWindowNormal(mywb)</text:p>
      <text:p text:style-name="P1"><text:s text:c="16"/>DoEvents</text:p>
      <text:p text:style-name="P1"><text:s text:c="17"/>Call z_Wait2(10)</text:p>
      <text:p text:style-name="P1"><text:s text:c="12"/>'***Determine when the Download IE appears</text:p>
      <text:p text:style-name="P1"><text:s text:c="16"/>'if the time secMax is not exceeded, the download should work out</text:p>
      <text:p text:style-name="P1"><text:s text:c="16"/>'if the time secMax is exceeded, the download is about to fail, wait an try to close the IE window</text:p>
      <text:p text:style-name="P1"><text:s text:c="16"/>'that appears after secMax. After some time this window gets the name HTTP 500 ...</text:p>
      <text:p text:style-name="P1"><text:s text:c="16"/>strWindowTitle = "*" &amp; "opxscp.eame.syngenta" &amp; "*"</text:p>
      <text:p text:style-name="P1"><text:s text:c="16"/>sec = z_IE_WaitUntilNewWindowExists_HTML_Export(strWindowTitle, secMax_Activity)</text:p>
      <text:p text:style-name="P1"><text:s text:c="16"/>DoEvents</text:p>
      <text:p text:style-name="P1"><text:s text:c="12"/>'***If IE download fails (HTTP 500 ...), wait and close IE</text:p>
      <text:p text:style-name="P1"><text:soft-page-break/><text:s text:c="16"/>Dim flag_1 As Boolean</text:p>
      <text:p text:style-name="P1"><text:s text:c="16"/>flag_1 = False</text:p>
      <text:p text:style-name="P1"><text:s text:c="16"/>Do Until flag_1 = True 'endless loop</text:p>
      <text:p text:style-name="P1"><text:s text:c="20"/>Dim ExcelDownload_Succeded As Boolean</text:p>
      <text:p text:style-name="P1"><text:s text:c="20"/>ExcelDownload_Succeded = False</text:p>
      <text:p text:style-name="P1"><text:s text:c="20"/>ExcelDownload_Succeded = z_ExcelDownloadExists(mywb)</text:p>
      <text:p text:style-name="P1"><text:s text:c="20"/>If ExcelDownload_Succeded = True Then</text:p>
      <text:p text:style-name="P1"><text:s text:c="24"/>Exit Do</text:p>
      <text:p text:style-name="P1"><text:s text:c="20"/>End If</text:p>
      <text:p text:style-name="P1"><text:s text:c="20"/>strWindowTitle = "Internet Explorer cannot display the webpage - Windows Internet Explorer provided by Syngenta"</text:p>
      <text:p text:style-name="P1"><text:s text:c="20"/>Dim ExcelDownload_Failed As Boolean</text:p>
      <text:p text:style-name="P1"><text:s text:c="20"/>ExcelDownload_Failed = False</text:p>
      <text:p text:style-name="P1"><text:s text:c="20"/>ExcelDownload_Failed = z_WindowExists(strWindowTitle)</text:p>
      <text:p text:style-name="P1"><text:s text:c="20"/>If ExcelDownload_Failed = True Then</text:p>
      <text:p text:style-name="P1"><text:s text:c="24"/>Exit Do</text:p>
      <text:p text:style-name="P1"><text:s text:c="20"/>End If</text:p>
      <text:p text:style-name="P1"><text:s text:c="16"/>Loop</text:p>
      <text:p text:style-name="P1"><text:s text:c="16"/>DoEvents</text:p>
      <text:p text:style-name="P1">' <text:s text:c="15"/>'to be sure SmC is in an idle state before going back to the portfolio module</text:p>
      <text:p text:style-name="P1">' <text:s text:c="15"/>If sec &gt; secMax_Activity Or sec = secMax_Activity Then</text:p>
      <text:p text:style-name="P1">' <text:s text:c="19"/>'wait until SmC is in an idle state</text:p>
      <text:p text:style-name="P1">' <text:s text:c="19"/>Call z_Wait2(100000)</text:p>
      <text:p text:style-name="P1">' <text:s text:c="19"/>'try to close the IE window</text:p>
      <text:p text:style-name="P1">' <text:s text:c="19"/>strWindowTitle = "HTTP 500 Internal Server Error - Windows Internet Explorer provided by Syngenta"</text:p>
      <text:p text:style-name="P1">' <text:s text:c="19"/>Call z_CloseIE3(strWindowTitle, Sh_log, VP_iter, FailedDownloads_iter)</text:p>
      <text:p text:style-name="P1">' <text:s text:c="15"/>End If</text:p>
      <text:p text:style-name="P1"><text:s text:c="12"/>'***minimize IE that prepares the download and wait until the IE download is exported into Excel</text:p>
      <text:p text:style-name="P1"><text:s text:c="16"/>strWindowTitle = "*" &amp; "opxscp.eame.syngenta" &amp; "*"</text:p>
      <text:p text:style-name="P1"><text:s text:c="16"/>My_IE_XL_hWnd = z_FindWindowHandle(strWindowTitle)</text:p>
      <text:p text:style-name="P1"><text:s text:c="16"/>If My_IE_XL_hWnd &lt;&gt; 0 Then</text:p>
      <text:p text:style-name="P1"><text:s text:c="20"/>'minimize IE</text:p>
      <text:p text:style-name="P1"><text:s text:c="20"/>Call ShowWindow(My_IE_XL_hWnd, SW_MINIMIZE)</text:p>
      <text:p text:style-name="P1"><text:s text:c="20"/>'give some waiting time until the IE download is exported into Excel</text:p>
      <text:p text:style-name="P1"><text:s text:c="20"/>' call z_Wait2(10000))</text:p>
      <text:p text:style-name="P1"><text:s text:c="20"/>'strWindowTitle = "Microsoft Excel"</text:p>
      <text:p text:style-name="P1"><text:s text:c="20"/>'Dim XL_hWnd As Long</text:p>
      <text:p text:style-name="P1"><text:s text:c="20"/>'XL_hWnd = z_FindWindowHandle(strWindowTitle)</text:p>
      <text:p text:style-name="P1"><text:s text:c="20"/>'SetForegroundWindow XL_hWnd</text:p>
      <text:p text:style-name="P1"><text:s text:c="20"/>'XL_hWnd_ = mywb.Application.hwnd</text:p>
      <text:p text:style-name="P1"><text:s text:c="20"/>'SetForegroundWindow XL_hWnd_</text:p>
      <text:p text:style-name="P1"><text:s text:c="20"/>'SendKeys "{TAB}"</text:p>
      <text:p text:style-name="P1"><text:s text:c="20"/>'SendKeys "{TAB}"</text:p>
      <text:p text:style-name="P1"><text:s text:c="20"/>'SendKeys "{Enter}"</text:p>
      <text:p text:style-name="P1"><text:s text:c="20"/>'DoEvents</text:p>
      <text:p text:style-name="P1"><text:s text:c="20"/>'mywb.Application.DisplayAlerts = True</text:p>
      <text:p text:style-name="P1"><text:s text:c="16"/>End If</text:p>
      <text:p text:style-name="P1"><text:s text:c="12"/>'***write out the window name</text:p>
      <text:p text:style-name="P1"><text:s text:c="16"/>WindowName = Workbooks(Workbooks.Count).name</text:p>
      <text:p text:style-name="P1"><text:s text:c="16"/>WorkbooksEntry1 = Workbooks(Workbooks.Count).Sheets(1).Cells(2, 5)</text:p>
      <text:p text:style-name="P1"><text:s text:c="16"/>WorkbooksEntry2 = Workbooks(Workbooks.Count).Sheets(1).Cells(2, 6)</text:p>
      <text:p text:style-name="P1"><text:soft-page-break/><text:s text:c="16"/>mywb.Worksheets(Sh_log).Cells(VP_iter + 2, 5) = VP_iter + 1</text:p>
      <text:p text:style-name="P1"><text:s text:c="16"/>mywb.Worksheets(Sh_log).Cells(VP_iter + 2, 6) = sec</text:p>
      <text:p text:style-name="P1"><text:s text:c="16"/>mywb.Worksheets(Sh_log).Cells(VP_iter + 2, 7) = WindowName</text:p>
      <text:p text:style-name="P1"><text:s text:c="16"/>mywb.Worksheets(Sh_log).Cells(VP_iter + 2, 8) = WorkbooksEntry1</text:p>
      <text:p text:style-name="P1"><text:s text:c="16"/>mywb.Worksheets(Sh_log).Cells(VP_iter + 2, 9) = WorkbooksEntry2</text:p>
      <text:p text:style-name="P1"><text:s text:c="12"/>'***Move the newly created download Wb into the SmC_Download file</text:p>
      <text:p text:style-name="P1"><text:s text:c="16"/>Call z_MoveWbSheetsIntoAnotherWb_V2(mywb, "SmC_A_VP_", VP_iter + 1)</text:p>
      <text:p text:style-name="P1"><text:s text:c="17"/>Call z_Wait2(100)</text:p>
      <text:p text:style-name="P1"><text:s text:c="12"/>'***minimize all Excel workbooks within the Excel session</text:p>
      <text:p text:style-name="P1"><text:s text:c="16"/>Call z_ExcelWorkbookWindowMinimizeAll(mywb)</text:p>
      <text:p text:style-name="P1"><text:s text:c="16"/>DoEvents</text:p>
      <text:p text:style-name="P1"><text:s text:c="17"/>Call z_Wait2(100)</text:p>
      <text:p text:style-name="P1"><text:s text:c="12"/>'***If IE fails, or IE failed to close before, so try to close the window now</text:p>
      <text:p text:style-name="P1"><text:s text:c="16"/>strWindowTitle = "Internet Explorer cannot display the webpage - Windows Internet Explorer provided by Syngenta"</text:p>
      <text:p text:style-name="P1"><text:s text:c="16"/>Call z_CloseIE3(strWindowTitle, Sh_log, VP_iter, FailedDownloads_iter)</text:p>
      <text:p text:style-name="P1"><text:s text:c="17"/>Call z_Wait2(100)</text:p>
      <text:p text:style-name="P1"><text:s text:c="16"/>strWindowTitle = "Verify - Windows Internet Explorer provided by Syngenta"</text:p>
      <text:p text:style-name="P1"><text:s text:c="16"/>Call z_CloseIE3(strWindowTitle, Sh_log, VP_iter, FailedDownloads_iter)</text:p>
      <text:p text:style-name="P1"><text:s text:c="17"/>Call z_Wait2(100)</text:p>
      <text:p text:style-name="P1"><text:s text:c="16"/>strWindowTitle = "HTTP 500 Internal Server Error - Windows Internet Explorer provided by Syngenta"</text:p>
      <text:p text:style-name="P1"><text:s text:c="16"/>Call z_CloseIE3(strWindowTitle, Sh_log, VP_iter, FailedDownloads_iter)</text:p>
      <text:p text:style-name="P1"><text:s text:c="17"/>Call z_Wait2(100)</text:p>
      <text:p text:style-name="P1"><text:s text:c="17"/></text:p>
      <text:p text:style-name="P1"><text:s text:c="12"/>If ExcelDownload_Failed = True Then</text:p>
      <text:p text:style-name="P1"><text:s text:c="16"/>If ExcelDownload_Succeded = False Then</text:p>
      <text:p text:style-name="P1"><text:s text:c="20"/>Call ShowWindow(My_IE_hWnd, SW_MAXIMISE)</text:p>
      <text:p text:style-name="P1"><text:s text:c="20"/>DoEvents</text:p>
      <text:p text:style-name="P1"><text:s text:c="21"/>Call z_Wait2(100)</text:p>
      <text:p text:style-name="P1"><text:s text:c="20"/>GoTo ExcelDownload_1:</text:p>
      <text:p text:style-name="P1"><text:s text:c="16"/>End If</text:p>
      <text:p text:style-name="P1"><text:s text:c="12"/>End If</text:p>
      <text:p text:style-name="P1"><text:s text:c="8"/>')**Excel Download</text:p>
      <text:p text:style-name="P1"><text:s text:c="8"/>Next VP_iter</text:p>
      <text:p text:style-name="P1"><text:s text:c="8"/>'save workbook</text:p>
      <text:p text:style-name="P1"><text:s text:c="8"/>mywb.Save</text:p>
      <text:p text:style-name="P1"><text:s text:c="8"/>DoEvents</text:p>
      <text:p text:style-name="P1"><text:s text:c="9"/>Call z_Wait2(10000)</text:p>
      <text:p text:style-name="P1"><text:s text:c="4"/>End If</text:p>
      <text:p text:style-name="P1">')*Resource Report</text:p>
      <text:p text:style-name="P1"/>
      <text:p text:style-name="P1"/>
      <text:p text:style-name="P1">'(*PiReport</text:p>
      <text:p text:style-name="P1"><text:s text:c="4"/>'(**close the activities or not and bring SmC IE back to the modul "project"</text:p>
      <text:p text:style-name="P1"><text:s text:c="8"/>If PIandActivity = "11" Or PIandActivity = "01" Then</text:p>
      <text:p text:style-name="P1"><text:s text:c="12"/>'Open-Module-Button(new position and mouse click)</text:p>
      <text:p text:style-name="P1"><text:s text:c="12"/>Call z_SetMousePosAndLeftClick(Target_X0, Target_Y0, 0, 0)</text:p>
      <text:p text:style-name="P1"><text:s text:c="13"/>Call z_Wait2(3000)</text:p>
      <text:p text:style-name="P1"><text:s text:c="12"/>'Project-Module(new position and mouse click)</text:p>
      <text:p text:style-name="P1"><text:s text:c="12"/>Call z_SetMousePosAndLeftClick(Target_X0, Target_Y0, 0, 57)</text:p>
      <text:p text:style-name="P1"><text:s text:c="12"/>Call z_Wait2(14000)</text:p>
      <text:p text:style-name="P1"><text:s text:c="8"/>End If</text:p>
      <text:p text:style-name="P1"><text:soft-page-break/><text:s text:c="4"/>')**close the activities or not and bring SmC IE back to the modul "project"</text:p>
      <text:p text:style-name="P1"><text:s text:c="4"/></text:p>
      <text:p text:style-name="P1"><text:s text:c="4"/>If PIandActivity = "11" Or PIandActivity = "01" Or PIandActivity = "10" Then</text:p>
      <text:p text:style-name="P1"><text:s text:c="8"/>Call z_ExcelSessionWindowMinimized(mywb)</text:p>
      <text:p text:style-name="P1"><text:s text:c="8"/>Call z_ExcelSessionWindowNormal(mywb)</text:p>
      <text:p text:style-name="P1"><text:s text:c="8"/>notused = InputBox("set the export to 2007-2010 for the PI download", , "no entry", 13500, 12500)</text:p>
      <text:p text:style-name="P1"><text:s text:c="8"/>If notused &lt;&gt; "no entry" Then</text:p>
      <text:p text:style-name="P1"><text:s text:c="12"/>Stop</text:p>
      <text:p text:style-name="P1"><text:s text:c="13"/>Call z_Wait2(2000)</text:p>
      <text:p text:style-name="P1"><text:s text:c="8"/>End If</text:p>
      <text:p text:style-name="P1"><text:s text:c="8"/>notused = InputBox("set the style to Main R&amp;D PI Export_6 for the PI download", , "no entry", 13500, 12500)</text:p>
      <text:p text:style-name="P1"><text:s text:c="8"/>If notused &lt;&gt; "no entry" Then</text:p>
      <text:p text:style-name="P1"><text:s text:c="12"/>Stop</text:p>
      <text:p text:style-name="P1"><text:s text:c="13"/>Call z_Wait2(2000)</text:p>
      <text:p text:style-name="P1"><text:s text:c="8"/>End If</text:p>
      <text:p text:style-name="P1"><text:s text:c="8"/>notused = InputBox("set the VP before the first PI VP", , "no entry", 13500, 12500)</text:p>
      <text:p text:style-name="P1"><text:s text:c="8"/>If notused &lt;&gt; "no entry" Then</text:p>
      <text:p text:style-name="P1"><text:s text:c="12"/>Stop</text:p>
      <text:p text:style-name="P1"><text:s text:c="13"/>Call z_Wait2(2000)</text:p>
      <text:p text:style-name="P1"><text:s text:c="8"/>End If</text:p>
      <text:p text:style-name="P1"><text:s text:c="9"/>Call z_Wait2(2000)</text:p>
      <text:p text:style-name="P1"><text:s text:c="8"/>Call SetForegroundWindow(My_IE_hWnd)</text:p>
      <text:p text:style-name="P1"><text:s text:c="4"/>End If</text:p>
      <text:p text:style-name="P1"><text:s text:c="3"/></text:p>
      <text:p text:style-name="P1"><text:s text:c="4"/>If PIandActivity = "11" Or PIandActivity = "01" Or PIandActivity = "10" Then</text:p>
      <text:p text:style-name="P1"><text:s text:c="8"/>'loop over all Pi virtual portfolios</text:p>
      <text:p text:style-name="P1"><text:s text:c="8"/>VP_Start_Pi = 0</text:p>
      <text:p text:style-name="P1"><text:s text:c="8"/>For VP_iter_Pi = VP_Start_Pi To TotalVPs_Pi</text:p>
      <text:p text:style-name="P1"><text:s text:c="4"/></text:p>
      <text:p text:style-name="P1"><text:s text:c="8"/>'(**Bring IE to the forecround</text:p>
      <text:p text:style-name="P1"><text:s text:c="12"/>'show or restore IE depending on its current state</text:p>
      <text:p text:style-name="P1"><text:s text:c="12"/>If IsIconic(My_IE_hWnd) Then</text:p>
      <text:p text:style-name="P1"><text:s text:c="16"/>Call ShowWindow(My_IE_hWnd, SW_RESTORE)</text:p>
      <text:p text:style-name="P1"><text:s text:c="12"/>Else</text:p>
      <text:p text:style-name="P1"><text:s text:c="16"/>Call ShowWindow(My_IE_hWnd, SW_SHOW)</text:p>
      <text:p text:style-name="P1"><text:s text:c="12"/>End If</text:p>
      <text:p text:style-name="P1"><text:s text:c="12"/>'bring SmC IE to the foreground</text:p>
      <text:p text:style-name="P1"><text:s text:c="12"/>Call SetForegroundWindow(My_IE_hWnd)</text:p>
      <text:p text:style-name="P1"><text:s text:c="12"/>'To be sure SmC is in an idle state before going back to the portfolio module</text:p>
      <text:p text:style-name="P1"><text:s text:c="13"/>Call z_Wait2(5000)</text:p>
      <text:p text:style-name="P1"><text:s text:c="8"/>')**Bring IE to the forecround</text:p>
      <text:p text:style-name="P1"><text:s text:c="4"/></text:p>
      <text:p text:style-name="P1">' <text:s text:c="7"/>'(**close the activities or not and bring SmC IE back to the modul "project"</text:p>
      <text:p text:style-name="P1">' <text:s text:c="11"/>If VP_iter_Pi = VP_Start_Pi Then</text:p>
      <text:p text:style-name="P1">' <text:s text:c="15"/>'Open-Module-Button(new position and mouse click)</text:p>
      <text:p text:style-name="P1">' <text:s text:c="15"/>Call z_SetMousePosAndLeftClick(Target_X0, Target_Y0, 0, 0)</text:p>
      <text:p text:style-name="P1">' <text:s text:c="16"/>call z_Wait2(100))</text:p>
      <text:p text:style-name="P1">' <text:s text:c="15"/>'Project-Module(new position and mouse click)</text:p>
      <text:p text:style-name="P1">' <text:s text:c="15"/>Call z_SetMousePosAndLeftClick(Target_X0, Target_Y0, 0, 57)</text:p>
      <text:p text:style-name="P1">' <text:s text:c="15"/>Call z_Wait2(14000)</text:p>
      <text:p text:style-name="P1">' <text:s text:c="11"/>End If</text:p>
      <text:p text:style-name="P1"><text:soft-page-break/>' <text:s text:c="7"/>')**close the activities or not and bring SmC IE back to the modul "project"</text:p>
      <text:p text:style-name="P1"><text:s text:c="8"/></text:p>
      <text:p text:style-name="P1"><text:s text:c="8"/>'(**select the "Main R&amp;D PI Report" style</text:p>
      <text:p text:style-name="P1"><text:s text:c="8"/>If PiStyle Then</text:p>
      <text:p text:style-name="P1"><text:s text:c="12"/>'Style-Button(new position and mouse click)</text:p>
      <text:p text:style-name="P1"><text:s text:c="12"/>Call z_SetMousePosAndLeftClick(Target_X0, Target_Y0, 1157, 141)</text:p>
      <text:p text:style-name="P1"><text:s text:c="13"/>Call z_Wait2(3000)</text:p>
      <text:p text:style-name="P1"><text:s text:c="12"/>'Style-Choice(new position and mouse click)</text:p>
      <text:p text:style-name="P1"><text:s text:c="12"/>Call z_SetMousePosAndLeftClick(Target_X0, Target_Y0, 1096, PiStyleDelta)</text:p>
      <text:p text:style-name="P1"><text:s text:c="13"/>Call z_Wait2(10000)</text:p>
      <text:p text:style-name="P1"><text:s text:c="8"/>End If</text:p>
      <text:p text:style-name="P1"><text:s text:c="8"/>')**select the "Main R&amp;D PI Report" style</text:p>
      <text:p text:style-name="P1"><text:s text:c="8"/></text:p>
      <text:p text:style-name="P1"><text:s text:c="8"/>'(**Choose a new Virtual Portfolio</text:p>
      <text:p text:style-name="P1"><text:s text:c="12"/>'VirtualPortfolioChoice-DropDown(new position and mouse click)</text:p>
      <text:p text:style-name="P1"><text:s text:c="12"/>Call z_SetMousePosAndLeftClick(Target_X0, Target_Y0, 533 + delta1, 63)</text:p>
      <text:p text:style-name="P1"><text:s text:c="13"/>Call z_Wait2(5000)</text:p>
      <text:p text:style-name="P1"><text:s text:c="12"/>'VirtualPortfolioChoice(new position and mouse click)</text:p>
      <text:p text:style-name="P1"><text:s text:c="12"/>VP_DropdownSecondPos = 97 'Delta Y0 to click on the second VP</text:p>
      <text:p text:style-name="P1"><text:s text:c="12"/>Call z_SetMousePosAndLeftClick(Target_X0, Target_Y0, 338 + delta1, VP_DropdownSecondPos)</text:p>
      <text:p text:style-name="P1"><text:s text:c="13"/>Call z_Wait2(15000)</text:p>
      <text:p text:style-name="P1"><text:s text:c="8"/>')**Choose a new Virtual Portfolio</text:p>
      <text:p text:style-name="P1"/>
      <text:p text:style-name="P1"><text:s text:c="8"/>'(**Excel Download</text:p>
      <text:p text:style-name="P1"><text:s text:c="8"/>ExcelDownload_Failed = False</text:p>
      <text:p text:style-name="P1">ExcelDownload_2:</text:p>
      <text:p text:style-name="P1"><text:s text:c="12"/>'***Excel-Download-Button(new position and mouse click)</text:p>
      <text:p text:style-name="P1"><text:s text:c="16"/>Call z_SetMousePosAndLeftClick(Target_X0, Target_Y0, 1025, 0)</text:p>
      <text:p text:style-name="P1"><text:s text:c="17"/>Call z_Wait2(2000)</text:p>
      <text:p text:style-name="P1"><text:s text:c="12"/>'***Minimize SmC IE</text:p>
      <text:p text:style-name="P1"><text:s text:c="16"/>Call ShowWindow(My_IE_hWnd, SW_MINIMIZE)</text:p>
      <text:p text:style-name="P1"><text:s text:c="16"/>DoEvents</text:p>
      <text:p text:style-name="P1"><text:s text:c="17"/>Call z_Wait2(100)</text:p>
      <text:p text:style-name="P1"><text:s text:c="12"/>'***make excel active</text:p>
      <text:p text:style-name="P1"><text:s text:c="16"/>Call z_ExcelSessionWindowNormal(mywb)</text:p>
      <text:p text:style-name="P1"><text:s text:c="16"/>Call z_ExcelWorkbookWindowNormal(mywb)</text:p>
      <text:p text:style-name="P1"><text:s text:c="16"/>DoEvents</text:p>
      <text:p text:style-name="P1"><text:s text:c="17"/>Call z_Wait2(100)</text:p>
      <text:p text:style-name="P1"><text:s text:c="12"/>'***Determine when the Download IE appears</text:p>
      <text:p text:style-name="P1"><text:s text:c="16"/>'if the time secMax is not exceeded, the download should work out</text:p>
      <text:p text:style-name="P1"><text:s text:c="16"/>'if the time secMax is exceeded, the download is about to fail, wait an try to close the IE window</text:p>
      <text:p text:style-name="P1"><text:s text:c="16"/>'that appears after secMax. After some time this window gets the name HTTP 500 ...</text:p>
      <text:p text:style-name="P1"><text:s text:c="16"/>DurationSinceDownloadClick = 4</text:p>
      <text:p text:style-name="P1"><text:s text:c="16"/>strWindowTitle = "*" &amp; "opxscp.eame.syngenta" &amp; "*"</text:p>
      <text:p text:style-name="P1"><text:s text:c="16"/>sec = z_IE_WaitUntilNewWindowExists_HTML_Export(strWindowTitle, secMax_PI - DurationSinceDownloadClick)</text:p>
      <text:p text:style-name="P1"><text:s text:c="16"/>sec = sec + DurationSinceDownloadClick</text:p>
      <text:p text:style-name="P1"><text:s text:c="16"/>DoEvents</text:p>
      <text:p text:style-name="P1"><text:s text:c="16"/></text:p>
      <text:p text:style-name="P1"><text:s text:c="12"/>'***If IE download fails (HTTP 500 ...), wait and close IE</text:p>
      <text:p text:style-name="P1"><text:s text:c="16"/>flag_1 = False</text:p>
      <text:p text:style-name="P1"><text:soft-page-break/><text:s text:c="16"/>Do Until flag_1 = True 'endless loop</text:p>
      <text:p text:style-name="P1"><text:s text:c="20"/></text:p>
      <text:p text:style-name="P1"><text:s text:c="20"/>ExcelDownload_Succeded = False</text:p>
      <text:p text:style-name="P1"><text:s text:c="20"/>ExcelDownload_Succeded = z_ExcelDownloadExists(mywb)</text:p>
      <text:p text:style-name="P1"><text:s text:c="20"/>If ExcelDownload_Succeded = True Then</text:p>
      <text:p text:style-name="P1"><text:s text:c="24"/>Exit Do</text:p>
      <text:p text:style-name="P1"><text:s text:c="20"/>End If</text:p>
      <text:p text:style-name="P1"><text:s text:c="20"/>strWindowTitle = "Internet Explorer cannot display the webpage - Windows Internet Explorer provided by Syngenta"</text:p>
      <text:p text:style-name="P1"><text:s text:c="20"/></text:p>
      <text:p text:style-name="P1"><text:s text:c="20"/>ExcelDownload_Failed = False</text:p>
      <text:p text:style-name="P1"><text:s text:c="20"/>ExcelDownload_Failed = z_WindowExists(strWindowTitle)</text:p>
      <text:p text:style-name="P1"><text:s text:c="20"/>If ExcelDownload_Failed = True Then</text:p>
      <text:p text:style-name="P1"><text:s text:c="24"/>Exit Do</text:p>
      <text:p text:style-name="P1"><text:s text:c="20"/>End If</text:p>
      <text:p text:style-name="P1"><text:s text:c="16"/>Loop</text:p>
      <text:p text:style-name="P1"><text:s text:c="16"/>DoEvents</text:p>
      <text:p text:style-name="P1"/>
      <text:p text:style-name="P1">'to be sure SmC is in an idle state before going back to the portfolio module</text:p>
      <text:p text:style-name="P1">' <text:s text:c="15"/>If sec &gt; secMax_PI Or sec = secMax_PI Then</text:p>
      <text:p text:style-name="P1">' <text:s text:c="19"/>'wait until SmC is in an idle state</text:p>
      <text:p text:style-name="P1">' <text:s text:c="19"/>Call z_Wait2(100000) 'maybe enhance to 10 minutes</text:p>
      <text:p text:style-name="P1">' <text:s text:c="19"/>'try to close the IE window</text:p>
      <text:p text:style-name="P1">' <text:s text:c="19"/>strWindowTitle = "HTTP 500 Internal Server Error - Windows Internet Explorer provided by Syngenta"</text:p>
      <text:p text:style-name="P1">' <text:s text:c="19"/>Call z_CloseIE3(strWindowTitle, Sh_log, VP_iter_Pi, FailedDownloads_iter)</text:p>
      <text:p text:style-name="P1">' <text:s text:c="15"/>End If</text:p>
      <text:p text:style-name="P1"><text:s text:c="12"/>'***minimize IE that prepares the download and wait until the IE download is exported into Excel</text:p>
      <text:p text:style-name="P1"><text:s text:c="16"/>strWindowTitle = "*" &amp; "opxscp.eame.syngenta" &amp; "*"</text:p>
      <text:p text:style-name="P1"><text:s text:c="16"/>My_IE_XL_hWnd = z_FindWindowHandle(strWindowTitle)</text:p>
      <text:p text:style-name="P1"><text:s text:c="16"/>If My_IE_XL_hWnd &lt;&gt; 0 Then</text:p>
      <text:p text:style-name="P1"><text:s text:c="20"/>'minimize IE</text:p>
      <text:p text:style-name="P1"><text:s text:c="20"/>Call ShowWindow(My_IE_XL_hWnd, SW_MINIMIZE)</text:p>
      <text:p text:style-name="P1"><text:s text:c="20"/>'give some waiting time until the IE download is exported into Excel</text:p>
      <text:p text:style-name="P1"><text:s text:c="20"/>DoEvents</text:p>
      <text:p text:style-name="P1"><text:s text:c="21"/>Call z_Wait2(10000)</text:p>
      <text:p text:style-name="P1"><text:s text:c="16"/>End If</text:p>
      <text:p text:style-name="P1"><text:s text:c="12"/>'***write out the window name</text:p>
      <text:p text:style-name="P1"><text:s text:c="16"/>WindowName = Workbooks(Workbooks.Count).name</text:p>
      <text:p text:style-name="P1"><text:s text:c="16"/>WorkbooksEntry1 = Workbooks(Workbooks.Count).Sheets(1).Cells(2, 5)</text:p>
      <text:p text:style-name="P1"><text:s text:c="16"/>WorkbooksEntry2 = Workbooks(Workbooks.Count).Sheets(1).Cells(2, 6)</text:p>
      <text:p text:style-name="P1"><text:s text:c="16"/>mywb.Worksheets(Sh_log).Cells(VP_iter_Pi + 2, 5) = VP_iter_Pi + 1</text:p>
      <text:p text:style-name="P1"><text:s text:c="16"/>mywb.Worksheets(Sh_log).Cells(VP_iter_Pi + 2, 6) = sec</text:p>
      <text:p text:style-name="P1"><text:s text:c="16"/>mywb.Worksheets(Sh_log).Cells(VP_iter_Pi + 2, 7) = WindowName</text:p>
      <text:p text:style-name="P1"><text:s text:c="16"/>mywb.Worksheets(Sh_log).Cells(VP_iter_Pi + 2, 8) = WorkbooksEntry1</text:p>
      <text:p text:style-name="P1"><text:s text:c="16"/>mywb.Worksheets(Sh_log).Cells(VP_iter_Pi + 2, 9) = WorkbooksEntry2</text:p>
      <text:p text:style-name="P1"><text:s text:c="12"/>'***Save the export workbook</text:p>
      <text:p text:style-name="P1"><text:s text:c="16"/>xlapp.DisplayAlerts = False</text:p>
      <text:p text:style-name="P1"><text:s text:c="16"/>Call z_WorkbookSave(ActiveWorkbook)</text:p>
      <text:p text:style-name="P1"><text:s text:c="16"/>xlapp.DisplayAlerts = True</text:p>
      <text:p text:style-name="P1"><text:s text:c="12"/>'***Move newly created download Wb into the SmC_Download file</text:p>
      <text:p text:style-name="P1"><text:s text:c="16"/>Call z_MoveWbSheetsIntoAnotherWb_V2(mywb, "SmC_P_VP_", VP_iter_Pi + 1)</text:p>
      <text:p text:style-name="P1"><text:soft-page-break/><text:s text:c="17"/>Call z_Wait2(100)</text:p>
      <text:p text:style-name="P1"><text:s text:c="12"/>'***Save the download workbook</text:p>
      <text:p text:style-name="P1"><text:s text:c="16"/>Call z_WorkbookSave(mywb)</text:p>
      <text:p text:style-name="P1"><text:s text:c="12"/>'***minimize all Excel workbooks within the Excel session</text:p>
      <text:p text:style-name="P1"><text:s text:c="16"/>Call z_ExcelWorkbookWindowMinimizeAll(mywb)</text:p>
      <text:p text:style-name="P1"><text:s text:c="16"/>DoEvents</text:p>
      <text:p text:style-name="P1"><text:s text:c="17"/>Call z_Wait2(100)</text:p>
      <text:p text:style-name="P1"><text:s text:c="12"/>'***If IE fails, or IE failed to close before, so try to close the window now</text:p>
      <text:p text:style-name="P1"><text:s text:c="16"/>strWindowTitle = "Internet Explorer cannot display the webpage - Windows Internet Explorer provided by Syngenta"</text:p>
      <text:p text:style-name="P1"><text:s text:c="16"/>Call z_CloseIE3(strWindowTitle, Sh_log, VP_iter_Pi, FailedDownloads_iter)</text:p>
      <text:p text:style-name="P1"><text:s text:c="17"/>Call z_Wait2(100)</text:p>
      <text:p text:style-name="P1"><text:s text:c="16"/>strWindowTitle = "HTTP 500 Internal Server Error - Windows Internet Explorer provided by Syngenta"</text:p>
      <text:p text:style-name="P1"><text:s text:c="16"/>Call z_CloseIE3(strWindowTitle, Sh_log, VP_iter_Pi, FailedDownloads_iter)</text:p>
      <text:p text:style-name="P1"><text:s text:c="17"/>Call z_Wait2(100)</text:p>
      <text:p text:style-name="P1"><text:s text:c="12"/>If ExcelDownload_Failed = True Then</text:p>
      <text:p text:style-name="P1"><text:s text:c="16"/>If ExcelDownload_Succeded = False Then</text:p>
      <text:p text:style-name="P1"><text:s text:c="20"/>Call ShowWindow(My_IE_hWnd, SW_MAXIMISE)</text:p>
      <text:p text:style-name="P1"><text:s text:c="20"/>DoEvents</text:p>
      <text:p text:style-name="P1"><text:s text:c="21"/>Call z_Wait2(100)</text:p>
      <text:p text:style-name="P1"><text:s text:c="20"/>GoTo ExcelDownload_2:</text:p>
      <text:p text:style-name="P1"><text:s text:c="16"/>End If</text:p>
      <text:p text:style-name="P1"><text:s text:c="12"/>End If</text:p>
      <text:p text:style-name="P1"><text:s text:c="8"/>'(**Excel Download</text:p>
      <text:p text:style-name="P1"><text:s text:c="8"/>Next VP_iter_Pi</text:p>
      <text:p text:style-name="P1"><text:s text:c="8"/>'save workbook</text:p>
      <text:p text:style-name="P1"><text:s text:c="8"/>mywb.Save</text:p>
      <text:p text:style-name="P1"><text:s text:c="4"/>End If</text:p>
      <text:p text:style-name="P1">'(*PiReport</text:p>
      <text:p text:style-name="P1"><text:s text:c="4"/>notused = InputBox("Download has been finished", , "no entry", 13500, 12500)</text:p>
      <text:p text:style-name="P1"><text:s text:c="4"/>'Call z_TrackTime("C:\Users\t740698\Desktop\TimeTracking.txt", _</text:p>
      <text:p text:style-name="P1"><text:s text:c="16"/>Array("Main_DownloadReport", "End", "task: ", CStr(Now()), ""))</text:p>
      <text:p text:style-name="P1"/>
      <text:p text:style-name="P1">End Sub</text:p>
      <text:p text:style-name="P1"/>
      <text:p text:style-name="P1"/>
      <text:p text:style-name="P1"/>
      <text:p text:style-name="P1"/>
      <text:p text:style-name="P1">Function z_wbdate(Optional sDt As String, Optional Dt As Date) As String</text:p>
      <text:p text:style-name="P1"><text:s text:c="4"/>Dim Yr As String</text:p>
      <text:p text:style-name="P1"><text:s text:c="4"/>Dim Mt As String</text:p>
      <text:p text:style-name="P1"><text:s text:c="4"/>Dim Dy As String</text:p>
      <text:p text:style-name="P1"><text:s text:c="4"/>Dim sDt_arr As Variant</text:p>
      <text:p text:style-name="P1"><text:s text:c="4"/>If sDt &lt;&gt; Empty Then</text:p>
      <text:p text:style-name="P1"><text:s text:c="8"/>sDt_arr = Split(sDt, "_")</text:p>
      <text:p text:style-name="P1"><text:s text:c="8"/>Yr = sDt_arr(0)</text:p>
      <text:p text:style-name="P1"><text:s text:c="8"/>Mt = sDt_arr(1)</text:p>
      <text:p text:style-name="P1"><text:s text:c="8"/>Dy = sDt_arr(2)</text:p>
      <text:p text:style-name="P1"><text:s text:c="4"/>Else</text:p>
      <text:p text:style-name="P1"><text:s text:c="8"/>'If Not Dt Is Nothing Then</text:p>
      <text:p text:style-name="P1"><text:s text:c="8"/>If Dt &lt;&gt; Empty Then</text:p>
      <text:p text:style-name="P1"><text:s text:c="12"/>Yr = VBA.DateTime.Year(Dt)</text:p>
      <text:p text:style-name="P1"><text:soft-page-break/><text:s text:c="12"/>Mt = VBA.DateTime.Month(Dt)</text:p>
      <text:p text:style-name="P1"><text:s text:c="12"/>Dy = VBA.DateTime.Day(Dt)</text:p>
      <text:p text:style-name="P1"><text:s text:c="8"/>Else</text:p>
      <text:p text:style-name="P1"><text:s text:c="12"/>Yr = VBA.DateTime.Year(Now())</text:p>
      <text:p text:style-name="P1"><text:s text:c="12"/>Mt = VBA.DateTime.Month(Now())</text:p>
      <text:p text:style-name="P1"><text:s text:c="12"/>Dy = VBA.DateTime.Day(Now())</text:p>
      <text:p text:style-name="P1"><text:s text:c="8"/>End If</text:p>
      <text:p text:style-name="P1"><text:s text:c="4"/>End If</text:p>
      <text:p text:style-name="P1"/>
      <text:p text:style-name="P1"><text:s text:c="4"/>If Mt &lt; 10 Then</text:p>
      <text:p text:style-name="P1"><text:s text:c="8"/>Mt = "0" &amp; Mt</text:p>
      <text:p text:style-name="P1"><text:s text:c="4"/>End If</text:p>
      <text:p text:style-name="P1"><text:s text:c="4"/>If Dy &lt; 10 Then</text:p>
      <text:p text:style-name="P1"><text:s text:c="8"/>Dy = "0" &amp; Dy</text:p>
      <text:p text:style-name="P1"><text:s text:c="4"/>End If</text:p>
      <text:p text:style-name="P1"><text:s text:c="4"/>z_wbdate = Yr &amp; "_" &amp; Mt &amp; "_" &amp; Dy</text:p>
      <text:p text:style-name="P1">End Function</text:p>
      <text:p text:style-name="P1"/>
      <text:p text:style-name="P1">Function z_WorkbookNewOrOpenOrActivate(WbName As String, WbPath As String, ByRef Wb As Workbook)</text:p>
      <text:p text:style-name="P1">'Macro generated by Roland.Benz@Syngenta.com (PMEC, Project Management Excellence)</text:p>
      <text:p text:style-name="P1">'Date: 19.10.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VBA.Interaction.GetObject(WbPath &amp; WbName)</text:p>
      <text:p text:style-name="P1"><text:s text:c="8"/>Wb.Activate</text:p>
      <text:p text:style-name="P1"><text:s text:c="4"/>Else</text:p>
      <text:p text:style-name="P1"><text:s text:c="8"/>On Error GoTo NewWB</text:p>
      <text:p text:style-name="P1"><text:s text:c="8"/>Set Wb = Workbooks.Open(WbPath &amp; WbName)</text:p>
      <text:p text:style-name="P1"><text:s text:c="8"/>Wb.Activate</text:p>
      <text:p text:style-name="P1"><text:s text:c="8"/>On Error GoTo 0</text:p>
      <text:p text:style-name="P1"><text:s text:c="4"/>End If</text:p>
      <text:p text:style-name="P1"><text:s text:c="4"/></text:p>
      <text:p text:style-name="P1">Exit Function</text:p>
      <text:p text:style-name="P1">NewWB:</text:p>
      <text:p text:style-name="P1"><text:s text:c="4"/>Set Wb = Workbooks.Add</text:p>
      <text:p text:style-name="P1"><text:s text:c="4"/>Dim FileFormatValue As Integer</text:p>
      <text:p text:style-name="P1"><text:s text:c="4"/>If WbName &lt;&gt; Empty Then</text:p>
      <text:p text:style-name="P1"><text:s text:c="8"/>Select Case LCase(Right(WbName, Len(WbName) - InStrRev(WbName, ".", , 1)))</text:p>
      <text:p text:style-name="P1"><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oft-page-break/><text:s text:c="4"/>Wb.SaveAs FileName:=WbPath &amp; WbName, FileFormat:=FileFormatValue</text:p>
      <text:p text:style-name="P1">End Function</text:p>
      <text:p text:style-name="P1">Function z_ExcelSessionWindowNormal(Optional ByRef Wb As Workbook)</text:p>
      <text:p text:style-name="P1"><text:s text:c="4"/>'Fenster der Excel session</text:p>
      <text:p text:style-name="P1"><text:s text:c="4"/>If Wb Is Nothing Then</text:p>
      <text:p text:style-name="P1"><text:s text:c="7"/>Application.WindowState = xlNormal</text:p>
      <text:p text:style-name="P1"><text:s text:c="4"/>Else</text:p>
      <text:p text:style-name="P1"><text:s text:c="8"/>Wb.Application.WindowState = xlNormal</text:p>
      <text:p text:style-name="P1"><text:s text:c="8"/>Wb.Activate</text:p>
      <text:p text:style-name="P1"><text:s text:c="4"/>End If</text:p>
      <text:p text:style-name="P1">End Function</text:p>
      <text:p text:style-name="P1"/>
      <text:p text:style-name="P1">Function z_ExcelSessionWindowMinimized(Optional ByRef Wb As Workbook)</text:p>
      <text:p text:style-name="P1"><text:s text:c="4"/>'Fenster der Excel session</text:p>
      <text:p text:style-name="P1"><text:s text:c="4"/>If Wb Is Nothing Then</text:p>
      <text:p text:style-name="P1"><text:s text:c="7"/>Application.WindowState = xlMinimized</text:p>
      <text:p text:style-name="P1"><text:s text:c="4"/>Else</text:p>
      <text:p text:style-name="P1"><text:s text:c="8"/>Wb.Application.WindowState = xlMinimized</text:p>
      <text:p text:style-name="P1"><text:s text:c="4"/>End If</text:p>
      <text:p text:style-name="P1">End Function</text:p>
      <text:p text:style-name="P1">Function z_ExcelSessionWindowMoveAndResize(Optional ByRef Wb As Workbook, _</text:p>
      <text:p text:style-name="P1"><text:s text:c="12"/>Optional top As Variant, Optional left As Variant, _</text:p>
      <text:p text:style-name="P1"><text:s text:c="12"/>Optional width As Variant, Optional height As Variant)</text:p>
      <text:p text:style-name="P1"><text:s text:c="4"/>On Error Resume Next</text:p>
      <text:p text:style-name="P1"><text:s text:c="4"/>If Wb Is Nothing Then</text:p>
      <text:p text:style-name="P1"><text:s text:c="8"/>If top &lt;&gt; Empty Then</text:p>
      <text:p text:style-name="P1"><text:s text:c="12"/>Application.top = top</text:p>
      <text:p text:style-name="P1"><text:s text:c="8"/>End If</text:p>
      <text:p text:style-name="P1"><text:s text:c="8"/>If left &lt;&gt; Empty Then</text:p>
      <text:p text:style-name="P1"><text:s text:c="12"/>Application.left = left</text:p>
      <text:p text:style-name="P1"><text:s text:c="8"/>End If</text:p>
      <text:p text:style-name="P1"><text:s text:c="8"/>If width &lt;&gt; Empty Then</text:p>
      <text:p text:style-name="P1"><text:s text:c="12"/>Application.width = width</text:p>
      <text:p text:style-name="P1"><text:s text:c="8"/>End If</text:p>
      <text:p text:style-name="P1"><text:s text:c="8"/>If height &lt;&gt; Empty Then</text:p>
      <text:p text:style-name="P1"><text:s text:c="12"/>Application.height = height</text:p>
      <text:p text:style-name="P1"><text:s text:c="8"/>End If</text:p>
      <text:p text:style-name="P1"><text:s text:c="4"/>Else</text:p>
      <text:p text:style-name="P1"><text:s text:c="8"/>If top &lt;&gt; Empty Then</text:p>
      <text:p text:style-name="P1"><text:s text:c="12"/>Wb.Application.top = CInt(top)</text:p>
      <text:p text:style-name="P1"><text:s text:c="8"/>End If</text:p>
      <text:p text:style-name="P1"><text:s text:c="8"/>If left &lt;&gt; Empty Then</text:p>
      <text:p text:style-name="P1"><text:s text:c="12"/>Wb.Application.left = CInt(left)</text:p>
      <text:p text:style-name="P1"><text:s text:c="8"/>End If</text:p>
      <text:p text:style-name="P1"><text:s text:c="8"/>If width &lt;&gt; Empty Then</text:p>
      <text:p text:style-name="P1"><text:s text:c="12"/>Wb.Application.width = CInt(width)</text:p>
      <text:p text:style-name="P1"><text:s text:c="8"/>End If</text:p>
      <text:p text:style-name="P1"><text:s text:c="8"/>If height &lt;&gt; Empty Then</text:p>
      <text:p text:style-name="P1"><text:s text:c="12"/>Wb.Application.height = CInt(height)</text:p>
      <text:p text:style-name="P1"><text:s text:c="8"/>End If</text:p>
      <text:p text:style-name="P1"><text:s text:c="4"/>End If</text:p>
      <text:p text:style-name="P1"><text:s text:c="4"/>On Error GoTo 0</text:p>
      <text:p text:style-name="P1">End Function</text:p>
      <text:p text:style-name="P1"><text:soft-page-break/></text:p>
      <text:p text:style-name="P1">Function z_ExcelWorkbookWindowMinimized(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Wb.Application.ActiveWindow.WindowState = xlMinimized</text:p>
      <text:p text:style-name="P1"><text:s text:c="4"/>End If</text:p>
      <text:p text:style-name="P1">End Function</text:p>
      <text:p text:style-name="P1"/>
      <text:p text:style-name="P1">Function z_ExcelWorkbookWindowMaximized(ByRef Wb As Workbook)</text:p>
      <text:p text:style-name="Standard"><text:span text:style-name="T1"><text:s text:c="4"/></text:span>'Fenster innerhalb der Excel session (workbooks)</text:p>
      <text:p text:style-name="Standard"><text:s text:c="4"/><text:span text:style-name="T1">If Wb.Application.Windows(Wb.name).Visible Then</text:span></text:p>
      <text:p text:style-name="P1"><text:s text:c="10"/>Wb.Application.ActiveWindow.WindowState = xlMaximized</text:p>
      <text:p text:style-name="P1"><text:s text:c="4"/>End If</text:p>
      <text:p text:style-name="P1">End Function</text:p>
      <text:p text:style-name="P1">Function z_ExcelWorkbookWindowNormal(ByRef Wb As Workbook)</text:p>
      <text:p text:style-name="Standard"><text:span text:style-name="T1"><text:s text:c="4"/></text:span>'Fenster innerhalb der Excel session (workbooks)</text:p>
      <text:p text:style-name="Standard"><text:s text:c="4"/><text:span text:style-name="T1">If Wb.Application.Windows(Wb.name).Visible Then</text:span></text:p>
      <text:p text:style-name="P1"><text:s text:c="10"/>Wb.Application.ActiveWindow.WindowState = xlMaximized</text:p>
      <text:p text:style-name="P1"><text:s text:c="4"/>End If</text:p>
      <text:p text:style-name="P1">End Function</text:p>
      <text:p text:style-name="P1">Function z_ExcelWorkbookWindowMinimizeAll(ByRef Wb_ref As Workbook)</text:p>
      <text:p text:style-name="P1"><text:s text:c="4"/>Application.ScreenUpdating = False</text:p>
      <text:p text:style-name="P1"><text:s text:c="4"/>Dim Wb As Workbook</text:p>
      <text:p text:style-name="P1"><text:s text:c="4"/>For Each Wb In Wb_ref.Application.Workbooks ' Workbooks</text:p>
      <text:p text:style-name="P1"><text:s text:c="8"/>'only those with status visible</text:p>
      <text:p text:style-name="P1"><text:s text:c="8"/>If Wb.Application.Windows(Wb.name).Visible Then</text:p>
      <text:p text:style-name="P1"><text:s text:c="10"/>Wb.Application.ActiveWindow.WindowState = xlMinimized</text:p>
      <text:p text:style-name="P1"><text:s text:c="8"/>End If</text:p>
      <text:p text:style-name="P1"><text:s text:c="4"/>Next</text:p>
      <text:p text:style-name="P1"><text:s text:c="4"/>Application.ScreenUpdating = True</text:p>
      <text:p text:style-name="P1">End Function</text:p>
      <text:p text:style-name="P1">Function z_DeleteWbSheet(Wb As Workbook, Sh As String)</text:p>
      <text:p text:style-name="P1"><text:s text:c="4"/>Application.DisplayAlerts = False</text:p>
      <text:p text:style-name="P1"><text:s text:c="4"/>Wb.Activate</text:p>
      <text:p text:style-name="P1"><text:s text:c="4"/>Dim WSh As Excel.Worksheet</text:p>
      <text:p text:style-name="P1"><text:s text:c="4"/>Set WSh = Sheets(Sh)</text:p>
      <text:p text:style-name="P1"><text:s text:c="4"/>WSh.Select</text:p>
      <text:p text:style-name="P1"><text:s text:c="4"/>Wb.Application.ActiveWindow.SelectedSheets.Delete</text:p>
      <text:p text:style-name="P1"><text:s text:c="4"/>Application.DisplayAlerts = True</text:p>
      <text:p text:style-name="P1">End Function</text:p>
      <text:p text:style-name="P1">Function z_WorkbookSaveAs(Wb_New_Path As String, Wb_New_Name As String, Optional wb_old As Workbook, Optional wb_new As Workbook)</text:p>
      <text:p text:style-name="P1"><text:s text:c="4"/>If Not wb_old Is Nothing Then</text:p>
      <text:p text:style-name="P1"><text:s text:c="8"/>wb_old.Activate</text:p>
      <text:p text:style-name="P1"><text:s text:c="4"/>Else</text:p>
      <text:p text:style-name="P1"><text:s text:c="8"/>ActiveWorkbook.Activate</text:p>
      <text:p text:style-name="P1"><text:s text:c="4"/>End If</text:p>
      <text:p text:style-name="P1"><text:s text:c="4"/>'ChDir Wb_New_Path</text:p>
      <text:p text:style-name="P1"><text:s text:c="4"/>'ActiveWorkbook.SaveAs Filename:= _</text:p>
      <text:p text:style-name="P1"><text:s text:c="4"/>' <text:s text:c="3"/>Wb_New_Path &amp; Wb_New_Name _</text:p>
      <text:p text:style-name="P1"><text:s text:c="4"/>' <text:s text:c="3"/>, FileFormat:=xlExcel12, CreateBackup:=False</text:p>
      <text:p text:style-name="P1"><text:s text:c="4"/>If Wb_New_Name &lt;&gt; Empty Then</text:p>
      <text:p text:style-name="P1"><text:soft-page-break/><text:s text:c="8"/>Select Case LCase(Right(Wb_New_Name, Len(Wb_New_Name) - InStrRev(Wb_New_Name, ".", , 1)))</text:p>
      <text:p text:style-name="P1"><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 text:c="4"/>'close wb with same name if open and then overwrite it</text:p>
      <text:p text:style-name="P1"><text:s text:c="4"/>Application.DisplayAlerts = False</text:p>
      <text:p text:style-name="P1"><text:s text:c="4"/>On Error GoTo ExistsAndOpen:</text:p>
      <text:p text:style-name="P1"><text:s text:c="4"/>ActiveWorkbook.SaveAs FileName:=Wb_New_Path &amp; Wb_New_Name, FileFormat:=FileFormatValue</text:p>
      <text:p text:style-name="P1"><text:s text:c="4"/>On Error GoTo 0</text:p>
      <text:p text:style-name="P1"><text:s text:c="4"/>Application.DisplayAlerts = True</text:p>
      <text:p text:style-name="P1"><text:s text:c="4"/>Set wb_new = ActiveWorkbook</text:p>
      <text:p text:style-name="P1"><text:s text:c="4"/>Set wb_old = Nothing 'Wb_old was closed after saving and Wb_old was assigned the newly created file</text:p>
      <text:p text:style-name="P1">Exit Function</text:p>
      <text:p text:style-name="P1">ExistsAndOpen:</text:p>
      <text:p text:style-name="P1"><text:s text:c="4"/>Workbooks(Wb_New_Name).Close False</text:p>
      <text:p text:style-name="P1"><text:s text:c="4"/>Resume</text:p>
      <text:p text:style-name="P1">End Function</text:p>
      <text:p text:style-name="P1">Function z_WorkbookSave(Wb As Workbook)</text:p>
      <text:p text:style-name="P1"><text:s text:c="4"/>Wb.Save</text:p>
      <text:p text:style-name="P1">End Function</text:p>
      <text:p text:style-name="P1"/>
      <text:p text:style-name="P1"/>
      <text:p text:style-name="P1">'------------Wait</text:p>
      <text:p text:style-name="P1">Option Explicit</text:p>
      <text:p text:style-name="P1"/>
      <text:p text:style-name="P1">Private Type FILETIME</text:p>
      <text:p text:style-name="P1"><text:s text:c="2"/>dwLowDateTime As Long</text:p>
      <text:p text:style-name="P1"><text:s text:c="2"/>dwHighDateTime As Long</text:p>
      <text:p text:style-name="P1">End Type</text:p>
      <text:p text:style-name="P1"/>
      <text:p text:style-name="P1">Private Const WAIT_OBJECT_0&amp; = 0</text:p>
      <text:p text:style-name="P1"/>
      <text:p text:style-name="P1">Private Const INFINITE = &amp;HFFFF</text:p>
      <text:p text:style-name="P1">Private Const ERROR_ALREADY_EXISTS = 183&amp;</text:p>
      <text:p text:style-name="P1"/>
      <text:p text:style-name="P1">Private Const QS_HOTKEY&amp; = &amp;H80</text:p>
      <text:p text:style-name="P1">Private Const QS_KEY&amp; = &amp;H1</text:p>
      <text:p text:style-name="P1">Private Const QS_MOUSEBUTTON&amp; = &amp;H4</text:p>
      <text:p text:style-name="P1">Private Const QS_MOUSEMOVE&amp; = &amp;H2</text:p>
      <text:p text:style-name="P1">Private Const QS_PAINT&amp; = &amp;H20</text:p>
      <text:p text:style-name="P1">Private Const QS_POSTMESSAGE&amp; = &amp;H8</text:p>
      <text:p text:style-name="P1">Private Const QS_SENDMESSAGE&amp; = &amp;H40</text:p>
      <text:p text:style-name="P1">Private Const QS_TIMER&amp; = &amp;H10</text:p>
      <text:p text:style-name="P1">Private Const QS_MOUSE&amp; = (QS_MOUSEMOVE Or QS_MOUSEBUTTON)</text:p>
      <text:p text:style-name="P1">Private Const QS_INPUT&amp; = (QS_MOUSE Or QS_KEY)</text:p>
      <text:p text:style-name="P1">Private Const QS_ALLINPUT&amp; = (QS_SENDMESSAGE Or QS_PAINT _</text:p>
      <text:p text:style-name="P1"><text:soft-page-break/><text:s text:c="14"/>Or QS_TIMER Or QS_POSTMESSAGE Or QS_MOUSEBUTTON _</text:p>
      <text:p text:style-name="P1"><text:s text:c="14"/>Or QS_MOUSEMOVE Or QS_HOTKEY Or QS_KEY)</text:p>
      <text:p text:style-name="P1"/>
      <text:p text:style-name="P1">Private Declare Function CreateWaitableTimer Lib "kernel32" _</text:p>
      <text:p text:style-name="P1"><text:s text:c="4"/>Alias "CreateWaitableTimerA" (ByVal lpSemaphoreAttributes _</text:p>
      <text:p text:style-name="P1"><text:s text:c="4"/>As Long, ByVal bManualReset As Long, ByVal lpName As String) _</text:p>
      <text:p text:style-name="P1"><text:s text:c="4"/>As Long</text:p>
      <text:p text:style-name="P1"/>
      <text:p text:style-name="P1">Private Declare Function SetWaitableTimer Lib "kernel32" ( _</text:p>
      <text:p text:style-name="P1"><text:s text:c="4"/>ByVal hTimer As Long, lpDueTime As FILETIME, ByVal lPeriod _</text:p>
      <text:p text:style-name="P1"><text:s text:c="4"/>As Long, ByVal pfnCompletionRoutine As Long, _</text:p>
      <text:p text:style-name="P1"><text:s text:c="4"/>ByVal lpArgToCompletionRoutine As Long, _</text:p>
      <text:p text:style-name="P1"><text:s text:c="4"/>ByVal fResume As Long) As Long</text:p>
      <text:p text:style-name="P1"/>
      <text:p text:style-name="P1">Private Declare Function CloseHandle Lib "kernel32" (ByVal _</text:p>
      <text:p text:style-name="P1"><text:s text:c="4"/>hObject As Long) As Long</text:p>
      <text:p text:style-name="P1"/>
      <text:p text:style-name="P1">Private Declare Function MsgWaitForMultipleObjects Lib _</text:p>
      <text:p text:style-name="P1"><text:s text:c="4"/>"user32" (ByVal nCount As Long, pHandles As Long, ByVal _</text:p>
      <text:p text:style-name="P1"><text:s text:c="4"/>fWaitAll As Long, ByVal dwMilliseconds As Long, ByVal _</text:p>
      <text:p text:style-name="P1"><text:s text:c="4"/>dwWakeMask As Long) As Long</text:p>
      <text:p text:style-name="P1"/>
      <text:p text:style-name="P1">'------------Mouse</text:p>
      <text:p text:style-name="P1">Declare Function SetCursorPos Lib "user32.dll" ( _</text:p>
      <text:p text:style-name="P1"><text:s text:c="4"/>ByVal x As Long, _</text:p>
      <text:p text:style-name="P1"><text:s text:c="4"/>ByVal y As Long) As Long</text:p>
      <text:p text:style-name="P1"/>
      <text:p text:style-name="P1">Declare Sub sleep Lib "kernel32.dll" Alias _</text:p>
      <text:p text:style-name="P1"><text:s text:c="4"/>"Sleep" (ByVal dwMilliseconds As Long)</text:p>
      <text:p text:style-name="P1"/>
      <text:p text:style-name="P1">Declare Function GetCursorPos Lib "user32.dll" ( _</text:p>
      <text:p text:style-name="P1"><text:s text:c="4"/>ByRef lpPoint As POINTAPI) As Long</text:p>
      <text:p text:style-name="P1"/>
      <text:p text:style-name="P1">Type POINTAPI</text:p>
      <text:p text:style-name="P1"><text:s text:c="4"/>x As Long</text:p>
      <text:p text:style-name="P1"><text:s text:c="4"/>y As Long</text:p>
      <text:p text:style-name="P1">End Type</text:p>
      <text:p text:style-name="P1"/>
      <text:p text:style-name="P1">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keyobard</text:p>
      <text:p text:style-name="P1">Private Declare Sub keybd_event Lib "user32.dll" (ByVal bVk As Byte, ByVal bScan As Byte, ByVal dwFlags As Long, _</text:p>
      <text:p text:style-name="P1">ByVal dwExtraInfo As Long)</text:p>
      <text:p text:style-name="P1"/>
      <text:p text:style-name="P1">Public Const VK_STARTKEY = &amp;H5B</text:p>
      <text:p text:style-name="P1"><text:soft-page-break/>Public Const VK_M = 77</text:p>
      <text:p text:style-name="P1">Public Const KEYEVENTF_KEYUP = &amp;H2</text:p>
      <text:p text:style-name="P1"/>
      <text:p text:style-name="P1">'------------Window</text:p>
      <text:p text:style-name="P1">Declare Function PostMessage Lib "user32" _</text:p>
      <text:p text:style-name="P1"><text:s text:c="9"/>Alias "PostMessageA" _</text:p>
      <text:p text:style-name="P1"><text:s text:c="9"/>(ByVal hwnd As Long, _</text:p>
      <text:p text:style-name="P1"><text:s text:c="9"/>ByVal wMsg As Long, _</text:p>
      <text:p text:style-name="P1"><text:s text:c="9"/>ByVal wParam As Long, _</text:p>
      <text:p text:style-name="P1"><text:s text:c="9"/>ByVal lParam As Long) As Long</text:p>
      <text:p text:style-name="P1"><text:s text:c="9"/></text:p>
      <text:p text:style-name="P1">Public Const WM_CLOSE = &amp;H10</text:p>
      <text:p text:style-name="P1"/>
      <text:p text:style-name="P1">Declare Function MoveWindow Lib "user32.dll" ( _</text:p>
      <text:p text:style-name="P1"><text:s text:c="4"/>ByVal hwnd As Long, _</text:p>
      <text:p text:style-name="P1"><text:s text:c="4"/>ByVal x As Long, _</text:p>
      <text:p text:style-name="P1"><text:s text:c="4"/>ByVal y As Long, _</text:p>
      <text:p text:style-name="P1"><text:s text:c="4"/>ByVal nWidth As Long, _</text:p>
      <text:p text:style-name="P1"><text:s text:c="4"/>ByVal nHeight As Long, _</text:p>
      <text:p text:style-name="P1"><text:s text:c="4"/>ByVal bRepaint As Long) As Long</text:p>
      <text:p text:style-name="P1"><text:s text:c="4"/></text:p>
      <text:p text:style-name="P1">Declare Function FindWindow Lib "user32" _</text:p>
      <text:p text:style-name="P1"><text:s text:c="4"/>Alias "FindWindowA" ( _</text:p>
      <text:p text:style-name="P1"><text:s text:c="4"/>ByVal lpClassName As String, _</text:p>
      <text:p text:style-name="P1"><text:s text:c="4"/>ByVal lpWindowName As String) As Long</text:p>
      <text:p text:style-name="P1"><text:s text:c="4"/></text:p>
      <text:p text:style-name="P1">' Module Name: ModFindWindowLike</text:p>
      <text:p text:style-name="P1">' (c) 2005 Wayne Phillips (http://www.everythingaccess.com)</text:p>
      <text:p text:style-name="P1">' Written 02/06/2005</text:p>
      <text:p text:style-name="P1"><text:s text:c="20"/></text:p>
      <text:p text:style-name="P1">Declare Function EnumWindows Lib "user32" _</text:p>
      <text:p text:style-name="P1"><text:s text:c="3"/>(ByVal lpEnumFunc As Long, _</text:p>
      <text:p text:style-name="P1"><text:s text:c="4"/>ByVal lParam As Long) As Long</text:p>
      <text:p text:style-name="P1"/>
      <text:p text:style-name="P1">Declare Function GetWindowText Lib "user32" _</text:p>
      <text:p text:style-name="P1"><text:s text:c="4"/>Alias "GetWindowTextA" _</text:p>
      <text:p text:style-name="P1"><text:s text:c="3"/>(ByVal hwnd As Long, _</text:p>
      <text:p text:style-name="P1"><text:s text:c="4"/>ByVal lpString As String, _</text:p>
      <text:p text:style-name="P1"><text:s text:c="4"/>ByVal cch As Long) As Long</text:p>
      <text:p text:style-name="P1"/>
      <text:p text:style-name="P1">'Custom structure for passing in the parameters in/out of the hook enumeration function</text:p>
      <text:p text:style-name="P1">'Could use global variables instead, but this is nicer.</text:p>
      <text:p text:style-name="P1">Type FindWindowParameters</text:p>
      <text:p text:style-name="P1"/>
      <text:p text:style-name="P1"><text:s text:c="4"/>strTitle As String <text:s/>'INPUT</text:p>
      <text:p text:style-name="P1"><text:s text:c="4"/>hwnd As Long <text:s text:c="7"/>'OUTPUT</text:p>
      <text:p text:style-name="P1"/>
      <text:p text:style-name="P1">End Type</text:p>
      <text:p text:style-name="P1"/>
      <text:p text:style-name="P1">' Module Name: Modz_SetForegroundWindow</text:p>
      <text:p text:style-name="P1">' (c) 2005 Wayne Phillips (http://www.everythingaccess.com)</text:p>
      <text:p text:style-name="P1">' Written 02/06/2005</text:p>
      <text:p text:style-name="P1"/>
      <text:p text:style-name="P1"><text:soft-page-break/>Declare Function SetForegroundWindow Lib "user32" _</text:p>
      <text:p text:style-name="P1"><text:s text:c="4"/>(ByVal hwnd As Long) As Long</text:p>
      <text:p text:style-name="P1"><text:s text:c="4"/></text:p>
      <text:p text:style-name="P1"><text:s text:c="5"/></text:p>
      <text:p text:style-name="P1">Declare Function GetWindowThreadProcessId Lib "user32" _</text:p>
      <text:p text:style-name="P1"><text:s text:c="4"/>(ByVal hwnd As Long, _</text:p>
      <text:p text:style-name="P1"><text:s text:c="5"/>lpdwProcessId As Long) As Long</text:p>
      <text:p text:style-name="P1"><text:s text:c="5"/></text:p>
      <text:p text:style-name="P1">Declare Function IsIconic Lib "user32" _</text:p>
      <text:p text:style-name="P1"><text:s text:c="4"/>(ByVal hwnd As Long) As Long</text:p>
      <text:p text:style-name="P1"><text:s text:c="4"/></text:p>
      <text:p text:style-name="P1">Declare Function ShowWindow Lib "user32" _</text:p>
      <text:p text:style-name="P1"><text:s text:c="4"/>(ByVal hwnd As Long, _</text:p>
      <text:p text:style-name="P1"><text:s text:c="5"/>ByVal nCmdShow As Long) As Long</text:p>
      <text:p text:style-name="P1"><text:s text:c="5"/></text:p>
      <text:p text:style-name="P1">Declare Function AttachThreadInput Lib "user32" _</text:p>
      <text:p text:style-name="P1"><text:s text:c="4"/>(ByVal idAttach As Long, _</text:p>
      <text:p text:style-name="P1"><text:s text:c="5"/>ByVal idAttachTo As Long, _</text:p>
      <text:p text:style-name="P1"><text:s text:c="5"/>ByVal fAttach As Long) As Long</text:p>
      <text:p text:style-name="P1"><text:s text:c="5"/></text:p>
      <text:p text:style-name="P1">Declare Function GetForegroundWindow Lib "user32" _</text:p>
      <text:p text:style-name="P1"><text:s text:c="4"/>() As Long</text:p>
      <text:p text:style-name="P1"><text:s text:c="4"/></text:p>
      <text:p text:style-name="P1">Public Const SW_RESTORE = 9</text:p>
      <text:p text:style-name="Standard">Public Const SW_SHOW = 5</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 benötigte API-Deklarationen</text:p>
      <text:p text:style-name="P1"><text:s/></text:p>
      <text:p text:style-name="P1">Declare Function GetWindowTextLength Lib "user32" _</text:p>
      <text:p text:style-name="P1"><text:s text:c="2"/>Alias "GetWindowTextLengthA" ( _</text:p>
      <text:p text:style-name="P1"><text:s text:c="2"/>ByVal hwnd As Long) As Long</text:p>
      <text:p text:style-name="P1"><text:s/></text:p>
      <text:p text:style-name="P1"/>
      <text:p text:style-name="P1"><text:s/></text:p>
      <text:p text:style-name="P1">Declare Function GetWindow Lib "user32" ( _</text:p>
      <text:p text:style-name="P1"><text:s text:c="2"/>ByVal hwnd As Long, _</text:p>
      <text:p text:style-name="P1"><text:s text:c="2"/>ByVal wCmd As Long) As Long</text:p>
      <text:p text:style-name="P1"><text:s/></text:p>
      <text:p text:style-name="P1">Public Const GW_HWNDNEXT = 2</text:p>
      <text:p text:style-name="P1"/>
      <text:p text:style-name="P1">Declare Function FindWindowEx Lib "user32.dll" _</text:p>
      <text:p text:style-name="P1"><text:s text:c="2"/>Alias "FindWindowExA" ( _</text:p>
      <text:p text:style-name="P1"><text:s text:c="2"/>ByVal hwndParent As Long, _</text:p>
      <text:p text:style-name="P1"><text:s text:c="2"/>ByVal hwndChildAfter As Long, _</text:p>
      <text:p text:style-name="P1"><text:s text:c="2"/>ByVal lpszClass As String, _</text:p>
      <text:p text:style-name="P1"><text:s text:c="2"/>ByVal lpszWindow As String) As Long</text:p>
      <text:p text:style-name="P1"/>
      <text:p text:style-name="P1"><text:soft-page-break/>'------------Wait</text:p>
      <text:p text:style-name="P1">Public Sub Wait(lNumberOfSeconds As Long)</text:p>
      <text:p text:style-name="P1"><text:s text:c="2"/>Dim ft As FILETIME</text:p>
      <text:p text:style-name="P1"><text:s text:c="2"/>Dim lBusy As Long</text:p>
      <text:p text:style-name="P1"><text:s text:c="2"/>Dim lRet As Long</text:p>
      <text:p text:style-name="P1"><text:s text:c="2"/>Dim dblDelay As Double</text:p>
      <text:p text:style-name="P1"><text:s text:c="2"/>Dim dblDelayLow As Double</text:p>
      <text:p text:style-name="P1"><text:s text:c="2"/>Dim dblUnits As Double</text:p>
      <text:p text:style-name="P1"><text:s text:c="2"/>Dim hTimer As Long</text:p>
      <text:p text:style-name="P1"/>
      <text:p text:style-name="P1"><text:s text:c="2"/>hTimer = CreateWaitableTimer(0, True, vbNullChar)</text:p>
      <text:p text:style-name="P1"/>
      <text:p text:style-name="P1"><text:s text:c="2"/>If Err.LastDllError = ERROR_ALREADY_EXISTS Then</text:p>
      <text:p text:style-name="P1"><text:s text:c="5"/>'</text:p>
      <text:p text:style-name="P1"><text:s text:c="2"/>Else</text:p>
      <text:p text:style-name="P1"><text:s text:c="4"/>ft.dwLowDateTime = -1</text:p>
      <text:p text:style-name="P1"><text:s text:c="4"/>ft.dwHighDateTime = -1</text:p>
      <text:p text:style-name="P1"><text:s text:c="4"/>lRet = SetWaitableTimer(hTimer, ft, 0, 0, 0, 0)</text:p>
      <text:p text:style-name="P1"><text:s text:c="2"/>End If</text:p>
      <text:p text:style-name="P1"/>
      <text:p text:style-name="P1"><text:s text:c="2"/>dblUnits = CDbl(&amp;H10000) * CDbl(&amp;H10000)</text:p>
      <text:p text:style-name="P1"><text:s text:c="2"/>dblDelay = CDbl(lNumberOfSeconds) * 1000 * 10000</text:p>
      <text:p text:style-name="P1"/>
      <text:p text:style-name="P1"><text:s text:c="2"/>ft.dwHighDateTime = -CLng(dblDelay / dblUnits) - 1</text:p>
      <text:p text:style-name="P1"><text:s text:c="2"/>dblDelayLow = -dblUnits * _</text:p>
      <text:p text:style-name="P1"><text:s text:c="8"/>(dblDelay / dblUnits - Fix(dblDelay / dblUnits))</text:p>
      <text:p text:style-name="P1"/>
      <text:p text:style-name="P1"><text:s text:c="2"/>If dblDelayLow &lt; CDbl(&amp;H80000000) Then</text:p>
      <text:p text:style-name="P1"><text:s text:c="4"/>dblDelayLow = dblUnits + dblDelayLow</text:p>
      <text:p text:style-name="P1"><text:s text:c="4"/>ft.dwHighDateTime = ft.dwHighDateTime + 1</text:p>
      <text:p text:style-name="P1"><text:s text:c="2"/>End If</text:p>
      <text:p text:style-name="P1"/>
      <text:p text:style-name="P1"><text:s text:c="2"/>ft.dwLowDateTime = CLng(dblDelayLow)</text:p>
      <text:p text:style-name="P1"><text:s text:c="2"/>lRet = SetWaitableTimer(hTimer, ft, 0, 0, 0, False)</text:p>
      <text:p text:style-name="P1"/>
      <text:p text:style-name="P1"><text:s text:c="2"/>Do</text:p>
      <text:p text:style-name="P1"><text:s text:c="4"/>lBusy = MsgWaitForMultipleObjects(1, hTimer, False, _</text:p>
      <text:p text:style-name="P1"><text:s text:c="10"/>INFINITE, QS_ALLINPUT&amp;)</text:p>
      <text:p text:style-name="P1"><text:s text:c="4"/>DoEvents</text:p>
      <text:p text:style-name="P1"><text:s text:c="2"/>Loop Until lBusy = WAIT_OBJECT_0</text:p>
      <text:p text:style-name="P1"/>
      <text:p text:style-name="P1"><text:s text:c="2"/>CloseHandle hTimer</text:p>
      <text:p text:style-name="Standard">End Sub</text:p>
      <text:p text:style-name="Standard"/>
      <text:p text:style-name="Standard"/>
      <text:p text:style-name="Standard">'------------Mouse</text:p>
      <text:p text:style-name="Standard">'Die nachfolgende Prozedur simuliert den gewünschten Mausklick.</text:p>
      <text:p text:style-name="P1">Public Sub z_SendMouseC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oft-page-break/><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Sub z_SendMausDoubleClick(ByVal mButton As Long)</text:p>
      <text:p text:style-name="P1">z_SendMouseClick (mButton)</text:p>
      <text:p text:style-name="P1">z_SendMouseClick (mButton)</text:p>
      <text:p text:style-name="P1">End Sub</text:p>
      <text:p text:style-name="P1"/>
      <text:p text:style-name="P1">Function z_SetMousePosAndLeftClick(Target_X0 As Long, Target_Y0 As Long, _</text:p>
      <text:p text:style-name="P1"><text:s text:c="12"/>Target_DeltaX As Long, Target_DeltaY As Long)</text:p>
      <text:p text:style-name="P1">Dim Target_X As Long</text:p>
      <text:p text:style-name="P1">Dim Target_Y As Long</text:p>
      <text:p text:style-name="P1">Target_X = Target_X0 + Target_DeltaX</text:p>
      <text:p text:style-name="P1">Target_Y = Target_Y0 + Target_DeltaY</text:p>
      <text:p text:style-name="P1">SetCursorPos Target_X, Target_Y</text:p>
      <text:p text:style-name="P1">Excel.Application.Wait (Now + TimeValue("0:00:01"))</text:p>
      <text:p text:style-name="P1">'send mouse click</text:p>
      <text:p text:style-name="P1">z_SendMouseClick (MOUSE_LEFT)</text:p>
      <text:p text:style-name="P1">Excel.Application.Wait (Now + TimeValue("0:00:01"))</text:p>
      <text:p text:style-name="P1">End Function</text:p>
      <text:p text:style-name="P1"/>
      <text:p text:style-name="P1">Function z_SetMousePos(Target_X0 As Long, Target_Y0 As Long, _</text:p>
      <text:p text:style-name="P1"><text:s text:c="12"/>Target_DeltaX As Long, Target_DeltaY As Long)</text:p>
      <text:p text:style-name="P1">Dim Target_X As Long</text:p>
      <text:p text:style-name="P1">Dim Target_Y As Long</text:p>
      <text:p text:style-name="P1">Target_X = Target_X0 + Target_DeltaX</text:p>
      <text:p text:style-name="P1">Target_Y = Target_Y0 + Target_DeltaY</text:p>
      <text:p text:style-name="P1">SetCursorPos Target_X, Target_Y</text:p>
      <text:p text:style-name="P1">Excel.Application.Wait (Now + TimeValue("0:00:01"))</text:p>
      <text:p text:style-name="P1">End Function</text:p>
      <text:p text:style-name="P1"/>
      <text:p text:style-name="P1">'------------keyobard</text:p>
      <text:p text:style-name="P1">Function z_ShowDesktop()</text:p>
      <text:p text:style-name="P1">'Keybord: Windows button + M button shows the desktop</text:p>
      <text:p text:style-name="P1">'Do not test with debug F8 -&gt; VBA Windows hides!!!</text:p>
      <text:p text:style-name="P1">'http://msdn.microsoft.com/en-us/library/ms646304(VS.85).aspx</text:p>
      <text:p text:style-name="P1">'http://msdn.microsoft.com/en-us/library/dd375731(v=VS.85).aspx</text:p>
      <text:p text:style-name="P1"/>
      <text:p text:style-name="P1"><text:s text:c="4"/>'WinKey down</text:p>
      <text:p text:style-name="P1"><text:s text:c="4"/>keybd_event VK_STARTKEY, 0, 0, 0</text:p>
      <text:p text:style-name="P1"><text:s text:c="4"/>'M key down</text:p>
      <text:p text:style-name="P1"><text:s text:c="4"/>keybd_event VK_M, 0, 0, 0</text:p>
      <text:p text:style-name="P1"><text:soft-page-break/><text:s text:c="4"/>'M key up</text:p>
      <text:p text:style-name="P1"><text:s text:c="4"/>keybd_event VK_M, 0, KEYEVENTF_KEYUP, 0</text:p>
      <text:p text:style-name="P1"><text:s text:c="4"/>'WinKey up</text:p>
      <text:p text:style-name="P1"><text:s text:c="4"/>keybd_event VK_STARTKEY, 0, KEYEVENTF_KEYUP, 0</text:p>
      <text:p text:style-name="P1"><text:s text:c="4"/></text:p>
      <text:p text:style-name="P1"><text:s text:c="4"/>'do not minimiz form itself</text:p>
      <text:p text:style-name="P1"><text:s text:c="4"/>'Me.WindowState = vbMaximized</text:p>
      <text:p text:style-name="P1"><text:s text:c="4"/>'Me.WindowState = vbNormal[/b]</text:p>
      <text:p text:style-name="P1">End Function</text:p>
      <text:p text:style-name="P1"/>
      <text:p text:style-name="P1"/>
      <text:p text:style-name="P1">'------------Window</text:p>
      <text:p text:style-name="P1"/>
      <text:p text:style-name="P1"/>
      <text:p text:style-name="P1">Public Function z_FindWindowHandle(ByVal sTitle As String) As Long</text:p>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text:s text:c="2"/>Dim lngHWnd As Long</text:p>
      <text:p text:style-name="P1"><text:s text:c="2"/>Dim sText As String</text:p>
      <text:p text:style-name="Standard"><text:span text:style-name="T1"><text:s text:c="2"/></text:span>' Handel des ersten Fensters</text:p>
      <text:p text:style-name="Standard"><text:s text:c="2"/>lngHWnd = FindWindow(vbNullString, vbNullString)</text:p>
      <text:p text:style-name="Standard"><text:s text:c="2"/>' alle Fenster durchlaufen</text:p>
      <text:p text:style-name="Standard"><text:s text:c="2"/>Do While lngHWnd &lt;&gt; 0</text:p>
      <text:p text:style-name="Standard"><text:s text:c="4"/>' Fensterttitel ermitteln</text:p>
      <text:p text:style-name="Standard"><text:s text:c="4"/>sText = z_GetWindowTitle(lngHWnd)</text:p>
      <text:p text:style-name="Standard"><text:s text:c="4"/><text:span text:style-name="T1">'Debug.Print lngHWnd &amp; " <text:s text:c="3"/>" &amp; sText</text:span></text:p>
      <text:p text:style-name="P1"><text:s text:c="4"/>If Len(sText) &gt; 0 And LCase$(sText) Like LCase$(sTitle) Then</text:p>
      <text:p text:style-name="P1"><text:s text:c="6"/>z_FindWindowHandle = lngHWnd: Exit Do</text:p>
      <text:p text:style-name="P1"><text:s text:c="4"/>End If</text:p>
      <text:p text:style-name="Standard"><text:span text:style-name="T1"><text:s text:c="4"/></text:span>' Handel des nächsten Fensters</text:p>
      <text:p text:style-name="Standard"><text:s text:c="4"/>lngHWnd = GetWindow(lngHWnd, GW_HWNDNEXT)</text:p>
      <text:p text:style-name="Standard"><text:s text:c="2"/>Loop</text:p>
      <text:p text:style-name="Standard">End Function</text:p>
      <text:p text:style-name="Standard">' Hilfsfunktion zum Ermitteln des Fenstertitels</text:p>
      <text:p text:style-name="P1">Public Function z_GetWindowTitle(ByVal hwnd As Long) As String</text:p>
      <text:p text:style-name="P1"><text:s text:c="2"/>Dim lResult As Long</text:p>
      <text:p text:style-name="P1"><text:s text:c="2"/>Dim sTemp As String</text:p>
      <text:p text:style-name="P1"><text:s/></text:p>
      <text:p text:style-name="P1"><text:s text:c="2"/>lResult = GetWindowTextLength(hwnd) + 1</text:p>
      <text:p text:style-name="P1"><text:s text:c="2"/>sTemp = Space(lResult)</text:p>
      <text:p text:style-name="P1"><text:s text:c="2"/>lResult = GetWindowText(hwnd, sTemp, lResult)</text:p>
      <text:p text:style-name="P1"><text:s text:c="2"/>z_GetWindowTitle = left(sTemp, Len(sTemp) - 1)</text:p>
      <text:p text:style-name="P1">End Function</text:p>
      <text:p text:style-name="P1"/>
      <text:p text:style-name="P1"/>
      <text:p text:style-name="P1">' Module Name: ModFindWindowLike</text:p>
      <text:p text:style-name="P1">' (c) 2005 Wayne Phillips (http://www.everythingaccess.com)</text:p>
      <text:p text:style-name="P1">' Written 02/06/2005</text:p>
      <text:p text:style-name="P1">Public Function z_FindWindowLike(strWindowTitle As String) As Long</text:p>
      <text:p text:style-name="P1"><text:soft-page-break/></text:p>
      <text:p text:style-name="P1"><text:s text:c="4"/>'We'll pass a custom structure in as the parameter to store our result...</text:p>
      <text:p text:style-name="P1"><text:s text:c="4"/>Dim Parameters As FindWindowParameters</text:p>
      <text:p text:style-name="P1"><text:s text:c="4"/>Parameters.strTitle = strWindowTitle ' Input parameter</text:p>
      <text:p text:style-name="P1"><text:s text:c="4"/></text:p>
      <text:p text:style-name="P1"><text:s text:c="4"/>Call EnumWindows(AddressOf EnumWindowProc, VarPtr(Parameters))</text:p>
      <text:p text:style-name="P1"><text:s text:c="4"/></text:p>
      <text:p text:style-name="P1"><text:s text:c="4"/>z_FindWindowLike = Parameters.hwnd</text:p>
      <text:p text:style-name="P1"><text:s text:c="4"/></text:p>
      <text:p text:style-name="P1">End Function</text:p>
      <text:p text:style-name="P1"/>
      <text:p text:style-name="P1">Function EnumWindowProc(ByVal hwnd As Long, _</text:p>
      <text:p text:style-name="P1"><text:s text:c="31"/>lParam As FindWindowParameters) As Long</text:p>
      <text:p text:style-name="P1"><text:s text:c="3"/></text:p>
      <text:p text:style-name="P1"><text:s text:c="3"/>Dim strWindowTitle As String</text:p>
      <text:p text:style-name="P1"/>
      <text:p text:style-name="P1"><text:s text:c="3"/>strWindowTitle = Space(260)</text:p>
      <text:p text:style-name="P1"><text:s text:c="3"/>Call GetWindowText(hwnd, strWindowTitle, 260)</text:p>
      <text:p text:style-name="P1"><text:s text:c="3"/>strWindowTitle = TrimNull(strWindowTitle) ' Remove extra null terminator</text:p>
      <text:p text:style-name="P1"><text:s text:c="3"/>'Debug.Print strWindowTitle</text:p>
      <text:p text:style-name="P1"><text:s text:c="3"/>If strWindowTitle Like lParam.strTitle Then</text:p>
      <text:p text:style-name="P1"><text:s text:c="3"/></text:p>
      <text:p text:style-name="P1"><text:s text:c="8"/>lParam.hwnd = hwnd 'Store the result for later.</text:p>
      <text:p text:style-name="P1"><text:s text:c="8"/>EnumWindowProc = 0 'This will stop enumerating more windows</text:p>
      <text:p text:style-name="P1"><text:s text:c="3"/></text:p>
      <text:p text:style-name="P1"><text:s text:c="3"/>Else</text:p>
      <text:p text:style-name="P1"/>
      <text:p text:style-name="P1"><text:s text:c="8"/>EnumWindowProc = 1</text:p>
      <text:p text:style-name="P1"/>
      <text:p text:style-name="P1"><text:s text:c="3"/>End If</text:p>
      <text:p text:style-name="P1"><text:s text:c="27"/></text:p>
      <text:p text:style-name="P1">End Function</text:p>
      <text:p text:style-name="P1"/>
      <text:p text:style-name="P1"/>
      <text:p text:style-name="P1">' Module Name: ModSetForegroundWindow</text:p>
      <text:p text:style-name="P1">' (c) 2005 Wayne Phillips (http://www.everythingaccess.com)</text:p>
      <text:p text:style-name="P1">' Written 02/06/2005</text:p>
      <text:p text:style-name="P1">Function TrimNull(strNullTerminatedString As String)</text:p>
      <text:p text:style-name="P1"/>
      <text:p text:style-name="P1"><text:s text:c="4"/>Dim lngPos As Long</text:p>
      <text:p text:style-name="P1"/>
      <text:p text:style-name="P1"><text:s text:c="4"/>'Remove unnecessary null terminator</text:p>
      <text:p text:style-name="P1"><text:s text:c="4"/>lngPos = InStr(strNullTerminatedString, Chr$(0))</text:p>
      <text:p text:style-name="P1"><text:s text:c="3"/></text:p>
      <text:p text:style-name="P1"><text:s text:c="4"/>If lngPos Then</text:p>
      <text:p text:style-name="P1"><text:s text:c="8"/>TrimNull = left$(strNullTerminatedString, lngPos - 1)</text:p>
      <text:p text:style-name="P1"><text:s text:c="4"/>Else</text:p>
      <text:p text:style-name="P1"><text:s text:c="8"/>TrimNull = strNullTerminatedString</text:p>
      <text:p text:style-name="P1"><text:s text:c="4"/>End If</text:p>
      <text:p text:style-name="P1"><text:s text:c="3"/></text:p>
      <text:p text:style-name="P1">End Function</text:p>
      <text:p text:style-name="P1"/>
      <text:p text:style-name="P1">Public Function z_SetForegroundWindow(strWindowTitle As String) As Boolean</text:p>
      <text:p text:style-name="P1"><text:soft-page-break/><text:s text:c="4"/>Dim MyAppHWnd As Long</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MyAppHWnd = z_FindWindowLike(strWindowTitle)</text:p>
      <text:p text:style-name="P1"><text:s text:c="4"/>If MyAppHWnd &lt;&gt; 0 Then</text:p>
      <text:p text:style-name="P1"><text:s text:c="8"/>'We've found the application window by the caption</text:p>
      <text:p text:style-name="P1"><text:s text:c="12"/>CurrentForegroundThreadID = GetWindowThreadProcessId(GetForegroundWindow(), ByVal 0&amp;)</text:p>
      <text:p text:style-name="P1"><text:s text:c="12"/>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12"/>Call AttachThreadInput(CurrentForegroundThreadID, NewForegroundThreadID, True)</text:p>
      <text:p text:style-name="P1"><text:s text:c="12"/>lngRetVal = SetForegroundWindow(MyAppHWnd)</text:p>
      <text:p text:style-name="P1"><text:s text:c="12"/>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 = blnSuccessful</text:p>
      <text:p text:style-name="P1">End Function</text:p>
      <text:p text:style-name="P1">Public Function z_SetForegroundWindow2(MyAppHWnd As Long) As Boolean</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If MyAppHWnd &lt;&gt; 0 Then</text:p>
      <text:p text:style-name="P1"><text:s text:c="8"/>'We've found the application window by the caption</text:p>
      <text:p text:style-name="P1"><text:s text:c="8"/>CurrentForegroundThreadID = GetWindowThreadProcessId(GetForegroundWindow(), ByVal 0&amp;)</text:p>
      <text:p text:style-name="P1"><text:s text:c="8"/>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8"/>Call AttachThreadInput(CurrentForegroundThreadID, NewForegroundThreadID, True)</text:p>
      <text:p text:style-name="P1"><text:s text:c="8"/>lngRetVal = SetForegroundWindow(MyAppHWnd)</text:p>
      <text:p text:style-name="P1"><text:s text:c="8"/>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oft-page-break/><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amp; "' not found!"</text:p>
      <text:p text:style-name="P1"><text:s text:c="4"/>End If</text:p>
      <text:p text:style-name="P1"><text:s text:c="5"/>z_SetForegroundWindow2 = blnSuccessful</text:p>
      <text:p text:style-name="P1">End Function</text:p>
      <text:p text:style-name="P1"/>
      <text:p text:style-name="P1"/>
      <text:p text:style-name="P1">'------------Microsoft Internet Controls (Tools&gt;References: Microsoft Internet Controls)</text:p>
      <text:p text:style-name="P1">'returns new instance of Internet Explorer</text:p>
      <text:p text:style-name="P1">Function GetNewIE() As SHDocVw.InternetExplorer</text:p>
      <text:p text:style-name="P1"><text:s text:c="2"/>'create new IE instance</text:p>
      <text:p text:style-name="P1"><text:s text:c="2"/>Set GetNewIE = New SHDocVw.InternetExplorer</text:p>
      <text:p text:style-name="P1"><text:s text:c="2"/>'start with a blank page</text:p>
      <text:p text:style-name="P1"><text:s text:c="2"/>GetNewIE.Navigate2 "about:Blank"</text:p>
      <text:p text:style-name="P1">End Function</text:p>
      <text:p text:style-name="P1"/>
      <text:p text:style-name="P1">'loads a web page and returns True or False depending on</text:p>
      <text:p text:style-name="P1">'whether the page could be loaded or not</text:p>
      <text:p text:style-name="P1">Function LoadWebPage(i_IE As SHDocVw.InternetExplorer, _</text:p>
      <text:p text:style-name="P1"><text:s text:c="21"/>i_URL As String) As Boolean</text:p>
      <text:p text:style-name="P1"><text:s text:c="2"/>With i_IE</text:p>
      <text:p text:style-name="P1"><text:s text:c="4"/>'open page</text:p>
      <text:p text:style-name="P1"><text:s text:c="4"/>.Navigate i_URL</text:p>
      <text:p text:style-name="P1"><text:s text:c="4"/>'Window security</text:p>
      <text:p text:style-name="P1"><text:s text:c="4"/>If i_URL = "smartchoice.stg.intra" Then</text:p>
      <text:p text:style-name="P1"><text:s text:c="7"/>'here code that fills the pop up</text:p>
      <text:p text:style-name="P1"><text:s text:c="4"/>End If</text:p>
      <text:p text:style-name="P1"><text:s text:c="4"/>'wait until IE finished loading the page</text:p>
      <text:p text:style-name="P1"><text:s text:c="4"/>Do While .ReadyState &lt;&gt; READYSTATE_COMPLETE</text:p>
      <text:p text:style-name="P1"><text:s text:c="6"/>Excel.Application.Wait Now + TimeValue("0:00:01")</text:p>
      <text:p text:style-name="P1"><text:s text:c="4"/>Loop</text:p>
      <text:p text:style-name="P1"><text:s text:c="4"/>'check if page could be loaded</text:p>
      <text:p text:style-name="P1"><text:s text:c="4"/>'(does not work out if the page is relocated)</text:p>
      <text:p text:style-name="P1"><text:s text:c="4"/>'this is a workaround. Better: do check wheter a window "SmartChoice" exists!!</text:p>
      <text:p text:style-name="P1"><text:s text:c="4"/>If i_URL = "smartchoice.pro.intra" Or i_URL = "smartchoice.stg.intra" Then</text:p>
      <text:p text:style-name="P1"><text:s text:c="8"/>LoadWebPage = True</text:p>
      <text:p text:style-name="P1"><text:s text:c="4"/>Else</text:p>
      <text:p text:style-name="P1"><text:s text:c="8"/>If .Document.URL = i_URL Then</text:p>
      <text:p text:style-name="P1"><text:s text:c="12"/>LoadWebPage = True</text:p>
      <text:p text:style-name="P1"><text:s text:c="8"/>End If</text:p>
      <text:p text:style-name="P1"><text:s text:c="4"/>End If</text:p>
      <text:p text:style-name="P1"><text:s text:c="2"/>End With</text:p>
      <text:p text:style-name="P1">End Function</text:p>
      <text:p text:style-name="P1"><text:soft-page-break/></text:p>
      <text:p text:style-name="P1">Function z_IE_WaitUntilReadyStateComplete(i_IE As SHDocVw.InternetExplorer) As Integer</text:p>
      <text:p text:style-name="P1"><text:s text:c="4"/>Dim sec As Integer</text:p>
      <text:p text:style-name="P1"><text:s text:c="4"/>sec = 0</text:p>
      <text:p text:style-name="P1"><text:s text:c="4"/>'wait until IE finished loading the page</text:p>
      <text:p text:style-name="P1"><text:s text:c="4"/>Do While i_IE.ReadyState &lt;&gt; READYSTATE_COMPLETE</text:p>
      <text:p text:style-name="P1"><text:s text:c="6"/>Excel.Application.Wait Now + TimeValue("0:00:01")</text:p>
      <text:p text:style-name="P1"><text:s text:c="6"/>sec = sec + 1</text:p>
      <text:p text:style-name="P1"><text:s text:c="4"/>Loop</text:p>
      <text:p text:style-name="P1">End Function</text:p>
      <text:p text:style-name="P1"/>
      <text:p text:style-name="P1">Function z_IE_WaitUntilNewWindowExists_XL_Export(strWindowTitle As String, secMax As Integer) As Integer</text:p>
      <text:p text:style-name="P1"><text:s text:c="4"/>'function not used</text:p>
      <text:p text:style-name="P1"><text:s text:c="4"/>Dim sec As Integer</text:p>
      <text:p text:style-name="P1"><text:s text:c="4"/>sec = 0</text:p>
      <text:p text:style-name="P1"><text:s text:c="4"/>Dim MyAppHWnd As Long</text:p>
      <text:p text:style-name="P1"><text:s text:c="4"/>Do While MyAppHWnd = 0</text:p>
      <text:p text:style-name="P1"><text:s text:c="8"/>MyAppHWnd = z_FindWindowLike(strWindowTitle)</text:p>
      <text:p text:style-name="P1"><text:s text:c="8"/>Call Wait(5) 'Excel.Application.Wait Now + TimeValue("0:00:01")</text:p>
      <text:p text:style-name="P1"><text:s text:c="8"/>DoEvents</text:p>
      <text:p text:style-name="P1"><text:s text:c="8"/>sec = sec + 1</text:p>
      <text:p text:style-name="P1"><text:s text:c="8"/>If sec = secMax Then</text:p>
      <text:p text:style-name="P1"><text:s text:c="12"/>z_IE_WaitUntilNewWindowExists_XL_Export = secMax</text:p>
      <text:p text:style-name="P1"><text:s text:c="12"/>Exit Function</text:p>
      <text:p text:style-name="P1"><text:s text:c="8"/>End If</text:p>
      <text:p text:style-name="P1"><text:s text:c="4"/>Loop</text:p>
      <text:p text:style-name="P1"><text:s text:c="4"/>'Do While MyAppHWnd = 0</text:p>
      <text:p text:style-name="P1"><text:s text:c="4"/>' <text:s text:c="3"/>MyAppHWnd = z_FindWindowHandle(strWindowTitle)</text:p>
      <text:p text:style-name="P1"><text:s text:c="4"/>' <text:s text:c="3"/>Excel.Application.Wait Now + TimeValue("0:00:01")</text:p>
      <text:p text:style-name="P1"><text:s text:c="4"/>' <text:s text:c="3"/>sec = sec + 1</text:p>
      <text:p text:style-name="P1"><text:s text:c="4"/>' <text:s text:c="3"/>If sec = secMax Then</text:p>
      <text:p text:style-name="P1"><text:s text:c="4"/>' <text:s text:c="7"/>z_IE_WaitUntilNewWindowExists_XL_Export = secMax</text:p>
      <text:p text:style-name="P1"><text:s text:c="4"/>' <text:s text:c="7"/>Exit Function</text:p>
      <text:p text:style-name="P1"><text:s text:c="4"/>' <text:s text:c="3"/>End If</text:p>
      <text:p text:style-name="P1"><text:s text:c="4"/>'Loop</text:p>
      <text:p text:style-name="P1"><text:s text:c="4"/>z_IE_WaitUntilNewWindowExists_XL_Export = sec</text:p>
      <text:p text:style-name="P1">End Function</text:p>
      <text:p text:style-name="P1"/>
      <text:p text:style-name="P1"/>
      <text:p text:style-name="P1">Function z_IE_WaitUntilNewWindowExists_HTML_Export(strWindowTitle As String, secMax As Integer) As Integer</text:p>
      <text:p text:style-name="P1"><text:s text:c="4"/>Dim sec As Integer</text:p>
      <text:p text:style-name="P1"><text:s text:c="4"/>sec = 0</text:p>
      <text:p text:style-name="P1"><text:s text:c="4"/>'Do While MyAppHWnd = 0</text:p>
      <text:p text:style-name="P1"><text:s text:c="4"/>' <text:s text:c="3"/>MyAppHWnd = z_FindWindowLike(strWindowTitle)</text:p>
      <text:p text:style-name="P1"><text:s text:c="4"/>' <text:s text:c="3"/>Excel.Application.Wait Now + TimeValue("0:00:01")</text:p>
      <text:p text:style-name="P1"><text:s text:c="4"/>' <text:s text:c="3"/>sec = sec + 1</text:p>
      <text:p text:style-name="P1"><text:s text:c="4"/>' <text:s text:c="3"/>If sec = secMax Then</text:p>
      <text:p text:style-name="P1"><text:s text:c="4"/>' <text:s text:c="7"/>Exit Function</text:p>
      <text:p text:style-name="P1"><text:s text:c="4"/>' <text:s text:c="3"/>End If</text:p>
      <text:p text:style-name="P1"><text:s text:c="4"/>'Loop</text:p>
      <text:p text:style-name="P1"><text:s text:c="4"/>Dim MyAppHWnd As Long</text:p>
      <text:p text:style-name="P1"><text:soft-page-break/><text:s text:c="4"/>Do While MyAppHWnd = 0</text:p>
      <text:p text:style-name="P1"><text:s text:c="8"/>MyAppHWnd = z_FindWindowHandle(strWindowTitle)</text:p>
      <text:p text:style-name="P1"><text:s text:c="8"/>Excel.Application.Wait Now + TimeValue("0:00:01")</text:p>
      <text:p text:style-name="P1"><text:s text:c="8"/>sec = sec + 1</text:p>
      <text:p text:style-name="P1"><text:s text:c="8"/>If sec = secMax Then</text:p>
      <text:p text:style-name="P1"><text:s text:c="12"/>z_IE_WaitUntilNewWindowExists_HTML_Export = secMax</text:p>
      <text:p text:style-name="P1"><text:s text:c="12"/>Exit Function</text:p>
      <text:p text:style-name="P1"><text:s text:c="8"/>End If</text:p>
      <text:p text:style-name="P1"><text:s text:c="4"/>Loop</text:p>
      <text:p text:style-name="P1"><text:s text:c="4"/>z_IE_WaitUntilNewWindowExists_HTML_Export = sec</text:p>
      <text:p text:style-name="P1">End Function</text:p>
      <text:p text:style-name="P1"/>
      <text:p text:style-name="P1">Function z_WindowExists(strWindowTitle As String) As Boolean</text:p>
      <text:p text:style-name="P1"><text:s text:c="4"/>Dim MyAppHWnd As Long</text:p>
      <text:p text:style-name="P1"><text:s text:c="4"/>MyAppHWnd = z_FindWindowHandle(strWindowTitle)</text:p>
      <text:p text:style-name="P1"><text:s text:c="4"/>If MyAppHWnd &lt;&gt; 0 Then</text:p>
      <text:p text:style-name="P1"><text:s text:c="8"/>z_WindowExists = True</text:p>
      <text:p text:style-name="P1"><text:s text:c="4"/>Else</text:p>
      <text:p text:style-name="P1"><text:s text:c="8"/>z_WindowExists = False</text:p>
      <text:p text:style-name="P1"><text:s text:c="4"/>End If</text:p>
      <text:p text:style-name="P1">End Function</text:p>
      <text:p text:style-name="P1"/>
      <text:p text:style-name="P1">'finds an open IE site by checking the URL</text:p>
      <text:p text:style-name="P1">Function GetOpenIEByURL(ByVal i_URL As String) _</text:p>
      <text:p text:style-name="P1"><text:s text:c="8"/>As SHDocVw.InternetExplorer</text:p>
      <text:p text:style-name="P1"/>
      <text:p text:style-name="P1">Dim objShellWindows As New SHDocVw.ShellWindows</text:p>
      <text:p text:style-name="P1"/>
      <text:p text:style-name="P1"><text:s text:c="2"/>'ignore errors when accessing the document property</text:p>
      <text:p text:style-name="P1"><text:s text:c="2"/>On Error Resume Next</text:p>
      <text:p text:style-name="P1"><text:s text:c="2"/>'loop over all Shell-Windows</text:p>
      <text:p text:style-name="P1"><text:s text:c="2"/>For Each GetOpenIEByURL In objShellWindows</text:p>
      <text:p text:style-name="P1"><text:s text:c="4"/>'if the document is of type HTMLDocument, it is an IE window</text:p>
      <text:p text:style-name="P1"><text:s text:c="4"/>If TypeName(GetOpenIEByURL.Document) = "HTMLDocument" Then</text:p>
      <text:p text:style-name="P1"><text:s text:c="6"/>'check the URL</text:p>
      <text:p text:style-name="P1"><text:s text:c="6"/>If GetOpenIEByURL.Document.URL = i_URL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inds an open IE site by checking the title</text:p>
      <text:p text:style-name="P1">Function GetOpenIEByTitle(i_Title As String, _</text:p>
      <text:p text:style-name="P1"><text:s text:c="26"/>Optional ByVal i_ExactMatch As Boolean = True) _</text:p>
      <text:p text:style-name="P1"><text:s text:c="26"/>As SHDocVw.InternetExplorer</text:p>
      <text:p text:style-name="P1"/>
      <text:p text:style-name="P1">Dim objShellWindows As New SHDocVw.ShellWindows</text:p>
      <text:p text:style-name="P1"/>
      <text:p text:style-name="P1">If i_ExactMatch = False Then i_Title = "*" &amp; i_Title &amp; "*"</text:p>
      <text:p text:style-name="P1"><text:s text:c="2"/>'ignore errors when accessing the document property</text:p>
      <text:p text:style-name="P1"><text:s text:c="2"/>On Error Resume Next</text:p>
      <text:p text:style-name="P1"><text:soft-page-break/><text:s text:c="2"/>'loop over all Shell-Windows</text:p>
      <text:p text:style-name="P1"><text:s text:c="2"/>For Each GetOpenIEByTitle In objShellWindows</text:p>
      <text:p text:style-name="P1"><text:s text:c="4"/>'if the document is of type HTMLDocument, it is an IE window</text:p>
      <text:p text:style-name="P1"><text:s text:c="4"/>If TypeName(GetOpenIEByTitle.Document) = "HTMLDocument" Then</text:p>
      <text:p text:style-name="P1"><text:s text:c="6"/>'check the title</text:p>
      <text:p text:style-name="P1"><text:s text:c="6"/>If GetOpenIEByTitle.Document.Title Like i_Title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unction IE_Preparation(myPageTitle As String, myPageURL As String) _</text:p>
      <text:p text:style-name="P1"><text:s text:c="8"/>As SHDocVw.InternetExplorer</text:p>
      <text:p text:style-name="P1"><text:s text:c="4"/></text:p>
      <text:p text:style-name="P1"><text:s text:c="4"/>'IE object instantiation</text:p>
      <text:p text:style-name="P1"><text:s text:c="4"/>Dim myIE As SHDocVw.InternetExplorer</text:p>
      <text:p text:style-name="P1"><text:s text:c="4"/></text:p>
      <text:p text:style-name="P1"><text:s text:c="4"/>'check if page is already open</text:p>
      <text:p text:style-name="P1"><text:s text:c="4"/>Set myIE = GetOpenIEByTitle(myPageTitle, False)</text:p>
      <text:p text:style-name="P1"><text:s text:c="4"/></text:p>
      <text:p text:style-name="P1"><text:s text:c="4"/>'check if page is already open</text:p>
      <text:p text:style-name="P1"><text:s text:c="4"/>'(does not work if the page is relocated)</text:p>
      <text:p text:style-name="P1"><text:s text:c="4"/>'Set myIE = GetOpenIEByURL(myPageURL)</text:p>
      <text:p text:style-name="P1"><text:s text:c="6"/></text:p>
      <text:p text:style-name="P1"><text:s text:c="4"/>'if the page is not open then try to open it</text:p>
      <text:p text:style-name="P1"><text:s text:c="4"/>If myIE Is Nothing Then</text:p>
      <text:p text:style-name="P1"><text:s text:c="8"/>'page isn't open yet</text:p>
      <text:p text:style-name="P1"><text:s text:c="8"/>'create new IE instance</text:p>
      <text:p text:style-name="P1"><text:s text:c="8"/>Set myIE = GetNewIE</text:p>
      <text:p text:style-name="P1"><text:s text:c="8"/>'make IE window visible</text:p>
      <text:p text:style-name="P1"><text:s text:c="8"/>myIE.Visible = True</text:p>
      <text:p text:style-name="P1"><text:s text:c="8"/>'IE move and resize</text:p>
      <text:p text:style-name="P1"><text:s text:c="8"/>Call IE_MoveAndResize(myIE, 0, 0, 1200, 900)</text:p>
      <text:p text:style-name="P1"><text:s text:c="8"/>Excel.Application.Wait (Now + TimeValue("0:00:01"))</text:p>
      <text:p text:style-name="P1"><text:s text:c="8"/>'load page</text:p>
      <text:p text:style-name="P1"><text:s text:c="8"/>If LoadWebPage(myIE, myPageURL) = False Then</text:p>
      <text:p text:style-name="P1"><text:s text:c="10"/>'page wasn't loaded</text:p>
      <text:p text:style-name="P1"><text:s text:c="10"/>MsgBox "Couldn't open page"</text:p>
      <text:p text:style-name="P1"><text:s text:c="10"/>Exit Function</text:p>
      <text:p text:style-name="P1"><text:s text:c="8"/>End If</text:p>
      <text:p text:style-name="P1"><text:s text:c="8"/>'wait until SmC is loaded</text:p>
      <text:p text:style-name="P1"><text:s text:c="8"/>Excel.Application.Wait (Now + TimeValue("0:00:30"))</text:p>
      <text:p text:style-name="P1"><text:s text:c="4"/>End If</text:p>
      <text:p text:style-name="P1"><text:s text:c="4"/></text:p>
      <text:p text:style-name="P1"><text:s text:c="4"/>'move and resize the window (do it before you start the URL)</text:p>
      <text:p text:style-name="P1"><text:s text:c="4"/>'Dim nhWnd As Long</text:p>
      <text:p text:style-name="P1"><text:s text:c="4"/>'nhWnd1 = FindWindow(vbNullString, "SmartChoice - Windows Internet Explorer provided by Syngenta")</text:p>
      <text:p text:style-name="P1"><text:s text:c="4"/>'nhWnd1 = myIE.hWnd</text:p>
      <text:p text:style-name="P1"><text:s text:c="4"/>'If nhWnd1 &lt;&gt; 0 Then</text:p>
      <text:p text:style-name="P1"><text:s text:c="4"/>' <text:s text:c="3"/>MoveWindow nhWnd1, 0, 0, 1200, 900, 1</text:p>
      <text:p text:style-name="P1"><text:soft-page-break/><text:s text:c="4"/>'End If</text:p>
      <text:p text:style-name="P1"><text:s text:c="4"/></text:p>
      <text:p text:style-name="P1"><text:s text:c="4"/>Set IE_Preparation = myIE</text:p>
      <text:p text:style-name="P1">End Function</text:p>
      <text:p text:style-name="P1"/>
      <text:p text:style-name="P1">Function IE_MoveAndResize(ByRef IE As SHDocVw.InternetExplorer, _</text:p>
      <text:p text:style-name="P1"><text:s text:c="12"/>top As Variant, left As Variant, _</text:p>
      <text:p text:style-name="P1"><text:s text:c="12"/>width As Variant, height As Variant)</text:p>
      <text:p text:style-name="P1"><text:s text:c="4"/>'move and resize the window</text:p>
      <text:p text:style-name="P1"><text:s text:c="4"/>Dim nhWnd As Long</text:p>
      <text:p text:style-name="P1"><text:s text:c="4"/>nhWnd = IE.hwnd</text:p>
      <text:p text:style-name="P1"><text:s text:c="4"/>If nhWnd &lt;&gt; 0 Then</text:p>
      <text:p text:style-name="P1"><text:s text:c="8"/>MoveWindow nhWnd, top, left, width, height, 1</text:p>
      <text:p text:style-name="P1"><text:s text:c="4"/>End If</text:p>
      <text:p text:style-name="P1"/>
      <text:p text:style-name="P1">End Function</text:p>
      <text:p text:style-name="P1"/>
      <text:p text:style-name="P1">Function z_CloseIE(strWindowTitle As String)</text:p>
      <text:p text:style-name="P1"><text:s text:c="4"/>Const WM_CLOSE = &amp;H10</text:p>
      <text:p text:style-name="P1"><text:s text:c="4"/>Dim hwnd As Long</text:p>
      <text:p text:style-name="P1"><text:s text:c="4"/>hwnd = z_FindWindowHandle(strWindowTitle)</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Function z_CloseIE2(hwnd As Long)</text:p>
      <text:p text:style-name="P1"><text:s text:c="4"/>Const WM_CLOSE = &amp;H10</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
      <text:p text:style-name="P1">Function FindPopUpWindow(optionalParentName As String, Optional hwndParent As Long) As Long</text:p>
      <text:p text:style-name="P1"><text:s text:c="4"/>Dim WindowName As String</text:p>
      <text:p text:style-name="P1"><text:s text:c="4"/>WindowName = vbNullString</text:p>
      <text:p text:style-name="P1"><text:s text:c="4"/>If hwndParent = 0 Then</text:p>
      <text:p text:style-name="P1"><text:s text:c="8"/>hwndParent = z_FindWindowHandle(optionalParentName)</text:p>
      <text:p text:style-name="P1"><text:s text:c="4"/>End If</text:p>
      <text:p text:style-name="P1"><text:s text:c="4"/>Dim hWndChild As Long</text:p>
      <text:p text:style-name="P1"><text:s text:c="4"/>hWndChild = FindWindowEx(hwndParent, 0&amp;, vbNullString, WindowName)</text:p>
      <text:p text:style-name="P1"><text:s text:c="4"/>FindPopUpWindow = hWndChild</text:p>
      <text:p text:style-name="P1"><text:s text:c="4"/>'when found do the clicks</text:p>
      <text:p text:style-name="P1"><text:s text:c="4"/>'RetVal = SetForegroundWindow(hwnd)</text:p>
      <text:p text:style-name="P1"><text:s text:c="4"/>'Excel.Application.Wait (Now + TimeValue("0:00:02")) ' this value may need to be adjusted</text:p>
      <text:p text:style-name="P1"><text:s text:c="4"/>'SendMessage hchildwnd, BM_CLICK, 0, 0</text:p>
      <text:p text:style-name="P1"><text:soft-page-break/></text:p>
      <text:p text:style-name="P1">End Function</text:p>
      <text:p text:style-name="P1"/>
      <text:p text:style-name="P1"/>
      <text:p text:style-name="P1"/>
      <text:p text:style-name="P1">Function z_MoveWbSheetsIntoAnotherWb(Wb_ref As Workbook)</text:p>
      <text:p text:style-name="P1"><text:s text:c="4"/>Dim Wb As Workbook</text:p>
      <text:p text:style-name="P1"><text:s text:c="4"/>For Each Wb In Wb_ref.Application.Workbooks ' Workbooks</text:p>
      <text:p text:style-name="P1"><text:s text:c="8"/>'move all Windows to Wb_ref</text:p>
      <text:p text:style-name="P1"><text:s text:c="8"/>If Wb.name &lt;&gt; Wb_ref.name Then</text:p>
      <text:p text:style-name="P1"><text:s text:c="12"/>If Wb.name &lt;&gt; "PERSONAL.XLSB" Then</text:p>
      <text:p text:style-name="P1"><text:s text:c="16"/>If Wb.name &lt;&gt; "API _VBA_GenerateSmartchoiceReports.xlsb" Then</text:p>
      <text:p text:style-name="P1"><text:s text:c="20"/>Windows(Wb.name).Activate</text:p>
      <text:p text:style-name="P1"><text:s text:c="20"/>Sheets(left(Wb.name, 31)).Select</text:p>
      <text:p text:style-name="P1"><text:s text:c="20"/>Sheets(left(Wb.name, 31)).Move After:=Wb_ref.Sheets(Sheets.Count)</text:p>
      <text:p text:style-name="P1"><text:s text:c="16"/>End If</text:p>
      <text:p text:style-name="P1"><text:s text:c="12"/>End If</text:p>
      <text:p text:style-name="P1"><text:s text:c="8"/>End If</text:p>
      <text:p text:style-name="P1"><text:s text:c="4"/>Next</text:p>
      <text:p text:style-name="P1"><text:s text:c="4"/>'For Each Wb In Wb_ref.Application.Workbooks</text:p>
      <text:p text:style-name="P1"><text:s text:c="4"/>' <text:s text:c="3"/>If Wb.Name = "PERSONAL.XLSB" Then</text:p>
      <text:p text:style-name="P1"><text:s text:c="4"/>' <text:s text:c="7"/>Windows(Wb.Name).Visible = False</text:p>
      <text:p text:style-name="P1"><text:s text:c="4"/>' <text:s text:c="3"/>End If</text:p>
      <text:p text:style-name="P1"><text:s text:c="4"/>'Next</text:p>
      <text:p text:style-name="P1">End Function</text:p>
      <text:p text:style-name="P1"/>
      <text:p text:style-name="P1">Function Key_Alt_O()</text:p>
      <text:p text:style-name="P1">'http://www.unet.univie.ac.at/~a7425519/programme/hex2dez.htm</text:p>
      <text:p text:style-name="P1">Const VK_MENU = 18 '0x12</text:p>
      <text:p text:style-name="P1">Const VK_O = 79 '0x4F</text:p>
      <text:p text:style-name="P1"><text:s text:c="4"/>'WinKey down</text:p>
      <text:p text:style-name="P1"><text:s text:c="4"/>keybd_event VK_MENU, 0, 0, 0</text:p>
      <text:p text:style-name="P1"><text:s text:c="4"/>'F key down</text:p>
      <text:p text:style-name="P1"><text:s text:c="4"/>keybd_event VK_O, 0, 0, 0</text:p>
      <text:p text:style-name="P1"><text:s text:c="4"/>'M key up</text:p>
      <text:p text:style-name="P1"><text:s text:c="4"/>keybd_event VK_O, 0, KEYEVENTF_KEYUP, 0</text:p>
      <text:p text:style-name="P1"><text:s text:c="4"/>'WinKey up</text:p>
      <text:p text:style-name="P1"><text:s text:c="4"/>keybd_event VK_MENU, 0, KEYEVENTF_KEYUP, 0</text:p>
      <text:p text:style-name="P1">End Function</text:p>
      <text:p text:style-name="P1"/>
      <text:p text:style-name="P1">Function z_ExcelDownloadExists(Wb_ref As Workbook) As Boolean</text:p>
      <text:p text:style-name="P1"><text:s text:c="4"/>Dim Wb As Workbook</text:p>
      <text:p text:style-name="P1"><text:s text:c="4"/>z_ExcelDownloadExists = False</text:p>
      <text:p text:style-name="P1"><text:s text:c="4"/>For Each Wb In Wb_ref.Application.Workbooks</text:p>
      <text:p text:style-name="P1"><text:s text:c="8"/>If Wb.name &lt;&gt; Wb_ref.name Then</text:p>
      <text:p text:style-name="P1"><text:s text:c="12"/>If Wb.name &lt;&gt; "PERSONAL.XLSB" Then</text:p>
      <text:p text:style-name="P1"><text:s text:c="16"/>If Not Wb.name Like "OwnSmCReport*" Then</text:p>
      <text:p text:style-name="P1"><text:s text:c="20"/>If Not Wb.name Like "SmC*" Then</text:p>
      <text:p text:style-name="P1"><text:s text:c="24"/>Wb.Application.Windows(Wb.name).Activate</text:p>
      <text:p text:style-name="P1"><text:s text:c="24"/>z_ExcelDownloadExists = True</text:p>
      <text:p text:style-name="P1"><text:s text:c="24"/>Exit Function</text:p>
      <text:p text:style-name="P1"><text:s text:c="20"/>End If</text:p>
      <text:p text:style-name="P1"><text:s text:c="16"/>End If</text:p>
      <text:p text:style-name="P1"><text:soft-page-break/><text:s text:c="12"/>End If</text:p>
      <text:p text:style-name="P1"><text:s text:c="8"/>End If</text:p>
      <text:p text:style-name="P1"><text:s text:c="4"/>Next</text:p>
      <text:p text:style-name="P1">Exit Function</text:p>
      <text:p text:style-name="P1">End Function</text:p>
      <text:p text:style-name="P1"/>
      <text:p text:style-name="P1">Function z_MoveWbSheetsIntoAnotherWb_V2(Wb_ref As Workbook, name As String, NameIter As Integer)</text:p>
      <text:p text:style-name="P1"><text:s text:c="4"/>Dim Wb As Workbook</text:p>
      <text:p text:style-name="P1"><text:s text:c="4"/>'All new workbooks are moved</text:p>
      <text:p text:style-name="P1"><text:s text:c="4"/>'If in the last iteration the new wb was created too late it is moved in the next iteration</text:p>
      <text:p text:style-name="P1"><text:s text:c="4"/>'So it may be possible to have included more than one with the same NameIter</text:p>
      <text:p text:style-name="P1"><text:s text:c="4"/>'In that case an error is thrown and a random number is added to the name</text:p>
      <text:p text:style-name="P1"><text:s text:c="4"/>For Each Wb In Wb_ref.Application.Workbooks</text:p>
      <text:p text:style-name="P1"><text:s text:c="8"/>If Wb.name &lt;&gt; Wb_ref.name Then</text:p>
      <text:p text:style-name="P1"><text:s text:c="12"/>If Wb.name &lt;&gt; "PERSONAL.XLSB" Then</text:p>
      <text:p text:style-name="P1"><text:s text:c="16"/>If Wb.name &lt;&gt; "API _VBA_GenerateSmartchoiceReports.xlsb" Then</text:p>
      <text:p text:style-name="P1"><text:s text:c="20"/>If Wb.name &lt;&gt; "OwnSmCReport_Part2.xlsb" Then</text:p>
      <text:p text:style-name="P1"><text:s text:c="24"/>If Wb.name Like "SmC*" Then</text:p>
      <text:p text:style-name="P1"><text:s text:c="20"/></text:p>
      <text:p text:style-name="P1"><text:s text:c="24"/>Else</text:p>
      <text:p text:style-name="P1"><text:s text:c="28"/>Wb.Application.Windows(Wb.name).Activate</text:p>
      <text:p text:style-name="P1"><text:s text:c="28"/>Wb.Sheets(1).Select</text:p>
      <text:p text:style-name="P1"><text:s text:c="28"/>'Sheets(left(Wb.Name, 31)).Select</text:p>
      <text:p text:style-name="P1"><text:s text:c="28"/>Wb.Sheets(1).Move After:=Wb_ref.Sheets(Sheets.Count)</text:p>
      <text:p text:style-name="P1"><text:s text:c="28"/>'Sheets(left(Wb.Name, 31)).Move After:=Wb_ref.Sheets(Sheets.Count)</text:p>
      <text:p text:style-name="P1"><text:s text:c="28"/>On Error GoTo OtherName</text:p>
      <text:p text:style-name="P1"><text:s text:c="28"/>If NameIter &lt; 10 Then</text:p>
      <text:p text:style-name="P1"><text:s text:c="32"/>ActiveSheet.name = name &amp; "0" &amp; NameIter</text:p>
      <text:p text:style-name="P1"><text:s text:c="28"/>Else</text:p>
      <text:p text:style-name="P1"><text:s text:c="32"/>ActiveSheet.name = name &amp; NameIter</text:p>
      <text:p text:style-name="P1"><text:s text:c="28"/>End If</text:p>
      <text:p text:style-name="P1"><text:s text:c="28"/>On Error GoTo 0</text:p>
      <text:p text:style-name="P1"><text:s text:c="24"/>End If</text:p>
      <text:p text:style-name="P1"><text:s text:c="20"/>End If</text:p>
      <text:p text:style-name="P1"><text:s text:c="16"/>End If</text:p>
      <text:p text:style-name="P1"><text:s text:c="12"/>End If</text:p>
      <text:p text:style-name="P1"><text:s text:c="8"/>End If</text:p>
      <text:p text:style-name="P1"><text:s text:c="4"/>Next</text:p>
      <text:p text:style-name="P1">Exit Function</text:p>
      <text:p text:style-name="P1">OtherName:</text:p>
      <text:p text:style-name="P1"><text:s text:c="4"/>Dim errNo As Integer</text:p>
      <text:p text:style-name="P1"><text:s text:c="4"/>errNo = Int((10000 * Rnd) + 1) 'random number from 1 to 10'000</text:p>
      <text:p text:style-name="P1"><text:s text:c="4"/>'wrong if the download is from the project report. Correct manually to Smc_P_VP_</text:p>
      <text:p text:style-name="P1"><text:s text:c="5"/>If name = "SmC_A_VP_" Then</text:p>
      <text:p text:style-name="P1"><text:s text:c="8"/>ActiveSheet.name = "SmC_A_VP_" &amp; NameIter &amp; CStr(errNo)</text:p>
      <text:p text:style-name="P1"><text:s text:c="5"/>ElseIf name = "SmC_P_VP_" Then</text:p>
      <text:p text:style-name="P1"><text:s text:c="8"/>ActiveSheet.name = "SmC_P_VP_" &amp; NameIter &amp; CStr(errNo)</text:p>
      <text:p text:style-name="P1"><text:s text:c="5"/>End If</text:p>
      <text:p text:style-name="P1">End Function</text:p>
      <text:p text:style-name="P1"/>
      <text:p text:style-name="P1">Function z_CloseIE3(strWindowTitle As String, Sh_log As String, VirtualPortfolio_DropdownPos_Iter As Integer, _</text:p>
      <text:p text:style-name="P1"><text:soft-page-break/><text:s text:c="28"/>FailedDownloads_iter As Integer)</text:p>
      <text:p text:style-name="P1"><text:s text:c="4"/>'try to find the IE</text:p>
      <text:p text:style-name="P1"><text:s text:c="4"/>Dim My_IE_XL_HTTP500_hWnd As Long</text:p>
      <text:p text:style-name="P1"><text:s text:c="4"/>My_IE_XL_HTTP500_hWnd = z_FindWindowHandle(strWindowTitle)</text:p>
      <text:p text:style-name="P1"><text:s text:c="4"/>If My_IE_XL_HTTP500_hWnd &lt;&gt; 0 Then</text:p>
      <text:p text:style-name="P1"><text:s text:c="8"/>'IE found, close the IE</text:p>
      <text:p text:style-name="P1"><text:s text:c="8"/>Call z_CloseIE2(My_IE_XL_HTTP500_hWnd)</text:p>
      <text:p text:style-name="P1"><text:s text:c="8"/>DoEvents</text:p>
      <text:p text:style-name="P1"><text:s text:c="8"/>Excel.Application.Wait (Now + TimeValue("0:00:01"))</text:p>
      <text:p text:style-name="P1"><text:s text:c="8"/>'write into the logfile</text:p>
      <text:p text:style-name="P1"><text:s text:c="8"/>'On Error Resume Next</text:p>
      <text:p text:style-name="P1"><text:s text:c="8"/>'mywb.Worksheets(Sh_log).Cells(FailedDownloads_iter + 1, 1) = VirtualPortfolio_DropdownPos_Iter + 1</text:p>
      <text:p text:style-name="P1"><text:s text:c="8"/>'mywb.Worksheets(Sh_log).Cells(FailedDownloads_iter + 1, 2) = "HTTP500"</text:p>
      <text:p text:style-name="P1"><text:s text:c="8"/>'mywb.Worksheets(Sh_log).Cells(FailedDownloads_iter + 1, 3) = Now()</text:p>
      <text:p text:style-name="P1"><text:s text:c="8"/>'On Error GoTo 0</text:p>
      <text:p text:style-name="P1"><text:s text:c="4"/>End If</text:p>
      <text:p text:style-name="P1">End Function</text:p>
      <text:p text:style-name="P1"/>
      <text:p text:style-name="P1">Private Sub MoveWbSheetsIntoAnotherWb()</text:p>
      <text:p text:style-name="P1"><text:s text:c="4"/>Dim mywb As Workbook</text:p>
      <text:p text:style-name="P1"><text:s text:c="4"/>Dim WbPath As String</text:p>
      <text:p text:style-name="P1"><text:s text:c="4"/>Dim WbName As String</text:p>
      <text:p text:style-name="Standard"><text:span text:style-name="T1"><text:s text:c="4"/></text:span>WbPath = "C:\Users\t740698\Desktop\"</text:p>
      <text:p text:style-name="Standard"><text:s text:c="4"/><text:span text:style-name="T1">'wbname = "SmC_Download" &amp; "_" &amp; VBA.DateTime.Day(Now()) &amp; "_" &amp; _</text:span></text:p>
      <text:p text:style-name="P1"><text:s text:c="4"/>' <text:s text:c="7"/>VBA.DateTime.Month(Now()) &amp; "_" &amp; VBA.DateTime.Year(Now()) &amp; ".xlsb"</text:p>
      <text:p text:style-name="P1"><text:s text:c="4"/>WbName = "SmC_Download_07112011"</text:p>
      <text:p text:style-name="P1"><text:s text:c="4"/>'open or activate mywb</text:p>
      <text:p text:style-name="P1"><text:s text:c="4"/>Call z_WorkbookNewOrOpenOrActivate(WbName, WbPath, mywb)</text:p>
      <text:p text:style-name="P1"><text:s text:c="4"/>'bring the Excel session into xlnormal</text:p>
      <text:p text:style-name="P1"><text:s text:c="4"/>Call z_ExcelSessionWindowNormal(mywb)</text:p>
      <text:p text:style-name="P1"><text:s text:c="4"/>Call z_ExcelWorkbookWindowMaximized(mywb)</text:p>
      <text:p text:style-name="P1"><text:s text:c="4"/>'rename logfile</text:p>
      <text:p text:style-name="P1"><text:s text:c="4"/>mywb.Sheets("Sheet1").Select</text:p>
      <text:p text:style-name="P1"><text:s text:c="4"/>mywb.Sheets("Sheet1").name = "Logfile"</text:p>
      <text:p text:style-name="P1"><text:s text:c="4"/>'delete empty sheets</text:p>
      <text:p text:style-name="P1"><text:s text:c="4"/>Call z_DeleteWbSheet(mywb, "Sheet2")</text:p>
      <text:p text:style-name="P1"><text:s text:c="4"/>Call z_DeleteWbSheet(mywb, "Sheet3")</text:p>
      <text:p text:style-name="P1"><text:s text:c="4"/>'move all windows into mywb</text:p>
      <text:p text:style-name="P1"><text:s text:c="4"/>Call z_MoveWbSheetsIntoAnotherWb(mywb)</text:p>
      <text:p text:style-name="P1"><text:s text:c="4"/>'save workbook</text:p>
      <text:p text:style-name="P1"><text:s text:c="4"/>Call z_ExcelWorkbookWindowMaximized(mywb)</text:p>
      <text:p text:style-name="P1"><text:s text:c="4"/>mywb.Save</text:p>
      <text:p text:style-name="P1">End Sub</text:p>
      <text:p text:style-name="P1"/>
      <text:p text:style-name="P1">Function z_Wait2(milliseconds As Long)</text:p>
      <text:p text:style-name="P1"><text:s text:c="4"/>Call sleep(milliseconds)</text:p>
      <text:p text:style-name="P1">End Function</text:p>
      <text:p text:style-name="P1"/>
      <text:p text:style-name="P1">Function z_Wait(xlapp As Excel.Application, Time_)</text:p>
      <text:p text:style-name="P1"><text:s text:c="4"/>Dim a As Long</text:p>
      <text:p text:style-name="P1"><text:s text:c="4"/>Dim i As Long</text:p>
      <text:p text:style-name="P1"><text:s text:c="4"/>On Error GoTo ErrHandler:</text:p>
      <text:p text:style-name="P1"><text:soft-page-break/><text:s text:c="4"/>xlapp.Wait (Now + TimeValue(Time_))</text:p>
      <text:p text:style-name="P1">Exit Function</text:p>
      <text:p text:style-name="P1">ErrHandler:</text:p>
      <text:p text:style-name="P1"><text:s text:c="4"/>a = 10000000</text:p>
      <text:p text:style-name="P1"><text:s text:c="4"/>For i = 1 To a</text:p>
      <text:p text:style-name="P1"><text:s text:c="8"/>a = VBA.Sqr(a)</text:p>
      <text:p text:style-name="P1"><text:s text:c="4"/>Next</text:p>
      <text:p text:style-name="P1"><text:s text:c="4"/>Resume</text:p>
      <text:p text:style-name="P1">End Function</text:p>
      <text:p text:style-name="P1"/>
      <text:p text:style-name="P1"/>
      <text:p text:style-name="P1"/>
      <text:p text:style-name="P14">File: Sudoku_VersionNeutral</text:p>
      <text:p text:style-name="P1"/>
      <text:p text:style-name="P1"/>
      <text:h text:style-name="P23" text:outline-level="1">Private Sub Workbook_Open()</text:h>
      <text:p text:style-name="P15">'DieseArbeitsmappe&gt;</text:p>
      <text:p text:style-name="P15">'Algorithmus: Beim öffnen der Excel Arbeitsmappe öffnen sich zwei Dialogboxen, welche je einen</text:p>
      <text:p text:style-name="P15">'Eingabewert verlangen in den Variabeln myInput und myInput1 speichern und entsprechend dem Wert</text:p>
      <text:p text:style-name="P15">'reagiert das Programm anders.</text:p>
      <text:p text:style-name="Standard"><text:s text:c="4"/>Dim myInput1</text:p>
      <text:p text:style-name="Standard"><text:s text:c="4"/>Tabelle3.Activate</text:p>
      <text:p text:style-name="Standard"><text:s text:c="4"/>MsgBox ("Dieses Sudoku-Analysetool mit Solver ist ein Geschenk von Roli ")</text:p>
      <text:p text:style-name="Standard"><text:s text:c="4"/>myInput1 = Application.InputBox("Bitte geben Sie ein Y ein, um zu bestätigen, dass Sie das Programm nicht vervielfältigen und nur zum privaten Gebrauch benützen.", , "N", , , , , 2)</text:p>
      <text:p text:style-name="Standard"><text:s text:c="4"/><text:span text:style-name="T3">If myInput1 = "Y" Then</text:span></text:p>
      <text:p text:style-name="P3"><text:s text:c="4"/></text:p>
      <text:p text:style-name="P3"><text:s text:c="4"/>Else</text:p>
      <text:p text:style-name="P3"><text:s text:c="8"/>ActiveWorkbook.Close SaveChanges:=False</text:p>
      <text:p text:style-name="P3"><text:s text:c="4"/>End If</text:p>
      <text:p text:style-name="P3"><text:s text:c="4"/></text:p>
      <text:p text:style-name="P3"><text:s text:c="4"/>Dim myInput</text:p>
      <text:p text:style-name="P3"><text:s text:c="4"/>Tabelle5.Activate</text:p>
      <text:p text:style-name="Standard"><text:span text:style-name="T3"><text:s text:c="4"/></text:span>myInput = Application.InputBox("Willkommen beim Sudoku Analysetool. Möchten Sie eine Einführung in das Tool?", , "Y", 430, 140, , , 2)</text:p>
      <text:p text:style-name="Standard"><text:s text:c="4"/></text:p>
      <text:p text:style-name="Standard"><text:s text:c="4"/><text:span text:style-name="T3">If myInput = "Y" Then</text:span></text:p>
      <text:p text:style-name="P3"><text:s text:c="8"/>Tabelle6.Activate</text:p>
      <text:p text:style-name="P3"><text:s text:c="8"/>Worksheets("Hilfetext").Cells(1, 1).Activate</text:p>
      <text:p text:style-name="P3"><text:s text:c="4"/>Else</text:p>
      <text:p text:style-name="P3"><text:s text:c="8"/>Tabelle1.Activate</text:p>
      <text:p text:style-name="Standard"><text:span text:style-name="T3"><text:s text:c="8"/></text:span><text:bookmark-start text:name="OLE_LINK1"/><text:span text:style-name="T3">Worksheets("Spielfelder").Cells(1, 1).Activate</text:span><text:bookmark-end text:name="OLE_LINK1"/></text:p>
      <text:p text:style-name="Standard"><text:span text:style-name="T3"><text:s text:c="4"/></text:span><text:span text:style-name="T1">End If</text:span></text:p>
      <text:h text:style-name="P23" text:outline-level="1">End Sub</text:h>
      <text:p text:style-name="P1"/>
      <text:p text:style-name="P1"/>
      <text:p text:style-name="P18">Private Sub CommandButton5_Click()</text:p>
      <text:p text:style-name="P15">'Tabelle1(Spielfelder)&gt;</text:p>
      <text:p text:style-name="P15">'Algorithmus:Beim clicken des CommandButton5 mit dem Namen Start öffnet sich das UserForm1</text:p>
      <text:p text:style-name="Standard"/>
      <text:p text:style-name="Standard"><text:soft-page-break/><text:s text:c="4"/><text:span text:style-name="T1">UserForm1.Show</text:span></text:p>
      <text:p text:style-name="P1"/>
      <text:p text:style-name="P1">End Sub</text:p>
      <text:p text:style-name="P1"/>
      <text:p text:style-name="P1"/>
      <text:p text:style-name="P1">Private Sub CommandButton1_Click()</text:p>
      <text:p text:style-name="Standard">'UserForm1&gt;Vorbereitung&gt;Alle Felder auf Null setzen</text:p>
      <text:p text:style-name="Standard"><text:s text:c="4"/><text:span text:style-name="T3">Sheets("Spielfelder").Select</text:span></text:p>
      <text:p text:style-name="P3"><text:s text:c="4"/>ActiveWindow.ScrollRow = 1</text:p>
      <text:p text:style-name="P3"><text:s text:c="4"/></text:p>
      <text:p text:style-name="Standard"><text:span text:style-name="T3"><text:s text:c="4"/></text:span>Dim Temp</text:p>
      <text:p text:style-name="Standard"><text:s text:c="4"/>Temp = Application.InputBox(prompt:="Beide oder nur Lösung auf Null setzen? Y: für Beide; N: für Lösung", Default:="N", Type:=2)</text:p>
      <text:p text:style-name="Standard"><text:s text:c="2"/></text:p>
      <text:p text:style-name="Standard"><text:s text:c="4"/>If Temp = "Y" Then</text:p>
      <text:p text:style-name="Standard"><text:s text:c="8"/><text:span text:style-name="T3">Worksheets("Spielfelder").Range("B11:J19,L11:T19").ClearContents</text:span></text:p>
      <text:p text:style-name="Standard"><text:span text:style-name="T3"><text:s text:c="8"/></text:span>Worksheets("Spielfelder").Range("B11:J19,L11:T19").Font.Size = 10</text:p>
      <text:p text:style-name="Standard"><text:s text:c="4"/><text:span text:style-name="T3">Else</text:span></text:p>
      <text:p text:style-name="P3"><text:s text:c="8"/>Worksheets("Spielfelder").Range("B11:J19").ClearContents</text:p>
      <text:p text:style-name="P3"><text:s text:c="8"/>Worksheets("Spielfelder").Range("B11:J19").Font.Size = 10</text:p>
      <text:p text:style-name="P3"><text:s text:c="4"/>End If</text:p>
      <text:p text:style-name="Standard"><text:span text:style-name="T3"><text:s text:c="4"/></text:span>Call NullSetzen</text:p>
      <text:h text:style-name="P24" text:outline-level="1">End Sub</text:h>
      <text:p text:style-name="Standard"/>
      <text:p text:style-name="Standard"/>
      <text:p text:style-name="P19">Function NullSetzen()</text:p>
      <text:p text:style-name="P15">'UserForm1&gt;Vorbereitung&gt;Alle Felder auf Null setzen&gt;CommandButton1_Click()</text:p>
      <text:p text:style-name="Standard"><text:s text:c="4"/><text:span text:style-name="T3">Worksheets("Tabellen").Range("C10:K99").Value = 0</text:span></text:p>
      <text:p text:style-name="P3"><text:s text:c="4"/>Worksheets("Tabellen").Range("N11:V19").Value = 0</text:p>
      <text:p text:style-name="P3"><text:s text:c="4"/>Worksheets("Tabellen").Range("N21:V29").Value = 0</text:p>
      <text:p text:style-name="P3"><text:s text:c="4"/>Worksheets("Tabellen").Range("N31:V39").Value = 0</text:p>
      <text:p text:style-name="P3"><text:s text:c="4"/>Worksheets("Tabellen").Range("N41:V49").Value = 0</text:p>
      <text:p text:style-name="P3"><text:s text:c="4"/>Worksheets("Tabellen").Range("N55:V63").Value = 0</text:p>
      <text:p text:style-name="P3"><text:s text:c="4"/>Worksheets("Tabellen").Range("N68:V70").Value = 0</text:p>
      <text:p text:style-name="P3"><text:s text:c="4"/>Worksheets("Tabellen").Range("N74:V76").Value = 0</text:p>
      <text:p text:style-name="P3"><text:s text:c="4"/>Worksheets("Tabellen").Range("N81:V83").Value = 0</text:p>
      <text:p text:style-name="P3"><text:s text:c="4"/>Worksheets("Tabellen").Range("N88:V91").Value = 0</text:p>
      <text:h text:style-name="P23" text:outline-level="1">End Function</text:h>
      <text:p text:style-name="P1"/>
      <text:p text:style-name="P1"/>
      <text:p text:style-name="P18">Private Sub CommandButton8_Click()</text:p>
      <text:h text:style-name="Heading_20_2" text:outline-level="2">'UserForm1&gt;Vorbereitung&gt;gegebene Werte eingeben</text:h>
      <text:p text:style-name="Standard"><text:s text:c="4"/>Sheets("Spielfelder").Select</text:p>
      <text:p text:style-name="Standard"><text:s text:c="4"/>ActiveWindow.ScrollRow = 1</text:p>
      <text:p text:style-name="Standard"><text:s text:c="4"/>Dim Temp</text:p>
      <text:p text:style-name="Standard"><text:s text:c="4"/>Temp = Application.InputBox(prompt:="Stimmen die Werte in der Tabelle rechts? Wenn Nein geben Sie N ein, passen die Werte in der Tabelle an und drücken die Start Taste von neuem.", Default:="Y", Type:=2)</text:p>
      <text:p text:style-name="Standard"><text:s text:c="4"/><text:span text:style-name="T3">If Temp = "Y" Then</text:span></text:p>
      <text:p text:style-name="P3"><text:s text:c="8"/>Worksheets("Spielfelder").Range("B11:J19") = Worksheets("Spielfelder").Range("L11:T19").Value</text:p>
      <text:p text:style-name="P3"><text:s text:c="8"/>Worksheets("Spielfelder").Range("B11:J19").Font.Color = vbBlack</text:p>
      <text:p text:style-name="P3"><text:soft-page-break/><text:s text:c="4"/>Else</text:p>
      <text:p text:style-name="P3"><text:s text:c="8"/>UserForm1.Hide</text:p>
      <text:p text:style-name="P3"><text:s text:c="4"/>End If</text:p>
      <text:h text:style-name="P23" text:outline-level="1">End Sub</text:h>
      <text:p text:style-name="P1"/>
      <text:p text:style-name="P1"/>
      <text:p text:style-name="P20">Private Sub CommandButton2_Click()</text:p>
      <text:h text:style-name="P26" text:outline-level="2">'UserForm1&gt;Step by Step&gt;Kandidaten bestimmen</text:h>
      <text:p text:style-name="P3"><text:s text:c="4"/>Sheets("Tabellen").Select</text:p>
      <text:p text:style-name="P3"><text:s text:c="4"/>ActiveWindow.ScrollRow = 1</text:p>
      <text:p text:style-name="P3"><text:s text:c="4"/>UserForm1.Left = 5</text:p>
      <text:p text:style-name="P3"><text:s text:c="4"/>UserForm1.Top = 1</text:p>
      <text:p text:style-name="P3"><text:s text:c="4"/></text:p>
      <text:p text:style-name="Standard"><text:span text:style-name="T3"><text:s text:c="4"/></text:span><text:span text:style-name="T1">Call KandidatenBestimmen</text:span></text:p>
      <text:h text:style-name="P23" text:outline-level="1">End Sub</text:h>
      <text:p text:style-name="P1"><text:s text:c="4"/></text:p>
      <text:p text:style-name="P19">Function KandidatenBestimmen()</text:p>
      <text:p text:style-name="P15">'UserForm1&gt;Step by Step&gt;Kandidaten bestimmen&gt;CommandButton2_Click()</text:p>
      <text:p text:style-name="P15">'Algorithmus: Scannt das Tabellenblatt "Spielfeld" und prüft dabei für jedes Feld (y,x) welche Zahlen</text:p>
      <text:p text:style-name="P15">'nicht mehr möglich sind. Im Datenblatt "Tabellen" werden diese nicht mehr möglichen Zahlen für jedes</text:p>
      <text:p text:style-name="P15">'(y,x) als z1=1, z2=2 ... z9=9 gesetzt. Solange ein zi den Startwert Null besitzt ist dieser Wert zi</text:p>
      <text:p text:style-name="P15">'für (y,x) noch möglich.</text:p>
      <text:p text:style-name="Standard"><text:s text:c="4"/>Call SetzeZWerteFuerGegebeneFelder</text:p>
      <text:p text:style-name="Standard"><text:s text:c="4"/>Call SetzeZWerteFuerSpalten</text:p>
      <text:p text:style-name="Standard"><text:s text:c="4"/>Call SetzeZWerteFuerZeilen</text:p>
      <text:p text:style-name="Standard"><text:s text:c="4"/>Call SetzeZWerteFuerBloecke</text:p>
      <text:h text:style-name="Heading_20_1" text:outline-level="1">End Function</text:h>
      <text:p text:style-name="Standard"/>
      <text:p text:style-name="P19">Function SetzeZWerteFuerGegebeneFelder()</text:p>
      <text:p text:style-name="P15">'UserForm1&gt;Step by Step&gt;Kandidaten bestimmen&gt;CommandButton2_Click()&gt;KandidatenBestimmen()</text:p>
      <text:p text:style-name="P15">'Algorithmus: wenn im Tabellenblatt "Spielfeld" (y,x)=(int2,int1) ungleich Leer, dann setze</text:p>
      <text:p text:style-name="P15">'im Tabellenblatt "Tabellen" für(y=int2,x=int1)(z1=1,z2=2...z9=9)</text:p>
      <text:p text:style-name="Standard"><text:s text:c="4"/><text:span text:style-name="T3">Dim itn1, itn2 As Integer</text:span></text:p>
      <text:p text:style-name="P3"><text:s text:c="4"/>For itn1 = 2 To 10</text:p>
      <text:p text:style-name="P3"><text:s text:c="8"/>For itn2 = 11 To 19</text:p>
      <text:p text:style-name="P3"><text:s text:c="8"/>Wert = Worksheets("Spielfelder").Cells(itn2, itn1).Value</text:p>
      <text:p text:style-name="P3"><text:s text:c="8"/>If Wert &gt; 0 Then</text:p>
      <text:p text:style-name="P3"><text:s text:c="12"/>Worksheets("Tabellen").Cells(10 + 1 + (itn2 - 11) * 10, 1 + itn1).Value = 1</text:p>
      <text:p text:style-name="P3"><text:s text:c="12"/>Worksheets("Tabellen").Cells(10 + 2 + (itn2 - 11) * 10, 1 + itn1).Value = 2</text:p>
      <text:p text:style-name="P3"><text:s text:c="12"/>Worksheets("Tabellen").Cells(10 + 3 + (itn2 - 11) * 10, 1 + itn1).Value = 3</text:p>
      <text:p text:style-name="P3"><text:s text:c="12"/>Worksheets("Tabellen").Cells(10 + 4 + (itn2 - 11) * 10, 1 + itn1).Value = 4</text:p>
      <text:p text:style-name="P3"><text:s text:c="12"/>Worksheets("Tabellen").Cells(10 + 5 + (itn2 - 11) * 10, 1 + itn1).Value = 5</text:p>
      <text:p text:style-name="P3"><text:s text:c="12"/>Worksheets("Tabellen").Cells(10 + 6 + (itn2 - 11) * 10, 1 + itn1).Value = 6</text:p>
      <text:p text:style-name="P3"><text:s text:c="12"/>Worksheets("Tabellen").Cells(10 + 7 + (itn2 - 11) * 10, 1 + itn1).Value = 7</text:p>
      <text:p text:style-name="P3"><text:s text:c="12"/>Worksheets("Tabellen").Cells(10 + 8 + (itn2 - 11) * 10, 1 + itn1).Value = 8</text:p>
      <text:p text:style-name="P3"><text:s text:c="12"/>Worksheets("Tabellen").Cells(10 + 9 + (itn2 - 11) * 10, 1 + itn1).Value = 9</text:p>
      <text:p text:style-name="P3"><text:s text:c="8"/>End If</text:p>
      <text:p text:style-name="P3"><text:s text:c="8"/></text:p>
      <text:p text:style-name="P3"><text:s text:c="8"/>Next itn2</text:p>
      <text:p text:style-name="P3"><text:soft-page-break/><text:s text:c="4"/>Next itn1</text:p>
      <text:h text:style-name="P24" text:outline-level="1">End Function</text:h>
      <text:p text:style-name="Standard"/>
      <text:p text:style-name="P19">Function SetzeZWerteFuerSpalten()</text:p>
      <text:p text:style-name="P15">'UserForm1&gt;Step by Step&gt;Kandidaten bestimmen&gt;CommandButton2_Click()&gt;KandidatenBestimmen()</text:p>
      <text:p text:style-name="P15">'Algorithmus: Setze im Tabellenblatt "Spielfeld" (y,x)=(Y,X) und scanne die Zellen der</text:p>
      <text:p text:style-name="P15">'Spalten (y,x)=(i,X) nach Zahlen K ungleich Null. Setze im Tabellenblatt "Tabellen" im Feld</text:p>
      <text:p text:style-name="P15">'(y=a1+10*Cnt3+K,x=b1+Cnt2) den Wert zk=K</text:p>
      <text:p text:style-name="Standard"><text:s text:c="4"/><text:span text:style-name="T3">Dim X, Y, i, K, a1, b1, Cnt1, Cnt2, Cnt3 As Integer</text:span></text:p>
      <text:p text:style-name="P3"><text:s text:c="4"/>Cnt3 = 0</text:p>
      <text:p text:style-name="P3"><text:s text:c="4"/>a1 = 10</text:p>
      <text:p text:style-name="P3"><text:s text:c="4"/>b1 = 3</text:p>
      <text:p text:style-name="P3"><text:s text:c="4"/></text:p>
      <text:p text:style-name="P3"><text:s text:c="4"/>For Y = 11 To 19</text:p>
      <text:p text:style-name="P3"><text:s text:c="8"/>Cnt2 = 0</text:p>
      <text:p text:style-name="P3"><text:s text:c="8"/>For X = 2 To 10</text:p>
      <text:p text:style-name="P3"><text:s text:c="12"/>Cnt1 = 0</text:p>
      <text:p text:style-name="P3"><text:s text:c="12"/>For i = 11 To 19</text:p>
      <text:p text:style-name="P3"><text:s text:c="16"/>K = Worksheets("Spielfelder").Cells(i, X).Value</text:p>
      <text:p text:style-name="P3"><text:s text:c="16"/>If K &gt; 0 Then</text:p>
      <text:p text:style-name="P3"><text:s text:c="20"/>Worksheets("Tabellen").Cells(a1 + K + Cnt3 * 10, b1 + Cnt2).Value = K</text:p>
      <text:p text:style-name="P3"><text:s text:c="16"/>End If</text:p>
      <text:p text:style-name="P3"><text:s text:c="16"/>Cnt1 = Cnt1 + 1</text:p>
      <text:p text:style-name="P3"><text:s text:c="12"/>Next i</text:p>
      <text:p text:style-name="P3"><text:s text:c="12"/>Cnt2 = Cnt2 + 1</text:p>
      <text:p text:style-name="P3"><text:s text:c="8"/>Next X</text:p>
      <text:p text:style-name="P3"><text:s text:c="8"/>Cnt3 = Cnt3 + 1</text:p>
      <text:p text:style-name="P3"><text:s text:c="4"/>Next Y</text:p>
      <text:h text:style-name="P4" text:outline-level="1">End Function</text:h>
      <text:p text:style-name="P3"/>
      <text:p text:style-name="P3"/>
      <text:p text:style-name="P18">Function SetzeZWerteFuerZeilen()</text:p>
      <text:p text:style-name="P15">'UserForm1&gt;Step by Step&gt;Kandidaten bestimmen&gt;CommandButton2_Click()&gt;KandidatenBestimmen()</text:p>
      <text:p text:style-name="P15">'Algorithmus: Setze im Tabellenblatt "Spielfeld" (y,x)=(Y,X) und scanne die Zellen der</text:p>
      <text:p text:style-name="P15">'Zeilen (y,x)=(Y,i) nach Zahlen K ungleich Null. Setze im Tabellenblatt "Tabellen" im Feld</text:p>
      <text:p text:style-name="P15">'(y=a1+10*Cnt3+K,x=b1+Cnt2) den Wert zk=K</text:p>
      <text:p text:style-name="Standard"/>
      <text:p text:style-name="Standard"><text:s text:c="4"/><text:span text:style-name="T3">Dim X, Y, i, K, a1, b1, Cnt1, Cnt2, Cnt3 As Integer</text:span></text:p>
      <text:p text:style-name="P3"><text:s text:c="4"/>Cnt3 = 0</text:p>
      <text:p text:style-name="P3"><text:s text:c="4"/>a1 = 10</text:p>
      <text:p text:style-name="P3"><text:s text:c="4"/>b1 = 3</text:p>
      <text:p text:style-name="P3"/>
      <text:p text:style-name="P3"><text:s text:c="4"/>For Y = 11 To 19</text:p>
      <text:p text:style-name="P3"><text:s text:c="8"/>Cnt2 = 0</text:p>
      <text:p text:style-name="P3"><text:s text:c="8"/>For X = 2 To 10</text:p>
      <text:p text:style-name="P3"><text:s text:c="12"/>Cnt1 = 0</text:p>
      <text:p text:style-name="P3"><text:s text:c="12"/>For i = 2 To 10</text:p>
      <text:p text:style-name="P3"><text:s text:c="16"/>K = Worksheets("Spielfelder").Cells(Y, i).Value</text:p>
      <text:p text:style-name="P3"><text:s text:c="16"/>If K &gt; 0 Then</text:p>
      <text:p text:style-name="P3"><text:s text:c="20"/>Worksheets("Tabellen").Cells(a1 + K + Cnt3 * 10, b1 + Cnt2).Value = K</text:p>
      <text:p text:style-name="P3"><text:soft-page-break/><text:s text:c="16"/>End If</text:p>
      <text:p text:style-name="P3"><text:s text:c="16"/>Cnt1 = Cnt1 + 1</text:p>
      <text:p text:style-name="P3"><text:s text:c="12"/>Next i</text:p>
      <text:p text:style-name="P3"><text:s text:c="12"/>Cnt2 = Cnt2 + 1</text:p>
      <text:p text:style-name="P3"><text:s text:c="8"/>Next X</text:p>
      <text:p text:style-name="P3"><text:s text:c="8"/>Cnt3 = Cnt3 + 1</text:p>
      <text:p text:style-name="P3"><text:s text:c="4"/>Next Y</text:p>
      <text:h text:style-name="P4" text:outline-level="1">End Function</text:h>
      <text:p text:style-name="P3"/>
      <text:p text:style-name="P3"><text:s text:c="4"/></text:p>
      <text:p text:style-name="P18">Function SetzeZWerteFuerBloecke()</text:p>
      <text:p text:style-name="P15">'UserForm1&gt;Step by Step&gt;Kandidaten bestimmen&gt;CommandButton2_Click()&gt;KandidatenBestimmen()</text:p>
      <text:p text:style-name="P15">'Algorithmus: Setze im Tabellenblatt "Spielfelder" (a3,b3) abwechslungsweise gleich dem Feld</text:p>
      <text:p text:style-name="P15">'links oben der verschiedenen neun Blöcke. Scanne die Zellen der Blöcke mit Startwerten(a3,b3)</text:p>
      <text:p text:style-name="P15">'und speichere den Wert der Zelle in der Matrix Blk(a2,b2) wobei a2 die Blocknummer 1 bis 9</text:p>
      <text:p text:style-name="P15">'beschreibt und b2 die Zellennummer 1 bis 9 innerhalb des Blocks.</text:p>
      <text:p text:style-name="P15">'Setze im Tabellenblatt "Spielfelder" <text:s/>(a3,b3) abwechslungsweise gleich dem Feld links oben der</text:p>
      <text:p text:style-name="P15">'verschiedenen neun Blöcke um die Matrix Bkl(count,i) mit den Laufvariabeln count und i auszulesen</text:p>
      <text:p text:style-name="P15">'und den Wert in K zu speichern. Für Werte von K ungleich Null Setze im Tabellenblatt "Tabellen"</text:p>
      <text:p text:style-name="P15">'im Feld (y=a3-10+cnt4-1)*10+K, x=b3+cnt5) den Wert zk=K.</text:p>
      <text:p text:style-name="Standard"/>
      <text:p text:style-name="Standard"><text:s text:c="4"/><text:span text:style-name="T3">Dim Blk(10, 10) As Integer</text:span></text:p>
      <text:p text:style-name="P3"><text:s text:c="4"/>Dim a2, b2, a3, b3, cnt4, cnt5</text:p>
      <text:p text:style-name="P3"><text:s text:c="4"/>a2 = 1</text:p>
      <text:p text:style-name="P3"><text:s text:c="4"/></text:p>
      <text:p text:style-name="P3"><text:s text:c="4"/>For Count = 1 To 9</text:p>
      <text:p text:style-name="P3"><text:s text:c="8"/>If Count = 1 Then</text:p>
      <text:p text:style-name="P3"><text:s text:c="12"/>a3 = 11</text:p>
      <text:p text:style-name="P3"><text:s text:c="12"/>b3 = 2</text:p>
      <text:p text:style-name="P3"><text:s text:c="8"/>ElseIf Count = 2 Then</text:p>
      <text:p text:style-name="P3"><text:s text:c="12"/>a3 = 11</text:p>
      <text:p text:style-name="P3"><text:s text:c="12"/>b3 = 5</text:p>
      <text:p text:style-name="P3"><text:s text:c="8"/>ElseIf Count = 3 Then</text:p>
      <text:p text:style-name="P3"><text:s text:c="12"/>a3 = 11</text:p>
      <text:p text:style-name="P3"><text:s text:c="12"/>b3 = 8</text:p>
      <text:p text:style-name="P3"><text:s text:c="8"/>ElseIf Count = 4 Then</text:p>
      <text:p text:style-name="P3"><text:s text:c="12"/>a3 = 14</text:p>
      <text:p text:style-name="P3"><text:s text:c="12"/>b3 = 2</text:p>
      <text:p text:style-name="P3"><text:s text:c="8"/>ElseIf Count = 5 Then</text:p>
      <text:p text:style-name="P3"><text:s text:c="12"/>a3 = 14</text:p>
      <text:p text:style-name="P3"><text:s text:c="12"/>b3 = 5</text:p>
      <text:p text:style-name="P3"><text:s text:c="8"/>ElseIf Count = 6 Then</text:p>
      <text:p text:style-name="P3"><text:s text:c="12"/>a3 = 14</text:p>
      <text:p text:style-name="P3"><text:s text:c="12"/>b3 = 8</text:p>
      <text:p text:style-name="P3"><text:s text:c="8"/>ElseIf Count = 7 Then</text:p>
      <text:p text:style-name="P3"><text:s text:c="12"/>a3 = 17</text:p>
      <text:p text:style-name="P3"><text:s text:c="12"/>b3 = 2</text:p>
      <text:p text:style-name="P3"><text:s text:c="8"/>ElseIf Count = 8 Then</text:p>
      <text:p text:style-name="P3"><text:s text:c="12"/>a3 = 17</text:p>
      <text:p text:style-name="P3"><text:s text:c="12"/>b3 = 5</text:p>
      <text:p text:style-name="P3"><text:s text:c="8"/>Else</text:p>
      <text:p text:style-name="P3"><text:soft-page-break/><text:s text:c="12"/>a3 = 17</text:p>
      <text:p text:style-name="P3"><text:s text:c="12"/>b3 = 8</text:p>
      <text:p text:style-name="P3"><text:s text:c="8"/>End If</text:p>
      <text:p text:style-name="P3"><text:s text:c="8"/></text:p>
      <text:p text:style-name="P3"><text:s text:c="8"/>cnt4 = 1</text:p>
      <text:p text:style-name="P3"><text:s text:c="8"/>b2 = 1</text:p>
      <text:p text:style-name="P3"><text:s text:c="8"/>While cnt4 &lt; 4</text:p>
      <text:p text:style-name="P3"><text:s text:c="12"/>cnt5 = 1</text:p>
      <text:p text:style-name="P3"><text:s text:c="12"/>While cnt5 &lt; 4</text:p>
      <text:p text:style-name="P3"><text:s text:c="16"/>Blk(a2, b2) = Worksheets("Spielfelder").Cells(a3, b3 + cnt5 - 1).Value</text:p>
      <text:p text:style-name="P3"><text:s text:c="16"/>cnt5 = cnt5 + 1</text:p>
      <text:p text:style-name="P3"><text:s text:c="16"/>b2 = b2 + 1</text:p>
      <text:p text:style-name="P3"><text:s text:c="12"/>Wend</text:p>
      <text:p text:style-name="P3"><text:s text:c="12"/>cnt4 = cnt4 + 1</text:p>
      <text:p text:style-name="P3"><text:s text:c="12"/>a3 = a3 + 1</text:p>
      <text:p text:style-name="P3"><text:s text:c="8"/>Wend</text:p>
      <text:p text:style-name="P3"><text:s text:c="8"/>a2 = a2 + 1</text:p>
      <text:p text:style-name="P3"><text:s text:c="4"/>Next Count</text:p>
      <text:p text:style-name="P3"/>
      <text:p text:style-name="P3"><text:s text:c="5"/></text:p>
      <text:p text:style-name="P3"><text:s text:c="5"/></text:p>
      <text:p text:style-name="P3"><text:s text:c="5"/>For Count = 1 To 9</text:p>
      <text:p text:style-name="P3"><text:s text:c="8"/>If Count = 1 Then</text:p>
      <text:p text:style-name="P3"><text:s text:c="12"/>a3 = 11</text:p>
      <text:p text:style-name="P3"><text:s text:c="12"/>b3 = 2</text:p>
      <text:p text:style-name="P3"><text:s text:c="8"/>ElseIf Count = 2 Then</text:p>
      <text:p text:style-name="P3"><text:s text:c="12"/>a3 = 11</text:p>
      <text:p text:style-name="P3"><text:s text:c="12"/>b3 = 5</text:p>
      <text:p text:style-name="P3"><text:s text:c="8"/>ElseIf Count = 3 Then</text:p>
      <text:p text:style-name="P3"><text:s text:c="12"/>a3 = 11</text:p>
      <text:p text:style-name="P3"><text:s text:c="12"/>b3 = 8</text:p>
      <text:p text:style-name="P3"><text:s text:c="8"/>ElseIf Count = 4 Then</text:p>
      <text:p text:style-name="P3"><text:s text:c="12"/>a3 = 14</text:p>
      <text:p text:style-name="P3"><text:s text:c="12"/>b3 = 2</text:p>
      <text:p text:style-name="P3"><text:s text:c="8"/>ElseIf Count = 5 Then</text:p>
      <text:p text:style-name="P3"><text:s text:c="12"/>a3 = 14</text:p>
      <text:p text:style-name="P3"><text:s text:c="12"/>b3 = 5</text:p>
      <text:p text:style-name="P3"><text:s text:c="8"/>ElseIf Count = 6 Then</text:p>
      <text:p text:style-name="P3"><text:s text:c="12"/>a3 = 14</text:p>
      <text:p text:style-name="P3"><text:s text:c="12"/>b3 = 8</text:p>
      <text:p text:style-name="P3"><text:s text:c="8"/>ElseIf Count = 7 Then</text:p>
      <text:p text:style-name="P3"><text:s text:c="12"/>a3 = 17</text:p>
      <text:p text:style-name="P3"><text:s text:c="12"/>b3 = 2</text:p>
      <text:p text:style-name="P3"><text:s text:c="8"/>ElseIf Count = 8 Then</text:p>
      <text:p text:style-name="P3"><text:s text:c="12"/>a3 = 17</text:p>
      <text:p text:style-name="P3"><text:s text:c="12"/>b3 = 5</text:p>
      <text:p text:style-name="P3"><text:s text:c="8"/>Else</text:p>
      <text:p text:style-name="P3"><text:s text:c="12"/>a3 = 17</text:p>
      <text:p text:style-name="P3"><text:s text:c="12"/>b3 = 8</text:p>
      <text:p text:style-name="P3"><text:s text:c="8"/>End If</text:p>
      <text:p text:style-name="P3"><text:s text:c="4"/></text:p>
      <text:p text:style-name="P3"><text:s text:c="5"/>cnt4 = 1</text:p>
      <text:p text:style-name="P3"><text:s text:c="8"/>While cnt4 &lt; 4</text:p>
      <text:p text:style-name="P3"><text:soft-page-break/><text:s text:c="12"/>cnt5 = 1</text:p>
      <text:p text:style-name="P3"><text:s text:c="12"/>While cnt5 &lt; 4</text:p>
      <text:p text:style-name="P3"><text:s text:c="16"/></text:p>
      <text:p text:style-name="P3"><text:s text:c="16"/></text:p>
      <text:p text:style-name="P3"><text:s text:c="16"/>For i = 1 To 9</text:p>
      <text:p text:style-name="P3"><text:s text:c="20"/>K = Blk(Count, i)</text:p>
      <text:p text:style-name="P3"><text:s text:c="20"/>If K &gt; 0 Then</text:p>
      <text:p text:style-name="P3"><text:s text:c="24"/>Worksheets("Tabellen").Cells((a3 - 10 + cnt4 - 1) * 10 + K, b3 + cnt5).Value = K</text:p>
      <text:p text:style-name="P3"><text:s text:c="20"/>End If</text:p>
      <text:p text:style-name="P3"><text:s text:c="20"/>Cnt1 = Cnt1 + 1</text:p>
      <text:p text:style-name="P3"><text:s text:c="16"/>Next i</text:p>
      <text:p text:style-name="P3"><text:s text:c="16"/></text:p>
      <text:p text:style-name="P3"><text:s text:c="16"/></text:p>
      <text:p text:style-name="P3"><text:s text:c="16"/>cnt5 = cnt5 + 1</text:p>
      <text:p text:style-name="Standard"><text:span text:style-name="T3"><text:s text:c="12"/></text:span><text:span text:style-name="T1">Wend</text:span></text:p>
      <text:p text:style-name="P1"><text:s text:c="12"/>cnt4 = cnt4 + 1</text:p>
      <text:p text:style-name="P1"><text:s text:c="8"/>Wend</text:p>
      <text:p text:style-name="Standard"><text:span text:style-name="T1"><text:s text:c="4"/></text:span><text:span text:style-name="T3">Next Count</text:span></text:p>
      <text:h text:style-name="P4" text:outline-level="1">End Function</text:h>
      <text:p text:style-name="P3"/>
      <text:p text:style-name="P3"/>
      <text:p text:style-name="P20">Private Sub CommandButton3_Click()</text:p>
      <text:p text:style-name="P17">'UserForm1&gt;Step by Step&gt;Kandidaten analysieren</text:p>
      <text:p text:style-name="P15">'Algorithmus: Selektiere das Tabellenblatt "Tabellen" und rufe die Funktion</text:p>
      <text:p text:style-name="P15">'KandidatenAnalysieren auf</text:p>
      <text:p text:style-name="Standard"><text:s text:c="4"/>Sheets("Tabellen").Select</text:p>
      <text:p text:style-name="Standard"><text:s text:c="4"/>UserForm1.Left = 5</text:p>
      <text:p text:style-name="Standard"><text:s text:c="4"/><text:span text:style-name="T3">UserForm1.Top = 1</text:span></text:p>
      <text:p text:style-name="P3"><text:s text:c="4"/></text:p>
      <text:p text:style-name="P3"><text:s text:c="4"/>ActiveWindow.ScrollRow = 10</text:p>
      <text:p text:style-name="P3"><text:s text:c="4"/>Call KandidatenAnalysieren</text:p>
      <text:h text:style-name="P4" text:outline-level="1">End Sub</text:h>
      <text:p text:style-name="P3"><text:s text:c="4"/></text:p>
      <text:p text:style-name="P20">Function KandidatenAnalysieren()</text:p>
      <text:p text:style-name="P17">'UserForm1&gt;Step by Step&gt;Kandidaten analysieren&gt;CommandButton3_Click()</text:p>
      <text:p text:style-name="P15">'Algorithmus: Auswertung der linken Seite des Tabellenblattes "Tabellen" und rausschreiben der</text:p>
      <text:p text:style-name="P15">'Resultate auf die rechte Seite in die Matrizen. Die Matrizen beinhalten die Anzahl Z in den</text:p>
      <text:p text:style-name="P15">'Dimensionen (zi,xi) für den Spaltentest, (zi,yi) für den Zeilentest, (zi,Blki) für den Blocktest</text:p>
      <text:p text:style-name="P15">'und (yi,xi) für den Feldtest</text:p>
      <text:p text:style-name="Standard"><text:s text:c="4"/><text:span text:style-name="T3">Call Spaltentests</text:span></text:p>
      <text:p text:style-name="P3"><text:s text:c="4"/>Call Zeilentests</text:p>
      <text:p text:style-name="P3"><text:s text:c="4"/>Call Blocktests</text:p>
      <text:p text:style-name="P3"><text:s text:c="4"/>Call Feldtests</text:p>
      <text:h text:style-name="P4" text:outline-level="1">End Function</text:h>
      <text:p text:style-name="P3"/>
      <text:p text:style-name="P20">Function Spaltentests()</text:p>
      <text:p text:style-name="P15">'UserForm1&gt;Step by Step&gt;Kandidaten analysieren&gt;CommandButton3_Click()&gt;KandidatenAnalysieren()</text:p>
      <text:p text:style-name="P15">'Algorithmus: Setze im Tabellenblatt "Tabelle" linke Seite (z,x) d.h. eine Spalte X und einen</text:p>
      <text:p text:style-name="P15">'Wert Z. Scanne für jedes (z,x) durch die neun Zeilen Y, speichere den Z-Wert in der Variabeln</text:p>
      <text:p text:style-name="P15">'Wert und summiere die neun Z-Werte in der Variabeln Sum. Dividieren der Summe durch den z-Wert</text:p>
      <text:p text:style-name="P15"><text:soft-page-break/>'ergibt die Anzahl zi in der Spalte x. Speichern des Wertes der Variabeln Anz in der Matrix</text:p>
      <text:p text:style-name="P15">'Spaltentest(z,x) und rausschreiben auf die rechte Seite des Tabellenblattes "Tabellen" in die</text:p>
      <text:p text:style-name="P15">'entsprechende Matrize.</text:p>
      <text:p text:style-name="Standard"><text:s text:c="4"/>Dim Wert, Sum, Anz, Spaltentest(9, 9) As Integer</text:p>
      <text:p text:style-name="Standard"><text:s text:c="4"/><text:span text:style-name="T3">Wert = 0</text:span></text:p>
      <text:p text:style-name="P3"><text:s text:c="4"/></text:p>
      <text:p text:style-name="P3"><text:s text:c="4"/>For X = 3 To 11</text:p>
      <text:p text:style-name="P3"><text:s text:c="8"/>For z = 11 To 19</text:p>
      <text:p text:style-name="P3"><text:s text:c="12"/>Anz = 0</text:p>
      <text:p text:style-name="P3"><text:s text:c="12"/>Sum = 0</text:p>
      <text:p text:style-name="P3"><text:s text:c="12"/>For Y = 1 To 9</text:p>
      <text:p text:style-name="Standard"><text:span text:style-name="T3"><text:s text:c="16"/></text:span>Wert = Worksheets("Tabellen").Cells(z + 10 * (Y - 1), X)</text:p>
      <text:p text:style-name="Standard"><text:s text:c="16"/>Sum = Sum + Wert</text:p>
      <text:p text:style-name="Standard"><text:s text:c="12"/>Next Y</text:p>
      <text:p text:style-name="Standard"><text:s text:c="12"/>Anz = Sum / (z - 10)</text:p>
      <text:p text:style-name="Standard"><text:s text:c="12"/>Spaltentest(z - 11, X - 3) = Anz</text:p>
      <text:p text:style-name="Standard"><text:s text:c="8"/>Next z</text:p>
      <text:p text:style-name="Standard"><text:s text:c="4"/><text:span text:style-name="T3">Next X</text:span></text:p>
      <text:p text:style-name="P3"><text:s text:c="4"/>Worksheets("Tabellen").Range("N11:V19") = Spaltentest</text:p>
      <text:h text:style-name="P4" text:outline-level="1">End Function</text:h>
      <text:p text:style-name="P3"><text:s text:c="4"/></text:p>
      <text:p text:style-name="P18">Function Zeilentests()</text:p>
      <text:p text:style-name="P11">'UserForm1&gt;Step by Step&gt;Kandidaten analysieren&gt;CommandButton3_Click()&gt;KandidatenAnalysieren()</text:p>
      <text:p text:style-name="P15">'Algorithmus: Setze im Tabellenblatt "Tabelle" linke Seite (z,y) d.h. eine Zeile Y und einen</text:p>
      <text:p text:style-name="P15">'Wert Z. Scanne für jedes (z,y) durch die neun Spalten X, speichere den Z-Wert in der Variabeln</text:p>
      <text:p text:style-name="P15">'Wert und summiere die neun Z-Werte in der Variabeln Sum. Dividieren der Summe durch den z-Wert</text:p>
      <text:p text:style-name="P15">'ergibt die Anzahl zi in der Zeile y. Speichern des Wertes der Variabeln Anz in der Matrix</text:p>
      <text:p text:style-name="P15">'Zeilentest(z,y) und rausschreiben auf die rechte Seite des Tabellenblattes "Tabellen" in die</text:p>
      <text:p text:style-name="P15">'entsprechende Matrize.</text:p>
      <text:p text:style-name="Standard"><text:s text:c="4"/>Dim Zeilentest(9, 9) As Integer</text:p>
      <text:p text:style-name="Standard"><text:s text:c="4"/><text:span text:style-name="T3">For Y = 1 To 9</text:span></text:p>
      <text:p text:style-name="P3"><text:s text:c="8"/>For z = 11 To 19</text:p>
      <text:p text:style-name="P3"><text:s text:c="12"/>Anz = 0</text:p>
      <text:p text:style-name="P3"><text:s text:c="12"/>Sum = 0</text:p>
      <text:p text:style-name="P3"><text:s text:c="12"/>For X = 3 To 11</text:p>
      <text:p text:style-name="Standard"><text:span text:style-name="T3"><text:s text:c="16"/></text:span>Wert = Worksheets("Tabellen").Cells(z + 10 * (Y - 1), X)</text:p>
      <text:p text:style-name="Standard"><text:s text:c="16"/>Sum = Sum + Wert</text:p>
      <text:p text:style-name="Standard"><text:s text:c="12"/>Next X</text:p>
      <text:p text:style-name="Standard"><text:s text:c="12"/>Anz = Sum / (z - 10)</text:p>
      <text:p text:style-name="Standard"><text:s text:c="12"/>Zeilentest(z - 11, Y - 1) = Anz</text:p>
      <text:p text:style-name="Standard"><text:s text:c="8"/>Next z</text:p>
      <text:p text:style-name="Standard"><text:s text:c="4"/><text:span text:style-name="T3">Next Y</text:span></text:p>
      <text:p text:style-name="P3"><text:s text:c="4"/>Worksheets("Tabellen").Range("N21:V29") = Zeilentest</text:p>
      <text:h text:style-name="P4" text:outline-level="1">End Function</text:h>
      <text:p text:style-name="P3"/>
      <text:p text:style-name="P20">Function Blocktests()</text:p>
      <text:p text:style-name="P17">'UserForm1&gt;Step by Step&gt;Kandidaten analysieren&gt;CommandButton3_Click()&gt;KandidatenAnalysieren()</text:p>
      <text:p text:style-name="P15">'Algorithmus: Setze im Tabellenblatt "Tabelle" die linke Seite (z,Bkl) d.h. einen Block Bkl und</text:p>
      <text:p text:style-name="P15">'einen Wert Z. Scanne für jedes (z,Blk) durch die neun Felder des Blocks, speichere den Z-Wert</text:p>
      <text:p text:style-name="P15">'in der Variabeln Wert und summiere die neun Z-Werte in der Variabeln Sum. Dividieren der Summe</text:p>
      <text:p text:style-name="P15"><text:soft-page-break/>'durch den z-Wert ergibt die Anzahl zi im Block Blk. Speichern des Wertes der Variabeln Anz</text:p>
      <text:p text:style-name="P15">'in der Matrix Blocktest(z,Blk)und rausschreiben auf die rechte Seite des Tabellenblattes</text:p>
      <text:p text:style-name="P15">'"Tabellen" in die entsprechende Matrize.</text:p>
      <text:p text:style-name="Standard"><text:s text:c="4"/><text:span text:style-name="T3">Dim Blocktest(9, 9) As Integer</text:span></text:p>
      <text:p text:style-name="P3"><text:s text:c="4"/>For Count = 1 To 9</text:p>
      <text:p text:style-name="P3"><text:s text:c="8"/>If Count = 1 Then</text:p>
      <text:p text:style-name="P3"><text:s text:c="12"/>a3 = 11</text:p>
      <text:p text:style-name="P3"><text:s text:c="12"/>b3 = 2</text:p>
      <text:p text:style-name="P3"><text:s text:c="8"/>ElseIf Count = 2 Then</text:p>
      <text:p text:style-name="P3"><text:s text:c="12"/>a3 = 11</text:p>
      <text:p text:style-name="P3"><text:s text:c="12"/>b3 = 5</text:p>
      <text:p text:style-name="P3"><text:s text:c="8"/>ElseIf Count = 3 Then</text:p>
      <text:p text:style-name="P3"><text:s text:c="12"/>a3 = 11</text:p>
      <text:p text:style-name="P3"><text:s text:c="12"/>b3 = 8</text:p>
      <text:p text:style-name="P3"><text:s text:c="8"/>ElseIf Count = 4 Then</text:p>
      <text:p text:style-name="P3"><text:s text:c="12"/>a3 = 14</text:p>
      <text:p text:style-name="P3"><text:s text:c="12"/>b3 = 2</text:p>
      <text:p text:style-name="P3"><text:s text:c="8"/>ElseIf Count = 5 Then</text:p>
      <text:p text:style-name="P3"><text:s text:c="12"/>a3 = 14</text:p>
      <text:p text:style-name="P3"><text:s text:c="12"/>b3 = 5</text:p>
      <text:p text:style-name="P3"><text:s text:c="8"/>ElseIf Count = 6 Then</text:p>
      <text:p text:style-name="P3"><text:s text:c="12"/>a3 = 14</text:p>
      <text:p text:style-name="P3"><text:s text:c="12"/>b3 = 8</text:p>
      <text:p text:style-name="P3"><text:s text:c="8"/>ElseIf Count = 7 Then</text:p>
      <text:p text:style-name="P3"><text:s text:c="12"/>a3 = 17</text:p>
      <text:p text:style-name="P3"><text:s text:c="12"/>b3 = 2</text:p>
      <text:p text:style-name="P3"><text:s text:c="8"/>ElseIf Count = 8 Then</text:p>
      <text:p text:style-name="P3"><text:s text:c="12"/>a3 = 17</text:p>
      <text:p text:style-name="P3"><text:s text:c="12"/>b3 = 5</text:p>
      <text:p text:style-name="P3"><text:s text:c="8"/>Else</text:p>
      <text:p text:style-name="P3"><text:s text:c="12"/>a3 = 17</text:p>
      <text:p text:style-name="P3"><text:s text:c="12"/>b3 = 8</text:p>
      <text:p text:style-name="P3"><text:s text:c="8"/>End If</text:p>
      <text:p text:style-name="P3"><text:s text:c="3"/></text:p>
      <text:p text:style-name="P3"><text:s text:c="8"/>For z = 1 To 9</text:p>
      <text:p text:style-name="Standard"><text:span text:style-name="T3"><text:s text:c="8"/></text:span><text:span text:style-name="T1">Anz = 0</text:span></text:p>
      <text:p text:style-name="P1"><text:s text:c="8"/>Sum = 0</text:p>
      <text:p text:style-name="P1"><text:s text:c="8"/>cnt4 = 1</text:p>
      <text:p text:style-name="Standard"><text:span text:style-name="T1"><text:s text:c="12"/></text:span><text:span text:style-name="T3">While cnt4 &lt; 4</text:span></text:p>
      <text:p text:style-name="P3"><text:s text:c="16"/>cnt5 = 1</text:p>
      <text:p text:style-name="P3"><text:s text:c="16"/>While cnt5 &lt; 4</text:p>
      <text:p text:style-name="P3"><text:s text:c="20"/>Wert = Worksheets("Tabellen").Cells((a3 - 10 + cnt4 - 1) * 10 + z, b3 + cnt5)</text:p>
      <text:p text:style-name="Standard"><text:span text:style-name="T3"><text:s text:c="20"/></text:span>Sum = Sum + Wert</text:p>
      <text:p text:style-name="Standard"><text:s text:c="16"/>cnt5 = cnt5 + 1</text:p>
      <text:p text:style-name="Standard"><text:s text:c="16"/>Wend</text:p>
      <text:p text:style-name="Standard"><text:s text:c="16"/>cnt4 = cnt4 + 1</text:p>
      <text:p text:style-name="Standard"><text:s text:c="12"/>Wend</text:p>
      <text:p text:style-name="Standard"><text:s text:c="12"/>Anz = Sum / z</text:p>
      <text:p text:style-name="Standard"><text:s text:c="12"/><text:span text:style-name="T1">Blocktest(z - 1, Count - 1) = Anz</text:span></text:p>
      <text:p text:style-name="Standard"><text:span text:style-name="T1"><text:s text:c="8"/></text:span><text:span text:style-name="T3">Next z</text:span></text:p>
      <text:p text:style-name="P3"><text:s text:c="4"/>Next Count</text:p>
      <text:p text:style-name="P3"><text:s text:c="4"/>Worksheets("Tabellen").Range("N31:V39") = Blocktest</text:p>
      <text:h text:style-name="P4" text:outline-level="1"><text:soft-page-break/>End Function</text:h>
      <text:p text:style-name="P3"/>
      <text:p text:style-name="P20">Function Feldtests()</text:p>
      <text:p text:style-name="P17">'UserForm1&gt;Step by Step&gt;Kandidaten analysieren&gt;CommandButton3_Click()&gt;KandidatenAnalysieren(</text:p>
      <text:p text:style-name="P15">'Algorithmus: Setze im Tabellenblatt "Tabelle" linke Seite ein Feld (y,x)und scanne für jedes</text:p>
      <text:p text:style-name="P15">'(y,x) durch die neun Werte x, speichere den Z-Wert in der Variabeln Wert und summiere die neun</text:p>
      <text:p text:style-name="P15">'Z-Werte in der Variabeln Sum. Dividieren der Summe durch den z-Wert ergibt die Anzahl zi in</text:p>
      <text:p text:style-name="P15">'der Spalte x. Speichern des Wertes der Variabeln Anz in der Matrix Feldtest(y,x) und rausschreiben</text:p>
      <text:p text:style-name="P15">'auf die rechte Seite des Tabellenblattes "Tabellen" in die entsprechende Matrize.</text:p>
      <text:p text:style-name="Standard"><text:s text:c="4"/><text:span text:style-name="T3">Dim Feldtest(9, 9) As Integer</text:span></text:p>
      <text:p text:style-name="P3"><text:s text:c="4"/>For Y = 1 To 9</text:p>
      <text:p text:style-name="P3"><text:s text:c="8"/>For X = 3 To 11</text:p>
      <text:p text:style-name="P3"><text:s text:c="12"/>Anz = 0</text:p>
      <text:p text:style-name="P3"><text:s text:c="12"/>Sum = 0</text:p>
      <text:p text:style-name="P3"><text:s text:c="12"/>For z = 11 To 19</text:p>
      <text:p text:style-name="Standard"><text:span text:style-name="T3"><text:s text:c="16"/></text:span><text:span text:style-name="T1">Wert = Worksheets("Tabellen").Cells(z + 10 * (Y - 1), X)</text:span></text:p>
      <text:p text:style-name="Standard"><text:span text:style-name="T1"><text:s text:c="16"/></text:span><text:span text:style-name="T3">If Wert &gt; 0 Then</text:span></text:p>
      <text:p text:style-name="P3"><text:s text:c="20"/>Sum = Sum + 1</text:p>
      <text:p text:style-name="P3"><text:s text:c="16"/>End If</text:p>
      <text:p text:style-name="P3"><text:s text:c="12"/>Next z</text:p>
      <text:p text:style-name="Standard"><text:span text:style-name="T3"><text:s text:c="12"/></text:span><text:span text:style-name="T1">Anz = Sum</text:span></text:p>
      <text:p text:style-name="P1"><text:s text:c="12"/>Feldtest(Y - 1, X - 3) = Anz</text:p>
      <text:p text:style-name="Standard"><text:span text:style-name="T1"><text:s text:c="8"/></text:span><text:span text:style-name="T3">Next X</text:span></text:p>
      <text:p text:style-name="P3"><text:s text:c="4"/>Next Y</text:p>
      <text:p text:style-name="P3"><text:s text:c="4"/>Worksheets("Tabellen").Range("N41:V49") = Feldtest</text:p>
      <text:h text:style-name="P4" text:outline-level="1">End Function</text:h>
      <text:p text:style-name="P1"/>
      <text:p text:style-name="P1"/>
      <text:h text:style-name="P23" text:outline-level="1">Private Sub CommandButton4_Click()</text:h>
      <text:h text:style-name="Heading_20_2" text:outline-level="2">'UserForm1&gt;Step by Step&gt;Lösungswert und Index bestimmen</text:h>
      <text:h text:style-name="Heading_20_2" text:outline-level="2">'Algorithmus: Tabellenblatt "Tabellen" selektieren und die Funktion</text:h>
      <text:h text:style-name="Heading_20_2" text:outline-level="2">'LoesungswertUndIndexBestimmen(1) aufrufen</text:h>
      <text:p text:style-name="Standard"><text:s text:c="4"/>Sheets("Tabellen").Select</text:p>
      <text:p text:style-name="Standard"><text:s text:c="4"/>Sheets("Tabellen").Select</text:p>
      <text:p text:style-name="Standard"><text:s text:c="4"/><text:span text:style-name="T3">ActiveWindow.ScrollRow = 1</text:span></text:p>
      <text:p text:style-name="P3"><text:s text:c="4"/>UserForm1.Left = 5</text:p>
      <text:p text:style-name="P3"><text:s text:c="4"/>UserForm1.Top = 1</text:p>
      <text:p text:style-name="P3"><text:s text:c="4"/></text:p>
      <text:p text:style-name="P3"><text:s text:c="4"/>ActiveWindow.ScrollRow = 52</text:p>
      <text:p text:style-name="P3"/>
      <text:p text:style-name="P3"><text:s/>Call LoesungswertUndIndexBestimmen(1)</text:p>
      <text:h text:style-name="Heading_20_1" text:outline-level="1"><text:span text:style-name="T3"><text:s/></text:span><text:span text:style-name="T1">End Sub</text:span></text:h>
      <text:p text:style-name="P1"><text:s/></text:p>
      <text:h text:style-name="Heading_20_1" text:outline-level="1"><text:span text:style-name="T1"><text:s/></text:span>Function LoesungswertUndIndexBestimmen(Farbe)</text:h>
      <text:h text:style-name="Heading_20_2" text:outline-level="2"><text:s/>'UserForm1&gt;Step by Step&gt;Lösungswert und Index bestimmen&gt;CommandButton4_Click()</text:h>
      <text:p text:style-name="Standard"><text:s text:c="4"/>Call SucheWerteAcht</text:p>
      <text:p text:style-name="Standard"><text:s text:c="4"/>Call BestimmeIndexInSpalten(Farbe)</text:p>
      <text:p text:style-name="Standard"><text:s text:c="4"/>Call BestimmeIndexInZeilen(Farbe)</text:p>
      <text:p text:style-name="Standard"><text:s text:c="4"/>Call BestimmeIndexInBloecken(Farbe)</text:p>
      <text:p text:style-name="Standard"><text:s text:c="4"/>Call BestimmeIndexInFeldern(Farbe)</text:p>
      <text:p text:style-name="Standard"><text:soft-page-break/><text:s text:c="4"/>'weitere Auswertungslogik hier einbauen</text:p>
      <text:p text:style-name="Standard"><text:s text:c="4"/><text:span text:style-name="T3">'======================================</text:span></text:p>
      <text:h text:style-name="P4" text:outline-level="1"><text:s/>End Function</text:h>
      <text:p text:style-name="P3"><text:s/></text:p>
      <text:h text:style-name="P4" text:outline-level="1"><text:s/>Function SucheWerteAcht()</text:h>
      <text:h text:style-name="Heading_20_2" text:outline-level="2">'UserForm1&gt;Step by Step&gt;Lösungswert und Index bestimmen&gt;CommandButton4_Click()</text:h>
      <text:h text:style-name="Heading_20_2" text:outline-level="2">'&gt;LoesungswertUndIndexBestimmen(Farbe)</text:h>
      <text:h text:style-name="Heading_20_2" text:outline-level="2">'Algorithmus:Scannt die Matrizen Zeilen, Spalten, Blöcke auf der rechten Seite im Tabellenblatt</text:h>
      <text:h text:style-name="Heading_20_2" text:outline-level="2">'"Tabellen" von links nach rechts und Zeile für Zeile durch. Jede Matrize hat 81 Felder und</text:h>
      <text:h text:style-name="Heading_20_2" text:outline-level="2">'Cnt1 nimmt Werte von 1 bis 81 an falls an entsprechender Stelle ein Wert c.Value von 8 steht.</text:h>
      <text:h text:style-name="Heading_20_2" text:outline-level="2">'Der Wert von Cnt1 wird in eine Matrize rechts unten im Tabellenblatt "Tabellen" rausgeschrieben.</text:h>
      <text:p text:style-name="Standard"><text:s text:c="8"/><text:span text:style-name="T3">Dim c As Variant</text:span></text:p>
      <text:p text:style-name="P3"><text:s text:c="8"/>Dim Cnt1, Cnt2 As Integer</text:p>
      <text:p text:style-name="P3"><text:s text:c="8"/></text:p>
      <text:p text:style-name="P3"><text:s text:c="8"/>Cnt1 = 1</text:p>
      <text:p text:style-name="P3"><text:s text:c="8"/>Cnt2 = 1</text:p>
      <text:p text:style-name="P3"><text:s text:c="8"/>For Each c In Worksheets("Tabellen").Range("N11:V19")</text:p>
      <text:p text:style-name="P3"><text:s text:c="12"/>If c.Value = 8 Then</text:p>
      <text:p text:style-name="P3"><text:s text:c="16"/>Worksheets("Tabellen").Cells(68, 13 + Cnt2) = Cnt1</text:p>
      <text:p text:style-name="P3"><text:s text:c="16"/>Cnt2 = Cnt2 + 1</text:p>
      <text:p text:style-name="P3"><text:s text:c="12"/>End If</text:p>
      <text:p text:style-name="P3"><text:s text:c="12"/>Cnt1 = Cnt1 + 1</text:p>
      <text:p text:style-name="P3"><text:s text:c="8"/>Next c</text:p>
      <text:p text:style-name="P3"><text:s text:c="8"/></text:p>
      <text:p text:style-name="P3"><text:s text:c="8"/>Cnt1 = 1</text:p>
      <text:p text:style-name="P3"><text:s text:c="8"/>Cnt2 = 1</text:p>
      <text:p text:style-name="P3"><text:s text:c="8"/>For Each c In Worksheets("Tabellen").Range("N21:V29")</text:p>
      <text:p text:style-name="P3"><text:s text:c="12"/>If c.Value = 8 Then</text:p>
      <text:p text:style-name="P3"><text:s text:c="16"/>Worksheets("Tabellen").Cells(69, 13 + Cnt2) = Cnt1</text:p>
      <text:p text:style-name="P3"><text:s text:c="16"/>Cnt2 = Cnt2 + 1</text:p>
      <text:p text:style-name="P3"><text:s text:c="12"/>End If</text:p>
      <text:p text:style-name="P3"><text:s text:c="12"/>Cnt1 = Cnt1 + 1</text:p>
      <text:p text:style-name="P3"><text:s text:c="8"/>Next c</text:p>
      <text:p text:style-name="P3"><text:s text:c="8"/></text:p>
      <text:p text:style-name="P3"><text:s text:c="8"/>Cnt1 = 1</text:p>
      <text:p text:style-name="P3"><text:s text:c="8"/>Cnt2 = 1</text:p>
      <text:p text:style-name="P3"><text:s text:c="8"/>For Each c In Worksheets("Tabellen").Range("N31:V39")</text:p>
      <text:p text:style-name="P3"><text:s text:c="12"/>If c.Value = 8 Then</text:p>
      <text:p text:style-name="P3"><text:s text:c="16"/>Worksheets("Tabellen").Cells(70, 13 + Cnt2) = Cnt1</text:p>
      <text:p text:style-name="P3"><text:s text:c="16"/>Cnt2 = Cnt2 + 1</text:p>
      <text:p text:style-name="P3"><text:s text:c="12"/>End If</text:p>
      <text:p text:style-name="P3"><text:s text:c="12"/>Cnt1 = Cnt1 + 1</text:p>
      <text:p text:style-name="P3"><text:s text:c="8"/>Next c</text:p>
      <text:h text:style-name="P4" text:outline-level="1">End Function</text:h>
      <text:p text:style-name="P3"><text:s text:c="8"/></text:p>
      <text:h text:style-name="P4" text:outline-level="1"><text:soft-page-break/>Function BestimmeIndexInSpalten(Farbe)</text:h>
      <text:h text:style-name="P26" text:outline-level="2">'UserForm1&gt;Step by Step&gt;Lösungswert und Index bestimmen&gt;CommandButton4_Click()</text:h>
      <text:h text:style-name="P26" text:outline-level="2">'&gt;LoesungswertUndIndexBestimmen(Farbe)</text:h>
      <text:h text:style-name="Heading_20_2" text:outline-level="2">'Algorithmus:Liest die Indexe der Testmatrizen im Tabellenblatt "Tabellen" ein und bestimmt den</text:h>
      <text:h text:style-name="Heading_20_2" text:outline-level="2">'ersten (y,x) Index mit Mod9 welche den Wert Cnt1 durch 9 teilt, den Rest (das gewünschte Resultat</text:h>
      <text:h text:style-name="Heading_20_2" text:outline-level="2">'ausser für ein Cnt der neuner Reihe, das gibt Idx=0 und wird durch die If Anweisung erkannt und</text:h>
      <text:h text:style-name="Heading_20_2" text:outline-level="2">'korrigiert)in Idx spreichert und in eine Matrize weiter unten im Tabellenblatt speichert.</text:h>
      <text:h text:style-name="Heading_20_2" text:outline-level="2">'Die Backslash Funktion bestimmt den Ganzzahligen Teiler und vernachlässigt den Restbetrag. Damit</text:h>
      <text:h text:style-name="Heading_20_2" text:outline-level="2">'wird der z Wert bestimmt da sich die zi Werte in der Zeile i der Matrix befinden. Dieser Wert wird</text:h>
      <text:h text:style-name="Heading_20_2" text:outline-level="2">'weiter unten ins Tabellenblatt geschrieben. Mit der Laufvariabeln i wird in der linken Seite des</text:h>
      <text:h text:style-name="Heading_20_2" text:outline-level="2">'Tabellenblattes der einzig verbleibende Ort (x,y) gesucht, deren z Wert nicht den Wert wrt besitzt</text:h>
      <text:h text:style-name="Heading_20_2" text:outline-level="2">'und somit die gesuchten Koordinaten (y,x) besitzt. Der bestimmte Wert für y wird weiter unten ins</text:h>
      <text:h text:style-name="Heading_20_2" text:outline-level="2">'Tabellenblatt geschrieben. Der Wert wird im Tabellenblatt "Spielfelder" an die richtige Koordinate</text:h>
      <text:h text:style-name="Heading_20_2" text:outline-level="2">'(y,x) geschrieben.</text:h>
      <text:p text:style-name="Standard"/>
      <text:p text:style-name="Standard"><text:s text:c="8"/>Dim Idx, Tmp, Wrt As Integer</text:p>
      <text:p text:style-name="Standard"><text:s text:c="8"/><text:span text:style-name="T3">Cnt2 = 1</text:span></text:p>
      <text:p text:style-name="P3"><text:s text:c="8"/>Cnt1 = Worksheets("Tabellen").Cells(68, 13 + Cnt2)</text:p>
      <text:p text:style-name="P3"><text:s text:c="8"/>While Cnt1 &gt; 0</text:p>
      <text:p text:style-name="P3"><text:s text:c="12"/>Idx = Cnt1 Mod 9</text:p>
      <text:p text:style-name="P3"><text:s text:c="12"/>Worksheets("Tabellen").Cells(74, 13 + Cnt2) = Idx</text:p>
      <text:p text:style-name="P3"><text:s text:c="12"/>Wrt = (Cnt1 \ 9) + 1</text:p>
      <text:p text:style-name="P3"><text:s text:c="12"/>If Idx = 0 Then</text:p>
      <text:p text:style-name="P3"><text:s text:c="16"/>Idx = 9</text:p>
      <text:p text:style-name="P3"><text:s text:c="16"/>Worksheets("Tabellen").Cells(74, 13 + Cnt2) = Idx</text:p>
      <text:p text:style-name="P3"><text:s text:c="16"/>Wrt = Wrt - 1</text:p>
      <text:p text:style-name="P3"><text:s text:c="12"/>End If</text:p>
      <text:p text:style-name="P3"><text:s text:c="12"/>Worksheets("Tabellen").Cells(81, 13 + Cnt2) = Wrt</text:p>
      <text:p text:style-name="P3"><text:s text:c="12"/>For i = 1 To 9</text:p>
      <text:p text:style-name="P3"><text:s text:c="16"/>Tmp = Worksheets("Tabellen").Cells(10 * i + Wrt, 2 + Idx)</text:p>
      <text:p text:style-name="P3"><text:s text:c="16"/>If Tmp = Wrt Then</text:p>
      <text:p text:style-name="P3"><text:s text:c="16"/>Else</text:p>
      <text:p text:style-name="P3"><text:s text:c="20"/>Worksheets("Tabellen").Cells(88, 13 + Cnt2) = i</text:p>
      <text:p text:style-name="P3"><text:s text:c="20"/>Worksheets("Spielfelder").Cells(10 + i, 1 + Idx) = Wrt</text:p>
      <text:p text:style-name="P3"><text:s text:c="20"/>If Farbe = 1 Then</text:p>
      <text:p text:style-name="P3"><text:s text:c="24"/>Worksheets("Spielfelder").Cells(10 + i, 1 + Idx).Font.Color = RGB(0, 0, 255)</text:p>
      <text:p text:style-name="P3"><text:s text:c="20"/>ElseIf Farbe = 2 Then</text:p>
      <text:p text:style-name="P3"><text:s text:c="24"/>Worksheets("Spielfelder").Cells(10 + i, 1 + Idx).Font.Color = RGB(255, 0, 0)</text:p>
      <text:p text:style-name="P3"><text:s text:c="20"/>Else</text:p>
      <text:p text:style-name="P3"><text:s text:c="24"/>Worksheets("Spielfelder").Cells(10 + i, 1 + Idx).Font.Color = RGB(255, 0, 255)</text:p>
      <text:p text:style-name="P3"><text:s text:c="20"/>End If</text:p>
      <text:p text:style-name="P3"><text:s text:c="16"/>End If</text:p>
      <text:p text:style-name="P3"><text:s text:c="12"/>Next i</text:p>
      <text:p text:style-name="P3"><text:soft-page-break/><text:s text:c="12"/>Cnt2 = Cnt2 + 1</text:p>
      <text:p text:style-name="P3"><text:s text:c="12"/>Cnt1 = Worksheets("Tabellen").Cells(68, 13 + Cnt2)</text:p>
      <text:p text:style-name="Standard"><text:span text:style-name="T3"><text:s text:c="8"/></text:span>Wend</text:p>
      <text:h text:style-name="Heading_20_1" text:outline-level="1">End Function</text:h>
      <text:p text:style-name="Standard"><text:s text:c="8"/></text:p>
      <text:h text:style-name="Heading_20_1" text:outline-level="1">Function BestimmeIndexInZeilen(Farbe)</text:h>
      <text:h text:style-name="Heading_20_2" text:outline-level="2">'UserForm1&gt;Step by Step&gt;Lösungswert und Index bestimmen&gt;CommandButton4_Click()</text:h>
      <text:h text:style-name="Heading_20_2" text:outline-level="2">'&gt;LoesungswertUndIndexBestimmen(Farbe)</text:h>
      <text:h text:style-name="Heading_20_2" text:outline-level="2">'Algorithmus:Liest die Indexe der Testmatrizen im Tabellenblatt "Tabellen" ein und bestimmt den</text:h>
      <text:h text:style-name="Heading_20_2" text:outline-level="2">'ersten (y,x) Index mit Mod9 welche den Wert Cnt1 durch 9 teilt, den Rest (das gewünschte Resultat</text:h>
      <text:h text:style-name="Heading_20_2" text:outline-level="2">'ausser für ein Cnt der neuner Reihe, das gibt Idx=0 und wird durch die If Anweisung erkannt und</text:h>
      <text:h text:style-name="Heading_20_2" text:outline-level="2">'korrigiert)in Idx spreichert und in eine Matrize weiter unten im Tabellenblatt speichert.</text:h>
      <text:h text:style-name="Heading_20_2" text:outline-level="2">'Die Backslash Funktion bestimmt den ganzzahligen Teiler und vernachlässigt den Restbetrag. Damit</text:h>
      <text:h text:style-name="Heading_20_2" text:outline-level="2">'wird der z Wert bestimmt da sich die zi Werte in der Zeile i der Matrix befinden. Dieser Wert wird</text:h>
      <text:h text:style-name="Heading_20_2" text:outline-level="2">'weiter unten ins Tabellenblatt geschrieben. Mit der Laufvariabeln i wird in der linken Seite des</text:h>
      <text:h text:style-name="Heading_20_2" text:outline-level="2">'Tabellenblattes der einzig verbleibende Ort (y,x) gesucht, deren z Wert nicht den Wert wrt besitzt</text:h>
      <text:h text:style-name="Heading_20_2" text:outline-level="2">'und somit die gesuchten Koordinaten (y,x) besitzt. Der bestimmte Wert für x wird weiter unten ins</text:h>
      <text:h text:style-name="Heading_20_2" text:outline-level="2">'Tabellenblatt geschrieben. Der Wert wird im Tabellenblatt "Spielfelder" an die richtige Koordinate</text:h>
      <text:h text:style-name="Heading_20_2" text:outline-level="2">'(y,x) geschrieben.</text:h>
      <text:p text:style-name="Standard"><text:s text:c="8"/>Cnt2 = 1</text:p>
      <text:p text:style-name="Standard"><text:s text:c="8"/><text:span text:style-name="T3">Cnt1 = Worksheets("Tabellen").Cells(69, 13 + Cnt2)</text:span></text:p>
      <text:p text:style-name="P3"><text:s text:c="8"/>While Cnt1 &gt; 0</text:p>
      <text:p text:style-name="P3"><text:s text:c="12"/>Idx = Cnt1 Mod 9</text:p>
      <text:p text:style-name="P3"><text:s text:c="12"/>Worksheets("Tabellen").Cells(75, 13 + Cnt2) = Idx</text:p>
      <text:p text:style-name="P3"><text:s text:c="12"/>Wrt = (Cnt1 \ 9) + 1</text:p>
      <text:p text:style-name="P3"><text:s text:c="12"/>If Idx = 0 Then</text:p>
      <text:p text:style-name="P3"><text:s text:c="16"/>Idx = 9</text:p>
      <text:p text:style-name="P3"><text:s text:c="16"/>Worksheets("Tabellen").Cells(75, 13 + Cnt2) = Idx</text:p>
      <text:p text:style-name="P3"><text:s text:c="16"/>Wrt = Wrt - 1</text:p>
      <text:p text:style-name="P3"><text:s text:c="12"/>End If</text:p>
      <text:p text:style-name="P3"><text:s text:c="12"/>Worksheets("Tabellen").Cells(82, 13 + Cnt2) = Wrt</text:p>
      <text:p text:style-name="P3"><text:s text:c="12"/>For i = 1 To 9</text:p>
      <text:p text:style-name="P3"><text:s text:c="16"/>Tmp = Worksheets("Tabellen").Cells(10 * Idx + Wrt, 2 + i)</text:p>
      <text:p text:style-name="P3"><text:s text:c="16"/>If Tmp = Wrt Then</text:p>
      <text:p text:style-name="P3"><text:s text:c="16"/>Else</text:p>
      <text:p text:style-name="P3"><text:s text:c="20"/>Worksheets("Tabellen").Cells(89, 13 + Cnt2) = i</text:p>
      <text:p text:style-name="P3"><text:s text:c="20"/>Worksheets("Spielfelder").Cells(10 + Idx, 1 + i) = Wrt</text:p>
      <text:p text:style-name="P3"><text:s text:c="20"/>If Farbe = 1 Then</text:p>
      <text:p text:style-name="P3"><text:s text:c="24"/>Worksheets("Spielfelder").Cells(10 + Idx, 1 + i).Font.Color = RGB(0, 0, 254)</text:p>
      <text:p text:style-name="P3"><text:s text:c="20"/>ElseIf Farbe = 2 Then</text:p>
      <text:p text:style-name="P3"><text:s text:c="24"/>Worksheets("Spielfelder").Cells(10 + Idx, 1 + i).Font.Color = RGB(254, 0, 0)</text:p>
      <text:p text:style-name="P3"><text:s text:c="20"/>Else</text:p>
      <text:p text:style-name="P3"><text:s text:c="24"/>Worksheets("Spielfelder").Cells(10 + Idx, 1 + i).Font.Color = RGB(254, 0, 254)</text:p>
      <text:p text:style-name="P3"><text:soft-page-break/><text:s text:c="20"/>End If</text:p>
      <text:p text:style-name="P3"><text:s text:c="16"/></text:p>
      <text:p text:style-name="P3"><text:s text:c="16"/></text:p>
      <text:p text:style-name="P3"><text:s text:c="16"/>End If</text:p>
      <text:p text:style-name="P3"><text:s text:c="12"/>Next i</text:p>
      <text:p text:style-name="P3"><text:s text:c="12"/>Cnt2 = Cnt2 + 1</text:p>
      <text:p text:style-name="P3"><text:s text:c="12"/>Cnt1 = Worksheets("Tabellen").Cells(69, 13 + Cnt2)</text:p>
      <text:p text:style-name="Standard"><text:span text:style-name="T3"><text:s text:c="8"/></text:span>Wend</text:p>
      <text:h text:style-name="Heading_20_1" text:outline-level="1">End Function</text:h>
      <text:p text:style-name="Standard"><text:s text:c="8"/></text:p>
      <text:h text:style-name="Heading_20_1" text:outline-level="1">Function BestimmeIndexInBloecken(Farbe)</text:h>
      <text:h text:style-name="Heading_20_2" text:outline-level="2">'UserForm1&gt;Step by Step&gt;Lösungswert und Index bestimmen&gt;CommandButton4_Click()</text:h>
      <text:h text:style-name="Heading_20_2" text:outline-level="2">'&gt;LoesungswertUndIndexBestimmen(Farbe)</text:h>
      <text:h text:style-name="Heading_20_2" text:outline-level="2">'Algorithmus:Liest die Indexe der Testmatrizen im Tabellenblatt "Tabellen" ein und bestimmt den</text:h>
      <text:h text:style-name="Heading_20_2" text:outline-level="2">'ersten (y,x) Index mit Mod9 welche den Wert Cnt1 durch 9 teilt, den Rest (das gewünschte Resultat</text:h>
      <text:h text:style-name="Heading_20_2" text:outline-level="2">'ausser für ein Cnt der neuner Reihe, das gibt Idx=0 und wird durch die If Anweisung erkannt und</text:h>
      <text:h text:style-name="Heading_20_2" text:outline-level="2">'korrigiert)in Idx spreichert und in eine Matrize weiter unten im Tabellenblatt speichert.</text:h>
      <text:h text:style-name="Heading_20_2" text:outline-level="2">'Die Backslash Funktion bestimmt den ganzzahligen Teiler und vernachlässigt den Restbetrag. Damit</text:h>
      <text:h text:style-name="Heading_20_2" text:outline-level="2">'wird der z Wert bestimmt da sich die zi Werte in der Zeile i der Matrix befinden. Dieser Wert wird</text:h>
      <text:h text:style-name="Heading_20_2" text:outline-level="2">'weiter unten ins Tabellenblatt geschrieben. Dann werden auf der linken Seite des Tabellenblattes alle</text:h>
      <text:h text:style-name="Heading_20_2" text:outline-level="2">'(y,x) Koordinaten des bestimmten Blockes mit dem bestimmten Wert z gescannt. Der einzig verbleibende</text:h>
      <text:h text:style-name="Heading_20_2" text:outline-level="2">'Ort (y,x), deren z Wert nicht den Wert wrt besitzt ist der Ort, der die gesuchten Koordinaten (y,x)</text:h>
      <text:h text:style-name="Heading_20_2" text:outline-level="2">'besitzt. Die bestimmten Werte x und y werden weiter unten ins Tabellenblatt geschrieben. Der Wert</text:h>
      <text:h text:style-name="Heading_20_2" text:outline-level="2">'wird im Tabellenblatt "Spielfelder" an die richtige Koordinate (y,x) geschrieben.</text:h>
      <text:p text:style-name="Standard"><text:s text:c="8"/><text:span text:style-name="T3">Cnt2 = 1</text:span></text:p>
      <text:p text:style-name="P3"><text:s text:c="8"/>Cnt1 = Worksheets("Tabellen").Cells(70, 13 + Cnt2)</text:p>
      <text:p text:style-name="P3"><text:s text:c="8"/>While Cnt1 &gt; 0</text:p>
      <text:p text:style-name="P3"><text:s text:c="12"/>Idx = Cnt1 Mod 9</text:p>
      <text:p text:style-name="P3"><text:s text:c="12"/>Worksheets("Tabellen").Cells(76, 13 + Cnt2) = Idx</text:p>
      <text:p text:style-name="P3"><text:s text:c="12"/>Wrt = (Cnt1 \ 9) + 1</text:p>
      <text:p text:style-name="P3"><text:s text:c="12"/>If Idx = 0 Then</text:p>
      <text:p text:style-name="P3"><text:s text:c="16"/>Idx = 9</text:p>
      <text:p text:style-name="P3"><text:s text:c="16"/>Worksheets("Tabellen").Cells(76, 13 + Cnt2) = Idx</text:p>
      <text:p text:style-name="P3"><text:s text:c="16"/>Wrt = Wrt - 1</text:p>
      <text:p text:style-name="P3"><text:s text:c="12"/>End If</text:p>
      <text:p text:style-name="P3"><text:s text:c="12"/>Worksheets("Tabellen").Cells(83, 13 + Cnt2) = Wrt</text:p>
      <text:p text:style-name="P3"><text:s text:c="8"/></text:p>
      <text:p text:style-name="P3"><text:s text:c="12"/>Count = Idx</text:p>
      <text:p text:style-name="P3"><text:s text:c="12"/>If Count = 1 Then</text:p>
      <text:p text:style-name="P3"><text:s text:c="16"/>a3 = 11</text:p>
      <text:p text:style-name="P3"><text:s text:c="16"/>b3 = 2</text:p>
      <text:p text:style-name="P3"><text:s text:c="12"/>ElseIf Count = 2 Then</text:p>
      <text:p text:style-name="P3"><text:s text:c="16"/>a3 = 11</text:p>
      <text:p text:style-name="P3"><text:soft-page-break/><text:s text:c="16"/>b3 = 5</text:p>
      <text:p text:style-name="P3"><text:s text:c="12"/>ElseIf Count = 3 Then</text:p>
      <text:p text:style-name="P3"><text:s text:c="16"/>a3 = 11</text:p>
      <text:p text:style-name="P3"><text:s text:c="16"/>b3 = 8</text:p>
      <text:p text:style-name="P3"><text:s text:c="12"/>ElseIf Count = 4 Then</text:p>
      <text:p text:style-name="P3"><text:s text:c="16"/>a3 = 14</text:p>
      <text:p text:style-name="P3"><text:s text:c="16"/>b3 = 2</text:p>
      <text:p text:style-name="P3"><text:s text:c="12"/>ElseIf Count = 5 Then</text:p>
      <text:p text:style-name="P3"><text:s text:c="16"/>a3 = 14</text:p>
      <text:p text:style-name="P3"><text:s text:c="16"/>b3 = 5</text:p>
      <text:p text:style-name="P3"><text:s text:c="12"/>ElseIf Count = 6 Then</text:p>
      <text:p text:style-name="P3"><text:s text:c="16"/>a3 = 14</text:p>
      <text:p text:style-name="P3"><text:s text:c="16"/>b3 = 8</text:p>
      <text:p text:style-name="P3"><text:s text:c="12"/>ElseIf Count = 7 Then</text:p>
      <text:p text:style-name="P3"><text:s text:c="16"/>a3 = 17</text:p>
      <text:p text:style-name="P3"><text:s text:c="16"/>b3 = 2</text:p>
      <text:p text:style-name="P3"><text:s text:c="12"/>ElseIf Count = 8 Then</text:p>
      <text:p text:style-name="P3"><text:s text:c="16"/>a3 = 17</text:p>
      <text:p text:style-name="P3"><text:s text:c="16"/>b3 = 5</text:p>
      <text:p text:style-name="P3"><text:s text:c="12"/>Else</text:p>
      <text:p text:style-name="P3"><text:s text:c="16"/>a3 = 17</text:p>
      <text:p text:style-name="P3"><text:s text:c="16"/>b3 = 8</text:p>
      <text:p text:style-name="P3"><text:s text:c="12"/>End If</text:p>
      <text:p text:style-name="P3"><text:s text:c="3"/></text:p>
      <text:p text:style-name="P3"><text:s text:c="12"/>cnt4 = 1</text:p>
      <text:p text:style-name="P3"><text:s text:c="12"/>While cnt4 &lt; 4</text:p>
      <text:p text:style-name="P3"><text:s text:c="16"/>cnt5 = 1</text:p>
      <text:p text:style-name="P3"><text:s text:c="16"/>While cnt5 &lt; 4</text:p>
      <text:p text:style-name="P3"><text:s text:c="20"/>Tmp = Worksheets("Tabellen").Cells((a3 - 10 + cnt4 - 1) * 10 + Wrt, b3 + cnt5)</text:p>
      <text:p text:style-name="P3"><text:s text:c="20"/>If Tmp = Wrt Then</text:p>
      <text:p text:style-name="Standard"><text:span text:style-name="T3"><text:s text:c="20"/></text:span><text:span text:style-name="T1">Else</text:span></text:p>
      <text:p text:style-name="P1"><text:s text:c="24"/>Dim X, Y</text:p>
      <text:p text:style-name="Standard"><text:span text:style-name="T1"><text:s text:c="24"/></text:span><text:span text:style-name="T4">X = b3 - 2 + cnt5</text:span></text:p>
      <text:p text:style-name="P21"><text:s text:c="24"/>Y = a3 - 10 + cnt4 - 1</text:p>
      <text:p text:style-name="Standard"><text:span text:style-name="T4"><text:s text:c="24"/></text:span><text:span text:style-name="T3">Worksheets("Tabellen").Cells(90, 13 + Cnt2) = X</text:span></text:p>
      <text:p text:style-name="P3"><text:s text:c="24"/>Worksheets("Tabellen").Cells(91, 13 + Cnt2) = Y</text:p>
      <text:p text:style-name="P3"><text:s text:c="24"/>Worksheets("Spielfelder").Cells(10 + Y, 1 + X) = Wrt</text:p>
      <text:p text:style-name="P3"><text:s text:c="24"/></text:p>
      <text:p text:style-name="P3"><text:s text:c="24"/>If Farbe = 1 Then</text:p>
      <text:p text:style-name="P3"><text:s text:c="28"/>Worksheets("Spielfelder").Cells(10 + Y, 1 + X).Font.Color = RGB(0, 0, 253)</text:p>
      <text:p text:style-name="P3"><text:s text:c="24"/>ElseIf Farbe = 2 Then</text:p>
      <text:p text:style-name="P3"><text:s text:c="28"/>Worksheets("Spielfelder").Cells(10 + Y, 1 + X).Font.Color = RGB(253, 0, 0)</text:p>
      <text:p text:style-name="P3"><text:s text:c="24"/>Else</text:p>
      <text:p text:style-name="P3"><text:s text:c="28"/>Worksheets("Spielfelder").Cells(10 + Y, 1 + X).Font.Color = RGB(253, 0, 253)</text:p>
      <text:p text:style-name="P3"><text:s text:c="24"/>End If</text:p>
      <text:p text:style-name="P3"><text:s text:c="20"/></text:p>
      <text:p text:style-name="P3"><text:s text:c="20"/>End If</text:p>
      <text:p text:style-name="P3"><text:s text:c="20"/>cnt5 = cnt5 + 1</text:p>
      <text:p text:style-name="P3"><text:s text:c="16"/>Wend</text:p>
      <text:p text:style-name="P3"><text:s text:c="16"/>cnt4 = cnt4 + 1</text:p>
      <text:p text:style-name="P3"><text:s text:c="12"/>Wend</text:p>
      <text:p text:style-name="P3"><text:s text:c="12"/>Cnt2 = Cnt2 + 1</text:p>
      <text:p text:style-name="P3"><text:s text:c="12"/>Cnt1 = Worksheets("Tabellen").Cells(70, 13 + Cnt2)</text:p>
      <text:p text:style-name="Standard"><text:soft-page-break/><text:span text:style-name="T3"><text:s text:c="8"/></text:span>Wend</text:p>
      <text:h text:style-name="Heading_20_1" text:outline-level="1">End Function</text:h>
      <text:p text:style-name="Standard"><text:s text:c="4"/></text:p>
      <text:p text:style-name="Standard"><text:s text:c="4"/></text:p>
      <text:h text:style-name="Heading_20_1" text:outline-level="1">Function BestimmeIndexInFeldern(Farbe)</text:h>
      <text:h text:style-name="Heading_20_2" text:outline-level="2">'UserForm1&gt;Step by Step&gt;Lösungswert und Index bestimmen&gt;CommandButton4_Click()</text:h>
      <text:h text:style-name="Heading_20_2" text:outline-level="2">'&gt;LoesungswertUndIndexBestimmen(Farbe)</text:h>
      <text:h text:style-name="Heading_20_2" text:outline-level="2">'Algorithmus:Liest die Indexe der Testmatrizen im Tabellenblatt "Tabellen" ein und bestimmt den</text:h>
      <text:h text:style-name="Heading_20_2" text:outline-level="2">'ersten (y,x) Index mit Mod9 welche den Wert Cnt1 durch 9 teilt, den Rest (das gewünschte Resultat</text:h>
      <text:h text:style-name="Heading_20_2" text:outline-level="2">'ausser für ein Cnt der neuner Reihe, das gibt Idx=0 und wird durch die If Anweisung erkannt und</text:h>
      <text:h text:style-name="Heading_20_2" text:outline-level="2">'korrigiert)in Idx spreichert und in eine Matrize weiter unten im Tabellenblatt speichert. Um den</text:h>
      <text:h text:style-name="Heading_20_2" text:outline-level="2">'zweiten Index zu bestimmen wird wie folgt vorgegangen: Da Cnt1 in der Zeile y die Werte w1...w9 wie</text:h>
      <text:h text:style-name="Heading_20_2" text:outline-level="2">'folgt annimmt (1-1..9;2-10..18;3-19..27;...;9-73..81) wird Cnt1 and die Funktion</text:h>
      <text:h text:style-name="Heading_20_2" text:outline-level="2">'Roundup(Cnt1*(1.1)/10) was folgendes bewirkt (1-0.11..0.99;2-1.1..1.98;3-2.09..2.97;...;9-8.03..8.91)</text:h>
      <text:h text:style-name="Heading_20_2" text:outline-level="2">'Somit ist der y Index Idx2 bestimmt. Mit der Laufvariabeln i wird in der linken Seite des Tabellenblattes</text:h>
      <text:h text:style-name="Heading_20_2" text:outline-level="2">'am Ort (y,x) in Richtung z gescannt und er einzige Wert für z ungleich Null gesucht. Der bestimmte Wert</text:h>
      <text:h text:style-name="Heading_20_2" text:outline-level="2">'für z wird weiter unten ins Tabellenblatt und ins Tabellenblatt "Spielfelder" an die richtige Koordinate</text:h>
      <text:h text:style-name="Heading_20_2" text:outline-level="2">'(y,x) geschrieben.</text:h>
      <text:p text:style-name="Standard"><text:s text:c="4"/>Cnt1 = 1</text:p>
      <text:p text:style-name="Standard"><text:s text:c="4"/><text:span text:style-name="T3">Cnt2 = 1</text:span></text:p>
      <text:p text:style-name="P3"><text:s text:c="4"/>Dim c, c1 As Variant</text:p>
      <text:p text:style-name="P3"><text:s text:c="4"/>Dim myRan, myRan1 As Variant</text:p>
      <text:p text:style-name="P3"><text:s text:c="4"/></text:p>
      <text:p text:style-name="P3"><text:s text:c="4"/>Dim Idx2, Cnt3 As Integer</text:p>
      <text:p text:style-name="P3"><text:s text:c="4"/>Cnt3 = 1.1</text:p>
      <text:p text:style-name="P3"><text:s text:c="4"/>For Each c In Worksheets("Tabellen").Range("N41:V49")</text:p>
      <text:p text:style-name="P3"><text:s text:c="8"/>If c.Value = 8 Then</text:p>
      <text:p text:style-name="Standard"><text:span text:style-name="T3"><text:s text:c="12"/></text:span><text:span text:style-name="T1">Idx = Cnt1 Mod 9</text:span></text:p>
      <text:p text:style-name="Standard"><text:span text:style-name="T1"><text:s text:c="12"/></text:span><text:span text:style-name="T3">Idx2 = Application.WorksheetFunction.RoundUp(Cnt3 / 10, 0)</text:span></text:p>
      <text:p text:style-name="P3"><text:s text:c="12"/>If Idx = 0 Then</text:p>
      <text:p text:style-name="P3"><text:s text:c="16"/>Idx = 9</text:p>
      <text:p text:style-name="P3"><text:s text:c="12"/>End If</text:p>
      <text:p text:style-name="P3"><text:s text:c="12"/>Cnt2 = 1</text:p>
      <text:p text:style-name="P3"/>
      <text:p text:style-name="P3"><text:s text:c="12"/>a1 = 11 + (Idx2 - 1) * 10</text:p>
      <text:p text:style-name="P3"><text:s text:c="12"/>b1 = 2 + Idx</text:p>
      <text:p text:style-name="P3"><text:s text:c="12"/>d1 = 19 + (Idx2 - 1) * 10</text:p>
      <text:p text:style-name="P3"><text:s text:c="12"/>For i = 0 To 8</text:p>
      <text:p text:style-name="P3"><text:s text:c="16"/>If Worksheets("Tabellen").Cells(a1 + i, b1).Value = 0 Then</text:p>
      <text:p text:style-name="P3"><text:s text:c="8"/></text:p>
      <text:p text:style-name="P3"><text:s text:c="20"/>Worksheets("Tabellen").Cells(54 + Idx2, 13 + Idx) = Cnt2</text:p>
      <text:p text:style-name="P3"><text:s text:c="20"/>Worksheets("Spielfelder").Cells(10 + Idx2, 1 + Idx) = Cnt2</text:p>
      <text:p text:style-name="P3"><text:s text:c="20"/>Worksheets("Spielfelder").Cells(10 + Idx2, 1 + Idx).Font.Color = RGB(0, 0, 252)</text:p>
      <text:p text:style-name="P3"><text:soft-page-break/><text:s text:c="16"/></text:p>
      <text:p text:style-name="P3"><text:s text:c="20"/>If Farbe = 1 Then</text:p>
      <text:p text:style-name="P3"><text:s text:c="24"/>Worksheets("Spielfelder").Cells(10 + Idx2, 1 + Idx).Font.Color = RGB(0, 0, 252)</text:p>
      <text:p text:style-name="P3"><text:s text:c="20"/>ElseIf Farbe = 2 Then</text:p>
      <text:p text:style-name="P3"><text:s text:c="24"/>Worksheets("Spielfelder").Cells(10 + Idx2, 1 + Idx).Font.Color = RGB(252, 0, 0)</text:p>
      <text:p text:style-name="P3"><text:s text:c="20"/>Else</text:p>
      <text:p text:style-name="P3"><text:s text:c="24"/>Worksheets("Spielfelder").Cells(10 + Idx2, 1 + Idx).Font.Color = RGB(252, 0, 252)</text:p>
      <text:p text:style-name="P3"><text:s text:c="20"/>End If</text:p>
      <text:p text:style-name="P3"><text:s text:c="16"/></text:p>
      <text:p text:style-name="P3"><text:s text:c="16"/>End If</text:p>
      <text:p text:style-name="P3"><text:s text:c="12"/>Cnt2 = Cnt2 + 1</text:p>
      <text:p text:style-name="P3"><text:s text:c="12"/>Next i</text:p>
      <text:p text:style-name="P3"><text:s text:c="8"/>End If</text:p>
      <text:p text:style-name="P3"><text:s text:c="8"/>Cnt1 = Cnt1 + 1</text:p>
      <text:p text:style-name="Standard"><text:span text:style-name="T3"><text:s text:c="8"/></text:span><text:span text:style-name="T1">Cnt3 = Cnt1 + Cnt1 * 0.1</text:span></text:p>
      <text:p text:style-name="P1"><text:s text:c="4"/>Next c</text:p>
      <text:p text:style-name="P1"><text:s text:c="4"/></text:p>
      <text:h text:style-name="P23" text:outline-level="1">End Function</text:h>
      <text:p text:style-name="P1"/>
      <text:p text:style-name="P1"/>
      <text:h text:style-name="P23" text:outline-level="1">Private Sub CommandButton9_Click()</text:h>
      <text:h text:style-name="Heading_20_2" text:outline-level="2">'UserForm1&gt;Step by Step&gt;Analysefelder sichern und Null setzen</text:h>
      <text:h text:style-name="Heading_20_2" text:outline-level="2">'Algorithmus:Offnet Dialogbox bezüglich Speicherung der Ergebnisse ins History. Click auf den Yes</text:h>
      <text:h text:style-name="Heading_20_2" text:outline-level="2">'Button für die Speicherung des Bereiches Worksheets("Tabellen").Range("M10:V99").Value an eine freie</text:h>
      <text:h text:style-name="Heading_20_2" text:outline-level="2">'Stelle im Tabellenblatt "History" (In die Zeilen 5 bis 33 und die Spalten 2+Temp*15 bis 11+Temp*15).</text:h>
      <text:h text:style-name="Heading_20_2" text:outline-level="2">'Um die Idee mit dem freien Bereich umzusetzen müsste Temp bestimmt oder übergeben werden. Im Moment</text:h>
      <text:h text:style-name="Heading_20_2" text:outline-level="2">'wird immer dieselbe Stelle überschrieben. Am Ende wird die Funktion NullSetzen() aufgerufen, welche</text:h>
      <text:h text:style-name="Heading_20_2" text:outline-level="2">'Alle Felder im Tabellenblatt "Tabelle" auf Null setzt.</text:h>
      <text:p text:style-name="Standard"/>
      <text:p text:style-name="Standard"><text:s text:c="4"/><text:span text:style-name="T3">Sheets("History").Select</text:span></text:p>
      <text:p text:style-name="P3"><text:s text:c="4"/>ActiveWindow.ScrollRow = 1</text:p>
      <text:p text:style-name="P3"><text:s text:c="8"/></text:p>
      <text:p text:style-name="P3"><text:s text:c="4"/>Static Count As Integer</text:p>
      <text:p text:style-name="P3"><text:s text:c="4"/>Count = Count + 1</text:p>
      <text:p text:style-name="Standard"><text:span text:style-name="T3"><text:s text:c="4"/></text:span>Dim Txt, Antwort</text:p>
      <text:p text:style-name="Standard"><text:s text:c="4"/></text:p>
      <text:p text:style-name="Standard"><text:s text:c="4"/>Txt = "Das war die Iteration Nr." &amp; Count &amp; _</text:p>
      <text:p text:style-name="Standard"><text:s text:c="5"/>" <text:s/>Fahren Sie bei 'Kandidaten bestimmen' fort" &amp; _</text:p>
      <text:p text:style-name="Standard"><text:s text:c="5"/>" <text:s/>Möchten Sie die berechneten Ergebnisse ins History speichern?"</text:p>
      <text:p text:style-name="Standard"><text:s text:c="4"/><text:span text:style-name="T1">Antwort = MsgBox(Txt, vbYesNo)</text:span></text:p>
      <text:p text:style-name="Standard"><text:span text:style-name="T1"><text:s text:c="4"/></text:span><text:span text:style-name="T3">If Antwort = vbYes Then</text:span></text:p>
      <text:p text:style-name="P3"><text:s text:c="8"/>Worksheets("History").Range(Worksheets("History").Cells(5, 2 + Temp * 15), _</text:p>
      <text:p text:style-name="P3"><text:s text:c="8"/>Worksheets("History").Cells(33, 11 + Temp * 15)) = _</text:p>
      <text:p text:style-name="P3"><text:s text:c="8"/>Worksheets("Tabellen").Range("M10:V99").Value</text:p>
      <text:p text:style-name="P3"><text:s text:c="4"/>End If</text:p>
      <text:p text:style-name="P3"><text:s text:c="7"/></text:p>
      <text:p text:style-name="P3"><text:s text:c="4"/>Sheets("Spielfelder").Select</text:p>
      <text:p text:style-name="P3"><text:soft-page-break/><text:s text:c="4"/>UserForm1.Left = 5</text:p>
      <text:p text:style-name="P3"><text:s text:c="4"/>UserForm1.Top = 1</text:p>
      <text:p text:style-name="P3"><text:s text:c="4"/></text:p>
      <text:p text:style-name="P3"><text:s text:c="4"/>ActiveWindow.ScrollRow = 1</text:p>
      <text:p text:style-name="P3"><text:s text:c="8"/></text:p>
      <text:p text:style-name="P3"><text:s text:c="4"/>Call NullSetzen</text:p>
      <text:p text:style-name="P3"><text:s text:c="3"/></text:p>
      <text:h text:style-name="Heading_20_1" text:outline-level="1">End Sub</text:h>
      <text:p text:style-name="Standard"/>
      <text:p text:style-name="Standard"/>
      <text:h text:style-name="Heading_20_1" text:outline-level="1">Function NullSetzen()</text:h>
      <text:h text:style-name="Heading_20_2" text:outline-level="2">'UserForm1&gt;Vorbereitung&gt;Alle Felder auf Null setzen&gt;CommandButton1_Click()</text:h>
      <text:p text:style-name="Standard"/>
      <text:p text:style-name="Standard"><text:s text:c="4"/><text:span text:style-name="T3">Worksheets("Tabellen").Range("C10:K99").Value = 0</text:span></text:p>
      <text:p text:style-name="P3"><text:s text:c="4"/>Worksheets("Tabellen").Range("N11:V19").Value = 0</text:p>
      <text:p text:style-name="P3"><text:s text:c="4"/>Worksheets("Tabellen").Range("N21:V29").Value = 0</text:p>
      <text:p text:style-name="P3"><text:s text:c="4"/>Worksheets("Tabellen").Range("N31:V39").Value = 0</text:p>
      <text:p text:style-name="P3"><text:s text:c="4"/>Worksheets("Tabellen").Range("N41:V49").Value = 0</text:p>
      <text:p text:style-name="P3"><text:s text:c="4"/>Worksheets("Tabellen").Range("N55:V63").Value = 0</text:p>
      <text:p text:style-name="P3"><text:s text:c="4"/>Worksheets("Tabellen").Range("N68:V70").Value = 0</text:p>
      <text:p text:style-name="P3"><text:s text:c="4"/>Worksheets("Tabellen").Range("N74:V76").Value = 0</text:p>
      <text:p text:style-name="P3"><text:s text:c="4"/>Worksheets("Tabellen").Range("N81:V83").Value = 0</text:p>
      <text:p text:style-name="P3"><text:s text:c="4"/>Worksheets("Tabellen").Range("N88:V91").Value = 0</text:p>
      <text:p text:style-name="P3"/>
      <text:h text:style-name="P23" text:outline-level="1">End Function</text:h>
      <text:p text:style-name="P1"/>
      <text:p text:style-name="P1"/>
      <text:h text:style-name="P4" text:outline-level="1">Private Sub CommandButton12_Click()</text:h>
      <text:h text:style-name="P27" text:outline-level="2">'UserForm1&gt;In one Step&gt;Start</text:h>
      <text:h text:style-name="Heading_20_2" text:outline-level="2">'Algorithmus: Fragt über eine InputBox nach der Anzahl Iterationen und führt die Funktionen</text:h>
      <text:h text:style-name="Heading_20_2" text:outline-level="2">'KandidatenBestimmen(), KandidatenAnalysieren(), LösungswertUndIndexBestimmen(1) iterationsweise</text:h>
      <text:h text:style-name="Heading_20_2" text:outline-level="2">'durch bis die eingebebene Anzahl Iterationen beendet ist oder vorher wenn die Funktion PruefeFortschritt()</text:h>
      <text:h text:style-name="Heading_20_2" text:outline-level="2">'einen Wert ungleich Null zurückgibt. Nach jeder Iteration wird der ein Bereich des Tabellenblattes</text:h>
      <text:h text:style-name="Heading_20_2" text:outline-level="2">'Tabellen in das Tabellenblatt "History" gespeichert und die Funktion NullSetzen() aufgerufen.</text:h>
      <text:p text:style-name="Standard"><text:s text:c="4"/>Dim Eingabe As Integer</text:p>
      <text:p text:style-name="Standard"/>
      <text:p text:style-name="Standard"><text:s text:c="4"/>Eingabe = Application.InputBox(prompt:="Anzahl Iterationen", Default:=15, Type:=1)</text:p>
      <text:p text:style-name="Standard"><text:s text:c="7"/></text:p>
      <text:p text:style-name="Standard"><text:s text:c="4"/><text:span text:style-name="T1">Dim Iteration As Integer</text:span></text:p>
      <text:p text:style-name="P1"><text:s text:c="4"/>Iteration = 0</text:p>
      <text:p text:style-name="Standard"><text:span text:style-name="T1"><text:s text:c="4"/></text:span>While Iteration &lt; Eingabe</text:p>
      <text:p text:style-name="Standard"/>
      <text:p text:style-name="Standard"/>
      <text:p text:style-name="Standard"><text:s text:c="8"/>Call KandidatenBestimmen</text:p>
      <text:p text:style-name="Standard"><text:s text:c="8"/>Call KandidatenAnalysieren</text:p>
      <text:p text:style-name="Standard"><text:s text:c="8"/><text:span text:style-name="T1">Call LoesungswertUndIndexBestimmen(1)</text:span></text:p>
      <text:p text:style-name="Standard"><text:span text:style-name="T1"><text:s text:c="8"/></text:span><text:span text:style-name="T3">Stopp = PruefeFortschritt</text:span></text:p>
      <text:p text:style-name="P3"><text:s text:c="8"/></text:p>
      <text:p text:style-name="P3"><text:soft-page-break/><text:s text:c="8"/>If Stopp = 0 Then</text:p>
      <text:p text:style-name="P3"><text:s text:c="4"/></text:p>
      <text:p text:style-name="P3"><text:s text:c="12"/>Count = Count + 1</text:p>
      <text:p text:style-name="P3"><text:s text:c="4"/></text:p>
      <text:p text:style-name="P3"><text:s text:c="12"/>Worksheets("History").Range(Worksheets("History").Cells(5, 2 + Temp * 15), _</text:p>
      <text:p text:style-name="P3"><text:s text:c="12"/>Worksheets("History").Cells(33, 11 + Temp * 15)) = _</text:p>
      <text:p text:style-name="P3"><text:s text:c="12"/>Worksheets("Tabellen").Range("M10:V99").Value</text:p>
      <text:p text:style-name="P3"><text:s text:c="6"/></text:p>
      <text:p text:style-name="Standard"><text:span text:style-name="T3"><text:s text:c="12"/></text:span>Call NullSetzen</text:p>
      <text:p text:style-name="Standard"><text:s text:c="4"/></text:p>
      <text:p text:style-name="Standard"><text:s text:c="12"/>Iteration = Iteration + 1</text:p>
      <text:p text:style-name="Standard"><text:s text:c="8"/>Else</text:p>
      <text:p text:style-name="Standard"><text:s text:c="12"/>Iteration = Eingabe</text:p>
      <text:p text:style-name="Standard"><text:s text:c="12"/><text:span text:style-name="T3">Call NullSetzen</text:span></text:p>
      <text:p text:style-name="P3"><text:s text:c="8"/>End If</text:p>
      <text:p text:style-name="Standard"><text:span text:style-name="T3"><text:s text:c="4"/></text:span><text:span text:style-name="T1">Wend</text:span></text:p>
      <text:p text:style-name="P1"/>
      <text:p text:style-name="P1"><text:s text:c="4"/>Sheets("Spielfelder").Select</text:p>
      <text:p text:style-name="Standard"><text:span text:style-name="T1"><text:s text:c="4"/></text:span><text:span text:style-name="T3">ActiveWindow.ScrollRow = 1</text:span></text:p>
      <text:p text:style-name="P3"/>
      <text:h text:style-name="P4" text:outline-level="1">End Sub</text:h>
      <text:p text:style-name="P3"/>
      <text:h text:style-name="P4" text:outline-level="1">Function PruefeFortschritt()</text:h>
      <text:h text:style-name="P26" text:outline-level="2">'UserForm1&gt;In one Step&gt;Start&gt;CommandButton12_Click()</text:h>
      <text:h text:style-name="Heading_20_2" text:outline-level="2">'Algorithmus: Prüft in den zwei Bereichen des Tabellenblattes "Tabellen" ob sich in den zwei</text:h>
      <text:h text:style-name="Heading_20_2" text:outline-level="2">'Bereichen Werte ungleich Null befinden. Solange das der Fall ist findet der Algorithmus weitere</text:h>
      <text:h text:style-name="Heading_20_2" text:outline-level="2">'Lösungen und die Funktion gibt den Wert Null zurück ansonsten den Wert 1.</text:h>
      <text:p text:style-name="Standard"><text:s text:c="4"/>Dim Anz, Stopp As Integer</text:p>
      <text:p text:style-name="Standard"><text:s text:c="4"/>Anz = 0</text:p>
      <text:p text:style-name="Standard"><text:s text:c="4"/><text:span text:style-name="T3">Stopp = 0</text:span></text:p>
      <text:p text:style-name="P3"><text:s text:c="4"/>Dim r1, r2 As Range</text:p>
      <text:p text:style-name="P3"><text:s text:c="4"/>Set r1 = Worksheets("Tabellen").Range("N68:V70")</text:p>
      <text:p text:style-name="P3"><text:s text:c="4"/>Set r2 = Worksheets("Tabellen").Range("N55:V63")</text:p>
      <text:p text:style-name="P3"><text:s text:c="4"/></text:p>
      <text:p text:style-name="P3"><text:s text:c="4"/>For i = 1 To 3</text:p>
      <text:p text:style-name="P3"><text:s text:c="8"/>For j = 1 To 9</text:p>
      <text:p text:style-name="Standard"><text:span text:style-name="T3"><text:s text:c="12"/></text:span><text:span text:style-name="T1">Anz = Anz + r1(i, j)</text:span></text:p>
      <text:p text:style-name="Standard"><text:span text:style-name="T1"><text:s text:c="8"/></text:span><text:span text:style-name="T3">Next j</text:span></text:p>
      <text:p text:style-name="P3"><text:s text:c="4"/>Next i</text:p>
      <text:p text:style-name="P3"><text:s text:c="4"/></text:p>
      <text:p text:style-name="P3"><text:s text:c="4"/>For i = 1 To 9</text:p>
      <text:p text:style-name="P3"><text:s text:c="8"/>For j = 1 To 9</text:p>
      <text:p text:style-name="Standard"><text:span text:style-name="T3"><text:s text:c="12"/></text:span><text:span text:style-name="T1">Anz = Anz + r2(i, j)</text:span></text:p>
      <text:p text:style-name="Standard"><text:span text:style-name="T1"><text:s text:c="8"/></text:span><text:span text:style-name="T3">Next j</text:span></text:p>
      <text:p text:style-name="P3"><text:s text:c="4"/>Next i</text:p>
      <text:p text:style-name="P3"><text:s text:c="4"/></text:p>
      <text:p text:style-name="Standard"><text:span text:style-name="T3"><text:s text:c="4"/></text:span>If Anz = 0 Then</text:p>
      <text:p text:style-name="Standard"><text:s text:c="8"/>MsgBox "Die letzte Iteration fand keine neuen Werte mehr. Sie können nun eine Hypothese eingeben und verifizieren lassen."</text:p>
      <text:p text:style-name="Standard"><text:s text:c="8"/>Stopp = 1</text:p>
      <text:p text:style-name="Standard"><text:s text:c="8"/><text:span text:style-name="T1">PruefeFortschritt = Stopp</text:span></text:p>
      <text:p text:style-name="P1"><text:soft-page-break/><text:s text:c="4"/>Else</text:p>
      <text:p text:style-name="P1"><text:s text:c="8"/>PruefeFortschritt = Stopp</text:p>
      <text:p text:style-name="P1"><text:s text:c="4"/>End If</text:p>
      <text:p text:style-name="P1"/>
      <text:h text:style-name="P23" text:outline-level="1">End Function</text:h>
      <text:p text:style-name="P1"/>
      <text:p text:style-name="P1"/>
      <text:h text:style-name="P4" text:outline-level="1">Private Sub Image1_Click()</text:h>
      <text:h text:style-name="P26" text:outline-level="2">'UserForm1&gt;Navigation&gt;ButtonLinkeSeite</text:h>
      <text:p text:style-name="P3"><text:s text:c="4"/>Sheets("Hilfetext").Select</text:p>
      <text:p text:style-name="P3"><text:s text:c="4"/>ActiveWindow.ScrollRow = 1</text:p>
      <text:p text:style-name="P3"/>
      <text:h text:style-name="P4" text:outline-level="1">End Sub</text:h>
      <text:p text:style-name="P3"/>
      <text:h text:style-name="P4" text:outline-level="1">Private Sub Image2_Click()</text:h>
      <text:h text:style-name="P26" text:outline-level="2">'UserForm1&gt;Navigation&gt;ButtonLinkeSeite</text:h>
      <text:p text:style-name="P3"><text:s text:c="4"/>Sheets("Tabellen").Select</text:p>
      <text:p text:style-name="P3"><text:s text:c="4"/>ActiveWindow.ScrollRow = 1</text:p>
      <text:p text:style-name="P3"/>
      <text:h text:style-name="P4" text:outline-level="1">End Sub</text:h>
      <text:p text:style-name="P3"/>
      <text:h text:style-name="P4" text:outline-level="1">Private Sub Image3_Click()</text:h>
      <text:p text:style-name="P3">'UserForm1&gt;Navigation&gt;ButtonLinkeSeite</text:p>
      <text:p text:style-name="P3"><text:s text:c="4"/>Sheets("Spielfelder").Select</text:p>
      <text:p text:style-name="P3"><text:s text:c="4"/>ActiveWindow.ScrollRow = 1</text:p>
      <text:p text:style-name="P3"/>
      <text:h text:style-name="P4" text:outline-level="1">End Sub</text:h>
      <text:p text:style-name="P3"/>
      <text:h text:style-name="P4" text:outline-level="1">Private Sub Image4_Click()</text:h>
      <text:h text:style-name="P26" text:outline-level="2">'UserForm1&gt;Navigation&gt;ButtonMitte</text:h>
      <text:p text:style-name="P3"><text:s text:c="5"/>ActiveWindow.LargeScroll ToLeft:=1</text:p>
      <text:p text:style-name="P3"/>
      <text:h text:style-name="P4" text:outline-level="1">End Sub</text:h>
      <text:p text:style-name="P3"/>
      <text:h text:style-name="P4" text:outline-level="1">Private Sub Image5_Click()</text:h>
      <text:h text:style-name="P26" text:outline-level="2">'UserForm1&gt;Navigation&gt;ButtonMitte</text:h>
      <text:p text:style-name="P3"><text:s text:c="4"/></text:p>
      <text:p text:style-name="P3"><text:s text:c="4"/>'ActiveWindow.LargeScroll Up:=1</text:p>
      <text:p text:style-name="P3"><text:s text:c="4"/>ActiveWindow.SmallScroll Up:=4</text:p>
      <text:p text:style-name="P3"><text:s text:c="4"/></text:p>
      <text:h text:style-name="P4" text:outline-level="1">End Sub</text:h>
      <text:p text:style-name="P3"/>
      <text:h text:style-name="P4" text:outline-level="1">Private Sub Image6_Click()</text:h>
      <text:h text:style-name="P26" text:outline-level="2">'UserForm1&gt;Navigation&gt;ButtonMitte</text:h>
      <text:p text:style-name="P3"><text:s text:c="4"/>ActiveWindow.LargeScroll ToRight:=1</text:p>
      <text:p text:style-name="P3"><text:s text:c="4"/></text:p>
      <text:p text:style-name="P3"/>
      <text:h text:style-name="P4" text:outline-level="1">End Sub</text:h>
      <text:p text:style-name="P3"/>
      <text:h text:style-name="P4" text:outline-level="1"><text:soft-page-break/>Private Sub Image7_Click()</text:h>
      <text:h text:style-name="P26" text:outline-level="2">'UserForm1&gt;Navigation&gt;ButtonMitte</text:h>
      <text:p text:style-name="P3">'ActiveWindow.LargeScroll Down:=1</text:p>
      <text:p text:style-name="P3">ActiveWindow.SmallScroll Down:=4</text:p>
      <text:p text:style-name="P3"/>
      <text:p text:style-name="P3"><text:s text:c="3"/></text:p>
      <text:h text:style-name="P4" text:outline-level="1">End Sub</text:h>
      <text:p text:style-name="P3"/>
      <text:h text:style-name="P4" text:outline-level="1">Private Sub Image8_Click()</text:h>
      <text:h text:style-name="Heading_20_2" text:outline-level="2">'UserForm1&gt;Navigation&gt;ButtonRechts</text:h>
      <text:h text:style-name="Heading_20_2" text:outline-level="2">'Algorithmus:Setzt das UserForm1 links oben</text:h>
      <text:p text:style-name="Standard"><text:s text:c="4"/><text:span text:style-name="T3">UserForm1.Left = 5</text:span></text:p>
      <text:p text:style-name="P3"><text:s text:c="4"/>UserForm1.Top = 1</text:p>
      <text:p text:style-name="P3"><text:s text:c="4"/>UserForm1.Hide</text:p>
      <text:p text:style-name="P3"><text:s text:c="4"/></text:p>
      <text:p text:style-name="P3"><text:s text:c="4"/>UserForm1.Show</text:p>
      <text:p text:style-name="P3"/>
      <text:h text:style-name="P4" text:outline-level="1">End Sub</text:h>
      <text:p text:style-name="P3"/>
      <text:h text:style-name="P4" text:outline-level="1">Private Sub Image9_Click()</text:h>
      <text:h text:style-name="Heading_20_2" text:outline-level="2">'UserForm1&gt;Navigation&gt;ButtonRechts</text:h>
      <text:h text:style-name="Heading_20_2" text:outline-level="2">'Algorithmus:Setzt das UserForm1 rechts oben</text:h>
      <text:p text:style-name="Standard"/>
      <text:p text:style-name="P3">UserForm1.Left = 430</text:p>
      <text:p text:style-name="P3">UserForm1.Top = 1</text:p>
      <text:p text:style-name="P3">UserForm1.Hide</text:p>
      <text:p text:style-name="P3"/>
      <text:p text:style-name="Standard">UserForm1.Show</text:p>
      <text:h text:style-name="Heading_20_1" text:outline-level="1">End Sub</text:h>
      <text:p text:style-name="Standard"/>
      <text:p text:style-name="Standard"/>
      <text:h text:style-name="Heading_20_1" text:outline-level="1">Function KandidatenAnzeigen()</text:h>
      <text:h text:style-name="Heading_20_2" text:outline-level="2">'UserForm1&gt;Hypothesen&gt;KandidatenAnzeigen&gt;CommandButto15_Click()</text:h>
      <text:h text:style-name="Heading_20_2" text:outline-level="2">'Algorithmus: Zeigt im Tabellenblatt "Spielfeld" <text:s/>für alle leeren Felder (y,x) alle zi an, die für</text:h>
      <text:h text:style-name="Heading_20_2" text:outline-level="2">'diese Felder noch möglich sind. Scannt dabei für jedes Feld (y,x) durch die Dimension z im Tabellenblatt</text:h>
      <text:h text:style-name="Heading_20_2" text:outline-level="2">'"Tabellen" und schreibt für jedes z das noch einen Wert von Null hat, den zi in die Variable z1 bis z9.</text:h>
      <text:p text:style-name="Standard"><text:s text:c="4"/><text:span text:style-name="T3">For X = 1 To 9</text:span></text:p>
      <text:p text:style-name="P3"><text:s text:c="8"/>For Y = 1 To 9</text:p>
      <text:p text:style-name="P3"><text:s text:c="12"/>z1 = ".."</text:p>
      <text:p text:style-name="P3"><text:s text:c="12"/>z2 = ".."</text:p>
      <text:p text:style-name="P3"><text:s text:c="12"/>z3 = ".."</text:p>
      <text:p text:style-name="P3"><text:s text:c="12"/>z4 = ".."</text:p>
      <text:p text:style-name="P3"><text:s text:c="12"/>z5 = ".."</text:p>
      <text:p text:style-name="P3"><text:s text:c="12"/>z6 = ".."</text:p>
      <text:p text:style-name="P3"><text:s text:c="12"/>z7 = ".."</text:p>
      <text:p text:style-name="P3"><text:s text:c="12"/>z8 = ".."</text:p>
      <text:p text:style-name="P3"><text:s text:c="12"/>z9 = ".."</text:p>
      <text:p text:style-name="P3"><text:s text:c="12"/>For z = 1 To 9</text:p>
      <text:p text:style-name="P3"><text:s text:c="16"/>If z = 1 Then</text:p>
      <text:p text:style-name="P3"><text:soft-page-break/><text:s text:c="20"/>If Worksheets("Tabellen").Cells((Y * 10) + z, 2 + X).Value = 0 Then</text:p>
      <text:p text:style-name="P3"><text:s text:c="24"/>z1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2 Then</text:p>
      <text:p text:style-name="P3"><text:s text:c="20"/>If Worksheets("Tabellen").Cells((Y * 10) + z, 2 + X).Value = 0 Then</text:p>
      <text:p text:style-name="P3"><text:s text:c="24"/>z2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3 Then</text:p>
      <text:p text:style-name="P3"><text:s text:c="20"/>If Worksheets("Tabellen").Cells((Y * 10) + z, 2 + X).Value = 0 Then</text:p>
      <text:p text:style-name="P3"><text:s text:c="24"/>z3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4 Then</text:p>
      <text:p text:style-name="P3"><text:s text:c="20"/>If Worksheets("Tabellen").Cells((Y * 10) + z, 2 + X).Value = 0 Then</text:p>
      <text:p text:style-name="P3"><text:s text:c="24"/>z4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5 Then</text:p>
      <text:p text:style-name="P3"><text:s text:c="20"/>If Worksheets("Tabellen").Cells((Y * 10) + z, 2 + X).Value = 0 Then</text:p>
      <text:p text:style-name="P3"><text:s text:c="24"/>z5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6 Then</text:p>
      <text:p text:style-name="P3"><text:s text:c="20"/>If Worksheets("Tabellen").Cells((Y * 10) + z, 2 + X).Value = 0 Then</text:p>
      <text:p text:style-name="P3"><text:s text:c="24"/>z6 = z</text:p>
      <text:p text:style-name="P3"><text:s text:c="24"/>Worksheets("Spielfelder").Cells(10 + Y, 1 + X).Value = _</text:p>
      <text:p text:style-name="P3"><text:soft-page-break/><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7 Then</text:p>
      <text:p text:style-name="P3"><text:s text:c="20"/>If Worksheets("Tabellen").Cells((Y * 10) + z, 2 + X).Value = 0 Then</text:p>
      <text:p text:style-name="P3"><text:s text:c="24"/>z7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8 Then</text:p>
      <text:p text:style-name="P3"><text:s text:c="20"/>If Worksheets("Tabellen").Cells((Y * 10) + z, 2 + X).Value = 0 Then</text:p>
      <text:p text:style-name="P3"><text:s text:c="24"/>z8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lseIf z = 9 Then</text:p>
      <text:p text:style-name="P3"><text:s text:c="20"/>If Worksheets("Tabellen").Cells((Y * 10) + z, 2 + X).Value = 0 Then</text:p>
      <text:p text:style-name="P3"><text:s text:c="24"/>z9 = z</text:p>
      <text:p text:style-name="P3"><text:s text:c="24"/>Worksheets("Spielfelder").Cells(10 + Y, 1 + X).Value = _</text:p>
      <text:p text:style-name="P3"><text:s text:c="28"/>z1 &amp; " <text:s/>" &amp; z2 &amp; " <text:s/>" &amp; z3 &amp; " <text:s/>" &amp; _</text:p>
      <text:p text:style-name="P3"><text:s text:c="28"/>z4 &amp; " <text:s/>" &amp; z5 &amp; " <text:s/>" &amp; z6 &amp; " <text:s/>" &amp; _</text:p>
      <text:p text:style-name="Standard"><text:span text:style-name="T3"><text:s text:c="28"/></text:span>z7 &amp; " <text:s/>" &amp; z8 &amp; " <text:s/>" &amp; z9 &amp; " <text:s/>"</text:p>
      <text:p text:style-name="Standard"><text:s text:c="28"/>Worksheets("Spielfelder").Cells(10 + Y, 1 + X).Font.Size = 8</text:p>
      <text:p text:style-name="Standard"><text:s text:c="28"/><text:span text:style-name="T3">Worksheets("Spielfelder").Cells(10 + Y, 1 + X).Font.Color = RGB(255, 0, 0)</text:span></text:p>
      <text:p text:style-name="P3"><text:s text:c="20"/>End If</text:p>
      <text:p text:style-name="P3"><text:s text:c="16"/>End If</text:p>
      <text:p text:style-name="P3"><text:s text:c="12"/>Next z</text:p>
      <text:p text:style-name="P3"><text:s text:c="8"/>Next Y</text:p>
      <text:p text:style-name="P3"><text:s text:c="4"/>Next X</text:p>
      <text:h text:style-name="P23" text:outline-level="1">End Function</text:h>
      <text:p text:style-name="P1"><text:s text:c="4"/></text:p>
      <text:h text:style-name="Heading_20_1" text:outline-level="1">Function KandidatenAnzeigenRückgängig()</text:h>
      <text:h text:style-name="Heading_20_2" text:outline-level="2">'UserForm1&gt;Hypothesen&gt;KandidatenAnzeigen&gt;CommandButto15_Click()</text:h>
      <text:h text:style-name="Heading_20_2" text:outline-level="2">'Löscht den Inhalt aller Felder im Tabellenblatt "Spielfelder" deren Eigenschaft Font.Color</text:h>
      <text:h text:style-name="Heading_20_2" text:outline-level="2">'eines der Werte der vier RGB Farben besitzt.</text:h>
      <text:p text:style-name="Standard"><text:s text:c="5"/><text:span text:style-name="T3">For X = 1 To 9</text:span></text:p>
      <text:p text:style-name="P3"><text:s text:c="8"/>For Y = 1 To 9</text:p>
      <text:p text:style-name="P3"><text:s text:c="12"/>If Worksheets("Spielfelder").Cells(10 + Y, 1 + X).Font.Color = _</text:p>
      <text:p text:style-name="P3"><text:s text:c="24"/>(RGB(255, 0, 0) Or RGB(254, 0, 0) Or _</text:p>
      <text:p text:style-name="P3"><text:s text:c="25"/>RGB(253, 0, 0) Or RGB(252, 0, 0)) Then</text:p>
      <text:p text:style-name="P3"><text:s text:c="24"/>Worksheets("Spielfelder").Cells(10 + Y, 1 + X).Font.Size = 10</text:p>
      <text:p text:style-name="P3"><text:soft-page-break/><text:s text:c="24"/>Worksheets("Spielfelder").Cells(10 + Y, 1 + X).ClearContents</text:p>
      <text:p text:style-name="P3"><text:s text:c="13"/>End If</text:p>
      <text:p text:style-name="P3"><text:s text:c="8"/>Next Y</text:p>
      <text:p text:style-name="P3"><text:s text:c="4"/>Next X</text:p>
      <text:p text:style-name="P3"><text:s text:c="4"/></text:p>
      <text:h text:style-name="P4" text:outline-level="1">End Function</text:h>
      <text:p text:style-name="P3"/>
      <text:p text:style-name="P3"/>
      <text:h text:style-name="P23" text:outline-level="1">Private Sub CommandButton13_Click()</text:h>
      <text:h text:style-name="Heading_20_2" text:outline-level="2">'UserForm1&gt;Hypothesen&gt;Hypothese eingeben</text:h>
      <text:h text:style-name="Heading_20_2" text:outline-level="2">'Algorithmus: Ruft UserForm2 auf.</text:h>
      <text:p text:style-name="Standard"><text:s text:c="4"/><text:span text:style-name="T3">Sheets("Spielfelder").Select</text:span></text:p>
      <text:p text:style-name="P3"><text:s text:c="4"/>ActiveWindow.ScrollRow = 1</text:p>
      <text:p text:style-name="P3"><text:s text:c="4"/></text:p>
      <text:p text:style-name="P3"><text:s text:c="4"/>UserForm2.Show</text:p>
      <text:p text:style-name="P3"/>
      <text:h text:style-name="P4" text:outline-level="1">End Sub</text:h>
      <text:p text:style-name="P3"/>
      <text:p text:style-name="P3"/>
      <text:h text:style-name="P4" text:outline-level="1">Dim MyData As DataObject</text:h>
      <text:h text:style-name="P4" text:outline-level="1"/>
      <text:h text:style-name="P24" text:outline-level="1">Private Sub CommandButton1_Click()</text:h>
      <text:h text:style-name="P27" text:outline-level="2">'UserForm1&gt;Hypothesen&gt;Hypothese eingeben&gt;UserForm2&gt;OK</text:h>
      <text:h text:style-name="P27" text:outline-level="2">'Algorithmus: Das UserForm2 enthält drei TextBoxen mit den Namen TextBox1, TextBox2 und TextBox3.</text:h>
      <text:h text:style-name="Heading_20_2" text:outline-level="2">'Um die Eingabewerte rauszulesen werden drei Datenobjekte MyDataX, MyDataY und MyDataW verwendet,</text:h>
      <text:h text:style-name="Heading_20_2" text:outline-level="2">'über welche die Eingabewerte in die Variabeln X,Y und W geschrieben werden. Danach wird der Wert</text:h>
      <text:h text:style-name="Heading_20_2" text:outline-level="2">'W in das Tabellenblatt "Spielfelder" an die Stelle (y,x) geschrieben</text:h>
      <text:p text:style-name="Standard"><text:s text:c="4"/><text:span text:style-name="T3">UserForm2.Left = 430</text:span></text:p>
      <text:p text:style-name="P3"><text:s text:c="4"/>UserForm2.Top = 1</text:p>
      <text:p text:style-name="P3"><text:s text:c="4"/></text:p>
      <text:p text:style-name="P3"><text:s text:c="5"/>Set MyDataX = New DataObject</text:p>
      <text:p text:style-name="P3"><text:s text:c="5"/>Set MyDataY = New DataObject</text:p>
      <text:p text:style-name="P3"><text:s text:c="5"/>Set MyDataW = New DataObject</text:p>
      <text:p text:style-name="P3"><text:s text:c="4"/></text:p>
      <text:p text:style-name="P3"><text:s text:c="4"/>TextBox1.SelStart = 0</text:p>
      <text:p text:style-name="P3"><text:s text:c="4"/>TextBox1.SelLength = TextBox1.TextLength</text:p>
      <text:p text:style-name="P3"><text:s text:c="4"/>TextBox1.Copy</text:p>
      <text:p text:style-name="P3"><text:s text:c="4"/>MyDataX.GetFromClipboard</text:p>
      <text:p text:style-name="P3"><text:s text:c="4"/></text:p>
      <text:p text:style-name="P3"><text:s text:c="4"/>TextBox2.SelStart = 0</text:p>
      <text:p text:style-name="P3"><text:s text:c="4"/>TextBox2.SelLength = TextBox1.TextLength</text:p>
      <text:p text:style-name="P3"><text:s text:c="4"/>TextBox2.Copy</text:p>
      <text:p text:style-name="P3"><text:s text:c="4"/>MyDataY.GetFromClipboard</text:p>
      <text:p text:style-name="P3"><text:s text:c="4"/></text:p>
      <text:p text:style-name="P3"><text:s text:c="4"/>TextBox3.SelStart = 0</text:p>
      <text:p text:style-name="P3"><text:s text:c="4"/>TextBox3.SelLength = TextBox1.TextLength</text:p>
      <text:p text:style-name="P3"><text:s text:c="4"/>TextBox3.Copy</text:p>
      <text:p text:style-name="P3"><text:s text:c="4"/>MyDataW.GetFromClipboard</text:p>
      <text:p text:style-name="P3"><text:soft-page-break/><text:s text:c="4"/></text:p>
      <text:p text:style-name="P3"><text:s text:c="4"/>Dim X, Y, W As Integer</text:p>
      <text:p text:style-name="P3"><text:s text:c="4"/>X = CInt(MyDataX.GetText)</text:p>
      <text:p text:style-name="P3"><text:s text:c="4"/>Y = CInt(MyDataY.GetText)</text:p>
      <text:p text:style-name="P3"><text:s text:c="4"/>W = CInt(MyDataW.GetText)</text:p>
      <text:p text:style-name="P3"><text:s text:c="4"/></text:p>
      <text:p text:style-name="P3"><text:s text:c="4"/>UserForm2.Hide</text:p>
      <text:p text:style-name="P3"><text:s text:c="4"/></text:p>
      <text:p text:style-name="P3"><text:s text:c="4"/>Worksheets("Spielfelder").Range(Cells(10 + Y, 1 + X), _</text:p>
      <text:p text:style-name="P3"><text:s text:c="4"/>Cells(10 + Y, 1 + X)) = W</text:p>
      <text:p text:style-name="P3"><text:s text:c="4"/>Worksheets("Spielfelder").Range(Cells(10 + Y, 1 + X), _</text:p>
      <text:p text:style-name="Standard"><text:span text:style-name="T3"><text:s text:c="4"/></text:span><text:span text:style-name="T1">Cells(10 + Y, 1 + X)).Font.Color = RGB(255, 0, 255)</text:span></text:p>
      <text:p text:style-name="P1"><text:s text:c="4"/></text:p>
      <text:h text:style-name="P4" text:outline-level="1">End Sub</text:h>
      <text:p text:style-name="P3"/>
      <text:p text:style-name="P3"/>
      <text:h text:style-name="Heading_20_1" text:outline-level="1">Private Sub CommandButton14_Click()</text:h>
      <text:h text:style-name="Heading_20_2" text:outline-level="2">'UserForm1&gt;Hypothesen&gt;Hypothesen überprüfen</text:h>
      <text:h text:style-name="Heading_20_2" text:outline-level="2">'Algorithmus: Fragt über eine InputBox nach der Anzahl Iterationen und führt die Funktionen</text:h>
      <text:h text:style-name="Heading_20_2" text:outline-level="2">'KandidatenBestimmen(), KandidatenAnalysieren(), LösungswertUndIndexBestimmen(1) iterationsweise</text:h>
      <text:h text:style-name="Heading_20_2" text:outline-level="2">'durch bis die eingebebene Anzahl Iterationen beendet ist oder vorher, wenn die Funktion</text:h>
      <text:h text:style-name="Heading_20_2" text:outline-level="2">'Plausibilitätsprüfung() oder PruefeFortschritt()einen Wert ungleich Null zurückgibt. Nach jeder</text:h>
      <text:h text:style-name="Heading_20_2" text:outline-level="2">'Iteration wird der ein Bereich des Tabellenblattes Tabellen in das Tabellenblatt "History" gespeichert</text:h>
      <text:h text:style-name="Heading_20_2" text:outline-level="2">'und die Funktion NullSetzen() aufgerufen. Bei der letzten Iteration wird die Funktion HypothesePruefen()</text:h>
      <text:h text:style-name="Heading_20_2" text:outline-level="2">'aufgerufen, welche prüft ob das Sudoku fertig gelöst ist.</text:h>
      <text:p text:style-name="Standard"/>
      <text:p text:style-name="Standard"><text:s text:c="4"/>Dim Eingabe, Stopp As Integer</text:p>
      <text:p text:style-name="Standard"/>
      <text:p text:style-name="Standard"><text:s text:c="4"/>Eingabe = Application.InputBox(prompt:="Anzahl Iterationen", Default:=10, Type:=1)</text:p>
      <text:p text:style-name="Standard"><text:s text:c="7"/></text:p>
      <text:p text:style-name="Standard"><text:s text:c="4"/><text:span text:style-name="T1">Dim Iteration As Integer</text:span></text:p>
      <text:p text:style-name="P1"><text:s text:c="4"/>Iteration = 0</text:p>
      <text:p text:style-name="Standard"><text:span text:style-name="T1"><text:s text:c="4"/></text:span>While Iteration &lt; Eingabe</text:p>
      <text:p text:style-name="Standard"/>
      <text:p text:style-name="Standard"/>
      <text:p text:style-name="Standard"><text:s text:c="8"/>Call KandidatenBestimmen</text:p>
      <text:p text:style-name="Standard"><text:s text:c="8"/>Call KandidatenAnalysieren</text:p>
      <text:p text:style-name="Standard"><text:s text:c="8"/>Call LoesungswertUndIndexBestimmen(2)</text:p>
      <text:p text:style-name="Standard"><text:s text:c="8"/>Stopp = Plausibilitätsprüfung</text:p>
      <text:p text:style-name="Standard"><text:s text:c="8"/>If Stopp = 0 Then</text:p>
      <text:p text:style-name="Standard"><text:s text:c="8"/></text:p>
      <text:p text:style-name="Standard"><text:s text:c="12"/><text:span text:style-name="T1">Stopp = PruefeFortschritt</text:span></text:p>
      <text:p text:style-name="P1"><text:s text:c="12"/></text:p>
      <text:p text:style-name="Standard"><text:span text:style-name="T1"><text:s text:c="16"/></text:span><text:span text:style-name="T3">If Iteration = (Eingabe - 1) Then</text:span></text:p>
      <text:p text:style-name="P3"><text:s text:c="20"/>Call HypothesePruefen</text:p>
      <text:p text:style-name="P3"><text:s text:c="16"/>End If</text:p>
      <text:p text:style-name="P3"><text:s text:c="12"/></text:p>
      <text:p text:style-name="P3"><text:s text:c="12"/>If Stopp = 0 Then</text:p>
      <text:p text:style-name="P3"><text:soft-page-break/><text:s text:c="4"/></text:p>
      <text:p text:style-name="P3"><text:s text:c="16"/>Count = Count + 1</text:p>
      <text:p text:style-name="P3"><text:s text:c="4"/></text:p>
      <text:p text:style-name="P3"><text:s text:c="16"/>Worksheets("History").Range(Worksheets("History").Cells(5, 2 + Temp * 15), _</text:p>
      <text:p text:style-name="P3"><text:s text:c="16"/>Worksheets("History").Cells(33, 11 + Temp * 15)) = _</text:p>
      <text:p text:style-name="P3"><text:s text:c="16"/>Worksheets("Tabellen").Range("M10:V99").Value</text:p>
      <text:p text:style-name="P3"><text:s text:c="12"/></text:p>
      <text:p text:style-name="P3"><text:s text:c="16"/>Call NullSetzen</text:p>
      <text:p text:style-name="P3"><text:s text:c="4"/></text:p>
      <text:p text:style-name="P3"><text:s text:c="16"/>Iteration = Iteration + 1</text:p>
      <text:p text:style-name="P3"><text:s text:c="16"/></text:p>
      <text:p text:style-name="P3"><text:s text:c="12"/>ElseIf Stopp = 1 Then</text:p>
      <text:p text:style-name="Standard"><text:span text:style-name="T3"><text:s text:c="16"/></text:span><text:span text:style-name="T1">Iteration = Eingabe</text:span></text:p>
      <text:p text:style-name="P1"><text:s text:c="16"/>Call NullSetzen</text:p>
      <text:p text:style-name="Standard"><text:span text:style-name="T1"><text:s text:c="12"/></text:span><text:span text:style-name="T3">End If</text:span></text:p>
      <text:p text:style-name="P3"><text:s text:c="9"/>ElseIf Stopp = 1 Then</text:p>
      <text:p text:style-name="Standard"><text:span text:style-name="T3"><text:s text:c="16"/></text:span><text:span text:style-name="T1">Iteration = Eingabe</text:span></text:p>
      <text:p text:style-name="P1"><text:s text:c="16"/>Call NullSetzen</text:p>
      <text:p text:style-name="Standard"><text:span text:style-name="T1"><text:s text:c="8"/></text:span><text:span text:style-name="T3">End If</text:span></text:p>
      <text:p text:style-name="P3"><text:s text:c="4"/>Wend</text:p>
      <text:p text:style-name="P3"/>
      <text:p text:style-name="P3"><text:s text:c="4"/>Sheets("Spielfelder").Select</text:p>
      <text:p text:style-name="P3"><text:s text:c="4"/>ActiveWindow.ScrollRow = 1</text:p>
      <text:p text:style-name="P3"/>
      <text:h text:style-name="P4" text:outline-level="1">End Sub</text:h>
      <text:p text:style-name="P3"/>
      <text:p text:style-name="P3"/>
      <text:h text:style-name="P24" text:outline-level="1">Function Plausibilitätsprüfung()</text:h>
      <text:h text:style-name="P27" text:outline-level="2">'UserForm1&gt;Hypothesen&gt;Hypothesen überprüfen&gt;CommandButton14_Click()</text:h>
      <text:h text:style-name="Heading_20_2" text:outline-level="2">'Algorithmus: Prüft, ob sich durch die Eingabe der Hypothese irgendwo im Tabellenblatt "Spielfeld"</text:h>
      <text:h text:style-name="Heading_20_2" text:outline-level="2">'ein Widerspruch ergeben hat, indem in einer Spalte, Zeile oder einem Block zweimal dieselbe Zahl</text:h>
      <text:h text:style-name="Heading_20_2" text:outline-level="2">'erscheint. Die Funktion gibt den Wert Null zurück, wenn sich kein Widerspruch ereignet hat, sonst</text:h>
      <text:h text:style-name="Heading_20_2" text:outline-level="2">'der Wert 1</text:h>
      <text:p text:style-name="Standard"><text:s text:c="4"/>Dim Stopp As Integer</text:p>
      <text:p text:style-name="Standard"><text:s text:c="4"/>Stopp = PlausibilitäsprüfungSpalten</text:p>
      <text:p text:style-name="Standard"><text:s text:c="4"/>If Stopp = 0 Then</text:p>
      <text:p text:style-name="Standard"><text:s text:c="8"/>Stopp = PlausibilitäsprüfungZeilen</text:p>
      <text:p text:style-name="Standard"><text:s text:c="8"/><text:span text:style-name="T3">If Stopp = 0 Then</text:span></text:p>
      <text:p text:style-name="P3"><text:s text:c="12"/>Stopp = PlausibilitäsprüfungBlöcke</text:p>
      <text:p text:style-name="P3"><text:s text:c="8"/>End If</text:p>
      <text:p text:style-name="Standard"><text:span text:style-name="T3"><text:s text:c="4"/></text:span><text:span text:style-name="T1">End If</text:span></text:p>
      <text:p text:style-name="P1"><text:s text:c="4"/>Plausibilitätsprüfung = Stopp</text:p>
      <text:h text:style-name="P23" text:outline-level="1">End Function</text:h>
      <text:p text:style-name="P1"/>
      <text:p text:style-name="P1"/>
      <text:h text:style-name="Heading_20_1" text:outline-level="1"><text:soft-page-break/>Function PlausibilitäsprüfungSpalten()</text:h>
      <text:h text:style-name="Heading_20_2" text:outline-level="2">'UserForm1&gt;Hypothesen&gt;Hypothesen überprüfen&gt;CommandButton14_Click()&gt;Plausibilitätsprüfung()</text:h>
      <text:h text:style-name="Heading_20_2" text:outline-level="2">'Algorithmus: Liest jeden Wert (y,x) nacheinander in Wert1 ein, liest alle Werte derselben Spalte</text:h>
      <text:h text:style-name="Heading_20_2" text:outline-level="2">'nacheinender in Wert2 ein und prüft mit Wert1=Wert2, ob in derselben Spalte zwei gleiche Werte</text:h>
      <text:h text:style-name="Heading_20_2" text:outline-level="2">'vorkommen(Ausser dem Wert 0). Ist das der Fall erscheint eine MsgBox mit dem Hinweis auf einen Fehler</text:h>
      <text:h text:style-name="Heading_20_2" text:outline-level="2">'Die Funktion gibt Null zurück wenn kein widerspruch aufgetaucht ist, ansonsten Eins.</text:h>
      <text:p text:style-name="Standard"><text:s text:c="4"/><text:span text:style-name="T3">Dim Stopp As Integer</text:span></text:p>
      <text:p text:style-name="P3"><text:s text:c="4"/>Stopp = 0</text:p>
      <text:p text:style-name="P3"><text:s text:c="4"/>For i = 1 To 9</text:p>
      <text:p text:style-name="P3"><text:s text:c="8"/>For j = 1 To 9</text:p>
      <text:p text:style-name="Standard"><text:span text:style-name="T3"><text:s text:c="12"/></text:span><text:span text:style-name="T1">Wert1 = Worksheets("Spielfelder").Cells(10 + i, 1 + j)</text:span></text:p>
      <text:p text:style-name="Standard"><text:span text:style-name="T1"><text:s text:c="12"/></text:span><text:span text:style-name="T3">For K = 1 To 9</text:span></text:p>
      <text:p text:style-name="P3"><text:s text:c="16"/>If i = K Then</text:p>
      <text:p text:style-name="Standard"><text:span text:style-name="T3"><text:s text:c="20"/></text:span>K = K + 1</text:p>
      <text:p text:style-name="Standard"><text:s text:c="16"/>Else</text:p>
      <text:p text:style-name="Standard"><text:s text:c="20"/>Wert2 = Worksheets("Spielfelder").Cells(10 + K, 1 + j)</text:p>
      <text:p text:style-name="Standard"><text:s text:c="20"/><text:span text:style-name="T3">If (Wert1 = Wert2) And (Not (Wert1 = 0)) Then</text:span></text:p>
      <text:p text:style-name="Standard"><text:span text:style-name="T3"><text:s text:c="24"/></text:span>MsgBox "Fehlerhafte Hypothese " &amp; "x= " &amp; j &amp; "; y= " &amp; i &amp; "; Wert= " &amp; Wert1</text:p>
      <text:p text:style-name="Standard"><text:s text:c="24"/><text:span text:style-name="T5">K = 9</text:span></text:p>
      <text:p text:style-name="P22"><text:s text:c="24"/>j = 9</text:p>
      <text:p text:style-name="P22"><text:s text:c="24"/>i = 9</text:p>
      <text:p text:style-name="Standard"><text:span text:style-name="T5"><text:s text:c="24"/></text:span><text:span text:style-name="T3">Stopp = 1</text:span></text:p>
      <text:p text:style-name="P3"><text:s text:c="20"/>End If</text:p>
      <text:p text:style-name="P3"><text:s text:c="16"/>End If</text:p>
      <text:p text:style-name="P3"><text:s text:c="12"/>Next K</text:p>
      <text:p text:style-name="P3"><text:s text:c="8"/>Next j</text:p>
      <text:p text:style-name="Standard"><text:span text:style-name="T3"><text:s text:c="4"/></text:span><text:span text:style-name="T1">Next i</text:span></text:p>
      <text:p text:style-name="P1"><text:s text:c="4"/>PlausibilitäsprüfungSpalten = Stopp</text:p>
      <text:h text:style-name="P23" text:outline-level="1">End Function</text:h>
      <text:p text:style-name="P1"/>
      <text:h text:style-name="P23" text:outline-level="1">Function PlausibilitäsprüfungZeilen()</text:h>
      <text:h text:style-name="P28" text:outline-level="2">'UserForm1&gt;Hypothesen&gt;Hypothesen überprüfen&gt;CommandButton14_Click()&gt;Plausibilitätsprüfung()</text:h>
      <text:h text:style-name="Heading_20_2" text:outline-level="2">'Algorithmus: Liest jeden Wert (y,x) nacheinander in Wert1 ein, liest alle Werte derselben Zeile</text:h>
      <text:h text:style-name="Heading_20_2" text:outline-level="2">'nacheinender in Wert2 ein und prüft mit Wert1=Wert2, ob in derselben Zeile zwei gleiche Werte</text:h>
      <text:h text:style-name="Heading_20_2" text:outline-level="2">'vorkommen(Ausser dem Wert 0). Ist das der Fall, erscheint eine MsgBox mit dem Hinweis auf einen Fehler</text:h>
      <text:h text:style-name="Heading_20_2" text:outline-level="2">'Die Funktion gibt Null zurück wenn kein Widerspruch aufgetaucht ist, ansonsten Eins.</text:h>
      <text:p text:style-name="Standard"><text:s text:c="4"/><text:span text:style-name="T3">Dim Stopp As Integer</text:span></text:p>
      <text:p text:style-name="P3"><text:s text:c="4"/>Stopp = 0</text:p>
      <text:p text:style-name="P3"><text:s text:c="4"/>For i = 1 To 9</text:p>
      <text:p text:style-name="P3"><text:s text:c="8"/>For j = 1 To 9</text:p>
      <text:p text:style-name="Standard"><text:span text:style-name="T3"><text:s text:c="12"/></text:span><text:span text:style-name="T1">Wert1 = Worksheets("Spielfelder").Cells(10 + i, 1 + j)</text:span></text:p>
      <text:p text:style-name="Standard"><text:span text:style-name="T1"><text:s text:c="12"/></text:span><text:span text:style-name="T3">For K = 1 To 9</text:span></text:p>
      <text:p text:style-name="P3"><text:s text:c="16"/>If j = K Then</text:p>
      <text:p text:style-name="P3"><text:s text:c="20"/>K = K + 1</text:p>
      <text:p text:style-name="P3"><text:soft-page-break/><text:s text:c="16"/>Else</text:p>
      <text:p text:style-name="P3"><text:s text:c="20"/>Wert3 = Worksheets("Spielfelder").Cells(10 + i, 1 + K)</text:p>
      <text:p text:style-name="P3"><text:s text:c="20"/>If (Wert1 = Wert3) And (Not (Wert1 = 0)) Then</text:p>
      <text:p text:style-name="P3"><text:s text:c="24"/>MsgBox "Fehlerhafte Hypothese " &amp; "x= " &amp; j &amp; "; y= " &amp; i &amp; "; Wert= " &amp; Wert1</text:p>
      <text:p text:style-name="Standard"><text:span text:style-name="T3"><text:s text:c="24"/></text:span><text:span text:style-name="T5">K = 9</text:span></text:p>
      <text:p text:style-name="P22"><text:s text:c="24"/>j = 9</text:p>
      <text:p text:style-name="P22"><text:s text:c="24"/>i = 9</text:p>
      <text:p text:style-name="Standard"><text:span text:style-name="T5"><text:s text:c="24"/></text:span><text:span text:style-name="T3">Stopp = 1</text:span></text:p>
      <text:p text:style-name="P3"><text:s text:c="20"/>End If</text:p>
      <text:p text:style-name="P3"><text:s text:c="16"/>End If</text:p>
      <text:p text:style-name="P3"><text:s text:c="12"/>Next K</text:p>
      <text:p text:style-name="P3"><text:s text:c="8"/>Next j</text:p>
      <text:p text:style-name="Standard"><text:span text:style-name="T3"><text:s text:c="4"/></text:span><text:span text:style-name="T1">Next i</text:span></text:p>
      <text:p text:style-name="P1"><text:s text:c="4"/>PlausibilitäsprüfungZeilen = Stopp</text:p>
      <text:h text:style-name="P4" text:outline-level="1">End Function</text:h>
      <text:p text:style-name="P3"/>
      <text:p text:style-name="P3"/>
      <text:h text:style-name="P4" text:outline-level="1">Function PlausibilitäsprüfungBloecke()</text:h>
      <text:h text:style-name="P26" text:outline-level="2">'UserForm1&gt;Hypothesen&gt;Hypothesen überprüfen&gt;CommandButton14_Click()&gt;Plausibilitätsprüfung()</text:h>
      <text:h text:style-name="Heading_20_2" text:outline-level="2">'Algorithmus: Liest jeden Wert (y,x) nacheinander in Wert1 ein, liest alle Werte desselben Blocks</text:h>
      <text:h text:style-name="Heading_20_2" text:outline-level="2">'nacheinender in Wert2 ein und prüft mit Wert1=Wert2, ob in demselben Block zwei gleiche Werte</text:h>
      <text:h text:style-name="Heading_20_2" text:outline-level="2">'vorkommen(Ausser dem Wert 0). Ist das der Fall erscheint eine MsgBox mit dem Hinweis auf einen Fehler</text:h>
      <text:h text:style-name="Heading_20_2" text:outline-level="2">'Die Funktion gibt Null zurück wenn kein widerspruch aufgetaucht ist, ansonsten Eins.</text:h>
      <text:p text:style-name="Standard"><text:s text:c="4"/><text:span text:style-name="T3">Dim Stopp As Integer</text:span></text:p>
      <text:p text:style-name="P3"><text:s text:c="4"/>Stopp = 0</text:p>
      <text:p text:style-name="P3"><text:s text:c="4"/>For i = 1 To 9</text:p>
      <text:p text:style-name="P3"><text:s text:c="8"/>For j = 1 To 9</text:p>
      <text:p text:style-name="Standard"><text:span text:style-name="T3"><text:s text:c="12"/></text:span><text:span text:style-name="T1">Wert1 = Worksheets("Spielfelder").Cells(10 + i, 1 + j)</text:span></text:p>
      <text:p text:style-name="Standard"><text:span text:style-name="T1"><text:s text:c="12"/></text:span><text:span text:style-name="T3">For K = 1 To 9</text:span></text:p>
      <text:p text:style-name="P3"><text:s text:c="16"/>For l = 1 To 9</text:p>
      <text:p text:style-name="P3"><text:s text:c="25"/>If (i = 1 Or i = 2 Or i = 3) And (j = 1 Or j = 2 Or j = 3) And _</text:p>
      <text:p text:style-name="P3"><text:s text:c="28"/>(K = 1 Or K = 2 Or K = 3) And (l = 1 Or l = 2 Or l = 3) Then</text:p>
      <text:p text:style-name="Standard"><text:span text:style-name="T3"><text:s text:c="28"/></text:span>Wert4 = Worksheets("Spielfelder").Cells(10 + K, 1 + l)</text:p>
      <text:p text:style-name="Standard"><text:s text:c="21"/><text:span text:style-name="T3">ElseIf (i = 1 Or i = 2 Or i = 3) And (j = 4 Or j = 5 Or j = 6) And _</text:span></text:p>
      <text:p text:style-name="P3"><text:s text:c="28"/>(K = 1 Or K = 2 Or K = 3) And (l = 4 Or l = 5 Or l = 6) Then</text:p>
      <text:p text:style-name="Standard"><text:span text:style-name="T3"><text:s text:c="28"/></text:span>Wert4 = Worksheets("Spielfelder").Cells(10 + K, 1 + l)</text:p>
      <text:p text:style-name="Standard"><text:s text:c="21"/><text:span text:style-name="T3">ElseIf (i = 1 Or i = 2 Or i = 3) And (j = 7 Or j = 8 Or j = 9) And _</text:span></text:p>
      <text:p text:style-name="P3"><text:s text:c="28"/>(K = 1 Or K = 2 Or K = 3) And (l = 7 Or l = 8 Or l = 9) Then</text:p>
      <text:p text:style-name="Standard"><text:span text:style-name="T3"><text:s text:c="28"/></text:span>Wert4 = Worksheets("Spielfelder").Cells(10 + K, 1 + l)</text:p>
      <text:p text:style-name="Standard"><text:s text:c="21"/><text:span text:style-name="T3">ElseIf (i = 4 Or i = 5 Or i = 6) And (j = 1 Or j = 2 Or j = 3) And _</text:span></text:p>
      <text:p text:style-name="P3"><text:s text:c="28"/>(K = 4 Or K = 5 Or K = 6) And (l = 1 Or l = 2 Or l = 3) Then</text:p>
      <text:p text:style-name="Standard"><text:span text:style-name="T3"><text:s text:c="28"/></text:span>Wert4 = Worksheets("Spielfelder").Cells(10 + K, 1 + l)</text:p>
      <text:p text:style-name="Standard"><text:s text:c="21"/><text:span text:style-name="T3">ElseIf (i = 4 Or i = 5 Or i = 6) And (j = 4 Or j = 5 Or j = 6) And _</text:span></text:p>
      <text:p text:style-name="P3"><text:s text:c="28"/>(K = 4 Or K = 5 Or K = 6) And (l = 4 Or l = 5 Or l = 6) Then</text:p>
      <text:p text:style-name="Standard"><text:span text:style-name="T3"><text:s text:c="28"/></text:span>Wert4 = Worksheets("Spielfelder").Cells(10 + K, 1 + l)</text:p>
      <text:p text:style-name="Standard"><text:s text:c="21"/><text:span text:style-name="T3">ElseIf (i = 4 Or i = 5 Or i = 6) And (j = 7 Or j = 8 Or j = 9) And _</text:span></text:p>
      <text:p text:style-name="P3"><text:s text:c="28"/>(K = 4 Or K = 5 Or K = 6) And (l = 7 Or l = 8 Or l = 9) Then</text:p>
      <text:p text:style-name="Standard"><text:span text:style-name="T3"><text:s text:c="28"/></text:span>Wert4 = Worksheets("Spielfelder").Cells(10 + K, 1 + l)</text:p>
      <text:p text:style-name="Standard"><text:soft-page-break/><text:s text:c="21"/><text:span text:style-name="T3">ElseIf (i = 7 Or i = 8 Or i = 9) And (j = 1 Or j = 2 Or j = 3) And _</text:span></text:p>
      <text:p text:style-name="P3"><text:s text:c="28"/>(K = 7 Or K = 8 Or K = 9) And (l = 1 Or l = 2 Or l = 3) Then</text:p>
      <text:p text:style-name="Standard"><text:span text:style-name="T3"><text:s text:c="28"/></text:span>Wert4 = Worksheets("Spielfelder").Cells(10 + K, 1 + l)</text:p>
      <text:p text:style-name="Standard"><text:s text:c="21"/><text:span text:style-name="T3">ElseIf (i = 7 Or i = 8 Or i = 9) And (j = 4 Or j = 5 Or j = 6) And _</text:span></text:p>
      <text:p text:style-name="P3"><text:s text:c="28"/>(K = 7 Or K = 8 Or K = 9) And (l = 4 Or l = 5 Or l = 6) Then</text:p>
      <text:p text:style-name="Standard"><text:span text:style-name="T3"><text:s text:c="28"/></text:span>Wert4 = Worksheets("Spielfelder").Cells(10 + K, 1 + l)</text:p>
      <text:p text:style-name="Standard"><text:s text:c="21"/><text:span text:style-name="T3">ElseIf (i = 7 Or i = 8 Or i = 9) And (j = 7 Or j = 8 Or j = 9) And _</text:span></text:p>
      <text:p text:style-name="P3"><text:s text:c="28"/>(K = 7 Or K = 8 Or K = 9) And (l = 7 Or l = 8 Or l = 9) Then</text:p>
      <text:p text:style-name="Standard"><text:span text:style-name="T3"><text:s text:c="28"/></text:span>Wert4 = Worksheets("Spielfelder").Cells(10 + K, 1 + l)</text:p>
      <text:p text:style-name="Standard"><text:s text:c="24"/><text:span text:style-name="T3">End If</text:span></text:p>
      <text:p text:style-name="P3"><text:s text:c="16"/>Next l</text:p>
      <text:p text:style-name="P3"><text:s text:c="16"/></text:p>
      <text:p text:style-name="P3"><text:s text:c="16"/>If (j = l) And (K = i) Then</text:p>
      <text:p text:style-name="P3"><text:s text:c="20"/>l = l + 1</text:p>
      <text:p text:style-name="P3"><text:s text:c="16"/>Else</text:p>
      <text:p text:style-name="P3"><text:s text:c="20"/>If (Wert1 = Wert4) And (Not (Wert1 = 0)) Then</text:p>
      <text:p text:style-name="Standard"><text:span text:style-name="T3"><text:s text:c="24"/></text:span>MsgBox "Fehlerhafte Hypothese " &amp; "x= " &amp; j &amp; "; y= " &amp; i &amp; "; Wert= " &amp; Wert1</text:p>
      <text:p text:style-name="Standard"><text:s text:c="24"/><text:span text:style-name="T1">l = 9</text:span></text:p>
      <text:p text:style-name="P1"><text:s text:c="24"/>K = 9</text:p>
      <text:p text:style-name="P1"><text:s text:c="24"/>j = 9</text:p>
      <text:p text:style-name="Standard"><text:span text:style-name="T1"><text:s text:c="24"/></text:span><text:span text:style-name="T3">i = 9</text:span></text:p>
      <text:p text:style-name="P3"><text:s text:c="24"/>Stopp = 1</text:p>
      <text:p text:style-name="P3"><text:s text:c="20"/>End If</text:p>
      <text:p text:style-name="P3"><text:s text:c="16"/>End If</text:p>
      <text:p text:style-name="P3"><text:s text:c="12"/>Next K</text:p>
      <text:p text:style-name="P3"><text:s text:c="8"/>Next j</text:p>
      <text:p text:style-name="P3"><text:s text:c="4"/>Next i</text:p>
      <text:p text:style-name="P3"><text:s text:c="4"/>PlausibilitäsprüfungBloecke = Stopp</text:p>
      <text:h text:style-name="P4" text:outline-level="1">End Function</text:h>
      <text:p text:style-name="P3"/>
      <text:p text:style-name="P3"/>
      <text:h text:style-name="P23" text:outline-level="1">Function HypothesePruefen()</text:h>
      <text:h text:style-name="P28" text:outline-level="2">'UserForm1&gt;Hypothesen&gt;Hypothesen überprüfen&gt;CommandButton14_Click()</text:h>
      <text:h text:style-name="Heading_20_2" text:outline-level="2">'Algorithmus:Addiere alle Werte der vier Bereiche und prüfe ob in allen Feldern eine Neun steht,</text:h>
      <text:h text:style-name="Heading_20_2" text:outline-level="2">'was bedeutet, dass das Sudoku fertig gelöst ist. Danach geht eine MsgBox auf.</text:h>
      <text:p text:style-name="Standard"><text:s text:c="4"/>Dim Anz As Integer</text:p>
      <text:p text:style-name="Standard"><text:s text:c="4"/>Anz = 0</text:p>
      <text:p text:style-name="Standard"><text:s text:c="4"/><text:span text:style-name="T3">Dim r1, r2, r3, r4 As Range</text:span></text:p>
      <text:p text:style-name="P3"><text:s text:c="4"/>Set r1 = Worksheets("Tabellen").Range("N11:V19")</text:p>
      <text:p text:style-name="P3"><text:s text:c="4"/>Set r2 = Worksheets("Tabellen").Range("N21:V29")</text:p>
      <text:p text:style-name="P3"><text:s text:c="4"/>Set r3 = Worksheets("Tabellen").Range("N31:V39")</text:p>
      <text:p text:style-name="P3"><text:s text:c="4"/>Set r4 = Worksheets("Tabellen").Range("N41:V49")</text:p>
      <text:p text:style-name="P3"><text:s text:c="4"/></text:p>
      <text:p text:style-name="P3"><text:s text:c="4"/>For i = 1 To 9</text:p>
      <text:p text:style-name="P3"><text:s text:c="8"/>For j = 1 To 9</text:p>
      <text:p text:style-name="Standard"><text:span text:style-name="T3"><text:s text:c="12"/></text:span><text:span text:style-name="T1">Anz = Anz + r1(i, j)</text:span></text:p>
      <text:p text:style-name="Standard"><text:span text:style-name="T1"><text:s text:c="8"/></text:span><text:span text:style-name="T3">Next j</text:span></text:p>
      <text:p text:style-name="P3"><text:s text:c="4"/>Next i</text:p>
      <text:p text:style-name="P3"><text:s text:c="4"/></text:p>
      <text:p text:style-name="P3"><text:s text:c="4"/>For i = 1 To 9</text:p>
      <text:p text:style-name="P3"><text:s text:c="8"/>For j = 1 To 9</text:p>
      <text:p text:style-name="Standard"><text:soft-page-break/><text:span text:style-name="T3"><text:s text:c="12"/></text:span><text:span text:style-name="T1">Anz = Anz + r2(i, j)</text:span></text:p>
      <text:p text:style-name="Standard"><text:span text:style-name="T1"><text:s text:c="8"/></text:span><text:span text:style-name="T3">Next j</text:span></text:p>
      <text:p text:style-name="P3"><text:s text:c="4"/>Next i</text:p>
      <text:p text:style-name="P3"><text:s text:c="4"/></text:p>
      <text:p text:style-name="P3"><text:s text:c="4"/>For i = 1 To 9</text:p>
      <text:p text:style-name="P3"><text:s text:c="8"/>For j = 1 To 9</text:p>
      <text:p text:style-name="Standard"><text:span text:style-name="T3"><text:s text:c="12"/></text:span><text:span text:style-name="T1">Anz = Anz + r3(i, j)</text:span></text:p>
      <text:p text:style-name="Standard"><text:span text:style-name="T1"><text:s text:c="8"/></text:span><text:span text:style-name="T3">Next j</text:span></text:p>
      <text:p text:style-name="P3"><text:s text:c="4"/>Next i</text:p>
      <text:p text:style-name="P3"><text:s text:c="4"/></text:p>
      <text:p text:style-name="P3"><text:s text:c="4"/>For i = 1 To 9</text:p>
      <text:p text:style-name="P3"><text:s text:c="8"/>For j = 1 To 9</text:p>
      <text:p text:style-name="Standard"><text:span text:style-name="T3"><text:s text:c="12"/></text:span><text:span text:style-name="T1">Anz = Anz + r4(i, j)</text:span></text:p>
      <text:p text:style-name="Standard"><text:span text:style-name="T1"><text:s text:c="8"/></text:span><text:span text:style-name="T3">Next j</text:span></text:p>
      <text:p text:style-name="P3"><text:s text:c="4"/>Next i</text:p>
      <text:p text:style-name="P3"><text:s text:c="4"/></text:p>
      <text:p text:style-name="P3"><text:s text:c="4"/>If Anz = (4 * 9 * 9 * 9) Then</text:p>
      <text:p text:style-name="Standard"><text:span text:style-name="T3"><text:s text:c="8"/>MsgBox "Gratulation! </text:span>Die Hypothese ist korrekt. Sie haben das Sudoku erfolgreich gelöst."</text:p>
      <text:p text:style-name="Standard"><text:s text:c="4"/>Else</text:p>
      <text:p text:style-name="Standard"><text:s text:c="8"/>MsgBox "Schade! Sie haben das Sudoku noch nicht gelöst. Entweder war die Hypothese falsch, ungenügend oder die Anzahl Iterationen zu klein."</text:p>
      <text:p text:style-name="Standard"><text:s text:c="4"/><text:span text:style-name="T3">End If</text:span></text:p>
      <text:p text:style-name="P3"/>
      <text:h text:style-name="P4" text:outline-level="1">End Function</text:h>
      <text:p text:style-name="P3"/>
      <text:p text:style-name="P3"/>
      <text:h text:style-name="P23" text:outline-level="1">Private Sub CommandButton16_Click()</text:h>
      <text:h text:style-name="Heading_20_2" text:outline-level="2">'UserForm1&gt;Hypothesen&gt;Hypothese widerrufen</text:h>
      <text:h text:style-name="Heading_20_2" text:outline-level="2">'Algorithmus: Ruft die zwei Funktionen auf</text:h>
      <text:p text:style-name="Standard"><text:s text:c="4"/>Call HypotheseprüfungRückgängig</text:p>
      <text:p text:style-name="Standard"><text:s text:c="4"/>Call HypotheseRückgängig</text:p>
      <text:p text:style-name="Standard"><text:s text:c="4"/></text:p>
      <text:h text:style-name="P24" text:outline-level="1">End Sub</text:h>
      <text:p text:style-name="Standard"/>
      <text:p text:style-name="Standard"/>
      <text:h text:style-name="Heading_20_1" text:outline-level="1">Function HypotheseprüfungRückgängig()</text:h>
      <text:h text:style-name="Heading_20_2" text:outline-level="2">'UserForm1&gt;Hypothesen&gt;Hypothese widerrufen&gt;CommandButton16_Click()</text:h>
      <text:h text:style-name="Heading_20_2" text:outline-level="2">'Algorithmus:Lösche im Tabellenblatt "Spielfelder" alle Felder bei der die Eigenschaft Font.Color</text:h>
      <text:h text:style-name="Heading_20_2" text:outline-level="2">'einen der RGB Werte annimmt.</text:h>
      <text:p text:style-name="Standard"><text:s text:c="4"/><text:span text:style-name="T3">For i = 1 To 9</text:span></text:p>
      <text:p text:style-name="P3"><text:s text:c="8"/>For j = 1 To 9</text:p>
      <text:p text:style-name="P3"><text:s text:c="12"/>If Worksheets("Spielfelder").Cells(10 + i, 1 + j).Font.Color = _</text:p>
      <text:p text:style-name="P3"><text:s text:c="28"/>(RGB(255, 0, 0) Or RGB(254, 0, 0) Or _</text:p>
      <text:p text:style-name="P3"><text:s text:c="29"/>RGB(253, 0, 0) Or RGB(252, 0, 0)) Then</text:p>
      <text:p text:style-name="P3"><text:s text:c="16"/>Worksheets("Spielfelder").Cells(10 + i, 1 + j).ClearContents</text:p>
      <text:p text:style-name="P3"><text:s text:c="12"/>End If</text:p>
      <text:p text:style-name="P3"><text:s text:c="8"/>Next j</text:p>
      <text:p text:style-name="P3"><text:s text:c="4"/>Next i</text:p>
      <text:h text:style-name="P4" text:outline-level="1">End Function</text:h>
      <text:p text:style-name="P3"/>
      <text:p text:style-name="P3"><text:soft-page-break/></text:p>
      <text:h text:style-name="P23" text:outline-level="1">Function HypotheseRückgängig()</text:h>
      <text:h text:style-name="P28" text:outline-level="2">'UserForm1&gt;Hypothesen&gt;Hypothese widerrufen&gt;CommandButton16_Click()</text:h>
      <text:h text:style-name="Heading_20_2" text:outline-level="2">'Algorithmus:Lösche im Tabellenblatt "Spielfelder" die Felder bei der die Eigenschaft Font.Color</text:h>
      <text:h text:style-name="Heading_20_2" text:outline-level="2">'den RGB Werte annimmt(die Hypothesefelder).</text:h>
      <text:p text:style-name="Standard"><text:s text:c="4"/><text:span text:style-name="T3">For i = 1 To 9</text:span></text:p>
      <text:p text:style-name="P3"><text:s text:c="8"/>For j = 1 To 9</text:p>
      <text:p text:style-name="P3"><text:s text:c="12"/>If Worksheets("Spielfelder").Cells(10 + i, 1 + j).Font.Color = _</text:p>
      <text:p text:style-name="P3"><text:s text:c="28"/>(RGB(255, 0, 255)) Then</text:p>
      <text:p text:style-name="P3"><text:s text:c="16"/>Worksheets("Spielfelder").Cells(10 + i, 1 + j).ClearContents</text:p>
      <text:p text:style-name="P3"><text:s text:c="12"/>End If</text:p>
      <text:p text:style-name="P3"><text:s text:c="8"/>Next j</text:p>
      <text:p text:style-name="P3"><text:s text:c="4"/>Next i</text:p>
      <text:h text:style-name="P4" text:outline-level="1">End Function</text:h>
      <text:p text:style-name="P1"/>
      <text:p text:style-name="P1"/>
      <text:p text:style-name="P13">File HedgeFunds-PolynomialGoalProgramming</text:p>
      <text:p text:style-name="P1"/>
      <text:p text:style-name="P1">Private Sub CommandButton1_Click()</text:p>
      <text:p text:style-name="P1"><text:s text:c="4"/>Dim MyLoadAreaR As Range, MyLoadArea As String</text:p>
      <text:p text:style-name="P1"><text:s text:c="4"/>Set MyLoadAreaR = Application.InputBox(Prompt:="Select MyLoadArea", Default:="=G20:G33", Type:=8)</text:p>
      <text:p text:style-name="P1"><text:s text:c="4"/>MyLoadArea = MyLoadAreaR.Address(RowAbsolute:=False, ColumnAbsolute:=False)</text:p>
      <text:p text:style-name="P1"><text:s text:c="4"/>Call Initialisation</text:p>
      <text:p text:style-name="P1"><text:s text:c="4"/>Call MySolver(MyLoadArea)</text:p>
      <text:p text:style-name="P1">End Sub</text:p>
      <text:p text:style-name="P1">Function Initialisation()</text:p>
      <text:p text:style-name="P1"><text:s text:c="4"/>Worksheets("Tabelle1").Cells(30, 2) = 0.5</text:p>
      <text:p text:style-name="P1"><text:s text:c="4"/>Worksheets("Tabelle1").Cells(30, 3) = 0.5</text:p>
      <text:p text:style-name="P1"><text:s text:c="4"/>Worksheets("Tabelle1").Cells(24, 2) = 0</text:p>
      <text:p text:style-name="P1"><text:s text:c="4"/>Worksheets("Tabelle1").Cells(24, 3) = 0</text:p>
      <text:p text:style-name="P1"><text:s text:c="4"/>Worksheets("Tabelle1").Cells(24, 4) = 0</text:p>
      <text:p text:style-name="P1"><text:s text:c="4"/>Worksheets("Tabelle1").Cells(24, 5) = 0</text:p>
      <text:p text:style-name="P1">End Function</text:p>
      <text:p text:style-name="P1">Function MySolver(MyLoadArea As String)</text:p>
      <text:p text:style-name="P1"><text:s text:c="4"/>'Solver starten</text:p>
      <text:p text:style-name="P1"><text:s text:c="4"/>Worksheets("Tabelle1").Activate</text:p>
      <text:p text:style-name="P1"><text:s text:c="4"/>SolverReset</text:p>
      <text:p text:style-name="P1"><text:s text:c="4"/>SolverLoad loadArea:=Range(MyLoadArea)</text:p>
      <text:p text:style-name="P1"><text:s text:c="4"/>SolverSolve (True)</text:p>
      <text:p text:style-name="P1">End Function</text:p>
      <text:p text:style-name="P1"/>
      <text:p text:style-name="P1">Private Sub CommandButton2_Click()</text:p>
      <text:p text:style-name="P1"><text:s/>Dim MyLoadAreaR As Range, MyLoadArea As String</text:p>
      <text:p text:style-name="P1"><text:s text:c="4"/>Set MyLoadAreaR = Application.InputBox(Prompt:="Select MyLoadArea", Default:="=B43:B47", Type:=8)</text:p>
      <text:p text:style-name="P1"><text:s text:c="4"/>MyLoadArea = MyLoadAreaR.Address(RowAbsolute:=False, ColumnAbsolute:=False)</text:p>
      <text:p text:style-name="P1"><text:s text:c="4"/>Call MyReturnsFct(MyLoadArea)</text:p>
      <text:p text:style-name="P1">End Sub</text:p>
      <text:p text:style-name="P1"/>
      <text:p text:style-name="P1"><text:soft-page-break/>Function MyReturnsFct(MyLoadArea As String)</text:p>
      <text:p text:style-name="P1">Dim MyReturns(5, 2) As Double, MyWeightsT(1, 2) As Double, MyPortfolioReturns(5) As Double</text:p>
      <text:p text:style-name="P1">For j = 2 To 3</text:p>
      <text:p text:style-name="P1">For i = 3 To 7</text:p>
      <text:p text:style-name="P1"><text:s text:c="4"/>MyReturns(i - 2, j - 1) = Worksheets("Tabelle1").Cells(i, j)</text:p>
      <text:p text:style-name="P1">Next i</text:p>
      <text:p text:style-name="P1">Next j</text:p>
      <text:p text:style-name="P1">For j = 2 To 3</text:p>
      <text:p text:style-name="P1"><text:s text:c="4"/>MyWeightsT(1, j - 1) = Worksheets("Tabelle1").Cells(30, j)</text:p>
      <text:p text:style-name="P1">Next j</text:p>
      <text:p text:style-name="P1"/>
      <text:p text:style-name="P1">For i = 53 To 57</text:p>
      <text:p text:style-name="P1"><text:s text:c="4"/>MyPortfolioReturns(i - 52) = (MyReturns(i - 52, 1) * MyWeightsT(1, 1) + MyReturns(i - 52, 2) * MyWeightsT(1, 2))</text:p>
      <text:p text:style-name="P1">Next i</text:p>
      <text:p text:style-name="P1">For i = 1 To 5</text:p>
      <text:p text:style-name="P1"><text:s text:c="4"/>Worksheets("Tabelle1").Range(MyLoadArea).Cells(i, 1) = MyPortfolioReturns(i)</text:p>
      <text:p text:style-name="P1">Next i</text:p>
      <text:p text:style-name="P1">End Function</text:p>
      <text:p text:style-name="P1"/>
      <text:p text:style-name="P1"/>
      <text:p text:style-name="P14">File: HedgeFunds – UtilityOptimization</text:p>
      <text:p text:style-name="P1"/>
      <text:p text:style-name="P1">Private Sub CommandButton1_Click()</text:p>
      <text:p text:style-name="P1">MyLoadArea = "A77:N77"</text:p>
      <text:p text:style-name="P1">a = 0.1</text:p>
      <text:p text:style-name="P1">saveline = 82</text:p>
      <text:p text:style-name="P1"/>
      <text:p text:style-name="P1">For i = 1 To 10</text:p>
      <text:p text:style-name="P1">Worksheets("MV-UtilityMaximization").Cells(70, 2).Value = a</text:p>
      <text:p text:style-name="P1">'Solver starten</text:p>
      <text:p text:style-name="P1">Worksheets("MV-UtilityMaximization").Activate</text:p>
      <text:p text:style-name="P1">SolverReset</text:p>
      <text:p text:style-name="P1">SolverLoad loadArea:=Range(MyLoadArea)</text:p>
      <text:p text:style-name="P1">SolverSolve (True)</text:p>
      <text:p text:style-name="P1">'Ergebnisse speichern</text:p>
      <text:p text:style-name="P1"><text:s text:c="8"/>Worksheets("MV-UtilityMaximization").Cells(saveline, 1).Value = _</text:p>
      <text:p text:style-name="P1"><text:s text:c="12"/>Worksheets("MV-UtilityMaximization").Cells(70, 2).Value</text:p>
      <text:p text:style-name="P1"><text:s text:c="8"/>Worksheets("MV-UtilityMaximization").Cells(saveline, 2).Value = _</text:p>
      <text:p text:style-name="P1"><text:s text:c="12"/>Worksheets("MV-UtilityMaximization").Cells(69, 2).Value</text:p>
      <text:p text:style-name="P1"><text:s text:c="8"/>Worksheets("MV-UtilityMaximization").Cells(saveline, 3).Value = _</text:p>
      <text:p text:style-name="P1"><text:s text:c="12"/>Worksheets("MV-UtilityMaximization").Cells(68, 2).Value</text:p>
      <text:p text:style-name="P1"><text:s text:c="8"/>Worksheets("MV-UtilityMaximization").Cells(saveline, 4).Value = _</text:p>
      <text:p text:style-name="P1"><text:s text:c="12"/>Worksheets("MV-UtilityMaximization").Cells(67, 2).Value</text:p>
      <text:p text:style-name="P1"><text:s text:c="8"/>Worksheets("MV-UtilityMaximization").Cells(saveline, 5).Value = _</text:p>
      <text:p text:style-name="P1"><text:s text:c="12"/>Worksheets("MV-UtilityMaximization").Cells(58, 1).Value</text:p>
      <text:p text:style-name="P1"><text:s text:c="8"/>Worksheets("MV-UtilityMaximization").Cells(saveline, 6).Value = _</text:p>
      <text:p text:style-name="P1"><text:s text:c="12"/>Worksheets("MV-UtilityMaximization").Cells(59, 1).Value</text:p>
      <text:p text:style-name="P1"><text:s text:c="8"/>Worksheets("MV-UtilityMaximization").Cells(saveline, 7).Value = _</text:p>
      <text:p text:style-name="P1"><text:s text:c="12"/>Worksheets("MV-UtilityMaximization").Cells(60, 1).Value</text:p>
      <text:p text:style-name="P1"><text:s text:c="8"/>Worksheets("MV-UtilityMaximization").Cells(saveline, 8).Value = _</text:p>
      <text:p text:style-name="P1"><text:s text:c="12"/>Worksheets("MV-UtilityMaximization").Cells(61, 1).Value</text:p>
      <text:p text:style-name="P1"><text:soft-page-break/><text:s text:c="8"/>Worksheets("MV-UtilityMaximization").Cells(saveline, 9).Value = _</text:p>
      <text:p text:style-name="P1"><text:s text:c="12"/>Worksheets("MV-UtilityMaximization").Cells(62, 1).Value</text:p>
      <text:p text:style-name="P1"><text:s text:c="8"/>saveline = saveline + 1</text:p>
      <text:p text:style-name="P1"><text:s text:c="8"/>a = a + 2</text:p>
      <text:p text:style-name="P1">Next i</text:p>
      <text:p text:style-name="P1">End Sub</text:p>
      <text:p text:style-name="P1"/>
      <text:p text:style-name="P1"/>
      <text:p text:style-name="P1">Private Sub CommandButton2_Click()</text:p>
      <text:p text:style-name="P1">MyLoadArea = "A107:N107"</text:p>
      <text:p text:style-name="P1">Dim a(3), b(3), c(3) As Double</text:p>
      <text:p text:style-name="P1">a(1) = (0.1)</text:p>
      <text:p text:style-name="P1">a(2) = (2)</text:p>
      <text:p text:style-name="P1">a(3) = 15</text:p>
      <text:p text:style-name="P1">b(1) = (0.1)</text:p>
      <text:p text:style-name="P1">b(2) = (2)</text:p>
      <text:p text:style-name="P1">b(3) = 15</text:p>
      <text:p text:style-name="P1">c(1) = (0.1)</text:p>
      <text:p text:style-name="P1">c(2) = (2)</text:p>
      <text:p text:style-name="P1">c(3) = 15</text:p>
      <text:p text:style-name="P1">saveline = 112</text:p>
      <text:p text:style-name="P1">For i = 1 To 3</text:p>
      <text:p text:style-name="P1">For j = 1 To 3</text:p>
      <text:p text:style-name="P1">For k = 1 To 3</text:p>
      <text:p text:style-name="P1">Worksheets("MV-UtilityMaximization").Cells(98, 2).Value = a(i)</text:p>
      <text:p text:style-name="P1">Worksheets("MV-UtilityMaximization").Cells(99, 2).Value = a(j)</text:p>
      <text:p text:style-name="P1">Worksheets("MV-UtilityMaximization").Cells(100, 2).Value = a(k)</text:p>
      <text:p text:style-name="P1">'Solver starten</text:p>
      <text:p text:style-name="P1">Worksheets("MV-UtilityMaximization").Activate</text:p>
      <text:p text:style-name="P1">SolverReset</text:p>
      <text:p text:style-name="P1">SolverLoad loadArea:=Range(MyLoadArea)</text:p>
      <text:p text:style-name="P1">SolverSolve (True)</text:p>
      <text:p text:style-name="P1">'Ergebnisse speichern</text:p>
      <text:p text:style-name="P1"><text:s text:c="8"/>Worksheets("MV-UtilityMaximization").Cells(saveline, 1).Value = _</text:p>
      <text:p text:style-name="P1"><text:s text:c="12"/>Worksheets("MV-UtilityMaximization").Cells(98, 2).Value</text:p>
      <text:p text:style-name="P1"><text:s text:c="8"/>Worksheets("MV-UtilityMaximization").Cells(saveline, 2).Value = _</text:p>
      <text:p text:style-name="P1"><text:s text:c="12"/>Worksheets("MV-UtilityMaximization").Cells(99, 2).Value</text:p>
      <text:p text:style-name="P1"><text:s text:c="8"/>Worksheets("MV-UtilityMaximization").Cells(saveline, 3).Value = _</text:p>
      <text:p text:style-name="P1"><text:s text:c="12"/>Worksheets("MV-UtilityMaximization").Cells(100, 2).Value</text:p>
      <text:p text:style-name="P1"><text:s text:c="8"/>Worksheets("MV-UtilityMaximization").Cells(saveline, 4).Value = _</text:p>
      <text:p text:style-name="P1"><text:s text:c="12"/>Worksheets("MV-UtilityMaximization").Cells(97, 2).Value</text:p>
      <text:p text:style-name="P1"><text:s text:c="8"/>Worksheets("MV-UtilityMaximization").Cells(saveline, 5).Value = _</text:p>
      <text:p text:style-name="P1"><text:s text:c="12"/>Worksheets("MV-UtilityMaximization").Cells(68, 2).Value</text:p>
      <text:p text:style-name="P1"><text:s text:c="8"/>Worksheets("MV-UtilityMaximization").Cells(saveline, 6).Value = _</text:p>
      <text:p text:style-name="P1"><text:s text:c="12"/>Worksheets("MV-UtilityMaximization").Cells(67, 2).Value</text:p>
      <text:p text:style-name="P1"><text:s text:c="8"/>Worksheets("MV-UtilityMaximization").Cells(saveline, 7).Value = _</text:p>
      <text:p text:style-name="P1"><text:s text:c="12"/>Worksheets("MV-UtilityMaximization").Cells(95, 2).Value</text:p>
      <text:p text:style-name="P1"><text:s text:c="8"/>Worksheets("MV-UtilityMaximization").Cells(saveline, 8).Value = _</text:p>
      <text:p text:style-name="P1"><text:s text:c="12"/>Worksheets("MV-UtilityMaximization").Cells(96, 2).Value</text:p>
      <text:p text:style-name="P1"><text:s text:c="8"/>Worksheets("MV-UtilityMaximization").Cells(saveline, 9).Value = _</text:p>
      <text:p text:style-name="P1"><text:s text:c="12"/>Worksheets("MV-UtilityMaximization").Cells(58, 1).Value</text:p>
      <text:p text:style-name="P1"><text:s text:c="8"/>Worksheets("MV-UtilityMaximization").Cells(saveline, 10).Value = _</text:p>
      <text:p text:style-name="P1"><text:s text:c="12"/>Worksheets("MV-UtilityMaximization").Cells(59, 1).Value</text:p>
      <text:p text:style-name="P1"><text:soft-page-break/><text:s text:c="8"/>Worksheets("MV-UtilityMaximization").Cells(saveline, 11).Value = _</text:p>
      <text:p text:style-name="P1"><text:s text:c="12"/>Worksheets("MV-UtilityMaximization").Cells(60, 1).Value</text:p>
      <text:p text:style-name="P1"><text:s text:c="8"/>Worksheets("MV-UtilityMaximization").Cells(saveline, 12).Value = _</text:p>
      <text:p text:style-name="P1"><text:s text:c="12"/>Worksheets("MV-UtilityMaximization").Cells(61, 1).Value</text:p>
      <text:p text:style-name="P1"><text:s text:c="8"/>Worksheets("MV-UtilityMaximization").Cells(saveline, 13).Value = _</text:p>
      <text:p text:style-name="P1"><text:s text:c="12"/>Worksheets("MV-UtilityMaximization").Cells(62, 1).Value</text:p>
      <text:p text:style-name="P1"><text:s text:c="8"/>saveline = saveline + 1</text:p>
      <text:p text:style-name="P1">Next k</text:p>
      <text:p text:style-name="P1">Next j</text:p>
      <text:p text:style-name="P1">Next i</text:p>
      <text:p text:style-name="P1">End Sub</text:p>
      <text:p text:style-name="P1"/>
      <text:p text:style-name="P14">File: MarkowitzPortfolioOptimization-InternationalDiversification</text:p>
      <text:p text:style-name="P1"/>
      <text:p text:style-name="P1"/>
      <text:p text:style-name="P1">Private Sub CommandButton1_Click()</text:p>
      <text:p text:style-name="P1">MyLoadArea = "A77:N77"</text:p>
      <text:p text:style-name="P1">a = 0.1</text:p>
      <text:p text:style-name="P1">saveline = 82</text:p>
      <text:p text:style-name="P1"/>
      <text:p text:style-name="P1">For i = 1 To 10</text:p>
      <text:p text:style-name="P1">Worksheets("MV-UtilityMaximization").Cells(70, 2).Value = a</text:p>
      <text:p text:style-name="P1">'Solver starten</text:p>
      <text:p text:style-name="P1">Worksheets("MV-UtilityMaximization").Activate</text:p>
      <text:p text:style-name="P1">SolverReset</text:p>
      <text:p text:style-name="P1">SolverLoad loadArea:=Range(MyLoadArea)</text:p>
      <text:p text:style-name="P1">SolverSolve (True)</text:p>
      <text:p text:style-name="P1">'Ergebnisse speichern</text:p>
      <text:p text:style-name="P1"><text:s text:c="8"/>Worksheets("MV-UtilityMaximization").Cells(saveline, 1).Value = _</text:p>
      <text:p text:style-name="P1"><text:s text:c="12"/>Worksheets("MV-UtilityMaximization").Cells(70, 2).Value</text:p>
      <text:p text:style-name="P1"><text:s text:c="8"/>Worksheets("MV-UtilityMaximization").Cells(saveline, 2).Value = _</text:p>
      <text:p text:style-name="P1"><text:s text:c="12"/>Worksheets("MV-UtilityMaximization").Cells(69, 2).Value</text:p>
      <text:p text:style-name="P1"><text:s text:c="8"/>Worksheets("MV-UtilityMaximization").Cells(saveline, 3).Value = _</text:p>
      <text:p text:style-name="P1"><text:s text:c="12"/>Worksheets("MV-UtilityMaximization").Cells(68, 2).Value</text:p>
      <text:p text:style-name="P1"><text:s text:c="8"/>Worksheets("MV-UtilityMaximization").Cells(saveline, 4).Value = _</text:p>
      <text:p text:style-name="P1"><text:s text:c="12"/>Worksheets("MV-UtilityMaximization").Cells(67, 2).Value</text:p>
      <text:p text:style-name="P1"><text:s text:c="8"/>Worksheets("MV-UtilityMaximization").Cells(saveline, 5).Value = _</text:p>
      <text:p text:style-name="P1"><text:s text:c="12"/>Worksheets("MV-UtilityMaximization").Cells(58, 1).Value</text:p>
      <text:p text:style-name="P1"><text:s text:c="8"/>Worksheets("MV-UtilityMaximization").Cells(saveline, 6).Value = _</text:p>
      <text:p text:style-name="P1"><text:s text:c="12"/>Worksheets("MV-UtilityMaximization").Cells(59, 1).Value</text:p>
      <text:p text:style-name="P1"><text:s text:c="8"/>Worksheets("MV-UtilityMaximization").Cells(saveline, 7).Value = _</text:p>
      <text:p text:style-name="P1"><text:s text:c="12"/>Worksheets("MV-UtilityMaximization").Cells(60, 1).Value</text:p>
      <text:p text:style-name="P1"><text:s text:c="8"/>Worksheets("MV-UtilityMaximization").Cells(saveline, 8).Value = _</text:p>
      <text:p text:style-name="P1"><text:s text:c="12"/>Worksheets("MV-UtilityMaximization").Cells(61, 1).Value</text:p>
      <text:p text:style-name="P1"><text:s text:c="8"/>Worksheets("MV-UtilityMaximization").Cells(saveline, 9).Value = _</text:p>
      <text:p text:style-name="P1"><text:s text:c="12"/>Worksheets("MV-UtilityMaximization").Cells(62, 1).Value</text:p>
      <text:p text:style-name="P1"><text:s text:c="8"/>saveline = saveline + 1</text:p>
      <text:p text:style-name="P1"><text:s text:c="8"/>a = a + 2</text:p>
      <text:p text:style-name="P1">Next i</text:p>
      <text:p text:style-name="P1">End Sub</text:p>
      <text:p text:style-name="P1"><text:soft-page-break/></text:p>
      <text:p text:style-name="P1"/>
      <text:p text:style-name="P1">Private Sub CommandButton2_Click()</text:p>
      <text:p text:style-name="P1">MyLoadArea = "A107:N107"</text:p>
      <text:p text:style-name="P1">Dim a(3), b(3), c(3) As Double</text:p>
      <text:p text:style-name="P1">a(1) = (0.1)</text:p>
      <text:p text:style-name="P1">a(2) = (2)</text:p>
      <text:p text:style-name="P1">a(3) = 15</text:p>
      <text:p text:style-name="P1">b(1) = (0.1)</text:p>
      <text:p text:style-name="P1">b(2) = (2)</text:p>
      <text:p text:style-name="P1">b(3) = 15</text:p>
      <text:p text:style-name="P1">c(1) = (0.1)</text:p>
      <text:p text:style-name="P1">c(2) = (2)</text:p>
      <text:p text:style-name="P1">c(3) = 15</text:p>
      <text:p text:style-name="P1">saveline = 112</text:p>
      <text:p text:style-name="P1">For i = 1 To 3</text:p>
      <text:p text:style-name="P1">For j = 1 To 3</text:p>
      <text:p text:style-name="P1">For k = 1 To 3</text:p>
      <text:p text:style-name="P1">Worksheets("MV-UtilityMaximization").Cells(98, 2).Value = a(i)</text:p>
      <text:p text:style-name="P1">Worksheets("MV-UtilityMaximization").Cells(99, 2).Value = a(j)</text:p>
      <text:p text:style-name="P1">Worksheets("MV-UtilityMaximization").Cells(100, 2).Value = a(k)</text:p>
      <text:p text:style-name="P1">'Solver starten</text:p>
      <text:p text:style-name="P1">Worksheets("MV-UtilityMaximization").Activate</text:p>
      <text:p text:style-name="P1">SolverReset</text:p>
      <text:p text:style-name="P1">SolverLoad loadArea:=Range(MyLoadArea)</text:p>
      <text:p text:style-name="P1">SolverSolve (True)</text:p>
      <text:p text:style-name="P1">'Ergebnisse speichern</text:p>
      <text:p text:style-name="P1"><text:s text:c="8"/>Worksheets("MV-UtilityMaximization").Cells(saveline, 1).Value = _</text:p>
      <text:p text:style-name="P1"><text:s text:c="12"/>Worksheets("MV-UtilityMaximization").Cells(98, 2).Value</text:p>
      <text:p text:style-name="P1"><text:s text:c="8"/>Worksheets("MV-UtilityMaximization").Cells(saveline, 2).Value = _</text:p>
      <text:p text:style-name="P1"><text:s text:c="12"/>Worksheets("MV-UtilityMaximization").Cells(99, 2).Value</text:p>
      <text:p text:style-name="P1"><text:s text:c="8"/>Worksheets("MV-UtilityMaximization").Cells(saveline, 3).Value = _</text:p>
      <text:p text:style-name="P1"><text:s text:c="12"/>Worksheets("MV-UtilityMaximization").Cells(100, 2).Value</text:p>
      <text:p text:style-name="P1"><text:s text:c="8"/>Worksheets("MV-UtilityMaximization").Cells(saveline, 4).Value = _</text:p>
      <text:p text:style-name="P1"><text:s text:c="12"/>Worksheets("MV-UtilityMaximization").Cells(97, 2).Value</text:p>
      <text:p text:style-name="P1"><text:s text:c="8"/>Worksheets("MV-UtilityMaximization").Cells(saveline, 5).Value = _</text:p>
      <text:p text:style-name="P1"><text:s text:c="12"/>Worksheets("MV-UtilityMaximization").Cells(68, 2).Value</text:p>
      <text:p text:style-name="P1"><text:s text:c="8"/>Worksheets("MV-UtilityMaximization").Cells(saveline, 6).Value = _</text:p>
      <text:p text:style-name="P1"><text:s text:c="12"/>Worksheets("MV-UtilityMaximization").Cells(67, 2).Value</text:p>
      <text:p text:style-name="P1"><text:s text:c="8"/>Worksheets("MV-UtilityMaximization").Cells(saveline, 7).Value = _</text:p>
      <text:p text:style-name="P1"><text:s text:c="12"/>Worksheets("MV-UtilityMaximization").Cells(95, 2).Value</text:p>
      <text:p text:style-name="P1"><text:s text:c="8"/>Worksheets("MV-UtilityMaximization").Cells(saveline, 8).Value = _</text:p>
      <text:p text:style-name="P1"><text:s text:c="12"/>Worksheets("MV-UtilityMaximization").Cells(96, 2).Value</text:p>
      <text:p text:style-name="P1"><text:s text:c="8"/>Worksheets("MV-UtilityMaximization").Cells(saveline, 9).Value = _</text:p>
      <text:p text:style-name="P1"><text:s text:c="12"/>Worksheets("MV-UtilityMaximization").Cells(58, 1).Value</text:p>
      <text:p text:style-name="P1"><text:s text:c="8"/>Worksheets("MV-UtilityMaximization").Cells(saveline, 10).Value = _</text:p>
      <text:p text:style-name="P1"><text:s text:c="12"/>Worksheets("MV-UtilityMaximization").Cells(59, 1).Value</text:p>
      <text:p text:style-name="P1"><text:s text:c="8"/>Worksheets("MV-UtilityMaximization").Cells(saveline, 11).Value = _</text:p>
      <text:p text:style-name="P1"><text:s text:c="12"/>Worksheets("MV-UtilityMaximization").Cells(60, 1).Value</text:p>
      <text:p text:style-name="P1"><text:s text:c="8"/>Worksheets("MV-UtilityMaximization").Cells(saveline, 12).Value = _</text:p>
      <text:p text:style-name="P1"><text:s text:c="12"/>Worksheets("MV-UtilityMaximization").Cells(61, 1).Value</text:p>
      <text:p text:style-name="P1"><text:s text:c="8"/>Worksheets("MV-UtilityMaximization").Cells(saveline, 13).Value = _</text:p>
      <text:p text:style-name="P1"><text:s text:c="12"/>Worksheets("MV-UtilityMaximization").Cells(62, 1).Value</text:p>
      <text:p text:style-name="P1"><text:soft-page-break/><text:s text:c="8"/>saveline = saveline + 1</text:p>
      <text:p text:style-name="P1">Next k</text:p>
      <text:p text:style-name="P1">Next j</text:p>
      <text:p text:style-name="P1">Next i</text:p>
      <text:p text:style-name="P1">End Sub</text:p>
      <text:p text:style-name="P1"/>
      <text:p text:style-name="P1"/>
      <text:p text:style-name="P1">Private Sub CommandButton1_Click()</text:p>
      <text:p text:style-name="P1">MyLoadArea = "A77:L77"</text:p>
      <text:p text:style-name="P1">a = 0</text:p>
      <text:p text:style-name="P1">saveline = 82</text:p>
      <text:p text:style-name="P1"/>
      <text:p text:style-name="P1">For i = 1 To 10</text:p>
      <text:p text:style-name="P1">Worksheets("UtilityMaximization").Cells(70, 2).Value = a</text:p>
      <text:p text:style-name="P1">'Solver starten</text:p>
      <text:p text:style-name="P1">Worksheets("UtilityMaximization").Activate</text:p>
      <text:p text:style-name="P1">SolverReset</text:p>
      <text:p text:style-name="P1">SolverLoad loadArea:=Range(MyLoadArea)</text:p>
      <text:p text:style-name="P1">SolverSolve (True)</text:p>
      <text:p text:style-name="P1">'Ergebnisse speichern</text:p>
      <text:p text:style-name="P1"><text:s text:c="8"/>Worksheets("UtilityMaximization").Cells(saveline, 1).Value = _</text:p>
      <text:p text:style-name="P1"><text:s text:c="12"/>Worksheets("UtilityMaximization").Cells(70, 2).Value</text:p>
      <text:p text:style-name="P1"><text:s text:c="8"/>Worksheets("UtilityMaximization").Cells(saveline, 2).Value = _</text:p>
      <text:p text:style-name="P1"><text:s text:c="12"/>Worksheets("UtilityMaximization").Cells(69, 2).Value</text:p>
      <text:p text:style-name="P1"><text:s text:c="8"/>Worksheets("UtilityMaximization").Cells(saveline, 3).Value = _</text:p>
      <text:p text:style-name="P1"><text:s text:c="12"/>Worksheets("UtilityMaximization").Cells(68, 2).Value</text:p>
      <text:p text:style-name="P1"><text:s text:c="8"/>Worksheets("UtilityMaximization").Cells(saveline, 4).Value = _</text:p>
      <text:p text:style-name="P1"><text:s text:c="12"/>Worksheets("UtilityMaximization").Cells(67, 2).Value</text:p>
      <text:p text:style-name="P1"><text:s text:c="8"/>Worksheets("UtilityMaximization").Cells(saveline, 5).Value = _</text:p>
      <text:p text:style-name="P1"><text:s text:c="12"/>Worksheets("UtilityMaximization").Cells(58, 1).Value</text:p>
      <text:p text:style-name="P1"><text:s text:c="8"/>Worksheets("UtilityMaximization").Cells(saveline, 6).Value = _</text:p>
      <text:p text:style-name="P1"><text:s text:c="12"/>Worksheets("UtilityMaximization").Cells(59, 1).Value</text:p>
      <text:p text:style-name="P1"><text:s text:c="8"/>Worksheets("UtilityMaximization").Cells(saveline, 7).Value = _</text:p>
      <text:p text:style-name="P1"><text:s text:c="12"/>Worksheets("UtilityMaximization").Cells(60, 1).Value</text:p>
      <text:p text:style-name="P1"><text:s text:c="8"/>Worksheets("UtilityMaximization").Cells(saveline, 8).Value = _</text:p>
      <text:p text:style-name="P1"><text:s text:c="12"/>Worksheets("UtilityMaximization").Cells(61, 1).Value</text:p>
      <text:p text:style-name="P1"><text:s text:c="8"/>Worksheets("UtilityMaximization").Cells(saveline, 9).Value = _</text:p>
      <text:p text:style-name="P1"><text:s text:c="12"/>Worksheets("UtilityMaximization").Cells(62, 1).Value</text:p>
      <text:p text:style-name="P1"><text:s text:c="8"/>Worksheets("UtilityMaximization").Cells(saveline, 10).Value = _</text:p>
      <text:p text:style-name="P1"><text:s text:c="12"/>Worksheets("UtilityMaximization").Cells(63, 1).Value</text:p>
      <text:p text:style-name="P1"><text:s text:c="8"/>Worksheets("UtilityMaximization").Cells(saveline, 11).Value = _</text:p>
      <text:p text:style-name="P1"><text:s text:c="12"/>Worksheets("UtilityMaximization").Cells(64, 1).Value</text:p>
      <text:p text:style-name="P1"><text:s text:c="8"/>saveline = saveline + 1</text:p>
      <text:p text:style-name="P1"><text:s text:c="8"/>a = a + 1</text:p>
      <text:p text:style-name="P1">Next i</text:p>
      <text:p text:style-name="P1">End Sub</text:p>
      <text:p text:style-name="P1"/>
      <text:p text:style-name="P1"/>
      <text:p text:style-name="P13">File: OptionHedging – BlackScholes</text:p>
      <text:p text:style-name="P1"/>
      <text:p text:style-name="P1"/>
      <text:p text:style-name="P1">Private Sub CommandButton1_Click()</text:p>
      <text:p text:style-name="P1"><text:soft-page-break/><text:s text:c="4"/>Dim MyLoadAreaR As Range, MyLoadArea As String</text:p>
      <text:p text:style-name="P1"><text:s text:c="4"/>Set MyLoadAreaR = Application.InputBox(Prompt:="Select MyLoadArea", Default:="=H4:H11", Type:=8)</text:p>
      <text:p text:style-name="P1"><text:s text:c="4"/>MyLoadArea = MyLoadAreaR.Address(RowAbsolute:=False, ColumnAbsolute:=False)</text:p>
      <text:p text:style-name="P1"><text:s text:c="4"/>Call MySolver(MyLoadArea)</text:p>
      <text:p text:style-name="P1">End Sub</text:p>
      <text:p text:style-name="P1"/>
      <text:p text:style-name="P1">Function MySolver(MyLoadArea As String)</text:p>
      <text:p text:style-name="P1"><text:s text:c="4"/>'Solver starten</text:p>
      <text:p text:style-name="P1"><text:s text:c="4"/>Worksheets("B-S Mispriced Option").Activate</text:p>
      <text:p text:style-name="P1"><text:s text:c="4"/>SolverReset</text:p>
      <text:p text:style-name="P1"><text:s text:c="4"/>SolverLoad loadArea:=Range(MyLoadArea)</text:p>
      <text:p text:style-name="P1"><text:s text:c="4"/>SolverSolve (True)</text:p>
      <text:p text:style-name="P1"><text:s text:c="4"/>'balloon</text:p>
      <text:p text:style-name="P1"><text:s text:c="4"/>Set MyBalloon = Assistant.NewBalloon</text:p>
      <text:p text:style-name="P1"><text:s text:c="4"/>With MyBalloon</text:p>
      <text:p text:style-name="P1"><text:s text:c="4"/>.Heading = "Option Type"</text:p>
      <text:p text:style-name="P1"><text:s text:c="4"/>.Text = "Select your option type"</text:p>
      <text:p text:style-name="P1"><text:s text:c="4"/>.CheckBoxes(1).Text = "Put Option"</text:p>
      <text:p text:style-name="P1"><text:s text:c="4"/>.CheckBoxes(2).Text = "Call Option"</text:p>
      <text:p text:style-name="P1"><text:s text:c="4"/>.Button = msoButtonSetOK</text:p>
      <text:p text:style-name="P1"><text:s text:c="4"/>.Show</text:p>
      <text:p text:style-name="P1"><text:s text:c="4"/>If .CheckBoxes(1).Checked Then</text:p>
      <text:p text:style-name="P1"><text:s text:c="8"/>MyAnswer = 1</text:p>
      <text:p text:style-name="P1"><text:s text:c="4"/>End If</text:p>
      <text:p text:style-name="P1"><text:s text:c="4"/>If .CheckBoxes(2).Checked Then</text:p>
      <text:p text:style-name="P1"><text:s text:c="8"/>MyAnswer = 2</text:p>
      <text:p text:style-name="P1"><text:s text:c="4"/>End If</text:p>
      <text:p text:style-name="P1"><text:s text:c="4"/>End With</text:p>
      <text:p text:style-name="P1"><text:s text:c="4"/>'load area setzieren</text:p>
      <text:p text:style-name="P1"><text:s text:c="4"/>MySplit = Strings.Split(MyLoadArea, ":")</text:p>
      <text:p text:style-name="P1"><text:s text:c="4"/>MyLine = Strings.StrReverse(MySplit(0))</text:p>
      <text:p text:style-name="Standard"><text:span text:style-name="T1"><text:s text:c="4"/></text:span>MyLine = Conversion.Val(MyLine)</text:p>
      <text:p text:style-name="Standard"><text:s text:c="4"/>MyLine = Strings.StrReverse(MyLine)</text:p>
      <text:p text:style-name="Standard"><text:s text:c="4"/>MySaveArea = "F" &amp; MyLine</text:p>
      <text:p text:style-name="Standard"><text:s text:c="4"/>'Ergebnisse links nach rechts übertragen</text:p>
      <text:p text:style-name="Standard"><text:s text:c="4"/><text:span text:style-name="T1">If MyAnswer = 1 Then</text:span></text:p>
      <text:p text:style-name="P1"><text:s text:c="8"/>Worksheets("B-S Mispriced Option").Range(MySaveArea).Activate</text:p>
      <text:p text:style-name="P1"><text:s text:c="8"/>ActiveCell.Value = Worksheets("B-S Mispriced Option").Cells(19, 2).Value</text:p>
      <text:p text:style-name="P1"><text:s text:c="4"/>ElseIf MyAnswer = 2 Then</text:p>
      <text:p text:style-name="P1"><text:s text:c="8"/>Worksheets("B-S Mispriced Option").Range(MySaveArea).Activate</text:p>
      <text:p text:style-name="P1"><text:s text:c="8"/>ActiveCell.Value = Worksheets("B-S Mispriced Option").Cells(18, 2).Value</text:p>
      <text:p text:style-name="P1"><text:s text:c="4"/>End If</text:p>
      <text:p text:style-name="P1"><text:s text:c="8"/>ActiveCell.Offset(2, 0).Activate</text:p>
      <text:p text:style-name="P1"><text:s text:c="8"/>ActiveCell.Value = Worksheets("B-S Mispriced Option").Cells(2, 2).Value</text:p>
      <text:p text:style-name="P1"><text:s text:c="12"/>ActiveCell.Offset(1, 0).Activate</text:p>
      <text:p text:style-name="P1"><text:s text:c="12"/>ActiveCell.Value = Worksheets("B-S Mispriced Option").Cells(3, 2).Value</text:p>
      <text:p text:style-name="P1"><text:s text:c="16"/>ActiveCell.Offset(1, 0).Activate</text:p>
      <text:p text:style-name="P1"><text:s text:c="16"/>ActiveCell.Value = Worksheets("B-S Mispriced Option").Cells(4, 2).Value</text:p>
      <text:p text:style-name="P1"><text:s text:c="20"/>ActiveCell.Offset(1, 0).Activate</text:p>
      <text:p text:style-name="P1"><text:s text:c="20"/>ActiveCell.Value = Worksheets("B-S Mispriced Option").Cells(10, 2).Value</text:p>
      <text:p text:style-name="P1"><text:s text:c="24"/>ActiveCell.Offset(1, 0).Activate</text:p>
      <text:p text:style-name="P1"><text:s text:c="24"/>ActiveCell.Value = Worksheets("B-S Mispriced Option").Cells(6, 2).Value</text:p>
      <text:p text:style-name="P1"><text:soft-page-break/>End Function</text:p>
      <text:p text:style-name="P1"/>
      <text:p text:style-name="P1">Private Sub CommandButton2_Click()</text:p>
      <text:p text:style-name="P1"><text:s text:c="4"/>Dim MyLoadAreaR As Range</text:p>
      <text:p text:style-name="P1"><text:s text:c="4"/>Dim MyLoadArea, MySRange, MyPRange As String</text:p>
      <text:p text:style-name="P1"><text:s text:c="4"/>Dim MySValue, MyPValue As Double</text:p>
      <text:p text:style-name="P1"><text:s text:c="4"/>'input</text:p>
      <text:p text:style-name="P1"><text:s text:c="4"/>Set MyLoadAreaR = Application.InputBox(Prompt:="Select MyLoadArea", Default:="=E42:E45", Left:=80, Top:=250, Type:=8)</text:p>
      <text:p text:style-name="P1"><text:s text:c="4"/>MyLoadArea = MyLoadAreaR.Address(RowAbsolute:=False, ColumnAbsolute:=False)</text:p>
      <text:p text:style-name="Standard"><text:span text:style-name="T1"><text:s text:c="4"/></text:span>'load area setzieren</text:p>
      <text:p text:style-name="Standard"><text:s text:c="4"/>'Bem.: Andere Möglichkeit mit Worksheets.Range.Activate und ActiveCell.Offset.Activate wie oben</text:p>
      <text:p text:style-name="Standard"><text:s text:c="4"/>MyFirstFieldA1 = Strings.Split(MyLoadArea, ":")</text:p>
      <text:p text:style-name="Standard"><text:s text:c="4"/>MyFirstFieldR1C1 = Application.ConvertFormula(MyFirstFieldA1, xlA1, xlR1C1, xlAbsolute)</text:p>
      <text:p text:style-name="Standard"><text:s text:c="4"/><text:span text:style-name="T1">MyFirstFieldSplitR1C1 = Strings.Split(MyFirstFieldR1C1(1), "C")</text:span></text:p>
      <text:p text:style-name="P1"><text:s text:c="4"/>MyFirstFieldSplitR1 = Strings.Split(MyFirstFieldSplitR1C1(0), "R")</text:p>
      <text:p text:style-name="P1"><text:s text:c="4"/>MyFirstFieldR = MyFirstFieldSplitR1(1)</text:p>
      <text:p text:style-name="P1"><text:s text:c="4"/>MyFirstFieldC = MyFirstFieldSplitR1C1(1)</text:p>
      <text:p text:style-name="P1"><text:s text:c="4"/>MyTRange = Application.ConvertFormula("R" &amp; CStr(MyFirstFieldR + 0) &amp; "C" &amp; CStr(MyFirstFieldC), xlR1C1, xlA1)</text:p>
      <text:p text:style-name="P1"><text:s text:c="4"/>MySRange = Application.ConvertFormula("R" &amp; CStr(MyFirstFieldR + 1) &amp; "C" &amp; CStr(MyFirstFieldC), xlR1C1, xlA1)</text:p>
      <text:p text:style-name="P1"><text:s text:c="4"/>MyPRange = Application.ConvertFormula("R" &amp; CStr(MyFirstFieldR + 2) &amp; "C" &amp; CStr(MyFirstFieldC), xlR1C1, xlA1)</text:p>
      <text:p text:style-name="P1"><text:s text:c="4"/>MyHRange = Application.ConvertFormula("R" &amp; CStr(MyFirstFieldR + 3) &amp; "C" &amp; CStr(MyFirstFieldC), xlR1C1, xlA1)</text:p>
      <text:p text:style-name="P1"><text:s text:c="4"/>'Std Wert holen</text:p>
      <text:p text:style-name="P1"><text:s text:c="4"/>MySValue = Worksheets("B-S Mispriced Option").Range(MyTRange).Value</text:p>
      <text:p text:style-name="P1"><text:s text:c="4"/>'Std Wert setzen</text:p>
      <text:p text:style-name="P1"><text:s text:c="4"/>Worksheets("B-S Mispriced Option").Range("B6").Value = MySValue</text:p>
      <text:p text:style-name="P1"><text:s text:c="4"/>'S Wert holen</text:p>
      <text:p text:style-name="P1"><text:s text:c="4"/>MySValue = Worksheets("B-S Mispriced Option").Range(MySRange).Value</text:p>
      <text:p text:style-name="P1"><text:s text:c="4"/>'S Wert setzen</text:p>
      <text:p text:style-name="P1"><text:s text:c="4"/>Worksheets("B-S Mispriced Option").Range("B5").Value = MySValue</text:p>
      <text:p text:style-name="P1"><text:s text:c="4"/>'P Wert holen</text:p>
      <text:p text:style-name="P1"><text:s text:c="4"/>MyPValue = Worksheets("B-S Mispriced Option").Range("B19").Value</text:p>
      <text:p text:style-name="P1"><text:s text:c="4"/>'P Wert setzen</text:p>
      <text:p text:style-name="P1"><text:s text:c="4"/>Worksheets("B-S Mispriced Option").Range(MyPRange).Value = MyPValue</text:p>
      <text:p text:style-name="P1"><text:s text:c="4"/>'H Wert holen</text:p>
      <text:p text:style-name="P1"><text:s text:c="4"/>MyHValue = Worksheets("B-S Mispriced Option").Range("B24").Value</text:p>
      <text:p text:style-name="P1"><text:s text:c="4"/>'QP Wert holen</text:p>
      <text:p text:style-name="P1"><text:s text:c="4"/>MyQPValue = Worksheets("B-S Mispriced Option").Range("E40").Value</text:p>
      <text:p text:style-name="P1"><text:s text:c="4"/>'QS Wert berechnen</text:p>
      <text:p text:style-name="P1"><text:s text:c="4"/>MyQSValue = WorksheetFunction.Round((MyQPValue * (-1) * MyHValue), 0)</text:p>
      <text:p text:style-name="P1"><text:s text:c="4"/>'QS Wert setzen</text:p>
      <text:p text:style-name="P1"><text:s text:c="4"/>Worksheets("B-S Mispriced Option").Range(MyHRange).Value = MyQSValue</text:p>
      <text:p text:style-name="P1">End Sub</text:p>
      <text:p text:style-name="P1"/>
      <text:p text:style-name="P1">Private Sub CommandButton1_Click()</text:p>
      <text:p text:style-name="P1">Dim MyLoadAreaR As Range, MyLoadArea, MySplit, MyReferenceRange As String</text:p>
      <text:p text:style-name="P1"><text:s text:c="4"/>'input</text:p>
      <text:p text:style-name="P1"><text:s text:c="4"/>Set MyLoadAreaR = Application.InputBox(Prompt:="Select MyLoadArea", Default:="=E3:E7", Left:=530, Top:=50, Type:=8)</text:p>
      <text:p text:style-name="P1"><text:soft-page-break/><text:s text:c="4"/>MyLoadArea = MyLoadAreaR.Address(RowAbsolute:=False, ColumnAbsolute:=False)</text:p>
      <text:p text:style-name="P1"><text:s text:c="4"/>'get the first Range from My Load Area</text:p>
      <text:p text:style-name="P1"><text:s text:c="4"/>MySplit = Strings.Split(MyLoadArea, ":")</text:p>
      <text:p text:style-name="P1"><text:s text:c="4"/>MyReferenceRange = MySplit(0)</text:p>
      <text:p text:style-name="P1"><text:s text:c="4"/>'call Black Scholes</text:p>
      <text:p text:style-name="P1"><text:s text:c="4"/>Call MyBS(MyReferenceRange)</text:p>
      <text:p text:style-name="P1">End Sub</text:p>
      <text:p text:style-name="P1"/>
      <text:p text:style-name="P1">Function MyBS(MyReferenceRange As String)</text:p>
      <text:p text:style-name="P1"><text:s text:c="4"/>'load values</text:p>
      <text:p text:style-name="P1"><text:s text:c="4"/>Worksheets("B-S Mispriced Option2").Range(MyReferenceRange).Activate</text:p>
      <text:p text:style-name="P1"><text:s text:c="8"/>ActiveCell.Offset(0, 0).Activate</text:p>
      <text:p text:style-name="P1"><text:s text:c="8"/>MyTValue = ActiveCell.Value</text:p>
      <text:p text:style-name="P1"><text:s text:c="4"/>Worksheets("B-S Mispriced Option2").Range(MyReferenceRange).Activate</text:p>
      <text:p text:style-name="P1"><text:s text:c="8"/>ActiveCell.Offset(1, 0).Activate</text:p>
      <text:p text:style-name="P1"><text:s text:c="8"/>MyrValue = ActiveCell.Value</text:p>
      <text:p text:style-name="P1"><text:s text:c="4"/>Worksheets("B-S Mispriced Option2").Range(MyReferenceRange).Activate</text:p>
      <text:p text:style-name="P1"><text:s text:c="8"/>ActiveCell.Offset(2, 0).Activate</text:p>
      <text:p text:style-name="P1"><text:s text:c="8"/>MyXValue = ActiveCell.Value</text:p>
      <text:p text:style-name="P1"><text:s text:c="4"/>Worksheets("B-S Mispriced Option2").Range(MyReferenceRange).Activate</text:p>
      <text:p text:style-name="P1"><text:s text:c="8"/>ActiveCell.Offset(3, 0).Activate</text:p>
      <text:p text:style-name="P1"><text:s text:c="8"/>MySValue = ActiveCell.Value</text:p>
      <text:p text:style-name="P1"><text:s text:c="4"/>Worksheets("B-S Mispriced Option2").Range(MyReferenceRange).Activate</text:p>
      <text:p text:style-name="P1"><text:s text:c="8"/>ActiveCell.Offset(4, 0).Activate</text:p>
      <text:p text:style-name="P1"><text:s text:c="8"/>MyStdValue = ActiveCell.Value</text:p>
      <text:p text:style-name="P1"><text:s text:c="4"/>Worksheets("B-S Mispriced Option2").Range(MyReferenceRange).Activate</text:p>
      <text:p text:style-name="P1"><text:s text:c="8"/>ActiveCell.Offset(5, 0).Activate</text:p>
      <text:p text:style-name="P1"><text:s text:c="8"/>MyqValue = ActiveCell.Value</text:p>
      <text:p text:style-name="P1"><text:s text:c="4"/>Worksheets("B-S Mispriced Option2").Range(MyReferenceRange).Activate</text:p>
      <text:p text:style-name="P1"><text:s text:c="8"/>ActiveCell.Offset(6, 0).Activate</text:p>
      <text:p text:style-name="P1"><text:s text:c="8"/>MyTqValue = ActiveCell.Value</text:p>
      <text:p text:style-name="P1"><text:s text:c="4"/>'result area</text:p>
      <text:p text:style-name="Standard"><text:span text:style-name="T1"><text:s text:c="4"/></text:span>MyTRange_ = "B2"</text:p>
      <text:p text:style-name="Standard"><text:s text:c="4"/>MyrRange_ = "B3"</text:p>
      <text:p text:style-name="Standard"><text:s text:c="4"/>MyXRange_ = "B4"</text:p>
      <text:p text:style-name="Standard"><text:s text:c="4"/>MySRange_ = "B5"</text:p>
      <text:p text:style-name="Standard"><text:s text:c="4"/>MyStdRange_ = "B6"</text:p>
      <text:p text:style-name="Standard"><text:s text:c="4"/>MyqRange_ = "B8"</text:p>
      <text:p text:style-name="Standard"><text:s text:c="4"/>MyTqRange_ = "B7"</text:p>
      <text:p text:style-name="Standard"><text:s text:c="4"/>MyPRange_ = "B19"</text:p>
      <text:p text:style-name="Standard"><text:s text:c="4"/>MyCRange_ = "B18"</text:p>
      <text:p text:style-name="Standard"><text:s text:c="4"/><text:span text:style-name="T1">MyHPRange_ = "B24"</text:span></text:p>
      <text:p text:style-name="P1"><text:s text:c="4"/>MyHCRange_ = "B23"</text:p>
      <text:p text:style-name="P1"><text:s text:c="4"/>'Set Values in the result area</text:p>
      <text:p text:style-name="P1"><text:s text:c="4"/>Worksheets("B-S Mispriced Option2").Range(MyTRange_).Value = MyTValue</text:p>
      <text:p text:style-name="P1"><text:s text:c="4"/>Worksheets("B-S Mispriced Option2").Range(MyrRange_).Value = MyrValue</text:p>
      <text:p text:style-name="P1"><text:s text:c="4"/>Worksheets("B-S Mispriced Option2").Range(MyXRange_).Value = MyXValue</text:p>
      <text:p text:style-name="P1"><text:s text:c="4"/>Worksheets("B-S Mispriced Option2").Range(MySRange_).Value = MySValue</text:p>
      <text:p text:style-name="P1"><text:s text:c="4"/>Worksheets("B-S Mispriced Option2").Range(MyStdRange_).Value = MyStdValue</text:p>
      <text:p text:style-name="P1"><text:s text:c="4"/>Worksheets("B-S Mispriced Option2").Range(MyqRange_).Value = MyqValue</text:p>
      <text:p text:style-name="P1"><text:s text:c="4"/>Worksheets("B-S Mispriced Option2").Range(MyTqRange_).Value = MyTqValue</text:p>
      <text:p text:style-name="P1"><text:s text:c="4"/>'get Values in the result area</text:p>
      <text:p text:style-name="P1"><text:s text:c="4"/>MyPValue = Worksheets("B-S Mispriced Option2").Range(MyPRange_).Value</text:p>
      <text:p text:style-name="P1"><text:soft-page-break/><text:s text:c="4"/>MyCValue = Worksheets("B-S Mispriced Option2").Range(MyCRange_).Value</text:p>
      <text:p text:style-name="P1"><text:s text:c="4"/>MyHPValue = Worksheets("B-S Mispriced Option2").Range(MyHPRange_).Value</text:p>
      <text:p text:style-name="P1"><text:s text:c="4"/>MyHCValue = Worksheets("B-S Mispriced Option2").Range(MyHCRange_).Value</text:p>
      <text:p text:style-name="P1"><text:s text:c="4"/>'Set Values in the load area</text:p>
      <text:p text:style-name="P1"><text:s text:c="4"/>Worksheets("B-S Mispriced Option2").Range(MyReferenceRange).Activate</text:p>
      <text:p text:style-name="P1"><text:s text:c="8"/>ActiveCell.Offset(7, 0).Activate</text:p>
      <text:p text:style-name="P1"><text:s text:c="8"/>ActiveCell.Value = MyPValue</text:p>
      <text:p text:style-name="P1"><text:s text:c="4"/>Worksheets("B-S Mispriced Option2").Range(MyReferenceRange).Activate</text:p>
      <text:p text:style-name="P1"><text:s text:c="8"/>ActiveCell.Offset(8, 0).Activate</text:p>
      <text:p text:style-name="P1"><text:s text:c="8"/>ActiveCell.Value = MyCValue</text:p>
      <text:p text:style-name="P1"><text:s text:c="4"/>Worksheets("B-S Mispriced Option2").Range(MyReferenceRange).Activate</text:p>
      <text:p text:style-name="P1"><text:s text:c="8"/>ActiveCell.Offset(9, 0).Activate</text:p>
      <text:p text:style-name="P1"><text:s text:c="8"/>ActiveCell.Value = MyHPValue</text:p>
      <text:p text:style-name="P1"><text:s text:c="4"/>Worksheets("B-S Mispriced Option2").Range(MyReferenceRange).Activate</text:p>
      <text:p text:style-name="P1"><text:s text:c="8"/>ActiveCell.Offset(10, 0).Activate</text:p>
      <text:p text:style-name="P1"><text:s text:c="8"/>ActiveCell.Value = MyHCValue</text:p>
      <text:p text:style-name="P1"><text:s text:c="4"/></text:p>
      <text:p text:style-name="P1"/>
      <text:p text:style-name="P1"><text:s text:c="4"/>'Further Calculations in the load area</text:p>
      <text:p text:style-name="P1"><text:s text:c="4"/>'MyHValue = Worksheets("B-S Mispriced Option").Range("B24").Value</text:p>
      <text:p text:style-name="P1"><text:s text:c="4"/>'MyQPValue = Worksheets("B-S Mispriced Option").Range("E40").Value</text:p>
      <text:p text:style-name="P1"><text:s text:c="4"/>'MyQSValue = WorksheetFunction.Round((MyQPValue * (-1) * MyHValue), 0)</text:p>
      <text:p text:style-name="P1"><text:s text:c="4"/>'Worksheets("B-S Mispriced Option").Range(MyHRange).Value = MyQSValue</text:p>
      <text:p text:style-name="P1"/>
      <text:p text:style-name="P1">End Function</text:p>
      <text:p text:style-name="P1"/>
      <text:p text:style-name="P1"/>
      <text:p text:style-name="P1">Private Sub CommandButton1_Click()</text:p>
      <text:p text:style-name="P1">Dim MyLoadAreaR As Range, MyLoadArea, MySplit, MyReferenceRange As String</text:p>
      <text:p text:style-name="P1"><text:s text:c="4"/>'input</text:p>
      <text:p text:style-name="P1"><text:s text:c="4"/>Set MyLoadAreaR = Application.InputBox(Prompt:="Select MyLoadArea", Default:="=E3:E7", Left:=530, Top:=50, Type:=8)</text:p>
      <text:p text:style-name="P1"><text:s text:c="4"/>MyLoadArea = MyLoadAreaR.Address(RowAbsolute:=False, ColumnAbsolute:=False)</text:p>
      <text:p text:style-name="P1"><text:s text:c="4"/>'get the first Range from My Load Area</text:p>
      <text:p text:style-name="P1"><text:s text:c="4"/>MySplit = Strings.Split(MyLoadArea, ":")</text:p>
      <text:p text:style-name="P1"><text:s text:c="4"/>MyReferenceRange = MySplit(0)</text:p>
      <text:p text:style-name="P1"><text:s text:c="4"/>'call Black Scholes</text:p>
      <text:p text:style-name="P1"><text:s text:c="4"/>Call MyBS(MyReferenceRange)</text:p>
      <text:p text:style-name="P1">End Sub</text:p>
      <text:p text:style-name="P1"/>
      <text:p text:style-name="P1">Function MyBS(MyReferenceRange As String)</text:p>
      <text:p text:style-name="P1"><text:s text:c="4"/>'load values</text:p>
      <text:p text:style-name="P1"><text:s text:c="4"/>Worksheets("B-S Mispriced Option2").Range(MyReferenceRange).Activate</text:p>
      <text:p text:style-name="P1"><text:s text:c="8"/>ActiveCell.Offset(0, 0).Activate</text:p>
      <text:p text:style-name="P1"><text:s text:c="8"/>MyTValue = ActiveCell.Value</text:p>
      <text:p text:style-name="P1"><text:s text:c="4"/>Worksheets("B-S Mispriced Option2").Range(MyReferenceRange).Activate</text:p>
      <text:p text:style-name="P1"><text:s text:c="8"/>ActiveCell.Offset(1, 0).Activate</text:p>
      <text:p text:style-name="P1"><text:s text:c="8"/>MyrValue = ActiveCell.Value</text:p>
      <text:p text:style-name="P1"><text:s text:c="4"/>Worksheets("B-S Mispriced Option2").Range(MyReferenceRange).Activate</text:p>
      <text:p text:style-name="P1"><text:s text:c="8"/>ActiveCell.Offset(2, 0).Activate</text:p>
      <text:p text:style-name="P1"><text:s text:c="8"/>MyXValue = ActiveCell.Value</text:p>
      <text:p text:style-name="P1"><text:s text:c="4"/>Worksheets("B-S Mispriced Option2").Range(MyReferenceRange).Activate</text:p>
      <text:p text:style-name="P1"><text:s text:c="8"/>ActiveCell.Offset(3, 0).Activate</text:p>
      <text:p text:style-name="P1"><text:soft-page-break/><text:s text:c="8"/>MySValue = ActiveCell.Value</text:p>
      <text:p text:style-name="P1"><text:s text:c="4"/>Worksheets("B-S Mispriced Option2").Range(MyReferenceRange).Activate</text:p>
      <text:p text:style-name="P1"><text:s text:c="8"/>ActiveCell.Offset(4, 0).Activate</text:p>
      <text:p text:style-name="P1"><text:s text:c="8"/>MyStdValue = ActiveCell.Value</text:p>
      <text:p text:style-name="P1"><text:s text:c="4"/>Worksheets("B-S Mispriced Option2").Range(MyReferenceRange).Activate</text:p>
      <text:p text:style-name="P1"><text:s text:c="8"/>ActiveCell.Offset(5, 0).Activate</text:p>
      <text:p text:style-name="P1"><text:s text:c="8"/>MyqValue = ActiveCell.Value</text:p>
      <text:p text:style-name="P1"><text:s text:c="4"/>Worksheets("B-S Mispriced Option2").Range(MyReferenceRange).Activate</text:p>
      <text:p text:style-name="P1"><text:s text:c="8"/>ActiveCell.Offset(6, 0).Activate</text:p>
      <text:p text:style-name="P1"><text:s text:c="8"/>MyTqValue = ActiveCell.Value</text:p>
      <text:p text:style-name="P1"><text:s text:c="4"/>'result area</text:p>
      <text:p text:style-name="Standard"><text:span text:style-name="T1"><text:s text:c="4"/></text:span>MyTRange_ = "B2"</text:p>
      <text:p text:style-name="Standard"><text:s text:c="4"/>MyrRange_ = "B3"</text:p>
      <text:p text:style-name="Standard"><text:s text:c="4"/>MyXRange_ = "B4"</text:p>
      <text:p text:style-name="Standard"><text:s text:c="4"/>MySRange_ = "B5"</text:p>
      <text:p text:style-name="Standard"><text:s text:c="4"/>MyStdRange_ = "B6"</text:p>
      <text:p text:style-name="Standard"><text:s text:c="4"/>MyqRange_ = "B8"</text:p>
      <text:p text:style-name="Standard"><text:s text:c="4"/>MyTqRange_ = "B7"</text:p>
      <text:p text:style-name="Standard"><text:s text:c="4"/>MyPRange_ = "B19"</text:p>
      <text:p text:style-name="Standard"><text:s text:c="4"/>MyCRange_ = "B18"</text:p>
      <text:p text:style-name="Standard"><text:s text:c="4"/><text:span text:style-name="T1">MyHPRange_ = "B24"</text:span></text:p>
      <text:p text:style-name="P1"><text:s text:c="4"/>MyHCRange_ = "B23"</text:p>
      <text:p text:style-name="P1"><text:s text:c="4"/>'Set Values in the result area</text:p>
      <text:p text:style-name="P1"><text:s text:c="4"/>Worksheets("B-S Mispriced Option2").Range(MyTRange_).Value = MyTValue</text:p>
      <text:p text:style-name="P1"><text:s text:c="4"/>Worksheets("B-S Mispriced Option2").Range(MyrRange_).Value = MyrValue</text:p>
      <text:p text:style-name="P1"><text:s text:c="4"/>Worksheets("B-S Mispriced Option2").Range(MyXRange_).Value = MyXValue</text:p>
      <text:p text:style-name="P1"><text:s text:c="4"/>Worksheets("B-S Mispriced Option2").Range(MySRange_).Value = MySValue</text:p>
      <text:p text:style-name="P1"><text:s text:c="4"/>Worksheets("B-S Mispriced Option2").Range(MyStdRange_).Value = MyStdValue</text:p>
      <text:p text:style-name="P1"><text:s text:c="4"/>Worksheets("B-S Mispriced Option2").Range(MyqRange_).Value = MyqValue</text:p>
      <text:p text:style-name="P1"><text:s text:c="4"/>Worksheets("B-S Mispriced Option2").Range(MyTqRange_).Value = MyTqValue</text:p>
      <text:p text:style-name="P1"><text:s text:c="4"/>'get Values in the result area</text:p>
      <text:p text:style-name="P1"><text:s text:c="4"/>MyPValue = Worksheets("B-S Mispriced Option2").Range(MyPRange_).Value</text:p>
      <text:p text:style-name="P1"><text:s text:c="4"/>MyCValue = Worksheets("B-S Mispriced Option2").Range(MyCRange_).Value</text:p>
      <text:p text:style-name="P1"><text:s text:c="4"/>MyHPValue = Worksheets("B-S Mispriced Option2").Range(MyHPRange_).Value</text:p>
      <text:p text:style-name="P1"><text:s text:c="4"/>MyHCValue = Worksheets("B-S Mispriced Option2").Range(MyHCRange_).Value</text:p>
      <text:p text:style-name="P1"><text:s text:c="4"/>'Set Values in the load area</text:p>
      <text:p text:style-name="P1"><text:s text:c="4"/>Worksheets("B-S Mispriced Option2").Range(MyReferenceRange).Activate</text:p>
      <text:p text:style-name="P1"><text:s text:c="8"/>ActiveCell.Offset(7, 0).Activate</text:p>
      <text:p text:style-name="P1"><text:s text:c="8"/>ActiveCell.Value = MyPValue</text:p>
      <text:p text:style-name="P1"><text:s text:c="4"/>Worksheets("B-S Mispriced Option2").Range(MyReferenceRange).Activate</text:p>
      <text:p text:style-name="P1"><text:s text:c="8"/>ActiveCell.Offset(8, 0).Activate</text:p>
      <text:p text:style-name="P1"><text:s text:c="8"/>ActiveCell.Value = MyCValue</text:p>
      <text:p text:style-name="P1"><text:s text:c="4"/>Worksheets("B-S Mispriced Option2").Range(MyReferenceRange).Activate</text:p>
      <text:p text:style-name="P1"><text:s text:c="8"/>ActiveCell.Offset(9, 0).Activate</text:p>
      <text:p text:style-name="P1"><text:s text:c="8"/>ActiveCell.Value = MyHPValue</text:p>
      <text:p text:style-name="P1"><text:s text:c="4"/>Worksheets("B-S Mispriced Option2").Range(MyReferenceRange).Activate</text:p>
      <text:p text:style-name="P1"><text:s text:c="8"/>ActiveCell.Offset(10, 0).Activate</text:p>
      <text:p text:style-name="P1"><text:s text:c="8"/>ActiveCell.Value = MyHCValue</text:p>
      <text:p text:style-name="P1">End Function</text:p>
      <text:p text:style-name="P1"/>
      <text:p text:style-name="P1">Private Sub CommandButton2_Click()</text:p>
      <text:p text:style-name="P1">'Call MyBalloon to choose strategy</text:p>
      <text:p text:style-name="P1">Dim MyAnswer As Integer</text:p>
      <text:p text:style-name="P1"><text:soft-page-break/>Call MyBalloonHedgingStrategies(MyAnswer)</text:p>
      <text:p text:style-name="P1">If MyAnswer = 1 Then</text:p>
      <text:p text:style-name="P1"><text:s text:c="8"/>Call Delta0CrossHedCallCall</text:p>
      <text:p text:style-name="P1">ElseIf MyAnswer = 2 Then</text:p>
      <text:p text:style-name="P1"><text:s text:c="8"/>'Call Delta0CrossHedPutPut</text:p>
      <text:p text:style-name="P1">ElseIf MyAnswer = 3 Then</text:p>
      <text:p text:style-name="P1"><text:s text:c="8"/>'Call Delta0CallStock</text:p>
      <text:p text:style-name="P1">ElseIf MyAnswer = 4 Then</text:p>
      <text:p text:style-name="P1"><text:s text:c="8"/>'Call Delta0PutStock</text:p>
      <text:p text:style-name="P1">End If</text:p>
      <text:p text:style-name="P1">End Sub</text:p>
      <text:p text:style-name="P1">Function MyBalloonHedgingStrategies(MyAnswer As Integer)</text:p>
      <text:p text:style-name="P1">'balloon</text:p>
      <text:p text:style-name="P1"><text:s text:c="4"/>Set MyBalloon = Assistant.NewBalloon</text:p>
      <text:p text:style-name="P1"><text:s text:c="4"/>With MyBalloon</text:p>
      <text:p text:style-name="P1"><text:s text:c="4"/>.Heading = "Option Type"</text:p>
      <text:p text:style-name="P1"><text:s text:c="4"/>.Text = "Select your option type"</text:p>
      <text:p text:style-name="P1"><text:s text:c="4"/>.CheckBoxes(1).Text = "Strategy: Delta-Neutral Cross Hedging with two Call Options"</text:p>
      <text:p text:style-name="P1"><text:s text:c="4"/>.CheckBoxes(2).Text = "Strategy: Delta-Neutral Cross Hedging with two Put Options"</text:p>
      <text:p text:style-name="P1"><text:s text:c="4"/>.CheckBoxes(3).Text = "Strategy: Delta-Neutral with Call Option and Underlying Stock"</text:p>
      <text:p text:style-name="P1"><text:s text:c="4"/>.CheckBoxes(4).Text = "Strategy: Delta-Neutral with Put Option and Underlying Stock"</text:p>
      <text:p text:style-name="P1"><text:s text:c="4"/>.Button = msoButtonSetOkCancel</text:p>
      <text:p text:style-name="P1"><text:s text:c="4"/>.Show</text:p>
      <text:p text:style-name="P1"><text:s text:c="4"/>If .CheckBoxes(1).Checked Then</text:p>
      <text:p text:style-name="P1"><text:s text:c="8"/>MyAnswer = 1</text:p>
      <text:p text:style-name="P1"><text:s text:c="4"/>End If</text:p>
      <text:p text:style-name="P1"><text:s text:c="4"/>If .CheckBoxes(2).Checked Then</text:p>
      <text:p text:style-name="P1"><text:s text:c="8"/>MyAnswer = 2</text:p>
      <text:p text:style-name="P1"><text:s text:c="4"/>End If</text:p>
      <text:p text:style-name="P1"><text:s text:c="4"/>If .CheckBoxes(3).Checked Then</text:p>
      <text:p text:style-name="P1"><text:s text:c="8"/>MyAnswer = 3</text:p>
      <text:p text:style-name="P1"><text:s text:c="4"/>End If</text:p>
      <text:p text:style-name="P1"><text:s text:c="4"/>If .CheckBoxes(4).Checked Then</text:p>
      <text:p text:style-name="P1"><text:s text:c="8"/>MyAnswer = 4</text:p>
      <text:p text:style-name="P1"><text:s text:c="4"/>End If</text:p>
      <text:p text:style-name="P1"><text:s text:c="4"/>End With</text:p>
      <text:p text:style-name="P1"><text:s text:c="4"/>MyBalloon = MyAnswer</text:p>
      <text:p text:style-name="P1">End Function</text:p>
      <text:p text:style-name="P1"/>
      <text:p text:style-name="P1">Function Delta0CrossHedCallCall()</text:p>
      <text:p text:style-name="P1"><text:s text:c="4"/>'1 Clear</text:p>
      <text:p text:style-name="P1"><text:s text:c="4"/>Worksheets("B-S Mispriced Option3").Range("H14:I14").ClearContents</text:p>
      <text:p text:style-name="P1"><text:s text:c="4"/>Worksheets("B-S Mispriced Option3").Range("E18:F22").ClearContents</text:p>
      <text:p text:style-name="P1"><text:s text:c="4"/></text:p>
      <text:p text:style-name="P1"><text:s text:c="4"/>'1 Hedge Ration</text:p>
      <text:p text:style-name="P1"><text:s text:c="4"/>MyHC1Value = Worksheets("B-S Mispriced Option3").Range("H13").Value</text:p>
      <text:p text:style-name="P1"><text:s text:c="4"/>MyHC2Value = Worksheets("B-S Mispriced Option3").Range("I13").Value</text:p>
      <text:p text:style-name="P1"><text:s text:c="4"/></text:p>
      <text:p text:style-name="P1"><text:s text:c="4"/>MyHedgeValue = MyHC1Value / MyHC2Value</text:p>
      <text:p text:style-name="P1"><text:s text:c="4"/>If MyHedgeValue &gt;= 1 Then</text:p>
      <text:p text:style-name="P1"><text:s text:c="8"/>MyCase = 1</text:p>
      <text:p text:style-name="P1"><text:s text:c="4"/>End If</text:p>
      <text:p text:style-name="P1"><text:s text:c="4"/></text:p>
      <text:p text:style-name="P1"><text:soft-page-break/><text:s text:c="4"/>If MyCase = 1 Then</text:p>
      <text:p text:style-name="P1"><text:s text:c="8"/>Worksheets("B-S Mispriced Option3").Range("I14").Formula = "=H13/I13"</text:p>
      <text:p text:style-name="P1"><text:s text:c="4"/>Else</text:p>
      <text:p text:style-name="P1"><text:s text:c="8"/>Worksheets("B-S Mispriced Option3").Range("H14").Formula = "=I13/H13"</text:p>
      <text:p text:style-name="P1"><text:s text:c="4"/>End If</text:p>
      <text:p text:style-name="P1"><text:s text:c="4"/>'2 Nof options</text:p>
      <text:p text:style-name="P1"><text:s text:c="4"/>If MyCase = 1 Then</text:p>
      <text:p text:style-name="P1"><text:s text:c="8"/>MsgBox ("Check the value of the range F16. It should be negative")</text:p>
      <text:p text:style-name="P1"><text:s text:c="8"/>Worksheets("B-S Mispriced Option3").Range("F19").Formula = "=I14*E16*(-1)"</text:p>
      <text:p text:style-name="P1"><text:s text:c="4"/>Else</text:p>
      <text:p text:style-name="P1"><text:s text:c="8"/>MsgBox ("Check the value of the range F16. It should be negative")</text:p>
      <text:p text:style-name="P1"><text:s text:c="8"/>Worksheets("B-S Mispriced Option3").Range("E19").Formula = "=E14*F16*-(1)"</text:p>
      <text:p text:style-name="P1"><text:s text:c="4"/>End If</text:p>
      <text:p text:style-name="P1"><text:s text:c="4"/>'3 Initial Cash Flow</text:p>
      <text:p text:style-name="P1"><text:s text:c="4"/>If MyCase = 1 Then</text:p>
      <text:p text:style-name="P1"><text:s text:c="8"/>Worksheets("B-S Mispriced Option3").Range("E21").Formula = "=E11*E16"</text:p>
      <text:p text:style-name="P1"><text:s text:c="8"/>Worksheets("B-S Mispriced Option3").Range("F21").Formula = "=F11*F19"</text:p>
      <text:p text:style-name="P1"><text:s text:c="8"/>Worksheets("B-S Mispriced Option3").Range("E22").Formula = "=E21+F21"</text:p>
      <text:p text:style-name="P1"><text:s text:c="4"/>Else</text:p>
      <text:p text:style-name="P1"><text:s text:c="8"/>Worksheets("B-S Mispriced Option3").Range("E21").Formula = "=E11*E19"</text:p>
      <text:p text:style-name="P1"><text:s text:c="8"/>Worksheets("B-S Mispriced Option3").Range("F21").Formula = "=F11*F16"</text:p>
      <text:p text:style-name="P1"><text:s text:c="8"/>Worksheets("B-S Mispriced Option3").Range("F22").Formula = "=E21+F21"</text:p>
      <text:p text:style-name="P1"><text:s text:c="4"/>End If</text:p>
      <text:p text:style-name="P1"><text:s text:c="4"/></text:p>
      <text:p text:style-name="P1">End Function</text:p>
      <text:p text:style-name="P1">Function Delta0CrossHedPutPut()</text:p>
      <text:p text:style-name="P1"/>
      <text:p text:style-name="P1">End Function</text:p>
      <text:p text:style-name="P1">Function Delta0CallStock()</text:p>
      <text:p text:style-name="P1"/>
      <text:p text:style-name="P1">End Function</text:p>
      <text:p text:style-name="P1">Function Delta0CallPut()</text:p>
      <text:p text:style-name="P1"/>
      <text:p text:style-name="P1">End Function</text:p>
      <text:p text:style-name="P1"/>
      <text:p text:style-name="P1"/>
      <text:p text:style-name="P1">Private Sub CommandButton3_Click()</text:p>
      <text:p text:style-name="P1">'Call MyBalloon to choose strategy</text:p>
      <text:p text:style-name="P1">Dim MyAnswer As Integer</text:p>
      <text:p text:style-name="P1">Call MyBalloonHedgingStrategies(MyAnswer)</text:p>
      <text:p text:style-name="P1">If MyAnswer = 1 Then</text:p>
      <text:p text:style-name="P1"><text:s text:c="8"/>Call Delta0CrossHedCallCallScenario</text:p>
      <text:p text:style-name="P1">ElseIf MyAnswer = 2 Then</text:p>
      <text:p text:style-name="P1"><text:s text:c="8"/>'Call Delta0CrossHedPutPut</text:p>
      <text:p text:style-name="P1">ElseIf MyAnswer = 3 Then</text:p>
      <text:p text:style-name="P1"><text:s text:c="8"/>'Call Delta0CallStock</text:p>
      <text:p text:style-name="P1">ElseIf MyAnswer = 4 Then</text:p>
      <text:p text:style-name="P1"><text:s text:c="8"/>'Call Delta0PutStock</text:p>
      <text:p text:style-name="P1">End If</text:p>
      <text:p text:style-name="P1"/>
      <text:p text:style-name="P1">End Sub</text:p>
      <text:p text:style-name="P1"/>
      <text:p text:style-name="P1">Function Delta0CrossHedCallCallScenario()</text:p>
      <text:p text:style-name="P1"><text:soft-page-break/><text:s text:c="4"/>'input</text:p>
      <text:p text:style-name="P1"><text:s text:c="4"/>Set MyLoadAreaR = Application.InputBox(Prompt:="Select MyLoadArea", Default:="=E36:F45", Left:=530, Top:=50, Type:=8)</text:p>
      <text:p text:style-name="P1"><text:s text:c="4"/>MyLoadArea = MyLoadAreaR.Address(RowAbsolute:=False, ColumnAbsolute:=False)</text:p>
      <text:p text:style-name="P1"><text:s text:c="4"/>'get the first Range from My Load Area</text:p>
      <text:p text:style-name="P1"><text:s text:c="4"/>MySplit = Strings.Split(MyLoadArea, ":")</text:p>
      <text:p text:style-name="P1"><text:s text:c="4"/>MyReferenceRange = MySplit(0)</text:p>
      <text:p text:style-name="P1"><text:s text:c="4"/>'Clear</text:p>
      <text:p text:style-name="P1"><text:s text:c="4"/>Worksheets("B-S Mispriced Option3").Range(MyLoadArea).ClearContents</text:p>
      <text:p text:style-name="P1"><text:s text:c="4"/>'Hedge Ration</text:p>
      <text:p text:style-name="P1"><text:s text:c="4"/>Worksheets("B-S Mispriced Option3").Range(MyReferenceRange).Activate</text:p>
      <text:p text:style-name="P1"><text:s text:c="8"/>ActiveCell.Offset(-1, 0).Activate</text:p>
      <text:p text:style-name="P1"><text:s text:c="8"/>MyHC1Value = ActiveCell.Value</text:p>
      <text:p text:style-name="P1"><text:s text:c="8"/>ActiveCell.Offset(0, 1).Activate</text:p>
      <text:p text:style-name="P1"><text:s text:c="8"/>MyHC2Value = ActiveCell.Value</text:p>
      <text:p text:style-name="P1"><text:s text:c="4"/></text:p>
      <text:p text:style-name="P1"><text:s text:c="4"/>MyHedgeValue = MyHC1Value / MyHC2Value</text:p>
      <text:p text:style-name="P1"><text:s text:c="4"/>If MyHedgeValue &gt;= 1 Then</text:p>
      <text:p text:style-name="P1"><text:s text:c="8"/>MyCase = 1</text:p>
      <text:p text:style-name="P1"><text:s text:c="4"/>End If</text:p>
      <text:p text:style-name="P1"><text:s text:c="4"/></text:p>
      <text:p text:style-name="P1"><text:s text:c="4"/>If MyCase = 1 Then</text:p>
      <text:p text:style-name="P1"><text:s text:c="8"/>Worksheets("B-S Mispriced Option3").Range(MyReferenceRange).Activate</text:p>
      <text:p text:style-name="P1"><text:s text:c="12"/>MyL35 = ActiveCell.Offset(-1, 0).Address</text:p>
      <text:p text:style-name="P1"><text:s text:c="12"/>MyR35 = ActiveCell.Offset(-1, 1).Address</text:p>
      <text:p text:style-name="P1"><text:s text:c="8"/>Worksheets("B-S Mispriced Option3").Range(MyReferenceRange).Activate</text:p>
      <text:p text:style-name="P1"><text:s text:c="12"/>ActiveCell.Offset(0, 0).Activate</text:p>
      <text:p text:style-name="P1"><text:s text:c="12"/>ActiveCell.Formula = "=" &amp; MyL35 &amp; "/" &amp; MyR35</text:p>
      <text:p text:style-name="P1"><text:s text:c="4"/>Else</text:p>
      <text:p text:style-name="P1"><text:s text:c="8"/>Worksheets("B-S Mispriced Option3").Range(MyReferenceRange).Activate</text:p>
      <text:p text:style-name="P1"><text:s text:c="12"/>MyL35 = ActiveCell.Offset(-1, 1).Address</text:p>
      <text:p text:style-name="P1"><text:s text:c="12"/>MyR35 = ActiveCell.Offset(-1, 0).Address</text:p>
      <text:p text:style-name="P1"><text:s text:c="12"/>ActiveCell.Offset(0, 0).Activate</text:p>
      <text:p text:style-name="P1"><text:s text:c="12"/>ActiveCell.Formula = "=" &amp; MyR35 &amp; "/" &amp; MyL35</text:p>
      <text:p text:style-name="P1"><text:s text:c="4"/>End If</text:p>
      <text:p text:style-name="P1"><text:s text:c="4"/>'Nof options</text:p>
      <text:p text:style-name="P1"><text:s text:c="4"/>If MyCase = 1 Then</text:p>
      <text:p text:style-name="P1"><text:s text:c="8"/>Worksheets("B-S Mispriced Option3").Range(MyReferenceRange).Activate</text:p>
      <text:p text:style-name="P1"><text:s text:c="12"/>ActiveCell.Offset(2, 0).Activate</text:p>
      <text:p text:style-name="P1"><text:s text:c="12"/>ActiveCell.Formula = "=-E16"</text:p>
      <text:p text:style-name="P1"><text:s text:c="8"/>Worksheets("B-S Mispriced Option3").Range(MyReferenceRange).Activate</text:p>
      <text:p text:style-name="P1"><text:s text:c="12"/>ActiveCell.Offset(5, 1).Activate</text:p>
      <text:p text:style-name="P1"><text:s text:c="12"/>ActiveCell.Formula = "=-F19"</text:p>
      <text:p text:style-name="P1"><text:s text:c="4"/>Else</text:p>
      <text:p text:style-name="P1"><text:s text:c="8"/>Worksheets("B-S Mispriced Option3").Range(MyReferenceRange).Activate</text:p>
      <text:p text:style-name="P1"><text:s text:c="12"/>ActiveCell.Offset(2, 1).Activate</text:p>
      <text:p text:style-name="P1"><text:s text:c="12"/>ActiveCell.Formula = "=-F16"</text:p>
      <text:p text:style-name="P1"><text:s text:c="8"/>Worksheets("B-S Mispriced Option3").Range(MyReferenceRange).Activate</text:p>
      <text:p text:style-name="P1"><text:s text:c="12"/>ActiveCell.Offset(5, 0).Activate</text:p>
      <text:p text:style-name="P1"><text:s text:c="12"/>ActiveCell.Formula = "=-E19"</text:p>
      <text:p text:style-name="P1"><text:s text:c="4"/>End If</text:p>
      <text:p text:style-name="P1"><text:s text:c="4"/>'Cash Flow</text:p>
      <text:p text:style-name="P1"><text:s text:c="4"/>Worksheets("B-S Mispriced Option3").Range(MyReferenceRange).Activate</text:p>
      <text:p text:style-name="P1"><text:soft-page-break/><text:s text:c="8"/>MyR33 = ActiveCell.Offset(-3, 1).Address</text:p>
      <text:p text:style-name="P1"><text:s text:c="8"/>MyR36 = ActiveCell.Offset(0, 1).Address</text:p>
      <text:p text:style-name="P1"><text:s text:c="8"/>MyL33 = ActiveCell.Offset(-3, 0).Address</text:p>
      <text:p text:style-name="P1"><text:s text:c="8"/>MyL38 = ActiveCell.Offset(2, 0).Address</text:p>
      <text:p text:style-name="P1"><text:s text:c="8"/>MyR38 = ActiveCell.Offset(2, 1).Address</text:p>
      <text:p text:style-name="P1"><text:s text:c="8"/>MyL41 = ActiveCell.Offset(5, 0).Address</text:p>
      <text:p text:style-name="P1"><text:s text:c="8"/>MyR41 = ActiveCell.Offset(5, 1).Address</text:p>
      <text:p text:style-name="P1"><text:s text:c="8"/>MyR43 = ActiveCell.Offset(7, 1).Address</text:p>
      <text:p text:style-name="P1"><text:s text:c="8"/>MyL43 = ActiveCell.Offset(7, 0).Address</text:p>
      <text:p text:style-name="P1"><text:s text:c="8"/>MyL44 = ActiveCell.Offset(8, 0).Address</text:p>
      <text:p text:style-name="P1"><text:s text:c="8"/>MyL22 = ActiveCell.Offset(-14, 0).Address</text:p>
      <text:p text:style-name="P1"><text:s text:c="7"/></text:p>
      <text:p text:style-name="P1"><text:s text:c="4"/>If MyCase = 1 Then</text:p>
      <text:p text:style-name="P1"><text:s text:c="8"/>Worksheets("B-S Mispriced Option3").Range(MyReferenceRange).Activate</text:p>
      <text:p text:style-name="P1"><text:s text:c="8"/>ActiveCell.Offset(7, 0).Activate</text:p>
      <text:p text:style-name="P1"><text:s text:c="12"/>ActiveCell.Formula = "=" &amp; MyL33 &amp; "*" &amp; MyL38</text:p>
      <text:p text:style-name="P1"><text:s text:c="8"/>ActiveCell.Offset(0, 1).Activate</text:p>
      <text:p text:style-name="P1"><text:s text:c="12"/>ActiveCell.Formula = "=" &amp; MyR33 &amp; "*" &amp; MyR41</text:p>
      <text:p text:style-name="P1"><text:s text:c="8"/>ActiveCell.Offset(1, -1).Activate</text:p>
      <text:p text:style-name="P1"><text:s text:c="12"/>ActiveCell.Formula = "=" &amp; MyL43 &amp; "+" &amp; MyR43</text:p>
      <text:p text:style-name="P1"><text:s text:c="8"/>ActiveCell.Offset(1, 0).Activate</text:p>
      <text:p text:style-name="P1"><text:s text:c="12"/>ActiveCell.Formula = "=" &amp; MyL44 &amp; "+" &amp; "E22"</text:p>
      <text:p text:style-name="P1"><text:s text:c="4"/>Else</text:p>
      <text:p text:style-name="P1"><text:s text:c="8"/>Worksheets("B-S Mispriced Option3").Range(MyReferenceRange).Activate</text:p>
      <text:p text:style-name="P1"><text:s text:c="8"/>ActiveCell.Offset(7, 0).Activate</text:p>
      <text:p text:style-name="P1"><text:s text:c="12"/>ActiveCell.Formula = "=" &amp; MyL33 &amp; "*" &amp; MyL41</text:p>
      <text:p text:style-name="P1"><text:s text:c="8"/>ActiveCell.Offset(0, 1).Activate</text:p>
      <text:p text:style-name="P1"><text:s text:c="12"/>ActiveCell.Formula = "=" &amp; MyR33 &amp; "*" &amp; MyR38</text:p>
      <text:p text:style-name="P1"><text:s text:c="8"/>ActiveCell.Offset(1, 0).Activate</text:p>
      <text:p text:style-name="P1"><text:s text:c="12"/>ActiveCell.Formula = "=" &amp; MyL43 &amp; "+" &amp; MyR43</text:p>
      <text:p text:style-name="P1"><text:s text:c="8"/>ActiveCell.Offset(1, 0).Activate</text:p>
      <text:p text:style-name="P1"><text:s text:c="12"/>ActiveCell.Formula = "=" &amp; MyL44 &amp; "+" &amp; "E22"</text:p>
      <text:p text:style-name="P1"><text:s text:c="4"/>End If</text:p>
      <text:p text:style-name="P1">End Function</text:p>
      <text:p text:style-name="P1"/>
      <text:p text:style-name="P1">Sub te()</text:p>
      <text:p text:style-name="P1">A = "=" &amp; "23" &amp; "/" &amp; "*"</text:p>
      <text:p text:style-name="P1">End Sub</text:p>
      <text:p text:style-name="P1"/>
      <text:p text:style-name="P1"/>
      <text:p text:style-name="P13">File: OptionPricing –BinomialModel –AmericanOptions</text:p>
      <text:p text:style-name="P1"/>
      <text:p text:style-name="P1"/>
      <text:p text:style-name="P1">Private Sub CommandButton1_Click()</text:p>
      <text:p text:style-name="P1"><text:s text:c="4"/>UserForm1.Left = 430</text:p>
      <text:p text:style-name="P1"><text:s text:c="4"/>UserForm1.Top = 300</text:p>
      <text:p text:style-name="P1"><text:s text:c="4"/>UserForm1.TextBox1.SelStart = 0</text:p>
      <text:p text:style-name="P1"><text:s text:c="4"/>UserForm1.TextBox1.SelLength = UserForm1.TextBox1.TextLength</text:p>
      <text:p text:style-name="P1"><text:s text:c="4"/>UserForm1.TextBox2.SelStart = 0</text:p>
      <text:p text:style-name="P1"><text:s text:c="4"/>UserForm1.TextBox2.SelLength = UserForm1.TextBox1.TextLength</text:p>
      <text:p text:style-name="P1"><text:s text:c="4"/>UserForm1.TextBox3.SelStart = 0</text:p>
      <text:p text:style-name="P1"><text:s text:c="4"/>UserForm1.TextBox3.SelLength = UserForm1.TextBox1.TextLength</text:p>
      <text:p text:style-name="P1"><text:soft-page-break/><text:s text:c="4"/>UserForm1.TextBox4.SelStart = 0</text:p>
      <text:p text:style-name="P1"><text:s text:c="4"/>UserForm1.TextBox4.SelLength = UserForm1.TextBox1.TextLength</text:p>
      <text:p text:style-name="P1"><text:s text:c="4"/>UserForm1.TextBox5.SelStart = 0</text:p>
      <text:p text:style-name="P1"><text:s text:c="4"/>UserForm1.TextBox5.SelLength = UserForm1.TextBox1.TextLength</text:p>
      <text:p text:style-name="P1"><text:s text:c="4"/>UserForm1.TextBox6.SelStart = 0</text:p>
      <text:p text:style-name="P1"><text:s text:c="4"/>UserForm1.TextBox6.SelLength = UserForm1.TextBox1.TextLength</text:p>
      <text:p text:style-name="P1"><text:s text:c="4"/>UserForm1.TextBox7.SelStart = 0</text:p>
      <text:p text:style-name="P1"><text:s text:c="4"/>UserForm1.TextBox7.SelLength = UserForm1.TextBox1.TextLength</text:p>
      <text:p text:style-name="P1"><text:s text:c="4"/>UserForm1.TextBox8.SelStart = 0</text:p>
      <text:p text:style-name="P1"><text:s text:c="4"/>UserForm1.TextBox8.SelLength = UserForm1.TextBox1.TextLength</text:p>
      <text:p text:style-name="P1"><text:s text:c="4"/>UserForm1.TextBox9.SelStart = 0</text:p>
      <text:p text:style-name="P1"><text:s text:c="4"/>UserForm1.TextBox9.SelLength = UserForm1.TextBox1.TextLength</text:p>
      <text:p text:style-name="P1"><text:s text:c="4"/>UserForm1.TextBox10.SelStart = 0</text:p>
      <text:p text:style-name="P1"><text:s text:c="4"/>UserForm1.TextBox10.SelLength = UserForm1.TextBox1.TextLength</text:p>
      <text:p text:style-name="P1"><text:s text:c="4"/>UserForm1.TextBox11.SelStart = 0</text:p>
      <text:p text:style-name="P1"><text:s text:c="4"/>UserForm1.TextBox11.SelLength = UserForm1.TextBox1.TextLength</text:p>
      <text:p text:style-name="P1"><text:s text:c="4"/>myInput = Application.InputBox("1-Stock, 2-Forex, 3-Futures", , "1", , , , , 2)</text:p>
      <text:p text:style-name="P1"><text:s text:c="4"/>If myInput = "1" Then</text:p>
      <text:p text:style-name="P1"><text:s text:c="4"/>UserForm1.TextBox1.Text = "In!$B$6"</text:p>
      <text:p text:style-name="P1"><text:s text:c="4"/>UserForm1.TextBox2.Text = "In!$B$5"</text:p>
      <text:p text:style-name="P1"><text:s text:c="4"/>UserForm1.TextBox3.Text = "In!$B$8"</text:p>
      <text:p text:style-name="P1"><text:s text:c="4"/>UserForm1.TextBox4.Text = "In!$B$9"</text:p>
      <text:p text:style-name="P1"><text:s text:c="4"/>UserForm1.TextBox5.Text = "In!$B$15"</text:p>
      <text:p text:style-name="Standard"><text:span text:style-name="T1"><text:s text:c="4"/></text:span>UserForm1.TextBox6.Text = "In!$E$5"</text:p>
      <text:p text:style-name="Standard"><text:s text:c="4"/>UserForm1.TextBox7.Text = "In!$E$6"</text:p>
      <text:p text:style-name="Standard"><text:s text:c="4"/>UserForm1.TextBox8.Text = "In!$E$7"</text:p>
      <text:p text:style-name="Standard"><text:s text:c="4"/>UserForm1.TextBox9.Text = "In!$E$8"</text:p>
      <text:p text:style-name="Standard"><text:s text:c="4"/>UserForm1.TextBox10.Text = "In!$E$9"</text:p>
      <text:p text:style-name="Standard"><text:s text:c="4"/>UserForm1.TextBox11.Text = "In!$E$10"</text:p>
      <text:p text:style-name="Standard"><text:s text:c="4"/><text:span text:style-name="T1">ElseIf myInput = "2" Then</text:span></text:p>
      <text:p text:style-name="P1"><text:s text:c="5"/>UserForm1.TextBox1.Text = "In!$B$21"</text:p>
      <text:p text:style-name="P1"><text:s text:c="4"/>UserForm1.TextBox2.Text = "In!$B$20"</text:p>
      <text:p text:style-name="P1"><text:s text:c="4"/>UserForm1.TextBox3.Text = "In!$B$22"</text:p>
      <text:p text:style-name="P1"><text:s text:c="4"/>UserForm1.TextBox4.Text = "In!$B$26"</text:p>
      <text:p text:style-name="P1"><text:s text:c="4"/>UserForm1.TextBox5.Text = "In!$B$28"</text:p>
      <text:p text:style-name="Standard"><text:span text:style-name="T1"><text:s text:c="4"/></text:span>UserForm1.TextBox6.Text = "In!$E$20"</text:p>
      <text:p text:style-name="Standard"><text:s text:c="4"/>UserForm1.TextBox7.Text = "In!$E$21"</text:p>
      <text:p text:style-name="Standard"><text:s text:c="4"/>UserForm1.TextBox8.Text = "In!$E$22"</text:p>
      <text:p text:style-name="Standard"><text:s text:c="4"/>UserForm1.TextBox9.Text = "In!$E$23"</text:p>
      <text:p text:style-name="Standard"><text:s text:c="4"/>UserForm1.TextBox10.Text = "In!$E$24"</text:p>
      <text:p text:style-name="Standard"><text:s text:c="4"/>UserForm1.TextBox11.Text = "In!$E$25"</text:p>
      <text:p text:style-name="Standard"><text:s text:c="4"/><text:span text:style-name="T1">ElseIf myInput = "3" Then</text:span></text:p>
      <text:p text:style-name="P1"><text:s text:c="4"/>UserForm1.TextBox1.Text = "In!$B$36"</text:p>
      <text:p text:style-name="P1"><text:s text:c="4"/>UserForm1.TextBox2.Text = "In!$B$35"</text:p>
      <text:p text:style-name="P1"><text:s text:c="4"/>UserForm1.TextBox3.Text = "In!$B$37"</text:p>
      <text:p text:style-name="P1"><text:s text:c="4"/>UserForm1.TextBox4.Text = "In!$B$39"</text:p>
      <text:p text:style-name="P1"><text:s text:c="4"/>UserForm1.TextBox5.Text = "In!$B$40"</text:p>
      <text:p text:style-name="Standard"><text:span text:style-name="T1"><text:s text:c="4"/></text:span>UserForm1.TextBox6.Text = "In!$E$35"</text:p>
      <text:p text:style-name="Standard"><text:s text:c="4"/>UserForm1.TextBox7.Text = "In!$E$36"</text:p>
      <text:p text:style-name="Standard"><text:s text:c="4"/>UserForm1.TextBox8.Text = "In!$E$37"</text:p>
      <text:p text:style-name="Standard"><text:s text:c="4"/>UserForm1.TextBox9.Text = "In!$E$38"</text:p>
      <text:p text:style-name="Standard"><text:s text:c="4"/>UserForm1.TextBox10.Text = "In!$E$39"</text:p>
      <text:p text:style-name="Standard"><text:s text:c="4"/>UserForm1.TextBox11.Text = "In!$E$40"</text:p>
      <text:p text:style-name="Standard"><text:soft-page-break/><text:s text:c="4"/><text:span text:style-name="T1">End If</text:span></text:p>
      <text:p text:style-name="P1"><text:s text:c="4"/>Worksheets("In").Activate</text:p>
      <text:p text:style-name="P1"><text:s text:c="4"/>UserForm1.Show</text:p>
      <text:p text:style-name="P1">End Sub</text:p>
      <text:p text:style-name="P1"/>
      <text:p text:style-name="P1"/>
      <text:p text:style-name="P1"/>
      <text:p text:style-name="P1"/>
      <text:p text:style-name="P1">Private Sub CommandButton2_Click()</text:p>
      <text:p text:style-name="P1">'UserForm1&gt;Abbrechen</text:p>
      <text:p text:style-name="P1"><text:s text:c="4"/>UserForm1.Hide</text:p>
      <text:p text:style-name="P1">End Sub</text:p>
      <text:p text:style-name="P1"/>
      <text:p text:style-name="P1">Private Sub CommandButton1_Click()</text:p>
      <text:p text:style-name="P1">'UserForm1&gt;Stock:EuropeanStyleCall</text:p>
      <text:p text:style-name="P1"><text:s text:c="4"/>UserForm1.Hide</text:p>
      <text:p text:style-name="P1"><text:s text:c="4"/>Call GenerateEquationsEuropeanStyleCall("Stock", "EuropeanCallOptionOnStock")</text:p>
      <text:p text:style-name="P1">End Sub</text:p>
      <text:p text:style-name="P1">Private Sub CommandButton6_Click()</text:p>
      <text:p text:style-name="P1">'UserForm1&gt;Forex:EuropeanStyleCall</text:p>
      <text:p text:style-name="P1"><text:s text:c="4"/>UserForm1.Hide</text:p>
      <text:p text:style-name="P1"><text:s text:c="4"/>Call GenerateEquationsEuropeanStyleCall("Forex", "EuropeanCallOptionOnForex")</text:p>
      <text:p text:style-name="P1">End Sub</text:p>
      <text:p text:style-name="P1">Private Sub CommandButton9_Click()</text:p>
      <text:p text:style-name="P1">'UserForm1&gt;Futures:EuropeanStyleCall</text:p>
      <text:p text:style-name="P1"><text:s text:c="4"/>UserForm1.Hide</text:p>
      <text:p text:style-name="P1"><text:s text:c="4"/>Call GenerateEquationsEuropeanStyleCall("Futures", "EuropeanCallOptionOnFutures")</text:p>
      <text:p text:style-name="P1">End Sub</text:p>
      <text:p text:style-name="P1"/>
      <text:p text:style-name="P1">Function GenerateEquationsEuropeanStyleCall(Underlying As String, OptionType As String)</text:p>
      <text:p text:style-name="P1">K = UserForm1.TextBox1.Value</text:p>
      <text:p text:style-name="P1">T = UserForm1.TextBox2.Value</text:p>
      <text:p text:style-name="P1">S0 = UserForm1.TextBox3.Value</text:p>
      <text:p text:style-name="P1">Std = UserForm1.TextBox4.Value</text:p>
      <text:p text:style-name="P1">r = UserForm1.TextBox5.Value</text:p>
      <text:p text:style-name="P1">Dt = UserForm1.TextBox6.Value</text:p>
      <text:p text:style-name="P1">Up = UserForm1.TextBox7.Value</text:p>
      <text:p text:style-name="P1">Down = UserForm1.TextBox8.Value</text:p>
      <text:p text:style-name="P1">Prob = UserForm1.TextBox9.Value</text:p>
      <text:p text:style-name="P1">EinsMinusProb = UserForm1.TextBox10.Value</text:p>
      <text:p text:style-name="P1">n = UserForm1.TextBox11.Value</text:p>
      <text:p text:style-name="P1">IterMax = Worksheets("In").Range(n).Value</text:p>
      <text:p text:style-name="P1">'Clear all</text:p>
      <text:p text:style-name="P1">myInput1 = Application.InputBox("Generate New Stock/Forex/Futures Values as well?", , "N", , , , , 2)</text:p>
      <text:p text:style-name="P1">If myInput1 = "N" Then</text:p>
      <text:p text:style-name="P1">Else</text:p>
      <text:p text:style-name="P1"><text:s text:c="4"/>With Worksheets(Underlying)</text:p>
      <text:p text:style-name="P1"><text:s text:c="8"/>.Range(.Cells(3, 1), .Cells(257, 254)).ClearContents</text:p>
      <text:p text:style-name="P1"><text:s text:c="4"/>End With</text:p>
      <text:p text:style-name="P1">End If</text:p>
      <text:p text:style-name="P1">With Worksheets(OptionType)</text:p>
      <text:p text:style-name="P1"><text:s text:c="4"/>.Range(.Cells(3, 1), .Cells(257, 254)).ClearContents</text:p>
      <text:p text:style-name="P1">End With</text:p>
      <text:p text:style-name="Standard"><text:soft-page-break/>'Definitionen</text:p>
      <text:p text:style-name="Standard">mal = "*"</text:p>
      <text:p text:style-name="Standard">Gleich = "="</text:p>
      <text:p text:style-name="Standard">Hoch = "^"</text:p>
      <text:p text:style-name="Standard">minus = "-"</text:p>
      <text:p text:style-name="P1">plus = "+"</text:p>
      <text:p text:style-name="P1">'Programm für Stock</text:p>
      <text:p text:style-name="P1">If myInput1 = "N" Then</text:p>
      <text:p text:style-name="P1">Else</text:p>
      <text:p text:style-name="P1"><text:s text:c="4"/>For IterUnten = 0 To IterMax</text:p>
      <text:p text:style-name="P1"><text:s text:c="8"/>Worksheets(Underlying).Cells(3 + IterUnten, 1).Value = IterUnten</text:p>
      <text:p text:style-name="Standard"><text:span text:style-name="T1"><text:s text:c="8"/></text:span>For IterRechts = 0 To IterUnten</text:p>
      <text:p text:style-name="Standard"><text:s text:c="12"/>'Formel</text:p>
      <text:p text:style-name="Standard"><text:s text:c="12"/>UpStr = CStr(IterUnten - IterRechts)</text:p>
      <text:p text:style-name="Standard"><text:s text:c="12"/>DownStr = CStr(IterRechts)</text:p>
      <text:p text:style-name="Standard"><text:s text:c="12"/>Formel1 = Gleich &amp; S0 &amp; mal</text:p>
      <text:p text:style-name="Standard"><text:s text:c="12"/>Formel2 = Up &amp; Hoch &amp; UpStr &amp; mal</text:p>
      <text:p text:style-name="Standard"><text:s text:c="12"/>Formel3 = Down &amp; Hoch &amp; DownStr</text:p>
      <text:p text:style-name="Standard"><text:s text:c="12"/>Worksheets(Underlying).Cells(3 + IterUnten, 2 + IterRechts).Value = Formel1 &amp; Formel2 &amp; Formel3</text:p>
      <text:p text:style-name="Standard"><text:s text:c="8"/>Next IterRechts</text:p>
      <text:p text:style-name="Standard"><text:s text:c="4"/>Next IterUnten</text:p>
      <text:p text:style-name="Standard">End If</text:p>
      <text:p text:style-name="Standard">'Programm für Call Option</text:p>
      <text:p text:style-name="Standard">'Formel für cT</text:p>
      <text:p text:style-name="P1">For IterRechts = 0 To IterMax</text:p>
      <text:p text:style-name="P1"><text:s text:c="4"/>Formel4 = "R" &amp; CStr(3 + IterMax) &amp; "C" &amp; CStr(2 + IterRechts)</text:p>
      <text:p text:style-name="P1"><text:s text:c="4"/>Formel5 = Application.ConvertFormula(Formula:=Formel4, fromReferenceStyle:=xlR1C1, toReferenceStyle:=xlA1)</text:p>
      <text:p text:style-name="P1"><text:s text:c="4"/>ST = Underlying &amp; "!" &amp; Formel5</text:p>
      <text:p text:style-name="P1"><text:s text:c="4"/>Formel6 = Gleich &amp; "Max(" &amp; ST &amp; minus &amp; K &amp; ",0)"</text:p>
      <text:p text:style-name="P1"><text:s text:c="4"/>Worksheets(OptionType).Cells(3 + IterMax, 2 + IterRechts).Value = Formel6</text:p>
      <text:p text:style-name="P1">Next IterRechts</text:p>
      <text:p text:style-name="P1">'Formel für ct European Style</text:p>
      <text:p text:style-name="P1">For IterRunter = 0 To IterMax - 1</text:p>
      <text:p text:style-name="P1"><text:s text:c="4"/>IterRauf = IterMax - IterRunter</text:p>
      <text:p text:style-name="P1"><text:s text:c="4"/>Worksheets(OptionType).Cells(3 + IterRauf, 1).Value = IterRauf</text:p>
      <text:p text:style-name="P1"><text:s text:c="4"/>For IterRechts = 0 To IterRauf - 1</text:p>
      <text:p text:style-name="P1"><text:s text:c="8"/>Formel7 = "R" &amp; CStr(3 + IterRauf) &amp; "C" &amp; CStr(2 + IterRechts)</text:p>
      <text:p text:style-name="P1"><text:s text:c="8"/>ctj = Application.ConvertFormula(Formula:=Formel7, fromReferenceStyle:=xlR1C1, toReferenceStyle:=xlA1)</text:p>
      <text:p text:style-name="P1"><text:s text:c="8"/>Formel8 = "R" &amp; CStr(3 + IterRauf) &amp; "C" &amp; CStr(2 + IterRechts + 1)</text:p>
      <text:p text:style-name="P1"><text:s text:c="8"/>ctjplus1 = Application.ConvertFormula(Formula:=Formel8, fromReferenceStyle:=xlR1C1, toReferenceStyle:=xlA1)</text:p>
      <text:p text:style-name="P1"><text:s text:c="8"/>Formel9 = Gleich &amp; "exp(" &amp; minus &amp; r &amp; mal &amp; Dt &amp; ")"</text:p>
      <text:p text:style-name="P1"><text:s text:c="8"/>Formel10 = mal &amp; "(" &amp; Prob &amp; mal &amp; ctj &amp; plus</text:p>
      <text:p text:style-name="Standard"><text:span text:style-name="T1"><text:s text:c="8"/></text:span>Formel11 = EinsMinusProb &amp; mal &amp; ctjplus1 &amp; ")"</text:p>
      <text:p text:style-name="Standard"><text:s text:c="8"/>Formel12 = Formel9 &amp; Formel10 &amp; Formel11</text:p>
      <text:p text:style-name="Standard"><text:s text:c="8"/><text:span text:style-name="T1">Worksheets(OptionType).Cells(3 + IterRauf - 1, 2 + IterRechts).Value = Formel12</text:span></text:p>
      <text:p text:style-name="P1"><text:s text:c="4"/>Next IterRechts</text:p>
      <text:p text:style-name="P1">Next IterRunter</text:p>
      <text:p text:style-name="P1">Worksheets(OptionType).Cells(3, 1).Value = 0</text:p>
      <text:p text:style-name="P1">End Function</text:p>
      <text:p text:style-name="P1"><text:soft-page-break/></text:p>
      <text:p text:style-name="P1">Private Sub CommandButton3_Click()</text:p>
      <text:p text:style-name="P1">'UserForm1&gt;Stock:AmericanStyleCall</text:p>
      <text:p text:style-name="P1"><text:s text:c="4"/>UserForm1.Hide</text:p>
      <text:p text:style-name="P1"><text:s text:c="4"/>Call GenerateEquationsAmericanStyleCall("Stock", "AmericanCallOptionOnStock")</text:p>
      <text:p text:style-name="P1">End Sub</text:p>
      <text:p text:style-name="P1">Private Sub CommandButton7_Click()</text:p>
      <text:p text:style-name="P1">'UserForm1&gt;Forex:AmericanStyleCall</text:p>
      <text:p text:style-name="P1"><text:s text:c="4"/>UserForm1.Hide</text:p>
      <text:p text:style-name="P1"><text:s text:c="4"/>Call GenerateEquationsAmericanStyleCall("Forex", "AmericanCallOptionOnForex")</text:p>
      <text:p text:style-name="P1">End Sub</text:p>
      <text:p text:style-name="P1">Private Sub CommandButton10_Click()</text:p>
      <text:p text:style-name="P1">'UserForm1&gt;Futures:AmericanStyleCall</text:p>
      <text:p text:style-name="P1"><text:s text:c="4"/>UserForm1.Hide</text:p>
      <text:p text:style-name="P1"><text:s text:c="4"/>Call GenerateEquationsAmericanStyleCall("Futures", "AmericanCallOptionOnFutures")</text:p>
      <text:p text:style-name="P1">End Sub</text:p>
      <text:p text:style-name="P1"/>
      <text:p text:style-name="P1">Function GenerateEquationsAmericanStyleCall(Underlying As String, OptionType As String)</text:p>
      <text:p text:style-name="P1">K = UserForm1.TextBox1.Value</text:p>
      <text:p text:style-name="P1">T = UserForm1.TextBox2.Value</text:p>
      <text:p text:style-name="P1">S0 = UserForm1.TextBox3.Value</text:p>
      <text:p text:style-name="P1">Std = UserForm1.TextBox4.Value</text:p>
      <text:p text:style-name="P1">r = UserForm1.TextBox5.Value</text:p>
      <text:p text:style-name="P1">Dt = UserForm1.TextBox6.Value</text:p>
      <text:p text:style-name="P1">Up = UserForm1.TextBox7.Value</text:p>
      <text:p text:style-name="P1">Down = UserForm1.TextBox8.Value</text:p>
      <text:p text:style-name="P1">Prob = UserForm1.TextBox9.Value</text:p>
      <text:p text:style-name="P1">EinsMinusProb = UserForm1.TextBox10.Value</text:p>
      <text:p text:style-name="P1">n = UserForm1.TextBox11.Value</text:p>
      <text:p text:style-name="P1">IterMax = Worksheets("In").Range(n).Value</text:p>
      <text:p text:style-name="P1">'Clear all</text:p>
      <text:p text:style-name="P1">myInput1 = Application.InputBox("Generate New Stock/Forex/Futures Values as well?", , "N", , , , , 2)</text:p>
      <text:p text:style-name="P1">If myInput1 = "N" Then</text:p>
      <text:p text:style-name="P1">Else</text:p>
      <text:p text:style-name="P1"><text:s text:c="4"/>With Worksheets(Underlying)</text:p>
      <text:p text:style-name="P1"><text:s text:c="8"/>.Range(.Cells(3, 1), .Cells(257, 254)).ClearContents</text:p>
      <text:p text:style-name="P1"><text:s text:c="4"/>End With</text:p>
      <text:p text:style-name="P1">End If</text:p>
      <text:p text:style-name="P1">With Worksheets(OptionType)</text:p>
      <text:p text:style-name="P1"><text:s text:c="4"/>.Range(.Cells(3, 1), .Cells(257, 254)).ClearContents</text:p>
      <text:p text:style-name="P1">End With</text:p>
      <text:p text:style-name="Standard">'Definitionen</text:p>
      <text:p text:style-name="Standard">mal = "*"</text:p>
      <text:p text:style-name="Standard">Gleich = "="</text:p>
      <text:p text:style-name="Standard">Hoch = "^"</text:p>
      <text:p text:style-name="Standard">minus = "-"</text:p>
      <text:p text:style-name="P1">plus = "+"</text:p>
      <text:p text:style-name="P1">'Programm für Stock</text:p>
      <text:p text:style-name="P1">If myInput1 = "N" Then</text:p>
      <text:p text:style-name="P1">Else</text:p>
      <text:p text:style-name="P1"><text:s text:c="4"/>For IterUnten = 0 To IterMax</text:p>
      <text:p text:style-name="P1"><text:s text:c="8"/>Worksheets(Underlying).Cells(3 + IterUnten, 1).Value = IterUnten</text:p>
      <text:p text:style-name="Standard"><text:span text:style-name="T1"><text:s text:c="8"/></text:span>For IterRechts = 0 To IterUnten</text:p>
      <text:p text:style-name="Standard"><text:soft-page-break/><text:s text:c="12"/>'Formel</text:p>
      <text:p text:style-name="Standard"><text:s text:c="12"/>UpStr = CStr(IterUnten - IterRechts)</text:p>
      <text:p text:style-name="Standard"><text:s text:c="12"/>DownStr = CStr(IterRechts)</text:p>
      <text:p text:style-name="Standard"><text:s text:c="12"/>Formel1 = Gleich &amp; S0 &amp; mal</text:p>
      <text:p text:style-name="Standard"><text:s text:c="12"/>Formel2 = Up &amp; Hoch &amp; UpStr &amp; mal</text:p>
      <text:p text:style-name="Standard"><text:s text:c="12"/>Formel3 = Down &amp; Hoch &amp; DownStr</text:p>
      <text:p text:style-name="Standard"><text:s text:c="12"/>Worksheets(Underlying).Cells(3 + IterUnten, 2 + IterRechts).Value = Formel1 &amp; Formel2 &amp; Formel3</text:p>
      <text:p text:style-name="Standard"><text:s text:c="8"/>Next IterRechts</text:p>
      <text:p text:style-name="Standard"><text:s text:c="4"/>Next IterUnten</text:p>
      <text:p text:style-name="Standard">End If</text:p>
      <text:p text:style-name="Standard">'Programm für Call Option</text:p>
      <text:p text:style-name="Standard">'Formel für cT</text:p>
      <text:p text:style-name="P1">For IterRechts = 0 To IterMax</text:p>
      <text:p text:style-name="P1"><text:s text:c="4"/>Formel4 = "R" &amp; CStr(3 + IterMax) &amp; "C" &amp; CStr(2 + IterRechts)</text:p>
      <text:p text:style-name="P1"><text:s text:c="4"/>Formel5 = Application.ConvertFormula(Formula:=Formel4, fromReferenceStyle:=xlR1C1, toReferenceStyle:=xlA1)</text:p>
      <text:p text:style-name="P1"><text:s text:c="4"/>ST = Underlying &amp; "!" &amp; Formel5</text:p>
      <text:p text:style-name="P1"><text:s text:c="4"/>Formel6 = Gleich &amp; "Max(" &amp; ST &amp; minus &amp; K &amp; ",0)"</text:p>
      <text:p text:style-name="P1"><text:s text:c="4"/>Worksheets(OptionType).Cells(3 + IterMax, 2 + IterRechts).Value = Formel6</text:p>
      <text:p text:style-name="P1">Next IterRechts</text:p>
      <text:p text:style-name="P1">'Formel für ct American Style</text:p>
      <text:p text:style-name="P1">For IterRunter = 0 To IterMax - 1</text:p>
      <text:p text:style-name="P1"><text:s text:c="4"/>IterRauf = IterMax - IterRunter</text:p>
      <text:p text:style-name="P1"><text:s text:c="4"/>Worksheets(OptionType).Cells(3 + IterRauf, 1).Value = IterRauf</text:p>
      <text:p text:style-name="P1"><text:s text:c="4"/>For IterRechts = 0 To IterRauf - 1</text:p>
      <text:p text:style-name="P1"><text:s text:c="8"/>Formel7 = "R" &amp; CStr(3 + IterRauf) &amp; "C" &amp; CStr(2 + IterRechts)</text:p>
      <text:p text:style-name="P1"><text:s text:c="8"/>ctj = Application.ConvertFormula(Formula:=Formel7, fromReferenceStyle:=xlR1C1, toReferenceStyle:=xlA1)</text:p>
      <text:p text:style-name="P1"><text:s text:c="8"/>Formel8 = "R" &amp; CStr(3 + IterRauf) &amp; "C" &amp; CStr(2 + IterRechts + 1)</text:p>
      <text:p text:style-name="Standard"><text:span text:style-name="T1"><text:s text:c="8"/></text:span><text:span text:style-name="T2">ctjplus1 = Application.ConvertFormula(Formula:=Formel8, fromReferenceStyle:=xlR1C1, toReferenceStyle:=xlA1)</text:span></text:p>
      <text:p text:style-name="P2"><text:s text:c="8"/>Formel9 = "exp(" &amp; minus &amp; r &amp; mal &amp; Dt &amp; ")"</text:p>
      <text:p text:style-name="P2"><text:s text:c="8"/>Formel10 = mal &amp; "(" &amp; Prob &amp; mal &amp; ctj &amp; plus</text:p>
      <text:p text:style-name="Standard"><text:span text:style-name="T2"><text:s text:c="8"/></text:span>Formel11 = EinsMinusProb &amp; mal &amp; ctjplus1 &amp; ")"</text:p>
      <text:p text:style-name="Standard"><text:s text:c="8"/>Formel12 = Formel9 &amp; Formel10 &amp; Formel11</text:p>
      <text:p text:style-name="Standard"><text:s text:c="8"/>Formel13 = "R" &amp; CStr(3 + IterRauf - 1) &amp; "C" &amp; CStr(2 + IterRechts)</text:p>
      <text:p text:style-name="Standard"><text:s text:c="8"/><text:span text:style-name="T1">STminus1j = Application.ConvertFormula(Formula:=Formel13, fromReferenceStyle:=xlR1C1, toReferenceStyle:=xlA1)</text:span></text:p>
      <text:p text:style-name="Standard"><text:span text:style-name="T1"><text:s text:c="8"/>Formel14 = Gleich &amp; "Max(" &amp; Underlying &amp; "!" </text:span>&amp; STminus1j &amp; minus &amp; K</text:p>
      <text:p text:style-name="Standard"><text:s text:c="8"/>Formel15 = "," &amp; Formel12 &amp; ")"</text:p>
      <text:p text:style-name="Standard"><text:s text:c="8"/><text:span text:style-name="T1">Formel16 = Formel14 &amp; Formel15</text:span></text:p>
      <text:p text:style-name="P1"><text:s text:c="8"/>Worksheets(OptionType).Cells(3 + IterRauf - 1, 2 + IterRechts).Value = Formel16</text:p>
      <text:p text:style-name="P1"><text:s text:c="4"/>Next IterRechts</text:p>
      <text:p text:style-name="P1">Next IterRunter</text:p>
      <text:p text:style-name="P1">Worksheets(OptionType).Cells(3, 1).Value = 0</text:p>
      <text:p text:style-name="P1">End Function</text:p>
      <text:p text:style-name="P1"/>
      <text:p text:style-name="P1">Private Sub CommandButton4_Click()</text:p>
      <text:p text:style-name="P1">'UserForm1&gt;Stock:AmericanStylePut</text:p>
      <text:p text:style-name="P1"><text:s text:c="4"/>UserForm1.Hide</text:p>
      <text:p text:style-name="P1"><text:s text:c="4"/>Call GenerateEquationsAmericanStylePut("Stock", "AmericanPutOptionOnStock")</text:p>
      <text:p text:style-name="P1">End Sub</text:p>
      <text:p text:style-name="P1"><text:soft-page-break/>Private Sub CommandButton8_Click()</text:p>
      <text:p text:style-name="P1">'UserForm1&gt;Forex:AmericanStylePut</text:p>
      <text:p text:style-name="P1"><text:s text:c="4"/>UserForm1.Hide</text:p>
      <text:p text:style-name="P1"><text:s text:c="4"/>Call GenerateEquationsAmericanStylePut("Forex", "AmericanPutOptionOnForex")</text:p>
      <text:p text:style-name="P1">End Sub</text:p>
      <text:p text:style-name="P1"/>
      <text:p text:style-name="P1">Private Sub CommandButton11_Click()</text:p>
      <text:p text:style-name="P1">'UserForm1&gt;Futures:AmericanStylePut</text:p>
      <text:p text:style-name="P1"><text:s text:c="4"/>UserForm1.Hide</text:p>
      <text:p text:style-name="P1"><text:s text:c="4"/>Call GenerateEquationsAmericanStylePut("Futures", "AmericanPutOptionOnFutures")</text:p>
      <text:p text:style-name="P1">End Sub</text:p>
      <text:p text:style-name="P1"/>
      <text:p text:style-name="P1">Sub GenerateEquationsAmericanStylePut(Underlying As String, OptionType As String)</text:p>
      <text:p text:style-name="P1">K = UserForm1.TextBox1.Value</text:p>
      <text:p text:style-name="P1">T = UserForm1.TextBox2.Value</text:p>
      <text:p text:style-name="P1">S0 = UserForm1.TextBox3.Value</text:p>
      <text:p text:style-name="P1">Std = UserForm1.TextBox4.Value</text:p>
      <text:p text:style-name="P1">r = UserForm1.TextBox5.Value</text:p>
      <text:p text:style-name="P1">Dt = UserForm1.TextBox6.Value</text:p>
      <text:p text:style-name="P1">Up = UserForm1.TextBox7.Value</text:p>
      <text:p text:style-name="P1">Down = UserForm1.TextBox8.Value</text:p>
      <text:p text:style-name="P1">Prob = UserForm1.TextBox9.Value</text:p>
      <text:p text:style-name="P1">EinsMinusProb = UserForm1.TextBox10.Value</text:p>
      <text:p text:style-name="P1">n = UserForm1.TextBox11.Value</text:p>
      <text:p text:style-name="P1">IterMax = Worksheets("In").Range(n).Value</text:p>
      <text:p text:style-name="P1">'Clear all</text:p>
      <text:p text:style-name="P1">myInput1 = Application.InputBox("Generate New Stock/Forex/Futures Values as well?", , "N", , , , , 2)</text:p>
      <text:p text:style-name="P1">If myInput1 = "N" Then</text:p>
      <text:p text:style-name="P1">Else</text:p>
      <text:p text:style-name="P1"><text:s text:c="4"/>With Worksheets(Underlying)</text:p>
      <text:p text:style-name="P1"><text:s text:c="8"/>.Range(.Cells(3, 1), .Cells(257, 254)).ClearContents</text:p>
      <text:p text:style-name="P1"><text:s text:c="4"/>End With</text:p>
      <text:p text:style-name="P1">End If</text:p>
      <text:p text:style-name="P1">With Worksheets(OptionType)</text:p>
      <text:p text:style-name="P1"><text:s text:c="4"/>.Range(.Cells(3, 1), .Cells(257, 254)).ClearContents</text:p>
      <text:p text:style-name="P1">End With</text:p>
      <text:p text:style-name="Standard">'Definitionen</text:p>
      <text:p text:style-name="Standard">mal = "*"</text:p>
      <text:p text:style-name="Standard">Gleich = "="</text:p>
      <text:p text:style-name="Standard">Hoch = "^"</text:p>
      <text:p text:style-name="Standard">minus = "-"</text:p>
      <text:p text:style-name="P1">plus = "+"</text:p>
      <text:p text:style-name="P1">'Programm für Stock</text:p>
      <text:p text:style-name="P1">If myInput1 = "N" Then</text:p>
      <text:p text:style-name="P1">Else</text:p>
      <text:p text:style-name="P1"><text:s text:c="4"/>For IterUnten = 0 To IterMax</text:p>
      <text:p text:style-name="P1"><text:s text:c="8"/>Worksheets(Underlying).Cells(3 + IterUnten, 1).Value = IterUnten</text:p>
      <text:p text:style-name="Standard"><text:span text:style-name="T1"><text:s text:c="8"/></text:span>For IterRechts = 0 To IterUnten</text:p>
      <text:p text:style-name="Standard"><text:s text:c="12"/>'Formel</text:p>
      <text:p text:style-name="Standard"><text:s text:c="12"/>UpStr = CStr(IterUnten - IterRechts)</text:p>
      <text:p text:style-name="Standard"><text:s text:c="12"/>DownStr = CStr(IterRechts)</text:p>
      <text:p text:style-name="Standard"><text:s text:c="12"/>Formel1 = Gleich &amp; S0 &amp; mal</text:p>
      <text:p text:style-name="Standard"><text:s text:c="12"/>Formel2 = Up &amp; Hoch &amp; UpStr &amp; mal</text:p>
      <text:p text:style-name="Standard"><text:soft-page-break/><text:s text:c="12"/>Formel3 = Down &amp; Hoch &amp; DownStr</text:p>
      <text:p text:style-name="Standard"><text:s text:c="12"/>Worksheets(Underlying).Cells(3 + IterUnten, 2 + IterRechts).Value = Formel1 &amp; Formel2 &amp; Formel3</text:p>
      <text:p text:style-name="Standard"><text:s text:c="8"/>Next IterRechts</text:p>
      <text:p text:style-name="Standard"><text:s text:c="4"/>Next IterUnten</text:p>
      <text:p text:style-name="Standard">End If</text:p>
      <text:p text:style-name="Standard">'Programm für Put Option</text:p>
      <text:p text:style-name="Standard">'Formel für pT</text:p>
      <text:p text:style-name="P1">For IterRechts = 0 To IterMax</text:p>
      <text:p text:style-name="P1"><text:s text:c="4"/>Formel4 = "R" &amp; CStr(3 + IterMax) &amp; "C" &amp; CStr(2 + IterRechts)</text:p>
      <text:p text:style-name="P1"><text:s text:c="4"/>Formel5 = Application.ConvertFormula(Formula:=Formel4, fromReferenceStyle:=xlR1C1, toReferenceStyle:=xlA1)</text:p>
      <text:p text:style-name="P1"><text:s text:c="4"/>ST = Underlying &amp; "!" &amp; Formel5</text:p>
      <text:p text:style-name="P1"><text:s text:c="4"/>Formel6 = Gleich &amp; "Max(" &amp; K &amp; minus &amp; ST &amp; ",0)"</text:p>
      <text:p text:style-name="P1"><text:s text:c="4"/>Worksheets(OptionType).Cells(3 + IterMax, 2 + IterRechts).Value = Formel6</text:p>
      <text:p text:style-name="P1">Next IterRechts</text:p>
      <text:p text:style-name="P1">'Formel für pt American Style</text:p>
      <text:p text:style-name="P1">For IterRunter = 0 To IterMax - 1</text:p>
      <text:p text:style-name="P1"><text:s text:c="4"/>IterRauf = IterMax - IterRunter</text:p>
      <text:p text:style-name="P1"><text:s text:c="4"/>Worksheets(OptionType).Cells(3 + IterRauf, 1).Value = IterRauf</text:p>
      <text:p text:style-name="P1"><text:s text:c="4"/>For IterRechts = 0 To IterRauf - 1</text:p>
      <text:p text:style-name="P1"><text:s text:c="8"/>Formel7 = "R" &amp; CStr(3 + IterRauf) &amp; "C" &amp; CStr(2 + IterRechts)</text:p>
      <text:p text:style-name="P1"><text:s text:c="8"/>ptj = Application.ConvertFormula(Formula:=Formel7, fromReferenceStyle:=xlR1C1, toReferenceStyle:=xlA1)</text:p>
      <text:p text:style-name="P1"><text:s text:c="8"/>Formel8 = "R" &amp; CStr(3 + IterRauf) &amp; "C" &amp; CStr(2 + IterRechts + 1)</text:p>
      <text:p text:style-name="Standard"><text:span text:style-name="T1"><text:s text:c="8"/></text:span><text:span text:style-name="T2">ptjplus1 = Application.ConvertFormula(Formula:=Formel8, fromReferenceStyle:=xlR1C1, toReferenceStyle:=xlA1)</text:span></text:p>
      <text:p text:style-name="P2"><text:s text:c="8"/>Formel9 = "exp(" &amp; minus &amp; r &amp; mal &amp; Dt &amp; ")"</text:p>
      <text:p text:style-name="P2"><text:s text:c="8"/>Formel10 = mal &amp; "(" &amp; Prob &amp; mal &amp; ptj &amp; plus</text:p>
      <text:p text:style-name="Standard"><text:span text:style-name="T2"><text:s text:c="8"/></text:span>Formel11 = EinsMinusProb &amp; mal &amp; ptjplus1 &amp; ")"</text:p>
      <text:p text:style-name="Standard"><text:s text:c="8"/>Formel12 = Formel9 &amp; Formel10 &amp; Formel11</text:p>
      <text:p text:style-name="Standard"><text:s text:c="8"/>Formel13 = "R" &amp; CStr(3 + IterRauf - 1) &amp; "C" &amp; CStr(2 + IterRechts)</text:p>
      <text:p text:style-name="Standard"><text:s text:c="8"/>STminus1j = Application.ConvertFormula(Formula:=Formel13, fromReferenceStyle:=xlR1C1, toReferenceStyle:=xlA1)</text:p>
      <text:p text:style-name="Standard"><text:s text:c="8"/>Formel14 = Gleich &amp; "Max(" &amp; K &amp; minus &amp; Underlying &amp; "!" &amp; STminus1j</text:p>
      <text:p text:style-name="Standard"><text:s text:c="8"/>Formel15 = "," &amp; Formel12 &amp; ")"</text:p>
      <text:p text:style-name="Standard"><text:s text:c="8"/>Formel16 = Formel14 &amp; Formel15</text:p>
      <text:p text:style-name="Standard"><text:s text:c="8"/>Worksheets(OptionType).Cells(3 + IterRauf - 1, 2 + IterRechts).Value = Formel16</text:p>
      <text:p text:style-name="Standard"><text:s text:c="4"/>Next IterRechts</text:p>
      <text:p text:style-name="Standard">Next IterRunter</text:p>
      <text:p text:style-name="Standard">Worksheets(OptionType).Cells(3, 1).Value = 0</text:p>
      <text:p text:style-name="P1">End Sub</text:p>
      <text:p text:style-name="P1"/>
      <text:p text:style-name="P1">Private Sub CommandButton5_Click()</text:p>
      <text:p text:style-name="P1">'UserForm1&gt;Underlying</text:p>
      <text:p text:style-name="P1"><text:s text:c="4"/>UserForm1.Hide</text:p>
      <text:p text:style-name="P1"><text:s text:c="4"/>myInput = Application.InputBox("1-Stock, 2-Forex, 3-Futures", , "1", , , , , 2)</text:p>
      <text:p text:style-name="P1"><text:s text:c="4"/>If myInput = "1" Then</text:p>
      <text:p text:style-name="P1"><text:s text:c="8"/>Underlying = "Stock"</text:p>
      <text:p text:style-name="P1"><text:s text:c="4"/>ElseIf myInput = "2" Then</text:p>
      <text:p text:style-name="P1"><text:s text:c="8"/>Underlying = "Forex"</text:p>
      <text:p text:style-name="P1"><text:s text:c="4"/>ElseIf myInput = "3" Then</text:p>
      <text:p text:style-name="P1"><text:s text:c="8"/>Underlying = "Futures"</text:p>
      <text:p text:style-name="P1"><text:soft-page-break/><text:s text:c="4"/>End If</text:p>
      <text:p text:style-name="P1"><text:s text:c="4"/>Call GenerateEquationsUnderlying(Underlying)</text:p>
      <text:p text:style-name="P1">End Sub</text:p>
      <text:p text:style-name="P1"/>
      <text:p text:style-name="P1">Sub GenerateEquationsUnderlying(Underlying)</text:p>
      <text:p text:style-name="P1">K = UserForm1.TextBox1.Value</text:p>
      <text:p text:style-name="P1">T = UserForm1.TextBox2.Value</text:p>
      <text:p text:style-name="P1">S0 = UserForm1.TextBox3.Value</text:p>
      <text:p text:style-name="P1">Std = UserForm1.TextBox4.Value</text:p>
      <text:p text:style-name="P1">r = UserForm1.TextBox5.Value</text:p>
      <text:p text:style-name="P1">Dt = UserForm1.TextBox6.Value</text:p>
      <text:p text:style-name="P1">Up = UserForm1.TextBox7.Value</text:p>
      <text:p text:style-name="P1">Down = UserForm1.TextBox8.Value</text:p>
      <text:p text:style-name="P1">Prob = UserForm1.TextBox9.Value</text:p>
      <text:p text:style-name="P1">EinsMinusProb = UserForm1.TextBox10.Value</text:p>
      <text:p text:style-name="P1">n = UserForm1.TextBox11.Value</text:p>
      <text:p text:style-name="P1">IterMax = Worksheets("In").Range(n).Value</text:p>
      <text:p text:style-name="P1">'Clear all</text:p>
      <text:p text:style-name="P1">With Worksheets(Underlying)</text:p>
      <text:p text:style-name="P1"><text:s text:c="4"/>.Range(.Cells(3, 1), .Cells(257, 254)).ClearContents</text:p>
      <text:p text:style-name="P1">End With</text:p>
      <text:p text:style-name="Standard">'Definitionen</text:p>
      <text:p text:style-name="Standard">mal = "*"</text:p>
      <text:p text:style-name="Standard">Gleich = "="</text:p>
      <text:p text:style-name="Standard">Hoch = "^"</text:p>
      <text:p text:style-name="Standard">minus = "-"</text:p>
      <text:p text:style-name="Standard">plus = "+"</text:p>
      <text:p text:style-name="Standard">'Programm für Stock</text:p>
      <text:p text:style-name="Standard">For IterUnten = 0 To IterMax</text:p>
      <text:p text:style-name="Standard"><text:s text:c="4"/>Worksheets(Underlying).Cells(3 + IterUnten, 1).Value = IterUnten</text:p>
      <text:p text:style-name="Standard"><text:s text:c="4"/>For IterRechts = 0 To IterUnten</text:p>
      <text:p text:style-name="Standard"><text:s text:c="8"/>'Formel</text:p>
      <text:p text:style-name="Standard"><text:s text:c="8"/>UpStr = CStr(IterUnten - IterRechts)</text:p>
      <text:p text:style-name="Standard"><text:s text:c="8"/>DownStr = CStr(IterRechts)</text:p>
      <text:p text:style-name="Standard"><text:s text:c="8"/>Formel1 = Gleich &amp; S0 &amp; mal</text:p>
      <text:p text:style-name="Standard"><text:s text:c="8"/>Formel2 = Up &amp; Hoch &amp; UpStr &amp; mal</text:p>
      <text:p text:style-name="Standard"><text:s text:c="8"/>Formel3 = Down &amp; Hoch &amp; DownStr</text:p>
      <text:p text:style-name="Standard"><text:s text:c="8"/>Worksheets(Underlying).Cells(3 + IterUnten, 2 + IterRechts).Value = Formel1 &amp; Formel2 &amp; Formel3</text:p>
      <text:p text:style-name="Standard"><text:s text:c="4"/>Next IterRechts</text:p>
      <text:p text:style-name="Standard">Next IterUnten</text:p>
      <text:p text:style-name="Standard">End Sub</text:p>
      <text:p text:style-name="Standard"/>
      <text:p text:style-name="Standard">Private Sub UserForm_Click()</text:p>
      <text:p text:style-name="Standard"/>
      <text:p text:style-name="Standard">End Sub</text:p>
      <text:p text:style-name="Standard"/>
      <text:p text:style-name="Standard"/>
      <text:p text:style-name="P13">File: OptionPricing –BlackScholes-DynamicHedging</text:p>
      <text:p text:style-name="P1"/>
      <text:p text:style-name="P1"/>
      <text:p text:style-name="P1"/>
      <text:p text:style-name="P1"><text:soft-page-break/>Private Sub CommandButton1_Click()</text:p>
      <text:p text:style-name="P1"><text:s text:c="4"/>Dim MyLoadAreaR As Range, MyLoadArea As String</text:p>
      <text:p text:style-name="P1"><text:s text:c="4"/>Set MyLoadAreaR = Application.InputBox(Prompt:="Select MyLoadArea", Default:="=H4:H11", Type:=8)</text:p>
      <text:p text:style-name="P1"><text:s text:c="4"/>MyLoadArea = MyLoadAreaR.Address(RowAbsolute:=False, ColumnAbsolute:=False)</text:p>
      <text:p text:style-name="P1"><text:s text:c="4"/>Call MySolver(MyLoadArea)</text:p>
      <text:p text:style-name="P1">End Sub</text:p>
      <text:p text:style-name="P1"/>
      <text:p text:style-name="P1">Function MySolver(MyLoadArea As String)</text:p>
      <text:p text:style-name="P1"><text:s text:c="4"/>'Solver starten</text:p>
      <text:p text:style-name="P1"><text:s text:c="4"/>Worksheets("B-S Mispriced Option").Activate</text:p>
      <text:p text:style-name="P1"><text:s text:c="4"/>SolverReset</text:p>
      <text:p text:style-name="P1"><text:s text:c="4"/>SolverLoad loadArea:=Range(MyLoadArea)</text:p>
      <text:p text:style-name="P1"><text:s text:c="4"/>SolverSolve (True)</text:p>
      <text:p text:style-name="P1"><text:s text:c="4"/>'balloon</text:p>
      <text:p text:style-name="P1"><text:s text:c="4"/>Set Myballoon = Assistant.NewBalloon</text:p>
      <text:p text:style-name="P1"><text:s text:c="4"/>With Myballoon</text:p>
      <text:p text:style-name="P1"><text:s text:c="4"/>.Heading = "Option Type"</text:p>
      <text:p text:style-name="P1"><text:s text:c="4"/>.Text = "Select your option type"</text:p>
      <text:p text:style-name="P1"><text:s text:c="4"/>.CheckBoxes(1).Text = "Put Option"</text:p>
      <text:p text:style-name="P1"><text:s text:c="4"/>.CheckBoxes(2).Text = "Call Option"</text:p>
      <text:p text:style-name="P1"><text:s text:c="4"/>.Button = msoButtonSetOK</text:p>
      <text:p text:style-name="P1"><text:s text:c="4"/>.Show</text:p>
      <text:p text:style-name="P1"><text:s text:c="4"/>If .CheckBoxes(1).Checked Then</text:p>
      <text:p text:style-name="P1"><text:s text:c="8"/>Myanswer = 1</text:p>
      <text:p text:style-name="P1"><text:s text:c="4"/>End If</text:p>
      <text:p text:style-name="P1"><text:s text:c="4"/>If .CheckBoxes(2).Checked Then</text:p>
      <text:p text:style-name="P1"><text:s text:c="8"/>Myanswer = 2</text:p>
      <text:p text:style-name="P1"><text:s text:c="4"/>End If</text:p>
      <text:p text:style-name="P1"><text:s text:c="4"/>End With</text:p>
      <text:p text:style-name="P1"><text:s text:c="4"/>'load area setzieren</text:p>
      <text:p text:style-name="P1"><text:s text:c="4"/>MySplit = Strings.Split(MyLoadArea, ":")</text:p>
      <text:p text:style-name="P1"><text:s text:c="4"/>MyLine = Strings.StrReverse(MySplit(0))</text:p>
      <text:p text:style-name="Standard"><text:span text:style-name="T1"><text:s text:c="4"/></text:span>MyLine = Conversion.Val(MyLine)</text:p>
      <text:p text:style-name="Standard"><text:s text:c="4"/>MyLine = Strings.StrReverse(MyLine)</text:p>
      <text:p text:style-name="Standard"><text:s text:c="4"/>MySaveArea = "F" &amp; MyLine</text:p>
      <text:p text:style-name="Standard"><text:s text:c="4"/>'Ergebnisse links nach rechts übertragen</text:p>
      <text:p text:style-name="Standard"><text:s text:c="4"/><text:span text:style-name="T1">If Myanswer = 1 Then</text:span></text:p>
      <text:p text:style-name="P1"><text:s text:c="8"/>Worksheets("B-S Mispriced Option").Range(MySaveArea).Activate</text:p>
      <text:p text:style-name="P1"><text:s text:c="8"/>ActiveCell.Value = Worksheets("B-S Mispriced Option").Cells(19, 2).Value</text:p>
      <text:p text:style-name="P1"><text:s text:c="4"/>ElseIf Myanswer = 2 Then</text:p>
      <text:p text:style-name="P1"><text:s text:c="8"/>Worksheets("B-S Mispriced Option").Range(MySaveArea).Activate</text:p>
      <text:p text:style-name="P1"><text:s text:c="8"/>ActiveCell.Value = Worksheets("B-S Mispriced Option").Cells(18, 2).Value</text:p>
      <text:p text:style-name="P1"><text:s text:c="4"/>End If</text:p>
      <text:p text:style-name="P1"><text:s text:c="8"/>ActiveCell.Offset(2, 0).Activate</text:p>
      <text:p text:style-name="P1"><text:s text:c="8"/>ActiveCell.Value = Worksheets("B-S Mispriced Option").Cells(2, 2).Value</text:p>
      <text:p text:style-name="P1"><text:s text:c="12"/>ActiveCell.Offset(1, 0).Activate</text:p>
      <text:p text:style-name="P1"><text:s text:c="12"/>ActiveCell.Value = Worksheets("B-S Mispriced Option").Cells(3, 2).Value</text:p>
      <text:p text:style-name="P1"><text:s text:c="16"/>ActiveCell.Offset(1, 0).Activate</text:p>
      <text:p text:style-name="P1"><text:s text:c="16"/>ActiveCell.Value = Worksheets("B-S Mispriced Option").Cells(4, 2).Value</text:p>
      <text:p text:style-name="P1"><text:s text:c="20"/>ActiveCell.Offset(1, 0).Activate</text:p>
      <text:p text:style-name="P1"><text:s text:c="20"/>ActiveCell.Value = Worksheets("B-S Mispriced Option").Cells(10, 2).Value</text:p>
      <text:p text:style-name="P1"><text:s text:c="24"/>ActiveCell.Offset(1, 0).Activate</text:p>
      <text:p text:style-name="P1"><text:soft-page-break/><text:s text:c="24"/>ActiveCell.Value = Worksheets("B-S Mispriced Option").Cells(6, 2).Value</text:p>
      <text:p text:style-name="P1">End Function</text:p>
      <text:p text:style-name="P1"/>
      <text:p text:style-name="P1">Private Sub CommandButton2_Click()</text:p>
      <text:p text:style-name="P1"><text:s text:c="4"/>Dim MyLoadAreaR As Range</text:p>
      <text:p text:style-name="P1"><text:s text:c="4"/>Dim MyLoadArea, MySRange, MyPRange As String</text:p>
      <text:p text:style-name="P1"><text:s text:c="4"/>Dim MySValue, MyPValue As Double</text:p>
      <text:p text:style-name="P1"><text:s text:c="4"/>'input</text:p>
      <text:p text:style-name="P1"><text:s text:c="4"/>Set MyLoadAreaR = Application.InputBox(Prompt:="Select MyLoadArea", Default:="=E42:E45", Left:=80, Top:=250, Type:=8)</text:p>
      <text:p text:style-name="P1"><text:s text:c="4"/>MyLoadArea = MyLoadAreaR.Address(RowAbsolute:=False, ColumnAbsolute:=False)</text:p>
      <text:p text:style-name="Standard"><text:span text:style-name="T1"><text:s text:c="4"/></text:span>'load area setzieren</text:p>
      <text:p text:style-name="Standard"><text:s text:c="4"/>'Bem.: Andere Möglichkeit mit Worksheets.Range.Activate und ActiveCell.Offset.Activate wie oben</text:p>
      <text:p text:style-name="Standard"><text:s text:c="4"/>MyFirstFieldA1 = Strings.Split(MyLoadArea, ":")</text:p>
      <text:p text:style-name="Standard"><text:s text:c="4"/>MyFirstFieldR1C1 = Application.ConvertFormula(MyFirstFieldA1, xlA1, xlR1C1, xlAbsolute)</text:p>
      <text:p text:style-name="Standard"><text:s text:c="4"/><text:span text:style-name="T1">MyFirstFieldSplitR1C1 = Strings.Split(MyFirstFieldR1C1(1), "C")</text:span></text:p>
      <text:p text:style-name="P1"><text:s text:c="4"/>MyFirstFieldSplitR1 = Strings.Split(MyFirstFieldSplitR1C1(0), "R")</text:p>
      <text:p text:style-name="P1"><text:s text:c="4"/>MyFirstFieldR = MyFirstFieldSplitR1(1)</text:p>
      <text:p text:style-name="P1"><text:s text:c="4"/>MyFirstFieldC = MyFirstFieldSplitR1C1(1)</text:p>
      <text:p text:style-name="P1"><text:s text:c="4"/>MyTRange = Application.ConvertFormula("R" &amp; CStr(MyFirstFieldR + 0) &amp; "C" &amp; CStr(MyFirstFieldC), xlR1C1, xlA1)</text:p>
      <text:p text:style-name="P1"><text:s text:c="4"/>MySRange = Application.ConvertFormula("R" &amp; CStr(MyFirstFieldR + 1) &amp; "C" &amp; CStr(MyFirstFieldC), xlR1C1, xlA1)</text:p>
      <text:p text:style-name="P1"><text:s text:c="4"/>MyPRange = Application.ConvertFormula("R" &amp; CStr(MyFirstFieldR + 2) &amp; "C" &amp; CStr(MyFirstFieldC), xlR1C1, xlA1)</text:p>
      <text:p text:style-name="P1"><text:s text:c="4"/>MyHRange = Application.ConvertFormula("R" &amp; CStr(MyFirstFieldR + 3) &amp; "C" &amp; CStr(MyFirstFieldC), xlR1C1, xlA1)</text:p>
      <text:p text:style-name="P1"><text:s text:c="4"/>'Std Wert holen</text:p>
      <text:p text:style-name="P1"><text:s text:c="4"/>MySValue = Worksheets("B-S Mispriced Option").Range(MyTRange).Value</text:p>
      <text:p text:style-name="P1"><text:s text:c="4"/>'Std Wert setzen</text:p>
      <text:p text:style-name="P1"><text:s text:c="4"/>Worksheets("B-S Mispriced Option").Range("B6").Value = MySValue</text:p>
      <text:p text:style-name="P1"><text:s text:c="4"/>'S Wert holen</text:p>
      <text:p text:style-name="P1"><text:s text:c="4"/>MySValue = Worksheets("B-S Mispriced Option").Range(MySRange).Value</text:p>
      <text:p text:style-name="P1"><text:s text:c="4"/>'S Wert setzen</text:p>
      <text:p text:style-name="P1"><text:s text:c="4"/>Worksheets("B-S Mispriced Option").Range("B5").Value = MySValue</text:p>
      <text:p text:style-name="P1"><text:s text:c="4"/>'P Wert holen</text:p>
      <text:p text:style-name="P1"><text:s text:c="4"/>MyPValue = Worksheets("B-S Mispriced Option").Range("B19").Value</text:p>
      <text:p text:style-name="P1"><text:s text:c="4"/>'P Wert setzen</text:p>
      <text:p text:style-name="P1"><text:s text:c="4"/>Worksheets("B-S Mispriced Option").Range(MyPRange).Value = MyPValue</text:p>
      <text:p text:style-name="P1"><text:s text:c="4"/>'H Wert holen</text:p>
      <text:p text:style-name="P1"><text:s text:c="4"/>MyHValue = Worksheets("B-S Mispriced Option").Range("B24").Value</text:p>
      <text:p text:style-name="P1"><text:s text:c="4"/>'QP Wert holen</text:p>
      <text:p text:style-name="P1"><text:s text:c="4"/>MyQPValue = Worksheets("B-S Mispriced Option").Range("E40").Value</text:p>
      <text:p text:style-name="P1"><text:s text:c="4"/>'QS Wert berechnen</text:p>
      <text:p text:style-name="P1"><text:s text:c="4"/>MyQSValue = WorksheetFunction.Round((MyQPValue * (-1) * MyHValue), 0)</text:p>
      <text:p text:style-name="P1"><text:s text:c="4"/>'QS Wert setzen</text:p>
      <text:p text:style-name="P1"><text:s text:c="4"/>Worksheets("B-S Mispriced Option").Range(MyHRange).Value = MyQSValue</text:p>
      <text:p text:style-name="P1">End Sub</text:p>
      <text:p text:style-name="P1"/>
      <text:p text:style-name="P14">File: Anna_Task2</text:p>
      <text:p text:style-name="P1"/>
      <text:p text:style-name="P1">Sub ActionList_Part1()</text:p>
      <text:p text:style-name="P1"><text:soft-page-break/>'</text:p>
      <text:p text:style-name="P1"><text:s text:c="4"/>'msgBox to activate the right sheet, &amp;vbcrlf &amp;</text:p>
      <text:p text:style-name="P1"><text:s text:c="4"/>Response = MsgBox( _</text:p>
      <text:p text:style-name="P1"><text:s text:c="4"/>"Please select the Excel sheet you want the macro to be applied to!" &amp; Chr(13) &amp; _</text:p>
      <text:p text:style-name="P1"><text:s text:c="4"/>" <text:s text:c="2"/>" &amp; Chr(13) &amp; _</text:p>
      <text:p text:style-name="P1"><text:s text:c="4"/>"Click Yes: if the right sheet is already selected" &amp; Chr(13) &amp; _</text:p>
      <text:p text:style-name="P1"><text:s text:c="4"/>" <text:s text:c="16"/>Otherwise" &amp; Chr(13) &amp; _</text:p>
      <text:p text:style-name="P1"><text:s text:c="4"/>"Click No: and select the Excel sheet by clicking on its tab at the" &amp; Chr(13) &amp; _</text:p>
      <text:p text:style-name="P1"><text:s text:c="4"/>" <text:s text:c="16"/>bottom and then restart the macro", _</text:p>
      <text:p text:style-name="P1"><text:s text:c="4"/>vbYesNo)</text:p>
      <text:p text:style-name="P1"/>
      <text:p text:style-name="P1"><text:s text:c="4"/>If Response = vbNo Then</text:p>
      <text:p text:style-name="P1"><text:s text:c="8"/>Exit Sub</text:p>
      <text:p text:style-name="P1"><text:s text:c="4"/>End If</text:p>
      <text:p text:style-name="P1"/>
      <text:p text:style-name="P1"><text:s text:c="4"/>'rename the sheet</text:p>
      <text:p text:style-name="P1"><text:s text:c="4"/>Dim Sh As String</text:p>
      <text:p text:style-name="P1"><text:s text:c="4"/>ActiveSheet.Name = "Action list"</text:p>
      <text:p text:style-name="P1"><text:s text:c="4"/>Sh = ActiveSheet.Name</text:p>
      <text:p text:style-name="P1"><text:s text:c="4"/></text:p>
      <text:p text:style-name="P1"><text:s text:c="4"/>'rename the table object</text:p>
      <text:p text:style-name="P1"><text:s text:c="4"/>Dim tbl As String</text:p>
      <text:p text:style-name="P1"><text:s text:c="4"/>Cells(1, 1).Select</text:p>
      <text:p text:style-name="P1"><text:s text:c="4"/>ActiveSheet.ListObjects(1).Name = "Action_list_table"</text:p>
      <text:p text:style-name="P1"><text:s text:c="4"/>tbl = ActiveSheet.ListObjects(1).Name</text:p>
      <text:p text:style-name="P1"><text:s text:c="4"/></text:p>
      <text:p text:style-name="P1"><text:s text:c="4"/>'change the table style</text:p>
      <text:p text:style-name="P1"><text:s text:c="4"/>Cells.Select</text:p>
      <text:p text:style-name="P1"><text:s text:c="4"/>Sheets(Sh).ListObjects(tbl).TableStyle = ""</text:p>
      <text:p text:style-name="P1"><text:s text:c="4"/>With Selection</text:p>
      <text:p text:style-name="P1"><text:s text:c="8"/>.HorizontalAlignment = xlGeneral</text:p>
      <text:p text:style-name="P1"><text:s text:c="8"/>.VerticalAlignment = xlTop</text:p>
      <text:p text:style-name="P1"><text:s text:c="8"/>.WrapText = True</text:p>
      <text:p text:style-name="P1"><text:s text:c="8"/>.Orientation = 0</text:p>
      <text:p text:style-name="P1"><text:s text:c="8"/>.AddIndent = False</text:p>
      <text:p text:style-name="P1"><text:s text:c="8"/>.IndentLevel = 0</text:p>
      <text:p text:style-name="P1"><text:s text:c="8"/>.ShrinkToFit = False</text:p>
      <text:p text:style-name="P1"><text:s text:c="8"/>.ReadingOrder = xlContext</text:p>
      <text:p text:style-name="P1"><text:s text:c="8"/>.MergeCells = False</text:p>
      <text:p text:style-name="P1"><text:s text:c="4"/>End With</text:p>
      <text:p text:style-name="P1"><text:s text:c="4"/></text:p>
      <text:p text:style-name="P1"><text:s text:c="4"/>'delete columns J and K</text:p>
      <text:p text:style-name="P1"><text:s text:c="4"/>Columns("J:K").Select</text:p>
      <text:p text:style-name="P1"><text:s text:c="4"/>On Error Resume Next</text:p>
      <text:p text:style-name="P1"><text:s text:c="4"/>Range(tbl &amp; "[[#Headers],[Path]]").Activate</text:p>
      <text:p text:style-name="P1"><text:s text:c="4"/>On Error GoTo 0</text:p>
      <text:p text:style-name="P1"><text:s text:c="4"/>Selection.Delete Shift:=xlToLeft</text:p>
      <text:p text:style-name="P1"><text:s text:c="4"/>Range(tbl &amp; "[[#Headers],[DeCo Date]]").Select</text:p>
      <text:p text:style-name="P1"><text:s text:c="4"/></text:p>
      <text:p text:style-name="P1"><text:s text:c="4"/>'remove autofilter if any</text:p>
      <text:p text:style-name="P1"><text:s text:c="4"/>Cells.Select</text:p>
      <text:p text:style-name="P1"><text:s text:c="4"/>On Error Resume Next</text:p>
      <text:p text:style-name="P1"><text:s text:c="4"/>Selection.AutoFilter</text:p>
      <text:p text:style-name="P1"><text:soft-page-break/><text:s text:c="4"/>On Error GoTo 0</text:p>
      <text:p text:style-name="P1"><text:s text:c="4"/></text:p>
      <text:p text:style-name="P1"><text:s text:c="4"/>'select the table and clear the sort fields in the sort dialog box</text:p>
      <text:p text:style-name="P1"><text:s text:c="4"/>Range(tbl &amp; "[#All]").Select</text:p>
      <text:p text:style-name="P1"><text:s text:c="4"/>ActiveWorkbook.Worksheets("Action list").ListObjects(tbl).Sort. _</text:p>
      <text:p text:style-name="P1"><text:s text:c="8"/>SortFields.Clear</text:p>
      <text:p text:style-name="P1"><text:s text:c="4"/></text:p>
      <text:p text:style-name="P1"><text:s text:c="4"/>'add a level in the sort dialog box: by Deco Date values; oldest newest</text:p>
      <text:p text:style-name="P1"><text:s text:c="4"/>ActiveWorkbook.Worksheets("Action list").ListObjects(tbl).Sort. _</text:p>
      <text:p text:style-name="P1"><text:s text:c="8"/>SortFields.Add Key:=Range(tbl &amp; "[DeCo Date]"), SortOn:= _</text:p>
      <text:p text:style-name="P1"><text:s text:c="8"/>xlSortOnValues, Order:=xlAscending, DataOption:=xlSortNormal</text:p>
      <text:p text:style-name="P1"><text:s text:c="4"/></text:p>
      <text:p text:style-name="P1"><text:s text:c="4"/>'add a level in the sort dialog box: by Deco Topic values; A to Z</text:p>
      <text:p text:style-name="P1"><text:s text:c="4"/>ActiveWorkbook.Worksheets("Action list").ListObjects(tbl).Sort. _</text:p>
      <text:p text:style-name="P1"><text:s text:c="8"/>SortFields.Add Key:=Range(tbl &amp; "[DeCo Topic]"), SortOn:= _</text:p>
      <text:p text:style-name="P1"><text:s text:c="8"/>xlSortOnValues, Order:=xlAscending, DataOption:=xlSortNormal</text:p>
      <text:p text:style-name="P1"><text:s text:c="4"/></text:p>
      <text:p text:style-name="P1"><text:s text:c="4"/>'add a level in the sort dialog box: by Due Date values; oldest newest</text:p>
      <text:p text:style-name="P1"><text:s text:c="4"/>ActiveWorkbook.Worksheets("Action list").ListObjects(tbl).Sort. _</text:p>
      <text:p text:style-name="P1"><text:s text:c="8"/>SortFields.Add Key:=Range(tbl &amp; "[Due Date]"), SortOn:= _</text:p>
      <text:p text:style-name="P1"><text:s text:c="8"/>xlSortOnValues, Order:=xlAscending, DataOption:=xlSortNormal</text:p>
      <text:p text:style-name="P1"><text:s text:c="4"/></text:p>
      <text:p text:style-name="P1"><text:s text:c="4"/>'add a level in the sort dialog box: Assigned To values; A to Z</text:p>
      <text:p text:style-name="P1"><text:s text:c="4"/>ActiveWorkbook.Worksheets("Action list").ListObjects(tbl).Sort. _</text:p>
      <text:p text:style-name="P1"><text:s text:c="8"/>SortFields.Add Key:=Range(tbl &amp; "[Assigned To]"), SortOn:= _</text:p>
      <text:p text:style-name="P1"><text:s text:c="8"/>xlSortOnValues, Order:=xlAscending, DataOption:=xlSortNormal</text:p>
      <text:p text:style-name="P1"><text:s text:c="4"/></text:p>
      <text:p text:style-name="P1"><text:s text:c="4"/>'Apply the sort dialog box</text:p>
      <text:p text:style-name="P1"><text:s text:c="4"/>With ActiveWorkbook.Worksheets("Action list").ListObjects(tbl). _</text:p>
      <text:p text:style-name="P1"><text:s text:c="8"/>Sort</text:p>
      <text:p text:style-name="P1"><text:s text:c="8"/>.Header = xlYes</text:p>
      <text:p text:style-name="P1"><text:s text:c="8"/>.MatchCase = False</text:p>
      <text:p text:style-name="P1"><text:s text:c="8"/>.Orientation = xlTopToBottom</text:p>
      <text:p text:style-name="P1"><text:s text:c="8"/>.SortMethod = xlPinYin</text:p>
      <text:p text:style-name="P1"><text:s text:c="8"/>.Apply</text:p>
      <text:p text:style-name="P1"><text:s text:c="4"/>End With</text:p>
      <text:p text:style-name="P1"><text:s text:c="4"/></text:p>
      <text:p text:style-name="P1"><text:s text:c="4"/>'msg box to enter previous deco date</text:p>
      <text:p text:style-name="P1"><text:s text:c="4"/>MsgBox ("Please click ok," &amp; Chr(13) &amp; _</text:p>
      <text:p text:style-name="P1"><text:s text:c="12"/>"set the filter for the column Due Date manually" &amp; Chr(13) &amp; _</text:p>
      <text:p text:style-name="P1"><text:s text:c="12"/>"and start the Macro ActionList_Part2")</text:p>
      <text:p text:style-name="P1">End Sub</text:p>
      <text:p text:style-name="P1"/>
      <text:p text:style-name="P1">Sub ActionList_Part2()</text:p>
      <text:p text:style-name="P1"><text:s text:c="4"/></text:p>
      <text:p text:style-name="P1"><text:s text:c="4"/>'msgBox to activate the right sheet, &amp;vbcrlf &amp;</text:p>
      <text:p text:style-name="P1"><text:s text:c="4"/>Response = MsgBox( _</text:p>
      <text:p text:style-name="P1"><text:s text:c="4"/>"Please select the Excel sheet you want the macro to be applied to!" &amp; Chr(13) &amp; _</text:p>
      <text:p text:style-name="P1"><text:s text:c="4"/>" <text:s text:c="2"/>" &amp; Chr(13) &amp; _</text:p>
      <text:p text:style-name="P1"><text:s text:c="4"/>"Click Yes: if the right sheet is already selected" &amp; Chr(13) &amp; _</text:p>
      <text:p text:style-name="P1"><text:s text:c="4"/>" <text:s text:c="16"/>Otherwise" &amp; Chr(13) &amp; _</text:p>
      <text:p text:style-name="P1"><text:s text:c="4"/>"Click No: and select the Excel sheet by clicking on its tab at the" &amp; Chr(13) &amp; _</text:p>
      <text:p text:style-name="P1"><text:s text:c="4"/>" <text:s text:c="16"/>bottom and then restart the macro", _</text:p>
      <text:p text:style-name="P1"><text:soft-page-break/><text:s text:c="4"/>vbYesNo)</text:p>
      <text:p text:style-name="P1"/>
      <text:p text:style-name="P1"><text:s text:c="4"/>If Response = vbNo Then</text:p>
      <text:p text:style-name="P1"><text:s text:c="8"/>Exit Sub</text:p>
      <text:p text:style-name="P1"><text:s text:c="4"/>End If</text:p>
      <text:p text:style-name="P1"><text:s text:c="4"/></text:p>
      <text:p text:style-name="P1"><text:s text:c="4"/>'rename the sheet</text:p>
      <text:p text:style-name="P1"><text:s text:c="4"/>Dim Sh As String</text:p>
      <text:p text:style-name="P1"><text:s text:c="4"/>ActiveSheet.Name = "Action list"</text:p>
      <text:p text:style-name="P1"><text:s text:c="4"/>Sh = ActiveSheet.Name</text:p>
      <text:p text:style-name="P1"><text:s text:c="4"/></text:p>
      <text:p text:style-name="P1"><text:s text:c="4"/>'rename the table object</text:p>
      <text:p text:style-name="P1"><text:s text:c="4"/>Dim tbl As String</text:p>
      <text:p text:style-name="P1"><text:s text:c="4"/>Cells(1, 1).Select</text:p>
      <text:p text:style-name="P1"><text:s text:c="4"/>ActiveSheet.ListObjects(1).Name = "Action_list_table"</text:p>
      <text:p text:style-name="P1"><text:s text:c="4"/>tbl = ActiveSheet.ListObjects(1).Name</text:p>
      <text:p text:style-name="P1"><text:s text:c="4"/></text:p>
      <text:p text:style-name="P1"><text:s text:c="4"/>'set autofilter column I</text:p>
      <text:p text:style-name="P1"><text:s text:c="4"/>'this is done manually between the macros ActionList_Part1 and ActionList_Part2</text:p>
      <text:p text:style-name="P1"><text:s text:c="4"/></text:p>
      <text:p text:style-name="P1"><text:s text:c="4"/>'set autofilter column E</text:p>
      <text:p text:style-name="P1"><text:s text:c="4"/>ActiveSheet.ListObjects(tbl).Range.AutoFilter Field:=5, _</text:p>
      <text:p text:style-name="P1"><text:s text:c="8"/>Criteria1:="&lt;&gt;"</text:p>
      <text:p text:style-name="P1"><text:s text:c="4"/></text:p>
      <text:p text:style-name="P1"><text:s text:c="4"/>'select column E and F and change format of the filtered cells</text:p>
      <text:p text:style-name="P1"><text:s text:c="4"/>Range("E2:F10000").Select</text:p>
      <text:p text:style-name="P1"><text:s text:c="4"/>With Selection.Font</text:p>
      <text:p text:style-name="P1"><text:s text:c="8"/>.Color = -65536</text:p>
      <text:p text:style-name="P1"><text:s text:c="8"/>.TintAndShade = 0</text:p>
      <text:p text:style-name="P1"><text:s text:c="4"/>End With</text:p>
      <text:p text:style-name="P1"><text:s text:c="4"/>Selection.Font.Bold = True</text:p>
      <text:p text:style-name="P1"><text:s text:c="4"/></text:p>
      <text:p text:style-name="P1"><text:s text:c="4"/>'remove Autofilter column E</text:p>
      <text:p text:style-name="P1"><text:s text:c="4"/>ActiveSheet.ListObjects(tbl).Range.AutoFilter Field:=5</text:p>
      <text:p text:style-name="P1"><text:s text:c="4"/></text:p>
      <text:p text:style-name="P1"><text:s text:c="4"/>'set autofilter column F</text:p>
      <text:p text:style-name="P1"><text:s text:c="4"/>ActiveSheet.ListObjects(tbl).Range.AutoFilter Field:=6, _</text:p>
      <text:p text:style-name="P1"><text:s text:c="8"/>Criteria1:="Completed"</text:p>
      <text:p text:style-name="P1"><text:s text:c="8"/></text:p>
      <text:p text:style-name="P1"><text:s text:c="4"/>'select column E and F and change format of the filtered cells</text:p>
      <text:p text:style-name="P1"><text:s text:c="4"/>Range("E2:F10000").Select</text:p>
      <text:p text:style-name="P1"><text:s text:c="4"/>With Selection.Font</text:p>
      <text:p text:style-name="P1"><text:s text:c="8"/>.Color = -65536</text:p>
      <text:p text:style-name="P1"><text:s text:c="8"/>.TintAndShade = 0</text:p>
      <text:p text:style-name="P1"><text:s text:c="4"/>End With</text:p>
      <text:p text:style-name="P1"><text:s text:c="4"/>Selection.Font.Bold = True</text:p>
      <text:p text:style-name="P1"><text:s text:c="8"/></text:p>
      <text:p text:style-name="P1"><text:s text:c="4"/>'Remove autofilter column F</text:p>
      <text:p text:style-name="P1"><text:s text:c="4"/>ActiveSheet.ListObjects(tbl).Range.AutoFilter Field:=6</text:p>
      <text:p text:style-name="P1"><text:s text:c="4"/></text:p>
      <text:p text:style-name="P1"><text:s text:c="4"/>'remove autofilter column I</text:p>
      <text:p text:style-name="P1"><text:s text:c="4"/>ActiveSheet.ListObjects(tbl).Range.AutoFilter Field:=9</text:p>
      <text:p text:style-name="P1"><text:s text:c="4"/></text:p>
      <text:p text:style-name="P1"><text:soft-page-break/><text:s text:c="4"/>'remove column H and I</text:p>
      <text:p text:style-name="P1"><text:s text:c="4"/>Columns("H:I").Select</text:p>
      <text:p text:style-name="P1"><text:s text:c="4"/>Range(tbl &amp; "[[#Headers],[Modified]]").Activate</text:p>
      <text:p text:style-name="P1"><text:s text:c="4"/>Selection.Delete Shift:=xlToLeft</text:p>
      <text:p text:style-name="P1"><text:s text:c="4"/></text:p>
      <text:p text:style-name="P1"><text:s text:c="4"/>'correct column D</text:p>
      <text:p text:style-name="P1"><text:s text:c="4"/>Dim Row As Long</text:p>
      <text:p text:style-name="P1"><text:s text:c="4"/>Dim SplitArr As Variant</text:p>
      <text:p text:style-name="P1"><text:s text:c="4"/>Dim sSplitArr As String</text:p>
      <text:p text:style-name="P1"><text:s text:c="4"/>Dim iter As Integer</text:p>
      <text:p text:style-name="P1"><text:s text:c="4"/>Range(tbl &amp; "[[#Headers],[Assigned To]]").Select</text:p>
      <text:p text:style-name="P1"><text:s text:c="4"/>Row = 1</text:p>
      <text:p text:style-name="P1"><text:s text:c="4"/>Do Until ActiveCell.Offset(Row, 0) = Empty</text:p>
      <text:p text:style-name="P1"><text:s text:c="8"/>SplitArr = Split(ActiveCell.Offset(Row, 0), "#")</text:p>
      <text:p text:style-name="P1"><text:s text:c="8"/>iter = 0</text:p>
      <text:p text:style-name="P1"><text:s text:c="8"/>sSplitArr = Empty</text:p>
      <text:p text:style-name="P1"><text:s text:c="8"/>For iter = LBound(SplitArr) To UBound(SplitArr) Step 2</text:p>
      <text:p text:style-name="P1"><text:s text:c="12"/>sSplitArr = sSplitArr &amp; " " &amp; SplitArr(iter)</text:p>
      <text:p text:style-name="P1"><text:s text:c="8"/>Next iter</text:p>
      <text:p text:style-name="P1"><text:s text:c="8"/>ActiveCell.Offset(Row, 0) = sSplitArr</text:p>
      <text:p text:style-name="P1"><text:s text:c="8"/>Row = Row + 1</text:p>
      <text:p text:style-name="P1"><text:s text:c="4"/>Loop</text:p>
      <text:p text:style-name="P1"><text:s text:c="4"/></text:p>
      <text:p text:style-name="P1"><text:s text:c="4"/>'Select all and change the format</text:p>
      <text:p text:style-name="P1"><text:s text:c="4"/>Cells.Select</text:p>
      <text:p text:style-name="P1"><text:s text:c="4"/>With Selection.Font</text:p>
      <text:p text:style-name="P1"><text:s text:c="8"/>.Name = "Arial"</text:p>
      <text:p text:style-name="P1"><text:s text:c="8"/>.Size = 10</text:p>
      <text:p text:style-name="P1"><text:s text:c="8"/>.Strikethrough = False</text:p>
      <text:p text:style-name="P1"><text:s text:c="8"/>.Superscript = False</text:p>
      <text:p text:style-name="P1"><text:s text:c="8"/>.Subscript = False</text:p>
      <text:p text:style-name="P1"><text:s text:c="8"/>.OutlineFont = False</text:p>
      <text:p text:style-name="P1"><text:s text:c="8"/>.Shadow = False</text:p>
      <text:p text:style-name="P1"><text:s text:c="8"/>.Underline = xlUnderlineStyleNone</text:p>
      <text:p text:style-name="P1"><text:s text:c="8"/>.TintAndShade = 0</text:p>
      <text:p text:style-name="P1"><text:s text:c="8"/>.ThemeFont = xlThemeFontNone</text:p>
      <text:p text:style-name="P1"><text:s text:c="4"/>End With</text:p>
      <text:p text:style-name="P1"><text:s text:c="4"/></text:p>
      <text:p text:style-name="P1"><text:s text:c="4"/>'select the whole table and add all borders</text:p>
      <text:p text:style-name="P1"><text:s text:c="4"/>Range(tbl &amp; "[#All]").Select</text:p>
      <text:p text:style-name="P1"><text:s text:c="4"/>'diagonal none</text:p>
      <text:p text:style-name="P1"><text:s text:c="4"/>Selection.Borders(xlDiagonalDown).LineStyle = xlNone</text:p>
      <text:p text:style-name="P1"><text:s text:c="4"/>Selection.Borders(xlDiagonalUp).LineStyle = xlNone</text:p>
      <text:p text:style-name="P1"><text:s text:c="4"/>'outside left</text:p>
      <text:p text:style-name="P1"><text:s text:c="4"/>With Selection.Borders(xlEdgeLeft)</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outside top</text:p>
      <text:p text:style-name="P1"><text:s text:c="4"/>With Selection.Borders(xlEdgeTop)</text:p>
      <text:p text:style-name="P1"><text:s text:c="8"/>.LineStyle = xlContinuous</text:p>
      <text:p text:style-name="P1"><text:soft-page-break/><text:s text:c="8"/>.ColorIndex = 0</text:p>
      <text:p text:style-name="P1"><text:s text:c="8"/>.TintAndShade = 0</text:p>
      <text:p text:style-name="P1"><text:s text:c="8"/>.Weight = xlThin</text:p>
      <text:p text:style-name="P1"><text:s text:c="4"/>End With</text:p>
      <text:p text:style-name="P1"><text:s text:c="4"/>'outside bottom</text:p>
      <text:p text:style-name="P1"><text:s text:c="4"/>With Selection.Borders(xlEdgeBottom)</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outside right</text:p>
      <text:p text:style-name="P1"><text:s text:c="4"/>With Selection.Borders(xlEdgeRight)</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inside vertical</text:p>
      <text:p text:style-name="P1"><text:s text:c="4"/>With Selection.Borders(xlInsideVertical)</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text:s text:c="4"/>'inside horizontal</text:p>
      <text:p text:style-name="P1"><text:s text:c="4"/>With Selection.Borders(xlInsideHorizontal)</text:p>
      <text:p text:style-name="P1"><text:s text:c="8"/>.LineStyle = xlContinuous</text:p>
      <text:p text:style-name="P1"><text:s text:c="8"/>.ColorIndex = 0</text:p>
      <text:p text:style-name="P1"><text:s text:c="8"/>.TintAndShade = 0</text:p>
      <text:p text:style-name="P1"><text:s text:c="8"/>.Weight = xlThin</text:p>
      <text:p text:style-name="P1"><text:s text:c="4"/>End With</text:p>
      <text:p text:style-name="P1"/>
      <text:p text:style-name="P1"><text:s text:c="4"/>'change the column width</text:p>
      <text:p text:style-name="P1"><text:s text:c="4"/>Columns("A:A").ColumnWidth = 11.5</text:p>
      <text:p text:style-name="P1"><text:s text:c="4"/>Columns("B:B").ColumnWidth = 23</text:p>
      <text:p text:style-name="P1"><text:s text:c="4"/>Columns("C:C").ColumnWidth = 24</text:p>
      <text:p text:style-name="P1"><text:s text:c="4"/>Columns("D:D").ColumnWidth = 15.5</text:p>
      <text:p text:style-name="P1"><text:s text:c="4"/>Columns("E:E").ColumnWidth = 32</text:p>
      <text:p text:style-name="P1"><text:s text:c="4"/>Columns("F:F").ColumnWidth = 10.5</text:p>
      <text:p text:style-name="P1"><text:s text:c="4"/>Columns("G:G").ColumnWidth = 10.5</text:p>
      <text:p text:style-name="P1"><text:s text:c="4"/></text:p>
      <text:p text:style-name="P1"><text:s text:c="4"/>'wrap the text <text:s/>of all cells</text:p>
      <text:p text:style-name="P1"><text:s text:c="4"/>Cells.Select</text:p>
      <text:p text:style-name="P1"><text:s text:c="4"/>Selection.WrapText = False</text:p>
      <text:p text:style-name="P1"><text:s text:c="4"/>Selection.WrapText = True</text:p>
      <text:p text:style-name="P1"><text:s text:c="4"/>'workaround because WrapText is ignored when pasting the table into word</text:p>
      <text:p text:style-name="P1"><text:s text:c="4"/>Range(tbl &amp; "[#All]").Select</text:p>
      <text:p text:style-name="P1"><text:s text:c="4"/>For Each Cell In Selection.Cells</text:p>
      <text:p text:style-name="P1"><text:s text:c="8"/>If Cell = Empty Then</text:p>
      <text:p text:style-name="P1"><text:s text:c="12"/>Cell.Select</text:p>
      <text:p text:style-name="P1"><text:s text:c="12"/>Selection.Value = Space(1) '"."</text:p>
      <text:p text:style-name="P1"><text:s text:c="8"/>End If</text:p>
      <text:p text:style-name="P1"><text:soft-page-break/><text:s text:c="4"/>Next</text:p>
      <text:p text:style-name="P1"><text:s text:c="4"/></text:p>
      <text:p text:style-name="P1"><text:s text:c="4"/>'select the whole table and copy the table into a word document</text:p>
      <text:p text:style-name="P1"><text:s text:c="4"/>Range(tbl &amp; "[#All]").Select</text:p>
      <text:p text:style-name="P1"><text:s text:c="4"/>Selection.Copy</text:p>
      <text:p text:style-name="P1"><text:s text:c="4"/>Application.CutCopyMode = False</text:p>
      <text:p text:style-name="P1"><text:s text:c="4"/></text:p>
      <text:p text:style-name="P1"><text:s text:c="4"/>'add a word application object</text:p>
      <text:p text:style-name="P1"><text:s text:c="4"/>Dim wrdApp As Word.Application</text:p>
      <text:p text:style-name="P1"><text:s text:c="4"/>Set wrdApp = CreateObject("Word.Application")</text:p>
      <text:p text:style-name="P1"><text:s text:c="4"/>wrdApp.Visible = True</text:p>
      <text:p text:style-name="P1"><text:s text:c="4"/></text:p>
      <text:p text:style-name="P1"><text:s text:c="4"/>'add an empty word document</text:p>
      <text:p text:style-name="P1"><text:s text:c="4"/>Dim wrdDoc As Word.Document</text:p>
      <text:p text:style-name="P1"><text:s text:c="4"/>Set wrdDoc = wrdApp.Documents.Add(Template:="Normal", NewTemplate:=False, DocumentType:=0)</text:p>
      <text:p text:style-name="P1"><text:s text:c="4"/>Application.Wait (Now + TimeValue("0:00:01"))</text:p>
      <text:p text:style-name="P1"><text:s text:c="4"/></text:p>
      <text:p text:style-name="P1"><text:s text:c="4"/>'format</text:p>
      <text:p text:style-name="P1"><text:s text:c="4"/>wrdDoc.Activate</text:p>
      <text:p text:style-name="P1"><text:s text:c="4"/>With ActiveDocument.PageSetup</text:p>
      <text:p text:style-name="P1"><text:s text:c="8"/>.LineNumbering.Active = False</text:p>
      <text:p text:style-name="P1"><text:s text:c="8"/>.Orientation = wdOrientLandscape</text:p>
      <text:p text:style-name="P1"><text:s text:c="8"/>.TopMargin = CentimetersToPoints(1.5)</text:p>
      <text:p text:style-name="P1"><text:s text:c="8"/>.BottomMargin = CentimetersToPoints(1.75)</text:p>
      <text:p text:style-name="P1"><text:s text:c="8"/>.LeftMargin = CentimetersToPoints(1.5)</text:p>
      <text:p text:style-name="P1"><text:s text:c="8"/>.RightMargin = CentimetersToPoints(1)</text:p>
      <text:p text:style-name="P1"><text:s text:c="8"/>.Gutter = CentimetersToPoints(0)</text:p>
      <text:p text:style-name="P1"><text:s text:c="8"/>.HeaderDistance = CentimetersToPoints(1.25)</text:p>
      <text:p text:style-name="P1"><text:s text:c="8"/>.FooterDistance = CentimetersToPoints(1.25)</text:p>
      <text:p text:style-name="P1"><text:s text:c="8"/>.PageWidth = CentimetersToPoints(29.7)</text:p>
      <text:p text:style-name="P1"><text:s text:c="8"/>.PageHeight = CentimetersToPoints(21)</text:p>
      <text:p text:style-name="P1"><text:s text:c="8"/>.FirstPageTray = wdPrinterDefaultBin</text:p>
      <text:p text:style-name="P1"><text:s text:c="8"/>.OtherPagesTray = wdPrinterDefaultBin</text:p>
      <text:p text:style-name="P1"><text:s text:c="8"/>.SectionStart = wdSectionNewPage</text:p>
      <text:p text:style-name="P1"><text:s text:c="8"/>.OddAndEvenPagesHeaderFooter = False</text:p>
      <text:p text:style-name="P1"><text:s text:c="8"/>.DifferentFirstPageHeaderFooter = False</text:p>
      <text:p text:style-name="P1"><text:s text:c="8"/>.VerticalAlignment = wdAlignVerticalTop</text:p>
      <text:p text:style-name="P1"><text:s text:c="8"/>.SuppressEndnotes = False</text:p>
      <text:p text:style-name="P1"><text:s text:c="8"/>.MirrorMargins = False</text:p>
      <text:p text:style-name="P1"><text:s text:c="8"/>.TwoPagesOnOne = False</text:p>
      <text:p text:style-name="P1"><text:s text:c="8"/>.BookFoldPrinting = False</text:p>
      <text:p text:style-name="P1"><text:s text:c="8"/>.BookFoldRevPrinting = False</text:p>
      <text:p text:style-name="P1"><text:s text:c="8"/>.BookFoldPrintingSheets = 1</text:p>
      <text:p text:style-name="P1"><text:s text:c="8"/>.GutterPos = wdGutterPosLeft</text:p>
      <text:p text:style-name="P1"><text:s text:c="4"/>End With</text:p>
      <text:p text:style-name="P1"><text:s text:c="4"/>Application.Wait (Now + TimeValue("0:00:01"))</text:p>
      <text:p text:style-name="P1"><text:s text:c="4"/></text:p>
      <text:p text:style-name="P1"><text:s text:c="4"/>'in excel select the whole table and copy the table into a word document</text:p>
      <text:p text:style-name="P1"><text:s text:c="4"/>ActiveWorkbook.Activate</text:p>
      <text:p text:style-name="P1"><text:s text:c="4"/>Sheets("Action list").Activate</text:p>
      <text:p text:style-name="P1"><text:s text:c="4"/>Range(tbl &amp; "[#All]").Select</text:p>
      <text:p text:style-name="P1"><text:s text:c="4"/>Selection.Copy</text:p>
      <text:p text:style-name="P1"><text:soft-page-break/><text:s text:c="4"/></text:p>
      <text:p text:style-name="P1"><text:s text:c="4"/>'paste the table into a word document</text:p>
      <text:p text:style-name="P1"><text:s text:c="4"/>wrdApp.Activate</text:p>
      <text:p text:style-name="P1"><text:s text:c="4"/>wrdDoc.Select</text:p>
      <text:p text:style-name="P1"><text:s text:c="4"/>wrdApp.Selection.PasteExcelTable False, False, True</text:p>
      <text:p text:style-name="P1"/>
      <text:p text:style-name="P1"><text:s text:c="4"/>'do some formatting on the table in word</text:p>
      <text:p text:style-name="P1"><text:s text:c="4"/>Dim tbl1 As Word.Table</text:p>
      <text:p text:style-name="P1"><text:s text:c="4"/>Set tbl1 = wrdApp.Selection.Tables(1)</text:p>
      <text:p text:style-name="P1"><text:s text:c="4"/>With tbl1</text:p>
      <text:p text:style-name="P1"><text:s text:c="4"/>'.Style = "Table Professional"</text:p>
      <text:p text:style-name="P1"><text:s text:c="4"/>.ApplyStyleHeadingRows = True</text:p>
      <text:p text:style-name="P1"><text:s text:c="4"/>.ApplyStyleLastRow = True</text:p>
      <text:p text:style-name="P1"><text:s text:c="4"/>.ApplyStyleFirstColumn = True</text:p>
      <text:p text:style-name="P1"><text:s text:c="4"/>.ApplyStyleLastColumn = True</text:p>
      <text:p text:style-name="P1"><text:s text:c="4"/>.Rows(1).Shading.Texture = wdTextureNone</text:p>
      <text:p text:style-name="P1"><text:s text:c="4"/>.Rows(1).Shading.ForegroundPatternColor = wdColorAutomatic</text:p>
      <text:p text:style-name="P1"><text:s text:c="4"/>.Rows(1).Shading.BackgroundPatternColor = -603930625</text:p>
      <text:p text:style-name="P1"><text:s text:c="4"/>.Rows(1).Range.Font.Bold = True</text:p>
      <text:p text:style-name="P1"><text:s text:c="4"/>.Rows(1).Range.Font.Size = 10</text:p>
      <text:p text:style-name="P1"><text:s text:c="4"/>.Rows(1).HeadingFormat = True</text:p>
      <text:p text:style-name="P1"><text:s text:c="4"/>.Rows(1).HeightRule = wdRowHeightExactly</text:p>
      <text:p text:style-name="P1"><text:s text:c="4"/>.Rows(1).Height = 25</text:p>
      <text:p text:style-name="P1"><text:s text:c="4"/>End With</text:p>
      <text:p text:style-name="P1"><text:s text:c="4"/></text:p>
      <text:p text:style-name="P1"><text:s text:c="4"/>Set wrdDoc = Nothing</text:p>
      <text:p text:style-name="P1"><text:s text:c="4"/>Set wrdApp = Nothing</text:p>
      <text:p text:style-name="P1"><text:s text:c="4"/>Set tbl1 = Nothing</text:p>
      <text:p text:style-name="P1"><text:s text:c="4"/></text:p>
      <text:p text:style-name="P1">End Sub</text:p>
      <text:p text:style-name="P1"/>
      <text:p text:style-name="P13">File: API_VBA_GenerateSmartchoiceReports</text:p>
      <text:p text:style-name="P1"/>
      <text:p text:style-name="P1">Sub EmailOrder()</text:p>
      <text:p text:style-name="Standard">'Versendet das Aktuelle Workbook als Anhang mit Windows Mail</text:p>
      <text:p text:style-name="Standard">'Erzeugt eine Warnung. Diese lässt sich ein- und ausschalten über: Extras&gt;Optionen&gt;Sicherheit&gt;Virenschutz&gt;Warnen...</text:p>
      <text:p text:style-name="Standard"/>
      <text:p text:style-name="P1">With ActiveWorkbook</text:p>
      <text:p text:style-name="P1">.SendMail Recipients:="roland-benz@hispeed.ch", _</text:p>
      <text:p text:style-name="P1">subject:="Testing"</text:p>
      <text:p text:style-name="P1">End With</text:p>
      <text:p text:style-name="P1"/>
      <text:p text:style-name="P1">End Sub</text:p>
      <text:p text:style-name="P1"/>
      <text:p text:style-name="P1"/>
      <text:p text:style-name="Standard">'Dieses Beispiel sendet eine e-Mail über Outlook:</text:p>
      <text:p text:style-name="Standard">'Zum Anzeigen dieser Einstellungen führen Sie folgende Aktionen aus:</text:p>
      <text:p text:style-name="Standard"/>
      <text:p text:style-name="Standard">'Klicken Sie im Menü Extras auf Vertrauensstellungscenter.</text:p>
      <text:p text:style-name="Standard">'Klicken Sie auf Programmgesteuerter Zugriff.</text:p>
      <text:p text:style-name="Standard"/>
      <text:p text:style-name="P1"><text:soft-page-break/>Sub Mail_senden()</text:p>
      <text:p text:style-name="P1"><text:s text:c="4"/>Dim olApp As Object</text:p>
      <text:p text:style-name="P1"><text:s text:c="4"/>Set olApp = CreateObject("Outlook.Application")</text:p>
      <text:p text:style-name="P1"><text:s text:c="4"/>With olApp.CreateItem(0)</text:p>
      <text:p text:style-name="P1"><text:s text:c="8"/>'Empfänger</text:p>
      <text:p text:style-name="P1"><text:s text:c="8"/>.Recipients.Add "roland-benz@hispeed.ch"</text:p>
      <text:p text:style-name="Standard"><text:span text:style-name="T1"><text:s text:c="8"/></text:span>'Betreff</text:p>
      <text:p text:style-name="Standard"><text:s text:c="8"/>.subject = "Test-Mail"</text:p>
      <text:p text:style-name="Standard"><text:s text:c="8"/>'Nachricht</text:p>
      <text:p text:style-name="Standard"><text:s text:c="8"/>.body = "Das ist eine e-Mail" &amp; Chr(13) &amp; _</text:p>
      <text:p text:style-name="Standard"><text:s text:c="16"/>"Viele Grüße..." &amp; Chr(13) &amp; Chr(13)</text:p>
      <text:p text:style-name="Standard"><text:s text:c="8"/>'Lesebestätigung aus</text:p>
      <text:p text:style-name="Standard"><text:s text:c="8"/><text:span text:style-name="T1">.ReadReceiptRequested = False</text:span></text:p>
      <text:p text:style-name="P1"><text:s text:c="8"/>'Dateianhang</text:p>
      <text:p text:style-name="P1"><text:s text:c="8"/>.Attachments.Add "C:\Users\Benzro\Desktop\A.txt"</text:p>
      <text:p text:style-name="P1"><text:s text:c="8"/>.send</text:p>
      <text:p text:style-name="P1"><text:s text:c="4"/>End With</text:p>
      <text:p text:style-name="P1"><text:s text:c="4"/>Set olApp = Nothing</text:p>
      <text:p text:style-name="P1">End Sub</text:p>
      <text:p text:style-name="P1"/>
      <text:p text:style-name="P1">'You can copy the script and attach to any of your report</text:p>
      <text:p text:style-name="P1">'but make sure that inside the VBA Editor select Tools-&gt;References and</text:p>
      <text:p text:style-name="P1">'select Microsoft CDO1.21 Library before copying the script.</text:p>
      <text:p text:style-name="P1"/>
      <text:p text:style-name="P1">Sub SendMail()</text:p>
      <text:p text:style-name="P1"/>
      <text:p text:style-name="P1">Dim objSession As MAPI.Session ' Local</text:p>
      <text:p text:style-name="P1">Dim objMessage As Message <text:s/>' local</text:p>
      <text:p text:style-name="P1">Dim objRecip As Recipient</text:p>
      <text:p text:style-name="P1">On Error GoTo error_olemsg</text:p>
      <text:p text:style-name="P1">Dim doc As busobj.IDocument</text:p>
      <text:p text:style-name="P1">Dim rep As busobj.Report</text:p>
      <text:p text:style-name="P1">Dim DPName As String</text:p>
      <text:p text:style-name="P1">Dim test As Boolean</text:p>
      <text:p text:style-name="P1"/>
      <text:p text:style-name="P1"/>
      <text:p text:style-name="P1"/>
      <text:p text:style-name="P1">Set objSession = CreateObject("MAPI.Session")</text:p>
      <text:p text:style-name="P1">objSession.Logon profileName:="bo_admin", NewSession:=False, showDialog:=False</text:p>
      <text:p text:style-name="P1"/>
      <text:p text:style-name="P1">If objSession Is Nothing Then</text:p>
      <text:p text:style-name="P1"><text:s text:c="4"/>Err.Raise 10, "MA MACRO", "must first log on; use Session-&gt;Logon"</text:p>
      <text:p text:style-name="P1"><text:s text:c="4"/>Exit Sub</text:p>
      <text:p text:style-name="P1"><text:s text:c="4"/>End If</text:p>
      <text:p text:style-name="P1"/>
      <text:p text:style-name="P1">Set objMessage = objSession.Outbox.Messages.Add</text:p>
      <text:p text:style-name="P1">If objMessage Is Nothing Then</text:p>
      <text:p text:style-name="P1"><text:s text:c="4"/>Err.Raise 11, "MA MACRO", "could not create a new message in the Outbox"</text:p>
      <text:p text:style-name="P1"><text:s text:c="4"/>Exit Sub</text:p>
      <text:p text:style-name="P1"><text:s text:c="4"/>End If</text:p>
      <text:p text:style-name="P1"/>
      <text:p text:style-name="P1">With objMessage ' message object</text:p>
      <text:p text:style-name="P1"><text:s text:c="5"/>' Substitue this with your subject</text:p>
      <text:p text:style-name="P1"><text:soft-page-break/><text:s text:c="4"/>.subject = "Resort -Monthly Report"</text:p>
      <text:p text:style-name="P1"><text:s text:c="5"/>' Substitue with your the message in body part of the mail</text:p>
      <text:p text:style-name="P1"><text:s text:c="4"/>.Text = "The Monthly reports <text:s/>for " &amp; Format(Now, "mmm") &amp; " is attached herewith."</text:p>
      <text:p text:style-name="P1"><text:s text:c="4"/>For i = 1 To ThisDocument.DataProviders.Count</text:p>
      <text:p text:style-name="P1"><text:s text:c="4"/>If ActiveDocument Is Nothing Then</text:p>
      <text:p text:style-name="P1"><text:s text:c="5"/>MsgBox "NO Active Document to refresh"</text:p>
      <text:p text:style-name="P1"><text:s text:c="2"/>Else</text:p>
      <text:p text:style-name="P1"><text:s text:c="4"/>Set doc = ActiveDocument</text:p>
      <text:p text:style-name="P1"><text:s text:c="3"/>If Not doc.IsAddin Then</text:p>
      <text:p text:style-name="P1"><text:s text:c="23"/></text:p>
      <text:p text:style-name="P1"><text:s text:c="12"/>'use this for converting to csv</text:p>
      <text:p text:style-name="P1"><text:s text:c="11"/></text:p>
      <text:p text:style-name="P1"><text:s text:c="13"/>DPName = "C:\" + DataProviders.Item(i).Name</text:p>
      <text:p text:style-name="P1"><text:s text:c="12"/>test = DataProviders.Item(i).ConvertTo(boExpAsciiCSV, 1, DPName)</text:p>
      <text:p text:style-name="P1"><text:s text:c="11"/></text:p>
      <text:p text:style-name="P1"><text:s text:c="12"/>'use this for converting to pdf format</text:p>
      <text:p text:style-name="P1"><text:s text:c="11"/></text:p>
      <text:p text:style-name="P1"><text:s text:c="11"/></text:p>
      <text:p text:style-name="P1"><text:s text:c="8"/>Else</text:p>
      <text:p text:style-name="P1"><text:s text:c="4"/>End If</text:p>
      <text:p text:style-name="P1"><text:s text:c="2"/>End If</text:p>
      <text:p text:style-name="P1"><text:s text:c="4"/>Set objAttach = .Attachments.Add ' add the attachment</text:p>
      <text:p text:style-name="P1"/>
      <text:p text:style-name="P1">If objAttach Is Nothing Then</text:p>
      <text:p text:style-name="P1"><text:s text:c="5"/>Err.Raise 12, "MA MACRO", "Unable to create new Attachmentobject"</text:p>
      <text:p text:style-name="P1"><text:s text:c="5"/>Exit Sub</text:p>
      <text:p text:style-name="P1"><text:s text:c="5"/>End If</text:p>
      <text:p text:style-name="P1"><text:s text:c="5"/></text:p>
      <text:p text:style-name="P1"><text:s text:c="5"/></text:p>
      <text:p text:style-name="P1"><text:s text:c="5"/>With objAttach</text:p>
      <text:p text:style-name="P1"><text:s text:c="13"/></text:p>
      <text:p text:style-name="P1"><text:s text:c="7"/></text:p>
      <text:p text:style-name="P1"><text:s text:c="12"/>.Name = DataProviders.Item(i).Name &amp; ".csv"</text:p>
      <text:p text:style-name="P1"><text:s text:c="12"/>.Source = "C:\" &amp; DataProviders.Item(i).Name &amp; ".csv"</text:p>
      <text:p text:style-name="P1"><text:s text:c="9"/></text:p>
      <text:p text:style-name="P1"><text:s text:c="5"/>End With</text:p>
      <text:p text:style-name="P1"><text:s text:c="3"/></text:p>
      <text:p text:style-name="P1"><text:s/></text:p>
      <text:p text:style-name="P1"><text:s text:c="4"/>.Update ' update message to save attachment in MAPI system</text:p>
      <text:p text:style-name="P1"/>
      <text:p text:style-name="P1"><text:s text:c="4"/>Next i</text:p>
      <text:p text:style-name="P1"/>
      <text:p text:style-name="P1"><text:s text:c="4"/>Set objRecip = .Recipients.Add</text:p>
      <text:p text:style-name="P1"><text:s text:c="4"/>With objRecip</text:p>
      <text:p text:style-name="P1"><text:s text:c="8"/>objRecip.Name = ("MAILID") 'substitue with the mailid of the recipient or groupname</text:p>
      <text:p text:style-name="P1"><text:s text:c="8"/>objRecip.Type = CdoTo</text:p>
      <text:p text:style-name="P1"><text:s text:c="8"/>objRecip.Resolve</text:p>
      <text:p text:style-name="P1"><text:s text:c="8"/>End With</text:p>
      <text:p text:style-name="P1"><text:s text:c="11"/></text:p>
      <text:p text:style-name="P1"><text:s text:c="4"/>' use this for sending to a recipient as cc</text:p>
      <text:p text:style-name="P1"><text:s text:c="3"/></text:p>
      <text:p text:style-name="P1"><text:s text:c="3"/>'Set objRecip = .Recipients.Add</text:p>
      <text:p text:style-name="P1"><text:s text:c="4"/>'With objRecip</text:p>
      <text:p text:style-name="P1"><text:soft-page-break/><text:s text:c="6"/>' objRecip.Name = ("ddas")</text:p>
      <text:p text:style-name="P1"><text:s text:c="7"/>'objRecip.Type = CdoCc</text:p>
      <text:p text:style-name="P1"><text:s text:c="7"/>'objRecip.Resolve</text:p>
      <text:p text:style-name="P1"><text:s text:c="7"/>'End With</text:p>
      <text:p text:style-name="P1"><text:s text:c="3"/></text:p>
      <text:p text:style-name="P1"/>
      <text:p text:style-name="P1"><text:s text:c="4"/>.Update</text:p>
      <text:p text:style-name="P1"><text:s text:c="4"/>' update message to save attachment in MAPI system</text:p>
      <text:p text:style-name="P1"><text:s text:c="4"/>.send showDialog:=False</text:p>
      <text:p text:style-name="P1"><text:s text:c="4"/>End With</text:p>
      <text:p text:style-name="P1"><text:s text:c="4"/>For i = 1 To ThisDocument.DataProviders.Count</text:p>
      <text:p text:style-name="P1"><text:s text:c="5"/>Kill "C:\" &amp; DataProviders.Item(i).Name &amp; ".csv"</text:p>
      <text:p text:style-name="P1"><text:s text:c="3"/>Next i</text:p>
      <text:p text:style-name="P1"><text:s text:c="4"/>objSession.Logoff</text:p>
      <text:p text:style-name="P1"><text:s text:c="4"/>Exit Sub</text:p>
      <text:p text:style-name="P1"><text:s text:c="3"/></text:p>
      <text:p text:style-name="P1"/>
      <text:p text:style-name="Standard">error_olemsg:</text:p>
      <text:p text:style-name="Standard">'MsgBox "Error " &amp; Str(Err) &amp; ": " &amp; Error$(Err)</text:p>
      <text:p text:style-name="Standard"><text:s text:c="4"/>Err.Raise 13, "MA MACRO", "Error " &amp; Str(Err) &amp; ": " &amp; Error$(Err)</text:p>
      <text:p text:style-name="Standard"><text:s text:c="4"/><text:span text:style-name="T1">Resume Next</text:span></text:p>
      <text:p text:style-name="P1"/>
      <text:p text:style-name="P1">End Sub</text:p>
      <text:p text:style-name="P1"/>
      <text:p text:style-name="P1">'Before you start, add a reference to the MAPI controls library.</text:p>
      <text:p text:style-name="P1">'This is probably somewhere such as C:\Windows\System\MSMAPI32.OCX.</text:p>
      <text:p text:style-name="P1">' Send an email message.</text:p>
      <text:p text:style-name="P1">Public Sub SendEmail(ByVal to_name As String, ByVal _</text:p>
      <text:p text:style-name="P1"><text:s text:c="4"/>to_address As String, ByVal cc_name As String, ByVal _</text:p>
      <text:p text:style-name="P1"><text:s text:c="4"/>cc_address As String, ByVal subject As String, ByVal _</text:p>
      <text:p text:style-name="P1"><text:s text:c="4"/>body As String)</text:p>
      <text:p text:style-name="P1">Dim mapi_session As MSMAPI.MAPISession</text:p>
      <text:p text:style-name="P1">Dim mapi_messages As MSMAPI.MAPIMessages</text:p>
      <text:p text:style-name="P1"/>
      <text:p text:style-name="P1"><text:s text:c="4"/>'Debug.Print "To: " &amp; to_name &amp; "&lt;" &amp; to_address &amp; "&gt;"</text:p>
      <text:p text:style-name="P1"><text:s text:c="4"/>'Debug.Print "Cc: " &amp; cc_name &amp; "&lt;" &amp; cc_address &amp; "&gt;"</text:p>
      <text:p text:style-name="P1"><text:s text:c="4"/>'Debug.Print "Subject: " &amp; subject</text:p>
      <text:p text:style-name="P1"><text:s text:c="4"/>'Debug.Print "Body: " &amp; body</text:p>
      <text:p text:style-name="P1"><text:s text:c="4"/>'Debug.Print</text:p>
      <text:p text:style-name="P1"><text:s text:c="4"/>' "=================================================="</text:p>
      <text:p text:style-name="P1"/>
      <text:p text:style-name="P1"><text:s text:c="4"/>On Error GoTo MailError</text:p>
      <text:p text:style-name="P1"/>
      <text:p text:style-name="P1"><text:s text:c="4"/>Set mapi_session = New MSMAPI.MAPISession</text:p>
      <text:p text:style-name="P1"><text:s text:c="4"/>With mapi_session</text:p>
      <text:p text:style-name="P1"><text:s text:c="8"/>.LogonUI = False</text:p>
      <text:p text:style-name="P1"><text:s text:c="8"/>' Fill in username and password</text:p>
      <text:p text:style-name="P1"><text:s text:c="8"/>' if necessary on this mail server.</text:p>
      <text:p text:style-name="P1"><text:s text:c="8"/>'.username = "username"</text:p>
      <text:p text:style-name="P1"><text:s text:c="8"/>'.password = "password"</text:p>
      <text:p text:style-name="P1"><text:s text:c="8"/>.SignOn</text:p>
      <text:p text:style-name="P1"><text:s text:c="4"/>End With</text:p>
      <text:p text:style-name="P1"/>
      <text:p text:style-name="P1"><text:soft-page-break/><text:s text:c="4"/>Set mapi_messages = New MSMAPI.MAPIMessages</text:p>
      <text:p text:style-name="P1"><text:s text:c="4"/>With mapi_messages</text:p>
      <text:p text:style-name="P1"><text:s text:c="8"/>.SessionID = mapi_session.SessionID</text:p>
      <text:p text:style-name="P1"><text:s text:c="8"/>.Compose</text:p>
      <text:p text:style-name="P1"/>
      <text:p text:style-name="P1"><text:s text:c="8"/>.RecipIndex = 0</text:p>
      <text:p text:style-name="P1"><text:s text:c="8"/>.RecipDisplayName = to_name</text:p>
      <text:p text:style-name="P1"><text:s text:c="8"/>.RecipAddress = to_address</text:p>
      <text:p text:style-name="P1"><text:s text:c="8"/>.RecipType = mapToList</text:p>
      <text:p text:style-name="P1"/>
      <text:p text:style-name="P1"><text:s text:c="8"/>.RecipIndex = 1</text:p>
      <text:p text:style-name="P1"><text:s text:c="8"/>.RecipDisplayName = cc_name</text:p>
      <text:p text:style-name="P1"><text:s text:c="8"/>.RecipAddress = cc_address</text:p>
      <text:p text:style-name="P1"><text:s text:c="8"/>.RecipType = mapCcList</text:p>
      <text:p text:style-name="P1"/>
      <text:p text:style-name="P1"><text:s text:c="8"/>.AddressResolveUI = False</text:p>
      <text:p text:style-name="P1"><text:s text:c="8"/>.MsgSubject = subject</text:p>
      <text:p text:style-name="P1"><text:s text:c="8"/>.MsgNoteText = body</text:p>
      <text:p text:style-name="P1"><text:s text:c="8"/>.send False</text:p>
      <text:p text:style-name="P1"><text:s text:c="4"/>End With</text:p>
      <text:p text:style-name="P1"/>
      <text:p text:style-name="P1"><text:s text:c="4"/>mapi_session.SignOff</text:p>
      <text:p text:style-name="P1"><text:s text:c="4"/>Exit Sub</text:p>
      <text:p text:style-name="P1"/>
      <text:p text:style-name="P1">MailError:</text:p>
      <text:p text:style-name="P1"><text:s text:c="4"/>MsgBox Err.Description</text:p>
      <text:p text:style-name="P1"><text:s text:c="4"/>Exit Sub</text:p>
      <text:p text:style-name="P1">End Sub</text:p>
      <text:p text:style-name="P1"/>
      <text:p text:style-name="P1">Sub S1()</text:p>
      <text:p text:style-name="P1">SendEmail "Roland Benz", "roland-benz@hispeed.ch", "", "", "Testing", "Dies ist ein Test"</text:p>
      <text:p text:style-name="P1">End Sub</text:p>
      <text:p text:style-name="P1"/>
      <text:p text:style-name="P1"/>
      <text:p text:style-name="P1"/>
      <text:p text:style-name="P1">Declare Function MoveWindow Lib "user32.dll" ( _</text:p>
      <text:p text:style-name="P1"><text:s text:c="4"/>ByVal hwnd As Long, _</text:p>
      <text:p text:style-name="P1"><text:s text:c="4"/>ByVal x As Long, _</text:p>
      <text:p text:style-name="P1"><text:s text:c="4"/>ByVal y As Long, _</text:p>
      <text:p text:style-name="P1"><text:s text:c="4"/>ByVal nWidth As Long, _</text:p>
      <text:p text:style-name="P1"><text:s text:c="4"/>ByVal nHeight As Long, _</text:p>
      <text:p text:style-name="P1"><text:s text:c="4"/>ByVal bRepaint As Long) As Long</text:p>
      <text:p text:style-name="P1"><text:s text:c="4"/></text:p>
      <text:p text:style-name="P1">Private Declare Sub Sleep Lib "kernel32" ( _</text:p>
      <text:p text:style-name="P1"><text:s text:c="4"/>ByVal dwMilliseconds As Long)</text:p>
      <text:p text:style-name="P1"><text:s text:c="4"/></text:p>
      <text:p text:style-name="P1">Private Declare Function FindWindow Lib "user32" _</text:p>
      <text:p text:style-name="P1"><text:s text:c="4"/>Alias "FindWindowA" ( _</text:p>
      <text:p text:style-name="P1"><text:s text:c="4"/>ByVal lpClassName As String, _</text:p>
      <text:p text:style-name="P1"><text:s text:c="4"/>ByVal lpWindowName As String) As Long</text:p>
      <text:p text:style-name="P1"/>
      <text:p text:style-name="P1"/>
      <text:p text:style-name="P1"/>
      <text:p text:style-name="P1"><text:soft-page-break/></text:p>
      <text:p text:style-name="P1">'****Tools&gt;References: Microsoft Internet Controls</text:p>
      <text:p text:style-name="P1"/>
      <text:p text:style-name="P1"/>
      <text:p text:style-name="P1">'returns new instance of Internet Explorer</text:p>
      <text:p text:style-name="P1">Function GetNewIE() As SHDocVw.InternetExplorer</text:p>
      <text:p text:style-name="P1"><text:s text:c="2"/>'create new IE instance</text:p>
      <text:p text:style-name="P1"><text:s text:c="2"/>Set GetNewIE = New SHDocVw.InternetExplorer</text:p>
      <text:p text:style-name="P1"><text:s text:c="2"/>'start with a blank page</text:p>
      <text:p text:style-name="P1"><text:s text:c="2"/>GetNewIE.Navigate2 "about:Blank"</text:p>
      <text:p text:style-name="P1">End Function</text:p>
      <text:p text:style-name="P1"/>
      <text:p text:style-name="P1">'loads a web page and returns True or False depending on</text:p>
      <text:p text:style-name="P1">'whether the page could be loaded or not</text:p>
      <text:p text:style-name="P1">Function LoadWebPage(i_IE As SHDocVw.InternetExplorer, _</text:p>
      <text:p text:style-name="P1"><text:s text:c="21"/>i_URL As String) As Boolean</text:p>
      <text:p text:style-name="P1"><text:s text:c="2"/>With i_IE</text:p>
      <text:p text:style-name="P1"><text:s text:c="4"/>'open page</text:p>
      <text:p text:style-name="P1"><text:s text:c="4"/>.Navigate i_URL</text:p>
      <text:p text:style-name="P1"><text:s text:c="4"/>'wait until IE finished loading the page</text:p>
      <text:p text:style-name="P1"><text:s text:c="4"/>Do While .ReadyState &lt;&gt; READYSTATE_COMPLETE</text:p>
      <text:p text:style-name="P1"><text:s text:c="6"/>Application.Wait Now + TimeValue("0:00:01")</text:p>
      <text:p text:style-name="P1"><text:s text:c="4"/>Loop</text:p>
      <text:p text:style-name="P1"><text:s text:c="4"/>'check if page could be loaded</text:p>
      <text:p text:style-name="P1"><text:s text:c="4"/>If .Document.URL = i_URL Then</text:p>
      <text:p text:style-name="P1"><text:s text:c="6"/>LoadWebPage = True</text:p>
      <text:p text:style-name="P1"><text:s text:c="4"/>End If</text:p>
      <text:p text:style-name="P1"><text:s text:c="2"/>End With</text:p>
      <text:p text:style-name="P1">End Function</text:p>
      <text:p text:style-name="P1"/>
      <text:p text:style-name="P1">'finds an open IE site by checking the URL</text:p>
      <text:p text:style-name="P1">Function GetOpenIEByURL(ByVal i_URL As String) _</text:p>
      <text:p text:style-name="P1"><text:s text:c="8"/>As SHDocVw.InternetExplorer</text:p>
      <text:p text:style-name="P1"/>
      <text:p text:style-name="P1">Dim objShellWindows As New SHDocVw.ShellWindows</text:p>
      <text:p text:style-name="P1"/>
      <text:p text:style-name="P1"><text:s text:c="2"/>'ignore errors when accessing the document property</text:p>
      <text:p text:style-name="P1"><text:s text:c="2"/>On Error Resume Next</text:p>
      <text:p text:style-name="P1"><text:s text:c="2"/>'loop over all Shell-Windows</text:p>
      <text:p text:style-name="P1"><text:s text:c="2"/>For Each GetOpenIEByURL In objShellWindows</text:p>
      <text:p text:style-name="P1"><text:s text:c="4"/>'if the document is of type HTMLDocument, it is an IE window</text:p>
      <text:p text:style-name="P1"><text:s text:c="4"/>If TypeName(GetOpenIEByURL.Document) = "HTMLDocument" Then</text:p>
      <text:p text:style-name="P1"><text:s text:c="6"/>'check the URL</text:p>
      <text:p text:style-name="P1"><text:s text:c="6"/>If GetOpenIEByURL.Document.URL = i_URL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inds an open IE site by checking the title</text:p>
      <text:p text:style-name="P1">Function GetOpenIEByTitle(i_Title As String, _</text:p>
      <text:p text:style-name="P1"><text:soft-page-break/><text:s text:c="26"/>Optional ByVal i_ExactMatch As Boolean = True) _</text:p>
      <text:p text:style-name="P1"><text:s text:c="26"/>As SHDocVw.InternetExplorer</text:p>
      <text:p text:style-name="P1"/>
      <text:p text:style-name="P1">Dim objShellWindows As New SHDocVw.ShellWindows</text:p>
      <text:p text:style-name="P1"/>
      <text:p text:style-name="P1">If i_ExactMatch = False Then i_Title = "*" &amp; i_Title &amp; "*"</text:p>
      <text:p text:style-name="P1"><text:s text:c="2"/>'ignore errors when accessing the document property</text:p>
      <text:p text:style-name="P1"><text:s text:c="2"/>On Error Resume Next</text:p>
      <text:p text:style-name="P1"><text:s text:c="2"/>'loop over all Shell-Windows</text:p>
      <text:p text:style-name="P1"><text:s text:c="2"/>For Each GetOpenIEByTitle In objShellWindows</text:p>
      <text:p text:style-name="P1"><text:s text:c="4"/>'if the document is of type HTMLDocument, it is an IE window</text:p>
      <text:p text:style-name="P1"><text:s text:c="4"/>If TypeName(GetOpenIEByTitle.Document) = "HTMLDocument" Then</text:p>
      <text:p text:style-name="P1"><text:s text:c="6"/>'check the title</text:p>
      <text:p text:style-name="P1"><text:s text:c="6"/>If GetOpenIEByTitle.Document.Title Like i_Title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unction OpenIE_CheckIfPageNameOpen_OpenURL(myPageTitle As String, myPageURL As String) _</text:p>
      <text:p text:style-name="P1"><text:s text:c="8"/>As SHDocVw.InternetExplorer</text:p>
      <text:p text:style-name="P1"/>
      <text:p text:style-name="P1">'IE object instantiation</text:p>
      <text:p text:style-name="P1">Dim myIE As SHDocVw.InternetExplorer</text:p>
      <text:p text:style-name="P1"/>
      <text:p text:style-name="P1">'check if page is already open</text:p>
      <text:p text:style-name="P1">Set myIE = GetOpenIEByTitle(myPageTitle, False)</text:p>
      <text:p text:style-name="P1"/>
      <text:p text:style-name="P1">'check if page is already open</text:p>
      <text:p text:style-name="P1">Set myIE = GetOpenIEByURL(myPageURL)</text:p>
      <text:p text:style-name="P1"><text:s text:c="2"/></text:p>
      <text:p text:style-name="P1">'if the page is not open then try to open it</text:p>
      <text:p text:style-name="P1">If myIE Is Nothing Then</text:p>
      <text:p text:style-name="P1"><text:s text:c="4"/>'page isn't open yet</text:p>
      <text:p text:style-name="P1"><text:s text:c="4"/>'create new IE instance</text:p>
      <text:p text:style-name="P1"><text:s text:c="4"/>Set myIE = GetNewIE</text:p>
      <text:p text:style-name="P1"><text:s text:c="4"/>'make IE window visible</text:p>
      <text:p text:style-name="P1"><text:s text:c="4"/>myIE.Visible = True</text:p>
      <text:p text:style-name="P1"><text:s text:c="4"/>'load page</text:p>
      <text:p text:style-name="P1"><text:s text:c="4"/>If LoadWebPage(myIE, myPageURL) = False Then</text:p>
      <text:p text:style-name="P1"><text:s text:c="6"/>'page wasn't loaded</text:p>
      <text:p text:style-name="P1"><text:s text:c="6"/>MsgBox "Couldn't open page"</text:p>
      <text:p text:style-name="P1"><text:s text:c="6"/>Exit Function</text:p>
      <text:p text:style-name="P1"><text:s text:c="4"/>End If</text:p>
      <text:p text:style-name="P1">End If</text:p>
      <text:p text:style-name="P1">Set OpenIE_CheckIfPageNameOpen_OpenURL = myIE</text:p>
      <text:p text:style-name="P1">End Function</text:p>
      <text:p text:style-name="P1"/>
      <text:p text:style-name="P1"/>
      <text:p text:style-name="P1">Sub ExplorerTest()</text:p>
      <text:p text:style-name="P1">'SmC IE page title (used to check if already open)</text:p>
      <text:p text:style-name="P1"><text:soft-page-break/>Const myPageTitle As String = "SmartChoice"</text:p>
      <text:p text:style-name="P1"/>
      <text:p text:style-name="P1">'SmC stage (used to open the site)</text:p>
      <text:p text:style-name="P1">Const myPageURL As String = "http://opxscs.eame.syngenta.org/STAGE/OPX2/frgolappschs02.eame.syngenta.org:8404/HOME?dispatched=http://opxscs.eame.syngenta.org/STAGE/OPX2/15.141.4.48:8100/"</text:p>
      <text:p text:style-name="P1"/>
      <text:p text:style-name="P1">'SmC prod (used to open the site)</text:p>
      <text:p text:style-name="P1">'Const myPageURL As String = "http://opxscp.eame.syngenta.org/PROD/OPX2/frgolappschp01.eame.syngenta.org:8401/HOME?dispatched=http://opxscp.eame.syngenta.org/PROD/OPX2/15.141.4.50:8100/"</text:p>
      <text:p text:style-name="P1"/>
      <text:p text:style-name="P1"/>
      <text:p text:style-name="P1">'IE object instantiation</text:p>
      <text:p text:style-name="P1">Dim myIE As SHDocVw.InternetExplorer</text:p>
      <text:p text:style-name="P1"/>
      <text:p text:style-name="P1">'open SmC</text:p>
      <text:p text:style-name="P1">'Call OpenIE_CheckIfPageNameOpen_OpenURL(myPageTitle, myPageURL)</text:p>
      <text:p text:style-name="P1">Set myIE = OpenIE_CheckIfPageNameOpen_OpenURL(myPageTitle, myPageURL)</text:p>
      <text:p text:style-name="P1"/>
      <text:p text:style-name="P1">'move and resize the window</text:p>
      <text:p text:style-name="P1">Dim nhWnd As Long</text:p>
      <text:p text:style-name="P1">nhWnd1 = FindWindow(vbNullString, "SmartChoice - Windows Internet Explorer provided by Syngenta")</text:p>
      <text:p text:style-name="P1"/>
      <text:p text:style-name="P1">If nhWnd1 &lt;&gt; 0 Then</text:p>
      <text:p text:style-name="P1"><text:s text:c="4"/>MoveWindow nhWnd1, 0, 0, 1200, 900, 1</text:p>
      <text:p text:style-name="P1">End If</text:p>
      <text:p text:style-name="P1"/>
      <text:p text:style-name="P1">End Sub</text:p>
      <text:p text:style-name="P1"/>
      <text:p text:style-name="P1">Option Explicit</text:p>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Declare Function SetCursorPos Lib "user32.dll" ( _</text:p>
      <text:p text:style-name="P1"><text:s text:c="4"/>ByVal x As Long, _</text:p>
      <text:p text:style-name="P1"><text:s text:c="4"/>ByVal y As Long) As Long</text:p>
      <text:p text:style-name="P1"/>
      <text:p text:style-name="P1">Private Declare Function GetAsyncKeyState Lib "user32.dll" (ByVal vKey As Long) As Long</text:p>
      <text:p text:style-name="P1"/>
      <text:p text:style-name="P1">Private Type POINTAPI</text:p>
      <text:p text:style-name="P1"><text:s text:c="4"/>x As Long</text:p>
      <text:p text:style-name="P1"><text:s text:c="4"/>y As Long</text:p>
      <text:p text:style-name="P1">End Type</text:p>
      <text:p text:style-name="P1"/>
      <text:p text:style-name="P1">Const VK_LBUTTON = &amp;H1 ' Linker Mausbutton</text:p>
      <text:p text:style-name="P1">Const VK_RBUTTON = &amp;H2 ' Rechter Mausbutton</text:p>
      <text:p text:style-name="P1">Const KEYEVENTF_KEYUP = &amp;H2 ' Die angegebene Taste wird losgelassen</text:p>
      <text:p text:style-name="P1"/>
      <text:p text:style-name="Standard"><text:soft-page-break/>Public Sub maus_spazieren_Fahren()</text:p>
      <text:p text:style-name="Standard">Dim myPos As POINTAPI</text:p>
      <text:p text:style-name="Standard">Dim Ziel_X As Long</text:p>
      <text:p text:style-name="Standard">Dim Ziel_Y As Long</text:p>
      <text:p text:style-name="Standard">Dim L As Long</text:p>
      <text:p text:style-name="Standard">Dim Click</text:p>
      <text:p text:style-name="Standard">Ziel_X = 10</text:p>
      <text:p text:style-name="P1">Ziel_Y = 100</text:p>
      <text:p text:style-name="P1">GetCursorPos myPos</text:p>
      <text:p text:style-name="P1">If myPos.x &gt;= Ziel_X Then</text:p>
      <text:p text:style-name="P1"><text:s text:c="4"/>For L = myPos.x To Ziel_X Step -1</text:p>
      <text:p text:style-name="P1"><text:s text:c="8"/>Sleep 5</text:p>
      <text:p text:style-name="P1"><text:s text:c="8"/>SetCursorPos L, myPos.y</text:p>
      <text:p text:style-name="P1"><text:s text:c="4"/>Next</text:p>
      <text:p text:style-name="P1"><text:s text:c="4"/>Else:</text:p>
      <text:p text:style-name="P1"><text:s text:c="4"/>For L = Ziel_X To myPos.x</text:p>
      <text:p text:style-name="P1"><text:s text:c="8"/>Sleep 5</text:p>
      <text:p text:style-name="P1"><text:s text:c="8"/>SetCursorPos L, myPos.y</text:p>
      <text:p text:style-name="P1"><text:s text:c="4"/>Next</text:p>
      <text:p text:style-name="P1">End If</text:p>
      <text:p text:style-name="P1">If myPos.y &gt;= Ziel_Y Then</text:p>
      <text:p text:style-name="P1"><text:s text:c="4"/>For L = myPos.y To Ziel_Y Step -1</text:p>
      <text:p text:style-name="P1"><text:s text:c="8"/>Sleep 5</text:p>
      <text:p text:style-name="P1"><text:s text:c="8"/>SetCursorPos Ziel_X, L</text:p>
      <text:p text:style-name="P1"><text:s text:c="4"/>Next</text:p>
      <text:p text:style-name="P1"><text:s text:c="4"/>Else:</text:p>
      <text:p text:style-name="P1"><text:s text:c="4"/>For L = myPos.y To Ziel_Y</text:p>
      <text:p text:style-name="P1"><text:s text:c="8"/>Sleep 5</text:p>
      <text:p text:style-name="P1"><text:s text:c="8"/>SetCursorPos Ziel_X, L</text:p>
      <text:p text:style-name="P1"><text:s text:c="4"/>Next</text:p>
      <text:p text:style-name="P1">End If</text:p>
      <text:p text:style-name="P1">Click = GetAsyncKeyState(&amp;H1)</text:p>
      <text:p text:style-name="P1">MsgBox Click</text:p>
      <text:p text:style-name="P1">End Sub</text:p>
      <text:p text:style-name="P1"/>
      <text:p text:style-name="P1"/>
      <text:p text:style-name="P1"/>
      <text:p text:style-name="P1"/>
      <text:p text:style-name="P1"/>
      <text:p text:style-name="P1"/>
      <text:p text:style-name="P1">Option Explicit</text:p>
      <text:p text:style-name="P1"/>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oft-page-break/><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
      <text:p text:style-name="P1"/>
      <text:p text:style-name="Standard">'Die nachfolgende Prozedur simuliert den gewünschten Mausklick.</text:p>
      <text:p text:style-name="P1">Public Sub SendMausk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Sub SendMausDoppelklick(ByVal mButton As Long)</text:p>
      <text:p text:style-name="P1">SendMausklick (mButton)</text:p>
      <text:p text:style-name="P1">SendMausklick (mButton)</text:p>
      <text:p text:style-name="P1">End Sub</text:p>
      <text:p text:style-name="P1"/>
      <text:p text:style-name="P1">Sub MainMausPlatzieren()</text:p>
      <text:p text:style-name="P1">Dim myAktuellPos As POINTAPI</text:p>
      <text:p text:style-name="P1">Dim myZielPos As POINTAPI</text:p>
      <text:p text:style-name="P1">Dim Ziel_X, Ziel_Y As Long</text:p>
      <text:p text:style-name="P2">Dim Aktuell_X, Aktuell_Y As Long</text:p>
      <text:p text:style-name="Standard">'aktuelle pos abfragen</text:p>
      <text:p text:style-name="Standard">GetCursorPos myAktuellPos</text:p>
      <text:p text:style-name="Standard">Aktuell_X = myAktuellPos.x</text:p>
      <text:p text:style-name="Standard">Aktuell_Y = myAktuellPos.y</text:p>
      <text:p text:style-name="Standard">MsgBox Aktuell_X &amp; " <text:s text:c="2"/>" &amp; Aktuell_Y</text:p>
      <text:p text:style-name="Standard">'neue pos setzen</text:p>
      <text:p text:style-name="Standard">Ziel_X = 10</text:p>
      <text:p text:style-name="Standard"><text:soft-page-break/>Ziel_Y = 100</text:p>
      <text:p text:style-name="Standard">SetCursorPos Ziel_X, Ziel_Y</text:p>
      <text:p text:style-name="Standard">'aktuelle pos abfragen</text:p>
      <text:p text:style-name="Standard">GetCursorPos myAktuellPos</text:p>
      <text:p text:style-name="Standard">Aktuell_X = myAktuellPos.x</text:p>
      <text:p text:style-name="Standard">Aktuell_Y = myAktuellPos.y</text:p>
      <text:p text:style-name="Standard">MsgBox Aktuell_X &amp; " <text:s text:c="2"/>" &amp; Aktuell_Y</text:p>
      <text:p text:style-name="P1">End Sub</text:p>
      <text:p text:style-name="P1"/>
      <text:p text:style-name="P1">Sub MainSendMousclicks()</text:p>
      <text:p text:style-name="P1">SendMausklick (MOUSE_LEFT)</text:p>
      <text:p text:style-name="Standard">SendMausDoppelklick (MOUSE_LEFT)</text:p>
      <text:p text:style-name="Standard">End Sub</text:p>
      <text:p text:style-name="Standard"/>
      <text:p text:style-name="Standard">Sub ApplikationStartenUndSendKeys()</text:p>
      <text:p text:style-name="Standard">' Notepad starten und Dialog "Seite einrichten" aufrufen</text:p>
      <text:p text:style-name="P1">Dim AppID As Long</text:p>
      <text:p text:style-name="P1"><text:s/></text:p>
      <text:p text:style-name="P1">AppID = Shell("C:\Windows\System32\notepad.exe", vbNormalFocus)</text:p>
      <text:p text:style-name="P1">DoEvents</text:p>
      <text:p text:style-name="P1"><text:s/></text:p>
      <text:p text:style-name="P1">' NotePad aktivieren</text:p>
      <text:p text:style-name="P1">AppActivate AppID</text:p>
      <text:p text:style-name="P1"><text:s/></text:p>
      <text:p text:style-name="Standard">' Alt+d (Menü DATEI)</text:p>
      <text:p text:style-name="Standard">SendKeys "%d", True</text:p>
      <text:p text:style-name="Standard"><text:s/></text:p>
      <text:p text:style-name="Standard">' r (Seiten einrichten)</text:p>
      <text:p text:style-name="Standard">SendKeys "r", True</text:p>
      <text:p text:style-name="Standard"><text:s/></text:p>
      <text:p text:style-name="Standard">' Alt+k (Kopfzeile)</text:p>
      <text:p text:style-name="Standard">SendKeys "%k", True</text:p>
      <text:p text:style-name="Standard"><text:s/></text:p>
      <text:p text:style-name="Standard">' Text schreiben</text:p>
      <text:p text:style-name="Standard">SendKeys "Test-Kopfzeile", True</text:p>
      <text:p text:style-name="Standard"><text:s/></text:p>
      <text:p text:style-name="Standard">' Dialog beenden (OK-Schaltfläche per Alt+O auslösen)</text:p>
      <text:p text:style-name="Standard">SendKeys "{ENTER}"</text:p>
      <text:p text:style-name="Standard"><text:s/></text:p>
      <text:p text:style-name="Standard">' oder anstelle OK, Dialog per Alt+F4 schließen</text:p>
      <text:p text:style-name="P1">'SendKeys "%{F4}"</text:p>
      <text:p text:style-name="P1"/>
      <text:p text:style-name="P1">End Sub</text:p>
      <text:p text:style-name="P1"/>
      <text:p text:style-name="P1"/>
      <text:p text:style-name="P1">Private Declare Function ShellExecute Lib "shell32.dll" Alias "ShellExecuteA" ( _</text:p>
      <text:p text:style-name="P1"><text:s text:c="2"/>ByVal hwnd As Long, _</text:p>
      <text:p text:style-name="P1"><text:s text:c="2"/>ByVal lpOperation As String, _</text:p>
      <text:p text:style-name="P1"><text:s text:c="2"/>ByVal lpFile As String, _</text:p>
      <text:p text:style-name="P1"><text:s text:c="2"/>ByVal lpParameters As String, _</text:p>
      <text:p text:style-name="P1"><text:s text:c="2"/>ByVal lpDirectory As String, _</text:p>
      <text:p text:style-name="P1"><text:s text:c="2"/>ByVal nShowCmd As Long) As Long</text:p>
      <text:p text:style-name="P1"><text:s/></text:p>
      <text:p text:style-name="P1"><text:soft-page-break/>Private Const SW_HIDE = 0</text:p>
      <text:p text:style-name="P1">Private Const SW_MAXIMIZE = 3</text:p>
      <text:p text:style-name="P1">Private Const SW_MINIMIZE = 6</text:p>
      <text:p text:style-name="P1">Private Const SW_NORMAL = 1</text:p>
      <text:p text:style-name="P1">Private Const SW_SHOW = 5</text:p>
      <text:p text:style-name="P1">Private Const SW_RESTORE = 9</text:p>
      <text:p text:style-name="P1">Private Const SW_SHOWMAXIMIZED = 3</text:p>
      <text:p text:style-name="P1">Private Const SW_SHOWMINIMIZED = 2</text:p>
      <text:p text:style-name="P1">Private Const SW_SHOWMINNOACTIVE = 7</text:p>
      <text:p text:style-name="P1">Private Const SW_SHOWNA = 8</text:p>
      <text:p text:style-name="P1">Private Const SW_SHOWNOACTIVATE = 4</text:p>
      <text:p text:style-name="P1">Private Const SW_SHOWNORMAL = 1</text:p>
      <text:p text:style-name="P1"><text:s/></text:p>
      <text:p text:style-name="P1">Private Const ERROR_BAD_FORMAT = 11&amp;</text:p>
      <text:p text:style-name="P1">Private Const SE_ERR_ACCESSDENIED = 5</text:p>
      <text:p text:style-name="P1">Private Const SE_ERR_ASSOCINCOMPLETE = 27</text:p>
      <text:p text:style-name="P1">Private Const SE_ERR_DDEBUSY = 30</text:p>
      <text:p text:style-name="P1">Private Const SE_ERR_DDEFAIL = 29</text:p>
      <text:p text:style-name="P1">Private Const SE_ERR_DDETIMEOUT = 28</text:p>
      <text:p text:style-name="P1">Private Const SE_ERR_DLLNOTFOUND = 32</text:p>
      <text:p text:style-name="P1">Private Const SE_ERR_FNF = 2</text:p>
      <text:p text:style-name="P1">Private Const SE_ERR_NOASSOC = 31</text:p>
      <text:p text:style-name="P1">Private Const SE_ERR_OOM = 8</text:p>
      <text:p text:style-name="P1">Private Const SE_ERR_PNF = 3</text:p>
      <text:p text:style-name="P1">Private Const SE_ERR_SHARE = 26</text:p>
      <text:p text:style-name="P1"/>
      <text:p text:style-name="P1">Const HH_DISPLAY_TOPIC = &amp;H0</text:p>
      <text:p text:style-name="P1">Const HH_HELP_CONTEXT = &amp;HF</text:p>
      <text:p text:style-name="P1"/>
      <text:p text:style-name="P1">Declare Function MoveWindow Lib "user32.dll" ( _</text:p>
      <text:p text:style-name="P1"><text:s text:c="2"/>ByVal hwnd As Long, _</text:p>
      <text:p text:style-name="P1"><text:s text:c="2"/>ByVal x As Long, _</text:p>
      <text:p text:style-name="P1"><text:s text:c="2"/>ByVal y As Long, _</text:p>
      <text:p text:style-name="P1"><text:s text:c="2"/>ByVal nWidth As Long, _</text:p>
      <text:p text:style-name="P1"><text:s text:c="2"/>ByVal nHeight As Long, _</text:p>
      <text:p text:style-name="P1"><text:s text:c="2"/>ByVal bRepaint As Long) As Long</text:p>
      <text:p text:style-name="P1"><text:s text:c="4"/></text:p>
      <text:p text:style-name="P1">Private Declare Sub Sleep Lib "kernel32" ( _</text:p>
      <text:p text:style-name="P1"><text:s text:c="4"/>ByVal dwMilliseconds As Long)</text:p>
      <text:p text:style-name="P1"><text:s text:c="4"/></text:p>
      <text:p text:style-name="P1">Private Declare Function FindWindow Lib "user32" _</text:p>
      <text:p text:style-name="P1">Alias "FindWindowA" ( _</text:p>
      <text:p text:style-name="P1">ByVal lpClassName As String, _</text:p>
      <text:p text:style-name="P1">ByVal lpWindowName As String) As Long</text:p>
      <text:p text:style-name="P1"/>
      <text:p text:style-name="P1"><text:s text:c="4"/></text:p>
      <text:p text:style-name="P1"><text:s/></text:p>
      <text:p text:style-name="P1">Sub MyMoveShellExecuteNotepad()</text:p>
      <text:p text:style-name="P1">Dim retVal, rval, x, y, z As Long</text:p>
      <text:p text:style-name="P1">Dim AppID As Long</text:p>
      <text:p text:style-name="P1">retVal = ShellExecute(Application.hwnd, "open", _</text:p>
      <text:p text:style-name="P1"><text:s text:c="18"/>"C:\Users\Benzro\Desktop\A.txt", "", _</text:p>
      <text:p text:style-name="P1"><text:s text:c="18"/>"", SW_NORMAL)</text:p>
      <text:p text:style-name="P1"><text:soft-page-break/><text:s text:c="18"/></text:p>
      <text:p text:style-name="P1">DoEvents</text:p>
      <text:p text:style-name="P1">Sleep 100 'Application.Wait (Now + TimeValue("0:00:1"))</text:p>
      <text:p text:style-name="P1">nhWnd = FindWindow(vbNullString, "A.txt - Editor")</text:p>
      <text:p text:style-name="P1"/>
      <text:p text:style-name="P1">If nhWnd &lt;&gt; 0 Then</text:p>
      <text:p text:style-name="P1"><text:s text:c="4"/>rval = MoveWindow(nhWnd, 150, 150, 500, 500, 1)</text:p>
      <text:p text:style-name="P1">End If</text:p>
      <text:p text:style-name="P1">Sleep 100</text:p>
      <text:p text:style-name="P1">End Sub</text:p>
      <text:p text:style-name="P1"/>
      <text:p text:style-name="P1">Private Sub MyMoveShellNotepad()</text:p>
      <text:p text:style-name="P1">Dim nhWnd As Long</text:p>
      <text:p text:style-name="P1">nhWnd = Shell("C:\Windows\System32\notepad.exe", vbNormalFocus)</text:p>
      <text:p text:style-name="Standard">'nhWnd = FindWindow(vbNullString, "Unbenannt - Editor")'German version</text:p>
      <text:p text:style-name="P1">nhWnd = FindWindow(vbNullString, "Untitled - Notepad") 'English version</text:p>
      <text:p text:style-name="P1">If nhWnd &lt;&gt; 0 Then</text:p>
      <text:p text:style-name="P1"><text:s text:c="4"/>MoveWindow nhWnd, 150, 150, 500, 500, 1</text:p>
      <text:p text:style-name="P1">End If</text:p>
      <text:p text:style-name="P1">End Sub</text:p>
      <text:p text:style-name="P1"/>
      <text:p text:style-name="P1"/>
      <text:p text:style-name="P1">Private Sub MyMoveShellExplorer()</text:p>
      <text:p text:style-name="P1">Dim nhWnd As Long</text:p>
      <text:p text:style-name="P1">'nhWnd = Shell("C:\Program Files (x86)\Internet Explorer\iexplore.exe", vbNormalFocus)</text:p>
      <text:p text:style-name="P1">'nhWnd1 = FindWindow(vbNullString, "Google - Windows Internet Explorer provided by Syngenta")</text:p>
      <text:p text:style-name="P1">nhWnd1 = FindWindow(vbNullString, "SmartChoice - Windows Internet Explorer provided by Syngenta")</text:p>
      <text:p text:style-name="P1"/>
      <text:p text:style-name="P1">If nhWnd &lt;&gt; 0 Then</text:p>
      <text:p text:style-name="P1"><text:s text:c="4"/>MoveWindow nhWnd1, 0, 0, 1200, 900, 1</text:p>
      <text:p text:style-name="P1">End If</text:p>
      <text:p text:style-name="P1">End Sub</text:p>
      <text:p text:style-name="P1"/>
      <text:p text:style-name="P1"/>
      <text:p text:style-name="P1"/>
      <text:p text:style-name="P1"/>
      <text:p text:style-name="P1">Public Declare Function ShellExecute Lib "shell32.dll" Alias "ShellExecuteA" _</text:p>
      <text:p text:style-name="P1"><text:s/>(ByVal hwnd As Long, ByVal lpOperation As String, ByVal lpFile As String, _</text:p>
      <text:p text:style-name="P1"><text:s text:c="2"/>ByVal lpParameters As String, ByVal lpDirectory As String, _</text:p>
      <text:p text:style-name="P1"><text:s text:c="2"/>ByVal nShowCmd As Long) As Long</text:p>
      <text:p text:style-name="P1"><text:s/></text:p>
      <text:p text:style-name="Standard">Public Const SW_HIDE = 0 <text:s text:c="17"/>' Versteckt öffnen</text:p>
      <text:p text:style-name="Standard">Public Const SW_MAXIMIZE = 3 <text:s text:c="13"/>' Maximiert öffnen</text:p>
      <text:p text:style-name="Standard">Public Const SW_MINIMIZE = 6 <text:s text:c="13"/>' Minimiert öffnen</text:p>
      <text:p text:style-name="P1">Public Const SW_NORMAL = 1</text:p>
      <text:p text:style-name="P1">Public Const SW_RESTORE = 9</text:p>
      <text:p text:style-name="P1">Public Const SW_SHOWMAXIMIZED = 3</text:p>
      <text:p text:style-name="P1">Public Const SW_SHOWMINIMIZED = 2</text:p>
      <text:p text:style-name="P1">Public Const SW_SHOWMINNOACTIVE = 7</text:p>
      <text:p text:style-name="P1">Public Const SW_SHOWNOACTIVATE = 4</text:p>
      <text:p text:style-name="P1"/>
      <text:p text:style-name="Standard">Sub DateiOeffnen()</text:p>
      <text:p text:style-name="Standard"><text:soft-page-break/>' Text-Datei öffnen:</text:p>
      <text:p text:style-name="P1">Call ShellExecute(Application.hwnd, "open", _</text:p>
      <text:p text:style-name="Standard"><text:span text:style-name="T1"><text:s text:c="18"/></text:span>"C:\Users\Benzro\Desktop\A.txt", "", _</text:p>
      <text:p text:style-name="Standard"><text:s text:c="18"/>"", SW_NORMAL)</text:p>
      <text:p text:style-name="Standard">' Word-Datei öffnen:</text:p>
      <text:p text:style-name="P1">'Call ShellExecute(Me.hWnd, "open", _</text:p>
      <text:p text:style-name="Standard"><text:span text:style-name="T1"><text:s text:c="18"/></text:span>"C:\MeinPfad\Mein.Doc", "", _</text:p>
      <text:p text:style-name="Standard"><text:s text:c="18"/>"", SW_NORMAL)</text:p>
      <text:p text:style-name="Standard"><text:s/></text:p>
      <text:p text:style-name="Standard">' Excel-Datei im Hintergrund drucken:</text:p>
      <text:p text:style-name="P1">'Call ShellExecute(Me.hWnd, "print", _</text:p>
      <text:p text:style-name="P1"><text:s text:c="20"/>"C:\MeinPfad\Mein.XLS", _</text:p>
      <text:p text:style-name="P1"><text:s text:c="20"/>"", "", SW_HIDE)</text:p>
      <text:p text:style-name="P1"><text:s/></text:p>
      <text:p text:style-name="Standard">' Explorer-Fenster mit einem vorgegebenen Pfad öffnen:</text:p>
      <text:p text:style-name="P1">'Call ShellExecute(Me.hWnd, "explore", _</text:p>
      <text:p text:style-name="Standard"><text:span text:style-name="T1"><text:s text:c="20"/></text:span>"", "C:\MeinPfad\", _</text:p>
      <text:p text:style-name="Standard"><text:s text:c="20"/>"", SW_NORMAL)</text:p>
      <text:p text:style-name="Standard"><text:s/></text:p>
      <text:p text:style-name="Standard">' Anwendung in einem bestimmten Verzeichnis ausführen, Fenster maximieren:</text:p>
      <text:p text:style-name="P1">'Call ShellExecute(Me.hWnd, "Print", _</text:p>
      <text:p text:style-name="Standard"><text:span text:style-name="T1"><text:s text:c="18"/></text:span>"C:\MeinPfad\Mein.XLS", "C:\MeinAndererPfad", _</text:p>
      <text:p text:style-name="Standard"><text:s text:c="18"/><text:span text:style-name="T1">"", SW_MAXIMIZE)</text:span></text:p>
      <text:p text:style-name="P1"/>
      <text:p text:style-name="P1">End Sub</text:p>
      <text:p text:style-name="P1"/>
      <text:p text:style-name="P1"/>
      <text:p text:style-name="P1"/>
      <text:p text:style-name="P1">'---window</text:p>
      <text:p text:style-name="P1">Private Const SW_HIDE = 0</text:p>
      <text:p text:style-name="P1">Private Const SW_MAXIMIZE = 3</text:p>
      <text:p text:style-name="P1">Private Const SW_MINIMIZE = 6</text:p>
      <text:p text:style-name="P1">Private Const SW_NORMAL = 1</text:p>
      <text:p text:style-name="P1">Private Const SW_SHOW = 5</text:p>
      <text:p text:style-name="P1">Private Const SW_RESTORE = 9</text:p>
      <text:p text:style-name="P1">Private Const SW_SHOWMAXIMIZED = 3</text:p>
      <text:p text:style-name="P1">Private Const SW_SHOWMINIMIZED = 2</text:p>
      <text:p text:style-name="P1">Private Const SW_SHOWMINNOACTIVE = 7</text:p>
      <text:p text:style-name="P1">Private Const SW_SHOWNA = 8</text:p>
      <text:p text:style-name="P1">Private Const SW_SHOWNOACTIVATE = 4</text:p>
      <text:p text:style-name="P1">Private Const SW_SHOWNORMAL = 1</text:p>
      <text:p text:style-name="P1"><text:s/></text:p>
      <text:p text:style-name="P1">Private Const ERROR_BAD_FORMAT = 11&amp;</text:p>
      <text:p text:style-name="P1">Private Const SE_ERR_ACCESSDENIED = 5</text:p>
      <text:p text:style-name="P1">Private Const SE_ERR_ASSOCINCOMPLETE = 27</text:p>
      <text:p text:style-name="P1">Private Const SE_ERR_DDEBUSY = 30</text:p>
      <text:p text:style-name="P1">Private Const SE_ERR_DDEFAIL = 29</text:p>
      <text:p text:style-name="P1">Private Const SE_ERR_DDETIMEOUT = 28</text:p>
      <text:p text:style-name="P1">Private Const SE_ERR_DLLNOTFOUND = 32</text:p>
      <text:p text:style-name="P1">Private Const SE_ERR_FNF = 2</text:p>
      <text:p text:style-name="P1">Private Const SE_ERR_NOASSOC = 31</text:p>
      <text:p text:style-name="P1">Private Const SE_ERR_OOM = 8</text:p>
      <text:p text:style-name="P1">Private Const SE_ERR_PNF = 3</text:p>
      <text:p text:style-name="P1"><text:soft-page-break/>Private Const SE_ERR_SHARE = 26</text:p>
      <text:p text:style-name="P1"/>
      <text:p text:style-name="P1">Const HH_DISPLAY_TOPIC = &amp;H0</text:p>
      <text:p text:style-name="P1">Const HH_HELP_CONTEXT = &amp;HF</text:p>
      <text:p text:style-name="P1"/>
      <text:p text:style-name="P1">Private Declare Function ShellExecute Lib "shell32.dll" Alias "ShellExecuteA" ( _</text:p>
      <text:p text:style-name="P1"><text:s text:c="2"/>ByVal hwnd As Long, _</text:p>
      <text:p text:style-name="P1"><text:s text:c="2"/>ByVal lpOperation As String, _</text:p>
      <text:p text:style-name="P1"><text:s text:c="2"/>ByVal lpFile As String, _</text:p>
      <text:p text:style-name="P1"><text:s text:c="2"/>ByVal lpParameters As String, _</text:p>
      <text:p text:style-name="P1"><text:s text:c="2"/>ByVal lpDirectory As String, _</text:p>
      <text:p text:style-name="P1"><text:s text:c="2"/>ByVal nShowCmd As Long) As Long</text:p>
      <text:p text:style-name="P1"/>
      <text:p text:style-name="P1">Declare Function MoveWindow Lib "user32.dll" ( _</text:p>
      <text:p text:style-name="P1"><text:s text:c="2"/>ByVal hwnd As Long, _</text:p>
      <text:p text:style-name="P1"><text:s text:c="2"/>ByVal x As Long, _</text:p>
      <text:p text:style-name="P1"><text:s text:c="2"/>ByVal y As Long, _</text:p>
      <text:p text:style-name="P1"><text:s text:c="2"/>ByVal nWidth As Long, _</text:p>
      <text:p text:style-name="P1"><text:s text:c="2"/>ByVal nHeight As Long, _</text:p>
      <text:p text:style-name="P1"><text:s text:c="2"/>ByVal bRepaint As Long) As Long</text:p>
      <text:p text:style-name="P1"><text:s text:c="4"/></text:p>
      <text:p text:style-name="P1"><text:s text:c="4"/></text:p>
      <text:p text:style-name="P1">Private Declare Function FindWindow Lib "user32" _</text:p>
      <text:p text:style-name="P1">Alias "FindWindowA" ( _</text:p>
      <text:p text:style-name="P1">ByVal lpClassName As String, _</text:p>
      <text:p text:style-name="P1">ByVal lpWindowName As String) As Long</text:p>
      <text:p text:style-name="P1"/>
      <text:p text:style-name="P1">Private Declare Function ShowWindow _</text:p>
      <text:p text:style-name="P1"><text:s text:c="8"/>Lib "user32" _</text:p>
      <text:p text:style-name="P1"><text:s text:c="7"/>(ByVal hwnd As Long, _</text:p>
      <text:p text:style-name="P1"><text:s text:c="8"/>ByVal nCmdShow As Long) As Long</text:p>
      <text:p text:style-name="P1"/>
      <text:p text:style-name="P1"/>
      <text:p text:style-name="P1">'----mouse</text:p>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text:soft-page-break/></text:p>
      <text:p text:style-name="P1">Public Const MOUSE_LEFT = 0</text:p>
      <text:p text:style-name="P1">Public Const MOUSE_MIDDLE = 1</text:p>
      <text:p text:style-name="P1">Public Const MOUSE_RIGHT = 2</text:p>
      <text:p text:style-name="P1"/>
      <text:p text:style-name="P1">Private Sub MyMoveShellExplorer()</text:p>
      <text:p text:style-name="P1">Dim nhWnd As Long</text:p>
      <text:p text:style-name="P1">'Open Windows Explorer</text:p>
      <text:p text:style-name="P1">'nhWnd = Shell("C:\Program Files (x86)\Internet Explorer\iexplore.exe", vbNormalFocus)</text:p>
      <text:p text:style-name="P1">'nhWnd1 = FindWindow(vbNullString, "Google - Windows Internet Explorer provided by Syngenta")</text:p>
      <text:p text:style-name="P1"/>
      <text:p text:style-name="P1">'Open IE</text:p>
      <text:p text:style-name="P1"/>
      <text:p text:style-name="P1"/>
      <text:p text:style-name="P1">'Find Window to get the right handel</text:p>
      <text:p text:style-name="P1">nhWnd1 = FindWindow(vbNullString, "SmartChoice - Windows Internet Explorer provided by Syngenta")</text:p>
      <text:p text:style-name="P1"/>
      <text:p text:style-name="P1">'Move and resize window</text:p>
      <text:p text:style-name="P1">If nhWnd1 &lt;&gt; 0 Then</text:p>
      <text:p text:style-name="P1"><text:s text:c="4"/>MoveWindow nhWnd1, 0, 0, 1200, 900, 1</text:p>
      <text:p text:style-name="P1">End If</text:p>
      <text:p text:style-name="P1"/>
      <text:p text:style-name="P1">'set focus to window</text:p>
      <text:p text:style-name="P1">ShowWindow lHwnd, SW_SHOWNORMAL</text:p>
      <text:p text:style-name="P1"/>
      <text:p text:style-name="P1"/>
      <text:p text:style-name="P1">'position the mouse</text:p>
      <text:p text:style-name="P2">Dim myAktuellPos As POINTAPI</text:p>
      <text:p text:style-name="P2">Dim myZielPos As POINTAPI</text:p>
      <text:p text:style-name="P2">Dim Ziel_X, Ziel_Y As Long</text:p>
      <text:p text:style-name="P2">Dim Aktuell_X, Aktuell_Y As Long</text:p>
      <text:p text:style-name="Standard">'aktuelle pos abfragen</text:p>
      <text:p text:style-name="Standard">GetCursorPos myAktuellPos</text:p>
      <text:p text:style-name="Standard">Aktuell_X = myAktuellPos.x</text:p>
      <text:p text:style-name="Standard">Aktuell_Y = myAktuellPos.y</text:p>
      <text:p text:style-name="Standard">MsgBox Aktuell_X &amp; " <text:s text:c="2"/>" &amp; Aktuell_Y</text:p>
      <text:p text:style-name="Standard">'neue pos setzen</text:p>
      <text:p text:style-name="Standard">Ziel_X = 24</text:p>
      <text:p text:style-name="Standard">Ziel_Y = 285</text:p>
      <text:p text:style-name="Standard">SetCursorPos Ziel_X, Ziel_Y</text:p>
      <text:p text:style-name="Standard">'aktuelle pos abfragen</text:p>
      <text:p text:style-name="Standard">GetCursorPos myAktuellPos</text:p>
      <text:p text:style-name="Standard">Aktuell_X = myAktuellPos.x</text:p>
      <text:p text:style-name="Standard">Aktuell_Y = myAktuellPos.y</text:p>
      <text:p text:style-name="Standard">MsgBox Aktuell_X &amp; " <text:s text:c="2"/>" &amp; Aktuell_Y</text:p>
      <text:p text:style-name="Standard"/>
      <text:p text:style-name="P1">'mouse click</text:p>
      <text:p text:style-name="P1">SendMausklick (MOUSE_LEFT)</text:p>
      <text:p text:style-name="P1">'SendMausDoppelklick (MOUSE_LEFT)</text:p>
      <text:p text:style-name="P1"/>
      <text:p text:style-name="P1">End Sub</text:p>
      <text:p text:style-name="P1"/>
      <text:p text:style-name="P1"><text:soft-page-break/>Public Sub SendMausk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
      <text:p text:style-name="P1">'------------Mouse</text:p>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Window</text:p>
      <text:p text:style-name="P1"/>
      <text:p text:style-name="P1">Private Declare Function PostMessage Lib "user32" _</text:p>
      <text:p text:style-name="P1"><text:s text:c="9"/>Alias "PostMessageA" _</text:p>
      <text:p text:style-name="P1"><text:s text:c="9"/>(ByVal hwnd As Long, _</text:p>
      <text:p text:style-name="P1"><text:s text:c="9"/>ByVal wMsg As Long, _</text:p>
      <text:p text:style-name="P1"><text:s text:c="9"/>ByVal wParam As Long, _</text:p>
      <text:p text:style-name="P1"><text:soft-page-break/><text:s text:c="9"/>ByVal lParam As Long) As Long</text:p>
      <text:p text:style-name="P1"/>
      <text:p text:style-name="P1"/>
      <text:p text:style-name="P1">Declare Function MoveWindow Lib "user32.dll" ( _</text:p>
      <text:p text:style-name="P1"><text:s text:c="4"/>ByVal hwnd As Long, _</text:p>
      <text:p text:style-name="P1"><text:s text:c="4"/>ByVal x As Long, _</text:p>
      <text:p text:style-name="P1"><text:s text:c="4"/>ByVal y As Long, _</text:p>
      <text:p text:style-name="P1"><text:s text:c="4"/>ByVal nWidth As Long, _</text:p>
      <text:p text:style-name="P1"><text:s text:c="4"/>ByVal nHeight As Long, _</text:p>
      <text:p text:style-name="P1"><text:s text:c="4"/>ByVal bRepaint As Long) As Long</text:p>
      <text:p text:style-name="P1"><text:s text:c="4"/></text:p>
      <text:p text:style-name="P1">Private Declare Function FindWindow Lib "user32" _</text:p>
      <text:p text:style-name="P1"><text:s text:c="4"/>Alias "FindWindowA" ( _</text:p>
      <text:p text:style-name="P1"><text:s text:c="4"/>ByVal lpClassName As String, _</text:p>
      <text:p text:style-name="P1"><text:s text:c="4"/>ByVal lpWindowName As String) As Long</text:p>
      <text:p text:style-name="P1"><text:s text:c="4"/></text:p>
      <text:p text:style-name="P1">' Module Name: ModFindWindowLike</text:p>
      <text:p text:style-name="P1">' (c) 2005 Wayne Phillips (http://www.everythingaccess.com)</text:p>
      <text:p text:style-name="P1">' Written 02/06/2005</text:p>
      <text:p text:style-name="P1"><text:s text:c="20"/></text:p>
      <text:p text:style-name="P1">Private Declare Function EnumWindows Lib "user32" _</text:p>
      <text:p text:style-name="P1"><text:s text:c="3"/>(ByVal lpEnumFunc As Long, _</text:p>
      <text:p text:style-name="P1"><text:s text:c="4"/>ByVal lParam As Long) As Long</text:p>
      <text:p text:style-name="P1"/>
      <text:p text:style-name="P1">Private Declare Function GetWindowText Lib "user32" _</text:p>
      <text:p text:style-name="P1"><text:s text:c="4"/>Alias "GetWindowTextA" _</text:p>
      <text:p text:style-name="P1"><text:s text:c="3"/>(ByVal hwnd As Long, _</text:p>
      <text:p text:style-name="P1"><text:s text:c="4"/>ByVal lpString As String, _</text:p>
      <text:p text:style-name="P1"><text:s text:c="4"/>ByVal cch As Long) As Long</text:p>
      <text:p text:style-name="P1"/>
      <text:p text:style-name="P1">'Custom structure for passing in the parameters in/out of the hook enumeration function</text:p>
      <text:p text:style-name="P1">'Could use global variables instead, but this is nicer.</text:p>
      <text:p text:style-name="P1">Private Type FindWindowParameters</text:p>
      <text:p text:style-name="P1"/>
      <text:p text:style-name="P1"><text:s text:c="4"/>strTitle As String <text:s/>'INPUT</text:p>
      <text:p text:style-name="P1"><text:s text:c="4"/>hwnd As Long <text:s text:c="7"/>'OUTPUT</text:p>
      <text:p text:style-name="P1"/>
      <text:p text:style-name="P1">End Type</text:p>
      <text:p text:style-name="P1"/>
      <text:p text:style-name="P1">' Module Name: ModSetForegroundWindow</text:p>
      <text:p text:style-name="P1">' (c) 2005 Wayne Phillips (http://www.everythingaccess.com)</text:p>
      <text:p text:style-name="P1">' Written 02/06/2005</text:p>
      <text:p text:style-name="P1"/>
      <text:p text:style-name="P1">Private Declare Function SetForegroundWindow Lib "user32" _</text:p>
      <text:p text:style-name="P1"><text:s text:c="4"/>(ByVal hwnd As Long) As Long</text:p>
      <text:p text:style-name="P1"><text:s text:c="4"/></text:p>
      <text:p text:style-name="P1"><text:s text:c="5"/></text:p>
      <text:p text:style-name="P1">Private Declare Function GetWindowThreadProcessId Lib "user32" _</text:p>
      <text:p text:style-name="P1"><text:s text:c="4"/>(ByVal hwnd As Long, _</text:p>
      <text:p text:style-name="P1"><text:s text:c="5"/>lpdwProcessId As Long) As Long</text:p>
      <text:p text:style-name="P1"><text:s text:c="5"/></text:p>
      <text:p text:style-name="P1">Private Declare Function IsIconic Lib "user32" _</text:p>
      <text:p text:style-name="P1"><text:s text:c="4"/>(ByVal hwnd As Long) As Long</text:p>
      <text:p text:style-name="P1"><text:soft-page-break/><text:s text:c="4"/></text:p>
      <text:p text:style-name="P1">Private Declare Function ShowWindow Lib "user32" _</text:p>
      <text:p text:style-name="P1"><text:s text:c="4"/>(ByVal hwnd As Long, _</text:p>
      <text:p text:style-name="P1"><text:s text:c="5"/>ByVal nCmdShow As Long) As Long</text:p>
      <text:p text:style-name="P1"><text:s text:c="5"/></text:p>
      <text:p text:style-name="P1">Private Declare Function AttachThreadInput Lib "user32" _</text:p>
      <text:p text:style-name="P1"><text:s text:c="4"/>(ByVal idAttach As Long, _</text:p>
      <text:p text:style-name="P1"><text:s text:c="5"/>ByVal idAttachTo As Long, _</text:p>
      <text:p text:style-name="P1"><text:s text:c="5"/>ByVal fAttach As Long) As Long</text:p>
      <text:p text:style-name="P1"><text:s text:c="5"/></text:p>
      <text:p text:style-name="P1">Private Declare Function GetForegroundWindow Lib "user32" _</text:p>
      <text:p text:style-name="P1"><text:s text:c="4"/>() As Long</text:p>
      <text:p text:style-name="P1"><text:s text:c="4"/></text:p>
      <text:p text:style-name="P1">Private Const SW_RESTORE = 9</text:p>
      <text:p text:style-name="Standard">Private Const SW_SHOW = 5</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 benötigte API-Deklarationen</text:p>
      <text:p text:style-name="P1"><text:s/></text:p>
      <text:p text:style-name="P1">Private Declare Function GetWindowTextLength Lib "user32" _</text:p>
      <text:p text:style-name="P1"><text:s text:c="2"/>Alias "GetWindowTextLengthA" ( _</text:p>
      <text:p text:style-name="P1"><text:s text:c="2"/>ByVal hwnd As Long) As Long</text:p>
      <text:p text:style-name="P1"><text:s/></text:p>
      <text:p text:style-name="P1"/>
      <text:p text:style-name="P1"><text:s/></text:p>
      <text:p text:style-name="P1">Private Declare Function GetWindow Lib "user32" ( _</text:p>
      <text:p text:style-name="P1"><text:s text:c="2"/>ByVal hwnd As Long, _</text:p>
      <text:p text:style-name="P1"><text:s text:c="2"/>ByVal wCmd As Long) As Long</text:p>
      <text:p text:style-name="P1"><text:s/></text:p>
      <text:p text:style-name="P1">Private Const GW_HWNDNEXT = 2</text:p>
      <text:p text:style-name="P1"/>
      <text:p text:style-name="P1"/>
      <text:p text:style-name="P1"/>
      <text:p text:style-name="P1">'------------Mouse</text:p>
      <text:p text:style-name="Standard">'Die nachfolgende Prozedur simuliert den gewünschten Mausklick.</text:p>
      <text:p text:style-name="P1">Public Sub SendMouseC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oft-page-break/><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Sub SendMausDoubleClick(ByVal mButton As Long)</text:p>
      <text:p text:style-name="P1">SendMouseClick (mButton)</text:p>
      <text:p text:style-name="P1">SendMouseClick (mButton)</text:p>
      <text:p text:style-name="P1">End Sub</text:p>
      <text:p text:style-name="P1"/>
      <text:p text:style-name="Standard">'------------Window</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Public Function FindWindowHandle(ByVal sTitle As String) As Long</text:p>
      <text:p text:style-name="P1"><text:s text:c="2"/>Dim lngHWnd As Long</text:p>
      <text:p text:style-name="P1"><text:s text:c="2"/>Dim sText As String</text:p>
      <text:p text:style-name="P1"><text:s/></text:p>
      <text:p text:style-name="Standard"><text:span text:style-name="T1"><text:s text:c="2"/></text:span>' alle Fenster durchlaufen</text:p>
      <text:p text:style-name="Standard"><text:s text:c="2"/>lngHWnd = FindWindow(vbNullString, vbNullString)</text:p>
      <text:p text:style-name="Standard"><text:s text:c="2"/>Do While lngHWnd &lt;&gt; 0</text:p>
      <text:p text:style-name="Standard"><text:s/></text:p>
      <text:p text:style-name="Standard"><text:s text:c="4"/>' Fensterttitel ermitteln</text:p>
      <text:p text:style-name="Standard"><text:s text:c="4"/><text:span text:style-name="T1">sText = GetWindowTitle(lngHWnd)</text:span></text:p>
      <text:p text:style-name="P1"><text:s text:c="4"/>Debug.Print lngHWnd &amp; " <text:s text:c="3"/>" &amp; sText</text:p>
      <text:p text:style-name="P1"><text:s text:c="4"/>If Len(sText) &gt; 0 And LCase$(sText) Like LCase$(sTitle) Then</text:p>
      <text:p text:style-name="P1"><text:s text:c="6"/>FindWindowHandle = lngHWnd: Exit Do</text:p>
      <text:p text:style-name="P1"><text:s text:c="4"/>End If</text:p>
      <text:p text:style-name="P1"><text:s/></text:p>
      <text:p text:style-name="Standard"><text:span text:style-name="T1"><text:s text:c="4"/></text:span>' Nächstes Fenster</text:p>
      <text:p text:style-name="Standard"><text:s text:c="4"/>lngHWnd = GetWindow(lngHWnd, GW_HWNDNEXT)</text:p>
      <text:p text:style-name="Standard"><text:s text:c="2"/>Loop</text:p>
      <text:p text:style-name="Standard">End Function</text:p>
      <text:p text:style-name="Standard">' Hilfsfunktion zum Ermitteln des Fenstertitels</text:p>
      <text:p text:style-name="P1">Public Function GetWindowTitle(ByVal hwnd As Long) As String</text:p>
      <text:p text:style-name="P1"><text:s text:c="2"/>Dim lResult As Long</text:p>
      <text:p text:style-name="P1"><text:s text:c="2"/>Dim sTemp As String</text:p>
      <text:p text:style-name="P1"><text:s/></text:p>
      <text:p text:style-name="P1"><text:s text:c="2"/>lResult = GetWindowTextLength(hwnd) + 1</text:p>
      <text:p text:style-name="P1"><text:s text:c="2"/>sTemp = Space(lResult)</text:p>
      <text:p text:style-name="P1"><text:s text:c="2"/>lResult = GetWindowText(hwnd, sTemp, lResult)</text:p>
      <text:p text:style-name="P1"><text:s text:c="2"/>GetWindowTitle = left(sTemp, Len(sTemp) - 1)</text:p>
      <text:p text:style-name="P1">End Function</text:p>
      <text:p text:style-name="P1"/>
      <text:p text:style-name="P1"/>
      <text:p text:style-name="P1">' Module Name: ModFindWindowLike</text:p>
      <text:p text:style-name="P1">' (c) 2005 Wayne Phillips (http://www.everythingaccess.com)</text:p>
      <text:p text:style-name="P1"><text:soft-page-break/>' Written 02/06/2005</text:p>
      <text:p text:style-name="P1">Public Function FnFindWindowLike(strWindowTitle As String) As Long</text:p>
      <text:p text:style-name="P1"/>
      <text:p text:style-name="P1"><text:s text:c="4"/>'We'll pass a custom structure in as the parameter to store our result...</text:p>
      <text:p text:style-name="P1"><text:s text:c="4"/>Dim Parameters As FindWindowParameters</text:p>
      <text:p text:style-name="P1"><text:s text:c="4"/>Parameters.strTitle = strWindowTitle ' Input parameter</text:p>
      <text:p text:style-name="P1"/>
      <text:p text:style-name="P1"><text:s text:c="4"/>Call EnumWindows(AddressOf EnumWindowProc, VarPtr(Parameters))</text:p>
      <text:p text:style-name="P1"><text:s text:c="4"/></text:p>
      <text:p text:style-name="P1"><text:s text:c="4"/>FnFindWindowLike = Parameters.hwnd</text:p>
      <text:p text:style-name="P1"><text:s text:c="4"/></text:p>
      <text:p text:style-name="P1">End Function</text:p>
      <text:p text:style-name="P1"/>
      <text:p text:style-name="P1">Private Function EnumWindowProc(ByVal hwnd As Long, _</text:p>
      <text:p text:style-name="P1"><text:s text:c="31"/>lParam As FindWindowParameters) As Long</text:p>
      <text:p text:style-name="P1"><text:s text:c="3"/></text:p>
      <text:p text:style-name="P1"><text:s text:c="3"/>Dim strWindowTitle As String</text:p>
      <text:p text:style-name="P1"/>
      <text:p text:style-name="P1"><text:s text:c="3"/>strWindowTitle = Space(260)</text:p>
      <text:p text:style-name="P1"><text:s text:c="3"/>Call GetWindowText(hwnd, strWindowTitle, 260)</text:p>
      <text:p text:style-name="P1"><text:s text:c="3"/>strWindowTitle = TrimNull(strWindowTitle) ' Remove extra null terminator</text:p>
      <text:p text:style-name="P1"><text:s text:c="42"/></text:p>
      <text:p text:style-name="P1"><text:s text:c="3"/>If strWindowTitle Like lParam.strTitle Then</text:p>
      <text:p text:style-name="P1"><text:s text:c="3"/></text:p>
      <text:p text:style-name="P1"><text:s text:c="8"/>lParam.hwnd = hwnd 'Store the result for later.</text:p>
      <text:p text:style-name="P1"><text:s text:c="8"/>EnumWindowProc = 0 'This will stop enumerating more windows</text:p>
      <text:p text:style-name="P1"><text:s text:c="3"/></text:p>
      <text:p text:style-name="P1"><text:s text:c="3"/>Else</text:p>
      <text:p text:style-name="P1"/>
      <text:p text:style-name="P1"><text:s text:c="8"/>EnumWindowProc = 1</text:p>
      <text:p text:style-name="P1"/>
      <text:p text:style-name="P1"><text:s text:c="3"/>End If</text:p>
      <text:p text:style-name="P1"><text:s text:c="27"/></text:p>
      <text:p text:style-name="P1">End Function</text:p>
      <text:p text:style-name="P1"/>
      <text:p text:style-name="P1"/>
      <text:p text:style-name="P1">' Module Name: ModSetForegroundWindow</text:p>
      <text:p text:style-name="P1">' (c) 2005 Wayne Phillips (http://www.everythingaccess.com)</text:p>
      <text:p text:style-name="P1">' Written 02/06/2005</text:p>
      <text:p text:style-name="P1">Private Function TrimNull(strNullTerminatedString As String)</text:p>
      <text:p text:style-name="P1"/>
      <text:p text:style-name="P1"><text:s text:c="4"/>Dim lngPos As Long</text:p>
      <text:p text:style-name="P1"/>
      <text:p text:style-name="P1"><text:s text:c="4"/>'Remove unnecessary null terminator</text:p>
      <text:p text:style-name="P1"><text:s text:c="4"/>lngPos = InStr(strNullTerminatedString, Chr$(0))</text:p>
      <text:p text:style-name="P1"><text:s text:c="3"/></text:p>
      <text:p text:style-name="P1"><text:s text:c="4"/>If lngPos Then</text:p>
      <text:p text:style-name="P1"><text:s text:c="8"/>TrimNull = left$(strNullTerminatedString, lngPos - 1)</text:p>
      <text:p text:style-name="P1"><text:s text:c="4"/>Else</text:p>
      <text:p text:style-name="P1"><text:s text:c="8"/>TrimNull = strNullTerminatedString</text:p>
      <text:p text:style-name="P1"><text:s text:c="4"/>End If</text:p>
      <text:p text:style-name="P1"><text:s text:c="3"/></text:p>
      <text:p text:style-name="P1">End Function</text:p>
      <text:p text:style-name="P1"><text:soft-page-break/></text:p>
      <text:p text:style-name="P1"/>
      <text:p text:style-name="P1">Public Function FnSetForegroundWindow(strWindowTitle As String) As Boolean</text:p>
      <text:p text:style-name="P1"/>
      <text:p text:style-name="P1"><text:s text:c="4"/>Dim MyAppHWnd As Long</text:p>
      <text:p text:style-name="P1"><text:s text:c="4"/>Dim CurrentForegroundThreadID As Long</text:p>
      <text:p text:style-name="P1"><text:s text:c="4"/>Dim NewForegroundThreadID As Long</text:p>
      <text:p text:style-name="P1"><text:s text:c="4"/>Dim lngRetVal As Long</text:p>
      <text:p text:style-name="P1"><text:s text:c="4"/></text:p>
      <text:p text:style-name="P1"><text:s text:c="4"/>Dim blnSuccessful As Boolean</text:p>
      <text:p text:style-name="P1"><text:s text:c="4"/></text:p>
      <text:p text:style-name="P1"><text:s text:c="4"/>MyAppHWnd = FnFindWindowLike(strWindowTitle)</text:p>
      <text:p text:style-name="P1"><text:s text:c="4"/></text:p>
      <text:p text:style-name="P1"><text:s text:c="4"/>If MyAppHWnd &lt;&gt; 0 Then</text:p>
      <text:p text:style-name="P1"><text:s text:c="8"/></text:p>
      <text:p text:style-name="P1"><text:s text:c="8"/>'We've found the application window by the caption</text:p>
      <text:p text:style-name="P1"><text:s text:c="12"/>CurrentForegroundThreadID = GetWindowThreadProcessId(GetForegroundWindow(), ByVal 0&amp;)</text:p>
      <text:p text:style-name="P1"><text:s text:c="12"/>NewForegroundThreadID = GetWindowThreadProcessId(MyAppHWnd, ByVal 0&amp;)</text:p>
      <text:p text:style-name="P1"><text:s text:c="4"/></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12"/>Call AttachThreadInput(CurrentForegroundThreadID, NewForegroundThreadID, True)</text:p>
      <text:p text:style-name="P1"><text:s text:c="12"/>lngRetVal = SetForegroundWindow(MyAppHWnd)</text:p>
      <text:p text:style-name="P1"><text:s text:c="12"/>Call AttachThreadInput(CurrentForegroundThreadID, NewForegroundThreadID, False)</text:p>
      <text:p text:style-name="P1"><text:s text:c="12"/></text:p>
      <text:p text:style-name="P1"><text:s text:c="8"/>If lngRetVal &lt;&gt; 0 Then</text:p>
      <text:p text:style-name="P1"><text:s text:c="8"/></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text:p>
      <text:p text:style-name="P1"><text:s text:c="12"/>blnSuccessful = True</text:p>
      <text:p text:style-name="P1"><text:s text:c="8"/></text:p>
      <text:p text:style-name="P1"><text:s text:c="8"/>Else</text:p>
      <text:p text:style-name="P1"><text:s text:c="8"/></text:p>
      <text:p text:style-name="P1"><text:s text:c="12"/>MsgBox "Found the window, but failed to bring it to the foreground!"</text:p>
      <text:p text:style-name="P1"><text:s text:c="8"/></text:p>
      <text:p text:style-name="P1"><text:s text:c="8"/>End If</text:p>
      <text:p text:style-name="P1"><text:s text:c="8"/></text:p>
      <text:p text:style-name="P1"><text:s text:c="4"/>Else</text:p>
      <text:p text:style-name="P1"><text:s text:c="4"/></text:p>
      <text:p text:style-name="P1"><text:s text:c="8"/>'Failed to find the window caption</text:p>
      <text:p text:style-name="P1"><text:s text:c="8"/>'Therefore the app is probably closed.</text:p>
      <text:p text:style-name="P1"><text:s text:c="8"/>MsgBox "Application Window '" + strWindowTitle + "' not found!"</text:p>
      <text:p text:style-name="P1"><text:s text:c="4"/></text:p>
      <text:p text:style-name="P1"><text:s text:c="4"/>End If</text:p>
      <text:p text:style-name="P1"><text:s text:c="4"/></text:p>
      <text:p text:style-name="P1"><text:s text:c="5"/>FnSetForegroundWindow = blnSuccessful</text:p>
      <text:p text:style-name="P1"><text:soft-page-break/><text:s text:c="4"/></text:p>
      <text:p text:style-name="P1">End Function</text:p>
      <text:p text:style-name="P1"/>
      <text:p text:style-name="P1"/>
      <text:p text:style-name="P1">'------------Microsoft Internet Controls (Tools&gt;References: Microsoft Internet Controls)</text:p>
      <text:p text:style-name="P1">'returns new instance of Internet Explorer</text:p>
      <text:p text:style-name="P1">Function GetNewIE() As SHDocVw.InternetExplorer</text:p>
      <text:p text:style-name="P1"><text:s text:c="2"/>'create new IE instance</text:p>
      <text:p text:style-name="P1"><text:s text:c="2"/>Set GetNewIE = New SHDocVw.InternetExplorer</text:p>
      <text:p text:style-name="P1"><text:s text:c="2"/>'start with a blank page</text:p>
      <text:p text:style-name="P1"><text:s text:c="2"/>GetNewIE.Navigate2 "about:Blank"</text:p>
      <text:p text:style-name="P1">End Function</text:p>
      <text:p text:style-name="P1"/>
      <text:p text:style-name="P1">'loads a web page and returns True or False depending on</text:p>
      <text:p text:style-name="P1">'whether the page could be loaded or not</text:p>
      <text:p text:style-name="P1">Function LoadWebPage(i_IE As SHDocVw.InternetExplorer, _</text:p>
      <text:p text:style-name="P1"><text:s text:c="21"/>i_URL As String) As Boolean</text:p>
      <text:p text:style-name="P1"><text:s text:c="2"/>With i_IE</text:p>
      <text:p text:style-name="P1"><text:s text:c="4"/>'open page</text:p>
      <text:p text:style-name="P1"><text:s text:c="4"/>.Navigate i_URL</text:p>
      <text:p text:style-name="P1"><text:s text:c="4"/>'wait until IE finished loading the page</text:p>
      <text:p text:style-name="P1"><text:s text:c="4"/>Do While .ReadyState &lt;&gt; READYSTATE_COMPLETE</text:p>
      <text:p text:style-name="P1"><text:s text:c="6"/>Application.Wait Now + TimeValue("0:00:01")</text:p>
      <text:p text:style-name="P1"><text:s text:c="4"/>Loop</text:p>
      <text:p text:style-name="P1"><text:s text:c="4"/>'check if page could be loaded</text:p>
      <text:p text:style-name="P1"><text:s text:c="4"/>If .Document.URL = i_URL Then</text:p>
      <text:p text:style-name="P1"><text:s text:c="6"/>LoadWebPage = True</text:p>
      <text:p text:style-name="P1"><text:s text:c="4"/>End If</text:p>
      <text:p text:style-name="P1"><text:s text:c="2"/>End With</text:p>
      <text:p text:style-name="P1">End Function</text:p>
      <text:p text:style-name="P1"/>
      <text:p text:style-name="P1">'finds an open IE site by checking the URL</text:p>
      <text:p text:style-name="P1">Function GetOpenIEByURL(ByVal i_URL As String) _</text:p>
      <text:p text:style-name="P1"><text:s text:c="8"/>As SHDocVw.InternetExplorer</text:p>
      <text:p text:style-name="P1"/>
      <text:p text:style-name="P1">Dim objShellWindows As New SHDocVw.ShellWindows</text:p>
      <text:p text:style-name="P1"/>
      <text:p text:style-name="P1"><text:s text:c="2"/>'ignore errors when accessing the document property</text:p>
      <text:p text:style-name="P1"><text:s text:c="2"/>On Error Resume Next</text:p>
      <text:p text:style-name="P1"><text:s text:c="2"/>'loop over all Shell-Windows</text:p>
      <text:p text:style-name="P1"><text:s text:c="2"/>For Each GetOpenIEByURL In objShellWindows</text:p>
      <text:p text:style-name="P1"><text:s text:c="4"/>'if the document is of type HTMLDocument, it is an IE window</text:p>
      <text:p text:style-name="P1"><text:s text:c="4"/>If TypeName(GetOpenIEByURL.Document) = "HTMLDocument" Then</text:p>
      <text:p text:style-name="P1"><text:s text:c="6"/>'check the URL</text:p>
      <text:p text:style-name="P1"><text:s text:c="6"/>If GetOpenIEByURL.Document.URL = i_URL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inds an open IE site by checking the title</text:p>
      <text:p text:style-name="P1"><text:soft-page-break/>Function GetOpenIEByTitle(i_Title As String, _</text:p>
      <text:p text:style-name="P1"><text:s text:c="26"/>Optional ByVal i_ExactMatch As Boolean = True) _</text:p>
      <text:p text:style-name="P1"><text:s text:c="26"/>As SHDocVw.InternetExplorer</text:p>
      <text:p text:style-name="P1"/>
      <text:p text:style-name="P1">Dim objShellWindows As New SHDocVw.ShellWindows</text:p>
      <text:p text:style-name="P1"/>
      <text:p text:style-name="P1">If i_ExactMatch = False Then i_Title = "*" &amp; i_Title &amp; "*"</text:p>
      <text:p text:style-name="P1"><text:s text:c="2"/>'ignore errors when accessing the document property</text:p>
      <text:p text:style-name="P1"><text:s text:c="2"/>On Error Resume Next</text:p>
      <text:p text:style-name="P1"><text:s text:c="2"/>'loop over all Shell-Windows</text:p>
      <text:p text:style-name="P1"><text:s text:c="2"/>For Each GetOpenIEByTitle In objShellWindows</text:p>
      <text:p text:style-name="P1"><text:s text:c="4"/>'if the document is of type HTMLDocument, it is an IE window</text:p>
      <text:p text:style-name="P1"><text:s text:c="4"/>If TypeName(GetOpenIEByTitle.Document) = "HTMLDocument" Then</text:p>
      <text:p text:style-name="P1"><text:s text:c="6"/>'check the title</text:p>
      <text:p text:style-name="P1"><text:s text:c="6"/>If GetOpenIEByTitle.Document.Title Like i_Title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unction IE_Preparation(myPageTitle As String, myPageURL As String) _</text:p>
      <text:p text:style-name="P1"><text:s text:c="8"/>As SHDocVw.InternetExplorer</text:p>
      <text:p text:style-name="P1"/>
      <text:p text:style-name="P1">'IE object instantiation</text:p>
      <text:p text:style-name="P1">Dim myIE As SHDocVw.InternetExplorer</text:p>
      <text:p text:style-name="P1"/>
      <text:p text:style-name="P1">'check if page is already open</text:p>
      <text:p text:style-name="P1">Set myIE = GetOpenIEByTitle(myPageTitle, False)</text:p>
      <text:p text:style-name="P1"/>
      <text:p text:style-name="P1">'check if page is already open</text:p>
      <text:p text:style-name="P1">Set myIE = GetOpenIEByURL(myPageURL)</text:p>
      <text:p text:style-name="P1"><text:s text:c="2"/></text:p>
      <text:p text:style-name="P1">'if the page is not open then try to open it</text:p>
      <text:p text:style-name="P1">If myIE Is Nothing Then</text:p>
      <text:p text:style-name="P1"><text:s text:c="4"/>'page isn't open yet</text:p>
      <text:p text:style-name="P1"><text:s text:c="4"/>'create new IE instance</text:p>
      <text:p text:style-name="P1"><text:s text:c="4"/>Set myIE = GetNewIE</text:p>
      <text:p text:style-name="P1"><text:s text:c="4"/>'make IE window visible</text:p>
      <text:p text:style-name="P1"><text:s text:c="4"/>myIE.Visible = True</text:p>
      <text:p text:style-name="P1"><text:s text:c="4"/>'load page</text:p>
      <text:p text:style-name="P1"><text:s text:c="4"/>If LoadWebPage(myIE, myPageURL) = False Then</text:p>
      <text:p text:style-name="P1"><text:s text:c="6"/>'page wasn't loaded</text:p>
      <text:p text:style-name="P1"><text:s text:c="6"/>MsgBox "Couldn't open page"</text:p>
      <text:p text:style-name="P1"><text:s text:c="6"/>Exit Function</text:p>
      <text:p text:style-name="P1"><text:s text:c="4"/>End If</text:p>
      <text:p text:style-name="P1">End If</text:p>
      <text:p text:style-name="P1"/>
      <text:p text:style-name="P1">'move and resize the window</text:p>
      <text:p text:style-name="P1">Dim nhWnd As Long</text:p>
      <text:p text:style-name="P1">'nhWnd1 = FindWindow(vbNullString, "SmartChoice - Windows Internet Explorer provided by Syngenta")</text:p>
      <text:p text:style-name="P1"><text:soft-page-break/>nhWnd1 = myIE.hwnd</text:p>
      <text:p text:style-name="P1"/>
      <text:p text:style-name="P1">If nhWnd1 &lt;&gt; 0 Then</text:p>
      <text:p text:style-name="P1"><text:s text:c="4"/>MoveWindow nhWnd1, 0, 0, 1200, 900, 1</text:p>
      <text:p text:style-name="P1">End If</text:p>
      <text:p text:style-name="P1"/>
      <text:p text:style-name="P1">Set IE_Preparation = myIE</text:p>
      <text:p text:style-name="P1">End Function</text:p>
      <text:p text:style-name="P1"/>
      <text:p text:style-name="P1"/>
      <text:p text:style-name="P1">Sub IE_CreateReport()</text:p>
      <text:p text:style-name="P1">'SmC IE page title (used to check if already open)</text:p>
      <text:p text:style-name="P1">Const myPageTitle As String = "SmartChoice"</text:p>
      <text:p text:style-name="P1"/>
      <text:p text:style-name="P1">'SmC stage (used to open the site)</text:p>
      <text:p text:style-name="P1">'Const myPageURL As String = "http://opxscs.eame.syngenta.org/STAGE/OPX2/frgolappschs02.eame.syngenta.org:8404/HOME?dispatched=http://opxscs.eame.syngenta.org/STAGE/OPX2/15.141.4.48:8100/"</text:p>
      <text:p text:style-name="P1"/>
      <text:p text:style-name="P1">'SmC prod (used to open the site)</text:p>
      <text:p text:style-name="P1">Const myPageURL As String = "http://opxscp.eame.syngenta.org/PROD/OPX2/frgolappschp01.eame.syngenta.org:8401/HOME?dispatched=http://opxscp.eame.syngenta.org/PROD/OPX2/15.141.4.50:8100/"</text:p>
      <text:p text:style-name="P1"/>
      <text:p text:style-name="P1">'minimize excel</text:p>
      <text:p text:style-name="P1">Dim MyXLhWnd As Long</text:p>
      <text:p text:style-name="P1">MyXLhWnd = FindWindow("XLMAIN", vbNullString)</text:p>
      <text:p text:style-name="P1">retVal = ShowWindow(hwnd, SW_MINIMIZED)</text:p>
      <text:p text:style-name="P1"/>
      <text:p text:style-name="P1">'IE object instantiation</text:p>
      <text:p text:style-name="P1">Dim myIE As SHDocVw.InternetExplorer</text:p>
      <text:p text:style-name="P1"/>
      <text:p text:style-name="P1">'prepare the SmC window in an IE object</text:p>
      <text:p text:style-name="P1">Set myIE = IE_Preparation(myPageTitle, myPageURL)</text:p>
      <text:p text:style-name="P1"/>
      <text:p text:style-name="P1">'get the IE handle</text:p>
      <text:p text:style-name="P1">Dim MyIEhWnd As Long</text:p>
      <text:p text:style-name="P1">MyIEhWnd = myIE.hwnd</text:p>
      <text:p text:style-name="P1"/>
      <text:p text:style-name="P1">'show or restore IE depending</text:p>
      <text:p text:style-name="P1">If IsIconic(MyIEhWnd) Then</text:p>
      <text:p text:style-name="P1"><text:s text:c="4"/>Call ShowWindow(MyIEhWnd, SW_RESTORE)</text:p>
      <text:p text:style-name="P1">Else</text:p>
      <text:p text:style-name="P1"><text:s text:c="4"/>Call ShowWindow(MyIEhWnd, SW_SHOW)</text:p>
      <text:p text:style-name="P1">End If</text:p>
      <text:p text:style-name="P1"/>
      <text:p text:style-name="P1">'bring SmC IE to the foreground</text:p>
      <text:p text:style-name="P1">SetForegroundWindow MyAppHWnd</text:p>
      <text:p text:style-name="P1"/>
      <text:p text:style-name="P1">'IE 7 make sure you have only one tab open</text:p>
      <text:p text:style-name="P1">'or find a solution to toggle between the tabs (send key Ctrl+Tab) until you found the SmC</text:p>
      <text:p text:style-name="P1"/>
      <text:p text:style-name="P1">'wait SmC to start</text:p>
      <text:p text:style-name="P1"><text:soft-page-break/>Application.Wait (Now + TimeValue("0:00:10"))</text:p>
      <text:p text:style-name="P1"/>
      <text:p text:style-name="P1">'communicate with SmC</text:p>
      <text:p text:style-name="P1">'---------------------</text:p>
      <text:p text:style-name="P1">Dim myAktuellPos As POINTAPI</text:p>
      <text:p text:style-name="P1">Dim myZielPos As POINTAPI</text:p>
      <text:p text:style-name="P1">Dim Ziel_X, Ziel_Y As Long</text:p>
      <text:p text:style-name="P1">Dim Aktuell_X, Aktuell_Y As Long</text:p>
      <text:p text:style-name="P1"/>
      <text:p text:style-name="P1">'Open the module button</text:p>
      <text:p text:style-name="P1">Ziel_X0 = 21 '(calibrate here)</text:p>
      <text:p text:style-name="P1">Ziel_Y0 = 138 '(calibrate here)</text:p>
      <text:p text:style-name="P2">SetCursorPos Ziel_X0, Ziel_Y0</text:p>
      <text:p text:style-name="P2">Application.Wait (Now + TimeValue("0:00:01"))</text:p>
      <text:p text:style-name="P1">'send mouse click</text:p>
      <text:p text:style-name="P1">SendMouseClick (MOUSE_LEFT)</text:p>
      <text:p text:style-name="P1">Application.Wait (Now + TimeValue("0:00:01"))</text:p>
      <text:p text:style-name="P1"/>
      <text:p text:style-name="P1">'Choose the module project</text:p>
      <text:p text:style-name="Standard">'new position</text:p>
      <text:p text:style-name="Standard">Ziel_X = Ziel_X0</text:p>
      <text:p text:style-name="Standard">Ziel_Y = Ziel_Y0 + 57</text:p>
      <text:p text:style-name="Standard">SetCursorPos Ziel_X, Ziel_Y</text:p>
      <text:p text:style-name="P1">Application.Wait (Now + TimeValue("0:00:01"))</text:p>
      <text:p text:style-name="P1">'send mouse click</text:p>
      <text:p text:style-name="P1">SendMouseClick (MOUSE_LEFT)</text:p>
      <text:p text:style-name="P1">Application.Wait (Now + TimeValue("0:00:15"))</text:p>
      <text:p text:style-name="P1"/>
      <text:p text:style-name="P1">'loop over all virtual portfolios</text:p>
      <text:p text:style-name="P1">Dim VirtualPortfolio_DropdownPos As Variant</text:p>
      <text:p text:style-name="P1">VirtualPortfolio_DropdownPos = Array(79, 95) ',111, 127, 143, 159)</text:p>
      <text:p text:style-name="P1"/>
      <text:p text:style-name="P1"/>
      <text:p text:style-name="P1">For VirtualPortfolio_DropdownPos_Iter = LBound(VirtualPortfolio_DropdownPos) To _</text:p>
      <text:p text:style-name="P1"><text:s text:c="8"/>UBound(VirtualPortfolio_DropdownPos)</text:p>
      <text:p text:style-name="P1"><text:s text:c="4"/></text:p>
      <text:p text:style-name="P1"><text:s text:c="4"/>'show or restore IE depending</text:p>
      <text:p text:style-name="P1"><text:s text:c="4"/>If IsIconic(MyIEhWnd) Then</text:p>
      <text:p text:style-name="P1"><text:s text:c="8"/>Call ShowWindow(MyIEhWnd, SW_RESTORE)</text:p>
      <text:p text:style-name="P1"><text:s text:c="4"/>Else</text:p>
      <text:p text:style-name="P1"><text:s text:c="8"/>Call ShowWindow(MyIEhWnd, SW_SHOW)</text:p>
      <text:p text:style-name="P1"><text:s text:c="4"/>End If</text:p>
      <text:p text:style-name="P1"/>
      <text:p text:style-name="P1"><text:s text:c="4"/>'bring SmC IE to the foreground</text:p>
      <text:p text:style-name="P1"><text:s text:c="4"/>SetForegroundWindow MyIEhWnd</text:p>
      <text:p text:style-name="P1"/>
      <text:p text:style-name="P1"><text:s text:c="4"/>'Open the virtual portfolio dropdown</text:p>
      <text:p text:style-name="Standard"><text:span text:style-name="T1"><text:s text:c="4"/></text:span>'new position</text:p>
      <text:p text:style-name="Standard"><text:s text:c="4"/>Ziel_X = Ziel_X0 + 550</text:p>
      <text:p text:style-name="Standard"><text:s text:c="4"/>Ziel_Y = Ziel_Y0 + 62</text:p>
      <text:p text:style-name="Standard"><text:s text:c="4"/>SetCursorPos Ziel_X, Ziel_Y</text:p>
      <text:p text:style-name="Standard"><text:s text:c="4"/><text:span text:style-name="T1">Application.Wait (Now + TimeValue("0:00:01"))</text:span></text:p>
      <text:p text:style-name="P1"><text:s text:c="4"/>'send mouse click</text:p>
      <text:p text:style-name="P1"><text:soft-page-break/><text:s text:c="4"/>SendMouseClick (MOUSE_LEFT)</text:p>
      <text:p text:style-name="P1"><text:s text:c="4"/>Application.Wait (Now + TimeValue("0:00:01"))</text:p>
      <text:p text:style-name="P1"/>
      <text:p text:style-name="P1"><text:s text:c="4"/>'Choose a virtual portfolio</text:p>
      <text:p text:style-name="P1"><text:s text:c="4"/>'new position</text:p>
      <text:p text:style-name="P1"><text:s text:c="4"/>Ziel_X = Ziel_X0 + 420</text:p>
      <text:p text:style-name="P1"><text:s text:c="4"/>Ziel_Y = Ziel_Y0 + VirtualPortfolio_DropdownPos(VirtualPortfolio_DropdownPos_Iter)</text:p>
      <text:p text:style-name="Standard"><text:span text:style-name="T1"><text:s text:c="4"/></text:span><text:span text:style-name="T2">SetCursorPos Ziel_X, Ziel_Y</text:span></text:p>
      <text:p text:style-name="P2"><text:s text:c="4"/>Application.Wait (Now + TimeValue("0:00:01"))</text:p>
      <text:p text:style-name="Standard"><text:span text:style-name="T2"><text:s text:c="4"/></text:span><text:span text:style-name="T1">'send mouse click</text:span></text:p>
      <text:p text:style-name="P1"><text:s text:c="4"/>SendMouseClick (MOUSE_LEFT)</text:p>
      <text:p text:style-name="P1"><text:s text:c="4"/>Application.Wait (Now + TimeValue("0:00:10"))</text:p>
      <text:p text:style-name="P1"/>
      <text:p text:style-name="P1"><text:s text:c="4"/>'Click the select all button</text:p>
      <text:p text:style-name="Standard"><text:span text:style-name="T1"><text:s text:c="4"/></text:span>'new position</text:p>
      <text:p text:style-name="Standard"><text:s text:c="4"/>Ziel_X = Ziel_X0</text:p>
      <text:p text:style-name="Standard"><text:s text:c="4"/>Ziel_Y = Ziel_Y0 + 150</text:p>
      <text:p text:style-name="Standard"><text:s text:c="4"/>SetCursorPos Ziel_X, Ziel_Y</text:p>
      <text:p text:style-name="Standard"><text:s text:c="4"/><text:span text:style-name="T1">Application.Wait (Now + TimeValue("0:00:01"))</text:span></text:p>
      <text:p text:style-name="P1"><text:s text:c="4"/>'send mouse click</text:p>
      <text:p text:style-name="P1"><text:s text:c="4"/>SendMouseClick (MOUSE_LEFT)</text:p>
      <text:p text:style-name="P1"><text:s text:c="4"/>Application.Wait (Now + TimeValue("0:00:01"))</text:p>
      <text:p text:style-name="P1"><text:s text:c="4"/>'wait SmC to select the projects</text:p>
      <text:p text:style-name="P1"><text:s text:c="4"/>Application.Wait (Now + TimeValue("0:00:10"))</text:p>
      <text:p text:style-name="P1"/>
      <text:p text:style-name="P1"><text:s text:c="4"/>'click the download into excel button</text:p>
      <text:p text:style-name="Standard"><text:span text:style-name="T1"><text:s text:c="4"/></text:span>'new position</text:p>
      <text:p text:style-name="Standard"><text:s text:c="4"/>Ziel_X = Ziel_X0 + 1019</text:p>
      <text:p text:style-name="Standard"><text:s text:c="4"/>Ziel_Y = Ziel_Y0</text:p>
      <text:p text:style-name="Standard"><text:s text:c="4"/>SetCursorPos Ziel_X, Ziel_Y</text:p>
      <text:p text:style-name="Standard"><text:s text:c="4"/><text:span text:style-name="T1">Application.Wait (Now + TimeValue("0:00:01"))</text:span></text:p>
      <text:p text:style-name="P1"><text:s text:c="4"/>'send mouse click</text:p>
      <text:p text:style-name="P1"><text:s text:c="4"/>SendMouseClick (MOUSE_LEFT)</text:p>
      <text:p text:style-name="P1"><text:s text:c="4"/>Application.Wait (Now + TimeValue("0:00:05"))</text:p>
      <text:p text:style-name="P1"/>
      <text:p text:style-name="P1"><text:s text:c="4"/>'Make IE, which downloads the projects, active/the foreground window</text:p>
      <text:p text:style-name="P1"><text:s text:c="4"/>strWindowTitle = "Windows Internet Explorer provided by Syngenta"</text:p>
      <text:p text:style-name="P1"><text:s text:c="4"/>Dim MyIEXLhWnd As String</text:p>
      <text:p text:style-name="P1"><text:s text:c="4"/>MyIEXLhWnd = FindWindowHandle(strWindowTitle)</text:p>
      <text:p text:style-name="Standard"><text:span text:style-name="T1"><text:s text:c="4"/></text:span>If MyIEXLhWnd &lt;&gt; 0 Then</text:p>
      <text:p text:style-name="Standard"><text:s text:c="6"/>' Fenster aktivieren und in den Vordergrund holen</text:p>
      <text:p text:style-name="Standard"><text:s text:c="6"/><text:span text:style-name="T1">SetForegroundWindow MyIEXLhWnd</text:span></text:p>
      <text:p text:style-name="P1"><text:s text:c="4"/>End If</text:p>
      <text:p text:style-name="P1"><text:s text:c="4"/>Application.Wait (Now + TimeValue("0:00:03"))</text:p>
      <text:p text:style-name="P1"><text:s text:c="4"/></text:p>
      <text:p text:style-name="P1"><text:s text:c="4"/>'Click the open button in the IE msgbox</text:p>
      <text:p text:style-name="Standard"><text:span text:style-name="T1"><text:s text:c="4"/></text:span>'new position</text:p>
      <text:p text:style-name="Standard"><text:s text:c="4"/>Ziel_X = Ziel_X0 + 586</text:p>
      <text:p text:style-name="Standard"><text:s text:c="4"/>Ziel_Y = Ziel_Y0 + 372</text:p>
      <text:p text:style-name="Standard"><text:s text:c="4"/>SetCursorPos Ziel_X, Ziel_Y</text:p>
      <text:p text:style-name="Standard"><text:s text:c="4"/><text:span text:style-name="T1">Application.Wait (Now + TimeValue("0:00:01"))</text:span></text:p>
      <text:p text:style-name="P1"><text:s text:c="4"/>'send mouse click</text:p>
      <text:p text:style-name="P1"><text:s text:c="4"/>SendMouseClick (MOUSE_LEFT)</text:p>
      <text:p text:style-name="P1"><text:soft-page-break/><text:s text:c="4"/>Application.Wait (Now + TimeValue("0:00:05"))</text:p>
      <text:p text:style-name="P1"/>
      <text:p text:style-name="P1"><text:s text:c="4"/></text:p>
      <text:p text:style-name="P1"><text:s text:c="4"/>'minimize IE</text:p>
      <text:p text:style-name="P1"><text:s text:c="4"/>retVal = ShowWindow(MyIEXLhWnd, SW_MINIMIZED)</text:p>
      <text:p text:style-name="P1"><text:s text:c="4"/>Application.Wait (Now + TimeValue("0:00:01"))</text:p>
      <text:p text:style-name="P1"><text:s text:c="4"/></text:p>
      <text:p text:style-name="P1"><text:s text:c="4"/>'close IE</text:p>
      <text:p text:style-name="P1"><text:s text:c="4"/>'lngReturnValue = PostMessage(MyIEXLhWnd, WM_CLOSE, 0&amp;, 0&amp;)</text:p>
      <text:p text:style-name="P1"><text:s text:c="4"/></text:p>
      <text:p text:style-name="P1"><text:s text:c="4"/>'make excel active/the foreground window (msgbox gets sometimes killed)</text:p>
      <text:p text:style-name="P1"><text:s text:c="4"/>'Application.DisplayAlerts = False</text:p>
      <text:p text:style-name="P1"><text:s text:c="4"/>'AppActivate "Microsoft Excel"</text:p>
      <text:p text:style-name="P1"><text:s text:c="4"/>strWindowTitle = "Microsoft Excel"</text:p>
      <text:p text:style-name="P1"><text:s text:c="4"/>MyXLhWnd = FindWindowHandle(strWindowTitle)</text:p>
      <text:p text:style-name="P1"><text:s text:c="4"/>If MyXLhWnd &lt;&gt; 0 Then</text:p>
      <text:p text:style-name="Standard"><text:span text:style-name="T1"><text:s text:c="6"/></text:span>' Fenster aktivieren und in den Vordergrund holen</text:p>
      <text:p text:style-name="Standard"><text:s text:c="6"/><text:span text:style-name="T1">SetForegroundWindow MyXLhWnd</text:span></text:p>
      <text:p text:style-name="P1"><text:s text:c="4"/>End If</text:p>
      <text:p text:style-name="P1"><text:s text:c="4"/>Application.Wait (Now + TimeValue("0:00:03"))</text:p>
      <text:p text:style-name="P1"><text:s text:c="4"/>'Application.DisplayAlerts = True</text:p>
      <text:p text:style-name="P1"><text:s text:c="4"/></text:p>
      <text:p text:style-name="P1"><text:s text:c="4"/>'(msgbox gets killed)</text:p>
      <text:p text:style-name="Standard"><text:span text:style-name="T1"><text:s text:c="4"/></text:span>Ziel_X = Ziel_X0 + 567</text:p>
      <text:p text:style-name="Standard"><text:s text:c="4"/>Ziel_Y = Ziel_Y0 + 552</text:p>
      <text:p text:style-name="Standard"><text:s text:c="4"/><text:span text:style-name="T2">SetCursorPos Ziel_X, Ziel_Y</text:span></text:p>
      <text:p text:style-name="P2"><text:s text:c="4"/>Application.Wait (Now + TimeValue("0:00:01"))</text:p>
      <text:p text:style-name="Standard"><text:span text:style-name="T2"><text:s text:c="4"/></text:span><text:span text:style-name="T1">'send mouse click</text:span></text:p>
      <text:p text:style-name="P1"><text:s text:c="4"/>SendMouseClick (MOUSE_LEFT)</text:p>
      <text:p text:style-name="P1"><text:s text:c="4"/>Application.Wait (Now + TimeValue("0:00:05"))</text:p>
      <text:p text:style-name="P1"><text:s text:c="4"/></text:p>
      <text:p text:style-name="P1"><text:s text:c="4"/>'minimize excel</text:p>
      <text:p text:style-name="P1"><text:s text:c="4"/>'With GetObject(, "Microsoft Excel")</text:p>
      <text:p text:style-name="P1"><text:s text:c="4"/>'.ActiveWindow.WindowState = 1 <text:s text:c="2"/>' olMinimized = 1</text:p>
      <text:p text:style-name="P1"><text:s text:c="4"/>'End With</text:p>
      <text:p text:style-name="P1"><text:s text:c="4"/>MyXLhWnd = FindWindow("XLMAIN", vbNullString)</text:p>
      <text:p text:style-name="P1"><text:s text:c="4"/>retVal = ShowWindow(MyXLhWnd, SW_MINIMIZED)</text:p>
      <text:p text:style-name="P1"><text:s text:c="4"/>Application.Wait (Now + TimeValue("0:00:01"))</text:p>
      <text:p text:style-name="P1"/>
      <text:p text:style-name="P1">'Stop</text:p>
      <text:p text:style-name="P1">Next VirtualPortfolio_DropdownPos_Iter</text:p>
      <text:p text:style-name="P1">Stop</text:p>
      <text:p text:style-name="P1">End Sub</text:p>
      <text:p text:style-name="P1"/>
      <text:p text:style-name="P1">Sub determineMousePos()</text:p>
      <text:p text:style-name="P2">Dim myAktuellPos As POINTAPI</text:p>
      <text:p text:style-name="P2">Dim myZielPos As POINTAPI</text:p>
      <text:p text:style-name="P2">Dim Ziel_X, Ziel_Y As Long</text:p>
      <text:p text:style-name="P2">Dim Aktuell_X, Aktuell_Y As Long</text:p>
      <text:p text:style-name="P1">'aktuelle pos abfragen</text:p>
      <text:p text:style-name="P1">'If necessary change to VBA with ALT-Tab and start with F5 or F8</text:p>
      <text:p text:style-name="P1">Do While 1</text:p>
      <text:p text:style-name="P1">GetCursorPos myAktuellPos</text:p>
      <text:p text:style-name="P1"><text:soft-page-break/>Aktuell_X = myAktuellPos.x</text:p>
      <text:p text:style-name="Standard">Aktuell_Y = myAktuellPos.y</text:p>
      <text:p text:style-name="Standard">Debug.Print Aktuell_X &amp; " <text:s text:c="2"/>" &amp; Aktuell_Y</text:p>
      <text:p text:style-name="P1">Stop</text:p>
      <text:p text:style-name="P1">Loop</text:p>
      <text:p text:style-name="P1">End Sub</text:p>
      <text:p text:style-name="P1"/>
      <text:p text:style-name="P1"/>
      <text:p text:style-name="P1">Sub test()</text:p>
      <text:p text:style-name="P1">Application.Wait (Now + TimeValue("0:00:02"))</text:p>
      <text:p text:style-name="P1">Ziel_X0 = 21 '(calibrate here)</text:p>
      <text:p text:style-name="P1">Ziel_Y0 = 138 '(calibrate here)</text:p>
      <text:p text:style-name="P1">'download into excel</text:p>
      <text:p text:style-name="P1">'new position</text:p>
      <text:p text:style-name="P1">Ziel_X = Ziel_X0 + 1019</text:p>
      <text:p text:style-name="Standard">Ziel_Y = Ziel_Y0</text:p>
      <text:p text:style-name="Standard">SetCursorPos Ziel_X, Ziel_Y</text:p>
      <text:p text:style-name="P1">Application.Wait (Now + TimeValue("0:00:01"))</text:p>
      <text:p text:style-name="P1">'send mouse click</text:p>
      <text:p text:style-name="P1">SendMouseClick (MOUSE_LEFT)</text:p>
      <text:p text:style-name="P1">Application.Wait (Now + TimeValue("0:00:10"))</text:p>
      <text:p text:style-name="P1">'Open</text:p>
      <text:p text:style-name="P1">strWindowTitle = "Windows Internet Explorer provided by Syngenta"</text:p>
      <text:p text:style-name="P1">hwnd = FindWindowHandle(strWindowTitle)</text:p>
      <text:p text:style-name="P1">If hwnd &lt;&gt; 0 Then</text:p>
      <text:p text:style-name="Standard"><text:span text:style-name="T1"><text:s text:c="2"/></text:span>' Fenster aktivieren und in den Vordergrund holen</text:p>
      <text:p text:style-name="Standard"><text:s text:c="2"/><text:span text:style-name="T1">SetForegroundWindow hwnd</text:span></text:p>
      <text:p text:style-name="P1">End If</text:p>
      <text:p text:style-name="P1">'new position</text:p>
      <text:p text:style-name="Standard">Ziel_X = Ziel_X0 + 586</text:p>
      <text:p text:style-name="Standard">Ziel_Y = Ziel_Y0 + 372</text:p>
      <text:p text:style-name="P2">SetCursorPos Ziel_X, Ziel_Y</text:p>
      <text:p text:style-name="P2">Application.Wait (Now + TimeValue("0:00:01"))</text:p>
      <text:p text:style-name="P1">'send mouse click</text:p>
      <text:p text:style-name="P1">SendMouseClick (MOUSE_LEFT)</text:p>
      <text:p text:style-name="P1">Application.Wait (Now + TimeValue("0:00:01"))</text:p>
      <text:p text:style-name="P1"/>
      <text:p text:style-name="P1"/>
      <text:p text:style-name="P1">strWindowTitle = "Microsoft Excel"</text:p>
      <text:p text:style-name="P1">hwnd = FindWindowHandle(strWindowTitle)</text:p>
      <text:p text:style-name="P1">If hwnd &lt;&gt; 0 Then</text:p>
      <text:p text:style-name="Standard"><text:span text:style-name="T1"><text:s text:c="2"/></text:span>' Fenster aktivieren und in den Vordergrund holen</text:p>
      <text:p text:style-name="Standard"><text:s text:c="2"/><text:span text:style-name="T1">SetForegroundWindow hwnd</text:span></text:p>
      <text:p text:style-name="P1">End If</text:p>
      <text:p text:style-name="P1"/>
      <text:p text:style-name="P1">'Ziel_X = Ziel_X0 + 567</text:p>
      <text:p text:style-name="Standard">'Ziel_Y = Ziel_Y0 + 552</text:p>
      <text:p text:style-name="Standard">'SetCursorPos Ziel_X, Ziel_Y</text:p>
      <text:p text:style-name="P1">'Application.Wait (Now + TimeValue("0:00:01"))</text:p>
      <text:p text:style-name="P1">'send mouse click</text:p>
      <text:p text:style-name="P1">'SendMouseClick (MOUSE_LEFT)</text:p>
      <text:p text:style-name="P1">'Application.Wait (Now + TimeValue("0:00:01"))</text:p>
      <text:p text:style-name="P1">'Stop</text:p>
      <text:p text:style-name="P1"><text:soft-page-break/>End Sub</text:p>
      <text:p text:style-name="P1"/>
      <text:p text:style-name="P1"/>
      <text:p text:style-name="P1">'------------Mouse</text:p>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keyobard</text:p>
      <text:p text:style-name="P1">Private Declare Sub keybd_event Lib "user32.dll" (ByVal bVk As Byte, ByVal bScan As Byte, ByVal dwFlags As Long, _</text:p>
      <text:p text:style-name="P1">ByVal dwExtraInfo As Long)</text:p>
      <text:p text:style-name="P1"/>
      <text:p text:style-name="P1">Const VK_STARTKEY = &amp;H5B</text:p>
      <text:p text:style-name="P1">Const VK_M = 77</text:p>
      <text:p text:style-name="P1">Const KEYEVENTF_KEYUP = &amp;H2</text:p>
      <text:p text:style-name="P1"/>
      <text:p text:style-name="P1">'------------Window</text:p>
      <text:p text:style-name="P1">Private Declare Function PostMessage Lib "user32" _</text:p>
      <text:p text:style-name="P1"><text:s text:c="9"/>Alias "PostMessageA" _</text:p>
      <text:p text:style-name="P1"><text:s text:c="9"/>(ByVal hwnd As Long, _</text:p>
      <text:p text:style-name="P1"><text:s text:c="9"/>ByVal wMsg As Long, _</text:p>
      <text:p text:style-name="P1"><text:s text:c="9"/>ByVal wParam As Long, _</text:p>
      <text:p text:style-name="P1"><text:s text:c="9"/>ByVal lParam As Long) As Long</text:p>
      <text:p text:style-name="P1"><text:s text:c="9"/></text:p>
      <text:p text:style-name="P1">Private Const WM_CLOSE = &amp;H10</text:p>
      <text:p text:style-name="P1"/>
      <text:p text:style-name="P1">Declare Function MoveWindow Lib "user32.dll" ( _</text:p>
      <text:p text:style-name="P1"><text:s text:c="4"/>ByVal hwnd As Long, _</text:p>
      <text:p text:style-name="P1"><text:s text:c="4"/>ByVal x As Long, _</text:p>
      <text:p text:style-name="P1"><text:s text:c="4"/>ByVal y As Long, _</text:p>
      <text:p text:style-name="P1"><text:s text:c="4"/>ByVal nWidth As Long, _</text:p>
      <text:p text:style-name="P1"><text:s text:c="4"/>ByVal nHeight As Long, _</text:p>
      <text:p text:style-name="P1"><text:soft-page-break/><text:s text:c="4"/>ByVal bRepaint As Long) As Long</text:p>
      <text:p text:style-name="P1"><text:s text:c="4"/></text:p>
      <text:p text:style-name="P1">Private Declare Function FindWindow Lib "user32" _</text:p>
      <text:p text:style-name="P1"><text:s text:c="4"/>Alias "FindWindowA" ( _</text:p>
      <text:p text:style-name="P1"><text:s text:c="4"/>ByVal lpClassName As String, _</text:p>
      <text:p text:style-name="P1"><text:s text:c="4"/>ByVal lpWindowName As String) As Long</text:p>
      <text:p text:style-name="P1"><text:s text:c="4"/></text:p>
      <text:p text:style-name="P1">' Module Name: ModFindWindowLike</text:p>
      <text:p text:style-name="P1">' (c) 2005 Wayne Phillips (http://www.everythingaccess.com)</text:p>
      <text:p text:style-name="P1">' Written 02/06/2005</text:p>
      <text:p text:style-name="P1"><text:s text:c="20"/></text:p>
      <text:p text:style-name="P1">Private Declare Function EnumWindows Lib "user32" _</text:p>
      <text:p text:style-name="P1"><text:s text:c="3"/>(ByVal lpEnumFunc As Long, _</text:p>
      <text:p text:style-name="P1"><text:s text:c="4"/>ByVal lParam As Long) As Long</text:p>
      <text:p text:style-name="P1"/>
      <text:p text:style-name="P1">Private Declare Function GetWindowText Lib "user32" _</text:p>
      <text:p text:style-name="P1"><text:s text:c="4"/>Alias "GetWindowTextA" _</text:p>
      <text:p text:style-name="P1"><text:s text:c="3"/>(ByVal hwnd As Long, _</text:p>
      <text:p text:style-name="P1"><text:s text:c="4"/>ByVal lpString As String, _</text:p>
      <text:p text:style-name="P1"><text:s text:c="4"/>ByVal cch As Long) As Long</text:p>
      <text:p text:style-name="P1"/>
      <text:p text:style-name="P1">'Custom structure for passing in the parameters in/out of the hook enumeration function</text:p>
      <text:p text:style-name="P1">'Could use global variables instead, but this is nicer.</text:p>
      <text:p text:style-name="P1">Private Type FindWindowParameters</text:p>
      <text:p text:style-name="P1"/>
      <text:p text:style-name="P1"><text:s text:c="4"/>strTitle As String <text:s/>'INPUT</text:p>
      <text:p text:style-name="P1"><text:s text:c="4"/>hwnd As Long <text:s text:c="7"/>'OUTPUT</text:p>
      <text:p text:style-name="P1"/>
      <text:p text:style-name="P1">End Type</text:p>
      <text:p text:style-name="P1"/>
      <text:p text:style-name="P1">' Module Name: Modz_SetForegroundWindow</text:p>
      <text:p text:style-name="P1">' (c) 2005 Wayne Phillips (http://www.everythingaccess.com)</text:p>
      <text:p text:style-name="P1">' Written 02/06/2005</text:p>
      <text:p text:style-name="P1"/>
      <text:p text:style-name="P1">Private Declare Function SetForegroundWindow Lib "user32" _</text:p>
      <text:p text:style-name="P1"><text:s text:c="4"/>(ByVal hwnd As Long) As Long</text:p>
      <text:p text:style-name="P1"><text:s text:c="4"/></text:p>
      <text:p text:style-name="P1"><text:s text:c="5"/></text:p>
      <text:p text:style-name="P1">Private Declare Function GetWindowThreadProcessId Lib "user32" _</text:p>
      <text:p text:style-name="P1"><text:s text:c="4"/>(ByVal hwnd As Long, _</text:p>
      <text:p text:style-name="P1"><text:s text:c="5"/>lpdwProcessId As Long) As Long</text:p>
      <text:p text:style-name="P1"><text:s text:c="5"/></text:p>
      <text:p text:style-name="P1">Private Declare Function IsIconic Lib "user32" _</text:p>
      <text:p text:style-name="P1"><text:s text:c="4"/>(ByVal hwnd As Long) As Long</text:p>
      <text:p text:style-name="P1"><text:s text:c="4"/></text:p>
      <text:p text:style-name="P1">Private Declare Function ShowWindow Lib "user32" _</text:p>
      <text:p text:style-name="P1"><text:s text:c="4"/>(ByVal hwnd As Long, _</text:p>
      <text:p text:style-name="P1"><text:s text:c="5"/>ByVal nCmdShow As Long) As Long</text:p>
      <text:p text:style-name="P1"><text:s text:c="5"/></text:p>
      <text:p text:style-name="P1">Private Declare Function AttachThreadInput Lib "user32" _</text:p>
      <text:p text:style-name="P1"><text:s text:c="4"/>(ByVal idAttach As Long, _</text:p>
      <text:p text:style-name="P1"><text:s text:c="5"/>ByVal idAttachTo As Long, _</text:p>
      <text:p text:style-name="P1"><text:s text:c="5"/>ByVal fAttach As Long) As Long</text:p>
      <text:p text:style-name="P1"><text:soft-page-break/><text:s text:c="5"/></text:p>
      <text:p text:style-name="P1">Private Declare Function GetForegroundWindow Lib "user32" _</text:p>
      <text:p text:style-name="P1"><text:s text:c="4"/>() As Long</text:p>
      <text:p text:style-name="P1"><text:s text:c="4"/></text:p>
      <text:p text:style-name="P1">Private Const SW_RESTORE = 9</text:p>
      <text:p text:style-name="Standard">Private Const SW_SHOW = 5</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 benötigte API-Deklarationen</text:p>
      <text:p text:style-name="P1"><text:s/></text:p>
      <text:p text:style-name="P1">Private Declare Function GetWindowTextLength Lib "user32" _</text:p>
      <text:p text:style-name="P1"><text:s text:c="2"/>Alias "GetWindowTextLengthA" ( _</text:p>
      <text:p text:style-name="P1"><text:s text:c="2"/>ByVal hwnd As Long) As Long</text:p>
      <text:p text:style-name="P1"><text:s/></text:p>
      <text:p text:style-name="P1"/>
      <text:p text:style-name="P1"><text:s/></text:p>
      <text:p text:style-name="P1">Private Declare Function GetWindow Lib "user32" ( _</text:p>
      <text:p text:style-name="P1"><text:s text:c="2"/>ByVal hwnd As Long, _</text:p>
      <text:p text:style-name="P1"><text:s text:c="2"/>ByVal wCmd As Long) As Long</text:p>
      <text:p text:style-name="P1"><text:s/></text:p>
      <text:p text:style-name="P1">Private Const GW_HWNDNEXT = 2</text:p>
      <text:p text:style-name="P1"/>
      <text:p text:style-name="P1"/>
      <text:p text:style-name="P1"/>
      <text:p text:style-name="P1">'------------Mouse</text:p>
      <text:p text:style-name="Standard">'Die nachfolgende Prozedur simuliert den gewünschten Mausklick.</text:p>
      <text:p text:style-name="P1">Public Sub SendMouseC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Sub SendMausDoubleClick(ByVal mButton As Long)</text:p>
      <text:p text:style-name="P1">SendMouseClick (mButton)</text:p>
      <text:p text:style-name="P1"><text:soft-page-break/>SendMouseClick (mButton)</text:p>
      <text:p text:style-name="P1">End Sub</text:p>
      <text:p text:style-name="P1"/>
      <text:p text:style-name="P1"/>
      <text:p text:style-name="P1">'------------keyobard</text:p>
      <text:p text:style-name="P1">Function z_ShowDesktop()</text:p>
      <text:p text:style-name="P1">'Keybord: Windows button + M button shows the desktop</text:p>
      <text:p text:style-name="P1">'Do not test with debug F8 -&gt; VBA Windows hides!!!</text:p>
      <text:p text:style-name="P1">'http://msdn.microsoft.com/en-us/library/ms646304(VS.85).aspx</text:p>
      <text:p text:style-name="P1">'http://msdn.microsoft.com/en-us/library/dd375731(v=VS.85).aspx</text:p>
      <text:p text:style-name="P1"/>
      <text:p text:style-name="P1"><text:s text:c="4"/>'WinKey down</text:p>
      <text:p text:style-name="P1"><text:s text:c="4"/>keybd_event VK_STARTKEY, 0, 0, 0</text:p>
      <text:p text:style-name="P1"><text:s text:c="4"/>'M key down</text:p>
      <text:p text:style-name="P1"><text:s text:c="4"/>keybd_event VK_M, 0, 0, 0</text:p>
      <text:p text:style-name="P1"><text:s text:c="4"/>'M key up</text:p>
      <text:p text:style-name="P1"><text:s text:c="4"/>keybd_event VK_M, 0, KEYEVENTF_KEYUP, 0</text:p>
      <text:p text:style-name="P1"><text:s text:c="4"/>'WinKey up</text:p>
      <text:p text:style-name="P1"><text:s text:c="4"/>keybd_event VK_STARTKEY, 0, KEYEVENTF_KEYUP, 0</text:p>
      <text:p text:style-name="P1"><text:s text:c="4"/></text:p>
      <text:p text:style-name="P1"><text:s text:c="4"/>'do not minimiz form itself</text:p>
      <text:p text:style-name="P1"><text:s text:c="4"/>'Me.WindowState = vbMaximized</text:p>
      <text:p text:style-name="P1"><text:s text:c="4"/>'Me.WindowState = vbNormal[/b]</text:p>
      <text:p text:style-name="P1">End Function</text:p>
      <text:p text:style-name="P1"/>
      <text:p text:style-name="P1"/>
      <text:p text:style-name="Standard">'------------Window</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Public Function FindWindowHandle(ByVal sTitle As String) As Long</text:p>
      <text:p text:style-name="P1"><text:s text:c="2"/>Dim lngHWnd As Long</text:p>
      <text:p text:style-name="P1"><text:s text:c="2"/>Dim sText As String</text:p>
      <text:p text:style-name="P1"><text:s/></text:p>
      <text:p text:style-name="Standard"><text:span text:style-name="T1"><text:s text:c="2"/></text:span>' alle Fenster durchlaufen</text:p>
      <text:p text:style-name="Standard"><text:s text:c="2"/>lngHWnd = FindWindow(vbNullString, vbNullString)</text:p>
      <text:p text:style-name="Standard"><text:s text:c="2"/>Do While lngHWnd &lt;&gt; 0</text:p>
      <text:p text:style-name="Standard"><text:s/></text:p>
      <text:p text:style-name="Standard"><text:s text:c="4"/>' Fensterttitel ermitteln</text:p>
      <text:p text:style-name="Standard"><text:s text:c="4"/><text:span text:style-name="T1">sText = GetWindowTitle(lngHWnd)</text:span></text:p>
      <text:p text:style-name="P1"><text:s text:c="4"/>Debug.Print lngHWnd &amp; " <text:s text:c="3"/>" &amp; sText</text:p>
      <text:p text:style-name="P1"><text:s text:c="4"/>If Len(sText) &gt; 0 And LCase$(sText) Like LCase$(sTitle) Then</text:p>
      <text:p text:style-name="P1"><text:s text:c="6"/>FindWindowHandle = lngHWnd: Exit Do</text:p>
      <text:p text:style-name="P1"><text:s text:c="4"/>End If</text:p>
      <text:p text:style-name="P1"><text:s/></text:p>
      <text:p text:style-name="Standard"><text:span text:style-name="T1"><text:s text:c="4"/></text:span>' Nächstes Fenster</text:p>
      <text:p text:style-name="Standard"><text:s text:c="4"/>lngHWnd = GetWindow(lngHWnd, GW_HWNDNEXT)</text:p>
      <text:p text:style-name="Standard"><text:s text:c="2"/>Loop</text:p>
      <text:p text:style-name="Standard">End Function</text:p>
      <text:p text:style-name="Standard"><text:soft-page-break/>' Hilfsfunktion zum Ermitteln des Fenstertitels</text:p>
      <text:p text:style-name="P1">Public Function GetWindowTitle(ByVal hwnd As Long) As String</text:p>
      <text:p text:style-name="P1"><text:s text:c="2"/>Dim lResult As Long</text:p>
      <text:p text:style-name="P1"><text:s text:c="2"/>Dim sTemp As String</text:p>
      <text:p text:style-name="P1"><text:s/></text:p>
      <text:p text:style-name="P1"><text:s text:c="2"/>lResult = GetWindowTextLength(hwnd) + 1</text:p>
      <text:p text:style-name="P1"><text:s text:c="2"/>sTemp = Space(lResult)</text:p>
      <text:p text:style-name="P1"><text:s text:c="2"/>lResult = GetWindowText(hwnd, sTemp, lResult)</text:p>
      <text:p text:style-name="P1"><text:s text:c="2"/>GetWindowTitle = left(sTemp, Len(sTemp) - 1)</text:p>
      <text:p text:style-name="P1">End Function</text:p>
      <text:p text:style-name="P1"/>
      <text:p text:style-name="P1"/>
      <text:p text:style-name="P1">' Module Name: ModFindWindowLike</text:p>
      <text:p text:style-name="P1">' (c) 2005 Wayne Phillips (http://www.everythingaccess.com)</text:p>
      <text:p text:style-name="P1">' Written 02/06/2005</text:p>
      <text:p text:style-name="P1">Public Function FnFindWindowLike(strWindowTitle As String) As Long</text:p>
      <text:p text:style-name="P1"/>
      <text:p text:style-name="P1"><text:s text:c="4"/>'We'll pass a custom structure in as the parameter to store our result...</text:p>
      <text:p text:style-name="P1"><text:s text:c="4"/>Dim Parameters As FindWindowParameters</text:p>
      <text:p text:style-name="P1"><text:s text:c="4"/>Parameters.strTitle = strWindowTitle ' Input parameter</text:p>
      <text:p text:style-name="P1"/>
      <text:p text:style-name="P1"><text:s text:c="4"/>Call EnumWindows(AddressOf EnumWindowProc, VarPtr(Parameters))</text:p>
      <text:p text:style-name="P1"><text:s text:c="4"/></text:p>
      <text:p text:style-name="P1"><text:s text:c="4"/>FnFindWindowLike = Parameters.hwnd</text:p>
      <text:p text:style-name="P1"><text:s text:c="4"/></text:p>
      <text:p text:style-name="P1">End Function</text:p>
      <text:p text:style-name="P1"/>
      <text:p text:style-name="P1">Private Function EnumWindowProc(ByVal hwnd As Long, _</text:p>
      <text:p text:style-name="P1"><text:s text:c="31"/>lParam As FindWindowParameters) As Long</text:p>
      <text:p text:style-name="P1"><text:s text:c="3"/></text:p>
      <text:p text:style-name="P1"><text:s text:c="3"/>Dim strWindowTitle As String</text:p>
      <text:p text:style-name="P1"/>
      <text:p text:style-name="P1"><text:s text:c="3"/>strWindowTitle = Space(260)</text:p>
      <text:p text:style-name="P1"><text:s text:c="3"/>Call GetWindowText(hwnd, strWindowTitle, 260)</text:p>
      <text:p text:style-name="P1"><text:s text:c="3"/>strWindowTitle = TrimNull(strWindowTitle) ' Remove extra null terminator</text:p>
      <text:p text:style-name="P1"><text:s text:c="42"/></text:p>
      <text:p text:style-name="P1"><text:s text:c="3"/>If strWindowTitle Like lParam.strTitle Then</text:p>
      <text:p text:style-name="P1"><text:s text:c="3"/></text:p>
      <text:p text:style-name="P1"><text:s text:c="8"/>lParam.hwnd = hwnd 'Store the result for later.</text:p>
      <text:p text:style-name="P1"><text:s text:c="8"/>EnumWindowProc = 0 'This will stop enumerating more windows</text:p>
      <text:p text:style-name="P1"><text:s text:c="3"/></text:p>
      <text:p text:style-name="P1"><text:s text:c="3"/>Else</text:p>
      <text:p text:style-name="P1"/>
      <text:p text:style-name="P1"><text:s text:c="8"/>EnumWindowProc = 1</text:p>
      <text:p text:style-name="P1"/>
      <text:p text:style-name="P1"><text:s text:c="3"/>End If</text:p>
      <text:p text:style-name="P1"><text:s text:c="27"/></text:p>
      <text:p text:style-name="P1">End Function</text:p>
      <text:p text:style-name="P1"/>
      <text:p text:style-name="P1"/>
      <text:p text:style-name="P1">' Module Name: ModSetForegroundWindow</text:p>
      <text:p text:style-name="P1">' (c) 2005 Wayne Phillips (http://www.everythingaccess.com)</text:p>
      <text:p text:style-name="P1">' Written 02/06/2005</text:p>
      <text:p text:style-name="P1"><text:soft-page-break/>Private Function TrimNull(strNullTerminatedString As String)</text:p>
      <text:p text:style-name="P1"/>
      <text:p text:style-name="P1"><text:s text:c="4"/>Dim lngPos As Long</text:p>
      <text:p text:style-name="P1"/>
      <text:p text:style-name="P1"><text:s text:c="4"/>'Remove unnecessary null terminator</text:p>
      <text:p text:style-name="P1"><text:s text:c="4"/>lngPos = InStr(strNullTerminatedString, Chr$(0))</text:p>
      <text:p text:style-name="P1"><text:s text:c="3"/></text:p>
      <text:p text:style-name="P1"><text:s text:c="4"/>If lngPos Then</text:p>
      <text:p text:style-name="P1"><text:s text:c="8"/>TrimNull = left$(strNullTerminatedString, lngPos - 1)</text:p>
      <text:p text:style-name="P1"><text:s text:c="4"/>Else</text:p>
      <text:p text:style-name="P1"><text:s text:c="8"/>TrimNull = strNullTerminatedString</text:p>
      <text:p text:style-name="P1"><text:s text:c="4"/>End If</text:p>
      <text:p text:style-name="P1"><text:s text:c="3"/></text:p>
      <text:p text:style-name="P1">End Function</text:p>
      <text:p text:style-name="P1"/>
      <text:p text:style-name="P1">Public Function z_SetForegroundWindow(strWindowTitle As String) As Boolean</text:p>
      <text:p text:style-name="P1"><text:s text:c="4"/>Dim MyAppHWnd As Long</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MyAppHWnd = FnFindWindowLike(strWindowTitle)</text:p>
      <text:p text:style-name="P1"><text:s text:c="4"/>If MyAppHWnd &lt;&gt; 0 Then</text:p>
      <text:p text:style-name="P1"><text:s text:c="8"/>'We've found the application window by the caption</text:p>
      <text:p text:style-name="P1"><text:s text:c="12"/>CurrentForegroundThreadID = GetWindowThreadProcessId(GetForegroundWindow(), ByVal 0&amp;)</text:p>
      <text:p text:style-name="P1"><text:s text:c="12"/>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12"/>Call AttachThreadInput(CurrentForegroundThreadID, NewForegroundThreadID, True)</text:p>
      <text:p text:style-name="P1"><text:s text:c="12"/>lngRetVal = SetForegroundWindow(MyAppHWnd)</text:p>
      <text:p text:style-name="P1"><text:s text:c="12"/>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 = blnSuccessful</text:p>
      <text:p text:style-name="P1">End Function</text:p>
      <text:p text:style-name="P1">Public Function z_SetForegroundWindow2(MyAppHWnd As Long) As Boolean</text:p>
      <text:p text:style-name="P1"><text:s text:c="4"/>Dim CurrentForegroundThreadID As Long</text:p>
      <text:p text:style-name="P1"><text:soft-page-break/><text:s text:c="4"/>Dim NewForegroundThreadID As Long</text:p>
      <text:p text:style-name="P1"><text:s text:c="4"/>Dim lngRetVal As Long</text:p>
      <text:p text:style-name="P1"><text:s text:c="4"/>Dim blnSuccessful As Boolean</text:p>
      <text:p text:style-name="P1"><text:s text:c="4"/>If MyAppHWnd &lt;&gt; 0 Then</text:p>
      <text:p text:style-name="P1"><text:s text:c="8"/>'We've found the application window by the caption</text:p>
      <text:p text:style-name="P1"><text:s text:c="8"/>CurrentForegroundThreadID = GetWindowThreadProcessId(GetForegroundWindow(), ByVal 0&amp;)</text:p>
      <text:p text:style-name="P1"><text:s text:c="8"/>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8"/>Call AttachThreadInput(CurrentForegroundThreadID, NewForegroundThreadID, True)</text:p>
      <text:p text:style-name="P1"><text:s text:c="8"/>lngRetVal = SetForegroundWindow(MyAppHWnd)</text:p>
      <text:p text:style-name="P1"><text:s text:c="8"/>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2 = blnSuccessful</text:p>
      <text:p text:style-name="P1">End Function</text:p>
      <text:p text:style-name="P1"/>
      <text:p text:style-name="P1"/>
      <text:p text:style-name="P1">'------------Microsoft Internet Controls (Tools&gt;References: Microsoft Internet Controls)</text:p>
      <text:p text:style-name="P1">'returns new instance of Internet Explorer</text:p>
      <text:p text:style-name="P1">Function GetNewIE() As SHDocVw.InternetExplorer</text:p>
      <text:p text:style-name="P1"><text:s text:c="2"/>'create new IE instance</text:p>
      <text:p text:style-name="P1"><text:s text:c="2"/>Set GetNewIE = New SHDocVw.InternetExplorer</text:p>
      <text:p text:style-name="P1"><text:s text:c="2"/>'start with a blank page</text:p>
      <text:p text:style-name="P1"><text:s text:c="2"/>GetNewIE.Navigate2 "about:Blank"</text:p>
      <text:p text:style-name="P1">End Function</text:p>
      <text:p text:style-name="P1"/>
      <text:p text:style-name="P1">'loads a web page and returns True or False depending on</text:p>
      <text:p text:style-name="P1">'whether the page could be loaded or not</text:p>
      <text:p text:style-name="P1">Function LoadWebPage(i_IE As SHDocVw.InternetExplorer, _</text:p>
      <text:p text:style-name="P1"><text:s text:c="21"/>i_URL As String) As Boolean</text:p>
      <text:p text:style-name="P1"><text:s text:c="2"/>With i_IE</text:p>
      <text:p text:style-name="P1"><text:s text:c="4"/>'open page</text:p>
      <text:p text:style-name="P1"><text:s text:c="4"/>.Navigate i_URL</text:p>
      <text:p text:style-name="P1"><text:s text:c="4"/>'wait until IE finished loading the page</text:p>
      <text:p text:style-name="P1"><text:s text:c="4"/>Do While .ReadyState &lt;&gt; READYSTATE_COMPLETE</text:p>
      <text:p text:style-name="P1"><text:s text:c="6"/>Application.Wait Now + TimeValue("0:00:01")</text:p>
      <text:p text:style-name="P1"><text:s text:c="4"/>Loop</text:p>
      <text:p text:style-name="P1"><text:soft-page-break/><text:s text:c="4"/>'check if page could be loaded</text:p>
      <text:p text:style-name="P1"><text:s text:c="4"/>If .Document.URL = i_URL Then</text:p>
      <text:p text:style-name="P1"><text:s text:c="6"/>LoadWebPage = True</text:p>
      <text:p text:style-name="P1"><text:s text:c="4"/>End If</text:p>
      <text:p text:style-name="P1"><text:s text:c="2"/>End With</text:p>
      <text:p text:style-name="P1">End Function</text:p>
      <text:p text:style-name="P1"/>
      <text:p text:style-name="P1">'finds an open IE site by checking the URL</text:p>
      <text:p text:style-name="P1">Function GetOpenIEByURL(ByVal i_URL As String) _</text:p>
      <text:p text:style-name="P1"><text:s text:c="8"/>As SHDocVw.InternetExplorer</text:p>
      <text:p text:style-name="P1"/>
      <text:p text:style-name="P1">Dim objShellWindows As New SHDocVw.ShellWindows</text:p>
      <text:p text:style-name="P1"/>
      <text:p text:style-name="P1"><text:s text:c="2"/>'ignore errors when accessing the document property</text:p>
      <text:p text:style-name="P1"><text:s text:c="2"/>On Error Resume Next</text:p>
      <text:p text:style-name="P1"><text:s text:c="2"/>'loop over all Shell-Windows</text:p>
      <text:p text:style-name="P1"><text:s text:c="2"/>For Each GetOpenIEByURL In objShellWindows</text:p>
      <text:p text:style-name="P1"><text:s text:c="4"/>'if the document is of type HTMLDocument, it is an IE window</text:p>
      <text:p text:style-name="P1"><text:s text:c="4"/>If TypeName(GetOpenIEByURL.Document) = "HTMLDocument" Then</text:p>
      <text:p text:style-name="P1"><text:s text:c="6"/>'check the URL</text:p>
      <text:p text:style-name="P1"><text:s text:c="6"/>If GetOpenIEByURL.Document.URL = i_URL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inds an open IE site by checking the title</text:p>
      <text:p text:style-name="P1">Function GetOpenIEByTitle(i_Title As String, _</text:p>
      <text:p text:style-name="P1"><text:s text:c="26"/>Optional ByVal i_ExactMatch As Boolean = True) _</text:p>
      <text:p text:style-name="P1"><text:s text:c="26"/>As SHDocVw.InternetExplorer</text:p>
      <text:p text:style-name="P1"/>
      <text:p text:style-name="P1">Dim objShellWindows As New SHDocVw.ShellWindows</text:p>
      <text:p text:style-name="P1"/>
      <text:p text:style-name="P1">If i_ExactMatch = False Then i_Title = "*" &amp; i_Title &amp; "*"</text:p>
      <text:p text:style-name="P1"><text:s text:c="2"/>'ignore errors when accessing the document property</text:p>
      <text:p text:style-name="P1"><text:s text:c="2"/>On Error Resume Next</text:p>
      <text:p text:style-name="P1"><text:s text:c="2"/>'loop over all Shell-Windows</text:p>
      <text:p text:style-name="P1"><text:s text:c="2"/>For Each GetOpenIEByTitle In objShellWindows</text:p>
      <text:p text:style-name="P1"><text:s text:c="4"/>'if the document is of type HTMLDocument, it is an IE window</text:p>
      <text:p text:style-name="P1"><text:s text:c="4"/>If TypeName(GetOpenIEByTitle.Document) = "HTMLDocument" Then</text:p>
      <text:p text:style-name="P1"><text:s text:c="6"/>'check the title</text:p>
      <text:p text:style-name="P1"><text:s text:c="6"/>If GetOpenIEByTitle.Document.Title Like i_Title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unction IE_Preparation(myPageTitle As String, myPageURL As String) _</text:p>
      <text:p text:style-name="P1"><text:s text:c="8"/>As SHDocVw.InternetExplorer</text:p>
      <text:p text:style-name="P1"><text:soft-page-break/></text:p>
      <text:p text:style-name="P1">'IE object instantiation</text:p>
      <text:p text:style-name="P1">Dim myIE As SHDocVw.InternetExplorer</text:p>
      <text:p text:style-name="P1"/>
      <text:p text:style-name="P1">'check if page is already open</text:p>
      <text:p text:style-name="P1">Set myIE = GetOpenIEByTitle(myPageTitle, False)</text:p>
      <text:p text:style-name="P1"/>
      <text:p text:style-name="P1">'check if page is already open</text:p>
      <text:p text:style-name="P1">Set myIE = GetOpenIEByURL(myPageURL)</text:p>
      <text:p text:style-name="P1"><text:s text:c="2"/></text:p>
      <text:p text:style-name="P1">'if the page is not open then try to open it</text:p>
      <text:p text:style-name="P1">If myIE Is Nothing Then</text:p>
      <text:p text:style-name="P1"><text:s text:c="4"/>'page isn't open yet</text:p>
      <text:p text:style-name="P1"><text:s text:c="4"/>'create new IE instance</text:p>
      <text:p text:style-name="P1"><text:s text:c="4"/>Set myIE = GetNewIE</text:p>
      <text:p text:style-name="P1"><text:s text:c="4"/>'make IE window visible</text:p>
      <text:p text:style-name="P1"><text:s text:c="4"/>myIE.Visible = True</text:p>
      <text:p text:style-name="P1"><text:s text:c="4"/>'IE move and resize</text:p>
      <text:p text:style-name="P1"><text:s text:c="4"/>Call IE_MoveAndResize(myIE, 0, 0, 1200, 900)</text:p>
      <text:p text:style-name="P1"><text:s text:c="4"/>Application.Wait (Now + TimeValue("0:00:05"))</text:p>
      <text:p text:style-name="P1"><text:s text:c="4"/>'load page</text:p>
      <text:p text:style-name="P1"><text:s text:c="4"/>If LoadWebPage(myIE, myPageURL) = False Then</text:p>
      <text:p text:style-name="P1"><text:s text:c="6"/>'page wasn't loaded</text:p>
      <text:p text:style-name="P1"><text:s text:c="6"/>MsgBox "Couldn't open page"</text:p>
      <text:p text:style-name="P1"><text:s text:c="6"/>Exit Function</text:p>
      <text:p text:style-name="P1"><text:s text:c="4"/>End If</text:p>
      <text:p text:style-name="P1">End If</text:p>
      <text:p text:style-name="P1"/>
      <text:p text:style-name="P1">'move and resize the window (do it before you start the URL)</text:p>
      <text:p text:style-name="P1">'Dim nhWnd As Long</text:p>
      <text:p text:style-name="P1">'nhWnd1 = FindWindow(vbNullString, "SmartChoice - Windows Internet Explorer provided by Syngenta")</text:p>
      <text:p text:style-name="P1">'nhWnd1 = myIE.hWnd</text:p>
      <text:p text:style-name="P1">'If nhWnd1 &lt;&gt; 0 Then</text:p>
      <text:p text:style-name="P1">' <text:s text:c="3"/>MoveWindow nhWnd1, 0, 0, 1200, 900, 1</text:p>
      <text:p text:style-name="P1">'End If</text:p>
      <text:p text:style-name="P1"/>
      <text:p text:style-name="P1">Set IE_Preparation = myIE</text:p>
      <text:p text:style-name="P1">End Function</text:p>
      <text:p text:style-name="P1"/>
      <text:p text:style-name="P1">Function IE_MoveAndResize(ByRef IE As SHDocVw.InternetExplorer, _</text:p>
      <text:p text:style-name="P1"><text:s text:c="12"/>top As Variant, left As Variant, _</text:p>
      <text:p text:style-name="P1"><text:s text:c="12"/>width As Variant, height As Variant)</text:p>
      <text:p text:style-name="P1">'move and resize the window</text:p>
      <text:p text:style-name="P1">Dim nhWnd As Long</text:p>
      <text:p text:style-name="P1">nhWnd = IE.hwnd</text:p>
      <text:p text:style-name="P1">If nhWnd &lt;&gt; 0 Then</text:p>
      <text:p text:style-name="P1"><text:s text:c="4"/>MoveWindow nhWnd, top, left, width, height, 1</text:p>
      <text:p text:style-name="P1">End If</text:p>
      <text:p text:style-name="P1"/>
      <text:p text:style-name="P1">End Function</text:p>
      <text:p text:style-name="P1"/>
      <text:p text:style-name="P1">Function z_CloseIE(strWindowTitle As String)</text:p>
      <text:p text:style-name="P1"><text:soft-page-break/><text:s text:c="4"/>Const WM_CLOSE = &amp;H10</text:p>
      <text:p text:style-name="P1"><text:s text:c="4"/>Dim hwnd As Long</text:p>
      <text:p text:style-name="P1"><text:s text:c="4"/>hwnd = FindWindowHandle(strWindowTitle)</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Function z_CloseIE2(hwnd As Long)</text:p>
      <text:p text:style-name="P1"><text:s text:c="4"/>Const WM_CLOSE = &amp;H10</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Public Function z_OpenAndActivateWb(wbname As String, wbpath As String, ByRef Wb As Workbook)</text:p>
      <text:p text:style-name="P1">'Macro generated by Roland.Benz@Syngenta.com (PMEC, Project Management Excellence)</text:p>
      <text:p text:style-name="P1">'Date: 26.9.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Set Wb = Workbooks.Open(wbpath &amp; wbname)</text:p>
      <text:p text:style-name="P1"><text:s text:c="8"/>Wb.Activate</text:p>
      <text:p text:style-name="P1"><text:s text:c="4"/>End If</text:p>
      <text:p text:style-name="P1">End Function</text:p>
      <text:p text:style-name="P1"/>
      <text:p text:style-name="P1"/>
      <text:p text:style-name="P1">Function z_WorkbookNewOrOpenOrActivate(wbname As String, wbpath As String, ByRef Wb As Workbook)</text:p>
      <text:p text:style-name="P1">'Macro generated by Roland.Benz@Syngenta.com (PMEC, Project Management Excellence)</text:p>
      <text:p text:style-name="P1">'Date: 19.10.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oft-page-break/><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On Error GoTo NewWB</text:p>
      <text:p text:style-name="P1"><text:s text:c="8"/>Set Wb = Workbooks.Open(wbpath &amp; wbname)</text:p>
      <text:p text:style-name="P1"><text:s text:c="8"/>Wb.Activate</text:p>
      <text:p text:style-name="P1"><text:s text:c="8"/>On Error GoTo 0</text:p>
      <text:p text:style-name="P1"><text:s text:c="4"/>End If</text:p>
      <text:p text:style-name="P1"><text:s text:c="4"/></text:p>
      <text:p text:style-name="P1">Exit Function</text:p>
      <text:p text:style-name="P1">NewWB:</text:p>
      <text:p text:style-name="P1"><text:s text:c="4"/>Set Wb = Workbooks.Add</text:p>
      <text:p text:style-name="P1"><text:s text:c="4"/>Dim FileFormatValue As Integer</text:p>
      <text:p text:style-name="P1"><text:s text:c="4"/>If wbname &lt;&gt; Empty Then</text:p>
      <text:p text:style-name="P1"><text:s text:c="8"/>Select Case LCase(Right(wbname, Len(wbname) - InStrRev(wbname, ".", , 1)))</text:p>
      <text:p text:style-name="P1"><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 text:c="4"/>Wb.SaveAs filename:=wbpath &amp; wbname, FileFormat:=FileFormatValue</text:p>
      <text:p text:style-name="P1">End Function</text:p>
      <text:p text:style-name="P1">Function z_ExcelSessionWindowMinimized(Optional ByRef Wb As Workbook)</text:p>
      <text:p text:style-name="P1"><text:s text:c="4"/>'Fenster der Excel session</text:p>
      <text:p text:style-name="P1"><text:s text:c="4"/>If Wb Is Nothing Then</text:p>
      <text:p text:style-name="P1"><text:s text:c="7"/>Application.WindowState = xlMinimized</text:p>
      <text:p text:style-name="P1"><text:s text:c="4"/>Else</text:p>
      <text:p text:style-name="P1"><text:s text:c="8"/>Wb.Application.WindowState = xlMinimized</text:p>
      <text:p text:style-name="P1"><text:s text:c="4"/>End If</text:p>
      <text:p text:style-name="P1">End Function</text:p>
      <text:p text:style-name="P1">Function z_ExcelSessionWindowNormal(Optional ByRef Wb As Workbook)</text:p>
      <text:p text:style-name="P1"><text:s text:c="4"/>'Fenster der Excel session</text:p>
      <text:p text:style-name="P1"><text:s text:c="4"/>If Wb Is Nothing Then</text:p>
      <text:p text:style-name="P1"><text:s text:c="7"/>Application.WindowState = xlNormal</text:p>
      <text:p text:style-name="P1"><text:s text:c="4"/>Else</text:p>
      <text:p text:style-name="P1"><text:s text:c="8"/>Wb.Application.WindowState = xlNormal</text:p>
      <text:p text:style-name="P1"><text:s text:c="8"/>Wb.Activate</text:p>
      <text:p text:style-name="P1"><text:s text:c="4"/>End If</text:p>
      <text:p text:style-name="P1">End Function</text:p>
      <text:p text:style-name="P1"/>
      <text:p text:style-name="P1">Sub z_ExcelSessionWindowMoveAndResize(Optional ByRef Wb As Workbook, _</text:p>
      <text:p text:style-name="P1"><text:s text:c="12"/>Optional top As Variant, Optional left As Variant, _</text:p>
      <text:p text:style-name="P1"><text:s text:c="12"/>Optional width As Variant, Optional height As Variant)</text:p>
      <text:p text:style-name="P1"><text:s text:c="4"/>If Wb Is Nothing Then</text:p>
      <text:p text:style-name="P1"><text:s text:c="8"/>If top &lt;&gt; Empty Then</text:p>
      <text:p text:style-name="P1"><text:s text:c="12"/>Application.top = top</text:p>
      <text:p text:style-name="P1"><text:s text:c="8"/>End If</text:p>
      <text:p text:style-name="P1"><text:s text:c="8"/>If left &lt;&gt; Empty Then</text:p>
      <text:p text:style-name="P1"><text:soft-page-break/><text:s text:c="12"/>Application.left = left</text:p>
      <text:p text:style-name="P1"><text:s text:c="8"/>End If</text:p>
      <text:p text:style-name="P1"><text:s text:c="8"/>If width &lt;&gt; Empty Then</text:p>
      <text:p text:style-name="P1"><text:s text:c="12"/>Application.width = width</text:p>
      <text:p text:style-name="P1"><text:s text:c="8"/>End If</text:p>
      <text:p text:style-name="P1"><text:s text:c="8"/>If height &lt;&gt; Empty Then</text:p>
      <text:p text:style-name="P1"><text:s text:c="12"/>Application.height = height</text:p>
      <text:p text:style-name="P1"><text:s text:c="8"/>End If</text:p>
      <text:p text:style-name="P1"><text:s text:c="4"/>Else</text:p>
      <text:p text:style-name="P1"><text:s text:c="8"/>If top &lt;&gt; Empty Then</text:p>
      <text:p text:style-name="P1"><text:s text:c="12"/>Wb.Application.top = CInt(top)</text:p>
      <text:p text:style-name="P1"><text:s text:c="8"/>End If</text:p>
      <text:p text:style-name="P1"><text:s text:c="8"/>If left &lt;&gt; Empty Then</text:p>
      <text:p text:style-name="P1"><text:s text:c="12"/>Wb.Application.left = CInt(left)</text:p>
      <text:p text:style-name="P1"><text:s text:c="8"/>End If</text:p>
      <text:p text:style-name="P1"><text:s text:c="8"/>If width &lt;&gt; Empty Then</text:p>
      <text:p text:style-name="P1"><text:s text:c="12"/>Wb.Application.width = CInt(width)</text:p>
      <text:p text:style-name="P1"><text:s text:c="8"/>End If</text:p>
      <text:p text:style-name="P1"><text:s text:c="8"/>If height &lt;&gt; Empty Then</text:p>
      <text:p text:style-name="P1"><text:s text:c="12"/>Wb.Application.height = CInt(height)</text:p>
      <text:p text:style-name="P1"><text:s text:c="8"/>End If</text:p>
      <text:p text:style-name="P1"><text:s text:c="4"/>End If</text:p>
      <text:p text:style-name="P1">End Sub</text:p>
      <text:p text:style-name="P1"/>
      <text:p text:style-name="P1">Function z_ExcelWorkbookWindowMinimized(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ActiveWindow.WindowState = xlMinimized</text:p>
      <text:p text:style-name="P1"><text:s text:c="4"/>End If</text:p>
      <text:p text:style-name="P1">End Function</text:p>
      <text:p text:style-name="P1">Function z_ExcelWorkbookWindowNormal(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ActiveWindow.WindowState = xlMaximized</text:p>
      <text:p text:style-name="P1"><text:s text:c="4"/>End If</text:p>
      <text:p text:style-name="P1">End Function</text:p>
      <text:p text:style-name="P1">Function z_ExcelWorkbookWindowMinimizeAll(ByRef Wb_ref As Workbook)</text:p>
      <text:p text:style-name="P1"><text:s text:c="4"/>Application.ScreenUpdating = False</text:p>
      <text:p text:style-name="P1"><text:s text:c="4"/>Dim Wb As Workbook</text:p>
      <text:p text:style-name="P1"><text:s text:c="4"/>For Each Wb In Wb_ref.Application.Workbooks ' Workbooks</text:p>
      <text:p text:style-name="P1"><text:s text:c="8"/>'only those with status visible</text:p>
      <text:p text:style-name="P1"><text:s text:c="8"/>If Windows(Wb.Name).Visible Then</text:p>
      <text:p text:style-name="P1"><text:s text:c="10"/>ActiveWindow.WindowState = xlMinimized</text:p>
      <text:p text:style-name="P1"><text:s text:c="8"/>End If</text:p>
      <text:p text:style-name="P1"><text:s text:c="4"/>Next</text:p>
      <text:p text:style-name="P1"><text:s text:c="4"/>Application.ScreenUpdating = True</text:p>
      <text:p text:style-name="P1">End Function</text:p>
      <text:p text:style-name="P1"/>
      <text:p text:style-name="P1">Sub IE_CreateReport()</text:p>
      <text:p text:style-name="P1">'close all windows/ Show the desktop</text:p>
      <text:p text:style-name="P1">Call z_ShowDesktop</text:p>
      <text:p text:style-name="P1">Application.Wait (Now + TimeValue("0:00:01"))</text:p>
      <text:p text:style-name="P1"/>
      <text:p text:style-name="P1"><text:soft-page-break/>'choose a report PIs or Activitys</text:p>
      <text:p text:style-name="P1">Dim SmC_Report As String</text:p>
      <text:p text:style-name="P1">SmC_Report = "Activity" 'or " " for PIs</text:p>
      <text:p text:style-name="P1"/>
      <text:p text:style-name="P1">'add, open or activate an Excel workbook (and session)</text:p>
      <text:p text:style-name="P1">Dim mywb As Workbook</text:p>
      <text:p text:style-name="P1">Dim wbpath As String</text:p>
      <text:p text:style-name="P1">Dim wbname As String</text:p>
      <text:p text:style-name="P1">wbpath = "C:\Users\t740698\Desktop\"</text:p>
      <text:p text:style-name="P1">wbname = "SmC_Download" &amp; "_" &amp; VBA.DateTime.Day(Now()) &amp; "_" &amp; _</text:p>
      <text:p text:style-name="P1"><text:s text:c="8"/>VBA.DateTime.Month(Now()) &amp; "_" &amp; VBA.DateTime.Year(Now()) &amp; ".xlsb"</text:p>
      <text:p text:style-name="P1">'wbname = "SmC_Download.xlsb"</text:p>
      <text:p text:style-name="P1">Call z_WorkbookNewOrOpenOrActivate(wbname, wbpath, mywb)</text:p>
      <text:p text:style-name="P1">Application.Wait (Now + TimeValue("0:00:03"))</text:p>
      <text:p text:style-name="P1"/>
      <text:p text:style-name="P1">'move and resize excel session</text:p>
      <text:p text:style-name="P1">Call z_ExcelSessionWindowNormal(mywb)</text:p>
      <text:p text:style-name="P1">Call z_ExcelSessionWindowMoveAndResize(mywb, "0", "0", "700", "600")</text:p>
      <text:p text:style-name="P1">Application.Wait (Now + TimeValue("0:00:03"))</text:p>
      <text:p text:style-name="P1"/>
      <text:p text:style-name="P1">'minimize all Excel workbooks within the Excel session</text:p>
      <text:p text:style-name="P1">Call z_ExcelWorkbookWindowMinimizeAll(mywb)</text:p>
      <text:p text:style-name="P1"/>
      <text:p text:style-name="P1">'minimize excel session</text:p>
      <text:p text:style-name="P1">'Dim MyXLhWnd As Long</text:p>
      <text:p text:style-name="P1">'MyXLhWnd = FindWindow("XLMAIN", vbNullString)</text:p>
      <text:p text:style-name="P1">'retVal = ShowWindow(hwnd, SW_MINIMIZED)</text:p>
      <text:p text:style-name="P1">Call z_ExcelSessionWindowMinimized(mywb)</text:p>
      <text:p text:style-name="P1">Application.Wait (Now + TimeValue("0:00:03"))</text:p>
      <text:p text:style-name="P1"/>
      <text:p text:style-name="P1">'prepare the SmC window in an IE object</text:p>
      <text:p text:style-name="P1">'IE object declaration</text:p>
      <text:p text:style-name="P1">Dim myIE As SHDocVw.InternetExplorer</text:p>
      <text:p text:style-name="P1">Const myPageTitle As String = "SmartChoice"</text:p>
      <text:p text:style-name="P1">Dim SmC_System As String</text:p>
      <text:p text:style-name="P1">Dim myPageURL As String</text:p>
      <text:p text:style-name="P1"/>
      <text:p text:style-name="P1">'chose a SmC system</text:p>
      <text:p text:style-name="P1">SmC_System = "Prod"</text:p>
      <text:p text:style-name="P1">If SmC_System = "Prod" Then</text:p>
      <text:p text:style-name="P1"><text:s text:c="4"/>myPageURL = _</text:p>
      <text:p text:style-name="P1"><text:s text:c="4"/>"http://opxscp.eame.syngenta.org/PROD/OPX2/frgolappschp01.eame.syngenta.org:8401/HOME?dispatched=http://opxscp.eame.syngenta.org/PROD/OPX2/15.141.4.50:8100/"</text:p>
      <text:p text:style-name="P1">Else</text:p>
      <text:p text:style-name="P1"><text:s text:c="4"/>myPageURL = _</text:p>
      <text:p text:style-name="P1"><text:s text:c="4"/>"http://opxscs.eame.syngenta.org/STAGE/OPX2/frgolappschs02.eame.syngenta.org:8404/HOME?dispatched=http://opxscs.eame.syngenta.org/STAGE/OPX2/15.141.4.48:8100/"</text:p>
      <text:p text:style-name="P1">End If</text:p>
      <text:p text:style-name="P1"/>
      <text:p text:style-name="P1">'IE object instantiation</text:p>
      <text:p text:style-name="P1">Set myIE = IE_Preparation(myPageTitle, myPageURL)</text:p>
      <text:p text:style-name="P1">Application.Wait (Now + TimeValue("0:00:01"))</text:p>
      <text:p text:style-name="P1"/>
      <text:p text:style-name="P1"><text:soft-page-break/>'get the IE handle</text:p>
      <text:p text:style-name="P1">Dim My_IE_hWnd As Long</text:p>
      <text:p text:style-name="P1">My_IE_hWnd = myIE.hwnd</text:p>
      <text:p text:style-name="P1"/>
      <text:p text:style-name="P1">'show or restore IE depending on its current state</text:p>
      <text:p text:style-name="P1">If IsIconic(My_IE_hWnd) Then</text:p>
      <text:p text:style-name="P1"><text:s text:c="4"/>Call ShowWindow(My_IE_hWnd, SW_RESTORE)</text:p>
      <text:p text:style-name="P1">Else</text:p>
      <text:p text:style-name="P1"><text:s text:c="4"/>Call ShowWindow(My_IE_hWnd, SW_SHOW)</text:p>
      <text:p text:style-name="P1">End If</text:p>
      <text:p text:style-name="P1"/>
      <text:p text:style-name="P1">'bring SmC IE to the foreground</text:p>
      <text:p text:style-name="P1">SetForegroundWindow My_IE_hWnd</text:p>
      <text:p text:style-name="P1">Application.Wait (Now + TimeValue("0:00:01"))</text:p>
      <text:p text:style-name="P1"/>
      <text:p text:style-name="P1">'IE 7 make sure you have only one tab open!!!</text:p>
      <text:p text:style-name="P1">'or find a solution to toggle between the tabs (send key Ctrl+Tab) until you found the SmC</text:p>
      <text:p text:style-name="P1"/>
      <text:p text:style-name="P1">'wait for SmC to start up</text:p>
      <text:p text:style-name="P1">Application.Wait (Now + TimeValue("0:00:15"))</text:p>
      <text:p text:style-name="P1"/>
      <text:p text:style-name="P1">'communicate with SmC</text:p>
      <text:p text:style-name="P1">'---------------------</text:p>
      <text:p text:style-name="P1">Dim MyActuelPos As POINTAPI</text:p>
      <text:p text:style-name="P1">Dim myTargetPos As POINTAPI</text:p>
      <text:p text:style-name="P1">Dim Target_X, Target_Y As Long</text:p>
      <text:p text:style-name="P1">Dim Actuel_X, Actuel_Y As Long</text:p>
      <text:p text:style-name="P1"/>
      <text:p text:style-name="P1">'Open the module button</text:p>
      <text:p text:style-name="P1">Target_X0 = 21 '(calibrate here)</text:p>
      <text:p text:style-name="P1">Target_Y0 = 138 '(calibrate here)</text:p>
      <text:p text:style-name="P1">SetCursorPos Target_X0, Target_Y0</text:p>
      <text:p text:style-name="P1">Application.Wait (Now + TimeValue("0:00:01"))</text:p>
      <text:p text:style-name="P1">'send mouse click</text:p>
      <text:p text:style-name="P1">SendMouseClick (MOUSE_LEFT)</text:p>
      <text:p text:style-name="P1">Application.Wait (Now + TimeValue("0:00:01"))</text:p>
      <text:p text:style-name="P1"/>
      <text:p text:style-name="P1">'Choose the module project</text:p>
      <text:p text:style-name="P1">'new position</text:p>
      <text:p text:style-name="P1">Target_X = Target_X0</text:p>
      <text:p text:style-name="P1">Target_Y = Target_Y0 + 57</text:p>
      <text:p text:style-name="P1">SetCursorPos Target_X, Target_Y</text:p>
      <text:p text:style-name="P1">Application.Wait (Now + TimeValue("0:00:01"))</text:p>
      <text:p text:style-name="P1">'send mouse click</text:p>
      <text:p text:style-name="P1">SendMouseClick (MOUSE_LEFT)</text:p>
      <text:p text:style-name="P1">Application.Wait (Now + TimeValue("0:00:15"))</text:p>
      <text:p text:style-name="P1"/>
      <text:p text:style-name="P1">'loop over all virtual portfolios</text:p>
      <text:p text:style-name="P1">Dim VirtualPortfolio_DropdownPos As Variant</text:p>
      <text:p text:style-name="P1">VirtualPortfolio_DropdownPos = Array(79, 95) ',111, 127, 143, 159)</text:p>
      <text:p text:style-name="P1"/>
      <text:p text:style-name="P1"/>
      <text:p text:style-name="P1">For VirtualPortfolio_DropdownPos_Iter = LBound(VirtualPortfolio_DropdownPos) To _</text:p>
      <text:p text:style-name="P1"><text:soft-page-break/><text:s text:c="8"/>UBound(VirtualPortfolio_DropdownPos)</text:p>
      <text:p text:style-name="P1"><text:s text:c="4"/></text:p>
      <text:p text:style-name="P1"><text:s text:c="4"/>'show or restore IE depending</text:p>
      <text:p text:style-name="P1"><text:s text:c="4"/>If IsIconic(MyIEhWnd) Then</text:p>
      <text:p text:style-name="P1"><text:s text:c="8"/>Call ShowWindow(My_IE_hWnd, SW_RESTORE)</text:p>
      <text:p text:style-name="P1"><text:s text:c="4"/>Else</text:p>
      <text:p text:style-name="P1"><text:s text:c="8"/>Call ShowWindow(My_IE_hWnd, SW_SHOW)</text:p>
      <text:p text:style-name="P1"><text:s text:c="4"/>End If</text:p>
      <text:p text:style-name="P1"/>
      <text:p text:style-name="P1"><text:s text:c="4"/>'bring SmC IE to the foreground</text:p>
      <text:p text:style-name="P1"><text:s text:c="4"/>Call SetForegroundWindow(My_IE_hWnd)</text:p>
      <text:p text:style-name="P1"/>
      <text:p text:style-name="P1"><text:s text:c="4"/>'Open the virtual portfolio dropdown</text:p>
      <text:p text:style-name="P1"><text:s text:c="4"/>'new position</text:p>
      <text:p text:style-name="P1"><text:s text:c="4"/>Target_X = Target_X0 + 550</text:p>
      <text:p text:style-name="P1"><text:s text:c="4"/>Target_Y = Target_Y0 + 62</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01"))</text:p>
      <text:p text:style-name="P1"/>
      <text:p text:style-name="P1"><text:s text:c="4"/>'Choose a virtual portfolio</text:p>
      <text:p text:style-name="P1"><text:s text:c="4"/>'new position</text:p>
      <text:p text:style-name="P1"><text:s text:c="4"/>Target_X = Target_X0 + 420</text:p>
      <text:p text:style-name="P1"><text:s text:c="4"/>Target_Y = Target_Y0 + VirtualPortfolio_DropdownPos(VirtualPortfolio_DropdownPos_Iter)</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10"))</text:p>
      <text:p text:style-name="P1"/>
      <text:p text:style-name="P1"><text:s text:c="4"/>'Click the select all button</text:p>
      <text:p text:style-name="P1"><text:s text:c="4"/>'new position</text:p>
      <text:p text:style-name="P1"><text:s text:c="4"/>Target_X = Target_X0</text:p>
      <text:p text:style-name="P1"><text:s text:c="4"/>Target_Y = Target_Y0 + 150</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01"))</text:p>
      <text:p text:style-name="P1"><text:s text:c="4"/>'wait SmC to select the projects</text:p>
      <text:p text:style-name="P1"><text:s text:c="4"/>Application.Wait (Now + TimeValue("0:00:10"))</text:p>
      <text:p text:style-name="P1"/>
      <text:p text:style-name="P1"><text:s text:c="4"/>'open the activities or not depending on the requested report</text:p>
      <text:p text:style-name="P1"><text:s text:c="4"/>If SmC_Report = "Activity" Then</text:p>
      <text:p text:style-name="P1"><text:s text:c="8"/>'click open</text:p>
      <text:p text:style-name="P1"><text:s text:c="8"/></text:p>
      <text:p text:style-name="P1"><text:s text:c="8"/>'click the style</text:p>
      <text:p text:style-name="P1"><text:s text:c="8"/></text:p>
      <text:p text:style-name="P1"><text:s text:c="8"/>'</text:p>
      <text:p text:style-name="P1"><text:s text:c="4"/>Else</text:p>
      <text:p text:style-name="P1"><text:s text:c="8"/>'do nothing</text:p>
      <text:p text:style-name="P1"><text:soft-page-break/><text:s text:c="4"/>End If</text:p>
      <text:p text:style-name="P1"><text:s text:c="4"/></text:p>
      <text:p text:style-name="P1"><text:s text:c="4"/>'click the download into excel button</text:p>
      <text:p text:style-name="P1"><text:s text:c="4"/>'new position</text:p>
      <text:p text:style-name="P1"><text:s text:c="4"/>Target_X = Target_X0 + 1019</text:p>
      <text:p text:style-name="P1"><text:s text:c="4"/>Target_Y = Target_Y0</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text:p>
      <text:p text:style-name="P1"><text:s text:c="4"/>Application.Wait (Now + TimeValue("0:00:03"))</text:p>
      <text:p text:style-name="P1"><text:s text:c="4"/></text:p>
      <text:p text:style-name="P1"><text:s text:c="4"/>'Minimize SmC IE</text:p>
      <text:p text:style-name="P1"><text:s text:c="4"/>'Call ShowWindow(My_IE_hWnd, SW_MINIMIZE)</text:p>
      <text:p text:style-name="P1"><text:s text:c="4"/>'Application.Wait (Now + TimeValue("0:00:01"))</text:p>
      <text:p text:style-name="P1"/>
      <text:p text:style-name="P1"><text:s text:c="4"/>'Make Prozess "File Download" active !!!!!!</text:p>
      <text:p text:style-name="P1"><text:s text:c="4"/>'Dim strWindowTitle As String</text:p>
      <text:p text:style-name="P1"><text:s text:c="4"/>'strWindowTitle = "File Download"</text:p>
      <text:p text:style-name="P1"><text:s text:c="4"/>'Dim My_IE_XL_Download_hWnd As Long</text:p>
      <text:p text:style-name="P1"><text:s text:c="4"/>'My_IE_XL_Download_hWnd = FindWindowHandle(strWindowTitle)</text:p>
      <text:p text:style-name="P1"><text:s text:c="4"/>''if the window could be found</text:p>
      <text:p text:style-name="P1"><text:s text:c="4"/>'If My_IE_XL_Download_hWnd &lt;&gt; 0 Then</text:p>
      <text:p text:style-name="P1"><text:s text:c="4"/>' <text:s text:c="3"/>'bring to the foreground</text:p>
      <text:p text:style-name="P1"><text:s text:c="4"/>' <text:s text:c="3"/>Call SetForegroundWindow(My_IE_XL_Download_hWnd)</text:p>
      <text:p text:style-name="P1"><text:s text:c="4"/>' <text:s text:c="3"/>Application.Wait (Now + TimeValue("0:00:03"))</text:p>
      <text:p text:style-name="P1"><text:s text:c="4"/>'End If</text:p>
      <text:p text:style-name="P1"><text:s text:c="4"/></text:p>
      <text:p text:style-name="P1"><text:s text:c="4"/>'Click the open button in the IE msgbox</text:p>
      <text:p text:style-name="P1"><text:s text:c="4"/>'If My_IE_XL_Download_hWnd &lt;&gt; 0 Then</text:p>
      <text:p text:style-name="P1"><text:s text:c="4"/>' <text:s text:c="3"/>'new position</text:p>
      <text:p text:style-name="P1"><text:s text:c="4"/>' <text:s text:c="3"/>Target_X = Target_X0 + 586</text:p>
      <text:p text:style-name="Standard"><text:span text:style-name="T1"><text:s text:c="4"/></text:span><text:span text:style-name="T2">' <text:s text:c="3"/>Target_Y = Target_Y0 + 372</text:span></text:p>
      <text:p text:style-name="Standard"><text:span text:style-name="T2"><text:s text:c="4"/></text:span><text:span text:style-name="T1">' <text:s text:c="3"/>SetCursorPos Target_X, Target_Y</text:span></text:p>
      <text:p text:style-name="P1"><text:s text:c="4"/>' <text:s text:c="3"/>Application.Wait (Now + TimeValue("0:00:01"))</text:p>
      <text:p text:style-name="P1"><text:s text:c="4"/>' <text:s text:c="3"/>'send keyboard Alt+O</text:p>
      <text:p text:style-name="P1"><text:s text:c="4"/>' <text:s text:c="3"/>'Call z_SetForegroundWindow2(My_IE_XL_Download_hWnd)</text:p>
      <text:p text:style-name="P1"><text:s text:c="4"/>' <text:s text:c="3"/>'Call Key_Alt_O</text:p>
      <text:p text:style-name="P1"><text:s text:c="4"/>' <text:s text:c="3"/>'send mouse click</text:p>
      <text:p text:style-name="P1"><text:s text:c="4"/>' <text:s text:c="3"/>SendMouseClick (MOUSE_LEFT)</text:p>
      <text:p text:style-name="P1"><text:s text:c="4"/>' <text:s text:c="3"/>Application.Wait (Now + TimeValue("0:00:03"))</text:p>
      <text:p text:style-name="P1"><text:s text:c="4"/>'End If</text:p>
      <text:p text:style-name="P1"><text:s text:c="5"/></text:p>
      <text:p text:style-name="P1"><text:s text:c="4"/>'minimize IE that prepares the download</text:p>
      <text:p text:style-name="P1"><text:s text:c="4"/>'strWindowTitle = "Windows Internet Explorer provided by Syngenta"</text:p>
      <text:p text:style-name="P1"><text:s text:c="4"/>Dim My_IE_XL_hWnd As Long</text:p>
      <text:p text:style-name="P1"><text:s text:c="4"/>'My_IE_XL_hWnd = FindWindowHandle(strWindowTitle)</text:p>
      <text:p text:style-name="P1"><text:s text:c="4"/>'If My_IE_XL_hWnd &lt;&gt; 0 Then</text:p>
      <text:p text:style-name="P1"><text:s text:c="4"/>' <text:s text:c="3"/>Call ShowWindow(My_IE_XL_hWnd, SW_MINIMIZE)</text:p>
      <text:p text:style-name="P1"><text:s text:c="4"/>' <text:s text:c="3"/>Application.Wait (Now + TimeValue("0:00:03"))</text:p>
      <text:p text:style-name="P1"><text:s text:c="4"/>'End If</text:p>
      <text:p text:style-name="P1"><text:s text:c="4"/></text:p>
      <text:p text:style-name="P1"><text:soft-page-break/><text:s text:c="4"/>'make excel active</text:p>
      <text:p text:style-name="P1"><text:s text:c="4"/>Call z_ExcelSessionWindowNormal(mywb)</text:p>
      <text:p text:style-name="P1"><text:s text:c="4"/>Application.Wait (Now + TimeValue("0:00:03"))</text:p>
      <text:p text:style-name="P1"><text:s text:c="4"/></text:p>
      <text:p text:style-name="P1"><text:s text:c="4"/>'if there pops up a msgbox click ok</text:p>
      <text:p text:style-name="P1"><text:s text:c="4"/>Target_X = Target_X0 + 567</text:p>
      <text:p text:style-name="P1"><text:s text:c="4"/>Target_Y = Target_Y0 + 552</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05"))</text:p>
      <text:p text:style-name="P1"><text:s text:c="4"/></text:p>
      <text:p text:style-name="P1"><text:s text:c="4"/>'minimize all Excel workbooks within the Excel session</text:p>
      <text:p text:style-name="P1"><text:s text:c="4"/>Call z_ExcelWorkbookWindowMinimizeAll(mywb)</text:p>
      <text:p text:style-name="P1"><text:s text:c="4"/>Application.Wait (Now + TimeValue("0:00:01"))</text:p>
      <text:p text:style-name="P1"><text:s text:c="4"/></text:p>
      <text:p text:style-name="P1"><text:s text:c="4"/>'minimize excel</text:p>
      <text:p text:style-name="P1"><text:s text:c="4"/>Call z_ExcelSessionWindowMinimized(mywb)</text:p>
      <text:p text:style-name="P1"><text:s text:c="4"/>Application.Wait (Now + TimeValue("0:00:01"))</text:p>
      <text:p text:style-name="P1"><text:s text:c="4"/></text:p>
      <text:p text:style-name="P1"><text:s text:c="4"/>'If IE download fails, close IE</text:p>
      <text:p text:style-name="P1"><text:s text:c="4"/>strWindowTitle = "Internet Explorer cannot display the webpage - Windows Internet Explorer provided by Syngenta"</text:p>
      <text:p text:style-name="P1"><text:s text:c="4"/>Dim My_IE_XL_Error_hWnd As Long</text:p>
      <text:p text:style-name="P1"><text:s text:c="4"/>My_IE_XL_Error_hWnd = FindWindowHandle(strWindowTitle)</text:p>
      <text:p text:style-name="P1"><text:s text:c="4"/>Call z_CloseIE2(My_IE_XL_Error_hWnd)</text:p>
      <text:p text:style-name="P1"><text:s text:c="4"/>Application.Wait (Now + TimeValue("0:00:01"))</text:p>
      <text:p text:style-name="P1"/>
      <text:p text:style-name="P1">Stop</text:p>
      <text:p text:style-name="P1">Next VirtualPortfolio_DropdownPos_Iter</text:p>
      <text:p text:style-name="P1">Stop</text:p>
      <text:p text:style-name="P1">End Sub</text:p>
      <text:p text:style-name="P1"/>
      <text:p text:style-name="P1">Sub determineMousePos()</text:p>
      <text:p text:style-name="P1">Dim MyActuelPos As POINTAPI</text:p>
      <text:p text:style-name="P1">Dim myTargetPos As POINTAPI</text:p>
      <text:p text:style-name="P1">Dim Target_X, Target_Y As Long</text:p>
      <text:p text:style-name="P1">Dim Actuel_X, Actuel_Y As Long</text:p>
      <text:p text:style-name="P1">'aktuelle pos abfragen</text:p>
      <text:p text:style-name="P1">'If necessary change to VBA with ALT-Tab and start with F5 or F8</text:p>
      <text:p text:style-name="P2">Do While 1</text:p>
      <text:p text:style-name="P2">GetCursorPos MyActuelPos</text:p>
      <text:p text:style-name="P2">Actuel_X = MyActuelPos.x</text:p>
      <text:p text:style-name="P2">Actuel_Y = MyActuelPos.y</text:p>
      <text:p text:style-name="P2">Debug.Print Actuel_X &amp; " <text:s text:c="2"/>" &amp; Actuel_Y</text:p>
      <text:p text:style-name="P1">Stop</text:p>
      <text:p text:style-name="P1">Loop</text:p>
      <text:p text:style-name="P1">End Sub</text:p>
      <text:p text:style-name="P1"/>
      <text:p text:style-name="P1"/>
      <text:p text:style-name="P1">Function Key_Alt_O()</text:p>
      <text:p text:style-name="P1">'http://www.unet.univie.ac.at/~a7425519/programme/hex2dez.htm</text:p>
      <text:p text:style-name="P1"><text:soft-page-break/>Const VK_MENU = 18 '0x12</text:p>
      <text:p text:style-name="P1">Const VK_O = 79 '0x4F</text:p>
      <text:p text:style-name="P1"><text:s text:c="4"/>'WinKey down</text:p>
      <text:p text:style-name="P1"><text:s text:c="4"/>keybd_event VK_MENU, 0, 0, 0</text:p>
      <text:p text:style-name="P1"><text:s text:c="4"/>'F key down</text:p>
      <text:p text:style-name="P1"><text:s text:c="4"/>keybd_event VK_O, 0, 0, 0</text:p>
      <text:p text:style-name="P1"><text:s text:c="4"/>'M key up</text:p>
      <text:p text:style-name="P1"><text:s text:c="4"/>keybd_event VK_O, 0, KEYEVENTF_KEYUP, 0</text:p>
      <text:p text:style-name="P1"><text:s text:c="4"/>'WinKey up</text:p>
      <text:p text:style-name="P1"><text:s text:c="4"/>keybd_event VK_MENU, 0, KEYEVENTF_KEYUP, 0</text:p>
      <text:p text:style-name="P1">End Function</text:p>
      <text:p text:style-name="P1"/>
      <text:p text:style-name="P1"/>
      <text:p text:style-name="P1"/>
      <text:p text:style-name="P1">'------------Mouse</text:p>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keyobard</text:p>
      <text:p text:style-name="P1">Private Declare Sub keybd_event Lib "user32.dll" (ByVal bVk As Byte, ByVal bScan As Byte, ByVal dwFlags As Long, _</text:p>
      <text:p text:style-name="P1">ByVal dwExtraInfo As Long)</text:p>
      <text:p text:style-name="P1"/>
      <text:p text:style-name="P1">Const VK_STARTKEY = &amp;H5B</text:p>
      <text:p text:style-name="P1">Const VK_M = 77</text:p>
      <text:p text:style-name="P1">Const KEYEVENTF_KEYUP = &amp;H2</text:p>
      <text:p text:style-name="P1"/>
      <text:p text:style-name="P1">'------------Window</text:p>
      <text:p text:style-name="P1">Private Declare Function PostMessage Lib "user32" _</text:p>
      <text:p text:style-name="P1"><text:s text:c="9"/>Alias "PostMessageA" _</text:p>
      <text:p text:style-name="P1"><text:s text:c="9"/>(ByVal hwnd As Long, _</text:p>
      <text:p text:style-name="P1"><text:s text:c="9"/>ByVal wMsg As Long, _</text:p>
      <text:p text:style-name="P1"><text:soft-page-break/><text:s text:c="9"/>ByVal wParam As Long, _</text:p>
      <text:p text:style-name="P1"><text:s text:c="9"/>ByVal lParam As Long) As Long</text:p>
      <text:p text:style-name="P1"><text:s text:c="9"/></text:p>
      <text:p text:style-name="P1">Private Const WM_CLOSE = &amp;H10</text:p>
      <text:p text:style-name="P1"/>
      <text:p text:style-name="P1">Declare Function MoveWindow Lib "user32.dll" ( _</text:p>
      <text:p text:style-name="P1"><text:s text:c="4"/>ByVal hwnd As Long, _</text:p>
      <text:p text:style-name="P1"><text:s text:c="4"/>ByVal x As Long, _</text:p>
      <text:p text:style-name="P1"><text:s text:c="4"/>ByVal y As Long, _</text:p>
      <text:p text:style-name="P1"><text:s text:c="4"/>ByVal nWidth As Long, _</text:p>
      <text:p text:style-name="P1"><text:s text:c="4"/>ByVal nHeight As Long, _</text:p>
      <text:p text:style-name="P1"><text:s text:c="4"/>ByVal bRepaint As Long) As Long</text:p>
      <text:p text:style-name="P1"><text:s text:c="4"/></text:p>
      <text:p text:style-name="P1">Private Declare Function FindWindow Lib "user32" _</text:p>
      <text:p text:style-name="P1"><text:s text:c="4"/>Alias "FindWindowA" ( _</text:p>
      <text:p text:style-name="P1"><text:s text:c="4"/>ByVal lpClassName As String, _</text:p>
      <text:p text:style-name="P1"><text:s text:c="4"/>ByVal lpWindowName As String) As Long</text:p>
      <text:p text:style-name="P1"><text:s text:c="4"/></text:p>
      <text:p text:style-name="P1">' Module Name: ModFindWindowLike</text:p>
      <text:p text:style-name="P1">' (c) 2005 Wayne Phillips (http://www.everythingaccess.com)</text:p>
      <text:p text:style-name="P1">' Written 02/06/2005</text:p>
      <text:p text:style-name="P1"><text:s text:c="20"/></text:p>
      <text:p text:style-name="P1">Private Declare Function EnumWindows Lib "user32" _</text:p>
      <text:p text:style-name="P1"><text:s text:c="3"/>(ByVal lpEnumFunc As Long, _</text:p>
      <text:p text:style-name="P1"><text:s text:c="4"/>ByVal lParam As Long) As Long</text:p>
      <text:p text:style-name="P1"/>
      <text:p text:style-name="P1">Private Declare Function GetWindowText Lib "user32" _</text:p>
      <text:p text:style-name="P1"><text:s text:c="4"/>Alias "GetWindowTextA" _</text:p>
      <text:p text:style-name="P1"><text:s text:c="3"/>(ByVal hwnd As Long, _</text:p>
      <text:p text:style-name="P1"><text:s text:c="4"/>ByVal lpString As String, _</text:p>
      <text:p text:style-name="P1"><text:s text:c="4"/>ByVal cch As Long) As Long</text:p>
      <text:p text:style-name="P1"/>
      <text:p text:style-name="P1">'Custom structure for passing in the parameters in/out of the hook enumeration function</text:p>
      <text:p text:style-name="P1">'Could use global variables instead, but this is nicer.</text:p>
      <text:p text:style-name="P1">Private Type FindWindowParameters</text:p>
      <text:p text:style-name="P1"/>
      <text:p text:style-name="P1"><text:s text:c="4"/>strTitle As String <text:s/>'INPUT</text:p>
      <text:p text:style-name="P1"><text:s text:c="4"/>hwnd As Long <text:s text:c="7"/>'OUTPUT</text:p>
      <text:p text:style-name="P1"/>
      <text:p text:style-name="P1">End Type</text:p>
      <text:p text:style-name="P1"/>
      <text:p text:style-name="P1">' Module Name: Modz_SetForegroundWindow</text:p>
      <text:p text:style-name="P1">' (c) 2005 Wayne Phillips (http://www.everythingaccess.com)</text:p>
      <text:p text:style-name="P1">' Written 02/06/2005</text:p>
      <text:p text:style-name="P1"/>
      <text:p text:style-name="P1">Private Declare Function SetForegroundWindow Lib "user32" _</text:p>
      <text:p text:style-name="P1"><text:s text:c="4"/>(ByVal hwnd As Long) As Long</text:p>
      <text:p text:style-name="P1"><text:s text:c="4"/></text:p>
      <text:p text:style-name="P1"><text:s text:c="5"/></text:p>
      <text:p text:style-name="P1">Private Declare Function GetWindowThreadProcessId Lib "user32" _</text:p>
      <text:p text:style-name="P1"><text:s text:c="4"/>(ByVal hwnd As Long, _</text:p>
      <text:p text:style-name="P1"><text:s text:c="5"/>lpdwProcessId As Long) As Long</text:p>
      <text:p text:style-name="P1"><text:s text:c="5"/></text:p>
      <text:p text:style-name="P1"><text:soft-page-break/>Private Declare Function IsIconic Lib "user32" _</text:p>
      <text:p text:style-name="P1"><text:s text:c="4"/>(ByVal hwnd As Long) As Long</text:p>
      <text:p text:style-name="P1"><text:s text:c="4"/></text:p>
      <text:p text:style-name="P1">Private Declare Function ShowWindow Lib "user32" _</text:p>
      <text:p text:style-name="P1"><text:s text:c="4"/>(ByVal hwnd As Long, _</text:p>
      <text:p text:style-name="P1"><text:s text:c="5"/>ByVal nCmdShow As Long) As Long</text:p>
      <text:p text:style-name="P1"><text:s text:c="5"/></text:p>
      <text:p text:style-name="P1">Private Declare Function AttachThreadInput Lib "user32" _</text:p>
      <text:p text:style-name="P1"><text:s text:c="4"/>(ByVal idAttach As Long, _</text:p>
      <text:p text:style-name="P1"><text:s text:c="5"/>ByVal idAttachTo As Long, _</text:p>
      <text:p text:style-name="P1"><text:s text:c="5"/>ByVal fAttach As Long) As Long</text:p>
      <text:p text:style-name="P1"><text:s text:c="5"/></text:p>
      <text:p text:style-name="P1">Private Declare Function GetForegroundWindow Lib "user32" _</text:p>
      <text:p text:style-name="P1"><text:s text:c="4"/>() As Long</text:p>
      <text:p text:style-name="P1"><text:s text:c="4"/></text:p>
      <text:p text:style-name="P1">Private Const SW_RESTORE = 9</text:p>
      <text:p text:style-name="Standard">Private Const SW_SHOW = 5</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 benötigte API-Deklarationen</text:p>
      <text:p text:style-name="P1"><text:s/></text:p>
      <text:p text:style-name="P1">Private Declare Function GetWindowTextLength Lib "user32" _</text:p>
      <text:p text:style-name="P1"><text:s text:c="2"/>Alias "GetWindowTextLengthA" ( _</text:p>
      <text:p text:style-name="P1"><text:s text:c="2"/>ByVal hwnd As Long) As Long</text:p>
      <text:p text:style-name="P1"><text:s/></text:p>
      <text:p text:style-name="P1"/>
      <text:p text:style-name="P1"><text:s/></text:p>
      <text:p text:style-name="P1">Private Declare Function GetWindow Lib "user32" ( _</text:p>
      <text:p text:style-name="P1"><text:s text:c="2"/>ByVal hwnd As Long, _</text:p>
      <text:p text:style-name="P1"><text:s text:c="2"/>ByVal wCmd As Long) As Long</text:p>
      <text:p text:style-name="P1"><text:s/></text:p>
      <text:p text:style-name="P1">Private Const GW_HWNDNEXT = 2</text:p>
      <text:p text:style-name="P1"/>
      <text:p text:style-name="P1"/>
      <text:p text:style-name="P1"/>
      <text:p text:style-name="P1">'------------Mouse</text:p>
      <text:p text:style-name="Standard">'Die nachfolgende Prozedur simuliert den gewünschten Mausklick.</text:p>
      <text:p text:style-name="P1">Public Sub SendMouseC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oft-page-break/><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Sub SendMausDoubleClick(ByVal mButton As Long)</text:p>
      <text:p text:style-name="P1">SendMouseClick (mButton)</text:p>
      <text:p text:style-name="P1">SendMouseClick (mButton)</text:p>
      <text:p text:style-name="P1">End Sub</text:p>
      <text:p text:style-name="P1"/>
      <text:p text:style-name="P1"/>
      <text:p text:style-name="P1">'------------keyobard</text:p>
      <text:p text:style-name="P1">Function z_ShowDesktop()</text:p>
      <text:p text:style-name="P1">'Keybord: Windows button + M button shows the desktop</text:p>
      <text:p text:style-name="P1">'Do not test with debug F8 -&gt; VBA Windows hides!!!</text:p>
      <text:p text:style-name="P1">'http://msdn.microsoft.com/en-us/library/ms646304(VS.85).aspx</text:p>
      <text:p text:style-name="P1">'http://msdn.microsoft.com/en-us/library/dd375731(v=VS.85).aspx</text:p>
      <text:p text:style-name="P1"/>
      <text:p text:style-name="P1"><text:s text:c="4"/>'WinKey down</text:p>
      <text:p text:style-name="P1"><text:s text:c="4"/>keybd_event VK_STARTKEY, 0, 0, 0</text:p>
      <text:p text:style-name="P1"><text:s text:c="4"/>'M key down</text:p>
      <text:p text:style-name="P1"><text:s text:c="4"/>keybd_event VK_M, 0, 0, 0</text:p>
      <text:p text:style-name="P1"><text:s text:c="4"/>'M key up</text:p>
      <text:p text:style-name="P1"><text:s text:c="4"/>keybd_event VK_M, 0, KEYEVENTF_KEYUP, 0</text:p>
      <text:p text:style-name="P1"><text:s text:c="4"/>'WinKey up</text:p>
      <text:p text:style-name="P1"><text:s text:c="4"/>keybd_event VK_STARTKEY, 0, KEYEVENTF_KEYUP, 0</text:p>
      <text:p text:style-name="P1"><text:s text:c="4"/></text:p>
      <text:p text:style-name="P1"><text:s text:c="4"/>'do not minimiz form itself</text:p>
      <text:p text:style-name="P1"><text:s text:c="4"/>'Me.WindowState = vbMaximized</text:p>
      <text:p text:style-name="P1"><text:s text:c="4"/>'Me.WindowState = vbNormal[/b]</text:p>
      <text:p text:style-name="P1">End Function</text:p>
      <text:p text:style-name="P1"/>
      <text:p text:style-name="P1"/>
      <text:p text:style-name="Standard">'------------Window</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Public Function FindWindowHandle(ByVal sTitle As String) As Long</text:p>
      <text:p text:style-name="P1"><text:s text:c="2"/>Dim lngHWnd As Long</text:p>
      <text:p text:style-name="P1"><text:s text:c="2"/>Dim sText As String</text:p>
      <text:p text:style-name="P1"><text:s/></text:p>
      <text:p text:style-name="Standard"><text:span text:style-name="T1"><text:s text:c="2"/></text:span>' alle Fenster durchlaufen</text:p>
      <text:p text:style-name="Standard"><text:s text:c="2"/>lngHWnd = FindWindow(vbNullString, vbNullString)</text:p>
      <text:p text:style-name="Standard"><text:s text:c="2"/>Do While lngHWnd &lt;&gt; 0</text:p>
      <text:p text:style-name="Standard"><text:s/></text:p>
      <text:p text:style-name="Standard"><text:soft-page-break/><text:s text:c="4"/>' Fensterttitel ermitteln</text:p>
      <text:p text:style-name="Standard"><text:s text:c="4"/><text:span text:style-name="T1">sText = GetWindowTitle(lngHWnd)</text:span></text:p>
      <text:p text:style-name="P1"><text:s text:c="4"/>Debug.Print lngHWnd &amp; " <text:s text:c="3"/>" &amp; sText</text:p>
      <text:p text:style-name="P1"><text:s text:c="4"/>If Len(sText) &gt; 0 And LCase$(sText) Like LCase$(sTitle) Then</text:p>
      <text:p text:style-name="P1"><text:s text:c="6"/>FindWindowHandle = lngHWnd: Exit Do</text:p>
      <text:p text:style-name="P1"><text:s text:c="4"/>End If</text:p>
      <text:p text:style-name="P1"><text:s/></text:p>
      <text:p text:style-name="Standard"><text:span text:style-name="T1"><text:s text:c="4"/></text:span>' Nächstes Fenster</text:p>
      <text:p text:style-name="Standard"><text:s text:c="4"/>lngHWnd = GetWindow(lngHWnd, GW_HWNDNEXT)</text:p>
      <text:p text:style-name="Standard"><text:s text:c="2"/>Loop</text:p>
      <text:p text:style-name="Standard">End Function</text:p>
      <text:p text:style-name="Standard">' Hilfsfunktion zum Ermitteln des Fenstertitels</text:p>
      <text:p text:style-name="P1">Public Function GetWindowTitle(ByVal hwnd As Long) As String</text:p>
      <text:p text:style-name="P1"><text:s text:c="2"/>Dim lResult As Long</text:p>
      <text:p text:style-name="P1"><text:s text:c="2"/>Dim sTemp As String</text:p>
      <text:p text:style-name="P1"><text:s/></text:p>
      <text:p text:style-name="P1"><text:s text:c="2"/>lResult = GetWindowTextLength(hwnd) + 1</text:p>
      <text:p text:style-name="P1"><text:s text:c="2"/>sTemp = Space(lResult)</text:p>
      <text:p text:style-name="P1"><text:s text:c="2"/>lResult = GetWindowText(hwnd, sTemp, lResult)</text:p>
      <text:p text:style-name="P1"><text:s text:c="2"/>GetWindowTitle = left(sTemp, Len(sTemp) - 1)</text:p>
      <text:p text:style-name="P1">End Function</text:p>
      <text:p text:style-name="P1"/>
      <text:p text:style-name="P1"/>
      <text:p text:style-name="P1">' Module Name: ModFindWindowLike</text:p>
      <text:p text:style-name="P1">' (c) 2005 Wayne Phillips (http://www.everythingaccess.com)</text:p>
      <text:p text:style-name="P1">' Written 02/06/2005</text:p>
      <text:p text:style-name="P1">Public Function FnFindWindowLike(strWindowTitle As String) As Long</text:p>
      <text:p text:style-name="P1"/>
      <text:p text:style-name="P1"><text:s text:c="4"/>'We'll pass a custom structure in as the parameter to store our result...</text:p>
      <text:p text:style-name="P1"><text:s text:c="4"/>Dim Parameters As FindWindowParameters</text:p>
      <text:p text:style-name="P1"><text:s text:c="4"/>Parameters.strTitle = strWindowTitle ' Input parameter</text:p>
      <text:p text:style-name="P1"/>
      <text:p text:style-name="P1"><text:s text:c="4"/>Call EnumWindows(AddressOf EnumWindowProc, VarPtr(Parameters))</text:p>
      <text:p text:style-name="P1"><text:s text:c="4"/></text:p>
      <text:p text:style-name="P1"><text:s text:c="4"/>FnFindWindowLike = Parameters.hwnd</text:p>
      <text:p text:style-name="P1"><text:s text:c="4"/></text:p>
      <text:p text:style-name="P1">End Function</text:p>
      <text:p text:style-name="P1"/>
      <text:p text:style-name="P1">Private Function EnumWindowProc(ByVal hwnd As Long, _</text:p>
      <text:p text:style-name="P1"><text:s text:c="31"/>lParam As FindWindowParameters) As Long</text:p>
      <text:p text:style-name="P1"><text:s text:c="3"/></text:p>
      <text:p text:style-name="P1"><text:s text:c="3"/>Dim strWindowTitle As String</text:p>
      <text:p text:style-name="P1"/>
      <text:p text:style-name="P1"><text:s text:c="3"/>strWindowTitle = Space(260)</text:p>
      <text:p text:style-name="P1"><text:s text:c="3"/>Call GetWindowText(hwnd, strWindowTitle, 260)</text:p>
      <text:p text:style-name="P1"><text:s text:c="3"/>strWindowTitle = TrimNull(strWindowTitle) ' Remove extra null terminator</text:p>
      <text:p text:style-name="P1"><text:s text:c="42"/></text:p>
      <text:p text:style-name="P1"><text:s text:c="3"/>If strWindowTitle Like lParam.strTitle Then</text:p>
      <text:p text:style-name="P1"><text:s text:c="3"/></text:p>
      <text:p text:style-name="P1"><text:s text:c="8"/>lParam.hwnd = hwnd 'Store the result for later.</text:p>
      <text:p text:style-name="P1"><text:s text:c="8"/>EnumWindowProc = 0 'This will stop enumerating more windows</text:p>
      <text:p text:style-name="P1"><text:s text:c="3"/></text:p>
      <text:p text:style-name="P1"><text:s text:c="3"/>Else</text:p>
      <text:p text:style-name="P1"><text:soft-page-break/></text:p>
      <text:p text:style-name="P1"><text:s text:c="8"/>EnumWindowProc = 1</text:p>
      <text:p text:style-name="P1"/>
      <text:p text:style-name="P1"><text:s text:c="3"/>End If</text:p>
      <text:p text:style-name="P1"><text:s text:c="27"/></text:p>
      <text:p text:style-name="P1">End Function</text:p>
      <text:p text:style-name="P1"/>
      <text:p text:style-name="P1"/>
      <text:p text:style-name="P1">' Module Name: ModSetForegroundWindow</text:p>
      <text:p text:style-name="P1">' (c) 2005 Wayne Phillips (http://www.everythingaccess.com)</text:p>
      <text:p text:style-name="P1">' Written 02/06/2005</text:p>
      <text:p text:style-name="P1">Private Function TrimNull(strNullTerminatedString As String)</text:p>
      <text:p text:style-name="P1"/>
      <text:p text:style-name="P1"><text:s text:c="4"/>Dim lngPos As Long</text:p>
      <text:p text:style-name="P1"/>
      <text:p text:style-name="P1"><text:s text:c="4"/>'Remove unnecessary null terminator</text:p>
      <text:p text:style-name="P1"><text:s text:c="4"/>lngPos = InStr(strNullTerminatedString, Chr$(0))</text:p>
      <text:p text:style-name="P1"><text:s text:c="3"/></text:p>
      <text:p text:style-name="P1"><text:s text:c="4"/>If lngPos Then</text:p>
      <text:p text:style-name="P1"><text:s text:c="8"/>TrimNull = left$(strNullTerminatedString, lngPos - 1)</text:p>
      <text:p text:style-name="P1"><text:s text:c="4"/>Else</text:p>
      <text:p text:style-name="P1"><text:s text:c="8"/>TrimNull = strNullTerminatedString</text:p>
      <text:p text:style-name="P1"><text:s text:c="4"/>End If</text:p>
      <text:p text:style-name="P1"><text:s text:c="3"/></text:p>
      <text:p text:style-name="P1">End Function</text:p>
      <text:p text:style-name="P1"/>
      <text:p text:style-name="P1">Public Function z_SetForegroundWindow(strWindowTitle As String) As Boolean</text:p>
      <text:p text:style-name="P1"><text:s text:c="4"/>Dim MyAppHWnd As Long</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MyAppHWnd = FnFindWindowLike(strWindowTitle)</text:p>
      <text:p text:style-name="P1"><text:s text:c="4"/>If MyAppHWnd &lt;&gt; 0 Then</text:p>
      <text:p text:style-name="P1"><text:s text:c="8"/>'We've found the application window by the caption</text:p>
      <text:p text:style-name="P1"><text:s text:c="12"/>CurrentForegroundThreadID = GetWindowThreadProcessId(GetForegroundWindow(), ByVal 0&amp;)</text:p>
      <text:p text:style-name="P1"><text:s text:c="12"/>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12"/>Call AttachThreadInput(CurrentForegroundThreadID, NewForegroundThreadID, True)</text:p>
      <text:p text:style-name="P1"><text:s text:c="12"/>lngRetVal = SetForegroundWindow(MyAppHWnd)</text:p>
      <text:p text:style-name="P1"><text:s text:c="12"/>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oft-page-break/><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 = blnSuccessful</text:p>
      <text:p text:style-name="P1">End Function</text:p>
      <text:p text:style-name="P1">Public Function z_SetForegroundWindow2(MyAppHWnd As Long) As Boolean</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If MyAppHWnd &lt;&gt; 0 Then</text:p>
      <text:p text:style-name="P1"><text:s text:c="8"/>'We've found the application window by the caption</text:p>
      <text:p text:style-name="P1"><text:s text:c="8"/>CurrentForegroundThreadID = GetWindowThreadProcessId(GetForegroundWindow(), ByVal 0&amp;)</text:p>
      <text:p text:style-name="P1"><text:s text:c="8"/>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8"/>Call AttachThreadInput(CurrentForegroundThreadID, NewForegroundThreadID, True)</text:p>
      <text:p text:style-name="P1"><text:s text:c="8"/>lngRetVal = SetForegroundWindow(MyAppHWnd)</text:p>
      <text:p text:style-name="P1"><text:s text:c="8"/>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2 = blnSuccessful</text:p>
      <text:p text:style-name="P1">End Function</text:p>
      <text:p text:style-name="P1"/>
      <text:p text:style-name="P1"/>
      <text:p text:style-name="P1">'------------Microsoft Internet Controls (Tools&gt;References: Microsoft Internet Controls)</text:p>
      <text:p text:style-name="P1">'returns new instance of Internet Explorer</text:p>
      <text:p text:style-name="P1">Function GetNewIE() As SHDocVw.InternetExplorer</text:p>
      <text:p text:style-name="P1"><text:s text:c="2"/>'create new IE instance</text:p>
      <text:p text:style-name="P1"><text:s text:c="2"/>Set GetNewIE = New SHDocVw.InternetExplorer</text:p>
      <text:p text:style-name="P1"><text:s text:c="2"/>'start with a blank page</text:p>
      <text:p text:style-name="P1"><text:s text:c="2"/>GetNewIE.Navigate2 "about:Blank"</text:p>
      <text:p text:style-name="P1">End Function</text:p>
      <text:p text:style-name="P1"/>
      <text:p text:style-name="P1"><text:soft-page-break/>'loads a web page and returns True or False depending on</text:p>
      <text:p text:style-name="P1">'whether the page could be loaded or not</text:p>
      <text:p text:style-name="P1">Function LoadWebPage(i_IE As SHDocVw.InternetExplorer, _</text:p>
      <text:p text:style-name="P1"><text:s text:c="21"/>i_URL As String) As Boolean</text:p>
      <text:p text:style-name="P1"><text:s text:c="2"/>With i_IE</text:p>
      <text:p text:style-name="P1"><text:s text:c="4"/>'open page</text:p>
      <text:p text:style-name="P1"><text:s text:c="4"/>.Navigate i_URL</text:p>
      <text:p text:style-name="P1"><text:s text:c="4"/>'wait until IE finished loading the page</text:p>
      <text:p text:style-name="P1"><text:s text:c="4"/>Do While .ReadyState &lt;&gt; READYSTATE_COMPLETE</text:p>
      <text:p text:style-name="P1"><text:s text:c="6"/>Application.Wait Now + TimeValue("0:00:01")</text:p>
      <text:p text:style-name="P1"><text:s text:c="4"/>Loop</text:p>
      <text:p text:style-name="P1"><text:s text:c="4"/>'check if page could be loaded</text:p>
      <text:p text:style-name="P1"><text:s text:c="4"/>If .Document.URL = i_URL Then</text:p>
      <text:p text:style-name="P1"><text:s text:c="6"/>LoadWebPage = True</text:p>
      <text:p text:style-name="P1"><text:s text:c="4"/>End If</text:p>
      <text:p text:style-name="P1"><text:s text:c="2"/>End With</text:p>
      <text:p text:style-name="P1">End Function</text:p>
      <text:p text:style-name="P1"/>
      <text:p text:style-name="P1">'finds an open IE site by checking the URL</text:p>
      <text:p text:style-name="P1">Function GetOpenIEByURL(ByVal i_URL As String) _</text:p>
      <text:p text:style-name="P1"><text:s text:c="8"/>As SHDocVw.InternetExplorer</text:p>
      <text:p text:style-name="P1"/>
      <text:p text:style-name="P1">Dim objShellWindows As New SHDocVw.ShellWindows</text:p>
      <text:p text:style-name="P1"/>
      <text:p text:style-name="P1"><text:s text:c="2"/>'ignore errors when accessing the document property</text:p>
      <text:p text:style-name="P1"><text:s text:c="2"/>On Error Resume Next</text:p>
      <text:p text:style-name="P1"><text:s text:c="2"/>'loop over all Shell-Windows</text:p>
      <text:p text:style-name="P1"><text:s text:c="2"/>For Each GetOpenIEByURL In objShellWindows</text:p>
      <text:p text:style-name="P1"><text:s text:c="4"/>'if the document is of type HTMLDocument, it is an IE window</text:p>
      <text:p text:style-name="P1"><text:s text:c="4"/>If TypeName(GetOpenIEByURL.Document) = "HTMLDocument" Then</text:p>
      <text:p text:style-name="P1"><text:s text:c="6"/>'check the URL</text:p>
      <text:p text:style-name="P1"><text:s text:c="6"/>If GetOpenIEByURL.Document.URL = i_URL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inds an open IE site by checking the title</text:p>
      <text:p text:style-name="P1">Function GetOpenIEByTitle(i_Title As String, _</text:p>
      <text:p text:style-name="P1"><text:s text:c="26"/>Optional ByVal i_ExactMatch As Boolean = True) _</text:p>
      <text:p text:style-name="P1"><text:s text:c="26"/>As SHDocVw.InternetExplorer</text:p>
      <text:p text:style-name="P1"/>
      <text:p text:style-name="P1">Dim objShellWindows As New SHDocVw.ShellWindows</text:p>
      <text:p text:style-name="P1"/>
      <text:p text:style-name="P1">If i_ExactMatch = False Then i_Title = "*" &amp; i_Title &amp; "*"</text:p>
      <text:p text:style-name="P1"><text:s text:c="2"/>'ignore errors when accessing the document property</text:p>
      <text:p text:style-name="P1"><text:s text:c="2"/>On Error Resume Next</text:p>
      <text:p text:style-name="P1"><text:s text:c="2"/>'loop over all Shell-Windows</text:p>
      <text:p text:style-name="P1"><text:s text:c="2"/>For Each GetOpenIEByTitle In objShellWindows</text:p>
      <text:p text:style-name="P1"><text:s text:c="4"/>'if the document is of type HTMLDocument, it is an IE window</text:p>
      <text:p text:style-name="P1"><text:s text:c="4"/>If TypeName(GetOpenIEByTitle.Document) = "HTMLDocument" Then</text:p>
      <text:p text:style-name="P1"><text:soft-page-break/><text:s text:c="6"/>'check the title</text:p>
      <text:p text:style-name="P1"><text:s text:c="6"/>If GetOpenIEByTitle.Document.Title Like i_Title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unction IE_Preparation(myPageTitle As String, myPageURL As String) _</text:p>
      <text:p text:style-name="P1"><text:s text:c="8"/>As SHDocVw.InternetExplorer</text:p>
      <text:p text:style-name="P1"/>
      <text:p text:style-name="P1">'IE object instantiation</text:p>
      <text:p text:style-name="P1">Dim myIE As SHDocVw.InternetExplorer</text:p>
      <text:p text:style-name="P1"/>
      <text:p text:style-name="P1">'check if page is already open</text:p>
      <text:p text:style-name="P1">Set myIE = GetOpenIEByTitle(myPageTitle, False)</text:p>
      <text:p text:style-name="P1"/>
      <text:p text:style-name="P1">'check if page is already open</text:p>
      <text:p text:style-name="P1">Set myIE = GetOpenIEByURL(myPageURL)</text:p>
      <text:p text:style-name="P1"><text:s text:c="2"/></text:p>
      <text:p text:style-name="P1">'if the page is not open then try to open it</text:p>
      <text:p text:style-name="P1">If myIE Is Nothing Then</text:p>
      <text:p text:style-name="P1"><text:s text:c="4"/>'page isn't open yet</text:p>
      <text:p text:style-name="P1"><text:s text:c="4"/>'create new IE instance</text:p>
      <text:p text:style-name="P1"><text:s text:c="4"/>Set myIE = GetNewIE</text:p>
      <text:p text:style-name="P1"><text:s text:c="4"/>'make IE window visible</text:p>
      <text:p text:style-name="P1"><text:s text:c="4"/>myIE.Visible = True</text:p>
      <text:p text:style-name="P1"><text:s text:c="4"/>'IE move and resize</text:p>
      <text:p text:style-name="P1"><text:s text:c="4"/>Call IE_MoveAndResize(myIE, 0, 0, 1200, 900)</text:p>
      <text:p text:style-name="P1"><text:s text:c="4"/>Application.Wait (Now + TimeValue("0:00:05"))</text:p>
      <text:p text:style-name="P1"><text:s text:c="4"/>'load page</text:p>
      <text:p text:style-name="P1"><text:s text:c="4"/>If LoadWebPage(myIE, myPageURL) = False Then</text:p>
      <text:p text:style-name="P1"><text:s text:c="6"/>'page wasn't loaded</text:p>
      <text:p text:style-name="P1"><text:s text:c="6"/>MsgBox "Couldn't open page"</text:p>
      <text:p text:style-name="P1"><text:s text:c="6"/>Exit Function</text:p>
      <text:p text:style-name="P1"><text:s text:c="4"/>End If</text:p>
      <text:p text:style-name="P1">End If</text:p>
      <text:p text:style-name="P1"/>
      <text:p text:style-name="P1">'move and resize the window (do it before you start the URL)</text:p>
      <text:p text:style-name="P1">'Dim nhWnd As Long</text:p>
      <text:p text:style-name="P1">'nhWnd1 = FindWindow(vbNullString, "SmartChoice - Windows Internet Explorer provided by Syngenta")</text:p>
      <text:p text:style-name="P1">'nhWnd1 = myIE.hWnd</text:p>
      <text:p text:style-name="P1">'If nhWnd1 &lt;&gt; 0 Then</text:p>
      <text:p text:style-name="P1">' <text:s text:c="3"/>MoveWindow nhWnd1, 0, 0, 1200, 900, 1</text:p>
      <text:p text:style-name="P1">'End If</text:p>
      <text:p text:style-name="P1"/>
      <text:p text:style-name="P1">Set IE_Preparation = myIE</text:p>
      <text:p text:style-name="P1">End Function</text:p>
      <text:p text:style-name="P1"/>
      <text:p text:style-name="P1">Function IE_MoveAndResize(ByRef IE As SHDocVw.InternetExplorer, _</text:p>
      <text:p text:style-name="P1"><text:s text:c="12"/>top As Variant, left As Variant, _</text:p>
      <text:p text:style-name="P1"><text:soft-page-break/><text:s text:c="12"/>width As Variant, height As Variant)</text:p>
      <text:p text:style-name="P1">'move and resize the window</text:p>
      <text:p text:style-name="P1">Dim nhWnd As Long</text:p>
      <text:p text:style-name="P1">nhWnd = IE.hwnd</text:p>
      <text:p text:style-name="P1">If nhWnd &lt;&gt; 0 Then</text:p>
      <text:p text:style-name="P1"><text:s text:c="4"/>MoveWindow nhWnd, top, left, width, height, 1</text:p>
      <text:p text:style-name="P1">End If</text:p>
      <text:p text:style-name="P1"/>
      <text:p text:style-name="P1">End Function</text:p>
      <text:p text:style-name="P1"/>
      <text:p text:style-name="P1">Function z_CloseIE(strWindowTitle As String)</text:p>
      <text:p text:style-name="P1"><text:s text:c="4"/>Const WM_CLOSE = &amp;H10</text:p>
      <text:p text:style-name="P1"><text:s text:c="4"/>Dim hwnd As Long</text:p>
      <text:p text:style-name="P1"><text:s text:c="4"/>hwnd = FindWindowHandle(strWindowTitle)</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Function z_CloseIE2(hwnd As Long)</text:p>
      <text:p text:style-name="P1"><text:s text:c="4"/>Const WM_CLOSE = &amp;H10</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Public Function z_OpenAndActivateWb(wbname As String, wbpath As String, ByRef Wb As Workbook)</text:p>
      <text:p text:style-name="P1">'Macro generated by Roland.Benz@Syngenta.com (PMEC, Project Management Excellence)</text:p>
      <text:p text:style-name="P1">'Date: 26.9.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Set Wb = Workbooks.Open(wbpath &amp; wbname)</text:p>
      <text:p text:style-name="P1"><text:s text:c="8"/>Wb.Activate</text:p>
      <text:p text:style-name="P1"><text:s text:c="4"/>End If</text:p>
      <text:p text:style-name="P1">End Function</text:p>
      <text:p text:style-name="P1"/>
      <text:p text:style-name="P1"><text:soft-page-break/></text:p>
      <text:p text:style-name="P1">Function z_WorkbookNewOrOpenOrActivate(wbname As String, wbpath As String, ByRef Wb As Workbook)</text:p>
      <text:p text:style-name="P1">'Macro generated by Roland.Benz@Syngenta.com (PMEC, Project Management Excellence)</text:p>
      <text:p text:style-name="P1">'Date: 19.10.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On Error GoTo NewWB</text:p>
      <text:p text:style-name="P1"><text:s text:c="8"/>Set Wb = Workbooks.Open(wbpath &amp; wbname)</text:p>
      <text:p text:style-name="P1"><text:s text:c="8"/>Wb.Activate</text:p>
      <text:p text:style-name="P1"><text:s text:c="8"/>On Error GoTo 0</text:p>
      <text:p text:style-name="P1"><text:s text:c="4"/>End If</text:p>
      <text:p text:style-name="P1"><text:s text:c="4"/></text:p>
      <text:p text:style-name="P1">Exit Function</text:p>
      <text:p text:style-name="P1">NewWB:</text:p>
      <text:p text:style-name="P1"><text:s text:c="4"/>Set Wb = Workbooks.Add</text:p>
      <text:p text:style-name="P1"><text:s text:c="4"/>Dim FileFormatValue As Integer</text:p>
      <text:p text:style-name="P1"><text:s text:c="4"/>If wbname &lt;&gt; Empty Then</text:p>
      <text:p text:style-name="P1"><text:s text:c="8"/>Select Case LCase(Right(wbname, Len(wbname) - InStrRev(wbname, ".", , 1)))</text:p>
      <text:p text:style-name="P1"><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 text:c="4"/>Wb.SaveAs filename:=wbpath &amp; wbname, FileFormat:=FileFormatValue</text:p>
      <text:p text:style-name="P1">End Function</text:p>
      <text:p text:style-name="P1">Function z_ExcelSessionWindowMinimized(Optional ByRef Wb As Workbook)</text:p>
      <text:p text:style-name="P1"><text:s text:c="4"/>'Fenster der Excel session</text:p>
      <text:p text:style-name="P1"><text:s text:c="4"/>If Wb Is Nothing Then</text:p>
      <text:p text:style-name="P1"><text:s text:c="7"/>Application.WindowState = xlMinimized</text:p>
      <text:p text:style-name="P1"><text:s text:c="4"/>Else</text:p>
      <text:p text:style-name="P1"><text:s text:c="8"/>Wb.Application.WindowState = xlMinimized</text:p>
      <text:p text:style-name="P1"><text:s text:c="4"/>End If</text:p>
      <text:p text:style-name="P1">End Function</text:p>
      <text:p text:style-name="P1">Function z_ExcelSessionWindowNormal(Optional ByRef Wb As Workbook)</text:p>
      <text:p text:style-name="P1"><text:s text:c="4"/>'Fenster der Excel session</text:p>
      <text:p text:style-name="P1"><text:s text:c="4"/>If Wb Is Nothing Then</text:p>
      <text:p text:style-name="P1"><text:s text:c="7"/>Application.WindowState = xlNormal</text:p>
      <text:p text:style-name="P1"><text:s text:c="4"/>Else</text:p>
      <text:p text:style-name="P1"><text:s text:c="8"/>Wb.Application.WindowState = xlNormal</text:p>
      <text:p text:style-name="P1"><text:s text:c="8"/>Wb.Activate</text:p>
      <text:p text:style-name="P1"><text:soft-page-break/><text:s text:c="4"/>End If</text:p>
      <text:p text:style-name="P1">End Function</text:p>
      <text:p text:style-name="P1"/>
      <text:p text:style-name="P1">Sub z_ExcelSessionWindowMoveAndResize(Optional ByRef Wb As Workbook, _</text:p>
      <text:p text:style-name="P1"><text:s text:c="12"/>Optional top As Variant, Optional left As Variant, _</text:p>
      <text:p text:style-name="P1"><text:s text:c="12"/>Optional width As Variant, Optional height As Variant)</text:p>
      <text:p text:style-name="P1"><text:s text:c="4"/>If Wb Is Nothing Then</text:p>
      <text:p text:style-name="P1"><text:s text:c="8"/>If top &lt;&gt; Empty Then</text:p>
      <text:p text:style-name="P1"><text:s text:c="12"/>Application.top = top</text:p>
      <text:p text:style-name="P1"><text:s text:c="8"/>End If</text:p>
      <text:p text:style-name="P1"><text:s text:c="8"/>If left &lt;&gt; Empty Then</text:p>
      <text:p text:style-name="P1"><text:s text:c="12"/>Application.left = left</text:p>
      <text:p text:style-name="P1"><text:s text:c="8"/>End If</text:p>
      <text:p text:style-name="P1"><text:s text:c="8"/>If width &lt;&gt; Empty Then</text:p>
      <text:p text:style-name="P1"><text:s text:c="12"/>Application.width = width</text:p>
      <text:p text:style-name="P1"><text:s text:c="8"/>End If</text:p>
      <text:p text:style-name="P1"><text:s text:c="8"/>If height &lt;&gt; Empty Then</text:p>
      <text:p text:style-name="P1"><text:s text:c="12"/>Application.height = height</text:p>
      <text:p text:style-name="P1"><text:s text:c="8"/>End If</text:p>
      <text:p text:style-name="P1"><text:s text:c="4"/>Else</text:p>
      <text:p text:style-name="P1"><text:s text:c="8"/>If top &lt;&gt; Empty Then</text:p>
      <text:p text:style-name="P1"><text:s text:c="12"/>Wb.Application.top = CInt(top)</text:p>
      <text:p text:style-name="P1"><text:s text:c="8"/>End If</text:p>
      <text:p text:style-name="P1"><text:s text:c="8"/>If left &lt;&gt; Empty Then</text:p>
      <text:p text:style-name="P1"><text:s text:c="12"/>Wb.Application.left = CInt(left)</text:p>
      <text:p text:style-name="P1"><text:s text:c="8"/>End If</text:p>
      <text:p text:style-name="P1"><text:s text:c="8"/>If width &lt;&gt; Empty Then</text:p>
      <text:p text:style-name="P1"><text:s text:c="12"/>Wb.Application.width = CInt(width)</text:p>
      <text:p text:style-name="P1"><text:s text:c="8"/>End If</text:p>
      <text:p text:style-name="P1"><text:s text:c="8"/>If height &lt;&gt; Empty Then</text:p>
      <text:p text:style-name="P1"><text:s text:c="12"/>Wb.Application.height = CInt(height)</text:p>
      <text:p text:style-name="P1"><text:s text:c="8"/>End If</text:p>
      <text:p text:style-name="P1"><text:s text:c="4"/>End If</text:p>
      <text:p text:style-name="P1">End Sub</text:p>
      <text:p text:style-name="P1"/>
      <text:p text:style-name="P1">Function z_ExcelWorkbookWindowMinimized(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ActiveWindow.WindowState = xlMinimized</text:p>
      <text:p text:style-name="P1"><text:s text:c="4"/>End If</text:p>
      <text:p text:style-name="P1">End Function</text:p>
      <text:p text:style-name="P1">Function z_ExcelWorkbookWindowNormal(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ActiveWindow.WindowState = xlMaximized</text:p>
      <text:p text:style-name="P1"><text:s text:c="4"/>End If</text:p>
      <text:p text:style-name="P1">End Function</text:p>
      <text:p text:style-name="P1">Function z_ExcelWorkbookWindowMinimizeAll(ByRef Wb_ref As Workbook)</text:p>
      <text:p text:style-name="P1"><text:s text:c="4"/>Application.ScreenUpdating = False</text:p>
      <text:p text:style-name="P1"><text:s text:c="4"/>Dim Wb As Workbook</text:p>
      <text:p text:style-name="P1"><text:s text:c="4"/>For Each Wb In Wb_ref.Application.Workbooks ' Workbooks</text:p>
      <text:p text:style-name="P1"><text:s text:c="8"/>'only those with status visible</text:p>
      <text:p text:style-name="P1"><text:s text:c="8"/>If Windows(Wb.Name).Visible Then</text:p>
      <text:p text:style-name="P1"><text:soft-page-break/><text:s text:c="10"/>ActiveWindow.WindowState = xlMinimized</text:p>
      <text:p text:style-name="P1"><text:s text:c="8"/>End If</text:p>
      <text:p text:style-name="P1"><text:s text:c="4"/>Next</text:p>
      <text:p text:style-name="P1"><text:s text:c="4"/>Application.ScreenUpdating = True</text:p>
      <text:p text:style-name="P1">End Function</text:p>
      <text:p text:style-name="P1"/>
      <text:p text:style-name="P1">Sub IE_CreateReport()</text:p>
      <text:p text:style-name="P1">'close all windows/ Show the desktop</text:p>
      <text:p text:style-name="P1">Call z_ShowDesktop</text:p>
      <text:p text:style-name="P1">Application.Wait (Now + TimeValue("0:00:01"))</text:p>
      <text:p text:style-name="P1"/>
      <text:p text:style-name="P1">'choose a report PIs or Activitys</text:p>
      <text:p text:style-name="P1">Dim SmC_Report As String</text:p>
      <text:p text:style-name="P1">SmC_Report = "Activity" 'or " " for PIs</text:p>
      <text:p text:style-name="P1"/>
      <text:p text:style-name="P1">'add, open or activate an Excel workbook (and session)</text:p>
      <text:p text:style-name="P1">Dim mywb As Workbook</text:p>
      <text:p text:style-name="P1">Dim wbpath As String</text:p>
      <text:p text:style-name="P1">Dim wbname As String</text:p>
      <text:p text:style-name="P1">wbpath = "C:\Users\t740698\Desktop\"</text:p>
      <text:p text:style-name="P1">wbname = "SmC_Download" &amp; "_" &amp; VBA.DateTime.Day(Now()) &amp; "_" &amp; _</text:p>
      <text:p text:style-name="P1"><text:s text:c="8"/>VBA.DateTime.Month(Now()) &amp; "_" &amp; VBA.DateTime.Year(Now()) &amp; ".xlsb"</text:p>
      <text:p text:style-name="P1">'wbname = "SmC_Download.xlsb"</text:p>
      <text:p text:style-name="P1">Call z_WorkbookNewOrOpenOrActivate(wbname, wbpath, mywb)</text:p>
      <text:p text:style-name="P1">Application.Wait (Now + TimeValue("0:00:03"))</text:p>
      <text:p text:style-name="P1"/>
      <text:p text:style-name="P1">'move and resize excel session</text:p>
      <text:p text:style-name="P1">Call z_ExcelSessionWindowNormal(mywb)</text:p>
      <text:p text:style-name="P1">Call z_ExcelSessionWindowMoveAndResize(mywb, "0", "0", "700", "600")</text:p>
      <text:p text:style-name="P1">Application.Wait (Now + TimeValue("0:00:03"))</text:p>
      <text:p text:style-name="P1"/>
      <text:p text:style-name="P1">'minimize all Excel workbooks within the Excel session</text:p>
      <text:p text:style-name="P1">Call z_ExcelWorkbookWindowMinimizeAll(mywb)</text:p>
      <text:p text:style-name="P1"/>
      <text:p text:style-name="P1">'minimize excel session</text:p>
      <text:p text:style-name="P1">'Dim MyXLhWnd As Long</text:p>
      <text:p text:style-name="P1">'MyXLhWnd = FindWindow("XLMAIN", vbNullString)</text:p>
      <text:p text:style-name="P1">'retVal = ShowWindow(hwnd, SW_MINIMIZED)</text:p>
      <text:p text:style-name="P1">Call z_ExcelSessionWindowMinimized(mywb)</text:p>
      <text:p text:style-name="P1">Application.Wait (Now + TimeValue("0:00:03"))</text:p>
      <text:p text:style-name="P1"/>
      <text:p text:style-name="P1">'prepare the SmC window in an IE object</text:p>
      <text:p text:style-name="P1">'IE object declaration</text:p>
      <text:p text:style-name="P1">Dim myIE As SHDocVw.InternetExplorer</text:p>
      <text:p text:style-name="P1">Const myPageTitle As String = "SmartChoice"</text:p>
      <text:p text:style-name="P1">Dim SmC_System As String</text:p>
      <text:p text:style-name="P1">Dim myPageURL As String</text:p>
      <text:p text:style-name="P1"/>
      <text:p text:style-name="P1">'chose a SmC system</text:p>
      <text:p text:style-name="P1">SmC_System = "Prod"</text:p>
      <text:p text:style-name="P1">If SmC_System = "Prod" Then</text:p>
      <text:p text:style-name="P1"><text:s text:c="4"/>myPageURL = _</text:p>
      <text:p text:style-name="P1"><text:soft-page-break/><text:s text:c="4"/>"http://opxscp.eame.syngenta.org/PROD/OPX2/frgolappschp01.eame.syngenta.org:8401/HOME?dispatched=http://opxscp.eame.syngenta.org/PROD/OPX2/15.141.4.50:8100/"</text:p>
      <text:p text:style-name="P1">Else</text:p>
      <text:p text:style-name="P1"><text:s text:c="4"/>myPageURL = _</text:p>
      <text:p text:style-name="P1"><text:s text:c="4"/>"http://opxscs.eame.syngenta.org/STAGE/OPX2/frgolappschs02.eame.syngenta.org:8404/HOME?dispatched=http://opxscs.eame.syngenta.org/STAGE/OPX2/15.141.4.48:8100/"</text:p>
      <text:p text:style-name="P1">End If</text:p>
      <text:p text:style-name="P1"/>
      <text:p text:style-name="P1">'IE object instantiation</text:p>
      <text:p text:style-name="P1">Set myIE = IE_Preparation(myPageTitle, myPageURL)</text:p>
      <text:p text:style-name="P1">Application.Wait (Now + TimeValue("0:00:01"))</text:p>
      <text:p text:style-name="P1"/>
      <text:p text:style-name="P1">'get the IE handle</text:p>
      <text:p text:style-name="P1">Dim My_IE_hWnd As Long</text:p>
      <text:p text:style-name="P1">My_IE_hWnd = myIE.hwnd</text:p>
      <text:p text:style-name="P1"/>
      <text:p text:style-name="P1">'show or restore IE depending on its current state</text:p>
      <text:p text:style-name="P1">If IsIconic(My_IE_hWnd) Then</text:p>
      <text:p text:style-name="P1"><text:s text:c="4"/>Call ShowWindow(My_IE_hWnd, SW_RESTORE)</text:p>
      <text:p text:style-name="P1">Else</text:p>
      <text:p text:style-name="P1"><text:s text:c="4"/>Call ShowWindow(My_IE_hWnd, SW_SHOW)</text:p>
      <text:p text:style-name="P1">End If</text:p>
      <text:p text:style-name="P1"/>
      <text:p text:style-name="P1">'bring SmC IE to the foreground</text:p>
      <text:p text:style-name="P1">SetForegroundWindow My_IE_hWnd</text:p>
      <text:p text:style-name="P1">Application.Wait (Now + TimeValue("0:00:01"))</text:p>
      <text:p text:style-name="P1"/>
      <text:p text:style-name="P1">'IE 7 make sure you have only one tab open!!!</text:p>
      <text:p text:style-name="P1">'or find a solution to toggle between the tabs (send key Ctrl+Tab) until you found the SmC</text:p>
      <text:p text:style-name="P1"/>
      <text:p text:style-name="P1">'wait for SmC to start up</text:p>
      <text:p text:style-name="P1">Application.Wait (Now + TimeValue("0:00:15"))</text:p>
      <text:p text:style-name="P1"/>
      <text:p text:style-name="P1">'communicate with SmC</text:p>
      <text:p text:style-name="P1">'---------------------</text:p>
      <text:p text:style-name="P1">Dim MyActuelPos As POINTAPI</text:p>
      <text:p text:style-name="P1">Dim myTargetPos As POINTAPI</text:p>
      <text:p text:style-name="P1">Dim Target_X, Target_Y As Long</text:p>
      <text:p text:style-name="P1">Dim Actuel_X, Actuel_Y As Long</text:p>
      <text:p text:style-name="P1"/>
      <text:p text:style-name="P1">'Open the module button</text:p>
      <text:p text:style-name="P1">Target_X0 = 21 '(calibrate here)</text:p>
      <text:p text:style-name="P1">Target_Y0 = 138 '(calibrate here)</text:p>
      <text:p text:style-name="P1">SetCursorPos Target_X0, Target_Y0</text:p>
      <text:p text:style-name="P1">Application.Wait (Now + TimeValue("0:00:01"))</text:p>
      <text:p text:style-name="P1">'send mouse click</text:p>
      <text:p text:style-name="P1">SendMouseClick (MOUSE_LEFT)</text:p>
      <text:p text:style-name="P1">Application.Wait (Now + TimeValue("0:00:01"))</text:p>
      <text:p text:style-name="P1"/>
      <text:p text:style-name="P1">'Choose the module project</text:p>
      <text:p text:style-name="P1">'new position</text:p>
      <text:p text:style-name="P1">Target_X = Target_X0</text:p>
      <text:p text:style-name="P1">Target_Y = Target_Y0 + 57</text:p>
      <text:p text:style-name="P1"><text:soft-page-break/>SetCursorPos Target_X, Target_Y</text:p>
      <text:p text:style-name="P1">Application.Wait (Now + TimeValue("0:00:01"))</text:p>
      <text:p text:style-name="P1">'send mouse click</text:p>
      <text:p text:style-name="P1">SendMouseClick (MOUSE_LEFT)</text:p>
      <text:p text:style-name="P1">Application.Wait (Now + TimeValue("0:00:15"))</text:p>
      <text:p text:style-name="P1"/>
      <text:p text:style-name="P1">'loop over all virtual portfolios</text:p>
      <text:p text:style-name="P1">Dim VirtualPortfolio_DropdownPos As Variant</text:p>
      <text:p text:style-name="P1">VirtualPortfolio_DropdownPos = Array(79, 95, 111, 127, 143, 159)</text:p>
      <text:p text:style-name="P1"/>
      <text:p text:style-name="P1"/>
      <text:p text:style-name="P1">For VirtualPortfolio_DropdownPos_Iter = LBound(VirtualPortfolio_DropdownPos) To _</text:p>
      <text:p text:style-name="P1"><text:s text:c="8"/>UBound(VirtualPortfolio_DropdownPos)</text:p>
      <text:p text:style-name="P1"><text:s text:c="4"/></text:p>
      <text:p text:style-name="P1"><text:s text:c="4"/>'show or restore IE depending</text:p>
      <text:p text:style-name="P1"><text:s text:c="4"/>If IsIconic(My_IE_hWnd) Then</text:p>
      <text:p text:style-name="P1"><text:s text:c="8"/>Call ShowWindow(My_IE_hWnd, SW_RESTORE)</text:p>
      <text:p text:style-name="P1"><text:s text:c="4"/>Else</text:p>
      <text:p text:style-name="P1"><text:s text:c="8"/>Call ShowWindow(My_IE_hWnd, SW_SHOW)</text:p>
      <text:p text:style-name="P1"><text:s text:c="4"/>End If</text:p>
      <text:p text:style-name="P1"/>
      <text:p text:style-name="P1"><text:s text:c="4"/>'bring SmC IE to the foreground</text:p>
      <text:p text:style-name="P1"><text:s text:c="4"/>Call SetForegroundWindow(My_IE_hWnd)</text:p>
      <text:p text:style-name="P1"/>
      <text:p text:style-name="P1"><text:s text:c="4"/>'Open the virtual portfolio dropdown</text:p>
      <text:p text:style-name="P1"><text:s text:c="4"/>'new position</text:p>
      <text:p text:style-name="P1"><text:s text:c="4"/>Target_X = Target_X0 + 550</text:p>
      <text:p text:style-name="P1"><text:s text:c="4"/>Target_Y = Target_Y0 + 62</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01"))</text:p>
      <text:p text:style-name="P1"/>
      <text:p text:style-name="P1"><text:s text:c="4"/>'Choose a virtual portfolio</text:p>
      <text:p text:style-name="P1"><text:s text:c="4"/>'new position</text:p>
      <text:p text:style-name="P1"><text:s text:c="4"/>Target_X = Target_X0 + 420</text:p>
      <text:p text:style-name="P1"><text:s text:c="4"/>Target_Y = Target_Y0 + VirtualPortfolio_DropdownPos(VirtualPortfolio_DropdownPos_Iter)</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10"))</text:p>
      <text:p text:style-name="P1"/>
      <text:p text:style-name="P1"><text:s text:c="4"/>'Click the select all button</text:p>
      <text:p text:style-name="P1"><text:s text:c="4"/>'new position</text:p>
      <text:p text:style-name="P1"><text:s text:c="4"/>Target_X = Target_X0</text:p>
      <text:p text:style-name="P1"><text:s text:c="4"/>Target_Y = Target_Y0 + 150</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Application.Wait (Now + TimeValue("0:00:01"))</text:p>
      <text:p text:style-name="P1"><text:soft-page-break/><text:s text:c="4"/>'wait SmC to select the projects</text:p>
      <text:p text:style-name="P1"><text:s text:c="4"/>Application.Wait (Now + TimeValue("0:00:10"))</text:p>
      <text:p text:style-name="P1"/>
      <text:p text:style-name="P1"><text:s text:c="4"/>'open the activities or not depending on the requested report</text:p>
      <text:p text:style-name="P1"><text:s text:c="4"/>If SmC_Report = "Activity" Then</text:p>
      <text:p text:style-name="P1"><text:s text:c="8"/>'click open</text:p>
      <text:p text:style-name="P1"><text:s text:c="8"/></text:p>
      <text:p text:style-name="P1"><text:s text:c="8"/>'click the style</text:p>
      <text:p text:style-name="P1"><text:s text:c="8"/></text:p>
      <text:p text:style-name="P1"><text:s text:c="8"/>'</text:p>
      <text:p text:style-name="P1"><text:s text:c="4"/>Else</text:p>
      <text:p text:style-name="P1"><text:s text:c="8"/>'do nothing</text:p>
      <text:p text:style-name="P1"><text:s text:c="4"/>End If</text:p>
      <text:p text:style-name="P1"><text:s text:c="4"/></text:p>
      <text:p text:style-name="P1"><text:s text:c="4"/>'click the download into excel button</text:p>
      <text:p text:style-name="P1"><text:s text:c="4"/>'new position</text:p>
      <text:p text:style-name="P1"><text:s text:c="4"/>Target_X = Target_X0 + 1019</text:p>
      <text:p text:style-name="P1"><text:s text:c="4"/>Target_Y = Target_Y0</text:p>
      <text:p text:style-name="P1"><text:s text:c="4"/>SetCursorPos Target_X, Target_Y</text:p>
      <text:p text:style-name="P1"><text:s text:c="4"/>Application.Wait (Now + TimeValue("0:00:01"))</text:p>
      <text:p text:style-name="P1"><text:s text:c="4"/>'send mouse click</text:p>
      <text:p text:style-name="P1"><text:s text:c="4"/>SendMouseClick (MOUSE_LEFT)</text:p>
      <text:p text:style-name="P1"><text:s text:c="4"/></text:p>
      <text:p text:style-name="P1"><text:s text:c="4"/>Application.Wait (Now + TimeValue("0:00:03"))</text:p>
      <text:p text:style-name="P1"><text:s text:c="4"/></text:p>
      <text:p text:style-name="P1"><text:s text:c="4"/>'Minimize SmC IE</text:p>
      <text:p text:style-name="P1"><text:s text:c="4"/>Call ShowWindow(My_IE_hWnd, SW_MINIMIZE)</text:p>
      <text:p text:style-name="P1"><text:s text:c="4"/>Application.Wait (Now + TimeValue("0:00:01"))</text:p>
      <text:p text:style-name="P1"><text:s text:c="5"/></text:p>
      <text:p text:style-name="P1"><text:s text:c="4"/>'minimize IE that prepares the download</text:p>
      <text:p text:style-name="P1"><text:s text:c="4"/>strWindowTitle = "Windows Internet Explorer provided by Syngenta"</text:p>
      <text:p text:style-name="P1"><text:s text:c="4"/>Dim My_IE_XL_hWnd As Long</text:p>
      <text:p text:style-name="P1"><text:s text:c="4"/>My_IE_XL_hWnd = FindWindowHandle(strWindowTitle)</text:p>
      <text:p text:style-name="P1"><text:s text:c="4"/>If My_IE_XL_hWnd &lt;&gt; 0 Then</text:p>
      <text:p text:style-name="P1"><text:s text:c="8"/>Call ShowWindow(My_IE_XL_hWnd, SW_MINIMIZE)</text:p>
      <text:p text:style-name="P1"><text:s text:c="8"/>Application.Wait (Now + TimeValue("0:00:03"))</text:p>
      <text:p text:style-name="P1"><text:s text:c="4"/>End If</text:p>
      <text:p text:style-name="P1"><text:s text:c="4"/></text:p>
      <text:p text:style-name="P1"><text:s text:c="4"/>'make excel active</text:p>
      <text:p text:style-name="P1"><text:s text:c="4"/>Call z_ExcelSessionWindowNormal(mywb)</text:p>
      <text:p text:style-name="P1"><text:s text:c="4"/>DoEvents</text:p>
      <text:p text:style-name="P1"><text:s text:c="4"/>Call z_ExcelSessionWindowMinimized(mywb)</text:p>
      <text:p text:style-name="P1"><text:s text:c="4"/>DoEvents</text:p>
      <text:p text:style-name="P1"><text:s text:c="4"/>Call z_ExcelSessionWindowNormal(mywb)</text:p>
      <text:p text:style-name="P1"><text:s text:c="4"/>DoEvents</text:p>
      <text:p text:style-name="P1"><text:s text:c="4"/>Application.Wait (Now + TimeValue("0:00:10"))</text:p>
      <text:p text:style-name="P1"><text:s text:c="4"/></text:p>
      <text:p text:style-name="P1"><text:s text:c="4"/>'if there pops up a msgbox click ok</text:p>
      <text:p text:style-name="P1"><text:s text:c="4"/>Target_X = Target_X0 + 567</text:p>
      <text:p text:style-name="P1"><text:s text:c="4"/>Target_Y = Target_Y0 + 552</text:p>
      <text:p text:style-name="P1"><text:s text:c="4"/>SetCursorPos Target_X, Target_Y</text:p>
      <text:p text:style-name="P1"><text:s text:c="4"/>Application.Wait (Now + TimeValue("0:00:01"))</text:p>
      <text:p text:style-name="P1"><text:s text:c="4"/>'send mouse click</text:p>
      <text:p text:style-name="P1"><text:soft-page-break/><text:s text:c="4"/>SendMouseClick (MOUSE_LEFT)</text:p>
      <text:p text:style-name="P1"><text:s text:c="4"/>Application.Wait (Now + TimeValue("0:00:05"))</text:p>
      <text:p text:style-name="P1"><text:s text:c="4"/></text:p>
      <text:p text:style-name="P1"><text:s text:c="4"/>'minimize all Excel workbooks within the Excel session</text:p>
      <text:p text:style-name="P1"><text:s text:c="4"/>Call z_ExcelWorkbookWindowMinimizeAll(mywb)</text:p>
      <text:p text:style-name="P1"><text:s text:c="4"/>Application.Wait (Now + TimeValue("0:00:01"))</text:p>
      <text:p text:style-name="P1"><text:s text:c="4"/></text:p>
      <text:p text:style-name="P1"><text:s text:c="4"/>'minimize excel</text:p>
      <text:p text:style-name="P1"><text:s text:c="4"/>Call z_ExcelSessionWindowMinimized(mywb)</text:p>
      <text:p text:style-name="P1"><text:s text:c="4"/>Application.Wait (Now + TimeValue("0:00:01"))</text:p>
      <text:p text:style-name="P1"><text:s text:c="4"/></text:p>
      <text:p text:style-name="P1"><text:s text:c="4"/>'If IE download fails, close IE</text:p>
      <text:p text:style-name="P1"><text:s text:c="4"/>strWindowTitle = "Internet Explorer cannot display the webpage - Windows Internet Explorer provided by Syngenta"</text:p>
      <text:p text:style-name="P1"><text:s text:c="4"/>Dim My_IE_XL_Error_hWnd As Long</text:p>
      <text:p text:style-name="P1"><text:s text:c="4"/>My_IE_XL_Error_hWnd = FindWindowHandle(strWindowTitle)</text:p>
      <text:p text:style-name="P1"><text:s text:c="4"/>Call z_CloseIE2(My_IE_XL_Error_hWnd)</text:p>
      <text:p text:style-name="P1"><text:s text:c="4"/>Application.Wait (Now + TimeValue("0:00:01"))</text:p>
      <text:p text:style-name="P1"/>
      <text:p text:style-name="P1">Next VirtualPortfolio_DropdownPos_Iter</text:p>
      <text:p text:style-name="P1">Stop</text:p>
      <text:p text:style-name="P1">End Sub</text:p>
      <text:p text:style-name="P1"/>
      <text:p text:style-name="P1">Sub determineMousePos()</text:p>
      <text:p text:style-name="P1">Dim MyActuelPos As POINTAPI</text:p>
      <text:p text:style-name="P1">Dim myTargetPos As POINTAPI</text:p>
      <text:p text:style-name="P1">Dim Target_X, Target_Y As Long</text:p>
      <text:p text:style-name="P1">Dim Actuel_X, Actuel_Y As Long</text:p>
      <text:p text:style-name="P1">'aktuelle pos abfragen</text:p>
      <text:p text:style-name="P1">'If necessary change to VBA with ALT-Tab and start with F5 or F8</text:p>
      <text:p text:style-name="P2">Do While 1</text:p>
      <text:p text:style-name="P2">GetCursorPos MyActuelPos</text:p>
      <text:p text:style-name="P2">Actuel_X = MyActuelPos.x</text:p>
      <text:p text:style-name="P2">Actuel_Y = MyActuelPos.y</text:p>
      <text:p text:style-name="P2">Debug.Print Actuel_X &amp; " <text:s text:c="2"/>" &amp; Actuel_Y</text:p>
      <text:p text:style-name="P1">Stop</text:p>
      <text:p text:style-name="P1">Loop</text:p>
      <text:p text:style-name="P1">End Sub</text:p>
      <text:p text:style-name="P1"/>
      <text:p text:style-name="P1"/>
      <text:p text:style-name="P1">Function Key_Alt_O()</text:p>
      <text:p text:style-name="P1">'http://www.unet.univie.ac.at/~a7425519/programme/hex2dez.htm</text:p>
      <text:p text:style-name="P1">Const VK_MENU = 18 '0x12</text:p>
      <text:p text:style-name="P1">Const VK_O = 79 '0x4F</text:p>
      <text:p text:style-name="P1"><text:s text:c="4"/>'WinKey down</text:p>
      <text:p text:style-name="P1"><text:s text:c="4"/>keybd_event VK_MENU, 0, 0, 0</text:p>
      <text:p text:style-name="P1"><text:s text:c="4"/>'F key down</text:p>
      <text:p text:style-name="P1"><text:s text:c="4"/>keybd_event VK_O, 0, 0, 0</text:p>
      <text:p text:style-name="P1"><text:s text:c="4"/>'M key up</text:p>
      <text:p text:style-name="P1"><text:s text:c="4"/>keybd_event VK_O, 0, KEYEVENTF_KEYUP, 0</text:p>
      <text:p text:style-name="P1"><text:s text:c="4"/>'WinKey up</text:p>
      <text:p text:style-name="P1"><text:s text:c="4"/>keybd_event VK_MENU, 0, KEYEVENTF_KEYUP, 0</text:p>
      <text:p text:style-name="P1">End Function</text:p>
      <text:p text:style-name="P1"><text:soft-page-break/></text:p>
      <text:p text:style-name="P1"/>
      <text:p text:style-name="P1"/>
      <text:p text:style-name="P1">'------------Mouse</text:p>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keyobard</text:p>
      <text:p text:style-name="P1">Private Declare Sub keybd_event Lib "user32.dll" (ByVal bVk As Byte, ByVal bScan As Byte, ByVal dwFlags As Long, _</text:p>
      <text:p text:style-name="P1">ByVal dwExtraInfo As Long)</text:p>
      <text:p text:style-name="P1"/>
      <text:p text:style-name="P1">Const VK_STARTKEY = &amp;H5B</text:p>
      <text:p text:style-name="P1">Const VK_M = 77</text:p>
      <text:p text:style-name="P1">Const KEYEVENTF_KEYUP = &amp;H2</text:p>
      <text:p text:style-name="P1"/>
      <text:p text:style-name="P1">'------------Window</text:p>
      <text:p text:style-name="P1">Private Declare Function PostMessage Lib "user32" _</text:p>
      <text:p text:style-name="P1"><text:s text:c="9"/>Alias "PostMessageA" _</text:p>
      <text:p text:style-name="P1"><text:s text:c="9"/>(ByVal hwnd As Long, _</text:p>
      <text:p text:style-name="P1"><text:s text:c="9"/>ByVal wMsg As Long, _</text:p>
      <text:p text:style-name="P1"><text:s text:c="9"/>ByVal wParam As Long, _</text:p>
      <text:p text:style-name="P1"><text:s text:c="9"/>ByVal lParam As Long) As Long</text:p>
      <text:p text:style-name="P1"><text:s text:c="9"/></text:p>
      <text:p text:style-name="P1">Private Const WM_CLOSE = &amp;H10</text:p>
      <text:p text:style-name="P1"/>
      <text:p text:style-name="P1">Declare Function MoveWindow Lib "user32.dll" ( _</text:p>
      <text:p text:style-name="P1"><text:s text:c="4"/>ByVal hwnd As Long, _</text:p>
      <text:p text:style-name="P1"><text:s text:c="4"/>ByVal x As Long, _</text:p>
      <text:p text:style-name="P1"><text:s text:c="4"/>ByVal y As Long, _</text:p>
      <text:p text:style-name="P1"><text:s text:c="4"/>ByVal nWidth As Long, _</text:p>
      <text:p text:style-name="P1"><text:s text:c="4"/>ByVal nHeight As Long, _</text:p>
      <text:p text:style-name="P1"><text:soft-page-break/><text:s text:c="4"/>ByVal bRepaint As Long) As Long</text:p>
      <text:p text:style-name="P1"><text:s text:c="4"/></text:p>
      <text:p text:style-name="P1">Private Declare Function FindWindow Lib "user32" _</text:p>
      <text:p text:style-name="P1"><text:s text:c="4"/>Alias "FindWindowA" ( _</text:p>
      <text:p text:style-name="P1"><text:s text:c="4"/>ByVal lpClassName As String, _</text:p>
      <text:p text:style-name="P1"><text:s text:c="4"/>ByVal lpWindowName As String) As Long</text:p>
      <text:p text:style-name="P1"><text:s text:c="4"/></text:p>
      <text:p text:style-name="P1">' Module Name: ModFindWindowLike</text:p>
      <text:p text:style-name="P1">' (c) 2005 Wayne Phillips (http://www.everythingaccess.com)</text:p>
      <text:p text:style-name="P1">' Written 02/06/2005</text:p>
      <text:p text:style-name="P1"><text:s text:c="20"/></text:p>
      <text:p text:style-name="P1">Private Declare Function EnumWindows Lib "user32" _</text:p>
      <text:p text:style-name="P1"><text:s text:c="3"/>(ByVal lpEnumFunc As Long, _</text:p>
      <text:p text:style-name="P1"><text:s text:c="4"/>ByVal lParam As Long) As Long</text:p>
      <text:p text:style-name="P1"/>
      <text:p text:style-name="P1">Private Declare Function GetWindowText Lib "user32" _</text:p>
      <text:p text:style-name="P1"><text:s text:c="4"/>Alias "GetWindowTextA" _</text:p>
      <text:p text:style-name="P1"><text:s text:c="3"/>(ByVal hwnd As Long, _</text:p>
      <text:p text:style-name="P1"><text:s text:c="4"/>ByVal lpString As String, _</text:p>
      <text:p text:style-name="P1"><text:s text:c="4"/>ByVal cch As Long) As Long</text:p>
      <text:p text:style-name="P1"/>
      <text:p text:style-name="P1">'Custom structure for passing in the parameters in/out of the hook enumeration function</text:p>
      <text:p text:style-name="P1">'Could use global variables instead, but this is nicer.</text:p>
      <text:p text:style-name="P1">Private Type FindWindowParameters</text:p>
      <text:p text:style-name="P1"/>
      <text:p text:style-name="P1"><text:s text:c="4"/>strTitle As String <text:s/>'INPUT</text:p>
      <text:p text:style-name="P1"><text:s text:c="4"/>hwnd As Long <text:s text:c="7"/>'OUTPUT</text:p>
      <text:p text:style-name="P1"/>
      <text:p text:style-name="P1">End Type</text:p>
      <text:p text:style-name="P1"/>
      <text:p text:style-name="P1">' Module Name: Modz_SetForegroundWindow</text:p>
      <text:p text:style-name="P1">' (c) 2005 Wayne Phillips (http://www.everythingaccess.com)</text:p>
      <text:p text:style-name="P1">' Written 02/06/2005</text:p>
      <text:p text:style-name="P1"/>
      <text:p text:style-name="P1">Private Declare Function SetForegroundWindow Lib "user32" _</text:p>
      <text:p text:style-name="P1"><text:s text:c="4"/>(ByVal hwnd As Long) As Long</text:p>
      <text:p text:style-name="P1"><text:s text:c="4"/></text:p>
      <text:p text:style-name="P1"><text:s text:c="5"/></text:p>
      <text:p text:style-name="P1">Private Declare Function GetWindowThreadProcessId Lib "user32" _</text:p>
      <text:p text:style-name="P1"><text:s text:c="4"/>(ByVal hwnd As Long, _</text:p>
      <text:p text:style-name="P1"><text:s text:c="5"/>lpdwProcessId As Long) As Long</text:p>
      <text:p text:style-name="P1"><text:s text:c="5"/></text:p>
      <text:p text:style-name="P1">Private Declare Function IsIconic Lib "user32" _</text:p>
      <text:p text:style-name="P1"><text:s text:c="4"/>(ByVal hwnd As Long) As Long</text:p>
      <text:p text:style-name="P1"><text:s text:c="4"/></text:p>
      <text:p text:style-name="P1">Private Declare Function ShowWindow Lib "user32" _</text:p>
      <text:p text:style-name="P1"><text:s text:c="4"/>(ByVal hwnd As Long, _</text:p>
      <text:p text:style-name="P1"><text:s text:c="5"/>ByVal nCmdShow As Long) As Long</text:p>
      <text:p text:style-name="P1"><text:s text:c="5"/></text:p>
      <text:p text:style-name="P1">Private Declare Function AttachThreadInput Lib "user32" _</text:p>
      <text:p text:style-name="P1"><text:s text:c="4"/>(ByVal idAttach As Long, _</text:p>
      <text:p text:style-name="P1"><text:s text:c="5"/>ByVal idAttachTo As Long, _</text:p>
      <text:p text:style-name="P1"><text:s text:c="5"/>ByVal fAttach As Long) As Long</text:p>
      <text:p text:style-name="P1"><text:soft-page-break/><text:s text:c="5"/></text:p>
      <text:p text:style-name="P1">Private Declare Function GetForegroundWindow Lib "user32" _</text:p>
      <text:p text:style-name="P1"><text:s text:c="4"/>() As Long</text:p>
      <text:p text:style-name="P1"><text:s text:c="4"/></text:p>
      <text:p text:style-name="P1">Private Const SW_RESTORE = 9</text:p>
      <text:p text:style-name="Standard">Private Const SW_SHOW = 5</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 benötigte API-Deklarationen</text:p>
      <text:p text:style-name="P1"><text:s/></text:p>
      <text:p text:style-name="P1">Private Declare Function GetWindowTextLength Lib "user32" _</text:p>
      <text:p text:style-name="P1"><text:s text:c="2"/>Alias "GetWindowTextLengthA" ( _</text:p>
      <text:p text:style-name="P1"><text:s text:c="2"/>ByVal hwnd As Long) As Long</text:p>
      <text:p text:style-name="P1"><text:s/></text:p>
      <text:p text:style-name="P1"/>
      <text:p text:style-name="P1"><text:s/></text:p>
      <text:p text:style-name="P1">Private Declare Function GetWindow Lib "user32" ( _</text:p>
      <text:p text:style-name="P1"><text:s text:c="2"/>ByVal hwnd As Long, _</text:p>
      <text:p text:style-name="P1"><text:s text:c="2"/>ByVal wCmd As Long) As Long</text:p>
      <text:p text:style-name="P1"><text:s/></text:p>
      <text:p text:style-name="P1">Private Const GW_HWNDNEXT = 2</text:p>
      <text:p text:style-name="P1"/>
      <text:p text:style-name="P1">Declare Function FindWindowEx Lib "user32.dll" _</text:p>
      <text:p text:style-name="P1"><text:s text:c="2"/>Alias "FindWindowExA" ( _</text:p>
      <text:p text:style-name="P1"><text:s text:c="2"/>ByVal hwndParent As Long, _</text:p>
      <text:p text:style-name="P1"><text:s text:c="2"/>ByVal hwndChildAfter As Long, _</text:p>
      <text:p text:style-name="P1"><text:s text:c="2"/>ByVal lpszClass As String, _</text:p>
      <text:p text:style-name="P1"><text:s text:c="2"/>ByVal lpszWindow As String) As Long</text:p>
      <text:p text:style-name="P1"/>
      <text:p text:style-name="P1"/>
      <text:p text:style-name="Standard">'------------Mouse</text:p>
      <text:p text:style-name="Standard">'Die nachfolgende Prozedur simuliert den gewünschten Mausklick.</text:p>
      <text:p text:style-name="P1">Public Sub z_SendMouseC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oft-page-break/><text:s text:c="4"/>Call mouse_event(MOUSEEVENTF_RIGHTUP, 0, 0, 0, 0)</text:p>
      <text:p text:style-name="P1"><text:s text:c="2"/>End If</text:p>
      <text:p text:style-name="P1">End Sub</text:p>
      <text:p text:style-name="P1"/>
      <text:p text:style-name="P1">Sub z_SendMausDoubleClick(ByVal mButton As Long)</text:p>
      <text:p text:style-name="P1">z_SendMouseClick (mButton)</text:p>
      <text:p text:style-name="P1">z_SendMouseClick (mButton)</text:p>
      <text:p text:style-name="P1">End Sub</text:p>
      <text:p text:style-name="P1"/>
      <text:p text:style-name="P1">Function z_SetMousePosAndLeftClick(Target_X0 As Long, Target_Y0 As Long, _</text:p>
      <text:p text:style-name="P1"><text:s text:c="12"/>Target_DeltaX As Long, Target_DeltaY As Long)</text:p>
      <text:p text:style-name="P1">Target_X = Target_X0 + Target_DeltaX</text:p>
      <text:p text:style-name="P1">Target_Y = Target_Y0 + Target_DeltaY</text:p>
      <text:p text:style-name="P1">SetCursorPos Target_X, Target_Y</text:p>
      <text:p text:style-name="P1">Application.Wait (Now + TimeValue("0:00:01"))</text:p>
      <text:p text:style-name="P1">'send mouse click</text:p>
      <text:p text:style-name="P1">z_SendMouseClick (MOUSE_LEFT)</text:p>
      <text:p text:style-name="P1">Application.Wait (Now + TimeValue("0:00:01"))</text:p>
      <text:p text:style-name="P1">End Function</text:p>
      <text:p text:style-name="P1"/>
      <text:p text:style-name="P1">'------------keyobard</text:p>
      <text:p text:style-name="P1">Function z_ShowDesktop()</text:p>
      <text:p text:style-name="P1">'Keybord: Windows button + M button shows the desktop</text:p>
      <text:p text:style-name="P1">'Do not test with debug F8 -&gt; VBA Windows hides!!!</text:p>
      <text:p text:style-name="P1">'http://msdn.microsoft.com/en-us/library/ms646304(VS.85).aspx</text:p>
      <text:p text:style-name="P1">'http://msdn.microsoft.com/en-us/library/dd375731(v=VS.85).aspx</text:p>
      <text:p text:style-name="P1"/>
      <text:p text:style-name="P1"><text:s text:c="4"/>'WinKey down</text:p>
      <text:p text:style-name="P1"><text:s text:c="4"/>keybd_event VK_STARTKEY, 0, 0, 0</text:p>
      <text:p text:style-name="P1"><text:s text:c="4"/>'M key down</text:p>
      <text:p text:style-name="P1"><text:s text:c="4"/>keybd_event VK_M, 0, 0, 0</text:p>
      <text:p text:style-name="P1"><text:s text:c="4"/>'M key up</text:p>
      <text:p text:style-name="P1"><text:s text:c="4"/>keybd_event VK_M, 0, KEYEVENTF_KEYUP, 0</text:p>
      <text:p text:style-name="P1"><text:s text:c="4"/>'WinKey up</text:p>
      <text:p text:style-name="P1"><text:s text:c="4"/>keybd_event VK_STARTKEY, 0, KEYEVENTF_KEYUP, 0</text:p>
      <text:p text:style-name="P1"><text:s text:c="4"/></text:p>
      <text:p text:style-name="P1"><text:s text:c="4"/>'do not minimiz form itself</text:p>
      <text:p text:style-name="P1"><text:s text:c="4"/>'Me.WindowState = vbMaximized</text:p>
      <text:p text:style-name="P1"><text:s text:c="4"/>'Me.WindowState = vbNormal[/b]</text:p>
      <text:p text:style-name="P1">End Function</text:p>
      <text:p text:style-name="P1"/>
      <text:p text:style-name="P1"/>
      <text:p text:style-name="Standard">'------------Window</text:p>
      <text:p text:style-name="Standard"/>
      <text:p text:style-name="Standard">' Ermittelt das Handle eines Fensters anhand dessen Fenstertitel</text:p>
      <text:p text:style-name="Standard">'</text:p>
      <text:p text:style-name="Standard">' sTitel: muss nicht der exakte Fenstertitel sein</text:p>
      <text:p text:style-name="Standard">' <text:s text:c="8"/>hier kann bspw. auch nur der Anfang des Fenstertitel</text:p>
      <text:p text:style-name="Standard">' <text:s text:c="8"/>angegeben werden, z.B.: Fenstertitel*</text:p>
      <text:p text:style-name="P1">'</text:p>
      <text:p text:style-name="P1">Public Function z_FindWindowHandle(ByVal sTitle As String) As Long</text:p>
      <text:p text:style-name="P1"><text:s text:c="2"/>Dim lngHWnd As Long</text:p>
      <text:p text:style-name="P1"><text:s text:c="2"/>Dim sText As String</text:p>
      <text:p text:style-name="P1"><text:soft-page-break/><text:s/></text:p>
      <text:p text:style-name="Standard"><text:span text:style-name="T1"><text:s text:c="2"/></text:span>' Handel des ersten Fensters</text:p>
      <text:p text:style-name="Standard"><text:s text:c="2"/>lngHWnd = FindWindow(vbNullString, vbNullString)</text:p>
      <text:p text:style-name="Standard"><text:s text:c="2"/>' alle Fenster durchlaufen</text:p>
      <text:p text:style-name="Standard"><text:s text:c="2"/>Do While lngHWnd &lt;&gt; 0</text:p>
      <text:p text:style-name="Standard"><text:s/></text:p>
      <text:p text:style-name="Standard"><text:s text:c="4"/>' Fensterttitel ermitteln</text:p>
      <text:p text:style-name="Standard"><text:s text:c="4"/>sText = z_GetWindowTitle(lngHWnd)</text:p>
      <text:p text:style-name="Standard"><text:s text:c="4"/><text:span text:style-name="T1">'Debug.Print lngHWnd &amp; " <text:s text:c="3"/>" &amp; sText</text:span></text:p>
      <text:p text:style-name="P1"><text:s text:c="4"/>If Len(sText) &gt; 0 And LCase$(sText) Like LCase$(sTitle) Then</text:p>
      <text:p text:style-name="P1"><text:s text:c="6"/>z_FindWindowHandle = lngHWnd: Exit Do</text:p>
      <text:p text:style-name="P1"><text:s text:c="4"/>End If</text:p>
      <text:p text:style-name="P1"><text:s/></text:p>
      <text:p text:style-name="Standard"><text:span text:style-name="T1"><text:s text:c="4"/></text:span>' Handel des nächsten Fensters</text:p>
      <text:p text:style-name="Standard"><text:s text:c="4"/>lngHWnd = GetWindow(lngHWnd, GW_HWNDNEXT)</text:p>
      <text:p text:style-name="Standard"><text:s text:c="2"/>Loop</text:p>
      <text:p text:style-name="Standard">End Function</text:p>
      <text:p text:style-name="Standard">' Hilfsfunktion zum Ermitteln des Fenstertitels</text:p>
      <text:p text:style-name="P1">Public Function z_GetWindowTitle(ByVal hwnd As Long) As String</text:p>
      <text:p text:style-name="P1"><text:s text:c="2"/>Dim lResult As Long</text:p>
      <text:p text:style-name="P1"><text:s text:c="2"/>Dim sTemp As String</text:p>
      <text:p text:style-name="P1"><text:s/></text:p>
      <text:p text:style-name="P1"><text:s text:c="2"/>lResult = GetWindowTextLength(hwnd) + 1</text:p>
      <text:p text:style-name="P1"><text:s text:c="2"/>sTemp = Space(lResult)</text:p>
      <text:p text:style-name="P1"><text:s text:c="2"/>lResult = GetWindowText(hwnd, sTemp, lResult)</text:p>
      <text:p text:style-name="P1"><text:s text:c="2"/>z_GetWindowTitle = left(sTemp, Len(sTemp) - 1)</text:p>
      <text:p text:style-name="P1">End Function</text:p>
      <text:p text:style-name="P1"/>
      <text:p text:style-name="P1"/>
      <text:p text:style-name="P1">' Module Name: ModFindWindowLike</text:p>
      <text:p text:style-name="P1">' (c) 2005 Wayne Phillips (http://www.everythingaccess.com)</text:p>
      <text:p text:style-name="P1">' Written 02/06/2005</text:p>
      <text:p text:style-name="P1">Public Function z_FindWindowLike(strWindowTitle As String) As Long</text:p>
      <text:p text:style-name="P1"/>
      <text:p text:style-name="P1"><text:s text:c="4"/>'We'll pass a custom structure in as the parameter to store our result...</text:p>
      <text:p text:style-name="P1"><text:s text:c="4"/>Dim Parameters As FindWindowParameters</text:p>
      <text:p text:style-name="P1"><text:s text:c="4"/>Parameters.strTitle = strWindowTitle ' Input parameter</text:p>
      <text:p text:style-name="P1"><text:s text:c="4"/></text:p>
      <text:p text:style-name="P1"><text:s text:c="4"/>Call EnumWindows(AddressOf EnumWindowProc, VarPtr(Parameters))</text:p>
      <text:p text:style-name="P1"><text:s text:c="4"/></text:p>
      <text:p text:style-name="P1"><text:s text:c="4"/>z_FindWindowLike = Parameters.hwnd</text:p>
      <text:p text:style-name="P1"><text:s text:c="4"/></text:p>
      <text:p text:style-name="P1">End Function</text:p>
      <text:p text:style-name="P1"/>
      <text:p text:style-name="P1">Private Function EnumWindowProc(ByVal hwnd As Long, _</text:p>
      <text:p text:style-name="P1"><text:s text:c="31"/>lParam As FindWindowParameters) As Long</text:p>
      <text:p text:style-name="P1"><text:s text:c="3"/></text:p>
      <text:p text:style-name="P1"><text:s text:c="3"/>Dim strWindowTitle As String</text:p>
      <text:p text:style-name="P1"/>
      <text:p text:style-name="P1"><text:s text:c="3"/>strWindowTitle = Space(260)</text:p>
      <text:p text:style-name="P1"><text:s text:c="3"/>Call GetWindowText(hwnd, strWindowTitle, 260)</text:p>
      <text:p text:style-name="P1"><text:s text:c="3"/>strWindowTitle = TrimNull(strWindowTitle) ' Remove extra null terminator</text:p>
      <text:p text:style-name="P1"><text:s text:c="42"/></text:p>
      <text:p text:style-name="P1"><text:soft-page-break/><text:s text:c="3"/>If strWindowTitle Like lParam.strTitle Then</text:p>
      <text:p text:style-name="P1"><text:s text:c="3"/></text:p>
      <text:p text:style-name="P1"><text:s text:c="8"/>lParam.hwnd = hwnd 'Store the result for later.</text:p>
      <text:p text:style-name="P1"><text:s text:c="8"/>EnumWindowProc = 0 'This will stop enumerating more windows</text:p>
      <text:p text:style-name="P1"><text:s text:c="3"/></text:p>
      <text:p text:style-name="P1"><text:s text:c="3"/>Else</text:p>
      <text:p text:style-name="P1"/>
      <text:p text:style-name="P1"><text:s text:c="8"/>EnumWindowProc = 1</text:p>
      <text:p text:style-name="P1"/>
      <text:p text:style-name="P1"><text:s text:c="3"/>End If</text:p>
      <text:p text:style-name="P1"><text:s text:c="27"/></text:p>
      <text:p text:style-name="P1">End Function</text:p>
      <text:p text:style-name="P1"/>
      <text:p text:style-name="P1"/>
      <text:p text:style-name="P1">' Module Name: ModSetForegroundWindow</text:p>
      <text:p text:style-name="P1">' (c) 2005 Wayne Phillips (http://www.everythingaccess.com)</text:p>
      <text:p text:style-name="P1">' Written 02/06/2005</text:p>
      <text:p text:style-name="P1">Private Function TrimNull(strNullTerminatedString As String)</text:p>
      <text:p text:style-name="P1"/>
      <text:p text:style-name="P1"><text:s text:c="4"/>Dim lngPos As Long</text:p>
      <text:p text:style-name="P1"/>
      <text:p text:style-name="P1"><text:s text:c="4"/>'Remove unnecessary null terminator</text:p>
      <text:p text:style-name="P1"><text:s text:c="4"/>lngPos = InStr(strNullTerminatedString, Chr$(0))</text:p>
      <text:p text:style-name="P1"><text:s text:c="3"/></text:p>
      <text:p text:style-name="P1"><text:s text:c="4"/>If lngPos Then</text:p>
      <text:p text:style-name="P1"><text:s text:c="8"/>TrimNull = left$(strNullTerminatedString, lngPos - 1)</text:p>
      <text:p text:style-name="P1"><text:s text:c="4"/>Else</text:p>
      <text:p text:style-name="P1"><text:s text:c="8"/>TrimNull = strNullTerminatedString</text:p>
      <text:p text:style-name="P1"><text:s text:c="4"/>End If</text:p>
      <text:p text:style-name="P1"><text:s text:c="3"/></text:p>
      <text:p text:style-name="P1">End Function</text:p>
      <text:p text:style-name="P1"/>
      <text:p text:style-name="P1">Public Function z_SetForegroundWindow(strWindowTitle As String) As Boolean</text:p>
      <text:p text:style-name="P1"><text:s text:c="4"/>Dim MyAppHWnd As Long</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MyAppHWnd = z_FindWindowLike(strWindowTitle)</text:p>
      <text:p text:style-name="P1"><text:s text:c="4"/>If MyAppHWnd &lt;&gt; 0 Then</text:p>
      <text:p text:style-name="P1"><text:s text:c="8"/>'We've found the application window by the caption</text:p>
      <text:p text:style-name="P1"><text:s text:c="12"/>CurrentForegroundThreadID = GetWindowThreadProcessId(GetForegroundWindow(), ByVal 0&amp;)</text:p>
      <text:p text:style-name="P1"><text:s text:c="12"/>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12"/>Call AttachThreadInput(CurrentForegroundThreadID, NewForegroundThreadID, True)</text:p>
      <text:p text:style-name="P1"><text:s text:c="12"/>lngRetVal = SetForegroundWindow(MyAppHWnd)</text:p>
      <text:p text:style-name="P1"><text:s text:c="12"/>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oft-page-break/><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 = blnSuccessful</text:p>
      <text:p text:style-name="P1">End Function</text:p>
      <text:p text:style-name="P1">Public Function z_SetForegroundWindow2(MyAppHWnd As Long) As Boolean</text:p>
      <text:p text:style-name="P1"><text:s text:c="4"/>Dim CurrentForegroundThreadID As Long</text:p>
      <text:p text:style-name="P1"><text:s text:c="4"/>Dim NewForegroundThreadID As Long</text:p>
      <text:p text:style-name="P1"><text:s text:c="4"/>Dim lngRetVal As Long</text:p>
      <text:p text:style-name="P1"><text:s text:c="4"/>Dim blnSuccessful As Boolean</text:p>
      <text:p text:style-name="P1"><text:s text:c="4"/>If MyAppHWnd &lt;&gt; 0 Then</text:p>
      <text:p text:style-name="P1"><text:s text:c="8"/>'We've found the application window by the caption</text:p>
      <text:p text:style-name="P1"><text:s text:c="8"/>CurrentForegroundThreadID = GetWindowThreadProcessId(GetForegroundWindow(), ByVal 0&amp;)</text:p>
      <text:p text:style-name="P1"><text:s text:c="8"/>NewForegroundThreadID = GetWindowThreadProcessId(MyAppHWnd, ByVal 0&amp;)</text:p>
      <text:p text:style-name="P1"><text:s text:c="8"/>'AttachThreadInput is used to ensure SetForegroundWindow will work</text:p>
      <text:p text:style-name="P1"><text:s text:c="8"/>'even if our application isn't currently the foreground window</text:p>
      <text:p text:style-name="P1"><text:s text:c="8"/>'(e.g. an automated app running in the background)</text:p>
      <text:p text:style-name="P1"><text:s text:c="8"/>Call AttachThreadInput(CurrentForegroundThreadID, NewForegroundThreadID, True)</text:p>
      <text:p text:style-name="P1"><text:s text:c="8"/>lngRetVal = SetForegroundWindow(MyAppHWnd)</text:p>
      <text:p text:style-name="P1"><text:s text:c="8"/>Call AttachThreadInput(CurrentForegroundThreadID, NewForegroundThreadID, False)</text:p>
      <text:p text:style-name="P1"><text:s text:c="8"/>If lngRetVal &lt;&gt; 0 Then</text:p>
      <text:p text:style-name="P1"><text:s text:c="12"/>'Now that the window is active, let's restore it from the taskbar</text:p>
      <text:p text:style-name="P1"><text:s text:c="12"/>If IsIconic(MyAppHWnd) Then</text:p>
      <text:p text:style-name="P1"><text:s text:c="16"/>Call ShowWindow(MyAppHWnd, SW_RESTORE)</text:p>
      <text:p text:style-name="P1"><text:s text:c="12"/>Else</text:p>
      <text:p text:style-name="P1"><text:s text:c="16"/>Call ShowWindow(MyAppHWnd, SW_SHOW)</text:p>
      <text:p text:style-name="P1"><text:s text:c="12"/>End If</text:p>
      <text:p text:style-name="P1"><text:s text:c="12"/>blnSuccessful = True</text:p>
      <text:p text:style-name="P1"><text:s text:c="8"/>Else</text:p>
      <text:p text:style-name="P1"><text:s text:c="12"/>MsgBox "Found the window, but failed to bring it to the foreground!"</text:p>
      <text:p text:style-name="P1"><text:s text:c="8"/>End If</text:p>
      <text:p text:style-name="P1"><text:s text:c="4"/>Else</text:p>
      <text:p text:style-name="P1"><text:s text:c="8"/>'Failed to find the window caption</text:p>
      <text:p text:style-name="P1"><text:s text:c="8"/>'Therefore the app is probably closed.</text:p>
      <text:p text:style-name="P1"><text:s text:c="8"/>MsgBox "Application Window '" + strWindowTitle + "' not found!"</text:p>
      <text:p text:style-name="P1"><text:s text:c="4"/>End If</text:p>
      <text:p text:style-name="P1"><text:s text:c="5"/>z_SetForegroundWindow2 = blnSuccessful</text:p>
      <text:p text:style-name="P1">End Function</text:p>
      <text:p text:style-name="P1"/>
      <text:p text:style-name="P1"/>
      <text:p text:style-name="P1">'------------Microsoft Internet Controls (Tools&gt;References: Microsoft Internet Controls)</text:p>
      <text:p text:style-name="P1">'returns new instance of Internet Explorer</text:p>
      <text:p text:style-name="P1">Function GetNewIE() As SHDocVw.InternetExplorer</text:p>
      <text:p text:style-name="P1"><text:soft-page-break/><text:s text:c="2"/>'create new IE instance</text:p>
      <text:p text:style-name="P1"><text:s text:c="2"/>Set GetNewIE = New SHDocVw.InternetExplorer</text:p>
      <text:p text:style-name="P1"><text:s text:c="2"/>'start with a blank page</text:p>
      <text:p text:style-name="P1"><text:s text:c="2"/>GetNewIE.Navigate2 "about:Blank"</text:p>
      <text:p text:style-name="P1">End Function</text:p>
      <text:p text:style-name="P1"/>
      <text:p text:style-name="P1">'loads a web page and returns True or False depending on</text:p>
      <text:p text:style-name="P1">'whether the page could be loaded or not</text:p>
      <text:p text:style-name="P1">Function LoadWebPage(i_IE As SHDocVw.InternetExplorer, _</text:p>
      <text:p text:style-name="P1"><text:s text:c="21"/>i_URL As String) As Boolean</text:p>
      <text:p text:style-name="P1"><text:s text:c="2"/>With i_IE</text:p>
      <text:p text:style-name="P1"><text:s text:c="4"/>'open page</text:p>
      <text:p text:style-name="P1"><text:s text:c="4"/>.Navigate i_URL</text:p>
      <text:p text:style-name="P1"><text:s text:c="4"/>'Window security</text:p>
      <text:p text:style-name="P1"><text:s text:c="4"/>If i_URL = "smartchoice.stg.intra" Then</text:p>
      <text:p text:style-name="P1"><text:s text:c="7"/>'here code that fills the pop up</text:p>
      <text:p text:style-name="P1"><text:s text:c="4"/>End If</text:p>
      <text:p text:style-name="P1"><text:s text:c="4"/>'wait until IE finished loading the page</text:p>
      <text:p text:style-name="P1"><text:s text:c="4"/>Do While .ReadyState &lt;&gt; READYSTATE_COMPLETE</text:p>
      <text:p text:style-name="P1"><text:s text:c="6"/>Application.Wait Now + TimeValue("0:00:01")</text:p>
      <text:p text:style-name="P1"><text:s text:c="4"/>Loop</text:p>
      <text:p text:style-name="P1"><text:s text:c="4"/>'check if page could be loaded</text:p>
      <text:p text:style-name="P1"><text:s text:c="4"/>'(does not work out if the page is relocated)</text:p>
      <text:p text:style-name="P1"><text:s text:c="4"/>'this is a workaround. Better: do check wheter a window "SmartChoice" exists!!</text:p>
      <text:p text:style-name="P1"><text:s text:c="4"/>If i_URL = "smartchoice.pro.intra" Or i_URL = "smartchoice.stg.intra" Then</text:p>
      <text:p text:style-name="P1"><text:s text:c="8"/>LoadWebPage = True</text:p>
      <text:p text:style-name="P1"><text:s text:c="4"/>Else</text:p>
      <text:p text:style-name="P1"><text:s text:c="8"/>If .Document.URL = i_URL Then</text:p>
      <text:p text:style-name="P1"><text:s text:c="12"/>LoadWebPage = True</text:p>
      <text:p text:style-name="P1"><text:s text:c="8"/>End If</text:p>
      <text:p text:style-name="P1"><text:s text:c="4"/>End If</text:p>
      <text:p text:style-name="P1"><text:s text:c="2"/>End With</text:p>
      <text:p text:style-name="P1">End Function</text:p>
      <text:p text:style-name="P1"/>
      <text:p text:style-name="P1">Function z_IE_WaitUntilReadyStateComplete(i_IE As SHDocVw.InternetExplorer) As Integer</text:p>
      <text:p text:style-name="P1"><text:s text:c="4"/>Dim sec As Integer</text:p>
      <text:p text:style-name="P1"><text:s text:c="4"/>sec = 0</text:p>
      <text:p text:style-name="P1"><text:s text:c="4"/>'wait until IE finished loading the page</text:p>
      <text:p text:style-name="P1"><text:s text:c="4"/>Do While i_IE.ReadyState &lt;&gt; READYSTATE_COMPLETE</text:p>
      <text:p text:style-name="P1"><text:s text:c="6"/>Application.Wait Now + TimeValue("0:00:01")</text:p>
      <text:p text:style-name="P1"><text:s text:c="6"/>sec = sec + 1</text:p>
      <text:p text:style-name="P1"><text:s text:c="4"/>Loop</text:p>
      <text:p text:style-name="P1">End Function</text:p>
      <text:p text:style-name="P1"/>
      <text:p text:style-name="P1">Function z_IE_WaitUntilNewWindowExists(strWindowTitle As String, secMax As Integer) As Integer</text:p>
      <text:p text:style-name="P1"><text:s text:c="4"/>Dim sec As Integer</text:p>
      <text:p text:style-name="P1"><text:s text:c="4"/>sec = 0</text:p>
      <text:p text:style-name="P1"><text:s text:c="4"/>'Do While MyAppHWnd = 0</text:p>
      <text:p text:style-name="P1"><text:s text:c="4"/>' <text:s text:c="3"/>MyAppHWnd = z_FindWindowLike(strWindowTitle)</text:p>
      <text:p text:style-name="P1"><text:s text:c="4"/>' <text:s text:c="3"/>Application.Wait Now + TimeValue("0:00:01")</text:p>
      <text:p text:style-name="P1"><text:s text:c="4"/>' <text:s text:c="3"/>sec = sec + 1</text:p>
      <text:p text:style-name="P1"><text:s text:c="4"/>' <text:s text:c="3"/>If sec = secMax Then</text:p>
      <text:p text:style-name="P1"><text:s text:c="4"/>' <text:s text:c="7"/>Exit Function</text:p>
      <text:p text:style-name="P1"><text:soft-page-break/><text:s text:c="4"/>' <text:s text:c="3"/>End If</text:p>
      <text:p text:style-name="P1"><text:s text:c="4"/>'Loop</text:p>
      <text:p text:style-name="P1"><text:s text:c="4"/>Do While MyAppHWnd = 0</text:p>
      <text:p text:style-name="P1"><text:s text:c="8"/>MyAppHWnd = z_FindWindowHandle(strWindowTitle)</text:p>
      <text:p text:style-name="P1"><text:s text:c="8"/>Application.Wait Now + TimeValue("0:00:01")</text:p>
      <text:p text:style-name="P1"><text:s text:c="8"/>sec = sec + 1</text:p>
      <text:p text:style-name="P1"><text:s text:c="8"/>If sec = secMax Then</text:p>
      <text:p text:style-name="P1"><text:s text:c="12"/>z_IE_WaitUntilNewWindowExists = secMax</text:p>
      <text:p text:style-name="P1"><text:s text:c="12"/>Exit Function</text:p>
      <text:p text:style-name="P1"><text:s text:c="8"/>End If</text:p>
      <text:p text:style-name="P1"><text:s text:c="4"/>Loop</text:p>
      <text:p text:style-name="P1"><text:s text:c="4"/>z_IE_WaitUntilNewWindowExists = sec</text:p>
      <text:p text:style-name="P1">End Function</text:p>
      <text:p text:style-name="P1"/>
      <text:p text:style-name="P1"/>
      <text:p text:style-name="P1">'finds an open IE site by checking the URL</text:p>
      <text:p text:style-name="P1">Function GetOpenIEByURL(ByVal i_URL As String) _</text:p>
      <text:p text:style-name="P1"><text:s text:c="8"/>As SHDocVw.InternetExplorer</text:p>
      <text:p text:style-name="P1"/>
      <text:p text:style-name="P1">Dim objShellWindows As New SHDocVw.ShellWindows</text:p>
      <text:p text:style-name="P1"/>
      <text:p text:style-name="P1"><text:s text:c="2"/>'ignore errors when accessing the document property</text:p>
      <text:p text:style-name="P1"><text:s text:c="2"/>On Error Resume Next</text:p>
      <text:p text:style-name="P1"><text:s text:c="2"/>'loop over all Shell-Windows</text:p>
      <text:p text:style-name="P1"><text:s text:c="2"/>For Each GetOpenIEByURL In objShellWindows</text:p>
      <text:p text:style-name="P1"><text:s text:c="4"/>'if the document is of type HTMLDocument, it is an IE window</text:p>
      <text:p text:style-name="P1"><text:s text:c="4"/>If TypeName(GetOpenIEByURL.Document) = "HTMLDocument" Then</text:p>
      <text:p text:style-name="P1"><text:s text:c="6"/>'check the URL</text:p>
      <text:p text:style-name="P1"><text:s text:c="6"/>If GetOpenIEByURL.Document.URL = i_URL Then</text:p>
      <text:p text:style-name="P1"><text:s text:c="8"/>'leave, we found the right window</text:p>
      <text:p text:style-name="P1"><text:s text:c="8"/>Exit Function</text:p>
      <text:p text:style-name="P1"><text:s text:c="6"/>End If</text:p>
      <text:p text:style-name="P1"><text:s text:c="4"/>End If</text:p>
      <text:p text:style-name="P1"><text:s text:c="2"/>Next</text:p>
      <text:p text:style-name="P1">End Function</text:p>
      <text:p text:style-name="P1"/>
      <text:p text:style-name="P1">'finds an open IE site by checking the title</text:p>
      <text:p text:style-name="P1">Function GetOpenIEByTitle(i_Title As String, _</text:p>
      <text:p text:style-name="P1"><text:s text:c="26"/>Optional ByVal i_ExactMatch As Boolean = True) _</text:p>
      <text:p text:style-name="P1"><text:s text:c="26"/>As SHDocVw.InternetExplorer</text:p>
      <text:p text:style-name="P1"/>
      <text:p text:style-name="P1">Dim objShellWindows As New SHDocVw.ShellWindows</text:p>
      <text:p text:style-name="P1"/>
      <text:p text:style-name="P1">If i_ExactMatch = False Then i_Title = "*" &amp; i_Title &amp; "*"</text:p>
      <text:p text:style-name="P1"><text:s text:c="2"/>'ignore errors when accessing the document property</text:p>
      <text:p text:style-name="P1"><text:s text:c="2"/>On Error Resume Next</text:p>
      <text:p text:style-name="P1"><text:s text:c="2"/>'loop over all Shell-Windows</text:p>
      <text:p text:style-name="P1"><text:s text:c="2"/>For Each GetOpenIEByTitle In objShellWindows</text:p>
      <text:p text:style-name="P1"><text:s text:c="4"/>'if the document is of type HTMLDocument, it is an IE window</text:p>
      <text:p text:style-name="P1"><text:s text:c="4"/>If TypeName(GetOpenIEByTitle.Document) = "HTMLDocument" Then</text:p>
      <text:p text:style-name="P1"><text:s text:c="6"/>'check the title</text:p>
      <text:p text:style-name="P1"><text:s text:c="6"/>If GetOpenIEByTitle.Document.Title Like i_Title Then</text:p>
      <text:p text:style-name="P1"><text:s text:c="8"/>'leave, we found the right window</text:p>
      <text:p text:style-name="P1"><text:soft-page-break/><text:s text:c="8"/>Exit Function</text:p>
      <text:p text:style-name="P1"><text:s text:c="6"/>End If</text:p>
      <text:p text:style-name="P1"><text:s text:c="4"/>End If</text:p>
      <text:p text:style-name="P1"><text:s text:c="2"/>Next</text:p>
      <text:p text:style-name="P1">End Function</text:p>
      <text:p text:style-name="P1"/>
      <text:p text:style-name="P1">Function IE_Preparation(myPageTitle As String, myPageURL As String) _</text:p>
      <text:p text:style-name="P1"><text:s text:c="8"/>As SHDocVw.InternetExplorer</text:p>
      <text:p text:style-name="P1"/>
      <text:p text:style-name="P1">'IE object instantiation</text:p>
      <text:p text:style-name="P1">Dim myIE As SHDocVw.InternetExplorer</text:p>
      <text:p text:style-name="P1"/>
      <text:p text:style-name="P1">'check if page is already open</text:p>
      <text:p text:style-name="P1">Set myIE = GetOpenIEByTitle(myPageTitle, False)</text:p>
      <text:p text:style-name="P1"/>
      <text:p text:style-name="P1">'check if page is already open</text:p>
      <text:p text:style-name="P1">'(does not work if the page is relocated)</text:p>
      <text:p text:style-name="P1">'Set myIE = GetOpenIEByURL(myPageURL)</text:p>
      <text:p text:style-name="P1"><text:s text:c="2"/></text:p>
      <text:p text:style-name="P1">'if the page is not open then try to open it</text:p>
      <text:p text:style-name="P1">If myIE Is Nothing Then</text:p>
      <text:p text:style-name="P1"><text:s text:c="4"/>'page isn't open yet</text:p>
      <text:p text:style-name="P1"><text:s text:c="4"/>'create new IE instance</text:p>
      <text:p text:style-name="P1"><text:s text:c="4"/>Set myIE = GetNewIE</text:p>
      <text:p text:style-name="P1"><text:s text:c="4"/>'make IE window visible</text:p>
      <text:p text:style-name="P1"><text:s text:c="4"/>myIE.Visible = True</text:p>
      <text:p text:style-name="P1"><text:s text:c="4"/>'IE move and resize</text:p>
      <text:p text:style-name="P1"><text:s text:c="4"/>Call IE_MoveAndResize(myIE, 0, 0, 1200, 900)</text:p>
      <text:p text:style-name="P1"><text:s text:c="4"/>Application.Wait (Now + TimeValue("0:00:05"))</text:p>
      <text:p text:style-name="P1"><text:s text:c="4"/>'load page</text:p>
      <text:p text:style-name="P1"><text:s text:c="4"/>If LoadWebPage(myIE, myPageURL) = False Then</text:p>
      <text:p text:style-name="P1"><text:s text:c="6"/>'page wasn't loaded</text:p>
      <text:p text:style-name="P1"><text:s text:c="6"/>MsgBox "Couldn't open page"</text:p>
      <text:p text:style-name="P1"><text:s text:c="6"/>Exit Function</text:p>
      <text:p text:style-name="P1"><text:s text:c="4"/>End If</text:p>
      <text:p text:style-name="P1">End If</text:p>
      <text:p text:style-name="P1"/>
      <text:p text:style-name="P1">'move and resize the window (do it before you start the URL)</text:p>
      <text:p text:style-name="P1">'Dim nhWnd As Long</text:p>
      <text:p text:style-name="P1">'nhWnd1 = FindWindow(vbNullString, "SmartChoice - Windows Internet Explorer provided by Syngenta")</text:p>
      <text:p text:style-name="P1">'nhWnd1 = myIE.hWnd</text:p>
      <text:p text:style-name="P1">'If nhWnd1 &lt;&gt; 0 Then</text:p>
      <text:p text:style-name="P1">' <text:s text:c="3"/>MoveWindow nhWnd1, 0, 0, 1200, 900, 1</text:p>
      <text:p text:style-name="P1">'End If</text:p>
      <text:p text:style-name="P1"/>
      <text:p text:style-name="P1">Set IE_Preparation = myIE</text:p>
      <text:p text:style-name="P1">End Function</text:p>
      <text:p text:style-name="P1"/>
      <text:p text:style-name="P1">Function IE_MoveAndResize(ByRef IE As SHDocVw.InternetExplorer, _</text:p>
      <text:p text:style-name="P1"><text:s text:c="12"/>top As Variant, left As Variant, _</text:p>
      <text:p text:style-name="P1"><text:s text:c="12"/>width As Variant, height As Variant)</text:p>
      <text:p text:style-name="P1">'move and resize the window</text:p>
      <text:p text:style-name="P1"><text:soft-page-break/>Dim nhWnd As Long</text:p>
      <text:p text:style-name="P1">nhWnd = IE.hwnd</text:p>
      <text:p text:style-name="P1">If nhWnd &lt;&gt; 0 Then</text:p>
      <text:p text:style-name="P1"><text:s text:c="4"/>MoveWindow nhWnd, top, left, width, height, 1</text:p>
      <text:p text:style-name="P1">End If</text:p>
      <text:p text:style-name="P1"/>
      <text:p text:style-name="P1">End Function</text:p>
      <text:p text:style-name="P1"/>
      <text:p text:style-name="P1">Function z_CloseIE(strWindowTitle As String)</text:p>
      <text:p text:style-name="P1"><text:s text:c="4"/>Const WM_CLOSE = &amp;H10</text:p>
      <text:p text:style-name="P1"><text:s text:c="4"/>Dim hwnd As Long</text:p>
      <text:p text:style-name="P1"><text:s text:c="4"/>hwnd = z_FindWindowHandle(strWindowTitle)</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Function z_CloseIE2(hwnd As Long)</text:p>
      <text:p text:style-name="P1"><text:s text:c="4"/>Const WM_CLOSE = &amp;H10</text:p>
      <text:p text:style-name="P1"><text:s text:c="4"/>If hwnd &lt;&gt; 0 Then</text:p>
      <text:p text:style-name="P1"><text:s text:c="8"/>'bring to the foreground</text:p>
      <text:p text:style-name="P1"><text:s text:c="8"/>SetForegroundWindow hwnd</text:p>
      <text:p text:style-name="P1"><text:s text:c="8"/>'close the IE window</text:p>
      <text:p text:style-name="P1"><text:s text:c="8"/>PostMessage hwnd, WM_CLOSE, 0&amp;, 0&amp;</text:p>
      <text:p text:style-name="P1"><text:s text:c="4"/>End If</text:p>
      <text:p text:style-name="P1">End Function</text:p>
      <text:p text:style-name="P1"/>
      <text:p text:style-name="P1">Public Function z_OpenAndActivateWb(wbname As String, wbpath As String, ByRef Wb As Workbook)</text:p>
      <text:p text:style-name="P1">'Macro generated by Roland.Benz@Syngenta.com (PMEC, Project Management Excellence)</text:p>
      <text:p text:style-name="P1">'Date: 26.9.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Set Wb = Workbooks.Open(wbpath &amp; wbname)</text:p>
      <text:p text:style-name="P1"><text:s text:c="8"/>Wb.Activate</text:p>
      <text:p text:style-name="P1"><text:s text:c="4"/>End If</text:p>
      <text:p text:style-name="P1">End Function</text:p>
      <text:p text:style-name="P1"/>
      <text:p text:style-name="P1"/>
      <text:p text:style-name="P1"><text:soft-page-break/>Function z_WorkbookNewOrOpenOrActivate(wbname As String, wbpath As String, ByRef Wb As Workbook)</text:p>
      <text:p text:style-name="P1">'Macro generated by Roland.Benz@Syngenta.com (PMEC, Project Management Excellence)</text:p>
      <text:p text:style-name="P1">'Date: 19.10.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GetObject(wbpath &amp; wbname)</text:p>
      <text:p text:style-name="P1"><text:s text:c="8"/>Wb.Activate</text:p>
      <text:p text:style-name="P1"><text:s text:c="4"/>Else</text:p>
      <text:p text:style-name="P1"><text:s text:c="8"/>On Error GoTo NewWB</text:p>
      <text:p text:style-name="P1"><text:s text:c="8"/>Set Wb = Workbooks.Open(wbpath &amp; wbname)</text:p>
      <text:p text:style-name="P1"><text:s text:c="8"/>Wb.Activate</text:p>
      <text:p text:style-name="P1"><text:s text:c="8"/>On Error GoTo 0</text:p>
      <text:p text:style-name="P1"><text:s text:c="4"/>End If</text:p>
      <text:p text:style-name="P1"><text:s text:c="4"/></text:p>
      <text:p text:style-name="P1">Exit Function</text:p>
      <text:p text:style-name="P1">NewWB:</text:p>
      <text:p text:style-name="P1"><text:s text:c="4"/>Set Wb = Workbooks.Add</text:p>
      <text:p text:style-name="P1"><text:s text:c="4"/>Dim FileFormatValue As Integer</text:p>
      <text:p text:style-name="P1"><text:s text:c="4"/>If wbname &lt;&gt; Empty Then</text:p>
      <text:p text:style-name="P1"><text:s text:c="8"/>Select Case LCase(Right(wbname, Len(wbname) - InStrRev(wbname, ".", , 1)))</text:p>
      <text:p text:style-name="P1"><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 text:c="4"/>Wb.SaveAs filename:=wbpath &amp; wbname, FileFormat:=FileFormatValue</text:p>
      <text:p text:style-name="P1">End Function</text:p>
      <text:p text:style-name="P1">Function z_ExcelSessionWindowMinimized(Optional ByRef Wb As Workbook)</text:p>
      <text:p text:style-name="P1"><text:s text:c="4"/>'Fenster der Excel session</text:p>
      <text:p text:style-name="P1"><text:s text:c="4"/>If Wb Is Nothing Then</text:p>
      <text:p text:style-name="P1"><text:s text:c="7"/>Application.WindowState = xlMinimized</text:p>
      <text:p text:style-name="P1"><text:s text:c="4"/>Else</text:p>
      <text:p text:style-name="P1"><text:s text:c="8"/>Wb.Application.WindowState = xlMinimized</text:p>
      <text:p text:style-name="P1"><text:s text:c="4"/>End If</text:p>
      <text:p text:style-name="P1">End Function</text:p>
      <text:p text:style-name="P1">Function z_ExcelSessionWindowNormal(Optional ByRef Wb As Workbook)</text:p>
      <text:p text:style-name="P1"><text:s text:c="4"/>'Fenster der Excel session</text:p>
      <text:p text:style-name="P1"><text:s text:c="4"/>If Wb Is Nothing Then</text:p>
      <text:p text:style-name="P1"><text:s text:c="7"/>Application.WindowState = xlNormal</text:p>
      <text:p text:style-name="P1"><text:s text:c="4"/>Else</text:p>
      <text:p text:style-name="P1"><text:s text:c="8"/>Wb.Application.WindowState = xlNormal</text:p>
      <text:p text:style-name="P1"><text:s text:c="8"/>Wb.Activate</text:p>
      <text:p text:style-name="P1"><text:s text:c="4"/>End If</text:p>
      <text:p text:style-name="P1"><text:soft-page-break/>End Function</text:p>
      <text:p text:style-name="P1"/>
      <text:p text:style-name="P1">Sub z_ExcelSessionWindowMoveAndResize(Optional ByRef Wb As Workbook, _</text:p>
      <text:p text:style-name="P1"><text:s text:c="12"/>Optional top As Variant, Optional left As Variant, _</text:p>
      <text:p text:style-name="P1"><text:s text:c="12"/>Optional width As Variant, Optional height As Variant)</text:p>
      <text:p text:style-name="P1"><text:s text:c="4"/>If Wb Is Nothing Then</text:p>
      <text:p text:style-name="P1"><text:s text:c="8"/>If top &lt;&gt; Empty Then</text:p>
      <text:p text:style-name="P1"><text:s text:c="12"/>Application.top = top</text:p>
      <text:p text:style-name="P1"><text:s text:c="8"/>End If</text:p>
      <text:p text:style-name="P1"><text:s text:c="8"/>If left &lt;&gt; Empty Then</text:p>
      <text:p text:style-name="P1"><text:s text:c="12"/>Application.left = left</text:p>
      <text:p text:style-name="P1"><text:s text:c="8"/>End If</text:p>
      <text:p text:style-name="P1"><text:s text:c="8"/>If width &lt;&gt; Empty Then</text:p>
      <text:p text:style-name="P1"><text:s text:c="12"/>Application.width = width</text:p>
      <text:p text:style-name="P1"><text:s text:c="8"/>End If</text:p>
      <text:p text:style-name="P1"><text:s text:c="8"/>If height &lt;&gt; Empty Then</text:p>
      <text:p text:style-name="P1"><text:s text:c="12"/>Application.height = height</text:p>
      <text:p text:style-name="P1"><text:s text:c="8"/>End If</text:p>
      <text:p text:style-name="P1"><text:s text:c="4"/>Else</text:p>
      <text:p text:style-name="P1"><text:s text:c="8"/>If top &lt;&gt; Empty Then</text:p>
      <text:p text:style-name="P1"><text:s text:c="12"/>Wb.Application.top = CInt(top)</text:p>
      <text:p text:style-name="P1"><text:s text:c="8"/>End If</text:p>
      <text:p text:style-name="P1"><text:s text:c="8"/>If left &lt;&gt; Empty Then</text:p>
      <text:p text:style-name="P1"><text:s text:c="12"/>Wb.Application.left = CInt(left)</text:p>
      <text:p text:style-name="P1"><text:s text:c="8"/>End If</text:p>
      <text:p text:style-name="P1"><text:s text:c="8"/>If width &lt;&gt; Empty Then</text:p>
      <text:p text:style-name="P1"><text:s text:c="12"/>Wb.Application.width = CInt(width)</text:p>
      <text:p text:style-name="P1"><text:s text:c="8"/>End If</text:p>
      <text:p text:style-name="P1"><text:s text:c="8"/>If height &lt;&gt; Empty Then</text:p>
      <text:p text:style-name="P1"><text:s text:c="12"/>Wb.Application.height = CInt(height)</text:p>
      <text:p text:style-name="P1"><text:s text:c="8"/>End If</text:p>
      <text:p text:style-name="P1"><text:s text:c="4"/>End If</text:p>
      <text:p text:style-name="P1">End Sub</text:p>
      <text:p text:style-name="P1"/>
      <text:p text:style-name="P1">Function z_ExcelWorkbookWindowMinimized(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ActiveWindow.WindowState = xlMinimized</text:p>
      <text:p text:style-name="P1"><text:s text:c="4"/>End If</text:p>
      <text:p text:style-name="P1">End Function</text:p>
      <text:p text:style-name="P1">Function z_ExcelWorkbookWindowNormal(ByRef Wb As Workbook)</text:p>
      <text:p text:style-name="Standard"><text:span text:style-name="T1"><text:s text:c="4"/></text:span>'Fenster innerhalb der Excel session (workbooks)</text:p>
      <text:p text:style-name="Standard"><text:s text:c="4"/><text:span text:style-name="T1">If Windows(Wb.Name).Visible Then</text:span></text:p>
      <text:p text:style-name="P1"><text:s text:c="10"/>ActiveWindow.WindowState = xlMaximized</text:p>
      <text:p text:style-name="P1"><text:s text:c="4"/>End If</text:p>
      <text:p text:style-name="P1">End Function</text:p>
      <text:p text:style-name="P1">Function z_ExcelWorkbookWindowMinimizeAll(ByRef Wb_ref As Workbook)</text:p>
      <text:p text:style-name="P1"><text:s text:c="4"/>Application.ScreenUpdating = False</text:p>
      <text:p text:style-name="P1"><text:s text:c="4"/>Dim Wb As Workbook</text:p>
      <text:p text:style-name="P1"><text:s text:c="4"/>For Each Wb In Wb_ref.Application.Workbooks ' Workbooks</text:p>
      <text:p text:style-name="P1"><text:s text:c="8"/>'only those with status visible</text:p>
      <text:p text:style-name="P1"><text:s text:c="8"/>If Windows(Wb.Name).Visible Then</text:p>
      <text:p text:style-name="P1"><text:s text:c="10"/>ActiveWindow.WindowState = xlMinimized</text:p>
      <text:p text:style-name="P1"><text:soft-page-break/><text:s text:c="8"/>End If</text:p>
      <text:p text:style-name="P1"><text:s text:c="4"/>Next</text:p>
      <text:p text:style-name="Standard"><text:span text:style-name="T1"><text:s text:c="4"/></text:span>Application.ScreenUpdating = True</text:p>
      <text:p text:style-name="Standard">End Function</text:p>
      <text:p text:style-name="Standard"/>
      <text:p text:style-name="Standard">'SmC Prozesse werden jeden Morgen um 2 Uhr gestoppt und bis 4 Uhr neu gestartet.</text:p>
      <text:p text:style-name="Standard">'Am besten dieses Programm um 5 Uhr morgens starten, dann sind die Leitungen frei,</text:p>
      <text:p text:style-name="P1">'der Cache leer usw.</text:p>
      <text:p text:style-name="P1"/>
      <text:p text:style-name="P1">Sub IE_CreateReport()</text:p>
      <text:p text:style-name="P1">'close all windows/ Show the desktop</text:p>
      <text:p text:style-name="P1">Call z_ShowDesktop</text:p>
      <text:p text:style-name="P1">Application.Wait (Now + TimeValue("0:00:01"))</text:p>
      <text:p text:style-name="P1"/>
      <text:p text:style-name="P1">'choose a mode</text:p>
      <text:p text:style-name="P1">'--------------------------------</text:p>
      <text:p text:style-name="P1">Dim test As Integer</text:p>
      <text:p text:style-name="P1">test = 0 ' "No=0, Yes=1"</text:p>
      <text:p text:style-name="P1">'--------------------------------</text:p>
      <text:p text:style-name="P1"/>
      <text:p text:style-name="P1">'choose Smc user rights with and without read only</text:p>
      <text:p text:style-name="P1">'--------------------------------</text:p>
      <text:p text:style-name="P1">Dim delta1 As Integer</text:p>
      <text:p text:style-name="P1">Dim delta2 As Integer</text:p>
      <text:p text:style-name="P1">delta1 = 0 'read only: 0, all rights: 17</text:p>
      <text:p text:style-name="P1">delta2 = 0 'read only: 0, all rights: 56</text:p>
      <text:p text:style-name="P1">'--------------------------------</text:p>
      <text:p text:style-name="P1"/>
      <text:p text:style-name="P1">'choose a report PIs or Activitys</text:p>
      <text:p text:style-name="P1">'--------------------------------</text:p>
      <text:p text:style-name="P1">Dim SmC_Report As Integer</text:p>
      <text:p text:style-name="P1">SmC_Report = 1 ' "PIs=0, Activity=1"</text:p>
      <text:p text:style-name="P1">'--------------------------------</text:p>
      <text:p text:style-name="P1"/>
      <text:p text:style-name="P1">'add, open or activate an Excel workbook (and session)</text:p>
      <text:p text:style-name="P1">Dim mywb As Workbook</text:p>
      <text:p text:style-name="P1">Dim wbpath As String</text:p>
      <text:p text:style-name="P1">Dim wbname As String</text:p>
      <text:p text:style-name="P1">wbpath = "C:\Users\t740698\Desktop\"</text:p>
      <text:p text:style-name="P1">wbname = "SmC_Download" &amp; "_" &amp; VBA.DateTime.Day(Now()) &amp; "_" &amp; _</text:p>
      <text:p text:style-name="P1"><text:s text:c="8"/>VBA.DateTime.Month(Now()) &amp; "_" &amp; VBA.DateTime.Year(Now()) &amp; ".xlsb"</text:p>
      <text:p text:style-name="P1">'wbname = "SmC_Download.xlsb"</text:p>
      <text:p text:style-name="P1">Call z_WorkbookNewOrOpenOrActivate(wbname, wbpath, mywb)</text:p>
      <text:p text:style-name="P1">Application.Wait (Now + TimeValue("0:00:03"))</text:p>
      <text:p text:style-name="P1"/>
      <text:p text:style-name="P1">'move and resize excel session</text:p>
      <text:p text:style-name="P1">Call z_ExcelSessionWindowNormal(mywb)</text:p>
      <text:p text:style-name="P1">Call z_ExcelSessionWindowMoveAndResize(mywb, "0", "0", "700", "600")</text:p>
      <text:p text:style-name="P1">Application.Wait (Now + TimeValue("0:00:03"))</text:p>
      <text:p text:style-name="P1"/>
      <text:p text:style-name="P1">'minimize all Excel workbooks within the Excel session except mywb</text:p>
      <text:p text:style-name="P1">Call z_ExcelWorkbookWindowMinimizeAll(mywb)</text:p>
      <text:p text:style-name="P1">Call z_ExcelWorkbookWindowNormal(mywb)</text:p>
      <text:p text:style-name="P1"><text:soft-page-break/></text:p>
      <text:p text:style-name="P1">'prepare the SmC window in an IE object</text:p>
      <text:p text:style-name="P1">'IE object declaration</text:p>
      <text:p text:style-name="P1">Dim myIE As SHDocVw.InternetExplorer</text:p>
      <text:p text:style-name="P1">Const myPageTitle As String = "SmartChoice"</text:p>
      <text:p text:style-name="P1">Dim SmC_System As Integer</text:p>
      <text:p text:style-name="P1">Dim myPageURL As String</text:p>
      <text:p text:style-name="P1"/>
      <text:p text:style-name="P1">'Name of the download window</text:p>
      <text:p text:style-name="P1">Dim strWindowTitle As String</text:p>
      <text:p text:style-name="P1"/>
      <text:p text:style-name="P1">'chose a SmC system</text:p>
      <text:p text:style-name="P1">'--------------------------------</text:p>
      <text:p text:style-name="P1">SmC_System = 1 'Prod=1, Stage=0</text:p>
      <text:p text:style-name="P1">'--------------------------------</text:p>
      <text:p text:style-name="P1">If SmC_System = 1 Then</text:p>
      <text:p text:style-name="P1"><text:s text:c="4"/>myPageURL = _</text:p>
      <text:p text:style-name="P1"><text:s text:c="4"/>"smartchoice.pro.intra"</text:p>
      <text:p text:style-name="P1">Else</text:p>
      <text:p text:style-name="P1"><text:s text:c="4"/>myPageURL = _</text:p>
      <text:p text:style-name="P1"><text:s text:c="4"/>"smartchoice.stg.intra"</text:p>
      <text:p text:style-name="P1">End If</text:p>
      <text:p text:style-name="P1"/>
      <text:p text:style-name="P1">'IE object instantiation</text:p>
      <text:p text:style-name="P1">Set myIE = IE_Preparation(myPageTitle, myPageURL)</text:p>
      <text:p text:style-name="P1">Application.Wait (Now + TimeValue("0:00:01"))</text:p>
      <text:p text:style-name="P1"/>
      <text:p text:style-name="P1">'get the IE handle</text:p>
      <text:p text:style-name="P1">Dim My_IE_hWnd As Long</text:p>
      <text:p text:style-name="P1">My_IE_hWnd = myIE.hwnd</text:p>
      <text:p text:style-name="P1"/>
      <text:p text:style-name="P1">'show or restore IE depending on its current state</text:p>
      <text:p text:style-name="P1">If IsIconic(My_IE_hWnd) Then</text:p>
      <text:p text:style-name="P1"><text:s text:c="4"/>Call ShowWindow(My_IE_hWnd, SW_RESTORE)</text:p>
      <text:p text:style-name="P1">Else</text:p>
      <text:p text:style-name="P1"><text:s text:c="4"/>Call ShowWindow(My_IE_hWnd, SW_SHOW)</text:p>
      <text:p text:style-name="P1">End If</text:p>
      <text:p text:style-name="P1"/>
      <text:p text:style-name="P1">'bring SmC IE to the foreground</text:p>
      <text:p text:style-name="P1">SetForegroundWindow My_IE_hWnd</text:p>
      <text:p text:style-name="P1">Application.Wait (Now + TimeValue("0:00:01"))</text:p>
      <text:p text:style-name="P1"/>
      <text:p text:style-name="P1">'IE 7 make sure you have only one tab open!!!</text:p>
      <text:p text:style-name="P1">'or find a solution to toggle between the tabs (send key Ctrl+Tab) until you found the SmC</text:p>
      <text:p text:style-name="P1"/>
      <text:p text:style-name="P1">'wait for SmC to start up</text:p>
      <text:p text:style-name="P1">If test Then</text:p>
      <text:p text:style-name="P1"><text:s text:c="4"/>Application.Wait (Now + TimeValue("0:00:01"))</text:p>
      <text:p text:style-name="P1">Else</text:p>
      <text:p text:style-name="P1"><text:s text:c="4"/>Application.Wait (Now + TimeValue("0:00:15"))</text:p>
      <text:p text:style-name="P1">End If</text:p>
      <text:p text:style-name="P1"/>
      <text:p text:style-name="P1">'communicate with SmC</text:p>
      <text:p text:style-name="P1"><text:soft-page-break/>'---------------------</text:p>
      <text:p text:style-name="P1">Dim Target_X0 As Long</text:p>
      <text:p text:style-name="P1">Dim Target_Y0 As Long</text:p>
      <text:p text:style-name="P1"/>
      <text:p text:style-name="P1">'Open the module button</text:p>
      <text:p text:style-name="P1">Target_X0 = 21 '(calibrate here)</text:p>
      <text:p text:style-name="P1">Target_Y0 = 137 '(calibrate here)</text:p>
      <text:p text:style-name="P1">'new position and mouse click</text:p>
      <text:p text:style-name="P1">Call z_SetMousePosAndLeftClick(Target_X0, Target_Y0, 0, 0)</text:p>
      <text:p text:style-name="P1">Application.Wait (Now + TimeValue("0:00:01"))</text:p>
      <text:p text:style-name="P1"/>
      <text:p text:style-name="P1">'Choose the module "project"</text:p>
      <text:p text:style-name="P1">'new position and mouse click</text:p>
      <text:p text:style-name="P1">Call z_SetMousePosAndLeftClick(Target_X0, Target_Y0, 0, 57)</text:p>
      <text:p text:style-name="P1">Application.Wait (Now + TimeValue("0:00:10"))</text:p>
      <text:p text:style-name="P1"/>
      <text:p text:style-name="P1">'Choose the "BySyngentaPortfolio" button</text:p>
      <text:p text:style-name="P1">'new position and mouse click</text:p>
      <text:p text:style-name="P1">Call z_SetMousePosAndLeftClick(Target_X0, Target_Y0, 144, 123)</text:p>
      <text:p text:style-name="P1">If test Then</text:p>
      <text:p text:style-name="P1"><text:s text:c="4"/>Application.Wait (Now + TimeValue("0:00:01"))</text:p>
      <text:p text:style-name="P1">Else</text:p>
      <text:p text:style-name="P1"><text:s text:c="4"/>Application.Wait (Now + TimeValue("0:00:10"))</text:p>
      <text:p text:style-name="P1">End If</text:p>
      <text:p text:style-name="P1"/>
      <text:p text:style-name="P1">'Choose the "VirtualPortfolio" button</text:p>
      <text:p text:style-name="P1">'new position and mouse click</text:p>
      <text:p text:style-name="P1">Call z_SetMousePosAndLeftClick(Target_X0, Target_Y0, 238 + delta1, 63)</text:p>
      <text:p text:style-name="P1">Application.Wait (Now + TimeValue("0:00:01"))</text:p>
      <text:p text:style-name="P1"/>
      <text:p text:style-name="P1">'Choose the "Reset" button</text:p>
      <text:p text:style-name="P1">'new position and mouse click</text:p>
      <text:p text:style-name="P1">Call z_SetMousePosAndLeftClick(Target_X0, Target_Y0, 238 + delta1, 148)</text:p>
      <text:p text:style-name="P1">If test Then</text:p>
      <text:p text:style-name="P1"><text:s text:c="4"/>Application.Wait (Now + TimeValue("0:00:01"))</text:p>
      <text:p text:style-name="P1">Else</text:p>
      <text:p text:style-name="P1"><text:s text:c="4"/>Application.Wait (Now + TimeValue("0:00:10"))</text:p>
      <text:p text:style-name="P1">End If</text:p>
      <text:p text:style-name="P1"/>
      <text:p text:style-name="P1">'loop over all virtual portfolios</text:p>
      <text:p text:style-name="P1">Dim VirtualPortfolio_DropdownSecondPos As Long</text:p>
      <text:p text:style-name="P1">VirtualPortfolio_DropdownSecondPos = 97</text:p>
      <text:p text:style-name="P1">'--------------------------------</text:p>
      <text:p text:style-name="P1">Const TotalVirtualPortfolios = 16 'from 0 to 16</text:p>
      <text:p text:style-name="P1">'--------------------------------</text:p>
      <text:p text:style-name="P1">Dim Array_FailedDownloads(0 To TotalVirtualPortfolios) As Variant</text:p>
      <text:p text:style-name="P1">Dim FailedDownloads_iter As Integer</text:p>
      <text:p text:style-name="P1">FailedDownloads_iter = 1</text:p>
      <text:p text:style-name="P1"/>
      <text:p text:style-name="P1">For VirtualPortfolio_DropdownPos_Iter = 0 To TotalVirtualPortfolios</text:p>
      <text:p text:style-name="P1"><text:s text:c="4"/></text:p>
      <text:p text:style-name="P1"><text:s text:c="5"/>If 1 Then ' VirtualPortfolio_DropdownPos_Iter &lt;&gt; 0 Then</text:p>
      <text:p text:style-name="P1"><text:s text:c="8"/>'show or restore IE depending on its current state</text:p>
      <text:p text:style-name="P1"><text:soft-page-break/><text:s text:c="8"/>If IsIconic(My_IE_hWnd) Then</text:p>
      <text:p text:style-name="P1"><text:s text:c="12"/>Call ShowWindow(My_IE_hWnd, SW_RESTORE)</text:p>
      <text:p text:style-name="P1"><text:s text:c="8"/>Else</text:p>
      <text:p text:style-name="P1"><text:s text:c="12"/>Call ShowWindow(My_IE_hWnd, SW_SHOW)</text:p>
      <text:p text:style-name="P1"><text:s text:c="8"/>End If</text:p>
      <text:p text:style-name="P1"><text:s text:c="8"/>'bring SmC IE to the foreground</text:p>
      <text:p text:style-name="P1"><text:s text:c="8"/>Call SetForegroundWindow(My_IE_hWnd)</text:p>
      <text:p text:style-name="P1"><text:s text:c="4"/>End If</text:p>
      <text:p text:style-name="P1"><text:s text:c="4"/></text:p>
      <text:p text:style-name="P1"><text:s text:c="4"/>'To be sure SmC is in an idle state before going back to the portfolio module</text:p>
      <text:p text:style-name="P1"><text:s text:c="4"/>Application.Wait (Now + TimeValue("0:00:10"))</text:p>
      <text:p text:style-name="P1"><text:s text:c="4"/></text:p>
      <text:p text:style-name="P1"><text:s text:c="4"/>'close the activities or not depending on the requested report</text:p>
      <text:p text:style-name="P1"><text:s text:c="4"/>'bring SmC IE back to the modul "project"</text:p>
      <text:p text:style-name="P1"><text:s text:c="4"/>If VirtualPortfolio_DropdownPos_Iter &lt;&gt; 0 Then</text:p>
      <text:p text:style-name="P1"><text:s text:c="8"/>If SmC_Report = 1 Then</text:p>
      <text:p text:style-name="P1"><text:s text:c="12"/>'Open the module button</text:p>
      <text:p text:style-name="P1"><text:s text:c="12"/>'new position and mouse click</text:p>
      <text:p text:style-name="P1"><text:s text:c="12"/>Call z_SetMousePosAndLeftClick(Target_X0, Target_Y0, 0, 0)</text:p>
      <text:p text:style-name="P1"><text:s text:c="12"/>Application.Wait (Now + TimeValue("0:00:01"))</text:p>
      <text:p text:style-name="P1"><text:s text:c="12"/>'Choose the module "project"</text:p>
      <text:p text:style-name="P1"><text:s text:c="12"/>'new position and mouse click</text:p>
      <text:p text:style-name="P1"><text:s text:c="12"/>Call z_SetMousePosAndLeftClick(Target_X0, Target_Y0, 0, 57)</text:p>
      <text:p text:style-name="P1"><text:s text:c="12"/>Application.Wait (Now + TimeValue("0:00:10"))</text:p>
      <text:p text:style-name="P1"><text:s text:c="8"/>End If</text:p>
      <text:p text:style-name="P1"><text:s text:c="4"/>End If</text:p>
      <text:p text:style-name="P1"><text:s text:c="4"/></text:p>
      <text:p text:style-name="P1"><text:s text:c="4"/>'Open the virtual portfolio dropdown</text:p>
      <text:p text:style-name="P1"><text:s text:c="4"/>'new position and mouse click</text:p>
      <text:p text:style-name="P1"><text:s text:c="4"/>Call z_SetMousePosAndLeftClick(Target_X0, Target_Y0, 533 + delta1, 63)</text:p>
      <text:p text:style-name="P1"><text:s text:c="4"/>Application.Wait (Now + TimeValue("0:00:01"))</text:p>
      <text:p text:style-name="P1"/>
      <text:p text:style-name="P1"><text:s text:c="4"/>'Choose a virtual portfolio</text:p>
      <text:p text:style-name="P1"><text:s text:c="4"/>'new position and mouse click</text:p>
      <text:p text:style-name="P1"><text:s text:c="4"/>Call z_SetMousePosAndLeftClick(Target_X0, Target_Y0, 338 + delta1, VirtualPortfolio_DropdownSecondPos)</text:p>
      <text:p text:style-name="P1"><text:s text:c="4"/>Application.Wait (Now + TimeValue("0:00:10"))</text:p>
      <text:p text:style-name="P1"/>
      <text:p text:style-name="P1"><text:s text:c="4"/>'Click the "select all" button</text:p>
      <text:p text:style-name="P1"><text:s text:c="4"/>'new position and mouse click</text:p>
      <text:p text:style-name="P1"><text:s text:c="4"/>Call z_SetMousePosAndLeftClick(Target_X0, Target_Y0, 0, 142)</text:p>
      <text:p text:style-name="P1"><text:s text:c="4"/>Application.Wait (Now + TimeValue("0:00:10"))</text:p>
      <text:p text:style-name="P1"/>
      <text:p text:style-name="P1"><text:s text:c="4"/>'open the activities or not depending on the requested report</text:p>
      <text:p text:style-name="P1"><text:s text:c="4"/>If SmC_Report = 1 Then</text:p>
      <text:p text:style-name="P1"><text:s text:c="8"/>'click the "open" button</text:p>
      <text:p text:style-name="P1"><text:s text:c="8"/>'new position and mouse click</text:p>
      <text:p text:style-name="P1"><text:s text:c="8"/>Call z_SetMousePosAndLeftClick(Target_X0, Target_Y0, 120 + delta2, 64)</text:p>
      <text:p text:style-name="P1"><text:s text:c="8"/>Application.Wait (Now + TimeValue("0:00:01"))</text:p>
      <text:p text:style-name="P1"><text:s text:c="8"/>'click the "open selected projects" button</text:p>
      <text:p text:style-name="P1"><text:s text:c="8"/>'new position and mouse click</text:p>
      <text:p text:style-name="P1"><text:s text:c="8"/>Call z_SetMousePosAndLeftClick(Target_X0, Target_Y0, 131 + delta2, 91)</text:p>
      <text:p text:style-name="P1"><text:s text:c="8"/>Application.Wait (Now + TimeValue("0:00:15"))</text:p>
      <text:p text:style-name="P1"><text:soft-page-break/><text:s text:c="8"/>'not used if the "R&amp;D Reporting Master Data Set" style is set as the default style</text:p>
      <text:p text:style-name="P1"><text:s text:c="8"/>If 0 Then</text:p>
      <text:p text:style-name="P1"><text:s text:c="12"/>'click the "style" button</text:p>
      <text:p text:style-name="P1"><text:s text:c="12"/>'new position and mouse click</text:p>
      <text:p text:style-name="P1"><text:s text:c="12"/>Call z_SetMousePosAndLeftClick(Target_X0, Target_Y0, 676, 135)</text:p>
      <text:p text:style-name="P1"><text:s text:c="12"/>Application.Wait (Now + TimeValue("0:00:01"))</text:p>
      <text:p text:style-name="P1"><text:s text:c="12"/>'choose the "R&amp;D Reporting Master Data Set" style</text:p>
      <text:p text:style-name="P1"><text:s text:c="12"/>'new position and mouse click</text:p>
      <text:p text:style-name="P1"><text:s text:c="12"/>Call z_SetMousePosAndLeftClick(Target_X0, Target_Y0, 580, 251)</text:p>
      <text:p text:style-name="P1"><text:s text:c="12"/>Application.Wait (Now + TimeValue("0:00:10"))</text:p>
      <text:p text:style-name="P1"><text:s text:c="8"/>End If</text:p>
      <text:p text:style-name="P1"><text:s text:c="4"/>Else</text:p>
      <text:p text:style-name="P1"><text:s text:c="8"/>'do nothing</text:p>
      <text:p text:style-name="P1"><text:s text:c="4"/>End If</text:p>
      <text:p text:style-name="P1"><text:s text:c="4"/></text:p>
      <text:p text:style-name="P1"><text:s text:c="4"/>'click the "download into Excel" button</text:p>
      <text:p text:style-name="P1"><text:s text:c="4"/>'new position and mouse click</text:p>
      <text:p text:style-name="P1"><text:s text:c="4"/>Dim sec As Integer</text:p>
      <text:p text:style-name="P1"><text:s text:c="4"/>Dim secMax As Integer</text:p>
      <text:p text:style-name="P1"><text:s text:c="4"/>'-------------------</text:p>
      <text:p text:style-name="P1"><text:s text:c="4"/>secMax = 35</text:p>
      <text:p text:style-name="P1"><text:s text:c="4"/>'-------------------</text:p>
      <text:p text:style-name="P1"><text:s text:c="4"/>Call z_SetMousePosAndLeftClick(Target_X0, Target_Y0, 1019, 0)</text:p>
      <text:p text:style-name="P1"><text:s text:c="4"/>If SmC_Report = 1 Then</text:p>
      <text:p text:style-name="P1"><text:s text:c="8"/>strWindowTitle = "Windows Internet Explorer provided by Syngenta"</text:p>
      <text:p text:style-name="P1"><text:s text:c="8"/>sec = z_IE_WaitUntilNewWindowExists(strWindowTitle, secMax)</text:p>
      <text:p text:style-name="P1"><text:s text:c="8"/>Debug.Print VirtualPortfolio_DropdownPos_Iter + 1 &amp; " <text:s text:c="3"/>" &amp; sec</text:p>
      <text:p text:style-name="P1"><text:s text:c="8"/>mywb.Worksheets("Sheet1").Cells(VirtualPortfolio_DropdownPos_Iter + 2, 5) = VirtualPortfolio_DropdownPos_Iter + 1</text:p>
      <text:p text:style-name="P1"><text:s text:c="8"/>mywb.Worksheets("Sheet1").Cells(VirtualPortfolio_DropdownPos_Iter + 2, 6) = sec</text:p>
      <text:p text:style-name="P1"><text:s text:c="8"/>Application.Wait (Now + TimeValue("0:00:03"))</text:p>
      <text:p text:style-name="P1"><text:s text:c="8"/>'If IE download fails, close IE and wait</text:p>
      <text:p text:style-name="P1"><text:s text:c="8"/>'to be sure SmC is in an idle state before going back to the portfolio module</text:p>
      <text:p text:style-name="P1"><text:s text:c="8"/>If sec = secMax Then</text:p>
      <text:p text:style-name="P1"><text:s text:c="12"/>'wait until SmC is in an idle state</text:p>
      <text:p text:style-name="P1"><text:s text:c="12"/>Application.Wait (Now + TimeValue("0:03:01")) 'ev. enhance to 10 minutes</text:p>
      <text:p text:style-name="P1"><text:s text:c="12"/>strWindowTitle = "HTTP 500 Internal Server Error - Windows Internet Explorer provided by Syngenta"</text:p>
      <text:p text:style-name="P1"><text:s text:c="12"/>Dim My_IE_XL_HTTP500_hWnd As Long</text:p>
      <text:p text:style-name="P1"><text:s text:c="12"/>My_IE_XL_HTTP500_hWnd = z_FindWindowHandle(strWindowTitle)</text:p>
      <text:p text:style-name="P1"><text:s text:c="12"/>If My_IE_XL_HTTP500_hWnd &lt;&gt; 0 Then</text:p>
      <text:p text:style-name="P1"><text:s text:c="16"/>Call z_CloseIE2(My_IE_XL_HTTP500_hWnd)</text:p>
      <text:p text:style-name="P1"><text:s text:c="16"/>Application.Wait (Now + TimeValue("0:00:01"))</text:p>
      <text:p text:style-name="P1"><text:s text:c="16"/>Array_FailedDownloads(FailedDownloads_iter) = VirtualPortfolio_DropdownPos_Iter + 1</text:p>
      <text:p text:style-name="P1"><text:s text:c="16"/>Debug.Print "HTTP500 <text:s text:c="4"/>" &amp; FailedDownloads_iter + 1 &amp; " <text:s text:c="3"/>" &amp; VirtualPortfolio_DropdownPos_Iter + 1</text:p>
      <text:p text:style-name="P1"><text:s text:c="16"/>mywb.Worksheets("Sheet1").Cells(FailedDownloads_iter + 1, 1) = FailedDownloads_iter</text:p>
      <text:p text:style-name="P1"><text:s text:c="16"/>mywb.Worksheets("Sheet1").Cells(FailedDownloads_iter + 1, 2) = VirtualPortfolio_DropdownPos_Iter + 1</text:p>
      <text:p text:style-name="P1"><text:s text:c="16"/>mywb.Worksheets("Sheet1").Cells(FailedDownloads_iter + 1, 3) = "HTTP500"</text:p>
      <text:p text:style-name="P1"><text:s text:c="16"/>FailedDownloads_iter = FailedDownloads_iter + 1</text:p>
      <text:p text:style-name="P1"><text:s text:c="12"/>End If</text:p>
      <text:p text:style-name="P1"><text:s text:c="8"/>End If</text:p>
      <text:p text:style-name="P1"><text:soft-page-break/><text:s text:c="4"/>Else</text:p>
      <text:p text:style-name="P1"><text:s text:c="8"/>'In case the time after the download window occurs is not too long (&gt;4 seconds)</text:p>
      <text:p text:style-name="P1"><text:s text:c="8"/>'it seems that the pop up windows can be avoided</text:p>
      <text:p text:style-name="P1"><text:s text:c="8"/>Application.Wait (Now + TimeValue("0:00:01"))</text:p>
      <text:p text:style-name="P1"><text:s text:c="4"/>End If</text:p>
      <text:p text:style-name="P1"><text:s text:c="8"/></text:p>
      <text:p text:style-name="P1"><text:s text:c="4"/>'Minimize SmC IE</text:p>
      <text:p text:style-name="P1"><text:s text:c="4"/>Call ShowWindow(My_IE_hWnd, SW_MINIMIZE)</text:p>
      <text:p text:style-name="P1"><text:s text:c="4"/>Application.Wait (Now + TimeValue("0:00:01"))</text:p>
      <text:p text:style-name="P1"><text:s text:c="4"/></text:p>
      <text:p text:style-name="P1"><text:s text:c="4"/>'minimize IE that prepares the download</text:p>
      <text:p text:style-name="P1"><text:s text:c="4"/>strWindowTitle = "Windows Internet Explorer provided by Syngenta"</text:p>
      <text:p text:style-name="P1"><text:s text:c="4"/>Dim My_IE_XL_hWnd As Long</text:p>
      <text:p text:style-name="P1"><text:s text:c="4"/>Dim My_IE_XL_Child_hWnd As Long</text:p>
      <text:p text:style-name="P1"><text:s text:c="4"/>Dim MyChildName As String</text:p>
      <text:p text:style-name="P1"><text:s text:c="4"/>My_IE_XL_hWnd = z_FindWindowHandle(strWindowTitle)</text:p>
      <text:p text:style-name="P1"><text:s text:c="4"/>If My_IE_XL_hWnd &lt;&gt; 0 Then</text:p>
      <text:p text:style-name="P1"><text:s text:c="8"/>'find child window pop ups</text:p>
      <text:p text:style-name="P1"><text:s text:c="8"/>My_IE_XL_Child_hWnd = FindPopUpWindow(strWindowTitle)</text:p>
      <text:p text:style-name="P1"><text:s text:c="8"/>If My_IE_XL_Child_hWnd &lt;&gt; 0 Then</text:p>
      <text:p text:style-name="P1"><text:s text:c="12"/>'do the clicks on the child window or where it is</text:p>
      <text:p text:style-name="P1"><text:s text:c="12"/>MyChildName = z_GetWindowTitle(My_IE_XL_Child_hWnd)</text:p>
      <text:p text:style-name="P1"><text:s text:c="12"/>Debug.Print MyChildName</text:p>
      <text:p text:style-name="P1"><text:s text:c="12"/>'Stop</text:p>
      <text:p text:style-name="P1"><text:s text:c="12"/>If MyChildName = "" Then</text:p>
      <text:p text:style-name="P1"><text:s text:c="16"/>'Make clicks depending on the name</text:p>
      <text:p text:style-name="P1"><text:s text:c="12"/>Else</text:p>
      <text:p text:style-name="P1"><text:s text:c="16"/>'Make clicks depending on the name</text:p>
      <text:p text:style-name="P1"><text:s text:c="12"/>End If</text:p>
      <text:p text:style-name="P1"><text:s text:c="8"/>End If</text:p>
      <text:p text:style-name="P1"><text:s text:c="8"/>'minimize IE</text:p>
      <text:p text:style-name="P1"><text:s text:c="8"/>Call ShowWindow(My_IE_XL_hWnd, SW_MINIMIZE)</text:p>
      <text:p text:style-name="P1"><text:s text:c="8"/>DoEvents</text:p>
      <text:p text:style-name="P1"><text:s text:c="8"/>Application.Wait (Now + TimeValue("0:00:03"))</text:p>
      <text:p text:style-name="P1"><text:s text:c="4"/>End If</text:p>
      <text:p text:style-name="P1"><text:s text:c="4"/></text:p>
      <text:p text:style-name="P1"><text:s text:c="4"/>'if there pops up a msgbox click ok</text:p>
      <text:p text:style-name="P1"><text:s text:c="4"/>'new position and mouse click</text:p>
      <text:p text:style-name="P1"><text:s text:c="4"/>Call z_SetMousePosAndLeftClick(Target_X0, Target_Y0, 567, 552)</text:p>
      <text:p text:style-name="P1"><text:s text:c="4"/>Application.Wait (Now + TimeValue("0:00:01"))</text:p>
      <text:p text:style-name="P1"><text:s text:c="4"/></text:p>
      <text:p text:style-name="P1"><text:s text:c="4"/>'make excel active</text:p>
      <text:p text:style-name="P1"><text:s text:c="4"/>'(In case no error occured during the download,</text:p>
      <text:p text:style-name="P1"><text:s text:c="4"/>'these steps completes the download and closes the IE that prepares the download)</text:p>
      <text:p text:style-name="P1"><text:s text:c="4"/>Call z_ExcelSessionWindowNormal(mywb)</text:p>
      <text:p text:style-name="P1"><text:s text:c="4"/>Call z_ExcelWorkbookWindowNormal(mywb)</text:p>
      <text:p text:style-name="P1"><text:s text:c="4"/>Application.Wait (Now + TimeValue("0:00:01"))</text:p>
      <text:p text:style-name="P1"><text:s text:c="4"/>mywb.Activate</text:p>
      <text:p text:style-name="P1"><text:s text:c="4"/>DoEvents</text:p>
      <text:p text:style-name="P1"><text:s text:c="4"/>Call z_ExcelSessionWindowMinimized(mywb)</text:p>
      <text:p text:style-name="P1"><text:s text:c="4"/>DoEvents</text:p>
      <text:p text:style-name="P1"><text:s text:c="4"/>Call z_ExcelSessionWindowNormal(mywb)</text:p>
      <text:p text:style-name="P1"><text:s text:c="4"/>mywb.Activate</text:p>
      <text:p text:style-name="P1"><text:soft-page-break/><text:s text:c="4"/>DoEvents</text:p>
      <text:p text:style-name="P1"><text:s text:c="4"/>Application.Wait (Now + TimeValue("0:00:05"))</text:p>
      <text:p text:style-name="P1"><text:s text:c="4"/></text:p>
      <text:p text:style-name="P1"><text:s text:c="4"/>'if there pops up a msgbox click ok</text:p>
      <text:p text:style-name="P1"><text:s text:c="4"/>'new position and mouse click</text:p>
      <text:p text:style-name="P1"><text:s text:c="4"/>Call z_SetMousePosAndLeftClick(Target_X0, Target_Y0, 567, 552)</text:p>
      <text:p text:style-name="P1"><text:s text:c="4"/>Application.Wait (Now + TimeValue("0:00:01"))</text:p>
      <text:p text:style-name="P1"><text:s text:c="4"/></text:p>
      <text:p text:style-name="P1"><text:s text:c="4"/>'minimize all Excel workbooks within the Excel session</text:p>
      <text:p text:style-name="P1"><text:s text:c="4"/>Call z_ExcelWorkbookWindowMinimizeAll(mywb)</text:p>
      <text:p text:style-name="P1"><text:s text:c="4"/>Application.Wait (Now + TimeValue("0:00:01"))</text:p>
      <text:p text:style-name="P1"><text:s text:c="4"/></text:p>
      <text:p text:style-name="P1"><text:s text:c="4"/>'If IE download fails, close IE and store the error</text:p>
      <text:p text:style-name="P1"><text:s text:c="4"/>strWindowTitle = "Internet Explorer cannot display the webpage - Windows Internet Explorer provided by Syngenta"</text:p>
      <text:p text:style-name="P1"><text:s text:c="4"/>Dim My_IE_XL_Error_hWnd As Long</text:p>
      <text:p text:style-name="P1"><text:s text:c="4"/>My_IE_XL_Error_hWnd = z_FindWindowHandle(strWindowTitle)</text:p>
      <text:p text:style-name="P1"><text:s text:c="4"/>If My_IE_XL_Error_hWnd &lt;&gt; 0 Then</text:p>
      <text:p text:style-name="P1"><text:s text:c="8"/>Call z_CloseIE2(My_IE_XL_Error_hWnd)</text:p>
      <text:p text:style-name="P1"><text:s text:c="8"/>Application.Wait (Now + TimeValue("0:00:01"))</text:p>
      <text:p text:style-name="P1"><text:s text:c="8"/>Array_FailedDownloads(FailedDownloads_iter) = VirtualPortfolio_DropdownPos_Iter + 1</text:p>
      <text:p text:style-name="P1"><text:s text:c="8"/>Debug.Print "CannotDisplayWebpage <text:s text:c="4"/>" &amp; FailedDownloads_iter + 1 &amp; " <text:s text:c="3"/>" &amp; VirtualPortfolio_DropdownPos_Iter + 1</text:p>
      <text:p text:style-name="P1"><text:s text:c="8"/>mywb.Worksheets("Sheet1").Cells(FailedDownloads_iter + 1, 1) = FailedDownloads_iter</text:p>
      <text:p text:style-name="P1"><text:s text:c="8"/>mywb.Worksheets("Sheet1").Cells(FailedDownloads_iter + 1, 2) = VirtualPortfolio_DropdownPos_Iter + 1</text:p>
      <text:p text:style-name="P1"><text:s text:c="8"/>mywb.Worksheets("Sheet1").Cells(FailedDownloads_iter + 1, 3) = "Cannot display webpage"</text:p>
      <text:p text:style-name="P1"><text:s text:c="8"/>FailedDownloads_iter = FailedDownloads_iter + 1</text:p>
      <text:p text:style-name="P1"><text:s text:c="4"/>End If</text:p>
      <text:p text:style-name="P1"><text:s text:c="4"/>'FindPopUpWindow("Windows Internet Explorer provided by Syngenta")</text:p>
      <text:p text:style-name="P1"><text:s text:c="4"/>'Stop</text:p>
      <text:p text:style-name="P1">Next VirtualPortfolio_DropdownPos_Iter</text:p>
      <text:p text:style-name="P1">Stop</text:p>
      <text:p text:style-name="P1">End Sub</text:p>
      <text:p text:style-name="P1"/>
      <text:p text:style-name="P1">Function FindPopUpWindow(optionalParentName As String, Optional hwndParent As Long) As Long</text:p>
      <text:p text:style-name="P1">Dim WindowName As String</text:p>
      <text:p text:style-name="P1">WindowName = vbNullString</text:p>
      <text:p text:style-name="P1">If hwndParent = 0 Then</text:p>
      <text:p text:style-name="P1"><text:s text:c="4"/>hwndParent = z_FindWindowHandle(ParentName)</text:p>
      <text:p text:style-name="P1">End If</text:p>
      <text:p text:style-name="P1">hWndChild = FindWindowEx(hwndParent, 0&amp;, vbNullString, WindowName)</text:p>
      <text:p text:style-name="P1">FindPopUpWindow = hWndChild</text:p>
      <text:p text:style-name="P1">'when found do the clicks</text:p>
      <text:p text:style-name="P1">End Function</text:p>
      <text:p text:style-name="P1"/>
      <text:p text:style-name="P1">Sub MoveWbSheetsIntoAnotherWb()</text:p>
      <text:p text:style-name="P1">Dim mywb As Workbook</text:p>
      <text:p text:style-name="P1">Dim wbpath As String</text:p>
      <text:p text:style-name="P1">Dim wbname As String</text:p>
      <text:p text:style-name="Standard">wbpath = "C:\Users\t740698\Desktop\"</text:p>
      <text:p text:style-name="P1">wbname = "SmC_Download" &amp; "_" &amp; VBA.DateTime.Day(Now()) &amp; "_" &amp; _</text:p>
      <text:p text:style-name="P1"><text:s text:c="8"/>VBA.DateTime.Month(Now()) &amp; "_" &amp; VBA.DateTime.Year(Now()) &amp; ".xlsb"</text:p>
      <text:p text:style-name="P1"><text:soft-page-break/>'open or activate mywb</text:p>
      <text:p text:style-name="P1">Call z_WorkbookNewOrOpenOrActivate(wbname, wbpath, mywb)</text:p>
      <text:p text:style-name="P1">'bring the Excel session into xlnormal</text:p>
      <text:p text:style-name="P1">z_ExcelSessionWindowNormal (mywb)</text:p>
      <text:p text:style-name="P1">'rename logfile</text:p>
      <text:p text:style-name="P1">mywb.Sheets("Sheet1").Select</text:p>
      <text:p text:style-name="P1">mywb.Sheets("Sheet1").Name = "Logfile"</text:p>
      <text:p text:style-name="P1">'delete empty sheets</text:p>
      <text:p text:style-name="P1">Call z_DeleteWbSheet(mywb, "Sheet2")</text:p>
      <text:p text:style-name="P1">Call z_DeleteWbSheet(mywb, "Sheet3")</text:p>
      <text:p text:style-name="P1">'move all windows into mywb</text:p>
      <text:p text:style-name="P1">z_MoveWbSheetsIntoAnotherWb (mywb)</text:p>
      <text:p text:style-name="P1">'save workbook</text:p>
      <text:p text:style-name="P1">mywb.Save</text:p>
      <text:p text:style-name="P1">End Sub</text:p>
      <text:p text:style-name="P1"/>
      <text:p text:style-name="P1">Function z_MoveWbSheetsIntoAnotherWb(Wb_ref As Workbook)</text:p>
      <text:p text:style-name="P1"><text:s text:c="4"/>Dim Wb As Workbook</text:p>
      <text:p text:style-name="P1"><text:s text:c="4"/>For Each Wb In Wb_ref.Application.Workbooks ' Workbooks</text:p>
      <text:p text:style-name="P1"><text:s text:c="8"/>'move all Windows to Wb_ref</text:p>
      <text:p text:style-name="P1"><text:s text:c="8"/>Windows(Wb.Name).Activate</text:p>
      <text:p text:style-name="P1"><text:s text:c="8"/>ActiveWindow.WindowState = xlNormal</text:p>
      <text:p text:style-name="P1"><text:s text:c="8"/>ActiveWindow.WindowState = xlNormal</text:p>
      <text:p text:style-name="P1"><text:s text:c="8"/>Sheets(Wb.Name).Select</text:p>
      <text:p text:style-name="P1"><text:s text:c="8"/>Sheets(Wb.Name).Move After:=Wb_ref.Sheets(Sheets.Count)</text:p>
      <text:p text:style-name="P1"><text:s text:c="4"/>Next</text:p>
      <text:p text:style-name="P1">End Function</text:p>
      <text:p text:style-name="P1"/>
      <text:p text:style-name="P1">Function z_DeleteWbSheet(Wb As Workbook, Sh As String)</text:p>
      <text:p text:style-name="P1"><text:s text:c="4"/>Sheets(Sh).Select</text:p>
      <text:p text:style-name="P1"><text:s text:c="4"/>ActiveWindow.SelectedSheets.Delete</text:p>
      <text:p text:style-name="P1">End Function</text:p>
      <text:p text:style-name="P1"/>
      <text:p text:style-name="P1">Sub determineMousePos()</text:p>
      <text:p text:style-name="P1">Dim MyActuelPos As POINTAPI</text:p>
      <text:p text:style-name="P1">Dim myTargetPos As POINTAPI</text:p>
      <text:p text:style-name="P1">Dim Target_X, Target_Y As Long</text:p>
      <text:p text:style-name="P2">Dim Actuel_X, Actuel_Y As Long</text:p>
      <text:p text:style-name="P1">'aktuelle pos abfragen</text:p>
      <text:p text:style-name="P1">'If necessary change to VBA with ALT-Tab and start with F5 or F8</text:p>
      <text:p text:style-name="P2">Do While 1</text:p>
      <text:p text:style-name="P2">GetCursorPos MyActuelPos</text:p>
      <text:p text:style-name="P2">Actuel_X = MyActuelPos.x</text:p>
      <text:p text:style-name="P2">Actuel_Y = MyActuelPos.y</text:p>
      <text:p text:style-name="P2">Debug.Print Actuel_X &amp; " <text:s text:c="2"/>" &amp; Actuel_Y</text:p>
      <text:p text:style-name="P1">Stop</text:p>
      <text:p text:style-name="P1">Loop</text:p>
      <text:p text:style-name="P1">End Sub</text:p>
      <text:p text:style-name="P1"/>
      <text:p text:style-name="P1"/>
      <text:p text:style-name="P1">Function Key_Alt_O()</text:p>
      <text:p text:style-name="P1">'http://www.unet.univie.ac.at/~a7425519/programme/hex2dez.htm</text:p>
      <text:p text:style-name="P1">Const VK_MENU = 18 '0x12</text:p>
      <text:p text:style-name="P1"><text:soft-page-break/>Const VK_O = 79 '0x4F</text:p>
      <text:p text:style-name="P1"><text:s text:c="4"/>'WinKey down</text:p>
      <text:p text:style-name="P1"><text:s text:c="4"/>keybd_event VK_MENU, 0, 0, 0</text:p>
      <text:p text:style-name="P1"><text:s text:c="4"/>'F key down</text:p>
      <text:p text:style-name="P1"><text:s text:c="4"/>keybd_event VK_O, 0, 0, 0</text:p>
      <text:p text:style-name="P1"><text:s text:c="4"/>'M key up</text:p>
      <text:p text:style-name="P1"><text:s text:c="4"/>keybd_event VK_O, 0, KEYEVENTF_KEYUP, 0</text:p>
      <text:p text:style-name="P1"><text:s text:c="4"/>'WinKey up</text:p>
      <text:p text:style-name="P1"><text:s text:c="4"/>keybd_event VK_MENU, 0, KEYEVENTF_KEYUP, 0</text:p>
      <text:p text:style-name="P1">End Function</text:p>
      <text:p text:style-name="P1"/>
      <text:p text:style-name="P1"/>
      <text:p text:style-name="P1"/>
      <text:p text:style-name="P1"/>
      <text:p text:style-name="P1">Private Declare Sub keybd_event Lib "user32.dll" (ByVal bVk As Byte, ByVal bScan As Byte, ByVal dwFlags As Long, _</text:p>
      <text:p text:style-name="P1">ByVal dwExtraInfo As Long)</text:p>
      <text:p text:style-name="P1"/>
      <text:p text:style-name="P1"/>
      <text:p text:style-name="P1">Function z_ShowDesktop()</text:p>
      <text:p text:style-name="P1">'Keybord: Windows button + M button shows the desktop</text:p>
      <text:p text:style-name="P1">'Do not test with debug F8 -&gt; VBA Windows hides!!!</text:p>
      <text:p text:style-name="P1">'http://msdn.microsoft.com/en-us/library/ms646304(VS.85).aspx</text:p>
      <text:p text:style-name="P1">'http://msdn.microsoft.com/en-us/library/dd375731(v=VS.85).aspx</text:p>
      <text:p text:style-name="P1"/>
      <text:p text:style-name="P1">Const VK_STARTKEY = &amp;H5B</text:p>
      <text:p text:style-name="P1">Const VK_M = 77</text:p>
      <text:p text:style-name="P1">Const KEYEVENTF_KEYUP = &amp;H2</text:p>
      <text:p text:style-name="P1"><text:s text:c="4"/>'WinKey down</text:p>
      <text:p text:style-name="P1"><text:s text:c="4"/>keybd_event VK_STARTKEY, 0, 0, 0</text:p>
      <text:p text:style-name="P1"><text:s text:c="4"/>'M key down</text:p>
      <text:p text:style-name="P1"><text:s text:c="4"/>keybd_event VK_M, 0, 0, 0</text:p>
      <text:p text:style-name="P1"><text:s text:c="4"/>'M key up</text:p>
      <text:p text:style-name="P1"><text:s text:c="4"/>keybd_event VK_M, 0, KEYEVENTF_KEYUP, 0</text:p>
      <text:p text:style-name="P1"><text:s text:c="4"/>'WinKey up</text:p>
      <text:p text:style-name="P1"><text:s text:c="4"/>keybd_event VK_STARTKEY, 0, KEYEVENTF_KEYUP, 0</text:p>
      <text:p text:style-name="P1"><text:s text:c="4"/></text:p>
      <text:p text:style-name="P1"><text:s text:c="4"/>'do not minimiz form itself</text:p>
      <text:p text:style-name="P1"><text:s text:c="4"/>'Me.WindowState = vbMaximized</text:p>
      <text:p text:style-name="P1"><text:s text:c="4"/>'Me.WindowState = vbNormal[/b]</text:p>
      <text:p text:style-name="P1">End Function</text:p>
      <text:p text:style-name="P1"/>
      <text:p text:style-name="P1"/>
      <text:p text:style-name="P1">Sub VBE_Window()</text:p>
      <text:p text:style-name="P1"><text:s text:c="4"/>Dim H&amp;, W&amp;</text:p>
      <text:p text:style-name="P1"><text:s text:c="4"/>Application.VBE.MainWindow.Visible = True</text:p>
      <text:p text:style-name="P1"><text:s text:c="4"/></text:p>
      <text:p text:style-name="P1"><text:s text:c="4"/>With Application.VBE.MainWindow</text:p>
      <text:p text:style-name="P1"><text:s text:c="4"/>.WindowState = vbext_ws_Maximize</text:p>
      <text:p text:style-name="P1"><text:s text:c="4"/>H = .height</text:p>
      <text:p text:style-name="P1"><text:s text:c="4"/>W = .width</text:p>
      <text:p text:style-name="P1"><text:s text:c="4"/></text:p>
      <text:p text:style-name="P1"><text:s text:c="4"/>.WindowState = vbext_ws_Normal</text:p>
      <text:p text:style-name="P1"><text:soft-page-break/><text:s text:c="4"/>.width = W / 2</text:p>
      <text:p text:style-name="P1"><text:s text:c="5"/>.left = W / 2</text:p>
      <text:p text:style-name="P1"><text:s text:c="4"/>.top = 0</text:p>
      <text:p text:style-name="P1"><text:s text:c="4"/>.height = H</text:p>
      <text:p text:style-name="P1"><text:s text:c="8"/>End With</text:p>
      <text:p text:style-name="P1">End Sub</text:p>
      <text:p text:style-name="P1"/>
      <text:p text:style-name="P1">Sub FensterMethoden()</text:p>
      <text:p text:style-name="P1"/>
      <text:p text:style-name="P1">If 0 Then</text:p>
      <text:p text:style-name="P1">'Fenster der Excel session</text:p>
      <text:p text:style-name="P1">Application.WindowState = xlNormal</text:p>
      <text:p text:style-name="P1">Application.WindowState = xlMinimized</text:p>
      <text:p text:style-name="P1">Application.WindowState = xlNormal</text:p>
      <text:p text:style-name="P1">Application.Visible = False</text:p>
      <text:p text:style-name="P1">Application.Visible = True</text:p>
      <text:p text:style-name="P1"/>
      <text:p text:style-name="P1">'Fenster innerhalb der Excel session</text:p>
      <text:p text:style-name="P1">Application.Windows(1).Activate</text:p>
      <text:p text:style-name="P1">Application.Windows(1).Visible = False</text:p>
      <text:p text:style-name="P1">Application.Windows(1).Visible = True</text:p>
      <text:p text:style-name="P1">Application.Windows(2).Activate</text:p>
      <text:p text:style-name="P1">Application.Windows(2).Visible = False</text:p>
      <text:p text:style-name="P1">Application.Windows(2).Visible = True</text:p>
      <text:p text:style-name="P1">Application.Windows(1).WindowState = xlNormal</text:p>
      <text:p text:style-name="P1">Application.Windows(1).WindowState = xlMinimized</text:p>
      <text:p text:style-name="P1">End If</text:p>
      <text:p text:style-name="P1"/>
      <text:p text:style-name="Standard">'Fenster innerhalb der Excel session (workbooks)</text:p>
      <text:p text:style-name="P1">Dim mywb As Workbook</text:p>
      <text:p text:style-name="P1">wbpath = "C:\Users\t740698\Desktop\"</text:p>
      <text:p text:style-name="P1">wbname = "SmC_Download.xlsb"</text:p>
      <text:p text:style-name="P1">Set mywb = GetObject(wbpath &amp; wbname)</text:p>
      <text:p text:style-name="P1">'Application.mywb.Activate</text:p>
      <text:p text:style-name="P1">'Application.mywb.Visible = False</text:p>
      <text:p text:style-name="P1">'Application.mywb.Visible = True</text:p>
      <text:p text:style-name="P1">'Application.mywb.WindowState = xlNormal</text:p>
      <text:p text:style-name="P1">'Application.mywb.WindowState = xlMinimized</text:p>
      <text:p text:style-name="P1">mywb.Application.Visible = False</text:p>
      <text:p text:style-name="P1">mywb.Application.Visible = True</text:p>
      <text:p text:style-name="P1">mywb.Application.WindowState = xlNormal</text:p>
      <text:p text:style-name="P1">mywb.Application.WindowState = xlMinimized</text:p>
      <text:p text:style-name="P1">mywb.Application.WindowState = xlNormal</text:p>
      <text:p text:style-name="P1">End Sub</text:p>
      <text:p text:style-name="P1"/>
      <text:p text:style-name="P1"/>
      <text:p text:style-name="P1">Sub testExelWindowFunctions()</text:p>
      <text:p text:style-name="P1">'Dim myWb As Workbook</text:p>
      <text:p text:style-name="Standard">'WbPath = "C:\Users\t740698\Desktop\"</text:p>
      <text:p text:style-name="P1">'WbName = "SmC_Download.xlsb"</text:p>
      <text:p text:style-name="P1">'Set myWb = GetObject(WbPath &amp; WbName)</text:p>
      <text:p text:style-name="P1">'----------</text:p>
      <text:p text:style-name="P1">'Call z_ExcelSessionWindowMinimized(mywb)</text:p>
      <text:p text:style-name="P1"><text:soft-page-break/>'Call z_ExcelSessionWindowNormal(mywb)</text:p>
      <text:p text:style-name="P1">'Call z_ExcelSessionWindowMinimized</text:p>
      <text:p text:style-name="P1">'Call z_ExcelSessionWindowNormal</text:p>
      <text:p text:style-name="P1">'Call z_ExcelSessionWindowMoveAndResize(myWb, 0, 0, 900, 600)</text:p>
      <text:p text:style-name="P1">'Call z_ExcelSessionWindowMoveAndResize(, 0, 0, 900, 600)</text:p>
      <text:p text:style-name="P1">'Call z_ExcelWorkbookWindowMinimized(myWb)</text:p>
      <text:p text:style-name="P1">'Call z_ExcelWorkbookWindowNormal(myWb)</text:p>
      <text:p text:style-name="P1">'Call z_ExcelWorkbookWindowMinimizeAll</text:p>
      <text:p text:style-name="P1">'-------------</text:p>
      <text:p text:style-name="P1">Dim mywb As Workbook</text:p>
      <text:p text:style-name="P1">Dim wbpath As String</text:p>
      <text:p text:style-name="P1">Dim wbname As String</text:p>
      <text:p text:style-name="P1">wbpath = "C:\Users\t740698\Desktop\"</text:p>
      <text:p text:style-name="P1">wbname = "SmC_Download1.xlsb"</text:p>
      <text:p text:style-name="P1">Call z_WorkbookNewOrOpenOrActivate(wbname, wbpath, mywb)</text:p>
      <text:p text:style-name="P1">End Sub</text:p>
      <text:p text:style-name="P1"/>
      <text:p text:style-name="P1"/>
      <text:p text:style-name="P1">Sub test()</text:p>
      <text:p text:style-name="P1">Application.Wait (Now + TimeValue("0:00:02"))</text:p>
      <text:p text:style-name="P1">Target_X0 = 21 '(calibrate here)</text:p>
      <text:p text:style-name="P1">Target_Y0 = 138 '(calibrate here)</text:p>
      <text:p text:style-name="P1">'download into excel</text:p>
      <text:p text:style-name="P1">'new position</text:p>
      <text:p text:style-name="P1">Target_X = Target_X0 + 1019</text:p>
      <text:p text:style-name="P1">Target_Y = Target_Y0</text:p>
      <text:p text:style-name="P1">SetCursorPos Target_X, Target_Y</text:p>
      <text:p text:style-name="P1">Application.Wait (Now + TimeValue("0:00:01"))</text:p>
      <text:p text:style-name="P1">'send mouse click</text:p>
      <text:p text:style-name="P1">SendMouseClick (MOUSE_LEFT)</text:p>
      <text:p text:style-name="P1">Application.Wait (Now + TimeValue("0:00:10"))</text:p>
      <text:p text:style-name="P1">'Open</text:p>
      <text:p text:style-name="P1">strWindowTitle = "Windows Internet Explorer provided by Syngenta"</text:p>
      <text:p text:style-name="P1">hwnd = FindWindowHandle(strWindowTitle)</text:p>
      <text:p text:style-name="P1">If hwnd &lt;&gt; 0 Then</text:p>
      <text:p text:style-name="Standard"><text:span text:style-name="T1"><text:s text:c="2"/></text:span>' Fenster aktivieren und in den Vordergrund holen</text:p>
      <text:p text:style-name="Standard"><text:s text:c="2"/><text:span text:style-name="T1">SetForegroundWindow hwnd</text:span></text:p>
      <text:p text:style-name="P1">End If</text:p>
      <text:p text:style-name="P1">'new position</text:p>
      <text:p text:style-name="P1">Target_X = Target_X0 + 586</text:p>
      <text:p text:style-name="P1">Target_Y = Target_Y0 + 372</text:p>
      <text:p text:style-name="P1">SetCursorPos Target_X, Target_Y</text:p>
      <text:p text:style-name="P1">Application.Wait (Now + TimeValue("0:00:01"))</text:p>
      <text:p text:style-name="P1">'send mouse click</text:p>
      <text:p text:style-name="P1">SendMouseClick (MOUSE_LEFT)</text:p>
      <text:p text:style-name="P1">Application.Wait (Now + TimeValue("0:00:01"))</text:p>
      <text:p text:style-name="P1"/>
      <text:p text:style-name="P1"/>
      <text:p text:style-name="P1">strWindowTitle = "Microsoft Excel"</text:p>
      <text:p text:style-name="P1">hwnd = FindWindowHandle(strWindowTitle)</text:p>
      <text:p text:style-name="P1">If hwnd &lt;&gt; 0 Then</text:p>
      <text:p text:style-name="Standard"><text:span text:style-name="T1"><text:s text:c="2"/></text:span>' Fenster aktivieren und in den Vordergrund holen</text:p>
      <text:p text:style-name="Standard"><text:s text:c="2"/><text:span text:style-name="T1">SetForegroundWindow hwnd</text:span></text:p>
      <text:p text:style-name="P1"><text:soft-page-break/>End If</text:p>
      <text:p text:style-name="P1"/>
      <text:p text:style-name="P1">'Target_X = Target_X0 + 567</text:p>
      <text:p text:style-name="P1">'Target_Y = Target_Y0 + 552</text:p>
      <text:p text:style-name="P1">'SetCursorPos Target_X, Target_Y</text:p>
      <text:p text:style-name="P1">'Application.Wait (Now + TimeValue("0:00:01"))</text:p>
      <text:p text:style-name="P1">'send mouse click</text:p>
      <text:p text:style-name="P1">'SendMouseClick (MOUSE_LEFT)</text:p>
      <text:p text:style-name="P1">'Application.Wait (Now + TimeValue("0:00:01"))</text:p>
      <text:p text:style-name="P1">'Stop</text:p>
      <text:p text:style-name="P1">End Sub</text:p>
      <text:p text:style-name="P1"/>
      <text:p text:style-name="P1"/>
      <text:p text:style-name="P1">Private Declare Function FindWindow Lib "user32.dll" _</text:p>
      <text:p text:style-name="P1"><text:s text:c="2"/>Alias "FindWindowA" ( _</text:p>
      <text:p text:style-name="P1"><text:s text:c="2"/>ByVal lpClassName As String, _</text:p>
      <text:p text:style-name="P1"><text:s text:c="2"/>ByVal lpWindowName As String) As Long</text:p>
      <text:p text:style-name="P1">Private Declare Function FindWindowEx Lib "user32.dll" _</text:p>
      <text:p text:style-name="P1"><text:s text:c="2"/>Alias "FindWindowExA" ( _</text:p>
      <text:p text:style-name="P1"><text:s text:c="2"/>ByVal hwndParent As Long, _</text:p>
      <text:p text:style-name="P1"><text:s text:c="2"/>ByVal hwndChildAfter As Long, _</text:p>
      <text:p text:style-name="P1"><text:s text:c="3"/>ByVal lpszClass As String, _</text:p>
      <text:p text:style-name="P1"><text:s text:c="2"/>ByVal lpszWindow As String) As Long</text:p>
      <text:p text:style-name="Standard">' Das Fensterhandle des Startbuttons ermitteln</text:p>
      <text:p text:style-name="P1">Private Sub Command1_Click()</text:p>
      <text:p text:style-name="P1"><text:s text:c="2"/>Dim hwnd As Long</text:p>
      <text:p text:style-name="P1"><text:s text:c="2"/>Dim hwnd1 As Long</text:p>
      <text:p text:style-name="P1"><text:s/></text:p>
      <text:p text:style-name="P1"><text:s text:c="2"/>' Taskleiste ermitteln</text:p>
      <text:p text:style-name="P1"><text:s text:c="2"/>hwnd1 = FindWindow("shell_traywnd", vbNullString)</text:p>
      <text:p text:style-name="P1"><text:s/></text:p>
      <text:p text:style-name="P1"><text:s text:c="2"/>' Startbutton ermitteln</text:p>
      <text:p text:style-name="P1"><text:s text:c="2"/>hwnd = FindWindowEx(hwnd1, 0, "button", vbNullString)</text:p>
      <text:p text:style-name="P1"><text:s/></text:p>
      <text:p text:style-name="P1"><text:s text:c="2"/>Debug.Print "Fensterhandle des Startbuttons: " &amp; CStr(hwnd)</text:p>
      <text:p text:style-name="P1">End Sub</text:p>
      <text:p text:style-name="P1"/>
      <text:p text:style-name="P1"/>
      <text:p text:style-name="P13">File: API VBA</text:p>
      <text:p text:style-name="P1"/>
      <text:p text:style-name="P1">Private Declare Function ShellExecute Lib "shell32.dll" Alias "ShellExecuteA" ( _</text:p>
      <text:p text:style-name="P1"><text:s text:c="2"/>ByVal hwnd As Long, _</text:p>
      <text:p text:style-name="P1"><text:s text:c="2"/>ByVal lpOperation As String, _</text:p>
      <text:p text:style-name="P1"><text:s text:c="2"/>ByVal lpFile As String, _</text:p>
      <text:p text:style-name="P1"><text:s text:c="2"/>ByVal lpParameters As String, _</text:p>
      <text:p text:style-name="P1"><text:s text:c="2"/>ByVal lpDirectory As String, _</text:p>
      <text:p text:style-name="P1"><text:s text:c="2"/>ByVal nshowcmd As Long) As Long</text:p>
      <text:p text:style-name="P1"><text:s/></text:p>
      <text:p text:style-name="P1">Private Const SW_HIDE = 0</text:p>
      <text:p text:style-name="P1">Private Const SW_MAXIMIZE = 3</text:p>
      <text:p text:style-name="P1">Private Const SW_MINIMIZE = 6</text:p>
      <text:p text:style-name="P1">Private Const SW_NORMAL = 1</text:p>
      <text:p text:style-name="P1"><text:soft-page-break/>Private Const SW_SHOW = 5</text:p>
      <text:p text:style-name="P1">Private Const SW_RESTORE = 9</text:p>
      <text:p text:style-name="P1">Private Const SW_SHOWMAXIMIZED = 3</text:p>
      <text:p text:style-name="P1">Private Const SW_SHOWMINIMIZED = 2</text:p>
      <text:p text:style-name="P1">Private Const SW_SHOWMINNOACTIVE = 7</text:p>
      <text:p text:style-name="P1">Private Const SW_SHOWNA = 8</text:p>
      <text:p text:style-name="P1">Private Const SW_SHOWNOACTIVATE = 4</text:p>
      <text:p text:style-name="P1">Private Const SW_SHOWNORMAL = 1</text:p>
      <text:p text:style-name="P1"><text:s/></text:p>
      <text:p text:style-name="P1">Private Const ERROR_BAD_FORMAT = 11&amp;</text:p>
      <text:p text:style-name="P1">Private Const SE_ERR_ACCESSDENIED = 5</text:p>
      <text:p text:style-name="P1">Private Const SE_ERR_ASSOCINCOMPLETE = 27</text:p>
      <text:p text:style-name="P1">Private Const SE_ERR_DDEBUSY = 30</text:p>
      <text:p text:style-name="P1">Private Const SE_ERR_DDEFAIL = 29</text:p>
      <text:p text:style-name="P1">Private Const SE_ERR_DDETIMEOUT = 28</text:p>
      <text:p text:style-name="P1">Private Const SE_ERR_DLLNOTFOUND = 32</text:p>
      <text:p text:style-name="P1">Private Const SE_ERR_FNF = 2</text:p>
      <text:p text:style-name="P1">Private Const SE_ERR_NOASSOC = 31</text:p>
      <text:p text:style-name="P1">Private Const SE_ERR_OOM = 8</text:p>
      <text:p text:style-name="P1">Private Const SE_ERR_PNF = 3</text:p>
      <text:p text:style-name="P1">Private Const SE_ERR_SHARE = 26</text:p>
      <text:p text:style-name="P1"/>
      <text:p text:style-name="P1">Const HH_DISPLAY_TOPIC = &amp;H0</text:p>
      <text:p text:style-name="P1">Const HH_HELP_CONTEXT = &amp;HF</text:p>
      <text:p text:style-name="P1"/>
      <text:p text:style-name="P1">Declare Function MoveWindow Lib "user32.dll" ( _</text:p>
      <text:p text:style-name="P1"><text:s text:c="2"/>ByVal hwnd As Long, _</text:p>
      <text:p text:style-name="P1"><text:s text:c="2"/>ByVal x As Long, _</text:p>
      <text:p text:style-name="P1"><text:s text:c="2"/>ByVal y As Long, _</text:p>
      <text:p text:style-name="P1"><text:s text:c="2"/>ByVal nWidth As Long, _</text:p>
      <text:p text:style-name="P1"><text:s text:c="2"/>ByVal nHeight As Long, _</text:p>
      <text:p text:style-name="P1"><text:s text:c="2"/>ByVal bRepaint As Long) As Long</text:p>
      <text:p text:style-name="P1"><text:s text:c="4"/></text:p>
      <text:p text:style-name="P1">Private Declare Sub Sleep Lib "kernel32" ( _</text:p>
      <text:p text:style-name="P1"><text:s text:c="4"/>ByVal dwMilliseconds As Long)</text:p>
      <text:p text:style-name="P1"><text:s text:c="4"/></text:p>
      <text:p text:style-name="P1">Private Declare Function FindWindow Lib "user32" _</text:p>
      <text:p text:style-name="P1">Alias "FindWindowA" ( _</text:p>
      <text:p text:style-name="P1">ByVal lpClassName As String, _</text:p>
      <text:p text:style-name="P1">ByVal lpWindowName As String) As Long</text:p>
      <text:p text:style-name="P1"/>
      <text:p text:style-name="P1"><text:s text:c="4"/></text:p>
      <text:p text:style-name="P1"><text:s/></text:p>
      <text:p text:style-name="P1">Sub MyMoveShellExecuteNotepad()</text:p>
      <text:p text:style-name="P1">Dim retval, rval, x, y, z As Long</text:p>
      <text:p text:style-name="P1">Dim AppID As Long</text:p>
      <text:p text:style-name="P1">retval = ShellExecute(Application.hwnd, "open", _</text:p>
      <text:p text:style-name="P1"><text:s text:c="18"/>"C:\Users\Benzro\Desktop\A.txt", "", _</text:p>
      <text:p text:style-name="P1"><text:s text:c="18"/>"", SW_NORMAL)</text:p>
      <text:p text:style-name="P1"><text:s text:c="18"/></text:p>
      <text:p text:style-name="P1">DoEvents</text:p>
      <text:p text:style-name="P1">Sleep 100 'Application.Wait (Now + TimeValue("0:00:1"))</text:p>
      <text:p text:style-name="P1">nhWnd = FindWindow(vbNullString, "A.txt - Editor")</text:p>
      <text:p text:style-name="P1"><text:soft-page-break/></text:p>
      <text:p text:style-name="P1">If nhWnd &lt;&gt; 0 Then</text:p>
      <text:p text:style-name="P1"><text:s text:c="4"/>rval = MoveWindow(nhWnd, 150, 150, 500, 500, 1)</text:p>
      <text:p text:style-name="P1">End If</text:p>
      <text:p text:style-name="P1">Sleep 100</text:p>
      <text:p text:style-name="P1">End Sub</text:p>
      <text:p text:style-name="P1"/>
      <text:p text:style-name="P1">Private Sub MyMoveShellNotepad()</text:p>
      <text:p text:style-name="P1">Dim nhWnd As Long</text:p>
      <text:p text:style-name="P1">nhWnd = Shell("C:\Windows\System32\notepad.exe", vbNormalFocus)</text:p>
      <text:p text:style-name="P1">nhWnd = FindWindow(vbNullString, "Unbenannt - Editor")</text:p>
      <text:p text:style-name="P1">If nhWnd &lt;&gt; 0 Then</text:p>
      <text:p text:style-name="P1"><text:s text:c="4"/>MoveWindow nhWnd, 150, 150, 500, 500, 1</text:p>
      <text:p text:style-name="P1">End If</text:p>
      <text:p text:style-name="P1">End Sub</text:p>
      <text:p text:style-name="P1"/>
      <text:p text:style-name="P1"/>
      <text:p text:style-name="P1">Option Explicit</text:p>
      <text:p text:style-name="P1"/>
      <text:p text:style-name="P1">Private Declare Function SetCursorPos Lib "user32.dll" ( _</text:p>
      <text:p text:style-name="P1"><text:s text:c="4"/>ByVal x As Long, _</text:p>
      <text:p text:style-name="P1"><text:s text:c="4"/>ByVal y As Long) As Long</text:p>
      <text:p text:style-name="P1"/>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Type POINTAPI</text:p>
      <text:p text:style-name="P1"><text:s text:c="4"/>x As Long</text:p>
      <text:p text:style-name="P1"><text:s text:c="4"/>y As Long</text:p>
      <text:p text:style-name="P1">End Type</text:p>
      <text:p text:style-name="P1"/>
      <text:p text:style-name="P1">Private Declare Sub mouse_event Lib "user32" _</text:p>
      <text:p text:style-name="P1"><text:s/>(ByVal dwFlags As Long, ByVal dx As Long, _</text:p>
      <text:p text:style-name="P1"><text:s/>ByVal dy As Long, ByVal cButtons As Long, _</text:p>
      <text:p text:style-name="P1"><text:s/>ByVal dwExtraInfo As Long)</text:p>
      <text:p text:style-name="P1"/>
      <text:p text:style-name="P1">Public Const MOUSE_LEFT = 0</text:p>
      <text:p text:style-name="P1">Public Const MOUSE_MIDDLE = 1</text:p>
      <text:p text:style-name="P1">Public Const MOUSE_RIGHT = 2</text:p>
      <text:p text:style-name="P1"/>
      <text:p text:style-name="P1"/>
      <text:p text:style-name="P1"/>
      <text:p text:style-name="Standard">'Die nachfolgende Prozedur simuliert den gewünschten Mausklick.</text:p>
      <text:p text:style-name="P1">Public Sub SendMausklick(ByVal mButton As Long)</text:p>
      <text:p text:style-name="P1"><text:s text:c="2"/>Const MOUSEEVENTF_LEFTDOWN = &amp;H2</text:p>
      <text:p text:style-name="P1"><text:s text:c="2"/>Const MOUSEEVENTF_LEFTUP = &amp;H4</text:p>
      <text:p text:style-name="P1"><text:s text:c="2"/>Const MOUSEEVENTF_MIDDLEDOWN = &amp;H20</text:p>
      <text:p text:style-name="P1"><text:s text:c="2"/>Const MOUSEEVENTF_MIDDLEUP = &amp;H40</text:p>
      <text:p text:style-name="P1"><text:s text:c="2"/>Const MOUSEEVENTF_RIGHTDOWN = &amp;H8</text:p>
      <text:p text:style-name="P1"><text:s text:c="2"/>Const MOUSEEVENTF_RIGHTUP = &amp;H10</text:p>
      <text:p text:style-name="P1"><text:soft-page-break/></text:p>
      <text:p text:style-name="P1"><text:s text:c="2"/>If (mButton = MOUSE_LEFT) Then</text:p>
      <text:p text:style-name="P1"><text:s text:c="4"/>Call mouse_event(MOUSEEVENTF_LEFTDOWN, 0, 0, 0, 0)</text:p>
      <text:p text:style-name="P1"><text:s text:c="4"/>Call mouse_event(MOUSEEVENTF_LEFTUP, 0, 0, 0, 0)</text:p>
      <text:p text:style-name="P1"><text:s text:c="2"/>ElseIf (mButton = MOUSE_MIDDLE) Then</text:p>
      <text:p text:style-name="P1"><text:s text:c="4"/>Call mouse_event(MOUSEEVENTF_MIDDLEDOWN, 0, 0, 0, 0)</text:p>
      <text:p text:style-name="P1"><text:s text:c="4"/>Call mouse_event(MOUSEEVENTF_MIDDLEUP, 0, 0, 0, 0)</text:p>
      <text:p text:style-name="P1"><text:s text:c="2"/>Else</text:p>
      <text:p text:style-name="P1"><text:s text:c="4"/>Call mouse_event(MOUSEEVENTF_RIGHTDOWN, 0, 0, 0, 0)</text:p>
      <text:p text:style-name="P1"><text:s text:c="4"/>Call mouse_event(MOUSEEVENTF_RIGHTUP, 0, 0, 0, 0)</text:p>
      <text:p text:style-name="P1"><text:s text:c="2"/>End If</text:p>
      <text:p text:style-name="P1">End Sub</text:p>
      <text:p text:style-name="P1"/>
      <text:p text:style-name="P1">Sub SendMausDoppelklick(ByVal mButton As Long)</text:p>
      <text:p text:style-name="P1">SendMausklick (mButton)</text:p>
      <text:p text:style-name="P1">SendMausklick (mButton)</text:p>
      <text:p text:style-name="P1">End Sub</text:p>
      <text:p text:style-name="P1"/>
      <text:p text:style-name="P1">Sub MainMausPlatzieren()</text:p>
      <text:p text:style-name="P1">Dim myAktuellPos As POINTAPI</text:p>
      <text:p text:style-name="P1">Dim myZielPos As POINTAPI</text:p>
      <text:p text:style-name="P1">Dim Ziel_X, Ziel_Y As Long</text:p>
      <text:p text:style-name="P2">Dim Aktuell_X, Aktuell_Y As Long</text:p>
      <text:p text:style-name="Standard">'aktuelle pos abfragen</text:p>
      <text:p text:style-name="Standard">GetCursorPos myAktuellPos</text:p>
      <text:p text:style-name="Standard">Aktuell_X = myAktuellPos.x</text:p>
      <text:p text:style-name="Standard">Aktuell_Y = myAktuellPos.y</text:p>
      <text:p text:style-name="Standard">MsgBox Aktuell_X &amp; " <text:s text:c="2"/>" &amp; Aktuell_Y</text:p>
      <text:p text:style-name="Standard">'neue pos setzen</text:p>
      <text:p text:style-name="Standard">Ziel_X = 10</text:p>
      <text:p text:style-name="Standard">Ziel_Y = 100</text:p>
      <text:p text:style-name="Standard">SetCursorPos Ziel_X, Ziel_Y</text:p>
      <text:p text:style-name="Standard">'aktuelle pos abfragen</text:p>
      <text:p text:style-name="Standard">GetCursorPos myAktuellPos</text:p>
      <text:p text:style-name="Standard">Aktuell_X = myAktuellPos.x</text:p>
      <text:p text:style-name="Standard">Aktuell_Y = myAktuellPos.y</text:p>
      <text:p text:style-name="Standard">MsgBox Aktuell_X &amp; " <text:s text:c="2"/>" &amp; Aktuell_Y</text:p>
      <text:p text:style-name="P1">End Sub</text:p>
      <text:p text:style-name="P1"/>
      <text:p text:style-name="P1">Sub MainSendMousclicks()</text:p>
      <text:p text:style-name="P1">SendMausklick (MOUSE_LEFT)</text:p>
      <text:p text:style-name="Standard">SendMausDoppelklick (MOUSE_LEFT)</text:p>
      <text:p text:style-name="Standard">End Sub</text:p>
      <text:p text:style-name="Standard"/>
      <text:p text:style-name="Standard">Sub ApplikationStartenUndSendKeys()</text:p>
      <text:p text:style-name="Standard">' Notepad starten und Dialog "Seite einrichten" aufrufen</text:p>
      <text:p text:style-name="P1">Dim AppID As Long</text:p>
      <text:p text:style-name="P1"><text:s/></text:p>
      <text:p text:style-name="P1">AppID = Shell("C:\Windows\System32\notepad.exe", vbNormalFocus)</text:p>
      <text:p text:style-name="P1">DoEvents</text:p>
      <text:p text:style-name="P1"><text:s/></text:p>
      <text:p text:style-name="P1">' NotePad aktivieren</text:p>
      <text:p text:style-name="P1">AppActivate AppID</text:p>
      <text:p text:style-name="P1"><text:soft-page-break/><text:s/></text:p>
      <text:p text:style-name="Standard">' Alt+d (Menü DATEI)</text:p>
      <text:p text:style-name="Standard">SendKeys "%d", True</text:p>
      <text:p text:style-name="Standard"><text:s/></text:p>
      <text:p text:style-name="Standard">' r (Seiten einrichten)</text:p>
      <text:p text:style-name="Standard">SendKeys "r", True</text:p>
      <text:p text:style-name="Standard"><text:s/></text:p>
      <text:p text:style-name="Standard">' Alt+k (Kopfzeile)</text:p>
      <text:p text:style-name="Standard">SendKeys "%k", True</text:p>
      <text:p text:style-name="Standard"><text:s/></text:p>
      <text:p text:style-name="Standard">' Text schreiben</text:p>
      <text:p text:style-name="Standard">SendKeys "Test-Kopfzeile", True</text:p>
      <text:p text:style-name="Standard"><text:s/></text:p>
      <text:p text:style-name="Standard">' Dialog beenden (OK-Schaltfläche per Alt+O auslösen)</text:p>
      <text:p text:style-name="Standard">SendKeys "{ENTER}"</text:p>
      <text:p text:style-name="Standard"><text:s/></text:p>
      <text:p text:style-name="Standard">' oder anstelle OK, Dialog per Alt+F4 schließen</text:p>
      <text:p text:style-name="P1">'SendKeys "%{F4}"</text:p>
      <text:p text:style-name="P1"/>
      <text:p text:style-name="P1">End Sub</text:p>
      <text:p text:style-name="P1"/>
      <text:p text:style-name="P1"/>
      <text:p text:style-name="P1">Sub EmailOrder()</text:p>
      <text:p text:style-name="Standard">'Versendet das Aktuelle Workbook als Anhang mit Windows Mail</text:p>
      <text:p text:style-name="Standard">'Erzeugt eine Warnung. Diese lässt sich ein- und ausschalten über: Extras&gt;Optionen&gt;Sicherheit&gt;Virenschutz&gt;Warnen...</text:p>
      <text:p text:style-name="Standard"/>
      <text:p text:style-name="P1">With ActiveWorkbook</text:p>
      <text:p text:style-name="P1">.SendMail Recipients:="roland-benz@hispeed.ch", _</text:p>
      <text:p text:style-name="P1">subject:="Testing"</text:p>
      <text:p text:style-name="P1">End With</text:p>
      <text:p text:style-name="P1"/>
      <text:p text:style-name="P1">End Sub</text:p>
      <text:p text:style-name="P1"/>
      <text:p text:style-name="P1"/>
      <text:p text:style-name="Standard">'Dieses Beispiel sendet eine e-Mail über Outlook:</text:p>
      <text:p text:style-name="Standard">'Zum Anzeigen dieser Einstellungen führen Sie folgende Aktionen aus:</text:p>
      <text:p text:style-name="Standard"/>
      <text:p text:style-name="Standard">'Klicken Sie im Menü Extras auf Vertrauensstellungscenter.</text:p>
      <text:p text:style-name="Standard">'Klicken Sie auf Programmgesteuerter Zugriff.</text:p>
      <text:p text:style-name="Standard"/>
      <text:p text:style-name="P1">Sub Mail_senden()</text:p>
      <text:p text:style-name="P1"><text:s text:c="4"/>Dim olApp As Object</text:p>
      <text:p text:style-name="P1"><text:s text:c="4"/>Set olApp = CreateObject("Outlook.Application")</text:p>
      <text:p text:style-name="P1"><text:s text:c="4"/>With olApp.CreateItem(0)</text:p>
      <text:p text:style-name="P1"><text:s text:c="8"/>'Empfänger</text:p>
      <text:p text:style-name="P1"><text:s text:c="8"/>.Recipients.Add "roland-benz@hispeed.ch"</text:p>
      <text:p text:style-name="Standard"><text:span text:style-name="T1"><text:s text:c="8"/></text:span>'Betreff</text:p>
      <text:p text:style-name="Standard"><text:s text:c="8"/>.subject = "Test-Mail"</text:p>
      <text:p text:style-name="Standard"><text:s text:c="8"/>'Nachricht</text:p>
      <text:p text:style-name="Standard"><text:s text:c="8"/>.body = "Das ist eine e-Mail" &amp; Chr(13) &amp; _</text:p>
      <text:p text:style-name="Standard"><text:s text:c="16"/>"Viele Grüße..." &amp; Chr(13) &amp; Chr(13)</text:p>
      <text:p text:style-name="Standard"><text:s text:c="8"/>'Lesebestätigung aus</text:p>
      <text:p text:style-name="Standard"><text:soft-page-break/><text:s text:c="8"/><text:span text:style-name="T1">.ReadReceiptRequested = False</text:span></text:p>
      <text:p text:style-name="P1"><text:s text:c="8"/>'Dateianhang</text:p>
      <text:p text:style-name="P1"><text:s text:c="8"/>.Attachments.Add "C:\Users\Benzro\Desktop\A.txt"</text:p>
      <text:p text:style-name="P1"><text:s text:c="8"/>.Send</text:p>
      <text:p text:style-name="P1"><text:s text:c="4"/>End With</text:p>
      <text:p text:style-name="P1"><text:s text:c="4"/>Set olApp = Nothing</text:p>
      <text:p text:style-name="P1">End Sub</text:p>
      <text:p text:style-name="P1"/>
      <text:p text:style-name="P1">'You can copy the script and attach to any of your report</text:p>
      <text:p text:style-name="P1">'but make sure that inside the VBA Editor select Tools-&gt;References and</text:p>
      <text:p text:style-name="P1">'select Microsoft CDO1.21 Library before copying the script.</text:p>
      <text:p text:style-name="P1"/>
      <text:p text:style-name="P1">Sub SendMail()</text:p>
      <text:p text:style-name="P1"/>
      <text:p text:style-name="P1">Dim objSession As MAPI.Session ' Local</text:p>
      <text:p text:style-name="P1">Dim objMessage As Message <text:s/>' local</text:p>
      <text:p text:style-name="P1">Dim objRecip As Recipient</text:p>
      <text:p text:style-name="P1">On Error GoTo error_olemsg</text:p>
      <text:p text:style-name="P1">Dim doc As busobj.IDocument</text:p>
      <text:p text:style-name="P1">Dim rep As busobj.Report</text:p>
      <text:p text:style-name="P1">Dim DPName As String</text:p>
      <text:p text:style-name="P1">Dim test As Boolean</text:p>
      <text:p text:style-name="P1"/>
      <text:p text:style-name="P1"/>
      <text:p text:style-name="P1"/>
      <text:p text:style-name="P1">Set objSession = CreateObject("MAPI.Session")</text:p>
      <text:p text:style-name="P1">objSession.Logon profileName:="bo_admin", NewSession:=False, showDialog:=False</text:p>
      <text:p text:style-name="P1"/>
      <text:p text:style-name="P1">If objSession Is Nothing Then</text:p>
      <text:p text:style-name="P1"><text:s text:c="4"/>Err.Raise 10, "MA MACRO", "must first log on; use Session-&gt;Logon"</text:p>
      <text:p text:style-name="P1"><text:s text:c="4"/>Exit Sub</text:p>
      <text:p text:style-name="P1"><text:s text:c="4"/>End If</text:p>
      <text:p text:style-name="P1"/>
      <text:p text:style-name="P1">Set objMessage = objSession.Outbox.Messages.Add</text:p>
      <text:p text:style-name="P1">If objMessage Is Nothing Then</text:p>
      <text:p text:style-name="P1"><text:s text:c="4"/>Err.Raise 11, "MA MACRO", "could not create a new message in the Outbox"</text:p>
      <text:p text:style-name="P1"><text:s text:c="4"/>Exit Sub</text:p>
      <text:p text:style-name="P1"><text:s text:c="4"/>End If</text:p>
      <text:p text:style-name="P1"/>
      <text:p text:style-name="P1">With objMessage ' message object</text:p>
      <text:p text:style-name="P1"><text:s text:c="5"/>' Substitue this with your subject</text:p>
      <text:p text:style-name="P1"><text:s text:c="4"/>.subject = "Resort -Monthly Report"</text:p>
      <text:p text:style-name="P1"><text:s text:c="5"/>' Substitue with your the message in body part of the mail</text:p>
      <text:p text:style-name="P1"><text:s text:c="4"/>.Text = "The Monthly reports <text:s/>for " &amp; Format(Now, "mmm") &amp; " is attached herewith."</text:p>
      <text:p text:style-name="P1"><text:s text:c="4"/>For i = 1 To ThisDocument.DataProviders.Count</text:p>
      <text:p text:style-name="P1"><text:s text:c="4"/>If ActiveDocument Is Nothing Then</text:p>
      <text:p text:style-name="P1"><text:s text:c="5"/>MsgBox "NO Active Document to refresh"</text:p>
      <text:p text:style-name="P1"><text:s text:c="2"/>Else</text:p>
      <text:p text:style-name="P1"><text:s text:c="4"/>Set doc = ActiveDocument</text:p>
      <text:p text:style-name="P1"><text:s text:c="3"/>If Not doc.IsAddin Then</text:p>
      <text:p text:style-name="P1"><text:s text:c="23"/></text:p>
      <text:p text:style-name="P1"><text:s text:c="12"/>'use this for converting to csv</text:p>
      <text:p text:style-name="P1"><text:s text:c="11"/></text:p>
      <text:p text:style-name="P1"><text:soft-page-break/><text:s text:c="13"/>DPName = "C:\" + DataProviders.Item(i).Name</text:p>
      <text:p text:style-name="P1"><text:s text:c="12"/>test = DataProviders.Item(i).ConvertTo(boExpAsciiCSV, 1, DPName)</text:p>
      <text:p text:style-name="P1"><text:s text:c="11"/></text:p>
      <text:p text:style-name="P1"><text:s text:c="12"/>'use this for converting to pdf format</text:p>
      <text:p text:style-name="P1"><text:s text:c="11"/></text:p>
      <text:p text:style-name="P1"><text:s text:c="11"/></text:p>
      <text:p text:style-name="P1"><text:s text:c="8"/>Else</text:p>
      <text:p text:style-name="P1"><text:s text:c="4"/>End If</text:p>
      <text:p text:style-name="P1"><text:s text:c="2"/>End If</text:p>
      <text:p text:style-name="P1"><text:s text:c="4"/>Set objAttach = .Attachments.Add ' add the attachment</text:p>
      <text:p text:style-name="P1"/>
      <text:p text:style-name="P1">If objAttach Is Nothing Then</text:p>
      <text:p text:style-name="P1"><text:s text:c="5"/>Err.Raise 12, "MA MACRO", "Unable to create new Attachmentobject"</text:p>
      <text:p text:style-name="P1"><text:s text:c="5"/>Exit Sub</text:p>
      <text:p text:style-name="P1"><text:s text:c="5"/>End If</text:p>
      <text:p text:style-name="P1"><text:s text:c="5"/></text:p>
      <text:p text:style-name="P1"><text:s text:c="5"/></text:p>
      <text:p text:style-name="P1"><text:s text:c="5"/>With objAttach</text:p>
      <text:p text:style-name="P1"><text:s text:c="13"/></text:p>
      <text:p text:style-name="P1"><text:s text:c="7"/></text:p>
      <text:p text:style-name="P1"><text:s text:c="12"/>.Name = DataProviders.Item(i).Name &amp; ".csv"</text:p>
      <text:p text:style-name="P1"><text:s text:c="12"/>.Source = "C:\" &amp; DataProviders.Item(i).Name &amp; ".csv"</text:p>
      <text:p text:style-name="P1"><text:s text:c="9"/></text:p>
      <text:p text:style-name="P1"><text:s text:c="5"/>End With</text:p>
      <text:p text:style-name="P1"><text:s text:c="3"/></text:p>
      <text:p text:style-name="P1"><text:s/></text:p>
      <text:p text:style-name="P1"><text:s text:c="4"/>.Update ' update message to save attachment in MAPI system</text:p>
      <text:p text:style-name="P1"/>
      <text:p text:style-name="P1"><text:s text:c="4"/>Next i</text:p>
      <text:p text:style-name="P1"/>
      <text:p text:style-name="P1"><text:s text:c="4"/>Set objRecip = .Recipients.Add</text:p>
      <text:p text:style-name="P1"><text:s text:c="4"/>With objRecip</text:p>
      <text:p text:style-name="P1"><text:s text:c="8"/>objRecip.Name = ("MAILID") 'substitue with the mailid of the recipient or groupname</text:p>
      <text:p text:style-name="P1"><text:s text:c="8"/>objRecip.Type = CdoTo</text:p>
      <text:p text:style-name="P1"><text:s text:c="8"/>objRecip.Resolve</text:p>
      <text:p text:style-name="P1"><text:s text:c="8"/>End With</text:p>
      <text:p text:style-name="P1"><text:s text:c="11"/></text:p>
      <text:p text:style-name="P1"><text:s text:c="4"/>' use this for sending to a recipient as cc</text:p>
      <text:p text:style-name="P1"><text:s text:c="3"/></text:p>
      <text:p text:style-name="P1"><text:s text:c="3"/>'Set objRecip = .Recipients.Add</text:p>
      <text:p text:style-name="P1"><text:s text:c="4"/>'With objRecip</text:p>
      <text:p text:style-name="P1"><text:s text:c="6"/>' objRecip.Name = ("ddas")</text:p>
      <text:p text:style-name="P1"><text:s text:c="7"/>'objRecip.Type = CdoCc</text:p>
      <text:p text:style-name="P1"><text:s text:c="7"/>'objRecip.Resolve</text:p>
      <text:p text:style-name="P1"><text:s text:c="7"/>'End With</text:p>
      <text:p text:style-name="P1"><text:s text:c="3"/></text:p>
      <text:p text:style-name="P1"/>
      <text:p text:style-name="P1"><text:s text:c="4"/>.Update</text:p>
      <text:p text:style-name="P1"><text:s text:c="4"/>' update message to save attachment in MAPI system</text:p>
      <text:p text:style-name="P1"><text:s text:c="4"/>.Send showDialog:=False</text:p>
      <text:p text:style-name="P1"><text:s text:c="4"/>End With</text:p>
      <text:p text:style-name="P1"><text:s text:c="4"/>For i = 1 To ThisDocument.DataProviders.Count</text:p>
      <text:p text:style-name="P1"><text:s text:c="5"/>Kill "C:\" &amp; DataProviders.Item(i).Name &amp; ".csv"</text:p>
      <text:p text:style-name="P1"><text:soft-page-break/><text:s text:c="3"/>Next i</text:p>
      <text:p text:style-name="P1"><text:s text:c="4"/>objSession.Logoff</text:p>
      <text:p text:style-name="P1"><text:s text:c="4"/>Exit Sub</text:p>
      <text:p text:style-name="P1"><text:s text:c="3"/></text:p>
      <text:p text:style-name="P1"/>
      <text:p text:style-name="Standard">error_olemsg:</text:p>
      <text:p text:style-name="Standard">'MsgBox "Error " &amp; Str(Err) &amp; ": " &amp; Error$(Err)</text:p>
      <text:p text:style-name="Standard"><text:s text:c="4"/>Err.Raise 13, "MA MACRO", "Error " &amp; Str(Err) &amp; ": " &amp; Error$(Err)</text:p>
      <text:p text:style-name="Standard"><text:s text:c="4"/><text:span text:style-name="T1">Resume Next</text:span></text:p>
      <text:p text:style-name="P1"/>
      <text:p text:style-name="P1">End Sub</text:p>
      <text:p text:style-name="P1"/>
      <text:p text:style-name="P1">'Before you start, add a reference to the MAPI controls library.</text:p>
      <text:p text:style-name="P1">'This is probably somewhere such as C:\Windows\System\MSMAPI32.OCX.</text:p>
      <text:p text:style-name="P1">' Send an email message.</text:p>
      <text:p text:style-name="P1">Public Sub SendEmail(ByVal to_name As String, ByVal _</text:p>
      <text:p text:style-name="P1"><text:s text:c="4"/>to_address As String, ByVal cc_name As String, ByVal _</text:p>
      <text:p text:style-name="P1"><text:s text:c="4"/>cc_address As String, ByVal subject As String, ByVal _</text:p>
      <text:p text:style-name="P1"><text:s text:c="4"/>body As String)</text:p>
      <text:p text:style-name="P1">Dim mapi_session As MSMAPI.MAPISession</text:p>
      <text:p text:style-name="P1">Dim mapi_messages As MSMAPI.MAPIMessages</text:p>
      <text:p text:style-name="P1"/>
      <text:p text:style-name="P1"><text:s text:c="4"/>'Debug.Print "To: " &amp; to_name &amp; "&lt;" &amp; to_address &amp; "&gt;"</text:p>
      <text:p text:style-name="P1"><text:s text:c="4"/>'Debug.Print "Cc: " &amp; cc_name &amp; "&lt;" &amp; cc_address &amp; "&gt;"</text:p>
      <text:p text:style-name="P1"><text:s text:c="4"/>'Debug.Print "Subject: " &amp; subject</text:p>
      <text:p text:style-name="P1"><text:s text:c="4"/>'Debug.Print "Body: " &amp; body</text:p>
      <text:p text:style-name="P1"><text:s text:c="4"/>'Debug.Print</text:p>
      <text:p text:style-name="P1"><text:s text:c="4"/>' "=================================================="</text:p>
      <text:p text:style-name="P1"/>
      <text:p text:style-name="P1"><text:s text:c="4"/>On Error GoTo MailError</text:p>
      <text:p text:style-name="P1"/>
      <text:p text:style-name="P1"><text:s text:c="4"/>Set mapi_session = New MSMAPI.MAPISession</text:p>
      <text:p text:style-name="P1"><text:s text:c="4"/>With mapi_session</text:p>
      <text:p text:style-name="P1"><text:s text:c="8"/>.LogonUI = False</text:p>
      <text:p text:style-name="P1"><text:s text:c="8"/>' Fill in username and password</text:p>
      <text:p text:style-name="P1"><text:s text:c="8"/>' if necessary on this mail server.</text:p>
      <text:p text:style-name="P1"><text:s text:c="8"/>'.username = "username"</text:p>
      <text:p text:style-name="P1"><text:s text:c="8"/>'.password = "password"</text:p>
      <text:p text:style-name="P1"><text:s text:c="8"/>.SignOn</text:p>
      <text:p text:style-name="P1"><text:s text:c="4"/>End With</text:p>
      <text:p text:style-name="P1"/>
      <text:p text:style-name="P1"><text:s text:c="4"/>Set mapi_messages = New MSMAPI.MAPIMessages</text:p>
      <text:p text:style-name="P1"><text:s text:c="4"/>With mapi_messages</text:p>
      <text:p text:style-name="P1"><text:s text:c="8"/>.SessionID = mapi_session.SessionID</text:p>
      <text:p text:style-name="P1"><text:s text:c="8"/>.Compose</text:p>
      <text:p text:style-name="P1"/>
      <text:p text:style-name="P1"><text:s text:c="8"/>.RecipIndex = 0</text:p>
      <text:p text:style-name="P1"><text:s text:c="8"/>.RecipDisplayName = to_name</text:p>
      <text:p text:style-name="P1"><text:s text:c="8"/>.RecipAddress = to_address</text:p>
      <text:p text:style-name="P1"><text:s text:c="8"/>.RecipType = mapToList</text:p>
      <text:p text:style-name="P1"/>
      <text:p text:style-name="P1"><text:s text:c="8"/>.RecipIndex = 1</text:p>
      <text:p text:style-name="P1"><text:s text:c="8"/>.RecipDisplayName = cc_name</text:p>
      <text:p text:style-name="P1"><text:soft-page-break/><text:s text:c="8"/>.RecipAddress = cc_address</text:p>
      <text:p text:style-name="P1"><text:s text:c="8"/>.RecipType = mapCcList</text:p>
      <text:p text:style-name="P1"/>
      <text:p text:style-name="P1"><text:s text:c="8"/>.AddressResolveUI = False</text:p>
      <text:p text:style-name="P1"><text:s text:c="8"/>.MsgSubject = subject</text:p>
      <text:p text:style-name="P1"><text:s text:c="8"/>.MsgNoteText = body</text:p>
      <text:p text:style-name="P1"><text:s text:c="8"/>.Send False</text:p>
      <text:p text:style-name="P1"><text:s text:c="4"/>End With</text:p>
      <text:p text:style-name="P1"/>
      <text:p text:style-name="P1"><text:s text:c="4"/>mapi_session.SignOff</text:p>
      <text:p text:style-name="P1"><text:s text:c="4"/>Exit Sub</text:p>
      <text:p text:style-name="P1"/>
      <text:p text:style-name="P1">MailError:</text:p>
      <text:p text:style-name="P1"><text:s text:c="4"/>MsgBox Err.Description</text:p>
      <text:p text:style-name="P1"><text:s text:c="4"/>Exit Sub</text:p>
      <text:p text:style-name="P1">End Sub</text:p>
      <text:p text:style-name="P1"/>
      <text:p text:style-name="P1">Sub S1()</text:p>
      <text:p text:style-name="P1">SendEmail "Roland Benz", "roland-benz@hispeed.ch", "", "", "Testing", "Dies ist ein Test"</text:p>
      <text:p text:style-name="P1">End Sub</text:p>
      <text:p text:style-name="P1"/>
      <text:p text:style-name="P1"/>
      <text:p text:style-name="P1"/>
      <text:p text:style-name="P1">Public Declare Function ShellExecute Lib "shell32.dll" Alias "ShellExecuteA" _</text:p>
      <text:p text:style-name="P1"><text:s/>(ByVal hwnd As Long, ByVal lpOperation As String, ByVal lpFile As String, _</text:p>
      <text:p text:style-name="P1"><text:s text:c="2"/>ByVal lpParameters As String, ByVal lpDirectory As String, _</text:p>
      <text:p text:style-name="P1"><text:s text:c="2"/>ByVal nshowcmd As Long) As Long</text:p>
      <text:p text:style-name="P1"><text:s/></text:p>
      <text:p text:style-name="Standard">Public Const SW_HIDE = 0 <text:s text:c="17"/>' Versteckt öffnen</text:p>
      <text:p text:style-name="Standard">Public Const SW_MAXIMIZE = 3 <text:s text:c="13"/>' Maximiert öffnen</text:p>
      <text:p text:style-name="Standard">Public Const SW_MINIMIZE = 6 <text:s text:c="13"/>' Minimiert öffnen</text:p>
      <text:p text:style-name="P1">Public Const SW_NORMAL = 1</text:p>
      <text:p text:style-name="P1">Public Const SW_RESTORE = 9</text:p>
      <text:p text:style-name="P1">Public Const SW_SHOWMAXIMIZED = 3</text:p>
      <text:p text:style-name="P1">Public Const SW_SHOWMINIMIZED = 2</text:p>
      <text:p text:style-name="P1">Public Const SW_SHOWMINNOACTIVE = 7</text:p>
      <text:p text:style-name="P1">Public Const SW_SHOWNOACTIVATE = 4</text:p>
      <text:p text:style-name="P1"/>
      <text:p text:style-name="Standard">Sub DateiOeffnen()</text:p>
      <text:p text:style-name="Standard">' Text-Datei öffnen:</text:p>
      <text:p text:style-name="P1">Call ShellExecute(Application.hwnd, "open", _</text:p>
      <text:p text:style-name="Standard"><text:span text:style-name="T1"><text:s text:c="18"/></text:span>"C:\Users\Benzro\Desktop\A.txt", "", _</text:p>
      <text:p text:style-name="Standard"><text:s text:c="18"/>"", SW_NORMAL)</text:p>
      <text:p text:style-name="Standard">' Word-Datei öffnen:</text:p>
      <text:p text:style-name="P1">'Call ShellExecute(Me.hWnd, "open", _</text:p>
      <text:p text:style-name="Standard"><text:span text:style-name="T1"><text:s text:c="18"/></text:span>"C:\MeinPfad\Mein.Doc", "", _</text:p>
      <text:p text:style-name="Standard"><text:s text:c="18"/>"", SW_NORMAL)</text:p>
      <text:p text:style-name="Standard"><text:s/></text:p>
      <text:p text:style-name="Standard">' Excel-Datei im Hintergrund drucken:</text:p>
      <text:p text:style-name="P1">'Call ShellExecute(Me.hWnd, "print", _</text:p>
      <text:p text:style-name="P1"><text:s text:c="20"/>"C:\MeinPfad\Mein.XLS", _</text:p>
      <text:p text:style-name="P1"><text:s text:c="20"/>"", "", SW_HIDE)</text:p>
      <text:p text:style-name="P1"><text:s/></text:p>
      <text:p text:style-name="Standard"><text:soft-page-break/>' Explorer-Fenster mit einem vorgegebenen Pfad öffnen:</text:p>
      <text:p text:style-name="P1">'Call ShellExecute(Me.hWnd, "explore", _</text:p>
      <text:p text:style-name="Standard"><text:span text:style-name="T1"><text:s text:c="20"/></text:span>"", "C:\MeinPfad\", _</text:p>
      <text:p text:style-name="Standard"><text:s text:c="20"/>"", SW_NORMAL)</text:p>
      <text:p text:style-name="Standard"><text:s/></text:p>
      <text:p text:style-name="Standard">' Anwendung in einem bestimmten Verzeichnis ausführen, Fenster maximieren:</text:p>
      <text:p text:style-name="P1">'Call ShellExecute(Me.hWnd, "Print", _</text:p>
      <text:p text:style-name="Standard"><text:span text:style-name="T1"><text:s text:c="18"/></text:span>"C:\MeinPfad\Mein.XLS", "C:\MeinAndererPfad", _</text:p>
      <text:p text:style-name="Standard"><text:s text:c="18"/><text:span text:style-name="T1">"", SW_MAXIMIZE)</text:span></text:p>
      <text:p text:style-name="P1"/>
      <text:p text:style-name="P1">End Sub</text:p>
      <text:p text:style-name="P1"/>
      <text:p text:style-name="P1"/>
      <text:p text:style-name="P1"/>
      <text:p text:style-name="P1">Option Explicit</text:p>
      <text:p text:style-name="P1">Private Declare Sub Sleep Lib "kernel32.dll" ( _</text:p>
      <text:p text:style-name="P1"><text:s text:c="4"/>ByVal dwMilliseconds As Long)</text:p>
      <text:p text:style-name="P1"/>
      <text:p text:style-name="P1">Private Declare Function GetCursorPos Lib "user32.dll" ( _</text:p>
      <text:p text:style-name="P1"><text:s text:c="4"/>ByRef lpPoint As POINTAPI) As Long</text:p>
      <text:p text:style-name="P1"/>
      <text:p text:style-name="P1">Private Declare Function SetCursorPos Lib "user32.dll" ( _</text:p>
      <text:p text:style-name="P1"><text:s text:c="4"/>ByVal x As Long, _</text:p>
      <text:p text:style-name="P1"><text:s text:c="4"/>ByVal y As Long) As Long</text:p>
      <text:p text:style-name="P1"/>
      <text:p text:style-name="P1">Private Declare Function GetAsyncKeyState Lib "user32.dll" (ByVal vKey As Long) As Long</text:p>
      <text:p text:style-name="P1"/>
      <text:p text:style-name="P1">Private Type POINTAPI</text:p>
      <text:p text:style-name="P1"><text:s text:c="4"/>x As Long</text:p>
      <text:p text:style-name="P1"><text:s text:c="4"/>y As Long</text:p>
      <text:p text:style-name="P1">End Type</text:p>
      <text:p text:style-name="P1"/>
      <text:p text:style-name="P1">Const VK_LBUTTON = &amp;H1 ' Linker Mausbutton</text:p>
      <text:p text:style-name="P1">Const VK_RBUTTON = &amp;H2 ' Rechter Mausbutton</text:p>
      <text:p text:style-name="P1">Const KEYEVENTF_KEYUP = &amp;H2 ' Die angegebene Taste wird losgelassen</text:p>
      <text:p text:style-name="P1"/>
      <text:p text:style-name="Standard">Public Sub maus_spazieren_Fahren()</text:p>
      <text:p text:style-name="Standard">Dim myPos As POINTAPI</text:p>
      <text:p text:style-name="Standard">Dim Ziel_X As Long</text:p>
      <text:p text:style-name="Standard">Dim Ziel_Y As Long</text:p>
      <text:p text:style-name="Standard">Dim L As Long</text:p>
      <text:p text:style-name="Standard">Dim Click</text:p>
      <text:p text:style-name="Standard">Ziel_X = 10</text:p>
      <text:p text:style-name="P1">Ziel_Y = 100</text:p>
      <text:p text:style-name="P1">GetCursorPos myPos</text:p>
      <text:p text:style-name="P1">If myPos.x &gt;= Ziel_X Then</text:p>
      <text:p text:style-name="P1"><text:s text:c="4"/>For L = myPos.x To Ziel_X Step -1</text:p>
      <text:p text:style-name="P1"><text:s text:c="8"/>Sleep 5</text:p>
      <text:p text:style-name="P1"><text:s text:c="8"/>SetCursorPos L, myPos.y</text:p>
      <text:p text:style-name="P1"><text:s text:c="4"/>Next</text:p>
      <text:p text:style-name="P1"><text:s text:c="4"/>Else:</text:p>
      <text:p text:style-name="P1"><text:s text:c="4"/>For L = Ziel_X To myPos.x</text:p>
      <text:p text:style-name="P1"><text:s text:c="8"/>Sleep 5</text:p>
      <text:p text:style-name="P1"><text:soft-page-break/><text:s text:c="8"/>SetCursorPos L, myPos.y</text:p>
      <text:p text:style-name="P1"><text:s text:c="4"/>Next</text:p>
      <text:p text:style-name="P1">End If</text:p>
      <text:p text:style-name="P1">If myPos.y &gt;= Ziel_Y Then</text:p>
      <text:p text:style-name="P1"><text:s text:c="4"/>For L = myPos.y To Ziel_Y Step -1</text:p>
      <text:p text:style-name="P1"><text:s text:c="8"/>Sleep 5</text:p>
      <text:p text:style-name="P1"><text:s text:c="8"/>SetCursorPos Ziel_X, L</text:p>
      <text:p text:style-name="P1"><text:s text:c="4"/>Next</text:p>
      <text:p text:style-name="P1"><text:s text:c="4"/>Else:</text:p>
      <text:p text:style-name="P1"><text:s text:c="4"/>For L = myPos.y To Ziel_Y</text:p>
      <text:p text:style-name="P1"><text:s text:c="8"/>Sleep 5</text:p>
      <text:p text:style-name="P1"><text:s text:c="8"/>SetCursorPos Ziel_X, L</text:p>
      <text:p text:style-name="P1"><text:s text:c="4"/>Next</text:p>
      <text:p text:style-name="P1">End If</text:p>
      <text:p text:style-name="P1">Click = GetAsyncKeyState(&amp;H1)</text:p>
      <text:p text:style-name="P1">MsgBox Click</text:p>
      <text:p text:style-name="P1">End Sub</text:p>
      <text:p text:style-name="P1"/>
      <text:p text:style-name="P1"/>
      <text:p text:style-name="P14">File: CHeckIfEmptyAndRemoveBlanks</text:p>
      <text:p text:style-name="P1"/>
      <text:p text:style-name="P1">Sub testSpaces()</text:p>
      <text:p text:style-name="P1"><text:s text:c="4"/>Dim MyRange As Range</text:p>
      <text:p text:style-name="P1"><text:s text:c="4"/>Dim T1 As Boolean</text:p>
      <text:p text:style-name="P1"><text:s text:c="4"/>Dim T2 As Boolean</text:p>
      <text:p text:style-name="P1"><text:s text:c="4"/></text:p>
      <text:p text:style-name="P1"><text:s text:c="4"/>'Initialize MyRange as the yello cells in Sheet2</text:p>
      <text:p text:style-name="P1"><text:s text:c="4"/>Set MyRange = Sheets("Sheet2").Range(Cells(1, 2), Cells(10, 6))</text:p>
      <text:p text:style-name="P1"><text:s text:c="4"/>'Set MyRange = Sheets("Sheet2").Range(Cells(1, 2), Cells(10, 2))</text:p>
      <text:p text:style-name="P1"><text:s text:c="4"/>'Set MyRange = Sheets("Sheet2").Cells(1, 2)</text:p>
      <text:p text:style-name="P1"><text:s text:c="4"/></text:p>
      <text:p text:style-name="P1"><text:s text:c="4"/>'Fill MyRange with spaces and test whether MyRange is empty</text:p>
      <text:p text:style-name="P1"><text:s text:c="4"/>MyRange.Value = " <text:s text:c="3"/>"</text:p>
      <text:p text:style-name="P1"><text:s text:c="4"/>T1 = z_IsRangeEmpty("Sheet2", MyRange) 'T1=false</text:p>
      <text:p text:style-name="P1"><text:s text:c="4"/></text:p>
      <text:p text:style-name="P1"><text:s text:c="4"/>'Call the function z_TrimCells to remove all spaces and test whether MyRange is empty</text:p>
      <text:p text:style-name="P1"><text:s text:c="4"/>Call z_TrimCells("Sheet2", MyRange)</text:p>
      <text:p text:style-name="Standard"><text:span text:style-name="T1"><text:s text:c="4"/></text:span>T2 = z_IsRangeEmpty("Sheet2", MyRange) 'T2=true</text:p>
      <text:p text:style-name="Standard"><text:s text:c="4"/><text:span text:style-name="T1">Stop</text:span></text:p>
      <text:p text:style-name="P1">End Sub</text:p>
      <text:p text:style-name="P1"/>
      <text:p text:style-name="P1">Function z_CellToIndex(ByRef Cell_in As Range) As Variant</text:p>
      <text:p text:style-name="P1"><text:s text:c="4"/>'Macro generated by Roland.Benz@Syngenta.com (PMEC, Project Management Excellence)</text:p>
      <text:p text:style-name="P1"><text:s text:c="4"/>Dim CellIndexStr As String 'In R1C1 Format</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Str = Cell_in.Address(ReferenceStyle:=xlR1C1)</text:p>
      <text:p text:style-name="P1"><text:s text:c="4"/>CellIndexArr = Split(CellIndexStr, "C")</text:p>
      <text:p text:style-name="P1"><text:s text:c="4"/>ColIndex = CInt(CellIndexArr(1))</text:p>
      <text:p text:style-name="P1"><text:soft-page-break/><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CellToIndex = CellIndices</text:p>
      <text:p text:style-name="P1">End Function</text:p>
      <text:p text:style-name="P1"/>
      <text:p text:style-name="P1">Function z_sCellToIndex(ByRef CellIndexStr As String) As Variant</text:p>
      <text:p text:style-name="P1"><text:s text:c="4"/>'Macro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
      <text:p text:style-name="P1">Function z_RangeToIndices(ByRef Rng As Range) As Variant</text:p>
      <text:p text:style-name="P1"><text:s text:c="4"/>Dim RangeIndices(0 To 3) As Long</text:p>
      <text:p text:style-name="P1"><text:s text:c="4"/></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text:p>
      <text:p text:style-name="P1"><text:s text:c="4"/>Dim CellIndicesUL() As Long</text:p>
      <text:p text:style-name="P1"><text:s text:c="4"/>CellIndicesUL = z_sCellToIndex(CellsArray(0))</text:p>
      <text:p text:style-name="P1"><text:s text:c="4"/></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text:p>
      <text:p text:style-name="Standard"><text:span text:style-name="T1"><text:s text:c="4"/></text:span><text:span text:style-name="T2">RangeIndices(0) = CellIndicesUL(0)</text:span></text:p>
      <text:p text:style-name="P2"><text:s text:c="4"/>RangeIndices(1) = CellIndicesUL(1)</text:p>
      <text:p text:style-name="P2"><text:s text:c="4"/>RangeIndices(2) = CellIndicesLR(0)</text:p>
      <text:p text:style-name="P2"><text:s text:c="4"/>RangeIndices(3) = CellIndicesLR(1)</text:p>
      <text:p text:style-name="P2"><text:s text:c="4"/></text:p>
      <text:p text:style-name="P2"><text:s text:c="4"/>z_RangeToIndices = RangeIndices</text:p>
      <text:p text:style-name="P1">Exit Function</text:p>
      <text:p text:style-name="P1">RangeIsCell:</text:p>
      <text:p text:style-name="P1">CellIndicesLR = z_sCellToIndex(CellsArray(0))</text:p>
      <text:p text:style-name="P1">Resume Next</text:p>
      <text:p text:style-name="P1">End Function</text:p>
      <text:p text:style-name="P1"/>
      <text:p text:style-name="P1"><text:soft-page-break/>Function z_IndicesToRange(RowUL As Long, ColUL As Long, RowDR As Long, ColDR As Long) As Range</text:p>
      <text:p text:style-name="P1"><text:s text:c="4"/>Dim Rng As Range</text:p>
      <text:p text:style-name="P1"><text:s text:c="4"/>Rng = Range(Cells(RowUL, ColUL), Cells(RowDR, ColDR))</text:p>
      <text:p text:style-name="P1">End Function</text:p>
      <text:p text:style-name="P1"/>
      <text:p text:style-name="P1">Function z_TrimCells(Sh As String, Optional ByRef Rng As Range)</text:p>
      <text:p text:style-name="P1"><text:s text:c="4"/>Sheets(Sh).Activate</text:p>
      <text:p text:style-name="P1"><text:s text:c="4"/>If Rng Is Nothing Then</text:p>
      <text:p text:style-name="P1"><text:s text:c="8"/>Cells.Select</text:p>
      <text:p text:style-name="P1"><text:s text:c="4"/>Else</text:p>
      <text:p text:style-name="P1"><text:s text:c="8"/>Dim MyRngIndices() As Long</text:p>
      <text:p text:style-name="P1"><text:s text:c="8"/>MyRngIndices = z_RangeToIndices(Rng)</text:p>
      <text:p text:style-name="P1"><text:s text:c="8"/>For Row = MyRngIndices(0) To MyRngIndices(2)</text:p>
      <text:p text:style-name="P1"><text:s text:c="12"/>For Col = MyRngIndices(1) To MyRngIndices(3)</text:p>
      <text:p text:style-name="P1"><text:s text:c="16"/>With Excel.WorksheetFunction</text:p>
      <text:p text:style-name="P1"><text:s text:c="20"/>Cells(Row, Col) = .Trim(.Clean(Cells(Row, Col)))</text:p>
      <text:p text:style-name="P1"><text:s text:c="16"/>End With</text:p>
      <text:p text:style-name="P1"><text:s text:c="12"/>Next Col</text:p>
      <text:p text:style-name="P1"><text:s text:c="8"/>Next Row</text:p>
      <text:p text:style-name="P1"><text:s text:c="4"/>End If</text:p>
      <text:p text:style-name="P1">End Function</text:p>
      <text:p text:style-name="P1"/>
      <text:p text:style-name="P1">Function z_IsRangeEmpty(Sh As String, ByRef Rng As Range) As Boolean</text:p>
      <text:p text:style-name="P1"><text:s text:c="4"/>Sheets(Sh).Activate</text:p>
      <text:p text:style-name="P1"><text:s text:c="4"/>Dim MyIsEmpty As Boolean</text:p>
      <text:p text:style-name="P1"><text:s text:c="4"/>Dim MyRngIndices() As Long</text:p>
      <text:p text:style-name="P1"><text:s text:c="4"/>Dim CellValue_ij As Variant</text:p>
      <text:p text:style-name="P1"><text:s text:c="4"/>MyRngIndices = z_RangeToIndices(Rng)</text:p>
      <text:p text:style-name="P1"><text:s text:c="4"/>For Row = MyRngIndices(0) To MyRngIndices(2)</text:p>
      <text:p text:style-name="P1"><text:s text:c="8"/>For Col = MyRngIndices(1) To MyRngIndices(3)</text:p>
      <text:p text:style-name="P1"><text:s text:c="12"/>CellValue_ij = Cells(Row, Col).Value</text:p>
      <text:p text:style-name="P1"><text:s text:c="12"/>MyIsEmpty = VBA.IsEmpty(CellValue_ij)</text:p>
      <text:p text:style-name="P1"><text:s text:c="8"/>Next Col</text:p>
      <text:p text:style-name="P1"><text:s text:c="4"/>Next Row</text:p>
      <text:p text:style-name="P1"><text:s text:c="4"/>z_IsRangeEmpty = MyIsEmpty</text:p>
      <text:p text:style-name="P1">End Function</text:p>
      <text:p text:style-name="P1"/>
      <text:p text:style-name="P14">File: Confidential_SmC_PMEC_VBA_EvaluationForChuck_2012_3_5</text:p>
      <text:p text:style-name="P1"/>
      <text:p text:style-name="P1"/>
      <text:p text:style-name="P1">Public flag_no_endlessloop As Boolean</text:p>
      <text:p text:style-name="P1"/>
      <text:p text:style-name="P1">Sub SetFlag()</text:p>
      <text:p text:style-name="P1"><text:s text:c="3"/>flag_no_endlessloop = False</text:p>
      <text:p text:style-name="P1">End Sub</text:p>
      <text:p text:style-name="P1"/>
      <text:p text:style-name="P1">Private Sub Worksheet_Change(ByVal Target As Range)</text:p>
      <text:p text:style-name="P1"><text:s text:c="4"/>If flag_no_endlessloop = True Then</text:p>
      <text:p text:style-name="P1"><text:soft-page-break/><text:s text:c="8"/>Exit Sub</text:p>
      <text:p text:style-name="P1"><text:s text:c="4"/>End If</text:p>
      <text:p text:style-name="P1"><text:s text:c="4"/>Dim pt As PivotTable</text:p>
      <text:p text:style-name="P1"><text:s text:c="4"/>Dim pf As PivotField</text:p>
      <text:p text:style-name="P1"><text:s text:c="4"/>Set pt = ActiveSheet.PivotTables(1)</text:p>
      <text:p text:style-name="P1"><text:s text:c="4"/>pt.ManualUpdate = True</text:p>
      <text:p text:style-name="P1"><text:s text:c="4"/>flag_no_endlessloop = True</text:p>
      <text:p text:style-name="P1"><text:s text:c="4"/>Application.EnableEvents = False</text:p>
      <text:p text:style-name="P1"><text:s text:c="4"/>For Each pf In pt.DataFields</text:p>
      <text:p text:style-name="P1"><text:s text:c="8"/>If Not pf Is Nothing Then</text:p>
      <text:p text:style-name="P1"><text:s text:c="12"/>With pf</text:p>
      <text:p text:style-name="P1"><text:s text:c="16"/>.Function = xlSum</text:p>
      <text:p text:style-name="P1"><text:s text:c="16"/>.NumberFormat = "#,##0.00_);[Red](#,##0.00)"</text:p>
      <text:p text:style-name="P1"><text:s text:c="12"/>End With</text:p>
      <text:p text:style-name="P1"><text:s text:c="8"/>End If</text:p>
      <text:p text:style-name="P1"><text:s text:c="4"/>Next pf</text:p>
      <text:p text:style-name="P1"><text:s text:c="4"/>pt.ManualUpdate = False</text:p>
      <text:p text:style-name="P1"><text:s text:c="4"/>ActiveSheet.Activate</text:p>
      <text:p text:style-name="P1"><text:s text:c="4"/>For Col = 1 To 20</text:p>
      <text:p text:style-name="P1"><text:s text:c="8"/>If Cells(1, Col).ColumnWidth &gt; 30 Then</text:p>
      <text:p text:style-name="P1"><text:s text:c="12"/>Cells(1, Col).ColumnWidth = 30</text:p>
      <text:p text:style-name="P1"><text:s text:c="8"/>End If</text:p>
      <text:p text:style-name="P1"><text:s text:c="4"/>Next Col</text:p>
      <text:p text:style-name="P1"><text:s text:c="4"/>flag_no_endlessloop = False</text:p>
      <text:p text:style-name="P1"><text:s text:c="4"/>Application.EnableEvents = True</text:p>
      <text:p text:style-name="P1">End Sub</text:p>
      <text:p text:style-name="P1"/>
      <text:p text:style-name="P1"/>
      <text:p text:style-name="P1">Private Sub Workbook_Open()</text:p>
      <text:p text:style-name="P1"><text:s text:c="3"/>flag_no_endlessloop = False</text:p>
      <text:p text:style-name="P1">End Sub</text:p>
      <text:p text:style-name="P1"/>
      <text:p text:style-name="P1"/>
      <text:p text:style-name="P13">File: CopyPaste</text:p>
      <text:p text:style-name="P1"/>
      <text:p text:style-name="P1">Public MyChoice As Integer</text:p>
      <text:p text:style-name="P1"/>
      <text:p text:style-name="P1">Sub Makro()</text:p>
      <text:p text:style-name="P1">For Each Mywb In Workbooks</text:p>
      <text:p text:style-name="P1"><text:s text:c="4"/>Mystring = Mywb.FullName</text:p>
      <text:p text:style-name="P1"><text:s text:c="4"/>MsgBox Mystring</text:p>
      <text:p text:style-name="P1">Next Mywb</text:p>
      <text:p text:style-name="P1">End Sub</text:p>
      <text:p text:style-name="P1"/>
      <text:p text:style-name="P1">Private Sub Makro1()</text:p>
      <text:p text:style-name="P1">'Extras&gt;Verweise:</text:p>
      <text:p text:style-name="P1">'Microsoft Forms 2.0 Object Library</text:p>
      <text:p text:style-name="P1">'Visual Basic for Applications</text:p>
      <text:p text:style-name="P1">'Microsoft Excel 12.0 Object Library</text:p>
      <text:p text:style-name="P1">'OLE Automation</text:p>
      <text:p text:style-name="P1">'Microsoft Office 12.0 Object Library</text:p>
      <text:p text:style-name="P1"/>
      <text:p text:style-name="Standard"><text:soft-page-break/>'DataObjekt deklarieren, neue Instanz erstellen</text:p>
      <text:p text:style-name="Standard">Set MyData = New DataObject</text:p>
      <text:p text:style-name="Standard"/>
      <text:p text:style-name="Standard">'Definiere die Variabeln für Workbook und Worksheet</text:p>
      <text:p text:style-name="Standard">Mywb = 1 '"I:\Buchhaltung\Kassa-, PC-, Bankbücher\Dezember 2010.xlsx"</text:p>
      <text:p text:style-name="Standard">Myws = 1 '"Dezember 2010"</text:p>
      <text:p text:style-name="Standard"/>
      <text:p text:style-name="Standard">'Definiere die Variable für Zeilennummer</text:p>
      <text:p text:style-name="Standard">MyRow = Application.InputBox("Zeilennummer eingeben")</text:p>
      <text:p text:style-name="P1">DoEvents</text:p>
      <text:p text:style-name="P1">Application.Wait (Now + TimeValue("0:00:5"))</text:p>
      <text:p text:style-name="P1"/>
      <text:p text:style-name="P1">'Start der Schlaufe über die Zeilen i</text:p>
      <text:p text:style-name="P1">For i = MyRow To 100</text:p>
      <text:p text:style-name="P1"/>
      <text:p text:style-name="Standard"><text:span text:style-name="T1"><text:s/></text:span>'Feld 1: Datum, Datumsliteral in Textformat konvertieren</text:p>
      <text:p text:style-name="Standard"><text:s/><text:span text:style-name="T1">MyTxt = Workbooks(Mywb).Worksheets(Myws).Cells(i, 1)</text:span></text:p>
      <text:p text:style-name="P1"><text:s/>MyTxt = CStr(MyTxt)</text:p>
      <text:p text:style-name="P1"><text:s/>MyData.SetText (MyTxt)</text:p>
      <text:p text:style-name="P1"><text:s/>MyData.PutInClipboard</text:p>
      <text:p text:style-name="P1"><text:s/>Beep</text:p>
      <text:p text:style-name="P1"><text:s/>DoEvents</text:p>
      <text:p text:style-name="P1"><text:s/>Application.Wait (Now + TimeValue("0:00:3"))</text:p>
      <text:p text:style-name="P1"><text:s/>'Feld 2: Text</text:p>
      <text:p text:style-name="P1"><text:s/>Workbooks(Mywb).Worksheets(Myws).Cells(i, 2).Copy</text:p>
      <text:p text:style-name="P1"><text:s/>Beep</text:p>
      <text:p text:style-name="P1"><text:s/>DoEvents</text:p>
      <text:p text:style-name="P1"><text:s/>Application.Wait (Now + TimeValue("0:00:3"))</text:p>
      <text:p text:style-name="P1"><text:s/>'Feld 3: Belegnr.</text:p>
      <text:p text:style-name="P1"><text:s/>Workbooks(Mywb).Worksheets(Myws).Cells(2, 8).Copy</text:p>
      <text:p text:style-name="P1"><text:s/>Beep</text:p>
      <text:p text:style-name="P1"><text:s/>DoEvents</text:p>
      <text:p text:style-name="P1"><text:s/>Application.Wait (Now + TimeValue("0:00:3"))</text:p>
      <text:p text:style-name="P1"><text:s/>'Feld 4: Gegenkto</text:p>
      <text:p text:style-name="P1"><text:s/>Workbooks(Mywb).Worksheets(Myws).Cells(i, 3).Copy</text:p>
      <text:p text:style-name="P1"><text:s/>Beep</text:p>
      <text:p text:style-name="P1"><text:s/>DoEvents</text:p>
      <text:p text:style-name="P1"><text:s/>Application.Wait (Now + TimeValue("0:00:3"))</text:p>
      <text:p text:style-name="P1"><text:s/>'Feld 5: Kst</text:p>
      <text:p text:style-name="P1"><text:s/>Workbooks(Mywb).Worksheets(Myws).Cells(i, 4).Copy</text:p>
      <text:p text:style-name="P1"><text:s/>Beep</text:p>
      <text:p text:style-name="P1"><text:s/>DoEvents</text:p>
      <text:p text:style-name="P1"><text:s/>Application.Wait (Now + TimeValue("0:00:3"))</text:p>
      <text:p text:style-name="P1"><text:s/>'Feld 6: MWST, Input kürzen</text:p>
      <text:p text:style-name="P1"><text:s/>MyTxt = Workbooks(Mywb).Worksheets(Myws).Cells(i, 5)</text:p>
      <text:p text:style-name="P1"><text:s/>MyTxt = Left(MyTxt, 3)</text:p>
      <text:p text:style-name="P1"><text:s/>MyData.SetText (MyTxt)</text:p>
      <text:p text:style-name="P1"><text:s/>MyData.PutInClipboard</text:p>
      <text:p text:style-name="P1"><text:s/>Beep</text:p>
      <text:p text:style-name="P1"><text:s/>DoEvents</text:p>
      <text:p text:style-name="P1"><text:s/>Application.Wait (Now + TimeValue("0:00:3"))</text:p>
      <text:p text:style-name="P1"><text:s/>'Feld 7: Soll</text:p>
      <text:p text:style-name="P1"><text:s/>Workbooks(Mywb).Worksheets(Myws).Cells(i, 6).Copy</text:p>
      <text:p text:style-name="P1"><text:soft-page-break/><text:s/>Beep</text:p>
      <text:p text:style-name="P1"><text:s/>DoEvents</text:p>
      <text:p text:style-name="P1"><text:s/>Application.Wait (Now + TimeValue("0:00:3"))</text:p>
      <text:p text:style-name="P1"><text:s/>'Feld 8: Haben</text:p>
      <text:p text:style-name="P1"><text:s/>Workbooks(Mywb).Worksheets(Myws).Cells(i, 7).Copy</text:p>
      <text:p text:style-name="P1"><text:s/>Beep</text:p>
      <text:p text:style-name="P1"><text:s/>DoEvents</text:p>
      <text:p text:style-name="P1"><text:s/>Application.Wait (Now + TimeValue("0:00:3"))</text:p>
      <text:p text:style-name="P1"/>
      <text:p text:style-name="Standard"><text:span text:style-name="T1"><text:s/></text:span>'Fortfahren, wiederholen, halt?</text:p>
      <text:p text:style-name="Standard"><text:s/>message = "Zeile=" &amp; i &amp; ": Möchten Sie fortfahren (ja drücken), wiederholen (nein drücken) oder abbrechen ?"</text:p>
      <text:p text:style-name="Standard"><text:s/><text:span text:style-name="T1">UserForm2.TextBox1.Text = message</text:span></text:p>
      <text:p text:style-name="P1"><text:s/>UserForm2.Show</text:p>
      <text:p text:style-name="P1"><text:s/>Antwort = MyChoice 'Globale Variable von Modul1, wird in UserForm2&gt;CommandButton1/2/3_Click() gesetzt!</text:p>
      <text:p text:style-name="P1"><text:s/>Application.Wait (Now + TimeValue("0:00:3"))</text:p>
      <text:p text:style-name="P1"><text:s/>If Antwort = 1 Then</text:p>
      <text:p text:style-name="P1"><text:s text:c="4"/>i = i</text:p>
      <text:p text:style-name="P1"><text:s/>ElseIf Antwort = 2 Then</text:p>
      <text:p text:style-name="P1"><text:s text:c="4"/>i = i - 1</text:p>
      <text:p text:style-name="P1"><text:s/>ElseIf Antwort = 3 Then</text:p>
      <text:p text:style-name="P1"><text:s text:c="4"/>Exit Sub</text:p>
      <text:p text:style-name="P1"><text:s/>End If</text:p>
      <text:p text:style-name="P1"/>
      <text:p text:style-name="P1">Next i</text:p>
      <text:p text:style-name="P1"/>
      <text:p text:style-name="P1">End Sub</text:p>
      <text:p text:style-name="P1"/>
      <text:p text:style-name="P1"/>
      <text:p text:style-name="P1">Private Sub CommandButton1_Click()</text:p>
      <text:p text:style-name="P1">MyChoice = 1</text:p>
      <text:p text:style-name="P1">UserForm2.Hide</text:p>
      <text:p text:style-name="P1">End Sub</text:p>
      <text:p text:style-name="P1"/>
      <text:p text:style-name="P1">Private Sub CommandButton2_Click()</text:p>
      <text:p text:style-name="P1">MyChoice = 2</text:p>
      <text:p text:style-name="P1">UserForm2.Hide</text:p>
      <text:p text:style-name="P1">End Sub</text:p>
      <text:p text:style-name="P1"/>
      <text:p text:style-name="P1">Private Sub CommandButton3_Click()</text:p>
      <text:p text:style-name="P1">MyChoice = 3</text:p>
      <text:p text:style-name="P1">UserForm2.Hide</text:p>
      <text:p text:style-name="P1">End Sub</text:p>
      <text:p text:style-name="P1"/>
      <text:p text:style-name="P1">Private Sub UserForm_Click()</text:p>
      <text:p text:style-name="P1"/>
      <text:p text:style-name="P1">End Sub</text:p>
      <text:p text:style-name="P1"/>
      <text:p text:style-name="P1"/>
      <text:p text:style-name="P13">File: CopyundPaste</text:p>
      <text:p text:style-name="P1">Private Sub CommandButton1_Click()</text:p>
      <text:p text:style-name="P1"><text:soft-page-break/>Worksheets(1).Cells(5, 2).Copy</text:p>
      <text:p text:style-name="P1">End Sub</text:p>
      <text:p text:style-name="P1">Sub test1()</text:p>
      <text:p text:style-name="P1">Worksheets(1).Cells(5, 2).Copy</text:p>
      <text:p text:style-name="P1">If Application.Wait(Now + TimeValue("0:00:10")) Then</text:p>
      <text:p text:style-name="P1"><text:s text:c="4"/>MsgBox "Time expired"</text:p>
      <text:p text:style-name="P1">End If</text:p>
      <text:p text:style-name="P1">End Sub</text:p>
      <text:p text:style-name="P1">Sub test2()</text:p>
      <text:p text:style-name="P1">Application.OnKey "{ESC}", MyNext</text:p>
      <text:p text:style-name="P1">Application.OnKey "{capslock}", MyPrevious</text:p>
      <text:p text:style-name="P1">End Sub</text:p>
      <text:p text:style-name="P1">Public Function MyNext()</text:p>
      <text:p text:style-name="P1">Worksheets(1).Cells(5, 2).Copy</text:p>
      <text:p text:style-name="P1">End Function</text:p>
      <text:p text:style-name="P1">Public Function MyPrevious()</text:p>
      <text:p text:style-name="P1">Worksheets(1).Cells(4, 2).Copy</text:p>
      <text:p text:style-name="P1">End Function</text:p>
      <text:p text:style-name="P1">Sub test3()</text:p>
      <text:p text:style-name="Standard">' AppActivate kann auch den Rückgabewert der Shell-Funktion verwenden.</text:p>
      <text:p text:style-name="P1">AnwID = Shell("C:\Program Files\Microsoft Office\Office12\WINWORD.EXE", 1) <text:s text:c="3"/>' Microsoft Word</text:p>
      <text:p text:style-name="P1"><text:s text:c="4"/>' starten.</text:p>
      <text:p text:style-name="P1">AppActivate AnwID <text:s text:c="3"/>' Microsoft Word</text:p>
      <text:p text:style-name="Standard"><text:span text:style-name="T1"><text:s text:c="4"/></text:span>' aktivieren.</text:p>
      <text:p text:style-name="Standard">End Sub</text:p>
      <text:p text:style-name="Standard">Sub test4()</text:p>
      <text:p text:style-name="Standard">Dim Ergebnis, i</text:p>
      <text:p text:style-name="Standard">Ergebnis = Shell("CALC.EXE", 1) <text:s text:c="3"/>' Rechner starten.</text:p>
      <text:p text:style-name="Standard">AppActivate Ergebnis <text:s text:c="4"/>' Rechner aktivieren.</text:p>
      <text:p text:style-name="Standard">For i = 1 To 100 <text:s text:c="3"/>' Zählschleife beginnen.</text:p>
      <text:p text:style-name="Standard"><text:s text:c="4"/>SendKeys i &amp; "{+}", True <text:s text:c="3"/>' Tastenanschläge senden, um die</text:p>
      <text:p text:style-name="Standard">Next i <text:s text:c="3"/>' Werte von I zu addieren.</text:p>
      <text:p text:style-name="Standard">SendKeys "=", True <text:s text:c="3"/>' Gesamtsumme abrufen.</text:p>
      <text:p text:style-name="Standard">SendKeys "%{F4}", True <text:s text:c="3"/>' Rechner mit ALT+F4 beenden.</text:p>
      <text:p text:style-name="P1">End Sub</text:p>
      <text:p text:style-name="P1">Sub test5()</text:p>
      <text:p text:style-name="P1">AppActivate "Microsoft Word"</text:p>
      <text:p text:style-name="P1">End Sub</text:p>
      <text:p text:style-name="P1">Sub test6()</text:p>
      <text:p text:style-name="P1">channelNumber = Application.DDEInitiate( _</text:p>
      <text:p text:style-name="P1"><text:s text:c="4"/>App:="WinWord", _</text:p>
      <text:p text:style-name="P1"><text:s text:c="4"/>Topic:="C:\Users\Benzro\Desktop\Dok1.DOCX")</text:p>
      <text:p text:style-name="P1">Application.DDEExecute channelNumber, "[FILEPRINT]"</text:p>
      <text:p text:style-name="P1">Application.DDETerminate channelNumber</text:p>
      <text:p text:style-name="P1">End Sub</text:p>
      <text:p text:style-name="P1">Sub test7()</text:p>
      <text:p text:style-name="P1">channelNumber = Application.DDEInitiate( _</text:p>
      <text:p text:style-name="P1"><text:s text:c="4"/>App:="WinWord", _</text:p>
      <text:p text:style-name="P1"><text:s text:c="4"/>Topic:="C:\Users\Benzro\Desktop\Dok1.DOCX")</text:p>
      <text:p text:style-name="P1">Set rangeToPoke = Worksheets(1).Cells(4, 2)</text:p>
      <text:p text:style-name="P1">Application.DDEPoke channelNumber, "\StartOfDoc", rangeToPoke</text:p>
      <text:p text:style-name="P1">Application.DDETerminate channelNumber</text:p>
      <text:p text:style-name="P1">End Sub</text:p>
      <text:p text:style-name="P1"><text:soft-page-break/>Sub test8()</text:p>
      <text:p text:style-name="P1">listArray = Application.GetCustomListContents(1)</text:p>
      <text:p text:style-name="P1">For i = LBound(listArray, 1) To UBound(listArray, 1)</text:p>
      <text:p text:style-name="P1"><text:s text:c="4"/>Worksheets(3).Cells(i, 1).Value = listArray(i)</text:p>
      <text:p text:style-name="P1">Next i</text:p>
      <text:p text:style-name="P1">End Sub</text:p>
      <text:p text:style-name="P1">Sub UseSpeech()</text:p>
      <text:p text:style-name="P1"><text:s text:c="4"/>Application.Speech.Speak "Hello"</text:p>
      <text:p text:style-name="P1">End Sub</text:p>
      <text:p text:style-name="P1">Sub test9()</text:p>
      <text:p text:style-name="P1">Dim appWD As Word.Application</text:p>
      <text:p text:style-name="P1">Set appWD = CreateObject("Word.Application")</text:p>
      <text:p text:style-name="P1">appWD.Documents.Open ("C:\Users\Benzro\Desktop\Dok1.DOCX")</text:p>
      <text:p text:style-name="P1">appWD.Activate</text:p>
      <text:p text:style-name="P1">appWD.Quit</text:p>
      <text:p text:style-name="P1">End Sub</text:p>
      <text:p text:style-name="Standard">Sub test10()</text:p>
      <text:p text:style-name="Standard">Ergebnis = Shell("Winword", 1)</text:p>
      <text:p text:style-name="Standard">AppActivate Ergebnis</text:p>
      <text:p text:style-name="P1">SendKeys "%iy~", True</text:p>
      <text:p text:style-name="P1">End Sub</text:p>
      <text:p text:style-name="P1">Sub test11()</text:p>
      <text:p text:style-name="P1">For j = 2 To 3</text:p>
      <text:p text:style-name="P1">For i = 1 To 5</text:p>
      <text:p text:style-name="P1"><text:s/>Worksheets(1).Cells(i, j).Copy</text:p>
      <text:p text:style-name="P1"><text:s/>Worksheets(2).Paste Destination:=Worksheets(2).Cells(1, 1)</text:p>
      <text:p text:style-name="P1"><text:s/>Beep</text:p>
      <text:p text:style-name="P1"><text:s/>Application.Wait (Now + TimeValue("0:00:1"))</text:p>
      <text:p text:style-name="P1">Next i</text:p>
      <text:p text:style-name="P1">Next j</text:p>
      <text:p text:style-name="P1">End Sub</text:p>
      <text:p text:style-name="P1"/>
      <text:p text:style-name="P1"/>
      <text:p text:style-name="P1">Private Sub CommandButton1_Click()</text:p>
      <text:p text:style-name="P1">MyNum = Application.InputBox("Zeilennummer eingeben")</text:p>
      <text:p text:style-name="P1">Application.Wait (Now + TimeValue("0:00:5"))</text:p>
      <text:p text:style-name="P1">For i = MyNum To 11</text:p>
      <text:p text:style-name="P1">For j = 2 To 4</text:p>
      <text:p text:style-name="P1"><text:s/>DoEvents</text:p>
      <text:p text:style-name="P1"><text:s/>Worksheets(1).Cells(i, j).Copy</text:p>
      <text:p text:style-name="P1"><text:s/>Worksheets(2).Cells(2, 1) = i</text:p>
      <text:p text:style-name="P1"><text:s/>Worksheets(2).Cells(2, 2) = j</text:p>
      <text:p text:style-name="P1"><text:s/>Worksheets(2).Cells(2, 3) = Worksheets(1).Cells(i, j)</text:p>
      <text:p text:style-name="P1"><text:s/>Beep</text:p>
      <text:p text:style-name="P1"><text:s/>DoEvents</text:p>
      <text:p text:style-name="P1"><text:s/>Application.Wait (Now + TimeValue("0:00:5"))</text:p>
      <text:p text:style-name="Standard">Next j</text:p>
      <text:p text:style-name="Standard">Mldg = "Möchten Sie fortfahren(ja drücken), wiederholen(nein drücken) oder abbrechen ?"</text:p>
      <text:p text:style-name="Standard">Stil = 3</text:p>
      <text:p text:style-name="Standard">Antwort = MsgBox(Mldg, Stil)</text:p>
      <text:p text:style-name="P1">Application.Wait (Now + TimeValue("0:00:5"))</text:p>
      <text:p text:style-name="P1">If Antwort = vbYes Then</text:p>
      <text:p text:style-name="P1"><text:s text:c="4"/>i = i</text:p>
      <text:p text:style-name="P1"><text:soft-page-break/>ElseIf Antwort = vbNo Then</text:p>
      <text:p text:style-name="P1"><text:s text:c="4"/>i = i - 1</text:p>
      <text:p text:style-name="P1">Else</text:p>
      <text:p text:style-name="P1"><text:s text:c="4"/>Exit Sub</text:p>
      <text:p text:style-name="P1">End If</text:p>
      <text:p text:style-name="P1">Next i</text:p>
      <text:p text:style-name="P1">End Sub</text:p>
      <text:p text:style-name="P1"/>
      <text:p text:style-name="P1"/>
      <text:p text:style-name="P1"/>
      <text:p text:style-name="P14">File:Fit Supply to Demand 2012 with macro and CD as only reference</text:p>
      <text:p text:style-name="P1"/>
      <text:p text:style-name="P1"/>
      <text:p text:style-name="P1">'To do:</text:p>
      <text:p text:style-name="P1">'******</text:p>
      <text:p text:style-name="P1">'A. Make the changes in the source tables (or pivots) so that for each ratio there is only 1 line in the pivots:</text:p>
      <text:p text:style-name="P1">'---------------------------------------------------------------------------------------------------------------</text:p>
      <text:p text:style-name="P1">'1. corn: Barley and Wheat and probably others; CostDriver-Demand inconsistent; change DEMAND source (or pivot) to Barley and Wheat</text:p>
      <text:p text:style-name="P1">'2. facility: CostDriver-Demand; GH passive and GH active; change BOTH sources (or pivots) to GH</text:p>
      <text:p text:style-name="P1">'3. facility: CostDriver-Demand inconsistent; for nurseries - inbreds change in BOTH SOURCES the facility to "not used"</text:p>
      <text:p text:style-name="P1">'4. facility: Hughes-Demand inconsistent; for yield trial and nurseries-observation change in DEMAND SOURCE the facility to "not used"</text:p>
      <text:p text:style-name="P1">'5. all attributes: fill the (Blanks) with values in the DEMAND SOURCE</text:p>
      <text:p text:style-name="P1">'Before starting:</text:p>
      <text:p text:style-name="P1">'----------------</text:p>
      <text:p text:style-name="P1">'1. year: set filter in Hughes pivot</text:p>
      <text:p text:style-name="P1">'2. all attributes: remove all auto filters in the pivots</text:p>
      <text:p text:style-name="P1">'3. set the flags to true or false in Main_Fitting under "2. Invoke Fitting Algorithms (VBA Outputs)"</text:p>
      <text:p text:style-name="P1">'4. set the parameters accordingly for layout changes in Main_Fitting under "1. Define the layout parameters"</text:p>
      <text:p text:style-name="P1">'*******</text:p>
      <text:p text:style-name="P1"/>
      <text:p text:style-name="P1">Sub Main_Fitting()</text:p>
      <text:p text:style-name="P1"><text:s text:c="4"/></text:p>
      <text:p text:style-name="P1"><text:s text:c="4"/>'1. Define the layout parameters</text:p>
      <text:p text:style-name="P1"><text:s text:c="4"/>'*******************************</text:p>
      <text:p text:style-name="P1"><text:s text:c="4"/></text:p>
      <text:p text:style-name="P1"><text:s text:c="4"/>'1.1 Layout Demand (FT input for Hughes input)</text:p>
      <text:p text:style-name="P1"><text:s text:c="4"/>'---------------------------------------------</text:p>
      <text:p text:style-name="P1"><text:s text:c="4"/>Dim Sh_DemandPivot_ForHughesInput As Worksheet</text:p>
      <text:p text:style-name="P1"><text:s text:c="4"/>Set Sh_DemandPivot_ForHughesInput = Sheets("demand pivot ex FP temp - H")</text:p>
      <text:p text:style-name="P1"><text:s text:c="4"/>Dim Col_DemandPivot_ForHughesInput_A_Country As Long</text:p>
      <text:p text:style-name="P1"><text:s text:c="8"/>Col_DemandPivot_ForHughesInput_A_Country = z_GetColumnIndex("country", 4, Sh_DemandPivot_ForHughesInput.Name)</text:p>
      <text:p text:style-name="P1"><text:s text:c="4"/>Dim Col_DemandPivot_ForHughesInput_C_Crop As Long</text:p>
      <text:p text:style-name="P1"><text:s text:c="8"/>Col_DemandPivot_ForHughesInput_C_Crop = z_GetColumnIndex("crop", 4, Sh_DemandPivot_ForHughesInput.Name)</text:p>
      <text:p text:style-name="P1"><text:soft-page-break/><text:s text:c="4"/>Dim Col_DemandPivot_ForHughesInput_D_Activity As Long</text:p>
      <text:p text:style-name="P1"><text:s text:c="8"/>Col_DemandPivot_ForHughesInput_D_Activity = z_GetColumnIndex("activity / trial type", 4, Sh_DemandPivot_ForHughesInput.Name)</text:p>
      <text:p text:style-name="P1"><text:s text:c="4"/>Dim Col_DemandPivot_ForHughesInput_E_Facility As Long</text:p>
      <text:p text:style-name="P1"><text:s text:c="8"/>Col_DemandPivot_ForHughesInput_E_Facility = z_GetColumnIndex("facility adjusted", 4, Sh_DemandPivot_ForHughesInput.Name)</text:p>
      <text:p text:style-name="P1"><text:s text:c="4"/>Dim Col_DemandPivot_ForHughesInput_F_SumOfTotalNoPlots As Long</text:p>
      <text:p text:style-name="P1"><text:s text:c="8"/>Col_DemandPivot_ForHughesInput_F_SumOfTotalNoPlots = z_GetColumnIndex("Sum of total no. plots (or no. detailed facility ex column S)", 4, Sh_DemandPivot_ForHughesInput.Name)</text:p>
      <text:p text:style-name="P1"><text:s text:c="4"/>Dim Col_DemandPivot_ForHughesInput_G_SumOfTotalNoPlants As Long</text:p>
      <text:p text:style-name="P1"><text:s text:c="8"/>Col_DemandPivot_ForHughesInput_G_SumOfTotalNoPlants = z_GetColumnIndex("Sum of total no. plants (calculated)", 4, Sh_DemandPivot_ForHughesInput.Name)</text:p>
      <text:p text:style-name="P1"><text:s text:c="4"/>Dim Row_DemandPivot_ForHughesInput_From As Long</text:p>
      <text:p text:style-name="P1"><text:s text:c="8"/>Row_DemandPivot_ForHughesInput_From = 5</text:p>
      <text:p text:style-name="P1"><text:s text:c="4"/>Dim Row_DemandPivot_ForHughesInput_To As Long</text:p>
      <text:p text:style-name="P1"><text:s text:c="8"/>Row_DemandPivot_ForHughesInput_To = z_RowSize(1, Sh_DemandPivot_ForHughesInput.Name)</text:p>
      <text:p text:style-name="P1"><text:s text:c="4"/>'Layout DemandPivot compression</text:p>
      <text:p text:style-name="P1"><text:s text:c="4"/>'------------------------------</text:p>
      <text:p text:style-name="P1"><text:s text:c="4"/>Dim Layout_DemandPivot_ForHughesInput(1 To 8) As Variant</text:p>
      <text:p text:style-name="P1"><text:s text:c="8"/>Layout_DemandPivot_ForHughesInput(1) = Col_DemandPivot_ForHughesInput_A_Country</text:p>
      <text:p text:style-name="P1"><text:s text:c="8"/>Layout_DemandPivot_ForHughesInput(2) = Col_DemandPivot_ForHughesInput_C_Crop</text:p>
      <text:p text:style-name="P1"><text:s text:c="8"/>Layout_DemandPivot_ForHughesInput(3) = Col_DemandPivot_ForHughesInput_D_Activity</text:p>
      <text:p text:style-name="P1"><text:s text:c="8"/>Layout_DemandPivot_ForHughesInput(4) = Col_DemandPivot_ForHughesInput_E_Facility</text:p>
      <text:p text:style-name="P1"><text:s text:c="8"/>Layout_DemandPivot_ForHughesInput(5) = Col_DemandPivot_ForHughesInput_F_SumOfTotalNoPlots</text:p>
      <text:p text:style-name="P1"><text:s text:c="8"/>Layout_DemandPivot_ForHughesInput(6) = Col_DemandPivot_ForHughesInput_G_SumOfTotalNoPlants</text:p>
      <text:p text:style-name="P1"><text:s text:c="8"/>Layout_DemandPivot_ForHughesInput(7) = Row_DemandPivot_ForHughesInput_From</text:p>
      <text:p text:style-name="P1"><text:s text:c="8"/>Layout_DemandPivot_ForHughesInput(8) = Row_DemandPivot_ForHughesInput_To</text:p>
      <text:p text:style-name="P1"><text:s text:c="4"/></text:p>
      <text:p text:style-name="P1"><text:s text:c="4"/>'1.2 Layout Demand (FT input for CostDriver input)</text:p>
      <text:p text:style-name="P1"><text:s text:c="4"/>'-------------------------------------------------</text:p>
      <text:p text:style-name="P1"><text:s text:c="4"/>Dim Sh_DemandPivot_ForCostDriverInput As Worksheet</text:p>
      <text:p text:style-name="P1"><text:s text:c="4"/>Set Sh_DemandPivot_ForCostDriverInput = Sheets("demand pivot ex FP temp - CD")</text:p>
      <text:p text:style-name="P1"><text:s text:c="4"/>Dim Col_DemandPivot_ForCostDriverInput_A_Country As Long</text:p>
      <text:p text:style-name="P1"><text:s text:c="8"/>Col_DemandPivot_ForCostDriverInput_A_Country = z_GetColumnIndex("country", 4, Sh_DemandPivot_ForCostDriverInput.Name)</text:p>
      <text:p text:style-name="P1"><text:s text:c="4"/>Dim Col_DemandPivot_ForCostDriverInput_C_Crop As Long</text:p>
      <text:p text:style-name="P1"><text:s text:c="8"/>Col_DemandPivot_ForCostDriverInput_C_Crop = z_GetColumnIndex("crop adjusted", 4, Sh_DemandPivot_ForCostDriverInput.Name)</text:p>
      <text:p text:style-name="P1"><text:s text:c="4"/>Dim Col_DemandPivot_ForCostDriverInput_D_Activity As Long</text:p>
      <text:p text:style-name="P1"><text:s text:c="8"/>Col_DemandPivot_ForCostDriverInput_D_Activity = z_GetColumnIndex("activity / trial type", 4, Sh_DemandPivot_ForCostDriverInput.Name)</text:p>
      <text:p text:style-name="P1"><text:s text:c="4"/>Dim Col_DemandPivot_ForCostDriverInput_E_Facility As Long</text:p>
      <text:p text:style-name="P1"><text:s text:c="8"/>Col_DemandPivot_ForCostDriverInput_E_Facility = z_GetColumnIndex("facility adjusted", 4, Sh_DemandPivot_ForCostDriverInput.Name)</text:p>
      <text:p text:style-name="P1"><text:s text:c="4"/>Dim Col_DemandPivot_ForCostDriverInput_F_SumOfTotalNoPlots As Long</text:p>
      <text:p text:style-name="P1"><text:s text:c="8"/>Col_DemandPivot_ForCostDriverInput_F_SumOfTotalNoPlots = z_GetColumnIndex("Sum of total no. plots (or no. detailed facility ex column S)", 4, Sh_DemandPivot_ForCostDriverInput.Name)</text:p>
      <text:p text:style-name="P1"><text:s text:c="4"/>Dim Col_DemandPivot_ForCostDriverInput_G_SumOfTotalNoPlants As Long</text:p>
      <text:p text:style-name="P1"><text:s text:c="8"/>Col_DemandPivot_ForCostDriverInput_G_SumOfTotalNoPlants = z_GetColumnIndex("Sum of total no. plants (calculated)", 4, Sh_DemandPivot_ForCostDriverInput.Name)</text:p>
      <text:p text:style-name="P1"><text:soft-page-break/><text:s text:c="4"/>Dim Row_DemandPivot_ForCostDriverInput_From As Long</text:p>
      <text:p text:style-name="P1"><text:s text:c="8"/>Row_DemandPivot_ForCostDriverInput_From = 5</text:p>
      <text:p text:style-name="P1"><text:s text:c="4"/>Dim Row_DemandPivot_ForCostDriverInput_To As Long</text:p>
      <text:p text:style-name="P1"><text:s text:c="8"/>Row_DemandPivot_ForCostDriverInput_To = z_RowSize(1, Sh_DemandPivot_ForCostDriverInput.Name)</text:p>
      <text:p text:style-name="P1"><text:s text:c="4"/>'Layout DemandPivot compression</text:p>
      <text:p text:style-name="P1"><text:s text:c="4"/>'------------------------------</text:p>
      <text:p text:style-name="P1"><text:s text:c="4"/>Dim Layout_DemandPivot_ForCostDriverInput(1 To 8) As Variant</text:p>
      <text:p text:style-name="P1"><text:s text:c="8"/>Layout_DemandPivot_ForCostDriverInput(1) = Col_DemandPivot_ForCostDriverInput_A_Country</text:p>
      <text:p text:style-name="P1"><text:s text:c="8"/>Layout_DemandPivot_ForCostDriverInput(2) = Col_DemandPivot_ForCostDriverInput_C_Crop</text:p>
      <text:p text:style-name="P1"><text:s text:c="8"/>Layout_DemandPivot_ForCostDriverInput(3) = Col_DemandPivot_ForCostDriverInput_D_Activity</text:p>
      <text:p text:style-name="P1"><text:s text:c="8"/>Layout_DemandPivot_ForCostDriverInput(4) = Col_DemandPivot_ForCostDriverInput_E_Facility</text:p>
      <text:p text:style-name="P1"><text:s text:c="8"/>Layout_DemandPivot_ForCostDriverInput(5) = Col_DemandPivot_ForCostDriverInput_F_SumOfTotalNoPlots</text:p>
      <text:p text:style-name="P1"><text:s text:c="8"/>Layout_DemandPivot_ForCostDriverInput(6) = Col_DemandPivot_ForCostDriverInput_G_SumOfTotalNoPlants</text:p>
      <text:p text:style-name="P1"><text:s text:c="8"/>Layout_DemandPivot_ForCostDriverInput(7) = Row_DemandPivot_ForCostDriverInput_From</text:p>
      <text:p text:style-name="P1"><text:s text:c="8"/>Layout_DemandPivot_ForCostDriverInput(8) = Row_DemandPivot_ForCostDriverInput_To</text:p>
      <text:p text:style-name="P1"><text:s text:c="4"/></text:p>
      <text:p text:style-name="P1"><text:s text:c="4"/>'1.3 Layout Supply (Hughes input)</text:p>
      <text:p text:style-name="P1"><text:s text:c="4"/>'--------------------------------</text:p>
      <text:p text:style-name="P1"><text:s text:c="4"/>Dim Sh_SupplyHughesPivot As Worksheet</text:p>
      <text:p text:style-name="P1"><text:s text:c="4"/>Set Sh_SupplyHughesPivot = Sheets("Hughes' pivot")</text:p>
      <text:p text:style-name="P1"><text:s text:c="4"/>Dim Col_SupplyHughesPivot_A_Country As Long</text:p>
      <text:p text:style-name="P1"><text:s text:c="8"/>Col_SupplyHughesPivot_A_Country = z_GetColumnIndex("Country of trial achievment", 3, Sh_SupplyHughesPivot.Name)</text:p>
      <text:p text:style-name="P1"><text:s text:c="4"/>Dim Col_SupplyHughesPivot_C_Crop As Long</text:p>
      <text:p text:style-name="P1"><text:s text:c="8"/>Col_SupplyHughesPivot_C_Crop = z_GetColumnIndex("Crop type2 (detailled)", 3, Sh_SupplyHughesPivot.Name)</text:p>
      <text:p text:style-name="P1"><text:s text:c="4"/>Dim Col_SupplyHughesPivot_D_Activity As Long</text:p>
      <text:p text:style-name="P1"><text:s text:c="8"/>Col_SupplyHughesPivot_D_Activity = z_GetColumnIndex("Type of Field activity", 3, Sh_SupplyHughesPivot.Name)</text:p>
      <text:p text:style-name="P1"><text:s text:c="4"/>Dim Col_SupplyHughesPivot_E_SumOfTotalNoPlots As Long</text:p>
      <text:p text:style-name="P1"><text:s text:c="8"/>Col_SupplyHughesPivot_E_SumOfTotalNoPlots = z_GetColumnIndex("Sum of Nb Real plots", 3, Sh_SupplyHughesPivot.Name)</text:p>
      <text:p text:style-name="P1"><text:s text:c="4"/>Dim Row_SupplyHughesPivot_From As Long</text:p>
      <text:p text:style-name="P1"><text:s text:c="8"/>Row_SupplyHughesPivot_From = 5</text:p>
      <text:p text:style-name="P1"><text:s text:c="4"/>Dim Row_SupplyHughesPivot_To As Long</text:p>
      <text:p text:style-name="P1"><text:s text:c="8"/>Row_SupplyHughesPivot_To = z_RowSize(1, Sh_SupplyHughesPivot.Name)</text:p>
      <text:p text:style-name="P1"><text:s text:c="4"/>'Layout SupplyHugesPivot compression</text:p>
      <text:p text:style-name="P1"><text:s text:c="4"/>'-----------------------------------</text:p>
      <text:p text:style-name="P1"><text:s text:c="4"/>Dim Layout_SupplyHughesPivot(1 To 6) As Variant</text:p>
      <text:p text:style-name="P1"><text:s text:c="8"/>Layout_SupplyHughesPivot(1) = Col_SupplyHughesPivot_A_Country</text:p>
      <text:p text:style-name="P1"><text:s text:c="8"/>Layout_SupplyHughesPivot(2) = Col_SupplyHughesPivot_C_Crop</text:p>
      <text:p text:style-name="P1"><text:s text:c="8"/>Layout_SupplyHughesPivot(3) = Col_SupplyHughesPivot_D_Activity</text:p>
      <text:p text:style-name="P1"><text:s text:c="8"/>Layout_SupplyHughesPivot(4) = Col_SupplyHughesPivot_E_SumOfTotalNoPlots</text:p>
      <text:p text:style-name="P1"><text:s text:c="8"/>Layout_SupplyHughesPivot(5) = Row_SupplyHughesPivot_From</text:p>
      <text:p text:style-name="P1"><text:s text:c="8"/>Layout_SupplyHughesPivot(6) = Row_SupplyHughesPivot_To</text:p>
      <text:p text:style-name="P1"><text:s text:c="4"/></text:p>
      <text:p text:style-name="P1"><text:s text:c="4"/>'1.4 Layout Supply (CostDriver input)</text:p>
      <text:p text:style-name="P1"><text:s text:c="4"/>'------------------------------------</text:p>
      <text:p text:style-name="P1"><text:s text:c="4"/>Dim Sh_SupplyCostDriverPivot As Worksheet</text:p>
      <text:p text:style-name="P1"><text:soft-page-break/><text:s text:c="4"/>Set Sh_SupplyCostDriverPivot = Sheets("Cost Driver pivot")</text:p>
      <text:p text:style-name="P1"><text:s text:c="4"/>Dim Col_SupplyCostDriverPivot_A_Country As Long</text:p>
      <text:p text:style-name="P1"><text:s text:c="8"/>Col_SupplyCostDriverPivot_A_Country = z_GetColumnIndex("country", 3, Sh_SupplyCostDriverPivot.Name)</text:p>
      <text:p text:style-name="P1"><text:s text:c="4"/>Dim Col_SupplyCostDriverPivot_C_Crop As Long</text:p>
      <text:p text:style-name="P1"><text:s text:c="8"/>Col_SupplyCostDriverPivot_C_Crop = z_GetColumnIndex("crop adjusted", 3, Sh_SupplyCostDriverPivot.Name)</text:p>
      <text:p text:style-name="P1"><text:s text:c="4"/>Dim Col_SupplyCostDriverPivot_D_Activity As Long</text:p>
      <text:p text:style-name="P1"><text:s text:c="8"/>Col_SupplyCostDriverPivot_D_Activity = z_GetColumnIndex("cost driver", 3, Sh_SupplyCostDriverPivot.Name)</text:p>
      <text:p text:style-name="P1"><text:s text:c="4"/>Dim Col_SupplyCostDriverPivot_E_Facility As Long</text:p>
      <text:p text:style-name="P1"><text:s text:c="8"/>Col_SupplyCostDriverPivot_E_Facility = z_GetColumnIndex("facility adjusted", 3, Sh_SupplyCostDriverPivot.Name)</text:p>
      <text:p text:style-name="P1"><text:s text:c="4"/>Dim Col_SupplyCostDriverPivot_F_Units As Long</text:p>
      <text:p text:style-name="P1"><text:s text:c="8"/>Col_SupplyCostDriverPivot_F_Units = z_GetColumnIndex("unit for all regions", 3, Sh_SupplyCostDriverPivot.Name)</text:p>
      <text:p text:style-name="P1"><text:s text:c="4"/>Dim Col_SupplyCostDriverPivot_G_SumOfTotalNoUnits As Long</text:p>
      <text:p text:style-name="P1"><text:s text:c="8"/>Col_SupplyCostDriverPivot_G_SumOfTotalNoUnits = z_GetColumnIndex("Sum of no. of units supplied", 3, Sh_SupplyCostDriverPivot.Name)</text:p>
      <text:p text:style-name="P1"><text:s text:c="4"/>Dim Row_SupplyCostDriverPivot_From As Long</text:p>
      <text:p text:style-name="P1"><text:s text:c="8"/>Row_SupplyCostDriverPivot_From = 5</text:p>
      <text:p text:style-name="P1"><text:s text:c="4"/>Dim Row_SupplyCostDriverPivot_To As Long</text:p>
      <text:p text:style-name="P1"><text:s text:c="8"/>Row_SupplyCostDriverPivot_To = z_RowSize(1, Sh_SupplyCostDriverPivot.Name)</text:p>
      <text:p text:style-name="P1"><text:s text:c="4"/>'Layout SupplyCostDriverPivot compression</text:p>
      <text:p text:style-name="P1"><text:s text:c="4"/>'----------------------------------------</text:p>
      <text:p text:style-name="P1"><text:s text:c="4"/>Dim Layout_SupplyCostDriverPivot(1 To 8) As Variant</text:p>
      <text:p text:style-name="P1"><text:s text:c="8"/>Layout_SupplyCostDriverPivot(1) = Col_SupplyCostDriverPivot_A_Country</text:p>
      <text:p text:style-name="P1"><text:s text:c="8"/>Layout_SupplyCostDriverPivot(2) = Col_SupplyCostDriverPivot_C_Crop</text:p>
      <text:p text:style-name="P1"><text:s text:c="8"/>Layout_SupplyCostDriverPivot(3) = Col_SupplyCostDriverPivot_D_Activity</text:p>
      <text:p text:style-name="P1"><text:s text:c="8"/>Layout_SupplyCostDriverPivot(4) = Col_SupplyCostDriverPivot_E_Facility</text:p>
      <text:p text:style-name="P1"><text:s text:c="8"/>Layout_SupplyCostDriverPivot(5) = Col_SupplyCostDriverPivot_F_Units</text:p>
      <text:p text:style-name="P1"><text:s text:c="8"/>Layout_SupplyCostDriverPivot(6) = Col_SupplyCostDriverPivot_G_SumOfTotalNoUnits</text:p>
      <text:p text:style-name="P1"><text:s text:c="8"/>Layout_SupplyCostDriverPivot(7) = Row_SupplyCostDriverPivot_From</text:p>
      <text:p text:style-name="P1"><text:s text:c="8"/>Layout_SupplyCostDriverPivot(8) = Row_SupplyCostDriverPivot_To</text:p>
      <text:p text:style-name="P1"><text:s text:c="4"/></text:p>
      <text:p text:style-name="P1"><text:s text:c="4"/>'1.4 Layout Fitting (VBA Output)</text:p>
      <text:p text:style-name="P1"><text:s text:c="4"/>'-------------------------------</text:p>
      <text:p text:style-name="P1"><text:s text:c="4"/>Dim Col_Fitting_B_Country As Long</text:p>
      <text:p text:style-name="P1"><text:s text:c="8"/>Col_Fitting_B_Country = 2</text:p>
      <text:p text:style-name="P1"><text:s text:c="4"/>Dim Row_Fitting_6_Crop As Long</text:p>
      <text:p text:style-name="P1"><text:s text:c="8"/>Row_Fitting_6_Crop = 6</text:p>
      <text:p text:style-name="P1"><text:s text:c="4"/>Dim Row_Fitting_From As Long</text:p>
      <text:p text:style-name="P1"><text:s text:c="8"/>Row_Fitting_From = 8</text:p>
      <text:p text:style-name="P1"><text:s text:c="4"/>Dim Row_Fitting_To As Long</text:p>
      <text:p text:style-name="P1"><text:s text:c="8"/>Row_Fitting_To = 55</text:p>
      <text:p text:style-name="P1"><text:s text:c="4"/>Dim Col_Fitting_From As Long</text:p>
      <text:p text:style-name="P1"><text:s text:c="8"/>Col_Fitting_From = 3</text:p>
      <text:p text:style-name="P1"><text:s text:c="4"/>Dim Col_Fitting_To As Long</text:p>
      <text:p text:style-name="P1"><text:s text:c="8"/>Col_Fitting_To = 41</text:p>
      <text:p text:style-name="P1"><text:s text:c="4"/>'Layout Fitting compression</text:p>
      <text:p text:style-name="P1"><text:s text:c="4"/>'--------------------------</text:p>
      <text:p text:style-name="P1"><text:s text:c="4"/>Dim Layout_Fitting(1 To 6) As Variant</text:p>
      <text:p text:style-name="P1"><text:s text:c="8"/>Layout_Fitting(1) = Col_Fitting_B_Country</text:p>
      <text:p text:style-name="P1"><text:soft-page-break/><text:s text:c="8"/>Layout_Fitting(2) = Row_Fitting_6_Crop</text:p>
      <text:p text:style-name="P1"><text:s text:c="8"/>Layout_Fitting(3) = Row_Fitting_From</text:p>
      <text:p text:style-name="P1"><text:s text:c="8"/>Layout_Fitting(4) = Row_Fitting_To</text:p>
      <text:p text:style-name="P1"><text:s text:c="8"/>Layout_Fitting(5) = Col_Fitting_From</text:p>
      <text:p text:style-name="P1"><text:s text:c="8"/>Layout_Fitting(6) = Col_Fitting_To</text:p>
      <text:p text:style-name="P1"><text:s text:c="8"/></text:p>
      <text:p text:style-name="P1"><text:s text:c="4"/>'2. Invoke Fitting Algorithms (VBA Outputs)</text:p>
      <text:p text:style-name="P1"><text:s text:c="4"/>'******************************************</text:p>
      <text:p text:style-name="P1"><text:s text:c="4"/>Dim Flag_YieldTrials As Boolean</text:p>
      <text:p text:style-name="P1"><text:s text:c="8"/>Flag_YieldTrials = True</text:p>
      <text:p text:style-name="P1"><text:s text:c="4"/>Dim Flag_NurseriesObservation As Boolean</text:p>
      <text:p text:style-name="P1"><text:s text:c="8"/>Flag_NurseriesObservation = True</text:p>
      <text:p text:style-name="P1"><text:s text:c="4"/>Dim Flag_NurseriesCrossesField As Boolean</text:p>
      <text:p text:style-name="P1"><text:s text:c="8"/>Flag_NurseriesCrossesField = True</text:p>
      <text:p text:style-name="P1"><text:s text:c="4"/>Dim Flag_NurseriesCrossesGreenHouses As Boolean</text:p>
      <text:p text:style-name="P1"><text:s text:c="8"/>Flag_NurseriesCrossesGreenHouses = True</text:p>
      <text:p text:style-name="P1"><text:s text:c="4"/>Dim Flag_NurseriesInbreds As Boolean</text:p>
      <text:p text:style-name="P1"><text:s text:c="8"/>Flag_NurseriesInbreds = True</text:p>
      <text:p text:style-name="P1"><text:s text:c="8"/></text:p>
      <text:p text:style-name="P1"><text:s text:c="4"/>'Demand (FT input)</text:p>
      <text:p text:style-name="P1"><text:s text:c="4"/>'Supply (Hughes input)</text:p>
      <text:p text:style-name="P1"><text:s text:c="4"/>'---------------------</text:p>
      <text:p text:style-name="P1">' <text:s text:c="3"/>'2.1.1 fitting yield trials</text:p>
      <text:p text:style-name="P1">' <text:s text:c="3"/>'--------------------------</text:p>
      <text:p text:style-name="P1">' <text:s text:c="3"/>Dim Sh_Fitting_YieldTrials As Worksheet</text:p>
      <text:p text:style-name="P1">' <text:s text:c="3"/>Set Sh_Fitting_YieldTrials = Sheets("fitting yield trials")</text:p>
      <text:p text:style-name="P1">' <text:s text:c="3"/>'!Layout_Fitting(0) = Sh_Fitting_YieldTrials</text:p>
      <text:p text:style-name="P1">' <text:s text:c="7"/>'activity search string</text:p>
      <text:p text:style-name="P1">' <text:s text:c="7"/>'----------------------</text:p>
      <text:p text:style-name="P1">' <text:s text:c="7"/>Dim Value_DemandPivot_YieldTrials_D_Activity As String</text:p>
      <text:p text:style-name="P1">' <text:s text:c="11"/>Value_DemandPivot_YieldTrials_D_Activity = "yield trial"</text:p>
      <text:p text:style-name="P1">' <text:s text:c="7"/>Dim Value_SupplyHughesPivot_YieldTrials_D_Activity As String</text:p>
      <text:p text:style-name="P1">' <text:s text:c="11"/>Value_SupplyHughesPivot_YieldTrials_D_Activity = "yield trial"</text:p>
      <text:p text:style-name="P1">' <text:s text:c="7"/>'facility search string</text:p>
      <text:p text:style-name="P1">' <text:s text:c="7"/>'----------------------</text:p>
      <text:p text:style-name="P1">' <text:s text:c="7"/>Dim Value_DemandPivot_YieldTrials_E_Facility As Variant</text:p>
      <text:p text:style-name="P1">' <text:s text:c="11"/>Value_DemandPivot_YieldTrials_E_Facility = "not used"</text:p>
      <text:p text:style-name="P1">' <text:s text:c="7"/>Dim Value_SupplyHughesPivot_YieldTrials_E_Facility As Variant</text:p>
      <text:p text:style-name="P1">' <text:s text:c="11"/>Value_SupplyHughesPivot_YieldTrials_E_Facility = Empty</text:p>
      <text:p text:style-name="P1">' <text:s text:c="7"/>'invoke fitting algorithm</text:p>
      <text:p text:style-name="P1">' <text:s text:c="7"/>'------------------------</text:p>
      <text:p text:style-name="P1">' <text:s text:c="7"/>Dim Unit As String</text:p>
      <text:p text:style-name="P1">' <text:s text:c="11"/>Unit = "plot"</text:p>
      <text:p text:style-name="P1">' <text:s text:c="7"/>Dim Supply As String</text:p>
      <text:p text:style-name="P1">' <text:s text:c="11"/>Supply = "Hughes Pivot"</text:p>
      <text:p text:style-name="P1">' <text:s text:c="7"/>If Flag_YieldTrials Then</text:p>
      <text:p text:style-name="P1">' <text:s text:c="11"/>Call z_Fitting_Clear(Sh_Fitting_YieldTrials, Layout_Fitting)</text:p>
      <text:p text:style-name="P1">' <text:s text:c="11"/>Call z_Fitting(Sh_Fitting_YieldTrials, _</text:p>
      <text:p text:style-name="P1">' <text:s text:c="23"/>Sh_DemandPivot_ForHughesInput, _</text:p>
      <text:p text:style-name="P1">' <text:s text:c="23"/>Sh_SupplyHughesPivot, _</text:p>
      <text:p text:style-name="P1">' <text:s text:c="23"/>Sh_SupplyCostDriverPivot, _</text:p>
      <text:p text:style-name="P1">' <text:s text:c="23"/>Layout_Fitting, _</text:p>
      <text:p text:style-name="P1">' <text:s text:c="23"/>Layout_DemandPivot_ForHughesInput, _</text:p>
      <text:p text:style-name="P1"><text:soft-page-break/>' <text:s text:c="23"/>Layout_SupplyHughesPivot, _</text:p>
      <text:p text:style-name="P1">' <text:s text:c="23"/>Layout_SupplyCostDriverPivot, _</text:p>
      <text:p text:style-name="P1">' <text:s text:c="23"/>Unit, _</text:p>
      <text:p text:style-name="P1">' <text:s text:c="23"/>Supply, _</text:p>
      <text:p text:style-name="P1">' <text:s text:c="23"/>Value_DemandPivot_YieldTrials_D_Activity, _</text:p>
      <text:p text:style-name="P1">' <text:s text:c="23"/>Value_SupplyHughesPivot_YieldTrials_D_Activity, _</text:p>
      <text:p text:style-name="P1">' <text:s text:c="23"/>Value_DemandPivot_YieldTrials_E_Facility, _</text:p>
      <text:p text:style-name="P1">' <text:s text:c="23"/>Value_SupplyHughesPivot_YieldTrials_E_Facility)</text:p>
      <text:p text:style-name="P1">' <text:s text:c="7"/>End If</text:p>
      <text:p text:style-name="P1"><text:s text:c="4"/></text:p>
      <text:p text:style-name="P1">' <text:s text:c="3"/>'2.1.2 fitting nurseries-observation</text:p>
      <text:p text:style-name="P1">' <text:s text:c="3"/>'-----------------------------------</text:p>
      <text:p text:style-name="P1">' <text:s text:c="3"/>Dim Sh_Fitting_NurseriesObservation As Worksheet</text:p>
      <text:p text:style-name="P1">' <text:s text:c="3"/>Set Sh_Fitting_NurseriesObservation = Sheets("fitting nurseries-observation")</text:p>
      <text:p text:style-name="P1">' <text:s text:c="3"/>'!Layout_Fitting(0) = Sh_Fitting_NurseriesObservation</text:p>
      <text:p text:style-name="P1">' <text:s text:c="7"/>'activity search string</text:p>
      <text:p text:style-name="P1">' <text:s text:c="7"/>'----------------------</text:p>
      <text:p text:style-name="P1">' <text:s text:c="7"/>Dim Value_DemandPivot_NurseriesObservation_D_Activity As String</text:p>
      <text:p text:style-name="P1">' <text:s text:c="11"/>Value_DemandPivot_NurseriesObservation_D_Activity = "nurseries - observation"</text:p>
      <text:p text:style-name="P1">' <text:s text:c="7"/>Dim Value_SupplyHughesPivot_NurseriesObservation_D_Activity As String</text:p>
      <text:p text:style-name="P1">' <text:s text:c="11"/>Value_SupplyHughesPivot_NurseriesObservation_D_Activity = "observation"</text:p>
      <text:p text:style-name="P1">' <text:s text:c="7"/>'facility search string</text:p>
      <text:p text:style-name="P1">' <text:s text:c="7"/>'----------------------</text:p>
      <text:p text:style-name="P1">' <text:s text:c="7"/>Dim Value_DemandPivot_NurseriesObservation_E_Facility As Variant</text:p>
      <text:p text:style-name="P1">' <text:s text:c="11"/>Value_DemandPivot_NurseriesObservation_E_Facility = "not used"</text:p>
      <text:p text:style-name="P1">' <text:s text:c="7"/>Dim Value_SupplyHughesPivot_NurseriesObservation_E_Facility As Variant</text:p>
      <text:p text:style-name="P1">' <text:s text:c="11"/>Value_SupplyHughesPivot_NurseriesObservation_E_Facility = Empty</text:p>
      <text:p text:style-name="P1">' <text:s text:c="7"/>'invoke fitting algorithm</text:p>
      <text:p text:style-name="P1">' <text:s text:c="7"/>'------------------------</text:p>
      <text:p text:style-name="P1">' <text:s text:c="11"/>Unit = "plot"</text:p>
      <text:p text:style-name="P1">' <text:s text:c="11"/>Supply = "Hughes Pivot"</text:p>
      <text:p text:style-name="P1">' <text:s text:c="7"/>If Flag_NurseriesObservation Then</text:p>
      <text:p text:style-name="P1">' <text:s text:c="11"/>Call z_Fitting_Clear(Sh_Fitting_NurseriesObservation, Layout_Fitting)</text:p>
      <text:p text:style-name="P1">' <text:s text:c="11"/>Call z_Fitting(Sh_Fitting_NurseriesObservation, _</text:p>
      <text:p text:style-name="P1">' <text:s text:c="23"/>Sh_DemandPivot_ForHughesInput, _</text:p>
      <text:p text:style-name="P1">' <text:s text:c="23"/>Sh_SupplyHughesPivot, _</text:p>
      <text:p text:style-name="P1">' <text:s text:c="23"/>Sh_SupplyCostDriverPivot, _</text:p>
      <text:p text:style-name="P1">' <text:s text:c="23"/>Layout_Fitting, _</text:p>
      <text:p text:style-name="P1">' <text:s text:c="23"/>Layout_DemandPivot_ForHughesInput, _</text:p>
      <text:p text:style-name="P1">' <text:s text:c="23"/>Layout_SupplyHughesPivot, _</text:p>
      <text:p text:style-name="P1">' <text:s text:c="23"/>Layout_SupplyCostDriverPivot, _</text:p>
      <text:p text:style-name="P1">' <text:s text:c="23"/>Unit, _</text:p>
      <text:p text:style-name="P1">' <text:s text:c="23"/>Supply, _</text:p>
      <text:p text:style-name="P1">' <text:s text:c="23"/>Value_DemandPivot_NurseriesObservation_D_Activity, _</text:p>
      <text:p text:style-name="P1">' <text:s text:c="23"/>Value_SupplyHughesPivot_NurseriesObservation_D_Activity, _</text:p>
      <text:p text:style-name="P1">' <text:s text:c="23"/>Value_DemandPivot_NurseriesObservation_E_Facility, _</text:p>
      <text:p text:style-name="P1">' <text:s text:c="23"/>Value_SupplyHughesPivot_NurseriesObservation_E_Facility)</text:p>
      <text:p text:style-name="P1">' <text:s text:c="7"/>End If</text:p>
      <text:p text:style-name="P1"><text:s text:c="4"/></text:p>
      <text:p text:style-name="P1"><text:s text:c="4"/>'Demand (FT input)</text:p>
      <text:p text:style-name="P1"><text:s text:c="4"/>'Supply (CostDriver input)</text:p>
      <text:p text:style-name="P1"><text:s text:c="4"/>'-------------------------</text:p>
      <text:p text:style-name="P1"><text:s text:c="4"/>'2.2.1 fitting nurseries-crosses field</text:p>
      <text:p text:style-name="P1"><text:soft-page-break/><text:s text:c="4"/>'-------------------------------------</text:p>
      <text:p text:style-name="P1"><text:s text:c="4"/>Dim Sh_Fitting_NurseriesCrossesField As Worksheet</text:p>
      <text:p text:style-name="P1"><text:s text:c="4"/>Set Sh_Fitting_NurseriesCrossesField = Sheets("fitting nurseries-crosses field")</text:p>
      <text:p text:style-name="P1"><text:s text:c="4"/>'!Layout_Fitting(0) = Sh_Fitting_NurseriesCrossesField</text:p>
      <text:p text:style-name="P1"><text:s text:c="8"/>'activity search string</text:p>
      <text:p text:style-name="P1"><text:s text:c="8"/>'----------------------</text:p>
      <text:p text:style-name="P1"><text:s text:c="8"/>Dim Value_DemandPivot_NurseriesCrossesField_D_Activity As String</text:p>
      <text:p text:style-name="P1"><text:s text:c="12"/>Value_DemandPivot_NurseriesCrossesField_D_Activity = "nurseries - crosses"</text:p>
      <text:p text:style-name="P1"><text:s text:c="8"/>Dim Value_SupplyCostDriverPivot_NurseriesCrossesField_D_Activity As String</text:p>
      <text:p text:style-name="P1"><text:s text:c="12"/>Value_SupplyCostDriverPivot_NurseriesCrossesField_D_Activity = "nurseries - crosses"</text:p>
      <text:p text:style-name="P1"><text:s text:c="8"/>'facility search string</text:p>
      <text:p text:style-name="P1"><text:s text:c="8"/>'----------------------</text:p>
      <text:p text:style-name="P1"><text:s text:c="8"/>Dim Value_DemandPivot_NurseriesCrossesField_E_Facility As Variant</text:p>
      <text:p text:style-name="P1"><text:s text:c="12"/>Value_DemandPivot_NurseriesCrossesField_E_Facility = "open field"</text:p>
      <text:p text:style-name="P1"><text:s text:c="8"/>Dim Value_SupplyCostDriverPivot_NurseriesCrossesField_E_Facility As Variant</text:p>
      <text:p text:style-name="P1"><text:s text:c="12"/>Value_SupplyCostDriverPivot_NurseriesCrossesField_E_Facility = "open field"</text:p>
      <text:p text:style-name="P1"><text:s text:c="8"/>'invoke fitting algorithm</text:p>
      <text:p text:style-name="P1"><text:s text:c="8"/>'------------------------</text:p>
      <text:p text:style-name="P1"><text:s text:c="12"/>Dim Unit As String</text:p>
      <text:p text:style-name="P1"><text:s text:c="12"/>Dim Supply As String</text:p>
      <text:p text:style-name="P1"><text:s text:c="12"/>Unit = "row"</text:p>
      <text:p text:style-name="P1"><text:s text:c="12"/>Supply = "Cost Driver Pivot"</text:p>
      <text:p text:style-name="P1"><text:s text:c="8"/>If Flag_NurseriesCrossesField Then</text:p>
      <text:p text:style-name="P1"><text:s text:c="12"/>Call z_Fitting_Clear(Sh_Fitting_NurseriesCrossesField, Layout_Fitting)</text:p>
      <text:p text:style-name="P1"><text:s text:c="12"/>Call z_Fitting(Sh_Fitting_NurseriesCrossesField,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CrossesField_D_Activity, _</text:p>
      <text:p text:style-name="P1"><text:s text:c="24"/>Value_SupplyCostDriverPivot_NurseriesCrossesField_D_Activity, _</text:p>
      <text:p text:style-name="P1"><text:s text:c="24"/>Value_DemandPivot_NurseriesCrossesField_E_Facility, _</text:p>
      <text:p text:style-name="P1"><text:s text:c="24"/>Value_SupplyCostDriverPivot_NurseriesCrossesField_E_Facility)</text:p>
      <text:p text:style-name="P1"><text:s text:c="8"/>End If</text:p>
      <text:p text:style-name="P1"><text:s text:c="8"/></text:p>
      <text:p text:style-name="P1"><text:s text:c="4"/>'2.2.2 fitting nurseries-crosses GH</text:p>
      <text:p text:style-name="P1"><text:s text:c="4"/>'----------------------------------</text:p>
      <text:p text:style-name="P1"><text:s text:c="4"/>Dim Sh_Fitting_NurseriesCrossesGreenHouses As Worksheet</text:p>
      <text:p text:style-name="P1"><text:s text:c="4"/>Set Sh_Fitting_NurseriesCrossesGreenHouses = Sheets("fitting nurseries-crosses GH")</text:p>
      <text:p text:style-name="P1"><text:s text:c="4"/>'!Layout_Fitting(0) = Sh_Fitting_NurseriesCrossesGreenHouses</text:p>
      <text:p text:style-name="P1"><text:s text:c="8"/>'activity search string</text:p>
      <text:p text:style-name="P1"><text:s text:c="8"/>'----------------------</text:p>
      <text:p text:style-name="P1"><text:s text:c="8"/>Dim Value_DemandPivot_NurseriesCrossesGreenHouses_D_Activity As String</text:p>
      <text:p text:style-name="P1"><text:s text:c="12"/>Value_DemandPivot_NurseriesCrossesGreenHouses_D_Activity = "nurseries - crosses"</text:p>
      <text:p text:style-name="P1"><text:s text:c="8"/>Dim Value_SupplyCostDriverPivot_NurseriesCrossesGreenHouses_D_Activity As String</text:p>
      <text:p text:style-name="P1"><text:s text:c="12"/>Value_SupplyCostDriverPivot_NurseriesCrossesGreenHouses_D_Activity = "nurseries - crosses"</text:p>
      <text:p text:style-name="P1"><text:s text:c="8"/>'facility search string</text:p>
      <text:p text:style-name="P1"><text:soft-page-break/><text:s text:c="8"/>'----------------------</text:p>
      <text:p text:style-name="P1"><text:s text:c="8"/>Dim Value_DemandPivot_NurseriesCrossesGreenHouses_E_Facility As Variant</text:p>
      <text:p text:style-name="P1"><text:s text:c="12"/>Value_DemandPivot_NurseriesCrossesGreenHouses_E_Facility = "GH" ' "GH Passive" and "GH active"</text:p>
      <text:p text:style-name="P1"><text:s text:c="8"/>Dim Value_SupplyCostDriverPivot_NurseriesCrossesGreenHouses_E_Facility As Variant</text:p>
      <text:p text:style-name="P1"><text:s text:c="12"/>Value_SupplyCostDriverPivot_NurseriesCrossesGreenHouses_E_Facility = "GH" ' "GH Passive" and "GH active"</text:p>
      <text:p text:style-name="P1"><text:s text:c="8"/>'invoke fitting algorithm</text:p>
      <text:p text:style-name="P1"><text:s text:c="8"/>'------------------------</text:p>
      <text:p text:style-name="P1"><text:s text:c="12"/>Unit = "cross"</text:p>
      <text:p text:style-name="P1"><text:s text:c="12"/>Supply = "Cost Driver Pivot"</text:p>
      <text:p text:style-name="P1"><text:s text:c="8"/>If Flag_NurseriesCrossesGreenHouses Then</text:p>
      <text:p text:style-name="P1"><text:s text:c="12"/>Call z_Fitting_Clear(Sh_Fitting_NurseriesCrossesGreenHouses, Layout_Fitting)</text:p>
      <text:p text:style-name="P1"><text:s text:c="12"/>Call z_Fitting(Sh_Fitting_NurseriesCrossesGreenHouses,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CrossesGreenHouses_D_Activity, _</text:p>
      <text:p text:style-name="P1"><text:s text:c="24"/>Value_SupplyCostDriverPivot_NurseriesCrossesGreenHouses_D_Activity, _</text:p>
      <text:p text:style-name="P1"><text:s text:c="24"/>Value_DemandPivot_NurseriesCrossesGreenHouses_E_Facility, _</text:p>
      <text:p text:style-name="P1"><text:s text:c="24"/>Value_SupplyCostDriverPivot_NurseriesCrossesGreenHouses_E_Facility)</text:p>
      <text:p text:style-name="P1"><text:s text:c="8"/>End If</text:p>
      <text:p text:style-name="P1"><text:s text:c="7"/></text:p>
      <text:p text:style-name="P1"><text:s text:c="4"/>'2.2.3.fitting nurseries-inbreds</text:p>
      <text:p text:style-name="P1"><text:s text:c="4"/>'-------------------------------</text:p>
      <text:p text:style-name="P1"><text:s text:c="4"/>Dim Sh_Fitting_NurseriesInbreds As Worksheet</text:p>
      <text:p text:style-name="P1"><text:s text:c="4"/>Set Sh_Fitting_NurseriesInbreds = Sheets("fitting nurseries-inbreds")</text:p>
      <text:p text:style-name="P1"><text:s text:c="4"/>'!Layout_Fitting(0) = Sh_Fitting_NurseriesInbreds</text:p>
      <text:p text:style-name="P1"><text:s text:c="8"/>'activity search string</text:p>
      <text:p text:style-name="P1"><text:s text:c="8"/>'----------------------</text:p>
      <text:p text:style-name="P1"><text:s text:c="8"/>Dim Value_DemandPivot_NurseriesInbreds_D_Activity As String</text:p>
      <text:p text:style-name="P1"><text:s text:c="12"/>Value_DemandPivot_NurseriesInbreds_D_Activity = "nurseries - inbreds"</text:p>
      <text:p text:style-name="P1"><text:s text:c="8"/>Dim Value_SupplyCostDriverPivot_NurseriesInbreds_D_Activity As String</text:p>
      <text:p text:style-name="P1"><text:s text:c="12"/>Value_SupplyCostDriverPivot_NurseriesInbreds_D_Activity = "nurseries - inbreds"</text:p>
      <text:p text:style-name="P1"><text:s text:c="8"/>'facility search string</text:p>
      <text:p text:style-name="P1"><text:s text:c="8"/>'----------------------</text:p>
      <text:p text:style-name="P1"><text:s text:c="8"/>Dim Value_DemandPivot_NurseriesInbreds_E_Facility As Variant</text:p>
      <text:p text:style-name="P1"><text:s text:c="12"/>Value_DemandPivot_NurseriesInbreds_E_Facility = "not used"</text:p>
      <text:p text:style-name="P1"><text:s text:c="8"/>Dim Value_SupplyCostDriverPivot_NurseriesInbreds_E_Facility As Variant</text:p>
      <text:p text:style-name="P1"><text:s text:c="12"/>Value_SupplyCostDriverPivot_NurseriesInbreds_E_Facility = "not used"</text:p>
      <text:p text:style-name="P1"><text:s text:c="8"/>'invoke fitting algorithm</text:p>
      <text:p text:style-name="P1"><text:s text:c="8"/>'------------------------</text:p>
      <text:p text:style-name="P1"><text:s text:c="12"/>Unit = "plant"</text:p>
      <text:p text:style-name="P1"><text:s text:c="12"/>Supply = "Cost Driver Pivot"</text:p>
      <text:p text:style-name="P1"><text:s text:c="8"/>If Flag_NurseriesInbreds Then</text:p>
      <text:p text:style-name="P1"><text:s text:c="12"/>Call z_Fitting_Clear(Sh_Fitting_NurseriesInbreds, Layout_Fitting)</text:p>
      <text:p text:style-name="P1"><text:s text:c="12"/>Call z_Fitting(Sh_Fitting_NurseriesInbreds, _</text:p>
      <text:p text:style-name="P1"><text:soft-page-break/><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Inbreds_D_Activity, _</text:p>
      <text:p text:style-name="P1"><text:s text:c="24"/>Value_SupplyCostDriverPivot_NurseriesInbreds_D_Activity, _</text:p>
      <text:p text:style-name="P1"><text:s text:c="24"/>Value_DemandPivot_NurseriesInbreds_E_Facility, _</text:p>
      <text:p text:style-name="P1"><text:s text:c="24"/>Value_SupplyCostDriverPivot_NurseriesInbreds_E_Facility)</text:p>
      <text:p text:style-name="P1"><text:s text:c="8"/>End If</text:p>
      <text:p text:style-name="P1"/>
      <text:p text:style-name="P1"/>
      <text:p text:style-name="P1"><text:s text:c="4"/>'2.2.4 fitting nurseries-observation</text:p>
      <text:p text:style-name="P1"><text:s text:c="4"/>'-----------------------------------</text:p>
      <text:p text:style-name="P1"><text:s text:c="4"/>Dim Sh_Fitting_NurseriesObservation As Worksheet</text:p>
      <text:p text:style-name="P1"><text:s text:c="4"/>Set Sh_Fitting_NurseriesObservation = Sheets("fitting nurseries-observation")</text:p>
      <text:p text:style-name="P1"><text:s text:c="4"/>'!Layout_Fitting(0) = Sh_Fitting_NurseriesObservation</text:p>
      <text:p text:style-name="P1"><text:s text:c="8"/>'activity search string</text:p>
      <text:p text:style-name="P1"><text:s text:c="8"/>'----------------------</text:p>
      <text:p text:style-name="P1"><text:s text:c="8"/>Dim Value_DemandPivot_NurseriesObservation_D_Activity As String</text:p>
      <text:p text:style-name="P1"><text:s text:c="12"/>Value_DemandPivot_NurseriesObservation_D_Activity = "nurseries - observation"</text:p>
      <text:p text:style-name="P1"><text:s text:c="8"/>Dim Value_SupplyCostDriverPivot_NurseriesObservation_D_Activity As String</text:p>
      <text:p text:style-name="P1"><text:s text:c="12"/>Value_SupplyCostDriverPivot_NurseriesObservation_D_Activity = "nurseries - observation"</text:p>
      <text:p text:style-name="P1"><text:s text:c="8"/>'facility search string</text:p>
      <text:p text:style-name="P1"><text:s text:c="8"/>'----------------------</text:p>
      <text:p text:style-name="P1"><text:s text:c="8"/>Dim Value_DemandPivot_NurseriesObservation_E_Facility As Variant</text:p>
      <text:p text:style-name="P1"><text:s text:c="12"/>Value_DemandPivot_NurseriesObservation_E_Facility = "not used"</text:p>
      <text:p text:style-name="P1"><text:s text:c="8"/>Dim Value_SupplyCostDriverPivot_NurseriesObservation_E_Facility As Variant</text:p>
      <text:p text:style-name="P1"><text:s text:c="12"/>Value_SupplyCostDriverPivot_NurseriesObservation_E_Facility = "not used"</text:p>
      <text:p text:style-name="P1"><text:s text:c="8"/>'invoke fitting algorithm</text:p>
      <text:p text:style-name="P1"><text:s text:c="8"/>'------------------------</text:p>
      <text:p text:style-name="P1"><text:s text:c="12"/>Unit = "plot"</text:p>
      <text:p text:style-name="P1"><text:s text:c="12"/>Supply = "Cost Driver Pivot"</text:p>
      <text:p text:style-name="P1"><text:s text:c="8"/>If Flag_NurseriesObservation Then</text:p>
      <text:p text:style-name="P1"><text:s text:c="12"/>Call z_Fitting_Clear(Sh_Fitting_NurseriesObservation, Layout_Fitting)</text:p>
      <text:p text:style-name="P1"><text:s text:c="12"/>Call z_Fitting(Sh_Fitting_NurseriesObservation,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NurseriesObservation_D_Activity, _</text:p>
      <text:p text:style-name="P1"><text:s text:c="24"/>Value_SupplyCostDriverPivot_NurseriesObservation_D_Activity, _</text:p>
      <text:p text:style-name="P1"><text:s text:c="24"/>Value_DemandPivot_NurseriesObservation_E_Facility, _</text:p>
      <text:p text:style-name="P1"><text:s text:c="24"/>Value_SupplyCostDriverPivot_NurseriesObservation_E_Facility)</text:p>
      <text:p text:style-name="P1"><text:soft-page-break/><text:s text:c="8"/>End If</text:p>
      <text:p text:style-name="P1"/>
      <text:p text:style-name="P1"><text:s text:c="4"/>'2.2.5 fitting yield trials</text:p>
      <text:p text:style-name="P1"><text:s text:c="4"/>'--------------------------</text:p>
      <text:p text:style-name="P1"><text:s text:c="4"/>Dim Sh_Fitting_YieldTrials As Worksheet</text:p>
      <text:p text:style-name="P1"><text:s text:c="4"/>Set Sh_Fitting_YieldTrials = Sheets("fitting yield trials")</text:p>
      <text:p text:style-name="P1"><text:s text:c="4"/>'!Layout_Fitting(0) = Sh_Fitting_YieldTrials</text:p>
      <text:p text:style-name="P1"><text:s text:c="8"/>'activity search string</text:p>
      <text:p text:style-name="P1"><text:s text:c="8"/>'----------------------</text:p>
      <text:p text:style-name="P1"><text:s text:c="8"/>Dim Value_DemandPivot_YieldTrials_D_Activity As String</text:p>
      <text:p text:style-name="P1"><text:s text:c="12"/>Value_DemandPivot_YieldTrials_D_Activity = "yield trial"</text:p>
      <text:p text:style-name="P1"><text:s text:c="8"/>Dim Value_SupplyHughesPivot_YieldTrials_D_Activity As String</text:p>
      <text:p text:style-name="P1"><text:s text:c="12"/>Value_SupplyHughesPivot_YieldTrials_D_Activity = "yield trial"</text:p>
      <text:p text:style-name="P1"><text:s text:c="8"/>'facility search string</text:p>
      <text:p text:style-name="P1"><text:s text:c="8"/>'----------------------</text:p>
      <text:p text:style-name="P1"><text:s text:c="8"/>Dim Value_DemandPivot_YieldTrials_E_Facility As Variant</text:p>
      <text:p text:style-name="P1"><text:s text:c="12"/>Value_DemandPivot_YieldTrials_E_Facility = "not used"</text:p>
      <text:p text:style-name="P1"><text:s text:c="8"/>Dim Value_SupplyHughesPivot_YieldTrials_E_Facility As Variant</text:p>
      <text:p text:style-name="P1"><text:s text:c="12"/>Value_SupplyHughesPivot_YieldTrials_E_Facility = "not used"</text:p>
      <text:p text:style-name="P1"><text:s text:c="8"/>'invoke fitting algorithm</text:p>
      <text:p text:style-name="P1"><text:s text:c="8"/>'------------------------</text:p>
      <text:p text:style-name="P1"><text:s text:c="12"/>Unit = "plot"</text:p>
      <text:p text:style-name="P1"><text:s text:c="12"/>Supply = "Cost Driver Pivot"</text:p>
      <text:p text:style-name="P1"><text:s text:c="8"/>If Flag_YieldTrials Then</text:p>
      <text:p text:style-name="P1"><text:s text:c="12"/>Call z_Fitting_Clear(Sh_Fitting_YieldTrials, Layout_Fitting)</text:p>
      <text:p text:style-name="P1"><text:s text:c="12"/>Call z_Fitting(Sh_Fitting_YieldTrials, _</text:p>
      <text:p text:style-name="P1"><text:s text:c="24"/>Sh_DemandPivot_ForCostDriverInput, _</text:p>
      <text:p text:style-name="P1"><text:s text:c="24"/>Sh_SupplyHughesPivot, _</text:p>
      <text:p text:style-name="P1"><text:s text:c="24"/>Sh_SupplyCostDriverPivot, _</text:p>
      <text:p text:style-name="P1"><text:s text:c="24"/>Layout_Fitting, _</text:p>
      <text:p text:style-name="P1"><text:s text:c="24"/>Layout_DemandPivot_ForCostDriverInput, _</text:p>
      <text:p text:style-name="P1"><text:s text:c="24"/>Layout_SupplyHughesPivot, _</text:p>
      <text:p text:style-name="P1"><text:s text:c="24"/>Layout_SupplyCostDriverPivot, _</text:p>
      <text:p text:style-name="P1"><text:s text:c="24"/>Unit, _</text:p>
      <text:p text:style-name="P1"><text:s text:c="24"/>Supply, _</text:p>
      <text:p text:style-name="P1"><text:s text:c="24"/>Value_DemandPivot_YieldTrials_D_Activity, _</text:p>
      <text:p text:style-name="P1"><text:s text:c="24"/>Value_SupplyHughesPivot_YieldTrials_D_Activity, _</text:p>
      <text:p text:style-name="P1"><text:s text:c="24"/>Value_DemandPivot_YieldTrials_E_Facility, _</text:p>
      <text:p text:style-name="P1"><text:s text:c="24"/>Value_SupplyHughesPivot_YieldTrials_E_Facility)</text:p>
      <text:p text:style-name="P1"><text:s text:c="8"/>End If</text:p>
      <text:p text:style-name="P1">End Sub</text:p>
      <text:p text:style-name="P1"/>
      <text:p text:style-name="P1"/>
      <text:p text:style-name="P1">Public Function z_GetColumnIndex(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oft-page-break/><text:s text:c="4"/>On Error GoTo 0</text:p>
      <text:p text:style-name="P1"><text:s text:c="4"/>'Sheets(Sh).Activate</text:p>
      <text:p text:style-name="P1"><text:s text:c="4"/>Dim Sht As Worksheet</text:p>
      <text:p text:style-name="P1"><text:s text:c="4"/>Set Sht = Sheets(Sh)</text:p>
      <text:p text:style-name="P1"><text:s text:c="4"/>'find column name</text:p>
      <text:p text:style-name="P1"><text:s text:c="4"/>Dim Cl As Range</text:p>
      <text:p text:style-name="P1"><text:s text:c="4"/>'Set Cl = Rows(SearchRow).Find(What:=SearchString, LookAt:=xlWhole)</text:p>
      <text:p text:style-name="P1"><text:s text:c="4"/>Set Cl = Sht.Rows(SearchRow).Find(What:=SearchString, LookAt:=xlWhole)</text:p>
      <text:p text:style-name="P1"><text:s text:c="4"/>If Cl Is Nothing Then GoTo NameExpectedNotExistent</text:p>
      <text:p text:style-name="P1"><text:s text:c="4"/>'find column index</text:p>
      <text:p text:style-name="P1"><text:s text:c="4"/>'CellIndexStr = ActiveCell.Address(ReferenceStyle:=xlR1C1)</text:p>
      <text:p text:style-name="P1"><text:s text:c="4"/>CellIndexStr = Cl.Address(ReferenceStyle:=xlR1C1)</text:p>
      <text:p text:style-name="P1"><text:s text:c="4"/>CellIndexArr = Split(CellIndexStr, "C")</text:p>
      <text:p text:style-name="P1"><text:s text:c="4"/>ColIndex = CInt(CellIndexArr(1))</text:p>
      <text:p text:style-name="P1"><text:s text:c="4"/>'0utput</text:p>
      <text:p text:style-name="P1"><text:s text:c="4"/>z_GetColumnIndex = ColIndex</text:p>
      <text:p text:style-name="P1"><text:s text:c="4"/>Exit Function</text:p>
      <text:p text:style-name="P1">OptionalArgument:</text:p>
      <text:p text:style-name="P1"><text:s text:c="4"/>Resume Next</text:p>
      <text:p text:style-name="P1">NameExpectedNotExistent:</text:p>
      <text:p text:style-name="P1"><text:s text:c="4"/>ColIndex = 0</text:p>
      <text:p text:style-name="P1"><text:s text:c="4"/>Stop 'only in test mode</text:p>
      <text:p text:style-name="P1"><text:s text:c="4"/>z_GetColumnIndex = ColIndex</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Sheets(Sh).Cells(1048576, SearchCol)), Sheets(Sh).Cells(1048576, SearchCol).End(xlUp).Row, 1048576)</text:p>
      <text:p text:style-name="P1">End Function</text:p>
      <text:p text:style-name="P1"/>
      <text:p text:style-name="P1">Function z_ColSize(SearchRow As Long, Optional Sh As String, Optional ByRef 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Sheets(Sh).Cells(SearchRow, 16384)), Sheets(Sh).Cells(SearchRow, 16384).End(xlToLeft).Column, 16384)</text:p>
      <text:p text:style-name="P1">End Function</text:p>
      <text:p text:style-name="P1"/>
      <text:p text:style-name="P1">Sub m_TrimCells_FP()</text:p>
      <text:p text:style-name="P1"><text:s text:c="16"/>Call z_TrimCells(ActiveSheet.Name, Range(Cells(1, 1), Cells(5000, 40)))</text:p>
      <text:p text:style-name="P1"><text:soft-page-break/>End Sub</text:p>
      <text:p text:style-name="P1">Sub m_TrimCells_CD()</text:p>
      <text:p text:style-name="P1"><text:s text:c="16"/>Call z_TrimCells(ActiveSheet.Name, Range(Cells(1, 1), Cells(500, 10)))</text:p>
      <text:p text:style-name="P1">End Sub</text:p>
      <text:p text:style-name="P1"/>
      <text:p text:style-name="P1">Private Function z_TrimCells(Sh As String, Optional ByRef Rng As Range)</text:p>
      <text:p text:style-name="P1"><text:s text:c="4"/>'Sheets("Sheet1").Activate</text:p>
      <text:p text:style-name="P1"><text:s text:c="4"/>'Call z_TrimCells("Sheet1", Range(Cells(3, 1), Cells(3, 5)))</text:p>
      <text:p text:style-name="P1"/>
      <text:p text:style-name="P1"><text:s text:c="4"/>Sheets(Sh).Activate</text:p>
      <text:p text:style-name="P1"><text:s text:c="4"/>If Rng Is Nothing Then</text:p>
      <text:p text:style-name="P1"><text:s text:c="8"/>'select all</text:p>
      <text:p text:style-name="P1"><text:s text:c="8"/>Cells.Select</text:p>
      <text:p text:style-name="P1"><text:s text:c="8"/>Set Rng = Selection.Cells</text:p>
      <text:p text:style-name="P1"><text:s text:c="4"/>Else</text:p>
      <text:p text:style-name="P1"><text:s text:c="8"/>'take the input range</text:p>
      <text:p text:style-name="P1"><text:s text:c="4"/>End If</text:p>
      <text:p text:style-name="P1"/>
      <text:p text:style-name="P1"><text:s text:c="4"/>Dim MyRngIndices() As Long</text:p>
      <text:p text:style-name="P1"><text:s text:c="4"/>MyRngIndices = z_RangeToIndices(Rng)</text:p>
      <text:p text:style-name="P1"><text:s text:c="4"/></text:p>
      <text:p text:style-name="P1"><text:s text:c="4"/>On Error Resume Next</text:p>
      <text:p text:style-name="P1"><text:s text:c="4"/>For Row = MyRngIndices(0) To MyRngIndices(2)</text:p>
      <text:p text:style-name="P1"><text:s text:c="8"/>For Col = MyRngIndices(1) To MyRngIndices(3)</text:p>
      <text:p text:style-name="P1"><text:s text:c="12"/>With Excel.WorksheetFunction</text:p>
      <text:p text:style-name="P1"><text:s text:c="16"/>Cells(Row, Col) = .Trim(.Clean(Cells(Row, Col)))</text:p>
      <text:p text:style-name="P1"><text:s text:c="12"/>End With</text:p>
      <text:p text:style-name="P1"><text:s text:c="8"/>Next Col</text:p>
      <text:p text:style-name="P1"><text:s text:c="4"/>Next Row</text:p>
      <text:p text:style-name="P1"><text:s text:c="4"/>On Error GoTo 0</text:p>
      <text:p text:style-name="P1"><text:s text:c="4"/></text:p>
      <text:p text:style-name="P1">End Function</text:p>
      <text:p text:style-name="P1">'***********Get Range Indices</text:p>
      <text:p text:style-name="P1">Private Function z_RangeToIndices(ByRef Rng As Range) As Variant</text:p>
      <text:p text:style-name="P1">'Procedure generated by Roland.Benz@Syngenta.com (PMEC, Project Management Excellence)</text:p>
      <text:p text:style-name="P1"><text:s text:c="4"/>Dim RangeIndices(0 To 3) As Long</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Dim CellIndicesUL() As Long</text:p>
      <text:p text:style-name="P1"><text:s text:c="4"/>On Error GoTo RangeIsColumnOrRow</text:p>
      <text:p text:style-name="P1"><text:s text:c="4"/>CellIndicesUL = z_sCellToIndex(CellsArray(0))</text:p>
      <text:p text:style-name="P1"><text:s text:c="4"/>On Error GoTo 0</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RangeIndices(0) = CellIndicesUL(0)</text:p>
      <text:p text:style-name="Standard"><text:span text:style-name="T1"><text:s text:c="4"/></text:span><text:span text:style-name="T2">RangeIndices(1) = CellIndicesUL(1)</text:span></text:p>
      <text:p text:style-name="P2"><text:s text:c="4"/>RangeIndices(2) = CellIndicesLR(0)</text:p>
      <text:p text:style-name="P2"><text:s text:c="4"/>RangeIndices(3) = CellIndicesLR(1)</text:p>
      <text:p text:style-name="P2"><text:s text:c="4"/>z_RangeToIndices = RangeIndices</text:p>
      <text:p text:style-name="P1"><text:soft-page-break/>Exit Function</text:p>
      <text:p text:style-name="P1">RangeIsCell:</text:p>
      <text:p text:style-name="P1">CellIndicesLR = z_sCellToIndex(CellsArray(0))</text:p>
      <text:p text:style-name="P1">Resume Next</text:p>
      <text:p text:style-name="P1">RangeIsColumnOrRow:</text:p>
      <text:p text:style-name="P1">Dim RorC As String</text:p>
      <text:p text:style-name="P1">RorC = Left(sAddr, 1)</text:p>
      <text:p text:style-name="P1">OneOrMore = InStr(1, sAddr, ":", vbTextCompare)</text:p>
      <text:p text:style-name="P1">'only one row or column</text:p>
      <text:p text:style-name="P1">If OneOrMore = 0 Then</text:p>
      <text:p text:style-name="P1"><text:s text:c="4"/>If RorC = "C" Then</text:p>
      <text:p text:style-name="Standard"><text:span text:style-name="T1"><text:s text:c="8"/></text:span><text:span text:style-name="T2">RangeIndices(0) = 1</text:span></text:p>
      <text:p text:style-name="P2"><text:s text:c="8"/>RangeIndices(1) = z_sColumnToIndex(CellsArray(0))</text:p>
      <text:p text:style-name="Standard"><text:span text:style-name="T2"><text:s text:c="8"/></text:span><text:span text:style-name="T1">RangeIndices(2) = 1048534</text:span></text:p>
      <text:p text:style-name="P1"><text:s text:c="8"/>RangeIndices(3) = RangeIndices(0)</text:p>
      <text:p text:style-name="P1"><text:s text:c="4"/>ElseIf RorC = "R" Then</text:p>
      <text:p text:style-name="P1"><text:s text:c="8"/>RangeIndices(0) = z_sRowToIndex(CellsArray(0))</text:p>
      <text:p text:style-name="P1"><text:s text:c="8"/>RangeIndices(1) = 1</text:p>
      <text:p text:style-name="P1"><text:s text:c="8"/>RangeIndices(2) = RangeIndices(0)</text:p>
      <text:p text:style-name="P1"><text:s text:c="8"/>RangeIndices(3) = 16383</text:p>
      <text:p text:style-name="P1"><text:s text:c="4"/>Else</text:p>
      <text:p text:style-name="P1"><text:s text:c="8"/>Stop</text:p>
      <text:p text:style-name="P1"><text:s text:c="4"/>End If</text:p>
      <text:p text:style-name="P1">'more than one row or column</text:p>
      <text:p text:style-name="P1">Else</text:p>
      <text:p text:style-name="P1"><text:s text:c="4"/>If RorC = "C" Then</text:p>
      <text:p text:style-name="P1"><text:s text:c="8"/>RangeIndices(0) = 1</text:p>
      <text:p text:style-name="P1"><text:s text:c="8"/>RangeIndices(1) = z_sColumnToIndex(CellsArray(0))</text:p>
      <text:p text:style-name="P1"><text:s text:c="8"/>RangeIndices(2) = 1048534</text:p>
      <text:p text:style-name="P1"><text:s text:c="8"/>RangeIndices(3) = z_sColumnToIndex(CellsArray(1))</text:p>
      <text:p text:style-name="P1"><text:s text:c="4"/>ElseIf RorC = "R" Then</text:p>
      <text:p text:style-name="P1"><text:s text:c="8"/>RangeIndices(0) = z_sRowToIndex(CellsArray(0))</text:p>
      <text:p text:style-name="Standard"><text:span text:style-name="T1"><text:s text:c="8"/></text:span><text:span text:style-name="T2">RangeIndices(1) = 1</text:span></text:p>
      <text:p text:style-name="P2"><text:s text:c="8"/>RangeIndices(2) = z_sRowToIndex(CellsArray(1))</text:p>
      <text:p text:style-name="Standard"><text:span text:style-name="T2"><text:s text:c="8"/></text:span><text:span text:style-name="T1">RangeIndices(3) = 16383</text:span></text:p>
      <text:p text:style-name="P1"><text:s text:c="4"/>Else</text:p>
      <text:p text:style-name="P1"><text:s text:c="8"/>Stop</text:p>
      <text:p text:style-name="P1"><text:s text:c="4"/>End If</text:p>
      <text:p text:style-name="P1">End If</text:p>
      <text:p text:style-name="P1">z_RangeToIndices = RangeIndices</text:p>
      <text:p text:style-name="P1">End Function</text:p>
      <text:p text:style-name="P1"/>
      <text:p text:style-name="P1">Private Function z_sCellToIndex(ByRef CellIndexStr As String) As Variant</text:p>
      <text:p text:style-name="P1">'Procedure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oft-page-break/><text:s text:c="4"/>CellIndices(0) = RowIndex</text:p>
      <text:p text:style-name="P1"><text:s text:c="4"/>CellIndices(1) = ColIndex</text:p>
      <text:p text:style-name="P1"><text:s text:c="4"/>'0utput</text:p>
      <text:p text:style-name="P1"><text:s text:c="4"/>z_sCellToIndex = CellIndices</text:p>
      <text:p text:style-name="P1">End Function</text:p>
      <text:p text:style-name="P1"/>
      <text:p text:style-name="P1">Private Function z_sColumnToIndex(ByRef ColIndexStrLeft As String) As Variant</text:p>
      <text:p text:style-name="P1">'Procedure generated by Roland.Benz@Syngenta.com (PMEC, Project Management Excellence)</text:p>
      <text:p text:style-name="P1"><text:s text:c="4"/>Dim ColArray() As String</text:p>
      <text:p text:style-name="P1"><text:s text:c="4"/>ColArray = Split(ColIndexStrLeft, "C")</text:p>
      <text:p text:style-name="P1"><text:s text:c="4"/>z_sColumnToIndex = ColArray(1)</text:p>
      <text:p text:style-name="P1">End Function</text:p>
      <text:p text:style-name="P1"/>
      <text:p text:style-name="P1">Private Function z_sRowToIndex(ByRef RowIndexStrUp As String) As Variant</text:p>
      <text:p text:style-name="P1">'Procedure generated by Roland.Benz@Syngenta.com (PMEC, Project Management Excellence)</text:p>
      <text:p text:style-name="P1"><text:s text:c="4"/>Dim RowArray() As String</text:p>
      <text:p text:style-name="P1"><text:s text:c="4"/>RowArray = Split(RowIndexStrUp, "R")</text:p>
      <text:p text:style-name="P1"><text:s text:c="4"/>z_sRowToIndex = RowArray(1)</text:p>
      <text:p text:style-name="P1">End Function</text:p>
      <text:p text:style-name="P1">'***********Get Range Indices</text:p>
      <text:p text:style-name="P1"/>
      <text:p text:style-name="P1"/>
      <text:p text:style-name="P1"/>
      <text:p text:style-name="P1">Function z_Fitting(Sh_Fitting As Worksheet, _</text:p>
      <text:p text:style-name="P1"><text:s text:c="20"/>Sh_DemandPivot As Worksheet, _</text:p>
      <text:p text:style-name="P1"><text:s text:c="20"/>Sh_SupplyHughesPivot As Worksheet, _</text:p>
      <text:p text:style-name="P1"><text:s text:c="20"/>Sh_SupplyCostDriverPivot As Worksheet, _</text:p>
      <text:p text:style-name="P1"><text:s text:c="20"/>Layout_Fitting As Variant, _</text:p>
      <text:p text:style-name="P1"><text:s text:c="20"/>Layout_DemandPivot As Variant, _</text:p>
      <text:p text:style-name="P1"><text:s text:c="20"/>Layout_SupplyHughesPivot As Variant, _</text:p>
      <text:p text:style-name="P1"><text:s text:c="20"/>Layout_SupplyCostDriverPivot As Variant, _</text:p>
      <text:p text:style-name="P1"><text:s text:c="20"/>Unit As String, _</text:p>
      <text:p text:style-name="P1"><text:s text:c="20"/>Supply As String, _</text:p>
      <text:p text:style-name="P1"><text:s text:c="20"/>Value_DemandPivot_D_Activity As String, _</text:p>
      <text:p text:style-name="P1"><text:s text:c="20"/>Value_SupplyPivot_D_Activity As String, _</text:p>
      <text:p text:style-name="P1"><text:s text:c="20"/>Value_DemandPivot_E_Facility As Variant, _</text:p>
      <text:p text:style-name="P1"><text:s text:c="20"/>Value_SupplyPivot_E_Facility As Variant)</text:p>
      <text:p text:style-name="P1"><text:s text:c="4"/></text:p>
      <text:p text:style-name="P1"><text:s text:c="4"/>'Layout_Fitting decompression</text:p>
      <text:p text:style-name="P1"><text:s text:c="4"/>'----------------------------</text:p>
      <text:p text:style-name="P1"><text:s text:c="4"/>'!Dim Sh_Fitting As Worksheet</text:p>
      <text:p text:style-name="P1"><text:s text:c="4"/>'! <text:s text:c="3"/>Sh_Fitting = Layout_Fitting(0)</text:p>
      <text:p text:style-name="P1"><text:s text:c="4"/>Dim Col_Fitting_B_Country As Long</text:p>
      <text:p text:style-name="P1"><text:s text:c="8"/>Col_Fitting_B_Country = Layout_Fitting(1)</text:p>
      <text:p text:style-name="P1"><text:s text:c="4"/>Dim Row_Fitting_6_Crop As Long</text:p>
      <text:p text:style-name="P1"><text:s text:c="8"/>Row_Fitting_6_Crop = Layout_Fitting(2)</text:p>
      <text:p text:style-name="P1"><text:s text:c="4"/>Dim Row_Fitting_From As Long</text:p>
      <text:p text:style-name="P1"><text:s text:c="8"/>Row_Fitting_From = Layout_Fitting(3)</text:p>
      <text:p text:style-name="P1"><text:s text:c="4"/>Dim Row_Fitting_To As Long</text:p>
      <text:p text:style-name="P1"><text:s text:c="8"/>Row_Fitting_To = Layout_Fitting(4)</text:p>
      <text:p text:style-name="P1"><text:s text:c="4"/>Dim Col_Fitting_From As Long</text:p>
      <text:p text:style-name="P1"><text:s text:c="8"/>Col_Fitting_From = Layout_Fitting(5)</text:p>
      <text:p text:style-name="P1"><text:s text:c="4"/>Dim Col_Fitting_To As Long</text:p>
      <text:p text:style-name="P1"><text:soft-page-break/><text:s text:c="8"/>Col_Fitting_To = Layout_Fitting(6)</text:p>
      <text:p text:style-name="P1"><text:s text:c="15"/></text:p>
      <text:p text:style-name="P1"><text:s text:c="4"/>'Iterate through all rows of the Fitting Matrix</text:p>
      <text:p text:style-name="P1"><text:s text:c="4"/>'-----------------------------------------------</text:p>
      <text:p text:style-name="P1"><text:s text:c="4"/>Dim Row_Fitting_iter As Long</text:p>
      <text:p text:style-name="P1"><text:s text:c="4"/>For Row_Fitting_iter = Row_Fitting_From To Row_Fitting_To Step 1</text:p>
      <text:p text:style-name="P1"><text:s text:c="8"/></text:p>
      <text:p text:style-name="P1"><text:s text:c="8"/>'Iterate through all columns of the Fitting Matrix</text:p>
      <text:p text:style-name="P1"><text:s text:c="8"/>'-------------------------------------------------</text:p>
      <text:p text:style-name="P1"><text:s text:c="8"/>Dim Col_Fitting_iter As Long</text:p>
      <text:p text:style-name="P1"><text:s text:c="8"/>For Col_Fitting_iter = Col_Fitting_From To Col_Fitting_To Step 1</text:p>
      <text:p text:style-name="P1"><text:s text:c="8"/></text:p>
      <text:p text:style-name="P1"><text:s text:c="12"/>'Search Sting (Matrix Dimensions of the Fitting Table)</text:p>
      <text:p text:style-name="P1"><text:s text:c="12"/>Dim SearchString_Fitting(0 To 1) As Variant</text:p>
      <text:p text:style-name="P1"><text:s text:c="12"/>SearchString_Fitting(0) = LCase(Sh_Fitting.Cells(Row_Fitting_iter, Col_Fitting_B_Country))</text:p>
      <text:p text:style-name="P1"><text:s text:c="12"/>SearchString_Fitting(1) = LCase(Sh_Fitting.Cells(Row_Fitting_6_Crop, Col_Fitting_iter))</text:p>
      <text:p text:style-name="P1"><text:s text:c="12"/>'for debug purposes</text:p>
      <text:p text:style-name="P1"><text:s text:c="12"/>If LCase(SearchString_Fitting(0)) = "france" And LCase(SearchString_Fitting(1)) = "sunflower" Then</text:p>
      <text:p text:style-name="P1"><text:s text:c="16"/>'Stop 'for debug purposes</text:p>
      <text:p text:style-name="P1"><text:s text:c="12"/>End If</text:p>
      <text:p text:style-name="P1"><text:s text:c="12"/></text:p>
      <text:p text:style-name="P1"><text:s text:c="12"/>'search in Demand (FT input)</text:p>
      <text:p text:style-name="P1"><text:s text:c="12"/>'---------------------------</text:p>
      <text:p text:style-name="P1"><text:s text:c="12"/>Dim Cell_DemandPivot_SumOfTotalNo As Range</text:p>
      <text:p text:style-name="P1"><text:s text:c="12"/>Set Cell_DemandPivot_SumOfTotalNo = z_SearchIn_DemandPivot( _</text:p>
      <text:p text:style-name="P1"><text:s text:c="40"/>Sh_DemandPivot, _</text:p>
      <text:p text:style-name="P1"><text:s text:c="40"/>Layout_DemandPivot, _</text:p>
      <text:p text:style-name="P1"><text:s text:c="40"/>SearchString_Fitting, _</text:p>
      <text:p text:style-name="P1"><text:s text:c="40"/>Unit, _</text:p>
      <text:p text:style-name="P1"><text:s text:c="40"/>Value_DemandPivot_D_Activity, _</text:p>
      <text:p text:style-name="P1"><text:s text:c="40"/>Value_DemandPivot_E_Facility)</text:p>
      <text:p text:style-name="P1"><text:s text:c="12"/></text:p>
      <text:p text:style-name="P1"><text:s text:c="12"/></text:p>
      <text:p text:style-name="P1"><text:s text:c="12"/>'search in Supply (Hughes input)</text:p>
      <text:p text:style-name="P1"><text:s text:c="12"/>'-------------------------------</text:p>
      <text:p text:style-name="P1"><text:s text:c="12"/>If Supply = "Hughes Pivot" Then</text:p>
      <text:p text:style-name="P1"><text:s text:c="16"/>Dim Cell_SupplyPivot_SumOfTotalNo As Range</text:p>
      <text:p text:style-name="P1"><text:s text:c="16"/>Set Cell_SupplyPivot_SumOfTotalNo = z_SearchIn_Supply_HughesPivot( _</text:p>
      <text:p text:style-name="P1"><text:s text:c="52"/>Sh_SupplyHughesPivot, _</text:p>
      <text:p text:style-name="P1"><text:s text:c="52"/>Layout_SupplyHughesPivot, _</text:p>
      <text:p text:style-name="P1"><text:s text:c="52"/>SearchString_Fitting, _</text:p>
      <text:p text:style-name="P1"><text:s text:c="52"/>Unit, _</text:p>
      <text:p text:style-name="P1"><text:s text:c="52"/>Value_SupplyPivot_D_Activity, _</text:p>
      <text:p text:style-name="P1"><text:s text:c="52"/>Value_SupplyPivot_E_Facility)</text:p>
      <text:p text:style-name="P1"><text:s text:c="48"/></text:p>
      <text:p text:style-name="P1"><text:s text:c="12"/>'search in Supply (CostDriver input)</text:p>
      <text:p text:style-name="P1"><text:s text:c="12"/>'-----------------------------------</text:p>
      <text:p text:style-name="P1"><text:s text:c="12"/>ElseIf Supply = "Cost Driver Pivot" Then</text:p>
      <text:p text:style-name="P1"><text:s text:c="16"/>Set Cell_SupplyPivot_SumOfTotalNo = z_SearchIn_Supply_CostDriverPivot( _</text:p>
      <text:p text:style-name="P1"><text:s text:c="56"/>Sh_SupplyCostDriverPivot, _</text:p>
      <text:p text:style-name="P1"><text:s text:c="56"/>Layout_SupplyCostDriverPivot, _</text:p>
      <text:p text:style-name="P1"><text:s text:c="56"/>SearchString_Fitting, _</text:p>
      <text:p text:style-name="P1"><text:soft-page-break/><text:s text:c="56"/>Unit, _</text:p>
      <text:p text:style-name="P1"><text:s text:c="56"/>Value_SupplyPivot_D_Activity, _</text:p>
      <text:p text:style-name="P1"><text:s text:c="56"/>Value_SupplyPivot_E_Facility)</text:p>
      <text:p text:style-name="P1"><text:s text:c="12"/>Else</text:p>
      <text:p text:style-name="P1"><text:s text:c="16"/>Stop</text:p>
      <text:p text:style-name="P1"><text:s text:c="12"/>End If</text:p>
      <text:p text:style-name="P1"><text:s text:c="12"/></text:p>
      <text:p text:style-name="P1"><text:s text:c="12"/>'calculate the ratio demand/supply and write it into the fitting sheet</text:p>
      <text:p text:style-name="P1"><text:s text:c="12"/>'white=2 no demand ,red=3 demand but no supply</text:p>
      <text:p text:style-name="P1"><text:s text:c="12"/>'---------------------------------------------------------------------</text:p>
      <text:p text:style-name="P1"><text:s text:c="12"/>Call z_Calculation(Sh_Fitting, Row_Fitting_iter, Col_Fitting_iter, _</text:p>
      <text:p text:style-name="P1"><text:s text:c="28"/>Cell_DemandPivot_SumOfTotalNo, Cell_SupplyPivot_SumOfTotalNo)</text:p>
      <text:p text:style-name="P1"><text:s text:c="12"/></text:p>
      <text:p text:style-name="P1"><text:s text:c="12"/>'Set the objects to nothing</text:p>
      <text:p text:style-name="P1"><text:s text:c="12"/>'--------------------------</text:p>
      <text:p text:style-name="P1"><text:s text:c="12"/>Set Cell_DemandPivot_SumOfTotalNo = Nothing</text:p>
      <text:p text:style-name="P1"><text:s text:c="12"/>Set Cell_SupplyPivot_SumOfTotalNo = Nothing</text:p>
      <text:p text:style-name="P1"><text:s text:c="4"/></text:p>
      <text:p text:style-name="P1"><text:s text:c="8"/>Next Col_Fitting_iter</text:p>
      <text:p text:style-name="P1"><text:s text:c="4"/>Next Row_Fitting_iter</text:p>
      <text:p text:style-name="P1">End Function</text:p>
      <text:p text:style-name="P1"/>
      <text:p text:style-name="P1"/>
      <text:p text:style-name="P1">Function z_Fitting_Clear(Sh_Fitting As Worksheet, _</text:p>
      <text:p text:style-name="P1"><text:s text:c="20"/>Layout_Fitting As Variant)</text:p>
      <text:p text:style-name="P1"><text:s text:c="20"/></text:p>
      <text:p text:style-name="P1"><text:s text:c="4"/>'Layout_Fitting decompression</text:p>
      <text:p text:style-name="P1"><text:s text:c="4"/>'----------------------------</text:p>
      <text:p text:style-name="P1"><text:s text:c="4"/>'!Dim Sh_Fitting As Worksheet</text:p>
      <text:p text:style-name="P1"><text:s text:c="4"/>'! <text:s text:c="3"/>Sh_Fitting = Layout_Fitting(0)</text:p>
      <text:p text:style-name="P1"><text:s text:c="4"/>Dim Col_Fitting_B_Country As Long</text:p>
      <text:p text:style-name="P1"><text:s text:c="8"/>Col_Fitting_B_Country = Layout_Fitting(1)</text:p>
      <text:p text:style-name="P1"><text:s text:c="4"/>Dim Row_Fitting_6_Crop As Long</text:p>
      <text:p text:style-name="P1"><text:s text:c="8"/>Row_Fitting_6_Crop = Layout_Fitting(2)</text:p>
      <text:p text:style-name="P1"><text:s text:c="4"/>Dim Row_Fitting_From As Long</text:p>
      <text:p text:style-name="P1"><text:s text:c="8"/>Row_Fitting_From = Layout_Fitting(3)</text:p>
      <text:p text:style-name="P1"><text:s text:c="4"/>Dim Row_Fitting_To As Long</text:p>
      <text:p text:style-name="P1"><text:s text:c="8"/>Row_Fitting_To = Layout_Fitting(4)</text:p>
      <text:p text:style-name="P1"><text:s text:c="4"/>Dim Col_Fitting_From As Long</text:p>
      <text:p text:style-name="P1"><text:s text:c="8"/>Col_Fitting_From = Layout_Fitting(5)</text:p>
      <text:p text:style-name="P1"><text:s text:c="4"/>Dim Col_Fitting_To As Long</text:p>
      <text:p text:style-name="P1"><text:s text:c="8"/>Col_Fitting_To = Layout_Fitting(6)</text:p>
      <text:p text:style-name="P1"><text:s text:c="15"/></text:p>
      <text:p text:style-name="P1"><text:s text:c="4"/>'Iterate through all rows of the Fitting Matrix</text:p>
      <text:p text:style-name="P1"><text:s text:c="4"/>'-----------------------------------------------</text:p>
      <text:p text:style-name="P1"><text:s text:c="4"/>Dim Row_Fitting_iter As Long</text:p>
      <text:p text:style-name="P1"><text:s text:c="4"/>For Row_Fitting_iter = Row_Fitting_From To Row_Fitting_To Step 1</text:p>
      <text:p text:style-name="P1"><text:s text:c="8"/></text:p>
      <text:p text:style-name="P1"><text:s text:c="8"/>'Iterate through all columns of the Fitting Matrix</text:p>
      <text:p text:style-name="P1"><text:s text:c="8"/>'-------------------------------------------------</text:p>
      <text:p text:style-name="P1"><text:s text:c="8"/>Dim Col_Fitting_iter As Long</text:p>
      <text:p text:style-name="P1"><text:s text:c="8"/>For Col_Fitting_iter = Col_Fitting_From To Col_Fitting_To Step 1</text:p>
      <text:p text:style-name="P1"><text:s text:c="8"/></text:p>
      <text:p text:style-name="P1"><text:soft-page-break/><text:s text:c="12"/>'Clear content and interior colour</text:p>
      <text:p text:style-name="P1"><text:s text:c="12"/>'---------------------------------</text:p>
      <text:p text:style-name="P1"><text:s text:c="12"/>Sh_Fitting.Cells(Row_Fitting_iter, Col_Fitting_iter).ClearContents</text:p>
      <text:p text:style-name="P1"><text:s text:c="12"/>Sh_Fitting.Cells(Row_Fitting_iter, Col_Fitting_iter).Interior.ColorIndex = 2</text:p>
      <text:p text:style-name="P1"><text:s text:c="8"/></text:p>
      <text:p text:style-name="P1"><text:s text:c="8"/>Next Col_Fitting_iter</text:p>
      <text:p text:style-name="P1"><text:s text:c="4"/>Next Row_Fitting_iter</text:p>
      <text:p text:style-name="P1">End Function</text:p>
      <text:p text:style-name="P1"/>
      <text:p text:style-name="P1"/>
      <text:p text:style-name="P1"/>
      <text:p text:style-name="P1">Function z_SearchIn_DemandPivot(Sh_DemandPivot As Worksheet, _</text:p>
      <text:p text:style-name="P1"><text:s text:c="28"/>Layout_DemandPivot As Variant, _</text:p>
      <text:p text:style-name="P1"><text:s text:c="28"/>SearchString_Fitting As Variant, _</text:p>
      <text:p text:style-name="P1"><text:s text:c="28"/>Unit As String, _</text:p>
      <text:p text:style-name="P1"><text:s text:c="28"/>Value_DemandPivot_D_Activity As String, _</text:p>
      <text:p text:style-name="P1"><text:s text:c="28"/>Value_DemandPivot_E_Facility As Variant) As Range</text:p>
      <text:p text:style-name="P1"><text:s text:c="4"/></text:p>
      <text:p text:style-name="P1"><text:s text:c="4"/>'Layout_Demand decompression</text:p>
      <text:p text:style-name="P1"><text:s text:c="4"/>'----------------------------</text:p>
      <text:p text:style-name="P1"><text:s text:c="4"/>'!Dim Sh_DemandPivot As Worksheet</text:p>
      <text:p text:style-name="P1"><text:s text:c="4"/>'!Set Sh_DemandPivot = Layout_DemandPivot(0)</text:p>
      <text:p text:style-name="P1"><text:s text:c="4"/>Dim Col_DemandPivot_A_Country As Long</text:p>
      <text:p text:style-name="P1"><text:s text:c="8"/>Col_DemandPivot_A_Country = Layout_DemandPivot(1)</text:p>
      <text:p text:style-name="P1"><text:s text:c="4"/>Dim Col_DemandPivot_C_Crop As Long</text:p>
      <text:p text:style-name="P1"><text:s text:c="8"/>Col_DemandPivot_C_Crop = Layout_DemandPivot(2)</text:p>
      <text:p text:style-name="P1"><text:s text:c="4"/>Dim Col_DemandPivot_D_Activity As Long</text:p>
      <text:p text:style-name="P1"><text:s text:c="8"/>Col_DemandPivot_D_Activity = Layout_DemandPivot(3)</text:p>
      <text:p text:style-name="P1"><text:s text:c="4"/>Dim Col_DemandPivot_E_Facility As Long</text:p>
      <text:p text:style-name="P1"><text:s text:c="8"/>Col_DemandPivot_E_Facility = Layout_DemandPivot(4)</text:p>
      <text:p text:style-name="P1"><text:s text:c="4"/>Dim Col_DemandPivot_F_SumOfTotalNoUnits As Long</text:p>
      <text:p text:style-name="P1"><text:s text:c="8"/>Col_DemandPivot_F_SumOfTotalNoUnits = Layout_DemandPivot(5)</text:p>
      <text:p text:style-name="P1"><text:s text:c="4"/>Dim Col_DemandPivot_G_SumOfTotalNoPlants As Long</text:p>
      <text:p text:style-name="P1"><text:s text:c="8"/>Col_DemandPivot_G_SumOfTotalNoPlants = Layout_DemandPivot(6)</text:p>
      <text:p text:style-name="P1"><text:s text:c="4"/>Dim Row_DemandPivot_From As Long</text:p>
      <text:p text:style-name="P1"><text:s text:c="8"/>Row_DemandPivot_From = Layout_DemandPivot(7)</text:p>
      <text:p text:style-name="P1"><text:s text:c="4"/>Dim Row_DemandPivot_To As Long</text:p>
      <text:p text:style-name="P1"><text:s text:c="8"/>Row_DemandPivot_To = Layout_DemandPivot(8)</text:p>
      <text:p text:style-name="P1"><text:s text:c="4"/></text:p>
      <text:p text:style-name="P1"><text:s text:c="4"/>'Iterate through all rows starting at the bottom of the pivot table</text:p>
      <text:p text:style-name="P1"><text:s text:c="4"/>'------------------------------------------------------------------</text:p>
      <text:p text:style-name="P1"><text:s text:c="4"/>Dim Row_DemandPivot</text:p>
      <text:p text:style-name="P1"><text:s text:c="4"/>For Row_DemandPivot = Row_DemandPivot_To To Row_DemandPivot_From Step -1</text:p>
      <text:p text:style-name="P1"><text:s text:c="8"/></text:p>
      <text:p text:style-name="P1"><text:s text:c="8"/>'Check the last column of the pivot table</text:p>
      <text:p text:style-name="P1"><text:s text:c="8"/>'----------------------------------------</text:p>
      <text:p text:style-name="P1"><text:s text:c="8"/>Dim Cell_DemandPivot_E_Facility As Range</text:p>
      <text:p text:style-name="P1"><text:s text:c="8"/>Set Cell_DemandPivot_E_Facility = Sh_DemandPivot.Cells(Row_DemandPivot, Col_DemandPivot_E_Facility)</text:p>
      <text:p text:style-name="P1"><text:s text:c="8"/>If LCase(Cell_DemandPivot_E_Facility.Value) = LCase(Value_DemandPivot_E_Facility) Then</text:p>
      <text:p text:style-name="P1"><text:s text:c="8"/></text:p>
      <text:p text:style-name="P1"><text:s text:c="12"/>'Check the second before last column of the pivot table</text:p>
      <text:p text:style-name="P1"><text:s text:c="12"/>'------------------------------------------------------</text:p>
      <text:p text:style-name="P1"><text:soft-page-break/><text:s text:c="12"/>Dim Cell_DemandPivot_D_Activity As Range</text:p>
      <text:p text:style-name="P1"><text:s text:c="12"/>Set Cell_DemandPivot_D_Activity = Sh_DemandPivot.Cells(Row_DemandPivot, Col_DemandPivot_D_Activity)</text:p>
      <text:p text:style-name="P1"><text:s text:c="12"/>'have not found the row therefore go one row up</text:p>
      <text:p text:style-name="P1"><text:s text:c="12"/>If LCase(Cell_DemandPivot_D_Activity.Value) = Empty Then</text:p>
      <text:p text:style-name="P1"><text:s text:c="16"/>Do Until LCase(Cell_DemandPivot_D_Activity.Value) &lt;&gt; Empty</text:p>
      <text:p text:style-name="P1"><text:s text:c="20"/>Set Cell_DemandPivot_D_Activity = Cell_DemandPivot_D_Activity.Offset(-1, 0)</text:p>
      <text:p text:style-name="P1"><text:s text:c="16"/>Loop</text:p>
      <text:p text:style-name="P1"><text:s text:c="12"/>End If</text:p>
      <text:p text:style-name="P1"><text:s text:c="12"/>'have found the row therefore step in to check the next column</text:p>
      <text:p text:style-name="P1"><text:s text:c="12"/>If LCase(Cell_DemandPivot_D_Activity.Value) = LCase(Value_DemandPivot_D_Activity) Then</text:p>
      <text:p text:style-name="P1"><text:s text:c="16"/></text:p>
      <text:p text:style-name="P1"><text:s text:c="16"/>'Check the third before last column of the pivot table</text:p>
      <text:p text:style-name="P1"><text:s text:c="16"/>'-----------------------------------------------------</text:p>
      <text:p text:style-name="P1"><text:s text:c="16"/>Dim Cell_DemandPivot_C_Crop As Range</text:p>
      <text:p text:style-name="P1"><text:s text:c="16"/>Set Cell_DemandPivot_C_Crop = Sh_DemandPivot.Cells(Row_DemandPivot, Col_DemandPivot_C_Crop)</text:p>
      <text:p text:style-name="P1"><text:s text:c="16"/>'have not found the row therefore go one row up</text:p>
      <text:p text:style-name="P1"><text:s text:c="16"/>If LCase(Cell_DemandPivot_C_Crop.Value) = Empty Then</text:p>
      <text:p text:style-name="P1"><text:s text:c="20"/>Do Until LCase(Cell_DemandPivot_C_Crop.Value) &lt;&gt; Empty</text:p>
      <text:p text:style-name="P1"><text:s text:c="24"/>Set Cell_DemandPivot_C_Crop = Cell_DemandPivot_C_Crop.Offset(-1, 0)</text:p>
      <text:p text:style-name="P1"><text:s text:c="20"/>Loop</text:p>
      <text:p text:style-name="P1"><text:s text:c="16"/>End If</text:p>
      <text:p text:style-name="P1"><text:s text:c="16"/>'have found the row therefore step in to check the next column</text:p>
      <text:p text:style-name="P1"><text:s text:c="16"/>If LCase(Cell_DemandPivot_C_Crop.Value) = LCase(SearchString_Fitting(1)) Then</text:p>
      <text:p text:style-name="P1"><text:s text:c="20"/></text:p>
      <text:p text:style-name="P1"><text:s text:c="20"/>'Check the fourth before last column of the pivot table</text:p>
      <text:p text:style-name="P1"><text:s text:c="20"/>'------------------------------------------------------</text:p>
      <text:p text:style-name="P1"><text:s text:c="20"/>Dim Cell_DemandPivot_A_Country As Range</text:p>
      <text:p text:style-name="P1"><text:s text:c="20"/>Set Cell_DemandPivot_A_Country = Sh_DemandPivot.Cells(Row_DemandPivot, Col_DemandPivot_A_Country)</text:p>
      <text:p text:style-name="P1"><text:s text:c="20"/>'have not found the row therefore go one row up</text:p>
      <text:p text:style-name="P1"><text:s text:c="20"/>If LCase(Cell_DemandPivot_A_Country.Value) = Empty Then</text:p>
      <text:p text:style-name="P1"><text:s text:c="24"/>Do Until LCase(Cell_DemandPivot_A_Country.Value) &lt;&gt; Empty</text:p>
      <text:p text:style-name="P1"><text:s text:c="28"/>Set Cell_DemandPivot_A_Country = Cell_DemandPivot_A_Country.Offset(-1, 0)</text:p>
      <text:p text:style-name="P1"><text:s text:c="24"/>Loop</text:p>
      <text:p text:style-name="P1"><text:s text:c="20"/>End If</text:p>
      <text:p text:style-name="P1"><text:s text:c="20"/>'have found the row therefore step in to get the needed value</text:p>
      <text:p text:style-name="P1"><text:s text:c="20"/>If LCase(Cell_DemandPivot_A_Country.Value) = LCase(SearchString_Fitting(0)) Then</text:p>
      <text:p text:style-name="P1"><text:s text:c="24"/></text:p>
      <text:p text:style-name="P1"><text:s text:c="24"/>'Output and exit</text:p>
      <text:p text:style-name="P1"><text:s text:c="24"/>'---------------</text:p>
      <text:p text:style-name="P1"><text:s text:c="24"/>If LCase(Unit) = "plot" Or LCase(Unit) = "row" Or LCase(Unit) = "cross" Then</text:p>
      <text:p text:style-name="P1"><text:s text:c="28"/>Dim Cell_DemandPivot_F_SumOfTotalNoUnits As Range</text:p>
      <text:p text:style-name="P1"><text:s text:c="28"/>Set Cell_DemandPivot_F_SumOfTotalNoUnits = Sh_DemandPivot.Cells(Row_DemandPivot, Col_DemandPivot_F_SumOfTotalNoUnits)</text:p>
      <text:p text:style-name="P1"><text:s text:c="28"/>Set z_SearchIn_DemandPivot = Cell_DemandPivot_F_SumOfTotalNoUnits</text:p>
      <text:p text:style-name="P1"><text:s text:c="24"/>ElseIf LCase(Unit) = "plant" Then</text:p>
      <text:p text:style-name="P1"><text:s text:c="28"/>Dim Cell_DemandPivot_G_SumOfTotalNoPlants As Range</text:p>
      <text:p text:style-name="P1"><text:s text:c="28"/>Set Cell_DemandPivot_G_SumOfTotalNoPlants = Sh_DemandPivot.Cells(Row_DemandPivot, Col_DemandPivot_G_SumOfTotalNoPlants)</text:p>
      <text:p text:style-name="P1"><text:s text:c="28"/>Set z_SearchIn_DemandPivot = Cell_DemandPivot_G_SumOfTotalNoPlants</text:p>
      <text:p text:style-name="P1"><text:s text:c="24"/>Else</text:p>
      <text:p text:style-name="P1"><text:soft-page-break/><text:s text:c="28"/>Stop</text:p>
      <text:p text:style-name="P1"><text:s text:c="24"/>End If</text:p>
      <text:p text:style-name="P1"><text:s text:c="24"/>Exit For</text:p>
      <text:p text:style-name="P1"><text:s text:c="24"/></text:p>
      <text:p text:style-name="P1"><text:s text:c="20"/>End If</text:p>
      <text:p text:style-name="P1"><text:s text:c="16"/>End If</text:p>
      <text:p text:style-name="P1"><text:s text:c="12"/>End If</text:p>
      <text:p text:style-name="P1"><text:s text:c="8"/>End If</text:p>
      <text:p text:style-name="P1"><text:s text:c="4"/>Next Row_DemandPivot</text:p>
      <text:p text:style-name="P1">End Function</text:p>
      <text:p text:style-name="P1"/>
      <text:p text:style-name="P1"/>
      <text:p text:style-name="P1"/>
      <text:p text:style-name="P1">Function z_SearchIn_Supply_HughesPivot(Sh_SupplyHughesPivot As Worksheet, _</text:p>
      <text:p text:style-name="P1"><text:s text:c="36"/>Layout_SupplyHughesPivot As Variant, _</text:p>
      <text:p text:style-name="P1"><text:s text:c="36"/>SearchString_Fitting As Variant, _</text:p>
      <text:p text:style-name="P1"><text:s text:c="36"/>Unit As String, _</text:p>
      <text:p text:style-name="P1"><text:s text:c="36"/>Value_SupplyHughesPivot_D_Activity As String, _</text:p>
      <text:p text:style-name="P1"><text:s text:c="36"/>Value_SupplyHughesPivot_E_Facility As Variant) As Range</text:p>
      <text:p text:style-name="P1"><text:s text:c="4"/></text:p>
      <text:p text:style-name="P1"><text:s text:c="4"/>'Layout_SupplyHughes decompression</text:p>
      <text:p text:style-name="P1"><text:s text:c="4"/>'---------------------------------</text:p>
      <text:p text:style-name="P1"><text:s text:c="4"/>'!Dim Sh_SupplyHughesPivot As Worksheet</text:p>
      <text:p text:style-name="P1"><text:s text:c="4"/>'! <text:s text:c="3"/>Sh_SupplyHughesPivot = Layout_SupplyHughesPivot(0)</text:p>
      <text:p text:style-name="P1"><text:s text:c="4"/>Dim Col_SupplyHughesPivot_A_Country As Long</text:p>
      <text:p text:style-name="P1"><text:s text:c="8"/>Col_SupplyHughesPivot_A_Country = Layout_SupplyHughesPivot(1)</text:p>
      <text:p text:style-name="P1"><text:s text:c="4"/>Dim Col_SupplyHughesPivot_C_Crop As Long</text:p>
      <text:p text:style-name="P1"><text:s text:c="8"/>Col_SupplyHughesPivot_C_Crop = Layout_SupplyHughesPivot(2)</text:p>
      <text:p text:style-name="P1"><text:s text:c="4"/>Dim Col_SupplyHughesPivot_D_Activity As Long</text:p>
      <text:p text:style-name="P1"><text:s text:c="8"/>Col_SupplyHughesPivot_D_Activity = Layout_SupplyHughesPivot(3)</text:p>
      <text:p text:style-name="P1"><text:s text:c="4"/>Dim Col_SupplyHughesPivot_E_SumOfTotalNoPlots As Long</text:p>
      <text:p text:style-name="P1"><text:s text:c="8"/>Col_SupplyHughesPivot_E_SumOfTotalNoPlots = Layout_SupplyHughesPivot(4)</text:p>
      <text:p text:style-name="P1"><text:s text:c="4"/>Dim Row_SupplyHughesPivot_From As Long</text:p>
      <text:p text:style-name="P1"><text:s text:c="8"/>Row_SupplyHughesPivot_From = Layout_SupplyHughesPivot(5)</text:p>
      <text:p text:style-name="P1"><text:s text:c="4"/>Dim Row_SupplyHughesPivot_To As Long</text:p>
      <text:p text:style-name="P1"><text:s text:c="8"/>Row_SupplyHughesPivot_To = Layout_SupplyHughesPivot(6)</text:p>
      <text:p text:style-name="P1"><text:s text:c="4"/></text:p>
      <text:p text:style-name="P1"><text:s text:c="4"/>'Iterate through all rows starting at the bottom of the pivot table</text:p>
      <text:p text:style-name="P1"><text:s text:c="4"/>'------------------------------------------------------------------</text:p>
      <text:p text:style-name="P1"><text:s text:c="4"/>Dim Row_SupplyHughesPivot As Long</text:p>
      <text:p text:style-name="P1"><text:s text:c="4"/>For Row_SupplyHughesPivot = Row_SupplyHughesPivot_To To Row_SupplyHughesPivot_From Step -1</text:p>
      <text:p text:style-name="P1"><text:s text:c="8"/></text:p>
      <text:p text:style-name="P1"><text:s text:c="8"/>'Check the last column of the pivot table</text:p>
      <text:p text:style-name="P1"><text:s text:c="8"/>'----------------------------------------</text:p>
      <text:p text:style-name="P1"><text:s text:c="8"/>Dim Cell_SupplyHughesPivot_D_Activity As Range</text:p>
      <text:p text:style-name="P1"><text:s text:c="8"/>Set Cell_SupplyHughesPivot_D_Activity = Sh_SupplyHughesPivot.Cells(Row_SupplyHughesPivot, Col_SupplyHughesPivot_D_Activity)</text:p>
      <text:p text:style-name="P1"><text:s text:c="8"/>If LCase(Cell_SupplyHughesPivot_D_Activity.Value) = LCase(Value_SupplyHughesPivot_D_Activity) Then</text:p>
      <text:p text:style-name="P1"><text:s text:c="12"/></text:p>
      <text:p text:style-name="P1"><text:s text:c="12"/>'Check the second before last column of the pivot table</text:p>
      <text:p text:style-name="P1"><text:s text:c="12"/>'------------------------------------------------------</text:p>
      <text:p text:style-name="P1"><text:soft-page-break/><text:s text:c="12"/>Dim Cell_SupplyHughesPivot_C_Crop As Range</text:p>
      <text:p text:style-name="P1"><text:s text:c="12"/>Set Cell_SupplyHughesPivot_C_Crop = Sh_SupplyHughesPivot.Cells(Row_SupplyHughesPivot, Col_SupplyHughesPivot_C_Crop)</text:p>
      <text:p text:style-name="P1"><text:s text:c="12"/>'have not found the row therefore go one row up</text:p>
      <text:p text:style-name="P1"><text:s text:c="12"/>If LCase(Cell_SupplyHughesPivot_C_Crop.Value) = Empty Then</text:p>
      <text:p text:style-name="P1"><text:s text:c="16"/>Do Until LCase(Cell_SupplyHughesPivot_C_Crop.Value) &lt;&gt; Empty</text:p>
      <text:p text:style-name="P1"><text:s text:c="20"/>Set Cell_SupplyHughesPivot_C_Crop = Cell_SupplyHughesPivot_C_Crop.Offset(-1, 0)</text:p>
      <text:p text:style-name="P1"><text:s text:c="16"/>Loop</text:p>
      <text:p text:style-name="P1"><text:s text:c="12"/>End If</text:p>
      <text:p text:style-name="P1"><text:s text:c="12"/>'have found the row therefore step in to check the next column</text:p>
      <text:p text:style-name="P1"><text:s text:c="12"/>If LCase(Cell_SupplyHughesPivot_C_Crop.Value) = LCase(SearchString_Fitting(1)) Then</text:p>
      <text:p text:style-name="P1"><text:s text:c="8"/></text:p>
      <text:p text:style-name="P1"><text:s text:c="16"/>'Check the third before last column of the pivot table</text:p>
      <text:p text:style-name="P1"><text:s text:c="16"/>'-----------------------------------------------------</text:p>
      <text:p text:style-name="P1"><text:s text:c="16"/>Dim Cell_SupplyHughesPivot_A_Country As Range</text:p>
      <text:p text:style-name="P1"><text:s text:c="16"/>Set Cell_SupplyHughesPivot_A_Country = Sh_SupplyHughesPivot.Cells(Row_SupplyHughesPivot, Col_SupplyHughesPivot_A_Country)</text:p>
      <text:p text:style-name="P1"><text:s text:c="16"/>'have not found the row therefore go one row up</text:p>
      <text:p text:style-name="P1"><text:s text:c="16"/>If LCase(Cell_SupplyHughesPivot_A_Country.Value) = Empty Then</text:p>
      <text:p text:style-name="P1"><text:s text:c="20"/>Do Until LCase(Cell_SupplyHughesPivot_A_Country.Value) &lt;&gt; Empty</text:p>
      <text:p text:style-name="P1"><text:s text:c="24"/>Set Cell_SupplyHughesPivot_A_Country = Cell_SupplyHughesPivot_A_Country.Offset(-1, 0)</text:p>
      <text:p text:style-name="P1"><text:s text:c="20"/>Loop</text:p>
      <text:p text:style-name="P1"><text:s text:c="16"/>End If</text:p>
      <text:p text:style-name="P1"><text:s text:c="16"/>'have found the row therefore step in to get the needed value</text:p>
      <text:p text:style-name="P1"><text:s text:c="16"/>If LCase(Cell_SupplyHughesPivot_A_Country.Value) = LCase(SearchString_Fitting(0)) Then</text:p>
      <text:p text:style-name="P1"><text:s text:c="20"/></text:p>
      <text:p text:style-name="P1"><text:s text:c="20"/>'Output and exit</text:p>
      <text:p text:style-name="P1"><text:s text:c="20"/>'---------------</text:p>
      <text:p text:style-name="P1"><text:s text:c="20"/>Dim Cell_SupplyHughesPivot_E_SumOfTotalNoPlots As Range</text:p>
      <text:p text:style-name="P1"><text:s text:c="20"/>Set Cell_SupplyHughesPivot_E_SumOfTotalNoPlots = Sh_SupplyHughesPivot.Cells(Row_SupplyHughesPivot, Col_SupplyHughesPivot_E_SumOfTotalNoPlots)</text:p>
      <text:p text:style-name="P1"><text:s text:c="20"/>Set z_SearchIn_Supply_HughesPivot = Cell_SupplyHughesPivot_E_SumOfTotalNoPlots</text:p>
      <text:p text:style-name="P1"><text:s text:c="20"/>Exit For</text:p>
      <text:p text:style-name="P1"><text:s text:c="20"/></text:p>
      <text:p text:style-name="P1"><text:s text:c="16"/>End If</text:p>
      <text:p text:style-name="P1"><text:s text:c="12"/>End If</text:p>
      <text:p text:style-name="P1"><text:s text:c="8"/>End If</text:p>
      <text:p text:style-name="P1"><text:s text:c="4"/>Next Row_SupplyHughesPivot</text:p>
      <text:p text:style-name="P1">End Function</text:p>
      <text:p text:style-name="P1"/>
      <text:p text:style-name="P1"/>
      <text:p text:style-name="P1">Function z_SearchIn_Supply_CostDriverPivot(Sh_SupplyCostDriverPivot As Worksheet, _</text:p>
      <text:p text:style-name="P1"><text:s text:c="48"/>Layout_SupplyCostDriverPivot As Variant, _</text:p>
      <text:p text:style-name="P1"><text:s text:c="48"/>SearchString_Fitting As Variant, _</text:p>
      <text:p text:style-name="P1"><text:s text:c="48"/>Unit As String, _</text:p>
      <text:p text:style-name="P1"><text:s text:c="48"/>Value_SupplyCostDriverPivot_D_Activity As String, _</text:p>
      <text:p text:style-name="P1"><text:s text:c="48"/>Value_SupplyCostDriverPivot_E_Facility As Variant) As Range</text:p>
      <text:p text:style-name="P1"><text:s text:c="4"/></text:p>
      <text:p text:style-name="P1"><text:s text:c="4"/>'Layout_SupplyCostDriver decompression</text:p>
      <text:p text:style-name="P1"><text:s text:c="4"/>'-------------------------------------</text:p>
      <text:p text:style-name="P1"><text:s text:c="4"/>'!Dim Sh_SupplyCostDriverPivot As Worksheet</text:p>
      <text:p text:style-name="P1"><text:soft-page-break/><text:s text:c="4"/>'! <text:s text:c="3"/>Sh_SupplyCostDriverPivot = Layout_SupplyCostDriverPivot(0)</text:p>
      <text:p text:style-name="P1"><text:s text:c="4"/>Dim Col_SupplyCostDriverPivot_A_Country As Long</text:p>
      <text:p text:style-name="P1"><text:s text:c="8"/>Col_SupplyCostDriverPivot_A_Country = Layout_SupplyCostDriverPivot(1)</text:p>
      <text:p text:style-name="P1"><text:s text:c="4"/>Dim Col_SupplyCostDriverPivot_C_Crop As Long</text:p>
      <text:p text:style-name="P1"><text:s text:c="8"/>Col_SupplyCostDriverPivot_C_Crop = Layout_SupplyCostDriverPivot(2)</text:p>
      <text:p text:style-name="P1"><text:s text:c="4"/>Dim Col_SupplyCostDriverPivot_D_Activity As Long</text:p>
      <text:p text:style-name="P1"><text:s text:c="8"/>Col_SupplyCostDriverPivot_D_Activity = Layout_SupplyCostDriverPivot(3)</text:p>
      <text:p text:style-name="P1"><text:s text:c="4"/>Dim Col_SupplyCostDriverPivot_E_Facility As Long</text:p>
      <text:p text:style-name="P1"><text:s text:c="8"/>Col_SupplyCostDriverPivot_E_Facility = Layout_SupplyCostDriverPivot(4)</text:p>
      <text:p text:style-name="P1"><text:s text:c="4"/>Dim Col_SupplyCostDriverPivot_F_Units As Long</text:p>
      <text:p text:style-name="P1"><text:s text:c="8"/>Col_SupplyCostDriverPivot_F_Units = Layout_SupplyCostDriverPivot(5)</text:p>
      <text:p text:style-name="P1"><text:s text:c="4"/>Dim Col_SupplyCostDriverPivot_G_SumOfTotalNoUnits As Long</text:p>
      <text:p text:style-name="P1"><text:s text:c="8"/>Col_SupplyCostDriverPivot_G_SumOfTotalNoUnits = Layout_SupplyCostDriverPivot(6)</text:p>
      <text:p text:style-name="P1"><text:s text:c="4"/>Dim Row_SupplyCostDriverPivot_From As Long</text:p>
      <text:p text:style-name="P1"><text:s text:c="8"/>Row_SupplyCostDriverPivot_From = Layout_SupplyCostDriverPivot(7)</text:p>
      <text:p text:style-name="P1"><text:s text:c="4"/>Dim Row_SupplyCostDriverPivot_To As Long</text:p>
      <text:p text:style-name="P1"><text:s text:c="8"/>Row_SupplyCostDriverPivot_To = Layout_SupplyCostDriverPivot(8)</text:p>
      <text:p text:style-name="P1"><text:s text:c="4"/></text:p>
      <text:p text:style-name="P1"><text:s text:c="4"/>'Iterate through all rows starting at the bottom of the pivot table</text:p>
      <text:p text:style-name="P1"><text:s text:c="4"/>'------------------------------------------------------------------</text:p>
      <text:p text:style-name="P1"><text:s text:c="4"/>Dim Row_SupplyCostDriverPivot As Long</text:p>
      <text:p text:style-name="P1"><text:s text:c="4"/>For Row_SupplyCostDriverPivot = Row_SupplyCostDriverPivot_To To Row_SupplyCostDriverPivot_From Step -1</text:p>
      <text:p text:style-name="P1"><text:s text:c="8"/></text:p>
      <text:p text:style-name="P1"><text:s text:c="8"/>'Check the last column of the pivot table</text:p>
      <text:p text:style-name="P1"><text:s text:c="8"/>'----------------------------------------</text:p>
      <text:p text:style-name="P1"><text:s text:c="8"/>Dim Cell_SupplyCostDriverPivot_E_Facility As Range</text:p>
      <text:p text:style-name="P1"><text:s text:c="8"/>Set Cell_SupplyCostDriverPivot_E_Facility = Sh_SupplyCostDriverPivot.Cells(Row_SupplyCostDriverPivot, Col_SupplyCostDriverPivot_E_Facility)</text:p>
      <text:p text:style-name="P1"><text:s text:c="8"/>If LCase(Cell_SupplyCostDriverPivot_E_Facility.Value) = LCase(Value_SupplyCostDriverPivot_E_Facility) Then</text:p>
      <text:p text:style-name="P1"><text:s text:c="8"/></text:p>
      <text:p text:style-name="P1"><text:s text:c="12"/>'Check the second before last column of the pivot table</text:p>
      <text:p text:style-name="P1"><text:s text:c="12"/>'-------------------------------------------------</text:p>
      <text:p text:style-name="P1"><text:s text:c="12"/>Dim Cell_SupplyCostDriverPivot_D_Activity As Range</text:p>
      <text:p text:style-name="P1"><text:s text:c="12"/>Set Cell_SupplyCostDriverPivot_D_Activity = Sh_SupplyCostDriverPivot.Cells(Row_SupplyCostDriverPivot, Col_SupplyCostDriverPivot_D_Activity)</text:p>
      <text:p text:style-name="P1"><text:s text:c="12"/>'have not found the row therefore go one row up</text:p>
      <text:p text:style-name="P1"><text:s text:c="12"/>If LCase(Cell_SupplyCostDriverPivot_D_Activity.Value) = Empty Then</text:p>
      <text:p text:style-name="P1"><text:s text:c="16"/>Do Until LCase(Cell_SupplyCostDriverPivot_D_Activity.Value) &lt;&gt; Empty</text:p>
      <text:p text:style-name="P1"><text:s text:c="20"/>Set Cell_SupplyCostDriverPivot_D_Activity = Cell_SupplyCostDriverPivot_D_Activity.Offset(-1, 0)</text:p>
      <text:p text:style-name="P1"><text:s text:c="16"/>Loop</text:p>
      <text:p text:style-name="P1"><text:s text:c="12"/>End If</text:p>
      <text:p text:style-name="P1"><text:s text:c="12"/>'have found the row therefore step in to check the next column</text:p>
      <text:p text:style-name="P1"><text:s text:c="12"/>If LCase(Cell_SupplyCostDriverPivot_D_Activity.Value) = LCase(Value_SupplyCostDriverPivot_D_Activity) Then</text:p>
      <text:p text:style-name="P1"><text:s text:c="16"/></text:p>
      <text:p text:style-name="P1"><text:s text:c="16"/>'Check the third before last column of the pivot table</text:p>
      <text:p text:style-name="P1"><text:s text:c="16"/>'-----------------------------------------------------</text:p>
      <text:p text:style-name="P1"><text:s text:c="16"/>Dim Cell_SupplyCostDriverPivot_C_Crop As Range</text:p>
      <text:p text:style-name="P1"><text:s text:c="16"/>Set Cell_SupplyCostDriverPivot_C_Crop = Sh_SupplyCostDriverPivot.Cells(Row_SupplyCostDriverPivot, Col_SupplyCostDriverPivot_C_Crop)</text:p>
      <text:p text:style-name="P1"><text:soft-page-break/><text:s text:c="16"/>'have not found the row therefore go one row up</text:p>
      <text:p text:style-name="P1"><text:s text:c="16"/>If LCase(Cell_SupplyCostDriverPivot_C_Crop.Value) = Empty Then</text:p>
      <text:p text:style-name="P1"><text:s text:c="20"/>Do Until LCase(Cell_SupplyCostDriverPivot_C_Crop.Value) &lt;&gt; Empty</text:p>
      <text:p text:style-name="P1"><text:s text:c="24"/>Set Cell_SupplyCostDriverPivot_C_Crop = Cell_SupplyCostDriverPivot_C_Crop.Offset(-1, 0)</text:p>
      <text:p text:style-name="P1"><text:s text:c="20"/>Loop</text:p>
      <text:p text:style-name="P1"><text:s text:c="16"/>End If</text:p>
      <text:p text:style-name="P1"><text:s text:c="16"/>'have found the row therefore step in to check the next column</text:p>
      <text:p text:style-name="P1"><text:s text:c="16"/>If LCase(Cell_SupplyCostDriverPivot_C_Crop.Value) = LCase(SearchString_Fitting(1)) Then</text:p>
      <text:p text:style-name="P1"><text:s text:c="12"/></text:p>
      <text:p text:style-name="P1"><text:s text:c="20"/>'Check the fourth before last column of the pivot table</text:p>
      <text:p text:style-name="P1"><text:s text:c="20"/>'------------------------------------------------------</text:p>
      <text:p text:style-name="P1"><text:s text:c="20"/>Dim Cell_SupplyCostDriverPivot_A_Country As Range</text:p>
      <text:p text:style-name="P1"><text:s text:c="20"/>Set Cell_SupplyCostDriverPivot_A_Country = Sh_SupplyCostDriverPivot.Cells(Row_SupplyCostDriverPivot, Col_SupplyCostDriverPivot_A_Country)</text:p>
      <text:p text:style-name="P1"><text:s text:c="20"/>'have not found the row therefore go one row up</text:p>
      <text:p text:style-name="P1"><text:s text:c="20"/>If LCase(Cell_SupplyCostDriverPivot_A_Country.Value) = Empty Then</text:p>
      <text:p text:style-name="P1"><text:s text:c="24"/>Do Until LCase(Cell_SupplyCostDriverPivot_A_Country.Value) &lt;&gt; Empty</text:p>
      <text:p text:style-name="P1"><text:s text:c="28"/>Set Cell_SupplyCostDriverPivot_A_Country = Cell_SupplyCostDriverPivot_A_Country.Offset(-1, 0)</text:p>
      <text:p text:style-name="P1"><text:s text:c="24"/>Loop</text:p>
      <text:p text:style-name="P1"><text:s text:c="20"/>End If</text:p>
      <text:p text:style-name="P1"><text:s text:c="20"/>'have found the row therefore step in to get the needed value</text:p>
      <text:p text:style-name="P1"><text:s text:c="20"/>If LCase(Cell_SupplyCostDriverPivot_A_Country) = LCase(SearchString_Fitting(0)) Then</text:p>
      <text:p text:style-name="P1"><text:s text:c="24"/></text:p>
      <text:p text:style-name="P1"><text:s text:c="24"/>'Output and exit</text:p>
      <text:p text:style-name="P1"><text:s text:c="24"/>'---------------</text:p>
      <text:p text:style-name="P1"><text:s text:c="24"/>Dim Cell_SupplyCostDriverPivot_F_Units As Range</text:p>
      <text:p text:style-name="P1"><text:s text:c="24"/>Set Cell_SupplyCostDriverPivot_F_Units = Sh_SupplyCostDriverPivot.Cells(Row_SupplyCostDriverPivot, Col_SupplyCostDriverPivot_F_Units)</text:p>
      <text:p text:style-name="P1"><text:s text:c="24"/>If LCase(Unit) = LCase(Cell_SupplyCostDriverPivot_F_Units.Value) Then</text:p>
      <text:p text:style-name="P1"><text:s text:c="28"/>Dim Cell_SupplyCostDriverPivot_G_SumOfTotalNoUnits As Range</text:p>
      <text:p text:style-name="P1"><text:s text:c="28"/>Set Cell_SupplyCostDriverPivot_G_SumOfTotalNoUnits = Sh_SupplyCostDriverPivot.Cells(Row_SupplyCostDriverPivot, Col_SupplyCostDriverPivot_G_SumOfTotalNoUnits)</text:p>
      <text:p text:style-name="P1"><text:s text:c="28"/>Set z_SearchIn_Supply_CostDriverPivot = Cell_SupplyCostDriverPivot_G_SumOfTotalNoUnits</text:p>
      <text:p text:style-name="P1"><text:s text:c="28"/>Exit For</text:p>
      <text:p text:style-name="P1"><text:s text:c="24"/>Else</text:p>
      <text:p text:style-name="P1"><text:s text:c="28"/>Stop 'error: wrong unit in pivot table</text:p>
      <text:p text:style-name="P1"><text:s text:c="24"/>End If</text:p>
      <text:p text:style-name="P1"><text:s text:c="20"/>End If</text:p>
      <text:p text:style-name="P1"><text:s text:c="16"/>End If</text:p>
      <text:p text:style-name="P1"><text:s text:c="12"/>End If</text:p>
      <text:p text:style-name="P1"><text:s text:c="8"/>End If</text:p>
      <text:p text:style-name="P1"><text:s text:c="4"/>Next Row_SupplyCostDriverPivot</text:p>
      <text:p text:style-name="P1">End Function</text:p>
      <text:p text:style-name="P1"/>
      <text:p text:style-name="P1"/>
      <text:p text:style-name="P1">Function z_Calculation(Sh_Fitting As Worksheet, Row_Fitting_iter As Long, Col_Fitting_iter As Long, _</text:p>
      <text:p text:style-name="P1"><text:s text:c="24"/>Cell_DemandPivot_SumOfTotalNo As Range, Cell_SupplyPivot_SumOfTotalNo As Range)</text:p>
      <text:p text:style-name="P1"><text:s text:c="4"/></text:p>
      <text:p text:style-name="P1"><text:soft-page-break/><text:s text:c="4"/>'calculate the ratio demand/supply and write it into the fitting sheet</text:p>
      <text:p text:style-name="P1"><text:s text:c="4"/>'black=1,white=2,red=3,green=4,blue=5,yellow=6,brown=53</text:p>
      <text:p text:style-name="P1"><text:s text:c="4"/>'---------------------------------------------------------------------</text:p>
      <text:p text:style-name="P1"><text:s text:c="4"/></text:p>
      <text:p text:style-name="P1"><text:s text:c="4"/>'Demand found</text:p>
      <text:p text:style-name="P1"><text:s text:c="4"/>If Not Cell_DemandPivot_SumOfTotalNo Is Nothing Then</text:p>
      <text:p text:style-name="P1"><text:s text:c="8"/>'Supply found</text:p>
      <text:p text:style-name="P1"><text:s text:c="8"/>If Not Cell_SupplyPivot_SumOfTotalNo Is Nothing Then</text:p>
      <text:p text:style-name="P1"><text:s text:c="12"/>Sh_Fitting.Cells(Row_Fitting_iter, Col_Fitting_iter) = _</text:p>
      <text:p text:style-name="P1"><text:s text:c="12"/>Cell_DemandPivot_SumOfTotalNo.Value / Cell_SupplyPivot_SumOfTotalNo.Value * 100</text:p>
      <text:p text:style-name="P1"><text:s text:c="12"/>Sh_Fitting.Cells(Row_Fitting_iter, Col_Fitting_iter).Interior.ColorIndex = 2</text:p>
      <text:p text:style-name="P1"><text:s text:c="8"/>'Supply not found</text:p>
      <text:p text:style-name="P1"><text:s text:c="8"/>Else</text:p>
      <text:p text:style-name="P1"><text:s text:c="12"/>'Sh_Fitting.Cells(Row_Fitting_iter, Col_Fitting_iter).Value = "S-NA"</text:p>
      <text:p text:style-name="P1"><text:s text:c="12"/>Sh_Fitting.Cells(Row_Fitting_iter, Col_Fitting_iter).Interior.ColorIndex = 5</text:p>
      <text:p text:style-name="P1"><text:s text:c="8"/>End If</text:p>
      <text:p text:style-name="P1"><text:s text:c="4"/>'Demand not found</text:p>
      <text:p text:style-name="P1"><text:s text:c="4"/>Else</text:p>
      <text:p text:style-name="P1"><text:s text:c="8"/>'Supply found</text:p>
      <text:p text:style-name="P1"><text:s text:c="8"/>If Not Cell_SupplyPivot_SumOfTotalNo Is Nothing Then</text:p>
      <text:p text:style-name="P1"><text:s text:c="12"/>'Sh_Fitting.Cells(Row_Fitting_iter, Col_Fitting_iter).Value = "D-NA"</text:p>
      <text:p text:style-name="P1"><text:s text:c="12"/>Sh_Fitting.Cells(Row_Fitting_iter, Col_Fitting_iter).Interior.ColorIndex = 53</text:p>
      <text:p text:style-name="P1"><text:s text:c="8"/>'Supply not found</text:p>
      <text:p text:style-name="P1"><text:s text:c="8"/>Else</text:p>
      <text:p text:style-name="P1"><text:s text:c="12"/>'Sh_Fitting.Cells(Row_Fitting_iter, Col_Fitting_iter).Value = "S&amp;D-NA"</text:p>
      <text:p text:style-name="P1"><text:s text:c="12"/>Sh_Fitting.Cells(Row_Fitting_iter, Col_Fitting_iter).Interior.ColorIndex = 2</text:p>
      <text:p text:style-name="P1"><text:s text:c="8"/>End If</text:p>
      <text:p text:style-name="P1"><text:s text:c="4"/>End If</text:p>
      <text:p text:style-name="P1">End Function</text:p>
      <text:p text:style-name="P1"/>
      <text:p text:style-name="P1"/>
      <text:p text:style-name="P14">File: LayoutCheck</text:p>
      <text:p text:style-name="P1"/>
      <text:p text:style-name="P1"/>
      <text:p text:style-name="P1">Enum myenum</text:p>
      <text:p text:style-name="P1">a_ = 1: <text:s/>b_ = 2: c_ = 3</text:p>
      <text:p text:style-name="P1">End Enum</text:p>
      <text:p text:style-name="P1"/>
      <text:p text:style-name="P1">Sub s1()</text:p>
      <text:p text:style-name="P1">Dim layout_exp() As Variant</text:p>
      <text:p text:style-name="P1">Dim log As String</text:p>
      <text:p text:style-name="P1"/>
      <text:p text:style-name="P1">'store the expected layout of the source file</text:p>
      <text:p text:style-name="P2">layout_exp = Array("t1", a_, "t2", b_, _</text:p>
      <text:p text:style-name="P2"><text:s text:c="12"/>"t3", c_)</text:p>
      <text:p text:style-name="P2"><text:s text:c="12"/></text:p>
      <text:p text:style-name="P1">'get the actual column/layout information from the source file</text:p>
      <text:p text:style-name="P1">text_act = "t1" 'find layout_exp(0 to end step 2) in the source file</text:p>
      <text:p text:style-name="P1">'if not found write out into the logfile and iterate</text:p>
      <text:p text:style-name="P1">col_act = 1 'if found determine the column number</text:p>
      <text:p text:style-name="P1"/>
      <text:p text:style-name="P1">'check whether actual and expected layout of the source file do match</text:p>
      <text:p text:style-name="P1"><text:soft-page-break/>'check the column names</text:p>
      <text:p text:style-name="P1">For i = LBound(layout_exp) To UBound(layout_exp) Step 2</text:p>
      <text:p text:style-name="P1">If text_act = layout_exp(i) Then</text:p>
      <text:p text:style-name="P1"><text:s text:c="4"/>'write int the logfile</text:p>
      <text:p text:style-name="P1"><text:s text:c="4"/>log = "OK!"</text:p>
      <text:p text:style-name="P1">Else</text:p>
      <text:p text:style-name="P1"><text:s text:c="4"/>'write int the logfile</text:p>
      <text:p text:style-name="P1"><text:s text:c="4"/>log = "no match"</text:p>
      <text:p text:style-name="P1">End If</text:p>
      <text:p text:style-name="P1">Next i</text:p>
      <text:p text:style-name="P1"/>
      <text:p text:style-name="P1">'check the column numbers</text:p>
      <text:p text:style-name="P1">For i = LBound(layout_exp) + 1 To UBound(layout_exp) Step 2</text:p>
      <text:p text:style-name="P1">If col_act = layout_exp(i) Then</text:p>
      <text:p text:style-name="P1"><text:s text:c="4"/>'write int the logfile</text:p>
      <text:p text:style-name="P1"><text:s text:c="4"/>log = "OK!"</text:p>
      <text:p text:style-name="P1">Else</text:p>
      <text:p text:style-name="P1"><text:s text:c="4"/>'write int the logfile</text:p>
      <text:p text:style-name="P1"><text:s text:c="4"/>log = "no match"</text:p>
      <text:p text:style-name="P1">End If</text:p>
      <text:p text:style-name="P1">Next i</text:p>
      <text:p text:style-name="P1"/>
      <text:p text:style-name="P1">End Sub</text:p>
      <text:p text:style-name="P1"/>
      <text:p text:style-name="P1"/>
      <text:p text:style-name="P14">File: MapFunctions</text:p>
      <text:p text:style-name="P1"/>
      <text:p text:style-name="P1">Sub testMapFkt()</text:p>
      <text:p text:style-name="P1"><text:s text:c="4"/>'Clear the sheet Log1</text:p>
      <text:p text:style-name="P1"><text:s text:c="4"/>Sheets("Log1").Activate</text:p>
      <text:p text:style-name="P1"><text:s text:c="4"/>Cells.Select</text:p>
      <text:p text:style-name="P1"><text:s text:c="4"/>Selection.ClearContents</text:p>
      <text:p text:style-name="P1"><text:s text:c="4"/>Stop</text:p>
      <text:p text:style-name="P1"><text:s text:c="4"/>'Clear the yello cells in Sheet1</text:p>
      <text:p text:style-name="P1"><text:s text:c="4"/>Sheets("Sheet1").Activate</text:p>
      <text:p text:style-name="P1"><text:s text:c="4"/>Range(Cells(2, 3), Cells(22, 14)).ClearContents</text:p>
      <text:p text:style-name="P1"><text:s text:c="4"/>Stop</text:p>
      <text:p text:style-name="P1"><text:s text:c="4"/>'Define the Attributes from the source sheet Sh_from=Sheets2</text:p>
      <text:p text:style-name="P1"><text:s text:c="4"/>Dim ColNames_from As Variant</text:p>
      <text:p text:style-name="P1"><text:s text:c="4"/>ColNames_from = Array("Attr1", "Attr3", "Attr2", "Attr7", _</text:p>
      <text:p text:style-name="P1"><text:s text:c="28"/>"Attr9", "Attr5", "Attr8", "Attr4", "Attr6")</text:p>
      <text:p text:style-name="P1"><text:s text:c="4"/>'Define the attributes from the target sheet Sh_to=Sheets1</text:p>
      <text:p text:style-name="P1"><text:s text:c="4"/>'Even though the attribute names in Sh_from and Sh_to may be called differently they must</text:p>
      <text:p text:style-name="P1"><text:s text:c="4"/>'refer to the same attribute and the have to be in the same order in both arrays!!!!</text:p>
      <text:p text:style-name="P1"><text:s text:c="4"/>Dim ColNames_to As Variant</text:p>
      <text:p text:style-name="P1"><text:s text:c="4"/>ColNames_to = Array("Attribute1", "Attribute3", "Attribute2", "Attribute7", _</text:p>
      <text:p text:style-name="Standard"><text:span text:style-name="T1"><text:s text:c="24"/></text:span><text:span text:style-name="T2">"Attribute9", "Attribute5", "Attribute8", "Attribute4", "Attribute6")</text:span></text:p>
      <text:p text:style-name="Standard"><text:span text:style-name="T2"><text:s text:c="4"/></text:span><text:span text:style-name="T1">Call z_ShMapColumns("Sheet2", "Key1", ColNames_from, "Sheet1", "Key", ColNames_to, "Log1")</text:span></text:p>
      <text:p text:style-name="P1"><text:s text:c="4"/>Stop</text:p>
      <text:p text:style-name="P1">End Sub</text:p>
      <text:p text:style-name="P1"/>
      <text:p text:style-name="P1"><text:soft-page-break/>Function z_ShMapColumns(Sh_from As String, ColName_Key_from As String, ByRef ColNames_from As Variant, _</text:p>
      <text:p text:style-name="P1"><text:s text:c="16"/>Sh_to As String, ColName_Key_to As String, ByRef ColNames_to As Variant, _</text:p>
      <text:p text:style-name="P1"><text:s text:c="16"/>Sh_log As String, Optional ByRef Wb As Workbook)</text:p>
      <text:p text:style-name="P1"><text:s text:c="4"/>'Macro generated by Roland.Benz@Syngenta.com (PMEC, Project Management Excellence)</text:p>
      <text:p text:style-name="P1"><text:s text:c="4"/>Application.ScreenUpdating = False</text:p>
      <text:p text:style-name="P1"><text:s text:c="4"/>'Start time measuring</text:p>
      <text:p text:style-name="P1"><text:s text:c="4"/>Dim Start As Date: Dim Duration As Date</text:p>
      <text:p text:style-name="P1"><text:s text:c="4"/>Start = Now()</text:p>
      <text:p text:style-name="P1"><text:s text:c="4"/></text:p>
      <text:p text:style-name="P1"><text:s text:c="4"/>'create a matrix with column names and indexes</text:p>
      <text:p text:style-name="P1"><text:s text:c="4"/>MapMatrix = MakeMatrix_Shfrom_ColNameColIndex_Shto_ColNameColIndex(Sh_from, ColNames_from, Sh_to, ColNames_to)</text:p>
      <text:p text:style-name="P1"/>
      <text:p text:style-name="P1"><text:s text:c="4"/>'Find the column index of the KeyName in "Sh_from"</text:p>
      <text:p text:style-name="P1"><text:s text:c="4"/>Dim ColIndex_Key_from As Long</text:p>
      <text:p text:style-name="P1"><text:s text:c="4"/>ColIndex_Key_from = z_GetColumnIndex(ColName_Key_from, 1, Sh_from)</text:p>
      <text:p text:style-name="P1"/>
      <text:p text:style-name="P1"><text:s text:c="4"/>'Find the column index of the KeyName in "Sh_to"</text:p>
      <text:p text:style-name="P1"><text:s text:c="4"/>Dim ColIndex_Key_to As Long</text:p>
      <text:p text:style-name="P1"><text:s text:c="4"/>ColIndex_Key_to = z_GetColumnIndex(ColName_Key_to, 1, Sh_to)</text:p>
      <text:p text:style-name="P1"><text:s text:c="4"/></text:p>
      <text:p text:style-name="P1"><text:s text:c="4"/>'Determine the row size in Sh_to</text:p>
      <text:p text:style-name="P1"><text:s text:c="4"/>Sheets(Sh_to).Activate</text:p>
      <text:p text:style-name="P1"><text:s text:c="4"/>RowSize_to = z_RowSize(ColIndex_Key_to, Sh_to)</text:p>
      <text:p text:style-name="P1"/>
      <text:p text:style-name="P1"><text:s text:c="4"/>'Select the range in the column Key_to</text:p>
      <text:p text:style-name="P1"><text:s text:c="4"/>Sheets(Sh_to).Activate</text:p>
      <text:p text:style-name="P1"><text:s text:c="4"/>Range(Cells(2, ColIndex_Key_to), Cells(RowSize_to, ColIndex_Key_to)).Select</text:p>
      <text:p text:style-name="P1"/>
      <text:p text:style-name="P1"><text:s text:c="4"/>'Iterate throught the rows with "rcheck" = PiIdentifier</text:p>
      <text:p text:style-name="P1"><text:s text:c="4"/>Dim ilog As Long</text:p>
      <text:p text:style-name="P1"><text:s text:c="4"/>ilog = 2</text:p>
      <text:p text:style-name="P1"><text:s text:c="4"/>For Each ValueInCol_Key_to In Selection.Cells</text:p>
      <text:p text:style-name="P1"><text:s text:c="8"/>'if ValueInCol_Key_to is found in Sh_from then perform the mapping</text:p>
      <text:p text:style-name="P1"><text:s text:c="8"/>If Not Sheets(Sh_from).Columns(ColIndex_Key_from).Find(What:=ValueInCol_Key_to, LookAt:=xlWhole) Is Nothing Then</text:p>
      <text:p text:style-name="P1"><text:s text:c="8"/>'iterate through the columns with the help of the MapMatrix</text:p>
      <text:p text:style-name="P1"><text:s text:c="12"/>For j = LBound(MapMatrix) To UBound(MapMatrix) Step 1</text:p>
      <text:p text:style-name="P1"><text:s text:c="16"/>'read the indices</text:p>
      <text:p text:style-name="P1"><text:s text:c="16"/>ColIndex_from_j = MapMatrix(j, 1)</text:p>
      <text:p text:style-name="P1"><text:s text:c="16"/>ColIndex_to_j = MapMatrix(j, 3)</text:p>
      <text:p text:style-name="P1"><text:s text:c="16"/>'map</text:p>
      <text:p text:style-name="P1"><text:s text:c="16"/>ValueInCol_Key_to.Offset(0, (ColIndex_to_j) - ColIndex_Key_to).Value = _</text:p>
      <text:p text:style-name="P1"><text:s text:c="24"/>Sheets(Sh_from).Columns(ColIndex_Key_from).Find(What:=ValueInCol_Key_to, _</text:p>
      <text:p text:style-name="P1"><text:s text:c="24"/>LookAt:=xlWhole).Offset(0, (ColIndex_from_j) - ColIndex_Key_from)</text:p>
      <text:p text:style-name="P1"><text:s text:c="12"/>Next j</text:p>
      <text:p text:style-name="P1"><text:s text:c="8"/>Else</text:p>
      <text:p text:style-name="P1"><text:s text:c="12"/>'write not found ValueInCol_Key_to in Sh_from into Sh_log</text:p>
      <text:p text:style-name="P1"><text:s text:c="12"/>Sheets(Sh_log).Cells(ilog, 2) = ValueInCol_Key_to</text:p>
      <text:p text:style-name="P1"><text:s text:c="12"/>Sheets(Sh_log).Cells(ilog, 4) = " not found, map them from another source file Sh_from"</text:p>
      <text:p text:style-name="P1"><text:s text:c="12"/>ilog = ilog + 1</text:p>
      <text:p text:style-name="P1"><text:s text:c="8"/>End If</text:p>
      <text:p text:style-name="P1"><text:soft-page-break/><text:s text:c="4"/>Next</text:p>
      <text:p text:style-name="P1"/>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Write the durations into the logfile</text:p>
      <text:p text:style-name="P1"><text:s text:c="4"/>Duration = Now() - Start</text:p>
      <text:p text:style-name="P1"><text:s text:c="4"/>Sheets(Sh_log).Cells(ilog + 2, 1) = "Duration" &amp; CStr(Duration)</text:p>
      <text:p text:style-name="P1">End Function</text:p>
      <text:p text:style-name="P1"/>
      <text:p text:style-name="P1"/>
      <text:p text:style-name="P1"/>
      <text:p text:style-name="P1">Function z_ChkColExistence(Sh As String, ByRef ColNames As Variant, Sh_log As String) As Boolean</text:p>
      <text:p text:style-name="P1"><text:s text:c="4"/>'The column existence check is assumed to find all column names at the beginning</text:p>
      <text:p text:style-name="P1"><text:s text:c="4"/>z_ChkColExistence = True</text:p>
      <text:p text:style-name="P1"><text:s text:c="4"/>'Determine the column indizes of the ColNames array in Sh</text:p>
      <text:p text:style-name="P1"><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2"/>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4"/>Next i</text:p>
      <text:p text:style-name="P1">End Function</text:p>
      <text:p text:style-name="P1"/>
      <text:p text:style-name="P1">Function MakeMatrix_Shfrom_ColNameColIndex_Shto_ColNameColIndex(Sh_from As String, ByRef ColNames_from As Variant, _</text:p>
      <text:p text:style-name="P1"><text:s text:c="16"/>Sh_to As String, ByRef ColNames_to As Variant)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text:s text:c="4"/></text:p>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_from_i, 1, Sh_from)</text:p>
      <text:p text:style-name="P1"><text:s text:c="8"/>ColName_to_i = CStr(ColNames_to(i))</text:p>
      <text:p text:style-name="P1"><text:s text:c="8"/>Matrix_ColName1Index1_ColName2Index2(i, 2) = ColName_to_i</text:p>
      <text:p text:style-name="P1"><text:soft-page-break/><text:s text:c="8"/>Matrix_ColName1Index1_ColName2Index2(i, 3) = z_GetColumnIndex(ColName_to_i, 1,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 text:c="4"/>MakeMatrix_Shfrom_ColNameColIndex_Shto_ColNameColIndex = Matrix_ColName1Index1_ColName2Index2</text:p>
      <text:p text:style-name="P1">End Function</text:p>
      <text:p text:style-name="P1"/>
      <text:p text:style-name="P1">Public Function z_GetColumnIndex(ByRef SearchString As String, SearchRow As Integer, _</text:p>
      <text:p text:style-name="P1"><text:s text:c="8"/>Optional Sh As String, Optional ByRef Wb As Workbook) As Long</text:p>
      <text:p text:style-name="P1">'Macro generated by Roland.Benz@Syngenta.com (PMEC, Project Management Excellence)</text:p>
      <text:p text:style-name="P1">'Output datatype change from Variant</text:p>
      <text:p text:style-name="P1"/>
      <text:p text:style-name="P1">Dim CellIndexStr As String 'In R1C1 Format</text:p>
      <text:p text:style-name="P1">Dim CellIndexArr() As String 'Splited R1C1 Format</text:p>
      <text:p text:style-name="P1">Dim ColIndex As Integer</text:p>
      <text:p text:style-name="P1"/>
      <text:p text:style-name="P1">'Activate the right Wb and Sh</text:p>
      <text:p text:style-name="P1">On Error GoTo OptionalArgument:</text:p>
      <text:p text:style-name="P1">Wb.Activate</text:p>
      <text:p text:style-name="P1">On Error GoTo 0</text:p>
      <text:p text:style-name="P1">Sheets(Sh).Activate</text:p>
      <text:p text:style-name="P1"/>
      <text:p text:style-name="P1">'find column name</text:p>
      <text:p text:style-name="P1">On Error GoTo NameExpectedNotExistent:</text:p>
      <text:p text:style-name="P1">Rows(SearchRow).Find(What:=SearchString, LookAt:=xlWhole).Select</text:p>
      <text:p text:style-name="P1">On Error GoTo 0</text:p>
      <text:p text:style-name="P1">'find column index</text:p>
      <text:p text:style-name="P1">CellIndexStr = ActiveCell.Address(ReferenceStyle:=xlR1C1)</text:p>
      <text:p text:style-name="P1">CellIndexArr = Split(CellIndexStr, "C")</text:p>
      <text:p text:style-name="P1">ColIndex = CInt(CellIndexArr(1))</text:p>
      <text:p text:style-name="P1">'0utput</text:p>
      <text:p text:style-name="P1">z_GetColumnIndex = ColIndex</text:p>
      <text:p text:style-name="P1">Exit Function</text:p>
      <text:p text:style-name="P1"/>
      <text:p text:style-name="P1">OptionalArgument:</text:p>
      <text:p text:style-name="P1">Resume Next</text:p>
      <text:p text:style-name="P1"/>
      <text:p text:style-name="P1">NameExpectedNotExistent:</text:p>
      <text:p text:style-name="P1"><text:s text:c="4"/>ColIndex = 0</text:p>
      <text:p text:style-name="P1"><text:s text:c="4"/>z_GetColumnIndex = ColIndex</text:p>
      <text:p text:style-name="P1"><text:s text:c="4"/></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oft-page-break/><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
      <text:p text:style-name="P14">File: myfile</text:p>
      <text:p text:style-name="P1"/>
      <text:p text:style-name="P1"/>
      <text:p text:style-name="P1">Sub test()</text:p>
      <text:p text:style-name="P1">With Worksheets("Tabelle1")</text:p>
      <text:p text:style-name="P1"><text:s text:c="4"/>.Rows(1).Font.Bold = True</text:p>
      <text:p text:style-name="P1"><text:s text:c="4"/>.Range("a1:d1").Value = _</text:p>
      <text:p text:style-name="P1"><text:s text:c="8"/>Array("Name", "Full Name", "Title", "Installed")</text:p>
      <text:p text:style-name="P1"><text:s text:c="4"/>For i = 1 To AddIns.Count</text:p>
      <text:p text:style-name="P1"><text:s text:c="8"/>.Cells(i + 1, 1) = AddIns(i).Name</text:p>
      <text:p text:style-name="P1"><text:s text:c="8"/>.Cells(i + 1, 2) = AddIns(i).FullName</text:p>
      <text:p text:style-name="P1"><text:s text:c="8"/>.Cells(i + 1, 3) = AddIns(i).Title</text:p>
      <text:p text:style-name="P1"><text:s text:c="8"/>.Cells(i + 1, 4) = AddIns(i).Installed</text:p>
      <text:p text:style-name="P1"><text:s text:c="4"/>Next</text:p>
      <text:p text:style-name="P1"><text:s text:c="4"/>.Range("a1").CurrentRegion.Columns.AutoFit</text:p>
      <text:p text:style-name="P1">End With</text:p>
      <text:p text:style-name="P1">End Sub</text:p>
      <text:p text:style-name="P1"/>
      <text:p text:style-name="P1">Sub FormatiereBereich()</text:p>
      <text:p text:style-name="P1"><text:s text:c="4"/>With Worksheets("Tabelle1").Range("F1:H10")</text:p>
      <text:p text:style-name="P1"><text:s text:c="8"/>.Value = 30</text:p>
      <text:p text:style-name="P1"><text:s text:c="8"/>.Font.Bold = True</text:p>
      <text:p text:style-name="P1"><text:s text:c="8"/>.Interior.Color = RGB(255, 255, 0)</text:p>
      <text:p text:style-name="P1"><text:s text:c="4"/>End With</text:p>
      <text:p text:style-name="P1">End Sub</text:p>
      <text:p text:style-name="P1"/>
      <text:p text:style-name="P1">Sub MeineEingabe()</text:p>
      <text:p text:style-name="P1"><text:s text:c="4"/>With Workbooks("Mappe1").Worksheets("Tabelle1").Cells(1, 10)</text:p>
      <text:p text:style-name="P1"><text:s text:c="8"/>.Formula = "=SQRT(50)"</text:p>
      <text:p text:style-name="P1"><text:s text:c="8"/>With .Font</text:p>
      <text:p text:style-name="P1"><text:s text:c="12"/>.Name = "Arial"</text:p>
      <text:p text:style-name="P1"><text:s text:c="12"/>.Bold = True</text:p>
      <text:p text:style-name="P1"><text:s text:c="12"/>.Size = 8</text:p>
      <text:p text:style-name="P1"><text:s text:c="8"/>End With</text:p>
      <text:p text:style-name="P1"><text:s text:c="4"/>End With</text:p>
      <text:p text:style-name="P1">End Sub</text:p>
      <text:p text:style-name="P1"/>
      <text:p text:style-name="P1">Sub speichern()</text:p>
      <text:p text:style-name="P1">ActiveWorkbook.SaveAs Filename:="E:\Documents and Settings\Roli\Desktop\myfile"</text:p>
      <text:p text:style-name="P1">End Sub</text:p>
      <text:p text:style-name="P1"/>
      <text:p text:style-name="P1">Sub ShowFolderList(folderspec)</text:p>
      <text:p text:style-name="P1"><text:s text:c="4"/>Dim fs, f, f1, fc, s</text:p>
      <text:p text:style-name="P1"><text:s text:c="4"/>Set fs = CreateObject("Scripting.FileSystemObject")</text:p>
      <text:p text:style-name="P1"><text:s text:c="4"/>Set f = fs.GetFolder(folderspec)</text:p>
      <text:p text:style-name="P1"><text:soft-page-break/><text:s text:c="4"/>Set fc = f.Files</text:p>
      <text:p text:style-name="P1"><text:s text:c="4"/>For Each f1 In fc</text:p>
      <text:p text:style-name="P1"><text:s text:c="8"/>s = s &amp; f1.Name</text:p>
      <text:p text:style-name="P1"><text:s text:c="8"/>s = s &amp; vbCrLf</text:p>
      <text:p text:style-name="P1"><text:s text:c="4"/>Next</text:p>
      <text:p text:style-name="P1"><text:s text:c="4"/>MsgBox s</text:p>
      <text:p text:style-name="P1">End Sub</text:p>
      <text:p text:style-name="P1"/>
      <text:p text:style-name="P1">Sub ShowDriveList()</text:p>
      <text:p text:style-name="P1"><text:s text:c="4"/>Dim fs, d, dc, s, n</text:p>
      <text:p text:style-name="P1"><text:s text:c="4"/>Set fs = CreateObject("Scripting.FileSystemObject")</text:p>
      <text:p text:style-name="P1"><text:s text:c="4"/>Set dc = fs.Drives</text:p>
      <text:p text:style-name="P1"><text:s text:c="4"/>For Each d In dc</text:p>
      <text:p text:style-name="P1"><text:s text:c="8"/>s = s &amp; d.DriveLetter &amp; " - "</text:p>
      <text:p text:style-name="P1"><text:s text:c="8"/>If d.DriveType = Remote Then</text:p>
      <text:p text:style-name="P1"><text:s text:c="12"/>n = d.ShareName</text:p>
      <text:p text:style-name="P1"><text:s text:c="8"/>Else</text:p>
      <text:p text:style-name="P1"><text:s text:c="12"/>n = d.VolumeName</text:p>
      <text:p text:style-name="P1"><text:s text:c="8"/>End If</text:p>
      <text:p text:style-name="P1"><text:s text:c="8"/>s = s &amp; n &amp; vbCrLf</text:p>
      <text:p text:style-name="P1"><text:s text:c="4"/>Next</text:p>
      <text:p text:style-name="P1"><text:s text:c="4"/>MsgBox s</text:p>
      <text:p text:style-name="P1">End Sub</text:p>
      <text:p text:style-name="P1"/>
      <text:p text:style-name="P1"/>
      <text:p text:style-name="P1"/>
      <text:p text:style-name="P14">File: OleSteuerelemente</text:p>
      <text:p text:style-name="P1"/>
      <text:p text:style-name="P1"/>
      <text:p text:style-name="P1">Private Sub GetUserName1()</text:p>
      <text:p text:style-name="P1"><text:s text:c="4"/>UserForm1.Show</text:p>
      <text:p text:style-name="P1">End Sub</text:p>
      <text:p text:style-name="P1">Sub test1()</text:p>
      <text:p text:style-name="P1"><text:s text:c="4"/>Worksheets(1).OLEObjects.Add "Forms.CommandButton.1", _</text:p>
      <text:p text:style-name="P1"><text:s text:c="4"/>Left:=10, Top:=10, Height:=20, Width:=100</text:p>
      <text:p text:style-name="P1">End Sub</text:p>
      <text:p text:style-name="P1">Sub test3()</text:p>
      <text:p text:style-name="P1">Worksheets(1).OLEObjects("CommandButton7"). _</text:p>
      <text:p text:style-name="P1"><text:s text:c="4"/>Object.Caption = "run me now"</text:p>
      <text:p text:style-name="P1">Worksheets(1).OLEObjects("CommandButton7").Left = 10</text:p>
      <text:p text:style-name="P1">Worksheets(1).OLEObjects("CommandButton7").Top = 10</text:p>
      <text:p text:style-name="P1">Worksheets(1).OLEObjects("CommandButton7").Height = 100</text:p>
      <text:p text:style-name="P1">Worksheets(1).OLEObjects("CommandButton7").Width = 100</text:p>
      <text:p text:style-name="P1">End Sub</text:p>
      <text:p text:style-name="P1">Sub test2()</text:p>
      <text:p text:style-name="P1">Set t = Worksheets(1).OLEObjects("CommandButton7").Object</text:p>
      <text:p text:style-name="P1">t.Caption = "test"</text:p>
      <text:p text:style-name="P1">Set t = Worksheets(1).CommandButton7.TopLeftCell</text:p>
      <text:p text:style-name="P1">With ActiveWindow</text:p>
      <text:p text:style-name="P1"><text:s text:c="4"/>.ScrollRow = t.Row</text:p>
      <text:p text:style-name="P1"><text:s text:c="4"/>.ScrollColumn = t.Column</text:p>
      <text:p text:style-name="P1">End With</text:p>
      <text:p text:style-name="P1"><text:soft-page-break/>End Sub</text:p>
      <text:p text:style-name="P1">Sub test4()</text:p>
      <text:p text:style-name="P1">Worksheets(1).OLEObjects.Add "Forms.TextBox.1", _</text:p>
      <text:p text:style-name="P1"><text:s text:c="4"/>Left:=10, Top:=10, Height:=20, Width:=100</text:p>
      <text:p text:style-name="P1">End Sub</text:p>
      <text:p text:style-name="P1">Sub test5()</text:p>
      <text:p text:style-name="P1">Dim tb, i</text:p>
      <text:p text:style-name="P1">i = 3</text:p>
      <text:p text:style-name="P1">tb = "TextBox" &amp; CStr(i)</text:p>
      <text:p text:style-name="P1">Set TextBox = Worksheets(1).OLEObjects(tb).Object</text:p>
      <text:p text:style-name="Standard">TextBox.Text = "Hell"</text:p>
      <text:p text:style-name="Standard">End Sub</text:p>
      <text:p text:style-name="Standard"/>
      <text:p text:style-name="Standard">Sub Schaltfläche1_KlickenSieAuf()</text:p>
      <text:p text:style-name="P1">Worksheets(1).OLEObjects.Add "Forms.CommandButton.1", _</text:p>
      <text:p text:style-name="P1"><text:s text:c="4"/>Left:=10, Top:=10, Height:=20, Width:=100</text:p>
      <text:p text:style-name="P1"><text:s text:c="4"/></text:p>
      <text:p text:style-name="P1">End Sub</text:p>
      <text:p text:style-name="P1"/>
      <text:p text:style-name="P1">Private Sub ComboBox1_Change()</text:p>
      <text:p text:style-name="P1"/>
      <text:p text:style-name="P1">End Sub</text:p>
      <text:p text:style-name="P1"/>
      <text:p text:style-name="P1">Private Sub CommandButton1_Click()</text:p>
      <text:p text:style-name="P1"/>
      <text:p text:style-name="P1">End Sub</text:p>
      <text:p text:style-name="P1"/>
      <text:p text:style-name="P1">Private Sub Label1_Click()</text:p>
      <text:p text:style-name="P1"/>
      <text:p text:style-name="P1">End Sub</text:p>
      <text:p text:style-name="P1"/>
      <text:p text:style-name="P1">Private Sub UserForm_Click()</text:p>
      <text:p text:style-name="P1"/>
      <text:p text:style-name="P1">End Sub</text:p>
      <text:p text:style-name="P1"/>
      <text:p text:style-name="P1"/>
      <text:p text:style-name="P1"/>
      <text:p text:style-name="P14">File: OwnSmCReport_Part2</text:p>
      <text:p text:style-name="P1"/>
      <text:p text:style-name="P1">Public Function z_OpenAndActivateWb(wbname As String, wbpath As String, ByRef Wb As Workbook)</text:p>
      <text:p text:style-name="P1">'Macro generated by Roland.Benz@Syngenta.com (PMEC, Project Management Excellence)</text:p>
      <text:p text:style-name="P1">'Date: 26.9.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oft-page-break/><text:s text:c="8"/>Set Wb = VBA.Interaction.GetObject(wbpath &amp; wbname)</text:p>
      <text:p text:style-name="P1"><text:s text:c="8"/>Wb.Activate</text:p>
      <text:p text:style-name="P1"><text:s text:c="4"/>Else</text:p>
      <text:p text:style-name="P1"><text:s text:c="8"/>Set Wb = Workbooks.Open(wbpath &amp; wbname)</text:p>
      <text:p text:style-name="P1"><text:s text:c="8"/>Wb.Activate</text:p>
      <text:p text:style-name="P1"><text:s text:c="4"/>End If</text:p>
      <text:p text:style-name="P1">End Function</text:p>
      <text:p text:style-name="P1"/>
      <text:p text:style-name="P1">Function z_WorkbookNewOrOpenOrActivate(wbname As String, wbpath As String, ByRef Wb As Workbook)</text:p>
      <text:p text:style-name="P1">'Macro generated by Roland.Benz@Syngenta.com (PMEC, Project Management Excellence)</text:p>
      <text:p text:style-name="P1">'Date: 19.10.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VBA.Interaction.GetObject(wbpath &amp; wbname)</text:p>
      <text:p text:style-name="P1"><text:s text:c="8"/>Wb.Activate</text:p>
      <text:p text:style-name="P1"><text:s text:c="4"/>Else</text:p>
      <text:p text:style-name="P1"><text:s text:c="8"/>On Error GoTo NewWB</text:p>
      <text:p text:style-name="P1"><text:s text:c="8"/>Set Wb = Workbooks.Open(wbpath &amp; wbname)</text:p>
      <text:p text:style-name="P1"><text:s text:c="8"/>Wb.Activate</text:p>
      <text:p text:style-name="P1"><text:s text:c="8"/>On Error GoTo 0</text:p>
      <text:p text:style-name="P1"><text:s text:c="4"/>End If</text:p>
      <text:p text:style-name="P1"><text:s text:c="4"/></text:p>
      <text:p text:style-name="P1">Exit Function</text:p>
      <text:p text:style-name="P1">NewWB:</text:p>
      <text:p text:style-name="P1"><text:s text:c="4"/>Set Wb = Workbooks.Add</text:p>
      <text:p text:style-name="P1"><text:s text:c="4"/>Dim FileFormatValue As Integer</text:p>
      <text:p text:style-name="P1"><text:s text:c="4"/>If wbname &lt;&gt; Empty Then</text:p>
      <text:p text:style-name="P1"><text:s text:c="8"/>Select Case LCase(Right(wbname, Len(wbname) - InStrRev(wbname, ".", , 1)))</text:p>
      <text:p text:style-name="P1"><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 text:c="4"/>Wb.SaveAs Filename:=wbpath &amp; wbname, FileFormat:=FileFormatValue</text:p>
      <text:p text:style-name="P1">End Function</text:p>
      <text:p text:style-name="P1"/>
      <text:p text:style-name="P1">Sub z_ShNewFlatValueCopy(Sh As String, Sh_new As String, Optional Where As String, Optional ByRef Sh_Ref As Worksheet)</text:p>
      <text:p text:style-name="P1">'Macro generated by Roland.Benz@Syngenta.com (PMEC, Project Management Excellence)</text:p>
      <text:p text:style-name="P1">'Date: 26.9.2011</text:p>
      <text:p text:style-name="P1">'Input: Name of the Sh to copy, Name of the new Sh_new, where to place the new Sh_new,</text:p>
      <text:p text:style-name="P1">' before or after some Sh_Ref, at the begin or the end</text:p>
      <text:p text:style-name="P1"><text:s text:c="4"/>Call z_ShAdd(Where, Sh_Ref)</text:p>
      <text:p text:style-name="P1"><text:soft-page-break/><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 text:c="8"/>Sheets(Sh_new).Cells.ClearContents</text:p>
      <text:p text:style-name="P1"><text:s text:c="4"/>End If</text:p>
      <text:p text:style-name="P1"><text:s text:c="4"/>On Error GoTo 0</text:p>
      <text:p text:style-name="P1"><text:s text:c="4"/>Sheets(Sh).Cells.Copy</text:p>
      <text:p text:style-name="P1"><text:s text:c="4"/>Sheets(Sh_new).Select</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Sub</text:p>
      <text:p text:style-name="P1"/>
      <text:p text:style-name="P1">Sub z_ShDelete(Sh As String, Optional ByRef Wb As Workbook)</text:p>
      <text:p text:style-name="P1">'Macro generated by Roland.Benz@Syngenta.com (PMEC, Project Management Excellence)</text:p>
      <text:p text:style-name="P1">'Date: 26.9.2011</text:p>
      <text:p text:style-name="P1">Wb.Activate</text:p>
      <text:p text:style-name="P1">Application.DisplayAlerts = False</text:p>
      <text:p text:style-name="P1">Sheets(Sh).Delete</text:p>
      <text:p text:style-name="P1">Application.DisplayAlerts = True</text:p>
      <text:p text:style-name="P1">End Sub</text:p>
      <text:p text:style-name="P1">Function z_ExcelSessionWindowNormal(Optional ByRef Wb As Workbook)</text:p>
      <text:p text:style-name="P1"><text:s text:c="4"/>'Fenster der Excel session</text:p>
      <text:p text:style-name="P1"><text:s text:c="4"/>If Wb Is Nothing Then</text:p>
      <text:p text:style-name="P1"><text:s text:c="7"/>Application.WindowState = xlNormal</text:p>
      <text:p text:style-name="P1"><text:s text:c="4"/>Else</text:p>
      <text:p text:style-name="P1"><text:s text:c="8"/>Wb.Application.WindowState = xlNormal</text:p>
      <text:p text:style-name="P1"><text:s text:c="8"/>Wb.Activate</text:p>
      <text:p text:style-name="P1"><text:s text:c="4"/>End If</text:p>
      <text:p text:style-name="P1">End Function</text:p>
      <text:p text:style-name="P1"/>
      <text:p text:style-name="P1">Sub z_ExcelSessionWindowMoveAndResize(Optional ByRef Wb As Workbook, _</text:p>
      <text:p text:style-name="P1"><text:s text:c="12"/>Optional top As Variant, Optional left As Variant, _</text:p>
      <text:p text:style-name="P1"><text:s text:c="12"/>Optional width As Variant, Optional height As Variant)</text:p>
      <text:p text:style-name="P1"><text:s text:c="4"/>If Wb Is Nothing Then</text:p>
      <text:p text:style-name="P1"><text:s text:c="8"/>If top &lt;&gt; Empty Then</text:p>
      <text:p text:style-name="P1"><text:s text:c="12"/>Application.top = top</text:p>
      <text:p text:style-name="P1"><text:s text:c="8"/>End If</text:p>
      <text:p text:style-name="P1"><text:s text:c="8"/>If left &lt;&gt; Empty Then</text:p>
      <text:p text:style-name="P1"><text:s text:c="12"/>Application.left = left</text:p>
      <text:p text:style-name="P1"><text:s text:c="8"/>End If</text:p>
      <text:p text:style-name="P1"><text:s text:c="8"/>If width &lt;&gt; Empty Then</text:p>
      <text:p text:style-name="P1"><text:s text:c="12"/>Application.width = width</text:p>
      <text:p text:style-name="P1"><text:s text:c="8"/>End If</text:p>
      <text:p text:style-name="P1"><text:s text:c="8"/>If height &lt;&gt; Empty Then</text:p>
      <text:p text:style-name="P1"><text:s text:c="12"/>Application.height = height</text:p>
      <text:p text:style-name="P1"><text:s text:c="8"/>End If</text:p>
      <text:p text:style-name="P1"><text:s text:c="4"/>Else</text:p>
      <text:p text:style-name="P1"><text:s text:c="8"/>If top &lt;&gt; Empty Then</text:p>
      <text:p text:style-name="P1"><text:soft-page-break/><text:s text:c="12"/>Wb.Application.top = CInt(top)</text:p>
      <text:p text:style-name="P1"><text:s text:c="8"/>End If</text:p>
      <text:p text:style-name="P1"><text:s text:c="8"/>If left &lt;&gt; Empty Then</text:p>
      <text:p text:style-name="P1"><text:s text:c="12"/>Wb.Application.left = CInt(left)</text:p>
      <text:p text:style-name="P1"><text:s text:c="8"/>End If</text:p>
      <text:p text:style-name="P1"><text:s text:c="8"/>If width &lt;&gt; Empty Then</text:p>
      <text:p text:style-name="P1"><text:s text:c="12"/>Wb.Application.width = CInt(width)</text:p>
      <text:p text:style-name="P1"><text:s text:c="8"/>End If</text:p>
      <text:p text:style-name="P1"><text:s text:c="8"/>If height &lt;&gt; Empty Then</text:p>
      <text:p text:style-name="P1"><text:s text:c="12"/>Wb.Application.height = CInt(height)</text:p>
      <text:p text:style-name="P1"><text:s text:c="8"/>End If</text:p>
      <text:p text:style-name="P1"><text:s text:c="4"/>End If</text:p>
      <text:p text:style-name="P1">End Sub</text:p>
      <text:p text:style-name="P1"/>
      <text:p text:style-name="P1">Function z_ShNew(Sh As String, Optional Where As String, Optional ByRef Sh_Ref As Worksheet, Optional ByRef Wb As Workbook)</text:p>
      <text:p text:style-name="P1">'Macro generated by Roland.Benz@Syngenta.com (PMEC, Project Management Excellence)</text:p>
      <text:p text:style-name="P1">'Date: 26.9.2011</text:p>
      <text:p text:style-name="P1">'Input: Name of the new Sh, where to place the new Sh, before or after some Sh_Ref, at the begin or the end</text:p>
      <text:p text:style-name="P1">On Error Resume Next</text:p>
      <text:p text:style-name="P1">WorksheetExists = (Sheets(Sh).Name &lt;&gt; "")</text:p>
      <text:p text:style-name="P1">On Error GoTo 0</text:p>
      <text:p text:style-name="P1">If WorksheetExists = False Then</text:p>
      <text:p text:style-name="P1"><text:s text:c="4"/>Call z_ShAdd(Where, Sh_Ref)</text:p>
      <text:p text:style-name="P1"><text:s text:c="4"/>ActiveSheet.Name = Sh 'Worksheets.Add(Before:=Worksheets(1)).Name = Sh</text:p>
      <text:p text:style-name="P1">End If</text:p>
      <text:p text:style-name="P1">'Clear contents</text:p>
      <text:p text:style-name="P1">Sheets(Sh).Activate</text:p>
      <text:p text:style-name="P1">ActiveSheet.Cells.Select</text:p>
      <text:p text:style-name="P1">Selection.ClearContents</text:p>
      <text:p text:style-name="P1">'Format</text:p>
      <text:p text:style-name="P1">Sheets(Sh).Columns.ColumnWidth = 20</text:p>
      <text:p text:style-name="P1">Sheets(Sh).Rows.RowHeight = 15</text:p>
      <text:p text:style-name="P1">End Function</text:p>
      <text:p text:style-name="P1"/>
      <text:p text:style-name="P1">Function z_ShAdd(Optional Where As String, Optional ByRef Sh_Ref As Worksheet)</text:p>
      <text:p text:style-name="P1">'Macro generated by Roland.Benz@Syngenta.com (PMEC, Project Management Excellence)</text:p>
      <text:p text:style-name="P1">'Date: 26.9.2011</text:p>
      <text:p text:style-name="P1">'Input: where to place the added Sh, before or after some Sh_Ref, at the begin or the end</text:p>
      <text:p text:style-name="P1">If Not Sh_Ref Is Nothing Then</text:p>
      <text:p text:style-name="P1"><text:s text:c="4"/>If Where = ("Before:=") Then</text:p>
      <text:p text:style-name="P1"><text:s text:c="8"/>Sheets.Add Sh_Ref</text:p>
      <text:p text:style-name="P1"><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oft-page-break/><text:s text:c="4"/>Else</text:p>
      <text:p text:style-name="P1"><text:s text:c="8"/>Sheets.Add Before:=Sheets(1)</text:p>
      <text:p text:style-name="P1"><text:s text:c="4"/>End If</text:p>
      <text:p text:style-name="P1">End If</text:p>
      <text:p text:style-name="P1">End Function</text:p>
      <text:p text:style-name="P1"/>
      <text:p text:style-name="P1">Public Function z_GetColumnIndex(ByRef SearchString As String, SearchRow As Integer, _</text:p>
      <text:p text:style-name="P1"><text:s text:c="8"/>Optional Sh As String, Optional ByRef Wb As Workbook) As Long</text:p>
      <text:p text:style-name="P1">'Macro generated by Roland.Benz@Syngenta.com (PMEC, Project Management Excellence)</text:p>
      <text:p text:style-name="P1">'Output datatype change from Variant</text:p>
      <text:p text:style-name="P1">Dim CellIndexStr As String 'In R1C1 Format</text:p>
      <text:p text:style-name="P1">Dim CellIndexArr() As String 'Splited R1C1 Format</text:p>
      <text:p text:style-name="P1">Dim ColIndex As Integer</text:p>
      <text:p text:style-name="P1">'Activate the right Wb and Sh</text:p>
      <text:p text:style-name="P1">On Error GoTo OptionalArgument:</text:p>
      <text:p text:style-name="P1">Wb.Activate</text:p>
      <text:p text:style-name="P1">On Error GoTo 0</text:p>
      <text:p text:style-name="P1">Sheets(Sh).Activate</text:p>
      <text:p text:style-name="P1">'find column name</text:p>
      <text:p text:style-name="P1">On Error GoTo NameExpectedNotExistent:</text:p>
      <text:p text:style-name="P1">Rows(SearchRow).Find(What:=SearchString, LookAt:=xlWhole).Select</text:p>
      <text:p text:style-name="P1">On Error GoTo 0</text:p>
      <text:p text:style-name="P1">'find column index</text:p>
      <text:p text:style-name="P1">CellIndexStr = ActiveCell.Address(ReferenceStyle:=xlR1C1)</text:p>
      <text:p text:style-name="P1">CellIndexArr = Split(CellIndexStr, "C")</text:p>
      <text:p text:style-name="P1">ColIndex = CInt(CellIndexArr(1))</text:p>
      <text:p text:style-name="P1">'0utput</text:p>
      <text:p text:style-name="P1">z_GetColumnIndex = ColIndex</text:p>
      <text:p text:style-name="P1">Exit Function</text:p>
      <text:p text:style-name="P1">OptionalArgument:</text:p>
      <text:p text:style-name="P1">Resume Next</text:p>
      <text:p text:style-name="P1">NameExpectedNotExistent:</text:p>
      <text:p text:style-name="P1"><text:s text:c="4"/>ColIndex = 0</text:p>
      <text:p text:style-name="P1"><text:s text:c="4"/>z_GetColumnIndex = ColIndex</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Function z_ColSize(SearchRow As Long, Optional Sh As String, Optional ByRef Wb As Workbook) As Long</text:p>
      <text:p text:style-name="P1">'Macro generated by Roland.Benz@Syngenta.com (PMEC, Project Management Excellence)</text:p>
      <text:p text:style-name="P1">'Date: 26.9.2011</text:p>
      <text:p text:style-name="P1"><text:soft-page-break/>'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Cells(SearchRow, 16384)), Cells(SearchRow, 16384).End(xlToLeft).Column, 16384)</text:p>
      <text:p text:style-name="P1">End Function</text:p>
      <text:p text:style-name="P1"/>
      <text:p text:style-name="P1">Function z_CopyRange(Sh_from As String, Range_from As Range, Sh_to As String, Cell_to As Range)</text:p>
      <text:p text:style-name="P1"/>
      <text:p text:style-name="P1">End Function</text:p>
      <text:p text:style-name="P1"/>
      <text:p text:style-name="P1">Function z_CopyRow(Sh_from As String, Row_from As Long, Sh_to As String, Row_to As Long)</text:p>
      <text:p text:style-name="P1"><text:s text:c="4"/>Sheets(Sh_from).Activate</text:p>
      <text:p text:style-name="P1"><text:s text:c="4"/>Sheets(Sh_from).Rows(Row_from).Select</text:p>
      <text:p text:style-name="P1"><text:s text:c="4"/>Selection.Copy</text:p>
      <text:p text:style-name="P1"><text:s text:c="4"/>Sheets(Sh_to).Activate</text:p>
      <text:p text:style-name="P1"><text:s text:c="4"/>Sheets(Sh_to).Rows(Row_to).Select</text:p>
      <text:p text:style-name="P1"><text:s text:c="4"/>Selection.PasteSpecial Paste:=xlPasteValues, Operation:=xlNone, SkipBlanks _</text:p>
      <text:p text:style-name="P1"><text:s text:c="8"/>:=False, Transpose:=False</text:p>
      <text:p text:style-name="P1">End Function</text:p>
      <text:p text:style-name="P1"/>
      <text:p text:style-name="P1">Function z_InsertRow(Sh_from As String, Row_from As Long, Sh_to As String, Row_to As Long)</text:p>
      <text:p text:style-name="P1"><text:s text:c="4"/>Sheets(Sh_from).Activate</text:p>
      <text:p text:style-name="P1"><text:s text:c="4"/>Sheets(Sh_from).Rows(Row_from).Select</text:p>
      <text:p text:style-name="P1"><text:s text:c="4"/>Selection.Copy</text:p>
      <text:p text:style-name="P1"><text:s text:c="4"/>Sheets(Sh_to).Activate</text:p>
      <text:p text:style-name="P1"><text:s text:c="4"/>Sheets(Sh_to).Rows(Row_to).Select</text:p>
      <text:p text:style-name="P1"><text:s text:c="4"/>Selection.Insert Shift:=xlDown</text:p>
      <text:p text:style-name="P1">End Function</text:p>
      <text:p text:style-name="P1"/>
      <text:p text:style-name="P1">Function z_CopyColumn(Sh_from As String, Col_from As Long, Sh_to As String, Col_to As Long)</text:p>
      <text:p text:style-name="P1"><text:s text:c="4"/>Sheets(Sh_from).Activate</text:p>
      <text:p text:style-name="P1"><text:s text:c="4"/>Sheets(Sh_from).Columns(Col_from).Select</text:p>
      <text:p text:style-name="P1"><text:s text:c="4"/>Selection.Copy</text:p>
      <text:p text:style-name="P1"><text:s text:c="4"/>Sheets(Sh_to).Activate</text:p>
      <text:p text:style-name="P1"><text:s text:c="4"/>Sheets(Sh_to).Columns(Col_to).Select</text:p>
      <text:p text:style-name="P1"><text:s text:c="4"/>Selection.PasteSpecial Paste:=xlPasteValues, Operation:=xlNone, SkipBlanks _</text:p>
      <text:p text:style-name="P1"><text:s text:c="8"/>:=False, Transpose:=False</text:p>
      <text:p text:style-name="P1">End Function</text:p>
      <text:p text:style-name="P1"/>
      <text:p text:style-name="P1">Function z_InsertColumn(Sh_from As String, Col_from As Long, Sh_to As String, Col_to As Long)</text:p>
      <text:p text:style-name="P1"><text:s text:c="4"/>Sheets(Sh_from).Activate</text:p>
      <text:p text:style-name="P1"><text:s text:c="4"/>Sheets(Sh_from).Columns(Col_from).Select</text:p>
      <text:p text:style-name="P1"><text:s text:c="4"/>Selection.Copy</text:p>
      <text:p text:style-name="P1"><text:s text:c="4"/>Sheets(Sh_to).Activate</text:p>
      <text:p text:style-name="P1"><text:s text:c="4"/>Sheets(Sh_to).Columns(Col_to).Select</text:p>
      <text:p text:style-name="P1"><text:s text:c="4"/>Selection.Insert Shift:=xlToRight, CopyOrigin:=xlFormatFromLeftOrAbove</text:p>
      <text:p text:style-name="P1">End Function</text:p>
      <text:p text:style-name="P1"/>
      <text:p text:style-name="P1">Function z_InsertEmptyCols(Sh As String, NofCols As Integer, Col_to As Long)</text:p>
      <text:p text:style-name="P1"><text:s text:c="4"/>Sheets(Sh).Columns(Col_to).Select</text:p>
      <text:p text:style-name="P1"><text:soft-page-break/><text:s text:c="4"/>For Iter = 1 To NofCols</text:p>
      <text:p text:style-name="P1"><text:s text:c="8"/>Selection.Insert Shift:=xlToRight, CopyOrigin:=xlFormatFromLeftOrAbove</text:p>
      <text:p text:style-name="P1"><text:s text:c="4"/>Next Iter</text:p>
      <text:p text:style-name="P1">End Function</text:p>
      <text:p text:style-name="P1"/>
      <text:p text:style-name="P1">Function z_InsertEmptyRows(Sh As String, NofRows As Integer, Row_to As Long)</text:p>
      <text:p text:style-name="P1"><text:s text:c="4"/>Sheets(Sh).Rows(Row_to).Select</text:p>
      <text:p text:style-name="P1"><text:s text:c="4"/>For Iter = 1 To NofRows</text:p>
      <text:p text:style-name="P1"><text:s text:c="8"/>Selection.Insert Shift:=xlDown, CopyOrigin:=xlFormatFromLeftOrAbove</text:p>
      <text:p text:style-name="P1"><text:s text:c="4"/>Next Iter</text:p>
      <text:p text:style-name="P1">End Function</text:p>
      <text:p text:style-name="P1"/>
      <text:p text:style-name="P1">Function z_ClearRowContents(Sh As String, Row As Long)</text:p>
      <text:p text:style-name="P1"><text:s text:c="4"/>Sheets(Sh).Rows(Row).Select</text:p>
      <text:p text:style-name="P1"><text:s text:c="4"/>Selection.ClearContents</text:p>
      <text:p text:style-name="P1">End Function</text:p>
      <text:p text:style-name="P1"/>
      <text:p text:style-name="P1">Function z_ClearColContents(Sh As String, Col As Long)</text:p>
      <text:p text:style-name="P1"><text:s text:c="4"/>Sheets(Sh).Columns(Col).Select</text:p>
      <text:p text:style-name="P1"><text:s text:c="4"/>Selection.ClearContents</text:p>
      <text:p text:style-name="P1">End Function</text:p>
      <text:p text:style-name="P1"><text:s text:c="4"/></text:p>
      <text:p text:style-name="P1">Function z_DeleteRowsOfNotEmptyCells(Sh As String, Col As Long, FirstRow As Long)</text:p>
      <text:p text:style-name="P1"><text:s text:c="4"/>RowSize = z_RowSize(1, Sh)</text:p>
      <text:p text:style-name="P1"><text:s text:c="4"/>For Row = FirstRow To RowSize</text:p>
      <text:p text:style-name="P1"><text:s text:c="8"/>Sheets(Sh).Cells(Row, Col).EntireRow.Select</text:p>
      <text:p text:style-name="P1"><text:s text:c="8"/>If Sheets(Sh).Cells(Row, Col) &lt;&gt; Empty Then</text:p>
      <text:p text:style-name="P1"><text:s text:c="12"/>Sheets(Sh).Cells(Row, Col).EntireRow.Delete</text:p>
      <text:p text:style-name="P1"><text:s text:c="12"/>Row = Row - 1</text:p>
      <text:p text:style-name="P1"><text:s text:c="8"/>End If</text:p>
      <text:p text:style-name="P1"><text:s text:c="4"/>Next Row</text:p>
      <text:p text:style-name="P1">End Function</text:p>
      <text:p text:style-name="P1"/>
      <text:p text:style-name="P1">Function z_DeleteRows(Sh As String, Row_from As Long, Row_to As Long)</text:p>
      <text:p text:style-name="P1"><text:s text:c="4"/>Cells(Row_from, 1).Select</text:p>
      <text:p text:style-name="P1"><text:s text:c="4"/>For Row = Row_from To Row_to</text:p>
      <text:p text:style-name="P1"><text:s text:c="8"/>Sheets(Sh).Rows(Row_from).EntireRow.Delete</text:p>
      <text:p text:style-name="P1"><text:s text:c="4"/>Next Row</text:p>
      <text:p text:style-name="P1">End Function</text:p>
      <text:p text:style-name="P1"/>
      <text:p text:style-name="P1">Sub test23()</text:p>
      <text:p text:style-name="P1"><text:s text:c="4"/>Call z_DeleteRows("RD_MasterDataSet_1", 5, 7)</text:p>
      <text:p text:style-name="P1">End Sub</text:p>
      <text:p text:style-name="P1"/>
      <text:p text:style-name="P1">Function z_Sort(Sh As String, Col1 As Long, Col2 As Long)</text:p>
      <text:p text:style-name="P1"><text:s text:c="4"/>RowSize = z_RowSize(1, Sh)</text:p>
      <text:p text:style-name="P1"><text:s text:c="4"/>ColSize = z_ColSize(1, Sh)</text:p>
      <text:p text:style-name="P1"><text:s text:c="4"/>Sheets(Sh).Sort.SortFields.Clear</text:p>
      <text:p text:style-name="P1"><text:s text:c="4"/>Sheets(Sh).Sort.SortFields.Add Key:=Range(Cells(2, Col1), Cells(RowSize, Col1)), _</text:p>
      <text:p text:style-name="P1"><text:s text:c="16"/>SortOn:=xlSortOnValues, Order:=xlAscending, DataOption:=xlSortNormal</text:p>
      <text:p text:style-name="P1"><text:s text:c="4"/>Sheets(Sh).Sort.SortFields.Add Key:=Range(Cells(2, Col2), Cells(RowSize, Col2)), _</text:p>
      <text:p text:style-name="P1"><text:s text:c="16"/>SortOn:=xlSortOnValues, Order:=xlAscending, DataOption:=xlSortNormal</text:p>
      <text:p text:style-name="P1"><text:s text:c="4"/>With ActiveWorkbook.Worksheets(Sh).Sort</text:p>
      <text:p text:style-name="P1"><text:soft-page-break/><text:s text:c="8"/>.SetRange Range(Cells(1, 1), Cells(RowSize, ColSize))</text:p>
      <text:p text:style-name="P1"><text:s text:c="8"/>.Header = xlYes</text:p>
      <text:p text:style-name="P1"><text:s text:c="8"/>.MatchCase = False</text:p>
      <text:p text:style-name="P1"><text:s text:c="8"/>.Orientation = xlTopToBottom</text:p>
      <text:p text:style-name="P1"><text:s text:c="8"/>.SortMethod = xlPinYin</text:p>
      <text:p text:style-name="P1"><text:s text:c="8"/>.Apply</text:p>
      <text:p text:style-name="P1"><text:s text:c="4"/>End With</text:p>
      <text:p text:style-name="P1">End Function</text:p>
      <text:p text:style-name="P1"/>
      <text:p text:style-name="P1">Function z_WorkbookSave(Wb As Workbook)</text:p>
      <text:p text:style-name="P1"><text:s text:c="4"/>Wb.Save</text:p>
      <text:p text:style-name="P1">End Function</text:p>
      <text:p text:style-name="P1"/>
      <text:p text:style-name="P1">Function z_LastWrittenRow(Optional Sh As String, Optional StopAtCol As Long, Optional ByRef Wb As Workbook) As Long</text:p>
      <text:p text:style-name="P1">'Macro generated by Roland.Benz@Syngenta.com (PMEC, Project Management Excellence)</text:p>
      <text:p text:style-name="P1">'Date: 11.10.2011</text:p>
      <text:p text:style-name="P1">'Input: All Columns, Output: last written column</text:p>
      <text:p text:style-name="P1">'FirstEmptyCol = z_FirstEmptyCol()</text:p>
      <text:p text:style-name="P1">Dim RowSize_max As Long: RowSize_max = 0</text:p>
      <text:p text:style-name="P1">Dim RowSize_col As Long: RowSize_col = 0</text:p>
      <text:p text:style-name="P1">Dim AllCols As Long: AllCols = 16384</text:p>
      <text:p text:style-name="P1">Dim Col As Long</text:p>
      <text:p text:style-name="P1">'Optional input</text:p>
      <text:p text:style-name="P1">If StopAtCol = 0 Then</text:p>
      <text:p text:style-name="P1"><text:s text:c="4"/>StopAtCol = AllCols</text:p>
      <text:p text:style-name="P1">End If</text:p>
      <text:p text:style-name="P1">For Col = 1 To StopAtCol</text:p>
      <text:p text:style-name="P1"><text:s text:c="4"/>RowSize_col = z_RowSize(Col, Sh)</text:p>
      <text:p text:style-name="P1"><text:s text:c="4"/>If RowSize_col &gt; RowSize_max Then</text:p>
      <text:p text:style-name="P1"><text:s text:c="8"/>RowSize_max = RowSize_col</text:p>
      <text:p text:style-name="P1"><text:s text:c="4"/>End If</text:p>
      <text:p text:style-name="P1">Next Col</text:p>
      <text:p text:style-name="P1">z_LastWrittenRow = RowSize_max</text:p>
      <text:p text:style-name="P1">End Function</text:p>
      <text:p text:style-name="P1"/>
      <text:p text:style-name="P1">Function z_MoveSheetFromWb1ToWb2(Sh_from As String, Wb_from As Workbook, Wb_to As Workbook, Where As String)</text:p>
      <text:p text:style-name="P1"><text:s text:c="4"/>Windows(Wb_from.Name).Activate</text:p>
      <text:p text:style-name="P1"><text:s text:c="4"/>Sheets(Sh_from).Activate</text:p>
      <text:p text:style-name="P1"><text:s text:c="4"/>Sheets(Sh_from).Move Before:=Wb_to.Sheets(1)</text:p>
      <text:p text:style-name="P1">End Function</text:p>
      <text:p text:style-name="P1"/>
      <text:p text:style-name="P1">Function z_MoveWbSheetsIntoAnotherWb(Wb_ref As Workbook)</text:p>
      <text:p text:style-name="P1"><text:s text:c="4"/>Dim Wb As Workbook</text:p>
      <text:p text:style-name="P1"><text:s text:c="4"/>For Each Wb In Wb_ref.Application.Workbooks ' Workbooks</text:p>
      <text:p text:style-name="P1"><text:s text:c="8"/>'move all Windows to Wb_ref</text:p>
      <text:p text:style-name="P1"><text:s text:c="8"/>If Wb.Name &lt;&gt; Wb_ref.Name Then</text:p>
      <text:p text:style-name="P1"><text:s text:c="12"/>If Wb.Name &lt;&gt; "PERSONAL.XLSB" Then</text:p>
      <text:p text:style-name="P1"><text:s text:c="16"/>If Wb.Name &lt;&gt; "API _VBA_GenerateSmartchoiceReports.xlsb" Then</text:p>
      <text:p text:style-name="P1"><text:s text:c="20"/>Windows(Wb.Name).Activate</text:p>
      <text:p text:style-name="P1"><text:s text:c="20"/>Sheets(left(Wb.Name, 31)).Select</text:p>
      <text:p text:style-name="P1"><text:s text:c="20"/>Sheets(left(Wb.Name, 31)).Move After:=Wb_ref.Sheets(Sheets.Count)</text:p>
      <text:p text:style-name="P1"><text:soft-page-break/><text:s text:c="16"/>End If</text:p>
      <text:p text:style-name="P1"><text:s text:c="12"/>End If</text:p>
      <text:p text:style-name="P1"><text:s text:c="8"/>End If</text:p>
      <text:p text:style-name="P1"><text:s text:c="4"/>Next</text:p>
      <text:p text:style-name="P1"><text:s text:c="4"/>'For Each Wb In Wb_ref.Application.Workbooks</text:p>
      <text:p text:style-name="P1"><text:s text:c="4"/>' <text:s text:c="3"/>If Wb.Name = "PERSONAL.XLSB" Then</text:p>
      <text:p text:style-name="P1"><text:s text:c="4"/>' <text:s text:c="7"/>Windows(Wb.Name).Visible = False</text:p>
      <text:p text:style-name="P1"><text:s text:c="4"/>' <text:s text:c="3"/>End If</text:p>
      <text:p text:style-name="P1"><text:s text:c="4"/>'Next</text:p>
      <text:p text:style-name="P1">End Function</text:p>
      <text:p text:style-name="P1"/>
      <text:p text:style-name="P1">Sub test()</text:p>
      <text:p text:style-name="P1">Dim ColStart As Long</text:p>
      <text:p text:style-name="P1">ColStart = z_ColSize(1, "RD_MasterDataSet_5") + 1</text:p>
      <text:p text:style-name="P1">Call z_AddColNames(Array("Test1", "Test2"), "RD_MasterDataSet_5", 1)</text:p>
      <text:p text:style-name="P1">End Sub</text:p>
      <text:p text:style-name="P1"/>
      <text:p text:style-name="P1">Function z_AddColNames(ByRef ColNames As Variant, Optional Sh As String, Optional Row As Integer = 1, Optional Col_Start As Long, Optional ByRef Wb As Workbook)</text:p>
      <text:p text:style-name="P1">'Procedure generated by Roland.Benz@Syngenta.com (PMEC, Project Management Excellence)</text:p>
      <text:p text:style-name="P1">If Col_Start = 0 Then</text:p>
      <text:p text:style-name="P1"><text:s text:c="4"/>Size_ColNames = UBound(ColNames)</text:p>
      <text:p text:style-name="P1"><text:s text:c="4"/>For j = Col_Start To Size_ColNames</text:p>
      <text:p text:style-name="P1"><text:s text:c="8"/>Cells(Row, j + 1) = ColNames(j)</text:p>
      <text:p text:style-name="P1"><text:s text:c="4"/>Next j</text:p>
      <text:p text:style-name="P1">Else</text:p>
      <text:p text:style-name="P1"><text:s text:c="4"/>Size_ColNames = UBound(ColNames) + Col_Start</text:p>
      <text:p text:style-name="P1"><text:s text:c="4"/>For j = Col_Start To Size_ColNames</text:p>
      <text:p text:style-name="P1"><text:s text:c="8"/>Cells(Row, j) = ColNames(j - Col_Start)</text:p>
      <text:p text:style-name="P1"><text:s text:c="4"/>Next j</text:p>
      <text:p text:style-name="P1">End If</text:p>
      <text:p text:style-name="P1">Cells.Select</text:p>
      <text:p text:style-name="P1">'Selection.EntireColumn.AutoFit</text:p>
      <text:p text:style-name="P1">Selection.ColumnWidth = 20</text:p>
      <text:p text:style-name="P1">End Function</text:p>
      <text:p text:style-name="P1"/>
      <text:p text:style-name="P1">Sub z_ChgFmt_CostCols(Sh As String, FromCol As Long, ToCol As Long)</text:p>
      <text:p text:style-name="P1">'Macro generated by Roland.Benz@Syngenta.com (PMEC, Project Management Excellence)</text:p>
      <text:p text:style-name="P1">'Date: 27.9.2011</text:p>
      <text:p text:style-name="P1">Sheets(Sh).Select</text:p>
      <text:p text:style-name="P1">RowSize = z_RowSize(1, Sh)</text:p>
      <text:p text:style-name="P1">Range(Cells(2, FromCol), Cells(RowSize, ToCol)).Select</text:p>
      <text:p text:style-name="P1">'Rows("1:1").Find(What:="EtcTrialsFullCosts2010", LookAt:=xlWhole).Select</text:p>
      <text:p text:style-name="P1">'Range(ActiveCell.End(xlToRight).Offset(1, -2), ActiveCell.End(xlDown)).Select 'offset?</text:p>
      <text:p text:style-name="P1">'Range(ActiveCell.End(xlToRight), ActiveCell.End(xlDown)).Select</text:p>
      <text:p text:style-name="P1"><text:s text:c="4"/>Selection.NumberFormat = "#,##0"</text:p>
      <text:p text:style-name="P1"><text:s text:c="4"/>Selection.Replace What:=".", Replacement:=".", LookAt:=xlPart, _</text:p>
      <text:p text:style-name="P1"><text:s text:c="8"/>SearchOrder:=xlByRows, MatchCase:=False, SearchFormat:=False, _</text:p>
      <text:p text:style-name="P1"><text:s text:c="8"/>ReplaceFormat:=False</text:p>
      <text:p text:style-name="P1"><text:s text:c="4"/>Selection.ColumnWidth = 25</text:p>
      <text:p text:style-name="P1">End Sub</text:p>
      <text:p text:style-name="P1"/>
      <text:p text:style-name="P1"/>
      <text:p text:style-name="P1"><text:soft-page-break/>Sub Run()</text:p>
      <text:p text:style-name="P1"><text:s text:c="4"/>'***************************************</text:p>
      <text:p text:style-name="P1"><text:s text:c="4"/>'Open and activate an Excel workbook (and session)</text:p>
      <text:p text:style-name="P1"><text:s text:c="4"/>Dim Wb As Workbook</text:p>
      <text:p text:style-name="P1"><text:s text:c="4"/>Dim wbpath As String</text:p>
      <text:p text:style-name="P1"><text:s text:c="4"/>Dim wbname As String</text:p>
      <text:p text:style-name="P1"><text:s text:c="4"/>wbpath = "C:\Users\t740698\Desktop\"</text:p>
      <text:p text:style-name="P1"><text:s text:c="4"/>wbname = "SmC_Download" &amp; "_" &amp; VBA.DateTime.Day(Now()) &amp; "_" &amp; _</text:p>
      <text:p text:style-name="P1"><text:s text:c="8"/>VBA.DateTime.Month(Now()) &amp; "_" &amp; VBA.DateTime.Year(Now()) &amp; ".xlsb"</text:p>
      <text:p text:style-name="P1"><text:s text:c="4"/>Call z_OpenAndActivateWb(wbname, wbpath, Wb)</text:p>
      <text:p text:style-name="P1"><text:s text:c="4"/>'***************************************</text:p>
      <text:p text:style-name="P1"><text:s text:c="4"/>'move and resize excel session</text:p>
      <text:p text:style-name="P1"><text:s text:c="4"/>Call z_ExcelSessionWindowNormal(Wb)</text:p>
      <text:p text:style-name="P1"><text:s text:c="4"/>Call z_ExcelSessionWindowMoveAndResize(mywb, "0", "0", "700", "600")</text:p>
      <text:p text:style-name="P1"><text:s text:c="4"/>'***************************************</text:p>
      <text:p text:style-name="P1"><text:s text:c="4"/>'Add and prepare the master dataset</text:p>
      <text:p text:style-name="P1"><text:s text:c="4"/>Call z_ShNew("Log_1", "Begin")</text:p>
      <text:p text:style-name="P1"><text:s text:c="4"/>Call z_ShNew("RD_MasterDataSet_1", "Begin")</text:p>
      <text:p text:style-name="P1"><text:s text:c="4"/>Dim ShMaster_ColNames As Variant</text:p>
      <text:p text:style-name="P1"><text:s text:c="4"/>ShMaster_ColNames = Array( _</text:p>
      <text:p text:style-name="P1"><text:s text:c="8"/>"PiIdentifier", "ActivityIdentifier", "SyngentaPortfolioLevel1", "SyngentaPortfolioLevel2", "PIPortfolioLevel3", "SyngentaPortfolio", "SyngentaProgram", "IsConfidential", "PiStatus", "PortfolioType", "PiSubType", "PiTitle", "PiManager", "PiSponsor", "PiResponsibility", "PiLabel", "PiStage", "LastGatePassed", "PiScope", "PiCustomer", "PiInvestmentCategory", "PiMarketSegment", "PiIndicatorSchedule", "PiIndicatorBudget", "PiIndicatorScope", "PiIndicatorQuality", "ReasonForDeviationScope", "ReasonForDeviationSchedule", "ReasonForDeviationQuality", _</text:p>
      <text:p text:style-name="P1"><text:s text:c="8"/>"ReasonForDeviationBudget", "PiLeadAi", "ListOfPiGrouping", "PiListOfActiveIngredients", "PiListOfCrops", "PiListOfCropsGroup", "PiListOfRegions", "PiListOfCountries", "PiGeography", "PiListOfProductFunctions", "PiPurchaseOrder", "PlanningItemName", "ActivityDescription", "ActivityType", "TaskTitle", "ListOfTaskCustomers", "Customer %", "TaskLocation", "TaskStatus", "WbsElement", "TaskContact", "ActivityComment", "LegacyTaskIdentifier", "Duration", "ExpectedFinishExport", "PlannedStart", "PlannedFinishExport", "ActualStart", "ActualFinishExport", "StartNoEarlierThan", _</text:p>
      <text:p text:style-name="P1"><text:s text:c="8"/>"FinishNoLaterThanExport", "AssignedResourcesWithLoad", "AssignedResourcesWithRate", "ResourceGroupDescription", "ResourceDescription", "RoleDescrioption", "TotalNpv", "SalesPeak", "BcRequired", "EtcTrialsFullCosts2010", "EtcTrialsFullCosts2011", "EtcTrialsFullCosts2012", "EtcTrialsFullCosts2013", "EtcTrialsFullCosts2014", "EtcTrialsFullCosts", "EtcSdFullCosts2010", "EtcSdFullCosts2011", "EtcSdFullCosts2012", "EtcSdFullCosts2013", "EtcSdFullCosts2014", "EtcSdFullCosts", "EtcOther2010", "EtcOther2011", "EtcOther2012", "EtcOther2013", "EtcOther2014", "EtcOther", "EtcFullCosts2010", "EtcFullCosts2011", "EtcFullCosts2012", _</text:p>
      <text:p text:style-name="P1"><text:s text:c="8"/>"EtcFullCosts2013", "EtcFullCosts2014", "EtcFullCosts", "EtcExt2010", "EtcExt2011", "EtcExt2012", "EtcExt2013", "EtcExt2014", "EtcExt", "EtcTrials2010", "EtcTrials2011", "EtcTrials2012", "EtcTrials2013", "EtcTrials2014", "EtcTrials", "EtcSd2010", "EtcSd2011", "EtcSd2012", "EtcSd2013", "EtcSd2014", "EtcSd", "EacTrialsFullCosts2010", "EacTrialsFullCosts2011", "EacTrialsFullCosts2012", "EacTrialsFullCosts2013", "EacTrialsFullCosts2014", "EacTrialsFullCosts", "EacSdFullCosts2010", "EacSdFullCosts2011", "EacSdFullCosts2012", _</text:p>
      <text:p text:style-name="P1"><text:s text:c="8"/>"EacSdFullCosts2013", "EacSdFullCosts2014", "EacSdFullCosts", "EacOther2010", "EacOther2011", "EacOther2012", "EacOther2013", "EacOther2014", "EacOther", "EacFullCosts2010", "EacFullCosts2011", "EacFullCosts2012", "EacFullCosts2013", "EacFullCosts2014", "EacFullCosts", "EacExt2010", "EacExt2011", "EacExt2012", "EacExt2013", "EacExt2014", "EacExt", "EacTrials2010", "EacTrials2011", "EacTrials2012", "EacTrials2013", "EacTrials2014", "EacTrials", "EacSd2010", "EacSd2011", "EacSd2012", _</text:p>
      <text:p text:style-name="P1"><text:soft-page-break/><text:s text:c="8"/>"EacSd2013", "EacSd2014", "EacSd", "AcTrialsFullCosts2010", "AcTrialsFullCosts2011", "AcTrialsFullCosts2012", "AcTrialsFullCosts2013", "AcTrialsFullCosts2014", "AcTrialsFullCosts", "AcSdFullCosts2010", "AcSdFullCosts2011", "AcSdFullCosts2012", "AcSdFullCosts2013", "AcSdFullCosts2014", "AcSdFullCosts", "AcOther2010", "AcOther2011", "AcOther2012", "AcOther2013", "AcOther2014", "AcOther", "AcFullCosts2010", "AcFullCosts2011", "AcFullCosts2012", "AcFullCosts2013", "AcFullCosts2014", "AcFullCosts", "AcExt2010", "AcExt2011", "AcExt2012", _</text:p>
      <text:p text:style-name="P1"><text:s text:c="8"/>"AcExt2013", "AcExt2014", "AcExt", "AcTrials2010", "AcTrials2011", "AcTrials2012", "AcTrials2013", "AcTrials2014", "AcTrials", "AcSd2010", "AcSd2011", "AcSd2012", "AcSd2013", "AcSd2014", "AcSd")</text:p>
      <text:p text:style-name="P1"><text:s text:c="4"/>Call z_AddColNames(ShMaster_ColNames, "RD_MasterDataSet1", 1, Wb)</text:p>
      <text:p text:style-name="P1"><text:s text:c="4"/>'***************************************</text:p>
      <text:p text:style-name="P1"><text:s text:c="4"/>'loop over all worksheets</text:p>
      <text:p text:style-name="P1"><text:s text:c="4"/>Dim Sh As Worksheet</text:p>
      <text:p text:style-name="P1"><text:s text:c="4"/>For Each Sh In Wb.Sheets</text:p>
      <text:p text:style-name="P1"><text:s text:c="8"/>'read the data into the master dataset</text:p>
      <text:p text:style-name="P1"><text:s text:c="8"/>z_FillTheMasterDataset (Wb)</text:p>
      <text:p text:style-name="P1"><text:s text:c="4"/>Next Sh</text:p>
      <text:p text:style-name="P1"><text:s text:c="4"/>'***************************************</text:p>
      <text:p text:style-name="P1">End Sub</text:p>
      <text:p text:style-name="P1"/>
      <text:p text:style-name="P1">Function z_FillTheMasterDataset(Wb As Worksheet)</text:p>
      <text:p text:style-name="P1"><text:s text:c="4"/>'***************************************</text:p>
      <text:p text:style-name="P1"><text:s text:c="4"/>'go through Sh_source col E (PiId, ActId, ResId)</text:p>
      <text:p text:style-name="P1"><text:s text:c="4"/>'(if (left(col(E),2))= PI then) write PiId into Sh_target col A</text:p>
      <text:p text:style-name="P1"><text:s text:c="4"/>'(if (left(col(E),2))= PI,WS,TK,MS) write ActId into Sh_target col B</text:p>
      <text:p text:style-name="P1"><text:s text:c="4"/>'(if (left(col(E),2))= empty) write PiId&amp;ActId&amp;ResId into Sh_target col C</text:p>
      <text:p text:style-name="P1"><text:s text:c="4"/>Call z_AddPiIdAndActivityIdAndRessourceId(Sh_source, Sh_target, Col_source, Col_target)</text:p>
      <text:p text:style-name="P1"><text:s text:c="4"/>Call z_FillEmptyCellWithCellValueAbove(Sh_target, Col_target)</text:p>
      <text:p text:style-name="P1"><text:s text:c="4"/>'go through Sh_source col E</text:p>
      <text:p text:style-name="P1"><text:s text:c="4"/>'(if PiId_source=PiId_target then)</text:p>
      <text:p text:style-name="P1"><text:s text:c="4"/>Call z_MapCols_PiId</text:p>
      <text:p text:style-name="P1"><text:s text:c="4"/>'***************************************</text:p>
      <text:p text:style-name="P1"><text:s text:c="4"/>'go through Sh_source col E</text:p>
      <text:p text:style-name="P1"><text:s text:c="4"/>'(if ActId_source=ActId_target then)</text:p>
      <text:p text:style-name="P1"><text:s text:c="4"/>Call z_MapCols_ActId</text:p>
      <text:p text:style-name="P1"><text:s text:c="4"/>'***************************************</text:p>
      <text:p text:style-name="P1"><text:s text:c="4"/>'go through Sh_source col E</text:p>
      <text:p text:style-name="P1"><text:s text:c="4"/>'(if ActId_source=ActId_target then)</text:p>
      <text:p text:style-name="P1"><text:s text:c="4"/>Call z_MapCols_ActId</text:p>
      <text:p text:style-name="P1"><text:s text:c="4"/>'***************************************</text:p>
      <text:p text:style-name="P1"><text:s text:c="4"/>'</text:p>
      <text:p text:style-name="P1"><text:s text:c="4"/>Dim ShPisEAC_ColNamesToMap As Variant</text:p>
      <text:p text:style-name="P1"><text:s text:c="4"/>ShPisEAC_ColNamesToMap = Array( _</text:p>
      <text:p text:style-name="P1"><text:s text:c="4"/>"PIPortfolioLevel3", "SyngentaProgram", "PiStatus", "PortfolioType", "PiSubType", "PiTitle", "PiManager", "PiSponsor", "PiResponsibility", "PiLabel", _</text:p>
      <text:p text:style-name="P1"><text:s text:c="4"/>"PiStage", "LastGatePassed", "PiScope", "PiCustomer", "PiInvestmentCategory", "PiMarketSegment", "PiIndicatorSchedule", "PiIndicatorBudget", "PiIndicatorScope", "PiIndicatorQuality", _</text:p>
      <text:p text:style-name="P1"><text:s text:c="4"/>"ReasonForDeviationScope", "ReasonForDeviationSchedule", "ReasonForDeviationQuality", "ReasonForDeviationBudget", "PiLeadAi", _</text:p>
      <text:p text:style-name="P1"><text:soft-page-break/><text:s text:c="4"/>"ListOfPiGrouping", "PiListOfActiveIngredients", "PiListOfCrops", "PiListOfCropsGroup", "PiListOfRegions", "PiListOfCountries", "PiGeography", "PiListOfProductFunctions", "PiPurchaseOrder", _</text:p>
      <text:p text:style-name="P1"><text:s text:c="4"/>"TotalNpv", "SalesPeak", "BcRequired")</text:p>
      <text:p text:style-name="P1"><text:s text:c="4"/>Call z_ShMapColumns(ShPisEAC_ColNamesToMap, ShMaster_ColNames, "PIsEAC_FV", "RD_MasterDataSet3", "Log_MapColPIsEAC")</text:p>
      <text:p text:style-name="P1"><text:s text:c="4"/>'***************************************</text:p>
      <text:p text:style-name="P1"><text:s text:c="4"/>'</text:p>
      <text:p text:style-name="P1"><text:s text:c="4"/>Call z_SortAndFormat</text:p>
      <text:p text:style-name="P1"><text:s text:c="4"/>'***************************************</text:p>
      <text:p text:style-name="P1">End Function</text:p>
      <text:p text:style-name="P1"/>
      <text:p text:style-name="P1">Function z_ShMapColumns(ByRef Arr_ColNames As Variant, ByRef Arr_ColNames_new As Variant, _</text:p>
      <text:p text:style-name="P1"><text:s text:c="8"/>Sh As String, Sh_new As String, Sh_log As String, _</text:p>
      <text:p text:style-name="P1"><text:s text:c="8"/>Sh_KeyCol As String, Sh_KeyCol_new As String, _</text:p>
      <text:p text:style-name="P1"><text:s text:c="8"/>Optional ByRef Wb As Workbook)</text:p>
      <text:p text:style-name="P1">'Macro generated by Roland.Benz@Syngenta.com (PMEC, Project Management Excellence)</text:p>
      <text:p text:style-name="P1">Application.ScreenUpdating = False</text:p>
      <text:p text:style-name="P1">Dim Start As Date: Dim Duration As Date</text:p>
      <text:p text:style-name="P1">Start = Now() 'to measure the duration of the code</text:p>
      <text:p text:style-name="P1">Dim ilog As Integer</text:p>
      <text:p text:style-name="P1">ilog = 2</text:p>
      <text:p text:style-name="P1"/>
      <text:p text:style-name="P1">'Determine the column indizes in Sh and Sh_new,</text:p>
      <text:p text:style-name="P1">Dim ColName_i As String</text:p>
      <text:p text:style-name="P1">ReDim ColIndices(0 To UBound(Arr_ColNames), 0 To 2) As Variant</text:p>
      <text:p text:style-name="P1"/>
      <text:p text:style-name="P1">For i = LBound(Arr_ColNames) To UBound(Arr_ColNames) Step 1</text:p>
      <text:p text:style-name="P1"><text:s text:c="4"/>ColName_i = CStr(Arr_ColNames(i))</text:p>
      <text:p text:style-name="P1"><text:s text:c="4"/>ColIndices(i, 0) = ColName_i</text:p>
      <text:p text:style-name="P1"><text:s text:c="4"/>ColIndices(i, 1) = z_GetColumnIndex(ColName_i, 1, Sh)</text:p>
      <text:p text:style-name="P1"><text:s text:c="4"/>ColIndices(i, 2) = z_GetColumnIndex(ColName_i, 1, Sh_new)</text:p>
      <text:p text:style-name="P1"><text:s text:c="4"/>Debug.Print ColIndices(i, 0)</text:p>
      <text:p text:style-name="P1"><text:s text:c="4"/>Debug.Print ColIndices(i, 1)</text:p>
      <text:p text:style-name="P1"><text:s text:c="4"/>Debug.Print ColIndices(i, 2)</text:p>
      <text:p text:style-name="P1"><text:s text:c="4"/>If ColIndices(i, 1) = 0 Then</text:p>
      <text:p text:style-name="P1"><text:s text:c="8"/>'write errors into the logfile</text:p>
      <text:p text:style-name="P1"><text:s text:c="8"/>Sheets(Sh_log).Cells(ilog, 2) = "ColNames"</text:p>
      <text:p text:style-name="P1"><text:s text:c="8"/>Sheets(Sh_log).Cells(ilog, 3) = i</text:p>
      <text:p text:style-name="P1"><text:s text:c="8"/>Sheets(Sh_log).Cells(ilog, 4) = "not found in Sh"</text:p>
      <text:p text:style-name="P1"><text:s text:c="8"/>ilog = ilog + 1</text:p>
      <text:p text:style-name="P1"><text:s text:c="8"/>Stop 'make sure you find all!!!!!!!</text:p>
      <text:p text:style-name="P1"><text:s text:c="4"/>ElseIf ColIndices(i, 2) = 0 Then</text:p>
      <text:p text:style-name="P1"><text:s text:c="8"/>'write errors into the logfile</text:p>
      <text:p text:style-name="P1"><text:s text:c="8"/>Sheets(Sh_log).Cells(ilog, 2) = "ColNames"</text:p>
      <text:p text:style-name="P1"><text:s text:c="8"/>Sheets(Sh_log).Cells(ilog, 3) = i</text:p>
      <text:p text:style-name="P1"><text:s text:c="8"/>Sheets(Sh_log).Cells(ilog, 4) = "not found in Sh_new"</text:p>
      <text:p text:style-name="P1"><text:s text:c="8"/>ilog = ilog + 1</text:p>
      <text:p text:style-name="P1"><text:s text:c="8"/>Stop 'make sure you find all!!!!!!!</text:p>
      <text:p text:style-name="P1"><text:s text:c="4"/>End If</text:p>
      <text:p text:style-name="P1">Next i</text:p>
      <text:p text:style-name="P1"/>
      <text:p text:style-name="P1">'Determine the row size in Sh_new</text:p>
      <text:p text:style-name="P1"><text:soft-page-break/>Sheets(Sh_new).Activate</text:p>
      <text:p text:style-name="P1">RowSize_new = z_RowSize(1, Sh_new)</text:p>
      <text:p text:style-name="P1"/>
      <text:p text:style-name="P1">'Check whether column F is the "PiIdentifier" in "Sh"</text:p>
      <text:p text:style-name="P1">If z_PiIdentifierCheck(Sh, 1, 6) = False Then</text:p>
      <text:p text:style-name="P1"><text:s text:c="4"/>Stop</text:p>
      <text:p text:style-name="P1">End If</text:p>
      <text:p text:style-name="P1">'Check whether column A is the "PiIdentifier" and select Column A "PiIdentifier" in "Sh_new"</text:p>
      <text:p text:style-name="P1">If z_PiIdentifierCheck(Sh_new, 1, 1) = False Then</text:p>
      <text:p text:style-name="P1"><text:s text:c="4"/>Stop</text:p>
      <text:p text:style-name="P1">Else</text:p>
      <text:p text:style-name="P1"><text:s text:c="4"/>Range(Cells(2, 1), Cells(RowSize_new, 1)).Select</text:p>
      <text:p text:style-name="P1">End If</text:p>
      <text:p text:style-name="P1"/>
      <text:p text:style-name="P1">'Iterate throught the rows with "rcheck" = PiIdentifier</text:p>
      <text:p text:style-name="P1">For Each rcheck In Selection.Cells</text:p>
      <text:p text:style-name="P1"><text:s text:c="4"/>'if rcheck is found in Sh then perform the mapping</text:p>
      <text:p text:style-name="P1"><text:s text:c="4"/>If Not Sheets(Sh).Columns("F:F").Find(What:=rcheck, LookAt:=xlWhole) Is Nothing Then</text:p>
      <text:p text:style-name="P1"><text:s text:c="8"/>'iterate through the columns</text:p>
      <text:p text:style-name="P1"><text:s text:c="8"/>For j = LBound(ColIndices) To UBound(ColIndices) Step 1</text:p>
      <text:p text:style-name="P1"><text:s text:c="12"/>'read the indices</text:p>
      <text:p text:style-name="P1"><text:s text:c="12"/>ColIndex_j = ColIndices(j, 1)</text:p>
      <text:p text:style-name="P1"><text:s text:c="12"/>ColIndex_new_j = ColIndices(j, 2)</text:p>
      <text:p text:style-name="P1"><text:s text:c="12"/>'map</text:p>
      <text:p text:style-name="P1"><text:s text:c="12"/>rcheck.Offset(0, (ColIndex_new_j) - 1).Value = _</text:p>
      <text:p text:style-name="P1"><text:s text:c="20"/>Sheets(Sh).Columns("F:F").Find(What:=rcheck, LookAt:=xlWhole).Offset(0, (ColIndex_j) - 6)</text:p>
      <text:p text:style-name="P1"><text:s text:c="8"/>Next j</text:p>
      <text:p text:style-name="P1"><text:s text:c="4"/>Else</text:p>
      <text:p text:style-name="P1"><text:s text:c="8"/>'write errors into the logfile</text:p>
      <text:p text:style-name="P1"><text:s text:c="8"/>Sheets(Sh_log).Cells(ilog, 2) = rcheck 'writes out PiIdentifier</text:p>
      <text:p text:style-name="P1"><text:s text:c="8"/>Sheets(Sh_log).Cells(ilog, 4) = "not found"</text:p>
      <text:p text:style-name="P1"><text:s text:c="4"/>End If</text:p>
      <text:p text:style-name="P1">Next</text:p>
      <text:p text:style-name="P1">Sheets(Sh_new).Rows.RowHeight = 15</text:p>
      <text:p text:style-name="P1">'Write the durations into the logfile</text:p>
      <text:p text:style-name="P1">Duration = Now() - Start</text:p>
      <text:p text:style-name="P1">Sheets(Sh_log).Cells(ilog + 2, 1) = "Duration" &amp; CStr(Duration): ilog = ilog + 1</text:p>
      <text:p text:style-name="P1"/>
      <text:p text:style-name="P1">Application.ScreenUpdating = True</text:p>
      <text:p text:style-name="P1">Exit Function</text:p>
      <text:p text:style-name="P1">NameExpectedNotExistent:</text:p>
      <text:p text:style-name="P1"><text:s text:c="4"/>'write into the RD_MasterDataSet_1</text:p>
      <text:p text:style-name="P1"><text:s text:c="4"/>Sheets("RD_MasterDataSet_1").Cells(1, EnumColIndexExp_i) = ColNameExp_i</text:p>
      <text:p text:style-name="P1"><text:s text:c="4"/>Sheets("RD_MasterDataSet_1").Cells(1, EnumColIndexExp_i).Font.Color = RGB(255, 255, 0)</text:p>
      <text:p text:style-name="P1"><text:s text:c="4"/>'write into the logfile</text:p>
      <text:p text:style-name="P1"><text:s text:c="4"/>ilog = ilog + 1</text:p>
      <text:p text:style-name="P1"><text:s text:c="4"/>Sheets("Logfile_MapPIsEAC").Cells(ilog, 2) = ColNameExp_i</text:p>
      <text:p text:style-name="P1"><text:s text:c="4"/>Sheets("Logfile_MapPIsEAC").Cells(ilog, 3) = "not found": ilog = ilog + 1</text:p>
      <text:p text:style-name="P1"><text:s text:c="4"/>NotfoundFlag = 0</text:p>
      <text:p text:style-name="P1"><text:s text:c="4"/>Resume Next</text:p>
      <text:p text:style-name="P1">End Function</text:p>
      <text:p text:style-name="P1"/>
      <text:p text:style-name="P1"><text:soft-page-break/>Function z_PiIdentifierCheck(Sh As String, Sh_row As Long, Sh_col As Long) As Boolean</text:p>
      <text:p text:style-name="P1">'Macro generated by Roland.Benz@Syngenta.com (PMEC, Project Management Excellence)</text:p>
      <text:p text:style-name="P1">If Sheets(Sh).Cells(Sh_row, Sh_col) = "PiIdentifier" Then</text:p>
      <text:p text:style-name="P1"><text:s text:c="4"/>z_PiIdentifierCheck = True</text:p>
      <text:p text:style-name="P1">Else</text:p>
      <text:p text:style-name="P1"><text:s text:c="4"/>z_PiIdentifierCheck = False</text:p>
      <text:p text:style-name="P1">End If</text:p>
      <text:p text:style-name="P1">End Function</text:p>
      <text:p text:style-name="P1"/>
      <text:p text:style-name="P1"/>
      <text:p text:style-name="P1">Sub Run()</text:p>
      <text:p text:style-name="P1"><text:s text:c="4"/>'***************************************</text:p>
      <text:p text:style-name="P1"><text:s text:c="4"/>'Open and activate an Excel workbook (and session)</text:p>
      <text:p text:style-name="P1"><text:s text:c="4"/>Dim Wb_1 As Workbook</text:p>
      <text:p text:style-name="P1"><text:s text:c="4"/>Dim wbpath As String</text:p>
      <text:p text:style-name="P1"><text:s text:c="4"/>Dim wbname As String</text:p>
      <text:p text:style-name="P1"><text:s text:c="4"/>wbpath = "C:\Users\t740698\Desktop\"</text:p>
      <text:p text:style-name="P1"><text:s text:c="4"/>wbname = "SmC_Download" &amp; "_" &amp; VBA.DateTime.Day(Now()) &amp; "_" &amp; _</text:p>
      <text:p text:style-name="P1"><text:s text:c="8"/>VBA.DateTime.Month(Now()) &amp; "_" &amp; VBA.DateTime.Year(Now()) &amp; ".xlsb"</text:p>
      <text:p text:style-name="P1"><text:s text:c="4"/>'wbname = "SmC_Download_25_10_2011.xlsb" 'for test purposes</text:p>
      <text:p text:style-name="P1"><text:s text:c="4"/>Call z_OpenAndActivateWb(wbname, wbpath, Wb_1)</text:p>
      <text:p text:style-name="P1"><text:s text:c="4"/>'***************************************</text:p>
      <text:p text:style-name="P1"><text:s text:c="4"/>'move and resize the Excel session</text:p>
      <text:p text:style-name="P1"><text:s text:c="4"/>Call z_ExcelSessionWindowNormal(Wb_1)</text:p>
      <text:p text:style-name="P1"><text:s text:c="4"/>Call z_ExcelSessionWindowMoveAndResize(Wb_1, "0", "0", "700", "600")</text:p>
      <text:p text:style-name="P1"><text:s text:c="4"/>'***************************************</text:p>
      <text:p text:style-name="P1"><text:s text:c="4"/>'flattening of the Pi level worksheets Smc_P</text:p>
      <text:p text:style-name="P1">If 0 Then</text:p>
      <text:p text:style-name="P1"><text:s text:c="4"/>Dim Sh_from As Worksheet</text:p>
      <text:p text:style-name="P1"><text:s text:c="4"/>Dim Sh_to As String</text:p>
      <text:p text:style-name="P1"><text:s text:c="4"/>'loop over all worksheets</text:p>
      <text:p text:style-name="P1"><text:s text:c="4"/>For Each Sh_from In Wb_1.Sheets</text:p>
      <text:p text:style-name="P1"><text:s text:c="8"/>If Sh_from.Name &lt;&gt; "RD_MasterDataSet_1" And Sh_from.Name &lt;&gt; "Log_1" And Sh_from.Name &lt;&gt; "Logfile" Then</text:p>
      <text:p text:style-name="P1"><text:s text:c="12"/>If left(Sh_from.Name, 5) = "SmC_P" Then</text:p>
      <text:p text:style-name="P1"><text:s text:c="16"/>Sh_to = Sh_from.Name &amp; "_c"</text:p>
      <text:p text:style-name="P1"><text:s text:c="16"/>Call z_SmC_CleanProjectReportPortfolioStructure(Sh_from.Name, Sh_to) '!!!!!!!!!!!!!!!!!!!!!!write the function</text:p>
      <text:p text:style-name="P1"><text:s text:c="12"/>End If</text:p>
      <text:p text:style-name="P1"><text:s text:c="8"/>End If</text:p>
      <text:p text:style-name="P1"><text:s text:c="4"/>Next Sh_from</text:p>
      <text:p text:style-name="P1">End If</text:p>
      <text:p text:style-name="P1"><text:s text:c="4"/>'***************************************</text:p>
      <text:p text:style-name="P1"><text:s text:c="4"/>'loop over all worksheets and copy the content of the activity level SmC_A sheets</text:p>
      <text:p text:style-name="P1"><text:s text:c="4"/>'into the MasterDataSet</text:p>
      <text:p text:style-name="P1">If 0 Then</text:p>
      <text:p text:style-name="P1"><text:s text:c="4"/>Call z_ShNew("Log_1", "Begin")</text:p>
      <text:p text:style-name="P1"><text:s text:c="4"/>Call z_ShNew("RD_MasterDataSet_1", "Begin")</text:p>
      <text:p text:style-name="P1"><text:s text:c="4"/>Call z_ShNew("RD_PiDataSet_1", "Begin")</text:p>
      <text:p text:style-name="P1"><text:s text:c="4"/>For Each Sh_from In Wb_1.Sheets</text:p>
      <text:p text:style-name="P1"><text:s text:c="8"/>'write the data from Sh_from into the MasterDataSet</text:p>
      <text:p text:style-name="P1"><text:s text:c="8"/>If Sh_from.Name &lt;&gt; "RD_MasterDataSet_1" And Sh_from.Name &lt;&gt; "Log_1" And Sh_from.Name &lt;&gt; "Logfile" Then</text:p>
      <text:p text:style-name="P1"><text:soft-page-break/><text:s text:c="12"/>If left(Sh_from.Name, 5) = "SmC_A" Then</text:p>
      <text:p text:style-name="P1"><text:s text:c="16"/>Call z_CopySh1ToSh2_GivenColLastRow(Sh_from.Name, "Activity Identifier", "RD_MasterDataSet_1") '!!!!!!!!!!!!!!!!!!!!!!testen-ok</text:p>
      <text:p text:style-name="P1"><text:s text:c="12"/>End If</text:p>
      <text:p text:style-name="P1"><text:s text:c="8"/>End If</text:p>
      <text:p text:style-name="P1"><text:s text:c="4"/>Next Sh_from</text:p>
      <text:p text:style-name="P1">End If</text:p>
      <text:p text:style-name="P1"><text:s text:c="4"/>'loop over all worksheets and copy the content of the Pi level SmC_P sheets</text:p>
      <text:p text:style-name="P1"><text:s text:c="4"/>'into the MasterDataSet</text:p>
      <text:p text:style-name="P1">If 0 Then</text:p>
      <text:p text:style-name="P1"><text:s text:c="4"/>For Each Sh_from In Wb_1.Sheets</text:p>
      <text:p text:style-name="P1"><text:s text:c="8"/>'write the data from Sh_from into the MasterDataSet</text:p>
      <text:p text:style-name="P1"><text:s text:c="8"/>If Sh_from.Name &lt;&gt; "RD_MasterDataSet_1" And Sh_from.Name &lt;&gt; "Log_1" And Sh_from.Name &lt;&gt; "Logfile" Then</text:p>
      <text:p text:style-name="P1"><text:s text:c="12"/>If Right(Sh_from.Name, 2) = "_c" Then</text:p>
      <text:p text:style-name="P1"><text:s text:c="16"/>Call z_CopySh1ToSh2_GivenColLastRow(Sh_from.Name, "Portfolio Level 1", "RD_PiDataSet_1") '!!!!!!!!!!!!!!!!!!!!!!testen-ok</text:p>
      <text:p text:style-name="P1"><text:s text:c="12"/>End If</text:p>
      <text:p text:style-name="P1"><text:s text:c="8"/>End If</text:p>
      <text:p text:style-name="P1"><text:s text:c="4"/>Next Sh_from</text:p>
      <text:p text:style-name="P1">End If</text:p>
      <text:p text:style-name="P1"><text:s text:c="4"/>'***************************************</text:p>
      <text:p text:style-name="P1"><text:s text:c="4"/>'***************************************</text:p>
      <text:p text:style-name="P1"><text:s text:c="4"/>'Add the new workbook RD_MasterDataSet</text:p>
      <text:p text:style-name="P1"><text:s text:c="4"/>'***************************************</text:p>
      <text:p text:style-name="P1"><text:s text:c="4"/>'***************************************</text:p>
      <text:p text:style-name="P1"><text:s text:c="4"/>'Add a new workbook and move the MasterDataSet and the PiDataSet into it</text:p>
      <text:p text:style-name="P1"><text:s text:c="4"/>Dim Wb_2 As Workbook</text:p>
      <text:p text:style-name="P1"><text:s text:c="4"/>wbpath = "C:\Users\t740698\Desktop\"</text:p>
      <text:p text:style-name="P1"><text:s text:c="4"/>wbname = "RD_MasterDataSet" &amp; "_" &amp; VBA.DateTime.Day(Now()) &amp; "_" &amp; _</text:p>
      <text:p text:style-name="P1"><text:s text:c="8"/>VBA.DateTime.Month(Now()) &amp; "_" &amp; VBA.DateTime.Year(Now()) &amp; ".xlsb"</text:p>
      <text:p text:style-name="P1"><text:s text:c="4"/>'wbname = "RD_MasterDataSet_27_10_2011.xlsb" 'for test purposes</text:p>
      <text:p text:style-name="P1"><text:s text:c="4"/>Call z_WorkbookNewOrOpenOrActivate(wbname, wbpath, Wb_2)</text:p>
      <text:p text:style-name="P1">If 0 Then</text:p>
      <text:p text:style-name="P1"><text:s text:c="4"/>Call z_MoveSheetFromWb1ToWb2("Log_1", Wb_1, Wb_2, "Begin") '!!!!!!!!!!!!!!!!!!!!!!Testen-ok</text:p>
      <text:p text:style-name="P1"><text:s text:c="4"/>Call z_MoveSheetFromWb1ToWb2("RD_PiDataSet_1", Wb_1, Wb_2, "Begin") '!!!!!!!!!!!!!!!!!!!!!!Testen-ok</text:p>
      <text:p text:style-name="P1"><text:s text:c="4"/>Call z_MoveSheetFromWb1ToWb2("RD_MasterDataSet_1", Wb_1, Wb_2, "Begin") '!!!!!!!!!!!!!!!!!!!!!!Testen-ok</text:p>
      <text:p text:style-name="P1"><text:s text:c="4"/>'in case they have already been deleted in a previous run</text:p>
      <text:p text:style-name="P1"><text:s text:c="4"/>On Error Resume Next</text:p>
      <text:p text:style-name="P1"><text:s text:c="8"/>Call z_ShDelete("Sheet1", Wb_2)</text:p>
      <text:p text:style-name="P1"><text:s text:c="8"/>Call z_ShDelete("Sheet2", Wb_2)</text:p>
      <text:p text:style-name="P1"><text:s text:c="8"/>Call z_ShDelete("Sheet3", Wb_2)</text:p>
      <text:p text:style-name="P1"><text:s text:c="4"/>On Error GoTo 0</text:p>
      <text:p text:style-name="P1"><text:s text:c="4"/>Call z_WorkbookSave(Wb_2) '!!!!!!!!!!!!!!!!!!!!!!Testen-ok</text:p>
      <text:p text:style-name="P1">End If</text:p>
      <text:p text:style-name="P1"><text:s text:c="4"/>'***************************************</text:p>
      <text:p text:style-name="P1"><text:s text:c="4"/>'move and resize the Excel session</text:p>
      <text:p text:style-name="P1"><text:s text:c="4"/>Call z_ExcelSessionWindowNormal(Wb_2)</text:p>
      <text:p text:style-name="P1"><text:s text:c="4"/>Call z_ExcelSessionWindowMoveAndResize(Wb_2, "0", "0", "900", "700")</text:p>
      <text:p text:style-name="P1"><text:s text:c="4"/>'***************************************</text:p>
      <text:p text:style-name="P1"><text:s text:c="4"/>'***************************************</text:p>
      <text:p text:style-name="P1"><text:soft-page-break/><text:s text:c="4"/>'Processing of the RD_MasterDataSet</text:p>
      <text:p text:style-name="P1"><text:s text:c="4"/>'***************************************</text:p>
      <text:p text:style-name="P1"><text:s text:c="4"/>'***************************************</text:p>
      <text:p text:style-name="P1"><text:s text:c="4"/>'remove the first empty row and the column names in between the PiDataSet</text:p>
      <text:p text:style-name="P1">If 0 Then</text:p>
      <text:p text:style-name="P1"><text:s text:c="4"/>Call z_ShNew("Log_2", "Begin")</text:p>
      <text:p text:style-name="P1"><text:s text:c="4"/>Call z_ShNewFlatValueCopy("RD_PiDataSet_1", "RD_PiDataSet_2", "Begin")</text:p>
      <text:p text:style-name="P1"><text:s text:c="4"/>Call z_DeleteRows("RD_PiDataSet_2", 1, 1)</text:p>
      <text:p text:style-name="P1"><text:s text:c="4"/>Call z_RemoveColNames("RD_PiDataSet_2", "Log_2", 1, "Portfolio Level 1")</text:p>
      <text:p text:style-name="P1">End If</text:p>
      <text:p text:style-name="P1"><text:s text:c="4"/>'***************************************</text:p>
      <text:p text:style-name="P1"><text:s text:c="4"/>'Write to each row of the MasterDataSet the Ids (PiId, ActId, ResId, SortId)</text:p>
      <text:p text:style-name="P1"><text:s text:c="4"/>'1.add col A, col B, col C and col D</text:p>
      <text:p text:style-name="P1"><text:s text:c="4"/>'2.go through Col_from (PiId, ActId, ResId)</text:p>
      <text:p text:style-name="P1"><text:s text:c="4"/>'2.1(if (left(Col_from,2))= PI then) write PiId into col A</text:p>
      <text:p text:style-name="P1"><text:s text:c="4"/>'2.2(if (left(Col_from,2))= PI,WS,TK,MS) write ActId into col B</text:p>
      <text:p text:style-name="P1"><text:s text:c="4"/>'2.3(if (left(Col_from,2))= empty) write MyResId into col C</text:p>
      <text:p text:style-name="P1"><text:s text:c="4"/>'2.4(if (left(Col_from,2))= PI then) write MySortId=1..PiRows.Count into col D</text:p>
      <text:p text:style-name="P1">If 0 Then</text:p>
      <text:p text:style-name="P1"><text:s text:c="4"/>Call z_ShNew("Log_3", "Begin")</text:p>
      <text:p text:style-name="P1"><text:s text:c="4"/>Call z_ShNewFlatValueCopy("RD_MasterDataSet_1", "RD_MasterDataSet_2", "Begin")</text:p>
      <text:p text:style-name="P1"><text:s text:c="4"/>Call z_InsertEmptyCols("RD_MasterDataSet_2", 4, 1)</text:p>
      <text:p text:style-name="P1"><text:s text:c="4"/>Call z_DeleteRows("RD_MasterDataSet_2", 1, 1)</text:p>
      <text:p text:style-name="P1"><text:s text:c="4"/>Call z_AddColNames(Array("PiIdentifier", "ActivityIdentifier", "MyRessourceId", "MySortId"), "RD_MasterDataSet_2", 1)</text:p>
      <text:p text:style-name="P1"><text:s text:c="4"/>Call z_RemoveColNames("RD_MasterDataSet_2", "Log_3", 5, "Activity Identifier")</text:p>
      <text:p text:style-name="P1"><text:s text:c="4"/>Call z_AddWBSPiId("RD_MasterDataSet_2", "Activity Identifier", "PiIdentifier") '!!!!!!!!!!!!!!!!!!!!!!ok</text:p>
      <text:p text:style-name="P1"><text:s text:c="4"/>Call z_AddWBSActivityId("RD_MasterDataSet_2", "Activity Identifier", "ActivityIdentifier") '!!!!!!!!!!!!!!!!!!!!!!ok</text:p>
      <text:p text:style-name="P1"><text:s text:c="4"/>Call z_AddMyRessourceId("RD_MasterDataSet_2", "Activity Identifier", "MyRessourceId") '!!!!!!!!!!!!!!!!!!!!!!ok</text:p>
      <text:p text:style-name="P1"><text:s text:c="4"/>Call z_AddMySortId("RD_MasterDataSet_2", "ActivityIdentifier", "MySortId", "WithoutMS") '!!!!!!!!!!!!!!!!!!!!!!ok</text:p>
      <text:p text:style-name="P1"><text:s text:c="4"/>Call z_WorkbookSave(Wb_2)</text:p>
      <text:p text:style-name="P1">End If</text:p>
      <text:p text:style-name="P1"><text:s text:c="4"/>'***************************************</text:p>
      <text:p text:style-name="P1"><text:s text:c="4"/>'Copy the values of the summary lines into the lines below</text:p>
      <text:p text:style-name="P1">If 0 Then</text:p>
      <text:p text:style-name="P1"><text:s text:c="4"/>Call z_ShNew("Log_4", "Begin")</text:p>
      <text:p text:style-name="P1"><text:s text:c="4"/>Call z_ShNewFlatValueCopy("RD_MasterDataSet_2", "RD_MasterDataSet_3", "Begin")</text:p>
      <text:p text:style-name="P1"><text:s text:c="4"/>Dim ColName_Array() As Variant</text:p>
      <text:p text:style-name="P1"><text:s text:c="4"/>Dim ColName As String</text:p>
      <text:p text:style-name="P1"><text:s text:c="4"/>Dim Col As Long</text:p>
      <text:p text:style-name="P1"><text:s text:c="4"/>ColName_Array = Array("Description", "Activity Comment", "Activity type", _</text:p>
      <text:p text:style-name="P1"><text:s text:c="16"/>"List of Task Customers", "Task Contact", "Task Location", _</text:p>
      <text:p text:style-name="P1"><text:s text:c="16"/>"Task Status", "Duration") '!!!!!!!!!!!!!!!!!!!!!!ok</text:p>
      <text:p text:style-name="P1"><text:s text:c="4"/>For Iter = LBound(ColName_Array) To UBound(ColName_Array)</text:p>
      <text:p text:style-name="P1"><text:s text:c="8"/>ColName = ColName_Array(Iter)</text:p>
      <text:p text:style-name="P1"><text:s text:c="8"/>Call z_CopyWBSAttributeEntriesIntoRessources("RD_MasterDataSet_3", "ActivityIdentifier", ColName) '!!!!!!!!!!!!!!!!!!!!!!ok</text:p>
      <text:p text:style-name="P1"><text:s text:c="4"/>Next Iter</text:p>
      <text:p text:style-name="P1"><text:s text:c="4"/>ColName = "Syngenta Portfolio"</text:p>
      <text:p text:style-name="P1"><text:soft-page-break/><text:s text:c="4"/>Call z_CopyWBSAttributeEntriesIntoRessources("RD_MasterDataSet_3", "PiIdentifier", ColName)</text:p>
      <text:p text:style-name="P1"><text:s text:c="4"/>Call z_WorkbookSave(Wb_2)</text:p>
      <text:p text:style-name="P1">End If</text:p>
      <text:p text:style-name="P1"><text:s text:c="4"/>'***************************************</text:p>
      <text:p text:style-name="P1"><text:s text:c="4"/>'Add empty columns an write out the column name</text:p>
      <text:p text:style-name="P1"><text:s text:c="4"/>Dim FirstYr As Integer</text:p>
      <text:p text:style-name="P1"><text:s text:c="4"/>FirstYr = 2010</text:p>
      <text:p text:style-name="P1"><text:s text:c="4"/>Dim Col_to As Long</text:p>
      <text:p text:style-name="P1">If 0 Then</text:p>
      <text:p text:style-name="P1"><text:s text:c="4"/>Call z_ShNew("Log_5", "Begin")</text:p>
      <text:p text:style-name="P1"><text:s text:c="4"/>Call z_ShNewFlatValueCopy("RD_MasterDataSet_3", "RD_MasterDataSet_4", "Begin")</text:p>
      <text:p text:style-name="P1"><text:s text:c="4"/>'add EAC Full Cost columns</text:p>
      <text:p text:style-name="P1"><text:s text:c="4"/>Col_to = z_GetColumnIndex("ETC Full Costs", 1, "RD_MasterDataSet_4") + 1</text:p>
      <text:p text:style-name="P1"><text:s text:c="4"/>Call z_InsertEmptyCols("RD_MasterDataSet_4", 6, Col_to)</text:p>
      <text:p text:style-name="P1"><text:s text:c="4"/>Call z_AddColNames(Array("EAC Full Costs " &amp; CStr(FirstYr) &amp; "_c", "EAC Full Costs " &amp; CStr(FirstYr + 1) &amp; "_c", _</text:p>
      <text:p text:style-name="P1"><text:s text:c="16"/>"EAC Full Costs " &amp; CStr(FirstYr + 2) &amp; "_c", "EAC Full Costs " &amp; CStr(FirstYr + 3) &amp; "_c", _</text:p>
      <text:p text:style-name="P1"><text:s text:c="16"/>"EAC Full Costs " &amp; CStr(FirstYr + 4) &amp; "_c", "EAC Full Costs" &amp; "_c"), "RD_MasterDataSet_4", 1, Col_to)</text:p>
      <text:p text:style-name="P1"><text:s text:c="4"/>'add EAC SD Full Costs columns</text:p>
      <text:p text:style-name="P1"><text:s text:c="4"/>Col_to = z_GetColumnIndex("EAC Full Costs" &amp; "_c", 1, "RD_MasterDataSet_4") + 1</text:p>
      <text:p text:style-name="P1"><text:s text:c="4"/>Call z_InsertEmptyCols("RD_MasterDataSet_4", 6, Col_to)</text:p>
      <text:p text:style-name="P1"><text:s text:c="4"/>Call z_AddColNames(Array("EAC SD Full Costs " &amp; CStr(FirstYr) &amp; "_c", "EAC SD Full Costs " &amp; CStr(FirstYr + 1) &amp; "_c", _</text:p>
      <text:p text:style-name="P1"><text:s text:c="16"/>"EAC SD Full Costs " &amp; CStr(FirstYr + 2) &amp; "_c", "EAC SD Full Costs " &amp; CStr(FirstYr + 3) &amp; "_c", _</text:p>
      <text:p text:style-name="P1"><text:s text:c="16"/>"EAC SD Full Costs " &amp; CStr(FirstYr + 4) &amp; "_c", "EAC SD Full Costs" &amp; "_c"), "RD_MasterDataSet_4", 1, Col_to)</text:p>
      <text:p text:style-name="P1"><text:s text:c="4"/>'add EAC Trials Full Cost columns</text:p>
      <text:p text:style-name="P1"><text:s text:c="4"/>Col_to = z_GetColumnIndex("EAC SD Full Costs" &amp; "_c", 1, "RD_MasterDataSet_4") + 1</text:p>
      <text:p text:style-name="P1"><text:s text:c="4"/>Call z_InsertEmptyCols("RD_MasterDataSet_4", 6, Col_to)</text:p>
      <text:p text:style-name="P1"><text:s text:c="4"/>Call z_AddColNames(Array("EAC Trials Full Costs " &amp; CStr(FirstYr) &amp; "_c", "EAC Trials Full Costs " &amp; CStr(FirstYr + 1) &amp; "_c", _</text:p>
      <text:p text:style-name="P1"><text:s text:c="16"/>"EAC Trials Full Costs " &amp; CStr(FirstYr + 2) &amp; "_c", "EAC Trials Full Costs " &amp; CStr(FirstYr + 3) &amp; "_c", _</text:p>
      <text:p text:style-name="P1"><text:s text:c="16"/>"EAC Trials Full Costs " &amp; CStr(FirstYr + 4) &amp; "_c", "EAC Trials Full Costs" &amp; "_c"), "RD_MasterDataSet_4", 1, Col_to)</text:p>
      <text:p text:style-name="P1"><text:s text:c="4"/>'add EACOther$ columns</text:p>
      <text:p text:style-name="P1"><text:s text:c="4"/>Col_to = z_GetColumnIndex("EAC Trials Full Costs" &amp; "_c", 1, "RD_MasterDataSet_4") + 1</text:p>
      <text:p text:style-name="P1"><text:s text:c="4"/>Call z_InsertEmptyCols("RD_MasterDataSet_4", 6, Col_to)</text:p>
      <text:p text:style-name="P1"><text:s text:c="4"/>Call z_AddColNames(Array("EAC Other $ " &amp; CStr(FirstYr) &amp; "_c", "EAC Other $ " &amp; CStr(FirstYr + 1) &amp; "_c", _</text:p>
      <text:p text:style-name="P1"><text:s text:c="16"/>"EAC Other $ " &amp; CStr(FirstYr + 2) &amp; "_c", "EAC Other $ " &amp; CStr(FirstYr + 3) &amp; "_c", _</text:p>
      <text:p text:style-name="P1"><text:s text:c="16"/>"EAC Other $ " &amp; CStr(FirstYr + 4) &amp; "_c", "EAC Other $" &amp; "_c"), "RD_MasterDataSet_4", 1, Col_to)</text:p>
      <text:p text:style-name="P1"><text:s text:c="4"/>'add EACExt$ columns</text:p>
      <text:p text:style-name="P1"><text:s text:c="4"/>Col_to = z_GetColumnIndex("EAC Other $" &amp; "_c", 1, "RD_MasterDataSet_4") + 1</text:p>
      <text:p text:style-name="P1"><text:s text:c="4"/>Call z_InsertEmptyCols("RD_MasterDataSet_4", 6, Col_to)</text:p>
      <text:p text:style-name="P1"><text:s text:c="4"/>Call z_AddColNames(Array("EAC Ext $ " &amp; CStr(FirstYr) &amp; "_c", "EAC Ext $ " &amp; CStr(FirstYr + 1) &amp; "_c", _</text:p>
      <text:p text:style-name="P1"><text:s text:c="16"/>"EAC Ext $ " &amp; CStr(FirstYr + 2) &amp; "_c", "EAC Ext $ " &amp; CStr(FirstYr + 3) &amp; "_c", _</text:p>
      <text:p text:style-name="P1"><text:s text:c="16"/>"EAC Ext $ " &amp; CStr(FirstYr + 4) &amp; "_c", "EAC Ext $" &amp; "_c"), "RD_MasterDataSet_4", 1, Col_to)</text:p>
      <text:p text:style-name="P1"><text:soft-page-break/>End If</text:p>
      <text:p text:style-name="P1"><text:s text:c="4"/>'***************************************</text:p>
      <text:p text:style-name="P1"><text:s text:c="4"/>'sort the dataset using col 3 to keep the ressources (or col 4 to only remove the MS but keep the summary lines)</text:p>
      <text:p text:style-name="P1">If 0 Then</text:p>
      <text:p text:style-name="P1"><text:s text:c="4"/>Call z_ShNew("Log_6", "Begin")</text:p>
      <text:p text:style-name="P1"><text:s text:c="4"/>Call z_ShNewFlatValueCopy("RD_MasterDataSet_4", "RD_MasterDataSet_5", "Begin")</text:p>
      <text:p text:style-name="P1"><text:s text:c="4"/>Call z_Sort("RD_MasterDataSet_5", 3, 3) '!!!!!!!!!!!!!!!!!!!!!!Testen-ok</text:p>
      <text:p text:style-name="P1"><text:s text:c="4"/>Call z_DeleteNotRessourceRows("RD_MasterDataSet_5", "MyRessourceId")</text:p>
      <text:p text:style-name="P1"><text:s text:c="4"/>Call z_WorkbookSave(Wb_2)</text:p>
      <text:p text:style-name="P1">End If</text:p>
      <text:p text:style-name="P1"><text:s text:c="4"/>'***************************************</text:p>
      <text:p text:style-name="P1"><text:s text:c="4"/>'start the cost calculation</text:p>
      <text:p text:style-name="P1">If 0 Then</text:p>
      <text:p text:style-name="P1"><text:s text:c="4"/>Call z_ShNew("Log_7", "Begin")</text:p>
      <text:p text:style-name="P1"><text:s text:c="4"/>Call z_ShNewFlatValueCopy("RD_MasterDataSet_5", "RD_MasterDataSet_6", "Begin")</text:p>
      <text:p text:style-name="P1"><text:s text:c="4"/>Dim FromCol As Long</text:p>
      <text:p text:style-name="P1"><text:s text:c="4"/>Dim ToCol As Long</text:p>
      <text:p text:style-name="P1"><text:s text:c="4"/>FromCol = z_GetColumnIndex("EAC SD Full Costs " &amp; CStr(FirstYr), 1, "RD_MasterDataSet_6")</text:p>
      <text:p text:style-name="P1"><text:s text:c="4"/>ToCol = z_GetColumnIndex("EAC Ext $" &amp; "_c", 1, "RD_MasterDataSet_6")</text:p>
      <text:p text:style-name="P1"><text:s text:c="4"/>Call z_ChgFmt_CostCols("RD_MasterDataSet_6", FromCol, ToCol)</text:p>
      <text:p text:style-name="P1"><text:s text:c="4"/>Call CostCalc("RD_MasterDataSet_6", "PiIdentifier", FirstYr, "AC Full Costs", "ETC Full Costs", "Unit", _</text:p>
      <text:p text:style-name="P1"><text:s text:c="20"/>"EAC SD Full Costs", "EAC Trials Full Costs", "EAC Other $", "EAC Ext $", "EAC Full Costs", "Log_7")</text:p>
      <text:p text:style-name="P1"><text:s text:c="4"/>Call z_WorkbookSave(Wb_2)</text:p>
      <text:p text:style-name="P1">End If</text:p>
      <text:p text:style-name="P1"><text:s text:c="4"/>'***************************************</text:p>
      <text:p text:style-name="P1"><text:s text:c="4"/>'Map colums form Sh_source to Sh_target by comparing the key</text:p>
      <text:p text:style-name="P1">If 0 Then</text:p>
      <text:p text:style-name="P1"><text:s text:c="4"/>Call z_ShNew("Log_8", "Begin")</text:p>
      <text:p text:style-name="P1"><text:s text:c="4"/>Call z_ShNewFlatValueCopy("RD_MasterDataSet_6", "RD_MasterDataSet_7", "Begin")</text:p>
      <text:p text:style-name="P1"><text:s text:c="4"/></text:p>
      <text:p text:style-name="P1"><text:s text:c="4"/>'Define the attribute names to map into the Sh_to</text:p>
      <text:p text:style-name="P1"><text:s text:c="4"/>Dim ColNames_to As Variant</text:p>
      <text:p text:style-name="P1"><text:s text:c="4"/>ColNames_to = Array( _</text:p>
      <text:p text:style-name="P1"><text:s text:c="4"/>"PIPortfolioLevel3", "SyngentaProgram", "PiStatus", "PortfolioType", "PiSubType", "PiTitle", "PiManager", "PiSponsor", "PiResponsibility", "PiLabel", _</text:p>
      <text:p text:style-name="P1"><text:s text:c="4"/>"PiStage", "LastGatePassed", "PiScope", "PiCustomer", "PiInvestmentCategory", "PiMarketSegment", "PiIndicatorSchedule", "PiIndicatorBudget", "PiIndicatorScope", "PiIndicatorQuality", _</text:p>
      <text:p text:style-name="P1"><text:s text:c="4"/>"ReasonForDeviationScope", "ReasonForDeviationSchedule", "ReasonForDeviationQuality", "ReasonForDeviationBudget", "PiLeadAi", _</text:p>
      <text:p text:style-name="P1"><text:s text:c="4"/>"ListOfPiGrouping", "PiListOfActiveIngredients", "PiListOfCrops", "PiListOfCropsGroup", "PiListOfRegions", "PiListOfCountries", "PiGeography", "PiListOfProductFunctions", "PiPurchaseOrder", _</text:p>
      <text:p text:style-name="P1"><text:s text:c="4"/>"TotalNpv", "SalesPeak", "BcRequired") '!!!!!!!!!!!!!!!!!!!!!!Add the col names to map</text:p>
      <text:p text:style-name="P1"><text:s text:c="4"/></text:p>
      <text:p text:style-name="P1"><text:s text:c="4"/>'Write the attribute names at the first empty column in Sh_to</text:p>
      <text:p text:style-name="P1"><text:s text:c="4"/>Dim ColStart As Long</text:p>
      <text:p text:style-name="P1"><text:s text:c="4"/>ColStart = z_ColSize(1, "RD_MasterDataSet_7") + 1</text:p>
      <text:p text:style-name="P1"><text:s text:c="4"/>Call z_AddColNames(ColNamesToMap, "RD_MasterDataSet_7", 1, ColStart)</text:p>
      <text:p text:style-name="P1"><text:s text:c="4"/></text:p>
      <text:p text:style-name="P1"><text:soft-page-break/><text:s text:c="4"/>'Define the attribute names in Sh_from</text:p>
      <text:p text:style-name="P1"><text:s text:c="4"/>'Even though the attribute names in Sh_from and Sh_to may be called differently they must</text:p>
      <text:p text:style-name="P1"><text:s text:c="4"/>'refer to the same attribute and the have to be in the same order in both arrays!!!!</text:p>
      <text:p text:style-name="P1"><text:s text:c="4"/>Dim ColNames_from As Variant</text:p>
      <text:p text:style-name="P1"><text:s text:c="4"/>ColNames_from = ColNames_to</text:p>
      <text:p text:style-name="P1"><text:s text:c="4"/></text:p>
      <text:p text:style-name="P1"><text:s text:c="4"/>'check whether the column names exist in Sh_from</text:p>
      <text:p text:style-name="P1"><text:s text:c="4"/>Sh_from = "PIsEAC"</text:p>
      <text:p text:style-name="P1"><text:s text:c="4"/>'Call z_ColNamesExist(ColNames_from, Sh_from) '!!!!!!!!!!!!!!!!!!!!!!look into shmapcolumns(()</text:p>
      <text:p text:style-name="P1"><text:s text:c="4"/></text:p>
      <text:p text:style-name="P1"><text:s text:c="4"/>'call the map function</text:p>
      <text:p text:style-name="P1"><text:s text:c="4"/>'Call z_ShMapColumns(Sh_from, "PiIdentifier", ColNames_from, "RD_MasterDataSet_5", "PiIdentifier", ColNames_to, "Log_5")</text:p>
      <text:p text:style-name="P1"><text:s text:c="4"/>Call z_WorkbookSave(Wb_2)</text:p>
      <text:p text:style-name="P1">End If</text:p>
      <text:p text:style-name="P1"><text:s text:c="4"/>'***************************************</text:p>
      <text:p text:style-name="P1"><text:s text:c="4"/>'copy only the needed colums into a new sheet</text:p>
      <text:p text:style-name="P1"><text:s text:c="4"/>'the array determines the order of the columns</text:p>
      <text:p text:style-name="P1">If 0 Then</text:p>
      <text:p text:style-name="P1"><text:s text:c="4"/>Call z_ShNew("Log_7", "Begin")</text:p>
      <text:p text:style-name="P1"><text:s text:c="4"/>Call z_ShNewFlatValueCopy("RD_MasterDataSet_5", "RD_MasterDataSet_6", "Begin")</text:p>
      <text:p text:style-name="P1"><text:s text:c="4"/>'create the ColName_Arr with the function z_CreateArrayInput_AttributeNames</text:p>
      <text:p text:style-name="P1"><text:s text:c="4"/>'Call z_CreateArrayInput_AttributeNames</text:p>
      <text:p text:style-name="P1"><text:s text:c="4"/>Dim ColName_Arr As Variant</text:p>
      <text:p text:style-name="P1"><text:s text:c="4"/>ColName_Arr = Array("PiIdentifier", "ActivityIdentifier", "SyngentaPortfolioLevel1", "SyngentaPortfolioLevel2", "PIPortfolioLevel3", "SyngentaPortfolio", "SyngentaProgram", "IsConfidential", "PiStatus", "PortfolioType", "PiSubType", "PiTitle", "PiManager", "PiSponsor", "PiResponsibility", "PiLabel", "PiStage", "LastGatePassed", "PiScope", "PiCustomer", "PiInvestmentCategory", "PiMarketSegment", "PiIndicatorSchedule", "PiIndicatorBudget", "PiIndicatorScope", "PiIndicatorQuality", "ReasonForDeviationScope", "ReasonForDeviationSchedule", "ReasonForDeviationQuality", _</text:p>
      <text:p text:style-name="P1"><text:s text:c="8"/>"ReasonForDeviationBudget", "PiLeadAi", "ListOfPiGrouping", "PiListOfActiveIngredients", "PiListOfCrops", "PiListOfCropsGroup", "PiListOfRegions", "PiListOfCountries", "PiGeography", "PiListOfProductFunctions", "PiPurchaseOrder", "PlanningItemName", "ActivityDescription", "ActivityType", "TaskTitle", "ListOfTaskCustomers", "Customer %", "TaskLocation", "TaskStatus", "WbsElement", "TaskContact", "ActivityComment", "LegacyTaskIdentifier", "Duration", "ExpectedFinishExport", "PlannedStart", "PlannedFinishExport", "ActualStart", "ActualFinishExport", "StartNoEarlierThan", _</text:p>
      <text:p text:style-name="P1"><text:s text:c="8"/>"FinishNoLaterThanExport", "AssignedResourcesWithLoad", "AssignedResourcesWithRate", "ResourceGroupDescription", "ResourceDescription", "RoleDescrioption", "TotalNpv", "SalesPeak", "BcRequired", "EtcTrialsFullCosts2010", "EtcTrialsFullCosts2011", "EtcTrialsFullCosts2012", "EtcTrialsFullCosts2013", "EtcTrialsFullCosts2014", "EtcTrialsFullCosts", "EtcSdFullCosts2010", "EtcSdFullCosts2011", "EtcSdFullCosts2012", "EtcSdFullCosts2013", "EtcSdFullCosts2014", "EtcSdFullCosts", "EtcOther2010", "EtcOther2011", "EtcOther2012", "EtcOther2013", "EtcOther2014", "EtcOther", "EtcFullCosts2010", "EtcFullCosts2011", "EtcFullCosts2012", _</text:p>
      <text:p text:style-name="P1"><text:s text:c="8"/>"EtcFullCosts2013", "EtcFullCosts2014", "EtcFullCosts", "EtcExt2010", "EtcExt2011", "EtcExt2012", "EtcExt2013", "EtcExt2014", "EtcExt", "EtcTrials2010", "EtcTrials2011", "EtcTrials2012", "EtcTrials2013", "EtcTrials2014", "EtcTrials", "EtcSd2010", "EtcSd2011", "EtcSd2012", "EtcSd2013", "EtcSd2014", "EtcSd", "EacTrialsFullCosts2010", "EacTrialsFullCosts2011", "EacTrialsFullCosts2012", "EacTrialsFullCosts2013", "EacTrialsFullCosts2014", "EacTrialsFullCosts", "EacSdFullCosts2010", "EacSdFullCosts2011", "EacSdFullCosts2012", _</text:p>
      <text:p text:style-name="Standard"><text:span text:style-name="T1"><text:s text:c="8"/>"EacSdFullCosts2013", "EacSdFullCosts2014", "EacSdFullCosts", "EacOther2010", "EacOther2011", "EacOther2012", "EacOther2013", "EacOther2014", "EacOther", </text:span><text:soft-page-break/><text:span text:style-name="T1">"EacFullCosts2010", "EacFullCosts2011", "EacFullCosts2012", "EacFullCosts2013", "EacFullCosts2014", "EacFullCosts", "EacExt2010", "EacExt2011", "EacExt2012", "EacExt2013", "EacExt2014", "EacExt", "EacTrials2010", "EacTrials2011", "EacTrials2012", "EacTrials2013", "EacTrials2014", "EacTrials", "EacSd2010", "EacSd2011", "EacSd2012", _</text:span></text:p>
      <text:p text:style-name="P1"><text:s text:c="8"/>"EacSd2013", "EacSd2014", "EacSd", "AcTrialsFullCosts2010", "AcTrialsFullCosts2011", "AcTrialsFullCosts2012", "AcTrialsFullCosts2013", "AcTrialsFullCosts2014", "AcTrialsFullCosts", "AcSdFullCosts2010", "AcSdFullCosts2011", "AcSdFullCosts2012", "AcSdFullCosts2013", "AcSdFullCosts2014", "AcSdFullCosts", "AcOther2010", "AcOther2011", "AcOther2012", "AcOther2013", "AcOther2014", "AcOther", "AcFullCosts2010", "AcFullCosts2011", "AcFullCosts2012", "AcFullCosts2013", "AcFullCosts2014", "AcFullCosts", "AcExt2010", "AcExt2011", "AcExt2012", _</text:p>
      <text:p text:style-name="P1"><text:s text:c="8"/>"AcExt2013", "AcExt2014", "AcExt", "AcTrials2010", "AcTrials2011", "AcTrials2012", "AcTrials2013", "AcTrials2014", "AcTrials", "AcSd2010", "AcSd2011", "AcSd2012", "AcSd2013", "AcSd2014", "AcSd") '!!!!!!!!!!!!!!!!!!!!!!All Names in the wanted order</text:p>
      <text:p text:style-name="P1"><text:s text:c="4"/>For Iter = LBound(ColName_Arr) To LBound(ColName_Arr)</text:p>
      <text:p text:style-name="P1"><text:s text:c="8"/>Dim Col_to_i As Long</text:p>
      <text:p text:style-name="P1"><text:s text:c="8"/>Dim Col_from_i As Long</text:p>
      <text:p text:style-name="P1"><text:s text:c="8"/>Col_to_i = Iter + 1</text:p>
      <text:p text:style-name="P1"><text:s text:c="8"/>ColName_i = ColName_Arr(Iter)</text:p>
      <text:p text:style-name="P1"><text:s text:c="8"/>'Col_from_i = z_GetColumnIndex(ColName_i, 1, "RD_MasterDataSet_5")</text:p>
      <text:p text:style-name="P1"><text:s text:c="8"/>Call z_CopyColumn("RD_MasterDataSet_5", Col_from_i, "RD_MasterDataSet_6", Col_to_i) '!!!!!!!!!!!!!!!!!!!!!!Testen-ok</text:p>
      <text:p text:style-name="P1"><text:s text:c="4"/>Next Iter</text:p>
      <text:p text:style-name="P1"><text:s text:c="4"/>Call z_WorkbookSave(Wb_2)</text:p>
      <text:p text:style-name="P1">End If</text:p>
      <text:p text:style-name="P1"><text:s text:c="4"/>'***************************************</text:p>
      <text:p text:style-name="P1"><text:s text:c="4"/>'Give each col the right format</text:p>
      <text:p text:style-name="P1"><text:s text:c="4"/>Call z_Format</text:p>
      <text:p text:style-name="P1"><text:s text:c="4"/>'***************************************</text:p>
      <text:p text:style-name="P1"><text:s text:c="4"/>'Delete the summary rows</text:p>
      <text:p text:style-name="P1">If 0 Then</text:p>
      <text:p text:style-name="P1"><text:s text:c="4"/>Call z_ShNew("Log_8", "Begin")</text:p>
      <text:p text:style-name="P1"><text:s text:c="4"/>Call z_ShNewFlatValueCopy("RD_MasterDataSet_6", "RD_MasterDataSet_7", "Begin")</text:p>
      <text:p text:style-name="P1"><text:s text:c="4"/>Dim SearchCol As Long</text:p>
      <text:p text:style-name="P1"><text:s text:c="4"/>SearchCol = z_GetColumnIndex("IdentifierColName???", 1, "RD_MasterDataSet_7") '!!!!!!!!!!!!!!!!!!!!!!Add Col Name</text:p>
      <text:p text:style-name="P1"><text:s text:c="4"/>Call z_DeleteRowsOfNotEmptyCells("RD_MasterDataSet_7", SearchCol, 2) '!!!!!!!!!!!!!!!!!!!!!!Testen-ok</text:p>
      <text:p text:style-name="P1">End If</text:p>
      <text:p text:style-name="P1"><text:s text:c="4"/>'***************************************</text:p>
      <text:p text:style-name="P1"><text:s text:c="4"/>'Create a pivot table</text:p>
      <text:p text:style-name="P1"><text:s text:c="4"/></text:p>
      <text:p text:style-name="P1"><text:s text:c="4"/>'***************************************</text:p>
      <text:p text:style-name="P1"><text:s text:c="4"/>'Create the exception reports, which are then used to improve data quality in SmC</text:p>
      <text:p text:style-name="P1"><text:s text:c="4"/></text:p>
      <text:p text:style-name="P1"><text:s text:c="4"/>'***************************************</text:p>
      <text:p text:style-name="P1">End Sub</text:p>
      <text:p text:style-name="P1"/>
      <text:p text:style-name="P1">Function CostCalc(Sh As String, PiId As String, YearStart As Integer, AcFull As String, EtcFull As String, Unit As String, _</text:p>
      <text:p text:style-name="P1"><text:s text:c="16"/>EacSD As String, EacTrial As String, EacOther As String, EacExt As String, EacFull As String, _</text:p>
      <text:p text:style-name="P1"><text:s text:c="16"/>Sh_log As String)</text:p>
      <text:p text:style-name="P1"><text:s text:c="4"/>'Procedure generated by Roland.Benz@Syngenta.com (PMEC, Project Management Excellence)</text:p>
      <text:p text:style-name="P1"><text:soft-page-break/><text:s text:c="4"/>Application.ScreenUpdating = False</text:p>
      <text:p text:style-name="P1"><text:s text:c="4"/>Dim PiId_Col As Long</text:p>
      <text:p text:style-name="P1"><text:s text:c="4"/>Dim Unit_Col As Long</text:p>
      <text:p text:style-name="P1"><text:s text:c="4"/>Dim AcFull_Col As Long</text:p>
      <text:p text:style-name="P1"><text:s text:c="4"/>Dim EtcFull_Col As Long</text:p>
      <text:p text:style-name="P1"><text:s text:c="4"/>Dim EacFull_Col As Long</text:p>
      <text:p text:style-name="P1"><text:s text:c="4"/>Dim EacSD_Col As Long</text:p>
      <text:p text:style-name="P1"><text:s text:c="4"/>Dim EacTrial_Col As Long</text:p>
      <text:p text:style-name="P1"><text:s text:c="4"/>Dim EacOther_Col As Long</text:p>
      <text:p text:style-name="P1"><text:s text:c="4"/>Dim EacExt_Col As Long</text:p>
      <text:p text:style-name="P1"/>
      <text:p text:style-name="P1"><text:s text:c="4"/>'get the column index of the unit attribute and the PiId attribute</text:p>
      <text:p text:style-name="P1"><text:s text:c="4"/>Unit_Col = z_GetColumnIndex(Unit, 1, Sh)</text:p>
      <text:p text:style-name="P1"><text:s text:c="4"/>PiId_Col = z_GetColumnIndex(PiId, 1, Sh)</text:p>
      <text:p text:style-name="P1"/>
      <text:p text:style-name="P1"><text:s text:c="4"/>'iterate through all rows</text:p>
      <text:p text:style-name="P1"><text:s text:c="4"/>Dim Search_Col As Long</text:p>
      <text:p text:style-name="P1"><text:s text:c="4"/>Search_Col = z_GetColumnIndex(PiId, 1, Sh)</text:p>
      <text:p text:style-name="P1"><text:s text:c="4"/>RowSize = z_RowSize(Search_Col, Sh)</text:p>
      <text:p text:style-name="P1"><text:s text:c="4"/>For Row = 2 To RowSize</text:p>
      <text:p text:style-name="P1"><text:s text:c="8"/>If (Row Mod 100) = 0 Then</text:p>
      <text:p text:style-name="P1"><text:s text:c="12"/>Debug.Print Row</text:p>
      <text:p text:style-name="P1"><text:s text:c="8"/>End If</text:p>
      <text:p text:style-name="P1"><text:s text:c="8"/>'iterate through all Years</text:p>
      <text:p text:style-name="P1"><text:s text:c="8"/>Dim YearEnd As Integer</text:p>
      <text:p text:style-name="P1"><text:s text:c="8"/>YearEnd = YearStart + 4</text:p>
      <text:p text:style-name="P1"><text:s text:c="8"/>For Yr_iter = YearStart To YearEnd + 1</text:p>
      <text:p text:style-name="P1"><text:s text:c="12"/>'For the costs in a year</text:p>
      <text:p text:style-name="P1"><text:s text:c="12"/>If Yr_iter &lt; YearEnd Or Yr_iter = YearEnd Then</text:p>
      <text:p text:style-name="P1"><text:s text:c="16"/>Yr = " " &amp; CStr(Yr_iter)</text:p>
      <text:p text:style-name="P1"><text:s text:c="12"/>'For the total costs over all years</text:p>
      <text:p text:style-name="P1"><text:s text:c="12"/>Else</text:p>
      <text:p text:style-name="P1"><text:s text:c="16"/>Yr = ""</text:p>
      <text:p text:style-name="P1"><text:s text:c="12"/>End If</text:p>
      <text:p text:style-name="P1"><text:s text:c="12"/>'Get the column indices of the cost attributes</text:p>
      <text:p text:style-name="P1"><text:s text:c="12"/>AcFull_Col = z_GetColumnIndex(AcFull &amp; Yr, 1, Sh)</text:p>
      <text:p text:style-name="P1"><text:s text:c="12"/>EtcFull_Col = z_GetColumnIndex(EtcFull &amp; Yr, 1, Sh)</text:p>
      <text:p text:style-name="P1"><text:s text:c="12"/>EacFull_Col = z_GetColumnIndex(EacFull &amp; Yr &amp; "_c", 1, Sh)</text:p>
      <text:p text:style-name="P1"><text:s text:c="12"/>EacSD_Col = z_GetColumnIndex(EacSD &amp; Yr &amp; "_c", 1, Sh)</text:p>
      <text:p text:style-name="P1"><text:s text:c="12"/>EacTrial_Col = z_GetColumnIndex(EacTrial &amp; Yr &amp; "_c", 1, Sh)</text:p>
      <text:p text:style-name="P1"><text:s text:c="12"/>EacOther_Col = z_GetColumnIndex(EacOther &amp; Yr &amp; "_c", 1, Sh)</text:p>
      <text:p text:style-name="P1"><text:s text:c="12"/>EacExt_Col = z_GetColumnIndex(EacExt &amp; Yr &amp; "_c", 1, Sh)</text:p>
      <text:p text:style-name="P1"><text:s text:c="12"/>'Write out each time a calculation is necessary</text:p>
      <text:p text:style-name="P1"><text:s text:c="12"/>Dim Row_log As Long</text:p>
      <text:p text:style-name="P1"><text:s text:c="12"/>Row_log = 2</text:p>
      <text:p text:style-name="P1"><text:s text:c="12"/>If Cells(Row, AcFull_Col) &lt;&gt; Empty Then</text:p>
      <text:p text:style-name="P1"><text:s text:c="16"/>Sheets(Sh_log).Cells(Row_log, 1) = Cells(Row, PiId_Col)</text:p>
      <text:p text:style-name="P1"><text:s text:c="16"/>Sheets(Sh_log).Cells(Row_log, 1) = Cells(Row, AcFull_Col)</text:p>
      <text:p text:style-name="P1"><text:s text:c="16"/>Row_log = Row_log + 1</text:p>
      <text:p text:style-name="P1"><text:s text:c="12"/>End If</text:p>
      <text:p text:style-name="P1"><text:s text:c="12"/>'Fill the cost cell with the calculated cost</text:p>
      <text:p text:style-name="P1"><text:s text:c="12"/>'Either add the SD Costs</text:p>
      <text:p text:style-name="P1"><text:s text:c="12"/>If left(Cells(Row, Unit_Col), 4) = "SD__" Or left(Cells(Row, Unit_Col), 2) = "SD" Then</text:p>
      <text:p text:style-name="P1"><text:soft-page-break/><text:s text:c="16"/>Cells(Row, EacSD_Col) = Cells(Row, AcFull_Col) + Cells(Row, EtcFull_Col)</text:p>
      <text:p text:style-name="P1"><text:s text:c="16"/>Cells(Row, EacFull_Col) = Cells(Row, EacSD_Col)</text:p>
      <text:p text:style-name="P1"><text:s text:c="12"/>'or add the Trial Costs</text:p>
      <text:p text:style-name="P1"><text:s text:c="12"/>ElseIf left(Cells(Row, Unit_Col), 4) = "TRIA" Then</text:p>
      <text:p text:style-name="P1"><text:s text:c="16"/>Cells(Row, EacTrial_Col) = Cells(Row, AcFull_Col) + Cells(Row, EtcFull_Col)</text:p>
      <text:p text:style-name="P1"><text:s text:c="16"/>Cells(Row, EacFull_Col) = Cells(Row, EacTrial_Col)</text:p>
      <text:p text:style-name="P1"><text:s text:c="12"/>'or add the Other$ Costs</text:p>
      <text:p text:style-name="P1"><text:s text:c="12"/>ElseIf left(Cells(Row, Unit_Col), 4) = "$_OT" Then</text:p>
      <text:p text:style-name="P1"><text:s text:c="16"/>Cells(Row, EacOther_Col) = Cells(Row, AcFull_Col) + Cells(Row, EtcFull_Col)</text:p>
      <text:p text:style-name="P1"><text:s text:c="16"/>Cells(Row, EacFull_Col) = Cells(Row, EacOther_Col)</text:p>
      <text:p text:style-name="P1"><text:s text:c="12"/>'or add the External$ Costs</text:p>
      <text:p text:style-name="P1"><text:s text:c="12"/>ElseIf left(Cells(Row, Unit_Col), 4) = "$_EX" Then</text:p>
      <text:p text:style-name="P1"><text:s text:c="16"/>Cells(Row, EacExt_Col) = Cells(Row, AcFull_Col) + Cells(Row, EtcFull_Col)</text:p>
      <text:p text:style-name="P1"><text:s text:c="16"/>Cells(Row, EacFull_Col) = Cells(Row, EacExt_Col)</text:p>
      <text:p text:style-name="P1"><text:s text:c="12"/>'New unit to add to this else-if-tree</text:p>
      <text:p text:style-name="P1"><text:s text:c="12"/>Else</text:p>
      <text:p text:style-name="P1"><text:s text:c="16"/>Stop 'error: a new resource unit was added, add it to this else-if-tree</text:p>
      <text:p text:style-name="P1"><text:s text:c="12"/>End If</text:p>
      <text:p text:style-name="P1"><text:s text:c="8"/>Next Yr_iter</text:p>
      <text:p text:style-name="P1"><text:s text:c="4"/>Next Row</text:p>
      <text:p text:style-name="P1"><text:s text:c="4"/>Application.ScreenUpdating = True</text:p>
      <text:p text:style-name="P1">End Function</text:p>
      <text:p text:style-name="P1"/>
      <text:p text:style-name="P1">Function z_SmC_CleanProjectReportPortfolioStructure(Sh_from As String, Sh_to As String)</text:p>
      <text:p text:style-name="P1"><text:s text:c="4"/>'A user of this macro needs to provide an extract of the SmartChoice Project report.</text:p>
      <text:p text:style-name="P1"><text:s text:c="4"/>'The macro cleans the first three portfolio levels (4 levels if SYNGENTA is also counted).</text:p>
      <text:p text:style-name="P1"><text:s text:c="4"/>'Activate Sh_from</text:p>
      <text:p text:style-name="P1"><text:s text:c="4"/>Sheets(Sh_from).Activate</text:p>
      <text:p text:style-name="P1"><text:s text:c="4"/>Dim IntPBSValue As String, IntPBSValue2 As String</text:p>
      <text:p text:style-name="P1"><text:s text:c="4"/>'Generate a copy of the sheet before changing the content</text:p>
      <text:p text:style-name="P1"><text:s text:c="4"/>Sheets(Sh_from).Copy After:=Sheets(1)</text:p>
      <text:p text:style-name="P1"><text:s text:c="4"/>ActiveSheet.Name = Sh_to</text:p>
      <text:p text:style-name="P1"/>
      <text:p text:style-name="P1"><text:s text:c="4"/>'Generally "unmerge" merged cells</text:p>
      <text:p text:style-name="P1"><text:s text:c="4"/>Cells.MergeCells = False</text:p>
      <text:p text:style-name="P1"><text:s text:c="4"/>'Remove the SYNGENTA level</text:p>
      <text:p text:style-name="P1"><text:s text:c="4"/>If Cells(2, 6).Value = "SYNGENTA" Then</text:p>
      <text:p text:style-name="P1"><text:s text:c="8"/>Cells(2, 6).EntireRow.Delete</text:p>
      <text:p text:style-name="P1"><text:s text:c="4"/>End If</text:p>
      <text:p text:style-name="P1"><text:s text:c="4"/>'Remove not used columns</text:p>
      <text:p text:style-name="P1"><text:s text:c="4"/>Columns("A:A").EntireColumn.Delete</text:p>
      <text:p text:style-name="P1"><text:s text:c="4"/>Columns("D:D").EntireColumn.Delete</text:p>
      <text:p text:style-name="P1"><text:s text:c="4"/>'Add headers for the columns</text:p>
      <text:p text:style-name="P1"><text:s text:c="4"/>Range("A:C").ColumnWidth = 20</text:p>
      <text:p text:style-name="P1"><text:s text:c="4"/>Cells(1, 1).Value = "Portfolio Level 1"</text:p>
      <text:p text:style-name="P1"><text:s text:c="4"/>Cells(1, 2).Value = "Portfolio Level 2"</text:p>
      <text:p text:style-name="P1"><text:s text:c="4"/>Cells(1, 3).Value = "Portfolio Level 3"</text:p>
      <text:p text:style-name="P1"><text:s text:c="4"/>'Assign PBS level 1, 2 and 3 values to the cells on the left of each entry</text:p>
      <text:p text:style-name="P1"><text:s text:c="4"/>'PBS level 1</text:p>
      <text:p text:style-name="P1"><text:s text:c="4"/>Cells(2, 4).Select</text:p>
      <text:p text:style-name="P1"><text:s text:c="4"/>Do While Not ActiveCell.Value = ""</text:p>
      <text:p text:style-name="P1"><text:s text:c="8"/>If Not ActiveCell(1, -2).Borders(xlEdgeRight).LineStyle = xlContinuous Then</text:p>
      <text:p text:style-name="P1"><text:s text:c="12"/>IntPBSValue = ActiveCell.Value</text:p>
      <text:p text:style-name="P1"><text:soft-page-break/><text:s text:c="12"/>ActiveCell.EntireRow.Delete</text:p>
      <text:p text:style-name="P1"><text:s text:c="12"/>Do While ActiveCell(1, -2).Borders(xlEdgeRight).LineStyle = xlContinuous</text:p>
      <text:p text:style-name="P1"><text:s text:c="16"/>ActiveCell(1, -2).Value = IntPBSValue</text:p>
      <text:p text:style-name="P1"><text:s text:c="16"/>ActiveCell(2, 1).Select</text:p>
      <text:p text:style-name="P1"><text:s text:c="12"/>Loop</text:p>
      <text:p text:style-name="P1"><text:s text:c="8"/>End If</text:p>
      <text:p text:style-name="P1"><text:s text:c="4"/>Loop</text:p>
      <text:p text:style-name="P1"><text:s text:c="4"/>'PBS level 2</text:p>
      <text:p text:style-name="P1"><text:s text:c="4"/>Cells(2, 4).Select</text:p>
      <text:p text:style-name="P1"><text:s text:c="4"/>Do While Not ActiveCell.Value = ""</text:p>
      <text:p text:style-name="P1"><text:s text:c="8"/>If Not ActiveCell(1, 2).Value = ActiveCell(1, -2).Value Then</text:p>
      <text:p text:style-name="P1"><text:s text:c="12"/>If Not ActiveCell(1, -1).Borders(xlEdgeRight).LineStyle = xlContinuous Then</text:p>
      <text:p text:style-name="P1"><text:s text:c="16"/>IntPBSValue = ActiveCell.Value</text:p>
      <text:p text:style-name="P1"><text:s text:c="16"/>ActiveCell.EntireRow.Delete</text:p>
      <text:p text:style-name="P1"><text:s text:c="16"/>Do While ActiveCell(1, -1).Borders(xlEdgeRight).LineStyle = xlContinuous</text:p>
      <text:p text:style-name="P1"><text:s text:c="20"/>ActiveCell(1, -1).Value = IntPBSValue</text:p>
      <text:p text:style-name="P1"><text:s text:c="20"/>ActiveCell(2, 1).Select</text:p>
      <text:p text:style-name="P1"><text:s text:c="16"/>Loop</text:p>
      <text:p text:style-name="P1"><text:s text:c="12"/>Else: ActiveCell(2, 1).Select</text:p>
      <text:p text:style-name="P1"><text:s text:c="12"/>End If</text:p>
      <text:p text:style-name="P1"><text:s text:c="8"/>Else: ActiveCell(2, 1).Select</text:p>
      <text:p text:style-name="P1"><text:s text:c="8"/>End If</text:p>
      <text:p text:style-name="P1"><text:s text:c="4"/>Loop</text:p>
      <text:p text:style-name="P1"><text:s text:c="4"/>'PBS level 3</text:p>
      <text:p text:style-name="P1"><text:s text:c="4"/>Cells(2, 4).Select</text:p>
      <text:p text:style-name="P1"><text:s text:c="4"/>Do While Not ActiveCell.Value = ""</text:p>
      <text:p text:style-name="P1"><text:s text:c="8"/>If Not ActiveCell.Value = ActiveCell(1, -1).Value Then</text:p>
      <text:p text:style-name="P1"><text:s text:c="12"/>If Not ActiveCell.Borders(xlEdgeRight).LineStyle = xlContinuous Then</text:p>
      <text:p text:style-name="P1"><text:s text:c="16"/>IntPBSValue = ActiveCell.Value</text:p>
      <text:p text:style-name="P1"><text:s text:c="16"/>ActiveCell.EntireRow.Delete</text:p>
      <text:p text:style-name="P1"><text:s text:c="16"/>Do While ActiveCell.Borders(xlEdgeRight).LineStyle = xlContinuous And ActiveCell(1, 0).Borders(xlEdgeLeft).LineStyle = xlContinuous And ActiveCell(1, 0).Borders(xlEdgeRight).LineStyle = xlContinuous</text:p>
      <text:p text:style-name="P1"><text:s text:c="20"/>ActiveCell(1, 0).Value = IntPBSValue</text:p>
      <text:p text:style-name="P1"><text:s text:c="20"/>ActiveCell(2, 1).Select</text:p>
      <text:p text:style-name="P1"><text:s text:c="16"/>Loop</text:p>
      <text:p text:style-name="P1"><text:s text:c="12"/>Else: ActiveCell(2, 1).Select</text:p>
      <text:p text:style-name="P1"><text:s text:c="12"/>End If</text:p>
      <text:p text:style-name="P1"><text:s text:c="8"/>Else: ActiveCell(2, 1).Select</text:p>
      <text:p text:style-name="P1"><text:s text:c="8"/>End If</text:p>
      <text:p text:style-name="P1"><text:s text:c="4"/>Loop</text:p>
      <text:p text:style-name="P1"><text:s text:c="4"/>'Remove not used columns</text:p>
      <text:p text:style-name="P1"><text:s text:c="4"/>Columns("D:D").EntireColumn.Delete</text:p>
      <text:p text:style-name="P1"><text:s text:c="4"/>Cells(1, 1).Select</text:p>
      <text:p text:style-name="P1">End Function</text:p>
      <text:p text:style-name="P1"/>
      <text:p text:style-name="P1"/>
      <text:p text:style-name="P1">Sub test43()</text:p>
      <text:p text:style-name="P1"><text:s text:c="4"/>Call z_DeleteNotRessourceRows("RD_MasterDataSet_4", "MyRessourceId")</text:p>
      <text:p text:style-name="P1">End Sub</text:p>
      <text:p text:style-name="P1"/>
      <text:p text:style-name="P1">Function z_DeleteNotRessourceRows(Sh As String, ColName As String)</text:p>
      <text:p text:style-name="P1">Sheets(Sh).Activate</text:p>
      <text:p text:style-name="P1"><text:soft-page-break/><text:s text:c="4"/>Dim Col As Long</text:p>
      <text:p text:style-name="P1"><text:s text:c="4"/>Col = z_GetColumnIndex(ColName, 1, Sh)</text:p>
      <text:p text:style-name="P1"><text:s text:c="4"/>Dim RowSize1 As Long</text:p>
      <text:p text:style-name="P1"><text:s text:c="4"/>RowSize1 = z_RowSize(Col, Sh) + 1</text:p>
      <text:p text:style-name="P1"><text:s text:c="4"/>Dim ColSize As Long</text:p>
      <text:p text:style-name="P1"><text:s text:c="4"/>ColSize = z_ColSize(1, Sh)</text:p>
      <text:p text:style-name="P1"><text:s text:c="4"/>Dim RowSize2 As Long</text:p>
      <text:p text:style-name="P1"><text:s text:c="4"/>RowSize2 = z_LastWrittenRow(Sh, ColSize)</text:p>
      <text:p text:style-name="P1"><text:s text:c="4"/>Range(Cells(RowSize1, 1), Cells(RowSize2, ColSize)).Select</text:p>
      <text:p text:style-name="P1"><text:s text:c="4"/>Selection.ClearContents</text:p>
      <text:p text:style-name="P1">End Function</text:p>
      <text:p text:style-name="P1"/>
      <text:p text:style-name="P1"/>
      <text:p text:style-name="P1">Function z_RemoveColNames(Sh As String, Sh_log As String, Col_Start As Long, Criteria As String)</text:p>
      <text:p text:style-name="P1">'Activate Sh and the filter</text:p>
      <text:p text:style-name="P1">Sheets(Sh).Select</text:p>
      <text:p text:style-name="P1">RowSize = z_RowSize(5, Sh)</text:p>
      <text:p text:style-name="P1">ColSize = z_ColSize(Col_Start, Sh)</text:p>
      <text:p text:style-name="P1">If Sheets(Sh).AutoFilterMode = False Then</text:p>
      <text:p text:style-name="P1"><text:s text:c="4"/>Rows(1).AutoFilter 'Data&gt;Filter</text:p>
      <text:p text:style-name="P1">End If</text:p>
      <text:p text:style-name="P1">'Filter the wrong entries</text:p>
      <text:p text:style-name="P1">ActiveSheet.Range(Cells(2, Col_Start), Cells(RowSize, ColSize)).AutoFilter _</text:p>
      <text:p text:style-name="P1"><text:s text:c="4"/>Field:=Col_Start, Criteria1:=Criteria</text:p>
      <text:p text:style-name="P1">'Write out into the logfile</text:p>
      <text:p text:style-name="P1">Cells.Copy Destination:=Sheets(Sh_log).Cells(1, 1)</text:p>
      <text:p text:style-name="P1">'delete rows</text:p>
      <text:p text:style-name="P1">Range(Cells(2, Col_Start), Cells(RowSize, Col_Start)).Select</text:p>
      <text:p text:style-name="P1">Selection.EntireRow.Delete</text:p>
      <text:p text:style-name="P1">'Undo the filter</text:p>
      <text:p text:style-name="P1">Sheets(Sh).AutoFilterMode = False</text:p>
      <text:p text:style-name="P1"/>
      <text:p text:style-name="P1">End Function</text:p>
      <text:p text:style-name="P1"/>
      <text:p text:style-name="P1">Function z_Format()</text:p>
      <text:p text:style-name="P1"/>
      <text:p text:style-name="P1">End Function</text:p>
      <text:p text:style-name="P1">Function z_CopySh1ToSh2_GivenColLastRow(Sh_from As String, ColNameStart_from As String, Sh_to As String)</text:p>
      <text:p text:style-name="P1"><text:s text:c="4"/>Dim ColStart_from As Long</text:p>
      <text:p text:style-name="P1"><text:s text:c="4"/>ColStart_from = z_GetColumnIndex(ColNameStart_from, 1, Sh_from)</text:p>
      <text:p text:style-name="P1"><text:s text:c="4"/>Dim ColSize_from As Long</text:p>
      <text:p text:style-name="P1"><text:s text:c="4"/>ColSize_from = z_ColSize(1, Sh_from)</text:p>
      <text:p text:style-name="P1"><text:s text:c="4"/>'RowSize_from = z_RowSize(1, Sh_from)</text:p>
      <text:p text:style-name="P1"><text:s text:c="4"/>RowSize_from = z_LastWrittenRow(Sh_from, ColSize_from)</text:p>
      <text:p text:style-name="P1"><text:s text:c="4"/>Sheets(Sh_from).Activate</text:p>
      <text:p text:style-name="P1"><text:s text:c="4"/>Range(Cells(1, ColStart_from), Cells(RowSize_from, ColSize_from)).Select</text:p>
      <text:p text:style-name="P1"><text:s text:c="4"/>Selection.Copy</text:p>
      <text:p text:style-name="P1"><text:s text:c="4"/>'RowSize_to = z_RowSize(1, Sh_to) + 1</text:p>
      <text:p text:style-name="P1"><text:s text:c="4"/>RowSize_to = z_LastWrittenRow(Sh_to, ColSize_from) + 1</text:p>
      <text:p text:style-name="P1"><text:s text:c="4"/>Sheets(Sh_to).Activate</text:p>
      <text:p text:style-name="P1"><text:s text:c="4"/>Sheets(Sh_to).Cells(RowSize_to, 1).Select</text:p>
      <text:p text:style-name="P1"><text:s text:c="4"/>Selection.PasteSpecial Paste:=xlPasteValues, Operation:=xlNone, SkipBlanks _</text:p>
      <text:p text:style-name="P1"><text:soft-page-break/><text:s text:c="8"/>:=False, Transpose:=False</text:p>
      <text:p text:style-name="P1">End Function</text:p>
      <text:p text:style-name="P1"/>
      <text:p text:style-name="P1"/>
      <text:p text:style-name="P1">Function z_AddWBSPiId(Sh As String, KeyName As String, AttributeName As String)</text:p>
      <text:p text:style-name="P1"><text:s text:c="4"/>Sheets(Sh).Activate</text:p>
      <text:p text:style-name="P1"><text:s text:c="4"/>Dim Col_Key As Long</text:p>
      <text:p text:style-name="P1"><text:s text:c="4"/>Dim Col_Attr As Long</text:p>
      <text:p text:style-name="P1"><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 text:c="4"/>RowSize = z_LastWrittenRow(Sh, ColSize)</text:p>
      <text:p text:style-name="P1"><text:s text:c="4"/>Dim PiId As String</text:p>
      <text:p text:style-name="P1"><text:s text:c="4"/></text:p>
      <text:p text:style-name="P1"><text:s text:c="4"/>'loop through all rows</text:p>
      <text:p text:style-name="P1"><text:s text:c="4"/>For Row = 1 To RowSize</text:p>
      <text:p text:style-name="P1"><text:s text:c="8"/>If (Row Mod 1000) = 0 Then</text:p>
      <text:p text:style-name="P1"><text:s text:c="12"/>Debug.Print Row</text:p>
      <text:p text:style-name="P1"><text:s text:c="8"/>End If</text:p>
      <text:p text:style-name="P1"><text:s text:c="8"/>'find a new Pi</text:p>
      <text:p text:style-name="P1"><text:s text:c="8"/>'Cells(Row, Col_Key).Select</text:p>
      <text:p text:style-name="P1"><text:s text:c="8"/>If left(Cells(Row, Col_Key).Value, 2) = "PI" Then</text:p>
      <text:p text:style-name="P1"><text:s text:c="12"/>'store the value of the key colunm on the Pi level</text:p>
      <text:p text:style-name="P1"><text:s text:c="12"/>PiId = Cells(Row, Col_Key).Value</text:p>
      <text:p text:style-name="P1"><text:s text:c="12"/>'write the value to the attr column on the Pi level</text:p>
      <text:p text:style-name="P1"><text:s text:c="12"/>Cells(Row, Col_Attr).Value = PiId</text:p>
      <text:p text:style-name="P1"><text:s text:c="12"/>Row = Row + 1</text:p>
      <text:p text:style-name="P1"><text:s text:c="12"/>'Cells(Row, Col_Key).Select</text:p>
      <text:p text:style-name="P1"><text:s text:c="12"/>'go through all rows of a Pi and write that stored value</text:p>
      <text:p text:style-name="P1"><text:s text:c="12"/>Do While Not left(Cells(Row, Col_Key).Value, 2) = "PI"</text:p>
      <text:p text:style-name="P1"><text:s text:c="16"/>If Cells(Row, Col_Key).Value = "Activity Identifier" Then</text:p>
      <text:p text:style-name="P1"><text:s text:c="19"/>Row = Row + 1</text:p>
      <text:p text:style-name="P1"><text:s text:c="16"/>Else</text:p>
      <text:p text:style-name="P1"><text:s text:c="20"/>Cells(Row, Col_Attr).Value = PiId</text:p>
      <text:p text:style-name="P1"><text:s text:c="20"/>Row = Row + 1</text:p>
      <text:p text:style-name="P1"><text:s text:c="20"/>'Cells(Row, Col_Key).Select</text:p>
      <text:p text:style-name="P1"><text:s text:c="20"/>'termination criteria</text:p>
      <text:p text:style-name="P1"><text:s text:c="20"/>If Row = RowSize + 1 Then</text:p>
      <text:p text:style-name="P1"><text:s text:c="24"/>Exit Function</text:p>
      <text:p text:style-name="P1"><text:s text:c="20"/>End If</text:p>
      <text:p text:style-name="P1"><text:s text:c="16"/>End If</text:p>
      <text:p text:style-name="P1"><text:s text:c="12"/>Loop</text:p>
      <text:p text:style-name="P1"><text:s text:c="12"/>'Iterate down to remain at the same row after the next statement iteration</text:p>
      <text:p text:style-name="P1"><text:s text:c="12"/>Row = Row - 1</text:p>
      <text:p text:style-name="P1"><text:s text:c="8"/>End If</text:p>
      <text:p text:style-name="P1"><text:s text:c="4"/>Next Row</text:p>
      <text:p text:style-name="P1">End Function</text:p>
      <text:p text:style-name="P1">Function z_AddWBSActivityId(Sh As String, KeyName As String, AttributeName As String)</text:p>
      <text:p text:style-name="P1"><text:s text:c="4"/>Sheets(Sh).Activate</text:p>
      <text:p text:style-name="P1"><text:s text:c="4"/>Dim Col_Key As Long</text:p>
      <text:p text:style-name="P1"><text:s text:c="4"/>Dim Col_Attr As Long</text:p>
      <text:p text:style-name="P1"><text:soft-page-break/><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 text:c="4"/>RowSize = z_LastWrittenRow(Sh, ColSize)</text:p>
      <text:p text:style-name="P1"><text:s text:c="4"/>Dim PiId As String</text:p>
      <text:p text:style-name="P1"><text:s text:c="4"/></text:p>
      <text:p text:style-name="P1"><text:s text:c="4"/>'loop through all rows</text:p>
      <text:p text:style-name="P1"><text:s text:c="4"/>Dim Row As Long</text:p>
      <text:p text:style-name="P1"><text:s text:c="4"/>Row = 1</text:p>
      <text:p text:style-name="P1"><text:s text:c="4"/>Do While Row &lt; RowSize + 1</text:p>
      <text:p text:style-name="P1"><text:s text:c="8"/>If (Row Mod 1000) = 0 Then</text:p>
      <text:p text:style-name="P1"><text:s text:c="12"/>Debug.Print Row</text:p>
      <text:p text:style-name="P1"><text:s text:c="8"/>End If</text:p>
      <text:p text:style-name="P1"><text:s text:c="8"/>'find a new Pi</text:p>
      <text:p text:style-name="P1"><text:s text:c="8"/>'Cells(Row, Col_Key).Select</text:p>
      <text:p text:style-name="P1"><text:s text:c="8"/>If left(Cells(Row, Col_Key).Value, 2) = "PI" Then</text:p>
      <text:p text:style-name="P1"><text:s text:c="12"/>'store the value of the key colunm on the Pi level</text:p>
      <text:p text:style-name="P1"><text:s text:c="12"/>PiId = Cells(Row, Col_Key).Value</text:p>
      <text:p text:style-name="P1"><text:s text:c="12"/>'write the value to the attr column on the Pi level</text:p>
      <text:p text:style-name="P1"><text:s text:c="12"/>Cells(Row, Col_Attr).Value = PiId</text:p>
      <text:p text:style-name="P1"><text:s text:c="12"/>Row = Row + 1</text:p>
      <text:p text:style-name="P1"><text:s text:c="12"/>'Cells(Row, Col_Key).Select</text:p>
      <text:p text:style-name="P1"><text:s text:c="12"/>'go through all rows of a Pi and write that stored value</text:p>
      <text:p text:style-name="P1"><text:s text:c="12"/>Do While left(Cells(Row, Col_Key).Value, 2) = Empty</text:p>
      <text:p text:style-name="P1"><text:s text:c="16"/>Cells(Row, Col_Attr).Value = PiId</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8"/>'Cells(Row, Col_Key).Select</text:p>
      <text:p text:style-name="P1"><text:s text:c="8"/>Row = Row - 1</text:p>
      <text:p text:style-name="P1"><text:s text:c="8"/>'find a new WS</text:p>
      <text:p text:style-name="P1"><text:s text:c="8"/>ElseIf left(Cells(Row, Col_Key).Value, 2) = "WS" Then</text:p>
      <text:p text:style-name="P1"><text:s text:c="12"/>'store the value of the key colunm on the WS level</text:p>
      <text:p text:style-name="P1"><text:s text:c="12"/>WsID = Cells(Row, Col_Key).Value</text:p>
      <text:p text:style-name="P1"><text:s text:c="12"/>'write the value to the attr column on the WS level</text:p>
      <text:p text:style-name="P1"><text:s text:c="12"/>Cells(Row, Col_Attr).Value = WsID</text:p>
      <text:p text:style-name="P1"><text:s text:c="12"/>Row = Row + 1</text:p>
      <text:p text:style-name="P1"><text:s text:c="12"/>'Cells(Row, Col_Key).Select</text:p>
      <text:p text:style-name="P1"><text:s text:c="12"/>'go through all rows of a WS and write that stored value</text:p>
      <text:p text:style-name="P1"><text:s text:c="12"/>Do While left(Cells(Row, Col_Key).Value, 2) = Empty</text:p>
      <text:p text:style-name="P1"><text:s text:c="16"/>Cells(Row, Col_Attr).Value = WsID</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oft-page-break/><text:s text:c="12"/>Loop</text:p>
      <text:p text:style-name="P1"><text:s text:c="8"/>'Cells(Row, Col_Key).Select</text:p>
      <text:p text:style-name="P1"><text:s text:c="8"/>Row = Row - 1</text:p>
      <text:p text:style-name="P1"><text:s text:c="8"/>'find a new TK</text:p>
      <text:p text:style-name="P1"><text:s text:c="8"/>ElseIf left(Cells(Row, Col_Key).Value, 2) = "TK" Then</text:p>
      <text:p text:style-name="P1"><text:s text:c="12"/>'store the value of the key colunm on the WS level</text:p>
      <text:p text:style-name="P1"><text:s text:c="12"/>TkID = Cells(Row, Col_Key).Value</text:p>
      <text:p text:style-name="P1"><text:s text:c="12"/>'write the value to the attr column on the WS level</text:p>
      <text:p text:style-name="P1"><text:s text:c="12"/>Cells(Row, Col_Attr).Value = TkID</text:p>
      <text:p text:style-name="P1"><text:s text:c="12"/>Row = Row + 1</text:p>
      <text:p text:style-name="P1"><text:s text:c="12"/>'Cells(Row, Col_Key).Select</text:p>
      <text:p text:style-name="P1"><text:s text:c="12"/>'go through all rows of a WS and write that stored value</text:p>
      <text:p text:style-name="P1"><text:s text:c="12"/>Do While left(Cells(Row, Col_Key).Value, 2) = Empty</text:p>
      <text:p text:style-name="P1"><text:s text:c="16"/>Cells(Row, Col_Attr).Value = TkID</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8"/>'Cells(Row, Col_Key).Select</text:p>
      <text:p text:style-name="P1"><text:s text:c="8"/>Row = Row - 1</text:p>
      <text:p text:style-name="P1"><text:s text:c="8"/>'find a new MS</text:p>
      <text:p text:style-name="P1"><text:s text:c="8"/>ElseIf left(Cells(Row, Col_Key).Value, 2) = "MS" Then</text:p>
      <text:p text:style-name="P1"><text:s text:c="12"/>Cells(Row, Col_Attr).Value = Cells(Row, Col_Key).Value</text:p>
      <text:p text:style-name="P1"><text:s text:c="8"/>Else</text:p>
      <text:p text:style-name="P1"><text:s text:c="12"/>'rows with Ressources or column names</text:p>
      <text:p text:style-name="P1"><text:s text:c="8"/>End If</text:p>
      <text:p text:style-name="P1"><text:s text:c="8"/>Row = Row + 1</text:p>
      <text:p text:style-name="P1"><text:s text:c="4"/>Loop</text:p>
      <text:p text:style-name="P1">End Function</text:p>
      <text:p text:style-name="P1"/>
      <text:p text:style-name="P1">Function z_AddMyRessourceId(Sh As String, KeyName As String, AttributeName As String)</text:p>
      <text:p text:style-name="P1"><text:s text:c="4"/>Sheets(Sh).Activate</text:p>
      <text:p text:style-name="P1"><text:s text:c="4"/>Dim Col_Key As Long</text:p>
      <text:p text:style-name="P1"><text:s text:c="4"/>Dim Col_Attr As Long</text:p>
      <text:p text:style-name="P1"><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 text:c="4"/>RowSize = z_LastWrittenRow(Sh, ColSize)</text:p>
      <text:p text:style-name="P1"><text:s text:c="4"/>Dim PiId As String</text:p>
      <text:p text:style-name="P1"><text:s text:c="4"/>Dim Cnt As Long</text:p>
      <text:p text:style-name="P1"><text:s text:c="4"/>Cnt = 1</text:p>
      <text:p text:style-name="P1"><text:s text:c="4"/>For Row = 1 To RowSize</text:p>
      <text:p text:style-name="P1"><text:s text:c="8"/>If (Row Mod 1000) = 0 Then</text:p>
      <text:p text:style-name="P1"><text:s text:c="12"/>Debug.Print Row</text:p>
      <text:p text:style-name="P1"><text:s text:c="8"/>End If</text:p>
      <text:p text:style-name="P1"><text:s text:c="8"/>'find a new Ressource RS</text:p>
      <text:p text:style-name="P1"><text:s text:c="8"/>'Cells(Row, Col_Key).Select</text:p>
      <text:p text:style-name="P1"><text:s text:c="8"/>If left(Cells(Row, Col_Key).Value, 2) = Empty Then</text:p>
      <text:p text:style-name="P1"><text:soft-page-break/><text:s text:c="12"/>Cells(Row, Col_Attr).Value = "RS" &amp; Right("00000000" &amp; CStr(Cnt), 8)</text:p>
      <text:p text:style-name="P1"><text:s text:c="12"/>Cnt = Cnt + 1</text:p>
      <text:p text:style-name="P1"><text:s text:c="8"/>End If</text:p>
      <text:p text:style-name="P1"><text:s text:c="4"/>Next Row</text:p>
      <text:p text:style-name="P1">End Function</text:p>
      <text:p text:style-name="P1">Sub test23()</text:p>
      <text:p text:style-name="P1">Call z_Sort("RD_MasterDataSet_4", 3, 3)</text:p>
      <text:p text:style-name="P1">End Sub</text:p>
      <text:p text:style-name="P1"/>
      <text:p text:style-name="P1">Function z_AddMySortId(Sh As String, KeyName As String, AttributeName As String, ExceptionFlag As String)</text:p>
      <text:p text:style-name="P1"><text:s text:c="4"/>Sheets(Sh).Activate</text:p>
      <text:p text:style-name="P1"><text:s text:c="4"/>Dim Col_Key As Long</text:p>
      <text:p text:style-name="P1"><text:s text:c="4"/>Dim Col_Attr As Long</text:p>
      <text:p text:style-name="P1"><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 text:c="4"/>RowSize = z_LastWrittenRow(Sh, ColSize)</text:p>
      <text:p text:style-name="P1"><text:s text:c="4"/>Dim PiId As String</text:p>
      <text:p text:style-name="P1"><text:s text:c="4"/>Dim Cnt As Long</text:p>
      <text:p text:style-name="P1"><text:s text:c="4"/></text:p>
      <text:p text:style-name="P1"><text:s text:c="4"/>'loop through all rows</text:p>
      <text:p text:style-name="P1"><text:s text:c="4"/>Cnt = 1</text:p>
      <text:p text:style-name="P1"><text:s text:c="4"/>For Row = 2 To RowSize</text:p>
      <text:p text:style-name="P1"><text:s text:c="8"/>If (Row Mod 1000) = 0 Then</text:p>
      <text:p text:style-name="P1"><text:s text:c="12"/>Debug.Print Row</text:p>
      <text:p text:style-name="P1"><text:s text:c="8"/>End If</text:p>
      <text:p text:style-name="P1"><text:s text:c="8"/>If ExceptionFlag = "WithoutMS" Then</text:p>
      <text:p text:style-name="P1"><text:s text:c="12"/>If left(Cells(Row, Col_Key).Value, 2) &lt;&gt; "MS" And Cells(Row, Col_Key).Value &lt;&gt; Empty Then</text:p>
      <text:p text:style-name="P1"><text:s text:c="16"/>Cells(Row, Col_Attr).Value = Cnt</text:p>
      <text:p text:style-name="P1"><text:s text:c="16"/>Cnt = Cnt + 1</text:p>
      <text:p text:style-name="P1"><text:s text:c="12"/>End If</text:p>
      <text:p text:style-name="P1"><text:s text:c="8"/>End If</text:p>
      <text:p text:style-name="P1"><text:s text:c="8"/>If ExceptionFlag = "WithoutAttributeNames" Then</text:p>
      <text:p text:style-name="P1"><text:s text:c="12"/>If left(Cells(Row, Col_Key).Value, 4) &lt;&gt; "PI I" And Cells(Row, Col_Key).Value &lt;&gt; Empty Then</text:p>
      <text:p text:style-name="P1"><text:s text:c="16"/>Cells(Row, Col_Attr).Value = Cnt</text:p>
      <text:p text:style-name="P1"><text:s text:c="16"/>Cnt = Cnt + 1</text:p>
      <text:p text:style-name="P1"><text:s text:c="12"/>End If</text:p>
      <text:p text:style-name="P1"><text:s text:c="8"/>End If</text:p>
      <text:p text:style-name="P1"><text:s text:c="4"/>Next Row</text:p>
      <text:p text:style-name="P1">End Function</text:p>
      <text:p text:style-name="P1"/>
      <text:p text:style-name="P1">Function z_AddMySortId1(Sh As String, KeyName As String, AttributeName As String)</text:p>
      <text:p text:style-name="P1"><text:s text:c="4"/>Sheets(Sh).Activate</text:p>
      <text:p text:style-name="P1"><text:s text:c="4"/>Dim Col_Key As Long</text:p>
      <text:p text:style-name="P1"><text:s text:c="4"/>Dim Col_Attr As Long</text:p>
      <text:p text:style-name="P1"><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oft-page-break/><text:s text:c="4"/>RowSize = z_LastWrittenRow(Sh, ColSize)</text:p>
      <text:p text:style-name="P1"><text:s text:c="4"/>Dim PiId As String</text:p>
      <text:p text:style-name="P1"><text:s text:c="4"/>Dim Cnt As Long</text:p>
      <text:p text:style-name="P1"><text:s text:c="4"/></text:p>
      <text:p text:style-name="P1"><text:s text:c="4"/>'loop through all rows</text:p>
      <text:p text:style-name="P1"><text:s text:c="4"/>For Row = 1 To RowSize</text:p>
      <text:p text:style-name="P1"><text:s text:c="8"/>If (Row Mod 1000) = 0 Then</text:p>
      <text:p text:style-name="P1"><text:s text:c="12"/>Debug.Print Row</text:p>
      <text:p text:style-name="P1"><text:s text:c="8"/>End If</text:p>
      <text:p text:style-name="P1"><text:s text:c="8"/>'find a new Pi</text:p>
      <text:p text:style-name="P1"><text:s text:c="8"/>'Cells(Row, Col_Key).Select</text:p>
      <text:p text:style-name="P1"><text:s text:c="8"/>Cnt = 1</text:p>
      <text:p text:style-name="P1"><text:s text:c="8"/>If left(Cells(Row, Col_Key).Value, 2) = "PI" Then</text:p>
      <text:p text:style-name="P1"><text:s text:c="12"/>Key = Cells(Row, Col_Key).Value</text:p>
      <text:p text:style-name="P1"><text:s text:c="12"/>Cells(Row, Col_Attr).Value = Cnt</text:p>
      <text:p text:style-name="P1"><text:s text:c="12"/>Cnt = Cnt + 1</text:p>
      <text:p text:style-name="P1"><text:s text:c="12"/>Row = Row + 1</text:p>
      <text:p text:style-name="P1"><text:s text:c="12"/>'Cells(Row, Col_Key).Select</text:p>
      <text:p text:style-name="P1"><text:s text:c="12"/>'go through all rows of a Pi and count up</text:p>
      <text:p text:style-name="P1"><text:s text:c="12"/>Do While Key = Cells(Row, Col_Key).Value</text:p>
      <text:p text:style-name="P1"><text:s text:c="16"/>Cells(Row, Col_Attr).Value = Cnt</text:p>
      <text:p text:style-name="P1"><text:s text:c="16"/>Cnt = Cnt + 1</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12"/>'Iterate down to remain at the same row after the next statement iteration</text:p>
      <text:p text:style-name="P1"><text:s text:c="12"/>Row = Row - 1</text:p>
      <text:p text:style-name="P1"><text:s text:c="8"/>End If</text:p>
      <text:p text:style-name="P1"><text:s text:c="4"/>Next Row</text:p>
      <text:p text:style-name="P1">End Function</text:p>
      <text:p text:style-name="P1">Function z_AddMySortId2(Sh As String, KeyName As String, AttributeName As String)</text:p>
      <text:p text:style-name="P1"><text:s text:c="4"/>Sheets(Sh).Activate</text:p>
      <text:p text:style-name="P1"><text:s text:c="4"/>Dim Col_Key As Long</text:p>
      <text:p text:style-name="P1"><text:s text:c="4"/>Dim Col_Attr As Long</text:p>
      <text:p text:style-name="P1"><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 text:c="4"/>RowSize = z_LastWrittenRow(Sh, ColSize)</text:p>
      <text:p text:style-name="P1"><text:s text:c="4"/>Dim PiId As String</text:p>
      <text:p text:style-name="P1"><text:s text:c="4"/>Dim Cnt As Long</text:p>
      <text:p text:style-name="P1"><text:s text:c="4"/></text:p>
      <text:p text:style-name="P1"><text:s text:c="4"/>'loop through all rows</text:p>
      <text:p text:style-name="P1"><text:s text:c="4"/>For Row = 1 To RowSize</text:p>
      <text:p text:style-name="P1"><text:s text:c="8"/>If (Row Mod 1000) = 0 Then</text:p>
      <text:p text:style-name="P1"><text:s text:c="12"/>Debug.Print Row</text:p>
      <text:p text:style-name="P1"><text:s text:c="8"/>End If</text:p>
      <text:p text:style-name="P1"><text:s text:c="8"/>'find a new Pi</text:p>
      <text:p text:style-name="P1"><text:soft-page-break/><text:s text:c="8"/>'Cells(Row, Col_Key).Select</text:p>
      <text:p text:style-name="P1"><text:s text:c="8"/>Cnt = 1</text:p>
      <text:p text:style-name="P1"><text:s text:c="8"/>If left(Cells(Row, Col_Key).Value, 2) = "PI" Then</text:p>
      <text:p text:style-name="P1"><text:s text:c="12"/>Cells(Row, Col_Attr).Value = Cnt</text:p>
      <text:p text:style-name="P1"><text:s text:c="12"/>Cnt = Cnt + 1</text:p>
      <text:p text:style-name="P1"><text:s text:c="12"/>Row = Row + 1</text:p>
      <text:p text:style-name="P1"><text:s text:c="12"/>'Cells(Row, Col_Key).Select</text:p>
      <text:p text:style-name="P1"><text:s text:c="12"/>'go through all rows of a Pi and count up</text:p>
      <text:p text:style-name="P1"><text:s text:c="12"/>Do While Not left(Cells(Row, Col_Key).Value, 2) = "PI"</text:p>
      <text:p text:style-name="P1"><text:s text:c="16"/>Cells(Row, Col_Attr).Value = Cnt</text:p>
      <text:p text:style-name="P1"><text:s text:c="16"/>Cnt = Cnt + 1</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12"/>'Iterate down to remain at the same row after the next statement iteration</text:p>
      <text:p text:style-name="P1"><text:s text:c="12"/>Row = Row - 1</text:p>
      <text:p text:style-name="P1"><text:s text:c="8"/>End If</text:p>
      <text:p text:style-name="P1"><text:s text:c="4"/>Next Row</text:p>
      <text:p text:style-name="P1">End Function</text:p>
      <text:p text:style-name="P1"/>
      <text:p text:style-name="P1">Function z_CopyWBSAttributeEntriesIntoRessources(Sh As String, KeyName As String, AttributeName As String)</text:p>
      <text:p text:style-name="P1"><text:s text:c="4"/>Sheets(Sh).Activate</text:p>
      <text:p text:style-name="P1"><text:s text:c="4"/>Dim Col_Key As Long</text:p>
      <text:p text:style-name="P1"><text:s text:c="4"/>Dim Col_Attr As Long</text:p>
      <text:p text:style-name="P1"><text:s text:c="4"/>Col_Key = z_GetColumnIndex(KeyName, 1, Sh)</text:p>
      <text:p text:style-name="P1"><text:s text:c="4"/>Col_Attr = z_GetColumnIndex(AttributeName, 1, Sh)</text:p>
      <text:p text:style-name="P1"><text:s text:c="4"/>Dim ColSize As Long</text:p>
      <text:p text:style-name="P1"><text:s text:c="4"/>Dim RowSize As Long</text:p>
      <text:p text:style-name="P1"><text:s text:c="4"/>ColSize = z_ColSize(1, Sh)</text:p>
      <text:p text:style-name="P1"><text:s text:c="4"/>RowSize = z_LastWrittenRow(Sh, ColSize)</text:p>
      <text:p text:style-name="P1"><text:s text:c="4"/></text:p>
      <text:p text:style-name="P1"><text:s text:c="4"/>'loop through all rows</text:p>
      <text:p text:style-name="P1"><text:s text:c="4"/>Dim Row As Long</text:p>
      <text:p text:style-name="P1"><text:s text:c="4"/>Row = 1</text:p>
      <text:p text:style-name="P1"><text:s text:c="4"/>Do While Row &lt; RowSize + 1</text:p>
      <text:p text:style-name="P1"><text:s text:c="8"/>If (Row Mod 1000) = 0 Then</text:p>
      <text:p text:style-name="P1"><text:s text:c="12"/>Debug.Print Row</text:p>
      <text:p text:style-name="P1"><text:s text:c="8"/>End If</text:p>
      <text:p text:style-name="P1"><text:s text:c="8"/>'find a new Pi</text:p>
      <text:p text:style-name="P1"><text:s text:c="8"/>'Cells(Row, Col_Key).Select</text:p>
      <text:p text:style-name="P1"><text:s text:c="8"/>If left(Cells(Row, Col_Key).Value, 2) = "PI" Then</text:p>
      <text:p text:style-name="P1"><text:s text:c="12"/>'store the value of the attribute colunm on the Pi level</text:p>
      <text:p text:style-name="P1"><text:s text:c="12"/>Attr = Cells(Row, Col_Attr).Value</text:p>
      <text:p text:style-name="P1"><text:s text:c="12"/>Key = Cells(Row, Col_Key).Value</text:p>
      <text:p text:style-name="P1"><text:s text:c="12"/>Row = Row + 1</text:p>
      <text:p text:style-name="P1"><text:s text:c="12"/>'Cells(Row, Col_Key).Select</text:p>
      <text:p text:style-name="P1"><text:s text:c="12"/>'go through all rows of a Pi and write that stored value</text:p>
      <text:p text:style-name="P1"><text:s text:c="12"/>Do While Key = Cells(Row, Col_Key) And left(Cells(Row, Col_Attr).Value, 2) = Empty</text:p>
      <text:p text:style-name="P1"><text:soft-page-break/><text:s text:c="16"/>'write the value to the attr column of the ressources planed on the Pi level</text:p>
      <text:p text:style-name="P1"><text:s text:c="16"/>Cells(Row, Col_Attr).Value = Attr</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8"/>'find a new WS</text:p>
      <text:p text:style-name="P1"><text:s text:c="8"/>'Cells(Row, Col_Key).Select</text:p>
      <text:p text:style-name="P1"><text:s text:c="8"/>Row = Row - 1</text:p>
      <text:p text:style-name="P1"><text:s text:c="8"/>ElseIf left(Cells(Row, Col_Key).Value, 2) = "WS" Then</text:p>
      <text:p text:style-name="P1"><text:s text:c="12"/>'store the value of the attribute colunm on the WS level</text:p>
      <text:p text:style-name="P1"><text:s text:c="12"/>Attr = Cells(Row, Col_Attr).Value</text:p>
      <text:p text:style-name="P1"><text:s text:c="12"/>Key = Cells(Row, Col_Key).Value</text:p>
      <text:p text:style-name="P1"><text:s text:c="12"/>Row = Row + 1</text:p>
      <text:p text:style-name="P1"><text:s text:c="12"/>'Cells(Row, Col_Key).Select</text:p>
      <text:p text:style-name="P1"><text:s text:c="12"/>'go through all rows of a WS and write that stored value</text:p>
      <text:p text:style-name="P1"><text:s text:c="12"/>Do While Key = Cells(Row, Col_Key) And left(Cells(Row, Col_Attr).Value, 2) = Empty</text:p>
      <text:p text:style-name="P1"><text:s text:c="16"/>'write the value to the attr column of the ressources planed on the WS level</text:p>
      <text:p text:style-name="P1"><text:s text:c="16"/>Cells(Row, Col_Attr).Value = Attr</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8"/>'find a new TK</text:p>
      <text:p text:style-name="P1"><text:s text:c="8"/>'Cells(Row, Col_Key).Select</text:p>
      <text:p text:style-name="P1"><text:s text:c="8"/>Row = Row - 1</text:p>
      <text:p text:style-name="P1"><text:s text:c="8"/>ElseIf left(Cells(Row, Col_Key).Value, 2) = "TK" Then</text:p>
      <text:p text:style-name="P1"><text:s text:c="12"/>'store the value of the attribute colunm on the TK level</text:p>
      <text:p text:style-name="P1"><text:s text:c="12"/>Attr = Cells(Row, Col_Attr).Value</text:p>
      <text:p text:style-name="P1"><text:s text:c="12"/>Key = Cells(Row, Col_Key).Value</text:p>
      <text:p text:style-name="P1"><text:s text:c="12"/>Row = Row + 1</text:p>
      <text:p text:style-name="P1"><text:s text:c="12"/>'Cells(Row, Col_Key).Select</text:p>
      <text:p text:style-name="P1"><text:s text:c="12"/>'go through all rows of a TK and write that stored value</text:p>
      <text:p text:style-name="P1"><text:s text:c="12"/>Do While Key = Cells(Row, Col_Key) And left(Cells(Row, Col_Attr).Value, 2) = Empty</text:p>
      <text:p text:style-name="P1"><text:s text:c="16"/>'write the value to the attr column of the ressources planed on the TK level</text:p>
      <text:p text:style-name="P1"><text:s text:c="16"/>Cells(Row, Col_Attr).Value = Attr</text:p>
      <text:p text:style-name="P1"><text:s text:c="16"/>Row = Row + 1</text:p>
      <text:p text:style-name="P1"><text:s text:c="16"/>'Cells(Row, Col_Key).Select</text:p>
      <text:p text:style-name="P1"><text:s text:c="16"/>'termination criteria</text:p>
      <text:p text:style-name="P1"><text:s text:c="16"/>If Row = RowSize + 1 Then</text:p>
      <text:p text:style-name="P1"><text:s text:c="20"/>Exit Function</text:p>
      <text:p text:style-name="P1"><text:s text:c="16"/>End If</text:p>
      <text:p text:style-name="P1"><text:s text:c="12"/>Loop</text:p>
      <text:p text:style-name="P1"><text:s text:c="8"/>'Cells(Row, Col_Key).Select</text:p>
      <text:p text:style-name="P1"><text:s text:c="8"/>Row = Row - 1</text:p>
      <text:p text:style-name="P1"><text:s text:c="8"/>Else</text:p>
      <text:p text:style-name="P1"><text:s text:c="12"/>'rows with Ressources or column names</text:p>
      <text:p text:style-name="P1"><text:soft-page-break/><text:s text:c="8"/>End If</text:p>
      <text:p text:style-name="P1"><text:s text:c="8"/>Row = Row + 1</text:p>
      <text:p text:style-name="P1"><text:s text:c="4"/>Loop</text:p>
      <text:p text:style-name="P1"><text:s text:c="4"/></text:p>
      <text:p text:style-name="P1">End Function</text:p>
      <text:p text:style-name="P1">Function z_MoveSheet(Sh As String, Wb_from As Workbook, Wb_to As Workbook, Where As String)</text:p>
      <text:p text:style-name="P1"/>
      <text:p text:style-name="P1">End Function</text:p>
      <text:p text:style-name="P1"/>
      <text:p text:style-name="P1">Function z_ColNamesExist(ColNames() As Variant, Sh As String)</text:p>
      <text:p text:style-name="P1"/>
      <text:p text:style-name="P1">End Function</text:p>
      <text:p text:style-name="P1">Function z_ShMapColumns2(ByRef Arr_ColNames As Variant, ByRef Arr_ColNames_new As Variant, _</text:p>
      <text:p text:style-name="P1"><text:s text:c="8"/>Sh As String, Sh_new As String, Sh_log As String, _</text:p>
      <text:p text:style-name="P1"><text:s text:c="8"/>Sh_KeyCol As String, Sh_KeyCol_new As String, _</text:p>
      <text:p text:style-name="P1"><text:s text:c="8"/>Optional ByRef Wb As Workbook)</text:p>
      <text:p text:style-name="P1">'Macro generated by Roland.Benz@Syngenta.com (PMEC, Project Management Excellence)</text:p>
      <text:p text:style-name="P1">Application.ScreenUpdating = False</text:p>
      <text:p text:style-name="P1">Dim Start As Date: Dim Duration As Date</text:p>
      <text:p text:style-name="P1">Start = Now() 'to measure the duration of the code</text:p>
      <text:p text:style-name="P1">Dim ilog As Integer</text:p>
      <text:p text:style-name="P1">ilog = 2</text:p>
      <text:p text:style-name="P1"/>
      <text:p text:style-name="P1">'Determine the column indizes in Sh and Sh_new,</text:p>
      <text:p text:style-name="P1">Dim ColName_i As String</text:p>
      <text:p text:style-name="P1">ReDim ColIndices(0 To UBound(Arr_ColNames), 0 To 2) As Variant</text:p>
      <text:p text:style-name="P1"/>
      <text:p text:style-name="P1">For i = LBound(Arr_ColNames) To UBound(Arr_ColNames) Step 1</text:p>
      <text:p text:style-name="P1"><text:s text:c="4"/>ColName_i = CStr(Arr_ColNames(i))</text:p>
      <text:p text:style-name="P1"><text:s text:c="4"/>ColIndices(i, 0) = ColName_i</text:p>
      <text:p text:style-name="P1"><text:s text:c="4"/>ColIndices(i, 1) = z_GetColumnIndex(ColName_i, 1, Sh)</text:p>
      <text:p text:style-name="P1"><text:s text:c="4"/>ColIndices(i, 2) = z_GetColumnIndex(ColName_i, 1, Sh_new)</text:p>
      <text:p text:style-name="P1"><text:s text:c="4"/>Debug.Print ColIndices(i, 0)</text:p>
      <text:p text:style-name="P1"><text:s text:c="4"/>Debug.Print ColIndices(i, 1)</text:p>
      <text:p text:style-name="P1"><text:s text:c="4"/>Debug.Print ColIndices(i, 2)</text:p>
      <text:p text:style-name="P1"><text:s text:c="4"/>If ColIndices(i, 1) = 0 Then</text:p>
      <text:p text:style-name="P1"><text:s text:c="8"/>'write errors into the logfile</text:p>
      <text:p text:style-name="P1"><text:s text:c="8"/>Sheets(Sh_log).Cells(ilog, 2) = "ColNames"</text:p>
      <text:p text:style-name="P1"><text:s text:c="8"/>Sheets(Sh_log).Cells(ilog, 3) = i</text:p>
      <text:p text:style-name="P1"><text:s text:c="8"/>Sheets(Sh_log).Cells(ilog, 4) = "not found in Sh"</text:p>
      <text:p text:style-name="P1"><text:s text:c="8"/>ilog = ilog + 1</text:p>
      <text:p text:style-name="P1"><text:s text:c="8"/>Stop 'make sure you find all!!!!!!!</text:p>
      <text:p text:style-name="P1"><text:s text:c="4"/>ElseIf ColIndices(i, 2) = 0 Then</text:p>
      <text:p text:style-name="P1"><text:s text:c="8"/>'write errors into the logfile</text:p>
      <text:p text:style-name="P1"><text:s text:c="8"/>Sheets(Sh_log).Cells(ilog, 2) = "ColNames"</text:p>
      <text:p text:style-name="P1"><text:s text:c="8"/>Sheets(Sh_log).Cells(ilog, 3) = i</text:p>
      <text:p text:style-name="P1"><text:s text:c="8"/>Sheets(Sh_log).Cells(ilog, 4) = "not found in Sh_new"</text:p>
      <text:p text:style-name="P1"><text:s text:c="8"/>ilog = ilog + 1</text:p>
      <text:p text:style-name="P1"><text:s text:c="8"/>Stop 'make sure you find all!!!!!!!</text:p>
      <text:p text:style-name="P1"><text:s text:c="4"/>End If</text:p>
      <text:p text:style-name="P1">Next i</text:p>
      <text:p text:style-name="P1"/>
      <text:p text:style-name="P1">'Determine the row size in Sh_new</text:p>
      <text:p text:style-name="P1"><text:soft-page-break/>Sheets(Sh_new).Activate</text:p>
      <text:p text:style-name="P1">RowSize_new = z_RowSize(1, Sh_new)</text:p>
      <text:p text:style-name="P1"/>
      <text:p text:style-name="P1">'Check whether column F is the "PiIdentifier" in "Sh"</text:p>
      <text:p text:style-name="P1">If z_PiIdentifierCheck(Sh, 1, 6) = False Then</text:p>
      <text:p text:style-name="P1"><text:s text:c="4"/>Stop</text:p>
      <text:p text:style-name="P1">End If</text:p>
      <text:p text:style-name="P1">'Check whether column A is the "PiIdentifier" and select Column A "PiIdentifier" in "Sh_new"</text:p>
      <text:p text:style-name="P1">If z_PiIdentifierCheck(Sh_new, 1, 1) = False Then</text:p>
      <text:p text:style-name="P1"><text:s text:c="4"/>Stop</text:p>
      <text:p text:style-name="P1">Else</text:p>
      <text:p text:style-name="P1"><text:s text:c="4"/>Range(Cells(2, 1), Cells(RowSize_new, 1)).Select</text:p>
      <text:p text:style-name="P1">End If</text:p>
      <text:p text:style-name="P1"/>
      <text:p text:style-name="P1">'Iterate throught the rows with "rcheck" = PiIdentifier</text:p>
      <text:p text:style-name="P1">Dim Row As Long</text:p>
      <text:p text:style-name="P1">Row = 1</text:p>
      <text:p text:style-name="P1">For Each rcheck In Selection.Cells</text:p>
      <text:p text:style-name="P1"><text:s text:c="4"/>If (Row Mod 1000) = 0 Then</text:p>
      <text:p text:style-name="P1"><text:s text:c="12"/>Debug.Print Row</text:p>
      <text:p text:style-name="P1"><text:s text:c="8"/>End If</text:p>
      <text:p text:style-name="P1"><text:s text:c="4"/>'if rcheck is found in Sh then perform the mapping</text:p>
      <text:p text:style-name="P1"><text:s text:c="4"/>If Not Sheets(Sh).Columns("F:F").Find(What:=rcheck, LookAt:=xlWhole) Is Nothing Then</text:p>
      <text:p text:style-name="P1"><text:s text:c="8"/>'iterate through the columns</text:p>
      <text:p text:style-name="P1"><text:s text:c="8"/>For j = LBound(ColIndices) To UBound(ColIndices) Step 1</text:p>
      <text:p text:style-name="P1"><text:s text:c="12"/>'read the indices</text:p>
      <text:p text:style-name="P1"><text:s text:c="12"/>ColIndex_j = ColIndices(j, 1)</text:p>
      <text:p text:style-name="P1"><text:s text:c="12"/>ColIndex_new_j = ColIndices(j, 2)</text:p>
      <text:p text:style-name="P1"><text:s text:c="12"/>'map</text:p>
      <text:p text:style-name="P1"><text:s text:c="12"/>rcheck.Offset(0, (ColIndex_new_j) - 1).Value = _</text:p>
      <text:p text:style-name="P1"><text:s text:c="20"/>Sheets(Sh).Columns("F:F").Find(What:=rcheck, LookAt:=xlWhole).Offset(0, (ColIndex_j) - 6)</text:p>
      <text:p text:style-name="P1"><text:s text:c="8"/>Next j</text:p>
      <text:p text:style-name="P1"><text:s text:c="4"/>Else</text:p>
      <text:p text:style-name="P1"><text:s text:c="8"/>'write errors into the logfile</text:p>
      <text:p text:style-name="P1"><text:s text:c="8"/>Sheets(Sh_log).Cells(ilog, 2) = rcheck 'writes out PiIdentifier</text:p>
      <text:p text:style-name="P1"><text:s text:c="8"/>Sheets(Sh_log).Cells(ilog, 4) = "not found"</text:p>
      <text:p text:style-name="P1"><text:s text:c="4"/>End If</text:p>
      <text:p text:style-name="P1"><text:s text:c="4"/>Row = Row + 1</text:p>
      <text:p text:style-name="P1">Next</text:p>
      <text:p text:style-name="P1">Sheets(Sh_new).Rows.RowHeight = 15</text:p>
      <text:p text:style-name="P1">'Write the durations into the logfile</text:p>
      <text:p text:style-name="P1">Duration = Now() - Start</text:p>
      <text:p text:style-name="P1">Sheets(Sh_log).Cells(ilog + 2, 1) = "Duration" &amp; CStr(Duration): ilog = ilog + 1</text:p>
      <text:p text:style-name="P1"/>
      <text:p text:style-name="P1">Application.ScreenUpdating = True</text:p>
      <text:p text:style-name="P1">Exit Function</text:p>
      <text:p text:style-name="P1">NameExpectedNotExistent:</text:p>
      <text:p text:style-name="P1"><text:s text:c="4"/>'write into the RD_MasterDataSet_1</text:p>
      <text:p text:style-name="P1"><text:s text:c="4"/>Sheets("RD_MasterDataSet_1").Cells(1, EnumColIndexExp_i) = ColNameExp_i</text:p>
      <text:p text:style-name="P1"><text:s text:c="4"/>Sheets("RD_MasterDataSet_1").Cells(1, EnumColIndexExp_i).Font.Color = RGB(255, 255, 0)</text:p>
      <text:p text:style-name="P1"><text:s text:c="4"/>'write into the logfile</text:p>
      <text:p text:style-name="P1"><text:s text:c="4"/>ilog = ilog + 1</text:p>
      <text:p text:style-name="P1"><text:soft-page-break/><text:s text:c="4"/>Sheets("Logfile_MapPIsEAC").Cells(ilog, 2) = ColNameExp_i</text:p>
      <text:p text:style-name="P1"><text:s text:c="4"/>Sheets("Logfile_MapPIsEAC").Cells(ilog, 3) = "not found": ilog = ilog + 1</text:p>
      <text:p text:style-name="P1"><text:s text:c="4"/>NotfoundFlag = 0</text:p>
      <text:p text:style-name="P1"><text:s text:c="4"/>Resume Next</text:p>
      <text:p text:style-name="P1">End Function</text:p>
      <text:p text:style-name="P1"/>
      <text:p text:style-name="P1">Function z_PiIdentifierCheck(Sh As String, Sh_row As Long, Sh_col As Long) As Boolean</text:p>
      <text:p text:style-name="P1">'Macro generated by Roland.Benz@Syngenta.com (PMEC, Project Management Excellence)</text:p>
      <text:p text:style-name="P1">If Sheets(Sh).Cells(Sh_row, Sh_col) = "PiIdentifier" Then</text:p>
      <text:p text:style-name="P1"><text:s text:c="4"/>z_PiIdentifierCheck = True</text:p>
      <text:p text:style-name="P1">Else</text:p>
      <text:p text:style-name="P1"><text:s text:c="4"/>z_PiIdentifierCheck = False</text:p>
      <text:p text:style-name="P1">End If</text:p>
      <text:p text:style-name="P1">End Function</text:p>
      <text:p text:style-name="P1"/>
      <text:p text:style-name="P1">Function z_CreateArrayInput_AttributeNames(Sh_from As String, Sh_to As String, NofNamesPerRow As Integer)</text:p>
      <text:p text:style-name="P1">'Input: Sh_from Row 1 containing all Attribute Names</text:p>
      <text:p text:style-name="P1">'Output: Sh_to column A to column T <text:s/>containing "AttributeName1", "AttributeName2" ....</text:p>
      <text:p text:style-name="P1">On Error Resume Next</text:p>
      <text:p text:style-name="P1">WorksheetExists = (Sheets(Sh_to).Name &lt;&gt; "")</text:p>
      <text:p text:style-name="P1">On Error GoTo 0</text:p>
      <text:p text:style-name="P1">If WorksheetExists = False Then</text:p>
      <text:p text:style-name="P1"><text:s text:c="4"/>Worksheets.Add(Before:=Worksheets(1)).Name = Sh_to</text:p>
      <text:p text:style-name="P1">End If</text:p>
      <text:p text:style-name="P1"/>
      <text:p text:style-name="P1">'Copy the Attribute Name from Sh_from to Sh_to</text:p>
      <text:p text:style-name="P1">Sheets(Sh_from).Activate</text:p>
      <text:p text:style-name="P1">Dim Row_from As Long</text:p>
      <text:p text:style-name="P1">Dim Col_from As Long</text:p>
      <text:p text:style-name="P1">Row_from = 1</text:p>
      <text:p text:style-name="P1">Col_from_Size = z_ColSize(Row_from, Sh_from)</text:p>
      <text:p text:style-name="P1">Dim Row_to As Long</text:p>
      <text:p text:style-name="P1">Dim Col_to As Long</text:p>
      <text:p text:style-name="P1">Row_to = 1</text:p>
      <text:p text:style-name="P1">Col_to = 1</text:p>
      <text:p text:style-name="P1">For Col_from = 1 To Col_from_Size</text:p>
      <text:p text:style-name="P1"><text:s text:c="4"/>Sheets(Sh_to).Cells(Row_to, Col_to) = Sheets(Sh_from).Cells(Row_from, Col_from)</text:p>
      <text:p text:style-name="P1"><text:s text:c="4"/>Col_to = Col_to + 1</text:p>
      <text:p text:style-name="P1"><text:s text:c="4"/>If Col_to Mod (NofNamesPerRow + 1) = 0 Then</text:p>
      <text:p text:style-name="P1"><text:s text:c="8"/>Col_to = 1</text:p>
      <text:p text:style-name="P1"><text:s text:c="8"/>Row_to = Row_to + 1</text:p>
      <text:p text:style-name="P1"><text:s text:c="4"/>End If</text:p>
      <text:p text:style-name="P1">Next Col_from</text:p>
      <text:p text:style-name="P1"/>
      <text:p text:style-name="P1">'in Sh_to add "" and , and "_</text:p>
      <text:p text:style-name="P1">Sheets(Sh_to).Activate</text:p>
      <text:p text:style-name="P1">Row_to_Size = z_RowSize(1, Sh_to)</text:p>
      <text:p text:style-name="P1">For Row_to = 1 To Row_to_Size</text:p>
      <text:p text:style-name="P1"><text:s text:c="4"/>For Col_to = 1 To NofNamesPerRow</text:p>
      <text:p text:style-name="P1"><text:s text:c="8"/>Sheets(Sh_to).Cells(Row_to, Col_to) = Chr(34) &amp; CStr(Cells(Row_to, Col_to)) &amp; Chr(34) &amp; Chr(44) 'Chr(34)=" Chr(44)=,</text:p>
      <text:p text:style-name="P1"><text:s text:c="4"/>Next Col_to</text:p>
      <text:p text:style-name="P1"><text:soft-page-break/>Next Row_to</text:p>
      <text:p text:style-name="P1">For Row_to = 1 To Row_to_Size</text:p>
      <text:p text:style-name="P1"><text:s text:c="4"/>For Col_to = 1 To NofNamesPerRow</text:p>
      <text:p text:style-name="P1"><text:s text:c="8"/>If Col_to = NofNamesPerRow Then</text:p>
      <text:p text:style-name="P1"><text:s text:c="12"/>Sheets(Sh_to).Cells(Row_to, Col_to) = CStr(Cells(Row_to, Col_to)) &amp; Chr(32) &amp; Chr(95) <text:s/>'Chr(32)=Space, Chr(95)=_</text:p>
      <text:p text:style-name="P1"><text:s text:c="8"/>End If</text:p>
      <text:p text:style-name="P1"><text:s text:c="4"/>Next Col_to</text:p>
      <text:p text:style-name="P1">Next Row_to</text:p>
      <text:p text:style-name="P1"/>
      <text:p text:style-name="P1">End Function</text:p>
      <text:p text:style-name="P1"/>
      <text:p text:style-name="P1">Sub test12()</text:p>
      <text:p text:style-name="P1">Call z_CreateArrayInput_AttributeNames("626d47cb89a01281d60a8f659070074", "AttrNamesFromInput", 10)</text:p>
      <text:p text:style-name="P1">End Sub</text:p>
      <text:p text:style-name="P1"/>
      <text:p text:style-name="P1">Function z_ShMapColumns(Sh_from As String, ColName_Key_from As String, ByRef ColNames_from As Variant, _</text:p>
      <text:p text:style-name="P1"><text:s text:c="16"/>Sh_to As String, ColName_Key_to As String, ByRef ColNames_to As Variant, _</text:p>
      <text:p text:style-name="P1"><text:s text:c="16"/>Sh_log As String, Optional ByRef Wb As Workbook)</text:p>
      <text:p text:style-name="P1"><text:s text:c="4"/>'Macro generated by Roland.Benz@Syngenta.com (PMEC, Project Management Excellence)</text:p>
      <text:p text:style-name="P1"><text:s text:c="4"/>Application.ScreenUpdating = False</text:p>
      <text:p text:style-name="P1"><text:s text:c="4"/>'Start time measuring</text:p>
      <text:p text:style-name="P1"><text:s text:c="4"/>Dim Start As Date: Dim Duration As Date</text:p>
      <text:p text:style-name="P1"><text:s text:c="4"/>Start = Now()</text:p>
      <text:p text:style-name="P1"><text:s text:c="4"/></text:p>
      <text:p text:style-name="P1"><text:s text:c="4"/>'create a matrix with column names and indexes</text:p>
      <text:p text:style-name="P1"><text:s text:c="4"/>MapMatrix = MakeMatrix_Shfrom_ColNameColIndex_Shto_ColNameColIndex(Sh_from, ColNames_from, Sh_to, ColNames_to)</text:p>
      <text:p text:style-name="P1"/>
      <text:p text:style-name="P1"><text:s text:c="4"/>'Find the column index of the KeyName in "Sh_from"</text:p>
      <text:p text:style-name="P1"><text:s text:c="4"/>Dim ColIndex_Key_from As Long</text:p>
      <text:p text:style-name="P1"><text:s text:c="4"/>ColIndex_Key_from = z_GetColumnIndex(ColName_Key_from, 1, Sh_from)</text:p>
      <text:p text:style-name="P1"/>
      <text:p text:style-name="P1"><text:s text:c="4"/>'Find the column index of the KeyName in "Sh_to"</text:p>
      <text:p text:style-name="P1"><text:s text:c="4"/>Dim ColIndex_Key_to As Long</text:p>
      <text:p text:style-name="P1"><text:s text:c="4"/>ColIndex_Key_to = z_GetColumnIndex(ColName_Key_to, 1, Sh_to)</text:p>
      <text:p text:style-name="P1"><text:s text:c="4"/></text:p>
      <text:p text:style-name="P1"><text:s text:c="4"/>'Determine the row size in Sh_to</text:p>
      <text:p text:style-name="P1"><text:s text:c="4"/>Sheets(Sh_to).Activate</text:p>
      <text:p text:style-name="P1"><text:s text:c="4"/>RowSize_to = z_RowSize(ColIndex_Key_to, Sh_to)</text:p>
      <text:p text:style-name="P1"/>
      <text:p text:style-name="P1"><text:s text:c="4"/>'Select the range in the column Key_to</text:p>
      <text:p text:style-name="P1"><text:s text:c="4"/>Sheets(Sh_to).Activate</text:p>
      <text:p text:style-name="P1"><text:s text:c="4"/>Range(Cells(2, ColIndex_Key_to), Cells(RowSize_to, ColIndex_Key_to)).Select</text:p>
      <text:p text:style-name="P1"/>
      <text:p text:style-name="P1"><text:s text:c="4"/>'Iterate throught the rows with "rcheck" = PiIdentifier</text:p>
      <text:p text:style-name="P1"><text:s text:c="4"/>Dim ilog As Long</text:p>
      <text:p text:style-name="P1"><text:s text:c="4"/>ilog = 2</text:p>
      <text:p text:style-name="P1"><text:s text:c="4"/>For Each ValueInCol_Key_to In Selection.Cells</text:p>
      <text:p text:style-name="P1"><text:s text:c="8"/>'if ValueInCol_Key_to is found in Sh_from then perform the mapping</text:p>
      <text:p text:style-name="P1"><text:soft-page-break/><text:s text:c="8"/>If Not Sheets(Sh_from).Columns(ColIndex_Key_from).Find(What:=ValueInCol_Key_to, LookAt:=xlWhole) Is Nothing Then</text:p>
      <text:p text:style-name="P1"><text:s text:c="8"/>'iterate through the columns with the help of the MapMatrix</text:p>
      <text:p text:style-name="P1"><text:s text:c="12"/>For j = LBound(MapMatrix) To UBound(MapMatrix) Step 1</text:p>
      <text:p text:style-name="P1"><text:s text:c="16"/>'read the indices</text:p>
      <text:p text:style-name="P1"><text:s text:c="16"/>ColIndex_from_j = MapMatrix(j, 1)</text:p>
      <text:p text:style-name="P1"><text:s text:c="16"/>ColIndex_to_j = MapMatrix(j, 3)</text:p>
      <text:p text:style-name="P1"><text:s text:c="16"/>'map</text:p>
      <text:p text:style-name="P1"><text:s text:c="16"/>ValueInCol_Key_to.Offset(0, (ColIndex_to_j) - ColIndex_Key_to).Value = _</text:p>
      <text:p text:style-name="P1"><text:s text:c="24"/>Sheets(Sh_from).Columns(ColIndex_Key_from).Find(What:=ValueInCol_Key_to, _</text:p>
      <text:p text:style-name="P1"><text:s text:c="24"/>LookAt:=xlWhole).Offset(0, (ColIndex_from_j) - ColIndex_Key_from)</text:p>
      <text:p text:style-name="P1"><text:s text:c="12"/>Next j</text:p>
      <text:p text:style-name="P1"><text:s text:c="8"/>Else</text:p>
      <text:p text:style-name="P1"><text:s text:c="12"/>'write not found ValueInCol_Key_to in Sh_from into Sh_log</text:p>
      <text:p text:style-name="P1"><text:s text:c="12"/>Sheets(Sh_log).Cells(ilog, 2) = ValueInCol_Key_to</text:p>
      <text:p text:style-name="P1"><text:s text:c="12"/>Sheets(Sh_log).Cells(ilog, 4) = " not found, map them from another source file Sh_from"</text:p>
      <text:p text:style-name="P1"><text:s text:c="12"/>ilog = ilog + 1</text:p>
      <text:p text:style-name="P1"><text:s text:c="8"/>End If</text:p>
      <text:p text:style-name="P1"><text:s text:c="4"/>Next</text:p>
      <text:p text:style-name="P1"/>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Write the durations into the logfile</text:p>
      <text:p text:style-name="P1"><text:s text:c="4"/>Duration = Now() - Start</text:p>
      <text:p text:style-name="P1"><text:s text:c="4"/>Sheets(Sh_log).Cells(ilog + 2, 1) = "Duration" &amp; CStr(Duration)</text:p>
      <text:p text:style-name="P1">End Function</text:p>
      <text:p text:style-name="P1"/>
      <text:p text:style-name="P1">Function z_ChkColExistence(Sh As String, ByRef ColNames As Variant, Sh_log As String) As Boolean</text:p>
      <text:p text:style-name="P1"><text:s text:c="4"/>'The column existence check is assumed to find all column names at the beginning</text:p>
      <text:p text:style-name="P1"><text:s text:c="4"/>z_ChkColExistence = True</text:p>
      <text:p text:style-name="P1"><text:s text:c="4"/>'Determine the column indizes of the ColNames array in Sh</text:p>
      <text:p text:style-name="P1"><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2"/>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4"/>Next i</text:p>
      <text:p text:style-name="P1">End Function</text:p>
      <text:p text:style-name="P1"/>
      <text:p text:style-name="P1"><text:soft-page-break/>Function MakeMatrix_Shfrom_ColNameColIndex_Shto_ColNameColIndex(Sh_from As String, ByRef ColNames_from As Variant, _</text:p>
      <text:p text:style-name="P1"><text:s text:c="16"/>Sh_to As String, ByRef ColNames_to As Variant)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text:s text:c="4"/></text:p>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_from_i, 1, Sh_from)</text:p>
      <text:p text:style-name="P1"><text:s text:c="8"/>ColName_to_i = CStr(ColNames_to(i))</text:p>
      <text:p text:style-name="P1"><text:s text:c="8"/>Matrix_ColName1Index1_ColName2Index2(i, 2) = ColName_to_i</text:p>
      <text:p text:style-name="P1"><text:s text:c="8"/>Matrix_ColName1Index1_ColName2Index2(i, 3) = z_GetColumnIndex(ColName_to_i, 1,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 text:c="4"/>MakeMatrix_Shfrom_ColNameColIndex_Shto_ColNameColIndex = Matrix_ColName1Index1_ColName2Index2</text:p>
      <text:p text:style-name="P1">End Function</text:p>
      <text:p text:style-name="P1"/>
      <text:p text:style-name="P1">Sub testMapFkt()</text:p>
      <text:p text:style-name="P1"><text:s text:c="4"/>'Clear the sheet Log1</text:p>
      <text:p text:style-name="P1"><text:s text:c="4"/>Sheets("Log1").Activate</text:p>
      <text:p text:style-name="P1"><text:s text:c="4"/>Cells.Select</text:p>
      <text:p text:style-name="P1"><text:s text:c="4"/>Selection.ClearContents</text:p>
      <text:p text:style-name="P1"><text:s text:c="4"/>Stop</text:p>
      <text:p text:style-name="P1"><text:s text:c="4"/>'Clear the yellow cells in Sheet1</text:p>
      <text:p text:style-name="P1"><text:s text:c="4"/>Sheets("Sheet1").Activate</text:p>
      <text:p text:style-name="P1"><text:s text:c="4"/>Range(Cells(2, 3), Cells(22, 14)).ClearContents</text:p>
      <text:p text:style-name="P1"><text:s text:c="4"/>Stop</text:p>
      <text:p text:style-name="P1"><text:s text:c="4"/>'Define the Attributes from the source sheet Sh_from=Sheets2</text:p>
      <text:p text:style-name="P1"><text:s text:c="4"/>Dim ColNames_from As Variant</text:p>
      <text:p text:style-name="P1"><text:s text:c="4"/>ColNames_from = Array("Attr1", "Attr3", "Attr2", "Attr7", _</text:p>
      <text:p text:style-name="P1"><text:s text:c="28"/>"Attr9", "Attr5", "Attr8", "Attr4", "Attr6")</text:p>
      <text:p text:style-name="P1"><text:s text:c="4"/>'Define the attributes from the target sheet Sh_to=Sheets1</text:p>
      <text:p text:style-name="P1"><text:s text:c="4"/>'Even though the attribute names in Sh_from and Sh_to may be called differently they must</text:p>
      <text:p text:style-name="P1"><text:s text:c="4"/>'refer to the same attribute and the have to be in the same order in both arrays!!!!</text:p>
      <text:p text:style-name="P1"><text:s text:c="4"/>Dim ColNames_to As Variant</text:p>
      <text:p text:style-name="P1"><text:s text:c="4"/>ColNames_to = Array("Attribute1", "Attribute3", "Attribute2", "Attribute7", _</text:p>
      <text:p text:style-name="Standard"><text:span text:style-name="T1"><text:s text:c="24"/></text:span><text:span text:style-name="T2">"Attribute9", "Attribute5", "Attribute8", "Attribute4", "Attribute6")</text:span></text:p>
      <text:p text:style-name="Standard"><text:span text:style-name="T2"><text:s text:c="4"/></text:span><text:span text:style-name="T1">Call z_ShMapColumns("Sheet2", "Key1", ColNames_from, "Sheet1", "Key", ColNames_to, "Log1")</text:span></text:p>
      <text:p text:style-name="P1"><text:s text:c="4"/>Stop</text:p>
      <text:p text:style-name="P1">End Sub</text:p>
      <text:p text:style-name="P1"/>
      <text:p text:style-name="P1"/>
      <text:p text:style-name="P1"/>
      <text:p text:style-name="P1"/>
      <text:p text:style-name="P13"><text:soft-page-break/>File: PERSONAL(2)</text:p>
      <text:p text:style-name="P1"/>
      <text:p text:style-name="P1"/>
      <text:p text:style-name="P1">Public Function z_OpenAndActivateWb(wbname As String, wbpath As String, ByRef Wb As Workbook)</text:p>
      <text:p text:style-name="P1">'Macro generated by Roland.Benz@Syngenta.com (PMEC, Project Management Excellence)</text:p>
      <text:p text:style-name="P1">'Date: 26.9.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VBA.Interaction.GetObject(wbpath &amp; wbname)</text:p>
      <text:p text:style-name="P1"><text:s text:c="8"/>Wb.Activate</text:p>
      <text:p text:style-name="P1"><text:s text:c="4"/>Else</text:p>
      <text:p text:style-name="P1"><text:s text:c="8"/>Set Wb = Workbooks.Open(wbpath &amp; wbname)</text:p>
      <text:p text:style-name="P1"><text:s text:c="8"/>Wb.Activate</text:p>
      <text:p text:style-name="P1"><text:s text:c="4"/>End If</text:p>
      <text:p text:style-name="P1">End Function</text:p>
      <text:p text:style-name="P1"/>
      <text:p text:style-name="P1">Function z_WorkbookNewOrOpenOrActivate(wbname As String, wbpath As String, ByRef Wb As Workbook)</text:p>
      <text:p text:style-name="P1">'Macro generated by Roland.Benz@Syngenta.com (PMEC, Project Management Excellence)</text:p>
      <text:p text:style-name="P1">'Date: 19.10.2011</text:p>
      <text:p text:style-name="P1">'Objective: Open the Workbook RD.xlsb if not already open and activate it.</text:p>
      <text:p text:style-name="P1"><text:s text:c="4"/>'look if wbName is existent in workbooks list</text:p>
      <text:p text:style-name="P1"><text:s text:c="4"/>Dim i As Long</text:p>
      <text:p text:style-name="P1"><text:s text:c="4"/>For i = Workbooks.Count To 1 Step -1</text:p>
      <text:p text:style-name="P1"><text:s text:c="8"/>If Workbooks(i).Name = wbname Then Exit For</text:p>
      <text:p text:style-name="P1"><text:s text:c="4"/>Next</text:p>
      <text:p text:style-name="P1"><text:s text:c="4"/>'if wbName is existent in workbooks list, then i&lt;&gt;0-&gt; activate workbook</text:p>
      <text:p text:style-name="P1"><text:s text:c="4"/>'if wbName is not existent then i=0-&gt; open workbook, activate workbook</text:p>
      <text:p text:style-name="P1"><text:s text:c="4"/>If i &lt;&gt; 0 Then</text:p>
      <text:p text:style-name="P1"><text:s text:c="8"/>Set Wb = VBA.Interaction.GetObject(wbpath &amp; wbname)</text:p>
      <text:p text:style-name="P1"><text:s text:c="8"/>Wb.Activate</text:p>
      <text:p text:style-name="P1"><text:s text:c="4"/>Else</text:p>
      <text:p text:style-name="P1"><text:s text:c="8"/>On Error GoTo NewWB</text:p>
      <text:p text:style-name="P1"><text:s text:c="8"/>Set Wb = Workbooks.Open(wbpath &amp; wbname)</text:p>
      <text:p text:style-name="P1"><text:s text:c="8"/>Wb.Activate</text:p>
      <text:p text:style-name="P1"><text:s text:c="8"/>On Error GoTo 0</text:p>
      <text:p text:style-name="P1"><text:s text:c="4"/>End If</text:p>
      <text:p text:style-name="P1"/>
      <text:p text:style-name="P1">Exit Function</text:p>
      <text:p text:style-name="P1">NewWB:</text:p>
      <text:p text:style-name="P1"><text:s text:c="4"/>Set Wb = Workbooks.Add</text:p>
      <text:p text:style-name="P1"><text:s text:c="4"/>Dim FileFormatValue As Integer</text:p>
      <text:p text:style-name="P1"><text:s text:c="4"/>If wbname &lt;&gt; Empty Then</text:p>
      <text:p text:style-name="P1"><text:s text:c="8"/>Select Case LCase(Right(wbname, Len(wbname) - InStrRev(wbname, ".", , 1)))</text:p>
      <text:p text:style-name="P1"><text:soft-page-break/><text:s text:c="12"/>Case "xls": FileFormatValue = 56</text:p>
      <text:p text:style-name="P1"><text:s text:c="12"/>Case "xlsx": FileFormatValue = 51</text:p>
      <text:p text:style-name="P1"><text:s text:c="12"/>Case "xlsm": FileFormatValue = 52</text:p>
      <text:p text:style-name="P1"><text:s text:c="12"/>Case "xlsb": FileFormatValue = 50</text:p>
      <text:p text:style-name="P1"><text:s text:c="12"/>Case Else: FileFormatValue = 0</text:p>
      <text:p text:style-name="P1"><text:s text:c="8"/>End Select</text:p>
      <text:p text:style-name="P1"><text:s text:c="4"/>End If</text:p>
      <text:p text:style-name="P1"><text:s text:c="4"/>Wb.SaveAs Filename:=wbpath &amp; wbname, FileFormat:=FileFormatValue</text:p>
      <text:p text:style-name="P1">End Function</text:p>
      <text:p text:style-name="P1"/>
      <text:p text:style-name="P1">Function z_ShNewFlatValueCopy(Sh As String, Sh_new As String, Optional Where As String, Optional ByRef Sh_Ref As Worksheet)</text:p>
      <text:p text:style-name="P1">'Procedure generated by Roland.Benz@Syngenta.com (PMEC, Project Management Excellence)</text:p>
      <text:p text:style-name="P1">'Date: 26.9.2011</text:p>
      <text:p text:style-name="P1">'Input: Name of the Sh to copy, Name of the new Sh_new, where to place the new Sh_new,</text:p>
      <text:p text:style-name="P1">' before or after some Sh_Ref, at the begin or the end</text:p>
      <text:p text:style-name="P1"><text:s text:c="4"/>Call z_ShAdd(Where, Sh_Ref)</text:p>
      <text:p text:style-name="P1"><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 text:c="8"/>Sheets(Sh_new).Cells.ClearContents</text:p>
      <text:p text:style-name="P1"><text:s text:c="4"/>End If</text:p>
      <text:p text:style-name="P1"><text:s text:c="4"/>On Error GoTo 0</text:p>
      <text:p text:style-name="P1"><text:s text:c="4"/>Sheets(Sh).Cells.Copy</text:p>
      <text:p text:style-name="P1"><text:s text:c="4"/>Sheets(Sh_new).Select</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Function</text:p>
      <text:p text:style-name="P1"/>
      <text:p text:style-name="P1">Function z_ShDelete(Sh As String, Optional ByRef Wb As Workbook)</text:p>
      <text:p text:style-name="P1">'Macro generated by Roland.Benz@Syngenta.com (PMEC, Project Management Excellence)</text:p>
      <text:p text:style-name="P1">'Date: 26.9.2011</text:p>
      <text:p text:style-name="P1"><text:s text:c="4"/>Wb.Activate</text:p>
      <text:p text:style-name="P1"><text:s text:c="4"/>Application.DisplayAlerts = False</text:p>
      <text:p text:style-name="P1"><text:s text:c="4"/>On Error Resume Next</text:p>
      <text:p text:style-name="P1"><text:s text:c="4"/>Sheets(Sh).Delete</text:p>
      <text:p text:style-name="P1"><text:s text:c="4"/>On Error GoTo 0</text:p>
      <text:p text:style-name="P1"><text:s text:c="4"/>Application.DisplayAlerts = True</text:p>
      <text:p text:style-name="P1">End Function</text:p>
      <text:p text:style-name="P1">Function z_ExcelSessionWindowNormal(Optional ByRef Wb As Workbook)</text:p>
      <text:p text:style-name="P1"><text:s text:c="4"/>'Fenster der Excel session</text:p>
      <text:p text:style-name="P1"><text:s text:c="4"/>If Wb Is Nothing Then</text:p>
      <text:p text:style-name="P1"><text:s text:c="7"/>Application.WindowState = xlNormal</text:p>
      <text:p text:style-name="P1"><text:s text:c="4"/>Else</text:p>
      <text:p text:style-name="P1"><text:s text:c="8"/>Wb.Application.WindowState = xlNormal</text:p>
      <text:p text:style-name="P1"><text:s text:c="8"/>Wb.Activate</text:p>
      <text:p text:style-name="P1"><text:s text:c="4"/>End If</text:p>
      <text:p text:style-name="P1">End Function</text:p>
      <text:p text:style-name="P1"><text:soft-page-break/></text:p>
      <text:p text:style-name="P1">Function z_ExcelSessionWindowMoveAndResize(Optional ByRef Wb As Workbook, _</text:p>
      <text:p text:style-name="P1"><text:s text:c="12"/>Optional top As Variant, Optional left As Variant, _</text:p>
      <text:p text:style-name="P1"><text:s text:c="12"/>Optional width As Variant, Optional height As Variant)</text:p>
      <text:p text:style-name="P1"><text:s text:c="4"/>If Wb Is Nothing Then</text:p>
      <text:p text:style-name="P1"><text:s text:c="8"/>If top &lt;&gt; Empty Then</text:p>
      <text:p text:style-name="P1"><text:s text:c="12"/>Application.top = top</text:p>
      <text:p text:style-name="P1"><text:s text:c="8"/>End If</text:p>
      <text:p text:style-name="P1"><text:s text:c="8"/>If left &lt;&gt; Empty Then</text:p>
      <text:p text:style-name="P1"><text:s text:c="12"/>Application.left = left</text:p>
      <text:p text:style-name="P1"><text:s text:c="8"/>End If</text:p>
      <text:p text:style-name="P1"><text:s text:c="8"/>If width &lt;&gt; Empty Then</text:p>
      <text:p text:style-name="P1"><text:s text:c="12"/>Application.width = width</text:p>
      <text:p text:style-name="P1"><text:s text:c="8"/>End If</text:p>
      <text:p text:style-name="P1"><text:s text:c="8"/>If height &lt;&gt; Empty Then</text:p>
      <text:p text:style-name="P1"><text:s text:c="12"/>Application.height = height</text:p>
      <text:p text:style-name="P1"><text:s text:c="8"/>End If</text:p>
      <text:p text:style-name="P1"><text:s text:c="4"/>Else</text:p>
      <text:p text:style-name="P1"><text:s text:c="8"/>If top &lt;&gt; Empty Then</text:p>
      <text:p text:style-name="P1"><text:s text:c="12"/>Wb.Application.top = CInt(top)</text:p>
      <text:p text:style-name="P1"><text:s text:c="8"/>End If</text:p>
      <text:p text:style-name="P1"><text:s text:c="8"/>If left &lt;&gt; Empty Then</text:p>
      <text:p text:style-name="P1"><text:s text:c="12"/>Wb.Application.left = CInt(left)</text:p>
      <text:p text:style-name="P1"><text:s text:c="8"/>End If</text:p>
      <text:p text:style-name="P1"><text:s text:c="8"/>If width &lt;&gt; Empty Then</text:p>
      <text:p text:style-name="P1"><text:s text:c="12"/>Wb.Application.width = CInt(width)</text:p>
      <text:p text:style-name="P1"><text:s text:c="8"/>End If</text:p>
      <text:p text:style-name="P1"><text:s text:c="8"/>If height &lt;&gt; Empty Then</text:p>
      <text:p text:style-name="P1"><text:s text:c="12"/>Wb.Application.height = CInt(height)</text:p>
      <text:p text:style-name="P1"><text:s text:c="8"/>End If</text:p>
      <text:p text:style-name="P1"><text:s text:c="4"/>End If</text:p>
      <text:p text:style-name="P1">End Function</text:p>
      <text:p text:style-name="P1"/>
      <text:p text:style-name="P1">Function z_ShNew(Sh As String, Optional Where As String, Optional ByRef Sh_Ref As Worksheet, Optional ByRef Wb As Workbook)</text:p>
      <text:p text:style-name="P1">'Macro generated by Roland.Benz@Syngenta.com (PMEC, Project Management Excellence)</text:p>
      <text:p text:style-name="P1">'Date: 26.9.2011</text:p>
      <text:p text:style-name="P1">'Input: Name of the new Sh, where to place the new Sh, before or after some Sh_Ref, at the begin or the end</text:p>
      <text:p text:style-name="P1">On Error Resume Next</text:p>
      <text:p text:style-name="P1">WorksheetExists = (Sheets(Sh).Name &lt;&gt; "")</text:p>
      <text:p text:style-name="P1">On Error GoTo 0</text:p>
      <text:p text:style-name="P1">If WorksheetExists = False Then</text:p>
      <text:p text:style-name="P1"><text:s text:c="4"/>Call z_ShAdd(Where, Sh_Ref)</text:p>
      <text:p text:style-name="P1"><text:s text:c="4"/>ActiveSheet.Name = Sh 'Worksheets.Add(Before:=Worksheets(1)).Name = Sh</text:p>
      <text:p text:style-name="P1">End If</text:p>
      <text:p text:style-name="P1">'Clear contents</text:p>
      <text:p text:style-name="P1">Sheets(Sh).Activate</text:p>
      <text:p text:style-name="P1">ActiveSheet.Cells.Select</text:p>
      <text:p text:style-name="P1">Selection.ClearContents</text:p>
      <text:p text:style-name="P1">'Format</text:p>
      <text:p text:style-name="P1">Sheets(Sh).Columns.ColumnWidth = 20</text:p>
      <text:p text:style-name="P1">Sheets(Sh).Rows.RowHeight = 15</text:p>
      <text:p text:style-name="P1"><text:soft-page-break/>End Function</text:p>
      <text:p text:style-name="P1"/>
      <text:p text:style-name="P1">Function z_ShAdd(Optional Where As String, Optional ByRef Sh_Ref As Worksheet)</text:p>
      <text:p text:style-name="P1">'Macro generated by Roland.Benz@Syngenta.com (PMEC, Project Management Excellence)</text:p>
      <text:p text:style-name="P1">'Date: 26.9.2011</text:p>
      <text:p text:style-name="P1">'Input: where to place the added Sh, before or after some Sh_Ref, at the begin or the end</text:p>
      <text:p text:style-name="P1">If Not Sh_Ref Is Nothing Then</text:p>
      <text:p text:style-name="P1"><text:s text:c="4"/>If Where = ("Before:=") Then</text:p>
      <text:p text:style-name="P1"><text:s text:c="8"/>Sheets.Add Sh_Ref</text:p>
      <text:p text:style-name="P1"><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 text:c="4"/>Else</text:p>
      <text:p text:style-name="P1"><text:s text:c="8"/>Sheets.Add Before:=Sheets(1)</text:p>
      <text:p text:style-name="P1"><text:s text:c="4"/>End If</text:p>
      <text:p text:style-name="P1">End If</text:p>
      <text:p text:style-name="P1">End Function</text:p>
      <text:p text:style-name="P1"/>
      <text:p text:style-name="P1">Public Function z_GetColumnIndex2(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 text:c="4"/>On Error GoTo 0</text:p>
      <text:p text:style-name="P1"><text:s text:c="4"/>Sheets(Sh).Activate</text:p>
      <text:p text:style-name="P1"><text:s text:c="4"/>'find column name</text:p>
      <text:p text:style-name="P1"><text:s text:c="4"/>Dim Cl As Range</text:p>
      <text:p text:style-name="P1"><text:s text:c="4"/>On Error GoTo NameExpectedNotExistent:</text:p>
      <text:p text:style-name="P1"><text:s text:c="4"/>Rows(SearchRow).Find(What:=SearchString, LookAt:=xlWhole).Select</text:p>
      <text:p text:style-name="P1"><text:s text:c="4"/>On Error GoTo 0</text:p>
      <text:p text:style-name="P1"><text:s text:c="4"/>'find column index</text:p>
      <text:p text:style-name="P1"><text:s text:c="4"/>CellIndexStr = ActiveCell.Address(ReferenceStyle:=xlR1C1)</text:p>
      <text:p text:style-name="P1"><text:s text:c="4"/>CellIndexArr = Split(CellIndexStr, "C")</text:p>
      <text:p text:style-name="P1"><text:s text:c="4"/>ColIndex = CInt(CellIndexArr(1))</text:p>
      <text:p text:style-name="P1"><text:s text:c="4"/>'0utput</text:p>
      <text:p text:style-name="P1"><text:s text:c="4"/>z_GetColumnIndex2 = ColIndex</text:p>
      <text:p text:style-name="P1"><text:s text:c="4"/>Exit Function</text:p>
      <text:p text:style-name="P1">OptionalArgument:</text:p>
      <text:p text:style-name="P1"><text:s text:c="4"/>Resume Next</text:p>
      <text:p text:style-name="P1">NameExpectedNotExistent:</text:p>
      <text:p text:style-name="P1"><text:s text:c="4"/>ColIndex = 0</text:p>
      <text:p text:style-name="P1"><text:soft-page-break/><text:s text:c="4"/>Stop 'only in test mode</text:p>
      <text:p text:style-name="P1"><text:s text:c="4"/>z_GetColumnIndex2 = ColIndex</text:p>
      <text:p text:style-name="P1">End Function</text:p>
      <text:p text:style-name="P1"/>
      <text:p text:style-name="P1">Public Function z_GetColumnIndex3(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 text:c="4"/>On Error GoTo 0</text:p>
      <text:p text:style-name="P1"><text:s text:c="4"/>'Sheets(Sh).Activate</text:p>
      <text:p text:style-name="P1"><text:s text:c="4"/>'find column name</text:p>
      <text:p text:style-name="P1"><text:s text:c="4"/>Dim Cl As Range</text:p>
      <text:p text:style-name="P1"><text:s text:c="4"/>Set Cl = Rows(SearchRow).Find(What:=SearchString, LookAt:=xlWhole)</text:p>
      <text:p text:style-name="P1"><text:s text:c="4"/>If Cl Is Nothing Then GoTo NameExpectedNotExistent</text:p>
      <text:p text:style-name="P1"><text:s text:c="4"/>'find column index</text:p>
      <text:p text:style-name="P1"><text:s text:c="4"/>'CellIndexStr = ActiveCell.Address(ReferenceStyle:=xlR1C1)</text:p>
      <text:p text:style-name="P1"><text:s text:c="4"/>CellIndexStr = Cl.Address(ReferenceStyle:=xlR1C1)</text:p>
      <text:p text:style-name="P1"><text:s text:c="4"/>CellIndexArr = Split(CellIndexStr, "C")</text:p>
      <text:p text:style-name="P1"><text:s text:c="4"/>ColIndex = CInt(CellIndexArr(1))</text:p>
      <text:p text:style-name="P1"><text:s text:c="4"/>'0utput</text:p>
      <text:p text:style-name="P1"><text:s text:c="4"/>z_GetColumnIndex3 = ColIndex</text:p>
      <text:p text:style-name="P1"><text:s text:c="4"/>Exit Function</text:p>
      <text:p text:style-name="P1">OptionalArgument:</text:p>
      <text:p text:style-name="P1"><text:s text:c="4"/>Resume Next</text:p>
      <text:p text:style-name="P1">NameExpectedNotExistent:</text:p>
      <text:p text:style-name="P1"><text:s text:c="4"/>ColIndex = 0</text:p>
      <text:p text:style-name="P1"><text:s text:c="4"/>Stop 'only in test mode</text:p>
      <text:p text:style-name="P1"><text:s text:c="4"/>z_GetColumnIndex3 = ColIndex</text:p>
      <text:p text:style-name="P1">End Function</text:p>
      <text:p text:style-name="P1"/>
      <text:p text:style-name="P1">Public Function z_GetColumnIndex(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 text:c="4"/>On Error GoTo 0</text:p>
      <text:p text:style-name="P1"><text:s text:c="4"/>'Sheets(Sh).Activate</text:p>
      <text:p text:style-name="P1"><text:s text:c="4"/>Dim Sht As Worksheet</text:p>
      <text:p text:style-name="P1"><text:s text:c="4"/>Set Sht = Sheets(Sh)</text:p>
      <text:p text:style-name="P1"><text:s text:c="4"/>'find column name</text:p>
      <text:p text:style-name="P1"><text:s text:c="4"/>Dim Cl As Range</text:p>
      <text:p text:style-name="P1"><text:s text:c="4"/>'Set Cl = Rows(SearchRow).Find(What:=SearchString, LookAt:=xlWhole)</text:p>
      <text:p text:style-name="P1"><text:soft-page-break/><text:s text:c="4"/>Set Cl = Sht.Rows(SearchRow).Find(What:=SearchString, LookAt:=xlWhole)</text:p>
      <text:p text:style-name="P1"><text:s text:c="4"/>If Cl Is Nothing Then GoTo NameExpectedNotExistent</text:p>
      <text:p text:style-name="P1"><text:s text:c="4"/>'find column index</text:p>
      <text:p text:style-name="P1"><text:s text:c="4"/>'CellIndexStr = ActiveCell.Address(ReferenceStyle:=xlR1C1)</text:p>
      <text:p text:style-name="P1"><text:s text:c="4"/>CellIndexStr = Cl.Address(ReferenceStyle:=xlR1C1)</text:p>
      <text:p text:style-name="P1"><text:s text:c="4"/>CellIndexArr = Split(CellIndexStr, "C")</text:p>
      <text:p text:style-name="P1"><text:s text:c="4"/>ColIndex = CInt(CellIndexArr(1))</text:p>
      <text:p text:style-name="P1"><text:s text:c="4"/>'0utput</text:p>
      <text:p text:style-name="P1"><text:s text:c="4"/>z_GetColumnIndex = ColIndex</text:p>
      <text:p text:style-name="P1"><text:s text:c="4"/>Exit Function</text:p>
      <text:p text:style-name="P1">OptionalArgument:</text:p>
      <text:p text:style-name="P1"><text:s text:c="4"/>Resume Next</text:p>
      <text:p text:style-name="P1">NameExpectedNotExistent:</text:p>
      <text:p text:style-name="P1"><text:s text:c="4"/>ColIndex = 0</text:p>
      <text:p text:style-name="P1"><text:s text:c="4"/>Stop 'only in test mode</text:p>
      <text:p text:style-name="P1"><text:s text:c="4"/>z_GetColumnIndex = ColIndex</text:p>
      <text:p text:style-name="P1">End Function</text:p>
      <text:p text:style-name="P1"/>
      <text:p text:style-name="P1">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Sheets(Sh).Cells(1048576, SearchCol)), Sheets(Sh).Cells(1048576, SearchCol).End(xlUp).Row, 1048576)</text:p>
      <text:p text:style-name="P1">End Function</text:p>
      <text:p text:style-name="P1"/>
      <text:p text:style-name="P1">Function z_ColSize(SearchRow As Long, Optional Sh As String, Optional ByRef 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Sheets(Sh).Cells(SearchRow, 16384)), Sheets(Sh).Cells(SearchRow, 16384).End(xlToLeft).Column, 16384)</text:p>
      <text:p text:style-name="P1">End Function</text:p>
      <text:p text:style-name="P1"/>
      <text:p text:style-name="P1">Function z_CopyRange(PasteAllOrValuesOrFormats As String, Sh_from As String, Range_From As Range, _</text:p>
      <text:p text:style-name="P1"><text:s text:c="24"/>Sh_to As String, Cell_to As Range)</text:p>
      <text:p text:style-name="P1"><text:s text:c="4"/>'only works out if you invoke this function after this line!:Sheets(Sh_from).Activate</text:p>
      <text:p text:style-name="P1"><text:s text:c="4"/>'otherwise VBA cannot set the Range_From</text:p>
      <text:p text:style-name="P1"><text:s text:c="4"/>'set Cell_to as follows: Cell_to=Sheets(Sh_to).Range("A1")</text:p>
      <text:p text:style-name="P1"><text:s text:c="4"/>Sheets(Sh_from).Activate</text:p>
      <text:p text:style-name="P1"><text:s text:c="4"/>Range_From.Select</text:p>
      <text:p text:style-name="P1"><text:s text:c="4"/>Selection.Copy</text:p>
      <text:p text:style-name="P1"><text:soft-page-break/><text:s text:c="4"/>Sheets(Sh_to).Activate</text:p>
      <text:p text:style-name="P1"><text:s text:c="4"/>Cell_to.Select</text:p>
      <text:p text:style-name="P1"><text:s text:c="4"/>Dim first As Long</text:p>
      <text:p text:style-name="P1"><text:s text:c="4"/>Dim last As Long</text:p>
      <text:p text:style-name="P1"><text:s text:c="4"/>If PasteAllOrValuesOrFormats = "All" Then</text:p>
      <text:p text:style-name="P1"><text:s text:c="8"/>first = Range_From.Columns.End(xlToLeft).Column</text:p>
      <text:p text:style-name="P1"><text:s text:c="8"/>last = Range_From.Columns.End(xlToRight).Column</text:p>
      <text:p text:style-name="P1"><text:s text:c="8"/>Call z_Copy_ColWidth(Sh_from, Sh_to, first, last)</text:p>
      <text:p text:style-name="P1"><text:s text:c="8"/>Selection.PasteSpecial Paste:=xlPasteAll, Operation:=xlNone, SkipBlanks _</text:p>
      <text:p text:style-name="P1"><text:s text:c="8"/>:=False, Transpose:=False</text:p>
      <text:p text:style-name="P1"><text:s text:c="4"/>ElseIf PasteAllOrValuesOrFormats = "Values" Then</text:p>
      <text:p text:style-name="P1"><text:s text:c="8"/>Selection.PasteSpecial Paste:=xlPasteValues, Operation:=xlNone, SkipBlanks _</text:p>
      <text:p text:style-name="P1"><text:s text:c="8"/>:=False, Transpose:=False</text:p>
      <text:p text:style-name="P1"><text:s text:c="4"/>ElseIf PasteAllOrValuesOrFormats = "Formats" Then</text:p>
      <text:p text:style-name="P1"><text:s text:c="8"/>Selection.PasteSpecial Paste:=xlPasteFormats, Operation:=xlNone, _</text:p>
      <text:p text:style-name="P1"><text:s text:c="8"/>SkipBlanks:=False, Transpose:=False</text:p>
      <text:p text:style-name="P1"><text:s text:c="4"/>End If</text:p>
      <text:p text:style-name="P1">End Function</text:p>
      <text:p text:style-name="P1"/>
      <text:p text:style-name="P1">Function z_Copy_ColWidth(Sh_from As String, Sh_to As String, Col_From, Col_to)</text:p>
      <text:p text:style-name="P1"><text:s text:c="4"/>For Col = Col_From To Col_to</text:p>
      <text:p text:style-name="P1"><text:s text:c="8"/>Sheets(Sh_to).Columns(Col).ColumnWidth = Sheets(Sh_from).Columns(Col).ColumnWidth</text:p>
      <text:p text:style-name="P1"><text:s text:c="4"/>Next Col</text:p>
      <text:p text:style-name="P1">End Function</text:p>
      <text:p text:style-name="P1"/>
      <text:p text:style-name="P1">Function z_ChangeColWidth(ColWidth As Double, Sh As String, Optional Col_From As Long, Optional Col_to As Long)</text:p>
      <text:p text:style-name="P1"><text:s text:c="4"/>If Col_From = 0 Then</text:p>
      <text:p text:style-name="P1"><text:s text:c="8"/>Col_From = 1</text:p>
      <text:p text:style-name="P1"><text:s text:c="4"/>End If</text:p>
      <text:p text:style-name="P1"><text:s text:c="4"/>If Col_to = 0 Then</text:p>
      <text:p text:style-name="P1"><text:s text:c="8"/>Col_to = 16384</text:p>
      <text:p text:style-name="P1"><text:s text:c="4"/>End If</text:p>
      <text:p text:style-name="P1"><text:s text:c="4"/>For Col = Col_From To Col_to</text:p>
      <text:p text:style-name="P1"><text:s text:c="8"/>If Sheets(Sh).Columns(Col).ColumnWidth &lt;&gt; ColWidth Then</text:p>
      <text:p text:style-name="P1"><text:s text:c="12"/>Sheets(Sh).Columns(Col).ColumnWidth = ColWidth</text:p>
      <text:p text:style-name="P1"><text:s text:c="8"/>End If</text:p>
      <text:p text:style-name="P1"><text:s text:c="4"/>Next Col</text:p>
      <text:p text:style-name="P1">End Function</text:p>
      <text:p text:style-name="P1"/>
      <text:p text:style-name="P1">Function z_ChangeRowHeight(RowHeight As Double, Sh As String, Optional Row_from As Long, Optional Row_to As Long)</text:p>
      <text:p text:style-name="P1"><text:s text:c="4"/>If Row_from = 0 Then</text:p>
      <text:p text:style-name="P1"><text:s text:c="8"/>Row_from = 1</text:p>
      <text:p text:style-name="P1"><text:s text:c="4"/>End If</text:p>
      <text:p text:style-name="P1"><text:s text:c="4"/>If Row_to = 0 Then</text:p>
      <text:p text:style-name="P1"><text:s text:c="8"/>Row_to = 1048576</text:p>
      <text:p text:style-name="P1"><text:s text:c="4"/>End If</text:p>
      <text:p text:style-name="P1"><text:s text:c="4"/>For Row = Row_from To Row_to</text:p>
      <text:p text:style-name="P1"><text:s text:c="8"/>If Sheets(Sh).Rows(Row).RowHeight &lt;&gt; RowHeight Then</text:p>
      <text:p text:style-name="P1"><text:s text:c="12"/>Sheets(Sh).Rows(Row).RowHeight = RowHeight</text:p>
      <text:p text:style-name="P1"><text:s text:c="8"/>End If</text:p>
      <text:p text:style-name="P1"><text:s text:c="4"/>Next Row</text:p>
      <text:p text:style-name="P1"><text:soft-page-break/>End Function</text:p>
      <text:p text:style-name="P1"/>
      <text:p text:style-name="P1">Sub z_CopySheet(Sh_from As String, Sh_to As String)</text:p>
      <text:p text:style-name="P1"><text:s text:c="4"/>Sheets(Sh_from).Select</text:p>
      <text:p text:style-name="P1"><text:s text:c="4"/>Cells.Select</text:p>
      <text:p text:style-name="P1"><text:s text:c="4"/>Application.CutCopyMode = False</text:p>
      <text:p text:style-name="P1"><text:s text:c="4"/>Selection.Copy</text:p>
      <text:p text:style-name="P1"><text:s text:c="4"/>Sheets(Sh_to).Select</text:p>
      <text:p text:style-name="P1"><text:s text:c="4"/>Range("A1").Select</text:p>
      <text:p text:style-name="P1"><text:s text:c="4"/>Selection.PasteSpecial Paste:=xlPasteAll, Operation:=xlNone, SkipBlanks:= _</text:p>
      <text:p text:style-name="P1"><text:s text:c="8"/>False, Transpose:=False</text:p>
      <text:p text:style-name="P1"><text:s text:c="4"/>Range("A1").Select</text:p>
      <text:p text:style-name="P1"><text:s text:c="4"/>Sheets(Sh_from).Select</text:p>
      <text:p text:style-name="P1"><text:s text:c="4"/>Range("A1").Select</text:p>
      <text:p text:style-name="P1">End Sub</text:p>
      <text:p text:style-name="P1"/>
      <text:p text:style-name="P1">Function z_CopyRow(Sh_from As String, Row_from As Long, Sh_to As String, Row_to As Long)</text:p>
      <text:p text:style-name="P1"><text:s text:c="4"/>Sheets(Sh_from).Activate</text:p>
      <text:p text:style-name="P1"><text:s text:c="4"/>Sheets(Sh_from).Rows(Row_from).Select</text:p>
      <text:p text:style-name="P1"><text:s text:c="4"/>Selection.Copy</text:p>
      <text:p text:style-name="P1"><text:s text:c="4"/>Sheets(Sh_to).Activate</text:p>
      <text:p text:style-name="P1"><text:s text:c="4"/>Sheets(Sh_to).Rows(Row_to).Select</text:p>
      <text:p text:style-name="P1"><text:s text:c="4"/>Selection.PasteSpecial Paste:=xlPasteValues, Operation:=xlNone, SkipBlanks _</text:p>
      <text:p text:style-name="P1"><text:s text:c="8"/>:=False, Transpose:=False</text:p>
      <text:p text:style-name="P1">End Function</text:p>
      <text:p text:style-name="P1"/>
      <text:p text:style-name="P1">Function z_InsertRow(Sh_from As String, Row_from As Long, Sh_to As String, Row_to As Long)</text:p>
      <text:p text:style-name="P1"><text:s text:c="4"/>Sheets(Sh_from).Activate</text:p>
      <text:p text:style-name="P1"><text:s text:c="4"/>Sheets(Sh_from).Rows(Row_from).Select</text:p>
      <text:p text:style-name="P1"><text:s text:c="4"/>Selection.Copy</text:p>
      <text:p text:style-name="P1"><text:s text:c="4"/>Sheets(Sh_to).Activate</text:p>
      <text:p text:style-name="P1"><text:s text:c="4"/>Sheets(Sh_to).Rows(Row_to).Select</text:p>
      <text:p text:style-name="P1"><text:s text:c="4"/>Selection.Insert Shift:=xlDown</text:p>
      <text:p text:style-name="P1">End Function</text:p>
      <text:p text:style-name="P1"/>
      <text:p text:style-name="P1">Function z_CopyColumn(Sh_from As String, Col_From As Long, Sh_to As String, Col_to As Long)</text:p>
      <text:p text:style-name="P1"><text:s text:c="4"/>Sheets(Sh_from).Activate</text:p>
      <text:p text:style-name="P1"><text:s text:c="4"/>Sheets(Sh_from).Columns(Col_From).Select</text:p>
      <text:p text:style-name="P1"><text:s text:c="4"/>Selection.Copy</text:p>
      <text:p text:style-name="P1"><text:s text:c="4"/>Sheets(Sh_to).Activate</text:p>
      <text:p text:style-name="P1"><text:s text:c="4"/>Sheets(Sh_to).Columns(Col_to).Select</text:p>
      <text:p text:style-name="P1"><text:s text:c="4"/>Selection.PasteSpecial Paste:=xlPasteValues, Operation:=xlNone, SkipBlanks _</text:p>
      <text:p text:style-name="P1"><text:s text:c="8"/>:=False, Transpose:=False</text:p>
      <text:p text:style-name="P1">End Function</text:p>
      <text:p text:style-name="P1"/>
      <text:p text:style-name="P1">Function z_InsertColumn(Sh_from As String, Col_From As Long, Sh_to As String, Col_to As Long)</text:p>
      <text:p text:style-name="P1"><text:s text:c="4"/>Sheets(Sh_from).Activate</text:p>
      <text:p text:style-name="P1"><text:s text:c="4"/>Sheets(Sh_from).Columns(Col_From).Select</text:p>
      <text:p text:style-name="P1"><text:s text:c="4"/>Selection.Copy</text:p>
      <text:p text:style-name="P1"><text:s text:c="4"/>Sheets(Sh_to).Activate</text:p>
      <text:p text:style-name="P1"><text:s text:c="4"/>Sheets(Sh_to).Columns(Col_to).Select</text:p>
      <text:p text:style-name="P1"><text:s text:c="4"/>Selection.Insert Shift:=xlToRight, CopyOrigin:=xlFormatFromLeftOrAbove</text:p>
      <text:p text:style-name="P1">End Function</text:p>
      <text:p text:style-name="P1"><text:soft-page-break/></text:p>
      <text:p text:style-name="P1">Function z_InsertEmptyCols(Sh As String, nofCols As Integer, Col_to As Long)</text:p>
      <text:p text:style-name="P1"><text:s text:c="4"/>Sheets(Sh).Columns(Col_to).Select</text:p>
      <text:p text:style-name="P1"><text:s text:c="4"/>For iter = 1 To nofCols</text:p>
      <text:p text:style-name="P1"><text:s text:c="8"/>Selection.Insert Shift:=xlToRight, CopyOrigin:=xlFormatFromLeftOrAbove</text:p>
      <text:p text:style-name="P1"><text:s text:c="4"/>Next iter</text:p>
      <text:p text:style-name="P1">End Function</text:p>
      <text:p text:style-name="P1"/>
      <text:p text:style-name="P1">Function z_InsertEmptyRows(Sh As String, NofRows As Integer, Row_to As Long)</text:p>
      <text:p text:style-name="P1"><text:s text:c="4"/>Sheets(Sh).Rows(Row_to).Select</text:p>
      <text:p text:style-name="P1"><text:s text:c="4"/>For iter = 1 To NofRows</text:p>
      <text:p text:style-name="P1"><text:s text:c="8"/>Selection.Insert Shift:=xlDown, CopyOrigin:=xlFormatFromLeftOrAbove</text:p>
      <text:p text:style-name="P1"><text:s text:c="4"/>Next iter</text:p>
      <text:p text:style-name="P1">End Function</text:p>
      <text:p text:style-name="P1"/>
      <text:p text:style-name="P1">Function z_ClearRowContents(Sh As String, Row As Long)</text:p>
      <text:p text:style-name="P1"><text:s text:c="4"/>Sheets(Sh).Rows(Row).Select</text:p>
      <text:p text:style-name="P1"><text:s text:c="4"/>Selection.ClearContents</text:p>
      <text:p text:style-name="P1">End Function</text:p>
      <text:p text:style-name="P1"/>
      <text:p text:style-name="P1">Function z_ClearColContents(Sh As String, Col As Long)</text:p>
      <text:p text:style-name="P1"><text:s text:c="4"/>Sheets(Sh).Columns(Col).Select</text:p>
      <text:p text:style-name="P1"><text:s text:c="4"/>Selection.ClearContents</text:p>
      <text:p text:style-name="P1">End Function</text:p>
      <text:p text:style-name="P1"/>
      <text:p text:style-name="P1">Function z_DeleteRowsOfNotEmptyCells(Sh As String, Col As Long, FirstRow As Long)</text:p>
      <text:p text:style-name="P1"><text:s text:c="4"/>RowSize = z_RowSize(1, Sh)</text:p>
      <text:p text:style-name="P1"><text:s text:c="4"/>For Row = FirstRow To RowSize</text:p>
      <text:p text:style-name="P1"><text:s text:c="8"/>Sheets(Sh).Cells(Row, Col).EntireRow.Select</text:p>
      <text:p text:style-name="P1"><text:s text:c="8"/>If Sheets(Sh).Cells(Row, Col) &lt;&gt; Empty Then</text:p>
      <text:p text:style-name="P1"><text:s text:c="12"/>Sheets(Sh).Cells(Row, Col).EntireRow.Delete</text:p>
      <text:p text:style-name="P1"><text:s text:c="12"/>Row = Row - 1</text:p>
      <text:p text:style-name="P1"><text:s text:c="8"/>End If</text:p>
      <text:p text:style-name="P1"><text:s text:c="4"/>Next Row</text:p>
      <text:p text:style-name="P1">End Function</text:p>
      <text:p text:style-name="P1"/>
      <text:p text:style-name="P1">Function z_DeleteRows(Sh As String, Row_from As Long, Row_to As Long)</text:p>
      <text:p text:style-name="P1"><text:s text:c="4"/>Cells(Row_from, 1).Select</text:p>
      <text:p text:style-name="P1"><text:s text:c="4"/>For Row = Row_from To Row_to</text:p>
      <text:p text:style-name="P1"><text:s text:c="8"/>Sheets(Sh).Rows(Row_from).EntireRow.Delete</text:p>
      <text:p text:style-name="P1"><text:s text:c="4"/>Next Row</text:p>
      <text:p text:style-name="P1">End Function</text:p>
      <text:p text:style-name="P1"/>
      <text:p text:style-name="P1">Private Sub test23()</text:p>
      <text:p text:style-name="P1"><text:s text:c="4"/>Call z_DeleteRows("RD_MasterDataSet_1", 5, 7)</text:p>
      <text:p text:style-name="P1">End Sub</text:p>
      <text:p text:style-name="P1"/>
      <text:p text:style-name="P1">Function z_Sort(Sh As String, Col1 As Long, Col2 As Long)</text:p>
      <text:p text:style-name="P1"><text:s text:c="4"/>RowSize = z_RowSize(1, Sh)</text:p>
      <text:p text:style-name="P1"><text:s text:c="4"/>ColSize = z_ColSize(1, Sh)</text:p>
      <text:p text:style-name="P1"><text:s text:c="4"/>Sheets(Sh).Sort.SortFields.Clear</text:p>
      <text:p text:style-name="P1"><text:s text:c="4"/>Sheets(Sh).Sort.SortFields.Add Key:=Range(Cells(2, Col1), Cells(RowSize, Col1)), _</text:p>
      <text:p text:style-name="P1"><text:s text:c="16"/>SortOn:=xlSortOnValues, Order:=xlAscending, DataOption:=xlSortNormal</text:p>
      <text:p text:style-name="P1"><text:soft-page-break/><text:s text:c="4"/>Sheets(Sh).Sort.SortFields.Add Key:=Range(Cells(2, Col2), Cells(RowSize, Col2)), _</text:p>
      <text:p text:style-name="P1"><text:s text:c="16"/>SortOn:=xlSortOnValues, Order:=xlAscending, DataOption:=xlSortNormal</text:p>
      <text:p text:style-name="P1"><text:s text:c="4"/>With ActiveWorkbook.Worksheets(Sh).Sort</text:p>
      <text:p text:style-name="P1"><text:s text:c="8"/>.SetRange Range(Cells(1, 1), Cells(RowSize, ColSize))</text:p>
      <text:p text:style-name="P1"><text:s text:c="8"/>.Header = xlYes</text:p>
      <text:p text:style-name="P1"><text:s text:c="8"/>.MatchCase = False</text:p>
      <text:p text:style-name="P1"><text:s text:c="8"/>.Orientation = xlTopToBottom</text:p>
      <text:p text:style-name="P1"><text:s text:c="8"/>.SortMethod = xlPinYin</text:p>
      <text:p text:style-name="P1"><text:s text:c="8"/>.Apply</text:p>
      <text:p text:style-name="P1"><text:s text:c="4"/>End With</text:p>
      <text:p text:style-name="P1">End Function</text:p>
      <text:p text:style-name="P1"/>
      <text:p text:style-name="P1">Function z_WorkbookSave(Wb As Workbook)</text:p>
      <text:p text:style-name="P1"><text:s text:c="4"/>Wb.Save</text:p>
      <text:p text:style-name="P1">End Function</text:p>
      <text:p text:style-name="P1"/>
      <text:p text:style-name="P1">Function z_MoveSheetFromWb1ToWb2(Sh_from As String, Wb_from As Workbook, Wb_to As Workbook, Where As String)</text:p>
      <text:p text:style-name="P1"><text:s text:c="4"/>Windows(Wb_from.Name).Activate</text:p>
      <text:p text:style-name="P1"><text:s text:c="4"/>Sheets(Sh_from).Activate</text:p>
      <text:p text:style-name="P1"><text:s text:c="4"/>Sheets(Sh_from).Move Before:=Wb_to.Sheets(1)</text:p>
      <text:p text:style-name="P1">End Function</text:p>
      <text:p text:style-name="P1"/>
      <text:p text:style-name="P1">Function z_CopySheetFromWb1ToWb2(Sh_from As String, Wb_from As Workbook, Wb_to As Workbook, Where As String)</text:p>
      <text:p text:style-name="P1"><text:s text:c="4"/>Windows(Wb_from.Name).Activate</text:p>
      <text:p text:style-name="P1"><text:s text:c="4"/>Sheets(Sh_from).Activate</text:p>
      <text:p text:style-name="P1"><text:s text:c="4"/>Sheets(Sh_from).Copy Before:=Wb_to.Sheets(1)</text:p>
      <text:p text:style-name="P1">End Function</text:p>
      <text:p text:style-name="P1"/>
      <text:p text:style-name="P1">Function z_MoveWbSheetsIntoAnotherWb(Wb_ref As Workbook)</text:p>
      <text:p text:style-name="P1"><text:s text:c="4"/>Dim Wb As Workbook</text:p>
      <text:p text:style-name="P1"><text:s text:c="4"/>For Each Wb In Wb_ref.Application.Workbooks ' Workbooks</text:p>
      <text:p text:style-name="P1"><text:s text:c="8"/>'move all Windows to Wb_ref</text:p>
      <text:p text:style-name="P1"><text:s text:c="8"/>If Wb.Name &lt;&gt; Wb_ref.Name Then</text:p>
      <text:p text:style-name="P1"><text:s text:c="12"/>If Wb.Name &lt;&gt; "PERSONAL.XLSB" Then</text:p>
      <text:p text:style-name="P1"><text:s text:c="16"/>If Wb.Name &lt;&gt; "API _VBA_GenerateSmartchoiceReports.xlsb" Then</text:p>
      <text:p text:style-name="P1"><text:s text:c="20"/>Windows(Wb.Name).Activate</text:p>
      <text:p text:style-name="P1"><text:s text:c="20"/>Sheets(left(Wb.Name, 31)).Select</text:p>
      <text:p text:style-name="P1"><text:s text:c="20"/>Sheets(left(Wb.Name, 31)).Move After:=Wb_ref.Sheets(Sheets.Count)</text:p>
      <text:p text:style-name="P1"><text:s text:c="16"/>End If</text:p>
      <text:p text:style-name="P1"><text:s text:c="12"/>End If</text:p>
      <text:p text:style-name="P1"><text:s text:c="8"/>End If</text:p>
      <text:p text:style-name="P1"><text:s text:c="4"/>Next</text:p>
      <text:p text:style-name="P1"><text:s text:c="4"/>'For Each Wb In Wb_ref.Application.Workbooks</text:p>
      <text:p text:style-name="P1"><text:s text:c="4"/>' <text:s text:c="3"/>If Wb.Name = "PERSONAL.XLSB" Then</text:p>
      <text:p text:style-name="P1"><text:s text:c="4"/>' <text:s text:c="7"/>Windows(Wb.Name).Visible = False</text:p>
      <text:p text:style-name="P1"><text:s text:c="4"/>' <text:s text:c="3"/>End If</text:p>
      <text:p text:style-name="P1"><text:s text:c="4"/>'Next</text:p>
      <text:p text:style-name="P1">End Function</text:p>
      <text:p text:style-name="P1"/>
      <text:p text:style-name="P1">Private Sub test()</text:p>
      <text:p text:style-name="P1">Dim ColStart As Long</text:p>
      <text:p text:style-name="P1"><text:soft-page-break/>ColStart = z_ColSize(1, "RD_MasterDataSet_5") + 1</text:p>
      <text:p text:style-name="P1">Call z_AddColNames(Array("Test1", "Test2"), "RD_MasterDataSet_5", 1)</text:p>
      <text:p text:style-name="P1">End Sub</text:p>
      <text:p text:style-name="P1"/>
      <text:p text:style-name="P1">Function z_AddColNames(ByRef ColNames As Variant, Optional Sh As String, Optional Row As Integer = 1, Optional Col_Start As Long, Optional ByRef Wb As Workbook)</text:p>
      <text:p text:style-name="P1"><text:s text:c="4"/>'Procedure generated by Roland.Benz@Syngenta.com (PMEC, Project Management Excellence)</text:p>
      <text:p text:style-name="P1"><text:s text:c="4"/>If Col_Start = 0 Then</text:p>
      <text:p text:style-name="P1"><text:s text:c="8"/>Size_ColNames = UBound(ColNames)</text:p>
      <text:p text:style-name="P1"><text:s text:c="8"/>For j = Col_Start To Size_ColNames</text:p>
      <text:p text:style-name="P1"><text:s text:c="12"/>Cells(Row, j + 1) = ColNames(j)</text:p>
      <text:p text:style-name="P1"><text:s text:c="8"/>Next j</text:p>
      <text:p text:style-name="P1"><text:s text:c="4"/>Else</text:p>
      <text:p text:style-name="P1"><text:s text:c="8"/>Size_ColNames = UBound(ColNames) + Col_Start</text:p>
      <text:p text:style-name="P1"><text:s text:c="8"/>For j = Col_Start To Size_ColNames</text:p>
      <text:p text:style-name="P1"><text:s text:c="12"/>Cells(Row, j) = ColNames(j - Col_Start)</text:p>
      <text:p text:style-name="P1"><text:s text:c="8"/>Next j</text:p>
      <text:p text:style-name="P1"><text:s text:c="4"/>End If</text:p>
      <text:p text:style-name="P1"><text:s text:c="4"/>Cells.Select</text:p>
      <text:p text:style-name="P1"><text:s text:c="4"/>'Selection.EntireColumn.AutoFit</text:p>
      <text:p text:style-name="P1"><text:s text:c="4"/>Selection.ColumnWidth = 20</text:p>
      <text:p text:style-name="P1">End Function</text:p>
      <text:p text:style-name="P1"/>
      <text:p text:style-name="P1">Function z_ChgFmt_CostCols(Sh As String, FromCol As Long, ToCol As Long)</text:p>
      <text:p text:style-name="P1"><text:s text:c="4"/>'Macro generated by Roland.Benz@Syngenta.com (PMEC, Project Management Excellence)</text:p>
      <text:p text:style-name="P1"><text:s text:c="4"/>'Date: 27.9.2011</text:p>
      <text:p text:style-name="P1"><text:s text:c="4"/>Sheets(Sh).Select</text:p>
      <text:p text:style-name="P1"><text:s text:c="4"/>RowSize = z_RowSize(1, Sh)</text:p>
      <text:p text:style-name="P1"><text:s text:c="4"/>Range(Cells(2, FromCol), Cells(RowSize, ToCol)).Select</text:p>
      <text:p text:style-name="P1"><text:s text:c="4"/>'Rows("1:1").Find(What:="EtcTrialsFullCosts2010", LookAt:=xlWhole).Select</text:p>
      <text:p text:style-name="P1"><text:s text:c="4"/>'Range(ActiveCell.End(xlToRight).Offset(1, -2), ActiveCell.End(xlDown)).Select 'offset?</text:p>
      <text:p text:style-name="P1"><text:s text:c="4"/>'Range(ActiveCell.End(xlToRight), ActiveCell.End(xlDown)).Select</text:p>
      <text:p text:style-name="P1"><text:s text:c="8"/>Selection.NumberFormat = "#,##0"</text:p>
      <text:p text:style-name="P1"><text:s text:c="8"/>Selection.Replace What:=".", Replacement:=".", LookAt:=xlPart, _</text:p>
      <text:p text:style-name="P1"><text:s text:c="12"/>SearchOrder:=xlByRows, MatchCase:=False, SearchFormat:=False, _</text:p>
      <text:p text:style-name="P1"><text:s text:c="12"/>ReplaceFormat:=False</text:p>
      <text:p text:style-name="P1"><text:s text:c="8"/>Selection.ColumnWidth = 25</text:p>
      <text:p text:style-name="P1">End Function</text:p>
      <text:p text:style-name="P1"/>
      <text:p text:style-name="P1">Function z_CopyInsertRange2(Range_From As Range, Range_To As Range, Sh_from As String, Sh_to As String)</text:p>
      <text:p text:style-name="P1"><text:s text:c="4"/>'Macro generated by Roland.Benz@Syngenta.com (PMEC, Project Management Excellence)</text:p>
      <text:p text:style-name="P1"><text:s text:c="4"/>'Copy a range (e.g all entries of a column) from Sh_from to a defined cell in Sh_to</text:p>
      <text:p text:style-name="P1"><text:s text:c="4"/>Sheets(Sh_from).Select</text:p>
      <text:p text:style-name="P1"><text:s text:c="4"/>Range_From.Copy</text:p>
      <text:p text:style-name="P1"><text:s text:c="4"/>Sheets(Sh_to).Select</text:p>
      <text:p text:style-name="P1"><text:s text:c="4"/>Range_To.Insert</text:p>
      <text:p text:style-name="P1">End Function</text:p>
      <text:p text:style-name="P1"/>
      <text:p text:style-name="P1">Function z_CopyInsertRange(RowLU_From As Long, ColLU_From As Long, RowRD_From As Long, ColRD_From As Long, Sh_from As String, _</text:p>
      <text:p text:style-name="P1"><text:s text:c="26"/>RowLU_To As Long, ColLU_To As Long, Sh_to As String)</text:p>
      <text:p text:style-name="P1"><text:s text:c="4"/>'Macro generated by Roland.Benz@Syngenta.com (PMEC, Project Management Excellence)</text:p>
      <text:p text:style-name="P1"><text:soft-page-break/><text:s text:c="4"/>'Copy a range (e.g all entries of a column) from Sh_from to a defined cell in Sh_to</text:p>
      <text:p text:style-name="P1"><text:s text:c="4"/>Sheets(Sh_from).Select</text:p>
      <text:p text:style-name="P1"><text:s text:c="4"/>Range(Cells(RowLU_From, ColLU_From), Cells(RowRD_From, ColRD_From)).Select</text:p>
      <text:p text:style-name="P1"><text:s text:c="4"/>Selection.Copy</text:p>
      <text:p text:style-name="P1"><text:s text:c="4"/>Sheets(Sh_to).Select</text:p>
      <text:p text:style-name="P1"><text:s text:c="4"/>Cells(RowLU_To, ColLU_To).Insert 'moves the other columns to the right</text:p>
      <text:p text:style-name="P1">End Function</text:p>
      <text:p text:style-name="P1"/>
      <text:p text:style-name="P1">Function z_CopyPasteRange2(Range_From As Range, Range_To As Range, Sh_from As String, Sh_to As String)</text:p>
      <text:p text:style-name="P1"><text:s text:c="4"/>'Macro generated by Roland.Benz@Syngenta.com (PMEC, Project Management Excellence)</text:p>
      <text:p text:style-name="P1"><text:s text:c="4"/>'copy the Range_from in Sh_from and paste it to Range_to in Sh_to</text:p>
      <text:p text:style-name="P1"><text:s text:c="4"/>Sheets(Sh_from).Range_From.Copy Destination:=Sheets(Sh_to).Range_To</text:p>
      <text:p text:style-name="P1">End Function</text:p>
      <text:p text:style-name="P1"/>
      <text:p text:style-name="P1">Function z_CopyPasteRange(RowLU_From As Long, ColLU_From As Long, RowRD_From As Long, ColRD_From As Long, Sh_from As String, _</text:p>
      <text:p text:style-name="P1"><text:s text:c="26"/>RowLU_To As Long, ColLU_To As Long, Sh_to As String)</text:p>
      <text:p text:style-name="P1">'Macro generated by Roland.Benz@Syngenta.com (PMEC, Project Management Excellence)</text:p>
      <text:p text:style-name="P1">'copy the Range_from in Sh_from and paste it to Range_to in Sh_to</text:p>
      <text:p text:style-name="P1">Sheets(Sh_from).Select</text:p>
      <text:p text:style-name="P1">Range(Cells(RowLU_From, ColLU_From), Cells(RowRD_From, ColRD_From)).Copy _</text:p>
      <text:p text:style-name="P1">Destination:=Sheets(Sh_to).Cells(RowLU_To, ColLU_To)</text:p>
      <text:p text:style-name="P1">End Function</text:p>
      <text:p text:style-name="P1"/>
      <text:p text:style-name="P1">Function z_LastWrittenRow(Optional Sh As String, Optional StartAtCol As Long, _</text:p>
      <text:p text:style-name="P1"><text:s text:c="24"/>Optional StopAtCol As Long, Optional ByRef Wb As Workbook) As Long</text:p>
      <text:p text:style-name="P1"><text:s text:c="4"/>'Macro generated by Roland.Benz@Syngenta.com (PMEC, Project Management Excellence)</text:p>
      <text:p text:style-name="P1"><text:s text:c="4"/>'Date: 11.10.2011</text:p>
      <text:p text:style-name="P1"><text:s text:c="4"/>'Input: All Columns, Output: last written row</text:p>
      <text:p text:style-name="P1"><text:s text:c="4"/>'FirstEmptyCol = z_FirstEmptyCol()</text:p>
      <text:p text:style-name="P1"><text:s text:c="4"/>Dim RowSize_max As Long: RowSize_max = 0</text:p>
      <text:p text:style-name="P1"><text:s text:c="4"/>Dim RowSize_col As Long: RowSize_col = 0</text:p>
      <text:p text:style-name="P1"><text:s text:c="4"/>Dim AllCols As Long: AllCols = 16384</text:p>
      <text:p text:style-name="P1"><text:s text:c="4"/>Dim Col As Long</text:p>
      <text:p text:style-name="P1"><text:s text:c="4"/>'Optional input</text:p>
      <text:p text:style-name="P1"><text:s text:c="4"/>If StartAtCol = 0 Then</text:p>
      <text:p text:style-name="P1"><text:s text:c="8"/>StopAtCol = 1</text:p>
      <text:p text:style-name="P1"><text:s text:c="4"/>End If</text:p>
      <text:p text:style-name="P1"><text:s text:c="4"/>If StopAtCol = 0 Then</text:p>
      <text:p text:style-name="P1"><text:s text:c="8"/>StopAtCol = AllCols</text:p>
      <text:p text:style-name="P1"><text:s text:c="4"/>End If</text:p>
      <text:p text:style-name="P1"><text:s text:c="4"/>For Col = StartAtCol To StopAtCol</text:p>
      <text:p text:style-name="P1"><text:s text:c="8"/>RowSize_col = z_RowSize(Col, Sh)</text:p>
      <text:p text:style-name="P1"><text:s text:c="8"/>If RowSize_col &gt; RowSize_max Then</text:p>
      <text:p text:style-name="P1"><text:s text:c="12"/>RowSize_max = RowSize_col</text:p>
      <text:p text:style-name="P1"><text:s text:c="8"/>End If</text:p>
      <text:p text:style-name="P1"><text:s text:c="4"/>Next Col</text:p>
      <text:p text:style-name="P1"><text:s text:c="4"/>z_LastWrittenRow = RowSize_max</text:p>
      <text:p text:style-name="P1">End Function</text:p>
      <text:p text:style-name="P1"/>
      <text:p text:style-name="P1">Function z_LastWrittenRowAndCol(Optional Sh As String, Optional StopAtRow As Long, _</text:p>
      <text:p text:style-name="P1"><text:s text:c="16"/>Optional StopAtCol As Long, Optional ByRef Wb As Workbook) As Variant</text:p>
      <text:p text:style-name="P1"><text:soft-page-break/><text:s text:c="4"/>'Macro generated by Roland.Benz@Syngenta.com (PMEC, Project Management Excellence)</text:p>
      <text:p text:style-name="P1"><text:s text:c="4"/>'Date: 11.10.2011</text:p>
      <text:p text:style-name="P1"><text:s text:c="4"/>'Input:(sh,StopAtRow) or (sh,StopAtRow,0)</text:p>
      <text:p text:style-name="P1"><text:s text:c="8"/>'find ColSize_max from 1 to StopAtRow</text:p>
      <text:p text:style-name="P1"><text:s text:c="8"/>'find RowSize_max from 1 to ColSize_max</text:p>
      <text:p text:style-name="P1"><text:s text:c="4"/>'Input:(sh, ,StopAtCol) or (sh,0,StopAtRow)</text:p>
      <text:p text:style-name="P1"><text:s text:c="8"/>'find RowSize_max from 1 to StopAtCol</text:p>
      <text:p text:style-name="P1"><text:s text:c="8"/>'find ColSize_max from 1 to RowSize_max</text:p>
      <text:p text:style-name="P1"><text:s text:c="4"/>'Input:(sh) or (sh,0,0)</text:p>
      <text:p text:style-name="P1"><text:s text:c="8"/>'find RowSize_max from 1 to 16384</text:p>
      <text:p text:style-name="P1"><text:s text:c="8"/>'find ColSize_max from 1 to RowSize_max</text:p>
      <text:p text:style-name="P1"/>
      <text:p text:style-name="P1"><text:s text:c="4"/>Dim ColSize_max As Long: ColSize_max = 0</text:p>
      <text:p text:style-name="P1"><text:s text:c="4"/>Dim ColSize_row As Long: ColSize_row = 0</text:p>
      <text:p text:style-name="P1"><text:s text:c="4"/>Dim Row As Long</text:p>
      <text:p text:style-name="P1"><text:s text:c="4"/>'Optional input</text:p>
      <text:p text:style-name="P1"><text:s text:c="4"/>Dim StopAtRow_tmp As Long: StopAtRow_tmp = StopAtRow</text:p>
      <text:p text:style-name="P1"><text:s text:c="4"/>If StopAtRow = 0 Then</text:p>
      <text:p text:style-name="P1"><text:s text:c="8"/>StopAtRow = z_LastWrittenRow(Sh, 1, StopAtCol)</text:p>
      <text:p text:style-name="P1"><text:s text:c="4"/>End If</text:p>
      <text:p text:style-name="P1"><text:s text:c="4"/>For Row = 1 To StopAtRow</text:p>
      <text:p text:style-name="P1"><text:s text:c="8"/>ColSize_row = z_ColSize(Row, Sh)</text:p>
      <text:p text:style-name="P1"><text:s text:c="8"/>If ColSize_row &gt; ColSize_max Then</text:p>
      <text:p text:style-name="P1"><text:s text:c="12"/>ColSize_max = ColSize_row</text:p>
      <text:p text:style-name="P1"><text:s text:c="8"/>End If</text:p>
      <text:p text:style-name="P1"><text:s text:c="4"/>Next Row</text:p>
      <text:p text:style-name="P1"><text:s text:c="4"/>If StopAtRow_tmp &lt;&gt; 0 Then</text:p>
      <text:p text:style-name="P1"><text:s text:c="8"/>RowSize_max = z_LastWrittenRow(Sh, 1, ColSize_max)</text:p>
      <text:p text:style-name="P1"><text:s text:c="4"/>End If</text:p>
      <text:p text:style-name="P1"><text:s text:c="4"/>Dim out(0 To 1) As Variant</text:p>
      <text:p text:style-name="P1"><text:s text:c="4"/>out(0) = RowSize_max 'The Last written row if StopAtCol is the last written column</text:p>
      <text:p text:style-name="P1"><text:s text:c="4"/>out(1) = ColSize_max 'The last written col if StopAtRow is the last written row</text:p>
      <text:p text:style-name="P1"><text:s text:c="4"/>z_LastWrittenRowAndCol = out</text:p>
      <text:p text:style-name="P1">End Function</text:p>
      <text:p text:style-name="P1"/>
      <text:p text:style-name="P1"/>
      <text:p text:style-name="P1">Function z_CellToIndex(ByRef Cell_in As Range) As Variant</text:p>
      <text:p text:style-name="P1"><text:s text:c="4"/>'Macro generated by Roland.Benz@Syngenta.com (PMEC, Project Management Excellence)</text:p>
      <text:p text:style-name="P1"><text:s text:c="4"/>Dim CellIndexStr As String 'In R1C1 Format</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Str = Cell_in.Address(ReferenceStyle:=xlR1C1)</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CellToIndex = CellIndices</text:p>
      <text:p text:style-name="P1"><text:soft-page-break/>End Function</text:p>
      <text:p text:style-name="P1"/>
      <text:p text:style-name="P1"/>
      <text:p text:style-name="P1">'***********Get Range Indices</text:p>
      <text:p text:style-name="P1">Function z_RangeToIndices(ByRef Rng As Range) As Variant</text:p>
      <text:p text:style-name="P1">'Procedure generated by Roland.Benz@Syngenta.com (PMEC, Project Management Excellence)</text:p>
      <text:p text:style-name="P1"><text:s text:c="4"/>Dim RangeIndices(0 To 3) As Long</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Dim CellIndicesUL() As Long</text:p>
      <text:p text:style-name="P1"><text:s text:c="4"/>On Error GoTo RangeIsColumnOrRow</text:p>
      <text:p text:style-name="P1"><text:s text:c="4"/>CellIndicesUL = z_sCellToIndex(CellsArray(0))</text:p>
      <text:p text:style-name="P1"><text:s text:c="4"/>On Error GoTo 0</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RangeIndices(0) = CellIndicesUL(0)</text:p>
      <text:p text:style-name="Standard"><text:span text:style-name="T1"><text:s text:c="4"/></text:span><text:span text:style-name="T2">RangeIndices(1) = CellIndicesUL(1)</text:span></text:p>
      <text:p text:style-name="P2"><text:s text:c="4"/>RangeIndices(2) = CellIndicesLR(0)</text:p>
      <text:p text:style-name="P2"><text:s text:c="4"/>RangeIndices(3) = CellIndicesLR(1)</text:p>
      <text:p text:style-name="P2"><text:s text:c="4"/>z_RangeToIndices = RangeIndices</text:p>
      <text:p text:style-name="P1">Exit Function</text:p>
      <text:p text:style-name="P1">RangeIsCell:</text:p>
      <text:p text:style-name="P1">CellIndicesLR = z_sCellToIndex(CellsArray(0))</text:p>
      <text:p text:style-name="P1">Resume Next</text:p>
      <text:p text:style-name="P1">RangeIsColumnOrRow:</text:p>
      <text:p text:style-name="P1">Dim RorC As String</text:p>
      <text:p text:style-name="P1">RorC = left(sAddr, 1)</text:p>
      <text:p text:style-name="P1">OneOrMore = InStr(1, sAddr, ":", vbTextCompare)</text:p>
      <text:p text:style-name="P1">'only one row or column</text:p>
      <text:p text:style-name="P1">If OneOrMore = 0 Then</text:p>
      <text:p text:style-name="P1"><text:s text:c="4"/>If RorC = "C" Then</text:p>
      <text:p text:style-name="Standard"><text:span text:style-name="T1"><text:s text:c="8"/></text:span><text:span text:style-name="T2">RangeIndices(0) = 1</text:span></text:p>
      <text:p text:style-name="P2"><text:s text:c="8"/>RangeIndices(1) = z_sColumnToIndex(CellsArray(0))</text:p>
      <text:p text:style-name="Standard"><text:span text:style-name="T2"><text:s text:c="8"/></text:span><text:span text:style-name="T1">RangeIndices(2) = 1048534</text:span></text:p>
      <text:p text:style-name="P1"><text:s text:c="8"/>RangeIndices(3) = RangeIndices(0)</text:p>
      <text:p text:style-name="P1"><text:s text:c="4"/>ElseIf RorC = "R" Then</text:p>
      <text:p text:style-name="P1"><text:s text:c="8"/>RangeIndices(0) = z_sRowToIndex(CellsArray(0))</text:p>
      <text:p text:style-name="P1"><text:s text:c="8"/>RangeIndices(1) = 1</text:p>
      <text:p text:style-name="P1"><text:s text:c="8"/>RangeIndices(2) = RangeIndices(0)</text:p>
      <text:p text:style-name="P1"><text:s text:c="8"/>RangeIndices(3) = 16383</text:p>
      <text:p text:style-name="P1"><text:s text:c="4"/>Else</text:p>
      <text:p text:style-name="P1"><text:s text:c="8"/>Stop</text:p>
      <text:p text:style-name="P1"><text:s text:c="4"/>End If</text:p>
      <text:p text:style-name="P1">'more than one row or column</text:p>
      <text:p text:style-name="P1">Else</text:p>
      <text:p text:style-name="P1"><text:s text:c="4"/>If RorC = "C" Then</text:p>
      <text:p text:style-name="P1"><text:s text:c="8"/>RangeIndices(0) = 1</text:p>
      <text:p text:style-name="P1"><text:s text:c="8"/>RangeIndices(1) = z_sColumnToIndex(CellsArray(0))</text:p>
      <text:p text:style-name="P1"><text:s text:c="8"/>RangeIndices(2) = 1048534</text:p>
      <text:p text:style-name="P1"><text:soft-page-break/><text:s text:c="8"/>RangeIndices(3) = z_sColumnToIndex(CellsArray(1))</text:p>
      <text:p text:style-name="P1"><text:s text:c="4"/>ElseIf RorC = "R" Then</text:p>
      <text:p text:style-name="P1"><text:s text:c="8"/>RangeIndices(0) = z_sRowToIndex(CellsArray(0))</text:p>
      <text:p text:style-name="Standard"><text:span text:style-name="T1"><text:s text:c="8"/></text:span><text:span text:style-name="T2">RangeIndices(1) = 1</text:span></text:p>
      <text:p text:style-name="P2"><text:s text:c="8"/>RangeIndices(2) = z_sRowToIndex(CellsArray(1))</text:p>
      <text:p text:style-name="Standard"><text:span text:style-name="T2"><text:s text:c="8"/></text:span><text:span text:style-name="T1">RangeIndices(3) = 16383</text:span></text:p>
      <text:p text:style-name="P1"><text:s text:c="4"/>Else</text:p>
      <text:p text:style-name="P1"><text:s text:c="8"/>Stop</text:p>
      <text:p text:style-name="P1"><text:s text:c="4"/>End If</text:p>
      <text:p text:style-name="P1">End If</text:p>
      <text:p text:style-name="P1">z_RangeToIndices = RangeIndices</text:p>
      <text:p text:style-name="P1">End Function</text:p>
      <text:p text:style-name="P1">Function z_sCellToIndex(ByRef CellIndexStr As String) As Variant</text:p>
      <text:p text:style-name="P1">'Procedure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Function z_sColumnToIndex(ByRef ColIndexStrLeft As String) As Variant</text:p>
      <text:p text:style-name="P1">'Procedure generated by Roland.Benz@Syngenta.com (PMEC, Project Management Excellence)</text:p>
      <text:p text:style-name="P1"><text:s text:c="4"/>Dim ColArray() As String</text:p>
      <text:p text:style-name="P1"><text:s text:c="4"/>ColArray = Split(ColIndexStrLeft, "C")</text:p>
      <text:p text:style-name="P1"><text:s text:c="4"/>z_sColumnToIndex = ColArray(1)</text:p>
      <text:p text:style-name="P1">End Function</text:p>
      <text:p text:style-name="P1">Function z_sRowToIndex(ByRef RowIndexStrUp As String) As Variant</text:p>
      <text:p text:style-name="P1">'Procedure generated by Roland.Benz@Syngenta.com (PMEC, Project Management Excellence)</text:p>
      <text:p text:style-name="P1"><text:s text:c="4"/>Dim RowArray() As String</text:p>
      <text:p text:style-name="P1"><text:s text:c="4"/>RowArray = Split(RowIndexStrUp, "R")</text:p>
      <text:p text:style-name="P1"><text:s text:c="4"/>z_sRowToIndex = RowArray(1)</text:p>
      <text:p text:style-name="P1">End Function</text:p>
      <text:p text:style-name="P1">'***********Get Range Indices</text:p>
      <text:p text:style-name="P1"/>
      <text:p text:style-name="P1">Function z_IndicesToRange(RowUL As Long, ColUL As Long, RowDR As Long, ColDR As Long) As Range</text:p>
      <text:p text:style-name="P1"><text:s text:c="4"/>Dim Rng As Range</text:p>
      <text:p text:style-name="P1"><text:s text:c="4"/>Rng = Range(Cells(RowUL, ColUL), Cells(RowDR, ColDR))</text:p>
      <text:p text:style-name="P1">End Function</text:p>
      <text:p text:style-name="P1"/>
      <text:p text:style-name="P1">Function z_TrimRow(Sh As String, Col_From As Long, Col_to As Long, Optional CheckRow As Long)</text:p>
      <text:p text:style-name="P1"><text:s text:c="4"/>Sheets(Sh).Activate</text:p>
      <text:p text:style-name="P1"><text:s text:c="4"/>Dim Rng As Range</text:p>
      <text:p text:style-name="P1"><text:s text:c="4"/>If CheckRow = 0 Then</text:p>
      <text:p text:style-name="P1"><text:s text:c="8"/>Cells.Select</text:p>
      <text:p text:style-name="P1"><text:s text:c="8"/>Set Rng = Selection.Cells</text:p>
      <text:p text:style-name="P1"><text:soft-page-break/><text:s text:c="4"/>Else</text:p>
      <text:p text:style-name="P1"><text:s text:c="8"/>Set Rng = Range(Cells(CheckRow, Col_From), Cells(CheckRow, Col_to))</text:p>
      <text:p text:style-name="P1"><text:s text:c="4"/>End If</text:p>
      <text:p text:style-name="P1"/>
      <text:p text:style-name="P1"><text:s text:c="4"/>For Each Cell In Rng</text:p>
      <text:p text:style-name="P1"><text:s text:c="8"/>Cell.Value = Excel.WorksheetFunction.Trim(WorksheetFunction.Clean(Cell))</text:p>
      <text:p text:style-name="P1"><text:s text:c="4"/>Next Cell</text:p>
      <text:p text:style-name="P1">End Function</text:p>
      <text:p text:style-name="P1"/>
      <text:p text:style-name="P1">Function z_TrimCells(Sh As String, Optional ByRef Rng As Range)</text:p>
      <text:p text:style-name="P1"><text:s text:c="4"/>'Sheets("Sheet1").Activate</text:p>
      <text:p text:style-name="P1"><text:s text:c="4"/>'Call z_TrimCells("Sheet1", Range(Cells(3, 1), Cells(3, 5)))</text:p>
      <text:p text:style-name="P1"/>
      <text:p text:style-name="P1"><text:s text:c="4"/>Sheets(Sh).Activate</text:p>
      <text:p text:style-name="P1"><text:s text:c="4"/>If Rng Is Nothing Then</text:p>
      <text:p text:style-name="P1"><text:s text:c="8"/>'select all</text:p>
      <text:p text:style-name="P1"><text:s text:c="8"/>Cells.Select</text:p>
      <text:p text:style-name="P1"><text:s text:c="8"/>Set Rng = Selection.Cells</text:p>
      <text:p text:style-name="P1"><text:s text:c="4"/>Else</text:p>
      <text:p text:style-name="P1"><text:s text:c="8"/>'take the input range</text:p>
      <text:p text:style-name="P1"><text:s text:c="4"/>End If</text:p>
      <text:p text:style-name="P1"/>
      <text:p text:style-name="P1"><text:s text:c="4"/>Dim MyRngIndices() As Long</text:p>
      <text:p text:style-name="P1"><text:s text:c="4"/>MyRngIndices = z_RangeToIndices(Rng)</text:p>
      <text:p text:style-name="P1"/>
      <text:p text:style-name="P1"><text:s text:c="4"/>For Row = MyRngIndices(0) To MyRngIndices(2)</text:p>
      <text:p text:style-name="P1"><text:s text:c="8"/>For Col = MyRngIndices(1) To MyRngIndices(3)</text:p>
      <text:p text:style-name="P1"><text:s text:c="12"/>With Excel.WorksheetFunction</text:p>
      <text:p text:style-name="P1"><text:s text:c="16"/>Cells(Row, Col) = .Trim(.Clean(Cells(Row, Col)))</text:p>
      <text:p text:style-name="P1"><text:s text:c="12"/>End With</text:p>
      <text:p text:style-name="P1"><text:s text:c="8"/>Next Col</text:p>
      <text:p text:style-name="P1"><text:s text:c="4"/>Next Row</text:p>
      <text:p text:style-name="P1">End Function</text:p>
      <text:p text:style-name="P1"/>
      <text:p text:style-name="P1">Function z_SelectMultiple(sSh As String, SearchCol As Long, SearchText As String)</text:p>
      <text:p text:style-name="P1"><text:s text:c="4"/>Dim Sh As Worksheet</text:p>
      <text:p text:style-name="P1"><text:s text:c="4"/>Dim Rng As Range</text:p>
      <text:p text:style-name="P1"><text:s text:c="4"/>Dim rngFind As Range</text:p>
      <text:p text:style-name="P1"><text:s text:c="4"/>Dim firstAddress As String</text:p>
      <text:p text:style-name="P1"><text:s text:c="4"/>Dim addSelection As String</text:p>
      <text:p text:style-name="P1"><text:s text:c="4"/>Set Sh = Worksheets(sSh)</text:p>
      <text:p text:style-name="P1"><text:s text:c="4"/>' Set our range to search</text:p>
      <text:p text:style-name="P1"><text:s text:c="4"/>RowSize = z_RowSize(SearchCol, sSh)</text:p>
      <text:p text:style-name="P1"><text:s text:c="4"/>Set Rng = Sh.Range(Cells(2, SearchCol), Cells(RowSize, SearchCol))</text:p>
      <text:p text:style-name="P1"><text:s text:c="4"/>'</text:p>
      <text:p text:style-name="P1"><text:s text:c="4"/>With Rng</text:p>
      <text:p text:style-name="P1"><text:s text:c="8"/>' Find our required text</text:p>
      <text:p text:style-name="P1"><text:s text:c="8"/>Set rngFind = .Find(SearchText)</text:p>
      <text:p text:style-name="P1"><text:s text:c="8"/>' If we find it then...</text:p>
      <text:p text:style-name="P1"><text:s text:c="8"/>If Not rngFind Is Nothing Then</text:p>
      <text:p text:style-name="P1"><text:s text:c="12"/>firstAddress = rngFind.Address ' Take a note of where we first found it</text:p>
      <text:p text:style-name="P1"><text:s text:c="12"/>addSelection = addSelection &amp; rngFind.Address &amp; "," ' Add the cell's 'range to our selection</text:p>
      <text:p text:style-name="P1"><text:s text:c="12"/>' Loop through the rest of our range and find any other instances.</text:p>
      <text:p text:style-name="P1"><text:soft-page-break/><text:s text:c="12"/>Do</text:p>
      <text:p text:style-name="P1"><text:s text:c="16"/>Set rngFind = .FindNext(rngFind)</text:p>
      <text:p text:style-name="P1"><text:s text:c="16"/>addSelection = addSelection &amp; rngFind.Address &amp; ","</text:p>
      <text:p text:style-name="P1"><text:s text:c="12"/>Loop While Not rngFind Is Nothing And rngFind.Address &lt;&gt; firstAddress</text:p>
      <text:p text:style-name="P1"/>
      <text:p text:style-name="P1"><text:s text:c="8"/>End If</text:p>
      <text:p text:style-name="P1"><text:s text:c="4"/>End With</text:p>
      <text:p text:style-name="P1"><text:s text:c="4"/>' Trim the last comma from our string</text:p>
      <text:p text:style-name="P1"><text:s text:c="4"/>addSelection = Mid(addSelection, 1, Len(addSelection) - 1)</text:p>
      <text:p text:style-name="P1"><text:s text:c="4"/>Dim SelectionSplit As Variant</text:p>
      <text:p text:style-name="P1"><text:s text:c="4"/>SelectionSplit = Split(addSelection, ",")</text:p>
      <text:p text:style-name="P1"><text:s text:c="4"/>Dim sSelection As String</text:p>
      <text:p text:style-name="P1"><text:s text:c="4"/>sSelection = CStr(SelectionSplit(0)) &amp; ":" &amp; CStr(SelectionSplit(UBound(SelectionSplit) - 1))</text:p>
      <text:p text:style-name="P1"><text:s text:c="4"/>Sh.Range(sSelection).Select ' Select our rows!</text:p>
      <text:p text:style-name="P1"><text:s text:c="4"/>Set Rng = Nothing</text:p>
      <text:p text:style-name="P1"><text:s text:c="4"/>Set Sh = Nothing</text:p>
      <text:p text:style-name="P1">End Function</text:p>
      <text:p text:style-name="P1"/>
      <text:p text:style-name="P1">Function z_SelectMultiple2(sSh As String, SearchCol As Long, SearchText As String, ByRef RngOut As Range)</text:p>
      <text:p text:style-name="P1"><text:s text:c="4"/>Dim Sh As Worksheet</text:p>
      <text:p text:style-name="P1"><text:s text:c="4"/>Dim Rng As Range</text:p>
      <text:p text:style-name="P1"><text:s text:c="4"/>Dim rngFind As Range</text:p>
      <text:p text:style-name="P1"><text:s text:c="4"/>Dim firstAddress As String</text:p>
      <text:p text:style-name="P1"><text:s text:c="4"/>Dim addSelection As String</text:p>
      <text:p text:style-name="P1"><text:s text:c="4"/>Set Sh = Worksheets(sSh)</text:p>
      <text:p text:style-name="P1"><text:s text:c="4"/>' Set our range to search</text:p>
      <text:p text:style-name="P1"><text:s text:c="4"/>RowSize = z_RowSize(SearchCol, sSh)</text:p>
      <text:p text:style-name="P1"><text:s text:c="4"/>Set Rng = Sh.Range(Cells(2, SearchCol), Cells(RowSize, SearchCol))</text:p>
      <text:p text:style-name="P1"><text:s text:c="4"/>' Find our first required text with Find</text:p>
      <text:p text:style-name="P1"><text:s text:c="4"/>Set rngFind = Rng.Find(SearchText)</text:p>
      <text:p text:style-name="P1"><text:s text:c="4"/>' If we find it then...</text:p>
      <text:p text:style-name="P1"><text:s text:c="4"/>If Not rngFind Is Nothing Then</text:p>
      <text:p text:style-name="P1"><text:s text:c="8"/>firstAddress = rngFind.Address ' Take a note of where we first found it</text:p>
      <text:p text:style-name="P1"><text:s text:c="8"/>addSelection = addSelection &amp; rngFind.Address &amp; "," ' Add the cell's 'range to our selection</text:p>
      <text:p text:style-name="P1"><text:s text:c="8"/>' Loop through the rest of our range and find any other instances with FindNext.</text:p>
      <text:p text:style-name="P1"><text:s text:c="8"/>Do</text:p>
      <text:p text:style-name="P1"><text:s text:c="12"/>Set rngFind = Rng.FindNext(rngFind)</text:p>
      <text:p text:style-name="P1"><text:s text:c="12"/>addSelection = addSelection &amp; rngFind.Address &amp; ","</text:p>
      <text:p text:style-name="P1"><text:s text:c="8"/>Loop While Not rngFind Is Nothing And rngFind.Address &lt;&gt; firstAddress</text:p>
      <text:p text:style-name="P1"><text:s text:c="4"/>End If</text:p>
      <text:p text:style-name="P1"><text:s text:c="4"/>' Trim the last comma from our string</text:p>
      <text:p text:style-name="P1"><text:s text:c="4"/>addSelection = Mid(addSelection, 1, Len(addSelection) - 1)</text:p>
      <text:p text:style-name="P1"><text:s text:c="4"/>Dim SelectionSplit As Variant</text:p>
      <text:p text:style-name="P1"><text:s text:c="4"/>SelectionSplit = Split(addSelection, ",")</text:p>
      <text:p text:style-name="P1"><text:s text:c="4"/>Dim sSelection As String</text:p>
      <text:p text:style-name="P1"><text:s text:c="4"/>'sSelection = CStr(CStr(SelectionSplit(UBound(SelectionSplit) - 1) &amp; ":" &amp; SelectionSplit(0)))</text:p>
      <text:p text:style-name="P1"><text:s text:c="4"/>sSelection = CStr(SelectionSplit(0)) &amp; ":" &amp; CStr(SelectionSplit(UBound(SelectionSplit) - 1))</text:p>
      <text:p text:style-name="P1"><text:s text:c="4"/>'Sh.Range(sSelection).Select ' Select our rows!</text:p>
      <text:p text:style-name="P1"><text:s text:c="4"/>Set RngOut = Sh.Range(sSelection)</text:p>
      <text:p text:style-name="P1"><text:s text:c="4"/>'RngOut.Select</text:p>
      <text:p text:style-name="P1"><text:s text:c="4"/>Set Rng = Nothing</text:p>
      <text:p text:style-name="P1"><text:s text:c="4"/>Set Sh = Nothing</text:p>
      <text:p text:style-name="P1"><text:soft-page-break/>End Function</text:p>
      <text:p text:style-name="P1"/>
      <text:p text:style-name="P1">Function z_CopySh1ToSh2_GivenColLastRow(Sh_from As String, ColNameStart_from As String, Sh_to As String)</text:p>
      <text:p text:style-name="P1"><text:s text:c="4"/>Dim ColStart_from As Long</text:p>
      <text:p text:style-name="P1"><text:s text:c="4"/>ColStart_from = z_GetColumnIndex(ColNameStart_from, 1, Sh_from)</text:p>
      <text:p text:style-name="P1"><text:s text:c="4"/>Dim ColSize_from As Long</text:p>
      <text:p text:style-name="P1"><text:s text:c="4"/>ColSize_from = z_ColSize(1, Sh_from)</text:p>
      <text:p text:style-name="P1"><text:s text:c="4"/>'RowSize_from = z_RowSize(1, Sh_from)</text:p>
      <text:p text:style-name="P1"><text:s text:c="4"/>RowSize_from = z_LastWrittenRow(Sh_from, 1, ColSize_from)</text:p>
      <text:p text:style-name="P1"><text:s text:c="4"/>Sheets(Sh_from).Activate</text:p>
      <text:p text:style-name="P1"><text:s text:c="4"/>Range(Cells(1, ColStart_from), Cells(RowSize_from, ColSize_from)).Select</text:p>
      <text:p text:style-name="P1"><text:s text:c="4"/>Selection.Copy</text:p>
      <text:p text:style-name="P1"><text:s text:c="4"/>'RowSize_to = z_RowSize(1, Sh_to) + 1</text:p>
      <text:p text:style-name="P1"><text:s text:c="4"/>RowSize_To = z_LastWrittenRow(Sh_to, 1, ColSize_from) + 1</text:p>
      <text:p text:style-name="P1"><text:s text:c="4"/>Sheets(Sh_to).Activate</text:p>
      <text:p text:style-name="P1"><text:s text:c="4"/>Sheets(Sh_to).Cells(RowSize_To, 1).Select</text:p>
      <text:p text:style-name="P1"><text:s text:c="4"/>Selection.PasteSpecial Paste:=xlPasteValues, Operation:=xlNone, SkipBlanks _</text:p>
      <text:p text:style-name="P1"><text:s text:c="8"/>:=False, Transpose:=False</text:p>
      <text:p text:style-name="P1">End Function</text:p>
      <text:p text:style-name="P1"/>
      <text:p text:style-name="P1">Function z_ShMapColumns(Sh_from As String, ColName_Key_from As String, ByRef ColNames_from As Variant, _</text:p>
      <text:p text:style-name="P1"><text:s text:c="16"/>Sh_to As String, ColName_Key_to As String, ByRef ColNames_to As Variant, _</text:p>
      <text:p text:style-name="P1"><text:s text:c="16"/>Optional Sh_log As String, Optional ByRef Wb As Workbook, _</text:p>
      <text:p text:style-name="P1"><text:s text:c="16"/>Optional KeyRow_from As Integer, Optional KeyRow_to As Integer)</text:p>
      <text:p text:style-name="P1"><text:s text:c="4"/>'Macro generated by Roland.Benz@Syngenta.com (PMEC, Project Management Excellence)</text:p>
      <text:p text:style-name="P1"><text:s text:c="4"/>Application.ScreenUpdating = False</text:p>
      <text:p text:style-name="P1"><text:s text:c="4"/>'Start time measuring</text:p>
      <text:p text:style-name="P1"><text:s text:c="4"/>Dim Start As Date: Dim Duration As Date</text:p>
      <text:p text:style-name="P1"><text:s text:c="4"/>Start = Now()</text:p>
      <text:p text:style-name="P1"/>
      <text:p text:style-name="P1"><text:s text:c="4"/>'optional KeyRows</text:p>
      <text:p text:style-name="P1"><text:s text:c="4"/>If KeyRow_from = 0 Then</text:p>
      <text:p text:style-name="P1"><text:s text:c="8"/>KeyRow_from = 1</text:p>
      <text:p text:style-name="P1"><text:s text:c="4"/>End If</text:p>
      <text:p text:style-name="P1"><text:s text:c="4"/>If KeyRow_to = 0 Then</text:p>
      <text:p text:style-name="P1"><text:s text:c="8"/>KeyRow_to = 1</text:p>
      <text:p text:style-name="P1"><text:s text:c="4"/>End If</text:p>
      <text:p text:style-name="P1"/>
      <text:p text:style-name="P1"><text:s text:c="4"/>'create a matrix with column names and indexes</text:p>
      <text:p text:style-name="P1"><text:s text:c="4"/>MapMatrix = MakeMatrix_Shfrom_ColNameColIndex_Shto_ColNameColIndex(Sh_from, ColNames_from, Sh_to, ColNames_to, _</text:p>
      <text:p text:style-name="P1"><text:s text:c="16"/>KeyRow_from, KeyRow_to)</text:p>
      <text:p text:style-name="P1"/>
      <text:p text:style-name="P1"><text:s text:c="4"/>'Find the column index of the KeyName in "Sh_from"</text:p>
      <text:p text:style-name="P1"><text:s text:c="4"/>Dim ColIndex_Key_from As Long</text:p>
      <text:p text:style-name="P1"><text:s text:c="4"/>ColIndex_Key_from = z_GetColumnIndex(ColName_Key_from, KeyRow_from, Sh_from)</text:p>
      <text:p text:style-name="P1"/>
      <text:p text:style-name="P1"><text:s text:c="4"/>'Find the column index of the KeyName in "Sh_to"</text:p>
      <text:p text:style-name="P1"><text:s text:c="4"/>Dim ColIndex_Key_to As Long</text:p>
      <text:p text:style-name="P1"><text:s text:c="4"/>ColIndex_Key_to = z_GetColumnIndex(ColName_Key_to, KeyRow_to, Sh_to)</text:p>
      <text:p text:style-name="P1"/>
      <text:p text:style-name="P1"><text:soft-page-break/><text:s text:c="4"/>'Determine the row size in Sh_to</text:p>
      <text:p text:style-name="P1"><text:s text:c="4"/>Sheets(Sh_to).Activate</text:p>
      <text:p text:style-name="P1"><text:s text:c="4"/>RowSize_To = z_RowSize(ColIndex_Key_to, Sh_to)</text:p>
      <text:p text:style-name="P1"/>
      <text:p text:style-name="P1"><text:s text:c="4"/>'Select the range in the column Key_to</text:p>
      <text:p text:style-name="P1"><text:s text:c="4"/>Sheets(Sh_to).Activate</text:p>
      <text:p text:style-name="P1"><text:s text:c="4"/>Range(Cells(2, ColIndex_Key_to), Cells(RowSize_To, ColIndex_Key_to)).Select</text:p>
      <text:p text:style-name="P1"/>
      <text:p text:style-name="P1"><text:s text:c="4"/>'Iterate throught the rows with "rcheck" = PiIdentifier</text:p>
      <text:p text:style-name="P1"><text:s text:c="4"/>Dim ilog As Long</text:p>
      <text:p text:style-name="P1"><text:s text:c="4"/>ilog = 2</text:p>
      <text:p text:style-name="P1"><text:s text:c="4"/>For Each ValueInCol_Key_to In Selection.Cells</text:p>
      <text:p text:style-name="P1"><text:s text:c="8"/>'if ValueInCol_Key_to is found in Sh_from then perform the mapping</text:p>
      <text:p text:style-name="P1"><text:s text:c="8"/>If Not Sheets(Sh_from).Columns(ColIndex_Key_from).Find(What:=ValueInCol_Key_to, LookAt:=xlWhole) Is Nothing Then</text:p>
      <text:p text:style-name="P1"><text:s text:c="8"/>'iterate through the columns with the help of the MapMatrix</text:p>
      <text:p text:style-name="P1"><text:s text:c="12"/>For j = LBound(MapMatrix) To UBound(MapMatrix) Step 1</text:p>
      <text:p text:style-name="P1"><text:s text:c="16"/>'read the indices</text:p>
      <text:p text:style-name="P1"><text:s text:c="16"/>ColIndex_from_j = MapMatrix(j, 1)</text:p>
      <text:p text:style-name="P1"><text:s text:c="16"/>ColIndex_to_j = MapMatrix(j, 3)</text:p>
      <text:p text:style-name="P1"><text:s text:c="16"/>'map</text:p>
      <text:p text:style-name="P1"><text:s text:c="16"/>ValueInCol_Key_to.Offset(0, (ColIndex_to_j) - ColIndex_Key_to).Value = _</text:p>
      <text:p text:style-name="P1"><text:s text:c="24"/>Sheets(Sh_from).Columns(ColIndex_Key_from).Find(What:=ValueInCol_Key_to, _</text:p>
      <text:p text:style-name="P1"><text:s text:c="24"/>LookAt:=xlWhole).Offset(0, (ColIndex_from_j) - ColIndex_Key_from)</text:p>
      <text:p text:style-name="P1"><text:s text:c="12"/>Next j</text:p>
      <text:p text:style-name="P1"><text:s text:c="8"/>Else</text:p>
      <text:p text:style-name="P1"><text:s text:c="12"/>'write not found ValueInCol_Key_to in Sh_from into Sh_log</text:p>
      <text:p text:style-name="P1"><text:s text:c="12"/>'Sh_log is optional, if not existent as input resume next</text:p>
      <text:p text:style-name="P1"><text:s text:c="12"/>On Error Resume Next</text:p>
      <text:p text:style-name="P1"><text:s text:c="12"/>Sheets(Sh_log).Cells(ilog, 2) = ValueInCol_Key_to</text:p>
      <text:p text:style-name="P1"><text:s text:c="12"/>Sheets(Sh_log).Cells(ilog, 4) = " not found, map them from another source file Sh_from"</text:p>
      <text:p text:style-name="P1"><text:s text:c="12"/>ilog = ilog + 1</text:p>
      <text:p text:style-name="P1"><text:s text:c="12"/>On Error GoTo 0</text:p>
      <text:p text:style-name="P1"><text:s text:c="8"/>End If</text:p>
      <text:p text:style-name="P1"><text:s text:c="4"/>Next</text:p>
      <text:p text:style-name="P1"/>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Write the durations into the logfile</text:p>
      <text:p text:style-name="P1"><text:s text:c="4"/>'Sh_log is optional, if not existent as input resume next</text:p>
      <text:p text:style-name="P1"><text:s text:c="4"/>Duration = Now() - Start</text:p>
      <text:p text:style-name="P1"><text:s text:c="4"/>On Error Resume Next</text:p>
      <text:p text:style-name="P1"><text:s text:c="4"/>Sheets(Sh_log).Cells(ilog + 2, 1) = "Duration" &amp; CStr(Duration)</text:p>
      <text:p text:style-name="P1"><text:s text:c="4"/>On Error GoTo 0</text:p>
      <text:p text:style-name="P1">End Function</text:p>
      <text:p text:style-name="P1"/>
      <text:p text:style-name="P1">Function z_ChkColExistence(Sh As String, ByRef ColNames As Variant, Sh_log As String) As Boolean</text:p>
      <text:p text:style-name="P1"><text:s text:c="4"/>'The column existence check is assumed to find all column names at the beginning</text:p>
      <text:p text:style-name="P1"><text:s text:c="4"/>z_ChkColExistence = True</text:p>
      <text:p text:style-name="P1"><text:s text:c="4"/>'Determine the column indizes of the ColNames array in Sh</text:p>
      <text:p text:style-name="P1"><text:soft-page-break/><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2"/>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8"/>End If</text:p>
      <text:p text:style-name="P1"><text:s text:c="4"/>Next i</text:p>
      <text:p text:style-name="P1">End Function</text:p>
      <text:p text:style-name="P1"/>
      <text:p text:style-name="P1">Function MakeMatrix_Shfrom_ColNameColIndex_Shto_ColNameColIndex(Sh_from As String, ByRef ColNames_from As Variant, _</text:p>
      <text:p text:style-name="P1"><text:s text:c="16"/>Sh_to As String, ByRef ColNames_to As Variant, _</text:p>
      <text:p text:style-name="P1"><text:s text:c="16"/>Optional KeyRow_from As Integer, Optional KeyRow_to As Integer)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_from_i, KeyRow_from, Sh_from)</text:p>
      <text:p text:style-name="P1"><text:s text:c="8"/>ColName_to_i = CStr(ColNames_to(i))</text:p>
      <text:p text:style-name="P1"><text:s text:c="8"/>Matrix_ColName1Index1_ColName2Index2(i, 2) = ColName_to_i</text:p>
      <text:p text:style-name="P1"><text:s text:c="8"/>Matrix_ColName1Index1_ColName2Index2(i, 3) = z_GetColumnIndex(ColName_to_i, KeyRow_to,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 text:c="4"/>MakeMatrix_Shfrom_ColNameColIndex_Shto_ColNameColIndex = Matrix_ColName1Index1_ColName2Index2</text:p>
      <text:p text:style-name="P1">End Function</text:p>
      <text:p text:style-name="P1"/>
      <text:p text:style-name="P1">Private Sub testMapFkt()</text:p>
      <text:p text:style-name="P1"><text:s text:c="4"/>'Clear the sheet Log1</text:p>
      <text:p text:style-name="P1"><text:s text:c="4"/>Sheets("Log1").Activate</text:p>
      <text:p text:style-name="P1"><text:s text:c="4"/>Cells.Select</text:p>
      <text:p text:style-name="P1"><text:s text:c="4"/>Selection.ClearContents</text:p>
      <text:p text:style-name="P1"><text:soft-page-break/><text:s text:c="4"/>Stop</text:p>
      <text:p text:style-name="P1"><text:s text:c="4"/>'Clear the yellow cells in Sheet1</text:p>
      <text:p text:style-name="P1"><text:s text:c="4"/>Sheets("Sheet1").Activate</text:p>
      <text:p text:style-name="P1"><text:s text:c="4"/>Range(Cells(2, 3), Cells(22, 14)).ClearContents</text:p>
      <text:p text:style-name="P1"><text:s text:c="4"/>Stop</text:p>
      <text:p text:style-name="P1"><text:s text:c="4"/>'Define the Attributes from the source sheet Sh_from=Sheets2</text:p>
      <text:p text:style-name="P1"><text:s text:c="4"/>Dim ColNames_from As Variant</text:p>
      <text:p text:style-name="P1"><text:s text:c="4"/>ColNames_from = Array("Attr1", "Attr3", "Attr2", "Attr7", _</text:p>
      <text:p text:style-name="P1"><text:s text:c="28"/>"Attr9", "Attr5", "Attr8", "Attr4", "Attr6")</text:p>
      <text:p text:style-name="P1"><text:s text:c="4"/>'Define the attributes from the target sheet Sh_to=Sheets1</text:p>
      <text:p text:style-name="P1"><text:s text:c="4"/>'Even though the attribute names in Sh_from and Sh_to may be called differently they must</text:p>
      <text:p text:style-name="P1"><text:s text:c="4"/>'refer to the same attribute and the have to be in the same order in both arrays!!!!</text:p>
      <text:p text:style-name="P1"><text:s text:c="4"/>Dim ColNames_to As Variant</text:p>
      <text:p text:style-name="P1"><text:s text:c="4"/>ColNames_to = Array("Attribute1", "Attribute3", "Attribute2", "Attribute7", _</text:p>
      <text:p text:style-name="Standard"><text:span text:style-name="T1"><text:s text:c="24"/></text:span><text:span text:style-name="T2">"Attribute9", "Attribute5", "Attribute8", "Attribute4", "Attribute6")</text:span></text:p>
      <text:p text:style-name="Standard"><text:span text:style-name="T2"><text:s text:c="4"/></text:span><text:span text:style-name="T1">Call z_ShMapColumns("Sheet2", "Key1", ColNames_from, "Sheet1", "Key", ColNames_to, "Log1")</text:span></text:p>
      <text:p text:style-name="P1"><text:s text:c="4"/>Stop</text:p>
      <text:p text:style-name="P1">End Sub</text:p>
      <text:p text:style-name="P1"/>
      <text:p text:style-name="P1">'************************</text:p>
      <text:p text:style-name="P1">'customer%</text:p>
      <text:p text:style-name="P1">'************************</text:p>
      <text:p text:style-name="P1"/>
      <text:p text:style-name="P1">Function z_RenameCol(ColName_Old As String, ColName_New As String, Sh As String, Optional Row As Long) As Integer</text:p>
      <text:p text:style-name="P1">'Macro generated by Roland.Benz@Syngenta.com (PMEC, Project Management Excellence)</text:p>
      <text:p text:style-name="P1"><text:s text:c="4"/>Sheets(Sh).Activate</text:p>
      <text:p text:style-name="P1"><text:s text:c="4"/>If Row = Empty Then</text:p>
      <text:p text:style-name="P1"><text:s text:c="8"/>Row = 1</text:p>
      <text:p text:style-name="P1"><text:s text:c="4"/>End If</text:p>
      <text:p text:style-name="P1"><text:s text:c="4"/>On Error GoTo ColName_Old_NotFound</text:p>
      <text:p text:style-name="P1"><text:s text:c="4"/>Rows(Row).Find(What:=CStr(ColName_Old), LookAt:=xlWhole).Select</text:p>
      <text:p text:style-name="P1"><text:s text:c="4"/>On Error GoTo 0</text:p>
      <text:p text:style-name="P1"><text:s text:c="4"/>ActiveCell.Value = ColName_New</text:p>
      <text:p text:style-name="P1"><text:s text:c="4"/>z_RenameCol = True</text:p>
      <text:p text:style-name="P1"><text:s text:c="4"/>Exit Function</text:p>
      <text:p text:style-name="P1">ColName_Old_NotFound:</text:p>
      <text:p text:style-name="P1"><text:s text:c="4"/>If z_ColExistent(ColName_New, Row, Sh) = True Then</text:p>
      <text:p text:style-name="P1"><text:s text:c="8"/>z_RenameCol = -1</text:p>
      <text:p text:style-name="P1"><text:s text:c="4"/>Else</text:p>
      <text:p text:style-name="P1"><text:s text:c="8"/>z_RenameCol = 0</text:p>
      <text:p text:style-name="P1"><text:s text:c="4"/>End If</text:p>
      <text:p text:style-name="P1">End Function</text:p>
      <text:p text:style-name="P1"/>
      <text:p text:style-name="P1">Function z_ColExistent(ColName, Row, Sh) As Boolean</text:p>
      <text:p text:style-name="P1"><text:s text:c="4"/>'Macro generated by Roland.Benz@Syngenta.com (PMEC, Project Management Excellence)</text:p>
      <text:p text:style-name="P1"><text:s text:c="4"/>On Error GoTo ColName_Old_NotFound</text:p>
      <text:p text:style-name="P1"><text:s text:c="8"/>Rows(Row).Find(What:=CStr(ColName), LookAt:=xlWhole).Select</text:p>
      <text:p text:style-name="P1"><text:s text:c="8"/>z_ColExistent = True</text:p>
      <text:p text:style-name="P1"><text:s text:c="4"/>On Error GoTo 0</text:p>
      <text:p text:style-name="P1"><text:s text:c="4"/>Exit Function</text:p>
      <text:p text:style-name="P1">ColName_Old_NotFound:</text:p>
      <text:p text:style-name="P1"><text:s text:c="4"/>z_ColExistent = False</text:p>
      <text:p text:style-name="P1"><text:soft-page-break/>End Function</text:p>
      <text:p text:style-name="P1"/>
      <text:p text:style-name="P1">Function z_ListOfSortedAttributeEntries(ColName As String, Sh_from As String, Row_to As Long, Col_to As Long, Sh_to As String)</text:p>
      <text:p text:style-name="P1"><text:s text:c="4"/>'Author: Franz Schuermann, Project Management Excellence</text:p>
      <text:p text:style-name="P1"><text:s text:c="12"/>'Roland Benz, Project Management Excellence</text:p>
      <text:p text:style-name="P1"><text:s text:c="4"/>'Date: 27.9.2011</text:p>
      <text:p text:style-name="P1"><text:s text:c="4"/>'Input: "RD_MasterDataSet"</text:p>
      <text:p text:style-name="P1"><text:s text:c="4"/>'Output: "RD_MasterDataSet", "Logfile_CustomerCheck"</text:p>
      <text:p text:style-name="P1"><text:s text:c="4"/>'Objective:</text:p>
      <text:p text:style-name="P1"><text:s text:c="8"/>'Create a logfile with all unique entries in the attribute "ListOfTaskCustomers"</text:p>
      <text:p text:style-name="P1"><text:s text:c="8"/>'Correct the wrong entries in the column "ListOfTaskCustomers" (user interaction)</text:p>
      <text:p text:style-name="P1"><text:s text:c="8"/>'Create a logfile of tasks with wrong entries in the attribute "ListOfTaskCustomers"</text:p>
      <text:p text:style-name="P1"><text:s text:c="8"/>'Give the list to the PIMs (user interaction)</text:p>
      <text:p text:style-name="P1"><text:s text:c="4"/>Dim ColIndex As Long</text:p>
      <text:p text:style-name="P1"><text:s text:c="4"/>Dim RowSize As Long</text:p>
      <text:p text:style-name="P1"><text:s text:c="4"/>ColIndex = z_GetColumnIndex(ColName, 1, Sh_from)</text:p>
      <text:p text:style-name="P1"><text:s text:c="4"/>RowSize = z_RowSize(1, Sh_from)</text:p>
      <text:p text:style-name="P1"><text:s text:c="4"/>'Copy the column from Sh_from to Sh_to</text:p>
      <text:p text:style-name="P1"><text:s text:c="4"/>Call z_CopyInsertRange(1, ColIndex, RowSize, ColIndex, Sh_from, 1, 1, Sh_to)</text:p>
      <text:p text:style-name="P1"/>
      <text:p text:style-name="P1"><text:s text:c="4"/>'call the filter and write out into (col_to+1) all different entries (unique:=true) in column A</text:p>
      <text:p text:style-name="P1"><text:s text:c="4"/>'Range(Cells(1, 1), Cells(RowSize, 1)).AdvancedFilter Action:=xlFilterCopy, CopyToRange:=Range( _</text:p>
      <text:p text:style-name="P1"><text:s text:c="12"/>"B1"), Unique:=True</text:p>
      <text:p text:style-name="P1"><text:s text:c="4"/>Sheets(Sh_to).Range(Cells(Row_to, Col_to), Cells(RowSize, Col_to)).AdvancedFilter _</text:p>
      <text:p text:style-name="P1"><text:s text:c="8"/>Action:=xlFilterCopy, CopyToRange:=Cells(Row_to, (Col_to + 1)), Unique:=True</text:p>
      <text:p text:style-name="P1"/>
      <text:p text:style-name="P1"><text:s text:c="4"/>'define the sort range</text:p>
      <text:p text:style-name="P1"><text:s text:c="4"/>'ActiveWorkbook.Worksheets(Sh_To).Sort.SortFields.Add Key:=Range("B2:B100"), _</text:p>
      <text:p text:style-name="P1"><text:s text:c="8"/>SortOn:=xlSortOnValues, Order:=xlAscending, DataOption:= _</text:p>
      <text:p text:style-name="P1"><text:s text:c="8"/>xlSortNormal</text:p>
      <text:p text:style-name="P1"><text:s text:c="4"/>Dim RowSize_To As Long</text:p>
      <text:p text:style-name="P1"><text:s text:c="4"/>RowSize_To = z_RowSize(Col_to + 1, Sh_to)</text:p>
      <text:p text:style-name="P1"><text:s text:c="4"/>ActiveWorkbook.Worksheets(Sh_to).Sort.SortFields.Clear</text:p>
      <text:p text:style-name="P1"><text:s text:c="4"/>ActiveWorkbook.Worksheets(Sh_to).Sort.SortFields.Add Key:=Range(Cells(Row_to + 1, Col_to + 1), Cells(RowSize_To, Col_to + 1)), _</text:p>
      <text:p text:style-name="P1"><text:s text:c="8"/>SortOn:=xlSortOnValues, Order:=xlAscending, DataOption:= _</text:p>
      <text:p text:style-name="P1"><text:s text:c="8"/>xlSortNormal</text:p>
      <text:p text:style-name="P1"><text:s text:c="4"/>'apply the sort within the sort range</text:p>
      <text:p text:style-name="P1"><text:s text:c="4"/>With ActiveWorkbook.Worksheets(Sh_to).Sort</text:p>
      <text:p text:style-name="P1"><text:s text:c="8"/>.SetRange Range(Cells(Row_to + 1, Col_to + 1), Cells(RowSize_To, Col_to + 1))</text:p>
      <text:p text:style-name="P1"><text:s text:c="8"/>.Header = xlYes</text:p>
      <text:p text:style-name="P1"><text:s text:c="8"/>.MatchCase = False</text:p>
      <text:p text:style-name="P1"><text:s text:c="8"/>.Orientation = xlTopToBottom</text:p>
      <text:p text:style-name="P1"><text:s text:c="8"/>.SortMethod = xlPinYin</text:p>
      <text:p text:style-name="P1"><text:s text:c="8"/>.Apply</text:p>
      <text:p text:style-name="P1"><text:s text:c="4"/>End With</text:p>
      <text:p text:style-name="P1"><text:s text:c="4"/>'give a new column name for (Col_to + 1)</text:p>
      <text:p text:style-name="P1"><text:s text:c="4"/>Cells(1, Col_to + 1).Value = "z_ListOfSortedAttributeEntries: " &amp; Cells(1, Col_to + 1).Value</text:p>
      <text:p text:style-name="P1"><text:s text:c="4"/>Range("B1").EntireColumn.AutoFit</text:p>
      <text:p text:style-name="P1">End Function</text:p>
      <text:p text:style-name="P1"/>
      <text:p text:style-name="P1"><text:soft-page-break/>Function z_StringSplit(DltrLst As Variant, RplLst As Variant, RowU_From As Long, RowD_From As Long, _</text:p>
      <text:p text:style-name="P1"><text:s text:c="4"/>Col_From As Long, Sh_from As String, RowU_To As Long, Col_to As Long, Sh_to As String, _</text:p>
      <text:p text:style-name="P1"><text:s text:c="4"/>Optional ByVal Wb As Workbook) As Variant</text:p>
      <text:p text:style-name="P1"><text:s text:c="4"/>'Macro generated by Roland.Benz@Syngenta.com (PMEC, Project Management Excellence)</text:p>
      <text:p text:style-name="P1"><text:s text:c="4"/>'returns a matrix containing the customers and percents and write the result into Sh_log colC to col...</text:p>
      <text:p text:style-name="P1"><text:s text:c="4"/>Sheets(Sh_from).Select</text:p>
      <text:p text:style-name="P1"><text:s text:c="4"/>'copy the Range_from in Sh_from and paste it to Range_to in Sh_to</text:p>
      <text:p text:style-name="P1"><text:s text:c="4"/>Call z_CopyPasteRange(RowU_From, Col_From, RowD_From, Col_From, Sh_from, RowU_To, Col_to, Sh_to)</text:p>
      <text:p text:style-name="P1"><text:s text:c="4"/>'set up the range_to (even better if it were an input parameter of z_StringSplit)</text:p>
      <text:p text:style-name="P1"><text:s text:c="4"/>Sheets(Sh_to).Select</text:p>
      <text:p text:style-name="P1"><text:s text:c="4"/>Dim Rng As Range</text:p>
      <text:p text:style-name="P1"><text:s text:c="4"/>Set Rng = Range(Cells(RowU_To, Col_to), Cells(RowD_From, Col_to))</text:p>
      <text:p text:style-name="P1"><text:s text:c="4"/>Rng.Select</text:p>
      <text:p text:style-name="P1"><text:s text:c="4"/>'Applied to the selected range. Replace in each string the delimiter list by the replacement list</text:p>
      <text:p text:style-name="P1"><text:s text:c="4"/>For k = LBound(DltrLst) To UBound(DltrLst)</text:p>
      <text:p text:style-name="P1"><text:s text:c="8"/>If RplLst(k) = Empty Then</text:p>
      <text:p text:style-name="P1"><text:s text:c="12"/>l = RplLst(0)</text:p>
      <text:p text:style-name="P1"><text:s text:c="8"/>Else</text:p>
      <text:p text:style-name="P1"><text:s text:c="12"/>l = k</text:p>
      <text:p text:style-name="P1"><text:s text:c="8"/>End If</text:p>
      <text:p text:style-name="P1"><text:s text:c="8"/>Selection.Replace What:=DltrLst(k), Replacement:=RplLst(l), LookAt:=xlPart, _</text:p>
      <text:p text:style-name="P1"><text:s text:c="8"/>SearchOrder:=xlByRows, MatchCase:=False, SearchFormat:=False, _</text:p>
      <text:p text:style-name="P1"><text:s text:c="8"/>ReplaceFormat:=False</text:p>
      <text:p text:style-name="P1"><text:s text:c="4"/>Next k</text:p>
      <text:p text:style-name="P1"><text:s text:c="4"/>Dim StringSplit_Dim1 As Variant</text:p>
      <text:p text:style-name="P1"><text:s text:c="4"/>Dim NofCustomers As Integer</text:p>
      <text:p text:style-name="P1"><text:s text:c="4"/>'Applied to the selected range. Calculation of the nof customers by finding the character combination "@@@"</text:p>
      <text:p text:style-name="P1"><text:s text:c="4"/>NofCustomers = z_NofCustomers(Rng, "@@@", Sh_to)</text:p>
      <text:p text:style-name="P1"><text:s text:c="4"/>'declare the matrix StringSplit_Dim2 by using NofCustomers</text:p>
      <text:p text:style-name="P1"><text:s text:c="4"/>ReDim StringSplit_Dim2(RowU_From To RowD_From, Col_to + 1 To Col_to + 1 + (NofCustomers * 2)) As Variant</text:p>
      <text:p text:style-name="P1"><text:s text:c="4"/>For i = RowU_To To RowD_From</text:p>
      <text:p text:style-name="P1"><text:s text:c="8"/>'temporary split of one row</text:p>
      <text:p text:style-name="P1"><text:s text:c="8"/>StringSplit_Dim1 = Split(Cells(i, Col_to), "@")</text:p>
      <text:p text:style-name="P1"><text:s text:c="8"/>p = 0</text:p>
      <text:p text:style-name="P1"><text:s text:c="8"/>For m = LBound(StringSplit_Dim1) To UBound(StringSplit_Dim1)</text:p>
      <text:p text:style-name="P1"><text:s text:c="12"/>'fill the matrix StringSplit_Dim2 for each row i</text:p>
      <text:p text:style-name="P1"><text:s text:c="12"/>If StringSplit_Dim1(m) &lt;&gt; Empty Then</text:p>
      <text:p text:style-name="P1"><text:s text:c="16"/>Cells(i, Col_to + p + 1) = StringSplit_Dim1(m)</text:p>
      <text:p text:style-name="P1"><text:s text:c="16"/>StringSplit_Dim2(i, Col_to + p + 1) = StringSplit_Dim1(m)</text:p>
      <text:p text:style-name="P1"><text:s text:c="16"/>p = p + 1</text:p>
      <text:p text:style-name="P1"><text:s text:c="12"/>End If</text:p>
      <text:p text:style-name="P1"><text:s text:c="8"/>Next m</text:p>
      <text:p text:style-name="P1"><text:s text:c="4"/>Next i</text:p>
      <text:p text:style-name="P1"><text:s text:c="4"/>'return the matrix</text:p>
      <text:p text:style-name="P1"><text:s text:c="4"/>z_StringSplit = StringSplit_Dim2</text:p>
      <text:p text:style-name="P1">End Function</text:p>
      <text:p text:style-name="P1">Function z_NofCustomers(Rng As Range, sLookupName As String, Sh As String) As Integer</text:p>
      <text:p text:style-name="P1"><text:s text:c="4"/>'Macro generated by Roland.Benz@Syngenta.com (PMEC, Project Management Excellence)</text:p>
      <text:p text:style-name="P1"><text:soft-page-break/><text:s text:c="4"/>'Calculation of the nof customers by finding the character combination sLookupName in a string</text:p>
      <text:p text:style-name="P1"><text:s text:c="4"/>'The output is a</text:p>
      <text:p text:style-name="P1"><text:s text:c="4"/>Dim sNames As String</text:p>
      <text:p text:style-name="P1"><text:s text:c="4"/>Dim RngSize As Variant</text:p>
      <text:p text:style-name="P1"><text:s text:c="4"/>'determine the size of the range (bug in not used output with index 4)</text:p>
      <text:p text:style-name="P1"><text:s text:c="4"/>'RngSize(1)=nof rows</text:p>
      <text:p text:style-name="P1"><text:s text:c="4"/>'RngSize(2)=nof cols</text:p>
      <text:p text:style-name="P1"><text:s text:c="4"/>RngSize = z_RangeSize(Rng, Sh)</text:p>
      <text:p text:style-name="P1"><text:s text:c="4"/>ReDim scount(RngSize(1)) As Variant</text:p>
      <text:p text:style-name="P1"><text:s text:c="4"/>'Applied to the selected Range</text:p>
      <text:p text:style-name="P1"><text:s text:c="4"/>For Row = 1 To RngSize(1) Step 1</text:p>
      <text:p text:style-name="P1"><text:s text:c="8"/>For Col = 1 To RngSize(2) Step 1</text:p>
      <text:p text:style-name="P1"><text:s text:c="12"/>'store the string in sNames</text:p>
      <text:p text:style-name="P1"><text:s text:c="12"/>sNames = Rng.Cells(Row, Col)</text:p>
      <text:p text:style-name="P1"><text:s text:c="12"/>'formula to determine how much sLookupName is found within the string (other possibility: UBound(Split(Str, a)))</text:p>
      <text:p text:style-name="P1"><text:s text:c="12"/>scount(Row) = (Len(sNames) - Len(Replace(sNames, sLookupName, ""))) / Len(sLookupName)</text:p>
      <text:p text:style-name="P1"><text:s text:c="8"/>Next Col</text:p>
      <text:p text:style-name="P1"><text:s text:c="4"/>Next Row</text:p>
      <text:p text:style-name="P1"><text:s text:c="4"/>'Give back the maximum value in array scount plus 1</text:p>
      <text:p text:style-name="P1"><text:s text:c="4"/>z_NofCustomers = Application.WorksheetFunction.Max(scount) + 1</text:p>
      <text:p text:style-name="P1">End Function</text:p>
      <text:p text:style-name="P1">Function z_RangeSize(Rng As Range, Sh As String) As Variant</text:p>
      <text:p text:style-name="P1"><text:s text:c="4"/>'output is an array(1 to 4)</text:p>
      <text:p text:style-name="P1"><text:s text:c="4"/>'(1:nof selected rows, 2:nof selected cols, 3:index of last row in the range, 4:)</text:p>
      <text:p text:style-name="P1"><text:s text:c="4"/>Sheets(Sh).Select</text:p>
      <text:p text:style-name="P1"><text:s text:c="4"/>Rng.Select</text:p>
      <text:p text:style-name="P1"><text:s text:c="4"/>Dim RangeSize(1 To 4) As Long</text:p>
      <text:p text:style-name="P1"><text:s text:c="4"/>'nof selected rows</text:p>
      <text:p text:style-name="P1"><text:s text:c="4"/>RangeSize(1) = Rng.Rows.Count</text:p>
      <text:p text:style-name="P1"><text:s text:c="4"/>'nof selected columns</text:p>
      <text:p text:style-name="P1"><text:s text:c="4"/>RangeSize(2) = Rng.Columns.Count</text:p>
      <text:p text:style-name="P1"><text:s text:c="4"/>'index of last row in the range</text:p>
      <text:p text:style-name="P1"><text:s text:c="4"/>RangeSize(3) = Rng.End(xlDown).Row</text:p>
      <text:p text:style-name="P1"><text:s text:c="4"/>'index of the last col in the range (bug?)</text:p>
      <text:p text:style-name="P1"><text:s text:c="4"/>RangeSize(4) = Rng.End(xlToRight).Column</text:p>
      <text:p text:style-name="P1"><text:s text:c="4"/>z_RangeSize = RangeSize</text:p>
      <text:p text:style-name="P1">End Function</text:p>
      <text:p text:style-name="P1">Function z_GeneratePivotTable(Piv_ULCell As Range, Source_Rng As Range, _</text:p>
      <text:p text:style-name="P1"><text:s text:c="28"/>Sh_Source As String, Sh_Pivot As String, Piv_F_R_C_V As Variant) As String</text:p>
      <text:p text:style-name="P1">'Macro generated by Roland.Benz@Syngenta.com (PMEC, Project Management Excellence)</text:p>
      <text:p text:style-name="P1">'Date: 26.9.2011</text:p>
      <text:p text:style-name="P1">'Input parameters (arguments) for the z_GeneratePivotTable function and its call</text:p>
      <text:p text:style-name="P1"><text:s text:c="8"/>'Name of the pivot sheet</text:p>
      <text:p text:style-name="P1"><text:s text:c="12"/>'Sh_Pivot = "TimeToDateByTask"</text:p>
      <text:p text:style-name="P1"><text:s text:c="8"/>'Name of the source sheet</text:p>
      <text:p text:style-name="P1"><text:s text:c="12"/>'Sh_Source = "ActualsByWeek"</text:p>
      <text:p text:style-name="P1"><text:s text:c="8"/>'Determine the range of Sh_Source and create a range object</text:p>
      <text:p text:style-name="P1"><text:s text:c="12"/>'RowU = 1: ColL = 1</text:p>
      <text:p text:style-name="P1"><text:s text:c="12"/>'RowD = z_RowSize(1, Sh_Source): ColR = z_ColSize(1, Sh_Source)</text:p>
      <text:p text:style-name="P1"><text:s text:c="12"/>'Set Source_Rng = Sheets(Sh_Source).Range(Cells(RowU, ColL), Cells(RowD, ColR))</text:p>
      <text:p text:style-name="P1"><text:s text:c="8"/>'Create a range object for the upper left corner of the pivot</text:p>
      <text:p text:style-name="P1"><text:s text:c="12"/>'Piv_sULCell = "B9"</text:p>
      <text:p text:style-name="P1"><text:soft-page-break/><text:s text:c="12"/>'Set Piv_ULCell = Sheets(Sh_Pivot).Range(Piv_sULCell)</text:p>
      <text:p text:style-name="P1"><text:s text:c="8"/>'Determine the pivot fields</text:p>
      <text:p text:style-name="P1"><text:s text:c="12"/>'Piv_F_R_C_V(0) = Array(13, 9, 11, 7, 12, 10) 'filter</text:p>
      <text:p text:style-name="P1"><text:s text:c="12"/>'Piv_F_R_C_V(1) = Array(17, 5) 'row labels</text:p>
      <text:p text:style-name="P1"><text:s text:c="12"/>'Piv_F_R_C_V(2) = Array() 'column labels</text:p>
      <text:p text:style-name="P1"><text:s text:c="12"/>'Piv_F_R_C_V(3) = Array(16) 'values</text:p>
      <text:p text:style-name="P1"/>
      <text:p text:style-name="P1"><text:s text:c="4"/>'Creat the strings for the function ActiveWorkbook.PivotCaches.Create() further below</text:p>
      <text:p text:style-name="P1"><text:s text:c="4"/>Dim sSource_Rng As String</text:p>
      <text:p text:style-name="P1"><text:s text:c="4"/>sSource_Rng = Sh_Source &amp; "!" &amp; Source_Rng.Address(ReferenceStyle:=xlR1C1)</text:p>
      <text:p text:style-name="P1"><text:s text:c="4"/>Dim sPivot_Rng As String</text:p>
      <text:p text:style-name="P1"><text:s text:c="4"/>sPivot_Rng = Sh_Pivot &amp; "!" &amp; Piv_ULCell.Address(ReferenceStyle:=xlR1C1)</text:p>
      <text:p text:style-name="P1"/>
      <text:p text:style-name="P1"><text:s text:c="4"/>'Store the range.address information into an array</text:p>
      <text:p text:style-name="P1"><text:s text:c="4"/>Dim RngAddress As Variant</text:p>
      <text:p text:style-name="P1"><text:s text:c="4"/>RngAddress = z_RangeAddressAsArray(Source_Rng)</text:p>
      <text:p text:style-name="P1"/>
      <text:p text:style-name="P1"><text:s text:c="4"/>'Store the Column names into an array</text:p>
      <text:p text:style-name="P1"><text:s text:c="4"/>ReDim PivChosenField(RngAddress(2) To RngAddress(4)) As String</text:p>
      <text:p text:style-name="P1"><text:s text:c="4"/>For i = RngAddress(2) To RngAddress(4)</text:p>
      <text:p text:style-name="P1"><text:s text:c="8"/>PivChosenField(i) = Source_Rng.Cells(1, i)</text:p>
      <text:p text:style-name="P1"><text:s text:c="4"/>Next i</text:p>
      <text:p text:style-name="P1"/>
      <text:p text:style-name="P1"><text:s text:c="4"/>'Store the column names of the ReportFilter, RowLabel, ColLabel and Value into arrays</text:p>
      <text:p text:style-name="P1"><text:s text:c="4"/>ReDim PivReportFilter(RngAddress(2) - 1 To RngAddress(4) - 1) As String</text:p>
      <text:p text:style-name="P1"><text:s text:c="4"/>ReDim PivRowLabel(RngAddress(2) - 1 To RngAddress(4) - 1) As String</text:p>
      <text:p text:style-name="P1"><text:s text:c="4"/>ReDim PivColLabel(RngAddress(2) - 1 To RngAddress(4) - 1) As String</text:p>
      <text:p text:style-name="P1"><text:s text:c="4"/>ReDim PivValue(RngAddress(2) - 1 To RngAddress(4) - 1) As String</text:p>
      <text:p text:style-name="P1"><text:s text:c="4"/>For i = RngAddress(2) - 1 To RngAddress(4) - 1</text:p>
      <text:p text:style-name="P1"><text:s text:c="8"/>On Error Resume Next</text:p>
      <text:p text:style-name="P1"><text:s text:c="8"/>PivReportFilter(i) = PivChosenField(Piv_F_R_C_V(0)(i))</text:p>
      <text:p text:style-name="P1"><text:s text:c="8"/>On Error GoTo 0</text:p>
      <text:p text:style-name="P1"><text:s text:c="8"/>On Error Resume Next</text:p>
      <text:p text:style-name="P1"><text:s text:c="8"/>PivRowLabel(i) = PivChosenField(Piv_F_R_C_V(1)(i))</text:p>
      <text:p text:style-name="P1"><text:s text:c="8"/>On Error GoTo 0</text:p>
      <text:p text:style-name="P1"><text:s text:c="8"/>On Error Resume Next</text:p>
      <text:p text:style-name="P1"><text:s text:c="8"/>PivColLabel(i) = PivChosenField(Piv_F_R_C_V(2)(i))</text:p>
      <text:p text:style-name="P1"><text:s text:c="8"/>On Error GoTo 0</text:p>
      <text:p text:style-name="P1"><text:s text:c="8"/>On Error Resume Next</text:p>
      <text:p text:style-name="P1"><text:s text:c="8"/>PivValue(i) = PivChosenField(Piv_F_R_C_V(3)(i))</text:p>
      <text:p text:style-name="P1"><text:s text:c="8"/>On Error GoTo 0</text:p>
      <text:p text:style-name="P1"><text:s text:c="4"/>Next i</text:p>
      <text:p text:style-name="P1"/>
      <text:p text:style-name="P1"><text:s text:c="4"/>'generate Pivot</text:p>
      <text:p text:style-name="P1"><text:s text:c="4"/>Sheets(Sh_Pivot).Select</text:p>
      <text:p text:style-name="P1"><text:s text:c="4"/>Piv_ULCell.Select</text:p>
      <text:p text:style-name="P1"><text:s text:c="4"/>ActiveWorkbook.PivotCaches.Create( _</text:p>
      <text:p text:style-name="P1"><text:s text:c="8"/>SourceType:=xlDatabase, _</text:p>
      <text:p text:style-name="P1"><text:s text:c="8"/>SourceData:=sSource_Rng, _</text:p>
      <text:p text:style-name="P1"><text:s text:c="8"/>Version:=xlPivotTableVersion12).CreatePivotTable _</text:p>
      <text:p text:style-name="P1"><text:s text:c="8"/>TableDestination:=sPivot_Rng, _</text:p>
      <text:p text:style-name="P1"><text:s text:c="8"/>TableName:=Piv_Name, _</text:p>
      <text:p text:style-name="P1"><text:s text:c="8"/>DefaultVersion:=xlPivotTableVersion12</text:p>
      <text:p text:style-name="P1"><text:soft-page-break/></text:p>
      <text:p text:style-name="P1"><text:s text:c="4"/>'get Pivot table name</text:p>
      <text:p text:style-name="P1"><text:s text:c="4"/>'if PivName = "PivotTable" is used more than once an iteger is added to the name</text:p>
      <text:p text:style-name="P1"><text:s text:c="4"/>PivName = ActiveSheet.PivotTables(1).Name</text:p>
      <text:p text:style-name="P1"/>
      <text:p text:style-name="P1"><text:s text:c="4"/>For i = RngAddress(2) - 1 To RngAddress(4) - 1</text:p>
      <text:p text:style-name="P1"><text:s text:c="8"/>'Define row labels</text:p>
      <text:p text:style-name="P1"><text:s text:c="8"/>On Error Resume Next</text:p>
      <text:p text:style-name="P1"><text:s text:c="8"/>With ActiveSheet.PivotTables(PivName).PivotFields(PivRowLabel(i))</text:p>
      <text:p text:style-name="P1"><text:s text:c="12"/>.Orientation = xlRowField</text:p>
      <text:p text:style-name="P1"><text:s text:c="12"/>.Position = 1</text:p>
      <text:p text:style-name="P1"><text:s text:c="8"/>End With</text:p>
      <text:p text:style-name="P1"><text:s text:c="8"/>On Error GoTo 0</text:p>
      <text:p text:style-name="P1"><text:s text:c="8"/>'Define column labels</text:p>
      <text:p text:style-name="P1"><text:s text:c="8"/>On Error Resume Next</text:p>
      <text:p text:style-name="P1"><text:s text:c="8"/>With ActiveSheet.PivotTables(PivName).PivotFields(PivColLabel(i))</text:p>
      <text:p text:style-name="P1"><text:s text:c="12"/>.Orientation = xlColumnField</text:p>
      <text:p text:style-name="P1"><text:s text:c="12"/>.Position = 1</text:p>
      <text:p text:style-name="P1"><text:s text:c="8"/>End With</text:p>
      <text:p text:style-name="P1"><text:s text:c="8"/>On Error GoTo 0</text:p>
      <text:p text:style-name="P1"><text:s text:c="8"/>'Define values</text:p>
      <text:p text:style-name="P1"><text:s text:c="8"/>On Error Resume Next</text:p>
      <text:p text:style-name="P1"><text:s text:c="8"/>ActiveSheet.PivotTables(PivName).AddDataField ActiveSheet.PivotTables( _</text:p>
      <text:p text:style-name="P1"><text:s text:c="8"/>PivName).PivotFields(PivValue(i)), "Sum of STAFF_DAYS", xlSum</text:p>
      <text:p text:style-name="P1"><text:s text:c="8"/>On Error GoTo 0</text:p>
      <text:p text:style-name="P1"><text:s text:c="8"/>'Define report filters</text:p>
      <text:p text:style-name="P1"><text:s text:c="8"/>On Error Resume Next</text:p>
      <text:p text:style-name="P1"><text:s text:c="8"/>With ActiveSheet.PivotTables(PivName).PivotFields(PivReportFilter(i))</text:p>
      <text:p text:style-name="P1"><text:s text:c="12"/>.Orientation = xlPageField</text:p>
      <text:p text:style-name="P1"><text:s text:c="12"/>.Position = 1</text:p>
      <text:p text:style-name="P1"><text:s text:c="8"/>End With</text:p>
      <text:p text:style-name="P1"><text:s text:c="8"/>On Error GoTo 0</text:p>
      <text:p text:style-name="P1"><text:s text:c="4"/>Next i</text:p>
      <text:p text:style-name="P1"/>
      <text:p text:style-name="P1"><text:s text:c="4"/>'Change the layout</text:p>
      <text:p text:style-name="P1"><text:s text:c="4"/>With ActiveSheet.PivotTables(PivName)</text:p>
      <text:p text:style-name="P1"><text:s text:c="8"/>.InGridDropZones = True</text:p>
      <text:p text:style-name="P1"><text:s text:c="8"/>.RowAxisLayout xlTabularRow</text:p>
      <text:p text:style-name="P1"><text:s text:c="4"/>End With</text:p>
      <text:p text:style-name="P1"/>
      <text:p text:style-name="P1"><text:s text:c="4"/>'Define all colums from : Choose fields to add to report</text:p>
      <text:p text:style-name="P1"><text:s text:c="4"/>For i = RngAddress(2) To RngAddress(4)</text:p>
      <text:p text:style-name="P1"><text:s text:c="8"/>ActiveSheet.PivotTables(PivName).PivotFields(PivChosenField(i)).Subtotals = _</text:p>
      <text:p text:style-name="P1"><text:s text:c="8"/>Array(False, False, False, False, False, False, False, False, False, False, False, False)</text:p>
      <text:p text:style-name="P1"><text:s text:c="4"/>Next i</text:p>
      <text:p text:style-name="P1"/>
      <text:p text:style-name="P1">'output</text:p>
      <text:p text:style-name="P1">z_GeneratePivotTable = PivName</text:p>
      <text:p text:style-name="P1"/>
      <text:p text:style-name="P1">End Function</text:p>
      <text:p text:style-name="P1"/>
      <text:p text:style-name="P1">Function z_RangeAddressAsArray(Rng As Range) As Variant</text:p>
      <text:p text:style-name="P1">'Macro generated by Roland.Benz@Syngenta.com (PMEC, Project Management Excellence)</text:p>
      <text:p text:style-name="P1"><text:soft-page-break/>'Date: 26.9.2011</text:p>
      <text:p text:style-name="P1">'Input: Range(Cells(a,b),Cells(c,d)), Output: Array(a,b,c,d)</text:p>
      <text:p text:style-name="P1">sRngAddress = Rng.Address(ReferenceStyle:=xlR1C1)</text:p>
      <text:p text:style-name="P1">DltrLst = Array("$", "R", "C", ":")</text:p>
      <text:p text:style-name="P1">RplLst = Array("@", "@", "@", "@")</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 text:c="4"/>End If</text:p>
      <text:p text:style-name="P1"><text:s text:c="4"/>sRngAddress = Replace(sRngAddress, DltrLst(k), RplLst(l))</text:p>
      <text:p text:style-name="P1">Next k</text:p>
      <text:p text:style-name="P1">sRngAddress = Replace(sRngAddress, RplLst(0) &amp; RplLst(0), RplLst(l))</text:p>
      <text:p text:style-name="P1">Dim RngAddress As Variant</text:p>
      <text:p text:style-name="P1">RngAddress = Split(sRngAddress, RplLst(0))</text:p>
      <text:p text:style-name="P1">For i = 1 To 4 Step 1</text:p>
      <text:p text:style-name="P1"><text:s text:c="4"/>RngAddress(i - 1) = RngAddress(i)</text:p>
      <text:p text:style-name="P1">Next i</text:p>
      <text:p text:style-name="P1">ReDim Preserve RngAddress(1 To 4)</text:p>
      <text:p text:style-name="P1">z_RangeAddressAsArray = RngAddress</text:p>
      <text:p text:style-name="P1">End Function</text:p>
      <text:p text:style-name="P1"/>
      <text:p text:style-name="P1">Function z_RemWholeProject_WithAttrEntryOnPiLev(Sh As String, Sh_log As String, RefColName As String, _</text:p>
      <text:p text:style-name="P1"><text:s text:c="12"/>AttrColName As String, SearchAttrValue As String, Optional fkt_flag As Integer)</text:p>
      <text:p text:style-name="P1">'Macro generated by Roland.Benz@Syngenta.com (PMEC, Project Management Excellence)</text:p>
      <text:p text:style-name="P1">'Date: 12.10.2011</text:p>
      <text:p text:style-name="P1"/>
      <text:p text:style-name="P1">'Deletes all activities of a project if on Pi level the SyngentaPortfolioLevel1 entry is SEEDS</text:p>
      <text:p text:style-name="P1">'Call z_RemWholeProject_WithAttrEntryOnPiLev("Sheet1", "Sh_log", _</text:p>
      <text:p text:style-name="P1">' <text:s text:c="11"/>"PiIdentifier", "SyngentaPortfolioLevel1", "SEEDS")</text:p>
      <text:p text:style-name="P1"/>
      <text:p text:style-name="P1">'Activate sheet and find column indices</text:p>
      <text:p text:style-name="P1">Sheets(Sh).Activate</text:p>
      <text:p text:style-name="P1">Dim Index_Ref As Long</text:p>
      <text:p text:style-name="P1">Dim Index_Attr As Long</text:p>
      <text:p text:style-name="P1">Index_Ref = z_GetColumnIndex(RefColName, 1, Sh)</text:p>
      <text:p text:style-name="P1">Index_Attr = z_GetColumnIndex(AttrColName, 1, Sh)</text:p>
      <text:p text:style-name="P1">'Look for the AttrValue and delete the entire project. Write out the row into Sh_log</text:p>
      <text:p text:style-name="P1">Dim Row As Long: Row = 2</text:p>
      <text:p text:style-name="P1">Dim ilog As Long: ilog = 2</text:p>
      <text:p text:style-name="P1">Do Until Cells(Row, Index_Ref) = ""</text:p>
      <text:p text:style-name="P1"><text:s text:c="4"/>If fkt_flag = 0 Then</text:p>
      <text:p text:style-name="P1"><text:s text:c="8"/>AttrValue = Cells(Row, Index_Attr)</text:p>
      <text:p text:style-name="P1"><text:s text:c="4"/>End If</text:p>
      <text:p text:style-name="P1"><text:s text:c="4"/>'do not change the string function inside the UDF if necessary, but add new ones with new flags</text:p>
      <text:p text:style-name="P1"><text:s text:c="4"/>If fkt_flag = 1 Then</text:p>
      <text:p text:style-name="P1"><text:s text:c="8"/>AttrValue = left(Cells(Row, Index_Attr), 2) 'change the function if necessary or add others with new flag</text:p>
      <text:p text:style-name="P1"><text:s text:c="4"/>End If</text:p>
      <text:p text:style-name="P1"><text:s text:c="4"/>'Delete the whole project if the condition on Pi Level is fulfilled</text:p>
      <text:p text:style-name="P1"><text:s text:c="4"/>' <text:s text:c="6"/>attribute value on levels below Pi are not checked!</text:p>
      <text:p text:style-name="P1"><text:soft-page-break/><text:s text:c="4"/>If AttrValue = SearchAttrValue Then</text:p>
      <text:p text:style-name="P1"><text:s text:c="8"/>Do Until Cells(Row, Index_Ref) &lt;&gt; Cells(Row + 1, Index_Ref)</text:p>
      <text:p text:style-name="P1"><text:s text:c="12"/>If 1 Then</text:p>
      <text:p text:style-name="P1"><text:s text:c="16"/>'Write out into the logfile</text:p>
      <text:p text:style-name="P1"><text:s text:c="16"/>Cells(Row, Index_Ref).EntireRow.Copy _</text:p>
      <text:p text:style-name="P1"><text:s text:c="20"/>Destination:=Sheets(Sh_log).Cells(ilog, 1).EntireRow: ilog = ilog + 1</text:p>
      <text:p text:style-name="P1"><text:s text:c="12"/>End If</text:p>
      <text:p text:style-name="P1"><text:s text:c="12"/>'Delete the entire row</text:p>
      <text:p text:style-name="P1"><text:s text:c="12"/>Cells(Row, Index_Ref).EntireRow.Delete Shift:=xlUp</text:p>
      <text:p text:style-name="P1"><text:s text:c="12"/>'Row = Row - 1</text:p>
      <text:p text:style-name="P1"><text:s text:c="8"/>Loop</text:p>
      <text:p text:style-name="P1"><text:s text:c="12"/>If 1 Then</text:p>
      <text:p text:style-name="P1"><text:s text:c="16"/>'Write out into the logfile</text:p>
      <text:p text:style-name="P1"><text:s text:c="16"/>Cells(Row, Index_Ref).EntireRow.Copy _</text:p>
      <text:p text:style-name="P1"><text:s text:c="20"/>Destination:=Sheets(Sh_log).Cells(ilog, 1).EntireRow: ilog = ilog + 1</text:p>
      <text:p text:style-name="P1"><text:s text:c="12"/>End If</text:p>
      <text:p text:style-name="P1"><text:s text:c="12"/>'Delete the entire row</text:p>
      <text:p text:style-name="P1"><text:s text:c="12"/>Cells(Row, Index_Ref).EntireRow.Delete Shift:=xlUp</text:p>
      <text:p text:style-name="P1"><text:s text:c="12"/>'Row = Row - 1</text:p>
      <text:p text:style-name="P1"><text:s text:c="4"/>Else</text:p>
      <text:p text:style-name="P1"><text:s text:c="8"/>Do Until Cells(Row, Index_Ref) &lt;&gt; Cells(Row + 1, Index_Ref)</text:p>
      <text:p text:style-name="P1"><text:s text:c="12"/>Row = Row + 1</text:p>
      <text:p text:style-name="P1"><text:s text:c="8"/>Loop</text:p>
      <text:p text:style-name="P1"><text:s text:c="8"/>Row = Row + 1</text:p>
      <text:p text:style-name="P1"><text:s text:c="4"/>End If</text:p>
      <text:p text:style-name="P1">Loop</text:p>
      <text:p text:style-name="P1">Sheets(Sh_log).Cells(1, 1) = "z_RemRow_WithAttrEntry"</text:p>
      <text:p text:style-name="P1"/>
      <text:p text:style-name="P1">End Function</text:p>
      <text:p text:style-name="P1"/>
      <text:p text:style-name="P1">Function z_RemRow_WithAttrEntry(Sh As String, Sh_log As String, RefColName As String, _</text:p>
      <text:p text:style-name="P1"><text:s text:c="12"/>AttrColName As String, SearchAttrValue As String, Optional fkt_flag As Integer)</text:p>
      <text:p text:style-name="P1">'Macro generated by Roland.Benz@Syngenta.com (PMEC, Project Management Excellence)</text:p>
      <text:p text:style-name="P1">'Date: 12.10.2011</text:p>
      <text:p text:style-name="P1"/>
      <text:p text:style-name="P1">'Removes the row if the ActivityIdentifier value is TK, RefColName is a key like PiId or ActivityId</text:p>
      <text:p text:style-name="P1">'Call z_RemRow_WithAttrEntry("Sheet1", "Sh_log", _</text:p>
      <text:p text:style-name="P1">' <text:s text:c="11"/>"PiIdentifier", "ActivityIdentifier", "TK", 1)</text:p>
      <text:p text:style-name="P1"/>
      <text:p text:style-name="P1">'Activate sheet and find column indices</text:p>
      <text:p text:style-name="P1">Sheets(Sh).Activate</text:p>
      <text:p text:style-name="P1">Dim Index_Ref As Long</text:p>
      <text:p text:style-name="P1">Dim Index_Attr As Long</text:p>
      <text:p text:style-name="P1">Index_Ref = z_GetColumnIndex(RefColName, 1, Sh)</text:p>
      <text:p text:style-name="P1">Index_Attr = z_GetColumnIndex(AttrColName, 1, Sh)</text:p>
      <text:p text:style-name="P1">'Look for the AttrValue and delete the entire row. Write out the row into Sh_log</text:p>
      <text:p text:style-name="P1">Dim AttrValue As Variant</text:p>
      <text:p text:style-name="P1">Dim Row As Long: Row = 2</text:p>
      <text:p text:style-name="P1">Dim ilog As Long: ilog = 2</text:p>
      <text:p text:style-name="P1">Do Until Cells(Row, Index_Ref) = ""</text:p>
      <text:p text:style-name="P1"><text:s text:c="4"/>If fkt_flag = 0 Then</text:p>
      <text:p text:style-name="P1"><text:s text:c="8"/>AttrValue = Cells(Row, Index_Attr)</text:p>
      <text:p text:style-name="P1"><text:s text:c="4"/>End If</text:p>
      <text:p text:style-name="P1"><text:soft-page-break/><text:s text:c="4"/>'do not change the string function inside the UDF if necessary, but add new ones with new flags</text:p>
      <text:p text:style-name="P1"><text:s text:c="4"/>If fkt_flag = 1 Then</text:p>
      <text:p text:style-name="P1"><text:s text:c="8"/>AttrValue = left(Cells(Row, Index_Attr), 2)</text:p>
      <text:p text:style-name="P1"><text:s text:c="4"/>End If</text:p>
      <text:p text:style-name="P1"><text:s text:c="4"/>If AttrValue = SearchAttrValue Then</text:p>
      <text:p text:style-name="P1"><text:s text:c="8"/>If 1 Then</text:p>
      <text:p text:style-name="P1"><text:s text:c="12"/>'Write out into the logfile</text:p>
      <text:p text:style-name="P1"><text:s text:c="12"/>Cells(Row, Index_Ref).EntireRow.Copy _</text:p>
      <text:p text:style-name="P1"><text:s text:c="16"/>Destination:=Sheets(Sh_log).Cells(ilog, 1).EntireRow: ilog = ilog + 1</text:p>
      <text:p text:style-name="P1"><text:s text:c="8"/>End If</text:p>
      <text:p text:style-name="P1"><text:s text:c="8"/>'Delete the entire row</text:p>
      <text:p text:style-name="P1"><text:s text:c="8"/>Cells(Row, Index_Ref).EntireRow.Delete Shift:=xlUp</text:p>
      <text:p text:style-name="P1"><text:s text:c="8"/>Row = Row - 1</text:p>
      <text:p text:style-name="P1"><text:s text:c="4"/>End If</text:p>
      <text:p text:style-name="P1"><text:s text:c="4"/>Row = Row + 1</text:p>
      <text:p text:style-name="P1">Loop</text:p>
      <text:p text:style-name="P1">Sheets(Sh_log).Cells(1, 1) = "z_RemRow_WithAttrEntry"</text:p>
      <text:p text:style-name="P1">End Function</text:p>
      <text:p text:style-name="P1"/>
      <text:p text:style-name="P1">Function z_AutofilterOn(Sh As String, Row As Long)</text:p>
      <text:p text:style-name="P1"><text:s text:c="4"/>'Autofilter on</text:p>
      <text:p text:style-name="P1"><text:s text:c="4"/>Sheets(Sh).Select</text:p>
      <text:p text:style-name="P1"><text:s text:c="4"/>Rows(Row).Select</text:p>
      <text:p text:style-name="P1"><text:s text:c="4"/>If Sheets(Sh).AutoFilterMode = False Then</text:p>
      <text:p text:style-name="P1"><text:s text:c="8"/>Selection.AutoFilter</text:p>
      <text:p text:style-name="P1"><text:s text:c="4"/>End If</text:p>
      <text:p text:style-name="P1"><text:s text:c="4"/>'show all data</text:p>
      <text:p text:style-name="P1"><text:s text:c="4"/>If Sheets(Sh).FilterMode = True Then</text:p>
      <text:p text:style-name="P1"><text:s text:c="8"/>ActiveSheet.ShowAllData</text:p>
      <text:p text:style-name="P1"><text:s text:c="4"/>End If</text:p>
      <text:p text:style-name="P1">End Function</text:p>
      <text:p text:style-name="P1"/>
      <text:p text:style-name="P1">Function z_AutofilterOff(Sh As String, Row As Long)</text:p>
      <text:p text:style-name="P1"><text:s text:c="4"/>'Autofilter on</text:p>
      <text:p text:style-name="P1"><text:s text:c="4"/>Sheets(Sh).Select</text:p>
      <text:p text:style-name="P1"><text:s text:c="4"/>Rows(Row).Select</text:p>
      <text:p text:style-name="P1"><text:s text:c="4"/>If Sheets(Sh).AutoFilterMode = True Then</text:p>
      <text:p text:style-name="P1"><text:s text:c="8"/>Selection.AutoFilter</text:p>
      <text:p text:style-name="P1"><text:s text:c="4"/>End If</text:p>
      <text:p text:style-name="P1">End Function</text:p>
      <text:p text:style-name="P1"/>
      <text:p text:style-name="P1">Function TextFile_Create(ByRef txt_file As Object, PathAndName As String)</text:p>
      <text:p text:style-name="P1"><text:s text:c="4"/>'call</text:p>
      <text:p text:style-name="P1"><text:s text:c="4"/>'Call TextFile_Create(txt_file, "C:\Users\t740698\Desktop\testfile.txt")</text:p>
      <text:p text:style-name="P1"><text:s text:c="4"/>Set fs = CreateObject("Scripting.FileSystemObject")</text:p>
      <text:p text:style-name="P1"><text:s text:c="4"/>Set txt_file = fs.CreateTextFile(PathAndName, True)</text:p>
      <text:p text:style-name="P1">End Function</text:p>
      <text:p text:style-name="P1">Function TextFile_Open_Or_CreateAndOpen(ByRef txt_file As Object, PathAndName As String)</text:p>
      <text:p text:style-name="P1"><text:s text:c="4"/>'Call:</text:p>
      <text:p text:style-name="P1"><text:s text:c="4"/>'Call TextFile_Open_Or_CreateAndOpen(txt_file, "C:\Users\t740698\Desktop\testfile.txt")</text:p>
      <text:p text:style-name="P1"><text:s text:c="4"/>'if an error message pops up then the file is already open</text:p>
      <text:p text:style-name="P1"><text:s text:c="4"/>Set fs = CreateObject("Scripting.FileSystemObject")</text:p>
      <text:p text:style-name="P1"><text:s text:c="4"/>'8=For Appending at the end of the file</text:p>
      <text:p text:style-name="P1"><text:soft-page-break/><text:s text:c="4"/>'True=Create a new file if it does not exist</text:p>
      <text:p text:style-name="P1"><text:s text:c="4"/>Set txt_file = fs.OpenTextFile(PathAndName, 8, True)</text:p>
      <text:p text:style-name="P1">End Function</text:p>
      <text:p text:style-name="P1">Function TextFile_WriteInto1(txt_file As Object, txt_arr() As Variant)</text:p>
      <text:p text:style-name="P1"><text:s text:c="4"/>'Call:</text:p>
      <text:p text:style-name="P1"><text:s text:c="4"/>'Dim txt(0 to 2) As Variant</text:p>
      <text:p text:style-name="P1"><text:s text:c="4"/>'txt(0) = "Start - Task1: " &amp; CStr(Now())</text:p>
      <text:p text:style-name="P1"><text:s text:c="4"/>'txt(1) = "Stop - Task1: " &amp; CStr(Now())</text:p>
      <text:p text:style-name="P1"><text:s text:c="4"/>'txt(2) = "Start - Task2: " &amp; CStr(Now())</text:p>
      <text:p text:style-name="P1"><text:s text:c="4"/>'Call TextFile_WriteInto1(txt_file, txt)</text:p>
      <text:p text:style-name="P1"><text:s text:c="4"/>For i = LBound(txt_arr) To UBound(txt_arr)</text:p>
      <text:p text:style-name="P1"><text:s text:c="8"/>txt_file.WriteLine (txt_arr(i))</text:p>
      <text:p text:style-name="P1"><text:s text:c="4"/>Next i</text:p>
      <text:p text:style-name="P1">End Function</text:p>
      <text:p text:style-name="P1">Function TextFile_WriteInto2(txt_file As Object, txt_arr As Variant)</text:p>
      <text:p text:style-name="P1"><text:s text:c="4"/>'Call:</text:p>
      <text:p text:style-name="P1"><text:s text:c="4"/>'Call TextFile_WriteInto2(txt_file, Array("string1 " &amp; CStr(Now()), "string2 " &amp; CStr(Now())))</text:p>
      <text:p text:style-name="P1"><text:s text:c="4"/>For i = LBound(txt_arr) To UBound(txt_arr)</text:p>
      <text:p text:style-name="P1"><text:s text:c="8"/>txt_file.WriteLine (txt_arr(i))</text:p>
      <text:p text:style-name="P1"><text:s text:c="4"/>Next i</text:p>
      <text:p text:style-name="P1">End Function</text:p>
      <text:p text:style-name="P1">Function TextFile_Close(txt_file As Object)</text:p>
      <text:p text:style-name="P1"><text:s text:c="4"/>txt_file.Close</text:p>
      <text:p text:style-name="P1">End Function</text:p>
      <text:p text:style-name="P1"/>
      <text:p text:style-name="P1">Function z_WriteAttributeEntriesIntoCellsBelow(Sh As String, Optional Rng As Range)</text:p>
      <text:p text:style-name="P1"><text:s text:c="4"/>Sheets(Sh).Activate</text:p>
      <text:p text:style-name="P1"><text:s text:c="4"/>Dim ColSize As Long</text:p>
      <text:p text:style-name="P1"><text:s text:c="4"/>Dim RowSize As Long</text:p>
      <text:p text:style-name="P1"><text:s text:c="4"/>If Not Rng Is Nothing Then</text:p>
      <text:p text:style-name="P1"><text:s text:c="8"/>'Store the range.address information into an array</text:p>
      <text:p text:style-name="P1"><text:s text:c="8"/>Dim Rng_Address As Variant</text:p>
      <text:p text:style-name="P1"><text:s text:c="8"/>Rng_Address = z_RangeAddressAsArray(Rng)</text:p>
      <text:p text:style-name="P1"><text:s text:c="8"/>RowSize = Rng_Address(3)</text:p>
      <text:p text:style-name="P1"><text:s text:c="8"/>ColSize = Rng_Address(4)</text:p>
      <text:p text:style-name="P1"><text:s text:c="4"/>Else</text:p>
      <text:p text:style-name="P1"><text:s text:c="8"/>ColSize = z_ColSize(1, Sh)</text:p>
      <text:p text:style-name="P1"><text:s text:c="8"/>RowSize = z_LastWrittenRow(Sh, 1, ColSize)</text:p>
      <text:p text:style-name="P1"><text:s text:c="4"/>End If</text:p>
      <text:p text:style-name="P1"><text:s text:c="4"/></text:p>
      <text:p text:style-name="P1"><text:s text:c="4"/>Dim Col As Long</text:p>
      <text:p text:style-name="P1"><text:s text:c="4"/>Dim Row As Long</text:p>
      <text:p text:style-name="P1"><text:s text:c="4"/>Col = 1</text:p>
      <text:p text:style-name="P1"><text:s text:c="4"/>Row = 2</text:p>
      <text:p text:style-name="P1"><text:s text:c="4"/>Do While Col &lt; ColSize + 1</text:p>
      <text:p text:style-name="P1"><text:s text:c="8"/>Do While Row &lt; RowSize + 1</text:p>
      <text:p text:style-name="P1"><text:s text:c="12"/>Cells(Row, Col).Select</text:p>
      <text:p text:style-name="P1"><text:s text:c="12"/>Dim Value_Cell_store As Variant</text:p>
      <text:p text:style-name="P1"><text:s text:c="12"/>If Cells(Row, Col).Value &lt;&gt; "" Then 'Empty="" or 0 but ""&lt;&gt;0</text:p>
      <text:p text:style-name="P1"><text:s text:c="16"/>'store the value</text:p>
      <text:p text:style-name="P1"><text:s text:c="16"/>Value_Cell_store = Cells(Row, Col).Value</text:p>
      <text:p text:style-name="P1"><text:s text:c="16"/>'move down</text:p>
      <text:p text:style-name="P1"><text:s text:c="16"/>Row = Row + 1</text:p>
      <text:p text:style-name="P1"><text:soft-page-break/><text:s text:c="16"/>Cells(Row, Col).Select</text:p>
      <text:p text:style-name="P1"><text:s text:c="12"/>End If</text:p>
      <text:p text:style-name="P1"><text:s text:c="12"/>'move the rows down and write</text:p>
      <text:p text:style-name="P1"><text:s text:c="12"/>'If Row = 498 Then Stop</text:p>
      <text:p text:style-name="P1"><text:s text:c="12"/>Do While Cells(Row, Col).Value = "" 'Empty="" or 0 but ""&lt;&gt;0</text:p>
      <text:p text:style-name="P1"><text:s text:c="16"/>'termination criteria</text:p>
      <text:p text:style-name="P1"><text:s text:c="16"/>If Row = RowSize Then</text:p>
      <text:p text:style-name="P1"><text:s text:c="20"/>If Cells(Row, 1).Value Like "*Total*" Then</text:p>
      <text:p text:style-name="P1"><text:s text:c="24"/>'Col = Col + 1</text:p>
      <text:p text:style-name="P1"><text:s text:c="24"/>'Row = 2</text:p>
      <text:p text:style-name="P1"><text:s text:c="24"/>Row = Row + 1</text:p>
      <text:p text:style-name="P1"><text:s text:c="24"/>Exit Do</text:p>
      <text:p text:style-name="P1"><text:s text:c="20"/>End If</text:p>
      <text:p text:style-name="P1"><text:s text:c="16"/>End If</text:p>
      <text:p text:style-name="P1"><text:s text:c="16"/>If Row &gt; RowSize Then</text:p>
      <text:p text:style-name="P1"><text:s text:c="20"/>'Col = Col + 1</text:p>
      <text:p text:style-name="P1"><text:s text:c="20"/>'Row = 2</text:p>
      <text:p text:style-name="P1"><text:s text:c="20"/>Cells(Row, Col).Select</text:p>
      <text:p text:style-name="P1"><text:s text:c="20"/>If Col &gt; ColSize Then</text:p>
      <text:p text:style-name="P1"><text:s text:c="24"/>Exit Function</text:p>
      <text:p text:style-name="P1"><text:s text:c="20"/>End If</text:p>
      <text:p text:style-name="P1"><text:s text:c="20"/>Exit Do</text:p>
      <text:p text:style-name="P1"><text:s text:c="16"/>End If</text:p>
      <text:p text:style-name="P1"><text:s text:c="16"/>'write</text:p>
      <text:p text:style-name="P1"><text:s text:c="16"/>Cells(Row, Col).Value = Value_Cell_store</text:p>
      <text:p text:style-name="P1"><text:s text:c="16"/>'move down</text:p>
      <text:p text:style-name="P1"><text:s text:c="16"/>Row = Row + 1</text:p>
      <text:p text:style-name="P1"><text:s text:c="16"/>Cells(Row, Col).Select</text:p>
      <text:p text:style-name="P1"><text:s text:c="12"/>Loop</text:p>
      <text:p text:style-name="P1"><text:s text:c="8"/>Loop</text:p>
      <text:p text:style-name="P1"><text:s text:c="8"/>Col = Col + 1</text:p>
      <text:p text:style-name="P1"><text:s text:c="8"/>Row = 2</text:p>
      <text:p text:style-name="P1"><text:s text:c="4"/>Loop</text:p>
      <text:p text:style-name="P1">End Function</text:p>
      <text:p text:style-name="P1">Sub test134245()</text:p>
      <text:p text:style-name="P1"><text:s text:c="4"/>FirstRow = z_Rng_firstRow(Range(Cells(2, 3), Cells(5, 10)))</text:p>
      <text:p text:style-name="P1"><text:s text:c="4"/>lastRow = z_Rng_lastRow(Range(Cells(2, 3), Cells(5, 10)))</text:p>
      <text:p text:style-name="P1"><text:s text:c="4"/>firstCol = z_Rng_firstCol(Range(Cells(2, 3), Cells(5, 10)))</text:p>
      <text:p text:style-name="P1"><text:s text:c="4"/>lastCol = z_Rng_lastCol(Range(Cells(2, 3), Cells(5, 10)))</text:p>
      <text:p text:style-name="P1"><text:s text:c="4"/>CountRow = z_Rng_countRow(Range(Cells(2, 3), Cells(5, 10)))</text:p>
      <text:p text:style-name="P1"><text:s text:c="4"/>CountCol = z_Rng_countCol(Range(Cells(2, 3), Cells(5, 10)))</text:p>
      <text:p text:style-name="P1"><text:s text:c="4"/>Value = z_Rng_Key_Value(Range(Cells(2, 3), Cells(5, 10)))</text:p>
      <text:p text:style-name="P1">End Sub</text:p>
      <text:p text:style-name="P1">Function z_Rng_firstRow(ByRef Rng As Range) As Long</text:p>
      <text:p text:style-name="P1"><text:s text:c="4"/>z_Rng_firstRow = Rng(1, 1).Row</text:p>
      <text:p text:style-name="P1">End Function</text:p>
      <text:p text:style-name="P1">Function z_Rng_lastRow(ByRef Rng As Range) As Long</text:p>
      <text:p text:style-name="P1"><text:s text:c="4"/>Dim Rng_firstRow As Long</text:p>
      <text:p text:style-name="P1"><text:s text:c="4"/>Rng_firstRow = Rng(1, 1).Row</text:p>
      <text:p text:style-name="P1"><text:s text:c="4"/>z_Rng_lastRow = Rng_firstRow + Rng.Rows.Count - 1</text:p>
      <text:p text:style-name="P1">End Function</text:p>
      <text:p text:style-name="P1">Function z_Rng_firstCol(ByRef Rng As Range) As Long</text:p>
      <text:p text:style-name="P1"><text:s text:c="4"/>z_Rng_firstCol = Rng(1, 1).Column</text:p>
      <text:p text:style-name="P1"><text:soft-page-break/>End Function</text:p>
      <text:p text:style-name="P1">Function z_Rng_lastCol(ByRef Rng As Range) As Long</text:p>
      <text:p text:style-name="P1"><text:s text:c="4"/>Dim Rng_firstCol As Long</text:p>
      <text:p text:style-name="P1"><text:s text:c="4"/>Rng_firstCol = Rng(1, 1).Column</text:p>
      <text:p text:style-name="P1"><text:s text:c="4"/>z_Rng_lastCol = Rng_firstCol + Rng.Columns.Count - 1</text:p>
      <text:p text:style-name="P1">End Function</text:p>
      <text:p text:style-name="P1">Function z_Rng_countRow(ByRef Rng As Range) As Long</text:p>
      <text:p text:style-name="P1"><text:s text:c="4"/>z_Rng_countRow = Rng.Rows.Count</text:p>
      <text:p text:style-name="P1">End Function</text:p>
      <text:p text:style-name="P1">Function z_Rng_countCol(ByRef Rng As Range) As Long</text:p>
      <text:p text:style-name="P1"><text:s text:c="4"/>z_Rng_countCol = Rng.Columns.Count</text:p>
      <text:p text:style-name="P1">End Function</text:p>
      <text:p text:style-name="P1">Function z_Rng_Key_Value(ByRef Rng As Range) As Variant</text:p>
      <text:p text:style-name="P1"><text:s text:c="4"/>z_Rng_Key_Value = Rng(1, 1).Value</text:p>
      <text:p text:style-name="P1">End Function</text:p>
      <text:p text:style-name="P1"/>
      <text:p text:style-name="P1"/>
      <text:p text:style-name="P1">Sub z_MapAttributes_MouseClickVersion()</text:p>
      <text:p text:style-name="P1"><text:s text:c="4"/>'Procedure generated by Roland.Benz@Syngenta.com (PMEC, Project Management Excellence)</text:p>
      <text:p text:style-name="P1"><text:s text:c="4"/>Dim Input_Range_Key_from As Range</text:p>
      <text:p text:style-name="P1"><text:s text:c="4"/>Dim Input_Range_Attributes_from As Range</text:p>
      <text:p text:style-name="P1"><text:s text:c="4"/>Dim Input_Range_Key_to As Range</text:p>
      <text:p text:style-name="P1"><text:s text:c="4"/>Dim Input_Range_Attributes_to As Range</text:p>
      <text:p text:style-name="P1"><text:s text:c="4"/>Dim Input_Indices_Key_from As Variant</text:p>
      <text:p text:style-name="P1"><text:s text:c="4"/>Dim Input_Indices_Attributes_from As Variant</text:p>
      <text:p text:style-name="P1"><text:s text:c="4"/>Dim Input_Indices_Key_to As Variant</text:p>
      <text:p text:style-name="P1"><text:s text:c="4"/>Dim Input_Indices_Attributes_to As Variant</text:p>
      <text:p text:style-name="P1"><text:s text:c="4"/></text:p>
      <text:p text:style-name="P1"><text:s text:c="4"/>Dim Sh_from As String</text:p>
      <text:p text:style-name="P1"><text:s text:c="4"/>Dim Sh_to As String</text:p>
      <text:p text:style-name="P1"><text:s text:c="4"/></text:p>
      <text:p text:style-name="P1"><text:s text:c="4"/>'inputs</text:p>
      <text:p text:style-name="P1"><text:s text:c="4"/>On Error GoTo EXITSUB</text:p>
      <text:p text:style-name="P1"><text:s text:c="4"/>Set Input_Range_Key_from = Application.InputBox(prompt:="Select the Key_from and click OK", Type:=8)</text:p>
      <text:p text:style-name="P1"><text:s text:c="4"/>Input_Indices_Key_from = z_RangeToIndices(Input_Range_Key_from)</text:p>
      <text:p text:style-name="P1"><text:s text:c="4"/></text:p>
      <text:p text:style-name="P1"><text:s text:c="4"/>Sh_from = Input_Range_Key_from.Worksheet.Name</text:p>
      <text:p text:style-name="P1"><text:s text:c="4"/>Sheets(Sh_from).Activate</text:p>
      <text:p text:style-name="P1"><text:s text:c="4"/></text:p>
      <text:p text:style-name="P1"><text:s text:c="4"/>Set Input_Range_Attributes_from = Application.InputBox(prompt:="Select the Attribute_from and click OK", Type:=8)</text:p>
      <text:p text:style-name="P1"><text:s text:c="4"/>Input_Indices_Attributes_from = z_RangeToIndices(Input_Range_Attributes_from)</text:p>
      <text:p text:style-name="P1"><text:s text:c="4"/></text:p>
      <text:p text:style-name="P1"><text:s text:c="4"/></text:p>
      <text:p text:style-name="P1"><text:s text:c="4"/>Set Input_Range_Key_to = Application.InputBox(prompt:="Select the Key_to and click OK", Type:=8)</text:p>
      <text:p text:style-name="P1"><text:s text:c="4"/>Input_Indices_Key_to = z_RangeToIndices(Input_Range_Key_to)</text:p>
      <text:p text:style-name="P1"><text:s text:c="4"/></text:p>
      <text:p text:style-name="P1"><text:s text:c="4"/>Sh_to = Input_Range_Key_to.Worksheet.Name</text:p>
      <text:p text:style-name="P1"><text:s text:c="4"/>Sheets(Sh_to).Activate</text:p>
      <text:p text:style-name="P1"><text:s text:c="4"/></text:p>
      <text:p text:style-name="P1"><text:soft-page-break/><text:s text:c="4"/>Set Input_Range_Attributes_to = Application.InputBox(prompt:="Select the Attribute_to and click OK", Type:=8)</text:p>
      <text:p text:style-name="P1"><text:s text:c="4"/>Input_Indices_Attributes_to = z_RangeToIndices(Input_Range_Attributes_to)</text:p>
      <text:p text:style-name="P1"><text:s text:c="4"/>On Error GoTo 0</text:p>
      <text:p text:style-name="P1"><text:s/></text:p>
      <text:p text:style-name="P1"><text:s text:c="4"/></text:p>
      <text:p text:style-name="P1"><text:s text:c="4"/>Dim Key_from As String</text:p>
      <text:p text:style-name="P1"><text:s text:c="4"/>ReDim ColNames_from(0 To Input_Indices_Attributes_from(3) - Input_Indices_Attributes_from(1)) As Variant</text:p>
      <text:p text:style-name="P1"><text:s text:c="4"/>Dim Key_to As String</text:p>
      <text:p text:style-name="P1"><text:s text:c="4"/>ReDim ColNames_to(0 To Input_Indices_Attributes_to(3) - Input_Indices_Attributes_to(1)) As Variant</text:p>
      <text:p text:style-name="P1"><text:s text:c="4"/></text:p>
      <text:p text:style-name="P1"><text:s text:c="4"/>Response = MsgBox("Sh_from= " &amp; CStr(Sh_from) &amp; Chr(13) &amp; _</text:p>
      <text:p text:style-name="P1"><text:s text:c="20"/>"Key_from= " &amp; CStr(Input_Range_Key_from) &amp; Chr(13) &amp; _</text:p>
      <text:p text:style-name="P1"><text:s text:c="20"/>"Attribute_from= " &amp; CStr(Input_Range_Attributes_from(1, 1)) &amp; " : " &amp; CStr(Input_Range_Attributes_from.End(xlToRight).Value) &amp; Chr(13) &amp; _</text:p>
      <text:p text:style-name="P1"><text:s text:c="20"/>"Sh_to= " &amp; CStr(Sh_to) &amp; Chr(13) &amp; _</text:p>
      <text:p text:style-name="P1"><text:s text:c="20"/>"Key_to= " &amp; CStr(Input_Range_Key_to) &amp; Chr(13) &amp; _</text:p>
      <text:p text:style-name="P1"><text:s text:c="20"/>"Attribute_to= " &amp; CStr(Input_Range_Attributes_to(1, 1)) &amp; " : " &amp; CStr(Input_Range_Attributes_to.End(xlToRight).Value) &amp; Chr(13), vbYesNoCancel)</text:p>
      <text:p text:style-name="P1"><text:s text:c="20"/></text:p>
      <text:p text:style-name="P1"><text:s text:c="4"/>If Response = vbCancel Then</text:p>
      <text:p text:style-name="P1"><text:s text:c="8"/>Exit Sub</text:p>
      <text:p text:style-name="P1"><text:s text:c="4"/>ElseIf Response = vbNo Then</text:p>
      <text:p text:style-name="P1"><text:s text:c="8"/>Exit Sub</text:p>
      <text:p text:style-name="P1"><text:s text:c="4"/>ElseIf Response = vbYes Then</text:p>
      <text:p text:style-name="P1"><text:s text:c="8"/></text:p>
      <text:p text:style-name="P1"><text:s text:c="4"/>End If</text:p>
      <text:p text:style-name="P1"><text:s text:c="8"/></text:p>
      <text:p text:style-name="P1"><text:s text:c="4"/>Key_from = Input_Range_Key_from.Value</text:p>
      <text:p text:style-name="P1"><text:s text:c="4"/>Key_to = Input_Range_Key_to.Value</text:p>
      <text:p text:style-name="P1"><text:s text:c="4"/></text:p>
      <text:p text:style-name="P1"><text:s text:c="4"/>For iter = 0 To Input_Indices_Attributes_from(3) - Input_Indices_Attributes_from(1)</text:p>
      <text:p text:style-name="P1"><text:s text:c="8"/>ColNames_from(iter) = Input_Range_Attributes_from(1, iter + 1).Value 'Array(Input_Range_Attributes_from.Value)</text:p>
      <text:p text:style-name="P1"><text:s text:c="8"/>ColNames_to(iter) = Input_Range_Attributes_to(1, iter + 1).Value 'Array(Input_Range_Attributes_to.Value)</text:p>
      <text:p text:style-name="P1"><text:s text:c="4"/>Next iter</text:p>
      <text:p text:style-name="P1"><text:s text:c="4"/></text:p>
      <text:p text:style-name="P1"><text:s text:c="4"/>'Function z_ShMapColumns(Sh_from As String, ColName_Key_from As String, ByRef ColNames_from As Variant, _</text:p>
      <text:p text:style-name="P1"><text:s text:c="4"/>' <text:s text:c="15"/>Sh_to As String, ColName_Key_to As String, ByRef ColNames_to As Variant, _</text:p>
      <text:p text:style-name="P1"><text:s text:c="4"/>' <text:s text:c="15"/>Optional Sh_log As String, Optional ByRef Wb As Workbook, _</text:p>
      <text:p text:style-name="P1"><text:s text:c="4"/>' <text:s text:c="15"/>Optional KeyRow_from As Integer, Optional KeyRow_to As Integer)</text:p>
      <text:p text:style-name="P1"><text:s text:c="4"/>Call z_ShMapColumns(Sh_from, Key_from, ColNames_from, Sh_to, Key_to, ColNames_to)</text:p>
      <text:p text:style-name="P1"><text:s text:c="4"/>Exit Sub</text:p>
      <text:p text:style-name="P1">EXITSUB:</text:p>
      <text:p text:style-name="P1"><text:s text:c="4"/>Exit Sub</text:p>
      <text:p text:style-name="P1">End Sub</text:p>
      <text:p text:style-name="P1"/>
      <text:p text:style-name="P1">'************************************</text:p>
      <text:p text:style-name="P1">'Input via Mouse clicks</text:p>
      <text:p text:style-name="P1"><text:soft-page-break/>'************************************</text:p>
      <text:p text:style-name="P1">Private Function z_RangeToIndices(ByRef Rng As Range) As Variant</text:p>
      <text:p text:style-name="P1">'Procedure generated by Roland.Benz@Syngenta.com (PMEC, Project Management Excellence)</text:p>
      <text:p text:style-name="P1"><text:s text:c="4"/>Dim RangeIndices(0 To 3) As Long</text:p>
      <text:p text:style-name="P1"><text:s text:c="4"/></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text:p>
      <text:p text:style-name="P1"><text:s text:c="4"/>Dim CellIndicesUL() As Long</text:p>
      <text:p text:style-name="P1"><text:s text:c="4"/>On Error GoTo RangeIsColumnOrRow</text:p>
      <text:p text:style-name="P1"><text:s text:c="4"/>CellIndicesUL = z_sCellToIndex(CellsArray(0))</text:p>
      <text:p text:style-name="P1"><text:s text:c="4"/>On Error GoTo 0</text:p>
      <text:p text:style-name="P1"><text:s text:c="4"/></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text:p>
      <text:p text:style-name="P1"><text:s text:c="4"/>RangeIndices(0) = CellIndicesUL(0)</text:p>
      <text:p text:style-name="Standard"><text:span text:style-name="T1"><text:s text:c="4"/></text:span><text:span text:style-name="T2">RangeIndices(1) = CellIndicesUL(1)</text:span></text:p>
      <text:p text:style-name="P2"><text:s text:c="4"/>RangeIndices(2) = CellIndicesLR(0)</text:p>
      <text:p text:style-name="P2"><text:s text:c="4"/>RangeIndices(3) = CellIndicesLR(1)</text:p>
      <text:p text:style-name="P2"><text:s text:c="4"/></text:p>
      <text:p text:style-name="P2"><text:s text:c="4"/>z_RangeToIndices = RangeIndices</text:p>
      <text:p text:style-name="P1">Exit Function</text:p>
      <text:p text:style-name="P1">RangeIsCell:</text:p>
      <text:p text:style-name="P1"><text:s text:c="4"/>CellIndicesLR = z_sCellToIndex(CellsArray(0))</text:p>
      <text:p text:style-name="P1"><text:s text:c="4"/>Resume Next</text:p>
      <text:p text:style-name="P1">RangeIsColumnOrRow:</text:p>
      <text:p text:style-name="P1"><text:s text:c="4"/>Dim RorC As String</text:p>
      <text:p text:style-name="P1"><text:s text:c="4"/>RorC = left(sAddr, 1)</text:p>
      <text:p text:style-name="P1"><text:s text:c="4"/>OneOrMore = InStr(1, sAddr, ":", vbTextCompare)</text:p>
      <text:p text:style-name="P1"><text:s text:c="4"/>'only one row or column</text:p>
      <text:p text:style-name="P1"><text:s text:c="4"/>If OneOrMore = 0 Then</text:p>
      <text:p text:style-name="P1"><text:s text:c="8"/>If RorC = "C" Then</text:p>
      <text:p text:style-name="Standard"><text:span text:style-name="T1"><text:s text:c="12"/></text:span><text:span text:style-name="T2">RangeIndices(0) = 1</text:span></text:p>
      <text:p text:style-name="P2"><text:s text:c="12"/>RangeIndices(1) = z_sColumnToIndex(CellsArray(0))</text:p>
      <text:p text:style-name="Standard"><text:span text:style-name="T2"><text:s text:c="12"/></text:span><text:span text:style-name="T1">RangeIndices(2) = 1048534</text:span></text:p>
      <text:p text:style-name="P1"><text:s text:c="12"/>RangeIndices(3) = RangeIndices(0)</text:p>
      <text:p text:style-name="P1"><text:s text:c="8"/>ElseIf RorC = "R" Then</text:p>
      <text:p text:style-name="P1"><text:s text:c="12"/>RangeIndices(0) = z_sRowToIndex(CellsArray(0))</text:p>
      <text:p text:style-name="P1"><text:s text:c="12"/>RangeIndices(1) = 1</text:p>
      <text:p text:style-name="P1"><text:s text:c="12"/>RangeIndices(2) = RangeIndices(0)</text:p>
      <text:p text:style-name="P1"><text:s text:c="12"/>RangeIndices(3) = 16383</text:p>
      <text:p text:style-name="P1"><text:s text:c="8"/>Else</text:p>
      <text:p text:style-name="P1"><text:s text:c="12"/>Stop</text:p>
      <text:p text:style-name="P1"><text:s text:c="8"/>End If</text:p>
      <text:p text:style-name="P1"><text:s text:c="4"/>'more than one row or column</text:p>
      <text:p text:style-name="P1"><text:s text:c="4"/>Else</text:p>
      <text:p text:style-name="P1"><text:s text:c="8"/>If RorC = "C" Then</text:p>
      <text:p text:style-name="P1"><text:s text:c="12"/>RangeIndices(0) = 1</text:p>
      <text:p text:style-name="P1"><text:soft-page-break/><text:s text:c="12"/>RangeIndices(1) = z_sColumnToIndex(CellsArray(0))</text:p>
      <text:p text:style-name="P1"><text:s text:c="12"/>RangeIndices(2) = 1048534</text:p>
      <text:p text:style-name="P1"><text:s text:c="12"/>RangeIndices(3) = z_sColumnToIndex(CellsArray(1))</text:p>
      <text:p text:style-name="P1"><text:s text:c="8"/>ElseIf RorC = "R" Then</text:p>
      <text:p text:style-name="P1"><text:s text:c="12"/>RangeIndices(0) = z_sRowToIndex(CellsArray(0))</text:p>
      <text:p text:style-name="Standard"><text:span text:style-name="T1"><text:s text:c="12"/></text:span><text:span text:style-name="T2">RangeIndices(1) = 1</text:span></text:p>
      <text:p text:style-name="P2"><text:s text:c="12"/>RangeIndices(2) = z_sRowToIndex(CellsArray(1))</text:p>
      <text:p text:style-name="Standard"><text:span text:style-name="T2"><text:s text:c="12"/></text:span><text:span text:style-name="T1">RangeIndices(3) = 16383</text:span></text:p>
      <text:p text:style-name="P1"><text:s text:c="8"/>Else</text:p>
      <text:p text:style-name="P1"><text:s text:c="12"/>Stop</text:p>
      <text:p text:style-name="P1"><text:s text:c="8"/>End If</text:p>
      <text:p text:style-name="P1"><text:s text:c="4"/>End If</text:p>
      <text:p text:style-name="P1"><text:s text:c="4"/>z_RangeToIndices = RangeIndices</text:p>
      <text:p text:style-name="P1">End Function</text:p>
      <text:p text:style-name="P1"/>
      <text:p text:style-name="P1">Private Function z_sCellToIndex(ByRef CellIndexStr As String) As Variant</text:p>
      <text:p text:style-name="P1">'Procedure generated by Roland.Benz@Syngenta.com (PMEC, Project Management Excellence)</text:p>
      <text:p text:style-name="P1"><text:s text:c="4"/>Dim CellIndexArr() As String 'Splited R1C1 Format</text:p>
      <text:p text:style-name="P1"><text:s text:c="4"/>Dim ColIndex As Long</text:p>
      <text:p text:style-name="P1"><text:s text:c="4"/>Dim RowIndex As Long</text:p>
      <text:p text:style-name="P1"><text:s text:c="4"/>Dim CellIndices(0 To 1) As Long</text:p>
      <text:p text:style-name="P1"><text:s text:c="4"/>'find column index</text:p>
      <text:p text:style-name="P1"><text:s text:c="4"/>CellIndexArr = Split(CellIndexStr, "C")</text:p>
      <text:p text:style-name="P1"><text:s text:c="4"/>ColIndex = CLng(CellIndexArr(1))</text:p>
      <text:p text:style-name="P1"><text:s text:c="4"/>CellIndexArr = Split(CellIndexArr(0), "R")</text:p>
      <text:p text:style-name="P1"><text:s text:c="4"/>RowIndex = CLng(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
      <text:p text:style-name="P1">Private Function z_sColumnToIndex(ByRef ColIndexStrLeft As String) As Variant</text:p>
      <text:p text:style-name="P1">'Procedure generated by Roland.Benz@Syngenta.com (PMEC, Project Management Excellence)</text:p>
      <text:p text:style-name="P1"><text:s text:c="4"/>Dim ColArray() As String</text:p>
      <text:p text:style-name="P1"><text:s text:c="4"/>ColArray = Split(ColIndexStrLeft, "C")</text:p>
      <text:p text:style-name="P1"><text:s text:c="4"/>z_sColumnToIndex = ColArray(1)</text:p>
      <text:p text:style-name="P1">End Function</text:p>
      <text:p text:style-name="P1"/>
      <text:p text:style-name="P1">Private Function z_sRowToIndex(ByRef RowIndexStrUp As String) As Variant</text:p>
      <text:p text:style-name="P1">'Procedure generated by Roland.Benz@Syngenta.com (PMEC, Project Management Excellence)</text:p>
      <text:p text:style-name="P1"><text:s text:c="4"/>Dim RowArray() As String</text:p>
      <text:p text:style-name="P1"><text:s text:c="4"/>RowArray = Split(RowIndexStrUp, "R")</text:p>
      <text:p text:style-name="P1"><text:s text:c="4"/>z_sRowToIndex = RowArray(1)</text:p>
      <text:p text:style-name="P1">End Function</text:p>
      <text:p text:style-name="P1"/>
      <text:p text:style-name="P1">'************************************</text:p>
      <text:p text:style-name="P1">'Checks whether ColName exists</text:p>
      <text:p text:style-name="P1">'************************************</text:p>
      <text:p text:style-name="P1"/>
      <text:p text:style-name="P1">Private Function z_ChkColExistence(Sh As String, ByRef ColNames As Variant, Sh_log As String) As Boolean</text:p>
      <text:p text:style-name="P1"><text:s text:c="4"/>'The column existence check is assumed to find all column names at the beginning</text:p>
      <text:p text:style-name="P1"><text:soft-page-break/><text:s text:c="4"/>z_ChkColExistence = True</text:p>
      <text:p text:style-name="P1"><text:s text:c="4"/>'Determine the column indizes of the ColNames array in Sh</text:p>
      <text:p text:style-name="P1"><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2"/>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8"/>End If</text:p>
      <text:p text:style-name="P1"><text:s text:c="4"/>Next i</text:p>
      <text:p text:style-name="P1">End Function</text:p>
      <text:p text:style-name="P1"/>
      <text:p text:style-name="P1"/>
      <text:p text:style-name="P1">'************************************</text:p>
      <text:p text:style-name="P1">'Mapping</text:p>
      <text:p text:style-name="P1">'************************************</text:p>
      <text:p text:style-name="P1"/>
      <text:p text:style-name="P1">Private Function z_ShMapColumns(Sh_from As String, ColName_Key_from As String, ByRef ColNames_from As Variant, _</text:p>
      <text:p text:style-name="P1"><text:s text:c="16"/>Sh_to As String, ColName_Key_to As String, ByRef ColNames_to As Variant, _</text:p>
      <text:p text:style-name="P1"><text:s text:c="16"/>Optional Sh_log As String, Optional ByRef Wb As Workbook, _</text:p>
      <text:p text:style-name="P1"><text:s text:c="16"/>Optional KeyRow_from As Integer, Optional KeyRow_to As Integer)</text:p>
      <text:p text:style-name="P1"><text:s text:c="4"/>'Macro generated by Roland.Benz@Syngenta.com (PMEC, Project Management Excellence)</text:p>
      <text:p text:style-name="P1"><text:s text:c="4"/>Application.ScreenUpdating = False</text:p>
      <text:p text:style-name="P1"><text:s text:c="4"/>'Start time measuring</text:p>
      <text:p text:style-name="P1"><text:s text:c="4"/>Dim Start As Date: Dim Duration As Date</text:p>
      <text:p text:style-name="P1"><text:s text:c="4"/>Start = Now()</text:p>
      <text:p text:style-name="P1"><text:s text:c="4"/></text:p>
      <text:p text:style-name="P1"><text:s text:c="4"/>'optional KeyRows</text:p>
      <text:p text:style-name="P1"><text:s text:c="4"/>If KeyRow_from = 0 Then</text:p>
      <text:p text:style-name="P1"><text:s text:c="8"/>KeyRow_from = 1</text:p>
      <text:p text:style-name="P1"><text:s text:c="4"/>End If</text:p>
      <text:p text:style-name="P1"><text:s text:c="4"/>If KeyRow_to = 0 Then</text:p>
      <text:p text:style-name="P1"><text:s text:c="8"/>KeyRow_to = 1</text:p>
      <text:p text:style-name="P1"><text:s text:c="4"/>End If</text:p>
      <text:p text:style-name="P1"><text:s text:c="4"/></text:p>
      <text:p text:style-name="P1"><text:s text:c="4"/>'create a matrix with column names and indexes</text:p>
      <text:p text:style-name="P1"><text:s text:c="4"/>MapMatrix = MakeMatrix_Shfrom_ColNameColIndex_Shto_ColNameColIndex(Sh_from, ColNames_from, Sh_to, ColNames_to, _</text:p>
      <text:p text:style-name="P1"><text:s text:c="16"/>KeyRow_from, KeyRow_to)</text:p>
      <text:p text:style-name="P1"/>
      <text:p text:style-name="P1"><text:s text:c="4"/>'Find the column index of the KeyName in "Sh_from"</text:p>
      <text:p text:style-name="P1"><text:s text:c="4"/>Dim ColIndex_Key_from As Long</text:p>
      <text:p text:style-name="P1"><text:soft-page-break/><text:s text:c="4"/>ColIndex_Key_from = z_GetColumnIndex(ColName_Key_from, KeyRow_from, Sh_from)</text:p>
      <text:p text:style-name="P1"/>
      <text:p text:style-name="P1"><text:s text:c="4"/>'Find the column index of the KeyName in "Sh_to"</text:p>
      <text:p text:style-name="P1"><text:s text:c="4"/>Dim ColIndex_Key_to As Long</text:p>
      <text:p text:style-name="P1"><text:s text:c="4"/>ColIndex_Key_to = z_GetColumnIndex(ColName_Key_to, KeyRow_to, Sh_to)</text:p>
      <text:p text:style-name="P1"><text:s text:c="4"/></text:p>
      <text:p text:style-name="P1"><text:s text:c="4"/>'Determine the row size in Sh_to</text:p>
      <text:p text:style-name="P1"><text:s text:c="4"/>Sheets(Sh_to).Activate</text:p>
      <text:p text:style-name="P1"><text:s text:c="4"/>RowSize_To = z_RowSize(ColIndex_Key_to, Sh_to)</text:p>
      <text:p text:style-name="P1"/>
      <text:p text:style-name="P1"><text:s text:c="4"/>'Select the range in the column Key_to</text:p>
      <text:p text:style-name="P1"><text:s text:c="4"/>Sheets(Sh_to).Activate</text:p>
      <text:p text:style-name="P1"><text:s text:c="4"/>Range(Cells(2, ColIndex_Key_to), Cells(RowSize_To, ColIndex_Key_to)).Select</text:p>
      <text:p text:style-name="P1"/>
      <text:p text:style-name="P1"><text:s text:c="4"/>'Iterate throught the rows with "rcheck" = PiIdentifier</text:p>
      <text:p text:style-name="P1"><text:s text:c="4"/>Dim ilog As Long</text:p>
      <text:p text:style-name="P1"><text:s text:c="4"/>ilog = 2</text:p>
      <text:p text:style-name="P1"><text:s text:c="4"/>For Each ValueInCol_Key_to In Selection.Cells</text:p>
      <text:p text:style-name="P1"><text:s text:c="8"/>'if ValueInCol_Key_to is found in Sh_from then perform the mapping</text:p>
      <text:p text:style-name="P1"><text:s text:c="8"/>If Not Sheets(Sh_from).Columns(ColIndex_Key_from).Find(What:=ValueInCol_Key_to, LookAt:=xlWhole) Is Nothing Then</text:p>
      <text:p text:style-name="P1"><text:s text:c="8"/>'iterate through the columns with the help of the MapMatrix</text:p>
      <text:p text:style-name="P1"><text:s text:c="12"/>For j = LBound(MapMatrix) To UBound(MapMatrix) Step 1</text:p>
      <text:p text:style-name="P1"><text:s text:c="16"/>'read the indices</text:p>
      <text:p text:style-name="P1"><text:s text:c="16"/>ColIndex_from_j = MapMatrix(j, 1)</text:p>
      <text:p text:style-name="P1"><text:s text:c="16"/>ColIndex_to_j = MapMatrix(j, 3)</text:p>
      <text:p text:style-name="P1"><text:s text:c="16"/>'map</text:p>
      <text:p text:style-name="P1"><text:s text:c="16"/>ValueInCol_Key_to.Offset(0, (ColIndex_to_j) - ColIndex_Key_to).Value = _</text:p>
      <text:p text:style-name="P1"><text:s text:c="24"/>Sheets(Sh_from).Columns(ColIndex_Key_from).Find(What:=ValueInCol_Key_to, _</text:p>
      <text:p text:style-name="P1"><text:s text:c="24"/>LookAt:=xlWhole).Offset(0, (ColIndex_from_j) - ColIndex_Key_from)</text:p>
      <text:p text:style-name="P1"><text:s text:c="12"/>Next j</text:p>
      <text:p text:style-name="P1"><text:s text:c="8"/>Else</text:p>
      <text:p text:style-name="P1"><text:s text:c="12"/>'write not found ValueInCol_Key_to in Sh_from into Sh_log</text:p>
      <text:p text:style-name="P1"><text:s text:c="12"/>'Sh_log is optional, if not existent as input resume next</text:p>
      <text:p text:style-name="P1"><text:s text:c="12"/>On Error Resume Next</text:p>
      <text:p text:style-name="P1"><text:s text:c="12"/>Sheets(Sh_log).Cells(ilog, 2) = ValueInCol_Key_to</text:p>
      <text:p text:style-name="P1"><text:s text:c="12"/>Sheets(Sh_log).Cells(ilog, 4) = " not found, map them from another source file Sh_from"</text:p>
      <text:p text:style-name="P1"><text:s text:c="12"/>ilog = ilog + 1</text:p>
      <text:p text:style-name="P1"><text:s text:c="12"/>On Error GoTo 0</text:p>
      <text:p text:style-name="P1"><text:s text:c="8"/>End If</text:p>
      <text:p text:style-name="P1"><text:s text:c="4"/>Next</text:p>
      <text:p text:style-name="P1"/>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Write the durations into the logfile</text:p>
      <text:p text:style-name="P1"><text:s text:c="4"/>'Sh_log is optional, if not existent as input resume next</text:p>
      <text:p text:style-name="P1"><text:s text:c="4"/>Duration = Now() - Start</text:p>
      <text:p text:style-name="P1"><text:s text:c="4"/>On Error Resume Next</text:p>
      <text:p text:style-name="P1"><text:s text:c="4"/>Sheets(Sh_log).Cells(ilog + 2, 1) = "Duration" &amp; CStr(Duration)</text:p>
      <text:p text:style-name="P1"><text:s text:c="4"/>On Error GoTo 0</text:p>
      <text:p text:style-name="P1"><text:soft-page-break/>End Function</text:p>
      <text:p text:style-name="P1"/>
      <text:p text:style-name="P1"/>
      <text:p text:style-name="P1">Private Function MakeMatrix_Shfrom_ColNameColIndex_Shto_ColNameColIndex(Sh_from As String, ByRef ColNames_from As Variant, _</text:p>
      <text:p text:style-name="P1"><text:s text:c="16"/>Sh_to As String, ByRef ColNames_to As Variant, _</text:p>
      <text:p text:style-name="P1"><text:s text:c="16"/>Optional KeyRow_from As Integer, Optional KeyRow_to As Integer)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text:s text:c="4"/></text:p>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_from_i, KeyRow_from, Sh_from)</text:p>
      <text:p text:style-name="P1"><text:s text:c="8"/>ColName_to_i = CStr(ColNames_to(i))</text:p>
      <text:p text:style-name="P1"><text:s text:c="8"/>Matrix_ColName1Index1_ColName2Index2(i, 2) = ColName_to_i</text:p>
      <text:p text:style-name="P1"><text:s text:c="8"/>Matrix_ColName1Index1_ColName2Index2(i, 3) = z_GetColumnIndex(ColName_to_i, KeyRow_to,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 text:c="4"/>MakeMatrix_Shfrom_ColNameColIndex_Shto_ColNameColIndex = Matrix_ColName1Index1_ColName2Index2</text:p>
      <text:p text:style-name="P1">End Function</text:p>
      <text:p text:style-name="P1"/>
      <text:p text:style-name="P1">Private Function z_GetColumnIndex(ByRef SearchString As String, SearchRow As Integer, _</text:p>
      <text:p text:style-name="P1"><text:s text:c="8"/>Optional Sh As String, Optional ByRef Wb As Workbook) As Long</text:p>
      <text:p text:style-name="P1"><text:s text:c="4"/>'Macro generated by Roland.Benz@Syngenta.com (PMEC, Project Management Excellence)</text:p>
      <text:p text:style-name="P1"><text:s text:c="4"/>'Output datatype change from Variant</text:p>
      <text:p text:style-name="P1"><text:s text:c="4"/>Dim CellIndexStr As String 'In R1C1 Format</text:p>
      <text:p text:style-name="P1"><text:s text:c="4"/>Dim CellIndexArr() As String 'Splited R1C1 Format</text:p>
      <text:p text:style-name="P1"><text:s text:c="4"/>Dim ColIndex As Integer</text:p>
      <text:p text:style-name="P1"><text:s text:c="4"/>'Activate the right Wb and Sh</text:p>
      <text:p text:style-name="P1"><text:s text:c="4"/>On Error GoTo OptionalArgument:</text:p>
      <text:p text:style-name="P1"><text:s text:c="4"/>Wb.Activate</text:p>
      <text:p text:style-name="P1"><text:s text:c="4"/>On Error GoTo 0</text:p>
      <text:p text:style-name="P1"><text:s text:c="4"/>Sheets(Sh).Activate</text:p>
      <text:p text:style-name="P1"><text:s text:c="4"/>'find column name</text:p>
      <text:p text:style-name="P1"><text:s text:c="4"/>On Error GoTo NameExpectedNotExistent:</text:p>
      <text:p text:style-name="P1"><text:s text:c="4"/>Rows(SearchRow).Find(What:=SearchString, LookAt:=xlWhole).Select</text:p>
      <text:p text:style-name="P1"><text:s text:c="4"/>On Error GoTo 0</text:p>
      <text:p text:style-name="P1"><text:s text:c="4"/>'find column index</text:p>
      <text:p text:style-name="P1"><text:s text:c="4"/>CellIndexStr = ActiveCell.Address(ReferenceStyle:=xlR1C1)</text:p>
      <text:p text:style-name="P1"><text:s text:c="4"/>CellIndexArr = Split(CellIndexStr, "C")</text:p>
      <text:p text:style-name="P1"><text:s text:c="4"/>ColIndex = CInt(CellIndexArr(1))</text:p>
      <text:p text:style-name="P1"><text:s text:c="4"/>'0utput</text:p>
      <text:p text:style-name="P1"><text:s text:c="4"/>z_GetColumnIndex = ColIndex</text:p>
      <text:p text:style-name="P1"><text:soft-page-break/><text:s text:c="4"/>Exit Function</text:p>
      <text:p text:style-name="P1">OptionalArgument:</text:p>
      <text:p text:style-name="P1"><text:s text:c="4"/>Resume Next</text:p>
      <text:p text:style-name="P1">NameExpectedNotExistent:</text:p>
      <text:p text:style-name="P1"><text:s text:c="4"/>ColIndex = 0</text:p>
      <text:p text:style-name="P1"><text:s text:c="4"/>z_GetColumnIndex = ColIndex</text:p>
      <text:p text:style-name="P1">End Function</text:p>
      <text:p text:style-name="P1"/>
      <text:p text:style-name="P1">Private Function z_RowSize(SearchCol As Long, Optional Sh As String, Optional ByRef 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
      <text:p text:style-name="P1">Sub m_VLookUp()</text:p>
      <text:p text:style-name="P1"><text:s text:c="4"/>'Procedure generated by Roland.Benz@Syngenta.com (PMEC, Project Management Excellence)</text:p>
      <text:p text:style-name="P1"><text:s text:c="4"/>Dim KeyRange_from As Range</text:p>
      <text:p text:style-name="P1"><text:s text:c="4"/>Dim AttributesRange_from As Range</text:p>
      <text:p text:style-name="P1"><text:s text:c="4"/>Dim KeyRange_to As Range</text:p>
      <text:p text:style-name="P1"><text:s text:c="4"/>Dim AttributesRange_to As Range</text:p>
      <text:p text:style-name="P1"><text:s text:c="4"/>Dim KeyAddress_from As String</text:p>
      <text:p text:style-name="P1"><text:s text:c="4"/>Dim AttributesAddress_from As String</text:p>
      <text:p text:style-name="P1"><text:s text:c="4"/>Dim KeyAddress_to As String</text:p>
      <text:p text:style-name="P1"><text:s text:c="4"/>Dim AttributesAddress_to As String</text:p>
      <text:p text:style-name="P1"><text:s text:c="3"/></text:p>
      <text:p text:style-name="P1"><text:s text:c="4"/>Dim Sh_from As String</text:p>
      <text:p text:style-name="P1"><text:s text:c="4"/>Dim Sh_to As String</text:p>
      <text:p text:style-name="P1"><text:s text:c="4"/></text:p>
      <text:p text:style-name="P1"><text:s text:c="4"/>'inputs</text:p>
      <text:p text:style-name="P1"><text:s text:c="4"/>On Error GoTo EXITSUB</text:p>
      <text:p text:style-name="P1"><text:s text:c="4"/></text:p>
      <text:p text:style-name="P1"><text:s text:c="4"/>'Key from</text:p>
      <text:p text:style-name="P1"><text:s text:c="4"/>Set KeyRange_from = Application.InputBox(prompt:="Select the Key_from and click OK", Type:=8)</text:p>
      <text:p text:style-name="P1"><text:s text:c="4"/>KeyAddress_from = KeyRange_from.Address</text:p>
      <text:p text:style-name="P1"><text:s text:c="4"/>'Sheet from</text:p>
      <text:p text:style-name="P1"><text:s text:c="4"/>Sh_from = KeyRange_from.Worksheet.Name</text:p>
      <text:p text:style-name="P1"><text:s text:c="4"/>Sheets(Sh_from).Activate</text:p>
      <text:p text:style-name="P1"><text:s text:c="4"/>'Attributes from</text:p>
      <text:p text:style-name="P1"><text:s text:c="4"/>Set AttributesRange_from = Application.InputBox(prompt:="Select the Attributes_from and click OK", Type:=8)</text:p>
      <text:p text:style-name="P1"><text:s text:c="4"/>AttributesAddress_from = AttributesRange_from.Address</text:p>
      <text:p text:style-name="P1"><text:s text:c="4"/></text:p>
      <text:p text:style-name="P1"><text:s text:c="4"/>'Key to</text:p>
      <text:p text:style-name="P1"><text:s text:c="4"/>Set KeyRange_to = Application.InputBox(prompt:="Select the Key_to and click OK", Type:=8)</text:p>
      <text:p text:style-name="P1"><text:s text:c="4"/>KeyAddress_to = KeyRange_to.Address</text:p>
      <text:p text:style-name="P1"><text:soft-page-break/><text:s text:c="4"/>'Sheet to</text:p>
      <text:p text:style-name="P1"><text:s text:c="4"/>Sh_to = KeyRange_to.Worksheet.Name</text:p>
      <text:p text:style-name="P1"><text:s text:c="4"/>Sheets(Sh_to).Activate</text:p>
      <text:p text:style-name="P1"><text:s text:c="4"/>'Attributes to</text:p>
      <text:p text:style-name="P1"><text:s text:c="4"/>Set AttributesRange_to = Application.InputBox(prompt:="Select the Attributes_to and click OK", Type:=8)</text:p>
      <text:p text:style-name="P1"><text:s text:c="4"/>AttributesAddress_to = AttributesRange_to.Address</text:p>
      <text:p text:style-name="P1"><text:s text:c="4"/></text:p>
      <text:p text:style-name="P1"><text:s text:c="4"/>On Error GoTo 0</text:p>
      <text:p text:style-name="P1"><text:s/></text:p>
      <text:p text:style-name="P1"><text:s text:c="4"/></text:p>
      <text:p text:style-name="P1">' <text:s text:c="3"/>Dim Key_from As String</text:p>
      <text:p text:style-name="P1">' <text:s text:c="3"/>ReDim ColNames_from(0 To Input_Indices_Attributes_from(3) - Input_Indices_Attributes_from(1)) As Variant</text:p>
      <text:p text:style-name="P1">' <text:s text:c="3"/>Dim Key_to As String</text:p>
      <text:p text:style-name="P1">' <text:s text:c="3"/>ReDim ColNames_to(0 To Input_Indices_Attributes_to(3) - Input_Indices_Attributes_to(1)) As Variant</text:p>
      <text:p text:style-name="P1">'</text:p>
      <text:p text:style-name="P1">' <text:s text:c="3"/>Response = MsgBox("Sh_from= " &amp; CStr(Sh_From) &amp; Chr(13) &amp; _</text:p>
      <text:p text:style-name="P1">' <text:s text:c="19"/>"Key_from= " &amp; CStr(Input_Range_Key_from) &amp; Chr(13) &amp; _</text:p>
      <text:p text:style-name="P1">' <text:s text:c="19"/>"Attribute_from= " &amp; CStr(Input_Range_Attributes_from(1, 1)) &amp; " : " &amp; CStr(Input_Range_Attributes_from.End(xlToRight).Value) &amp; Chr(13) &amp; _</text:p>
      <text:p text:style-name="P1">' <text:s text:c="19"/>"Sh_to= " &amp; CStr(Sh_To) &amp; Chr(13) &amp; _</text:p>
      <text:p text:style-name="P1">' <text:s text:c="19"/>"Key_to= " &amp; CStr(Input_Range_Key_to) &amp; Chr(13) &amp; _</text:p>
      <text:p text:style-name="P1">' <text:s text:c="19"/>"Attribute_to= " &amp; CStr(Input_Range_Attributes_to(1, 1)) &amp; " : " &amp; CStr(Input_Range_Attributes_to.End(xlToRight).Value) &amp; Chr(13), vbYesNoCancel)</text:p>
      <text:p text:style-name="P1">'</text:p>
      <text:p text:style-name="P1">' <text:s text:c="3"/>If Response = vbCancel Then</text:p>
      <text:p text:style-name="P1">' <text:s text:c="7"/>Exit Sub</text:p>
      <text:p text:style-name="P1">' <text:s text:c="3"/>ElseIf Response = vbNo Then</text:p>
      <text:p text:style-name="P1">' <text:s text:c="7"/>Exit Sub</text:p>
      <text:p text:style-name="P1">' <text:s text:c="3"/>ElseIf Response = vbYes Then</text:p>
      <text:p text:style-name="P1">'</text:p>
      <text:p text:style-name="P1">' <text:s text:c="3"/>End If</text:p>
      <text:p text:style-name="P1"><text:s text:c="4"/></text:p>
      <text:p text:style-name="P1"><text:s text:c="4"/>'log</text:p>
      <text:p text:style-name="P1"><text:s text:c="4"/>Dim Sh_log As String</text:p>
      <text:p text:style-name="P1"><text:s text:c="4"/>On Error Resume Next</text:p>
      <text:p text:style-name="P1"><text:s text:c="4"/>Sh_log = Sheets("Log").Name</text:p>
      <text:p text:style-name="P1"><text:s text:c="4"/>On Error GoTo 0</text:p>
      <text:p text:style-name="P1"><text:s text:c="4"/></text:p>
      <text:p text:style-name="P1"><text:s text:c="4"/>'mapping</text:p>
      <text:p text:style-name="P1"><text:s text:c="4"/>Call z_MapAttributeRanges(Sh_from, KeyRange_from, AttributesRange_from, _</text:p>
      <text:p text:style-name="P1"><text:s text:c="20"/>Sh_to, KeyRange_to, AttributesRange_to, Sh_log)</text:p>
      <text:p text:style-name="P1"><text:s text:c="8"/></text:p>
      <text:p text:style-name="P1"><text:s text:c="4"/>Exit Sub</text:p>
      <text:p text:style-name="P1">EXITSUB:</text:p>
      <text:p text:style-name="P1"><text:s text:c="4"/>Exit Sub</text:p>
      <text:p text:style-name="P1">End Sub</text:p>
      <text:p text:style-name="P1"/>
      <text:p text:style-name="P1">Private Function z_MapAttributeRanges(Sh_from As String, KeyRange_from As Range, AttributesRange_from As Range, _</text:p>
      <text:p text:style-name="P1"><text:s text:c="20"/>Sh_to As String, KeyRange_to As Range, AttributesRange_to As Range, _</text:p>
      <text:p text:style-name="P1"><text:soft-page-break/><text:s text:c="20"/>Optional Sh_log As String, Optional ByRef Wb As Workbook)</text:p>
      <text:p text:style-name="P1"><text:s text:c="20"/></text:p>
      <text:p text:style-name="P1"><text:s text:c="4"/>'Stop</text:p>
      <text:p text:style-name="P1"><text:s text:c="4"/>'get the indices</text:p>
      <text:p text:style-name="P1"><text:s text:c="4"/>'---------------</text:p>
      <text:p text:style-name="P1"><text:s text:c="4"/>'only one Key from</text:p>
      <text:p text:style-name="P1"><text:s text:c="4"/>If KeyRange_from.Count &lt;&gt; 1 Then</text:p>
      <text:p text:style-name="P1"><text:s text:c="8"/>MsgBox "error"</text:p>
      <text:p text:style-name="P1"><text:s text:c="8"/>Stop</text:p>
      <text:p text:style-name="P1"><text:s text:c="8"/>Exit Function</text:p>
      <text:p text:style-name="P1"><text:s text:c="4"/>End If</text:p>
      <text:p text:style-name="P1"><text:s text:c="4"/>Dim Row_Key_from As Long</text:p>
      <text:p text:style-name="P1"><text:s text:c="4"/>Dim Col_Key_from As Long</text:p>
      <text:p text:style-name="P1"><text:s text:c="4"/>Row_Key_from = KeyRange_from.Row</text:p>
      <text:p text:style-name="P1"><text:s text:c="4"/>Col_Key_from = KeyRange_from.Column</text:p>
      <text:p text:style-name="P1"><text:s text:c="4"/></text:p>
      <text:p text:style-name="P1"><text:s text:c="4"/>'only one Key to</text:p>
      <text:p text:style-name="P1"><text:s text:c="4"/>If KeyRange_to.Count &lt;&gt; 1 Then</text:p>
      <text:p text:style-name="P1"><text:s text:c="8"/>MsgBox "error"</text:p>
      <text:p text:style-name="P1"><text:s text:c="8"/>Stop</text:p>
      <text:p text:style-name="P1"><text:s text:c="8"/>Exit Function</text:p>
      <text:p text:style-name="P1"><text:s text:c="4"/>End If</text:p>
      <text:p text:style-name="P1"><text:s text:c="4"/>Dim Row_Key_to As Long</text:p>
      <text:p text:style-name="P1"><text:s text:c="4"/>Dim Col_Key_to As Long</text:p>
      <text:p text:style-name="P1"><text:s text:c="4"/>Row_Key_to = KeyRange_to.Row</text:p>
      <text:p text:style-name="P1"><text:s text:c="4"/>Col_Key_to = KeyRange_to.Column</text:p>
      <text:p text:style-name="P1"><text:s text:c="4"/></text:p>
      <text:p text:style-name="P1"><text:s text:c="4"/>'Attribute from</text:p>
      <text:p text:style-name="P1"><text:s text:c="4"/>Dim cnt As Long</text:p>
      <text:p text:style-name="P1"><text:s text:c="4"/>Dim Item_ As Range</text:p>
      <text:p text:style-name="P1"><text:s text:c="4"/>cnt = 0</text:p>
      <text:p text:style-name="P1"><text:s text:c="4"/>For Each Item_ In AttributesRange_from.Areas</text:p>
      <text:p text:style-name="P1"><text:s text:c="8"/>For iter = 0 To Item_.Count - 1</text:p>
      <text:p text:style-name="P1"><text:s text:c="12"/>cnt = cnt + 1</text:p>
      <text:p text:style-name="P1"><text:s text:c="8"/>Next</text:p>
      <text:p text:style-name="P1"><text:s text:c="4"/>Next</text:p>
      <text:p text:style-name="P1"><text:s text:c="4"/>ReDim Row_AttributesRange_from(0 To cnt - 1) As Variant</text:p>
      <text:p text:style-name="P1"><text:s text:c="4"/>ReDim Col_AttributesRange_from(0 To cnt - 1) As Variant</text:p>
      <text:p text:style-name="P1"><text:s text:c="4"/>cnt = 0</text:p>
      <text:p text:style-name="P1"><text:s text:c="4"/>For Each Item_ In AttributesRange_from.Areas</text:p>
      <text:p text:style-name="P1"><text:s text:c="8"/>For iter = 0 To Item_.Count - 1</text:p>
      <text:p text:style-name="P1"><text:s text:c="12"/>Row_AttributesRange_from(cnt) = Item_.Offset(0, iter).Row</text:p>
      <text:p text:style-name="P1"><text:s text:c="12"/>Col_AttributesRange_from(cnt) = Item_.Offset(0, iter).Column</text:p>
      <text:p text:style-name="P1"><text:s text:c="12"/>cnt = cnt + 1</text:p>
      <text:p text:style-name="P1"><text:s text:c="9"/>Next</text:p>
      <text:p text:style-name="P1"><text:s text:c="4"/>Next</text:p>
      <text:p text:style-name="P1"><text:s text:c="4"/></text:p>
      <text:p text:style-name="P1"><text:s text:c="4"/>'Attributes to</text:p>
      <text:p text:style-name="P1"><text:s text:c="4"/>cnt = 0</text:p>
      <text:p text:style-name="P1"><text:s text:c="4"/>For Each Item_ In AttributesRange_to.Areas</text:p>
      <text:p text:style-name="P1"><text:s text:c="8"/>For iter = 0 To Item_.Count - 1</text:p>
      <text:p text:style-name="P1"><text:s text:c="12"/>cnt = cnt + 1</text:p>
      <text:p text:style-name="P1"><text:s text:c="8"/>Next</text:p>
      <text:p text:style-name="P1"><text:soft-page-break/><text:s text:c="4"/>Next</text:p>
      <text:p text:style-name="P1"><text:s text:c="4"/>ReDim Row_AttributesRange_to(0 To cnt - 1) As Variant</text:p>
      <text:p text:style-name="P1"><text:s text:c="4"/>ReDim Col_AttributesRange_to(0 To cnt - 1) As Variant</text:p>
      <text:p text:style-name="P1"><text:s text:c="4"/>cnt = 0</text:p>
      <text:p text:style-name="P1"><text:s text:c="4"/>For Each Item_ In AttributesRange_to.Areas</text:p>
      <text:p text:style-name="P1"><text:s text:c="8"/>For iter = 0 To Item_.Count - 1</text:p>
      <text:p text:style-name="P1"><text:s text:c="12"/>Row_AttributesRange_to(cnt) = Item_.Offset(0, iter).Row</text:p>
      <text:p text:style-name="P1"><text:s text:c="12"/>Col_AttributesRange_to(cnt) = Item_.Offset(0, iter).Column</text:p>
      <text:p text:style-name="P1"><text:s text:c="12"/>cnt = cnt + 1</text:p>
      <text:p text:style-name="P1"><text:s text:c="9"/>Next</text:p>
      <text:p text:style-name="P1"><text:s text:c="4"/>Next</text:p>
      <text:p text:style-name="P1"><text:s text:c="4"/></text:p>
      <text:p text:style-name="P1"><text:s text:c="4"/>'tests</text:p>
      <text:p text:style-name="P1"><text:s text:c="4"/>'-----</text:p>
      <text:p text:style-name="P1"><text:s text:c="4"/>'the same nof attributes</text:p>
      <text:p text:style-name="P1"><text:s text:c="4"/>If UBound(Row_AttributesRange_from) &lt;&gt; UBound(Row_AttributesRange_to) Then</text:p>
      <text:p text:style-name="P1"><text:s text:c="8"/>MsgBox "error"</text:p>
      <text:p text:style-name="P1"><text:s text:c="8"/>Stop</text:p>
      <text:p text:style-name="P1"><text:s text:c="8"/>Exit Function</text:p>
      <text:p text:style-name="P1"><text:s text:c="4"/>End If</text:p>
      <text:p text:style-name="P1"><text:s text:c="4"/>'everything on one line</text:p>
      <text:p text:style-name="P1"><text:s text:c="4"/>For iter = 0 To UBound(Row_AttributesRange_from)</text:p>
      <text:p text:style-name="P1"><text:s text:c="8"/>If Row_AttributesRange_from(iter) &lt;&gt; Row_Key_from Then</text:p>
      <text:p text:style-name="P1"><text:s text:c="12"/>MsgBox "error"</text:p>
      <text:p text:style-name="P1"><text:s text:c="12"/>Stop</text:p>
      <text:p text:style-name="P1"><text:s text:c="12"/>Exit Function</text:p>
      <text:p text:style-name="P1"><text:s text:c="8"/>End If</text:p>
      <text:p text:style-name="P1"><text:s text:c="8"/>If Row_AttributesRange_to(iter) &lt;&gt; Row_Key_to Then</text:p>
      <text:p text:style-name="P1"><text:s text:c="12"/>MsgBox "error"</text:p>
      <text:p text:style-name="P1"><text:s text:c="12"/>Stop</text:p>
      <text:p text:style-name="P1"><text:s text:c="12"/>Exit Function</text:p>
      <text:p text:style-name="P1"><text:s text:c="8"/>End If</text:p>
      <text:p text:style-name="P1"><text:s text:c="4"/>Next</text:p>
      <text:p text:style-name="P1"><text:s text:c="4"/></text:p>
      <text:p text:style-name="P1"><text:s text:c="4"/>'mapping matrix</text:p>
      <text:p text:style-name="P1"><text:s text:c="4"/>'--------------</text:p>
      <text:p text:style-name="P1"><text:s text:c="4"/>'create a matrix with column names and indexes</text:p>
      <text:p text:style-name="P1"><text:s text:c="4"/>MapMatrix = Make_MapMatrix(Col_Key_from, Col_AttributesRange_from, Col_Key_to, Col_AttributesRange_to)</text:p>
      <text:p text:style-name="P1"><text:s text:c="4"/></text:p>
      <text:p text:style-name="P1"><text:s text:c="4"/>'mapping</text:p>
      <text:p text:style-name="P1"><text:s text:c="4"/>'-------</text:p>
      <text:p text:style-name="P1"><text:s text:c="4"/>'Determine the row size in Sh_to</text:p>
      <text:p text:style-name="P1"><text:s text:c="4"/>Sheets(Sh_from).Activate</text:p>
      <text:p text:style-name="P1"><text:s text:c="4"/>RowSize_from = z_RowSize(Col_Key_from, Sh_from)</text:p>
      <text:p text:style-name="P1"/>
      <text:p text:style-name="P1"><text:s text:c="4"/>'Select the range in the column Key_to</text:p>
      <text:p text:style-name="P1"><text:s text:c="4"/>Sheets(Sh_from).Activate</text:p>
      <text:p text:style-name="P1"><text:s text:c="4"/>Range(Cells(Row_Key_from + 1, Col_Key_from), Cells(RowSize_from, Col_Key_from)).Select</text:p>
      <text:p text:style-name="P1"><text:s text:c="4"/></text:p>
      <text:p text:style-name="P1"><text:s text:c="4"/>'test whether there are key_from.values</text:p>
      <text:p text:style-name="P1"><text:s text:c="4"/>If Row_Key_from = RowSize_from Then</text:p>
      <text:p text:style-name="P1"><text:s text:c="8"/>MsgBox "error"</text:p>
      <text:p text:style-name="P1"><text:soft-page-break/><text:s text:c="8"/>Stop</text:p>
      <text:p text:style-name="P1"><text:s text:c="8"/>Exit Function</text:p>
      <text:p text:style-name="P1"><text:s text:c="4"/>End If</text:p>
      <text:p text:style-name="P1"/>
      <text:p text:style-name="P1"><text:s text:c="4"/>'Iterate throught the rows</text:p>
      <text:p text:style-name="P1"><text:s text:c="4"/>Dim Col_from_j As Long</text:p>
      <text:p text:style-name="P1"><text:s text:c="4"/>Dim Col_to_j As Long</text:p>
      <text:p text:style-name="P1"><text:s text:c="4"/>Dim ilog As Long</text:p>
      <text:p text:style-name="P1"><text:s text:c="4"/>ilog = 2</text:p>
      <text:p text:style-name="P1"><text:s text:c="4"/></text:p>
      <text:p text:style-name="P1"><text:s text:c="4"/>On Error Resume Next</text:p>
      <text:p text:style-name="P1"><text:s text:c="4"/>Exists = (Sheets(Sh_log).Name &lt;&gt; "")</text:p>
      <text:p text:style-name="P1"><text:s text:c="4"/>On Error GoTo 0</text:p>
      <text:p text:style-name="P1"><text:s text:c="4"/>If Exists = True Then</text:p>
      <text:p text:style-name="P1"><text:s text:c="8"/>For Each CellInCol_Key_from In Selection.Cells</text:p>
      <text:p text:style-name="P1"><text:s text:c="12"/>'if ValueInCol_Key_to is found in Sh_from then perform the mapping</text:p>
      <text:p text:style-name="P1"><text:s text:c="12"/>If Not Sheets(Sh_to).Columns(Col_Key_to).Find(What:=CellInCol_Key_from.Value, LookAt:=xlWhole) Is Nothing Then</text:p>
      <text:p text:style-name="P1"><text:s text:c="4"/>' <text:s text:c="7"/>'iterate through the columns with the help of the MapMatrix</text:p>
      <text:p text:style-name="P1"><text:s text:c="4"/>' <text:s text:c="11"/>For j = LBound(MapMatrix) To UBound(MapMatrix) Step 1</text:p>
      <text:p text:style-name="P1"><text:s text:c="4"/>' <text:s text:c="15"/>'read the indices</text:p>
      <text:p text:style-name="P1"><text:s text:c="4"/>' <text:s text:c="15"/>Col_from_j = MapMatrix(j, 0)</text:p>
      <text:p text:style-name="P1"><text:s text:c="4"/>' <text:s text:c="15"/>Col_to_j = MapMatrix(j, 1)</text:p>
      <text:p text:style-name="P1"><text:s text:c="4"/>' <text:s text:c="15"/>'map</text:p>
      <text:p text:style-name="P1"><text:s text:c="4"/>' <text:s text:c="15"/>Sheets(Sh_to).Columns(Col_Key_to).Find(What:=CellInCol_Key_from.Value, _</text:p>
      <text:p text:style-name="P1"><text:s text:c="4"/>' <text:s text:c="23"/>LookAt:=xlWhole).Offset(0, (Col_to_j) - Col_Key_to) = _</text:p>
      <text:p text:style-name="P1"><text:s text:c="4"/>' <text:s text:c="23"/>CellInCol_Key_from.Offset(0, Col_from_j - Col_Key_from).Value</text:p>
      <text:p text:style-name="P1"><text:s text:c="4"/>' <text:s text:c="11"/>Next j</text:p>
      <text:p text:style-name="P1"><text:s text:c="12"/>Else</text:p>
      <text:p text:style-name="P1"><text:s text:c="16"/>'write not found ValueInCol_Key_to in Sh_from into Sh_log</text:p>
      <text:p text:style-name="P1"><text:s text:c="16"/>'Sh_log is optional, if not existent as input resume next</text:p>
      <text:p text:style-name="P1"><text:s text:c="16"/>On Error Resume Next</text:p>
      <text:p text:style-name="P1"><text:s text:c="16"/>Sheets(Sh_log).Cells(ilog, 2) = CellInCol_Key_from.Value</text:p>
      <text:p text:style-name="P1"><text:s text:c="16"/>Sheets(Sh_log).Cells(ilog, 4) = " Key_from.value not found in Key_to.value"</text:p>
      <text:p text:style-name="P1"><text:s text:c="16"/>ilog = ilog + 1</text:p>
      <text:p text:style-name="P1"><text:s text:c="16"/>On Error GoTo 0</text:p>
      <text:p text:style-name="P1"><text:s text:c="12"/>End If</text:p>
      <text:p text:style-name="P1"><text:s text:c="8"/>Next</text:p>
      <text:p text:style-name="P1"><text:s text:c="4"/>End If</text:p>
      <text:p text:style-name="P1"><text:s text:c="4"/></text:p>
      <text:p text:style-name="P1"><text:s text:c="4"/>'Determine the row size in Sh_to</text:p>
      <text:p text:style-name="P1"><text:s text:c="4"/>Sheets(Sh_to).Activate</text:p>
      <text:p text:style-name="P1"><text:s text:c="4"/>RowSize_To = z_RowSize(Col_Key_to, Sh_to)</text:p>
      <text:p text:style-name="P1"/>
      <text:p text:style-name="P1"><text:s text:c="4"/>'Select the range in the column Key_to</text:p>
      <text:p text:style-name="P1"><text:s text:c="4"/>Sheets(Sh_to).Activate</text:p>
      <text:p text:style-name="P1"><text:s text:c="4"/>Range(Cells(Row_Key_to + 1, Col_Key_to), Cells(RowSize_To, Col_Key_to)).Select</text:p>
      <text:p text:style-name="P1"><text:s text:c="4"/></text:p>
      <text:p text:style-name="P1"><text:s text:c="4"/>For Each CellInCol_Key_to In Selection.Cells</text:p>
      <text:p text:style-name="P1"><text:s text:c="8"/>'if ValueInCol_Key_to is found in Sh_from then perform the mapping</text:p>
      <text:p text:style-name="P1"><text:s text:c="8"/>If Not Sheets(Sh_from).Columns(Col_Key_from).Find(What:=CellInCol_Key_to.Value, LookAt:=xlWhole) Is Nothing Then</text:p>
      <text:p text:style-name="P1"><text:s text:c="8"/>'iterate through the columns with the help of the MapMatrix</text:p>
      <text:p text:style-name="P1"><text:soft-page-break/><text:s text:c="12"/>For j = LBound(MapMatrix) To UBound(MapMatrix) Step 1</text:p>
      <text:p text:style-name="P1"><text:s text:c="16"/>'read the indices</text:p>
      <text:p text:style-name="P1"><text:s text:c="16"/>ColIndex_from_j = MapMatrix(j, 0)</text:p>
      <text:p text:style-name="P1"><text:s text:c="16"/>ColIndex_to_j = MapMatrix(j, 1)</text:p>
      <text:p text:style-name="P1"><text:s text:c="16"/>'map</text:p>
      <text:p text:style-name="P1">' <text:s text:c="15"/>Sheets(Sh_from).Columns(Col_Key_from).Find(What:=CellInCol_Key_to.Value, _</text:p>
      <text:p text:style-name="P1">' <text:s text:c="23"/>LookAt:=xlWhole).Offset(0, (Col_from_j) - Col_Key_from) = _</text:p>
      <text:p text:style-name="P1">' <text:s text:c="23"/>CellInCol_Key_to.Offset(0, Col_to_j - Col_Key_to).Value</text:p>
      <text:p text:style-name="P1"><text:s text:c="16"/>CellInCol_Key_to.Offset(0, (ColIndex_to_j) - Col_Key_to).Value = _</text:p>
      <text:p text:style-name="P1"><text:s text:c="24"/>Sheets(Sh_from).Columns(Col_Key_from).Find(What:=CellInCol_Key_to.Value, _</text:p>
      <text:p text:style-name="P1"><text:s text:c="24"/>LookAt:=xlWhole).Offset(0, (ColIndex_from_j) - Col_Key_from)</text:p>
      <text:p text:style-name="P1"><text:s text:c="12"/>Next j</text:p>
      <text:p text:style-name="P1"><text:s text:c="8"/>Else</text:p>
      <text:p text:style-name="P1"><text:s text:c="12"/>'write not found ValueInCol_Key_to in Sh_from into Sh_log</text:p>
      <text:p text:style-name="P1"><text:s text:c="12"/>'Sh_log is optional, if not existent as input resume next</text:p>
      <text:p text:style-name="P1"><text:s text:c="12"/>On Error Resume Next</text:p>
      <text:p text:style-name="P1"><text:s text:c="12"/>Sheets(Sh_log).Cells(ilog, 2) = CellInCol_Key_to.Value</text:p>
      <text:p text:style-name="P1"><text:s text:c="12"/>Sheets(Sh_log).Cells(ilog, 4) = " Key_to.value not found in Key_from.value"</text:p>
      <text:p text:style-name="P1"><text:s text:c="12"/>ilog = ilog + 1</text:p>
      <text:p text:style-name="P1"><text:s text:c="12"/>On Error GoTo 0</text:p>
      <text:p text:style-name="P1"><text:s text:c="8"/>End If</text:p>
      <text:p text:style-name="P1"><text:s text:c="4"/>Next</text:p>
      <text:p text:style-name="P1"><text:s text:c="4"/></text:p>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text:p>
      <text:p text:style-name="P1"><text:s text:c="4"/>'Stop</text:p>
      <text:p text:style-name="P1">End Function</text:p>
      <text:p text:style-name="P1"/>
      <text:p text:style-name="P1">Private Function Make_MapMatrix(Col_Key_from As Long, Col_AttributesRange_from As Variant, _</text:p>
      <text:p text:style-name="P1"><text:s text:c="12"/>Col_Key_to As Long, Col_AttributesRange_to As Variant) As Variant</text:p>
      <text:p text:style-name="P1"><text:s text:c="4"/></text:p>
      <text:p text:style-name="P1"><text:s text:c="4"/>ReDim Matrix(0 To UBound(Col_AttributesRange_from), 0 To 1) As Variant</text:p>
      <text:p text:style-name="P1"><text:s text:c="4"/></text:p>
      <text:p text:style-name="P1"><text:s text:c="4"/>For i = LBound(Col_AttributesRange_from) To UBound(Col_AttributesRange_from) Step 1</text:p>
      <text:p text:style-name="P1"><text:s text:c="8"/>Matrix(i, 0) = Col_AttributesRange_from(i)</text:p>
      <text:p text:style-name="P1"><text:s text:c="8"/>Matrix(i, 1) = Col_AttributesRange_to(i)</text:p>
      <text:p text:style-name="P1"><text:s text:c="4"/>Next i</text:p>
      <text:p text:style-name="P1"><text:s text:c="4"/>Make_MapMatrix = Matrix</text:p>
      <text:p text:style-name="P1">End Function</text:p>
      <text:p text:style-name="P1"/>
      <text:p text:style-name="P1">Private Function z_RowSize(SearchCol As Long, Optional Sh As String, Optional ByRef Wb As Workbook) As Long</text:p>
      <text:p text:style-name="P1"><text:s text:c="4"/>'Macro generated by Roland.Benz@Syngenta.com (PMEC, Project Management Excellence)</text:p>
      <text:p text:style-name="P1"><text:s text:c="4"/>'Date: 26.9.2011</text:p>
      <text:p text:style-name="P1"><text:s text:c="4"/>'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oft-page-break/><text:s text:c="4"/>z_RowSize = IIf(IsEmpty(Cells(1048576, SearchCol)), Cells(1048576, SearchCol).End(xlUp).Row, 1048576)</text:p>
      <text:p text:style-name="P1">End Function</text:p>
      <text:p text:style-name="P1"/>
      <text:p text:style-name="P1"/>
      <text:p text:style-name="P1"/>
      <text:p text:style-name="P1">Sub m_PasteValues()</text:p>
      <text:p text:style-name="P1">'</text:p>
      <text:p text:style-name="P1">' m_PasteValues Macro</text:p>
      <text:p text:style-name="P1">'</text:p>
      <text:p text:style-name="P1">' Keyboard Shortcut: Ctrl+Shift+V</text:p>
      <text:p text:style-name="P1">'</text:p>
      <text:p text:style-name="P1"><text:s text:c="4"/>Selection.PasteSpecial Paste:=xlPasteValuesAndNumberFormats, Operation:= _</text:p>
      <text:p text:style-name="P1"><text:s text:c="8"/>xlNone, SkipBlanks:=False, Transpose:=False</text:p>
      <text:p text:style-name="P1"><text:s text:c="4"/>Selection.PasteSpecial Paste:=xlPasteFormats, Operation:=xlNone, _</text:p>
      <text:p text:style-name="P1"><text:s text:c="8"/>SkipBlanks:=False, Transpose:=False</text:p>
      <text:p text:style-name="P1"><text:s text:c="4"/>Selection.PasteSpecial Paste:=xlPasteColumnWidths, Operation:=xlNone, _</text:p>
      <text:p text:style-name="P1"><text:s text:c="8"/>SkipBlanks:=False, Transpose:=False</text:p>
      <text:p text:style-name="P1">End Sub</text:p>
      <text:p text:style-name="P1">Sub m_PasteFormats()</text:p>
      <text:p text:style-name="P1">'</text:p>
      <text:p text:style-name="P1">' m_PasteFormats Macro</text:p>
      <text:p text:style-name="P1">'</text:p>
      <text:p text:style-name="P1">' Keyboard Shortcut: Ctrl+Shift+F</text:p>
      <text:p text:style-name="P1">'</text:p>
      <text:p text:style-name="P1"><text:s text:c="4"/>Selection.PasteSpecial Paste:=xlPasteFormats, Operation:=xlNone, _</text:p>
      <text:p text:style-name="P1"><text:s text:c="8"/>SkipBlanks:=False, Transpose:=False</text:p>
      <text:p text:style-name="P1">End Sub</text:p>
      <text:p text:style-name="P1"/>
      <text:p text:style-name="P1"/>
      <text:p text:style-name="P1">Sub m_FindNotExistentPIs()</text:p>
      <text:p text:style-name="P1"><text:s text:c="4"/>Dim Sh As String</text:p>
      <text:p text:style-name="P1"><text:s text:c="4"/>Dim SearchColFrom As Long</text:p>
      <text:p text:style-name="P1"><text:s text:c="4"/>Dim SearchColIn As Long</text:p>
      <text:p text:style-name="P1"><text:s text:c="4"/>Sh = Application.InputBox("Enter the sheet name as string")</text:p>
      <text:p text:style-name="P1"><text:s text:c="4"/>SearchColFrom = Application.InputBox("Enter column of where to search from as long")</text:p>
      <text:p text:style-name="P1"><text:s text:c="4"/>SearchColIn = Application.InputBox("Enter column of where to search in as long")</text:p>
      <text:p text:style-name="P1"><text:s text:c="4"/>Call z_FindNotExistentPIs(Sh, SearchColFrom, SearchColIn)</text:p>
      <text:p text:style-name="P1"><text:s text:c="4"/>'Call z_FindNotExistentPIs("CP - EAC Full Costs", 1, 11)</text:p>
      <text:p text:style-name="P1">End Sub</text:p>
      <text:p text:style-name="P1"/>
      <text:p text:style-name="P1">Function z_FindNotExistentPIs(Sh As String, SearchColFrom As Long, SearchColIn As Long)</text:p>
      <text:p text:style-name="P1"><text:s text:c="4"/>Dim rngSearchIn As Range</text:p>
      <text:p text:style-name="P1"><text:s text:c="4"/>Dim rngFound As Range</text:p>
      <text:p text:style-name="P1"><text:s text:c="4"/>Sheets(Sh).Activate</text:p>
      <text:p text:style-name="P1"><text:s text:c="4"/>RowSizeIn = IIf(IsEmpty(Cells(1048576, SearchColIn)), Cells(1048576, SearchColIn).End(xlUp).Row, 1048576)</text:p>
      <text:p text:style-name="P1"><text:s text:c="4"/>RowSizeWhat = IIf(IsEmpty(Cells(1048576, SearchColFrom)), Cells(1048576, SearchColFrom).End(xlUp).Row, 1048576)</text:p>
      <text:p text:style-name="P1"><text:s text:c="4"/>If RowSizeIn &gt; RowSizeWhat Then</text:p>
      <text:p text:style-name="P1"><text:s text:c="8"/>RowSize = RowSizeIn</text:p>
      <text:p text:style-name="P1"><text:s text:c="4"/>Else</text:p>
      <text:p text:style-name="P1"><text:s text:c="8"/>RowSize = RowSizeWhat</text:p>
      <text:p text:style-name="P1"><text:soft-page-break/><text:s text:c="4"/>End If</text:p>
      <text:p text:style-name="P1"><text:s text:c="4"/>Set rngSearchIn = Range(Cells(2, SearchColIn), Cells(RowSize, SearchColIn))</text:p>
      <text:p text:style-name="P1"><text:s text:c="4"/>' Loop through it</text:p>
      <text:p text:style-name="P1"><text:s text:c="4"/>For Row = 2 To RowSize</text:p>
      <text:p text:style-name="P1"><text:s text:c="8"/>'get the search text</text:p>
      <text:p text:style-name="P1"><text:s text:c="8"/>SearchText = Cells(Row, SearchColFrom)</text:p>
      <text:p text:style-name="P1"><text:s text:c="8"/>' Find our required text</text:p>
      <text:p text:style-name="P1"><text:s text:c="8"/>Set rngFound = rngSearchIn.Find(SearchText)</text:p>
      <text:p text:style-name="P1"><text:s text:c="8"/>' If we find it then...</text:p>
      <text:p text:style-name="P1"><text:s text:c="8"/>If Not rngFound Is Nothing Then</text:p>
      <text:p text:style-name="P1"><text:s text:c="12"/>Cells(Row, SearchColFrom).Font.ColorIndex = 5</text:p>
      <text:p text:style-name="P1"><text:s text:c="12"/>rngFound.Font.ColorIndex = 5</text:p>
      <text:p text:style-name="P1"><text:s text:c="8"/>'if we do not find it then...</text:p>
      <text:p text:style-name="P1"><text:s text:c="8"/>Else</text:p>
      <text:p text:style-name="P1"><text:s text:c="12"/>Cells(Row, SearchColFrom).Font.ColorIndex = 3</text:p>
      <text:p text:style-name="P1"><text:s text:c="8"/>End If</text:p>
      <text:p text:style-name="P1"><text:s text:c="4"/>Next</text:p>
      <text:p text:style-name="P1">End Function</text:p>
      <text:p text:style-name="P1"/>
      <text:p text:style-name="P1"/>
      <text:p text:style-name="P1"/>
      <text:p text:style-name="P1">Private Sub ResourceEACsToPiEACs()</text:p>
      <text:p text:style-name="P1"><text:s text:c="4"/>Call z_ResourceEACsToPiEACs("PMEC_VBA_MasterDataSet_12", "Comparison_EACs_")</text:p>
      <text:p text:style-name="P1">End Sub</text:p>
      <text:p text:style-name="P1">Function z_ResourceEACsToPiEACs(Sh As String, Sh_log As String)</text:p>
      <text:p text:style-name="P1"><text:s text:c="4"/>ReDim PiId_Arr(0 To 10000) As Variant</text:p>
      <text:p text:style-name="P1"><text:s text:c="4"/>Dim ColName_i As String</text:p>
      <text:p text:style-name="P1"><text:s text:c="4"/>Dim PiId_Col As Long</text:p>
      <text:p text:style-name="P1"><text:s text:c="4"/>Dim EAC_col_i As Long</text:p>
      <text:p text:style-name="P1"><text:s text:c="4"/>Dim Pi_i As String</text:p>
      <text:p text:style-name="P1"><text:s text:c="4"/>Dim EAC_Sum As Double</text:p>
      <text:p text:style-name="P1"><text:s text:c="4"/>Dim RowLog As Long</text:p>
      <text:p text:style-name="P1"><text:s text:c="4"/>Dim Rng_Pi_i As Range</text:p>
      <text:p text:style-name="P1"><text:s text:c="4"/>'fill the array with all PIs</text:p>
      <text:p text:style-name="P1"><text:s text:c="4"/>PiId_Col = z_GetColumnIndex("PiIdentifier", 1, Sh)</text:p>
      <text:p text:style-name="P1"><text:s text:c="4"/>RowSize = z_RowSize(PiId_Col, Sh)</text:p>
      <text:p text:style-name="P1"><text:s text:c="4"/>iter = 0</text:p>
      <text:p text:style-name="P1"><text:s text:c="4"/>For Row = 2 To RowSize</text:p>
      <text:p text:style-name="P1"><text:s text:c="8"/>If iter = 0 Then</text:p>
      <text:p text:style-name="P1"><text:s text:c="12"/>PiId_Arr(iter) = Cells(Row, PiId_Col)</text:p>
      <text:p text:style-name="P1"><text:s text:c="12"/>iter = iter + 1</text:p>
      <text:p text:style-name="P1"><text:s text:c="8"/>ElseIf PiId_Arr(iter - 1) &lt;&gt; Cells(Row, 1) Then</text:p>
      <text:p text:style-name="P1"><text:s text:c="12"/>PiId_Arr(iter) = Cells(Row, PiId_Col)</text:p>
      <text:p text:style-name="P1"><text:s text:c="12"/>iter = iter + 1</text:p>
      <text:p text:style-name="P1"><text:s text:c="8"/>End If</text:p>
      <text:p text:style-name="P1"><text:s text:c="4"/>Next Row</text:p>
      <text:p text:style-name="P1"><text:s text:c="4"/>'Redim the array, remove the empty indexes</text:p>
      <text:p text:style-name="P1"><text:s text:c="4"/>For iter = 0 To UBound(PiId_Arr)</text:p>
      <text:p text:style-name="P1"><text:s text:c="8"/>If PiId_Arr(iter) = Empty Then</text:p>
      <text:p text:style-name="P1"><text:s text:c="12"/>ReDim Preserve PiId_Arr(0 To iter - 1)</text:p>
      <text:p text:style-name="P1"><text:s text:c="12"/>Exit For</text:p>
      <text:p text:style-name="P1"><text:s text:c="8"/>End If</text:p>
      <text:p text:style-name="P1"><text:s text:c="4"/>Next iter</text:p>
      <text:p text:style-name="P1"><text:soft-page-break/><text:s text:c="4"/>'calculate the EAC for all PIs</text:p>
      <text:p text:style-name="P1"><text:s text:c="4"/>ColName_i = "EAC Full Costs_c"</text:p>
      <text:p text:style-name="P1"><text:s text:c="4"/>EAC_col_i = z_GetColumnIndex(ColName_i, 1, Sh)</text:p>
      <text:p text:style-name="P1"><text:s text:c="4"/>RowLog = 2</text:p>
      <text:p text:style-name="P1"><text:s text:c="4"/>For PiIter = LBound(PiId_Arr) To UBound(PiId_Arr)</text:p>
      <text:p text:style-name="P1"><text:s text:c="8"/>'calculate EAC_sum for one Pi (Pi_i)</text:p>
      <text:p text:style-name="P1"><text:s text:c="8"/>Pi_i = PiId_Arr(PiIter)</text:p>
      <text:p text:style-name="P1"><text:s text:c="8"/>Call z_SelectMultiple2(Sh, PiId_Col, Pi_i, Rng_Pi_i)</text:p>
      <text:p text:style-name="P1"><text:s text:c="8"/>EAC_Sum = WorksheetFunction.Sum(Rng_Pi_i.Columns(EAC_col_i))</text:p>
      <text:p text:style-name="P1"><text:s text:c="8"/>'write out the result</text:p>
      <text:p text:style-name="P1"><text:s text:c="8"/>Sheets(Sh_log).Cells(RowLog, 1) = Pi_i</text:p>
      <text:p text:style-name="P1"><text:s text:c="8"/>Sheets(Sh_log).Cells(RowLog, 2) = EAC_Sum</text:p>
      <text:p text:style-name="P1"><text:s text:c="8"/>RowLog = RowLog + 1</text:p>
      <text:p text:style-name="P1"><text:s text:c="4"/>Next PiIter</text:p>
      <text:p text:style-name="P1">End Function</text:p>
      <text:p text:style-name="P1"/>
      <text:p text:style-name="P1"/>
      <text:p text:style-name="P1">Option Compare Text</text:p>
      <text:p text:style-name="P1"/>
      <text:p text:style-name="P1">Sub m_GeneratePivotTable()</text:p>
      <text:p text:style-name="P1"><text:s text:c="4"/>'Macro generated by Roland.Benz@Syngenta.com (PMEC, Project Management Excellence)</text:p>
      <text:p text:style-name="P1"><text:s text:c="4"/>'Name of the source sheet</text:p>
      <text:p text:style-name="P1"><text:s text:c="8"/>Dim Sh_Source As String</text:p>
      <text:p text:style-name="P1"><text:s text:c="8"/>Sh_Source = ActiveSheet.Name</text:p>
      <text:p text:style-name="P1"><text:s text:c="8"/>If Sh_Source = "Pivot" Then</text:p>
      <text:p text:style-name="P1"><text:s text:c="12"/>MsgBox ("Select the sheet with the source data and restart the macro.")</text:p>
      <text:p text:style-name="P1"><text:s text:c="12"/>Exit Sub</text:p>
      <text:p text:style-name="P1"><text:s text:c="8"/>End If</text:p>
      <text:p text:style-name="P1"><text:s text:c="4"/>'Name of the pivot sheet</text:p>
      <text:p text:style-name="P1"><text:s text:c="8"/>Dim Sh_Pivot As String</text:p>
      <text:p text:style-name="P1"><text:s text:c="8"/>Dim Exists As Boolean</text:p>
      <text:p text:style-name="P1"><text:s text:c="8"/>Exists = False</text:p>
      <text:p text:style-name="P1"><text:s text:c="8"/>Sh_Pivot = "Pivot"</text:p>
      <text:p text:style-name="P1"><text:s text:c="8"/>Dim WSh As Worksheet</text:p>
      <text:p text:style-name="P1"><text:s text:c="8"/>For Each WSh In ActiveWorkbook.Worksheets</text:p>
      <text:p text:style-name="P1"><text:s text:c="12"/>If WSh.Name = Sh_Pivot Then</text:p>
      <text:p text:style-name="P1"><text:s text:c="16"/>'Clear</text:p>
      <text:p text:style-name="P1"><text:s text:c="16"/>flag_no_endlessloop = True 'does not work!?</text:p>
      <text:p text:style-name="P1"><text:s text:c="16"/>WSh.Select</text:p>
      <text:p text:style-name="P1"><text:s text:c="16"/>Cells.Select</text:p>
      <text:p text:style-name="P1"><text:s text:c="16"/>Application.EnableEvents = False</text:p>
      <text:p text:style-name="P1"><text:s text:c="16"/>Selection.Delete</text:p>
      <text:p text:style-name="P1"><text:s text:c="16"/>Application.EnableEvents = True</text:p>
      <text:p text:style-name="P1"><text:s text:c="16"/>Exists = True</text:p>
      <text:p text:style-name="P1"><text:s text:c="16"/>Exit For</text:p>
      <text:p text:style-name="P1"><text:s text:c="12"/>End If</text:p>
      <text:p text:style-name="P1"><text:s text:c="8"/>Next</text:p>
      <text:p text:style-name="P1"><text:s text:c="8"/>If Exists = False Then</text:p>
      <text:p text:style-name="P1"><text:s text:c="12"/>Call z_ShNew(Sh_Pivot, "Before", Sheets(Sh_Source))</text:p>
      <text:p text:style-name="P1"><text:s text:c="8"/>End If</text:p>
      <text:p text:style-name="P1"><text:s text:c="4"/>'Determine the range of Sh_Source and create a range object</text:p>
      <text:p text:style-name="P1"><text:s text:c="8"/>'variant 1</text:p>
      <text:p text:style-name="P1"><text:s text:c="8"/>'RowU = 1: ColL = 1</text:p>
      <text:p text:style-name="P1"><text:soft-page-break/><text:s text:c="8"/>'RowD = z_RowSize(1, Sh_Source): ColR = z_ColSize(1, Sh_Source)</text:p>
      <text:p text:style-name="P1"><text:s text:c="8"/>'Set Source_Rng = Sheets(Sh_Source).Range(Cells(RowU, ColL), Cells(RowD, ColR))</text:p>
      <text:p text:style-name="P1"><text:s text:c="8"/>'variant 2</text:p>
      <text:p text:style-name="P1"><text:s text:c="8"/>'Set Source_Rng = Sheets(Sh_Source).UsedRange</text:p>
      <text:p text:style-name="P1"><text:s text:c="8"/>'variant 3</text:p>
      <text:p text:style-name="P1"><text:s text:c="8"/>Dim ColSize As Long</text:p>
      <text:p text:style-name="P1"><text:s text:c="8"/>Dim RowSize As Long</text:p>
      <text:p text:style-name="P1"><text:s text:c="8"/>Dim Source_Rng As Range</text:p>
      <text:p text:style-name="P1"><text:s text:c="8"/>Sheets(Sh_Source).Activate</text:p>
      <text:p text:style-name="P1"><text:s text:c="8"/>ColSize = z_ColSize(1, Sh_Source)</text:p>
      <text:p text:style-name="P1"><text:s text:c="8"/>RowSize = z_LastWrittenRow(Sh_Source, 1, ColSize)</text:p>
      <text:p text:style-name="P1"><text:s text:c="8"/>Set Source_Rng = Sheets(Sh_Source).Range(Cells(1, 1), Cells(RowSize, ColSize))</text:p>
      <text:p text:style-name="P1"><text:s text:c="4"/>'Create a range object for the upper left corner of the pivot</text:p>
      <text:p text:style-name="P1"><text:s text:c="8"/>Dim Piv_sULCell As String</text:p>
      <text:p text:style-name="P1"><text:s text:c="8"/>Dim Piv_ULCell As Range</text:p>
      <text:p text:style-name="P1"><text:s text:c="8"/>Piv_sULCell = "B4"</text:p>
      <text:p text:style-name="P1"><text:s text:c="8"/>Set Piv_ULCell = Sheets(Sh_Pivot).Range(Piv_sULCell)</text:p>
      <text:p text:style-name="P1"><text:s text:c="4"/>'generate pivot</text:p>
      <text:p text:style-name="P1"><text:s text:c="4"/>Call z_GeneratePivotTable(Sh_Source, Source_Rng, Sh_Pivot, Piv_ULCell)</text:p>
      <text:p text:style-name="P1">End Sub</text:p>
      <text:p text:style-name="P1"/>
      <text:p text:style-name="P1">Private Function z_GeneratePivotTable(Sh_Source As String, Source_Rng As Range, _</text:p>
      <text:p text:style-name="P1"><text:s text:c="29"/>Sh_Pivot As String, Piv_ULCell As Range) As String</text:p>
      <text:p text:style-name="P1">'Macro generated by Roland.Benz@Syngenta.com (PMEC, Project Management Excellence)</text:p>
      <text:p text:style-name="P1">'Date: 26.9.2011</text:p>
      <text:p text:style-name="P1">'Input parameters (arguments) for the z_GeneratePivotTable function and its call</text:p>
      <text:p text:style-name="P1"><text:s text:c="8"/>'Name of the pivot sheet</text:p>
      <text:p text:style-name="P1"><text:s text:c="12"/>'Sh_Pivot = "TimeToDateByTask"</text:p>
      <text:p text:style-name="P1"><text:s text:c="8"/>'Name of the source sheet</text:p>
      <text:p text:style-name="P1"><text:s text:c="12"/>'Sh_Source = "ActualsByWeek"</text:p>
      <text:p text:style-name="P1"><text:s text:c="8"/>'Determine the range of Sh_Source and create a range object</text:p>
      <text:p text:style-name="P1"><text:s text:c="12"/>'RowU = 1: ColL = 1</text:p>
      <text:p text:style-name="P1"><text:s text:c="12"/>'RowD = z_RowSize(1, Sh_Source): ColR = z_ColSize(1, Sh_Source)</text:p>
      <text:p text:style-name="P1"><text:s text:c="12"/>'Set Source_Rng = Sheets(Sh_Source).Range(Cells(RowU, ColL), Cells(RowD, ColR))</text:p>
      <text:p text:style-name="P1"><text:s text:c="8"/>'Create a range object for the upper left corner of the pivot</text:p>
      <text:p text:style-name="P1"><text:s text:c="12"/>'Piv_sULCell = "B9"</text:p>
      <text:p text:style-name="P1"><text:s text:c="12"/>'Set Piv_ULCell = Sheets(Sh_Pivot).Range(Piv_sULCell)</text:p>
      <text:p text:style-name="P1"><text:s text:c="4"/></text:p>
      <text:p text:style-name="P1"/>
      <text:p text:style-name="P1"><text:s text:c="4"/>'Create the strings for the function ActiveWorkbook.PivotCaches.Create() further below</text:p>
      <text:p text:style-name="P1"><text:s text:c="4"/>Dim sSource_Rng As String</text:p>
      <text:p text:style-name="P1"><text:s text:c="4"/>sSource_Rng = Sh_Source &amp; "!" &amp; Source_Rng.Address(ReferenceStyle:=xlR1C1)</text:p>
      <text:p text:style-name="P1"><text:s text:c="4"/>Dim sPivot_Rng As String</text:p>
      <text:p text:style-name="P1"><text:s text:c="4"/>sPivot_Rng = Sh_Pivot &amp; "!" &amp; Piv_ULCell.Address(ReferenceStyle:=xlR1C1)</text:p>
      <text:p text:style-name="P1"><text:s text:c="4"/></text:p>
      <text:p text:style-name="P1"><text:s text:c="4"/>'Store the range.address information into an array</text:p>
      <text:p text:style-name="P1"><text:s text:c="4"/>Dim RngAddress As Variant</text:p>
      <text:p text:style-name="P1"><text:s text:c="4"/>RngAddress = z_RangeAddressAsArray(Source_Rng)</text:p>
      <text:p text:style-name="P1"><text:s text:c="4"/></text:p>
      <text:p text:style-name="P1"><text:s text:c="4"/>'Store the Column names into an array</text:p>
      <text:p text:style-name="P1"><text:s text:c="4"/>ReDim PivChosenField(RngAddress(2) To RngAddress(4)) As String</text:p>
      <text:p text:style-name="P1"><text:s text:c="4"/>For i = RngAddress(2) To RngAddress(4)</text:p>
      <text:p text:style-name="P1"><text:s text:c="8"/>PivChosenField(i) = Source_Rng.Cells(1, i)</text:p>
      <text:p text:style-name="P1"><text:soft-page-break/><text:s text:c="4"/>Next i</text:p>
      <text:p text:style-name="P1"><text:s text:c="4"/></text:p>
      <text:p text:style-name="P1"><text:s text:c="4"/>'Turn off events</text:p>
      <text:p text:style-name="P1"><text:s text:c="4"/>Application.EnableEvents = False</text:p>
      <text:p text:style-name="P1"><text:s text:c="4"/></text:p>
      <text:p text:style-name="P1"><text:s text:c="4"/>'generate Pivot</text:p>
      <text:p text:style-name="P1"><text:s text:c="4"/>Sheets(Sh_Pivot).Select</text:p>
      <text:p text:style-name="P1"><text:s text:c="4"/>Piv_ULCell.Select</text:p>
      <text:p text:style-name="P1"><text:s text:c="4"/>ActiveWorkbook.PivotCaches.Create( _</text:p>
      <text:p text:style-name="P1"><text:s text:c="8"/>SourceType:=xlDatabase, _</text:p>
      <text:p text:style-name="P1"><text:s text:c="8"/>SourceData:=sSource_Rng, _</text:p>
      <text:p text:style-name="P1"><text:s text:c="8"/>Version:=xlPivotTableVersion12).CreatePivotTable _</text:p>
      <text:p text:style-name="P1"><text:s text:c="8"/>TableDestination:=sPivot_Rng, _</text:p>
      <text:p text:style-name="P1"><text:s text:c="8"/>TableName:=Piv_Name, _</text:p>
      <text:p text:style-name="P1"><text:s text:c="8"/>DefaultVersion:=xlPivotTableVersion12</text:p>
      <text:p text:style-name="P1"><text:s text:c="4"/></text:p>
      <text:p text:style-name="P1"><text:s text:c="4"/>'get Pivot table name</text:p>
      <text:p text:style-name="P1"><text:s text:c="4"/>PivName = ActiveSheet.PivotTables(1).Name</text:p>
      <text:p text:style-name="P1"><text:s text:c="4"/></text:p>
      <text:p text:style-name="P1"><text:s text:c="4"/>Dim pt As PivotTable</text:p>
      <text:p text:style-name="P1"><text:s text:c="4"/>Dim pf As PivotField</text:p>
      <text:p text:style-name="P1"><text:s/></text:p>
      <text:p text:style-name="P1"><text:s text:c="4"/>Set pt = Sheets("Pivot").PivotTables(PivName)</text:p>
      <text:p text:style-name="P1"><text:s text:c="4"/>pt.ManualUpdate = True</text:p>
      <text:p text:style-name="P1"><text:s text:c="4"/></text:p>
      <text:p text:style-name="P1"><text:s text:c="4"/></text:p>
      <text:p text:style-name="P1"><text:s text:c="4"/>'find Attributes like</text:p>
      <text:p text:style-name="P1"><text:s text:c="4"/>Dim Identifier_ As String</text:p>
      <text:p text:style-name="P1"><text:s text:c="4"/>Dim Title_ As String</text:p>
      <text:p text:style-name="P1"><text:s text:c="4"/>Dim Value_ As String</text:p>
      <text:p text:style-name="P1"><text:s text:c="4"/>For i = RngAddress(2) To RngAddress(4)</text:p>
      <text:p text:style-name="P1"><text:s text:c="8"/>Dim test_1 As Boolean</text:p>
      <text:p text:style-name="P1"><text:s text:c="8"/>Dim test_2 As Boolean</text:p>
      <text:p text:style-name="P1"><text:s text:c="8"/>test_1 = PivChosenField(i) Like "Pi*Id*"</text:p>
      <text:p text:style-name="P1"><text:s text:c="8"/>test_2 = Not PivChosenField(i) Like "*Tit*"</text:p>
      <text:p text:style-name="P1"><text:s text:c="8"/>If test_1 = True And test_2 = True Then</text:p>
      <text:p text:style-name="P1"><text:s text:c="12"/>Identifier_ = PivChosenField(i)</text:p>
      <text:p text:style-name="P1"><text:s text:c="12"/>Exit For</text:p>
      <text:p text:style-name="P1"><text:s text:c="8"/>End If</text:p>
      <text:p text:style-name="P1"><text:s text:c="4"/>Next i</text:p>
      <text:p text:style-name="P1"><text:s text:c="4"/>For i = RngAddress(2) To RngAddress(4)</text:p>
      <text:p text:style-name="P1"><text:s text:c="8"/>test_1 = PivChosenField(i) Like "Pi*Title*"</text:p>
      <text:p text:style-name="P1"><text:s text:c="8"/>test_2 = Not PivChosenField(i) Like "*Id*"</text:p>
      <text:p text:style-name="P1"><text:s text:c="8"/>If test_1 = True And test_2 = True Then</text:p>
      <text:p text:style-name="P1"><text:s text:c="12"/>Title_ = PivChosenField(i)</text:p>
      <text:p text:style-name="P1"><text:s text:c="12"/>Exit For</text:p>
      <text:p text:style-name="P1"><text:s text:c="8"/>End If</text:p>
      <text:p text:style-name="P1"><text:s text:c="4"/>Next i</text:p>
      <text:p text:style-name="P1"><text:s text:c="4"/>For i = RngAddress(2) To RngAddress(4)</text:p>
      <text:p text:style-name="P1"><text:s text:c="8"/>test_1 = False</text:p>
      <text:p text:style-name="P1"><text:s text:c="8"/>test_1 = PivChosenField(i) Like "*Eac?Full*12*"</text:p>
      <text:p text:style-name="P1"><text:s text:c="8"/>If test_1 = True Then</text:p>
      <text:p text:style-name="P1"><text:s text:c="12"/>Value_ = PivChosenField(i)</text:p>
      <text:p text:style-name="P1"><text:soft-page-break/><text:s text:c="12"/>Exit For</text:p>
      <text:p text:style-name="P1"><text:s text:c="8"/>End If</text:p>
      <text:p text:style-name="P1"><text:s text:c="4"/>Next i</text:p>
      <text:p text:style-name="P1"><text:s text:c="4"/></text:p>
      <text:p text:style-name="P1"><text:s text:c="4"/>'find identifier</text:p>
      <text:p text:style-name="P1"><text:s text:c="4"/>On Error Resume Next</text:p>
      <text:p text:style-name="P1"><text:s text:c="4"/>With ActiveSheet.PivotTables(PivName).PivotFields(Identifier_)</text:p>
      <text:p text:style-name="P1"><text:s text:c="8"/>.Orientation = xlRowField</text:p>
      <text:p text:style-name="P1"><text:s text:c="8"/>.Position = 1</text:p>
      <text:p text:style-name="P1"><text:s text:c="4"/>End With</text:p>
      <text:p text:style-name="P1"><text:s text:c="4"/>On Error GoTo 0</text:p>
      <text:p text:style-name="P1"><text:s text:c="4"/>'find title</text:p>
      <text:p text:style-name="P1"><text:s text:c="4"/>On Error Resume Next</text:p>
      <text:p text:style-name="P1"><text:s text:c="4"/>With ActiveSheet.PivotTables(PivName).PivotFields(Title_)</text:p>
      <text:p text:style-name="P1"><text:s text:c="8"/>.Orientation = xlRowField</text:p>
      <text:p text:style-name="P1"><text:s text:c="8"/>.Position = 2</text:p>
      <text:p text:style-name="P1"><text:s text:c="4"/>End With</text:p>
      <text:p text:style-name="P1"><text:s text:c="4"/>On Error GoTo 0</text:p>
      <text:p text:style-name="P1"><text:s text:c="4"/>'find cost</text:p>
      <text:p text:style-name="P1"><text:s text:c="4"/>'Define values</text:p>
      <text:p text:style-name="P1"><text:s text:c="4"/>On Error Resume Next</text:p>
      <text:p text:style-name="P1"><text:s text:c="4"/>ActiveSheet.PivotTables(PivName).AddDataField ActiveSheet.PivotTables( _</text:p>
      <text:p text:style-name="P1"><text:s text:c="8"/>PivName).PivotFields(Value_), , xlSum</text:p>
      <text:p text:style-name="P1"><text:s text:c="4"/>On Error GoTo 0</text:p>
      <text:p text:style-name="P1"><text:s text:c="4"/></text:p>
      <text:p text:style-name="P1"><text:s text:c="4"/>'Change the layout in: tabular form and not Classic layout</text:p>
      <text:p text:style-name="P1"><text:s text:c="4"/>With ActiveSheet.PivotTables(PivName)</text:p>
      <text:p text:style-name="P1"><text:s text:c="8"/>.InGridDropZones = False</text:p>
      <text:p text:style-name="P1"><text:s text:c="8"/>.RowAxisLayout xlTabularRow</text:p>
      <text:p text:style-name="P1"><text:s text:c="4"/>End With</text:p>
      <text:p text:style-name="P1"><text:s text:c="4"/></text:p>
      <text:p text:style-name="P1"><text:s text:c="4"/>'Define all colums from : Remove Subtotals</text:p>
      <text:p text:style-name="P1">' <text:s text:c="3"/>For i = RngAddress(2) To RngAddress(4)</text:p>
      <text:p text:style-name="P1">' <text:s text:c="7"/>ActiveSheet.PivotTables(PivName).PivotFields(PivChosenField(i)).Subtotals = _</text:p>
      <text:p text:style-name="P1">' <text:s text:c="7"/>Array(False, False, False, False, False, False, False, False, False, False, False, False)</text:p>
      <text:p text:style-name="P1">' <text:s text:c="3"/>Next i</text:p>
      <text:p text:style-name="P1"><text:s text:c="4"/>For Each pf In pt.PivotFields</text:p>
      <text:p text:style-name="P1"><text:s text:c="8"/>pf.Subtotals = _</text:p>
      <text:p text:style-name="P1"><text:s text:c="12"/>Array(False, False, False, False, False, False, False, False, False, False, False, False)</text:p>
      <text:p text:style-name="P1"><text:s text:c="4"/>Next pf</text:p>
      <text:p text:style-name="P1"><text:s text:c="4"/></text:p>
      <text:p text:style-name="P1"><text:s text:c="4"/>'set datafield settings</text:p>
      <text:p text:style-name="P1"><text:s text:c="4"/>For Each pf In pt.DataFields</text:p>
      <text:p text:style-name="P1"><text:s text:c="8"/>pf.Function = xlSum</text:p>
      <text:p text:style-name="P1"><text:s text:c="8"/>pf.NumberFormat = "#,##0.00_);[Red](#,##0.00)"</text:p>
      <text:p text:style-name="P1"><text:s text:c="4"/>Next pf</text:p>
      <text:p text:style-name="P1"/>
      <text:p text:style-name="P1"><text:s text:c="4"/>pt.ManualUpdate = False</text:p>
      <text:p text:style-name="P1"><text:s text:c="4"/></text:p>
      <text:p text:style-name="P1"><text:s text:c="4"/>'colwidth</text:p>
      <text:p text:style-name="P1"><text:s text:c="4"/>Sheets(Sh_Pivot).Activate</text:p>
      <text:p text:style-name="P1"><text:s text:c="4"/>'Range(Cells(1, 1), Cells(1, 20)).EntireColumn.AutoFit 'this line takes hours to run!!!</text:p>
      <text:p text:style-name="P1"><text:s text:c="4"/>For Col = 1 To 20</text:p>
      <text:p text:style-name="P1"><text:soft-page-break/><text:s text:c="8"/>If Cells(1, Col).ColumnWidth &gt; 30 Then</text:p>
      <text:p text:style-name="P1"><text:s text:c="12"/>Cells(1, Col).ColumnWidth = 30</text:p>
      <text:p text:style-name="P1"><text:s text:c="8"/>End If</text:p>
      <text:p text:style-name="P1"><text:s text:c="4"/>Next Col</text:p>
      <text:p text:style-name="P1"><text:s text:c="4"/></text:p>
      <text:p text:style-name="P1"><text:s text:c="4"/>'Turn on events</text:p>
      <text:p text:style-name="P1"><text:s text:c="4"/>Application.EnableEvents = True</text:p>
      <text:p text:style-name="P1"><text:s text:c="4"/></text:p>
      <text:p text:style-name="P1"><text:s text:c="4"/>'add reference Extensibility 5.3</text:p>
      <text:p text:style-name="P1"><text:s text:c="4"/>Call z_SetReferenceExtensibility5_3</text:p>
      <text:p text:style-name="P1"><text:s text:c="4"/></text:p>
      <text:p text:style-name="P1"><text:s text:c="4"/>'generate module and code</text:p>
      <text:p text:style-name="P1"><text:s text:c="4"/>Call z_AddMacros</text:p>
      <text:p text:style-name="P1"><text:s text:c="4"/></text:p>
      <text:p text:style-name="P1"><text:s text:c="4"/>'call one of the generated macros</text:p>
      <text:p text:style-name="P1"><text:s text:c="4"/>Call z_RunMacroWithEarlyBinding</text:p>
      <text:p text:style-name="P1"><text:s text:c="4"/></text:p>
      <text:p text:style-name="P1"><text:s text:c="4"/>'output</text:p>
      <text:p text:style-name="P1"><text:s text:c="4"/>z_GeneratePivotTable = PivName</text:p>
      <text:p text:style-name="P1"><text:s text:c="4"/></text:p>
      <text:p text:style-name="P1">End Function</text:p>
      <text:p text:style-name="P1"/>
      <text:p text:style-name="P1">Private Sub z_AddMacros()</text:p>
      <text:p text:style-name="P1"><text:s text:c="4"/>'Macro generated by Roland.Benz@Syngenta.com (PMEC, Project Management Excellence)</text:p>
      <text:p text:style-name="P1"><text:s text:c="4"/></text:p>
      <text:p text:style-name="P1"><text:s text:c="4"/>Dim ProcKind As VBIDE.vbext_ProcKind</text:p>
      <text:p text:style-name="P1"><text:s text:c="4"/>Dim LineNum As Long</text:p>
      <text:p text:style-name="P1"><text:s text:c="4"/>Dim CodeName_ As String</text:p>
      <text:p text:style-name="P1"><text:s text:c="4"/>Dim Name As String</text:p>
      <text:p text:style-name="P1"><text:s text:c="4"/>Dim sCode As String</text:p>
      <text:p text:style-name="P1"><text:s text:c="4"/>Dim VBComp_Exists As Boolean</text:p>
      <text:p text:style-name="P1"><text:s text:c="4"/>VBComp_Exists = False</text:p>
      <text:p text:style-name="P1"><text:s text:c="4"/></text:p>
      <text:p text:style-name="P1"><text:s text:c="4"/>'Module "GlobalVariables", and macro SetFlag and Global variable flag_no_endless_loop</text:p>
      <text:p text:style-name="P1"><text:s text:c="4"/>sCode = "Public flag_no_endlessloop As Boolean" &amp; vbLf &amp; vbLf &amp; _</text:p>
      <text:p text:style-name="P1"><text:s text:c="12"/>"Sub SetFlag()" &amp; vbLf &amp; _</text:p>
      <text:p text:style-name="P1"><text:s text:c="12"/>" <text:s text:c="2"/>flag_no_endlessloop = false" &amp; vbLf &amp; _</text:p>
      <text:p text:style-name="P1"><text:s text:c="12"/>"End Sub"</text:p>
      <text:p text:style-name="P1"><text:s text:c="4"/>For Each VBComp In ActiveWorkbook.VBProject.VBComponents</text:p>
      <text:p text:style-name="P1"><text:s text:c="8"/>If VBComp.Name = "GlobalVariables" Then</text:p>
      <text:p text:style-name="P1"><text:s text:c="12"/>VBComp_Exists = True</text:p>
      <text:p text:style-name="P1"><text:s text:c="12"/>With ActiveWorkbook.VBProject.VBComponents("GlobalVariables").CodeModule</text:p>
      <text:p text:style-name="P1"><text:s text:c="16"/>LineNume = .CountOfDeclarationLines + 1</text:p>
      <text:p text:style-name="P1"><text:s text:c="16"/>ProcName = .ProcOfLine(LineNume, ProcKind)</text:p>
      <text:p text:style-name="P1"><text:s text:c="12"/>End With</text:p>
      <text:p text:style-name="P1"><text:s text:c="12"/>If ProcName = Empty Then</text:p>
      <text:p text:style-name="P1"><text:s text:c="16"/>Call z_AddCodeToModule("GlobalVariables", sCode)</text:p>
      <text:p text:style-name="P1"><text:s text:c="12"/>Else</text:p>
      <text:p text:style-name="P1"><text:s text:c="16"/>'Do nothing otherwise Excel crashes</text:p>
      <text:p text:style-name="P1"><text:s text:c="12"/>End If</text:p>
      <text:p text:style-name="P1"><text:s text:c="12"/>Exit For</text:p>
      <text:p text:style-name="P1"><text:s text:c="8"/>End If</text:p>
      <text:p text:style-name="P1"><text:s text:c="4"/>Next</text:p>
      <text:p text:style-name="P1"><text:soft-page-break/><text:s text:c="4"/>If VBComp_Exists = False Then</text:p>
      <text:p text:style-name="P1"><text:s text:c="8"/>Call z_AddModuleAndCode("GlobalVariables", sCode)</text:p>
      <text:p text:style-name="P1"><text:s text:c="4"/>End If</text:p>
      <text:p text:style-name="P1"><text:s text:c="4"/></text:p>
      <text:p text:style-name="P1"><text:s text:c="4"/>'Module "ThisWorkbook", Macro Workbook_open</text:p>
      <text:p text:style-name="P1"><text:s text:c="4"/>sCode = "Private Sub Workbook_Open()" &amp; vbLf &amp; _</text:p>
      <text:p text:style-name="P1"><text:s text:c="12"/>" <text:s text:c="2"/>flag_no_endlessloop = False" &amp; vbLf &amp; _</text:p>
      <text:p text:style-name="P1"><text:s text:c="12"/>"End Sub"</text:p>
      <text:p text:style-name="P1"><text:s text:c="4"/>With ActiveWorkbook.VBProject.VBComponents("ThisWorkbook").CodeModule</text:p>
      <text:p text:style-name="P1"><text:s text:c="8"/>LineNume = .CountOfDeclarationLines + 1</text:p>
      <text:p text:style-name="P1"><text:s text:c="8"/>ProcName = .ProcOfLine(LineNume, ProcKind)</text:p>
      <text:p text:style-name="P1"><text:s text:c="4"/>End With</text:p>
      <text:p text:style-name="P1"><text:s text:c="4"/>If ProcName = Empty Then</text:p>
      <text:p text:style-name="P1"><text:s text:c="8"/>Call z_AddCodeToModule("ThisWorkbook", sCode)</text:p>
      <text:p text:style-name="P1"><text:s text:c="4"/>Else</text:p>
      <text:p text:style-name="P1"><text:s text:c="8"/>'Do nothing otherwise Excel crashes</text:p>
      <text:p text:style-name="P1"><text:s text:c="4"/>End If</text:p>
      <text:p text:style-name="P1"><text:s text:c="4"/></text:p>
      <text:p text:style-name="P1"><text:s text:c="4"/>'Module "Pivot", Macro Worksheet_Change</text:p>
      <text:p text:style-name="P1"><text:s text:c="4"/>sCode = "Private Sub Worksheet_Change(ByVal Target As Range)" &amp; vbLf</text:p>
      <text:p text:style-name="P1"><text:s text:c="4"/>sCode = sCode &amp; " <text:s text:c="3"/>If flag_no_endlessloop = True Then" &amp; vbLf</text:p>
      <text:p text:style-name="P1"><text:s text:c="4"/>sCode = sCode &amp; " <text:s text:c="7"/>Exit Sub" &amp; vbLf</text:p>
      <text:p text:style-name="P1"><text:s text:c="4"/>sCode = sCode &amp; " <text:s text:c="3"/>End If" &amp; vbLf</text:p>
      <text:p text:style-name="Standard"><text:span text:style-name="T1"><text:s text:c="4"/></text:span><text:span text:style-name="T2">sCode = sCode &amp; " <text:s text:c="3"/>Dim pt As PivotTable" &amp; vbLf</text:span></text:p>
      <text:p text:style-name="Standard"><text:span text:style-name="T2"><text:s text:c="4"/></text:span><text:span text:style-name="T1">sCode = sCode &amp; " <text:s text:c="3"/>Dim pf As PivotField" &amp; vbLf</text:span></text:p>
      <text:p text:style-name="P1"><text:s text:c="4"/>sCode = sCode &amp; " <text:s text:c="3"/>Set pt = ActiveSheet.PivotTables(1)" &amp; vbLf</text:p>
      <text:p text:style-name="P1"><text:s text:c="4"/>sCode = sCode &amp; " <text:s text:c="3"/>pt.ManualUpdate = True" &amp; vbLf</text:p>
      <text:p text:style-name="P1"><text:s text:c="4"/>sCode = sCode &amp; " <text:s text:c="3"/>flag_no_endlessloop = True" &amp; vbLf</text:p>
      <text:p text:style-name="P1"><text:s text:c="4"/>sCode = sCode &amp; " <text:s text:c="3"/>Application.EnableEvents = False" &amp; vbLf</text:p>
      <text:p text:style-name="P1"><text:s text:c="4"/>sCode = sCode &amp; " <text:s text:c="3"/>For Each pf In pt.DataFields" &amp; vbLf</text:p>
      <text:p text:style-name="P1"><text:s text:c="4"/>sCode = sCode &amp; " <text:s text:c="7"/>If Not pf Is Nothing Then" &amp; vbLf</text:p>
      <text:p text:style-name="P1"><text:s text:c="4"/>sCode = sCode &amp; " <text:s text:c="11"/>With pf" &amp; vbLf</text:p>
      <text:p text:style-name="P1"><text:s text:c="4"/>sCode = sCode &amp; " <text:s text:c="15"/>.Function = xlSum" &amp; vbLf</text:p>
      <text:p text:style-name="P1"><text:s text:c="4"/>sCode = sCode &amp; " <text:s text:c="15"/>.NumberFormat = ""#,##0.00_);[Red](#,##0.00)""" &amp; vbLf</text:p>
      <text:p text:style-name="P1"><text:s text:c="4"/>sCode = sCode &amp; " <text:s text:c="11"/>End With" &amp; vbLf</text:p>
      <text:p text:style-name="P1"><text:s text:c="4"/>sCode = sCode &amp; " <text:s text:c="7"/>End If" &amp; vbLf</text:p>
      <text:p text:style-name="P1"><text:s text:c="4"/>sCode = sCode &amp; " <text:s text:c="3"/>Next pf" &amp; vbLf</text:p>
      <text:p text:style-name="P1"><text:s text:c="4"/>sCode = sCode &amp; " <text:s text:c="3"/>pt.ManualUpdate = False" &amp; vbLf</text:p>
      <text:p text:style-name="P1"><text:s text:c="4"/>sCode = sCode &amp; " <text:s text:c="3"/>ActiveSheet.Activate" &amp; vbLf</text:p>
      <text:p text:style-name="P1"><text:s text:c="4"/>'sCode = sCode &amp; " <text:s text:c="3"/>Range(Cells(1, 1), Cells(1, 20)).EntireColumn.AutoFit" &amp; vbLf</text:p>
      <text:p text:style-name="P1"><text:s text:c="4"/>sCode = sCode &amp; " <text:s text:c="3"/>For Col = 1 To 20" &amp; vbLf</text:p>
      <text:p text:style-name="P1"><text:s text:c="4"/>sCode = sCode &amp; " <text:s text:c="7"/>If Cells(1, Col).ColumnWidth &gt; 30 Then" &amp; vbLf</text:p>
      <text:p text:style-name="P1"><text:s text:c="4"/>sCode = sCode &amp; " <text:s text:c="11"/>Cells(1, Col).ColumnWidth = 30" &amp; vbLf</text:p>
      <text:p text:style-name="P1"><text:s text:c="4"/>sCode = sCode &amp; " <text:s text:c="7"/>End If" &amp; vbLf</text:p>
      <text:p text:style-name="P1"><text:s text:c="4"/>sCode = sCode &amp; " <text:s text:c="3"/>Next Col" &amp; vbLf</text:p>
      <text:p text:style-name="P1"><text:s text:c="4"/>sCode = sCode &amp; " <text:s text:c="3"/>flag_no_endlessloop = False" &amp; vbLf</text:p>
      <text:p text:style-name="P1"><text:s text:c="4"/>sCode = sCode &amp; " <text:s text:c="3"/>Application.EnableEvents = True" &amp; vbLf</text:p>
      <text:p text:style-name="P1"><text:s text:c="4"/>sCode = sCode &amp; "End Sub" &amp; vbLf</text:p>
      <text:p text:style-name="P1"><text:s text:c="4"/>CodeName_ = Sheets("Pivot").CodeName</text:p>
      <text:p text:style-name="P1"><text:s text:c="4"/>With ActiveWorkbook.VBProject.VBComponents(CodeName_).CodeModule</text:p>
      <text:p text:style-name="P1"><text:s text:c="8"/>LineNume = .CountOfDeclarationLines + 1</text:p>
      <text:p text:style-name="P1"><text:s text:c="8"/>ProcName = .ProcOfLine(LineNume, ProcKind)</text:p>
      <text:p text:style-name="P1"><text:s text:c="4"/>End With</text:p>
      <text:p text:style-name="P1"><text:soft-page-break/><text:s text:c="4"/>If ProcName = Empty Then</text:p>
      <text:p text:style-name="P1"><text:s text:c="8"/>Call z_AddCodeToModule(CodeName_, sCode)</text:p>
      <text:p text:style-name="P1"><text:s text:c="4"/>Else</text:p>
      <text:p text:style-name="P1"><text:s text:c="8"/>'Do nothing otherwise Excel crashes</text:p>
      <text:p text:style-name="P1"><text:s text:c="4"/>End If</text:p>
      <text:p text:style-name="P1"><text:s text:c="4"/></text:p>
      <text:p text:style-name="P1">' <text:s text:c="3"/>With ActiveWorkbook.VBProject.VBComponents(CodeName_).CodeModule</text:p>
      <text:p text:style-name="P1">' <text:s text:c="3"/>Dim LineNum As Long</text:p>
      <text:p text:style-name="P1">' <text:s text:c="3"/>LineNum = .CountOfLines + 1</text:p>
      <text:p text:style-name="P1">' <text:s text:c="3"/>.InsertLines LineNum, "Private Sub Worksheet_Change(ByVal Target As Range)"</text:p>
      <text:p text:style-name="P1">' <text:s text:c="3"/>LineNum = .CountOfLines + 1</text:p>
      <text:p text:style-name="P1">' <text:s text:c="3"/>.InsertLines LineNum, " <text:s text:c="3"/>If flag_no_endlessloop = True Then"</text:p>
      <text:p text:style-name="P1">' <text:s text:c="3"/>LineNum = .CountOfLines + 1</text:p>
      <text:p text:style-name="P1">' <text:s text:c="3"/>.InsertLines LineNum, " <text:s text:c="7"/>Exit Sub"</text:p>
      <text:p text:style-name="P1">' <text:s text:c="3"/>LineNum = .CountOfLines + 1</text:p>
      <text:p text:style-name="P1">' <text:s text:c="3"/>.InsertLines LineNum, " <text:s text:c="3"/>End If"</text:p>
      <text:p text:style-name="P1">' <text:s text:c="3"/>LineNum = .CountOfLines + 1</text:p>
      <text:p text:style-name="P1">' <text:s text:c="3"/>.InsertLines LineNum, " <text:s text:c="3"/>Dim pt As PivotTable"</text:p>
      <text:p text:style-name="P1">' <text:s text:c="3"/>LineNum = .CountOfLines + 1</text:p>
      <text:p text:style-name="P1">' <text:s text:c="3"/>.InsertLines LineNum, " <text:s text:c="3"/>Dim pf As PivotField"</text:p>
      <text:p text:style-name="P1">' <text:s text:c="3"/>LineNum = .CountOfLines + 1</text:p>
      <text:p text:style-name="P1">' <text:s text:c="3"/>.InsertLines LineNum, " <text:s text:c="3"/>Set pt = Sheets(""Pivot"").PivotTables(1)"</text:p>
      <text:p text:style-name="P1">' <text:s text:c="3"/>LineNum = .CountOfLines + 1</text:p>
      <text:p text:style-name="P1">' <text:s text:c="3"/>.InsertLines LineNum, " <text:s text:c="3"/>pt.ManualUpdate = True"</text:p>
      <text:p text:style-name="P1">' <text:s text:c="3"/>LineNum = .CountOfLines + 1</text:p>
      <text:p text:style-name="P1">' <text:s text:c="3"/>.InsertLines LineNum, " <text:s text:c="3"/>flag_no_endlessloop = True"</text:p>
      <text:p text:style-name="P1">' <text:s text:c="3"/>LineNum = .CountOfLines + 1</text:p>
      <text:p text:style-name="P1">' <text:s text:c="3"/>.InsertLines LineNum, " <text:s text:c="3"/>For Each pf In pt.DataFields"</text:p>
      <text:p text:style-name="P1">' <text:s text:c="3"/>LineNum = .CountOfLines + 1</text:p>
      <text:p text:style-name="P1">' <text:s text:c="3"/>.InsertLines LineNum, " <text:s text:c="7"/>If Not pf Is Nothing Then"</text:p>
      <text:p text:style-name="P1">' <text:s text:c="3"/>LineNum = .CountOfLines + 1</text:p>
      <text:p text:style-name="P1">' <text:s text:c="3"/>.InsertLines LineNum, " <text:s text:c="11"/>With pf"</text:p>
      <text:p text:style-name="P1">' <text:s text:c="3"/>LineNum = .CountOfLines + 1</text:p>
      <text:p text:style-name="P1">' <text:s text:c="3"/>.InsertLines LineNum, " <text:s text:c="15"/>.Function = xlSum"</text:p>
      <text:p text:style-name="P1">' <text:s text:c="3"/>LineNum = .CountOfLines + 1</text:p>
      <text:p text:style-name="P1">' <text:s text:c="3"/>.InsertLines LineNum, " <text:s text:c="15"/>.NumberFormat = ""#,##0.00_);[Red](#,##0.00)"""</text:p>
      <text:p text:style-name="P1">' <text:s text:c="3"/>LineNum = .CountOfLines + 1</text:p>
      <text:p text:style-name="P1">' <text:s text:c="3"/>.InsertLines LineNum, " <text:s text:c="11"/>End With"</text:p>
      <text:p text:style-name="P1">' <text:s text:c="3"/>LineNum = .CountOfLines + 1</text:p>
      <text:p text:style-name="P1">' <text:s text:c="3"/>.InsertLines LineNum, " <text:s text:c="7"/>End If"</text:p>
      <text:p text:style-name="P1">' <text:s text:c="3"/>LineNum = .CountOfLines + 1</text:p>
      <text:p text:style-name="P1">' <text:s text:c="3"/>.InsertLines LineNum, " <text:s text:c="3"/>Next pf"</text:p>
      <text:p text:style-name="P1">' <text:s text:c="3"/>LineNum = .CountOfLines + 1</text:p>
      <text:p text:style-name="P1">' <text:s text:c="3"/>.InsertLines LineNum, " <text:s text:c="3"/>pt.ManualUpdate = False"</text:p>
      <text:p text:style-name="P1">' <text:s text:c="3"/>LineNum = .CountOfLines + 1</text:p>
      <text:p text:style-name="P1">' <text:s text:c="3"/>.InsertLines LineNum, " <text:s text:c="3"/>Sheets(""Pivot"").Activate"</text:p>
      <text:p text:style-name="P1">' <text:s text:c="3"/>LineNum = .CountOfLines + 1</text:p>
      <text:p text:style-name="P1">' <text:s text:c="3"/>.InsertLines LineNum, " <text:s text:c="3"/>Range(Cells(1, 1), Cells(1, 20)).EntireColumn.AutoFit"</text:p>
      <text:p text:style-name="P1">' <text:s text:c="3"/>LineNum = .CountOfLines + 1</text:p>
      <text:p text:style-name="P1">' <text:s text:c="3"/>.InsertLines LineNum, " <text:s text:c="3"/>For Col = 1 To 20"</text:p>
      <text:p text:style-name="P1">' <text:s text:c="3"/>LineNum = .CountOfLines + 1</text:p>
      <text:p text:style-name="P1">' <text:s text:c="3"/>.InsertLines LineNum, " <text:s text:c="7"/>If Cells(1, Col).ColumnWidth &gt; 30 Then"</text:p>
      <text:p text:style-name="P1">' <text:s text:c="3"/>LineNum = .CountOfLines + 1</text:p>
      <text:p text:style-name="P1"><text:soft-page-break/>' <text:s text:c="3"/>.InsertLines LineNum, " <text:s text:c="11"/>Cells(1, Col).ColumnWidth = 30"</text:p>
      <text:p text:style-name="P1">' <text:s text:c="3"/>LineNum = .CountOfLines + 1</text:p>
      <text:p text:style-name="P1">' <text:s text:c="3"/>.InsertLines LineNum, " <text:s text:c="7"/>End If"</text:p>
      <text:p text:style-name="P1">' <text:s text:c="3"/>LineNum = .CountOfLines + 1</text:p>
      <text:p text:style-name="P1">' <text:s text:c="3"/>.InsertLines LineNum, " <text:s text:c="3"/>Next Col"</text:p>
      <text:p text:style-name="P1">' <text:s text:c="3"/>LineNum = .CountOfLines + 1</text:p>
      <text:p text:style-name="P1">' <text:s text:c="3"/>.InsertLines LineNum, " <text:s text:c="3"/>flag_no_endlessloop = False"</text:p>
      <text:p text:style-name="P1">' <text:s text:c="3"/>LineNum = .CountOfLines + 1</text:p>
      <text:p text:style-name="P1">' <text:s text:c="3"/>.InsertLines LineNum, "End Sub"</text:p>
      <text:p text:style-name="P1">' <text:s text:c="3"/>End With</text:p>
      <text:p text:style-name="P1"><text:s text:c="4"/></text:p>
      <text:p text:style-name="P1">End Sub</text:p>
      <text:p text:style-name="P1"/>
      <text:p text:style-name="P1">Private Function z_AddModuleAndCode(sModulName As String, sCode As String)</text:p>
      <text:p text:style-name="P1"><text:s text:c="4"/>'Macro generated by Roland.Benz@Syngenta.com (PMEC, Project Management Excellence)</text:p>
      <text:p text:style-name="P1"><text:s text:c="4"/></text:p>
      <text:p text:style-name="P1"><text:s text:c="4"/>Dim Module_tmp As String</text:p>
      <text:p text:style-name="P1"><text:s text:c="4"/>On Error Resume Next</text:p>
      <text:p text:style-name="P1"><text:s text:c="4"/>If ActiveWorkbook.VBProject.VBComponents(sModulName) Is Nothing Then</text:p>
      <text:p text:style-name="P1"><text:s text:c="8"/>'add moduleX</text:p>
      <text:p text:style-name="P1"><text:s text:c="8"/>Module_tmp = ActiveWorkbook.VBProject.VBComponents.Add(vbext_ct_StdModule).Name</text:p>
      <text:p text:style-name="P1"><text:s text:c="8"/>'rename moduleX</text:p>
      <text:p text:style-name="P1"><text:s text:c="8"/>ActiveWorkbook.VBProject.VBComponents(Module_tmp).Name = sModulName</text:p>
      <text:p text:style-name="P1"><text:s text:c="8"/>'add code</text:p>
      <text:p text:style-name="P1"><text:s text:c="8"/>Call z_AddCodeToModule(sModulName, sCode)</text:p>
      <text:p text:style-name="P1"><text:s text:c="4"/>Else</text:p>
      <text:p text:style-name="P1"><text:s text:c="8"/>'delete code</text:p>
      <text:p text:style-name="P1"><text:s text:c="8"/>Call z_RemoveCodeFromModule(sModulName)</text:p>
      <text:p text:style-name="P1"><text:s text:c="8"/>'add code</text:p>
      <text:p text:style-name="P1"><text:s text:c="8"/>Call z_AddCodeToModule(sModulName, sCode)</text:p>
      <text:p text:style-name="P1"><text:s text:c="4"/>End If</text:p>
      <text:p text:style-name="P1">End Function</text:p>
      <text:p text:style-name="P1"/>
      <text:p text:style-name="P1">Private Function z_AddCodeToModule(sModulName As String, sCode As String)</text:p>
      <text:p text:style-name="P1"><text:s text:c="4"/>'Macro generated by Roland.Benz@Syngenta.com (PMEC, Project Management Excellence)</text:p>
      <text:p text:style-name="P1"><text:s text:c="4"/>ActiveWorkbook.VBProject.VBComponents(sModulName).CodeModule.AddFromString sCode</text:p>
      <text:p text:style-name="P1">End Function</text:p>
      <text:p text:style-name="P1"/>
      <text:p text:style-name="P1">Private Function z_RemoveCodeFromModule(sModulName As String)</text:p>
      <text:p text:style-name="P1"><text:s text:c="4"/>'Macro generated by Roland.Benz@Syngenta.com (PMEC, Project Management Excellence)</text:p>
      <text:p text:style-name="P1"><text:s text:c="4"/>With ActiveWorkbook.VBProject.VBComponents(sModulName).CodeModule</text:p>
      <text:p text:style-name="P1"><text:s text:c="8"/>.DeleteLines 1, .CountOfLines</text:p>
      <text:p text:style-name="P1"><text:s text:c="4"/>End With</text:p>
      <text:p text:style-name="P1">End Function</text:p>
      <text:p text:style-name="P1"/>
      <text:p text:style-name="P1">Private Function z_RunMacroWithEarlyBinding()</text:p>
      <text:p text:style-name="P1"><text:s text:c="4"/>'Macro generated by Roland.Benz@Syngenta.com (PMEC, Project Management Excellence)</text:p>
      <text:p text:style-name="P1"><text:s text:c="4"/></text:p>
      <text:p text:style-name="P1"><text:s text:c="4"/>'Call ActiveWorkbook.SetFlag 'does not exits because it is in another Wb</text:p>
      <text:p text:style-name="P1"><text:s text:c="4"/>'Dim sFile As String</text:p>
      <text:p text:style-name="P1"><text:s text:c="4"/>'Dim wkb As Workbook</text:p>
      <text:p text:style-name="P1"><text:s text:c="4"/>'sFile = "'vb07_test.xls'"</text:p>
      <text:p text:style-name="P1"><text:s text:c="4"/>'On Error Resume Next</text:p>
      <text:p text:style-name="P1"><text:soft-page-break/><text:s text:c="4"/>'Set wkb = Workbooks(sFile)</text:p>
      <text:p text:style-name="P1"><text:s text:c="4"/>'On Error GoTo 0</text:p>
      <text:p text:style-name="Standard"><text:span text:style-name="T1"><text:s text:c="4"/></text:span>'If wkb Is Nothing Then</text:p>
      <text:p text:style-name="Standard"><text:s text:c="4"/>' <text:s text:c="2"/>MsgBox "Die Testarbeitsmappe " &amp; sFile &amp; " wurde nicht gefunden!"</text:p>
      <text:p text:style-name="Standard"><text:s text:c="4"/><text:span text:style-name="T1">'Else</text:span></text:p>
      <text:p text:style-name="P1"><text:s text:c="4"/>' <text:s text:c="2"/>Run sFile &amp; "!Tabelle1.CallClassModule"</text:p>
      <text:p text:style-name="P1"><text:s text:c="4"/>'End If</text:p>
      <text:p text:style-name="P1"><text:s text:c="4"/>'Replace line if it is a function to call</text:p>
      <text:p text:style-name="P1"><text:s text:c="8"/>'Run(sFile &amp; "!CallerName", Application.Caller)</text:p>
      <text:p text:style-name="P1"/>
      <text:p text:style-name="P1"><text:s text:c="4"/>Application.Run "'" &amp; ActiveWorkbook.FullName &amp; "'!SetFlag"</text:p>
      <text:p text:style-name="P1">End Function</text:p>
      <text:p text:style-name="P1"><text:s/></text:p>
      <text:p text:style-name="P1">Private Function z_SetReferenceExtensibility5_3()</text:p>
      <text:p text:style-name="P1"><text:s text:c="4"/>On Error Resume Next</text:p>
      <text:p text:style-name="P1"><text:s text:c="4"/>ThisWorkbook.VBProject.References.AddFromGuid _</text:p>
      <text:p text:style-name="P1"><text:s text:c="11"/>GUID:="{0002E157-0000-0000-C000-000000000046}", _</text:p>
      <text:p text:style-name="P1"><text:s text:c="11"/>Major:=5, Minor:=3</text:p>
      <text:p text:style-name="P1"><text:s text:c="4"/>On Error GoTo 0</text:p>
      <text:p text:style-name="P1">End Function</text:p>
      <text:p text:style-name="P1"/>
      <text:p text:style-name="P1">Sub m_Pivot_To_FlatTable()</text:p>
      <text:p text:style-name="P1"><text:s text:c="4"/>'Name of the source sheet</text:p>
      <text:p text:style-name="P1"><text:s text:c="4"/>Dim Sh_Pivot As String</text:p>
      <text:p text:style-name="P1"><text:s text:c="4"/>Dim WSh_Pivot As Worksheet</text:p>
      <text:p text:style-name="P1"><text:s text:c="4"/>Sh_Pivot = ActiveSheet.Name</text:p>
      <text:p text:style-name="P1"><text:s text:c="4"/>If Sh_Pivot &lt;&gt; "Pivot" Then</text:p>
      <text:p text:style-name="P1"><text:s text:c="8"/>MsgBox ("Select the sheet with the pivot table and restart the macro.")</text:p>
      <text:p text:style-name="P1"><text:s text:c="8"/>Exit Sub</text:p>
      <text:p text:style-name="P1"><text:s text:c="4"/>Else</text:p>
      <text:p text:style-name="P1"><text:s text:c="8"/>Set WSh_Pivot = Sheets(Sh_Pivot)</text:p>
      <text:p text:style-name="P1"><text:s text:c="4"/>End If</text:p>
      <text:p text:style-name="P1"/>
      <text:p text:style-name="P1"><text:s text:c="4"/>Dim pt As PivotTable</text:p>
      <text:p text:style-name="P1"><text:s text:c="4"/>Dim Nof_Pt As Integer</text:p>
      <text:p text:style-name="P1"><text:s text:c="4"/>Nof_Pt = 0</text:p>
      <text:p text:style-name="P1"><text:s text:c="4"/>For Each pt In WSh_Pivot.PivotTables</text:p>
      <text:p text:style-name="P1"><text:s text:c="8"/>Nof_Pt = Nof_Pt + 1</text:p>
      <text:p text:style-name="P1"><text:s text:c="4"/>Next pt</text:p>
      <text:p text:style-name="P1"><text:s text:c="4"/>If Nof_Pt &lt;&gt; 1 Then</text:p>
      <text:p text:style-name="P1"><text:s text:c="8"/>MsgBox ("Make sure you habe only one Pivot in the sheet.")</text:p>
      <text:p text:style-name="P1"><text:s text:c="8"/>Exit Sub</text:p>
      <text:p text:style-name="P1"><text:s text:c="4"/>Else</text:p>
      <text:p text:style-name="P1"><text:s text:c="8"/>Set pt = WSh_Pivot.PivotTables(1)</text:p>
      <text:p text:style-name="P1"><text:s text:c="4"/>End If</text:p>
      <text:p text:style-name="P1"><text:s text:c="4"/></text:p>
      <text:p text:style-name="P1"><text:s text:c="4"/>Call z_ShNew("Pivot_Flat", "Before:=", WSh_Pivot)</text:p>
      <text:p text:style-name="P1"><text:s text:c="4"/>Dim Rng_pt As Range</text:p>
      <text:p text:style-name="P1"><text:s text:c="4"/>Set Rng_pt = pt.TableRange1</text:p>
      <text:p text:style-name="P1"><text:s text:c="4"/>WSh_Pivot.Activate</text:p>
      <text:p text:style-name="P1"><text:s text:c="4"/>Call z_CopyRange("Values", Sh_Pivot, Rng_pt, "Pivot_Flat", Sheets("Pivot_Flat").Range("A1"))</text:p>
      <text:p text:style-name="P1"><text:s text:c="4"/></text:p>
      <text:p text:style-name="P1"><text:s text:c="4"/>If Range("A1").Value = Empty Then</text:p>
      <text:p text:style-name="P1"><text:soft-page-break/><text:s text:c="8"/>Rows(1).Delete</text:p>
      <text:p text:style-name="P1"><text:s text:c="8"/>Dim Row_plus As Long</text:p>
      <text:p text:style-name="P1"><text:s text:c="8"/>Row_plus = 1</text:p>
      <text:p text:style-name="P1"><text:s text:c="4"/>End If</text:p>
      <text:p text:style-name="P1"><text:s text:c="4"/></text:p>
      <text:p text:style-name="P1"><text:s text:c="4"/>'only if a value field</text:p>
      <text:p text:style-name="P1"><text:s text:c="4"/>Dim ColSize As Long</text:p>
      <text:p text:style-name="P1"><text:s text:c="4"/>Dim RowSize As Long</text:p>
      <text:p text:style-name="P1"><text:s text:c="4"/>ColSize = z_ColSize(1, "Pivot_Flat")</text:p>
      <text:p text:style-name="P1"><text:s text:c="4"/>RowSize = z_LastWrittenRow("Pivot_Flat", 1, ColSize)</text:p>
      <text:p text:style-name="P1"><text:s text:c="4"/></text:p>
      <text:p text:style-name="P1"><text:s text:c="4"/>Dim Rng_pt_Data As Range</text:p>
      <text:p text:style-name="P1"><text:s text:c="4"/>Dim Row_pt_Data As Long</text:p>
      <text:p text:style-name="P1"><text:s text:c="4"/>Dim Col_pt_Data As Long</text:p>
      <text:p text:style-name="P1"><text:s text:c="4"/>Set Rng_pt_Data = pt.DataBodyRange</text:p>
      <text:p text:style-name="P1"><text:s text:c="4"/>Row_pt_Data = Rng_pt_Data(1, 1).Row</text:p>
      <text:p text:style-name="P1"><text:s text:c="4"/>Col_pt_Data = Rng_pt_Data(1, 1).Column</text:p>
      <text:p text:style-name="P1"><text:s text:c="4"/></text:p>
      <text:p text:style-name="P1"><text:s text:c="4"/>Dim Row_pt As Long</text:p>
      <text:p text:style-name="P1"><text:s text:c="4"/>Dim Col_pt As Long</text:p>
      <text:p text:style-name="P1"><text:s text:c="4"/>Row_pt = Rng_pt(1, 1).Row</text:p>
      <text:p text:style-name="P1"><text:s text:c="4"/>Col_pt = Rng_pt(1, 1).Column</text:p>
      <text:p text:style-name="P1"><text:s text:c="4"/></text:p>
      <text:p text:style-name="P1"><text:s text:c="4"/>Dim Row_Off As Long</text:p>
      <text:p text:style-name="P1"><text:s text:c="4"/>Dim Col_Off As Long</text:p>
      <text:p text:style-name="P1"><text:s text:c="4"/>Row_Off = Row_pt - 1</text:p>
      <text:p text:style-name="P1"><text:s text:c="4"/>Col_Off = Col_pt - 1</text:p>
      <text:p text:style-name="P1"><text:s text:c="4"/>'subtotals</text:p>
      <text:p text:style-name="P1"><text:s text:c="4"/>If Cells(RowSize, 1).Value Like "*Total*" Then</text:p>
      <text:p text:style-name="P1"><text:s text:c="8"/>For Col = 2 To ColSize</text:p>
      <text:p text:style-name="P1"><text:s text:c="12"/>Sheets("Pivot_Flat").Cells(RowSize, Col).Select</text:p>
      <text:p text:style-name="P1"><text:s text:c="12"/>If Not Intersect(Sheets("Pivot").Cells(RowSize, Col). _</text:p>
      <text:p text:style-name="P1"><text:s text:c="20"/>Offset(Row_Off, Col_Off), Rng_pt_Data) Is Nothing Then</text:p>
      <text:p text:style-name="P1"><text:s text:c="16"/>Sheets("Pivot_Flat").Select</text:p>
      <text:p text:style-name="P1"><text:s text:c="16"/>Dim Rng_Subtotal As Range</text:p>
      <text:p text:style-name="P1"><text:s text:c="16"/>Set Rng_Subtotal = Range(Cells(2, Col), Cells(RowSize - 1, Col))</text:p>
      <text:p text:style-name="P1"><text:s text:c="16"/>Call z_InsertFormula_Subtotal("Pivot_Flat", Rng_Subtotal, Sheets("Pivot_Flat").Cells(RowSize, Col))</text:p>
      <text:p text:style-name="P1"><text:s text:c="12"/>End If</text:p>
      <text:p text:style-name="P1"><text:s text:c="8"/>Next Col</text:p>
      <text:p text:style-name="P1"><text:s text:c="4"/>End If</text:p>
      <text:p text:style-name="P1"><text:s text:c="4"/>'zero instead of blank</text:p>
      <text:p text:style-name="P1"><text:s text:c="4"/>For Col = 2 To ColSize</text:p>
      <text:p text:style-name="P1"><text:s text:c="8"/>If Not Intersect(Sheets("Pivot").Cells(RowSize, Col). _</text:p>
      <text:p text:style-name="P1"><text:s text:c="20"/>Offset(Row_Off, Col_Off), Rng_pt_Data) Is Nothing Then</text:p>
      <text:p text:style-name="P1"><text:s text:c="12"/>Cells(1, Col).Select</text:p>
      <text:p text:style-name="P1"><text:s text:c="12"/>Selection.EntireColumn.NumberFormat = "#,##0.00"</text:p>
      <text:p text:style-name="P1">' <text:s text:c="11"/>For Row = 2 To RowSize</text:p>
      <text:p text:style-name="P1">' <text:s text:c="15"/>If Cells(Row, Col).Value = "" Then</text:p>
      <text:p text:style-name="P1">' <text:s text:c="19"/>Cells(Row, Col).Value = 0</text:p>
      <text:p text:style-name="P1">' <text:s text:c="15"/>End If</text:p>
      <text:p text:style-name="P1">' <text:s text:c="11"/>Next Row</text:p>
      <text:p text:style-name="P1"><text:s text:c="12"/>Range(Cells(2, Col), Cells(RowSize, Col)).Activate</text:p>
      <text:p text:style-name="P1"><text:soft-page-break/><text:s text:c="12"/>'Selection.Replace What:="", Replacement:=0, LookAt:=xlPart</text:p>
      <text:p text:style-name="P1"><text:s text:c="12"/>Selection.Replace What:="", Replacement:=0, LookAt:=xlWhole</text:p>
      <text:p text:style-name="P1"><text:s text:c="8"/>End If</text:p>
      <text:p text:style-name="P1"><text:s text:c="4"/>Next Col</text:p>
      <text:p text:style-name="P1"><text:s text:c="4"/></text:p>
      <text:p text:style-name="P1"><text:s text:c="4"/>Dim Rng_pt_Data_flat As Range</text:p>
      <text:p text:style-name="P1"><text:s text:c="4"/>Set Rng_pt_Data_flat = Range(Cells(1, 1), Cells(RowSize, Col_pt_Data - 1 - Col_pt + 1))</text:p>
      <text:p text:style-name="P1"><text:s text:c="4"/>Call z_WriteAttributeEntriesIntoCellsBelow("Pivot_Flat", Rng_pt_Data_flat)</text:p>
      <text:p text:style-name="P1"><text:s text:c="4"/>Call z_AutofilterOn("Pivot_Flat", 1)</text:p>
      <text:p text:style-name="P1">End Sub</text:p>
      <text:p text:style-name="P1">Sub m_WriteAttributeEntriesIntoCellsBelow()</text:p>
      <text:p text:style-name="P1"><text:s text:c="4"/>'Select Range</text:p>
      <text:p text:style-name="P1"><text:s text:c="4"/>Dim Rng As Range</text:p>
      <text:p text:style-name="P1"><text:s text:c="4"/>Set Rng = Application.InputBox(prompt:="Select the Range and click OK", Type:=8)</text:p>
      <text:p text:style-name="P1"><text:s text:c="4"/>Address = Rng.Address</text:p>
      <text:p text:style-name="P1"><text:s text:c="4"/>'Sheet from</text:p>
      <text:p text:style-name="P1"><text:s text:c="4"/>Dim Sh As String</text:p>
      <text:p text:style-name="P1"><text:s text:c="4"/>Sh = Rng.Worksheet.Name</text:p>
      <text:p text:style-name="P1"><text:s text:c="4"/>Sheets(Sh).Activate</text:p>
      <text:p text:style-name="P1"><text:s text:c="4"/>Call z_WriteAttributeEntriesIntoCellsBelow(Sh, Rng)</text:p>
      <text:p text:style-name="P1">End Sub</text:p>
      <text:p text:style-name="P1">Private Function z_WriteAttributeEntriesIntoCellsBelow(Sh As String, Optional Rng As Range)</text:p>
      <text:p text:style-name="P1"><text:s text:c="4"/>Sheets(Sh).Activate</text:p>
      <text:p text:style-name="P1"><text:s text:c="4"/>Dim ColSize As Long</text:p>
      <text:p text:style-name="P1"><text:s text:c="4"/>Dim RowSize As Long</text:p>
      <text:p text:style-name="P1"><text:s text:c="4"/>If Not Rng Is Nothing Then</text:p>
      <text:p text:style-name="P1"><text:s text:c="8"/>'Store the range.address information into an array</text:p>
      <text:p text:style-name="P1"><text:s text:c="8"/>Dim Rng_Address As Variant</text:p>
      <text:p text:style-name="P1"><text:s text:c="8"/>Rng_Address = z_RangeAddressAsArray(Rng)</text:p>
      <text:p text:style-name="P1"><text:s text:c="8"/>RowSize = Rng_Address(3)</text:p>
      <text:p text:style-name="P1"><text:s text:c="8"/>ColSize = Rng_Address(4)</text:p>
      <text:p text:style-name="P1"><text:s text:c="4"/>Else</text:p>
      <text:p text:style-name="P1"><text:s text:c="8"/>ColSize = z_ColSize(1, Sh)</text:p>
      <text:p text:style-name="P1"><text:s text:c="8"/>RowSize = z_LastWrittenRow(Sh, 1, ColSize)</text:p>
      <text:p text:style-name="P1"><text:s text:c="4"/>End If</text:p>
      <text:p text:style-name="P1"><text:s text:c="4"/></text:p>
      <text:p text:style-name="P1"><text:s text:c="4"/>Dim Col As Long</text:p>
      <text:p text:style-name="P1"><text:s text:c="4"/>Dim Row As Long</text:p>
      <text:p text:style-name="P1"><text:s text:c="4"/>Col = 1</text:p>
      <text:p text:style-name="P1"><text:s text:c="4"/>Row = 2</text:p>
      <text:p text:style-name="P1"><text:s text:c="4"/>Do While Col &lt; ColSize + 1</text:p>
      <text:p text:style-name="P1"><text:s text:c="8"/>Do While Row &lt; RowSize + 1</text:p>
      <text:p text:style-name="P1"><text:s text:c="12"/>Cells(Row, Col).Select</text:p>
      <text:p text:style-name="P1"><text:s text:c="12"/>Dim Value_Cell_store As Variant</text:p>
      <text:p text:style-name="P1"><text:s text:c="12"/>If Cells(Row, Col).Value &lt;&gt; "" Then 'Empty="" or 0 but ""&lt;&gt;0</text:p>
      <text:p text:style-name="P1"><text:s text:c="16"/>'store the value</text:p>
      <text:p text:style-name="P1"><text:s text:c="16"/>Value_Cell_store = Cells(Row, Col).Value</text:p>
      <text:p text:style-name="P1"><text:s text:c="16"/>'move down</text:p>
      <text:p text:style-name="P1"><text:s text:c="16"/>Row = Row + 1</text:p>
      <text:p text:style-name="P1"><text:s text:c="16"/>Cells(Row, Col).Select</text:p>
      <text:p text:style-name="P1"><text:s text:c="12"/>End If</text:p>
      <text:p text:style-name="P1"><text:s text:c="12"/>'move the rows down and write</text:p>
      <text:p text:style-name="P1"><text:s text:c="12"/>'If Row = 498 Then Stop</text:p>
      <text:p text:style-name="P1"><text:soft-page-break/><text:s text:c="12"/>Do While Cells(Row, Col).Value = "" 'Empty="" or 0 but ""&lt;&gt;0</text:p>
      <text:p text:style-name="P1"><text:s text:c="16"/>'termination criteria</text:p>
      <text:p text:style-name="P1"><text:s text:c="16"/>If Row = RowSize Then</text:p>
      <text:p text:style-name="P1"><text:s text:c="20"/>If Cells(Row, 1).Value Like "*Total*" Then</text:p>
      <text:p text:style-name="P1"><text:s text:c="24"/>'Col = Col + 1</text:p>
      <text:p text:style-name="P1"><text:s text:c="24"/>'Row = 2</text:p>
      <text:p text:style-name="P1"><text:s text:c="24"/>Row = Row + 1</text:p>
      <text:p text:style-name="P1"><text:s text:c="24"/>Exit Do</text:p>
      <text:p text:style-name="P1"><text:s text:c="20"/>End If</text:p>
      <text:p text:style-name="P1"><text:s text:c="16"/>End If</text:p>
      <text:p text:style-name="P1"><text:s text:c="16"/>If Row &gt; RowSize Then</text:p>
      <text:p text:style-name="P1"><text:s text:c="20"/>'Col = Col + 1</text:p>
      <text:p text:style-name="P1"><text:s text:c="20"/>'Row = 2</text:p>
      <text:p text:style-name="P1"><text:s text:c="20"/>Cells(Row, Col).Select</text:p>
      <text:p text:style-name="P1"><text:s text:c="20"/>If Col &gt; ColSize Then</text:p>
      <text:p text:style-name="P1"><text:s text:c="24"/>Exit Function</text:p>
      <text:p text:style-name="P1"><text:s text:c="20"/>End If</text:p>
      <text:p text:style-name="P1"><text:s text:c="20"/>Exit Do</text:p>
      <text:p text:style-name="P1"><text:s text:c="16"/>End If</text:p>
      <text:p text:style-name="P1"><text:s text:c="16"/>'write</text:p>
      <text:p text:style-name="P1"><text:s text:c="16"/>Cells(Row, Col).Value = Value_Cell_store</text:p>
      <text:p text:style-name="P1"><text:s text:c="16"/>'move down</text:p>
      <text:p text:style-name="P1"><text:s text:c="16"/>Row = Row + 1</text:p>
      <text:p text:style-name="P1"><text:s text:c="16"/>Cells(Row, Col).Select</text:p>
      <text:p text:style-name="P1"><text:s text:c="12"/>Loop</text:p>
      <text:p text:style-name="P1"><text:s text:c="8"/>Loop</text:p>
      <text:p text:style-name="P1"><text:s text:c="8"/>Col = Col + 1</text:p>
      <text:p text:style-name="P1"><text:s text:c="8"/>Row = 2</text:p>
      <text:p text:style-name="P1"><text:s text:c="4"/>Loop</text:p>
      <text:p text:style-name="P1">End Function</text:p>
      <text:p text:style-name="P1"/>
      <text:p text:style-name="P1">Function z_InsertFormula_Subtotal(Sh As String, Rng_from As Range, Rng_to As Range)</text:p>
      <text:p text:style-name="P1"><text:s text:c="4"/>Sheets(Sh).Activate</text:p>
      <text:p text:style-name="P1"><text:s text:c="4"/>Dim Rng_AddressString As String</text:p>
      <text:p text:style-name="P1"><text:s text:c="4"/>Rng_AddressString = Rng_from.Address</text:p>
      <text:p text:style-name="P1"><text:s text:c="4"/>myformula = "=SUBTOTAL(109" &amp; "," &amp; Rng_AddressString &amp; ")"</text:p>
      <text:p text:style-name="P1"><text:s text:c="4"/>Rng_to.Formula = myformula</text:p>
      <text:p text:style-name="P1">End Function</text:p>
      <text:p text:style-name="P1"/>
      <text:p text:style-name="P1">'*****************************************************************</text:p>
      <text:p text:style-name="P1">'Auxiliary functions</text:p>
      <text:p text:style-name="P1">'*****************************************************************</text:p>
      <text:p text:style-name="P1">Private Function z_ShNew(Sh As String, Optional Where As String, Optional ByRef Sh_Ref As Worksheet, Optional ByRef Wb As Workbook)</text:p>
      <text:p text:style-name="P1"><text:s text:c="4"/>'Macro generated by Roland.Benz@Syngenta.com (PMEC, Project Management Excellence)</text:p>
      <text:p text:style-name="P1"><text:s text:c="4"/>'Date: 26.9.2011</text:p>
      <text:p text:style-name="P1"><text:s text:c="4"/>'Input: Name of the new Sh, where to place the new Sh, before or after some Sh_Ref, at the begin or the end</text:p>
      <text:p text:style-name="P1"><text:s text:c="4"/>On Error Resume Next</text:p>
      <text:p text:style-name="P1"><text:s text:c="4"/>WorksheetExists = (Sheets(Sh).Name &lt;&gt; "")</text:p>
      <text:p text:style-name="P1"><text:s text:c="4"/>On Error GoTo 0</text:p>
      <text:p text:style-name="P1"><text:s text:c="4"/>If WorksheetExists = False Then</text:p>
      <text:p text:style-name="P1"><text:s text:c="8"/>Call z_ShAdd(Where, Sh_Ref)</text:p>
      <text:p text:style-name="P1"><text:soft-page-break/><text:s text:c="8"/>ActiveSheet.Name = Sh 'Worksheets.Add(Before:=Worksheets(1)).Name = Sh</text:p>
      <text:p text:style-name="P1"><text:s text:c="4"/>End If</text:p>
      <text:p text:style-name="P1"><text:s text:c="4"/>'Clear contents</text:p>
      <text:p text:style-name="P1"><text:s text:c="4"/>Sheets(Sh).Activate</text:p>
      <text:p text:style-name="P1"><text:s text:c="4"/>ActiveSheet.Cells.Select</text:p>
      <text:p text:style-name="P1"><text:s text:c="4"/>Selection.ClearContents</text:p>
      <text:p text:style-name="P1"><text:s text:c="4"/>'Format</text:p>
      <text:p text:style-name="P1"><text:s text:c="4"/>Sheets(Sh).Columns.ColumnWidth = 20</text:p>
      <text:p text:style-name="P1"><text:s text:c="4"/>Sheets(Sh).Rows.RowHeight = 15</text:p>
      <text:p text:style-name="P1">End Function</text:p>
      <text:p text:style-name="P1"/>
      <text:p text:style-name="P1">Private Function z_ShAdd(Optional Where As String, Optional ByRef Sh_Ref As Worksheet)</text:p>
      <text:p text:style-name="P1"><text:s text:c="4"/>'Macro generated by Roland.Benz@Syngenta.com (PMEC, Project Management Excellence)</text:p>
      <text:p text:style-name="P1"><text:s text:c="4"/>'Date: 26.9.2011</text:p>
      <text:p text:style-name="P1"><text:s text:c="4"/>'Input: where to place the added Sh, before or after some Sh_Ref, at the begin or the end</text:p>
      <text:p text:style-name="P1"><text:s text:c="4"/>If Not Sh_Ref Is Nothing Then</text:p>
      <text:p text:style-name="P1"><text:s text:c="8"/>If Where = ("Before:=") Then</text:p>
      <text:p text:style-name="P1"><text:s text:c="12"/>Sheets.Add Sh_Ref</text:p>
      <text:p text:style-name="P1"><text:s text:c="8"/>ElseIf Where = ("After:=") Then</text:p>
      <text:p text:style-name="P1"><text:s text:c="12"/>Sheets.Add , Sh_Ref</text:p>
      <text:p text:style-name="P1"><text:s text:c="8"/>Else</text:p>
      <text:p text:style-name="P1"><text:s text:c="12"/>Sheets.Add Before:=Sheets(1)</text:p>
      <text:p text:style-name="P1"><text:s text:c="8"/>End If</text:p>
      <text:p text:style-name="P1"><text:s text:c="4"/>Else</text:p>
      <text:p text:style-name="P1"><text:s text:c="8"/>If Where = ("End") Then</text:p>
      <text:p text:style-name="P1"><text:s text:c="12"/>Sheets.Add After:=Sheets(Sheets.Count)</text:p>
      <text:p text:style-name="P1"><text:s text:c="8"/>ElseIf Where = ("Begin") Then</text:p>
      <text:p text:style-name="P1"><text:s text:c="12"/>Sheets.Add Before:=Sheets(1)</text:p>
      <text:p text:style-name="P1"><text:s text:c="8"/>Else</text:p>
      <text:p text:style-name="P1"><text:s text:c="12"/>Sheets.Add Before:=Sheets(1)</text:p>
      <text:p text:style-name="P1"><text:s text:c="8"/>End If</text:p>
      <text:p text:style-name="P1"><text:s text:c="4"/>End If</text:p>
      <text:p text:style-name="P1">End Function</text:p>
      <text:p text:style-name="P1"/>
      <text:p text:style-name="P1">Private Function z_ShDelete(Sh As String, Optional ByRef Wb As Workbook)</text:p>
      <text:p text:style-name="P1"><text:s text:c="4"/>'Macro generated by Roland.Benz@Syngenta.com (PMEC, Project Management Excellence)</text:p>
      <text:p text:style-name="P1"><text:s text:c="4"/>'Date: 26.9.2011</text:p>
      <text:p text:style-name="P1"><text:s text:c="4"/>Wb.Activate</text:p>
      <text:p text:style-name="P1"><text:s text:c="4"/>Application.DisplayAlerts = False</text:p>
      <text:p text:style-name="P1"><text:s text:c="4"/>On Error Resume Next</text:p>
      <text:p text:style-name="P1"><text:s text:c="4"/>Sheets(Sh).Delete</text:p>
      <text:p text:style-name="P1"><text:s text:c="4"/>On Error GoTo 0</text:p>
      <text:p text:style-name="P1"><text:s text:c="4"/>Application.DisplayAlerts = True</text:p>
      <text:p text:style-name="P1">End Function</text:p>
      <text:p text:style-name="P1"/>
      <text:p text:style-name="P1">Private Function z_ColSize(SearchRow As Long, Optional Sh As String, Optional ByRef Wb As Workbook) As Long</text:p>
      <text:p text:style-name="P1"><text:s text:c="4"/>'Macro generated by Roland.Benz@Syngenta.com (PMEC, Project Management Excellence)</text:p>
      <text:p text:style-name="P1"><text:s text:c="4"/>'Date: 26.9.2011</text:p>
      <text:p text:style-name="P1"><text:s text:c="4"/>'Input: Row, Output: column with the last entry in that row</text:p>
      <text:p text:style-name="P1"><text:s text:c="4"/>'SearchCol datatype changed from integer</text:p>
      <text:p text:style-name="P1"><text:s text:c="4"/>'Activate the Sheet</text:p>
      <text:p text:style-name="P1"><text:s text:c="4"/>'Sheets(Sh).Activate</text:p>
      <text:p text:style-name="P1"><text:soft-page-break/><text:s text:c="4"/>'Determine the col size</text:p>
      <text:p text:style-name="P1"><text:s text:c="4"/>z_ColSize = IIf(IsEmpty(Sheets(Sh).Cells(SearchRow, 16384)), Sheets(Sh).Cells(SearchRow, 16384).End(xlToLeft).Column, 16384)</text:p>
      <text:p text:style-name="P1">End Function</text:p>
      <text:p text:style-name="P1"/>
      <text:p text:style-name="P1">Private Function z_RowSize(SearchCol As Long, Optional Sh As String, Optional ByRef Wb As Workbook) As Long</text:p>
      <text:p text:style-name="P1"><text:s text:c="4"/>'Macro generated by Roland.Benz@Syngenta.com (PMEC, Project Management Excellence)</text:p>
      <text:p text:style-name="P1"><text:s text:c="4"/>'Date: 26.9.2011</text:p>
      <text:p text:style-name="P1"><text:s text:c="4"/>'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Sheets(Sh).Cells(1048576, SearchCol)), Sheets(Sh).Cells(1048576, SearchCol).End(xlUp).Row, 1048576)</text:p>
      <text:p text:style-name="P1">End Function</text:p>
      <text:p text:style-name="P1"/>
      <text:p text:style-name="P1">Private Function z_LastWrittenRow(Optional Sh As String, Optional StartAtCol As Long, _</text:p>
      <text:p text:style-name="P1"><text:s text:c="24"/>Optional StopAtCol As Long, Optional ByRef Wb As Workbook) As Long</text:p>
      <text:p text:style-name="P1"><text:s text:c="4"/>'Macro generated by Roland.Benz@Syngenta.com (PMEC, Project Management Excellence)</text:p>
      <text:p text:style-name="P1"><text:s text:c="4"/>'Date: 11.10.2011</text:p>
      <text:p text:style-name="P1"><text:s text:c="4"/>'Input: All Columns, Output: last written row</text:p>
      <text:p text:style-name="P1"><text:s text:c="4"/>'FirstEmptyCol = z_FirstEmptyCol()</text:p>
      <text:p text:style-name="P1"><text:s text:c="4"/>Dim RowSize_max As Long: RowSize_max = 0</text:p>
      <text:p text:style-name="P1"><text:s text:c="4"/>Dim RowSize_col As Long: RowSize_col = 0</text:p>
      <text:p text:style-name="P1"><text:s text:c="4"/>Dim AllCols As Long: AllCols = 16384</text:p>
      <text:p text:style-name="P1"><text:s text:c="4"/>Dim Col As Long</text:p>
      <text:p text:style-name="P1"><text:s text:c="4"/>'Optional input</text:p>
      <text:p text:style-name="P1"><text:s text:c="4"/>If StartAtCol = 0 Then</text:p>
      <text:p text:style-name="P1"><text:s text:c="8"/>StopAtCol = 1</text:p>
      <text:p text:style-name="P1"><text:s text:c="4"/>End If</text:p>
      <text:p text:style-name="P1"><text:s text:c="4"/>If StopAtCol = 0 Then</text:p>
      <text:p text:style-name="P1"><text:s text:c="8"/>StopAtCol = AllCols</text:p>
      <text:p text:style-name="P1"><text:s text:c="4"/>End If</text:p>
      <text:p text:style-name="P1"><text:s text:c="4"/>For Col = StartAtCol To StopAtCol</text:p>
      <text:p text:style-name="P1"><text:s text:c="8"/>RowSize_col = z_RowSize(Col, Sh)</text:p>
      <text:p text:style-name="P1"><text:s text:c="8"/>If RowSize_col &gt; RowSize_max Then</text:p>
      <text:p text:style-name="P1"><text:s text:c="12"/>RowSize_max = RowSize_col</text:p>
      <text:p text:style-name="P1"><text:s text:c="8"/>End If</text:p>
      <text:p text:style-name="P1"><text:s text:c="4"/>Next Col</text:p>
      <text:p text:style-name="P1"><text:s text:c="4"/>z_LastWrittenRow = RowSize_max</text:p>
      <text:p text:style-name="P1">End Function</text:p>
      <text:p text:style-name="P1"/>
      <text:p text:style-name="P1">Private Function z_RangeAddressAsArray(Rng As Range) As Variant</text:p>
      <text:p text:style-name="P1"><text:s text:c="4"/>'Macro generated by Roland.Benz@Syngenta.com (PMEC, Project Management Excellence)</text:p>
      <text:p text:style-name="P1"><text:s text:c="4"/>'Date: 26.9.2011</text:p>
      <text:p text:style-name="P1"><text:s text:c="4"/>'Input: Range(Cells(a,b),Cells(c,d)), Output: Array(a,b,c,d)</text:p>
      <text:p text:style-name="P1"><text:s text:c="4"/>sRngAddress = Rng.Address(ReferenceStyle:=xlR1C1)</text:p>
      <text:p text:style-name="P1"><text:s text:c="4"/>DltrLst = Array("$", "R", "C", ":")</text:p>
      <text:p text:style-name="P1"><text:s text:c="4"/>RplLst = Array("@", "@", "@", "@")</text:p>
      <text:p text:style-name="P1"><text:s text:c="4"/>For k = LBound(DltrLst) To UBound(DltrLst)</text:p>
      <text:p text:style-name="P1"><text:s text:c="8"/>If RplLst(k) = Empty Then</text:p>
      <text:p text:style-name="P1"><text:soft-page-break/><text:s text:c="12"/>l = RplLst(0)</text:p>
      <text:p text:style-name="P1"><text:s text:c="8"/>Else</text:p>
      <text:p text:style-name="P1"><text:s text:c="12"/>l = k</text:p>
      <text:p text:style-name="P1"><text:s text:c="8"/>End If</text:p>
      <text:p text:style-name="P1"><text:s text:c="8"/>sRngAddress = Replace(sRngAddress, DltrLst(k), RplLst(l))</text:p>
      <text:p text:style-name="P1"><text:s text:c="4"/>Next k</text:p>
      <text:p text:style-name="P1"><text:s text:c="4"/>sRngAddress = Replace(sRngAddress, RplLst(0) &amp; RplLst(0), RplLst(l))</text:p>
      <text:p text:style-name="P1"><text:s text:c="4"/>Dim RngAddress As Variant</text:p>
      <text:p text:style-name="P1"><text:s text:c="4"/>RngAddress = Split(sRngAddress, RplLst(0))</text:p>
      <text:p text:style-name="P1"><text:s text:c="4"/>For i = 1 To 4 Step 1</text:p>
      <text:p text:style-name="P1"><text:s text:c="8"/>RngAddress(i - 1) = RngAddress(i)</text:p>
      <text:p text:style-name="P1"><text:s text:c="4"/>Next i</text:p>
      <text:p text:style-name="P1"><text:s text:c="4"/>ReDim Preserve RngAddress(1 To 4)</text:p>
      <text:p text:style-name="P1"><text:s text:c="4"/>z_RangeAddressAsArray = RngAddress</text:p>
      <text:p text:style-name="P1">End Function</text:p>
      <text:p text:style-name="P1"/>
      <text:p text:style-name="P1">Private Function z_AutofilterOn(Sh As String, Row As Long)</text:p>
      <text:p text:style-name="P1"><text:s text:c="4"/>'Autofilter on</text:p>
      <text:p text:style-name="P1"><text:s text:c="4"/>Sheets(Sh).Select</text:p>
      <text:p text:style-name="P1"><text:s text:c="4"/>Rows(Row).Select</text:p>
      <text:p text:style-name="P1"><text:s text:c="4"/>If Sheets(Sh).AutoFilterMode = False Then</text:p>
      <text:p text:style-name="P1"><text:s text:c="8"/>Selection.AutoFilter</text:p>
      <text:p text:style-name="P1"><text:s text:c="4"/>End If</text:p>
      <text:p text:style-name="P1"><text:s text:c="4"/>'show all data</text:p>
      <text:p text:style-name="P1"><text:s text:c="4"/>If Sheets(Sh).FilterMode = True Then</text:p>
      <text:p text:style-name="P1"><text:s text:c="8"/>ActiveSheet.ShowAllData</text:p>
      <text:p text:style-name="P1"><text:s text:c="4"/>End If</text:p>
      <text:p text:style-name="P1">End Function</text:p>
      <text:p text:style-name="P1"/>
      <text:p text:style-name="P1">Private Function z_AutofilterOff(Sh As String, Row As Long)</text:p>
      <text:p text:style-name="P1"><text:s text:c="4"/>'Autofilter on</text:p>
      <text:p text:style-name="P1"><text:s text:c="4"/>Sheets(Sh).Select</text:p>
      <text:p text:style-name="P1"><text:s text:c="4"/>Rows(Row).Select</text:p>
      <text:p text:style-name="P1"><text:s text:c="4"/>If Sheets(Sh).AutoFilterMode = True Then</text:p>
      <text:p text:style-name="P1"><text:s text:c="8"/>Selection.AutoFilter</text:p>
      <text:p text:style-name="P1"><text:s text:c="4"/>End If</text:p>
      <text:p text:style-name="P1">End Function</text:p>
      <text:p text:style-name="P1"/>
      <text:p text:style-name="P1">Private Function z_CopyRange(PasteAllOrValuesOrFormats As String, Sh_from As String, Range_From As Range, _</text:p>
      <text:p text:style-name="P1"><text:s text:c="24"/>Sh_to As String, Cell_to As Range)</text:p>
      <text:p text:style-name="P1"><text:s text:c="4"/>'only works out if you invoke this function after this line!:Sheets(Sh_from).Activate</text:p>
      <text:p text:style-name="P1"><text:s text:c="4"/>'otherwise VBA cannot set the Range_From</text:p>
      <text:p text:style-name="P1"><text:s text:c="4"/>'set Cell_to as follows: Cell_to=Sheets(Sh_to).Range("A1")</text:p>
      <text:p text:style-name="P1"><text:s text:c="4"/>Sheets(Sh_from).Activate</text:p>
      <text:p text:style-name="P1"><text:s text:c="4"/>Range_From.Select</text:p>
      <text:p text:style-name="P1"><text:s text:c="4"/>Selection.Copy</text:p>
      <text:p text:style-name="P1"><text:s text:c="4"/>Sheets(Sh_to).Activate</text:p>
      <text:p text:style-name="P1"><text:s text:c="4"/>Cell_to.Select</text:p>
      <text:p text:style-name="P1"><text:s text:c="4"/>Dim first As Long</text:p>
      <text:p text:style-name="P1"><text:s text:c="4"/>Dim last As Long</text:p>
      <text:p text:style-name="P1"><text:s text:c="4"/>If PasteAllOrValuesOrFormats = "All" Then</text:p>
      <text:p text:style-name="P1"><text:s text:c="8"/>first = Range_From.Columns.End(xlToLeft).Column</text:p>
      <text:p text:style-name="P1"><text:soft-page-break/><text:s text:c="8"/>last = Range_From.Columns.End(xlToRight).Column</text:p>
      <text:p text:style-name="P1"><text:s text:c="8"/>Call z_Copy_ColWidth(Sh_from, Sh_to, first, last)</text:p>
      <text:p text:style-name="P1"><text:s text:c="8"/>Selection.PasteSpecial Paste:=xlPasteAll, Operation:=xlNone, SkipBlanks _</text:p>
      <text:p text:style-name="P1"><text:s text:c="8"/>:=False, Transpose:=False</text:p>
      <text:p text:style-name="P1"><text:s text:c="4"/>ElseIf PasteAllOrValuesOrFormats = "Values" Then</text:p>
      <text:p text:style-name="P1"><text:s text:c="8"/>Selection.PasteSpecial Paste:=xlPasteValues, Operation:=xlNone, SkipBlanks _</text:p>
      <text:p text:style-name="P1"><text:s text:c="8"/>:=False, Transpose:=False</text:p>
      <text:p text:style-name="P1"><text:s text:c="4"/>ElseIf PasteAllOrValuesOrFormats = "Formats" Then</text:p>
      <text:p text:style-name="P1"><text:s text:c="8"/>Selection.PasteSpecial Paste:=xlPasteFormats, Operation:=xlNone, _</text:p>
      <text:p text:style-name="P1"><text:s text:c="8"/>SkipBlanks:=False, Transpose:=False</text:p>
      <text:p text:style-name="P1"><text:s text:c="4"/>End If</text:p>
      <text:p text:style-name="P1">End Function</text:p>
      <text:p text:style-name="P1"/>
      <text:p text:style-name="P1">Private Function z_Copy_ColWidth(Sh_from As String, Sh_to As String, Col_From, Col_to)</text:p>
      <text:p text:style-name="P1"><text:s text:c="4"/>For Col = Col_From To Col_to</text:p>
      <text:p text:style-name="P1"><text:s text:c="8"/>Sheets(Sh_to).Columns(Col).ColumnWidth = Sheets(Sh_from).Columns(Col).ColumnWidth</text:p>
      <text:p text:style-name="P1"><text:s text:c="4"/>Next Col</text:p>
      <text:p text:style-name="P1">End Function</text:p>
      <text:p text:style-name="P1"/>
      <text:p text:style-name="P1">'***************************************************************************************</text:p>
      <text:p text:style-name="P1">Sub m_AddAllNotEacToRowLabels_PiIdFirst()</text:p>
      <text:p text:style-name="P1"><text:s text:c="4"/>'Name of the source sheet</text:p>
      <text:p text:style-name="P1"><text:s text:c="4"/>Dim Sh_Pivot As String</text:p>
      <text:p text:style-name="P1"><text:s text:c="4"/>Dim WSh_Pivot As Worksheet</text:p>
      <text:p text:style-name="P1"><text:s text:c="4"/>Sh_Pivot = ActiveSheet.Name</text:p>
      <text:p text:style-name="P1"><text:s text:c="4"/>If Sh_Pivot &lt;&gt; "Pivot" Then</text:p>
      <text:p text:style-name="P1"><text:s text:c="8"/>MsgBox ("Select the sheet with the pivot table and restart the macro.")</text:p>
      <text:p text:style-name="P1"><text:s text:c="8"/>Exit Sub</text:p>
      <text:p text:style-name="P1"><text:s text:c="4"/>Else</text:p>
      <text:p text:style-name="P1"><text:s text:c="8"/>Set WSh_Pivot = Sheets(Sh_Pivot)</text:p>
      <text:p text:style-name="P1"><text:s text:c="4"/>End If</text:p>
      <text:p text:style-name="P1"><text:s text:c="4"/>'pivot table</text:p>
      <text:p text:style-name="P1"><text:s text:c="4"/>Dim pt As PivotTable</text:p>
      <text:p text:style-name="P1"><text:s text:c="4"/>Dim Nof_Pt As Integer</text:p>
      <text:p text:style-name="P1"><text:s text:c="4"/>Nof_Pt = 0</text:p>
      <text:p text:style-name="P1"><text:s text:c="4"/>For Each pt In WSh_Pivot.PivotTables</text:p>
      <text:p text:style-name="P1"><text:s text:c="8"/>Nof_Pt = Nof_Pt + 1</text:p>
      <text:p text:style-name="P1"><text:s text:c="4"/>Next pt</text:p>
      <text:p text:style-name="P1"><text:s text:c="4"/>If Nof_Pt &lt;&gt; 1 Then</text:p>
      <text:p text:style-name="P1"><text:s text:c="8"/>MsgBox ("Make sure you habe only one Pivot in the sheet.")</text:p>
      <text:p text:style-name="P1"><text:s text:c="8"/>Exit Sub</text:p>
      <text:p text:style-name="P1"><text:s text:c="4"/>Else</text:p>
      <text:p text:style-name="P1"><text:s text:c="8"/>Set pt = WSh_Pivot.PivotTables(1)</text:p>
      <text:p text:style-name="P1"><text:s text:c="4"/>End If</text:p>
      <text:p text:style-name="P1"><text:s text:c="4"/>'Turn off events</text:p>
      <text:p text:style-name="P1"><text:s text:c="4"/>Application.EnableEvents = False</text:p>
      <text:p text:style-name="P1"><text:s text:c="4"/>'data fields</text:p>
      <text:p text:style-name="P1"><text:s text:c="4"/>Dim pf As PivotField</text:p>
      <text:p text:style-name="P1"><text:s text:c="4"/>Dim Pos As Long</text:p>
      <text:p text:style-name="P1"><text:s text:c="4"/>Pos = 1</text:p>
      <text:p text:style-name="P1"><text:s text:c="4"/>For Each pf In pt.PivotFields</text:p>
      <text:p text:style-name="P1"><text:s text:c="8"/>If pf.Name Like "Pi*Id*" And Not pf.Name Like "*Tit*" _</text:p>
      <text:p text:style-name="P1"><text:soft-page-break/><text:s text:c="12"/>Or pf.Name Like "PI*Id*" And Not pf.Name Like "*Tit*" Then</text:p>
      <text:p text:style-name="P1"><text:s text:c="12"/>pf.Orientation = xlRowField</text:p>
      <text:p text:style-name="P1"><text:s text:c="8"/>End If</text:p>
      <text:p text:style-name="P1"><text:s text:c="8"/>If Not pf.Name Like "*Eac*" Then</text:p>
      <text:p text:style-name="P1"><text:s text:c="12"/>pf.Orientation = xlRowField</text:p>
      <text:p text:style-name="P1"><text:s text:c="8"/>End If</text:p>
      <text:p text:style-name="P1"><text:s text:c="4"/>Next</text:p>
      <text:p text:style-name="P1"><text:s text:c="4"/>'Turn on events</text:p>
      <text:p text:style-name="P1"><text:s text:c="4"/>Application.EnableEvents = True</text:p>
      <text:p text:style-name="P1">End Sub</text:p>
      <text:p text:style-name="P1"/>
      <text:p text:style-name="P1">Sub m_AddAllEacToValues_PiIdFirst()</text:p>
      <text:p text:style-name="P1"><text:s text:c="4"/>'Name of the source sheet</text:p>
      <text:p text:style-name="P1"><text:s text:c="4"/>Dim Sh_Pivot As String</text:p>
      <text:p text:style-name="P1"><text:s text:c="4"/>Dim WSh_Pivot As Worksheet</text:p>
      <text:p text:style-name="P1"><text:s text:c="4"/>Sh_Pivot = ActiveSheet.Name</text:p>
      <text:p text:style-name="P1"><text:s text:c="4"/>If Sh_Pivot &lt;&gt; "Pivot" Then</text:p>
      <text:p text:style-name="P1"><text:s text:c="8"/>MsgBox ("Select the sheet with the pivot table and restart the macro.")</text:p>
      <text:p text:style-name="P1"><text:s text:c="8"/>Exit Sub</text:p>
      <text:p text:style-name="P1"><text:s text:c="4"/>Else</text:p>
      <text:p text:style-name="P1"><text:s text:c="8"/>Set WSh_Pivot = Sheets(Sh_Pivot)</text:p>
      <text:p text:style-name="P1"><text:s text:c="4"/>End If</text:p>
      <text:p text:style-name="P1"><text:s text:c="4"/>'pivot table</text:p>
      <text:p text:style-name="P1"><text:s text:c="4"/>Dim pt As PivotTable</text:p>
      <text:p text:style-name="P1"><text:s text:c="4"/>Dim Nof_Pt As Integer</text:p>
      <text:p text:style-name="P1"><text:s text:c="4"/>Nof_Pt = 0</text:p>
      <text:p text:style-name="P1"><text:s text:c="4"/>For Each pt In WSh_Pivot.PivotTables</text:p>
      <text:p text:style-name="P1"><text:s text:c="8"/>Nof_Pt = Nof_Pt + 1</text:p>
      <text:p text:style-name="P1"><text:s text:c="4"/>Next pt</text:p>
      <text:p text:style-name="P1"><text:s text:c="4"/>If Nof_Pt &lt;&gt; 1 Then</text:p>
      <text:p text:style-name="P1"><text:s text:c="8"/>MsgBox ("Make sure you habe only one Pivot in the sheet.")</text:p>
      <text:p text:style-name="P1"><text:s text:c="8"/>Exit Sub</text:p>
      <text:p text:style-name="P1"><text:s text:c="4"/>Else</text:p>
      <text:p text:style-name="P1"><text:s text:c="8"/>Set pt = WSh_Pivot.PivotTables(1)</text:p>
      <text:p text:style-name="P1"><text:s text:c="4"/>End If</text:p>
      <text:p text:style-name="P1"><text:s text:c="5"/>'Turn off events</text:p>
      <text:p text:style-name="P1"><text:s text:c="4"/>Application.EnableEvents = False</text:p>
      <text:p text:style-name="P1"><text:s text:c="4"/>'data fields</text:p>
      <text:p text:style-name="P1"><text:s text:c="4"/>Dim pf As PivotField</text:p>
      <text:p text:style-name="P1"><text:s text:c="4"/>Dim Pos As Long</text:p>
      <text:p text:style-name="P1"><text:s text:c="4"/>Pos = 1</text:p>
      <text:p text:style-name="P1"><text:s text:c="4"/>For Each pf In pt.PivotFields</text:p>
      <text:p text:style-name="P1"><text:s text:c="8"/>If pf.Name Like "Pi*Id*" And Not pf.Name Like "*Tit*" _</text:p>
      <text:p text:style-name="P1"><text:s text:c="12"/>Or pf.Name Like "PI*Id*" And Not pf.Name Like "*Tit*" Then</text:p>
      <text:p text:style-name="P1"><text:s text:c="12"/>pf.Orientation = xlRowField</text:p>
      <text:p text:style-name="P1"><text:s text:c="8"/>End If</text:p>
      <text:p text:style-name="P1"><text:s text:c="8"/>If pf.Name Like "*Eac*" Or pf.Name Like "*EAC*" Then</text:p>
      <text:p text:style-name="P1"><text:s text:c="12"/>pt.AddDataField pf, , xlSum</text:p>
      <text:p text:style-name="P1"><text:s text:c="8"/>End If</text:p>
      <text:p text:style-name="P1"><text:s text:c="4"/>Next</text:p>
      <text:p text:style-name="P1"><text:s text:c="4"/>'Turn on events</text:p>
      <text:p text:style-name="P1"><text:s text:c="4"/>Application.EnableEvents = True</text:p>
      <text:p text:style-name="P1">End Sub</text:p>
      <text:p text:style-name="P1"><text:soft-page-break/></text:p>
      <text:p text:style-name="P1">Sub m_RemoveAllNotEacFromRowLabels_PiIdRemains()</text:p>
      <text:p text:style-name="P1"><text:s text:c="4"/>'Name of the source sheet</text:p>
      <text:p text:style-name="P1"><text:s text:c="4"/>Dim Sh_Pivot As String</text:p>
      <text:p text:style-name="P1"><text:s text:c="4"/>Dim WSh_Pivot As Worksheet</text:p>
      <text:p text:style-name="P1"><text:s text:c="4"/>Sh_Pivot = ActiveSheet.Name</text:p>
      <text:p text:style-name="P1"><text:s text:c="4"/>If Sh_Pivot &lt;&gt; "Pivot" Then</text:p>
      <text:p text:style-name="P1"><text:s text:c="8"/>MsgBox ("Select the sheet with the pivot table and restart the macro.")</text:p>
      <text:p text:style-name="P1"><text:s text:c="8"/>Exit Sub</text:p>
      <text:p text:style-name="P1"><text:s text:c="4"/>Else</text:p>
      <text:p text:style-name="P1"><text:s text:c="8"/>Set WSh_Pivot = Sheets(Sh_Pivot)</text:p>
      <text:p text:style-name="P1"><text:s text:c="4"/>End If</text:p>
      <text:p text:style-name="P1"><text:s text:c="4"/>'pivot table</text:p>
      <text:p text:style-name="P1"><text:s text:c="4"/>Dim pt As PivotTable</text:p>
      <text:p text:style-name="P1"><text:s text:c="4"/>Dim Nof_Pt As Integer</text:p>
      <text:p text:style-name="P1"><text:s text:c="4"/>Nof_Pt = 0</text:p>
      <text:p text:style-name="P1"><text:s text:c="4"/>For Each pt In WSh_Pivot.PivotTables</text:p>
      <text:p text:style-name="P1"><text:s text:c="8"/>Nof_Pt = Nof_Pt + 1</text:p>
      <text:p text:style-name="P1"><text:s text:c="4"/>Next pt</text:p>
      <text:p text:style-name="P1"><text:s text:c="4"/>If Nof_Pt &lt;&gt; 1 Then</text:p>
      <text:p text:style-name="P1"><text:s text:c="8"/>MsgBox ("Make sure you habe only one Pivot in the sheet.")</text:p>
      <text:p text:style-name="P1"><text:s text:c="8"/>Exit Sub</text:p>
      <text:p text:style-name="P1"><text:s text:c="4"/>Else</text:p>
      <text:p text:style-name="P1"><text:s text:c="8"/>Set pt = WSh_Pivot.PivotTables(1)</text:p>
      <text:p text:style-name="P1"><text:s text:c="4"/>End If</text:p>
      <text:p text:style-name="P1"><text:s text:c="4"/>'Turn off events</text:p>
      <text:p text:style-name="P1"><text:s text:c="4"/>Application.EnableEvents = False</text:p>
      <text:p text:style-name="P1"><text:s text:c="4"/>'data fields</text:p>
      <text:p text:style-name="P1"><text:s text:c="4"/>Dim pf As PivotField</text:p>
      <text:p text:style-name="P1"><text:s text:c="4"/>Dim Pos As Long</text:p>
      <text:p text:style-name="P1"><text:s text:c="4"/>Pos = 1</text:p>
      <text:p text:style-name="P1"><text:s text:c="4"/>For Each pf In pt.PivotFields</text:p>
      <text:p text:style-name="P1"><text:s text:c="8"/>If Not pf.Name Like "*Eac*" And Not pf.Name Like "*EAC*" And Not pf.Name = "Values" Then</text:p>
      <text:p text:style-name="P1"><text:s text:c="12"/>If Not pf.Name Like "Pi*Id*" _</text:p>
      <text:p text:style-name="P1"><text:s text:c="16"/>And Not pf.Name Like "PI*Id*" Then</text:p>
      <text:p text:style-name="P1"><text:s text:c="16"/>pf.Orientation = Hidden</text:p>
      <text:p text:style-name="P1"><text:s text:c="12"/>End If</text:p>
      <text:p text:style-name="P1"><text:s text:c="12"/></text:p>
      <text:p text:style-name="P1"><text:s text:c="8"/>End If</text:p>
      <text:p text:style-name="P1"><text:s text:c="4"/>Next</text:p>
      <text:p text:style-name="P1"><text:s text:c="4"/>'Turn on events</text:p>
      <text:p text:style-name="P1"><text:s text:c="4"/>Application.EnableEvents = True</text:p>
      <text:p text:style-name="P1">End Sub</text:p>
      <text:p text:style-name="P1"/>
      <text:p text:style-name="P1"/>
      <text:p text:style-name="P1">Sub m_RemoveAllEacFromValues()</text:p>
      <text:p text:style-name="P1"><text:s text:c="4"/>'Name of the source sheet</text:p>
      <text:p text:style-name="P1"><text:s text:c="4"/>Dim Sh_Pivot As String</text:p>
      <text:p text:style-name="P1"><text:s text:c="4"/>Dim WSh_Pivot As Worksheet</text:p>
      <text:p text:style-name="P1"><text:s text:c="4"/>Sh_Pivot = ActiveSheet.Name</text:p>
      <text:p text:style-name="P1"><text:s text:c="4"/>If Sh_Pivot &lt;&gt; "Pivot" Then</text:p>
      <text:p text:style-name="P1"><text:s text:c="8"/>MsgBox ("Select the sheet with the pivot table and restart the macro.")</text:p>
      <text:p text:style-name="P1"><text:s text:c="8"/>Exit Sub</text:p>
      <text:p text:style-name="P1"><text:soft-page-break/><text:s text:c="4"/>Else</text:p>
      <text:p text:style-name="P1"><text:s text:c="8"/>Set WSh_Pivot = Sheets(Sh_Pivot)</text:p>
      <text:p text:style-name="P1"><text:s text:c="4"/>End If</text:p>
      <text:p text:style-name="P1"><text:s text:c="4"/>'pivot table</text:p>
      <text:p text:style-name="P1"><text:s text:c="4"/>Dim pt As PivotTable</text:p>
      <text:p text:style-name="P1"><text:s text:c="4"/>Dim Nof_Pt As Integer</text:p>
      <text:p text:style-name="P1"><text:s text:c="4"/>Nof_Pt = 0</text:p>
      <text:p text:style-name="P1"><text:s text:c="4"/>For Each pt In WSh_Pivot.PivotTables</text:p>
      <text:p text:style-name="P1"><text:s text:c="8"/>Nof_Pt = Nof_Pt + 1</text:p>
      <text:p text:style-name="P1"><text:s text:c="4"/>Next pt</text:p>
      <text:p text:style-name="P1"><text:s text:c="4"/>If Nof_Pt &lt;&gt; 1 Then</text:p>
      <text:p text:style-name="P1"><text:s text:c="8"/>MsgBox ("Make sure you habe only one Pivot in the sheet.")</text:p>
      <text:p text:style-name="P1"><text:s text:c="8"/>Exit Sub</text:p>
      <text:p text:style-name="P1"><text:s text:c="4"/>Else</text:p>
      <text:p text:style-name="P1"><text:s text:c="8"/>Set pt = WSh_Pivot.PivotTables(1)</text:p>
      <text:p text:style-name="P1"><text:s text:c="4"/>End If</text:p>
      <text:p text:style-name="P1"><text:s text:c="5"/>'Turn off events</text:p>
      <text:p text:style-name="P1"><text:s text:c="4"/>Application.EnableEvents = False</text:p>
      <text:p text:style-name="P1"><text:s text:c="4"/>'data fields</text:p>
      <text:p text:style-name="P1"><text:s text:c="4"/>Dim pf As PivotField</text:p>
      <text:p text:style-name="P1"><text:s text:c="4"/>Dim Pos As Long</text:p>
      <text:p text:style-name="P1"><text:s text:c="4"/>Pos = 1</text:p>
      <text:p text:style-name="P1"><text:s text:c="4"/>On Error Resume Next</text:p>
      <text:p text:style-name="P1"><text:s text:c="4"/>For Each pf In pt.PivotFields</text:p>
      <text:p text:style-name="P1"><text:s text:c="8"/>If pf.Name Like "*Eac*" Or pf.Name Like "*EAC*" Then</text:p>
      <text:p text:style-name="P1"><text:s text:c="12"/>pf.Orientation = xlHidden</text:p>
      <text:p text:style-name="P1"><text:s text:c="12"/>x = "Sum of " &amp; pf.Name</text:p>
      <text:p text:style-name="P1"><text:s text:c="12"/>pt.PivotFields(x). _</text:p>
      <text:p text:style-name="P1"><text:s text:c="12"/>Orientation = xlHidden</text:p>
      <text:p text:style-name="P1"><text:s text:c="8"/>End If</text:p>
      <text:p text:style-name="P1"><text:s text:c="4"/>Next</text:p>
      <text:p text:style-name="P1"><text:s text:c="4"/>On Error GoTo 0</text:p>
      <text:p text:style-name="P1"><text:s text:c="4"/>'Turn on events</text:p>
      <text:p text:style-name="P1"><text:s text:c="4"/>Application.EnableEvents = True</text:p>
      <text:p text:style-name="P1">End Sub</text:p>
      <text:p text:style-name="P1"/>
      <text:p text:style-name="P1"/>
      <text:p text:style-name="P1"/>
      <text:p text:style-name="P1">Sub test342()</text:p>
      <text:p text:style-name="P1"><text:s text:c="4"/>'Call z_CopySheet("1st step Planning Template", "Test")</text:p>
      <text:p text:style-name="P1"><text:s text:c="4"/>Sheets("1st step Planning Template").Activate</text:p>
      <text:p text:style-name="P1"><text:s text:c="4"/>Call z_CopyRange("All", "1st step Planning Template", _</text:p>
      <text:p text:style-name="P1"><text:s text:c="16"/>Sheets("1st step Planning Template").Range(Cells(1, 1), Cells(20, 38)), _</text:p>
      <text:p text:style-name="P1"><text:s text:c="16"/>"Test2", Sheets("test2").Range("A1"))</text:p>
      <text:p text:style-name="P1">End Sub</text:p>
      <text:p text:style-name="P1">Private Function z_CopyRange(PasteAllOrValues As String, Sh_from As String, Range_From As Range, _</text:p>
      <text:p text:style-name="P1"><text:s text:c="24"/>Sh_to As String, Cell_to As Range)</text:p>
      <text:p text:style-name="P1"><text:s text:c="4"/>'only works out if you invoke this function after this line!:Sheets(Sh_from).Activate</text:p>
      <text:p text:style-name="P1"><text:s text:c="4"/>'otherwise VBA cannot set the Range_From</text:p>
      <text:p text:style-name="P1"><text:s text:c="4"/>'set Cell_to as follows: Cell_to=Sheets(Sh_to).Range("A1")</text:p>
      <text:p text:style-name="P1"><text:s text:c="4"/>Sheets(Sh_from).Activate</text:p>
      <text:p text:style-name="P1"><text:s text:c="4"/>Range_From.Select</text:p>
      <text:p text:style-name="P1"><text:soft-page-break/><text:s text:c="4"/>Selection.Copy</text:p>
      <text:p text:style-name="P1"><text:s text:c="4"/>Sheets(Sh_to).Activate</text:p>
      <text:p text:style-name="P1"><text:s text:c="4"/>Cell_to.Select</text:p>
      <text:p text:style-name="P1"><text:s text:c="4"/>If PasteAllOrValues = "All" Then</text:p>
      <text:p text:style-name="P1"><text:s text:c="8"/>first = Range_From.Columns.End(xlToLeft).Column</text:p>
      <text:p text:style-name="P1"><text:s text:c="8"/>last = Range_From.Columns.End(xlToRight).Column</text:p>
      <text:p text:style-name="P1"><text:s text:c="8"/>Call z_Copy_ColWidth(Sh_from, Sh_to, first, last)</text:p>
      <text:p text:style-name="P1"><text:s text:c="8"/>Selection.PasteSpecial Paste:=xlPasteAll, Operation:=xlNone, SkipBlanks _</text:p>
      <text:p text:style-name="P1"><text:s text:c="8"/>:=False, Transpose:=False</text:p>
      <text:p text:style-name="P1"><text:s text:c="4"/>ElseIf PasteAllOrValues = "Values" Then</text:p>
      <text:p text:style-name="P1"><text:s text:c="8"/>Selection.PasteSpecial Paste:=xlPasteValues, Operation:=xlNone, SkipBlanks _</text:p>
      <text:p text:style-name="P1"><text:s text:c="8"/>:=False, Transpose:=False</text:p>
      <text:p text:style-name="P1"><text:s text:c="4"/>End If</text:p>
      <text:p text:style-name="P1"><text:s text:c="4"/></text:p>
      <text:p text:style-name="P1">End Function</text:p>
      <text:p text:style-name="P1"/>
      <text:p text:style-name="P1">Private Function z_Copy_ColWidth(Sh_from As String, Sh_to As String, Col_From, Col_to)</text:p>
      <text:p text:style-name="P1"><text:s text:c="4"/>For Col = Col_From To Col_to</text:p>
      <text:p text:style-name="P1"><text:s text:c="8"/>Sheets(Sh_to).Columns(Col).ColumnWidth = Sheets(Sh_from).Columns(Col).ColumnWidth</text:p>
      <text:p text:style-name="P1"><text:s text:c="4"/>Next Col</text:p>
      <text:p text:style-name="P1">End Function</text:p>
      <text:p text:style-name="P1"/>
      <text:p text:style-name="P1">Private Sub z_CopySheet(Sh_from As String, Sh_to As String)</text:p>
      <text:p text:style-name="P1"><text:s text:c="4"/>Sheets(Sh_from).Select</text:p>
      <text:p text:style-name="P1"><text:s text:c="4"/>Cells.Select</text:p>
      <text:p text:style-name="P1"><text:s text:c="4"/>Application.CutCopyMode = False</text:p>
      <text:p text:style-name="P1"><text:s text:c="4"/>Selection.Copy</text:p>
      <text:p text:style-name="P1"><text:s text:c="4"/>Sheets(Sh_to).Select</text:p>
      <text:p text:style-name="P1"><text:s text:c="4"/>Range("A1").Select</text:p>
      <text:p text:style-name="P1"><text:s text:c="4"/>Selection.PasteSpecial Paste:=xlPasteAll, Operation:=xlNone, SkipBlanks:= _</text:p>
      <text:p text:style-name="P1"><text:s text:c="8"/>False, Transpose:=False</text:p>
      <text:p text:style-name="P1"><text:s text:c="4"/>Range("A1").Select</text:p>
      <text:p text:style-name="P1"><text:s text:c="4"/>Sheets(Sh_from).Select</text:p>
      <text:p text:style-name="P1"><text:s text:c="4"/>Range("A1").Select</text:p>
      <text:p text:style-name="P1">End Sub</text:p>
      <text:p text:style-name="P1"/>
      <text:p text:style-name="P1"/>
      <text:p text:style-name="P1">Sub EventsOn()</text:p>
      <text:p text:style-name="P1"><text:s text:c="4"/>Application.EnableEvents = True</text:p>
      <text:p text:style-name="P1">End Sub</text:p>
      <text:p text:style-name="P1">Sub EventsOff()</text:p>
      <text:p text:style-name="P1"><text:s text:c="4"/>Application.EnableEvents = False</text:p>
      <text:p text:style-name="P1">End Sub</text:p>
      <text:p text:style-name="P1"/>
      <text:p text:style-name="P1"/>
      <text:p text:style-name="P1"/>
      <text:p text:style-name="P1">Private Sub test()</text:p>
      <text:p text:style-name="P1"><text:s text:c="4"/>Dim Rng As Range</text:p>
      <text:p text:style-name="P1"><text:s text:c="4"/>Set Rng = Range(Cells(1, 48), Cells(130015, 48))</text:p>
      <text:p text:style-name="P1"><text:s text:c="4"/>'Set Rng = Range(Cells(10185, 48), Cells(10188, 48))</text:p>
      <text:p text:style-name="P1"><text:s text:c="4"/>Call z_DateCorrection(Rng)</text:p>
      <text:p text:style-name="P1">End Sub</text:p>
      <text:p text:style-name="P1"/>
      <text:p text:style-name="P1"><text:soft-page-break/>Function z_DateCorrection(Rng As Range)</text:p>
      <text:p text:style-name="P1"><text:s text:c="4"/>'select the range</text:p>
      <text:p text:style-name="P1"><text:s text:c="4"/>Rng.Select</text:p>
      <text:p text:style-name="P1"><text:s text:c="4"/>'define the replacements</text:p>
      <text:p text:style-name="P1"><text:s text:c="4"/>Dim aMonth As Variant</text:p>
      <text:p text:style-name="P1"><text:s text:c="4"/>aMonth = Array("JAN", "FEB", "MAR", "APR", "MAY", "JUN", "JUL", "AUG", "SEP", "OCT", "NOV", "DEC")</text:p>
      <text:p text:style-name="P1"><text:s text:c="4"/>'loop through all months</text:p>
      <text:p text:style-name="P1"><text:s text:c="4"/>Dim iMonth As Integer</text:p>
      <text:p text:style-name="P1"><text:s text:c="4"/>For iMonth = 1 To 12</text:p>
      <text:p text:style-name="P1"><text:s text:c="8"/>'Replacement rule</text:p>
      <text:p text:style-name="P1"><text:s text:c="8"/>Dim sMonth As String</text:p>
      <text:p text:style-name="P1"><text:s text:c="8"/>sMonth = aMonth(iMonth - 1)</text:p>
      <text:p text:style-name="P1"><text:s text:c="8"/>'perform the replacement</text:p>
      <text:p text:style-name="P1"><text:s text:c="8"/>Selection.Replace What:="-" &amp; sMonth &amp; "-", Replacement:="/" &amp; CStr(iMonth) &amp; "/", _</text:p>
      <text:p text:style-name="P1"><text:s text:c="24"/>LookAt:=xlPart, SearchOrder:=xlByRows, MatchCase:=False, SearchFormat:=False, _</text:p>
      <text:p text:style-name="P1"><text:s text:c="24"/>ReplaceFormat:=False</text:p>
      <text:p text:style-name="P1"><text:s text:c="8"/>'Simulate a double click into all cells to get date objects</text:p>
      <text:p text:style-name="P1"><text:s text:c="8"/>Selection.FormulaR1C1 = Selection.Value</text:p>
      <text:p text:style-name="P1"><text:s text:c="4"/>Next iMonth</text:p>
      <text:p text:style-name="P1">End Function</text:p>
      <text:p text:style-name="P1"/>
      <text:p text:style-name="P1"/>
      <text:p text:style-name="P1"/>
      <text:p text:style-name="P1">Sub DataQualityMapping()</text:p>
      <text:p text:style-name="P1"><text:s text:c="4"/>Dim Sh_DataSet As String</text:p>
      <text:p text:style-name="P1"><text:s text:c="4"/>Dim Rng_DataSet_i As Range</text:p>
      <text:p text:style-name="P1"><text:s text:c="4"/>Dim Sh_MappingTable As String</text:p>
      <text:p text:style-name="P1"><text:s text:c="4"/>Dim Rng_MappingTable_i As Range</text:p>
      <text:p text:style-name="P1"><text:s text:c="4"/>Dim Col_Rng_DataSet_i As Long</text:p>
      <text:p text:style-name="P1"><text:s text:c="4"/>Dim RowSize_Rng_DataSet_i As Long</text:p>
      <text:p text:style-name="P1"><text:s text:c="4"/>Dim Col_Rng_MappingTable_i As Long</text:p>
      <text:p text:style-name="P1"><text:s text:c="4"/>Dim RowSize_Rng_MappingTable_i As Long</text:p>
      <text:p text:style-name="P1"><text:s text:c="4"/>'*********</text:p>
      <text:p text:style-name="P1"><text:s text:c="4"/>Sh_DataSet = "DataSet"</text:p>
      <text:p text:style-name="P1"><text:s text:c="4"/>Sh_MappingTable = "MappingTable"</text:p>
      <text:p text:style-name="P1"><text:s text:c="4"/>Col_Rng_DataSet_i = 4</text:p>
      <text:p text:style-name="P1"><text:s text:c="4"/>RowSize_Rng_DataSet_i = z_RowSize(Col_Rng_DataSet_i, Sh_DataSet)</text:p>
      <text:p text:style-name="P1"><text:s text:c="4"/>Col_Rng_MappingTable_i = 5</text:p>
      <text:p text:style-name="P1"><text:s text:c="4"/>RowSize_Rng_MappingTable_i = z_RowSize(Col_Rng_MappingTable_i, Sh_MappingTable)</text:p>
      <text:p text:style-name="P1"><text:s text:c="4"/>'*********</text:p>
      <text:p text:style-name="P1"><text:s text:c="4"/>Sheets(Sh_DataSet).Activate</text:p>
      <text:p text:style-name="P1"><text:s text:c="4"/>Set Rng_DataSet_i = Sheets(Sh_DataSet).Range(Cells(2, Col_Rng_DataSet_i), _</text:p>
      <text:p text:style-name="P1"><text:s text:c="20"/>Cells(RowSize_Rng_DataSet_i, Col_Rng_DataSet_i))</text:p>
      <text:p text:style-name="P1"><text:s text:c="4"/>Sheets(Sh_MappingTable).Activate</text:p>
      <text:p text:style-name="P1"><text:s text:c="4"/>Set Rng_MappingTable_i = Sheets(Sh_MappingTable).Range(Cells(2, Col_Rng_MappingTable_i), _</text:p>
      <text:p text:style-name="P1"><text:s text:c="20"/>Cells(RowSize_Rng_MappingTable_i, Col_Rng_MappingTable_i))</text:p>
      <text:p text:style-name="P1"><text:s text:c="20"/></text:p>
      <text:p text:style-name="P1"><text:s text:c="4"/>Call z_DataQualityMapping(Sh_DataSet, Rng_DataSet_i, Sh_MappingTable, Rng_MappingTable_i)</text:p>
      <text:p text:style-name="P1"/>
      <text:p text:style-name="P1">End Sub</text:p>
      <text:p text:style-name="P1"/>
      <text:p text:style-name="P1">Function z_DataQualityMapping(Sh_DataSet As String, Rng_DataSet As Range, _</text:p>
      <text:p text:style-name="P1"><text:soft-page-break/><text:s text:c="12"/>Sh_MappingTable As String, Rng_MappingTable As Range)</text:p>
      <text:p text:style-name="P1"><text:s text:c="16"/></text:p>
      <text:p text:style-name="P1"><text:s text:c="4"/>Dim Adr As String</text:p>
      <text:p text:style-name="P1"><text:s text:c="4"/>Address_Rng_MappingTable = Rng_MappingTable.Address</text:p>
      <text:p text:style-name="P1"><text:s text:c="4"/>'Iterate throught the rows</text:p>
      <text:p text:style-name="P1"><text:s text:c="4"/>For Each Cell_DataSet In Rng_DataSet</text:p>
      <text:p text:style-name="P1"><text:s text:c="8"/>Rw = Cell_DataSet.Row</text:p>
      <text:p text:style-name="P1"><text:s text:c="8"/>Vl = Cell_DataSet.Value</text:p>
      <text:p text:style-name="P1"><text:s text:c="8"/>'if Cell_DataSet is found in Sh_MappingTable then perform the mapping</text:p>
      <text:p text:style-name="P1"><text:s text:c="8"/>If Not Sheets(Sh_MappingTable).Range(Address_Rng_MappingTable).Find(What:=Cell_DataSet, LookAt:=xlWhole) Is Nothing Then</text:p>
      <text:p text:style-name="P1"><text:s text:c="12"/>'map</text:p>
      <text:p text:style-name="P1"><text:s text:c="12"/>Cell_DataSet.Offset(0, 0).Value = _</text:p>
      <text:p text:style-name="P1"><text:s text:c="16"/>Sheets(Sh_MappingTable).Range(Address_Rng_MappingTable).Find(What:=Cell_DataSet, _</text:p>
      <text:p text:style-name="P1"><text:s text:c="16"/>LookAt:=xlWhole).Offset(0, 1)</text:p>
      <text:p text:style-name="P1"><text:s text:c="8"/>'if Cell_DataSet is not found in Sh_MappingTable</text:p>
      <text:p text:style-name="P1"><text:s text:c="8"/>Else</text:p>
      <text:p text:style-name="P1"><text:s text:c="11"/>'nothing to map</text:p>
      <text:p text:style-name="P1"><text:s text:c="8"/>End If</text:p>
      <text:p text:style-name="P1"><text:s text:c="4"/>Next</text:p>
      <text:p text:style-name="P1"/>
      <text:p text:style-name="P1">End Function</text:p>
      <text:p text:style-name="P1"/>
      <text:p text:style-name="P1"/>
      <text:p text:style-name="P1">Sub Addressbook1()</text:p>
      <text:p text:style-name="P1"><text:s text:c="4"/>'Reference Microsoft Outlook 14.0 Object Library</text:p>
      <text:p text:style-name="P1"/>
      <text:p text:style-name="P1"><text:s text:c="4"/>Dim oAdrLst As Outlook.AddressList</text:p>
      <text:p text:style-name="P1"><text:s text:c="4"/>Dim oAdrEnt As Outlook.AddressEntries</text:p>
      <text:p text:style-name="P1"><text:s text:c="4"/>Dim objApp As New Outlook.Application</text:p>
      <text:p text:style-name="P1"><text:s text:c="4"/></text:p>
      <text:p text:style-name="P1"><text:s text:c="4"/>Set objApp = CreateObject("Outlook.Application")</text:p>
      <text:p text:style-name="P1"><text:s text:c="8"/></text:p>
      <text:p text:style-name="P1"><text:s text:c="4"/>'Return the personal address book.</text:p>
      <text:p text:style-name="P1"><text:s text:c="4"/>'1 contacts</text:p>
      <text:p text:style-name="P1"><text:s text:c="4"/>'2 suggested contacts</text:p>
      <text:p text:style-name="P1"><text:s text:c="4"/>'3 global address list</text:p>
      <text:p text:style-name="P1"><text:s text:c="4"/>Set oAdrLst = objApp.GetNamespace("MAPI").AddressLists(3)</text:p>
      <text:p text:style-name="P1"><text:s text:c="4"/>Set oAdrEnt = oAdrLst.AddressEntries</text:p>
      <text:p text:style-name="P1"><text:s text:c="4"/></text:p>
      <text:p text:style-name="P1"><text:s text:c="4"/>Dim i As Long</text:p>
      <text:p text:style-name="P1"><text:s text:c="4"/>Dim strAddress() As String</text:p>
      <text:p text:style-name="P1"><text:s text:c="4"/></text:p>
      <text:p text:style-name="P1"><text:s text:c="4"/>ReDim strAddress(0 To 4, 0 To oAdrEnt.Count - 1) As String</text:p>
      <text:p text:style-name="P1"><text:s text:c="4"/></text:p>
      <text:p text:style-name="P1"><text:s text:c="4"/>For i = 1 To oAdrEnt.Count</text:p>
      <text:p text:style-name="P1"><text:s text:c="8"/>On Error Resume Next</text:p>
      <text:p text:style-name="P1"><text:s text:c="8"/>strAddress(0, i - 1) = oAdrEnt.Item(i).Name</text:p>
      <text:p text:style-name="P1"><text:s text:c="8"/>strAddress(1, i - 1) = oAdrEnt.Item(i).GetExchangeUser.Alias</text:p>
      <text:p text:style-name="P1"><text:s text:c="8"/>strAddress(2, i - 1) = oAdrEnt.Item(i).GetExchangeUser.JobTitle</text:p>
      <text:p text:style-name="P1"><text:s text:c="8"/>strAddress(3, i - 1) = oAdrEnt.Item(i).GetExchangeUser.CompanyName</text:p>
      <text:p text:style-name="P1"><text:s text:c="8"/>strAddress(4, i - 1) = oAdrEnt.Item(i).GetExchangeUser.PrimarySmtpAddress</text:p>
      <text:p text:style-name="P1"><text:s text:c="8"/>On Error GoTo 0</text:p>
      <text:p text:style-name="P1"><text:soft-page-break/><text:s text:c="4"/>Next</text:p>
      <text:p text:style-name="P1"><text:s text:c="4"/>'Stop</text:p>
      <text:p text:style-name="P1"><text:s text:c="4"/></text:p>
      <text:p text:style-name="P1"><text:s text:c="4"/>Set fs = CreateObject("Scripting.FileSystemObject")</text:p>
      <text:p text:style-name="P1"><text:s text:c="4"/>Set txt_file = fs.CreateTextFile("C:\Users\t740698\Desktop\testfile.txt", True)</text:p>
      <text:p text:style-name="P1"><text:s text:c="4"/>For i = 1 To oAdrEnt.Count</text:p>
      <text:p text:style-name="P1"><text:s text:c="8"/>txt_file.WriteLine (strAddress(0, i - 1) &amp; Chr(9) &amp; strAddress(1, i - 1) &amp; Chr(9) &amp; strAddress(2, i - 1) &amp; Chr(9) &amp; strAddress(3, i - 1) &amp; Chr(9) &amp; strAddress(4, i - 1))</text:p>
      <text:p text:style-name="P1"><text:s text:c="4"/>Next i</text:p>
      <text:p text:style-name="P1"><text:s text:c="4"/>'Stop</text:p>
      <text:p text:style-name="P1"><text:s text:c="4"/></text:p>
      <text:p text:style-name="P1"><text:s text:c="4"/>txt_file.Close</text:p>
      <text:p text:style-name="P1"><text:s text:c="4"/></text:p>
      <text:p text:style-name="P1">End Sub</text:p>
      <text:p text:style-name="P1">Sub GetCurrentUser()</text:p>
      <text:p text:style-name="P1"><text:s text:c="4"/>Dim a(1 To 10) As String</text:p>
      <text:p text:style-name="P1"><text:s text:c="4"/>a(1) = (Outlook.Application.Session.CurrentUser.Name): Debug.Print a(1)</text:p>
      <text:p text:style-name="P1"><text:s text:c="4"/>a(2) = (Outlook.Application.Session.CurrentUser.AddressEntry.GetExchangeUser.Name): Debug.Print a(2)</text:p>
      <text:p text:style-name="P1"><text:s text:c="4"/>a(3) = (Outlook.Application.Session.CurrentUser.AddressEntry.GetExchangeUser.Alias): Debug.Print a(3)</text:p>
      <text:p text:style-name="P1"><text:s text:c="4"/>a(4) = (Outlook.Application.Session.CurrentUser.AddressEntry.GetExchangeUser.City): Debug.Print a(4)</text:p>
      <text:p text:style-name="P1"><text:s text:c="4"/>a(5) = (Outlook.Application.Session.CurrentUser.AddressEntry.GetExchangeUser.Department): Debug.Print a(5)</text:p>
      <text:p text:style-name="P1"><text:s text:c="4"/>a(6) = (Outlook.Application.Session.CurrentUser.AddressEntry.GetExchangeUser.JobTitle): Debug.Print a(6)</text:p>
      <text:p text:style-name="P1"><text:s text:c="4"/>a(7) = (Outlook.Application.Session.CurrentUser.AddressEntry.GetExchangeUser.OfficeLocation): Debug.Print a(7)</text:p>
      <text:p text:style-name="P1"><text:s text:c="4"/>a(8) = (Outlook.Application.Session.CurrentUser.AddressEntry.GetExchangeUser.StreetAddress): Debug.Print a(8)</text:p>
      <text:p text:style-name="P1"><text:s text:c="4"/>a(9) = (Outlook.Application.Session.CurrentUser.AddressEntry.GetExchangeUser.CompanyName): Debug.Print a(9)</text:p>
      <text:p text:style-name="P1"><text:s text:c="4"/>a(10) = (Outlook.Application.Session.CurrentUser.AddressEntry.GetExchangeUser.PrimarySmtpAddress): Debug.Print a(10)</text:p>
      <text:p text:style-name="P1"><text:s text:c="4"/></text:p>
      <text:p text:style-name="P1"><text:s text:c="4"/>Set fs = CreateObject("Scripting.FileSystemObject")</text:p>
      <text:p text:style-name="P1"><text:s text:c="4"/>Set txt_file = fs.CreateTextFile("C:\Users\t740698\Desktop\testfile.txt", True)</text:p>
      <text:p text:style-name="P1"><text:s text:c="4"/>For i = 1 To 10</text:p>
      <text:p text:style-name="P1"><text:s text:c="8"/>txt_file.WriteLine (a(i))</text:p>
      <text:p text:style-name="P1"><text:s text:c="4"/>Next i</text:p>
      <text:p text:style-name="P1"><text:s text:c="4"/>txt_file.Close</text:p>
      <text:p text:style-name="P1"><text:s text:c="4"/></text:p>
      <text:p text:style-name="P1">End Sub</text:p>
      <text:p text:style-name="P1"/>
      <text:p text:style-name="P1"/>
      <text:p text:style-name="P1">Sub Addressbook()</text:p>
      <text:p text:style-name="P1"><text:s text:c="4"/></text:p>
      <text:p text:style-name="P1"><text:s text:c="4"/>Dim oAdrLst As Outlook.AddressList</text:p>
      <text:p text:style-name="P1"><text:s text:c="4"/>Dim oAdrEnt As Outlook.AddressEntries</text:p>
      <text:p text:style-name="P1"><text:s text:c="4"/>Dim objApp As New Outlook.Application</text:p>
      <text:p text:style-name="P1"><text:s text:c="4"/></text:p>
      <text:p text:style-name="P1"><text:soft-page-break/><text:s text:c="4"/>'Return the personal address book.</text:p>
      <text:p text:style-name="P1"><text:s text:c="4"/>Set oAdrLst = objApp.GetNamespace("MAPI").AddressLists(1)</text:p>
      <text:p text:style-name="P1"><text:s text:c="4"/>Set oAdrEnt = oAdrLst.AddressEntries</text:p>
      <text:p text:style-name="P1"><text:s text:c="4"/></text:p>
      <text:p text:style-name="P1"><text:s text:c="4"/>Dim i As Integer</text:p>
      <text:p text:style-name="P1"><text:s text:c="4"/>Dim strAddress() As String</text:p>
      <text:p text:style-name="P1"><text:s text:c="4"/></text:p>
      <text:p text:style-name="P1"><text:s text:c="4"/>ReDim strAddress(oAdrEnt.Count - 1) As String</text:p>
      <text:p text:style-name="P1"><text:s text:c="4"/></text:p>
      <text:p text:style-name="P1"><text:s text:c="4"/>For i = 1 To oAdrEnt.Count</text:p>
      <text:p text:style-name="P1"><text:s text:c="8"/>strAddress(i - 1) = oAdrEnt.Item(i).Name</text:p>
      <text:p text:style-name="P1"><text:s text:c="4"/>Next</text:p>
      <text:p text:style-name="P1"><text:s text:c="4"/>Stop</text:p>
      <text:p text:style-name="P1"><text:s text:c="4"/></text:p>
      <text:p text:style-name="P1"><text:s text:c="4"/>Set fs = CreateObject("Scripting.FileSystemObject")</text:p>
      <text:p text:style-name="P1"><text:s text:c="4"/>Set txt_file = fs.CreateTextFile("C:\Users\t740698\Desktop\testfile.txt", True)</text:p>
      <text:p text:style-name="P1"><text:s text:c="4"/>For i = 1 To oAdrEnt.Count</text:p>
      <text:p text:style-name="P1"><text:s text:c="8"/>txt_file.WriteLine (strAddress(i - 1))</text:p>
      <text:p text:style-name="P1"><text:s text:c="4"/>Next i</text:p>
      <text:p text:style-name="P1"><text:s text:c="4"/>Stop</text:p>
      <text:p text:style-name="P1"><text:s text:c="4"/></text:p>
      <text:p text:style-name="P1"><text:s text:c="4"/>txt_file.Close</text:p>
      <text:p text:style-name="P1">End Sub</text:p>
      <text:p text:style-name="P1"/>
      <text:p text:style-name="P1"/>
      <text:p text:style-name="P1">Sub taskcustomer()</text:p>
      <text:p text:style-name="P1"><text:s text:c="4"/>Sheets("SmC_MasterDataSet_ResourceLevel").Activate</text:p>
      <text:p text:style-name="P1"><text:s text:c="4"/>tkcust_col = z_GetColumnIndex("TK Customer", 1, "SmC_MasterDataSet_ResourceLevel")</text:p>
      <text:p text:style-name="P1"><text:s text:c="4"/>PL1_Col = z_GetColumnIndex("Portfolio Level 1", 1, "SmC_MasterDataSet_ResourceLevel")</text:p>
      <text:p text:style-name="P1"><text:s text:c="4"/>PL2_Col = z_GetColumnIndex("Portfolio Level 2", 1, "SmC_MasterDataSet_ResourceLevel")</text:p>
      <text:p text:style-name="P1"><text:s text:c="4"/>For Each Cell In Range(Cells(2, tkcust_col), Cells(133094, tkcust_col))</text:p>
      <text:p text:style-name="P1"><text:s text:c="8"/>If Cells(Cell.Row, PL1_Col) = "SEEDS" Then</text:p>
      <text:p text:style-name="P1"><text:s text:c="12"/>If Cell.Value = Empty Then</text:p>
      <text:p text:style-name="P1"><text:s text:c="16"/>'Cell.Select</text:p>
      <text:p text:style-name="P1"><text:s text:c="16"/>If Cells(Cell.Row, PL2_Col) = "CORN_RD" Then</text:p>
      <text:p text:style-name="P1"><text:s text:c="20"/>Cell.Value = "SE - CORN"</text:p>
      <text:p text:style-name="P1"><text:s text:c="16"/>End If</text:p>
      <text:p text:style-name="P1"><text:s text:c="16"/>If Cells(Cell.Row, PL2_Col) = "DFC_RD" Then</text:p>
      <text:p text:style-name="P1"><text:s text:c="20"/>Cell.Value = "SE - DFC"</text:p>
      <text:p text:style-name="P1"><text:s text:c="16"/>End If</text:p>
      <text:p text:style-name="P1"><text:s text:c="16"/>If Cells(Cell.Row, PL2_Col) = "VEGETABLES_RD" Then</text:p>
      <text:p text:style-name="P1"><text:s text:c="20"/>Cell.Value = "SE - VEG"</text:p>
      <text:p text:style-name="P1"><text:s text:c="16"/>End If</text:p>
      <text:p text:style-name="P1"><text:s text:c="16"/>If Cells(Cell.Row, PL2_Col) = "RICE_RD" Then</text:p>
      <text:p text:style-name="P1"><text:s text:c="20"/>Cell.Value = "SE - RICE"</text:p>
      <text:p text:style-name="P1"><text:s text:c="16"/>End If</text:p>
      <text:p text:style-name="P1"><text:s text:c="16"/>If Cells(Cell.Row, PL2_Col) = "SOYBEAN_RD" Then</text:p>
      <text:p text:style-name="P1"><text:s text:c="20"/>Cell.Value = "SE - SOY"</text:p>
      <text:p text:style-name="P1"><text:s text:c="16"/>End If</text:p>
      <text:p text:style-name="P1"><text:s text:c="12"/>End If</text:p>
      <text:p text:style-name="P1"><text:s text:c="8"/>End If</text:p>
      <text:p text:style-name="P1"><text:s text:c="4"/>Next</text:p>
      <text:p text:style-name="P1"><text:s text:c="4"/></text:p>
      <text:p text:style-name="P1"><text:soft-page-break/>End Sub</text:p>
      <text:p text:style-name="P1"/>
      <text:p text:style-name="P1"/>
      <text:p text:style-name="P1">Private flag As String</text:p>
      <text:p text:style-name="P1">Private i As Integer</text:p>
      <text:p text:style-name="P1"/>
      <text:p text:style-name="P1">Sub m_p()</text:p>
      <text:p text:style-name="P1"><text:s text:c="4"/>i = 1</text:p>
      <text:p text:style-name="P1"><text:s text:c="4"/>Call z_p</text:p>
      <text:p text:style-name="P1">End Sub</text:p>
      <text:p text:style-name="P1"/>
      <text:p text:style-name="P1">Function z_p()</text:p>
      <text:p text:style-name="P1"><text:s text:c="4"/>Static iter As Integer</text:p>
      <text:p text:style-name="P1"><text:s text:c="4"/>iter = iter + i</text:p>
      <text:p text:style-name="P1"><text:s text:c="4"/>Stop</text:p>
      <text:p text:style-name="P1"><text:s text:c="4"/>If iter = 1 Then</text:p>
      <text:p text:style-name="P1"><text:s text:c="8"/>flag = "Goto-1"</text:p>
      <text:p text:style-name="P1"><text:s text:c="4"/>End If</text:p>
      <text:p text:style-name="P1"><text:s text:c="8"/>If flag = "Goto-1" Then</text:p>
      <text:p text:style-name="P1"><text:s text:c="12"/>a = 1</text:p>
      <text:p text:style-name="P1"><text:s text:c="12"/>Debug.Print "a=" &amp; a</text:p>
      <text:p text:style-name="P1"><text:s text:c="12"/>flag = "Goto-2"</text:p>
      <text:p text:style-name="P1"><text:s text:c="8"/>End If</text:p>
      <text:p text:style-name="P1"><text:s text:c="8"/>If flag = "Goto-2" Then</text:p>
      <text:p text:style-name="Standard"><text:span text:style-name="T1"><text:s text:c="12"/></text:span>'******</text:p>
      <text:p text:style-name="Standard"><text:s text:c="12"/>flag = "Goto-3"</text:p>
      <text:p text:style-name="Standard"><text:s text:c="12"/>iter = iter + 1</text:p>
      <text:p text:style-name="Standard"><text:s text:c="12"/><text:span text:style-name="T1">Debug.Print "iter" &amp; iter</text:span></text:p>
      <text:p text:style-name="P1"><text:s text:c="12"/>Stop</text:p>
      <text:p text:style-name="P1"><text:s text:c="12"/>Call z_SetOnTime("00:00:05", "z_p")</text:p>
      <text:p text:style-name="P1"><text:s text:c="12"/>Exit Function</text:p>
      <text:p text:style-name="P1"><text:s text:c="12"/>'******</text:p>
      <text:p text:style-name="P1"><text:s text:c="8"/>End If</text:p>
      <text:p text:style-name="P1"><text:s text:c="8"/>If flag = "Goto-3" Then</text:p>
      <text:p text:style-name="Standard"><text:span text:style-name="T1"><text:s text:c="12"/></text:span>b = 1</text:p>
      <text:p text:style-name="Standard"><text:s text:c="12"/>Debug.Print "b=" &amp; b</text:p>
      <text:p text:style-name="Standard"><text:s text:c="12"/>flag = "Goto-4"</text:p>
      <text:p text:style-name="Standard"><text:s text:c="8"/><text:span text:style-name="T1">End If</text:span></text:p>
      <text:p text:style-name="P1"><text:s text:c="8"/>If flag = "Goto-4" Then</text:p>
      <text:p text:style-name="P1"><text:s text:c="12"/>c = 1</text:p>
      <text:p text:style-name="P1"><text:s text:c="12"/>Debug.Print "c=" &amp; c</text:p>
      <text:p text:style-name="P1"><text:s text:c="8"/>End If</text:p>
      <text:p text:style-name="P1"><text:s text:c="4"/>iter = 0</text:p>
      <text:p text:style-name="P1">End Function</text:p>
      <text:p text:style-name="P1"/>
      <text:p text:style-name="P1"/>
      <text:p text:style-name="P1">Function z_SetOnTime(Wait_Sec As Variant, SubName As String)</text:p>
      <text:p text:style-name="P1"><text:s text:c="4"/>'input:Call z_SetOnTime("00:00:05", "z_SearchWindow")</text:p>
      <text:p text:style-name="P1"><text:s text:c="4"/>'call SearchWindow with ontime</text:p>
      <text:p text:style-name="P1"><text:s text:c="4"/>Dim TimerSet_i As Variant</text:p>
      <text:p text:style-name="P1"><text:s text:c="4"/>TimerSet_i = Now() + TimeValue(Wait_Sec)</text:p>
      <text:p text:style-name="P1"><text:s text:c="4"/>Application.OnTime EarliestTime:=TimerSet_i, Procedure:=SubName, Schedule:=True</text:p>
      <text:p text:style-name="P1"><text:s text:c="4"/>'now VBA is not running and waiting for the download window to pop up</text:p>
      <text:p text:style-name="P1"><text:soft-page-break/>End Function</text:p>
      <text:p text:style-name="P1"/>
      <text:p text:style-name="P1"/>
      <text:p text:style-name="P1">Public Const CSIDL_DESKTOP = &amp;H0 <text:s text:c="2"/>' Desktop (namespace root)</text:p>
      <text:p text:style-name="P1">Public Const CSIDL_INTERNET = &amp;H1 <text:s/>' Internet virtual folder</text:p>
      <text:p text:style-name="P1">Public Const CSIDL_PROGRAMS = &amp;H2 <text:s/>' Programs folder (under Start menu in [user] profile)</text:p>
      <text:p text:style-name="P1">Public Const CSIDL_CONTROLS = &amp;H3 <text:s/>' Control Panel virtual folder</text:p>
      <text:p text:style-name="P1">Public Const CSIDL_PRINTERS = &amp;H4 <text:s/>' Printers virtual folder</text:p>
      <text:p text:style-name="P1">Public Const CSIDL_PERSONAL = &amp;H5 <text:s/>' Personal folder ([user] profile)</text:p>
      <text:p text:style-name="P1">Public Const CSIDL_FAVORITES = &amp;H6 ' Favorites folder ([user] profile)</text:p>
      <text:p text:style-name="P1">Public Const CSIDL_STARTUP = &amp;H7 <text:s text:c="2"/>' Startup folder ([user] profile)</text:p>
      <text:p text:style-name="P1">Public Const CSIDL_RECENT = &amp;H8 <text:s text:c="3"/>' Recent Documents folder ([user] profile)</text:p>
      <text:p text:style-name="P1">Public Const CSIDL_SENDTO = &amp;H9 <text:s text:c="3"/>' SendTo folder ([user] profile)</text:p>
      <text:p text:style-name="P1">Public Const CSIDL_DESKTOPDIRECTORY = &amp;H10 ' Desktop folder ([user] profile)</text:p>
      <text:p text:style-name="P1">Public Const CSIDL_DRIVES = &amp;H11 <text:s text:c="2"/>' My Computer virtual folder</text:p>
      <text:p text:style-name="P1">Public Const CSIDL_NETWORK = &amp;H12 <text:s/>' Network Neighborhood root</text:p>
      <text:p text:style-name="P1">Public Const CSIDL_NETHOOD = &amp;H13 <text:s/>' Network Neighborhood directory</text:p>
      <text:p text:style-name="P1">Public Const CSIDL_FONTS = &amp;H14 <text:s text:c="3"/>' Fonts virtual folder</text:p>
      <text:p text:style-name="P1">Public Const CSIDL_TEMPLATES = &amp;H15 ' Templates folder ([user] profile)</text:p>
      <text:p text:style-name="P1">Public Const CSIDL_COMMON_STARTMENU = &amp;H16 ' Start menu (All Users profile)</text:p>
      <text:p text:style-name="P1">Public Const CSIDL_COMMON_PROGRAMS = &amp;H17 ' Programs folder (under Start menu in All Users profile)</text:p>
      <text:p text:style-name="P1">Public Const CSIDL_COMMON_STARTUP = &amp;H18 ' Startup folder (All Users profile)</text:p>
      <text:p text:style-name="P1">Public Const CSIDL_COMMON_DESKTOPDIRECTORY = &amp;H19 ' Desktop folder (All Users profile)</text:p>
      <text:p text:style-name="P1">Public Const CSIDL_INTERNET_CACHE = &amp;H20 <text:s text:c="3"/>' Internet Cache folder (Explorer 4.01 and Windows® 98).</text:p>
      <text:p text:style-name="P1">Public Const CSIDL_COOKIES = &amp;H21 ' Cookies folder</text:p>
      <text:p text:style-name="P1">Public Const CSIDL_HISTORY = &amp;H22 ' History folder</text:p>
      <text:p text:style-name="P1">Public Const CSIDL_BITBUCKET = &amp;HA <text:s/>' Recycle Bin folder</text:p>
      <text:p text:style-name="P1">Public Const CSIDL_STARTMENU = &amp;HB <text:s/>' Start menu ([user] profile)</text:p>
      <text:p text:style-name="P1">Public Const CSIDL_APPDATA = &amp;H1A ' Application Data ([user] profile) (Internet Explorer 4.0).</text:p>
      <text:p text:style-name="P1">Public Const CSIDL_ALTSTARTUP = &amp;H1D ' Alternate Startup ([user], DBCS)</text:p>
      <text:p text:style-name="P1">Public Const CSIDL_COMMON_ALTSTARTUP = &amp;H1E ' Alternate Startup folder (All Users profile, DBCS)</text:p>
      <text:p text:style-name="P1">Public Const CSIDL_COMMON_FAVORITES = &amp;H1F <text:s/>' Favorites folder (All Users profile)</text:p>
      <text:p text:style-name="P1">Public Const CSIDL_PRINTHOOD = &amp;H1B ' PrintHood folder ([user] profile)</text:p>
      <text:p text:style-name="P1">Public Const CSIDL_MYPICTURES = &amp;H27 ' My Pictures folder (Windows 2000 &amp; Windows Me).</text:p>
      <text:p text:style-name="P1">Public Const CSIDL_COMMON_ADMINTOOLS = &amp;H2F ' Administrative tools (All Users profile) (Windows 2000 &amp; Windows Me).</text:p>
      <text:p text:style-name="P1">Public Const CSIDL_COMMON_DOCUMENTS = &amp;H2E ' Documents folder (All Users profile)</text:p>
      <text:p text:style-name="P1">Public Const CSIDL_ADMINTOOLS = &amp;H30 <text:s/>' Administrative Tools ([user] profile) (Windows 2000 &amp; Windows Me).</text:p>
      <text:p text:style-name="P1">Public Const CSIDL_PROGRAM_FILES = &amp;H26 <text:s text:c="4"/>' Program Files folder (Windows 2000 &amp; Windows Me).</text:p>
      <text:p text:style-name="P1">Public Const CSIDL_PROGRAM_FILES_COMMON = &amp;H2B <text:s text:c="3"/>' Common Files folder <text:s/>(Windows 2000 &amp; Windows Me).</text:p>
      <text:p text:style-name="P1">Public Const CSIDL_COMMON_APPDATA = &amp;H23 ' Application data for all users. A typical path is C:\Documents and Settings\All Users\Application (Windows 2000 &amp; Windows Me)</text:p>
      <text:p text:style-name="P1">Public Const CSIDL_COMMON_TEMPLATES = &amp;H2D ' File system directory that contains the templates that are available to all users. A typical path is C:\Documents and Settings\All Users\Templates. Valid only for Windows NT systems.</text:p>
      <text:p text:style-name="P1">Public Const CSIDL_CONNECTIONS = &amp;H31 ' Virtual folder containing Network and Dial-up connetions</text:p>
      <text:p text:style-name="P1"><text:soft-page-break/>Public Const CSIDL_LOCAL_APPDATA = &amp;H1C ' File system directory that serves as a data repository for local (nonroaming) applications. A typical path is C:\Documents and Settings\username\Local Settings\Application Data (Windows 2000 &amp; Windows Me).</text:p>
      <text:p text:style-name="P1">Public Const CSIDL_PROFILE = &amp;H28 'User's profile folder (Windows 2000 &amp; Windows Me).</text:p>
      <text:p text:style-name="P1">Public Const CSIDL_PROGRAM_FILES_COMMONX86 = &amp;H2C ' The x86 Program Files Common folder on RISC systems.</text:p>
      <text:p text:style-name="P1">Public Const CSIDL_PROGRAM_FILESX86 = &amp;H2A ' The x86 Program Files folder on RISC systems.</text:p>
      <text:p text:style-name="P1">Public Const CSIDL_SYSTEM = &amp;H25 ' System folder. A typical path is C:\WINNT\SYSTEM32 (Windows 2000 &amp; Windows Me).</text:p>
      <text:p text:style-name="P1">Public Const CSIDL_SYSTEMX86 = &amp;H29 ' The x86 system directory on RISC systems.</text:p>
      <text:p text:style-name="P1">Public Const CSIDL_WINDOWS = &amp;H24 ' Windows directory or SYSROOT. This corresponds to the %windir% or %SYSTEMROOT% environment variables. A typical path is C:\WINNT (Windows 2000 &amp; Windows Me).</text:p>
      <text:p text:style-name="P1">Public Const CSIDL_MYMUSIC = &amp;HD ' File system directory that serves as a common repository for music files.</text:p>
      <text:p text:style-name="P1">Public Const CSIDL_MYVIDEO = &amp;HE ' File system directory that serves as a common repository for video files.</text:p>
      <text:p text:style-name="P1">Public Const CSIDL_COMMON_MUSIC = &amp;H35 ' My Music folder for all users. See CSIDL_MYMUSIC.</text:p>
      <text:p text:style-name="P1">Public Const CSIDL_COMMON_PICTURES = &amp;H36 ' My Pictures folder for all users. See CSIDL_MYPICTURES.</text:p>
      <text:p text:style-name="P1">Public Const CSIDL_COMMON_VIDEO = &amp;H37 ' My Video folder for all users. See CSIDL_MYVIDEO.</text:p>
      <text:p text:style-name="P1">Public Const CSIDL_RESOURCES = &amp;H38 ' System resource directory. A typical path is C:\WINNT\Resources.</text:p>
      <text:p text:style-name="P1">Public Const CSIDL_RESOURCES_LOCALIZED = &amp;H39 ' Localized resource directory. See CSIDL_RESOURCES.</text:p>
      <text:p text:style-name="P1">Public Const CSIDL_COMMON_OEM_LINKS = &amp;H3A <text:s/>' Folder containing links to All Users OEM specific applications.</text:p>
      <text:p text:style-name="P1">Public Const CSIDL_CDBURN_AREA = &amp;H3B ' File system folder used to hold data for burning to a CD. Typically [User Profile Folder]\Local Settings\Applications Data\Microsoft\CD Burning.</text:p>
      <text:p text:style-name="P1">Public Const CSIDL_COMPUTERSNEARME = &amp;H3D <text:s text:c="3"/>' Computers Near Me folder. Virtual folder containing links to "nearby" computers on the network. Nearness it is established by common workgroup membership.</text:p>
      <text:p text:style-name="P1">Public Const MAX_PATH = 260</text:p>
      <text:p text:style-name="P1">Public Const NOERROR = 0</text:p>
      <text:p text:style-name="P1"/>
      <text:p text:style-name="P1">Public Type shiEMID</text:p>
      <text:p text:style-name="P1"><text:s text:c="4"/>cb As Long</text:p>
      <text:p text:style-name="P1"><text:s text:c="4"/>abID As Byte</text:p>
      <text:p text:style-name="P1">End Type</text:p>
      <text:p text:style-name="P1">Public Type ITEMIDLIST</text:p>
      <text:p text:style-name="P1"><text:s text:c="4"/>mkid As shiEMID</text:p>
      <text:p text:style-name="P1">End Type</text:p>
      <text:p text:style-name="P1">Declare Function SHGetSpecialFolderLocation Lib "shell32.dll" (ByVal hwndOwner As Long, ByVal nFolder As Long, pidl As ITEMIDLIST) As Long</text:p>
      <text:p text:style-name="P1">Declare Function SHGetPathFromIDList Lib "shell32.dll" Alias "SHGetPathFromIDListA" (ByVal pidl As Long, ByVal pszPath As String) As Long</text:p>
      <text:p text:style-name="P1">Declare Function getUserName Lib "advapi32.dll" Alias "GetUserNameA" (ByVal lpBuffer As String, nSize As Long) As Long</text:p>
      <text:p text:style-name="P1"/>
      <text:p text:style-name="P1">Sub tests()</text:p>
      <text:p text:style-name="P1">desk = GetSpecialfolder(CSIDL_DESKTOP)</text:p>
      <text:p text:style-name="P1">'or</text:p>
      <text:p text:style-name="P1">desk = GetSpecialfolder(CSIDL_DESKTOPDIRECTORY)</text:p>
      <text:p text:style-name="P1"><text:soft-page-break/>'or</text:p>
      <text:p text:style-name="P1">desk = GetSpecialfolder(CSIDL_COMMON_DESKTOPDIRECTORY)</text:p>
      <text:p text:style-name="P1">End Sub</text:p>
      <text:p text:style-name="P1"/>
      <text:p text:style-name="P1">Public Function GetSpecialfolder(CSIDL As Long) As String</text:p>
      <text:p text:style-name="P1"><text:s text:c="4"/>Dim IDL As ITEMIDLIST</text:p>
      <text:p text:style-name="P1"><text:s text:c="4"/>Dim sPath As String</text:p>
      <text:p text:style-name="P1"><text:s text:c="4"/>Dim iReturn As Long</text:p>
      <text:p text:style-name="P1"><text:s text:c="4"/></text:p>
      <text:p text:style-name="P1"><text:s text:c="4"/>iReturn = SHGetSpecialFolderLocation(100, CSIDL, IDL)</text:p>
      <text:p text:style-name="P1"><text:s text:c="4"/></text:p>
      <text:p text:style-name="P1"><text:s text:c="4"/>If iReturn = NOERROR Then</text:p>
      <text:p text:style-name="P1"><text:s text:c="8"/>sPath = Space(512)</text:p>
      <text:p text:style-name="P1"><text:s text:c="8"/>iReturn = SHGetPathFromIDList(ByVal IDL.mkid.cb, ByVal sPath)</text:p>
      <text:p text:style-name="P1"><text:s text:c="8"/>sPath = RTrim$(sPath)</text:p>
      <text:p text:style-name="P1"><text:s text:c="8"/>If Asc(Right(sPath, 1)) = 0 Then sPath = left$(sPath, Len(sPath) - 1)</text:p>
      <text:p text:style-name="P1"><text:s text:c="8"/>GetSpecialfolder = sPath</text:p>
      <text:p text:style-name="P1"><text:s text:c="8"/>Exit Function</text:p>
      <text:p text:style-name="P1"><text:s text:c="4"/>End If</text:p>
      <text:p text:style-name="P1"><text:s text:c="4"/>GetSpecialfolder = ""</text:p>
      <text:p text:style-name="P1">End Function</text:p>
      <text:p text:style-name="P1"/>
      <text:p text:style-name="P1">Sub test()</text:p>
      <text:p text:style-name="P1"><text:s text:c="4"/>a = getDesktopFolder</text:p>
      <text:p text:style-name="P1"><text:s text:c="4"/>MsgBox a</text:p>
      <text:p text:style-name="P1"><text:s text:c="4"/>b = getUserName1</text:p>
      <text:p text:style-name="P1"><text:s text:c="4"/>MsgBox b</text:p>
      <text:p text:style-name="P1"><text:s text:c="4"/>c = getUserName2</text:p>
      <text:p text:style-name="P1"><text:s text:c="4"/>MsgBox c</text:p>
      <text:p text:style-name="P1">End Sub</text:p>
      <text:p text:style-name="P1"/>
      <text:p text:style-name="P1"/>
      <text:p text:style-name="P1">Function getDesktopFolder() As String</text:p>
      <text:p text:style-name="P1"><text:s text:c="3"/>Dim s As String</text:p>
      <text:p text:style-name="P1"><text:s text:c="3"/>s = CreateObject("WScript.Shell").Specialfolders("Desktop")</text:p>
      <text:p text:style-name="P1"><text:s text:c="3"/>getDesktopFolder = s</text:p>
      <text:p text:style-name="P1">End Function</text:p>
      <text:p text:style-name="P1"/>
      <text:p text:style-name="P1">Function getUserName2() As String</text:p>
      <text:p text:style-name="P1"><text:s text:c="3"/>Dim s As String</text:p>
      <text:p text:style-name="P1"><text:s text:c="3"/>Dim x As Variant</text:p>
      <text:p text:style-name="P1"><text:s text:c="3"/>Dim User As String</text:p>
      <text:p text:style-name="P1"><text:s text:c="3"/>s = CreateObject("WScript.Shell").Specialfolders("Desktop")</text:p>
      <text:p text:style-name="P1"><text:s text:c="3"/>x = Split(s, "\")</text:p>
      <text:p text:style-name="P1"><text:s text:c="3"/>User = x(UBound(x) - 1)</text:p>
      <text:p text:style-name="P1"><text:s text:c="3"/>getUserName2 = User</text:p>
      <text:p text:style-name="P1">End Function</text:p>
      <text:p text:style-name="P1"/>
      <text:p text:style-name="P1">Function getUserName1() As String</text:p>
      <text:p text:style-name="P1"><text:s text:c="4"/>Dim Puffer As String * 256</text:p>
      <text:p text:style-name="P1"><text:s text:c="4"/>Dim User As String</text:p>
      <text:p text:style-name="P1"><text:s text:c="4"/>Dim Ret As Long</text:p>
      <text:p text:style-name="P1"><text:s text:c="4"/>Ret = getUserName(Puffer, Len(Puffer))</text:p>
      <text:p text:style-name="P1"><text:soft-page-break/><text:s text:c="4"/>If Ret &lt;&gt; 0 Then</text:p>
      <text:p text:style-name="P1"><text:s text:c="8"/>User = left$(Puffer, InStr(1, Puffer, vbNullChar) - 1)</text:p>
      <text:p text:style-name="P1"><text:s text:c="8"/>getUserName1 = User</text:p>
      <text:p text:style-name="P1"><text:s text:c="4"/>End If</text:p>
      <text:p text:style-name="P1">End Function</text:p>
      <text:p text:style-name="P1"/>
      <text:p text:style-name="P1"/>
      <text:p text:style-name="P1">Sub ShowFileList(folderspec)</text:p>
      <text:p text:style-name="P1"><text:s text:c="4"/>Dim fs, f, f1, fc, s</text:p>
      <text:p text:style-name="P1"><text:s text:c="4"/>Set fs = CreateObject("Scripting.FileSystemObject")</text:p>
      <text:p text:style-name="P1"><text:s text:c="4"/>Set f = fs.GetFolder(folderspec)</text:p>
      <text:p text:style-name="P1"><text:s text:c="4"/></text:p>
      <text:p text:style-name="P1"><text:s text:c="4"/>Set fc = f.Files</text:p>
      <text:p text:style-name="P1"><text:s text:c="4"/>For Each f1 In fc</text:p>
      <text:p text:style-name="P1"><text:s text:c="8"/>s = s &amp; f1.Name</text:p>
      <text:p text:style-name="P1"><text:s text:c="8"/>s = s &amp; vbCrLf</text:p>
      <text:p text:style-name="P1"><text:s text:c="4"/>Next</text:p>
      <text:p text:style-name="P1"><text:s text:c="4"/>MsgBox s</text:p>
      <text:p text:style-name="P1">End Sub</text:p>
      <text:p text:style-name="P1"/>
      <text:p text:style-name="P1"/>
      <text:p text:style-name="P1">Sub ShowDriveList()</text:p>
      <text:p text:style-name="P1"><text:s text:c="4"/>Dim fs, d, dc, s, n</text:p>
      <text:p text:style-name="P1"><text:s text:c="4"/>Set fs = CreateObject("Scripting.FileSystemObject")</text:p>
      <text:p text:style-name="P1"><text:s text:c="4"/>Set dc = fs.Drives</text:p>
      <text:p text:style-name="P1"><text:s text:c="4"/>For Each d In dc</text:p>
      <text:p text:style-name="P1"><text:s text:c="8"/>s = s &amp; d.DriveLetter &amp; " - "</text:p>
      <text:p text:style-name="P1"><text:s text:c="8"/>If d.DriveType = 3 Then</text:p>
      <text:p text:style-name="P1"><text:s text:c="12"/>n = d.ShareName</text:p>
      <text:p text:style-name="P1"><text:s text:c="8"/>Else</text:p>
      <text:p text:style-name="P1"><text:s text:c="12"/>n = d.VolumeName</text:p>
      <text:p text:style-name="P1"><text:s text:c="8"/>End If</text:p>
      <text:p text:style-name="P1"><text:s text:c="8"/>s = s &amp; n &amp; vbCrLf</text:p>
      <text:p text:style-name="P1"><text:s text:c="4"/>Next</text:p>
      <text:p text:style-name="P1"><text:s text:c="4"/>MsgBox s</text:p>
      <text:p text:style-name="P1">End Sub</text:p>
      <text:p text:style-name="P1"/>
      <text:p text:style-name="P1"/>
      <text:p text:style-name="P1">Sub Macro1()</text:p>
      <text:p text:style-name="P1">'</text:p>
      <text:p text:style-name="P1">pathspec = "C:"</text:p>
      <text:p text:style-name="P1"/>
      <text:p text:style-name="P1"/>
      <text:p text:style-name="P1">Call AbsolutePath(pathspec)</text:p>
      <text:p text:style-name="P1"/>
      <text:p text:style-name="P1">'</text:p>
      <text:p text:style-name="P1">End Sub</text:p>
      <text:p text:style-name="P1"/>
      <text:p text:style-name="P1">Sub AbsolutePath(pathspec)</text:p>
      <text:p text:style-name="P1"><text:s text:c="4"/>Dim fs, f, f1, fc, s</text:p>
      <text:p text:style-name="P1"><text:s text:c="4"/>Set fs = CreateObject("Scripting.FileSystemObject")</text:p>
      <text:p text:style-name="P1"><text:s text:c="4"/>Set f = fs.GetAbsolutePathName("C:\Users\t740698\Desktop\Task_Jochen")</text:p>
      <text:p text:style-name="P1"/>
      <text:p text:style-name="P1"><text:soft-page-break/><text:s text:c="4"/>MsgBox f</text:p>
      <text:p text:style-name="P1">End Sub</text:p>
      <text:p text:style-name="P1">Sub ShowFileAccessInfo(filespec)</text:p>
      <text:p text:style-name="P1"><text:s text:c="4"/>Dim fs, d, f, s</text:p>
      <text:p text:style-name="P1"><text:s text:c="4"/>Set fs = CreateObject("Scripting.FileSystemObject")</text:p>
      <text:p text:style-name="P1"><text:s text:c="4"/>Set f = fs.GetFile(filespec)</text:p>
      <text:p text:style-name="P1"><text:s text:c="4"/>s = UCase(f.path) &amp; vbCrLf</text:p>
      <text:p text:style-name="P1"><text:s text:c="4"/>s = s &amp; "Created: " &amp; f.DateCreated &amp; vbCrLf</text:p>
      <text:p text:style-name="P1"><text:s text:c="4"/>s = s &amp; "Last Accessed: " &amp; f.DateLastAccessed &amp; vbCrLf</text:p>
      <text:p text:style-name="P1"><text:s text:c="4"/>s = s &amp; "Last Modified: " &amp; f.DateLastModified</text:p>
      <text:p text:style-name="P1"><text:s text:c="4"/>MsgBox s, 0, "File Access Info"</text:p>
      <text:p text:style-name="P1">End Sub</text:p>
      <text:p text:style-name="P1"/>
      <text:p text:style-name="P1"/>
      <text:p text:style-name="P1"/>
      <text:p text:style-name="P1">'Sub Macro1()</text:p>
      <text:p text:style-name="P1">' <text:s text:c="3"/>Dim Sh_DataSetBackup As Worksheet</text:p>
      <text:p text:style-name="P1">' <text:s text:c="3"/>Set Sh_DataSetBackup = Sheets("DataSetBackup")</text:p>
      <text:p text:style-name="P1">' <text:s text:c="3"/>For i = 5 To 60</text:p>
      <text:p text:style-name="P1">' <text:s text:c="3"/>Sh_DataSetBackup.Range("G" &amp; CStr(i)).Interior.ColorIndex = i</text:p>
      <text:p text:style-name="P1">' <text:s text:c="3"/>Next</text:p>
      <text:p text:style-name="P1">'End Sub</text:p>
      <text:p text:style-name="P1">'</text:p>
      <text:p text:style-name="P1">'Sub GetCurrentUser()</text:p>
      <text:p text:style-name="P1">' <text:s text:c="3"/>Dim a() As String</text:p>
      <text:p text:style-name="P1">' <text:s text:c="3"/>a(1) = (Outlook.Application.Session.CurrentUser.Name): Debug.Print a(1)</text:p>
      <text:p text:style-name="P1">' <text:s text:c="3"/>a(2) = (Outlook.Application.Session.CurrentUser.AddressEntry.GetExchangeUser.Name): Debug.Print a(2)</text:p>
      <text:p text:style-name="P1">' <text:s text:c="3"/>a(3) = (Outlook.Application.Session.CurrentUser.AddressEntry.GetExchangeUser.Alias): Debug.Print a(3)</text:p>
      <text:p text:style-name="P1">' <text:s text:c="3"/>a(4) = (Outlook.Application.Session.CurrentUser.AddressEntry.GetExchangeUser.City): Debug.Print a(4)</text:p>
      <text:p text:style-name="P1">' <text:s text:c="3"/>a(5) = (Outlook.Application.Session.CurrentUser.AddressEntry.GetExchangeUser.Department): Debug.Print a(5)</text:p>
      <text:p text:style-name="P1">' <text:s text:c="3"/>a(6) = (Outlook.Application.Session.CurrentUser.AddressEntry.GetExchangeUser.JobTitle): Debug.Print a(6)</text:p>
      <text:p text:style-name="P1">' <text:s text:c="3"/>a(7) = (Outlook.Application.Session.CurrentUser.AddressEntry.GetExchangeUser.OfficeLocation): Debug.Print a(7)</text:p>
      <text:p text:style-name="P1">' <text:s text:c="3"/>a(8) = (Outlook.Application.Session.CurrentUser.AddressEntry.GetExchangeUser.StreetAddress): Debug.Print a(8)</text:p>
      <text:p text:style-name="P1">'</text:p>
      <text:p text:style-name="P1">' <text:s text:c="3"/>Set fs = CreateObject("Scripting.FileSystemObject")</text:p>
      <text:p text:style-name="P1">' <text:s text:c="3"/>Set txt_file = fs.CreateTextFile("C:\Users\t740698\Desktop\testfile.txt", True)</text:p>
      <text:p text:style-name="P1">' <text:s text:c="3"/>For i = 1 To 9</text:p>
      <text:p text:style-name="P1">' <text:s text:c="7"/>txt_file.WriteLine (a(i))</text:p>
      <text:p text:style-name="P1">' <text:s text:c="3"/>Next i</text:p>
      <text:p text:style-name="P1">' <text:s text:c="3"/>txt_file.Close</text:p>
      <text:p text:style-name="P1">'End Sub</text:p>
      <text:p text:style-name="P1">'</text:p>
      <text:p text:style-name="P1">'</text:p>
      <text:p text:style-name="P1">'Sub EnumerateFoldersInStores()</text:p>
      <text:p text:style-name="P1">' <text:s text:c="3"/>Dim olApp As New Outlook.Application</text:p>
      <text:p text:style-name="P1">' <text:s text:c="3"/>Dim colStores As Outlook.Stores</text:p>
      <text:p text:style-name="P1"><text:soft-page-break/>' <text:s text:c="3"/>Dim oStore As Outlook.Store</text:p>
      <text:p text:style-name="P1">' <text:s text:c="3"/>Dim oRoot As Outlook.Folder</text:p>
      <text:p text:style-name="P1">'</text:p>
      <text:p text:style-name="P1">' <text:s text:c="3"/>On Error Resume Next</text:p>
      <text:p text:style-name="P1">' <text:s text:c="3"/>Set colStores = olApp.Session.Stores</text:p>
      <text:p text:style-name="P1">' <text:s text:c="3"/>For Each oStore In colStores</text:p>
      <text:p text:style-name="P1">' <text:s text:c="7"/>Set oRoot = oStore.GetRootFolder</text:p>
      <text:p text:style-name="P1">' <text:s text:c="7"/>Debug.Print (oRoot.FolderPath)</text:p>
      <text:p text:style-name="P1">' <text:s text:c="7"/>EnumerateFolders oRoot</text:p>
      <text:p text:style-name="P1">' <text:s text:c="3"/>Next</text:p>
      <text:p text:style-name="P1">'End Sub</text:p>
      <text:p text:style-name="P1">'</text:p>
      <text:p text:style-name="P1">'Private Sub EnumerateFolders(ByVal oFolder As Outlook.Folder)</text:p>
      <text:p text:style-name="P1">' <text:s text:c="3"/>Dim folders As Outlook.folders</text:p>
      <text:p text:style-name="P1">' <text:s text:c="3"/>Dim Folder As Outlook.Folder</text:p>
      <text:p text:style-name="P1">' <text:s text:c="3"/>Dim foldercount As Integer</text:p>
      <text:p text:style-name="P1">'</text:p>
      <text:p text:style-name="P1">' <text:s text:c="3"/>On Error Resume Next</text:p>
      <text:p text:style-name="P1">' <text:s text:c="3"/>Set folders = oFolder.folders</text:p>
      <text:p text:style-name="P1">' <text:s text:c="3"/>foldercount = folders.Count</text:p>
      <text:p text:style-name="P1">' <text:s text:c="3"/>'Check if there are any folders below oFolder</text:p>
      <text:p text:style-name="P1">' <text:s text:c="3"/>If foldercount Then</text:p>
      <text:p text:style-name="P1">' <text:s text:c="7"/>For Each Folder In folders</text:p>
      <text:p text:style-name="P1">' <text:s text:c="11"/>Debug.Print (Folder.FolderPath)</text:p>
      <text:p text:style-name="P1">' <text:s text:c="11"/>Debug.Print (Folder.Items.Count)</text:p>
      <text:p text:style-name="P1">' <text:s text:c="11"/>EnumerateFolders Folder</text:p>
      <text:p text:style-name="P1">' <text:s text:c="7"/>Next</text:p>
      <text:p text:style-name="P1">' <text:s text:c="3"/>End If</text:p>
      <text:p text:style-name="P1">'End Sub</text:p>
      <text:p text:style-name="P1"/>
      <text:p text:style-name="P1">Sub a1()</text:p>
      <text:p text:style-name="P1"><text:s text:c="4"/>Dim txt_file As Object</text:p>
      <text:p text:style-name="P1"><text:s text:c="4"/>Call TextFile_Create(txt_file, "C:\Users\t740698\Desktop\testfile.txt")</text:p>
      <text:p text:style-name="P1"><text:s text:c="4"/>Call TextFile_Open_Or_CreateAndOpen(txt_file, "C:\Users\t740698\Desktop\testfile.txt")</text:p>
      <text:p text:style-name="P1"><text:s text:c="4"/>Dim txt(0) As Variant</text:p>
      <text:p text:style-name="P1"><text:s text:c="4"/>txt(0) = "Start - Crop Split: " &amp; CStr(Now())</text:p>
      <text:p text:style-name="P1"><text:s text:c="4"/>Call TextFile_WriteInto1(txt_file, txt)</text:p>
      <text:p text:style-name="P1"><text:s text:c="4"/>Call TextFile_Close(txt_file)</text:p>
      <text:p text:style-name="P1">End Sub</text:p>
      <text:p text:style-name="P1">Sub a2()</text:p>
      <text:p text:style-name="P1"><text:s text:c="4"/>Dim txt_file As Object</text:p>
      <text:p text:style-name="P1"><text:s text:c="4"/>Call TextFile_Create(txt_file, "C:\Users\t740698\Desktop\testfile.txt")</text:p>
      <text:p text:style-name="P1"><text:s text:c="4"/>Call TextFile_Close(txt_file)</text:p>
      <text:p text:style-name="P1"><text:s text:c="4"/>Call TextFile_Open_Or_CreateAndOpen(txt_file, "C:\Users\t740698\Desktop\testfile.txt")</text:p>
      <text:p text:style-name="P1"><text:s text:c="4"/>Call TextFile_WriteInto2(txt_file, Array("txt", "test"))</text:p>
      <text:p text:style-name="P1"><text:s text:c="4"/>Call TextFile_Close(txt_file)</text:p>
      <text:p text:style-name="P1">End Sub</text:p>
      <text:p text:style-name="P1">Function TextFile_Create(ByRef txt_file As Object, PathAndName As String)</text:p>
      <text:p text:style-name="P1"><text:s text:c="4"/>'call</text:p>
      <text:p text:style-name="P1"><text:s text:c="4"/>'Call TextFile_Create(txt_file, "C:\Users\t740698\Desktop\testfile.txt")</text:p>
      <text:p text:style-name="P1"><text:s text:c="4"/>Set fs = CreateObject("Scripting.FileSystemObject")</text:p>
      <text:p text:style-name="P1"><text:s text:c="4"/>Set txt_file = fs.CreateTextFile(PathAndName, True)</text:p>
      <text:p text:style-name="P1">End Function</text:p>
      <text:p text:style-name="P1"><text:soft-page-break/>Function TextFile_Open_Or_CreateAndOpen(ByRef txt_file As Object, PathAndName As String)</text:p>
      <text:p text:style-name="P1"><text:s text:c="4"/>'Call:</text:p>
      <text:p text:style-name="P1"><text:s text:c="4"/>'Call TextFile_Open_Or_CreateAndOpen(txt_file, "C:\Users\t740698\Desktop\testfile.txt")</text:p>
      <text:p text:style-name="P1"><text:s text:c="4"/>'if an error message pops up then the file is already open</text:p>
      <text:p text:style-name="P1"><text:s text:c="4"/>Set fs = CreateObject("Scripting.FileSystemObject")</text:p>
      <text:p text:style-name="P1"><text:s text:c="4"/>'8=For Appending at the end of the file</text:p>
      <text:p text:style-name="P1"><text:s text:c="4"/>'True=Create a new file if it does not exist</text:p>
      <text:p text:style-name="P1"><text:s text:c="4"/>Set txt_file = fs.OpenTextFile(PathAndName, 8, True)</text:p>
      <text:p text:style-name="P1">End Function</text:p>
      <text:p text:style-name="P1">Function TextFile_WriteInto1(txt_file As Object, txt_arr() As Variant)</text:p>
      <text:p text:style-name="P1"><text:s text:c="4"/>'Call:</text:p>
      <text:p text:style-name="P1"><text:s text:c="4"/>'Dim txt(0 to 2) As Variant</text:p>
      <text:p text:style-name="P1"><text:s text:c="4"/>'txt(0) = "Start - Task1: " &amp; CStr(Now())</text:p>
      <text:p text:style-name="P1"><text:s text:c="4"/>'txt(1) = "Stop - Task1: " &amp; CStr(Now())</text:p>
      <text:p text:style-name="P1"><text:s text:c="4"/>'txt(2) = "Start - Task2: " &amp; CStr(Now())</text:p>
      <text:p text:style-name="P1"><text:s text:c="4"/>'Call TextFile_WriteInto1(txt_file, txt)</text:p>
      <text:p text:style-name="P1"><text:s text:c="4"/>For i = LBound(txt_arr) To UBound(txt_arr)</text:p>
      <text:p text:style-name="P1"><text:s text:c="8"/>txt_file.WriteLine (txt_arr(i))</text:p>
      <text:p text:style-name="P1"><text:s text:c="4"/>Next i</text:p>
      <text:p text:style-name="P1">End Function</text:p>
      <text:p text:style-name="P1">Function TextFile_WriteInto2(txt_file As Object, txt_arr As Variant)</text:p>
      <text:p text:style-name="P1"><text:s text:c="4"/>'Call:</text:p>
      <text:p text:style-name="P1"><text:s text:c="4"/>'Call TextFile_WriteInto2(txt_file, Array("string1 " &amp; CStr(Now()), "string2 " &amp; CStr(Now())))</text:p>
      <text:p text:style-name="P1"><text:s text:c="4"/>For i = LBound(txt_arr) To UBound(txt_arr)</text:p>
      <text:p text:style-name="P1"><text:s text:c="8"/>txt_file.WriteLine (txt_arr(i))</text:p>
      <text:p text:style-name="P1"><text:s text:c="4"/>Next i</text:p>
      <text:p text:style-name="P1">End Function</text:p>
      <text:p text:style-name="P1">Function TextFile_Close(txt_file As Object)</text:p>
      <text:p text:style-name="P1"><text:s text:c="4"/>txt_file.Close</text:p>
      <text:p text:style-name="P1">End Function</text:p>
      <text:p text:style-name="P1"/>
      <text:p text:style-name="P1"/>
      <text:p text:style-name="P13">File: PivotsMacros</text:p>
      <text:p text:style-name="P1"/>
      <text:p text:style-name="P1">Sub SmC_TimeCardActuals()</text:p>
      <text:p text:style-name="P1">'Macro generated by Roland.Benz@Syngenta.com and franz.schuermann@syngenta.com (PMEC, Project Management Excellence)</text:p>
      <text:p text:style-name="P1">'Date: 26.9.2011</text:p>
      <text:p text:style-name="P1">'Macro for Lee Hubbard</text:p>
      <text:p text:style-name="P1">Dim start As Date: Dim Duration As Date</text:p>
      <text:p text:style-name="P1">start = Now()</text:p>
      <text:p text:style-name="P1"/>
      <text:p text:style-name="P1">'MsgBox to activate the right sheet, &amp;vbcrlf &amp;</text:p>
      <text:p text:style-name="P1">If 1 Then</text:p>
      <text:p text:style-name="P1"><text:s text:c="4"/>Response = MsgBox( _</text:p>
      <text:p text:style-name="P1"><text:s text:c="4"/>"Please select the Excel sheet you want the macro to be applied to!" &amp; Chr(13) &amp; _</text:p>
      <text:p text:style-name="P1"><text:s text:c="4"/>"Click Yes if the right sheet is already selected." &amp; Chr(13) &amp; _</text:p>
      <text:p text:style-name="P1"><text:s text:c="4"/>"Otherwise click No, select the Excel sheet by clicking on its tab" &amp; Chr(13) &amp; _</text:p>
      <text:p text:style-name="P1"><text:s text:c="4"/>" <text:s text:c="35"/>at the botton and then restart the macro.", _</text:p>
      <text:p text:style-name="P1"><text:s text:c="4"/>vbYesNo)</text:p>
      <text:p text:style-name="P1">End If</text:p>
      <text:p text:style-name="P1"/>
      <text:p text:style-name="P1"><text:soft-page-break/>'Execute the tasks</text:p>
      <text:p text:style-name="P1">'Copy the input file ActiveSheet.Name in a new file Sh_Source and make changes</text:p>
      <text:p text:style-name="P1">'Make new sheets Sh_Pivot and make the pivots</text:p>
      <text:p text:style-name="P1">If Response = vbYes Then</text:p>
      <text:p text:style-name="P1"/>
      <text:p text:style-name="P1"><text:s text:c="4"/>'Make a copy of the input sheet, change the sheet tab color and then make some some changes</text:p>
      <text:p text:style-name="P1"><text:s text:c="4"/>Dim Sh As String</text:p>
      <text:p text:style-name="P1"><text:s text:c="4"/>Sh = ActiveSheet.Name ' msgbox asks to make the right sheet active</text:p>
      <text:p text:style-name="P1"><text:s text:c="4"/>Dim Sh_Source As String</text:p>
      <text:p text:style-name="P1"><text:s text:c="4"/>Sh_Source = "ActualsByWeek"</text:p>
      <text:p text:style-name="P1"><text:s text:c="4"/></text:p>
      <text:p text:style-name="P1"><text:s text:c="4"/>If 1 Then</text:p>
      <text:p text:style-name="P1"><text:s text:c="8"/>Call z_ShNewFlatValueCopy(Sh, Sh_Source, "End")</text:p>
      <text:p text:style-name="P1"><text:s text:c="8"/>'change the colour of the sheet name on the tab</text:p>
      <text:p text:style-name="P1"><text:s text:c="8"/>With ActiveWorkbook.Sheets(Sh_Source).Tab</text:p>
      <text:p text:style-name="P1"><text:s text:c="8"/>.Color = RGB(0, 32, 90)</text:p>
      <text:p text:style-name="P1"><text:s text:c="8"/>.TintAndShade = 0</text:p>
      <text:p text:style-name="P1"><text:s text:c="4"/>End With</text:p>
      <text:p text:style-name="P1"><text:s text:c="4"/>End If</text:p>
      <text:p text:style-name="P1"><text:s text:c="4"/>If 1 Then</text:p>
      <text:p text:style-name="P1"><text:s text:c="8"/>'Add a column for person site information</text:p>
      <text:p text:style-name="P1"><text:s text:c="8"/>Sheets(Sh_Source).Select</text:p>
      <text:p text:style-name="P1"><text:s text:c="8"/>Rows("1:1").Find(What:="EMPLOYEE_NAME", LookAt:=xlWhole).Select</text:p>
      <text:p text:style-name="P1"><text:s text:c="8"/>ActiveCell.Offset(0, 1).EntireColumn.Insert</text:p>
      <text:p text:style-name="P1"><text:s text:c="8"/>ActiveCell(1, 2).Value = "SITE"</text:p>
      <text:p text:style-name="P1"><text:s text:c="8"/>'Fill the new column with person site info</text:p>
      <text:p text:style-name="P1"><text:s text:c="8"/>Range(ActiveCell(2, 1), ActiveCell(2, 1).End(xlDown)).Select</text:p>
      <text:p text:style-name="P1"><text:s text:c="8"/>For Each rSite In Selection.Cells</text:p>
      <text:p text:style-name="P1"><text:s text:c="12"/>rSite.Offset(0, 1).Value = Right(rSite.Value, 4)</text:p>
      <text:p text:style-name="P1"><text:s text:c="8"/>Next</text:p>
      <text:p text:style-name="P1"><text:s text:c="4"/>End If</text:p>
      <text:p text:style-name="P1"><text:s text:c="4"/>If 1 Then</text:p>
      <text:p text:style-name="P1"><text:s text:c="8"/>'Add a column for a concatenated string of PI ID and Task ID</text:p>
      <text:p text:style-name="P1"><text:s text:c="8"/>Sheets(Sh_Source).Select</text:p>
      <text:p text:style-name="P1"><text:s text:c="8"/>Rows("1:1").Find(What:="STAFF_DAYS", LookAt:=xlWhole).Select</text:p>
      <text:p text:style-name="P1"><text:s text:c="8"/>ActiveCell.Offset(0, 1).EntireColumn.Insert</text:p>
      <text:p text:style-name="P1"><text:s text:c="8"/>ActiveCell(1, 2).Value = "IDENTIFICATION"</text:p>
      <text:p text:style-name="P1"><text:s text:c="8"/>Range(ActiveCell(2, 2), ActiveCell(2, 1).End(xlDown).Offset(0, 1)).Select</text:p>
      <text:p text:style-name="P1"><text:s text:c="8"/>For Each rSite In Selection.Cells</text:p>
      <text:p text:style-name="P1"><text:s text:c="12"/>rSite.Value = rSite.Offset(0, -16).Value &amp; "-" &amp; rSite.Offset(0, -12).Value</text:p>
      <text:p text:style-name="P1"><text:s text:c="8"/>Next</text:p>
      <text:p text:style-name="P1"><text:s text:c="8"/>Range("A1").Select</text:p>
      <text:p text:style-name="P1"><text:s text:c="4"/>End If</text:p>
      <text:p text:style-name="P1"><text:s text:c="4"/></text:p>
      <text:p text:style-name="P1"><text:s text:c="4"/>'Make new sheets and the pivots from Sh_Source</text:p>
      <text:p text:style-name="P1"><text:s text:c="4"/>Dim Sh_Pivot As String</text:p>
      <text:p text:style-name="P1"><text:s text:c="4"/>Dim RowU, ColL, RowD, ColR As Long</text:p>
      <text:p text:style-name="P1"><text:s text:c="4"/>Dim Piv_RowD As Long</text:p>
      <text:p text:style-name="P1"><text:s text:c="4"/>Dim Source_Rng As Range</text:p>
      <text:p text:style-name="P1"><text:s text:c="4"/>Dim Piv_sULCell As String</text:p>
      <text:p text:style-name="P1"><text:s text:c="4"/>Dim Piv_ULCell As Range</text:p>
      <text:p text:style-name="P1"><text:s text:c="4"/>Dim Piv_F_R_C_V(0 To 3) As Variant</text:p>
      <text:p text:style-name="P1"><text:s text:c="4"/>Dim PivName(0 To 2) As String</text:p>
      <text:p text:style-name="P1"><text:soft-page-break/><text:s text:c="4"/></text:p>
      <text:p text:style-name="P1"><text:s text:c="4"/>'Make a new sheet and add a pivot</text:p>
      <text:p text:style-name="P1"><text:s text:c="4"/>'Name of the sheet</text:p>
      <text:p text:style-name="P1"><text:s text:c="4"/>Sh_Pivot = "TimeToDateByTask"</text:p>
      <text:p text:style-name="P1"><text:s text:c="4"/>If 1 Then</text:p>
      <text:p text:style-name="P1"><text:s text:c="8"/>Call z_ShNew(Sh_Pivot, "End")</text:p>
      <text:p text:style-name="P1"><text:s text:c="8"/>'change the colour of the sheet name on the tab</text:p>
      <text:p text:style-name="P1"><text:s text:c="8"/>With ActiveWorkbook.Sheets(Sh_Pivot).Tab</text:p>
      <text:p text:style-name="P1"><text:s text:c="8"/>.Color = RGB(255, 255, 0)</text:p>
      <text:p text:style-name="P1"><text:s text:c="8"/>.TintAndShade = 0</text:p>
      <text:p text:style-name="P1"><text:s text:c="4"/>End With</text:p>
      <text:p text:style-name="P1"><text:s text:c="4"/>End If</text:p>
      <text:p text:style-name="P1"><text:s text:c="4"/>If 1 Then</text:p>
      <text:p text:style-name="P1"><text:s text:c="8"/>'Parameters for the z_GeneratePivotTable function and its call</text:p>
      <text:p text:style-name="P1"><text:s text:c="8"/>'Name of the pivot sheet</text:p>
      <text:p text:style-name="P1"><text:s text:c="12"/>'Sh_Pivot = "Time-to-Date-By-Task-RB"</text:p>
      <text:p text:style-name="P1"><text:s text:c="8"/>'Name of the source sheet</text:p>
      <text:p text:style-name="P1"><text:s text:c="12"/>'Sh_Source = "ActualsByWeek-RB"</text:p>
      <text:p text:style-name="P1"><text:s text:c="8"/>'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sULCell = "B9"</text:p>
      <text:p text:style-name="P1"><text:s text:c="8"/>Set Piv_ULCell = Sheets(Sh_Pivot).Range(Piv_sULCell)</text:p>
      <text:p text:style-name="P1"><text:s text:c="8"/>'Determine the pivot fields</text:p>
      <text:p text:style-name="P1"><text:s text:c="8"/>Piv_F_R_C_V(0) = Array(13, 9, 11, 7, 12, 10) 'filter</text:p>
      <text:p text:style-name="P1"><text:s text:c="8"/>Piv_F_R_C_V(1) = Array(17, 5) 'row labels</text:p>
      <text:p text:style-name="P1"><text:s text:c="8"/>Piv_F_R_C_V(2) = Array() 'column labels</text:p>
      <text:p text:style-name="P1"><text:s text:c="8"/>Piv_F_R_C_V(3) = Array(16) 'values</text:p>
      <text:p text:style-name="P1"><text:s text:c="8"/>'Call the function that creates the pivot</text:p>
      <text:p text:style-name="P1"><text:s text:c="8"/>PivName(0) = z_GeneratePivotTable(Piv_ULCell, Source_Rng, Sh_Source, Sh_Pivot, Piv_F_R_C_V)</text:p>
      <text:p text:style-name="P1"><text:s text:c="4"/>End If</text:p>
      <text:p text:style-name="P1"><text:s text:c="4"/>If 1 Then</text:p>
      <text:p text:style-name="P1"><text:s text:c="8"/>'Pivot PivName(0)</text:p>
      <text:p text:style-name="P1"><text:s text:c="8"/>'set the filters</text:p>
      <text:p text:style-name="P1"><text:s text:c="8"/>ActiveSheet.PivotTables(PivName(0)).PivotFields("RESOURCE_YEAR").ClearAllFilters</text:p>
      <text:p text:style-name="P1"><text:s text:c="8"/>ActiveSheet.PivotTables(PivName(0)).PivotFields("RESOURCE_YEAR").CurrentPage = "2011"</text:p>
      <text:p text:style-name="P1"><text:s text:c="8"/>'change the colum with of col A</text:p>
      <text:p text:style-name="P1"><text:s text:c="8"/>Columns("A:A").ColumnWidth = 5</text:p>
      <text:p text:style-name="P1"><text:s text:c="8"/>'insert formula into the Sh_Pivot</text:p>
      <text:p text:style-name="P1"><text:s text:c="8"/>Sheets(Sh_Pivot).Select</text:p>
      <text:p text:style-name="P1"><text:s text:c="8"/>Range("D7").Select</text:p>
      <text:p text:style-name="P1"><text:s text:c="8"/>Selection.Formula = "=GETPIVOTDATA(""STAFF_DAYS"",$B$9)"</text:p>
      <text:p text:style-name="P1"><text:s text:c="8"/>'format columns in Sh_Pivot</text:p>
      <text:p text:style-name="P1"><text:s text:c="8"/>Range("D2:D7").Select</text:p>
      <text:p text:style-name="P1"><text:s text:c="8"/>With Selection.Interior</text:p>
      <text:p text:style-name="P1"><text:s text:c="12"/>.Pattern = xlSolid</text:p>
      <text:p text:style-name="P1"><text:s text:c="12"/>.PatternColorIndex = xlAutomatic</text:p>
      <text:p text:style-name="P1"><text:s text:c="12"/>.ThemeColor = xlThemeColorAccent3</text:p>
      <text:p text:style-name="P1"><text:s text:c="12"/>.TintAndShade = 0.599993896298105</text:p>
      <text:p text:style-name="P1"><text:s text:c="12"/>.PatternTintAndShade = 0</text:p>
      <text:p text:style-name="P1"><text:s text:c="8"/>End With</text:p>
      <text:p text:style-name="P1"><text:soft-page-break/><text:s text:c="8"/>Columns("A:A").ColumnWidth = 3</text:p>
      <text:p text:style-name="P1"><text:s text:c="8"/>Columns("D:D").Select</text:p>
      <text:p text:style-name="P1"><text:s text:c="8"/>Selection.NumberFormat = "#,##0.0"</text:p>
      <text:p text:style-name="P1"><text:s text:c="8"/>ActiveWorkbook.Save</text:p>
      <text:p text:style-name="P1"><text:s text:c="8"/>Range("B9").Select</text:p>
      <text:p text:style-name="P1"><text:s text:c="4"/>End If</text:p>
      <text:p text:style-name="P1"><text:s text:c="4"/></text:p>
      <text:p text:style-name="P1"><text:s text:c="4"/>'Make a new sheet and add two pivots</text:p>
      <text:p text:style-name="P1"><text:s text:c="4"/>'Name of the sheet</text:p>
      <text:p text:style-name="P1"><text:s text:c="4"/>Sh_Pivot = "DataQualityLocation"</text:p>
      <text:p text:style-name="P1"><text:s text:c="4"/>If 1 Then</text:p>
      <text:p text:style-name="P1"><text:s text:c="8"/>Call z_ShNew(Sh_Pivot, "End")</text:p>
      <text:p text:style-name="P1"><text:s text:c="8"/>'change the colour of the sheet name on the tab</text:p>
      <text:p text:style-name="P1"><text:s text:c="8"/>With ActiveWorkbook.Sheets(Sh_Pivot).Tab</text:p>
      <text:p text:style-name="P1"><text:s text:c="8"/>.Color = RGB(243, 130, 37)</text:p>
      <text:p text:style-name="P1"><text:s text:c="8"/>.TintAndShade = 0</text:p>
      <text:p text:style-name="P1"><text:s text:c="4"/>End With</text:p>
      <text:p text:style-name="P1"><text:s text:c="4"/>End If</text:p>
      <text:p text:style-name="P1"><text:s text:c="4"/>If 1 Then</text:p>
      <text:p text:style-name="P1"><text:s text:c="8"/>'Parameters for the z_GeneratePivotTable function and its call</text:p>
      <text:p text:style-name="P1"><text:s text:c="8"/>'Name of the pivot sheet</text:p>
      <text:p text:style-name="P1"><text:s text:c="12"/>'Sh_Pivot = "DataQualityLocation-RB"</text:p>
      <text:p text:style-name="P1"><text:s text:c="8"/>'Name of the source sheet</text:p>
      <text:p text:style-name="P1"><text:s text:c="12"/>'Sh_Source = "ActualsByWeek-RB"</text:p>
      <text:p text:style-name="P1"><text:s text:c="8"/>'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sULCell = "B7"</text:p>
      <text:p text:style-name="P1"><text:s text:c="8"/>Set Piv_ULCell = Sheets(Sh_Pivot).Range(Piv_sULCell)</text:p>
      <text:p text:style-name="P1"><text:s text:c="8"/>'Determine the pivot fields</text:p>
      <text:p text:style-name="P1"><text:s text:c="8"/>Piv_F_R_C_V(0) = Array(13, 9) 'filter (enter numbers in proper order)</text:p>
      <text:p text:style-name="P1"><text:s text:c="8"/>Piv_F_R_C_V(1) = Array(12, 19) 'row labels (enter numbers in reverse order)</text:p>
      <text:p text:style-name="P1"><text:s text:c="8"/>Piv_F_R_C_V(2) = Array(7) 'column labels</text:p>
      <text:p text:style-name="P1"><text:s text:c="8"/>Piv_F_R_C_V(3) = Array(16) 'values</text:p>
      <text:p text:style-name="P1"><text:s text:c="8"/>'Call the function that creates the pivot</text:p>
      <text:p text:style-name="P1"><text:s text:c="8"/>PivName(1) = z_GeneratePivotTable(Piv_ULCell, Source_Rng, Sh_Source, Sh_Pivot, Piv_F_R_C_V)</text:p>
      <text:p text:style-name="P1"><text:s text:c="4"/>End If</text:p>
      <text:p text:style-name="P1"><text:s text:c="4"/>If 1 Then</text:p>
      <text:p text:style-name="P1"><text:s text:c="8"/>'Parameters for the z_GeneratePivotTable function and its call</text:p>
      <text:p text:style-name="P1"><text:s text:c="8"/>'Name of the sheet</text:p>
      <text:p text:style-name="P1"><text:s text:c="12"/>'Sh_Pivot = "DataQualityLocation-RB"</text:p>
      <text:p text:style-name="P1"><text:s text:c="8"/>'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RowD = z_RowSize(2, Sh_Pivot)</text:p>
      <text:p text:style-name="P1"><text:s text:c="8"/>Piv_sULCell = "B" &amp; Piv_RowD + 8 'place the second pivot under the first pivot</text:p>
      <text:p text:style-name="P1"><text:s text:c="8"/>Set Piv_ULCell = Sheets(Sh_Pivot).Range(Piv_sULCell)</text:p>
      <text:p text:style-name="P1"><text:s text:c="8"/>'Determine the pivot fields</text:p>
      <text:p text:style-name="P1"><text:s text:c="8"/>Piv_F_R_C_V(0) = Array(13, 9) 'filter (enter numbers in proper order)</text:p>
      <text:p text:style-name="P1"><text:soft-page-break/><text:s text:c="8"/>Piv_F_R_C_V(1) = Array(17, 11, 19) 'row labels (enter numbers in reverse order)</text:p>
      <text:p text:style-name="P1"><text:s text:c="8"/>Piv_F_R_C_V(2) = Array(7) 'column labels</text:p>
      <text:p text:style-name="P1"><text:s text:c="8"/>Piv_F_R_C_V(3) = Array(16) 'values</text:p>
      <text:p text:style-name="P1"><text:s text:c="8"/>'Call the function that creates the pivot</text:p>
      <text:p text:style-name="P1"><text:s text:c="8"/>PivName(2) = z_GeneratePivotTable(Piv_ULCell, Source_Rng, Sh_Source, Sh_Pivot, Piv_F_R_C_V)</text:p>
      <text:p text:style-name="P1"><text:s text:c="4"/>End If</text:p>
      <text:p text:style-name="P1"><text:s text:c="4"/>'Add some formats and texts</text:p>
      <text:p text:style-name="P1"><text:s text:c="4"/>If 1 Then</text:p>
      <text:p text:style-name="P1"><text:s text:c="8"/>'Pivot PivName(1)</text:p>
      <text:p text:style-name="P1"><text:s text:c="8"/>'set the filters</text:p>
      <text:p text:style-name="P1"><text:s text:c="8"/>ActiveSheet.PivotTables(PivName(1)).PivotFields("RESOURCE_YEAR").ClearAllFilters</text:p>
      <text:p text:style-name="P1"><text:s text:c="8"/>ActiveSheet.PivotTables(PivName(1)).PivotFields("RESOURCE_YEAR").CurrentPage = "2011"</text:p>
      <text:p text:style-name="P1"><text:s text:c="8"/>ActiveSheet.PivotTables(PivName(1)).PivotFields("TASK_LOCATION").ClearAllFilters</text:p>
      <text:p text:style-name="P1"><text:s text:c="8"/>ActiveSheet.PivotTables(PivName(1)).PivotFields("TASK_LOCATION").CurrentPage = "(blank)"</text:p>
      <text:p text:style-name="P1"><text:s text:c="8"/>'change the colum with of col A</text:p>
      <text:p text:style-name="P1"><text:s text:c="8"/>Columns("A:A").ColumnWidth = 5</text:p>
      <text:p text:style-name="P1"><text:s text:c="8"/>'add some text</text:p>
      <text:p text:style-name="P1"><text:s text:c="8"/>Range("B2").Select</text:p>
      <text:p text:style-name="P1"><text:s text:c="8"/>ActiveCell.Value = "Number of Tasks with recorded staff-days, Task Location =0"</text:p>
      <text:p text:style-name="P1"><text:s text:c="8"/>Range("E2").Select</text:p>
      <text:p text:style-name="P1"><text:s text:c="8"/>ActiveCell.Value = "241"</text:p>
      <text:p text:style-name="P1"><text:s text:c="8"/>'alignement</text:p>
      <text:p text:style-name="P1"><text:s text:c="8"/>Range("B2:D2").Select</text:p>
      <text:p text:style-name="P1"><text:s text:c="8"/>With Selection</text:p>
      <text:p text:style-name="P1"><text:s text:c="12"/>.HorizontalAlignment = xlLeft</text:p>
      <text:p text:style-name="P1"><text:s text:c="12"/>.VerticalAlignment = xlBottom</text:p>
      <text:p text:style-name="P1"><text:s text:c="12"/>.WrapText = False</text:p>
      <text:p text:style-name="P1"><text:s text:c="12"/>.Orientation = 0</text:p>
      <text:p text:style-name="P1"><text:s text:c="12"/>.AddIndent = False</text:p>
      <text:p text:style-name="P1"><text:s text:c="12"/>.IndentLevel = 0</text:p>
      <text:p text:style-name="P1"><text:s text:c="12"/>.ShrinkToFit = False</text:p>
      <text:p text:style-name="P1"><text:s text:c="12"/>.ReadingOrder = xlContext</text:p>
      <text:p text:style-name="P1"><text:s text:c="12"/>.MergeCells = False</text:p>
      <text:p text:style-name="P1"><text:s text:c="8"/>End With</text:p>
      <text:p text:style-name="P1"><text:s text:c="8"/>'merge cells</text:p>
      <text:p text:style-name="P1"><text:s text:c="8"/>Range("B2:D2").Select</text:p>
      <text:p text:style-name="P1"><text:s text:c="8"/>Selection.Merge</text:p>
      <text:p text:style-name="P1"><text:s text:c="8"/>'change the font</text:p>
      <text:p text:style-name="P1"><text:s text:c="8"/>Range("B2:E2").Select</text:p>
      <text:p text:style-name="P1"><text:s text:c="8"/>Selection.Font.Bold = True</text:p>
      <text:p text:style-name="P1"><text:s text:c="8"/>'add borders</text:p>
      <text:p text:style-name="P1"><text:s text:c="8"/>Range("B2:E2").Select</text:p>
      <text:p text:style-name="P1"><text:s text:c="8"/>Selection.Borders(xlDiagonalDown).LineStyle = xlNone</text:p>
      <text:p text:style-name="P1"><text:s text:c="8"/>Selection.Borders(xlDiagonalUp).LineStyle = xlNone</text:p>
      <text:p text:style-name="P1"><text:s text:c="8"/>With Selection.Borders(xlEdgeLeft)</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Top)</text:p>
      <text:p text:style-name="P1"><text:s text:c="12"/>.LineStyle = xlContinuous</text:p>
      <text:p text:style-name="P1"><text:s text:c="12"/>.ColorIndex = 0</text:p>
      <text:p text:style-name="P1"><text:soft-page-break/><text:s text:c="12"/>.TintAndShade = 0</text:p>
      <text:p text:style-name="P1"><text:s text:c="12"/>.Weight = xlThick</text:p>
      <text:p text:style-name="P1"><text:s text:c="8"/>End With</text:p>
      <text:p text:style-name="P1"><text:s text:c="8"/>With Selection.Borders(xlEdgeBottom)</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Right)</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InsideVertical)</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InsideHorizontal)</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freeze panes</text:p>
      <text:p text:style-name="P1"><text:s text:c="8"/>Rows("9:9").Select</text:p>
      <text:p text:style-name="P1"><text:s text:c="8"/>ActiveWindow.FreezePanes = True</text:p>
      <text:p text:style-name="P1"><text:s text:c="8"/>'Pivot PivName(2)</text:p>
      <text:p text:style-name="P1"><text:s text:c="8"/>'copy/paste some text</text:p>
      <text:p text:style-name="P1"><text:s text:c="8"/>Range("B2:E2").Select</text:p>
      <text:p text:style-name="P1"><text:s text:c="8"/>Selection.Copy</text:p>
      <text:p text:style-name="P1"><text:s text:c="8"/>Range("B" &amp; Piv_RowD + 3).Select</text:p>
      <text:p text:style-name="P1"><text:s text:c="8"/>ActiveSheet.Paste</text:p>
      <text:p text:style-name="P1"><text:s text:c="8"/>'add filters</text:p>
      <text:p text:style-name="P1"><text:s text:c="8"/>ActiveSheet.PivotTables(PivName(2)).PivotFields("RESOURCE_YEAR").ClearAllFilters</text:p>
      <text:p text:style-name="P1"><text:s text:c="8"/>ActiveSheet.PivotTables(PivName(2)).PivotFields("RESOURCE_YEAR").CurrentPage = "2011"</text:p>
      <text:p text:style-name="P1"><text:s text:c="8"/>ActiveSheet.PivotTables(PivName(2)).PivotFields("TASK_LOCATION").ClearAllFilters</text:p>
      <text:p text:style-name="P1"><text:s text:c="8"/>ActiveSheet.PivotTables(PivName(2)).PivotFields("TASK_LOCATION").CurrentPage = "(blank)"</text:p>
      <text:p text:style-name="P1"><text:s text:c="8"/>Range("B7").Select</text:p>
      <text:p text:style-name="P1"><text:s text:c="4"/>End If</text:p>
      <text:p text:style-name="P1">Else</text:p>
      <text:p text:style-name="P1"><text:s text:c="4"/>Exit Sub</text:p>
      <text:p text:style-name="P1">End If</text:p>
      <text:p text:style-name="P1"/>
      <text:p text:style-name="P1">'save the workbook</text:p>
      <text:p text:style-name="P1">'ActiveWorkbook.Save</text:p>
      <text:p text:style-name="P1">Duration = Now() - start</text:p>
      <text:p text:style-name="P1">Debug.Print Duration</text:p>
      <text:p text:style-name="P1">End Sub</text:p>
      <text:p text:style-name="P1"/>
      <text:p text:style-name="P1"><text:soft-page-break/></text:p>
      <text:p text:style-name="P1">Sub z_ShNewFlatValueCopy(Sh As String, Sh_new As String, Optional Where As String, Optional ByRef Sh_Ref As Worksheet)</text:p>
      <text:p text:style-name="P1">'Macro generated by Roland.Benz@Syngenta.com (PMEC, Project Management Excellence)</text:p>
      <text:p text:style-name="P1">'Date: 26.9.2011</text:p>
      <text:p text:style-name="P1">'Input: Name of the Sh to copy, Name of the new Sh_new, where to place the new Sh_new,</text:p>
      <text:p text:style-name="P1">' before or after some Sh_Ref, at the begin or the end</text:p>
      <text:p text:style-name="P1"><text:s text:c="4"/>Call z_ShAdd(Where, Sh_Ref)</text:p>
      <text:p text:style-name="P1"><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 text:c="8"/>Sheets(Sh_new).Cells.ClearContents</text:p>
      <text:p text:style-name="P1"><text:s text:c="4"/>End If</text:p>
      <text:p text:style-name="P1"><text:s text:c="4"/>On Error GoTo 0</text:p>
      <text:p text:style-name="P1"><text:s text:c="4"/>Sheets(Sh).Cells.Copy</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Sub</text:p>
      <text:p text:style-name="P1"/>
      <text:p text:style-name="P1">Function z_ShNew(Sh As String, Optional Where As String, Optional ByRef Sh_Ref As Worksheet, Optional ByRef Wb As Workbook)</text:p>
      <text:p text:style-name="P1">'Macro generated by Roland.Benz@Syngenta.com (PMEC, Project Management Excellence)</text:p>
      <text:p text:style-name="P1">'Date: 26.9.2011</text:p>
      <text:p text:style-name="P1">'Input: Name of the new Sh, where to place the new Sh, before or after some Sh_Ref, at the begin or the end</text:p>
      <text:p text:style-name="P1">On Error Resume Next</text:p>
      <text:p text:style-name="P1">WorksheetExists = (Sheets(Sh).Name &lt;&gt; "")</text:p>
      <text:p text:style-name="P1">On Error GoTo 0</text:p>
      <text:p text:style-name="P1">If WorksheetExists = False Then</text:p>
      <text:p text:style-name="P1"><text:s text:c="4"/>Call z_ShAdd(Where, Sh_Ref)</text:p>
      <text:p text:style-name="P1"><text:s text:c="4"/>ActiveSheet.Name = Sh 'Worksheets.Add(Before:=Worksheets(1)).Name = Sh</text:p>
      <text:p text:style-name="P1">End If</text:p>
      <text:p text:style-name="P1">'Clear contents</text:p>
      <text:p text:style-name="P1">Sheets(Sh).Activate</text:p>
      <text:p text:style-name="P1">ActiveSheet.Cells.Select</text:p>
      <text:p text:style-name="P1">Selection.ClearContents</text:p>
      <text:p text:style-name="P1">'Format</text:p>
      <text:p text:style-name="P1">Sheets(Sh).Columns.ColumnWidth = 20</text:p>
      <text:p text:style-name="P1">Sheets(Sh).Rows.RowHeight = 15</text:p>
      <text:p text:style-name="P1">End Function</text:p>
      <text:p text:style-name="P1"/>
      <text:p text:style-name="P1">Function z_ShAdd(Optional Where As String, Optional ByRef Sh_Ref As Worksheet)</text:p>
      <text:p text:style-name="P1">'Macro generated by Roland.Benz@Syngenta.com (PMEC, Project Management Excellence)</text:p>
      <text:p text:style-name="P1">'Date: 26.9.2011</text:p>
      <text:p text:style-name="P1">'Input: where to place the added Sh, before or after some Sh_Ref, at the begin or the end</text:p>
      <text:p text:style-name="P1">If Not Sh_Ref Is Nothing Then</text:p>
      <text:p text:style-name="P1"><text:s text:c="4"/>If Where = ("Before:=") Then</text:p>
      <text:p text:style-name="P1"><text:s text:c="8"/>Sheets.Add Sh_Ref</text:p>
      <text:p text:style-name="P1"><text:soft-page-break/><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 text:c="4"/>Else</text:p>
      <text:p text:style-name="P1"><text:s text:c="8"/>Sheets.Add Before:=Sheets(1)</text:p>
      <text:p text:style-name="P1"><text:s text:c="4"/>End If</text:p>
      <text:p text:style-name="P1">End If</text:p>
      <text:p text:style-name="P1">End Function</text:p>
      <text:p text:style-name="P1"/>
      <text:p text:style-name="P1">Function z_RowSize(SearchCol As Long, Optional Sh As String, Optional ByRef My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Function z_ColSize(SearchRow As Long, Optional Sh As String, Optional ByRef My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Cells(SearchRow, 16384)), Cells(SearchRow, 16384).End(xlToLeft).Column, 16384)</text:p>
      <text:p text:style-name="P1">End Function</text:p>
      <text:p text:style-name="P1"/>
      <text:p text:style-name="P1"/>
      <text:p text:style-name="P1"/>
      <text:p text:style-name="P1">Function z_GeneratePivotTable(Piv_ULCell As Range, Source_Rng As Range, _</text:p>
      <text:p text:style-name="P1"><text:s text:c="28"/>Sh_Source As String, Sh_Pivot As String, Piv_F_R_C_V As Variant) As String</text:p>
      <text:p text:style-name="P1">'Macro generated by Roland.Benz@Syngenta.com (PMEC, Project Management Excellence)</text:p>
      <text:p text:style-name="P1">'Date: 26.9.2011</text:p>
      <text:p text:style-name="P1">'Input parameters (arguments) for the z_GeneratePivotTable function and its call</text:p>
      <text:p text:style-name="P1"><text:s text:c="8"/>'Name of the pivot sheet</text:p>
      <text:p text:style-name="P1"><text:s text:c="12"/>'Sh_Pivot = "TimeToDateByTask"</text:p>
      <text:p text:style-name="P1"><text:s text:c="8"/>'Name of the source sheet</text:p>
      <text:p text:style-name="P1"><text:s text:c="12"/>'Sh_Source = "ActualsByWeek"</text:p>
      <text:p text:style-name="P1"><text:soft-page-break/><text:s text:c="8"/>'Determine the range of Sh_Source and create a range object</text:p>
      <text:p text:style-name="P1"><text:s text:c="12"/>'RowU = 1: ColL = 1</text:p>
      <text:p text:style-name="P1"><text:s text:c="12"/>'RowD = z_RowSize(1, Sh_Source): ColR = z_ColSize(1, Sh_Source)</text:p>
      <text:p text:style-name="P1"><text:s text:c="12"/>'Set Source_Rng = Sheets(Sh_Source).Range(Cells(RowU, ColL), Cells(RowD, ColR))</text:p>
      <text:p text:style-name="P1"><text:s text:c="8"/>'Create a range object for the upper left corner of the pivot</text:p>
      <text:p text:style-name="P1"><text:s text:c="12"/>'Piv_sULCell = "B9"</text:p>
      <text:p text:style-name="P1"><text:s text:c="12"/>'Set Piv_ULCell = Sheets(Sh_Pivot).Range(Piv_sULCell)</text:p>
      <text:p text:style-name="P1"><text:s text:c="8"/>'Determine the pivot fields</text:p>
      <text:p text:style-name="P1"><text:s text:c="12"/>'Piv_F_R_C_V(0) = Array(13, 9, 11, 7, 12, 10) 'filter</text:p>
      <text:p text:style-name="P1"><text:s text:c="12"/>'Piv_F_R_C_V(1) = Array(17, 5) 'row labels</text:p>
      <text:p text:style-name="P1"><text:s text:c="12"/>'Piv_F_R_C_V(2) = Array() 'column labels</text:p>
      <text:p text:style-name="P1"><text:s text:c="12"/>'Piv_F_R_C_V(3) = Array(16) 'values</text:p>
      <text:p text:style-name="P1"><text:s text:c="4"/></text:p>
      <text:p text:style-name="P1"><text:s text:c="4"/>'Creat the strings for the function ActiveWorkbook.PivotCaches.Create() further below</text:p>
      <text:p text:style-name="P1"><text:s text:c="4"/>Dim sSource_Rng As String</text:p>
      <text:p text:style-name="P1"><text:s text:c="4"/>sSource_Rng = Sh_Source &amp; "!" &amp; Source_Rng.Address(ReferenceStyle:=xlR1C1)</text:p>
      <text:p text:style-name="P1"><text:s text:c="4"/>Dim sPivot_Rng As String</text:p>
      <text:p text:style-name="P1"><text:s text:c="4"/>sPivot_Rng = Sh_Pivot &amp; "!" &amp; Piv_ULCell.Address(ReferenceStyle:=xlR1C1)</text:p>
      <text:p text:style-name="P1"><text:s text:c="4"/></text:p>
      <text:p text:style-name="P1"><text:s text:c="4"/>'Store the range.address information into an array</text:p>
      <text:p text:style-name="P1"><text:s text:c="4"/>Dim RngAddress As Variant</text:p>
      <text:p text:style-name="P1"><text:s text:c="4"/>RngAddress = z_RangeAddressAsArray(Source_Rng)</text:p>
      <text:p text:style-name="P1"><text:s text:c="4"/></text:p>
      <text:p text:style-name="P1"><text:s text:c="4"/>'Store the Column names into an array</text:p>
      <text:p text:style-name="P1"><text:s text:c="4"/>ReDim PivChosenField(RngAddress(2) To RngAddress(4)) As String</text:p>
      <text:p text:style-name="P1"><text:s text:c="4"/>For i = RngAddress(2) To RngAddress(4)</text:p>
      <text:p text:style-name="P1"><text:s text:c="8"/>PivChosenField(i) = Source_Rng.Cells(1, i)</text:p>
      <text:p text:style-name="P1"><text:s text:c="4"/>Next i</text:p>
      <text:p text:style-name="P1"><text:s text:c="4"/></text:p>
      <text:p text:style-name="P1"><text:s text:c="4"/>'Store the column names of the ReportFilter, RowLabel, ColLabel and Value into arrays</text:p>
      <text:p text:style-name="P1"><text:s text:c="4"/>ReDim PivReportFilter(RngAddress(2) - 1 To RngAddress(4) - 1) As String</text:p>
      <text:p text:style-name="P1"><text:s text:c="4"/>ReDim PivRowLabel(RngAddress(2) - 1 To RngAddress(4) - 1) As String</text:p>
      <text:p text:style-name="P1"><text:s text:c="4"/>ReDim PivColLabel(RngAddress(2) - 1 To RngAddress(4) - 1) As String</text:p>
      <text:p text:style-name="P1"><text:s text:c="4"/>ReDim PivValue(RngAddress(2) - 1 To RngAddress(4) - 1) As String</text:p>
      <text:p text:style-name="P1"><text:s text:c="4"/>For i = RngAddress(2) - 1 To RngAddress(4) - 1</text:p>
      <text:p text:style-name="P1"><text:s text:c="8"/>On Error Resume Next</text:p>
      <text:p text:style-name="P1"><text:s text:c="8"/>PivReportFilter(i) = PivChosenField(Piv_F_R_C_V(0)(i))</text:p>
      <text:p text:style-name="P1"><text:s text:c="8"/>On Error GoTo 0</text:p>
      <text:p text:style-name="P1"><text:s text:c="8"/>On Error Resume Next</text:p>
      <text:p text:style-name="P1"><text:s text:c="8"/>PivRowLabel(i) = PivChosenField(Piv_F_R_C_V(1)(i))</text:p>
      <text:p text:style-name="P1"><text:s text:c="8"/>On Error GoTo 0</text:p>
      <text:p text:style-name="P1"><text:s text:c="8"/>On Error Resume Next</text:p>
      <text:p text:style-name="P1"><text:s text:c="8"/>PivColLabel(i) = PivChosenField(Piv_F_R_C_V(2)(i))</text:p>
      <text:p text:style-name="P1"><text:s text:c="8"/>On Error GoTo 0</text:p>
      <text:p text:style-name="P1"><text:s text:c="8"/>On Error Resume Next</text:p>
      <text:p text:style-name="P1"><text:s text:c="8"/>PivValue(i) = PivChosenField(Piv_F_R_C_V(3)(i))</text:p>
      <text:p text:style-name="P1"><text:s text:c="8"/>On Error GoTo 0</text:p>
      <text:p text:style-name="P1"><text:s text:c="4"/>Next i</text:p>
      <text:p text:style-name="P1"/>
      <text:p text:style-name="P1"><text:s text:c="4"/>'generate Pivot</text:p>
      <text:p text:style-name="P1"><text:s text:c="4"/>Sheets(Sh_Pivot).Select</text:p>
      <text:p text:style-name="P1"><text:s text:c="4"/>Piv_ULCell.Select</text:p>
      <text:p text:style-name="P1"><text:s text:c="4"/>ActiveWorkbook.PivotCaches.Create( _</text:p>
      <text:p text:style-name="P1"><text:soft-page-break/><text:s text:c="8"/>SourceType:=xlDatabase, _</text:p>
      <text:p text:style-name="P1"><text:s text:c="8"/>SourceData:=sSource_Rng, _</text:p>
      <text:p text:style-name="P1"><text:s text:c="8"/>Version:=xlPivotTableVersion12).CreatePivotTable _</text:p>
      <text:p text:style-name="P1"><text:s text:c="8"/>TableDestination:=sPivot_Rng, _</text:p>
      <text:p text:style-name="P1"><text:s text:c="8"/>TableName:=Piv_Name, _</text:p>
      <text:p text:style-name="P1"><text:s text:c="8"/>DefaultVersion:=xlPivotTableVersion12</text:p>
      <text:p text:style-name="P1"><text:s text:c="4"/></text:p>
      <text:p text:style-name="P1"><text:s text:c="4"/>'get Pivot table name</text:p>
      <text:p text:style-name="P1"><text:s text:c="4"/>'if PivName = "PivotTable" is used more than once an iteger is added to the name</text:p>
      <text:p text:style-name="P1"><text:s text:c="4"/>PivName = ActiveSheet.PivotTables(1).Name</text:p>
      <text:p text:style-name="P1"><text:s text:c="4"/></text:p>
      <text:p text:style-name="P1"><text:s text:c="4"/>For i = RngAddress(2) - 1 To RngAddress(4) - 1</text:p>
      <text:p text:style-name="P1"><text:s text:c="8"/>'Define row labels</text:p>
      <text:p text:style-name="P1"><text:s text:c="8"/>On Error Resume Next</text:p>
      <text:p text:style-name="P1"><text:s text:c="8"/>With ActiveSheet.PivotTables(PivName).PivotFields(PivRowLabel(i))</text:p>
      <text:p text:style-name="P1"><text:s text:c="12"/>.Orientation = xlRowField</text:p>
      <text:p text:style-name="P1"><text:s text:c="12"/>.Position = 1</text:p>
      <text:p text:style-name="P1"><text:s text:c="8"/>End With</text:p>
      <text:p text:style-name="P1"><text:s text:c="8"/>On Error GoTo 0</text:p>
      <text:p text:style-name="P1"><text:s text:c="8"/>'Define column labels</text:p>
      <text:p text:style-name="P1"><text:s text:c="8"/>On Error Resume Next</text:p>
      <text:p text:style-name="P1"><text:s text:c="8"/>With ActiveSheet.PivotTables(PivName).PivotFields(PivColLabel(i))</text:p>
      <text:p text:style-name="P1"><text:s text:c="12"/>.Orientation = xlColumnField</text:p>
      <text:p text:style-name="P1"><text:s text:c="12"/>.Position = 1</text:p>
      <text:p text:style-name="P1"><text:s text:c="8"/>End With</text:p>
      <text:p text:style-name="P1"><text:s text:c="8"/>On Error GoTo 0</text:p>
      <text:p text:style-name="P1"><text:s text:c="8"/>'Define values</text:p>
      <text:p text:style-name="P1"><text:s text:c="8"/>On Error Resume Next</text:p>
      <text:p text:style-name="P1"><text:s text:c="8"/>ActiveSheet.PivotTables(PivName).AddDataField ActiveSheet.PivotTables( _</text:p>
      <text:p text:style-name="P1"><text:s text:c="8"/>PivName).PivotFields(PivValue(i)), "Sum of STAFF_DAYS", xlSum</text:p>
      <text:p text:style-name="P1"><text:s text:c="8"/>On Error GoTo 0</text:p>
      <text:p text:style-name="P1"><text:s text:c="8"/>'Define report filters</text:p>
      <text:p text:style-name="P1"><text:s text:c="8"/>On Error Resume Next</text:p>
      <text:p text:style-name="P1"><text:s text:c="8"/>With ActiveSheet.PivotTables(PivName).PivotFields(PivReportFilter(i))</text:p>
      <text:p text:style-name="P1"><text:s text:c="12"/>.Orientation = xlPageField</text:p>
      <text:p text:style-name="P1"><text:s text:c="12"/>.Position = 1</text:p>
      <text:p text:style-name="P1"><text:s text:c="8"/>End With</text:p>
      <text:p text:style-name="P1"><text:s text:c="8"/>On Error GoTo 0</text:p>
      <text:p text:style-name="P1"><text:s text:c="4"/>Next i</text:p>
      <text:p text:style-name="P1"><text:s text:c="4"/></text:p>
      <text:p text:style-name="P1"><text:s text:c="4"/>'Change the layout</text:p>
      <text:p text:style-name="P1"><text:s text:c="4"/>With ActiveSheet.PivotTables(PivName)</text:p>
      <text:p text:style-name="P1"><text:s text:c="8"/>.InGridDropZones = True</text:p>
      <text:p text:style-name="P1"><text:s text:c="8"/>.RowAxisLayout xlTabularRow</text:p>
      <text:p text:style-name="P1"><text:s text:c="4"/>End With</text:p>
      <text:p text:style-name="P1"><text:s text:c="4"/></text:p>
      <text:p text:style-name="P1"><text:s text:c="4"/>'Define all colums from : Choose fields to add to report</text:p>
      <text:p text:style-name="P1"><text:s text:c="4"/>For i = RngAddress(2) To RngAddress(4)</text:p>
      <text:p text:style-name="P1"><text:s text:c="8"/>ActiveSheet.PivotTables(PivName).PivotFields(PivChosenField(i)).Subtotals = _</text:p>
      <text:p text:style-name="P1"><text:s text:c="8"/>Array(False, False, False, False, False, False, False, False, False, False, False, False)</text:p>
      <text:p text:style-name="P1"><text:s text:c="4"/>Next i</text:p>
      <text:p text:style-name="P1"><text:s text:c="4"/></text:p>
      <text:p text:style-name="P1">'output</text:p>
      <text:p text:style-name="P1"><text:soft-page-break/>z_GeneratePivotTable = PivName</text:p>
      <text:p text:style-name="P1"><text:s text:c="4"/></text:p>
      <text:p text:style-name="P1">End Function</text:p>
      <text:p text:style-name="P1"/>
      <text:p text:style-name="P1">Function z_RangeAddressAsArray(Rng As Range) As Variant</text:p>
      <text:p text:style-name="P1">'Macro generated by Roland.Benz@Syngenta.com (PMEC, Project Management Excellence)</text:p>
      <text:p text:style-name="P1">'Date: 26.9.2011</text:p>
      <text:p text:style-name="P1">'Input: Range(Cells(a,b),Cells(c,d)), Output: Array(a,b,c,d)</text:p>
      <text:p text:style-name="P1">sRngAddress = Rng.Address(ReferenceStyle:=xlR1C1)</text:p>
      <text:p text:style-name="P1">DltrLst = Array("$", "R", "C", ":")</text:p>
      <text:p text:style-name="P1">RplLst = Array("@", "@", "@", "@")</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 text:c="4"/>End If</text:p>
      <text:p text:style-name="P1"><text:s text:c="4"/>sRngAddress = Replace(sRngAddress, DltrLst(k), RplLst(l))</text:p>
      <text:p text:style-name="P1">Next k</text:p>
      <text:p text:style-name="P1">sRngAddress = Replace(sRngAddress, RplLst(0) &amp; RplLst(0), RplLst(l))</text:p>
      <text:p text:style-name="P1">Dim RngAddress As Variant</text:p>
      <text:p text:style-name="P1">RngAddress = Split(sRngAddress, RplLst(0))</text:p>
      <text:p text:style-name="P1">For i = 1 To 4 Step 1</text:p>
      <text:p text:style-name="P1"><text:s text:c="4"/>RngAddress(i - 1) = RngAddress(i)</text:p>
      <text:p text:style-name="P1">Next i</text:p>
      <text:p text:style-name="P1">ReDim Preserve RngAddress(1 To 4)</text:p>
      <text:p text:style-name="P1">z_RangeAddressAsArray = RngAddress</text:p>
      <text:p text:style-name="P1"/>
      <text:p text:style-name="P1">End Function</text:p>
      <text:p text:style-name="P1"/>
      <text:p text:style-name="P1"/>
      <text:p text:style-name="P13">File: TimeCard ActualsByWeek_V2</text:p>
      <text:p text:style-name="P1"/>
      <text:p text:style-name="P1"/>
      <text:p text:style-name="P1">Sub SmC_CleanRBS_Extract()</text:p>
      <text:p text:style-name="P1">'A user of this macro needs to provide an extract of the SmartChoice RBS which is limited to 4 levels.</text:p>
      <text:p text:style-name="P1">'Otherwise the macro will stop and ask the user to first generate such an extract.</text:p>
      <text:p text:style-name="P1"/>
      <text:p text:style-name="P1">Dim IntRBSValue As String, IntRBSValue2 As String</text:p>
      <text:p text:style-name="P1"/>
      <text:p text:style-name="P1">'Column TimeCardManager must exist and must be blank for all rows. Level 1-4 is reserved for RBS</text:p>
      <text:p text:style-name="P1">'Level 5-.. can be (mis-)used for other tasks</text:p>
      <text:p text:style-name="P1">If Not WorksheetFunction.CountBlank(Range(Rows("1:1").Find(What:="TimeCard Manager", LookAt:=xlWhole).Offset(1, 0), Rows("1:1").Find(What:="TimeCard Manager", LookAt:=xlWhole).Offset(1000, 0))) = Range(Rows("1:1").Find(What:="TimeCard Manager", LookAt:=xlWhole).Offset(1, 0), Rows("1:1").Find(What:="TimeCard Manager", LookAt:=xlWhole).Offset(1000, 0)).Count Then</text:p>
      <text:p text:style-name="P1"><text:s text:c="4"/>MsgBox ("Please generate first a SmC RBS extract which is limited to level 4 before running this macro")</text:p>
      <text:p text:style-name="P1"><text:s text:c="4"/>Exit Sub</text:p>
      <text:p text:style-name="P1">End If</text:p>
      <text:p text:style-name="P1"/>
      <text:p text:style-name="P1"><text:soft-page-break/>'MsgBox to activate the right sheet, &amp;vbcrlf &amp;</text:p>
      <text:p text:style-name="P1">If 1 Then</text:p>
      <text:p text:style-name="P1"><text:s text:c="4"/>Response = MsgBox( _</text:p>
      <text:p text:style-name="P1"><text:s text:c="4"/>"Please select the Excel sheet you want the macro to be applied to!" &amp; Chr(13) &amp; _</text:p>
      <text:p text:style-name="P1"><text:s text:c="4"/>" <text:s text:c="2"/>" &amp; Chr(13) &amp; _</text:p>
      <text:p text:style-name="P1"><text:s text:c="4"/>"Click Yes: if the right sheet is already selected" &amp; Chr(13) &amp; _</text:p>
      <text:p text:style-name="P1"><text:s text:c="4"/>" <text:s text:c="16"/>Otherwise" &amp; Chr(13) &amp; _</text:p>
      <text:p text:style-name="P1"><text:s text:c="4"/>"Click No: and select the Excel sheet by clicking on its tab at the" &amp; Chr(13) &amp; _</text:p>
      <text:p text:style-name="P1"><text:s text:c="4"/>" <text:s text:c="16"/>bottom and then restart the macro", _</text:p>
      <text:p text:style-name="P1"><text:s text:c="4"/>vbYesNo)</text:p>
      <text:p text:style-name="P1">End If</text:p>
      <text:p text:style-name="P1"/>
      <text:p text:style-name="P1">If Response = vbYes Then</text:p>
      <text:p text:style-name="P1"/>
      <text:p text:style-name="P1"><text:s text:c="4"/>'The active sheet will be renamed and a new sheet RBS Table will be created</text:p>
      <text:p text:style-name="P1"><text:s text:c="4"/>ActiveSheet.Name = "RBS Extract"</text:p>
      <text:p text:style-name="P1"><text:s text:c="4"/>Sheets("RBS Extract").Copy Before:=Sheets("RBS Extract")</text:p>
      <text:p text:style-name="P1"><text:s text:c="4"/>ActiveSheet.Name = "RBS Table"</text:p>
      <text:p text:style-name="P1"/>
      <text:p text:style-name="P1"><text:s text:c="4"/>' <text:s text:c="3"/>Rows("2:2").Select</text:p>
      <text:p text:style-name="P1"><text:s text:c="4"/>' <text:s text:c="3"/>ActiveWindow.FreezePanes = True</text:p>
      <text:p text:style-name="P1"/>
      <text:p text:style-name="P1"><text:s text:c="4"/>'Generally "unmerge" merged cells</text:p>
      <text:p text:style-name="P1"><text:s text:c="4"/>Cells.Select</text:p>
      <text:p text:style-name="P1"><text:s text:c="4"/>Selection.MergeCells = False</text:p>
      <text:p text:style-name="P1"/>
      <text:p text:style-name="P1"><text:s text:c="4"/>'Remove the ALL level</text:p>
      <text:p text:style-name="P1"><text:s text:c="4"/>If Cells(2, 7).Value = "ALL" Then</text:p>
      <text:p text:style-name="P1"><text:s text:c="8"/>Cells(2, 7).EntireRow.Delete</text:p>
      <text:p text:style-name="P1"><text:s text:c="4"/>End If</text:p>
      <text:p text:style-name="P1"/>
      <text:p text:style-name="P1"><text:s text:c="4"/>'Remove not used columns</text:p>
      <text:p text:style-name="P1"><text:s text:c="4"/>'Columns("A:B").EntireColumn.Delete</text:p>
      <text:p text:style-name="P1"><text:s text:c="4"/>Columns("E:E").EntireColumn.Delete</text:p>
      <text:p text:style-name="P1"><text:s text:c="4"/>'Columns("A:A").EntireColumn.Delete</text:p>
      <text:p text:style-name="P1"/>
      <text:p text:style-name="P1"><text:s text:c="4"/>'Add headers for the columns</text:p>
      <text:p text:style-name="P1"><text:s text:c="4"/>Range("A:H").ColumnWidth = 20</text:p>
      <text:p text:style-name="P1"><text:s text:c="4"/>Cells(1, 1).Value = "RBS Level 1 Name"</text:p>
      <text:p text:style-name="P1"><text:s text:c="4"/>Cells(1, 3).Value = "RBS Level 2 Name"</text:p>
      <text:p text:style-name="P1"><text:s text:c="4"/>Cells(1, 5).Value = "RBS Level 3 Name"</text:p>
      <text:p text:style-name="P1"><text:s text:c="4"/>Cells(1, 2).Value = "RBS Level 1 Description"</text:p>
      <text:p text:style-name="P1"><text:s text:c="4"/>Cells(1, 4).Value = "RBS Level 2 Description"</text:p>
      <text:p text:style-name="P1"><text:s text:c="4"/>Cells(1, 6).Value = "RBS Level 3 Description"</text:p>
      <text:p text:style-name="P1"/>
      <text:p text:style-name="P1"><text:s text:c="4"/>'Assign RBS level 1, 2 and 3 values to the cells on the left of each entry</text:p>
      <text:p text:style-name="P1"><text:s text:c="8"/>'RBS level 1</text:p>
      <text:p text:style-name="P1"><text:s text:c="4"/>Cells(2, 5).Select</text:p>
      <text:p text:style-name="P1"><text:s text:c="4"/>Do While Not ActiveCell.Value = ""</text:p>
      <text:p text:style-name="P1"><text:s text:c="8"/>If Not ActiveCell(1, -2).Borders(xlEdgeRight).LineStyle = xlContinuous Then</text:p>
      <text:p text:style-name="P1"><text:s text:c="12"/>IntRBSValue = ActiveCell.Value</text:p>
      <text:p text:style-name="P1"><text:s text:c="12"/>IntRBSValue2 = ActiveCell(1, 2).Value</text:p>
      <text:p text:style-name="P1"><text:s text:c="12"/>ActiveCell.EntireRow.Delete</text:p>
      <text:p text:style-name="P1"><text:soft-page-break/><text:s text:c="12"/>Do While ActiveCell(1, -2).Borders(xlEdgeRight).LineStyle = xlContinuous</text:p>
      <text:p text:style-name="P1"><text:s text:c="16"/>ActiveCell(1, -3).Value = IntRBSValue</text:p>
      <text:p text:style-name="P1"><text:s text:c="16"/>ActiveCell(1, -2).Value = IntRBSValue2</text:p>
      <text:p text:style-name="P1"><text:s text:c="16"/>ActiveCell(2, 1).Select</text:p>
      <text:p text:style-name="P1"><text:s text:c="12"/>Loop</text:p>
      <text:p text:style-name="P1"><text:s text:c="8"/>End If</text:p>
      <text:p text:style-name="P1"><text:s text:c="4"/>Loop</text:p>
      <text:p text:style-name="P1"/>
      <text:p text:style-name="P1"><text:s text:c="4"/>'RBS level 2</text:p>
      <text:p text:style-name="P1"><text:s text:c="4"/>Cells(2, 5).Select</text:p>
      <text:p text:style-name="P1"><text:s text:c="4"/>Do While Not ActiveCell.Value = ""</text:p>
      <text:p text:style-name="P1"><text:s text:c="8"/>If Not ActiveCell(1, -1).Borders(xlEdgeRight).LineStyle = xlContinuous Then</text:p>
      <text:p text:style-name="P1"><text:s text:c="12"/>IntRBSValue = ActiveCell.Value</text:p>
      <text:p text:style-name="P1"><text:s text:c="12"/>IntRBSValue2 = ActiveCell(1, 2).Value</text:p>
      <text:p text:style-name="P1"><text:s text:c="12"/>ActiveCell.EntireRow.Delete</text:p>
      <text:p text:style-name="P1"><text:s text:c="12"/>Do While ActiveCell(1, -1).Borders(xlEdgeRight).LineStyle = xlContinuous</text:p>
      <text:p text:style-name="P1"><text:s text:c="16"/>ActiveCell(1, -1).Value = IntRBSValue</text:p>
      <text:p text:style-name="P1"><text:s text:c="16"/>ActiveCell(1, 0).Value = IntRBSValue2</text:p>
      <text:p text:style-name="P1"><text:s text:c="16"/>ActiveCell(2, 1).Select</text:p>
      <text:p text:style-name="P1"><text:s text:c="12"/>Loop</text:p>
      <text:p text:style-name="P1"><text:s text:c="8"/>End If</text:p>
      <text:p text:style-name="P1"><text:s text:c="4"/>Loop</text:p>
      <text:p text:style-name="P1"/>
      <text:p text:style-name="P1"><text:s text:c="4"/>'Remove outdated no more used RBS entries prefixed with "XXX_"</text:p>
      <text:p text:style-name="P1"><text:s text:c="4"/>Cells(2, 5).Select</text:p>
      <text:p text:style-name="P1"><text:s text:c="4"/>Do While Not ActiveCell.Value = ""</text:p>
      <text:p text:style-name="P1"><text:s text:c="8"/>If Left(ActiveCell, 4) = "XXX_" Then</text:p>
      <text:p text:style-name="P1"><text:s text:c="12"/>ActiveCell.EntireRow.Delete</text:p>
      <text:p text:style-name="P1"><text:s text:c="8"/>Else: ActiveCell(2, 1).Select</text:p>
      <text:p text:style-name="P1"><text:s text:c="8"/>End If</text:p>
      <text:p text:style-name="P1"><text:s text:c="4"/>Loop</text:p>
      <text:p text:style-name="P1"><text:s text:c="4"/>'Remove not used columns</text:p>
      <text:p text:style-name="P1"><text:s text:c="4"/>Columns("G:G").EntireColumn.Delete</text:p>
      <text:p text:style-name="P1"><text:s text:c="4"/>Columns("H:P").EntireColumn.Delete</text:p>
      <text:p text:style-name="P1"><text:s text:c="4"/>Cells(1, 1).Select</text:p>
      <text:p text:style-name="P1"/>
      <text:p text:style-name="P1"><text:s text:c="4"/>Else</text:p>
      <text:p text:style-name="P1"><text:s text:c="8"/>Exit Sub</text:p>
      <text:p text:style-name="P1"><text:s text:c="4"/>End If</text:p>
      <text:p text:style-name="P1"/>
      <text:p text:style-name="P1">End Sub</text:p>
      <text:p text:style-name="P1"/>
      <text:p text:style-name="P1">Sub SmC_TimeCardActuals()</text:p>
      <text:p text:style-name="P1">'Macro generated by Roland.Benz@Syngenta.com and franz.schuermann@syngenta.com (PMEC, Project Management Excellence)</text:p>
      <text:p text:style-name="P1">'Date: 26.9.2011</text:p>
      <text:p text:style-name="P1">'Macro for Lee Hubbard</text:p>
      <text:p text:style-name="P1">Dim Start As Date: Dim Duration As Date</text:p>
      <text:p text:style-name="P1">Start = Now()</text:p>
      <text:p text:style-name="P1"/>
      <text:p text:style-name="P1">'MsgBox to activate the right sheet, &amp;vbcrlf &amp;</text:p>
      <text:p text:style-name="P1">If 1 Then</text:p>
      <text:p text:style-name="P1"><text:s text:c="4"/>Response = MsgBox( _</text:p>
      <text:p text:style-name="P1"><text:soft-page-break/><text:s text:c="4"/>"Please select the Excel sheet you want the macro to be applied to!" &amp; Chr(13) &amp; _</text:p>
      <text:p text:style-name="P1"><text:s text:c="4"/>" <text:s text:c="2"/>" &amp; Chr(13) &amp; _</text:p>
      <text:p text:style-name="P1"><text:s text:c="4"/>"Click Yes: if the right sheet is already selected" &amp; Chr(13) &amp; _</text:p>
      <text:p text:style-name="P1"><text:s text:c="4"/>" <text:s text:c="16"/>Otherwise" &amp; Chr(13) &amp; _</text:p>
      <text:p text:style-name="P1"><text:s text:c="4"/>"Click No: and select the Excel sheet by clicking on its tab at the" &amp; Chr(13) &amp; _</text:p>
      <text:p text:style-name="P1"><text:s text:c="4"/>" <text:s text:c="16"/>bottom and then restart the macro", _</text:p>
      <text:p text:style-name="P1"><text:s text:c="4"/>vbYesNo)</text:p>
      <text:p text:style-name="P1">End If</text:p>
      <text:p text:style-name="P1"/>
      <text:p text:style-name="P1">'Execute the tasks</text:p>
      <text:p text:style-name="P1">'Copy the input file ActiveSheet.Name in a new file Sh_Source and make changes</text:p>
      <text:p text:style-name="P1">'Make new sheets Sh_Pivot and make the pivots</text:p>
      <text:p text:style-name="P1">If Response = vbYes Then</text:p>
      <text:p text:style-name="P1"/>
      <text:p text:style-name="P1"><text:s text:c="4"/>'Make a copy of the input sheet, change the sheet tab color and then make some some changes</text:p>
      <text:p text:style-name="P1"><text:s text:c="4"/>Dim Sh As String</text:p>
      <text:p text:style-name="P1"><text:s text:c="4"/>Sh = ActiveSheet.Name ' msgbox asks to make the right sheet active</text:p>
      <text:p text:style-name="P1"><text:s text:c="4"/>Dim Sh_Source As String</text:p>
      <text:p text:style-name="P1"><text:s text:c="4"/>Sh_Source = "ActualsByWeek"</text:p>
      <text:p text:style-name="P1"><text:s text:c="4"/>Dim Sh_Source2 As String</text:p>
      <text:p text:style-name="P1"><text:s text:c="4"/>Sh_Source2 = "RBS Table"</text:p>
      <text:p text:style-name="P1"><text:s text:c="4"/></text:p>
      <text:p text:style-name="P1"><text:s text:c="4"/>If 1 Then</text:p>
      <text:p text:style-name="P1"><text:s text:c="8"/>Call z_ShNewFlatValueCopy(Sh, Sh_Source, "End")</text:p>
      <text:p text:style-name="P1"><text:s text:c="8"/>'change the colour of the sheet name on the tab</text:p>
      <text:p text:style-name="P1"><text:s text:c="8"/>With ActiveWorkbook.Sheets(Sh_Source).Tab</text:p>
      <text:p text:style-name="P1"><text:s text:c="8"/>.Color = RGB(0, 32, 90)</text:p>
      <text:p text:style-name="P1"><text:s text:c="8"/>.TintAndShade = 0</text:p>
      <text:p text:style-name="P1"><text:s text:c="4"/>End With</text:p>
      <text:p text:style-name="P1"><text:s text:c="4"/>End If</text:p>
      <text:p text:style-name="P1"><text:s text:c="4"/>If 1 Then</text:p>
      <text:p text:style-name="P1"><text:s text:c="8"/>'Add a column for person site information</text:p>
      <text:p text:style-name="P1"><text:s text:c="8"/>Sheets(Sh_Source).Select</text:p>
      <text:p text:style-name="P1"><text:s text:c="8"/>Rows("1:1").Find(What:="EMPLOYEE_NAME", LookAt:=xlWhole).Select</text:p>
      <text:p text:style-name="P1"><text:s text:c="8"/>ActiveCell.Offset(0, 1).EntireColumn.Insert</text:p>
      <text:p text:style-name="P1"><text:s text:c="8"/>ActiveCell(1, 2).Value = "SITE"</text:p>
      <text:p text:style-name="P1"><text:s text:c="8"/>'Fill the new column with person site info</text:p>
      <text:p text:style-name="P1"><text:s text:c="8"/>Range(ActiveCell(2, 1), ActiveCell(2, 1).End(xlDown)).Select</text:p>
      <text:p text:style-name="P1"><text:s text:c="8"/>For Each rSite In Selection.Cells</text:p>
      <text:p text:style-name="P1"><text:s text:c="12"/>rSite.Offset(0, 1).Value = Right(rSite.Value, 4)</text:p>
      <text:p text:style-name="P1"><text:s text:c="8"/>Next</text:p>
      <text:p text:style-name="P1"><text:s text:c="4"/>End If</text:p>
      <text:p text:style-name="P1"><text:s text:c="4"/>If 1 Then</text:p>
      <text:p text:style-name="P1"><text:s text:c="8"/>'Add a column for a concatenated string of PI ID and Task ID</text:p>
      <text:p text:style-name="P1"><text:s text:c="8"/>Sheets(Sh_Source).Select</text:p>
      <text:p text:style-name="P1"><text:s text:c="8"/>Rows("1:1").Find(What:="STAFF_DAYS", LookAt:=xlWhole).Select</text:p>
      <text:p text:style-name="P1"><text:s text:c="8"/>ActiveCell.Offset(0, 1).EntireColumn.Insert</text:p>
      <text:p text:style-name="P1"><text:s text:c="8"/>ActiveCell(1, 2).Value = "IDENTIFICATION"</text:p>
      <text:p text:style-name="P1"><text:s text:c="8"/>Range(ActiveCell(2, 2), ActiveCell(2, 1).End(xlDown).Offset(0, 1)).Select</text:p>
      <text:p text:style-name="P1"><text:s text:c="8"/>For Each rSite In Selection.Cells</text:p>
      <text:p text:style-name="P1"><text:s text:c="12"/>rSite.Value = rSite.Offset(0, -16).Value &amp; "-" &amp; rSite.Offset(0, -12).Value</text:p>
      <text:p text:style-name="P1"><text:s text:c="8"/>Next</text:p>
      <text:p text:style-name="P1"><text:s text:c="8"/>Range("A1").Select</text:p>
      <text:p text:style-name="P1"><text:soft-page-break/><text:s text:c="4"/>End If</text:p>
      <text:p text:style-name="P1"><text:s text:c="4"/>If 1 Then</text:p>
      <text:p text:style-name="P1"><text:s text:c="8"/>'Add a column for Budget Group and map the Budget group values from Sh_Source2 to Sh_Source</text:p>
      <text:p text:style-name="P1"><text:s text:c="8"/>'SmcSigma: <text:s text:c="3"/>SmCExtract: <text:s/>PMEC Term: <text:s text:c="5"/>Lee's term:</text:p>
      <text:p text:style-name="P1"><text:s text:c="8"/>'SmC Level 2-&gt;RBS Level 1-&gt;Resource Group-&gt;Budget Group</text:p>
      <text:p text:style-name="P1"><text:s text:c="8"/>'SmC Level 3-&gt;RBS Level 2-&gt;Resource</text:p>
      <text:p text:style-name="P1"><text:s text:c="8"/>'SmC Level 4-&gt;RBS Level 3-&gt;Resource Role -&gt; Budget Center</text:p>
      <text:p text:style-name="P1"><text:s text:c="8"/>Sheets(Sh_Source).Select</text:p>
      <text:p text:style-name="P1"><text:s text:c="8"/>Rows("1:1").Find(What:="TIMECARD_COMMENT", LookAt:=xlWhole).Select</text:p>
      <text:p text:style-name="P1"><text:s text:c="8"/>ActiveCell.Offset(0, 1).EntireColumn.Insert</text:p>
      <text:p text:style-name="P1"><text:s text:c="8"/>ActiveCell(1, 2).Value = "BUDGET_GROUP"</text:p>
      <text:p text:style-name="P1"><text:s text:c="8"/>Call z_ShMapColumns(Sh_Source2, "RBS Level 3 Description", Array("RBS Level 1 Description"), Sh_Source, "BUDGET_CENTER", Array("BUDGET_GROUP"), "Log_1")</text:p>
      <text:p text:style-name="P1"><text:s text:c="4"/>End If</text:p>
      <text:p text:style-name="P1"><text:s text:c="4"/></text:p>
      <text:p text:style-name="P1"><text:s text:c="4"/>'Make new sheets and the pivots from Sh_Source</text:p>
      <text:p text:style-name="P1"><text:s text:c="4"/>Dim Sh_Pivot As String</text:p>
      <text:p text:style-name="P1"><text:s text:c="3"/>Dim RowU, ColL, RowD, ColR As Long</text:p>
      <text:p text:style-name="P1"><text:s text:c="4"/>Dim Piv_RowD As Long</text:p>
      <text:p text:style-name="P1"><text:s text:c="4"/>Dim Source_Rng As Range</text:p>
      <text:p text:style-name="P1"><text:s text:c="4"/>Dim Piv_sULCell As String</text:p>
      <text:p text:style-name="P1"><text:s text:c="4"/>Dim Piv_ULCell As Range</text:p>
      <text:p text:style-name="P1"><text:s text:c="4"/>Dim Piv_F_R_C_V(0 To 3) As Variant</text:p>
      <text:p text:style-name="P1"><text:s text:c="4"/>Dim PivName(0 To 2) As String</text:p>
      <text:p text:style-name="P1"><text:s text:c="4"/></text:p>
      <text:p text:style-name="P1"><text:s text:c="4"/>'Make a new sheet and add a pivot</text:p>
      <text:p text:style-name="P1"><text:s text:c="4"/>'Name of the sheet</text:p>
      <text:p text:style-name="P1"><text:s text:c="4"/>Sh_Pivot = "TimeToDateByTask"</text:p>
      <text:p text:style-name="P1"><text:s text:c="4"/>If 1 Then</text:p>
      <text:p text:style-name="P1"><text:s text:c="8"/>Call z_ShNew(Sh_Pivot, "End")</text:p>
      <text:p text:style-name="P1"><text:s text:c="8"/>'change the colour of the sheet name on the tab</text:p>
      <text:p text:style-name="P1"><text:s text:c="8"/>With ActiveWorkbook.Sheets(Sh_Pivot).Tab</text:p>
      <text:p text:style-name="P1"><text:s text:c="8"/>.Color = RGB(255, 255, 0)</text:p>
      <text:p text:style-name="P1"><text:s text:c="8"/>.TintAndShade = 0</text:p>
      <text:p text:style-name="P1"><text:s text:c="4"/>End With</text:p>
      <text:p text:style-name="P1"><text:s text:c="4"/>End If</text:p>
      <text:p text:style-name="P1"><text:s text:c="4"/>If 1 Then</text:p>
      <text:p text:style-name="P1"><text:s text:c="8"/>'Parameters for the z_GeneratePivotTable function and its call</text:p>
      <text:p text:style-name="P1"><text:s text:c="8"/>'Name of the pivot sheet</text:p>
      <text:p text:style-name="P1"><text:s text:c="12"/>'Sh_Pivot = "Time-to-Date-By-Task-RB"</text:p>
      <text:p text:style-name="P1"><text:s text:c="8"/>'Name of the source sheet</text:p>
      <text:p text:style-name="P1"><text:s text:c="12"/>'Sh_Source = "ActualsByWeek-RB"</text:p>
      <text:p text:style-name="P1"><text:s text:c="8"/>'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sULCell = "B9"</text:p>
      <text:p text:style-name="P1"><text:s text:c="8"/>Set Piv_ULCell = Sheets(Sh_Pivot).Range(Piv_sULCell)</text:p>
      <text:p text:style-name="P1"><text:s text:c="8"/>'Determine the pivot fields</text:p>
      <text:p text:style-name="P1"><text:s text:c="8"/>Piv_F_R_C_V(0) = Array(13, 9, 11, 7, 12, 10) 'filter</text:p>
      <text:p text:style-name="P1"><text:s text:c="8"/>Piv_F_R_C_V(1) = Array(17, 5) 'row labels</text:p>
      <text:p text:style-name="P1"><text:soft-page-break/><text:s text:c="8"/>Piv_F_R_C_V(2) = Array() 'column labels</text:p>
      <text:p text:style-name="P1"><text:s text:c="8"/>Piv_F_R_C_V(3) = Array(16) 'values</text:p>
      <text:p text:style-name="P1"><text:s text:c="8"/>'Call the function that creates the pivot</text:p>
      <text:p text:style-name="P1"><text:s text:c="8"/>PivName(0) = z_GeneratePivotTable(Piv_ULCell, Source_Rng, Sh_Source, Sh_Pivot, Piv_F_R_C_V)</text:p>
      <text:p text:style-name="P1"><text:s text:c="4"/>End If</text:p>
      <text:p text:style-name="P1"><text:s text:c="4"/>If 1 Then</text:p>
      <text:p text:style-name="P1"><text:s text:c="8"/>'Pivot PivName(0)</text:p>
      <text:p text:style-name="P1"><text:s text:c="8"/>'set the filters</text:p>
      <text:p text:style-name="P1"><text:s text:c="8"/>Dim CurrentYear As String</text:p>
      <text:p text:style-name="P1"><text:s text:c="8"/>CurrentYear = Year(Date)</text:p>
      <text:p text:style-name="P1"><text:s text:c="8"/>ActiveSheet.PivotTables(PivName(0)).PivotFields("RESOURCE_YEAR").ClearAllFilters</text:p>
      <text:p text:style-name="P1"><text:s text:c="8"/>ActiveSheet.PivotTables(PivName(0)).PivotFields("RESOURCE_YEAR").CurrentPage = CurrentYear</text:p>
      <text:p text:style-name="P1"><text:s text:c="8"/>'change the colum with of col A</text:p>
      <text:p text:style-name="P1"><text:s text:c="8"/>Columns("A:A").ColumnWidth = 5</text:p>
      <text:p text:style-name="P1"><text:s text:c="8"/>'insert formula into the Sh_Pivot</text:p>
      <text:p text:style-name="P1"><text:s text:c="8"/>Sheets(Sh_Pivot).Select</text:p>
      <text:p text:style-name="P1"><text:s text:c="8"/>Range("D7").Select</text:p>
      <text:p text:style-name="P1"><text:s text:c="8"/>Selection.Formula = "=GETPIVOTDATA(""STAFF_DAYS"",$B$9)"</text:p>
      <text:p text:style-name="P1"><text:s text:c="8"/>'format columns in Sh_Pivot</text:p>
      <text:p text:style-name="P1"><text:s text:c="8"/>Range("D2:D7").Select</text:p>
      <text:p text:style-name="P1"><text:s text:c="8"/>With Selection.Interior</text:p>
      <text:p text:style-name="P1"><text:s text:c="12"/>.Pattern = xlSolid</text:p>
      <text:p text:style-name="P1"><text:s text:c="12"/>.PatternColorIndex = xlAutomatic</text:p>
      <text:p text:style-name="P1"><text:s text:c="12"/>.ThemeColor = xlThemeColorAccent3</text:p>
      <text:p text:style-name="P1"><text:s text:c="12"/>.TintAndShade = 0.599993896298105</text:p>
      <text:p text:style-name="P1"><text:s text:c="12"/>.PatternTintAndShade = 0</text:p>
      <text:p text:style-name="P1"><text:s text:c="8"/>End With</text:p>
      <text:p text:style-name="P1"><text:s text:c="8"/>Columns("A:A").ColumnWidth = 3</text:p>
      <text:p text:style-name="P1"><text:s text:c="8"/>Columns("D:D").Select</text:p>
      <text:p text:style-name="P1"><text:s text:c="8"/>Selection.NumberFormat = "#,##0.0"</text:p>
      <text:p text:style-name="P1"><text:s text:c="8"/>ActiveWorkbook.Save</text:p>
      <text:p text:style-name="P1"><text:s text:c="8"/>Range("B9").Select</text:p>
      <text:p text:style-name="P1"><text:s text:c="4"/>End If</text:p>
      <text:p text:style-name="P1"><text:s text:c="4"/></text:p>
      <text:p text:style-name="P1"><text:s text:c="4"/>'Make a new sheet and add two pivots</text:p>
      <text:p text:style-name="P1"><text:s text:c="4"/>'Name of the sheet</text:p>
      <text:p text:style-name="P1"><text:s text:c="4"/>Sh_Pivot = "DataQualityLocation"</text:p>
      <text:p text:style-name="P1"><text:s text:c="4"/>If 1 Then</text:p>
      <text:p text:style-name="P1"><text:s text:c="8"/>Call z_ShNew(Sh_Pivot, "End")</text:p>
      <text:p text:style-name="P1"><text:s text:c="8"/>'change the colour of the sheet name on the tab</text:p>
      <text:p text:style-name="P1"><text:s text:c="8"/>With ActiveWorkbook.Sheets(Sh_Pivot).Tab</text:p>
      <text:p text:style-name="P1"><text:s text:c="8"/>.Color = RGB(243, 130, 37)</text:p>
      <text:p text:style-name="P1"><text:s text:c="8"/>.TintAndShade = 0</text:p>
      <text:p text:style-name="P1"><text:s text:c="4"/>End With</text:p>
      <text:p text:style-name="P1"><text:s text:c="4"/>End If</text:p>
      <text:p text:style-name="P1"><text:s text:c="4"/>If 1 Then</text:p>
      <text:p text:style-name="P1"><text:s text:c="8"/>'Parameters for the z_GeneratePivotTable function and its call</text:p>
      <text:p text:style-name="P1"><text:s text:c="8"/>'Name of the pivot sheet</text:p>
      <text:p text:style-name="P1"><text:s text:c="12"/>'Sh_Pivot = "DataQualityLocation-RB"</text:p>
      <text:p text:style-name="P1"><text:s text:c="8"/>'Name of the source sheet</text:p>
      <text:p text:style-name="P1"><text:s text:c="12"/>'Sh_Source = "ActualsByWeek-RB"</text:p>
      <text:p text:style-name="P1"><text:s text:c="8"/>'Determine the range of Sh_Source and create a range object</text:p>
      <text:p text:style-name="P1"><text:s text:c="8"/>RowU = 1: ColL = 1</text:p>
      <text:p text:style-name="P1"><text:soft-page-break/><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sULCell = "B7"</text:p>
      <text:p text:style-name="P1"><text:s text:c="8"/>Set Piv_ULCell = Sheets(Sh_Pivot).Range(Piv_sULCell)</text:p>
      <text:p text:style-name="P1"><text:s text:c="8"/>'Determine the pivot fields</text:p>
      <text:p text:style-name="P1"><text:s text:c="8"/>Piv_F_R_C_V(0) = Array(13, 9) 'filter (enter numbers in proper order)</text:p>
      <text:p text:style-name="P1"><text:s text:c="8"/>Piv_F_R_C_V(1) = Array(12, 19) 'row labels (enter numbers in reverse order)</text:p>
      <text:p text:style-name="P1"><text:s text:c="8"/>Piv_F_R_C_V(2) = Array(7) 'column labels</text:p>
      <text:p text:style-name="P1"><text:s text:c="8"/>Piv_F_R_C_V(3) = Array(16) 'values</text:p>
      <text:p text:style-name="P1"><text:s text:c="8"/>'Call the function that creates the pivot</text:p>
      <text:p text:style-name="P1"><text:s text:c="8"/>PivName(1) = z_GeneratePivotTable(Piv_ULCell, Source_Rng, Sh_Source, Sh_Pivot, Piv_F_R_C_V)</text:p>
      <text:p text:style-name="P1"><text:s text:c="4"/>End If</text:p>
      <text:p text:style-name="P1"><text:s text:c="4"/>If 1 Then</text:p>
      <text:p text:style-name="P1"><text:s text:c="8"/>'Parameters for the z_GeneratePivotTable function and its call</text:p>
      <text:p text:style-name="P1"><text:s text:c="8"/>'Name of the sheet</text:p>
      <text:p text:style-name="P1"><text:s text:c="12"/>'Sh_Pivot = "DataQualityLocation-RB"</text:p>
      <text:p text:style-name="P1"><text:s text:c="7"/>'Determine the range of Sh_Source and create a range object</text:p>
      <text:p text:style-name="P1"><text:s text:c="8"/>RowU = 1: ColL = 1</text:p>
      <text:p text:style-name="P1"><text:s text:c="8"/>RowD = z_RowSize(1, Sh_Source): ColR = z_ColSize(1, Sh_Source)</text:p>
      <text:p text:style-name="P1"><text:s text:c="8"/>Set Source_Rng = Sheets(Sh_Source).Range(Cells(RowU, ColL), Cells(RowD, ColR))</text:p>
      <text:p text:style-name="P1"><text:s text:c="8"/>'Create a range object for the upper left corner of the pivot</text:p>
      <text:p text:style-name="P1"><text:s text:c="8"/>Piv_RowD = z_RowSize(2, Sh_Pivot)</text:p>
      <text:p text:style-name="P1"><text:s text:c="8"/>Piv_sULCell = "B" &amp; Piv_RowD + 8 'place the second pivot under the first pivot</text:p>
      <text:p text:style-name="P1"><text:s text:c="8"/>Set Piv_ULCell = Sheets(Sh_Pivot).Range(Piv_sULCell)</text:p>
      <text:p text:style-name="P1"><text:s text:c="8"/>'Determine the pivot fields</text:p>
      <text:p text:style-name="P1"><text:s text:c="8"/>Piv_F_R_C_V(0) = Array(13, 9) 'filter (enter numbers in proper order)</text:p>
      <text:p text:style-name="P1"><text:s text:c="8"/>Piv_F_R_C_V(1) = Array(17, 11, 19) 'row labels (enter numbers in reverse order)</text:p>
      <text:p text:style-name="P1"><text:s text:c="8"/>Piv_F_R_C_V(2) = Array(7) 'column labels</text:p>
      <text:p text:style-name="P1"><text:s text:c="8"/>Piv_F_R_C_V(3) = Array(16) 'values</text:p>
      <text:p text:style-name="P1"><text:s text:c="8"/>'Call the function that creates the pivot</text:p>
      <text:p text:style-name="P1"><text:s text:c="8"/>PivName(2) = z_GeneratePivotTable(Piv_ULCell, Source_Rng, Sh_Source, Sh_Pivot, Piv_F_R_C_V)</text:p>
      <text:p text:style-name="P1"><text:s text:c="4"/>End If</text:p>
      <text:p text:style-name="P1"><text:s text:c="4"/>'Add some formats and texts</text:p>
      <text:p text:style-name="P1"><text:s text:c="4"/>If 1 Then</text:p>
      <text:p text:style-name="P1"><text:s text:c="8"/>'Pivot PivName(1)</text:p>
      <text:p text:style-name="P1"><text:s text:c="8"/>'set the filters</text:p>
      <text:p text:style-name="P1"><text:s text:c="8"/>ActiveSheet.PivotTables(PivName(1)).PivotFields("RESOURCE_YEAR").ClearAllFilters</text:p>
      <text:p text:style-name="P1"><text:s text:c="8"/>ActiveSheet.PivotTables(PivName(1)).PivotFields("RESOURCE_YEAR").CurrentPage = CurrentYear</text:p>
      <text:p text:style-name="P1"><text:s text:c="8"/>ActiveSheet.PivotTables(PivName(1)).PivotFields("TASK_LOCATION").ClearAllFilters</text:p>
      <text:p text:style-name="P1"><text:s text:c="8"/>ActiveSheet.PivotTables(PivName(1)).PivotFields("TASK_LOCATION").CurrentPage = "(blank)"</text:p>
      <text:p text:style-name="P1"><text:s text:c="8"/>'change the colum with of col A</text:p>
      <text:p text:style-name="P1"><text:s text:c="8"/>Columns("A:A").ColumnWidth = 5</text:p>
      <text:p text:style-name="P1"><text:s text:c="8"/>'add some text</text:p>
      <text:p text:style-name="P1"><text:s text:c="8"/>Range("B2").Select</text:p>
      <text:p text:style-name="P1"><text:s text:c="8"/>ActiveCell.Value = "Number of Tasks with recorded staff-days, Task Location =0"</text:p>
      <text:p text:style-name="P1"><text:s text:c="8"/>Range("E2").Select</text:p>
      <text:p text:style-name="P1"><text:s text:c="8"/>ActiveCell.Value = "241"</text:p>
      <text:p text:style-name="P1"><text:s text:c="8"/>'alignement</text:p>
      <text:p text:style-name="P1"><text:s text:c="8"/>Range("B2:D2").Select</text:p>
      <text:p text:style-name="P1"><text:s text:c="8"/>With Selection</text:p>
      <text:p text:style-name="P1"><text:s text:c="12"/>.HorizontalAlignment = xlLeft</text:p>
      <text:p text:style-name="P1"><text:s text:c="12"/>.VerticalAlignment = xlBottom</text:p>
      <text:p text:style-name="P1"><text:soft-page-break/><text:s text:c="12"/>.WrapText = False</text:p>
      <text:p text:style-name="P1"><text:s text:c="12"/>.Orientation = 0</text:p>
      <text:p text:style-name="P1"><text:s text:c="12"/>.AddIndent = False</text:p>
      <text:p text:style-name="P1"><text:s text:c="12"/>.IndentLevel = 0</text:p>
      <text:p text:style-name="P1"><text:s text:c="12"/>.ShrinkToFit = False</text:p>
      <text:p text:style-name="P1"><text:s text:c="12"/>.ReadingOrder = xlContext</text:p>
      <text:p text:style-name="P1"><text:s text:c="12"/>.MergeCells = False</text:p>
      <text:p text:style-name="P1"><text:s text:c="8"/>End With</text:p>
      <text:p text:style-name="P1"><text:s text:c="8"/>'merge cells</text:p>
      <text:p text:style-name="P1"><text:s text:c="8"/>Range("B2:D2").Select</text:p>
      <text:p text:style-name="P1"><text:s text:c="8"/>Selection.Merge</text:p>
      <text:p text:style-name="P1"><text:s text:c="8"/>'change the font</text:p>
      <text:p text:style-name="P1"><text:s text:c="8"/>Range("B2:E2").Select</text:p>
      <text:p text:style-name="P1"><text:s text:c="8"/>Selection.Font.Bold = True</text:p>
      <text:p text:style-name="P1"><text:s text:c="8"/>'add borders</text:p>
      <text:p text:style-name="P1"><text:s text:c="8"/>Range("B2:E2").Select</text:p>
      <text:p text:style-name="P1"><text:s text:c="8"/>Selection.Borders(xlDiagonalDown).LineStyle = xlNone</text:p>
      <text:p text:style-name="P1"><text:s text:c="8"/>Selection.Borders(xlDiagonalUp).LineStyle = xlNone</text:p>
      <text:p text:style-name="P1"><text:s text:c="8"/>With Selection.Borders(xlEdgeLeft)</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Top)</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Bottom)</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EdgeRight)</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InsideVertical)</text:p>
      <text:p text:style-name="P1"><text:s text:c="12"/>.LineStyle = xlContinuous</text:p>
      <text:p text:style-name="P1"><text:s text:c="12"/>.ColorIndex = 0</text:p>
      <text:p text:style-name="P1"><text:s text:c="12"/>.TintAndShade = 0</text:p>
      <text:p text:style-name="P1"><text:s text:c="12"/>.Weight = xlThick</text:p>
      <text:p text:style-name="P1"><text:s text:c="8"/>End With</text:p>
      <text:p text:style-name="P1"><text:s text:c="8"/>With Selection.Borders(xlInsideHorizontal)</text:p>
      <text:p text:style-name="P1"><text:s text:c="12"/>.LineStyle = xlContinuous</text:p>
      <text:p text:style-name="P1"><text:s text:c="12"/>.ColorIndex = 0</text:p>
      <text:p text:style-name="P1"><text:s text:c="12"/>.TintAndShade = 0</text:p>
      <text:p text:style-name="P1"><text:s text:c="12"/>.Weight = xlThick</text:p>
      <text:p text:style-name="P1"><text:soft-page-break/><text:s text:c="8"/>End With</text:p>
      <text:p text:style-name="P1"><text:s text:c="8"/>'freeze panes</text:p>
      <text:p text:style-name="P1"><text:s text:c="8"/>Rows("9:9").Select</text:p>
      <text:p text:style-name="P1"><text:s text:c="8"/>ActiveWindow.FreezePanes = True</text:p>
      <text:p text:style-name="P1"><text:s text:c="8"/>'Pivot PivName(2)</text:p>
      <text:p text:style-name="P1"><text:s text:c="8"/>'copy/paste some text</text:p>
      <text:p text:style-name="P1"><text:s text:c="8"/>Range("B2:E2").Select</text:p>
      <text:p text:style-name="P1"><text:s text:c="8"/>Selection.Copy</text:p>
      <text:p text:style-name="P1"><text:s text:c="8"/>Range("B" &amp; Piv_RowD + 3).Select</text:p>
      <text:p text:style-name="P1"><text:s text:c="8"/>ActiveSheet.Paste</text:p>
      <text:p text:style-name="P1"><text:s text:c="8"/>'add filters</text:p>
      <text:p text:style-name="P1"><text:s text:c="8"/>ActiveSheet.PivotTables(PivName(2)).PivotFields("RESOURCE_YEAR").ClearAllFilters</text:p>
      <text:p text:style-name="P1"><text:s text:c="8"/>ActiveSheet.PivotTables(PivName(2)).PivotFields("RESOURCE_YEAR").CurrentPage = CurrentYear</text:p>
      <text:p text:style-name="P1"><text:s text:c="8"/>ActiveSheet.PivotTables(PivName(2)).PivotFields("TASK_LOCATION").ClearAllFilters</text:p>
      <text:p text:style-name="P1"><text:s text:c="8"/>ActiveSheet.PivotTables(PivName(2)).PivotFields("TASK_LOCATION").CurrentPage = "(blank)"</text:p>
      <text:p text:style-name="P1"><text:s text:c="8"/>Range("B7").Select</text:p>
      <text:p text:style-name="P1"><text:s text:c="4"/>End If</text:p>
      <text:p text:style-name="P1">Else</text:p>
      <text:p text:style-name="P1"><text:s text:c="4"/>Exit Sub</text:p>
      <text:p text:style-name="P1">End If</text:p>
      <text:p text:style-name="P1"/>
      <text:p text:style-name="P1">'save the workbook</text:p>
      <text:p text:style-name="P1">'ActiveWorkbook.Save</text:p>
      <text:p text:style-name="P1">Duration = Now() - Start</text:p>
      <text:p text:style-name="P1">Debug.Print Duration</text:p>
      <text:p text:style-name="P1">End Sub</text:p>
      <text:p text:style-name="P1"/>
      <text:p text:style-name="P1">Private Function z_ShMapColumns(Sh_from As String, ColName_Key_from As String, ByRef ColNames_from As Variant, _</text:p>
      <text:p text:style-name="P1"><text:s text:c="16"/>Sh_to As String, ColName_Key_to As String, ByRef ColNames_to As Variant, _</text:p>
      <text:p text:style-name="P1"><text:s text:c="16"/>Optional Sh_log As String, Optional ByRef Wb As Workbook)</text:p>
      <text:p text:style-name="P1"><text:s text:c="4"/>'Macro generated by Roland.Benz@Syngenta.com (PMEC, Project Management Excellence)</text:p>
      <text:p text:style-name="P1"><text:s text:c="4"/>Application.ScreenUpdating = False</text:p>
      <text:p text:style-name="P1"><text:s text:c="4"/>'Start time measuring</text:p>
      <text:p text:style-name="P1"><text:s text:c="4"/>Dim Start As Date: Dim Duration As Date</text:p>
      <text:p text:style-name="P1"><text:s text:c="4"/>Start = Now()</text:p>
      <text:p text:style-name="P1"><text:s text:c="4"/></text:p>
      <text:p text:style-name="P1"><text:s text:c="4"/>'create a matrix with column names and indexes</text:p>
      <text:p text:style-name="P1"><text:s text:c="4"/>MapMatrix = MakeMatrix_Shfrom_ColNameColIndex_Shto_ColNameColIndex(Sh_from, ColNames_from, Sh_to, ColNames_to)</text:p>
      <text:p text:style-name="P1"/>
      <text:p text:style-name="P1"><text:s text:c="4"/>'Find the column index of the KeyName in "Sh_from"</text:p>
      <text:p text:style-name="P1"><text:s text:c="4"/>Dim ColIndex_Key_from As Long</text:p>
      <text:p text:style-name="P1"><text:s text:c="4"/>ColIndex_Key_from = z_GetColumnIndex(ColName_Key_from, 1, Sh_from)</text:p>
      <text:p text:style-name="P1"/>
      <text:p text:style-name="P1"><text:s text:c="4"/>'Find the column index of the KeyName in "Sh_to"</text:p>
      <text:p text:style-name="P1"><text:s text:c="4"/>Dim ColIndex_Key_to As Long</text:p>
      <text:p text:style-name="P1"><text:s text:c="4"/>ColIndex_Key_to = z_GetColumnIndex(ColName_Key_to, 1, Sh_to)</text:p>
      <text:p text:style-name="P1"><text:s text:c="4"/></text:p>
      <text:p text:style-name="P1"><text:s text:c="4"/>'Determine the row size in Sh_to</text:p>
      <text:p text:style-name="P1"><text:s text:c="4"/>Sheets(Sh_to).Activate</text:p>
      <text:p text:style-name="P1"><text:s text:c="4"/>RowSize_to = z_RowSize(ColIndex_Key_to, Sh_to)</text:p>
      <text:p text:style-name="P1"/>
      <text:p text:style-name="P1"><text:soft-page-break/><text:s text:c="4"/>'Select the range in the column Key_to</text:p>
      <text:p text:style-name="P1"><text:s text:c="4"/>Sheets(Sh_to).Activate</text:p>
      <text:p text:style-name="P1"><text:s text:c="4"/>Range(Cells(2, ColIndex_Key_to), Cells(RowSize_to, ColIndex_Key_to)).Select</text:p>
      <text:p text:style-name="P1"/>
      <text:p text:style-name="P1"><text:s text:c="4"/>'Iterate throught the rows with "rcheck" = PiIdentifier</text:p>
      <text:p text:style-name="P1"><text:s text:c="4"/>Dim ilog As Long</text:p>
      <text:p text:style-name="P1"><text:s text:c="4"/>ilog = 2</text:p>
      <text:p text:style-name="P1"><text:s text:c="4"/>For Each ValueInCol_Key_to In Selection.Cells</text:p>
      <text:p text:style-name="P1"><text:s text:c="8"/>'if ValueInCol_Key_to is found in Sh_from then perform the mapping</text:p>
      <text:p text:style-name="P1"><text:s text:c="8"/>If Not Sheets(Sh_from).Columns(ColIndex_Key_from).Find(What:=ValueInCol_Key_to, LookAt:=xlWhole) Is Nothing Then</text:p>
      <text:p text:style-name="P1"><text:s text:c="8"/>'iterate through the columns with the help of the MapMatrix</text:p>
      <text:p text:style-name="P1"><text:s text:c="12"/>For j = LBound(MapMatrix) To UBound(MapMatrix) Step 1</text:p>
      <text:p text:style-name="P1"><text:s text:c="16"/>'read the indices</text:p>
      <text:p text:style-name="P1"><text:s text:c="16"/>ColIndex_from_j = MapMatrix(j, 1)</text:p>
      <text:p text:style-name="P1"><text:s text:c="16"/>ColIndex_to_j = MapMatrix(j, 3)</text:p>
      <text:p text:style-name="P1"><text:s text:c="16"/>'map</text:p>
      <text:p text:style-name="P1"><text:s text:c="16"/>ValueInCol_Key_to.Offset(0, (ColIndex_to_j) - ColIndex_Key_to).Value = _</text:p>
      <text:p text:style-name="P1"><text:s text:c="24"/>Sheets(Sh_from).Columns(ColIndex_Key_from).Find(What:=ValueInCol_Key_to, _</text:p>
      <text:p text:style-name="P1"><text:s text:c="24"/>LookAt:=xlWhole).Offset(0, (ColIndex_from_j) - ColIndex_Key_from)</text:p>
      <text:p text:style-name="P1"><text:s text:c="12"/>Next j</text:p>
      <text:p text:style-name="P1"><text:s text:c="8"/>Else</text:p>
      <text:p text:style-name="P1"><text:s text:c="12"/>'write not found ValueInCol_Key_to in Sh_from into Sh_log</text:p>
      <text:p text:style-name="P1"><text:s text:c="12"/>On Error Resume Next</text:p>
      <text:p text:style-name="P1"><text:s text:c="12"/>Sheets(Sh_log).Cells(ilog, 2) = ValueInCol_Key_to</text:p>
      <text:p text:style-name="P1"><text:s text:c="12"/>Sheets(Sh_log).Cells(ilog, 4) = " not found, map them from another source file Sh_from"</text:p>
      <text:p text:style-name="P1"><text:s text:c="12"/>ilog = ilog + 1</text:p>
      <text:p text:style-name="P1"><text:s text:c="12"/>On Error GoTo 0</text:p>
      <text:p text:style-name="P1"><text:s text:c="8"/>End If</text:p>
      <text:p text:style-name="P1"><text:s text:c="4"/>Next</text:p>
      <text:p text:style-name="P1"/>
      <text:p text:style-name="P1"><text:s text:c="4"/>'In case the mapping has changed the row height</text:p>
      <text:p text:style-name="P1"><text:s text:c="4"/>Sheets(Sh_to).Activate</text:p>
      <text:p text:style-name="P1"><text:s text:c="4"/>Cells.Select</text:p>
      <text:p text:style-name="P1"><text:s text:c="4"/>Selection.Rows.RowHeight = 15</text:p>
      <text:p text:style-name="P1"><text:s text:c="4"/>Application.ScreenUpdating = True</text:p>
      <text:p text:style-name="P1"><text:s text:c="4"/>'Write the durations into the logfile</text:p>
      <text:p text:style-name="P1"><text:s text:c="4"/>On Error Resume Next</text:p>
      <text:p text:style-name="P1"><text:s text:c="4"/>Duration = Now() - Start</text:p>
      <text:p text:style-name="P1"><text:s text:c="4"/>Sheets(Sh_log).Cells(ilog + 2, 1) = "Duration" &amp; CStr(Duration)</text:p>
      <text:p text:style-name="P1"><text:s text:c="4"/>On Error GoTo 0</text:p>
      <text:p text:style-name="P1">End Function</text:p>
      <text:p text:style-name="P1"/>
      <text:p text:style-name="P1">Private Function z_ChkColExistence(Sh As String, ByRef ColNames As Variant, Sh_log As String) As Boolean</text:p>
      <text:p text:style-name="P1"><text:s text:c="4"/>'The column existence check is assumed to find all column names at the beginning</text:p>
      <text:p text:style-name="P1"><text:s text:c="4"/>z_ChkColExistence = True</text:p>
      <text:p text:style-name="P1"><text:s text:c="4"/>'Determine the column indizes of the ColNames array in Sh</text:p>
      <text:p text:style-name="P1"><text:s text:c="4"/>Dim ColName_i As String</text:p>
      <text:p text:style-name="P1"><text:s text:c="4"/>ReDim Matrix_ColNameColIndex(0 To UBound(ColNames), 0 To 1) As Variant</text:p>
      <text:p text:style-name="P1"><text:s text:c="4"/>'iterate through the array</text:p>
      <text:p text:style-name="P1"><text:s text:c="4"/>For i = LBound(ColNames_from) To UBound(ColNames) Step 1</text:p>
      <text:p text:style-name="P1"><text:s text:c="8"/>ColName_i = CStr(ColNames(i))</text:p>
      <text:p text:style-name="P1"><text:soft-page-break/><text:s text:c="8"/>Matrix_ColNameColIndex(i, 0) = ColName_i</text:p>
      <text:p text:style-name="P1"><text:s text:c="8"/>Matrix_ColNameColIndex(i, 1) = z_GetColumnIndex(ColName_i, 1, Sh)</text:p>
      <text:p text:style-name="P1"><text:s text:c="8"/>Debug.Print Matrix_ColNameColIndex(i, 0) &amp; " <text:s/>" &amp; Matrix_ColNameColIndex(i, 1)</text:p>
      <text:p text:style-name="P1"><text:s text:c="8"/>If Matrix_ColNameColIndex(i, 1) = 0 Then</text:p>
      <text:p text:style-name="P1"><text:s text:c="12"/>'write errors into the logfile</text:p>
      <text:p text:style-name="P1"><text:s text:c="12"/>Sheets(Sh_log).Cells(ilog, 2) = "ColName: "</text:p>
      <text:p text:style-name="P1"><text:s text:c="11"/>Sheets(Sh_log).Cells(ilog, 3) = Matrix_ColNameColIndex(i, 0)</text:p>
      <text:p text:style-name="P1"><text:s text:c="12"/>Sheets(Sh_log).Cells(ilog, 4) = "not found in " &amp; Sh</text:p>
      <text:p text:style-name="P1"><text:s text:c="12"/>ilog = ilog + 1</text:p>
      <text:p text:style-name="P1"><text:s text:c="12"/>'The column existence check has detected an unfound column name</text:p>
      <text:p text:style-name="P1"><text:s text:c="12"/>z_ChkColExistence = False</text:p>
      <text:p text:style-name="P1"><text:s text:c="4"/>Next i</text:p>
      <text:p text:style-name="P1">End Function</text:p>
      <text:p text:style-name="P1"/>
      <text:p text:style-name="P1">Private Function MakeMatrix_Shfrom_ColNameColIndex_Shto_ColNameColIndex(Sh_from As String, ByRef ColNames_from As Variant, _</text:p>
      <text:p text:style-name="P1"><text:s text:c="16"/>Sh_to As String, ByRef ColNames_to As Variant) As Variant</text:p>
      <text:p text:style-name="P1"><text:s text:c="4"/>'Determine the column indizes in Sh and Sh_new,</text:p>
      <text:p text:style-name="P1"><text:s text:c="4"/>Dim ColName_from_i As String</text:p>
      <text:p text:style-name="P1"><text:s text:c="4"/>Dim ColName_to_i As String</text:p>
      <text:p text:style-name="P1"><text:s text:c="4"/>ReDim Matrix_ColName1Index1_ColName2Index2(0 To UBound(ColNames_from), 0 To 3) As Variant</text:p>
      <text:p text:style-name="P1"><text:s text:c="4"/></text:p>
      <text:p text:style-name="P1"><text:s text:c="4"/>For i = LBound(ColNames_from) To UBound(ColNames_from) Step 1</text:p>
      <text:p text:style-name="P1"><text:s text:c="8"/>ColName_from_i = CStr(ColNames_from(i))</text:p>
      <text:p text:style-name="P1"><text:s text:c="8"/>Matrix_ColName1Index1_ColName2Index2(i, 0) = ColName_from_i</text:p>
      <text:p text:style-name="P1"><text:s text:c="8"/>Matrix_ColName1Index1_ColName2Index2(i, 1) = z_GetColumnIndex(ColName_from_i, 1, Sh_from)</text:p>
      <text:p text:style-name="P1"><text:s text:c="8"/>ColName_to_i = CStr(ColNames_to(i))</text:p>
      <text:p text:style-name="P1"><text:s text:c="8"/>Matrix_ColName1Index1_ColName2Index2(i, 2) = ColName_to_i</text:p>
      <text:p text:style-name="P1"><text:s text:c="8"/>Matrix_ColName1Index1_ColName2Index2(i, 3) = z_GetColumnIndex(ColName_to_i, 1, Sh_to)</text:p>
      <text:p text:style-name="P1"><text:s text:c="8"/>Debug.Print Matrix_ColName1Index1_ColName2Index2(i, 0) &amp; " <text:s/>" &amp; Matrix_ColName1Index1_ColName2Index2(i, 1) _</text:p>
      <text:p text:style-name="P1"><text:s text:c="16"/>&amp; " <text:s/>" &amp; Matrix_ColName1Index1_ColName2Index2(i, 2) &amp; " <text:s/>" &amp; Matrix_ColName1Index1_ColName2Index2(i, 3)</text:p>
      <text:p text:style-name="P1"><text:s text:c="4"/>Next i</text:p>
      <text:p text:style-name="P1"><text:s text:c="4"/>MakeMatrix_Shfrom_ColNameColIndex_Shto_ColNameColIndex = Matrix_ColName1Index1_ColName2Index2</text:p>
      <text:p text:style-name="P1">End Function</text:p>
      <text:p text:style-name="P1"/>
      <text:p text:style-name="P1">Private Function z_ShNewFlatValueCopy(Sh As String, Sh_new As String, Optional Where As String, Optional ByRef Sh_Ref As Worksheet)</text:p>
      <text:p text:style-name="P1">'Macro generated by Roland.Benz@Syngenta.com (PMEC, Project Management Excellence)</text:p>
      <text:p text:style-name="P1">'Date: 26.9.2011</text:p>
      <text:p text:style-name="P1">'Input: Name of the Sh to copy, Name of the new Sh_new, where to place the new Sh_new,</text:p>
      <text:p text:style-name="P1">' before or after some Sh_Ref, at the begin or the end</text:p>
      <text:p text:style-name="P1"><text:s text:c="4"/>Call z_ShAdd(Where, Sh_Ref)</text:p>
      <text:p text:style-name="P1"><text:s text:c="4"/>On Error Resume Next</text:p>
      <text:p text:style-name="P1"><text:s text:c="4"/>ActiveSheet.Name = Sh_new</text:p>
      <text:p text:style-name="P1"><text:s text:c="4"/>If Err.Number &lt;&gt; 0 Then</text:p>
      <text:p text:style-name="P1"><text:s text:c="8"/>Application.DisplayAlerts = False</text:p>
      <text:p text:style-name="P1"><text:s text:c="8"/>ActiveSheet.Delete</text:p>
      <text:p text:style-name="P1"><text:s text:c="8"/>Application.DisplayAlerts = True</text:p>
      <text:p text:style-name="P1"><text:soft-page-break/><text:s text:c="8"/>Sheets(Sh_new).Cells.ClearContents</text:p>
      <text:p text:style-name="P1"><text:s text:c="4"/>End If</text:p>
      <text:p text:style-name="P1"><text:s text:c="4"/>On Error GoTo 0</text:p>
      <text:p text:style-name="P1"><text:s text:c="4"/>Sheets(Sh).Cells.Copy</text:p>
      <text:p text:style-name="P1"><text:s text:c="4"/>Sheets(Sh_new).Range("A1").Select</text:p>
      <text:p text:style-name="P1"><text:s text:c="4"/>Selection.PasteSpecial Paste:=xlPasteValues, Operation:=xlNone, SkipBlanks _</text:p>
      <text:p text:style-name="P1"><text:s text:c="8"/>:=False, Transpose:=False</text:p>
      <text:p text:style-name="P1"><text:s text:c="4"/>Sheets(Sh_new).Columns("A:GA").ColumnWidth = 20</text:p>
      <text:p text:style-name="P1">End Function</text:p>
      <text:p text:style-name="P1"/>
      <text:p text:style-name="P1">Private Function z_ShNew(Sh As String, Optional Where As String, Optional ByRef Sh_Ref As Worksheet, Optional ByRef Wb As Workbook)</text:p>
      <text:p text:style-name="P1">'Macro generated by Roland.Benz@Syngenta.com (PMEC, Project Management Excellence)</text:p>
      <text:p text:style-name="P1">'Date: 26.9.2011</text:p>
      <text:p text:style-name="P1">'Input: Name of the new Sh, where to place the new Sh, before or after some Sh_Ref, at the begin or the end</text:p>
      <text:p text:style-name="P1">On Error Resume Next</text:p>
      <text:p text:style-name="P1">WorksheetExists = (Sheets(Sh).Name &lt;&gt; "")</text:p>
      <text:p text:style-name="P1">On Error GoTo 0</text:p>
      <text:p text:style-name="P1">If WorksheetExists = False Then</text:p>
      <text:p text:style-name="P1"><text:s text:c="4"/>Call z_ShAdd(Where, Sh_Ref)</text:p>
      <text:p text:style-name="P1"><text:s text:c="4"/>ActiveSheet.Name = Sh 'Worksheets.Add(Before:=Worksheets(1)).Name = Sh</text:p>
      <text:p text:style-name="P1">End If</text:p>
      <text:p text:style-name="P1">'Clear contents</text:p>
      <text:p text:style-name="P1">Sheets(Sh).Activate</text:p>
      <text:p text:style-name="P1">ActiveSheet.Cells.Select</text:p>
      <text:p text:style-name="P1">Selection.ClearContents</text:p>
      <text:p text:style-name="P1">'Format</text:p>
      <text:p text:style-name="P1">Sheets(Sh).Columns.ColumnWidth = 20</text:p>
      <text:p text:style-name="P1">Sheets(Sh).Rows.RowHeight = 15</text:p>
      <text:p text:style-name="P1">End Function</text:p>
      <text:p text:style-name="P1"/>
      <text:p text:style-name="P1">Private Function z_ShAdd(Optional Where As String, Optional ByRef Sh_Ref As Worksheet)</text:p>
      <text:p text:style-name="P1">'Macro generated by Roland.Benz@Syngenta.com (PMEC, Project Management Excellence)</text:p>
      <text:p text:style-name="P1">'Date: 26.9.2011</text:p>
      <text:p text:style-name="P1">'Input: where to place the added Sh, before or after some Sh_Ref, at the begin or the end</text:p>
      <text:p text:style-name="P1">If Not Sh_Ref Is Nothing Then</text:p>
      <text:p text:style-name="P1"><text:s text:c="4"/>If Where = ("Before:=") Then</text:p>
      <text:p text:style-name="P1"><text:s text:c="8"/>Sheets.Add Sh_Ref</text:p>
      <text:p text:style-name="P1"><text:s text:c="4"/>ElseIf Where = ("After:=") Then</text:p>
      <text:p text:style-name="P1"><text:s text:c="8"/>Sheets.Add , Sh_Ref</text:p>
      <text:p text:style-name="P1"><text:s text:c="4"/>Else</text:p>
      <text:p text:style-name="P1"><text:s text:c="8"/>Sheets.Add Before:=Sheets(1)</text:p>
      <text:p text:style-name="P1"><text:s text:c="4"/>End If</text:p>
      <text:p text:style-name="P1">Else</text:p>
      <text:p text:style-name="P1"><text:s text:c="4"/>If Where = ("End") Then</text:p>
      <text:p text:style-name="P1"><text:s text:c="8"/>Sheets.Add After:=Sheets(Sheets.Count)</text:p>
      <text:p text:style-name="P1"><text:s text:c="4"/>ElseIf Where = ("Begin") Then</text:p>
      <text:p text:style-name="P1"><text:s text:c="8"/>Sheets.Add Before:=Sheets(1)</text:p>
      <text:p text:style-name="P1"><text:s text:c="4"/>Else</text:p>
      <text:p text:style-name="P1"><text:s text:c="8"/>Sheets.Add Before:=Sheets(1)</text:p>
      <text:p text:style-name="P1"><text:s text:c="4"/>End If</text:p>
      <text:p text:style-name="P1">End If</text:p>
      <text:p text:style-name="P1"><text:soft-page-break/>End Function</text:p>
      <text:p text:style-name="P1"/>
      <text:p text:style-name="P1">Private Function z_RowSize(SearchCol As Long, Optional Sh As String, Optional ByRef MyWb As Workbook) As Long</text:p>
      <text:p text:style-name="P1">'Macro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Private Function z_ColSize(SearchRow As Long, Optional Sh As String, Optional ByRef MyWb As Workbook) As Long</text:p>
      <text:p text:style-name="P1">'Macro generated by Roland.Benz@Syngenta.com (PMEC, Project Management Excellence)</text:p>
      <text:p text:style-name="P1">'Date: 26.9.2011</text:p>
      <text:p text:style-name="P1">'Input: Row, Output: column with the last entry in that row</text:p>
      <text:p text:style-name="P1"><text:s text:c="4"/>'SearchCol datatype changed from integer</text:p>
      <text:p text:style-name="P1"><text:s text:c="4"/>'Activate the Sheet</text:p>
      <text:p text:style-name="P1"><text:s text:c="4"/>Sheets(Sh).Activate</text:p>
      <text:p text:style-name="P1"><text:s text:c="4"/>'Determine the col size</text:p>
      <text:p text:style-name="P1"><text:s text:c="4"/>z_ColSize = IIf(IsEmpty(Cells(SearchRow, 16384)), Cells(SearchRow, 16384).End(xlToLeft).Column, 16384)</text:p>
      <text:p text:style-name="P1">End Function</text:p>
      <text:p text:style-name="P1"/>
      <text:p text:style-name="P1">Private Function z_GeneratePivotTable(Piv_ULCell As Range, Source_Rng As Range, _</text:p>
      <text:p text:style-name="P1"><text:s text:c="28"/>Sh_Source As String, Sh_Pivot As String, Piv_F_R_C_V As Variant) As String</text:p>
      <text:p text:style-name="P1">'Macro generated by Roland.Benz@Syngenta.com (PMEC, Project Management Excellence)</text:p>
      <text:p text:style-name="P1">'Date: 26.9.2011</text:p>
      <text:p text:style-name="P1">'Input parameters (arguments) for the z_GeneratePivotTable function and its call</text:p>
      <text:p text:style-name="P1"><text:s text:c="8"/>'Name of the pivot sheet</text:p>
      <text:p text:style-name="P1"><text:s text:c="12"/>'Sh_Pivot = "TimeToDateByTask"</text:p>
      <text:p text:style-name="P1"><text:s text:c="8"/>'Name of the source sheet</text:p>
      <text:p text:style-name="P1"><text:s text:c="12"/>'Sh_Source = "ActualsByWeek"</text:p>
      <text:p text:style-name="P1"><text:s text:c="8"/>'Determine the range of Sh_Source and create a range object</text:p>
      <text:p text:style-name="P1"><text:s text:c="12"/>'RowU = 1: ColL = 1</text:p>
      <text:p text:style-name="P1"><text:s text:c="12"/>'RowD = z_RowSize(1, Sh_Source): ColR = z_ColSize(1, Sh_Source)</text:p>
      <text:p text:style-name="P1"><text:s text:c="12"/>'Set Source_Rng = Sheets(Sh_Source).Range(Cells(RowU, ColL), Cells(RowD, ColR))</text:p>
      <text:p text:style-name="P1"><text:s text:c="8"/>'Create a range object for the upper left corner of the pivot</text:p>
      <text:p text:style-name="P1"><text:s text:c="12"/>'Piv_sULCell = "B9"</text:p>
      <text:p text:style-name="P1"><text:s text:c="12"/>'Set Piv_ULCell = Sheets(Sh_Pivot).Range(Piv_sULCell)</text:p>
      <text:p text:style-name="P1"><text:s text:c="8"/>'Determine the pivot fields</text:p>
      <text:p text:style-name="P1"><text:s text:c="12"/>'Piv_F_R_C_V(0) = Array(13, 9, 11, 7, 12, 10) 'filter</text:p>
      <text:p text:style-name="P1"><text:s text:c="12"/>'Piv_F_R_C_V(1) = Array(17, 5) 'row labels</text:p>
      <text:p text:style-name="P1"><text:s text:c="12"/>'Piv_F_R_C_V(2) = Array() 'column labels</text:p>
      <text:p text:style-name="P1"><text:s text:c="12"/>'Piv_F_R_C_V(3) = Array(16) 'values</text:p>
      <text:p text:style-name="P1"><text:s text:c="4"/></text:p>
      <text:p text:style-name="P1"><text:s text:c="4"/>'Creat the strings for the function ActiveWorkbook.PivotCaches.Create() further below</text:p>
      <text:p text:style-name="P1"><text:s text:c="4"/>Dim sSource_Rng As String</text:p>
      <text:p text:style-name="P1"><text:s text:c="4"/>sSource_Rng = Sh_Source &amp; "!" &amp; Source_Rng.Address(ReferenceStyle:=xlR1C1)</text:p>
      <text:p text:style-name="P1"><text:soft-page-break/><text:s text:c="4"/>Dim sPivot_Rng As String</text:p>
      <text:p text:style-name="P1"><text:s text:c="4"/>sPivot_Rng = Sh_Pivot &amp; "!" &amp; Piv_ULCell.Address(ReferenceStyle:=xlR1C1)</text:p>
      <text:p text:style-name="P1"><text:s text:c="4"/></text:p>
      <text:p text:style-name="P1"><text:s text:c="4"/>'Store the range.address information into an array</text:p>
      <text:p text:style-name="P1"><text:s text:c="4"/>Dim RngAddress As Variant</text:p>
      <text:p text:style-name="P1"><text:s text:c="4"/>RngAddress = z_RangeAddressAsArray(Source_Rng)</text:p>
      <text:p text:style-name="P1"><text:s text:c="4"/></text:p>
      <text:p text:style-name="P1"><text:s text:c="4"/>'Store the Column names into an array</text:p>
      <text:p text:style-name="P1"><text:s text:c="4"/>ReDim PivChosenField(RngAddress(2) To RngAddress(4)) As String</text:p>
      <text:p text:style-name="P1"><text:s text:c="4"/>For i = RngAddress(2) To RngAddress(4)</text:p>
      <text:p text:style-name="P1"><text:s text:c="8"/>PivChosenField(i) = Source_Rng.Cells(1, i)</text:p>
      <text:p text:style-name="P1"><text:s text:c="4"/>Next i</text:p>
      <text:p text:style-name="P1"><text:s text:c="4"/></text:p>
      <text:p text:style-name="P1"><text:s text:c="4"/>'Store the column names of the ReportFilter, RowLabel, ColLabel and Value into arrays</text:p>
      <text:p text:style-name="P1"><text:s text:c="4"/>ReDim PivReportFilter(RngAddress(2) - 1 To RngAddress(4) - 1) As String</text:p>
      <text:p text:style-name="P1"><text:s text:c="4"/>ReDim PivRowLabel(RngAddress(2) - 1 To RngAddress(4) - 1) As String</text:p>
      <text:p text:style-name="P1"><text:s text:c="4"/>ReDim PivColLabel(RngAddress(2) - 1 To RngAddress(4) - 1) As String</text:p>
      <text:p text:style-name="P1"><text:s text:c="4"/>ReDim PivValue(RngAddress(2) - 1 To RngAddress(4) - 1) As String</text:p>
      <text:p text:style-name="P1"><text:s text:c="4"/>For i = RngAddress(2) - 1 To RngAddress(4) - 1</text:p>
      <text:p text:style-name="P1"><text:s text:c="8"/>On Error Resume Next</text:p>
      <text:p text:style-name="P1"><text:s text:c="8"/>PivReportFilter(i) = PivChosenField(Piv_F_R_C_V(0)(i))</text:p>
      <text:p text:style-name="P1"><text:s text:c="8"/>On Error GoTo 0</text:p>
      <text:p text:style-name="P1"><text:s text:c="8"/>On Error Resume Next</text:p>
      <text:p text:style-name="P1"><text:s text:c="8"/>PivRowLabel(i) = PivChosenField(Piv_F_R_C_V(1)(i))</text:p>
      <text:p text:style-name="P1"><text:s text:c="7"/>On Error GoTo 0</text:p>
      <text:p text:style-name="P1"><text:s text:c="8"/>On Error Resume Next</text:p>
      <text:p text:style-name="P1"><text:s text:c="8"/>PivColLabel(i) = PivChosenField(Piv_F_R_C_V(2)(i))</text:p>
      <text:p text:style-name="P1"><text:s text:c="8"/>On Error GoTo 0</text:p>
      <text:p text:style-name="P1"><text:s text:c="8"/>On Error Resume Next</text:p>
      <text:p text:style-name="P1"><text:s text:c="8"/>PivValue(i) = PivChosenField(Piv_F_R_C_V(3)(i))</text:p>
      <text:p text:style-name="P1"><text:s text:c="8"/>On Error GoTo 0</text:p>
      <text:p text:style-name="P1"><text:s text:c="4"/>Next i</text:p>
      <text:p text:style-name="P1"/>
      <text:p text:style-name="P1"><text:s text:c="4"/>'generate Pivot</text:p>
      <text:p text:style-name="P1"><text:s text:c="4"/>Sheets(Sh_Pivot).Select</text:p>
      <text:p text:style-name="P1"><text:s text:c="4"/>Piv_ULCell.Select</text:p>
      <text:p text:style-name="P1"><text:s text:c="4"/>ActiveWorkbook.PivotCaches.Create( _</text:p>
      <text:p text:style-name="P1"><text:s text:c="8"/>SourceType:=xlDatabase, _</text:p>
      <text:p text:style-name="P1"><text:s text:c="8"/>SourceData:=sSource_Rng, _</text:p>
      <text:p text:style-name="P1"><text:s text:c="8"/>Version:=xlPivotTableVersion12).CreatePivotTable _</text:p>
      <text:p text:style-name="P1"><text:s text:c="8"/>TableDestination:=sPivot_Rng, _</text:p>
      <text:p text:style-name="P1"><text:s text:c="8"/>TableName:=Piv_Name, _</text:p>
      <text:p text:style-name="P1"><text:s text:c="8"/>DefaultVersion:=xlPivotTableVersion12</text:p>
      <text:p text:style-name="P1"><text:s text:c="4"/></text:p>
      <text:p text:style-name="P1"><text:s text:c="4"/>'get Pivot table name</text:p>
      <text:p text:style-name="P1"><text:s text:c="4"/>'if PivName = "PivotTable" is used more than once an iteger is added to the name</text:p>
      <text:p text:style-name="P1"><text:s text:c="4"/>PivName = ActiveSheet.PivotTables(1).Name</text:p>
      <text:p text:style-name="P1"><text:s text:c="4"/></text:p>
      <text:p text:style-name="P1"><text:s text:c="4"/>For i = RngAddress(2) - 1 To RngAddress(4) - 1</text:p>
      <text:p text:style-name="P1"><text:s text:c="8"/>'Define row labels</text:p>
      <text:p text:style-name="P1"><text:s text:c="8"/>On Error Resume Next</text:p>
      <text:p text:style-name="P1"><text:s text:c="8"/>With ActiveSheet.PivotTables(PivName).PivotFields(PivRowLabel(i))</text:p>
      <text:p text:style-name="P1"><text:s text:c="12"/>.Orientation = xlRowField</text:p>
      <text:p text:style-name="P1"><text:soft-page-break/><text:s text:c="12"/>.Position = 1</text:p>
      <text:p text:style-name="P1"><text:s text:c="8"/>End With</text:p>
      <text:p text:style-name="P1"><text:s text:c="8"/>On Error GoTo 0</text:p>
      <text:p text:style-name="P1"><text:s text:c="8"/>'Define column labels</text:p>
      <text:p text:style-name="P1"><text:s text:c="8"/>On Error Resume Next</text:p>
      <text:p text:style-name="P1"><text:s text:c="8"/>With ActiveSheet.PivotTables(PivName).PivotFields(PivColLabel(i))</text:p>
      <text:p text:style-name="P1"><text:s text:c="12"/>.Orientation = xlColumnField</text:p>
      <text:p text:style-name="P1"><text:s text:c="11"/>.Position = 1</text:p>
      <text:p text:style-name="P1"><text:s text:c="8"/>End With</text:p>
      <text:p text:style-name="P1"><text:s text:c="8"/>On Error GoTo 0</text:p>
      <text:p text:style-name="P1"><text:s text:c="8"/>'Define values</text:p>
      <text:p text:style-name="P1"><text:s text:c="8"/>On Error Resume Next</text:p>
      <text:p text:style-name="P1"><text:s text:c="8"/>ActiveSheet.PivotTables(PivName).AddDataField ActiveSheet.PivotTables( _</text:p>
      <text:p text:style-name="P1"><text:s text:c="8"/>PivName).PivotFields(PivValue(i)), "Sum of STAFF_DAYS", xlSum</text:p>
      <text:p text:style-name="P1"><text:s text:c="8"/>On Error GoTo 0</text:p>
      <text:p text:style-name="P1"><text:s text:c="8"/>'Define report filters</text:p>
      <text:p text:style-name="P1"><text:s text:c="8"/>On Error Resume Next</text:p>
      <text:p text:style-name="P1"><text:s text:c="8"/>With ActiveSheet.PivotTables(PivName).PivotFields(PivReportFilter(i))</text:p>
      <text:p text:style-name="P1"><text:s text:c="12"/>.Orientation = xlPageField</text:p>
      <text:p text:style-name="P1"><text:s text:c="12"/>.Position = 1</text:p>
      <text:p text:style-name="P1"><text:s text:c="8"/>End With</text:p>
      <text:p text:style-name="P1"><text:s text:c="8"/>On Error GoTo 0</text:p>
      <text:p text:style-name="P1"><text:s text:c="4"/>Next i</text:p>
      <text:p text:style-name="P1"><text:s text:c="4"/></text:p>
      <text:p text:style-name="P1"><text:s text:c="4"/>'Change the layout</text:p>
      <text:p text:style-name="P1"><text:s text:c="4"/>With ActiveSheet.PivotTables(PivName)</text:p>
      <text:p text:style-name="P1"><text:s text:c="8"/>.InGridDropZones = True</text:p>
      <text:p text:style-name="P1"><text:s text:c="8"/>.RowAxisLayout xlTabularRow</text:p>
      <text:p text:style-name="P1"><text:s text:c="4"/>End With</text:p>
      <text:p text:style-name="P1"><text:s text:c="4"/></text:p>
      <text:p text:style-name="P1"><text:s text:c="4"/>'Define all colums from : Choose fields to add to report</text:p>
      <text:p text:style-name="P1"><text:s text:c="4"/>For i = RngAddress(2) To RngAddress(4)</text:p>
      <text:p text:style-name="P1"><text:s text:c="8"/>ActiveSheet.PivotTables(PivName).PivotFields(PivChosenField(i)).Subtotals = _</text:p>
      <text:p text:style-name="P1"><text:s text:c="8"/>Array(False, False, False, False, False, False, False, False, False, False, False, False)</text:p>
      <text:p text:style-name="P1"><text:s text:c="4"/>Next i</text:p>
      <text:p text:style-name="P1"><text:s text:c="4"/></text:p>
      <text:p text:style-name="P1">'output</text:p>
      <text:p text:style-name="P1">z_GeneratePivotTable = PivName</text:p>
      <text:p text:style-name="P1"><text:s text:c="4"/></text:p>
      <text:p text:style-name="P1">End Function</text:p>
      <text:p text:style-name="P1"/>
      <text:p text:style-name="P1">Private Function z_RangeAddressAsArray(Rng As Range) As Variant</text:p>
      <text:p text:style-name="P1">'Macro generated by Roland.Benz@Syngenta.com (PMEC, Project Management Excellence)</text:p>
      <text:p text:style-name="P1">'Date: 26.9.2011</text:p>
      <text:p text:style-name="P1">'Input: Range(Cells(a,b),Cells(c,d)), Output: Array(a,b,c,d)</text:p>
      <text:p text:style-name="P1">sRngAddress = Rng.Address(ReferenceStyle:=xlR1C1)</text:p>
      <text:p text:style-name="P1">DltrLst = Array("$", "R", "C", ":")</text:p>
      <text:p text:style-name="P1">RplLst = Array("@", "@", "@", "@")</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oft-page-break/><text:s text:c="4"/>End If</text:p>
      <text:p text:style-name="P1"><text:s text:c="4"/>sRngAddress = Replace(sRngAddress, DltrLst(k), RplLst(l))</text:p>
      <text:p text:style-name="P1">Next k</text:p>
      <text:p text:style-name="P1">sRngAddress = Replace(sRngAddress, RplLst(0) &amp; RplLst(0), RplLst(l))</text:p>
      <text:p text:style-name="P1">Dim RngAddress As Variant</text:p>
      <text:p text:style-name="P1">RngAddress = Split(sRngAddress, RplLst(0))</text:p>
      <text:p text:style-name="P1">For i = 1 To 4 Step 1</text:p>
      <text:p text:style-name="P1"><text:s text:c="4"/>RngAddress(i - 1) = RngAddress(i)</text:p>
      <text:p text:style-name="P1">Next i</text:p>
      <text:p text:style-name="P1">ReDim Preserve RngAddress(1 To 4)</text:p>
      <text:p text:style-name="P1">z_RangeAddressAsArray = RngAddress</text:p>
      <text:p text:style-name="P1"/>
      <text:p text:style-name="P1">End Function</text:p>
      <text:p text:style-name="P1"/>
      <text:p text:style-name="P1"/>
      <text:p text:style-name="P1">Private Function z_GetColumnIndex(ByRef SearchString As String, SearchRow As Integer, Optional Sh As String, Optional ByRef Wb As Workbook) As Long</text:p>
      <text:p text:style-name="P1">'Macro generated by Roland.Benz@Syngenta.com (PMEC, Project Management Excellence)</text:p>
      <text:p text:style-name="P1">'Output datatype change from Variant</text:p>
      <text:p text:style-name="P1"/>
      <text:p text:style-name="P1">Dim CellIndexStr As String 'In R1C1 Format</text:p>
      <text:p text:style-name="P1">Dim CellIndexArr() As String 'Splited R1C1 Format</text:p>
      <text:p text:style-name="P1">Dim ColIndex As Integer</text:p>
      <text:p text:style-name="P1"/>
      <text:p text:style-name="P1">'Activate the right Wb and Sh</text:p>
      <text:p text:style-name="P1">On Error GoTo OptionalArgument:</text:p>
      <text:p text:style-name="P1">Wb.Activate</text:p>
      <text:p text:style-name="P1">On Error GoTo 0</text:p>
      <text:p text:style-name="P1">Sheets(Sh).Activate</text:p>
      <text:p text:style-name="P1"/>
      <text:p text:style-name="P1">'find column name</text:p>
      <text:p text:style-name="P1">On Error GoTo NameExpectedNotExistent:</text:p>
      <text:p text:style-name="P1">Rows(SearchRow).Find(What:=SearchString, LookAt:=xlWhole).Select</text:p>
      <text:p text:style-name="P1">On Error GoTo 0</text:p>
      <text:p text:style-name="P1">'find column index</text:p>
      <text:p text:style-name="P1">CellIndexStr = ActiveCell.Address(ReferenceStyle:=xlR1C1)</text:p>
      <text:p text:style-name="P1">CellIndexArr = Split(CellIndexStr, "C")</text:p>
      <text:p text:style-name="P1">ColIndex = CInt(CellIndexArr(1))</text:p>
      <text:p text:style-name="P1">'0utput</text:p>
      <text:p text:style-name="P1">z_GetColumnIndex = ColIndex</text:p>
      <text:p text:style-name="P1">Exit Function</text:p>
      <text:p text:style-name="P1"/>
      <text:p text:style-name="P1">OptionalArgument:</text:p>
      <text:p text:style-name="P1">Resume Next</text:p>
      <text:p text:style-name="P1"/>
      <text:p text:style-name="P1">NameExpectedNotExistent:</text:p>
      <text:p text:style-name="P1"><text:s text:c="4"/>ColIndex = 0</text:p>
      <text:p text:style-name="P1"><text:s text:c="4"/>z_GetColumnIndex = ColIndex</text:p>
      <text:p text:style-name="P1"><text:s text:c="4"/></text:p>
      <text:p text:style-name="P1">End Function</text:p>
      <text:p text:style-name="P1"/>
      <text:p text:style-name="P1"/>
      <text:p text:style-name="P13"><text:soft-page-break/>File: To Roland task 1</text:p>
      <text:p text:style-name="P1"/>
      <text:p text:style-name="P1"/>
      <text:p text:style-name="P1">Sub ColumnWithNames_2_EmailList()</text:p>
      <text:p text:style-name="P1">'Procedure generated by Roland.Benz@Syngenta.com (PMEC, Project Management Excellence)</text:p>
      <text:p text:style-name="P1"/>
      <text:p text:style-name="P1">'Split the string</text:p>
      <text:p text:style-name="P1">Dim DelimiterList As Variant</text:p>
      <text:p text:style-name="P1">Dim ReplacementList As Variant</text:p>
      <text:p text:style-name="P1">Dim StringSplit_Dim2 As Variant</text:p>
      <text:p text:style-name="P1">Dim Input_Range As Range</text:p>
      <text:p text:style-name="P1">Dim Output_Range As Range</text:p>
      <text:p text:style-name="P1">Dim Input_Indices As Variant</text:p>
      <text:p text:style-name="P1">Dim Output_Indices As Variant</text:p>
      <text:p text:style-name="P1">DelimiterList = Array("#", ";")</text:p>
      <text:p text:style-name="P1">ReplacementList = Array("@", "@")</text:p>
      <text:p text:style-name="P1">'input</text:p>
      <text:p text:style-name="P1">Set Input_Range = Application.InputBox(prompt:="Select the input range (cells or column) and click OK", Type:=8)</text:p>
      <text:p text:style-name="P1">'get the indices of the input range</text:p>
      <text:p text:style-name="P1">Input_Indices = z_RangeToIndices(Input_Range)</text:p>
      <text:p text:style-name="P1">'output</text:p>
      <text:p text:style-name="P1">Set Output_Range = Application.InputBox(prompt:="Select the output range (cells or column) and click OK", Type:=8)</text:p>
      <text:p text:style-name="P1">'get the indices of the output range</text:p>
      <text:p text:style-name="P1">Output_Indices = z_RangeToIndices(Output_Range)</text:p>
      <text:p text:style-name="P1"/>
      <text:p text:style-name="P1">If 1 Then</text:p>
      <text:p text:style-name="P1"><text:s text:c="4"/>StringSplit_Dim2 = z_StringSplit(DelimiterList, ReplacementList, Input_Indices, Output_Indices)</text:p>
      <text:p text:style-name="P1">End If</text:p>
      <text:p text:style-name="P1">End Sub</text:p>
      <text:p text:style-name="P1"/>
      <text:p text:style-name="P1">Function z_StringSplit(DltrLst As Variant, RplLst As Variant, Indices_from As Variant, Indices_to As Variant, _</text:p>
      <text:p text:style-name="P1"><text:s text:c="12"/>Optional Sh As String, Optional ByVal Wb As Workbook) As Variant</text:p>
      <text:p text:style-name="P1">'Procedure generated by Roland.Benz@Syngenta.com (PMEC, Project Management Excellence)</text:p>
      <text:p text:style-name="P1"/>
      <text:p text:style-name="P1">If Sh &lt;&gt; "" Then</text:p>
      <text:p text:style-name="P1"><text:s text:c="4"/>Sheets(Sh).Activate</text:p>
      <text:p text:style-name="P1">End If</text:p>
      <text:p text:style-name="P1">'Copy/paste the range with indices_from to the range with indices_to</text:p>
      <text:p text:style-name="P1">Range(Cells(Indices_from(0), Indices_from(1)), Cells(Indices_from(2), Indices_from(3))).Select</text:p>
      <text:p text:style-name="P1">Selection.Copy Destination:=Cells(Indices_to(0), Indices_to(1))</text:p>
      <text:p text:style-name="P1">'Select the range of the copied cells and make the replacements</text:p>
      <text:p text:style-name="P1">Dim Rng_to As Range</text:p>
      <text:p text:style-name="P1">If Indices_from(3) - Indices_from(1) = 0 Then</text:p>
      <text:p text:style-name="P1"><text:s text:c="4"/>Set Rng_to = Range(Cells(Indices_to(0), Indices_to(1)), Cells(Indices_from(2) - _</text:p>
      <text:p text:style-name="P1"><text:s text:c="12"/>Indices_from(0) + 1, Indices_to(1)))</text:p>
      <text:p text:style-name="P1"><text:s text:c="4"/>Rng_to.Select</text:p>
      <text:p text:style-name="P1">Else</text:p>
      <text:p text:style-name="P1"><text:s text:c="4"/>Set Rng_to = Range(Cells(Indices_to(0), Indices_to(1)), Cells(Indices_to(0), _</text:p>
      <text:p text:style-name="P1"><text:s text:c="4"/>Indices_from(3) - Indices_from(1) + 1))</text:p>
      <text:p text:style-name="P1"><text:soft-page-break/><text:s text:c="4"/>Rng_to.Select</text:p>
      <text:p text:style-name="P1">End If</text:p>
      <text:p text:style-name="P1">For k = LBound(DltrLst) To UBound(DltrLst)</text:p>
      <text:p text:style-name="P1"><text:s text:c="4"/>If RplLst(k) = Empty Then</text:p>
      <text:p text:style-name="P1"><text:s text:c="8"/>l = RplLst(0)</text:p>
      <text:p text:style-name="P1"><text:s text:c="4"/>Else</text:p>
      <text:p text:style-name="P1"><text:s text:c="8"/>l = k</text:p>
      <text:p text:style-name="P1"><text:s text:c="4"/>End If</text:p>
      <text:p text:style-name="P1"><text:s text:c="4"/>Selection.Replace What:=DltrLst(k), Replacement:=RplLst(l), LookAt:=xlPart, _</text:p>
      <text:p text:style-name="P1"><text:s text:c="4"/>SearchOrder:=xlByRows, MatchCase:=False, SearchFormat:=False, _</text:p>
      <text:p text:style-name="P1"><text:s text:c="4"/>ReplaceFormat:=False</text:p>
      <text:p text:style-name="P1">Next k</text:p>
      <text:p text:style-name="P1"/>
      <text:p text:style-name="P1">'Write the strings of all cells into one cell with indices_to</text:p>
      <text:p text:style-name="P1">Dim sAllCellValues As String</text:p>
      <text:p text:style-name="P1">For Each cll In Selection.Cells</text:p>
      <text:p text:style-name="P1"><text:s text:c="4"/>If cll &lt;&gt; "" Then</text:p>
      <text:p text:style-name="P1"><text:s text:c="8"/>sAllCellValues = sAllCellValues &amp; "@@" &amp; cll.Value</text:p>
      <text:p text:style-name="P1"><text:s text:c="4"/>Else</text:p>
      <text:p text:style-name="P1"><text:s text:c="4"/>End If</text:p>
      <text:p text:style-name="P1">Next cll</text:p>
      <text:p text:style-name="P1"/>
      <text:p text:style-name="P1">'clear the range with indices_to</text:p>
      <text:p text:style-name="P1">Selection.ClearContents</text:p>
      <text:p text:style-name="P1"/>
      <text:p text:style-name="P1">'Read the data into an array splitted with a delimiter</text:p>
      <text:p text:style-name="P1">Dim sSplitArray As Variant</text:p>
      <text:p text:style-name="P1">sSplitArray = Split(sAllCellValues, "@")</text:p>
      <text:p text:style-name="P1"/>
      <text:p text:style-name="P1">'remove double entries</text:p>
      <text:p text:style-name="P1">For iter = 2 To UBound(sSplitArray) Step 4</text:p>
      <text:p text:style-name="P1"><text:s text:c="3"/>For Iter2 = iter + 4 To UBound(sSplitArray) Step 4</text:p>
      <text:p text:style-name="P1"><text:s text:c="4"/>If sSplitArray(iter) = sSplitArray(Iter2) Then</text:p>
      <text:p text:style-name="P1"><text:s text:c="8"/>sSplitArray(iter) = "DoubleEntryToDelete"</text:p>
      <text:p text:style-name="P1"><text:s text:c="4"/>End If</text:p>
      <text:p text:style-name="P1"><text:s text:c="3"/>Next Iter2</text:p>
      <text:p text:style-name="P1">Next iter</text:p>
      <text:p text:style-name="P1"/>
      <text:p text:style-name="P1">'create a new string with the data of interest</text:p>
      <text:p text:style-name="P1">Dim sSplitOfInterest As String</text:p>
      <text:p text:style-name="P1">For iter = 2 To UBound(sSplitArray) Step 4</text:p>
      <text:p text:style-name="P1"><text:s text:c="4"/>If sSplitArray(iter) &lt;&gt; "DoubleEntryToDelete" Then</text:p>
      <text:p text:style-name="P1"><text:s text:c="8"/>sSplitOfInterest = sSplitOfInterest &amp; sSplitArray(iter) &amp; "; "</text:p>
      <text:p text:style-name="P1"><text:s text:c="4"/>End If</text:p>
      <text:p text:style-name="P1">Next iter</text:p>
      <text:p text:style-name="P1"/>
      <text:p text:style-name="P1">'write out the results</text:p>
      <text:p text:style-name="P1">Dim rowH As Integer</text:p>
      <text:p text:style-name="P1">'rowH = Cells(Indices_to(0), Indices_to(1)).RowHeight</text:p>
      <text:p text:style-name="P1">'ColW = Cells(Indices_to(0), Indices_to(1)).ColumnWidth</text:p>
      <text:p text:style-name="P1">Cells(Indices_to(0), Indices_to(1)).Select</text:p>
      <text:p text:style-name="P1">Cells(Indices_to(0), Indices_to(1)) = sSplitOfInterest</text:p>
      <text:p text:style-name="P1">Selection.ColumnWidth = 40</text:p>
      <text:p text:style-name="P1"><text:soft-page-break/>Selection.EntireRow.AutoFit</text:p>
      <text:p text:style-name="P1">End Function</text:p>
      <text:p text:style-name="P1"/>
      <text:p text:style-name="P1">Function z_RowSize(SearchCol As Long, Optional Sh As String, Optional ByRef Wb As Workbook) As Long</text:p>
      <text:p text:style-name="P1">'Procedure generated by Roland.Benz@Syngenta.com (PMEC, Project Management Excellence)</text:p>
      <text:p text:style-name="P1">'Date: 26.9.2011</text:p>
      <text:p text:style-name="P1">'Input: column, Output: row with the last entry in that column</text:p>
      <text:p text:style-name="P1"><text:s text:c="4"/>'SearchCol datatype changed from integer</text:p>
      <text:p text:style-name="P1"><text:s text:c="4"/>'Activate the Sheet</text:p>
      <text:p text:style-name="P1"><text:s text:c="4"/>Sheets(Sh).Activate</text:p>
      <text:p text:style-name="P1"><text:s text:c="4"/>'Determine the row size</text:p>
      <text:p text:style-name="P1"><text:s text:c="4"/>z_RowSize = IIf(IsEmpty(Cells(1048576, SearchCol)), Cells(1048576, SearchCol).End(xlUp).Row, 1048576)</text:p>
      <text:p text:style-name="P1">End Function</text:p>
      <text:p text:style-name="P1"/>
      <text:p text:style-name="P1">Function z_sCellToIndex(ByRef CellIndexStr As String) As Variant</text:p>
      <text:p text:style-name="P1">'Procedure generated by Roland.Benz@Syngenta.com (PMEC, Project Management Excellence)</text:p>
      <text:p text:style-name="P1"><text:s text:c="4"/>Dim CellIndexArr() As String 'Splited R1C1 Format</text:p>
      <text:p text:style-name="P1"><text:s text:c="4"/>Dim ColIndex As Integer</text:p>
      <text:p text:style-name="P1"><text:s text:c="4"/>Dim RowIndex As Integer</text:p>
      <text:p text:style-name="P1"><text:s text:c="4"/>Dim CellIndices(0 To 1) As Long</text:p>
      <text:p text:style-name="P1"><text:s text:c="4"/>'find column index</text:p>
      <text:p text:style-name="P1"><text:s text:c="4"/>CellIndexArr = Split(CellIndexStr, "C")</text:p>
      <text:p text:style-name="P1"><text:s text:c="4"/>ColIndex = CInt(CellIndexArr(1))</text:p>
      <text:p text:style-name="P1"><text:s text:c="4"/>CellIndexArr = Split(CellIndexArr(0), "R")</text:p>
      <text:p text:style-name="P1"><text:s text:c="4"/>RowIndex = CInt(CellIndexArr(1))</text:p>
      <text:p text:style-name="P1"><text:s text:c="4"/>CellIndices(0) = RowIndex</text:p>
      <text:p text:style-name="P1"><text:s text:c="4"/>CellIndices(1) = ColIndex</text:p>
      <text:p text:style-name="P1"><text:s text:c="4"/>'0utput</text:p>
      <text:p text:style-name="P1"><text:s text:c="4"/>z_sCellToIndex = CellIndices</text:p>
      <text:p text:style-name="P1">End Function</text:p>
      <text:p text:style-name="P1"/>
      <text:p text:style-name="P1">Function z_RangeToIndices(ByRef Rng As Range) As Variant</text:p>
      <text:p text:style-name="P1">'Procedure generated by Roland.Benz@Syngenta.com (PMEC, Project Management Excellence)</text:p>
      <text:p text:style-name="P1"><text:s text:c="4"/>Dim RangeIndices(0 To 3) As Long</text:p>
      <text:p text:style-name="P1"><text:s text:c="4"/></text:p>
      <text:p text:style-name="P1"><text:s text:c="4"/>Dim CellsArray() As String</text:p>
      <text:p text:style-name="P1"><text:s text:c="4"/>Dim sAddr As String</text:p>
      <text:p text:style-name="P1"><text:s text:c="4"/>sAddr = Rng.Address(ReferenceStyle:=xlR1C1)</text:p>
      <text:p text:style-name="P1"><text:s text:c="4"/>CellsArray = Split(sAddr, ":")</text:p>
      <text:p text:style-name="P1"><text:s text:c="4"/></text:p>
      <text:p text:style-name="P1"><text:s text:c="4"/>Dim CellIndicesUL() As Long</text:p>
      <text:p text:style-name="P1"><text:s text:c="4"/>On Error GoTo RangeIsColumnOrRow</text:p>
      <text:p text:style-name="P1"><text:s text:c="4"/>CellIndicesUL = z_sCellToIndex(CellsArray(0))</text:p>
      <text:p text:style-name="P1"><text:s text:c="4"/>On Error GoTo 0</text:p>
      <text:p text:style-name="P1"><text:s text:c="4"/></text:p>
      <text:p text:style-name="P1"><text:s text:c="4"/>Dim CellIndicesLR() As Long</text:p>
      <text:p text:style-name="P1"><text:s text:c="4"/>On Error GoTo RangeIsCell</text:p>
      <text:p text:style-name="P1"><text:s text:c="4"/>CellIndicesLR = z_sCellToIndex(CellsArray(1))</text:p>
      <text:p text:style-name="P1"><text:s text:c="4"/>On Error GoTo 0</text:p>
      <text:p text:style-name="P1"><text:s text:c="4"/></text:p>
      <text:p text:style-name="P1"><text:s text:c="4"/>RangeIndices(0) = CellIndicesUL(0)</text:p>
      <text:p text:style-name="Standard"><text:soft-page-break/><text:span text:style-name="T1"><text:s text:c="4"/></text:span><text:span text:style-name="T2">RangeIndices(1) = CellIndicesUL(1)</text:span></text:p>
      <text:p text:style-name="P2"><text:s text:c="4"/>RangeIndices(2) = CellIndicesLR(0)</text:p>
      <text:p text:style-name="P2"><text:s text:c="4"/>RangeIndices(3) = CellIndicesLR(1)</text:p>
      <text:p text:style-name="P2"><text:s text:c="4"/></text:p>
      <text:p text:style-name="P2"><text:s text:c="4"/>z_RangeToIndices = RangeIndices</text:p>
      <text:p text:style-name="P1">Exit Function</text:p>
      <text:p text:style-name="P1">RangeIsCell:</text:p>
      <text:p text:style-name="P1">CellIndicesLR = z_sCellToIndex(CellsArray(0))</text:p>
      <text:p text:style-name="P1">Resume Next</text:p>
      <text:p text:style-name="P1">RangeIsColumnOrRow:</text:p>
      <text:p text:style-name="P1">Dim RorC As String</text:p>
      <text:p text:style-name="P1">RorC = Left(sAddr, 1)</text:p>
      <text:p text:style-name="P1">OneOrMore = InStr(1, sAddr, ":", vbTextCompare)</text:p>
      <text:p text:style-name="P1">'only one row or column</text:p>
      <text:p text:style-name="P1">If OneOrMore = 0 Then</text:p>
      <text:p text:style-name="P1"><text:s text:c="4"/>If RorC = "C" Then</text:p>
      <text:p text:style-name="Standard"><text:span text:style-name="T1"><text:s text:c="8"/></text:span><text:span text:style-name="T2">RangeIndices(0) = 1</text:span></text:p>
      <text:p text:style-name="P2"><text:s text:c="8"/>RangeIndices(1) = z_sColumnToIndex(CellsArray(0))</text:p>
      <text:p text:style-name="Standard"><text:span text:style-name="T2"><text:s text:c="8"/></text:span><text:span text:style-name="T1">RangeIndices(2) = 1048534</text:span></text:p>
      <text:p text:style-name="P1"><text:s text:c="8"/>RangeIndices(3) = RangeIndices(0)</text:p>
      <text:p text:style-name="P1"><text:s text:c="4"/>ElseIf RorC = "R" Then</text:p>
      <text:p text:style-name="P1"><text:s text:c="8"/>RangeIndices(0) = z_sRowToIndex(CellsArray(0))</text:p>
      <text:p text:style-name="P1"><text:s text:c="8"/>RangeIndices(1) = 1</text:p>
      <text:p text:style-name="P1"><text:s text:c="8"/>RangeIndices(2) = RangeIndices(0)</text:p>
      <text:p text:style-name="P1"><text:s text:c="8"/>RangeIndices(3) = 16383</text:p>
      <text:p text:style-name="P1"><text:s text:c="4"/>Else</text:p>
      <text:p text:style-name="P1"><text:s text:c="8"/>Stop</text:p>
      <text:p text:style-name="P1"><text:s text:c="4"/>End If</text:p>
      <text:p text:style-name="P1">'more than one row or column</text:p>
      <text:p text:style-name="P1">Else</text:p>
      <text:p text:style-name="P1"><text:s text:c="4"/>If RorC = "C" Then</text:p>
      <text:p text:style-name="P1"><text:s text:c="8"/>RangeIndices(0) = 1</text:p>
      <text:p text:style-name="P1"><text:s text:c="8"/>RangeIndices(1) = z_sColumnToIndex(CellsArray(0))</text:p>
      <text:p text:style-name="P1"><text:s text:c="8"/>RangeIndices(2) = 1048534</text:p>
      <text:p text:style-name="P1"><text:s text:c="8"/>RangeIndices(3) = z_sColumnToIndex(CellsArray(1))</text:p>
      <text:p text:style-name="P1"><text:s text:c="4"/>ElseIf RorC = "R" Then</text:p>
      <text:p text:style-name="P1"><text:s text:c="8"/>RangeIndices(0) = z_sRowToIndex(CellsArray(0))</text:p>
      <text:p text:style-name="Standard"><text:span text:style-name="T1"><text:s text:c="8"/></text:span><text:span text:style-name="T2">RangeIndices(1) = 1</text:span></text:p>
      <text:p text:style-name="P2"><text:s text:c="8"/>RangeIndices(2) = z_sRowToIndex(CellsArray(1))</text:p>
      <text:p text:style-name="Standard"><text:span text:style-name="T2"><text:s text:c="8"/></text:span><text:span text:style-name="T1">RangeIndices(3) = 16383</text:span></text:p>
      <text:p text:style-name="P1"><text:s text:c="4"/>Else</text:p>
      <text:p text:style-name="P1"><text:s text:c="8"/>Stop</text:p>
      <text:p text:style-name="P1"><text:s text:c="4"/>End If</text:p>
      <text:p text:style-name="P1">End If</text:p>
      <text:p text:style-name="P1">z_RangeToIndices = RangeIndices</text:p>
      <text:p text:style-name="P1">End Function</text:p>
      <text:p text:style-name="P1"/>
      <text:p text:style-name="P1">Function z_sColumnToIndex(ByRef ColIndexStrLeft As String) As Variant</text:p>
      <text:p text:style-name="P1">'Procedure generated by Roland.Benz@Syngenta.com (PMEC, Project Management Excellence)</text:p>
      <text:p text:style-name="P1"><text:s text:c="4"/>Dim ColArray() As String</text:p>
      <text:p text:style-name="P1"><text:s text:c="4"/>ColArray = Split(ColIndexStrLeft, "C")</text:p>
      <text:p text:style-name="P1"><text:s text:c="4"/>z_sColumnToIndex = ColArray(1)</text:p>
      <text:p text:style-name="P1">End Function</text:p>
      <text:p text:style-name="P1"><text:soft-page-break/></text:p>
      <text:p text:style-name="P1">Function z_sRowToIndex(ByRef RowIndexStrUp As String) As Variant</text:p>
      <text:p text:style-name="P1">'Procedure generated by Roland.Benz@Syngenta.com (PMEC, Project Management Excellence)</text:p>
      <text:p text:style-name="P1"><text:s text:c="4"/>Dim RowArray() As String</text:p>
      <text:p text:style-name="P1"><text:s text:c="4"/>RowArray = Split(RowIndexStrUp, "R")</text:p>
      <text:p text:style-name="P1"><text:s text:c="4"/>z_sRowToIndex = RowArray(1)</text:p>
      <text:p text:style-name="P1">End Function</text:p>
      <text:p text:style-name="P1"/>
      <text:p text:style-name="P14">File: VBA Testmappe</text:p>
      <text:p text:style-name="P1"/>
      <text:p text:style-name="P1">Private Sub Workbook_SheetChange(ByVal Sh As Object, _</text:p>
      <text:p text:style-name="P1"><text:s text:c="8"/>ByVal Source As Range)</text:p>
      <text:p text:style-name="P1"><text:s text:c="4"/>' runs when a sheet is changed</text:p>
      <text:p text:style-name="P1"><text:s text:c="4"/>'Stop</text:p>
      <text:p text:style-name="P1">End Sub</text:p>
      <text:p text:style-name="P1"/>
      <text:p text:style-name="P1"/>
      <text:p text:style-name="P1">Private Sub Workbook_SheetActivate(ByVal Sh As Object)</text:p>
      <text:p text:style-name="P1"><text:s text:c="4"/>' runs when a sheet is changed</text:p>
      <text:p text:style-name="P1"><text:s text:c="4"/>'Stop</text:p>
      <text:p text:style-name="P1">End Sub</text:p>
      <text:p text:style-name="P1"/>
      <text:p text:style-name="P1">Private Sub Workbook_Open()</text:p>
      <text:p text:style-name="P1">'Stop</text:p>
      <text:p text:style-name="P1">End Sub</text:p>
      <text:p text:style-name="P1"/>
      <text:p text:style-name="P1">Private Sub Workbook_WindowActivate(ByVal Wn As Window)</text:p>
      <text:p text:style-name="P1">'Stop</text:p>
      <text:p text:style-name="P1">End Sub</text:p>
      <text:p text:style-name="P1"/>
      <text:p text:style-name="P1"/>
      <text:p text:style-name="P1">Sub S1()</text:p>
      <text:p text:style-name="P1">Dim i, PI1, WS, PosPI1, SumTK, PosWS, SumWS, TotalWS As Integer</text:p>
      <text:p text:style-name="P1">Range(Cells(2, 4), Cells(100, 4)).Select: Selection.ClearContents</text:p>
      <text:p text:style-name="P1">x = 2: y = 4</text:p>
      <text:p text:style-name="P1">i = 2</text:p>
      <text:p text:style-name="P1">Do Until Cells(i, 1) = ""</text:p>
      <text:p text:style-name="P1"><text:s text:c="4"/>If Cells(i, 1) = "PI" Then</text:p>
      <text:p text:style-name="P1"><text:s text:c="8"/>SumWS = 0</text:p>
      <text:p text:style-name="P1"><text:s text:c="8"/>PosWS = 0</text:p>
      <text:p text:style-name="P1"><text:s text:c="8"/>PI1 = Cells(i, x)</text:p>
      <text:p text:style-name="P1"><text:s text:c="8"/>PosPI1 = i</text:p>
      <text:p text:style-name="P1"><text:s text:c="4"/>ElseIf Cells(i, 1) = "WS" Then</text:p>
      <text:p text:style-name="P1"><text:s text:c="8"/>WS1 = 0</text:p>
      <text:p text:style-name="P1"><text:s text:c="8"/>WS = Cells(i, x)</text:p>
      <text:p text:style-name="Standard"><text:span text:style-name="T1"><text:s text:c="8"/></text:span>PosWS = i</text:p>
      <text:p text:style-name="Standard"><text:s text:c="8"/>a = i + 1 'Wird nicht gebraucht!!!!</text:p>
      <text:p text:style-name="Standard"><text:s text:c="8"/>If Cells(i + 1, 1) &lt;&gt; "TK" Then 'Eingefügt, Fall wenn WK ohne TK</text:p>
      <text:p text:style-name="Standard"><text:s text:c="12"/><text:span text:style-name="T1">SumWS = SumWS + WS</text:span></text:p>
      <text:p text:style-name="P1"><text:s text:c="8"/>End If</text:p>
      <text:p text:style-name="P1"><text:s text:c="4"/>ElseIf Cells(i, 1) = "TK" Then</text:p>
      <text:p text:style-name="P1"><text:s text:c="8"/>a = i</text:p>
      <text:p text:style-name="P1"><text:soft-page-break/><text:s text:c="8"/>Do Until Cells(a, 1) &lt;&gt; "TK"</text:p>
      <text:p text:style-name="P1"><text:s text:c="12"/>SumTK = SumTK + Cells(a, x)</text:p>
      <text:p text:style-name="P1"><text:s text:c="12"/>'WS = SumTK 'Fehler!!!!</text:p>
      <text:p text:style-name="P1"><text:s text:c="12"/>a = a + 1</text:p>
      <text:p text:style-name="P1"><text:s text:c="12"/>i = a - 1</text:p>
      <text:p text:style-name="P1"><text:s text:c="8"/>Loop</text:p>
      <text:p text:style-name="P1"><text:s text:c="8"/>If PosWS &gt; 0 Then 'eingefügt, Fall wo Kosten auf WS</text:p>
      <text:p text:style-name="P1"><text:s text:c="12"/>WS1 = WS - SumTK</text:p>
      <text:p text:style-name="P1"><text:s text:c="8"/>End If</text:p>
      <text:p text:style-name="Standard"><text:span text:style-name="T1"><text:s text:c="4"/></text:span>Else 'eingefügt wegen error handling!!!!</text:p>
      <text:p text:style-name="Standard"><text:s text:c="8"/>Stop</text:p>
      <text:p text:style-name="Standard"><text:s text:c="4"/>End If 'Fehler, von unten raufgenommen!!!!</text:p>
      <text:p text:style-name="Standard"><text:s text:c="8"/></text:p>
      <text:p text:style-name="Standard"><text:s text:c="8"/>If PosWS &gt; 0 Then 'Fall TK nicht direkt unter PI</text:p>
      <text:p text:style-name="Standard"><text:s text:c="12"/><text:span text:style-name="T1">Cells(PosWS, y) = WS - SumTK</text:span></text:p>
      <text:p text:style-name="P1"><text:s text:c="8"/>End If</text:p>
      <text:p text:style-name="P1"><text:s text:c="8"/>SumWS = SumWS + SumTK + WS1</text:p>
      <text:p text:style-name="P1"><text:s text:c="8"/></text:p>
      <text:p text:style-name="P1"><text:s text:c="8"/>If PosWS = 0 Then 'Fall TK direkt unter PI</text:p>
      <text:p text:style-name="Standard"><text:span text:style-name="T1"><text:s text:c="12"/></text:span>Cells(PosPI1, y) = WS - SumTK 'Fehler, wird mit nächster Zeile unbenutzt wieder überschrieben!!!!</text:p>
      <text:p text:style-name="Standard"><text:s text:c="8"/><text:span text:style-name="T1">End If</text:span></text:p>
      <text:p text:style-name="P1"><text:s text:c="8"/>Cells(PosPI1, y) = PI1 - SumWS</text:p>
      <text:p text:style-name="Standard"><text:span text:style-name="T1"><text:s text:c="8"/></text:span>If SumWS &gt; PI1 Then 'Dieser Fall sollte nie eintreffen!!!!</text:p>
      <text:p text:style-name="Standard"><text:s text:c="12"/><text:span text:style-name="T1">Cells(PosPI1, y) = PI1 - SumWS</text:span></text:p>
      <text:p text:style-name="P1"><text:s text:c="8"/>End If</text:p>
      <text:p text:style-name="Standard"><text:span text:style-name="T1"><text:s text:c="8"/></text:span>SumTK = 0</text:p>
      <text:p text:style-name="Standard"><text:s text:c="4"/>'End If 'Fehler, oben eingefügt!!!!</text:p>
      <text:p text:style-name="P1">i = i + 1</text:p>
      <text:p text:style-name="P1">Loop</text:p>
      <text:p text:style-name="P1">End Sub</text:p>
      <text:p text:style-name="P1"/>
      <text:p text:style-name="P1">Dim PI_Array() As Variant</text:p>
      <text:p text:style-name="P1">Dim PI_Array_Index() As Integer</text:p>
      <text:p text:style-name="P1">Dim PI_Missing() As Variant</text:p>
      <text:p text:style-name="P1">Dim PI_Missing_Index() As Integer</text:p>
      <text:p text:style-name="P1">Option Explicit</text:p>
      <text:p text:style-name="P1"/>
      <text:p text:style-name="P1"/>
      <text:p text:style-name="P1">Sub S10()</text:p>
      <text:p text:style-name="P1">Sheets("Tabelle10").Activate</text:p>
      <text:p text:style-name="P1">Dim i1, i2, i3, RowSize As Integer: i2 = 0: i3 = 0</text:p>
      <text:p text:style-name="P1">RowSize = IIf(IsEmpty(Range("A1048576")), Range("A1048576").End(xlUp).Row, 1048576)</text:p>
      <text:p text:style-name="P1">For i1 = 2 To RowSize</text:p>
      <text:p text:style-name="P1"><text:s text:c="4"/>If Cells(i1, 1) = "PI" Then</text:p>
      <text:p text:style-name="P1"><text:s text:c="8"/>i2 = i2 + 1</text:p>
      <text:p text:style-name="P1"><text:s text:c="4"/>Else</text:p>
      <text:p text:style-name="P1"><text:s text:c="8"/>i3 = i3 + 1</text:p>
      <text:p text:style-name="P1"><text:s text:c="4"/>End If</text:p>
      <text:p text:style-name="P1">Next i1</text:p>
      <text:p text:style-name="P1">ReDim Preserve PI_Array(0 To i2 - 1)</text:p>
      <text:p text:style-name="P1">ReDim Preserve PI_Array_Index(0 To i2 - 1)</text:p>
      <text:p text:style-name="P1">ReDim Preserve PI_Missing(0 To i3 - 1)</text:p>
      <text:p text:style-name="P1"><text:soft-page-break/>ReDim Preserve PI_Missing_Index(0 To i3 - 1)</text:p>
      <text:p text:style-name="P1">i2 = 0: i3 = 0</text:p>
      <text:p text:style-name="P1">For i1 = 2 To RowSize</text:p>
      <text:p text:style-name="P1"><text:s text:c="4"/>If Cells(i1, 1) = "PI" Then</text:p>
      <text:p text:style-name="P1"><text:s text:c="8"/>PI_Array(i2) = Cells(i1, 2)</text:p>
      <text:p text:style-name="P1"><text:s text:c="8"/>PI_Array_Index(i2) = i1</text:p>
      <text:p text:style-name="P1"><text:s text:c="8"/>i2 = i2 + 1</text:p>
      <text:p text:style-name="P1"><text:s text:c="4"/>Else</text:p>
      <text:p text:style-name="P1"><text:s text:c="8"/>PI_Missing(i3) = Cells(i1, 2)</text:p>
      <text:p text:style-name="P1"><text:s text:c="8"/>PI_Missing_Index(i3) = i1</text:p>
      <text:p text:style-name="P1"><text:s text:c="8"/>i3 = i3 + 1</text:p>
      <text:p text:style-name="P1"><text:s text:c="4"/>End If</text:p>
      <text:p text:style-name="P1">Next i1</text:p>
      <text:p text:style-name="P1">Call PrintOutArrays</text:p>
      <text:p text:style-name="P1">End Sub</text:p>
      <text:p text:style-name="P1"/>
      <text:p text:style-name="P2">Sub PrintOutArrays()</text:p>
      <text:p text:style-name="P2">Dim j, i</text:p>
      <text:p text:style-name="P2">j = 2</text:p>
      <text:p text:style-name="P1">For i = LBound(PI_Array) To UBound(PI_Array)</text:p>
      <text:p text:style-name="P1"><text:s text:c="4"/>Cells(j, 5) = PI_Array(i)</text:p>
      <text:p text:style-name="P1"><text:s text:c="4"/>Cells(j, 6) = PI_Array_Index(i)</text:p>
      <text:p text:style-name="P1"><text:s text:c="4"/>j = j + 1</text:p>
      <text:p text:style-name="P1">Next i</text:p>
      <text:p text:style-name="P1">j = 2</text:p>
      <text:p text:style-name="P1">For i = LBound(PI_Missing) To UBound(PI_Missing)</text:p>
      <text:p text:style-name="P1"><text:s text:c="4"/>Cells(j, 7) = PI_Missing(i)</text:p>
      <text:p text:style-name="P1"><text:s text:c="4"/>Cells(j, 8) = PI_Missing_Index(i)</text:p>
      <text:p text:style-name="P1"><text:s text:c="4"/>j = j + 1</text:p>
      <text:p text:style-name="P1">Next i</text:p>
      <text:p text:style-name="P1">End Sub</text:p>
      <text:p text:style-name="P1"/>
      <text:p text:style-name="P1">Sub S2()</text:p>
      <text:p text:style-name="P1">Dim Key As Range</text:p>
      <text:p text:style-name="P1">Dim wks As Worksheet: Set wks = Sheets("Tabelle2")</text:p>
      <text:p text:style-name="P1">RowSize = IIf(IsEmpty(wks.Range("A1000")), wks.Range("A1000").End(xlUp).Row, 1000)</text:p>
      <text:p text:style-name="P1">wks.Range(Cells(2, 2), Cells(RowSize, 2)).ClearContents</text:p>
      <text:p text:style-name="P1">For Each Key In wks.Range(Cells(2, 1), Cells(RowSize, 1))</text:p>
      <text:p text:style-name="P1"><text:s text:c="4"/>If Not wks.Columns("D:D").Find(What:=Key, LookAt:=xlWhole) Is Nothing Then</text:p>
      <text:p text:style-name="P1"><text:s text:c="8"/>Key.Offset(0, 1).Value = wks.Columns("D:D").Find(What:=Key, LookAt:=xlWhole).Offset(0, 1).Value</text:p>
      <text:p text:style-name="P1"><text:s text:c="4"/>End If</text:p>
      <text:p text:style-name="P1">Next Key</text:p>
      <text:p text:style-name="P1">End Sub</text:p>
      <text:p text:style-name="P1"/>
      <text:p text:style-name="P1"/>
      <text:p text:style-name="P1"/>
      <text:p text:style-name="P1">Sub S3()</text:p>
      <text:p text:style-name="P1">Sheets("Tabelle3").Activate</text:p>
      <text:p text:style-name="P1">Rows(1).Select</text:p>
      <text:p text:style-name="P1">Selection.RowHeight = 35</text:p>
      <text:p text:style-name="P1"/>
      <text:p text:style-name="P1">Rows("2:3").Select</text:p>
      <text:p text:style-name="P1"><text:soft-page-break/>Selection.RowHeight = 25</text:p>
      <text:p text:style-name="P1"/>
      <text:p text:style-name="P1">Range(Cells(1, 1), Cells(1, 5)).Select</text:p>
      <text:p text:style-name="P1">Selection.BorderAround ColorIndex:=1, Weight:=xlThick</text:p>
      <text:p text:style-name="P1">Selection.Interior.ColorIndex = 30</text:p>
      <text:p text:style-name="P1">Selection.Font.Name = "Arial"</text:p>
      <text:p text:style-name="P1">Selection.Font.Bold = True</text:p>
      <text:p text:style-name="P1">Selection.Font.Color = RGB(20, 255, 80)</text:p>
      <text:p text:style-name="P1"/>
      <text:p text:style-name="P1">Range(Cells(2, 1), Cells(3, 5)).Select</text:p>
      <text:p text:style-name="P1">Selection.BorderAround ColorIndex:=1, Weight:=xlThick</text:p>
      <text:p text:style-name="P1">Selection.Interior.ColorIndex = 4</text:p>
      <text:p text:style-name="P1">Selection.Font.ColorIndex = 31</text:p>
      <text:p text:style-name="P1"/>
      <text:p text:style-name="P1">Range(Cells(1, 1), Cells(13, 5)).Select</text:p>
      <text:p text:style-name="P1">Selection.Borders(11).Weight = xlThin</text:p>
      <text:p text:style-name="P1">Selection.Borders(12).Weight = xlThin</text:p>
      <text:p text:style-name="P1">Selection.BorderAround Weight:=xlThick</text:p>
      <text:p text:style-name="P1">Selection.HorizontalAlignment = xlCenter</text:p>
      <text:p text:style-name="P1">Selection.VerticalAlignment = xlBottom</text:p>
      <text:p text:style-name="P1"/>
      <text:p text:style-name="P1">Columns("A:E").Select</text:p>
      <text:p text:style-name="P1">Selection.EntireColumn.AutoFit</text:p>
      <text:p text:style-name="P1"/>
      <text:p text:style-name="P1">Range("C14").Select</text:p>
      <text:p text:style-name="P1">ActiveCell.FormulaR1C1 = "=SUM(R[-12]C:R[-1]C)"</text:p>
      <text:p text:style-name="P1">Selection.NumberFormat = "#,##0.0"</text:p>
      <text:p text:style-name="P1">Selection.ClearContents</text:p>
      <text:p text:style-name="P1"/>
      <text:p text:style-name="P1">Range("E14").Select</text:p>
      <text:p text:style-name="P1">ActiveCell.FormulaR1C1 = "=COUNT(RC[-2]:RC[-1])"</text:p>
      <text:p text:style-name="P1">Selection.NumberFormat = "#,##0.0"</text:p>
      <text:p text:style-name="P1">Selection.ClearContents</text:p>
      <text:p text:style-name="P1"/>
      <text:p text:style-name="P1">Cells.Select</text:p>
      <text:p text:style-name="P1">'Selection.Delete Shift:=xlUp</text:p>
      <text:p text:style-name="P1">'Selection.ClearContents</text:p>
      <text:p text:style-name="P1">Selection.ClearFormats</text:p>
      <text:p text:style-name="P1">Selection.RowHeight = 15</text:p>
      <text:p text:style-name="P1">Selection.ColumnWidth = 10.71</text:p>
      <text:p text:style-name="P1"/>
      <text:p text:style-name="P1">Cells(1, 1).Select</text:p>
      <text:p text:style-name="P1"/>
      <text:p text:style-name="P1">End Sub</text:p>
      <text:p text:style-name="P1"/>
      <text:p text:style-name="P1"/>
      <text:p text:style-name="P1">Sub S4()</text:p>
      <text:p text:style-name="P1">Sheets("Tabelle4").Activate</text:p>
      <text:p text:style-name="P1">Cells(1, 1).Select</text:p>
      <text:p text:style-name="P1">Selection.Replace What:=" ", Replacement:="", LookAt:=xlPart</text:p>
      <text:p text:style-name="P1">Selection.TextToColumns _</text:p>
      <text:p text:style-name="P1"><text:s text:c="4"/>Destination:=Cells(1, 2), _</text:p>
      <text:p text:style-name="P1"><text:s text:c="4"/>DataType:=xlDelimited, _</text:p>
      <text:p text:style-name="P1"><text:soft-page-break/><text:s text:c="4"/>ConsecutiveDelimiter:=True, _</text:p>
      <text:p text:style-name="P1"><text:s text:c="4"/>Comma:=True</text:p>
      <text:p text:style-name="P1">Dim MyArray() As String</text:p>
      <text:p text:style-name="P1">Dim j: j = 2</text:p>
      <text:p text:style-name="P1">MyArray = Split(Cells(1, 1), ",")</text:p>
      <text:p text:style-name="P1">For Each i In MyArray</text:p>
      <text:p text:style-name="P1"><text:s text:c="4"/>Cells(2, j) = i: j = j + 1</text:p>
      <text:p text:style-name="P1">Next i</text:p>
      <text:p text:style-name="P1">Range(Cells(1, 2), Cells(2, 50)).Select</text:p>
      <text:p text:style-name="P1">Selection.ClearContents</text:p>
      <text:p text:style-name="P1">End Sub</text:p>
      <text:p text:style-name="P1"/>
      <text:p text:style-name="P1">Sub S5()</text:p>
      <text:p text:style-name="P1">Sheets("Tabelle5").Activate</text:p>
      <text:p text:style-name="P1">Dim myRange As Range</text:p>
      <text:p text:style-name="P1"/>
      <text:p text:style-name="P1">Set myRange = Worksheets("Tabelle5").Range("A2:C21")</text:p>
      <text:p text:style-name="P1">myRange.Select</text:p>
      <text:p text:style-name="P1"/>
      <text:p text:style-name="P1">answer = Application.WorksheetFunction.Min(myRange)</text:p>
      <text:p text:style-name="P1">answer = Application.WorksheetFunction.Average(myRange)</text:p>
      <text:p text:style-name="P1">answer = Application.WorksheetFunction.Sum(myRange)</text:p>
      <text:p text:style-name="P1"/>
      <text:p text:style-name="P1">End Sub</text:p>
      <text:p text:style-name="P1"/>
      <text:p text:style-name="P1">Sub S6()</text:p>
      <text:p text:style-name="P1">Sheets("Tabelle6").Activate</text:p>
      <text:p text:style-name="P1">Dim myRange As Range</text:p>
      <text:p text:style-name="P1">Set myRange = Worksheets("Tabelle6").Range("A2:C21")</text:p>
      <text:p text:style-name="P1">myRange.Copy Destination:=Range("F2:H21")</text:p>
      <text:p text:style-name="P1">myRange.Sort Key1:=Cells(1, 1), Key2:=Cells(1, 2)</text:p>
      <text:p text:style-name="P1">Range("F2:H21").Copy Destination:=Range("A2:A21")</text:p>
      <text:p text:style-name="P1">End Sub</text:p>
      <text:p text:style-name="P1"/>
      <text:p text:style-name="P1"/>
      <text:p text:style-name="P1">Sub S7()</text:p>
      <text:p text:style-name="P1">Sheets("Tabelle7").Activate</text:p>
      <text:p text:style-name="P1">Dim i As Integer: i = 3</text:p>
      <text:p text:style-name="P1">Do Until Cells(i, 1) = ""</text:p>
      <text:p text:style-name="P1"><text:s text:c="4"/>Cells(i, 1).Select</text:p>
      <text:p text:style-name="P1"><text:s text:c="4"/>ActiveCell.EntireRow.Insert</text:p>
      <text:p text:style-name="P1"><text:s text:c="4"/>i = i + 2</text:p>
      <text:p text:style-name="P1">Loop</text:p>
      <text:p text:style-name="P1">End Sub</text:p>
      <text:p text:style-name="P1"/>
      <text:p text:style-name="P1">Sub S7_1()</text:p>
      <text:p text:style-name="P1">For x = 40 To 1 Step -1</text:p>
      <text:p text:style-name="P1"><text:s text:c="4"/>If Cells(x, 1) = "" Then</text:p>
      <text:p text:style-name="P1"><text:s text:c="8"/>Cells(x, 1).Select</text:p>
      <text:p text:style-name="P1"><text:s text:c="8"/>ActiveCell.EntireRow.Delete</text:p>
      <text:p text:style-name="P1"><text:s text:c="4"/>End If</text:p>
      <text:p text:style-name="P1">Next x</text:p>
      <text:p text:style-name="P1">End Sub</text:p>
      <text:p text:style-name="P1"><text:soft-page-break/></text:p>
      <text:p text:style-name="P1"/>
      <text:p text:style-name="P1">Sub S8()</text:p>
      <text:p text:style-name="P1">Sheets("Tabelle8").Activate</text:p>
      <text:p text:style-name="P1"/>
      <text:p text:style-name="P1">Cells.Select</text:p>
      <text:p text:style-name="P1"/>
      <text:p text:style-name="P1">Cells(1, 1).Select: ActiveCell.EntireRow.Select</text:p>
      <text:p text:style-name="P1">Cells(1, 1).Select: ActiveCell.EntireColumn.Select</text:p>
      <text:p text:style-name="P1"/>
      <text:p text:style-name="P1">Range("A2:C5").Select</text:p>
      <text:p text:style-name="P1">Range(Cells(2, 1), Cells(7, 3)).Select</text:p>
      <text:p text:style-name="P1"/>
      <text:p text:style-name="P1">Rows(3).Select</text:p>
      <text:p text:style-name="P1">Rows("3:4").Select</text:p>
      <text:p text:style-name="P1">myRange = CStr(5) &amp; ":" &amp; CStr(9): Rows(myRange).Select</text:p>
      <text:p text:style-name="P1"/>
      <text:p text:style-name="P1">Columns(1).Select</text:p>
      <text:p text:style-name="P1">Columns("A:B").Select</text:p>
      <text:p text:style-name="P1"/>
      <text:p text:style-name="P1">Set mc = Worksheets(1).Cells(1, 1)</text:p>
      <text:p text:style-name="P1">Var = mc.AddressLocal(ReferenceStyle:=xlR1C1)</text:p>
      <text:p text:style-name="P1">Var = mc.AddressLocal(ReferenceStyle:=xlR1C1, _</text:p>
      <text:p text:style-name="P1"><text:s text:c="4"/>RowAbsolute:=False, _</text:p>
      <text:p text:style-name="P1"><text:s text:c="4"/>ColumnAbsolute:=False, _</text:p>
      <text:p text:style-name="P1"><text:s text:c="4"/>RelativeTo:=Worksheets(1).Cells(3, 3)) <text:s text:c="6"/>' Z(-2)S(-2)</text:p>
      <text:p text:style-name="P1"/>
      <text:p text:style-name="P1">myRange = "R" &amp; "2" &amp; "C" &amp; "1" &amp; ":" &amp; "R" &amp; "3" &amp; "C" &amp; "3"</text:p>
      <text:p text:style-name="P1">'inputRange = "R2C1:R3C3"</text:p>
      <text:p text:style-name="P1">inputRangeC = Application.ConvertFormula( _</text:p>
      <text:p text:style-name="P1"><text:s text:c="4"/>Formula:=myRange, _</text:p>
      <text:p text:style-name="P1"><text:s text:c="4"/>fromReferenceStyle:=xlR1C1, _</text:p>
      <text:p text:style-name="P1"><text:s text:c="4"/>toReferenceStyle:=xlA1)</text:p>
      <text:p text:style-name="P1">Range(myRangeC).Select</text:p>
      <text:p text:style-name="P1"/>
      <text:p text:style-name="P1">myFormula = "=SUM(R2C1:R3C3)"</text:p>
      <text:p text:style-name="P1">myFormulaC = Application.ConvertFormula( _</text:p>
      <text:p text:style-name="P1"><text:s text:c="4"/>Formula:=myFormula, _</text:p>
      <text:p text:style-name="P1"><text:s text:c="4"/>fromReferenceStyle:=xlR1C1, _</text:p>
      <text:p text:style-name="P1"><text:s text:c="4"/>toReferenceStyle:=xlA1)</text:p>
      <text:p text:style-name="P1">Cells(3, 4) = myFormulaC</text:p>
      <text:p text:style-name="P1"/>
      <text:p text:style-name="P1">End Sub</text:p>
      <text:p text:style-name="P1"/>
      <text:p text:style-name="P1">Sub S9_1()</text:p>
      <text:p text:style-name="P1">Application.OnTime Now + TimeValue("00:00:15"), "my_Procedure"</text:p>
      <text:p text:style-name="P1">End Sub</text:p>
      <text:p text:style-name="P1"/>
      <text:p text:style-name="P1">Sub S9_2()</text:p>
      <text:p text:style-name="P1">Application.OnTime TimeValue("13:26:30"), "my_Procedure"</text:p>
      <text:p text:style-name="P1">End Sub</text:p>
      <text:p text:style-name="P1">Sub my_Procedure()</text:p>
      <text:p text:style-name="P1">MsgBox "Hi"</text:p>
      <text:p text:style-name="P1"><text:soft-page-break/>End Sub</text:p>
      <text:p text:style-name="P1">Sub S9_3()</text:p>
      <text:p text:style-name="P1">If Application.Wait(Now + TimeValue("0:00:10")) Then</text:p>
      <text:p text:style-name="P1"><text:s text:c="4"/>MsgBox "Time expired"</text:p>
      <text:p text:style-name="P1">End If</text:p>
      <text:p text:style-name="P1">End Sub</text:p>
      <text:p text:style-name="P1">Sub S9_4()</text:p>
      <text:p text:style-name="P1">Application.SendKeys ("%fx")</text:p>
      <text:p text:style-name="P1">End Sub</text:p>
      <text:p text:style-name="P1">Sub S9_5()</text:p>
      <text:p text:style-name="P1">Worksheets("Tabelle9").Activate</text:p>
      <text:p text:style-name="P1">For i = 1 To Sheets.Count</text:p>
      <text:p text:style-name="P1"><text:s text:c="4"/>Cells(i, 1).Value = Sheets(i).Name</text:p>
      <text:p text:style-name="P1">Next i</text:p>
      <text:p text:style-name="P1">i = 1</text:p>
      <text:p text:style-name="P1">For Each WS In Worksheets</text:p>
      <text:p text:style-name="P1"><text:s text:c="4"/>Cells(i, 2).Value = WS.Name</text:p>
      <text:p text:style-name="P1"><text:s text:c="4"/>i = i + 1</text:p>
      <text:p text:style-name="P1">Next WS</text:p>
      <text:p text:style-name="P1">'Set NewSheet = Sheets.Add(Type:=xlWorksheet)</text:p>
      <text:p text:style-name="P1">'For i = 1 To Sheets.Count</text:p>
      <text:p text:style-name="P1"><text:s text:c="4"/>'NewSheet.Cells(i, 1).Value = Sheets(i).Name</text:p>
      <text:p text:style-name="P1">'Next i</text:p>
      <text:p text:style-name="P1">End Sub</text:p>
      <text:p text:style-name="P1">Sub S9_6()</text:p>
      <text:p text:style-name="P1">Application.Speech.Speak "Hello"</text:p>
      <text:p text:style-name="P1">End Sub</text:p>
      <text:p text:style-name="P1">Sub S9_7()</text:p>
      <text:p text:style-name="P1">a = ThisWorkbook.Path</text:p>
      <text:p text:style-name="P1">b = Application.UserName</text:p>
      <text:p text:style-name="P1">c = Application.Version</text:p>
      <text:p text:style-name="P1">d = Application.OperatingSystem</text:p>
      <text:p text:style-name="P1">e = ActiveWindow.Top</text:p>
      <text:p text:style-name="P1">f = ActiveWindow.Left</text:p>
      <text:p text:style-name="P1">g = ActiveWindow.Height</text:p>
      <text:p text:style-name="P1">h = ActiveWindow.Width</text:p>
      <text:p text:style-name="P1">End Sub</text:p>
      <text:p text:style-name="P1">Sub S9_8()</text:p>
      <text:p text:style-name="P1">For Each w In Workbooks</text:p>
      <text:p text:style-name="P1"><text:s text:c="4"/>If w.Name &lt;&gt; ThisWorkbook.Name Then</text:p>
      <text:p text:style-name="P1"><text:s text:c="8"/>w.Close savechanges:=True</text:p>
      <text:p text:style-name="P1"><text:s text:c="4"/>End If</text:p>
      <text:p text:style-name="P1">Next w</text:p>
      <text:p text:style-name="P1">End S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Times New Roman" fo:font-family="'Times New Roman'" style:font-family-generic="roman" style:font-pitch="variable" fo:font-size="14pt" fo:language="de" fo:country="DE"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Times New Roman" fo:font-family="'Times New Roman'" style:font-family-generic="roman" style:font-pitch="variable" fo:font-size="12pt" fo:language="de" fo:country="DE" fo:font-style="italic" style:font-name-asian="Times New Roman1" style:font-family-asian="'Times New Roman'" style:font-family-generic-asian="system" style:font-pitch-asian="variable" style:font-size-asian="12pt" style:language-asian="de" style:country-asian="DE" style:font-style-asian="italic" style:font-name-complex="Times New Roman1" style:font-family-complex="'Times New Roman'" style:font-family-generic-complex="system" style:font-pitch-complex="variable" style:font-size-complex="12pt"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Times New Roman" fo:font-family="'Times New Roman'" style:font-family-generic="roman" style:font-pitch="variable" fo:font-size="14pt" fo:language="de" fo:country="DE"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2pt" fo:language="de" fo:country="DE" fo:font-style="italic" style:font-name-asian="Times New Roman1" style:font-family-asian="'Times New Roman'" style:font-family-generic-asian="system" style:font-pitch-asian="variable" style:font-size-asian="12pt" style:language-asian="de" style:country-asian="DE" style:font-style-asian="italic" style:font-name-complex="Times New Roman1" style:font-family-complex="'Times New Roman'" style:font-family-generic-complex="system" style:font-pitch-complex="variable" style:font-size-complex="12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zro</meta:initial-creator>
    <meta:editing-cycles>42</meta:editing-cycles>
    <meta:creation-date>2019-04-02T23:21:00</meta:creation-date>
    <dc:date>2019-04-03T21:01:23.043650612</dc:date>
    <meta:editing-duration>PT6M57S</meta:editing-duration>
    <meta:generator>LibreOffice/6.1.2.1$Linux_x86 LibreOffice_project/65905a128db06ba48db947242809d14d3f9a93fe</meta:generator>
    <meta:document-statistic meta:table-count="0" meta:image-count="0" meta:object-count="0" meta:page-count="768" meta:paragraph-count="36305" meta:word-count="165259" meta:character-count="1555746" meta:non-whitespace-character-count="11990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